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3602in"/>
    </style:style>
    <style:style style:name="co3" style:family="table-column">
      <style:table-column-properties fo:break-before="auto" style:column-width="1.6717in"/>
    </style:style>
    <style:style style:name="co4" style:family="table-column">
      <style:table-column-properties fo:break-before="auto" style:column-width="1.3in"/>
    </style:style>
    <style:style style:name="co5" style:family="table-column">
      <style:table-column-properties fo:break-before="auto" style:column-width="0.2839in"/>
    </style:style>
    <style:style style:name="co6" style:family="table-column">
      <style:table-column-properties fo:break-before="auto" style:column-width="1.2453in"/>
    </style:style>
    <style:style style:name="co7" style:family="table-column">
      <style:table-column-properties fo:break-before="auto" style:column-width="1.6929in"/>
    </style:style>
    <style:style style:name="co8" style:family="table-column">
      <style:table-column-properties fo:break-before="auto" style:column-width="1.9882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0"/>
    <style:style style:name="gr1" style:family="graphic">
      <style:graphic-properties draw:ole-draw-aspect="1"/>
    </style:style>
  </office:automatic-styles>
  <office:body>
    <office:spreadsheet>
      <table:table table:name="Process" table:style-name="ta1" table:print="false">
        <table:table-column table:style-name="co1" table:number-columns-repeated="15" table:default-cell-style-name="Default"/>
        <table:table-row table:style-name="ro1">
          <table:table-cell office:value-type="string">
            <text:p>Vcc</text:p>
          </table:table-cell>
          <table:table-cell office:value-type="float" office:value="5">
            <text:p>5</text:p>
          </table:table-cell>
          <table:table-cell office:value-type="string">
            <text:p>F Incr</text:p>
          </table:table-cell>
          <table:table-cell office:value-type="float" office:value="0.1">
            <text:p>0.1</text:p>
          </table:table-cell>
          <table:table-cell table:number-columns-repeated="9"/>
          <table:table-cell table:style-name="ce1" table:number-columns-repeated="2"/>
        </table:table-row>
        <table:table-row table:style-name="ro2">
          <table:table-cell office:value-type="string">
            <text:p>R</text:p>
          </table:table-cell>
          <table:table-cell office:value-type="float" office:value="24.917">
            <text:p>24.917</text:p>
          </table:table-cell>
          <table:table-cell table:number-columns-repeated="10"/>
          <table:table-cell table:style-name="ce1" office:value-type="float" office:value="77.3759745285">
            <text:p>7.74E+001</text:p>
          </table:table-cell>
          <table:table-cell table:style-name="ce1" office:value-type="float" office:value="0.0000000392996719646">
            <text:p>3.93E-008</text:p>
          </table:table-cell>
          <table:table-cell table:style-name="ce1"/>
        </table:table-row>
        <table:table-row table:style-name="ro2">
          <table:table-cell table:number-columns-repeated="12"/>
          <table:table-cell table:style-name="ce1" office:value-type="float" office:value="-2.37495975063">
            <text:p>-2.37E+000</text:p>
          </table:table-cell>
          <table:table-cell table:style-name="ce1" office:value-type="float" office:value="-0.000000000693695706632">
            <text:p>-6.94E-010</text:p>
          </table:table-cell>
          <table:table-cell table:style-name="ce1"/>
        </table:table-row>
        <table:table-row table:style-name="ro1">
          <table:table-cell office:value-type="string">
            <text:p>Rf</text:p>
          </table:table-cell>
          <table:table-cell office:value-type="float" office:value="10">
            <text:p>10</text:p>
          </table:table-cell>
          <table:table-cell office:value-type="string">
            <text:p>Voff</text:p>
          </table:table-cell>
          <table:table-cell table:formula="of:=[.$B$1]*[.$B$6]/([.$B$5]+[.$B$6])*[.$B$4]/[.$D$6]" office:value-type="float" office:value="1.06382978723404">
            <text:p>1.0638297872</text:p>
          </table:table-cell>
          <table:table-cell table:number-columns-repeated="8"/>
          <table:table-cell table:style-name="ce1" office:value-type="float" office:value="0.0445001891604">
            <text:p>4.45E-002</text:p>
          </table:table-cell>
          <table:table-cell table:style-name="ce1" office:value-type="float" office:value="0.00000000000453286511074">
            <text:p>4.53E-012</text:p>
          </table:table-cell>
          <table:table-cell table:style-name="ce1"/>
        </table:table-row>
        <table:table-row table:style-name="ro2">
          <table:table-cell office:value-type="string">
            <text:p>R1</text:p>
          </table:table-cell>
          <table:table-cell office:value-type="float" office:value="47">
            <text:p>47</text:p>
          </table:table-cell>
          <table:table-cell office:value-type="string">
            <text:p>A</text:p>
          </table:table-cell>
          <table:table-cell table:formula="of:=[.$B$4]/[.$D$6]+1" office:value-type="float" office:value="1.41852727431924">
            <text:p>1.4185272743</text:p>
          </table:table-cell>
          <table:table-cell table:number-columns-repeated="8"/>
          <table:table-cell table:style-name="ce1" office:value-type="float" office:value="-0.000561417684203">
            <text:p>-5.61E-004</text:p>
          </table:table-cell>
          <table:table-cell table:style-name="ce1" office:value-type="float" office:value="-0.0000000000000139685794136">
            <text:p>-1.40E-014</text:p>
          </table:table-cell>
          <table:table-cell table:style-name="ce1"/>
        </table:table-row>
        <table:table-row table:style-name="ro1">
          <table:table-cell office:value-type="string">
            <text:p>R2</text:p>
          </table:table-cell>
          <table:table-cell office:value-type="float" office:value="48.6">
            <text:p>48.6</text:p>
          </table:table-cell>
          <table:table-cell office:value-type="string">
            <text:p>Ri</text:p>
          </table:table-cell>
          <table:table-cell table:formula="of:=[.$B$5]*[.$B$6]/([.$B$5]+[.$B$6])" office:value-type="float" office:value="23.8933054393305">
            <text:p>23.8933054393</text:p>
          </table:table-cell>
          <table:table-cell table:number-columns-repeated="8"/>
          <table:table-cell table:style-name="ce1" office:value-type="float" office:value="0.00000252632267812">
            <text:p>2.53E-006</text:p>
          </table:table-cell>
          <table:table-cell table:style-name="ce1" office:value-type="float" office:value="1.68495137249E-017">
            <text:p>1.68E-017</text:p>
          </table:table-cell>
          <table:table-cell/>
        </table:table-row>
        <table:table-row table:style-name="ro2" table:number-rows-repeated="4">
          <table:table-cell table:number-columns-repeated="15"/>
        </table:table-row>
        <table:table-row table:style-name="ro1">
          <table:table-cell office:value-type="string">
            <text:p>F</text:p>
          </table:table-cell>
          <table:table-cell office:value-type="string">
            <text:p>Rt</text:p>
          </table:table-cell>
          <table:table-cell office:value-type="string">
            <text:p>Vrt</text:p>
          </table:table-cell>
          <table:table-cell office:value-type="string">
            <text:p>AmpOut</text:p>
          </table:table-cell>
          <table:table-cell office:value-type="string">
            <text:p>Samp</text:p>
          </table:table-cell>
          <table:table-cell table:number-columns-repeated="10"/>
        </table:table-row>
        <table:table-row table:style-name="ro2">
          <table:table-cell office:value-type="float" office:value="-20">
            <text:p>-20</text:p>
          </table:table-cell>
          <table:table-cell table:formula="of:=[.$M$2]+[.$M$3]*[.A12]+[.$M$4]*[.A12]^2+[.$M$5]*[.A12]^3+[.$M$6]*[.A12]^4+[.$N$2]*[.A12]^5+[.$N$3]*[.A12]^6+[.$N$4]*[.A12]^7+[.$N$5]*[.A12]^8+[.$N$6]*[.A12]^9" office:value-type="float" office:value="147.394474541946">
            <text:p>147.3944745419</text:p>
          </table:table-cell>
          <table:table-cell table:formula="of:=[.B12]/([.$B$2]+[.B12])*[.$B$1]" office:value-type="float" office:value="4.27697792424339">
            <text:p>4.2769779242</text:p>
          </table:table-cell>
          <table:table-cell table:formula="of:=[.$D$5]*[.C12]-[.$D$4]" office:value-type="float" office:value="5.00318004996648">
            <text:p>5.00318005</text:p>
          </table:table-cell>
          <table:table-cell table:formula="of:=INT([.D12]/[.$B$1]*1024)" office:value-type="float" office:value="1024">
            <text:p>1024</text:p>
          </table:table-cell>
          <table:table-cell table:number-columns-repeated="10"/>
        </table:table-row>
        <table:table-row table:style-name="ro2">
          <table:table-cell table:formula="of:=[.A12]+[.$D$1]" office:value-type="float" office:value="-19.9">
            <text:p>-19.9</text:p>
          </table:table-cell>
          <table:table-cell table:formula="of:=[.$M$2]+[.$M$3]*[.A13]+[.$M$4]*[.A13]^2+[.$M$5]*[.A13]^3+[.$M$6]*[.A13]^4+[.$N$2]*[.A13]^5+[.$N$3]*[.A13]^6+[.$N$4]*[.A13]^7+[.$N$5]*[.A13]^8+[.$N$6]*[.A13]^9" office:value-type="float" office:value="146.909007713068">
            <text:p>146.9090077131</text:p>
          </table:table-cell>
          <table:table-cell table:formula="of:=[.B13]/([.$B$2]+[.B13])*[.$B$1]" office:value-type="float" office:value="4.27493514132014">
            <text:p>4.2749351413</text:p>
          </table:table-cell>
          <table:table-cell table:formula="of:=[.$D$5]*[.C13]-[.$D$4]" office:value-type="float" office:value="5.00028230667433">
            <text:p>5.0002823067</text:p>
          </table:table-cell>
          <table:table-cell table:formula="of:=INT([.D13]/[.$B$1]*1024)" office:value-type="float" office:value="1024">
            <text:p>1024</text:p>
          </table:table-cell>
          <table:table-cell table:number-columns-repeated="10"/>
        </table:table-row>
        <table:table-row table:style-name="ro2">
          <table:table-cell table:formula="of:=[.A13]+[.$D$1]" office:value-type="float" office:value="-19.8">
            <text:p>-19.8</text:p>
          </table:table-cell>
          <table:table-cell table:formula="of:=[.$M$2]+[.$M$3]*[.A14]+[.$M$4]*[.A14]^2+[.$M$5]*[.A14]^3+[.$M$6]*[.A14]^4+[.$N$2]*[.A14]^5+[.$N$3]*[.A14]^6+[.$N$4]*[.A14]^7+[.$N$5]*[.A14]^8+[.$N$6]*[.A14]^9" office:value-type="float" office:value="146.425120253598">
            <text:p>146.4251202536</text:p>
          </table:table-cell>
          <table:table-cell table:formula="of:=[.B14]/([.$B$2]+[.B14])*[.$B$1]" office:value-type="float" office:value="4.27288748490094">
            <text:p>4.2728874849</text:p>
          </table:table-cell>
          <table:table-cell table:formula="of:=[.$D$5]*[.C14]-[.$D$4]" office:value-type="float" office:value="4.99737765019526">
            <text:p>4.9973776502</text:p>
          </table:table-cell>
          <table:table-cell table:formula="of:=INT([.D14]/[.$B$1]*1024)" office:value-type="float" office:value="1023">
            <text:p>1023</text:p>
          </table:table-cell>
          <table:table-cell table:number-columns-repeated="10"/>
        </table:table-row>
        <table:table-row table:style-name="ro2">
          <table:table-cell table:formula="of:=[.A14]+[.$D$1]" office:value-type="float" office:value="-19.7">
            <text:p>-19.7</text:p>
          </table:table-cell>
          <table:table-cell table:formula="of:=[.$M$2]+[.$M$3]*[.A15]+[.$M$4]*[.A15]^2+[.$M$5]*[.A15]^3+[.$M$6]*[.A15]^4+[.$N$2]*[.A15]^5+[.$N$3]*[.A15]^6+[.$N$4]*[.A15]^7+[.$N$5]*[.A15]^8+[.$N$6]*[.A15]^9" office:value-type="float" office:value="145.94280933446">
            <text:p>145.9428093345</text:p>
          </table:table-cell>
          <table:table-cell table:formula="of:=[.B15]/([.$B$2]+[.B15])*[.$B$1]" office:value-type="float" office:value="4.27083495828955">
            <text:p>4.2708349583</text:p>
          </table:table-cell>
          <table:table-cell table:formula="of:=[.$D$5]*[.C15]-[.$D$4]" office:value-type="float" office:value="4.99446608521575">
            <text:p>4.9944660852</text:p>
          </table:table-cell>
          <table:table-cell table:formula="of:=INT([.D15]/[.$B$1]*1024)" office:value-type="float" office:value="1022">
            <text:p>1022</text:p>
          </table:table-cell>
          <table:table-cell table:number-columns-repeated="10"/>
        </table:table-row>
        <table:table-row table:style-name="ro2">
          <table:table-cell table:formula="of:=[.A15]+[.$D$1]" office:value-type="float" office:value="-19.6">
            <text:p>-19.6</text:p>
          </table:table-cell>
          <table:table-cell table:formula="of:=[.$M$2]+[.$M$3]*[.A16]+[.$M$4]*[.A16]^2+[.$M$5]*[.A16]^3+[.$M$6]*[.A16]^4+[.$N$2]*[.A16]^5+[.$N$3]*[.A16]^6+[.$N$4]*[.A16]^7+[.$N$5]*[.A16]^8+[.$N$6]*[.A16]^9" office:value-type="float" office:value="145.462072110177">
            <text:p>145.4620721102</text:p>
          </table:table-cell>
          <table:table-cell table:formula="of:=[.B16]/([.$B$2]+[.B16])*[.$B$1]" office:value-type="float" office:value="4.26877756489109">
            <text:p>4.2687775649</text:p>
          </table:table-cell>
          <table:table-cell table:formula="of:=[.$D$5]*[.C16]-[.$D$4]" office:value-type="float" office:value="4.99154761656603">
            <text:p>4.9915476166</text:p>
          </table:table-cell>
          <table:table-cell table:formula="of:=INT([.D16]/[.$B$1]*1024)" office:value-type="float" office:value="1022">
            <text:p>1022</text:p>
          </table:table-cell>
          <table:table-cell table:number-columns-repeated="10"/>
        </table:table-row>
        <table:table-row table:style-name="ro2">
          <table:table-cell table:formula="of:=[.A16]+[.$D$1]" office:value-type="float" office:value="-19.5">
            <text:p>-19.5</text:p>
          </table:table-cell>
          <table:table-cell table:formula="of:=[.$M$2]+[.$M$3]*[.A17]+[.$M$4]*[.A17]^2+[.$M$5]*[.A17]^3+[.$M$6]*[.A17]^4+[.$N$2]*[.A17]^5+[.$N$3]*[.A17]^6+[.$N$4]*[.A17]^7+[.$N$5]*[.A17]^8+[.$N$6]*[.A17]^9" office:value-type="float" office:value="144.982905719078">
            <text:p>144.9829057191</text:p>
          </table:table-cell>
          <table:table-cell table:formula="of:=[.B17]/([.$B$2]+[.B17])*[.$B$1]" office:value-type="float" office:value="4.26671530821214">
            <text:p>4.2667153082</text:p>
          </table:table-cell>
          <table:table-cell table:formula="of:=[.$D$5]*[.C17]-[.$D$4]" office:value-type="float" office:value="4.98862224922029">
            <text:p>4.9886222492</text:p>
          </table:table-cell>
          <table:table-cell table:formula="of:=INT([.D17]/[.$B$1]*1024)" office:value-type="float" office:value="1021">
            <text:p>1021</text:p>
          </table:table-cell>
          <table:table-cell table:number-columns-repeated="10"/>
        </table:table-row>
        <table:table-row table:style-name="ro2">
          <table:table-cell table:formula="of:=[.A17]+[.$D$1]" office:value-type="float" office:value="-19.4">
            <text:p>-19.4</text:p>
          </table:table-cell>
          <table:table-cell table:formula="of:=[.$M$2]+[.$M$3]*[.A18]+[.$M$4]*[.A18]^2+[.$M$5]*[.A18]^3+[.$M$6]*[.A18]^4+[.$N$2]*[.A18]^5+[.$N$3]*[.A18]^6+[.$N$4]*[.A18]^7+[.$N$5]*[.A18]^8+[.$N$6]*[.A18]^9" office:value-type="float" office:value="144.505307283485">
            <text:p>144.5053072835</text:p>
          </table:table-cell>
          <table:table-cell table:formula="of:=[.B18]/([.$B$2]+[.B18])*[.$B$1]" office:value-type="float" office:value="4.26464819186095">
            <text:p>4.2646481919</text:p>
          </table:table-cell>
          <table:table-cell table:formula="of:=[.$D$5]*[.C18]-[.$D$4]" office:value-type="float" office:value="4.98568998829693">
            <text:p>4.9856899883</text:p>
          </table:table-cell>
          <table:table-cell table:formula="of:=INT([.D18]/[.$B$1]*1024)" office:value-type="float" office:value="1021">
            <text:p>1021</text:p>
          </table:table-cell>
          <table:table-cell table:number-columns-repeated="10"/>
        </table:table-row>
        <table:table-row table:style-name="ro2">
          <table:table-cell table:formula="of:=[.A18]+[.$D$1]" office:value-type="float" office:value="-19.3">
            <text:p>-19.3</text:p>
          </table:table-cell>
          <table:table-cell table:formula="of:=[.$M$2]+[.$M$3]*[.A19]+[.$M$4]*[.A19]^2+[.$M$5]*[.A19]^3+[.$M$6]*[.A19]^4+[.$N$2]*[.A19]^5+[.$N$3]*[.A19]^6+[.$N$4]*[.A19]^7+[.$N$5]*[.A19]^8+[.$N$6]*[.A19]^9" office:value-type="float" office:value="144.029273909918">
            <text:p>144.0292739099</text:p>
          </table:table-cell>
          <table:table-cell table:formula="of:=[.B19]/([.$B$2]+[.B19])*[.$B$1]" office:value-type="float" office:value="4.26257621954759">
            <text:p>4.2625762195</text:p>
          </table:table-cell>
          <table:table-cell table:formula="of:=[.$D$5]*[.C19]-[.$D$4]" office:value-type="float" office:value="4.98275083905879">
            <text:p>4.9827508391</text:p>
          </table:table-cell>
          <table:table-cell table:formula="of:=INT([.D19]/[.$B$1]*1024)" office:value-type="float" office:value="1020">
            <text:p>1020</text:p>
          </table:table-cell>
          <table:table-cell table:number-columns-repeated="10"/>
        </table:table-row>
        <table:table-row table:style-name="ro2">
          <table:table-cell table:formula="of:=[.A19]+[.$D$1]" office:value-type="float" office:value="-19.2">
            <text:p>-19.2</text:p>
          </table:table-cell>
          <table:table-cell table:formula="of:=[.$M$2]+[.$M$3]*[.A20]+[.$M$4]*[.A20]^2+[.$M$5]*[.A20]^3+[.$M$6]*[.A20]^4+[.$N$2]*[.A20]^5+[.$N$3]*[.A20]^6+[.$N$4]*[.A20]^7+[.$N$5]*[.A20]^8+[.$N$6]*[.A20]^9" office:value-type="float" office:value="143.554802689283">
            <text:p>143.5548026893</text:p>
          </table:table-cell>
          <table:table-cell table:formula="of:=[.B20]/([.$B$2]+[.B20])*[.$B$1]" office:value-type="float" office:value="4.26049939508408">
            <text:p>4.2604993951</text:p>
          </table:table-cell>
          <table:table-cell table:formula="of:=[.$D$5]*[.C20]-[.$D$4]" office:value-type="float" office:value="4.97980480691333">
            <text:p>4.9798048069</text:p>
          </table:table-cell>
          <table:table-cell table:formula="of:=INT([.D20]/[.$B$1]*1024)" office:value-type="float" office:value="1019">
            <text:p>1019</text:p>
          </table:table-cell>
          <table:table-cell table:number-columns-repeated="10"/>
        </table:table-row>
        <table:table-row table:style-name="ro2">
          <table:table-cell table:formula="of:=[.A20]+[.$D$1]" office:value-type="float" office:value="-19.1">
            <text:p>-19.1</text:p>
          </table:table-cell>
          <table:table-cell table:formula="of:=[.$M$2]+[.$M$3]*[.A21]+[.$M$4]*[.A21]^2+[.$M$5]*[.A21]^3+[.$M$6]*[.A21]^4+[.$N$2]*[.A21]^5+[.$N$3]*[.A21]^6+[.$N$4]*[.A21]^7+[.$N$5]*[.A21]^8+[.$N$6]*[.A21]^9" office:value-type="float" office:value="143.081890697069">
            <text:p>143.0818906971</text:p>
          </table:table-cell>
          <table:table-cell table:formula="of:=[.B21]/([.$B$2]+[.B21])*[.$B$1]" office:value-type="float" office:value="4.25841772238456">
            <text:p>4.2584177224</text:p>
          </table:table-cell>
          <table:table-cell table:formula="of:=[.$D$5]*[.C21]-[.$D$4]" office:value-type="float" office:value="4.97685189741286">
            <text:p>4.9768518974</text:p>
          </table:table-cell>
          <table:table-cell table:formula="of:=INT([.D21]/[.$B$1]*1024)" office:value-type="float" office:value="1019">
            <text:p>1019</text:p>
          </table:table-cell>
          <table:table-cell table:number-columns-repeated="10"/>
        </table:table-row>
        <table:table-row table:style-name="ro2">
          <table:table-cell table:formula="of:=[.A21]+[.$D$1]" office:value-type="float" office:value="-19">
            <text:p>-19</text:p>
          </table:table-cell>
          <table:table-cell table:formula="of:=[.$M$2]+[.$M$3]*[.A22]+[.$M$4]*[.A22]^2+[.$M$5]*[.A22]^3+[.$M$6]*[.A22]^4+[.$N$2]*[.A22]^5+[.$N$3]*[.A22]^6+[.$N$4]*[.A22]^7+[.$N$5]*[.A22]^8+[.$N$6]*[.A22]^9" office:value-type="float" office:value="142.610534993543">
            <text:p>142.6105349935</text:p>
          </table:table-cell>
          <table:table-cell table:formula="of:=[.B22]/([.$B$2]+[.B22])*[.$B$1]" office:value-type="float" office:value="4.25633120546541">
            <text:p>4.2563312055</text:p>
          </table:table-cell>
          <table:table-cell table:formula="of:=[.$D$5]*[.C22]-[.$D$4]" office:value-type="float" office:value="4.97389211625471">
            <text:p>4.9738921163</text:p>
          </table:table-cell>
          <table:table-cell table:formula="of:=INT([.D22]/[.$B$1]*1024)" office:value-type="float" office:value="1018">
            <text:p>1018</text:p>
          </table:table-cell>
          <table:table-cell table:number-columns-repeated="10"/>
        </table:table-row>
        <table:table-row table:style-name="ro2">
          <table:table-cell table:formula="of:=[.A22]+[.$D$1]" office:value-type="float" office:value="-18.9">
            <text:p>-18.9</text:p>
          </table:table-cell>
          <table:table-cell table:formula="of:=[.$M$2]+[.$M$3]*[.A23]+[.$M$4]*[.A23]^2+[.$M$5]*[.A23]^3+[.$M$6]*[.A23]^4+[.$N$2]*[.A23]^5+[.$N$3]*[.A23]^6+[.$N$4]*[.A23]^7+[.$N$5]*[.A23]^8+[.$N$6]*[.A23]^9" office:value-type="float" office:value="142.140732623934">
            <text:p>142.1407326239</text:p>
          </table:table-cell>
          <table:table-cell table:formula="of:=[.B23]/([.$B$2]+[.B23])*[.$B$1]" office:value-type="float" office:value="4.25423984844536">
            <text:p>4.2542398484</text:p>
          </table:table-cell>
          <table:table-cell table:formula="of:=[.$D$5]*[.C23]-[.$D$4]" office:value-type="float" office:value="4.97092546928143">
            <text:p>4.9709254693</text:p>
          </table:table-cell>
          <table:table-cell table:formula="of:=INT([.D23]/[.$B$1]*1024)" office:value-type="float" office:value="1018">
            <text:p>1018</text:p>
          </table:table-cell>
          <table:table-cell table:number-columns-repeated="10"/>
        </table:table-row>
        <table:table-row table:style-name="ro2">
          <table:table-cell table:formula="of:=[.A23]+[.$D$1]" office:value-type="float" office:value="-18.8">
            <text:p>-18.8</text:p>
          </table:table-cell>
          <table:table-cell table:formula="of:=[.$M$2]+[.$M$3]*[.A24]+[.$M$4]*[.A24]^2+[.$M$5]*[.A24]^3+[.$M$6]*[.A24]^4+[.$N$2]*[.A24]^5+[.$N$3]*[.A24]^6+[.$N$4]*[.A24]^7+[.$N$5]*[.A24]^8+[.$N$6]*[.A24]^9" office:value-type="float" office:value="141.672480618631">
            <text:p>141.6724806186</text:p>
          </table:table-cell>
          <table:table-cell table:formula="of:=[.B24]/([.$B$2]+[.B24])*[.$B$1]" office:value-type="float" office:value="4.25214365554564">
            <text:p>4.2521436555</text:p>
          </table:table-cell>
          <table:table-cell table:formula="of:=[.$D$5]*[.C24]-[.$D$4]" office:value-type="float" office:value="4.96795196248094">
            <text:p>4.9679519625</text:p>
          </table:table-cell>
          <table:table-cell table:formula="of:=INT([.D24]/[.$B$1]*1024)" office:value-type="float" office:value="1017">
            <text:p>1017</text:p>
          </table:table-cell>
          <table:table-cell table:number-columns-repeated="10"/>
        </table:table-row>
        <table:table-row table:style-name="ro2">
          <table:table-cell table:formula="of:=[.A24]+[.$D$1]" office:value-type="float" office:value="-18.7">
            <text:p>-18.7</text:p>
          </table:table-cell>
          <table:table-cell table:formula="of:=[.$M$2]+[.$M$3]*[.A25]+[.$M$4]*[.A25]^2+[.$M$5]*[.A25]^3+[.$M$6]*[.A25]^4+[.$N$2]*[.A25]^5+[.$N$3]*[.A25]^6+[.$N$4]*[.A25]^7+[.$N$5]*[.A25]^8+[.$N$6]*[.A25]^9" office:value-type="float" office:value="141.20577599337">
            <text:p>141.2057759934</text:p>
          </table:table-cell>
          <table:table-cell table:formula="of:=[.B25]/([.$B$2]+[.B25])*[.$B$1]" office:value-type="float" office:value="4.25004263109008">
            <text:p>4.2500426311</text:p>
          </table:table-cell>
          <table:table-cell table:formula="of:=[.$D$5]*[.C25]-[.$D$4]" office:value-type="float" office:value="4.96497160198672">
            <text:p>4.964971602</text:p>
          </table:table-cell>
          <table:table-cell table:formula="of:=INT([.D25]/[.$B$1]*1024)" office:value-type="float" office:value="1016">
            <text:p>1016</text:p>
          </table:table-cell>
          <table:table-cell table:number-columns-repeated="10"/>
        </table:table-row>
        <table:table-row table:style-name="ro2">
          <table:table-cell table:formula="of:=[.A25]+[.$D$1]" office:value-type="float" office:value="-18.6">
            <text:p>-18.6</text:p>
          </table:table-cell>
          <table:table-cell table:formula="of:=[.$M$2]+[.$M$3]*[.A26]+[.$M$4]*[.A26]^2+[.$M$5]*[.A26]^3+[.$M$6]*[.A26]^4+[.$N$2]*[.A26]^5+[.$N$3]*[.A26]^6+[.$N$4]*[.A26]^7+[.$N$5]*[.A26]^8+[.$N$6]*[.A26]^9" office:value-type="float" office:value="140.740615749421">
            <text:p>140.7406157494</text:p>
          </table:table-cell>
          <table:table-cell table:formula="of:=[.B26]/([.$B$2]+[.B26])*[.$B$1]" office:value-type="float" office:value="4.2479367795052">
            <text:p>4.2479367795</text:p>
          </table:table-cell>
          <table:table-cell table:formula="of:=[.$D$5]*[.C26]-[.$D$4]" office:value-type="float" office:value="4.9619843940779">
            <text:p>4.9619843941</text:p>
          </table:table-cell>
          <table:table-cell table:formula="of:=INT([.D26]/[.$B$1]*1024)" office:value-type="float" office:value="1016">
            <text:p>1016</text:p>
          </table:table-cell>
          <table:table-cell table:number-columns-repeated="10"/>
        </table:table-row>
        <table:table-row table:style-name="ro2">
          <table:table-cell table:formula="of:=[.A26]+[.$D$1]" office:value-type="float" office:value="-18.5">
            <text:p>-18.5</text:p>
          </table:table-cell>
          <table:table-cell table:formula="of:=[.$M$2]+[.$M$3]*[.A27]+[.$M$4]*[.A27]^2+[.$M$5]*[.A27]^3+[.$M$6]*[.A27]^4+[.$N$2]*[.A27]^5+[.$N$3]*[.A27]^6+[.$N$4]*[.A27]^7+[.$N$5]*[.A27]^8+[.$N$6]*[.A27]^9" office:value-type="float" office:value="140.276996873779">
            <text:p>140.2769968738</text:p>
          </table:table-cell>
          <table:table-cell table:formula="of:=[.B27]/([.$B$2]+[.B27])*[.$B$1]" office:value-type="float" office:value="4.24582610532033">
            <text:p>4.2458261053</text:p>
          </table:table-cell>
          <table:table-cell table:formula="of:=[.$D$5]*[.C27]-[.$D$4]" office:value-type="float" office:value="4.95899034517946">
            <text:p>4.9589903452</text:p>
          </table:table-cell>
          <table:table-cell table:formula="of:=INT([.D27]/[.$B$1]*1024)" office:value-type="float" office:value="1015">
            <text:p>1015</text:p>
          </table:table-cell>
          <table:table-cell table:number-columns-repeated="10"/>
        </table:table-row>
        <table:table-row table:style-name="ro2">
          <table:table-cell table:formula="of:=[.A27]+[.$D$1]" office:value-type="float" office:value="-18.4">
            <text:p>-18.4</text:p>
          </table:table-cell>
          <table:table-cell table:formula="of:=[.$M$2]+[.$M$3]*[.A28]+[.$M$4]*[.A28]^2+[.$M$5]*[.A28]^3+[.$M$6]*[.A28]^4+[.$N$2]*[.A28]^5+[.$N$3]*[.A28]^6+[.$N$4]*[.A28]^7+[.$N$5]*[.A28]^8+[.$N$6]*[.A28]^9" office:value-type="float" office:value="139.814916339347">
            <text:p>139.8149163393</text:p>
          </table:table-cell>
          <table:table-cell table:formula="of:=[.B28]/([.$B$2]+[.B28])*[.$B$1]" office:value-type="float" office:value="4.24371061316766">
            <text:p>4.2437106132</text:p>
          </table:table-cell>
          <table:table-cell table:formula="of:=[.$D$5]*[.C28]-[.$D$4]" office:value-type="float" office:value="4.9559894618623">
            <text:p>4.9559894619</text:p>
          </table:table-cell>
          <table:table-cell table:formula="of:=INT([.D28]/[.$B$1]*1024)" office:value-type="float" office:value="1014">
            <text:p>1014</text:p>
          </table:table-cell>
          <table:table-cell table:number-columns-repeated="10"/>
        </table:table-row>
        <table:table-row table:style-name="ro2">
          <table:table-cell table:formula="of:=[.A28]+[.$D$1]" office:value-type="float" office:value="-18.3">
            <text:p>-18.3</text:p>
          </table:table-cell>
          <table:table-cell table:formula="of:=[.$M$2]+[.$M$3]*[.A29]+[.$M$4]*[.A29]^2+[.$M$5]*[.A29]^3+[.$M$6]*[.A29]^4+[.$N$2]*[.A29]^5+[.$N$3]*[.A29]^6+[.$N$4]*[.A29]^7+[.$N$5]*[.A29]^8+[.$N$6]*[.A29]^9" office:value-type="float" office:value="139.354371105121">
            <text:p>139.3543711051</text:p>
          </table:table-cell>
          <table:table-cell table:formula="of:=[.B29]/([.$B$2]+[.B29])*[.$B$1]" office:value-type="float" office:value="4.24159030778239">
            <text:p>4.2415903078</text:p>
          </table:table-cell>
          <table:table-cell table:formula="of:=[.$D$5]*[.C29]-[.$D$4]" office:value-type="float" office:value="4.9529817508434">
            <text:p>4.9529817508</text:p>
          </table:table-cell>
          <table:table-cell table:formula="of:=INT([.D29]/[.$B$1]*1024)" office:value-type="float" office:value="1014">
            <text:p>1014</text:p>
          </table:table-cell>
          <table:table-cell table:number-columns-repeated="10"/>
        </table:table-row>
        <table:table-row table:style-name="ro2">
          <table:table-cell table:formula="of:=[.A29]+[.$D$1]" office:value-type="float" office:value="-18.2">
            <text:p>-18.2</text:p>
          </table:table-cell>
          <table:table-cell table:formula="of:=[.$M$2]+[.$M$3]*[.A30]+[.$M$4]*[.A30]^2+[.$M$5]*[.A30]^3+[.$M$6]*[.A30]^4+[.$N$2]*[.A30]^5+[.$N$3]*[.A30]^6+[.$N$4]*[.A30]^7+[.$N$5]*[.A30]^8+[.$N$6]*[.A30]^9" office:value-type="float" office:value="138.895358116379">
            <text:p>138.8953581164</text:p>
          </table:table-cell>
          <table:table-cell table:formula="of:=[.B30]/([.$B$2]+[.B30])*[.$B$1]" office:value-type="float" office:value="4.2394651940027">
            <text:p>4.239465194</text:p>
          </table:table-cell>
          <table:table-cell table:formula="of:=[.$D$5]*[.C30]-[.$D$4]" office:value-type="float" office:value="4.94996721898588">
            <text:p>4.949967219</text:p>
          </table:table-cell>
          <table:table-cell table:formula="of:=INT([.D30]/[.$B$1]*1024)" office:value-type="float" office:value="1013">
            <text:p>1013</text:p>
          </table:table-cell>
          <table:table-cell table:number-columns-repeated="10"/>
        </table:table-row>
        <table:table-row table:style-name="ro2">
          <table:table-cell table:formula="of:=[.A30]+[.$D$1]" office:value-type="float" office:value="-18.1">
            <text:p>-18.1</text:p>
          </table:table-cell>
          <table:table-cell table:formula="of:=[.$M$2]+[.$M$3]*[.A31]+[.$M$4]*[.A31]^2+[.$M$5]*[.A31]^3+[.$M$6]*[.A31]^4+[.$N$2]*[.A31]^5+[.$N$3]*[.A31]^6+[.$N$4]*[.A31]^7+[.$N$5]*[.A31]^8+[.$N$6]*[.A31]^9" office:value-type="float" office:value="138.43787430486">
            <text:p>138.4378743049</text:p>
          </table:table-cell>
          <table:table-cell table:formula="of:=[.B31]/([.$B$2]+[.B31])*[.$B$1]" office:value-type="float" office:value="4.23733527676992">
            <text:p>4.2373352768</text:p>
          </table:table-cell>
          <table:table-cell table:formula="of:=[.$D$5]*[.C31]-[.$D$4]" office:value-type="float" office:value="4.94694587329914">
            <text:p>4.9469458733</text:p>
          </table:table-cell>
          <table:table-cell table:formula="of:=INT([.D31]/[.$B$1]*1024)" office:value-type="float" office:value="1013">
            <text:p>1013</text:p>
          </table:table-cell>
          <table:table-cell table:number-columns-repeated="10"/>
        </table:table-row>
        <table:table-row table:style-name="ro2">
          <table:table-cell table:formula="of:=[.A31]+[.$D$1]" office:value-type="float" office:value="-18">
            <text:p>-18</text:p>
          </table:table-cell>
          <table:table-cell table:formula="of:=[.$M$2]+[.$M$3]*[.A32]+[.$M$4]*[.A32]^2+[.$M$5]*[.A32]^3+[.$M$6]*[.A32]^4+[.$N$2]*[.A32]^5+[.$N$3]*[.A32]^6+[.$N$4]*[.A32]^7+[.$N$5]*[.A32]^8+[.$N$6]*[.A32]^9" office:value-type="float" office:value="137.981916588948">
            <text:p>137.9819165889</text:p>
          </table:table-cell>
          <table:table-cell table:formula="of:=[.B32]/([.$B$2]+[.B32])*[.$B$1]" office:value-type="float" office:value="4.23520056112852">
            <text:p>4.2352005611</text:p>
          </table:table-cell>
          <table:table-cell table:formula="of:=[.$D$5]*[.C32]-[.$D$4]" office:value-type="float" office:value="4.94391772093889">
            <text:p>4.9439177209</text:p>
          </table:table-cell>
          <table:table-cell table:formula="of:=INT([.D32]/[.$B$1]*1024)" office:value-type="float" office:value="1012">
            <text:p>1012</text:p>
          </table:table-cell>
          <table:table-cell table:number-columns-repeated="10"/>
        </table:table-row>
        <table:table-row table:style-name="ro2">
          <table:table-cell table:formula="of:=[.A32]+[.$D$1]" office:value-type="float" office:value="-17.9">
            <text:p>-17.9</text:p>
          </table:table-cell>
          <table:table-cell table:formula="of:=[.$M$2]+[.$M$3]*[.A33]+[.$M$4]*[.A33]^2+[.$M$5]*[.A33]^3+[.$M$6]*[.A33]^4+[.$N$2]*[.A33]^5+[.$N$3]*[.A33]^6+[.$N$4]*[.A33]^7+[.$N$5]*[.A33]^8+[.$N$6]*[.A33]^9" office:value-type="float" office:value="137.527481873853">
            <text:p>137.5274818739</text:p>
          </table:table-cell>
          <table:table-cell table:formula="of:=[.B33]/([.$B$2]+[.B33])*[.$B$1]" office:value-type="float" office:value="4.23306105222616">
            <text:p>4.2330610522</text:p>
          </table:table-cell>
          <table:table-cell table:formula="of:=[.$D$5]*[.C33]-[.$D$4]" office:value-type="float" office:value="4.94088276920725">
            <text:p>4.9408827692</text:p>
          </table:table-cell>
          <table:table-cell table:formula="of:=INT([.D33]/[.$B$1]*1024)" office:value-type="float" office:value="1011">
            <text:p>1011</text:p>
          </table:table-cell>
          <table:table-cell table:number-columns-repeated="10"/>
        </table:table-row>
        <table:table-row table:style-name="ro2">
          <table:table-cell table:formula="of:=[.A33]+[.$D$1]" office:value-type="float" office:value="-17.8">
            <text:p>-17.8</text:p>
          </table:table-cell>
          <table:table-cell table:formula="of:=[.$M$2]+[.$M$3]*[.A34]+[.$M$4]*[.A34]^2+[.$M$5]*[.A34]^3+[.$M$6]*[.A34]^4+[.$N$2]*[.A34]^5+[.$N$3]*[.A34]^6+[.$N$4]*[.A34]^7+[.$N$5]*[.A34]^8+[.$N$6]*[.A34]^9" office:value-type="float" office:value="137.074567051792">
            <text:p>137.0745670518</text:p>
          </table:table-cell>
          <table:table-cell table:formula="of:=[.B34]/([.$B$2]+[.B34])*[.$B$1]" office:value-type="float" office:value="4.23091675531376">
            <text:p>4.2309167553</text:p>
          </table:table-cell>
          <table:table-cell table:formula="of:=[.$D$5]*[.C34]-[.$D$4]" office:value-type="float" office:value="4.93784102555278">
            <text:p>4.9378410256</text:p>
          </table:table-cell>
          <table:table-cell table:formula="of:=INT([.D34]/[.$B$1]*1024)" office:value-type="float" office:value="1011">
            <text:p>1011</text:p>
          </table:table-cell>
          <table:table-cell table:number-columns-repeated="10"/>
        </table:table-row>
        <table:table-row table:style-name="ro2">
          <table:table-cell table:formula="of:=[.A34]+[.$D$1]" office:value-type="float" office:value="-17.7">
            <text:p>-17.7</text:p>
          </table:table-cell>
          <table:table-cell table:formula="of:=[.$M$2]+[.$M$3]*[.A35]+[.$M$4]*[.A35]^2+[.$M$5]*[.A35]^3+[.$M$6]*[.A35]^4+[.$N$2]*[.A35]^5+[.$N$3]*[.A35]^6+[.$N$4]*[.A35]^7+[.$N$5]*[.A35]^8+[.$N$6]*[.A35]^9" office:value-type="float" office:value="136.623169002166">
            <text:p>136.6231690022</text:p>
          </table:table-cell>
          <table:table-cell table:formula="of:=[.B35]/([.$B$2]+[.B35])*[.$B$1]" office:value-type="float" office:value="4.22876767574553">
            <text:p>4.2287676757</text:p>
          </table:table-cell>
          <table:table-cell table:formula="of:=[.$D$5]*[.C35]-[.$D$4]" office:value-type="float" office:value="4.93479249757056">
            <text:p>4.9347924976</text:p>
          </table:table-cell>
          <table:table-cell table:formula="of:=INT([.D35]/[.$B$1]*1024)" office:value-type="float" office:value="1010">
            <text:p>1010</text:p>
          </table:table-cell>
          <table:table-cell table:number-columns-repeated="10"/>
        </table:table-row>
        <table:table-row table:style-name="ro2">
          <table:table-cell table:formula="of:=[.A35]+[.$D$1]" office:value-type="float" office:value="-17.6">
            <text:p>-17.6</text:p>
          </table:table-cell>
          <table:table-cell table:formula="of:=[.$M$2]+[.$M$3]*[.A36]+[.$M$4]*[.A36]^2+[.$M$5]*[.A36]^3+[.$M$6]*[.A36]^4+[.$N$2]*[.A36]^5+[.$N$3]*[.A36]^6+[.$N$4]*[.A36]^7+[.$N$5]*[.A36]^8+[.$N$6]*[.A36]^9" office:value-type="float" office:value="136.173284591743">
            <text:p>136.1732845917</text:p>
          </table:table-cell>
          <table:table-cell table:formula="of:=[.B36]/([.$B$2]+[.B36])*[.$B$1]" office:value-type="float" office:value="4.22661381897896">
            <text:p>4.226613819</text:p>
          </table:table-cell>
          <table:table-cell table:formula="of:=[.$D$5]*[.C36]-[.$D$4]" office:value-type="float" office:value="4.9317371930022">
            <text:p>4.931737193</text:p>
          </table:table-cell>
          <table:table-cell table:formula="of:=INT([.D36]/[.$B$1]*1024)" office:value-type="float" office:value="1010">
            <text:p>1010</text:p>
          </table:table-cell>
          <table:table-cell table:number-columns-repeated="10"/>
        </table:table-row>
        <table:table-row table:style-name="ro2">
          <table:table-cell table:formula="of:=[.A36]+[.$D$1]" office:value-type="float" office:value="-17.5">
            <text:p>-17.5</text:p>
          </table:table-cell>
          <table:table-cell table:formula="of:=[.$M$2]+[.$M$3]*[.A37]+[.$M$4]*[.A37]^2+[.$M$5]*[.A37]^3+[.$M$6]*[.A37]^4+[.$N$2]*[.A37]^5+[.$N$3]*[.A37]^6+[.$N$4]*[.A37]^7+[.$N$5]*[.A37]^8+[.$N$6]*[.A37]^9" office:value-type="float" office:value="135.72491067483">
            <text:p>135.7249106748</text:p>
          </table:table-cell>
          <table:table-cell table:formula="of:=[.B37]/([.$B$2]+[.B37])*[.$B$1]" office:value-type="float" office:value="4.22445519057487">
            <text:p>4.2244551906</text:p>
          </table:table-cell>
          <table:table-cell table:formula="of:=[.$D$5]*[.C37]-[.$D$4]" office:value-type="float" office:value="4.92867511973587">
            <text:p>4.9286751197</text:p>
          </table:table-cell>
          <table:table-cell table:formula="of:=INT([.D37]/[.$B$1]*1024)" office:value-type="float" office:value="1009">
            <text:p>1009</text:p>
          </table:table-cell>
          <table:table-cell table:number-columns-repeated="10"/>
        </table:table-row>
        <table:table-row table:style-name="ro2">
          <table:table-cell table:formula="of:=[.A37]+[.$D$1]" office:value-type="float" office:value="-17.4">
            <text:p>-17.4</text:p>
          </table:table-cell>
          <table:table-cell table:formula="of:=[.$M$2]+[.$M$3]*[.A38]+[.$M$4]*[.A38]^2+[.$M$5]*[.A38]^3+[.$M$6]*[.A38]^4+[.$N$2]*[.A38]^5+[.$N$3]*[.A38]^6+[.$N$4]*[.A38]^7+[.$N$5]*[.A38]^8+[.$N$6]*[.A38]^9" office:value-type="float" office:value="135.278044093452">
            <text:p>135.2780440935</text:p>
          </table:table-cell>
          <table:table-cell table:formula="of:=[.B38]/([.$B$2]+[.B38])*[.$B$1]" office:value-type="float" office:value="4.22229179619738">
            <text:p>4.2222917962</text:p>
          </table:table-cell>
          <table:table-cell table:formula="of:=[.$D$5]*[.C38]-[.$D$4]" office:value-type="float" office:value="4.9256062858063">
            <text:p>4.9256062858</text:p>
          </table:table-cell>
          <table:table-cell table:formula="of:=INT([.D38]/[.$B$1]*1024)" office:value-type="float" office:value="1008">
            <text:p>1008</text:p>
          </table:table-cell>
          <table:table-cell table:number-columns-repeated="10"/>
        </table:table-row>
        <table:table-row table:style-name="ro2">
          <table:table-cell table:formula="of:=[.A38]+[.$D$1]" office:value-type="float" office:value="-17.3">
            <text:p>-17.3</text:p>
          </table:table-cell>
          <table:table-cell table:formula="of:=[.$M$2]+[.$M$3]*[.A39]+[.$M$4]*[.A39]^2+[.$M$5]*[.A39]^3+[.$M$6]*[.A39]^4+[.$N$2]*[.A39]^5+[.$N$3]*[.A39]^6+[.$N$4]*[.A39]^7+[.$N$5]*[.A39]^8+[.$N$6]*[.A39]^9" office:value-type="float" office:value="134.832681677528">
            <text:p>134.8326816775</text:p>
          </table:table-cell>
          <table:table-cell table:formula="of:=[.B39]/([.$B$2]+[.B39])*[.$B$1]" office:value-type="float" office:value="4.22012364161396">
            <text:p>4.2201236416</text:p>
          </table:table-cell>
          <table:table-cell table:formula="of:=[.$D$5]*[.C39]-[.$D$4]" office:value-type="float" office:value="4.92253069939477">
            <text:p>4.9225306994</text:p>
          </table:table-cell>
          <table:table-cell table:formula="of:=INT([.D39]/[.$B$1]*1024)" office:value-type="float" office:value="1008">
            <text:p>1008</text:p>
          </table:table-cell>
          <table:table-cell table:number-columns-repeated="10"/>
        </table:table-row>
        <table:table-row table:style-name="ro2">
          <table:table-cell table:formula="of:=[.A39]+[.$D$1]" office:value-type="float" office:value="-17.2">
            <text:p>-17.2</text:p>
          </table:table-cell>
          <table:table-cell table:formula="of:=[.$M$2]+[.$M$3]*[.A40]+[.$M$4]*[.A40]^2+[.$M$5]*[.A40]^3+[.$M$6]*[.A40]^4+[.$N$2]*[.A40]^5+[.$N$3]*[.A40]^6+[.$N$4]*[.A40]^7+[.$N$5]*[.A40]^8+[.$N$6]*[.A40]^9" office:value-type="float" office:value="134.388820245043">
            <text:p>134.388820245</text:p>
          </table:table-cell>
          <table:table-cell table:formula="of:=[.B40]/([.$B$2]+[.B40])*[.$B$1]" office:value-type="float" office:value="4.21795073269536">
            <text:p>4.2179507327</text:p>
          </table:table-cell>
          <table:table-cell table:formula="of:=[.$D$5]*[.C40]-[.$D$4]" office:value-type="float" office:value="4.91944836882914">
            <text:p>4.9194483688</text:p>
          </table:table-cell>
          <table:table-cell table:formula="of:=INT([.D40]/[.$B$1]*1024)" office:value-type="float" office:value="1007">
            <text:p>1007</text:p>
          </table:table-cell>
          <table:table-cell table:number-columns-repeated="10"/>
        </table:table-row>
        <table:table-row table:style-name="ro2">
          <table:table-cell table:formula="of:=[.A40]+[.$D$1]" office:value-type="float" office:value="-17.1">
            <text:p>-17.1</text:p>
          </table:table-cell>
          <table:table-cell table:formula="of:=[.$M$2]+[.$M$3]*[.A41]+[.$M$4]*[.A41]^2+[.$M$5]*[.A41]^3+[.$M$6]*[.A41]^4+[.$N$2]*[.A41]^5+[.$N$3]*[.A41]^6+[.$N$4]*[.A41]^7+[.$N$5]*[.A41]^8+[.$N$6]*[.A41]^9" office:value-type="float" office:value="133.946456602223">
            <text:p>133.9464566022</text:p>
          </table:table-cell>
          <table:table-cell table:formula="of:=[.B41]/([.$B$2]+[.B41])*[.$B$1]" office:value-type="float" office:value="4.21577307541566">
            <text:p>4.2157730754</text:p>
          </table:table-cell>
          <table:table-cell table:formula="of:=[.$D$5]*[.C41]-[.$D$4]" office:value-type="float" office:value="4.91635930258375">
            <text:p>4.9163593026</text:p>
          </table:table-cell>
          <table:table-cell table:formula="of:=INT([.D41]/[.$B$1]*1024)" office:value-type="float" office:value="1006">
            <text:p>1006</text:p>
          </table:table-cell>
          <table:table-cell table:number-columns-repeated="10"/>
        </table:table-row>
        <table:table-row table:style-name="ro2">
          <table:table-cell table:formula="of:=[.A41]+[.$D$1]" office:value-type="float" office:value="-17">
            <text:p>-17</text:p>
          </table:table-cell>
          <table:table-cell table:formula="of:=[.$M$2]+[.$M$3]*[.A42]+[.$M$4]*[.A42]^2+[.$M$5]*[.A42]^3+[.$M$6]*[.A42]^4+[.$N$2]*[.A42]^5+[.$N$3]*[.A42]^6+[.$N$4]*[.A42]^7+[.$N$5]*[.A42]^8+[.$N$6]*[.A42]^9" office:value-type="float" office:value="133.505587543709">
            <text:p>133.5055875437</text:p>
          </table:table-cell>
          <table:table-cell table:formula="of:=[.B42]/([.$B$2]+[.B42])*[.$B$1]" office:value-type="float" office:value="4.21359067585216">
            <text:p>4.2135906759</text:p>
          </table:table-cell>
          <table:table-cell table:formula="of:=[.$D$5]*[.C42]-[.$D$4]" office:value-type="float" office:value="4.91326350927947">
            <text:p>4.9132635093</text:p>
          </table:table-cell>
          <table:table-cell table:formula="of:=INT([.D42]/[.$B$1]*1024)" office:value-type="float" office:value="1006">
            <text:p>1006</text:p>
          </table:table-cell>
          <table:table-cell table:number-columns-repeated="10"/>
        </table:table-row>
        <table:table-row table:style-name="ro2">
          <table:table-cell table:formula="of:=[.A42]+[.$D$1]" office:value-type="float" office:value="-16.9">
            <text:p>-16.9</text:p>
          </table:table-cell>
          <table:table-cell table:formula="of:=[.$M$2]+[.$M$3]*[.A43]+[.$M$4]*[.A43]^2+[.$M$5]*[.A43]^3+[.$M$6]*[.A43]^4+[.$N$2]*[.A43]^5+[.$N$3]*[.A43]^6+[.$N$4]*[.A43]^7+[.$N$5]*[.A43]^8+[.$N$6]*[.A43]^9" office:value-type="float" office:value="133.066209852724">
            <text:p>133.0662098527</text:p>
          </table:table-cell>
          <table:table-cell table:formula="of:=[.B43]/([.$B$2]+[.B43])*[.$B$1]" office:value-type="float" office:value="4.21140354018543">
            <text:p>4.2114035402</text:p>
          </table:table-cell>
          <table:table-cell table:formula="of:=[.$D$5]*[.C43]-[.$D$4]" office:value-type="float" office:value="4.91016099768358">
            <text:p>4.9101609977</text:p>
          </table:table-cell>
          <table:table-cell table:formula="of:=INT([.D43]/[.$B$1]*1024)" office:value-type="float" office:value="1005">
            <text:p>1005</text:p>
          </table:table-cell>
          <table:table-cell table:number-columns-repeated="10"/>
        </table:table-row>
        <table:table-row table:style-name="ro2">
          <table:table-cell table:formula="of:=[.A43]+[.$D$1]" office:value-type="float" office:value="-16.8">
            <text:p>-16.8</text:p>
          </table:table-cell>
          <table:table-cell table:formula="of:=[.$M$2]+[.$M$3]*[.A44]+[.$M$4]*[.A44]^2+[.$M$5]*[.A44]^3+[.$M$6]*[.A44]^4+[.$N$2]*[.A44]^5+[.$N$3]*[.A44]^6+[.$N$4]*[.A44]^7+[.$N$5]*[.A44]^8+[.$N$6]*[.A44]^9" office:value-type="float" office:value="132.628320301245">
            <text:p>132.6283203012</text:p>
          </table:table-cell>
          <table:table-cell table:formula="of:=[.B44]/([.$B$2]+[.B44])*[.$B$1]" office:value-type="float" office:value="4.2092116746992">
            <text:p>4.2092116747</text:p>
          </table:table-cell>
          <table:table-cell table:formula="of:=[.$D$5]*[.C44]-[.$D$4]" office:value-type="float" office:value="4.90705177670972">
            <text:p>4.9070517767</text:p>
          </table:table-cell>
          <table:table-cell table:formula="of:=INT([.D44]/[.$B$1]*1024)" office:value-type="float" office:value="1004">
            <text:p>1004</text:p>
          </table:table-cell>
          <table:table-cell table:number-columns-repeated="10"/>
        </table:table-row>
        <table:table-row table:style-name="ro2">
          <table:table-cell table:formula="of:=[.A44]+[.$D$1]" office:value-type="float" office:value="-16.7">
            <text:p>-16.7</text:p>
          </table:table-cell>
          <table:table-cell table:formula="of:=[.$M$2]+[.$M$3]*[.A45]+[.$M$4]*[.A45]^2+[.$M$5]*[.A45]^3+[.$M$6]*[.A45]^4+[.$N$2]*[.A45]^5+[.$N$3]*[.A45]^6+[.$N$4]*[.A45]^7+[.$N$5]*[.A45]^8+[.$N$6]*[.A45]^9" office:value-type="float" office:value="132.191915650176">
            <text:p>132.1919156502</text:p>
          </table:table-cell>
          <table:table-cell table:formula="of:=[.B45]/([.$B$2]+[.B45])*[.$B$1]" office:value-type="float" office:value="4.20701508578033">
            <text:p>4.2070150858</text:p>
          </table:table-cell>
          <table:table-cell table:formula="of:=[.$D$5]*[.C45]-[.$D$4]" office:value-type="float" office:value="4.90393585541784">
            <text:p>4.9039358554</text:p>
          </table:table-cell>
          <table:table-cell table:formula="of:=INT([.D45]/[.$B$1]*1024)" office:value-type="float" office:value="1004">
            <text:p>1004</text:p>
          </table:table-cell>
          <table:table-cell table:number-columns-repeated="10"/>
        </table:table-row>
        <table:table-row table:style-name="ro2">
          <table:table-cell table:formula="of:=[.A45]+[.$D$1]" office:value-type="float" office:value="-16.6">
            <text:p>-16.6</text:p>
          </table:table-cell>
          <table:table-cell table:formula="of:=[.$M$2]+[.$M$3]*[.A46]+[.$M$4]*[.A46]^2+[.$M$5]*[.A46]^3+[.$M$6]*[.A46]^4+[.$N$2]*[.A46]^5+[.$N$3]*[.A46]^6+[.$N$4]*[.A46]^7+[.$N$5]*[.A46]^8+[.$N$6]*[.A46]^9" office:value-type="float" office:value="131.756992649513">
            <text:p>131.7569926495</text:p>
          </table:table-cell>
          <table:table-cell table:formula="of:=[.B46]/([.$B$2]+[.B46])*[.$B$1]" office:value-type="float" office:value="4.20481377991877">
            <text:p>4.2048137799</text:p>
          </table:table-cell>
          <table:table-cell table:formula="of:=[.$D$5]*[.C46]-[.$D$4]" office:value-type="float" office:value="4.9008132430141">
            <text:p>4.900813243</text:p>
          </table:table-cell>
          <table:table-cell table:formula="of:=INT([.D46]/[.$B$1]*1024)" office:value-type="float" office:value="1003">
            <text:p>1003</text:p>
          </table:table-cell>
          <table:table-cell table:number-columns-repeated="10"/>
        </table:table-row>
        <table:table-row table:style-name="ro2">
          <table:table-cell table:formula="of:=[.A46]+[.$D$1]" office:value-type="float" office:value="-16.5">
            <text:p>-16.5</text:p>
          </table:table-cell>
          <table:table-cell table:formula="of:=[.$M$2]+[.$M$3]*[.A47]+[.$M$4]*[.A47]^2+[.$M$5]*[.A47]^3+[.$M$6]*[.A47]^4+[.$N$2]*[.A47]^5+[.$N$3]*[.A47]^6+[.$N$4]*[.A47]^7+[.$N$5]*[.A47]^8+[.$N$6]*[.A47]^9" office:value-type="float" office:value="131.323548038509">
            <text:p>131.3235480385</text:p>
          </table:table-cell>
          <table:table-cell table:formula="of:=[.B47]/([.$B$2]+[.B47])*[.$B$1]" office:value-type="float" office:value="4.20260776370745">
            <text:p>4.2026077637</text:p>
          </table:table-cell>
          <table:table-cell table:formula="of:=[.$D$5]*[.C47]-[.$D$4]" office:value-type="float" office:value="4.89768394885075">
            <text:p>4.8976839489</text:p>
          </table:table-cell>
          <table:table-cell table:formula="of:=INT([.D47]/[.$B$1]*1024)" office:value-type="float" office:value="1003">
            <text:p>1003</text:p>
          </table:table-cell>
          <table:table-cell table:number-columns-repeated="10"/>
        </table:table-row>
        <table:table-row table:style-name="ro2">
          <table:table-cell table:formula="of:=[.A47]+[.$D$1]" office:value-type="float" office:value="-16.3999999999999">
            <text:p>-16.4</text:p>
          </table:table-cell>
          <table:table-cell table:formula="of:=[.$M$2]+[.$M$3]*[.A48]+[.$M$4]*[.A48]^2+[.$M$5]*[.A48]^3+[.$M$6]*[.A48]^4+[.$N$2]*[.A48]^5+[.$N$3]*[.A48]^6+[.$N$4]*[.A48]^7+[.$N$5]*[.A48]^8+[.$N$6]*[.A48]^9" office:value-type="float" office:value="130.891578545847">
            <text:p>130.8915785458</text:p>
          </table:table-cell>
          <table:table-cell table:formula="of:=[.B48]/([.$B$2]+[.B48])*[.$B$1]" office:value-type="float" office:value="4.20039704384223">
            <text:p>4.2003970438</text:p>
          </table:table-cell>
          <table:table-cell table:formula="of:=[.$D$5]*[.C48]-[.$D$4]" office:value-type="float" office:value="4.89454798242605">
            <text:p>4.8945479824</text:p>
          </table:table-cell>
          <table:table-cell table:formula="of:=INT([.D48]/[.$B$1]*1024)" office:value-type="float" office:value="1002">
            <text:p>1002</text:p>
          </table:table-cell>
          <table:table-cell table:number-columns-repeated="10"/>
        </table:table-row>
        <table:table-row table:style-name="ro2">
          <table:table-cell table:formula="of:=[.A48]+[.$D$1]" office:value-type="float" office:value="-16.2999999999999">
            <text:p>-16.3</text:p>
          </table:table-cell>
          <table:table-cell table:formula="of:=[.$M$2]+[.$M$3]*[.A49]+[.$M$4]*[.A49]^2+[.$M$5]*[.A49]^3+[.$M$6]*[.A49]^4+[.$N$2]*[.A49]^5+[.$N$3]*[.A49]^6+[.$N$4]*[.A49]^7+[.$N$5]*[.A49]^8+[.$N$6]*[.A49]^9" office:value-type="float" office:value="130.461080889802">
            <text:p>130.4610808898</text:p>
          </table:table-cell>
          <table:table-cell table:formula="of:=[.B49]/([.$B$2]+[.B49])*[.$B$1]" office:value-type="float" office:value="4.19818162712179">
            <text:p>4.1981816271</text:p>
          </table:table-cell>
          <table:table-cell table:formula="of:=[.$D$5]*[.C49]-[.$D$4]" office:value-type="float" office:value="4.89140535338413">
            <text:p>4.8914053534</text:p>
          </table:table-cell>
          <table:table-cell table:formula="of:=INT([.D49]/[.$B$1]*1024)" office:value-type="float" office:value="1001">
            <text:p>1001</text:p>
          </table:table-cell>
          <table:table-cell table:number-columns-repeated="10"/>
        </table:table-row>
        <table:table-row table:style-name="ro2">
          <table:table-cell table:formula="of:=[.A49]+[.$D$1]" office:value-type="float" office:value="-16.1999999999999">
            <text:p>-16.2</text:p>
          </table:table-cell>
          <table:table-cell table:formula="of:=[.$M$2]+[.$M$3]*[.A50]+[.$M$4]*[.A50]^2+[.$M$5]*[.A50]^3+[.$M$6]*[.A50]^4+[.$N$2]*[.A50]^5+[.$N$3]*[.A50]^6+[.$N$4]*[.A50]^7+[.$N$5]*[.A50]^8+[.$N$6]*[.A50]^9" office:value-type="float" office:value="130.032051778404">
            <text:p>130.0320517784</text:p>
          </table:table-cell>
          <table:table-cell table:formula="of:=[.B50]/([.$B$2]+[.B50])*[.$B$1]" office:value-type="float" office:value="4.19596152044756">
            <text:p>4.1959615204</text:p>
          </table:table-cell>
          <table:table-cell table:formula="of:=[.$D$5]*[.C50]-[.$D$4]" office:value-type="float" office:value="4.88825607151484">
            <text:p>4.8882560715</text:p>
          </table:table-cell>
          <table:table-cell table:formula="of:=INT([.D50]/[.$B$1]*1024)" office:value-type="float" office:value="1001">
            <text:p>1001</text:p>
          </table:table-cell>
          <table:table-cell table:number-columns-repeated="10"/>
        </table:table-row>
        <table:table-row table:style-name="ro2">
          <table:table-cell table:formula="of:=[.A50]+[.$D$1]" office:value-type="float" office:value="-16.0999999999999">
            <text:p>-16.1</text:p>
          </table:table-cell>
          <table:table-cell table:formula="of:=[.$M$2]+[.$M$3]*[.A51]+[.$M$4]*[.A51]^2+[.$M$5]*[.A51]^3+[.$M$6]*[.A51]^4+[.$N$2]*[.A51]^5+[.$N$3]*[.A51]^6+[.$N$4]*[.A51]^7+[.$N$5]*[.A51]^8+[.$N$6]*[.A51]^9" office:value-type="float" office:value="129.604487909605">
            <text:p>129.6044879096</text:p>
          </table:table-cell>
          <table:table-cell table:formula="of:=[.B51]/([.$B$2]+[.B51])*[.$B$1]" office:value-type="float" office:value="4.1937367308236">
            <text:p>4.1937367308</text:p>
          </table:table-cell>
          <table:table-cell table:formula="of:=[.$D$5]*[.C51]-[.$D$4]" office:value-type="float" office:value="4.88510014675362">
            <text:p>4.8851001468</text:p>
          </table:table-cell>
          <table:table-cell table:formula="of:=INT([.D51]/[.$B$1]*1024)" office:value-type="float" office:value="1000">
            <text:p>1000</text:p>
          </table:table-cell>
          <table:table-cell table:number-columns-repeated="10"/>
        </table:table-row>
        <table:table-row table:style-name="ro2">
          <table:table-cell table:formula="of:=[.A51]+[.$D$1]" office:value-type="float" office:value="-15.9999999999999">
            <text:p>-16</text:p>
          </table:table-cell>
          <table:table-cell table:formula="of:=[.$M$2]+[.$M$3]*[.A52]+[.$M$4]*[.A52]^2+[.$M$5]*[.A52]^3+[.$M$6]*[.A52]^4+[.$N$2]*[.A52]^5+[.$N$3]*[.A52]^6+[.$N$4]*[.A52]^7+[.$N$5]*[.A52]^8+[.$N$6]*[.A52]^9" office:value-type="float" office:value="129.178385971438">
            <text:p>129.1783859714</text:p>
          </table:table-cell>
          <table:table-cell table:formula="of:=[.B52]/([.$B$2]+[.B52])*[.$B$1]" office:value-type="float" office:value="4.19150726535646">
            <text:p>4.1915072654</text:p>
          </table:table-cell>
          <table:table-cell table:formula="of:=[.$D$5]*[.C52]-[.$D$4]" office:value-type="float" office:value="4.88193758918133">
            <text:p>4.8819375892</text:p>
          </table:table-cell>
          <table:table-cell table:formula="of:=INT([.D52]/[.$B$1]*1024)" office:value-type="float" office:value="999">
            <text:p>999</text:p>
          </table:table-cell>
          <table:table-cell table:number-columns-repeated="10"/>
        </table:table-row>
        <table:table-row table:style-name="ro2">
          <table:table-cell table:formula="of:=[.A52]+[.$D$1]" office:value-type="float" office:value="-15.8999999999999">
            <text:p>-15.9</text:p>
          </table:table-cell>
          <table:table-cell table:formula="of:=[.$M$2]+[.$M$3]*[.A53]+[.$M$4]*[.A53]^2+[.$M$5]*[.A53]^3+[.$M$6]*[.A53]^4+[.$N$2]*[.A53]^5+[.$N$3]*[.A53]^6+[.$N$4]*[.A53]^7+[.$N$5]*[.A53]^8+[.$N$6]*[.A53]^9" office:value-type="float" office:value="128.753742642184">
            <text:p>128.7537426422</text:p>
          </table:table-cell>
          <table:table-cell table:formula="of:=[.B53]/([.$B$2]+[.B53])*[.$B$1]" office:value-type="float" office:value="4.18927313125511">
            <text:p>4.1892731313</text:p>
          </table:table-cell>
          <table:table-cell table:formula="of:=[.$D$5]*[.C53]-[.$D$4]" office:value-type="float" office:value="4.87876840902407">
            <text:p>4.878768409</text:p>
          </table:table-cell>
          <table:table-cell table:formula="of:=INT([.D53]/[.$B$1]*1024)" office:value-type="float" office:value="999">
            <text:p>999</text:p>
          </table:table-cell>
          <table:table-cell table:number-columns-repeated="10"/>
        </table:table-row>
        <table:table-row table:style-name="ro2">
          <table:table-cell table:formula="of:=[.A53]+[.$D$1]" office:value-type="float" office:value="-15.7999999999999">
            <text:p>-15.8</text:p>
          </table:table-cell>
          <table:table-cell table:formula="of:=[.$M$2]+[.$M$3]*[.A54]+[.$M$4]*[.A54]^2+[.$M$5]*[.A54]^3+[.$M$6]*[.A54]^4+[.$N$2]*[.A54]^5+[.$N$3]*[.A54]^6+[.$N$4]*[.A54]^7+[.$N$5]*[.A54]^8+[.$N$6]*[.A54]^9" office:value-type="float" office:value="128.330554590526">
            <text:p>128.3305545905</text:p>
          </table:table-cell>
          <table:table-cell table:formula="of:=[.B54]/([.$B$2]+[.B54])*[.$B$1]" office:value-type="float" office:value="4.18703433583075">
            <text:p>4.1870343358</text:p>
          </table:table-cell>
          <table:table-cell table:formula="of:=[.$D$5]*[.C54]-[.$D$4]" office:value-type="float" office:value="4.87559261665301">
            <text:p>4.8755926167</text:p>
          </table:table-cell>
          <table:table-cell table:formula="of:=INT([.D54]/[.$B$1]*1024)" office:value-type="float" office:value="998">
            <text:p>998</text:p>
          </table:table-cell>
          <table:table-cell table:number-columns-repeated="10"/>
        </table:table-row>
        <table:table-row table:style-name="ro2">
          <table:table-cell table:formula="of:=[.A54]+[.$D$1]" office:value-type="float" office:value="-15.6999999999999">
            <text:p>-15.7</text:p>
          </table:table-cell>
          <table:table-cell table:formula="of:=[.$M$2]+[.$M$3]*[.A55]+[.$M$4]*[.A55]^2+[.$M$5]*[.A55]^3+[.$M$6]*[.A55]^4+[.$N$2]*[.A55]^5+[.$N$3]*[.A55]^6+[.$N$4]*[.A55]^7+[.$N$5]*[.A55]^8+[.$N$6]*[.A55]^9" office:value-type="float" office:value="127.908818475716">
            <text:p>127.9088184757</text:p>
          </table:table-cell>
          <table:table-cell table:formula="of:=[.B55]/([.$B$2]+[.B55])*[.$B$1]" office:value-type="float" office:value="4.18479088649673">
            <text:p>4.1847908865</text:p>
          </table:table-cell>
          <table:table-cell table:formula="of:=[.$D$5]*[.C55]-[.$D$4]" office:value-type="float" office:value="4.87241022258415">
            <text:p>4.8724102226</text:p>
          </table:table-cell>
          <table:table-cell table:formula="of:=INT([.D55]/[.$B$1]*1024)" office:value-type="float" office:value="997">
            <text:p>997</text:p>
          </table:table-cell>
          <table:table-cell table:number-columns-repeated="10"/>
        </table:table-row>
        <table:table-row table:style-name="ro2">
          <table:table-cell table:formula="of:=[.A55]+[.$D$1]" office:value-type="float" office:value="-15.5999999999999">
            <text:p>-15.6</text:p>
          </table:table-cell>
          <table:table-cell table:formula="of:=[.$M$2]+[.$M$3]*[.A56]+[.$M$4]*[.A56]^2+[.$M$5]*[.A56]^3+[.$M$6]*[.A56]^4+[.$N$2]*[.A56]^5+[.$N$3]*[.A56]^6+[.$N$4]*[.A56]^7+[.$N$5]*[.A56]^8+[.$N$6]*[.A56]^9" office:value-type="float" office:value="127.488530947728">
            <text:p>127.4885309477</text:p>
          </table:table-cell>
          <table:table-cell table:formula="of:=[.B56]/([.$B$2]+[.B56])*[.$B$1]" office:value-type="float" office:value="4.18254279076834">
            <text:p>4.1825427908</text:p>
          </table:table-cell>
          <table:table-cell table:formula="of:=[.$D$5]*[.C56]-[.$D$4]" office:value-type="float" office:value="4.86922123747814">
            <text:p>4.8692212375</text:p>
          </table:table-cell>
          <table:table-cell table:formula="of:=INT([.D56]/[.$B$1]*1024)" office:value-type="float" office:value="997">
            <text:p>997</text:p>
          </table:table-cell>
          <table:table-cell table:number-columns-repeated="10"/>
        </table:table-row>
        <table:table-row table:style-name="ro2">
          <table:table-cell table:formula="of:=[.A56]+[.$D$1]" office:value-type="float" office:value="-15.4999999999999">
            <text:p>-15.5</text:p>
          </table:table-cell>
          <table:table-cell table:formula="of:=[.$M$2]+[.$M$3]*[.A57]+[.$M$4]*[.A57]^2+[.$M$5]*[.A57]^3+[.$M$6]*[.A57]^4+[.$N$2]*[.A57]^5+[.$N$3]*[.A57]^6+[.$N$4]*[.A57]^7+[.$N$5]*[.A57]^8+[.$N$6]*[.A57]^9" office:value-type="float" office:value="127.06968864742">
            <text:p>127.0696886474</text:p>
          </table:table-cell>
          <table:table-cell table:formula="of:=[.B57]/([.$B$2]+[.B57])*[.$B$1]" office:value-type="float" office:value="4.18029005626267">
            <text:p>4.1802900563</text:p>
          </table:table-cell>
          <table:table-cell table:formula="of:=[.$D$5]*[.C57]-[.$D$4]" office:value-type="float" office:value="4.86602567214005">
            <text:p>4.8660256721</text:p>
          </table:table-cell>
          <table:table-cell table:formula="of:=INT([.D57]/[.$B$1]*1024)" office:value-type="float" office:value="996">
            <text:p>996</text:p>
          </table:table-cell>
          <table:table-cell table:number-columns-repeated="10"/>
        </table:table-row>
        <table:table-row table:style-name="ro2">
          <table:table-cell table:formula="of:=[.A57]+[.$D$1]" office:value-type="float" office:value="-15.3999999999999">
            <text:p>-15.4</text:p>
          </table:table-cell>
          <table:table-cell table:formula="of:=[.$M$2]+[.$M$3]*[.A58]+[.$M$4]*[.A58]^2+[.$M$5]*[.A58]^3+[.$M$6]*[.A58]^4+[.$N$2]*[.A58]^5+[.$N$3]*[.A58]^6+[.$N$4]*[.A58]^7+[.$N$5]*[.A58]^8+[.$N$6]*[.A58]^9" office:value-type="float" office:value="126.652288206688">
            <text:p>126.6522882067</text:p>
          </table:table-cell>
          <table:table-cell table:formula="of:=[.B58]/([.$B$2]+[.B58])*[.$B$1]" office:value-type="float" office:value="4.17803269069847">
            <text:p>4.1780326907</text:p>
          </table:table-cell>
          <table:table-cell table:formula="of:=[.$D$5]*[.C58]-[.$D$4]" office:value-type="float" office:value="4.86282353751912">
            <text:p>4.8628235375</text:p>
          </table:table-cell>
          <table:table-cell table:formula="of:=INT([.D58]/[.$B$1]*1024)" office:value-type="float" office:value="995">
            <text:p>995</text:p>
          </table:table-cell>
          <table:table-cell table:number-columns-repeated="10"/>
        </table:table-row>
        <table:table-row table:style-name="ro2">
          <table:table-cell table:formula="of:=[.A58]+[.$D$1]" office:value-type="float" office:value="-15.2999999999999">
            <text:p>-15.3</text:p>
          </table:table-cell>
          <table:table-cell table:formula="of:=[.$M$2]+[.$M$3]*[.A59]+[.$M$4]*[.A59]^2+[.$M$5]*[.A59]^3+[.$M$6]*[.A59]^4+[.$N$2]*[.A59]^5+[.$N$3]*[.A59]^6+[.$N$4]*[.A59]^7+[.$N$5]*[.A59]^8+[.$N$6]*[.A59]^9" office:value-type="float" office:value="126.236326248625">
            <text:p>126.2363262486</text:p>
          </table:table-cell>
          <table:table-cell table:formula="of:=[.B59]/([.$B$2]+[.B59])*[.$B$1]" office:value-type="float" office:value="4.17577070189593">
            <text:p>4.1757707019</text:p>
          </table:table-cell>
          <table:table-cell table:formula="of:=[.$D$5]*[.C59]-[.$D$4]" office:value-type="float" office:value="4.85961484470851">
            <text:p>4.8596148447</text:p>
          </table:table-cell>
          <table:table-cell table:formula="of:=INT([.D59]/[.$B$1]*1024)" office:value-type="float" office:value="995">
            <text:p>995</text:p>
          </table:table-cell>
          <table:table-cell table:number-columns-repeated="10"/>
        </table:table-row>
        <table:table-row table:style-name="ro2">
          <table:table-cell table:formula="of:=[.A59]+[.$D$1]" office:value-type="float" office:value="-15.1999999999999">
            <text:p>-15.2</text:p>
          </table:table-cell>
          <table:table-cell table:formula="of:=[.$M$2]+[.$M$3]*[.A60]+[.$M$4]*[.A60]^2+[.$M$5]*[.A60]^3+[.$M$6]*[.A60]^4+[.$N$2]*[.A60]^5+[.$N$3]*[.A60]^6+[.$N$4]*[.A60]^7+[.$N$5]*[.A60]^8+[.$N$6]*[.A60]^9" office:value-type="float" office:value="125.821799387673">
            <text:p>125.8217993877</text:p>
          </table:table-cell>
          <table:table-cell table:formula="of:=[.B60]/([.$B$2]+[.B60])*[.$B$1]" office:value-type="float" office:value="4.17350409777651">
            <text:p>4.1735040978</text:p>
          </table:table-cell>
          <table:table-cell table:formula="of:=[.$D$5]*[.C60]-[.$D$4]" office:value-type="float" office:value="4.85639960494504">
            <text:p>4.8563996049</text:p>
          </table:table-cell>
          <table:table-cell table:formula="of:=INT([.D60]/[.$B$1]*1024)" office:value-type="float" office:value="994">
            <text:p>994</text:p>
          </table:table-cell>
          <table:table-cell table:number-columns-repeated="10"/>
        </table:table-row>
        <table:table-row table:style-name="ro2">
          <table:table-cell table:formula="of:=[.A60]+[.$D$1]" office:value-type="float" office:value="-15.0999999999999">
            <text:p>-15.1</text:p>
          </table:table-cell>
          <table:table-cell table:formula="of:=[.$M$2]+[.$M$3]*[.A61]+[.$M$4]*[.A61]^2+[.$M$5]*[.A61]^3+[.$M$6]*[.A61]^4+[.$N$2]*[.A61]^5+[.$N$3]*[.A61]^6+[.$N$4]*[.A61]^7+[.$N$5]*[.A61]^8+[.$N$6]*[.A61]^9" office:value-type="float" office:value="125.408704229781">
            <text:p>125.4087042298</text:p>
          </table:table-cell>
          <table:table-cell table:formula="of:=[.B61]/([.$B$2]+[.B61])*[.$B$1]" office:value-type="float" office:value="4.17123288636277">
            <text:p>4.1712328864</text:p>
          </table:table-cell>
          <table:table-cell table:formula="of:=[.$D$5]*[.C61]-[.$D$4]" office:value-type="float" office:value="4.85317782960889">
            <text:p>4.8531778296</text:p>
          </table:table-cell>
          <table:table-cell table:formula="of:=INT([.D61]/[.$B$1]*1024)" office:value-type="float" office:value="993">
            <text:p>993</text:p>
          </table:table-cell>
          <table:table-cell table:number-columns-repeated="10"/>
        </table:table-row>
        <table:table-row table:style-name="ro2">
          <table:table-cell table:formula="of:=[.A61]+[.$D$1]" office:value-type="float" office:value="-15">
            <text:p>-15</text:p>
          </table:table-cell>
          <table:table-cell table:formula="of:=[.$M$2]+[.$M$3]*[.A62]+[.$M$4]*[.A62]^2+[.$M$5]*[.A62]^3+[.$M$6]*[.A62]^4+[.$N$2]*[.A62]^5+[.$N$3]*[.A62]^6+[.$N$4]*[.A62]^7+[.$N$5]*[.A62]^8+[.$N$6]*[.A62]^9" office:value-type="float" office:value="124.997037372555">
            <text:p>124.9970373726</text:p>
          </table:table-cell>
          <table:table-cell table:formula="of:=[.B62]/([.$B$2]+[.B62])*[.$B$1]" office:value-type="float" office:value="4.1689570757781">
            <text:p>4.1689570758</text:p>
          </table:table-cell>
          <table:table-cell table:formula="of:=[.$D$5]*[.C62]-[.$D$4]" office:value-type="float" office:value="4.84994953022336">
            <text:p>4.8499495302</text:p>
          </table:table-cell>
          <table:table-cell table:formula="of:=INT([.D62]/[.$B$1]*1024)" office:value-type="float" office:value="993">
            <text:p>993</text:p>
          </table:table-cell>
          <table:table-cell table:number-columns-repeated="10"/>
        </table:table-row>
        <table:table-row table:style-name="ro2">
          <table:table-cell table:formula="of:=[.A62]+[.$D$1]" office:value-type="float" office:value="-14.9">
            <text:p>-14.9</text:p>
          </table:table-cell>
          <table:table-cell table:formula="of:=[.$M$2]+[.$M$3]*[.A63]+[.$M$4]*[.A63]^2+[.$M$5]*[.A63]^3+[.$M$6]*[.A63]^4+[.$N$2]*[.A63]^5+[.$N$3]*[.A63]^6+[.$N$4]*[.A63]^7+[.$N$5]*[.A63]^8+[.$N$6]*[.A63]^9" office:value-type="float" office:value="124.586795405414">
            <text:p>124.5867954054</text:p>
          </table:table-cell>
          <table:table-cell table:formula="of:=[.B63]/([.$B$2]+[.B63])*[.$B$1]" office:value-type="float" office:value="4.16667667424657">
            <text:p>4.1666766742</text:p>
          </table:table-cell>
          <table:table-cell table:formula="of:=[.$D$5]*[.C63]-[.$D$4]" office:value-type="float" office:value="4.84671471845448">
            <text:p>4.8467147185</text:p>
          </table:table-cell>
          <table:table-cell table:formula="of:=INT([.D63]/[.$B$1]*1024)" office:value-type="float" office:value="992">
            <text:p>992</text:p>
          </table:table-cell>
          <table:table-cell table:number-columns-repeated="10"/>
        </table:table-row>
        <table:table-row table:style-name="ro2">
          <table:table-cell table:formula="of:=[.A63]+[.$D$1]" office:value-type="float" office:value="-14.7999999999999">
            <text:p>-14.8</text:p>
          </table:table-cell>
          <table:table-cell table:formula="of:=[.$M$2]+[.$M$3]*[.A64]+[.$M$4]*[.A64]^2+[.$M$5]*[.A64]^3+[.$M$6]*[.A64]^4+[.$N$2]*[.A64]^5+[.$N$3]*[.A64]^6+[.$N$4]*[.A64]^7+[.$N$5]*[.A64]^8+[.$N$6]*[.A64]^9" office:value-type="float" office:value="124.177974909735">
            <text:p>124.1779749097</text:p>
          </table:table-cell>
          <table:table-cell table:formula="of:=[.B64]/([.$B$2]+[.B64])*[.$B$1]" office:value-type="float" office:value="4.16439169009267">
            <text:p>4.1643916901</text:p>
          </table:table-cell>
          <table:table-cell table:formula="of:=[.$D$5]*[.C64]-[.$D$4]" office:value-type="float" office:value="4.84347340611079">
            <text:p>4.8434734061</text:p>
          </table:table-cell>
          <table:table-cell table:formula="of:=INT([.D64]/[.$B$1]*1024)" office:value-type="float" office:value="991">
            <text:p>991</text:p>
          </table:table-cell>
          <table:table-cell table:number-columns-repeated="10"/>
        </table:table-row>
        <table:table-row table:style-name="ro2">
          <table:table-cell table:formula="of:=[.A64]+[.$D$1]" office:value-type="float" office:value="-14.6999999999999">
            <text:p>-14.7</text:p>
          </table:table-cell>
          <table:table-cell table:formula="of:=[.$M$2]+[.$M$3]*[.A65]+[.$M$4]*[.A65]^2+[.$M$5]*[.A65]^3+[.$M$6]*[.A65]^4+[.$N$2]*[.A65]^5+[.$N$3]*[.A65]^6+[.$N$4]*[.A65]^7+[.$N$5]*[.A65]^8+[.$N$6]*[.A65]^9" office:value-type="float" office:value="123.770572459014">
            <text:p>123.770572459</text:p>
          </table:table-cell>
          <table:table-cell table:formula="of:=[.B65]/([.$B$2]+[.B65])*[.$B$1]" office:value-type="float" office:value="4.16210213174109">
            <text:p>4.1621021317</text:p>
          </table:table-cell>
          <table:table-cell table:formula="of:=[.$D$5]*[.C65]-[.$D$4]" office:value-type="float" office:value="4.84022560514293">
            <text:p>4.8402256051</text:p>
          </table:table-cell>
          <table:table-cell table:formula="of:=INT([.D65]/[.$B$1]*1024)" office:value-type="float" office:value="991">
            <text:p>991</text:p>
          </table:table-cell>
          <table:table-cell table:number-columns-repeated="10"/>
        </table:table-row>
        <table:table-row table:style-name="ro2">
          <table:table-cell table:formula="of:=[.A65]+[.$D$1]" office:value-type="float" office:value="-14.6">
            <text:p>-14.6</text:p>
          </table:table-cell>
          <table:table-cell table:formula="of:=[.$M$2]+[.$M$3]*[.A66]+[.$M$4]*[.A66]^2+[.$M$5]*[.A66]^3+[.$M$6]*[.A66]^4+[.$N$2]*[.A66]^5+[.$N$3]*[.A66]^6+[.$N$4]*[.A66]^7+[.$N$5]*[.A66]^8+[.$N$6]*[.A66]^9" office:value-type="float" office:value="123.364584619005">
            <text:p>123.364584619</text:p>
          </table:table-cell>
          <table:table-cell table:formula="of:=[.B66]/([.$B$2]+[.B66])*[.$B$1]" office:value-type="float" office:value="4.15980800771647">
            <text:p>4.1598080077</text:p>
          </table:table-cell>
          <table:table-cell table:formula="of:=[.$D$5]*[.C66]-[.$D$4]" office:value-type="float" office:value="4.83697132764334">
            <text:p>4.8369713276</text:p>
          </table:table-cell>
          <table:table-cell table:formula="of:=INT([.D66]/[.$B$1]*1024)" office:value-type="float" office:value="990">
            <text:p>990</text:p>
          </table:table-cell>
          <table:table-cell table:number-columns-repeated="10"/>
        </table:table-row>
        <table:table-row table:style-name="ro2">
          <table:table-cell table:formula="of:=[.A66]+[.$D$1]" office:value-type="float" office:value="-14.5">
            <text:p>-14.5</text:p>
          </table:table-cell>
          <table:table-cell table:formula="of:=[.$M$2]+[.$M$3]*[.A67]+[.$M$4]*[.A67]^2+[.$M$5]*[.A67]^3+[.$M$6]*[.A67]^4+[.$N$2]*[.A67]^5+[.$N$3]*[.A67]^6+[.$N$4]*[.A67]^7+[.$N$5]*[.A67]^8+[.$N$6]*[.A67]^9" office:value-type="float" office:value="122.960007947875">
            <text:p>122.9600079479</text:p>
          </table:table-cell>
          <table:table-cell table:formula="of:=[.B67]/([.$B$2]+[.B67])*[.$B$1]" office:value-type="float" office:value="4.15750932664316">
            <text:p>4.1575093266</text:p>
          </table:table-cell>
          <table:table-cell table:formula="of:=[.$D$5]*[.C67]-[.$D$4]" office:value-type="float" office:value="4.83371058584588">
            <text:p>4.8337105858</text:p>
          </table:table-cell>
          <table:table-cell table:formula="of:=INT([.D67]/[.$B$1]*1024)" office:value-type="float" office:value="989">
            <text:p>989</text:p>
          </table:table-cell>
          <table:table-cell table:number-columns-repeated="10"/>
        </table:table-row>
        <table:table-row table:style-name="ro2">
          <table:table-cell table:formula="of:=[.A67]+[.$D$1]" office:value-type="float" office:value="-14.4">
            <text:p>-14.4</text:p>
          </table:table-cell>
          <table:table-cell table:formula="of:=[.$M$2]+[.$M$3]*[.A68]+[.$M$4]*[.A68]^2+[.$M$5]*[.A68]^3+[.$M$6]*[.A68]^4+[.$N$2]*[.A68]^5+[.$N$3]*[.A68]^6+[.$N$4]*[.A68]^7+[.$N$5]*[.A68]^8+[.$N$6]*[.A68]^9" office:value-type="float" office:value="122.556838996352">
            <text:p>122.5568389964</text:p>
          </table:table-cell>
          <table:table-cell table:formula="of:=[.B68]/([.$B$2]+[.B68])*[.$B$1]" office:value-type="float" office:value="4.15520609724494">
            <text:p>4.1552060972</text:p>
          </table:table-cell>
          <table:table-cell table:formula="of:=[.$D$5]*[.C68]-[.$D$4]" office:value-type="float" office:value="4.83044339212549">
            <text:p>4.8304433921</text:p>
          </table:table-cell>
          <table:table-cell table:formula="of:=INT([.D68]/[.$B$1]*1024)" office:value-type="float" office:value="989">
            <text:p>989</text:p>
          </table:table-cell>
          <table:table-cell table:number-columns-repeated="10"/>
        </table:table-row>
        <table:table-row table:style-name="ro2">
          <table:table-cell table:formula="of:=[.A68]+[.$D$1]" office:value-type="float" office:value="-14.3">
            <text:p>-14.3</text:p>
          </table:table-cell>
          <table:table-cell table:formula="of:=[.$M$2]+[.$M$3]*[.A69]+[.$M$4]*[.A69]^2+[.$M$5]*[.A69]^3+[.$M$6]*[.A69]^4+[.$N$2]*[.A69]^5+[.$N$3]*[.A69]^6+[.$N$4]*[.A69]^7+[.$N$5]*[.A69]^8+[.$N$6]*[.A69]^9" office:value-type="float" office:value="122.155074307868">
            <text:p>122.1550743079</text:p>
          </table:table-cell>
          <table:table-cell table:formula="of:=[.B69]/([.$B$2]+[.B69])*[.$B$1]" office:value-type="float" office:value="4.15289832834475">
            <text:p>4.1528983283</text:p>
          </table:table-cell>
          <table:table-cell table:formula="of:=[.$D$5]*[.C69]-[.$D$4]" office:value-type="float" office:value="4.82716975899775">
            <text:p>4.827169759</text:p>
          </table:table-cell>
          <table:table-cell table:formula="of:=INT([.D69]/[.$B$1]*1024)" office:value-type="float" office:value="988">
            <text:p>988</text:p>
          </table:table-cell>
          <table:table-cell table:number-columns-repeated="10"/>
        </table:table-row>
        <table:table-row table:style-name="ro2">
          <table:table-cell table:formula="of:=[.A69]+[.$D$1]" office:value-type="float" office:value="-14.2">
            <text:p>-14.2</text:p>
          </table:table-cell>
          <table:table-cell table:formula="of:=[.$M$2]+[.$M$3]*[.A70]+[.$M$4]*[.A70]^2+[.$M$5]*[.A70]^3+[.$M$6]*[.A70]^4+[.$N$2]*[.A70]^5+[.$N$3]*[.A70]^6+[.$N$4]*[.A70]^7+[.$N$5]*[.A70]^8+[.$N$6]*[.A70]^9" office:value-type="float" office:value="121.754710418709">
            <text:p>121.7547104187</text:p>
          </table:table-cell>
          <table:table-cell table:formula="of:=[.B70]/([.$B$2]+[.B70])*[.$B$1]" office:value-type="float" office:value="4.15058602886444">
            <text:p>4.1505860289</text:p>
          </table:table-cell>
          <table:table-cell table:formula="of:=[.$D$5]*[.C70]-[.$D$4]" office:value-type="float" office:value="4.82388969911854">
            <text:p>4.8238896991</text:p>
          </table:table-cell>
          <table:table-cell table:formula="of:=INT([.D70]/[.$B$1]*1024)" office:value-type="float" office:value="987">
            <text:p>987</text:p>
          </table:table-cell>
          <table:table-cell table:number-columns-repeated="10"/>
        </table:table-row>
        <table:table-row table:style-name="ro2">
          <table:table-cell table:formula="of:=[.A70]+[.$D$1]" office:value-type="float" office:value="-14.1">
            <text:p>-14.1</text:p>
          </table:table-cell>
          <table:table-cell table:formula="of:=[.$M$2]+[.$M$3]*[.A71]+[.$M$4]*[.A71]^2+[.$M$5]*[.A71]^3+[.$M$6]*[.A71]^4+[.$N$2]*[.A71]^5+[.$N$3]*[.A71]^6+[.$N$4]*[.A71]^7+[.$N$5]*[.A71]^8+[.$N$6]*[.A71]^9" office:value-type="float" office:value="121.355743858159">
            <text:p>121.3557438582</text:p>
          </table:table-cell>
          <table:table-cell table:formula="of:=[.B71]/([.$B$2]+[.B71])*[.$B$1]" office:value-type="float" office:value="4.14826920782446">
            <text:p>4.1482692078</text:p>
          </table:table-cell>
          <table:table-cell table:formula="of:=[.$D$5]*[.C71]-[.$D$4]" office:value-type="float" office:value="4.8206032252836">
            <text:p>4.8206032253</text:p>
          </table:table-cell>
          <table:table-cell table:formula="of:=INT([.D71]/[.$B$1]*1024)" office:value-type="float" office:value="987">
            <text:p>987</text:p>
          </table:table-cell>
          <table:table-cell table:number-columns-repeated="10"/>
        </table:table-row>
        <table:table-row table:style-name="ro2">
          <table:table-cell table:formula="of:=[.A71]+[.$D$1]" office:value-type="float" office:value="-14">
            <text:p>-14</text:p>
          </table:table-cell>
          <table:table-cell table:formula="of:=[.$M$2]+[.$M$3]*[.A72]+[.$M$4]*[.A72]^2+[.$M$5]*[.A72]^3+[.$M$6]*[.A72]^4+[.$N$2]*[.A72]^5+[.$N$3]*[.A72]^6+[.$N$4]*[.A72]^7+[.$N$5]*[.A72]^8+[.$N$6]*[.A72]^9" office:value-type="float" office:value="120.958171148643">
            <text:p>120.9581711486</text:p>
          </table:table-cell>
          <table:table-cell table:formula="of:=[.B72]/([.$B$2]+[.B72])*[.$B$1]" office:value-type="float" office:value="4.14594787434353">
            <text:p>4.1459478743</text:p>
          </table:table-cell>
          <table:table-cell table:formula="of:=[.$D$5]*[.C72]-[.$D$4]" office:value-type="float" office:value="4.81731035042812">
            <text:p>4.8173103504</text:p>
          </table:table-cell>
          <table:table-cell table:formula="of:=INT([.D72]/[.$B$1]*1024)" office:value-type="float" office:value="986">
            <text:p>986</text:p>
          </table:table-cell>
          <table:table-cell table:number-columns-repeated="10"/>
        </table:table-row>
        <table:table-row table:style-name="ro2">
          <table:table-cell table:formula="of:=[.A72]+[.$D$1]" office:value-type="float" office:value="-13.9">
            <text:p>-13.9</text:p>
          </table:table-cell>
          <table:table-cell table:formula="of:=[.$M$2]+[.$M$3]*[.A73]+[.$M$4]*[.A73]^2+[.$M$5]*[.A73]^3+[.$M$6]*[.A73]^4+[.$N$2]*[.A73]^5+[.$N$3]*[.A73]^6+[.$N$4]*[.A73]^7+[.$N$5]*[.A73]^8+[.$N$6]*[.A73]^9" office:value-type="float" office:value="120.561988805875">
            <text:p>120.5619888059</text:p>
          </table:table-cell>
          <table:table-cell table:formula="of:=[.B73]/([.$B$2]+[.B73])*[.$B$1]" office:value-type="float" office:value="4.14362203763841">
            <text:p>4.1436220376</text:p>
          </table:table-cell>
          <table:table-cell table:formula="of:=[.$D$5]*[.C73]-[.$D$4]" office:value-type="float" office:value="4.81401108762629">
            <text:p>4.8140110876</text:p>
          </table:table-cell>
          <table:table-cell table:formula="of:=INT([.D73]/[.$B$1]*1024)" office:value-type="float" office:value="985">
            <text:p>985</text:p>
          </table:table-cell>
          <table:table-cell table:number-columns-repeated="10"/>
        </table:table-row>
        <table:table-row table:style-name="ro2">
          <table:table-cell table:formula="of:=[.A73]+[.$D$1]" office:value-type="float" office:value="-13.8">
            <text:p>-13.8</text:p>
          </table:table-cell>
          <table:table-cell table:formula="of:=[.$M$2]+[.$M$3]*[.A74]+[.$M$4]*[.A74]^2+[.$M$5]*[.A74]^3+[.$M$6]*[.A74]^4+[.$N$2]*[.A74]^5+[.$N$3]*[.A74]^6+[.$N$4]*[.A74]^7+[.$N$5]*[.A74]^8+[.$N$6]*[.A74]^9" office:value-type="float" office:value="120.167193338992">
            <text:p>120.167193339</text:p>
          </table:table-cell>
          <table:table-cell table:formula="of:=[.B74]/([.$B$2]+[.B74])*[.$B$1]" office:value-type="float" office:value="4.14129170702349">
            <text:p>4.141291707</text:p>
          </table:table-cell>
          <table:table-cell table:formula="of:=[.$D$5]*[.C74]-[.$D$4]" office:value-type="float" office:value="4.81070545009084">
            <text:p>4.8107054501</text:p>
          </table:table-cell>
          <table:table-cell table:formula="of:=INT([.D74]/[.$B$1]*1024)" office:value-type="float" office:value="985">
            <text:p>985</text:p>
          </table:table-cell>
          <table:table-cell table:number-columns-repeated="10"/>
        </table:table-row>
        <table:table-row table:style-name="ro2">
          <table:table-cell table:formula="of:=[.A74]+[.$D$1]" office:value-type="float" office:value="-13.7">
            <text:p>-13.7</text:p>
          </table:table-cell>
          <table:table-cell table:formula="of:=[.$M$2]+[.$M$3]*[.A75]+[.$M$4]*[.A75]^2+[.$M$5]*[.A75]^3+[.$M$6]*[.A75]^4+[.$N$2]*[.A75]^5+[.$N$3]*[.A75]^6+[.$N$4]*[.A75]^7+[.$N$5]*[.A75]^8+[.$N$6]*[.A75]^9" office:value-type="float" office:value="119.773781250706">
            <text:p>119.7737812507</text:p>
          </table:table-cell>
          <table:table-cell table:formula="of:=[.B75]/([.$B$2]+[.B75])*[.$B$1]" office:value-type="float" office:value="4.13895689191054">
            <text:p>4.1389568919</text:p>
          </table:table-cell>
          <table:table-cell table:formula="of:=[.$D$5]*[.C75]-[.$D$4]" office:value-type="float" office:value="4.80739345117263">
            <text:p>4.8073934512</text:p>
          </table:table-cell>
          <table:table-cell table:formula="of:=INT([.D75]/[.$B$1]*1024)" office:value-type="float" office:value="984">
            <text:p>984</text:p>
          </table:table-cell>
          <table:table-cell table:number-columns-repeated="10"/>
        </table:table-row>
        <table:table-row table:style-name="ro2">
          <table:table-cell table:formula="of:=[.A75]+[.$D$1]" office:value-type="float" office:value="-13.6">
            <text:p>-13.6</text:p>
          </table:table-cell>
          <table:table-cell table:formula="of:=[.$M$2]+[.$M$3]*[.A76]+[.$M$4]*[.A76]^2+[.$M$5]*[.A76]^3+[.$M$6]*[.A76]^4+[.$N$2]*[.A76]^5+[.$N$3]*[.A76]^6+[.$N$4]*[.A76]^7+[.$N$5]*[.A76]^8+[.$N$6]*[.A76]^9" office:value-type="float" office:value="119.381749037436">
            <text:p>119.3817490374</text:p>
          </table:table-cell>
          <table:table-cell table:formula="of:=[.B76]/([.$B$2]+[.B76])*[.$B$1]" office:value-type="float" office:value="4.13661760180832">
            <text:p>4.1366176018</text:p>
          </table:table-cell>
          <table:table-cell table:formula="of:=[.$D$5]*[.C76]-[.$D$4]" office:value-type="float" office:value="4.8040751043601">
            <text:p>4.8040751044</text:p>
          </table:table-cell>
          <table:table-cell table:formula="of:=INT([.D76]/[.$B$1]*1024)" office:value-type="float" office:value="983">
            <text:p>983</text:p>
          </table:table-cell>
          <table:table-cell table:number-columns-repeated="10"/>
        </table:table-row>
        <table:table-row table:style-name="ro2">
          <table:table-cell table:formula="of:=[.A76]+[.$D$1]" office:value-type="float" office:value="-13.5">
            <text:p>-13.5</text:p>
          </table:table-cell>
          <table:table-cell table:formula="of:=[.$M$2]+[.$M$3]*[.A77]+[.$M$4]*[.A77]^2+[.$M$5]*[.A77]^3+[.$M$6]*[.A77]^4+[.$N$2]*[.A77]^5+[.$N$3]*[.A77]^6+[.$N$4]*[.A77]^7+[.$N$5]*[.A77]^8+[.$N$6]*[.A77]^9" office:value-type="float" office:value="118.991093189454">
            <text:p>118.9910931895</text:p>
          </table:table-cell>
          <table:table-cell table:formula="of:=[.B77]/([.$B$2]+[.B77])*[.$B$1]" office:value-type="float" office:value="4.13427384632229">
            <text:p>4.1342738463</text:p>
          </table:table-cell>
          <table:table-cell table:formula="of:=[.$D$5]*[.C77]-[.$D$4]" office:value-type="float" office:value="4.80075042327882">
            <text:p>4.8007504233</text:p>
          </table:table-cell>
          <table:table-cell table:formula="of:=INT([.D77]/[.$B$1]*1024)" office:value-type="float" office:value="983">
            <text:p>983</text:p>
          </table:table-cell>
          <table:table-cell table:number-columns-repeated="10"/>
        </table:table-row>
        <table:table-row table:style-name="ro2">
          <table:table-cell table:formula="of:=[.A77]+[.$D$1]" office:value-type="float" office:value="-13.4">
            <text:p>-13.4</text:p>
          </table:table-cell>
          <table:table-cell table:formula="of:=[.$M$2]+[.$M$3]*[.A78]+[.$M$4]*[.A78]^2+[.$M$5]*[.A78]^3+[.$M$6]*[.A78]^4+[.$N$2]*[.A78]^5+[.$N$3]*[.A78]^6+[.$N$4]*[.A78]^7+[.$N$5]*[.A78]^8+[.$N$6]*[.A78]^9" office:value-type="float" office:value="118.601810191022">
            <text:p>118.601810191</text:p>
          </table:table-cell>
          <table:table-cell table:formula="of:=[.B78]/([.$B$2]+[.B78])*[.$B$1]" office:value-type="float" office:value="4.13192563515417">
            <text:p>4.1319256352</text:p>
          </table:table-cell>
          <table:table-cell table:formula="of:=[.$D$5]*[.C78]-[.$D$4]" office:value-type="float" office:value="4.79741942169099">
            <text:p>4.7974194217</text:p>
          </table:table-cell>
          <table:table-cell table:formula="of:=INT([.D78]/[.$B$1]*1024)" office:value-type="float" office:value="982">
            <text:p>982</text:p>
          </table:table-cell>
          <table:table-cell table:number-columns-repeated="10"/>
        </table:table-row>
        <table:table-row table:style-name="ro2">
          <table:table-cell table:formula="of:=[.A78]+[.$D$1]" office:value-type="float" office:value="-13.3">
            <text:p>-13.3</text:p>
          </table:table-cell>
          <table:table-cell table:formula="of:=[.$M$2]+[.$M$3]*[.A79]+[.$M$4]*[.A79]^2+[.$M$5]*[.A79]^3+[.$M$6]*[.A79]^4+[.$N$2]*[.A79]^5+[.$N$3]*[.A79]^6+[.$N$4]*[.A79]^7+[.$N$5]*[.A79]^8+[.$N$6]*[.A79]^9" office:value-type="float" office:value="118.213896520528">
            <text:p>118.2138965205</text:p>
          </table:table-cell>
          <table:table-cell table:formula="of:=[.B79]/([.$B$2]+[.B79])*[.$B$1]" office:value-type="float" office:value="4.12957297810168">
            <text:p>4.1295729781</text:p>
          </table:table-cell>
          <table:table-cell table:formula="of:=[.$D$5]*[.C79]-[.$D$4]" office:value-type="float" office:value="4.79408211349491">
            <text:p>4.7940821135</text:p>
          </table:table-cell>
          <table:table-cell table:formula="of:=INT([.D79]/[.$B$1]*1024)" office:value-type="float" office:value="981">
            <text:p>981</text:p>
          </table:table-cell>
          <table:table-cell table:number-columns-repeated="10"/>
        </table:table-row>
        <table:table-row table:style-name="ro2">
          <table:table-cell table:formula="of:=[.A79]+[.$D$1]" office:value-type="float" office:value="-13.2">
            <text:p>-13.2</text:p>
          </table:table-cell>
          <table:table-cell table:formula="of:=[.$M$2]+[.$M$3]*[.A80]+[.$M$4]*[.A80]^2+[.$M$5]*[.A80]^3+[.$M$6]*[.A80]^4+[.$N$2]*[.A80]^5+[.$N$3]*[.A80]^6+[.$N$4]*[.A80]^7+[.$N$5]*[.A80]^8+[.$N$6]*[.A80]^9" office:value-type="float" office:value="117.827348650629">
            <text:p>117.8273486506</text:p>
          </table:table-cell>
          <table:table-cell table:formula="of:=[.B80]/([.$B$2]+[.B80])*[.$B$1]" office:value-type="float" office:value="4.12721588505808">
            <text:p>4.1272158851</text:p>
          </table:table-cell>
          <table:table-cell table:formula="of:=[.$D$5]*[.C80]-[.$D$4]" office:value-type="float" office:value="4.79073851272445">
            <text:p>4.7907385127</text:p>
          </table:table-cell>
          <table:table-cell table:formula="of:=INT([.D80]/[.$B$1]*1024)" office:value-type="float" office:value="981">
            <text:p>981</text:p>
          </table:table-cell>
          <table:table-cell table:number-columns-repeated="10"/>
        </table:table-row>
        <table:table-row table:style-name="ro2">
          <table:table-cell table:formula="of:=[.A80]+[.$D$1]" office:value-type="float" office:value="-13.1">
            <text:p>-13.1</text:p>
          </table:table-cell>
          <table:table-cell table:formula="of:=[.$M$2]+[.$M$3]*[.A81]+[.$M$4]*[.A81]^2+[.$M$5]*[.A81]^3+[.$M$6]*[.A81]^4+[.$N$2]*[.A81]^5+[.$N$3]*[.A81]^6+[.$N$4]*[.A81]^7+[.$N$5]*[.A81]^8+[.$N$6]*[.A81]^9" office:value-type="float" office:value="117.442163048379">
            <text:p>117.4421630484</text:p>
          </table:table-cell>
          <table:table-cell table:formula="of:=[.B81]/([.$B$2]+[.B81])*[.$B$1]" office:value-type="float" office:value="4.12485436601182">
            <text:p>4.124854366</text:p>
          </table:table-cell>
          <table:table-cell table:formula="of:=[.$D$5]*[.C81]-[.$D$4]" office:value-type="float" office:value="4.78738863354851">
            <text:p>4.7873886335</text:p>
          </table:table-cell>
          <table:table-cell table:formula="of:=INT([.D81]/[.$B$1]*1024)" office:value-type="float" office:value="980">
            <text:p>980</text:p>
          </table:table-cell>
          <table:table-cell table:number-columns-repeated="10"/>
        </table:table-row>
        <table:table-row table:style-name="ro2">
          <table:table-cell table:formula="of:=[.A81]+[.$D$1]" office:value-type="float" office:value="-13">
            <text:p>-13</text:p>
          </table:table-cell>
          <table:table-cell table:formula="of:=[.$M$2]+[.$M$3]*[.A82]+[.$M$4]*[.A82]^2+[.$M$5]*[.A82]^3+[.$M$6]*[.A82]^4+[.$N$2]*[.A82]^5+[.$N$3]*[.A82]^6+[.$N$4]*[.A82]^7+[.$N$5]*[.A82]^8+[.$N$6]*[.A82]^9" office:value-type="float" office:value="117.058336175375">
            <text:p>117.0583361754</text:p>
          </table:table-cell>
          <table:table-cell table:formula="of:=[.B82]/([.$B$2]+[.B82])*[.$B$1]" office:value-type="float" office:value="4.12248843104618">
            <text:p>4.122488431</text:p>
          </table:table-cell>
          <table:table-cell table:formula="of:=[.$D$5]*[.C82]-[.$D$4]" office:value-type="float" office:value="4.78403249027047">
            <text:p>4.7840324903</text:p>
          </table:table-cell>
          <table:table-cell table:formula="of:=INT([.D82]/[.$B$1]*1024)" office:value-type="float" office:value="979">
            <text:p>979</text:p>
          </table:table-cell>
          <table:table-cell table:number-columns-repeated="10"/>
        </table:table-row>
        <table:table-row table:style-name="ro2">
          <table:table-cell table:formula="of:=[.A82]+[.$D$1]" office:value-type="float" office:value="-12.9">
            <text:p>-12.9</text:p>
          </table:table-cell>
          <table:table-cell table:formula="of:=[.$M$2]+[.$M$3]*[.A83]+[.$M$4]*[.A83]^2+[.$M$5]*[.A83]^3+[.$M$6]*[.A83]^4+[.$N$2]*[.A83]^5+[.$N$3]*[.A83]^6+[.$N$4]*[.A83]^7+[.$N$5]*[.A83]^8+[.$N$6]*[.A83]^9" office:value-type="float" office:value="116.675864487882">
            <text:p>116.6758644879</text:p>
          </table:table-cell>
          <table:table-cell table:formula="of:=[.B83]/([.$B$2]+[.B83])*[.$B$1]" office:value-type="float" office:value="4.12011809033878">
            <text:p>4.1201180903</text:p>
          </table:table-cell>
          <table:table-cell table:formula="of:=[.$D$5]*[.C83]-[.$D$4]" office:value-type="float" office:value="4.78067009732761">
            <text:p>4.7806700973</text:p>
          </table:table-cell>
          <table:table-cell table:formula="of:=INT([.D83]/[.$B$1]*1024)" office:value-type="float" office:value="979">
            <text:p>979</text:p>
          </table:table-cell>
          <table:table-cell table:number-columns-repeated="10"/>
        </table:table-row>
        <table:table-row table:style-name="ro2">
          <table:table-cell table:formula="of:=[.A83]+[.$D$1]" office:value-type="float" office:value="-12.8">
            <text:p>-12.8</text:p>
          </table:table-cell>
          <table:table-cell table:formula="of:=[.$M$2]+[.$M$3]*[.A84]+[.$M$4]*[.A84]^2+[.$M$5]*[.A84]^3+[.$M$6]*[.A84]^4+[.$N$2]*[.A84]^5+[.$N$3]*[.A84]^6+[.$N$4]*[.A84]^7+[.$N$5]*[.A84]^8+[.$N$6]*[.A84]^9" office:value-type="float" office:value="116.294744436975">
            <text:p>116.294744437</text:p>
          </table:table-cell>
          <table:table-cell table:formula="of:=[.B84]/([.$B$2]+[.B84])*[.$B$1]" office:value-type="float" office:value="4.11774335416128">
            <text:p>4.1177433542</text:p>
          </table:table-cell>
          <table:table-cell table:formula="of:=[.$D$5]*[.C84]-[.$D$4]" office:value-type="float" office:value="4.77730146929051">
            <text:p>4.7773014693</text:p>
          </table:table-cell>
          <table:table-cell table:formula="of:=INT([.D84]/[.$B$1]*1024)" office:value-type="float" office:value="978">
            <text:p>978</text:p>
          </table:table-cell>
          <table:table-cell table:number-columns-repeated="10"/>
        </table:table-row>
        <table:table-row table:style-name="ro2">
          <table:table-cell table:formula="of:=[.A84]+[.$D$1]" office:value-type="float" office:value="-12.7">
            <text:p>-12.7</text:p>
          </table:table-cell>
          <table:table-cell table:formula="of:=[.$M$2]+[.$M$3]*[.A85]+[.$M$4]*[.A85]^2+[.$M$5]*[.A85]^3+[.$M$6]*[.A85]^4+[.$N$2]*[.A85]^5+[.$N$3]*[.A85]^6+[.$N$4]*[.A85]^7+[.$N$5]*[.A85]^8+[.$N$6]*[.A85]^9" office:value-type="float" office:value="115.914972468666">
            <text:p>115.9149724687</text:p>
          </table:table-cell>
          <table:table-cell table:formula="of:=[.B85]/([.$B$2]+[.B85])*[.$B$1]" office:value-type="float" office:value="4.11536423287887">
            <text:p>4.1153642329</text:p>
          </table:table-cell>
          <table:table-cell table:formula="of:=[.$D$5]*[.C85]-[.$D$4]" office:value-type="float" office:value="4.7739266208625">
            <text:p>4.7739266209</text:p>
          </table:table-cell>
          <table:table-cell table:formula="of:=INT([.D85]/[.$B$1]*1024)" office:value-type="float" office:value="977">
            <text:p>977</text:p>
          </table:table-cell>
          <table:table-cell table:number-columns-repeated="10"/>
        </table:table-row>
        <table:table-row table:style-name="ro2">
          <table:table-cell table:formula="of:=[.A85]+[.$D$1]" office:value-type="float" office:value="-12.6">
            <text:p>-12.6</text:p>
          </table:table-cell>
          <table:table-cell table:formula="of:=[.$M$2]+[.$M$3]*[.A86]+[.$M$4]*[.A86]^2+[.$M$5]*[.A86]^3+[.$M$6]*[.A86]^4+[.$N$2]*[.A86]^5+[.$N$3]*[.A86]^6+[.$N$4]*[.A86]^7+[.$N$5]*[.A86]^8+[.$N$6]*[.A86]^9" office:value-type="float" office:value="115.536545024039">
            <text:p>115.536545024</text:p>
          </table:table-cell>
          <table:table-cell table:formula="of:=[.B86]/([.$B$2]+[.B86])*[.$B$1]" office:value-type="float" office:value="4.11298073694988">
            <text:p>4.1129807369</text:p>
          </table:table-cell>
          <table:table-cell table:formula="of:=[.$D$5]*[.C86]-[.$D$4]" office:value-type="float" office:value="4.77054556687899">
            <text:p>4.7705455669</text:p>
          </table:table-cell>
          <table:table-cell table:formula="of:=INT([.D86]/[.$B$1]*1024)" office:value-type="float" office:value="977">
            <text:p>977</text:p>
          </table:table-cell>
          <table:table-cell table:number-columns-repeated="10"/>
        </table:table-row>
        <table:table-row table:style-name="ro2">
          <table:table-cell table:formula="of:=[.A86]+[.$D$1]" office:value-type="float" office:value="-12.5">
            <text:p>-12.5</text:p>
          </table:table-cell>
          <table:table-cell table:formula="of:=[.$M$2]+[.$M$3]*[.A87]+[.$M$4]*[.A87]^2+[.$M$5]*[.A87]^3+[.$M$6]*[.A87]^4+[.$N$2]*[.A87]^5+[.$N$3]*[.A87]^6+[.$N$4]*[.A87]^7+[.$N$5]*[.A87]^8+[.$N$6]*[.A87]^9" office:value-type="float" office:value="115.159458539383">
            <text:p>115.1594585394</text:p>
          </table:table-cell>
          <table:table-cell table:formula="of:=[.B87]/([.$B$2]+[.B87])*[.$B$1]" office:value-type="float" office:value="4.11059287692533">
            <text:p>4.1105928769</text:p>
          </table:table-cell>
          <table:table-cell table:formula="of:=[.$D$5]*[.C87]-[.$D$4]" office:value-type="float" office:value="4.76715832230692">
            <text:p>4.7671583223</text:p>
          </table:table-cell>
          <table:table-cell table:formula="of:=INT([.D87]/[.$B$1]*1024)" office:value-type="float" office:value="976">
            <text:p>976</text:p>
          </table:table-cell>
          <table:table-cell table:number-columns-repeated="10"/>
        </table:table-row>
        <table:table-row table:style-name="ro2">
          <table:table-cell table:formula="of:=[.A87]+[.$D$1]" office:value-type="float" office:value="-12.4">
            <text:p>-12.4</text:p>
          </table:table-cell>
          <table:table-cell table:formula="of:=[.$M$2]+[.$M$3]*[.A88]+[.$M$4]*[.A88]^2+[.$M$5]*[.A88]^3+[.$M$6]*[.A88]^4+[.$N$2]*[.A88]^5+[.$N$3]*[.A88]^6+[.$N$4]*[.A88]^7+[.$N$5]*[.A88]^8+[.$N$6]*[.A88]^9" office:value-type="float" office:value="114.783709446318">
            <text:p>114.7837094463</text:p>
          </table:table-cell>
          <table:table-cell table:formula="of:=[.B88]/([.$B$2]+[.B88])*[.$B$1]" office:value-type="float" office:value="4.1082006634485">
            <text:p>4.1082006634</text:p>
          </table:table-cell>
          <table:table-cell table:formula="of:=[.$D$5]*[.C88]-[.$D$4]" office:value-type="float" office:value="4.76376490224404">
            <text:p>4.7637649022</text:p>
          </table:table-cell>
          <table:table-cell table:formula="of:=INT([.D88]/[.$B$1]*1024)" office:value-type="float" office:value="975">
            <text:p>975</text:p>
          </table:table-cell>
          <table:table-cell table:number-columns-repeated="10"/>
        </table:table-row>
        <table:table-row table:style-name="ro2">
          <table:table-cell table:formula="of:=[.A88]+[.$D$1]" office:value-type="float" office:value="-12.3">
            <text:p>-12.3</text:p>
          </table:table-cell>
          <table:table-cell table:formula="of:=[.$M$2]+[.$M$3]*[.A89]+[.$M$4]*[.A89]^2+[.$M$5]*[.A89]^3+[.$M$6]*[.A89]^4+[.$N$2]*[.A89]^5+[.$N$3]*[.A89]^6+[.$N$4]*[.A89]^7+[.$N$5]*[.A89]^8+[.$N$6]*[.A89]^9" office:value-type="float" office:value="114.40929417193">
            <text:p>114.4092941719</text:p>
          </table:table-cell>
          <table:table-cell table:formula="of:=[.B89]/([.$B$2]+[.B89])*[.$B$1]" office:value-type="float" office:value="4.10580410725444">
            <text:p>4.1058041073</text:p>
          </table:table-cell>
          <table:table-cell table:formula="of:=[.$D$5]*[.C89]-[.$D$4]" office:value-type="float" office:value="4.76036532191832">
            <text:p>4.7603653219</text:p>
          </table:table-cell>
          <table:table-cell table:formula="of:=INT([.D89]/[.$B$1]*1024)" office:value-type="float" office:value="974">
            <text:p>974</text:p>
          </table:table-cell>
          <table:table-cell table:number-columns-repeated="10"/>
        </table:table-row>
        <table:table-row table:style-name="ro2">
          <table:table-cell table:formula="of:=[.A89]+[.$D$1]" office:value-type="float" office:value="-12.2">
            <text:p>-12.2</text:p>
          </table:table-cell>
          <table:table-cell table:formula="of:=[.$M$2]+[.$M$3]*[.A90]+[.$M$4]*[.A90]^2+[.$M$5]*[.A90]^3+[.$M$6]*[.A90]^4+[.$N$2]*[.A90]^5+[.$N$3]*[.A90]^6+[.$N$4]*[.A90]^7+[.$N$5]*[.A90]^8+[.$N$6]*[.A90]^9" office:value-type="float" office:value="114.036209138897">
            <text:p>114.0362091389</text:p>
          </table:table-cell>
          <table:table-cell table:formula="of:=[.B90]/([.$B$2]+[.B90])*[.$B$1]" office:value-type="float" office:value="4.10340321916951">
            <text:p>4.1034032192</text:p>
          </table:table-cell>
          <table:table-cell table:formula="of:=[.$D$5]*[.C90]-[.$D$4]" office:value-type="float" office:value="4.75695959668727">
            <text:p>4.7569595967</text:p>
          </table:table-cell>
          <table:table-cell table:formula="of:=INT([.D90]/[.$B$1]*1024)" office:value-type="float" office:value="974">
            <text:p>974</text:p>
          </table:table-cell>
          <table:table-cell table:number-columns-repeated="10"/>
        </table:table-row>
        <table:table-row table:style-name="ro2">
          <table:table-cell table:formula="of:=[.A90]+[.$D$1]" office:value-type="float" office:value="-12.1">
            <text:p>-12.1</text:p>
          </table:table-cell>
          <table:table-cell table:formula="of:=[.$M$2]+[.$M$3]*[.A91]+[.$M$4]*[.A91]^2+[.$M$5]*[.A91]^3+[.$M$6]*[.A91]^4+[.$N$2]*[.A91]^5+[.$N$3]*[.A91]^6+[.$N$4]*[.A91]^7+[.$N$5]*[.A91]^8+[.$N$6]*[.A91]^9" office:value-type="float" office:value="113.664450765616">
            <text:p>113.6644507656</text:p>
          </table:table-cell>
          <table:table-cell table:formula="of:=[.B91]/([.$B$2]+[.B91])*[.$B$1]" office:value-type="float" office:value="4.10099801011095">
            <text:p>4.1009980101</text:p>
          </table:table-cell>
          <table:table-cell table:formula="of:=[.$D$5]*[.C91]-[.$D$4]" office:value-type="float" office:value="4.75354774203725">
            <text:p>4.753547742</text:p>
          </table:table-cell>
          <table:table-cell table:formula="of:=INT([.D91]/[.$B$1]*1024)" office:value-type="float" office:value="973">
            <text:p>973</text:p>
          </table:table-cell>
          <table:table-cell table:number-columns-repeated="10"/>
        </table:table-row>
        <table:table-row table:style-name="ro2">
          <table:table-cell table:formula="of:=[.A91]+[.$D$1]" office:value-type="float" office:value="-12">
            <text:p>-12</text:p>
          </table:table-cell>
          <table:table-cell table:formula="of:=[.$M$2]+[.$M$3]*[.A92]+[.$M$4]*[.A92]^2+[.$M$5]*[.A92]^3+[.$M$6]*[.A92]^4+[.$N$2]*[.A92]^5+[.$N$3]*[.A92]^6+[.$N$4]*[.A92]^7+[.$N$5]*[.A92]^8+[.$N$6]*[.A92]^9" office:value-type="float" office:value="113.294015466333">
            <text:p>113.2940154663</text:p>
          </table:table-cell>
          <table:table-cell table:formula="of:=[.B92]/([.$B$2]+[.B92])*[.$B$1]" office:value-type="float" office:value="4.09858849108631">
            <text:p>4.0985884911</text:p>
          </table:table-cell>
          <table:table-cell table:formula="of:=[.$D$5]*[.C92]-[.$D$4]" office:value-type="float" office:value="4.75012977358282">
            <text:p>4.7501297736</text:p>
          </table:table-cell>
          <table:table-cell table:formula="of:=INT([.D92]/[.$B$1]*1024)" office:value-type="float" office:value="972">
            <text:p>972</text:p>
          </table:table-cell>
          <table:table-cell table:number-columns-repeated="10"/>
        </table:table-row>
        <table:table-row table:style-name="ro2">
          <table:table-cell table:formula="of:=[.A92]+[.$D$1]" office:value-type="float" office:value="-11.9">
            <text:p>-11.9</text:p>
          </table:table-cell>
          <table:table-cell table:formula="of:=[.$M$2]+[.$M$3]*[.A93]+[.$M$4]*[.A93]^2+[.$M$5]*[.A93]^3+[.$M$6]*[.A93]^4+[.$N$2]*[.A93]^5+[.$N$3]*[.A93]^6+[.$N$4]*[.A93]^7+[.$N$5]*[.A93]^8+[.$N$6]*[.A93]^9" office:value-type="float" office:value="112.924899651269">
            <text:p>112.9248996513</text:p>
          </table:table-cell>
          <table:table-cell table:formula="of:=[.B93]/([.$B$2]+[.B93])*[.$B$1]" office:value-type="float" office:value="4.09617467319304">
            <text:p>4.0961746732</text:p>
          </table:table-cell>
          <table:table-cell table:formula="of:=[.$D$5]*[.C93]-[.$D$4]" office:value-type="float" office:value="4.74670570706597">
            <text:p>4.7467057071</text:p>
          </table:table-cell>
          <table:table-cell table:formula="of:=INT([.D93]/[.$B$1]*1024)" office:value-type="float" office:value="972">
            <text:p>972</text:p>
          </table:table-cell>
          <table:table-cell table:number-columns-repeated="10"/>
        </table:table-row>
        <table:table-row table:style-name="ro2">
          <table:table-cell table:formula="of:=[.A93]+[.$D$1]" office:value-type="float" office:value="-11.8">
            <text:p>-11.8</text:p>
          </table:table-cell>
          <table:table-cell table:formula="of:=[.$M$2]+[.$M$3]*[.A94]+[.$M$4]*[.A94]^2+[.$M$5]*[.A94]^3+[.$M$6]*[.A94]^4+[.$N$2]*[.A94]^5+[.$N$3]*[.A94]^6+[.$N$4]*[.A94]^7+[.$N$5]*[.A94]^8+[.$N$6]*[.A94]^9" office:value-type="float" office:value="112.557099726743">
            <text:p>112.5570997267</text:p>
          </table:table-cell>
          <table:table-cell table:formula="of:=[.B94]/([.$B$2]+[.B94])*[.$B$1]" office:value-type="float" office:value="4.09375656761792">
            <text:p>4.0937565676</text:p>
          </table:table-cell>
          <table:table-cell table:formula="of:=[.$D$5]*[.C94]-[.$D$4]" office:value-type="float" office:value="4.74327555835547">
            <text:p>4.7432755584</text:p>
          </table:table-cell>
          <table:table-cell table:formula="of:=INT([.D94]/[.$B$1]*1024)" office:value-type="float" office:value="971">
            <text:p>971</text:p>
          </table:table-cell>
          <table:table-cell table:number-columns-repeated="10"/>
        </table:table-row>
        <table:table-row table:style-name="ro2">
          <table:table-cell table:formula="of:=[.A94]+[.$D$1]" office:value-type="float" office:value="-11.7">
            <text:p>-11.7</text:p>
          </table:table-cell>
          <table:table-cell table:formula="of:=[.$M$2]+[.$M$3]*[.A95]+[.$M$4]*[.A95]^2+[.$M$5]*[.A95]^3+[.$M$6]*[.A95]^4+[.$N$2]*[.A95]^5+[.$N$3]*[.A95]^6+[.$N$4]*[.A95]^7+[.$N$5]*[.A95]^8+[.$N$6]*[.A95]^9" office:value-type="float" office:value="112.1906120953">
            <text:p>112.1906120953</text:p>
          </table:table-cell>
          <table:table-cell table:formula="of:=[.B95]/([.$B$2]+[.B95])*[.$B$1]" office:value-type="float" office:value="4.09133418563657">
            <text:p>4.0913341856</text:p>
          </table:table-cell>
          <table:table-cell table:formula="of:=[.$D$5]*[.C95]-[.$D$4]" office:value-type="float" office:value="4.73983934344612">
            <text:p>4.7398393434</text:p>
          </table:table-cell>
          <table:table-cell table:formula="of:=INT([.D95]/[.$B$1]*1024)" office:value-type="float" office:value="970">
            <text:p>970</text:p>
          </table:table-cell>
          <table:table-cell table:number-columns-repeated="10"/>
        </table:table-row>
        <table:table-row table:style-name="ro2">
          <table:table-cell table:formula="of:=[.A95]+[.$D$1]" office:value-type="float" office:value="-11.6">
            <text:p>-11.6</text:p>
          </table:table-cell>
          <table:table-cell table:formula="of:=[.$M$2]+[.$M$3]*[.A96]+[.$M$4]*[.A96]^2+[.$M$5]*[.A96]^3+[.$M$6]*[.A96]^4+[.$N$2]*[.A96]^5+[.$N$3]*[.A96]^6+[.$N$4]*[.A96]^7+[.$N$5]*[.A96]^8+[.$N$6]*[.A96]^9" office:value-type="float" office:value="111.825433155833">
            <text:p>111.8254331558</text:p>
          </table:table-cell>
          <table:table-cell table:formula="of:=[.B96]/([.$B$2]+[.B96])*[.$B$1]" office:value-type="float" office:value="4.08890753861296">
            <text:p>4.0889075386</text:p>
          </table:table-cell>
          <table:table-cell table:formula="of:=[.$D$5]*[.C96]-[.$D$4]" office:value-type="float" office:value="4.73639707845798">
            <text:p>4.7363970785</text:p>
          </table:table-cell>
          <table:table-cell table:formula="of:=INT([.D96]/[.$B$1]*1024)" office:value-type="float" office:value="970">
            <text:p>970</text:p>
          </table:table-cell>
          <table:table-cell table:number-columns-repeated="10"/>
        </table:table-row>
        <table:table-row table:style-name="ro2">
          <table:table-cell table:formula="of:=[.A96]+[.$D$1]" office:value-type="float" office:value="-11.5">
            <text:p>-11.5</text:p>
          </table:table-cell>
          <table:table-cell table:formula="of:=[.$M$2]+[.$M$3]*[.A97]+[.$M$4]*[.A97]^2+[.$M$5]*[.A97]^3+[.$M$6]*[.A97]^4+[.$N$2]*[.A97]^5+[.$N$3]*[.A97]^6+[.$N$4]*[.A97]^7+[.$N$5]*[.A97]^8+[.$N$6]*[.A97]^9" office:value-type="float" office:value="111.461559303708">
            <text:p>111.4615593037</text:p>
          </table:table-cell>
          <table:table-cell table:formula="of:=[.B97]/([.$B$2]+[.B97])*[.$B$1]" office:value-type="float" office:value="4.08647663799882">
            <text:p>4.086476638</text:p>
          </table:table-cell>
          <table:table-cell table:formula="of:=[.$D$5]*[.C97]-[.$D$4]" office:value-type="float" office:value="4.73294877963567">
            <text:p>4.7329487796</text:p>
          </table:table-cell>
          <table:table-cell table:formula="of:=INT([.D97]/[.$B$1]*1024)" office:value-type="float" office:value="969">
            <text:p>969</text:p>
          </table:table-cell>
          <table:table-cell table:number-columns-repeated="10"/>
        </table:table-row>
        <table:table-row table:style-name="ro2">
          <table:table-cell table:formula="of:=[.A97]+[.$D$1]" office:value-type="float" office:value="-11.4">
            <text:p>-11.4</text:p>
          </table:table-cell>
          <table:table-cell table:formula="of:=[.$M$2]+[.$M$3]*[.A98]+[.$M$4]*[.A98]^2+[.$M$5]*[.A98]^3+[.$M$6]*[.A98]^4+[.$N$2]*[.A98]^5+[.$N$3]*[.A98]^6+[.$N$4]*[.A98]^7+[.$N$5]*[.A98]^8+[.$N$6]*[.A98]^9" office:value-type="float" office:value="111.098986930884">
            <text:p>111.0989869309</text:p>
          </table:table-cell>
          <table:table-cell table:formula="of:=[.B98]/([.$B$2]+[.B98])*[.$B$1]" office:value-type="float" office:value="4.08404149533314">
            <text:p>4.0840414953</text:p>
          </table:table-cell>
          <table:table-cell table:formula="of:=[.$D$5]*[.C98]-[.$D$4]" office:value-type="float" office:value="4.72949446334753">
            <text:p>4.7294944633</text:p>
          </table:table-cell>
          <table:table-cell table:formula="of:=INT([.D98]/[.$B$1]*1024)" office:value-type="float" office:value="968">
            <text:p>968</text:p>
          </table:table-cell>
          <table:table-cell table:number-columns-repeated="10"/>
        </table:table-row>
        <table:table-row table:style-name="ro2">
          <table:table-cell table:formula="of:=[.A98]+[.$D$1]" office:value-type="float" office:value="-11.3">
            <text:p>-11.3</text:p>
          </table:table-cell>
          <table:table-cell table:formula="of:=[.$M$2]+[.$M$3]*[.A99]+[.$M$4]*[.A99]^2+[.$M$5]*[.A99]^3+[.$M$6]*[.A99]^4+[.$N$2]*[.A99]^5+[.$N$3]*[.A99]^6+[.$N$4]*[.A99]^7+[.$N$5]*[.A99]^8+[.$N$6]*[.A99]^9" office:value-type="float" office:value="110.737712426037">
            <text:p>110.737712426</text:p>
          </table:table-cell>
          <table:table-cell table:formula="of:=[.B99]/([.$B$2]+[.B99])*[.$B$1]" office:value-type="float" office:value="4.08160212224159">
            <text:p>4.0816021222</text:p>
          </table:table-cell>
          <table:table-cell table:formula="of:=[.$D$5]*[.C99]-[.$D$4]" office:value-type="float" office:value="4.72603414608493">
            <text:p>4.7260341461</text:p>
          </table:table-cell>
          <table:table-cell table:formula="of:=INT([.D99]/[.$B$1]*1024)" office:value-type="float" office:value="967">
            <text:p>967</text:p>
          </table:table-cell>
          <table:table-cell table:number-columns-repeated="10"/>
        </table:table-row>
        <table:table-row table:style-name="ro2">
          <table:table-cell table:formula="of:=[.A99]+[.$D$1]" office:value-type="float" office:value="-11.2">
            <text:p>-11.2</text:p>
          </table:table-cell>
          <table:table-cell table:formula="of:=[.$M$2]+[.$M$3]*[.A100]+[.$M$4]*[.A100]^2+[.$M$5]*[.A100]^3+[.$M$6]*[.A100]^4+[.$N$2]*[.A100]^5+[.$N$3]*[.A100]^6+[.$N$4]*[.A100]^7+[.$N$5]*[.A100]^8+[.$N$6]*[.A100]^9" office:value-type="float" office:value="110.377732174678">
            <text:p>110.3777321747</text:p>
          </table:table-cell>
          <table:table-cell table:formula="of:=[.B100]/([.$B$2]+[.B100])*[.$B$1]" office:value-type="float" office:value="4.07915853043599">
            <text:p>4.0791585304</text:p>
          </table:table-cell>
          <table:table-cell table:formula="of:=[.$D$5]*[.C100]-[.$D$4]" office:value-type="float" office:value="4.72256784446138">
            <text:p>4.7225678445</text:p>
          </table:table-cell>
          <table:table-cell table:formula="of:=INT([.D100]/[.$B$1]*1024)" office:value-type="float" office:value="967">
            <text:p>967</text:p>
          </table:table-cell>
          <table:table-cell table:number-columns-repeated="10"/>
        </table:table-row>
        <table:table-row table:style-name="ro2">
          <table:table-cell table:formula="of:=[.A100]+[.$D$1]" office:value-type="float" office:value="-11.1">
            <text:p>-11.1</text:p>
          </table:table-cell>
          <table:table-cell table:formula="of:=[.$M$2]+[.$M$3]*[.A101]+[.$M$4]*[.A101]^2+[.$M$5]*[.A101]^3+[.$M$6]*[.A101]^4+[.$N$2]*[.A101]^5+[.$N$3]*[.A101]^6+[.$N$4]*[.A101]^7+[.$N$5]*[.A101]^8+[.$N$6]*[.A101]^9" office:value-type="float" office:value="110.019042559277">
            <text:p>110.0190425593</text:p>
          </table:table-cell>
          <table:table-cell table:formula="of:=[.B101]/([.$B$2]+[.B101])*[.$B$1]" office:value-type="float" office:value="4.07671073171373">
            <text:p>4.0767107317</text:p>
          </table:table-cell>
          <table:table-cell table:formula="of:=[.$D$5]*[.C101]-[.$D$4]" office:value-type="float" office:value="4.71909557521181">
            <text:p>4.7190955752</text:p>
          </table:table-cell>
          <table:table-cell table:formula="of:=INT([.D101]/[.$B$1]*1024)" office:value-type="float" office:value="966">
            <text:p>966</text:p>
          </table:table-cell>
          <table:table-cell table:number-columns-repeated="10"/>
        </table:table-row>
        <table:table-row table:style-name="ro2">
          <table:table-cell table:formula="of:=[.A101]+[.$D$1]" office:value-type="float" office:value="-11">
            <text:p>-11</text:p>
          </table:table-cell>
          <table:table-cell table:formula="of:=[.$M$2]+[.$M$3]*[.A102]+[.$M$4]*[.A102]^2+[.$M$5]*[.A102]^3+[.$M$6]*[.A102]^4+[.$N$2]*[.A102]^5+[.$N$3]*[.A102]^6+[.$N$4]*[.A102]^7+[.$N$5]*[.A102]^8+[.$N$6]*[.A102]^9" office:value-type="float" office:value="109.661639959377">
            <text:p>109.6616399594</text:p>
          </table:table-cell>
          <table:table-cell table:formula="of:=[.B102]/([.$B$2]+[.B102])*[.$B$1]" office:value-type="float" office:value="4.07425873795718">
            <text:p>4.074258738</text:p>
          </table:table-cell>
          <table:table-cell table:formula="of:=[.$D$5]*[.C102]-[.$D$4]" office:value-type="float" office:value="4.71561735519168">
            <text:p>4.7156173552</text:p>
          </table:table-cell>
          <table:table-cell table:formula="of:=INT([.D102]/[.$B$1]*1024)" office:value-type="float" office:value="965">
            <text:p>965</text:p>
          </table:table-cell>
          <table:table-cell table:number-columns-repeated="10"/>
        </table:table-row>
        <table:table-row table:style-name="ro2">
          <table:table-cell table:formula="of:=[.A102]+[.$D$1]" office:value-type="float" office:value="-10.9">
            <text:p>-10.9</text:p>
          </table:table-cell>
          <table:table-cell table:formula="of:=[.$M$2]+[.$M$3]*[.A103]+[.$M$4]*[.A103]^2+[.$M$5]*[.A103]^3+[.$M$6]*[.A103]^4+[.$N$2]*[.A103]^5+[.$N$3]*[.A103]^6+[.$N$4]*[.A103]^7+[.$N$5]*[.A103]^8+[.$N$6]*[.A103]^9" office:value-type="float" office:value="109.305520751717">
            <text:p>109.3055207517</text:p>
          </table:table-cell>
          <table:table-cell table:formula="of:=[.B103]/([.$B$2]+[.B103])*[.$B$1]" office:value-type="float" office:value="4.07180256113312">
            <text:p>4.0718025611</text:p>
          </table:table-cell>
          <table:table-cell table:formula="of:=[.$D$5]*[.C103]-[.$D$4]" office:value-type="float" office:value="4.71213320137621">
            <text:p>4.7121332014</text:p>
          </table:table-cell>
          <table:table-cell table:formula="of:=INT([.D103]/[.$B$1]*1024)" office:value-type="float" office:value="965">
            <text:p>965</text:p>
          </table:table-cell>
          <table:table-cell table:number-columns-repeated="10"/>
        </table:table-row>
        <table:table-row table:style-name="ro2">
          <table:table-cell table:formula="of:=[.A103]+[.$D$1]" office:value-type="float" office:value="-10.8">
            <text:p>-10.8</text:p>
          </table:table-cell>
          <table:table-cell table:formula="of:=[.$M$2]+[.$M$3]*[.A104]+[.$M$4]*[.A104]^2+[.$M$5]*[.A104]^3+[.$M$6]*[.A104]^4+[.$N$2]*[.A104]^5+[.$N$3]*[.A104]^6+[.$N$4]*[.A104]^7+[.$N$5]*[.A104]^8+[.$N$6]*[.A104]^9" office:value-type="float" office:value="108.950681310347">
            <text:p>108.9506813103</text:p>
          </table:table-cell>
          <table:table-cell table:formula="of:=[.B104]/([.$B$2]+[.B104])*[.$B$1]" office:value-type="float" office:value="4.06934221329214">
            <text:p>4.0693422133</text:p>
          </table:table-cell>
          <table:table-cell table:formula="of:=[.$D$5]*[.C104]-[.$D$4]" office:value-type="float" office:value="4.70864313085947">
            <text:p>4.7086431309</text:p>
          </table:table-cell>
          <table:table-cell table:formula="of:=INT([.D104]/[.$B$1]*1024)" office:value-type="float" office:value="964">
            <text:p>964</text:p>
          </table:table-cell>
          <table:table-cell table:number-columns-repeated="10"/>
        </table:table-row>
        <table:table-row table:style-name="ro2">
          <table:table-cell table:formula="of:=[.A104]+[.$D$1]" office:value-type="float" office:value="-10.7">
            <text:p>-10.7</text:p>
          </table:table-cell>
          <table:table-cell table:formula="of:=[.$M$2]+[.$M$3]*[.A105]+[.$M$4]*[.A105]^2+[.$M$5]*[.A105]^3+[.$M$6]*[.A105]^4+[.$N$2]*[.A105]^5+[.$N$3]*[.A105]^6+[.$N$4]*[.A105]^7+[.$N$5]*[.A105]^8+[.$N$6]*[.A105]^9" office:value-type="float" office:value="108.597118006746">
            <text:p>108.5971180067</text:p>
          </table:table-cell>
          <table:table-cell table:formula="of:=[.B105]/([.$B$2]+[.B105])*[.$B$1]" office:value-type="float" office:value="4.06687770656804">
            <text:p>4.0668777066</text:p>
          </table:table-cell>
          <table:table-cell table:formula="of:=[.$D$5]*[.C105]-[.$D$4]" office:value-type="float" office:value="4.70514716085359">
            <text:p>4.7051471609</text:p>
          </table:table-cell>
          <table:table-cell table:formula="of:=INT([.D105]/[.$B$1]*1024)" office:value-type="float" office:value="963">
            <text:p>963</text:p>
          </table:table-cell>
          <table:table-cell table:number-columns-repeated="10"/>
        </table:table-row>
        <table:table-row table:style-name="ro2">
          <table:table-cell table:formula="of:=[.A105]+[.$D$1]" office:value-type="float" office:value="-10.6">
            <text:p>-10.6</text:p>
          </table:table-cell>
          <table:table-cell table:formula="of:=[.$M$2]+[.$M$3]*[.A106]+[.$M$4]*[.A106]^2+[.$M$5]*[.A106]^3+[.$M$6]*[.A106]^4+[.$N$2]*[.A106]^5+[.$N$3]*[.A106]^6+[.$N$4]*[.A106]^7+[.$N$5]*[.A106]^8+[.$N$6]*[.A106]^9" office:value-type="float" office:value="108.244827209939">
            <text:p>108.2448272099</text:p>
          </table:table-cell>
          <table:table-cell table:formula="of:=[.B106]/([.$B$2]+[.B106])*[.$B$1]" office:value-type="float" office:value="4.0644090531772">
            <text:p>4.0644090532</text:p>
          </table:table-cell>
          <table:table-cell table:formula="of:=[.$D$5]*[.C106]-[.$D$4]" office:value-type="float" office:value="4.70164530868785">
            <text:p>4.7016453087</text:p>
          </table:table-cell>
          <table:table-cell table:formula="of:=INT([.D106]/[.$B$1]*1024)" office:value-type="float" office:value="962">
            <text:p>962</text:p>
          </table:table-cell>
          <table:table-cell table:number-columns-repeated="10"/>
        </table:table-row>
        <table:table-row table:style-name="ro2">
          <table:table-cell table:formula="of:=[.A106]+[.$D$1]" office:value-type="float" office:value="-10.5">
            <text:p>-10.5</text:p>
          </table:table-cell>
          <table:table-cell table:formula="of:=[.$M$2]+[.$M$3]*[.A107]+[.$M$4]*[.A107]^2+[.$M$5]*[.A107]^3+[.$M$6]*[.A107]^4+[.$N$2]*[.A107]^5+[.$N$3]*[.A107]^6+[.$N$4]*[.A107]^7+[.$N$5]*[.A107]^8+[.$N$6]*[.A107]^9" office:value-type="float" office:value="107.893805286607">
            <text:p>107.8938052866</text:p>
          </table:table-cell>
          <table:table-cell table:formula="of:=[.B107]/([.$B$2]+[.B107])*[.$B$1]" office:value-type="float" office:value="4.06193626541798">
            <text:p>4.0619362654</text:p>
          </table:table-cell>
          <table:table-cell table:formula="of:=[.$D$5]*[.C107]-[.$D$4]" office:value-type="float" office:value="4.69813759180778">
            <text:p>4.6981375918</text:p>
          </table:table-cell>
          <table:table-cell table:formula="of:=INT([.D107]/[.$B$1]*1024)" office:value-type="float" office:value="962">
            <text:p>962</text:p>
          </table:table-cell>
          <table:table-cell table:number-columns-repeated="10"/>
        </table:table-row>
        <table:table-row table:style-name="ro2">
          <table:table-cell table:formula="of:=[.A107]+[.$D$1]" office:value-type="float" office:value="-10.4">
            <text:p>-10.4</text:p>
          </table:table-cell>
          <table:table-cell table:formula="of:=[.$M$2]+[.$M$3]*[.A108]+[.$M$4]*[.A108]^2+[.$M$5]*[.A108]^3+[.$M$6]*[.A108]^4+[.$N$2]*[.A108]^5+[.$N$3]*[.A108]^6+[.$N$4]*[.A108]^7+[.$N$5]*[.A108]^8+[.$N$6]*[.A108]^9" office:value-type="float" office:value="107.54404860121">
            <text:p>107.5440486012</text:p>
          </table:table-cell>
          <table:table-cell table:formula="of:=[.B108]/([.$B$2]+[.B108])*[.$B$1]" office:value-type="float" office:value="4.05945935567007">
            <text:p>4.0594593557</text:p>
          </table:table-cell>
          <table:table-cell table:formula="of:=[.$D$5]*[.C108]-[.$D$4]" office:value-type="float" office:value="4.69462402777434">
            <text:p>4.6946240278</text:p>
          </table:table-cell>
          <table:table-cell table:formula="of:=INT([.D108]/[.$B$1]*1024)" office:value-type="float" office:value="961">
            <text:p>961</text:p>
          </table:table-cell>
          <table:table-cell table:number-columns-repeated="10"/>
        </table:table-row>
        <table:table-row table:style-name="ro2">
          <table:table-cell table:formula="of:=[.A108]+[.$D$1]" office:value-type="float" office:value="-10.3">
            <text:p>-10.3</text:p>
          </table:table-cell>
          <table:table-cell table:formula="of:=[.$M$2]+[.$M$3]*[.A109]+[.$M$4]*[.A109]^2+[.$M$5]*[.A109]^3+[.$M$6]*[.A109]^4+[.$N$2]*[.A109]^5+[.$N$3]*[.A109]^6+[.$N$4]*[.A109]^7+[.$N$5]*[.A109]^8+[.$N$6]*[.A109]^9" office:value-type="float" office:value="107.195553516092">
            <text:p>107.1955535161</text:p>
          </table:table-cell>
          <table:table-cell table:formula="of:=[.B109]/([.$B$2]+[.B109])*[.$B$1]" office:value-type="float" office:value="4.05697833639386">
            <text:p>4.0569783364</text:p>
          </table:table-cell>
          <table:table-cell table:formula="of:=[.$D$5]*[.C109]-[.$D$4]" office:value-type="float" office:value="4.69110463426293">
            <text:p>4.6911046343</text:p>
          </table:table-cell>
          <table:table-cell table:formula="of:=INT([.D109]/[.$B$1]*1024)" office:value-type="float" office:value="960">
            <text:p>960</text:p>
          </table:table-cell>
          <table:table-cell table:number-columns-repeated="10"/>
        </table:table-row>
        <table:table-row table:style-name="ro2">
          <table:table-cell table:formula="of:=[.A109]+[.$D$1]" office:value-type="float" office:value="-10.2">
            <text:p>-10.2</text:p>
          </table:table-cell>
          <table:table-cell table:formula="of:=[.$M$2]+[.$M$3]*[.A110]+[.$M$4]*[.A110]^2+[.$M$5]*[.A110]^3+[.$M$6]*[.A110]^4+[.$N$2]*[.A110]^5+[.$N$3]*[.A110]^6+[.$N$4]*[.A110]^7+[.$N$5]*[.A110]^8+[.$N$6]*[.A110]^9" office:value-type="float" office:value="106.848316391601">
            <text:p>106.8483163916</text:p>
          </table:table-cell>
          <table:table-cell table:formula="of:=[.B110]/([.$B$2]+[.B110])*[.$B$1]" office:value-type="float" office:value="4.0544932201298">
            <text:p>4.0544932201</text:p>
          </table:table-cell>
          <table:table-cell table:formula="of:=[.$D$5]*[.C110]-[.$D$4]" office:value-type="float" office:value="4.68757942906251">
            <text:p>4.6875794291</text:p>
          </table:table-cell>
          <table:table-cell table:formula="of:=INT([.D110]/[.$B$1]*1024)" office:value-type="float" office:value="960">
            <text:p>960</text:p>
          </table:table-cell>
          <table:table-cell table:number-columns-repeated="10"/>
        </table:table-row>
        <table:table-row table:style-name="ro2">
          <table:table-cell table:formula="of:=[.A110]+[.$D$1]" office:value-type="float" office:value="-10.1">
            <text:p>-10.1</text:p>
          </table:table-cell>
          <table:table-cell table:formula="of:=[.$M$2]+[.$M$3]*[.A111]+[.$M$4]*[.A111]^2+[.$M$5]*[.A111]^3+[.$M$6]*[.A111]^4+[.$N$2]*[.A111]^5+[.$N$3]*[.A111]^6+[.$N$4]*[.A111]^7+[.$N$5]*[.A111]^8+[.$N$6]*[.A111]^9" office:value-type="float" office:value="106.502333586196">
            <text:p>106.5023335862</text:p>
          </table:table-cell>
          <table:table-cell table:formula="of:=[.B111]/([.$B$2]+[.B111])*[.$B$1]" office:value-type="float" office:value="4.05200401949774">
            <text:p>4.0520040195</text:p>
          </table:table-cell>
          <table:table-cell table:formula="of:=[.$D$5]*[.C111]-[.$D$4]" office:value-type="float" office:value="4.68404843007467">
            <text:p>4.6840484301</text:p>
          </table:table-cell>
          <table:table-cell table:formula="of:=INT([.D111]/[.$B$1]*1024)" office:value-type="float" office:value="959">
            <text:p>959</text:p>
          </table:table-cell>
          <table:table-cell table:number-columns-repeated="10"/>
        </table:table-row>
        <table:table-row table:style-name="ro2">
          <table:table-cell table:formula="of:=[.A111]+[.$D$1]" office:value-type="float" office:value="-9.99999999999997">
            <text:p>-10</text:p>
          </table:table-cell>
          <table:table-cell table:formula="of:=[.$M$2]+[.$M$3]*[.A112]+[.$M$4]*[.A112]^2+[.$M$5]*[.A112]^3+[.$M$6]*[.A112]^4+[.$N$2]*[.A112]^5+[.$N$3]*[.A112]^6+[.$N$4]*[.A112]^7+[.$N$5]*[.A112]^8+[.$N$6]*[.A112]^9" office:value-type="float" office:value="106.157601456562">
            <text:p>106.1576014566</text:p>
          </table:table-cell>
          <table:table-cell table:formula="of:=[.B112]/([.$B$2]+[.B112])*[.$B$1]" office:value-type="float" office:value="4.04951074719623">
            <text:p>4.0495107472</text:p>
          </table:table-cell>
          <table:table-cell table:formula="of:=[.$D$5]*[.C112]-[.$D$4]" office:value-type="float" office:value="4.68051165531268">
            <text:p>4.6805116553</text:p>
          </table:table-cell>
          <table:table-cell table:formula="of:=INT([.D112]/[.$B$1]*1024)" office:value-type="float" office:value="958">
            <text:p>958</text:p>
          </table:table-cell>
          <table:table-cell table:number-columns-repeated="10"/>
        </table:table-row>
        <table:table-row table:style-name="ro2">
          <table:table-cell table:formula="of:=[.A112]+[.$D$1]" office:value-type="float" office:value="-9.89999999999997">
            <text:p>-9.9</text:p>
          </table:table-cell>
          <table:table-cell table:formula="of:=[.$M$2]+[.$M$3]*[.A113]+[.$M$4]*[.A113]^2+[.$M$5]*[.A113]^3+[.$M$6]*[.A113]^4+[.$N$2]*[.A113]^5+[.$N$3]*[.A113]^6+[.$N$4]*[.A113]^7+[.$N$5]*[.A113]^8+[.$N$6]*[.A113]^9" office:value-type="float" office:value="105.81411635772">
            <text:p>105.8141163577</text:p>
          </table:table-cell>
          <table:table-cell table:formula="of:=[.B113]/([.$B$2]+[.B113])*[.$B$1]" office:value-type="float" office:value="4.04701341600191">
            <text:p>4.047013416</text:p>
          </table:table-cell>
          <table:table-cell table:formula="of:=[.$D$5]*[.C113]-[.$D$4]" office:value-type="float" office:value="4.67696912290053">
            <text:p>4.6769691229</text:p>
          </table:table-cell>
          <table:table-cell table:formula="of:=INT([.D113]/[.$B$1]*1024)" office:value-type="float" office:value="957">
            <text:p>957</text:p>
          </table:table-cell>
          <table:table-cell table:number-columns-repeated="10"/>
        </table:table-row>
        <table:table-row table:style-name="ro2">
          <table:table-cell table:formula="of:=[.A113]+[.$D$1]" office:value-type="float" office:value="-9.79999999999997">
            <text:p>-9.8</text:p>
          </table:table-cell>
          <table:table-cell table:formula="of:=[.$M$2]+[.$M$3]*[.A114]+[.$M$4]*[.A114]^2+[.$M$5]*[.A114]^3+[.$M$6]*[.A114]^4+[.$N$2]*[.A114]^5+[.$N$3]*[.A114]^6+[.$N$4]*[.A114]^7+[.$N$5]*[.A114]^8+[.$N$6]*[.A114]^9" office:value-type="float" office:value="105.471874643132">
            <text:p>105.4718746431</text:p>
          </table:table-cell>
          <table:table-cell table:formula="of:=[.B114]/([.$B$2]+[.B114])*[.$B$1]" office:value-type="float" office:value="4.04451203876878">
            <text:p>4.0445120388</text:p>
          </table:table-cell>
          <table:table-cell table:formula="of:=[.$D$5]*[.C114]-[.$D$4]" office:value-type="float" office:value="4.67342085107197">
            <text:p>4.6734208511</text:p>
          </table:table-cell>
          <table:table-cell table:formula="of:=INT([.D114]/[.$B$1]*1024)" office:value-type="float" office:value="957">
            <text:p>957</text:p>
          </table:table-cell>
          <table:table-cell table:number-columns-repeated="10"/>
        </table:table-row>
        <table:table-row table:style-name="ro2">
          <table:table-cell table:formula="of:=[.A114]+[.$D$1]" office:value-type="float" office:value="-9.69999999999997">
            <text:p>-9.7</text:p>
          </table:table-cell>
          <table:table-cell table:formula="of:=[.$M$2]+[.$M$3]*[.A115]+[.$M$4]*[.A115]^2+[.$M$5]*[.A115]^3+[.$M$6]*[.A115]^4+[.$N$2]*[.A115]^5+[.$N$3]*[.A115]^6+[.$N$4]*[.A115]^7+[.$N$5]*[.A115]^8+[.$N$6]*[.A115]^9" office:value-type="float" office:value="105.130872664819">
            <text:p>105.1308726648</text:p>
          </table:table-cell>
          <table:table-cell table:formula="of:=[.B115]/([.$B$2]+[.B115])*[.$B$1]" office:value-type="float" office:value="4.04200662842751">
            <text:p>4.0420066284</text:p>
          </table:table-cell>
          <table:table-cell table:formula="of:=[.$D$5]*[.C115]-[.$D$4]" office:value-type="float" office:value="4.66986685816952">
            <text:p>4.6698668582</text:p>
          </table:table-cell>
          <table:table-cell table:formula="of:=INT([.D115]/[.$B$1]*1024)" office:value-type="float" office:value="956">
            <text:p>956</text:p>
          </table:table-cell>
          <table:table-cell table:number-columns-repeated="10"/>
        </table:table-row>
        <table:table-row table:style-name="ro2">
          <table:table-cell table:formula="of:=[.A115]+[.$D$1]" office:value-type="float" office:value="-9.59999999999997">
            <text:p>-9.6</text:p>
          </table:table-cell>
          <table:table-cell table:formula="of:=[.$M$2]+[.$M$3]*[.A116]+[.$M$4]*[.A116]^2+[.$M$5]*[.A116]^3+[.$M$6]*[.A116]^4+[.$N$2]*[.A116]^5+[.$N$3]*[.A116]^6+[.$N$4]*[.A116]^7+[.$N$5]*[.A116]^8+[.$N$6]*[.A116]^9" office:value-type="float" office:value="104.791106773462">
            <text:p>104.7911067735</text:p>
          </table:table-cell>
          <table:table-cell table:formula="of:=[.B116]/([.$B$2]+[.B116])*[.$B$1]" office:value-type="float" office:value="4.03949719798478">
            <text:p>4.039497198</text:p>
          </table:table-cell>
          <table:table-cell table:formula="of:=[.$D$5]*[.C116]-[.$D$4]" office:value-type="float" office:value="4.66630716264349">
            <text:p>4.6663071626</text:p>
          </table:table-cell>
          <table:table-cell table:formula="of:=INT([.D116]/[.$B$1]*1024)" office:value-type="float" office:value="955">
            <text:p>955</text:p>
          </table:table-cell>
          <table:table-cell table:number-columns-repeated="10"/>
        </table:table-row>
        <table:table-row table:style-name="ro2">
          <table:table-cell table:formula="of:=[.A116]+[.$D$1]" office:value-type="float" office:value="-9.49999999999997">
            <text:p>-9.5</text:p>
          </table:table-cell>
          <table:table-cell table:formula="of:=[.$M$2]+[.$M$3]*[.A117]+[.$M$4]*[.A117]^2+[.$M$5]*[.A117]^3+[.$M$6]*[.A117]^4+[.$N$2]*[.A117]^5+[.$N$3]*[.A117]^6+[.$N$4]*[.A117]^7+[.$N$5]*[.A117]^8+[.$N$6]*[.A117]^9" office:value-type="float" office:value="104.452573318512">
            <text:p>104.4525733185</text:p>
          </table:table-cell>
          <table:table-cell table:formula="of:=[.B117]/([.$B$2]+[.B117])*[.$B$1]" office:value-type="float" office:value="4.03698376052251">
            <text:p>4.0369837605</text:p>
          </table:table-cell>
          <table:table-cell table:formula="of:=[.$D$5]*[.C117]-[.$D$4]" office:value-type="float" office:value="4.66274178305098">
            <text:p>4.6627417831</text:p>
          </table:table-cell>
          <table:table-cell table:formula="of:=INT([.D117]/[.$B$1]*1024)" office:value-type="float" office:value="954">
            <text:p>954</text:p>
          </table:table-cell>
          <table:table-cell table:number-columns-repeated="10"/>
        </table:table-row>
        <table:table-row table:style-name="ro2">
          <table:table-cell table:formula="of:=[.A117]+[.$D$1]" office:value-type="float" office:value="-9.39999999999997">
            <text:p>-9.4</text:p>
          </table:table-cell>
          <table:table-cell table:formula="of:=[.$M$2]+[.$M$3]*[.A118]+[.$M$4]*[.A118]^2+[.$M$5]*[.A118]^3+[.$M$6]*[.A118]^4+[.$N$2]*[.A118]^5+[.$N$3]*[.A118]^6+[.$N$4]*[.A118]^7+[.$N$5]*[.A118]^8+[.$N$6]*[.A118]^9" office:value-type="float" office:value="104.115268648297">
            <text:p>104.1152686483</text:p>
          </table:table-cell>
          <table:table-cell table:formula="of:=[.B118]/([.$B$2]+[.B118])*[.$B$1]" office:value-type="float" office:value="4.03446632919723">
            <text:p>4.0344663292</text:p>
          </table:table-cell>
          <table:table-cell table:formula="of:=[.$D$5]*[.C118]-[.$D$4]" office:value-type="float" office:value="4.65917073805484">
            <text:p>4.6591707381</text:p>
          </table:table-cell>
          <table:table-cell table:formula="of:=INT([.D118]/[.$B$1]*1024)" office:value-type="float" office:value="954">
            <text:p>954</text:p>
          </table:table-cell>
          <table:table-cell table:number-columns-repeated="10"/>
        </table:table-row>
        <table:table-row table:style-name="ro2">
          <table:table-cell table:formula="of:=[.A118]+[.$D$1]" office:value-type="float" office:value="-9.29999999999997">
            <text:p>-9.3</text:p>
          </table:table-cell>
          <table:table-cell table:formula="of:=[.$M$2]+[.$M$3]*[.A119]+[.$M$4]*[.A119]^2+[.$M$5]*[.A119]^3+[.$M$6]*[.A119]^4+[.$N$2]*[.A119]^5+[.$N$3]*[.A119]^6+[.$N$4]*[.A119]^7+[.$N$5]*[.A119]^8+[.$N$6]*[.A119]^9" office:value-type="float" office:value="103.77918911013">
            <text:p>103.7791891101</text:p>
          </table:table-cell>
          <table:table-cell table:formula="of:=[.B119]/([.$B$2]+[.B119])*[.$B$1]" office:value-type="float" office:value="4.03194491723925">
            <text:p>4.0319449172</text:p>
          </table:table-cell>
          <table:table-cell table:formula="of:=[.$D$5]*[.C119]-[.$D$4]" office:value-type="float" office:value="4.65559404642266">
            <text:p>4.6555940464</text:p>
          </table:table-cell>
          <table:table-cell table:formula="of:=INT([.D119]/[.$B$1]*1024)" office:value-type="float" office:value="953">
            <text:p>953</text:p>
          </table:table-cell>
          <table:table-cell table:number-columns-repeated="10"/>
        </table:table-row>
        <table:table-row table:style-name="ro2">
          <table:table-cell table:formula="of:=[.A119]+[.$D$1]" office:value-type="float" office:value="-9.19999999999997">
            <text:p>-9.2</text:p>
          </table:table-cell>
          <table:table-cell table:formula="of:=[.$M$2]+[.$M$3]*[.A120]+[.$M$4]*[.A120]^2+[.$M$5]*[.A120]^3+[.$M$6]*[.A120]^4+[.$N$2]*[.A120]^5+[.$N$3]*[.A120]^6+[.$N$4]*[.A120]^7+[.$N$5]*[.A120]^8+[.$N$6]*[.A120]^9" office:value-type="float" office:value="103.444331050411">
            <text:p>103.4443310504</text:p>
          </table:table-cell>
          <table:table-cell table:formula="of:=[.B120]/([.$B$2]+[.B120])*[.$B$1]" office:value-type="float" office:value="4.02941953795203">
            <text:p>4.029419538</text:p>
          </table:table-cell>
          <table:table-cell table:formula="of:=[.$D$5]*[.C120]-[.$D$4]" office:value-type="float" office:value="4.65201172702573">
            <text:p>4.652011727</text:p>
          </table:table-cell>
          <table:table-cell table:formula="of:=INT([.D120]/[.$B$1]*1024)" office:value-type="float" office:value="952">
            <text:p>952</text:p>
          </table:table-cell>
          <table:table-cell table:number-columns-repeated="10"/>
        </table:table-row>
        <table:table-row table:style-name="ro2">
          <table:table-cell table:formula="of:=[.A120]+[.$D$1]" office:value-type="float" office:value="-9.09999999999997">
            <text:p>-9.1</text:p>
          </table:table-cell>
          <table:table-cell table:formula="of:=[.$M$2]+[.$M$3]*[.A121]+[.$M$4]*[.A121]^2+[.$M$5]*[.A121]^3+[.$M$6]*[.A121]^4+[.$N$2]*[.A121]^5+[.$N$3]*[.A121]^6+[.$N$4]*[.A121]^7+[.$N$5]*[.A121]^8+[.$N$6]*[.A121]^9" office:value-type="float" office:value="103.110690814733">
            <text:p>103.1106908147</text:p>
          </table:table-cell>
          <table:table-cell table:formula="of:=[.B121]/([.$B$2]+[.B121])*[.$B$1]" office:value-type="float" office:value="4.02689020471137">
            <text:p>4.0268902047</text:p>
          </table:table-cell>
          <table:table-cell table:formula="of:=[.$D$5]*[.C121]-[.$D$4]" office:value-type="float" office:value="4.64842379883801">
            <text:p>4.6484237988</text:p>
          </table:table-cell>
          <table:table-cell table:formula="of:=INT([.D121]/[.$B$1]*1024)" office:value-type="float" office:value="951">
            <text:p>951</text:p>
          </table:table-cell>
          <table:table-cell table:number-columns-repeated="10"/>
        </table:table-row>
        <table:table-row table:style-name="ro2">
          <table:table-cell table:formula="of:=[.A121]+[.$D$1]" office:value-type="float" office:value="-8.99999999999997">
            <text:p>-9</text:p>
          </table:table-cell>
          <table:table-cell table:formula="of:=[.$M$2]+[.$M$3]*[.A122]+[.$M$4]*[.A122]^2+[.$M$5]*[.A122]^3+[.$M$6]*[.A122]^4+[.$N$2]*[.A122]^5+[.$N$3]*[.A122]^6+[.$N$4]*[.A122]^7+[.$N$5]*[.A122]^8+[.$N$6]*[.A122]^9" office:value-type="float" office:value="102.778264747985">
            <text:p>102.778264748</text:p>
          </table:table-cell>
          <table:table-cell table:formula="of:=[.B122]/([.$B$2]+[.B122])*[.$B$1]" office:value-type="float" office:value="4.02435693096469">
            <text:p>4.024356931</text:p>
          </table:table-cell>
          <table:table-cell table:formula="of:=[.$D$5]*[.C122]-[.$D$4]" office:value-type="float" office:value="4.64483028093503">
            <text:p>4.6448302809</text:p>
          </table:table-cell>
          <table:table-cell table:formula="of:=INT([.D122]/[.$B$1]*1024)" office:value-type="float" office:value="951">
            <text:p>951</text:p>
          </table:table-cell>
          <table:table-cell table:number-columns-repeated="10"/>
        </table:table-row>
        <table:table-row table:style-name="ro2">
          <table:table-cell table:formula="of:=[.A122]+[.$D$1]" office:value-type="float" office:value="-8.89999999999997">
            <text:p>-8.9</text:p>
          </table:table-cell>
          <table:table-cell table:formula="of:=[.$M$2]+[.$M$3]*[.A123]+[.$M$4]*[.A123]^2+[.$M$5]*[.A123]^3+[.$M$6]*[.A123]^4+[.$N$2]*[.A123]^5+[.$N$3]*[.A123]^6+[.$N$4]*[.A123]^7+[.$N$5]*[.A123]^8+[.$N$6]*[.A123]^9" office:value-type="float" office:value="102.447049194459">
            <text:p>102.4470491945</text:p>
          </table:table-cell>
          <table:table-cell table:formula="of:=[.B123]/([.$B$2]+[.B123])*[.$B$1]" office:value-type="float" office:value="4.02181973023028">
            <text:p>4.0218197302</text:p>
          </table:table-cell>
          <table:table-cell table:formula="of:=[.$D$5]*[.C123]-[.$D$4]" office:value-type="float" office:value="4.64123119249284">
            <text:p>4.6412311925</text:p>
          </table:table-cell>
          <table:table-cell table:formula="of:=INT([.D123]/[.$B$1]*1024)" office:value-type="float" office:value="950">
            <text:p>950</text:p>
          </table:table-cell>
          <table:table-cell table:number-columns-repeated="10"/>
        </table:table-row>
        <table:table-row table:style-name="ro2">
          <table:table-cell table:formula="of:=[.A123]+[.$D$1]" office:value-type="float" office:value="-8.79999999999997">
            <text:p>-8.8</text:p>
          </table:table-cell>
          <table:table-cell table:formula="of:=[.$M$2]+[.$M$3]*[.A124]+[.$M$4]*[.A124]^2+[.$M$5]*[.A124]^3+[.$M$6]*[.A124]^4+[.$N$2]*[.A124]^5+[.$N$3]*[.A124]^6+[.$N$4]*[.A124]^7+[.$N$5]*[.A124]^8+[.$N$6]*[.A124]^9" office:value-type="float" office:value="102.117040497947">
            <text:p>102.1170404979</text:p>
          </table:table-cell>
          <table:table-cell table:formula="of:=[.B124]/([.$B$2]+[.B124])*[.$B$1]" office:value-type="float" office:value="4.0192786160965">
            <text:p>4.0192786161</text:p>
          </table:table-cell>
          <table:table-cell table:formula="of:=[.$D$5]*[.C124]-[.$D$4]" office:value-type="float" office:value="4.63762655278691">
            <text:p>4.6376265528</text:p>
          </table:table-cell>
          <table:table-cell table:formula="of:=INT([.D124]/[.$B$1]*1024)" office:value-type="float" office:value="949">
            <text:p>949</text:p>
          </table:table-cell>
          <table:table-cell table:number-columns-repeated="10"/>
        </table:table-row>
        <table:table-row table:style-name="ro2">
          <table:table-cell table:formula="of:=[.A124]+[.$D$1]" office:value-type="float" office:value="-8.69999999999997">
            <text:p>-8.7</text:p>
          </table:table-cell>
          <table:table-cell table:formula="of:=[.$M$2]+[.$M$3]*[.A125]+[.$M$4]*[.A125]^2+[.$M$5]*[.A125]^3+[.$M$6]*[.A125]^4+[.$N$2]*[.A125]^5+[.$N$3]*[.A125]^6+[.$N$4]*[.A125]^7+[.$N$5]*[.A125]^8+[.$N$6]*[.A125]^9" office:value-type="float" office:value="101.788235001847">
            <text:p>101.7882350018</text:p>
          </table:table-cell>
          <table:table-cell table:formula="of:=[.B125]/([.$B$2]+[.B125])*[.$B$1]" office:value-type="float" office:value="4.01673360222106">
            <text:p>4.0167336022</text:p>
          </table:table-cell>
          <table:table-cell table:formula="of:=[.$D$5]*[.C125]-[.$D$4]" office:value-type="float" office:value="4.63401638119108">
            <text:p>4.6340163812</text:p>
          </table:table-cell>
          <table:table-cell table:formula="of:=INT([.D125]/[.$B$1]*1024)" office:value-type="float" office:value="949">
            <text:p>949</text:p>
          </table:table-cell>
          <table:table-cell table:number-columns-repeated="10"/>
        </table:table-row>
        <table:table-row table:style-name="ro2">
          <table:table-cell table:formula="of:=[.A125]+[.$D$1]" office:value-type="float" office:value="-8.59999999999997">
            <text:p>-8.6</text:p>
          </table:table-cell>
          <table:table-cell table:formula="of:=[.$M$2]+[.$M$3]*[.A126]+[.$M$4]*[.A126]^2+[.$M$5]*[.A126]^3+[.$M$6]*[.A126]^4+[.$N$2]*[.A126]^5+[.$N$3]*[.A126]^6+[.$N$4]*[.A126]^7+[.$N$5]*[.A126]^8+[.$N$6]*[.A126]^9" office:value-type="float" office:value="101.460629049261">
            <text:p>101.4606290493</text:p>
          </table:table-cell>
          <table:table-cell table:formula="of:=[.B126]/([.$B$2]+[.B126])*[.$B$1]" office:value-type="float" office:value="4.0141847023302">
            <text:p>4.0141847023</text:p>
          </table:table-cell>
          <table:table-cell table:formula="of:=[.$D$5]*[.C126]-[.$D$4]" office:value-type="float" office:value="4.63040069717639">
            <text:p>4.6304006972</text:p>
          </table:table-cell>
          <table:table-cell table:formula="of:=INT([.D126]/[.$B$1]*1024)" office:value-type="float" office:value="948">
            <text:p>948</text:p>
          </table:table-cell>
          <table:table-cell table:number-columns-repeated="10"/>
        </table:table-row>
        <table:table-row table:style-name="ro2">
          <table:table-cell table:formula="of:=[.A126]+[.$D$1]" office:value-type="float" office:value="-8.49999999999997">
            <text:p>-8.5</text:p>
          </table:table-cell>
          <table:table-cell table:formula="of:=[.$M$2]+[.$M$3]*[.A127]+[.$M$4]*[.A127]^2+[.$M$5]*[.A127]^3+[.$M$6]*[.A127]^4+[.$N$2]*[.A127]^5+[.$N$3]*[.A127]^6+[.$N$4]*[.A127]^7+[.$N$5]*[.A127]^8+[.$N$6]*[.A127]^9" office:value-type="float" office:value="101.134218983097">
            <text:p>101.1342189831</text:p>
          </table:table-cell>
          <table:table-cell table:formula="of:=[.B127]/([.$B$2]+[.B127])*[.$B$1]" office:value-type="float" office:value="4.01163193021794">
            <text:p>4.0116319302</text:p>
          </table:table-cell>
          <table:table-cell table:formula="of:=[.$D$5]*[.C127]-[.$D$4]" office:value-type="float" office:value="4.62677952031002">
            <text:p>4.6267795203</text:p>
          </table:table-cell>
          <table:table-cell table:formula="of:=INT([.D127]/[.$B$1]*1024)" office:value-type="float" office:value="947">
            <text:p>947</text:p>
          </table:table-cell>
          <table:table-cell table:number-columns-repeated="10"/>
        </table:table-row>
        <table:table-row table:style-name="ro2">
          <table:table-cell table:formula="of:=[.A127]+[.$D$1]" office:value-type="float" office:value="-8.39999999999997">
            <text:p>-8.4</text:p>
          </table:table-cell>
          <table:table-cell table:formula="of:=[.$M$2]+[.$M$3]*[.A128]+[.$M$4]*[.A128]^2+[.$M$5]*[.A128]^3+[.$M$6]*[.A128]^4+[.$N$2]*[.A128]^5+[.$N$3]*[.A128]^6+[.$N$4]*[.A128]^7+[.$N$5]*[.A128]^8+[.$N$6]*[.A128]^9" office:value-type="float" office:value="100.809001146169">
            <text:p>100.8090011462</text:p>
          </table:table-cell>
          <table:table-cell table:formula="of:=[.B128]/([.$B$2]+[.B128])*[.$B$1]" office:value-type="float" office:value="4.00907529974522">
            <text:p>4.0090752997</text:p>
          </table:table-cell>
          <table:table-cell table:formula="of:=[.$D$5]*[.C128]-[.$D$4]" office:value-type="float" office:value="4.62315287025411">
            <text:p>4.6231528703</text:p>
          </table:table-cell>
          <table:table-cell table:formula="of:=INT([.D128]/[.$B$1]*1024)" office:value-type="float" office:value="946">
            <text:p>946</text:p>
          </table:table-cell>
          <table:table-cell table:number-columns-repeated="10"/>
        </table:table-row>
        <table:table-row table:style-name="ro2">
          <table:table-cell table:formula="of:=[.A128]+[.$D$1]" office:value-type="float" office:value="-8.29999999999997">
            <text:p>-8.3</text:p>
          </table:table-cell>
          <table:table-cell table:formula="of:=[.$M$2]+[.$M$3]*[.A129]+[.$M$4]*[.A129]^2+[.$M$5]*[.A129]^3+[.$M$6]*[.A129]^4+[.$N$2]*[.A129]^5+[.$N$3]*[.A129]^6+[.$N$4]*[.A129]^7+[.$N$5]*[.A129]^8+[.$N$6]*[.A129]^9" office:value-type="float" office:value="100.484971881293">
            <text:p>100.4849718813</text:p>
          </table:table-cell>
          <table:table-cell table:formula="of:=[.B129]/([.$B$2]+[.B129])*[.$B$1]" office:value-type="float" office:value="4.00651482483917">
            <text:p>4.0065148248</text:p>
          </table:table-cell>
          <table:table-cell table:formula="of:=[.$D$5]*[.C129]-[.$D$4]" office:value-type="float" office:value="4.61952076676468">
            <text:p>4.6195207668</text:p>
          </table:table-cell>
          <table:table-cell table:formula="of:=INT([.D129]/[.$B$1]*1024)" office:value-type="float" office:value="946">
            <text:p>946</text:p>
          </table:table-cell>
          <table:table-cell table:number-columns-repeated="10"/>
        </table:table-row>
        <table:table-row table:style-name="ro2">
          <table:table-cell table:formula="of:=[.A129]+[.$D$1]" office:value-type="float" office:value="-8.19999999999997">
            <text:p>-8.2</text:p>
          </table:table-cell>
          <table:table-cell table:formula="of:=[.$M$2]+[.$M$3]*[.A130]+[.$M$4]*[.A130]^2+[.$M$5]*[.A130]^3+[.$M$6]*[.A130]^4+[.$N$2]*[.A130]^5+[.$N$3]*[.A130]^6+[.$N$4]*[.A130]^7+[.$N$5]*[.A130]^8+[.$N$6]*[.A130]^9" office:value-type="float" office:value="100.16212753139">
            <text:p>100.1621275314</text:p>
          </table:table-cell>
          <table:table-cell table:formula="of:=[.B130]/([.$B$2]+[.B130])*[.$B$1]" office:value-type="float" office:value="4.00395051949228">
            <text:p>4.0039505195</text:p>
          </table:table-cell>
          <table:table-cell table:formula="of:=[.$D$5]*[.C130]-[.$D$4]" office:value-type="float" office:value="4.61588322969043">
            <text:p>4.6158832297</text:p>
          </table:table-cell>
          <table:table-cell table:formula="of:=INT([.D130]/[.$B$1]*1024)" office:value-type="float" office:value="945">
            <text:p>945</text:p>
          </table:table-cell>
          <table:table-cell table:number-columns-repeated="10"/>
        </table:table-row>
        <table:table-row table:style-name="ro2">
          <table:table-cell table:formula="of:=[.A130]+[.$D$1]" office:value-type="float" office:value="-8.09999999999997">
            <text:p>-8.1</text:p>
          </table:table-cell>
          <table:table-cell table:formula="of:=[.$M$2]+[.$M$3]*[.A131]+[.$M$4]*[.A131]^2+[.$M$5]*[.A131]^3+[.$M$6]*[.A131]^4+[.$N$2]*[.A131]^5+[.$N$3]*[.A131]^6+[.$N$4]*[.A131]^7+[.$N$5]*[.A131]^8+[.$N$6]*[.A131]^9" office:value-type="float" office:value="99.8404644395758">
            <text:p>99.8404644396</text:p>
          </table:table-cell>
          <table:table-cell table:formula="of:=[.B131]/([.$B$2]+[.B131])*[.$B$1]" office:value-type="float" office:value="4.00138239776153">
            <text:p>4.0013823978</text:p>
          </table:table-cell>
          <table:table-cell table:formula="of:=[.$D$5]*[.C131]-[.$D$4]" office:value-type="float" office:value="4.61224027897159">
            <text:p>4.612240279</text:p>
          </table:table-cell>
          <table:table-cell table:formula="of:=INT([.D131]/[.$B$1]*1024)" office:value-type="float" office:value="944">
            <text:p>944</text:p>
          </table:table-cell>
          <table:table-cell table:number-columns-repeated="10"/>
        </table:table-row>
        <table:table-row table:style-name="ro2">
          <table:table-cell table:formula="of:=[.A131]+[.$D$1]" office:value-type="float" office:value="-7.99999999999997">
            <text:p>-8</text:p>
          </table:table-cell>
          <table:table-cell table:formula="of:=[.$M$2]+[.$M$3]*[.A132]+[.$M$4]*[.A132]^2+[.$M$5]*[.A132]^3+[.$M$6]*[.A132]^4+[.$N$2]*[.A132]^5+[.$N$3]*[.A132]^6+[.$N$4]*[.A132]^7+[.$N$5]*[.A132]^8+[.$N$6]*[.A132]^9" office:value-type="float" office:value="99.5199789492663">
            <text:p>99.5199789493</text:p>
          </table:table-cell>
          <table:table-cell table:formula="of:=[.B132]/([.$B$2]+[.B132])*[.$B$1]" office:value-type="float" office:value="3.99881047376766">
            <text:p>3.9988104738</text:p>
          </table:table-cell>
          <table:table-cell table:formula="of:=[.$D$5]*[.C132]-[.$D$4]" office:value-type="float" office:value="4.6085919346388">
            <text:p>4.6085919346</text:p>
          </table:table-cell>
          <table:table-cell table:formula="of:=INT([.D132]/[.$B$1]*1024)" office:value-type="float" office:value="943">
            <text:p>943</text:p>
          </table:table-cell>
          <table:table-cell table:number-columns-repeated="10"/>
        </table:table-row>
        <table:table-row table:style-name="ro2">
          <table:table-cell table:formula="of:=[.A132]+[.$D$1]" office:value-type="float" office:value="-7.89999999999997">
            <text:p>-7.9</text:p>
          </table:table-cell>
          <table:table-cell table:formula="of:=[.$M$2]+[.$M$3]*[.A133]+[.$M$4]*[.A133]^2+[.$M$5]*[.A133]^3+[.$M$6]*[.A133]^4+[.$N$2]*[.A133]^5+[.$N$3]*[.A133]^6+[.$N$4]*[.A133]^7+[.$N$5]*[.A133]^8+[.$N$6]*[.A133]^9" office:value-type="float" office:value="99.2006674042677">
            <text:p>99.2006674043</text:p>
          </table:table-cell>
          <table:table-cell table:formula="of:=[.B133]/([.$B$2]+[.B133])*[.$B$1]" office:value-type="float" office:value="3.99623476169424">
            <text:p>3.9962347617</text:p>
          </table:table-cell>
          <table:table-cell table:formula="of:=[.$D$5]*[.C133]-[.$D$4]" office:value-type="float" office:value="4.60493821681187">
            <text:p>4.6049382168</text:p>
          </table:table-cell>
          <table:table-cell table:formula="of:=INT([.D133]/[.$B$1]*1024)" office:value-type="float" office:value="943">
            <text:p>943</text:p>
          </table:table-cell>
          <table:table-cell table:number-columns-repeated="10"/>
        </table:table-row>
        <table:table-row table:style-name="ro2">
          <table:table-cell table:formula="of:=[.A133]+[.$D$1]" office:value-type="float" office:value="-7.79999999999997">
            <text:p>-7.8</text:p>
          </table:table-cell>
          <table:table-cell table:formula="of:=[.$M$2]+[.$M$3]*[.A134]+[.$M$4]*[.A134]^2+[.$M$5]*[.A134]^3+[.$M$6]*[.A134]^4+[.$N$2]*[.A134]^5+[.$N$3]*[.A134]^6+[.$N$4]*[.A134]^7+[.$N$5]*[.A134]^8+[.$N$6]*[.A134]^9" office:value-type="float" office:value="98.8825261488736">
            <text:p>98.8825261489</text:p>
          </table:table-cell>
          <table:table-cell table:formula="of:=[.B134]/([.$B$2]+[.B134])*[.$B$1]" office:value-type="float" office:value="3.99365527578691">
            <text:p>3.9936552758</text:p>
          </table:table-cell>
          <table:table-cell table:formula="of:=[.$D$5]*[.C134]-[.$D$4]" office:value-type="float" office:value="4.60127914569859">
            <text:p>4.6012791457</text:p>
          </table:table-cell>
          <table:table-cell table:formula="of:=INT([.D134]/[.$B$1]*1024)" office:value-type="float" office:value="942">
            <text:p>942</text:p>
          </table:table-cell>
          <table:table-cell table:number-columns-repeated="10"/>
        </table:table-row>
        <table:table-row table:style-name="ro2">
          <table:table-cell table:formula="of:=[.A134]+[.$D$1]" office:value-type="float" office:value="-7.69999999999997">
            <text:p>-7.7</text:p>
          </table:table-cell>
          <table:table-cell table:formula="of:=[.$M$2]+[.$M$3]*[.A135]+[.$M$4]*[.A135]^2+[.$M$5]*[.A135]^3+[.$M$6]*[.A135]^4+[.$N$2]*[.A135]^5+[.$N$3]*[.A135]^6+[.$N$4]*[.A135]^7+[.$N$5]*[.A135]^8+[.$N$6]*[.A135]^9" office:value-type="float" office:value="98.5655515279597">
            <text:p>98.565551528</text:p>
          </table:table-cell>
          <table:table-cell table:formula="of:=[.B135]/([.$B$2]+[.B135])*[.$B$1]" office:value-type="float" office:value="3.99107203035248">
            <text:p>3.9910720304</text:p>
          </table:table-cell>
          <table:table-cell table:formula="of:=[.$D$5]*[.C135]-[.$D$4]" office:value-type="float" office:value="4.5976147415936">
            <text:p>4.5976147416</text:p>
          </table:table-cell>
          <table:table-cell table:formula="of:=INT([.D135]/[.$B$1]*1024)" office:value-type="float" office:value="941">
            <text:p>941</text:p>
          </table:table-cell>
          <table:table-cell table:number-columns-repeated="10"/>
        </table:table-row>
        <table:table-row table:style-name="ro2">
          <table:table-cell table:formula="of:=[.A135]+[.$D$1]" office:value-type="float" office:value="-7.59999999999998">
            <text:p>-7.6</text:p>
          </table:table-cell>
          <table:table-cell table:formula="of:=[.$M$2]+[.$M$3]*[.A136]+[.$M$4]*[.A136]^2+[.$M$5]*[.A136]^3+[.$M$6]*[.A136]^4+[.$N$2]*[.A136]^5+[.$N$3]*[.A136]^6+[.$N$4]*[.A136]^7+[.$N$5]*[.A136]^8+[.$N$6]*[.A136]^9" office:value-type="float" office:value="98.2497398870773">
            <text:p>98.2497398871</text:p>
          </table:table-cell>
          <table:table-cell table:formula="of:=[.B136]/([.$B$2]+[.B136])*[.$B$1]" office:value-type="float" office:value="3.98848503975811">
            <text:p>3.9884850398</text:p>
          </table:table-cell>
          <table:table-cell table:formula="of:=[.$D$5]*[.C136]-[.$D$4]" office:value-type="float" office:value="4.59394502487708">
            <text:p>4.5939450249</text:p>
          </table:table-cell>
          <table:table-cell table:formula="of:=INT([.D136]/[.$B$1]*1024)" office:value-type="float" office:value="940">
            <text:p>940</text:p>
          </table:table-cell>
          <table:table-cell table:number-columns-repeated="10"/>
        </table:table-row>
        <table:table-row table:style-name="ro2">
          <table:table-cell table:formula="of:=[.A136]+[.$D$1]" office:value-type="float" office:value="-7.49999999999998">
            <text:p>-7.5</text:p>
          </table:table-cell>
          <table:table-cell table:formula="of:=[.$M$2]+[.$M$3]*[.A137]+[.$M$4]*[.A137]^2+[.$M$5]*[.A137]^3+[.$M$6]*[.A137]^4+[.$N$2]*[.A137]^5+[.$N$3]*[.A137]^6+[.$N$4]*[.A137]^7+[.$N$5]*[.A137]^8+[.$N$6]*[.A137]^9" office:value-type="float" office:value="97.9350875725465">
            <text:p>97.9350875725</text:p>
          </table:table-cell>
          <table:table-cell table:formula="of:=[.B137]/([.$B$2]+[.B137])*[.$B$1]" office:value-type="float" office:value="3.98589431843044">
            <text:p>3.9858943184</text:p>
          </table:table-cell>
          <table:table-cell table:formula="of:=[.$D$5]*[.C137]-[.$D$4]" office:value-type="float" office:value="4.59027001601363">
            <text:p>4.590270016</text:p>
          </table:table-cell>
          <table:table-cell table:formula="of:=INT([.D137]/[.$B$1]*1024)" office:value-type="float" office:value="940">
            <text:p>940</text:p>
          </table:table-cell>
          <table:table-cell table:number-columns-repeated="10"/>
        </table:table-row>
        <table:table-row table:style-name="ro2">
          <table:table-cell table:formula="of:=[.A137]+[.$D$1]" office:value-type="float" office:value="-7.39999999999998">
            <text:p>-7.4</text:p>
          </table:table-cell>
          <table:table-cell table:formula="of:=[.$M$2]+[.$M$3]*[.A138]+[.$M$4]*[.A138]^2+[.$M$5]*[.A138]^3+[.$M$6]*[.A138]^4+[.$N$2]*[.A138]^5+[.$N$3]*[.A138]^6+[.$N$4]*[.A138]^7+[.$N$5]*[.A138]^8+[.$N$6]*[.A138]^9" office:value-type="float" office:value="97.621590931549">
            <text:p>97.6215909315</text:p>
          </table:table-cell>
          <table:table-cell table:formula="of:=[.B138]/([.$B$2]+[.B138])*[.$B$1]" office:value-type="float" office:value="3.98329988085472">
            <text:p>3.9832998809</text:p>
          </table:table-cell>
          <table:table-cell table:formula="of:=[.$D$5]*[.C138]-[.$D$4]" office:value-type="float" office:value="4.58658973555095">
            <text:p>4.5865897356</text:p>
          </table:table-cell>
          <table:table-cell table:formula="of:=INT([.D138]/[.$B$1]*1024)" office:value-type="float" office:value="939">
            <text:p>939</text:p>
          </table:table-cell>
          <table:table-cell table:number-columns-repeated="10"/>
        </table:table-row>
        <table:table-row table:style-name="ro2">
          <table:table-cell table:formula="of:=[.A138]+[.$D$1]" office:value-type="float" office:value="-7.29999999999998">
            <text:p>-7.3</text:p>
          </table:table-cell>
          <table:table-cell table:formula="of:=[.$M$2]+[.$M$3]*[.A139]+[.$M$4]*[.A139]^2+[.$M$5]*[.A139]^3+[.$M$6]*[.A139]^4+[.$N$2]*[.A139]^5+[.$N$3]*[.A139]^6+[.$N$4]*[.A139]^7+[.$N$5]*[.A139]^8+[.$N$6]*[.A139]^9" office:value-type="float" office:value="97.3092463122195">
            <text:p>97.3092463122</text:p>
          </table:table-cell>
          <table:table-cell table:formula="of:=[.B139]/([.$B$2]+[.B139])*[.$B$1]" office:value-type="float" office:value="3.98070174157394">
            <text:p>3.9807017416</text:p>
          </table:table-cell>
          <table:table-cell table:formula="of:=[.$D$5]*[.C139]-[.$D$4]" office:value-type="float" office:value="4.58290420411868">
            <text:p>4.5829042041</text:p>
          </table:table-cell>
          <table:table-cell table:formula="of:=INT([.D139]/[.$B$1]*1024)" office:value-type="float" office:value="938">
            <text:p>938</text:p>
          </table:table-cell>
          <table:table-cell table:number-columns-repeated="10"/>
        </table:table-row>
        <table:table-row table:style-name="ro2">
          <table:table-cell table:formula="of:=[.A139]+[.$D$1]" office:value-type="float" office:value="-7.19999999999998">
            <text:p>-7.2</text:p>
          </table:table-cell>
          <table:table-cell table:formula="of:=[.$M$2]+[.$M$3]*[.A140]+[.$M$4]*[.A140]^2+[.$M$5]*[.A140]^3+[.$M$6]*[.A140]^4+[.$N$2]*[.A140]^5+[.$N$3]*[.A140]^6+[.$N$4]*[.A140]^7+[.$N$5]*[.A140]^8+[.$N$6]*[.A140]^9" office:value-type="float" office:value="96.9980500637371">
            <text:p>96.9980500637</text:p>
          </table:table-cell>
          <table:table-cell table:formula="of:=[.B140]/([.$B$2]+[.B140])*[.$B$1]" office:value-type="float" office:value="3.97809991518794">
            <text:p>3.9780999152</text:p>
          </table:table-cell>
          <table:table-cell table:formula="of:=[.$D$5]*[.C140]-[.$D$4]" office:value-type="float" office:value="4.57921344242709">
            <text:p>4.5792134424</text:p>
          </table:table-cell>
          <table:table-cell table:formula="of:=INT([.D140]/[.$B$1]*1024)" office:value-type="float" office:value="937">
            <text:p>937</text:p>
          </table:table-cell>
          <table:table-cell table:number-columns-repeated="10"/>
        </table:table-row>
        <table:table-row table:style-name="ro2">
          <table:table-cell table:formula="of:=[.A140]+[.$D$1]" office:value-type="float" office:value="-7.09999999999998">
            <text:p>-7.1</text:p>
          </table:table-cell>
          <table:table-cell table:formula="of:=[.$M$2]+[.$M$3]*[.A141]+[.$M$4]*[.A141]^2+[.$M$5]*[.A141]^3+[.$M$6]*[.A141]^4+[.$N$2]*[.A141]^5+[.$N$3]*[.A141]^6+[.$N$4]*[.A141]^7+[.$N$5]*[.A141]^8+[.$N$6]*[.A141]^9" office:value-type="float" office:value="96.6879985364156">
            <text:p>96.6879985364</text:p>
          </table:table-cell>
          <table:table-cell table:formula="of:=[.B141]/([.$B$2]+[.B141])*[.$B$1]" office:value-type="float" office:value="3.97549441635253">
            <text:p>3.9754944164</text:p>
          </table:table-cell>
          <table:table-cell table:formula="of:=[.$D$5]*[.C141]-[.$D$4]" office:value-type="float" office:value="4.57551747126586">
            <text:p>4.5755174713</text:p>
          </table:table-cell>
          <table:table-cell table:formula="of:=INT([.D141]/[.$B$1]*1024)" office:value-type="float" office:value="937">
            <text:p>937</text:p>
          </table:table-cell>
          <table:table-cell table:number-columns-repeated="10"/>
        </table:table-row>
        <table:table-row table:style-name="ro2">
          <table:table-cell table:formula="of:=[.A141]+[.$D$1]" office:value-type="float" office:value="-6.99999999999998">
            <text:p>-7</text:p>
          </table:table-cell>
          <table:table-cell table:formula="of:=[.$M$2]+[.$M$3]*[.A142]+[.$M$4]*[.A142]^2+[.$M$5]*[.A142]^3+[.$M$6]*[.A142]^4+[.$N$2]*[.A142]^5+[.$N$3]*[.A142]^6+[.$N$4]*[.A142]^7+[.$N$5]*[.A142]^8+[.$N$6]*[.A142]^9" office:value-type="float" office:value="96.3790880817931">
            <text:p>96.3790880818</text:p>
          </table:table-cell>
          <table:table-cell table:formula="of:=[.B142]/([.$B$2]+[.B142])*[.$B$1]" office:value-type="float" office:value="3.97288525977862">
            <text:p>3.9728852598</text:p>
          </table:table-cell>
          <table:table-cell table:formula="of:=[.$D$5]*[.C142]-[.$D$4]" office:value-type="float" office:value="4.5718163115028">
            <text:p>4.5718163115</text:p>
          </table:table-cell>
          <table:table-cell table:formula="of:=INT([.D142]/[.$B$1]*1024)" office:value-type="float" office:value="936">
            <text:p>936</text:p>
          </table:table-cell>
          <table:table-cell table:number-columns-repeated="10"/>
        </table:table-row>
        <table:table-row table:style-name="ro2">
          <table:table-cell table:formula="of:=[.A142]+[.$D$1]" office:value-type="float" office:value="-6.89999999999998">
            <text:p>-6.9</text:p>
          </table:table-cell>
          <table:table-cell table:formula="of:=[.$M$2]+[.$M$3]*[.A143]+[.$M$4]*[.A143]^2+[.$M$5]*[.A143]^3+[.$M$6]*[.A143]^4+[.$N$2]*[.A143]^5+[.$N$3]*[.A143]^6+[.$N$4]*[.A143]^7+[.$N$5]*[.A143]^8+[.$N$6]*[.A143]^9" office:value-type="float" office:value="96.0713150527213">
            <text:p>96.0713150527</text:p>
          </table:table-cell>
          <table:table-cell table:formula="of:=[.B143]/([.$B$2]+[.B143])*[.$B$1]" office:value-type="float" office:value="3.97027246023129">
            <text:p>3.9702724602</text:p>
          </table:table-cell>
          <table:table-cell table:formula="of:=[.$D$5]*[.C143]-[.$D$4]" office:value-type="float" office:value="4.56810998408258">
            <text:p>4.5681099841</text:p>
          </table:table-cell>
          <table:table-cell table:formula="of:=INT([.D143]/[.$B$1]*1024)" office:value-type="float" office:value="935">
            <text:p>935</text:p>
          </table:table-cell>
          <table:table-cell table:number-columns-repeated="10"/>
        </table:table-row>
        <table:table-row table:style-name="ro2">
          <table:table-cell table:formula="of:=[.A143]+[.$D$1]" office:value-type="float" office:value="-6.79999999999998">
            <text:p>-6.8</text:p>
          </table:table-cell>
          <table:table-cell table:formula="of:=[.$M$2]+[.$M$3]*[.A144]+[.$M$4]*[.A144]^2+[.$M$5]*[.A144]^3+[.$M$6]*[.A144]^4+[.$N$2]*[.A144]^5+[.$N$3]*[.A144]^6+[.$N$4]*[.A144]^7+[.$N$5]*[.A144]^8+[.$N$6]*[.A144]^9" office:value-type="float" office:value="95.7646758034538">
            <text:p>95.7646758035</text:p>
          </table:table-cell>
          <table:table-cell table:formula="of:=[.B144]/([.$B$2]+[.B144])*[.$B$1]" office:value-type="float" office:value="3.96765603252889">
            <text:p>3.9676560325</text:p>
          </table:table-cell>
          <table:table-cell table:formula="of:=[.$D$5]*[.C144]-[.$D$4]" office:value-type="float" office:value="4.56439851002544">
            <text:p>4.56439851</text:p>
          </table:table-cell>
          <table:table-cell table:formula="of:=INT([.D144]/[.$B$1]*1024)" office:value-type="float" office:value="934">
            <text:p>934</text:p>
          </table:table-cell>
          <table:table-cell table:number-columns-repeated="10"/>
        </table:table-row>
        <table:table-row table:style-name="ro2">
          <table:table-cell table:formula="of:=[.A144]+[.$D$1]" office:value-type="float" office:value="-6.69999999999998">
            <text:p>-6.7</text:p>
          </table:table-cell>
          <table:table-cell table:formula="of:=[.$M$2]+[.$M$3]*[.A145]+[.$M$4]*[.A145]^2+[.$M$5]*[.A145]^3+[.$M$6]*[.A145]^4+[.$N$2]*[.A145]^5+[.$N$3]*[.A145]^6+[.$N$4]*[.A145]^7+[.$N$5]*[.A145]^8+[.$N$6]*[.A145]^9" office:value-type="float" office:value="95.4591666897338">
            <text:p>95.4591666897</text:p>
          </table:table-cell>
          <table:table-cell table:formula="of:=[.B145]/([.$B$2]+[.B145])*[.$B$1]" office:value-type="float" office:value="3.96503599154213">
            <text:p>3.9650359915</text:p>
          </table:table-cell>
          <table:table-cell table:formula="of:=[.$D$5]*[.C145]-[.$D$4]" office:value-type="float" office:value="4.56068191042588">
            <text:p>4.5606819104</text:p>
          </table:table-cell>
          <table:table-cell table:formula="of:=INT([.D145]/[.$B$1]*1024)" office:value-type="float" office:value="934">
            <text:p>934</text:p>
          </table:table-cell>
          <table:table-cell table:number-columns-repeated="10"/>
        </table:table-row>
        <table:table-row table:style-name="ro2">
          <table:table-cell table:formula="of:=[.A145]+[.$D$1]" office:value-type="float" office:value="-6.59999999999998">
            <text:p>-6.6</text:p>
          </table:table-cell>
          <table:table-cell table:formula="of:=[.$M$2]+[.$M$3]*[.A146]+[.$M$4]*[.A146]^2+[.$M$5]*[.A146]^3+[.$M$6]*[.A146]^4+[.$N$2]*[.A146]^5+[.$N$3]*[.A146]^6+[.$N$4]*[.A146]^7+[.$N$5]*[.A146]^8+[.$N$6]*[.A146]^9" office:value-type="float" office:value="95.1547840688811">
            <text:p>95.1547840689</text:p>
          </table:table-cell>
          <table:table-cell table:formula="of:=[.B146]/([.$B$2]+[.B146])*[.$B$1]" office:value-type="float" office:value="3.96241235219317">
            <text:p>3.9624123522</text:p>
          </table:table-cell>
          <table:table-cell table:formula="of:=[.$D$5]*[.C146]-[.$D$4]" office:value-type="float" office:value="4.55696020645141">
            <text:p>4.5569602065</text:p>
          </table:table-cell>
          <table:table-cell table:formula="of:=INT([.D146]/[.$B$1]*1024)" office:value-type="float" office:value="933">
            <text:p>933</text:p>
          </table:table-cell>
          <table:table-cell table:number-columns-repeated="10"/>
        </table:table-row>
        <table:table-row table:style-name="ro2">
          <table:table-cell table:formula="of:=[.A146]+[.$D$1]" office:value-type="float" office:value="-6.49999999999998">
            <text:p>-6.5</text:p>
          </table:table-cell>
          <table:table-cell table:formula="of:=[.$M$2]+[.$M$3]*[.A147]+[.$M$4]*[.A147]^2+[.$M$5]*[.A147]^3+[.$M$6]*[.A147]^4+[.$N$2]*[.A147]^5+[.$N$3]*[.A147]^6+[.$N$4]*[.A147]^7+[.$N$5]*[.A147]^8+[.$N$6]*[.A147]^9" office:value-type="float" office:value="94.8515242998787">
            <text:p>94.8515242999</text:p>
          </table:table-cell>
          <table:table-cell table:formula="of:=[.B147]/([.$B$2]+[.B147])*[.$B$1]" office:value-type="float" office:value="3.9597851294547">
            <text:p>3.9597851295</text:p>
          </table:table-cell>
          <table:table-cell table:formula="of:=[.$D$5]*[.C147]-[.$D$4]" office:value-type="float" office:value="4.55323341934118">
            <text:p>4.5532334193</text:p>
          </table:table-cell>
          <table:table-cell table:formula="of:=INT([.D147]/[.$B$1]*1024)" office:value-type="float" office:value="932">
            <text:p>932</text:p>
          </table:table-cell>
          <table:table-cell table:number-columns-repeated="10"/>
        </table:table-row>
        <table:table-row table:style-name="ro2">
          <table:table-cell table:formula="of:=[.A147]+[.$D$1]" office:value-type="float" office:value="-6.39999999999998">
            <text:p>-6.4</text:p>
          </table:table-cell>
          <table:table-cell table:formula="of:=[.$M$2]+[.$M$3]*[.A148]+[.$M$4]*[.A148]^2+[.$M$5]*[.A148]^3+[.$M$6]*[.A148]^4+[.$N$2]*[.A148]^5+[.$N$3]*[.A148]^6+[.$N$4]*[.A148]^7+[.$N$5]*[.A148]^8+[.$N$6]*[.A148]^9" office:value-type="float" office:value="94.549383743458">
            <text:p>94.5493837435</text:p>
          </table:table-cell>
          <table:table-cell table:formula="of:=[.B148]/([.$B$2]+[.B148])*[.$B$1]" office:value-type="float" office:value="3.95715433834899">
            <text:p>3.9571543383</text:p>
          </table:table-cell>
          <table:table-cell table:formula="of:=[.$D$5]*[.C148]-[.$D$4]" office:value-type="float" office:value="4.54950157040469">
            <text:p>4.5495015704</text:p>
          </table:table-cell>
          <table:table-cell table:formula="of:=INT([.D148]/[.$B$1]*1024)" office:value-type="float" office:value="931">
            <text:p>931</text:p>
          </table:table-cell>
          <table:table-cell table:number-columns-repeated="10"/>
        </table:table-row>
        <table:table-row table:style-name="ro2">
          <table:table-cell table:formula="of:=[.A148]+[.$D$1]" office:value-type="float" office:value="-6.29999999999998">
            <text:p>-6.3</text:p>
          </table:table-cell>
          <table:table-cell table:formula="of:=[.$M$2]+[.$M$3]*[.A149]+[.$M$4]*[.A149]^2+[.$M$5]*[.A149]^3+[.$M$6]*[.A149]^4+[.$N$2]*[.A149]^5+[.$N$3]*[.A149]^6+[.$N$4]*[.A149]^7+[.$N$5]*[.A149]^8+[.$N$6]*[.A149]^9" office:value-type="float" office:value="94.2483587621843">
            <text:p>94.2483587622</text:p>
          </table:table-cell>
          <table:table-cell table:formula="of:=[.B149]/([.$B$2]+[.B149])*[.$B$1]" office:value-type="float" office:value="3.95451999394697">
            <text:p>3.9545199939</text:p>
          </table:table-cell>
          <table:table-cell table:formula="of:=[.$D$5]*[.C149]-[.$D$4]" office:value-type="float" office:value="4.54576468102048">
            <text:p>4.545764681</text:p>
          </table:table-cell>
          <table:table-cell table:formula="of:=INT([.D149]/[.$B$1]*1024)" office:value-type="float" office:value="930">
            <text:p>930</text:p>
          </table:table-cell>
          <table:table-cell table:number-columns-repeated="10"/>
        </table:table-row>
        <table:table-row table:style-name="ro2">
          <table:table-cell table:formula="of:=[.A149]+[.$D$1]" office:value-type="float" office:value="-6.19999999999998">
            <text:p>-6.2</text:p>
          </table:table-cell>
          <table:table-cell table:formula="of:=[.$M$2]+[.$M$3]*[.A150]+[.$M$4]*[.A150]^2+[.$M$5]*[.A150]^3+[.$M$6]*[.A150]^4+[.$N$2]*[.A150]^5+[.$N$3]*[.A150]^6+[.$N$4]*[.A150]^7+[.$N$5]*[.A150]^8+[.$N$6]*[.A150]^9" office:value-type="float" office:value="93.9484457205413">
            <text:p>93.9484457205</text:p>
          </table:table-cell>
          <table:table-cell table:formula="of:=[.B150]/([.$B$2]+[.B150])*[.$B$1]" office:value-type="float" office:value="3.95188211136729">
            <text:p>3.9518821114</text:p>
          </table:table-cell>
          <table:table-cell table:formula="of:=[.$D$5]*[.C150]-[.$D$4]" office:value-type="float" office:value="4.54202277263474">
            <text:p>4.5420227726</text:p>
          </table:table-cell>
          <table:table-cell table:formula="of:=INT([.D150]/[.$B$1]*1024)" office:value-type="float" office:value="930">
            <text:p>930</text:p>
          </table:table-cell>
          <table:table-cell table:number-columns-repeated="10"/>
        </table:table-row>
        <table:table-row table:style-name="ro2">
          <table:table-cell table:formula="of:=[.A150]+[.$D$1]" office:value-type="float" office:value="-6.09999999999998">
            <text:p>-6.1</text:p>
          </table:table-cell>
          <table:table-cell table:formula="of:=[.$M$2]+[.$M$3]*[.A151]+[.$M$4]*[.A151]^2+[.$M$5]*[.A151]^3+[.$M$6]*[.A151]^4+[.$N$2]*[.A151]^5+[.$N$3]*[.A151]^6+[.$N$4]*[.A151]^7+[.$N$5]*[.A151]^8+[.$N$6]*[.A151]^9" office:value-type="float" office:value="93.6496409850141">
            <text:p>93.649640985</text:p>
          </table:table-cell>
          <table:table-cell table:formula="of:=[.B151]/([.$B$2]+[.B151])*[.$B$1]" office:value-type="float" office:value="3.94924070577536">
            <text:p>3.9492407058</text:p>
          </table:table-cell>
          <table:table-cell table:formula="of:=[.$D$5]*[.C151]-[.$D$4]" office:value-type="float" office:value="4.53827586676005">
            <text:p>4.5382758668</text:p>
          </table:table-cell>
          <table:table-cell table:formula="of:=INT([.D151]/[.$B$1]*1024)" office:value-type="float" office:value="929">
            <text:p>929</text:p>
          </table:table-cell>
          <table:table-cell table:number-columns-repeated="10"/>
        </table:table-row>
        <table:table-row table:style-name="ro2">
          <table:table-cell table:formula="of:=[.A151]+[.$D$1]" office:value-type="float" office:value="-5.99999999999998">
            <text:p>-6</text:p>
          </table:table-cell>
          <table:table-cell table:formula="of:=[.$M$2]+[.$M$3]*[.A152]+[.$M$4]*[.A152]^2+[.$M$5]*[.A152]^3+[.$M$6]*[.A152]^4+[.$N$2]*[.A152]^5+[.$N$3]*[.A152]^6+[.$N$4]*[.A152]^7+[.$N$5]*[.A152]^8+[.$N$6]*[.A152]^9" office:value-type="float" office:value="93.3519409241732">
            <text:p>93.3519409242</text:p>
          </table:table-cell>
          <table:table-cell table:formula="of:=[.B152]/([.$B$2]+[.B152])*[.$B$1]" office:value-type="float" office:value="3.94659579238241">
            <text:p>3.9465957924</text:p>
          </table:table-cell>
          <table:table-cell table:formula="of:=[.$D$5]*[.C152]-[.$D$4]" office:value-type="float" office:value="4.53452398497395">
            <text:p>4.534523985</text:p>
          </table:table-cell>
          <table:table-cell table:formula="of:=INT([.D152]/[.$B$1]*1024)" office:value-type="float" office:value="928">
            <text:p>928</text:p>
          </table:table-cell>
          <table:table-cell table:number-columns-repeated="10"/>
        </table:table-row>
        <table:table-row table:style-name="ro2">
          <table:table-cell table:formula="of:=[.A152]+[.$D$1]" office:value-type="float" office:value="-5.89999999999998">
            <text:p>-5.9</text:p>
          </table:table-cell>
          <table:table-cell table:formula="of:=[.$M$2]+[.$M$3]*[.A153]+[.$M$4]*[.A153]^2+[.$M$5]*[.A153]^3+[.$M$6]*[.A153]^4+[.$N$2]*[.A153]^5+[.$N$3]*[.A153]^6+[.$N$4]*[.A153]^7+[.$N$5]*[.A153]^8+[.$N$6]*[.A153]^9" office:value-type="float" office:value="93.0553419087561">
            <text:p>93.0553419088</text:p>
          </table:table-cell>
          <table:table-cell table:formula="of:=[.B153]/([.$B$2]+[.B153])*[.$B$1]" office:value-type="float" office:value="3.94394738644454">
            <text:p>3.9439473864</text:p>
          </table:table-cell>
          <table:table-cell table:formula="of:=[.$D$5]*[.C153]-[.$D$4]" office:value-type="float" office:value="4.53076714891761">
            <text:p>4.5307671489</text:p>
          </table:table-cell>
          <table:table-cell table:formula="of:=INT([.D153]/[.$B$1]*1024)" office:value-type="float" office:value="927">
            <text:p>927</text:p>
          </table:table-cell>
          <table:table-cell table:number-columns-repeated="10"/>
        </table:table-row>
        <table:table-row table:style-name="ro2">
          <table:table-cell table:formula="of:=[.A153]+[.$D$1]" office:value-type="float" office:value="-5.79999999999998">
            <text:p>-5.8</text:p>
          </table:table-cell>
          <table:table-cell table:formula="of:=[.$M$2]+[.$M$3]*[.A154]+[.$M$4]*[.A154]^2+[.$M$5]*[.A154]^3+[.$M$6]*[.A154]^4+[.$N$2]*[.A154]^5+[.$N$3]*[.A154]^6+[.$N$4]*[.A154]^7+[.$N$5]*[.A154]^8+[.$N$6]*[.A154]^9" office:value-type="float" office:value="92.7598403117497">
            <text:p>92.7598403117</text:p>
          </table:table-cell>
          <table:table-cell table:formula="of:=[.B154]/([.$B$2]+[.B154])*[.$B$1]" office:value-type="float" office:value="3.94129550326174">
            <text:p>3.9412955033</text:p>
          </table:table-cell>
          <table:table-cell table:formula="of:=[.$D$5]*[.C154]-[.$D$4]" office:value-type="float" office:value="4.52700538029449">
            <text:p>4.5270053803</text:p>
          </table:table-cell>
          <table:table-cell table:formula="of:=INT([.D154]/[.$B$1]*1024)" office:value-type="float" office:value="927">
            <text:p>927</text:p>
          </table:table-cell>
          <table:table-cell table:number-columns-repeated="10"/>
        </table:table-row>
        <table:table-row table:style-name="ro2">
          <table:table-cell table:formula="of:=[.A154]+[.$D$1]" office:value-type="float" office:value="-5.69999999999998">
            <text:p>-5.7</text:p>
          </table:table-cell>
          <table:table-cell table:formula="of:=[.$M$2]+[.$M$3]*[.A155]+[.$M$4]*[.A155]^2+[.$M$5]*[.A155]^3+[.$M$6]*[.A155]^4+[.$N$2]*[.A155]^5+[.$N$3]*[.A155]^6+[.$N$4]*[.A155]^7+[.$N$5]*[.A155]^8+[.$N$6]*[.A155]^9" office:value-type="float" office:value="92.465432508471">
            <text:p>92.4654325085</text:p>
          </table:table-cell>
          <table:table-cell table:formula="of:=[.B155]/([.$B$2]+[.B155])*[.$B$1]" office:value-type="float" office:value="3.93864015817691">
            <text:p>3.9386401582</text:p>
          </table:table-cell>
          <table:table-cell table:formula="of:=[.$D$5]*[.C155]-[.$D$4]" office:value-type="float" office:value="4.52323870086894">
            <text:p>4.5232387009</text:p>
          </table:table-cell>
          <table:table-cell table:formula="of:=INT([.D155]/[.$B$1]*1024)" office:value-type="float" office:value="926">
            <text:p>926</text:p>
          </table:table-cell>
          <table:table-cell table:number-columns-repeated="10"/>
        </table:table-row>
        <table:table-row table:style-name="ro2">
          <table:table-cell table:formula="of:=[.A155]+[.$D$1]" office:value-type="float" office:value="-5.59999999999998">
            <text:p>-5.6</text:p>
          </table:table-cell>
          <table:table-cell table:formula="of:=[.$M$2]+[.$M$3]*[.A156]+[.$M$4]*[.A156]^2+[.$M$5]*[.A156]^3+[.$M$6]*[.A156]^4+[.$N$2]*[.A156]^5+[.$N$3]*[.A156]^6+[.$N$4]*[.A156]^7+[.$N$5]*[.A156]^8+[.$N$6]*[.A156]^9" office:value-type="float" office:value="92.1721148766478">
            <text:p>92.1721148766</text:p>
          </table:table-cell>
          <table:table-cell table:formula="of:=[.B156]/([.$B$2]+[.B156])*[.$B$1]" office:value-type="float" office:value="3.93598136657495">
            <text:p>3.9359813666</text:p>
          </table:table-cell>
          <table:table-cell table:formula="of:=[.$D$5]*[.C156]-[.$D$4]" office:value-type="float" office:value="4.51946713246482">
            <text:p>4.5194671325</text:p>
          </table:table-cell>
          <table:table-cell table:formula="of:=INT([.D156]/[.$B$1]*1024)" office:value-type="float" office:value="925">
            <text:p>925</text:p>
          </table:table-cell>
          <table:table-cell table:number-columns-repeated="10"/>
        </table:table-row>
        <table:table-row table:style-name="ro2">
          <table:table-cell table:formula="of:=[.A156]+[.$D$1]" office:value-type="float" office:value="-5.49999999999998">
            <text:p>-5.5</text:p>
          </table:table-cell>
          <table:table-cell table:formula="of:=[.$M$2]+[.$M$3]*[.A157]+[.$M$4]*[.A157]^2+[.$M$5]*[.A157]^3+[.$M$6]*[.A157]^4+[.$N$2]*[.A157]^5+[.$N$3]*[.A157]^6+[.$N$4]*[.A157]^7+[.$N$5]*[.A157]^8+[.$N$6]*[.A157]^9" office:value-type="float" office:value="91.8798837964986">
            <text:p>91.8798837965</text:p>
          </table:table-cell>
          <table:table-cell table:formula="of:=[.B157]/([.$B$2]+[.B157])*[.$B$1]" office:value-type="float" office:value="3.93331914388169">
            <text:p>3.9333191439</text:p>
          </table:table-cell>
          <table:table-cell table:formula="of:=[.$D$5]*[.C157]-[.$D$4]" office:value-type="float" office:value="4.51569069696412">
            <text:p>4.515690697</text:p>
          </table:table-cell>
          <table:table-cell table:formula="of:=INT([.D157]/[.$B$1]*1024)" office:value-type="float" office:value="924">
            <text:p>924</text:p>
          </table:table-cell>
          <table:table-cell table:number-columns-repeated="10"/>
        </table:table-row>
        <table:table-row table:style-name="ro2">
          <table:table-cell table:formula="of:=[.A157]+[.$D$1]" office:value-type="float" office:value="-5.39999999999998">
            <text:p>-5.4</text:p>
          </table:table-cell>
          <table:table-cell table:formula="of:=[.$M$2]+[.$M$3]*[.A158]+[.$M$4]*[.A158]^2+[.$M$5]*[.A158]^3+[.$M$6]*[.A158]^4+[.$N$2]*[.A158]^5+[.$N$3]*[.A158]^6+[.$N$4]*[.A158]^7+[.$N$5]*[.A158]^8+[.$N$6]*[.A158]^9" office:value-type="float" office:value="91.5887356508114">
            <text:p>91.5887356508</text:p>
          </table:table-cell>
          <table:table-cell table:formula="of:=[.B158]/([.$B$2]+[.B158])*[.$B$1]" office:value-type="float" office:value="3.93065350556299">
            <text:p>3.9306535056</text:p>
          </table:table-cell>
          <table:table-cell table:formula="of:=[.$D$5]*[.C158]-[.$D$4]" office:value-type="float" office:value="4.51190941630558">
            <text:p>4.5119094163</text:p>
          </table:table-cell>
          <table:table-cell table:formula="of:=INT([.D158]/[.$B$1]*1024)" office:value-type="float" office:value="924">
            <text:p>924</text:p>
          </table:table-cell>
          <table:table-cell table:number-columns-repeated="10"/>
        </table:table-row>
        <table:table-row table:style-name="ro2">
          <table:table-cell table:formula="of:=[.A158]+[.$D$1]" office:value-type="float" office:value="-5.29999999999998">
            <text:p>-5.3</text:p>
          </table:table-cell>
          <table:table-cell table:formula="of:=[.$M$2]+[.$M$3]*[.A159]+[.$M$4]*[.A159]^2+[.$M$5]*[.A159]^3+[.$M$6]*[.A159]^4+[.$N$2]*[.A159]^5+[.$N$3]*[.A159]^6+[.$N$4]*[.A159]^7+[.$N$5]*[.A159]^8+[.$N$6]*[.A159]^9" office:value-type="float" office:value="91.2986668250227">
            <text:p>91.298666825</text:p>
          </table:table-cell>
          <table:table-cell table:formula="of:=[.B159]/([.$B$2]+[.B159])*[.$B$1]" office:value-type="float" office:value="3.92798446712371">
            <text:p>3.9279844671</text:p>
          </table:table-cell>
          <table:table-cell table:formula="of:=[.$D$5]*[.C159]-[.$D$4]" office:value-type="float" office:value="4.50812331248325">
            <text:p>4.5081233125</text:p>
          </table:table-cell>
          <table:table-cell table:formula="of:=INT([.D159]/[.$B$1]*1024)" office:value-type="float" office:value="923">
            <text:p>923</text:p>
          </table:table-cell>
          <table:table-cell table:number-columns-repeated="10"/>
        </table:table-row>
        <table:table-row table:style-name="ro2">
          <table:table-cell table:formula="of:=[.A159]+[.$D$1]" office:value-type="float" office:value="-5.19999999999998">
            <text:p>-5.2</text:p>
          </table:table-cell>
          <table:table-cell table:formula="of:=[.$M$2]+[.$M$3]*[.A160]+[.$M$4]*[.A160]^2+[.$M$5]*[.A160]^3+[.$M$6]*[.A160]^4+[.$N$2]*[.A160]^5+[.$N$3]*[.A160]^6+[.$N$4]*[.A160]^7+[.$N$5]*[.A160]^8+[.$N$6]*[.A160]^9" office:value-type="float" office:value="91.0096737072952">
            <text:p>91.0096737073</text:p>
          </table:table-cell>
          <table:table-cell table:formula="of:=[.B160]/([.$B$2]+[.B160])*[.$B$1]" office:value-type="float" office:value="3.92531204410672">
            <text:p>3.9253120441</text:p>
          </table:table-cell>
          <table:table-cell table:formula="of:=[.$D$5]*[.C160]-[.$D$4]" office:value-type="float" office:value="4.50433240754514">
            <text:p>4.5043324075</text:p>
          </table:table-cell>
          <table:table-cell table:formula="of:=INT([.D160]/[.$B$1]*1024)" office:value-type="float" office:value="922">
            <text:p>922</text:p>
          </table:table-cell>
          <table:table-cell table:number-columns-repeated="10"/>
        </table:table-row>
        <table:table-row table:style-name="ro2">
          <table:table-cell table:formula="of:=[.A160]+[.$D$1]" office:value-type="float" office:value="-5.09999999999998">
            <text:p>-5.1</text:p>
          </table:table-cell>
          <table:table-cell table:formula="of:=[.$M$2]+[.$M$3]*[.A161]+[.$M$4]*[.A161]^2+[.$M$5]*[.A161]^3+[.$M$6]*[.A161]^4+[.$N$2]*[.A161]^5+[.$N$3]*[.A161]^6+[.$N$4]*[.A161]^7+[.$N$5]*[.A161]^8+[.$N$6]*[.A161]^9" office:value-type="float" office:value="90.7217526885952">
            <text:p>90.7217526886</text:p>
          </table:table-cell>
          <table:table-cell table:formula="of:=[.B161]/([.$B$2]+[.B161])*[.$B$1]" office:value-type="float" office:value="3.92263625209192">
            <text:p>3.9226362521</text:p>
          </table:table-cell>
          <table:table-cell table:formula="of:=[.$D$5]*[.C161]-[.$D$4]" office:value-type="float" office:value="4.50053672359174">
            <text:p>4.5005367236</text:p>
          </table:table-cell>
          <table:table-cell table:formula="of:=INT([.D161]/[.$B$1]*1024)" office:value-type="float" office:value="921">
            <text:p>921</text:p>
          </table:table-cell>
          <table:table-cell table:number-columns-repeated="10"/>
        </table:table-row>
        <table:table-row table:style-name="ro2">
          <table:table-cell table:formula="of:=[.A161]+[.$D$1]" office:value-type="float" office:value="-4.99999999999998">
            <text:p>-5</text:p>
          </table:table-cell>
          <table:table-cell table:formula="of:=[.$M$2]+[.$M$3]*[.A162]+[.$M$4]*[.A162]^2+[.$M$5]*[.A162]^3+[.$M$6]*[.A162]^4+[.$N$2]*[.A162]^5+[.$N$3]*[.A162]^6+[.$N$4]*[.A162]^7+[.$N$5]*[.A162]^8+[.$N$6]*[.A162]^9" office:value-type="float" office:value="90.4349001627694">
            <text:p>90.4349001628</text:p>
          </table:table-cell>
          <table:table-cell table:formula="of:=[.B162]/([.$B$2]+[.B162])*[.$B$1]" office:value-type="float" office:value="3.91995710669523">
            <text:p>3.9199571067</text:p>
          </table:table-cell>
          <table:table-cell table:formula="of:=[.$D$5]*[.C162]-[.$D$4]" office:value-type="float" office:value="4.49673628277467">
            <text:p>4.4967362828</text:p>
          </table:table-cell>
          <table:table-cell table:formula="of:=INT([.D162]/[.$B$1]*1024)" office:value-type="float" office:value="920">
            <text:p>920</text:p>
          </table:table-cell>
          <table:table-cell table:number-columns-repeated="10"/>
        </table:table-row>
        <table:table-row table:style-name="ro2">
          <table:table-cell table:formula="of:=[.A162]+[.$D$1]" office:value-type="float" office:value="-4.89999999999998">
            <text:p>-4.9</text:p>
          </table:table-cell>
          <table:table-cell table:formula="of:=[.$M$2]+[.$M$3]*[.A163]+[.$M$4]*[.A163]^2+[.$M$5]*[.A163]^3+[.$M$6]*[.A163]^4+[.$N$2]*[.A163]^5+[.$N$3]*[.A163]^6+[.$N$4]*[.A163]^7+[.$N$5]*[.A163]^8+[.$N$6]*[.A163]^9" office:value-type="float" office:value="90.1491125266203">
            <text:p>90.1491125266</text:p>
          </table:table-cell>
          <table:table-cell table:formula="of:=[.B163]/([.$B$2]+[.B163])*[.$B$1]" office:value-type="float" office:value="3.91727462356758">
            <text:p>3.9172746236</text:p>
          </table:table-cell>
          <table:table-cell table:formula="of:=[.$D$5]*[.C163]-[.$D$4]" office:value-type="float" office:value="4.49293110729519">
            <text:p>4.4929311073</text:p>
          </table:table-cell>
          <table:table-cell table:formula="of:=INT([.D163]/[.$B$1]*1024)" office:value-type="float" office:value="920">
            <text:p>920</text:p>
          </table:table-cell>
          <table:table-cell table:number-columns-repeated="10"/>
        </table:table-row>
        <table:table-row table:style-name="ro2">
          <table:table-cell table:formula="of:=[.A163]+[.$D$1]" office:value-type="float" office:value="-4.79999999999999">
            <text:p>-4.8</text:p>
          </table:table-cell>
          <table:table-cell table:formula="of:=[.$M$2]+[.$M$3]*[.A164]+[.$M$4]*[.A164]^2+[.$M$5]*[.A164]^3+[.$M$6]*[.A164]^4+[.$N$2]*[.A164]^5+[.$N$3]*[.A164]^6+[.$N$4]*[.A164]^7+[.$N$5]*[.A164]^8+[.$N$6]*[.A164]^9" office:value-type="float" office:value="89.8643861799826">
            <text:p>89.86438618</text:p>
          </table:table-cell>
          <table:table-cell table:formula="of:=[.B164]/([.$B$2]+[.B164])*[.$B$1]" office:value-type="float" office:value="3.91458881839391">
            <text:p>3.9145888184</text:p>
          </table:table-cell>
          <table:table-cell table:formula="of:=[.$D$5]*[.C164]-[.$D$4]" office:value-type="float" office:value="4.48912121940283">
            <text:p>4.4891212194</text:p>
          </table:table-cell>
          <table:table-cell table:formula="of:=INT([.D164]/[.$B$1]*1024)" office:value-type="float" office:value="919">
            <text:p>919</text:p>
          </table:table-cell>
          <table:table-cell table:number-columns-repeated="10"/>
        </table:table-row>
        <table:table-row table:style-name="ro2">
          <table:table-cell table:formula="of:=[.A164]+[.$D$1]" office:value-type="float" office:value="-4.69999999999999">
            <text:p>-4.7</text:p>
          </table:table-cell>
          <table:table-cell table:formula="of:=[.$M$2]+[.$M$3]*[.A165]+[.$M$4]*[.A165]^2+[.$M$5]*[.A165]^3+[.$M$6]*[.A165]^4+[.$N$2]*[.A165]^5+[.$N$3]*[.A165]^6+[.$N$4]*[.A165]^7+[.$N$5]*[.A165]^8+[.$N$6]*[.A165]^9" office:value-type="float" office:value="89.5807175257972">
            <text:p>89.5807175258</text:p>
          </table:table-cell>
          <table:table-cell table:formula="of:=[.B165]/([.$B$2]+[.B165])*[.$B$1]" office:value-type="float" office:value="3.91189970689215">
            <text:p>3.9118997069</text:p>
          </table:table-cell>
          <table:table-cell table:formula="of:=[.$D$5]*[.C165]-[.$D$4]" office:value-type="float" office:value="4.4853066413939">
            <text:p>4.4853066414</text:p>
          </table:table-cell>
          <table:table-cell table:formula="of:=INT([.D165]/[.$B$1]*1024)" office:value-type="float" office:value="918">
            <text:p>918</text:p>
          </table:table-cell>
          <table:table-cell table:number-columns-repeated="10"/>
        </table:table-row>
        <table:table-row table:style-name="ro2">
          <table:table-cell table:formula="of:=[.A165]+[.$D$1]" office:value-type="float" office:value="-4.59999999999999">
            <text:p>-4.6</text:p>
          </table:table-cell>
          <table:table-cell table:formula="of:=[.$M$2]+[.$M$3]*[.A166]+[.$M$4]*[.A166]^2+[.$M$5]*[.A166]^3+[.$M$6]*[.A166]^4+[.$N$2]*[.A166]^5+[.$N$3]*[.A166]^6+[.$N$4]*[.A166]^7+[.$N$5]*[.A166]^8+[.$N$6]*[.A166]^9" office:value-type="float" office:value="89.2981029701857">
            <text:p>89.2981029702</text:p>
          </table:table-cell>
          <table:table-cell table:formula="of:=[.B166]/([.$B$2]+[.B166])*[.$B$1]" office:value-type="float" office:value="3.90920730481221">
            <text:p>3.9092073048</text:p>
          </table:table-cell>
          <table:table-cell table:formula="of:=[.$D$5]*[.C166]-[.$D$4]" office:value-type="float" office:value="4.48148739561007">
            <text:p>4.4814873956</text:p>
          </table:table-cell>
          <table:table-cell table:formula="of:=INT([.D166]/[.$B$1]*1024)" office:value-type="float" office:value="917">
            <text:p>917</text:p>
          </table:table-cell>
          <table:table-cell table:number-columns-repeated="10"/>
        </table:table-row>
        <table:table-row table:style-name="ro2">
          <table:table-cell table:formula="of:=[.A166]+[.$D$1]" office:value-type="float" office:value="-4.49999999999999">
            <text:p>-4.5</text:p>
          </table:table-cell>
          <table:table-cell table:formula="of:=[.$M$2]+[.$M$3]*[.A167]+[.$M$4]*[.A167]^2+[.$M$5]*[.A167]^3+[.$M$6]*[.A167]^4+[.$N$2]*[.A167]^5+[.$N$3]*[.A167]^6+[.$N$4]*[.A167]^7+[.$N$5]*[.A167]^8+[.$N$6]*[.A167]^9" office:value-type="float" office:value="89.016538922524">
            <text:p>89.0165389225</text:p>
          </table:table-cell>
          <table:table-cell table:formula="of:=[.B167]/([.$B$2]+[.B167])*[.$B$1]" office:value-type="float" office:value="3.90651162793496">
            <text:p>3.9065116279</text:p>
          </table:table-cell>
          <table:table-cell table:formula="of:=[.$D$5]*[.C167]-[.$D$4]" office:value-type="float" office:value="4.47766350443693">
            <text:p>4.4776635044</text:p>
          </table:table-cell>
          <table:table-cell table:formula="of:=INT([.D167]/[.$B$1]*1024)" office:value-type="float" office:value="917">
            <text:p>917</text:p>
          </table:table-cell>
          <table:table-cell table:number-columns-repeated="10"/>
        </table:table-row>
        <table:table-row table:style-name="ro2">
          <table:table-cell table:formula="of:=[.A167]+[.$D$1]" office:value-type="float" office:value="-4.39999999999999">
            <text:p>-4.4</text:p>
          </table:table-cell>
          <table:table-cell table:formula="of:=[.$M$2]+[.$M$3]*[.A168]+[.$M$4]*[.A168]^2+[.$M$5]*[.A168]^3+[.$M$6]*[.A168]^4+[.$N$2]*[.A168]^5+[.$N$3]*[.A168]^6+[.$N$4]*[.A168]^7+[.$N$5]*[.A168]^8+[.$N$6]*[.A168]^9" office:value-type="float" office:value="88.736021795515">
            <text:p>88.7360217955</text:p>
          </table:table-cell>
          <table:table-cell table:formula="of:=[.B168]/([.$B$2]+[.B168])*[.$B$1]" office:value-type="float" office:value="3.90381269207119">
            <text:p>3.9038126921</text:p>
          </table:table-cell>
          <table:table-cell table:formula="of:=[.$D$5]*[.C168]-[.$D$4]" office:value-type="float" office:value="4.47383499030254">
            <text:p>4.4738349903</text:p>
          </table:table-cell>
          <table:table-cell table:formula="of:=INT([.D168]/[.$B$1]*1024)" office:value-type="float" office:value="916">
            <text:p>916</text:p>
          </table:table-cell>
          <table:table-cell table:number-columns-repeated="10"/>
        </table:table-row>
        <table:table-row table:style-name="ro2">
          <table:table-cell table:formula="of:=[.A168]+[.$D$1]" office:value-type="float" office:value="-4.29999999999999">
            <text:p>-4.3</text:p>
          </table:table-cell>
          <table:table-cell table:formula="of:=[.$M$2]+[.$M$3]*[.A169]+[.$M$4]*[.A169]^2+[.$M$5]*[.A169]^3+[.$M$6]*[.A169]^4+[.$N$2]*[.A169]^5+[.$N$3]*[.A169]^6+[.$N$4]*[.A169]^7+[.$N$5]*[.A169]^8+[.$N$6]*[.A169]^9" office:value-type="float" office:value="88.4565480052614">
            <text:p>88.4565480053</text:p>
          </table:table-cell>
          <table:table-cell table:formula="of:=[.B169]/([.$B$2]+[.B169])*[.$B$1]" office:value-type="float" office:value="3.90111051306061">
            <text:p>3.9011105131</text:p>
          </table:table-cell>
          <table:table-cell table:formula="of:=[.$D$5]*[.C169]-[.$D$4]" office:value-type="float" office:value="4.47000187567594">
            <text:p>4.4700018757</text:p>
          </table:table-cell>
          <table:table-cell table:formula="of:=INT([.D169]/[.$B$1]*1024)" office:value-type="float" office:value="915">
            <text:p>915</text:p>
          </table:table-cell>
          <table:table-cell table:number-columns-repeated="10"/>
        </table:table-row>
        <table:table-row table:style-name="ro2">
          <table:table-cell table:formula="of:=[.A169]+[.$D$1]" office:value-type="float" office:value="-4.19999999999999">
            <text:p>-4.2</text:p>
          </table:table-cell>
          <table:table-cell table:formula="of:=[.$M$2]+[.$M$3]*[.A170]+[.$M$4]*[.A170]^2+[.$M$5]*[.A170]^3+[.$M$6]*[.A170]^4+[.$N$2]*[.A170]^5+[.$N$3]*[.A170]^6+[.$N$4]*[.A170]^7+[.$N$5]*[.A170]^8+[.$N$6]*[.A170]^9" office:value-type="float" office:value="88.1781139713369">
            <text:p>88.1781139713</text:p>
          </table:table-cell>
          <table:table-cell table:formula="of:=[.B170]/([.$B$2]+[.B170])*[.$B$1]" office:value-type="float" office:value="3.89840510677079">
            <text:p>3.8984051068</text:p>
          </table:table-cell>
          <table:table-cell table:formula="of:=[.$D$5]*[.C170]-[.$D$4]" office:value-type="float" office:value="4.46616418306572">
            <text:p>4.4661641831</text:p>
          </table:table-cell>
          <table:table-cell table:formula="of:=INT([.D170]/[.$B$1]*1024)" office:value-type="float" office:value="914">
            <text:p>914</text:p>
          </table:table-cell>
          <table:table-cell table:number-columns-repeated="10"/>
        </table:table-row>
        <table:table-row table:style-name="ro2">
          <table:table-cell table:formula="of:=[.A170]+[.$D$1]" office:value-type="float" office:value="-4.09999999999999">
            <text:p>-4.1</text:p>
          </table:table-cell>
          <table:table-cell table:formula="of:=[.$M$2]+[.$M$3]*[.A171]+[.$M$4]*[.A171]^2+[.$M$5]*[.A171]^3+[.$M$6]*[.A171]^4+[.$N$2]*[.A171]^5+[.$N$3]*[.A171]^6+[.$N$4]*[.A171]^7+[.$N$5]*[.A171]^8+[.$N$6]*[.A171]^9" office:value-type="float" office:value="87.9007161168577">
            <text:p>87.9007161169</text:p>
          </table:table-cell>
          <table:table-cell table:formula="of:=[.B171]/([.$B$2]+[.B171])*[.$B$1]" office:value-type="float" office:value="3.89569648909615">
            <text:p>3.8956964891</text:p>
          </table:table-cell>
          <table:table-cell table:formula="of:=[.$D$5]*[.C171]-[.$D$4]" office:value-type="float" office:value="4.46232193501854">
            <text:p>4.462321935</text:p>
          </table:table-cell>
          <table:table-cell table:formula="of:=INT([.D171]/[.$B$1]*1024)" office:value-type="float" office:value="913">
            <text:p>913</text:p>
          </table:table-cell>
          <table:table-cell table:number-columns-repeated="10"/>
        </table:table-row>
        <table:table-row table:style-name="ro2">
          <table:table-cell table:formula="of:=[.A171]+[.$D$1]" office:value-type="float" office:value="-3.99999999999999">
            <text:p>-4</text:p>
          </table:table-cell>
          <table:table-cell table:formula="of:=[.$M$2]+[.$M$3]*[.A172]+[.$M$4]*[.A172]^2+[.$M$5]*[.A172]^3+[.$M$6]*[.A172]^4+[.$N$2]*[.A172]^5+[.$N$3]*[.A172]^6+[.$N$4]*[.A172]^7+[.$N$5]*[.A172]^8+[.$N$6]*[.A172]^9" office:value-type="float" office:value="87.6243508685529">
            <text:p>87.6243508686</text:p>
          </table:table-cell>
          <table:table-cell table:formula="of:=[.B172]/([.$B$2]+[.B172])*[.$B$1]" office:value-type="float" office:value="3.89298467595689">
            <text:p>3.892984676</text:p>
          </table:table-cell>
          <table:table-cell table:formula="of:=[.$D$5]*[.C172]-[.$D$4]" office:value-type="float" office:value="4.45847515411765">
            <text:p>4.4584751541</text:p>
          </table:table-cell>
          <table:table-cell table:formula="of:=INT([.D172]/[.$B$1]*1024)" office:value-type="float" office:value="913">
            <text:p>913</text:p>
          </table:table-cell>
          <table:table-cell table:number-columns-repeated="10"/>
        </table:table-row>
        <table:table-row table:style-name="ro2">
          <table:table-cell table:formula="of:=[.A172]+[.$D$1]" office:value-type="float" office:value="-3.89999999999999">
            <text:p>-3.9</text:p>
          </table:table-cell>
          <table:table-cell table:formula="of:=[.$M$2]+[.$M$3]*[.A173]+[.$M$4]*[.A173]^2+[.$M$5]*[.A173]^3+[.$M$6]*[.A173]^4+[.$N$2]*[.A173]^5+[.$N$3]*[.A173]^6+[.$N$4]*[.A173]^7+[.$N$5]*[.A173]^8+[.$N$6]*[.A173]^9" office:value-type="float" office:value="87.3490146568344">
            <text:p>87.3490146568</text:p>
          </table:table-cell>
          <table:table-cell table:formula="of:=[.B173]/([.$B$2]+[.B173])*[.$B$1]" office:value-type="float" office:value="3.890269683298">
            <text:p>3.8902696833</text:p>
          </table:table-cell>
          <table:table-cell table:formula="of:=[.$D$5]*[.C173]-[.$D$4]" office:value-type="float" office:value="4.45462386298143">
            <text:p>4.454623863</text:p>
          </table:table-cell>
          <table:table-cell table:formula="of:=INT([.D173]/[.$B$1]*1024)" office:value-type="float" office:value="912">
            <text:p>912</text:p>
          </table:table-cell>
          <table:table-cell table:number-columns-repeated="10"/>
        </table:table-row>
        <table:table-row table:style-name="ro2">
          <table:table-cell table:formula="of:=[.A173]+[.$D$1]" office:value-type="float" office:value="-3.79999999999999">
            <text:p>-3.8</text:p>
          </table:table-cell>
          <table:table-cell table:formula="of:=[.$M$2]+[.$M$3]*[.A174]+[.$M$4]*[.A174]^2+[.$M$5]*[.A174]^3+[.$M$6]*[.A174]^4+[.$N$2]*[.A174]^5+[.$N$3]*[.A174]^6+[.$N$4]*[.A174]^7+[.$N$5]*[.A174]^8+[.$N$6]*[.A174]^9" office:value-type="float" office:value="87.0747039158662">
            <text:p>87.0747039159</text:p>
          </table:table-cell>
          <table:table-cell table:formula="of:=[.B174]/([.$B$2]+[.B174])*[.$B$1]" office:value-type="float" office:value="3.88755152708816">
            <text:p>3.8875515271</text:p>
          </table:table-cell>
          <table:table-cell table:formula="of:=[.$D$5]*[.C174]-[.$D$4]" office:value-type="float" office:value="4.45076808426191">
            <text:p>4.4507680843</text:p>
          </table:table-cell>
          <table:table-cell table:formula="of:=INT([.D174]/[.$B$1]*1024)" office:value-type="float" office:value="911">
            <text:p>911</text:p>
          </table:table-cell>
          <table:table-cell table:number-columns-repeated="10"/>
        </table:table-row>
        <table:table-row table:style-name="ro2">
          <table:table-cell table:formula="of:=[.A174]+[.$D$1]" office:value-type="float" office:value="-3.69999999999999">
            <text:p>-3.7</text:p>
          </table:table-cell>
          <table:table-cell table:formula="of:=[.$M$2]+[.$M$3]*[.A175]+[.$M$4]*[.A175]^2+[.$M$5]*[.A175]^3+[.$M$6]*[.A175]^4+[.$N$2]*[.A175]^5+[.$N$3]*[.A175]^6+[.$N$4]*[.A175]^7+[.$N$5]*[.A175]^8+[.$N$6]*[.A175]^9" office:value-type="float" office:value="86.8014150836333">
            <text:p>86.8014150836</text:p>
          </table:table-cell>
          <table:table-cell table:formula="of:=[.B175]/([.$B$2]+[.B175])*[.$B$1]" office:value-type="float" office:value="3.88483022331874">
            <text:p>3.8848302233</text:p>
          </table:table-cell>
          <table:table-cell table:formula="of:=[.$D$5]*[.C175]-[.$D$4]" office:value-type="float" office:value="4.44690784064327">
            <text:p>4.4469078406</text:p>
          </table:table-cell>
          <table:table-cell table:formula="of:=INT([.D175]/[.$B$1]*1024)" office:value-type="float" office:value="910">
            <text:p>910</text:p>
          </table:table-cell>
          <table:table-cell table:number-columns-repeated="10"/>
        </table:table-row>
        <table:table-row table:style-name="ro2">
          <table:table-cell table:formula="of:=[.A175]+[.$D$1]" office:value-type="float" office:value="-3.59999999999999">
            <text:p>-3.6</text:p>
          </table:table-cell>
          <table:table-cell table:formula="of:=[.$M$2]+[.$M$3]*[.A176]+[.$M$4]*[.A176]^2+[.$M$5]*[.A176]^3+[.$M$6]*[.A176]^4+[.$N$2]*[.A176]^5+[.$N$3]*[.A176]^6+[.$N$4]*[.A176]^7+[.$N$5]*[.A176]^8+[.$N$6]*[.A176]^9" office:value-type="float" office:value="86.5291446020095">
            <text:p>86.529144602</text:p>
          </table:table-cell>
          <table:table-cell table:formula="of:=[.B176]/([.$B$2]+[.B176])*[.$B$1]" office:value-type="float" office:value="3.8821057880027">
            <text:p>3.882105788</text:p>
          </table:table-cell>
          <table:table-cell table:formula="of:=[.$D$5]*[.C176]-[.$D$4]" office:value-type="float" office:value="4.44304315484037">
            <text:p>4.4430431548</text:p>
          </table:table-cell>
          <table:table-cell table:formula="of:=INT([.D176]/[.$B$1]*1024)" office:value-type="float" office:value="909">
            <text:p>909</text:p>
          </table:table-cell>
          <table:table-cell table:number-columns-repeated="10"/>
        </table:table-row>
        <table:table-row table:style-name="ro2">
          <table:table-cell table:formula="of:=[.A176]+[.$D$1]" office:value-type="float" office:value="-3.49999999999999">
            <text:p>-3.5</text:p>
          </table:table-cell>
          <table:table-cell table:formula="of:=[.$M$2]+[.$M$3]*[.A177]+[.$M$4]*[.A177]^2+[.$M$5]*[.A177]^3+[.$M$6]*[.A177]^4+[.$N$2]*[.A177]^5+[.$N$3]*[.A177]^6+[.$N$4]*[.A177]^7+[.$N$5]*[.A177]^8+[.$N$6]*[.A177]^9" office:value-type="float" office:value="86.2578889168254">
            <text:p>86.2578889168</text:p>
          </table:table-cell>
          <table:table-cell table:formula="of:=[.B177]/([.$B$2]+[.B177])*[.$B$1]" office:value-type="float" office:value="3.87937823717362">
            <text:p>3.8793782372</text:p>
          </table:table-cell>
          <table:table-cell table:formula="of:=[.$D$5]*[.C177]-[.$D$4]" office:value-type="float" office:value="4.43917404959722">
            <text:p>4.4391740496</text:p>
          </table:table-cell>
          <table:table-cell table:formula="of:=INT([.D177]/[.$B$1]*1024)" office:value-type="float" office:value="909">
            <text:p>909</text:p>
          </table:table-cell>
          <table:table-cell table:number-columns-repeated="10"/>
        </table:table-row>
        <table:table-row table:style-name="ro2">
          <table:table-cell table:formula="of:=[.A177]+[.$D$1]" office:value-type="float" office:value="-3.39999999999999">
            <text:p>-3.4</text:p>
          </table:table-cell>
          <table:table-cell table:formula="of:=[.$M$2]+[.$M$3]*[.A178]+[.$M$4]*[.A178]^2+[.$M$5]*[.A178]^3+[.$M$6]*[.A178]^4+[.$N$2]*[.A178]^5+[.$N$3]*[.A178]^6+[.$N$4]*[.A178]^7+[.$N$5]*[.A178]^8+[.$N$6]*[.A178]^9" office:value-type="float" office:value="85.987644477935">
            <text:p>85.9876444779</text:p>
          </table:table-cell>
          <table:table-cell table:formula="of:=[.B178]/([.$B$2]+[.B178])*[.$B$1]" office:value-type="float" office:value="3.87664758688454">
            <text:p>3.8766475869</text:p>
          </table:table-cell>
          <table:table-cell table:formula="of:=[.$D$5]*[.C178]-[.$D$4]" office:value-type="float" office:value="4.43530054768553">
            <text:p>4.4353005477</text:p>
          </table:table-cell>
          <table:table-cell table:formula="of:=INT([.D178]/[.$B$1]*1024)" office:value-type="float" office:value="908">
            <text:p>908</text:p>
          </table:table-cell>
          <table:table-cell table:number-columns-repeated="10"/>
        </table:table-row>
        <table:table-row table:style-name="ro2">
          <table:table-cell table:formula="of:=[.A178]+[.$D$1]" office:value-type="float" office:value="-3.29999999999999">
            <text:p>-3.3</text:p>
          </table:table-cell>
          <table:table-cell table:formula="of:=[.$M$2]+[.$M$3]*[.A179]+[.$M$4]*[.A179]^2+[.$M$5]*[.A179]^3+[.$M$6]*[.A179]^4+[.$N$2]*[.A179]^5+[.$N$3]*[.A179]^6+[.$N$4]*[.A179]^7+[.$N$5]*[.A179]^8+[.$N$6]*[.A179]^9" office:value-type="float" office:value="85.7184077392822">
            <text:p>85.7184077393</text:p>
          </table:table-cell>
          <table:table-cell table:formula="of:=[.B179]/([.$B$2]+[.B179])*[.$B$1]" office:value-type="float" office:value="3.87391385320701">
            <text:p>3.8739138532</text:p>
          </table:table-cell>
          <table:table-cell table:formula="of:=[.$D$5]*[.C179]-[.$D$4]" office:value-type="float" office:value="4.43142267190322">
            <text:p>4.4314226719</text:p>
          </table:table-cell>
          <table:table-cell table:formula="of:=INT([.D179]/[.$B$1]*1024)" office:value-type="float" office:value="907">
            <text:p>907</text:p>
          </table:table-cell>
          <table:table-cell table:number-columns-repeated="10"/>
        </table:table-row>
        <table:table-row table:style-name="ro2">
          <table:table-cell table:formula="of:=[.A179]+[.$D$1]" office:value-type="float" office:value="-3.19999999999999">
            <text:p>-3.2</text:p>
          </table:table-cell>
          <table:table-cell table:formula="of:=[.$M$2]+[.$M$3]*[.A180]+[.$M$4]*[.A180]^2+[.$M$5]*[.A180]^3+[.$M$6]*[.A180]^4+[.$N$2]*[.A180]^5+[.$N$3]*[.A180]^6+[.$N$4]*[.A180]^7+[.$N$5]*[.A180]^8+[.$N$6]*[.A180]^9" office:value-type="float" office:value="85.4501751589665">
            <text:p>85.450175159</text:p>
          </table:table-cell>
          <table:table-cell table:formula="of:=[.B180]/([.$B$2]+[.B180])*[.$B$1]" office:value-type="float" office:value="3.87117705222993">
            <text:p>3.8711770522</text:p>
          </table:table-cell>
          <table:table-cell table:formula="of:=[.$D$5]*[.C180]-[.$D$4]" office:value-type="float" office:value="4.42754044507286">
            <text:p>4.4275404451</text:p>
          </table:table-cell>
          <table:table-cell table:formula="of:=INT([.D180]/[.$B$1]*1024)" office:value-type="float" office:value="906">
            <text:p>906</text:p>
          </table:table-cell>
          <table:table-cell table:number-columns-repeated="10"/>
        </table:table-row>
        <table:table-row table:style-name="ro2">
          <table:table-cell table:formula="of:=[.A180]+[.$D$1]" office:value-type="float" office:value="-3.09999999999999">
            <text:p>-3.1</text:p>
          </table:table-cell>
          <table:table-cell table:formula="of:=[.$M$2]+[.$M$3]*[.A181]+[.$M$4]*[.A181]^2+[.$M$5]*[.A181]^3+[.$M$6]*[.A181]^4+[.$N$2]*[.A181]^5+[.$N$3]*[.A181]^6+[.$N$4]*[.A181]^7+[.$N$5]*[.A181]^8+[.$N$6]*[.A181]^9" office:value-type="float" office:value="85.1829431993085">
            <text:p>85.1829431993</text:p>
          </table:table-cell>
          <table:table-cell table:formula="of:=[.B181]/([.$B$2]+[.B181])*[.$B$1]" office:value-type="float" office:value="3.86843720005859">
            <text:p>3.8684372001</text:p>
          </table:table-cell>
          <table:table-cell table:formula="of:=[.$D$5]*[.C181]-[.$D$4]" office:value-type="float" office:value="4.4236538900402">
            <text:p>4.42365389</text:p>
          </table:table-cell>
          <table:table-cell table:formula="of:=INT([.D181]/[.$B$1]*1024)" office:value-type="float" office:value="905">
            <text:p>905</text:p>
          </table:table-cell>
          <table:table-cell table:number-columns-repeated="10"/>
        </table:table-row>
        <table:table-row table:style-name="ro2">
          <table:table-cell table:formula="of:=[.A181]+[.$D$1]" office:value-type="float" office:value="-2.99999999999999">
            <text:p>-3</text:p>
          </table:table-cell>
          <table:table-cell table:formula="of:=[.$M$2]+[.$M$3]*[.A182]+[.$M$4]*[.A182]^2+[.$M$5]*[.A182]^3+[.$M$6]*[.A182]^4+[.$N$2]*[.A182]^5+[.$N$3]*[.A182]^6+[.$N$4]*[.A182]^7+[.$N$5]*[.A182]^8+[.$N$6]*[.A182]^9" office:value-type="float" office:value="84.9167083269142">
            <text:p>84.9167083269</text:p>
          </table:table-cell>
          <table:table-cell table:formula="of:=[.B182]/([.$B$2]+[.B182])*[.$B$1]" office:value-type="float" office:value="3.86569431281352">
            <text:p>3.8656943128</text:p>
          </table:table-cell>
          <table:table-cell table:formula="of:=[.$D$5]*[.C182]-[.$D$4]" office:value-type="float" office:value="4.41976302967269">
            <text:p>4.4197630297</text:p>
          </table:table-cell>
          <table:table-cell table:formula="of:=INT([.D182]/[.$B$1]*1024)" office:value-type="float" office:value="905">
            <text:p>905</text:p>
          </table:table-cell>
          <table:table-cell table:number-columns-repeated="10"/>
        </table:table-row>
        <table:table-row table:style-name="ro2">
          <table:table-cell table:formula="of:=[.A182]+[.$D$1]" office:value-type="float" office:value="-2.89999999999999">
            <text:p>-2.9</text:p>
          </table:table-cell>
          <table:table-cell table:formula="of:=[.$M$2]+[.$M$3]*[.A183]+[.$M$4]*[.A183]^2+[.$M$5]*[.A183]^3+[.$M$6]*[.A183]^4+[.$N$2]*[.A183]^5+[.$N$3]*[.A183]^6+[.$N$4]*[.A183]^7+[.$N$5]*[.A183]^8+[.$N$6]*[.A183]^9" office:value-type="float" office:value="84.6514670127391">
            <text:p>84.6514670127</text:p>
          </table:table-cell>
          <table:table-cell table:formula="of:=[.B183]/([.$B$2]+[.B183])*[.$B$1]" office:value-type="float" office:value="3.86294840662948">
            <text:p>3.8629484066</text:p>
          </table:table-cell>
          <table:table-cell table:formula="of:=[.$D$5]*[.C183]-[.$D$4]" office:value-type="float" office:value="4.41586788685791">
            <text:p>4.4158678869</text:p>
          </table:table-cell>
          <table:table-cell table:formula="of:=INT([.D183]/[.$B$1]*1024)" office:value-type="float" office:value="904">
            <text:p>904</text:p>
          </table:table-cell>
          <table:table-cell table:number-columns-repeated="10"/>
        </table:table-row>
        <table:table-row table:style-name="ro2">
          <table:table-cell table:formula="of:=[.A183]+[.$D$1]" office:value-type="float" office:value="-2.79999999999999">
            <text:p>-2.8</text:p>
          </table:table-cell>
          <table:table-cell table:formula="of:=[.$M$2]+[.$M$3]*[.A184]+[.$M$4]*[.A184]^2+[.$M$5]*[.A184]^3+[.$M$6]*[.A184]^4+[.$N$2]*[.A184]^5+[.$N$3]*[.A184]^6+[.$N$4]*[.A184]^7+[.$N$5]*[.A184]^8+[.$N$6]*[.A184]^9" office:value-type="float" office:value="84.3872157321518">
            <text:p>84.3872157322</text:p>
          </table:table-cell>
          <table:table-cell table:formula="of:=[.B184]/([.$B$2]+[.B184])*[.$B$1]" office:value-type="float" office:value="3.86019949765439">
            <text:p>3.8601994977</text:p>
          </table:table-cell>
          <table:table-cell table:formula="of:=[.$D$5]*[.C184]-[.$D$4]" office:value-type="float" office:value="4.41196848450212">
            <text:p>4.4119684845</text:p>
          </table:table-cell>
          <table:table-cell table:formula="of:=INT([.D184]/[.$B$1]*1024)" office:value-type="float" office:value="903">
            <text:p>903</text:p>
          </table:table-cell>
          <table:table-cell table:number-columns-repeated="10"/>
        </table:table-row>
        <table:table-row table:style-name="ro2">
          <table:table-cell table:formula="of:=[.A184]+[.$D$1]" office:value-type="float" office:value="-2.69999999999999">
            <text:p>-2.7</text:p>
          </table:table-cell>
          <table:table-cell table:formula="of:=[.$M$2]+[.$M$3]*[.A185]+[.$M$4]*[.A185]^2+[.$M$5]*[.A185]^3+[.$M$6]*[.A185]^4+[.$N$2]*[.A185]^5+[.$N$3]*[.A185]^6+[.$N$4]*[.A185]^7+[.$N$5]*[.A185]^8+[.$N$6]*[.A185]^9" office:value-type="float" office:value="84.1239509649971">
            <text:p>84.123950965</text:p>
          </table:table-cell>
          <table:table-cell table:formula="of:=[.B185]/([.$B$2]+[.B185])*[.$B$1]" office:value-type="float" office:value="3.85744760204822">
            <text:p>3.857447602</text:p>
          </table:table-cell>
          <table:table-cell table:formula="of:=[.$D$5]*[.C185]-[.$D$4]" office:value-type="float" office:value="4.40806484552869">
            <text:p>4.4080648455</text:p>
          </table:table-cell>
          <table:table-cell table:formula="of:=INT([.D185]/[.$B$1]*1024)" office:value-type="float" office:value="902">
            <text:p>902</text:p>
          </table:table-cell>
          <table:table-cell table:number-columns-repeated="10"/>
        </table:table-row>
        <table:table-row table:style-name="ro2">
          <table:table-cell table:formula="of:=[.A185]+[.$D$1]" office:value-type="float" office:value="-2.59999999999999">
            <text:p>-2.6</text:p>
          </table:table-cell>
          <table:table-cell table:formula="of:=[.$M$2]+[.$M$3]*[.A186]+[.$M$4]*[.A186]^2+[.$M$5]*[.A186]^3+[.$M$6]*[.A186]^4+[.$N$2]*[.A186]^5+[.$N$3]*[.A186]^6+[.$N$4]*[.A186]^7+[.$N$5]*[.A186]^8+[.$N$6]*[.A186]^9" office:value-type="float" office:value="83.8616691956577">
            <text:p>83.8616691957</text:p>
          </table:table-cell>
          <table:table-cell table:formula="of:=[.B186]/([.$B$2]+[.B186])*[.$B$1]" office:value-type="float" office:value="3.85469273598198">
            <text:p>3.854692736</text:p>
          </table:table-cell>
          <table:table-cell table:formula="of:=[.$D$5]*[.C186]-[.$D$4]" office:value-type="float" office:value="4.40415699287663">
            <text:p>4.4041569929</text:p>
          </table:table-cell>
          <table:table-cell table:formula="of:=INT([.D186]/[.$B$1]*1024)" office:value-type="float" office:value="901">
            <text:p>901</text:p>
          </table:table-cell>
          <table:table-cell table:number-columns-repeated="10"/>
        </table:table-row>
        <table:table-row table:style-name="ro2">
          <table:table-cell table:formula="of:=[.A186]+[.$D$1]" office:value-type="float" office:value="-2.49999999999999">
            <text:p>-2.5</text:p>
          </table:table-cell>
          <table:table-cell table:formula="of:=[.$M$2]+[.$M$3]*[.A187]+[.$M$4]*[.A187]^2+[.$M$5]*[.A187]^3+[.$M$6]*[.A187]^4+[.$N$2]*[.A187]^5+[.$N$3]*[.A187]^6+[.$N$4]*[.A187]^7+[.$N$5]*[.A187]^8+[.$N$6]*[.A187]^9" office:value-type="float" office:value="83.6003669131168">
            <text:p>83.6003669131</text:p>
          </table:table-cell>
          <table:table-cell table:formula="of:=[.B187]/([.$B$2]+[.B187])*[.$B$1]" office:value-type="float" office:value="3.85193491563661">
            <text:p>3.8519349156</text:p>
          </table:table-cell>
          <table:table-cell table:formula="of:=[.$D$5]*[.C187]-[.$D$4]" office:value-type="float" office:value="4.40024494949906">
            <text:p>4.4002449495</text:p>
          </table:table-cell>
          <table:table-cell table:formula="of:=INT([.D187]/[.$B$1]*1024)" office:value-type="float" office:value="901">
            <text:p>901</text:p>
          </table:table-cell>
          <table:table-cell table:number-columns-repeated="10"/>
        </table:table-row>
        <table:table-row table:style-name="ro2">
          <table:table-cell table:formula="of:=[.A187]+[.$D$1]" office:value-type="float" office:value="-2.39999999999999">
            <text:p>-2.4</text:p>
          </table:table-cell>
          <table:table-cell table:formula="of:=[.$M$2]+[.$M$3]*[.A188]+[.$M$4]*[.A188]^2+[.$M$5]*[.A188]^3+[.$M$6]*[.A188]^4+[.$N$2]*[.A188]^5+[.$N$3]*[.A188]^6+[.$N$4]*[.A188]^7+[.$N$5]*[.A188]^8+[.$N$6]*[.A188]^9" office:value-type="float" office:value="83.3400406110187">
            <text:p>83.340040611</text:p>
          </table:table-cell>
          <table:table-cell table:formula="of:=[.B188]/([.$B$2]+[.B188])*[.$B$1]" office:value-type="float" office:value="3.84917415720194">
            <text:p>3.8491741572</text:p>
          </table:table-cell>
          <table:table-cell table:formula="of:=[.$D$5]*[.C188]-[.$D$4]" office:value-type="float" office:value="4.39632873836166">
            <text:p>4.3963287384</text:p>
          </table:table-cell>
          <table:table-cell table:formula="of:=INT([.D188]/[.$B$1]*1024)" office:value-type="float" office:value="900">
            <text:p>900</text:p>
          </table:table-cell>
          <table:table-cell table:number-columns-repeated="10"/>
        </table:table-row>
        <table:table-row table:style-name="ro2">
          <table:table-cell table:formula="of:=[.A188]+[.$D$1]" office:value-type="float" office:value="-2.29999999999999">
            <text:p>-2.3</text:p>
          </table:table-cell>
          <table:table-cell table:formula="of:=[.$M$2]+[.$M$3]*[.A189]+[.$M$4]*[.A189]^2+[.$M$5]*[.A189]^3+[.$M$6]*[.A189]^4+[.$N$2]*[.A189]^5+[.$N$3]*[.A189]^6+[.$N$4]*[.A189]^7+[.$N$5]*[.A189]^8+[.$N$6]*[.A189]^9" office:value-type="float" office:value="83.0806867877298">
            <text:p>83.0806867877</text:p>
          </table:table-cell>
          <table:table-cell table:formula="of:=[.B189]/([.$B$2]+[.B189])*[.$B$1]" office:value-type="float" office:value="3.84641047687556">
            <text:p>3.8464104769</text:p>
          </table:table-cell>
          <table:table-cell table:formula="of:=[.$D$5]*[.C189]-[.$D$4]" office:value-type="float" office:value="4.3924083824412">
            <text:p>4.3924083824</text:p>
          </table:table-cell>
          <table:table-cell table:formula="of:=INT([.D189]/[.$B$1]*1024)" office:value-type="float" office:value="899">
            <text:p>899</text:p>
          </table:table-cell>
          <table:table-cell table:number-columns-repeated="10"/>
        </table:table-row>
        <table:table-row table:style-name="ro2">
          <table:table-cell table:formula="of:=[.A189]+[.$D$1]" office:value-type="float" office:value="-2.19999999999999">
            <text:p>-2.2</text:p>
          </table:table-cell>
          <table:table-cell table:formula="of:=[.$M$2]+[.$M$3]*[.A190]+[.$M$4]*[.A190]^2+[.$M$5]*[.A190]^3+[.$M$6]*[.A190]^4+[.$N$2]*[.A190]^5+[.$N$3]*[.A190]^6+[.$N$4]*[.A190]^7+[.$N$5]*[.A190]^8+[.$N$6]*[.A190]^9" office:value-type="float" office:value="82.8223019463983">
            <text:p>82.8223019464</text:p>
          </table:table-cell>
          <table:table-cell table:formula="of:=[.B190]/([.$B$2]+[.B190])*[.$B$1]" office:value-type="float" office:value="3.84364389086183">
            <text:p>3.8436438909</text:p>
          </table:table-cell>
          <table:table-cell table:formula="of:=[.$D$5]*[.C190]-[.$D$4]" office:value-type="float" office:value="4.38848390472397">
            <text:p>4.3884839047</text:p>
          </table:table-cell>
          <table:table-cell table:formula="of:=INT([.D190]/[.$B$1]*1024)" office:value-type="float" office:value="898">
            <text:p>898</text:p>
          </table:table-cell>
          <table:table-cell table:number-columns-repeated="10"/>
        </table:table-row>
        <table:table-row table:style-name="ro2">
          <table:table-cell table:formula="of:=[.A190]+[.$D$1]" office:value-type="float" office:value="-2.09999999999999">
            <text:p>-2.1</text:p>
          </table:table-cell>
          <table:table-cell table:formula="of:=[.$M$2]+[.$M$3]*[.A191]+[.$M$4]*[.A191]^2+[.$M$5]*[.A191]^3+[.$M$6]*[.A191]^4+[.$N$2]*[.A191]^5+[.$N$3]*[.A191]^6+[.$N$4]*[.A191]^7+[.$N$5]*[.A191]^8+[.$N$6]*[.A191]^9" office:value-type="float" office:value="82.5648825950142">
            <text:p>82.564882595</text:p>
          </table:table-cell>
          <table:table-cell table:formula="of:=[.B191]/([.$B$2]+[.B191])*[.$B$1]" office:value-type="float" office:value="3.84087441537073">
            <text:p>3.8408744154</text:p>
          </table:table-cell>
          <table:table-cell table:formula="of:=[.$D$5]*[.C191]-[.$D$4]" office:value-type="float" office:value="4.38455532820429">
            <text:p>4.3845553282</text:p>
          </table:table-cell>
          <table:table-cell table:formula="of:=INT([.D191]/[.$B$1]*1024)" office:value-type="float" office:value="897">
            <text:p>897</text:p>
          </table:table-cell>
          <table:table-cell table:number-columns-repeated="10"/>
        </table:table-row>
        <table:table-row table:style-name="ro2">
          <table:table-cell table:formula="of:=[.A191]+[.$D$1]" office:value-type="float" office:value="-1.99999999999999">
            <text:p>-2</text:p>
          </table:table-cell>
          <table:table-cell table:formula="of:=[.$M$2]+[.$M$3]*[.A192]+[.$M$4]*[.A192]^2+[.$M$5]*[.A192]^3+[.$M$6]*[.A192]^4+[.$N$2]*[.A192]^5+[.$N$3]*[.A192]^6+[.$N$4]*[.A192]^7+[.$N$5]*[.A192]^8+[.$N$6]*[.A192]^9" office:value-type="float" office:value="82.3084252464682">
            <text:p>82.3084252465</text:p>
          </table:table-cell>
          <table:table-cell table:formula="of:=[.B192]/([.$B$2]+[.B192])*[.$B$1]" office:value-type="float" office:value="3.83810206661686">
            <text:p>3.8381020666</text:p>
          </table:table-cell>
          <table:table-cell table:formula="of:=[.$D$5]*[.C192]-[.$D$4]" office:value-type="float" office:value="4.380622675883">
            <text:p>4.3806226759</text:p>
          </table:table-cell>
          <table:table-cell table:formula="of:=INT([.D192]/[.$B$1]*1024)" office:value-type="float" office:value="897">
            <text:p>897</text:p>
          </table:table-cell>
          <table:table-cell table:number-columns-repeated="10"/>
        </table:table-row>
        <table:table-row table:style-name="ro2">
          <table:table-cell table:formula="of:=[.A192]+[.$D$1]" office:value-type="float" office:value="-1.89999999999999">
            <text:p>-1.9</text:p>
          </table:table-cell>
          <table:table-cell table:formula="of:=[.$M$2]+[.$M$3]*[.A193]+[.$M$4]*[.A193]^2+[.$M$5]*[.A193]^3+[.$M$6]*[.A193]^4+[.$N$2]*[.A193]^5+[.$N$3]*[.A193]^6+[.$N$4]*[.A193]^7+[.$N$5]*[.A193]^8+[.$N$6]*[.A193]^9" office:value-type="float" office:value="82.0529264186099">
            <text:p>82.0529264186</text:p>
          </table:table-cell>
          <table:table-cell table:formula="of:=[.B193]/([.$B$2]+[.B193])*[.$B$1]" office:value-type="float" office:value="3.83532686081828">
            <text:p>3.8353268608</text:p>
          </table:table-cell>
          <table:table-cell table:formula="of:=[.$D$5]*[.C193]-[.$D$4]" office:value-type="float" office:value="4.37668597076587">
            <text:p>4.3766859708</text:p>
          </table:table-cell>
          <table:table-cell table:formula="of:=INT([.D193]/[.$B$1]*1024)" office:value-type="float" office:value="896">
            <text:p>896</text:p>
          </table:table-cell>
          <table:table-cell table:number-columns-repeated="10"/>
        </table:table-row>
        <table:table-row table:style-name="ro2">
          <table:table-cell table:formula="of:=[.A193]+[.$D$1]" office:value-type="float" office:value="-1.79999999999999">
            <text:p>-1.8</text:p>
          </table:table-cell>
          <table:table-cell table:formula="of:=[.$M$2]+[.$M$3]*[.A194]+[.$M$4]*[.A194]^2+[.$M$5]*[.A194]^3+[.$M$6]*[.A194]^4+[.$N$2]*[.A194]^5+[.$N$3]*[.A194]^6+[.$N$4]*[.A194]^7+[.$N$5]*[.A194]^8+[.$N$6]*[.A194]^9" office:value-type="float" office:value="81.7983826343057">
            <text:p>81.7983826343</text:p>
          </table:table-cell>
          <table:table-cell table:formula="of:=[.B194]/([.$B$2]+[.B194])*[.$B$1]" office:value-type="float" office:value="3.83254881419551">
            <text:p>3.8325488142</text:p>
          </table:table-cell>
          <table:table-cell table:formula="of:=[.$D$5]*[.C194]-[.$D$4]" office:value-type="float" office:value="4.37274523586214">
            <text:p>4.3727452359</text:p>
          </table:table-cell>
          <table:table-cell table:formula="of:=INT([.D194]/[.$B$1]*1024)" office:value-type="float" office:value="895">
            <text:p>895</text:p>
          </table:table-cell>
          <table:table-cell table:number-columns-repeated="10"/>
        </table:table-row>
        <table:table-row table:style-name="ro2">
          <table:table-cell table:formula="of:=[.A194]+[.$D$1]" office:value-type="float" office:value="-1.69999999999999">
            <text:p>-1.7</text:p>
          </table:table-cell>
          <table:table-cell table:formula="of:=[.$M$2]+[.$M$3]*[.A195]+[.$M$4]*[.A195]^2+[.$M$5]*[.A195]^3+[.$M$6]*[.A195]^4+[.$N$2]*[.A195]^5+[.$N$3]*[.A195]^6+[.$N$4]*[.A195]^7+[.$N$5]*[.A195]^8+[.$N$6]*[.A195]^9" office:value-type="float" office:value="81.5447904214964">
            <text:p>81.5447904215</text:p>
          </table:table-cell>
          <table:table-cell table:formula="of:=[.B195]/([.$B$2]+[.B195])*[.$B$1]" office:value-type="float" office:value="3.82976794297042">
            <text:p>3.829767943</text:p>
          </table:table-cell>
          <table:table-cell table:formula="of:=[.$D$5]*[.C195]-[.$D$4]" office:value-type="float" office:value="4.36880049418297">
            <text:p>4.3688004942</text:p>
          </table:table-cell>
          <table:table-cell table:formula="of:=INT([.D195]/[.$B$1]*1024)" office:value-type="float" office:value="894">
            <text:p>894</text:p>
          </table:table-cell>
          <table:table-cell table:number-columns-repeated="10"/>
        </table:table-row>
        <table:table-row table:style-name="ro2">
          <table:table-cell table:formula="of:=[.A195]+[.$D$1]" office:value-type="float" office:value="-1.59999999999999">
            <text:p>-1.6</text:p>
          </table:table-cell>
          <table:table-cell table:formula="of:=[.$M$2]+[.$M$3]*[.A196]+[.$M$4]*[.A196]^2+[.$M$5]*[.A196]^3+[.$M$6]*[.A196]^4+[.$N$2]*[.A196]^5+[.$N$3]*[.A196]^6+[.$N$4]*[.A196]^7+[.$N$5]*[.A196]^8+[.$N$6]*[.A196]^9" office:value-type="float" office:value="81.2921463132539">
            <text:p>81.2921463133</text:p>
          </table:table-cell>
          <table:table-cell table:formula="of:=[.B196]/([.$B$2]+[.B196])*[.$B$1]" office:value-type="float" office:value="3.82698426336515">
            <text:p>3.8269842634</text:p>
          </table:table-cell>
          <table:table-cell table:formula="of:=[.$D$5]*[.C196]-[.$D$4]" office:value-type="float" office:value="4.36485176873993">
            <text:p>4.3648517687</text:p>
          </table:table-cell>
          <table:table-cell table:formula="of:=INT([.D196]/[.$B$1]*1024)" office:value-type="float" office:value="893">
            <text:p>893</text:p>
          </table:table-cell>
          <table:table-cell table:number-columns-repeated="10"/>
        </table:table-row>
        <table:table-row table:style-name="ro2">
          <table:table-cell table:formula="of:=[.A196]+[.$D$1]" office:value-type="float" office:value="-1.49999999999999">
            <text:p>-1.5</text:p>
          </table:table-cell>
          <table:table-cell table:formula="of:=[.$M$2]+[.$M$3]*[.A197]+[.$M$4]*[.A197]^2+[.$M$5]*[.A197]^3+[.$M$6]*[.A197]^4+[.$N$2]*[.A197]^5+[.$N$3]*[.A197]^6+[.$N$4]*[.A197]^7+[.$N$5]*[.A197]^8+[.$N$6]*[.A197]^9" office:value-type="float" office:value="81.0404468478373">
            <text:p>81.0404468478</text:p>
          </table:table-cell>
          <table:table-cell table:formula="of:=[.B197]/([.$B$2]+[.B197])*[.$B$1]" office:value-type="float" office:value="3.82419779160106">
            <text:p>3.8241977916</text:p>
          </table:table-cell>
          <table:table-cell table:formula="of:=[.$D$5]*[.C197]-[.$D$4]" office:value-type="float" office:value="4.36089908254346">
            <text:p>4.3608990825</text:p>
          </table:table-cell>
          <table:table-cell table:formula="of:=INT([.D197]/[.$B$1]*1024)" office:value-type="float" office:value="893">
            <text:p>893</text:p>
          </table:table-cell>
          <table:table-cell table:number-columns-repeated="10"/>
        </table:table-row>
        <table:table-row table:style-name="ro2">
          <table:table-cell table:formula="of:=[.A197]+[.$D$1]" office:value-type="float" office:value="-1.39999999999998">
            <text:p>-1.4</text:p>
          </table:table-cell>
          <table:table-cell table:formula="of:=[.$M$2]+[.$M$3]*[.A198]+[.$M$4]*[.A198]^2+[.$M$5]*[.A198]^3+[.$M$6]*[.A198]^4+[.$N$2]*[.A198]^5+[.$N$3]*[.A198]^6+[.$N$4]*[.A198]^7+[.$N$5]*[.A198]^8+[.$N$6]*[.A198]^9" office:value-type="float" office:value="80.7896885687487">
            <text:p>80.7896885687</text:p>
          </table:table-cell>
          <table:table-cell table:formula="of:=[.B198]/([.$B$2]+[.B198])*[.$B$1]" office:value-type="float" office:value="3.82140854389764">
            <text:p>3.8214085439</text:p>
          </table:table-cell>
          <table:table-cell table:formula="of:=[.$D$5]*[.C198]-[.$D$4]" office:value-type="float" office:value="4.35694245860132">
            <text:p>4.3569424586</text:p>
          </table:table-cell>
          <table:table-cell table:formula="of:=INT([.D198]/[.$B$1]*1024)" office:value-type="float" office:value="892">
            <text:p>892</text:p>
          </table:table-cell>
          <table:table-cell table:number-columns-repeated="10"/>
        </table:table-row>
        <table:table-row table:style-name="ro2">
          <table:table-cell table:formula="of:=[.A198]+[.$D$1]" office:value-type="float" office:value="-1.29999999999998">
            <text:p>-1.3</text:p>
          </table:table-cell>
          <table:table-cell table:formula="of:=[.$M$2]+[.$M$3]*[.A199]+[.$M$4]*[.A199]^2+[.$M$5]*[.A199]^3+[.$M$6]*[.A199]^4+[.$N$2]*[.A199]^5+[.$N$3]*[.A199]^6+[.$N$4]*[.A199]^7+[.$N$5]*[.A199]^8+[.$N$6]*[.A199]^9" office:value-type="float" office:value="80.5398680247886">
            <text:p>80.5398680248</text:p>
          </table:table-cell>
          <table:table-cell table:formula="of:=[.B199]/([.$B$2]+[.B199])*[.$B$1]" office:value-type="float" office:value="3.81861653647143">
            <text:p>3.8186165365</text:p>
          </table:table-cell>
          <table:table-cell table:formula="of:=[.$D$5]*[.C199]-[.$D$4]" office:value-type="float" office:value="4.35298191991714">
            <text:p>4.3529819199</text:p>
          </table:table-cell>
          <table:table-cell table:formula="of:=INT([.D199]/[.$B$1]*1024)" office:value-type="float" office:value="891">
            <text:p>891</text:p>
          </table:table-cell>
          <table:table-cell table:number-columns-repeated="10"/>
        </table:table-row>
        <table:table-row table:style-name="ro2">
          <table:table-cell table:formula="of:=[.A199]+[.$D$1]" office:value-type="float" office:value="-1.19999999999998">
            <text:p>-1.2</text:p>
          </table:table-cell>
          <table:table-cell table:formula="of:=[.$M$2]+[.$M$3]*[.A200]+[.$M$4]*[.A200]^2+[.$M$5]*[.A200]^3+[.$M$6]*[.A200]^4+[.$N$2]*[.A200]^5+[.$N$3]*[.A200]^6+[.$N$4]*[.A200]^7+[.$N$5]*[.A200]^8+[.$N$6]*[.A200]^9" office:value-type="float" office:value="80.2909817701101">
            <text:p>80.2909817701</text:p>
          </table:table-cell>
          <table:table-cell table:formula="of:=[.B200]/([.$B$2]+[.B200])*[.$B$1]" office:value-type="float" office:value="3.81582178553495">
            <text:p>3.8158217855</text:p>
          </table:table-cell>
          <table:table-cell table:formula="of:=[.$D$5]*[.C200]-[.$D$4]" office:value-type="float" office:value="4.34901748948882">
            <text:p>4.3490174895</text:p>
          </table:table-cell>
          <table:table-cell table:formula="of:=INT([.D200]/[.$B$1]*1024)" office:value-type="float" office:value="890">
            <text:p>890</text:p>
          </table:table-cell>
          <table:table-cell table:number-columns-repeated="10"/>
        </table:table-row>
        <table:table-row table:style-name="ro2">
          <table:table-cell table:formula="of:=[.A200]+[.$D$1]" office:value-type="float" office:value="-1.09999999999998">
            <text:p>-1.1</text:p>
          </table:table-cell>
          <table:table-cell table:formula="of:=[.$M$2]+[.$M$3]*[.A201]+[.$M$4]*[.A201]^2+[.$M$5]*[.A201]^3+[.$M$6]*[.A201]^4+[.$N$2]*[.A201]^5+[.$N$3]*[.A201]^6+[.$N$4]*[.A201]^7+[.$N$5]*[.A201]^8+[.$N$6]*[.A201]^9" office:value-type="float" office:value="80.0430263642734">
            <text:p>80.0430263643</text:p>
          </table:table-cell>
          <table:table-cell table:formula="of:=[.B201]/([.$B$2]+[.B201])*[.$B$1]" office:value-type="float" office:value="3.81302430729565">
            <text:p>3.8130243073</text:p>
          </table:table-cell>
          <table:table-cell table:formula="of:=[.$D$5]*[.C201]-[.$D$4]" office:value-type="float" office:value="4.34504919030705">
            <text:p>4.3450491903</text:p>
          </table:table-cell>
          <table:table-cell table:formula="of:=INT([.D201]/[.$B$1]*1024)" office:value-type="float" office:value="889">
            <text:p>889</text:p>
          </table:table-cell>
          <table:table-cell table:number-columns-repeated="10"/>
        </table:table-row>
        <table:table-row table:style-name="ro2">
          <table:table-cell table:formula="of:=[.A201]+[.$D$1]" office:value-type="float" office:value="-0.999999999999985">
            <text:p>-1</text:p>
          </table:table-cell>
          <table:table-cell table:formula="of:=[.$M$2]+[.$M$3]*[.A202]+[.$M$4]*[.A202]^2+[.$M$5]*[.A202]^3+[.$M$6]*[.A202]^4+[.$N$2]*[.A202]^5+[.$N$3]*[.A202]^6+[.$N$4]*[.A202]^7+[.$N$5]*[.A202]^8+[.$N$6]*[.A202]^9" office:value-type="float" office:value="79.7959983722993">
            <text:p>79.7959983723</text:p>
          </table:table-cell>
          <table:table-cell table:formula="of:=[.B202]/([.$B$2]+[.B202])*[.$B$1]" office:value-type="float" office:value="3.8102241179548">
            <text:p>3.810224118</text:p>
          </table:table-cell>
          <table:table-cell table:formula="of:=[.$D$5]*[.C202]-[.$D$4]" office:value-type="float" office:value="4.3410770453538">
            <text:p>4.3410770454</text:p>
          </table:table-cell>
          <table:table-cell table:formula="of:=INT([.D202]/[.$B$1]*1024)" office:value-type="float" office:value="889">
            <text:p>889</text:p>
          </table:table-cell>
          <table:table-cell table:number-columns-repeated="10"/>
        </table:table-row>
        <table:table-row table:style-name="ro2">
          <table:table-cell table:formula="of:=[.A202]+[.$D$1]" office:value-type="float" office:value="-0.899999999999985">
            <text:p>-0.9</text:p>
          </table:table-cell>
          <table:table-cell table:formula="of:=[.$M$2]+[.$M$3]*[.A203]+[.$M$4]*[.A203]^2+[.$M$5]*[.A203]^3+[.$M$6]*[.A203]^4+[.$N$2]*[.A203]^5+[.$N$3]*[.A203]^6+[.$N$4]*[.A203]^7+[.$N$5]*[.A203]^8+[.$N$6]*[.A203]^9" office:value-type="float" office:value="79.5498943647221">
            <text:p>79.5498943647</text:p>
          </table:table-cell>
          <table:table-cell table:formula="of:=[.B203]/([.$B$2]+[.B203])*[.$B$1]" office:value-type="float" office:value="3.80742123370644">
            <text:p>3.8074212337</text:p>
          </table:table-cell>
          <table:table-cell table:formula="of:=[.$D$5]*[.C203]-[.$D$4]" office:value-type="float" office:value="4.33710107760074">
            <text:p>4.3371010776</text:p>
          </table:table-cell>
          <table:table-cell table:formula="of:=INT([.D203]/[.$B$1]*1024)" office:value-type="float" office:value="888">
            <text:p>888</text:p>
          </table:table-cell>
          <table:table-cell table:number-columns-repeated="10"/>
        </table:table-row>
        <table:table-row table:style-name="ro2">
          <table:table-cell table:formula="of:=[.A203]+[.$D$1]" office:value-type="float" office:value="-0.799999999999985">
            <text:p>-0.8</text:p>
          </table:table-cell>
          <table:table-cell table:formula="of:=[.$M$2]+[.$M$3]*[.A204]+[.$M$4]*[.A204]^2+[.$M$5]*[.A204]^3+[.$M$6]*[.A204]^4+[.$N$2]*[.A204]^5+[.$N$3]*[.A204]^6+[.$N$4]*[.A204]^7+[.$N$5]*[.A204]^8+[.$N$6]*[.A204]^9" office:value-type="float" office:value="79.3047109176422">
            <text:p>79.3047109176</text:p>
          </table:table-cell>
          <table:table-cell table:formula="of:=[.B204]/([.$B$2]+[.B204])*[.$B$1]" office:value-type="float" office:value="3.80461567073631">
            <text:p>3.8046156707</text:p>
          </table:table-cell>
          <table:table-cell table:formula="of:=[.$D$5]*[.C204]-[.$D$4]" office:value-type="float" office:value="4.33312131000779">
            <text:p>4.33312131</text:p>
          </table:table-cell>
          <table:table-cell table:formula="of:=INT([.D204]/[.$B$1]*1024)" office:value-type="float" office:value="887">
            <text:p>887</text:p>
          </table:table-cell>
          <table:table-cell table:number-columns-repeated="10"/>
        </table:table-row>
        <table:table-row table:style-name="ro2">
          <table:table-cell table:formula="of:=[.A204]+[.$D$1]" office:value-type="float" office:value="-0.699999999999985">
            <text:p>-0.7</text:p>
          </table:table-cell>
          <table:table-cell table:formula="of:=[.$M$2]+[.$M$3]*[.A205]+[.$M$4]*[.A205]^2+[.$M$5]*[.A205]^3+[.$M$6]*[.A205]^4+[.$N$2]*[.A205]^5+[.$N$3]*[.A205]^6+[.$N$4]*[.A205]^7+[.$N$5]*[.A205]^8+[.$N$6]*[.A205]^9" office:value-type="float" office:value="79.0604446127782">
            <text:p>79.0604446128</text:p>
          </table:table-cell>
          <table:table-cell table:formula="of:=[.B205]/([.$B$2]+[.B205])*[.$B$1]" office:value-type="float" office:value="3.80180744522078">
            <text:p>3.8018074452</text:p>
          </table:table-cell>
          <table:table-cell table:formula="of:=[.$D$5]*[.C205]-[.$D$4]" office:value-type="float" office:value="4.32913776552156">
            <text:p>4.3291377655</text:p>
          </table:table-cell>
          <table:table-cell table:formula="of:=INT([.D205]/[.$B$1]*1024)" office:value-type="float" office:value="886">
            <text:p>886</text:p>
          </table:table-cell>
          <table:table-cell table:number-columns-repeated="10"/>
        </table:table-row>
        <table:table-row table:style-name="ro2">
          <table:table-cell table:formula="of:=[.A205]+[.$D$1]" office:value-type="float" office:value="-0.599999999999985">
            <text:p>-0.6</text:p>
          </table:table-cell>
          <table:table-cell table:formula="of:=[.$M$2]+[.$M$3]*[.A206]+[.$M$4]*[.A206]^2+[.$M$5]*[.A206]^3+[.$M$6]*[.A206]^4+[.$N$2]*[.A206]^5+[.$N$3]*[.A206]^6+[.$N$4]*[.A206]^7+[.$N$5]*[.A206]^8+[.$N$6]*[.A206]^9" office:value-type="float" office:value="78.8170920375185">
            <text:p>78.8170920375</text:p>
          </table:table-cell>
          <table:table-cell table:formula="of:=[.B206]/([.$B$2]+[.B206])*[.$B$1]" office:value-type="float" office:value="3.79899657332577">
            <text:p>3.7989965733</text:p>
          </table:table-cell>
          <table:table-cell table:formula="of:=[.$D$5]*[.C206]-[.$D$4]" office:value-type="float" office:value="4.32515046707388">
            <text:p>4.3251504671</text:p>
          </table:table-cell>
          <table:table-cell table:formula="of:=INT([.D206]/[.$B$1]*1024)" office:value-type="float" office:value="885">
            <text:p>885</text:p>
          </table:table-cell>
          <table:table-cell table:number-columns-repeated="10"/>
        </table:table-row>
        <table:table-row table:style-name="ro2">
          <table:table-cell table:formula="of:=[.A206]+[.$D$1]" office:value-type="float" office:value="-0.499999999999985">
            <text:p>-0.5</text:p>
          </table:table-cell>
          <table:table-cell table:formula="of:=[.$M$2]+[.$M$3]*[.A207]+[.$M$4]*[.A207]^2+[.$M$5]*[.A207]^3+[.$M$6]*[.A207]^4+[.$N$2]*[.A207]^5+[.$N$3]*[.A207]^6+[.$N$4]*[.A207]^7+[.$N$5]*[.A207]^8+[.$N$6]*[.A207]^9" office:value-type="float" office:value="78.5746497849718">
            <text:p>78.574649785</text:p>
          </table:table-cell>
          <table:table-cell table:formula="of:=[.B207]/([.$B$2]+[.B207])*[.$B$1]" office:value-type="float" office:value="3.7961830712057">
            <text:p>3.7961830712</text:p>
          </table:table-cell>
          <table:table-cell table:formula="of:=[.$D$5]*[.C207]-[.$D$4]" office:value-type="float" office:value="4.32115943758021">
            <text:p>4.3211594376</text:p>
          </table:table-cell>
          <table:table-cell table:formula="of:=INT([.D207]/[.$B$1]*1024)" office:value-type="float" office:value="884">
            <text:p>884</text:p>
          </table:table-cell>
          <table:table-cell table:number-columns-repeated="10"/>
        </table:table-row>
        <table:table-row table:style-name="ro2">
          <table:table-cell table:formula="of:=[.A207]+[.$D$1]" office:value-type="float" office:value="-0.399999999999985">
            <text:p>-0.4</text:p>
          </table:table-cell>
          <table:table-cell table:formula="of:=[.$M$2]+[.$M$3]*[.A208]+[.$M$4]*[.A208]^2+[.$M$5]*[.A208]^3+[.$M$6]*[.A208]^4+[.$N$2]*[.A208]^5+[.$N$3]*[.A208]^6+[.$N$4]*[.A208]^7+[.$N$5]*[.A208]^8+[.$N$6]*[.A208]^9" office:value-type="float" office:value="78.333114454018">
            <text:p>78.333114454</text:p>
          </table:table-cell>
          <table:table-cell table:formula="of:=[.B208]/([.$B$2]+[.B208])*[.$B$1]" office:value-type="float" office:value="3.79336695500242">
            <text:p>3.793366955</text:p>
          </table:table-cell>
          <table:table-cell table:formula="of:=[.$D$5]*[.C208]-[.$D$4]" office:value-type="float" office:value="4.31716469993821">
            <text:p>4.3171646999</text:p>
          </table:table-cell>
          <table:table-cell table:formula="of:=INT([.D208]/[.$B$1]*1024)" office:value-type="float" office:value="884">
            <text:p>884</text:p>
          </table:table-cell>
          <table:table-cell table:number-columns-repeated="10"/>
        </table:table-row>
        <table:table-row table:style-name="ro2">
          <table:table-cell table:formula="of:=[.A208]+[.$D$1]" office:value-type="float" office:value="-0.299999999999985">
            <text:p>-0.3</text:p>
          </table:table-cell>
          <table:table-cell table:formula="of:=[.$M$2]+[.$M$3]*[.A209]+[.$M$4]*[.A209]^2+[.$M$5]*[.A209]^3+[.$M$6]*[.A209]^4+[.$N$2]*[.A209]^5+[.$N$3]*[.A209]^6+[.$N$4]*[.A209]^7+[.$N$5]*[.A209]^8+[.$N$6]*[.A209]^9" office:value-type="float" office:value="78.0924826493581">
            <text:p>78.0924826494</text:p>
          </table:table-cell>
          <table:table-cell table:formula="of:=[.B209]/([.$B$2]+[.B209])*[.$B$1]" office:value-type="float" office:value="3.79054824084415">
            <text:p>3.7905482408</text:p>
          </table:table-cell>
          <table:table-cell table:formula="of:=[.$D$5]*[.C209]-[.$D$4]" office:value-type="float" office:value="4.31316627702619">
            <text:p>4.313166277</text:p>
          </table:table-cell>
          <table:table-cell table:formula="of:=INT([.D209]/[.$B$1]*1024)" office:value-type="float" office:value="883">
            <text:p>883</text:p>
          </table:table-cell>
          <table:table-cell table:number-columns-repeated="10"/>
        </table:table-row>
        <table:table-row table:style-name="ro2">
          <table:table-cell table:formula="of:=[.A209]+[.$D$1]" office:value-type="float" office:value="-0.199999999999985">
            <text:p>-0.2</text:p>
          </table:table-cell>
          <table:table-cell table:formula="of:=[.$M$2]+[.$M$3]*[.A210]+[.$M$4]*[.A210]^2+[.$M$5]*[.A210]^3+[.$M$6]*[.A210]^4+[.$N$2]*[.A210]^5+[.$N$3]*[.A210]^6+[.$N$4]*[.A210]^7+[.$N$5]*[.A210]^8+[.$N$6]*[.A210]^9" office:value-type="float" office:value="77.8527509815634">
            <text:p>77.8527509816</text:p>
          </table:table-cell>
          <table:table-cell table:formula="of:=[.B210]/([.$B$2]+[.B210])*[.$B$1]" office:value-type="float" office:value="3.7877269448444">
            <text:p>3.7877269448</text:p>
          </table:table-cell>
          <table:table-cell table:formula="of:=[.$D$5]*[.C210]-[.$D$4]" office:value-type="float" office:value="4.30916419170161">
            <text:p>4.3091641917</text:p>
          </table:table-cell>
          <table:table-cell table:formula="of:=INT([.D210]/[.$B$1]*1024)" office:value-type="float" office:value="882">
            <text:p>882</text:p>
          </table:table-cell>
          <table:table-cell table:number-columns-repeated="10"/>
        </table:table-row>
        <table:table-row table:style-name="ro2">
          <table:table-cell table:formula="of:=[.A210]+[.$D$1]" office:value-type="float" office:value="-0.0999999999999847">
            <text:p>-0.1</text:p>
          </table:table-cell>
          <table:table-cell table:formula="of:=[.$M$2]+[.$M$3]*[.A211]+[.$M$4]*[.A211]^2+[.$M$5]*[.A211]^3+[.$M$6]*[.A211]^4+[.$N$2]*[.A211]^5+[.$N$3]*[.A211]^6+[.$N$4]*[.A211]^7+[.$N$5]*[.A211]^8+[.$N$6]*[.A211]^9" office:value-type="float" office:value="77.6139160671245">
            <text:p>77.6139160671</text:p>
          </table:table-cell>
          <table:table-cell table:formula="of:=[.B211]/([.$B$2]+[.B211])*[.$B$1]" office:value-type="float" office:value="3.78490308310093">
            <text:p>3.7849030831</text:p>
          </table:table-cell>
          <table:table-cell table:formula="of:=[.$D$5]*[.C211]-[.$D$4]" office:value-type="float" office:value="4.3051584667996">
            <text:p>4.3051584668</text:p>
          </table:table-cell>
          <table:table-cell table:formula="of:=INT([.D211]/[.$B$1]*1024)" office:value-type="float" office:value="881">
            <text:p>881</text:p>
          </table:table-cell>
          <table:table-cell table:number-columns-repeated="10"/>
        </table:table-row>
        <table:table-row table:style-name="ro2">
          <table:table-cell table:formula="of:=[.A211]+[.$D$1]" office:value-type="float" office:value="0.0000000000000152933221642115">
            <text:p>1.52933221642115E-014</text:p>
          </table:table-cell>
          <table:table-cell table:formula="of:=[.$M$2]+[.$M$3]*[.A212]+[.$M$4]*[.A212]^2+[.$M$5]*[.A212]^3+[.$M$6]*[.A212]^4+[.$N$2]*[.A212]^5+[.$N$3]*[.A212]^6+[.$N$4]*[.A212]^7+[.$N$5]*[.A212]^8+[.$N$6]*[.A212]^9" office:value-type="float" office:value="77.3759745285">
            <text:p>77.3759745285</text:p>
          </table:table-cell>
          <table:table-cell table:formula="of:=[.B212]/([.$B$2]+[.B212])*[.$B$1]" office:value-type="float" office:value="3.7820766716947">
            <text:p>3.7820766717</text:p>
          </table:table-cell>
          <table:table-cell table:formula="of:=[.$D$5]*[.C212]-[.$D$4]" office:value-type="float" office:value="4.30114912513141">
            <text:p>4.3011491251</text:p>
          </table:table-cell>
          <table:table-cell table:formula="of:=INT([.D212]/[.$B$1]*1024)" office:value-type="float" office:value="880">
            <text:p>880</text:p>
          </table:table-cell>
          <table:table-cell table:number-columns-repeated="10"/>
        </table:table-row>
        <table:table-row table:style-name="ro2">
          <table:table-cell table:formula="of:=[.A212]+[.$D$1]" office:value-type="float" office:value="0.100000000000015">
            <text:p>0.1</text:p>
          </table:table-cell>
          <table:table-cell table:formula="of:=[.$M$2]+[.$M$3]*[.A213]+[.$M$4]*[.A213]^2+[.$M$5]*[.A213]^3+[.$M$6]*[.A213]^4+[.$N$2]*[.A213]^5+[.$N$3]*[.A213]^6+[.$N$4]*[.A213]^7+[.$N$5]*[.A213]^8+[.$N$6]*[.A213]^9" office:value-type="float" office:value="77.1389229941639">
            <text:p>77.1389229942</text:p>
          </table:table-cell>
          <table:table-cell table:formula="of:=[.B213]/([.$B$2]+[.B213])*[.$B$1]" office:value-type="float" office:value="3.77924772668878">
            <text:p>3.7792477267</text:p>
          </table:table-cell>
          <table:table-cell table:formula="of:=[.$D$5]*[.C213]-[.$D$4]" office:value-type="float" office:value="4.29713618948297">
            <text:p>4.2971361895</text:p>
          </table:table-cell>
          <table:table-cell table:formula="of:=INT([.D213]/[.$B$1]*1024)" office:value-type="float" office:value="880">
            <text:p>880</text:p>
          </table:table-cell>
          <table:table-cell table:number-columns-repeated="10"/>
        </table:table-row>
        <table:table-row table:style-name="ro2">
          <table:table-cell table:formula="of:=[.A213]+[.$D$1]" office:value-type="float" office:value="0.200000000000015">
            <text:p>0.2</text:p>
          </table:table-cell>
          <table:table-cell table:formula="of:=[.$M$2]+[.$M$3]*[.A214]+[.$M$4]*[.A214]^2+[.$M$5]*[.A214]^3+[.$M$6]*[.A214]^4+[.$N$2]*[.A214]^5+[.$N$3]*[.A214]^6+[.$N$4]*[.A214]^7+[.$N$5]*[.A214]^8+[.$N$6]*[.A214]^9" office:value-type="float" office:value="76.9027580986536">
            <text:p>76.9027580987</text:p>
          </table:table-cell>
          <table:table-cell table:formula="of:=[.B214]/([.$B$2]+[.B214])*[.$B$1]" office:value-type="float" office:value="3.77641626412735">
            <text:p>3.7764162641</text:p>
          </table:table-cell>
          <table:table-cell table:formula="of:=[.$D$5]*[.C214]-[.$D$4]" office:value-type="float" office:value="4.29311968261336">
            <text:p>4.2931196826</text:p>
          </table:table-cell>
          <table:table-cell table:formula="of:=INT([.D214]/[.$B$1]*1024)" office:value-type="float" office:value="879">
            <text:p>879</text:p>
          </table:table-cell>
          <table:table-cell table:number-columns-repeated="10"/>
        </table:table-row>
        <table:table-row table:style-name="ro2">
          <table:table-cell table:formula="of:=[.A214]+[.$D$1]" office:value-type="float" office:value="0.300000000000015">
            <text:p>0.3</text:p>
          </table:table-cell>
          <table:table-cell table:formula="of:=[.$M$2]+[.$M$3]*[.A215]+[.$M$4]*[.A215]^2+[.$M$5]*[.A215]^3+[.$M$6]*[.A215]^4+[.$N$2]*[.A215]^5+[.$N$3]*[.A215]^6+[.$N$4]*[.A215]^7+[.$N$5]*[.A215]^8+[.$N$6]*[.A215]^9" office:value-type="float" office:value="76.6674764826161">
            <text:p>76.6674764826</text:p>
          </table:table-cell>
          <table:table-cell table:formula="of:=[.B215]/([.$B$2]+[.B215])*[.$B$1]" office:value-type="float" office:value="3.77358230003459">
            <text:p>3.7735823</text:p>
          </table:table-cell>
          <table:table-cell table:formula="of:=[.$D$5]*[.C215]-[.$D$4]" office:value-type="float" office:value="4.28909962725334">
            <text:p>4.2890996273</text:p>
          </table:table-cell>
          <table:table-cell table:formula="of:=INT([.D215]/[.$B$1]*1024)" office:value-type="float" office:value="878">
            <text:p>878</text:p>
          </table:table-cell>
          <table:table-cell table:number-columns-repeated="10"/>
        </table:table-row>
        <table:table-row table:style-name="ro2">
          <table:table-cell table:formula="of:=[.A215]+[.$D$1]" office:value-type="float" office:value="0.400000000000015">
            <text:p>0.4</text:p>
          </table:table-cell>
          <table:table-cell table:formula="of:=[.$M$2]+[.$M$3]*[.A216]+[.$M$4]*[.A216]^2+[.$M$5]*[.A216]^3+[.$M$6]*[.A216]^4+[.$N$2]*[.A216]^5+[.$N$3]*[.A216]^6+[.$N$4]*[.A216]^7+[.$N$5]*[.A216]^8+[.$N$6]*[.A216]^9" office:value-type="float" office:value="76.4330747928553">
            <text:p>76.4330747929</text:p>
          </table:table-cell>
          <table:table-cell table:formula="of:=[.B216]/([.$B$2]+[.B216])*[.$B$1]" office:value-type="float" office:value="3.77074585041369">
            <text:p>3.7707458504</text:p>
          </table:table-cell>
          <table:table-cell table:formula="of:=[.$D$5]*[.C216]-[.$D$4]" office:value-type="float" office:value="4.28507604610386">
            <text:p>4.2850760461</text:p>
          </table:table-cell>
          <table:table-cell table:formula="of:=INT([.D216]/[.$B$1]*1024)" office:value-type="float" office:value="877">
            <text:p>877</text:p>
          </table:table-cell>
          <table:table-cell table:number-columns-repeated="10"/>
        </table:table-row>
        <table:table-row table:style-name="ro2">
          <table:table-cell table:formula="of:=[.A216]+[.$D$1]" office:value-type="float" office:value="0.500000000000015">
            <text:p>0.5</text:p>
          </table:table-cell>
          <table:table-cell table:formula="of:=[.$M$2]+[.$M$3]*[.A217]+[.$M$4]*[.A217]^2+[.$M$5]*[.A217]^3+[.$M$6]*[.A217]^4+[.$N$2]*[.A217]^5+[.$N$3]*[.A217]^6+[.$N$4]*[.A217]^7+[.$N$5]*[.A217]^8+[.$N$6]*[.A217]^9" office:value-type="float" office:value="76.199549682377">
            <text:p>76.1995496824</text:p>
          </table:table-cell>
          <table:table-cell table:formula="of:=[.B217]/([.$B$2]+[.B217])*[.$B$1]" office:value-type="float" office:value="3.76790693124576">
            <text:p>3.7679069312</text:p>
          </table:table-cell>
          <table:table-cell table:formula="of:=[.$D$5]*[.C217]-[.$D$4]" office:value-type="float" office:value="4.28104896183457">
            <text:p>4.2810489618</text:p>
          </table:table-cell>
          <table:table-cell table:formula="of:=INT([.D217]/[.$B$1]*1024)" office:value-type="float" office:value="876">
            <text:p>876</text:p>
          </table:table-cell>
          <table:table-cell table:number-columns-repeated="10"/>
        </table:table-row>
        <table:table-row table:style-name="ro2">
          <table:table-cell table:formula="of:=[.A217]+[.$D$1]" office:value-type="float" office:value="0.600000000000015">
            <text:p>0.6</text:p>
          </table:table-cell>
          <table:table-cell table:formula="of:=[.$M$2]+[.$M$3]*[.A218]+[.$M$4]*[.A218]^2+[.$M$5]*[.A218]^3+[.$M$6]*[.A218]^4+[.$N$2]*[.A218]^5+[.$N$3]*[.A218]^6+[.$N$4]*[.A218]^7+[.$N$5]*[.A218]^8+[.$N$6]*[.A218]^9" office:value-type="float" office:value="75.966897810435">
            <text:p>75.9668978104</text:p>
          </table:table-cell>
          <table:table-cell table:formula="of:=[.B218]/([.$B$2]+[.B218])*[.$B$1]" office:value-type="float" office:value="3.76506555848883">
            <text:p>3.7650655585</text:p>
          </table:table-cell>
          <table:table-cell table:formula="of:=[.$D$5]*[.C218]-[.$D$4]" office:value-type="float" office:value="4.27701839708234">
            <text:p>4.2770183971</text:p>
          </table:table-cell>
          <table:table-cell table:formula="of:=INT([.D218]/[.$B$1]*1024)" office:value-type="float" office:value="875">
            <text:p>875</text:p>
          </table:table-cell>
          <table:table-cell table:number-columns-repeated="10"/>
        </table:table-row>
        <table:table-row table:style-name="ro2">
          <table:table-cell table:formula="of:=[.A218]+[.$D$1]" office:value-type="float" office:value="0.700000000000015">
            <text:p>0.7</text:p>
          </table:table-cell>
          <table:table-cell table:formula="of:=[.$M$2]+[.$M$3]*[.A219]+[.$M$4]*[.A219]^2+[.$M$5]*[.A219]^3+[.$M$6]*[.A219]^4+[.$N$2]*[.A219]^5+[.$N$3]*[.A219]^6+[.$N$4]*[.A219]^7+[.$N$5]*[.A219]^8+[.$N$6]*[.A219]^9" office:value-type="float" office:value="75.7351158425758">
            <text:p>75.7351158426</text:p>
          </table:table-cell>
          <table:table-cell table:formula="of:=[.B219]/([.$B$2]+[.B219])*[.$B$1]" office:value-type="float" office:value="3.76222174807675">
            <text:p>3.7622217481</text:p>
          </table:table-cell>
          <table:table-cell table:formula="of:=[.$D$5]*[.C219]-[.$D$4]" office:value-type="float" office:value="4.27298437444982">
            <text:p>4.2729843744</text:p>
          </table:table-cell>
          <table:table-cell table:formula="of:=INT([.D219]/[.$B$1]*1024)" office:value-type="float" office:value="875">
            <text:p>875</text:p>
          </table:table-cell>
          <table:table-cell table:number-columns-repeated="10"/>
        </table:table-row>
        <table:table-row table:style-name="ro2">
          <table:table-cell table:formula="of:=[.A219]+[.$D$1]" office:value-type="float" office:value="0.800000000000015">
            <text:p>0.8</text:p>
          </table:table-cell>
          <table:table-cell table:formula="of:=[.$M$2]+[.$M$3]*[.A220]+[.$M$4]*[.A220]^2+[.$M$5]*[.A220]^3+[.$M$6]*[.A220]^4+[.$N$2]*[.A220]^5+[.$N$3]*[.A220]^6+[.$N$4]*[.A220]^7+[.$N$5]*[.A220]^8+[.$N$6]*[.A220]^9" office:value-type="float" office:value="75.5042004506829">
            <text:p>75.5042004507</text:p>
          </table:table-cell>
          <table:table-cell table:formula="of:=[.B220]/([.$B$2]+[.B220])*[.$B$1]" office:value-type="float" office:value="3.75937551591824">
            <text:p>3.7593755159</text:p>
          </table:table-cell>
          <table:table-cell table:formula="of:=[.$D$5]*[.C220]-[.$D$4]" office:value-type="float" office:value="4.26894691650392">
            <text:p>4.2689469165</text:p>
          </table:table-cell>
          <table:table-cell table:formula="of:=INT([.D220]/[.$B$1]*1024)" office:value-type="float" office:value="874">
            <text:p>874</text:p>
          </table:table-cell>
          <table:table-cell table:number-columns-repeated="10"/>
        </table:table-row>
        <table:table-row table:style-name="ro2">
          <table:table-cell table:formula="of:=[.A220]+[.$D$1]" office:value-type="float" office:value="0.900000000000015">
            <text:p>0.9</text:p>
          </table:table-cell>
          <table:table-cell table:formula="of:=[.$M$2]+[.$M$3]*[.A221]+[.$M$4]*[.A221]^2+[.$M$5]*[.A221]^3+[.$M$6]*[.A221]^4+[.$N$2]*[.A221]^5+[.$N$3]*[.A221]^6+[.$N$4]*[.A221]^7+[.$N$5]*[.A221]^8+[.$N$6]*[.A221]^9" office:value-type="float" office:value="75.274148313021">
            <text:p>75.274148313</text:p>
          </table:table-cell>
          <table:table-cell table:formula="of:=[.B221]/([.$B$2]+[.B221])*[.$B$1]" office:value-type="float" office:value="3.75652687789577">
            <text:p>3.7565268779</text:p>
          </table:table-cell>
          <table:table-cell table:formula="of:=[.$D$5]*[.C221]-[.$D$4]" office:value-type="float" office:value="4.2649060457744">
            <text:p>4.2649060458</text:p>
          </table:table-cell>
          <table:table-cell table:formula="of:=INT([.D221]/[.$B$1]*1024)" office:value-type="float" office:value="873">
            <text:p>873</text:p>
          </table:table-cell>
          <table:table-cell table:number-columns-repeated="10"/>
        </table:table-row>
        <table:table-row table:style-name="ro2">
          <table:table-cell table:formula="of:=[.A221]+[.$D$1]" office:value-type="float" office:value="1.00000000000002">
            <text:p>1</text:p>
          </table:table-cell>
          <table:table-cell table:formula="of:=[.$M$2]+[.$M$3]*[.A222]+[.$M$4]*[.A222]^2+[.$M$5]*[.A222]^3+[.$M$6]*[.A222]^4+[.$N$2]*[.A222]^5+[.$N$3]*[.A222]^6+[.$N$4]*[.A222]^7+[.$N$5]*[.A222]^8+[.$N$6]*[.A222]^9" office:value-type="float" office:value="75.0449561142793">
            <text:p>75.0449561143</text:p>
          </table:table-cell>
          <table:table-cell table:formula="of:=[.B222]/([.$B$2]+[.B222])*[.$B$1]" office:value-type="float" office:value="3.75367584986461">
            <text:p>3.7536758499</text:p>
          </table:table-cell>
          <table:table-cell table:formula="of:=[.$D$5]*[.C222]-[.$D$4]" office:value-type="float" office:value="4.26086178475235">
            <text:p>4.2608617848</text:p>
          </table:table-cell>
          <table:table-cell table:formula="of:=INT([.D222]/[.$B$1]*1024)" office:value-type="float" office:value="872">
            <text:p>872</text:p>
          </table:table-cell>
          <table:table-cell table:number-columns-repeated="10"/>
        </table:table-row>
        <table:table-row table:style-name="ro2">
          <table:table-cell table:formula="of:=[.A222]+[.$D$1]" office:value-type="float" office:value="1.10000000000002">
            <text:p>1.1</text:p>
          </table:table-cell>
          <table:table-cell table:formula="of:=[.$M$2]+[.$M$3]*[.A223]+[.$M$4]*[.A223]^2+[.$M$5]*[.A223]^3+[.$M$6]*[.A223]^4+[.$N$2]*[.A223]^5+[.$N$3]*[.A223]^6+[.$N$4]*[.A223]^7+[.$N$5]*[.A223]^8+[.$N$6]*[.A223]^9" office:value-type="float" office:value="74.8166205456148">
            <text:p>74.8166205456</text:p>
          </table:table-cell>
          <table:table-cell table:formula="of:=[.B223]/([.$B$2]+[.B223])*[.$B$1]" office:value-type="float" office:value="3.75082244765175">
            <text:p>3.7508224477</text:p>
          </table:table-cell>
          <table:table-cell table:formula="of:=[.$D$5]*[.C223]-[.$D$4]" office:value-type="float" office:value="4.2568141558888">
            <text:p>4.2568141559</text:p>
          </table:table-cell>
          <table:table-cell table:formula="of:=INT([.D223]/[.$B$1]*1024)" office:value-type="float" office:value="871">
            <text:p>871</text:p>
          </table:table-cell>
          <table:table-cell table:number-columns-repeated="10"/>
        </table:table-row>
        <table:table-row table:style-name="ro2">
          <table:table-cell table:formula="of:=[.A223]+[.$D$1]" office:value-type="float" office:value="1.20000000000002">
            <text:p>1.2</text:p>
          </table:table-cell>
          <table:table-cell table:formula="of:=[.$M$2]+[.$M$3]*[.A224]+[.$M$4]*[.A224]^2+[.$M$5]*[.A224]^3+[.$M$6]*[.A224]^4+[.$N$2]*[.A224]^5+[.$N$3]*[.A224]^6+[.$N$4]*[.A224]^7+[.$N$5]*[.A224]^8+[.$N$6]*[.A224]^9" office:value-type="float" office:value="74.5891383046943">
            <text:p>74.5891383047</text:p>
          </table:table-cell>
          <table:table-cell table:formula="of:=[.B224]/([.$B$2]+[.B224])*[.$B$1]" office:value-type="float" office:value="3.7479666870549">
            <text:p>3.7479666871</text:p>
          </table:table-cell>
          <table:table-cell table:formula="of:=[.$D$5]*[.C224]-[.$D$4]" office:value-type="float" office:value="4.25276318159324">
            <text:p>4.2527631816</text:p>
          </table:table-cell>
          <table:table-cell table:formula="of:=INT([.D224]/[.$B$1]*1024)" office:value-type="float" office:value="870">
            <text:p>870</text:p>
          </table:table-cell>
          <table:table-cell table:number-columns-repeated="10"/>
        </table:table-row>
        <table:table-row table:style-name="ro2">
          <table:table-cell table:formula="of:=[.A224]+[.$D$1]" office:value-type="float" office:value="1.30000000000002">
            <text:p>1.3</text:p>
          </table:table-cell>
          <table:table-cell table:formula="of:=[.$M$2]+[.$M$3]*[.A225]+[.$M$4]*[.A225]^2+[.$M$5]*[.A225]^3+[.$M$6]*[.A225]^4+[.$N$2]*[.A225]^5+[.$N$3]*[.A225]^6+[.$N$4]*[.A225]^7+[.$N$5]*[.A225]^8+[.$N$6]*[.A225]^9" office:value-type="float" office:value="74.362506095737">
            <text:p>74.3625060957</text:p>
          </table:table-cell>
          <table:table-cell table:formula="of:=[.B225]/([.$B$2]+[.B225])*[.$B$1]" office:value-type="float" office:value="3.74510858384146">
            <text:p>3.7451085838</text:p>
          </table:table-cell>
          <table:table-cell table:formula="of:=[.$D$5]*[.C225]-[.$D$4]" office:value-type="float" office:value="4.24870888423216">
            <text:p>4.2487088842</text:p>
          </table:table-cell>
          <table:table-cell table:formula="of:=INT([.D225]/[.$B$1]*1024)" office:value-type="float" office:value="870">
            <text:p>870</text:p>
          </table:table-cell>
          <table:table-cell table:number-columns-repeated="10"/>
        </table:table-row>
        <table:table-row table:style-name="ro2">
          <table:table-cell table:formula="of:=[.A225]+[.$D$1]" office:value-type="float" office:value="1.40000000000002">
            <text:p>1.4</text:p>
          </table:table-cell>
          <table:table-cell table:formula="of:=[.$M$2]+[.$M$3]*[.A226]+[.$M$4]*[.A226]^2+[.$M$5]*[.A226]^3+[.$M$6]*[.A226]^4+[.$N$2]*[.A226]^5+[.$N$3]*[.A226]^6+[.$N$4]*[.A226]^7+[.$N$5]*[.A226]^8+[.$N$6]*[.A226]^9" office:value-type="float" office:value="74.1367206295555">
            <text:p>74.1367206296</text:p>
          </table:table-cell>
          <table:table-cell table:formula="of:=[.B226]/([.$B$2]+[.B226])*[.$B$1]" office:value-type="float" office:value="3.74224815374753">
            <text:p>3.7422481537</text:p>
          </table:table-cell>
          <table:table-cell table:formula="of:=[.$D$5]*[.C226]-[.$D$4]" office:value-type="float" office:value="4.24465128612763">
            <text:p>4.2446512861</text:p>
          </table:table-cell>
          <table:table-cell table:formula="of:=INT([.D226]/[.$B$1]*1024)" office:value-type="float" office:value="869">
            <text:p>869</text:p>
          </table:table-cell>
          <table:table-cell table:number-columns-repeated="10"/>
        </table:table-row>
        <table:table-row table:style-name="ro2">
          <table:table-cell table:formula="of:=[.A226]+[.$D$1]" office:value-type="float" office:value="1.50000000000002">
            <text:p>1.5</text:p>
          </table:table-cell>
          <table:table-cell table:formula="of:=[.$M$2]+[.$M$3]*[.A227]+[.$M$4]*[.A227]^2+[.$M$5]*[.A227]^3+[.$M$6]*[.A227]^4+[.$N$2]*[.A227]^5+[.$N$3]*[.A227]^6+[.$N$4]*[.A227]^7+[.$N$5]*[.A227]^8+[.$N$6]*[.A227]^9" office:value-type="float" office:value="73.9117786235976">
            <text:p>73.9117786236</text:p>
          </table:table-cell>
          <table:table-cell table:formula="of:=[.B227]/([.$B$2]+[.B227])*[.$B$1]" office:value-type="float" office:value="3.73938541247688">
            <text:p>3.7393854125</text:p>
          </table:table-cell>
          <table:table-cell table:formula="of:=[.$D$5]*[.C227]-[.$D$4]" office:value-type="float" office:value="4.2405904095559">
            <text:p>4.2405904096</text:p>
          </table:table-cell>
          <table:table-cell table:formula="of:=INT([.D227]/[.$B$1]*1024)" office:value-type="float" office:value="868">
            <text:p>868</text:p>
          </table:table-cell>
          <table:table-cell table:number-columns-repeated="10"/>
        </table:table-row>
        <table:table-row table:style-name="ro2">
          <table:table-cell table:formula="of:=[.A227]+[.$D$1]" office:value-type="float" office:value="1.60000000000002">
            <text:p>1.6</text:p>
          </table:table-cell>
          <table:table-cell table:formula="of:=[.$M$2]+[.$M$3]*[.A228]+[.$M$4]*[.A228]^2+[.$M$5]*[.A228]^3+[.$M$6]*[.A228]^4+[.$N$2]*[.A228]^5+[.$N$3]*[.A228]^6+[.$N$4]*[.A228]^7+[.$N$5]*[.A228]^8+[.$N$6]*[.A228]^9" office:value-type="float" office:value="73.6876768019861">
            <text:p>73.687676802</text:p>
          </table:table-cell>
          <table:table-cell table:formula="of:=[.B228]/([.$B$2]+[.B228])*[.$B$1]" office:value-type="float" office:value="3.73652037569996">
            <text:p>3.7365203757</text:p>
          </table:table-cell>
          <table:table-cell table:formula="of:=[.$D$5]*[.C228]-[.$D$4]" office:value-type="float" office:value="4.23652627674591">
            <text:p>4.2365262767</text:p>
          </table:table-cell>
          <table:table-cell table:formula="of:=INT([.D228]/[.$B$1]*1024)" office:value-type="float" office:value="867">
            <text:p>867</text:p>
          </table:table-cell>
          <table:table-cell table:number-columns-repeated="10"/>
        </table:table-row>
        <table:table-row table:style-name="ro2">
          <table:table-cell table:formula="of:=[.A228]+[.$D$1]" office:value-type="float" office:value="1.70000000000002">
            <text:p>1.7</text:p>
          </table:table-cell>
          <table:table-cell table:formula="of:=[.$M$2]+[.$M$3]*[.A229]+[.$M$4]*[.A229]^2+[.$M$5]*[.A229]^3+[.$M$6]*[.A229]^4+[.$N$2]*[.A229]^5+[.$N$3]*[.A229]^6+[.$N$4]*[.A229]^7+[.$N$5]*[.A229]^8+[.$N$6]*[.A229]^9" office:value-type="float" office:value="73.4644118955597">
            <text:p>73.4644118956</text:p>
          </table:table-cell>
          <table:table-cell table:formula="of:=[.B229]/([.$B$2]+[.B229])*[.$B$1]" office:value-type="float" office:value="3.73365305905289">
            <text:p>3.7336530591</text:p>
          </table:table-cell>
          <table:table-cell table:formula="of:=[.$D$5]*[.C229]-[.$D$4]" office:value-type="float" office:value="4.23245890987793">
            <text:p>4.2324589099</text:p>
          </table:table-cell>
          <table:table-cell table:formula="of:=INT([.D229]/[.$B$1]*1024)" office:value-type="float" office:value="866">
            <text:p>866</text:p>
          </table:table-cell>
          <table:table-cell table:number-columns-repeated="10"/>
        </table:table-row>
        <table:table-row table:style-name="ro2">
          <table:table-cell table:formula="of:=[.A229]+[.$D$1]" office:value-type="float" office:value="1.80000000000002">
            <text:p>1.8</text:p>
          </table:table-cell>
          <table:table-cell table:formula="of:=[.$M$2]+[.$M$3]*[.A230]+[.$M$4]*[.A230]^2+[.$M$5]*[.A230]^3+[.$M$6]*[.A230]^4+[.$N$2]*[.A230]^5+[.$N$3]*[.A230]^6+[.$N$4]*[.A230]^7+[.$N$5]*[.A230]^8+[.$N$6]*[.A230]^9" office:value-type="float" office:value="73.2419806419122">
            <text:p>73.2419806419</text:p>
          </table:table-cell>
          <table:table-cell table:formula="of:=[.B230]/([.$B$2]+[.B230])*[.$B$1]" office:value-type="float" office:value="3.73078347813644">
            <text:p>3.7307834781</text:p>
          </table:table-cell>
          <table:table-cell table:formula="of:=[.$D$5]*[.C230]-[.$D$4]" office:value-type="float" office:value="4.22838833108209">
            <text:p>4.2283883311</text:p>
          </table:table-cell>
          <table:table-cell table:formula="of:=INT([.D230]/[.$B$1]*1024)" office:value-type="float" office:value="865">
            <text:p>865</text:p>
          </table:table-cell>
          <table:table-cell table:number-columns-repeated="10"/>
        </table:table-row>
        <table:table-row table:style-name="ro2">
          <table:table-cell table:formula="of:=[.A230]+[.$D$1]" office:value-type="float" office:value="1.90000000000002">
            <text:p>1.9</text:p>
          </table:table-cell>
          <table:table-cell table:formula="of:=[.$M$2]+[.$M$3]*[.A231]+[.$M$4]*[.A231]^2+[.$M$5]*[.A231]^3+[.$M$6]*[.A231]^4+[.$N$2]*[.A231]^5+[.$N$3]*[.A231]^6+[.$N$4]*[.A231]^7+[.$N$5]*[.A231]^8+[.$N$6]*[.A231]^9" office:value-type="float" office:value="73.0203797854319">
            <text:p>73.0203797854</text:p>
          </table:table-cell>
          <table:table-cell table:formula="of:=[.B231]/([.$B$2]+[.B231])*[.$B$1]" office:value-type="float" office:value="3.72791164851511">
            <text:p>3.7279116485</text:p>
          </table:table-cell>
          <table:table-cell table:formula="of:=[.$D$5]*[.C231]-[.$D$4]" office:value-type="float" office:value="4.22431456243702">
            <text:p>4.2243145624</text:p>
          </table:table-cell>
          <table:table-cell table:formula="of:=INT([.D231]/[.$B$1]*1024)" office:value-type="float" office:value="865">
            <text:p>865</text:p>
          </table:table-cell>
          <table:table-cell table:number-columns-repeated="10"/>
        </table:table-row>
        <table:table-row table:style-name="ro2">
          <table:table-cell table:formula="of:=[.A231]+[.$D$1]" office:value-type="float" office:value="2.00000000000002">
            <text:p>2</text:p>
          </table:table-cell>
          <table:table-cell table:formula="of:=[.$M$2]+[.$M$3]*[.A232]+[.$M$4]*[.A232]^2+[.$M$5]*[.A232]^3+[.$M$6]*[.A232]^4+[.$N$2]*[.A232]^5+[.$N$3]*[.A232]^6+[.$N$4]*[.A232]^7+[.$N$5]*[.A232]^8+[.$N$6]*[.A232]^9" office:value-type="float" office:value="72.7996060773404">
            <text:p>72.7996060773</text:p>
          </table:table-cell>
          <table:table-cell table:formula="of:=[.B232]/([.$B$2]+[.B232])*[.$B$1]" office:value-type="float" office:value="3.72503758571605">
            <text:p>3.7250375857</text:p>
          </table:table-cell>
          <table:table-cell table:formula="of:=[.$D$5]*[.C232]-[.$D$4]" office:value-type="float" office:value="4.22023762596845">
            <text:p>4.220237626</text:p>
          </table:table-cell>
          <table:table-cell table:formula="of:=INT([.D232]/[.$B$1]*1024)" office:value-type="float" office:value="864">
            <text:p>864</text:p>
          </table:table-cell>
          <table:table-cell table:number-columns-repeated="10"/>
        </table:table-row>
        <table:table-row table:style-name="ro2">
          <table:table-cell table:formula="of:=[.A232]+[.$D$1]" office:value-type="float" office:value="2.10000000000002">
            <text:p>2.1</text:p>
          </table:table-cell>
          <table:table-cell table:formula="of:=[.$M$2]+[.$M$3]*[.A233]+[.$M$4]*[.A233]^2+[.$M$5]*[.A233]^3+[.$M$6]*[.A233]^4+[.$N$2]*[.A233]^5+[.$N$3]*[.A233]^6+[.$N$4]*[.A233]^7+[.$N$5]*[.A233]^8+[.$N$6]*[.A233]^9" office:value-type="float" office:value="72.5796562757308">
            <text:p>72.5796562757</text:p>
          </table:table-cell>
          <table:table-cell table:formula="of:=[.B233]/([.$B$2]+[.B233])*[.$B$1]" office:value-type="float" office:value="3.72216130522815">
            <text:p>3.7221613052</text:p>
          </table:table-cell>
          <table:table-cell table:formula="of:=[.$D$5]*[.C233]-[.$D$4]" office:value-type="float" office:value="4.21615754364777">
            <text:p>4.2161575436</text:p>
          </table:table-cell>
          <table:table-cell table:formula="of:=INT([.D233]/[.$B$1]*1024)" office:value-type="float" office:value="863">
            <text:p>863</text:p>
          </table:table-cell>
          <table:table-cell table:number-columns-repeated="10"/>
        </table:table-row>
        <table:table-row table:style-name="ro2">
          <table:table-cell table:formula="of:=[.A233]+[.$D$1]" office:value-type="float" office:value="2.20000000000002">
            <text:p>2.2</text:p>
          </table:table-cell>
          <table:table-cell table:formula="of:=[.$M$2]+[.$M$3]*[.A234]+[.$M$4]*[.A234]^2+[.$M$5]*[.A234]^3+[.$M$6]*[.A234]^4+[.$N$2]*[.A234]^5+[.$N$3]*[.A234]^6+[.$N$4]*[.A234]^7+[.$N$5]*[.A234]^8+[.$N$6]*[.A234]^9" office:value-type="float" office:value="72.3605271456058">
            <text:p>72.3605271456</text:p>
          </table:table-cell>
          <table:table-cell table:formula="of:=[.B234]/([.$B$2]+[.B234])*[.$B$1]" office:value-type="float" office:value="3.71928282250103">
            <text:p>3.7192828225</text:p>
          </table:table-cell>
          <table:table-cell table:formula="of:=[.$D$5]*[.C234]-[.$D$4]" office:value-type="float" office:value="4.21207433739069">
            <text:p>4.2120743374</text:p>
          </table:table-cell>
          <table:table-cell table:formula="of:=INT([.D234]/[.$B$1]*1024)" office:value-type="float" office:value="862">
            <text:p>862</text:p>
          </table:table-cell>
          <table:table-cell table:number-columns-repeated="10"/>
        </table:table-row>
        <table:table-row table:style-name="ro2">
          <table:table-cell table:formula="of:=[.A234]+[.$D$1]" office:value-type="float" office:value="2.30000000000002">
            <text:p>2.3</text:p>
          </table:table-cell>
          <table:table-cell table:formula="of:=[.$M$2]+[.$M$3]*[.A235]+[.$M$4]*[.A235]^2+[.$M$5]*[.A235]^3+[.$M$6]*[.A235]^4+[.$N$2]*[.A235]^5+[.$N$3]*[.A235]^6+[.$N$4]*[.A235]^7+[.$N$5]*[.A235]^8+[.$N$6]*[.A235]^9" office:value-type="float" office:value="72.1422154589145">
            <text:p>72.1422154589</text:p>
          </table:table-cell>
          <table:table-cell table:formula="of:=[.B235]/([.$B$2]+[.B235])*[.$B$1]" office:value-type="float" office:value="3.71640215294407">
            <text:p>3.7164021529</text:p>
          </table:table-cell>
          <table:table-cell table:formula="of:=[.$D$5]*[.C235]-[.$D$4]" office:value-type="float" office:value="4.20798802905586">
            <text:p>4.2079880291</text:p>
          </table:table-cell>
          <table:table-cell table:formula="of:=INT([.D235]/[.$B$1]*1024)" office:value-type="float" office:value="861">
            <text:p>861</text:p>
          </table:table-cell>
          <table:table-cell table:number-columns-repeated="10"/>
        </table:table-row>
        <table:table-row table:style-name="ro2">
          <table:table-cell table:formula="of:=[.A235]+[.$D$1]" office:value-type="float" office:value="2.40000000000002">
            <text:p>2.4</text:p>
          </table:table-cell>
          <table:table-cell table:formula="of:=[.$M$2]+[.$M$3]*[.A236]+[.$M$4]*[.A236]^2+[.$M$5]*[.A236]^3+[.$M$6]*[.A236]^4+[.$N$2]*[.A236]^5+[.$N$3]*[.A236]^6+[.$N$4]*[.A236]^7+[.$N$5]*[.A236]^8+[.$N$6]*[.A236]^9" office:value-type="float" office:value="71.9247179945902">
            <text:p>71.9247179946</text:p>
          </table:table-cell>
          <table:table-cell table:formula="of:=[.B236]/([.$B$2]+[.B236])*[.$B$1]" office:value-type="float" office:value="3.71351931192547">
            <text:p>3.7135193119</text:p>
          </table:table-cell>
          <table:table-cell table:formula="of:=[.$D$5]*[.C236]-[.$D$4]" office:value-type="float" office:value="4.20389864044344">
            <text:p>4.2038986404</text:p>
          </table:table-cell>
          <table:table-cell table:formula="of:=INT([.D236]/[.$B$1]*1024)" office:value-type="float" office:value="860">
            <text:p>860</text:p>
          </table:table-cell>
          <table:table-cell table:number-columns-repeated="10"/>
        </table:table-row>
        <table:table-row table:style-name="ro2">
          <table:table-cell table:formula="of:=[.A236]+[.$D$1]" office:value-type="float" office:value="2.50000000000002">
            <text:p>2.5</text:p>
          </table:table-cell>
          <table:table-cell table:formula="of:=[.$M$2]+[.$M$3]*[.A237]+[.$M$4]*[.A237]^2+[.$M$5]*[.A237]^3+[.$M$6]*[.A237]^4+[.$N$2]*[.A237]^5+[.$N$3]*[.A237]^6+[.$N$4]*[.A237]^7+[.$N$5]*[.A237]^8+[.$N$6]*[.A237]^9" office:value-type="float" office:value="71.7080315385861">
            <text:p>71.7080315386</text:p>
          </table:table-cell>
          <table:table-cell table:formula="of:=[.B237]/([.$B$2]+[.B237])*[.$B$1]" office:value-type="float" office:value="3.71063431477124">
            <text:p>3.7106343148</text:p>
          </table:table-cell>
          <table:table-cell table:formula="of:=[.$D$5]*[.C237]-[.$D$4]" office:value-type="float" office:value="4.19980619329383">
            <text:p>4.1998061933</text:p>
          </table:table-cell>
          <table:table-cell table:formula="of:=INT([.D237]/[.$B$1]*1024)" office:value-type="float" office:value="860">
            <text:p>860</text:p>
          </table:table-cell>
          <table:table-cell table:number-columns-repeated="10"/>
        </table:table-row>
        <table:table-row table:style-name="ro2">
          <table:table-cell table:formula="of:=[.A237]+[.$D$1]" office:value-type="float" office:value="2.60000000000002">
            <text:p>2.6</text:p>
          </table:table-cell>
          <table:table-cell table:formula="of:=[.$M$2]+[.$M$3]*[.A238]+[.$M$4]*[.A238]^2+[.$M$5]*[.A238]^3+[.$M$6]*[.A238]^4+[.$N$2]*[.A238]^5+[.$N$3]*[.A238]^6+[.$N$4]*[.A238]^7+[.$N$5]*[.A238]^8+[.$N$6]*[.A238]^9" office:value-type="float" office:value="71.4921528839118">
            <text:p>71.4921528839</text:p>
          </table:table-cell>
          <table:table-cell table:formula="of:=[.B238]/([.$B$2]+[.B238])*[.$B$1]" office:value-type="float" office:value="3.70774717676427">
            <text:p>3.7077471768</text:p>
          </table:table-cell>
          <table:table-cell table:formula="of:=[.$D$5]*[.C238]-[.$D$4]" office:value-type="float" office:value="4.19571070928622">
            <text:p>4.1957107093</text:p>
          </table:table-cell>
          <table:table-cell table:formula="of:=INT([.D238]/[.$B$1]*1024)" office:value-type="float" office:value="859">
            <text:p>859</text:p>
          </table:table-cell>
          <table:table-cell table:number-columns-repeated="10"/>
        </table:table-row>
        <table:table-row table:style-name="ro2">
          <table:table-cell table:formula="of:=[.A238]+[.$D$1]" office:value-type="float" office:value="2.70000000000002">
            <text:p>2.7</text:p>
          </table:table-cell>
          <table:table-cell table:formula="of:=[.$M$2]+[.$M$3]*[.A239]+[.$M$4]*[.A239]^2+[.$M$5]*[.A239]^3+[.$M$6]*[.A239]^4+[.$N$2]*[.A239]^5+[.$N$3]*[.A239]^6+[.$N$4]*[.A239]^7+[.$N$5]*[.A239]^8+[.$N$6]*[.A239]^9" office:value-type="float" office:value="71.2770788306688">
            <text:p>71.2770788307</text:p>
          </table:table-cell>
          <table:table-cell table:formula="of:=[.B239]/([.$B$2]+[.B239])*[.$B$1]" office:value-type="float" office:value="3.70485791314341">
            <text:p>3.7048579131</text:p>
          </table:table-cell>
          <table:table-cell table:formula="of:=[.$D$5]*[.C239]-[.$D$4]" office:value-type="float" office:value="4.19161221003733">
            <text:p>4.19161221</text:p>
          </table:table-cell>
          <table:table-cell table:formula="of:=INT([.D239]/[.$B$1]*1024)" office:value-type="float" office:value="858">
            <text:p>858</text:p>
          </table:table-cell>
          <table:table-cell table:number-columns-repeated="10"/>
        </table:table-row>
        <table:table-row table:style-name="ro2">
          <table:table-cell table:formula="of:=[.A239]+[.$D$1]" office:value-type="float" office:value="2.80000000000002">
            <text:p>2.8</text:p>
          </table:table-cell>
          <table:table-cell table:formula="of:=[.$M$2]+[.$M$3]*[.A240]+[.$M$4]*[.A240]^2+[.$M$5]*[.A240]^3+[.$M$6]*[.A240]^4+[.$N$2]*[.A240]^5+[.$N$3]*[.A240]^6+[.$N$4]*[.A240]^7+[.$N$5]*[.A240]^8+[.$N$6]*[.A240]^9" office:value-type="float" office:value="71.0628061860856">
            <text:p>71.0628061861</text:p>
          </table:table-cell>
          <table:table-cell table:formula="of:=[.B240]/([.$B$2]+[.B240])*[.$B$1]" office:value-type="float" office:value="3.70196653910246">
            <text:p>3.7019665391</text:p>
          </table:table-cell>
          <table:table-cell table:formula="of:=[.$D$5]*[.C240]-[.$D$4]" office:value-type="float" office:value="4.18751071709998">
            <text:p>4.1875107171</text:p>
          </table:table-cell>
          <table:table-cell table:formula="of:=INT([.D240]/[.$B$1]*1024)" office:value-type="float" office:value="857">
            <text:p>857</text:p>
          </table:table-cell>
          <table:table-cell table:number-columns-repeated="10"/>
        </table:table-row>
        <table:table-row table:style-name="ro2">
          <table:table-cell table:formula="of:=[.A240]+[.$D$1]" office:value-type="float" office:value="2.90000000000002">
            <text:p>2.9</text:p>
          </table:table-cell>
          <table:table-cell table:formula="of:=[.$M$2]+[.$M$3]*[.A241]+[.$M$4]*[.A241]^2+[.$M$5]*[.A241]^3+[.$M$6]*[.A241]^4+[.$N$2]*[.A241]^5+[.$N$3]*[.A241]^6+[.$N$4]*[.A241]^7+[.$N$5]*[.A241]^8+[.$N$6]*[.A241]^9" office:value-type="float" office:value="70.8493317645523">
            <text:p>70.8493317646</text:p>
          </table:table-cell>
          <table:table-cell table:formula="of:=[.B241]/([.$B$2]+[.B241])*[.$B$1]" office:value-type="float" office:value="3.69907306978928">
            <text:p>3.6990730698</text:p>
          </table:table-cell>
          <table:table-cell table:formula="of:=[.$D$5]*[.C241]-[.$D$4]" office:value-type="float" office:value="4.18340625196184">
            <text:p>4.183406252</text:p>
          </table:table-cell>
          <table:table-cell table:formula="of:=INT([.D241]/[.$B$1]*1024)" office:value-type="float" office:value="856">
            <text:p>856</text:p>
          </table:table-cell>
          <table:table-cell table:number-columns-repeated="10"/>
        </table:table-row>
        <table:table-row table:style-name="ro2">
          <table:table-cell table:formula="of:=[.A241]+[.$D$1]" office:value-type="float" office:value="3.00000000000002">
            <text:p>3</text:p>
          </table:table-cell>
          <table:table-cell table:formula="of:=[.$M$2]+[.$M$3]*[.A242]+[.$M$4]*[.A242]^2+[.$M$5]*[.A242]^3+[.$M$6]*[.A242]^4+[.$N$2]*[.A242]^5+[.$N$3]*[.A242]^6+[.$N$4]*[.A242]^7+[.$N$5]*[.A242]^8+[.$N$6]*[.A242]^9" office:value-type="float" office:value="70.6366523876552">
            <text:p>70.6366523877</text:p>
          </table:table-cell>
          <table:table-cell table:formula="of:=[.B242]/([.$B$2]+[.B242])*[.$B$1]" office:value-type="float" office:value="3.69617752030486">
            <text:p>3.6961775203</text:p>
          </table:table-cell>
          <table:table-cell table:formula="of:=[.$D$5]*[.C242]-[.$D$4]" office:value-type="float" office:value="4.17929883604405">
            <text:p>4.179298836</text:p>
          </table:table-cell>
          <table:table-cell table:formula="of:=INT([.D242]/[.$B$1]*1024)" office:value-type="float" office:value="855">
            <text:p>855</text:p>
          </table:table-cell>
          <table:table-cell table:number-columns-repeated="10"/>
        </table:table-row>
        <table:table-row table:style-name="ro2">
          <table:table-cell table:formula="of:=[.A242]+[.$D$1]" office:value-type="float" office:value="3.10000000000002">
            <text:p>3.1</text:p>
          </table:table-cell>
          <table:table-cell table:formula="of:=[.$M$2]+[.$M$3]*[.A243]+[.$M$4]*[.A243]^2+[.$M$5]*[.A243]^3+[.$M$6]*[.A243]^4+[.$N$2]*[.A243]^5+[.$N$3]*[.A243]^6+[.$N$4]*[.A243]^7+[.$N$5]*[.A243]^8+[.$N$6]*[.A243]^9" office:value-type="float" office:value="70.4247648842102">
            <text:p>70.4247648842</text:p>
          </table:table-cell>
          <table:table-cell table:formula="of:=[.B243]/([.$B$2]+[.B243])*[.$B$1]" office:value-type="float" office:value="3.69327990570234">
            <text:p>3.6932799057</text:p>
          </table:table-cell>
          <table:table-cell table:formula="of:=[.$D$5]*[.C243]-[.$D$4]" office:value-type="float" office:value="4.17518849069991">
            <text:p>4.1751884907</text:p>
          </table:table-cell>
          <table:table-cell table:formula="of:=INT([.D243]/[.$B$1]*1024)" office:value-type="float" office:value="855">
            <text:p>855</text:p>
          </table:table-cell>
          <table:table-cell table:number-columns-repeated="10"/>
        </table:table-row>
        <table:table-row table:style-name="ro2">
          <table:table-cell table:formula="of:=[.A243]+[.$D$1]" office:value-type="float" office:value="3.20000000000002">
            <text:p>3.2</text:p>
          </table:table-cell>
          <table:table-cell table:formula="of:=[.$M$2]+[.$M$3]*[.A244]+[.$M$4]*[.A244]^2+[.$M$5]*[.A244]^3+[.$M$6]*[.A244]^4+[.$N$2]*[.A244]^5+[.$N$3]*[.A244]^6+[.$N$4]*[.A244]^7+[.$N$5]*[.A244]^8+[.$N$6]*[.A244]^9" office:value-type="float" office:value="70.2136660902968">
            <text:p>70.2136660903</text:p>
          </table:table-cell>
          <table:table-cell table:formula="of:=[.B244]/([.$B$2]+[.B244])*[.$B$1]" office:value-type="float" office:value="3.69038024098617">
            <text:p>3.690380241</text:p>
          </table:table-cell>
          <table:table-cell table:formula="of:=[.$D$5]*[.C244]-[.$D$4]" office:value-type="float" office:value="4.17107523721363">
            <text:p>4.1710752372</text:p>
          </table:table-cell>
          <table:table-cell table:formula="of:=INT([.D244]/[.$B$1]*1024)" office:value-type="float" office:value="854">
            <text:p>854</text:p>
          </table:table-cell>
          <table:table-cell table:number-columns-repeated="10"/>
        </table:table-row>
        <table:table-row table:style-name="ro2">
          <table:table-cell table:formula="of:=[.A244]+[.$D$1]" office:value-type="float" office:value="3.30000000000002">
            <text:p>3.3</text:p>
          </table:table-cell>
          <table:table-cell table:formula="of:=[.$M$2]+[.$M$3]*[.A245]+[.$M$4]*[.A245]^2+[.$M$5]*[.A245]^3+[.$M$6]*[.A245]^4+[.$N$2]*[.A245]^5+[.$N$3]*[.A245]^6+[.$N$4]*[.A245]^7+[.$N$5]*[.A245]^8+[.$N$6]*[.A245]^9" office:value-type="float" office:value="70.0033528492902">
            <text:p>70.0033528493</text:p>
          </table:table-cell>
          <table:table-cell table:formula="of:=[.B245]/([.$B$2]+[.B245])*[.$B$1]" office:value-type="float" office:value="3.68747854111109">
            <text:p>3.6874785411</text:p>
          </table:table-cell>
          <table:table-cell table:formula="of:=[.$D$5]*[.C245]-[.$D$4]" office:value-type="float" office:value="4.16695909679895">
            <text:p>4.1669590968</text:p>
          </table:table-cell>
          <table:table-cell table:formula="of:=INT([.D245]/[.$B$1]*1024)" office:value-type="float" office:value="853">
            <text:p>853</text:p>
          </table:table-cell>
          <table:table-cell table:number-columns-repeated="10"/>
        </table:table-row>
        <table:table-row table:style-name="ro2">
          <table:table-cell table:formula="of:=[.A245]+[.$D$1]" office:value-type="float" office:value="3.40000000000002">
            <text:p>3.4</text:p>
          </table:table-cell>
          <table:table-cell table:formula="of:=[.$M$2]+[.$M$3]*[.A246]+[.$M$4]*[.A246]^2+[.$M$5]*[.A246]^3+[.$M$6]*[.A246]^4+[.$N$2]*[.A246]^5+[.$N$3]*[.A246]^6+[.$N$4]*[.A246]^7+[.$N$5]*[.A246]^8+[.$N$6]*[.A246]^9" office:value-type="float" office:value="69.7938220118946">
            <text:p>69.7938220119</text:p>
          </table:table-cell>
          <table:table-cell table:formula="of:=[.B246]/([.$B$2]+[.B246])*[.$B$1]" office:value-type="float" office:value="3.68457482098135">
            <text:p>3.684574821</text:p>
          </table:table-cell>
          <table:table-cell table:formula="of:=[.$D$5]*[.C246]-[.$D$4]" office:value-type="float" office:value="4.16284009059792">
            <text:p>4.1628400906</text:p>
          </table:table-cell>
          <table:table-cell table:formula="of:=INT([.D246]/[.$B$1]*1024)" office:value-type="float" office:value="852">
            <text:p>852</text:p>
          </table:table-cell>
          <table:table-cell table:number-columns-repeated="10"/>
        </table:table-row>
        <table:table-row table:style-name="ro2">
          <table:table-cell table:formula="of:=[.A246]+[.$D$1]" office:value-type="float" office:value="3.50000000000002">
            <text:p>3.5</text:p>
          </table:table-cell>
          <table:table-cell table:formula="of:=[.$M$2]+[.$M$3]*[.A247]+[.$M$4]*[.A247]^2+[.$M$5]*[.A247]^3+[.$M$6]*[.A247]^4+[.$N$2]*[.A247]^5+[.$N$3]*[.A247]^6+[.$N$4]*[.A247]^7+[.$N$5]*[.A247]^8+[.$N$6]*[.A247]^9" office:value-type="float" office:value="69.5850704361751">
            <text:p>69.5850704362</text:p>
          </table:table-cell>
          <table:table-cell table:formula="of:=[.B247]/([.$B$2]+[.B247])*[.$B$1]" office:value-type="float" office:value="3.68166909544969">
            <text:p>3.6816690954</text:p>
          </table:table-cell>
          <table:table-cell table:formula="of:=[.$D$5]*[.C247]-[.$D$4]" office:value-type="float" office:value="4.15871823967957">
            <text:p>4.1587182397</text:p>
          </table:table-cell>
          <table:table-cell table:formula="of:=INT([.D247]/[.$B$1]*1024)" office:value-type="float" office:value="851">
            <text:p>851</text:p>
          </table:table-cell>
          <table:table-cell table:number-columns-repeated="10"/>
        </table:table-row>
        <table:table-row table:style-name="ro2">
          <table:table-cell table:formula="of:=[.A247]+[.$D$1]" office:value-type="float" office:value="3.60000000000002">
            <text:p>3.6</text:p>
          </table:table-cell>
          <table:table-cell table:formula="of:=[.$M$2]+[.$M$3]*[.A248]+[.$M$4]*[.A248]^2+[.$M$5]*[.A248]^3+[.$M$6]*[.A248]^4+[.$N$2]*[.A248]^5+[.$N$3]*[.A248]^6+[.$N$4]*[.A248]^7+[.$N$5]*[.A248]^8+[.$N$6]*[.A248]^9" office:value-type="float" office:value="69.377094987589">
            <text:p>69.3770949876</text:p>
          </table:table-cell>
          <table:table-cell table:formula="of:=[.B248]/([.$B$2]+[.B248])*[.$B$1]" office:value-type="float" office:value="3.67876137931651">
            <text:p>3.6787613793</text:p>
          </table:table-cell>
          <table:table-cell table:formula="of:=[.$D$5]*[.C248]-[.$D$4]" office:value-type="float" office:value="4.15459356503868">
            <text:p>4.154593565</text:p>
          </table:table-cell>
          <table:table-cell table:formula="of:=INT([.D248]/[.$B$1]*1024)" office:value-type="float" office:value="850">
            <text:p>850</text:p>
          </table:table-cell>
          <table:table-cell table:number-columns-repeated="10"/>
        </table:table-row>
        <table:table-row table:style-name="ro2">
          <table:table-cell table:formula="of:=[.A248]+[.$D$1]" office:value-type="float" office:value="3.70000000000002">
            <text:p>3.7</text:p>
          </table:table-cell>
          <table:table-cell table:formula="of:=[.$M$2]+[.$M$3]*[.A249]+[.$M$4]*[.A249]^2+[.$M$5]*[.A249]^3+[.$M$6]*[.A249]^4+[.$N$2]*[.A249]^5+[.$N$3]*[.A249]^6+[.$N$4]*[.A249]^7+[.$N$5]*[.A249]^8+[.$N$6]*[.A249]^9" office:value-type="float" office:value="69.1698925390177">
            <text:p>69.169892539</text:p>
          </table:table-cell>
          <table:table-cell table:formula="of:=[.B249]/([.$B$2]+[.B249])*[.$B$1]" office:value-type="float" office:value="3.67585168732898">
            <text:p>3.6758516873</text:p>
          </table:table-cell>
          <table:table-cell table:formula="of:=[.$D$5]*[.C249]-[.$D$4]" office:value-type="float" office:value="4.1504660875945">
            <text:p>4.1504660876</text:p>
          </table:table-cell>
          <table:table-cell table:formula="of:=INT([.D249]/[.$B$1]*1024)" office:value-type="float" office:value="850">
            <text:p>850</text:p>
          </table:table-cell>
          <table:table-cell table:number-columns-repeated="10"/>
        </table:table-row>
        <table:table-row table:style-name="ro2">
          <table:table-cell table:formula="of:=[.A249]+[.$D$1]" office:value-type="float" office:value="3.80000000000002">
            <text:p>3.8</text:p>
          </table:table-cell>
          <table:table-cell table:formula="of:=[.$M$2]+[.$M$3]*[.A250]+[.$M$4]*[.A250]^2+[.$M$5]*[.A250]^3+[.$M$6]*[.A250]^4+[.$N$2]*[.A250]^5+[.$N$3]*[.A250]^6+[.$N$4]*[.A250]^7+[.$N$5]*[.A250]^8+[.$N$6]*[.A250]^9" office:value-type="float" office:value="68.9634599707969">
            <text:p>68.9634599708</text:p>
          </table:table-cell>
          <table:table-cell table:formula="of:=[.B250]/([.$B$2]+[.B250])*[.$B$1]" office:value-type="float" office:value="3.67294003418012">
            <text:p>3.6729400342</text:p>
          </table:table-cell>
          <table:table-cell table:formula="of:=[.$D$5]*[.C250]-[.$D$4]" office:value-type="float" office:value="4.14633582818949">
            <text:p>4.1463358282</text:p>
          </table:table-cell>
          <table:table-cell table:formula="of:=INT([.D250]/[.$B$1]*1024)" office:value-type="float" office:value="849">
            <text:p>849</text:p>
          </table:table-cell>
          <table:table-cell table:number-columns-repeated="10"/>
        </table:table-row>
        <table:table-row table:style-name="ro2">
          <table:table-cell table:formula="of:=[.A250]+[.$D$1]" office:value-type="float" office:value="3.90000000000002">
            <text:p>3.9</text:p>
          </table:table-cell>
          <table:table-cell table:formula="of:=[.$M$2]+[.$M$3]*[.A251]+[.$M$4]*[.A251]^2+[.$M$5]*[.A251]^3+[.$M$6]*[.A251]^4+[.$N$2]*[.A251]^5+[.$N$3]*[.A251]^6+[.$N$4]*[.A251]^7+[.$N$5]*[.A251]^8+[.$N$6]*[.A251]^9" office:value-type="float" office:value="68.7577941707474">
            <text:p>68.7577941707</text:p>
          </table:table-cell>
          <table:table-cell table:formula="of:=[.B251]/([.$B$2]+[.B251])*[.$B$1]" office:value-type="float" office:value="3.67002643450798">
            <text:p>3.6700264345</text:p>
          </table:table-cell>
          <table:table-cell table:formula="of:=[.$D$5]*[.C251]-[.$D$4]" office:value-type="float" office:value="4.14220280758811">
            <text:p>4.1422028076</text:p>
          </table:table-cell>
          <table:table-cell table:formula="of:=INT([.D251]/[.$B$1]*1024)" office:value-type="float" office:value="848">
            <text:p>848</text:p>
          </table:table-cell>
          <table:table-cell table:number-columns-repeated="10"/>
        </table:table-row>
        <table:table-row table:style-name="ro2">
          <table:table-cell table:formula="of:=[.A251]+[.$D$1]" office:value-type="float" office:value="4.00000000000002">
            <text:p>4</text:p>
          </table:table-cell>
          <table:table-cell table:formula="of:=[.$M$2]+[.$M$3]*[.A252]+[.$M$4]*[.A252]^2+[.$M$5]*[.A252]^3+[.$M$6]*[.A252]^4+[.$N$2]*[.A252]^5+[.$N$3]*[.A252]^6+[.$N$4]*[.A252]^7+[.$N$5]*[.A252]^8+[.$N$6]*[.A252]^9" office:value-type="float" office:value="68.5528920342049">
            <text:p>68.5528920342</text:p>
          </table:table-cell>
          <table:table-cell table:formula="of:=[.B252]/([.$B$2]+[.B252])*[.$B$1]" office:value-type="float" office:value="3.66711090289471">
            <text:p>3.6671109029</text:p>
          </table:table-cell>
          <table:table-cell table:formula="of:=[.$D$5]*[.C252]-[.$D$4]" office:value-type="float" office:value="4.13806704647555">
            <text:p>4.1380670465</text:p>
          </table:table-cell>
          <table:table-cell table:formula="of:=INT([.D252]/[.$B$1]*1024)" office:value-type="float" office:value="847">
            <text:p>847</text:p>
          </table:table-cell>
          <table:table-cell table:number-columns-repeated="10"/>
        </table:table-row>
        <table:table-row table:style-name="ro2">
          <table:table-cell table:formula="of:=[.A252]+[.$D$1]" office:value-type="float" office:value="4.10000000000002">
            <text:p>4.1</text:p>
          </table:table-cell>
          <table:table-cell table:formula="of:=[.$M$2]+[.$M$3]*[.A253]+[.$M$4]*[.A253]^2+[.$M$5]*[.A253]^3+[.$M$6]*[.A253]^4+[.$N$2]*[.A253]^5+[.$N$3]*[.A253]^6+[.$N$4]*[.A253]^7+[.$N$5]*[.A253]^8+[.$N$6]*[.A253]^9" office:value-type="float" office:value="68.3487504640497">
            <text:p>68.348750464</text:p>
          </table:table-cell>
          <table:table-cell table:formula="of:=[.B253]/([.$B$2]+[.B253])*[.$B$1]" office:value-type="float" office:value="3.66419345386576">
            <text:p>3.6641934539</text:p>
          </table:table-cell>
          <table:table-cell table:formula="of:=[.$D$5]*[.C253]-[.$D$4]" office:value-type="float" office:value="4.13392856545654">
            <text:p>4.1339285655</text:p>
          </table:table-cell>
          <table:table-cell table:formula="of:=INT([.D253]/[.$B$1]*1024)" office:value-type="float" office:value="846">
            <text:p>846</text:p>
          </table:table-cell>
          <table:table-cell table:number-columns-repeated="10"/>
        </table:table-row>
        <table:table-row table:style-name="ro2">
          <table:table-cell table:formula="of:=[.A253]+[.$D$1]" office:value-type="float" office:value="4.20000000000002">
            <text:p>4.2</text:p>
          </table:table-cell>
          <table:table-cell table:formula="of:=[.$M$2]+[.$M$3]*[.A254]+[.$M$4]*[.A254]^2+[.$M$5]*[.A254]^3+[.$M$6]*[.A254]^4+[.$N$2]*[.A254]^5+[.$N$3]*[.A254]^6+[.$N$4]*[.A254]^7+[.$N$5]*[.A254]^8+[.$N$6]*[.A254]^9" office:value-type="float" office:value="68.1453663707358">
            <text:p>68.1453663707</text:p>
          </table:table-cell>
          <table:table-cell table:formula="of:=[.B254]/([.$B$2]+[.B254])*[.$B$1]" office:value-type="float" office:value="3.66127410188898">
            <text:p>3.6612741019</text:p>
          </table:table-cell>
          <table:table-cell table:formula="of:=[.$D$5]*[.C254]-[.$D$4]" office:value-type="float" office:value="4.12978738505414">
            <text:p>4.1297873851</text:p>
          </table:table-cell>
          <table:table-cell table:formula="of:=INT([.D254]/[.$B$1]*1024)" office:value-type="float" office:value="845">
            <text:p>845</text:p>
          </table:table-cell>
          <table:table-cell table:number-columns-repeated="10"/>
        </table:table-row>
        <table:table-row table:style-name="ro2">
          <table:table-cell table:formula="of:=[.A254]+[.$D$1]" office:value-type="float" office:value="4.30000000000002">
            <text:p>4.3</text:p>
          </table:table-cell>
          <table:table-cell table:formula="of:=[.$M$2]+[.$M$3]*[.A255]+[.$M$4]*[.A255]^2+[.$M$5]*[.A255]^3+[.$M$6]*[.A255]^4+[.$N$2]*[.A255]^5+[.$N$3]*[.A255]^6+[.$N$4]*[.A255]^7+[.$N$5]*[.A255]^8+[.$N$6]*[.A255]^9" office:value-type="float" office:value="67.9427366723196">
            <text:p>67.9427366723</text:p>
          </table:table-cell>
          <table:table-cell table:formula="of:=[.B255]/([.$B$2]+[.B255])*[.$B$1]" office:value-type="float" office:value="3.6583528613738">
            <text:p>3.6583528614</text:p>
          </table:table-cell>
          <table:table-cell table:formula="of:=[.$D$5]*[.C255]-[.$D$4]" office:value-type="float" office:value="4.12564352570851">
            <text:p>4.1256435257</text:p>
          </table:table-cell>
          <table:table-cell table:formula="of:=INT([.D255]/[.$B$1]*1024)" office:value-type="float" office:value="844">
            <text:p>844</text:p>
          </table:table-cell>
          <table:table-cell table:number-columns-repeated="10"/>
        </table:table-row>
        <table:table-row table:style-name="ro2">
          <table:table-cell table:formula="of:=[.A255]+[.$D$1]" office:value-type="float" office:value="4.40000000000002">
            <text:p>4.4</text:p>
          </table:table-cell>
          <table:table-cell table:formula="of:=[.$M$2]+[.$M$3]*[.A256]+[.$M$4]*[.A256]^2+[.$M$5]*[.A256]^3+[.$M$6]*[.A256]^4+[.$N$2]*[.A256]^5+[.$N$3]*[.A256]^6+[.$N$4]*[.A256]^7+[.$N$5]*[.A256]^8+[.$N$6]*[.A256]^9" office:value-type="float" office:value="67.7408582944883">
            <text:p>67.7408582945</text:p>
          </table:table-cell>
          <table:table-cell table:formula="of:=[.B256]/([.$B$2]+[.B256])*[.$B$1]" office:value-type="float" office:value="3.65542974667038">
            <text:p>3.6554297467</text:p>
          </table:table-cell>
          <table:table-cell table:formula="of:=[.$D$5]*[.C256]-[.$D$4]" office:value-type="float" office:value="4.12149700777575">
            <text:p>4.1214970078</text:p>
          </table:table-cell>
          <table:table-cell table:formula="of:=INT([.D256]/[.$B$1]*1024)" office:value-type="float" office:value="844">
            <text:p>844</text:p>
          </table:table-cell>
          <table:table-cell table:number-columns-repeated="10"/>
        </table:table-row>
        <table:table-row table:style-name="ro2">
          <table:table-cell table:formula="of:=[.A256]+[.$D$1]" office:value-type="float" office:value="4.50000000000002">
            <text:p>4.5</text:p>
          </table:table-cell>
          <table:table-cell table:formula="of:=[.$M$2]+[.$M$3]*[.A257]+[.$M$4]*[.A257]^2+[.$M$5]*[.A257]^3+[.$M$6]*[.A257]^4+[.$N$2]*[.A257]^5+[.$N$3]*[.A257]^6+[.$N$4]*[.A257]^7+[.$N$5]*[.A257]^8+[.$N$6]*[.A257]^9" office:value-type="float" office:value="67.5397281705877">
            <text:p>67.5397281706</text:p>
          </table:table-cell>
          <table:table-cell table:formula="of:=[.B257]/([.$B$2]+[.B257])*[.$B$1]" office:value-type="float" office:value="3.65250477206879">
            <text:p>3.6525047721</text:p>
          </table:table-cell>
          <table:table-cell table:formula="of:=[.$D$5]*[.C257]-[.$D$4]" office:value-type="float" office:value="4.1173478515267">
            <text:p>4.1173478515</text:p>
          </table:table-cell>
          <table:table-cell table:formula="of:=INT([.D257]/[.$B$1]*1024)" office:value-type="float" office:value="843">
            <text:p>843</text:p>
          </table:table-cell>
          <table:table-cell table:number-columns-repeated="10"/>
        </table:table-row>
        <table:table-row table:style-name="ro2">
          <table:table-cell table:formula="of:=[.A257]+[.$D$1]" office:value-type="float" office:value="4.60000000000002">
            <text:p>4.6</text:p>
          </table:table-cell>
          <table:table-cell table:formula="of:=[.$M$2]+[.$M$3]*[.A258]+[.$M$4]*[.A258]^2+[.$M$5]*[.A258]^3+[.$M$6]*[.A258]^4+[.$N$2]*[.A258]^5+[.$N$3]*[.A258]^6+[.$N$4]*[.A258]^7+[.$N$5]*[.A258]^8+[.$N$6]*[.A258]^9" office:value-type="float" office:value="67.33934324165">
            <text:p>67.3393432417</text:p>
          </table:table-cell>
          <table:table-cell table:formula="of:=[.B258]/([.$B$2]+[.B258])*[.$B$1]" office:value-type="float" office:value="3.64957795179817">
            <text:p>3.6495779518</text:p>
          </table:table-cell>
          <table:table-cell table:formula="of:=[.$D$5]*[.C258]-[.$D$4]" office:value-type="float" office:value="4.1131960771458">
            <text:p>4.1131960771</text:p>
          </table:table-cell>
          <table:table-cell table:formula="of:=INT([.D258]/[.$B$1]*1024)" office:value-type="float" office:value="842">
            <text:p>842</text:p>
          </table:table-cell>
          <table:table-cell table:number-columns-repeated="10"/>
        </table:table-row>
        <table:table-row table:style-name="ro2">
          <table:table-cell table:formula="of:=[.A258]+[.$D$1]" office:value-type="float" office:value="4.70000000000002">
            <text:p>4.7</text:p>
          </table:table-cell>
          <table:table-cell table:formula="of:=[.$M$2]+[.$M$3]*[.A259]+[.$M$4]*[.A259]^2+[.$M$5]*[.A259]^3+[.$M$6]*[.A259]^4+[.$N$2]*[.A259]^5+[.$N$3]*[.A259]^6+[.$N$4]*[.A259]^7+[.$N$5]*[.A259]^8+[.$N$6]*[.A259]^9" office:value-type="float" office:value="67.1397004564206">
            <text:p>67.1397004564</text:p>
          </table:table-cell>
          <table:table-cell table:formula="of:=[.B259]/([.$B$2]+[.B259])*[.$B$1]" office:value-type="float" office:value="3.64664930002593">
            <text:p>3.6466493</text:p>
          </table:table-cell>
          <table:table-cell table:formula="of:=[.$D$5]*[.C259]-[.$D$4]" office:value-type="float" office:value="4.10904170472989">
            <text:p>4.1090417047</text:p>
          </table:table-cell>
          <table:table-cell table:formula="of:=INT([.D259]/[.$B$1]*1024)" office:value-type="float" office:value="841">
            <text:p>841</text:p>
          </table:table-cell>
          <table:table-cell table:number-columns-repeated="10"/>
        </table:table-row>
        <table:table-row table:style-name="ro2">
          <table:table-cell table:formula="of:=[.A259]+[.$D$1]" office:value-type="float" office:value="4.80000000000002">
            <text:p>4.8</text:p>
          </table:table-cell>
          <table:table-cell table:formula="of:=[.$M$2]+[.$M$3]*[.A260]+[.$M$4]*[.A260]^2+[.$M$5]*[.A260]^3+[.$M$6]*[.A260]^4+[.$N$2]*[.A260]^5+[.$N$3]*[.A260]^6+[.$N$4]*[.A260]^7+[.$N$5]*[.A260]^8+[.$N$6]*[.A260]^9" office:value-type="float" office:value="66.940796771385">
            <text:p>66.9407967714</text:p>
          </table:table-cell>
          <table:table-cell table:formula="of:=[.B260]/([.$B$2]+[.B260])*[.$B$1]" office:value-type="float" office:value="3.64371883085694">
            <text:p>3.6437188309</text:p>
          </table:table-cell>
          <table:table-cell table:formula="of:=[.$D$5]*[.C260]-[.$D$4]" office:value-type="float" office:value="4.10488475428712">
            <text:p>4.1048847543</text:p>
          </table:table-cell>
          <table:table-cell table:formula="of:=INT([.D260]/[.$B$1]*1024)" office:value-type="float" office:value="840">
            <text:p>840</text:p>
          </table:table-cell>
          <table:table-cell table:number-columns-repeated="10"/>
        </table:table-row>
        <table:table-row table:style-name="ro2">
          <table:table-cell table:formula="of:=[.A260]+[.$D$1]" office:value-type="float" office:value="4.90000000000001">
            <text:p>4.9</text:p>
          </table:table-cell>
          <table:table-cell table:formula="of:=[.$M$2]+[.$M$3]*[.A261]+[.$M$4]*[.A261]^2+[.$M$5]*[.A261]^3+[.$M$6]*[.A261]^4+[.$N$2]*[.A261]^5+[.$N$3]*[.A261]^6+[.$N$4]*[.A261]^7+[.$N$5]*[.A261]^8+[.$N$6]*[.A261]^9" office:value-type="float" office:value="66.7426291507949">
            <text:p>66.7426291508</text:p>
          </table:table-cell>
          <table:table-cell table:formula="of:=[.B261]/([.$B$2]+[.B261])*[.$B$1]" office:value-type="float" office:value="3.6407865583327">
            <text:p>3.6407865583</text:p>
          </table:table-cell>
          <table:table-cell table:formula="of:=[.$D$5]*[.C261]-[.$D$4]" office:value-type="float" office:value="4.10072524573576">
            <text:p>4.1007252457</text:p>
          </table:table-cell>
          <table:table-cell table:formula="of:=INT([.D261]/[.$B$1]*1024)" office:value-type="float" office:value="839">
            <text:p>839</text:p>
          </table:table-cell>
          <table:table-cell table:number-columns-repeated="10"/>
        </table:table-row>
        <table:table-row table:style-name="ro2">
          <table:table-cell table:formula="of:=[.A261]+[.$D$1]" office:value-type="float" office:value="5.00000000000001">
            <text:p>5</text:p>
          </table:table-cell>
          <table:table-cell table:formula="of:=[.$M$2]+[.$M$3]*[.A262]+[.$M$4]*[.A262]^2+[.$M$5]*[.A262]^3+[.$M$6]*[.A262]^4+[.$N$2]*[.A262]^5+[.$N$3]*[.A262]^6+[.$N$4]*[.A262]^7+[.$N$5]*[.A262]^8+[.$N$6]*[.A262]^9" office:value-type="float" office:value="66.5451945666944">
            <text:p>66.5451945667</text:p>
          </table:table-cell>
          <table:table-cell table:formula="of:=[.B262]/([.$B$2]+[.B262])*[.$B$1]" office:value-type="float" office:value="3.63785249643062">
            <text:p>3.6378524964</text:p>
          </table:table-cell>
          <table:table-cell table:formula="of:=[.$D$5]*[.C262]-[.$D$4]" office:value-type="float" office:value="4.09656319890311">
            <text:p>4.0965631989</text:p>
          </table:table-cell>
          <table:table-cell table:formula="of:=INT([.D262]/[.$B$1]*1024)" office:value-type="float" office:value="838">
            <text:p>838</text:p>
          </table:table-cell>
          <table:table-cell table:number-columns-repeated="10"/>
        </table:table-row>
        <table:table-row table:style-name="ro2">
          <table:table-cell table:formula="of:=[.A262]+[.$D$1]" office:value-type="float" office:value="5.10000000000001">
            <text:p>5.1</text:p>
          </table:table-cell>
          <table:table-cell table:formula="of:=[.$M$2]+[.$M$3]*[.A263]+[.$M$4]*[.A263]^2+[.$M$5]*[.A263]^3+[.$M$6]*[.A263]^4+[.$N$2]*[.A263]^5+[.$N$3]*[.A263]^6+[.$N$4]*[.A263]^7+[.$N$5]*[.A263]^8+[.$N$6]*[.A263]^9" office:value-type="float" office:value="66.3484899989455">
            <text:p>66.3484899989</text:p>
          </table:table-cell>
          <table:table-cell table:formula="of:=[.B263]/([.$B$2]+[.B263])*[.$B$1]" office:value-type="float" office:value="3.63491665906314">
            <text:p>3.6349166591</text:p>
          </table:table-cell>
          <table:table-cell table:formula="of:=[.$D$5]*[.C263]-[.$D$4]" office:value-type="float" office:value="4.09239863352438">
            <text:p>4.0923986335</text:p>
          </table:table-cell>
          <table:table-cell table:formula="of:=INT([.D263]/[.$B$1]*1024)" office:value-type="float" office:value="838">
            <text:p>838</text:p>
          </table:table-cell>
          <table:table-cell table:number-columns-repeated="10"/>
        </table:table-row>
        <table:table-row table:style-name="ro2">
          <table:table-cell table:formula="of:=[.A263]+[.$D$1]" office:value-type="float" office:value="5.20000000000001">
            <text:p>5.2</text:p>
          </table:table-cell>
          <table:table-cell table:formula="of:=[.$M$2]+[.$M$3]*[.A264]+[.$M$4]*[.A264]^2+[.$M$5]*[.A264]^3+[.$M$6]*[.A264]^4+[.$N$2]*[.A264]^5+[.$N$3]*[.A264]^6+[.$N$4]*[.A264]^7+[.$N$5]*[.A264]^8+[.$N$6]*[.A264]^9" office:value-type="float" office:value="66.1525124352529">
            <text:p>66.1525124353</text:p>
          </table:table-cell>
          <table:table-cell table:formula="of:=[.B264]/([.$B$2]+[.B264])*[.$B$1]" office:value-type="float" office:value="3.63197906007704">
            <text:p>3.6319790601</text:p>
          </table:table-cell>
          <table:table-cell table:formula="of:=[.$D$5]*[.C264]-[.$D$4]" office:value-type="float" office:value="4.08823156924159">
            <text:p>4.0882315692</text:p>
          </table:table-cell>
          <table:table-cell table:formula="of:=INT([.D264]/[.$B$1]*1024)" office:value-type="float" office:value="837">
            <text:p>837</text:p>
          </table:table-cell>
          <table:table-cell table:number-columns-repeated="10"/>
        </table:table-row>
        <table:table-row table:style-name="ro2">
          <table:table-cell table:formula="of:=[.A264]+[.$D$1]" office:value-type="float" office:value="5.30000000000001">
            <text:p>5.3</text:p>
          </table:table-cell>
          <table:table-cell table:formula="of:=[.$M$2]+[.$M$3]*[.A265]+[.$M$4]*[.A265]^2+[.$M$5]*[.A265]^3+[.$M$6]*[.A265]^4+[.$N$2]*[.A265]^5+[.$N$3]*[.A265]^6+[.$N$4]*[.A265]^7+[.$N$5]*[.A265]^8+[.$N$6]*[.A265]^9" office:value-type="float" office:value="65.957258871189">
            <text:p>65.9572588712</text:p>
          </table:table-cell>
          <table:table-cell table:formula="of:=[.B265]/([.$B$2]+[.B265])*[.$B$1]" office:value-type="float" office:value="3.62903971325263">
            <text:p>3.6290397133</text:p>
          </table:table-cell>
          <table:table-cell table:formula="of:=[.$D$5]*[.C265]-[.$D$4]" office:value-type="float" office:value="4.08406202560247">
            <text:p>4.0840620256</text:p>
          </table:table-cell>
          <table:table-cell table:formula="of:=INT([.D265]/[.$B$1]*1024)" office:value-type="float" office:value="836">
            <text:p>836</text:p>
          </table:table-cell>
          <table:table-cell table:number-columns-repeated="10"/>
        </table:table-row>
        <table:table-row table:style-name="ro2">
          <table:table-cell table:formula="of:=[.A265]+[.$D$1]" office:value-type="float" office:value="5.40000000000001">
            <text:p>5.4</text:p>
          </table:table-cell>
          <table:table-cell table:formula="of:=[.$M$2]+[.$M$3]*[.A266]+[.$M$4]*[.A266]^2+[.$M$5]*[.A266]^3+[.$M$6]*[.A266]^4+[.$N$2]*[.A266]^5+[.$N$3]*[.A266]^6+[.$N$4]*[.A266]^7+[.$N$5]*[.A266]^8+[.$N$6]*[.A266]^9" office:value-type="float" office:value="65.7627263102182">
            <text:p>65.7627263102</text:p>
          </table:table-cell>
          <table:table-cell table:formula="of:=[.B266]/([.$B$2]+[.B266])*[.$B$1]" office:value-type="float" office:value="3.62609863230298">
            <text:p>3.6260986323</text:p>
          </table:table-cell>
          <table:table-cell table:formula="of:=[.$D$5]*[.C266]-[.$D$4]" office:value-type="float" office:value="4.07989002205942">
            <text:p>4.0798900221</text:p>
          </table:table-cell>
          <table:table-cell table:formula="of:=INT([.D266]/[.$B$1]*1024)" office:value-type="float" office:value="835">
            <text:p>835</text:p>
          </table:table-cell>
          <table:table-cell table:number-columns-repeated="10"/>
        </table:table-row>
        <table:table-row table:style-name="ro2">
          <table:table-cell table:formula="of:=[.A266]+[.$D$1]" office:value-type="float" office:value="5.50000000000001">
            <text:p>5.5</text:p>
          </table:table-cell>
          <table:table-cell table:formula="of:=[.$M$2]+[.$M$3]*[.A267]+[.$M$4]*[.A267]^2+[.$M$5]*[.A267]^3+[.$M$6]*[.A267]^4+[.$N$2]*[.A267]^5+[.$N$3]*[.A267]^6+[.$N$4]*[.A267]^7+[.$N$5]*[.A267]^8+[.$N$6]*[.A267]^9" office:value-type="float" office:value="65.5689117637208">
            <text:p>65.5689117637</text:p>
          </table:table-cell>
          <table:table-cell table:formula="of:=[.B267]/([.$B$2]+[.B267])*[.$B$1]" office:value-type="float" office:value="3.62315583087321">
            <text:p>3.6231558309</text:p>
          </table:table-cell>
          <table:table-cell table:formula="of:=[.$D$5]*[.C267]-[.$D$4]" office:value-type="float" office:value="4.07571557796838">
            <text:p>4.075715578</text:p>
          </table:table-cell>
          <table:table-cell table:formula="of:=INT([.D267]/[.$B$1]*1024)" office:value-type="float" office:value="834">
            <text:p>834</text:p>
          </table:table-cell>
          <table:table-cell table:number-columns-repeated="10"/>
        </table:table-row>
        <table:table-row table:style-name="ro2">
          <table:table-cell table:formula="of:=[.A267]+[.$D$1]" office:value-type="float" office:value="5.60000000000001">
            <text:p>5.6</text:p>
          </table:table-cell>
          <table:table-cell table:formula="of:=[.$M$2]+[.$M$3]*[.A268]+[.$M$4]*[.A268]^2+[.$M$5]*[.A268]^3+[.$M$6]*[.A268]^4+[.$N$2]*[.A268]^5+[.$N$3]*[.A268]^6+[.$N$4]*[.A268]^7+[.$N$5]*[.A268]^8+[.$N$6]*[.A268]^9" office:value-type="float" office:value="65.3758122510167">
            <text:p>65.375812251</text:p>
          </table:table-cell>
          <table:table-cell table:formula="of:=[.B268]/([.$B$2]+[.B268])*[.$B$1]" office:value-type="float" office:value="3.62021132253972">
            <text:p>3.6202113225</text:p>
          </table:table-cell>
          <table:table-cell table:formula="of:=[.$D$5]*[.C268]-[.$D$4]" office:value-type="float" office:value="4.07153871258786">
            <text:p>4.0715387126</text:p>
          </table:table-cell>
          <table:table-cell table:formula="of:=INT([.D268]/[.$B$1]*1024)" office:value-type="float" office:value="833">
            <text:p>833</text:p>
          </table:table-cell>
          <table:table-cell table:number-columns-repeated="10"/>
        </table:table-row>
        <table:table-row table:style-name="ro2">
          <table:table-cell table:formula="of:=[.A268]+[.$D$1]" office:value-type="float" office:value="5.70000000000001">
            <text:p>5.7</text:p>
          </table:table-cell>
          <table:table-cell table:formula="of:=[.$M$2]+[.$M$3]*[.A269]+[.$M$4]*[.A269]^2+[.$M$5]*[.A269]^3+[.$M$6]*[.A269]^4+[.$N$2]*[.A269]^5+[.$N$3]*[.A269]^6+[.$N$4]*[.A269]^7+[.$N$5]*[.A269]^8+[.$N$6]*[.A269]^9" office:value-type="float" office:value="65.1834247993885">
            <text:p>65.1834247994</text:p>
          </table:table-cell>
          <table:table-cell table:formula="of:=[.B269]/([.$B$2]+[.B269])*[.$B$1]" office:value-type="float" office:value="3.61726512080945">
            <text:p>3.6172651208</text:p>
          </table:table-cell>
          <table:table-cell table:formula="of:=[.$D$5]*[.C269]-[.$D$4]" office:value-type="float" office:value="4.06735944507782">
            <text:p>4.0673594451</text:p>
          </table:table-cell>
          <table:table-cell table:formula="of:=INT([.D269]/[.$B$1]*1024)" office:value-type="float" office:value="832">
            <text:p>832</text:p>
          </table:table-cell>
          <table:table-cell table:number-columns-repeated="10"/>
        </table:table-row>
        <table:table-row table:style-name="ro2">
          <table:table-cell table:formula="of:=[.A269]+[.$D$1]" office:value-type="float" office:value="5.80000000000001">
            <text:p>5.8</text:p>
          </table:table-cell>
          <table:table-cell table:formula="of:=[.$M$2]+[.$M$3]*[.A270]+[.$M$4]*[.A270]^2+[.$M$5]*[.A270]^3+[.$M$6]*[.A270]^4+[.$N$2]*[.A270]^5+[.$N$3]*[.A270]^6+[.$N$4]*[.A270]^7+[.$N$5]*[.A270]^8+[.$N$6]*[.A270]^9" office:value-type="float" office:value="64.991746444104">
            <text:p>64.9917464441</text:p>
          </table:table-cell>
          <table:table-cell table:formula="of:=[.B270]/([.$B$2]+[.B270])*[.$B$1]" office:value-type="float" office:value="3.61431723911918">
            <text:p>3.6143172391</text:p>
          </table:table-cell>
          <table:table-cell table:formula="of:=[.$D$5]*[.C270]-[.$D$4]" office:value-type="float" office:value="4.06317779449871">
            <text:p>4.0631777945</text:p>
          </table:table-cell>
          <table:table-cell table:formula="of:=INT([.D270]/[.$B$1]*1024)" office:value-type="float" office:value="832">
            <text:p>832</text:p>
          </table:table-cell>
          <table:table-cell table:number-columns-repeated="10"/>
        </table:table-row>
        <table:table-row table:style-name="ro2">
          <table:table-cell table:formula="of:=[.A270]+[.$D$1]" office:value-type="float" office:value="5.90000000000001">
            <text:p>5.9</text:p>
          </table:table-cell>
          <table:table-cell table:formula="of:=[.$M$2]+[.$M$3]*[.A271]+[.$M$4]*[.A271]^2+[.$M$5]*[.A271]^3+[.$M$6]*[.A271]^4+[.$N$2]*[.A271]^5+[.$N$3]*[.A271]^6+[.$N$4]*[.A271]^7+[.$N$5]*[.A271]^8+[.$N$6]*[.A271]^9" office:value-type="float" office:value="64.8007742284391">
            <text:p>64.8007742284</text:p>
          </table:table-cell>
          <table:table-cell table:formula="of:=[.B271]/([.$B$2]+[.B271])*[.$B$1]" office:value-type="float" office:value="3.61136769083479">
            <text:p>3.6113676908</text:p>
          </table:table-cell>
          <table:table-cell table:formula="of:=[.$D$5]*[.C271]-[.$D$4]" office:value-type="float" office:value="4.05899377981039">
            <text:p>4.0589937798</text:p>
          </table:table-cell>
          <table:table-cell table:formula="of:=INT([.D271]/[.$B$1]*1024)" office:value-type="float" office:value="831">
            <text:p>831</text:p>
          </table:table-cell>
          <table:table-cell table:number-columns-repeated="10"/>
        </table:table-row>
        <table:table-row table:style-name="ro2">
          <table:table-cell table:formula="of:=[.A271]+[.$D$1]" office:value-type="float" office:value="6.00000000000001">
            <text:p>6</text:p>
          </table:table-cell>
          <table:table-cell table:formula="of:=[.$M$2]+[.$M$3]*[.A272]+[.$M$4]*[.A272]^2+[.$M$5]*[.A272]^3+[.$M$6]*[.A272]^4+[.$N$2]*[.A272]^5+[.$N$3]*[.A272]^6+[.$N$4]*[.A272]^7+[.$N$5]*[.A272]^8+[.$N$6]*[.A272]^9" office:value-type="float" office:value="64.6105052036998">
            <text:p>64.6105052037</text:p>
          </table:table-cell>
          <table:table-cell table:formula="of:=[.B272]/([.$B$2]+[.B272])*[.$B$1]" office:value-type="float" office:value="3.6084164892506">
            <text:p>3.6084164893</text:p>
          </table:table-cell>
          <table:table-cell table:formula="of:=[.$D$5]*[.C272]-[.$D$4]" office:value-type="float" office:value="4.05480741987119">
            <text:p>4.0548074199</text:p>
          </table:table-cell>
          <table:table-cell table:formula="of:=INT([.D272]/[.$B$1]*1024)" office:value-type="float" office:value="830">
            <text:p>830</text:p>
          </table:table-cell>
          <table:table-cell table:number-columns-repeated="10"/>
        </table:table-row>
        <table:table-row table:style-name="ro2">
          <table:table-cell table:formula="of:=[.A272]+[.$D$1]" office:value-type="float" office:value="6.10000000000001">
            <text:p>6.1</text:p>
          </table:table-cell>
          <table:table-cell table:formula="of:=[.$M$2]+[.$M$3]*[.A273]+[.$M$4]*[.A273]^2+[.$M$5]*[.A273]^3+[.$M$6]*[.A273]^4+[.$N$2]*[.A273]^5+[.$N$3]*[.A273]^6+[.$N$4]*[.A273]^7+[.$N$5]*[.A273]^8+[.$N$6]*[.A273]^9" office:value-type="float" office:value="64.4209364292434">
            <text:p>64.4209364292</text:p>
          </table:table-cell>
          <table:table-cell table:formula="of:=[.B273]/([.$B$2]+[.B273])*[.$B$1]" office:value-type="float" office:value="3.60546364758858">
            <text:p>3.6054636476</text:p>
          </table:table-cell>
          <table:table-cell table:formula="of:=[.$D$5]*[.C273]-[.$D$4]" office:value-type="float" office:value="4.05061873343688">
            <text:p>4.0506187334</text:p>
          </table:table-cell>
          <table:table-cell table:formula="of:=INT([.D273]/[.$B$1]*1024)" office:value-type="float" office:value="829">
            <text:p>829</text:p>
          </table:table-cell>
          <table:table-cell table:number-columns-repeated="10"/>
        </table:table-row>
        <table:table-row table:style-name="ro2">
          <table:table-cell table:formula="of:=[.A273]+[.$D$1]" office:value-type="float" office:value="6.20000000000001">
            <text:p>6.2</text:p>
          </table:table-cell>
          <table:table-cell table:formula="of:=[.$M$2]+[.$M$3]*[.A274]+[.$M$4]*[.A274]^2+[.$M$5]*[.A274]^3+[.$M$6]*[.A274]^4+[.$N$2]*[.A274]^5+[.$N$3]*[.A274]^6+[.$N$4]*[.A274]^7+[.$N$5]*[.A274]^8+[.$N$6]*[.A274]^9" office:value-type="float" office:value="64.2320649725003">
            <text:p>64.2320649725</text:p>
          </table:table-cell>
          <table:table-cell table:formula="of:=[.B274]/([.$B$2]+[.B274])*[.$B$1]" office:value-type="float" office:value="3.60250917899778">
            <text:p>3.602509179</text:p>
          </table:table-cell>
          <table:table-cell table:formula="of:=[.$D$5]*[.C274]-[.$D$4]" office:value-type="float" office:value="4.0464277391597">
            <text:p>4.0464277392</text:p>
          </table:table-cell>
          <table:table-cell table:formula="of:=INT([.D274]/[.$B$1]*1024)" office:value-type="float" office:value="828">
            <text:p>828</text:p>
          </table:table-cell>
          <table:table-cell table:number-columns-repeated="10"/>
        </table:table-row>
        <table:table-row table:style-name="ro2">
          <table:table-cell table:formula="of:=[.A274]+[.$D$1]" office:value-type="float" office:value="6.30000000000001">
            <text:p>6.3</text:p>
          </table:table-cell>
          <table:table-cell table:formula="of:=[.$M$2]+[.$M$3]*[.A275]+[.$M$4]*[.A275]^2+[.$M$5]*[.A275]^3+[.$M$6]*[.A275]^4+[.$N$2]*[.A275]^5+[.$N$3]*[.A275]^6+[.$N$4]*[.A275]^7+[.$N$5]*[.A275]^8+[.$N$6]*[.A275]^9" office:value-type="float" office:value="64.0438879089947">
            <text:p>64.043887909</text:p>
          </table:table-cell>
          <table:table-cell table:formula="of:=[.B275]/([.$B$2]+[.B275])*[.$B$1]" office:value-type="float" office:value="3.59955309655353">
            <text:p>3.5995530966</text:p>
          </table:table-cell>
          <table:table-cell table:formula="of:=[.$D$5]*[.C275]-[.$D$4]" office:value-type="float" office:value="4.04223445558741">
            <text:p>4.0422344556</text:p>
          </table:table-cell>
          <table:table-cell table:formula="of:=INT([.D275]/[.$B$1]*1024)" office:value-type="float" office:value="827">
            <text:p>827</text:p>
          </table:table-cell>
          <table:table-cell table:number-columns-repeated="10"/>
        </table:table-row>
        <table:table-row table:style-name="ro2">
          <table:table-cell table:formula="of:=[.A275]+[.$D$1]" office:value-type="float" office:value="6.40000000000001">
            <text:p>6.4</text:p>
          </table:table-cell>
          <table:table-cell table:formula="of:=[.$M$2]+[.$M$3]*[.A276]+[.$M$4]*[.A276]^2+[.$M$5]*[.A276]^3+[.$M$6]*[.A276]^4+[.$N$2]*[.A276]^5+[.$N$3]*[.A276]^6+[.$N$4]*[.A276]^7+[.$N$5]*[.A276]^8+[.$N$6]*[.A276]^9" office:value-type="float" office:value="63.8564023223651">
            <text:p>63.8564023224</text:p>
          </table:table-cell>
          <table:table-cell table:formula="of:=[.B276]/([.$B$2]+[.B276])*[.$B$1]" office:value-type="float" office:value="3.59659541325688">
            <text:p>3.5965954133</text:p>
          </table:table-cell>
          <table:table-cell table:formula="of:=[.$D$5]*[.C276]-[.$D$4]" office:value-type="float" office:value="4.0380389011623">
            <text:p>4.0380389012</text:p>
          </table:table-cell>
          <table:table-cell table:formula="of:=INT([.D276]/[.$B$1]*1024)" office:value-type="float" office:value="826">
            <text:p>826</text:p>
          </table:table-cell>
          <table:table-cell table:number-columns-repeated="10"/>
        </table:table-row>
        <table:table-row table:style-name="ro2">
          <table:table-cell table:formula="of:=[.A276]+[.$D$1]" office:value-type="float" office:value="6.50000000000001">
            <text:p>6.5</text:p>
          </table:table-cell>
          <table:table-cell table:formula="of:=[.$M$2]+[.$M$3]*[.A277]+[.$M$4]*[.A277]^2+[.$M$5]*[.A277]^3+[.$M$6]*[.A277]^4+[.$N$2]*[.A277]^5+[.$N$3]*[.A277]^6+[.$N$4]*[.A277]^7+[.$N$5]*[.A277]^8+[.$N$6]*[.A277]^9" office:value-type="float" office:value="63.6696053043847">
            <text:p>63.6696053044</text:p>
          </table:table-cell>
          <table:table-cell table:formula="of:=[.B277]/([.$B$2]+[.B277])*[.$B$1]" office:value-type="float" office:value="3.59363614203384">
            <text:p>3.593636142</text:p>
          </table:table-cell>
          <table:table-cell table:formula="of:=[.$D$5]*[.C277]-[.$D$4]" office:value-type="float" office:value="4.03384109422032">
            <text:p>4.0338410942</text:p>
          </table:table-cell>
          <table:table-cell table:formula="of:=INT([.D277]/[.$B$1]*1024)" office:value-type="float" office:value="826">
            <text:p>826</text:p>
          </table:table-cell>
          <table:table-cell table:number-columns-repeated="10"/>
        </table:table-row>
        <table:table-row table:style-name="ro2">
          <table:table-cell table:formula="of:=[.A277]+[.$D$1]" office:value-type="float" office:value="6.60000000000001">
            <text:p>6.6</text:p>
          </table:table-cell>
          <table:table-cell table:formula="of:=[.$M$2]+[.$M$3]*[.A278]+[.$M$4]*[.A278]^2+[.$M$5]*[.A278]^3+[.$M$6]*[.A278]^4+[.$N$2]*[.A278]^5+[.$N$3]*[.A278]^6+[.$N$4]*[.A278]^7+[.$N$5]*[.A278]^8+[.$N$6]*[.A278]^9" office:value-type="float" office:value="63.4834939549808">
            <text:p>63.483493955</text:p>
          </table:table-cell>
          <table:table-cell table:formula="of:=[.B278]/([.$B$2]+[.B278])*[.$B$1]" office:value-type="float" office:value="3.59067529573481">
            <text:p>3.5906752957</text:p>
          </table:table-cell>
          <table:table-cell table:formula="of:=[.$D$5]*[.C278]-[.$D$4]" office:value-type="float" office:value="4.02964105299008">
            <text:p>4.029641053</text:p>
          </table:table-cell>
          <table:table-cell table:formula="of:=INT([.D278]/[.$B$1]*1024)" office:value-type="float" office:value="825">
            <text:p>825</text:p>
          </table:table-cell>
          <table:table-cell table:number-columns-repeated="10"/>
        </table:table-row>
        <table:table-row table:style-name="ro2">
          <table:table-cell table:formula="of:=[.A278]+[.$D$1]" office:value-type="float" office:value="6.70000000000001">
            <text:p>6.7</text:p>
          </table:table-cell>
          <table:table-cell table:formula="of:=[.$M$2]+[.$M$3]*[.A279]+[.$M$4]*[.A279]^2+[.$M$5]*[.A279]^3+[.$M$6]*[.A279]^4+[.$N$2]*[.A279]^5+[.$N$3]*[.A279]^6+[.$N$4]*[.A279]^7+[.$N$5]*[.A279]^8+[.$N$6]*[.A279]^9" office:value-type="float" office:value="63.2980653822547">
            <text:p>63.2980653823</text:p>
          </table:table-cell>
          <table:table-cell table:formula="of:=[.B279]/([.$B$2]+[.B279])*[.$B$1]" office:value-type="float" office:value="3.58771288713389">
            <text:p>3.5877128871</text:p>
          </table:table-cell>
          <table:table-cell table:formula="of:=[.$D$5]*[.C279]-[.$D$4]" office:value-type="float" office:value="4.02543879559199">
            <text:p>4.0254387956</text:p>
          </table:table-cell>
          <table:table-cell table:formula="of:=INT([.D279]/[.$B$1]*1024)" office:value-type="float" office:value="824">
            <text:p>824</text:p>
          </table:table-cell>
          <table:table-cell table:number-columns-repeated="10"/>
        </table:table-row>
        <table:table-row table:style-name="ro2">
          <table:table-cell table:formula="of:=[.A279]+[.$D$1]" office:value-type="float" office:value="6.80000000000001">
            <text:p>6.8</text:p>
          </table:table-cell>
          <table:table-cell table:formula="of:=[.$M$2]+[.$M$3]*[.A280]+[.$M$4]*[.A280]^2+[.$M$5]*[.A280]^3+[.$M$6]*[.A280]^4+[.$N$2]*[.A280]^5+[.$N$3]*[.A280]^6+[.$N$4]*[.A280]^7+[.$N$5]*[.A280]^8+[.$N$6]*[.A280]^9" office:value-type="float" office:value="63.1133167025007">
            <text:p>63.1133167025</text:p>
          </table:table-cell>
          <table:table-cell table:formula="of:=[.B280]/([.$B$2]+[.B280])*[.$B$1]" office:value-type="float" office:value="3.58474892892824">
            <text:p>3.5847489289</text:p>
          </table:table-cell>
          <table:table-cell table:formula="of:=[.$D$5]*[.C280]-[.$D$4]" office:value-type="float" office:value="4.02123434003734">
            <text:p>4.02123434</text:p>
          </table:table-cell>
          <table:table-cell table:formula="of:=INT([.D280]/[.$B$1]*1024)" office:value-type="float" office:value="823">
            <text:p>823</text:p>
          </table:table-cell>
          <table:table-cell table:number-columns-repeated="10"/>
        </table:table-row>
        <table:table-row table:style-name="ro2">
          <table:table-cell table:formula="of:=[.A280]+[.$D$1]" office:value-type="float" office:value="6.90000000000001">
            <text:p>6.9</text:p>
          </table:table-cell>
          <table:table-cell table:formula="of:=[.$M$2]+[.$M$3]*[.A281]+[.$M$4]*[.A281]^2+[.$M$5]*[.A281]^3+[.$M$6]*[.A281]^4+[.$N$2]*[.A281]^5+[.$N$3]*[.A281]^6+[.$N$4]*[.A281]^7+[.$N$5]*[.A281]^8+[.$N$6]*[.A281]^9" office:value-type="float" office:value="62.9292450402245">
            <text:p>62.9292450402</text:p>
          </table:table-cell>
          <table:table-cell table:formula="of:=[.B281]/([.$B$2]+[.B281])*[.$B$1]" office:value-type="float" office:value="3.58178343373751">
            <text:p>3.5817834337</text:p>
          </table:table-cell>
          <table:table-cell table:formula="of:=[.$D$5]*[.C281]-[.$D$4]" office:value-type="float" office:value="4.01702770422743">
            <text:p>4.0170277042</text:p>
          </table:table-cell>
          <table:table-cell table:formula="of:=INT([.D281]/[.$B$1]*1024)" office:value-type="float" office:value="822">
            <text:p>822</text:p>
          </table:table-cell>
          <table:table-cell table:number-columns-repeated="10"/>
        </table:table-row>
        <table:table-row table:style-name="ro2">
          <table:table-cell table:formula="of:=[.A281]+[.$D$1]" office:value-type="float" office:value="7.00000000000001">
            <text:p>7</text:p>
          </table:table-cell>
          <table:table-cell table:formula="of:=[.$M$2]+[.$M$3]*[.A282]+[.$M$4]*[.A282]^2+[.$M$5]*[.A282]^3+[.$M$6]*[.A282]^4+[.$N$2]*[.A282]^5+[.$N$3]*[.A282]^6+[.$N$4]*[.A282]^7+[.$N$5]*[.A282]^8+[.$N$6]*[.A282]^9" office:value-type="float" office:value="62.7458475281618">
            <text:p>62.7458475282</text:p>
          </table:table-cell>
          <table:table-cell table:formula="of:=[.B282]/([.$B$2]+[.B282])*[.$B$1]" office:value-type="float" office:value="3.57881641410317">
            <text:p>3.5788164141</text:p>
          </table:table-cell>
          <table:table-cell table:formula="of:=[.$D$5]*[.C282]-[.$D$4]" office:value-type="float" office:value="4.01281890595267">
            <text:p>4.012818906</text:p>
          </table:table-cell>
          <table:table-cell table:formula="of:=INT([.D282]/[.$B$1]*1024)" office:value-type="float" office:value="821">
            <text:p>821</text:p>
          </table:table-cell>
          <table:table-cell table:number-columns-repeated="10"/>
        </table:table-row>
        <table:table-row table:style-name="ro2">
          <table:table-cell table:formula="of:=[.A282]+[.$D$1]" office:value-type="float" office:value="7.10000000000001">
            <text:p>7.1</text:p>
          </table:table-cell>
          <table:table-cell table:formula="of:=[.$M$2]+[.$M$3]*[.A283]+[.$M$4]*[.A283]^2+[.$M$5]*[.A283]^3+[.$M$6]*[.A283]^4+[.$N$2]*[.A283]^5+[.$N$3]*[.A283]^6+[.$N$4]*[.A283]^7+[.$N$5]*[.A283]^8+[.$N$6]*[.A283]^9" office:value-type="float" office:value="62.5631213072966">
            <text:p>62.5631213073</text:p>
          </table:table-cell>
          <table:table-cell table:formula="of:=[.B283]/([.$B$2]+[.B283])*[.$B$1]" office:value-type="float" office:value="3.57584788248792">
            <text:p>3.5758478825</text:p>
          </table:table-cell>
          <table:table-cell table:formula="of:=[.$D$5]*[.C283]-[.$D$4]" office:value-type="float" office:value="4.00860796289176">
            <text:p>4.0086079629</text:p>
          </table:table-cell>
          <table:table-cell table:formula="of:=INT([.D283]/[.$B$1]*1024)" office:value-type="float" office:value="820">
            <text:p>820</text:p>
          </table:table-cell>
          <table:table-cell table:number-columns-repeated="10"/>
        </table:table-row>
        <table:table-row table:style-name="ro2">
          <table:table-cell table:formula="of:=[.A283]+[.$D$1]" office:value-type="float" office:value="7.20000000000001">
            <text:p>7.2</text:p>
          </table:table-cell>
          <table:table-cell table:formula="of:=[.$M$2]+[.$M$3]*[.A284]+[.$M$4]*[.A284]^2+[.$M$5]*[.A284]^3+[.$M$6]*[.A284]^4+[.$N$2]*[.A284]^5+[.$N$3]*[.A284]^6+[.$N$4]*[.A284]^7+[.$N$5]*[.A284]^8+[.$N$6]*[.A284]^9" office:value-type="float" office:value="62.3810635268782">
            <text:p>62.3810635269</text:p>
          </table:table-cell>
          <table:table-cell table:formula="of:=[.B284]/([.$B$2]+[.B284])*[.$B$1]" office:value-type="float" office:value="3.57287785127511">
            <text:p>3.5728778513</text:p>
          </table:table-cell>
          <table:table-cell table:formula="of:=[.$D$5]*[.C284]-[.$D$4]" office:value-type="float" office:value="4.00439489261082">
            <text:p>4.0043948926</text:p>
          </table:table-cell>
          <table:table-cell table:formula="of:=INT([.D284]/[.$B$1]*1024)" office:value-type="float" office:value="820">
            <text:p>820</text:p>
          </table:table-cell>
          <table:table-cell table:number-columns-repeated="10"/>
        </table:table-row>
        <table:table-row table:style-name="ro2">
          <table:table-cell table:formula="of:=[.A284]+[.$D$1]" office:value-type="float" office:value="7.30000000000001">
            <text:p>7.3</text:p>
          </table:table-cell>
          <table:table-cell table:formula="of:=[.$M$2]+[.$M$3]*[.A285]+[.$M$4]*[.A285]^2+[.$M$5]*[.A285]^3+[.$M$6]*[.A285]^4+[.$N$2]*[.A285]^5+[.$N$3]*[.A285]^6+[.$N$4]*[.A285]^7+[.$N$5]*[.A285]^8+[.$N$6]*[.A285]^9" office:value-type="float" office:value="62.1996713444391">
            <text:p>62.1996713444</text:p>
          </table:table-cell>
          <table:table-cell table:formula="of:=[.B285]/([.$B$2]+[.B285])*[.$B$1]" office:value-type="float" office:value="3.56990633276816">
            <text:p>3.5699063328</text:p>
          </table:table-cell>
          <table:table-cell table:formula="of:=[.$D$5]*[.C285]-[.$D$4]" office:value-type="float" office:value="4.00017971256255">
            <text:p>4.0001797126</text:p>
          </table:table-cell>
          <table:table-cell table:formula="of:=INT([.D285]/[.$B$1]*1024)" office:value-type="float" office:value="819">
            <text:p>819</text:p>
          </table:table-cell>
          <table:table-cell table:number-columns-repeated="10"/>
        </table:table-row>
        <table:table-row table:style-name="ro2">
          <table:table-cell table:formula="of:=[.A285]+[.$D$1]" office:value-type="float" office:value="7.40000000000001">
            <text:p>7.4</text:p>
          </table:table-cell>
          <table:table-cell table:formula="of:=[.$M$2]+[.$M$3]*[.A286]+[.$M$4]*[.A286]^2+[.$M$5]*[.A286]^3+[.$M$6]*[.A286]^4+[.$N$2]*[.A286]^5+[.$N$3]*[.A286]^6+[.$N$4]*[.A286]^7+[.$N$5]*[.A286]^8+[.$N$6]*[.A286]^9" office:value-type="float" office:value="62.0189419258116">
            <text:p>62.0189419258</text:p>
          </table:table-cell>
          <table:table-cell table:formula="of:=[.B286]/([.$B$2]+[.B286])*[.$B$1]" office:value-type="float" office:value="3.56693333918994">
            <text:p>3.5669333392</text:p>
          </table:table-cell>
          <table:table-cell table:formula="of:=[.$D$5]*[.C286]-[.$D$4]" office:value-type="float" office:value="3.99596244008548">
            <text:p>3.9959624401</text:p>
          </table:table-cell>
          <table:table-cell table:formula="of:=INT([.D286]/[.$B$1]*1024)" office:value-type="float" office:value="818">
            <text:p>818</text:p>
          </table:table-cell>
          <table:table-cell table:number-columns-repeated="10"/>
        </table:table-row>
        <table:table-row table:style-name="ro2">
          <table:table-cell table:formula="of:=[.A286]+[.$D$1]" office:value-type="float" office:value="7.50000000000001">
            <text:p>7.5</text:p>
          </table:table-cell>
          <table:table-cell table:formula="of:=[.$M$2]+[.$M$3]*[.A287]+[.$M$4]*[.A287]^2+[.$M$5]*[.A287]^3+[.$M$6]*[.A287]^4+[.$N$2]*[.A287]^5+[.$N$3]*[.A287]^6+[.$N$4]*[.A287]^7+[.$N$5]*[.A287]^8+[.$N$6]*[.A287]^9" office:value-type="float" office:value="61.8388724451445">
            <text:p>61.8388724451</text:p>
          </table:table-cell>
          <table:table-cell table:formula="of:=[.B287]/([.$B$2]+[.B287])*[.$B$1]" office:value-type="float" office:value="3.56395888268227">
            <text:p>3.5639588827</text:p>
          </table:table-cell>
          <table:table-cell table:formula="of:=[.$D$5]*[.C287]-[.$D$4]" office:value-type="float" office:value="3.99174309240307">
            <text:p>3.9917430924</text:p>
          </table:table-cell>
          <table:table-cell table:formula="of:=INT([.D287]/[.$B$1]*1024)" office:value-type="float" office:value="817">
            <text:p>817</text:p>
          </table:table-cell>
          <table:table-cell table:number-columns-repeated="10"/>
        </table:table-row>
        <table:table-row table:style-name="ro2">
          <table:table-cell table:formula="of:=[.A287]+[.$D$1]" office:value-type="float" office:value="7.60000000000001">
            <text:p>7.6</text:p>
          </table:table-cell>
          <table:table-cell table:formula="of:=[.$M$2]+[.$M$3]*[.A288]+[.$M$4]*[.A288]^2+[.$M$5]*[.A288]^3+[.$M$6]*[.A288]^4+[.$N$2]*[.A288]^5+[.$N$3]*[.A288]^6+[.$N$4]*[.A288]^7+[.$N$5]*[.A288]^8+[.$N$6]*[.A288]^9" office:value-type="float" office:value="61.6594600849196">
            <text:p>61.6594600849</text:p>
          </table:table-cell>
          <table:table-cell table:formula="of:=[.B288]/([.$B$2]+[.B288])*[.$B$1]" office:value-type="float" office:value="3.5609829753053">
            <text:p>3.5609829753</text:p>
          </table:table-cell>
          <table:table-cell table:formula="of:=[.$D$5]*[.C288]-[.$D$4]" office:value-type="float" office:value="3.987521686623">
            <text:p>3.9875216866</text:p>
          </table:table-cell>
          <table:table-cell table:formula="of:=INT([.D288]/[.$B$1]*1024)" office:value-type="float" office:value="816">
            <text:p>816</text:p>
          </table:table-cell>
          <table:table-cell table:number-columns-repeated="10"/>
        </table:table-row>
        <table:table-row table:style-name="ro2">
          <table:table-cell table:formula="of:=[.A288]+[.$D$1]" office:value-type="float" office:value="7.7">
            <text:p>7.7</text:p>
          </table:table-cell>
          <table:table-cell table:formula="of:=[.$M$2]+[.$M$3]*[.A289]+[.$M$4]*[.A289]^2+[.$M$5]*[.A289]^3+[.$M$6]*[.A289]^4+[.$N$2]*[.A289]^5+[.$N$3]*[.A289]^6+[.$N$4]*[.A289]^7+[.$N$5]*[.A289]^8+[.$N$6]*[.A289]^9" office:value-type="float" office:value="61.480702035967">
            <text:p>61.480702036</text:p>
          </table:table-cell>
          <table:table-cell table:formula="of:=[.B289]/([.$B$2]+[.B289])*[.$B$1]" office:value-type="float" office:value="3.55800562903703">
            <text:p>3.558005629</text:p>
          </table:table-cell>
          <table:table-cell table:formula="of:=[.$D$5]*[.C289]-[.$D$4]" office:value-type="float" office:value="3.98329823973636">
            <text:p>3.9832982397</text:p>
          </table:table-cell>
          <table:table-cell table:formula="of:=INT([.D289]/[.$B$1]*1024)" office:value-type="float" office:value="815">
            <text:p>815</text:p>
          </table:table-cell>
          <table:table-cell table:number-columns-repeated="10"/>
        </table:table-row>
        <table:table-row table:style-name="ro2">
          <table:table-cell table:formula="of:=[.A289]+[.$D$1]" office:value-type="float" office:value="7.8">
            <text:p>7.8</text:p>
          </table:table-cell>
          <table:table-cell table:formula="of:=[.$M$2]+[.$M$3]*[.A290]+[.$M$4]*[.A290]^2+[.$M$5]*[.A290]^3+[.$M$6]*[.A290]^4+[.$N$2]*[.A290]^5+[.$N$3]*[.A290]^6+[.$N$4]*[.A290]^7+[.$N$5]*[.A290]^8+[.$N$6]*[.A290]^9" office:value-type="float" office:value="61.3025954974814">
            <text:p>61.3025954975</text:p>
          </table:table-cell>
          <table:table-cell table:formula="of:=[.B290]/([.$B$2]+[.B290])*[.$B$1]" office:value-type="float" office:value="3.55502685577272">
            <text:p>3.5550268558</text:p>
          </table:table-cell>
          <table:table-cell table:formula="of:=[.$D$5]*[.C290]-[.$D$4]" office:value-type="float" office:value="3.97907276861692">
            <text:p>3.9790727686</text:p>
          </table:table-cell>
          <table:table-cell table:formula="of:=INT([.D290]/[.$B$1]*1024)" office:value-type="float" office:value="814">
            <text:p>814</text:p>
          </table:table-cell>
          <table:table-cell table:number-columns-repeated="10"/>
        </table:table-row>
        <table:table-row table:style-name="ro2">
          <table:table-cell table:formula="of:=[.A290]+[.$D$1]" office:value-type="float" office:value="7.9">
            <text:p>7.9</text:p>
          </table:table-cell>
          <table:table-cell table:formula="of:=[.$M$2]+[.$M$3]*[.A291]+[.$M$4]*[.A291]^2+[.$M$5]*[.A291]^3+[.$M$6]*[.A291]^4+[.$N$2]*[.A291]^5+[.$N$3]*[.A291]^6+[.$N$4]*[.A291]^7+[.$N$5]*[.A291]^8+[.$N$6]*[.A291]^9" office:value-type="float" office:value="61.1251376770368">
            <text:p>61.125137677</text:p>
          </table:table-cell>
          <table:table-cell table:formula="of:=[.B291]/([.$B$2]+[.B291])*[.$B$1]" office:value-type="float" office:value="3.55204666732438">
            <text:p>3.5520466673</text:p>
          </table:table-cell>
          <table:table-cell table:formula="of:=[.$D$5]*[.C291]-[.$D$4]" office:value-type="float" office:value="3.97484529002034">
            <text:p>3.97484529</text:p>
          </table:table-cell>
          <table:table-cell table:formula="of:=INT([.D291]/[.$B$1]*1024)" office:value-type="float" office:value="814">
            <text:p>814</text:p>
          </table:table-cell>
          <table:table-cell table:number-columns-repeated="10"/>
        </table:table-row>
        <table:table-row table:style-name="ro2">
          <table:table-cell table:formula="of:=[.A291]+[.$D$1]" office:value-type="float" office:value="8">
            <text:p>8</text:p>
          </table:table-cell>
          <table:table-cell table:formula="of:=[.$M$2]+[.$M$3]*[.A292]+[.$M$4]*[.A292]^2+[.$M$5]*[.A292]^3+[.$M$6]*[.A292]^4+[.$N$2]*[.A292]^5+[.$N$3]*[.A292]^6+[.$N$4]*[.A292]^7+[.$N$5]*[.A292]^8+[.$N$6]*[.A292]^9" office:value-type="float" office:value="60.9483257906016">
            <text:p>60.9483257906</text:p>
          </table:table-cell>
          <table:table-cell table:formula="of:=[.B292]/([.$B$2]+[.B292])*[.$B$1]" office:value-type="float" office:value="3.54906507542028">
            <text:p>3.5490650754</text:p>
          </table:table-cell>
          <table:table-cell table:formula="of:=[.$D$5]*[.C292]-[.$D$4]" office:value-type="float" office:value="3.97061582058348">
            <text:p>3.9706158206</text:p>
          </table:table-cell>
          <table:table-cell table:formula="of:=INT([.D292]/[.$B$1]*1024)" office:value-type="float" office:value="813">
            <text:p>813</text:p>
          </table:table-cell>
          <table:table-cell table:number-columns-repeated="10"/>
        </table:table-row>
        <table:table-row table:style-name="ro2">
          <table:table-cell table:formula="of:=[.A292]+[.$D$1]" office:value-type="float" office:value="8.1">
            <text:p>8.1</text:p>
          </table:table-cell>
          <table:table-cell table:formula="of:=[.$M$2]+[.$M$3]*[.A293]+[.$M$4]*[.A293]^2+[.$M$5]*[.A293]^3+[.$M$6]*[.A293]^4+[.$N$2]*[.A293]^5+[.$N$3]*[.A293]^6+[.$N$4]*[.A293]^7+[.$N$5]*[.A293]^8+[.$N$6]*[.A293]^9" office:value-type="float" office:value="60.7721570625531">
            <text:p>60.7721570626</text:p>
          </table:table-cell>
          <table:table-cell table:formula="of:=[.B293]/([.$B$2]+[.B293])*[.$B$1]" office:value-type="float" office:value="3.5460820917044">
            <text:p>3.5460820917</text:p>
          </table:table-cell>
          <table:table-cell table:formula="of:=[.$D$5]*[.C293]-[.$D$4]" office:value-type="float" office:value="3.96638437682366">
            <text:p>3.9663843768</text:p>
          </table:table-cell>
          <table:table-cell table:formula="of:=INT([.D293]/[.$B$1]*1024)" office:value-type="float" office:value="812">
            <text:p>812</text:p>
          </table:table-cell>
          <table:table-cell table:number-columns-repeated="10"/>
        </table:table-row>
        <table:table-row table:style-name="ro2">
          <table:table-cell table:formula="of:=[.A293]+[.$D$1]" office:value-type="float" office:value="8.2">
            <text:p>8.2</text:p>
          </table:table-cell>
          <table:table-cell table:formula="of:=[.$M$2]+[.$M$3]*[.A294]+[.$M$4]*[.A294]^2+[.$M$5]*[.A294]^3+[.$M$6]*[.A294]^4+[.$N$2]*[.A294]^5+[.$N$3]*[.A294]^6+[.$N$4]*[.A294]^7+[.$N$5]*[.A294]^8+[.$N$6]*[.A294]^9" office:value-type="float" office:value="60.5966287256917">
            <text:p>60.5966287257</text:p>
          </table:table-cell>
          <table:table-cell table:formula="of:=[.B294]/([.$B$2]+[.B294])*[.$B$1]" office:value-type="float" office:value="3.543097727736">
            <text:p>3.5430977277</text:p>
          </table:table-cell>
          <table:table-cell table:formula="of:=[.$D$5]*[.C294]-[.$D$4]" office:value-type="float" office:value="3.96215097513799">
            <text:p>3.9621509751</text:p>
          </table:table-cell>
          <table:table-cell table:formula="of:=INT([.D294]/[.$B$1]*1024)" office:value-type="float" office:value="811">
            <text:p>811</text:p>
          </table:table-cell>
          <table:table-cell table:number-columns-repeated="10"/>
        </table:table-row>
        <table:table-row table:style-name="ro2">
          <table:table-cell table:formula="of:=[.A294]+[.$D$1]" office:value-type="float" office:value="8.3">
            <text:p>8.3</text:p>
          </table:table-cell>
          <table:table-cell table:formula="of:=[.$M$2]+[.$M$3]*[.A295]+[.$M$4]*[.A295]^2+[.$M$5]*[.A295]^3+[.$M$6]*[.A295]^4+[.$N$2]*[.A295]^5+[.$N$3]*[.A295]^6+[.$N$4]*[.A295]^7+[.$N$5]*[.A295]^8+[.$N$6]*[.A295]^9" office:value-type="float" office:value="60.4217380212548">
            <text:p>60.4217380213</text:p>
          </table:table-cell>
          <table:table-cell table:formula="of:=[.B295]/([.$B$2]+[.B295])*[.$B$1]" office:value-type="float" office:value="3.54011199498907">
            <text:p>3.540111995</text:p>
          </table:table-cell>
          <table:table-cell table:formula="of:=[.$D$5]*[.C295]-[.$D$4]" office:value-type="float" office:value="3.95791563180264">
            <text:p>3.9579156318</text:p>
          </table:table-cell>
          <table:table-cell table:formula="of:=INT([.D295]/[.$B$1]*1024)" office:value-type="float" office:value="810">
            <text:p>810</text:p>
          </table:table-cell>
          <table:table-cell table:number-columns-repeated="10"/>
        </table:table-row>
        <table:table-row table:style-name="ro2">
          <table:table-cell table:formula="of:=[.A295]+[.$D$1]" office:value-type="float" office:value="8.4">
            <text:p>8.4</text:p>
          </table:table-cell>
          <table:table-cell table:formula="of:=[.$M$2]+[.$M$3]*[.A296]+[.$M$4]*[.A296]^2+[.$M$5]*[.A296]^3+[.$M$6]*[.A296]^4+[.$N$2]*[.A296]^5+[.$N$3]*[.A296]^6+[.$N$4]*[.A296]^7+[.$N$5]*[.A296]^8+[.$N$6]*[.A296]^9" office:value-type="float" office:value="60.2474821989303">
            <text:p>60.2474821989</text:p>
          </table:table-cell>
          <table:table-cell table:formula="of:=[.B296]/([.$B$2]+[.B296])*[.$B$1]" office:value-type="float" office:value="3.53712490485189">
            <text:p>3.5371249049</text:p>
          </table:table-cell>
          <table:table-cell table:formula="of:=[.$D$5]*[.C296]-[.$D$4]" office:value-type="float" office:value="3.95367836297219">
            <text:p>3.953678363</text:p>
          </table:table-cell>
          <table:table-cell table:formula="of:=INT([.D296]/[.$B$1]*1024)" office:value-type="float" office:value="809">
            <text:p>809</text:p>
          </table:table-cell>
          <table:table-cell table:number-columns-repeated="10"/>
        </table:table-row>
        <table:table-row table:style-name="ro2">
          <table:table-cell table:formula="of:=[.A296]+[.$D$1]" office:value-type="float" office:value="8.5">
            <text:p>8.5</text:p>
          </table:table-cell>
          <table:table-cell table:formula="of:=[.$M$2]+[.$M$3]*[.A297]+[.$M$4]*[.A297]^2+[.$M$5]*[.A297]^3+[.$M$6]*[.A297]^4+[.$N$2]*[.A297]^5+[.$N$3]*[.A297]^6+[.$N$4]*[.A297]^7+[.$N$5]*[.A297]^8+[.$N$6]*[.A297]^9" office:value-type="float" office:value="60.07385851687">
            <text:p>60.0738585169</text:p>
          </table:table-cell>
          <table:table-cell table:formula="of:=[.B297]/([.$B$2]+[.B297])*[.$B$1]" office:value-type="float" office:value="3.53413646862655">
            <text:p>3.5341364686</text:p>
          </table:table-cell>
          <table:table-cell table:formula="of:=[.$D$5]*[.C297]-[.$D$4]" office:value-type="float" office:value="3.94943918467899">
            <text:p>3.9494391847</text:p>
          </table:table-cell>
          <table:table-cell table:formula="of:=INT([.D297]/[.$B$1]*1024)" office:value-type="float" office:value="808">
            <text:p>808</text:p>
          </table:table-cell>
          <table:table-cell table:number-columns-repeated="10"/>
        </table:table-row>
        <table:table-row table:style-name="ro2">
          <table:table-cell table:formula="of:=[.A297]+[.$D$1]" office:value-type="float" office:value="8.6">
            <text:p>8.6</text:p>
          </table:table-cell>
          <table:table-cell table:formula="of:=[.$M$2]+[.$M$3]*[.A298]+[.$M$4]*[.A298]^2+[.$M$5]*[.A298]^3+[.$M$6]*[.A298]^4+[.$N$2]*[.A298]^5+[.$N$3]*[.A298]^6+[.$N$4]*[.A298]^7+[.$N$5]*[.A298]^8+[.$N$6]*[.A298]^9" office:value-type="float" office:value="59.9008642417022">
            <text:p>59.9008642417</text:p>
          </table:table-cell>
          <table:table-cell table:formula="of:=[.B298]/([.$B$2]+[.B298])*[.$B$1]" office:value-type="float" office:value="3.53114669752854">
            <text:p>3.5311466975</text:p>
          </table:table-cell>
          <table:table-cell table:formula="of:=[.$D$5]*[.C298]-[.$D$4]" office:value-type="float" office:value="3.94519811283249">
            <text:p>3.9451981128</text:p>
          </table:table-cell>
          <table:table-cell table:formula="of:=INT([.D298]/[.$B$1]*1024)" office:value-type="float" office:value="807">
            <text:p>807</text:p>
          </table:table-cell>
          <table:table-cell table:number-columns-repeated="10"/>
        </table:table-row>
        <table:table-row table:style-name="ro2">
          <table:table-cell table:formula="of:=[.A298]+[.$D$1]" office:value-type="float" office:value="8.7">
            <text:p>8.7</text:p>
          </table:table-cell>
          <table:table-cell table:formula="of:=[.$M$2]+[.$M$3]*[.A299]+[.$M$4]*[.A299]^2+[.$M$5]*[.A299]^3+[.$M$6]*[.A299]^4+[.$N$2]*[.A299]^5+[.$N$3]*[.A299]^6+[.$N$4]*[.A299]^7+[.$N$5]*[.A299]^8+[.$N$6]*[.A299]^9" office:value-type="float" office:value="59.7284966485444">
            <text:p>59.7284966485</text:p>
          </table:table-cell>
          <table:table-cell table:formula="of:=[.B299]/([.$B$2]+[.B299])*[.$B$1]" office:value-type="float" office:value="3.52815560268625">
            <text:p>3.5281556027</text:p>
          </table:table-cell>
          <table:table-cell table:formula="of:=[.$D$5]*[.C299]-[.$D$4]" office:value-type="float" office:value="3.94095516321862">
            <text:p>3.9409551632</text:p>
          </table:table-cell>
          <table:table-cell table:formula="of:=INT([.D299]/[.$B$1]*1024)" office:value-type="float" office:value="807">
            <text:p>807</text:p>
          </table:table-cell>
          <table:table-cell table:number-columns-repeated="10"/>
        </table:table-row>
        <table:table-row table:style-name="ro2">
          <table:table-cell table:formula="of:=[.A299]+[.$D$1]" office:value-type="float" office:value="8.8">
            <text:p>8.8</text:p>
          </table:table-cell>
          <table:table-cell table:formula="of:=[.$M$2]+[.$M$3]*[.A300]+[.$M$4]*[.A300]^2+[.$M$5]*[.A300]^3+[.$M$6]*[.A300]^4+[.$N$2]*[.A300]^5+[.$N$3]*[.A300]^6+[.$N$4]*[.A300]^7+[.$N$5]*[.A300]^8+[.$N$6]*[.A300]^9" office:value-type="float" office:value="59.5567530210156">
            <text:p>59.556753021</text:p>
          </table:table-cell>
          <table:table-cell table:formula="of:=[.B300]/([.$B$2]+[.B300])*[.$B$1]" office:value-type="float" office:value="3.52516319514056">
            <text:p>3.5251631951</text:p>
          </table:table-cell>
          <table:table-cell table:formula="of:=[.$D$5]*[.C300]-[.$D$4]" office:value-type="float" office:value="3.93671035149919">
            <text:p>3.9367103515</text:p>
          </table:table-cell>
          <table:table-cell table:formula="of:=INT([.D300]/[.$B$1]*1024)" office:value-type="float" office:value="806">
            <text:p>806</text:p>
          </table:table-cell>
          <table:table-cell table:number-columns-repeated="10"/>
        </table:table-row>
        <table:table-row table:style-name="ro2">
          <table:table-cell table:formula="of:=[.A300]+[.$D$1]" office:value-type="float" office:value="8.9">
            <text:p>8.9</text:p>
          </table:table-cell>
          <table:table-cell table:formula="of:=[.$M$2]+[.$M$3]*[.A301]+[.$M$4]*[.A301]^2+[.$M$5]*[.A301]^3+[.$M$6]*[.A301]^4+[.$N$2]*[.A301]^5+[.$N$3]*[.A301]^6+[.$N$4]*[.A301]^7+[.$N$5]*[.A301]^8+[.$N$6]*[.A301]^9" office:value-type="float" office:value="59.385630651248">
            <text:p>59.3856306512</text:p>
          </table:table-cell>
          <table:table-cell table:formula="of:=[.B301]/([.$B$2]+[.B301])*[.$B$1]" office:value-type="float" office:value="3.52216948584444">
            <text:p>3.5221694858</text:p>
          </table:table-cell>
          <table:table-cell table:formula="of:=[.$D$5]*[.C301]-[.$D$4]" office:value-type="float" office:value="3.93246369321126">
            <text:p>3.9324636932</text:p>
          </table:table-cell>
          <table:table-cell table:formula="of:=INT([.D301]/[.$B$1]*1024)" office:value-type="float" office:value="805">
            <text:p>805</text:p>
          </table:table-cell>
          <table:table-cell table:number-columns-repeated="10"/>
        </table:table-row>
        <table:table-row table:style-name="ro2">
          <table:table-cell table:formula="of:=[.A301]+[.$D$1]" office:value-type="float" office:value="9">
            <text:p>9</text:p>
          </table:table-cell>
          <table:table-cell table:formula="of:=[.$M$2]+[.$M$3]*[.A302]+[.$M$4]*[.A302]^2+[.$M$5]*[.A302]^3+[.$M$6]*[.A302]^4+[.$N$2]*[.A302]^5+[.$N$3]*[.A302]^6+[.$N$4]*[.A302]^7+[.$N$5]*[.A302]^8+[.$N$6]*[.A302]^9" office:value-type="float" office:value="59.215126839899">
            <text:p>59.2151268399</text:p>
          </table:table-cell>
          <table:table-cell table:formula="of:=[.B302]/([.$B$2]+[.B302])*[.$B$1]" office:value-type="float" office:value="3.51917448566251">
            <text:p>3.5191744857</text:p>
          </table:table-cell>
          <table:table-cell table:formula="of:=[.$D$5]*[.C302]-[.$D$4]" office:value-type="float" office:value="3.9282152037666">
            <text:p>3.9282152038</text:p>
          </table:table-cell>
          <table:table-cell table:formula="of:=INT([.D302]/[.$B$1]*1024)" office:value-type="float" office:value="804">
            <text:p>804</text:p>
          </table:table-cell>
          <table:table-cell table:number-columns-repeated="10"/>
        </table:table-row>
        <table:table-row table:style-name="ro2">
          <table:table-cell table:formula="of:=[.A302]+[.$D$1]" office:value-type="float" office:value="9.1">
            <text:p>9.1</text:p>
          </table:table-cell>
          <table:table-cell table:formula="of:=[.$M$2]+[.$M$3]*[.A303]+[.$M$4]*[.A303]^2+[.$M$5]*[.A303]^3+[.$M$6]*[.A303]^4+[.$N$2]*[.A303]^5+[.$N$3]*[.A303]^6+[.$N$4]*[.A303]^7+[.$N$5]*[.A303]^8+[.$N$6]*[.A303]^9" office:value-type="float" office:value="59.0452388961618">
            <text:p>59.0452388962</text:p>
          </table:table-cell>
          <table:table-cell table:formula="of:=[.B303]/([.$B$2]+[.B303])*[.$B$1]" office:value-type="float" office:value="3.51617820537066">
            <text:p>3.5161782054</text:p>
          </table:table-cell>
          <table:table-cell table:formula="of:=[.$D$5]*[.C303]-[.$D$4]" office:value-type="float" office:value="3.92396489845111">
            <text:p>3.9239648985</text:p>
          </table:table-cell>
          <table:table-cell table:formula="of:=INT([.D303]/[.$B$1]*1024)" office:value-type="float" office:value="803">
            <text:p>803</text:p>
          </table:table-cell>
          <table:table-cell table:number-columns-repeated="10"/>
        </table:table-row>
        <table:table-row table:style-name="ro2">
          <table:table-cell table:formula="of:=[.A303]+[.$D$1]" office:value-type="float" office:value="9.2">
            <text:p>9.2</text:p>
          </table:table-cell>
          <table:table-cell table:formula="of:=[.$M$2]+[.$M$3]*[.A304]+[.$M$4]*[.A304]^2+[.$M$5]*[.A304]^3+[.$M$6]*[.A304]^4+[.$N$2]*[.A304]^5+[.$N$3]*[.A304]^6+[.$N$4]*[.A304]^7+[.$N$5]*[.A304]^8+[.$N$6]*[.A304]^9" office:value-type="float" office:value="58.8759641377772">
            <text:p>58.8759641378</text:p>
          </table:table-cell>
          <table:table-cell table:formula="of:=[.B304]/([.$B$2]+[.B304])*[.$B$1]" office:value-type="float" office:value="3.51318065565564">
            <text:p>3.5131806557</text:p>
          </table:table-cell>
          <table:table-cell table:formula="of:=[.$D$5]*[.C304]-[.$D$4]" office:value-type="float" office:value="3.91971279242423">
            <text:p>3.9197127924</text:p>
          </table:table-cell>
          <table:table-cell table:formula="of:=INT([.D304]/[.$B$1]*1024)" office:value-type="float" office:value="802">
            <text:p>802</text:p>
          </table:table-cell>
          <table:table-cell table:number-columns-repeated="10"/>
        </table:table-row>
        <table:table-row table:style-name="ro2">
          <table:table-cell table:formula="of:=[.A304]+[.$D$1]" office:value-type="float" office:value="9.3">
            <text:p>9.3</text:p>
          </table:table-cell>
          <table:table-cell table:formula="of:=[.$M$2]+[.$M$3]*[.A305]+[.$M$4]*[.A305]^2+[.$M$5]*[.A305]^3+[.$M$6]*[.A305]^4+[.$N$2]*[.A305]^5+[.$N$3]*[.A305]^6+[.$N$4]*[.A305]^7+[.$N$5]*[.A305]^8+[.$N$6]*[.A305]^9" office:value-type="float" office:value="58.7072998910433">
            <text:p>58.707299891</text:p>
          </table:table-cell>
          <table:table-cell table:formula="of:=[.B305]/([.$B$2]+[.B305])*[.$B$1]" office:value-type="float" office:value="3.51018184711471">
            <text:p>3.5101818471</text:p>
          </table:table-cell>
          <table:table-cell table:formula="of:=[.$D$5]*[.C305]-[.$D$4]" office:value-type="float" office:value="3.91545890071844">
            <text:p>3.9154589007</text:p>
          </table:table-cell>
          <table:table-cell table:formula="of:=INT([.D305]/[.$B$1]*1024)" office:value-type="float" office:value="801">
            <text:p>801</text:p>
          </table:table-cell>
          <table:table-cell table:number-columns-repeated="10"/>
        </table:table-row>
        <table:table-row table:style-name="ro2">
          <table:table-cell table:formula="of:=[.A305]+[.$D$1]" office:value-type="float" office:value="9.4">
            <text:p>9.4</text:p>
          </table:table-cell>
          <table:table-cell table:formula="of:=[.$M$2]+[.$M$3]*[.A306]+[.$M$4]*[.A306]^2+[.$M$5]*[.A306]^3+[.$M$6]*[.A306]^4+[.$N$2]*[.A306]^5+[.$N$3]*[.A306]^6+[.$N$4]*[.A306]^7+[.$N$5]*[.A306]^8+[.$N$6]*[.A306]^9" office:value-type="float" office:value="58.5392434908268">
            <text:p>58.5392434908</text:p>
          </table:table-cell>
          <table:table-cell table:formula="of:=[.B306]/([.$B$2]+[.B306])*[.$B$1]" office:value-type="float" office:value="3.50718179025523">
            <text:p>3.5071817903</text:p>
          </table:table-cell>
          <table:table-cell table:formula="of:=[.$D$5]*[.C306]-[.$D$4]" office:value-type="float" office:value="3.91120323823876">
            <text:p>3.9112032382</text:p>
          </table:table-cell>
          <table:table-cell table:formula="of:=INT([.D306]/[.$B$1]*1024)" office:value-type="float" office:value="801">
            <text:p>801</text:p>
          </table:table-cell>
          <table:table-cell table:number-columns-repeated="10"/>
        </table:table-row>
        <table:table-row table:style-name="ro2">
          <table:table-cell table:formula="of:=[.A306]+[.$D$1]" office:value-type="float" office:value="9.5">
            <text:p>9.5</text:p>
          </table:table-cell>
          <table:table-cell table:formula="of:=[.$M$2]+[.$M$3]*[.A307]+[.$M$4]*[.A307]^2+[.$M$5]*[.A307]^3+[.$M$6]*[.A307]^4+[.$N$2]*[.A307]^5+[.$N$3]*[.A307]^6+[.$N$4]*[.A307]^7+[.$N$5]*[.A307]^8+[.$N$6]*[.A307]^9" office:value-type="float" office:value="58.3717922805721">
            <text:p>58.3717922806</text:p>
          </table:table-cell>
          <table:table-cell table:formula="of:=[.B307]/([.$B$2]+[.B307])*[.$B$1]" office:value-type="float" office:value="3.50418049549434">
            <text:p>3.5041804955</text:p>
          </table:table-cell>
          <table:table-cell table:formula="of:=[.$D$5]*[.C307]-[.$D$4]" office:value-type="float" office:value="3.90694581976218">
            <text:p>3.9069458198</text:p>
          </table:table-cell>
          <table:table-cell table:formula="of:=INT([.D307]/[.$B$1]*1024)" office:value-type="float" office:value="800">
            <text:p>800</text:p>
          </table:table-cell>
          <table:table-cell table:number-columns-repeated="10"/>
        </table:table-row>
        <table:table-row table:style-name="ro2">
          <table:table-cell table:formula="of:=[.A307]+[.$D$1]" office:value-type="float" office:value="9.6">
            <text:p>9.6</text:p>
          </table:table-cell>
          <table:table-cell table:formula="of:=[.$M$2]+[.$M$3]*[.A308]+[.$M$4]*[.A308]^2+[.$M$5]*[.A308]^3+[.$M$6]*[.A308]^4+[.$N$2]*[.A308]^5+[.$N$3]*[.A308]^6+[.$N$4]*[.A308]^7+[.$N$5]*[.A308]^8+[.$N$6]*[.A308]^9" office:value-type="float" office:value="58.2049436123116">
            <text:p>58.2049436123</text:p>
          </table:table-cell>
          <table:table-cell table:formula="of:=[.B308]/([.$B$2]+[.B308])*[.$B$1]" office:value-type="float" office:value="3.50117797315862">
            <text:p>3.5011779732</text:p>
          </table:table-cell>
          <table:table-cell table:formula="of:=[.$D$5]*[.C308]-[.$D$4]" office:value-type="float" office:value="3.9026866599372">
            <text:p>3.9026866599</text:p>
          </table:table-cell>
          <table:table-cell table:formula="of:=INT([.D308]/[.$B$1]*1024)" office:value-type="float" office:value="799">
            <text:p>799</text:p>
          </table:table-cell>
          <table:table-cell table:number-columns-repeated="10"/>
        </table:table-row>
        <table:table-row table:style-name="ro2">
          <table:table-cell table:formula="of:=[.A308]+[.$D$1]" office:value-type="float" office:value="9.7">
            <text:p>9.7</text:p>
          </table:table-cell>
          <table:table-cell table:formula="of:=[.$M$2]+[.$M$3]*[.A309]+[.$M$4]*[.A309]^2+[.$M$5]*[.A309]^3+[.$M$6]*[.A309]^4+[.$N$2]*[.A309]^5+[.$N$3]*[.A309]^6+[.$N$4]*[.A309]^7+[.$N$5]*[.A309]^8+[.$N$6]*[.A309]^9" office:value-type="float" office:value="58.038694846675">
            <text:p>58.0386948467</text:p>
          </table:table-cell>
          <table:table-cell table:formula="of:=[.B309]/([.$B$2]+[.B309])*[.$B$1]" office:value-type="float" office:value="3.4981742334837">
            <text:p>3.4981742335</text:p>
          </table:table-cell>
          <table:table-cell table:formula="of:=[.$D$5]*[.C309]-[.$D$4]" office:value-type="float" office:value="3.89842577328337">
            <text:p>3.8984257733</text:p>
          </table:table-cell>
          <table:table-cell table:formula="of:=INT([.D309]/[.$B$1]*1024)" office:value-type="float" office:value="798">
            <text:p>798</text:p>
          </table:table-cell>
          <table:table-cell table:number-columns-repeated="10"/>
        </table:table-row>
        <table:table-row table:style-name="ro2">
          <table:table-cell table:formula="of:=[.A309]+[.$D$1]" office:value-type="float" office:value="9.8">
            <text:p>9.8</text:p>
          </table:table-cell>
          <table:table-cell table:formula="of:=[.$M$2]+[.$M$3]*[.A310]+[.$M$4]*[.A310]^2+[.$M$5]*[.A310]^3+[.$M$6]*[.A310]^4+[.$N$2]*[.A310]^5+[.$N$3]*[.A310]^6+[.$N$4]*[.A310]^7+[.$N$5]*[.A310]^8+[.$N$6]*[.A310]^9" office:value-type="float" office:value="57.8730433528981">
            <text:p>57.8730433529</text:p>
          </table:table-cell>
          <table:table-cell table:formula="of:=[.B310]/([.$B$2]+[.B310])*[.$B$1]" office:value-type="float" office:value="3.49516928661399">
            <text:p>3.4951692866</text:p>
          </table:table-cell>
          <table:table-cell table:formula="of:=[.$D$5]*[.C310]-[.$D$4]" office:value-type="float" office:value="3.89416317419082">
            <text:p>3.8941631742</text:p>
          </table:table-cell>
          <table:table-cell table:formula="of:=INT([.D310]/[.$B$1]*1024)" office:value-type="float" office:value="797">
            <text:p>797</text:p>
          </table:table-cell>
          <table:table-cell table:number-columns-repeated="10"/>
        </table:table-row>
        <table:table-row table:style-name="ro2">
          <table:table-cell table:formula="of:=[.A310]+[.$D$1]" office:value-type="float" office:value="9.9">
            <text:p>9.9</text:p>
          </table:table-cell>
          <table:table-cell table:formula="of:=[.$M$2]+[.$M$3]*[.A311]+[.$M$4]*[.A311]^2+[.$M$5]*[.A311]^3+[.$M$6]*[.A311]^4+[.$N$2]*[.A311]^5+[.$N$3]*[.A311]^6+[.$N$4]*[.A311]^7+[.$N$5]*[.A311]^8+[.$N$6]*[.A311]^9" office:value-type="float" office:value="57.7079865088319">
            <text:p>57.7079865088</text:p>
          </table:table-cell>
          <table:table-cell table:formula="of:=[.B311]/([.$B$2]+[.B311])*[.$B$1]" office:value-type="float" office:value="3.49216314260235">
            <text:p>3.4921631426</text:p>
          </table:table-cell>
          <table:table-cell table:formula="of:=[.$D$5]*[.C311]-[.$D$4]" office:value-type="float" office:value="3.88989887691977">
            <text:p>3.8898988769</text:p>
          </table:table-cell>
          <table:table-cell table:formula="of:=INT([.D311]/[.$B$1]*1024)" office:value-type="float" office:value="796">
            <text:p>796</text:p>
          </table:table-cell>
          <table:table-cell table:number-columns-repeated="10"/>
        </table:table-row>
        <table:table-row table:style-name="ro2">
          <table:table-cell table:formula="of:=[.A311]+[.$D$1]" office:value-type="float" office:value="10">
            <text:p>10</text:p>
          </table:table-cell>
          <table:table-cell table:formula="of:=[.$M$2]+[.$M$3]*[.A312]+[.$M$4]*[.A312]^2+[.$M$5]*[.A312]^3+[.$M$6]*[.A312]^4+[.$N$2]*[.A312]^5+[.$N$3]*[.A312]^6+[.$N$4]*[.A312]^7+[.$N$5]*[.A312]^8+[.$N$6]*[.A312]^9" office:value-type="float" office:value="57.5435217009507">
            <text:p>57.543521701</text:p>
          </table:table-cell>
          <table:table-cell table:formula="of:=[.B312]/([.$B$2]+[.B312])*[.$B$1]" office:value-type="float" office:value="3.48915581140977">
            <text:p>3.4891558114</text:p>
          </table:table-cell>
          <table:table-cell table:formula="of:=[.$D$5]*[.C312]-[.$D$4]" office:value-type="float" office:value="3.88563289560018">
            <text:p>3.8856328956</text:p>
          </table:table-cell>
          <table:table-cell table:formula="of:=INT([.D312]/[.$B$1]*1024)" office:value-type="float" office:value="795">
            <text:p>795</text:p>
          </table:table-cell>
          <table:table-cell table:number-columns-repeated="10"/>
        </table:table-row>
        <table:table-row table:style-name="ro2">
          <table:table-cell table:formula="of:=[.A312]+[.$D$1]" office:value-type="float" office:value="10.1">
            <text:p>10.1</text:p>
          </table:table-cell>
          <table:table-cell table:formula="of:=[.$M$2]+[.$M$3]*[.A313]+[.$M$4]*[.A313]^2+[.$M$5]*[.A313]^3+[.$M$6]*[.A313]^4+[.$N$2]*[.A313]^5+[.$N$3]*[.A313]^6+[.$N$4]*[.A313]^7+[.$N$5]*[.A313]^8+[.$N$6]*[.A313]^9" office:value-type="float" office:value="57.3796463243609">
            <text:p>57.3796463244</text:p>
          </table:table-cell>
          <table:table-cell table:formula="of:=[.B313]/([.$B$2]+[.B313])*[.$B$1]" office:value-type="float" office:value="3.48614730290509">
            <text:p>3.4861473029</text:p>
          </table:table-cell>
          <table:table-cell table:formula="of:=[.$D$5]*[.C313]-[.$D$4]" office:value-type="float" office:value="3.88136524423127">
            <text:p>3.8813652442</text:p>
          </table:table-cell>
          <table:table-cell table:formula="of:=INT([.D313]/[.$B$1]*1024)" office:value-type="float" office:value="794">
            <text:p>794</text:p>
          </table:table-cell>
          <table:table-cell table:number-columns-repeated="10"/>
        </table:table-row>
        <table:table-row table:style-name="ro2">
          <table:table-cell table:formula="of:=[.A313]+[.$D$1]" office:value-type="float" office:value="10.2">
            <text:p>10.2</text:p>
          </table:table-cell>
          <table:table-cell table:formula="of:=[.$M$2]+[.$M$3]*[.A314]+[.$M$4]*[.A314]^2+[.$M$5]*[.A314]^3+[.$M$6]*[.A314]^4+[.$N$2]*[.A314]^5+[.$N$3]*[.A314]^6+[.$N$4]*[.A314]^7+[.$N$5]*[.A314]^8+[.$N$6]*[.A314]^9" office:value-type="float" office:value="57.2163577828082">
            <text:p>57.2163577828</text:p>
          </table:table-cell>
          <table:table-cell table:formula="of:=[.B314]/([.$B$2]+[.B314])*[.$B$1]" office:value-type="float" office:value="3.48313762686471">
            <text:p>3.4831376269</text:p>
          </table:table-cell>
          <table:table-cell table:formula="of:=[.$D$5]*[.C314]-[.$D$4]" office:value-type="float" office:value="3.87709593668113">
            <text:p>3.8770959367</text:p>
          </table:table-cell>
          <table:table-cell table:formula="of:=INT([.D314]/[.$B$1]*1024)" office:value-type="float" office:value="794">
            <text:p>794</text:p>
          </table:table-cell>
          <table:table-cell table:number-columns-repeated="10"/>
        </table:table-row>
        <table:table-row table:style-name="ro2">
          <table:table-cell table:formula="of:=[.A314]+[.$D$1]" office:value-type="float" office:value="10.3">
            <text:p>10.3</text:p>
          </table:table-cell>
          <table:table-cell table:formula="of:=[.$M$2]+[.$M$3]*[.A315]+[.$M$4]*[.A315]^2+[.$M$5]*[.A315]^3+[.$M$6]*[.A315]^4+[.$N$2]*[.A315]^5+[.$N$3]*[.A315]^6+[.$N$4]*[.A315]^7+[.$N$5]*[.A315]^8+[.$N$6]*[.A315]^9" office:value-type="float" office:value="57.0536534886854">
            <text:p>57.0536534887</text:p>
          </table:table-cell>
          <table:table-cell table:formula="of:=[.B315]/([.$B$2]+[.B315])*[.$B$1]" office:value-type="float" office:value="3.48012679297236">
            <text:p>3.480126793</text:p>
          </table:table-cell>
          <table:table-cell table:formula="of:=[.$D$5]*[.C315]-[.$D$4]" office:value-type="float" office:value="3.87282498668638">
            <text:p>3.8728249867</text:p>
          </table:table-cell>
          <table:table-cell table:formula="of:=INT([.D315]/[.$B$1]*1024)" office:value-type="float" office:value="793">
            <text:p>793</text:p>
          </table:table-cell>
          <table:table-cell table:number-columns-repeated="10"/>
        </table:table-row>
        <table:table-row table:style-name="ro2">
          <table:table-cell table:formula="of:=[.A315]+[.$D$1]" office:value-type="float" office:value="10.4">
            <text:p>10.4</text:p>
          </table:table-cell>
          <table:table-cell table:formula="of:=[.$M$2]+[.$M$3]*[.A316]+[.$M$4]*[.A316]^2+[.$M$5]*[.A316]^3+[.$M$6]*[.A316]^4+[.$N$2]*[.A316]^5+[.$N$3]*[.A316]^6+[.$N$4]*[.A316]^7+[.$N$5]*[.A316]^8+[.$N$6]*[.A316]^9" office:value-type="float" office:value="56.8915308630401">
            <text:p>56.891530863</text:p>
          </table:table-cell>
          <table:table-cell table:formula="of:=[.B316]/([.$B$2]+[.B316])*[.$B$1]" office:value-type="float" office:value="3.47711481081876">
            <text:p>3.4771148108</text:p>
          </table:table-cell>
          <table:table-cell table:formula="of:=[.$D$5]*[.C316]-[.$D$4]" office:value-type="float" office:value="3.86855240785174">
            <text:p>3.8685524079</text:p>
          </table:table-cell>
          <table:table-cell table:formula="of:=INT([.D316]/[.$B$1]*1024)" office:value-type="float" office:value="792">
            <text:p>792</text:p>
          </table:table-cell>
          <table:table-cell table:number-columns-repeated="10"/>
        </table:table-row>
        <table:table-row table:style-name="ro2">
          <table:table-cell table:formula="of:=[.A316]+[.$D$1]" office:value-type="float" office:value="10.5">
            <text:p>10.5</text:p>
          </table:table-cell>
          <table:table-cell table:formula="of:=[.$M$2]+[.$M$3]*[.A317]+[.$M$4]*[.A317]^2+[.$M$5]*[.A317]^3+[.$M$6]*[.A317]^4+[.$N$2]*[.A317]^5+[.$N$3]*[.A317]^6+[.$N$4]*[.A317]^7+[.$N$5]*[.A317]^8+[.$N$6]*[.A317]^9" office:value-type="float" office:value="56.7299873355809">
            <text:p>56.7299873356</text:p>
          </table:table-cell>
          <table:table-cell table:formula="of:=[.B317]/([.$B$2]+[.B317])*[.$B$1]" office:value-type="float" office:value="3.47410168990146">
            <text:p>3.4741016899</text:p>
          </table:table-cell>
          <table:table-cell table:formula="of:=[.$D$5]*[.C317]-[.$D$4]" office:value-type="float" office:value="3.86427821364972">
            <text:p>3.8642782136</text:p>
          </table:table-cell>
          <table:table-cell table:formula="of:=INT([.D317]/[.$B$1]*1024)" office:value-type="float" office:value="791">
            <text:p>791</text:p>
          </table:table-cell>
          <table:table-cell table:number-columns-repeated="10"/>
        </table:table-row>
        <table:table-row table:style-name="ro2">
          <table:table-cell table:formula="of:=[.A317]+[.$D$1]" office:value-type="float" office:value="10.6">
            <text:p>10.6</text:p>
          </table:table-cell>
          <table:table-cell table:formula="of:=[.$M$2]+[.$M$3]*[.A318]+[.$M$4]*[.A318]^2+[.$M$5]*[.A318]^3+[.$M$6]*[.A318]^4+[.$N$2]*[.A318]^5+[.$N$3]*[.A318]^6+[.$N$4]*[.A318]^7+[.$N$5]*[.A318]^8+[.$N$6]*[.A318]^9" office:value-type="float" office:value="56.5690203446848">
            <text:p>56.5690203447</text:p>
          </table:table-cell>
          <table:table-cell table:formula="of:=[.B318]/([.$B$2]+[.B318])*[.$B$1]" office:value-type="float" office:value="3.47108743962453">
            <text:p>3.4710874396</text:p>
          </table:table-cell>
          <table:table-cell table:formula="of:=[.$D$5]*[.C318]-[.$D$4]" office:value-type="float" office:value="3.86000241742027">
            <text:p>3.8600024174</text:p>
          </table:table-cell>
          <table:table-cell table:formula="of:=INT([.D318]/[.$B$1]*1024)" office:value-type="float" office:value="790">
            <text:p>790</text:p>
          </table:table-cell>
          <table:table-cell table:number-columns-repeated="10"/>
        </table:table-row>
        <table:table-row table:style-name="ro2">
          <table:table-cell table:formula="of:=[.A318]+[.$D$1]" office:value-type="float" office:value="10.7">
            <text:p>10.7</text:p>
          </table:table-cell>
          <table:table-cell table:formula="of:=[.$M$2]+[.$M$3]*[.A319]+[.$M$4]*[.A319]^2+[.$M$5]*[.A319]^3+[.$M$6]*[.A319]^4+[.$N$2]*[.A319]^5+[.$N$3]*[.A319]^6+[.$N$4]*[.A319]^7+[.$N$5]*[.A319]^8+[.$N$6]*[.A319]^9" office:value-type="float" office:value="56.4086273374032">
            <text:p>56.4086273374</text:p>
          </table:table-cell>
          <table:table-cell table:formula="of:=[.B319]/([.$B$2]+[.B319])*[.$B$1]" office:value-type="float" office:value="3.46807206929837">
            <text:p>3.4680720693</text:p>
          </table:table-cell>
          <table:table-cell table:formula="of:=[.$D$5]*[.C319]-[.$D$4]" office:value-type="float" office:value="3.85572503237045">
            <text:p>3.8557250324</text:p>
          </table:table-cell>
          <table:table-cell table:formula="of:=INT([.D319]/[.$B$1]*1024)" office:value-type="float" office:value="789">
            <text:p>789</text:p>
          </table:table-cell>
          <table:table-cell table:number-columns-repeated="10"/>
        </table:table-row>
        <table:table-row table:style-name="ro2">
          <table:table-cell table:formula="of:=[.A319]+[.$D$1]" office:value-type="float" office:value="10.8">
            <text:p>10.8</text:p>
          </table:table-cell>
          <table:table-cell table:formula="of:=[.$M$2]+[.$M$3]*[.A320]+[.$M$4]*[.A320]^2+[.$M$5]*[.A320]^3+[.$M$6]*[.A320]^4+[.$N$2]*[.A320]^5+[.$N$3]*[.A320]^6+[.$N$4]*[.A320]^7+[.$N$5]*[.A320]^8+[.$N$6]*[.A320]^9" office:value-type="float" office:value="56.248805769468">
            <text:p>56.2488057695</text:p>
          </table:table-cell>
          <table:table-cell table:formula="of:=[.B320]/([.$B$2]+[.B320])*[.$B$1]" office:value-type="float" office:value="3.4650555881395">
            <text:p>3.4650555881</text:p>
          </table:table-cell>
          <table:table-cell table:formula="of:=[.$D$5]*[.C320]-[.$D$4]" office:value-type="float" office:value="3.85144607157412">
            <text:p>3.8514460716</text:p>
          </table:table-cell>
          <table:table-cell table:formula="of:=INT([.D320]/[.$B$1]*1024)" office:value-type="float" office:value="788">
            <text:p>788</text:p>
          </table:table-cell>
          <table:table-cell table:number-columns-repeated="10"/>
        </table:table-row>
        <table:table-row table:style-name="ro2">
          <table:table-cell table:formula="of:=[.A320]+[.$D$1]" office:value-type="float" office:value="10.9">
            <text:p>10.9</text:p>
          </table:table-cell>
          <table:table-cell table:formula="of:=[.$M$2]+[.$M$3]*[.A321]+[.$M$4]*[.A321]^2+[.$M$5]*[.A321]^3+[.$M$6]*[.A321]^4+[.$N$2]*[.A321]^5+[.$N$3]*[.A321]^6+[.$N$4]*[.A321]^7+[.$N$5]*[.A321]^8+[.$N$6]*[.A321]^9" office:value-type="float" office:value="56.0895531052979">
            <text:p>56.0895531053</text:p>
          </table:table-cell>
          <table:table-cell table:formula="of:=[.B321]/([.$B$2]+[.B321])*[.$B$1]" office:value-type="float" office:value="3.46203800527032">
            <text:p>3.4620380053</text:p>
          </table:table-cell>
          <table:table-cell table:formula="of:=[.$D$5]*[.C321]-[.$D$4]" office:value-type="float" office:value="3.84716554797166">
            <text:p>3.847165548</text:p>
          </table:table-cell>
          <table:table-cell table:formula="of:=INT([.D321]/[.$B$1]*1024)" office:value-type="float" office:value="787">
            <text:p>787</text:p>
          </table:table-cell>
          <table:table-cell table:number-columns-repeated="10"/>
        </table:table-row>
        <table:table-row table:style-name="ro2">
          <table:table-cell table:formula="of:=[.A321]+[.$D$1]" office:value-type="float" office:value="11">
            <text:p>11</text:p>
          </table:table-cell>
          <table:table-cell table:formula="of:=[.$M$2]+[.$M$3]*[.A322]+[.$M$4]*[.A322]^2+[.$M$5]*[.A322]^3+[.$M$6]*[.A322]^4+[.$N$2]*[.A322]^5+[.$N$3]*[.A322]^6+[.$N$4]*[.A322]^7+[.$N$5]*[.A322]^8+[.$N$6]*[.A322]^9" office:value-type="float" office:value="55.9308668180032">
            <text:p>55.930866818</text:p>
          </table:table-cell>
          <table:table-cell table:formula="of:=[.B322]/([.$B$2]+[.B322])*[.$B$1]" office:value-type="float" office:value="3.45901932971894">
            <text:p>3.4590193297</text:p>
          </table:table-cell>
          <table:table-cell table:formula="of:=[.$D$5]*[.C322]-[.$D$4]" office:value-type="float" office:value="3.84288347436972">
            <text:p>3.8428834744</text:p>
          </table:table-cell>
          <table:table-cell table:formula="of:=INT([.D322]/[.$B$1]*1024)" office:value-type="float" office:value="787">
            <text:p>787</text:p>
          </table:table-cell>
          <table:table-cell table:number-columns-repeated="10"/>
        </table:table-row>
        <table:table-row table:style-name="ro2">
          <table:table-cell table:formula="of:=[.A322]+[.$D$1]" office:value-type="float" office:value="11.1">
            <text:p>11.1</text:p>
          </table:table-cell>
          <table:table-cell table:formula="of:=[.$M$2]+[.$M$3]*[.A323]+[.$M$4]*[.A323]^2+[.$M$5]*[.A323]^3+[.$M$6]*[.A323]^4+[.$N$2]*[.A323]^5+[.$N$3]*[.A323]^6+[.$N$4]*[.A323]^7+[.$N$5]*[.A323]^8+[.$N$6]*[.A323]^9" office:value-type="float" office:value="55.7727443893916">
            <text:p>55.7727443894</text:p>
          </table:table-cell>
          <table:table-cell table:formula="of:=[.B323]/([.$B$2]+[.B323])*[.$B$1]" office:value-type="float" office:value="3.45599957041902">
            <text:p>3.4559995704</text:p>
          </table:table-cell>
          <table:table-cell table:formula="of:=[.$D$5]*[.C323]-[.$D$4]" office:value-type="float" office:value="3.8385998634409">
            <text:p>3.8385998634</text:p>
          </table:table-cell>
          <table:table-cell table:formula="of:=INT([.D323]/[.$B$1]*1024)" office:value-type="float" office:value="786">
            <text:p>786</text:p>
          </table:table-cell>
          <table:table-cell table:number-columns-repeated="10"/>
        </table:table-row>
        <table:table-row table:style-name="ro2">
          <table:table-cell table:formula="of:=[.A323]+[.$D$1]" office:value-type="float" office:value="11.2">
            <text:p>11.2</text:p>
          </table:table-cell>
          <table:table-cell table:formula="of:=[.$M$2]+[.$M$3]*[.A324]+[.$M$4]*[.A324]^2+[.$M$5]*[.A324]^3+[.$M$6]*[.A324]^4+[.$N$2]*[.A324]^5+[.$N$3]*[.A324]^6+[.$N$4]*[.A324]^7+[.$N$5]*[.A324]^8+[.$N$6]*[.A324]^9" office:value-type="float" office:value="55.6151833099729">
            <text:p>55.61518331</text:p>
          </table:table-cell>
          <table:table-cell table:formula="of:=[.B324]/([.$B$2]+[.B324])*[.$B$1]" office:value-type="float" office:value="3.45297873620953">
            <text:p>3.4529787362</text:p>
          </table:table-cell>
          <table:table-cell table:formula="of:=[.$D$5]*[.C324]-[.$D$4]" office:value-type="float" office:value="3.83431472772354">
            <text:p>3.8343147277</text:p>
          </table:table-cell>
          <table:table-cell table:formula="of:=INT([.D324]/[.$B$1]*1024)" office:value-type="float" office:value="785">
            <text:p>785</text:p>
          </table:table-cell>
          <table:table-cell table:number-columns-repeated="10"/>
        </table:table-row>
        <table:table-row table:style-name="ro2">
          <table:table-cell table:formula="of:=[.A324]+[.$D$1]" office:value-type="float" office:value="11.3">
            <text:p>11.3</text:p>
          </table:table-cell>
          <table:table-cell table:formula="of:=[.$M$2]+[.$M$3]*[.A325]+[.$M$4]*[.A325]^2+[.$M$5]*[.A325]^3+[.$M$6]*[.A325]^4+[.$N$2]*[.A325]^5+[.$N$3]*[.A325]^6+[.$N$4]*[.A325]^7+[.$N$5]*[.A325]^8+[.$N$6]*[.A325]^9" office:value-type="float" office:value="55.458181078964">
            <text:p>55.458181079</text:p>
          </table:table-cell>
          <table:table-cell table:formula="of:=[.B325]/([.$B$2]+[.B325])*[.$B$1]" office:value-type="float" office:value="3.44995683583465">
            <text:p>3.4499568358</text:p>
          </table:table-cell>
          <table:table-cell table:formula="of:=[.$D$5]*[.C325]-[.$D$4]" office:value-type="float" office:value="3.83002807962151">
            <text:p>3.8300280796</text:p>
          </table:table-cell>
          <table:table-cell table:formula="of:=INT([.D325]/[.$B$1]*1024)" office:value-type="float" office:value="784">
            <text:p>784</text:p>
          </table:table-cell>
          <table:table-cell table:number-columns-repeated="10"/>
        </table:table-row>
        <table:table-row table:style-name="ro2">
          <table:table-cell table:formula="of:=[.A325]+[.$D$1]" office:value-type="float" office:value="11.4">
            <text:p>11.4</text:p>
          </table:table-cell>
          <table:table-cell table:formula="of:=[.$M$2]+[.$M$3]*[.A326]+[.$M$4]*[.A326]^2+[.$M$5]*[.A326]^3+[.$M$6]*[.A326]^4+[.$N$2]*[.A326]^5+[.$N$3]*[.A326]^6+[.$N$4]*[.A326]^7+[.$N$5]*[.A326]^8+[.$N$6]*[.A326]^9" office:value-type="float" office:value="55.301735204293">
            <text:p>55.3017352043</text:p>
          </table:table-cell>
          <table:table-cell table:formula="of:=[.B326]/([.$B$2]+[.B326])*[.$B$1]" office:value-type="float" office:value="3.44693387794361">
            <text:p>3.4469338779</text:p>
          </table:table-cell>
          <table:table-cell table:formula="of:=[.$D$5]*[.C326]-[.$D$4]" office:value-type="float" office:value="3.82573993140394">
            <text:p>3.8257399314</text:p>
          </table:table-cell>
          <table:table-cell table:formula="of:=INT([.D326]/[.$B$1]*1024)" office:value-type="float" office:value="783">
            <text:p>783</text:p>
          </table:table-cell>
          <table:table-cell table:number-columns-repeated="10"/>
        </table:table-row>
        <table:table-row table:style-name="ro2">
          <table:table-cell table:formula="of:=[.A326]+[.$D$1]" office:value-type="float" office:value="11.5">
            <text:p>11.5</text:p>
          </table:table-cell>
          <table:table-cell table:formula="of:=[.$M$2]+[.$M$3]*[.A327]+[.$M$4]*[.A327]^2+[.$M$5]*[.A327]^3+[.$M$6]*[.A327]^4+[.$N$2]*[.A327]^5+[.$N$3]*[.A327]^6+[.$N$4]*[.A327]^7+[.$N$5]*[.A327]^8+[.$N$6]*[.A327]^9" office:value-type="float" office:value="55.1458432026033">
            <text:p>55.1458432026</text:p>
          </table:table-cell>
          <table:table-cell table:formula="of:=[.B327]/([.$B$2]+[.B327])*[.$B$1]" office:value-type="float" office:value="3.4439098710905">
            <text:p>3.4439098711</text:p>
          </table:table-cell>
          <table:table-cell table:formula="of:=[.$D$5]*[.C327]-[.$D$4]" office:value-type="float" office:value="3.82145029520508">
            <text:p>3.8214502952</text:p>
          </table:table-cell>
          <table:table-cell table:formula="of:=INT([.D327]/[.$B$1]*1024)" office:value-type="float" office:value="782">
            <text:p>782</text:p>
          </table:table-cell>
          <table:table-cell table:number-columns-repeated="10"/>
        </table:table-row>
        <table:table-row table:style-name="ro2">
          <table:table-cell table:formula="of:=[.A327]+[.$D$1]" office:value-type="float" office:value="11.6">
            <text:p>11.6</text:p>
          </table:table-cell>
          <table:table-cell table:formula="of:=[.$M$2]+[.$M$3]*[.A328]+[.$M$4]*[.A328]^2+[.$M$5]*[.A328]^3+[.$M$6]*[.A328]^4+[.$N$2]*[.A328]^5+[.$N$3]*[.A328]^6+[.$N$4]*[.A328]^7+[.$N$5]*[.A328]^8+[.$N$6]*[.A328]^9" office:value-type="float" office:value="54.9905025992578">
            <text:p>54.9905025993</text:p>
          </table:table-cell>
          <table:table-cell table:formula="of:=[.B328]/([.$B$2]+[.B328])*[.$B$1]" office:value-type="float" office:value="3.44088482373422">
            <text:p>3.4408848237</text:p>
          </table:table-cell>
          <table:table-cell table:formula="of:=[.$D$5]*[.C328]-[.$D$4]" office:value-type="float" office:value="3.81715918302409">
            <text:p>3.817159183</text:p>
          </table:table-cell>
          <table:table-cell table:formula="of:=INT([.D328]/[.$B$1]*1024)" office:value-type="float" office:value="781">
            <text:p>781</text:p>
          </table:table-cell>
          <table:table-cell table:number-columns-repeated="10"/>
        </table:table-row>
        <table:table-row table:style-name="ro2">
          <table:table-cell table:formula="of:=[.A328]+[.$D$1]" office:value-type="float" office:value="11.7">
            <text:p>11.7</text:p>
          </table:table-cell>
          <table:table-cell table:formula="of:=[.$M$2]+[.$M$3]*[.A329]+[.$M$4]*[.A329]^2+[.$M$5]*[.A329]^3+[.$M$6]*[.A329]^4+[.$N$2]*[.A329]^5+[.$N$3]*[.A329]^6+[.$N$4]*[.A329]^7+[.$N$5]*[.A329]^8+[.$N$6]*[.A329]^9" office:value-type="float" office:value="54.835710928342">
            <text:p>54.8357109283</text:p>
          </table:table-cell>
          <table:table-cell table:formula="of:=[.B329]/([.$B$2]+[.B329])*[.$B$1]" office:value-type="float" office:value="3.4378587442383">
            <text:p>3.4378587442</text:p>
          </table:table-cell>
          <table:table-cell table:formula="of:=[.$D$5]*[.C329]-[.$D$4]" office:value-type="float" office:value="3.81286660672487">
            <text:p>3.8128666067</text:p>
          </table:table-cell>
          <table:table-cell table:formula="of:=INT([.D329]/[.$B$1]*1024)" office:value-type="float" office:value="780">
            <text:p>780</text:p>
          </table:table-cell>
          <table:table-cell table:number-columns-repeated="10"/>
        </table:table-row>
        <table:table-row table:style-name="ro2">
          <table:table-cell table:formula="of:=[.A329]+[.$D$1]" office:value-type="float" office:value="11.8">
            <text:p>11.8</text:p>
          </table:table-cell>
          <table:table-cell table:formula="of:=[.$M$2]+[.$M$3]*[.A330]+[.$M$4]*[.A330]^2+[.$M$5]*[.A330]^3+[.$M$6]*[.A330]^4+[.$N$2]*[.A330]^5+[.$N$3]*[.A330]^6+[.$N$4]*[.A330]^7+[.$N$5]*[.A330]^8+[.$N$6]*[.A330]^9" office:value-type="float" office:value="54.6814657326678">
            <text:p>54.6814657327</text:p>
          </table:table-cell>
          <table:table-cell table:formula="of:=[.B330]/([.$B$2]+[.B330])*[.$B$1]" office:value-type="float" office:value="3.43483164087082">
            <text:p>3.4348316409</text:p>
          </table:table-cell>
          <table:table-cell table:formula="of:=[.$D$5]*[.C330]-[.$D$4]" office:value-type="float" office:value="3.80857257803591">
            <text:p>3.808572578</text:p>
          </table:table-cell>
          <table:table-cell table:formula="of:=INT([.D330]/[.$B$1]*1024)" office:value-type="float" office:value="779">
            <text:p>779</text:p>
          </table:table-cell>
          <table:table-cell table:number-columns-repeated="10"/>
        </table:table-row>
        <table:table-row table:style-name="ro2">
          <table:table-cell table:formula="of:=[.A330]+[.$D$1]" office:value-type="float" office:value="11.9">
            <text:p>11.9</text:p>
          </table:table-cell>
          <table:table-cell table:formula="of:=[.$M$2]+[.$M$3]*[.A331]+[.$M$4]*[.A331]^2+[.$M$5]*[.A331]^3+[.$M$6]*[.A331]^4+[.$N$2]*[.A331]^5+[.$N$3]*[.A331]^6+[.$N$4]*[.A331]^7+[.$N$5]*[.A331]^8+[.$N$6]*[.A331]^9" office:value-type="float" office:value="54.5277645637762">
            <text:p>54.5277645638</text:p>
          </table:table-cell>
          <table:table-cell table:formula="of:=[.B331]/([.$B$2]+[.B331])*[.$B$1]" office:value-type="float" office:value="3.43180352180431">
            <text:p>3.4318035218</text:p>
          </table:table-cell>
          <table:table-cell table:formula="of:=[.$D$5]*[.C331]-[.$D$4]" office:value-type="float" office:value="3.80427710855017">
            <text:p>3.8042771086</text:p>
          </table:table-cell>
          <table:table-cell table:formula="of:=INT([.D331]/[.$B$1]*1024)" office:value-type="float" office:value="779">
            <text:p>779</text:p>
          </table:table-cell>
          <table:table-cell table:number-columns-repeated="10"/>
        </table:table-row>
        <table:table-row table:style-name="ro2">
          <table:table-cell table:formula="of:=[.A331]+[.$D$1]" office:value-type="float" office:value="12">
            <text:p>12</text:p>
          </table:table-cell>
          <table:table-cell table:formula="of:=[.$M$2]+[.$M$3]*[.A332]+[.$M$4]*[.A332]^2+[.$M$5]*[.A332]^3+[.$M$6]*[.A332]^4+[.$N$2]*[.A332]^5+[.$N$3]*[.A332]^6+[.$N$4]*[.A332]^7+[.$N$5]*[.A332]^8+[.$N$6]*[.A332]^9" office:value-type="float" office:value="54.3746049819404">
            <text:p>54.3746049819</text:p>
          </table:table-cell>
          <table:table-cell table:formula="of:=[.B332]/([.$B$2]+[.B332])*[.$B$1]" office:value-type="float" office:value="3.42877439511565">
            <text:p>3.4287743951</text:p>
          </table:table-cell>
          <table:table-cell table:formula="of:=[.$D$5]*[.C332]-[.$D$4]" office:value-type="float" office:value="3.79998020972495">
            <text:p>3.7999802097</text:p>
          </table:table-cell>
          <table:table-cell table:formula="of:=INT([.D332]/[.$B$1]*1024)" office:value-type="float" office:value="778">
            <text:p>778</text:p>
          </table:table-cell>
          <table:table-cell table:number-columns-repeated="10"/>
        </table:table-row>
        <table:table-row table:style-name="ro2">
          <table:table-cell table:formula="of:=[.A332]+[.$D$1]" office:value-type="float" office:value="12.1">
            <text:p>12.1</text:p>
          </table:table-cell>
          <table:table-cell table:formula="of:=[.$M$2]+[.$M$3]*[.A333]+[.$M$4]*[.A333]^2+[.$M$5]*[.A333]^3+[.$M$6]*[.A333]^4+[.$N$2]*[.A333]^5+[.$N$3]*[.A333]^6+[.$N$4]*[.A333]^7+[.$N$5]*[.A333]^8+[.$N$6]*[.A333]^9" office:value-type="float" office:value="54.2219845561678">
            <text:p>54.2219845562</text:p>
          </table:table-cell>
          <table:table-cell table:formula="of:=[.B333]/([.$B$2]+[.B333])*[.$B$1]" office:value-type="float" office:value="3.42574426878604">
            <text:p>3.4257442688</text:p>
          </table:table-cell>
          <table:table-cell table:formula="of:=[.$D$5]*[.C333]-[.$D$4]" office:value-type="float" office:value="3.79568189288177">
            <text:p>3.7956818929</text:p>
          </table:table-cell>
          <table:table-cell table:formula="of:=INT([.D333]/[.$B$1]*1024)" office:value-type="float" office:value="777">
            <text:p>777</text:p>
          </table:table-cell>
          <table:table-cell table:number-columns-repeated="10"/>
        </table:table-row>
        <table:table-row table:style-name="ro2">
          <table:table-cell table:formula="of:=[.A333]+[.$D$1]" office:value-type="float" office:value="12.2">
            <text:p>12.2</text:p>
          </table:table-cell>
          <table:table-cell table:formula="of:=[.$M$2]+[.$M$3]*[.A334]+[.$M$4]*[.A334]^2+[.$M$5]*[.A334]^3+[.$M$6]*[.A334]^4+[.$N$2]*[.A334]^5+[.$N$3]*[.A334]^6+[.$N$4]*[.A334]^7+[.$N$5]*[.A334]^8+[.$N$6]*[.A334]^9" office:value-type="float" office:value="54.0699008642027">
            <text:p>54.0699008642</text:p>
          </table:table-cell>
          <table:table-cell table:formula="of:=[.B334]/([.$B$2]+[.B334])*[.$B$1]" office:value-type="float" office:value="3.42271315070088">
            <text:p>3.4227131507</text:p>
          </table:table-cell>
          <table:table-cell table:formula="of:=[.$D$5]*[.C334]-[.$D$4]" office:value-type="float" office:value="3.79138216920628">
            <text:p>3.7913821692</text:p>
          </table:table-cell>
          <table:table-cell table:formula="of:=INT([.D334]/[.$B$1]*1024)" office:value-type="float" office:value="776">
            <text:p>776</text:p>
          </table:table-cell>
          <table:table-cell table:number-columns-repeated="10"/>
        </table:table-row>
        <table:table-row table:style-name="ro2">
          <table:table-cell table:formula="of:=[.A334]+[.$D$1]" office:value-type="float" office:value="12.3">
            <text:p>12.3</text:p>
          </table:table-cell>
          <table:table-cell table:formula="of:=[.$M$2]+[.$M$3]*[.A335]+[.$M$4]*[.A335]^2+[.$M$5]*[.A335]^3+[.$M$6]*[.A335]^4+[.$N$2]*[.A335]^5+[.$N$3]*[.A335]^6+[.$N$4]*[.A335]^7+[.$N$5]*[.A335]^8+[.$N$6]*[.A335]^9" office:value-type="float" office:value="53.9183514925279">
            <text:p>53.9183514925</text:p>
          </table:table-cell>
          <table:table-cell table:formula="of:=[.B335]/([.$B$2]+[.B335])*[.$B$1]" office:value-type="float" office:value="3.41968104864975">
            <text:p>3.4196810486</text:p>
          </table:table-cell>
          <table:table-cell table:formula="of:=[.$D$5]*[.C335]-[.$D$4]" office:value-type="float" office:value="3.78708104974824">
            <text:p>3.7870810497</text:p>
          </table:table-cell>
          <table:table-cell table:formula="of:=INT([.D335]/[.$B$1]*1024)" office:value-type="float" office:value="775">
            <text:p>775</text:p>
          </table:table-cell>
          <table:table-cell table:number-columns-repeated="10"/>
        </table:table-row>
        <table:table-row table:style-name="ro2">
          <table:table-cell table:formula="of:=[.A335]+[.$D$1]" office:value-type="float" office:value="12.4">
            <text:p>12.4</text:p>
          </table:table-cell>
          <table:table-cell table:formula="of:=[.$M$2]+[.$M$3]*[.A336]+[.$M$4]*[.A336]^2+[.$M$5]*[.A336]^3+[.$M$6]*[.A336]^4+[.$N$2]*[.A336]^5+[.$N$3]*[.A336]^6+[.$N$4]*[.A336]^7+[.$N$5]*[.A336]^8+[.$N$6]*[.A336]^9" office:value-type="float" office:value="53.767334036367">
            <text:p>53.7673340364</text:p>
          </table:table-cell>
          <table:table-cell table:formula="of:=[.B336]/([.$B$2]+[.B336])*[.$B$1]" office:value-type="float" office:value="3.41664797032636">
            <text:p>3.4166479703</text:p>
          </table:table-cell>
          <table:table-cell table:formula="of:=[.$D$5]*[.C336]-[.$D$4]" office:value-type="float" office:value="3.78277854542137">
            <text:p>3.7827785454</text:p>
          </table:table-cell>
          <table:table-cell table:formula="of:=INT([.D336]/[.$B$1]*1024)" office:value-type="float" office:value="774">
            <text:p>774</text:p>
          </table:table-cell>
          <table:table-cell table:number-columns-repeated="10"/>
        </table:table-row>
        <table:table-row table:style-name="ro2">
          <table:table-cell table:formula="of:=[.A336]+[.$D$1]" office:value-type="float" office:value="12.5">
            <text:p>12.5</text:p>
          </table:table-cell>
          <table:table-cell table:formula="of:=[.$M$2]+[.$M$3]*[.A337]+[.$M$4]*[.A337]^2+[.$M$5]*[.A337]^3+[.$M$6]*[.A337]^4+[.$N$2]*[.A337]^5+[.$N$3]*[.A337]^6+[.$N$4]*[.A337]^7+[.$N$5]*[.A337]^8+[.$N$6]*[.A337]^9" office:value-type="float" office:value="53.616846099685">
            <text:p>53.6168460997</text:p>
          </table:table-cell>
          <table:table-cell table:formula="of:=[.B337]/([.$B$2]+[.B337])*[.$B$1]" office:value-type="float" office:value="3.41361392332853">
            <text:p>3.4136139233</text:p>
          </table:table-cell>
          <table:table-cell table:formula="of:=[.$D$5]*[.C337]-[.$D$4]" office:value-type="float" office:value="3.77847466700338">
            <text:p>3.778474667</text:p>
          </table:table-cell>
          <table:table-cell table:formula="of:=INT([.D337]/[.$B$1]*1024)" office:value-type="float" office:value="773">
            <text:p>773</text:p>
          </table:table-cell>
          <table:table-cell table:number-columns-repeated="10"/>
        </table:table-row>
        <table:table-row table:style-name="ro2">
          <table:table-cell table:formula="of:=[.A337]+[.$D$1]" office:value-type="float" office:value="12.6">
            <text:p>12.6</text:p>
          </table:table-cell>
          <table:table-cell table:formula="of:=[.$M$2]+[.$M$3]*[.A338]+[.$M$4]*[.A338]^2+[.$M$5]*[.A338]^3+[.$M$6]*[.A338]^4+[.$N$2]*[.A338]^5+[.$N$3]*[.A338]^6+[.$N$4]*[.A338]^7+[.$N$5]*[.A338]^8+[.$N$6]*[.A338]^9" office:value-type="float" office:value="53.4668852951903">
            <text:p>53.4668852952</text:p>
          </table:table-cell>
          <table:table-cell table:formula="of:=[.B338]/([.$B$2]+[.B338])*[.$B$1]" office:value-type="float" office:value="3.41057891515816">
            <text:p>3.4105789152</text:p>
          </table:table-cell>
          <table:table-cell table:formula="of:=[.$D$5]*[.C338]-[.$D$4]" office:value-type="float" office:value="3.77416942513592">
            <text:p>3.7741694251</text:p>
          </table:table-cell>
          <table:table-cell table:formula="of:=INT([.D338]/[.$B$1]*1024)" office:value-type="float" office:value="772">
            <text:p>772</text:p>
          </table:table-cell>
          <table:table-cell table:number-columns-repeated="10"/>
        </table:table-row>
        <table:table-row table:style-name="ro2">
          <table:table-cell table:formula="of:=[.A338]+[.$D$1]" office:value-type="float" office:value="12.7">
            <text:p>12.7</text:p>
          </table:table-cell>
          <table:table-cell table:formula="of:=[.$M$2]+[.$M$3]*[.A339]+[.$M$4]*[.A339]^2+[.$M$5]*[.A339]^3+[.$M$6]*[.A339]^4+[.$N$2]*[.A339]^5+[.$N$3]*[.A339]^6+[.$N$4]*[.A339]^7+[.$N$5]*[.A339]^8+[.$N$6]*[.A339]^9" office:value-type="float" office:value="53.3174492443351">
            <text:p>53.3174492443</text:p>
          </table:table-cell>
          <table:table-cell table:formula="of:=[.B339]/([.$B$2]+[.B339])*[.$B$1]" office:value-type="float" office:value="3.4075429532212">
            <text:p>3.4075429532</text:p>
          </table:table-cell>
          <table:table-cell table:formula="of:=[.$D$5]*[.C339]-[.$D$4]" office:value-type="float" office:value="3.76986283032454">
            <text:p>3.7698628303</text:p>
          </table:table-cell>
          <table:table-cell table:formula="of:=INT([.D339]/[.$B$1]*1024)" office:value-type="float" office:value="772">
            <text:p>772</text:p>
          </table:table-cell>
          <table:table-cell table:number-columns-repeated="10"/>
        </table:table-row>
        <table:table-row table:style-name="ro2">
          <table:table-cell table:formula="of:=[.A339]+[.$D$1]" office:value-type="float" office:value="12.8">
            <text:p>12.8</text:p>
          </table:table-cell>
          <table:table-cell table:formula="of:=[.$M$2]+[.$M$3]*[.A340]+[.$M$4]*[.A340]^2+[.$M$5]*[.A340]^3+[.$M$6]*[.A340]^4+[.$N$2]*[.A340]^5+[.$N$3]*[.A340]^6+[.$N$4]*[.A340]^7+[.$N$5]*[.A340]^8+[.$N$6]*[.A340]^9" office:value-type="float" office:value="53.1685355773163">
            <text:p>53.1685355773</text:p>
          </table:table-cell>
          <table:table-cell table:formula="of:=[.B340]/([.$B$2]+[.B340])*[.$B$1]" office:value-type="float" office:value="3.4045060448277">
            <text:p>3.4045060448</text:p>
          </table:table-cell>
          <table:table-cell table:formula="of:=[.$D$5]*[.C340]-[.$D$4]" office:value-type="float" office:value="3.76555489293875">
            <text:p>3.7655548929</text:p>
          </table:table-cell>
          <table:table-cell table:formula="of:=INT([.D340]/[.$B$1]*1024)" office:value-type="float" office:value="771">
            <text:p>771</text:p>
          </table:table-cell>
          <table:table-cell table:number-columns-repeated="10"/>
        </table:table-row>
        <table:table-row table:style-name="ro2">
          <table:table-cell table:formula="of:=[.A340]+[.$D$1]" office:value-type="float" office:value="12.9">
            <text:p>12.9</text:p>
          </table:table-cell>
          <table:table-cell table:formula="of:=[.$M$2]+[.$M$3]*[.A341]+[.$M$4]*[.A341]^2+[.$M$5]*[.A341]^3+[.$M$6]*[.A341]^4+[.$N$2]*[.A341]^5+[.$N$3]*[.A341]^6+[.$N$4]*[.A341]^7+[.$N$5]*[.A341]^8+[.$N$6]*[.A341]^9" office:value-type="float" office:value="53.0201419330758">
            <text:p>53.0201419331</text:p>
          </table:table-cell>
          <table:table-cell table:formula="of:=[.B341]/([.$B$2]+[.B341])*[.$B$1]" office:value-type="float" office:value="3.40146819719178">
            <text:p>3.4014681972</text:p>
          </table:table-cell>
          <table:table-cell table:formula="of:=[.$D$5]*[.C341]-[.$D$4]" office:value-type="float" office:value="3.76124562321198">
            <text:p>3.7612456232</text:p>
          </table:table-cell>
          <table:table-cell table:formula="of:=INT([.D341]/[.$B$1]*1024)" office:value-type="float" office:value="770">
            <text:p>770</text:p>
          </table:table-cell>
          <table:table-cell table:number-columns-repeated="10"/>
        </table:table-row>
        <table:table-row table:style-name="ro2">
          <table:table-cell table:formula="of:=[.A341]+[.$D$1]" office:value-type="float" office:value="13">
            <text:p>13</text:p>
          </table:table-cell>
          <table:table-cell table:formula="of:=[.$M$2]+[.$M$3]*[.A342]+[.$M$4]*[.A342]^2+[.$M$5]*[.A342]^3+[.$M$6]*[.A342]^4+[.$N$2]*[.A342]^5+[.$N$3]*[.A342]^6+[.$N$4]*[.A342]^7+[.$N$5]*[.A342]^8+[.$N$6]*[.A342]^9" office:value-type="float" office:value="52.8722659593009">
            <text:p>52.8722659593</text:p>
          </table:table-cell>
          <table:table-cell table:formula="of:=[.B342]/([.$B$2]+[.B342])*[.$B$1]" office:value-type="float" office:value="3.39842941743167">
            <text:p>3.3984294174</text:p>
          </table:table-cell>
          <table:table-cell table:formula="of:=[.$D$5]*[.C342]-[.$D$4]" office:value-type="float" office:value="3.75693503124162">
            <text:p>3.7569350312</text:p>
          </table:table-cell>
          <table:table-cell table:formula="of:=INT([.D342]/[.$B$1]*1024)" office:value-type="float" office:value="769">
            <text:p>769</text:p>
          </table:table-cell>
          <table:table-cell table:number-columns-repeated="10"/>
        </table:table-row>
        <table:table-row table:style-name="ro2">
          <table:table-cell table:formula="of:=[.A342]+[.$D$1]" office:value-type="float" office:value="13.1">
            <text:p>13.1</text:p>
          </table:table-cell>
          <table:table-cell table:formula="of:=[.$M$2]+[.$M$3]*[.A343]+[.$M$4]*[.A343]^2+[.$M$5]*[.A343]^3+[.$M$6]*[.A343]^4+[.$N$2]*[.A343]^5+[.$N$3]*[.A343]^6+[.$N$4]*[.A343]^7+[.$N$5]*[.A343]^8+[.$N$6]*[.A343]^9" office:value-type="float" office:value="52.724905312424">
            <text:p>52.7249053124</text:p>
          </table:table-cell>
          <table:table-cell table:formula="of:=[.B343]/([.$B$2]+[.B343])*[.$B$1]" office:value-type="float" office:value="3.39538971256976">
            <text:p>3.3953897126</text:p>
          </table:table-cell>
          <table:table-cell table:formula="of:=[.$D$5]*[.C343]-[.$D$4]" office:value-type="float" office:value="3.75262312698912">
            <text:p>3.752623127</text:p>
          </table:table-cell>
          <table:table-cell table:formula="of:=INT([.D343]/[.$B$1]*1024)" office:value-type="float" office:value="768">
            <text:p>768</text:p>
          </table:table-cell>
          <table:table-cell table:number-columns-repeated="10"/>
        </table:table-row>
        <table:table-row table:style-name="ro2">
          <table:table-cell table:formula="of:=[.A343]+[.$D$1]" office:value-type="float" office:value="13.2">
            <text:p>13.2</text:p>
          </table:table-cell>
          <table:table-cell table:formula="of:=[.$M$2]+[.$M$3]*[.A344]+[.$M$4]*[.A344]^2+[.$M$5]*[.A344]^3+[.$M$6]*[.A344]^4+[.$N$2]*[.A344]^5+[.$N$3]*[.A344]^6+[.$N$4]*[.A344]^7+[.$N$5]*[.A344]^8+[.$N$6]*[.A344]^9" office:value-type="float" office:value="52.5780576576222">
            <text:p>52.5780576576</text:p>
          </table:table-cell>
          <table:table-cell table:formula="of:=[.B344]/([.$B$2]+[.B344])*[.$B$1]" office:value-type="float" office:value="3.3923490895326">
            <text:p>3.3923490895</text:p>
          </table:table-cell>
          <table:table-cell table:formula="of:=[.$D$5]*[.C344]-[.$D$4]" office:value-type="float" office:value="3.74830992027998">
            <text:p>3.7483099203</text:p>
          </table:table-cell>
          <table:table-cell table:formula="of:=INT([.D344]/[.$B$1]*1024)" office:value-type="float" office:value="767">
            <text:p>767</text:p>
          </table:table-cell>
          <table:table-cell table:number-columns-repeated="10"/>
        </table:table-row>
        <table:table-row table:style-name="ro2">
          <table:table-cell table:formula="of:=[.A344]+[.$D$1]" office:value-type="float" office:value="13.3">
            <text:p>13.3</text:p>
          </table:table-cell>
          <table:table-cell table:formula="of:=[.$M$2]+[.$M$3]*[.A345]+[.$M$4]*[.A345]^2+[.$M$5]*[.A345]^3+[.$M$6]*[.A345]^4+[.$N$2]*[.A345]^5+[.$N$3]*[.A345]^6+[.$N$4]*[.A345]^7+[.$N$5]*[.A345]^8+[.$N$6]*[.A345]^9" office:value-type="float" office:value="52.4317206688171">
            <text:p>52.4317206688</text:p>
          </table:table-cell>
          <table:table-cell table:formula="of:=[.B345]/([.$B$2]+[.B345])*[.$B$1]" office:value-type="float" office:value="3.38930755515099">
            <text:p>3.3893075552</text:p>
          </table:table-cell>
          <table:table-cell table:formula="of:=[.$D$5]*[.C345]-[.$D$4]" office:value-type="float" office:value="3.74399542080389">
            <text:p>3.7439954208</text:p>
          </table:table-cell>
          <table:table-cell table:formula="of:=INT([.D345]/[.$B$1]*1024)" office:value-type="float" office:value="766">
            <text:p>766</text:p>
          </table:table-cell>
          <table:table-cell table:number-columns-repeated="10"/>
        </table:table-row>
        <table:table-row table:style-name="ro2">
          <table:table-cell table:formula="of:=[.A345]+[.$D$1]" office:value-type="float" office:value="13.4">
            <text:p>13.4</text:p>
          </table:table-cell>
          <table:table-cell table:formula="of:=[.$M$2]+[.$M$3]*[.A346]+[.$M$4]*[.A346]^2+[.$M$5]*[.A346]^3+[.$M$6]*[.A346]^4+[.$N$2]*[.A346]^5+[.$N$3]*[.A346]^6+[.$N$4]*[.A346]^7+[.$N$5]*[.A346]^8+[.$N$6]*[.A346]^9" office:value-type="float" office:value="52.2858920286736">
            <text:p>52.2858920287</text:p>
          </table:table-cell>
          <table:table-cell table:formula="of:=[.B346]/([.$B$2]+[.B346])*[.$B$1]" office:value-type="float" office:value="3.38626511616005">
            <text:p>3.3862651162</text:p>
          </table:table-cell>
          <table:table-cell table:formula="of:=[.$D$5]*[.C346]-[.$D$4]" office:value-type="float" office:value="3.73967963811478">
            <text:p>3.7396796381</text:p>
          </table:table-cell>
          <table:table-cell table:formula="of:=INT([.D346]/[.$B$1]*1024)" office:value-type="float" office:value="765">
            <text:p>765</text:p>
          </table:table-cell>
          <table:table-cell table:number-columns-repeated="10"/>
        </table:table-row>
        <table:table-row table:style-name="ro2">
          <table:table-cell table:formula="of:=[.A346]+[.$D$1]" office:value-type="float" office:value="13.5">
            <text:p>13.5</text:p>
          </table:table-cell>
          <table:table-cell table:formula="of:=[.$M$2]+[.$M$3]*[.A347]+[.$M$4]*[.A347]^2+[.$M$5]*[.A347]^3+[.$M$6]*[.A347]^4+[.$N$2]*[.A347]^5+[.$N$3]*[.A347]^6+[.$N$4]*[.A347]^7+[.$N$5]*[.A347]^8+[.$N$6]*[.A347]^9" office:value-type="float" office:value="52.140569428599">
            <text:p>52.1405694286</text:p>
          </table:table-cell>
          <table:table-cell table:formula="of:=[.B347]/([.$B$2]+[.B347])*[.$B$1]" office:value-type="float" office:value="3.38322177919926">
            <text:p>3.3832217792</text:p>
          </table:table-cell>
          <table:table-cell table:formula="of:=[.$D$5]*[.C347]-[.$D$4]" office:value-type="float" office:value="3.73536258163096">
            <text:p>3.7353625816</text:p>
          </table:table-cell>
          <table:table-cell table:formula="of:=INT([.D347]/[.$B$1]*1024)" office:value-type="float" office:value="765">
            <text:p>765</text:p>
          </table:table-cell>
          <table:table-cell table:number-columns-repeated="10"/>
        </table:table-row>
        <table:table-row table:style-name="ro2">
          <table:table-cell table:formula="of:=[.A347]+[.$D$1]" office:value-type="float" office:value="13.6">
            <text:p>13.6</text:p>
          </table:table-cell>
          <table:table-cell table:formula="of:=[.$M$2]+[.$M$3]*[.A348]+[.$M$4]*[.A348]^2+[.$M$5]*[.A348]^3+[.$M$6]*[.A348]^4+[.$N$2]*[.A348]^5+[.$N$3]*[.A348]^6+[.$N$4]*[.A348]^7+[.$N$5]*[.A348]^8+[.$N$6]*[.A348]^9" office:value-type="float" office:value="51.9957505687416">
            <text:p>51.9957505687</text:p>
          </table:table-cell>
          <table:table-cell table:formula="of:=[.B348]/([.$B$2]+[.B348])*[.$B$1]" office:value-type="float" office:value="3.38017755081258">
            <text:p>3.3801775508</text:p>
          </table:table-cell>
          <table:table-cell table:formula="of:=[.$D$5]*[.C348]-[.$D$4]" office:value-type="float" office:value="3.7310442606352">
            <text:p>3.7310442606</text:p>
          </table:table-cell>
          <table:table-cell table:formula="of:=INT([.D348]/[.$B$1]*1024)" office:value-type="float" office:value="764">
            <text:p>764</text:p>
          </table:table-cell>
          <table:table-cell table:number-columns-repeated="10"/>
        </table:table-row>
        <table:table-row table:style-name="ro2">
          <table:table-cell table:formula="of:=[.A348]+[.$D$1]" office:value-type="float" office:value="13.7">
            <text:p>13.7</text:p>
          </table:table-cell>
          <table:table-cell table:formula="of:=[.$M$2]+[.$M$3]*[.A349]+[.$M$4]*[.A349]^2+[.$M$5]*[.A349]^3+[.$M$6]*[.A349]^4+[.$N$2]*[.A349]^5+[.$N$3]*[.A349]^6+[.$N$4]*[.A349]^7+[.$N$5]*[.A349]^8+[.$N$6]*[.A349]^9" office:value-type="float" office:value="51.8514331579891">
            <text:p>51.851433158</text:p>
          </table:table-cell>
          <table:table-cell table:formula="of:=[.B349]/([.$B$2]+[.B349])*[.$B$1]" office:value-type="float" office:value="3.37713243744855">
            <text:p>3.3771324374</text:p>
          </table:table-cell>
          <table:table-cell table:formula="of:=[.$D$5]*[.C349]-[.$D$4]" office:value-type="float" office:value="3.72672468427492">
            <text:p>3.7267246843</text:p>
          </table:table-cell>
          <table:table-cell table:formula="of:=INT([.D349]/[.$B$1]*1024)" office:value-type="float" office:value="763">
            <text:p>763</text:p>
          </table:table-cell>
          <table:table-cell table:number-columns-repeated="10"/>
        </table:table-row>
        <table:table-row table:style-name="ro2">
          <table:table-cell table:formula="of:=[.A349]+[.$D$1]" office:value-type="float" office:value="13.8">
            <text:p>13.8</text:p>
          </table:table-cell>
          <table:table-cell table:formula="of:=[.$M$2]+[.$M$3]*[.A350]+[.$M$4]*[.A350]^2+[.$M$5]*[.A350]^3+[.$M$6]*[.A350]^4+[.$N$2]*[.A350]^5+[.$N$3]*[.A350]^6+[.$N$4]*[.A350]^7+[.$N$5]*[.A350]^8+[.$N$6]*[.A350]^9" office:value-type="float" office:value="51.7076149139672">
            <text:p>51.707614914</text:p>
          </table:table-cell>
          <table:table-cell table:formula="of:=[.B350]/([.$B$2]+[.B350])*[.$B$1]" office:value-type="float" office:value="3.37408644546035">
            <text:p>3.3740864455</text:p>
          </table:table-cell>
          <table:table-cell table:formula="of:=[.$D$5]*[.C350]-[.$D$4]" office:value-type="float" office:value="3.72240386156231">
            <text:p>3.7224038616</text:p>
          </table:table-cell>
          <table:table-cell table:formula="of:=INT([.D350]/[.$B$1]*1024)" office:value-type="float" office:value="762">
            <text:p>762</text:p>
          </table:table-cell>
          <table:table-cell table:number-columns-repeated="10"/>
        </table:table-row>
        <table:table-row table:style-name="ro2">
          <table:table-cell table:formula="of:=[.A350]+[.$D$1]" office:value-type="float" office:value="13.9">
            <text:p>13.9</text:p>
          </table:table-cell>
          <table:table-cell table:formula="of:=[.$M$2]+[.$M$3]*[.A351]+[.$M$4]*[.A351]^2+[.$M$5]*[.A351]^3+[.$M$6]*[.A351]^4+[.$N$2]*[.A351]^5+[.$N$3]*[.A351]^6+[.$N$4]*[.A351]^7+[.$N$5]*[.A351]^8+[.$N$6]*[.A351]^9" office:value-type="float" office:value="51.564293563037">
            <text:p>51.564293563</text:p>
          </table:table-cell>
          <table:table-cell table:formula="of:=[.B351]/([.$B$2]+[.B351])*[.$B$1]" office:value-type="float" office:value="3.371039581106">
            <text:p>3.3710395811</text:p>
          </table:table-cell>
          <table:table-cell table:formula="of:=[.$D$5]*[.C351]-[.$D$4]" office:value-type="float" office:value="3.71808180137451">
            <text:p>3.7180818014</text:p>
          </table:table-cell>
          <table:table-cell table:formula="of:=INT([.D351]/[.$B$1]*1024)" office:value-type="float" office:value="761">
            <text:p>761</text:p>
          </table:table-cell>
          <table:table-cell table:number-columns-repeated="10"/>
        </table:table-row>
        <table:table-row table:style-name="ro2">
          <table:table-cell table:formula="of:=[.A351]+[.$D$1]" office:value-type="float" office:value="14">
            <text:p>14</text:p>
          </table:table-cell>
          <table:table-cell table:formula="of:=[.$M$2]+[.$M$3]*[.A352]+[.$M$4]*[.A352]^2+[.$M$5]*[.A352]^3+[.$M$6]*[.A352]^4+[.$N$2]*[.A352]^5+[.$N$3]*[.A352]^6+[.$N$4]*[.A352]^7+[.$N$5]*[.A352]^8+[.$N$6]*[.A352]^9" office:value-type="float" office:value="51.421466840293">
            <text:p>51.4214668403</text:p>
          </table:table-cell>
          <table:table-cell table:formula="of:=[.B352]/([.$B$2]+[.B352])*[.$B$1]" office:value-type="float" office:value="3.36799185054839">
            <text:p>3.3679918505</text:p>
          </table:table-cell>
          <table:table-cell table:formula="of:=[.$D$5]*[.C352]-[.$D$4]" office:value-type="float" office:value="3.71375851245376">
            <text:p>3.7137585125</text:p>
          </table:table-cell>
          <table:table-cell table:formula="of:=INT([.D352]/[.$B$1]*1024)" office:value-type="float" office:value="760">
            <text:p>760</text:p>
          </table:table-cell>
          <table:table-cell table:number-columns-repeated="10"/>
        </table:table-row>
        <table:table-row table:style-name="ro2">
          <table:table-cell table:formula="of:=[.A352]+[.$D$1]" office:value-type="float" office:value="14.1">
            <text:p>14.1</text:p>
          </table:table-cell>
          <table:table-cell table:formula="of:=[.$M$2]+[.$M$3]*[.A353]+[.$M$4]*[.A353]^2+[.$M$5]*[.A353]^3+[.$M$6]*[.A353]^4+[.$N$2]*[.A353]^5+[.$N$3]*[.A353]^6+[.$N$4]*[.A353]^7+[.$N$5]*[.A353]^8+[.$N$6]*[.A353]^9" office:value-type="float" office:value="51.279132489561">
            <text:p>51.2791324896</text:p>
          </table:table-cell>
          <table:table-cell table:formula="of:=[.B353]/([.$B$2]+[.B353])*[.$B$1]" office:value-type="float" office:value="3.3649432598555">
            <text:p>3.3649432599</text:p>
          </table:table-cell>
          <table:table-cell table:formula="of:=[.$D$5]*[.C353]-[.$D$4]" office:value-type="float" office:value="3.70943400340766">
            <text:p>3.7094340034</text:p>
          </table:table-cell>
          <table:table-cell table:formula="of:=INT([.D353]/[.$B$1]*1024)" office:value-type="float" office:value="759">
            <text:p>759</text:p>
          </table:table-cell>
          <table:table-cell table:number-columns-repeated="10"/>
        </table:table-row>
        <table:table-row table:style-name="ro2">
          <table:table-cell table:formula="of:=[.A353]+[.$D$1]" office:value-type="float" office:value="14.2">
            <text:p>14.2</text:p>
          </table:table-cell>
          <table:table-cell table:formula="of:=[.$M$2]+[.$M$3]*[.A354]+[.$M$4]*[.A354]^2+[.$M$5]*[.A354]^3+[.$M$6]*[.A354]^4+[.$N$2]*[.A354]^5+[.$N$3]*[.A354]^6+[.$N$4]*[.A354]^7+[.$N$5]*[.A354]^8+[.$N$6]*[.A354]^9" office:value-type="float" office:value="51.1372882633943">
            <text:p>51.1372882634</text:p>
          </table:table-cell>
          <table:table-cell table:formula="of:=[.B354]/([.$B$2]+[.B354])*[.$B$1]" office:value-type="float" office:value="3.36189381500052">
            <text:p>3.361893815</text:p>
          </table:table-cell>
          <table:table-cell table:formula="of:=[.$D$5]*[.C354]-[.$D$4]" office:value-type="float" office:value="3.70510828270934">
            <text:p>3.7051082827</text:p>
          </table:table-cell>
          <table:table-cell table:formula="of:=INT([.D354]/[.$B$1]*1024)" office:value-type="float" office:value="758">
            <text:p>758</text:p>
          </table:table-cell>
          <table:table-cell table:number-columns-repeated="10"/>
        </table:table-row>
        <table:table-row table:style-name="ro2">
          <table:table-cell table:formula="of:=[.A354]+[.$D$1]" office:value-type="float" office:value="14.3">
            <text:p>14.3</text:p>
          </table:table-cell>
          <table:table-cell table:formula="of:=[.$M$2]+[.$M$3]*[.A355]+[.$M$4]*[.A355]^2+[.$M$5]*[.A355]^3+[.$M$6]*[.A355]^4+[.$N$2]*[.A355]^5+[.$N$3]*[.A355]^6+[.$N$4]*[.A355]^7+[.$N$5]*[.A355]^8+[.$N$6]*[.A355]^9" office:value-type="float" office:value="50.995931923072">
            <text:p>50.9959319231</text:p>
          </table:table-cell>
          <table:table-cell table:formula="of:=[.B355]/([.$B$2]+[.B355])*[.$B$1]" office:value-type="float" office:value="3.35884352186198">
            <text:p>3.3588435219</text:p>
          </table:table-cell>
          <table:table-cell table:formula="of:=[.$D$5]*[.C355]-[.$D$4]" office:value-type="float" office:value="3.70078135869766">
            <text:p>3.7007813587</text:p>
          </table:table-cell>
          <table:table-cell table:formula="of:=INT([.D355]/[.$B$1]*1024)" office:value-type="float" office:value="757">
            <text:p>757</text:p>
          </table:table-cell>
          <table:table-cell table:number-columns-repeated="10"/>
        </table:table-row>
        <table:table-row table:style-name="ro2">
          <table:table-cell table:formula="of:=[.A355]+[.$D$1]" office:value-type="float" office:value="14.4">
            <text:p>14.4</text:p>
          </table:table-cell>
          <table:table-cell table:formula="of:=[.$M$2]+[.$M$3]*[.A356]+[.$M$4]*[.A356]^2+[.$M$5]*[.A356]^3+[.$M$6]*[.A356]^4+[.$N$2]*[.A356]^5+[.$N$3]*[.A356]^6+[.$N$4]*[.A356]^7+[.$N$5]*[.A356]^8+[.$N$6]*[.A356]^9" office:value-type="float" office:value="50.8550612385948">
            <text:p>50.8550612386</text:p>
          </table:table-cell>
          <table:table-cell table:formula="of:=[.B356]/([.$B$2]+[.B356])*[.$B$1]" office:value-type="float" office:value="3.35579238622399">
            <text:p>3.3557923862</text:p>
          </table:table-cell>
          <table:table-cell table:formula="of:=[.$D$5]*[.C356]-[.$D$4]" office:value-type="float" office:value="3.69645323957751">
            <text:p>3.6964532396</text:p>
          </table:table-cell>
          <table:table-cell table:formula="of:=INT([.D356]/[.$B$1]*1024)" office:value-type="float" office:value="757">
            <text:p>757</text:p>
          </table:table-cell>
          <table:table-cell table:number-columns-repeated="10"/>
        </table:table-row>
        <table:table-row table:style-name="ro2">
          <table:table-cell table:formula="of:=[.A356]+[.$D$1]" office:value-type="float" office:value="14.5">
            <text:p>14.5</text:p>
          </table:table-cell>
          <table:table-cell table:formula="of:=[.$M$2]+[.$M$3]*[.A357]+[.$M$4]*[.A357]^2+[.$M$5]*[.A357]^3+[.$M$6]*[.A357]^4+[.$N$2]*[.A357]^5+[.$N$3]*[.A357]^6+[.$N$4]*[.A357]^7+[.$N$5]*[.A357]^8+[.$N$6]*[.A357]^9" office:value-type="float" office:value="50.7146739886821">
            <text:p>50.7146739887</text:p>
          </table:table-cell>
          <table:table-cell table:formula="of:=[.B357]/([.$B$2]+[.B357])*[.$B$1]" office:value-type="float" office:value="3.35274041377633">
            <text:p>3.3527404138</text:p>
          </table:table-cell>
          <table:table-cell table:formula="of:=[.$D$5]*[.C357]-[.$D$4]" office:value-type="float" office:value="3.69212393342004">
            <text:p>3.6921239334</text:p>
          </table:table-cell>
          <table:table-cell table:formula="of:=INT([.D357]/[.$B$1]*1024)" office:value-type="float" office:value="756">
            <text:p>756</text:p>
          </table:table-cell>
          <table:table-cell table:number-columns-repeated="10"/>
        </table:table-row>
        <table:table-row table:style-name="ro2">
          <table:table-cell table:formula="of:=[.A357]+[.$D$1]" office:value-type="float" office:value="14.6">
            <text:p>14.6</text:p>
          </table:table-cell>
          <table:table-cell table:formula="of:=[.$M$2]+[.$M$3]*[.A358]+[.$M$4]*[.A358]^2+[.$M$5]*[.A358]^3+[.$M$6]*[.A358]^4+[.$N$2]*[.A358]^5+[.$N$3]*[.A358]^6+[.$N$4]*[.A358]^7+[.$N$5]*[.A358]^8+[.$N$6]*[.A358]^9" office:value-type="float" office:value="50.5747679607682">
            <text:p>50.5747679608</text:p>
          </table:table-cell>
          <table:table-cell table:formula="of:=[.B358]/([.$B$2]+[.B358])*[.$B$1]" office:value-type="float" office:value="3.34968761011473">
            <text:p>3.3496876101</text:p>
          </table:table-cell>
          <table:table-cell table:formula="of:=[.$D$5]*[.C358]-[.$D$4]" office:value-type="float" office:value="3.68779344816292">
            <text:p>3.6877934482</text:p>
          </table:table-cell>
          <table:table-cell table:formula="of:=INT([.D358]/[.$B$1]*1024)" office:value-type="float" office:value="755">
            <text:p>755</text:p>
          </table:table-cell>
          <table:table-cell table:number-columns-repeated="10"/>
        </table:table-row>
        <table:table-row table:style-name="ro2">
          <table:table-cell table:formula="of:=[.A358]+[.$D$1]" office:value-type="float" office:value="14.7">
            <text:p>14.7</text:p>
          </table:table-cell>
          <table:table-cell table:formula="of:=[.$M$2]+[.$M$3]*[.A359]+[.$M$4]*[.A359]^2+[.$M$5]*[.A359]^3+[.$M$6]*[.A359]^4+[.$N$2]*[.A359]^5+[.$N$3]*[.A359]^6+[.$N$4]*[.A359]^7+[.$N$5]*[.A359]^8+[.$N$6]*[.A359]^9" office:value-type="float" office:value="50.4353409509985">
            <text:p>50.435340951</text:p>
          </table:table-cell>
          <table:table-cell table:formula="of:=[.B359]/([.$B$2]+[.B359])*[.$B$1]" office:value-type="float" office:value="3.34663398074099">
            <text:p>3.3466339807</text:p>
          </table:table-cell>
          <table:table-cell table:formula="of:=[.$D$5]*[.C359]-[.$D$4]" office:value-type="float" office:value="3.68346179161061">
            <text:p>3.6834617916</text:p>
          </table:table-cell>
          <table:table-cell table:formula="of:=INT([.D359]/[.$B$1]*1024)" office:value-type="float" office:value="754">
            <text:p>754</text:p>
          </table:table-cell>
          <table:table-cell table:number-columns-repeated="10"/>
        </table:table-row>
        <table:table-row table:style-name="ro2">
          <table:table-cell table:formula="of:=[.A359]+[.$D$1]" office:value-type="float" office:value="14.8">
            <text:p>14.8</text:p>
          </table:table-cell>
          <table:table-cell table:formula="of:=[.$M$2]+[.$M$3]*[.A360]+[.$M$4]*[.A360]^2+[.$M$5]*[.A360]^3+[.$M$6]*[.A360]^4+[.$N$2]*[.A360]^5+[.$N$3]*[.A360]^6+[.$N$4]*[.A360]^7+[.$N$5]*[.A360]^8+[.$N$6]*[.A360]^9" office:value-type="float" office:value="50.2963907642252">
            <text:p>50.2963907642</text:p>
          </table:table-cell>
          <table:table-cell table:formula="of:=[.B360]/([.$B$2]+[.B360])*[.$B$1]" office:value-type="float" office:value="3.34357953106326">
            <text:p>3.3435795311</text:p>
          </table:table-cell>
          <table:table-cell table:formula="of:=[.$D$5]*[.C360]-[.$D$4]" office:value-type="float" office:value="3.67912897143472">
            <text:p>3.6791289714</text:p>
          </table:table-cell>
          <table:table-cell table:formula="of:=INT([.D360]/[.$B$1]*1024)" office:value-type="float" office:value="753">
            <text:p>753</text:p>
          </table:table-cell>
          <table:table-cell table:number-columns-repeated="10"/>
        </table:table-row>
        <table:table-row table:style-name="ro2">
          <table:table-cell table:formula="of:=[.A360]+[.$D$1]" office:value-type="float" office:value="14.9">
            <text:p>14.9</text:p>
          </table:table-cell>
          <table:table-cell table:formula="of:=[.$M$2]+[.$M$3]*[.A361]+[.$M$4]*[.A361]^2+[.$M$5]*[.A361]^3+[.$M$6]*[.A361]^4+[.$N$2]*[.A361]^5+[.$N$3]*[.A361]^6+[.$N$4]*[.A361]^7+[.$N$5]*[.A361]^8+[.$N$6]*[.A361]^9" office:value-type="float" office:value="50.157915214003">
            <text:p>50.157915214</text:p>
          </table:table-cell>
          <table:table-cell table:formula="of:=[.B361]/([.$B$2]+[.B361])*[.$B$1]" office:value-type="float" office:value="3.34052426639621">
            <text:p>3.3405242664</text:p>
          </table:table-cell>
          <table:table-cell table:formula="of:=[.$D$5]*[.C361]-[.$D$4]" office:value-type="float" office:value="3.67479499517424">
            <text:p>3.6747949952</text:p>
          </table:table-cell>
          <table:table-cell table:formula="of:=INT([.D361]/[.$B$1]*1024)" office:value-type="float" office:value="752">
            <text:p>752</text:p>
          </table:table-cell>
          <table:table-cell table:number-columns-repeated="10"/>
        </table:table-row>
        <table:table-row table:style-name="ro2">
          <table:table-cell table:formula="of:=[.A361]+[.$D$1]" office:value-type="float" office:value="15">
            <text:p>15</text:p>
          </table:table-cell>
          <table:table-cell table:formula="of:=[.$M$2]+[.$M$3]*[.A362]+[.$M$4]*[.A362]^2+[.$M$5]*[.A362]^3+[.$M$6]*[.A362]^4+[.$N$2]*[.A362]^5+[.$N$3]*[.A362]^6+[.$N$4]*[.A362]^7+[.$N$5]*[.A362]^8+[.$N$6]*[.A362]^9" office:value-type="float" office:value="50.0199121225849">
            <text:p>50.0199121226</text:p>
          </table:table-cell>
          <table:table-cell table:formula="of:=[.B362]/([.$B$2]+[.B362])*[.$B$1]" office:value-type="float" office:value="3.33746819196128">
            <text:p>3.337468192</text:p>
          </table:table-cell>
          <table:table-cell table:formula="of:=[.$D$5]*[.C362]-[.$D$4]" office:value-type="float" office:value="3.67045987023594">
            <text:p>3.6704598702</text:p>
          </table:table-cell>
          <table:table-cell table:formula="of:=INT([.D362]/[.$B$1]*1024)" office:value-type="float" office:value="751">
            <text:p>751</text:p>
          </table:table-cell>
          <table:table-cell table:number-columns-repeated="10"/>
        </table:table-row>
        <table:table-row table:style-name="ro2">
          <table:table-cell table:formula="of:=[.A362]+[.$D$1]" office:value-type="float" office:value="15.1">
            <text:p>15.1</text:p>
          </table:table-cell>
          <table:table-cell table:formula="of:=[.$M$2]+[.$M$3]*[.A363]+[.$M$4]*[.A363]^2+[.$M$5]*[.A363]^3+[.$M$6]*[.A363]^4+[.$N$2]*[.A363]^5+[.$N$3]*[.A363]^6+[.$N$4]*[.A363]^7+[.$N$5]*[.A363]^8+[.$N$6]*[.A363]^9" office:value-type="float" office:value="49.8823793209171">
            <text:p>49.8823793209</text:p>
          </table:table-cell>
          <table:table-cell table:formula="of:=[.B363]/([.$B$2]+[.B363])*[.$B$1]" office:value-type="float" office:value="3.33441131288691">
            <text:p>3.3344113129</text:p>
          </table:table-cell>
          <table:table-cell table:formula="of:=[.$D$5]*[.C363]-[.$D$4]" office:value-type="float" office:value="3.66612360389466">
            <text:p>3.6661236039</text:p>
          </table:table-cell>
          <table:table-cell table:formula="of:=INT([.D363]/[.$B$1]*1024)" office:value-type="float" office:value="750">
            <text:p>750</text:p>
          </table:table-cell>
          <table:table-cell table:number-columns-repeated="10"/>
        </table:table-row>
        <table:table-row table:style-name="ro2">
          <table:table-cell table:formula="of:=[.A363]+[.$D$1]" office:value-type="float" office:value="15.2">
            <text:p>15.2</text:p>
          </table:table-cell>
          <table:table-cell table:formula="of:=[.$M$2]+[.$M$3]*[.A364]+[.$M$4]*[.A364]^2+[.$M$5]*[.A364]^3+[.$M$6]*[.A364]^4+[.$N$2]*[.A364]^5+[.$N$3]*[.A364]^6+[.$N$4]*[.A364]^7+[.$N$5]*[.A364]^8+[.$N$6]*[.A364]^9" office:value-type="float" office:value="49.7453146486338">
            <text:p>49.7453146486</text:p>
          </table:table-cell>
          <table:table-cell table:formula="of:=[.B364]/([.$B$2]+[.B364])*[.$B$1]" office:value-type="float" office:value="3.33135363420882">
            <text:p>3.3313536342</text:p>
          </table:table-cell>
          <table:table-cell table:formula="of:=[.$D$5]*[.C364]-[.$D$4]" office:value-type="float" office:value="3.66178620329368">
            <text:p>3.6617862033</text:p>
          </table:table-cell>
          <table:table-cell table:formula="of:=INT([.D364]/[.$B$1]*1024)" office:value-type="float" office:value="749">
            <text:p>749</text:p>
          </table:table-cell>
          <table:table-cell table:number-columns-repeated="10"/>
        </table:table-row>
        <table:table-row table:style-name="ro2">
          <table:table-cell table:formula="of:=[.A364]+[.$D$1]" office:value-type="float" office:value="15.3">
            <text:p>15.3</text:p>
          </table:table-cell>
          <table:table-cell table:formula="of:=[.$M$2]+[.$M$3]*[.A365]+[.$M$4]*[.A365]^2+[.$M$5]*[.A365]^3+[.$M$6]*[.A365]^4+[.$N$2]*[.A365]^5+[.$N$3]*[.A365]^6+[.$N$4]*[.A365]^7+[.$N$5]*[.A365]^8+[.$N$6]*[.A365]^9" office:value-type="float" office:value="49.6087159540525">
            <text:p>49.6087159541</text:p>
          </table:table-cell>
          <table:table-cell table:formula="of:=[.B365]/([.$B$2]+[.B365])*[.$B$1]" office:value-type="float" office:value="3.32829516087023">
            <text:p>3.3282951609</text:p>
          </table:table-cell>
          <table:table-cell table:formula="of:=[.$D$5]*[.C365]-[.$D$4]" office:value-type="float" office:value="3.65744767544511">
            <text:p>3.6574476754</text:p>
          </table:table-cell>
          <table:table-cell table:formula="of:=INT([.D365]/[.$B$1]*1024)" office:value-type="float" office:value="749">
            <text:p>749</text:p>
          </table:table-cell>
          <table:table-cell table:number-columns-repeated="10"/>
        </table:table-row>
        <table:table-row table:style-name="ro2">
          <table:table-cell table:formula="of:=[.A365]+[.$D$1]" office:value-type="float" office:value="15.4">
            <text:p>15.4</text:p>
          </table:table-cell>
          <table:table-cell table:formula="of:=[.$M$2]+[.$M$3]*[.A366]+[.$M$4]*[.A366]^2+[.$M$5]*[.A366]^3+[.$M$6]*[.A366]^4+[.$N$2]*[.A366]^5+[.$N$3]*[.A366]^6+[.$N$4]*[.A366]^7+[.$N$5]*[.A366]^8+[.$N$6]*[.A366]^9" office:value-type="float" office:value="49.4725810941685">
            <text:p>49.4725810942</text:p>
          </table:table-cell>
          <table:table-cell table:formula="of:=[.B366]/([.$B$2]+[.B366])*[.$B$1]" office:value-type="float" office:value="3.32523589772216">
            <text:p>3.3252358977</text:p>
          </table:table-cell>
          <table:table-cell table:formula="of:=[.$D$5]*[.C366]-[.$D$4]" office:value-type="float" office:value="3.65310802723025">
            <text:p>3.6531080272</text:p>
          </table:table-cell>
          <table:table-cell table:formula="of:=INT([.D366]/[.$B$1]*1024)" office:value-type="float" office:value="748">
            <text:p>748</text:p>
          </table:table-cell>
          <table:table-cell table:number-columns-repeated="10"/>
        </table:table-row>
        <table:table-row table:style-name="ro2">
          <table:table-cell table:formula="of:=[.A366]+[.$D$1]" office:value-type="float" office:value="15.5">
            <text:p>15.5</text:p>
          </table:table-cell>
          <table:table-cell table:formula="of:=[.$M$2]+[.$M$3]*[.A367]+[.$M$4]*[.A367]^2+[.$M$5]*[.A367]^3+[.$M$6]*[.A367]^4+[.$N$2]*[.A367]^5+[.$N$3]*[.A367]^6+[.$N$4]*[.A367]^7+[.$N$5]*[.A367]^8+[.$N$6]*[.A367]^9" office:value-type="float" office:value="49.3369079346488">
            <text:p>49.3369079346</text:p>
          </table:table-cell>
          <table:table-cell table:formula="of:=[.B367]/([.$B$2]+[.B367])*[.$B$1]" office:value-type="float" office:value="3.32217584952367">
            <text:p>3.3221758495</text:p>
          </table:table-cell>
          <table:table-cell table:formula="of:=[.$D$5]*[.C367]-[.$D$4]" office:value-type="float" office:value="3.64876726539996">
            <text:p>3.6487672654</text:p>
          </table:table-cell>
          <table:table-cell table:formula="of:=INT([.D367]/[.$B$1]*1024)" office:value-type="float" office:value="747">
            <text:p>747</text:p>
          </table:table-cell>
          <table:table-cell table:number-columns-repeated="10"/>
        </table:table-row>
        <table:table-row table:style-name="ro2">
          <table:table-cell table:formula="of:=[.A367]+[.$D$1]" office:value-type="float" office:value="15.6">
            <text:p>15.6</text:p>
          </table:table-cell>
          <table:table-cell table:formula="of:=[.$M$2]+[.$M$3]*[.A368]+[.$M$4]*[.A368]^2+[.$M$5]*[.A368]^3+[.$M$6]*[.A368]^4+[.$N$2]*[.A368]^5+[.$N$3]*[.A368]^6+[.$N$4]*[.A368]^7+[.$N$5]*[.A368]^8+[.$N$6]*[.A368]^9" office:value-type="float" office:value="49.2016943498268">
            <text:p>49.2016943498</text:p>
          </table:table-cell>
          <table:table-cell table:formula="of:=[.B368]/([.$B$2]+[.B368])*[.$B$1]" office:value-type="float" office:value="3.3191150209422">
            <text:p>3.3191150209</text:p>
          </table:table-cell>
          <table:table-cell table:formula="of:=[.$D$5]*[.C368]-[.$D$4]" office:value-type="float" office:value="3.64442539657513">
            <text:p>3.6444253966</text:p>
          </table:table-cell>
          <table:table-cell table:formula="of:=INT([.D368]/[.$B$1]*1024)" office:value-type="float" office:value="746">
            <text:p>746</text:p>
          </table:table-cell>
          <table:table-cell table:number-columns-repeated="10"/>
        </table:table-row>
        <table:table-row table:style-name="ro2">
          <table:table-cell table:formula="of:=[.A368]+[.$D$1]" office:value-type="float" office:value="15.7">
            <text:p>15.7</text:p>
          </table:table-cell>
          <table:table-cell table:formula="of:=[.$M$2]+[.$M$3]*[.A369]+[.$M$4]*[.A369]^2+[.$M$5]*[.A369]^3+[.$M$6]*[.A369]^4+[.$N$2]*[.A369]^5+[.$N$3]*[.A369]^6+[.$N$4]*[.A369]^7+[.$N$5]*[.A369]^8+[.$N$6]*[.A369]^9" office:value-type="float" office:value="49.0669382226959">
            <text:p>49.0669382227</text:p>
          </table:table-cell>
          <table:table-cell table:formula="of:=[.B369]/([.$B$2]+[.B369])*[.$B$1]" office:value-type="float" office:value="3.31605341655385">
            <text:p>3.3160534166</text:p>
          </table:table-cell>
          <table:table-cell table:formula="of:=[.$D$5]*[.C369]-[.$D$4]" office:value-type="float" office:value="3.64008242724708">
            <text:p>3.6400824272</text:p>
          </table:table-cell>
          <table:table-cell table:formula="of:=INT([.D369]/[.$B$1]*1024)" office:value-type="float" office:value="745">
            <text:p>745</text:p>
          </table:table-cell>
          <table:table-cell table:number-columns-repeated="10"/>
        </table:table-row>
        <table:table-row table:style-name="ro2">
          <table:table-cell table:formula="of:=[.A369]+[.$D$1]" office:value-type="float" office:value="15.8">
            <text:p>15.8</text:p>
          </table:table-cell>
          <table:table-cell table:formula="of:=[.$M$2]+[.$M$3]*[.A370]+[.$M$4]*[.A370]^2+[.$M$5]*[.A370]^3+[.$M$6]*[.A370]^4+[.$N$2]*[.A370]^5+[.$N$3]*[.A370]^6+[.$N$4]*[.A370]^7+[.$N$5]*[.A370]^8+[.$N$6]*[.A370]^9" office:value-type="float" office:value="48.9326374449033">
            <text:p>48.9326374449</text:p>
          </table:table-cell>
          <table:table-cell table:formula="of:=[.B370]/([.$B$2]+[.B370])*[.$B$1]" office:value-type="float" office:value="3.31299104084365">
            <text:p>3.3129910408</text:p>
          </table:table-cell>
          <table:table-cell table:formula="of:=[.$D$5]*[.C370]-[.$D$4]" office:value-type="float" office:value="3.63573836377795">
            <text:p>3.6357383638</text:p>
          </table:table-cell>
          <table:table-cell table:formula="of:=INT([.D370]/[.$B$1]*1024)" office:value-type="float" office:value="744">
            <text:p>744</text:p>
          </table:table-cell>
          <table:table-cell table:number-columns-repeated="10"/>
        </table:table-row>
        <table:table-row table:style-name="ro2">
          <table:table-cell table:formula="of:=[.A370]+[.$D$1]" office:value-type="float" office:value="15.9">
            <text:p>15.9</text:p>
          </table:table-cell>
          <table:table-cell table:formula="of:=[.$M$2]+[.$M$3]*[.A371]+[.$M$4]*[.A371]^2+[.$M$5]*[.A371]^3+[.$M$6]*[.A371]^4+[.$N$2]*[.A371]^5+[.$N$3]*[.A371]^6+[.$N$4]*[.A371]^7+[.$N$5]*[.A371]^8+[.$N$6]*[.A371]^9" office:value-type="float" office:value="48.7987899167438">
            <text:p>48.7987899167</text:p>
          </table:table-cell>
          <table:table-cell table:formula="of:=[.B371]/([.$B$2]+[.B371])*[.$B$1]" office:value-type="float" office:value="3.30992789820595">
            <text:p>3.3099278982</text:p>
          </table:table-cell>
          <table:table-cell table:formula="of:=[.$D$5]*[.C371]-[.$D$4]" office:value-type="float" office:value="3.63139321240124">
            <text:p>3.6313932124</text:p>
          </table:table-cell>
          <table:table-cell table:formula="of:=INT([.D371]/[.$B$1]*1024)" office:value-type="float" office:value="743">
            <text:p>743</text:p>
          </table:table-cell>
          <table:table-cell table:number-columns-repeated="10"/>
        </table:table-row>
        <table:table-row table:style-name="ro2">
          <table:table-cell table:formula="of:=[.A371]+[.$D$1]" office:value-type="float" office:value="16">
            <text:p>16</text:p>
          </table:table-cell>
          <table:table-cell table:formula="of:=[.$M$2]+[.$M$3]*[.A372]+[.$M$4]*[.A372]^2+[.$M$5]*[.A372]^3+[.$M$6]*[.A372]^4+[.$N$2]*[.A372]^5+[.$N$3]*[.A372]^6+[.$N$4]*[.A372]^7+[.$N$5]*[.A372]^8+[.$N$6]*[.A372]^9" office:value-type="float" office:value="48.6653935471527">
            <text:p>48.6653935472</text:p>
          </table:table-cell>
          <table:table-cell table:formula="of:=[.B372]/([.$B$2]+[.B372])*[.$B$1]" office:value-type="float" office:value="3.30686399294467">
            <text:p>3.3068639929</text:p>
          </table:table-cell>
          <table:table-cell table:formula="of:=[.$D$5]*[.C372]-[.$D$4]" office:value-type="float" office:value="3.62704697922219">
            <text:p>3.6270469792</text:p>
          </table:table-cell>
          <table:table-cell table:formula="of:=INT([.D372]/[.$B$1]*1024)" office:value-type="float" office:value="742">
            <text:p>742</text:p>
          </table:table-cell>
          <table:table-cell table:number-columns-repeated="10"/>
        </table:table-row>
        <table:table-row table:style-name="ro2">
          <table:table-cell table:formula="of:=[.A372]+[.$D$1]" office:value-type="float" office:value="16.1">
            <text:p>16.1</text:p>
          </table:table-cell>
          <table:table-cell table:formula="of:=[.$M$2]+[.$M$3]*[.A373]+[.$M$4]*[.A373]^2+[.$M$5]*[.A373]^3+[.$M$6]*[.A373]^4+[.$N$2]*[.A373]^5+[.$N$3]*[.A373]^6+[.$N$4]*[.A373]^7+[.$N$5]*[.A373]^8+[.$N$6]*[.A373]^9" office:value-type="float" office:value="48.5324462536992">
            <text:p>48.5324462537</text:p>
          </table:table-cell>
          <table:table-cell table:formula="of:=[.B373]/([.$B$2]+[.B373])*[.$B$1]" office:value-type="float" office:value="3.3037993292737">
            <text:p>3.3037993293</text:p>
          </table:table-cell>
          <table:table-cell table:formula="of:=[.$D$5]*[.C373]-[.$D$4]" office:value-type="float" office:value="3.6226996702183">
            <text:p>3.6226996702</text:p>
          </table:table-cell>
          <table:table-cell table:formula="of:=INT([.D373]/[.$B$1]*1024)" office:value-type="float" office:value="741">
            <text:p>741</text:p>
          </table:table-cell>
          <table:table-cell table:number-columns-repeated="10"/>
        </table:table-row>
        <table:table-row table:style-name="ro2">
          <table:table-cell table:formula="of:=[.A373]+[.$D$1]" office:value-type="float" office:value="16.2">
            <text:p>16.2</text:p>
          </table:table-cell>
          <table:table-cell table:formula="of:=[.$M$2]+[.$M$3]*[.A374]+[.$M$4]*[.A374]^2+[.$M$5]*[.A374]^3+[.$M$6]*[.A374]^4+[.$N$2]*[.A374]^5+[.$N$3]*[.A374]^6+[.$N$4]*[.A374]^7+[.$N$5]*[.A374]^8+[.$N$6]*[.A374]^9" office:value-type="float" office:value="48.3999459625791">
            <text:p>48.3999459626</text:p>
          </table:table-cell>
          <table:table-cell table:formula="of:=[.B374]/([.$B$2]+[.B374])*[.$B$1]" office:value-type="float" office:value="3.3007339113172">
            <text:p>3.3007339113</text:p>
          </table:table-cell>
          <table:table-cell table:formula="of:=[.$D$5]*[.C374]-[.$D$4]" office:value-type="float" office:value="3.61835129123982">
            <text:p>3.6183512912</text:p>
          </table:table-cell>
          <table:table-cell table:formula="of:=INT([.D374]/[.$B$1]*1024)" office:value-type="float" office:value="741">
            <text:p>741</text:p>
          </table:table-cell>
          <table:table-cell table:number-columns-repeated="10"/>
        </table:table-row>
        <table:table-row table:style-name="ro2">
          <table:table-cell table:formula="of:=[.A374]+[.$D$1]" office:value-type="float" office:value="16.3">
            <text:p>16.3</text:p>
          </table:table-cell>
          <table:table-cell table:formula="of:=[.$M$2]+[.$M$3]*[.A375]+[.$M$4]*[.A375]^2+[.$M$5]*[.A375]^3+[.$M$6]*[.A375]^4+[.$N$2]*[.A375]^5+[.$N$3]*[.A375]^6+[.$N$4]*[.A375]^7+[.$N$5]*[.A375]^8+[.$N$6]*[.A375]^9" office:value-type="float" office:value="48.2678906086077">
            <text:p>48.2678906086</text:p>
          </table:table-cell>
          <table:table-cell table:formula="of:=[.B375]/([.$B$2]+[.B375])*[.$B$1]" office:value-type="float" office:value="3.29766774310999">
            <text:p>3.2976677431</text:p>
          </table:table-cell>
          <table:table-cell table:formula="of:=[.$D$5]*[.C375]-[.$D$4]" office:value-type="float" office:value="3.61400184801023">
            <text:p>3.614001848</text:p>
          </table:table-cell>
          <table:table-cell table:formula="of:=INT([.D375]/[.$B$1]*1024)" office:value-type="float" office:value="740">
            <text:p>740</text:p>
          </table:table-cell>
          <table:table-cell table:number-columns-repeated="10"/>
        </table:table-row>
        <table:table-row table:style-name="ro2">
          <table:table-cell table:formula="of:=[.A375]+[.$D$1]" office:value-type="float" office:value="16.4">
            <text:p>16.4</text:p>
          </table:table-cell>
          <table:table-cell table:formula="of:=[.$M$2]+[.$M$3]*[.A376]+[.$M$4]*[.A376]^2+[.$M$5]*[.A376]^3+[.$M$6]*[.A376]^4+[.$N$2]*[.A376]^5+[.$N$3]*[.A376]^6+[.$N$4]*[.A376]^7+[.$N$5]*[.A376]^8+[.$N$6]*[.A376]^9" office:value-type="float" office:value="48.1362781352124">
            <text:p>48.1362781352</text:p>
          </table:table-cell>
          <table:table-cell table:formula="of:=[.B376]/([.$B$2]+[.B376])*[.$B$1]" office:value-type="float" office:value="3.29460082859788">
            <text:p>3.2946008286</text:p>
          </table:table-cell>
          <table:table-cell table:formula="of:=[.$D$5]*[.C376]-[.$D$4]" office:value-type="float" office:value="3.6096513461268">
            <text:p>3.6096513461</text:p>
          </table:table-cell>
          <table:table-cell table:formula="of:=INT([.D376]/[.$B$1]*1024)" office:value-type="float" office:value="739">
            <text:p>739</text:p>
          </table:table-cell>
          <table:table-cell table:number-columns-repeated="10"/>
        </table:table-row>
        <table:table-row table:style-name="ro2">
          <table:table-cell table:formula="of:=[.A376]+[.$D$1]" office:value-type="float" office:value="16.5">
            <text:p>16.5</text:p>
          </table:table-cell>
          <table:table-cell table:formula="of:=[.$M$2]+[.$M$3]*[.A377]+[.$M$4]*[.A377]^2+[.$M$5]*[.A377]^3+[.$M$6]*[.A377]^4+[.$N$2]*[.A377]^5+[.$N$3]*[.A377]^6+[.$N$4]*[.A377]^7+[.$N$5]*[.A377]^8+[.$N$6]*[.A377]^9" office:value-type="float" office:value="48.0051064944246">
            <text:p>48.0051064944</text:p>
          </table:table-cell>
          <table:table-cell table:formula="of:=[.B377]/([.$B$2]+[.B377])*[.$B$1]" office:value-type="float" office:value="3.29153317163808">
            <text:p>3.2915331716</text:p>
          </table:table-cell>
          <table:table-cell table:formula="of:=[.$D$5]*[.C377]-[.$D$4]" office:value-type="float" office:value="3.60529979106107">
            <text:p>3.6052997911</text:p>
          </table:table-cell>
          <table:table-cell table:formula="of:=INT([.D377]/[.$B$1]*1024)" office:value-type="float" office:value="738">
            <text:p>738</text:p>
          </table:table-cell>
          <table:table-cell table:number-columns-repeated="10"/>
        </table:table-row>
        <table:table-row table:style-name="ro2">
          <table:table-cell table:formula="of:=[.A377]+[.$D$1]" office:value-type="float" office:value="16.6">
            <text:p>16.6</text:p>
          </table:table-cell>
          <table:table-cell table:formula="of:=[.$M$2]+[.$M$3]*[.A378]+[.$M$4]*[.A378]^2+[.$M$5]*[.A378]^3+[.$M$6]*[.A378]^4+[.$N$2]*[.A378]^5+[.$N$3]*[.A378]^6+[.$N$4]*[.A378]^7+[.$N$5]*[.A378]^8+[.$N$6]*[.A378]^9" office:value-type="float" office:value="47.8743736468722">
            <text:p>47.8743736469</text:p>
          </table:table-cell>
          <table:table-cell table:formula="of:=[.B378]/([.$B$2]+[.B378])*[.$B$1]" office:value-type="float" office:value="3.28846477599955">
            <text:p>3.288464776</text:p>
          </table:table-cell>
          <table:table-cell table:formula="of:=[.$D$5]*[.C378]-[.$D$4]" office:value-type="float" office:value="3.60094718815942">
            <text:p>3.6009471882</text:p>
          </table:table-cell>
          <table:table-cell table:formula="of:=INT([.D378]/[.$B$1]*1024)" office:value-type="float" office:value="737">
            <text:p>737</text:p>
          </table:table-cell>
          <table:table-cell table:number-columns-repeated="10"/>
        </table:table-row>
        <table:table-row table:style-name="ro2">
          <table:table-cell table:formula="of:=[.A378]+[.$D$1]" office:value-type="float" office:value="16.7">
            <text:p>16.7</text:p>
          </table:table-cell>
          <table:table-cell table:formula="of:=[.$M$2]+[.$M$3]*[.A379]+[.$M$4]*[.A379]^2+[.$M$5]*[.A379]^3+[.$M$6]*[.A379]^4+[.$N$2]*[.A379]^5+[.$N$3]*[.A379]^6+[.$N$4]*[.A379]^7+[.$N$5]*[.A379]^8+[.$N$6]*[.A379]^9" office:value-type="float" office:value="47.7440775617714">
            <text:p>47.7440775618</text:p>
          </table:table-cell>
          <table:table-cell table:formula="of:=[.B379]/([.$B$2]+[.B379])*[.$B$1]" office:value-type="float" office:value="3.28539564536341">
            <text:p>3.2853956454</text:p>
          </table:table-cell>
          <table:table-cell table:formula="of:=[.$D$5]*[.C379]-[.$D$4]" office:value-type="float" office:value="3.59659354264361">
            <text:p>3.5965935426</text:p>
          </table:table-cell>
          <table:table-cell table:formula="of:=INT([.D379]/[.$B$1]*1024)" office:value-type="float" office:value="736">
            <text:p>736</text:p>
          </table:table-cell>
          <table:table-cell table:number-columns-repeated="10"/>
        </table:table-row>
        <table:table-row table:style-name="ro2">
          <table:table-cell table:formula="of:=[.A379]+[.$D$1]" office:value-type="float" office:value="16.8">
            <text:p>16.8</text:p>
          </table:table-cell>
          <table:table-cell table:formula="of:=[.$M$2]+[.$M$3]*[.A380]+[.$M$4]*[.A380]^2+[.$M$5]*[.A380]^3+[.$M$6]*[.A380]^4+[.$N$2]*[.A380]^5+[.$N$3]*[.A380]^6+[.$N$4]*[.A380]^7+[.$N$5]*[.A380]^8+[.$N$6]*[.A380]^9" office:value-type="float" office:value="47.6142162169183">
            <text:p>47.6142162169</text:p>
          </table:table-cell>
          <table:table-cell table:formula="of:=[.B380]/([.$B$2]+[.B380])*[.$B$1]" office:value-type="float" office:value="3.28232578332335">
            <text:p>3.2823257833</text:p>
          </table:table-cell>
          <table:table-cell table:formula="of:=[.$D$5]*[.C380]-[.$D$4]" office:value-type="float" office:value="3.59223885961138">
            <text:p>3.5922388596</text:p>
          </table:table-cell>
          <table:table-cell table:formula="of:=INT([.D380]/[.$B$1]*1024)" office:value-type="float" office:value="735">
            <text:p>735</text:p>
          </table:table-cell>
          <table:table-cell table:number-columns-repeated="10"/>
        </table:table-row>
        <table:table-row table:style-name="ro2">
          <table:table-cell table:formula="of:=[.A380]+[.$D$1]" office:value-type="float" office:value="16.9">
            <text:p>16.9</text:p>
          </table:table-cell>
          <table:table-cell table:formula="of:=[.$M$2]+[.$M$3]*[.A381]+[.$M$4]*[.A381]^2+[.$M$5]*[.A381]^3+[.$M$6]*[.A381]^4+[.$N$2]*[.A381]^5+[.$N$3]*[.A381]^6+[.$N$4]*[.A381]^7+[.$N$5]*[.A381]^8+[.$N$6]*[.A381]^9" office:value-type="float" office:value="47.4847875986807">
            <text:p>47.4847875987</text:p>
          </table:table-cell>
          <table:table-cell table:formula="of:=[.B381]/([.$B$2]+[.B381])*[.$B$1]" office:value-type="float" office:value="3.279255193386">
            <text:p>3.2792551934</text:p>
          </table:table-cell>
          <table:table-cell table:formula="of:=[.$D$5]*[.C381]-[.$D$4]" office:value-type="float" office:value="3.58788314403699">
            <text:p>3.587883144</text:p>
          </table:table-cell>
          <table:table-cell table:formula="of:=INT([.D381]/[.$B$1]*1024)" office:value-type="float" office:value="734">
            <text:p>734</text:p>
          </table:table-cell>
          <table:table-cell table:number-columns-repeated="10"/>
        </table:table-row>
        <table:table-row table:style-name="ro2">
          <table:table-cell table:formula="of:=[.A381]+[.$D$1]" office:value-type="float" office:value="17">
            <text:p>17</text:p>
          </table:table-cell>
          <table:table-cell table:formula="of:=[.$M$2]+[.$M$3]*[.A382]+[.$M$4]*[.A382]^2+[.$M$5]*[.A382]^3+[.$M$6]*[.A382]^4+[.$N$2]*[.A382]^5+[.$N$3]*[.A382]^6+[.$N$4]*[.A382]^7+[.$N$5]*[.A382]^8+[.$N$6]*[.A382]^9" office:value-type="float" office:value="47.355789701989">
            <text:p>47.355789702</text:p>
          </table:table-cell>
          <table:table-cell table:formula="of:=[.B382]/([.$B$2]+[.B382])*[.$B$1]" office:value-type="float" office:value="3.27618387897138">
            <text:p>3.276183879</text:p>
          </table:table-cell>
          <table:table-cell table:formula="of:=[.$D$5]*[.C382]-[.$D$4]" office:value-type="float" office:value="3.58352640077185">
            <text:p>3.5835264008</text:p>
          </table:table-cell>
          <table:table-cell table:formula="of:=INT([.D382]/[.$B$1]*1024)" office:value-type="float" office:value="733">
            <text:p>733</text:p>
          </table:table-cell>
          <table:table-cell table:number-columns-repeated="10"/>
        </table:table-row>
        <table:table-row table:style-name="ro2">
          <table:table-cell table:formula="of:=[.A382]+[.$D$1]" office:value-type="float" office:value="17.1">
            <text:p>17.1</text:p>
          </table:table-cell>
          <table:table-cell table:formula="of:=[.$M$2]+[.$M$3]*[.A383]+[.$M$4]*[.A383]^2+[.$M$5]*[.A383]^3+[.$M$6]*[.A383]^4+[.$N$2]*[.A383]^5+[.$N$3]*[.A383]^6+[.$N$4]*[.A383]^7+[.$N$5]*[.A383]^8+[.$N$6]*[.A383]^9" office:value-type="float" office:value="47.227220530328">
            <text:p>47.2272205303</text:p>
          </table:table-cell>
          <table:table-cell table:formula="of:=[.B383]/([.$B$2]+[.B383])*[.$B$1]" office:value-type="float" office:value="3.27311184341333">
            <text:p>3.2731118434</text:p>
          </table:table-cell>
          <table:table-cell table:formula="of:=[.$D$5]*[.C383]-[.$D$4]" office:value-type="float" office:value="3.57916863454508">
            <text:p>3.5791686345</text:p>
          </table:table-cell>
          <table:table-cell table:formula="of:=INT([.D383]/[.$B$1]*1024)" office:value-type="float" office:value="733">
            <text:p>733</text:p>
          </table:table-cell>
          <table:table-cell table:number-columns-repeated="10"/>
        </table:table-row>
        <table:table-row table:style-name="ro2">
          <table:table-cell table:formula="of:=[.A383]+[.$D$1]" office:value-type="float" office:value="17.2">
            <text:p>17.2</text:p>
          </table:table-cell>
          <table:table-cell table:formula="of:=[.$M$2]+[.$M$3]*[.A384]+[.$M$4]*[.A384]^2+[.$M$5]*[.A384]^3+[.$M$6]*[.A384]^4+[.$N$2]*[.A384]^5+[.$N$3]*[.A384]^6+[.$N$4]*[.A384]^7+[.$N$5]*[.A384]^8+[.$N$6]*[.A384]^9" office:value-type="float" office:value="47.099078095727">
            <text:p>47.0990780957</text:p>
          </table:table-cell>
          <table:table-cell table:formula="of:=[.B384]/([.$B$2]+[.B384])*[.$B$1]" office:value-type="float" office:value="3.27003908995994">
            <text:p>3.27003909</text:p>
          </table:table-cell>
          <table:table-cell table:formula="of:=[.$D$5]*[.C384]-[.$D$4]" office:value-type="float" office:value="3.57480984996419">
            <text:p>3.57480985</text:p>
          </table:table-cell>
          <table:table-cell table:formula="of:=INT([.D384]/[.$B$1]*1024)" office:value-type="float" office:value="732">
            <text:p>732</text:p>
          </table:table-cell>
          <table:table-cell table:number-columns-repeated="10"/>
        </table:table-row>
        <table:table-row table:style-name="ro2">
          <table:table-cell table:formula="of:=[.A384]+[.$D$1]" office:value-type="float" office:value="17.3">
            <text:p>17.3</text:p>
          </table:table-cell>
          <table:table-cell table:formula="of:=[.$M$2]+[.$M$3]*[.A385]+[.$M$4]*[.A385]^2+[.$M$5]*[.A385]^3+[.$M$6]*[.A385]^4+[.$N$2]*[.A385]^5+[.$N$3]*[.A385]^6+[.$N$4]*[.A385]^7+[.$N$5]*[.A385]^8+[.$N$6]*[.A385]^9" office:value-type="float" office:value="46.9713604187516">
            <text:p>46.9713604188</text:p>
          </table:table-cell>
          <table:table-cell table:formula="of:=[.B385]/([.$B$2]+[.B385])*[.$B$1]" office:value-type="float" office:value="3.26696562177397">
            <text:p>3.2669656218</text:p>
          </table:table-cell>
          <table:table-cell table:formula="of:=[.$D$5]*[.C385]-[.$D$4]" office:value-type="float" office:value="3.57045005151563">
            <text:p>3.5704500515</text:p>
          </table:table-cell>
          <table:table-cell table:formula="of:=INT([.D385]/[.$B$1]*1024)" office:value-type="float" office:value="731">
            <text:p>731</text:p>
          </table:table-cell>
          <table:table-cell table:number-columns-repeated="10"/>
        </table:table-row>
        <table:table-row table:style-name="ro2">
          <table:table-cell table:formula="of:=[.A385]+[.$D$1]" office:value-type="float" office:value="17.4">
            <text:p>17.4</text:p>
          </table:table-cell>
          <table:table-cell table:formula="of:=[.$M$2]+[.$M$3]*[.A386]+[.$M$4]*[.A386]^2+[.$M$5]*[.A386]^3+[.$M$6]*[.A386]^4+[.$N$2]*[.A386]^5+[.$N$3]*[.A386]^6+[.$N$4]*[.A386]^7+[.$N$5]*[.A386]^8+[.$N$6]*[.A386]^9" office:value-type="float" office:value="46.8440655284932">
            <text:p>46.8440655285</text:p>
          </table:table-cell>
          <table:table-cell table:formula="of:=[.B386]/([.$B$2]+[.B386])*[.$B$1]" office:value-type="float" office:value="3.26389144193333">
            <text:p>3.2638914419</text:p>
          </table:table-cell>
          <table:table-cell table:formula="of:=[.$D$5]*[.C386]-[.$D$4]" office:value-type="float" office:value="3.56608924356553">
            <text:p>3.5660892436</text:p>
          </table:table-cell>
          <table:table-cell table:formula="of:=INT([.D386]/[.$B$1]*1024)" office:value-type="float" office:value="730">
            <text:p>730</text:p>
          </table:table-cell>
          <table:table-cell table:number-columns-repeated="10"/>
        </table:table-row>
        <table:table-row table:style-name="ro2">
          <table:table-cell table:formula="of:=[.A386]+[.$D$1]" office:value-type="float" office:value="17.5">
            <text:p>17.5</text:p>
          </table:table-cell>
          <table:table-cell table:formula="of:=[.$M$2]+[.$M$3]*[.A387]+[.$M$4]*[.A387]^2+[.$M$5]*[.A387]^3+[.$M$6]*[.A387]^4+[.$N$2]*[.A387]^5+[.$N$3]*[.A387]^6+[.$N$4]*[.A387]^7+[.$N$5]*[.A387]^8+[.$N$6]*[.A387]^9" office:value-type="float" office:value="46.7171914625604">
            <text:p>46.7171914626</text:p>
          </table:table-cell>
          <table:table-cell table:formula="of:=[.B387]/([.$B$2]+[.B387])*[.$B$1]" office:value-type="float" office:value="3.26081655343155">
            <text:p>3.2608165534</text:p>
          </table:table-cell>
          <table:table-cell table:formula="of:=[.$D$5]*[.C387]-[.$D$4]" office:value-type="float" office:value="3.56172743036026">
            <text:p>3.5617274304</text:p>
          </table:table-cell>
          <table:table-cell table:formula="of:=INT([.D387]/[.$B$1]*1024)" office:value-type="float" office:value="729">
            <text:p>729</text:p>
          </table:table-cell>
          <table:table-cell table:number-columns-repeated="10"/>
        </table:table-row>
        <table:table-row table:style-name="ro2">
          <table:table-cell table:formula="of:=[.A387]+[.$D$1]" office:value-type="float" office:value="17.6">
            <text:p>17.6</text:p>
          </table:table-cell>
          <table:table-cell table:formula="of:=[.$M$2]+[.$M$3]*[.A388]+[.$M$4]*[.A388]^2+[.$M$5]*[.A388]^3+[.$M$6]*[.A388]^4+[.$N$2]*[.A388]^5+[.$N$3]*[.A388]^6+[.$N$4]*[.A388]^7+[.$N$5]*[.A388]^8+[.$N$6]*[.A388]^9" office:value-type="float" office:value="46.5907362670684">
            <text:p>46.5907362671</text:p>
          </table:table-cell>
          <table:table-cell table:formula="of:=[.B388]/([.$B$2]+[.B388])*[.$B$1]" office:value-type="float" office:value="3.25774095917821">
            <text:p>3.2577409592</text:p>
          </table:table-cell>
          <table:table-cell table:formula="of:=[.$D$5]*[.C388]-[.$D$4]" office:value-type="float" office:value="3.55736461602716">
            <text:p>3.557364616</text:p>
          </table:table-cell>
          <table:table-cell table:formula="of:=INT([.D388]/[.$B$1]*1024)" office:value-type="float" office:value="728">
            <text:p>728</text:p>
          </table:table-cell>
          <table:table-cell table:number-columns-repeated="10"/>
        </table:table-row>
        <table:table-row table:style-name="ro2">
          <table:table-cell table:formula="of:=[.A388]+[.$D$1]" office:value-type="float" office:value="17.7">
            <text:p>17.7</text:p>
          </table:table-cell>
          <table:table-cell table:formula="of:=[.$M$2]+[.$M$3]*[.A389]+[.$M$4]*[.A389]^2+[.$M$5]*[.A389]^3+[.$M$6]*[.A389]^4+[.$N$2]*[.A389]^5+[.$N$3]*[.A389]^6+[.$N$4]*[.A389]^7+[.$N$5]*[.A389]^8+[.$N$6]*[.A389]^9" office:value-type="float" office:value="46.4646979966295">
            <text:p>46.4646979966</text:p>
          </table:table-cell>
          <table:table-cell table:formula="of:=[.B389]/([.$B$2]+[.B389])*[.$B$1]" office:value-type="float" office:value="3.25466466199946">
            <text:p>3.254664662</text:p>
          </table:table-cell>
          <table:table-cell table:formula="of:=[.$D$5]*[.C389]-[.$D$4]" office:value-type="float" office:value="3.55300080457519">
            <text:p>3.5530008046</text:p>
          </table:table-cell>
          <table:table-cell table:formula="of:=INT([.D389]/[.$B$1]*1024)" office:value-type="float" office:value="727">
            <text:p>727</text:p>
          </table:table-cell>
          <table:table-cell table:number-columns-repeated="10"/>
        </table:table-row>
        <table:table-row table:style-name="ro2">
          <table:table-cell table:formula="of:=[.A389]+[.$D$1]" office:value-type="float" office:value="17.8">
            <text:p>17.8</text:p>
          </table:table-cell>
          <table:table-cell table:formula="of:=[.$M$2]+[.$M$3]*[.A390]+[.$M$4]*[.A390]^2+[.$M$5]*[.A390]^3+[.$M$6]*[.A390]^4+[.$N$2]*[.A390]^5+[.$N$3]*[.A390]^6+[.$N$4]*[.A390]^7+[.$N$5]*[.A390]^8+[.$N$6]*[.A390]^9" office:value-type="float" office:value="46.3390747143429">
            <text:p>46.3390747143</text:p>
          </table:table-cell>
          <table:table-cell table:formula="of:=[.B390]/([.$B$2]+[.B390])*[.$B$1]" office:value-type="float" office:value="3.25158766463847">
            <text:p>3.2515876646</text:p>
          </table:table-cell>
          <table:table-cell table:formula="of:=[.$D$5]*[.C390]-[.$D$4]" office:value-type="float" office:value="3.54863599989562">
            <text:p>3.5486359999</text:p>
          </table:table-cell>
          <table:table-cell table:formula="of:=INT([.D390]/[.$B$1]*1024)" office:value-type="float" office:value="726">
            <text:p>726</text:p>
          </table:table-cell>
          <table:table-cell table:number-columns-repeated="10"/>
        </table:table-row>
        <table:table-row table:style-name="ro2">
          <table:table-cell table:formula="of:=[.A390]+[.$D$1]" office:value-type="float" office:value="17.9">
            <text:p>17.9</text:p>
          </table:table-cell>
          <table:table-cell table:formula="of:=[.$M$2]+[.$M$3]*[.A391]+[.$M$4]*[.A391]^2+[.$M$5]*[.A391]^3+[.$M$6]*[.A391]^4+[.$N$2]*[.A391]^5+[.$N$3]*[.A391]^6+[.$N$4]*[.A391]^7+[.$N$5]*[.A391]^8+[.$N$6]*[.A391]^9" office:value-type="float" office:value="46.2138644917843">
            <text:p>46.2138644918</text:p>
          </table:table-cell>
          <table:table-cell table:formula="of:=[.B391]/([.$B$2]+[.B391])*[.$B$1]" office:value-type="float" office:value="3.24850996975596">
            <text:p>3.2485099698</text:p>
          </table:table-cell>
          <table:table-cell table:formula="of:=[.$D$5]*[.C391]-[.$D$4]" office:value-type="float" office:value="3.54427020576274">
            <text:p>3.5442702058</text:p>
          </table:table-cell>
          <table:table-cell table:formula="of:=INT([.D391]/[.$B$1]*1024)" office:value-type="float" office:value="725">
            <text:p>725</text:p>
          </table:table-cell>
          <table:table-cell table:number-columns-repeated="10"/>
        </table:table-row>
        <table:table-row table:style-name="ro2">
          <table:table-cell table:formula="of:=[.A391]+[.$D$1]" office:value-type="float" office:value="18">
            <text:p>18</text:p>
          </table:table-cell>
          <table:table-cell table:formula="of:=[.$M$2]+[.$M$3]*[.A392]+[.$M$4]*[.A392]^2+[.$M$5]*[.A392]^3+[.$M$6]*[.A392]^4+[.$N$2]*[.A392]^5+[.$N$3]*[.A392]^6+[.$N$4]*[.A392]^7+[.$N$5]*[.A392]^8+[.$N$6]*[.A392]^9" office:value-type="float" office:value="46.0890654089953">
            <text:p>46.089065409</text:p>
          </table:table-cell>
          <table:table-cell table:formula="of:=[.B392]/([.$B$2]+[.B392])*[.$B$1]" office:value-type="float" office:value="3.24543157993068">
            <text:p>3.2454315799</text:p>
          </table:table-cell>
          <table:table-cell table:formula="of:=[.$D$5]*[.C392]-[.$D$4]" office:value-type="float" office:value="3.53990342583459">
            <text:p>3.5399034258</text:p>
          </table:table-cell>
          <table:table-cell table:formula="of:=INT([.D392]/[.$B$1]*1024)" office:value-type="float" office:value="724">
            <text:p>724</text:p>
          </table:table-cell>
          <table:table-cell table:number-columns-repeated="10"/>
        </table:table-row>
        <table:table-row table:style-name="ro2">
          <table:table-cell table:formula="of:=[.A392]+[.$D$1]" office:value-type="float" office:value="18.1">
            <text:p>18.1</text:p>
          </table:table-cell>
          <table:table-cell table:formula="of:=[.$M$2]+[.$M$3]*[.A393]+[.$M$4]*[.A393]^2+[.$M$5]*[.A393]^3+[.$M$6]*[.A393]^4+[.$N$2]*[.A393]^5+[.$N$3]*[.A393]^6+[.$N$4]*[.A393]^7+[.$N$5]*[.A393]^8+[.$N$6]*[.A393]^9" office:value-type="float" office:value="45.964675554473">
            <text:p>45.9646755545</text:p>
          </table:table-cell>
          <table:table-cell table:formula="of:=[.B393]/([.$B$2]+[.B393])*[.$B$1]" office:value-type="float" office:value="3.24235249765991">
            <text:p>3.2423524977</text:p>
          </table:table-cell>
          <table:table-cell table:formula="of:=[.$D$5]*[.C393]-[.$D$4]" office:value-type="float" office:value="3.53553566365364">
            <text:p>3.5355356637</text:p>
          </table:table-cell>
          <table:table-cell table:formula="of:=INT([.D393]/[.$B$1]*1024)" office:value-type="float" office:value="724">
            <text:p>724</text:p>
          </table:table-cell>
          <table:table-cell table:number-columns-repeated="10"/>
        </table:table-row>
        <table:table-row table:style-name="ro2">
          <table:table-cell table:formula="of:=[.A393]+[.$D$1]" office:value-type="float" office:value="18.2">
            <text:p>18.2</text:p>
          </table:table-cell>
          <table:table-cell table:formula="of:=[.$M$2]+[.$M$3]*[.A394]+[.$M$4]*[.A394]^2+[.$M$5]*[.A394]^3+[.$M$6]*[.A394]^4+[.$N$2]*[.A394]^5+[.$N$3]*[.A394]^6+[.$N$4]*[.A394]^7+[.$N$5]*[.A394]^8+[.$N$6]*[.A394]^9" office:value-type="float" office:value="45.8406930251589">
            <text:p>45.8406930252</text:p>
          </table:table-cell>
          <table:table-cell table:formula="of:=[.B394]/([.$B$2]+[.B394])*[.$B$1]" office:value-type="float" office:value="3.23927272536003">
            <text:p>3.2392727254</text:p>
          </table:table-cell>
          <table:table-cell table:formula="of:=[.$D$5]*[.C394]-[.$D$4]" office:value-type="float" office:value="3.53116692264756">
            <text:p>3.5311669226</text:p>
          </table:table-cell>
          <table:table-cell table:formula="of:=INT([.D394]/[.$B$1]*1024)" office:value-type="float" office:value="723">
            <text:p>723</text:p>
          </table:table-cell>
          <table:table-cell table:number-columns-repeated="10"/>
        </table:table-row>
        <table:table-row table:style-name="ro2">
          <table:table-cell table:formula="of:=[.A394]+[.$D$1]" office:value-type="float" office:value="18.3">
            <text:p>18.3</text:p>
          </table:table-cell>
          <table:table-cell table:formula="of:=[.$M$2]+[.$M$3]*[.A395]+[.$M$4]*[.A395]^2+[.$M$5]*[.A395]^3+[.$M$6]*[.A395]^4+[.$N$2]*[.A395]^5+[.$N$3]*[.A395]^6+[.$N$4]*[.A395]^7+[.$N$5]*[.A395]^8+[.$N$6]*[.A395]^9" office:value-type="float" office:value="45.717115926428">
            <text:p>45.7171159264</text:p>
          </table:table-cell>
          <table:table-cell table:formula="of:=[.B395]/([.$B$2]+[.B395])*[.$B$1]" office:value-type="float" office:value="3.23619226536697">
            <text:p>3.2361922654</text:p>
          </table:table-cell>
          <table:table-cell table:formula="of:=[.$D$5]*[.C395]-[.$D$4]" office:value-type="float" office:value="3.52679720612995">
            <text:p>3.5267972061</text:p>
          </table:table-cell>
          <table:table-cell table:formula="of:=INT([.D395]/[.$B$1]*1024)" office:value-type="float" office:value="722">
            <text:p>722</text:p>
          </table:table-cell>
          <table:table-cell table:number-columns-repeated="10"/>
        </table:table-row>
        <table:table-row table:style-name="ro2">
          <table:table-cell table:formula="of:=[.A395]+[.$D$1]" office:value-type="float" office:value="18.4">
            <text:p>18.4</text:p>
          </table:table-cell>
          <table:table-cell table:formula="of:=[.$M$2]+[.$M$3]*[.A396]+[.$M$4]*[.A396]^2+[.$M$5]*[.A396]^3+[.$M$6]*[.A396]^4+[.$N$2]*[.A396]^5+[.$N$3]*[.A396]^6+[.$N$4]*[.A396]^7+[.$N$5]*[.A396]^8+[.$N$6]*[.A396]^9" office:value-type="float" office:value="45.5939423720774">
            <text:p>45.5939423721</text:p>
          </table:table-cell>
          <table:table-cell table:formula="of:=[.B396]/([.$B$2]+[.B396])*[.$B$1]" office:value-type="float" office:value="3.23311111993681">
            <text:p>3.2331111199</text:p>
          </table:table-cell>
          <table:table-cell table:formula="of:=[.$D$5]*[.C396]-[.$D$4]" office:value-type="float" office:value="3.52242651730113">
            <text:p>3.5224265173</text:p>
          </table:table-cell>
          <table:table-cell table:formula="of:=INT([.D396]/[.$B$1]*1024)" office:value-type="float" office:value="721">
            <text:p>721</text:p>
          </table:table-cell>
          <table:table-cell table:number-columns-repeated="10"/>
        </table:table-row>
        <table:table-row table:style-name="ro2">
          <table:table-cell table:formula="of:=[.A396]+[.$D$1]" office:value-type="float" office:value="18.5">
            <text:p>18.5</text:p>
          </table:table-cell>
          <table:table-cell table:formula="of:=[.$M$2]+[.$M$3]*[.A397]+[.$M$4]*[.A397]^2+[.$M$5]*[.A397]^3+[.$M$6]*[.A397]^4+[.$N$2]*[.A397]^5+[.$N$3]*[.A397]^6+[.$N$4]*[.A397]^7+[.$N$5]*[.A397]^8+[.$N$6]*[.A397]^9" office:value-type="float" office:value="45.4711704843153">
            <text:p>45.4711704843</text:p>
          </table:table-cell>
          <table:table-cell table:formula="of:=[.B397]/([.$B$2]+[.B397])*[.$B$1]" office:value-type="float" office:value="3.2300292912463">
            <text:p>3.2300292912</text:p>
          </table:table-cell>
          <table:table-cell table:formula="of:=[.$D$5]*[.C397]-[.$D$4]" office:value-type="float" office:value="3.51805485924886">
            <text:p>3.5180548592</text:p>
          </table:table-cell>
          <table:table-cell table:formula="of:=INT([.D397]/[.$B$1]*1024)" office:value-type="float" office:value="720">
            <text:p>720</text:p>
          </table:table-cell>
          <table:table-cell table:number-columns-repeated="10"/>
        </table:table-row>
        <table:table-row table:style-name="ro2">
          <table:table-cell table:formula="of:=[.A397]+[.$D$1]" office:value-type="float" office:value="18.6">
            <text:p>18.6</text:p>
          </table:table-cell>
          <table:table-cell table:formula="of:=[.$M$2]+[.$M$3]*[.A398]+[.$M$4]*[.A398]^2+[.$M$5]*[.A398]^3+[.$M$6]*[.A398]^4+[.$N$2]*[.A398]^5+[.$N$3]*[.A398]^6+[.$N$4]*[.A398]^7+[.$N$5]*[.A398]^8+[.$N$6]*[.A398]^9" office:value-type="float" office:value="45.3487983937491">
            <text:p>45.3487983937</text:p>
          </table:table-cell>
          <table:table-cell table:formula="of:=[.B398]/([.$B$2]+[.B398])*[.$B$1]" office:value-type="float" office:value="3.22694678139339">
            <text:p>3.2269467814</text:p>
          </table:table-cell>
          <table:table-cell table:formula="of:=[.$D$5]*[.C398]-[.$D$4]" office:value-type="float" office:value="3.51368223494916">
            <text:p>3.5136822349</text:p>
          </table:table-cell>
          <table:table-cell table:formula="of:=INT([.D398]/[.$B$1]*1024)" office:value-type="float" office:value="719">
            <text:p>719</text:p>
          </table:table-cell>
          <table:table-cell table:number-columns-repeated="10"/>
        </table:table-row>
        <table:table-row table:style-name="ro2">
          <table:table-cell table:formula="of:=[.A398]+[.$D$1]" office:value-type="float" office:value="18.7">
            <text:p>18.7</text:p>
          </table:table-cell>
          <table:table-cell table:formula="of:=[.$M$2]+[.$M$3]*[.A399]+[.$M$4]*[.A399]^2+[.$M$5]*[.A399]^3+[.$M$6]*[.A399]^4+[.$N$2]*[.A399]^5+[.$N$3]*[.A399]^6+[.$N$4]*[.A399]^7+[.$N$5]*[.A399]^8+[.$N$6]*[.A399]^9" office:value-type="float" office:value="45.226824239374">
            <text:p>45.2268242394</text:p>
          </table:table-cell>
          <table:table-cell table:formula="of:=[.B399]/([.$B$2]+[.B399])*[.$B$1]" office:value-type="float" office:value="3.22386359239783">
            <text:p>3.2238635924</text:p>
          </table:table-cell>
          <table:table-cell table:formula="of:=[.$D$5]*[.C399]-[.$D$4]" office:value-type="float" office:value="3.50930864726707">
            <text:p>3.5093086473</text:p>
          </table:table-cell>
          <table:table-cell table:formula="of:=INT([.D399]/[.$B$1]*1024)" office:value-type="float" office:value="718">
            <text:p>718</text:p>
          </table:table-cell>
          <table:table-cell table:number-columns-repeated="10"/>
        </table:table-row>
        <table:table-row table:style-name="ro2">
          <table:table-cell table:formula="of:=[.A399]+[.$D$1]" office:value-type="float" office:value="18.8">
            <text:p>18.8</text:p>
          </table:table-cell>
          <table:table-cell table:formula="of:=[.$M$2]+[.$M$3]*[.A400]+[.$M$4]*[.A400]^2+[.$M$5]*[.A400]^3+[.$M$6]*[.A400]^4+[.$N$2]*[.A400]^5+[.$N$3]*[.A400]^6+[.$N$4]*[.A400]^7+[.$N$5]*[.A400]^8+[.$N$6]*[.A400]^9" office:value-type="float" office:value="45.1052461685607">
            <text:p>45.1052461686</text:p>
          </table:table-cell>
          <table:table-cell table:formula="of:=[.B400]/([.$B$2]+[.B400])*[.$B$1]" office:value-type="float" office:value="3.22077972620168">
            <text:p>3.2207797262</text:p>
          </table:table-cell>
          <table:table-cell table:formula="of:=[.$D$5]*[.C400]-[.$D$4]" office:value-type="float" office:value="3.50493409895748">
            <text:p>3.504934099</text:p>
          </table:table-cell>
          <table:table-cell table:formula="of:=INT([.D400]/[.$B$1]*1024)" office:value-type="float" office:value="717">
            <text:p>717</text:p>
          </table:table-cell>
          <table:table-cell table:number-columns-repeated="10"/>
        </table:table-row>
        <table:table-row table:style-name="ro2">
          <table:table-cell table:formula="of:=[.A400]+[.$D$1]" office:value-type="float" office:value="18.9">
            <text:p>18.9</text:p>
          </table:table-cell>
          <table:table-cell table:formula="of:=[.$M$2]+[.$M$3]*[.A401]+[.$M$4]*[.A401]^2+[.$M$5]*[.A401]^3+[.$M$6]*[.A401]^4+[.$N$2]*[.A401]^5+[.$N$3]*[.A401]^6+[.$N$4]*[.A401]^7+[.$N$5]*[.A401]^8+[.$N$6]*[.A401]^9" office:value-type="float" office:value="44.9840623370439">
            <text:p>44.984062337</text:p>
          </table:table-cell>
          <table:table-cell table:formula="of:=[.B401]/([.$B$2]+[.B401])*[.$B$1]" office:value-type="float" office:value="3.21769518466994">
            <text:p>3.2176951847</text:p>
          </table:table-cell>
          <table:table-cell table:formula="of:=[.$D$5]*[.C401]-[.$D$4]" office:value-type="float" office:value="3.50055859266594">
            <text:p>3.5005585927</text:p>
          </table:table-cell>
          <table:table-cell table:formula="of:=INT([.D401]/[.$B$1]*1024)" office:value-type="float" office:value="716">
            <text:p>716</text:p>
          </table:table-cell>
          <table:table-cell table:number-columns-repeated="10"/>
        </table:table-row>
        <table:table-row table:style-name="ro2">
          <table:table-cell table:formula="of:=[.A401]+[.$D$1]" office:value-type="float" office:value="19">
            <text:p>19</text:p>
          </table:table-cell>
          <table:table-cell table:formula="of:=[.$M$2]+[.$M$3]*[.A402]+[.$M$4]*[.A402]^2+[.$M$5]*[.A402]^3+[.$M$6]*[.A402]^4+[.$N$2]*[.A402]^5+[.$N$3]*[.A402]^6+[.$N$4]*[.A402]^7+[.$N$5]*[.A402]^8+[.$N$6]*[.A402]^9" office:value-type="float" office:value="44.8632709089097">
            <text:p>44.8632709089</text:p>
          </table:table-cell>
          <table:table-cell table:formula="of:=[.B402]/([.$B$2]+[.B402])*[.$B$1]" office:value-type="float" office:value="3.21460996959109">
            <text:p>3.2146099696</text:p>
          </table:table-cell>
          <table:table-cell table:formula="of:=[.$D$5]*[.C402]-[.$D$4]" office:value-type="float" office:value="3.49618213092945">
            <text:p>3.4961821309</text:p>
          </table:table-cell>
          <table:table-cell table:formula="of:=INT([.D402]/[.$B$1]*1024)" office:value-type="float" office:value="716">
            <text:p>716</text:p>
          </table:table-cell>
          <table:table-cell table:number-columns-repeated="10"/>
        </table:table-row>
        <table:table-row table:style-name="ro2">
          <table:table-cell table:formula="of:=[.A402]+[.$D$1]" office:value-type="float" office:value="19.1">
            <text:p>19.1</text:p>
          </table:table-cell>
          <table:table-cell table:formula="of:=[.$M$2]+[.$M$3]*[.A403]+[.$M$4]*[.A403]^2+[.$M$5]*[.A403]^3+[.$M$6]*[.A403]^4+[.$N$2]*[.A403]^5+[.$N$3]*[.A403]^6+[.$N$4]*[.A403]^7+[.$N$5]*[.A403]^8+[.$N$6]*[.A403]^9" office:value-type="float" office:value="44.7428700565833">
            <text:p>44.7428700566</text:p>
          </table:table-cell>
          <table:table-cell table:formula="of:=[.B403]/([.$B$2]+[.B403])*[.$B$1]" office:value-type="float" office:value="3.2115240826777">
            <text:p>3.2115240827</text:p>
          </table:table-cell>
          <table:table-cell table:formula="of:=[.$D$5]*[.C403]-[.$D$4]" office:value-type="float" office:value="3.49180471617734">
            <text:p>3.4918047162</text:p>
          </table:table-cell>
          <table:table-cell table:formula="of:=INT([.D403]/[.$B$1]*1024)" office:value-type="float" office:value="715">
            <text:p>715</text:p>
          </table:table-cell>
          <table:table-cell table:number-columns-repeated="10"/>
        </table:table-row>
        <table:table-row table:style-name="ro2">
          <table:table-cell table:formula="of:=[.A403]+[.$D$1]" office:value-type="float" office:value="19.2">
            <text:p>19.2</text:p>
          </table:table-cell>
          <table:table-cell table:formula="of:=[.$M$2]+[.$M$3]*[.A404]+[.$M$4]*[.A404]^2+[.$M$5]*[.A404]^3+[.$M$6]*[.A404]^4+[.$N$2]*[.A404]^5+[.$N$3]*[.A404]^6+[.$N$4]*[.A404]^7+[.$N$5]*[.A404]^8+[.$N$6]*[.A404]^9" office:value-type="float" office:value="44.6228579608167">
            <text:p>44.6228579608</text:p>
          </table:table-cell>
          <table:table-cell table:formula="of:=[.B404]/([.$B$2]+[.B404])*[.$B$1]" office:value-type="float" office:value="3.208437525567">
            <text:p>3.2084375256</text:p>
          </table:table-cell>
          <table:table-cell table:formula="of:=[.$D$5]*[.C404]-[.$D$4]" office:value-type="float" office:value="3.48742635073207">
            <text:p>3.4874263507</text:p>
          </table:table-cell>
          <table:table-cell table:formula="of:=INT([.D404]/[.$B$1]*1024)" office:value-type="float" office:value="714">
            <text:p>714</text:p>
          </table:table-cell>
          <table:table-cell table:number-columns-repeated="10"/>
        </table:table-row>
        <table:table-row table:style-name="ro2">
          <table:table-cell table:formula="of:=[.A404]+[.$D$1]" office:value-type="float" office:value="19.3">
            <text:p>19.3</text:p>
          </table:table-cell>
          <table:table-cell table:formula="of:=[.$M$2]+[.$M$3]*[.A405]+[.$M$4]*[.A405]^2+[.$M$5]*[.A405]^3+[.$M$6]*[.A405]^4+[.$N$2]*[.A405]^5+[.$N$3]*[.A405]^6+[.$N$4]*[.A405]^7+[.$N$5]*[.A405]^8+[.$N$6]*[.A405]^9" office:value-type="float" office:value="44.5032328106757">
            <text:p>44.5032328107</text:p>
          </table:table-cell>
          <table:table-cell table:formula="of:=[.B405]/([.$B$2]+[.B405])*[.$B$1]" office:value-type="float" office:value="3.20535029982151">
            <text:p>3.2053502998</text:p>
          </table:table-cell>
          <table:table-cell table:formula="of:=[.$D$5]*[.C405]-[.$D$4]" office:value-type="float" office:value="3.48304703681011">
            <text:p>3.4830470368</text:p>
          </table:table-cell>
          <table:table-cell table:formula="of:=INT([.D405]/[.$B$1]*1024)" office:value-type="float" office:value="713">
            <text:p>713</text:p>
          </table:table-cell>
          <table:table-cell table:number-columns-repeated="10"/>
        </table:table-row>
        <table:table-row table:style-name="ro2">
          <table:table-cell table:formula="of:=[.A405]+[.$D$1]" office:value-type="float" office:value="19.4">
            <text:p>19.4</text:p>
          </table:table-cell>
          <table:table-cell table:formula="of:=[.$M$2]+[.$M$3]*[.A406]+[.$M$4]*[.A406]^2+[.$M$5]*[.A406]^3+[.$M$6]*[.A406]^4+[.$N$2]*[.A406]^5+[.$N$3]*[.A406]^6+[.$N$4]*[.A406]^7+[.$N$5]*[.A406]^8+[.$N$6]*[.A406]^9" office:value-type="float" office:value="44.3839928035272">
            <text:p>44.3839928035</text:p>
          </table:table-cell>
          <table:table-cell table:formula="of:=[.B406]/([.$B$2]+[.B406])*[.$B$1]" office:value-type="float" office:value="3.20226240692963">
            <text:p>3.2022624069</text:p>
          </table:table-cell>
          <table:table-cell table:formula="of:=[.$D$5]*[.C406]-[.$D$4]" office:value-type="float" office:value="3.4786667765228">
            <text:p>3.4786667765</text:p>
          </table:table-cell>
          <table:table-cell table:formula="of:=INT([.D406]/[.$B$1]*1024)" office:value-type="float" office:value="712">
            <text:p>712</text:p>
          </table:table-cell>
          <table:table-cell table:number-columns-repeated="10"/>
        </table:table-row>
        <table:table-row table:style-name="ro2">
          <table:table-cell table:formula="of:=[.A406]+[.$D$1]" office:value-type="float" office:value="19.5">
            <text:p>19.5</text:p>
          </table:table-cell>
          <table:table-cell table:formula="of:=[.$M$2]+[.$M$3]*[.A407]+[.$M$4]*[.A407]^2+[.$M$5]*[.A407]^3+[.$M$6]*[.A407]^4+[.$N$2]*[.A407]^5+[.$N$3]*[.A407]^6+[.$N$4]*[.A407]^7+[.$N$5]*[.A407]^8+[.$N$6]*[.A407]^9" office:value-type="float" office:value="44.2651361450264">
            <text:p>44.265136145</text:p>
          </table:table-cell>
          <table:table-cell table:formula="of:=[.B407]/([.$B$2]+[.B407])*[.$B$1]" office:value-type="float" office:value="3.19917384830626">
            <text:p>3.1991738483</text:p>
          </table:table-cell>
          <table:table-cell table:formula="of:=[.$D$5]*[.C407]-[.$D$4]" office:value-type="float" office:value="3.47428557187722">
            <text:p>3.4742855719</text:p>
          </table:table-cell>
          <table:table-cell table:formula="of:=INT([.D407]/[.$B$1]*1024)" office:value-type="float" office:value="711">
            <text:p>711</text:p>
          </table:table-cell>
          <table:table-cell table:number-columns-repeated="10"/>
        </table:table-row>
        <table:table-row table:style-name="ro2">
          <table:table-cell table:formula="of:=[.A407]+[.$D$1]" office:value-type="float" office:value="19.6">
            <text:p>19.6</text:p>
          </table:table-cell>
          <table:table-cell table:formula="of:=[.$M$2]+[.$M$3]*[.A408]+[.$M$4]*[.A408]^2+[.$M$5]*[.A408]^3+[.$M$6]*[.A408]^4+[.$N$2]*[.A408]^5+[.$N$3]*[.A408]^6+[.$N$4]*[.A408]^7+[.$N$5]*[.A408]^8+[.$N$6]*[.A408]^9" office:value-type="float" office:value="44.146661049103">
            <text:p>44.1466610491</text:p>
          </table:table-cell>
          <table:table-cell table:formula="of:=[.B408]/([.$B$2]+[.B408])*[.$B$1]" office:value-type="float" office:value="3.19608462529343">
            <text:p>3.1960846253</text:p>
          </table:table-cell>
          <table:table-cell table:formula="of:=[.$D$5]*[.C408]-[.$D$4]" office:value-type="float" office:value="3.46990342477707">
            <text:p>3.4699034248</text:p>
          </table:table-cell>
          <table:table-cell table:formula="of:=INT([.D408]/[.$B$1]*1024)" office:value-type="float" office:value="710">
            <text:p>710</text:p>
          </table:table-cell>
          <table:table-cell table:number-columns-repeated="10"/>
        </table:table-row>
        <table:table-row table:style-name="ro2">
          <table:table-cell table:formula="of:=[.A408]+[.$D$1]" office:value-type="float" office:value="19.7">
            <text:p>19.7</text:p>
          </table:table-cell>
          <table:table-cell table:formula="of:=[.$M$2]+[.$M$3]*[.A409]+[.$M$4]*[.A409]^2+[.$M$5]*[.A409]^3+[.$M$6]*[.A409]^4+[.$N$2]*[.A409]^5+[.$N$3]*[.A409]^6+[.$N$4]*[.A409]^7+[.$N$5]*[.A409]^8+[.$N$6]*[.A409]^9" office:value-type="float" office:value="44.0285657379488">
            <text:p>44.0285657379</text:p>
          </table:table-cell>
          <table:table-cell table:formula="of:=[.B409]/([.$B$2]+[.B409])*[.$B$1]" office:value-type="float" office:value="3.19299473916092">
            <text:p>3.1929947392</text:p>
          </table:table-cell>
          <table:table-cell table:formula="of:=[.$D$5]*[.C409]-[.$D$4]" office:value-type="float" office:value="3.46552033702356">
            <text:p>3.465520337</text:p>
          </table:table-cell>
          <table:table-cell table:formula="of:=INT([.D409]/[.$B$1]*1024)" office:value-type="float" office:value="709">
            <text:p>709</text:p>
          </table:table-cell>
          <table:table-cell table:number-columns-repeated="10"/>
        </table:table-row>
        <table:table-row table:style-name="ro2">
          <table:table-cell table:formula="of:=[.A409]+[.$D$1]" office:value-type="float" office:value="19.8">
            <text:p>19.8</text:p>
          </table:table-cell>
          <table:table-cell table:formula="of:=[.$M$2]+[.$M$3]*[.A410]+[.$M$4]*[.A410]^2+[.$M$5]*[.A410]^3+[.$M$6]*[.A410]^4+[.$N$2]*[.A410]^5+[.$N$3]*[.A410]^6+[.$N$4]*[.A410]^7+[.$N$5]*[.A410]^8+[.$N$6]*[.A410]^9" office:value-type="float" office:value="43.9108484420035">
            <text:p>43.910848442</text:p>
          </table:table-cell>
          <table:table-cell table:formula="of:=[.B410]/([.$B$2]+[.B410])*[.$B$1]" office:value-type="float" office:value="3.1899041911069">
            <text:p>3.1899041911</text:p>
          </table:table-cell>
          <table:table-cell table:formula="of:=[.$D$5]*[.C410]-[.$D$4]" office:value-type="float" office:value="3.46113631031634">
            <text:p>3.4611363103</text:p>
          </table:table-cell>
          <table:table-cell table:formula="of:=INT([.D410]/[.$B$1]*1024)" office:value-type="float" office:value="708">
            <text:p>708</text:p>
          </table:table-cell>
          <table:table-cell table:number-columns-repeated="10"/>
        </table:table-row>
        <table:table-row table:style-name="ro2">
          <table:table-cell table:formula="of:=[.A410]+[.$D$1]" office:value-type="float" office:value="19.9">
            <text:p>19.9</text:p>
          </table:table-cell>
          <table:table-cell table:formula="of:=[.$M$2]+[.$M$3]*[.A411]+[.$M$4]*[.A411]^2+[.$M$5]*[.A411]^3+[.$M$6]*[.A411]^4+[.$N$2]*[.A411]^5+[.$N$3]*[.A411]^6+[.$N$4]*[.A411]^7+[.$N$5]*[.A411]^8+[.$N$6]*[.A411]^9" office:value-type="float" office:value="43.7935073999413">
            <text:p>43.7935073999</text:p>
          </table:table-cell>
          <table:table-cell table:formula="of:=[.B411]/([.$B$2]+[.B411])*[.$B$1]" office:value-type="float" office:value="3.18681298225857">
            <text:p>3.1868129823</text:p>
          </table:table-cell>
          <table:table-cell table:formula="of:=[.$D$5]*[.C411]-[.$D$4]" office:value-type="float" office:value="3.45675134625436">
            <text:p>3.4567513463</text:p>
          </table:table-cell>
          <table:table-cell table:formula="of:=INT([.D411]/[.$B$1]*1024)" office:value-type="float" office:value="707">
            <text:p>707</text:p>
          </table:table-cell>
          <table:table-cell table:number-columns-repeated="10"/>
        </table:table-row>
        <table:table-row table:style-name="ro2">
          <table:table-cell table:formula="of:=[.A411]+[.$D$1]" office:value-type="float" office:value="20">
            <text:p>20</text:p>
          </table:table-cell>
          <table:table-cell table:formula="of:=[.$M$2]+[.$M$3]*[.A412]+[.$M$4]*[.A412]^2+[.$M$5]*[.A412]^3+[.$M$6]*[.A412]^4+[.$N$2]*[.A412]^5+[.$N$3]*[.A412]^6+[.$N$4]*[.A412]^7+[.$N$5]*[.A412]^8+[.$N$6]*[.A412]^9" office:value-type="float" office:value="43.6765408586572">
            <text:p>43.6765408587</text:p>
          </table:table-cell>
          <table:table-cell table:formula="of:=[.B412]/([.$B$2]+[.B412])*[.$B$1]" office:value-type="float" office:value="3.18372111367282">
            <text:p>3.1837211137</text:p>
          </table:table-cell>
          <table:table-cell table:formula="of:=[.$D$5]*[.C412]-[.$D$4]" office:value-type="float" office:value="3.45236544633686">
            <text:p>3.4523654463</text:p>
          </table:table-cell>
          <table:table-cell table:formula="of:=INT([.D412]/[.$B$1]*1024)" office:value-type="float" office:value="707">
            <text:p>707</text:p>
          </table:table-cell>
          <table:table-cell table:number-columns-repeated="10"/>
        </table:table-row>
        <table:table-row table:style-name="ro2">
          <table:table-cell table:formula="of:=[.A412]+[.$D$1]" office:value-type="float" office:value="20.1">
            <text:p>20.1</text:p>
          </table:table-cell>
          <table:table-cell table:formula="of:=[.$M$2]+[.$M$3]*[.A413]+[.$M$4]*[.A413]^2+[.$M$5]*[.A413]^3+[.$M$6]*[.A413]^4+[.$N$2]*[.A413]^5+[.$N$3]*[.A413]^6+[.$N$4]*[.A413]^7+[.$N$5]*[.A413]^8+[.$N$6]*[.A413]^9" office:value-type="float" office:value="43.5599470732532">
            <text:p>43.5599470733</text:p>
          </table:table-cell>
          <table:table-cell table:formula="of:=[.B413]/([.$B$2]+[.B413])*[.$B$1]" office:value-type="float" office:value="3.18062858633687">
            <text:p>3.1806285863</text:p>
          </table:table-cell>
          <table:table-cell table:formula="of:=[.$D$5]*[.C413]-[.$D$4]" office:value-type="float" office:value="3.44797861196424">
            <text:p>3.447978612</text:p>
          </table:table-cell>
          <table:table-cell table:formula="of:=INT([.D413]/[.$B$1]*1024)" office:value-type="float" office:value="706">
            <text:p>706</text:p>
          </table:table-cell>
          <table:table-cell table:number-columns-repeated="10"/>
        </table:table-row>
        <table:table-row table:style-name="ro2">
          <table:table-cell table:formula="of:=[.A413]+[.$D$1]" office:value-type="float" office:value="20.2">
            <text:p>20.2</text:p>
          </table:table-cell>
          <table:table-cell table:formula="of:=[.$M$2]+[.$M$3]*[.A414]+[.$M$4]*[.A414]^2+[.$M$5]*[.A414]^3+[.$M$6]*[.A414]^4+[.$N$2]*[.A414]^5+[.$N$3]*[.A414]^6+[.$N$4]*[.A414]^7+[.$N$5]*[.A414]^8+[.$N$6]*[.A414]^9" office:value-type="float" office:value="43.4437243070237">
            <text:p>43.443724307</text:p>
          </table:table-cell>
          <table:table-cell table:formula="of:=[.B414]/([.$B$2]+[.B414])*[.$B$1]" office:value-type="float" office:value="3.17753540116895">
            <text:p>3.1775354012</text:p>
          </table:table-cell>
          <table:table-cell table:formula="of:=[.$D$5]*[.C414]-[.$D$4]" office:value-type="float" office:value="3.44359084443903">
            <text:p>3.4435908444</text:p>
          </table:table-cell>
          <table:table-cell table:formula="of:=INT([.D414]/[.$B$1]*1024)" office:value-type="float" office:value="705">
            <text:p>705</text:p>
          </table:table-cell>
          <table:table-cell table:number-columns-repeated="10"/>
        </table:table-row>
        <table:table-row table:style-name="ro2">
          <table:table-cell table:formula="of:=[.A414]+[.$D$1]" office:value-type="float" office:value="20.3">
            <text:p>20.3</text:p>
          </table:table-cell>
          <table:table-cell table:formula="of:=[.$M$2]+[.$M$3]*[.A415]+[.$M$4]*[.A415]^2+[.$M$5]*[.A415]^3+[.$M$6]*[.A415]^4+[.$N$2]*[.A415]^5+[.$N$3]*[.A415]^6+[.$N$4]*[.A415]^7+[.$N$5]*[.A415]^8+[.$N$6]*[.A415]^9" office:value-type="float" office:value="43.3278708314421">
            <text:p>43.3278708314</text:p>
          </table:table-cell>
          <table:table-cell table:formula="of:=[.B415]/([.$B$2]+[.B415])*[.$B$1]" office:value-type="float" office:value="3.17444155901896">
            <text:p>3.174441559</text:p>
          </table:table-cell>
          <table:table-cell table:formula="of:=[.$D$5]*[.C415]-[.$D$4]" office:value-type="float" office:value="3.43920214496683">
            <text:p>3.439202145</text:p>
          </table:table-cell>
          <table:table-cell table:formula="of:=INT([.D415]/[.$B$1]*1024)" office:value-type="float" office:value="704">
            <text:p>704</text:p>
          </table:table-cell>
          <table:table-cell table:number-columns-repeated="10"/>
        </table:table-row>
        <table:table-row table:style-name="ro2">
          <table:table-cell table:formula="of:=[.A415]+[.$D$1]" office:value-type="float" office:value="20.4">
            <text:p>20.4</text:p>
          </table:table-cell>
          <table:table-cell table:formula="of:=[.$M$2]+[.$M$3]*[.A416]+[.$M$4]*[.A416]^2+[.$M$5]*[.A416]^3+[.$M$6]*[.A416]^4+[.$N$2]*[.A416]^5+[.$N$3]*[.A416]^6+[.$N$4]*[.A416]^7+[.$N$5]*[.A416]^8+[.$N$6]*[.A416]^9" office:value-type="float" office:value="43.2123849261457">
            <text:p>43.2123849261</text:p>
          </table:table-cell>
          <table:table-cell table:formula="of:=[.B416]/([.$B$2]+[.B416])*[.$B$1]" office:value-type="float" office:value="3.17134706066914">
            <text:p>3.1713470607</text:p>
          </table:table-cell>
          <table:table-cell table:formula="of:=[.$D$5]*[.C416]-[.$D$4]" office:value-type="float" office:value="3.43481251465727">
            <text:p>3.4348125147</text:p>
          </table:table-cell>
          <table:table-cell table:formula="of:=INT([.D416]/[.$B$1]*1024)" office:value-type="float" office:value="703">
            <text:p>703</text:p>
          </table:table-cell>
          <table:table-cell table:number-columns-repeated="10"/>
        </table:table-row>
        <table:table-row table:style-name="ro2">
          <table:table-cell table:formula="of:=[.A416]+[.$D$1]" office:value-type="float" office:value="20.5">
            <text:p>20.5</text:p>
          </table:table-cell>
          <table:table-cell table:formula="of:=[.$M$2]+[.$M$3]*[.A417]+[.$M$4]*[.A417]^2+[.$M$5]*[.A417]^3+[.$M$6]*[.A417]^4+[.$N$2]*[.A417]^5+[.$N$3]*[.A417]^6+[.$N$4]*[.A417]^7+[.$N$5]*[.A417]^8+[.$N$6]*[.A417]^9" office:value-type="float" office:value="43.0972648789215">
            <text:p>43.0972648789</text:p>
          </table:table-cell>
          <table:table-cell table:formula="of:=[.B417]/([.$B$2]+[.B417])*[.$B$1]" office:value-type="float" office:value="3.16825190683476">
            <text:p>3.1682519068</text:p>
          </table:table-cell>
          <table:table-cell table:formula="of:=[.$D$5]*[.C417]-[.$D$4]" office:value-type="float" office:value="3.43042195452499">
            <text:p>3.4304219545</text:p>
          </table:table-cell>
          <table:table-cell table:formula="of:=INT([.D417]/[.$B$1]*1024)" office:value-type="float" office:value="702">
            <text:p>702</text:p>
          </table:table-cell>
          <table:table-cell table:number-columns-repeated="10"/>
        </table:table-row>
        <table:table-row table:style-name="ro2">
          <table:table-cell table:formula="of:=[.A417]+[.$D$1]" office:value-type="float" office:value="20.6">
            <text:p>20.6</text:p>
          </table:table-cell>
          <table:table-cell table:formula="of:=[.$M$2]+[.$M$3]*[.A418]+[.$M$4]*[.A418]^2+[.$M$5]*[.A418]^3+[.$M$6]*[.A418]^4+[.$N$2]*[.A418]^5+[.$N$3]*[.A418]^6+[.$N$4]*[.A418]^7+[.$N$5]*[.A418]^8+[.$N$6]*[.A418]^9" office:value-type="float" office:value="42.9825089856916">
            <text:p>42.9825089857</text:p>
          </table:table-cell>
          <table:table-cell table:formula="of:=[.B418]/([.$B$2]+[.B418])*[.$B$1]" office:value-type="float" office:value="3.16515609816481">
            <text:p>3.1651560982</text:p>
          </table:table-cell>
          <table:table-cell table:formula="of:=[.$D$5]*[.C418]-[.$D$4]" office:value-type="float" office:value="3.42603046549059">
            <text:p>3.4260304655</text:p>
          </table:table-cell>
          <table:table-cell table:formula="of:=INT([.D418]/[.$B$1]*1024)" office:value-type="float" office:value="701">
            <text:p>701</text:p>
          </table:table-cell>
          <table:table-cell table:number-columns-repeated="10"/>
        </table:table-row>
        <table:table-row table:style-name="ro2">
          <table:table-cell table:formula="of:=[.A418]+[.$D$1]" office:value-type="float" office:value="20.7">
            <text:p>20.7</text:p>
          </table:table-cell>
          <table:table-cell table:formula="of:=[.$M$2]+[.$M$3]*[.A419]+[.$M$4]*[.A419]^2+[.$M$5]*[.A419]^3+[.$M$6]*[.A419]^4+[.$N$2]*[.A419]^5+[.$N$3]*[.A419]^6+[.$N$4]*[.A419]^7+[.$N$5]*[.A419]^8+[.$N$6]*[.A419]^9" office:value-type="float" office:value="42.8681155504983">
            <text:p>42.8681155505</text:p>
          </table:table-cell>
          <table:table-cell table:formula="of:=[.B419]/([.$B$2]+[.B419])*[.$B$1]" office:value-type="float" office:value="3.16205963524268">
            <text:p>3.1620596352</text:p>
          </table:table-cell>
          <table:table-cell table:formula="of:=[.$D$5]*[.C419]-[.$D$4]" office:value-type="float" office:value="3.42163804838163">
            <text:p>3.4216380484</text:p>
          </table:table-cell>
          <table:table-cell table:formula="of:=INT([.D419]/[.$B$1]*1024)" office:value-type="float" office:value="700">
            <text:p>700</text:p>
          </table:table-cell>
          <table:table-cell table:number-columns-repeated="10"/>
        </table:table-row>
        <table:table-row table:style-name="ro2">
          <table:table-cell table:formula="of:=[.A419]+[.$D$1]" office:value-type="float" office:value="20.8">
            <text:p>20.8</text:p>
          </table:table-cell>
          <table:table-cell table:formula="of:=[.$M$2]+[.$M$3]*[.A420]+[.$M$4]*[.A420]^2+[.$M$5]*[.A420]^3+[.$M$6]*[.A420]^4+[.$N$2]*[.A420]^5+[.$N$3]*[.A420]^6+[.$N$4]*[.A420]^7+[.$N$5]*[.A420]^8+[.$N$6]*[.A420]^9" office:value-type="float" office:value="42.7540828854893">
            <text:p>42.7540828855</text:p>
          </table:table-cell>
          <table:table-cell table:formula="of:=[.B420]/([.$B$2]+[.B420])*[.$B$1]" office:value-type="float" office:value="3.15896251858688">
            <text:p>3.1589625186</text:p>
          </table:table-cell>
          <table:table-cell table:formula="of:=[.$D$5]*[.C420]-[.$D$4]" office:value-type="float" office:value="3.41724470393363">
            <text:p>3.4172447039</text:p>
          </table:table-cell>
          <table:table-cell table:formula="of:=INT([.D420]/[.$B$1]*1024)" office:value-type="float" office:value="699">
            <text:p>699</text:p>
          </table:table-cell>
          <table:table-cell table:number-columns-repeated="10"/>
        </table:table-row>
        <table:table-row table:style-name="ro2">
          <table:table-cell table:formula="of:=[.A420]+[.$D$1]" office:value-type="float" office:value="20.9">
            <text:p>20.9</text:p>
          </table:table-cell>
          <table:table-cell table:formula="of:=[.$M$2]+[.$M$3]*[.A421]+[.$M$4]*[.A421]^2+[.$M$5]*[.A421]^3+[.$M$6]*[.A421]^4+[.$N$2]*[.A421]^5+[.$N$3]*[.A421]^6+[.$N$4]*[.A421]^7+[.$N$5]*[.A421]^8+[.$N$6]*[.A421]^9" office:value-type="float" office:value="42.6404093109025">
            <text:p>42.6404093109</text:p>
          </table:table-cell>
          <table:table-cell table:formula="of:=[.B421]/([.$B$2]+[.B421])*[.$B$1]" office:value-type="float" office:value="3.15586474865172">
            <text:p>3.1558647487</text:p>
          </table:table-cell>
          <table:table-cell table:formula="of:=[.$D$5]*[.C421]-[.$D$4]" office:value-type="float" office:value="3.41285043279104">
            <text:p>3.4128504328</text:p>
          </table:table-cell>
          <table:table-cell table:formula="of:=INT([.D421]/[.$B$1]*1024)" office:value-type="float" office:value="698">
            <text:p>698</text:p>
          </table:table-cell>
          <table:table-cell table:number-columns-repeated="10"/>
        </table:table-row>
        <table:table-row table:style-name="ro2">
          <table:table-cell table:formula="of:=[.A421]+[.$D$1]" office:value-type="float" office:value="21">
            <text:p>21</text:p>
          </table:table-cell>
          <table:table-cell table:formula="of:=[.$M$2]+[.$M$3]*[.A422]+[.$M$4]*[.A422]^2+[.$M$5]*[.A422]^3+[.$M$6]*[.A422]^4+[.$N$2]*[.A422]^5+[.$N$3]*[.A422]^6+[.$N$4]*[.A422]^7+[.$N$5]*[.A422]^8+[.$N$6]*[.A422]^9" office:value-type="float" office:value="42.5270931550507">
            <text:p>42.5270931551</text:p>
          </table:table-cell>
          <table:table-cell table:formula="of:=[.B422]/([.$B$2]+[.B422])*[.$B$1]" office:value-type="float" office:value="3.15276632582804">
            <text:p>3.1527663258</text:p>
          </table:table-cell>
          <table:table-cell table:formula="of:=[.$D$5]*[.C422]-[.$D$4]" office:value-type="float" office:value="3.40845523550828">
            <text:p>3.4084552355</text:p>
          </table:table-cell>
          <table:table-cell table:formula="of:=INT([.D422]/[.$B$1]*1024)" office:value-type="float" office:value="698">
            <text:p>698</text:p>
          </table:table-cell>
          <table:table-cell table:number-columns-repeated="10"/>
        </table:table-row>
        <table:table-row table:style-name="ro2">
          <table:table-cell table:formula="of:=[.A422]+[.$D$1]" office:value-type="float" office:value="21.1">
            <text:p>21.1</text:p>
          </table:table-cell>
          <table:table-cell table:formula="of:=[.$M$2]+[.$M$3]*[.A423]+[.$M$4]*[.A423]^2+[.$M$5]*[.A423]^3+[.$M$6]*[.A423]^4+[.$N$2]*[.A423]^5+[.$N$3]*[.A423]^6+[.$N$4]*[.A423]^7+[.$N$5]*[.A423]^8+[.$N$6]*[.A423]^9" office:value-type="float" office:value="42.4141327543065">
            <text:p>42.4141327543</text:p>
          </table:table-cell>
          <table:table-cell table:formula="of:=[.B423]/([.$B$2]+[.B423])*[.$B$1]" office:value-type="float" office:value="3.14966725044394">
            <text:p>3.1496672504</text:p>
          </table:table-cell>
          <table:table-cell table:formula="of:=[.$D$5]*[.C423]-[.$D$4]" office:value-type="float" office:value="3.40405911255076">
            <text:p>3.4040591126</text:p>
          </table:table-cell>
          <table:table-cell table:formula="of:=INT([.D423]/[.$B$1]*1024)" office:value-type="float" office:value="697">
            <text:p>697</text:p>
          </table:table-cell>
          <table:table-cell table:number-columns-repeated="10"/>
        </table:table-row>
        <table:table-row table:style-name="ro2">
          <table:table-cell table:formula="of:=[.A423]+[.$D$1]" office:value-type="float" office:value="21.2">
            <text:p>21.2</text:p>
          </table:table-cell>
          <table:table-cell table:formula="of:=[.$M$2]+[.$M$3]*[.A424]+[.$M$4]*[.A424]^2+[.$M$5]*[.A424]^3+[.$M$6]*[.A424]^4+[.$N$2]*[.A424]^5+[.$N$3]*[.A424]^6+[.$N$4]*[.A424]^7+[.$N$5]*[.A424]^8+[.$N$6]*[.A424]^9" office:value-type="float" office:value="42.3015264530868">
            <text:p>42.3015264531</text:p>
          </table:table-cell>
          <table:table-cell table:formula="of:=[.B424]/([.$B$2]+[.B424])*[.$B$1]" office:value-type="float" office:value="3.14656752276546">
            <text:p>3.1465675228</text:p>
          </table:table-cell>
          <table:table-cell table:formula="of:=[.$D$5]*[.C424]-[.$D$4]" office:value-type="float" office:value="3.39966206429588">
            <text:p>3.3996620643</text:p>
          </table:table-cell>
          <table:table-cell table:formula="of:=INT([.D424]/[.$B$1]*1024)" office:value-type="float" office:value="696">
            <text:p>696</text:p>
          </table:table-cell>
          <table:table-cell table:number-columns-repeated="10"/>
        </table:table-row>
        <table:table-row table:style-name="ro2">
          <table:table-cell table:formula="of:=[.A424]+[.$D$1]" office:value-type="float" office:value="21.3000000000001">
            <text:p>21.3</text:p>
          </table:table-cell>
          <table:table-cell table:formula="of:=[.$M$2]+[.$M$3]*[.A425]+[.$M$4]*[.A425]^2+[.$M$5]*[.A425]^3+[.$M$6]*[.A425]^4+[.$N$2]*[.A425]^5+[.$N$3]*[.A425]^6+[.$N$4]*[.A425]^7+[.$N$5]*[.A425]^8+[.$N$6]*[.A425]^9" office:value-type="float" office:value="42.1892726038367">
            <text:p>42.1892726038</text:p>
          </table:table-cell>
          <table:table-cell table:formula="of:=[.B425]/([.$B$2]+[.B425])*[.$B$1]" office:value-type="float" office:value="3.14346714299735">
            <text:p>3.143467143</text:p>
          </table:table-cell>
          <table:table-cell table:formula="of:=[.$D$5]*[.C425]-[.$D$4]" office:value-type="float" office:value="3.39526409103406">
            <text:p>3.395264091</text:p>
          </table:table-cell>
          <table:table-cell table:formula="of:=INT([.D425]/[.$B$1]*1024)" office:value-type="float" office:value="695">
            <text:p>695</text:p>
          </table:table-cell>
          <table:table-cell table:number-columns-repeated="10"/>
        </table:table-row>
        <table:table-row table:style-name="ro2">
          <table:table-cell table:formula="of:=[.A425]+[.$D$1]" office:value-type="float" office:value="21.4">
            <text:p>21.4</text:p>
          </table:table-cell>
          <table:table-cell table:formula="of:=[.$M$2]+[.$M$3]*[.A426]+[.$M$4]*[.A426]^2+[.$M$5]*[.A426]^3+[.$M$6]*[.A426]^4+[.$N$2]*[.A426]^5+[.$N$3]*[.A426]^6+[.$N$4]*[.A426]^7+[.$N$5]*[.A426]^8+[.$N$6]*[.A426]^9" office:value-type="float" office:value="42.0773695670147">
            <text:p>42.077369567</text:p>
          </table:table-cell>
          <table:table-cell table:formula="of:=[.B426]/([.$B$2]+[.B426])*[.$B$1]" office:value-type="float" office:value="3.14036611128377">
            <text:p>3.1403661113</text:p>
          </table:table-cell>
          <table:table-cell table:formula="of:=[.$D$5]*[.C426]-[.$D$4]" office:value-type="float" office:value="3.39086519296982">
            <text:p>3.390865193</text:p>
          </table:table-cell>
          <table:table-cell table:formula="of:=INT([.D426]/[.$B$1]*1024)" office:value-type="float" office:value="694">
            <text:p>694</text:p>
          </table:table-cell>
          <table:table-cell table:number-columns-repeated="10"/>
        </table:table-row>
        <table:table-row table:style-name="ro2">
          <table:table-cell table:formula="of:=[.A426]+[.$D$1]" office:value-type="float" office:value="21.5000000000001">
            <text:p>21.5</text:p>
          </table:table-cell>
          <table:table-cell table:formula="of:=[.$M$2]+[.$M$3]*[.A427]+[.$M$4]*[.A427]^2+[.$M$5]*[.A427]^3+[.$M$6]*[.A427]^4+[.$N$2]*[.A427]^5+[.$N$3]*[.A427]^6+[.$N$4]*[.A427]^7+[.$N$5]*[.A427]^8+[.$N$6]*[.A427]^9" office:value-type="float" office:value="41.9658157110757">
            <text:p>41.9658157111</text:p>
          </table:table-cell>
          <table:table-cell table:formula="of:=[.B427]/([.$B$2]+[.B427])*[.$B$1]" office:value-type="float" office:value="3.13726442770906">
            <text:p>3.1372644277</text:p>
          </table:table-cell>
          <table:table-cell table:formula="of:=[.$D$5]*[.C427]-[.$D$4]" office:value-type="float" office:value="3.38646537022279">
            <text:p>3.3864653702</text:p>
          </table:table-cell>
          <table:table-cell table:formula="of:=INT([.D427]/[.$B$1]*1024)" office:value-type="float" office:value="693">
            <text:p>693</text:p>
          </table:table-cell>
          <table:table-cell table:number-columns-repeated="10"/>
        </table:table-row>
        <table:table-row table:style-name="ro2">
          <table:table-cell table:formula="of:=[.A427]+[.$D$1]" office:value-type="float" office:value="21.6000000000001">
            <text:p>21.6</text:p>
          </table:table-cell>
          <table:table-cell table:formula="of:=[.$M$2]+[.$M$3]*[.A428]+[.$M$4]*[.A428]^2+[.$M$5]*[.A428]^3+[.$M$6]*[.A428]^4+[.$N$2]*[.A428]^5+[.$N$3]*[.A428]^6+[.$N$4]*[.A428]^7+[.$N$5]*[.A428]^8+[.$N$6]*[.A428]^9" office:value-type="float" office:value="41.8546094124559">
            <text:p>41.8546094125</text:p>
          </table:table-cell>
          <table:table-cell table:formula="of:=[.B428]/([.$B$2]+[.B428])*[.$B$1]" office:value-type="float" office:value="3.13416209229848">
            <text:p>3.1341620923</text:p>
          </table:table-cell>
          <table:table-cell table:formula="of:=[.$D$5]*[.C428]-[.$D$4]" office:value-type="float" office:value="3.38206462282879">
            <text:p>3.3820646228</text:p>
          </table:table-cell>
          <table:table-cell table:formula="of:=INT([.D428]/[.$B$1]*1024)" office:value-type="float" office:value="692">
            <text:p>692</text:p>
          </table:table-cell>
          <table:table-cell table:number-columns-repeated="10"/>
        </table:table-row>
        <table:table-row table:style-name="ro2">
          <table:table-cell table:formula="of:=[.A428]+[.$D$1]" office:value-type="float" office:value="21.7000000000001">
            <text:p>21.7</text:p>
          </table:table-cell>
          <table:table-cell table:formula="of:=[.$M$2]+[.$M$3]*[.A429]+[.$M$4]*[.A429]^2+[.$M$5]*[.A429]^3+[.$M$6]*[.A429]^4+[.$N$2]*[.A429]^5+[.$N$3]*[.A429]^6+[.$N$4]*[.A429]^7+[.$N$5]*[.A429]^8+[.$N$6]*[.A429]^9" office:value-type="float" office:value="41.7437490555561">
            <text:p>41.7437490556</text:p>
          </table:table-cell>
          <table:table-cell table:formula="of:=[.B429]/([.$B$2]+[.B429])*[.$B$1]" office:value-type="float" office:value="3.13105910501892">
            <text:p>3.131059105</text:p>
          </table:table-cell>
          <table:table-cell table:formula="of:=[.$D$5]*[.C429]-[.$D$4]" office:value-type="float" office:value="3.37766295074088">
            <text:p>3.3776629507</text:p>
          </table:table-cell>
          <table:table-cell table:formula="of:=INT([.D429]/[.$B$1]*1024)" office:value-type="float" office:value="691">
            <text:p>691</text:p>
          </table:table-cell>
          <table:table-cell table:number-columns-repeated="10"/>
        </table:table-row>
        <table:table-row table:style-name="ro2">
          <table:table-cell table:formula="of:=[.A429]+[.$D$1]" office:value-type="float" office:value="21.8000000000001">
            <text:p>21.8</text:p>
          </table:table-cell>
          <table:table-cell table:formula="of:=[.$M$2]+[.$M$3]*[.A430]+[.$M$4]*[.A430]^2+[.$M$5]*[.A430]^3+[.$M$6]*[.A430]^4+[.$N$2]*[.A430]^5+[.$N$3]*[.A430]^6+[.$N$4]*[.A430]^7+[.$N$5]*[.A430]^8+[.$N$6]*[.A430]^9" office:value-type="float" office:value="41.6332330327257">
            <text:p>41.6332330327</text:p>
          </table:table-cell>
          <table:table-cell table:formula="of:=[.B430]/([.$B$2]+[.B430])*[.$B$1]" office:value-type="float" office:value="3.12795546577972">
            <text:p>3.1279554658</text:p>
          </table:table-cell>
          <table:table-cell table:formula="of:=[.$D$5]*[.C430]-[.$D$4]" office:value-type="float" office:value="3.37326035383042">
            <text:p>3.3732603538</text:p>
          </table:table-cell>
          <table:table-cell table:formula="of:=INT([.D430]/[.$B$1]*1024)" office:value-type="float" office:value="690">
            <text:p>690</text:p>
          </table:table-cell>
          <table:table-cell table:number-columns-repeated="10"/>
        </table:table-row>
        <table:table-row table:style-name="ro2">
          <table:table-cell table:formula="of:=[.A430]+[.$D$1]" office:value-type="float" office:value="21.9000000000001">
            <text:p>21.9</text:p>
          </table:table-cell>
          <table:table-cell table:formula="of:=[.$M$2]+[.$M$3]*[.A431]+[.$M$4]*[.A431]^2+[.$M$5]*[.A431]^3+[.$M$6]*[.A431]^4+[.$N$2]*[.A431]^5+[.$N$3]*[.A431]^6+[.$N$4]*[.A431]^7+[.$N$5]*[.A431]^8+[.$N$6]*[.A431]^9" office:value-type="float" office:value="41.5230597442463">
            <text:p>41.5230597442</text:p>
          </table:table-cell>
          <table:table-cell table:formula="of:=[.B431]/([.$B$2]+[.B431])*[.$B$1]" office:value-type="float" office:value="3.12485117443337">
            <text:p>3.1248511744</text:p>
          </table:table-cell>
          <table:table-cell table:formula="of:=[.$D$5]*[.C431]-[.$D$4]" office:value-type="float" office:value="3.36885683188819">
            <text:p>3.3688568319</text:p>
          </table:table-cell>
          <table:table-cell table:formula="of:=INT([.D431]/[.$B$1]*1024)" office:value-type="float" office:value="689">
            <text:p>689</text:p>
          </table:table-cell>
          <table:table-cell table:number-columns-repeated="10"/>
        </table:table-row>
        <table:table-row table:style-name="ro2">
          <table:table-cell table:formula="of:=[.A431]+[.$D$1]" office:value-type="float" office:value="22.0000000000001">
            <text:p>22</text:p>
          </table:table-cell>
          <table:table-cell table:formula="of:=[.$M$2]+[.$M$3]*[.A432]+[.$M$4]*[.A432]^2+[.$M$5]*[.A432]^3+[.$M$6]*[.A432]^4+[.$N$2]*[.A432]^5+[.$N$3]*[.A432]^6+[.$N$4]*[.A432]^7+[.$N$5]*[.A432]^8+[.$N$6]*[.A432]^9" office:value-type="float" office:value="41.4132275983149">
            <text:p>41.4132275983</text:p>
          </table:table-cell>
          <table:table-cell table:formula="of:=[.B432]/([.$B$2]+[.B432])*[.$B$1]" office:value-type="float" office:value="3.12174623077631">
            <text:p>3.1217462308</text:p>
          </table:table-cell>
          <table:table-cell table:formula="of:=[.$D$5]*[.C432]-[.$D$4]" office:value-type="float" office:value="3.36445238462543">
            <text:p>3.3644523846</text:p>
          </table:table-cell>
          <table:table-cell table:formula="of:=INT([.D432]/[.$B$1]*1024)" office:value-type="float" office:value="689">
            <text:p>689</text:p>
          </table:table-cell>
          <table:table-cell table:number-columns-repeated="10"/>
        </table:table-row>
        <table:table-row table:style-name="ro2">
          <table:table-cell table:formula="of:=[.A432]+[.$D$1]" office:value-type="float" office:value="22.1000000000001">
            <text:p>22.1</text:p>
          </table:table-cell>
          <table:table-cell table:formula="of:=[.$M$2]+[.$M$3]*[.A433]+[.$M$4]*[.A433]^2+[.$M$5]*[.A433]^3+[.$M$6]*[.A433]^4+[.$N$2]*[.A433]^5+[.$N$3]*[.A433]^6+[.$N$4]*[.A433]^7+[.$N$5]*[.A433]^8+[.$N$6]*[.A433]^9" office:value-type="float" office:value="41.3037350110275">
            <text:p>41.303735011</text:p>
          </table:table-cell>
          <table:table-cell table:formula="of:=[.B433]/([.$B$2]+[.B433])*[.$B$1]" office:value-type="float" office:value="3.11864063454969">
            <text:p>3.1186406345</text:p>
          </table:table-cell>
          <table:table-cell table:formula="of:=[.$D$5]*[.C433]-[.$D$4]" office:value-type="float" office:value="3.36004701167494">
            <text:p>3.3600470117</text:p>
          </table:table-cell>
          <table:table-cell table:formula="of:=INT([.D433]/[.$B$1]*1024)" office:value-type="float" office:value="688">
            <text:p>688</text:p>
          </table:table-cell>
          <table:table-cell table:number-columns-repeated="10"/>
        </table:table-row>
        <table:table-row table:style-name="ro2">
          <table:table-cell table:formula="of:=[.A433]+[.$D$1]" office:value-type="float" office:value="22.2000000000001">
            <text:p>22.2</text:p>
          </table:table-cell>
          <table:table-cell table:formula="of:=[.$M$2]+[.$M$3]*[.A434]+[.$M$4]*[.A434]^2+[.$M$5]*[.A434]^3+[.$M$6]*[.A434]^4+[.$N$2]*[.A434]^5+[.$N$3]*[.A434]^6+[.$N$4]*[.A434]^7+[.$N$5]*[.A434]^8+[.$N$6]*[.A434]^9" office:value-type="float" office:value="41.1945804063626">
            <text:p>41.1945804064</text:p>
          </table:table-cell>
          <table:table-cell table:formula="of:=[.B434]/([.$B$2]+[.B434])*[.$B$1]" office:value-type="float" office:value="3.11553438544013">
            <text:p>3.1155343854</text:p>
          </table:table-cell>
          <table:table-cell table:formula="of:=[.$D$5]*[.C434]-[.$D$4]" office:value-type="float" office:value="3.35564071259221">
            <text:p>3.3556407126</text:p>
          </table:table-cell>
          <table:table-cell table:formula="of:=INT([.D434]/[.$B$1]*1024)" office:value-type="float" office:value="687">
            <text:p>687</text:p>
          </table:table-cell>
          <table:table-cell table:number-columns-repeated="10"/>
        </table:table-row>
        <table:table-row table:style-name="ro2">
          <table:table-cell table:formula="of:=[.A434]+[.$D$1]" office:value-type="float" office:value="22.3000000000001">
            <text:p>22.3</text:p>
          </table:table-cell>
          <table:table-cell table:formula="of:=[.$M$2]+[.$M$3]*[.A435]+[.$M$4]*[.A435]^2+[.$M$5]*[.A435]^3+[.$M$6]*[.A435]^4+[.$N$2]*[.A435]^5+[.$N$3]*[.A435]^6+[.$N$4]*[.A435]^7+[.$N$5]*[.A435]^8+[.$N$6]*[.A435]^9" office:value-type="float" office:value="41.0857622161634">
            <text:p>41.0857622162</text:p>
          </table:table-cell>
          <table:table-cell table:formula="of:=[.B435]/([.$B$2]+[.B435])*[.$B$1]" office:value-type="float" office:value="3.11242748308054">
            <text:p>3.1124274831</text:p>
          </table:table-cell>
          <table:table-cell table:formula="of:=[.$D$5]*[.C435]-[.$D$4]" office:value-type="float" office:value="3.35123348685648">
            <text:p>3.3512334869</text:p>
          </table:table-cell>
          <table:table-cell table:formula="of:=INT([.D435]/[.$B$1]*1024)" office:value-type="float" office:value="686">
            <text:p>686</text:p>
          </table:table-cell>
          <table:table-cell table:number-columns-repeated="10"/>
        </table:table-row>
        <table:table-row table:style-name="ro2">
          <table:table-cell table:formula="of:=[.A435]+[.$D$1]" office:value-type="float" office:value="22.4000000000001">
            <text:p>22.4</text:p>
          </table:table-cell>
          <table:table-cell table:formula="of:=[.$M$2]+[.$M$3]*[.A436]+[.$M$4]*[.A436]^2+[.$M$5]*[.A436]^3+[.$M$6]*[.A436]^4+[.$N$2]*[.A436]^5+[.$N$3]*[.A436]^6+[.$N$4]*[.A436]^7+[.$N$5]*[.A436]^8+[.$N$6]*[.A436]^9" office:value-type="float" office:value="40.9772788801219">
            <text:p>40.9772788801</text:p>
          </table:table-cell>
          <table:table-cell table:formula="of:=[.B436]/([.$B$2]+[.B436])*[.$B$1]" office:value-type="float" office:value="3.10931992705086">
            <text:p>3.1093199271</text:p>
          </table:table-cell>
          <table:table-cell table:formula="of:=[.$D$5]*[.C436]-[.$D$4]" office:value-type="float" office:value="3.3468253338719">
            <text:p>3.3468253339</text:p>
          </table:table-cell>
          <table:table-cell table:formula="of:=INT([.D436]/[.$B$1]*1024)" office:value-type="float" office:value="685">
            <text:p>685</text:p>
          </table:table-cell>
          <table:table-cell table:number-columns-repeated="10"/>
        </table:table-row>
        <table:table-row table:style-name="ro2">
          <table:table-cell table:formula="of:=[.A436]+[.$D$1]" office:value-type="float" office:value="22.5000000000001">
            <text:p>22.5</text:p>
          </table:table-cell>
          <table:table-cell table:formula="of:=[.$M$2]+[.$M$3]*[.A437]+[.$M$4]*[.A437]^2+[.$M$5]*[.A437]^3+[.$M$6]*[.A437]^4+[.$N$2]*[.A437]^5+[.$N$3]*[.A437]^6+[.$N$4]*[.A437]^7+[.$N$5]*[.A437]^8+[.$N$6]*[.A437]^9" office:value-type="float" office:value="40.869128845761">
            <text:p>40.8691288458</text:p>
          </table:table-cell>
          <table:table-cell table:formula="of:=[.B437]/([.$B$2]+[.B437])*[.$B$1]" office:value-type="float" office:value="3.10621171687886">
            <text:p>3.1062117169</text:p>
          </table:table-cell>
          <table:table-cell table:formula="of:=[.$D$5]*[.C437]-[.$D$4]" office:value-type="float" office:value="3.3424162529686">
            <text:p>3.342416253</text:p>
          </table:table-cell>
          <table:table-cell table:formula="of:=INT([.D437]/[.$B$1]*1024)" office:value-type="float" office:value="684">
            <text:p>684</text:p>
          </table:table-cell>
          <table:table-cell table:number-columns-repeated="10"/>
        </table:table-row>
        <table:table-row table:style-name="ro2">
          <table:table-cell table:formula="of:=[.A437]+[.$D$1]" office:value-type="float" office:value="22.6000000000001">
            <text:p>22.6</text:p>
          </table:table-cell>
          <table:table-cell table:formula="of:=[.$M$2]+[.$M$3]*[.A438]+[.$M$4]*[.A438]^2+[.$M$5]*[.A438]^3+[.$M$6]*[.A438]^4+[.$N$2]*[.A438]^5+[.$N$3]*[.A438]^6+[.$N$4]*[.A438]^7+[.$N$5]*[.A438]^8+[.$N$6]*[.A438]^9" office:value-type="float" office:value="40.7613105684174">
            <text:p>40.7613105684</text:p>
          </table:table-cell>
          <table:table-cell table:formula="of:=[.B438]/([.$B$2]+[.B438])*[.$B$1]" office:value-type="float" office:value="3.10310285204095">
            <text:p>3.103102852</text:p>
          </table:table-cell>
          <table:table-cell table:formula="of:=[.$D$5]*[.C438]-[.$D$4]" office:value-type="float" office:value="3.33800624340385">
            <text:p>3.3380062434</text:p>
          </table:table-cell>
          <table:table-cell table:formula="of:=INT([.D438]/[.$B$1]*1024)" office:value-type="float" office:value="683">
            <text:p>683</text:p>
          </table:table-cell>
          <table:table-cell table:number-columns-repeated="10"/>
        </table:table-row>
        <table:table-row table:style-name="ro2">
          <table:table-cell table:formula="of:=[.A438]+[.$D$1]" office:value-type="float" office:value="22.7000000000001">
            <text:p>22.7</text:p>
          </table:table-cell>
          <table:table-cell table:formula="of:=[.$M$2]+[.$M$3]*[.A439]+[.$M$4]*[.A439]^2+[.$M$5]*[.A439]^3+[.$M$6]*[.A439]^4+[.$N$2]*[.A439]^5+[.$N$3]*[.A439]^6+[.$N$4]*[.A439]^7+[.$N$5]*[.A439]^8+[.$N$6]*[.A439]^9" office:value-type="float" office:value="40.6538225112246">
            <text:p>40.6538225112</text:p>
          </table:table-cell>
          <table:table-cell table:formula="of:=[.B439]/([.$B$2]+[.B439])*[.$B$1]" office:value-type="float" office:value="3.09999333196296">
            <text:p>3.099993332</text:p>
          </table:table-cell>
          <table:table-cell table:formula="of:=[.$D$5]*[.C439]-[.$D$4]" office:value-type="float" office:value="3.33359530436318">
            <text:p>3.3335953044</text:p>
          </table:table-cell>
          <table:table-cell table:formula="of:=INT([.D439]/[.$B$1]*1024)" office:value-type="float" office:value="682">
            <text:p>682</text:p>
          </table:table-cell>
          <table:table-cell table:number-columns-repeated="10"/>
        </table:table-row>
        <table:table-row table:style-name="ro2">
          <table:table-cell table:formula="of:=[.A439]+[.$D$1]" office:value-type="float" office:value="22.8000000000001">
            <text:p>22.8</text:p>
          </table:table-cell>
          <table:table-cell table:formula="of:=[.$M$2]+[.$M$3]*[.A440]+[.$M$4]*[.A440]^2+[.$M$5]*[.A440]^3+[.$M$6]*[.A440]^4+[.$N$2]*[.A440]^5+[.$N$3]*[.A440]^6+[.$N$4]*[.A440]^7+[.$N$5]*[.A440]^8+[.$N$6]*[.A440]^9" office:value-type="float" office:value="40.5466631450947">
            <text:p>40.5466631451</text:p>
          </table:table-cell>
          <table:table-cell table:formula="of:=[.B440]/([.$B$2]+[.B440])*[.$B$1]" office:value-type="float" office:value="3.09688315602096">
            <text:p>3.096883156</text:p>
          </table:table-cell>
          <table:table-cell table:formula="of:=[.$D$5]*[.C440]-[.$D$4]" office:value-type="float" office:value="3.32918343496152">
            <text:p>3.329183435</text:p>
          </table:table-cell>
          <table:table-cell table:formula="of:=INT([.D440]/[.$B$1]*1024)" office:value-type="float" office:value="681">
            <text:p>681</text:p>
          </table:table-cell>
          <table:table-cell table:number-columns-repeated="10"/>
        </table:table-row>
        <table:table-row table:style-name="ro2">
          <table:table-cell table:formula="of:=[.A440]+[.$D$1]" office:value-type="float" office:value="22.9000000000001">
            <text:p>22.9</text:p>
          </table:table-cell>
          <table:table-cell table:formula="of:=[.$M$2]+[.$M$3]*[.A441]+[.$M$4]*[.A441]^2+[.$M$5]*[.A441]^3+[.$M$6]*[.A441]^4+[.$N$2]*[.A441]^5+[.$N$3]*[.A441]^6+[.$N$4]*[.A441]^7+[.$N$5]*[.A441]^8+[.$N$6]*[.A441]^9" office:value-type="float" office:value="40.4398309487017">
            <text:p>40.4398309487</text:p>
          </table:table-cell>
          <table:table-cell table:formula="of:=[.B441]/([.$B$2]+[.B441])*[.$B$1]" office:value-type="float" office:value="3.09377232354203">
            <text:p>3.0937723235</text:p>
          </table:table-cell>
          <table:table-cell table:formula="of:=[.$D$5]*[.C441]-[.$D$4]" office:value-type="float" office:value="3.32477063424432">
            <text:p>3.3247706342</text:p>
          </table:table-cell>
          <table:table-cell table:formula="of:=INT([.D441]/[.$B$1]*1024)" office:value-type="float" office:value="680">
            <text:p>680</text:p>
          </table:table-cell>
          <table:table-cell table:number-columns-repeated="10"/>
        </table:table-row>
        <table:table-row table:style-name="ro2">
          <table:table-cell table:formula="of:=[.A441]+[.$D$1]" office:value-type="float" office:value="23.0000000000001">
            <text:p>23</text:p>
          </table:table-cell>
          <table:table-cell table:formula="of:=[.$M$2]+[.$M$3]*[.A442]+[.$M$4]*[.A442]^2+[.$M$5]*[.A442]^3+[.$M$6]*[.A442]^4+[.$N$2]*[.A442]^5+[.$N$3]*[.A442]^6+[.$N$4]*[.A442]^7+[.$N$5]*[.A442]^8+[.$N$6]*[.A442]^9" office:value-type="float" office:value="40.3333244084628">
            <text:p>40.3333244085</text:p>
          </table:table-cell>
          <table:table-cell table:formula="of:=[.B442]/([.$B$2]+[.B442])*[.$B$1]" office:value-type="float" office:value="3.09066083380512">
            <text:p>3.0906608338</text:p>
          </table:table-cell>
          <table:table-cell table:formula="of:=[.$D$5]*[.C442]-[.$D$4]" office:value-type="float" office:value="3.32035690118875">
            <text:p>3.3203569012</text:p>
          </table:table-cell>
          <table:table-cell table:formula="of:=INT([.D442]/[.$B$1]*1024)" office:value-type="float" office:value="680">
            <text:p>680</text:p>
          </table:table-cell>
          <table:table-cell table:number-columns-repeated="10"/>
        </table:table-row>
        <table:table-row table:style-name="ro2">
          <table:table-cell table:formula="of:=[.A442]+[.$D$1]" office:value-type="float" office:value="23.1000000000001">
            <text:p>23.1</text:p>
          </table:table-cell>
          <table:table-cell table:formula="of:=[.$M$2]+[.$M$3]*[.A443]+[.$M$4]*[.A443]^2+[.$M$5]*[.A443]^3+[.$M$6]*[.A443]^4+[.$N$2]*[.A443]^5+[.$N$3]*[.A443]^6+[.$N$4]*[.A443]^7+[.$N$5]*[.A443]^8+[.$N$6]*[.A443]^9" office:value-type="float" office:value="40.2271420185214">
            <text:p>40.2271420185</text:p>
          </table:table-cell>
          <table:table-cell table:formula="of:=[.B443]/([.$B$2]+[.B443])*[.$B$1]" office:value-type="float" office:value="3.08754868604181">
            <text:p>3.087548686</text:p>
          </table:table-cell>
          <table:table-cell table:formula="of:=[.$D$5]*[.C443]-[.$D$4]" office:value-type="float" office:value="3.31594223470479">
            <text:p>3.3159422347</text:p>
          </table:table-cell>
          <table:table-cell table:formula="of:=INT([.D443]/[.$B$1]*1024)" office:value-type="float" office:value="679">
            <text:p>679</text:p>
          </table:table-cell>
          <table:table-cell table:number-columns-repeated="10"/>
        </table:table-row>
        <table:table-row table:style-name="ro2">
          <table:table-cell table:formula="of:=[.A443]+[.$D$1]" office:value-type="float" office:value="23.2000000000001">
            <text:p>23.2</text:p>
          </table:table-cell>
          <table:table-cell table:formula="of:=[.$M$2]+[.$M$3]*[.A444]+[.$M$4]*[.A444]^2+[.$M$5]*[.A444]^3+[.$M$6]*[.A444]^4+[.$N$2]*[.A444]^5+[.$N$3]*[.A444]^6+[.$N$4]*[.A444]^7+[.$N$5]*[.A444]^8+[.$N$6]*[.A444]^9" office:value-type="float" office:value="40.1212822807289">
            <text:p>40.1212822807</text:p>
          </table:table-cell>
          <table:table-cell table:formula="of:=[.B444]/([.$B$2]+[.B444])*[.$B$1]" office:value-type="float" office:value="3.08443587943719">
            <text:p>3.0844358794</text:p>
          </table:table-cell>
          <table:table-cell table:formula="of:=[.$D$5]*[.C444]-[.$D$4]" office:value-type="float" office:value="3.31152663363645">
            <text:p>3.3115266336</text:p>
          </table:table-cell>
          <table:table-cell table:formula="of:=INT([.D444]/[.$B$1]*1024)" office:value-type="float" office:value="678">
            <text:p>678</text:p>
          </table:table-cell>
          <table:table-cell table:number-columns-repeated="10"/>
        </table:table-row>
        <table:table-row table:style-name="ro2">
          <table:table-cell table:formula="of:=[.A444]+[.$D$1]" office:value-type="float" office:value="23.3000000000001">
            <text:p>23.3</text:p>
          </table:table-cell>
          <table:table-cell table:formula="of:=[.$M$2]+[.$M$3]*[.A445]+[.$M$4]*[.A445]^2+[.$M$5]*[.A445]^3+[.$M$6]*[.A445]^4+[.$N$2]*[.A445]^5+[.$N$3]*[.A445]^6+[.$N$4]*[.A445]^7+[.$N$5]*[.A445]^8+[.$N$6]*[.A445]^9" office:value-type="float" office:value="40.0157437046262">
            <text:p>40.0157437046</text:p>
          </table:table-cell>
          <table:table-cell table:formula="of:=[.B445]/([.$B$2]+[.B445])*[.$B$1]" office:value-type="float" office:value="3.08132241313062">
            <text:p>3.0813224131</text:p>
          </table:table-cell>
          <table:table-cell table:formula="of:=[.$D$5]*[.C445]-[.$D$4]" office:value-type="float" office:value="3.30711009676291">
            <text:p>3.3071100968</text:p>
          </table:table-cell>
          <table:table-cell table:formula="of:=INT([.D445]/[.$B$1]*1024)" office:value-type="float" office:value="677">
            <text:p>677</text:p>
          </table:table-cell>
          <table:table-cell table:number-columns-repeated="10"/>
        </table:table-row>
        <table:table-row table:style-name="ro2">
          <table:table-cell table:formula="of:=[.A445]+[.$D$1]" office:value-type="float" office:value="23.4000000000001">
            <text:p>23.4</text:p>
          </table:table-cell>
          <table:table-cell table:formula="of:=[.$M$2]+[.$M$3]*[.A446]+[.$M$4]*[.A446]^2+[.$M$5]*[.A446]^3+[.$M$6]*[.A446]^4+[.$N$2]*[.A446]^5+[.$N$3]*[.A446]^6+[.$N$4]*[.A446]^7+[.$N$5]*[.A446]^8+[.$N$6]*[.A446]^9" office:value-type="float" office:value="39.9105248074261">
            <text:p>39.9105248074</text:p>
          </table:table-cell>
          <table:table-cell table:formula="of:=[.B446]/([.$B$2]+[.B446])*[.$B$1]" office:value-type="float" office:value="3.07820828621659">
            <text:p>3.0782082862</text:p>
          </table:table-cell>
          <table:table-cell table:formula="of:=[.$D$5]*[.C446]-[.$D$4]" office:value-type="float" office:value="3.30269262279966">
            <text:p>3.3026926228</text:p>
          </table:table-cell>
          <table:table-cell table:formula="of:=INT([.D446]/[.$B$1]*1024)" office:value-type="float" office:value="676">
            <text:p>676</text:p>
          </table:table-cell>
          <table:table-cell table:number-columns-repeated="10"/>
        </table:table-row>
        <table:table-row table:style-name="ro2">
          <table:table-cell table:formula="of:=[.A446]+[.$D$1]" office:value-type="float" office:value="23.5000000000001">
            <text:p>23.5</text:p>
          </table:table-cell>
          <table:table-cell table:formula="of:=[.$M$2]+[.$M$3]*[.A447]+[.$M$4]*[.A447]^2+[.$M$5]*[.A447]^3+[.$M$6]*[.A447]^4+[.$N$2]*[.A447]^5+[.$N$3]*[.A447]^6+[.$N$4]*[.A447]^7+[.$N$5]*[.A447]^8+[.$N$6]*[.A447]^9" office:value-type="float" office:value="39.8056241139951">
            <text:p>39.805624114</text:p>
          </table:table-cell>
          <table:table-cell table:formula="of:=[.B447]/([.$B$2]+[.B447])*[.$B$1]" office:value-type="float" office:value="3.07509349774555">
            <text:p>3.0750934977</text:p>
          </table:table-cell>
          <table:table-cell table:formula="of:=[.$D$5]*[.C447]-[.$D$4]" office:value-type="float" office:value="3.29827421039975">
            <text:p>3.2982742104</text:p>
          </table:table-cell>
          <table:table-cell table:formula="of:=INT([.D447]/[.$B$1]*1024)" office:value-type="float" office:value="675">
            <text:p>675</text:p>
          </table:table-cell>
          <table:table-cell table:number-columns-repeated="10"/>
        </table:table-row>
        <table:table-row table:style-name="ro2">
          <table:table-cell table:formula="of:=[.A447]+[.$D$1]" office:value-type="float" office:value="23.6000000000001">
            <text:p>23.6</text:p>
          </table:table-cell>
          <table:table-cell table:formula="of:=[.$M$2]+[.$M$3]*[.A448]+[.$M$4]*[.A448]^2+[.$M$5]*[.A448]^3+[.$M$6]*[.A448]^4+[.$N$2]*[.A448]^5+[.$N$3]*[.A448]^6+[.$N$4]*[.A448]^7+[.$N$5]*[.A448]^8+[.$N$6]*[.A448]^9" office:value-type="float" office:value="39.7010401568343">
            <text:p>39.7010401568</text:p>
          </table:table-cell>
          <table:table-cell table:formula="of:=[.B448]/([.$B$2]+[.B448])*[.$B$1]" office:value-type="float" office:value="3.07197804672472">
            <text:p>3.0719780467</text:p>
          </table:table-cell>
          <table:table-cell table:formula="of:=[.$D$5]*[.C448]-[.$D$4]" office:value-type="float" office:value="3.29385485815491">
            <text:p>3.2938548582</text:p>
          </table:table-cell>
          <table:table-cell table:formula="of:=INT([.D448]/[.$B$1]*1024)" office:value-type="float" office:value="674">
            <text:p>674</text:p>
          </table:table-cell>
          <table:table-cell table:number-columns-repeated="10"/>
        </table:table-row>
        <table:table-row table:style-name="ro2">
          <table:table-cell table:formula="of:=[.A448]+[.$D$1]" office:value-type="float" office:value="23.7000000000001">
            <text:p>23.7</text:p>
          </table:table-cell>
          <table:table-cell table:formula="of:=[.$M$2]+[.$M$3]*[.A449]+[.$M$4]*[.A449]^2+[.$M$5]*[.A449]^3+[.$M$6]*[.A449]^4+[.$N$2]*[.A449]^5+[.$N$3]*[.A449]^6+[.$N$4]*[.A449]^7+[.$N$5]*[.A449]^8+[.$N$6]*[.A449]^9" office:value-type="float" office:value="39.5967714760617">
            <text:p>39.5967714761</text:p>
          </table:table-cell>
          <table:table-cell table:formula="of:=[.B449]/([.$B$2]+[.B449])*[.$B$1]" office:value-type="float" office:value="3.06886193211897">
            <text:p>3.0688619321</text:p>
          </table:table-cell>
          <table:table-cell table:formula="of:=[.$D$5]*[.C449]-[.$D$4]" office:value-type="float" office:value="3.28943456459675">
            <text:p>3.2894345646</text:p>
          </table:table-cell>
          <table:table-cell table:formula="of:=INT([.D449]/[.$B$1]*1024)" office:value-type="float" office:value="673">
            <text:p>673</text:p>
          </table:table-cell>
          <table:table-cell table:number-columns-repeated="10"/>
        </table:table-row>
        <table:table-row table:style-name="ro2">
          <table:table-cell table:formula="of:=[.A449]+[.$D$1]" office:value-type="float" office:value="23.8000000000001">
            <text:p>23.8</text:p>
          </table:table-cell>
          <table:table-cell table:formula="of:=[.$M$2]+[.$M$3]*[.A450]+[.$M$4]*[.A450]^2+[.$M$5]*[.A450]^3+[.$M$6]*[.A450]^4+[.$N$2]*[.A450]^5+[.$N$3]*[.A450]^6+[.$N$4]*[.A450]^7+[.$N$5]*[.A450]^8+[.$N$6]*[.A450]^9" office:value-type="float" office:value="39.4928166193932">
            <text:p>39.4928166194</text:p>
          </table:table-cell>
          <table:table-cell table:formula="of:=[.B450]/([.$B$2]+[.B450])*[.$B$1]" office:value-type="float" office:value="3.06574515285161">
            <text:p>3.0657451529</text:p>
          </table:table-cell>
          <table:table-cell table:formula="of:=[.$D$5]*[.C450]-[.$D$4]" office:value-type="float" office:value="3.28501332819797">
            <text:p>3.2850133282</text:p>
          </table:table-cell>
          <table:table-cell table:formula="of:=INT([.D450]/[.$B$1]*1024)" office:value-type="float" office:value="672">
            <text:p>672</text:p>
          </table:table-cell>
          <table:table-cell table:number-columns-repeated="10"/>
        </table:table-row>
        <table:table-row table:style-name="ro2">
          <table:table-cell table:formula="of:=[.A450]+[.$D$1]" office:value-type="float" office:value="23.9000000000001">
            <text:p>23.9</text:p>
          </table:table-cell>
          <table:table-cell table:formula="of:=[.$M$2]+[.$M$3]*[.A451]+[.$M$4]*[.A451]^2+[.$M$5]*[.A451]^3+[.$M$6]*[.A451]^4+[.$N$2]*[.A451]^5+[.$N$3]*[.A451]^6+[.$N$4]*[.A451]^7+[.$N$5]*[.A451]^8+[.$N$6]*[.A451]^9" office:value-type="float" office:value="39.389174142124">
            <text:p>39.3891741421</text:p>
          </table:table-cell>
          <table:table-cell table:formula="of:=[.B451]/([.$B$2]+[.B451])*[.$B$1]" office:value-type="float" office:value="3.06262770780527">
            <text:p>3.0626277078</text:p>
          </table:table-cell>
          <table:table-cell table:formula="of:=[.$D$5]*[.C451]-[.$D$4]" office:value-type="float" office:value="3.28059114737354">
            <text:p>3.2805911474</text:p>
          </table:table-cell>
          <table:table-cell table:formula="of:=INT([.D451]/[.$B$1]*1024)" office:value-type="float" office:value="671">
            <text:p>671</text:p>
          </table:table-cell>
          <table:table-cell table:number-columns-repeated="10"/>
        </table:table-row>
        <table:table-row table:style-name="ro2">
          <table:table-cell table:formula="of:=[.A451]+[.$D$1]" office:value-type="float" office:value="24.0000000000001">
            <text:p>24</text:p>
          </table:table-cell>
          <table:table-cell table:formula="of:=[.$M$2]+[.$M$3]*[.A452]+[.$M$4]*[.A452]^2+[.$M$5]*[.A452]^3+[.$M$6]*[.A452]^4+[.$N$2]*[.A452]^5+[.$N$3]*[.A452]^6+[.$N$4]*[.A452]^7+[.$N$5]*[.A452]^8+[.$N$6]*[.A452]^9" office:value-type="float" office:value="39.2858426071097">
            <text:p>39.2858426071</text:p>
          </table:table-cell>
          <table:table-cell table:formula="of:=[.B452]/([.$B$2]+[.B452])*[.$B$1]" office:value-type="float" office:value="3.05950959582273">
            <text:p>3.0595095958</text:p>
          </table:table-cell>
          <table:table-cell table:formula="of:=[.$D$5]*[.C452]-[.$D$4]" office:value-type="float" office:value="3.27616802048192">
            <text:p>3.2761680205</text:p>
          </table:table-cell>
          <table:table-cell table:formula="of:=INT([.D452]/[.$B$1]*1024)" office:value-type="float" office:value="670">
            <text:p>670</text:p>
          </table:table-cell>
          <table:table-cell table:number-columns-repeated="10"/>
        </table:table-row>
        <table:table-row table:style-name="ro2">
          <table:table-cell table:formula="of:=[.A452]+[.$D$1]" office:value-type="float" office:value="24.1000000000001">
            <text:p>24.1</text:p>
          </table:table-cell>
          <table:table-cell table:formula="of:=[.$M$2]+[.$M$3]*[.A453]+[.$M$4]*[.A453]^2+[.$M$5]*[.A453]^3+[.$M$6]*[.A453]^4+[.$N$2]*[.A453]^5+[.$N$3]*[.A453]^6+[.$N$4]*[.A453]^7+[.$N$5]*[.A453]^8+[.$N$6]*[.A453]^9" office:value-type="float" office:value="39.1828205847478">
            <text:p>39.1828205847</text:p>
          </table:table-cell>
          <table:table-cell table:formula="of:=[.B453]/([.$B$2]+[.B453])*[.$B$1]" office:value-type="float" office:value="3.05639081570777">
            <text:p>3.0563908157</text:p>
          </table:table-cell>
          <table:table-cell table:formula="of:=[.$D$5]*[.C453]-[.$D$4]" office:value-type="float" office:value="3.27174394582625">
            <text:p>3.2717439458</text:p>
          </table:table-cell>
          <table:table-cell table:formula="of:=INT([.D453]/[.$B$1]*1024)" office:value-type="float" office:value="670">
            <text:p>670</text:p>
          </table:table-cell>
          <table:table-cell table:number-columns-repeated="10"/>
        </table:table-row>
        <table:table-row table:style-name="ro2">
          <table:table-cell table:formula="of:=[.A453]+[.$D$1]" office:value-type="float" office:value="24.2000000000001">
            <text:p>24.2</text:p>
          </table:table-cell>
          <table:table-cell table:formula="of:=[.$M$2]+[.$M$3]*[.A454]+[.$M$4]*[.A454]^2+[.$M$5]*[.A454]^3+[.$M$6]*[.A454]^4+[.$N$2]*[.A454]^5+[.$N$3]*[.A454]^6+[.$N$4]*[.A454]^7+[.$N$5]*[.A454]^8+[.$N$6]*[.A454]^9" office:value-type="float" office:value="39.080106652958">
            <text:p>39.080106653</text:p>
          </table:table-cell>
          <table:table-cell table:formula="of:=[.B454]/([.$B$2]+[.B454])*[.$B$1]" office:value-type="float" office:value="3.05327136622603">
            <text:p>3.0532713662</text:p>
          </table:table-cell>
          <table:table-cell table:formula="of:=[.$D$5]*[.C454]-[.$D$4]" office:value-type="float" office:value="3.26731892165554">
            <text:p>3.2673189217</text:p>
          </table:table-cell>
          <table:table-cell table:formula="of:=INT([.D454]/[.$B$1]*1024)" office:value-type="float" office:value="669">
            <text:p>669</text:p>
          </table:table-cell>
          <table:table-cell table:number-columns-repeated="10"/>
        </table:table-row>
        <table:table-row table:style-name="ro2">
          <table:table-cell table:formula="of:=[.A454]+[.$D$1]" office:value-type="float" office:value="24.3000000000001">
            <text:p>24.3</text:p>
          </table:table-cell>
          <table:table-cell table:formula="of:=[.$M$2]+[.$M$3]*[.A455]+[.$M$4]*[.A455]^2+[.$M$5]*[.A455]^3+[.$M$6]*[.A455]^4+[.$N$2]*[.A455]^5+[.$N$3]*[.A455]^6+[.$N$4]*[.A455]^7+[.$N$5]*[.A455]^8+[.$N$6]*[.A455]^9" office:value-type="float" office:value="38.9776993971639">
            <text:p>38.9776993972</text:p>
          </table:table-cell>
          <table:table-cell table:formula="of:=[.B455]/([.$B$2]+[.B455])*[.$B$1]" office:value-type="float" office:value="3.05015124610587">
            <text:p>3.0501512461</text:p>
          </table:table-cell>
          <table:table-cell table:formula="of:=[.$D$5]*[.C455]-[.$D$4]" office:value-type="float" office:value="3.26289294616594">
            <text:p>3.2628929462</text:p>
          </table:table-cell>
          <table:table-cell table:formula="of:=INT([.D455]/[.$B$1]*1024)" office:value-type="float" office:value="668">
            <text:p>668</text:p>
          </table:table-cell>
          <table:table-cell table:number-columns-repeated="10"/>
        </table:table-row>
        <table:table-row table:style-name="ro2">
          <table:table-cell table:formula="of:=[.A455]+[.$D$1]" office:value-type="float" office:value="24.4000000000001">
            <text:p>24.4</text:p>
          </table:table-cell>
          <table:table-cell table:formula="of:=[.$M$2]+[.$M$3]*[.A456]+[.$M$4]*[.A456]^2+[.$M$5]*[.A456]^3+[.$M$6]*[.A456]^4+[.$N$2]*[.A456]^5+[.$N$3]*[.A456]^6+[.$N$4]*[.A456]^7+[.$N$5]*[.A456]^8+[.$N$6]*[.A456]^9" office:value-type="float" office:value="38.8755974102731">
            <text:p>38.8755974103</text:p>
          </table:table-cell>
          <table:table-cell table:formula="of:=[.B456]/([.$B$2]+[.B456])*[.$B$1]" office:value-type="float" office:value="3.04703045403922">
            <text:p>3.047030454</text:p>
          </table:table-cell>
          <table:table-cell table:formula="of:=[.$D$5]*[.C456]-[.$D$4]" office:value-type="float" office:value="3.25846601750191">
            <text:p>3.2584660175</text:p>
          </table:table-cell>
          <table:table-cell table:formula="of:=INT([.D456]/[.$B$1]*1024)" office:value-type="float" office:value="667">
            <text:p>667</text:p>
          </table:table-cell>
          <table:table-cell table:number-columns-repeated="10"/>
        </table:table-row>
        <table:table-row table:style-name="ro2">
          <table:table-cell table:formula="of:=[.A456]+[.$D$1]" office:value-type="float" office:value="24.5000000000001">
            <text:p>24.5</text:p>
          </table:table-cell>
          <table:table-cell table:formula="of:=[.$M$2]+[.$M$3]*[.A457]+[.$M$4]*[.A457]^2+[.$M$5]*[.A457]^3+[.$M$6]*[.A457]^4+[.$N$2]*[.A457]^5+[.$N$3]*[.A457]^6+[.$N$4]*[.A457]^7+[.$N$5]*[.A457]^8+[.$N$6]*[.A457]^9" office:value-type="float" office:value="38.7737992926585">
            <text:p>38.7737992927</text:p>
          </table:table-cell>
          <table:table-cell table:formula="of:=[.B457]/([.$B$2]+[.B457])*[.$B$1]" office:value-type="float" office:value="3.04390898868244">
            <text:p>3.0439089887</text:p>
          </table:table-cell>
          <table:table-cell table:formula="of:=[.$D$5]*[.C457]-[.$D$4]" office:value-type="float" office:value="3.25403813375748">
            <text:p>3.2540381338</text:p>
          </table:table-cell>
          <table:table-cell table:formula="of:=INT([.D457]/[.$B$1]*1024)" office:value-type="float" office:value="666">
            <text:p>666</text:p>
          </table:table-cell>
          <table:table-cell table:number-columns-repeated="10"/>
        </table:table-row>
        <table:table-row table:style-name="ro2">
          <table:table-cell table:formula="of:=[.A457]+[.$D$1]" office:value-type="float" office:value="24.6000000000001">
            <text:p>24.6</text:p>
          </table:table-cell>
          <table:table-cell table:formula="of:=[.$M$2]+[.$M$3]*[.A458]+[.$M$4]*[.A458]^2+[.$M$5]*[.A458]^3+[.$M$6]*[.A458]^4+[.$N$2]*[.A458]^5+[.$N$3]*[.A458]^6+[.$N$4]*[.A458]^7+[.$N$5]*[.A458]^8+[.$N$6]*[.A458]^9" office:value-type="float" office:value="38.6723036521385">
            <text:p>38.6723036521</text:p>
          </table:table-cell>
          <table:table-cell table:formula="of:=[.B458]/([.$B$2]+[.B458])*[.$B$1]" office:value-type="float" office:value="3.04078684865721">
            <text:p>3.0407868487</text:p>
          </table:table-cell>
          <table:table-cell table:formula="of:=[.$D$5]*[.C458]-[.$D$4]" office:value-type="float" office:value="3.24960929297744">
            <text:p>3.249609293</text:p>
          </table:table-cell>
          <table:table-cell table:formula="of:=INT([.D458]/[.$B$1]*1024)" office:value-type="float" office:value="665">
            <text:p>665</text:p>
          </table:table-cell>
          <table:table-cell table:number-columns-repeated="10"/>
        </table:table-row>
        <table:table-row table:style-name="ro2">
          <table:table-cell table:formula="of:=[.A458]+[.$D$1]" office:value-type="float" office:value="24.7000000000001">
            <text:p>24.7</text:p>
          </table:table-cell>
          <table:table-cell table:formula="of:=[.$M$2]+[.$M$3]*[.A459]+[.$M$4]*[.A459]^2+[.$M$5]*[.A459]^3+[.$M$6]*[.A459]^4+[.$N$2]*[.A459]^5+[.$N$3]*[.A459]^6+[.$N$4]*[.A459]^7+[.$N$5]*[.A459]^8+[.$N$6]*[.A459]^9" office:value-type="float" office:value="38.5711091039576">
            <text:p>38.571109104</text:p>
          </table:table-cell>
          <table:table-cell table:formula="of:=[.B459]/([.$B$2]+[.B459])*[.$B$1]" office:value-type="float" office:value="3.03766403255135">
            <text:p>3.0376640326</text:p>
          </table:table-cell>
          <table:table-cell table:formula="of:=[.$D$5]*[.C459]-[.$D$4]" office:value-type="float" office:value="3.24517949315861">
            <text:p>3.2451794932</text:p>
          </table:table-cell>
          <table:table-cell table:formula="of:=INT([.D459]/[.$B$1]*1024)" office:value-type="float" office:value="664">
            <text:p>664</text:p>
          </table:table-cell>
          <table:table-cell table:number-columns-repeated="10"/>
        </table:table-row>
        <table:table-row table:style-name="ro2">
          <table:table-cell table:formula="of:=[.A459]+[.$D$1]" office:value-type="float" office:value="24.8000000000001">
            <text:p>24.8</text:p>
          </table:table-cell>
          <table:table-cell table:formula="of:=[.$M$2]+[.$M$3]*[.A460]+[.$M$4]*[.A460]^2+[.$M$5]*[.A460]^3+[.$M$6]*[.A460]^4+[.$N$2]*[.A460]^5+[.$N$3]*[.A460]^6+[.$N$4]*[.A460]^7+[.$N$5]*[.A460]^8+[.$N$6]*[.A460]^9" office:value-type="float" office:value="38.4702142707671">
            <text:p>38.4702142708</text:p>
          </table:table-cell>
          <table:table-cell table:formula="of:=[.B460]/([.$B$2]+[.B460])*[.$B$1]" office:value-type="float" office:value="3.03454053891975">
            <text:p>3.0345405389</text:p>
          </table:table-cell>
          <table:table-cell table:formula="of:=[.$D$5]*[.C460]-[.$D$4]" office:value-type="float" office:value="3.24074873225102">
            <text:p>3.2407487323</text:p>
          </table:table-cell>
          <table:table-cell table:formula="of:=INT([.D460]/[.$B$1]*1024)" office:value-type="float" office:value="663">
            <text:p>663</text:p>
          </table:table-cell>
          <table:table-cell table:number-columns-repeated="10"/>
        </table:table-row>
        <table:table-row table:style-name="ro2">
          <table:table-cell table:formula="of:=[.A460]+[.$D$1]" office:value-type="float" office:value="24.9000000000001">
            <text:p>24.9</text:p>
          </table:table-cell>
          <table:table-cell table:formula="of:=[.$M$2]+[.$M$3]*[.A461]+[.$M$4]*[.A461]^2+[.$M$5]*[.A461]^3+[.$M$6]*[.A461]^4+[.$N$2]*[.A461]^5+[.$N$3]*[.A461]^6+[.$N$4]*[.A461]^7+[.$N$5]*[.A461]^8+[.$N$6]*[.A461]^9" office:value-type="float" office:value="38.369617782605">
            <text:p>38.3696177826</text:p>
          </table:table-cell>
          <table:table-cell table:formula="of:=[.B461]/([.$B$2]+[.B461])*[.$B$1]" office:value-type="float" office:value="3.0314163662852">
            <text:p>3.0314163663</text:p>
          </table:table-cell>
          <table:table-cell table:formula="of:=[.$D$5]*[.C461]-[.$D$4]" office:value-type="float" office:value="3.23631700815923">
            <text:p>3.2363170082</text:p>
          </table:table-cell>
          <table:table-cell table:formula="of:=INT([.D461]/[.$B$1]*1024)" office:value-type="float" office:value="662">
            <text:p>662</text:p>
          </table:table-cell>
          <table:table-cell table:number-columns-repeated="10"/>
        </table:table-row>
        <table:table-row table:style-name="ro2">
          <table:table-cell table:formula="of:=[.A461]+[.$D$1]" office:value-type="float" office:value="25.0000000000001">
            <text:p>25</text:p>
          </table:table-cell>
          <table:table-cell table:formula="of:=[.$M$2]+[.$M$3]*[.A462]+[.$M$4]*[.A462]^2+[.$M$5]*[.A462]^3+[.$M$6]*[.A462]^4+[.$N$2]*[.A462]^5+[.$N$3]*[.A462]^6+[.$N$4]*[.A462]^7+[.$N$5]*[.A462]^8+[.$N$6]*[.A462]^9" office:value-type="float" office:value="38.2693182768766">
            <text:p>38.2693182769</text:p>
          </table:table-cell>
          <table:table-cell table:formula="of:=[.B462]/([.$B$2]+[.B462])*[.$B$1]" office:value-type="float" office:value="3.02829151313928">
            <text:p>3.0282915131</text:p>
          </table:table-cell>
          <table:table-cell table:formula="of:=[.$D$5]*[.C462]-[.$D$4]" office:value-type="float" office:value="3.2318843187435">
            <text:p>3.2318843187</text:p>
          </table:table-cell>
          <table:table-cell table:formula="of:=INT([.D462]/[.$B$1]*1024)" office:value-type="float" office:value="661">
            <text:p>661</text:p>
          </table:table-cell>
          <table:table-cell table:number-columns-repeated="10"/>
        </table:table-row>
        <table:table-row table:style-name="ro2">
          <table:table-cell table:formula="of:=[.A462]+[.$D$1]" office:value-type="float" office:value="25.1000000000001">
            <text:p>25.1</text:p>
          </table:table-cell>
          <table:table-cell table:formula="of:=[.$M$2]+[.$M$3]*[.A463]+[.$M$4]*[.A463]^2+[.$M$5]*[.A463]^3+[.$M$6]*[.A463]^4+[.$N$2]*[.A463]^5+[.$N$3]*[.A463]^6+[.$N$4]*[.A463]^7+[.$N$5]*[.A463]^8+[.$N$6]*[.A463]^9" office:value-type="float" office:value="38.1693143983344">
            <text:p>38.1693143983</text:p>
          </table:table-cell>
          <table:table-cell table:formula="of:=[.B463]/([.$B$2]+[.B463])*[.$B$1]" office:value-type="float" office:value="3.02516597794324">
            <text:p>3.0251659779</text:p>
          </table:table-cell>
          <table:table-cell table:formula="of:=[.$D$5]*[.C463]-[.$D$4]" office:value-type="float" office:value="3.22745066182107">
            <text:p>3.2274506618</text:p>
          </table:table-cell>
          <table:table-cell table:formula="of:=INT([.D463]/[.$B$1]*1024)" office:value-type="float" office:value="660">
            <text:p>660</text:p>
          </table:table-cell>
          <table:table-cell table:number-columns-repeated="10"/>
        </table:table-row>
        <table:table-row table:style-name="ro2">
          <table:table-cell table:formula="of:=[.A463]+[.$D$1]" office:value-type="float" office:value="25.2000000000001">
            <text:p>25.2</text:p>
          </table:table-cell>
          <table:table-cell table:formula="of:=[.$M$2]+[.$M$3]*[.A464]+[.$M$4]*[.A464]^2+[.$M$5]*[.A464]^3+[.$M$6]*[.A464]^4+[.$N$2]*[.A464]^5+[.$N$3]*[.A464]^6+[.$N$4]*[.A464]^7+[.$N$5]*[.A464]^8+[.$N$6]*[.A464]^9" office:value-type="float" office:value="38.0696047990582">
            <text:p>38.0696047991</text:p>
          </table:table-cell>
          <table:table-cell table:formula="of:=[.B464]/([.$B$2]+[.B464])*[.$B$1]" office:value-type="float" office:value="3.02203975912887">
            <text:p>3.0220397591</text:p>
          </table:table-cell>
          <table:table-cell table:formula="of:=[.$D$5]*[.C464]-[.$D$4]" office:value-type="float" office:value="3.22301603516739">
            <text:p>3.2230160352</text:p>
          </table:table-cell>
          <table:table-cell table:formula="of:=INT([.D464]/[.$B$1]*1024)" office:value-type="float" office:value="660">
            <text:p>660</text:p>
          </table:table-cell>
          <table:table-cell table:number-columns-repeated="10"/>
        </table:table-row>
        <table:table-row table:style-name="ro2">
          <table:table-cell table:formula="of:=[.A464]+[.$D$1]" office:value-type="float" office:value="25.3000000000001">
            <text:p>25.3</text:p>
          </table:table-cell>
          <table:table-cell table:formula="of:=[.$M$2]+[.$M$3]*[.A465]+[.$M$4]*[.A465]^2+[.$M$5]*[.A465]^3+[.$M$6]*[.A465]^4+[.$N$2]*[.A465]^5+[.$N$3]*[.A465]^6+[.$N$4]*[.A465]^7+[.$N$5]*[.A465]^8+[.$N$6]*[.A465]^9" office:value-type="float" office:value="37.9701881384354">
            <text:p>37.9701881384</text:p>
          </table:table-cell>
          <table:table-cell table:formula="of:=[.B465]/([.$B$2]+[.B465])*[.$B$1]" office:value-type="float" office:value="3.0189128550994">
            <text:p>3.0189128551</text:p>
          </table:table-cell>
          <table:table-cell table:formula="of:=[.$D$5]*[.C465]-[.$D$4]" office:value-type="float" office:value="3.21858043651741">
            <text:p>3.2185804365</text:p>
          </table:table-cell>
          <table:table-cell table:formula="of:=INT([.D465]/[.$B$1]*1024)" office:value-type="float" office:value="659">
            <text:p>659</text:p>
          </table:table-cell>
          <table:table-cell table:number-columns-repeated="10"/>
        </table:table-row>
        <table:table-row table:style-name="ro2">
          <table:table-cell table:formula="of:=[.A465]+[.$D$1]" office:value-type="float" office:value="25.4000000000001">
            <text:p>25.4</text:p>
          </table:table-cell>
          <table:table-cell table:formula="of:=[.$M$2]+[.$M$3]*[.A466]+[.$M$4]*[.A466]^2+[.$M$5]*[.A466]^3+[.$M$6]*[.A466]^4+[.$N$2]*[.A466]^5+[.$N$3]*[.A466]^6+[.$N$4]*[.A466]^7+[.$N$5]*[.A466]^8+[.$N$6]*[.A466]^9" office:value-type="float" office:value="37.8710630831405">
            <text:p>37.8710630831</text:p>
          </table:table-cell>
          <table:table-cell table:formula="of:=[.B466]/([.$B$2]+[.B466])*[.$B$1]" office:value-type="float" office:value="3.01578526423038">
            <text:p>3.0157852642</text:p>
          </table:table-cell>
          <table:table-cell table:formula="of:=[.$D$5]*[.C466]-[.$D$4]" office:value-type="float" office:value="3.21414386356679">
            <text:p>3.2141438636</text:p>
          </table:table-cell>
          <table:table-cell table:formula="of:=INT([.D466]/[.$B$1]*1024)" office:value-type="float" office:value="658">
            <text:p>658</text:p>
          </table:table-cell>
          <table:table-cell table:number-columns-repeated="10"/>
        </table:table-row>
        <table:table-row table:style-name="ro2">
          <table:table-cell table:formula="of:=[.A466]+[.$D$1]" office:value-type="float" office:value="25.5000000000001">
            <text:p>25.5</text:p>
          </table:table-cell>
          <table:table-cell table:formula="of:=[.$M$2]+[.$M$3]*[.A467]+[.$M$4]*[.A467]^2+[.$M$5]*[.A467]^3+[.$M$6]*[.A467]^4+[.$N$2]*[.A467]^5+[.$N$3]*[.A467]^6+[.$N$4]*[.A467]^7+[.$N$5]*[.A467]^8+[.$N$6]*[.A467]^9" office:value-type="float" office:value="37.7722283071148">
            <text:p>37.7722283071</text:p>
          </table:table-cell>
          <table:table-cell table:formula="of:=[.B467]/([.$B$2]+[.B467])*[.$B$1]" office:value-type="float" office:value="3.01265698487055">
            <text:p>3.0126569849</text:p>
          </table:table-cell>
          <table:table-cell table:formula="of:=[.$D$5]*[.C467]-[.$D$4]" office:value-type="float" office:value="3.20970631397319">
            <text:p>3.209706314</text:p>
          </table:table-cell>
          <table:table-cell table:formula="of:=INT([.D467]/[.$B$1]*1024)" office:value-type="float" office:value="657">
            <text:p>657</text:p>
          </table:table-cell>
          <table:table-cell table:number-columns-repeated="10"/>
        </table:table-row>
        <table:table-row table:style-name="ro2">
          <table:table-cell table:formula="of:=[.A467]+[.$D$1]" office:value-type="float" office:value="25.6000000000001">
            <text:p>25.6</text:p>
          </table:table-cell>
          <table:table-cell table:formula="of:=[.$M$2]+[.$M$3]*[.A468]+[.$M$4]*[.A468]^2+[.$M$5]*[.A468]^3+[.$M$6]*[.A468]^4+[.$N$2]*[.A468]^5+[.$N$3]*[.A468]^6+[.$N$4]*[.A468]^7+[.$N$5]*[.A468]^8+[.$N$6]*[.A468]^9" office:value-type="float" office:value="37.6736824915466">
            <text:p>37.6736824915</text:p>
          </table:table-cell>
          <table:table-cell table:formula="of:=[.B468]/([.$B$2]+[.B468])*[.$B$1]" office:value-type="float" office:value="3.00952801534276">
            <text:p>3.0095280153</text:p>
          </table:table-cell>
          <table:table-cell table:formula="of:=[.$D$5]*[.C468]-[.$D$4]" office:value-type="float" office:value="3.2052677853575">
            <text:p>3.2052677854</text:p>
          </table:table-cell>
          <table:table-cell table:formula="of:=INT([.D468]/[.$B$1]*1024)" office:value-type="float" office:value="656">
            <text:p>656</text:p>
          </table:table-cell>
          <table:table-cell table:number-columns-repeated="10"/>
        </table:table-row>
        <table:table-row table:style-name="ro2">
          <table:table-cell table:formula="of:=[.A468]+[.$D$1]" office:value-type="float" office:value="25.7000000000001">
            <text:p>25.7</text:p>
          </table:table-cell>
          <table:table-cell table:formula="of:=[.$M$2]+[.$M$3]*[.A469]+[.$M$4]*[.A469]^2+[.$M$5]*[.A469]^3+[.$M$6]*[.A469]^4+[.$N$2]*[.A469]^5+[.$N$3]*[.A469]^6+[.$N$4]*[.A469]^7+[.$N$5]*[.A469]^8+[.$N$6]*[.A469]^9" office:value-type="float" office:value="37.5754243248504">
            <text:p>37.5754243249</text:p>
          </table:table-cell>
          <table:table-cell table:formula="of:=[.B469]/([.$B$2]+[.B469])*[.$B$1]" office:value-type="float" office:value="3.00639835394483">
            <text:p>3.0063983539</text:p>
          </table:table-cell>
          <table:table-cell table:formula="of:=[.$D$5]*[.C469]-[.$D$4]" office:value-type="float" office:value="3.20082827530516">
            <text:p>3.2008282753</text:p>
          </table:table-cell>
          <table:table-cell table:formula="of:=INT([.D469]/[.$B$1]*1024)" office:value-type="float" office:value="655">
            <text:p>655</text:p>
          </table:table-cell>
          <table:table-cell table:number-columns-repeated="10"/>
        </table:table-row>
        <table:table-row table:style-name="ro2">
          <table:table-cell table:formula="of:=[.A469]+[.$D$1]" office:value-type="float" office:value="25.8000000000001">
            <text:p>25.8</text:p>
          </table:table-cell>
          <table:table-cell table:formula="of:=[.$M$2]+[.$M$3]*[.A470]+[.$M$4]*[.A470]^2+[.$M$5]*[.A470]^3+[.$M$6]*[.A470]^4+[.$N$2]*[.A470]^5+[.$N$3]*[.A470]^6+[.$N$4]*[.A470]^7+[.$N$5]*[.A470]^8+[.$N$6]*[.A470]^9" office:value-type="float" office:value="37.4774525026468">
            <text:p>37.4774525026</text:p>
          </table:table-cell>
          <table:table-cell table:formula="of:=[.B470]/([.$B$2]+[.B470])*[.$B$1]" office:value-type="float" office:value="3.00326799895047">
            <text:p>3.003267999</text:p>
          </table:table-cell>
          <table:table-cell table:formula="of:=[.$D$5]*[.C470]-[.$D$4]" office:value-type="float" office:value="3.19638778136735">
            <text:p>3.1963877814</text:p>
          </table:table-cell>
          <table:table-cell table:formula="of:=INT([.D470]/[.$B$1]*1024)" office:value-type="float" office:value="654">
            <text:p>654</text:p>
          </table:table-cell>
          <table:table-cell table:number-columns-repeated="10"/>
        </table:table-row>
        <table:table-row table:style-name="ro2">
          <table:table-cell table:formula="of:=[.A470]+[.$D$1]" office:value-type="float" office:value="25.9000000000001">
            <text:p>25.9</text:p>
          </table:table-cell>
          <table:table-cell table:formula="of:=[.$M$2]+[.$M$3]*[.A471]+[.$M$4]*[.A471]^2+[.$M$5]*[.A471]^3+[.$M$6]*[.A471]^4+[.$N$2]*[.A471]^5+[.$N$3]*[.A471]^6+[.$N$4]*[.A471]^7+[.$N$5]*[.A471]^8+[.$N$6]*[.A471]^9" office:value-type="float" office:value="37.3797657277416">
            <text:p>37.3797657277</text:p>
          </table:table-cell>
          <table:table-cell table:formula="of:=[.B471]/([.$B$2]+[.B471])*[.$B$1]" office:value-type="float" office:value="3.00013694861015">
            <text:p>3.0001369486</text:p>
          </table:table-cell>
          <table:table-cell table:formula="of:=[.$D$5]*[.C471]-[.$D$4]" office:value-type="float" office:value="3.19194630106234">
            <text:p>3.1919463011</text:p>
          </table:table-cell>
          <table:table-cell table:formula="of:=INT([.D471]/[.$B$1]*1024)" office:value-type="float" office:value="653">
            <text:p>653</text:p>
          </table:table-cell>
          <table:table-cell table:number-columns-repeated="10"/>
        </table:table-row>
        <table:table-row table:style-name="ro2">
          <table:table-cell table:formula="of:=[.A471]+[.$D$1]" office:value-type="float" office:value="26.0000000000001">
            <text:p>26</text:p>
          </table:table-cell>
          <table:table-cell table:formula="of:=[.$M$2]+[.$M$3]*[.A472]+[.$M$4]*[.A472]^2+[.$M$5]*[.A472]^3+[.$M$6]*[.A472]^4+[.$N$2]*[.A472]^5+[.$N$3]*[.A472]^6+[.$N$4]*[.A472]^7+[.$N$5]*[.A472]^8+[.$N$6]*[.A472]^9" office:value-type="float" office:value="37.2823627101053">
            <text:p>37.2823627101</text:p>
          </table:table-cell>
          <table:table-cell table:formula="of:=[.B472]/([.$B$2]+[.B472])*[.$B$1]" office:value-type="float" office:value="2.99700520115202">
            <text:p>2.9970052012</text:p>
          </table:table-cell>
          <table:table-cell table:formula="of:=[.$D$5]*[.C472]-[.$D$4]" office:value-type="float" office:value="3.1875038318767">
            <text:p>3.1875038319</text:p>
          </table:table-cell>
          <table:table-cell table:formula="of:=INT([.D472]/[.$B$1]*1024)" office:value-type="float" office:value="652">
            <text:p>652</text:p>
          </table:table-cell>
          <table:table-cell table:number-columns-repeated="10"/>
        </table:table-row>
        <table:table-row table:style-name="ro2">
          <table:table-cell table:formula="of:=[.A472]+[.$D$1]" office:value-type="float" office:value="26.1000000000001">
            <text:p>26.1</text:p>
          </table:table-cell>
          <table:table-cell table:formula="of:=[.$M$2]+[.$M$3]*[.A473]+[.$M$4]*[.A473]^2+[.$M$5]*[.A473]^3+[.$M$6]*[.A473]^4+[.$N$2]*[.A473]^5+[.$N$3]*[.A473]^6+[.$N$4]*[.A473]^7+[.$N$5]*[.A473]^8+[.$N$6]*[.A473]^9" office:value-type="float" office:value="37.1852421668526">
            <text:p>37.1852421669</text:p>
          </table:table-cell>
          <table:table-cell table:formula="of:=[.B473]/([.$B$2]+[.B473])*[.$B$1]" office:value-type="float" office:value="2.99387275478279">
            <text:p>2.9938727548</text:p>
          </table:table-cell>
          <table:table-cell table:formula="of:=[.$D$5]*[.C473]-[.$D$4]" office:value-type="float" office:value="3.18306037126661">
            <text:p>3.1830603713</text:p>
          </table:table-cell>
          <table:table-cell table:formula="of:=INT([.D473]/[.$B$1]*1024)" office:value-type="float" office:value="651">
            <text:p>651</text:p>
          </table:table-cell>
          <table:table-cell table:number-columns-repeated="10"/>
        </table:table-row>
        <table:table-row table:style-name="ro2">
          <table:table-cell table:formula="of:=[.A473]+[.$D$1]" office:value-type="float" office:value="26.2000000000001">
            <text:p>26.2</text:p>
          </table:table-cell>
          <table:table-cell table:formula="of:=[.$M$2]+[.$M$3]*[.A474]+[.$M$4]*[.A474]^2+[.$M$5]*[.A474]^3+[.$M$6]*[.A474]^4+[.$N$2]*[.A474]^5+[.$N$3]*[.A474]^6+[.$N$4]*[.A474]^7+[.$N$5]*[.A474]^8+[.$N$6]*[.A474]^9" office:value-type="float" office:value="37.0884028222213">
            <text:p>37.0884028222</text:p>
          </table:table-cell>
          <table:table-cell table:formula="of:=[.B474]/([.$B$2]+[.B474])*[.$B$1]" office:value-type="float" office:value="2.99073960768864">
            <text:p>2.9907396077</text:p>
          </table:table-cell>
          <table:table-cell table:formula="of:=[.$D$5]*[.C474]-[.$D$4]" office:value-type="float" office:value="3.17861591665911">
            <text:p>3.1786159167</text:p>
          </table:table-cell>
          <table:table-cell table:formula="of:=INT([.D474]/[.$B$1]*1024)" office:value-type="float" office:value="650">
            <text:p>650</text:p>
          </table:table-cell>
          <table:table-cell table:number-columns-repeated="10"/>
        </table:table-row>
        <table:table-row table:style-name="ro2">
          <table:table-cell table:formula="of:=[.A474]+[.$D$1]" office:value-type="float" office:value="26.3000000000001">
            <text:p>26.3</text:p>
          </table:table-cell>
          <table:table-cell table:formula="of:=[.$M$2]+[.$M$3]*[.A475]+[.$M$4]*[.A475]^2+[.$M$5]*[.A475]^3+[.$M$6]*[.A475]^4+[.$N$2]*[.A475]^5+[.$N$3]*[.A475]^6+[.$N$4]*[.A475]^7+[.$N$5]*[.A475]^8+[.$N$6]*[.A475]^9" office:value-type="float" office:value="36.9918434075519">
            <text:p>36.9918434076</text:p>
          </table:table-cell>
          <table:table-cell table:formula="of:=[.B475]/([.$B$2]+[.B475])*[.$B$1]" office:value-type="float" office:value="2.98760575803614">
            <text:p>2.987605758</text:p>
          </table:table-cell>
          <table:table-cell table:formula="of:=[.$D$5]*[.C475]-[.$D$4]" office:value-type="float" office:value="3.17417046545341">
            <text:p>3.1741704655</text:p>
          </table:table-cell>
          <table:table-cell table:formula="of:=INT([.D475]/[.$B$1]*1024)" office:value-type="float" office:value="650">
            <text:p>650</text:p>
          </table:table-cell>
          <table:table-cell table:number-columns-repeated="10"/>
        </table:table-row>
        <table:table-row table:style-name="ro2">
          <table:table-cell table:formula="of:=[.A475]+[.$D$1]" office:value-type="float" office:value="26.4000000000001">
            <text:p>26.4</text:p>
          </table:table-cell>
          <table:table-cell table:formula="of:=[.$M$2]+[.$M$3]*[.A476]+[.$M$4]*[.A476]^2+[.$M$5]*[.A476]^3+[.$M$6]*[.A476]^4+[.$N$2]*[.A476]^5+[.$N$3]*[.A476]^6+[.$N$4]*[.A476]^7+[.$N$5]*[.A476]^8+[.$N$6]*[.A476]^9" office:value-type="float" office:value="36.8955626612661">
            <text:p>36.8955626613</text:p>
          </table:table-cell>
          <table:table-cell table:formula="of:=[.B476]/([.$B$2]+[.B476])*[.$B$1]" office:value-type="float" office:value="2.98447120397308">
            <text:p>2.984471204</text:p>
          </table:table-cell>
          <table:table-cell table:formula="of:=[.$D$5]*[.C476]-[.$D$4]" office:value-type="float" office:value="3.16972401502215">
            <text:p>3.169724015</text:p>
          </table:table-cell>
          <table:table-cell table:formula="of:=INT([.D476]/[.$B$1]*1024)" office:value-type="float" office:value="649">
            <text:p>649</text:p>
          </table:table-cell>
          <table:table-cell table:number-columns-repeated="10"/>
        </table:table-row>
        <table:table-row table:style-name="ro2">
          <table:table-cell table:formula="of:=[.A476]+[.$D$1]" office:value-type="float" office:value="26.5000000000001">
            <text:p>26.5</text:p>
          </table:table-cell>
          <table:table-cell table:formula="of:=[.$M$2]+[.$M$3]*[.A477]+[.$M$4]*[.A477]^2+[.$M$5]*[.A477]^3+[.$M$6]*[.A477]^4+[.$N$2]*[.A477]^5+[.$N$3]*[.A477]^6+[.$N$4]*[.A477]^7+[.$N$5]*[.A477]^8+[.$N$6]*[.A477]^9" office:value-type="float" office:value="36.7995593288462">
            <text:p>36.7995593288</text:p>
          </table:table-cell>
          <table:table-cell table:formula="of:=[.B477]/([.$B$2]+[.B477])*[.$B$1]" office:value-type="float" office:value="2.98133594362949">
            <text:p>2.9813359436</text:p>
          </table:table-cell>
          <table:table-cell table:formula="of:=[.$D$5]*[.C477]-[.$D$4]" office:value-type="float" office:value="3.16527656271266">
            <text:p>3.1652765627</text:p>
          </table:table-cell>
          <table:table-cell table:formula="of:=INT([.D477]/[.$B$1]*1024)" office:value-type="float" office:value="648">
            <text:p>648</text:p>
          </table:table-cell>
          <table:table-cell table:number-columns-repeated="10"/>
        </table:table-row>
        <table:table-row table:style-name="ro2">
          <table:table-cell table:formula="of:=[.A477]+[.$D$1]" office:value-type="float" office:value="26.6000000000001">
            <text:p>26.6</text:p>
          </table:table-cell>
          <table:table-cell table:formula="of:=[.$M$2]+[.$M$3]*[.A478]+[.$M$4]*[.A478]^2+[.$M$5]*[.A478]^3+[.$M$6]*[.A478]^4+[.$N$2]*[.A478]^5+[.$N$3]*[.A478]^6+[.$N$4]*[.A478]^7+[.$N$5]*[.A478]^8+[.$N$6]*[.A478]^9" office:value-type="float" office:value="36.7038321628139">
            <text:p>36.7038321628</text:p>
          </table:table-cell>
          <table:table-cell table:formula="of:=[.B478]/([.$B$2]+[.B478])*[.$B$1]" office:value-type="float" office:value="2.97819997511843">
            <text:p>2.9781999751</text:p>
          </table:table-cell>
          <table:table-cell table:formula="of:=[.$D$5]*[.C478]-[.$D$4]" office:value-type="float" office:value="3.16082810584833">
            <text:p>3.1608281058</text:p>
          </table:table-cell>
          <table:table-cell table:formula="of:=INT([.D478]/[.$B$1]*1024)" office:value-type="float" office:value="647">
            <text:p>647</text:p>
          </table:table-cell>
          <table:table-cell table:number-columns-repeated="10"/>
        </table:table-row>
        <table:table-row table:style-name="ro2">
          <table:table-cell table:formula="of:=[.A478]+[.$D$1]" office:value-type="float" office:value="26.7000000000001">
            <text:p>26.7</text:p>
          </table:table-cell>
          <table:table-cell table:formula="of:=[.$M$2]+[.$M$3]*[.A479]+[.$M$4]*[.A479]^2+[.$M$5]*[.A479]^3+[.$M$6]*[.A479]^4+[.$N$2]*[.A479]^5+[.$N$3]*[.A479]^6+[.$N$4]*[.A479]^7+[.$N$5]*[.A479]^8+[.$N$6]*[.A479]^9" office:value-type="float" office:value="36.6083799227092">
            <text:p>36.6083799227</text:p>
          </table:table-cell>
          <table:table-cell table:formula="of:=[.B479]/([.$B$2]+[.B479])*[.$B$1]" office:value-type="float" office:value="2.97506329653699">
            <text:p>2.9750632965</text:p>
          </table:table-cell>
          <table:table-cell table:formula="of:=[.$D$5]*[.C479]-[.$D$4]" office:value-type="float" office:value="3.15637864172978">
            <text:p>3.1563786417</text:p>
          </table:table-cell>
          <table:table-cell table:formula="of:=INT([.D479]/[.$B$1]*1024)" office:value-type="float" office:value="646">
            <text:p>646</text:p>
          </table:table-cell>
          <table:table-cell table:number-columns-repeated="10"/>
        </table:table-row>
        <table:table-row table:style-name="ro2">
          <table:table-cell table:formula="of:=[.A479]+[.$D$1]" office:value-type="float" office:value="26.8000000000001">
            <text:p>26.8</text:p>
          </table:table-cell>
          <table:table-cell table:formula="of:=[.$M$2]+[.$M$3]*[.A480]+[.$M$4]*[.A480]^2+[.$M$5]*[.A480]^3+[.$M$6]*[.A480]^4+[.$N$2]*[.A480]^5+[.$N$3]*[.A480]^6+[.$N$4]*[.A480]^7+[.$N$5]*[.A480]^8+[.$N$6]*[.A480]^9" office:value-type="float" office:value="36.513201375069">
            <text:p>36.5132013751</text:p>
          </table:table-cell>
          <table:table-cell table:formula="of:=[.B480]/([.$B$2]+[.B480])*[.$B$1]" office:value-type="float" office:value="2.97192590596713">
            <text:p>2.971925906</text:p>
          </table:table-cell>
          <table:table-cell table:formula="of:=[.$D$5]*[.C480]-[.$D$4]" office:value-type="float" office:value="3.15192816763623">
            <text:p>3.1519281676</text:p>
          </table:table-cell>
          <table:table-cell table:formula="of:=INT([.D480]/[.$B$1]*1024)" office:value-type="float" office:value="645">
            <text:p>645</text:p>
          </table:table-cell>
          <table:table-cell table:number-columns-repeated="10"/>
        </table:table-row>
        <table:table-row table:style-name="ro2">
          <table:table-cell table:formula="of:=[.A480]+[.$D$1]" office:value-type="float" office:value="26.9000000000001">
            <text:p>26.9</text:p>
          </table:table-cell>
          <table:table-cell table:formula="of:=[.$M$2]+[.$M$3]*[.A481]+[.$M$4]*[.A481]^2+[.$M$5]*[.A481]^3+[.$M$6]*[.A481]^4+[.$N$2]*[.A481]^5+[.$N$3]*[.A481]^6+[.$N$4]*[.A481]^7+[.$N$5]*[.A481]^8+[.$N$6]*[.A481]^9" office:value-type="float" office:value="36.4182952934059">
            <text:p>36.4182952934</text:p>
          </table:table-cell>
          <table:table-cell table:formula="of:=[.B481]/([.$B$2]+[.B481])*[.$B$1]" office:value-type="float" office:value="2.96878780147661">
            <text:p>2.9687878015</text:p>
          </table:table-cell>
          <table:table-cell table:formula="of:=[.$D$5]*[.C481]-[.$D$4]" office:value-type="float" office:value="3.14747668082678">
            <text:p>3.1474766808</text:p>
          </table:table-cell>
          <table:table-cell table:formula="of:=INT([.D481]/[.$B$1]*1024)" office:value-type="float" office:value="644">
            <text:p>644</text:p>
          </table:table-cell>
          <table:table-cell table:number-columns-repeated="10"/>
        </table:table-row>
        <table:table-row table:style-name="ro2">
          <table:table-cell table:formula="of:=[.A481]+[.$D$1]" office:value-type="float" office:value="27.0000000000001">
            <text:p>27</text:p>
          </table:table-cell>
          <table:table-cell table:formula="of:=[.$M$2]+[.$M$3]*[.A482]+[.$M$4]*[.A482]^2+[.$M$5]*[.A482]^3+[.$M$6]*[.A482]^4+[.$N$2]*[.A482]^5+[.$N$3]*[.A482]^6+[.$N$4]*[.A482]^7+[.$N$5]*[.A482]^8+[.$N$6]*[.A482]^9" office:value-type="float" office:value="36.3236604581869">
            <text:p>36.3236604582</text:p>
          </table:table-cell>
          <table:table-cell table:formula="of:=[.B482]/([.$B$2]+[.B482])*[.$B$1]" office:value-type="float" office:value="2.96564898111994">
            <text:p>2.9656489811</text:p>
          </table:table-cell>
          <table:table-cell table:formula="of:=[.$D$5]*[.C482]-[.$D$4]" office:value-type="float" office:value="3.14302417854165">
            <text:p>3.1430241785</text:p>
          </table:table-cell>
          <table:table-cell table:formula="of:=INT([.D482]/[.$B$1]*1024)" office:value-type="float" office:value="643">
            <text:p>643</text:p>
          </table:table-cell>
          <table:table-cell table:number-columns-repeated="10"/>
        </table:table-row>
        <table:table-row table:style-name="ro2">
          <table:table-cell table:formula="of:=[.A482]+[.$D$1]" office:value-type="float" office:value="27.1000000000001">
            <text:p>27.1</text:p>
          </table:table-cell>
          <table:table-cell table:formula="of:=[.$M$2]+[.$M$3]*[.A483]+[.$M$4]*[.A483]^2+[.$M$5]*[.A483]^3+[.$M$6]*[.A483]^4+[.$N$2]*[.A483]^5+[.$N$3]*[.A483]^6+[.$N$4]*[.A483]^7+[.$N$5]*[.A483]^8+[.$N$6]*[.A483]^9" office:value-type="float" office:value="36.2292956568119">
            <text:p>36.2292956568</text:p>
          </table:table-cell>
          <table:table-cell table:formula="of:=[.B483]/([.$B$2]+[.B483])*[.$B$1]" office:value-type="float" office:value="2.96250944293923">
            <text:p>2.9625094429</text:p>
          </table:table-cell>
          <table:table-cell table:formula="of:=[.$D$5]*[.C483]-[.$D$4]" office:value-type="float" office:value="3.13857065800355">
            <text:p>3.138570658</text:p>
          </table:table-cell>
          <table:table-cell table:formula="of:=INT([.D483]/[.$B$1]*1024)" office:value-type="float" office:value="642">
            <text:p>642</text:p>
          </table:table-cell>
          <table:table-cell table:number-columns-repeated="10"/>
        </table:table-row>
        <table:table-row table:style-name="ro2">
          <table:table-cell table:formula="of:=[.A483]+[.$D$1]" office:value-type="float" office:value="27.2000000000001">
            <text:p>27.2</text:p>
          </table:table-cell>
          <table:table-cell table:formula="of:=[.$M$2]+[.$M$3]*[.A484]+[.$M$4]*[.A484]^2+[.$M$5]*[.A484]^3+[.$M$6]*[.A484]^4+[.$N$2]*[.A484]^5+[.$N$3]*[.A484]^6+[.$N$4]*[.A484]^7+[.$N$5]*[.A484]^8+[.$N$6]*[.A484]^9" office:value-type="float" office:value="36.1351996835923">
            <text:p>36.1351996836</text:p>
          </table:table-cell>
          <table:table-cell table:formula="of:=[.B484]/([.$B$2]+[.B484])*[.$B$1]" office:value-type="float" office:value="2.95936918496514">
            <text:p>2.959369185</text:p>
          </table:table-cell>
          <table:table-cell table:formula="of:=[.$D$5]*[.C484]-[.$D$4]" office:value-type="float" office:value="3.13411611641889">
            <text:p>3.1341161164</text:p>
          </table:table-cell>
          <table:table-cell table:formula="of:=INT([.D484]/[.$B$1]*1024)" office:value-type="float" office:value="641">
            <text:p>641</text:p>
          </table:table-cell>
          <table:table-cell table:number-columns-repeated="10"/>
        </table:table-row>
        <table:table-row table:style-name="ro2">
          <table:table-cell table:formula="of:=[.A484]+[.$D$1]" office:value-type="float" office:value="27.3000000000001">
            <text:p>27.3</text:p>
          </table:table-cell>
          <table:table-cell table:formula="of:=[.$M$2]+[.$M$3]*[.A485]+[.$M$4]*[.A485]^2+[.$M$5]*[.A485]^3+[.$M$6]*[.A485]^4+[.$N$2]*[.A485]^5+[.$N$3]*[.A485]^6+[.$N$4]*[.A485]^7+[.$N$5]*[.A485]^8+[.$N$6]*[.A485]^9" office:value-type="float" office:value="36.041371339729">
            <text:p>36.0413713397</text:p>
          </table:table-cell>
          <table:table-cell table:formula="of:=[.B485]/([.$B$2]+[.B485])*[.$B$1]" office:value-type="float" office:value="2.95622820521776">
            <text:p>2.9562282052</text:p>
          </table:table-cell>
          <table:table-cell table:formula="of:=[.$D$5]*[.C485]-[.$D$4]" office:value-type="float" office:value="3.12966055097916">
            <text:p>3.129660551</text:p>
          </table:table-cell>
          <table:table-cell table:formula="of:=INT([.D485]/[.$B$1]*1024)" office:value-type="float" office:value="640">
            <text:p>640</text:p>
          </table:table-cell>
          <table:table-cell table:number-columns-repeated="10"/>
        </table:table-row>
        <table:table-row table:style-name="ro2">
          <table:table-cell table:formula="of:=[.A485]+[.$D$1]" office:value-type="float" office:value="27.4000000000001">
            <text:p>27.4</text:p>
          </table:table-cell>
          <table:table-cell table:formula="of:=[.$M$2]+[.$M$3]*[.A486]+[.$M$4]*[.A486]^2+[.$M$5]*[.A486]^3+[.$M$6]*[.A486]^4+[.$N$2]*[.A486]^5+[.$N$3]*[.A486]^6+[.$N$4]*[.A486]^7+[.$N$5]*[.A486]^8+[.$N$6]*[.A486]^9" office:value-type="float" office:value="35.9478094332913">
            <text:p>35.9478094333</text:p>
          </table:table-cell>
          <table:table-cell table:formula="of:=[.B486]/([.$B$2]+[.B486])*[.$B$1]" office:value-type="float" office:value="2.95308650170758">
            <text:p>2.9530865017</text:p>
          </table:table-cell>
          <table:table-cell table:formula="of:=[.$D$5]*[.C486]-[.$D$4]" office:value-type="float" office:value="3.12520395886214">
            <text:p>3.1252039589</text:p>
          </table:table-cell>
          <table:table-cell table:formula="of:=INT([.D486]/[.$B$1]*1024)" office:value-type="float" office:value="640">
            <text:p>640</text:p>
          </table:table-cell>
          <table:table-cell table:number-columns-repeated="10"/>
        </table:table-row>
        <table:table-row table:style-name="ro2">
          <table:table-cell table:formula="of:=[.A486]+[.$D$1]" office:value-type="float" office:value="27.5000000000001">
            <text:p>27.5</text:p>
          </table:table-cell>
          <table:table-cell table:formula="of:=[.$M$2]+[.$M$3]*[.A487]+[.$M$4]*[.A487]^2+[.$M$5]*[.A487]^3+[.$M$6]*[.A487]^4+[.$N$2]*[.A487]^5+[.$N$3]*[.A487]^6+[.$N$4]*[.A487]^7+[.$N$5]*[.A487]^8+[.$N$6]*[.A487]^9" office:value-type="float" office:value="35.854512779195">
            <text:p>35.8545127792</text:p>
          </table:table-cell>
          <table:table-cell table:formula="of:=[.B487]/([.$B$2]+[.B487])*[.$B$1]" office:value-type="float" office:value="2.94994407243633">
            <text:p>2.9499440724</text:p>
          </table:table-cell>
          <table:table-cell table:formula="of:=[.$D$5]*[.C487]-[.$D$4]" office:value-type="float" office:value="3.12074633723325">
            <text:p>3.1207463372</text:p>
          </table:table-cell>
          <table:table-cell table:formula="of:=INT([.D487]/[.$B$1]*1024)" office:value-type="float" office:value="639">
            <text:p>639</text:p>
          </table:table-cell>
          <table:table-cell table:number-columns-repeated="10"/>
        </table:table-row>
        <table:table-row table:style-name="ro2">
          <table:table-cell table:formula="of:=[.A487]+[.$D$1]" office:value-type="float" office:value="27.6000000000001">
            <text:p>27.6</text:p>
          </table:table-cell>
          <table:table-cell table:formula="of:=[.$M$2]+[.$M$3]*[.A488]+[.$M$4]*[.A488]^2+[.$M$5]*[.A488]^3+[.$M$6]*[.A488]^4+[.$N$2]*[.A488]^5+[.$N$3]*[.A488]^6+[.$N$4]*[.A488]^7+[.$N$5]*[.A488]^8+[.$N$6]*[.A488]^9" office:value-type="float" office:value="35.7614801991804">
            <text:p>35.7614801992</text:p>
          </table:table-cell>
          <table:table-cell table:formula="of:=[.B488]/([.$B$2]+[.B488])*[.$B$1]" office:value-type="float" office:value="2.94680091539796">
            <text:p>2.9468009154</text:p>
          </table:table-cell>
          <table:table-cell table:formula="of:=[.$D$5]*[.C488]-[.$D$4]" office:value-type="float" office:value="3.11628768324686">
            <text:p>3.1162876832</text:p>
          </table:table-cell>
          <table:table-cell table:formula="of:=INT([.D488]/[.$B$1]*1024)" office:value-type="float" office:value="638">
            <text:p>638</text:p>
          </table:table-cell>
          <table:table-cell table:number-columns-repeated="10"/>
        </table:table-row>
        <table:table-row table:style-name="ro2">
          <table:table-cell table:formula="of:=[.A488]+[.$D$1]" office:value-type="float" office:value="27.7000000000001">
            <text:p>27.7</text:p>
          </table:table-cell>
          <table:table-cell table:formula="of:=[.$M$2]+[.$M$3]*[.A489]+[.$M$4]*[.A489]^2+[.$M$5]*[.A489]^3+[.$M$6]*[.A489]^4+[.$N$2]*[.A489]^5+[.$N$3]*[.A489]^6+[.$N$4]*[.A489]^7+[.$N$5]*[.A489]^8+[.$N$6]*[.A489]^9" office:value-type="float" office:value="35.6687105217907">
            <text:p>35.6687105218</text:p>
          </table:table-cell>
          <table:table-cell table:formula="of:=[.B489]/([.$B$2]+[.B489])*[.$B$1]" office:value-type="float" office:value="2.94365702857952">
            <text:p>2.9436570286</text:p>
          </table:table-cell>
          <table:table-cell table:formula="of:=[.$D$5]*[.C489]-[.$D$4]" office:value-type="float" office:value="3.11182799404753">
            <text:p>3.111827994</text:p>
          </table:table-cell>
          <table:table-cell table:formula="of:=INT([.D489]/[.$B$1]*1024)" office:value-type="float" office:value="637">
            <text:p>637</text:p>
          </table:table-cell>
          <table:table-cell table:number-columns-repeated="10"/>
        </table:table-row>
        <table:table-row table:style-name="ro2">
          <table:table-cell table:formula="of:=[.A489]+[.$D$1]" office:value-type="float" office:value="27.8000000000001">
            <text:p>27.8</text:p>
          </table:table-cell>
          <table:table-cell table:formula="of:=[.$M$2]+[.$M$3]*[.A490]+[.$M$4]*[.A490]^2+[.$M$5]*[.A490]^3+[.$M$6]*[.A490]^4+[.$N$2]*[.A490]^5+[.$N$3]*[.A490]^6+[.$N$4]*[.A490]^7+[.$N$5]*[.A490]^8+[.$N$6]*[.A490]^9" office:value-type="float" office:value="35.5762025823501">
            <text:p>35.5762025824</text:p>
          </table:table-cell>
          <table:table-cell table:formula="of:=[.B490]/([.$B$2]+[.B490])*[.$B$1]" office:value-type="float" office:value="2.94051240996208">
            <text:p>2.94051241</text:p>
          </table:table-cell>
          <table:table-cell table:formula="of:=[.$D$5]*[.C490]-[.$D$4]" office:value-type="float" office:value="3.10736726677136">
            <text:p>3.1073672668</text:p>
          </table:table-cell>
          <table:table-cell table:formula="of:=INT([.D490]/[.$B$1]*1024)" office:value-type="float" office:value="636">
            <text:p>636</text:p>
          </table:table-cell>
          <table:table-cell table:number-columns-repeated="10"/>
        </table:table-row>
        <table:table-row table:style-name="ro2">
          <table:table-cell table:formula="of:=[.A490]+[.$D$1]" office:value-type="float" office:value="27.9000000000001">
            <text:p>27.9</text:p>
          </table:table-cell>
          <table:table-cell table:formula="of:=[.$M$2]+[.$M$3]*[.A491]+[.$M$4]*[.A491]^2+[.$M$5]*[.A491]^3+[.$M$6]*[.A491]^4+[.$N$2]*[.A491]^5+[.$N$3]*[.A491]^6+[.$N$4]*[.A491]^7+[.$N$5]*[.A491]^8+[.$N$6]*[.A491]^9" office:value-type="float" office:value="35.4839552229417">
            <text:p>35.4839552229</text:p>
          </table:table-cell>
          <table:table-cell table:formula="of:=[.B491]/([.$B$2]+[.B491])*[.$B$1]" office:value-type="float" office:value="2.93736705752164">
            <text:p>2.9373670575</text:p>
          </table:table-cell>
          <table:table-cell table:formula="of:=[.$D$5]*[.C491]-[.$D$4]" office:value-type="float" office:value="3.10290549854724">
            <text:p>3.1029054985</text:p>
          </table:table-cell>
          <table:table-cell table:formula="of:=INT([.D491]/[.$B$1]*1024)" office:value-type="float" office:value="635">
            <text:p>635</text:p>
          </table:table-cell>
          <table:table-cell table:number-columns-repeated="10"/>
        </table:table-row>
        <table:table-row table:style-name="ro2">
          <table:table-cell table:formula="of:=[.A491]+[.$D$1]" office:value-type="float" office:value="28.0000000000001">
            <text:p>28</text:p>
          </table:table-cell>
          <table:table-cell table:formula="of:=[.$M$2]+[.$M$3]*[.A492]+[.$M$4]*[.A492]^2+[.$M$5]*[.A492]^3+[.$M$6]*[.A492]^4+[.$N$2]*[.A492]^5+[.$N$3]*[.A492]^6+[.$N$4]*[.A492]^7+[.$N$5]*[.A492]^8+[.$N$6]*[.A492]^9" office:value-type="float" office:value="35.3919672923855">
            <text:p>35.3919672924</text:p>
          </table:table-cell>
          <table:table-cell table:formula="of:=[.B492]/([.$B$2]+[.B492])*[.$B$1]" office:value-type="float" office:value="2.93422096923006">
            <text:p>2.9342209692</text:p>
          </table:table-cell>
          <table:table-cell table:formula="of:=[.$D$5]*[.C492]-[.$D$4]" office:value-type="float" office:value="3.09844268649823">
            <text:p>3.0984426865</text:p>
          </table:table-cell>
          <table:table-cell table:formula="of:=INT([.D492]/[.$B$1]*1024)" office:value-type="float" office:value="634">
            <text:p>634</text:p>
          </table:table-cell>
          <table:table-cell table:number-columns-repeated="10"/>
        </table:table-row>
        <table:table-row table:style-name="ro2">
          <table:table-cell table:formula="of:=[.A492]+[.$D$1]" office:value-type="float" office:value="28.1000000000001">
            <text:p>28.1</text:p>
          </table:table-cell>
          <table:table-cell table:formula="of:=[.$M$2]+[.$M$3]*[.A493]+[.$M$4]*[.A493]^2+[.$M$5]*[.A493]^3+[.$M$6]*[.A493]^4+[.$N$2]*[.A493]^5+[.$N$3]*[.A493]^6+[.$N$4]*[.A493]^7+[.$N$5]*[.A493]^8+[.$N$6]*[.A493]^9" office:value-type="float" office:value="35.3002376462165">
            <text:p>35.3002376462</text:p>
          </table:table-cell>
          <table:table-cell table:formula="of:=[.B493]/([.$B$2]+[.B493])*[.$B$1]" office:value-type="float" office:value="2.93107414305598">
            <text:p>2.9310741431</text:p>
          </table:table-cell>
          <table:table-cell table:formula="of:=[.$D$5]*[.C493]-[.$D$4]" office:value-type="float" office:value="3.09397882774275">
            <text:p>3.0939788277</text:p>
          </table:table-cell>
          <table:table-cell table:formula="of:=INT([.D493]/[.$B$1]*1024)" office:value-type="float" office:value="633">
            <text:p>633</text:p>
          </table:table-cell>
          <table:table-cell table:number-columns-repeated="10"/>
        </table:table-row>
        <table:table-row table:style-name="ro2">
          <table:table-cell table:formula="of:=[.A493]+[.$D$1]" office:value-type="float" office:value="28.2000000000001">
            <text:p>28.2</text:p>
          </table:table-cell>
          <table:table-cell table:formula="of:=[.$M$2]+[.$M$3]*[.A494]+[.$M$4]*[.A494]^2+[.$M$5]*[.A494]^3+[.$M$6]*[.A494]^4+[.$N$2]*[.A494]^5+[.$N$3]*[.A494]^6+[.$N$4]*[.A494]^7+[.$N$5]*[.A494]^8+[.$N$6]*[.A494]^9" office:value-type="float" office:value="35.2087651466623">
            <text:p>35.2087651467</text:p>
          </table:table-cell>
          <table:table-cell table:formula="of:=[.B494]/([.$B$2]+[.B494])*[.$B$1]" office:value-type="float" office:value="2.92792657696572">
            <text:p>2.927926577</text:p>
          </table:table-cell>
          <table:table-cell table:formula="of:=[.$D$5]*[.C494]-[.$D$4]" office:value-type="float" office:value="3.08951391939599">
            <text:p>3.0895139194</text:p>
          </table:table-cell>
          <table:table-cell table:formula="of:=INT([.D494]/[.$B$1]*1024)" office:value-type="float" office:value="632">
            <text:p>632</text:p>
          </table:table-cell>
          <table:table-cell table:number-columns-repeated="10"/>
        </table:table-row>
        <table:table-row table:style-name="ro2">
          <table:table-cell table:formula="of:=[.A494]+[.$D$1]" office:value-type="float" office:value="28.3000000000001">
            <text:p>28.3</text:p>
          </table:table-cell>
          <table:table-cell table:formula="of:=[.$M$2]+[.$M$3]*[.A495]+[.$M$4]*[.A495]^2+[.$M$5]*[.A495]^3+[.$M$6]*[.A495]^4+[.$N$2]*[.A495]^5+[.$N$3]*[.A495]^6+[.$N$4]*[.A495]^7+[.$N$5]*[.A495]^8+[.$N$6]*[.A495]^9" office:value-type="float" office:value="35.117548662621">
            <text:p>35.1175486626</text:p>
          </table:table-cell>
          <table:table-cell table:formula="of:=[.B495]/([.$B$2]+[.B495])*[.$B$1]" office:value-type="float" office:value="2.92477826892418">
            <text:p>2.9247782689</text:p>
          </table:table-cell>
          <table:table-cell table:formula="of:=[.$D$5]*[.C495]-[.$D$4]" office:value-type="float" office:value="3.08504795857111">
            <text:p>3.0850479586</text:p>
          </table:table-cell>
          <table:table-cell table:formula="of:=INT([.D495]/[.$B$1]*1024)" office:value-type="float" office:value="631">
            <text:p>631</text:p>
          </table:table-cell>
          <table:table-cell table:number-columns-repeated="10"/>
        </table:table-row>
        <table:table-row table:style-name="ro2">
          <table:table-cell table:formula="of:=[.A495]+[.$D$1]" office:value-type="float" office:value="28.4000000000001">
            <text:p>28.4</text:p>
          </table:table-cell>
          <table:table-cell table:formula="of:=[.$M$2]+[.$M$3]*[.A496]+[.$M$4]*[.A496]^2+[.$M$5]*[.A496]^3+[.$M$6]*[.A496]^4+[.$N$2]*[.A496]^5+[.$N$3]*[.A496]^6+[.$N$4]*[.A496]^7+[.$N$5]*[.A496]^8+[.$N$6]*[.A496]^9" office:value-type="float" office:value="35.0265870696389">
            <text:p>35.0265870696</text:p>
          </table:table-cell>
          <table:table-cell table:formula="of:=[.B496]/([.$B$2]+[.B496])*[.$B$1]" office:value-type="float" office:value="2.9216292168958">
            <text:p>2.9216292169</text:p>
          </table:table-cell>
          <table:table-cell table:formula="of:=[.$D$5]*[.C496]-[.$D$4]" office:value-type="float" office:value="3.08058094238061">
            <text:p>3.0805809424</text:p>
          </table:table-cell>
          <table:table-cell table:formula="of:=INT([.D496]/[.$B$1]*1024)" office:value-type="float" office:value="630">
            <text:p>630</text:p>
          </table:table-cell>
          <table:table-cell table:number-columns-repeated="10"/>
        </table:table-row>
        <table:table-row table:style-name="ro2">
          <table:table-cell table:formula="of:=[.A496]+[.$D$1]" office:value-type="float" office:value="28.5000000000002">
            <text:p>28.5</text:p>
          </table:table-cell>
          <table:table-cell table:formula="of:=[.$M$2]+[.$M$3]*[.A497]+[.$M$4]*[.A497]^2+[.$M$5]*[.A497]^3+[.$M$6]*[.A497]^4+[.$N$2]*[.A497]^5+[.$N$3]*[.A497]^6+[.$N$4]*[.A497]^7+[.$N$5]*[.A497]^8+[.$N$6]*[.A497]^9" office:value-type="float" office:value="34.9358792498885">
            <text:p>34.9358792499</text:p>
          </table:table-cell>
          <table:table-cell table:formula="of:=[.B497]/([.$B$2]+[.B497])*[.$B$1]" office:value-type="float" office:value="2.91847941884547">
            <text:p>2.9184794188</text:p>
          </table:table-cell>
          <table:table-cell table:formula="of:=[.$D$5]*[.C497]-[.$D$4]" office:value-type="float" office:value="3.07611286793761">
            <text:p>3.0761128679</text:p>
          </table:table-cell>
          <table:table-cell table:formula="of:=INT([.D497]/[.$B$1]*1024)" office:value-type="float" office:value="629">
            <text:p>629</text:p>
          </table:table-cell>
          <table:table-cell table:number-columns-repeated="10"/>
        </table:table-row>
        <table:table-row table:style-name="ro2">
          <table:table-cell table:formula="of:=[.A497]+[.$D$1]" office:value-type="float" office:value="28.6000000000002">
            <text:p>28.6</text:p>
          </table:table-cell>
          <table:table-cell table:formula="of:=[.$M$2]+[.$M$3]*[.A498]+[.$M$4]*[.A498]^2+[.$M$5]*[.A498]^3+[.$M$6]*[.A498]^4+[.$N$2]*[.A498]^5+[.$N$3]*[.A498]^6+[.$N$4]*[.A498]^7+[.$N$5]*[.A498]^8+[.$N$6]*[.A498]^9" office:value-type="float" office:value="34.8454240921455">
            <text:p>34.8454240921</text:p>
          </table:table-cell>
          <table:table-cell table:formula="of:=[.B498]/([.$B$2]+[.B498])*[.$B$1]" office:value-type="float" office:value="2.91532887273938">
            <text:p>2.9153288727</text:p>
          </table:table-cell>
          <table:table-cell table:formula="of:=[.$D$5]*[.C498]-[.$D$4]" office:value-type="float" office:value="3.07164373235713">
            <text:p>3.0716437324</text:p>
          </table:table-cell>
          <table:table-cell table:formula="of:=INT([.D498]/[.$B$1]*1024)" office:value-type="float" office:value="629">
            <text:p>629</text:p>
          </table:table-cell>
          <table:table-cell table:number-columns-repeated="10"/>
        </table:table-row>
        <table:table-row table:style-name="ro2">
          <table:table-cell table:formula="of:=[.A498]+[.$D$1]" office:value-type="float" office:value="28.7000000000002">
            <text:p>28.7</text:p>
          </table:table-cell>
          <table:table-cell table:formula="of:=[.$M$2]+[.$M$3]*[.A499]+[.$M$4]*[.A499]^2+[.$M$5]*[.A499]^3+[.$M$6]*[.A499]^4+[.$N$2]*[.A499]^5+[.$N$3]*[.A499]^6+[.$N$4]*[.A499]^7+[.$N$5]*[.A499]^8+[.$N$6]*[.A499]^9" office:value-type="float" office:value="34.755220491767">
            <text:p>34.7552204918</text:p>
          </table:table-cell>
          <table:table-cell table:formula="of:=[.B499]/([.$B$2]+[.B499])*[.$B$1]" office:value-type="float" office:value="2.91217757654604">
            <text:p>2.9121775765</text:p>
          </table:table-cell>
          <table:table-cell table:formula="of:=[.$D$5]*[.C499]-[.$D$4]" office:value-type="float" office:value="3.06717353275741">
            <text:p>3.0671735328</text:p>
          </table:table-cell>
          <table:table-cell table:formula="of:=INT([.D499]/[.$B$1]*1024)" office:value-type="float" office:value="628">
            <text:p>628</text:p>
          </table:table-cell>
          <table:table-cell table:number-columns-repeated="10"/>
        </table:table-row>
        <table:table-row table:style-name="ro2">
          <table:table-cell table:formula="of:=[.A499]+[.$D$1]" office:value-type="float" office:value="28.8000000000002">
            <text:p>28.8</text:p>
          </table:table-cell>
          <table:table-cell table:formula="of:=[.$M$2]+[.$M$3]*[.A500]+[.$M$4]*[.A500]^2+[.$M$5]*[.A500]^3+[.$M$6]*[.A500]^4+[.$N$2]*[.A500]^5+[.$N$3]*[.A500]^6+[.$N$4]*[.A500]^7+[.$N$5]*[.A500]^8+[.$N$6]*[.A500]^9" office:value-type="float" office:value="34.6652673506685">
            <text:p>34.6652673507</text:p>
          </table:table-cell>
          <table:table-cell table:formula="of:=[.B500]/([.$B$2]+[.B500])*[.$B$1]" office:value-type="float" office:value="2.9090255282371">
            <text:p>2.9090255282</text:p>
          </table:table-cell>
          <table:table-cell table:formula="of:=[.$D$5]*[.C500]-[.$D$4]" office:value-type="float" office:value="3.06270226626121">
            <text:p>3.0627022663</text:p>
          </table:table-cell>
          <table:table-cell table:formula="of:=INT([.D500]/[.$B$1]*1024)" office:value-type="float" office:value="627">
            <text:p>627</text:p>
          </table:table-cell>
          <table:table-cell table:number-columns-repeated="10"/>
        </table:table-row>
        <table:table-row table:style-name="ro2">
          <table:table-cell table:formula="of:=[.A500]+[.$D$1]" office:value-type="float" office:value="28.9000000000002">
            <text:p>28.9</text:p>
          </table:table-cell>
          <table:table-cell table:formula="of:=[.$M$2]+[.$M$3]*[.A501]+[.$M$4]*[.A501]^2+[.$M$5]*[.A501]^3+[.$M$6]*[.A501]^4+[.$N$2]*[.A501]^5+[.$N$3]*[.A501]^6+[.$N$4]*[.A501]^7+[.$N$5]*[.A501]^8+[.$N$6]*[.A501]^9" office:value-type="float" office:value="34.5755635773019">
            <text:p>34.5755635773</text:p>
          </table:table-cell>
          <table:table-cell table:formula="of:=[.B501]/([.$B$2]+[.B501])*[.$B$1]" office:value-type="float" office:value="2.90587272578833">
            <text:p>2.9058727258</text:p>
          </table:table-cell>
          <table:table-cell table:formula="of:=[.$D$5]*[.C501]-[.$D$4]" office:value-type="float" office:value="3.05822992999708">
            <text:p>3.05822993</text:p>
          </table:table-cell>
          <table:table-cell table:formula="of:=INT([.D501]/[.$B$1]*1024)" office:value-type="float" office:value="626">
            <text:p>626</text:p>
          </table:table-cell>
          <table:table-cell table:number-columns-repeated="10"/>
        </table:table-row>
        <table:table-row table:style-name="ro2">
          <table:table-cell table:formula="of:=[.A501]+[.$D$1]" office:value-type="float" office:value="29.0000000000002">
            <text:p>29</text:p>
          </table:table-cell>
          <table:table-cell table:formula="of:=[.$M$2]+[.$M$3]*[.A502]+[.$M$4]*[.A502]^2+[.$M$5]*[.A502]^3+[.$M$6]*[.A502]^4+[.$N$2]*[.A502]^5+[.$N$3]*[.A502]^6+[.$N$4]*[.A502]^7+[.$N$5]*[.A502]^8+[.$N$6]*[.A502]^9" office:value-type="float" office:value="34.4861080866325">
            <text:p>34.4861080866</text:p>
          </table:table-cell>
          <table:table-cell table:formula="of:=[.B502]/([.$B$2]+[.B502])*[.$B$1]" office:value-type="float" office:value="2.90271916718049">
            <text:p>2.9027191672</text:p>
          </table:table-cell>
          <table:table-cell table:formula="of:=[.$D$5]*[.C502]-[.$D$4]" office:value-type="float" office:value="3.0537565211007">
            <text:p>3.0537565211</text:p>
          </table:table-cell>
          <table:table-cell table:formula="of:=INT([.D502]/[.$B$1]*1024)" office:value-type="float" office:value="625">
            <text:p>625</text:p>
          </table:table-cell>
          <table:table-cell table:number-columns-repeated="10"/>
        </table:table-row>
        <table:table-row table:style-name="ro2">
          <table:table-cell table:formula="of:=[.A502]+[.$D$1]" office:value-type="float" office:value="29.1000000000002">
            <text:p>29.1</text:p>
          </table:table-cell>
          <table:table-cell table:formula="of:=[.$M$2]+[.$M$3]*[.A503]+[.$M$4]*[.A503]^2+[.$M$5]*[.A503]^3+[.$M$6]*[.A503]^4+[.$N$2]*[.A503]^5+[.$N$3]*[.A503]^6+[.$N$4]*[.A503]^7+[.$N$5]*[.A503]^8+[.$N$6]*[.A503]^9" office:value-type="float" office:value="34.3968998001164">
            <text:p>34.3968998001</text:p>
          </table:table-cell>
          <table:table-cell table:formula="of:=[.B503]/([.$B$2]+[.B503])*[.$B$1]" office:value-type="float" office:value="2.89956485040028">
            <text:p>2.8995648504</text:p>
          </table:table-cell>
          <table:table-cell table:formula="of:=[.$D$5]*[.C503]-[.$D$4]" office:value-type="float" office:value="3.04928203671614">
            <text:p>3.0492820367</text:p>
          </table:table-cell>
          <table:table-cell table:formula="of:=INT([.D503]/[.$B$1]*1024)" office:value-type="float" office:value="624">
            <text:p>624</text:p>
          </table:table-cell>
          <table:table-cell table:number-columns-repeated="10"/>
        </table:table-row>
        <table:table-row table:style-name="ro2">
          <table:table-cell table:formula="of:=[.A503]+[.$D$1]" office:value-type="float" office:value="29.2000000000002">
            <text:p>29.2</text:p>
          </table:table-cell>
          <table:table-cell table:formula="of:=[.$M$2]+[.$M$3]*[.A504]+[.$M$4]*[.A504]^2+[.$M$5]*[.A504]^3+[.$M$6]*[.A504]^4+[.$N$2]*[.A504]^5+[.$N$3]*[.A504]^6+[.$N$4]*[.A504]^7+[.$N$5]*[.A504]^8+[.$N$6]*[.A504]^9" office:value-type="float" office:value="34.307937645678">
            <text:p>34.3079376457</text:p>
          </table:table-cell>
          <table:table-cell table:formula="of:=[.B504]/([.$B$2]+[.B504])*[.$B$1]" office:value-type="float" office:value="2.89640977344124">
            <text:p>2.8964097734</text:p>
          </table:table-cell>
          <table:table-cell table:formula="of:=[.$D$5]*[.C504]-[.$D$4]" office:value-type="float" office:value="3.04480647399716">
            <text:p>3.044806474</text:p>
          </table:table-cell>
          <table:table-cell table:formula="of:=INT([.D504]/[.$B$1]*1024)" office:value-type="float" office:value="623">
            <text:p>623</text:p>
          </table:table-cell>
          <table:table-cell table:number-columns-repeated="10"/>
        </table:table-row>
        <table:table-row table:style-name="ro2">
          <table:table-cell table:formula="of:=[.A504]+[.$D$1]" office:value-type="float" office:value="29.3000000000002">
            <text:p>29.3</text:p>
          </table:table-cell>
          <table:table-cell table:formula="of:=[.$M$2]+[.$M$3]*[.A505]+[.$M$4]*[.A505]^2+[.$M$5]*[.A505]^3+[.$M$6]*[.A505]^4+[.$N$2]*[.A505]^5+[.$N$3]*[.A505]^6+[.$N$4]*[.A505]^7+[.$N$5]*[.A505]^8+[.$N$6]*[.A505]^9" office:value-type="float" office:value="34.2192205576872">
            <text:p>34.2192205577</text:p>
          </table:table-cell>
          <table:table-cell table:formula="of:=[.B505]/([.$B$2]+[.B505])*[.$B$1]" office:value-type="float" office:value="2.89325393430465">
            <text:p>2.8932539343</text:p>
          </table:table-cell>
          <table:table-cell table:formula="of:=[.$D$5]*[.C505]-[.$D$4]" office:value-type="float" office:value="3.04032983010854">
            <text:p>3.0403298301</text:p>
          </table:table-cell>
          <table:table-cell table:formula="of:=INT([.D505]/[.$B$1]*1024)" office:value-type="float" office:value="622">
            <text:p>622</text:p>
          </table:table-cell>
          <table:table-cell table:number-columns-repeated="10"/>
        </table:table-row>
        <table:table-row table:style-name="ro2">
          <table:table-cell table:formula="of:=[.A505]+[.$D$1]" office:value-type="float" office:value="29.4000000000002">
            <text:p>29.4</text:p>
          </table:table-cell>
          <table:table-cell table:formula="of:=[.$M$2]+[.$M$3]*[.A506]+[.$M$4]*[.A506]^2+[.$M$5]*[.A506]^3+[.$M$6]*[.A506]^4+[.$N$2]*[.A506]^5+[.$N$3]*[.A506]^6+[.$N$4]*[.A506]^7+[.$N$5]*[.A506]^8+[.$N$6]*[.A506]^9" office:value-type="float" office:value="34.1307474769367">
            <text:p>34.1307474769</text:p>
          </table:table-cell>
          <table:table-cell table:formula="of:=[.B506]/([.$B$2]+[.B506])*[.$B$1]" office:value-type="float" office:value="2.89009733100045">
            <text:p>2.890097331</text:p>
          </table:table-cell>
          <table:table-cell table:formula="of:=[.$D$5]*[.C506]-[.$D$4]" office:value-type="float" office:value="3.03585210222733">
            <text:p>3.0358521022</text:p>
          </table:table-cell>
          <table:table-cell table:formula="of:=INT([.D506]/[.$B$1]*1024)" office:value-type="float" office:value="621">
            <text:p>621</text:p>
          </table:table-cell>
          <table:table-cell table:number-columns-repeated="10"/>
        </table:table-row>
        <table:table-row table:style-name="ro2">
          <table:table-cell table:formula="of:=[.A506]+[.$D$1]" office:value-type="float" office:value="29.5000000000002">
            <text:p>29.5</text:p>
          </table:table-cell>
          <table:table-cell table:formula="of:=[.$M$2]+[.$M$3]*[.A507]+[.$M$4]*[.A507]^2+[.$M$5]*[.A507]^3+[.$M$6]*[.A507]^4+[.$N$2]*[.A507]^5+[.$N$3]*[.A507]^6+[.$N$4]*[.A507]^7+[.$N$5]*[.A507]^8+[.$N$6]*[.A507]^9" office:value-type="float" office:value="34.0425173506187">
            <text:p>34.0425173506</text:p>
          </table:table-cell>
          <table:table-cell table:formula="of:=[.B507]/([.$B$2]+[.B507])*[.$B$1]" office:value-type="float" office:value="2.88693996154816">
            <text:p>2.8869399615</text:p>
          </table:table-cell>
          <table:table-cell table:formula="of:=[.$D$5]*[.C507]-[.$D$4]" office:value-type="float" office:value="3.03137328754416">
            <text:p>3.0313732875</text:p>
          </table:table-cell>
          <table:table-cell table:formula="of:=INT([.D507]/[.$B$1]*1024)" office:value-type="float" office:value="620">
            <text:p>620</text:p>
          </table:table-cell>
          <table:table-cell table:number-columns-repeated="10"/>
        </table:table-row>
        <table:table-row table:style-name="ro2">
          <table:table-cell table:formula="of:=[.A507]+[.$D$1]" office:value-type="float" office:value="29.6000000000002">
            <text:p>29.6</text:p>
          </table:table-cell>
          <table:table-cell table:formula="of:=[.$M$2]+[.$M$3]*[.A508]+[.$M$4]*[.A508]^2+[.$M$5]*[.A508]^3+[.$M$6]*[.A508]^4+[.$N$2]*[.A508]^5+[.$N$3]*[.A508]^6+[.$N$4]*[.A508]^7+[.$N$5]*[.A508]^8+[.$N$6]*[.A508]^9" office:value-type="float" office:value="33.9545291323028">
            <text:p>33.9545291323</text:p>
          </table:table-cell>
          <table:table-cell table:formula="of:=[.B508]/([.$B$2]+[.B508])*[.$B$1]" office:value-type="float" office:value="2.88378182397779">
            <text:p>2.883781824</text:p>
          </table:table-cell>
          <table:table-cell table:formula="of:=[.$D$5]*[.C508]-[.$D$4]" office:value-type="float" office:value="3.02689338326453">
            <text:p>3.0268933833</text:p>
          </table:table-cell>
          <table:table-cell table:formula="of:=INT([.D508]/[.$B$1]*1024)" office:value-type="float" office:value="619">
            <text:p>619</text:p>
          </table:table-cell>
          <table:table-cell table:number-columns-repeated="10"/>
        </table:table-row>
        <table:table-row table:style-name="ro2">
          <table:table-cell table:formula="of:=[.A508]+[.$D$1]" office:value-type="float" office:value="29.7000000000002">
            <text:p>29.7</text:p>
          </table:table-cell>
          <table:table-cell table:formula="of:=[.$M$2]+[.$M$3]*[.A509]+[.$M$4]*[.A509]^2+[.$M$5]*[.A509]^3+[.$M$6]*[.A509]^4+[.$N$2]*[.A509]^5+[.$N$3]*[.A509]^6+[.$N$4]*[.A509]^7+[.$N$5]*[.A509]^8+[.$N$6]*[.A509]^9" office:value-type="float" office:value="33.8667817819125">
            <text:p>33.8667817819</text:p>
          </table:table-cell>
          <table:table-cell table:formula="of:=[.B509]/([.$B$2]+[.B509])*[.$B$1]" office:value-type="float" office:value="2.88062291633074">
            <text:p>2.8806229163</text:p>
          </table:table-cell>
          <table:table-cell table:formula="of:=[.$D$5]*[.C509]-[.$D$4]" office:value-type="float" office:value="3.02241238661013">
            <text:p>3.0224123866</text:p>
          </table:table-cell>
          <table:table-cell table:formula="of:=INT([.D509]/[.$B$1]*1024)" office:value-type="float" office:value="618">
            <text:p>618</text:p>
          </table:table-cell>
          <table:table-cell table:number-columns-repeated="10"/>
        </table:table-row>
        <table:table-row table:style-name="ro2">
          <table:table-cell table:formula="of:=[.A509]+[.$D$1]" office:value-type="float" office:value="29.8000000000002">
            <text:p>29.8</text:p>
          </table:table-cell>
          <table:table-cell table:formula="of:=[.$M$2]+[.$M$3]*[.A510]+[.$M$4]*[.A510]^2+[.$M$5]*[.A510]^3+[.$M$6]*[.A510]^4+[.$N$2]*[.A510]^5+[.$N$3]*[.A510]^6+[.$N$4]*[.A510]^7+[.$N$5]*[.A510]^8+[.$N$6]*[.A510]^9" office:value-type="float" office:value="33.7792742657023">
            <text:p>33.7792742657</text:p>
          </table:table-cell>
          <table:table-cell table:formula="of:=[.B510]/([.$B$2]+[.B510])*[.$B$1]" office:value-type="float" office:value="2.87746323666069">
            <text:p>2.8774632367</text:p>
          </table:table-cell>
          <table:table-cell table:formula="of:=[.$D$5]*[.C510]-[.$D$4]" office:value-type="float" office:value="3.01793029482006">
            <text:p>3.0179302948</text:p>
          </table:table-cell>
          <table:table-cell table:formula="of:=INT([.D510]/[.$B$1]*1024)" office:value-type="float" office:value="618">
            <text:p>618</text:p>
          </table:table-cell>
          <table:table-cell table:number-columns-repeated="10"/>
        </table:table-row>
        <table:table-row table:style-name="ro2">
          <table:table-cell table:formula="of:=[.A510]+[.$D$1]" office:value-type="float" office:value="29.9000000000002">
            <text:p>29.9</text:p>
          </table:table-cell>
          <table:table-cell table:formula="of:=[.$M$2]+[.$M$3]*[.A511]+[.$M$4]*[.A511]^2+[.$M$5]*[.A511]^3+[.$M$6]*[.A511]^4+[.$N$2]*[.A511]^5+[.$N$3]*[.A511]^6+[.$N$4]*[.A511]^7+[.$N$5]*[.A511]^8+[.$N$6]*[.A511]^9" office:value-type="float" office:value="33.692005556235">
            <text:p>33.6920055562</text:p>
          </table:table-cell>
          <table:table-cell table:formula="of:=[.B511]/([.$B$2]+[.B511])*[.$B$1]" office:value-type="float" office:value="2.87430278303457">
            <text:p>2.874302783</text:p>
          </table:table-cell>
          <table:table-cell table:formula="of:=[.$D$5]*[.C511]-[.$D$4]" office:value-type="float" office:value="3.01344710515219">
            <text:p>3.0134471052</text:p>
          </table:table-cell>
          <table:table-cell table:formula="of:=INT([.D511]/[.$B$1]*1024)" office:value-type="float" office:value="617">
            <text:p>617</text:p>
          </table:table-cell>
          <table:table-cell table:number-columns-repeated="10"/>
        </table:table-row>
        <table:table-row table:style-name="ro2">
          <table:table-cell table:formula="of:=[.A511]+[.$D$1]" office:value-type="float" office:value="30.0000000000002">
            <text:p>30</text:p>
          </table:table-cell>
          <table:table-cell table:formula="of:=[.$M$2]+[.$M$3]*[.A512]+[.$M$4]*[.A512]^2+[.$M$5]*[.A512]^3+[.$M$6]*[.A512]^4+[.$N$2]*[.A512]^5+[.$N$3]*[.A512]^6+[.$N$4]*[.A512]^7+[.$N$5]*[.A512]^8+[.$N$6]*[.A512]^9" office:value-type="float" office:value="33.6049746323583">
            <text:p>33.6049746324</text:p>
          </table:table-cell>
          <table:table-cell table:formula="of:=[.B512]/([.$B$2]+[.B512])*[.$B$1]" office:value-type="float" office:value="2.8711415535334">
            <text:p>2.8711415535</text:p>
          </table:table-cell>
          <table:table-cell table:formula="of:=[.$D$5]*[.C512]-[.$D$4]" office:value-type="float" office:value="3.00896281488439">
            <text:p>3.0089628149</text:p>
          </table:table-cell>
          <table:table-cell table:formula="of:=INT([.D512]/[.$B$1]*1024)" office:value-type="float" office:value="616">
            <text:p>616</text:p>
          </table:table-cell>
          <table:table-cell table:number-columns-repeated="10"/>
        </table:table-row>
        <table:table-row table:style-name="ro2">
          <table:table-cell table:formula="of:=[.A512]+[.$D$1]" office:value-type="float" office:value="30.1000000000002">
            <text:p>30.1</text:p>
          </table:table-cell>
          <table:table-cell table:formula="of:=[.$M$2]+[.$M$3]*[.A513]+[.$M$4]*[.A513]^2+[.$M$5]*[.A513]^3+[.$M$6]*[.A513]^4+[.$N$2]*[.A513]^5+[.$N$3]*[.A513]^6+[.$N$4]*[.A513]^7+[.$N$5]*[.A513]^8+[.$N$6]*[.A513]^9" office:value-type="float" office:value="33.518180479182">
            <text:p>33.5181804792</text:p>
          </table:table-cell>
          <table:table-cell table:formula="of:=[.B513]/([.$B$2]+[.B513])*[.$B$1]" office:value-type="float" office:value="2.86797954625323">
            <text:p>2.8679795463</text:p>
          </table:table-cell>
          <table:table-cell table:formula="of:=[.$D$5]*[.C513]-[.$D$4]" office:value-type="float" office:value="3.00447742131587">
            <text:p>3.0044774213</text:p>
          </table:table-cell>
          <table:table-cell table:formula="of:=INT([.D513]/[.$B$1]*1024)" office:value-type="float" office:value="615">
            <text:p>615</text:p>
          </table:table-cell>
          <table:table-cell table:number-columns-repeated="10"/>
        </table:table-row>
        <table:table-row table:style-name="ro2">
          <table:table-cell table:formula="of:=[.A513]+[.$D$1]" office:value-type="float" office:value="30.2000000000002">
            <text:p>30.2</text:p>
          </table:table-cell>
          <table:table-cell table:formula="of:=[.$M$2]+[.$M$3]*[.A514]+[.$M$4]*[.A514]^2+[.$M$5]*[.A514]^3+[.$M$6]*[.A514]^4+[.$N$2]*[.A514]^5+[.$N$3]*[.A514]^6+[.$N$4]*[.A514]^7+[.$N$5]*[.A514]^8+[.$N$6]*[.A514]^9" office:value-type="float" office:value="33.4316220880545">
            <text:p>33.4316220881</text:p>
          </table:table-cell>
          <table:table-cell table:formula="of:=[.B514]/([.$B$2]+[.B514])*[.$B$1]" office:value-type="float" office:value="2.86481675930603">
            <text:p>2.8648167593</text:p>
          </table:table-cell>
          <table:table-cell table:formula="of:=[.$D$5]*[.C514]-[.$D$4]" office:value-type="float" office:value="2.99999092176841">
            <text:p>2.9999909218</text:p>
          </table:table-cell>
          <table:table-cell table:formula="of:=INT([.D514]/[.$B$1]*1024)" office:value-type="float" office:value="614">
            <text:p>614</text:p>
          </table:table-cell>
          <table:table-cell table:number-columns-repeated="10"/>
        </table:table-row>
        <table:table-row table:style-name="ro2">
          <table:table-cell table:formula="of:=[.A514]+[.$D$1]" office:value-type="float" office:value="30.3000000000002">
            <text:p>30.3</text:p>
          </table:table-cell>
          <table:table-cell table:formula="of:=[.$M$2]+[.$M$3]*[.A515]+[.$M$4]*[.A515]^2+[.$M$5]*[.A515]^3+[.$M$6]*[.A515]^4+[.$N$2]*[.A515]^5+[.$N$3]*[.A515]^6+[.$N$4]*[.A515]^7+[.$N$5]*[.A515]^8+[.$N$6]*[.A515]^9" office:value-type="float" office:value="33.34529845654">
            <text:p>33.3452984565</text:p>
          </table:table-cell>
          <table:table-cell table:formula="of:=[.B515]/([.$B$2]+[.B515])*[.$B$1]" office:value-type="float" office:value="2.8616531908206">
            <text:p>2.8616531908</text:p>
          </table:table-cell>
          <table:table-cell table:formula="of:=[.$D$5]*[.C515]-[.$D$4]" office:value-type="float" office:value="2.99550331358765">
            <text:p>2.9955033136</text:p>
          </table:table-cell>
          <table:table-cell table:formula="of:=INT([.D515]/[.$B$1]*1024)" office:value-type="float" office:value="613">
            <text:p>613</text:p>
          </table:table-cell>
          <table:table-cell table:number-columns-repeated="10"/>
        </table:table-row>
        <table:table-row table:style-name="ro2">
          <table:table-cell table:formula="of:=[.A515]+[.$D$1]" office:value-type="float" office:value="30.4000000000002">
            <text:p>30.4</text:p>
          </table:table-cell>
          <table:table-cell table:formula="of:=[.$M$2]+[.$M$3]*[.A516]+[.$M$4]*[.A516]^2+[.$M$5]*[.A516]^3+[.$M$6]*[.A516]^4+[.$N$2]*[.A516]^5+[.$N$3]*[.A516]^6+[.$N$4]*[.A516]^7+[.$N$5]*[.A516]^8+[.$N$6]*[.A516]^9" office:value-type="float" office:value="33.2592085883951">
            <text:p>33.2592085884</text:p>
          </table:table-cell>
          <table:table-cell table:formula="of:=[.B516]/([.$B$2]+[.B516])*[.$B$1]" office:value-type="float" office:value="2.85848883894349">
            <text:p>2.8584888389</text:p>
          </table:table-cell>
          <table:table-cell table:formula="of:=[.$D$5]*[.C516]-[.$D$4]" office:value-type="float" office:value="2.99101459414442">
            <text:p>2.9910145941</text:p>
          </table:table-cell>
          <table:table-cell table:formula="of:=INT([.D516]/[.$B$1]*1024)" office:value-type="float" office:value="612">
            <text:p>612</text:p>
          </table:table-cell>
          <table:table-cell table:number-columns-repeated="10"/>
        </table:table-row>
        <table:table-row table:style-name="ro2">
          <table:table-cell table:formula="of:=[.A516]+[.$D$1]" office:value-type="float" office:value="30.5000000000002">
            <text:p>30.5</text:p>
          </table:table-cell>
          <table:table-cell table:formula="of:=[.$M$2]+[.$M$3]*[.A517]+[.$M$4]*[.A517]^2+[.$M$5]*[.A517]^3+[.$M$6]*[.A517]^4+[.$N$2]*[.A517]^5+[.$N$3]*[.A517]^6+[.$N$4]*[.A517]^7+[.$N$5]*[.A517]^8+[.$N$6]*[.A517]^9" office:value-type="float" office:value="33.1733514935456">
            <text:p>33.1733514935</text:p>
          </table:table-cell>
          <table:table-cell table:formula="of:=[.B517]/([.$B$2]+[.B517])*[.$B$1]" office:value-type="float" office:value="2.85532370183984">
            <text:p>2.8553237018</text:p>
          </table:table-cell>
          <table:table-cell table:formula="of:=[.$D$5]*[.C517]-[.$D$4]" office:value-type="float" office:value="2.98652476083593">
            <text:p>2.9865247608</text:p>
          </table:table-cell>
          <table:table-cell table:formula="of:=INT([.D517]/[.$B$1]*1024)" office:value-type="float" office:value="611">
            <text:p>611</text:p>
          </table:table-cell>
          <table:table-cell table:number-columns-repeated="10"/>
        </table:table-row>
        <table:table-row table:style-name="ro2">
          <table:table-cell table:formula="of:=[.A517]+[.$D$1]" office:value-type="float" office:value="30.6000000000002">
            <text:p>30.6</text:p>
          </table:table-cell>
          <table:table-cell table:formula="of:=[.$M$2]+[.$M$3]*[.A518]+[.$M$4]*[.A518]^2+[.$M$5]*[.A518]^3+[.$M$6]*[.A518]^4+[.$N$2]*[.A518]^5+[.$N$3]*[.A518]^6+[.$N$4]*[.A518]^7+[.$N$5]*[.A518]^8+[.$N$6]*[.A518]^9" office:value-type="float" office:value="33.0877261880631">
            <text:p>33.0877261881</text:p>
          </table:table-cell>
          <table:table-cell table:formula="of:=[.B518]/([.$B$2]+[.B518])*[.$B$1]" office:value-type="float" office:value="2.85215777769435">
            <text:p>2.8521577777</text:p>
          </table:table-cell>
          <table:table-cell table:formula="of:=[.$D$5]*[.C518]-[.$D$4]" office:value-type="float" office:value="2.98203381108714">
            <text:p>2.9820338111</text:p>
          </table:table-cell>
          <table:table-cell table:formula="of:=INT([.D518]/[.$B$1]*1024)" office:value-type="float" office:value="610">
            <text:p>610</text:p>
          </table:table-cell>
          <table:table-cell table:number-columns-repeated="10"/>
        </table:table-row>
        <table:table-row table:style-name="ro2">
          <table:table-cell table:formula="of:=[.A518]+[.$D$1]" office:value-type="float" office:value="30.7000000000002">
            <text:p>30.7</text:p>
          </table:table-cell>
          <table:table-cell table:formula="of:=[.$M$2]+[.$M$3]*[.A519]+[.$M$4]*[.A519]^2+[.$M$5]*[.A519]^3+[.$M$6]*[.A519]^4+[.$N$2]*[.A519]^5+[.$N$3]*[.A519]^6+[.$N$4]*[.A519]^7+[.$N$5]*[.A519]^8+[.$N$6]*[.A519]^9" office:value-type="float" office:value="33.0023316941419">
            <text:p>33.0023316941</text:p>
          </table:table-cell>
          <table:table-cell table:formula="of:=[.B519]/([.$B$2]+[.B519])*[.$B$1]" office:value-type="float" office:value="2.84899106471215">
            <text:p>2.8489910647</text:p>
          </table:table-cell>
          <table:table-cell table:formula="of:=[.$D$5]*[.C519]-[.$D$4]" office:value-type="float" office:value="2.97754174235194">
            <text:p>2.9775417424</text:p>
          </table:table-cell>
          <table:table-cell table:formula="of:=INT([.D519]/[.$B$1]*1024)" office:value-type="float" office:value="609">
            <text:p>609</text:p>
          </table:table-cell>
          <table:table-cell table:number-columns-repeated="10"/>
        </table:table-row>
        <table:table-row table:style-name="ro2">
          <table:table-cell table:formula="of:=[.A519]+[.$D$1]" office:value-type="float" office:value="30.8000000000002">
            <text:p>30.8</text:p>
          </table:table-cell>
          <table:table-cell table:formula="of:=[.$M$2]+[.$M$3]*[.A520]+[.$M$4]*[.A520]^2+[.$M$5]*[.A520]^3+[.$M$6]*[.A520]^4+[.$N$2]*[.A520]^5+[.$N$3]*[.A520]^6+[.$N$4]*[.A520]^7+[.$N$5]*[.A520]^8+[.$N$6]*[.A520]^9" office:value-type="float" office:value="32.9171670400754">
            <text:p>32.9171670401</text:p>
          </table:table-cell>
          <table:table-cell table:formula="of:=[.B520]/([.$B$2]+[.B520])*[.$B$1]" office:value-type="float" office:value="2.84582356111966">
            <text:p>2.8458235611</text:p>
          </table:table-cell>
          <table:table-cell table:formula="of:=[.$D$5]*[.C520]-[.$D$4]" office:value-type="float" office:value="2.9730485521145">
            <text:p>2.9730485521</text:p>
          </table:table-cell>
          <table:table-cell table:formula="of:=INT([.D520]/[.$B$1]*1024)" office:value-type="float" office:value="608">
            <text:p>608</text:p>
          </table:table-cell>
          <table:table-cell table:number-columns-repeated="10"/>
        </table:table-row>
        <table:table-row table:style-name="ro2">
          <table:table-cell table:formula="of:=[.A520]+[.$D$1]" office:value-type="float" office:value="30.9000000000002">
            <text:p>30.9</text:p>
          </table:table-cell>
          <table:table-cell table:formula="of:=[.$M$2]+[.$M$3]*[.A521]+[.$M$4]*[.A521]^2+[.$M$5]*[.A521]^3+[.$M$6]*[.A521]^4+[.$N$2]*[.A521]^5+[.$N$3]*[.A521]^6+[.$N$4]*[.A521]^7+[.$N$5]*[.A521]^8+[.$N$6]*[.A521]^9" office:value-type="float" office:value="32.8322312602328">
            <text:p>32.8322312602</text:p>
          </table:table-cell>
          <table:table-cell table:formula="of:=[.B521]/([.$B$2]+[.B521])*[.$B$1]" office:value-type="float" office:value="2.84265526516555">
            <text:p>2.8426552652</text:p>
          </table:table-cell>
          <table:table-cell table:formula="of:=[.$D$5]*[.C521]-[.$D$4]" office:value-type="float" office:value="2.96855423789048">
            <text:p>2.9685542379</text:p>
          </table:table-cell>
          <table:table-cell table:formula="of:=INT([.D521]/[.$B$1]*1024)" office:value-type="float" office:value="607">
            <text:p>607</text:p>
          </table:table-cell>
          <table:table-cell table:number-columns-repeated="10"/>
        </table:table-row>
        <table:table-row table:style-name="ro2">
          <table:table-cell table:formula="of:=[.A521]+[.$D$1]" office:value-type="float" office:value="31.0000000000002">
            <text:p>31</text:p>
          </table:table-cell>
          <table:table-cell table:formula="of:=[.$M$2]+[.$M$3]*[.A522]+[.$M$4]*[.A522]^2+[.$M$5]*[.A522]^3+[.$M$6]*[.A522]^4+[.$N$2]*[.A522]^5+[.$N$3]*[.A522]^6+[.$N$4]*[.A522]^7+[.$N$5]*[.A522]^8+[.$N$6]*[.A522]^9" office:value-type="float" office:value="32.7475233950358">
            <text:p>32.747523395</text:p>
          </table:table-cell>
          <table:table-cell table:formula="of:=[.B522]/([.$B$2]+[.B522])*[.$B$1]" office:value-type="float" office:value="2.83948617512158">
            <text:p>2.8394861751</text:p>
          </table:table-cell>
          <table:table-cell table:formula="of:=[.$D$5]*[.C522]-[.$D$4]" office:value-type="float" office:value="2.96405879722832">
            <text:p>2.9640587972</text:p>
          </table:table-cell>
          <table:table-cell table:formula="of:=INT([.D522]/[.$B$1]*1024)" office:value-type="float" office:value="607">
            <text:p>607</text:p>
          </table:table-cell>
          <table:table-cell table:number-columns-repeated="10"/>
        </table:table-row>
        <table:table-row table:style-name="ro2">
          <table:table-cell table:formula="of:=[.A522]+[.$D$1]" office:value-type="float" office:value="31.1000000000002">
            <text:p>31.1</text:p>
          </table:table-cell>
          <table:table-cell table:formula="of:=[.$M$2]+[.$M$3]*[.A523]+[.$M$4]*[.A523]^2+[.$M$5]*[.A523]^3+[.$M$6]*[.A523]^4+[.$N$2]*[.A523]^5+[.$N$3]*[.A523]^6+[.$N$4]*[.A523]^7+[.$N$5]*[.A523]^8+[.$N$6]*[.A523]^9" office:value-type="float" office:value="32.6630424909348">
            <text:p>32.6630424909</text:p>
          </table:table-cell>
          <table:table-cell table:formula="of:=[.B523]/([.$B$2]+[.B523])*[.$B$1]" office:value-type="float" office:value="2.83631628928349">
            <text:p>2.8363162893</text:p>
          </table:table-cell>
          <table:table-cell table:formula="of:=[.$D$5]*[.C523]-[.$D$4]" office:value-type="float" office:value="2.95956222771052">
            <text:p>2.9595622277</text:p>
          </table:table-cell>
          <table:table-cell table:formula="of:=INT([.D523]/[.$B$1]*1024)" office:value-type="float" office:value="606">
            <text:p>606</text:p>
          </table:table-cell>
          <table:table-cell table:number-columns-repeated="10"/>
        </table:table-row>
        <table:table-row table:style-name="ro2">
          <table:table-cell table:formula="of:=[.A523]+[.$D$1]" office:value-type="float" office:value="31.2000000000002">
            <text:p>31.2</text:p>
          </table:table-cell>
          <table:table-cell table:formula="of:=[.$M$2]+[.$M$3]*[.A524]+[.$M$4]*[.A524]^2+[.$M$5]*[.A524]^3+[.$M$6]*[.A524]^4+[.$N$2]*[.A524]^5+[.$N$3]*[.A524]^6+[.$N$4]*[.A524]^7+[.$N$5]*[.A524]^8+[.$N$6]*[.A524]^9" office:value-type="float" office:value="32.578787600386">
            <text:p>32.5787876004</text:p>
          </table:table-cell>
          <table:table-cell table:formula="of:=[.B524]/([.$B$2]+[.B524])*[.$B$1]" office:value-type="float" office:value="2.83314560597195">
            <text:p>2.833145606</text:p>
          </table:table-cell>
          <table:table-cell table:formula="of:=[.$D$5]*[.C524]-[.$D$4]" office:value-type="float" office:value="2.95506452695486">
            <text:p>2.955064527</text:p>
          </table:table-cell>
          <table:table-cell table:formula="of:=INT([.D524]/[.$B$1]*1024)" office:value-type="float" office:value="605">
            <text:p>605</text:p>
          </table:table-cell>
          <table:table-cell table:number-columns-repeated="10"/>
        </table:table-row>
        <table:table-row table:style-name="ro2">
          <table:table-cell table:formula="of:=[.A524]+[.$D$1]" office:value-type="float" office:value="31.3000000000002">
            <text:p>31.3</text:p>
          </table:table-cell>
          <table:table-cell table:formula="of:=[.$M$2]+[.$M$3]*[.A525]+[.$M$4]*[.A525]^2+[.$M$5]*[.A525]^3+[.$M$6]*[.A525]^4+[.$N$2]*[.A525]^5+[.$N$3]*[.A525]^6+[.$N$4]*[.A525]^7+[.$N$5]*[.A525]^8+[.$N$6]*[.A525]^9" office:value-type="float" office:value="32.494757781827">
            <text:p>32.4947577818</text:p>
          </table:table-cell>
          <table:table-cell table:formula="of:=[.B525]/([.$B$2]+[.B525])*[.$B$1]" office:value-type="float" office:value="2.82997412353335">
            <text:p>2.8299741235</text:p>
          </table:table-cell>
          <table:table-cell table:formula="of:=[.$D$5]*[.C525]-[.$D$4]" office:value-type="float" office:value="2.9505656926157">
            <text:p>2.9505656926</text:p>
          </table:table-cell>
          <table:table-cell table:formula="of:=INT([.D525]/[.$B$1]*1024)" office:value-type="float" office:value="604">
            <text:p>604</text:p>
          </table:table-cell>
          <table:table-cell table:number-columns-repeated="10"/>
        </table:table-row>
        <table:table-row table:style-name="ro2">
          <table:table-cell table:formula="of:=[.A525]+[.$D$1]" office:value-type="float" office:value="31.4000000000002">
            <text:p>31.4</text:p>
          </table:table-cell>
          <table:table-cell table:formula="of:=[.$M$2]+[.$M$3]*[.A526]+[.$M$4]*[.A526]^2+[.$M$5]*[.A526]^3+[.$M$6]*[.A526]^4+[.$N$2]*[.A526]^5+[.$N$3]*[.A526]^6+[.$N$4]*[.A526]^7+[.$N$5]*[.A526]^8+[.$N$6]*[.A526]^9" office:value-type="float" office:value="32.4109520996541">
            <text:p>32.4109520997</text:p>
          </table:table-cell>
          <table:table-cell table:formula="of:=[.B526]/([.$B$2]+[.B526])*[.$B$1]" office:value-type="float" office:value="2.82680184034078">
            <text:p>2.8268018403</text:p>
          </table:table-cell>
          <table:table-cell table:formula="of:=[.$D$5]*[.C526]-[.$D$4]" office:value-type="float" office:value="2.94606572238517">
            <text:p>2.9460657224</text:p>
          </table:table-cell>
          <table:table-cell table:formula="of:=INT([.D526]/[.$B$1]*1024)" office:value-type="float" office:value="603">
            <text:p>603</text:p>
          </table:table-cell>
          <table:table-cell table:number-columns-repeated="10"/>
        </table:table-row>
        <table:table-row table:style-name="ro2">
          <table:table-cell table:formula="of:=[.A526]+[.$D$1]" office:value-type="float" office:value="31.5000000000002">
            <text:p>31.5</text:p>
          </table:table-cell>
          <table:table-cell table:formula="of:=[.$M$2]+[.$M$3]*[.A527]+[.$M$4]*[.A527]^2+[.$M$5]*[.A527]^3+[.$M$6]*[.A527]^4+[.$N$2]*[.A527]^5+[.$N$3]*[.A527]^6+[.$N$4]*[.A527]^7+[.$N$5]*[.A527]^8+[.$N$6]*[.A527]^9" office:value-type="float" office:value="32.3273696241982">
            <text:p>32.3273696242</text:p>
          </table:table-cell>
          <table:table-cell table:formula="of:=[.B527]/([.$B$2]+[.B527])*[.$B$1]" office:value-type="float" office:value="2.82362875479485">
            <text:p>2.8236287548</text:p>
          </table:table-cell>
          <table:table-cell table:formula="of:=[.$D$5]*[.C527]-[.$D$4]" office:value-type="float" office:value="2.94156461399452">
            <text:p>2.941564614</text:p>
          </table:table-cell>
          <table:table-cell table:formula="of:=INT([.D527]/[.$B$1]*1024)" office:value-type="float" office:value="602">
            <text:p>602</text:p>
          </table:table-cell>
          <table:table-cell table:number-columns-repeated="10"/>
        </table:table-row>
        <table:table-row table:style-name="ro2">
          <table:table-cell table:formula="of:=[.A527]+[.$D$1]" office:value-type="float" office:value="31.6000000000002">
            <text:p>31.6</text:p>
          </table:table-cell>
          <table:table-cell table:formula="of:=[.$M$2]+[.$M$3]*[.A528]+[.$M$4]*[.A528]^2+[.$M$5]*[.A528]^3+[.$M$6]*[.A528]^4+[.$N$2]*[.A528]^5+[.$N$3]*[.A528]^6+[.$N$4]*[.A528]^7+[.$N$5]*[.A528]^8+[.$N$6]*[.A528]^9" office:value-type="float" office:value="32.2440094317014">
            <text:p>32.2440094317</text:p>
          </table:table-cell>
          <table:table-cell table:formula="of:=[.B528]/([.$B$2]+[.B528])*[.$B$1]" office:value-type="float" office:value="2.82045486532459">
            <text:p>2.8204548653</text:p>
          </table:table-cell>
          <table:table-cell table:formula="of:=[.$D$5]*[.C528]-[.$D$4]" office:value-type="float" office:value="2.93706236521528">
            <text:p>2.9370623652</text:p>
          </table:table-cell>
          <table:table-cell table:formula="of:=INT([.D528]/[.$B$1]*1024)" office:value-type="float" office:value="601">
            <text:p>601</text:p>
          </table:table-cell>
          <table:table-cell table:number-columns-repeated="10"/>
        </table:table-row>
        <table:table-row table:style-name="ro2">
          <table:table-cell table:formula="of:=[.A528]+[.$D$1]" office:value-type="float" office:value="31.7000000000002">
            <text:p>31.7</text:p>
          </table:table-cell>
          <table:table-cell table:formula="of:=[.$M$2]+[.$M$3]*[.A529]+[.$M$4]*[.A529]^2+[.$M$5]*[.A529]^3+[.$M$6]*[.A529]^4+[.$N$2]*[.A529]^5+[.$N$3]*[.A529]^6+[.$N$4]*[.A529]^7+[.$N$5]*[.A529]^8+[.$N$6]*[.A529]^9" office:value-type="float" office:value="32.1608706042932">
            <text:p>32.1608706043</text:p>
          </table:table-cell>
          <table:table-cell table:formula="of:=[.B529]/([.$B$2]+[.B529])*[.$B$1]" office:value-type="float" office:value="2.81728017038833">
            <text:p>2.8172801704</text:p>
          </table:table-cell>
          <table:table-cell table:formula="of:=[.$D$5]*[.C529]-[.$D$4]" office:value-type="float" office:value="2.93255897386054">
            <text:p>2.9325589739</text:p>
          </table:table-cell>
          <table:table-cell table:formula="of:=INT([.D529]/[.$B$1]*1024)" office:value-type="float" office:value="600">
            <text:p>600</text:p>
          </table:table-cell>
          <table:table-cell table:number-columns-repeated="10"/>
        </table:table-row>
        <table:table-row table:style-name="ro2">
          <table:table-cell table:formula="of:=[.A529]+[.$D$1]" office:value-type="float" office:value="31.8000000000002">
            <text:p>31.8</text:p>
          </table:table-cell>
          <table:table-cell table:formula="of:=[.$M$2]+[.$M$3]*[.A530]+[.$M$4]*[.A530]^2+[.$M$5]*[.A530]^3+[.$M$6]*[.A530]^4+[.$N$2]*[.A530]^5+[.$N$3]*[.A530]^6+[.$N$4]*[.A530]^7+[.$N$5]*[.A530]^8+[.$N$6]*[.A530]^9" office:value-type="float" office:value="32.0779522299669">
            <text:p>32.07795223</text:p>
          </table:table-cell>
          <table:table-cell table:formula="of:=[.B530]/([.$B$2]+[.B530])*[.$B$1]" office:value-type="float" office:value="2.81410466847456">
            <text:p>2.8141046685</text:p>
          </table:table-cell>
          <table:table-cell table:formula="of:=[.$D$5]*[.C530]-[.$D$4]" office:value-type="float" office:value="2.92805443778622">
            <text:p>2.9280544378</text:p>
          </table:table-cell>
          <table:table-cell table:formula="of:=INT([.D530]/[.$B$1]*1024)" office:value-type="float" office:value="599">
            <text:p>599</text:p>
          </table:table-cell>
          <table:table-cell table:number-columns-repeated="10"/>
        </table:table-row>
        <table:table-row table:style-name="ro2">
          <table:table-cell table:formula="of:=[.A530]+[.$D$1]" office:value-type="float" office:value="31.9000000000002">
            <text:p>31.9</text:p>
          </table:table-cell>
          <table:table-cell table:formula="of:=[.$M$2]+[.$M$3]*[.A531]+[.$M$4]*[.A531]^2+[.$M$5]*[.A531]^3+[.$M$6]*[.A531]^4+[.$N$2]*[.A531]^5+[.$N$3]*[.A531]^6+[.$N$4]*[.A531]^7+[.$N$5]*[.A531]^8+[.$N$6]*[.A531]^9" office:value-type="float" office:value="31.995253402556">
            <text:p>31.9952534026</text:p>
          </table:table-cell>
          <table:table-cell table:formula="of:=[.B531]/([.$B$2]+[.B531])*[.$B$1]" office:value-type="float" office:value="2.81092835810285">
            <text:p>2.8109283581</text:p>
          </table:table-cell>
          <table:table-cell table:formula="of:=[.$D$5]*[.C531]-[.$D$4]" office:value-type="float" office:value="2.92354875489224">
            <text:p>2.9235487549</text:p>
          </table:table-cell>
          <table:table-cell table:formula="of:=INT([.D531]/[.$B$1]*1024)" office:value-type="float" office:value="598">
            <text:p>598</text:p>
          </table:table-cell>
          <table:table-cell table:number-columns-repeated="10"/>
        </table:table-row>
        <table:table-row table:style-name="ro2">
          <table:table-cell table:formula="of:=[.A531]+[.$D$1]" office:value-type="float" office:value="32.0000000000002">
            <text:p>32</text:p>
          </table:table-cell>
          <table:table-cell table:formula="of:=[.$M$2]+[.$M$3]*[.A532]+[.$M$4]*[.A532]^2+[.$M$5]*[.A532]^3+[.$M$6]*[.A532]^4+[.$N$2]*[.A532]^5+[.$N$3]*[.A532]^6+[.$N$4]*[.A532]^7+[.$N$5]*[.A532]^8+[.$N$6]*[.A532]^9" office:value-type="float" office:value="31.9127732217105">
            <text:p>31.9127732217</text:p>
          </table:table-cell>
          <table:table-cell table:formula="of:=[.B532]/([.$B$2]+[.B532])*[.$B$1]" office:value-type="float" office:value="2.80775123782466">
            <text:p>2.8077512378</text:p>
          </table:table-cell>
          <table:table-cell table:formula="of:=[.$D$5]*[.C532]-[.$D$4]" office:value-type="float" office:value="2.91904192312384">
            <text:p>2.9190419231</text:p>
          </table:table-cell>
          <table:table-cell table:formula="of:=INT([.D532]/[.$B$1]*1024)" office:value-type="float" office:value="597">
            <text:p>597</text:p>
          </table:table-cell>
          <table:table-cell table:number-columns-repeated="10"/>
        </table:table-row>
        <table:table-row table:style-name="ro2">
          <table:table-cell table:formula="of:=[.A532]+[.$D$1]" office:value-type="float" office:value="32.1000000000002">
            <text:p>32.1</text:p>
          </table:table-cell>
          <table:table-cell table:formula="of:=[.$M$2]+[.$M$3]*[.A533]+[.$M$4]*[.A533]^2+[.$M$5]*[.A533]^3+[.$M$6]*[.A533]^4+[.$N$2]*[.A533]^5+[.$N$3]*[.A533]^6+[.$N$4]*[.A533]^7+[.$N$5]*[.A533]^8+[.$N$6]*[.A533]^9" office:value-type="float" office:value="31.8305107928726">
            <text:p>31.8305107929</text:p>
          </table:table-cell>
          <table:table-cell table:formula="of:=[.B533]/([.$B$2]+[.B533])*[.$B$1]" office:value-type="float" office:value="2.80457330622425">
            <text:p>2.8045733062</text:p>
          </table:table-cell>
          <table:table-cell table:formula="of:=[.$D$5]*[.C533]-[.$D$4]" office:value-type="float" office:value="2.91453394047273">
            <text:p>2.9145339405</text:p>
          </table:table-cell>
          <table:table-cell table:formula="of:=INT([.D533]/[.$B$1]*1024)" office:value-type="float" office:value="596">
            <text:p>596</text:p>
          </table:table-cell>
          <table:table-cell table:number-columns-repeated="10"/>
        </table:table-row>
        <table:table-row table:style-name="ro2">
          <table:table-cell table:formula="of:=[.A533]+[.$D$1]" office:value-type="float" office:value="32.2000000000002">
            <text:p>32.2</text:p>
          </table:table-cell>
          <table:table-cell table:formula="of:=[.$M$2]+[.$M$3]*[.A534]+[.$M$4]*[.A534]^2+[.$M$5]*[.A534]^3+[.$M$6]*[.A534]^4+[.$N$2]*[.A534]^5+[.$N$3]*[.A534]^6+[.$N$4]*[.A534]^7+[.$N$5]*[.A534]^8+[.$N$6]*[.A534]^9" office:value-type="float" office:value="31.748465227254">
            <text:p>31.7484652273</text:p>
          </table:table-cell>
          <table:table-cell table:formula="of:=[.B534]/([.$B$2]+[.B534])*[.$B$1]" office:value-type="float" office:value="2.80139456191954">
            <text:p>2.8013945619</text:p>
          </table:table-cell>
          <table:table-cell table:formula="of:=[.$D$5]*[.C534]-[.$D$4]" office:value-type="float" office:value="2.91002480497841">
            <text:p>2.910024805</text:p>
          </table:table-cell>
          <table:table-cell table:formula="of:=INT([.D534]/[.$B$1]*1024)" office:value-type="float" office:value="595">
            <text:p>595</text:p>
          </table:table-cell>
          <table:table-cell table:number-columns-repeated="10"/>
        </table:table-row>
        <table:table-row table:style-name="ro2">
          <table:table-cell table:formula="of:=[.A534]+[.$D$1]" office:value-type="float" office:value="32.3000000000002">
            <text:p>32.3</text:p>
          </table:table-cell>
          <table:table-cell table:formula="of:=[.$M$2]+[.$M$3]*[.A535]+[.$M$4]*[.A535]^2+[.$M$5]*[.A535]^3+[.$M$6]*[.A535]^4+[.$N$2]*[.A535]^5+[.$N$3]*[.A535]^6+[.$N$4]*[.A535]^7+[.$N$5]*[.A535]^8+[.$N$6]*[.A535]^9" office:value-type="float" office:value="31.6666356418108">
            <text:p>31.6666356418</text:p>
          </table:table-cell>
          <table:table-cell table:formula="of:=[.B535]/([.$B$2]+[.B535])*[.$B$1]" office:value-type="float" office:value="2.79821500356295">
            <text:p>2.7982150036</text:p>
          </table:table-cell>
          <table:table-cell table:formula="of:=[.$D$5]*[.C535]-[.$D$4]" office:value-type="float" office:value="2.9055145147293">
            <text:p>2.9055145147</text:p>
          </table:table-cell>
          <table:table-cell table:formula="of:=INT([.D535]/[.$B$1]*1024)" office:value-type="float" office:value="595">
            <text:p>595</text:p>
          </table:table-cell>
          <table:table-cell table:number-columns-repeated="10"/>
        </table:table-row>
        <table:table-row table:style-name="ro2">
          <table:table-cell table:formula="of:=[.A535]+[.$D$1]" office:value-type="float" office:value="32.4000000000002">
            <text:p>32.4</text:p>
          </table:table-cell>
          <table:table-cell table:formula="of:=[.$M$2]+[.$M$3]*[.A536]+[.$M$4]*[.A536]^2+[.$M$5]*[.A536]^3+[.$M$6]*[.A536]^4+[.$N$2]*[.A536]^5+[.$N$3]*[.A536]^6+[.$N$4]*[.A536]^7+[.$N$5]*[.A536]^8+[.$N$6]*[.A536]^9" office:value-type="float" office:value="31.585021159221">
            <text:p>31.5850211592</text:p>
          </table:table-cell>
          <table:table-cell table:formula="of:=[.B536]/([.$B$2]+[.B536])*[.$B$1]" office:value-type="float" office:value="2.7950346298423">
            <text:p>2.7950346298</text:p>
          </table:table-cell>
          <table:table-cell table:formula="of:=[.$D$5]*[.C536]-[.$D$4]" office:value-type="float" office:value="2.90100306786403">
            <text:p>2.9010030679</text:p>
          </table:table-cell>
          <table:table-cell table:formula="of:=INT([.D536]/[.$B$1]*1024)" office:value-type="float" office:value="594">
            <text:p>594</text:p>
          </table:table-cell>
          <table:table-cell table:number-columns-repeated="10"/>
        </table:table-row>
        <table:table-row table:style-name="ro2">
          <table:table-cell table:formula="of:=[.A536]+[.$D$1]" office:value-type="float" office:value="32.5000000000002">
            <text:p>32.5</text:p>
          </table:table-cell>
          <table:table-cell table:formula="of:=[.$M$2]+[.$M$3]*[.A537]+[.$M$4]*[.A537]^2+[.$M$5]*[.A537]^3+[.$M$6]*[.A537]^4+[.$N$2]*[.A537]^5+[.$N$3]*[.A537]^6+[.$N$4]*[.A537]^7+[.$N$5]*[.A537]^8+[.$N$6]*[.A537]^9" office:value-type="float" office:value="31.5036209078594">
            <text:p>31.5036209079</text:p>
          </table:table-cell>
          <table:table-cell table:formula="of:=[.B537]/([.$B$2]+[.B537])*[.$B$1]" office:value-type="float" office:value="2.79185343948164">
            <text:p>2.7918534395</text:p>
          </table:table-cell>
          <table:table-cell table:formula="of:=[.$D$5]*[.C537]-[.$D$4]" office:value-type="float" office:value="2.89649046257263">
            <text:p>2.8964904626</text:p>
          </table:table-cell>
          <table:table-cell table:formula="of:=INT([.D537]/[.$B$1]*1024)" office:value-type="float" office:value="593">
            <text:p>593</text:p>
          </table:table-cell>
          <table:table-cell table:number-columns-repeated="10"/>
        </table:table-row>
        <table:table-row table:style-name="ro2">
          <table:table-cell table:formula="of:=[.A537]+[.$D$1]" office:value-type="float" office:value="32.6000000000002">
            <text:p>32.6</text:p>
          </table:table-cell>
          <table:table-cell table:formula="of:=[.$M$2]+[.$M$3]*[.A538]+[.$M$4]*[.A538]^2+[.$M$5]*[.A538]^3+[.$M$6]*[.A538]^4+[.$N$2]*[.A538]^5+[.$N$3]*[.A538]^6+[.$N$4]*[.A538]^7+[.$N$5]*[.A538]^8+[.$N$6]*[.A538]^9" office:value-type="float" office:value="31.4224340217748">
            <text:p>31.4224340218</text:p>
          </table:table-cell>
          <table:table-cell table:formula="of:=[.B538]/([.$B$2]+[.B538])*[.$B$1]" office:value-type="float" office:value="2.78867143124213">
            <text:p>2.7886714312</text:p>
          </table:table-cell>
          <table:table-cell table:formula="of:=[.$D$5]*[.C538]-[.$D$4]" office:value-type="float" office:value="2.89197669709777">
            <text:p>2.8919766971</text:p>
          </table:table-cell>
          <table:table-cell table:formula="of:=INT([.D538]/[.$B$1]*1024)" office:value-type="float" office:value="592">
            <text:p>592</text:p>
          </table:table-cell>
          <table:table-cell table:number-columns-repeated="10"/>
        </table:table-row>
        <table:table-row table:style-name="ro2">
          <table:table-cell table:formula="of:=[.A538]+[.$D$1]" office:value-type="float" office:value="32.7000000000002">
            <text:p>32.7</text:p>
          </table:table-cell>
          <table:table-cell table:formula="of:=[.$M$2]+[.$M$3]*[.A539]+[.$M$4]*[.A539]^2+[.$M$5]*[.A539]^3+[.$M$6]*[.A539]^4+[.$N$2]*[.A539]^5+[.$N$3]*[.A539]^6+[.$N$4]*[.A539]^7+[.$N$5]*[.A539]^8+[.$N$6]*[.A539]^9" office:value-type="float" office:value="31.3414596406655">
            <text:p>31.3414596407</text:p>
          </table:table-cell>
          <table:table-cell table:formula="of:=[.B539]/([.$B$2]+[.B539])*[.$B$1]" office:value-type="float" office:value="2.78548860392285">
            <text:p>2.7854886039</text:p>
          </table:table-cell>
          <table:table-cell table:formula="of:=[.$D$5]*[.C539]-[.$D$4]" office:value-type="float" office:value="2.88746176973593">
            <text:p>2.8874617697</text:p>
          </table:table-cell>
          <table:table-cell table:formula="of:=INT([.D539]/[.$B$1]*1024)" office:value-type="float" office:value="591">
            <text:p>591</text:p>
          </table:table-cell>
          <table:table-cell table:number-columns-repeated="10"/>
        </table:table-row>
        <table:table-row table:style-name="ro2">
          <table:table-cell table:formula="of:=[.A539]+[.$D$1]" office:value-type="float" office:value="32.8000000000002">
            <text:p>32.8</text:p>
          </table:table-cell>
          <table:table-cell table:formula="of:=[.$M$2]+[.$M$3]*[.A540]+[.$M$4]*[.A540]^2+[.$M$5]*[.A540]^3+[.$M$6]*[.A540]^4+[.$N$2]*[.A540]^5+[.$N$3]*[.A540]^6+[.$N$4]*[.A540]^7+[.$N$5]*[.A540]^8+[.$N$6]*[.A540]^9" office:value-type="float" office:value="31.2606969098554">
            <text:p>31.2606969099</text:p>
          </table:table-cell>
          <table:table-cell table:formula="of:=[.B540]/([.$B$2]+[.B540])*[.$B$1]" office:value-type="float" office:value="2.78230495636172">
            <text:p>2.7823049564</text:p>
          </table:table-cell>
          <table:table-cell table:formula="of:=[.$D$5]*[.C540]-[.$D$4]" office:value-type="float" office:value="2.88294567883865">
            <text:p>2.8829456788</text:p>
          </table:table-cell>
          <table:table-cell table:formula="of:=INT([.D540]/[.$B$1]*1024)" office:value-type="float" office:value="590">
            <text:p>590</text:p>
          </table:table-cell>
          <table:table-cell table:number-columns-repeated="10"/>
        </table:table-row>
        <table:table-row table:style-name="ro2">
          <table:table-cell table:formula="of:=[.A540]+[.$D$1]" office:value-type="float" office:value="32.9000000000002">
            <text:p>32.9</text:p>
          </table:table-cell>
          <table:table-cell table:formula="of:=[.$M$2]+[.$M$3]*[.A541]+[.$M$4]*[.A541]^2+[.$M$5]*[.A541]^3+[.$M$6]*[.A541]^4+[.$N$2]*[.A541]^5+[.$N$3]*[.A541]^6+[.$N$4]*[.A541]^7+[.$N$5]*[.A541]^8+[.$N$6]*[.A541]^9" office:value-type="float" office:value="31.1801449802706">
            <text:p>31.1801449803</text:p>
          </table:table-cell>
          <table:table-cell table:formula="of:=[.B541]/([.$B$2]+[.B541])*[.$B$1]" office:value-type="float" office:value="2.77912048743627">
            <text:p>2.7791204874</text:p>
          </table:table-cell>
          <table:table-cell table:formula="of:=[.$D$5]*[.C541]-[.$D$4]" office:value-type="float" office:value="2.87842842281368">
            <text:p>2.8784284228</text:p>
          </table:table-cell>
          <table:table-cell table:formula="of:=INT([.D541]/[.$B$1]*1024)" office:value-type="float" office:value="589">
            <text:p>589</text:p>
          </table:table-cell>
          <table:table-cell table:number-columns-repeated="10"/>
        </table:table-row>
        <table:table-row table:style-name="ro2">
          <table:table-cell table:formula="of:=[.A541]+[.$D$1]" office:value-type="float" office:value="33.0000000000002">
            <text:p>33</text:p>
          </table:table-cell>
          <table:table-cell table:formula="of:=[.$M$2]+[.$M$3]*[.A542]+[.$M$4]*[.A542]^2+[.$M$5]*[.A542]^3+[.$M$6]*[.A542]^4+[.$N$2]*[.A542]^5+[.$N$3]*[.A542]^6+[.$N$4]*[.A542]^7+[.$N$5]*[.A542]^8+[.$N$6]*[.A542]^9" office:value-type="float" office:value="31.0998030084147">
            <text:p>31.0998030084</text:p>
          </table:table-cell>
          <table:table-cell table:formula="of:=[.B542]/([.$B$2]+[.B542])*[.$B$1]" office:value-type="float" office:value="2.77593519606456">
            <text:p>2.7759351961</text:p>
          </table:table-cell>
          <table:table-cell table:formula="of:=[.$D$5]*[.C542]-[.$D$4]" office:value-type="float" office:value="2.87391000012625">
            <text:p>2.8739100001</text:p>
          </table:table-cell>
          <table:table-cell table:formula="of:=INT([.D542]/[.$B$1]*1024)" office:value-type="float" office:value="588">
            <text:p>588</text:p>
          </table:table-cell>
          <table:table-cell table:number-columns-repeated="10"/>
        </table:table-row>
        <table:table-row table:style-name="ro2">
          <table:table-cell table:formula="of:=[.A542]+[.$D$1]" office:value-type="float" office:value="33.1000000000002">
            <text:p>33.1</text:p>
          </table:table-cell>
          <table:table-cell table:formula="of:=[.$M$2]+[.$M$3]*[.A543]+[.$M$4]*[.A543]^2+[.$M$5]*[.A543]^3+[.$M$6]*[.A543]^4+[.$N$2]*[.A543]^5+[.$N$3]*[.A543]^6+[.$N$4]*[.A543]^7+[.$N$5]*[.A543]^8+[.$N$6]*[.A543]^9" office:value-type="float" office:value="31.0196701563455">
            <text:p>31.0196701563</text:p>
          </table:table-cell>
          <table:table-cell table:formula="of:=[.B543]/([.$B$2]+[.B543])*[.$B$1]" office:value-type="float" office:value="2.77274908120595">
            <text:p>2.7727490812</text:p>
          </table:table-cell>
          <table:table-cell table:formula="of:=[.$D$5]*[.C543]-[.$D$4]" office:value-type="float" office:value="2.86939040930021">
            <text:p>2.8693904093</text:p>
          </table:table-cell>
          <table:table-cell table:formula="of:=INT([.D543]/[.$B$1]*1024)" office:value-type="float" office:value="587">
            <text:p>587</text:p>
          </table:table-cell>
          <table:table-cell table:number-columns-repeated="10"/>
        </table:table-row>
        <table:table-row table:style-name="ro2">
          <table:table-cell table:formula="of:=[.A543]+[.$D$1]" office:value-type="float" office:value="33.2000000000002">
            <text:p>33.2</text:p>
          </table:table-cell>
          <table:table-cell table:formula="of:=[.$M$2]+[.$M$3]*[.A544]+[.$M$4]*[.A544]^2+[.$M$5]*[.A544]^3+[.$M$6]*[.A544]^4+[.$N$2]*[.A544]^5+[.$N$3]*[.A544]^6+[.$N$4]*[.A544]^7+[.$N$5]*[.A544]^8+[.$N$6]*[.A544]^9" office:value-type="float" office:value="30.9397455916508">
            <text:p>30.9397455917</text:p>
          </table:table-cell>
          <table:table-cell table:formula="of:=[.B544]/([.$B$2]+[.B544])*[.$B$1]" office:value-type="float" office:value="2.76956214186201">
            <text:p>2.7695621419</text:p>
          </table:table-cell>
          <table:table-cell table:formula="of:=[.$D$5]*[.C544]-[.$D$4]" office:value-type="float" office:value="2.86486964891922">
            <text:p>2.8648696489</text:p>
          </table:table-cell>
          <table:table-cell table:formula="of:=INT([.D544]/[.$B$1]*1024)" office:value-type="float" office:value="586">
            <text:p>586</text:p>
          </table:table-cell>
          <table:table-cell table:number-columns-repeated="10"/>
        </table:table-row>
        <table:table-row table:style-name="ro2">
          <table:table-cell table:formula="of:=[.A544]+[.$D$1]" office:value-type="float" office:value="33.3000000000002">
            <text:p>33.3</text:p>
          </table:table-cell>
          <table:table-cell table:formula="of:=[.$M$2]+[.$M$3]*[.A545]+[.$M$4]*[.A545]^2+[.$M$5]*[.A545]^3+[.$M$6]*[.A545]^4+[.$N$2]*[.A545]^5+[.$N$3]*[.A545]^6+[.$N$4]*[.A545]^7+[.$N$5]*[.A545]^8+[.$N$6]*[.A545]^9" office:value-type="float" office:value="30.8600284874241">
            <text:p>30.8600284874</text:p>
          </table:table-cell>
          <table:table-cell table:formula="of:=[.B545]/([.$B$2]+[.B545])*[.$B$1]" office:value-type="float" office:value="2.7663743770773">
            <text:p>2.7663743771</text:p>
          </table:table-cell>
          <table:table-cell table:formula="of:=[.$D$5]*[.C545]-[.$D$4]" office:value-type="float" office:value="2.86034771762799">
            <text:p>2.8603477176</text:p>
          </table:table-cell>
          <table:table-cell table:formula="of:=INT([.D545]/[.$B$1]*1024)" office:value-type="float" office:value="585">
            <text:p>585</text:p>
          </table:table-cell>
          <table:table-cell table:number-columns-repeated="10"/>
        </table:table-row>
        <table:table-row table:style-name="ro2">
          <table:table-cell table:formula="of:=[.A545]+[.$D$1]" office:value-type="float" office:value="33.4000000000002">
            <text:p>33.4</text:p>
          </table:table-cell>
          <table:table-cell table:formula="of:=[.$M$2]+[.$M$3]*[.A546]+[.$M$4]*[.A546]^2+[.$M$5]*[.A546]^3+[.$M$6]*[.A546]^4+[.$N$2]*[.A546]^5+[.$N$3]*[.A546]^6+[.$N$4]*[.A546]^7+[.$N$5]*[.A546]^8+[.$N$6]*[.A546]^9" office:value-type="float" office:value="30.7805180222413">
            <text:p>30.7805180222</text:p>
          </table:table-cell>
          <table:table-cell table:formula="of:=[.B546]/([.$B$2]+[.B546])*[.$B$1]" office:value-type="float" office:value="2.76318578594022">
            <text:p>2.7631857859</text:p>
          </table:table-cell>
          <table:table-cell table:formula="of:=[.$D$5]*[.C546]-[.$D$4]" office:value-type="float" office:value="2.8558246141334">
            <text:p>2.8558246141</text:p>
          </table:table-cell>
          <table:table-cell table:formula="of:=INT([.D546]/[.$B$1]*1024)" office:value-type="float" office:value="584">
            <text:p>584</text:p>
          </table:table-cell>
          <table:table-cell table:number-columns-repeated="10"/>
        </table:table-row>
        <table:table-row table:style-name="ro2">
          <table:table-cell table:formula="of:=[.A546]+[.$D$1]" office:value-type="float" office:value="33.5000000000002">
            <text:p>33.5</text:p>
          </table:table-cell>
          <table:table-cell table:formula="of:=[.$M$2]+[.$M$3]*[.A547]+[.$M$4]*[.A547]^2+[.$M$5]*[.A547]^3+[.$M$6]*[.A547]^4+[.$N$2]*[.A547]^5+[.$N$3]*[.A547]^6+[.$N$4]*[.A547]^7+[.$N$5]*[.A547]^8+[.$N$6]*[.A547]^9" office:value-type="float" office:value="30.7012133801358">
            <text:p>30.7012133801</text:p>
          </table:table-cell>
          <table:table-cell table:formula="of:=[.B547]/([.$B$2]+[.B547])*[.$B$1]" office:value-type="float" office:value="2.75999636758386">
            <text:p>2.7599963676</text:p>
          </table:table-cell>
          <table:table-cell table:formula="of:=[.$D$5]*[.C547]-[.$D$4]" office:value-type="float" office:value="2.85130033720569">
            <text:p>2.8513003372</text:p>
          </table:table-cell>
          <table:table-cell table:formula="of:=INT([.D547]/[.$B$1]*1024)" office:value-type="float" office:value="583">
            <text:p>583</text:p>
          </table:table-cell>
          <table:table-cell table:number-columns-repeated="10"/>
        </table:table-row>
        <table:table-row table:style-name="ro2">
          <table:table-cell table:formula="of:=[.A547]+[.$D$1]" office:value-type="float" office:value="33.6000000000002">
            <text:p>33.6</text:p>
          </table:table-cell>
          <table:table-cell table:formula="of:=[.$M$2]+[.$M$3]*[.A548]+[.$M$4]*[.A548]^2+[.$M$5]*[.A548]^3+[.$M$6]*[.A548]^4+[.$N$2]*[.A548]^5+[.$N$3]*[.A548]^6+[.$N$4]*[.A548]^7+[.$N$5]*[.A548]^8+[.$N$6]*[.A548]^9" office:value-type="float" office:value="30.6221137505754">
            <text:p>30.6221137506</text:p>
          </table:table-cell>
          <table:table-cell table:formula="of:=[.B548]/([.$B$2]+[.B548])*[.$B$1]" office:value-type="float" office:value="2.75680612118681">
            <text:p>2.7568061212</text:p>
          </table:table-cell>
          <table:table-cell table:formula="of:=[.$D$5]*[.C548]-[.$D$4]" office:value-type="float" office:value="2.84677488567967">
            <text:p>2.8467748857</text:p>
          </table:table-cell>
          <table:table-cell table:formula="of:=INT([.D548]/[.$B$1]*1024)" office:value-type="float" office:value="583">
            <text:p>583</text:p>
          </table:table-cell>
          <table:table-cell table:number-columns-repeated="10"/>
        </table:table-row>
        <table:table-row table:style-name="ro2">
          <table:table-cell table:formula="of:=[.A548]+[.$D$1]" office:value-type="float" office:value="33.7000000000002">
            <text:p>33.7</text:p>
          </table:table-cell>
          <table:table-cell table:formula="of:=[.$M$2]+[.$M$3]*[.A549]+[.$M$4]*[.A549]^2+[.$M$5]*[.A549]^3+[.$M$6]*[.A549]^4+[.$N$2]*[.A549]^5+[.$N$3]*[.A549]^6+[.$N$4]*[.A549]^7+[.$N$5]*[.A549]^8+[.$N$6]*[.A549]^9" office:value-type="float" office:value="30.5432183284374">
            <text:p>30.5432183284</text:p>
          </table:table-cell>
          <table:table-cell table:formula="of:=[.B549]/([.$B$2]+[.B549])*[.$B$1]" office:value-type="float" office:value="2.75361504597398">
            <text:p>2.753615046</text:p>
          </table:table-cell>
          <table:table-cell table:formula="of:=[.$D$5]*[.C549]-[.$D$4]" office:value-type="float" office:value="2.84224825845586">
            <text:p>2.8422482585</text:p>
          </table:table-cell>
          <table:table-cell table:formula="of:=INT([.D549]/[.$B$1]*1024)" office:value-type="float" office:value="582">
            <text:p>582</text:p>
          </table:table-cell>
          <table:table-cell table:number-columns-repeated="10"/>
        </table:table-row>
        <table:table-row table:style-name="ro2">
          <table:table-cell table:formula="of:=[.A549]+[.$D$1]" office:value-type="float" office:value="33.8000000000002">
            <text:p>33.8</text:p>
          </table:table-cell>
          <table:table-cell table:formula="of:=[.$M$2]+[.$M$3]*[.A550]+[.$M$4]*[.A550]^2+[.$M$5]*[.A550]^3+[.$M$6]*[.A550]^4+[.$N$2]*[.A550]^5+[.$N$3]*[.A550]^6+[.$N$4]*[.A550]^7+[.$N$5]*[.A550]^8+[.$N$6]*[.A550]^9" office:value-type="float" office:value="30.4645263139851">
            <text:p>30.464526314</text:p>
          </table:table-cell>
          <table:table-cell table:formula="of:=[.B550]/([.$B$2]+[.B550])*[.$B$1]" office:value-type="float" office:value="2.75042314121741">
            <text:p>2.7504231412</text:p>
          </table:table-cell>
          <table:table-cell table:formula="of:=[.$D$5]*[.C550]-[.$D$4]" office:value-type="float" office:value="2.83772045450164">
            <text:p>2.8377204545</text:p>
          </table:table-cell>
          <table:table-cell table:formula="of:=INT([.D550]/[.$B$1]*1024)" office:value-type="float" office:value="581">
            <text:p>581</text:p>
          </table:table-cell>
          <table:table-cell table:number-columns-repeated="10"/>
        </table:table-row>
        <table:table-row table:style-name="ro2">
          <table:table-cell table:formula="of:=[.A550]+[.$D$1]" office:value-type="float" office:value="33.9000000000002">
            <text:p>33.9</text:p>
          </table:table-cell>
          <table:table-cell table:formula="of:=[.$M$2]+[.$M$3]*[.A551]+[.$M$4]*[.A551]^2+[.$M$5]*[.A551]^3+[.$M$6]*[.A551]^4+[.$N$2]*[.A551]^5+[.$N$3]*[.A551]^6+[.$N$4]*[.A551]^7+[.$N$5]*[.A551]^8+[.$N$6]*[.A551]^9" office:value-type="float" office:value="30.3860369128437">
            <text:p>30.3860369128</text:p>
          </table:table-cell>
          <table:table-cell table:formula="of:=[.B551]/([.$B$2]+[.B551])*[.$B$1]" office:value-type="float" office:value="2.74723040623713">
            <text:p>2.7472304062</text:p>
          </table:table-cell>
          <table:table-cell table:formula="of:=[.$D$5]*[.C551]-[.$D$4]" office:value-type="float" office:value="2.83319147285244">
            <text:p>2.8331914729</text:p>
          </table:table-cell>
          <table:table-cell table:formula="of:=INT([.D551]/[.$B$1]*1024)" office:value-type="float" office:value="580">
            <text:p>580</text:p>
          </table:table-cell>
          <table:table-cell table:number-columns-repeated="10"/>
        </table:table-row>
        <table:table-row table:style-name="ro2">
          <table:table-cell table:formula="of:=[.A551]+[.$D$1]" office:value-type="float" office:value="34.0000000000002">
            <text:p>34</text:p>
          </table:table-cell>
          <table:table-cell table:formula="of:=[.$M$2]+[.$M$3]*[.A552]+[.$M$4]*[.A552]^2+[.$M$5]*[.A552]^3+[.$M$6]*[.A552]^4+[.$N$2]*[.A552]^5+[.$N$3]*[.A552]^6+[.$N$4]*[.A552]^7+[.$N$5]*[.A552]^8+[.$N$6]*[.A552]^9" office:value-type="float" office:value="30.3077493359758">
            <text:p>30.307749336</text:p>
          </table:table-cell>
          <table:table-cell table:formula="of:=[.B552]/([.$B$2]+[.B552])*[.$B$1]" office:value-type="float" office:value="2.74403684040192">
            <text:p>2.7440368404</text:p>
          </table:table-cell>
          <table:table-cell table:formula="of:=[.$D$5]*[.C552]-[.$D$4]" office:value-type="float" office:value="2.82866131261286">
            <text:p>2.8286613126</text:p>
          </table:table-cell>
          <table:table-cell table:formula="of:=INT([.D552]/[.$B$1]*1024)" office:value-type="float" office:value="579">
            <text:p>579</text:p>
          </table:table-cell>
          <table:table-cell table:number-columns-repeated="10"/>
        </table:table-row>
        <table:table-row table:style-name="ro2">
          <table:table-cell table:formula="of:=[.A552]+[.$D$1]" office:value-type="float" office:value="34.1000000000002">
            <text:p>34.1</text:p>
          </table:table-cell>
          <table:table-cell table:formula="of:=[.$M$2]+[.$M$3]*[.A553]+[.$M$4]*[.A553]^2+[.$M$5]*[.A553]^3+[.$M$6]*[.A553]^4+[.$N$2]*[.A553]^5+[.$N$3]*[.A553]^6+[.$N$4]*[.A553]^7+[.$N$5]*[.A553]^8+[.$N$6]*[.A553]^9" office:value-type="float" office:value="30.2296627996579">
            <text:p>30.2296627997</text:p>
          </table:table-cell>
          <table:table-cell table:formula="of:=[.B553]/([.$B$2]+[.B553])*[.$B$1]" office:value-type="float" office:value="2.74084244313016">
            <text:p>2.7408424431</text:p>
          </table:table-cell>
          <table:table-cell table:formula="of:=[.$D$5]*[.C553]-[.$D$4]" office:value-type="float" office:value="2.82412997295786">
            <text:p>2.824129973</text:p>
          </table:table-cell>
          <table:table-cell table:formula="of:=INT([.D553]/[.$B$1]*1024)" office:value-type="float" office:value="578">
            <text:p>578</text:p>
          </table:table-cell>
          <table:table-cell table:number-columns-repeated="10"/>
        </table:table-row>
        <table:table-row table:style-name="ro2">
          <table:table-cell table:formula="of:=[.A553]+[.$D$1]" office:value-type="float" office:value="34.2000000000002">
            <text:p>34.2</text:p>
          </table:table-cell>
          <table:table-cell table:formula="of:=[.$M$2]+[.$M$3]*[.A554]+[.$M$4]*[.A554]^2+[.$M$5]*[.A554]^3+[.$M$6]*[.A554]^4+[.$N$2]*[.A554]^5+[.$N$3]*[.A554]^6+[.$N$4]*[.A554]^7+[.$N$5]*[.A554]^8+[.$N$6]*[.A554]^9" office:value-type="float" office:value="30.1517765254559">
            <text:p>30.1517765255</text:p>
          </table:table-cell>
          <table:table-cell table:formula="of:=[.B554]/([.$B$2]+[.B554])*[.$B$1]" office:value-type="float" office:value="2.73764721389062">
            <text:p>2.7376472139</text:p>
          </table:table-cell>
          <table:table-cell table:formula="of:=[.$D$5]*[.C554]-[.$D$4]" office:value-type="float" office:value="2.81959745313387">
            <text:p>2.8195974531</text:p>
          </table:table-cell>
          <table:table-cell table:formula="of:=INT([.D554]/[.$B$1]*1024)" office:value-type="float" office:value="577">
            <text:p>577</text:p>
          </table:table-cell>
          <table:table-cell table:number-columns-repeated="10"/>
        </table:table-row>
        <table:table-row table:style-name="ro2">
          <table:table-cell table:formula="of:=[.A554]+[.$D$1]" office:value-type="float" office:value="34.3000000000002">
            <text:p>34.3</text:p>
          </table:table-cell>
          <table:table-cell table:formula="of:=[.$M$2]+[.$M$3]*[.A555]+[.$M$4]*[.A555]^2+[.$M$5]*[.A555]^3+[.$M$6]*[.A555]^4+[.$N$2]*[.A555]^5+[.$N$3]*[.A555]^6+[.$N$4]*[.A555]^7+[.$N$5]*[.A555]^8+[.$N$6]*[.A555]^9" office:value-type="float" office:value="30.074089740201">
            <text:p>30.0740897402</text:p>
          </table:table-cell>
          <table:table-cell table:formula="of:=[.B555]/([.$B$2]+[.B555])*[.$B$1]" office:value-type="float" office:value="2.73445115220325">
            <text:p>2.7344511522</text:p>
          </table:table-cell>
          <table:table-cell table:formula="of:=[.$D$5]*[.C555]-[.$D$4]" office:value-type="float" office:value="2.81506375245993">
            <text:p>2.8150637525</text:p>
          </table:table-cell>
          <table:table-cell table:formula="of:=INT([.D555]/[.$B$1]*1024)" office:value-type="float" office:value="576">
            <text:p>576</text:p>
          </table:table-cell>
          <table:table-cell table:number-columns-repeated="10"/>
        </table:table-row>
        <table:table-row table:style-name="ro2">
          <table:table-cell table:formula="of:=[.A555]+[.$D$1]" office:value-type="float" office:value="34.4000000000002">
            <text:p>34.4</text:p>
          </table:table-cell>
          <table:table-cell table:formula="of:=[.$M$2]+[.$M$3]*[.A556]+[.$M$4]*[.A556]^2+[.$M$5]*[.A556]^3+[.$M$6]*[.A556]^4+[.$N$2]*[.A556]^5+[.$N$3]*[.A556]^6+[.$N$4]*[.A556]^7+[.$N$5]*[.A556]^8+[.$N$6]*[.A556]^9" office:value-type="float" office:value="29.9966016759658">
            <text:p>29.996601676</text:p>
          </table:table-cell>
          <table:table-cell table:formula="of:=[.B556]/([.$B$2]+[.B556])*[.$B$1]" office:value-type="float" office:value="2.73125425764001">
            <text:p>2.7312542576</text:p>
          </table:table-cell>
          <table:table-cell table:formula="of:=[.$D$5]*[.C556]-[.$D$4]" office:value-type="float" office:value="2.81052887032885">
            <text:p>2.8105288703</text:p>
          </table:table-cell>
          <table:table-cell table:formula="of:=INT([.D556]/[.$B$1]*1024)" office:value-type="float" office:value="575">
            <text:p>575</text:p>
          </table:table-cell>
          <table:table-cell table:number-columns-repeated="10"/>
        </table:table-row>
        <table:table-row table:style-name="ro2">
          <table:table-cell table:formula="of:=[.A556]+[.$D$1]" office:value-type="float" office:value="34.5000000000002">
            <text:p>34.5</text:p>
          </table:table-cell>
          <table:table-cell table:formula="of:=[.$M$2]+[.$M$3]*[.A557]+[.$M$4]*[.A557]^2+[.$M$5]*[.A557]^3+[.$M$6]*[.A557]^4+[.$N$2]*[.A557]^5+[.$N$3]*[.A557]^6+[.$N$4]*[.A557]^7+[.$N$5]*[.A557]^8+[.$N$6]*[.A557]^9" office:value-type="float" office:value="29.9193115700401">
            <text:p>29.91931157</text:p>
          </table:table-cell>
          <table:table-cell table:formula="of:=[.B557]/([.$B$2]+[.B557])*[.$B$1]" office:value-type="float" office:value="2.72805652982563">
            <text:p>2.7280565298</text:p>
          </table:table-cell>
          <table:table-cell table:formula="of:=[.$D$5]*[.C557]-[.$D$4]" office:value-type="float" office:value="2.8059928062083">
            <text:p>2.8059928062</text:p>
          </table:table-cell>
          <table:table-cell table:formula="of:=INT([.D557]/[.$B$1]*1024)" office:value-type="float" office:value="574">
            <text:p>574</text:p>
          </table:table-cell>
          <table:table-cell table:number-columns-repeated="10"/>
        </table:table-row>
        <table:table-row table:style-name="ro2">
          <table:table-cell table:formula="of:=[.A557]+[.$D$1]" office:value-type="float" office:value="34.6000000000002">
            <text:p>34.6</text:p>
          </table:table-cell>
          <table:table-cell table:formula="of:=[.$M$2]+[.$M$3]*[.A558]+[.$M$4]*[.A558]^2+[.$M$5]*[.A558]^3+[.$M$6]*[.A558]^4+[.$N$2]*[.A558]^5+[.$N$3]*[.A558]^6+[.$N$4]*[.A558]^7+[.$N$5]*[.A558]^8+[.$N$6]*[.A558]^9" office:value-type="float" office:value="29.8422186649069">
            <text:p>29.8422186649</text:p>
          </table:table-cell>
          <table:table-cell table:formula="of:=[.B558]/([.$B$2]+[.B558])*[.$B$1]" office:value-type="float" office:value="2.72485796843844">
            <text:p>2.7248579684</text:p>
          </table:table-cell>
          <table:table-cell table:formula="of:=[.$D$5]*[.C558]-[.$D$4]" office:value-type="float" office:value="2.80145555964199">
            <text:p>2.8014555596</text:p>
          </table:table-cell>
          <table:table-cell table:formula="of:=INT([.D558]/[.$B$1]*1024)" office:value-type="float" office:value="573">
            <text:p>573</text:p>
          </table:table-cell>
          <table:table-cell table:number-columns-repeated="10"/>
        </table:table-row>
        <table:table-row table:style-name="ro2">
          <table:table-cell table:formula="of:=[.A558]+[.$D$1]" office:value-type="float" office:value="34.7000000000002">
            <text:p>34.7</text:p>
          </table:table-cell>
          <table:table-cell table:formula="of:=[.$M$2]+[.$M$3]*[.A559]+[.$M$4]*[.A559]^2+[.$M$5]*[.A559]^3+[.$M$6]*[.A559]^4+[.$N$2]*[.A559]^5+[.$N$3]*[.A559]^6+[.$N$4]*[.A559]^7+[.$N$5]*[.A559]^8+[.$N$6]*[.A559]^9" office:value-type="float" office:value="29.7653222082178">
            <text:p>29.7653222082</text:p>
          </table:table-cell>
          <table:table-cell table:formula="of:=[.B559]/([.$B$2]+[.B559])*[.$B$1]" office:value-type="float" office:value="2.72165857321112">
            <text:p>2.7216585732</text:p>
          </table:table-cell>
          <table:table-cell table:formula="of:=[.$D$5]*[.C559]-[.$D$4]" office:value-type="float" office:value="2.79691713025071">
            <text:p>2.7969171303</text:p>
          </table:table-cell>
          <table:table-cell table:formula="of:=INT([.D559]/[.$B$1]*1024)" office:value-type="float" office:value="572">
            <text:p>572</text:p>
          </table:table-cell>
          <table:table-cell table:number-columns-repeated="10"/>
        </table:table-row>
        <table:table-row table:style-name="ro2">
          <table:table-cell table:formula="of:=[.A559]+[.$D$1]" office:value-type="float" office:value="34.8000000000002">
            <text:p>34.8</text:p>
          </table:table-cell>
          <table:table-cell table:formula="of:=[.$M$2]+[.$M$3]*[.A560]+[.$M$4]*[.A560]^2+[.$M$5]*[.A560]^3+[.$M$6]*[.A560]^4+[.$N$2]*[.A560]^5+[.$N$3]*[.A560]^6+[.$N$4]*[.A560]^7+[.$N$5]*[.A560]^8+[.$N$6]*[.A560]^9" office:value-type="float" office:value="29.6886214527694">
            <text:p>29.6886214528</text:p>
          </table:table-cell>
          <table:table-cell table:formula="of:=[.B560]/([.$B$2]+[.B560])*[.$B$1]" office:value-type="float" office:value="2.71845834393152">
            <text:p>2.7184583439</text:p>
          </table:table-cell>
          <table:table-cell table:formula="of:=[.$D$5]*[.C560]-[.$D$4]" office:value-type="float" office:value="2.79237751773352">
            <text:p>2.7923775177</text:p>
          </table:table-cell>
          <table:table-cell table:formula="of:=INT([.D560]/[.$B$1]*1024)" office:value-type="float" office:value="571">
            <text:p>571</text:p>
          </table:table-cell>
          <table:table-cell table:number-columns-repeated="10"/>
        </table:table-row>
        <table:table-row table:style-name="ro2">
          <table:table-cell table:formula="of:=[.A560]+[.$D$1]" office:value-type="float" office:value="34.9000000000002">
            <text:p>34.9</text:p>
          </table:table-cell>
          <table:table-cell table:formula="of:=[.$M$2]+[.$M$3]*[.A561]+[.$M$4]*[.A561]^2+[.$M$5]*[.A561]^3+[.$M$6]*[.A561]^4+[.$N$2]*[.A561]^5+[.$N$3]*[.A561]^6+[.$N$4]*[.A561]^7+[.$N$5]*[.A561]^8+[.$N$6]*[.A561]^9" office:value-type="float" office:value="29.612115656479">
            <text:p>29.6121156565</text:p>
          </table:table-cell>
          <table:table-cell table:formula="of:=[.B561]/([.$B$2]+[.B561])*[.$B$1]" office:value-type="float" office:value="2.7152572804434">
            <text:p>2.7152572804</text:p>
          </table:table-cell>
          <table:table-cell table:formula="of:=[.$D$5]*[.C561]-[.$D$4]" office:value-type="float" office:value="2.7878367218688">
            <text:p>2.7878367219</text:p>
          </table:table-cell>
          <table:table-cell table:formula="of:=INT([.D561]/[.$B$1]*1024)" office:value-type="float" office:value="570">
            <text:p>570</text:p>
          </table:table-cell>
          <table:table-cell table:number-columns-repeated="10"/>
        </table:table-row>
        <table:table-row table:style-name="ro2">
          <table:table-cell table:formula="of:=[.A561]+[.$D$1]" office:value-type="float" office:value="35.0000000000002">
            <text:p>35</text:p>
          </table:table-cell>
          <table:table-cell table:formula="of:=[.$M$2]+[.$M$3]*[.A562]+[.$M$4]*[.A562]^2+[.$M$5]*[.A562]^3+[.$M$6]*[.A562]^4+[.$N$2]*[.A562]^5+[.$N$3]*[.A562]^6+[.$N$4]*[.A562]^7+[.$N$5]*[.A562]^8+[.$N$6]*[.A562]^9" office:value-type="float" office:value="29.5358040823603">
            <text:p>29.5358040824</text:p>
          </table:table-cell>
          <table:table-cell table:formula="of:=[.B562]/([.$B$2]+[.B562])*[.$B$1]" office:value-type="float" office:value="2.71205538264725">
            <text:p>2.7120553826</text:p>
          </table:table-cell>
          <table:table-cell table:formula="of:=[.$D$5]*[.C562]-[.$D$4]" office:value-type="float" office:value="2.78329474251538">
            <text:p>2.7832947425</text:p>
          </table:table-cell>
          <table:table-cell table:formula="of:=INT([.D562]/[.$B$1]*1024)" office:value-type="float" office:value="570">
            <text:p>570</text:p>
          </table:table-cell>
          <table:table-cell table:number-columns-repeated="10"/>
        </table:table-row>
        <table:table-row table:style-name="ro2">
          <table:table-cell table:formula="of:=[.A562]+[.$D$1]" office:value-type="float" office:value="35.1000000000002">
            <text:p>35.1</text:p>
          </table:table-cell>
          <table:table-cell table:formula="of:=[.$M$2]+[.$M$3]*[.A563]+[.$M$4]*[.A563]^2+[.$M$5]*[.A563]^3+[.$M$6]*[.A563]^4+[.$N$2]*[.A563]^5+[.$N$3]*[.A563]^6+[.$N$4]*[.A563]^7+[.$N$5]*[.A563]^8+[.$N$6]*[.A563]^9" office:value-type="float" office:value="29.4596859984996">
            <text:p>29.4596859985</text:p>
          </table:table-cell>
          <table:table-cell table:formula="of:=[.B563]/([.$B$2]+[.B563])*[.$B$1]" office:value-type="float" office:value="2.70885265050103">
            <text:p>2.7088526505</text:p>
          </table:table-cell>
          <table:table-cell table:formula="of:=[.$D$5]*[.C563]-[.$D$4]" office:value-type="float" office:value="2.77875157961362">
            <text:p>2.7787515796</text:p>
          </table:table-cell>
          <table:table-cell table:formula="of:=INT([.D563]/[.$B$1]*1024)" office:value-type="float" office:value="569">
            <text:p>569</text:p>
          </table:table-cell>
          <table:table-cell table:number-columns-repeated="10"/>
        </table:table-row>
        <table:table-row table:style-name="ro2">
          <table:table-cell table:formula="of:=[.A563]+[.$D$1]" office:value-type="float" office:value="35.2000000000002">
            <text:p>35.2</text:p>
          </table:table-cell>
          <table:table-cell table:formula="of:=[.$M$2]+[.$M$3]*[.A564]+[.$M$4]*[.A564]^2+[.$M$5]*[.A564]^3+[.$M$6]*[.A564]^4+[.$N$2]*[.A564]^5+[.$N$3]*[.A564]^6+[.$N$4]*[.A564]^7+[.$N$5]*[.A564]^8+[.$N$6]*[.A564]^9" office:value-type="float" office:value="29.3837606780311">
            <text:p>29.383760678</text:p>
          </table:table-cell>
          <table:table-cell table:formula="of:=[.B564]/([.$B$2]+[.B564])*[.$B$1]" office:value-type="float" office:value="2.70564908402095">
            <text:p>2.705649084</text:p>
          </table:table-cell>
          <table:table-cell table:formula="of:=[.$D$5]*[.C564]-[.$D$4]" office:value-type="float" office:value="2.77420723318653">
            <text:p>2.7742072332</text:p>
          </table:table-cell>
          <table:table-cell table:formula="of:=INT([.D564]/[.$B$1]*1024)" office:value-type="float" office:value="568">
            <text:p>568</text:p>
          </table:table-cell>
          <table:table-cell table:number-columns-repeated="10"/>
        </table:table-row>
        <table:table-row table:style-name="ro2">
          <table:table-cell table:formula="of:=[.A564]+[.$D$1]" office:value-type="float" office:value="35.3000000000002">
            <text:p>35.3</text:p>
          </table:table-cell>
          <table:table-cell table:formula="of:=[.$M$2]+[.$M$3]*[.A565]+[.$M$4]*[.A565]^2+[.$M$5]*[.A565]^3+[.$M$6]*[.A565]^4+[.$N$2]*[.A565]^5+[.$N$3]*[.A565]^6+[.$N$4]*[.A565]^7+[.$N$5]*[.A565]^8+[.$N$6]*[.A565]^9" office:value-type="float" office:value="29.3080273991133">
            <text:p>29.3080273991</text:p>
          </table:table-cell>
          <table:table-cell table:formula="of:=[.B565]/([.$B$2]+[.B565])*[.$B$1]" office:value-type="float" office:value="2.70244468328222">
            <text:p>2.7024446833</text:p>
          </table:table-cell>
          <table:table-cell table:formula="of:=[.$D$5]*[.C565]-[.$D$4]" office:value-type="float" office:value="2.7696617033408">
            <text:p>2.7696617033</text:p>
          </table:table-cell>
          <table:table-cell table:formula="of:=INT([.D565]/[.$B$1]*1024)" office:value-type="float" office:value="567">
            <text:p>567</text:p>
          </table:table-cell>
          <table:table-cell table:number-columns-repeated="10"/>
        </table:table-row>
        <table:table-row table:style-name="ro2">
          <table:table-cell table:formula="of:=[.A565]+[.$D$1]" office:value-type="float" office:value="35.4000000000002">
            <text:p>35.4</text:p>
          </table:table-cell>
          <table:table-cell table:formula="of:=[.$M$2]+[.$M$3]*[.A566]+[.$M$4]*[.A566]^2+[.$M$5]*[.A566]^3+[.$M$6]*[.A566]^4+[.$N$2]*[.A566]^5+[.$N$3]*[.A566]^6+[.$N$4]*[.A566]^7+[.$N$5]*[.A566]^8+[.$N$6]*[.A566]^9" office:value-type="float" office:value="29.2324854449047">
            <text:p>29.2324854449</text:p>
          </table:table-cell>
          <table:table-cell table:formula="of:=[.B566]/([.$B$2]+[.B566])*[.$B$1]" office:value-type="float" office:value="2.69923944841985">
            <text:p>2.6992394484</text:p>
          </table:table-cell>
          <table:table-cell table:formula="of:=[.$D$5]*[.C566]-[.$D$4]" office:value-type="float" office:value="2.76511499026793">
            <text:p>2.7651149903</text:p>
          </table:table-cell>
          <table:table-cell table:formula="of:=INT([.D566]/[.$B$1]*1024)" office:value-type="float" office:value="566">
            <text:p>566</text:p>
          </table:table-cell>
          <table:table-cell table:number-columns-repeated="10"/>
        </table:table-row>
        <table:table-row table:style-name="ro2">
          <table:table-cell table:formula="of:=[.A566]+[.$D$1]" office:value-type="float" office:value="35.5000000000002">
            <text:p>35.5</text:p>
          </table:table-cell>
          <table:table-cell table:formula="of:=[.$M$2]+[.$M$3]*[.A567]+[.$M$4]*[.A567]^2+[.$M$5]*[.A567]^3+[.$M$6]*[.A567]^4+[.$N$2]*[.A567]^5+[.$N$3]*[.A567]^6+[.$N$4]*[.A567]^7+[.$N$5]*[.A567]^8+[.$N$6]*[.A567]^9" office:value-type="float" office:value="29.1571341035394">
            <text:p>29.1571341035</text:p>
          </table:table-cell>
          <table:table-cell table:formula="of:=[.B567]/([.$B$2]+[.B567])*[.$B$1]" office:value-type="float" office:value="2.69603337962937">
            <text:p>2.6960333796</text:p>
          </table:table-cell>
          <table:table-cell table:formula="of:=[.$D$5]*[.C567]-[.$D$4]" office:value-type="float" office:value="2.76056709424529">
            <text:p>2.7605670942</text:p>
          </table:table-cell>
          <table:table-cell table:formula="of:=INT([.D567]/[.$B$1]*1024)" office:value-type="float" office:value="565">
            <text:p>565</text:p>
          </table:table-cell>
          <table:table-cell table:number-columns-repeated="10"/>
        </table:table-row>
        <table:table-row table:style-name="ro2">
          <table:table-cell table:formula="of:=[.A567]+[.$D$1]" office:value-type="float" office:value="35.6000000000002">
            <text:p>35.6</text:p>
          </table:table-cell>
          <table:table-cell table:formula="of:=[.$M$2]+[.$M$3]*[.A568]+[.$M$4]*[.A568]^2+[.$M$5]*[.A568]^3+[.$M$6]*[.A568]^4+[.$N$2]*[.A568]^5+[.$N$3]*[.A568]^6+[.$N$4]*[.A568]^7+[.$N$5]*[.A568]^8+[.$N$6]*[.A568]^9" office:value-type="float" office:value="29.0819726681034">
            <text:p>29.0819726681</text:p>
          </table:table-cell>
          <table:table-cell table:formula="of:=[.B568]/([.$B$2]+[.B568])*[.$B$1]" office:value-type="float" office:value="2.69282647716757">
            <text:p>2.6928264772</text:p>
          </table:table-cell>
          <table:table-cell table:formula="of:=[.$D$5]*[.C568]-[.$D$4]" office:value-type="float" office:value="2.75601801563715">
            <text:p>2.7560180156</text:p>
          </table:table-cell>
          <table:table-cell table:formula="of:=INT([.D568]/[.$B$1]*1024)" office:value-type="float" office:value="564">
            <text:p>564</text:p>
          </table:table-cell>
          <table:table-cell table:number-columns-repeated="10"/>
        </table:table-row>
        <table:table-row table:style-name="ro2">
          <table:table-cell table:formula="of:=[.A568]+[.$D$1]" office:value-type="float" office:value="35.7000000000003">
            <text:p>35.7</text:p>
          </table:table-cell>
          <table:table-cell table:formula="of:=[.$M$2]+[.$M$3]*[.A569]+[.$M$4]*[.A569]^2+[.$M$5]*[.A569]^3+[.$M$6]*[.A569]^4+[.$N$2]*[.A569]^5+[.$N$3]*[.A569]^6+[.$N$4]*[.A569]^7+[.$N$5]*[.A569]^8+[.$N$6]*[.A569]^9" office:value-type="float" office:value="29.0070004366099">
            <text:p>29.0070004366</text:p>
          </table:table-cell>
          <table:table-cell table:formula="of:=[.B569]/([.$B$2]+[.B569])*[.$B$1]" office:value-type="float" office:value="2.6896187413533">
            <text:p>2.6896187414</text:p>
          </table:table-cell>
          <table:table-cell table:formula="of:=[.$D$5]*[.C569]-[.$D$4]" office:value-type="float" office:value="2.75146775489579">
            <text:p>2.7514677549</text:p>
          </table:table-cell>
          <table:table-cell table:formula="of:=INT([.D569]/[.$B$1]*1024)" office:value-type="float" office:value="563">
            <text:p>563</text:p>
          </table:table-cell>
          <table:table-cell table:number-columns-repeated="10"/>
        </table:table-row>
        <table:table-row table:style-name="ro2">
          <table:table-cell table:formula="of:=[.A569]+[.$D$1]" office:value-type="float" office:value="35.8000000000003">
            <text:p>35.8</text:p>
          </table:table-cell>
          <table:table-cell table:formula="of:=[.$M$2]+[.$M$3]*[.A570]+[.$M$4]*[.A570]^2+[.$M$5]*[.A570]^3+[.$M$6]*[.A570]^4+[.$N$2]*[.A570]^5+[.$N$3]*[.A570]^6+[.$N$4]*[.A570]^7+[.$N$5]*[.A570]^8+[.$N$6]*[.A570]^9" office:value-type="float" office:value="28.9322167119758">
            <text:p>28.932216712</text:p>
          </table:table-cell>
          <table:table-cell table:formula="of:=[.B570]/([.$B$2]+[.B570])*[.$B$1]" office:value-type="float" office:value="2.68641017256816">
            <text:p>2.6864101726</text:p>
          </table:table-cell>
          <table:table-cell table:formula="of:=[.$D$5]*[.C570]-[.$D$4]" office:value-type="float" office:value="2.74691631256253">
            <text:p>2.7469163126</text:p>
          </table:table-cell>
          <table:table-cell table:formula="of:=INT([.D570]/[.$B$1]*1024)" office:value-type="float" office:value="562">
            <text:p>562</text:p>
          </table:table-cell>
          <table:table-cell table:number-columns-repeated="10"/>
        </table:table-row>
        <table:table-row table:style-name="ro2">
          <table:table-cell table:formula="of:=[.A570]+[.$D$1]" office:value-type="float" office:value="35.9000000000003">
            <text:p>35.9</text:p>
          </table:table-cell>
          <table:table-cell table:formula="of:=[.$M$2]+[.$M$3]*[.A571]+[.$M$4]*[.A571]^2+[.$M$5]*[.A571]^3+[.$M$6]*[.A571]^4+[.$N$2]*[.A571]^5+[.$N$3]*[.A571]^6+[.$N$4]*[.A571]^7+[.$N$5]*[.A571]^8+[.$N$6]*[.A571]^9" office:value-type="float" office:value="28.857620801997">
            <text:p>28.857620802</text:p>
          </table:table-cell>
          <table:table-cell table:formula="of:=[.B571]/([.$B$2]+[.B571])*[.$B$1]" office:value-type="float" office:value="2.68320077125726">
            <text:p>2.6832007713</text:p>
          </table:table-cell>
          <table:table-cell table:formula="of:=[.$D$5]*[.C571]-[.$D$4]" office:value-type="float" office:value="2.74236368926879">
            <text:p>2.7423636893</text:p>
          </table:table-cell>
          <table:table-cell table:formula="of:=INT([.D571]/[.$B$1]*1024)" office:value-type="float" office:value="561">
            <text:p>561</text:p>
          </table:table-cell>
          <table:table-cell table:number-columns-repeated="10"/>
        </table:table-row>
        <table:table-row table:style-name="ro2">
          <table:table-cell table:formula="of:=[.A571]+[.$D$1]" office:value-type="float" office:value="36.0000000000003">
            <text:p>36</text:p>
          </table:table-cell>
          <table:table-cell table:formula="of:=[.$M$2]+[.$M$3]*[.A572]+[.$M$4]*[.A572]^2+[.$M$5]*[.A572]^3+[.$M$6]*[.A572]^4+[.$N$2]*[.A572]^5+[.$N$3]*[.A572]^6+[.$N$4]*[.A572]^7+[.$N$5]*[.A572]^8+[.$N$6]*[.A572]^9" office:value-type="float" office:value="28.7832120193245">
            <text:p>28.7832120193</text:p>
          </table:table-cell>
          <table:table-cell table:formula="of:=[.B572]/([.$B$2]+[.B572])*[.$B$1]" office:value-type="float" office:value="2.67999053792996">
            <text:p>2.6799905379</text:p>
          </table:table-cell>
          <table:table-cell table:formula="of:=[.$D$5]*[.C572]-[.$D$4]" office:value-type="float" office:value="2.73780988573709">
            <text:p>2.7378098857</text:p>
          </table:table-cell>
          <table:table-cell table:formula="of:=INT([.D572]/[.$B$1]*1024)" office:value-type="float" office:value="560">
            <text:p>560</text:p>
          </table:table-cell>
          <table:table-cell table:number-columns-repeated="10"/>
        </table:table-row>
        <table:table-row table:style-name="ro2">
          <table:table-cell table:formula="of:=[.A572]+[.$D$1]" office:value-type="float" office:value="36.1000000000003">
            <text:p>36.1</text:p>
          </table:table-cell>
          <table:table-cell table:formula="of:=[.$M$2]+[.$M$3]*[.A573]+[.$M$4]*[.A573]^2+[.$M$5]*[.A573]^3+[.$M$6]*[.A573]^4+[.$N$2]*[.A573]^5+[.$N$3]*[.A573]^6+[.$N$4]*[.A573]^7+[.$N$5]*[.A573]^8+[.$N$6]*[.A573]^9" office:value-type="float" office:value="28.7089896814404">
            <text:p>28.7089896814</text:p>
          </table:table-cell>
          <table:table-cell table:formula="of:=[.B573]/([.$B$2]+[.B573])*[.$B$1]" office:value-type="float" office:value="2.6767794731606">
            <text:p>2.6767794732</text:p>
          </table:table-cell>
          <table:table-cell table:formula="of:=[.$D$5]*[.C573]-[.$D$4]" office:value-type="float" office:value="2.73325490278215">
            <text:p>2.7332549028</text:p>
          </table:table-cell>
          <table:table-cell table:formula="of:=INT([.D573]/[.$B$1]*1024)" office:value-type="float" office:value="559">
            <text:p>559</text:p>
          </table:table-cell>
          <table:table-cell table:number-columns-repeated="10"/>
        </table:table-row>
        <table:table-row table:style-name="ro2">
          <table:table-cell table:formula="of:=[.A573]+[.$D$1]" office:value-type="float" office:value="36.2000000000003">
            <text:p>36.2</text:p>
          </table:table-cell>
          <table:table-cell table:formula="of:=[.$M$2]+[.$M$3]*[.A574]+[.$M$4]*[.A574]^2+[.$M$5]*[.A574]^3+[.$M$6]*[.A574]^4+[.$N$2]*[.A574]^5+[.$N$3]*[.A574]^6+[.$N$4]*[.A574]^7+[.$N$5]*[.A574]^8+[.$N$6]*[.A574]^9" office:value-type="float" office:value="28.6349531106335">
            <text:p>28.6349531106</text:p>
          </table:table-cell>
          <table:table-cell table:formula="of:=[.B574]/([.$B$2]+[.B574])*[.$B$1]" office:value-type="float" office:value="2.67356757758921">
            <text:p>2.6735675776</text:p>
          </table:table-cell>
          <table:table-cell table:formula="of:=[.$D$5]*[.C574]-[.$D$4]" office:value-type="float" office:value="2.72869874131187">
            <text:p>2.7286987413</text:p>
          </table:table-cell>
          <table:table-cell table:formula="of:=INT([.D574]/[.$B$1]*1024)" office:value-type="float" office:value="558">
            <text:p>558</text:p>
          </table:table-cell>
          <table:table-cell table:number-columns-repeated="10"/>
        </table:table-row>
        <table:table-row table:style-name="ro2">
          <table:table-cell table:formula="of:=[.A574]+[.$D$1]" office:value-type="float" office:value="36.3000000000003">
            <text:p>36.3</text:p>
          </table:table-cell>
          <table:table-cell table:formula="of:=[.$M$2]+[.$M$3]*[.A575]+[.$M$4]*[.A575]^2+[.$M$5]*[.A575]^3+[.$M$6]*[.A575]^4+[.$N$2]*[.A575]^5+[.$N$3]*[.A575]^6+[.$N$4]*[.A575]^7+[.$N$5]*[.A575]^8+[.$N$6]*[.A575]^9" office:value-type="float" office:value="28.5611016339755">
            <text:p>28.561101634</text:p>
          </table:table-cell>
          <table:table-cell table:formula="of:=[.B575]/([.$B$2]+[.B575])*[.$B$1]" office:value-type="float" office:value="2.67035485192225">
            <text:p>2.6703548519</text:p>
          </table:table-cell>
          <table:table-cell table:formula="of:=[.$D$5]*[.C575]-[.$D$4]" office:value-type="float" office:value="2.72414140232837">
            <text:p>2.7241414023</text:p>
          </table:table-cell>
          <table:table-cell table:formula="of:=INT([.D575]/[.$B$1]*1024)" office:value-type="float" office:value="557">
            <text:p>557</text:p>
          </table:table-cell>
          <table:table-cell table:number-columns-repeated="10"/>
        </table:table-row>
        <table:table-row table:style-name="ro2">
          <table:table-cell table:formula="of:=[.A575]+[.$D$1]" office:value-type="float" office:value="36.4000000000003">
            <text:p>36.4</text:p>
          </table:table-cell>
          <table:table-cell table:formula="of:=[.$M$2]+[.$M$3]*[.A576]+[.$M$4]*[.A576]^2+[.$M$5]*[.A576]^3+[.$M$6]*[.A576]^4+[.$N$2]*[.A576]^5+[.$N$3]*[.A576]^6+[.$N$4]*[.A576]^7+[.$N$5]*[.A576]^8+[.$N$6]*[.A576]^9" office:value-type="float" office:value="28.4874345832965">
            <text:p>28.4874345833</text:p>
          </table:table-cell>
          <table:table-cell table:formula="of:=[.B576]/([.$B$2]+[.B576])*[.$B$1]" office:value-type="float" office:value="2.66714129693329">
            <text:p>2.6671412969</text:p>
          </table:table-cell>
          <table:table-cell table:formula="of:=[.$D$5]*[.C576]-[.$D$4]" office:value-type="float" office:value="2.71958288692901">
            <text:p>2.7195828869</text:p>
          </table:table-cell>
          <table:table-cell table:formula="of:=INT([.D576]/[.$B$1]*1024)" office:value-type="float" office:value="556">
            <text:p>556</text:p>
          </table:table-cell>
          <table:table-cell table:number-columns-repeated="10"/>
        </table:table-row>
        <table:table-row table:style-name="ro2">
          <table:table-cell table:formula="of:=[.A576]+[.$D$1]" office:value-type="float" office:value="36.5000000000003">
            <text:p>36.5</text:p>
          </table:table-cell>
          <table:table-cell table:formula="of:=[.$M$2]+[.$M$3]*[.A577]+[.$M$4]*[.A577]^2+[.$M$5]*[.A577]^3+[.$M$6]*[.A577]^4+[.$N$2]*[.A577]^5+[.$N$3]*[.A577]^6+[.$N$4]*[.A577]^7+[.$N$5]*[.A577]^8+[.$N$6]*[.A577]^9" office:value-type="float" office:value="28.4139512951612">
            <text:p>28.4139512952</text:p>
          </table:table-cell>
          <table:table-cell table:formula="of:=[.B577]/([.$B$2]+[.B577])*[.$B$1]" office:value-type="float" office:value="2.66392691346378">
            <text:p>2.6639269135</text:p>
          </table:table-cell>
          <table:table-cell table:formula="of:=[.$D$5]*[.C577]-[.$D$4]" office:value-type="float" office:value="2.71502319630739">
            <text:p>2.7150231963</text:p>
          </table:table-cell>
          <table:table-cell table:formula="of:=INT([.D577]/[.$B$1]*1024)" office:value-type="float" office:value="556">
            <text:p>556</text:p>
          </table:table-cell>
          <table:table-cell table:number-columns-repeated="10"/>
        </table:table-row>
        <table:table-row table:style-name="ro2">
          <table:table-cell table:formula="of:=[.A577]+[.$D$1]" office:value-type="float" office:value="36.6000000000003">
            <text:p>36.6</text:p>
          </table:table-cell>
          <table:table-cell table:formula="of:=[.$M$2]+[.$M$3]*[.A578]+[.$M$4]*[.A578]^2+[.$M$5]*[.A578]^3+[.$M$6]*[.A578]^4+[.$N$2]*[.A578]^5+[.$N$3]*[.A578]^6+[.$N$4]*[.A578]^7+[.$N$5]*[.A578]^8+[.$N$6]*[.A578]^9" office:value-type="float" office:value="28.3406511108447">
            <text:p>28.3406511108</text:p>
          </table:table-cell>
          <table:table-cell table:formula="of:=[.B578]/([.$B$2]+[.B578])*[.$B$1]" office:value-type="float" office:value="2.66071170242371">
            <text:p>2.6607117024</text:p>
          </table:table-cell>
          <table:table-cell table:formula="of:=[.$D$5]*[.C578]-[.$D$4]" office:value-type="float" office:value="2.71046233175436">
            <text:p>2.7104623318</text:p>
          </table:table-cell>
          <table:table-cell table:formula="of:=INT([.D578]/[.$B$1]*1024)" office:value-type="float" office:value="555">
            <text:p>555</text:p>
          </table:table-cell>
          <table:table-cell table:number-columns-repeated="10"/>
        </table:table-row>
        <table:table-row table:style-name="ro2">
          <table:table-cell table:formula="of:=[.A578]+[.$D$1]" office:value-type="float" office:value="36.7000000000003">
            <text:p>36.7</text:p>
          </table:table-cell>
          <table:table-cell table:formula="of:=[.$M$2]+[.$M$3]*[.A579]+[.$M$4]*[.A579]^2+[.$M$5]*[.A579]^3+[.$M$6]*[.A579]^4+[.$N$2]*[.A579]^5+[.$N$3]*[.A579]^6+[.$N$4]*[.A579]^7+[.$N$5]*[.A579]^8+[.$N$6]*[.A579]^9" office:value-type="float" office:value="28.2675333763084">
            <text:p>28.2675333763</text:p>
          </table:table-cell>
          <table:table-cell table:formula="of:=[.B579]/([.$B$2]+[.B579])*[.$B$1]" office:value-type="float" office:value="2.65749566479232">
            <text:p>2.6574956648</text:p>
          </table:table-cell>
          <table:table-cell table:formula="of:=[.$D$5]*[.C579]-[.$D$4]" office:value-type="float" office:value="2.70590029465899">
            <text:p>2.7059002947</text:p>
          </table:table-cell>
          <table:table-cell table:formula="of:=INT([.D579]/[.$B$1]*1024)" office:value-type="float" office:value="554">
            <text:p>554</text:p>
          </table:table-cell>
          <table:table-cell table:number-columns-repeated="10"/>
        </table:table-row>
        <table:table-row table:style-name="ro2">
          <table:table-cell table:formula="of:=[.A579]+[.$D$1]" office:value-type="float" office:value="36.8000000000003">
            <text:p>36.8</text:p>
          </table:table-cell>
          <table:table-cell table:formula="of:=[.$M$2]+[.$M$3]*[.A580]+[.$M$4]*[.A580]^2+[.$M$5]*[.A580]^3+[.$M$6]*[.A580]^4+[.$N$2]*[.A580]^5+[.$N$3]*[.A580]^6+[.$N$4]*[.A580]^7+[.$N$5]*[.A580]^8+[.$N$6]*[.A580]^9" office:value-type="float" office:value="28.1945974421759">
            <text:p>28.1945974422</text:p>
          </table:table-cell>
          <table:table-cell table:formula="of:=[.B580]/([.$B$2]+[.B580])*[.$B$1]" office:value-type="float" office:value="2.65427880161881">
            <text:p>2.6542788016</text:p>
          </table:table-cell>
          <table:table-cell table:formula="of:=[.$D$5]*[.C580]-[.$D$4]" office:value-type="float" office:value="2.70133708650962">
            <text:p>2.7013370865</text:p>
          </table:table-cell>
          <table:table-cell table:formula="of:=INT([.D580]/[.$B$1]*1024)" office:value-type="float" office:value="553">
            <text:p>553</text:p>
          </table:table-cell>
          <table:table-cell table:number-columns-repeated="10"/>
        </table:table-row>
        <table:table-row table:style-name="ro2">
          <table:table-cell table:formula="of:=[.A580]+[.$D$1]" office:value-type="float" office:value="36.9000000000003">
            <text:p>36.9</text:p>
          </table:table-cell>
          <table:table-cell table:formula="of:=[.$M$2]+[.$M$3]*[.A581]+[.$M$4]*[.A581]^2+[.$M$5]*[.A581]^3+[.$M$6]*[.A581]^4+[.$N$2]*[.A581]^5+[.$N$3]*[.A581]^6+[.$N$4]*[.A581]^7+[.$N$5]*[.A581]^8+[.$N$6]*[.A581]^9" office:value-type="float" office:value="28.121842663709">
            <text:p>28.1218426637</text:p>
          </table:table-cell>
          <table:table-cell table:formula="of:=[.B581]/([.$B$2]+[.B581])*[.$B$1]" office:value-type="float" office:value="2.65106111402304">
            <text:p>2.651061114</text:p>
          </table:table-cell>
          <table:table-cell table:formula="of:=[.$D$5]*[.C581]-[.$D$4]" office:value-type="float" office:value="2.69677270889477">
            <text:p>2.6967727089</text:p>
          </table:table-cell>
          <table:table-cell table:formula="of:=INT([.D581]/[.$B$1]*1024)" office:value-type="float" office:value="552">
            <text:p>552</text:p>
          </table:table-cell>
          <table:table-cell table:number-columns-repeated="10"/>
        </table:table-row>
        <table:table-row table:style-name="ro2">
          <table:table-cell table:formula="of:=[.A581]+[.$D$1]" office:value-type="float" office:value="37.0000000000003">
            <text:p>37</text:p>
          </table:table-cell>
          <table:table-cell table:formula="of:=[.$M$2]+[.$M$3]*[.A582]+[.$M$4]*[.A582]^2+[.$M$5]*[.A582]^3+[.$M$6]*[.A582]^4+[.$N$2]*[.A582]^5+[.$N$3]*[.A582]^6+[.$N$4]*[.A582]^7+[.$N$5]*[.A582]^8+[.$N$6]*[.A582]^9" office:value-type="float" office:value="28.0492684007835">
            <text:p>28.0492684008</text:p>
          </table:table-cell>
          <table:table-cell table:formula="of:=[.B582]/([.$B$2]+[.B582])*[.$B$1]" office:value-type="float" office:value="2.64784260319617">
            <text:p>2.6478426032</text:p>
          </table:table-cell>
          <table:table-cell table:formula="of:=[.$D$5]*[.C582]-[.$D$4]" office:value-type="float" office:value="2.69220716350417">
            <text:p>2.6922071635</text:p>
          </table:table-cell>
          <table:table-cell table:formula="of:=INT([.D582]/[.$B$1]*1024)" office:value-type="float" office:value="551">
            <text:p>551</text:p>
          </table:table-cell>
          <table:table-cell table:number-columns-repeated="10"/>
        </table:table-row>
        <table:table-row table:style-name="ro2">
          <table:table-cell table:formula="of:=[.A582]+[.$D$1]" office:value-type="float" office:value="37.1000000000003">
            <text:p>37.1</text:p>
          </table:table-cell>
          <table:table-cell table:formula="of:=[.$M$2]+[.$M$3]*[.A583]+[.$M$4]*[.A583]^2+[.$M$5]*[.A583]^3+[.$M$6]*[.A583]^4+[.$N$2]*[.A583]^5+[.$N$3]*[.A583]^6+[.$N$4]*[.A583]^7+[.$N$5]*[.A583]^8+[.$N$6]*[.A583]^9" office:value-type="float" office:value="27.9768740178653">
            <text:p>27.9768740179</text:p>
          </table:table-cell>
          <table:table-cell table:formula="of:=[.B583]/([.$B$2]+[.B583])*[.$B$1]" office:value-type="float" office:value="2.6446232704014">
            <text:p>2.6446232704</text:p>
          </table:table-cell>
          <table:table-cell table:formula="of:=[.$D$5]*[.C583]-[.$D$4]" office:value-type="float" office:value="2.68764045212968">
            <text:p>2.6876404521</text:p>
          </table:table-cell>
          <table:table-cell table:formula="of:=INT([.D583]/[.$B$1]*1024)" office:value-type="float" office:value="550">
            <text:p>550</text:p>
          </table:table-cell>
          <table:table-cell table:number-columns-repeated="10"/>
        </table:table-row>
        <table:table-row table:style-name="ro2">
          <table:table-cell table:formula="of:=[.A583]+[.$D$1]" office:value-type="float" office:value="37.2000000000003">
            <text:p>37.2</text:p>
          </table:table-cell>
          <table:table-cell table:formula="of:=[.$M$2]+[.$M$3]*[.A584]+[.$M$4]*[.A584]^2+[.$M$5]*[.A584]^3+[.$M$6]*[.A584]^4+[.$N$2]*[.A584]^5+[.$N$3]*[.A584]^6+[.$N$4]*[.A584]^7+[.$N$5]*[.A584]^8+[.$N$6]*[.A584]^9" office:value-type="float" office:value="27.9046588839863">
            <text:p>27.904658884</text:p>
          </table:table-cell>
          <table:table-cell table:formula="of:=[.B584]/([.$B$2]+[.B584])*[.$B$1]" office:value-type="float" office:value="2.64140311697462">
            <text:p>2.641403117</text:p>
          </table:table-cell>
          <table:table-cell table:formula="of:=[.$D$5]*[.C584]-[.$D$4]" office:value-type="float" office:value="2.6830725766663">
            <text:p>2.6830725767</text:p>
          </table:table-cell>
          <table:table-cell table:formula="of:=INT([.D584]/[.$B$1]*1024)" office:value-type="float" office:value="549">
            <text:p>549</text:p>
          </table:table-cell>
          <table:table-cell table:number-columns-repeated="10"/>
        </table:table-row>
        <table:table-row table:style-name="ro2">
          <table:table-cell table:formula="of:=[.A584]+[.$D$1]" office:value-type="float" office:value="37.3000000000003">
            <text:p>37.3</text:p>
          </table:table-cell>
          <table:table-cell table:formula="of:=[.$M$2]+[.$M$3]*[.A585]+[.$M$4]*[.A585]^2+[.$M$5]*[.A585]^3+[.$M$6]*[.A585]^4+[.$N$2]*[.A585]^5+[.$N$3]*[.A585]^6+[.$N$4]*[.A585]^7+[.$N$5]*[.A585]^8+[.$N$6]*[.A585]^9" office:value-type="float" office:value="27.8326223727205">
            <text:p>27.8326223727</text:p>
          </table:table-cell>
          <table:table-cell table:formula="of:=[.B585]/([.$B$2]+[.B585])*[.$B$1]" office:value-type="float" office:value="2.63818214432509">
            <text:p>2.6381821443</text:p>
          </table:table-cell>
          <table:table-cell table:formula="of:=[.$D$5]*[.C585]-[.$D$4]" office:value-type="float" office:value="2.6785035391131">
            <text:p>2.6785035391</text:p>
          </table:table-cell>
          <table:table-cell table:formula="of:=INT([.D585]/[.$B$1]*1024)" office:value-type="float" office:value="548">
            <text:p>548</text:p>
          </table:table-cell>
          <table:table-cell table:number-columns-repeated="10"/>
        </table:table-row>
        <table:table-row table:style-name="ro2">
          <table:table-cell table:formula="of:=[.A585]+[.$D$1]" office:value-type="float" office:value="37.4000000000003">
            <text:p>37.4</text:p>
          </table:table-cell>
          <table:table-cell table:formula="of:=[.$M$2]+[.$M$3]*[.A586]+[.$M$4]*[.A586]^2+[.$M$5]*[.A586]^3+[.$M$6]*[.A586]^4+[.$N$2]*[.A586]^5+[.$N$3]*[.A586]^6+[.$N$4]*[.A586]^7+[.$N$5]*[.A586]^8+[.$N$6]*[.A586]^9" office:value-type="float" office:value="27.7607638621595">
            <text:p>27.7607638622</text:p>
          </table:table-cell>
          <table:table-cell table:formula="of:=[.B586]/([.$B$2]+[.B586])*[.$B$1]" office:value-type="float" office:value="2.63496035393609">
            <text:p>2.6349603539</text:p>
          </table:table-cell>
          <table:table-cell table:formula="of:=[.$D$5]*[.C586]-[.$D$4]" office:value-type="float" office:value="2.67393334157417">
            <text:p>2.6739333416</text:p>
          </table:table-cell>
          <table:table-cell table:formula="of:=INT([.D586]/[.$B$1]*1024)" office:value-type="float" office:value="547">
            <text:p>547</text:p>
          </table:table-cell>
          <table:table-cell table:number-columns-repeated="10"/>
        </table:table-row>
        <table:table-row table:style-name="ro2">
          <table:table-cell table:formula="of:=[.A586]+[.$D$1]" office:value-type="float" office:value="37.5000000000003">
            <text:p>37.5</text:p>
          </table:table-cell>
          <table:table-cell table:formula="of:=[.$M$2]+[.$M$3]*[.A587]+[.$M$4]*[.A587]^2+[.$M$5]*[.A587]^3+[.$M$6]*[.A587]^4+[.$N$2]*[.A587]^5+[.$N$3]*[.A587]^6+[.$N$4]*[.A587]^7+[.$N$5]*[.A587]^8+[.$N$6]*[.A587]^9" office:value-type="float" office:value="27.6890827348892">
            <text:p>27.6890827349</text:p>
          </table:table-cell>
          <table:table-cell table:formula="of:=[.B587]/([.$B$2]+[.B587])*[.$B$1]" office:value-type="float" office:value="2.63173774736561">
            <text:p>2.6317377474</text:p>
          </table:table-cell>
          <table:table-cell table:formula="of:=[.$D$5]*[.C587]-[.$D$4]" office:value-type="float" office:value="2.66936198625954">
            <text:p>2.6693619863</text:p>
          </table:table-cell>
          <table:table-cell table:formula="of:=INT([.D587]/[.$B$1]*1024)" office:value-type="float" office:value="546">
            <text:p>546</text:p>
          </table:table-cell>
          <table:table-cell table:number-columns-repeated="10"/>
        </table:table-row>
        <table:table-row table:style-name="ro2">
          <table:table-cell table:formula="of:=[.A587]+[.$D$1]" office:value-type="float" office:value="37.6000000000003">
            <text:p>37.6</text:p>
          </table:table-cell>
          <table:table-cell table:formula="of:=[.$M$2]+[.$M$3]*[.A588]+[.$M$4]*[.A588]^2+[.$M$5]*[.A588]^3+[.$M$6]*[.A588]^4+[.$N$2]*[.A588]^5+[.$N$3]*[.A588]^6+[.$N$4]*[.A588]^7+[.$N$5]*[.A588]^8+[.$N$6]*[.A588]^9" office:value-type="float" office:value="27.6175783779652">
            <text:p>27.617578378</text:p>
          </table:table-cell>
          <table:table-cell table:formula="of:=[.B588]/([.$B$2]+[.B588])*[.$B$1]" office:value-type="float" office:value="2.62851432624697">
            <text:p>2.6285143262</text:p>
          </table:table-cell>
          <table:table-cell table:formula="of:=[.$D$5]*[.C588]-[.$D$4]" office:value-type="float" office:value="2.66478947548614">
            <text:p>2.6647894755</text:p>
          </table:table-cell>
          <table:table-cell table:formula="of:=INT([.D588]/[.$B$1]*1024)" office:value-type="float" office:value="545">
            <text:p>545</text:p>
          </table:table-cell>
          <table:table-cell table:number-columns-repeated="10"/>
        </table:table-row>
        <table:table-row table:style-name="ro2">
          <table:table-cell table:formula="of:=[.A588]+[.$D$1]" office:value-type="float" office:value="37.7000000000003">
            <text:p>37.7</text:p>
          </table:table-cell>
          <table:table-cell table:formula="of:=[.$M$2]+[.$M$3]*[.A589]+[.$M$4]*[.A589]^2+[.$M$5]*[.A589]^3+[.$M$6]*[.A589]^4+[.$N$2]*[.A589]^5+[.$N$3]*[.A589]^6+[.$N$4]*[.A589]^7+[.$N$5]*[.A589]^8+[.$N$6]*[.A589]^9" office:value-type="float" office:value="27.5462501828893">
            <text:p>27.5462501829</text:p>
          </table:table-cell>
          <table:table-cell table:formula="of:=[.B589]/([.$B$2]+[.B589])*[.$B$1]" office:value-type="float" office:value="2.62529009228954">
            <text:p>2.6252900923</text:p>
          </table:table-cell>
          <table:table-cell table:formula="of:=[.$D$5]*[.C589]-[.$D$4]" office:value-type="float" office:value="2.66021581167873">
            <text:p>2.6602158117</text:p>
          </table:table-cell>
          <table:table-cell table:formula="of:=INT([.D589]/[.$B$1]*1024)" office:value-type="float" office:value="544">
            <text:p>544</text:p>
          </table:table-cell>
          <table:table-cell table:number-columns-repeated="10"/>
        </table:table-row>
        <table:table-row table:style-name="ro2">
          <table:table-cell table:formula="of:=[.A589]+[.$D$1]" office:value-type="float" office:value="37.8000000000003">
            <text:p>37.8</text:p>
          </table:table-cell>
          <table:table-cell table:formula="of:=[.$M$2]+[.$M$3]*[.A590]+[.$M$4]*[.A590]^2+[.$M$5]*[.A590]^3+[.$M$6]*[.A590]^4+[.$N$2]*[.A590]^5+[.$N$3]*[.A590]^6+[.$N$4]*[.A590]^7+[.$N$5]*[.A590]^8+[.$N$6]*[.A590]^9" office:value-type="float" office:value="27.4750975455852">
            <text:p>27.4750975456</text:p>
          </table:table-cell>
          <table:table-cell table:formula="of:=[.B590]/([.$B$2]+[.B590])*[.$B$1]" office:value-type="float" office:value="2.62206504727929">
            <text:p>2.6220650473</text:p>
          </table:table-cell>
          <table:table-cell table:formula="of:=[.$D$5]*[.C590]-[.$D$4]" office:value-type="float" office:value="2.65564099737078">
            <text:p>2.6556409974</text:p>
          </table:table-cell>
          <table:table-cell table:formula="of:=INT([.D590]/[.$B$1]*1024)" office:value-type="float" office:value="543">
            <text:p>543</text:p>
          </table:table-cell>
          <table:table-cell table:number-columns-repeated="10"/>
        </table:table-row>
        <table:table-row table:style-name="ro2">
          <table:table-cell table:formula="of:=[.A590]+[.$D$1]" office:value-type="float" office:value="37.9000000000003">
            <text:p>37.9</text:p>
          </table:table-cell>
          <table:table-cell table:formula="of:=[.$M$2]+[.$M$3]*[.A591]+[.$M$4]*[.A591]^2+[.$M$5]*[.A591]^3+[.$M$6]*[.A591]^4+[.$N$2]*[.A591]^5+[.$N$3]*[.A591]^6+[.$N$4]*[.A591]^7+[.$N$5]*[.A591]^8+[.$N$6]*[.A591]^9" office:value-type="float" office:value="27.4041198663746">
            <text:p>27.4041198664</text:p>
          </table:table-cell>
          <table:table-cell table:formula="of:=[.B591]/([.$B$2]+[.B591])*[.$B$1]" office:value-type="float" office:value="2.61883919307951">
            <text:p>2.6188391931</text:p>
          </table:table-cell>
          <table:table-cell table:formula="of:=[.$D$5]*[.C591]-[.$D$4]" office:value-type="float" office:value="2.65106503520543">
            <text:p>2.6510650352</text:p>
          </table:table-cell>
          <table:table-cell table:formula="of:=INT([.D591]/[.$B$1]*1024)" office:value-type="float" office:value="542">
            <text:p>542</text:p>
          </table:table-cell>
          <table:table-cell table:number-columns-repeated="10"/>
        </table:table-row>
        <table:table-row table:style-name="ro2">
          <table:table-cell table:formula="of:=[.A591]+[.$D$1]" office:value-type="float" office:value="38.0000000000003">
            <text:p>38</text:p>
          </table:table-cell>
          <table:table-cell table:formula="of:=[.$M$2]+[.$M$3]*[.A592]+[.$M$4]*[.A592]^2+[.$M$5]*[.A592]^3+[.$M$6]*[.A592]^4+[.$N$2]*[.A592]^5+[.$N$3]*[.A592]^6+[.$N$4]*[.A592]^7+[.$N$5]*[.A592]^8+[.$N$6]*[.A592]^9" office:value-type="float" office:value="27.3333165499536">
            <text:p>27.33331655</text:p>
          </table:table-cell>
          <table:table-cell table:formula="of:=[.B592]/([.$B$2]+[.B592])*[.$B$1]" office:value-type="float" office:value="2.61561253163143">
            <text:p>2.6156125316</text:p>
          </table:table-cell>
          <table:table-cell table:formula="of:=[.$D$5]*[.C592]-[.$D$4]" office:value-type="float" office:value="2.64648792793633">
            <text:p>2.6464879279</text:p>
          </table:table-cell>
          <table:table-cell table:formula="of:=INT([.D592]/[.$B$1]*1024)" office:value-type="float" office:value="542">
            <text:p>542</text:p>
          </table:table-cell>
          <table:table-cell table:number-columns-repeated="10"/>
        </table:table-row>
        <table:table-row table:style-name="ro2">
          <table:table-cell table:formula="of:=[.A592]+[.$D$1]" office:value-type="float" office:value="38.1000000000003">
            <text:p>38.1</text:p>
          </table:table-cell>
          <table:table-cell table:formula="of:=[.$M$2]+[.$M$3]*[.A593]+[.$M$4]*[.A593]^2+[.$M$5]*[.A593]^3+[.$M$6]*[.A593]^4+[.$N$2]*[.A593]^5+[.$N$3]*[.A593]^6+[.$N$4]*[.A593]^7+[.$N$5]*[.A593]^8+[.$N$6]*[.A593]^9" office:value-type="float" office:value="27.2626870053682">
            <text:p>27.2626870054</text:p>
          </table:table-cell>
          <table:table-cell table:formula="of:=[.B593]/([.$B$2]+[.B593])*[.$B$1]" office:value-type="float" office:value="2.61238506495482">
            <text:p>2.612385065</text:p>
          </table:table-cell>
          <table:table-cell table:formula="of:=[.$D$5]*[.C593]-[.$D$4]" office:value-type="float" office:value="2.6419096784286">
            <text:p>2.6419096784</text:p>
          </table:table-cell>
          <table:table-cell table:formula="of:=INT([.D593]/[.$B$1]*1024)" office:value-type="float" office:value="541">
            <text:p>541</text:p>
          </table:table-cell>
          <table:table-cell table:number-columns-repeated="10"/>
        </table:table-row>
        <table:table-row table:style-name="ro2">
          <table:table-cell table:formula="of:=[.A593]+[.$D$1]" office:value-type="float" office:value="38.2000000000003">
            <text:p>38.2</text:p>
          </table:table-cell>
          <table:table-cell table:formula="of:=[.$M$2]+[.$M$3]*[.A594]+[.$M$4]*[.A594]^2+[.$M$5]*[.A594]^3+[.$M$6]*[.A594]^4+[.$N$2]*[.A594]^5+[.$N$3]*[.A594]^6+[.$N$4]*[.A594]^7+[.$N$5]*[.A594]^8+[.$N$6]*[.A594]^9" office:value-type="float" office:value="27.1922306459911">
            <text:p>27.192230646</text:p>
          </table:table-cell>
          <table:table-cell table:formula="of:=[.B594]/([.$B$2]+[.B594])*[.$B$1]" office:value-type="float" office:value="2.60915679514864">
            <text:p>2.6091567951</text:p>
          </table:table-cell>
          <table:table-cell table:formula="of:=[.$D$5]*[.C594]-[.$D$4]" office:value-type="float" office:value="2.63733028965967">
            <text:p>2.6373302897</text:p>
          </table:table-cell>
          <table:table-cell table:formula="of:=INT([.D594]/[.$B$1]*1024)" office:value-type="float" office:value="540">
            <text:p>540</text:p>
          </table:table-cell>
          <table:table-cell table:number-columns-repeated="10"/>
        </table:table-row>
        <table:table-row table:style-name="ro2">
          <table:table-cell table:formula="of:=[.A594]+[.$D$1]" office:value-type="float" office:value="38.3000000000003">
            <text:p>38.3</text:p>
          </table:table-cell>
          <table:table-cell table:formula="of:=[.$M$2]+[.$M$3]*[.A595]+[.$M$4]*[.A595]^2+[.$M$5]*[.A595]^3+[.$M$6]*[.A595]^4+[.$N$2]*[.A595]^5+[.$N$3]*[.A595]^6+[.$N$4]*[.A595]^7+[.$N$5]*[.A595]^8+[.$N$6]*[.A595]^9" office:value-type="float" office:value="27.1219468894972">
            <text:p>27.1219468895</text:p>
          </table:table-cell>
          <table:table-cell table:formula="of:=[.B595]/([.$B$2]+[.B595])*[.$B$1]" office:value-type="float" office:value="2.60592772439166">
            <text:p>2.6059277244</text:p>
          </table:table-cell>
          <table:table-cell table:formula="of:=[.$D$5]*[.C595]-[.$D$4]" office:value-type="float" office:value="2.63274976472019">
            <text:p>2.6327497647</text:p>
          </table:table-cell>
          <table:table-cell table:formula="of:=INT([.D595]/[.$B$1]*1024)" office:value-type="float" office:value="539">
            <text:p>539</text:p>
          </table:table-cell>
          <table:table-cell table:number-columns-repeated="10"/>
        </table:table-row>
        <table:table-row table:style-name="ro2">
          <table:table-cell table:formula="of:=[.A595]+[.$D$1]" office:value-type="float" office:value="38.4000000000003">
            <text:p>38.4</text:p>
          </table:table-cell>
          <table:table-cell table:formula="of:=[.$M$2]+[.$M$3]*[.A596]+[.$M$4]*[.A596]^2+[.$M$5]*[.A596]^3+[.$M$6]*[.A596]^4+[.$N$2]*[.A596]^5+[.$N$3]*[.A596]^6+[.$N$4]*[.A596]^7+[.$N$5]*[.A596]^8+[.$N$6]*[.A596]^9" office:value-type="float" office:value="27.0518351578401">
            <text:p>27.0518351578</text:p>
          </table:table-cell>
          <table:table-cell table:formula="of:=[.B596]/([.$B$2]+[.B596])*[.$B$1]" office:value-type="float" office:value="2.60269785494307">
            <text:p>2.6026978549</text:p>
          </table:table-cell>
          <table:table-cell table:formula="of:=[.$D$5]*[.C596]-[.$D$4]" office:value-type="float" office:value="2.62816810681487">
            <text:p>2.6281681068</text:p>
          </table:table-cell>
          <table:table-cell table:formula="of:=INT([.D596]/[.$B$1]*1024)" office:value-type="float" office:value="538">
            <text:p>538</text:p>
          </table:table-cell>
          <table:table-cell table:number-columns-repeated="10"/>
        </table:table-row>
        <table:table-row table:style-name="ro2">
          <table:table-cell table:formula="of:=[.A596]+[.$D$1]" office:value-type="float" office:value="38.5000000000003">
            <text:p>38.5</text:p>
          </table:table-cell>
          <table:table-cell table:formula="of:=[.$M$2]+[.$M$3]*[.A597]+[.$M$4]*[.A597]^2+[.$M$5]*[.A597]^3+[.$M$6]*[.A597]^4+[.$N$2]*[.A597]^5+[.$N$3]*[.A597]^6+[.$N$4]*[.A597]^7+[.$N$5]*[.A597]^8+[.$N$6]*[.A597]^9" office:value-type="float" office:value="26.9818948772282">
            <text:p>26.9818948772</text:p>
          </table:table-cell>
          <table:table-cell table:formula="of:=[.B597]/([.$B$2]+[.B597])*[.$B$1]" office:value-type="float" office:value="2.59946718914309">
            <text:p>2.5994671891</text:p>
          </table:table-cell>
          <table:table-cell table:formula="of:=[.$D$5]*[.C597]-[.$D$4]" office:value-type="float" office:value="2.62358531926339">
            <text:p>2.6235853193</text:p>
          </table:table-cell>
          <table:table-cell table:formula="of:=INT([.D597]/[.$B$1]*1024)" office:value-type="float" office:value="537">
            <text:p>537</text:p>
          </table:table-cell>
          <table:table-cell table:number-columns-repeated="10"/>
        </table:table-row>
        <table:table-row table:style-name="ro2">
          <table:table-cell table:formula="of:=[.A597]+[.$D$1]" office:value-type="float" office:value="38.6000000000003">
            <text:p>38.6</text:p>
          </table:table-cell>
          <table:table-cell table:formula="of:=[.$M$2]+[.$M$3]*[.A598]+[.$M$4]*[.A598]^2+[.$M$5]*[.A598]^3+[.$M$6]*[.A598]^4+[.$N$2]*[.A598]^5+[.$N$3]*[.A598]^6+[.$N$4]*[.A598]^7+[.$N$5]*[.A598]^8+[.$N$6]*[.A598]^9" office:value-type="float" office:value="26.9121254781007">
            <text:p>26.9121254781</text:p>
          </table:table-cell>
          <table:table-cell table:formula="of:=[.B598]/([.$B$2]+[.B598])*[.$B$1]" office:value-type="float" office:value="2.59623572941356">
            <text:p>2.5962357294</text:p>
          </table:table-cell>
          <table:table-cell table:formula="of:=[.$D$5]*[.C598]-[.$D$4]" office:value-type="float" office:value="2.61900140550119">
            <text:p>2.6190014055</text:p>
          </table:table-cell>
          <table:table-cell table:formula="of:=INT([.D598]/[.$B$1]*1024)" office:value-type="float" office:value="536">
            <text:p>536</text:p>
          </table:table-cell>
          <table:table-cell table:number-columns-repeated="10"/>
        </table:table-row>
        <table:table-row table:style-name="ro2">
          <table:table-cell table:formula="of:=[.A598]+[.$D$1]" office:value-type="float" office:value="38.7000000000003">
            <text:p>38.7</text:p>
          </table:table-cell>
          <table:table-cell table:formula="of:=[.$M$2]+[.$M$3]*[.A599]+[.$M$4]*[.A599]^2+[.$M$5]*[.A599]^3+[.$M$6]*[.A599]^4+[.$N$2]*[.A599]^5+[.$N$3]*[.A599]^6+[.$N$4]*[.A599]^7+[.$N$5]*[.A599]^8+[.$N$6]*[.A599]^9" office:value-type="float" office:value="26.8425263951043">
            <text:p>26.8425263951</text:p>
          </table:table-cell>
          <table:table-cell table:formula="of:=[.B599]/([.$B$2]+[.B599])*[.$B$1]" office:value-type="float" office:value="2.59300347825857">
            <text:p>2.5930034783</text:p>
          </table:table-cell>
          <table:table-cell table:formula="of:=[.$D$5]*[.C599]-[.$D$4]" office:value-type="float" office:value="2.61441636908038">
            <text:p>2.6144163691</text:p>
          </table:table-cell>
          <table:table-cell table:formula="of:=INT([.D599]/[.$B$1]*1024)" office:value-type="float" office:value="535">
            <text:p>535</text:p>
          </table:table-cell>
          <table:table-cell table:number-columns-repeated="10"/>
        </table:table-row>
        <table:table-row table:style-name="ro2">
          <table:table-cell table:formula="of:=[.A599]+[.$D$1]" office:value-type="float" office:value="38.8000000000003">
            <text:p>38.8</text:p>
          </table:table-cell>
          <table:table-cell table:formula="of:=[.$M$2]+[.$M$3]*[.A600]+[.$M$4]*[.A600]^2+[.$M$5]*[.A600]^3+[.$M$6]*[.A600]^4+[.$N$2]*[.A600]^5+[.$N$3]*[.A600]^6+[.$N$4]*[.A600]^7+[.$N$5]*[.A600]^8+[.$N$6]*[.A600]^9" office:value-type="float" office:value="26.7730970670687">
            <text:p>26.7730970671</text:p>
          </table:table-cell>
          <table:table-cell table:formula="of:=[.B600]/([.$B$2]+[.B600])*[.$B$1]" office:value-type="float" office:value="2.58977043826501">
            <text:p>2.5897704383</text:p>
          </table:table-cell>
          <table:table-cell table:formula="of:=[.$D$5]*[.C600]-[.$D$4]" office:value-type="float" office:value="2.60983021367056">
            <text:p>2.6098302137</text:p>
          </table:table-cell>
          <table:table-cell table:formula="of:=INT([.D600]/[.$B$1]*1024)" office:value-type="float" office:value="534">
            <text:p>534</text:p>
          </table:table-cell>
          <table:table-cell table:number-columns-repeated="10"/>
        </table:table-row>
        <table:table-row table:style-name="ro2">
          <table:table-cell table:formula="of:=[.A600]+[.$D$1]" office:value-type="float" office:value="38.9000000000003">
            <text:p>38.9</text:p>
          </table:table-cell>
          <table:table-cell table:formula="of:=[.$M$2]+[.$M$3]*[.A601]+[.$M$4]*[.A601]^2+[.$M$5]*[.A601]^3+[.$M$6]*[.A601]^4+[.$N$2]*[.A601]^5+[.$N$3]*[.A601]^6+[.$N$4]*[.A601]^7+[.$N$5]*[.A601]^8+[.$N$6]*[.A601]^9" office:value-type="float" office:value="26.7038369369834">
            <text:p>26.703836937</text:p>
          </table:table-cell>
          <table:table-cell table:formula="of:=[.B601]/([.$B$2]+[.B601])*[.$B$1]" office:value-type="float" office:value="2.5865366121032">
            <text:p>2.5865366121</text:p>
          </table:table-cell>
          <table:table-cell table:formula="of:=[.$D$5]*[.C601]-[.$D$4]" office:value-type="float" office:value="2.60524294305963">
            <text:p>2.6052429431</text:p>
          </table:table-cell>
          <table:table-cell table:formula="of:=INT([.D601]/[.$B$1]*1024)" office:value-type="float" office:value="533">
            <text:p>533</text:p>
          </table:table-cell>
          <table:table-cell table:number-columns-repeated="10"/>
        </table:table-row>
        <table:table-row table:style-name="ro2">
          <table:table-cell table:formula="of:=[.A601]+[.$D$1]" office:value-type="float" office:value="39.0000000000003">
            <text:p>39</text:p>
          </table:table-cell>
          <table:table-cell table:formula="of:=[.$M$2]+[.$M$3]*[.A602]+[.$M$4]*[.A602]^2+[.$M$5]*[.A602]^3+[.$M$6]*[.A602]^4+[.$N$2]*[.A602]^5+[.$N$3]*[.A602]^6+[.$N$4]*[.A602]^7+[.$N$5]*[.A602]^8+[.$N$6]*[.A602]^9" office:value-type="float" office:value="26.6347454519737">
            <text:p>26.634745452</text:p>
          </table:table-cell>
          <table:table-cell table:formula="of:=[.B602]/([.$B$2]+[.B602])*[.$B$1]" office:value-type="float" office:value="2.58330200252744">
            <text:p>2.5833020025</text:p>
          </table:table-cell>
          <table:table-cell table:formula="of:=[.$D$5]*[.C602]-[.$D$4]" office:value-type="float" office:value="2.60065456115463">
            <text:p>2.6006545612</text:p>
          </table:table-cell>
          <table:table-cell table:formula="of:=INT([.D602]/[.$B$1]*1024)" office:value-type="float" office:value="532">
            <text:p>532</text:p>
          </table:table-cell>
          <table:table-cell table:number-columns-repeated="10"/>
        </table:table-row>
        <table:table-row table:style-name="ro2">
          <table:table-cell table:formula="of:=[.A602]+[.$D$1]" office:value-type="float" office:value="39.1000000000003">
            <text:p>39.1</text:p>
          </table:table-cell>
          <table:table-cell table:formula="of:=[.$M$2]+[.$M$3]*[.A603]+[.$M$4]*[.A603]^2+[.$M$5]*[.A603]^3+[.$M$6]*[.A603]^4+[.$N$2]*[.A603]^5+[.$N$3]*[.A603]^6+[.$N$4]*[.A603]^7+[.$N$5]*[.A603]^8+[.$N$6]*[.A603]^9" office:value-type="float" office:value="26.5658220632772">
            <text:p>26.5658220633</text:p>
          </table:table-cell>
          <table:table-cell table:formula="of:=[.B603]/([.$B$2]+[.B603])*[.$B$1]" office:value-type="float" office:value="2.58006661237658">
            <text:p>2.5800666124</text:p>
          </table:table-cell>
          <table:table-cell table:formula="of:=[.$D$5]*[.C603]-[.$D$4]" office:value-type="float" office:value="2.59606507198258">
            <text:p>2.596065072</text:p>
          </table:table-cell>
          <table:table-cell table:formula="of:=INT([.D603]/[.$B$1]*1024)" office:value-type="float" office:value="531">
            <text:p>531</text:p>
          </table:table-cell>
          <table:table-cell table:number-columns-repeated="10"/>
        </table:table-row>
        <table:table-row table:style-name="ro2">
          <table:table-cell table:formula="of:=[.A603]+[.$D$1]" office:value-type="float" office:value="39.2000000000003">
            <text:p>39.2</text:p>
          </table:table-cell>
          <table:table-cell table:formula="of:=[.$M$2]+[.$M$3]*[.A604]+[.$M$4]*[.A604]^2+[.$M$5]*[.A604]^3+[.$M$6]*[.A604]^4+[.$N$2]*[.A604]^5+[.$N$3]*[.A604]^6+[.$N$4]*[.A604]^7+[.$N$5]*[.A604]^8+[.$N$6]*[.A604]^9" office:value-type="float" office:value="26.4970662262198">
            <text:p>26.4970662262</text:p>
          </table:table-cell>
          <table:table-cell table:formula="of:=[.B604]/([.$B$2]+[.B604])*[.$B$1]" office:value-type="float" office:value="2.57683044457462">
            <text:p>2.5768304446</text:p>
          </table:table-cell>
          <table:table-cell table:formula="of:=[.$D$5]*[.C604]-[.$D$4]" office:value-type="float" office:value="2.59147447969122">
            <text:p>2.5914744797</text:p>
          </table:table-cell>
          <table:table-cell table:formula="of:=INT([.D604]/[.$B$1]*1024)" office:value-type="float" office:value="530">
            <text:p>530</text:p>
          </table:table-cell>
          <table:table-cell table:number-columns-repeated="10"/>
        </table:table-row>
        <table:table-row table:style-name="ro2">
          <table:table-cell table:formula="of:=[.A604]+[.$D$1]" office:value-type="float" office:value="39.3000000000003">
            <text:p>39.3</text:p>
          </table:table-cell>
          <table:table-cell table:formula="of:=[.$M$2]+[.$M$3]*[.A605]+[.$M$4]*[.A605]^2+[.$M$5]*[.A605]^3+[.$M$6]*[.A605]^4+[.$N$2]*[.A605]^5+[.$N$3]*[.A605]^6+[.$N$4]*[.A605]^7+[.$N$5]*[.A605]^8+[.$N$6]*[.A605]^9" office:value-type="float" office:value="26.4284774001925">
            <text:p>26.4284774002</text:p>
          </table:table-cell>
          <table:table-cell table:formula="of:=[.B605]/([.$B$2]+[.B605])*[.$B$1]" office:value-type="float" office:value="2.57359350213125">
            <text:p>2.5735935021</text:p>
          </table:table-cell>
          <table:table-cell table:formula="of:=[.$D$5]*[.C605]-[.$D$4]" office:value-type="float" office:value="2.5868827885499">
            <text:p>2.5868827885</text:p>
          </table:table-cell>
          <table:table-cell table:formula="of:=INT([.D605]/[.$B$1]*1024)" office:value-type="float" office:value="529">
            <text:p>529</text:p>
          </table:table-cell>
          <table:table-cell table:number-columns-repeated="10"/>
        </table:table-row>
        <table:table-row table:style-name="ro2">
          <table:table-cell table:formula="of:=[.A605]+[.$D$1]" office:value-type="float" office:value="39.4000000000003">
            <text:p>39.4</text:p>
          </table:table-cell>
          <table:table-cell table:formula="of:=[.$M$2]+[.$M$3]*[.A606]+[.$M$4]*[.A606]^2+[.$M$5]*[.A606]^3+[.$M$6]*[.A606]^4+[.$N$2]*[.A606]^5+[.$N$3]*[.A606]^6+[.$N$4]*[.A606]^7+[.$N$5]*[.A606]^8+[.$N$6]*[.A606]^9" office:value-type="float" office:value="26.3600550486271">
            <text:p>26.3600550486</text:p>
          </table:table-cell>
          <table:table-cell table:formula="of:=[.B606]/([.$B$2]+[.B606])*[.$B$1]" office:value-type="float" office:value="2.57035578814241">
            <text:p>2.5703557881</text:p>
          </table:table-cell>
          <table:table-cell table:formula="of:=[.$D$5]*[.C606]-[.$D$4]" office:value-type="float" office:value="2.58229000295028">
            <text:p>2.582290003</text:p>
          </table:table-cell>
          <table:table-cell table:formula="of:=INT([.D606]/[.$B$1]*1024)" office:value-type="float" office:value="528">
            <text:p>528</text:p>
          </table:table-cell>
          <table:table-cell table:number-columns-repeated="10"/>
        </table:table-row>
        <table:table-row table:style-name="ro2">
          <table:table-cell table:formula="of:=[.A606]+[.$D$1]" office:value-type="float" office:value="39.5000000000003">
            <text:p>39.5</text:p>
          </table:table-cell>
          <table:table-cell table:formula="of:=[.$M$2]+[.$M$3]*[.A607]+[.$M$4]*[.A607]^2+[.$M$5]*[.A607]^3+[.$M$6]*[.A607]^4+[.$N$2]*[.A607]^5+[.$N$3]*[.A607]^6+[.$N$4]*[.A607]^7+[.$N$5]*[.A607]^8+[.$N$6]*[.A607]^9" office:value-type="float" office:value="26.2917986389732">
            <text:p>26.291798639</text:p>
          </table:table-cell>
          <table:table-cell table:formula="of:=[.B607]/([.$B$2]+[.B607])*[.$B$1]" office:value-type="float" office:value="2.56711730579083">
            <text:p>2.5671173058</text:p>
          </table:table-cell>
          <table:table-cell table:formula="of:=[.$D$5]*[.C607]-[.$D$4]" office:value-type="float" office:value="2.57769612740716">
            <text:p>2.5776961274</text:p>
          </table:table-cell>
          <table:table-cell table:formula="of:=INT([.D607]/[.$B$1]*1024)" office:value-type="float" office:value="527">
            <text:p>527</text:p>
          </table:table-cell>
          <table:table-cell table:number-columns-repeated="10"/>
        </table:table-row>
        <table:table-row table:style-name="ro2">
          <table:table-cell table:formula="of:=[.A607]+[.$D$1]" office:value-type="float" office:value="39.6000000000003">
            <text:p>39.6</text:p>
          </table:table-cell>
          <table:table-cell table:formula="of:=[.$M$2]+[.$M$3]*[.A608]+[.$M$4]*[.A608]^2+[.$M$5]*[.A608]^3+[.$M$6]*[.A608]^4+[.$N$2]*[.A608]^5+[.$N$3]*[.A608]^6+[.$N$4]*[.A608]^7+[.$N$5]*[.A608]^8+[.$N$6]*[.A608]^9" office:value-type="float" office:value="26.2237076426743">
            <text:p>26.2237076427</text:p>
          </table:table-cell>
          <table:table-cell table:formula="of:=[.B608]/([.$B$2]+[.B608])*[.$B$1]" office:value-type="float" office:value="2.56387805834661">
            <text:p>2.5638780583</text:p>
          </table:table-cell>
          <table:table-cell table:formula="of:=[.$D$5]*[.C608]-[.$D$4]" office:value-type="float" office:value="2.57310116655928">
            <text:p>2.5731011666</text:p>
          </table:table-cell>
          <table:table-cell table:formula="of:=INT([.D608]/[.$B$1]*1024)" office:value-type="float" office:value="526">
            <text:p>526</text:p>
          </table:table-cell>
          <table:table-cell table:number-columns-repeated="10"/>
        </table:table-row>
        <table:table-row table:style-name="ro2">
          <table:table-cell table:formula="of:=[.A608]+[.$D$1]" office:value-type="float" office:value="39.7000000000003">
            <text:p>39.7</text:p>
          </table:table-cell>
          <table:table-cell table:formula="of:=[.$M$2]+[.$M$3]*[.A609]+[.$M$4]*[.A609]^2+[.$M$5]*[.A609]^3+[.$M$6]*[.A609]^4+[.$N$2]*[.A609]^5+[.$N$3]*[.A609]^6+[.$N$4]*[.A609]^7+[.$N$5]*[.A609]^8+[.$N$6]*[.A609]^9" office:value-type="float" office:value="26.1557815351445">
            <text:p>26.1557815351</text:p>
          </table:table-cell>
          <table:table-cell table:formula="of:=[.B609]/([.$B$2]+[.B609])*[.$B$1]" office:value-type="float" office:value="2.56063804916774">
            <text:p>2.5606380492</text:p>
          </table:table-cell>
          <table:table-cell table:formula="of:=[.$D$5]*[.C609]-[.$D$4]" office:value-type="float" office:value="2.56850512517">
            <text:p>2.5685051252</text:p>
          </table:table-cell>
          <table:table-cell table:formula="of:=INT([.D609]/[.$B$1]*1024)" office:value-type="float" office:value="526">
            <text:p>526</text:p>
          </table:table-cell>
          <table:table-cell table:number-columns-repeated="10"/>
        </table:table-row>
        <table:table-row table:style-name="ro2">
          <table:table-cell table:formula="of:=[.A609]+[.$D$1]" office:value-type="float" office:value="39.8000000000003">
            <text:p>39.8</text:p>
          </table:table-cell>
          <table:table-cell table:formula="of:=[.$M$2]+[.$M$3]*[.A610]+[.$M$4]*[.A610]^2+[.$M$5]*[.A610]^3+[.$M$6]*[.A610]^4+[.$N$2]*[.A610]^5+[.$N$3]*[.A610]^6+[.$N$4]*[.A610]^7+[.$N$5]*[.A610]^8+[.$N$6]*[.A610]^9" office:value-type="float" office:value="26.0880197957444">
            <text:p>26.0880197957</text:p>
          </table:table-cell>
          <table:table-cell table:formula="of:=[.B610]/([.$B$2]+[.B610])*[.$B$1]" office:value-type="float" office:value="2.5573972817006">
            <text:p>2.5573972817</text:p>
          </table:table-cell>
          <table:table-cell table:formula="of:=[.$D$5]*[.C610]-[.$D$4]" office:value-type="float" office:value="2.56390800812813">
            <text:p>2.5639080081</text:p>
          </table:table-cell>
          <table:table-cell table:formula="of:=INT([.D610]/[.$B$1]*1024)" office:value-type="float" office:value="525">
            <text:p>525</text:p>
          </table:table-cell>
          <table:table-cell table:number-columns-repeated="10"/>
        </table:table-row>
        <table:table-row table:style-name="ro2">
          <table:table-cell table:formula="of:=[.A610]+[.$D$1]" office:value-type="float" office:value="39.9000000000003">
            <text:p>39.9</text:p>
          </table:table-cell>
          <table:table-cell table:formula="of:=[.$M$2]+[.$M$3]*[.A611]+[.$M$4]*[.A611]^2+[.$M$5]*[.A611]^3+[.$M$6]*[.A611]^4+[.$N$2]*[.A611]^5+[.$N$3]*[.A611]^6+[.$N$4]*[.A611]^7+[.$N$5]*[.A611]^8+[.$N$6]*[.A611]^9" office:value-type="float" office:value="26.0204219077582">
            <text:p>26.0204219078</text:p>
          </table:table-cell>
          <table:table-cell table:formula="of:=[.B611]/([.$B$2]+[.B611])*[.$B$1]" office:value-type="float" office:value="2.55415575948054">
            <text:p>2.5541557595</text:p>
          </table:table-cell>
          <table:table-cell table:formula="of:=[.$D$5]*[.C611]-[.$D$4]" office:value-type="float" office:value="2.55930982044867">
            <text:p>2.5593098204</text:p>
          </table:table-cell>
          <table:table-cell table:formula="of:=INT([.D611]/[.$B$1]*1024)" office:value-type="float" office:value="524">
            <text:p>524</text:p>
          </table:table-cell>
          <table:table-cell table:number-columns-repeated="10"/>
        </table:table-row>
        <table:table-row table:style-name="ro2">
          <table:table-cell table:formula="of:=[.A611]+[.$D$1]" office:value-type="float" office:value="40.0000000000003">
            <text:p>40</text:p>
          </table:table-cell>
          <table:table-cell table:formula="of:=[.$M$2]+[.$M$3]*[.A612]+[.$M$4]*[.A612]^2+[.$M$5]*[.A612]^3+[.$M$6]*[.A612]^4+[.$N$2]*[.A612]^5+[.$N$3]*[.A612]^6+[.$N$4]*[.A612]^7+[.$N$5]*[.A612]^8+[.$N$6]*[.A612]^9" office:value-type="float" office:value="25.9529873583699">
            <text:p>25.9529873584</text:p>
          </table:table-cell>
          <table:table-cell table:formula="of:=[.B612]/([.$B$2]+[.B612])*[.$B$1]" office:value-type="float" office:value="2.55091348613238">
            <text:p>2.5509134861</text:p>
          </table:table-cell>
          <table:table-cell table:formula="of:=[.$D$5]*[.C612]-[.$D$4]" office:value-type="float" office:value="2.55471056727351">
            <text:p>2.5547105673</text:p>
          </table:table-cell>
          <table:table-cell table:formula="of:=INT([.D612]/[.$B$1]*1024)" office:value-type="float" office:value="523">
            <text:p>523</text:p>
          </table:table-cell>
          <table:table-cell table:number-columns-repeated="10"/>
        </table:table-row>
        <table:table-row table:style-name="ro2">
          <table:table-cell table:formula="of:=[.A612]+[.$D$1]" office:value-type="float" office:value="40.1000000000003">
            <text:p>40.1</text:p>
          </table:table-cell>
          <table:table-cell table:formula="of:=[.$M$2]+[.$M$3]*[.A613]+[.$M$4]*[.A613]^2+[.$M$5]*[.A613]^3+[.$M$6]*[.A613]^4+[.$N$2]*[.A613]^5+[.$N$3]*[.A613]^6+[.$N$4]*[.A613]^7+[.$N$5]*[.A613]^8+[.$N$6]*[.A613]^9" office:value-type="float" office:value="25.88571563864">
            <text:p>25.8857156386</text:p>
          </table:table-cell>
          <table:table-cell table:formula="of:=[.B613]/([.$B$2]+[.B613])*[.$B$1]" office:value-type="float" office:value="2.54767046537091">
            <text:p>2.5476704654</text:p>
          </table:table-cell>
          <table:table-cell table:formula="of:=[.$D$5]*[.C613]-[.$D$4]" office:value-type="float" office:value="2.55011025387217">
            <text:p>2.5501102539</text:p>
          </table:table-cell>
          <table:table-cell table:formula="of:=INT([.D613]/[.$B$1]*1024)" office:value-type="float" office:value="522">
            <text:p>522</text:p>
          </table:table-cell>
          <table:table-cell table:number-columns-repeated="10"/>
        </table:table-row>
        <table:table-row table:style-name="ro2">
          <table:table-cell table:formula="of:=[.A613]+[.$D$1]" office:value-type="float" office:value="40.2000000000003">
            <text:p>40.2</text:p>
          </table:table-cell>
          <table:table-cell table:formula="of:=[.$M$2]+[.$M$3]*[.A614]+[.$M$4]*[.A614]^2+[.$M$5]*[.A614]^3+[.$M$6]*[.A614]^4+[.$N$2]*[.A614]^5+[.$N$3]*[.A614]^6+[.$N$4]*[.A614]^7+[.$N$5]*[.A614]^8+[.$N$6]*[.A614]^9" office:value-type="float" office:value="25.8186062434818">
            <text:p>25.8186062435</text:p>
          </table:table-cell>
          <table:table-cell table:formula="of:=[.B614]/([.$B$2]+[.B614])*[.$B$1]" office:value-type="float" office:value="2.54442670100141">
            <text:p>2.544426701</text:p>
          </table:table-cell>
          <table:table-cell table:formula="of:=[.$D$5]*[.C614]-[.$D$4]" office:value-type="float" office:value="2.54550888564258">
            <text:p>2.5455088856</text:p>
          </table:table-cell>
          <table:table-cell table:formula="of:=INT([.D614]/[.$B$1]*1024)" office:value-type="float" office:value="521">
            <text:p>521</text:p>
          </table:table-cell>
          <table:table-cell table:number-columns-repeated="10"/>
        </table:table-row>
        <table:table-row table:style-name="ro2">
          <table:table-cell table:formula="of:=[.A614]+[.$D$1]" office:value-type="float" office:value="40.3000000000003">
            <text:p>40.3</text:p>
          </table:table-cell>
          <table:table-cell table:formula="of:=[.$M$2]+[.$M$3]*[.A615]+[.$M$4]*[.A615]^2+[.$M$5]*[.A615]^3+[.$M$6]*[.A615]^4+[.$N$2]*[.A615]^5+[.$N$3]*[.A615]^6+[.$N$4]*[.A615]^7+[.$N$5]*[.A615]^8+[.$N$6]*[.A615]^9" office:value-type="float" office:value="25.7516586716383">
            <text:p>25.7516586716</text:p>
          </table:table-cell>
          <table:table-cell table:formula="of:=[.B615]/([.$B$2]+[.B615])*[.$B$1]" office:value-type="float" office:value="2.54118219692016">
            <text:p>2.5411821969</text:p>
          </table:table-cell>
          <table:table-cell table:formula="of:=[.$D$5]*[.C615]-[.$D$4]" office:value-type="float" office:value="2.54090646811168">
            <text:p>2.5409064681</text:p>
          </table:table-cell>
          <table:table-cell table:formula="of:=INT([.D615]/[.$B$1]*1024)" office:value-type="float" office:value="520">
            <text:p>520</text:p>
          </table:table-cell>
          <table:table-cell table:number-columns-repeated="10"/>
        </table:table-row>
        <table:table-row table:style-name="ro2">
          <table:table-cell table:formula="of:=[.A615]+[.$D$1]" office:value-type="float" office:value="40.4000000000003">
            <text:p>40.4</text:p>
          </table:table-cell>
          <table:table-cell table:formula="of:=[.$M$2]+[.$M$3]*[.A616]+[.$M$4]*[.A616]^2+[.$M$5]*[.A616]^3+[.$M$6]*[.A616]^4+[.$N$2]*[.A616]^5+[.$N$3]*[.A616]^6+[.$N$4]*[.A616]^7+[.$N$5]*[.A616]^8+[.$N$6]*[.A616]^9" office:value-type="float" office:value="25.6848724256588">
            <text:p>25.6848724257</text:p>
          </table:table-cell>
          <table:table-cell table:formula="of:=[.B616]/([.$B$2]+[.B616])*[.$B$1]" office:value-type="float" office:value="2.53793695711492">
            <text:p>2.5379369571</text:p>
          </table:table-cell>
          <table:table-cell table:formula="of:=[.$D$5]*[.C616]-[.$D$4]" office:value-type="float" office:value="2.53630300693625">
            <text:p>2.5363030069</text:p>
          </table:table-cell>
          <table:table-cell table:formula="of:=INT([.D616]/[.$B$1]*1024)" office:value-type="float" office:value="519">
            <text:p>519</text:p>
          </table:table-cell>
          <table:table-cell table:number-columns-repeated="10"/>
        </table:table-row>
        <table:table-row table:style-name="ro2">
          <table:table-cell table:formula="of:=[.A616]+[.$D$1]" office:value-type="float" office:value="40.5000000000003">
            <text:p>40.5</text:p>
          </table:table-cell>
          <table:table-cell table:formula="of:=[.$M$2]+[.$M$3]*[.A617]+[.$M$4]*[.A617]^2+[.$M$5]*[.A617]^3+[.$M$6]*[.A617]^4+[.$N$2]*[.A617]^5+[.$N$3]*[.A617]^6+[.$N$4]*[.A617]^7+[.$N$5]*[.A617]^8+[.$N$6]*[.A617]^9" office:value-type="float" office:value="25.6182470118753">
            <text:p>25.6182470119</text:p>
          </table:table-cell>
          <table:table-cell table:formula="of:=[.B617]/([.$B$2]+[.B617])*[.$B$1]" office:value-type="float" office:value="2.53469098566544">
            <text:p>2.5346909857</text:p>
          </table:table-cell>
          <table:table-cell table:formula="of:=[.$D$5]*[.C617]-[.$D$4]" office:value-type="float" office:value="2.53169850790349">
            <text:p>2.5316985079</text:p>
          </table:table-cell>
          <table:table-cell table:formula="of:=INT([.D617]/[.$B$1]*1024)" office:value-type="float" office:value="518">
            <text:p>518</text:p>
          </table:table-cell>
          <table:table-cell table:number-columns-repeated="10"/>
        </table:table-row>
        <table:table-row table:style-name="ro2">
          <table:table-cell table:formula="of:=[.A617]+[.$D$1]" office:value-type="float" office:value="40.6000000000003">
            <text:p>40.6</text:p>
          </table:table-cell>
          <table:table-cell table:formula="of:=[.$M$2]+[.$M$3]*[.A618]+[.$M$4]*[.A618]^2+[.$M$5]*[.A618]^3+[.$M$6]*[.A618]^4+[.$N$2]*[.A618]^5+[.$N$3]*[.A618]^6+[.$N$4]*[.A618]^7+[.$N$5]*[.A618]^8+[.$N$6]*[.A618]^9" office:value-type="float" office:value="25.5517819403795">
            <text:p>25.5517819404</text:p>
          </table:table-cell>
          <table:table-cell table:formula="of:=[.B618]/([.$B$2]+[.B618])*[.$B$1]" office:value-type="float" office:value="2.5314442867439">
            <text:p>2.5314442867</text:p>
          </table:table-cell>
          <table:table-cell table:formula="of:=[.$D$5]*[.C618]-[.$D$4]" office:value-type="float" office:value="2.52709297693179">
            <text:p>2.5270929769</text:p>
          </table:table-cell>
          <table:table-cell table:formula="of:=INT([.D618]/[.$B$1]*1024)" office:value-type="float" office:value="517">
            <text:p>517</text:p>
          </table:table-cell>
          <table:table-cell table:number-columns-repeated="10"/>
        </table:table-row>
        <table:table-row table:style-name="ro2">
          <table:table-cell table:formula="of:=[.A618]+[.$D$1]" office:value-type="float" office:value="40.7000000000003">
            <text:p>40.7</text:p>
          </table:table-cell>
          <table:table-cell table:formula="of:=[.$M$2]+[.$M$3]*[.A619]+[.$M$4]*[.A619]^2+[.$M$5]*[.A619]^3+[.$M$6]*[.A619]^4+[.$N$2]*[.A619]^5+[.$N$3]*[.A619]^6+[.$N$4]*[.A619]^7+[.$N$5]*[.A619]^8+[.$N$6]*[.A619]^9" office:value-type="float" office:value="25.4854767249992">
            <text:p>25.485476725</text:p>
          </table:table-cell>
          <table:table-cell table:formula="of:=[.B619]/([.$B$2]+[.B619])*[.$B$1]" office:value-type="float" office:value="2.52819686461545">
            <text:p>2.5281968646</text:p>
          </table:table-cell>
          <table:table-cell table:formula="of:=[.$D$5]*[.C619]-[.$D$4]" office:value-type="float" office:value="2.52248642007135">
            <text:p>2.5224864201</text:p>
          </table:table-cell>
          <table:table-cell table:formula="of:=INT([.D619]/[.$B$1]*1024)" office:value-type="float" office:value="516">
            <text:p>516</text:p>
          </table:table-cell>
          <table:table-cell table:number-columns-repeated="10"/>
        </table:table-row>
        <table:table-row table:style-name="ro2">
          <table:table-cell table:formula="of:=[.A619]+[.$D$1]" office:value-type="float" office:value="40.8000000000003">
            <text:p>40.8</text:p>
          </table:table-cell>
          <table:table-cell table:formula="of:=[.$M$2]+[.$M$3]*[.A620]+[.$M$4]*[.A620]^2+[.$M$5]*[.A620]^3+[.$M$6]*[.A620]^4+[.$N$2]*[.A620]^5+[.$N$3]*[.A620]^6+[.$N$4]*[.A620]^7+[.$N$5]*[.A620]^8+[.$N$6]*[.A620]^9" office:value-type="float" office:value="25.4193308832756">
            <text:p>25.4193308833</text:p>
          </table:table-cell>
          <table:table-cell table:formula="of:=[.B620]/([.$B$2]+[.B620])*[.$B$1]" office:value-type="float" office:value="2.52494872363862">
            <text:p>2.5249487236</text:p>
          </table:table-cell>
          <table:table-cell table:formula="of:=[.$D$5]*[.C620]-[.$D$4]" office:value-type="float" office:value="2.51787884350488">
            <text:p>2.5178788435</text:p>
          </table:table-cell>
          <table:table-cell table:formula="of:=INT([.D620]/[.$B$1]*1024)" office:value-type="float" office:value="515">
            <text:p>515</text:p>
          </table:table-cell>
          <table:table-cell table:number-columns-repeated="10"/>
        </table:table-row>
        <table:table-row table:style-name="ro2">
          <table:table-cell table:formula="of:=[.A620]+[.$D$1]" office:value-type="float" office:value="40.9000000000003">
            <text:p>40.9</text:p>
          </table:table-cell>
          <table:table-cell table:formula="of:=[.$M$2]+[.$M$3]*[.A621]+[.$M$4]*[.A621]^2+[.$M$5]*[.A621]^3+[.$M$6]*[.A621]^4+[.$N$2]*[.A621]^5+[.$N$3]*[.A621]^6+[.$N$4]*[.A621]^7+[.$N$5]*[.A621]^8+[.$N$6]*[.A621]^9" office:value-type="float" office:value="25.3533439364392">
            <text:p>25.3533439364</text:p>
          </table:table-cell>
          <table:table-cell table:formula="of:=[.B621]/([.$B$2]+[.B621])*[.$B$1]" office:value-type="float" office:value="2.52169986826582">
            <text:p>2.5216998683</text:p>
          </table:table-cell>
          <table:table-cell table:formula="of:=[.$D$5]*[.C621]-[.$D$4]" office:value-type="float" office:value="2.51327025354825">
            <text:p>2.5132702535</text:p>
          </table:table-cell>
          <table:table-cell table:formula="of:=INT([.D621]/[.$B$1]*1024)" office:value-type="float" office:value="514">
            <text:p>514</text:p>
          </table:table-cell>
          <table:table-cell table:number-columns-repeated="10"/>
        </table:table-row>
        <table:table-row table:style-name="ro2">
          <table:table-cell table:formula="of:=[.A621]+[.$D$1]" office:value-type="float" office:value="41.0000000000003">
            <text:p>41</text:p>
          </table:table-cell>
          <table:table-cell table:formula="of:=[.$M$2]+[.$M$3]*[.A622]+[.$M$4]*[.A622]^2+[.$M$5]*[.A622]^3+[.$M$6]*[.A622]^4+[.$N$2]*[.A622]^5+[.$N$3]*[.A622]^6+[.$N$4]*[.A622]^7+[.$N$5]*[.A622]^8+[.$N$6]*[.A622]^9" office:value-type="float" office:value="25.2875154093878">
            <text:p>25.2875154094</text:p>
          </table:table-cell>
          <table:table-cell table:formula="of:=[.B622]/([.$B$2]+[.B622])*[.$B$1]" office:value-type="float" office:value="2.51845030304378">
            <text:p>2.518450303</text:p>
          </table:table-cell>
          <table:table-cell table:formula="of:=[.$D$5]*[.C622]-[.$D$4]" office:value-type="float" office:value="2.50866065665111">
            <text:p>2.5086606567</text:p>
          </table:table-cell>
          <table:table-cell table:formula="of:=INT([.D622]/[.$B$1]*1024)" office:value-type="float" office:value="513">
            <text:p>513</text:p>
          </table:table-cell>
          <table:table-cell table:number-columns-repeated="10"/>
        </table:table-row>
        <table:table-row table:style-name="ro2">
          <table:table-cell table:formula="of:=[.A622]+[.$D$1]" office:value-type="float" office:value="41.1000000000003">
            <text:p>41.1</text:p>
          </table:table-cell>
          <table:table-cell table:formula="of:=[.$M$2]+[.$M$3]*[.A623]+[.$M$4]*[.A623]^2+[.$M$5]*[.A623]^3+[.$M$6]*[.A623]^4+[.$N$2]*[.A623]^5+[.$N$3]*[.A623]^6+[.$N$4]*[.A623]^7+[.$N$5]*[.A623]^8+[.$N$6]*[.A623]^9" office:value-type="float" office:value="25.2218448306621">
            <text:p>25.2218448307</text:p>
          </table:table-cell>
          <table:table-cell table:formula="of:=[.B623]/([.$B$2]+[.B623])*[.$B$1]" office:value-type="float" office:value="2.51520003261402">
            <text:p>2.5152000326</text:p>
          </table:table-cell>
          <table:table-cell table:formula="of:=[.$D$5]*[.C623]-[.$D$4]" office:value-type="float" office:value="2.50405005939757">
            <text:p>2.5040500594</text:p>
          </table:table-cell>
          <table:table-cell table:formula="of:=INT([.D623]/[.$B$1]*1024)" office:value-type="float" office:value="512">
            <text:p>512</text:p>
          </table:table-cell>
          <table:table-cell table:number-columns-repeated="10"/>
        </table:table-row>
        <table:table-row table:style-name="ro2">
          <table:table-cell table:formula="of:=[.A623]+[.$D$1]" office:value-type="float" office:value="41.2000000000003">
            <text:p>41.2</text:p>
          </table:table-cell>
          <table:table-cell table:formula="of:=[.$M$2]+[.$M$3]*[.A624]+[.$M$4]*[.A624]^2+[.$M$5]*[.A624]^3+[.$M$6]*[.A624]^4+[.$N$2]*[.A624]^5+[.$N$3]*[.A624]^6+[.$N$4]*[.A624]^7+[.$N$5]*[.A624]^8+[.$N$6]*[.A624]^9" office:value-type="float" office:value="25.1563317324235">
            <text:p>25.1563317324</text:p>
          </table:table-cell>
          <table:table-cell table:formula="of:=[.B624]/([.$B$2]+[.B624])*[.$B$1]" office:value-type="float" office:value="2.51194906171325">
            <text:p>2.5119490617</text:p>
          </table:table-cell>
          <table:table-cell table:formula="of:=[.$D$5]*[.C624]-[.$D$4]" office:value-type="float" office:value="2.49943846850682">
            <text:p>2.4994384685</text:p>
          </table:table-cell>
          <table:table-cell table:formula="of:=INT([.D624]/[.$B$1]*1024)" office:value-type="float" office:value="511">
            <text:p>511</text:p>
          </table:table-cell>
          <table:table-cell table:number-columns-repeated="10"/>
        </table:table-row>
        <table:table-row table:style-name="ro2">
          <table:table-cell table:formula="of:=[.A624]+[.$D$1]" office:value-type="float" office:value="41.3000000000003">
            <text:p>41.3</text:p>
          </table:table-cell>
          <table:table-cell table:formula="of:=[.$M$2]+[.$M$3]*[.A625]+[.$M$4]*[.A625]^2+[.$M$5]*[.A625]^3+[.$M$6]*[.A625]^4+[.$N$2]*[.A625]^5+[.$N$3]*[.A625]^6+[.$N$4]*[.A625]^7+[.$N$5]*[.A625]^8+[.$N$6]*[.A625]^9" office:value-type="float" office:value="25.0909756504307">
            <text:p>25.0909756504</text:p>
          </table:table-cell>
          <table:table-cell table:formula="of:=[.B625]/([.$B$2]+[.B625])*[.$B$1]" office:value-type="float" office:value="2.50869739517386">
            <text:p>2.5086973952</text:p>
          </table:table-cell>
          <table:table-cell table:formula="of:=[.$D$5]*[.C625]-[.$D$4]" office:value-type="float" office:value="2.4948258908337">
            <text:p>2.4948258908</text:p>
          </table:table-cell>
          <table:table-cell table:formula="of:=INT([.D625]/[.$B$1]*1024)" office:value-type="float" office:value="510">
            <text:p>510</text:p>
          </table:table-cell>
          <table:table-cell table:number-columns-repeated="10"/>
        </table:table-row>
        <table:table-row table:style-name="ro2">
          <table:table-cell table:formula="of:=[.A625]+[.$D$1]" office:value-type="float" office:value="41.4000000000003">
            <text:p>41.4</text:p>
          </table:table-cell>
          <table:table-cell table:formula="of:=[.$M$2]+[.$M$3]*[.A626]+[.$M$4]*[.A626]^2+[.$M$5]*[.A626]^3+[.$M$6]*[.A626]^4+[.$N$2]*[.A626]^5+[.$N$3]*[.A626]^6+[.$N$4]*[.A626]^7+[.$N$5]*[.A626]^8+[.$N$6]*[.A626]^9" office:value-type="float" office:value="25.0257761240165">
            <text:p>25.025776124</text:p>
          </table:table-cell>
          <table:table-cell table:formula="of:=[.B626]/([.$B$2]+[.B626])*[.$B$1]" office:value-type="float" office:value="2.50544503792432">
            <text:p>2.5054450379</text:p>
          </table:table-cell>
          <table:table-cell table:formula="of:=[.$D$5]*[.C626]-[.$D$4]" office:value-type="float" office:value="2.4902123333694">
            <text:p>2.4902123334</text:p>
          </table:table-cell>
          <table:table-cell table:formula="of:=INT([.D626]/[.$B$1]*1024)" office:value-type="float" office:value="509">
            <text:p>509</text:p>
          </table:table-cell>
          <table:table-cell table:number-columns-repeated="10"/>
        </table:table-row>
        <table:table-row table:style-name="ro2">
          <table:table-cell table:formula="of:=[.A626]+[.$D$1]" office:value-type="float" office:value="41.5000000000003">
            <text:p>41.5</text:p>
          </table:table-cell>
          <table:table-cell table:formula="of:=[.$M$2]+[.$M$3]*[.A627]+[.$M$4]*[.A627]^2+[.$M$5]*[.A627]^3+[.$M$6]*[.A627]^4+[.$N$2]*[.A627]^5+[.$N$3]*[.A627]^6+[.$N$4]*[.A627]^7+[.$N$5]*[.A627]^8+[.$N$6]*[.A627]^9" office:value-type="float" office:value="24.960732696065">
            <text:p>24.9607326961</text:p>
          </table:table-cell>
          <table:table-cell table:formula="of:=[.B627]/([.$B$2]+[.B627])*[.$B$1]" office:value-type="float" office:value="2.5021919949896">
            <text:p>2.502191995</text:p>
          </table:table-cell>
          <table:table-cell table:formula="of:=[.$D$5]*[.C627]-[.$D$4]" office:value-type="float" office:value="2.48559780324197">
            <text:p>2.4855978032</text:p>
          </table:table-cell>
          <table:table-cell table:formula="of:=INT([.D627]/[.$B$1]*1024)" office:value-type="float" office:value="509">
            <text:p>509</text:p>
          </table:table-cell>
          <table:table-cell table:number-columns-repeated="10"/>
        </table:table-row>
        <table:table-row table:style-name="ro2">
          <table:table-cell table:formula="of:=[.A627]+[.$D$1]" office:value-type="float" office:value="41.6000000000003">
            <text:p>41.6</text:p>
          </table:table-cell>
          <table:table-cell table:formula="of:=[.$M$2]+[.$M$3]*[.A628]+[.$M$4]*[.A628]^2+[.$M$5]*[.A628]^3+[.$M$6]*[.A628]^4+[.$N$2]*[.A628]^5+[.$N$3]*[.A628]^6+[.$N$4]*[.A628]^7+[.$N$5]*[.A628]^8+[.$N$6]*[.A628]^9" office:value-type="float" office:value="24.8958449129888">
            <text:p>24.895844913</text:p>
          </table:table-cell>
          <table:table-cell table:formula="of:=[.B628]/([.$B$2]+[.B628])*[.$B$1]" office:value-type="float" office:value="2.49893827149161">
            <text:p>2.4989382715</text:p>
          </table:table-cell>
          <table:table-cell table:formula="of:=[.$D$5]*[.C628]-[.$D$4]" office:value-type="float" office:value="2.48098230771698">
            <text:p>2.4809823077</text:p>
          </table:table-cell>
          <table:table-cell table:formula="of:=INT([.D628]/[.$B$1]*1024)" office:value-type="float" office:value="508">
            <text:p>508</text:p>
          </table:table-cell>
          <table:table-cell table:number-columns-repeated="10"/>
        </table:table-row>
        <table:table-row table:style-name="ro2">
          <table:table-cell table:formula="of:=[.A628]+[.$D$1]" office:value-type="float" office:value="41.7000000000003">
            <text:p>41.7</text:p>
          </table:table-cell>
          <table:table-cell table:formula="of:=[.$M$2]+[.$M$3]*[.A629]+[.$M$4]*[.A629]^2+[.$M$5]*[.A629]^3+[.$M$6]*[.A629]^4+[.$N$2]*[.A629]^5+[.$N$3]*[.A629]^6+[.$N$4]*[.A629]^7+[.$N$5]*[.A629]^8+[.$N$6]*[.A629]^9" office:value-type="float" office:value="24.8311123247054">
            <text:p>24.8311123247</text:p>
          </table:table-cell>
          <table:table-cell table:formula="of:=[.B629]/([.$B$2]+[.B629])*[.$B$1]" office:value-type="float" office:value="2.49568387264958">
            <text:p>2.4956838726</text:p>
          </table:table-cell>
          <table:table-cell table:formula="of:=[.$D$5]*[.C629]-[.$D$4]" office:value-type="float" office:value="2.47636585419804">
            <text:p>2.4763658542</text:p>
          </table:table-cell>
          <table:table-cell table:formula="of:=INT([.D629]/[.$B$1]*1024)" office:value-type="float" office:value="507">
            <text:p>507</text:p>
          </table:table-cell>
          <table:table-cell table:number-columns-repeated="10"/>
        </table:table-row>
        <table:table-row table:style-name="ro2">
          <table:table-cell table:formula="of:=[.A629]+[.$D$1]" office:value-type="float" office:value="41.8000000000003">
            <text:p>41.8</text:p>
          </table:table-cell>
          <table:table-cell table:formula="of:=[.$M$2]+[.$M$3]*[.A630]+[.$M$4]*[.A630]^2+[.$M$5]*[.A630]^3+[.$M$6]*[.A630]^4+[.$N$2]*[.A630]^5+[.$N$3]*[.A630]^6+[.$N$4]*[.A630]^7+[.$N$5]*[.A630]^8+[.$N$6]*[.A630]^9" office:value-type="float" office:value="24.7665344846151">
            <text:p>24.7665344846</text:p>
          </table:table-cell>
          <table:table-cell table:formula="of:=[.B630]/([.$B$2]+[.B630])*[.$B$1]" office:value-type="float" office:value="2.49242880378048">
            <text:p>2.4924288038</text:p>
          </table:table-cell>
          <table:table-cell table:formula="of:=[.$D$5]*[.C630]-[.$D$4]" office:value-type="float" office:value="2.47174845022744">
            <text:p>2.4717484502</text:p>
          </table:table-cell>
          <table:table-cell table:formula="of:=INT([.D630]/[.$B$1]*1024)" office:value-type="float" office:value="506">
            <text:p>506</text:p>
          </table:table-cell>
          <table:table-cell table:number-columns-repeated="10"/>
        </table:table-row>
        <table:table-row table:style-name="ro2">
          <table:table-cell table:formula="of:=[.A630]+[.$D$1]" office:value-type="float" office:value="41.9000000000003">
            <text:p>41.9</text:p>
          </table:table-cell>
          <table:table-cell table:formula="of:=[.$M$2]+[.$M$3]*[.A631]+[.$M$4]*[.A631]^2+[.$M$5]*[.A631]^3+[.$M$6]*[.A631]^4+[.$N$2]*[.A631]^5+[.$N$3]*[.A631]^6+[.$N$4]*[.A631]^7+[.$N$5]*[.A631]^8+[.$N$6]*[.A631]^9" office:value-type="float" office:value="24.7021109495776">
            <text:p>24.7021109496</text:p>
          </table:table-cell>
          <table:table-cell table:formula="of:=[.B631]/([.$B$2]+[.B631])*[.$B$1]" office:value-type="float" office:value="2.48917307029943">
            <text:p>2.4891730703</text:p>
          </table:table-cell>
          <table:table-cell table:formula="of:=[.$D$5]*[.C631]-[.$D$4]" office:value-type="float" office:value="2.46713010348665">
            <text:p>2.4671301035</text:p>
          </table:table-cell>
          <table:table-cell table:formula="of:=INT([.D631]/[.$B$1]*1024)" office:value-type="float" office:value="505">
            <text:p>505</text:p>
          </table:table-cell>
          <table:table-cell table:number-columns-repeated="10"/>
        </table:table-row>
        <table:table-row table:style-name="ro2">
          <table:table-cell table:formula="of:=[.A631]+[.$D$1]" office:value-type="float" office:value="42.0000000000003">
            <text:p>42</text:p>
          </table:table-cell>
          <table:table-cell table:formula="of:=[.$M$2]+[.$M$3]*[.A632]+[.$M$4]*[.A632]^2+[.$M$5]*[.A632]^3+[.$M$6]*[.A632]^4+[.$N$2]*[.A632]^5+[.$N$3]*[.A632]^6+[.$N$4]*[.A632]^7+[.$N$5]*[.A632]^8+[.$N$6]*[.A632]^9" office:value-type="float" office:value="24.6378412798893">
            <text:p>24.6378412799</text:p>
          </table:table-cell>
          <table:table-cell table:formula="of:=[.B632]/([.$B$2]+[.B632])*[.$B$1]" office:value-type="float" office:value="2.48591667772004">
            <text:p>2.4859166777</text:p>
          </table:table-cell>
          <table:table-cell table:formula="of:=[.$D$5]*[.C632]-[.$D$4]" office:value-type="float" office:value="2.4625108217969">
            <text:p>2.4625108218</text:p>
          </table:table-cell>
          <table:table-cell table:formula="of:=INT([.D632]/[.$B$1]*1024)" office:value-type="float" office:value="504">
            <text:p>504</text:p>
          </table:table-cell>
          <table:table-cell table:number-columns-repeated="10"/>
        </table:table-row>
        <table:table-row table:style-name="ro2">
          <table:table-cell table:formula="of:=[.A632]+[.$D$1]" office:value-type="float" office:value="42.1000000000003">
            <text:p>42.1</text:p>
          </table:table-cell>
          <table:table-cell table:formula="of:=[.$M$2]+[.$M$3]*[.A633]+[.$M$4]*[.A633]^2+[.$M$5]*[.A633]^3+[.$M$6]*[.A633]^4+[.$N$2]*[.A633]^5+[.$N$3]*[.A633]^6+[.$N$4]*[.A633]^7+[.$N$5]*[.A633]^8+[.$N$6]*[.A633]^9" office:value-type="float" office:value="24.5737250392606">
            <text:p>24.5737250393</text:p>
          </table:table-cell>
          <table:table-cell table:formula="of:=[.B633]/([.$B$2]+[.B633])*[.$B$1]" office:value-type="float" office:value="2.48265963165487">
            <text:p>2.4826596317</text:p>
          </table:table-cell>
          <table:table-cell table:formula="of:=[.$D$5]*[.C633]-[.$D$4]" office:value-type="float" office:value="2.45789061311974">
            <text:p>2.4578906131</text:p>
          </table:table-cell>
          <table:table-cell table:formula="of:=INT([.D633]/[.$B$1]*1024)" office:value-type="float" office:value="503">
            <text:p>503</text:p>
          </table:table-cell>
          <table:table-cell table:number-columns-repeated="10"/>
        </table:table-row>
        <table:table-row table:style-name="ro2">
          <table:table-cell table:formula="of:=[.A633]+[.$D$1]" office:value-type="float" office:value="42.2000000000003">
            <text:p>42.2</text:p>
          </table:table-cell>
          <table:table-cell table:formula="of:=[.$M$2]+[.$M$3]*[.A634]+[.$M$4]*[.A634]^2+[.$M$5]*[.A634]^3+[.$M$6]*[.A634]^4+[.$N$2]*[.A634]^5+[.$N$3]*[.A634]^6+[.$N$4]*[.A634]^7+[.$N$5]*[.A634]^8+[.$N$6]*[.A634]^9" office:value-type="float" office:value="24.5097617947932">
            <text:p>24.5097617948</text:p>
          </table:table-cell>
          <table:table-cell table:formula="of:=[.B634]/([.$B$2]+[.B634])*[.$B$1]" office:value-type="float" office:value="2.47940193781571">
            <text:p>2.4794019378</text:p>
          </table:table-cell>
          <table:table-cell table:formula="of:=[.$D$5]*[.C634]-[.$D$4]" office:value-type="float" office:value="2.45326948555751">
            <text:p>2.4532694856</text:p>
          </table:table-cell>
          <table:table-cell table:formula="of:=INT([.D634]/[.$B$1]*1024)" office:value-type="float" office:value="502">
            <text:p>502</text:p>
          </table:table-cell>
          <table:table-cell table:number-columns-repeated="10"/>
        </table:table-row>
        <table:table-row table:style-name="ro2">
          <table:table-cell table:formula="of:=[.A634]+[.$D$1]" office:value-type="float" office:value="42.3000000000003">
            <text:p>42.3</text:p>
          </table:table-cell>
          <table:table-cell table:formula="of:=[.$M$2]+[.$M$3]*[.A635]+[.$M$4]*[.A635]^2+[.$M$5]*[.A635]^3+[.$M$6]*[.A635]^4+[.$N$2]*[.A635]^5+[.$N$3]*[.A635]^6+[.$N$4]*[.A635]^7+[.$N$5]*[.A635]^8+[.$N$6]*[.A635]^9" office:value-type="float" office:value="24.4459511169569">
            <text:p>24.445951117</text:p>
          </table:table-cell>
          <table:table-cell table:formula="of:=[.B635]/([.$B$2]+[.B635])*[.$B$1]" office:value-type="float" office:value="2.47614360201404">
            <text:p>2.476143602</text:p>
          </table:table-cell>
          <table:table-cell table:formula="of:=[.$D$5]*[.C635]-[.$D$4]" office:value-type="float" office:value="2.44864744735395">
            <text:p>2.4486474474</text:p>
          </table:table-cell>
          <table:table-cell table:formula="of:=INT([.D635]/[.$B$1]*1024)" office:value-type="float" office:value="501">
            <text:p>501</text:p>
          </table:table-cell>
          <table:table-cell table:number-columns-repeated="10"/>
        </table:table-row>
        <table:table-row table:style-name="ro2">
          <table:table-cell table:formula="of:=[.A635]+[.$D$1]" office:value-type="float" office:value="42.4000000000004">
            <text:p>42.4</text:p>
          </table:table-cell>
          <table:table-cell table:formula="of:=[.$M$2]+[.$M$3]*[.A636]+[.$M$4]*[.A636]^2+[.$M$5]*[.A636]^3+[.$M$6]*[.A636]^4+[.$N$2]*[.A636]^5+[.$N$3]*[.A636]^6+[.$N$4]*[.A636]^7+[.$N$5]*[.A636]^8+[.$N$6]*[.A636]^9" office:value-type="float" office:value="24.3822925795677">
            <text:p>24.3822925796</text:p>
          </table:table-cell>
          <table:table-cell table:formula="of:=[.B636]/([.$B$2]+[.B636])*[.$B$1]" office:value-type="float" office:value="2.47288463016131">
            <text:p>2.4728846302</text:p>
          </table:table-cell>
          <table:table-cell table:formula="of:=[.$D$5]*[.C636]-[.$D$4]" office:value-type="float" office:value="2.44402450689462">
            <text:p>2.4440245069</text:p>
          </table:table-cell>
          <table:table-cell table:formula="of:=INT([.D636]/[.$B$1]*1024)" office:value-type="float" office:value="500">
            <text:p>500</text:p>
          </table:table-cell>
          <table:table-cell table:number-columns-repeated="10"/>
        </table:table-row>
        <table:table-row table:style-name="ro2">
          <table:table-cell table:formula="of:=[.A636]+[.$D$1]" office:value-type="float" office:value="42.5000000000003">
            <text:p>42.5</text:p>
          </table:table-cell>
          <table:table-cell table:formula="of:=[.$M$2]+[.$M$3]*[.A637]+[.$M$4]*[.A637]^2+[.$M$5]*[.A637]^3+[.$M$6]*[.A637]^4+[.$N$2]*[.A637]^5+[.$N$3]*[.A637]^6+[.$N$4]*[.A637]^7+[.$N$5]*[.A637]^8+[.$N$6]*[.A637]^9" office:value-type="float" office:value="24.3187857597647">
            <text:p>24.3187857598</text:p>
          </table:table-cell>
          <table:table-cell table:formula="of:=[.B637]/([.$B$2]+[.B637])*[.$B$1]" office:value-type="float" office:value="2.46962502826937">
            <text:p>2.4696250283</text:p>
          </table:table-cell>
          <table:table-cell table:formula="of:=[.$D$5]*[.C637]-[.$D$4]" office:value-type="float" office:value="2.43940067270747">
            <text:p>2.4394006727</text:p>
          </table:table-cell>
          <table:table-cell table:formula="of:=INT([.D637]/[.$B$1]*1024)" office:value-type="float" office:value="499">
            <text:p>499</text:p>
          </table:table-cell>
          <table:table-cell table:number-columns-repeated="10"/>
        </table:table-row>
        <table:table-row table:style-name="ro2">
          <table:table-cell table:formula="of:=[.A637]+[.$D$1]" office:value-type="float" office:value="42.6000000000004">
            <text:p>42.6</text:p>
          </table:table-cell>
          <table:table-cell table:formula="of:=[.$M$2]+[.$M$3]*[.A638]+[.$M$4]*[.A638]^2+[.$M$5]*[.A638]^3+[.$M$6]*[.A638]^4+[.$N$2]*[.A638]^5+[.$N$3]*[.A638]^6+[.$N$4]*[.A638]^7+[.$N$5]*[.A638]^8+[.$N$6]*[.A638]^9" office:value-type="float" office:value="24.2554302379872">
            <text:p>24.255430238</text:p>
          </table:table-cell>
          <table:table-cell table:formula="of:=[.B638]/([.$B$2]+[.B638])*[.$B$1]" office:value-type="float" office:value="2.46636480245074">
            <text:p>2.4663648025</text:p>
          </table:table-cell>
          <table:table-cell table:formula="of:=[.$D$5]*[.C638]-[.$D$4]" office:value-type="float" office:value="2.43477595346331">
            <text:p>2.4347759535</text:p>
          </table:table-cell>
          <table:table-cell table:formula="of:=INT([.D638]/[.$B$1]*1024)" office:value-type="float" office:value="498">
            <text:p>498</text:p>
          </table:table-cell>
          <table:table-cell table:number-columns-repeated="10"/>
        </table:table-row>
        <table:table-row table:style-name="ro2">
          <table:table-cell table:formula="of:=[.A638]+[.$D$1]" office:value-type="float" office:value="42.7000000000004">
            <text:p>42.7</text:p>
          </table:table-cell>
          <table:table-cell table:formula="of:=[.$M$2]+[.$M$3]*[.A639]+[.$M$4]*[.A639]^2+[.$M$5]*[.A639]^3+[.$M$6]*[.A639]^4+[.$N$2]*[.A639]^5+[.$N$3]*[.A639]^6+[.$N$4]*[.A639]^7+[.$N$5]*[.A639]^8+[.$N$6]*[.A639]^9" office:value-type="float" office:value="24.1922255979531">
            <text:p>24.192225598</text:p>
          </table:table-cell>
          <table:table-cell table:formula="of:=[.B639]/([.$B$2]+[.B639])*[.$B$1]" office:value-type="float" office:value="2.46310395891902">
            <text:p>2.4631039589</text:p>
          </table:table-cell>
          <table:table-cell table:formula="of:=[.$D$5]*[.C639]-[.$D$4]" office:value-type="float" office:value="2.43015035797627">
            <text:p>2.430150358</text:p>
          </table:table-cell>
          <table:table-cell table:formula="of:=INT([.D639]/[.$B$1]*1024)" office:value-type="float" office:value="497">
            <text:p>497</text:p>
          </table:table-cell>
          <table:table-cell table:number-columns-repeated="10"/>
        </table:table-row>
        <table:table-row table:style-name="ro2">
          <table:table-cell table:formula="of:=[.A639]+[.$D$1]" office:value-type="float" office:value="42.8000000000004">
            <text:p>42.8</text:p>
          </table:table-cell>
          <table:table-cell table:formula="of:=[.$M$2]+[.$M$3]*[.A640]+[.$M$4]*[.A640]^2+[.$M$5]*[.A640]^3+[.$M$6]*[.A640]^4+[.$N$2]*[.A640]^5+[.$N$3]*[.A640]^6+[.$N$4]*[.A640]^7+[.$N$5]*[.A640]^8+[.$N$6]*[.A640]^9" office:value-type="float" office:value="24.1291714266353">
            <text:p>24.1291714266</text:p>
          </table:table-cell>
          <table:table-cell table:formula="of:=[.B640]/([.$B$2]+[.B640])*[.$B$1]" office:value-type="float" office:value="2.45984250398917">
            <text:p>2.459842504</text:p>
          </table:table-cell>
          <table:table-cell table:formula="of:=[.$D$5]*[.C640]-[.$D$4]" office:value-type="float" office:value="2.42552389520431">
            <text:p>2.4255238952</text:p>
          </table:table-cell>
          <table:table-cell table:formula="of:=INT([.D640]/[.$B$1]*1024)" office:value-type="float" office:value="496">
            <text:p>496</text:p>
          </table:table-cell>
          <table:table-cell table:number-columns-repeated="10"/>
        </table:table-row>
        <table:table-row table:style-name="ro2">
          <table:table-cell table:formula="of:=[.A640]+[.$D$1]" office:value-type="float" office:value="42.9000000000004">
            <text:p>42.9</text:p>
          </table:table-cell>
          <table:table-cell table:formula="of:=[.$M$2]+[.$M$3]*[.A641]+[.$M$4]*[.A641]^2+[.$M$5]*[.A641]^3+[.$M$6]*[.A641]^4+[.$N$2]*[.A641]^5+[.$N$3]*[.A641]^6+[.$N$4]*[.A641]^7+[.$N$5]*[.A641]^8+[.$N$6]*[.A641]^9" office:value-type="float" office:value="24.0662673142399">
            <text:p>24.0662673142</text:p>
          </table:table-cell>
          <table:table-cell table:formula="of:=[.B641]/([.$B$2]+[.B641])*[.$B$1]" office:value-type="float" office:value="2.45658044407785">
            <text:p>2.4565804441</text:p>
          </table:table-cell>
          <table:table-cell table:formula="of:=[.$D$5]*[.C641]-[.$D$4]" office:value-type="float" office:value="2.42089657424965">
            <text:p>2.4208965742</text:p>
          </table:table-cell>
          <table:table-cell table:formula="of:=INT([.D641]/[.$B$1]*1024)" office:value-type="float" office:value="495">
            <text:p>495</text:p>
          </table:table-cell>
          <table:table-cell table:number-columns-repeated="10"/>
        </table:table-row>
        <table:table-row table:style-name="ro2">
          <table:table-cell table:formula="of:=[.A641]+[.$D$1]" office:value-type="float" office:value="43.0000000000004">
            <text:p>43</text:p>
          </table:table-cell>
          <table:table-cell table:formula="of:=[.$M$2]+[.$M$3]*[.A642]+[.$M$4]*[.A642]^2+[.$M$5]*[.A642]^3+[.$M$6]*[.A642]^4+[.$N$2]*[.A642]^5+[.$N$3]*[.A642]^6+[.$N$4]*[.A642]^7+[.$N$5]*[.A642]^8+[.$N$6]*[.A642]^9" office:value-type="float" office:value="24.0035128541838">
            <text:p>24.0035128542</text:p>
          </table:table-cell>
          <table:table-cell table:formula="of:=[.B642]/([.$B$2]+[.B642])*[.$B$1]" office:value-type="float" office:value="2.45331778570377">
            <text:p>2.4533177857</text:p>
          </table:table-cell>
          <table:table-cell table:formula="of:=[.$D$5]*[.C642]-[.$D$4]" office:value-type="float" office:value="2.41626840435923">
            <text:p>2.4162684044</text:p>
          </table:table-cell>
          <table:table-cell table:formula="of:=INT([.D642]/[.$B$1]*1024)" office:value-type="float" office:value="494">
            <text:p>494</text:p>
          </table:table-cell>
          <table:table-cell table:number-columns-repeated="10"/>
        </table:table-row>
        <table:table-row table:style-name="ro2">
          <table:table-cell table:formula="of:=[.A642]+[.$D$1]" office:value-type="float" office:value="43.1000000000004">
            <text:p>43.1</text:p>
          </table:table-cell>
          <table:table-cell table:formula="of:=[.$M$2]+[.$M$3]*[.A643]+[.$M$4]*[.A643]^2+[.$M$5]*[.A643]^3+[.$M$6]*[.A643]^4+[.$N$2]*[.A643]^5+[.$N$3]*[.A643]^6+[.$N$4]*[.A643]^7+[.$N$5]*[.A643]^8+[.$N$6]*[.A643]^9" office:value-type="float" office:value="23.9409076430717">
            <text:p>23.9409076431</text:p>
          </table:table-cell>
          <table:table-cell table:formula="of:=[.B643]/([.$B$2]+[.B643])*[.$B$1]" office:value-type="float" office:value="2.45005453548794">
            <text:p>2.4500545355</text:p>
          </table:table-cell>
          <table:table-cell table:formula="of:=[.$D$5]*[.C643]-[.$D$4]" office:value-type="float" office:value="2.41163939492514">
            <text:p>2.4116393949</text:p>
          </table:table-cell>
          <table:table-cell table:formula="of:=INT([.D643]/[.$B$1]*1024)" office:value-type="float" office:value="493">
            <text:p>493</text:p>
          </table:table-cell>
          <table:table-cell table:number-columns-repeated="10"/>
        </table:table-row>
        <table:table-row table:style-name="ro2">
          <table:table-cell table:formula="of:=[.A643]+[.$D$1]" office:value-type="float" office:value="43.2000000000004">
            <text:p>43.2</text:p>
          </table:table-cell>
          <table:table-cell table:formula="of:=[.$M$2]+[.$M$3]*[.A644]+[.$M$4]*[.A644]^2+[.$M$5]*[.A644]^3+[.$M$6]*[.A644]^4+[.$N$2]*[.A644]^5+[.$N$3]*[.A644]^6+[.$N$4]*[.A644]^7+[.$N$5]*[.A644]^8+[.$N$6]*[.A644]^9" office:value-type="float" office:value="23.8784512806746">
            <text:p>23.8784512807</text:p>
          </table:table-cell>
          <table:table-cell table:formula="of:=[.B644]/([.$B$2]+[.B644])*[.$B$1]" office:value-type="float" office:value="2.44679070015402">
            <text:p>2.4467907002</text:p>
          </table:table-cell>
          <table:table-cell table:formula="of:=[.$D$5]*[.C644]-[.$D$4]" office:value-type="float" office:value="2.40700955548509">
            <text:p>2.4070095555</text:p>
          </table:table-cell>
          <table:table-cell table:formula="of:=INT([.D644]/[.$B$1]*1024)" office:value-type="float" office:value="492">
            <text:p>492</text:p>
          </table:table-cell>
          <table:table-cell table:number-columns-repeated="10"/>
        </table:table-row>
        <table:table-row table:style-name="ro2">
          <table:table-cell table:formula="of:=[.A644]+[.$D$1]" office:value-type="float" office:value="43.3000000000004">
            <text:p>43.3</text:p>
          </table:table-cell>
          <table:table-cell table:formula="of:=[.$M$2]+[.$M$3]*[.A645]+[.$M$4]*[.A645]^2+[.$M$5]*[.A645]^3+[.$M$6]*[.A645]^4+[.$N$2]*[.A645]^5+[.$N$3]*[.A645]^6+[.$N$4]*[.A645]^7+[.$N$5]*[.A645]^8+[.$N$6]*[.A645]^9" office:value-type="float" office:value="23.8161433699067">
            <text:p>23.8161433699</text:p>
          </table:table-cell>
          <table:table-cell table:formula="of:=[.B645]/([.$B$2]+[.B645])*[.$B$1]" office:value-type="float" office:value="2.44352628652859">
            <text:p>2.4435262865</text:p>
          </table:table-cell>
          <table:table-cell table:formula="of:=[.$D$5]*[.C645]-[.$D$4]" office:value-type="float" office:value="2.40237889572277">
            <text:p>2.4023788957</text:p>
          </table:table-cell>
          <table:table-cell table:formula="of:=INT([.D645]/[.$B$1]*1024)" office:value-type="float" office:value="492">
            <text:p>492</text:p>
          </table:table-cell>
          <table:table-cell table:number-columns-repeated="10"/>
        </table:table-row>
        <table:table-row table:style-name="ro2">
          <table:table-cell table:formula="of:=[.A645]+[.$D$1]" office:value-type="float" office:value="43.4000000000004">
            <text:p>43.4</text:p>
          </table:table-cell>
          <table:table-cell table:formula="of:=[.$M$2]+[.$M$3]*[.A646]+[.$M$4]*[.A646]^2+[.$M$5]*[.A646]^3+[.$M$6]*[.A646]^4+[.$N$2]*[.A646]^5+[.$N$3]*[.A646]^6+[.$N$4]*[.A646]^7+[.$N$5]*[.A646]^8+[.$N$6]*[.A646]^9" office:value-type="float" office:value="23.7539835168038">
            <text:p>23.7539835168</text:p>
          </table:table-cell>
          <table:table-cell table:formula="of:=[.B646]/([.$B$2]+[.B646])*[.$B$1]" office:value-type="float" office:value="2.44026130154147">
            <text:p>2.4402613015</text:p>
          </table:table-cell>
          <table:table-cell table:formula="of:=[.$D$5]*[.C646]-[.$D$4]" office:value-type="float" office:value="2.39774742546829">
            <text:p>2.3977474255</text:p>
          </table:table-cell>
          <table:table-cell table:formula="of:=INT([.D646]/[.$B$1]*1024)" office:value-type="float" office:value="491">
            <text:p>491</text:p>
          </table:table-cell>
          <table:table-cell table:number-columns-repeated="10"/>
        </table:table-row>
        <table:table-row table:style-name="ro2">
          <table:table-cell table:formula="of:=[.A646]+[.$D$1]" office:value-type="float" office:value="43.5000000000004">
            <text:p>43.5</text:p>
          </table:table-cell>
          <table:table-cell table:formula="of:=[.$M$2]+[.$M$3]*[.A647]+[.$M$4]*[.A647]^2+[.$M$5]*[.A647]^3+[.$M$6]*[.A647]^4+[.$N$2]*[.A647]^5+[.$N$3]*[.A647]^6+[.$N$4]*[.A647]^7+[.$N$5]*[.A647]^8+[.$N$6]*[.A647]^9" office:value-type="float" office:value="23.6919713305007">
            <text:p>23.6919713305</text:p>
          </table:table-cell>
          <table:table-cell table:formula="of:=[.B647]/([.$B$2]+[.B647])*[.$B$1]" office:value-type="float" office:value="2.43699575222595">
            <text:p>2.4369957522</text:p>
          </table:table-cell>
          <table:table-cell table:formula="of:=[.$D$5]*[.C647]-[.$D$4]" office:value-type="float" office:value="2.3931151546986">
            <text:p>2.3931151547</text:p>
          </table:table-cell>
          <table:table-cell table:formula="of:=INT([.D647]/[.$B$1]*1024)" office:value-type="float" office:value="490">
            <text:p>490</text:p>
          </table:table-cell>
          <table:table-cell table:number-columns-repeated="10"/>
        </table:table-row>
        <table:table-row table:style-name="ro2">
          <table:table-cell table:formula="of:=[.A647]+[.$D$1]" office:value-type="float" office:value="43.6000000000004">
            <text:p>43.6</text:p>
          </table:table-cell>
          <table:table-cell table:formula="of:=[.$M$2]+[.$M$3]*[.A648]+[.$M$4]*[.A648]^2+[.$M$5]*[.A648]^3+[.$M$6]*[.A648]^4+[.$N$2]*[.A648]^5+[.$N$3]*[.A648]^6+[.$N$4]*[.A648]^7+[.$N$5]*[.A648]^8+[.$N$6]*[.A648]^9" office:value-type="float" office:value="23.6301064232089">
            <text:p>23.6301064232</text:p>
          </table:table-cell>
          <table:table-cell table:formula="of:=[.B648]/([.$B$2]+[.B648])*[.$B$1]" office:value-type="float" office:value="2.43372964571912">
            <text:p>2.4337296457</text:p>
          </table:table-cell>
          <table:table-cell table:formula="of:=[.$D$5]*[.C648]-[.$D$4]" office:value-type="float" office:value="2.38848209353782">
            <text:p>2.3884820935</text:p>
          </table:table-cell>
          <table:table-cell table:formula="of:=INT([.D648]/[.$B$1]*1024)" office:value-type="float" office:value="489">
            <text:p>489</text:p>
          </table:table-cell>
          <table:table-cell table:number-columns-repeated="10"/>
        </table:table-row>
        <table:table-row table:style-name="ro2">
          <table:table-cell table:formula="of:=[.A648]+[.$D$1]" office:value-type="float" office:value="43.7000000000004">
            <text:p>43.7</text:p>
          </table:table-cell>
          <table:table-cell table:formula="of:=[.$M$2]+[.$M$3]*[.A649]+[.$M$4]*[.A649]^2+[.$M$5]*[.A649]^3+[.$M$6]*[.A649]^4+[.$N$2]*[.A649]^5+[.$N$3]*[.A649]^6+[.$N$4]*[.A649]^7+[.$N$5]*[.A649]^8+[.$N$6]*[.A649]^9" office:value-type="float" office:value="23.5683884101951">
            <text:p>23.5683884102</text:p>
          </table:table-cell>
          <table:table-cell table:formula="of:=[.B649]/([.$B$2]+[.B649])*[.$B$1]" office:value-type="float" office:value="2.43046298926207">
            <text:p>2.4304629893</text:p>
          </table:table-cell>
          <table:table-cell table:formula="of:=[.$D$5]*[.C649]-[.$D$4]" office:value-type="float" office:value="2.38384825225767">
            <text:p>2.3838482523</text:p>
          </table:table-cell>
          <table:table-cell table:formula="of:=INT([.D649]/[.$B$1]*1024)" office:value-type="float" office:value="488">
            <text:p>488</text:p>
          </table:table-cell>
          <table:table-cell table:number-columns-repeated="10"/>
        </table:table-row>
        <table:table-row table:style-name="ro2">
          <table:table-cell table:formula="of:=[.A649]+[.$D$1]" office:value-type="float" office:value="43.8000000000004">
            <text:p>43.8</text:p>
          </table:table-cell>
          <table:table-cell table:formula="of:=[.$M$2]+[.$M$3]*[.A650]+[.$M$4]*[.A650]^2+[.$M$5]*[.A650]^3+[.$M$6]*[.A650]^4+[.$N$2]*[.A650]^5+[.$N$3]*[.A650]^6+[.$N$4]*[.A650]^7+[.$N$5]*[.A650]^8+[.$N$6]*[.A650]^9" office:value-type="float" office:value="23.5068169097584">
            <text:p>23.5068169098</text:p>
          </table:table-cell>
          <table:table-cell table:formula="of:=[.B650]/([.$B$2]+[.B650])*[.$B$1]" office:value-type="float" office:value="2.42719579020022">
            <text:p>2.4271957902</text:p>
          </table:table-cell>
          <table:table-cell table:formula="of:=[.$D$5]*[.C650]-[.$D$4]" office:value-type="float" office:value="2.3792136412778">
            <text:p>2.3792136413</text:p>
          </table:table-cell>
          <table:table-cell table:formula="of:=INT([.D650]/[.$B$1]*1024)" office:value-type="float" office:value="487">
            <text:p>487</text:p>
          </table:table-cell>
          <table:table-cell table:number-columns-repeated="10"/>
        </table:table-row>
        <table:table-row table:style-name="ro2">
          <table:table-cell table:formula="of:=[.A650]+[.$D$1]" office:value-type="float" office:value="43.9000000000004">
            <text:p>43.9</text:p>
          </table:table-cell>
          <table:table-cell table:formula="of:=[.$M$2]+[.$M$3]*[.A651]+[.$M$4]*[.A651]^2+[.$M$5]*[.A651]^3+[.$M$6]*[.A651]^4+[.$N$2]*[.A651]^5+[.$N$3]*[.A651]^6+[.$N$4]*[.A651]^7+[.$N$5]*[.A651]^8+[.$N$6]*[.A651]^9" office:value-type="float" office:value="23.4453915432087">
            <text:p>23.4453915432</text:p>
          </table:table-cell>
          <table:table-cell table:formula="of:=[.B651]/([.$B$2]+[.B651])*[.$B$1]" office:value-type="float" office:value="2.42392805598352">
            <text:p>2.423928056</text:p>
          </table:table-cell>
          <table:table-cell table:formula="of:=[.$D$5]*[.C651]-[.$D$4]" office:value-type="float" office:value="2.37457827116618">
            <text:p>2.3745782712</text:p>
          </table:table-cell>
          <table:table-cell table:formula="of:=INT([.D651]/[.$B$1]*1024)" office:value-type="float" office:value="486">
            <text:p>486</text:p>
          </table:table-cell>
          <table:table-cell table:number-columns-repeated="10"/>
        </table:table-row>
        <table:table-row table:style-name="ro2">
          <table:table-cell table:formula="of:=[.A651]+[.$D$1]" office:value-type="float" office:value="44.0000000000004">
            <text:p>44</text:p>
          </table:table-cell>
          <table:table-cell table:formula="of:=[.$M$2]+[.$M$3]*[.A652]+[.$M$4]*[.A652]^2+[.$M$5]*[.A652]^3+[.$M$6]*[.A652]^4+[.$N$2]*[.A652]^5+[.$N$3]*[.A652]^6+[.$N$4]*[.A652]^7+[.$N$5]*[.A652]^8+[.$N$6]*[.A652]^9" office:value-type="float" office:value="23.3841119348447">
            <text:p>23.3841119348</text:p>
          </table:table-cell>
          <table:table-cell table:formula="of:=[.B652]/([.$B$2]+[.B652])*[.$B$1]" office:value-type="float" office:value="2.42065979416669">
            <text:p>2.4206597942</text:p>
          </table:table-cell>
          <table:table-cell table:formula="of:=[.$D$5]*[.C652]-[.$D$4]" office:value-type="float" office:value="2.3699421526394">
            <text:p>2.3699421526</text:p>
          </table:table-cell>
          <table:table-cell table:formula="of:=INT([.D652]/[.$B$1]*1024)" office:value-type="float" office:value="485">
            <text:p>485</text:p>
          </table:table-cell>
          <table:table-cell table:number-columns-repeated="10"/>
        </table:table-row>
        <table:table-row table:style-name="ro2">
          <table:table-cell table:formula="of:=[.A652]+[.$D$1]" office:value-type="float" office:value="44.1000000000004">
            <text:p>44.1</text:p>
          </table:table-cell>
          <table:table-cell table:formula="of:=[.$M$2]+[.$M$3]*[.A653]+[.$M$4]*[.A653]^2+[.$M$5]*[.A653]^3+[.$M$6]*[.A653]^4+[.$N$2]*[.A653]^5+[.$N$3]*[.A653]^6+[.$N$4]*[.A653]^7+[.$N$5]*[.A653]^8+[.$N$6]*[.A653]^9" office:value-type="float" office:value="23.3229777119318">
            <text:p>23.3229777119</text:p>
          </table:table-cell>
          <table:table-cell table:formula="of:=[.B653]/([.$B$2]+[.B653])*[.$B$1]" office:value-type="float" office:value="2.41739101240951">
            <text:p>2.4173910124</text:p>
          </table:table-cell>
          <table:table-cell table:formula="of:=[.$D$5]*[.C653]-[.$D$4]" office:value-type="float" office:value="2.36530529656304">
            <text:p>2.3653052966</text:p>
          </table:table-cell>
          <table:table-cell table:formula="of:=INT([.D653]/[.$B$1]*1024)" office:value-type="float" office:value="484">
            <text:p>484</text:p>
          </table:table-cell>
          <table:table-cell table:number-columns-repeated="10"/>
        </table:table-row>
        <table:table-row table:style-name="ro2">
          <table:table-cell table:formula="of:=[.A653]+[.$D$1]" office:value-type="float" office:value="44.2000000000004">
            <text:p>44.2</text:p>
          </table:table-cell>
          <table:table-cell table:formula="of:=[.$M$2]+[.$M$3]*[.A654]+[.$M$4]*[.A654]^2+[.$M$5]*[.A654]^3+[.$M$6]*[.A654]^4+[.$N$2]*[.A654]^5+[.$N$3]*[.A654]^6+[.$N$4]*[.A654]^7+[.$N$5]*[.A654]^8+[.$N$6]*[.A654]^9" office:value-type="float" office:value="23.2619885046802">
            <text:p>23.2619885047</text:p>
          </table:table-cell>
          <table:table-cell table:formula="of:=[.B654]/([.$B$2]+[.B654])*[.$B$1]" office:value-type="float" office:value="2.41412171847697">
            <text:p>2.4141217185</text:p>
          </table:table-cell>
          <table:table-cell table:formula="of:=[.$D$5]*[.C654]-[.$D$4]" office:value-type="float" office:value="2.36066771395197">
            <text:p>2.360667714</text:p>
          </table:table-cell>
          <table:table-cell table:formula="of:=INT([.D654]/[.$B$1]*1024)" office:value-type="float" office:value="483">
            <text:p>483</text:p>
          </table:table-cell>
          <table:table-cell table:number-columns-repeated="10"/>
        </table:table-row>
        <table:table-row table:style-name="ro2">
          <table:table-cell table:formula="of:=[.A654]+[.$D$1]" office:value-type="float" office:value="44.3000000000004">
            <text:p>44.3</text:p>
          </table:table-cell>
          <table:table-cell table:formula="of:=[.$M$2]+[.$M$3]*[.A655]+[.$M$4]*[.A655]^2+[.$M$5]*[.A655]^3+[.$M$6]*[.A655]^4+[.$N$2]*[.A655]^5+[.$N$3]*[.A655]^6+[.$N$4]*[.A655]^7+[.$N$5]*[.A655]^8+[.$N$6]*[.A655]^9" office:value-type="float" office:value="23.2011439462231">
            <text:p>23.2011439462</text:p>
          </table:table-cell>
          <table:table-cell table:formula="of:=[.B655]/([.$B$2]+[.B655])*[.$B$1]" office:value-type="float" office:value="2.41085192023956">
            <text:p>2.4108519202</text:p>
          </table:table-cell>
          <table:table-cell table:formula="of:=[.$D$5]*[.C655]-[.$D$4]" office:value-type="float" office:value="2.35602941597068">
            <text:p>2.356029416</text:p>
          </table:table-cell>
          <table:table-cell table:formula="of:=INT([.D655]/[.$B$1]*1024)" office:value-type="float" office:value="482">
            <text:p>482</text:p>
          </table:table-cell>
          <table:table-cell table:number-columns-repeated="10"/>
        </table:table-row>
        <table:table-row table:style-name="ro2">
          <table:table-cell table:formula="of:=[.A655]+[.$D$1]" office:value-type="float" office:value="44.4000000000004">
            <text:p>44.4</text:p>
          </table:table-cell>
          <table:table-cell table:formula="of:=[.$M$2]+[.$M$3]*[.A656]+[.$M$4]*[.A656]^2+[.$M$5]*[.A656]^3+[.$M$6]*[.A656]^4+[.$N$2]*[.A656]^5+[.$N$3]*[.A656]^6+[.$N$4]*[.A656]^7+[.$N$5]*[.A656]^8+[.$N$6]*[.A656]^9" office:value-type="float" office:value="23.1404436725951">
            <text:p>23.1404436726</text:p>
          </table:table-cell>
          <table:table-cell table:formula="of:=[.B656]/([.$B$2]+[.B656])*[.$B$1]" office:value-type="float" office:value="2.40758162567342">
            <text:p>2.4075816257</text:p>
          </table:table-cell>
          <table:table-cell table:formula="of:=[.$D$5]*[.C656]-[.$D$4]" office:value-type="float" office:value="2.35139041393355">
            <text:p>2.3513904139</text:p>
          </table:table-cell>
          <table:table-cell table:formula="of:=INT([.D656]/[.$B$1]*1024)" office:value-type="float" office:value="481">
            <text:p>481</text:p>
          </table:table-cell>
          <table:table-cell table:number-columns-repeated="10"/>
        </table:table-row>
        <table:table-row table:style-name="ro2">
          <table:table-cell table:formula="of:=[.A656]+[.$D$1]" office:value-type="float" office:value="44.5000000000004">
            <text:p>44.5</text:p>
          </table:table-cell>
          <table:table-cell table:formula="of:=[.$M$2]+[.$M$3]*[.A657]+[.$M$4]*[.A657]^2+[.$M$5]*[.A657]^3+[.$M$6]*[.A657]^4+[.$N$2]*[.A657]^5+[.$N$3]*[.A657]^6+[.$N$4]*[.A657]^7+[.$N$5]*[.A657]^8+[.$N$6]*[.A657]^9" office:value-type="float" office:value="23.0798873227101">
            <text:p>23.0798873227</text:p>
          </table:table-cell>
          <table:table-cell table:formula="of:=[.B657]/([.$B$2]+[.B657])*[.$B$1]" office:value-type="float" office:value="2.4043108428606">
            <text:p>2.4043108429</text:p>
          </table:table-cell>
          <table:table-cell table:formula="of:=[.$D$5]*[.C657]-[.$D$4]" office:value-type="float" office:value="2.34675071930519">
            <text:p>2.3467507193</text:p>
          </table:table-cell>
          <table:table-cell table:formula="of:=INT([.D657]/[.$B$1]*1024)" office:value-type="float" office:value="480">
            <text:p>480</text:p>
          </table:table-cell>
          <table:table-cell table:number-columns-repeated="10"/>
        </table:table-row>
        <table:table-row table:style-name="ro2">
          <table:table-cell table:formula="of:=[.A657]+[.$D$1]" office:value-type="float" office:value="44.6000000000004">
            <text:p>44.6</text:p>
          </table:table-cell>
          <table:table-cell table:formula="of:=[.$M$2]+[.$M$3]*[.A658]+[.$M$4]*[.A658]^2+[.$M$5]*[.A658]^3+[.$M$6]*[.A658]^4+[.$N$2]*[.A658]^5+[.$N$3]*[.A658]^6+[.$N$4]*[.A658]^7+[.$N$5]*[.A658]^8+[.$N$6]*[.A658]^9" office:value-type="float" office:value="23.0194745383398">
            <text:p>23.0194745383</text:p>
          </table:table-cell>
          <table:table-cell table:formula="of:=[.B658]/([.$B$2]+[.B658])*[.$B$1]" office:value-type="float" office:value="2.40103957998922">
            <text:p>2.40103958</text:p>
          </table:table-cell>
          <table:table-cell table:formula="of:=[.$D$5]*[.C658]-[.$D$4]" office:value-type="float" office:value="2.34211034370066">
            <text:p>2.3421103437</text:p>
          </table:table-cell>
          <table:table-cell table:formula="of:=INT([.D658]/[.$B$1]*1024)" office:value-type="float" office:value="479">
            <text:p>479</text:p>
          </table:table-cell>
          <table:table-cell table:number-columns-repeated="10"/>
        </table:table-row>
        <table:table-row table:style-name="ro2">
          <table:table-cell table:formula="of:=[.A658]+[.$D$1]" office:value-type="float" office:value="44.7000000000004">
            <text:p>44.7</text:p>
          </table:table-cell>
          <table:table-cell table:formula="of:=[.$M$2]+[.$M$3]*[.A659]+[.$M$4]*[.A659]^2+[.$M$5]*[.A659]^3+[.$M$6]*[.A659]^4+[.$N$2]*[.A659]^5+[.$N$3]*[.A659]^6+[.$N$4]*[.A659]^7+[.$N$5]*[.A659]^8+[.$N$6]*[.A659]^9" office:value-type="float" office:value="22.9592049640923">
            <text:p>22.9592049641</text:p>
          </table:table-cell>
          <table:table-cell table:formula="of:=[.B659]/([.$B$2]+[.B659])*[.$B$1]" office:value-type="float" office:value="2.39776784535365">
            <text:p>2.3977678454</text:p>
          </table:table-cell>
          <table:table-cell table:formula="of:=[.$D$5]*[.C659]-[.$D$4]" office:value-type="float" office:value="2.33746929888578">
            <text:p>2.3374692989</text:p>
          </table:table-cell>
          <table:table-cell table:formula="of:=INT([.D659]/[.$B$1]*1024)" office:value-type="float" office:value="478">
            <text:p>478</text:p>
          </table:table-cell>
          <table:table-cell table:number-columns-repeated="10"/>
        </table:table-row>
        <table:table-row table:style-name="ro2">
          <table:table-cell table:formula="of:=[.A659]+[.$D$1]" office:value-type="float" office:value="44.8000000000004">
            <text:p>44.8</text:p>
          </table:table-cell>
          <table:table-cell table:formula="of:=[.$M$2]+[.$M$3]*[.A660]+[.$M$4]*[.A660]^2+[.$M$5]*[.A660]^3+[.$M$6]*[.A660]^4+[.$N$2]*[.A660]^5+[.$N$3]*[.A660]^6+[.$N$4]*[.A660]^7+[.$N$5]*[.A660]^8+[.$N$6]*[.A660]^9" office:value-type="float" office:value="22.8990782473897">
            <text:p>22.8990782474</text:p>
          </table:table-cell>
          <table:table-cell table:formula="of:=[.B660]/([.$B$2]+[.B660])*[.$B$1]" office:value-type="float" office:value="2.39449564735475">
            <text:p>2.3944956474</text:p>
          </table:table-cell>
          <table:table-cell table:formula="of:=[.$D$5]*[.C660]-[.$D$4]" office:value-type="float" office:value="2.33282759677736">
            <text:p>2.3328275968</text:p>
          </table:table-cell>
          <table:table-cell table:formula="of:=INT([.D660]/[.$B$1]*1024)" office:value-type="float" office:value="477">
            <text:p>477</text:p>
          </table:table-cell>
          <table:table-cell table:number-columns-repeated="10"/>
        </table:table-row>
        <table:table-row table:style-name="ro2">
          <table:table-cell table:formula="of:=[.A660]+[.$D$1]" office:value-type="float" office:value="44.9000000000004">
            <text:p>44.9</text:p>
          </table:table-cell>
          <table:table-cell table:formula="of:=[.$M$2]+[.$M$3]*[.A661]+[.$M$4]*[.A661]^2+[.$M$5]*[.A661]^3+[.$M$6]*[.A661]^4+[.$N$2]*[.A661]^5+[.$N$3]*[.A661]^6+[.$N$4]*[.A661]^7+[.$N$5]*[.A661]^8+[.$N$6]*[.A661]^9" office:value-type="float" office:value="22.8390940384475">
            <text:p>22.8390940384</text:p>
          </table:table-cell>
          <table:table-cell table:formula="of:=[.B661]/([.$B$2]+[.B661])*[.$B$1]" office:value-type="float" office:value="2.39122299449995">
            <text:p>2.3912229945</text:p>
          </table:table-cell>
          <table:table-cell table:formula="of:=[.$D$5]*[.C661]-[.$D$4]" office:value-type="float" office:value="2.32818524944345">
            <text:p>2.3281852494</text:p>
          </table:table-cell>
          <table:table-cell table:formula="of:=INT([.D661]/[.$B$1]*1024)" office:value-type="float" office:value="476">
            <text:p>476</text:p>
          </table:table-cell>
          <table:table-cell table:number-columns-repeated="10"/>
        </table:table-row>
        <table:table-row table:style-name="ro2">
          <table:table-cell table:formula="of:=[.A661]+[.$D$1]" office:value-type="float" office:value="45.0000000000004">
            <text:p>45</text:p>
          </table:table-cell>
          <table:table-cell table:formula="of:=[.$M$2]+[.$M$3]*[.A662]+[.$M$4]*[.A662]^2+[.$M$5]*[.A662]^3+[.$M$6]*[.A662]^4+[.$N$2]*[.A662]^5+[.$N$3]*[.A662]^6+[.$N$4]*[.A662]^7+[.$N$5]*[.A662]^8+[.$N$6]*[.A662]^9" office:value-type="float" office:value="22.7792519902526">
            <text:p>22.7792519903</text:p>
          </table:table-cell>
          <table:table-cell table:formula="of:=[.B662]/([.$B$2]+[.B662])*[.$B$1]" office:value-type="float" office:value="2.3879498954035">
            <text:p>2.3879498954</text:p>
          </table:table-cell>
          <table:table-cell table:formula="of:=[.$D$5]*[.C662]-[.$D$4]" office:value-type="float" office:value="2.3235422691036">
            <text:p>2.3235422691</text:p>
          </table:table-cell>
          <table:table-cell table:formula="of:=INT([.D662]/[.$B$1]*1024)" office:value-type="float" office:value="475">
            <text:p>475</text:p>
          </table:table-cell>
          <table:table-cell table:number-columns-repeated="10"/>
        </table:table-row>
        <table:table-row table:style-name="ro2">
          <table:table-cell table:formula="of:=[.A662]+[.$D$1]" office:value-type="float" office:value="45.1000000000004">
            <text:p>45.1</text:p>
          </table:table-cell>
          <table:table-cell table:formula="of:=[.$M$2]+[.$M$3]*[.A663]+[.$M$4]*[.A663]^2+[.$M$5]*[.A663]^3+[.$M$6]*[.A663]^4+[.$N$2]*[.A663]^5+[.$N$3]*[.A663]^6+[.$N$4]*[.A663]^7+[.$N$5]*[.A663]^8+[.$N$6]*[.A663]^9" office:value-type="float" office:value="22.7195517585415">
            <text:p>22.7195517585</text:p>
          </table:table-cell>
          <table:table-cell table:formula="of:=[.B663]/([.$B$2]+[.B663])*[.$B$1]" office:value-type="float" office:value="2.38467635878659">
            <text:p>2.3846763588</text:p>
          </table:table-cell>
          <table:table-cell table:formula="of:=[.$D$5]*[.C663]-[.$D$4]" office:value-type="float" office:value="2.31889866812902">
            <text:p>2.3188986681</text:p>
          </table:table-cell>
          <table:table-cell table:formula="of:=INT([.D663]/[.$B$1]*1024)" office:value-type="float" office:value="474">
            <text:p>474</text:p>
          </table:table-cell>
          <table:table-cell table:number-columns-repeated="10"/>
        </table:table-row>
        <table:table-row table:style-name="ro2">
          <table:table-cell table:formula="of:=[.A663]+[.$D$1]" office:value-type="float" office:value="45.2000000000004">
            <text:p>45.2</text:p>
          </table:table-cell>
          <table:table-cell table:formula="of:=[.$M$2]+[.$M$3]*[.A664]+[.$M$4]*[.A664]^2+[.$M$5]*[.A664]^3+[.$M$6]*[.A664]^4+[.$N$2]*[.A664]^5+[.$N$3]*[.A664]^6+[.$N$4]*[.A664]^7+[.$N$5]*[.A664]^8+[.$N$6]*[.A664]^9" office:value-type="float" office:value="22.65999300178">
            <text:p>22.6599930018</text:p>
          </table:table-cell>
          <table:table-cell table:formula="of:=[.B664]/([.$B$2]+[.B664])*[.$B$1]" office:value-type="float" office:value="2.38140239347747">
            <text:p>2.3814023935</text:p>
          </table:table-cell>
          <table:table-cell table:formula="of:=[.$D$5]*[.C664]-[.$D$4]" office:value-type="float" office:value="2.31425445904286">
            <text:p>2.314254459</text:p>
          </table:table-cell>
          <table:table-cell table:formula="of:=INT([.D664]/[.$B$1]*1024)" office:value-type="float" office:value="473">
            <text:p>473</text:p>
          </table:table-cell>
          <table:table-cell table:number-columns-repeated="10"/>
        </table:table-row>
        <table:table-row table:style-name="ro2">
          <table:table-cell table:formula="of:=[.A664]+[.$D$1]" office:value-type="float" office:value="45.3000000000004">
            <text:p>45.3</text:p>
          </table:table-cell>
          <table:table-cell table:formula="of:=[.$M$2]+[.$M$3]*[.A665]+[.$M$4]*[.A665]^2+[.$M$5]*[.A665]^3+[.$M$6]*[.A665]^4+[.$N$2]*[.A665]^5+[.$N$3]*[.A665]^6+[.$N$4]*[.A665]^7+[.$N$5]*[.A665]^8+[.$N$6]*[.A665]^9" office:value-type="float" office:value="22.6005753811405">
            <text:p>22.6005753811</text:p>
          </table:table-cell>
          <table:table-cell table:formula="of:=[.B665]/([.$B$2]+[.B665])*[.$B$1]" office:value-type="float" office:value="2.37812800841166">
            <text:p>2.3781280084</text:p>
          </table:table-cell>
          <table:table-cell table:formula="of:=[.$D$5]*[.C665]-[.$D$4]" office:value-type="float" office:value="2.30960965452038">
            <text:p>2.3096096545</text:p>
          </table:table-cell>
          <table:table-cell table:formula="of:=INT([.D665]/[.$B$1]*1024)" office:value-type="float" office:value="473">
            <text:p>473</text:p>
          </table:table-cell>
          <table:table-cell table:number-columns-repeated="10"/>
        </table:table-row>
        <table:table-row table:style-name="ro2">
          <table:table-cell table:formula="of:=[.A665]+[.$D$1]" office:value-type="float" office:value="45.4000000000004">
            <text:p>45.4</text:p>
          </table:table-cell>
          <table:table-cell table:formula="of:=[.$M$2]+[.$M$3]*[.A666]+[.$M$4]*[.A666]^2+[.$M$5]*[.A666]^3+[.$M$6]*[.A666]^4+[.$N$2]*[.A666]^5+[.$N$3]*[.A666]^6+[.$N$4]*[.A666]^7+[.$N$5]*[.A666]^8+[.$N$6]*[.A666]^9" office:value-type="float" office:value="22.5412985604817">
            <text:p>22.5412985605</text:p>
          </table:table-cell>
          <table:table-cell table:formula="of:=[.B666]/([.$B$2]+[.B666])*[.$B$1]" office:value-type="float" office:value="2.374853212632">
            <text:p>2.3748532126</text:p>
          </table:table-cell>
          <table:table-cell table:formula="of:=[.$D$5]*[.C666]-[.$D$4]" office:value-type="float" office:value="2.30496426738911">
            <text:p>2.3049642674</text:p>
          </table:table-cell>
          <table:table-cell table:formula="of:=INT([.D666]/[.$B$1]*1024)" office:value-type="float" office:value="472">
            <text:p>472</text:p>
          </table:table-cell>
          <table:table-cell table:number-columns-repeated="10"/>
        </table:table-row>
        <table:table-row table:style-name="ro2">
          <table:table-cell table:formula="of:=[.A666]+[.$D$1]" office:value-type="float" office:value="45.5000000000004">
            <text:p>45.5</text:p>
          </table:table-cell>
          <table:table-cell table:formula="of:=[.$M$2]+[.$M$3]*[.A667]+[.$M$4]*[.A667]^2+[.$M$5]*[.A667]^3+[.$M$6]*[.A667]^4+[.$N$2]*[.A667]^5+[.$N$3]*[.A667]^6+[.$N$4]*[.A667]^7+[.$N$5]*[.A667]^8+[.$N$6]*[.A667]^9" office:value-type="float" office:value="22.4821622063271">
            <text:p>22.4821622063</text:p>
          </table:table-cell>
          <table:table-cell table:formula="of:=[.B667]/([.$B$2]+[.B667])*[.$B$1]" office:value-type="float" office:value="2.37157801528885">
            <text:p>2.3715780153</text:p>
          </table:table-cell>
          <table:table-cell table:formula="of:=[.$D$5]*[.C667]-[.$D$4]" office:value-type="float" office:value="2.30031831062907">
            <text:p>2.3003183106</text:p>
          </table:table-cell>
          <table:table-cell table:formula="of:=INT([.D667]/[.$B$1]*1024)" office:value-type="float" office:value="471">
            <text:p>471</text:p>
          </table:table-cell>
          <table:table-cell table:number-columns-repeated="10"/>
        </table:table-row>
        <table:table-row table:style-name="ro2">
          <table:table-cell table:formula="of:=[.A667]+[.$D$1]" office:value-type="float" office:value="45.6000000000004">
            <text:p>45.6</text:p>
          </table:table-cell>
          <table:table-cell table:formula="of:=[.$M$2]+[.$M$3]*[.A668]+[.$M$4]*[.A668]^2+[.$M$5]*[.A668]^3+[.$M$6]*[.A668]^4+[.$N$2]*[.A668]^5+[.$N$3]*[.A668]^6+[.$N$4]*[.A668]^7+[.$N$5]*[.A668]^8+[.$N$6]*[.A668]^9" office:value-type="float" office:value="22.4231659878433">
            <text:p>22.4231659878</text:p>
          </table:table-cell>
          <table:table-cell table:formula="of:=[.B668]/([.$B$2]+[.B668])*[.$B$1]" office:value-type="float" office:value="2.36830242564015">
            <text:p>2.3683024256</text:p>
          </table:table-cell>
          <table:table-cell table:formula="of:=[.$D$5]*[.C668]-[.$D$4]" office:value-type="float" office:value="2.29567179737291">
            <text:p>2.2956717974</text:p>
          </table:table-cell>
          <table:table-cell table:formula="of:=INT([.D668]/[.$B$1]*1024)" office:value-type="float" office:value="470">
            <text:p>470</text:p>
          </table:table-cell>
          <table:table-cell table:number-columns-repeated="10"/>
        </table:table-row>
        <table:table-row table:style-name="ro2">
          <table:table-cell table:formula="of:=[.A668]+[.$D$1]" office:value-type="float" office:value="45.7000000000004">
            <text:p>45.7</text:p>
          </table:table-cell>
          <table:table-cell table:formula="of:=[.$M$2]+[.$M$3]*[.A669]+[.$M$4]*[.A669]^2+[.$M$5]*[.A669]^3+[.$M$6]*[.A669]^4+[.$N$2]*[.A669]^5+[.$N$3]*[.A669]^6+[.$N$4]*[.A669]^7+[.$N$5]*[.A669]^8+[.$N$6]*[.A669]^9" office:value-type="float" office:value="22.3643095768197">
            <text:p>22.3643095768</text:p>
          </table:table-cell>
          <table:table-cell table:formula="of:=[.B669]/([.$B$2]+[.B669])*[.$B$1]" office:value-type="float" office:value="2.36502645305156">
            <text:p>2.3650264531</text:p>
          </table:table-cell>
          <table:table-cell table:formula="of:=[.$D$5]*[.C669]-[.$D$4]" office:value-type="float" office:value="2.29102474090607">
            <text:p>2.2910247409</text:p>
          </table:table-cell>
          <table:table-cell table:formula="of:=INT([.D669]/[.$B$1]*1024)" office:value-type="float" office:value="469">
            <text:p>469</text:p>
          </table:table-cell>
          <table:table-cell table:number-columns-repeated="10"/>
        </table:table-row>
        <table:table-row table:style-name="ro2">
          <table:table-cell table:formula="of:=[.A669]+[.$D$1]" office:value-type="float" office:value="45.8000000000004">
            <text:p>45.8</text:p>
          </table:table-cell>
          <table:table-cell table:formula="of:=[.$M$2]+[.$M$3]*[.A670]+[.$M$4]*[.A670]^2+[.$M$5]*[.A670]^3+[.$M$6]*[.A670]^4+[.$N$2]*[.A670]^5+[.$N$3]*[.A670]^6+[.$N$4]*[.A670]^7+[.$N$5]*[.A670]^8+[.$N$6]*[.A670]^9" office:value-type="float" office:value="22.3055926476467">
            <text:p>22.3055926476</text:p>
          </table:table-cell>
          <table:table-cell table:formula="of:=[.B670]/([.$B$2]+[.B670])*[.$B$1]" office:value-type="float" office:value="2.36175010699654">
            <text:p>2.361750107</text:p>
          </table:table-cell>
          <table:table-cell table:formula="of:=[.$D$5]*[.C670]-[.$D$4]" office:value-type="float" office:value="2.28637715466692">
            <text:p>2.2863771547</text:p>
          </table:table-cell>
          <table:table-cell table:formula="of:=INT([.D670]/[.$B$1]*1024)" office:value-type="float" office:value="468">
            <text:p>468</text:p>
          </table:table-cell>
          <table:table-cell table:number-columns-repeated="10"/>
        </table:table-row>
        <table:table-row table:style-name="ro2">
          <table:table-cell table:formula="of:=[.A670]+[.$D$1]" office:value-type="float" office:value="45.9000000000004">
            <text:p>45.9</text:p>
          </table:table-cell>
          <table:table-cell table:formula="of:=[.$M$2]+[.$M$3]*[.A671]+[.$M$4]*[.A671]^2+[.$M$5]*[.A671]^3+[.$M$6]*[.A671]^4+[.$N$2]*[.A671]^5+[.$N$3]*[.A671]^6+[.$N$4]*[.A671]^7+[.$N$5]*[.A671]^8+[.$N$6]*[.A671]^9" office:value-type="float" office:value="22.2470148772952">
            <text:p>22.2470148773</text:p>
          </table:table-cell>
          <table:table-cell table:formula="of:=[.B671]/([.$B$2]+[.B671])*[.$B$1]" office:value-type="float" office:value="2.35847339705646">
            <text:p>2.3584733971</text:p>
          </table:table-cell>
          <table:table-cell table:formula="of:=[.$D$5]*[.C671]-[.$D$4]" office:value-type="float" office:value="2.28172905224689">
            <text:p>2.2817290522</text:p>
          </table:table-cell>
          <table:table-cell table:formula="of:=INT([.D671]/[.$B$1]*1024)" office:value-type="float" office:value="467">
            <text:p>467</text:p>
          </table:table-cell>
          <table:table-cell table:number-columns-repeated="10"/>
        </table:table-row>
        <table:table-row table:style-name="ro2">
          <table:table-cell table:formula="of:=[.A671]+[.$D$1]" office:value-type="float" office:value="46.0000000000004">
            <text:p>46</text:p>
          </table:table-cell>
          <table:table-cell table:formula="of:=[.$M$2]+[.$M$3]*[.A672]+[.$M$4]*[.A672]^2+[.$M$5]*[.A672]^3+[.$M$6]*[.A672]^4+[.$N$2]*[.A672]^5+[.$N$3]*[.A672]^6+[.$N$4]*[.A672]^7+[.$N$5]*[.A672]^8+[.$N$6]*[.A672]^9" office:value-type="float" office:value="22.1885759452949">
            <text:p>22.1885759453</text:p>
          </table:table-cell>
          <table:table-cell table:formula="of:=[.B672]/([.$B$2]+[.B672])*[.$B$1]" office:value-type="float" office:value="2.35519633292067">
            <text:p>2.3551963329</text:p>
          </table:table-cell>
          <table:table-cell table:formula="of:=[.$D$5]*[.C672]-[.$D$4]" office:value-type="float" office:value="2.27708044739057">
            <text:p>2.2770804474</text:p>
          </table:table-cell>
          <table:table-cell table:formula="of:=INT([.D672]/[.$B$1]*1024)" office:value-type="float" office:value="466">
            <text:p>466</text:p>
          </table:table-cell>
          <table:table-cell table:number-columns-repeated="10"/>
        </table:table-row>
        <table:table-row table:style-name="ro2">
          <table:table-cell table:formula="of:=[.A672]+[.$D$1]" office:value-type="float" office:value="46.1000000000004">
            <text:p>46.1</text:p>
          </table:table-cell>
          <table:table-cell table:formula="of:=[.$M$2]+[.$M$3]*[.A673]+[.$M$4]*[.A673]^2+[.$M$5]*[.A673]^3+[.$M$6]*[.A673]^4+[.$N$2]*[.A673]^5+[.$N$3]*[.A673]^6+[.$N$4]*[.A673]^7+[.$N$5]*[.A673]^8+[.$N$6]*[.A673]^9" office:value-type="float" office:value="22.1302755337145">
            <text:p>22.1302755337</text:p>
          </table:table-cell>
          <table:table-cell table:formula="of:=[.B673]/([.$B$2]+[.B673])*[.$B$1]" office:value-type="float" office:value="2.35191892438657">
            <text:p>2.3519189244</text:p>
          </table:table-cell>
          <table:table-cell table:formula="of:=[.$D$5]*[.C673]-[.$D$4]" office:value-type="float" office:value="2.27243135399587">
            <text:p>2.272431354</text:p>
          </table:table-cell>
          <table:table-cell table:formula="of:=INT([.D673]/[.$B$1]*1024)" office:value-type="float" office:value="465">
            <text:p>465</text:p>
          </table:table-cell>
          <table:table-cell table:number-columns-repeated="10"/>
        </table:table-row>
        <table:table-row table:style-name="ro2">
          <table:table-cell table:formula="of:=[.A673]+[.$D$1]" office:value-type="float" office:value="46.2000000000004">
            <text:p>46.2</text:p>
          </table:table-cell>
          <table:table-cell table:formula="of:=[.$M$2]+[.$M$3]*[.A674]+[.$M$4]*[.A674]^2+[.$M$5]*[.A674]^3+[.$M$6]*[.A674]^4+[.$N$2]*[.A674]^5+[.$N$3]*[.A674]^6+[.$N$4]*[.A674]^7+[.$N$5]*[.A674]^8+[.$N$6]*[.A674]^9" office:value-type="float" office:value="22.0721133271396">
            <text:p>22.0721133271</text:p>
          </table:table-cell>
          <table:table-cell table:formula="of:=[.B674]/([.$B$2]+[.B674])*[.$B$1]" office:value-type="float" office:value="2.3486411813597">
            <text:p>2.3486411814</text:p>
          </table:table-cell>
          <table:table-cell table:formula="of:=[.$D$5]*[.C674]-[.$D$4]" office:value-type="float" office:value="2.26778178611404">
            <text:p>2.2677817861</text:p>
          </table:table-cell>
          <table:table-cell table:formula="of:=INT([.D674]/[.$B$1]*1024)" office:value-type="float" office:value="464">
            <text:p>464</text:p>
          </table:table-cell>
          <table:table-cell table:number-columns-repeated="10"/>
        </table:table-row>
        <table:table-row table:style-name="ro2">
          <table:table-cell table:formula="of:=[.A674]+[.$D$1]" office:value-type="float" office:value="46.3000000000004">
            <text:p>46.3</text:p>
          </table:table-cell>
          <table:table-cell table:formula="of:=[.$M$2]+[.$M$3]*[.A675]+[.$M$4]*[.A675]^2+[.$M$5]*[.A675]^3+[.$M$6]*[.A675]^4+[.$N$2]*[.A675]^5+[.$N$3]*[.A675]^6+[.$N$4]*[.A675]^7+[.$N$5]*[.A675]^8+[.$N$6]*[.A675]^9" office:value-type="float" office:value="22.0140890126526">
            <text:p>22.0140890127</text:p>
          </table:table-cell>
          <table:table-cell table:formula="of:=[.B675]/([.$B$2]+[.B675])*[.$B$1]" office:value-type="float" office:value="2.34536311385376">
            <text:p>2.3453631139</text:p>
          </table:table-cell>
          <table:table-cell table:formula="of:=[.$D$5]*[.C675]-[.$D$4]" office:value-type="float" office:value="2.26313175794982">
            <text:p>2.2631317579</text:p>
          </table:table-cell>
          <table:table-cell table:formula="of:=INT([.D675]/[.$B$1]*1024)" office:value-type="float" office:value="463">
            <text:p>463</text:p>
          </table:table-cell>
          <table:table-cell table:number-columns-repeated="10"/>
        </table:table-row>
        <table:table-row table:style-name="ro2">
          <table:table-cell table:formula="of:=[.A675]+[.$D$1]" office:value-type="float" office:value="46.4000000000004">
            <text:p>46.4</text:p>
          </table:table-cell>
          <table:table-cell table:formula="of:=[.$M$2]+[.$M$3]*[.A676]+[.$M$4]*[.A676]^2+[.$M$5]*[.A676]^3+[.$M$6]*[.A676]^4+[.$N$2]*[.A676]^5+[.$N$3]*[.A676]^6+[.$N$4]*[.A676]^7+[.$N$5]*[.A676]^8+[.$N$6]*[.A676]^9" office:value-type="float" office:value="21.956202279812">
            <text:p>21.9562022798</text:p>
          </table:table-cell>
          <table:table-cell table:formula="of:=[.B676]/([.$B$2]+[.B676])*[.$B$1]" office:value-type="float" office:value="2.34208473199071">
            <text:p>2.342084732</text:p>
          </table:table-cell>
          <table:table-cell table:formula="of:=[.$D$5]*[.C676]-[.$D$4]" office:value-type="float" office:value="2.25848128386144">
            <text:p>2.2584812839</text:p>
          </table:table-cell>
          <table:table-cell table:formula="of:=INT([.D676]/[.$B$1]*1024)" office:value-type="float" office:value="462">
            <text:p>462</text:p>
          </table:table-cell>
          <table:table-cell table:number-columns-repeated="10"/>
        </table:table-row>
        <table:table-row table:style-name="ro2">
          <table:table-cell table:formula="of:=[.A676]+[.$D$1]" office:value-type="float" office:value="46.5000000000004">
            <text:p>46.5</text:p>
          </table:table-cell>
          <table:table-cell table:formula="of:=[.$M$2]+[.$M$3]*[.A677]+[.$M$4]*[.A677]^2+[.$M$5]*[.A677]^3+[.$M$6]*[.A677]^4+[.$N$2]*[.A677]^5+[.$N$3]*[.A677]^6+[.$N$4]*[.A677]^7+[.$N$5]*[.A677]^8+[.$N$6]*[.A677]^9" office:value-type="float" office:value="21.8984528206311">
            <text:p>21.8984528206</text:p>
          </table:table-cell>
          <table:table-cell table:formula="of:=[.B677]/([.$B$2]+[.B677])*[.$B$1]" office:value-type="float" office:value="2.33880604600076">
            <text:p>2.338806046</text:p>
          </table:table-cell>
          <table:table-cell table:formula="of:=[.$D$5]*[.C677]-[.$D$4]" office:value-type="float" office:value="2.25383037836077">
            <text:p>2.2538303784</text:p>
          </table:table-cell>
          <table:table-cell table:formula="of:=INT([.D677]/[.$B$1]*1024)" office:value-type="float" office:value="461">
            <text:p>461</text:p>
          </table:table-cell>
          <table:table-cell table:number-columns-repeated="10"/>
        </table:table-row>
        <table:table-row table:style-name="ro2">
          <table:table-cell table:formula="of:=[.A677]+[.$D$1]" office:value-type="float" office:value="46.6000000000004">
            <text:p>46.6</text:p>
          </table:table-cell>
          <table:table-cell table:formula="of:=[.$M$2]+[.$M$3]*[.A678]+[.$M$4]*[.A678]^2+[.$M$5]*[.A678]^3+[.$M$6]*[.A678]^4+[.$N$2]*[.A678]^5+[.$N$3]*[.A678]^6+[.$N$4]*[.A678]^7+[.$N$5]*[.A678]^8+[.$N$6]*[.A678]^9" office:value-type="float" office:value="21.8408403295579">
            <text:p>21.8408403296</text:p>
          </table:table-cell>
          <table:table-cell table:formula="of:=[.B678]/([.$B$2]+[.B678])*[.$B$1]" office:value-type="float" office:value="2.33552706622244">
            <text:p>2.3355270662</text:p>
          </table:table-cell>
          <table:table-cell table:formula="of:=[.$D$5]*[.C678]-[.$D$4]" office:value-type="float" office:value="2.24917905611328">
            <text:p>2.2491790561</text:p>
          </table:table-cell>
          <table:table-cell table:formula="of:=INT([.D678]/[.$B$1]*1024)" office:value-type="float" office:value="460">
            <text:p>460</text:p>
          </table:table-cell>
          <table:table-cell table:number-columns-repeated="10"/>
        </table:table-row>
        <table:table-row table:style-name="ro2">
          <table:table-cell table:formula="of:=[.A678]+[.$D$1]" office:value-type="float" office:value="46.7000000000004">
            <text:p>46.7</text:p>
          </table:table-cell>
          <table:table-cell table:formula="of:=[.$M$2]+[.$M$3]*[.A679]+[.$M$4]*[.A679]^2+[.$M$5]*[.A679]^3+[.$M$6]*[.A679]^4+[.$N$2]*[.A679]^5+[.$N$3]*[.A679]^6+[.$N$4]*[.A679]^7+[.$N$5]*[.A679]^8+[.$N$6]*[.A679]^9" office:value-type="float" office:value="21.7833645034545">
            <text:p>21.7833645035</text:p>
          </table:table-cell>
          <table:table-cell table:formula="of:=[.B679]/([.$B$2]+[.B679])*[.$B$1]" office:value-type="float" office:value="2.3322478031026">
            <text:p>2.3322478031</text:p>
          </table:table-cell>
          <table:table-cell table:formula="of:=[.$D$5]*[.C679]-[.$D$4]" office:value-type="float" office:value="2.24452733193812">
            <text:p>2.2445273319</text:p>
          </table:table-cell>
          <table:table-cell table:formula="of:=INT([.D679]/[.$B$1]*1024)" office:value-type="float" office:value="459">
            <text:p>459</text:p>
          </table:table-cell>
          <table:table-cell table:number-columns-repeated="10"/>
        </table:table-row>
        <table:table-row table:style-name="ro2">
          <table:table-cell table:formula="of:=[.A679]+[.$D$1]" office:value-type="float" office:value="46.8000000000004">
            <text:p>46.8</text:p>
          </table:table-cell>
          <table:table-cell table:formula="of:=[.$M$2]+[.$M$3]*[.A680]+[.$M$4]*[.A680]^2+[.$M$5]*[.A680]^3+[.$M$6]*[.A680]^4+[.$N$2]*[.A680]^5+[.$N$3]*[.A680]^6+[.$N$4]*[.A680]^7+[.$N$5]*[.A680]^8+[.$N$6]*[.A680]^9" office:value-type="float" office:value="21.7260250415759">
            <text:p>21.7260250416</text:p>
          </table:table-cell>
          <table:table-cell table:formula="of:=[.B680]/([.$B$2]+[.B680])*[.$B$1]" office:value-type="float" office:value="2.32896826719645">
            <text:p>2.3289682672</text:p>
          </table:table-cell>
          <table:table-cell table:formula="of:=[.$D$5]*[.C680]-[.$D$4]" office:value-type="float" office:value="2.23987522080813">
            <text:p>2.2398752208</text:p>
          </table:table-cell>
          <table:table-cell table:formula="of:=INT([.D680]/[.$B$1]*1024)" office:value-type="float" office:value="458">
            <text:p>458</text:p>
          </table:table-cell>
          <table:table-cell table:number-columns-repeated="10"/>
        </table:table-row>
        <table:table-row table:style-name="ro2">
          <table:table-cell table:formula="of:=[.A680]+[.$D$1]" office:value-type="float" office:value="46.9000000000004">
            <text:p>46.9</text:p>
          </table:table-cell>
          <table:table-cell table:formula="of:=[.$M$2]+[.$M$3]*[.A681]+[.$M$4]*[.A681]^2+[.$M$5]*[.A681]^3+[.$M$6]*[.A681]^4+[.$N$2]*[.A681]^5+[.$N$3]*[.A681]^6+[.$N$4]*[.A681]^7+[.$N$5]*[.A681]^8+[.$N$6]*[.A681]^9" office:value-type="float" office:value="21.6688216455506">
            <text:p>21.6688216456</text:p>
          </table:table-cell>
          <table:table-cell table:formula="of:=[.B681]/([.$B$2]+[.B681])*[.$B$1]" office:value-type="float" office:value="2.32568846916755">
            <text:p>2.3256884692</text:p>
          </table:table-cell>
          <table:table-cell table:formula="of:=[.$D$5]*[.C681]-[.$D$4]" office:value-type="float" office:value="2.23522273784987">
            <text:p>2.2352227378</text:p>
          </table:table-cell>
          <table:table-cell table:formula="of:=INT([.D681]/[.$B$1]*1024)" office:value-type="float" office:value="457">
            <text:p>457</text:p>
          </table:table-cell>
          <table:table-cell table:number-columns-repeated="10"/>
        </table:table-row>
        <table:table-row table:style-name="ro2">
          <table:table-cell table:formula="of:=[.A681]+[.$D$1]" office:value-type="float" office:value="47.0000000000004">
            <text:p>47</text:p>
          </table:table-cell>
          <table:table-cell table:formula="of:=[.$M$2]+[.$M$3]*[.A682]+[.$M$4]*[.A682]^2+[.$M$5]*[.A682]^3+[.$M$6]*[.A682]^4+[.$N$2]*[.A682]^5+[.$N$3]*[.A682]^6+[.$N$4]*[.A682]^7+[.$N$5]*[.A682]^8+[.$N$6]*[.A682]^9" office:value-type="float" office:value="21.611754019359">
            <text:p>21.6117540194</text:p>
          </table:table-cell>
          <table:table-cell table:formula="of:=[.B682]/([.$B$2]+[.B682])*[.$B$1]" office:value-type="float" office:value="2.3224084197878">
            <text:p>2.3224084198</text:p>
          </table:table-cell>
          <table:table-cell table:formula="of:=[.$D$5]*[.C682]-[.$D$4]" office:value-type="float" office:value="2.23056989834359">
            <text:p>2.2305698983</text:p>
          </table:table-cell>
          <table:table-cell table:formula="of:=INT([.D682]/[.$B$1]*1024)" office:value-type="float" office:value="456">
            <text:p>456</text:p>
          </table:table-cell>
          <table:table-cell table:number-columns-repeated="10"/>
        </table:table-row>
        <table:table-row table:style-name="ro2">
          <table:table-cell table:formula="of:=[.A682]+[.$D$1]" office:value-type="float" office:value="47.1000000000004">
            <text:p>47.1</text:p>
          </table:table-cell>
          <table:table-cell table:formula="of:=[.$M$2]+[.$M$3]*[.A683]+[.$M$4]*[.A683]^2+[.$M$5]*[.A683]^3+[.$M$6]*[.A683]^4+[.$N$2]*[.A683]^5+[.$N$3]*[.A683]^6+[.$N$4]*[.A683]^7+[.$N$5]*[.A683]^8+[.$N$6]*[.A683]^9" office:value-type="float" office:value="21.5548218693139">
            <text:p>21.5548218693</text:p>
          </table:table-cell>
          <table:table-cell table:formula="of:=[.B683]/([.$B$2]+[.B683])*[.$B$1]" office:value-type="float" office:value="2.31912812993748">
            <text:p>2.3191281299</text:p>
          </table:table-cell>
          <table:table-cell table:formula="of:=[.$D$5]*[.C683]-[.$D$4]" office:value-type="float" office:value="2.22591671772324">
            <text:p>2.2259167177</text:p>
          </table:table-cell>
          <table:table-cell table:formula="of:=INT([.D683]/[.$B$1]*1024)" office:value-type="float" office:value="455">
            <text:p>455</text:p>
          </table:table-cell>
          <table:table-cell table:number-columns-repeated="10"/>
        </table:table-row>
        <table:table-row table:style-name="ro2">
          <table:table-cell table:formula="of:=[.A683]+[.$D$1]" office:value-type="float" office:value="47.2000000000004">
            <text:p>47.2</text:p>
          </table:table-cell>
          <table:table-cell table:formula="of:=[.$M$2]+[.$M$3]*[.A684]+[.$M$4]*[.A684]^2+[.$M$5]*[.A684]^3+[.$M$6]*[.A684]^4+[.$N$2]*[.A684]^5+[.$N$3]*[.A684]^6+[.$N$4]*[.A684]^7+[.$N$5]*[.A684]^8+[.$N$6]*[.A684]^9" office:value-type="float" office:value="21.4980249040399">
            <text:p>21.498024904</text:p>
          </table:table-cell>
          <table:table-cell table:formula="of:=[.B684]/([.$B$2]+[.B684])*[.$B$1]" office:value-type="float" office:value="2.31584761060515">
            <text:p>2.3158476106</text:p>
          </table:table-cell>
          <table:table-cell table:formula="of:=[.$D$5]*[.C684]-[.$D$4]" office:value-type="float" office:value="2.2212632115764">
            <text:p>2.2212632116</text:p>
          </table:table-cell>
          <table:table-cell table:formula="of:=INT([.D684]/[.$B$1]*1024)" office:value-type="float" office:value="454">
            <text:p>454</text:p>
          </table:table-cell>
          <table:table-cell table:number-columns-repeated="10"/>
        </table:table-row>
        <table:table-row table:style-name="ro2">
          <table:table-cell table:formula="of:=[.A684]+[.$D$1]" office:value-type="float" office:value="47.3000000000004">
            <text:p>47.3</text:p>
          </table:table-cell>
          <table:table-cell table:formula="of:=[.$M$2]+[.$M$3]*[.A685]+[.$M$4]*[.A685]^2+[.$M$5]*[.A685]^3+[.$M$6]*[.A685]^4+[.$N$2]*[.A685]^5+[.$N$3]*[.A685]^6+[.$N$4]*[.A685]^7+[.$N$5]*[.A685]^8+[.$N$6]*[.A685]^9" office:value-type="float" office:value="21.441362834453">
            <text:p>21.4413628345</text:p>
          </table:table-cell>
          <table:table-cell table:formula="of:=[.B685]/([.$B$2]+[.B685])*[.$B$1]" office:value-type="float" office:value="2.31256687288771">
            <text:p>2.3125668729</text:p>
          </table:table-cell>
          <table:table-cell table:formula="of:=[.$D$5]*[.C685]-[.$D$4]" office:value-type="float" office:value="2.21660939564433">
            <text:p>2.2166093956</text:p>
          </table:table-cell>
          <table:table-cell table:formula="of:=INT([.D685]/[.$B$1]*1024)" office:value-type="float" office:value="453">
            <text:p>453</text:p>
          </table:table-cell>
          <table:table-cell table:number-columns-repeated="10"/>
        </table:table-row>
        <table:table-row table:style-name="ro2">
          <table:table-cell table:formula="of:=[.A685]+[.$D$1]" office:value-type="float" office:value="47.4000000000004">
            <text:p>47.4</text:p>
          </table:table-cell>
          <table:table-cell table:formula="of:=[.$M$2]+[.$M$3]*[.A686]+[.$M$4]*[.A686]^2+[.$M$5]*[.A686]^3+[.$M$6]*[.A686]^4+[.$N$2]*[.A686]^5+[.$N$3]*[.A686]^6+[.$N$4]*[.A686]^7+[.$N$5]*[.A686]^8+[.$N$6]*[.A686]^9" office:value-type="float" office:value="21.3848353737406">
            <text:p>21.3848353737</text:p>
          </table:table-cell>
          <table:table-cell table:formula="of:=[.B686]/([.$B$2]+[.B686])*[.$B$1]" office:value-type="float" office:value="2.30928592799031">
            <text:p>2.309285928</text:p>
          </table:table-cell>
          <table:table-cell table:formula="of:=[.$D$5]*[.C686]-[.$D$4]" office:value-type="float" office:value="2.21195528582182">
            <text:p>2.2119552858</text:p>
          </table:table-cell>
          <table:table-cell table:formula="of:=INT([.D686]/[.$B$1]*1024)" office:value-type="float" office:value="453">
            <text:p>453</text:p>
          </table:table-cell>
          <table:table-cell table:number-columns-repeated="10"/>
        </table:table-row>
        <table:table-row table:style-name="ro2">
          <table:table-cell table:formula="of:=[.A686]+[.$D$1]" office:value-type="float" office:value="47.5000000000004">
            <text:p>47.5</text:p>
          </table:table-cell>
          <table:table-cell table:formula="of:=[.$M$2]+[.$M$3]*[.A687]+[.$M$4]*[.A687]^2+[.$M$5]*[.A687]^3+[.$M$6]*[.A687]^4+[.$N$2]*[.A687]^5+[.$N$3]*[.A687]^6+[.$N$4]*[.A687]^7+[.$N$5]*[.A687]^8+[.$N$6]*[.A687]^9" office:value-type="float" office:value="21.3284422373414">
            <text:p>21.3284422373</text:p>
          </table:table-cell>
          <table:table-cell table:formula="of:=[.B687]/([.$B$2]+[.B687])*[.$B$1]" office:value-type="float" office:value="2.30600478722631">
            <text:p>2.3060047872</text:p>
          </table:table-cell>
          <table:table-cell table:formula="of:=[.$D$5]*[.C687]-[.$D$4]" office:value-type="float" office:value="2.2073008981572">
            <text:p>2.2073008982</text:p>
          </table:table-cell>
          <table:table-cell table:formula="of:=INT([.D687]/[.$B$1]*1024)" office:value-type="float" office:value="452">
            <text:p>452</text:p>
          </table:table-cell>
          <table:table-cell table:number-columns-repeated="10"/>
        </table:table-row>
        <table:table-row table:style-name="ro2">
          <table:table-cell table:formula="of:=[.A687]+[.$D$1]" office:value-type="float" office:value="47.6000000000004">
            <text:p>47.6</text:p>
          </table:table-cell>
          <table:table-cell table:formula="of:=[.$M$2]+[.$M$3]*[.A688]+[.$M$4]*[.A688]^2+[.$M$5]*[.A688]^3+[.$M$6]*[.A688]^4+[.$N$2]*[.A688]^5+[.$N$3]*[.A688]^6+[.$N$4]*[.A688]^7+[.$N$5]*[.A688]^8+[.$N$6]*[.A688]^9" office:value-type="float" office:value="21.2721831429249">
            <text:p>21.2721831429</text:p>
          </table:table-cell>
          <table:table-cell table:formula="of:=[.B688]/([.$B$2]+[.B688])*[.$B$1]" office:value-type="float" office:value="2.30272346201724">
            <text:p>2.302723462</text:p>
          </table:table-cell>
          <table:table-cell table:formula="of:=[.$D$5]*[.C688]-[.$D$4]" office:value-type="float" office:value="2.20264624885223">
            <text:p>2.2026462489</text:p>
          </table:table-cell>
          <table:table-cell table:formula="of:=INT([.D688]/[.$B$1]*1024)" office:value-type="float" office:value="451">
            <text:p>451</text:p>
          </table:table-cell>
          <table:table-cell table:number-columns-repeated="10"/>
        </table:table-row>
        <table:table-row table:style-name="ro2">
          <table:table-cell table:formula="of:=[.A688]+[.$D$1]" office:value-type="float" office:value="47.7000000000004">
            <text:p>47.7</text:p>
          </table:table-cell>
          <table:table-cell table:formula="of:=[.$M$2]+[.$M$3]*[.A689]+[.$M$4]*[.A689]^2+[.$M$5]*[.A689]^3+[.$M$6]*[.A689]^4+[.$N$2]*[.A689]^5+[.$N$3]*[.A689]^6+[.$N$4]*[.A689]^7+[.$N$5]*[.A689]^8+[.$N$6]*[.A689]^9" office:value-type="float" office:value="21.2160578103721">
            <text:p>21.2160578104</text:p>
          </table:table-cell>
          <table:table-cell table:formula="of:=[.B689]/([.$B$2]+[.B689])*[.$B$1]" office:value-type="float" office:value="2.29944196389276">
            <text:p>2.2994419639</text:p>
          </table:table-cell>
          <table:table-cell table:formula="of:=[.$D$5]*[.C689]-[.$D$4]" office:value-type="float" office:value="2.19799135426203">
            <text:p>2.1979913543</text:p>
          </table:table-cell>
          <table:table-cell table:formula="of:=INT([.D689]/[.$B$1]*1024)" office:value-type="float" office:value="450">
            <text:p>450</text:p>
          </table:table-cell>
          <table:table-cell table:number-columns-repeated="10"/>
        </table:table-row>
        <table:table-row table:style-name="ro2">
          <table:table-cell table:formula="of:=[.A689]+[.$D$1]" office:value-type="float" office:value="47.8000000000004">
            <text:p>47.8</text:p>
          </table:table-cell>
          <table:table-cell table:formula="of:=[.$M$2]+[.$M$3]*[.A690]+[.$M$4]*[.A690]^2+[.$M$5]*[.A690]^3+[.$M$6]*[.A690]^4+[.$N$2]*[.A690]^5+[.$N$3]*[.A690]^6+[.$N$4]*[.A690]^7+[.$N$5]*[.A690]^8+[.$N$6]*[.A690]^9" office:value-type="float" office:value="21.1600659617549">
            <text:p>21.1600659618</text:p>
          </table:table-cell>
          <table:table-cell table:formula="of:=[.B690]/([.$B$2]+[.B690])*[.$B$1]" office:value-type="float" office:value="2.29616030449055">
            <text:p>2.2961603045</text:p>
          </table:table-cell>
          <table:table-cell table:formula="of:=[.$D$5]*[.C690]-[.$D$4]" office:value-type="float" office:value="2.19333623089497">
            <text:p>2.1933362309</text:p>
          </table:table-cell>
          <table:table-cell table:formula="of:=INT([.D690]/[.$B$1]*1024)" office:value-type="float" office:value="449">
            <text:p>449</text:p>
          </table:table-cell>
          <table:table-cell table:number-columns-repeated="10"/>
        </table:table-row>
        <table:table-row table:style-name="ro2">
          <table:table-cell table:formula="of:=[.A690]+[.$D$1]" office:value-type="float" office:value="47.9000000000004">
            <text:p>47.9</text:p>
          </table:table-cell>
          <table:table-cell table:formula="of:=[.$M$2]+[.$M$3]*[.A691]+[.$M$4]*[.A691]^2+[.$M$5]*[.A691]^3+[.$M$6]*[.A691]^4+[.$N$2]*[.A691]^5+[.$N$3]*[.A691]^6+[.$N$4]*[.A691]^7+[.$N$5]*[.A691]^8+[.$N$6]*[.A691]^9" office:value-type="float" office:value="21.1042073213165">
            <text:p>21.1042073213</text:p>
          </table:table-cell>
          <table:table-cell table:formula="of:=[.B691]/([.$B$2]+[.B691])*[.$B$1]" office:value-type="float" office:value="2.29287849555625">
            <text:p>2.2928784956</text:p>
          </table:table-cell>
          <table:table-cell table:formula="of:=[.$D$5]*[.C691]-[.$D$4]" office:value-type="float" office:value="2.18868089541256">
            <text:p>2.1886808954</text:p>
          </table:table-cell>
          <table:table-cell table:formula="of:=INT([.D691]/[.$B$1]*1024)" office:value-type="float" office:value="448">
            <text:p>448</text:p>
          </table:table-cell>
          <table:table-cell table:number-columns-repeated="10"/>
        </table:table-row>
        <table:table-row table:style-name="ro2">
          <table:table-cell table:formula="of:=[.A691]+[.$D$1]" office:value-type="float" office:value="48.0000000000004">
            <text:p>48</text:p>
          </table:table-cell>
          <table:table-cell table:formula="of:=[.$M$2]+[.$M$3]*[.A692]+[.$M$4]*[.A692]^2+[.$M$5]*[.A692]^3+[.$M$6]*[.A692]^4+[.$N$2]*[.A692]^5+[.$N$3]*[.A692]^6+[.$N$4]*[.A692]^7+[.$N$5]*[.A692]^8+[.$N$6]*[.A692]^9" office:value-type="float" office:value="21.0484816154516">
            <text:p>21.0484816155</text:p>
          </table:table-cell>
          <table:table-cell table:formula="of:=[.B692]/([.$B$2]+[.B692])*[.$B$1]" office:value-type="float" office:value="2.28959654894337">
            <text:p>2.2895965489</text:p>
          </table:table-cell>
          <table:table-cell table:formula="of:=[.$D$5]*[.C692]-[.$D$4]" office:value-type="float" office:value="2.18402536462933">
            <text:p>2.1840253646</text:p>
          </table:table-cell>
          <table:table-cell table:formula="of:=INT([.D692]/[.$B$1]*1024)" office:value-type="float" office:value="447">
            <text:p>447</text:p>
          </table:table-cell>
          <table:table-cell table:number-columns-repeated="10"/>
        </table:table-row>
        <table:table-row table:style-name="ro2">
          <table:table-cell table:formula="of:=[.A692]+[.$D$1]" office:value-type="float" office:value="48.1000000000004">
            <text:p>48.1</text:p>
          </table:table-cell>
          <table:table-cell table:formula="of:=[.$M$2]+[.$M$3]*[.A693]+[.$M$4]*[.A693]^2+[.$M$5]*[.A693]^3+[.$M$6]*[.A693]^4+[.$N$2]*[.A693]^5+[.$N$3]*[.A693]^6+[.$N$4]*[.A693]^7+[.$N$5]*[.A693]^8+[.$N$6]*[.A693]^9" office:value-type="float" office:value="20.9928885726864">
            <text:p>20.9928885727</text:p>
          </table:table-cell>
          <table:table-cell table:formula="of:=[.B693]/([.$B$2]+[.B693])*[.$B$1]" office:value-type="float" office:value="2.2863144766132">
            <text:p>2.2863144766</text:p>
          </table:table-cell>
          <table:table-cell table:formula="of:=[.$D$5]*[.C693]-[.$D$4]" office:value-type="float" office:value="2.17936965551269">
            <text:p>2.1793696555</text:p>
          </table:table-cell>
          <table:table-cell table:formula="of:=INT([.D693]/[.$B$1]*1024)" office:value-type="float" office:value="446">
            <text:p>446</text:p>
          </table:table-cell>
          <table:table-cell table:number-columns-repeated="10"/>
        </table:table-row>
        <table:table-row table:style-name="ro2">
          <table:table-cell table:formula="of:=[.A693]+[.$D$1]" office:value-type="float" office:value="48.2000000000004">
            <text:p>48.2</text:p>
          </table:table-cell>
          <table:table-cell table:formula="of:=[.$M$2]+[.$M$3]*[.A694]+[.$M$4]*[.A694]^2+[.$M$5]*[.A694]^3+[.$M$6]*[.A694]^4+[.$N$2]*[.A694]^5+[.$N$3]*[.A694]^6+[.$N$4]*[.A694]^7+[.$N$5]*[.A694]^8+[.$N$6]*[.A694]^9" office:value-type="float" office:value="20.937427923659">
            <text:p>20.9374279237</text:p>
          </table:table-cell>
          <table:table-cell table:formula="of:=[.B694]/([.$B$2]+[.B694])*[.$B$1]" office:value-type="float" office:value="2.2830322906347">
            <text:p>2.2830322906</text:p>
          </table:table-cell>
          <table:table-cell table:formula="of:=[.$D$5]*[.C694]-[.$D$4]" office:value-type="float" office:value="2.1747137851828">
            <text:p>2.1747137852</text:p>
          </table:table-cell>
          <table:table-cell table:formula="of:=INT([.D694]/[.$B$1]*1024)" office:value-type="float" office:value="445">
            <text:p>445</text:p>
          </table:table-cell>
          <table:table-cell table:number-columns-repeated="10"/>
        </table:table-row>
        <table:table-row table:style-name="ro2">
          <table:table-cell table:formula="of:=[.A694]+[.$D$1]" office:value-type="float" office:value="48.3000000000004">
            <text:p>48.3</text:p>
          </table:table-cell>
          <table:table-cell table:formula="of:=[.$M$2]+[.$M$3]*[.A695]+[.$M$4]*[.A695]^2+[.$M$5]*[.A695]^3+[.$M$6]*[.A695]^4+[.$N$2]*[.A695]^5+[.$N$3]*[.A695]^6+[.$N$4]*[.A695]^7+[.$N$5]*[.A695]^8+[.$N$6]*[.A695]^9" office:value-type="float" office:value="20.8820994010999">
            <text:p>20.8820994011</text:p>
          </table:table-cell>
          <table:table-cell table:formula="of:=[.B695]/([.$B$2]+[.B695])*[.$B$1]" office:value-type="float" office:value="2.27975000318438">
            <text:p>2.2797500032</text:p>
          </table:table-cell>
          <table:table-cell table:formula="of:=[.$D$5]*[.C695]-[.$D$4]" office:value-type="float" office:value="2.17005777091237">
            <text:p>2.1700577709</text:p>
          </table:table-cell>
          <table:table-cell table:formula="of:=INT([.D695]/[.$B$1]*1024)" office:value-type="float" office:value="444">
            <text:p>444</text:p>
          </table:table-cell>
          <table:table-cell table:number-columns-repeated="10"/>
        </table:table-row>
        <table:table-row table:style-name="ro2">
          <table:table-cell table:formula="of:=[.A695]+[.$D$1]" office:value-type="float" office:value="48.4000000000004">
            <text:p>48.4</text:p>
          </table:table-cell>
          <table:table-cell table:formula="of:=[.$M$2]+[.$M$3]*[.A696]+[.$M$4]*[.A696]^2+[.$M$5]*[.A696]^3+[.$M$6]*[.A696]^4+[.$N$2]*[.A696]^5+[.$N$3]*[.A696]^6+[.$N$4]*[.A696]^7+[.$N$5]*[.A696]^8+[.$N$6]*[.A696]^9" office:value-type="float" office:value="20.8269027398121">
            <text:p>20.8269027398</text:p>
          </table:table-cell>
          <table:table-cell table:formula="of:=[.B696]/([.$B$2]+[.B696])*[.$B$1]" office:value-type="float" office:value="2.2764676265462">
            <text:p>2.2764676265</text:p>
          </table:table-cell>
          <table:table-cell table:formula="of:=[.$D$5]*[.C696]-[.$D$4]" office:value-type="float" office:value="2.16540163012652">
            <text:p>2.1654016301</text:p>
          </table:table-cell>
          <table:table-cell table:formula="of:=INT([.D696]/[.$B$1]*1024)" office:value-type="float" office:value="443">
            <text:p>443</text:p>
          </table:table-cell>
          <table:table-cell table:number-columns-repeated="10"/>
        </table:table-row>
        <table:table-row table:style-name="ro2">
          <table:table-cell table:formula="of:=[.A696]+[.$D$1]" office:value-type="float" office:value="48.5000000000004">
            <text:p>48.5</text:p>
          </table:table-cell>
          <table:table-cell table:formula="of:=[.$M$2]+[.$M$3]*[.A697]+[.$M$4]*[.A697]^2+[.$M$5]*[.A697]^3+[.$M$6]*[.A697]^4+[.$N$2]*[.A697]^5+[.$N$3]*[.A697]^6+[.$N$4]*[.A697]^7+[.$N$5]*[.A697]^8+[.$N$6]*[.A697]^9" office:value-type="float" office:value="20.7718376766518">
            <text:p>20.7718376767</text:p>
          </table:table-cell>
          <table:table-cell table:formula="of:=[.B697]/([.$B$2]+[.B697])*[.$B$1]" office:value-type="float" office:value="2.27318517311141">
            <text:p>2.2731851731</text:p>
          </table:table-cell>
          <table:table-cell table:formula="of:=[.$D$5]*[.C697]-[.$D$4]" office:value-type="float" office:value="2.16074538040259">
            <text:p>2.1607453804</text:p>
          </table:table-cell>
          <table:table-cell table:formula="of:=INT([.D697]/[.$B$1]*1024)" office:value-type="float" office:value="442">
            <text:p>442</text:p>
          </table:table-cell>
          <table:table-cell table:number-columns-repeated="10"/>
        </table:table-row>
        <table:table-row table:style-name="ro2">
          <table:table-cell table:formula="of:=[.A697]+[.$D$1]" office:value-type="float" office:value="48.6000000000004">
            <text:p>48.6</text:p>
          </table:table-cell>
          <table:table-cell table:formula="of:=[.$M$2]+[.$M$3]*[.A698]+[.$M$4]*[.A698]^2+[.$M$5]*[.A698]^3+[.$M$6]*[.A698]^4+[.$N$2]*[.A698]^5+[.$N$3]*[.A698]^6+[.$N$4]*[.A698]^7+[.$N$5]*[.A698]^8+[.$N$6]*[.A698]^9" office:value-type="float" office:value="20.7169039505089">
            <text:p>20.7169039505</text:p>
          </table:table-cell>
          <table:table-cell table:formula="of:=[.B698]/([.$B$2]+[.B698])*[.$B$1]" office:value-type="float" office:value="2.26990265537843">
            <text:p>2.2699026554</text:p>
          </table:table-cell>
          <table:table-cell table:formula="of:=[.$D$5]*[.C698]-[.$D$4]" office:value-type="float" office:value="2.15608903946992">
            <text:p>2.1560890395</text:p>
          </table:table-cell>
          <table:table-cell table:formula="of:=INT([.D698]/[.$B$1]*1024)" office:value-type="float" office:value="441">
            <text:p>441</text:p>
          </table:table-cell>
          <table:table-cell table:number-columns-repeated="10"/>
        </table:table-row>
        <table:table-row table:style-name="ro2">
          <table:table-cell table:formula="of:=[.A698]+[.$D$1]" office:value-type="float" office:value="48.7000000000004">
            <text:p>48.7</text:p>
          </table:table-cell>
          <table:table-cell table:formula="of:=[.$M$2]+[.$M$3]*[.A699]+[.$M$4]*[.A699]^2+[.$M$5]*[.A699]^3+[.$M$6]*[.A699]^4+[.$N$2]*[.A699]^5+[.$N$3]*[.A699]^6+[.$N$4]*[.A699]^7+[.$N$5]*[.A699]^8+[.$N$6]*[.A699]^9" office:value-type="float" office:value="20.6621013022875">
            <text:p>20.6621013023</text:p>
          </table:table-cell>
          <table:table-cell table:formula="of:=[.B699]/([.$B$2]+[.B699])*[.$B$1]" office:value-type="float" office:value="2.26662008595269">
            <text:p>2.266620086</text:p>
          </table:table-cell>
          <table:table-cell table:formula="of:=[.$D$5]*[.C699]-[.$D$4]" office:value-type="float" office:value="2.15143262520966">
            <text:p>2.1514326252</text:p>
          </table:table-cell>
          <table:table-cell table:formula="of:=INT([.D699]/[.$B$1]*1024)" office:value-type="float" office:value="440">
            <text:p>440</text:p>
          </table:table-cell>
          <table:table-cell table:number-columns-repeated="10"/>
        </table:table-row>
        <table:table-row table:style-name="ro2">
          <table:table-cell table:formula="of:=[.A699]+[.$D$1]" office:value-type="float" office:value="48.8000000000004">
            <text:p>48.8</text:p>
          </table:table-cell>
          <table:table-cell table:formula="of:=[.$M$2]+[.$M$3]*[.A700]+[.$M$4]*[.A700]^2+[.$M$5]*[.A700]^3+[.$M$6]*[.A700]^4+[.$N$2]*[.A700]^5+[.$N$3]*[.A700]^6+[.$N$4]*[.A700]^7+[.$N$5]*[.A700]^8+[.$N$6]*[.A700]^9" office:value-type="float" office:value="20.6074294748865">
            <text:p>20.6074294749</text:p>
          </table:table-cell>
          <table:table-cell table:formula="of:=[.B700]/([.$B$2]+[.B700])*[.$B$1]" office:value-type="float" office:value="2.26333747754648">
            <text:p>2.2633374775</text:p>
          </table:table-cell>
          <table:table-cell table:formula="of:=[.$D$5]*[.C700]-[.$D$4]" office:value-type="float" office:value="2.14677615565455">
            <text:p>2.1467761557</text:p>
          </table:table-cell>
          <table:table-cell table:formula="of:=INT([.D700]/[.$B$1]*1024)" office:value-type="float" office:value="439">
            <text:p>439</text:p>
          </table:table-cell>
          <table:table-cell table:number-columns-repeated="10"/>
        </table:table-row>
        <table:table-row table:style-name="ro2">
          <table:table-cell table:formula="of:=[.A700]+[.$D$1]" office:value-type="float" office:value="48.9000000000004">
            <text:p>48.9</text:p>
          </table:table-cell>
          <table:table-cell table:formula="of:=[.$M$2]+[.$M$3]*[.A701]+[.$M$4]*[.A701]^2+[.$M$5]*[.A701]^3+[.$M$6]*[.A701]^4+[.$N$2]*[.A701]^5+[.$N$3]*[.A701]^6+[.$N$4]*[.A701]^7+[.$N$5]*[.A701]^8+[.$N$6]*[.A701]^9" office:value-type="float" office:value="20.5528882131805">
            <text:p>20.5528882132</text:p>
          </table:table-cell>
          <table:table-cell table:formula="of:=[.B701]/([.$B$2]+[.B701])*[.$B$1]" office:value-type="float" office:value="2.26005484297878">
            <text:p>2.260054843</text:p>
          </table:table-cell>
          <table:table-cell table:formula="of:=[.$D$5]*[.C701]-[.$D$4]" office:value-type="float" office:value="2.14211964898864">
            <text:p>2.142119649</text:p>
          </table:table-cell>
          <table:table-cell table:formula="of:=INT([.D701]/[.$B$1]*1024)" office:value-type="float" office:value="438">
            <text:p>438</text:p>
          </table:table-cell>
          <table:table-cell table:number-columns-repeated="10"/>
        </table:table-row>
        <table:table-row table:style-name="ro2">
          <table:table-cell table:formula="of:=[.A701]+[.$D$1]" office:value-type="float" office:value="49.0000000000004">
            <text:p>49</text:p>
          </table:table-cell>
          <table:table-cell table:formula="of:=[.$M$2]+[.$M$3]*[.A702]+[.$M$4]*[.A702]^2+[.$M$5]*[.A702]^3+[.$M$6]*[.A702]^4+[.$N$2]*[.A702]^5+[.$N$3]*[.A702]^6+[.$N$4]*[.A702]^7+[.$N$5]*[.A702]^8+[.$N$6]*[.A702]^9" office:value-type="float" office:value="20.4984772640006">
            <text:p>20.498477264</text:p>
          </table:table-cell>
          <table:table-cell table:formula="of:=[.B702]/([.$B$2]+[.B702])*[.$B$1]" office:value-type="float" office:value="2.25677219517509">
            <text:p>2.2567721952</text:p>
          </table:table-cell>
          <table:table-cell table:formula="of:=[.$D$5]*[.C702]-[.$D$4]" office:value-type="float" office:value="2.13746312354712">
            <text:p>2.1374631235</text:p>
          </table:table-cell>
          <table:table-cell table:formula="of:=INT([.D702]/[.$B$1]*1024)" office:value-type="float" office:value="437">
            <text:p>437</text:p>
          </table:table-cell>
          <table:table-cell table:number-columns-repeated="10"/>
        </table:table-row>
        <table:table-row table:style-name="ro2">
          <table:table-cell table:formula="of:=[.A702]+[.$D$1]" office:value-type="float" office:value="49.1000000000004">
            <text:p>49.1</text:p>
          </table:table-cell>
          <table:table-cell table:formula="of:=[.$M$2]+[.$M$3]*[.A703]+[.$M$4]*[.A703]^2+[.$M$5]*[.A703]^3+[.$M$6]*[.A703]^4+[.$N$2]*[.A703]^5+[.$N$3]*[.A703]^6+[.$N$4]*[.A703]^7+[.$N$5]*[.A703]^8+[.$N$6]*[.A703]^9" office:value-type="float" office:value="20.4441963761149">
            <text:p>20.4441963761</text:p>
          </table:table-cell>
          <table:table-cell table:formula="of:=[.B703]/([.$B$2]+[.B703])*[.$B$1]" office:value-type="float" office:value="2.25348954716722">
            <text:p>2.2534895472</text:p>
          </table:table-cell>
          <table:table-cell table:formula="of:=[.$D$5]*[.C703]-[.$D$4]" office:value-type="float" office:value="2.13280659781597">
            <text:p>2.1328065978</text:p>
          </table:table-cell>
          <table:table-cell table:formula="of:=INT([.D703]/[.$B$1]*1024)" office:value-type="float" office:value="436">
            <text:p>436</text:p>
          </table:table-cell>
          <table:table-cell table:number-columns-repeated="10"/>
        </table:table-row>
        <table:table-row table:style-name="ro2">
          <table:table-cell table:formula="of:=[.A703]+[.$D$1]" office:value-type="float" office:value="49.2000000000004">
            <text:p>49.2</text:p>
          </table:table-cell>
          <table:table-cell table:formula="of:=[.$M$2]+[.$M$3]*[.A704]+[.$M$4]*[.A704]^2+[.$M$5]*[.A704]^3+[.$M$6]*[.A704]^4+[.$N$2]*[.A704]^5+[.$N$3]*[.A704]^6+[.$N$4]*[.A704]^7+[.$N$5]*[.A704]^8+[.$N$6]*[.A704]^9" office:value-type="float" office:value="20.3900453002098">
            <text:p>20.3900453002</text:p>
          </table:table-cell>
          <table:table-cell table:formula="of:=[.B704]/([.$B$2]+[.B704])*[.$B$1]" office:value-type="float" office:value="2.25020691209314">
            <text:p>2.2502069121</text:p>
          </table:table-cell>
          <table:table-cell table:formula="of:=[.$D$5]*[.C704]-[.$D$4]" office:value-type="float" office:value="2.12815009043174">
            <text:p>2.1281500904</text:p>
          </table:table-cell>
          <table:table-cell table:formula="of:=INT([.D704]/[.$B$1]*1024)" office:value-type="float" office:value="435">
            <text:p>435</text:p>
          </table:table-cell>
          <table:table-cell table:number-columns-repeated="10"/>
        </table:table-row>
        <table:table-row table:style-name="ro2">
          <table:table-cell table:formula="of:=[.A704]+[.$D$1]" office:value-type="float" office:value="49.3000000000004">
            <text:p>49.3</text:p>
          </table:table-cell>
          <table:table-cell table:formula="of:=[.$M$2]+[.$M$3]*[.A705]+[.$M$4]*[.A705]^2+[.$M$5]*[.A705]^3+[.$M$6]*[.A705]^4+[.$N$2]*[.A705]^5+[.$N$3]*[.A705]^6+[.$N$4]*[.A705]^7+[.$N$5]*[.A705]^8+[.$N$6]*[.A705]^9" office:value-type="float" office:value="20.3360237888708">
            <text:p>20.3360237889</text:p>
          </table:table-cell>
          <table:table-cell table:formula="of:=[.B705]/([.$B$2]+[.B705])*[.$B$1]" office:value-type="float" office:value="2.24692430319674">
            <text:p>2.2469243032</text:p>
          </table:table-cell>
          <table:table-cell table:formula="of:=[.$D$5]*[.C705]-[.$D$4]" office:value-type="float" office:value="2.12349362018128">
            <text:p>2.1234936202</text:p>
          </table:table-cell>
          <table:table-cell table:formula="of:=INT([.D705]/[.$B$1]*1024)" office:value-type="float" office:value="434">
            <text:p>434</text:p>
          </table:table-cell>
          <table:table-cell table:number-columns-repeated="10"/>
        </table:table-row>
        <table:table-row table:style-name="ro2">
          <table:table-cell table:formula="of:=[.A705]+[.$D$1]" office:value-type="float" office:value="49.4000000000005">
            <text:p>49.4</text:p>
          </table:table-cell>
          <table:table-cell table:formula="of:=[.$M$2]+[.$M$3]*[.A706]+[.$M$4]*[.A706]^2+[.$M$5]*[.A706]^3+[.$M$6]*[.A706]^4+[.$N$2]*[.A706]^5+[.$N$3]*[.A706]^6+[.$N$4]*[.A706]^7+[.$N$5]*[.A706]^8+[.$N$6]*[.A706]^9" office:value-type="float" office:value="20.2821315965634">
            <text:p>20.2821315966</text:p>
          </table:table-cell>
          <table:table-cell table:formula="of:=[.B706]/([.$B$2]+[.B706])*[.$B$1]" office:value-type="float" office:value="2.24364173382763">
            <text:p>2.2436417338</text:p>
          </table:table-cell>
          <table:table-cell table:formula="of:=[.$D$5]*[.C706]-[.$D$4]" office:value-type="float" office:value="2.11883720600136">
            <text:p>2.118837206</text:p>
          </table:table-cell>
          <table:table-cell table:formula="of:=INT([.D706]/[.$B$1]*1024)" office:value-type="float" office:value="433">
            <text:p>433</text:p>
          </table:table-cell>
          <table:table-cell table:number-columns-repeated="10"/>
        </table:table-row>
        <table:table-row table:style-name="ro2">
          <table:table-cell table:formula="of:=[.A706]+[.$D$1]" office:value-type="float" office:value="49.5000000000004">
            <text:p>49.5</text:p>
          </table:table-cell>
          <table:table-cell table:formula="of:=[.$M$2]+[.$M$3]*[.A707]+[.$M$4]*[.A707]^2+[.$M$5]*[.A707]^3+[.$M$6]*[.A707]^4+[.$N$2]*[.A707]^5+[.$N$3]*[.A707]^6+[.$N$4]*[.A707]^7+[.$N$5]*[.A707]^8+[.$N$6]*[.A707]^9" office:value-type="float" office:value="20.2283684796144">
            <text:p>20.2283684796</text:p>
          </table:table-cell>
          <table:table-cell table:formula="of:=[.B707]/([.$B$2]+[.B707])*[.$B$1]" office:value-type="float" office:value="2.24035921744094">
            <text:p>2.2403592174</text:p>
          </table:table-cell>
          <table:table-cell table:formula="of:=[.$D$5]*[.C707]-[.$D$4]" office:value-type="float" office:value="2.11418086697844">
            <text:p>2.114180867</text:p>
          </table:table-cell>
          <table:table-cell table:formula="of:=INT([.D707]/[.$B$1]*1024)" office:value-type="float" office:value="432">
            <text:p>432</text:p>
          </table:table-cell>
          <table:table-cell table:number-columns-repeated="10"/>
        </table:table-row>
        <table:table-row table:style-name="ro2">
          <table:table-cell table:formula="of:=[.A707]+[.$D$1]" office:value-type="float" office:value="49.6000000000005">
            <text:p>49.6</text:p>
          </table:table-cell>
          <table:table-cell table:formula="of:=[.$M$2]+[.$M$3]*[.A708]+[.$M$4]*[.A708]^2+[.$M$5]*[.A708]^3+[.$M$6]*[.A708]^4+[.$N$2]*[.A708]^5+[.$N$3]*[.A708]^6+[.$N$4]*[.A708]^7+[.$N$5]*[.A708]^8+[.$N$6]*[.A708]^9" office:value-type="float" office:value="20.1747341961931">
            <text:p>20.1747341962</text:p>
          </table:table-cell>
          <table:table-cell table:formula="of:=[.B708]/([.$B$2]+[.B708])*[.$B$1]" office:value-type="float" office:value="2.23707676759706">
            <text:p>2.2370767676</text:p>
          </table:table-cell>
          <table:table-cell table:formula="of:=[.$D$5]*[.C708]-[.$D$4]" office:value-type="float" office:value="2.1095246223483">
            <text:p>2.1095246223</text:p>
          </table:table-cell>
          <table:table-cell table:formula="of:=INT([.D708]/[.$B$1]*1024)" office:value-type="float" office:value="432">
            <text:p>432</text:p>
          </table:table-cell>
          <table:table-cell table:number-columns-repeated="10"/>
        </table:table-row>
        <table:table-row table:style-name="ro2">
          <table:table-cell table:formula="of:=[.A708]+[.$D$1]" office:value-type="float" office:value="49.7000000000005">
            <text:p>49.7</text:p>
          </table:table-cell>
          <table:table-cell table:formula="of:=[.$M$2]+[.$M$3]*[.A709]+[.$M$4]*[.A709]^2+[.$M$5]*[.A709]^3+[.$M$6]*[.A709]^4+[.$N$2]*[.A709]^5+[.$N$3]*[.A709]^6+[.$N$4]*[.A709]^7+[.$N$5]*[.A709]^8+[.$N$6]*[.A709]^9" office:value-type="float" office:value="20.1212285062923">
            <text:p>20.1212285063</text:p>
          </table:table-cell>
          <table:table-cell table:formula="of:=[.B709]/([.$B$2]+[.B709])*[.$B$1]" office:value-type="float" office:value="2.23379439796141">
            <text:p>2.233794398</text:p>
          </table:table-cell>
          <table:table-cell table:formula="of:=[.$D$5]*[.C709]-[.$D$4]" office:value-type="float" office:value="2.10486849149573">
            <text:p>2.1048684915</text:p>
          </table:table-cell>
          <table:table-cell table:formula="of:=INT([.D709]/[.$B$1]*1024)" office:value-type="float" office:value="431">
            <text:p>431</text:p>
          </table:table-cell>
          <table:table-cell table:number-columns-repeated="10"/>
        </table:table-row>
        <table:table-row table:style-name="ro2">
          <table:table-cell table:formula="of:=[.A709]+[.$D$1]" office:value-type="float" office:value="49.8000000000005">
            <text:p>49.8</text:p>
          </table:table-cell>
          <table:table-cell table:formula="of:=[.$M$2]+[.$M$3]*[.A710]+[.$M$4]*[.A710]^2+[.$M$5]*[.A710]^3+[.$M$6]*[.A710]^4+[.$N$2]*[.A710]^5+[.$N$3]*[.A710]^6+[.$N$4]*[.A710]^7+[.$N$5]*[.A710]^8+[.$N$6]*[.A710]^9" office:value-type="float" office:value="20.0678511717097">
            <text:p>20.0678511717</text:p>
          </table:table-cell>
          <table:table-cell table:formula="of:=[.B710]/([.$B$2]+[.B710])*[.$B$1]" office:value-type="float" office:value="2.2305121223042">
            <text:p>2.2305121223</text:p>
          </table:table-cell>
          <table:table-cell table:formula="of:=[.$D$5]*[.C710]-[.$D$4]" office:value-type="float" office:value="2.10021249395414">
            <text:p>2.100212494</text:p>
          </table:table-cell>
          <table:table-cell table:formula="of:=INT([.D710]/[.$B$1]*1024)" office:value-type="float" office:value="430">
            <text:p>430</text:p>
          </table:table-cell>
          <table:table-cell table:number-columns-repeated="10"/>
        </table:table-row>
        <table:table-row table:style-name="ro2">
          <table:table-cell table:formula="of:=[.A710]+[.$D$1]" office:value-type="float" office:value="49.9000000000005">
            <text:p>49.9</text:p>
          </table:table-cell>
          <table:table-cell table:formula="of:=[.$M$2]+[.$M$3]*[.A711]+[.$M$4]*[.A711]^2+[.$M$5]*[.A711]^3+[.$M$6]*[.A711]^4+[.$N$2]*[.A711]^5+[.$N$3]*[.A711]^6+[.$N$4]*[.A711]^7+[.$N$5]*[.A711]^8+[.$N$6]*[.A711]^9" office:value-type="float" office:value="20.0146019560294">
            <text:p>20.014601956</text:p>
          </table:table-cell>
          <table:table-cell table:formula="of:=[.B711]/([.$B$2]+[.B711])*[.$B$1]" office:value-type="float" office:value="2.22722995450017">
            <text:p>2.2272299545</text:p>
          </table:table-cell>
          <table:table-cell table:formula="of:=[.$D$5]*[.C711]-[.$D$4]" office:value-type="float" office:value="2.09555664940524">
            <text:p>2.0955566494</text:p>
          </table:table-cell>
          <table:table-cell table:formula="of:=INT([.D711]/[.$B$1]*1024)" office:value-type="float" office:value="429">
            <text:p>429</text:p>
          </table:table-cell>
          <table:table-cell table:number-columns-repeated="10"/>
        </table:table-row>
        <table:table-row table:style-name="ro2">
          <table:table-cell table:formula="of:=[.A711]+[.$D$1]" office:value-type="float" office:value="50.0000000000005">
            <text:p>50</text:p>
          </table:table-cell>
          <table:table-cell table:formula="of:=[.$M$2]+[.$M$3]*[.A712]+[.$M$4]*[.A712]^2+[.$M$5]*[.A712]^3+[.$M$6]*[.A712]^4+[.$N$2]*[.A712]^5+[.$N$3]*[.A712]^6+[.$N$4]*[.A712]^7+[.$N$5]*[.A712]^8+[.$N$6]*[.A712]^9" office:value-type="float" office:value="19.9614806246031">
            <text:p>19.9614806246</text:p>
          </table:table-cell>
          <table:table-cell table:formula="of:=[.B712]/([.$B$2]+[.B712])*[.$B$1]" office:value-type="float" office:value="2.22394790852833">
            <text:p>2.2239479085</text:p>
          </table:table-cell>
          <table:table-cell table:formula="of:=[.$D$5]*[.C712]-[.$D$4]" office:value-type="float" office:value="2.09090097767862">
            <text:p>2.0909009777</text:p>
          </table:table-cell>
          <table:table-cell table:formula="of:=INT([.D712]/[.$B$1]*1024)" office:value-type="float" office:value="428">
            <text:p>428</text:p>
          </table:table-cell>
          <table:table-cell table:number-columns-repeated="10"/>
        </table:table-row>
        <table:table-row table:style-name="ro2">
          <table:table-cell table:formula="of:=[.A712]+[.$D$1]" office:value-type="float" office:value="50.1000000000005">
            <text:p>50.1</text:p>
          </table:table-cell>
          <table:table-cell table:formula="of:=[.$M$2]+[.$M$3]*[.A713]+[.$M$4]*[.A713]^2+[.$M$5]*[.A713]^3+[.$M$6]*[.A713]^4+[.$N$2]*[.A713]^5+[.$N$3]*[.A713]^6+[.$N$4]*[.A713]^7+[.$N$5]*[.A713]^8+[.$N$6]*[.A713]^9" office:value-type="float" office:value="19.9084869445315">
            <text:p>19.9084869445</text:p>
          </table:table-cell>
          <table:table-cell table:formula="of:=[.B713]/([.$B$2]+[.B713])*[.$B$1]" office:value-type="float" office:value="2.22066599847169">
            <text:p>2.2206659985</text:p>
          </table:table-cell>
          <table:table-cell table:formula="of:=[.$D$5]*[.C713]-[.$D$4]" office:value-type="float" office:value="2.08624549875141">
            <text:p>2.0862454988</text:p>
          </table:table-cell>
          <table:table-cell table:formula="of:=INT([.D713]/[.$B$1]*1024)" office:value-type="float" office:value="427">
            <text:p>427</text:p>
          </table:table-cell>
          <table:table-cell table:number-columns-repeated="10"/>
        </table:table-row>
        <table:table-row table:style-name="ro2">
          <table:table-cell table:formula="of:=[.A713]+[.$D$1]" office:value-type="float" office:value="50.2000000000005">
            <text:p>50.2</text:p>
          </table:table-cell>
          <table:table-cell table:formula="of:=[.$M$2]+[.$M$3]*[.A714]+[.$M$4]*[.A714]^2+[.$M$5]*[.A714]^3+[.$M$6]*[.A714]^4+[.$N$2]*[.A714]^5+[.$N$3]*[.A714]^6+[.$N$4]*[.A714]^7+[.$N$5]*[.A714]^8+[.$N$6]*[.A714]^9" office:value-type="float" office:value="19.8556206846464">
            <text:p>19.8556206846</text:p>
          </table:table-cell>
          <table:table-cell table:formula="of:=[.B714]/([.$B$2]+[.B714])*[.$B$1]" office:value-type="float" office:value="2.21738423851693">
            <text:p>2.2173842385</text:p>
          </table:table-cell>
          <table:table-cell table:formula="of:=[.$D$5]*[.C714]-[.$D$4]" office:value-type="float" office:value="2.08159023274782">
            <text:p>2.0815902327</text:p>
          </table:table-cell>
          <table:table-cell table:formula="of:=INT([.D714]/[.$B$1]*1024)" office:value-type="float" office:value="426">
            <text:p>426</text:p>
          </table:table-cell>
          <table:table-cell table:number-columns-repeated="10"/>
        </table:table-row>
        <table:table-row table:style-name="ro2">
          <table:table-cell table:formula="of:=[.A714]+[.$D$1]" office:value-type="float" office:value="50.3000000000005">
            <text:p>50.3</text:p>
          </table:table-cell>
          <table:table-cell table:formula="of:=[.$M$2]+[.$M$3]*[.A715]+[.$M$4]*[.A715]^2+[.$M$5]*[.A715]^3+[.$M$6]*[.A715]^4+[.$N$2]*[.A715]^5+[.$N$3]*[.A715]^6+[.$N$4]*[.A715]^7+[.$N$5]*[.A715]^8+[.$N$6]*[.A715]^9" office:value-type="float" office:value="19.8028816154917">
            <text:p>19.8028816155</text:p>
          </table:table-cell>
          <table:table-cell table:formula="of:=[.B715]/([.$B$2]+[.B715])*[.$B$1]" office:value-type="float" office:value="2.21410264295419">
            <text:p>2.214102643</text:p>
          </table:table-cell>
          <table:table-cell table:formula="of:=[.$D$5]*[.C715]-[.$D$4]" office:value-type="float" office:value="2.07693519993878">
            <text:p>2.0769351999</text:p>
          </table:table-cell>
          <table:table-cell table:formula="of:=INT([.D715]/[.$B$1]*1024)" office:value-type="float" office:value="425">
            <text:p>425</text:p>
          </table:table-cell>
          <table:table-cell table:number-columns-repeated="10"/>
        </table:table-row>
        <table:table-row table:style-name="ro2">
          <table:table-cell table:formula="of:=[.A715]+[.$D$1]" office:value-type="float" office:value="50.4000000000005">
            <text:p>50.4</text:p>
          </table:table-cell>
          <table:table-cell table:formula="of:=[.$M$2]+[.$M$3]*[.A716]+[.$M$4]*[.A716]^2+[.$M$5]*[.A716]^3+[.$M$6]*[.A716]^4+[.$N$2]*[.A716]^5+[.$N$3]*[.A716]^6+[.$N$4]*[.A716]^7+[.$N$5]*[.A716]^8+[.$N$6]*[.A716]^9" office:value-type="float" office:value="19.7502695093054">
            <text:p>19.7502695093</text:p>
          </table:table-cell>
          <table:table-cell table:formula="of:=[.B716]/([.$B$2]+[.B716])*[.$B$1]" office:value-type="float" office:value="2.21082122617668">
            <text:p>2.2108212262</text:p>
          </table:table-cell>
          <table:table-cell table:formula="of:=[.$D$5]*[.C716]-[.$D$4]" office:value-type="float" office:value="2.07228042074148">
            <text:p>2.0722804207</text:p>
          </table:table-cell>
          <table:table-cell table:formula="of:=INT([.D716]/[.$B$1]*1024)" office:value-type="float" office:value="424">
            <text:p>424</text:p>
          </table:table-cell>
          <table:table-cell table:number-columns-repeated="10"/>
        </table:table-row>
        <table:table-row table:style-name="ro2">
          <table:table-cell table:formula="of:=[.A716]+[.$D$1]" office:value-type="float" office:value="50.5000000000005">
            <text:p>50.5</text:p>
          </table:table-cell>
          <table:table-cell table:formula="of:=[.$M$2]+[.$M$3]*[.A717]+[.$M$4]*[.A717]^2+[.$M$5]*[.A717]^3+[.$M$6]*[.A717]^4+[.$N$2]*[.A717]^5+[.$N$3]*[.A717]^6+[.$N$4]*[.A717]^7+[.$N$5]*[.A717]^8+[.$N$6]*[.A717]^9" office:value-type="float" office:value="19.6977841400012">
            <text:p>19.69778414</text:p>
          </table:table-cell>
          <table:table-cell table:formula="of:=[.B717]/([.$B$2]+[.B717])*[.$B$1]" office:value-type="float" office:value="2.20754000268045">
            <text:p>2.2075400027</text:p>
          </table:table-cell>
          <table:table-cell table:formula="of:=[.$D$5]*[.C717]-[.$D$4]" office:value-type="float" office:value="2.06762591571894">
            <text:p>2.0676259157</text:p>
          </table:table-cell>
          <table:table-cell table:formula="of:=INT([.D717]/[.$B$1]*1024)" office:value-type="float" office:value="423">
            <text:p>423</text:p>
          </table:table-cell>
          <table:table-cell table:number-columns-repeated="10"/>
        </table:table-row>
        <table:table-row table:style-name="ro2">
          <table:table-cell table:formula="of:=[.A717]+[.$D$1]" office:value-type="float" office:value="50.6000000000005">
            <text:p>50.6</text:p>
          </table:table-cell>
          <table:table-cell table:formula="of:=[.$M$2]+[.$M$3]*[.A718]+[.$M$4]*[.A718]^2+[.$M$5]*[.A718]^3+[.$M$6]*[.A718]^4+[.$N$2]*[.A718]^5+[.$N$3]*[.A718]^6+[.$N$4]*[.A718]^7+[.$N$5]*[.A718]^8+[.$N$6]*[.A718]^9" office:value-type="float" office:value="19.6454252831506">
            <text:p>19.6454252832</text:p>
          </table:table-cell>
          <table:table-cell table:formula="of:=[.B718]/([.$B$2]+[.B718])*[.$B$1]" office:value-type="float" office:value="2.204258987064">
            <text:p>2.2042589871</text:p>
          </table:table-cell>
          <table:table-cell table:formula="of:=[.$D$5]*[.C718]-[.$D$4]" office:value-type="float" office:value="2.06297170557954">
            <text:p>2.0629717056</text:p>
          </table:table-cell>
          <table:table-cell table:formula="of:=INT([.D718]/[.$B$1]*1024)" office:value-type="float" office:value="422">
            <text:p>422</text:p>
          </table:table-cell>
          <table:table-cell table:number-columns-repeated="10"/>
        </table:table-row>
        <table:table-row table:style-name="ro2">
          <table:table-cell table:formula="of:=[.A718]+[.$D$1]" office:value-type="float" office:value="50.7000000000005">
            <text:p>50.7</text:p>
          </table:table-cell>
          <table:table-cell table:formula="of:=[.$M$2]+[.$M$3]*[.A719]+[.$M$4]*[.A719]^2+[.$M$5]*[.A719]^3+[.$M$6]*[.A719]^4+[.$N$2]*[.A719]^5+[.$N$3]*[.A719]^6+[.$N$4]*[.A719]^7+[.$N$5]*[.A719]^8+[.$N$6]*[.A719]^9" office:value-type="float" office:value="19.5931927159643">
            <text:p>19.593192716</text:p>
          </table:table-cell>
          <table:table-cell table:formula="of:=[.B719]/([.$B$2]+[.B719])*[.$B$1]" office:value-type="float" office:value="2.20097819402801">
            <text:p>2.200978194</text:p>
          </table:table-cell>
          <table:table-cell table:formula="of:=[.$D$5]*[.C719]-[.$D$4]" office:value-type="float" office:value="2.05831781117658">
            <text:p>2.0583178112</text:p>
          </table:table-cell>
          <table:table-cell table:formula="of:=INT([.D719]/[.$B$1]*1024)" office:value-type="float" office:value="421">
            <text:p>421</text:p>
          </table:table-cell>
          <table:table-cell table:number-columns-repeated="10"/>
        </table:table-row>
        <table:table-row table:style-name="ro2">
          <table:table-cell table:formula="of:=[.A719]+[.$D$1]" office:value-type="float" office:value="50.8000000000005">
            <text:p>50.8</text:p>
          </table:table-cell>
          <table:table-cell table:formula="of:=[.$M$2]+[.$M$3]*[.A720]+[.$M$4]*[.A720]^2+[.$M$5]*[.A720]^3+[.$M$6]*[.A720]^4+[.$N$2]*[.A720]^5+[.$N$3]*[.A720]^6+[.$N$4]*[.A720]^7+[.$N$5]*[.A720]^8+[.$N$6]*[.A720]^9" office:value-type="float" office:value="19.5410862172748">
            <text:p>19.5410862173</text:p>
          </table:table-cell>
          <table:table-cell table:formula="of:=[.B720]/([.$B$2]+[.B720])*[.$B$1]" office:value-type="float" office:value="2.19769763837493">
            <text:p>2.1976976384</text:p>
          </table:table-cell>
          <table:table-cell table:formula="of:=[.$D$5]*[.C720]-[.$D$4]" office:value-type="float" office:value="2.05366425350778">
            <text:p>2.0536642535</text:p>
          </table:table-cell>
          <table:table-cell table:formula="of:=INT([.D720]/[.$B$1]*1024)" office:value-type="float" office:value="420">
            <text:p>420</text:p>
          </table:table-cell>
          <table:table-cell table:number-columns-repeated="10"/>
        </table:table-row>
        <table:table-row table:style-name="ro2">
          <table:table-cell table:formula="of:=[.A720]+[.$D$1]" office:value-type="float" office:value="50.9000000000005">
            <text:p>50.9</text:p>
          </table:table-cell>
          <table:table-cell table:formula="of:=[.$M$2]+[.$M$3]*[.A721]+[.$M$4]*[.A721]^2+[.$M$5]*[.A721]^3+[.$M$6]*[.A721]^4+[.$N$2]*[.A721]^5+[.$N$3]*[.A721]^6+[.$N$4]*[.A721]^7+[.$N$5]*[.A721]^8+[.$N$6]*[.A721]^9" office:value-type="float" office:value="19.4891055675179">
            <text:p>19.4891055675</text:p>
          </table:table-cell>
          <table:table-cell table:formula="of:=[.B721]/([.$B$2]+[.B721])*[.$B$1]" office:value-type="float" office:value="2.19441733500874">
            <text:p>2.194417335</text:p>
          </table:table-cell>
          <table:table-cell table:formula="of:=[.$D$5]*[.C721]-[.$D$4]" office:value-type="float" office:value="2.04901105371479">
            <text:p>2.0490110537</text:p>
          </table:table-cell>
          <table:table-cell table:formula="of:=INT([.D721]/[.$B$1]*1024)" office:value-type="float" office:value="419">
            <text:p>419</text:p>
          </table:table-cell>
          <table:table-cell table:number-columns-repeated="10"/>
        </table:table-row>
        <table:table-row table:style-name="ro2">
          <table:table-cell table:formula="of:=[.A721]+[.$D$1]" office:value-type="float" office:value="51.0000000000005">
            <text:p>51</text:p>
          </table:table-cell>
          <table:table-cell table:formula="of:=[.$M$2]+[.$M$3]*[.A722]+[.$M$4]*[.A722]^2+[.$M$5]*[.A722]^3+[.$M$6]*[.A722]^4+[.$N$2]*[.A722]^5+[.$N$3]*[.A722]^6+[.$N$4]*[.A722]^7+[.$N$5]*[.A722]^8+[.$N$6]*[.A722]^9" office:value-type="float" office:value="19.4372505487148">
            <text:p>19.4372505487</text:p>
          </table:table-cell>
          <table:table-cell table:formula="of:=[.B722]/([.$B$2]+[.B722])*[.$B$1]" office:value-type="float" office:value="2.19113729893447">
            <text:p>2.1911372989</text:p>
          </table:table-cell>
          <table:table-cell table:formula="of:=[.$D$5]*[.C722]-[.$D$4]" office:value-type="float" office:value="2.04435823308269">
            <text:p>2.0443582331</text:p>
          </table:table-cell>
          <table:table-cell table:formula="of:=INT([.D722]/[.$B$1]*1024)" office:value-type="float" office:value="418">
            <text:p>418</text:p>
          </table:table-cell>
          <table:table-cell table:number-columns-repeated="10"/>
        </table:table-row>
        <table:table-row table:style-name="ro2">
          <table:table-cell table:formula="of:=[.A722]+[.$D$1]" office:value-type="float" office:value="51.1000000000005">
            <text:p>51.1</text:p>
          </table:table-cell>
          <table:table-cell table:formula="of:=[.$M$2]+[.$M$3]*[.A723]+[.$M$4]*[.A723]^2+[.$M$5]*[.A723]^3+[.$M$6]*[.A723]^4+[.$N$2]*[.A723]^5+[.$N$3]*[.A723]^6+[.$N$4]*[.A723]^7+[.$N$5]*[.A723]^8+[.$N$6]*[.A723]^9" office:value-type="float" office:value="19.3855209444546">
            <text:p>19.3855209445</text:p>
          </table:table-cell>
          <table:table-cell table:formula="of:=[.B723]/([.$B$2]+[.B723])*[.$B$1]" office:value-type="float" office:value="2.18785754525794">
            <text:p>2.1878575453</text:p>
          </table:table-cell>
          <table:table-cell table:formula="of:=[.$D$5]*[.C723]-[.$D$4]" office:value-type="float" office:value="2.03970581303948">
            <text:p>2.039705813</text:p>
          </table:table-cell>
          <table:table-cell table:formula="of:=INT([.D723]/[.$B$1]*1024)" office:value-type="float" office:value="417">
            <text:p>417</text:p>
          </table:table-cell>
          <table:table-cell table:number-columns-repeated="10"/>
        </table:table-row>
        <table:table-row table:style-name="ro2">
          <table:table-cell table:formula="of:=[.A723]+[.$D$1]" office:value-type="float" office:value="51.2000000000005">
            <text:p>51.2</text:p>
          </table:table-cell>
          <table:table-cell table:formula="of:=[.$M$2]+[.$M$3]*[.A724]+[.$M$4]*[.A724]^2+[.$M$5]*[.A724]^3+[.$M$6]*[.A724]^4+[.$N$2]*[.A724]^5+[.$N$3]*[.A724]^6+[.$N$4]*[.A724]^7+[.$N$5]*[.A724]^8+[.$N$6]*[.A724]^9" office:value-type="float" office:value="19.3339165398764">
            <text:p>19.3339165399</text:p>
          </table:table-cell>
          <table:table-cell table:formula="of:=[.B724]/([.$B$2]+[.B724])*[.$B$1]" office:value-type="float" office:value="2.18457808918532">
            <text:p>2.1845780892</text:p>
          </table:table-cell>
          <table:table-cell table:formula="of:=[.$D$5]*[.C724]-[.$D$4]" office:value-type="float" office:value="2.03505381515553">
            <text:p>2.0350538152</text:p>
          </table:table-cell>
          <table:table-cell table:formula="of:=INT([.D724]/[.$B$1]*1024)" office:value-type="float" office:value="416">
            <text:p>416</text:p>
          </table:table-cell>
          <table:table-cell table:number-columns-repeated="10"/>
        </table:table-row>
        <table:table-row table:style-name="ro2">
          <table:table-cell table:formula="of:=[.A724]+[.$D$1]" office:value-type="float" office:value="51.3000000000005">
            <text:p>51.3</text:p>
          </table:table-cell>
          <table:table-cell table:formula="of:=[.$M$2]+[.$M$3]*[.A725]+[.$M$4]*[.A725]^2+[.$M$5]*[.A725]^3+[.$M$6]*[.A725]^4+[.$N$2]*[.A725]^5+[.$N$3]*[.A725]^6+[.$N$4]*[.A725]^7+[.$N$5]*[.A725]^8+[.$N$6]*[.A725]^9" office:value-type="float" office:value="19.2824371216514">
            <text:p>19.2824371217</text:p>
          </table:table-cell>
          <table:table-cell table:formula="of:=[.B725]/([.$B$2]+[.B725])*[.$B$1]" office:value-type="float" office:value="2.18129894602275">
            <text:p>2.181298946</text:p>
          </table:table-cell>
          <table:table-cell table:formula="of:=[.$D$5]*[.C725]-[.$D$4]" office:value-type="float" office:value="2.03040226114303">
            <text:p>2.0304022611</text:p>
          </table:table-cell>
          <table:table-cell table:formula="of:=INT([.D725]/[.$B$1]*1024)" office:value-type="float" office:value="415">
            <text:p>415</text:p>
          </table:table-cell>
          <table:table-cell table:number-columns-repeated="10"/>
        </table:table-row>
        <table:table-row table:style-name="ro2">
          <table:table-cell table:formula="of:=[.A725]+[.$D$1]" office:value-type="float" office:value="51.4000000000005">
            <text:p>51.4</text:p>
          </table:table-cell>
          <table:table-cell table:formula="of:=[.$M$2]+[.$M$3]*[.A726]+[.$M$4]*[.A726]^2+[.$M$5]*[.A726]^3+[.$M$6]*[.A726]^4+[.$N$2]*[.A726]^5+[.$N$3]*[.A726]^6+[.$N$4]*[.A726]^7+[.$N$5]*[.A726]^8+[.$N$6]*[.A726]^9" office:value-type="float" office:value="19.2310824779655">
            <text:p>19.231082478</text:p>
          </table:table-cell>
          <table:table-cell table:formula="of:=[.B726]/([.$B$2]+[.B726])*[.$B$1]" office:value-type="float" office:value="2.178020131176">
            <text:p>2.1780201312</text:p>
          </table:table-cell>
          <table:table-cell table:formula="of:=[.$D$5]*[.C726]-[.$D$4]" office:value-type="float" office:value="2.02575117285548">
            <text:p>2.0257511729</text:p>
          </table:table-cell>
          <table:table-cell table:formula="of:=INT([.D726]/[.$B$1]*1024)" office:value-type="float" office:value="414">
            <text:p>414</text:p>
          </table:table-cell>
          <table:table-cell table:number-columns-repeated="10"/>
        </table:table-row>
        <table:table-row table:style-name="ro2">
          <table:table-cell table:formula="of:=[.A726]+[.$D$1]" office:value-type="float" office:value="51.5000000000005">
            <text:p>51.5</text:p>
          </table:table-cell>
          <table:table-cell table:formula="of:=[.$M$2]+[.$M$3]*[.A727]+[.$M$4]*[.A727]^2+[.$M$5]*[.A727]^3+[.$M$6]*[.A727]^4+[.$N$2]*[.A727]^5+[.$N$3]*[.A727]^6+[.$N$4]*[.A727]^7+[.$N$5]*[.A727]^8+[.$N$6]*[.A727]^9" office:value-type="float" office:value="19.1798523985014">
            <text:p>19.1798523985</text:p>
          </table:table-cell>
          <table:table-cell table:formula="of:=[.B727]/([.$B$2]+[.B727])*[.$B$1]" office:value-type="float" office:value="2.17474166015001">
            <text:p>2.1747416602</text:p>
          </table:table-cell>
          <table:table-cell table:formula="of:=[.$D$5]*[.C727]-[.$D$4]" office:value-type="float" office:value="2.02110057228705">
            <text:p>2.0211005723</text:p>
          </table:table-cell>
          <table:table-cell table:formula="of:=INT([.D727]/[.$B$1]*1024)" office:value-type="float" office:value="413">
            <text:p>413</text:p>
          </table:table-cell>
          <table:table-cell table:number-columns-repeated="10"/>
        </table:table-row>
        <table:table-row table:style-name="ro2">
          <table:table-cell table:formula="of:=[.A727]+[.$D$1]" office:value-type="float" office:value="51.6000000000005">
            <text:p>51.6</text:p>
          </table:table-cell>
          <table:table-cell table:formula="of:=[.$M$2]+[.$M$3]*[.A728]+[.$M$4]*[.A728]^2+[.$M$5]*[.A728]^3+[.$M$6]*[.A728]^4+[.$N$2]*[.A728]^5+[.$N$3]*[.A728]^6+[.$N$4]*[.A728]^7+[.$N$5]*[.A728]^8+[.$N$6]*[.A728]^9" office:value-type="float" office:value="19.1287466744216">
            <text:p>19.1287466744</text:p>
          </table:table-cell>
          <table:table-cell table:formula="of:=[.B728]/([.$B$2]+[.B728])*[.$B$1]" office:value-type="float" office:value="2.17146354854851">
            <text:p>2.1714635485</text:p>
          </table:table-cell>
          <table:table-cell table:formula="of:=[.$D$5]*[.C728]-[.$D$4]" office:value-type="float" office:value="2.01645048157205">
            <text:p>2.0164504816</text:p>
          </table:table-cell>
          <table:table-cell table:formula="of:=INT([.D728]/[.$B$1]*1024)" office:value-type="float" office:value="412">
            <text:p>412</text:p>
          </table:table-cell>
          <table:table-cell table:number-columns-repeated="10"/>
        </table:table-row>
        <table:table-row table:style-name="ro2">
          <table:table-cell table:formula="of:=[.A728]+[.$D$1]" office:value-type="float" office:value="51.7000000000005">
            <text:p>51.7</text:p>
          </table:table-cell>
          <table:table-cell table:formula="of:=[.$M$2]+[.$M$3]*[.A729]+[.$M$4]*[.A729]^2+[.$M$5]*[.A729]^3+[.$M$6]*[.A729]^4+[.$N$2]*[.A729]^5+[.$N$3]*[.A729]^6+[.$N$4]*[.A729]^7+[.$N$5]*[.A729]^8+[.$N$6]*[.A729]^9" office:value-type="float" office:value="19.0777650983506">
            <text:p>19.0777650984</text:p>
          </table:table-cell>
          <table:table-cell table:formula="of:=[.B729]/([.$B$2]+[.B729])*[.$B$1]" office:value-type="float" office:value="2.16818581207357">
            <text:p>2.1681858121</text:p>
          </table:table-cell>
          <table:table-cell table:formula="of:=[.$D$5]*[.C729]-[.$D$4]" office:value-type="float" office:value="2.01180092298431">
            <text:p>2.011800923</text:p>
          </table:table-cell>
          <table:table-cell table:formula="of:=INT([.D729]/[.$B$1]*1024)" office:value-type="float" office:value="412">
            <text:p>412</text:p>
          </table:table-cell>
          <table:table-cell table:number-columns-repeated="10"/>
        </table:table-row>
        <table:table-row table:style-name="ro2">
          <table:table-cell table:formula="of:=[.A729]+[.$D$1]" office:value-type="float" office:value="51.8000000000005">
            <text:p>51.8</text:p>
          </table:table-cell>
          <table:table-cell table:formula="of:=[.$M$2]+[.$M$3]*[.A730]+[.$M$4]*[.A730]^2+[.$M$5]*[.A730]^3+[.$M$6]*[.A730]^4+[.$N$2]*[.A730]^5+[.$N$3]*[.A730]^6+[.$N$4]*[.A730]^7+[.$N$5]*[.A730]^8+[.$N$6]*[.A730]^9" office:value-type="float" office:value="19.0269074643577">
            <text:p>19.0269074644</text:p>
          </table:table-cell>
          <table:table-cell table:formula="of:=[.B730]/([.$B$2]+[.B730])*[.$B$1]" office:value-type="float" office:value="2.16490846652521">
            <text:p>2.1649084665</text:p>
          </table:table-cell>
          <table:table-cell table:formula="of:=[.$D$5]*[.C730]-[.$D$4]" office:value-type="float" office:value="2.0071519189366">
            <text:p>2.0071519189</text:p>
          </table:table-cell>
          <table:table-cell table:formula="of:=INT([.D730]/[.$B$1]*1024)" office:value-type="float" office:value="411">
            <text:p>411</text:p>
          </table:table-cell>
          <table:table-cell table:number-columns-repeated="10"/>
        </table:table-row>
        <table:table-row table:style-name="ro2">
          <table:table-cell table:formula="of:=[.A730]+[.$D$1]" office:value-type="float" office:value="51.9000000000005">
            <text:p>51.9</text:p>
          </table:table-cell>
          <table:table-cell table:formula="of:=[.$M$2]+[.$M$3]*[.A731]+[.$M$4]*[.A731]^2+[.$M$5]*[.A731]^3+[.$M$6]*[.A731]^4+[.$N$2]*[.A731]^5+[.$N$3]*[.A731]^6+[.$N$4]*[.A731]^7+[.$N$5]*[.A731]^8+[.$N$6]*[.A731]^9" office:value-type="float" office:value="18.9761735679394">
            <text:p>18.9761735679</text:p>
          </table:table-cell>
          <table:table-cell table:formula="of:=[.B731]/([.$B$2]+[.B731])*[.$B$1]" office:value-type="float" office:value="2.16163152780095">
            <text:p>2.1616315278</text:p>
          </table:table-cell>
          <table:table-cell table:formula="of:=[.$D$5]*[.C731]-[.$D$4]" office:value-type="float" office:value="2.00250349197996">
            <text:p>2.002503492</text:p>
          </table:table-cell>
          <table:table-cell table:formula="of:=INT([.D731]/[.$B$1]*1024)" office:value-type="float" office:value="410">
            <text:p>410</text:p>
          </table:table-cell>
          <table:table-cell table:number-columns-repeated="10"/>
        </table:table-row>
        <table:table-row table:style-name="ro2">
          <table:table-cell table:formula="of:=[.A731]+[.$D$1]" office:value-type="float" office:value="52.0000000000005">
            <text:p>52</text:p>
          </table:table-cell>
          <table:table-cell table:formula="of:=[.$M$2]+[.$M$3]*[.A732]+[.$M$4]*[.A732]^2+[.$M$5]*[.A732]^3+[.$M$6]*[.A732]^4+[.$N$2]*[.A732]^5+[.$N$3]*[.A732]^6+[.$N$4]*[.A732]^7+[.$N$5]*[.A732]^8+[.$N$6]*[.A732]^9" office:value-type="float" office:value="18.9255632060026">
            <text:p>18.925563206</text:p>
          </table:table-cell>
          <table:table-cell table:formula="of:=[.B732]/([.$B$2]+[.B732])*[.$B$1]" office:value-type="float" office:value="2.15835501189532">
            <text:p>2.1583550119</text:p>
          </table:table-cell>
          <table:table-cell table:formula="of:=[.$D$5]*[.C732]-[.$D$4]" office:value-type="float" office:value="1.99785566480309">
            <text:p>1.9978556648</text:p>
          </table:table-cell>
          <table:table-cell table:formula="of:=INT([.D732]/[.$B$1]*1024)" office:value-type="float" office:value="409">
            <text:p>409</text:p>
          </table:table-cell>
          <table:table-cell table:number-columns-repeated="10"/>
        </table:table-row>
        <table:table-row table:style-name="ro2">
          <table:table-cell table:formula="of:=[.A732]+[.$D$1]" office:value-type="float" office:value="52.1000000000005">
            <text:p>52.1</text:p>
          </table:table-cell>
          <table:table-cell table:formula="of:=[.$M$2]+[.$M$3]*[.A733]+[.$M$4]*[.A733]^2+[.$M$5]*[.A733]^3+[.$M$6]*[.A733]^4+[.$N$2]*[.A733]^5+[.$N$3]*[.A733]^6+[.$N$4]*[.A733]^7+[.$N$5]*[.A733]^8+[.$N$6]*[.A733]^9" office:value-type="float" office:value="18.8750761768475">
            <text:p>18.8750761768</text:p>
          </table:table-cell>
          <table:table-cell table:formula="of:=[.B733]/([.$B$2]+[.B733])*[.$B$1]" office:value-type="float" office:value="2.15507893489948">
            <text:p>2.1550789349</text:p>
          </table:table-cell>
          <table:table-cell table:formula="of:=[.$D$5]*[.C733]-[.$D$4]" office:value-type="float" office:value="1.99320846023172">
            <text:p>1.9932084602</text:p>
          </table:table-cell>
          <table:table-cell table:formula="of:=INT([.D733]/[.$B$1]*1024)" office:value-type="float" office:value="408">
            <text:p>408</text:p>
          </table:table-cell>
          <table:table-cell table:number-columns-repeated="10"/>
        </table:table-row>
        <table:table-row table:style-name="ro2">
          <table:table-cell table:formula="of:=[.A733]+[.$D$1]" office:value-type="float" office:value="52.2000000000005">
            <text:p>52.2</text:p>
          </table:table-cell>
          <table:table-cell table:formula="of:=[.$M$2]+[.$M$3]*[.A734]+[.$M$4]*[.A734]^2+[.$M$5]*[.A734]^3+[.$M$6]*[.A734]^4+[.$N$2]*[.A734]^5+[.$N$3]*[.A734]^6+[.$N$4]*[.A734]^7+[.$N$5]*[.A734]^8+[.$N$6]*[.A734]^9" office:value-type="float" office:value="18.8247122801498">
            <text:p>18.8247122801</text:p>
          </table:table-cell>
          <table:table-cell table:formula="of:=[.B734]/([.$B$2]+[.B734])*[.$B$1]" office:value-type="float" office:value="2.15180331300068">
            <text:p>2.151803313</text:p>
          </table:table-cell>
          <table:table-cell table:formula="of:=[.$D$5]*[.C734]-[.$D$4]" office:value-type="float" office:value="1.98856190122792">
            <text:p>1.9885619012</text:p>
          </table:table-cell>
          <table:table-cell table:formula="of:=INT([.D734]/[.$B$1]*1024)" office:value-type="float" office:value="407">
            <text:p>407</text:p>
          </table:table-cell>
          <table:table-cell table:number-columns-repeated="10"/>
        </table:table-row>
        <table:table-row table:style-name="ro2">
          <table:table-cell table:formula="of:=[.A734]+[.$D$1]" office:value-type="float" office:value="52.3000000000005">
            <text:p>52.3</text:p>
          </table:table-cell>
          <table:table-cell table:formula="of:=[.$M$2]+[.$M$3]*[.A735]+[.$M$4]*[.A735]^2+[.$M$5]*[.A735]^3+[.$M$6]*[.A735]^4+[.$N$2]*[.A735]^5+[.$N$3]*[.A735]^6+[.$N$4]*[.A735]^7+[.$N$5]*[.A735]^8+[.$N$6]*[.A735]^9" office:value-type="float" office:value="18.7744713169445">
            <text:p>18.7744713169</text:p>
          </table:table-cell>
          <table:table-cell table:formula="of:=[.B735]/([.$B$2]+[.B735])*[.$B$1]" office:value-type="float" office:value="2.14852816248183">
            <text:p>2.1485281625</text:p>
          </table:table-cell>
          <table:table-cell table:formula="of:=[.$D$5]*[.C735]-[.$D$4]" office:value-type="float" office:value="1.98391601088943">
            <text:p>1.9839160109</text:p>
          </table:table-cell>
          <table:table-cell table:formula="of:=INT([.D735]/[.$B$1]*1024)" office:value-type="float" office:value="406">
            <text:p>406</text:p>
          </table:table-cell>
          <table:table-cell table:number-columns-repeated="10"/>
        </table:table-row>
        <table:table-row table:style-name="ro2">
          <table:table-cell table:formula="of:=[.A735]+[.$D$1]" office:value-type="float" office:value="52.4000000000005">
            <text:p>52.4</text:p>
          </table:table-cell>
          <table:table-cell table:formula="of:=[.$M$2]+[.$M$3]*[.A736]+[.$M$4]*[.A736]^2+[.$M$5]*[.A736]^3+[.$M$6]*[.A736]^4+[.$N$2]*[.A736]^5+[.$N$3]*[.A736]^6+[.$N$4]*[.A736]^7+[.$N$5]*[.A736]^8+[.$N$6]*[.A736]^9" office:value-type="float" office:value="18.7243530896086">
            <text:p>18.7243530896</text:p>
          </table:table-cell>
          <table:table-cell table:formula="of:=[.B736]/([.$B$2]+[.B736])*[.$B$1]" office:value-type="float" office:value="2.14525349972101">
            <text:p>2.1452534997</text:p>
          </table:table-cell>
          <table:table-cell table:formula="of:=[.$D$5]*[.C736]-[.$D$4]" office:value-type="float" office:value="1.979270812449">
            <text:p>1.9792708124</text:p>
          </table:table-cell>
          <table:table-cell table:formula="of:=INT([.D736]/[.$B$1]*1024)" office:value-type="float" office:value="405">
            <text:p>405</text:p>
          </table:table-cell>
          <table:table-cell table:number-columns-repeated="10"/>
        </table:table-row>
        <table:table-row table:style-name="ro2">
          <table:table-cell table:formula="of:=[.A736]+[.$D$1]" office:value-type="float" office:value="52.5000000000005">
            <text:p>52.5</text:p>
          </table:table-cell>
          <table:table-cell table:formula="of:=[.$M$2]+[.$M$3]*[.A737]+[.$M$4]*[.A737]^2+[.$M$5]*[.A737]^3+[.$M$6]*[.A737]^4+[.$N$2]*[.A737]^5+[.$N$3]*[.A737]^6+[.$N$4]*[.A737]^7+[.$N$5]*[.A737]^8+[.$N$6]*[.A737]^9" office:value-type="float" office:value="18.6743574018443">
            <text:p>18.6743574018</text:p>
          </table:table-cell>
          <table:table-cell table:formula="of:=[.B737]/([.$B$2]+[.B737])*[.$B$1]" office:value-type="float" office:value="2.14197934119094">
            <text:p>2.1419793412</text:p>
          </table:table-cell>
          <table:table-cell table:formula="of:=[.$D$5]*[.C737]-[.$D$4]" office:value-type="float" office:value="1.97462632927366">
            <text:p>1.9746263293</text:p>
          </table:table-cell>
          <table:table-cell table:formula="of:=INT([.D737]/[.$B$1]*1024)" office:value-type="float" office:value="404">
            <text:p>404</text:p>
          </table:table-cell>
          <table:table-cell table:number-columns-repeated="10"/>
        </table:table-row>
        <table:table-row table:style-name="ro2">
          <table:table-cell table:formula="of:=[.A737]+[.$D$1]" office:value-type="float" office:value="52.6000000000005">
            <text:p>52.6</text:p>
          </table:table-cell>
          <table:table-cell table:formula="of:=[.$M$2]+[.$M$3]*[.A738]+[.$M$4]*[.A738]^2+[.$M$5]*[.A738]^3+[.$M$6]*[.A738]^4+[.$N$2]*[.A738]^5+[.$N$3]*[.A738]^6+[.$N$4]*[.A738]^7+[.$N$5]*[.A738]^8+[.$N$6]*[.A738]^9" office:value-type="float" office:value="18.6244840586619">
            <text:p>18.6244840587</text:p>
          </table:table-cell>
          <table:table-cell table:formula="of:=[.B738]/([.$B$2]+[.B738])*[.$B$1]" office:value-type="float" office:value="2.13870570345854">
            <text:p>2.1387057035</text:p>
          </table:table-cell>
          <table:table-cell table:formula="of:=[.$D$5]*[.C738]-[.$D$4]" office:value-type="float" office:value="1.96998258486401">
            <text:p>1.9699825849</text:p>
          </table:table-cell>
          <table:table-cell table:formula="of:=INT([.D738]/[.$B$1]*1024)" office:value-type="float" office:value="403">
            <text:p>403</text:p>
          </table:table-cell>
          <table:table-cell table:number-columns-repeated="10"/>
        </table:table-row>
        <table:table-row table:style-name="ro2">
          <table:table-cell table:formula="of:=[.A738]+[.$D$1]" office:value-type="float" office:value="52.7000000000005">
            <text:p>52.7</text:p>
          </table:table-cell>
          <table:table-cell table:formula="of:=[.$M$2]+[.$M$3]*[.A739]+[.$M$4]*[.A739]^2+[.$M$5]*[.A739]^3+[.$M$6]*[.A739]^4+[.$N$2]*[.A739]^5+[.$N$3]*[.A739]^6+[.$N$4]*[.A739]^7+[.$N$5]*[.A739]^8+[.$N$6]*[.A739]^9" office:value-type="float" office:value="18.5747328663637">
            <text:p>18.5747328664</text:p>
          </table:table-cell>
          <table:table-cell table:formula="of:=[.B739]/([.$B$2]+[.B739])*[.$B$1]" office:value-type="float" office:value="2.13543260318437">
            <text:p>2.1354326032</text:p>
          </table:table-cell>
          <table:table-cell table:formula="of:=[.$D$5]*[.C739]-[.$D$4]" office:value-type="float" office:value="1.96533960285352">
            <text:p>1.9653396029</text:p>
          </table:table-cell>
          <table:table-cell table:formula="of:=INT([.D739]/[.$B$1]*1024)" office:value-type="float" office:value="402">
            <text:p>402</text:p>
          </table:table-cell>
          <table:table-cell table:number-columns-repeated="10"/>
        </table:table-row>
        <table:table-row table:style-name="ro2">
          <table:table-cell table:formula="of:=[.A739]+[.$D$1]" office:value-type="float" office:value="52.8000000000005">
            <text:p>52.8</text:p>
          </table:table-cell>
          <table:table-cell table:formula="of:=[.$M$2]+[.$M$3]*[.A740]+[.$M$4]*[.A740]^2+[.$M$5]*[.A740]^3+[.$M$6]*[.A740]^4+[.$N$2]*[.A740]^5+[.$N$3]*[.A740]^6+[.$N$4]*[.A740]^7+[.$N$5]*[.A740]^8+[.$N$6]*[.A740]^9" office:value-type="float" office:value="18.5251036325267">
            <text:p>18.5251036325</text:p>
          </table:table-cell>
          <table:table-cell table:formula="of:=[.B740]/([.$B$2]+[.B740])*[.$B$1]" office:value-type="float" office:value="2.13216005712213">
            <text:p>2.1321600571</text:p>
          </table:table-cell>
          <table:table-cell table:formula="of:=[.$D$5]*[.C740]-[.$D$4]" office:value-type="float" office:value="1.96069740700776">
            <text:p>1.960697407</text:p>
          </table:table-cell>
          <table:table-cell table:formula="of:=INT([.D740]/[.$B$1]*1024)" office:value-type="float" office:value="401">
            <text:p>401</text:p>
          </table:table-cell>
          <table:table-cell table:number-columns-repeated="10"/>
        </table:table-row>
        <table:table-row table:style-name="ro2">
          <table:table-cell table:formula="of:=[.A740]+[.$D$1]" office:value-type="float" office:value="52.9000000000005">
            <text:p>52.9</text:p>
          </table:table-cell>
          <table:table-cell table:formula="of:=[.$M$2]+[.$M$3]*[.A741]+[.$M$4]*[.A741]^2+[.$M$5]*[.A741]^3+[.$M$6]*[.A741]^4+[.$N$2]*[.A741]^5+[.$N$3]*[.A741]^6+[.$N$4]*[.A741]^7+[.$N$5]*[.A741]^8+[.$N$6]*[.A741]^9" office:value-type="float" office:value="18.4755961659865">
            <text:p>18.475596166</text:p>
          </table:table-cell>
          <table:table-cell table:formula="of:=[.B741]/([.$B$2]+[.B741])*[.$B$1]" office:value-type="float" office:value="2.12888808211811">
            <text:p>2.1288880821</text:p>
          </table:table-cell>
          <table:table-cell table:formula="of:=[.$D$5]*[.C741]-[.$D$4]" office:value-type="float" office:value="1.95605602122367">
            <text:p>1.9560560212</text:p>
          </table:table-cell>
          <table:table-cell table:formula="of:=INT([.D741]/[.$B$1]*1024)" office:value-type="float" office:value="400">
            <text:p>400</text:p>
          </table:table-cell>
          <table:table-cell table:number-columns-repeated="10"/>
        </table:table-row>
        <table:table-row table:style-name="ro2">
          <table:table-cell table:formula="of:=[.A741]+[.$D$1]" office:value-type="float" office:value="53.0000000000005">
            <text:p>53</text:p>
          </table:table-cell>
          <table:table-cell table:formula="of:=[.$M$2]+[.$M$3]*[.A742]+[.$M$4]*[.A742]^2+[.$M$5]*[.A742]^3+[.$M$6]*[.A742]^4+[.$N$2]*[.A742]^5+[.$N$3]*[.A742]^6+[.$N$4]*[.A742]^7+[.$N$5]*[.A742]^8+[.$N$6]*[.A742]^9" office:value-type="float" office:value="18.4262102768205">
            <text:p>18.4262102768</text:p>
          </table:table-cell>
          <table:table-cell table:formula="of:=[.B742]/([.$B$2]+[.B742])*[.$B$1]" office:value-type="float" office:value="2.12561669511068">
            <text:p>2.1256166951</text:p>
          </table:table-cell>
          <table:table-cell table:formula="of:=[.$D$5]*[.C742]-[.$D$4]" office:value-type="float" office:value="1.95141546952877">
            <text:p>1.9514154695</text:p>
          </table:table-cell>
          <table:table-cell table:formula="of:=INT([.D742]/[.$B$1]*1024)" office:value-type="float" office:value="399">
            <text:p>399</text:p>
          </table:table-cell>
          <table:table-cell table:number-columns-repeated="10"/>
        </table:table-row>
        <table:table-row table:style-name="ro2">
          <table:table-cell table:formula="of:=[.A742]+[.$D$1]" office:value-type="float" office:value="53.1000000000005">
            <text:p>53.1</text:p>
          </table:table-cell>
          <table:table-cell table:formula="of:=[.$M$2]+[.$M$3]*[.A743]+[.$M$4]*[.A743]^2+[.$M$5]*[.A743]^3+[.$M$6]*[.A743]^4+[.$N$2]*[.A743]^5+[.$N$3]*[.A743]^6+[.$N$4]*[.A743]^7+[.$N$5]*[.A743]^8+[.$N$6]*[.A743]^9" office:value-type="float" office:value="18.3769457763314">
            <text:p>18.3769457763</text:p>
          </table:table-cell>
          <table:table-cell table:formula="of:=[.B743]/([.$B$2]+[.B743])*[.$B$1]" office:value-type="float" office:value="2.12234591312973">
            <text:p>2.1223459131</text:p>
          </table:table-cell>
          <table:table-cell table:formula="of:=[.$D$5]*[.C743]-[.$D$4]" office:value-type="float" office:value="1.94677577608044">
            <text:p>1.9467757761</text:p>
          </table:table-cell>
          <table:table-cell table:formula="of:=INT([.D743]/[.$B$1]*1024)" office:value-type="float" office:value="398">
            <text:p>398</text:p>
          </table:table-cell>
          <table:table-cell table:number-columns-repeated="10"/>
        </table:table-row>
        <table:table-row table:style-name="ro2">
          <table:table-cell table:formula="of:=[.A743]+[.$D$1]" office:value-type="float" office:value="53.2000000000005">
            <text:p>53.2</text:p>
          </table:table-cell>
          <table:table-cell table:formula="of:=[.$M$2]+[.$M$3]*[.A744]+[.$M$4]*[.A744]^2+[.$M$5]*[.A744]^3+[.$M$6]*[.A744]^4+[.$N$2]*[.A744]^5+[.$N$3]*[.A744]^6+[.$N$4]*[.A744]^7+[.$N$5]*[.A744]^8+[.$N$6]*[.A744]^9" office:value-type="float" office:value="18.3278024770313">
            <text:p>18.327802477</text:p>
          </table:table-cell>
          <table:table-cell table:formula="of:=[.B744]/([.$B$2]+[.B744])*[.$B$1]" office:value-type="float" office:value="2.11907575329611">
            <text:p>2.1190757533</text:p>
          </table:table-cell>
          <table:table-cell table:formula="of:=[.$D$5]*[.C744]-[.$D$4]" office:value-type="float" office:value="1.94213696516507">
            <text:p>1.9421369652</text:p>
          </table:table-cell>
          <table:table-cell table:formula="of:=INT([.D744]/[.$B$1]*1024)" office:value-type="float" office:value="397">
            <text:p>397</text:p>
          </table:table-cell>
          <table:table-cell table:number-columns-repeated="10"/>
        </table:table-row>
        <table:table-row table:style-name="ro2">
          <table:table-cell table:formula="of:=[.A744]+[.$D$1]" office:value-type="float" office:value="53.3000000000005">
            <text:p>53.3</text:p>
          </table:table-cell>
          <table:table-cell table:formula="of:=[.$M$2]+[.$M$3]*[.A745]+[.$M$4]*[.A745]^2+[.$M$5]*[.A745]^3+[.$M$6]*[.A745]^4+[.$N$2]*[.A745]^5+[.$N$3]*[.A745]^6+[.$N$4]*[.A745]^7+[.$N$5]*[.A745]^8+[.$N$6]*[.A745]^9" office:value-type="float" office:value="18.2787801926247">
            <text:p>18.2787801926</text:p>
          </table:table-cell>
          <table:table-cell table:formula="of:=[.B745]/([.$B$2]+[.B745])*[.$B$1]" office:value-type="float" office:value="2.11580623282105">
            <text:p>2.1158062328</text:p>
          </table:table-cell>
          <table:table-cell table:formula="of:=[.$D$5]*[.C745]-[.$D$4]" office:value-type="float" office:value="1.93749906119725">
            <text:p>1.9374990612</text:p>
          </table:table-cell>
          <table:table-cell table:formula="of:=INT([.D745]/[.$B$1]*1024)" office:value-type="float" office:value="396">
            <text:p>396</text:p>
          </table:table-cell>
          <table:table-cell table:number-columns-repeated="10"/>
        </table:table-row>
        <table:table-row table:style-name="ro2">
          <table:table-cell table:formula="of:=[.A745]+[.$D$1]" office:value-type="float" office:value="53.4000000000005">
            <text:p>53.4</text:p>
          </table:table-cell>
          <table:table-cell table:formula="of:=[.$M$2]+[.$M$3]*[.A746]+[.$M$4]*[.A746]^2+[.$M$5]*[.A746]^3+[.$M$6]*[.A746]^4+[.$N$2]*[.A746]^5+[.$N$3]*[.A746]^6+[.$N$4]*[.A746]^7+[.$N$5]*[.A746]^8+[.$N$6]*[.A746]^9" office:value-type="float" office:value="18.2298787379928">
            <text:p>18.229878738</text:p>
          </table:table-cell>
          <table:table-cell table:formula="of:=[.B746]/([.$B$2]+[.B746])*[.$B$1]" office:value-type="float" office:value="2.11253736900562">
            <text:p>2.112537369</text:p>
          </table:table-cell>
          <table:table-cell table:formula="of:=[.$D$5]*[.C746]-[.$D$4]" office:value-type="float" office:value="1.93286208871904">
            <text:p>1.9328620887</text:p>
          </table:table-cell>
          <table:table-cell table:formula="of:=INT([.D746]/[.$B$1]*1024)" office:value-type="float" office:value="395">
            <text:p>395</text:p>
          </table:table-cell>
          <table:table-cell table:number-columns-repeated="10"/>
        </table:table-row>
        <table:table-row table:style-name="ro2">
          <table:table-cell table:formula="of:=[.A746]+[.$D$1]" office:value-type="float" office:value="53.5000000000005">
            <text:p>53.5</text:p>
          </table:table-cell>
          <table:table-cell table:formula="of:=[.$M$2]+[.$M$3]*[.A747]+[.$M$4]*[.A747]^2+[.$M$5]*[.A747]^3+[.$M$6]*[.A747]^4+[.$N$2]*[.A747]^5+[.$N$3]*[.A747]^6+[.$N$4]*[.A747]^7+[.$N$5]*[.A747]^8+[.$N$6]*[.A747]^9" office:value-type="float" office:value="18.1810979291773">
            <text:p>18.1810979292</text:p>
          </table:table-cell>
          <table:table-cell table:formula="of:=[.B747]/([.$B$2]+[.B747])*[.$B$1]" office:value-type="float" office:value="2.10926917924013">
            <text:p>2.1092691792</text:p>
          </table:table-cell>
          <table:table-cell table:formula="of:=[.$D$5]*[.C747]-[.$D$4]" office:value-type="float" office:value="1.92822607239903">
            <text:p>1.9282260724</text:p>
          </table:table-cell>
          <table:table-cell table:formula="of:=INT([.D747]/[.$B$1]*1024)" office:value-type="float" office:value="394">
            <text:p>394</text:p>
          </table:table-cell>
          <table:table-cell table:number-columns-repeated="10"/>
        </table:table-row>
        <table:table-row table:style-name="ro2">
          <table:table-cell table:formula="of:=[.A747]+[.$D$1]" office:value-type="float" office:value="53.6000000000005">
            <text:p>53.6</text:p>
          </table:table-cell>
          <table:table-cell table:formula="of:=[.$M$2]+[.$M$3]*[.A748]+[.$M$4]*[.A748]^2+[.$M$5]*[.A748]^3+[.$M$6]*[.A748]^4+[.$N$2]*[.A748]^5+[.$N$3]*[.A748]^6+[.$N$4]*[.A748]^7+[.$N$5]*[.A748]^8+[.$N$6]*[.A748]^9" office:value-type="float" office:value="18.1324375833641">
            <text:p>18.1324375834</text:p>
          </table:table-cell>
          <table:table-cell table:formula="of:=[.B748]/([.$B$2]+[.B748])*[.$B$1]" office:value-type="float" office:value="2.10600168100351">
            <text:p>2.106001681</text:p>
          </table:table-cell>
          <table:table-cell table:formula="of:=[.$D$5]*[.C748]-[.$D$4]" office:value-type="float" office:value="1.92359103703159">
            <text:p>1.923591037</text:p>
          </table:table-cell>
          <table:table-cell table:formula="of:=INT([.D748]/[.$B$1]*1024)" office:value-type="float" office:value="393">
            <text:p>393</text:p>
          </table:table-cell>
          <table:table-cell table:number-columns-repeated="10"/>
        </table:table-row>
        <table:table-row table:style-name="ro2">
          <table:table-cell table:formula="of:=[.A748]+[.$D$1]" office:value-type="float" office:value="53.7000000000005">
            <text:p>53.7</text:p>
          </table:table-cell>
          <table:table-cell table:formula="of:=[.$M$2]+[.$M$3]*[.A749]+[.$M$4]*[.A749]^2+[.$M$5]*[.A749]^3+[.$M$6]*[.A749]^4+[.$N$2]*[.A749]^5+[.$N$3]*[.A749]^6+[.$N$4]*[.A749]^7+[.$N$5]*[.A749]^8+[.$N$6]*[.A749]^9" office:value-type="float" office:value="18.0838975188673">
            <text:p>18.0838975189</text:p>
          </table:table-cell>
          <table:table-cell table:formula="of:=[.B749]/([.$B$2]+[.B749])*[.$B$1]" office:value-type="float" office:value="2.10273489186275">
            <text:p>2.1027348919</text:p>
          </table:table-cell>
          <table:table-cell table:formula="of:=[.$D$5]*[.C749]-[.$D$4]" office:value-type="float" office:value="1.91895700753598">
            <text:p>1.9189570075</text:p>
          </table:table-cell>
          <table:table-cell table:formula="of:=INT([.D749]/[.$B$1]*1024)" office:value-type="float" office:value="393">
            <text:p>393</text:p>
          </table:table-cell>
          <table:table-cell table:number-columns-repeated="10"/>
        </table:table-row>
        <table:table-row table:style-name="ro2">
          <table:table-cell table:formula="of:=[.A749]+[.$D$1]" office:value-type="float" office:value="53.8000000000005">
            <text:p>53.8</text:p>
          </table:table-cell>
          <table:table-cell table:formula="of:=[.$M$2]+[.$M$3]*[.A750]+[.$M$4]*[.A750]^2+[.$M$5]*[.A750]^3+[.$M$6]*[.A750]^4+[.$N$2]*[.A750]^5+[.$N$3]*[.A750]^6+[.$N$4]*[.A750]^7+[.$N$5]*[.A750]^8+[.$N$6]*[.A750]^9" office:value-type="float" office:value="18.0354775551136">
            <text:p>18.0354775551</text:p>
          </table:table-cell>
          <table:table-cell table:formula="of:=[.B750]/([.$B$2]+[.B750])*[.$B$1]" office:value-type="float" office:value="2.09946882947226">
            <text:p>2.0994688295</text:p>
          </table:table-cell>
          <table:table-cell table:formula="of:=[.$D$5]*[.C750]-[.$D$4]" office:value-type="float" office:value="1.91432400895544">
            <text:p>1.914324009</text:p>
          </table:table-cell>
          <table:table-cell table:formula="of:=INT([.D750]/[.$B$1]*1024)" office:value-type="float" office:value="392">
            <text:p>392</text:p>
          </table:table-cell>
          <table:table-cell table:number-columns-repeated="10"/>
        </table:table-row>
        <table:table-row table:style-name="ro2">
          <table:table-cell table:formula="of:=[.A750]+[.$D$1]" office:value-type="float" office:value="53.9000000000005">
            <text:p>53.9</text:p>
          </table:table-cell>
          <table:table-cell table:formula="of:=[.$M$2]+[.$M$3]*[.A751]+[.$M$4]*[.A751]^2+[.$M$5]*[.A751]^3+[.$M$6]*[.A751]^4+[.$N$2]*[.A751]^5+[.$N$3]*[.A751]^6+[.$N$4]*[.A751]^7+[.$N$5]*[.A751]^8+[.$N$6]*[.A751]^9" office:value-type="float" office:value="17.9871775126259">
            <text:p>17.9871775126</text:p>
          </table:table-cell>
          <table:table-cell table:formula="of:=[.B751]/([.$B$2]+[.B751])*[.$B$1]" office:value-type="float" office:value="2.09620351157328">
            <text:p>2.0962035116</text:p>
          </table:table-cell>
          <table:table-cell table:formula="of:=[.$D$5]*[.C751]-[.$D$4]" office:value-type="float" office:value="1.90969206645641">
            <text:p>1.9096920665</text:p>
          </table:table-cell>
          <table:table-cell table:formula="of:=INT([.D751]/[.$B$1]*1024)" office:value-type="float" office:value="391">
            <text:p>391</text:p>
          </table:table-cell>
          <table:table-cell table:number-columns-repeated="10"/>
        </table:table-row>
        <table:table-row table:style-name="ro2">
          <table:table-cell table:formula="of:=[.A751]+[.$D$1]" office:value-type="float" office:value="54.0000000000005">
            <text:p>54</text:p>
          </table:table-cell>
          <table:table-cell table:formula="of:=[.$M$2]+[.$M$3]*[.A752]+[.$M$4]*[.A752]^2+[.$M$5]*[.A752]^3+[.$M$6]*[.A752]^4+[.$N$2]*[.A752]^5+[.$N$3]*[.A752]^6+[.$N$4]*[.A752]^7+[.$N$5]*[.A752]^8+[.$N$6]*[.A752]^9" office:value-type="float" office:value="17.9389972130082">
            <text:p>17.938997213</text:p>
          </table:table-cell>
          <table:table-cell table:formula="of:=[.B752]/([.$B$2]+[.B752])*[.$B$1]" office:value-type="float" office:value="2.0929389559932">
            <text:p>2.092938956</text:p>
          </table:table-cell>
          <table:table-cell table:formula="of:=[.$D$5]*[.C752]-[.$D$4]" office:value-type="float" office:value="1.90506120532754">
            <text:p>1.9050612053</text:p>
          </table:table-cell>
          <table:table-cell table:formula="of:=INT([.D752]/[.$B$1]*1024)" office:value-type="float" office:value="390">
            <text:p>390</text:p>
          </table:table-cell>
          <table:table-cell table:number-columns-repeated="10"/>
        </table:table-row>
        <table:table-row table:style-name="ro2">
          <table:table-cell table:formula="of:=[.A752]+[.$D$1]" office:value-type="float" office:value="54.1000000000005">
            <text:p>54.1</text:p>
          </table:table-cell>
          <table:table-cell table:formula="of:=[.$M$2]+[.$M$3]*[.A753]+[.$M$4]*[.A753]^2+[.$M$5]*[.A753]^3+[.$M$6]*[.A753]^4+[.$N$2]*[.A753]^5+[.$N$3]*[.A753]^6+[.$N$4]*[.A753]^7+[.$N$5]*[.A753]^8+[.$N$6]*[.A753]^9" office:value-type="float" office:value="17.890936478929">
            <text:p>17.8909364789</text:p>
          </table:table-cell>
          <table:table-cell table:formula="of:=[.B753]/([.$B$2]+[.B753])*[.$B$1]" office:value-type="float" office:value="2.08967518064499">
            <text:p>2.0896751806</text:p>
          </table:table-cell>
          <table:table-cell table:formula="of:=[.$D$5]*[.C753]-[.$D$4]" office:value-type="float" office:value="1.90043145097885">
            <text:p>1.900431451</text:p>
          </table:table-cell>
          <table:table-cell table:formula="of:=INT([.D753]/[.$B$1]*1024)" office:value-type="float" office:value="389">
            <text:p>389</text:p>
          </table:table-cell>
          <table:table-cell table:number-columns-repeated="10"/>
        </table:table-row>
        <table:table-row table:style-name="ro2">
          <table:table-cell table:formula="of:=[.A753]+[.$D$1]" office:value-type="float" office:value="54.2000000000005">
            <text:p>54.2</text:p>
          </table:table-cell>
          <table:table-cell table:formula="of:=[.$M$2]+[.$M$3]*[.A754]+[.$M$4]*[.A754]^2+[.$M$5]*[.A754]^3+[.$M$6]*[.A754]^4+[.$N$2]*[.A754]^5+[.$N$3]*[.A754]^6+[.$N$4]*[.A754]^7+[.$N$5]*[.A754]^8+[.$N$6]*[.A754]^9" office:value-type="float" office:value="17.8429951341067">
            <text:p>17.8429951341</text:p>
          </table:table-cell>
          <table:table-cell table:formula="of:=[.B754]/([.$B$2]+[.B754])*[.$B$1]" office:value-type="float" office:value="2.08641220352649">
            <text:p>2.0864122035</text:p>
          </table:table-cell>
          <table:table-cell table:formula="of:=[.$D$5]*[.C754]-[.$D$4]" office:value-type="float" office:value="1.89580282894078">
            <text:p>1.8958028289</text:p>
          </table:table-cell>
          <table:table-cell table:formula="of:=INT([.D754]/[.$B$1]*1024)" office:value-type="float" office:value="388">
            <text:p>388</text:p>
          </table:table-cell>
          <table:table-cell table:number-columns-repeated="10"/>
        </table:table-row>
        <table:table-row table:style-name="ro2">
          <table:table-cell table:formula="of:=[.A754]+[.$D$1]" office:value-type="float" office:value="54.3000000000005">
            <text:p>54.3</text:p>
          </table:table-cell>
          <table:table-cell table:formula="of:=[.$M$2]+[.$M$3]*[.A755]+[.$M$4]*[.A755]^2+[.$M$5]*[.A755]^3+[.$M$6]*[.A755]^4+[.$N$2]*[.A755]^5+[.$N$3]*[.A755]^6+[.$N$4]*[.A755]^7+[.$N$5]*[.A755]^8+[.$N$6]*[.A755]^9" office:value-type="float" office:value="17.7951730032929">
            <text:p>17.7951730033</text:p>
          </table:table-cell>
          <table:table-cell table:formula="of:=[.B755]/([.$B$2]+[.B755])*[.$B$1]" office:value-type="float" office:value="2.08315004271979">
            <text:p>2.0831500427</text:p>
          </table:table-cell>
          <table:table-cell table:formula="of:=[.$D$5]*[.C755]-[.$D$4]" office:value-type="float" office:value="1.89117536486326">
            <text:p>1.8911753649</text:p>
          </table:table-cell>
          <table:table-cell table:formula="of:=INT([.D755]/[.$B$1]*1024)" office:value-type="float" office:value="387">
            <text:p>387</text:p>
          </table:table-cell>
          <table:table-cell table:number-columns-repeated="10"/>
        </table:table-row>
        <table:table-row table:style-name="ro2">
          <table:table-cell table:formula="of:=[.A755]+[.$D$1]" office:value-type="float" office:value="54.4000000000005">
            <text:p>54.4</text:p>
          </table:table-cell>
          <table:table-cell table:formula="of:=[.$M$2]+[.$M$3]*[.A756]+[.$M$4]*[.A756]^2+[.$M$5]*[.A756]^3+[.$M$6]*[.A756]^4+[.$N$2]*[.A756]^5+[.$N$3]*[.A756]^6+[.$N$4]*[.A756]^7+[.$N$5]*[.A756]^8+[.$N$6]*[.A756]^9" office:value-type="float" office:value="17.747469912258">
            <text:p>17.7474699123</text:p>
          </table:table-cell>
          <table:table-cell table:formula="of:=[.B756]/([.$B$2]+[.B756])*[.$B$1]" office:value-type="float" office:value="2.07988871639056">
            <text:p>2.0798887164</text:p>
          </table:table-cell>
          <table:table-cell table:formula="of:=[.$D$5]*[.C756]-[.$D$4]" office:value-type="float" office:value="1.88654908451479">
            <text:p>1.8865490845</text:p>
          </table:table-cell>
          <table:table-cell table:formula="of:=INT([.D756]/[.$B$1]*1024)" office:value-type="float" office:value="386">
            <text:p>386</text:p>
          </table:table-cell>
          <table:table-cell table:number-columns-repeated="10"/>
        </table:table-row>
        <table:table-row table:style-name="ro2">
          <table:table-cell table:formula="of:=[.A756]+[.$D$1]" office:value-type="float" office:value="54.5000000000005">
            <text:p>54.5</text:p>
          </table:table-cell>
          <table:table-cell table:formula="of:=[.$M$2]+[.$M$3]*[.A757]+[.$M$4]*[.A757]^2+[.$M$5]*[.A757]^3+[.$M$6]*[.A757]^4+[.$N$2]*[.A757]^5+[.$N$3]*[.A757]^6+[.$N$4]*[.A757]^7+[.$N$5]*[.A757]^8+[.$N$6]*[.A757]^9" office:value-type="float" office:value="17.699885687775">
            <text:p>17.6998856878</text:p>
          </table:table-cell>
          <table:table-cell table:formula="of:=[.B757]/([.$B$2]+[.B757])*[.$B$1]" office:value-type="float" office:value="2.07662824278738">
            <text:p>2.0766282428</text:p>
          </table:table-cell>
          <table:table-cell table:formula="of:=[.$D$5]*[.C757]-[.$D$4]" office:value-type="float" office:value="1.88192401378149">
            <text:p>1.8819240138</text:p>
          </table:table-cell>
          <table:table-cell table:formula="of:=INT([.D757]/[.$B$1]*1024)" office:value-type="float" office:value="385">
            <text:p>385</text:p>
          </table:table-cell>
          <table:table-cell table:number-columns-repeated="10"/>
        </table:table-row>
        <table:table-row table:style-name="ro2">
          <table:table-cell table:formula="of:=[.A757]+[.$D$1]" office:value-type="float" office:value="54.6000000000005">
            <text:p>54.6</text:p>
          </table:table-cell>
          <table:table-cell table:formula="of:=[.$M$2]+[.$M$3]*[.A758]+[.$M$4]*[.A758]^2+[.$M$5]*[.A758]^3+[.$M$6]*[.A758]^4+[.$N$2]*[.A758]^5+[.$N$3]*[.A758]^6+[.$N$4]*[.A758]^7+[.$N$5]*[.A758]^8+[.$N$6]*[.A758]^9" office:value-type="float" office:value="17.6524201576043">
            <text:p>17.6524201576</text:p>
          </table:table-cell>
          <table:table-cell table:formula="of:=[.B758]/([.$B$2]+[.B758])*[.$B$1]" office:value-type="float" office:value="2.07336864024104">
            <text:p>2.0733686402</text:p>
          </table:table-cell>
          <table:table-cell table:formula="of:=[.$D$5]*[.C758]-[.$D$4]" office:value-type="float" office:value="1.87730017866606">
            <text:p>1.8773001787</text:p>
          </table:table-cell>
          <table:table-cell table:formula="of:=INT([.D758]/[.$B$1]*1024)" office:value-type="float" office:value="384">
            <text:p>384</text:p>
          </table:table-cell>
          <table:table-cell table:number-columns-repeated="10"/>
        </table:table-row>
        <table:table-row table:style-name="ro2">
          <table:table-cell table:formula="of:=[.A758]+[.$D$1]" office:value-type="float" office:value="54.7000000000005">
            <text:p>54.7</text:p>
          </table:table-cell>
          <table:table-cell table:formula="of:=[.$M$2]+[.$M$3]*[.A759]+[.$M$4]*[.A759]^2+[.$M$5]*[.A759]^3+[.$M$6]*[.A759]^4+[.$N$2]*[.A759]^5+[.$N$3]*[.A759]^6+[.$N$4]*[.A759]^7+[.$N$5]*[.A759]^8+[.$N$6]*[.A759]^9" office:value-type="float" office:value="17.6050731504789">
            <text:p>17.6050731505</text:p>
          </table:table-cell>
          <table:table-cell table:formula="of:=[.B759]/([.$B$2]+[.B759])*[.$B$1]" office:value-type="float" office:value="2.07010992716387">
            <text:p>2.0701099272</text:p>
          </table:table-cell>
          <table:table-cell table:formula="of:=[.$D$5]*[.C759]-[.$D$4]" office:value-type="float" office:value="1.87267760528691">
            <text:p>1.8726776053</text:p>
          </table:table-cell>
          <table:table-cell table:formula="of:=INT([.D759]/[.$B$1]*1024)" office:value-type="float" office:value="383">
            <text:p>383</text:p>
          </table:table-cell>
          <table:table-cell table:number-columns-repeated="10"/>
        </table:table-row>
        <table:table-row table:style-name="ro2">
          <table:table-cell table:formula="of:=[.A759]+[.$D$1]" office:value-type="float" office:value="54.8000000000005">
            <text:p>54.8</text:p>
          </table:table-cell>
          <table:table-cell table:formula="of:=[.$M$2]+[.$M$3]*[.A760]+[.$M$4]*[.A760]^2+[.$M$5]*[.A760]^3+[.$M$6]*[.A760]^4+[.$N$2]*[.A760]^5+[.$N$3]*[.A760]^6+[.$N$4]*[.A760]^7+[.$N$5]*[.A760]^8+[.$N$6]*[.A760]^9" office:value-type="float" office:value="17.5578444960885">
            <text:p>17.5578444961</text:p>
          </table:table-cell>
          <table:table-cell table:formula="of:=[.B760]/([.$B$2]+[.B760])*[.$B$1]" office:value-type="float" office:value="2.06685212204901">
            <text:p>2.066852122</text:p>
          </table:table-cell>
          <table:table-cell table:formula="of:=[.$D$5]*[.C760]-[.$D$4]" office:value-type="float" office:value="1.86805631987707">
            <text:p>1.8680563199</text:p>
          </table:table-cell>
          <table:table-cell table:formula="of:=INT([.D760]/[.$B$1]*1024)" office:value-type="float" office:value="382">
            <text:p>382</text:p>
          </table:table-cell>
          <table:table-cell table:number-columns-repeated="10"/>
        </table:table-row>
        <table:table-row table:style-name="ro2">
          <table:table-cell table:formula="of:=[.A760]+[.$D$1]" office:value-type="float" office:value="54.9000000000005">
            <text:p>54.9</text:p>
          </table:table-cell>
          <table:table-cell table:formula="of:=[.$M$2]+[.$M$3]*[.A761]+[.$M$4]*[.A761]^2+[.$M$5]*[.A761]^3+[.$M$6]*[.A761]^4+[.$N$2]*[.A761]^5+[.$N$3]*[.A761]^6+[.$N$4]*[.A761]^7+[.$N$5]*[.A761]^8+[.$N$6]*[.A761]^9" office:value-type="float" office:value="17.5107340250648">
            <text:p>17.5107340251</text:p>
          </table:table-cell>
          <table:table-cell table:formula="of:=[.B761]/([.$B$2]+[.B761])*[.$B$1]" office:value-type="float" office:value="2.06359524346976">
            <text:p>2.0635952435</text:p>
          </table:table-cell>
          <table:table-cell table:formula="of:=[.$D$5]*[.C761]-[.$D$4]" office:value-type="float" office:value="1.86343634878326">
            <text:p>1.8634363488</text:p>
          </table:table-cell>
          <table:table-cell table:formula="of:=INT([.D761]/[.$B$1]*1024)" office:value-type="float" office:value="381">
            <text:p>381</text:p>
          </table:table-cell>
          <table:table-cell table:number-columns-repeated="10"/>
        </table:table-row>
        <table:table-row table:style-name="ro2">
          <table:table-cell table:formula="of:=[.A761]+[.$D$1]" office:value-type="float" office:value="55.0000000000005">
            <text:p>55</text:p>
          </table:table-cell>
          <table:table-cell table:formula="of:=[.$M$2]+[.$M$3]*[.A762]+[.$M$4]*[.A762]^2+[.$M$5]*[.A762]^3+[.$M$6]*[.A762]^4+[.$N$2]*[.A762]^5+[.$N$3]*[.A762]^6+[.$N$4]*[.A762]^7+[.$N$5]*[.A762]^8+[.$N$6]*[.A762]^9" office:value-type="float" office:value="17.4637415689665">
            <text:p>17.463741569</text:p>
          </table:table-cell>
          <table:table-cell table:formula="of:=[.B762]/([.$B$2]+[.B762])*[.$B$1]" office:value-type="float" office:value="2.0603393100788">
            <text:p>2.0603393101</text:p>
          </table:table-cell>
          <table:table-cell table:formula="of:=[.$D$5]*[.C762]-[.$D$4]" office:value-type="float" office:value="1.85881771846481">
            <text:p>1.8588177185</text:p>
          </table:table-cell>
          <table:table-cell table:formula="of:=INT([.D762]/[.$B$1]*1024)" office:value-type="float" office:value="380">
            <text:p>380</text:p>
          </table:table-cell>
          <table:table-cell table:number-columns-repeated="10"/>
        </table:table-row>
        <table:table-row table:style-name="ro2">
          <table:table-cell table:formula="of:=[.A762]+[.$D$1]" office:value-type="float" office:value="55.1000000000005">
            <text:p>55.1</text:p>
          </table:table-cell>
          <table:table-cell table:formula="of:=[.$M$2]+[.$M$3]*[.A763]+[.$M$4]*[.A763]^2+[.$M$5]*[.A763]^3+[.$M$6]*[.A763]^4+[.$N$2]*[.A763]^5+[.$N$3]*[.A763]^6+[.$N$4]*[.A763]^7+[.$N$5]*[.A763]^8+[.$N$6]*[.A763]^9" office:value-type="float" office:value="17.416866960264">
            <text:p>17.4168669603</text:p>
          </table:table-cell>
          <table:table-cell table:formula="of:=[.B763]/([.$B$2]+[.B763])*[.$B$1]" office:value-type="float" office:value="2.05708434060749">
            <text:p>2.0570843406</text:p>
          </table:table-cell>
          <table:table-cell table:formula="of:=[.$D$5]*[.C763]-[.$D$4]" office:value-type="float" office:value="1.85420045549268">
            <text:p>1.8542004555</text:p>
          </table:table-cell>
          <table:table-cell table:formula="of:=INT([.D763]/[.$B$1]*1024)" office:value-type="float" office:value="379">
            <text:p>379</text:p>
          </table:table-cell>
          <table:table-cell table:number-columns-repeated="10"/>
        </table:table-row>
        <table:table-row table:style-name="ro2">
          <table:table-cell table:formula="of:=[.A763]+[.$D$1]" office:value-type="float" office:value="55.2000000000005">
            <text:p>55.2</text:p>
          </table:table-cell>
          <table:table-cell table:formula="of:=[.$M$2]+[.$M$3]*[.A764]+[.$M$4]*[.A764]^2+[.$M$5]*[.A764]^3+[.$M$6]*[.A764]^4+[.$N$2]*[.A764]^5+[.$N$3]*[.A764]^6+[.$N$4]*[.A764]^7+[.$N$5]*[.A764]^8+[.$N$6]*[.A764]^9" office:value-type="float" office:value="17.3701100323247">
            <text:p>17.3701100323</text:p>
          </table:table-cell>
          <table:table-cell table:formula="of:=[.B764]/([.$B$2]+[.B764])*[.$B$1]" office:value-type="float" office:value="2.05383035386514">
            <text:p>2.0538303539</text:p>
          </table:table-cell>
          <table:table-cell table:formula="of:=[.$D$5]*[.C764]-[.$D$4]" office:value-type="float" office:value="1.84958458654838">
            <text:p>1.8495845865</text:p>
          </table:table-cell>
          <table:table-cell table:formula="of:=INT([.D764]/[.$B$1]*1024)" office:value-type="float" office:value="378">
            <text:p>378</text:p>
          </table:table-cell>
          <table:table-cell table:number-columns-repeated="10"/>
        </table:table-row>
        <table:table-row table:style-name="ro2">
          <table:table-cell table:formula="of:=[.A764]+[.$D$1]" office:value-type="float" office:value="55.3000000000005">
            <text:p>55.3</text:p>
          </table:table-cell>
          <table:table-cell table:formula="of:=[.$M$2]+[.$M$3]*[.A765]+[.$M$4]*[.A765]^2+[.$M$5]*[.A765]^3+[.$M$6]*[.A765]^4+[.$N$2]*[.A765]^5+[.$N$3]*[.A765]^6+[.$N$4]*[.A765]^7+[.$N$5]*[.A765]^8+[.$N$6]*[.A765]^9" office:value-type="float" office:value="17.3234706193983">
            <text:p>17.3234706194</text:p>
          </table:table-cell>
          <table:table-cell table:formula="of:=[.B765]/([.$B$2]+[.B765])*[.$B$1]" office:value-type="float" office:value="2.05057736873826">
            <text:p>2.0505773687</text:p>
          </table:table-cell>
          <table:table-cell table:formula="of:=[.$D$5]*[.C765]-[.$D$4]" office:value-type="float" office:value="1.84497013842296">
            <text:p>1.8449701384</text:p>
          </table:table-cell>
          <table:table-cell table:formula="of:=INT([.D765]/[.$B$1]*1024)" office:value-type="float" office:value="377">
            <text:p>377</text:p>
          </table:table-cell>
          <table:table-cell table:number-columns-repeated="10"/>
        </table:table-row>
        <table:table-row table:style-name="ro2">
          <table:table-cell table:formula="of:=[.A765]+[.$D$1]" office:value-type="float" office:value="55.4000000000005">
            <text:p>55.4</text:p>
          </table:table-cell>
          <table:table-cell table:formula="of:=[.$M$2]+[.$M$3]*[.A766]+[.$M$4]*[.A766]^2+[.$M$5]*[.A766]^3+[.$M$6]*[.A766]^4+[.$N$2]*[.A766]^5+[.$N$3]*[.A766]^6+[.$N$4]*[.A766]^7+[.$N$5]*[.A766]^8+[.$N$6]*[.A766]^9" office:value-type="float" office:value="17.2769485566018">
            <text:p>17.2769485566</text:p>
          </table:table-cell>
          <table:table-cell table:formula="of:=[.B766]/([.$B$2]+[.B766])*[.$B$1]" office:value-type="float" office:value="2.04732540418982">
            <text:p>2.0473254042</text:p>
          </table:table-cell>
          <table:table-cell table:formula="of:=[.$D$5]*[.C766]-[.$D$4]" office:value-type="float" office:value="1.84035713801587">
            <text:p>1.840357138</text:p>
          </table:table-cell>
          <table:table-cell table:formula="of:=INT([.D766]/[.$B$1]*1024)" office:value-type="float" office:value="376">
            <text:p>376</text:p>
          </table:table-cell>
          <table:table-cell table:number-columns-repeated="10"/>
        </table:table-row>
        <table:table-row table:style-name="ro2">
          <table:table-cell table:formula="of:=[.A766]+[.$D$1]" office:value-type="float" office:value="55.5000000000005">
            <text:p>55.5</text:p>
          </table:table-cell>
          <table:table-cell table:formula="of:=[.$M$2]+[.$M$3]*[.A767]+[.$M$4]*[.A767]^2+[.$M$5]*[.A767]^3+[.$M$6]*[.A767]^4+[.$N$2]*[.A767]^5+[.$N$3]*[.A767]^6+[.$N$4]*[.A767]^7+[.$N$5]*[.A767]^8+[.$N$6]*[.A767]^9" office:value-type="float" office:value="17.2305436799049">
            <text:p>17.2305436799</text:p>
          </table:table-cell>
          <table:table-cell table:formula="of:=[.B767]/([.$B$2]+[.B767])*[.$B$1]" office:value-type="float" office:value="2.04407447925845">
            <text:p>2.0440744793</text:p>
          </table:table-cell>
          <table:table-cell table:formula="of:=[.$D$5]*[.C767]-[.$D$4]" office:value-type="float" office:value="1.83574561233396">
            <text:p>1.8357456123</text:p>
          </table:table-cell>
          <table:table-cell table:formula="of:=INT([.D767]/[.$B$1]*1024)" office:value-type="float" office:value="375">
            <text:p>375</text:p>
          </table:table-cell>
          <table:table-cell table:number-columns-repeated="10"/>
        </table:table-row>
        <table:table-row table:style-name="ro2">
          <table:table-cell table:formula="of:=[.A767]+[.$D$1]" office:value-type="float" office:value="55.6000000000005">
            <text:p>55.6</text:p>
          </table:table-cell>
          <table:table-cell table:formula="of:=[.$M$2]+[.$M$3]*[.A768]+[.$M$4]*[.A768]^2+[.$M$5]*[.A768]^3+[.$M$6]*[.A768]^4+[.$N$2]*[.A768]^5+[.$N$3]*[.A768]^6+[.$N$4]*[.A768]^7+[.$N$5]*[.A768]^8+[.$N$6]*[.A768]^9" office:value-type="float" office:value="17.1842558261154">
            <text:p>17.1842558261</text:p>
          </table:table-cell>
          <table:table-cell table:formula="of:=[.B768]/([.$B$2]+[.B768])*[.$B$1]" office:value-type="float" office:value="2.04082461305774">
            <text:p>2.0408246131</text:p>
          </table:table-cell>
          <table:table-cell table:formula="of:=[.$D$5]*[.C768]-[.$D$4]" office:value-type="float" office:value="1.83113558849037">
            <text:p>1.8311355885</text:p>
          </table:table-cell>
          <table:table-cell table:formula="of:=INT([.D768]/[.$B$1]*1024)" office:value-type="float" office:value="375">
            <text:p>375</text:p>
          </table:table-cell>
          <table:table-cell table:number-columns-repeated="10"/>
        </table:table-row>
        <table:table-row table:style-name="ro2">
          <table:table-cell table:formula="of:=[.A768]+[.$D$1]" office:value-type="float" office:value="55.7000000000005">
            <text:p>55.7</text:p>
          </table:table-cell>
          <table:table-cell table:formula="of:=[.$M$2]+[.$M$3]*[.A769]+[.$M$4]*[.A769]^2+[.$M$5]*[.A769]^3+[.$M$6]*[.A769]^4+[.$N$2]*[.A769]^5+[.$N$3]*[.A769]^6+[.$N$4]*[.A769]^7+[.$N$5]*[.A769]^8+[.$N$6]*[.A769]^9" office:value-type="float" office:value="17.1380848328648">
            <text:p>17.1380848329</text:p>
          </table:table-cell>
          <table:table-cell table:formula="of:=[.B769]/([.$B$2]+[.B769])*[.$B$1]" office:value-type="float" office:value="2.0375758247754">
            <text:p>2.0375758248</text:p>
          </table:table-cell>
          <table:table-cell table:formula="of:=[.$D$5]*[.C769]-[.$D$4]" office:value-type="float" office:value="1.82652709370338">
            <text:p>1.8265270937</text:p>
          </table:table-cell>
          <table:table-cell table:formula="of:=INT([.D769]/[.$B$1]*1024)" office:value-type="float" office:value="374">
            <text:p>374</text:p>
          </table:table-cell>
          <table:table-cell table:number-columns-repeated="10"/>
        </table:table-row>
        <table:table-row table:style-name="ro2">
          <table:table-cell table:formula="of:=[.A769]+[.$D$1]" office:value-type="float" office:value="55.8000000000005">
            <text:p>55.8</text:p>
          </table:table-cell>
          <table:table-cell table:formula="of:=[.$M$2]+[.$M$3]*[.A770]+[.$M$4]*[.A770]^2+[.$M$5]*[.A770]^3+[.$M$6]*[.A770]^4+[.$N$2]*[.A770]^5+[.$N$3]*[.A770]^6+[.$N$4]*[.A770]^7+[.$N$5]*[.A770]^8+[.$N$6]*[.A770]^9" office:value-type="float" office:value="17.0920305385935">
            <text:p>17.0920305386</text:p>
          </table:table-cell>
          <table:table-cell table:formula="of:=[.B770]/([.$B$2]+[.B770])*[.$B$1]" office:value-type="float" office:value="2.03432813367249">
            <text:p>2.0343281337</text:p>
          </table:table-cell>
          <table:table-cell table:formula="of:=[.$D$5]*[.C770]-[.$D$4]" office:value-type="float" office:value="1.82192015529534">
            <text:p>1.8219201553</text:p>
          </table:table-cell>
          <table:table-cell table:formula="of:=INT([.D770]/[.$B$1]*1024)" office:value-type="float" office:value="373">
            <text:p>373</text:p>
          </table:table-cell>
          <table:table-cell table:number-columns-repeated="10"/>
        </table:table-row>
        <table:table-row table:style-name="ro2">
          <table:table-cell table:formula="of:=[.A770]+[.$D$1]" office:value-type="float" office:value="55.9000000000005">
            <text:p>55.9</text:p>
          </table:table-cell>
          <table:table-cell table:formula="of:=[.$M$2]+[.$M$3]*[.A771]+[.$M$4]*[.A771]^2+[.$M$5]*[.A771]^3+[.$M$6]*[.A771]^4+[.$N$2]*[.A771]^5+[.$N$3]*[.A771]^6+[.$N$4]*[.A771]^7+[.$N$5]*[.A771]^8+[.$N$6]*[.A771]^9" office:value-type="float" office:value="17.046092782537">
            <text:p>17.0460927825</text:p>
          </table:table-cell>
          <table:table-cell table:formula="of:=[.B771]/([.$B$2]+[.B771])*[.$B$1]" office:value-type="float" office:value="2.03108155908265">
            <text:p>2.0310815591</text:p>
          </table:table-cell>
          <table:table-cell table:formula="of:=[.$D$5]*[.C771]-[.$D$4]" office:value-type="float" office:value="1.81731480069153">
            <text:p>1.8173148007</text:p>
          </table:table-cell>
          <table:table-cell table:formula="of:=INT([.D771]/[.$B$1]*1024)" office:value-type="float" office:value="372">
            <text:p>372</text:p>
          </table:table-cell>
          <table:table-cell table:number-columns-repeated="10"/>
        </table:table-row>
        <table:table-row table:style-name="ro2">
          <table:table-cell table:formula="of:=[.A771]+[.$D$1]" office:value-type="float" office:value="56.0000000000005">
            <text:p>56</text:p>
          </table:table-cell>
          <table:table-cell table:formula="of:=[.$M$2]+[.$M$3]*[.A772]+[.$M$4]*[.A772]^2+[.$M$5]*[.A772]^3+[.$M$6]*[.A772]^4+[.$N$2]*[.A772]^5+[.$N$3]*[.A772]^6+[.$N$4]*[.A772]^7+[.$N$5]*[.A772]^8+[.$N$6]*[.A772]^9" office:value-type="float" office:value="17.000271404711">
            <text:p>17.0002714047</text:p>
          </table:table-cell>
          <table:table-cell table:formula="of:=[.B772]/([.$B$2]+[.B772])*[.$B$1]" office:value-type="float" office:value="2.02783612041126">
            <text:p>2.0278361204</text:p>
          </table:table-cell>
          <table:table-cell table:formula="of:=[.$D$5]*[.C772]-[.$D$4]" office:value-type="float" office:value="1.81271105741904">
            <text:p>1.8127110574</text:p>
          </table:table-cell>
          <table:table-cell table:formula="of:=INT([.D772]/[.$B$1]*1024)" office:value-type="float" office:value="371">
            <text:p>371</text:p>
          </table:table-cell>
          <table:table-cell table:number-columns-repeated="10"/>
        </table:table-row>
        <table:table-row table:style-name="ro2">
          <table:table-cell table:formula="of:=[.A772]+[.$D$1]" office:value-type="float" office:value="56.1000000000005">
            <text:p>56.1</text:p>
          </table:table-cell>
          <table:table-cell table:formula="of:=[.$M$2]+[.$M$3]*[.A773]+[.$M$4]*[.A773]^2+[.$M$5]*[.A773]^3+[.$M$6]*[.A773]^4+[.$N$2]*[.A773]^5+[.$N$3]*[.A773]^6+[.$N$4]*[.A773]^7+[.$N$5]*[.A773]^8+[.$N$6]*[.A773]^9" office:value-type="float" office:value="16.9545662458975">
            <text:p>16.9545662459</text:p>
          </table:table-cell>
          <table:table-cell table:formula="of:=[.B773]/([.$B$2]+[.B773])*[.$B$1]" office:value-type="float" office:value="2.02459183713467">
            <text:p>2.0245918371</text:p>
          </table:table-cell>
          <table:table-cell table:formula="of:=[.$D$5]*[.C773]-[.$D$4]" office:value-type="float" office:value="1.80810895310557">
            <text:p>1.8081089531</text:p>
          </table:table-cell>
          <table:table-cell table:formula="of:=INT([.D773]/[.$B$1]*1024)" office:value-type="float" office:value="370">
            <text:p>370</text:p>
          </table:table-cell>
          <table:table-cell table:number-columns-repeated="10"/>
        </table:table-row>
        <table:table-row table:style-name="ro2">
          <table:table-cell table:formula="of:=[.A773]+[.$D$1]" office:value-type="float" office:value="56.2000000000005">
            <text:p>56.2</text:p>
          </table:table-cell>
          <table:table-cell table:formula="of:=[.$M$2]+[.$M$3]*[.A774]+[.$M$4]*[.A774]^2+[.$M$5]*[.A774]^3+[.$M$6]*[.A774]^4+[.$N$2]*[.A774]^5+[.$N$3]*[.A774]^6+[.$N$4]*[.A774]^7+[.$N$5]*[.A774]^8+[.$N$6]*[.A774]^9" office:value-type="float" office:value="16.9089771476306">
            <text:p>16.9089771476</text:p>
          </table:table-cell>
          <table:table-cell table:formula="of:=[.B774]/([.$B$2]+[.B774])*[.$B$1]" office:value-type="float" office:value="2.02134872879933">
            <text:p>2.0213487288</text:p>
          </table:table-cell>
          <table:table-cell table:formula="of:=[.$D$5]*[.C774]-[.$D$4]" office:value-type="float" office:value="1.80350851547833">
            <text:p>1.8035085155</text:p>
          </table:table-cell>
          <table:table-cell table:formula="of:=INT([.D774]/[.$B$1]*1024)" office:value-type="float" office:value="369">
            <text:p>369</text:p>
          </table:table-cell>
          <table:table-cell table:number-columns-repeated="10"/>
        </table:table-row>
        <table:table-row table:style-name="ro2">
          <table:table-cell table:formula="of:=[.A774]+[.$D$1]" office:value-type="float" office:value="56.3000000000005">
            <text:p>56.3</text:p>
          </table:table-cell>
          <table:table-cell table:formula="of:=[.$M$2]+[.$M$3]*[.A775]+[.$M$4]*[.A775]^2+[.$M$5]*[.A775]^3+[.$M$6]*[.A775]^4+[.$N$2]*[.A775]^5+[.$N$3]*[.A775]^6+[.$N$4]*[.A775]^7+[.$N$5]*[.A775]^8+[.$N$6]*[.A775]^9" office:value-type="float" office:value="16.8635039521824">
            <text:p>16.8635039522</text:p>
          </table:table-cell>
          <table:table-cell table:formula="of:=[.B775]/([.$B$2]+[.B775])*[.$B$1]" office:value-type="float" office:value="2.01810681502102">
            <text:p>2.018106815</text:p>
          </table:table-cell>
          <table:table-cell table:formula="of:=[.$D$5]*[.C775]-[.$D$4]" office:value-type="float" office:value="1.7989097723628">
            <text:p>1.7989097724</text:p>
          </table:table-cell>
          <table:table-cell table:formula="of:=INT([.D775]/[.$B$1]*1024)" office:value-type="float" office:value="368">
            <text:p>368</text:p>
          </table:table-cell>
          <table:table-cell table:number-columns-repeated="10"/>
        </table:table-row>
        <table:table-row table:style-name="ro2">
          <table:table-cell table:formula="of:=[.A775]+[.$D$1]" office:value-type="float" office:value="56.4000000000006">
            <text:p>56.4</text:p>
          </table:table-cell>
          <table:table-cell table:formula="of:=[.$M$2]+[.$M$3]*[.A776]+[.$M$4]*[.A776]^2+[.$M$5]*[.A776]^3+[.$M$6]*[.A776]^4+[.$N$2]*[.A776]^5+[.$N$3]*[.A776]^6+[.$N$4]*[.A776]^7+[.$N$5]*[.A776]^8+[.$N$6]*[.A776]^9" office:value-type="float" office:value="16.818146502549">
            <text:p>16.8181465025</text:p>
          </table:table-cell>
          <table:table-cell table:formula="of:=[.B776]/([.$B$2]+[.B776])*[.$B$1]" office:value-type="float" office:value="2.01486611548396">
            <text:p>2.0148661155</text:p>
          </table:table-cell>
          <table:table-cell table:formula="of:=[.$D$5]*[.C776]-[.$D$4]" office:value-type="float" office:value="1.79431275168161">
            <text:p>1.7943127517</text:p>
          </table:table-cell>
          <table:table-cell table:formula="of:=INT([.D776]/[.$B$1]*1024)" office:value-type="float" office:value="367">
            <text:p>367</text:p>
          </table:table-cell>
          <table:table-cell table:number-columns-repeated="10"/>
        </table:table-row>
        <table:table-row table:style-name="ro2">
          <table:table-cell table:formula="of:=[.A776]+[.$D$1]" office:value-type="float" office:value="56.5000000000005">
            <text:p>56.5</text:p>
          </table:table-cell>
          <table:table-cell table:formula="of:=[.$M$2]+[.$M$3]*[.A777]+[.$M$4]*[.A777]^2+[.$M$5]*[.A777]^3+[.$M$6]*[.A777]^4+[.$N$2]*[.A777]^5+[.$N$3]*[.A777]^6+[.$N$4]*[.A777]^7+[.$N$5]*[.A777]^8+[.$N$6]*[.A777]^9" office:value-type="float" office:value="16.7729046424365">
            <text:p>16.7729046424</text:p>
          </table:table-cell>
          <table:table-cell table:formula="of:=[.B777]/([.$B$2]+[.B777])*[.$B$1]" office:value-type="float" office:value="2.01162664994">
            <text:p>2.0116266499</text:p>
          </table:table-cell>
          <table:table-cell table:formula="of:=[.$D$5]*[.C777]-[.$D$4]" office:value-type="float" office:value="1.78971748145328">
            <text:p>1.7897174815</text:p>
          </table:table-cell>
          <table:table-cell table:formula="of:=INT([.D777]/[.$B$1]*1024)" office:value-type="float" office:value="366">
            <text:p>366</text:p>
          </table:table-cell>
          <table:table-cell table:number-columns-repeated="10"/>
        </table:table-row>
        <table:table-row table:style-name="ro2">
          <table:table-cell table:formula="of:=[.A777]+[.$D$1]" office:value-type="float" office:value="56.6000000000006">
            <text:p>56.6</text:p>
          </table:table-cell>
          <table:table-cell table:formula="of:=[.$M$2]+[.$M$3]*[.A778]+[.$M$4]*[.A778]^2+[.$M$5]*[.A778]^3+[.$M$6]*[.A778]^4+[.$N$2]*[.A778]^5+[.$N$3]*[.A778]^6+[.$N$4]*[.A778]^7+[.$N$5]*[.A778]^8+[.$N$6]*[.A778]^9" office:value-type="float" office:value="16.7277782162474">
            <text:p>16.7277782162</text:p>
          </table:table-cell>
          <table:table-cell table:formula="of:=[.B778]/([.$B$2]+[.B778])*[.$B$1]" office:value-type="float" office:value="2.00838843820774">
            <text:p>2.0083884382</text:p>
          </table:table-cell>
          <table:table-cell table:formula="of:=[.$D$5]*[.C778]-[.$D$4]" office:value-type="float" office:value="1.78512398979106">
            <text:p>1.7851239898</text:p>
          </table:table-cell>
          <table:table-cell table:formula="of:=INT([.D778]/[.$B$1]*1024)" office:value-type="float" office:value="365">
            <text:p>365</text:p>
          </table:table-cell>
          <table:table-cell table:number-columns-repeated="10"/>
        </table:table-row>
        <table:table-row table:style-name="ro2">
          <table:table-cell table:formula="of:=[.A778]+[.$D$1]" office:value-type="float" office:value="56.7000000000006">
            <text:p>56.7</text:p>
          </table:table-cell>
          <table:table-cell table:formula="of:=[.$M$2]+[.$M$3]*[.A779]+[.$M$4]*[.A779]^2+[.$M$5]*[.A779]^3+[.$M$6]*[.A779]^4+[.$N$2]*[.A779]^5+[.$N$3]*[.A779]^6+[.$N$4]*[.A779]^7+[.$N$5]*[.A779]^8+[.$N$6]*[.A779]^9" office:value-type="float" office:value="16.6827670690666">
            <text:p>16.6827670691</text:p>
          </table:table-cell>
          <table:table-cell table:formula="of:=[.B779]/([.$B$2]+[.B779])*[.$B$1]" office:value-type="float" office:value="2.00515150017172">
            <text:p>2.0051515002</text:p>
          </table:table-cell>
          <table:table-cell table:formula="of:=[.$D$5]*[.C779]-[.$D$4]" office:value-type="float" office:value="1.78053230490167">
            <text:p>1.7805323049</text:p>
          </table:table-cell>
          <table:table-cell table:formula="of:=INT([.D779]/[.$B$1]*1024)" office:value-type="float" office:value="364">
            <text:p>364</text:p>
          </table:table-cell>
          <table:table-cell table:number-columns-repeated="10"/>
        </table:table-row>
        <table:table-row table:style-name="ro2">
          <table:table-cell table:formula="of:=[.A779]+[.$D$1]" office:value-type="float" office:value="56.8000000000006">
            <text:p>56.8</text:p>
          </table:table-cell>
          <table:table-cell table:formula="of:=[.$M$2]+[.$M$3]*[.A780]+[.$M$4]*[.A780]^2+[.$M$5]*[.A780]^3+[.$M$6]*[.A780]^4+[.$N$2]*[.A780]^5+[.$N$3]*[.A780]^6+[.$N$4]*[.A780]^7+[.$N$5]*[.A780]^8+[.$N$6]*[.A780]^9" office:value-type="float" office:value="16.6378710466477">
            <text:p>16.6378710466</text:p>
          </table:table-cell>
          <table:table-cell table:formula="of:=[.B780]/([.$B$2]+[.B780])*[.$B$1]" office:value-type="float" office:value="2.00191585578147">
            <text:p>2.0019158558</text:p>
          </table:table-cell>
          <table:table-cell table:formula="of:=[.$D$5]*[.C780]-[.$D$4]" office:value-type="float" office:value="1.77594245508411">
            <text:p>1.7759424551</text:p>
          </table:table-cell>
          <table:table-cell table:formula="of:=INT([.D780]/[.$B$1]*1024)" office:value-type="float" office:value="363">
            <text:p>363</text:p>
          </table:table-cell>
          <table:table-cell table:number-columns-repeated="10"/>
        </table:table-row>
        <table:table-row table:style-name="ro2">
          <table:table-cell table:formula="of:=[.A780]+[.$D$1]" office:value-type="float" office:value="56.9000000000006">
            <text:p>56.9</text:p>
          </table:table-cell>
          <table:table-cell table:formula="of:=[.$M$2]+[.$M$3]*[.A781]+[.$M$4]*[.A781]^2+[.$M$5]*[.A781]^3+[.$M$6]*[.A781]^4+[.$N$2]*[.A781]^5+[.$N$3]*[.A781]^6+[.$N$4]*[.A781]^7+[.$N$5]*[.A781]^8+[.$N$6]*[.A781]^9" office:value-type="float" office:value="16.5930899953995">
            <text:p>16.5930899954</text:p>
          </table:table-cell>
          <table:table-cell table:formula="of:=[.B781]/([.$B$2]+[.B781])*[.$B$1]" office:value-type="float" office:value="1.99868152505071">
            <text:p>1.9986815251</text:p>
          </table:table-cell>
          <table:table-cell table:formula="of:=[.$D$5]*[.C781]-[.$D$4]" office:value-type="float" office:value="1.77135446872836">
            <text:p>1.7713544687</text:p>
          </table:table-cell>
          <table:table-cell table:formula="of:=INT([.D781]/[.$B$1]*1024)" office:value-type="float" office:value="362">
            <text:p>362</text:p>
          </table:table-cell>
          <table:table-cell table:number-columns-repeated="10"/>
        </table:table-row>
        <table:table-row table:style-name="ro2">
          <table:table-cell table:formula="of:=[.A781]+[.$D$1]" office:value-type="float" office:value="57.0000000000006">
            <text:p>57</text:p>
          </table:table-cell>
          <table:table-cell table:formula="of:=[.$M$2]+[.$M$3]*[.A782]+[.$M$4]*[.A782]^2+[.$M$5]*[.A782]^3+[.$M$6]*[.A782]^4+[.$N$2]*[.A782]^5+[.$N$3]*[.A782]^6+[.$N$4]*[.A782]^7+[.$N$5]*[.A782]^8+[.$N$6]*[.A782]^9" office:value-type="float" office:value="16.5484237623724">
            <text:p>16.5484237624</text:p>
          </table:table-cell>
          <table:table-cell table:formula="of:=[.B782]/([.$B$2]+[.B782])*[.$B$1]" office:value-type="float" office:value="1.99544852805643">
            <text:p>1.9954485281</text:p>
          </table:table-cell>
          <table:table-cell table:formula="of:=[.$D$5]*[.C782]-[.$D$4]" office:value-type="float" office:value="1.76676837431417">
            <text:p>1.7667683743</text:p>
          </table:table-cell>
          <table:table-cell table:formula="of:=INT([.D782]/[.$B$1]*1024)" office:value-type="float" office:value="361">
            <text:p>361</text:p>
          </table:table-cell>
          <table:table-cell table:number-columns-repeated="10"/>
        </table:table-row>
        <table:table-row table:style-name="ro2">
          <table:table-cell table:formula="of:=[.A782]+[.$D$1]" office:value-type="float" office:value="57.1000000000006">
            <text:p>57.1</text:p>
          </table:table-cell>
          <table:table-cell table:formula="of:=[.$M$2]+[.$M$3]*[.A783]+[.$M$4]*[.A783]^2+[.$M$5]*[.A783]^3+[.$M$6]*[.A783]^4+[.$N$2]*[.A783]^5+[.$N$3]*[.A783]^6+[.$N$4]*[.A783]^7+[.$N$5]*[.A783]^8+[.$N$6]*[.A783]^9" office:value-type="float" office:value="16.5038721952449">
            <text:p>16.5038721952</text:p>
          </table:table-cell>
          <table:table-cell table:formula="of:=[.B783]/([.$B$2]+[.B783])*[.$B$1]" office:value-type="float" office:value="1.99221688493797">
            <text:p>1.9922168849</text:p>
          </table:table-cell>
          <table:table-cell table:formula="of:=[.$D$5]*[.C783]-[.$D$4]" office:value-type="float" office:value="1.76218420040978">
            <text:p>1.7621842004</text:p>
          </table:table-cell>
          <table:table-cell table:formula="of:=INT([.D783]/[.$B$1]*1024)" office:value-type="float" office:value="360">
            <text:p>360</text:p>
          </table:table-cell>
          <table:table-cell table:number-columns-repeated="10"/>
        </table:table-row>
        <table:table-row table:style-name="ro2">
          <table:table-cell table:formula="of:=[.A783]+[.$D$1]" office:value-type="float" office:value="57.2000000000006">
            <text:p>57.2</text:p>
          </table:table-cell>
          <table:table-cell table:formula="of:=[.$M$2]+[.$M$3]*[.A784]+[.$M$4]*[.A784]^2+[.$M$5]*[.A784]^3+[.$M$6]*[.A784]^4+[.$N$2]*[.A784]^5+[.$N$3]*[.A784]^6+[.$N$4]*[.A784]^7+[.$N$5]*[.A784]^8+[.$N$6]*[.A784]^9" office:value-type="float" office:value="16.4594351423105">
            <text:p>16.4594351423</text:p>
          </table:table-cell>
          <table:table-cell table:formula="of:=[.B784]/([.$B$2]+[.B784])*[.$B$1]" office:value-type="float" office:value="1.98898661589619">
            <text:p>1.9889866159</text:p>
          </table:table-cell>
          <table:table-cell table:formula="of:=[.$D$5]*[.C784]-[.$D$4]" office:value-type="float" office:value="1.75760197567063">
            <text:p>1.7576019757</text:p>
          </table:table-cell>
          <table:table-cell table:formula="of:=INT([.D784]/[.$B$1]*1024)" office:value-type="float" office:value="359">
            <text:p>359</text:p>
          </table:table-cell>
          <table:table-cell table:number-columns-repeated="10"/>
        </table:table-row>
        <table:table-row table:style-name="ro2">
          <table:table-cell table:formula="of:=[.A784]+[.$D$1]" office:value-type="float" office:value="57.3000000000006">
            <text:p>57.3</text:p>
          </table:table-cell>
          <table:table-cell table:formula="of:=[.$M$2]+[.$M$3]*[.A785]+[.$M$4]*[.A785]^2+[.$M$5]*[.A785]^3+[.$M$6]*[.A785]^4+[.$N$2]*[.A785]^5+[.$N$3]*[.A785]^6+[.$N$4]*[.A785]^7+[.$N$5]*[.A785]^8+[.$N$6]*[.A785]^9" office:value-type="float" office:value="16.4151124524638">
            <text:p>16.4151124525</text:p>
          </table:table-cell>
          <table:table-cell table:formula="of:=[.B785]/([.$B$2]+[.B785])*[.$B$1]" office:value-type="float" office:value="1.9857577411925">
            <text:p>1.9857577412</text:p>
          </table:table-cell>
          <table:table-cell table:formula="of:=[.$D$5]*[.C785]-[.$D$4]" office:value-type="float" office:value="1.75302172883808">
            <text:p>1.7530217288</text:p>
          </table:table-cell>
          <table:table-cell table:formula="of:=INT([.D785]/[.$B$1]*1024)" office:value-type="float" office:value="359">
            <text:p>359</text:p>
          </table:table-cell>
          <table:table-cell table:number-columns-repeated="10"/>
        </table:table-row>
        <table:table-row table:style-name="ro2">
          <table:table-cell table:formula="of:=[.A785]+[.$D$1]" office:value-type="float" office:value="57.4000000000006">
            <text:p>57.4</text:p>
          </table:table-cell>
          <table:table-cell table:formula="of:=[.$M$2]+[.$M$3]*[.A786]+[.$M$4]*[.A786]^2+[.$M$5]*[.A786]^3+[.$M$6]*[.A786]^4+[.$N$2]*[.A786]^5+[.$N$3]*[.A786]^6+[.$N$4]*[.A786]^7+[.$N$5]*[.A786]^8+[.$N$6]*[.A786]^9" office:value-type="float" office:value="16.3709039751877">
            <text:p>16.3709039752</text:p>
          </table:table-cell>
          <table:table-cell table:formula="of:=[.B786]/([.$B$2]+[.B786])*[.$B$1]" office:value-type="float" office:value="1.98253028114795">
            <text:p>1.9825302811</text:p>
          </table:table-cell>
          <table:table-cell table:formula="of:=[.$D$5]*[.C786]-[.$D$4]" office:value-type="float" office:value="1.74844348873811">
            <text:p>1.7484434887</text:p>
          </table:table-cell>
          <table:table-cell table:formula="of:=INT([.D786]/[.$B$1]*1024)" office:value-type="float" office:value="358">
            <text:p>358</text:p>
          </table:table-cell>
          <table:table-cell table:number-columns-repeated="10"/>
        </table:table-row>
        <table:table-row table:style-name="ro2">
          <table:table-cell table:formula="of:=[.A786]+[.$D$1]" office:value-type="float" office:value="57.5000000000006">
            <text:p>57.5</text:p>
          </table:table-cell>
          <table:table-cell table:formula="of:=[.$M$2]+[.$M$3]*[.A787]+[.$M$4]*[.A787]^2+[.$M$5]*[.A787]^3+[.$M$6]*[.A787]^4+[.$N$2]*[.A787]^5+[.$N$3]*[.A787]^6+[.$N$4]*[.A787]^7+[.$N$5]*[.A787]^8+[.$N$6]*[.A787]^9" office:value-type="float" office:value="16.3268095605403">
            <text:p>16.3268095605</text:p>
          </table:table-cell>
          <table:table-cell table:formula="of:=[.B787]/([.$B$2]+[.B787])*[.$B$1]" office:value-type="float" office:value="1.97930425614234">
            <text:p>1.9793042561</text:p>
          </table:table-cell>
          <table:table-cell table:formula="of:=[.$D$5]*[.C787]-[.$D$4]" office:value-type="float" office:value="1.74386728428002">
            <text:p>1.7438672843</text:p>
          </table:table-cell>
          <table:table-cell table:formula="of:=INT([.D787]/[.$B$1]*1024)" office:value-type="float" office:value="357">
            <text:p>357</text:p>
          </table:table-cell>
          <table:table-cell table:number-columns-repeated="10"/>
        </table:table-row>
        <table:table-row table:style-name="ro2">
          <table:table-cell table:formula="of:=[.A787]+[.$D$1]" office:value-type="float" office:value="57.6000000000006">
            <text:p>57.6</text:p>
          </table:table-cell>
          <table:table-cell table:formula="of:=[.$M$2]+[.$M$3]*[.A788]+[.$M$4]*[.A788]^2+[.$M$5]*[.A788]^3+[.$M$6]*[.A788]^4+[.$N$2]*[.A788]^5+[.$N$3]*[.A788]^6+[.$N$4]*[.A788]^7+[.$N$5]*[.A788]^8+[.$N$6]*[.A788]^9" office:value-type="float" office:value="16.2828290591416">
            <text:p>16.2828290591</text:p>
          </table:table-cell>
          <table:table-cell table:formula="of:=[.B788]/([.$B$2]+[.B788])*[.$B$1]" office:value-type="float" office:value="1.97607968661325">
            <text:p>1.9760796866</text:p>
          </table:table-cell>
          <table:table-cell table:formula="of:=[.$D$5]*[.C788]-[.$D$4]" office:value-type="float" office:value="1.73929314445506">
            <text:p>1.7392931445</text:p>
          </table:table-cell>
          <table:table-cell table:formula="of:=INT([.D788]/[.$B$1]*1024)" office:value-type="float" office:value="356">
            <text:p>356</text:p>
          </table:table-cell>
          <table:table-cell table:number-columns-repeated="10"/>
        </table:table-row>
        <table:table-row table:style-name="ro2">
          <table:table-cell table:formula="of:=[.A788]+[.$D$1]" office:value-type="float" office:value="57.7000000000006">
            <text:p>57.7</text:p>
          </table:table-cell>
          <table:table-cell table:formula="of:=[.$M$2]+[.$M$3]*[.A789]+[.$M$4]*[.A789]^2+[.$M$5]*[.A789]^3+[.$M$6]*[.A789]^4+[.$N$2]*[.A789]^5+[.$N$3]*[.A789]^6+[.$N$4]*[.A789]^7+[.$N$5]*[.A789]^8+[.$N$6]*[.A789]^9" office:value-type="float" office:value="16.2389623221604">
            <text:p>16.2389623222</text:p>
          </table:table-cell>
          <table:table-cell table:formula="of:=[.B789]/([.$B$2]+[.B789])*[.$B$1]" office:value-type="float" office:value="1.97285659305511">
            <text:p>1.9728565931</text:p>
          </table:table-cell>
          <table:table-cell table:formula="of:=[.$D$5]*[.C789]-[.$D$4]" office:value-type="float" office:value="1.73472109833516">
            <text:p>1.7347210983</text:p>
          </table:table-cell>
          <table:table-cell table:formula="of:=INT([.D789]/[.$B$1]*1024)" office:value-type="float" office:value="355">
            <text:p>355</text:p>
          </table:table-cell>
          <table:table-cell table:number-columns-repeated="10"/>
        </table:table-row>
        <table:table-row table:style-name="ro2">
          <table:table-cell table:formula="of:=[.A789]+[.$D$1]" office:value-type="float" office:value="57.8000000000006">
            <text:p>57.8</text:p>
          </table:table-cell>
          <table:table-cell table:formula="of:=[.$M$2]+[.$M$3]*[.A790]+[.$M$4]*[.A790]^2+[.$M$5]*[.A790]^3+[.$M$6]*[.A790]^4+[.$N$2]*[.A790]^5+[.$N$3]*[.A790]^6+[.$N$4]*[.A790]^7+[.$N$5]*[.A790]^8+[.$N$6]*[.A790]^9" office:value-type="float" office:value="16.1952092013016">
            <text:p>16.1952092013</text:p>
          </table:table-cell>
          <table:table-cell table:formula="of:=[.B790]/([.$B$2]+[.B790])*[.$B$1]" office:value-type="float" office:value="1.96963499601827">
            <text:p>1.969634996</text:p>
          </table:table-cell>
          <table:table-cell table:formula="of:=[.$D$5]*[.C790]-[.$D$4]" office:value-type="float" office:value="1.73015117507153">
            <text:p>1.7301511751</text:p>
          </table:table-cell>
          <table:table-cell table:formula="of:=INT([.D790]/[.$B$1]*1024)" office:value-type="float" office:value="354">
            <text:p>354</text:p>
          </table:table-cell>
          <table:table-cell table:number-columns-repeated="10"/>
        </table:table-row>
        <table:table-row table:style-name="ro2">
          <table:table-cell table:formula="of:=[.A790]+[.$D$1]" office:value-type="float" office:value="57.9000000000006">
            <text:p>57.9</text:p>
          </table:table-cell>
          <table:table-cell table:formula="of:=[.$M$2]+[.$M$3]*[.A791]+[.$M$4]*[.A791]^2+[.$M$5]*[.A791]^3+[.$M$6]*[.A791]^4+[.$N$2]*[.A791]^5+[.$N$3]*[.A791]^6+[.$N$4]*[.A791]^7+[.$N$5]*[.A791]^8+[.$N$6]*[.A791]^9" office:value-type="float" office:value="16.1515695487935">
            <text:p>16.1515695488</text:p>
          </table:table-cell>
          <table:table-cell table:formula="of:=[.B791]/([.$B$2]+[.B791])*[.$B$1]" office:value-type="float" office:value="1.96641491610803">
            <text:p>1.9664149161</text:p>
          </table:table-cell>
          <table:table-cell table:formula="of:=[.$D$5]*[.C791]-[.$D$4]" office:value-type="float" office:value="1.72558340389337">
            <text:p>1.7255834039</text:p>
          </table:table-cell>
          <table:table-cell table:formula="of:=INT([.D791]/[.$B$1]*1024)" office:value-type="float" office:value="353">
            <text:p>353</text:p>
          </table:table-cell>
          <table:table-cell table:number-columns-repeated="10"/>
        </table:table-row>
        <table:table-row table:style-name="ro2">
          <table:table-cell table:formula="of:=[.A791]+[.$D$1]" office:value-type="float" office:value="58.0000000000006">
            <text:p>58</text:p>
          </table:table-cell>
          <table:table-cell table:formula="of:=[.$M$2]+[.$M$3]*[.A792]+[.$M$4]*[.A792]^2+[.$M$5]*[.A792]^3+[.$M$6]*[.A792]^4+[.$N$2]*[.A792]^5+[.$N$3]*[.A792]^6+[.$N$4]*[.A792]^7+[.$N$5]*[.A792]^8+[.$N$6]*[.A792]^9" office:value-type="float" office:value="16.1080432173744">
            <text:p>16.1080432174</text:p>
          </table:table-cell>
          <table:table-cell table:formula="of:=[.B792]/([.$B$2]+[.B792])*[.$B$1]" office:value-type="float" office:value="1.96319637398365">
            <text:p>1.963196374</text:p>
          </table:table-cell>
          <table:table-cell table:formula="of:=[.$D$5]*[.C792]-[.$D$4]" office:value-type="float" office:value="1.72101781410639">
            <text:p>1.7210178141</text:p>
          </table:table-cell>
          <table:table-cell table:formula="of:=INT([.D792]/[.$B$1]*1024)" office:value-type="float" office:value="352">
            <text:p>352</text:p>
          </table:table-cell>
          <table:table-cell table:number-columns-repeated="10"/>
        </table:table-row>
        <table:table-row table:style-name="ro2">
          <table:table-cell table:formula="of:=[.A792]+[.$D$1]" office:value-type="float" office:value="58.1000000000006">
            <text:p>58.1</text:p>
          </table:table-cell>
          <table:table-cell table:formula="of:=[.$M$2]+[.$M$3]*[.A793]+[.$M$4]*[.A793]^2+[.$M$5]*[.A793]^3+[.$M$6]*[.A793]^4+[.$N$2]*[.A793]^5+[.$N$3]*[.A793]^6+[.$N$4]*[.A793]^7+[.$N$5]*[.A793]^8+[.$N$6]*[.A793]^9" office:value-type="float" office:value="16.0646300602805">
            <text:p>16.0646300603</text:p>
          </table:table-cell>
          <table:table-cell table:formula="of:=[.B793]/([.$B$2]+[.B793])*[.$B$1]" office:value-type="float" office:value="1.95997939035744">
            <text:p>1.9599793904</text:p>
          </table:table-cell>
          <table:table-cell table:formula="of:=[.$D$5]*[.C793]-[.$D$4]" office:value-type="float" office:value="1.71645443509157">
            <text:p>1.7164544351</text:p>
          </table:table-cell>
          <table:table-cell table:formula="of:=INT([.D793]/[.$B$1]*1024)" office:value-type="float" office:value="351">
            <text:p>351</text:p>
          </table:table-cell>
          <table:table-cell table:number-columns-repeated="10"/>
        </table:table-row>
        <table:table-row table:style-name="ro2">
          <table:table-cell table:formula="of:=[.A793]+[.$D$1]" office:value-type="float" office:value="58.2000000000006">
            <text:p>58.2</text:p>
          </table:table-cell>
          <table:table-cell table:formula="of:=[.$M$2]+[.$M$3]*[.A794]+[.$M$4]*[.A794]^2+[.$M$5]*[.A794]^3+[.$M$6]*[.A794]^4+[.$N$2]*[.A794]^5+[.$N$3]*[.A794]^6+[.$N$4]*[.A794]^7+[.$N$5]*[.A794]^8+[.$N$6]*[.A794]^9" office:value-type="float" office:value="16.0213299312333">
            <text:p>16.0213299312</text:p>
          </table:table-cell>
          <table:table-cell table:formula="of:=[.B794]/([.$B$2]+[.B794])*[.$B$1]" office:value-type="float" office:value="1.95676398599373">
            <text:p>1.956763986</text:p>
          </table:table-cell>
          <table:table-cell table:formula="of:=[.$D$5]*[.C794]-[.$D$4]" office:value-type="float" office:value="1.71189329630369">
            <text:p>1.7118932963</text:p>
          </table:table-cell>
          <table:table-cell table:formula="of:=INT([.D794]/[.$B$1]*1024)" office:value-type="float" office:value="350">
            <text:p>350</text:p>
          </table:table-cell>
          <table:table-cell table:number-columns-repeated="10"/>
        </table:table-row>
        <table:table-row table:style-name="ro2">
          <table:table-cell table:formula="of:=[.A794]+[.$D$1]" office:value-type="float" office:value="58.3000000000006">
            <text:p>58.3</text:p>
          </table:table-cell>
          <table:table-cell table:formula="of:=[.$M$2]+[.$M$3]*[.A795]+[.$M$4]*[.A795]^2+[.$M$5]*[.A795]^3+[.$M$6]*[.A795]^4+[.$N$2]*[.A795]^5+[.$N$3]*[.A795]^6+[.$N$4]*[.A795]^7+[.$N$5]*[.A795]^8+[.$N$6]*[.A795]^9" office:value-type="float" office:value="15.9781426844265">
            <text:p>15.9781426844</text:p>
          </table:table-cell>
          <table:table-cell table:formula="of:=[.B795]/([.$B$2]+[.B795])*[.$B$1]" office:value-type="float" office:value="1.95355018170791">
            <text:p>1.9535501817</text:p>
          </table:table-cell>
          <table:table-cell table:formula="of:=[.$D$5]*[.C795]-[.$D$4]" office:value-type="float" office:value="1.70733442726993">
            <text:p>1.7073344273</text:p>
          </table:table-cell>
          <table:table-cell table:formula="of:=INT([.D795]/[.$B$1]*1024)" office:value-type="float" office:value="349">
            <text:p>349</text:p>
          </table:table-cell>
          <table:table-cell table:number-columns-repeated="10"/>
        </table:table-row>
        <table:table-row table:style-name="ro2">
          <table:table-cell table:formula="of:=[.A795]+[.$D$1]" office:value-type="float" office:value="58.4000000000006">
            <text:p>58.4</text:p>
          </table:table-cell>
          <table:table-cell table:formula="of:=[.$M$2]+[.$M$3]*[.A796]+[.$M$4]*[.A796]^2+[.$M$5]*[.A796]^3+[.$M$6]*[.A796]^4+[.$N$2]*[.A796]^5+[.$N$3]*[.A796]^6+[.$N$4]*[.A796]^7+[.$N$5]*[.A796]^8+[.$N$6]*[.A796]^9" office:value-type="float" office:value="15.9350681745139">
            <text:p>15.9350681745</text:p>
          </table:table-cell>
          <table:table-cell table:formula="of:=[.B796]/([.$B$2]+[.B796])*[.$B$1]" office:value-type="float" office:value="1.95033799836543">
            <text:p>1.9503379984</text:p>
          </table:table-cell>
          <table:table-cell table:formula="of:=[.$D$5]*[.C796]-[.$D$4]" office:value-type="float" office:value="1.7027778575885">
            <text:p>1.7027778576</text:p>
          </table:table-cell>
          <table:table-cell table:formula="of:=INT([.D796]/[.$B$1]*1024)" office:value-type="float" office:value="348">
            <text:p>348</text:p>
          </table:table-cell>
          <table:table-cell table:number-columns-repeated="10"/>
        </table:table-row>
        <table:table-row table:style-name="ro2">
          <table:table-cell table:formula="of:=[.A796]+[.$D$1]" office:value-type="float" office:value="58.5000000000006">
            <text:p>58.5</text:p>
          </table:table-cell>
          <table:table-cell table:formula="of:=[.$M$2]+[.$M$3]*[.A797]+[.$M$4]*[.A797]^2+[.$M$5]*[.A797]^3+[.$M$6]*[.A797]^4+[.$N$2]*[.A797]^5+[.$N$3]*[.A797]^6+[.$N$4]*[.A797]^7+[.$N$5]*[.A797]^8+[.$N$6]*[.A797]^9" office:value-type="float" office:value="15.8921062565971">
            <text:p>15.8921062566</text:p>
          </table:table-cell>
          <table:table-cell table:formula="of:=[.B797]/([.$B$2]+[.B797])*[.$B$1]" office:value-type="float" office:value="1.94712745688078">
            <text:p>1.9471274569</text:p>
          </table:table-cell>
          <table:table-cell table:formula="of:=[.$D$5]*[.C797]-[.$D$4]" office:value-type="float" office:value="1.6982236169272">
            <text:p>1.6982236169</text:p>
          </table:table-cell>
          <table:table-cell table:formula="of:=INT([.D797]/[.$B$1]*1024)" office:value-type="float" office:value="347">
            <text:p>347</text:p>
          </table:table-cell>
          <table:table-cell table:number-columns-repeated="10"/>
        </table:table-row>
        <table:table-row table:style-name="ro2">
          <table:table-cell table:formula="of:=[.A797]+[.$D$1]" office:value-type="float" office:value="58.6000000000006">
            <text:p>58.6</text:p>
          </table:table-cell>
          <table:table-cell table:formula="of:=[.$M$2]+[.$M$3]*[.A798]+[.$M$4]*[.A798]^2+[.$M$5]*[.A798]^3+[.$M$6]*[.A798]^4+[.$N$2]*[.A798]^5+[.$N$3]*[.A798]^6+[.$N$4]*[.A798]^7+[.$N$5]*[.A798]^8+[.$N$6]*[.A798]^9" office:value-type="float" office:value="15.849256786213">
            <text:p>15.8492567862</text:p>
          </table:table-cell>
          <table:table-cell table:formula="of:=[.B798]/([.$B$2]+[.B798])*[.$B$1]" office:value-type="float" office:value="1.94391857821653">
            <text:p>1.9439185782</text:p>
          </table:table-cell>
          <table:table-cell table:formula="of:=[.$D$5]*[.C798]-[.$D$4]" office:value-type="float" office:value="1.69367173502198">
            <text:p>1.693671735</text:p>
          </table:table-cell>
          <table:table-cell table:formula="of:=INT([.D798]/[.$B$1]*1024)" office:value-type="float" office:value="346">
            <text:p>346</text:p>
          </table:table-cell>
          <table:table-cell table:number-columns-repeated="10"/>
        </table:table-row>
        <table:table-row table:style-name="ro2">
          <table:table-cell table:formula="of:=[.A798]+[.$D$1]" office:value-type="float" office:value="58.7000000000006">
            <text:p>58.7</text:p>
          </table:table-cell>
          <table:table-cell table:formula="of:=[.$M$2]+[.$M$3]*[.A799]+[.$M$4]*[.A799]^2+[.$M$5]*[.A799]^3+[.$M$6]*[.A799]^4+[.$N$2]*[.A799]^5+[.$N$3]*[.A799]^6+[.$N$4]*[.A799]^7+[.$N$5]*[.A799]^8+[.$N$6]*[.A799]^9" office:value-type="float" office:value="15.8065196193218">
            <text:p>15.8065196193</text:p>
          </table:table-cell>
          <table:table-cell table:formula="of:=[.B799]/([.$B$2]+[.B799])*[.$B$1]" office:value-type="float" office:value="1.94071138338227">
            <text:p>1.9407113834</text:p>
          </table:table-cell>
          <table:table-cell table:formula="of:=[.$D$5]*[.C799]-[.$D$4]" office:value-type="float" office:value="1.68912224167552">
            <text:p>1.6891222417</text:p>
          </table:table-cell>
          <table:table-cell table:formula="of:=INT([.D799]/[.$B$1]*1024)" office:value-type="float" office:value="345">
            <text:p>345</text:p>
          </table:table-cell>
          <table:table-cell table:number-columns-repeated="10"/>
        </table:table-row>
        <table:table-row table:style-name="ro2">
          <table:table-cell table:formula="of:=[.A799]+[.$D$1]" office:value-type="float" office:value="58.8000000000006">
            <text:p>58.8</text:p>
          </table:table-cell>
          <table:table-cell table:formula="of:=[.$M$2]+[.$M$3]*[.A800]+[.$M$4]*[.A800]^2+[.$M$5]*[.A800]^3+[.$M$6]*[.A800]^4+[.$N$2]*[.A800]^5+[.$N$3]*[.A800]^6+[.$N$4]*[.A800]^7+[.$N$5]*[.A800]^8+[.$N$6]*[.A800]^9" office:value-type="float" office:value="15.7638946122944">
            <text:p>15.7638946123</text:p>
          </table:table-cell>
          <table:table-cell table:formula="of:=[.B800]/([.$B$2]+[.B800])*[.$B$1]" office:value-type="float" office:value="1.93750589343361">
            <text:p>1.9375058934</text:p>
          </table:table-cell>
          <table:table-cell table:formula="of:=[.$D$5]*[.C800]-[.$D$4]" office:value-type="float" office:value="1.68457516675579">
            <text:p>1.6845751668</text:p>
          </table:table-cell>
          <table:table-cell table:formula="of:=INT([.D800]/[.$B$1]*1024)" office:value-type="float" office:value="345">
            <text:p>345</text:p>
          </table:table-cell>
          <table:table-cell table:number-columns-repeated="10"/>
        </table:table-row>
        <table:table-row table:style-name="ro2">
          <table:table-cell table:formula="of:=[.A800]+[.$D$1]" office:value-type="float" office:value="58.9000000000006">
            <text:p>58.9</text:p>
          </table:table-cell>
          <table:table-cell table:formula="of:=[.$M$2]+[.$M$3]*[.A801]+[.$M$4]*[.A801]^2+[.$M$5]*[.A801]^3+[.$M$6]*[.A801]^4+[.$N$2]*[.A801]^5+[.$N$3]*[.A801]^6+[.$N$4]*[.A801]^7+[.$N$5]*[.A801]^8+[.$N$6]*[.A801]^9" office:value-type="float" office:value="15.7213816219006">
            <text:p>15.7213816219</text:p>
          </table:table-cell>
          <table:table-cell table:formula="of:=[.B801]/([.$B$2]+[.B801])*[.$B$1]" office:value-type="float" office:value="1.93430212947113">
            <text:p>1.9343021295</text:p>
          </table:table-cell>
          <table:table-cell table:formula="of:=[.$D$5]*[.C801]-[.$D$4]" office:value-type="float" office:value="1.68003054019454">
            <text:p>1.6800305402</text:p>
          </table:table-cell>
          <table:table-cell table:formula="of:=INT([.D801]/[.$B$1]*1024)" office:value-type="float" office:value="344">
            <text:p>344</text:p>
          </table:table-cell>
          <table:table-cell table:number-columns-repeated="10"/>
        </table:table-row>
        <table:table-row table:style-name="ro2">
          <table:table-cell table:formula="of:=[.A801]+[.$D$1]" office:value-type="float" office:value="59.0000000000006">
            <text:p>59</text:p>
          </table:table-cell>
          <table:table-cell table:formula="of:=[.$M$2]+[.$M$3]*[.A802]+[.$M$4]*[.A802]^2+[.$M$5]*[.A802]^3+[.$M$6]*[.A802]^4+[.$N$2]*[.A802]^5+[.$N$3]*[.A802]^6+[.$N$4]*[.A802]^7+[.$N$5]*[.A802]^8+[.$N$6]*[.A802]^9" office:value-type="float" office:value="15.6789805052972">
            <text:p>15.6789805053</text:p>
          </table:table-cell>
          <table:table-cell table:formula="of:=[.B802]/([.$B$2]+[.B802])*[.$B$1]" office:value-type="float" office:value="1.93110011263939">
            <text:p>1.9311001126</text:p>
          </table:table-cell>
          <table:table-cell table:formula="of:=[.$D$5]*[.C802]-[.$D$4]" office:value-type="float" office:value="1.67548839198589">
            <text:p>1.675488392</text:p>
          </table:table-cell>
          <table:table-cell table:formula="of:=INT([.D802]/[.$B$1]*1024)" office:value-type="float" office:value="343">
            <text:p>343</text:p>
          </table:table-cell>
          <table:table-cell table:number-columns-repeated="10"/>
        </table:table-row>
        <table:table-row table:style-name="ro2">
          <table:table-cell table:formula="of:=[.A802]+[.$D$1]" office:value-type="float" office:value="59.1000000000006">
            <text:p>59.1</text:p>
          </table:table-cell>
          <table:table-cell table:formula="of:=[.$M$2]+[.$M$3]*[.A803]+[.$M$4]*[.A803]^2+[.$M$5]*[.A803]^3+[.$M$6]*[.A803]^4+[.$N$2]*[.A803]^5+[.$N$3]*[.A803]^6+[.$N$4]*[.A803]^7+[.$N$5]*[.A803]^8+[.$N$6]*[.A803]^9" office:value-type="float" office:value="15.6366911200162">
            <text:p>15.63669112</text:p>
          </table:table-cell>
          <table:table-cell table:formula="of:=[.B803]/([.$B$2]+[.B803])*[.$B$1]" office:value-type="float" office:value="1.92789986412585">
            <text:p>1.9278998641</text:p>
          </table:table-cell>
          <table:table-cell table:formula="of:=[.$D$5]*[.C803]-[.$D$4]" office:value-type="float" office:value="1.67094875218483">
            <text:p>1.6709487522</text:p>
          </table:table-cell>
          <table:table-cell table:formula="of:=INT([.D803]/[.$B$1]*1024)" office:value-type="float" office:value="342">
            <text:p>342</text:p>
          </table:table-cell>
          <table:table-cell table:number-columns-repeated="10"/>
        </table:table-row>
        <table:table-row table:style-name="ro2">
          <table:table-cell table:formula="of:=[.A803]+[.$D$1]" office:value-type="float" office:value="59.2000000000006">
            <text:p>59.2</text:p>
          </table:table-cell>
          <table:table-cell table:formula="of:=[.$M$2]+[.$M$3]*[.A804]+[.$M$4]*[.A804]^2+[.$M$5]*[.A804]^3+[.$M$6]*[.A804]^4+[.$N$2]*[.A804]^5+[.$N$3]*[.A804]^6+[.$N$4]*[.A804]^7+[.$N$5]*[.A804]^8+[.$N$6]*[.A804]^9" office:value-type="float" office:value="15.5945133239521">
            <text:p>15.594513324</text:p>
          </table:table-cell>
          <table:table-cell table:formula="of:=[.B804]/([.$B$2]+[.B804])*[.$B$1]" office:value-type="float" office:value="1.9247014051598">
            <text:p>1.9247014052</text:p>
          </table:table-cell>
          <table:table-cell table:formula="of:=[.$D$5]*[.C804]-[.$D$4]" office:value-type="float" office:value="1.66641165090569">
            <text:p>1.6664116509</text:p>
          </table:table-cell>
          <table:table-cell table:formula="of:=INT([.D804]/[.$B$1]*1024)" office:value-type="float" office:value="341">
            <text:p>341</text:p>
          </table:table-cell>
          <table:table-cell table:number-columns-repeated="10"/>
        </table:table-row>
        <table:table-row table:style-name="ro2">
          <table:table-cell table:formula="of:=[.A804]+[.$D$1]" office:value-type="float" office:value="59.3000000000006">
            <text:p>59.3</text:p>
          </table:table-cell>
          <table:table-cell table:formula="of:=[.$M$2]+[.$M$3]*[.A805]+[.$M$4]*[.A805]^2+[.$M$5]*[.A805]^3+[.$M$6]*[.A805]^4+[.$N$2]*[.A805]^5+[.$N$3]*[.A805]^6+[.$N$4]*[.A805]^7+[.$N$5]*[.A805]^8+[.$N$6]*[.A805]^9" office:value-type="float" office:value="15.5524469753514">
            <text:p>15.5524469754</text:p>
          </table:table-cell>
          <table:table-cell table:formula="of:=[.B805]/([.$B$2]+[.B805])*[.$B$1]" office:value-type="float" office:value="1.92150475701136">
            <text:p>1.921504757</text:p>
          </table:table-cell>
          <table:table-cell table:formula="of:=[.$D$5]*[.C805]-[.$D$4]" office:value-type="float" office:value="1.66187711832073">
            <text:p>1.6618771183</text:p>
          </table:table-cell>
          <table:table-cell table:formula="of:=INT([.D805]/[.$B$1]*1024)" office:value-type="float" office:value="340">
            <text:p>340</text:p>
          </table:table-cell>
          <table:table-cell table:number-columns-repeated="10"/>
        </table:table-row>
        <table:table-row table:style-name="ro2">
          <table:table-cell table:formula="of:=[.A805]+[.$D$1]" office:value-type="float" office:value="59.4000000000006">
            <text:p>59.4</text:p>
          </table:table-cell>
          <table:table-cell table:formula="of:=[.$M$2]+[.$M$3]*[.A806]+[.$M$4]*[.A806]^2+[.$M$5]*[.A806]^3+[.$M$6]*[.A806]^4+[.$N$2]*[.A806]^5+[.$N$3]*[.A806]^6+[.$N$4]*[.A806]^7+[.$N$5]*[.A806]^8+[.$N$6]*[.A806]^9" office:value-type="float" office:value="15.5104919327996">
            <text:p>15.5104919328</text:p>
          </table:table-cell>
          <table:table-cell table:formula="of:=[.B806]/([.$B$2]+[.B806])*[.$B$1]" office:value-type="float" office:value="1.91830994099038">
            <text:p>1.918309941</text:p>
          </table:table-cell>
          <table:table-cell table:formula="of:=[.$D$5]*[.C806]-[.$D$4]" office:value-type="float" office:value="1.65734518465854">
            <text:p>1.6573451847</text:p>
          </table:table-cell>
          <table:table-cell table:formula="of:=INT([.D806]/[.$B$1]*1024)" office:value-type="float" office:value="339">
            <text:p>339</text:p>
          </table:table-cell>
          <table:table-cell table:number-columns-repeated="10"/>
        </table:table-row>
        <table:table-row table:style-name="ro2">
          <table:table-cell table:formula="of:=[.A806]+[.$D$1]" office:value-type="float" office:value="59.5000000000006">
            <text:p>59.5</text:p>
          </table:table-cell>
          <table:table-cell table:formula="of:=[.$M$2]+[.$M$3]*[.A807]+[.$M$4]*[.A807]^2+[.$M$5]*[.A807]^3+[.$M$6]*[.A807]^4+[.$N$2]*[.A807]^5+[.$N$3]*[.A807]^6+[.$N$4]*[.A807]^7+[.$N$5]*[.A807]^8+[.$N$6]*[.A807]^9" office:value-type="float" office:value="15.4686480552109">
            <text:p>15.4686480552</text:p>
          </table:table-cell>
          <table:table-cell table:formula="of:=[.B807]/([.$B$2]+[.B807])*[.$B$1]" office:value-type="float" office:value="1.91511697844539">
            <text:p>1.9151169784</text:p>
          </table:table-cell>
          <table:table-cell table:formula="of:=[.$D$5]*[.C807]-[.$D$4]" office:value-type="float" office:value="1.65281588020259">
            <text:p>1.6528158802</text:p>
          </table:table-cell>
          <table:table-cell table:formula="of:=INT([.D807]/[.$B$1]*1024)" office:value-type="float" office:value="338">
            <text:p>338</text:p>
          </table:table-cell>
          <table:table-cell table:number-columns-repeated="10"/>
        </table:table-row>
        <table:table-row table:style-name="ro2">
          <table:table-cell table:formula="of:=[.A807]+[.$D$1]" office:value-type="float" office:value="59.6000000000006">
            <text:p>59.6</text:p>
          </table:table-cell>
          <table:table-cell table:formula="of:=[.$M$2]+[.$M$3]*[.A808]+[.$M$4]*[.A808]^2+[.$M$5]*[.A808]^3+[.$M$6]*[.A808]^4+[.$N$2]*[.A808]^5+[.$N$3]*[.A808]^6+[.$N$4]*[.A808]^7+[.$N$5]*[.A808]^8+[.$N$6]*[.A808]^9" office:value-type="float" office:value="15.4269152018154">
            <text:p>15.4269152018</text:p>
          </table:table-cell>
          <table:table-cell table:formula="of:=[.B808]/([.$B$2]+[.B808])*[.$B$1]" office:value-type="float" office:value="1.91192589076248">
            <text:p>1.9119258908</text:p>
          </table:table-cell>
          <table:table-cell table:formula="of:=[.$D$5]*[.C808]-[.$D$4]" office:value-type="float" office:value="1.64828923528964">
            <text:p>1.6482892353</text:p>
          </table:table-cell>
          <table:table-cell table:formula="of:=INT([.D808]/[.$B$1]*1024)" office:value-type="float" office:value="337">
            <text:p>337</text:p>
          </table:table-cell>
          <table:table-cell table:number-columns-repeated="10"/>
        </table:table-row>
        <table:table-row table:style-name="ro2">
          <table:table-cell table:formula="of:=[.A808]+[.$D$1]" office:value-type="float" office:value="59.7000000000006">
            <text:p>59.7</text:p>
          </table:table-cell>
          <table:table-cell table:formula="of:=[.$M$2]+[.$M$3]*[.A809]+[.$M$4]*[.A809]^2+[.$M$5]*[.A809]^3+[.$M$6]*[.A809]^4+[.$N$2]*[.A809]^5+[.$N$3]*[.A809]^6+[.$N$4]*[.A809]^7+[.$N$5]*[.A809]^8+[.$N$6]*[.A809]^9" office:value-type="float" office:value="15.3852932321485">
            <text:p>15.3852932321</text:p>
          </table:table-cell>
          <table:table-cell table:formula="of:=[.B809]/([.$B$2]+[.B809])*[.$B$1]" office:value-type="float" office:value="1.90873669936428">
            <text:p>1.9087366994</text:p>
          </table:table-cell>
          <table:table-cell table:formula="of:=[.$D$5]*[.C809]-[.$D$4]" office:value-type="float" office:value="1.64376528030827">
            <text:p>1.6437652803</text:p>
          </table:table-cell>
          <table:table-cell table:formula="of:=INT([.D809]/[.$B$1]*1024)" office:value-type="float" office:value="336">
            <text:p>336</text:p>
          </table:table-cell>
          <table:table-cell table:number-columns-repeated="10"/>
        </table:table-row>
        <table:table-row table:style-name="ro2">
          <table:table-cell table:formula="of:=[.A809]+[.$D$1]" office:value-type="float" office:value="59.8000000000006">
            <text:p>59.8</text:p>
          </table:table-cell>
          <table:table-cell table:formula="of:=[.$M$2]+[.$M$3]*[.A810]+[.$M$4]*[.A810]^2+[.$M$5]*[.A810]^3+[.$M$6]*[.A810]^4+[.$N$2]*[.A810]^5+[.$N$3]*[.A810]^6+[.$N$4]*[.A810]^7+[.$N$5]*[.A810]^8+[.$N$6]*[.A810]^9" office:value-type="float" office:value="15.3437820060393">
            <text:p>15.343782006</text:p>
          </table:table-cell>
          <table:table-cell table:formula="of:=[.B810]/([.$B$2]+[.B810])*[.$B$1]" office:value-type="float" office:value="1.90554942570883">
            <text:p>1.9055494257</text:p>
          </table:table-cell>
          <table:table-cell table:formula="of:=[.$D$5]*[.C810]-[.$D$4]" office:value-type="float" office:value="1.63924404569729">
            <text:p>1.6392440457</text:p>
          </table:table-cell>
          <table:table-cell table:formula="of:=INT([.D810]/[.$B$1]*1024)" office:value-type="float" office:value="335">
            <text:p>335</text:p>
          </table:table-cell>
          <table:table-cell table:number-columns-repeated="10"/>
        </table:table-row>
        <table:table-row table:style-name="ro2">
          <table:table-cell table:formula="of:=[.A810]+[.$D$1]" office:value-type="float" office:value="59.9000000000006">
            <text:p>59.9</text:p>
          </table:table-cell>
          <table:table-cell table:formula="of:=[.$M$2]+[.$M$3]*[.A811]+[.$M$4]*[.A811]^2+[.$M$5]*[.A811]^3+[.$M$6]*[.A811]^4+[.$N$2]*[.A811]^5+[.$N$3]*[.A811]^6+[.$N$4]*[.A811]^7+[.$N$5]*[.A811]^8+[.$N$6]*[.A811]^9" office:value-type="float" office:value="15.3023813835992">
            <text:p>15.3023813836</text:p>
          </table:table-cell>
          <table:table-cell table:formula="of:=[.B811]/([.$B$2]+[.B811])*[.$B$1]" office:value-type="float" office:value="1.90236409128849">
            <text:p>1.9023640913</text:p>
          </table:table-cell>
          <table:table-cell table:formula="of:=[.$D$5]*[.C811]-[.$D$4]" office:value-type="float" office:value="1.63472556194421">
            <text:p>1.6347255619</text:p>
          </table:table-cell>
          <table:table-cell table:formula="of:=INT([.D811]/[.$B$1]*1024)" office:value-type="float" office:value="334">
            <text:p>334</text:p>
          </table:table-cell>
          <table:table-cell table:number-columns-repeated="10"/>
        </table:table-row>
        <table:table-row table:style-name="ro2">
          <table:table-cell table:formula="of:=[.A811]+[.$D$1]" office:value-type="float" office:value="60.0000000000006">
            <text:p>60</text:p>
          </table:table-cell>
          <table:table-cell table:formula="of:=[.$M$2]+[.$M$3]*[.A812]+[.$M$4]*[.A812]^2+[.$M$5]*[.A812]^3+[.$M$6]*[.A812]^4+[.$N$2]*[.A812]^5+[.$N$3]*[.A812]^6+[.$N$4]*[.A812]^7+[.$N$5]*[.A812]^8+[.$N$6]*[.A812]^9" office:value-type="float" office:value="15.2610912252105">
            <text:p>15.2610912252</text:p>
          </table:table-cell>
          <table:table-cell table:formula="of:=[.B812]/([.$B$2]+[.B812])*[.$B$1]" office:value-type="float" office:value="1.89918071762884">
            <text:p>1.8991807176</text:p>
          </table:table-cell>
          <table:table-cell table:formula="of:=[.$D$5]*[.C812]-[.$D$4]" office:value-type="float" office:value="1.63020985958365">
            <text:p>1.6302098596</text:p>
          </table:table-cell>
          <table:table-cell table:formula="of:=INT([.D812]/[.$B$1]*1024)" office:value-type="float" office:value="333">
            <text:p>333</text:p>
          </table:table-cell>
          <table:table-cell table:number-columns-repeated="10"/>
        </table:table-row>
        <table:table-row table:style-name="ro2">
          <table:table-cell table:formula="of:=[.A812]+[.$D$1]" office:value-type="float" office:value="60.1000000000006">
            <text:p>60.1</text:p>
          </table:table-cell>
          <table:table-cell table:formula="of:=[.$M$2]+[.$M$3]*[.A813]+[.$M$4]*[.A813]^2+[.$M$5]*[.A813]^3+[.$M$6]*[.A813]^4+[.$N$2]*[.A813]^5+[.$N$3]*[.A813]^6+[.$N$4]*[.A813]^7+[.$N$5]*[.A813]^8+[.$N$6]*[.A813]^9" office:value-type="float" office:value="15.2199113915157">
            <text:p>15.2199113915</text:p>
          </table:table-cell>
          <table:table-cell table:formula="of:=[.B813]/([.$B$2]+[.B813])*[.$B$1]" office:value-type="float" office:value="1.89599932628759">
            <text:p>1.8959993263</text:p>
          </table:table-cell>
          <table:table-cell table:formula="of:=[.$D$5]*[.C813]-[.$D$4]" office:value-type="float" office:value="1.6256969691958">
            <text:p>1.6256969692</text:p>
          </table:table-cell>
          <table:table-cell table:formula="of:=INT([.D813]/[.$B$1]*1024)" office:value-type="float" office:value="332">
            <text:p>332</text:p>
          </table:table-cell>
          <table:table-cell table:number-columns-repeated="10"/>
        </table:table-row>
        <table:table-row table:style-name="ro2">
          <table:table-cell table:formula="of:=[.A813]+[.$D$1]" office:value-type="float" office:value="60.2000000000006">
            <text:p>60.2</text:p>
          </table:table-cell>
          <table:table-cell table:formula="of:=[.$M$2]+[.$M$3]*[.A814]+[.$M$4]*[.A814]^2+[.$M$5]*[.A814]^3+[.$M$6]*[.A814]^4+[.$N$2]*[.A814]^5+[.$N$3]*[.A814]^6+[.$N$4]*[.A814]^7+[.$N$5]*[.A814]^8+[.$N$6]*[.A814]^9" office:value-type="float" office:value="15.178841743406">
            <text:p>15.1788417434</text:p>
          </table:table-cell>
          <table:table-cell table:formula="of:=[.B814]/([.$B$2]+[.B814])*[.$B$1]" office:value-type="float" office:value="1.89281993885342">
            <text:p>1.8928199389</text:p>
          </table:table-cell>
          <table:table-cell table:formula="of:=[.$D$5]*[.C814]-[.$D$4]" office:value-type="float" office:value="1.6211869214048">
            <text:p>1.6211869214</text:p>
          </table:table-cell>
          <table:table-cell table:formula="of:=INT([.D814]/[.$B$1]*1024)" office:value-type="float" office:value="332">
            <text:p>332</text:p>
          </table:table-cell>
          <table:table-cell table:number-columns-repeated="10"/>
        </table:table-row>
        <table:table-row table:style-name="ro2">
          <table:table-cell table:formula="of:=[.A814]+[.$D$1]" office:value-type="float" office:value="60.3000000000006">
            <text:p>60.3</text:p>
          </table:table-cell>
          <table:table-cell table:formula="of:=[.$M$2]+[.$M$3]*[.A815]+[.$M$4]*[.A815]^2+[.$M$5]*[.A815]^3+[.$M$6]*[.A815]^4+[.$N$2]*[.A815]^5+[.$N$3]*[.A815]^6+[.$N$4]*[.A815]^7+[.$N$5]*[.A815]^8+[.$N$6]*[.A815]^9" office:value-type="float" office:value="15.1378821420107">
            <text:p>15.137882142</text:p>
          </table:table-cell>
          <table:table-cell table:formula="of:=[.B815]/([.$B$2]+[.B815])*[.$B$1]" office:value-type="float" office:value="1.88964257694491">
            <text:p>1.8896425769</text:p>
          </table:table-cell>
          <table:table-cell table:formula="of:=[.$D$5]*[.C815]-[.$D$4]" office:value-type="float" office:value="1.61667974687719">
            <text:p>1.6166797469</text:p>
          </table:table-cell>
          <table:table-cell table:formula="of:=INT([.D815]/[.$B$1]*1024)" office:value-type="float" office:value="331">
            <text:p>331</text:p>
          </table:table-cell>
          <table:table-cell table:number-columns-repeated="10"/>
        </table:table-row>
        <table:table-row table:style-name="ro2">
          <table:table-cell table:formula="of:=[.A815]+[.$D$1]" office:value-type="float" office:value="60.4000000000006">
            <text:p>60.4</text:p>
          </table:table-cell>
          <table:table-cell table:formula="of:=[.$M$2]+[.$M$3]*[.A816]+[.$M$4]*[.A816]^2+[.$M$5]*[.A816]^3+[.$M$6]*[.A816]^4+[.$N$2]*[.A816]^5+[.$N$3]*[.A816]^6+[.$N$4]*[.A816]^7+[.$N$5]*[.A816]^8+[.$N$6]*[.A816]^9" office:value-type="float" office:value="15.097032448686">
            <text:p>15.0970324487</text:p>
          </table:table-cell>
          <table:table-cell table:formula="of:=[.B816]/([.$B$2]+[.B816])*[.$B$1]" office:value-type="float" office:value="1.88646726220938">
            <text:p>1.8864672622</text:p>
          </table:table-cell>
          <table:table-cell table:formula="of:=[.$D$5]*[.C816]-[.$D$4]" office:value-type="float" office:value="1.6121754763203">
            <text:p>1.6121754763</text:p>
          </table:table-cell>
          <table:table-cell table:formula="of:=INT([.D816]/[.$B$1]*1024)" office:value-type="float" office:value="330">
            <text:p>330</text:p>
          </table:table-cell>
          <table:table-cell table:number-columns-repeated="10"/>
        </table:table-row>
        <table:table-row table:style-name="ro2">
          <table:table-cell table:formula="of:=[.A816]+[.$D$1]" office:value-type="float" office:value="60.5000000000006">
            <text:p>60.5</text:p>
          </table:table-cell>
          <table:table-cell table:formula="of:=[.$M$2]+[.$M$3]*[.A817]+[.$M$4]*[.A817]^2+[.$M$5]*[.A817]^3+[.$M$6]*[.A817]^4+[.$N$2]*[.A817]^5+[.$N$3]*[.A817]^6+[.$N$4]*[.A817]^7+[.$N$5]*[.A817]^8+[.$N$6]*[.A817]^9" office:value-type="float" office:value="15.0562925250041">
            <text:p>15.056292525</text:p>
          </table:table-cell>
          <table:table-cell table:formula="of:=[.B817]/([.$B$2]+[.B817])*[.$B$1]" office:value-type="float" office:value="1.88329401632178">
            <text:p>1.8832940163</text:p>
          </table:table-cell>
          <table:table-cell table:formula="of:=[.$D$5]*[.C817]-[.$D$4]" office:value-type="float" office:value="1.60767414048062">
            <text:p>1.6076741405</text:p>
          </table:table-cell>
          <table:table-cell table:formula="of:=INT([.D817]/[.$B$1]*1024)" office:value-type="float" office:value="329">
            <text:p>329</text:p>
          </table:table-cell>
          <table:table-cell table:number-columns-repeated="10"/>
        </table:table-row>
        <table:table-row table:style-name="ro2">
          <table:table-cell table:formula="of:=[.A817]+[.$D$1]" office:value-type="float" office:value="60.6000000000006">
            <text:p>60.6</text:p>
          </table:table-cell>
          <table:table-cell table:formula="of:=[.$M$2]+[.$M$3]*[.A818]+[.$M$4]*[.A818]^2+[.$M$5]*[.A818]^3+[.$M$6]*[.A818]^4+[.$N$2]*[.A818]^5+[.$N$3]*[.A818]^6+[.$N$4]*[.A818]^7+[.$N$5]*[.A818]^8+[.$N$6]*[.A818]^9" office:value-type="float" office:value="15.0156622327425">
            <text:p>15.0156622327</text:p>
          </table:table-cell>
          <table:table-cell table:formula="of:=[.B818]/([.$B$2]+[.B818])*[.$B$1]" office:value-type="float" office:value="1.88012286098353">
            <text:p>1.880122861</text:p>
          </table:table-cell>
          <table:table-cell table:formula="of:=[.$D$5]*[.C818]-[.$D$4]" office:value-type="float" office:value="1.6031757701422">
            <text:p>1.6031757701</text:p>
          </table:table-cell>
          <table:table-cell table:formula="of:=INT([.D818]/[.$B$1]*1024)" office:value-type="float" office:value="328">
            <text:p>328</text:p>
          </table:table-cell>
          <table:table-cell table:number-columns-repeated="10"/>
        </table:table-row>
        <table:table-row table:style-name="ro2">
          <table:table-cell table:formula="of:=[.A818]+[.$D$1]" office:value-type="float" office:value="60.7000000000006">
            <text:p>60.7</text:p>
          </table:table-cell>
          <table:table-cell table:formula="of:=[.$M$2]+[.$M$3]*[.A819]+[.$M$4]*[.A819]^2+[.$M$5]*[.A819]^3+[.$M$6]*[.A819]^4+[.$N$2]*[.A819]^5+[.$N$3]*[.A819]^6+[.$N$4]*[.A819]^7+[.$N$5]*[.A819]^8+[.$N$6]*[.A819]^9" office:value-type="float" office:value="14.9751414338739">
            <text:p>14.9751414339</text:p>
          </table:table-cell>
          <table:table-cell table:formula="of:=[.B819]/([.$B$2]+[.B819])*[.$B$1]" office:value-type="float" office:value="1.87695381792138">
            <text:p>1.8769538179</text:p>
          </table:table-cell>
          <table:table-cell table:formula="of:=[.$D$5]*[.C819]-[.$D$4]" office:value-type="float" office:value="1.59868039612506">
            <text:p>1.5986803961</text:p>
          </table:table-cell>
          <table:table-cell table:formula="of:=INT([.D819]/[.$B$1]*1024)" office:value-type="float" office:value="327">
            <text:p>327</text:p>
          </table:table-cell>
          <table:table-cell table:number-columns-repeated="10"/>
        </table:table-row>
        <table:table-row table:style-name="ro2">
          <table:table-cell table:formula="of:=[.A819]+[.$D$1]" office:value-type="float" office:value="60.8000000000006">
            <text:p>60.8</text:p>
          </table:table-cell>
          <table:table-cell table:formula="of:=[.$M$2]+[.$M$3]*[.A820]+[.$M$4]*[.A820]^2+[.$M$5]*[.A820]^3+[.$M$6]*[.A820]^4+[.$N$2]*[.A820]^5+[.$N$3]*[.A820]^6+[.$N$4]*[.A820]^7+[.$N$5]*[.A820]^8+[.$N$6]*[.A820]^9" office:value-type="float" office:value="14.9347299905543">
            <text:p>14.9347299906</text:p>
          </table:table-cell>
          <table:table-cell table:formula="of:=[.B820]/([.$B$2]+[.B820])*[.$B$1]" office:value-type="float" office:value="1.87378690888628">
            <text:p>1.8737869089</text:p>
          </table:table-cell>
          <table:table-cell table:formula="of:=[.$D$5]*[.C820]-[.$D$4]" office:value-type="float" office:value="1.59418804928348">
            <text:p>1.5941880493</text:p>
          </table:table-cell>
          <table:table-cell table:formula="of:=INT([.D820]/[.$B$1]*1024)" office:value-type="float" office:value="326">
            <text:p>326</text:p>
          </table:table-cell>
          <table:table-cell table:number-columns-repeated="10"/>
        </table:table-row>
        <table:table-row table:style-name="ro2">
          <table:table-cell table:formula="of:=[.A820]+[.$D$1]" office:value-type="float" office:value="60.9000000000006">
            <text:p>60.9</text:p>
          </table:table-cell>
          <table:table-cell table:formula="of:=[.$M$2]+[.$M$3]*[.A821]+[.$M$4]*[.A821]^2+[.$M$5]*[.A821]^3+[.$M$6]*[.A821]^4+[.$N$2]*[.A821]^5+[.$N$3]*[.A821]^6+[.$N$4]*[.A821]^7+[.$N$5]*[.A821]^8+[.$N$6]*[.A821]^9" office:value-type="float" office:value="14.8944277651139">
            <text:p>14.8944277651</text:p>
          </table:table-cell>
          <table:table-cell table:formula="of:=[.B821]/([.$B$2]+[.B821])*[.$B$1]" office:value-type="float" office:value="1.87062215565221">
            <text:p>1.8706221557</text:p>
          </table:table-cell>
          <table:table-cell table:formula="of:=[.$D$5]*[.C821]-[.$D$4]" office:value-type="float" office:value="1.58969876050446">
            <text:p>1.5896987605</text:p>
          </table:table-cell>
          <table:table-cell table:formula="of:=INT([.D821]/[.$B$1]*1024)" office:value-type="float" office:value="325">
            <text:p>325</text:p>
          </table:table-cell>
          <table:table-cell table:number-columns-repeated="10"/>
        </table:table-row>
        <table:table-row table:style-name="ro2">
          <table:table-cell table:formula="of:=[.A821]+[.$D$1]" office:value-type="float" office:value="61.0000000000006">
            <text:p>61</text:p>
          </table:table-cell>
          <table:table-cell table:formula="of:=[.$M$2]+[.$M$3]*[.A822]+[.$M$4]*[.A822]^2+[.$M$5]*[.A822]^3+[.$M$6]*[.A822]^4+[.$N$2]*[.A822]^5+[.$N$3]*[.A822]^6+[.$N$4]*[.A822]^7+[.$N$5]*[.A822]^8+[.$N$6]*[.A822]^9" office:value-type="float" office:value="14.8542346200457">
            <text:p>14.85423462</text:p>
          </table:table-cell>
          <table:table-cell table:formula="of:=[.B822]/([.$B$2]+[.B822])*[.$B$1]" office:value-type="float" office:value="1.867459580015">
            <text:p>1.86745958</text:p>
          </table:table-cell>
          <table:table-cell table:formula="of:=[.$D$5]*[.C822]-[.$D$4]" office:value-type="float" office:value="1.58521256070598">
            <text:p>1.5852125607</text:p>
          </table:table-cell>
          <table:table-cell table:formula="of:=INT([.D822]/[.$B$1]*1024)" office:value-type="float" office:value="324">
            <text:p>324</text:p>
          </table:table-cell>
          <table:table-cell table:number-columns-repeated="10"/>
        </table:table-row>
        <table:table-row table:style-name="ro2">
          <table:table-cell table:formula="of:=[.A822]+[.$D$1]" office:value-type="float" office:value="61.1000000000006">
            <text:p>61.1</text:p>
          </table:table-cell>
          <table:table-cell table:formula="of:=[.$M$2]+[.$M$3]*[.A823]+[.$M$4]*[.A823]^2+[.$M$5]*[.A823]^3+[.$M$6]*[.A823]^4+[.$N$2]*[.A823]^5+[.$N$3]*[.A823]^6+[.$N$4]*[.A823]^7+[.$N$5]*[.A823]^8+[.$N$6]*[.A823]^9" office:value-type="float" office:value="14.8141504179954">
            <text:p>14.814150418</text:p>
          </table:table-cell>
          <table:table-cell table:formula="of:=[.B823]/([.$B$2]+[.B823])*[.$B$1]" office:value-type="float" office:value="1.86429920379119">
            <text:p>1.8642992038</text:p>
          </table:table-cell>
          <table:table-cell table:formula="of:=[.$D$5]*[.C823]-[.$D$4]" office:value-type="float" office:value="1.5807294808354">
            <text:p>1.5807294808</text:p>
          </table:table-cell>
          <table:table-cell table:formula="of:=INT([.D823]/[.$B$1]*1024)" office:value-type="float" office:value="323">
            <text:p>323</text:p>
          </table:table-cell>
          <table:table-cell table:number-columns-repeated="10"/>
        </table:table-row>
        <table:table-row table:style-name="ro2">
          <table:table-cell table:formula="of:=[.A823]+[.$D$1]" office:value-type="float" office:value="61.2000000000006">
            <text:p>61.2</text:p>
          </table:table-cell>
          <table:table-cell table:formula="of:=[.$M$2]+[.$M$3]*[.A824]+[.$M$4]*[.A824]^2+[.$M$5]*[.A824]^3+[.$M$6]*[.A824]^4+[.$N$2]*[.A824]^5+[.$N$3]*[.A824]^6+[.$N$4]*[.A824]^7+[.$N$5]*[.A824]^8+[.$N$6]*[.A824]^9" office:value-type="float" office:value="14.7741750217511">
            <text:p>14.7741750218</text:p>
          </table:table-cell>
          <table:table-cell table:formula="of:=[.B824]/([.$B$2]+[.B824])*[.$B$1]" office:value-type="float" office:value="1.86114104881686">
            <text:p>1.8611410488</text:p>
          </table:table-cell>
          <table:table-cell table:formula="of:=[.$D$5]*[.C824]-[.$D$4]" office:value-type="float" office:value="1.57624955186778">
            <text:p>1.5762495519</text:p>
          </table:table-cell>
          <table:table-cell table:formula="of:=INT([.D824]/[.$B$1]*1024)" office:value-type="float" office:value="322">
            <text:p>322</text:p>
          </table:table-cell>
          <table:table-cell table:number-columns-repeated="10"/>
        </table:table-row>
        <table:table-row table:style-name="ro2">
          <table:table-cell table:formula="of:=[.A824]+[.$D$1]" office:value-type="float" office:value="61.3000000000006">
            <text:p>61.3</text:p>
          </table:table-cell>
          <table:table-cell table:formula="of:=[.$M$2]+[.$M$3]*[.A825]+[.$M$4]*[.A825]^2+[.$M$5]*[.A825]^3+[.$M$6]*[.A825]^4+[.$N$2]*[.A825]^5+[.$N$3]*[.A825]^6+[.$N$4]*[.A825]^7+[.$N$5]*[.A825]^8+[.$N$6]*[.A825]^9" office:value-type="float" office:value="14.7343082942333">
            <text:p>14.7343082942</text:p>
          </table:table-cell>
          <table:table-cell table:formula="of:=[.B825]/([.$B$2]+[.B825])*[.$B$1]" office:value-type="float" office:value="1.85798513694644">
            <text:p>1.8579851369</text:p>
          </table:table-cell>
          <table:table-cell table:formula="of:=[.$D$5]*[.C825]-[.$D$4]" office:value-type="float" office:value="1.57177280480424">
            <text:p>1.5717728048</text:p>
          </table:table-cell>
          <table:table-cell table:formula="of:=INT([.D825]/[.$B$1]*1024)" office:value-type="float" office:value="321">
            <text:p>321</text:p>
          </table:table-cell>
          <table:table-cell table:number-columns-repeated="10"/>
        </table:table-row>
        <table:table-row table:style-name="ro2">
          <table:table-cell table:formula="of:=[.A825]+[.$D$1]" office:value-type="float" office:value="61.4000000000006">
            <text:p>61.4</text:p>
          </table:table-cell>
          <table:table-cell table:formula="of:=[.$M$2]+[.$M$3]*[.A826]+[.$M$4]*[.A826]^2+[.$M$5]*[.A826]^3+[.$M$6]*[.A826]^4+[.$N$2]*[.A826]^5+[.$N$3]*[.A826]^6+[.$N$4]*[.A826]^7+[.$N$5]*[.A826]^8+[.$N$6]*[.A826]^9" office:value-type="float" office:value="14.6945500984844">
            <text:p>14.6945500985</text:p>
          </table:table-cell>
          <table:table-cell table:formula="of:=[.B826]/([.$B$2]+[.B826])*[.$B$1]" office:value-type="float" office:value="1.85483149005151">
            <text:p>1.8548314901</text:p>
          </table:table-cell>
          <table:table-cell table:formula="of:=[.$D$5]*[.C826]-[.$D$4]" office:value-type="float" office:value="1.56729927067021">
            <text:p>1.5672992707</text:p>
          </table:table-cell>
          <table:table-cell table:formula="of:=INT([.D826]/[.$B$1]*1024)" office:value-type="float" office:value="320">
            <text:p>320</text:p>
          </table:table-cell>
          <table:table-cell table:number-columns-repeated="10"/>
        </table:table-row>
        <table:table-row table:style-name="ro2">
          <table:table-cell table:formula="of:=[.A826]+[.$D$1]" office:value-type="float" office:value="61.5000000000006">
            <text:p>61.5</text:p>
          </table:table-cell>
          <table:table-cell table:formula="of:=[.$M$2]+[.$M$3]*[.A827]+[.$M$4]*[.A827]^2+[.$M$5]*[.A827]^3+[.$M$6]*[.A827]^4+[.$N$2]*[.A827]^5+[.$N$3]*[.A827]^6+[.$N$4]*[.A827]^7+[.$N$5]*[.A827]^8+[.$N$6]*[.A827]^9" office:value-type="float" office:value="14.6549002976587">
            <text:p>14.6549002977</text:p>
          </table:table-cell>
          <table:table-cell table:formula="of:=[.B827]/([.$B$2]+[.B827])*[.$B$1]" office:value-type="float" office:value="1.85168013001965">
            <text:p>1.85168013</text:p>
          </table:table-cell>
          <table:table-cell table:formula="of:=[.$D$5]*[.C827]-[.$D$4]" office:value-type="float" office:value="1.56282898051382">
            <text:p>1.5628289805</text:p>
          </table:table-cell>
          <table:table-cell table:formula="of:=INT([.D827]/[.$B$1]*1024)" office:value-type="float" office:value="320">
            <text:p>320</text:p>
          </table:table-cell>
          <table:table-cell table:number-columns-repeated="10"/>
        </table:table-row>
        <table:table-row table:style-name="ro2">
          <table:table-cell table:formula="of:=[.A827]+[.$D$1]" office:value-type="float" office:value="61.6000000000006">
            <text:p>61.6</text:p>
          </table:table-cell>
          <table:table-cell table:formula="of:=[.$M$2]+[.$M$3]*[.A828]+[.$M$4]*[.A828]^2+[.$M$5]*[.A828]^3+[.$M$6]*[.A828]^4+[.$N$2]*[.A828]^5+[.$N$3]*[.A828]^6+[.$N$4]*[.A828]^7+[.$N$5]*[.A828]^8+[.$N$6]*[.A828]^9" office:value-type="float" office:value="14.6153587550127">
            <text:p>14.615358755</text:p>
          </table:table-cell>
          <table:table-cell table:formula="of:=[.B828]/([.$B$2]+[.B828])*[.$B$1]" office:value-type="float" office:value="1.84853107875324">
            <text:p>1.8485310788</text:p>
          </table:table-cell>
          <table:table-cell table:formula="of:=[.$D$5]*[.C828]-[.$D$4]" office:value-type="float" office:value="1.55836196540418">
            <text:p>1.5583619654</text:p>
          </table:table-cell>
          <table:table-cell table:formula="of:=INT([.D828]/[.$B$1]*1024)" office:value-type="float" office:value="319">
            <text:p>319</text:p>
          </table:table-cell>
          <table:table-cell table:number-columns-repeated="10"/>
        </table:table-row>
        <table:table-row table:style-name="ro2">
          <table:table-cell table:formula="of:=[.A828]+[.$D$1]" office:value-type="float" office:value="61.7000000000006">
            <text:p>61.7</text:p>
          </table:table-cell>
          <table:table-cell table:formula="of:=[.$M$2]+[.$M$3]*[.A829]+[.$M$4]*[.A829]^2+[.$M$5]*[.A829]^3+[.$M$6]*[.A829]^4+[.$N$2]*[.A829]^5+[.$N$3]*[.A829]^6+[.$N$4]*[.A829]^7+[.$N$5]*[.A829]^8+[.$N$6]*[.A829]^9" office:value-type="float" office:value="14.5759253338949">
            <text:p>14.5759253339</text:p>
          </table:table-cell>
          <table:table-cell table:formula="of:=[.B829]/([.$B$2]+[.B829])*[.$B$1]" office:value-type="float" office:value="1.84538435816821">
            <text:p>1.8453843582</text:p>
          </table:table-cell>
          <table:table-cell table:formula="of:=[.$D$5]*[.C829]-[.$D$4]" office:value-type="float" office:value="1.55389825642966">
            <text:p>1.5538982564</text:p>
          </table:table-cell>
          <table:table-cell table:formula="of:=INT([.D829]/[.$B$1]*1024)" office:value-type="float" office:value="318">
            <text:p>318</text:p>
          </table:table-cell>
          <table:table-cell table:number-columns-repeated="10"/>
        </table:table-row>
        <table:table-row table:style-name="ro2">
          <table:table-cell table:formula="of:=[.A829]+[.$D$1]" office:value-type="float" office:value="61.8000000000006">
            <text:p>61.8</text:p>
          </table:table-cell>
          <table:table-cell table:formula="of:=[.$M$2]+[.$M$3]*[.A830]+[.$M$4]*[.A830]^2+[.$M$5]*[.A830]^3+[.$M$6]*[.A830]^4+[.$N$2]*[.A830]^5+[.$N$3]*[.A830]^6+[.$N$4]*[.A830]^7+[.$N$5]*[.A830]^8+[.$N$6]*[.A830]^9" office:value-type="float" office:value="14.5365998977361">
            <text:p>14.5365998977</text:p>
          </table:table-cell>
          <table:table-cell table:formula="of:=[.B830]/([.$B$2]+[.B830])*[.$B$1]" office:value-type="float" office:value="1.84223999019292">
            <text:p>1.8422399902</text:p>
          </table:table-cell>
          <table:table-cell table:formula="of:=[.$D$5]*[.C830]-[.$D$4]" office:value-type="float" office:value="1.54943788469621">
            <text:p>1.5494378847</text:p>
          </table:table-cell>
          <table:table-cell table:formula="of:=INT([.D830]/[.$B$1]*1024)" office:value-type="float" office:value="317">
            <text:p>317</text:p>
          </table:table-cell>
          <table:table-cell table:number-columns-repeated="10"/>
        </table:table-row>
        <table:table-row table:style-name="ro2">
          <table:table-cell table:formula="of:=[.A830]+[.$D$1]" office:value-type="float" office:value="61.9000000000006">
            <text:p>61.9</text:p>
          </table:table-cell>
          <table:table-cell table:formula="of:=[.$M$2]+[.$M$3]*[.A831]+[.$M$4]*[.A831]^2+[.$M$5]*[.A831]^3+[.$M$6]*[.A831]^4+[.$N$2]*[.A831]^5+[.$N$3]*[.A831]^6+[.$N$4]*[.A831]^7+[.$N$5]*[.A831]^8+[.$N$6]*[.A831]^9" office:value-type="float" office:value="14.4973823100396">
            <text:p>14.49738231</text:p>
          </table:table-cell>
          <table:table-cell table:formula="of:=[.B831]/([.$B$2]+[.B831])*[.$B$1]" office:value-type="float" office:value="1.83909799676689">
            <text:p>1.8390979968</text:p>
          </table:table-cell>
          <table:table-cell table:formula="of:=[.$D$5]*[.C831]-[.$D$4]" office:value-type="float" office:value="1.54498088132566">
            <text:p>1.5449808813</text:p>
          </table:table-cell>
          <table:table-cell table:formula="of:=INT([.D831]/[.$B$1]*1024)" office:value-type="float" office:value="316">
            <text:p>316</text:p>
          </table:table-cell>
          <table:table-cell table:number-columns-repeated="10"/>
        </table:table-row>
        <table:table-row table:style-name="ro2">
          <table:table-cell table:formula="of:=[.A831]+[.$D$1]" office:value-type="float" office:value="62.0000000000006">
            <text:p>62</text:p>
          </table:table-cell>
          <table:table-cell table:formula="of:=[.$M$2]+[.$M$3]*[.A832]+[.$M$4]*[.A832]^2+[.$M$5]*[.A832]^3+[.$M$6]*[.A832]^4+[.$N$2]*[.A832]^5+[.$N$3]*[.A832]^6+[.$N$4]*[.A832]^7+[.$N$5]*[.A832]^8+[.$N$6]*[.A832]^9" office:value-type="float" office:value="14.4582724343714">
            <text:p>14.4582724344</text:p>
          </table:table-cell>
          <table:table-cell table:formula="of:=[.B832]/([.$B$2]+[.B832])*[.$B$1]" office:value-type="float" office:value="1.8359583998396">
            <text:p>1.8359583998</text:p>
          </table:table-cell>
          <table:table-cell table:formula="of:=[.$D$5]*[.C832]-[.$D$4]" office:value-type="float" office:value="1.54052727745394">
            <text:p>1.5405272775</text:p>
          </table:table-cell>
          <table:table-cell table:formula="of:=INT([.D832]/[.$B$1]*1024)" office:value-type="float" office:value="315">
            <text:p>315</text:p>
          </table:table-cell>
          <table:table-cell table:number-columns-repeated="10"/>
        </table:table-row>
        <table:table-row table:style-name="ro2">
          <table:table-cell table:formula="of:=[.A832]+[.$D$1]" office:value-type="float" office:value="62.1000000000006">
            <text:p>62.1</text:p>
          </table:table-cell>
          <table:table-cell table:formula="of:=[.$M$2]+[.$M$3]*[.A833]+[.$M$4]*[.A833]^2+[.$M$5]*[.A833]^3+[.$M$6]*[.A833]^4+[.$N$2]*[.A833]^5+[.$N$3]*[.A833]^6+[.$N$4]*[.A833]^7+[.$N$5]*[.A833]^8+[.$N$6]*[.A833]^9" office:value-type="float" office:value="14.4192701343509">
            <text:p>14.4192701344</text:p>
          </table:table-cell>
          <table:table-cell table:formula="of:=[.B833]/([.$B$2]+[.B833])*[.$B$1]" office:value-type="float" office:value="1.83282122136932">
            <text:p>1.8328212214</text:p>
          </table:table-cell>
          <table:table-cell table:formula="of:=[.$D$5]*[.C833]-[.$D$4]" office:value-type="float" office:value="1.53607710422943">
            <text:p>1.5360771042</text:p>
          </table:table-cell>
          <table:table-cell table:formula="of:=INT([.D833]/[.$B$1]*1024)" office:value-type="float" office:value="314">
            <text:p>314</text:p>
          </table:table-cell>
          <table:table-cell table:number-columns-repeated="10"/>
        </table:table-row>
        <table:table-row table:style-name="ro2">
          <table:table-cell table:formula="of:=[.A833]+[.$D$1]" office:value-type="float" office:value="62.2000000000006">
            <text:p>62.2</text:p>
          </table:table-cell>
          <table:table-cell table:formula="of:=[.$M$2]+[.$M$3]*[.A834]+[.$M$4]*[.A834]^2+[.$M$5]*[.A834]^3+[.$M$6]*[.A834]^4+[.$N$2]*[.A834]^5+[.$N$3]*[.A834]^6+[.$N$4]*[.A834]^7+[.$N$5]*[.A834]^8+[.$N$6]*[.A834]^9" office:value-type="float" office:value="14.3803752736412">
            <text:p>14.3803752736</text:p>
          </table:table-cell>
          <table:table-cell table:formula="of:=[.B834]/([.$B$2]+[.B834])*[.$B$1]" office:value-type="float" office:value="1.82968648332181">
            <text:p>1.8296864833</text:p>
          </table:table-cell>
          <table:table-cell table:formula="of:=[.$D$5]*[.C834]-[.$D$4]" office:value-type="float" office:value="1.53163039281119">
            <text:p>1.5316303928</text:p>
          </table:table-cell>
          <table:table-cell table:formula="of:=INT([.D834]/[.$B$1]*1024)" office:value-type="float" office:value="313">
            <text:p>313</text:p>
          </table:table-cell>
          <table:table-cell table:number-columns-repeated="10"/>
        </table:table-row>
        <table:table-row table:style-name="ro2">
          <table:table-cell table:formula="of:=[.A834]+[.$D$1]" office:value-type="float" office:value="62.3000000000006">
            <text:p>62.3</text:p>
          </table:table-cell>
          <table:table-cell table:formula="of:=[.$M$2]+[.$M$3]*[.A835]+[.$M$4]*[.A835]^2+[.$M$5]*[.A835]^3+[.$M$6]*[.A835]^4+[.$N$2]*[.A835]^5+[.$N$3]*[.A835]^6+[.$N$4]*[.A835]^7+[.$N$5]*[.A835]^8+[.$N$6]*[.A835]^9" office:value-type="float" office:value="14.3415877159395">
            <text:p>14.3415877159</text:p>
          </table:table-cell>
          <table:table-cell table:formula="of:=[.B835]/([.$B$2]+[.B835])*[.$B$1]" office:value-type="float" office:value="1.82655420766914">
            <text:p>1.8265542077</text:p>
          </table:table-cell>
          <table:table-cell table:formula="of:=[.$D$5]*[.C835]-[.$D$4]" office:value-type="float" office:value="1.5271871743672">
            <text:p>1.5271871744</text:p>
          </table:table-cell>
          <table:table-cell table:formula="of:=INT([.D835]/[.$B$1]*1024)" office:value-type="float" office:value="312">
            <text:p>312</text:p>
          </table:table-cell>
          <table:table-cell table:number-columns-repeated="10"/>
        </table:table-row>
        <table:table-row table:style-name="ro2">
          <table:table-cell table:formula="of:=[.A835]+[.$D$1]" office:value-type="float" office:value="62.4000000000006">
            <text:p>62.4</text:p>
          </table:table-cell>
          <table:table-cell table:formula="of:=[.$M$2]+[.$M$3]*[.A836]+[.$M$4]*[.A836]^2+[.$M$5]*[.A836]^3+[.$M$6]*[.A836]^4+[.$N$2]*[.A836]^5+[.$N$3]*[.A836]^6+[.$N$4]*[.A836]^7+[.$N$5]*[.A836]^8+[.$N$6]*[.A836]^9" office:value-type="float" office:value="14.302907324968">
            <text:p>14.302907325</text:p>
          </table:table-cell>
          <table:table-cell table:formula="of:=[.B836]/([.$B$2]+[.B836])*[.$B$1]" office:value-type="float" office:value="1.82342441638848">
            <text:p>1.8234244164</text:p>
          </table:table-cell>
          <table:table-cell table:formula="of:=[.$D$5]*[.C836]-[.$D$4]" office:value-type="float" office:value="1.52274748007266">
            <text:p>1.5227474801</text:p>
          </table:table-cell>
          <table:table-cell table:formula="of:=INT([.D836]/[.$B$1]*1024)" office:value-type="float" office:value="311">
            <text:p>311</text:p>
          </table:table-cell>
          <table:table-cell table:number-columns-repeated="10"/>
        </table:table-row>
        <table:table-row table:style-name="ro2">
          <table:table-cell table:formula="of:=[.A836]+[.$D$1]" office:value-type="float" office:value="62.5000000000006">
            <text:p>62.5</text:p>
          </table:table-cell>
          <table:table-cell table:formula="of:=[.$M$2]+[.$M$3]*[.A837]+[.$M$4]*[.A837]^2+[.$M$5]*[.A837]^3+[.$M$6]*[.A837]^4+[.$N$2]*[.A837]^5+[.$N$3]*[.A837]^6+[.$N$4]*[.A837]^7+[.$N$5]*[.A837]^8+[.$N$6]*[.A837]^9" office:value-type="float" office:value="14.2643339644647">
            <text:p>14.2643339645</text:p>
          </table:table-cell>
          <table:table-cell table:formula="of:=[.B837]/([.$B$2]+[.B837])*[.$B$1]" office:value-type="float" office:value="1.82029713146082">
            <text:p>1.8202971315</text:p>
          </table:table-cell>
          <table:table-cell table:formula="of:=[.$D$5]*[.C837]-[.$D$4]" office:value-type="float" office:value="1.5183113411082">
            <text:p>1.5183113411</text:p>
          </table:table-cell>
          <table:table-cell table:formula="of:=INT([.D837]/[.$B$1]*1024)" office:value-type="float" office:value="310">
            <text:p>310</text:p>
          </table:table-cell>
          <table:table-cell table:number-columns-repeated="10"/>
        </table:table-row>
        <table:table-row table:style-name="ro2">
          <table:table-cell table:formula="of:=[.A837]+[.$D$1]" office:value-type="float" office:value="62.6000000000006">
            <text:p>62.6</text:p>
          </table:table-cell>
          <table:table-cell table:formula="of:=[.$M$2]+[.$M$3]*[.A838]+[.$M$4]*[.A838]^2+[.$M$5]*[.A838]^3+[.$M$6]*[.A838]^4+[.$N$2]*[.A838]^5+[.$N$3]*[.A838]^6+[.$N$4]*[.A838]^7+[.$N$5]*[.A838]^8+[.$N$6]*[.A838]^9" office:value-type="float" office:value="14.2258674981736">
            <text:p>14.2258674982</text:p>
          </table:table-cell>
          <table:table-cell table:formula="of:=[.B838]/([.$B$2]+[.B838])*[.$B$1]" office:value-type="float" office:value="1.81717237486975">
            <text:p>1.8171723749</text:p>
          </table:table-cell>
          <table:table-cell table:formula="of:=[.$D$5]*[.C838]-[.$D$4]" office:value-type="float" office:value="1.51387878865815">
            <text:p>1.5138787887</text:p>
          </table:table-cell>
          <table:table-cell table:formula="of:=INT([.D838]/[.$B$1]*1024)" office:value-type="float" office:value="310">
            <text:p>310</text:p>
          </table:table-cell>
          <table:table-cell table:number-columns-repeated="10"/>
        </table:table-row>
        <table:table-row table:style-name="ro2">
          <table:table-cell table:formula="of:=[.A838]+[.$D$1]" office:value-type="float" office:value="62.7000000000006">
            <text:p>62.7</text:p>
          </table:table-cell>
          <table:table-cell table:formula="of:=[.$M$2]+[.$M$3]*[.A839]+[.$M$4]*[.A839]^2+[.$M$5]*[.A839]^3+[.$M$6]*[.A839]^4+[.$N$2]*[.A839]^5+[.$N$3]*[.A839]^6+[.$N$4]*[.A839]^7+[.$N$5]*[.A839]^8+[.$N$6]*[.A839]^9" office:value-type="float" office:value="14.1875077898361">
            <text:p>14.1875077898</text:p>
          </table:table-cell>
          <table:table-cell table:formula="of:=[.B839]/([.$B$2]+[.B839])*[.$B$1]" office:value-type="float" office:value="1.81405016860022">
            <text:p>1.8140501686</text:p>
          </table:table-cell>
          <table:table-cell table:formula="of:=[.$D$5]*[.C839]-[.$D$4]" office:value-type="float" office:value="1.50944985390877">
            <text:p>1.5094498539</text:p>
          </table:table-cell>
          <table:table-cell table:formula="of:=INT([.D839]/[.$B$1]*1024)" office:value-type="float" office:value="309">
            <text:p>309</text:p>
          </table:table-cell>
          <table:table-cell table:number-columns-repeated="10"/>
        </table:table-row>
        <table:table-row table:style-name="ro2">
          <table:table-cell table:formula="of:=[.A839]+[.$D$1]" office:value-type="float" office:value="62.8000000000006">
            <text:p>62.8</text:p>
          </table:table-cell>
          <table:table-cell table:formula="of:=[.$M$2]+[.$M$3]*[.A840]+[.$M$4]*[.A840]^2+[.$M$5]*[.A840]^3+[.$M$6]*[.A840]^4+[.$N$2]*[.A840]^5+[.$N$3]*[.A840]^6+[.$N$4]*[.A840]^7+[.$N$5]*[.A840]^8+[.$N$6]*[.A840]^9" office:value-type="float" office:value="14.1492547031821">
            <text:p>14.1492547032</text:p>
          </table:table-cell>
          <table:table-cell table:formula="of:=[.B840]/([.$B$2]+[.B840])*[.$B$1]" office:value-type="float" office:value="1.8109305346373">
            <text:p>1.8109305346</text:p>
          </table:table-cell>
          <table:table-cell table:formula="of:=[.$D$5]*[.C840]-[.$D$4]" office:value-type="float" office:value="1.50502456804648">
            <text:p>1.505024568</text:p>
          </table:table-cell>
          <table:table-cell table:formula="of:=INT([.D840]/[.$B$1]*1024)" office:value-type="float" office:value="308">
            <text:p>308</text:p>
          </table:table-cell>
          <table:table-cell table:number-columns-repeated="10"/>
        </table:table-row>
        <table:table-row table:style-name="ro2">
          <table:table-cell table:formula="of:=[.A840]+[.$D$1]" office:value-type="float" office:value="62.9000000000006">
            <text:p>62.9</text:p>
          </table:table-cell>
          <table:table-cell table:formula="of:=[.$M$2]+[.$M$3]*[.A841]+[.$M$4]*[.A841]^2+[.$M$5]*[.A841]^3+[.$M$6]*[.A841]^4+[.$N$2]*[.A841]^5+[.$N$3]*[.A841]^6+[.$N$4]*[.A841]^7+[.$N$5]*[.A841]^8+[.$N$6]*[.A841]^9" office:value-type="float" office:value="14.1111081019203">
            <text:p>14.1111081019</text:p>
          </table:table-cell>
          <table:table-cell table:formula="of:=[.B841]/([.$B$2]+[.B841])*[.$B$1]" office:value-type="float" office:value="1.80781349496492">
            <text:p>1.807813495</text:p>
          </table:table-cell>
          <table:table-cell table:formula="of:=[.$D$5]*[.C841]-[.$D$4]" office:value-type="float" office:value="1.50060296225608">
            <text:p>1.5006029623</text:p>
          </table:table-cell>
          <table:table-cell table:formula="of:=INT([.D841]/[.$B$1]*1024)" office:value-type="float" office:value="307">
            <text:p>307</text:p>
          </table:table-cell>
          <table:table-cell table:number-columns-repeated="10"/>
        </table:table-row>
        <table:table-row table:style-name="ro2">
          <table:table-cell table:formula="of:=[.A841]+[.$D$1]" office:value-type="float" office:value="63.0000000000006">
            <text:p>63</text:p>
          </table:table-cell>
          <table:table-cell table:formula="of:=[.$M$2]+[.$M$3]*[.A842]+[.$M$4]*[.A842]^2+[.$M$5]*[.A842]^3+[.$M$6]*[.A842]^4+[.$N$2]*[.A842]^5+[.$N$3]*[.A842]^6+[.$N$4]*[.A842]^7+[.$N$5]*[.A842]^8+[.$N$6]*[.A842]^9" office:value-type="float" office:value="14.0730678497298">
            <text:p>14.0730678497</text:p>
          </table:table-cell>
          <table:table-cell table:formula="of:=[.B842]/([.$B$2]+[.B842])*[.$B$1]" office:value-type="float" office:value="1.80469907156462">
            <text:p>1.8046990716</text:p>
          </table:table-cell>
          <table:table-cell table:formula="of:=[.$D$5]*[.C842]-[.$D$4]" office:value-type="float" office:value="1.49618506771898">
            <text:p>1.4961850677</text:p>
          </table:table-cell>
          <table:table-cell table:formula="of:=INT([.D842]/[.$B$1]*1024)" office:value-type="float" office:value="306">
            <text:p>306</text:p>
          </table:table-cell>
          <table:table-cell table:number-columns-repeated="10"/>
        </table:table-row>
        <table:table-row table:style-name="ro2">
          <table:table-cell table:formula="of:=[.A842]+[.$D$1]" office:value-type="float" office:value="63.1000000000006">
            <text:p>63.1</text:p>
          </table:table-cell>
          <table:table-cell table:formula="of:=[.$M$2]+[.$M$3]*[.A843]+[.$M$4]*[.A843]^2+[.$M$5]*[.A843]^3+[.$M$6]*[.A843]^4+[.$N$2]*[.A843]^5+[.$N$3]*[.A843]^6+[.$N$4]*[.A843]^7+[.$N$5]*[.A843]^8+[.$N$6]*[.A843]^9" office:value-type="float" office:value="14.0351338102514">
            <text:p>14.0351338103</text:p>
          </table:table-cell>
          <table:table-cell table:formula="of:=[.B843]/([.$B$2]+[.B843])*[.$B$1]" office:value-type="float" office:value="1.80158728641429">
            <text:p>1.8015872864</text:p>
          </table:table-cell>
          <table:table-cell table:formula="of:=[.$D$5]*[.C843]-[.$D$4]" office:value-type="float" office:value="1.49177091561141">
            <text:p>1.4917709156</text:p>
          </table:table-cell>
          <table:table-cell table:formula="of:=INT([.D843]/[.$B$1]*1024)" office:value-type="float" office:value="305">
            <text:p>305</text:p>
          </table:table-cell>
          <table:table-cell table:number-columns-repeated="10"/>
        </table:table-row>
        <table:table-row table:style-name="ro2">
          <table:table-cell table:formula="of:=[.A843]+[.$D$1]" office:value-type="float" office:value="63.2000000000006">
            <text:p>63.2</text:p>
          </table:table-cell>
          <table:table-cell table:formula="of:=[.$M$2]+[.$M$3]*[.A844]+[.$M$4]*[.A844]^2+[.$M$5]*[.A844]^3+[.$M$6]*[.A844]^4+[.$N$2]*[.A844]^5+[.$N$3]*[.A844]^6+[.$N$4]*[.A844]^7+[.$N$5]*[.A844]^8+[.$N$6]*[.A844]^9" office:value-type="float" office:value="13.9973058470785">
            <text:p>13.9973058471</text:p>
          </table:table-cell>
          <table:table-cell table:formula="of:=[.B844]/([.$B$2]+[.B844])*[.$B$1]" office:value-type="float" office:value="1.79847816148689">
            <text:p>1.7984781615</text:p>
          </table:table-cell>
          <table:table-cell table:formula="of:=[.$D$5]*[.C844]-[.$D$4]" office:value-type="float" office:value="1.48736053710263">
            <text:p>1.4873605371</text:p>
          </table:table-cell>
          <table:table-cell table:formula="of:=INT([.D844]/[.$B$1]*1024)" office:value-type="float" office:value="304">
            <text:p>304</text:p>
          </table:table-cell>
          <table:table-cell table:number-columns-repeated="10"/>
        </table:table-row>
        <table:table-row table:style-name="ro2">
          <table:table-cell table:formula="of:=[.A844]+[.$D$1]" office:value-type="float" office:value="63.3000000000006">
            <text:p>63.3</text:p>
          </table:table-cell>
          <table:table-cell table:formula="of:=[.$M$2]+[.$M$3]*[.A845]+[.$M$4]*[.A845]^2+[.$M$5]*[.A845]^3+[.$M$6]*[.A845]^4+[.$N$2]*[.A845]^5+[.$N$3]*[.A845]^6+[.$N$4]*[.A845]^7+[.$N$5]*[.A845]^8+[.$N$6]*[.A845]^9" office:value-type="float" office:value="13.9595838237483">
            <text:p>13.9595838237</text:p>
          </table:table-cell>
          <table:table-cell table:formula="of:=[.B845]/([.$B$2]+[.B845])*[.$B$1]" office:value-type="float" office:value="1.79537171874923">
            <text:p>1.7953717187</text:p>
          </table:table-cell>
          <table:table-cell table:formula="of:=[.$D$5]*[.C845]-[.$D$4]" office:value-type="float" office:value="1.48295396335315">
            <text:p>1.4829539634</text:p>
          </table:table-cell>
          <table:table-cell table:formula="of:=INT([.D845]/[.$B$1]*1024)" office:value-type="float" office:value="303">
            <text:p>303</text:p>
          </table:table-cell>
          <table:table-cell table:number-columns-repeated="10"/>
        </table:table-row>
        <table:table-row table:style-name="ro2">
          <table:table-cell table:formula="of:=[.A845]+[.$D$1]" office:value-type="float" office:value="63.4000000000007">
            <text:p>63.4</text:p>
          </table:table-cell>
          <table:table-cell table:formula="of:=[.$M$2]+[.$M$3]*[.A846]+[.$M$4]*[.A846]^2+[.$M$5]*[.A846]^3+[.$M$6]*[.A846]^4+[.$N$2]*[.A846]^5+[.$N$3]*[.A846]^6+[.$N$4]*[.A846]^7+[.$N$5]*[.A846]^8+[.$N$6]*[.A846]^9" office:value-type="float" office:value="13.9219676037339">
            <text:p>13.9219676037</text:p>
          </table:table-cell>
          <table:table-cell table:formula="of:=[.B846]/([.$B$2]+[.B846])*[.$B$1]" office:value-type="float" office:value="1.79226798016066">
            <text:p>1.7922679802</text:p>
          </table:table-cell>
          <table:table-cell table:formula="of:=[.$D$5]*[.C846]-[.$D$4]" office:value-type="float" office:value="1.47855122551291">
            <text:p>1.4785512255</text:p>
          </table:table-cell>
          <table:table-cell table:formula="of:=INT([.D846]/[.$B$1]*1024)" office:value-type="float" office:value="302">
            <text:p>302</text:p>
          </table:table-cell>
          <table:table-cell table:number-columns-repeated="10"/>
        </table:table-row>
        <table:table-row table:style-name="ro2">
          <table:table-cell table:formula="of:=[.A846]+[.$D$1]" office:value-type="float" office:value="63.5000000000006">
            <text:p>63.5</text:p>
          </table:table-cell>
          <table:table-cell table:formula="of:=[.$M$2]+[.$M$3]*[.A847]+[.$M$4]*[.A847]^2+[.$M$5]*[.A847]^3+[.$M$6]*[.A847]^4+[.$N$2]*[.A847]^5+[.$N$3]*[.A847]^6+[.$N$4]*[.A847]^7+[.$N$5]*[.A847]^8+[.$N$6]*[.A847]^9" office:value-type="float" office:value="13.8844570504352">
            <text:p>13.8844570504</text:p>
          </table:table-cell>
          <table:table-cell table:formula="of:=[.B847]/([.$B$2]+[.B847])*[.$B$1]" office:value-type="float" office:value="1.78916696767183">
            <text:p>1.7891669677</text:p>
          </table:table-cell>
          <table:table-cell table:formula="of:=[.$D$5]*[.C847]-[.$D$4]" office:value-type="float" office:value="1.47415235471949">
            <text:p>1.4741523547</text:p>
          </table:table-cell>
          <table:table-cell table:formula="of:=INT([.D847]/[.$B$1]*1024)" office:value-type="float" office:value="301">
            <text:p>301</text:p>
          </table:table-cell>
          <table:table-cell table:number-columns-repeated="10"/>
        </table:table-row>
        <table:table-row table:style-name="ro2">
          <table:table-cell table:formula="of:=[.A847]+[.$D$1]" office:value-type="float" office:value="63.6000000000007">
            <text:p>63.6</text:p>
          </table:table-cell>
          <table:table-cell table:formula="of:=[.$M$2]+[.$M$3]*[.A848]+[.$M$4]*[.A848]^2+[.$M$5]*[.A848]^3+[.$M$6]*[.A848]^4+[.$N$2]*[.A848]^5+[.$N$3]*[.A848]^6+[.$N$4]*[.A848]^7+[.$N$5]*[.A848]^8+[.$N$6]*[.A848]^9" office:value-type="float" office:value="13.8470520271703">
            <text:p>13.8470520272</text:p>
          </table:table-cell>
          <table:table-cell table:formula="of:=[.B848]/([.$B$2]+[.B848])*[.$B$1]" office:value-type="float" office:value="1.78606870322337">
            <text:p>1.7860687032</text:p>
          </table:table-cell>
          <table:table-cell table:formula="of:=[.$D$5]*[.C848]-[.$D$4]" office:value-type="float" office:value="1.4697573820963">
            <text:p>1.4697573821</text:p>
          </table:table-cell>
          <table:table-cell table:formula="of:=INT([.D848]/[.$B$1]*1024)" office:value-type="float" office:value="301">
            <text:p>301</text:p>
          </table:table-cell>
          <table:table-cell table:number-columns-repeated="10"/>
        </table:table-row>
        <table:table-row table:style-name="ro2">
          <table:table-cell table:formula="of:=[.A848]+[.$D$1]" office:value-type="float" office:value="63.7000000000007">
            <text:p>63.7</text:p>
          </table:table-cell>
          <table:table-cell table:formula="of:=[.$M$2]+[.$M$3]*[.A849]+[.$M$4]*[.A849]^2+[.$M$5]*[.A849]^3+[.$M$6]*[.A849]^4+[.$N$2]*[.A849]^5+[.$N$3]*[.A849]^6+[.$N$4]*[.A849]^7+[.$N$5]*[.A849]^8+[.$N$6]*[.A849]^9" office:value-type="float" office:value="13.8097523971678">
            <text:p>13.8097523972</text:p>
          </table:table-cell>
          <table:table-cell table:formula="of:=[.B849]/([.$B$2]+[.B849])*[.$B$1]" office:value-type="float" office:value="1.78297320874468">
            <text:p>1.7829732087</text:p>
          </table:table-cell>
          <table:table-cell table:formula="of:=[.$D$5]*[.C849]-[.$D$4]" office:value-type="float" office:value="1.46536633875077">
            <text:p>1.4653663388</text:p>
          </table:table-cell>
          <table:table-cell table:formula="of:=INT([.D849]/[.$B$1]*1024)" office:value-type="float" office:value="300">
            <text:p>300</text:p>
          </table:table-cell>
          <table:table-cell table:number-columns-repeated="10"/>
        </table:table-row>
        <table:table-row table:style-name="ro2">
          <table:table-cell table:formula="of:=[.A849]+[.$D$1]" office:value-type="float" office:value="63.8000000000007">
            <text:p>63.8</text:p>
          </table:table-cell>
          <table:table-cell table:formula="of:=[.$M$2]+[.$M$3]*[.A850]+[.$M$4]*[.A850]^2+[.$M$5]*[.A850]^3+[.$M$6]*[.A850]^4+[.$N$2]*[.A850]^5+[.$N$3]*[.A850]^6+[.$N$4]*[.A850]^7+[.$N$5]*[.A850]^8+[.$N$6]*[.A850]^9" office:value-type="float" office:value="13.772558023558">
            <text:p>13.7725580236</text:p>
          </table:table-cell>
          <table:table-cell table:formula="of:=[.B850]/([.$B$2]+[.B850])*[.$B$1]" office:value-type="float" office:value="1.77988050615258">
            <text:p>1.7798805062</text:p>
          </table:table-cell>
          <table:table-cell table:formula="of:=[.$D$5]*[.C850]-[.$D$4]" office:value-type="float" office:value="1.46097925577252">
            <text:p>1.4609792558</text:p>
          </table:table-cell>
          <table:table-cell table:formula="of:=INT([.D850]/[.$B$1]*1024)" office:value-type="float" office:value="299">
            <text:p>299</text:p>
          </table:table-cell>
          <table:table-cell table:number-columns-repeated="10"/>
        </table:table-row>
        <table:table-row table:style-name="ro2">
          <table:table-cell table:formula="of:=[.A850]+[.$D$1]" office:value-type="float" office:value="63.9000000000007">
            <text:p>63.9</text:p>
          </table:table-cell>
          <table:table-cell table:formula="of:=[.$M$2]+[.$M$3]*[.A851]+[.$M$4]*[.A851]^2+[.$M$5]*[.A851]^3+[.$M$6]*[.A851]^4+[.$N$2]*[.A851]^5+[.$N$3]*[.A851]^6+[.$N$4]*[.A851]^7+[.$N$5]*[.A851]^8+[.$N$6]*[.A851]^9" office:value-type="float" office:value="13.7354687693647">
            <text:p>13.7354687694</text:p>
          </table:table-cell>
          <table:table-cell table:formula="of:=[.B851]/([.$B$2]+[.B851])*[.$B$1]" office:value-type="float" office:value="1.77679061735006">
            <text:p>1.7767906174</text:p>
          </table:table-cell>
          <table:table-cell table:formula="of:=[.$D$5]*[.C851]-[.$D$4]" office:value-type="float" office:value="1.45659616423154">
            <text:p>1.4565961642</text:p>
          </table:table-cell>
          <table:table-cell table:formula="of:=INT([.D851]/[.$B$1]*1024)" office:value-type="float" office:value="298">
            <text:p>298</text:p>
          </table:table-cell>
          <table:table-cell table:number-columns-repeated="10"/>
        </table:table-row>
        <table:table-row table:style-name="ro2">
          <table:table-cell table:formula="of:=[.A851]+[.$D$1]" office:value-type="float" office:value="64.0000000000007">
            <text:p>64</text:p>
          </table:table-cell>
          <table:table-cell table:formula="of:=[.$M$2]+[.$M$3]*[.A852]+[.$M$4]*[.A852]^2+[.$M$5]*[.A852]^3+[.$M$6]*[.A852]^4+[.$N$2]*[.A852]^5+[.$N$3]*[.A852]^6+[.$N$4]*[.A852]^7+[.$N$5]*[.A852]^8+[.$N$6]*[.A852]^9" office:value-type="float" office:value="13.6984844974975">
            <text:p>13.6984844975</text:p>
          </table:table-cell>
          <table:table-cell table:formula="of:=[.B852]/([.$B$2]+[.B852])*[.$B$1]" office:value-type="float" office:value="1.77370356422503">
            <text:p>1.7737035642</text:p>
          </table:table-cell>
          <table:table-cell table:formula="of:=[.$D$5]*[.C852]-[.$D$4]" office:value-type="float" office:value="1.4522170951764">
            <text:p>1.4522170952</text:p>
          </table:table-cell>
          <table:table-cell table:formula="of:=INT([.D852]/[.$B$1]*1024)" office:value-type="float" office:value="297">
            <text:p>297</text:p>
          </table:table-cell>
          <table:table-cell table:number-columns-repeated="10"/>
        </table:table-row>
        <table:table-row table:style-name="ro2">
          <table:table-cell table:formula="of:=[.A852]+[.$D$1]" office:value-type="float" office:value="64.1000000000007">
            <text:p>64.1</text:p>
          </table:table-cell>
          <table:table-cell table:formula="of:=[.$M$2]+[.$M$3]*[.A853]+[.$M$4]*[.A853]^2+[.$M$5]*[.A853]^3+[.$M$6]*[.A853]^4+[.$N$2]*[.A853]^5+[.$N$3]*[.A853]^6+[.$N$4]*[.A853]^7+[.$N$5]*[.A853]^8+[.$N$6]*[.A853]^9" office:value-type="float" office:value="13.6616050707432">
            <text:p>13.6616050707</text:p>
          </table:table-cell>
          <table:table-cell table:formula="of:=[.B853]/([.$B$2]+[.B853])*[.$B$1]" office:value-type="float" office:value="1.77061936864893">
            <text:p>1.7706193686</text:p>
          </table:table-cell>
          <table:table-cell table:formula="of:=[.$D$5]*[.C853]-[.$D$4]" office:value-type="float" office:value="1.44784207963238">
            <text:p>1.4478420796</text:p>
          </table:table-cell>
          <table:table-cell table:formula="of:=INT([.D853]/[.$B$1]*1024)" office:value-type="float" office:value="296">
            <text:p>296</text:p>
          </table:table-cell>
          <table:table-cell table:number-columns-repeated="10"/>
        </table:table-row>
        <table:table-row table:style-name="ro2">
          <table:table-cell table:formula="of:=[.A853]+[.$D$1]" office:value-type="float" office:value="64.2000000000006">
            <text:p>64.2</text:p>
          </table:table-cell>
          <table:table-cell table:formula="of:=[.$M$2]+[.$M$3]*[.A854]+[.$M$4]*[.A854]^2+[.$M$5]*[.A854]^3+[.$M$6]*[.A854]^4+[.$N$2]*[.A854]^5+[.$N$3]*[.A854]^6+[.$N$4]*[.A854]^7+[.$N$5]*[.A854]^8+[.$N$6]*[.A854]^9" office:value-type="float" office:value="13.6248303517579">
            <text:p>13.6248303518</text:p>
          </table:table-cell>
          <table:table-cell table:formula="of:=[.B854]/([.$B$2]+[.B854])*[.$B$1]" office:value-type="float" office:value="1.76753805247556">
            <text:p>1.7675380525</text:p>
          </table:table-cell>
          <table:table-cell table:formula="of:=[.$D$5]*[.C854]-[.$D$4]" office:value-type="float" office:value="1.44347114859965">
            <text:p>1.4434711486</text:p>
          </table:table-cell>
          <table:table-cell table:formula="of:=INT([.D854]/[.$B$1]*1024)" office:value-type="float" office:value="295">
            <text:p>295</text:p>
          </table:table-cell>
          <table:table-cell table:number-columns-repeated="10"/>
        </table:table-row>
        <table:table-row table:style-name="ro2">
          <table:table-cell table:formula="of:=[.A854]+[.$D$1]" office:value-type="float" office:value="64.3000000000006">
            <text:p>64.3</text:p>
          </table:table-cell>
          <table:table-cell table:formula="of:=[.$M$2]+[.$M$3]*[.A855]+[.$M$4]*[.A855]^2+[.$M$5]*[.A855]^3+[.$M$6]*[.A855]^4+[.$N$2]*[.A855]^5+[.$N$3]*[.A855]^6+[.$N$4]*[.A855]^7+[.$N$5]*[.A855]^8+[.$N$6]*[.A855]^9" office:value-type="float" office:value="13.5881602030597">
            <text:p>13.5881602031</text:p>
          </table:table-cell>
          <table:table-cell table:formula="of:=[.B855]/([.$B$2]+[.B855])*[.$B$1]" office:value-type="float" office:value="1.76445963753969">
            <text:p>1.7644596375</text:p>
          </table:table-cell>
          <table:table-cell table:formula="of:=[.$D$5]*[.C855]-[.$D$4]" office:value-type="float" office:value="1.43910433305144">
            <text:p>1.4391043331</text:p>
          </table:table-cell>
          <table:table-cell table:formula="of:=INT([.D855]/[.$B$1]*1024)" office:value-type="float" office:value="294">
            <text:p>294</text:p>
          </table:table-cell>
          <table:table-cell table:number-columns-repeated="10"/>
        </table:table-row>
        <table:table-row table:style-name="ro2">
          <table:table-cell table:formula="of:=[.A855]+[.$D$1]" office:value-type="float" office:value="64.4000000000006">
            <text:p>64.4</text:p>
          </table:table-cell>
          <table:table-cell table:formula="of:=[.$M$2]+[.$M$3]*[.A856]+[.$M$4]*[.A856]^2+[.$M$5]*[.A856]^3+[.$M$6]*[.A856]^4+[.$N$2]*[.A856]^5+[.$N$3]*[.A856]^6+[.$N$4]*[.A856]^7+[.$N$5]*[.A856]^8+[.$N$6]*[.A856]^9" office:value-type="float" office:value="13.5515944870199">
            <text:p>13.551594487</text:p>
          </table:table-cell>
          <table:table-cell table:formula="of:=[.B856]/([.$B$2]+[.B856])*[.$B$1]" office:value-type="float" office:value="1.76138414565582">
            <text:p>1.7613841457</text:p>
          </table:table-cell>
          <table:table-cell table:formula="of:=[.$D$5]*[.C856]-[.$D$4]" office:value-type="float" office:value="1.43474166393222">
            <text:p>1.4347416639</text:p>
          </table:table-cell>
          <table:table-cell table:formula="of:=INT([.D856]/[.$B$1]*1024)" office:value-type="float" office:value="293">
            <text:p>293</text:p>
          </table:table-cell>
          <table:table-cell table:number-columns-repeated="10"/>
        </table:table-row>
        <table:table-row table:style-name="ro2">
          <table:table-cell table:formula="of:=[.A856]+[.$D$1]" office:value-type="float" office:value="64.5000000000006">
            <text:p>64.5</text:p>
          </table:table-cell>
          <table:table-cell table:formula="of:=[.$M$2]+[.$M$3]*[.A857]+[.$M$4]*[.A857]^2+[.$M$5]*[.A857]^3+[.$M$6]*[.A857]^4+[.$N$2]*[.A857]^5+[.$N$3]*[.A857]^6+[.$N$4]*[.A857]^7+[.$N$5]*[.A857]^8+[.$N$6]*[.A857]^9" office:value-type="float" office:value="13.5151330658561">
            <text:p>13.5151330659</text:p>
          </table:table-cell>
          <table:table-cell table:formula="of:=[.B857]/([.$B$2]+[.B857])*[.$B$1]" office:value-type="float" office:value="1.75831159861684">
            <text:p>1.7583115986</text:p>
          </table:table-cell>
          <table:table-cell table:formula="of:=[.$D$5]*[.C857]-[.$D$4]" office:value-type="float" office:value="1.43038317215581">
            <text:p>1.4303831722</text:p>
          </table:table-cell>
          <table:table-cell table:formula="of:=INT([.D857]/[.$B$1]*1024)" office:value-type="float" office:value="292">
            <text:p>292</text:p>
          </table:table-cell>
          <table:table-cell table:number-columns-repeated="10"/>
        </table:table-row>
        <table:table-row table:style-name="ro2">
          <table:table-cell table:formula="of:=[.A857]+[.$D$1]" office:value-type="float" office:value="64.6000000000006">
            <text:p>64.6</text:p>
          </table:table-cell>
          <table:table-cell table:formula="of:=[.$M$2]+[.$M$3]*[.A858]+[.$M$4]*[.A858]^2+[.$M$5]*[.A858]^3+[.$M$6]*[.A858]^4+[.$N$2]*[.A858]^5+[.$N$3]*[.A858]^6+[.$N$4]*[.A858]^7+[.$N$5]*[.A858]^8+[.$N$6]*[.A858]^9" office:value-type="float" office:value="13.4787758016241">
            <text:p>13.4787758016</text:p>
          </table:table-cell>
          <table:table-cell table:formula="of:=[.B858]/([.$B$2]+[.B858])*[.$B$1]" office:value-type="float" office:value="1.75524201819279">
            <text:p>1.7552420182</text:p>
          </table:table-cell>
          <table:table-cell table:formula="of:=[.$D$5]*[.C858]-[.$D$4]" office:value-type="float" office:value="1.42602888860356">
            <text:p>1.4260288886</text:p>
          </table:table-cell>
          <table:table-cell table:formula="of:=INT([.D858]/[.$B$1]*1024)" office:value-type="float" office:value="292">
            <text:p>292</text:p>
          </table:table-cell>
          <table:table-cell table:number-columns-repeated="10"/>
        </table:table-row>
        <table:table-row table:style-name="ro2">
          <table:table-cell table:formula="of:=[.A858]+[.$D$1]" office:value-type="float" office:value="64.7000000000006">
            <text:p>64.7</text:p>
          </table:table-cell>
          <table:table-cell table:formula="of:=[.$M$2]+[.$M$3]*[.A859]+[.$M$4]*[.A859]^2+[.$M$5]*[.A859]^3+[.$M$6]*[.A859]^4+[.$N$2]*[.A859]^5+[.$N$3]*[.A859]^6+[.$N$4]*[.A859]^7+[.$N$5]*[.A859]^8+[.$N$6]*[.A859]^9" office:value-type="float" office:value="13.4425225562101">
            <text:p>13.4425225562</text:p>
          </table:table-cell>
          <table:table-cell table:formula="of:=[.B859]/([.$B$2]+[.B859])*[.$B$1]" office:value-type="float" office:value="1.75217542612947">
            <text:p>1.7521754261</text:p>
          </table:table-cell>
          <table:table-cell table:formula="of:=[.$D$5]*[.C859]-[.$D$4]" office:value-type="float" office:value="1.42167884412254">
            <text:p>1.4216788441</text:p>
          </table:table-cell>
          <table:table-cell table:formula="of:=INT([.D859]/[.$B$1]*1024)" office:value-type="float" office:value="291">
            <text:p>291</text:p>
          </table:table-cell>
          <table:table-cell table:number-columns-repeated="10"/>
        </table:table-row>
        <table:table-row table:style-name="ro2">
          <table:table-cell table:formula="of:=[.A859]+[.$D$1]" office:value-type="float" office:value="64.8000000000006">
            <text:p>64.8</text:p>
          </table:table-cell>
          <table:table-cell table:formula="of:=[.$M$2]+[.$M$3]*[.A860]+[.$M$4]*[.A860]^2+[.$M$5]*[.A860]^3+[.$M$6]*[.A860]^4+[.$N$2]*[.A860]^5+[.$N$3]*[.A860]^6+[.$N$4]*[.A860]^7+[.$N$5]*[.A860]^8+[.$N$6]*[.A860]^9" office:value-type="float" office:value="13.4063731913239">
            <text:p>13.4063731913</text:p>
          </table:table-cell>
          <table:table-cell table:formula="of:=[.B860]/([.$B$2]+[.B860])*[.$B$1]" office:value-type="float" office:value="1.74911184414724">
            <text:p>1.7491118441</text:p>
          </table:table-cell>
          <table:table-cell table:formula="of:=[.$D$5]*[.C860]-[.$D$4]" office:value-type="float" office:value="1.41733306952364">
            <text:p>1.4173330695</text:p>
          </table:table-cell>
          <table:table-cell table:formula="of:=INT([.D860]/[.$B$1]*1024)" office:value-type="float" office:value="290">
            <text:p>290</text:p>
          </table:table-cell>
          <table:table-cell table:number-columns-repeated="10"/>
        </table:table-row>
        <table:table-row table:style-name="ro2">
          <table:table-cell table:formula="of:=[.A860]+[.$D$1]" office:value-type="float" office:value="64.9000000000006">
            <text:p>64.9</text:p>
          </table:table-cell>
          <table:table-cell table:formula="of:=[.$M$2]+[.$M$3]*[.A861]+[.$M$4]*[.A861]^2+[.$M$5]*[.A861]^3+[.$M$6]*[.A861]^4+[.$N$2]*[.A861]^5+[.$N$3]*[.A861]^6+[.$N$4]*[.A861]^7+[.$N$5]*[.A861]^8+[.$N$6]*[.A861]^9" office:value-type="float" office:value="13.3703275684906">
            <text:p>13.3703275685</text:p>
          </table:table-cell>
          <table:table-cell table:formula="of:=[.B861]/([.$B$2]+[.B861])*[.$B$1]" office:value-type="float" office:value="1.74605129393961">
            <text:p>1.7460512939</text:p>
          </table:table-cell>
          <table:table-cell table:formula="of:=[.$D$5]*[.C861]-[.$D$4]" office:value-type="float" office:value="1.41299159557969">
            <text:p>1.4129915956</text:p>
          </table:table-cell>
          <table:table-cell table:formula="of:=INT([.D861]/[.$B$1]*1024)" office:value-type="float" office:value="289">
            <text:p>289</text:p>
          </table:table-cell>
          <table:table-cell table:number-columns-repeated="10"/>
        </table:table-row>
        <table:table-row table:style-name="ro2">
          <table:table-cell table:formula="of:=[.A861]+[.$D$1]" office:value-type="float" office:value="65.0000000000006">
            <text:p>65</text:p>
          </table:table-cell>
          <table:table-cell table:formula="of:=[.$M$2]+[.$M$3]*[.A862]+[.$M$4]*[.A862]^2+[.$M$5]*[.A862]^3+[.$M$6]*[.A862]^4+[.$N$2]*[.A862]^5+[.$N$3]*[.A862]^6+[.$N$4]*[.A862]^7+[.$N$5]*[.A862]^8+[.$N$6]*[.A862]^9" office:value-type="float" office:value="13.3343855490437">
            <text:p>13.334385549</text:p>
          </table:table-cell>
          <table:table-cell table:formula="of:=[.B862]/([.$B$2]+[.B862])*[.$B$1]" office:value-type="float" office:value="1.74299379717202">
            <text:p>1.7429937972</text:p>
          </table:table-cell>
          <table:table-cell table:formula="of:=[.$D$5]*[.C862]-[.$D$4]" office:value-type="float" office:value="1.40865445302372">
            <text:p>1.408654453</text:p>
          </table:table-cell>
          <table:table-cell table:formula="of:=INT([.D862]/[.$B$1]*1024)" office:value-type="float" office:value="288">
            <text:p>288</text:p>
          </table:table-cell>
          <table:table-cell table:number-columns-repeated="10"/>
        </table:table-row>
        <table:table-row table:style-name="ro2">
          <table:table-cell table:formula="of:=[.A862]+[.$D$1]" office:value-type="float" office:value="65.1000000000006">
            <text:p>65.1</text:p>
          </table:table-cell>
          <table:table-cell table:formula="of:=[.$M$2]+[.$M$3]*[.A863]+[.$M$4]*[.A863]^2+[.$M$5]*[.A863]^3+[.$M$6]*[.A863]^4+[.$N$2]*[.A863]^5+[.$N$3]*[.A863]^6+[.$N$4]*[.A863]^7+[.$N$5]*[.A863]^8+[.$N$6]*[.A863]^9" office:value-type="float" office:value="13.2985469941179">
            <text:p>13.2985469941</text:p>
          </table:table-cell>
          <table:table-cell table:formula="of:=[.B863]/([.$B$2]+[.B863])*[.$B$1]" office:value-type="float" office:value="1.73993937548046">
            <text:p>1.7399393755</text:p>
          </table:table-cell>
          <table:table-cell table:formula="of:=[.$D$5]*[.C863]-[.$D$4]" office:value-type="float" office:value="1.40432167254697">
            <text:p>1.4043216725</text:p>
          </table:table-cell>
          <table:table-cell table:formula="of:=INT([.D863]/[.$B$1]*1024)" office:value-type="float" office:value="287">
            <text:p>287</text:p>
          </table:table-cell>
          <table:table-cell table:number-columns-repeated="10"/>
        </table:table-row>
        <table:table-row table:style-name="ro2">
          <table:table-cell table:formula="of:=[.A863]+[.$D$1]" office:value-type="float" office:value="65.2000000000006">
            <text:p>65.2</text:p>
          </table:table-cell>
          <table:table-cell table:formula="of:=[.$M$2]+[.$M$3]*[.A864]+[.$M$4]*[.A864]^2+[.$M$5]*[.A864]^3+[.$M$6]*[.A864]^4+[.$N$2]*[.A864]^5+[.$N$3]*[.A864]^6+[.$N$4]*[.A864]^7+[.$N$5]*[.A864]^8+[.$N$6]*[.A864]^9" office:value-type="float" office:value="13.2628117646417">
            <text:p>13.2628117646</text:p>
          </table:table-cell>
          <table:table-cell table:formula="of:=[.B864]/([.$B$2]+[.B864])*[.$B$1]" office:value-type="float" office:value="1.73688805047022">
            <text:p>1.7368880505</text:p>
          </table:table-cell>
          <table:table-cell table:formula="of:=[.$D$5]*[.C864]-[.$D$4]" office:value-type="float" office:value="1.39999328479713">
            <text:p>1.3999932848</text:p>
          </table:table-cell>
          <table:table-cell table:formula="of:=INT([.D864]/[.$B$1]*1024)" office:value-type="float" office:value="286">
            <text:p>286</text:p>
          </table:table-cell>
          <table:table-cell table:number-columns-repeated="10"/>
        </table:table-row>
        <table:table-row table:style-name="ro2">
          <table:table-cell table:formula="of:=[.A864]+[.$D$1]" office:value-type="float" office:value="65.3000000000006">
            <text:p>65.3</text:p>
          </table:table-cell>
          <table:table-cell table:formula="of:=[.$M$2]+[.$M$3]*[.A865]+[.$M$4]*[.A865]^2+[.$M$5]*[.A865]^3+[.$M$6]*[.A865]^4+[.$N$2]*[.A865]^5+[.$N$3]*[.A865]^6+[.$N$4]*[.A865]^7+[.$N$5]*[.A865]^8+[.$N$6]*[.A865]^9" office:value-type="float" office:value="13.2271797213298">
            <text:p>13.2271797213</text:p>
          </table:table-cell>
          <table:table-cell table:formula="of:=[.B865]/([.$B$2]+[.B865])*[.$B$1]" office:value-type="float" office:value="1.73383984371452">
            <text:p>1.7338398437</text:p>
          </table:table-cell>
          <table:table-cell table:formula="of:=[.$D$5]*[.C865]-[.$D$4]" office:value-type="float" office:value="1.39566932037641">
            <text:p>1.3956693204</text:p>
          </table:table-cell>
          <table:table-cell table:formula="of:=INT([.D865]/[.$B$1]*1024)" office:value-type="float" office:value="285">
            <text:p>285</text:p>
          </table:table-cell>
          <table:table-cell table:number-columns-repeated="10"/>
        </table:table-row>
        <table:table-row table:style-name="ro2">
          <table:table-cell table:formula="of:=[.A865]+[.$D$1]" office:value-type="float" office:value="65.4000000000006">
            <text:p>65.4</text:p>
          </table:table-cell>
          <table:table-cell table:formula="of:=[.$M$2]+[.$M$3]*[.A866]+[.$M$4]*[.A866]^2+[.$M$5]*[.A866]^3+[.$M$6]*[.A866]^4+[.$N$2]*[.A866]^5+[.$N$3]*[.A866]^6+[.$N$4]*[.A866]^7+[.$N$5]*[.A866]^8+[.$N$6]*[.A866]^9" office:value-type="float" office:value="13.191650724677">
            <text:p>13.1916507247</text:p>
          </table:table-cell>
          <table:table-cell table:formula="of:=[.B866]/([.$B$2]+[.B866])*[.$B$1]" office:value-type="float" office:value="1.73079477675325">
            <text:p>1.7307947768</text:p>
          </table:table-cell>
          <table:table-cell table:formula="of:=[.$D$5]*[.C866]-[.$D$4]" office:value-type="float" office:value="1.39134980983972">
            <text:p>1.3913498098</text:p>
          </table:table-cell>
          <table:table-cell table:formula="of:=INT([.D866]/[.$B$1]*1024)" office:value-type="float" office:value="284">
            <text:p>284</text:p>
          </table:table-cell>
          <table:table-cell table:number-columns-repeated="10"/>
        </table:table-row>
        <table:table-row table:style-name="ro2">
          <table:table-cell table:formula="of:=[.A866]+[.$D$1]" office:value-type="float" office:value="65.5000000000006">
            <text:p>65.5</text:p>
          </table:table-cell>
          <table:table-cell table:formula="of:=[.$M$2]+[.$M$3]*[.A867]+[.$M$4]*[.A867]^2+[.$M$5]*[.A867]^3+[.$M$6]*[.A867]^4+[.$N$2]*[.A867]^5+[.$N$3]*[.A867]^6+[.$N$4]*[.A867]^7+[.$N$5]*[.A867]^8+[.$N$6]*[.A867]^9" office:value-type="float" office:value="13.1562246349503">
            <text:p>13.156224635</text:p>
          </table:table-cell>
          <table:table-cell table:formula="of:=[.B867]/([.$B$2]+[.B867])*[.$B$1]" office:value-type="float" office:value="1.72775287109162">
            <text:p>1.7277528711</text:p>
          </table:table-cell>
          <table:table-cell table:formula="of:=[.$D$5]*[.C867]-[.$D$4]" office:value-type="float" office:value="1.38703478369279">
            <text:p>1.3870347837</text:p>
          </table:table-cell>
          <table:table-cell table:formula="of:=INT([.D867]/[.$B$1]*1024)" office:value-type="float" office:value="284">
            <text:p>284</text:p>
          </table:table-cell>
          <table:table-cell table:number-columns-repeated="10"/>
        </table:table-row>
        <table:table-row table:style-name="ro2">
          <table:table-cell table:formula="of:=[.A867]+[.$D$1]" office:value-type="float" office:value="65.6000000000006">
            <text:p>65.6</text:p>
          </table:table-cell>
          <table:table-cell table:formula="of:=[.$M$2]+[.$M$3]*[.A868]+[.$M$4]*[.A868]^2+[.$M$5]*[.A868]^3+[.$M$6]*[.A868]^4+[.$N$2]*[.A868]^5+[.$N$3]*[.A868]^6+[.$N$4]*[.A868]^7+[.$N$5]*[.A868]^8+[.$N$6]*[.A868]^9" office:value-type="float" office:value="13.1209013121828">
            <text:p>13.1209013122</text:p>
          </table:table-cell>
          <table:table-cell table:formula="of:=[.B868]/([.$B$2]+[.B868])*[.$B$1]" office:value-type="float" office:value="1.72471414819887">
            <text:p>1.7247141482</text:p>
          </table:table-cell>
          <table:table-cell table:formula="of:=[.$D$5]*[.C868]-[.$D$4]" office:value-type="float" office:value="1.38272427239032">
            <text:p>1.3827242724</text:p>
          </table:table-cell>
          <table:table-cell table:formula="of:=INT([.D868]/[.$B$1]*1024)" office:value-type="float" office:value="283">
            <text:p>283</text:p>
          </table:table-cell>
          <table:table-cell table:number-columns-repeated="10"/>
        </table:table-row>
        <table:table-row table:style-name="ro2">
          <table:table-cell table:formula="of:=[.A868]+[.$D$1]" office:value-type="float" office:value="65.7000000000006">
            <text:p>65.7</text:p>
          </table:table-cell>
          <table:table-cell table:formula="of:=[.$M$2]+[.$M$3]*[.A869]+[.$M$4]*[.A869]^2+[.$M$5]*[.A869]^3+[.$M$6]*[.A869]^4+[.$N$2]*[.A869]^5+[.$N$3]*[.A869]^6+[.$N$4]*[.A869]^7+[.$N$5]*[.A869]^8+[.$N$6]*[.A869]^9" office:value-type="float" office:value="13.0856806161657">
            <text:p>13.0856806162</text:p>
          </table:table-cell>
          <table:table-cell table:formula="of:=[.B869]/([.$B$2]+[.B869])*[.$B$1]" office:value-type="float" office:value="1.7216786295069">
            <text:p>1.7216786295</text:p>
          </table:table-cell>
          <table:table-cell table:formula="of:=[.$D$5]*[.C869]-[.$D$4]" office:value-type="float" office:value="1.37841830633406">
            <text:p>1.3784183063</text:p>
          </table:table-cell>
          <table:table-cell table:formula="of:=INT([.D869]/[.$B$1]*1024)" office:value-type="float" office:value="282">
            <text:p>282</text:p>
          </table:table-cell>
          <table:table-cell table:number-columns-repeated="10"/>
        </table:table-row>
        <table:table-row table:style-name="ro2">
          <table:table-cell table:formula="of:=[.A869]+[.$D$1]" office:value-type="float" office:value="65.8000000000006">
            <text:p>65.8</text:p>
          </table:table-cell>
          <table:table-cell table:formula="of:=[.$M$2]+[.$M$3]*[.A870]+[.$M$4]*[.A870]^2+[.$M$5]*[.A870]^3+[.$M$6]*[.A870]^4+[.$N$2]*[.A870]^5+[.$N$3]*[.A870]^6+[.$N$4]*[.A870]^7+[.$N$5]*[.A870]^8+[.$N$6]*[.A870]^9" office:value-type="float" office:value="13.0505624064429">
            <text:p>13.0505624064</text:p>
          </table:table-cell>
          <table:table-cell table:formula="of:=[.B870]/([.$B$2]+[.B870])*[.$B$1]" office:value-type="float" office:value="1.71864633640903">
            <text:p>1.7186463364</text:p>
          </table:table-cell>
          <table:table-cell table:formula="of:=[.$D$5]*[.C870]-[.$D$4]" office:value-type="float" office:value="1.374116915871">
            <text:p>1.3741169159</text:p>
          </table:table-cell>
          <table:table-cell table:formula="of:=INT([.D870]/[.$B$1]*1024)" office:value-type="float" office:value="281">
            <text:p>281</text:p>
          </table:table-cell>
          <table:table-cell table:number-columns-repeated="10"/>
        </table:table-row>
        <table:table-row table:style-name="ro2">
          <table:table-cell table:formula="of:=[.A870]+[.$D$1]" office:value-type="float" office:value="65.9000000000006">
            <text:p>65.9</text:p>
          </table:table-cell>
          <table:table-cell table:formula="of:=[.$M$2]+[.$M$3]*[.A871]+[.$M$4]*[.A871]^2+[.$M$5]*[.A871]^3+[.$M$6]*[.A871]^4+[.$N$2]*[.A871]^5+[.$N$3]*[.A871]^6+[.$N$4]*[.A871]^7+[.$N$5]*[.A871]^8+[.$N$6]*[.A871]^9" office:value-type="float" office:value="13.0155465423033">
            <text:p>13.0155465423</text:p>
          </table:table-cell>
          <table:table-cell table:formula="of:=[.B871]/([.$B$2]+[.B871])*[.$B$1]" office:value-type="float" office:value="1.71561729025865">
            <text:p>1.7156172903</text:p>
          </table:table-cell>
          <table:table-cell table:formula="of:=[.$D$5]*[.C871]-[.$D$4]" office:value-type="float" office:value="1.36982013129151">
            <text:p>1.3698201313</text:p>
          </table:table-cell>
          <table:table-cell table:formula="of:=INT([.D871]/[.$B$1]*1024)" office:value-type="float" office:value="280">
            <text:p>280</text:p>
          </table:table-cell>
          <table:table-cell table:number-columns-repeated="10"/>
        </table:table-row>
        <table:table-row table:style-name="ro2">
          <table:table-cell table:formula="of:=[.A871]+[.$D$1]" office:value-type="float" office:value="66.0000000000005">
            <text:p>66</text:p>
          </table:table-cell>
          <table:table-cell table:formula="of:=[.$M$2]+[.$M$3]*[.A872]+[.$M$4]*[.A872]^2+[.$M$5]*[.A872]^3+[.$M$6]*[.A872]^4+[.$N$2]*[.A872]^5+[.$N$3]*[.A872]^6+[.$N$4]*[.A872]^7+[.$N$5]*[.A872]^8+[.$N$6]*[.A872]^9" office:value-type="float" office:value="12.9806328827746">
            <text:p>12.9806328828</text:p>
          </table:table-cell>
          <table:table-cell table:formula="of:=[.B872]/([.$B$2]+[.B872])*[.$B$1]" office:value-type="float" office:value="1.71259151236786">
            <text:p>1.7125915124</text:p>
          </table:table-cell>
          <table:table-cell table:formula="of:=[.$D$5]*[.C872]-[.$D$4]" office:value-type="float" office:value="1.3655279828274">
            <text:p>1.3655279828</text:p>
          </table:table-cell>
          <table:table-cell table:formula="of:=INT([.D872]/[.$B$1]*1024)" office:value-type="float" office:value="279">
            <text:p>279</text:p>
          </table:table-cell>
          <table:table-cell table:number-columns-repeated="10"/>
        </table:table-row>
        <table:table-row table:style-name="ro2">
          <table:table-cell table:formula="of:=[.A872]+[.$D$1]" office:value-type="float" office:value="66.1000000000005">
            <text:p>66.1</text:p>
          </table:table-cell>
          <table:table-cell table:formula="of:=[.$M$2]+[.$M$3]*[.A873]+[.$M$4]*[.A873]^2+[.$M$5]*[.A873]^3+[.$M$6]*[.A873]^4+[.$N$2]*[.A873]^5+[.$N$3]*[.A873]^6+[.$N$4]*[.A873]^7+[.$N$5]*[.A873]^8+[.$N$6]*[.A873]^9" office:value-type="float" office:value="12.9458212866166">
            <text:p>12.9458212866</text:p>
          </table:table-cell>
          <table:table-cell table:formula="of:=[.B873]/([.$B$2]+[.B873])*[.$B$1]" office:value-type="float" office:value="1.70956902400622">
            <text:p>1.709569024</text:p>
          </table:table-cell>
          <table:table-cell table:formula="of:=[.$D$5]*[.C873]-[.$D$4]" office:value-type="float" office:value="1.3612405006501">
            <text:p>1.3612405007</text:p>
          </table:table-cell>
          <table:table-cell table:formula="of:=INT([.D873]/[.$B$1]*1024)" office:value-type="float" office:value="278">
            <text:p>278</text:p>
          </table:table-cell>
          <table:table-cell table:number-columns-repeated="10"/>
        </table:table-row>
        <table:table-row table:style-name="ro2">
          <table:table-cell table:formula="of:=[.A873]+[.$D$1]" office:value-type="float" office:value="66.2000000000005">
            <text:p>66.2</text:p>
          </table:table-cell>
          <table:table-cell table:formula="of:=[.$M$2]+[.$M$3]*[.A874]+[.$M$4]*[.A874]^2+[.$M$5]*[.A874]^3+[.$M$6]*[.A874]^4+[.$N$2]*[.A874]^5+[.$N$3]*[.A874]^6+[.$N$4]*[.A874]^7+[.$N$5]*[.A874]^8+[.$N$6]*[.A874]^9" office:value-type="float" office:value="12.9111116123149">
            <text:p>12.9111116123</text:p>
          </table:table-cell>
          <table:table-cell table:formula="of:=[.B874]/([.$B$2]+[.B874])*[.$B$1]" office:value-type="float" office:value="1.70654984639938">
            <text:p>1.7065498464</text:p>
          </table:table-cell>
          <table:table-cell table:formula="of:=[.$D$5]*[.C874]-[.$D$4]" office:value-type="float" office:value="1.35695771486878">
            <text:p>1.3569577149</text:p>
          </table:table-cell>
          <table:table-cell table:formula="of:=INT([.D874]/[.$B$1]*1024)" office:value-type="float" office:value="277">
            <text:p>277</text:p>
          </table:table-cell>
          <table:table-cell table:number-columns-repeated="10"/>
        </table:table-row>
        <table:table-row table:style-name="ro2">
          <table:table-cell table:formula="of:=[.A874]+[.$D$1]" office:value-type="float" office:value="66.3000000000005">
            <text:p>66.3</text:p>
          </table:table-cell>
          <table:table-cell table:formula="of:=[.$M$2]+[.$M$3]*[.A875]+[.$M$4]*[.A875]^2+[.$M$5]*[.A875]^3+[.$M$6]*[.A875]^4+[.$N$2]*[.A875]^5+[.$N$3]*[.A875]^6+[.$N$4]*[.A875]^7+[.$N$5]*[.A875]^8+[.$N$6]*[.A875]^9" office:value-type="float" office:value="12.8765037180743">
            <text:p>12.8765037181</text:p>
          </table:table-cell>
          <table:table-cell table:formula="of:=[.B875]/([.$B$2]+[.B875])*[.$B$1]" office:value-type="float" office:value="1.70353400072779">
            <text:p>1.7035340007</text:p>
          </table:table-cell>
          <table:table-cell table:formula="of:=[.$D$5]*[.C875]-[.$D$4]" office:value-type="float" office:value="1.35267965552849">
            <text:p>1.3526796555</text:p>
          </table:table-cell>
          <table:table-cell table:formula="of:=INT([.D875]/[.$B$1]*1024)" office:value-type="float" office:value="277">
            <text:p>277</text:p>
          </table:table-cell>
          <table:table-cell table:number-columns-repeated="10"/>
        </table:table-row>
        <table:table-row table:style-name="ro2">
          <table:table-cell table:formula="of:=[.A875]+[.$D$1]" office:value-type="float" office:value="66.4000000000005">
            <text:p>66.4</text:p>
          </table:table-cell>
          <table:table-cell table:formula="of:=[.$M$2]+[.$M$3]*[.A876]+[.$M$4]*[.A876]^2+[.$M$5]*[.A876]^3+[.$M$6]*[.A876]^4+[.$N$2]*[.A876]^5+[.$N$3]*[.A876]^6+[.$N$4]*[.A876]^7+[.$N$5]*[.A876]^8+[.$N$6]*[.A876]^9" office:value-type="float" office:value="12.8419974618127">
            <text:p>12.8419974618</text:p>
          </table:table-cell>
          <table:table-cell table:formula="of:=[.B876]/([.$B$2]+[.B876])*[.$B$1]" office:value-type="float" office:value="1.70052150812536">
            <text:p>1.7005215081</text:p>
          </table:table-cell>
          <table:table-cell table:formula="of:=[.$D$5]*[.C876]-[.$D$4]" office:value-type="float" office:value="1.34840635260826">
            <text:p>1.3484063526</text:p>
          </table:table-cell>
          <table:table-cell table:formula="of:=INT([.D876]/[.$B$1]*1024)" office:value-type="float" office:value="276">
            <text:p>276</text:p>
          </table:table-cell>
          <table:table-cell table:number-columns-repeated="10"/>
        </table:table-row>
        <table:table-row table:style-name="ro2">
          <table:table-cell table:formula="of:=[.A876]+[.$D$1]" office:value-type="float" office:value="66.5000000000005">
            <text:p>66.5</text:p>
          </table:table-cell>
          <table:table-cell table:formula="of:=[.$M$2]+[.$M$3]*[.A877]+[.$M$4]*[.A877]^2+[.$M$5]*[.A877]^3+[.$M$6]*[.A877]^4+[.$N$2]*[.A877]^5+[.$N$3]*[.A877]^6+[.$N$4]*[.A877]^7+[.$N$5]*[.A877]^8+[.$N$6]*[.A877]^9" office:value-type="float" office:value="12.8075927011546">
            <text:p>12.8075927012</text:p>
          </table:table-cell>
          <table:table-cell table:formula="of:=[.B877]/([.$B$2]+[.B877])*[.$B$1]" office:value-type="float" office:value="1.69751238967818">
            <text:p>1.6975123897</text:p>
          </table:table-cell>
          <table:table-cell table:formula="of:=[.$D$5]*[.C877]-[.$D$4]" office:value-type="float" office:value="1.34413783601928">
            <text:p>1.344137836</text:p>
          </table:table-cell>
          <table:table-cell table:formula="of:=INT([.D877]/[.$B$1]*1024)" office:value-type="float" office:value="275">
            <text:p>275</text:p>
          </table:table-cell>
          <table:table-cell table:number-columns-repeated="10"/>
        </table:table-row>
        <table:table-row table:style-name="ro2">
          <table:table-cell table:formula="of:=[.A877]+[.$D$1]" office:value-type="float" office:value="66.6000000000005">
            <text:p>66.6</text:p>
          </table:table-cell>
          <table:table-cell table:formula="of:=[.$M$2]+[.$M$3]*[.A878]+[.$M$4]*[.A878]^2+[.$M$5]*[.A878]^3+[.$M$6]*[.A878]^4+[.$N$2]*[.A878]^5+[.$N$3]*[.A878]^6+[.$N$4]*[.A878]^7+[.$N$5]*[.A878]^8+[.$N$6]*[.A878]^9" office:value-type="float" office:value="12.7732892934251">
            <text:p>12.7732892934</text:p>
          </table:table-cell>
          <table:table-cell table:formula="of:=[.B878]/([.$B$2]+[.B878])*[.$B$1]" office:value-type="float" office:value="1.69450666642314">
            <text:p>1.6945066664</text:p>
          </table:table-cell>
          <table:table-cell table:formula="of:=[.$D$5]*[.C878]-[.$D$4]" office:value-type="float" office:value="1.33987413560295">
            <text:p>1.3398741356</text:p>
          </table:table-cell>
          <table:table-cell table:formula="of:=INT([.D878]/[.$B$1]*1024)" office:value-type="float" office:value="274">
            <text:p>274</text:p>
          </table:table-cell>
          <table:table-cell table:number-columns-repeated="10"/>
        </table:table-row>
        <table:table-row table:style-name="ro2">
          <table:table-cell table:formula="of:=[.A878]+[.$D$1]" office:value-type="float" office:value="66.7000000000005">
            <text:p>66.7</text:p>
          </table:table-cell>
          <table:table-cell table:formula="of:=[.$M$2]+[.$M$3]*[.A879]+[.$M$4]*[.A879]^2+[.$M$5]*[.A879]^3+[.$M$6]*[.A879]^4+[.$N$2]*[.A879]^5+[.$N$3]*[.A879]^6+[.$N$4]*[.A879]^7+[.$N$5]*[.A879]^8+[.$N$6]*[.A879]^9" office:value-type="float" office:value="12.7390870956436">
            <text:p>12.7390870956</text:p>
          </table:table-cell>
          <table:table-cell table:formula="of:=[.B879]/([.$B$2]+[.B879])*[.$B$1]" office:value-type="float" office:value="1.69150435934664">
            <text:p>1.6915043593</text:p>
          </table:table-cell>
          <table:table-cell table:formula="of:=[.$D$5]*[.C879]-[.$D$4]" office:value-type="float" office:value="1.33561528112905">
            <text:p>1.3356152811</text:p>
          </table:table-cell>
          <table:table-cell table:formula="of:=INT([.D879]/[.$B$1]*1024)" office:value-type="float" office:value="273">
            <text:p>273</text:p>
          </table:table-cell>
          <table:table-cell table:number-columns-repeated="10"/>
        </table:table-row>
        <table:table-row table:style-name="ro2">
          <table:table-cell table:formula="of:=[.A879]+[.$D$1]" office:value-type="float" office:value="66.8000000000005">
            <text:p>66.8</text:p>
          </table:table-cell>
          <table:table-cell table:formula="of:=[.$M$2]+[.$M$3]*[.A880]+[.$M$4]*[.A880]^2+[.$M$5]*[.A880]^3+[.$M$6]*[.A880]^4+[.$N$2]*[.A880]^5+[.$N$3]*[.A880]^6+[.$N$4]*[.A880]^7+[.$N$5]*[.A880]^8+[.$N$6]*[.A880]^9" office:value-type="float" office:value="12.7049859645182">
            <text:p>12.7049859645</text:p>
          </table:table-cell>
          <table:table-cell table:formula="of:=[.B880]/([.$B$2]+[.B880])*[.$B$1]" office:value-type="float" office:value="1.68850548938332">
            <text:p>1.6885054894</text:p>
          </table:table-cell>
          <table:table-cell table:formula="of:=[.$D$5]*[.C880]-[.$D$4]" office:value-type="float" office:value="1.33136130229394">
            <text:p>1.3313613023</text:p>
          </table:table-cell>
          <table:table-cell table:formula="of:=INT([.D880]/[.$B$1]*1024)" office:value-type="float" office:value="272">
            <text:p>272</text:p>
          </table:table-cell>
          <table:table-cell table:number-columns-repeated="10"/>
        </table:table-row>
        <table:table-row table:style-name="ro2">
          <table:table-cell table:formula="of:=[.A880]+[.$D$1]" office:value-type="float" office:value="66.9000000000005">
            <text:p>66.9</text:p>
          </table:table-cell>
          <table:table-cell table:formula="of:=[.$M$2]+[.$M$3]*[.A881]+[.$M$4]*[.A881]^2+[.$M$5]*[.A881]^3+[.$M$6]*[.A881]^4+[.$N$2]*[.A881]^5+[.$N$3]*[.A881]^6+[.$N$4]*[.A881]^7+[.$N$5]*[.A881]^8+[.$N$6]*[.A881]^9" office:value-type="float" office:value="12.6709857564394">
            <text:p>12.6709857564</text:p>
          </table:table-cell>
          <table:table-cell table:formula="of:=[.B881]/([.$B$2]+[.B881])*[.$B$1]" office:value-type="float" office:value="1.68551007741465">
            <text:p>1.6855100774</text:p>
          </table:table-cell>
          <table:table-cell table:formula="of:=[.$D$5]*[.C881]-[.$D$4]" office:value-type="float" office:value="1.32711222871857">
            <text:p>1.3271122287</text:p>
          </table:table-cell>
          <table:table-cell table:formula="of:=INT([.D881]/[.$B$1]*1024)" office:value-type="float" office:value="271">
            <text:p>271</text:p>
          </table:table-cell>
          <table:table-cell table:number-columns-repeated="10"/>
        </table:table-row>
        <table:table-row table:style-name="ro2">
          <table:table-cell table:formula="of:=[.A881]+[.$D$1]" office:value-type="float" office:value="67.0000000000005">
            <text:p>67</text:p>
          </table:table-cell>
          <table:table-cell table:formula="of:=[.$M$2]+[.$M$3]*[.A882]+[.$M$4]*[.A882]^2+[.$M$5]*[.A882]^3+[.$M$6]*[.A882]^4+[.$N$2]*[.A882]^5+[.$N$3]*[.A882]^6+[.$N$4]*[.A882]^7+[.$N$5]*[.A882]^8+[.$N$6]*[.A882]^9" office:value-type="float" office:value="12.6370863274741">
            <text:p>12.6370863275</text:p>
          </table:table-cell>
          <table:table-cell table:formula="of:=[.B882]/([.$B$2]+[.B882])*[.$B$1]" office:value-type="float" office:value="1.68251814426769">
            <text:p>1.6825181443</text:p>
          </table:table-cell>
          <table:table-cell table:formula="of:=[.$D$5]*[.C882]-[.$D$4]" office:value-type="float" office:value="1.32286808994667">
            <text:p>1.3228680899</text:p>
          </table:table-cell>
          <table:table-cell table:formula="of:=INT([.D882]/[.$B$1]*1024)" office:value-type="float" office:value="270">
            <text:p>270</text:p>
          </table:table-cell>
          <table:table-cell table:number-columns-repeated="10"/>
        </table:table-row>
        <table:table-row table:style-name="ro2">
          <table:table-cell table:formula="of:=[.A882]+[.$D$1]" office:value-type="float" office:value="67.1000000000005">
            <text:p>67.1</text:p>
          </table:table-cell>
          <table:table-cell table:formula="of:=[.$M$2]+[.$M$3]*[.A883]+[.$M$4]*[.A883]^2+[.$M$5]*[.A883]^3+[.$M$6]*[.A883]^4+[.$N$2]*[.A883]^5+[.$N$3]*[.A883]^6+[.$N$4]*[.A883]^7+[.$N$5]*[.A883]^8+[.$N$6]*[.A883]^9" office:value-type="float" office:value="12.6032875333603">
            <text:p>12.6032875334</text:p>
          </table:table-cell>
          <table:table-cell table:formula="of:=[.B883]/([.$B$2]+[.B883])*[.$B$1]" office:value-type="float" office:value="1.67952971071375">
            <text:p>1.6795297107</text:p>
          </table:table-cell>
          <table:table-cell table:formula="of:=[.$D$5]*[.C883]-[.$D$4]" office:value-type="float" office:value="1.31862891544291">
            <text:p>1.3186289154</text:p>
          </table:table-cell>
          <table:table-cell table:formula="of:=INT([.D883]/[.$B$1]*1024)" office:value-type="float" office:value="270">
            <text:p>270</text:p>
          </table:table-cell>
          <table:table-cell table:number-columns-repeated="10"/>
        </table:table-row>
        <table:table-row table:style-name="ro2">
          <table:table-cell table:formula="of:=[.A883]+[.$D$1]" office:value-type="float" office:value="67.2000000000005">
            <text:p>67.2</text:p>
          </table:table-cell>
          <table:table-cell table:formula="of:=[.$M$2]+[.$M$3]*[.A884]+[.$M$4]*[.A884]^2+[.$M$5]*[.A884]^3+[.$M$6]*[.A884]^4+[.$N$2]*[.A884]^5+[.$N$3]*[.A884]^6+[.$N$4]*[.A884]^7+[.$N$5]*[.A884]^8+[.$N$6]*[.A884]^9" office:value-type="float" office:value="12.5695892295007">
            <text:p>12.5695892295</text:p>
          </table:table-cell>
          <table:table-cell table:formula="of:=[.B884]/([.$B$2]+[.B884])*[.$B$1]" office:value-type="float" office:value="1.67654479746704">
            <text:p>1.6765447975</text:p>
          </table:table-cell>
          <table:table-cell table:formula="of:=[.$D$5]*[.C884]-[.$D$4]" office:value-type="float" office:value="1.31439473459098">
            <text:p>1.3143947346</text:p>
          </table:table-cell>
          <table:table-cell table:formula="of:=INT([.D884]/[.$B$1]*1024)" office:value-type="float" office:value="269">
            <text:p>269</text:p>
          </table:table-cell>
          <table:table-cell table:number-columns-repeated="10"/>
        </table:table-row>
        <table:table-row table:style-name="ro2">
          <table:table-cell table:formula="of:=[.A884]+[.$D$1]" office:value-type="float" office:value="67.3000000000005">
            <text:p>67.3</text:p>
          </table:table-cell>
          <table:table-cell table:formula="of:=[.$M$2]+[.$M$3]*[.A885]+[.$M$4]*[.A885]^2+[.$M$5]*[.A885]^3+[.$M$6]*[.A885]^4+[.$N$2]*[.A885]^5+[.$N$3]*[.A885]^6+[.$N$4]*[.A885]^7+[.$N$5]*[.A885]^8+[.$N$6]*[.A885]^9" office:value-type="float" office:value="12.5359912709576">
            <text:p>12.535991271</text:p>
          </table:table-cell>
          <table:table-cell table:formula="of:=[.B885]/([.$B$2]+[.B885])*[.$B$1]" office:value-type="float" office:value="1.6735634251834">
            <text:p>1.6735634252</text:p>
          </table:table-cell>
          <table:table-cell table:formula="of:=[.$D$5]*[.C885]-[.$D$4]" office:value-type="float" office:value="1.31016557669174">
            <text:p>1.3101655767</text:p>
          </table:table-cell>
          <table:table-cell table:formula="of:=INT([.D885]/[.$B$1]*1024)" office:value-type="float" office:value="268">
            <text:p>268</text:p>
          </table:table-cell>
          <table:table-cell table:number-columns-repeated="10"/>
        </table:table-row>
        <table:table-row table:style-name="ro2">
          <table:table-cell table:formula="of:=[.A885]+[.$D$1]" office:value-type="float" office:value="67.4000000000005">
            <text:p>67.4</text:p>
          </table:table-cell>
          <table:table-cell table:formula="of:=[.$M$2]+[.$M$3]*[.A886]+[.$M$4]*[.A886]^2+[.$M$5]*[.A886]^3+[.$M$6]*[.A886]^4+[.$N$2]*[.A886]^5+[.$N$3]*[.A886]^6+[.$N$4]*[.A886]^7+[.$N$5]*[.A886]^8+[.$N$6]*[.A886]^9" office:value-type="float" office:value="12.5024935124472">
            <text:p>12.5024935124</text:p>
          </table:table-cell>
          <table:table-cell table:formula="of:=[.B886]/([.$B$2]+[.B886])*[.$B$1]" office:value-type="float" office:value="1.670585614459">
            <text:p>1.6705856145</text:p>
          </table:table-cell>
          <table:table-cell table:formula="of:=[.$D$5]*[.C886]-[.$D$4]" office:value-type="float" office:value="1.3059414709614">
            <text:p>1.305941471</text:p>
          </table:table-cell>
          <table:table-cell table:formula="of:=INT([.D886]/[.$B$1]*1024)" office:value-type="float" office:value="267">
            <text:p>267</text:p>
          </table:table-cell>
          <table:table-cell table:number-columns-repeated="10"/>
        </table:table-row>
        <table:table-row table:style-name="ro2">
          <table:table-cell table:formula="of:=[.A886]+[.$D$1]" office:value-type="float" office:value="67.5000000000005">
            <text:p>67.5</text:p>
          </table:table-cell>
          <table:table-cell table:formula="of:=[.$M$2]+[.$M$3]*[.A887]+[.$M$4]*[.A887]^2+[.$M$5]*[.A887]^3+[.$M$6]*[.A887]^4+[.$N$2]*[.A887]^5+[.$N$3]*[.A887]^6+[.$N$4]*[.A887]^7+[.$N$5]*[.A887]^8+[.$N$6]*[.A887]^9" office:value-type="float" office:value="12.4690958083338">
            <text:p>12.4690958083</text:p>
          </table:table-cell>
          <table:table-cell table:formula="of:=[.B887]/([.$B$2]+[.B887])*[.$B$1]" office:value-type="float" office:value="1.66761138582894">
            <text:p>1.6676113858</text:p>
          </table:table-cell>
          <table:table-cell table:formula="of:=[.$D$5]*[.C887]-[.$D$4]" office:value-type="float" office:value="1.30172244652961">
            <text:p>1.3017224465</text:p>
          </table:table-cell>
          <table:table-cell table:formula="of:=INT([.D887]/[.$B$1]*1024)" office:value-type="float" office:value="266">
            <text:p>266</text:p>
          </table:table-cell>
          <table:table-cell table:number-columns-repeated="10"/>
        </table:table-row>
        <table:table-row table:style-name="ro2">
          <table:table-cell table:formula="of:=[.A887]+[.$D$1]" office:value-type="float" office:value="67.6000000000005">
            <text:p>67.6</text:p>
          </table:table-cell>
          <table:table-cell table:formula="of:=[.$M$2]+[.$M$3]*[.A888]+[.$M$4]*[.A888]^2+[.$M$5]*[.A888]^3+[.$M$6]*[.A888]^4+[.$N$2]*[.A888]^5+[.$N$3]*[.A888]^6+[.$N$4]*[.A888]^7+[.$N$5]*[.A888]^8+[.$N$6]*[.A888]^9" office:value-type="float" office:value="12.4357980126249">
            <text:p>12.4357980126</text:p>
          </table:table-cell>
          <table:table-cell table:formula="of:=[.B888]/([.$B$2]+[.B888])*[.$B$1]" office:value-type="float" office:value="1.66464075976607">
            <text:p>1.6646407598</text:p>
          </table:table-cell>
          <table:table-cell table:formula="of:=[.$D$5]*[.C888]-[.$D$4]" office:value-type="float" office:value="1.29750853243763">
            <text:p>1.2975085324</text:p>
          </table:table-cell>
          <table:table-cell table:formula="of:=INT([.D888]/[.$B$1]*1024)" office:value-type="float" office:value="265">
            <text:p>265</text:p>
          </table:table-cell>
          <table:table-cell table:number-columns-repeated="10"/>
        </table:table-row>
        <table:table-row table:style-name="ro2">
          <table:table-cell table:formula="of:=[.A888]+[.$D$1]" office:value-type="float" office:value="67.7000000000004">
            <text:p>67.7</text:p>
          </table:table-cell>
          <table:table-cell table:formula="of:=[.$M$2]+[.$M$3]*[.A889]+[.$M$4]*[.A889]^2+[.$M$5]*[.A889]^3+[.$M$6]*[.A889]^4+[.$N$2]*[.A889]^5+[.$N$3]*[.A889]^6+[.$N$4]*[.A889]^7+[.$N$5]*[.A889]^8+[.$N$6]*[.A889]^9" office:value-type="float" office:value="12.4025999789651">
            <text:p>12.402599979</text:p>
          </table:table-cell>
          <table:table-cell table:formula="of:=[.B889]/([.$B$2]+[.B889])*[.$B$1]" office:value-type="float" office:value="1.66167375667956">
            <text:p>1.6616737567</text:p>
          </table:table-cell>
          <table:table-cell table:formula="of:=[.$D$5]*[.C889]-[.$D$4]" office:value-type="float" office:value="1.29329975763643">
            <text:p>1.2932997576</text:p>
          </table:table-cell>
          <table:table-cell table:formula="of:=INT([.D889]/[.$B$1]*1024)" office:value-type="float" office:value="264">
            <text:p>264</text:p>
          </table:table-cell>
          <table:table-cell table:number-columns-repeated="10"/>
        </table:table-row>
        <table:table-row table:style-name="ro2">
          <table:table-cell table:formula="of:=[.A889]+[.$D$1]" office:value-type="float" office:value="67.8000000000004">
            <text:p>67.8</text:p>
          </table:table-cell>
          <table:table-cell table:formula="of:=[.$M$2]+[.$M$3]*[.A890]+[.$M$4]*[.A890]^2+[.$M$5]*[.A890]^3+[.$M$6]*[.A890]^4+[.$N$2]*[.A890]^5+[.$N$3]*[.A890]^6+[.$N$4]*[.A890]^7+[.$N$5]*[.A890]^8+[.$N$6]*[.A890]^9" office:value-type="float" office:value="12.3695015606316">
            <text:p>12.3695015606</text:p>
          </table:table-cell>
          <table:table-cell table:formula="of:=[.B890]/([.$B$2]+[.B890])*[.$B$1]" office:value-type="float" office:value="1.65871039691368">
            <text:p>1.6587103969</text:p>
          </table:table-cell>
          <table:table-cell table:formula="of:=[.$D$5]*[.C890]-[.$D$4]" office:value-type="float" office:value="1.2890961509849">
            <text:p>1.289096151</text:p>
          </table:table-cell>
          <table:table-cell table:formula="of:=INT([.D890]/[.$B$1]*1024)" office:value-type="float" office:value="264">
            <text:p>264</text:p>
          </table:table-cell>
          <table:table-cell table:number-columns-repeated="10"/>
        </table:table-row>
        <table:table-row table:style-name="ro2">
          <table:table-cell table:formula="of:=[.A890]+[.$D$1]" office:value-type="float" office:value="67.9000000000004">
            <text:p>67.9</text:p>
          </table:table-cell>
          <table:table-cell table:formula="of:=[.$M$2]+[.$M$3]*[.A891]+[.$M$4]*[.A891]^2+[.$M$5]*[.A891]^3+[.$M$6]*[.A891]^4+[.$N$2]*[.A891]^5+[.$N$3]*[.A891]^6+[.$N$4]*[.A891]^7+[.$N$5]*[.A891]^8+[.$N$6]*[.A891]^9" office:value-type="float" office:value="12.3365026105283">
            <text:p>12.3365026105</text:p>
          </table:table-cell>
          <table:table-cell table:formula="of:=[.B891]/([.$B$2]+[.B891])*[.$B$1]" office:value-type="float" office:value="1.65575070074643">
            <text:p>1.6557507007</text:p>
          </table:table-cell>
          <table:table-cell table:formula="of:=[.$D$5]*[.C891]-[.$D$4]" office:value-type="float" office:value="1.28489774124796">
            <text:p>1.2848977412</text:p>
          </table:table-cell>
          <table:table-cell table:formula="of:=INT([.D891]/[.$B$1]*1024)" office:value-type="float" office:value="263">
            <text:p>263</text:p>
          </table:table-cell>
          <table:table-cell table:number-columns-repeated="10"/>
        </table:table-row>
        <table:table-row table:style-name="ro2">
          <table:table-cell table:formula="of:=[.A891]+[.$D$1]" office:value-type="float" office:value="68.0000000000004">
            <text:p>68</text:p>
          </table:table-cell>
          <table:table-cell table:formula="of:=[.$M$2]+[.$M$3]*[.A892]+[.$M$4]*[.A892]^2+[.$M$5]*[.A892]^3+[.$M$6]*[.A892]^4+[.$N$2]*[.A892]^5+[.$N$3]*[.A892]^6+[.$N$4]*[.A892]^7+[.$N$5]*[.A892]^8+[.$N$6]*[.A892]^9" office:value-type="float" office:value="12.303602981181">
            <text:p>12.3036029812</text:p>
          </table:table-cell>
          <table:table-cell table:formula="of:=[.B892]/([.$B$2]+[.B892])*[.$B$1]" office:value-type="float" office:value="1.65279468838828">
            <text:p>1.6527946884</text:p>
          </table:table-cell>
          <table:table-cell table:formula="of:=[.$D$5]*[.C892]-[.$D$4]" office:value-type="float" office:value="1.2807045570947">
            <text:p>1.2807045571</text:p>
          </table:table-cell>
          <table:table-cell table:formula="of:=INT([.D892]/[.$B$1]*1024)" office:value-type="float" office:value="262">
            <text:p>262</text:p>
          </table:table-cell>
          <table:table-cell table:number-columns-repeated="10"/>
        </table:table-row>
        <table:table-row table:style-name="ro2">
          <table:table-cell table:formula="of:=[.A892]+[.$D$1]" office:value-type="float" office:value="68.1000000000004">
            <text:p>68.1</text:p>
          </table:table-cell>
          <table:table-cell table:formula="of:=[.$M$2]+[.$M$3]*[.A893]+[.$M$4]*[.A893]^2+[.$M$5]*[.A893]^3+[.$M$6]*[.A893]^4+[.$N$2]*[.A893]^5+[.$N$3]*[.A893]^6+[.$N$4]*[.A893]^7+[.$N$5]*[.A893]^8+[.$N$6]*[.A893]^9" office:value-type="float" office:value="12.2708025247325">
            <text:p>12.2708025247</text:p>
          </table:table-cell>
          <table:table-cell table:formula="of:=[.B893]/([.$B$2]+[.B893])*[.$B$1]" office:value-type="float" office:value="1.64984237998085">
            <text:p>1.64984238</text:p>
          </table:table-cell>
          <table:table-cell table:formula="of:=[.$D$5]*[.C893]-[.$D$4]" office:value-type="float" office:value="1.27651662709655">
            <text:p>1.2765166271</text:p>
          </table:table-cell>
          <table:table-cell table:formula="of:=INT([.D893]/[.$B$1]*1024)" office:value-type="float" office:value="261">
            <text:p>261</text:p>
          </table:table-cell>
          <table:table-cell table:number-columns-repeated="10"/>
        </table:table-row>
        <table:table-row table:style-name="ro2">
          <table:table-cell table:formula="of:=[.A893]+[.$D$1]" office:value-type="float" office:value="68.2000000000004">
            <text:p>68.2</text:p>
          </table:table-cell>
          <table:table-cell table:formula="of:=[.$M$2]+[.$M$3]*[.A894]+[.$M$4]*[.A894]^2+[.$M$5]*[.A894]^3+[.$M$6]*[.A894]^4+[.$N$2]*[.A894]^5+[.$N$3]*[.A894]^6+[.$N$4]*[.A894]^7+[.$N$5]*[.A894]^8+[.$N$6]*[.A894]^9" office:value-type="float" office:value="12.2381010929371">
            <text:p>12.2381010929</text:p>
          </table:table-cell>
          <table:table-cell table:formula="of:=[.B894]/([.$B$2]+[.B894])*[.$B$1]" office:value-type="float" office:value="1.6468937955956">
            <text:p>1.6468937956</text:p>
          </table:table-cell>
          <table:table-cell table:formula="of:=[.$D$5]*[.C894]-[.$D$4]" office:value-type="float" office:value="1.27233397972545">
            <text:p>1.2723339797</text:p>
          </table:table-cell>
          <table:table-cell table:formula="of:=INT([.D894]/[.$B$1]*1024)" office:value-type="float" office:value="260">
            <text:p>260</text:p>
          </table:table-cell>
          <table:table-cell table:number-columns-repeated="10"/>
        </table:table-row>
        <table:table-row table:style-name="ro2">
          <table:table-cell table:formula="of:=[.A894]+[.$D$1]" office:value-type="float" office:value="68.3000000000004">
            <text:p>68.3</text:p>
          </table:table-cell>
          <table:table-cell table:formula="of:=[.$M$2]+[.$M$3]*[.A895]+[.$M$4]*[.A895]^2+[.$M$5]*[.A895]^3+[.$M$6]*[.A895]^4+[.$N$2]*[.A895]^5+[.$N$3]*[.A895]^6+[.$N$4]*[.A895]^7+[.$N$5]*[.A895]^8+[.$N$6]*[.A895]^9" office:value-type="float" office:value="12.2054985371563">
            <text:p>12.2054985372</text:p>
          </table:table-cell>
          <table:table-cell table:formula="of:=[.B895]/([.$B$2]+[.B895])*[.$B$1]" office:value-type="float" office:value="1.64394895523259">
            <text:p>1.6439489552</text:p>
          </table:table-cell>
          <table:table-cell table:formula="of:=[.$D$5]*[.C895]-[.$D$4]" office:value-type="float" office:value="1.268156643352">
            <text:p>1.2681566434</text:p>
          </table:table-cell>
          <table:table-cell table:formula="of:=INT([.D895]/[.$B$1]*1024)" office:value-type="float" office:value="259">
            <text:p>259</text:p>
          </table:table-cell>
          <table:table-cell table:number-columns-repeated="10"/>
        </table:table-row>
        <table:table-row table:style-name="ro2">
          <table:table-cell table:formula="of:=[.A895]+[.$D$1]" office:value-type="float" office:value="68.4000000000004">
            <text:p>68.4</text:p>
          </table:table-cell>
          <table:table-cell table:formula="of:=[.$M$2]+[.$M$3]*[.A896]+[.$M$4]*[.A896]^2+[.$M$5]*[.A896]^3+[.$M$6]*[.A896]^4+[.$N$2]*[.A896]^5+[.$N$3]*[.A896]^6+[.$N$4]*[.A896]^7+[.$N$5]*[.A896]^8+[.$N$6]*[.A896]^9" office:value-type="float" office:value="12.1729947083532">
            <text:p>12.1729947084</text:p>
          </table:table-cell>
          <table:table-cell table:formula="of:=[.B896]/([.$B$2]+[.B896])*[.$B$1]" office:value-type="float" office:value="1.64100787881909">
            <text:p>1.6410078788</text:p>
          </table:table-cell>
          <table:table-cell table:formula="of:=[.$D$5]*[.C896]-[.$D$4]" office:value-type="float" office:value="1.26398464624359">
            <text:p>1.2639846462</text:p>
          </table:table-cell>
          <table:table-cell table:formula="of:=INT([.D896]/[.$B$1]*1024)" office:value-type="float" office:value="258">
            <text:p>258</text:p>
          </table:table-cell>
          <table:table-cell table:number-columns-repeated="10"/>
        </table:table-row>
        <table:table-row table:style-name="ro2">
          <table:table-cell table:formula="of:=[.A896]+[.$D$1]" office:value-type="float" office:value="68.5000000000004">
            <text:p>68.5</text:p>
          </table:table-cell>
          <table:table-cell table:formula="of:=[.$M$2]+[.$M$3]*[.A897]+[.$M$4]*[.A897]^2+[.$M$5]*[.A897]^3+[.$M$6]*[.A897]^4+[.$N$2]*[.A897]^5+[.$N$3]*[.A897]^6+[.$N$4]*[.A897]^7+[.$N$5]*[.A897]^8+[.$N$6]*[.A897]^9" office:value-type="float" office:value="12.1405894570884">
            <text:p>12.1405894571</text:p>
          </table:table-cell>
          <table:table-cell table:formula="of:=[.B897]/([.$B$2]+[.B897])*[.$B$1]" office:value-type="float" office:value="1.63807058620837">
            <text:p>1.6380705862</text:p>
          </table:table-cell>
          <table:table-cell table:formula="of:=[.$D$5]*[.C897]-[.$D$4]" office:value-type="float" office:value="1.25981801656263">
            <text:p>1.2598180166</text:p>
          </table:table-cell>
          <table:table-cell table:formula="of:=INT([.D897]/[.$B$1]*1024)" office:value-type="float" office:value="258">
            <text:p>258</text:p>
          </table:table-cell>
          <table:table-cell table:number-columns-repeated="10"/>
        </table:table-row>
        <table:table-row table:style-name="ro2">
          <table:table-cell table:formula="of:=[.A897]+[.$D$1]" office:value-type="float" office:value="68.6000000000004">
            <text:p>68.6</text:p>
          </table:table-cell>
          <table:table-cell table:formula="of:=[.$M$2]+[.$M$3]*[.A898]+[.$M$4]*[.A898]^2+[.$M$5]*[.A898]^3+[.$M$6]*[.A898]^4+[.$N$2]*[.A898]^5+[.$N$3]*[.A898]^6+[.$N$4]*[.A898]^7+[.$N$5]*[.A898]^8+[.$N$6]*[.A898]^9" office:value-type="float" office:value="12.1082826335148">
            <text:p>12.1082826335</text:p>
          </table:table-cell>
          <table:table-cell table:formula="of:=[.B898]/([.$B$2]+[.B898])*[.$B$1]" office:value-type="float" office:value="1.63513709717837">
            <text:p>1.6351370972</text:p>
          </table:table-cell>
          <table:table-cell table:formula="of:=[.$D$5]*[.C898]-[.$D$4]" office:value-type="float" office:value="1.25565678236465">
            <text:p>1.2556567824</text:p>
          </table:table-cell>
          <table:table-cell table:formula="of:=INT([.D898]/[.$B$1]*1024)" office:value-type="float" office:value="257">
            <text:p>257</text:p>
          </table:table-cell>
          <table:table-cell table:number-columns-repeated="10"/>
        </table:table-row>
        <table:table-row table:style-name="ro2">
          <table:table-cell table:formula="of:=[.A898]+[.$D$1]" office:value-type="float" office:value="68.7000000000004">
            <text:p>68.7</text:p>
          </table:table-cell>
          <table:table-cell table:formula="of:=[.$M$2]+[.$M$3]*[.A899]+[.$M$4]*[.A899]^2+[.$M$5]*[.A899]^3+[.$M$6]*[.A899]^4+[.$N$2]*[.A899]^5+[.$N$3]*[.A899]^6+[.$N$4]*[.A899]^7+[.$N$5]*[.A899]^8+[.$N$6]*[.A899]^9" office:value-type="float" office:value="12.0760740873733">
            <text:p>12.0760740874</text:p>
          </table:table-cell>
          <table:table-cell table:formula="of:=[.B899]/([.$B$2]+[.B899])*[.$B$1]" office:value-type="float" office:value="1.63220743143042">
            <text:p>1.6322074314</text:p>
          </table:table-cell>
          <table:table-cell table:formula="of:=[.$D$5]*[.C899]-[.$D$4]" office:value-type="float" office:value="1.25150097159655">
            <text:p>1.2515009716</text:p>
          </table:table-cell>
          <table:table-cell table:formula="of:=INT([.D899]/[.$B$1]*1024)" office:value-type="float" office:value="256">
            <text:p>256</text:p>
          </table:table-cell>
          <table:table-cell table:number-columns-repeated="10"/>
        </table:table-row>
        <table:table-row table:style-name="ro2">
          <table:table-cell table:formula="of:=[.A899]+[.$D$1]" office:value-type="float" office:value="68.8000000000004">
            <text:p>68.8</text:p>
          </table:table-cell>
          <table:table-cell table:formula="of:=[.$M$2]+[.$M$3]*[.A900]+[.$M$4]*[.A900]^2+[.$M$5]*[.A900]^3+[.$M$6]*[.A900]^4+[.$N$2]*[.A900]^5+[.$N$3]*[.A900]^6+[.$N$4]*[.A900]^7+[.$N$5]*[.A900]^8+[.$N$6]*[.A900]^9" office:value-type="float" office:value="12.0439636679882">
            <text:p>12.043963668</text:p>
          </table:table-cell>
          <table:table-cell table:formula="of:=[.B900]/([.$B$2]+[.B900])*[.$B$1]" office:value-type="float" office:value="1.62928160858796">
            <text:p>1.6292816086</text:p>
          </table:table-cell>
          <table:table-cell table:formula="of:=[.$D$5]*[.C900]-[.$D$4]" office:value-type="float" office:value="1.24735061209469">
            <text:p>1.2473506121</text:p>
          </table:table-cell>
          <table:table-cell table:formula="of:=INT([.D900]/[.$B$1]*1024)" office:value-type="float" office:value="255">
            <text:p>255</text:p>
          </table:table-cell>
          <table:table-cell table:number-columns-repeated="10"/>
        </table:table-row>
        <table:table-row table:style-name="ro2">
          <table:table-cell table:formula="of:=[.A900]+[.$D$1]" office:value-type="float" office:value="68.9000000000004">
            <text:p>68.9</text:p>
          </table:table-cell>
          <table:table-cell table:formula="of:=[.$M$2]+[.$M$3]*[.A901]+[.$M$4]*[.A901]^2+[.$M$5]*[.A901]^3+[.$M$6]*[.A901]^4+[.$N$2]*[.A901]^5+[.$N$3]*[.A901]^6+[.$N$4]*[.A901]^7+[.$N$5]*[.A901]^8+[.$N$6]*[.A901]^9" office:value-type="float" office:value="12.0119512242623">
            <text:p>12.0119512243</text:p>
          </table:table-cell>
          <table:table-cell table:formula="of:=[.B901]/([.$B$2]+[.B901])*[.$B$1]" office:value-type="float" office:value="1.62635964819527">
            <text:p>1.6263596482</text:p>
          </table:table-cell>
          <table:table-cell table:formula="of:=[.$D$5]*[.C901]-[.$D$4]" office:value-type="float" office:value="1.24320573158319">
            <text:p>1.2432057316</text:p>
          </table:table-cell>
          <table:table-cell table:formula="of:=INT([.D901]/[.$B$1]*1024)" office:value-type="float" office:value="254">
            <text:p>254</text:p>
          </table:table-cell>
          <table:table-cell table:number-columns-repeated="10"/>
        </table:table-row>
        <table:table-row table:style-name="ro2">
          <table:table-cell table:formula="of:=[.A901]+[.$D$1]" office:value-type="float" office:value="69.0000000000004">
            <text:p>69</text:p>
          </table:table-cell>
          <table:table-cell table:formula="of:=[.$M$2]+[.$M$3]*[.A902]+[.$M$4]*[.A902]^2+[.$M$5]*[.A902]^3+[.$M$6]*[.A902]^4+[.$N$2]*[.A902]^5+[.$N$3]*[.A902]^6+[.$N$4]*[.A902]^7+[.$N$5]*[.A902]^8+[.$N$6]*[.A902]^9" office:value-type="float" office:value="11.980036604673">
            <text:p>11.9800366047</text:p>
          </table:table-cell>
          <table:table-cell table:formula="of:=[.B902]/([.$B$2]+[.B902])*[.$B$1]" office:value-type="float" office:value="1.62344156971616">
            <text:p>1.6234415697</text:p>
          </table:table-cell>
          <table:table-cell table:formula="of:=[.$D$5]*[.C902]-[.$D$4]" office:value-type="float" office:value="1.23906635767196">
            <text:p>1.2390663577</text:p>
          </table:table-cell>
          <table:table-cell table:formula="of:=INT([.D902]/[.$B$1]*1024)" office:value-type="float" office:value="253">
            <text:p>253</text:p>
          </table:table-cell>
          <table:table-cell table:number-columns-repeated="10"/>
        </table:table-row>
        <table:table-row table:style-name="ro2">
          <table:table-cell table:formula="of:=[.A902]+[.$D$1]" office:value-type="float" office:value="69.1000000000004">
            <text:p>69.1</text:p>
          </table:table-cell>
          <table:table-cell table:formula="of:=[.$M$2]+[.$M$3]*[.A903]+[.$M$4]*[.A903]^2+[.$M$5]*[.A903]^3+[.$M$6]*[.A903]^4+[.$N$2]*[.A903]^5+[.$N$3]*[.A903]^6+[.$N$4]*[.A903]^7+[.$N$5]*[.A903]^8+[.$N$6]*[.A903]^9" office:value-type="float" office:value="11.9482196572676">
            <text:p>11.9482196573</text:p>
          </table:table-cell>
          <table:table-cell table:formula="of:=[.B903]/([.$B$2]+[.B903])*[.$B$1]" office:value-type="float" office:value="1.62052739253272">
            <text:p>1.6205273925</text:p>
          </table:table-cell>
          <table:table-cell table:formula="of:=[.$D$5]*[.C903]-[.$D$4]" office:value-type="float" office:value="1.23493251785506">
            <text:p>1.2349325179</text:p>
          </table:table-cell>
          <table:table-cell table:formula="of:=INT([.D903]/[.$B$1]*1024)" office:value-type="float" office:value="252">
            <text:p>252</text:p>
          </table:table-cell>
          <table:table-cell table:number-columns-repeated="10"/>
        </table:table-row>
        <table:table-row table:style-name="ro2">
          <table:table-cell table:formula="of:=[.A903]+[.$D$1]" office:value-type="float" office:value="69.2000000000004">
            <text:p>69.2</text:p>
          </table:table-cell>
          <table:table-cell table:formula="of:=[.$M$2]+[.$M$3]*[.A904]+[.$M$4]*[.A904]^2+[.$M$5]*[.A904]^3+[.$M$6]*[.A904]^4+[.$N$2]*[.A904]^5+[.$N$3]*[.A904]^6+[.$N$4]*[.A904]^7+[.$N$5]*[.A904]^8+[.$N$6]*[.A904]^9" office:value-type="float" office:value="11.9165002296592">
            <text:p>11.9165002297</text:p>
          </table:table-cell>
          <table:table-cell table:formula="of:=[.B904]/([.$B$2]+[.B904])*[.$B$1]" office:value-type="float" office:value="1.61761713594405">
            <text:p>1.6176171359</text:p>
          </table:table-cell>
          <table:table-cell table:formula="of:=[.$D$5]*[.C904]-[.$D$4]" office:value-type="float" office:value="1.23080423950877">
            <text:p>1.2308042395</text:p>
          </table:table-cell>
          <table:table-cell table:formula="of:=INT([.D904]/[.$B$1]*1024)" office:value-type="float" office:value="252">
            <text:p>252</text:p>
          </table:table-cell>
          <table:table-cell table:number-columns-repeated="10"/>
        </table:table-row>
        <table:table-row table:style-name="ro2">
          <table:table-cell table:formula="of:=[.A904]+[.$D$1]" office:value-type="float" office:value="69.3000000000004">
            <text:p>69.3</text:p>
          </table:table-cell>
          <table:table-cell table:formula="of:=[.$M$2]+[.$M$3]*[.A905]+[.$M$4]*[.A905]^2+[.$M$5]*[.A905]^3+[.$M$6]*[.A905]^4+[.$N$2]*[.A905]^5+[.$N$3]*[.A905]^6+[.$N$4]*[.A905]^7+[.$N$5]*[.A905]^8+[.$N$6]*[.A905]^9" office:value-type="float" office:value="11.8848781690224">
            <text:p>11.884878169</text:p>
          </table:table-cell>
          <table:table-cell table:formula="of:=[.B905]/([.$B$2]+[.B905])*[.$B$1]" office:value-type="float" office:value="1.61471081916498">
            <text:p>1.6147108192</text:p>
          </table:table-cell>
          <table:table-cell table:formula="of:=[.$D$5]*[.C905]-[.$D$4]" office:value-type="float" office:value="1.22668154988984">
            <text:p>1.2266815499</text:p>
          </table:table-cell>
          <table:table-cell table:formula="of:=INT([.D905]/[.$B$1]*1024)" office:value-type="float" office:value="251">
            <text:p>251</text:p>
          </table:table-cell>
          <table:table-cell table:number-columns-repeated="10"/>
        </table:table-row>
        <table:table-row table:style-name="ro2">
          <table:table-cell table:formula="of:=[.A905]+[.$D$1]" office:value-type="float" office:value="69.4000000000004">
            <text:p>69.4</text:p>
          </table:table-cell>
          <table:table-cell table:formula="of:=[.$M$2]+[.$M$3]*[.A906]+[.$M$4]*[.A906]^2+[.$M$5]*[.A906]^3+[.$M$6]*[.A906]^4+[.$N$2]*[.A906]^5+[.$N$3]*[.A906]^6+[.$N$4]*[.A906]^7+[.$N$5]*[.A906]^8+[.$N$6]*[.A906]^9" office:value-type="float" office:value="11.8533533220892">
            <text:p>11.8533533221</text:p>
          </table:table-cell>
          <table:table-cell table:formula="of:=[.B906]/([.$B$2]+[.B906])*[.$B$1]" office:value-type="float" office:value="1.6118084613248">
            <text:p>1.6118084613</text:p>
          </table:table-cell>
          <table:table-cell table:formula="of:=[.$D$5]*[.C906]-[.$D$4]" office:value-type="float" office:value="1.22256447613371">
            <text:p>1.2225644761</text:p>
          </table:table-cell>
          <table:table-cell table:formula="of:=INT([.D906]/[.$B$1]*1024)" office:value-type="float" office:value="250">
            <text:p>250</text:p>
          </table:table-cell>
          <table:table-cell table:number-columns-repeated="10"/>
        </table:table-row>
        <table:table-row table:style-name="ro2">
          <table:table-cell table:formula="of:=[.A906]+[.$D$1]" office:value-type="float" office:value="69.5000000000003">
            <text:p>69.5</text:p>
          </table:table-cell>
          <table:table-cell table:formula="of:=[.$M$2]+[.$M$3]*[.A907]+[.$M$4]*[.A907]^2+[.$M$5]*[.A907]^3+[.$M$6]*[.A907]^4+[.$N$2]*[.A907]^5+[.$N$3]*[.A907]^6+[.$N$4]*[.A907]^7+[.$N$5]*[.A907]^8+[.$N$6]*[.A907]^9" office:value-type="float" office:value="11.8219255351448">
            <text:p>11.8219255351</text:p>
          </table:table-cell>
          <table:table-cell table:formula="of:=[.B907]/([.$B$2]+[.B907])*[.$B$1]" office:value-type="float" office:value="1.60891008146603">
            <text:p>1.6089100815</text:p>
          </table:table-cell>
          <table:table-cell table:formula="of:=[.$D$5]*[.C907]-[.$D$4]" office:value-type="float" office:value="1.2184530452527">
            <text:p>1.2184530453</text:p>
          </table:table-cell>
          <table:table-cell table:formula="of:=INT([.D907]/[.$B$1]*1024)" office:value-type="float" office:value="249">
            <text:p>249</text:p>
          </table:table-cell>
          <table:table-cell table:number-columns-repeated="10"/>
        </table:table-row>
        <table:table-row table:style-name="ro2">
          <table:table-cell table:formula="of:=[.A907]+[.$D$1]" office:value-type="float" office:value="69.6000000000003">
            <text:p>69.6</text:p>
          </table:table-cell>
          <table:table-cell table:formula="of:=[.$M$2]+[.$M$3]*[.A908]+[.$M$4]*[.A908]^2+[.$M$5]*[.A908]^3+[.$M$6]*[.A908]^4+[.$N$2]*[.A908]^5+[.$N$3]*[.A908]^6+[.$N$4]*[.A908]^7+[.$N$5]*[.A908]^8+[.$N$6]*[.A908]^9" office:value-type="float" office:value="11.7905946540239">
            <text:p>11.790594654</text:p>
          </table:table-cell>
          <table:table-cell table:formula="of:=[.B908]/([.$B$2]+[.B908])*[.$B$1]" office:value-type="float" office:value="1.60601569854311">
            <text:p>1.6060156985</text:p>
          </table:table-cell>
          <table:table-cell table:formula="of:=[.$D$5]*[.C908]-[.$D$4]" office:value-type="float" office:value="1.21434728413422">
            <text:p>1.2143472841</text:p>
          </table:table-cell>
          <table:table-cell table:formula="of:=INT([.D908]/[.$B$1]*1024)" office:value-type="float" office:value="248">
            <text:p>248</text:p>
          </table:table-cell>
          <table:table-cell table:number-columns-repeated="10"/>
        </table:table-row>
        <table:table-row table:style-name="ro2">
          <table:table-cell table:formula="of:=[.A908]+[.$D$1]" office:value-type="float" office:value="69.7000000000003">
            <text:p>69.7</text:p>
          </table:table-cell>
          <table:table-cell table:formula="of:=[.$M$2]+[.$M$3]*[.A909]+[.$M$4]*[.A909]^2+[.$M$5]*[.A909]^3+[.$M$6]*[.A909]^4+[.$N$2]*[.A909]^5+[.$N$3]*[.A909]^6+[.$N$4]*[.A909]^7+[.$N$5]*[.A909]^8+[.$N$6]*[.A909]^9" office:value-type="float" office:value="11.7593605241064">
            <text:p>11.7593605241</text:p>
          </table:table-cell>
          <table:table-cell table:formula="of:=[.B909]/([.$B$2]+[.B909])*[.$B$1]" office:value-type="float" office:value="1.60312533142122">
            <text:p>1.6031253314</text:p>
          </table:table-cell>
          <table:table-cell table:formula="of:=[.$D$5]*[.C909]-[.$D$4]" office:value-type="float" office:value="1.21024721953902">
            <text:p>1.2102472195</text:p>
          </table:table-cell>
          <table:table-cell table:formula="of:=INT([.D909]/[.$B$1]*1024)" office:value-type="float" office:value="247">
            <text:p>247</text:p>
          </table:table-cell>
          <table:table-cell table:number-columns-repeated="10"/>
        </table:table-row>
        <table:table-row table:style-name="ro2">
          <table:table-cell table:formula="of:=[.A909]+[.$D$1]" office:value-type="float" office:value="69.8000000000003">
            <text:p>69.8</text:p>
          </table:table-cell>
          <table:table-cell table:formula="of:=[.$M$2]+[.$M$3]*[.A910]+[.$M$4]*[.A910]^2+[.$M$5]*[.A910]^3+[.$M$6]*[.A910]^4+[.$N$2]*[.A910]^5+[.$N$3]*[.A910]^6+[.$N$4]*[.A910]^7+[.$N$5]*[.A910]^8+[.$N$6]*[.A910]^9" office:value-type="float" office:value="11.7282229903139">
            <text:p>11.7282229903</text:p>
          </table:table-cell>
          <table:table-cell table:formula="of:=[.B910]/([.$B$2]+[.B910])*[.$B$1]" office:value-type="float" office:value="1.60023899887495">
            <text:p>1.6002389989</text:p>
          </table:table-cell>
          <table:table-cell table:formula="of:=[.$D$5]*[.C910]-[.$D$4]" office:value-type="float" office:value="1.20615287809939">
            <text:p>1.2061528781</text:p>
          </table:table-cell>
          <table:table-cell table:formula="of:=INT([.D910]/[.$B$1]*1024)" office:value-type="float" office:value="247">
            <text:p>247</text:p>
          </table:table-cell>
          <table:table-cell table:number-columns-repeated="10"/>
        </table:table-row>
        <table:table-row table:style-name="ro2">
          <table:table-cell table:formula="of:=[.A910]+[.$D$1]" office:value-type="float" office:value="69.9000000000003">
            <text:p>69.9</text:p>
          </table:table-cell>
          <table:table-cell table:formula="of:=[.$M$2]+[.$M$3]*[.A911]+[.$M$4]*[.A911]^2+[.$M$5]*[.A911]^3+[.$M$6]*[.A911]^4+[.$N$2]*[.A911]^5+[.$N$3]*[.A911]^6+[.$N$4]*[.A911]^7+[.$N$5]*[.A911]^8+[.$N$6]*[.A911]^9" office:value-type="float" office:value="11.6971818971054">
            <text:p>11.6971818971</text:p>
          </table:table-cell>
          <table:table-cell table:formula="of:=[.B911]/([.$B$2]+[.B911])*[.$B$1]" office:value-type="float" office:value="1.59735671958714">
            <text:p>1.5973567196</text:p>
          </table:table-cell>
          <table:table-cell table:formula="of:=[.$D$5]*[.C911]-[.$D$4]" office:value-type="float" office:value="1.20206428631742">
            <text:p>1.2020642863</text:p>
          </table:table-cell>
          <table:table-cell table:formula="of:=INT([.D911]/[.$B$1]*1024)" office:value-type="float" office:value="246">
            <text:p>246</text:p>
          </table:table-cell>
          <table:table-cell table:number-columns-repeated="10"/>
        </table:table-row>
        <table:table-row table:style-name="ro2">
          <table:table-cell table:formula="of:=[.A911]+[.$D$1]" office:value-type="float" office:value="70.0000000000003">
            <text:p>70</text:p>
          </table:table-cell>
          <table:table-cell table:formula="of:=[.$M$2]+[.$M$3]*[.A912]+[.$M$4]*[.A912]^2+[.$M$5]*[.A912]^3+[.$M$6]*[.A912]^4+[.$N$2]*[.A912]^5+[.$N$3]*[.A912]^6+[.$N$4]*[.A912]^7+[.$N$5]*[.A912]^8+[.$N$6]*[.A912]^9" office:value-type="float" office:value="11.6662370884743">
            <text:p>11.6662370885</text:p>
          </table:table-cell>
          <table:table-cell table:formula="of:=[.B912]/([.$B$2]+[.B912])*[.$B$1]" office:value-type="float" office:value="1.59447851214755">
            <text:p>1.5944785121</text:p>
          </table:table-cell>
          <table:table-cell table:formula="of:=[.$D$5]*[.C912]-[.$D$4]" office:value-type="float" office:value="1.19798147056321">
            <text:p>1.1979814706</text:p>
          </table:table-cell>
          <table:table-cell table:formula="of:=INT([.D912]/[.$B$1]*1024)" office:value-type="float" office:value="245">
            <text:p>245</text:p>
          </table:table-cell>
          <table:table-cell table:number-columns-repeated="10"/>
        </table:table-row>
        <table:table-row table:style-name="ro2">
          <table:table-cell table:formula="of:=[.A912]+[.$D$1]" office:value-type="float" office:value="70.1000000000003">
            <text:p>70.1</text:p>
          </table:table-cell>
          <table:table-cell table:formula="of:=[.$M$2]+[.$M$3]*[.A913]+[.$M$4]*[.A913]^2+[.$M$5]*[.A913]^3+[.$M$6]*[.A913]^4+[.$N$2]*[.A913]^5+[.$N$3]*[.A913]^6+[.$N$4]*[.A913]^7+[.$N$5]*[.A913]^8+[.$N$6]*[.A913]^9" office:value-type="float" office:value="11.6353884079442">
            <text:p>11.6353884079</text:p>
          </table:table-cell>
          <table:table-cell table:formula="of:=[.B913]/([.$B$2]+[.B913])*[.$B$1]" office:value-type="float" office:value="1.5916043950517">
            <text:p>1.5916043951</text:p>
          </table:table-cell>
          <table:table-cell table:formula="of:=[.$D$5]*[.C913]-[.$D$4]" office:value-type="float" office:value="1.19390445707317">
            <text:p>1.1939044571</text:p>
          </table:table-cell>
          <table:table-cell table:formula="of:=INT([.D913]/[.$B$1]*1024)" office:value-type="float" office:value="244">
            <text:p>244</text:p>
          </table:table-cell>
          <table:table-cell table:number-columns-repeated="10"/>
        </table:table-row>
        <table:table-row table:style-name="ro2">
          <table:table-cell table:formula="of:=[.A913]+[.$D$1]" office:value-type="float" office:value="70.2000000000003">
            <text:p>70.2</text:p>
          </table:table-cell>
          <table:table-cell table:formula="of:=[.$M$2]+[.$M$3]*[.A914]+[.$M$4]*[.A914]^2+[.$M$5]*[.A914]^3+[.$M$6]*[.A914]^4+[.$N$2]*[.A914]^5+[.$N$3]*[.A914]^6+[.$N$4]*[.A914]^7+[.$N$5]*[.A914]^8+[.$N$6]*[.A914]^9" office:value-type="float" office:value="11.6046356985653">
            <text:p>11.6046356986</text:p>
          </table:table-cell>
          <table:table-cell table:formula="of:=[.B914]/([.$B$2]+[.B914])*[.$B$1]" office:value-type="float" office:value="1.58873438669961">
            <text:p>1.5887343867</text:p>
          </table:table-cell>
          <table:table-cell table:formula="of:=[.$D$5]*[.C914]-[.$D$4]" office:value-type="float" office:value="1.1898332719482">
            <text:p>1.1898332719</text:p>
          </table:table-cell>
          <table:table-cell table:formula="of:=INT([.D914]/[.$B$1]*1024)" office:value-type="float" office:value="243">
            <text:p>243</text:p>
          </table:table-cell>
          <table:table-cell table:number-columns-repeated="10"/>
        </table:table-row>
        <table:table-row table:style-name="ro2">
          <table:table-cell table:formula="of:=[.A914]+[.$D$1]" office:value-type="float" office:value="70.3000000000003">
            <text:p>70.3</text:p>
          </table:table-cell>
          <table:table-cell table:formula="of:=[.$M$2]+[.$M$3]*[.A915]+[.$M$4]*[.A915]^2+[.$M$5]*[.A915]^3+[.$M$6]*[.A915]^4+[.$N$2]*[.A915]^5+[.$N$3]*[.A915]^6+[.$N$4]*[.A915]^7+[.$N$5]*[.A915]^8+[.$N$6]*[.A915]^9" office:value-type="float" office:value="11.5739788029115">
            <text:p>11.5739788029</text:p>
          </table:table-cell>
          <table:table-cell table:formula="of:=[.B915]/([.$B$2]+[.B915])*[.$B$1]" office:value-type="float" office:value="1.58586850539455">
            <text:p>1.5858685054</text:p>
          </table:table-cell>
          <table:table-cell table:formula="of:=[.$D$5]*[.C915]-[.$D$4]" office:value-type="float" office:value="1.18576794115201">
            <text:p>1.1857679412</text:p>
          </table:table-cell>
          <table:table-cell table:formula="of:=INT([.D915]/[.$B$1]*1024)" office:value-type="float" office:value="242">
            <text:p>242</text:p>
          </table:table-cell>
          <table:table-cell table:number-columns-repeated="10"/>
        </table:table-row>
        <table:table-row table:style-name="ro2">
          <table:table-cell table:formula="of:=[.A915]+[.$D$1]" office:value-type="float" office:value="70.4000000000003">
            <text:p>70.4</text:p>
          </table:table-cell>
          <table:table-cell table:formula="of:=[.$M$2]+[.$M$3]*[.A916]+[.$M$4]*[.A916]^2+[.$M$5]*[.A916]^3+[.$M$6]*[.A916]^4+[.$N$2]*[.A916]^5+[.$N$3]*[.A916]^6+[.$N$4]*[.A916]^7+[.$N$5]*[.A916]^8+[.$N$6]*[.A916]^9" office:value-type="float" office:value="11.5434175630759">
            <text:p>11.5434175631</text:p>
          </table:table-cell>
          <table:table-cell table:formula="of:=[.B916]/([.$B$2]+[.B916])*[.$B$1]" office:value-type="float" office:value="1.58300676934185">
            <text:p>1.5830067693</text:p>
          </table:table-cell>
          <table:table-cell table:formula="of:=[.$D$5]*[.C916]-[.$D$4]" office:value-type="float" office:value="1.18170849050935">
            <text:p>1.1817084905</text:p>
          </table:table-cell>
          <table:table-cell table:formula="of:=INT([.D916]/[.$B$1]*1024)" office:value-type="float" office:value="242">
            <text:p>242</text:p>
          </table:table-cell>
          <table:table-cell table:number-columns-repeated="10"/>
        </table:table-row>
        <table:table-row table:style-name="ro2">
          <table:table-cell table:formula="of:=[.A916]+[.$D$1]" office:value-type="float" office:value="70.5000000000003">
            <text:p>70.5</text:p>
          </table:table-cell>
          <table:table-cell table:formula="of:=[.$M$2]+[.$M$3]*[.A917]+[.$M$4]*[.A917]^2+[.$M$5]*[.A917]^3+[.$M$6]*[.A917]^4+[.$N$2]*[.A917]^5+[.$N$3]*[.A917]^6+[.$N$4]*[.A917]^7+[.$N$5]*[.A917]^8+[.$N$6]*[.A917]^9" office:value-type="float" office:value="11.5129518206686">
            <text:p>11.5129518207</text:p>
          </table:table-cell>
          <table:table-cell table:formula="of:=[.B917]/([.$B$2]+[.B917])*[.$B$1]" office:value-type="float" office:value="1.58014919664768">
            <text:p>1.5801491966</text:p>
          </table:table-cell>
          <table:table-cell table:formula="of:=[.$D$5]*[.C917]-[.$D$4]" office:value-type="float" office:value="1.17765494570432">
            <text:p>1.1776549457</text:p>
          </table:table-cell>
          <table:table-cell table:formula="of:=INT([.D917]/[.$B$1]*1024)" office:value-type="float" office:value="241">
            <text:p>241</text:p>
          </table:table-cell>
          <table:table-cell table:number-columns-repeated="10"/>
        </table:table-row>
        <table:table-row table:style-name="ro2">
          <table:table-cell table:formula="of:=[.A917]+[.$D$1]" office:value-type="float" office:value="70.6000000000003">
            <text:p>70.6</text:p>
          </table:table-cell>
          <table:table-cell table:formula="of:=[.$M$2]+[.$M$3]*[.A918]+[.$M$4]*[.A918]^2+[.$M$5]*[.A918]^3+[.$M$6]*[.A918]^4+[.$N$2]*[.A918]^5+[.$N$3]*[.A918]^6+[.$N$4]*[.A918]^7+[.$N$5]*[.A918]^8+[.$N$6]*[.A918]^9" office:value-type="float" office:value="11.4825814168127">
            <text:p>11.4825814168</text:p>
          </table:table-cell>
          <table:table-cell table:formula="of:=[.B918]/([.$B$2]+[.B918])*[.$B$1]" office:value-type="float" office:value="1.57729580531783">
            <text:p>1.5772958053</text:p>
          </table:table-cell>
          <table:table-cell table:formula="of:=[.$D$5]*[.C918]-[.$D$4]" office:value-type="float" office:value="1.17360733227863">
            <text:p>1.1736073323</text:p>
          </table:table-cell>
          <table:table-cell table:formula="of:=INT([.D918]/[.$B$1]*1024)" office:value-type="float" office:value="240">
            <text:p>240</text:p>
          </table:table-cell>
          <table:table-cell table:number-columns-repeated="10"/>
        </table:table-row>
        <table:table-row table:style-name="ro2">
          <table:table-cell table:formula="of:=[.A918]+[.$D$1]" office:value-type="float" office:value="70.7000000000003">
            <text:p>70.7</text:p>
          </table:table-cell>
          <table:table-cell table:formula="of:=[.$M$2]+[.$M$3]*[.A919]+[.$M$4]*[.A919]^2+[.$M$5]*[.A919]^3+[.$M$6]*[.A919]^4+[.$N$2]*[.A919]^5+[.$N$3]*[.A919]^6+[.$N$4]*[.A919]^7+[.$N$5]*[.A919]^8+[.$N$6]*[.A919]^9" office:value-type="float" office:value="11.4523061921411">
            <text:p>11.4523061921</text:p>
          </table:table-cell>
          <table:table-cell table:formula="of:=[.B919]/([.$B$2]+[.B919])*[.$B$1]" office:value-type="float" office:value="1.5744466132565">
            <text:p>1.5744466133</text:p>
          </table:table-cell>
          <table:table-cell table:formula="of:=[.$D$5]*[.C919]-[.$D$4]" office:value-type="float" office:value="1.16956567562986">
            <text:p>1.1695656756</text:p>
          </table:table-cell>
          <table:table-cell table:formula="of:=INT([.D919]/[.$B$1]*1024)" office:value-type="float" office:value="239">
            <text:p>239</text:p>
          </table:table-cell>
          <table:table-cell table:number-columns-repeated="10"/>
        </table:table-row>
        <table:table-row table:style-name="ro2">
          <table:table-cell table:formula="of:=[.A919]+[.$D$1]" office:value-type="float" office:value="70.8000000000003">
            <text:p>70.8</text:p>
          </table:table-cell>
          <table:table-cell table:formula="of:=[.$M$2]+[.$M$3]*[.A920]+[.$M$4]*[.A920]^2+[.$M$5]*[.A920]^3+[.$M$6]*[.A920]^4+[.$N$2]*[.A920]^5+[.$N$3]*[.A920]^6+[.$N$4]*[.A920]^7+[.$N$5]*[.A920]^8+[.$N$6]*[.A920]^9" office:value-type="float" office:value="11.4221259867934">
            <text:p>11.4221259868</text:p>
          </table:table-cell>
          <table:table-cell table:formula="of:=[.B920]/([.$B$2]+[.B920])*[.$B$1]" office:value-type="float" office:value="1.57160163826511">
            <text:p>1.5716016383</text:p>
          </table:table-cell>
          <table:table-cell table:formula="of:=[.$D$5]*[.C920]-[.$D$4]" office:value-type="float" office:value="1.16553000100982">
            <text:p>1.165530001</text:p>
          </table:table-cell>
          <table:table-cell table:formula="of:=INT([.D920]/[.$B$1]*1024)" office:value-type="float" office:value="238">
            <text:p>238</text:p>
          </table:table-cell>
          <table:table-cell table:number-columns-repeated="10"/>
        </table:table-row>
        <table:table-row table:style-name="ro2">
          <table:table-cell table:formula="of:=[.A920]+[.$D$1]" office:value-type="float" office:value="70.9000000000003">
            <text:p>70.9</text:p>
          </table:table-cell>
          <table:table-cell table:formula="of:=[.$M$2]+[.$M$3]*[.A921]+[.$M$4]*[.A921]^2+[.$M$5]*[.A921]^3+[.$M$6]*[.A921]^4+[.$N$2]*[.A921]^5+[.$N$3]*[.A921]^6+[.$N$4]*[.A921]^7+[.$N$5]*[.A921]^8+[.$N$6]*[.A921]^9" office:value-type="float" office:value="11.392040640413">
            <text:p>11.3920406404</text:p>
          </table:table-cell>
          <table:table-cell table:formula="of:=[.B921]/([.$B$2]+[.B921])*[.$B$1]" office:value-type="float" office:value="1.5687608980411">
            <text:p>1.568760898</text:p>
          </table:table-cell>
          <table:table-cell table:formula="of:=[.$D$5]*[.C921]-[.$D$4]" office:value-type="float" office:value="1.1615003335228">
            <text:p>1.1615003335</text:p>
          </table:table-cell>
          <table:table-cell table:formula="of:=INT([.D921]/[.$B$1]*1024)" office:value-type="float" office:value="237">
            <text:p>237</text:p>
          </table:table-cell>
          <table:table-cell table:number-columns-repeated="10"/>
        </table:table-row>
        <table:table-row table:style-name="ro2">
          <table:table-cell table:formula="of:=[.A921]+[.$D$1]" office:value-type="float" office:value="71.0000000000003">
            <text:p>71</text:p>
          </table:table-cell>
          <table:table-cell table:formula="of:=[.$M$2]+[.$M$3]*[.A922]+[.$M$4]*[.A922]^2+[.$M$5]*[.A922]^3+[.$M$6]*[.A922]^4+[.$N$2]*[.A922]^5+[.$N$3]*[.A922]^6+[.$N$4]*[.A922]^7+[.$N$5]*[.A922]^8+[.$N$6]*[.A922]^9" office:value-type="float" office:value="11.3620499921439">
            <text:p>11.3620499921</text:p>
          </table:table-cell>
          <table:table-cell table:formula="of:=[.B922]/([.$B$2]+[.B922])*[.$B$1]" office:value-type="float" office:value="1.56592441017672">
            <text:p>1.5659244102</text:p>
          </table:table-cell>
          <table:table-cell table:formula="of:=[.$D$5]*[.C922]-[.$D$4]" office:value-type="float" office:value="1.15747669812389">
            <text:p>1.1574766981</text:p>
          </table:table-cell>
          <table:table-cell table:formula="of:=INT([.D922]/[.$B$1]*1024)" office:value-type="float" office:value="237">
            <text:p>237</text:p>
          </table:table-cell>
          <table:table-cell table:number-columns-repeated="10"/>
        </table:table-row>
        <table:table-row table:style-name="ro2">
          <table:table-cell table:formula="of:=[.A922]+[.$D$1]" office:value-type="float" office:value="71.1000000000003">
            <text:p>71.1</text:p>
          </table:table-cell>
          <table:table-cell table:formula="of:=[.$M$2]+[.$M$3]*[.A923]+[.$M$4]*[.A923]^2+[.$M$5]*[.A923]^3+[.$M$6]*[.A923]^4+[.$N$2]*[.A923]^5+[.$N$3]*[.A923]^6+[.$N$4]*[.A923]^7+[.$N$5]*[.A923]^8+[.$N$6]*[.A923]^9" office:value-type="float" office:value="11.3321538806277">
            <text:p>11.3321538806</text:p>
          </table:table-cell>
          <table:table-cell table:formula="of:=[.B923]/([.$B$2]+[.B923])*[.$B$1]" office:value-type="float" office:value="1.56309219215788">
            <text:p>1.5630921922</text:p>
          </table:table-cell>
          <table:table-cell table:formula="of:=[.$D$5]*[.C923]-[.$D$4]" office:value-type="float" office:value="1.15345911961735">
            <text:p>1.1534591196</text:p>
          </table:table-cell>
          <table:table-cell table:formula="of:=INT([.D923]/[.$B$1]*1024)" office:value-type="float" office:value="236">
            <text:p>236</text:p>
          </table:table-cell>
          <table:table-cell table:number-columns-repeated="10"/>
        </table:table-row>
        <table:table-row table:style-name="ro2">
          <table:table-cell table:formula="of:=[.A923]+[.$D$1]" office:value-type="float" office:value="71.2000000000002">
            <text:p>71.2</text:p>
          </table:table-cell>
          <table:table-cell table:formula="of:=[.$M$2]+[.$M$3]*[.A924]+[.$M$4]*[.A924]^2+[.$M$5]*[.A924]^3+[.$M$6]*[.A924]^4+[.$N$2]*[.A924]^5+[.$N$3]*[.A924]^6+[.$N$4]*[.A924]^7+[.$N$5]*[.A924]^8+[.$N$6]*[.A924]^9" office:value-type="float" office:value="11.3023521440008">
            <text:p>11.302352144</text:p>
          </table:table-cell>
          <table:table-cell table:formula="of:=[.B924]/([.$B$2]+[.B924])*[.$B$1]" office:value-type="float" office:value="1.56026426136295">
            <text:p>1.5602642614</text:p>
          </table:table-cell>
          <table:table-cell table:formula="of:=[.$D$5]*[.C924]-[.$D$4]" office:value-type="float" office:value="1.14944762265486">
            <text:p>1.1494476227</text:p>
          </table:table-cell>
          <table:table-cell table:formula="of:=INT([.D924]/[.$B$1]*1024)" office:value-type="float" office:value="235">
            <text:p>235</text:p>
          </table:table-cell>
          <table:table-cell table:number-columns-repeated="10"/>
        </table:table-row>
        <table:table-row table:style-name="ro2">
          <table:table-cell table:formula="of:=[.A924]+[.$D$1]" office:value-type="float" office:value="71.3000000000002">
            <text:p>71.3</text:p>
          </table:table-cell>
          <table:table-cell table:formula="of:=[.$M$2]+[.$M$3]*[.A925]+[.$M$4]*[.A925]^2+[.$M$5]*[.A925]^3+[.$M$6]*[.A925]^4+[.$N$2]*[.A925]^5+[.$N$3]*[.A925]^6+[.$N$4]*[.A925]^7+[.$N$5]*[.A925]^8+[.$N$6]*[.A925]^9" office:value-type="float" office:value="11.2726446198915">
            <text:p>11.2726446199</text:p>
          </table:table-cell>
          <table:table-cell table:formula="of:=[.B925]/([.$B$2]+[.B925])*[.$B$1]" office:value-type="float" office:value="1.5574406350616">
            <text:p>1.5574406351</text:p>
          </table:table-cell>
          <table:table-cell table:formula="of:=[.$D$5]*[.C925]-[.$D$4]" office:value-type="float" office:value="1.14544223173391">
            <text:p>1.1454422317</text:p>
          </table:table-cell>
          <table:table-cell table:formula="of:=INT([.D925]/[.$B$1]*1024)" office:value-type="float" office:value="234">
            <text:p>234</text:p>
          </table:table-cell>
          <table:table-cell table:number-columns-repeated="10"/>
        </table:table-row>
        <table:table-row table:style-name="ro2">
          <table:table-cell table:formula="of:=[.A925]+[.$D$1]" office:value-type="float" office:value="71.4000000000002">
            <text:p>71.4</text:p>
          </table:table-cell>
          <table:table-cell table:formula="of:=[.$M$2]+[.$M$3]*[.A926]+[.$M$4]*[.A926]^2+[.$M$5]*[.A926]^3+[.$M$6]*[.A926]^4+[.$N$2]*[.A926]^5+[.$N$3]*[.A926]^6+[.$N$4]*[.A926]^7+[.$N$5]*[.A926]^8+[.$N$6]*[.A926]^9" office:value-type="float" office:value="11.2430311454171">
            <text:p>11.2430311454</text:p>
          </table:table-cell>
          <table:table-cell table:formula="of:=[.B926]/([.$B$2]+[.B926])*[.$B$1]" office:value-type="float" office:value="1.5546213304136">
            <text:p>1.5546213304</text:p>
          </table:table-cell>
          <table:table-cell table:formula="of:=[.$D$5]*[.C926]-[.$D$4]" office:value-type="float" office:value="1.14144297119611">
            <text:p>1.1414429712</text:p>
          </table:table-cell>
          <table:table-cell table:formula="of:=INT([.D926]/[.$B$1]*1024)" office:value-type="float" office:value="233">
            <text:p>233</text:p>
          </table:table-cell>
          <table:table-cell table:number-columns-repeated="10"/>
        </table:table-row>
        <table:table-row table:style-name="ro2">
          <table:table-cell table:formula="of:=[.A926]+[.$D$1]" office:value-type="float" office:value="71.5000000000002">
            <text:p>71.5</text:p>
          </table:table-cell>
          <table:table-cell table:formula="of:=[.$M$2]+[.$M$3]*[.A927]+[.$M$4]*[.A927]^2+[.$M$5]*[.A927]^3+[.$M$6]*[.A927]^4+[.$N$2]*[.A927]^5+[.$N$3]*[.A927]^6+[.$N$4]*[.A927]^7+[.$N$5]*[.A927]^8+[.$N$6]*[.A927]^9" office:value-type="float" office:value="11.2135115571819">
            <text:p>11.2135115572</text:p>
          </table:table-cell>
          <table:table-cell table:formula="of:=[.B927]/([.$B$2]+[.B927])*[.$B$1]" office:value-type="float" office:value="1.55180636446772">
            <text:p>1.5518063645</text:p>
          </table:table-cell>
          <table:table-cell table:formula="of:=[.$D$5]*[.C927]-[.$D$4]" office:value-type="float" office:value="1.1374498652256">
            <text:p>1.1374498652</text:p>
          </table:table-cell>
          <table:table-cell table:formula="of:=INT([.D927]/[.$B$1]*1024)" office:value-type="float" office:value="232">
            <text:p>232</text:p>
          </table:table-cell>
          <table:table-cell table:number-columns-repeated="10"/>
        </table:table-row>
        <table:table-row table:style-name="ro2">
          <table:table-cell table:formula="of:=[.A927]+[.$D$1]" office:value-type="float" office:value="71.6000000000002">
            <text:p>71.6</text:p>
          </table:table-cell>
          <table:table-cell table:formula="of:=[.$M$2]+[.$M$3]*[.A928]+[.$M$4]*[.A928]^2+[.$M$5]*[.A928]^3+[.$M$6]*[.A928]^4+[.$N$2]*[.A928]^5+[.$N$3]*[.A928]^6+[.$N$4]*[.A928]^7+[.$N$5]*[.A928]^8+[.$N$6]*[.A928]^9" office:value-type="float" office:value="11.1840856912734">
            <text:p>11.1840856913</text:p>
          </table:table-cell>
          <table:table-cell table:formula="of:=[.B928]/([.$B$2]+[.B928])*[.$B$1]" office:value-type="float" office:value="1.5489957541605">
            <text:p>1.5489957542</text:p>
          </table:table-cell>
          <table:table-cell table:formula="of:=[.$D$5]*[.C928]-[.$D$4]" office:value-type="float" office:value="1.13346293784732">
            <text:p>1.1334629378</text:p>
          </table:table-cell>
          <table:table-cell table:formula="of:=INT([.D928]/[.$B$1]*1024)" office:value-type="float" office:value="232">
            <text:p>232</text:p>
          </table:table-cell>
          <table:table-cell table:number-columns-repeated="10"/>
        </table:table-row>
        <table:table-row table:style-name="ro2">
          <table:table-cell table:formula="of:=[.A928]+[.$D$1]" office:value-type="float" office:value="71.7000000000002">
            <text:p>71.7</text:p>
          </table:table-cell>
          <table:table-cell table:formula="of:=[.$M$2]+[.$M$3]*[.A929]+[.$M$4]*[.A929]^2+[.$M$5]*[.A929]^3+[.$M$6]*[.A929]^4+[.$N$2]*[.A929]^5+[.$N$3]*[.A929]^6+[.$N$4]*[.A929]^7+[.$N$5]*[.A929]^8+[.$N$6]*[.A929]^9" office:value-type="float" office:value="11.1547533832609">
            <text:p>11.1547533833</text:p>
          </table:table-cell>
          <table:table-cell table:formula="of:=[.B929]/([.$B$2]+[.B929])*[.$B$1]" office:value-type="float" office:value="1.54618951631518">
            <text:p>1.5461895163</text:p>
          </table:table-cell>
          <table:table-cell table:formula="of:=[.$D$5]*[.C929]-[.$D$4]" office:value-type="float" office:value="1.12948221292551">
            <text:p>1.1294822129</text:p>
          </table:table-cell>
          <table:table-cell table:formula="of:=INT([.D929]/[.$B$1]*1024)" office:value-type="float" office:value="231">
            <text:p>231</text:p>
          </table:table-cell>
          <table:table-cell table:number-columns-repeated="10"/>
        </table:table-row>
        <table:table-row table:style-name="ro2">
          <table:table-cell table:formula="of:=[.A929]+[.$D$1]" office:value-type="float" office:value="71.8000000000002">
            <text:p>71.8</text:p>
          </table:table-cell>
          <table:table-cell table:formula="of:=[.$M$2]+[.$M$3]*[.A930]+[.$M$4]*[.A930]^2+[.$M$5]*[.A930]^3+[.$M$6]*[.A930]^4+[.$N$2]*[.A930]^5+[.$N$3]*[.A930]^6+[.$N$4]*[.A930]^7+[.$N$5]*[.A930]^8+[.$N$6]*[.A930]^9" office:value-type="float" office:value="11.1255144681923">
            <text:p>11.1255144682</text:p>
          </table:table-cell>
          <table:table-cell table:formula="of:=[.B930]/([.$B$2]+[.B930])*[.$B$1]" office:value-type="float" office:value="1.54338766764048">
            <text:p>1.5433876676</text:p>
          </table:table-cell>
          <table:table-cell table:formula="of:=[.$D$5]*[.C930]-[.$D$4]" office:value-type="float" office:value="1.12550771416192">
            <text:p>1.1255077142</text:p>
          </table:table-cell>
          <table:table-cell table:formula="of:=INT([.D930]/[.$B$1]*1024)" office:value-type="float" office:value="230">
            <text:p>230</text:p>
          </table:table-cell>
          <table:table-cell table:number-columns-repeated="10"/>
        </table:table-row>
        <table:table-row table:style-name="ro2">
          <table:table-cell table:formula="of:=[.A930]+[.$D$1]" office:value-type="float" office:value="71.9000000000002">
            <text:p>71.9</text:p>
          </table:table-cell>
          <table:table-cell table:formula="of:=[.$M$2]+[.$M$3]*[.A931]+[.$M$4]*[.A931]^2+[.$M$5]*[.A931]^3+[.$M$6]*[.A931]^4+[.$N$2]*[.A931]^5+[.$N$3]*[.A931]^6+[.$N$4]*[.A931]^7+[.$N$5]*[.A931]^8+[.$N$6]*[.A931]^9" office:value-type="float" office:value="11.0963687805919">
            <text:p>11.0963687806</text:p>
          </table:table-cell>
          <table:table-cell table:formula="of:=[.B931]/([.$B$2]+[.B931])*[.$B$1]" office:value-type="float" office:value="1.54059022472953">
            <text:p>1.5405902247</text:p>
          </table:table-cell>
          <table:table-cell table:formula="of:=[.$D$5]*[.C931]-[.$D$4]" office:value-type="float" office:value="1.1215394650944">
            <text:p>1.1215394651</text:p>
          </table:table-cell>
          <table:table-cell table:formula="of:=INT([.D931]/[.$B$1]*1024)" office:value-type="float" office:value="229">
            <text:p>229</text:p>
          </table:table-cell>
          <table:table-cell table:number-columns-repeated="10"/>
        </table:table-row>
        <table:table-row table:style-name="ro2">
          <table:table-cell table:formula="of:=[.A931]+[.$D$1]" office:value-type="float" office:value="72.0000000000002">
            <text:p>72</text:p>
          </table:table-cell>
          <table:table-cell table:formula="of:=[.$M$2]+[.$M$3]*[.A932]+[.$M$4]*[.A932]^2+[.$M$5]*[.A932]^3+[.$M$6]*[.A932]^4+[.$N$2]*[.A932]^5+[.$N$3]*[.A932]^6+[.$N$4]*[.A932]^7+[.$N$5]*[.A932]^8+[.$N$6]*[.A932]^9" office:value-type="float" office:value="11.067316154458">
            <text:p>11.0673161545</text:p>
          </table:table-cell>
          <table:table-cell table:formula="of:=[.B932]/([.$B$2]+[.B932])*[.$B$1]" office:value-type="float" office:value="1.5377972040587">
            <text:p>1.5377972041</text:p>
          </table:table-cell>
          <table:table-cell table:formula="of:=[.$D$5]*[.C932]-[.$D$4]" office:value-type="float" office:value="1.11757748909509">
            <text:p>1.1175774891</text:p>
          </table:table-cell>
          <table:table-cell table:formula="of:=INT([.D932]/[.$B$1]*1024)" office:value-type="float" office:value="228">
            <text:p>228</text:p>
          </table:table-cell>
          <table:table-cell table:number-columns-repeated="10"/>
        </table:table-row>
        <table:table-row table:style-name="ro2">
          <table:table-cell table:formula="of:=[.A932]+[.$D$1]" office:value-type="float" office:value="72.1000000000002">
            <text:p>72.1</text:p>
          </table:table-cell>
          <table:table-cell table:formula="of:=[.$M$2]+[.$M$3]*[.A933]+[.$M$4]*[.A933]^2+[.$M$5]*[.A933]^3+[.$M$6]*[.A933]^4+[.$N$2]*[.A933]^5+[.$N$3]*[.A933]^6+[.$N$4]*[.A933]^7+[.$N$5]*[.A933]^8+[.$N$6]*[.A933]^9" office:value-type="float" office:value="11.0383564232608">
            <text:p>11.0383564233</text:p>
          </table:table-cell>
          <table:table-cell table:formula="of:=[.B933]/([.$B$2]+[.B933])*[.$B$1]" office:value-type="float" office:value="1.53500862198653">
            <text:p>1.535008622</text:p>
          </table:table-cell>
          <table:table-cell table:formula="of:=[.$D$5]*[.C933]-[.$D$4]" office:value-type="float" office:value="1.11362180936903">
            <text:p>1.1136218094</text:p>
          </table:table-cell>
          <table:table-cell table:formula="of:=INT([.D933]/[.$B$1]*1024)" office:value-type="float" office:value="228">
            <text:p>228</text:p>
          </table:table-cell>
          <table:table-cell table:number-columns-repeated="10"/>
        </table:table-row>
        <table:table-row table:style-name="ro2">
          <table:table-cell table:formula="of:=[.A933]+[.$D$1]" office:value-type="float" office:value="72.2000000000002">
            <text:p>72.2</text:p>
          </table:table-cell>
          <table:table-cell table:formula="of:=[.$M$2]+[.$M$3]*[.A934]+[.$M$4]*[.A934]^2+[.$M$5]*[.A934]^3+[.$M$6]*[.A934]^4+[.$N$2]*[.A934]^5+[.$N$3]*[.A934]^6+[.$N$4]*[.A934]^7+[.$N$5]*[.A934]^8+[.$N$6]*[.A934]^9" office:value-type="float" office:value="11.0094894199398">
            <text:p>11.0094894199</text:p>
          </table:table-cell>
          <table:table-cell table:formula="of:=[.B934]/([.$B$2]+[.B934])*[.$B$1]" office:value-type="float" office:value="1.53222449475252">
            <text:p>1.5322244948</text:p>
          </table:table-cell>
          <table:table-cell table:formula="of:=[.$D$5]*[.C934]-[.$D$4]" office:value-type="float" office:value="1.10967244895242">
            <text:p>1.109672449</text:p>
          </table:table-cell>
          <table:table-cell table:formula="of:=INT([.D934]/[.$B$1]*1024)" office:value-type="float" office:value="227">
            <text:p>227</text:p>
          </table:table-cell>
          <table:table-cell table:number-columns-repeated="10"/>
        </table:table-row>
        <table:table-row table:style-name="ro2">
          <table:table-cell table:formula="of:=[.A934]+[.$D$1]" office:value-type="float" office:value="72.3000000000002">
            <text:p>72.3</text:p>
          </table:table-cell>
          <table:table-cell table:formula="of:=[.$M$2]+[.$M$3]*[.A935]+[.$M$4]*[.A935]^2+[.$M$5]*[.A935]^3+[.$M$6]*[.A935]^4+[.$N$2]*[.A935]^5+[.$N$3]*[.A935]^6+[.$N$4]*[.A935]^7+[.$N$5]*[.A935]^8+[.$N$6]*[.A935]^9" office:value-type="float" office:value="10.9807149769019">
            <text:p>10.9807149769</text:p>
          </table:table-cell>
          <table:table-cell table:formula="of:=[.B935]/([.$B$2]+[.B935])*[.$B$1]" office:value-type="float" office:value="1.52944483847612">
            <text:p>1.5294448385</text:p>
          </table:table-cell>
          <table:table-cell table:formula="of:=[.$D$5]*[.C935]-[.$D$4]" office:value-type="float" office:value="1.10572943071112">
            <text:p>1.1057294307</text:p>
          </table:table-cell>
          <table:table-cell table:formula="of:=INT([.D935]/[.$B$1]*1024)" office:value-type="float" office:value="226">
            <text:p>226</text:p>
          </table:table-cell>
          <table:table-cell table:number-columns-repeated="10"/>
        </table:table-row>
        <table:table-row table:style-name="ro2">
          <table:table-cell table:formula="of:=[.A935]+[.$D$1]" office:value-type="float" office:value="72.4000000000002">
            <text:p>72.4</text:p>
          </table:table-cell>
          <table:table-cell table:formula="of:=[.$M$2]+[.$M$3]*[.A936]+[.$M$4]*[.A936]^2+[.$M$5]*[.A936]^3+[.$M$6]*[.A936]^4+[.$N$2]*[.A936]^5+[.$N$3]*[.A936]^6+[.$N$4]*[.A936]^7+[.$N$5]*[.A936]^8+[.$N$6]*[.A936]^9" office:value-type="float" office:value="10.9520329260195">
            <text:p>10.952032926</text:p>
          </table:table-cell>
          <table:table-cell table:formula="of:=[.B936]/([.$B$2]+[.B936])*[.$B$1]" office:value-type="float" office:value="1.52666966915559">
            <text:p>1.5266696692</text:p>
          </table:table-cell>
          <table:table-cell table:formula="of:=[.$D$5]*[.C936]-[.$D$4]" office:value-type="float" office:value="1.10179277733909">
            <text:p>1.1017927773</text:p>
          </table:table-cell>
          <table:table-cell table:formula="of:=INT([.D936]/[.$B$1]*1024)" office:value-type="float" office:value="225">
            <text:p>225</text:p>
          </table:table-cell>
          <table:table-cell table:number-columns-repeated="10"/>
        </table:table-row>
        <table:table-row table:style-name="ro2">
          <table:table-cell table:formula="of:=[.A936]+[.$D$1]" office:value-type="float" office:value="72.5000000000002">
            <text:p>72.5</text:p>
          </table:table-cell>
          <table:table-cell table:formula="of:=[.$M$2]+[.$M$3]*[.A937]+[.$M$4]*[.A937]^2+[.$M$5]*[.A937]^3+[.$M$6]*[.A937]^4+[.$N$2]*[.A937]^5+[.$N$3]*[.A937]^6+[.$N$4]*[.A937]^7+[.$N$5]*[.A937]^8+[.$N$6]*[.A937]^9" office:value-type="float" office:value="10.9234430986279">
            <text:p>10.9234430986</text:p>
          </table:table-cell>
          <table:table-cell table:formula="of:=[.B937]/([.$B$2]+[.B937])*[.$B$1]" office:value-type="float" office:value="1.52389900266692">
            <text:p>1.5238990027</text:p>
          </table:table-cell>
          <table:table-cell table:formula="of:=[.$D$5]*[.C937]-[.$D$4]" office:value-type="float" office:value="1.09786251135686">
            <text:p>1.0978625114</text:p>
          </table:table-cell>
          <table:table-cell table:formula="of:=INT([.D937]/[.$B$1]*1024)" office:value-type="float" office:value="224">
            <text:p>224</text:p>
          </table:table-cell>
          <table:table-cell table:number-columns-repeated="10"/>
        </table:table-row>
        <table:table-row table:style-name="ro2">
          <table:table-cell table:formula="of:=[.A937]+[.$D$1]" office:value-type="float" office:value="72.6000000000002">
            <text:p>72.6</text:p>
          </table:table-cell>
          <table:table-cell table:formula="of:=[.$M$2]+[.$M$3]*[.A938]+[.$M$4]*[.A938]^2+[.$M$5]*[.A938]^3+[.$M$6]*[.A938]^4+[.$N$2]*[.A938]^5+[.$N$3]*[.A938]^6+[.$N$4]*[.A938]^7+[.$N$5]*[.A938]^8+[.$N$6]*[.A938]^9" office:value-type="float" office:value="10.8949453255238">
            <text:p>10.8949453255</text:p>
          </table:table-cell>
          <table:table-cell table:formula="of:=[.B938]/([.$B$2]+[.B938])*[.$B$1]" office:value-type="float" office:value="1.52113285476268">
            <text:p>1.5211328548</text:p>
          </table:table-cell>
          <table:table-cell table:formula="of:=[.$D$5]*[.C938]-[.$D$4]" office:value-type="float" office:value="1.0939386551099">
            <text:p>1.0939386551</text:p>
          </table:table-cell>
          <table:table-cell table:formula="of:=INT([.D938]/[.$B$1]*1024)" office:value-type="float" office:value="224">
            <text:p>224</text:p>
          </table:table-cell>
          <table:table-cell table:number-columns-repeated="10"/>
        </table:table-row>
        <table:table-row table:style-name="ro2">
          <table:table-cell table:formula="of:=[.A938]+[.$D$1]" office:value-type="float" office:value="72.7000000000002">
            <text:p>72.7</text:p>
          </table:table-cell>
          <table:table-cell table:formula="of:=[.$M$2]+[.$M$3]*[.A939]+[.$M$4]*[.A939]^2+[.$M$5]*[.A939]^3+[.$M$6]*[.A939]^4+[.$N$2]*[.A939]^5+[.$N$3]*[.A939]^6+[.$N$4]*[.A939]^7+[.$N$5]*[.A939]^8+[.$N$6]*[.A939]^9" office:value-type="float" office:value="10.8665394369634">
            <text:p>10.866539437</text:p>
          </table:table-cell>
          <table:table-cell table:formula="of:=[.B939]/([.$B$2]+[.B939])*[.$B$1]" office:value-type="float" office:value="1.51837124107105">
            <text:p>1.5183712411</text:p>
          </table:table-cell>
          <table:table-cell table:formula="of:=[.$D$5]*[.C939]-[.$D$4]" office:value-type="float" office:value="1.09002123076719">
            <text:p>1.0900212308</text:p>
          </table:table-cell>
          <table:table-cell table:formula="of:=INT([.D939]/[.$B$1]*1024)" office:value-type="float" office:value="223">
            <text:p>223</text:p>
          </table:table-cell>
          <table:table-cell table:number-columns-repeated="10"/>
        </table:table-row>
        <table:table-row table:style-name="ro2">
          <table:table-cell table:formula="of:=[.A939]+[.$D$1]" office:value-type="float" office:value="72.8000000000002">
            <text:p>72.8</text:p>
          </table:table-cell>
          <table:table-cell table:formula="of:=[.$M$2]+[.$M$3]*[.A940]+[.$M$4]*[.A940]^2+[.$M$5]*[.A940]^3+[.$M$6]*[.A940]^4+[.$N$2]*[.A940]^5+[.$N$3]*[.A940]^6+[.$N$4]*[.A940]^7+[.$N$5]*[.A940]^8+[.$N$6]*[.A940]^9" office:value-type="float" office:value="10.8382252626603">
            <text:p>10.8382252627</text:p>
          </table:table-cell>
          <table:table-cell table:formula="of:=[.B940]/([.$B$2]+[.B940])*[.$B$1]" office:value-type="float" office:value="1.51561417709467">
            <text:p>1.5156141771</text:p>
          </table:table-cell>
          <table:table-cell table:formula="of:=[.$D$5]*[.C940]-[.$D$4]" office:value-type="float" office:value="1.08611026031965">
            <text:p>1.0861102603</text:p>
          </table:table-cell>
          <table:table-cell table:formula="of:=INT([.D940]/[.$B$1]*1024)" office:value-type="float" office:value="222">
            <text:p>222</text:p>
          </table:table-cell>
          <table:table-cell table:number-columns-repeated="10"/>
        </table:table-row>
        <table:table-row table:style-name="ro2">
          <table:table-cell table:formula="of:=[.A940]+[.$D$1]" office:value-type="float" office:value="72.9000000000002">
            <text:p>72.9</text:p>
          </table:table-cell>
          <table:table-cell table:formula="of:=[.$M$2]+[.$M$3]*[.A941]+[.$M$4]*[.A941]^2+[.$M$5]*[.A941]^3+[.$M$6]*[.A941]^4+[.$N$2]*[.A941]^5+[.$N$3]*[.A941]^6+[.$N$4]*[.A941]^7+[.$N$5]*[.A941]^8+[.$N$6]*[.A941]^9" office:value-type="float" office:value="10.8100026317839">
            <text:p>10.8100026318</text:p>
          </table:table-cell>
          <table:table-cell table:formula="of:=[.B941]/([.$B$2]+[.B941])*[.$B$1]" office:value-type="float" office:value="1.51286167820961">
            <text:p>1.5128616782</text:p>
          </table:table-cell>
          <table:table-cell table:formula="of:=[.$D$5]*[.C941]-[.$D$4]" office:value-type="float" office:value="1.08220576557866">
            <text:p>1.0822057656</text:p>
          </table:table-cell>
          <table:table-cell table:formula="of:=INT([.D941]/[.$B$1]*1024)" office:value-type="float" office:value="221">
            <text:p>221</text:p>
          </table:table-cell>
          <table:table-cell table:number-columns-repeated="10"/>
        </table:table-row>
        <table:table-row table:style-name="ro2">
          <table:table-cell table:formula="of:=[.A941]+[.$D$1]" office:value-type="float" office:value="73.0000000000001">
            <text:p>73</text:p>
          </table:table-cell>
          <table:table-cell table:formula="of:=[.$M$2]+[.$M$3]*[.A942]+[.$M$4]*[.A942]^2+[.$M$5]*[.A942]^3+[.$M$6]*[.A942]^4+[.$N$2]*[.A942]^5+[.$N$3]*[.A942]^6+[.$N$4]*[.A942]^7+[.$N$5]*[.A942]^8+[.$N$6]*[.A942]^9" office:value-type="float" office:value="10.7818713729577">
            <text:p>10.781871373</text:p>
          </table:table-cell>
          <table:table-cell table:formula="of:=[.B942]/([.$B$2]+[.B942])*[.$B$1]" office:value-type="float" office:value="1.51011375966428">
            <text:p>1.5101137597</text:p>
          </table:table-cell>
          <table:table-cell table:formula="of:=[.$D$5]*[.C942]-[.$D$4]" office:value-type="float" office:value="1.0783077681745">
            <text:p>1.0783077682</text:p>
          </table:table-cell>
          <table:table-cell table:formula="of:=INT([.D942]/[.$B$1]*1024)" office:value-type="float" office:value="220">
            <text:p>220</text:p>
          </table:table-cell>
          <table:table-cell table:number-columns-repeated="10"/>
        </table:table-row>
        <table:table-row table:style-name="ro2">
          <table:table-cell table:formula="of:=[.A942]+[.$D$1]" office:value-type="float" office:value="73.1000000000001">
            <text:p>73.1</text:p>
          </table:table-cell>
          <table:table-cell table:formula="of:=[.$M$2]+[.$M$3]*[.A943]+[.$M$4]*[.A943]^2+[.$M$5]*[.A943]^3+[.$M$6]*[.A943]^4+[.$N$2]*[.A943]^5+[.$N$3]*[.A943]^6+[.$N$4]*[.A943]^7+[.$N$5]*[.A943]^8+[.$N$6]*[.A943]^9" office:value-type="float" office:value="10.7538313142576">
            <text:p>10.7538313143</text:p>
          </table:table-cell>
          <table:table-cell table:formula="of:=[.B943]/([.$B$2]+[.B943])*[.$B$1]" office:value-type="float" office:value="1.50737043657843">
            <text:p>1.5073704366</text:p>
          </table:table-cell>
          <table:table-cell table:formula="of:=[.$D$5]*[.C943]-[.$D$4]" office:value-type="float" office:value="1.07441628955496">
            <text:p>1.0744162896</text:p>
          </table:table-cell>
          <table:table-cell table:formula="of:=INT([.D943]/[.$B$1]*1024)" office:value-type="float" office:value="220">
            <text:p>220</text:p>
          </table:table-cell>
          <table:table-cell table:number-columns-repeated="10"/>
        </table:table-row>
        <table:table-row table:style-name="ro2">
          <table:table-cell table:formula="of:=[.A943]+[.$D$1]" office:value-type="float" office:value="73.2000000000001">
            <text:p>73.2</text:p>
          </table:table-cell>
          <table:table-cell table:formula="of:=[.$M$2]+[.$M$3]*[.A944]+[.$M$4]*[.A944]^2+[.$M$5]*[.A944]^3+[.$M$6]*[.A944]^4+[.$N$2]*[.A944]^5+[.$N$3]*[.A944]^6+[.$N$4]*[.A944]^7+[.$N$5]*[.A944]^8+[.$N$6]*[.A944]^9" office:value-type="float" office:value="10.7258822832104">
            <text:p>10.7258822832</text:p>
          </table:table-cell>
          <table:table-cell table:formula="of:=[.B944]/([.$B$2]+[.B944])*[.$B$1]" office:value-type="float" office:value="1.50463172394209">
            <text:p>1.5046317239</text:p>
          </table:table-cell>
          <table:table-cell table:formula="of:=[.$D$5]*[.C944]-[.$D$4]" office:value-type="float" office:value="1.07053135098379">
            <text:p>1.070531351</text:p>
          </table:table-cell>
          <table:table-cell table:formula="of:=INT([.D944]/[.$B$1]*1024)" office:value-type="float" office:value="219">
            <text:p>219</text:p>
          </table:table-cell>
          <table:table-cell table:number-columns-repeated="10"/>
        </table:table-row>
        <table:table-row table:style-name="ro2">
          <table:table-cell table:formula="of:=[.A944]+[.$D$1]" office:value-type="float" office:value="73.3000000000001">
            <text:p>73.3</text:p>
          </table:table-cell>
          <table:table-cell table:formula="of:=[.$M$2]+[.$M$3]*[.A945]+[.$M$4]*[.A945]^2+[.$M$5]*[.A945]^3+[.$M$6]*[.A945]^4+[.$N$2]*[.A945]^5+[.$N$3]*[.A945]^6+[.$N$4]*[.A945]^7+[.$N$5]*[.A945]^8+[.$N$6]*[.A945]^9" office:value-type="float" office:value="10.6980241067922">
            <text:p>10.6980241068</text:p>
          </table:table-cell>
          <table:table-cell table:formula="of:=[.B945]/([.$B$2]+[.B945])*[.$B$1]" office:value-type="float" office:value="1.50189763661454">
            <text:p>1.5018976366</text:p>
          </table:table-cell>
          <table:table-cell table:formula="of:=[.$D$5]*[.C945]-[.$D$4]" office:value-type="float" office:value="1.06665297353928">
            <text:p>1.0666529735</text:p>
          </table:table-cell>
          <table:table-cell table:formula="of:=INT([.D945]/[.$B$1]*1024)" office:value-type="float" office:value="218">
            <text:p>218</text:p>
          </table:table-cell>
          <table:table-cell table:number-columns-repeated="10"/>
        </table:table-row>
        <table:table-row table:style-name="ro2">
          <table:table-cell table:formula="of:=[.A945]+[.$D$1]" office:value-type="float" office:value="73.4000000000001">
            <text:p>73.4</text:p>
          </table:table-cell>
          <table:table-cell table:formula="of:=[.$M$2]+[.$M$3]*[.A946]+[.$M$4]*[.A946]^2+[.$M$5]*[.A946]^3+[.$M$6]*[.A946]^4+[.$N$2]*[.A946]^5+[.$N$3]*[.A946]^6+[.$N$4]*[.A946]^7+[.$N$5]*[.A946]^8+[.$N$6]*[.A946]^9" office:value-type="float" office:value="10.6702566114272">
            <text:p>10.6702566114</text:p>
          </table:table-cell>
          <table:table-cell table:formula="of:=[.B946]/([.$B$2]+[.B946])*[.$B$1]" office:value-type="float" office:value="1.49916818932327">
            <text:p>1.4991681893</text:p>
          </table:table-cell>
          <table:table-cell table:formula="of:=[.$D$5]*[.C946]-[.$D$4]" office:value-type="float" office:value="1.0627811781128">
            <text:p>1.0627811781</text:p>
          </table:table-cell>
          <table:table-cell table:formula="of:=INT([.D946]/[.$B$1]*1024)" office:value-type="float" office:value="217">
            <text:p>217</text:p>
          </table:table-cell>
          <table:table-cell table:number-columns-repeated="10"/>
        </table:table-row>
        <table:table-row table:style-name="ro2">
          <table:table-cell table:formula="of:=[.A946]+[.$D$1]" office:value-type="float" office:value="73.5000000000001">
            <text:p>73.5</text:p>
          </table:table-cell>
          <table:table-cell table:formula="of:=[.$M$2]+[.$M$3]*[.A947]+[.$M$4]*[.A947]^2+[.$M$5]*[.A947]^3+[.$M$6]*[.A947]^4+[.$N$2]*[.A947]^5+[.$N$3]*[.A947]^6+[.$N$4]*[.A947]^7+[.$N$5]*[.A947]^8+[.$N$6]*[.A947]^9" office:value-type="float" office:value="10.6425796229856">
            <text:p>10.642579623</text:p>
          </table:table-cell>
          <table:table-cell table:formula="of:=[.B947]/([.$B$2]+[.B947])*[.$B$1]" office:value-type="float" office:value="1.49644339666297">
            <text:p>1.4964433967</text:p>
          </table:table-cell>
          <table:table-cell table:formula="of:=[.$D$5]*[.C947]-[.$D$4]" office:value-type="float" office:value="1.0589159854073">
            <text:p>1.0589159854</text:p>
          </table:table-cell>
          <table:table-cell table:formula="of:=INT([.D947]/[.$B$1]*1024)" office:value-type="float" office:value="216">
            <text:p>216</text:p>
          </table:table-cell>
          <table:table-cell table:number-columns-repeated="10"/>
        </table:table-row>
        <table:table-row table:style-name="ro2">
          <table:table-cell table:formula="of:=[.A947]+[.$D$1]" office:value-type="float" office:value="73.6000000000001">
            <text:p>73.6</text:p>
          </table:table-cell>
          <table:table-cell table:formula="of:=[.$M$2]+[.$M$3]*[.A948]+[.$M$4]*[.A948]^2+[.$M$5]*[.A948]^3+[.$M$6]*[.A948]^4+[.$N$2]*[.A948]^5+[.$N$3]*[.A948]^6+[.$N$4]*[.A948]^7+[.$N$5]*[.A948]^8+[.$N$6]*[.A948]^9" office:value-type="float" office:value="10.6149929667835">
            <text:p>10.6149929668</text:p>
          </table:table-cell>
          <table:table-cell table:formula="of:=[.B948]/([.$B$2]+[.B948])*[.$B$1]" office:value-type="float" office:value="1.49372327309458">
            <text:p>1.4937232731</text:p>
          </table:table-cell>
          <table:table-cell table:formula="of:=[.$D$5]*[.C948]-[.$D$4]" office:value-type="float" office:value="1.05505741593602">
            <text:p>1.0550574159</text:p>
          </table:table-cell>
          <table:table-cell table:formula="of:=INT([.D948]/[.$B$1]*1024)" office:value-type="float" office:value="216">
            <text:p>216</text:p>
          </table:table-cell>
          <table:table-cell table:number-columns-repeated="10"/>
        </table:table-row>
        <table:table-row table:style-name="ro2">
          <table:table-cell table:formula="of:=[.A948]+[.$D$1]" office:value-type="float" office:value="73.7000000000001">
            <text:p>73.7</text:p>
          </table:table-cell>
          <table:table-cell table:formula="of:=[.$M$2]+[.$M$3]*[.A949]+[.$M$4]*[.A949]^2+[.$M$5]*[.A949]^3+[.$M$6]*[.A949]^4+[.$N$2]*[.A949]^5+[.$N$3]*[.A949]^6+[.$N$4]*[.A949]^7+[.$N$5]*[.A949]^8+[.$N$6]*[.A949]^9" office:value-type="float" office:value="10.5874964675804">
            <text:p>10.5874964676</text:p>
          </table:table-cell>
          <table:table-cell table:formula="of:=[.B949]/([.$B$2]+[.B949])*[.$B$1]" office:value-type="float" office:value="1.4910078329442">
            <text:p>1.4910078329</text:p>
          </table:table-cell>
          <table:table-cell table:formula="of:=[.$D$5]*[.C949]-[.$D$4]" office:value-type="float" office:value="1.05120549002092">
            <text:p>1.05120549</text:p>
          </table:table-cell>
          <table:table-cell table:formula="of:=INT([.D949]/[.$B$1]*1024)" office:value-type="float" office:value="215">
            <text:p>215</text:p>
          </table:table-cell>
          <table:table-cell table:number-columns-repeated="10"/>
        </table:table-row>
        <table:table-row table:style-name="ro2">
          <table:table-cell table:formula="of:=[.A949]+[.$D$1]" office:value-type="float" office:value="73.8000000000001">
            <text:p>73.8</text:p>
          </table:table-cell>
          <table:table-cell table:formula="of:=[.$M$2]+[.$M$3]*[.A950]+[.$M$4]*[.A950]^2+[.$M$5]*[.A950]^3+[.$M$6]*[.A950]^4+[.$N$2]*[.A950]^5+[.$N$3]*[.A950]^6+[.$N$4]*[.A950]^7+[.$N$5]*[.A950]^8+[.$N$6]*[.A950]^9" office:value-type="float" office:value="10.5600899495789">
            <text:p>10.5600899496</text:p>
          </table:table-cell>
          <table:table-cell table:formula="of:=[.B950]/([.$B$2]+[.B950])*[.$B$1]" office:value-type="float" office:value="1.48829709040217">
            <text:p>1.4882970904</text:p>
          </table:table-cell>
          <table:table-cell table:formula="of:=[.$D$5]*[.C950]-[.$D$4]" office:value-type="float" office:value="1.0473602277914">
            <text:p>1.0473602278</text:p>
          </table:table-cell>
          <table:table-cell table:formula="of:=INT([.D950]/[.$B$1]*1024)" office:value-type="float" office:value="214">
            <text:p>214</text:p>
          </table:table-cell>
          <table:table-cell table:number-columns-repeated="10"/>
        </table:table-row>
        <table:table-row table:style-name="ro2">
          <table:table-cell table:formula="of:=[.A950]+[.$D$1]" office:value-type="float" office:value="73.9000000000001">
            <text:p>73.9</text:p>
          </table:table-cell>
          <table:table-cell table:formula="of:=[.$M$2]+[.$M$3]*[.A951]+[.$M$4]*[.A951]^2+[.$M$5]*[.A951]^3+[.$M$6]*[.A951]^4+[.$N$2]*[.A951]^5+[.$N$3]*[.A951]^6+[.$N$4]*[.A951]^7+[.$N$5]*[.A951]^8+[.$N$6]*[.A951]^9" office:value-type="float" office:value="10.532773236423">
            <text:p>10.5327732364</text:p>
          </table:table-cell>
          <table:table-cell table:formula="of:=[.B951]/([.$B$2]+[.B951])*[.$B$1]" office:value-type="float" office:value="1.48559105952208">
            <text:p>1.4855910595</text:p>
          </table:table-cell>
          <table:table-cell table:formula="of:=[.$D$5]*[.C951]-[.$D$4]" office:value-type="float" office:value="1.04352164918284">
            <text:p>1.0435216492</text:p>
          </table:table-cell>
          <table:table-cell table:formula="of:=INT([.D951]/[.$B$1]*1024)" office:value-type="float" office:value="213">
            <text:p>213</text:p>
          </table:table-cell>
          <table:table-cell table:number-columns-repeated="10"/>
        </table:table-row>
        <table:table-row table:style-name="ro2">
          <table:table-cell table:formula="of:=[.A951]+[.$D$1]" office:value-type="float" office:value="74.0000000000001">
            <text:p>74</text:p>
          </table:table-cell>
          <table:table-cell table:formula="of:=[.$M$2]+[.$M$3]*[.A952]+[.$M$4]*[.A952]^2+[.$M$5]*[.A952]^3+[.$M$6]*[.A952]^4+[.$N$2]*[.A952]^5+[.$N$3]*[.A952]^6+[.$N$4]*[.A952]^7+[.$N$5]*[.A952]^8+[.$N$6]*[.A952]^9" office:value-type="float" office:value="10.5055461511974">
            <text:p>10.5055461512</text:p>
          </table:table-cell>
          <table:table-cell table:formula="of:=[.B952]/([.$B$2]+[.B952])*[.$B$1]" office:value-type="float" office:value="1.48288975421976">
            <text:p>1.4828897542</text:p>
          </table:table-cell>
          <table:table-cell table:formula="of:=[.$D$5]*[.C952]-[.$D$4]" office:value-type="float" office:value="1.03968977393523">
            <text:p>1.0396897739</text:p>
          </table:table-cell>
          <table:table-cell table:formula="of:=INT([.D952]/[.$B$1]*1024)" office:value-type="float" office:value="212">
            <text:p>212</text:p>
          </table:table-cell>
          <table:table-cell table:number-columns-repeated="10"/>
        </table:table-row>
        <table:table-row table:style-name="ro2">
          <table:table-cell table:formula="of:=[.A952]+[.$D$1]" office:value-type="float" office:value="74.1000000000001">
            <text:p>74.1</text:p>
          </table:table-cell>
          <table:table-cell table:formula="of:=[.$M$2]+[.$M$3]*[.A953]+[.$M$4]*[.A953]^2+[.$M$5]*[.A953]^3+[.$M$6]*[.A953]^4+[.$N$2]*[.A953]^5+[.$N$3]*[.A953]^6+[.$N$4]*[.A953]^7+[.$N$5]*[.A953]^8+[.$N$6]*[.A953]^9" office:value-type="float" office:value="10.4784085164264">
            <text:p>10.4784085164</text:p>
          </table:table-cell>
          <table:table-cell table:formula="of:=[.B953]/([.$B$2]+[.B953])*[.$B$1]" office:value-type="float" office:value="1.48019318827236">
            <text:p>1.4801931883</text:p>
          </table:table-cell>
          <table:table-cell table:formula="of:=[.$D$5]*[.C953]-[.$D$4]" office:value-type="float" office:value="1.03586462159185">
            <text:p>1.0358646216</text:p>
          </table:table-cell>
          <table:table-cell table:formula="of:=INT([.D953]/[.$B$1]*1024)" office:value-type="float" office:value="212">
            <text:p>212</text:p>
          </table:table-cell>
          <table:table-cell table:number-columns-repeated="10"/>
        </table:table-row>
        <table:table-row table:style-name="ro2">
          <table:table-cell table:formula="of:=[.A953]+[.$D$1]" office:value-type="float" office:value="74.2000000000001">
            <text:p>74.2</text:p>
          </table:table-cell>
          <table:table-cell table:formula="of:=[.$M$2]+[.$M$3]*[.A954]+[.$M$4]*[.A954]^2+[.$M$5]*[.A954]^3+[.$M$6]*[.A954]^4+[.$N$2]*[.A954]^5+[.$N$3]*[.A954]^6+[.$N$4]*[.A954]^7+[.$N$5]*[.A954]^8+[.$N$6]*[.A954]^9" office:value-type="float" office:value="10.4513601540725">
            <text:p>10.4513601541</text:p>
          </table:table-cell>
          <table:table-cell table:formula="of:=[.B954]/([.$B$2]+[.B954])*[.$B$1]" office:value-type="float" office:value="1.47750137531738">
            <text:p>1.4775013753</text:p>
          </table:table-cell>
          <table:table-cell table:formula="of:=[.$D$5]*[.C954]-[.$D$4]" office:value-type="float" office:value="1.03204621149785">
            <text:p>1.0320462115</text:p>
          </table:table-cell>
          <table:table-cell table:formula="of:=INT([.D954]/[.$B$1]*1024)" office:value-type="float" office:value="211">
            <text:p>211</text:p>
          </table:table-cell>
          <table:table-cell table:number-columns-repeated="10"/>
        </table:table-row>
        <table:table-row table:style-name="ro2">
          <table:table-cell table:formula="of:=[.A954]+[.$D$1]" office:value-type="float" office:value="74.3000000000001">
            <text:p>74.3</text:p>
          </table:table-cell>
          <table:table-cell table:formula="of:=[.$M$2]+[.$M$3]*[.A955]+[.$M$4]*[.A955]^2+[.$M$5]*[.A955]^3+[.$M$6]*[.A955]^4+[.$N$2]*[.A955]^5+[.$N$3]*[.A955]^6+[.$N$4]*[.A955]^7+[.$N$5]*[.A955]^8+[.$N$6]*[.A955]^9" office:value-type="float" office:value="10.4244008855365">
            <text:p>10.4244008855</text:p>
          </table:table-cell>
          <table:table-cell table:formula="of:=[.B955]/([.$B$2]+[.B955])*[.$B$1]" office:value-type="float" office:value="1.47481432885173">
            <text:p>1.4748143289</text:p>
          </table:table-cell>
          <table:table-cell table:formula="of:=[.$D$5]*[.C955]-[.$D$4]" office:value-type="float" office:value="1.02823456279896">
            <text:p>1.0282345628</text:p>
          </table:table-cell>
          <table:table-cell table:formula="of:=INT([.D955]/[.$B$1]*1024)" office:value-type="float" office:value="210">
            <text:p>210</text:p>
          </table:table-cell>
          <table:table-cell table:number-columns-repeated="10"/>
        </table:table-row>
        <table:table-row table:style-name="ro2">
          <table:table-cell table:formula="of:=[.A955]+[.$D$1]" office:value-type="float" office:value="74.4000000000001">
            <text:p>74.4</text:p>
          </table:table-cell>
          <table:table-cell table:formula="of:=[.$M$2]+[.$M$3]*[.A956]+[.$M$4]*[.A956]^2+[.$M$5]*[.A956]^3+[.$M$6]*[.A956]^4+[.$N$2]*[.A956]^5+[.$N$3]*[.A956]^6+[.$N$4]*[.A956]^7+[.$N$5]*[.A956]^8+[.$N$6]*[.A956]^9" office:value-type="float" office:value="10.3975305316558">
            <text:p>10.3975305317</text:p>
          </table:table-cell>
          <table:table-cell table:formula="of:=[.B956]/([.$B$2]+[.B956])*[.$B$1]" office:value-type="float" office:value="1.4721320622308">
            <text:p>1.4721320622</text:p>
          </table:table-cell>
          <table:table-cell table:formula="of:=[.$D$5]*[.C956]-[.$D$4]" office:value-type="float" office:value="1.02442969444017">
            <text:p>1.0244296944</text:p>
          </table:table-cell>
          <table:table-cell table:formula="of:=INT([.D956]/[.$B$1]*1024)" office:value-type="float" office:value="209">
            <text:p>209</text:p>
          </table:table-cell>
          <table:table-cell table:number-columns-repeated="10"/>
        </table:table-row>
        <table:table-row table:style-name="ro2">
          <table:table-cell table:formula="of:=[.A956]+[.$D$1]" office:value-type="float" office:value="74.5000000000001">
            <text:p>74.5</text:p>
          </table:table-cell>
          <table:table-cell table:formula="of:=[.$M$2]+[.$M$3]*[.A957]+[.$M$4]*[.A957]^2+[.$M$5]*[.A957]^3+[.$M$6]*[.A957]^4+[.$N$2]*[.A957]^5+[.$N$3]*[.A957]^6+[.$N$4]*[.A957]^7+[.$N$5]*[.A957]^8+[.$N$6]*[.A957]^9" office:value-type="float" office:value="10.3707489127039">
            <text:p>10.3707489127</text:p>
          </table:table-cell>
          <table:table-cell table:formula="of:=[.B957]/([.$B$2]+[.B957])*[.$B$1]" office:value-type="float" office:value="1.4694545886675">
            <text:p>1.4694545887</text:p>
          </table:table-cell>
          <table:table-cell table:formula="of:=[.$D$5]*[.C957]-[.$D$4]" office:value-type="float" office:value="1.02063162516436">
            <text:p>1.0206316252</text:p>
          </table:table-cell>
          <table:table-cell table:formula="of:=INT([.D957]/[.$B$1]*1024)" office:value-type="float" office:value="209">
            <text:p>209</text:p>
          </table:table-cell>
          <table:table-cell table:number-columns-repeated="10"/>
        </table:table-row>
        <table:table-row table:style-name="ro2">
          <table:table-cell table:formula="of:=[.A957]+[.$D$1]" office:value-type="float" office:value="74.6000000000001">
            <text:p>74.6</text:p>
          </table:table-cell>
          <table:table-cell table:formula="of:=[.$M$2]+[.$M$3]*[.A958]+[.$M$4]*[.A958]^2+[.$M$5]*[.A958]^3+[.$M$6]*[.A958]^4+[.$N$2]*[.A958]^5+[.$N$3]*[.A958]^6+[.$N$4]*[.A958]^7+[.$N$5]*[.A958]^8+[.$N$6]*[.A958]^9" office:value-type="float" office:value="10.3440558483899">
            <text:p>10.3440558484</text:p>
          </table:table-cell>
          <table:table-cell table:formula="of:=[.B958]/([.$B$2]+[.B958])*[.$B$1]" office:value-type="float" office:value="1.46678192123141">
            <text:p>1.4667819212</text:p>
          </table:table-cell>
          <table:table-cell table:formula="of:=[.$D$5]*[.C958]-[.$D$4]" office:value-type="float" office:value="1.01684037351109">
            <text:p>1.0168403735</text:p>
          </table:table-cell>
          <table:table-cell table:formula="of:=INT([.D958]/[.$B$1]*1024)" office:value-type="float" office:value="208">
            <text:p>208</text:p>
          </table:table-cell>
          <table:table-cell table:number-columns-repeated="10"/>
        </table:table-row>
        <table:table-row table:style-name="ro2">
          <table:table-cell table:formula="of:=[.A958]+[.$D$1]" office:value-type="float" office:value="74.7">
            <text:p>74.7</text:p>
          </table:table-cell>
          <table:table-cell table:formula="of:=[.$M$2]+[.$M$3]*[.A959]+[.$M$4]*[.A959]^2+[.$M$5]*[.A959]^3+[.$M$6]*[.A959]^4+[.$N$2]*[.A959]^5+[.$N$3]*[.A959]^6+[.$N$4]*[.A959]^7+[.$N$5]*[.A959]^8+[.$N$6]*[.A959]^9" office:value-type="float" office:value="10.3174511578577">
            <text:p>10.3174511579</text:p>
          </table:table-cell>
          <table:table-cell table:formula="of:=[.B959]/([.$B$2]+[.B959])*[.$B$1]" office:value-type="float" office:value="1.46411407284781">
            <text:p>1.4641140728</text:p>
          </table:table-cell>
          <table:table-cell table:formula="of:=[.$D$5]*[.C959]-[.$D$4]" office:value-type="float" office:value="1.0130559578152">
            <text:p>1.0130559578</text:p>
          </table:table-cell>
          <table:table-cell table:formula="of:=INT([.D959]/[.$B$1]*1024)" office:value-type="float" office:value="207">
            <text:p>207</text:p>
          </table:table-cell>
          <table:table-cell table:number-columns-repeated="10"/>
        </table:table-row>
        <table:table-row table:style-name="ro2">
          <table:table-cell table:formula="of:=[.A959]+[.$D$1]" office:value-type="float" office:value="74.8">
            <text:p>74.8</text:p>
          </table:table-cell>
          <table:table-cell table:formula="of:=[.$M$2]+[.$M$3]*[.A960]+[.$M$4]*[.A960]^2+[.$M$5]*[.A960]^3+[.$M$6]*[.A960]^4+[.$N$2]*[.A960]^5+[.$N$3]*[.A960]^6+[.$N$4]*[.A960]^7+[.$N$5]*[.A960]^8+[.$N$6]*[.A960]^9" office:value-type="float" office:value="10.2909346596853">
            <text:p>10.2909346597</text:p>
          </table:table-cell>
          <table:table-cell table:formula="of:=[.B960]/([.$B$2]+[.B960])*[.$B$1]" office:value-type="float" office:value="1.46145105629682">
            <text:p>1.4614510563</text:p>
          </table:table-cell>
          <table:table-cell table:formula="of:=[.$D$5]*[.C960]-[.$D$4]" office:value-type="float" office:value="1.00927839620566">
            <text:p>1.0092783962</text:p>
          </table:table-cell>
          <table:table-cell table:formula="of:=INT([.D960]/[.$B$1]*1024)" office:value-type="float" office:value="206">
            <text:p>206</text:p>
          </table:table-cell>
          <table:table-cell table:number-columns-repeated="10"/>
        </table:table-row>
        <table:table-row table:style-name="ro2">
          <table:table-cell table:formula="of:=[.A960]+[.$D$1]" office:value-type="float" office:value="74.9">
            <text:p>74.9</text:p>
          </table:table-cell>
          <table:table-cell table:formula="of:=[.$M$2]+[.$M$3]*[.A961]+[.$M$4]*[.A961]^2+[.$M$5]*[.A961]^3+[.$M$6]*[.A961]^4+[.$N$2]*[.A961]^5+[.$N$3]*[.A961]^6+[.$N$4]*[.A961]^7+[.$N$5]*[.A961]^8+[.$N$6]*[.A961]^9" office:value-type="float" office:value="10.2645061718847">
            <text:p>10.2645061719</text:p>
          </table:table-cell>
          <table:table-cell table:formula="of:=[.B961]/([.$B$2]+[.B961])*[.$B$1]" office:value-type="float" office:value="1.4587928842125">
            <text:p>1.4587928842</text:p>
          </table:table-cell>
          <table:table-cell table:formula="of:=[.$D$5]*[.C961]-[.$D$4]" office:value-type="float" office:value="1.00550770660421">
            <text:p>1.0055077066</text:p>
          </table:table-cell>
          <table:table-cell table:formula="of:=INT([.D961]/[.$B$1]*1024)" office:value-type="float" office:value="205">
            <text:p>205</text:p>
          </table:table-cell>
          <table:table-cell table:number-columns-repeated="10"/>
        </table:table-row>
        <table:table-row table:style-name="ro2">
          <table:table-cell table:formula="of:=[.A961]+[.$D$1]" office:value-type="float" office:value="75">
            <text:p>75</text:p>
          </table:table-cell>
          <table:table-cell table:formula="of:=[.$M$2]+[.$M$3]*[.A962]+[.$M$4]*[.A962]^2+[.$M$5]*[.A962]^3+[.$M$6]*[.A962]^4+[.$N$2]*[.A962]^5+[.$N$3]*[.A962]^6+[.$N$4]*[.A962]^7+[.$N$5]*[.A962]^8+[.$N$6]*[.A962]^9" office:value-type="float" office:value="10.238165511901">
            <text:p>10.2381655119</text:p>
          </table:table-cell>
          <table:table-cell table:formula="of:=[.B962]/([.$B$2]+[.B962])*[.$B$1]" office:value-type="float" office:value="1.45613956908198">
            <text:p>1.4561395691</text:p>
          </table:table-cell>
          <table:table-cell table:formula="of:=[.$D$5]*[.C962]-[.$D$4]" office:value-type="float" office:value="1.0017439067242">
            <text:p>1.0017439067</text:p>
          </table:table-cell>
          <table:table-cell table:formula="of:=INT([.D962]/[.$B$1]*1024)" office:value-type="float" office:value="205">
            <text:p>205</text:p>
          </table:table-cell>
          <table:table-cell table:number-columns-repeated="10"/>
        </table:table-row>
        <table:table-row table:style-name="ro2">
          <table:table-cell table:formula="of:=[.A962]+[.$D$1]" office:value-type="float" office:value="75.1">
            <text:p>75.1</text:p>
          </table:table-cell>
          <table:table-cell table:formula="of:=[.$M$2]+[.$M$3]*[.A963]+[.$M$4]*[.A963]^2+[.$M$5]*[.A963]^3+[.$M$6]*[.A963]^4+[.$N$2]*[.A963]^5+[.$N$3]*[.A963]^6+[.$N$4]*[.A963]^7+[.$N$5]*[.A963]^8+[.$N$6]*[.A963]^9" office:value-type="float" office:value="10.2119124966122">
            <text:p>10.2119124966</text:p>
          </table:table-cell>
          <table:table-cell table:formula="of:=[.B963]/([.$B$2]+[.B963])*[.$B$1]" office:value-type="float" office:value="1.45349112324457">
            <text:p>1.4534911232</text:p>
          </table:table-cell>
          <table:table-cell table:formula="of:=[.$D$5]*[.C963]-[.$D$4]" office:value-type="float" office:value="0.997987014069276">
            <text:p>0.9979870141</text:p>
          </table:table-cell>
          <table:table-cell table:formula="of:=INT([.D963]/[.$B$1]*1024)" office:value-type="float" office:value="204">
            <text:p>204</text:p>
          </table:table-cell>
          <table:table-cell table:number-columns-repeated="10"/>
        </table:table-row>
        <table:table-row table:style-name="ro2">
          <table:table-cell table:formula="of:=[.A963]+[.$D$1]" office:value-type="float" office:value="75.2">
            <text:p>75.2</text:p>
          </table:table-cell>
          <table:table-cell table:formula="of:=[.$M$2]+[.$M$3]*[.A964]+[.$M$4]*[.A964]^2+[.$M$5]*[.A964]^3+[.$M$6]*[.A964]^4+[.$N$2]*[.A964]^5+[.$N$3]*[.A964]^6+[.$N$4]*[.A964]^7+[.$N$5]*[.A964]^8+[.$N$6]*[.A964]^9" office:value-type="float" office:value="10.1857469423288">
            <text:p>10.1857469423</text:p>
          </table:table-cell>
          <table:table-cell table:formula="of:=[.B964]/([.$B$2]+[.B964])*[.$B$1]" office:value-type="float" office:value="1.45084755889094">
            <text:p>1.4508475589</text:p>
          </table:table-cell>
          <table:table-cell table:formula="of:=[.$D$5]*[.C964]-[.$D$4]" office:value-type="float" office:value="0.994237045932236">
            <text:p>0.9942370459</text:p>
          </table:table-cell>
          <table:table-cell table:formula="of:=INT([.D964]/[.$B$1]*1024)" office:value-type="float" office:value="203">
            <text:p>203</text:p>
          </table:table-cell>
          <table:table-cell table:number-columns-repeated="10"/>
        </table:table-row>
        <table:table-row table:style-name="ro2">
          <table:table-cell table:formula="of:=[.A964]+[.$D$1]" office:value-type="float" office:value="75.3">
            <text:p>75.3</text:p>
          </table:table-cell>
          <table:table-cell table:formula="of:=[.$M$2]+[.$M$3]*[.A965]+[.$M$4]*[.A965]^2+[.$M$5]*[.A965]^3+[.$M$6]*[.A965]^4+[.$N$2]*[.A965]^5+[.$N$3]*[.A965]^6+[.$N$4]*[.A965]^7+[.$N$5]*[.A965]^8+[.$N$6]*[.A965]^9" office:value-type="float" office:value="10.1596686647937">
            <text:p>10.1596686648</text:p>
          </table:table-cell>
          <table:table-cell table:formula="of:=[.B965]/([.$B$2]+[.B965])*[.$B$1]" office:value-type="float" office:value="1.44820888806224">
            <text:p>1.4482088881</text:p>
          </table:table-cell>
          <table:table-cell table:formula="of:=[.$D$5]*[.C965]-[.$D$4]" office:value-type="float" office:value="0.99049401939378">
            <text:p>0.9904940194</text:p>
          </table:table-cell>
          <table:table-cell table:formula="of:=INT([.D965]/[.$B$1]*1024)" office:value-type="float" office:value="202">
            <text:p>202</text:p>
          </table:table-cell>
          <table:table-cell table:number-columns-repeated="10"/>
        </table:table-row>
        <table:table-row table:style-name="ro2">
          <table:table-cell table:formula="of:=[.A965]+[.$D$1]" office:value-type="float" office:value="75.4">
            <text:p>75.4</text:p>
          </table:table-cell>
          <table:table-cell table:formula="of:=[.$M$2]+[.$M$3]*[.A966]+[.$M$4]*[.A966]^2+[.$M$5]*[.A966]^3+[.$M$6]*[.A966]^4+[.$N$2]*[.A966]^5+[.$N$3]*[.A966]^6+[.$N$4]*[.A966]^7+[.$N$5]*[.A966]^8+[.$N$6]*[.A966]^9" office:value-type="float" office:value="10.1336774791819">
            <text:p>10.1336774792</text:p>
          </table:table-cell>
          <table:table-cell table:formula="of:=[.B966]/([.$B$2]+[.B966])*[.$B$1]" office:value-type="float" office:value="1.4455751226493">
            <text:p>1.4455751226</text:p>
          </table:table-cell>
          <table:table-cell table:formula="of:=[.$D$5]*[.C966]-[.$D$4]" office:value-type="float" office:value="0.986757951321367">
            <text:p>0.9867579513</text:p>
          </table:table-cell>
          <table:table-cell table:formula="of:=INT([.D966]/[.$B$1]*1024)" office:value-type="float" office:value="202">
            <text:p>202</text:p>
          </table:table-cell>
          <table:table-cell table:number-columns-repeated="10"/>
        </table:table-row>
        <table:table-row table:style-name="ro2">
          <table:table-cell table:formula="of:=[.A966]+[.$D$1]" office:value-type="float" office:value="75.5">
            <text:p>75.5</text:p>
          </table:table-cell>
          <table:table-cell table:formula="of:=[.$M$2]+[.$M$3]*[.A967]+[.$M$4]*[.A967]^2+[.$M$5]*[.A967]^3+[.$M$6]*[.A967]^4+[.$N$2]*[.A967]^5+[.$N$3]*[.A967]^6+[.$N$4]*[.A967]^7+[.$N$5]*[.A967]^8+[.$N$6]*[.A967]^9" office:value-type="float" office:value="10.1077732001001">
            <text:p>10.1077732001</text:p>
          </table:table-cell>
          <table:table-cell table:formula="of:=[.B967]/([.$B$2]+[.B967])*[.$B$1]" office:value-type="float" office:value="1.44294627439175">
            <text:p>1.4429462744</text:p>
          </table:table-cell>
          <table:table-cell table:formula="of:=[.$D$5]*[.C967]-[.$D$4]" office:value-type="float" office:value="0.98302885836799">
            <text:p>0.9830288584</text:p>
          </table:table-cell>
          <table:table-cell table:formula="of:=INT([.D967]/[.$B$1]*1024)" office:value-type="float" office:value="201">
            <text:p>201</text:p>
          </table:table-cell>
          <table:table-cell table:number-columns-repeated="10"/>
        </table:table-row>
        <table:table-row table:style-name="ro2">
          <table:table-cell table:formula="of:=[.A967]+[.$D$1]" office:value-type="float" office:value="75.6">
            <text:p>75.6</text:p>
          </table:table-cell>
          <table:table-cell table:formula="of:=[.$M$2]+[.$M$3]*[.A968]+[.$M$4]*[.A968]^2+[.$M$5]*[.A968]^3+[.$M$6]*[.A968]^4+[.$N$2]*[.A968]^5+[.$N$3]*[.A968]^6+[.$N$4]*[.A968]^7+[.$N$5]*[.A968]^8+[.$N$6]*[.A968]^9" office:value-type="float" office:value="10.0819556415871">
            <text:p>10.0819556416</text:p>
          </table:table-cell>
          <table:table-cell table:formula="of:=[.B968]/([.$B$2]+[.B968])*[.$B$1]" office:value-type="float" office:value="1.44032235487726">
            <text:p>1.4403223549</text:p>
          </table:table-cell>
          <table:table-cell table:formula="of:=[.$D$5]*[.C968]-[.$D$4]" office:value-type="float" office:value="0.979306756971057">
            <text:p>0.979306757</text:p>
          </table:table-cell>
          <table:table-cell table:formula="of:=INT([.D968]/[.$B$1]*1024)" office:value-type="float" office:value="200">
            <text:p>200</text:p>
          </table:table-cell>
          <table:table-cell table:number-columns-repeated="10"/>
        </table:table-row>
        <table:table-row table:style-name="ro2">
          <table:table-cell table:formula="of:=[.A968]+[.$D$1]" office:value-type="float" office:value="75.7">
            <text:p>75.7</text:p>
          </table:table-cell>
          <table:table-cell table:formula="of:=[.$M$2]+[.$M$3]*[.A969]+[.$M$4]*[.A969]^2+[.$M$5]*[.A969]^3+[.$M$6]*[.A969]^4+[.$N$2]*[.A969]^5+[.$N$3]*[.A969]^6+[.$N$4]*[.A969]^7+[.$N$5]*[.A969]^8+[.$N$6]*[.A969]^9" office:value-type="float" office:value="10.0562246171133">
            <text:p>10.0562246171</text:p>
          </table:table-cell>
          <table:table-cell table:formula="of:=[.B969]/([.$B$2]+[.B969])*[.$B$1]" office:value-type="float" office:value="1.43770337554069">
            <text:p>1.4377033755</text:p>
          </table:table-cell>
          <table:table-cell table:formula="of:=[.$D$5]*[.C969]-[.$D$4]" office:value-type="float" office:value="0.975591663351253">
            <text:p>0.9755916634</text:p>
          </table:table-cell>
          <table:table-cell table:formula="of:=INT([.D969]/[.$B$1]*1024)" office:value-type="float" office:value="199">
            <text:p>199</text:p>
          </table:table-cell>
          <table:table-cell table:number-columns-repeated="10"/>
        </table:table-row>
        <table:table-row table:style-name="ro2">
          <table:table-cell table:formula="of:=[.A969]+[.$D$1]" office:value-type="float" office:value="75.8">
            <text:p>75.8</text:p>
          </table:table-cell>
          <table:table-cell table:formula="of:=[.$M$2]+[.$M$3]*[.A970]+[.$M$4]*[.A970]^2+[.$M$5]*[.A970]^3+[.$M$6]*[.A970]^4+[.$N$2]*[.A970]^5+[.$N$3]*[.A970]^6+[.$N$4]*[.A970]^7+[.$N$5]*[.A970]^8+[.$N$6]*[.A970]^9" office:value-type="float" office:value="10.0305799395808">
            <text:p>10.0305799396</text:p>
          </table:table-cell>
          <table:table-cell table:formula="of:=[.B970]/([.$B$2]+[.B970])*[.$B$1]" office:value-type="float" office:value="1.4350893476633">
            <text:p>1.4350893477</text:p>
          </table:table-cell>
          <table:table-cell table:formula="of:=[.$D$5]*[.C970]-[.$D$4]" office:value-type="float" office:value="0.971883593511353">
            <text:p>0.9718835935</text:p>
          </table:table-cell>
          <table:table-cell table:formula="of:=INT([.D970]/[.$B$1]*1024)" office:value-type="float" office:value="199">
            <text:p>199</text:p>
          </table:table-cell>
          <table:table-cell table:number-columns-repeated="10"/>
        </table:table-row>
        <table:table-row table:style-name="ro2">
          <table:table-cell table:formula="of:=[.A970]+[.$D$1]" office:value-type="float" office:value="75.9">
            <text:p>75.9</text:p>
          </table:table-cell>
          <table:table-cell table:formula="of:=[.$M$2]+[.$M$3]*[.A971]+[.$M$4]*[.A971]^2+[.$M$5]*[.A971]^3+[.$M$6]*[.A971]^4+[.$N$2]*[.A971]^5+[.$N$3]*[.A971]^6+[.$N$4]*[.A971]^7+[.$N$5]*[.A971]^8+[.$N$6]*[.A971]^9" office:value-type="float" office:value="10.0050214213241">
            <text:p>10.0050214213</text:p>
          </table:table-cell>
          <table:table-cell table:formula="of:=[.B971]/([.$B$2]+[.B971])*[.$B$1]" office:value-type="float" office:value="1.43248028237203">
            <text:p>1.4324802824</text:p>
          </table:table-cell>
          <table:table-cell table:formula="of:=[.$D$5]*[.C971]-[.$D$4]" office:value-type="float" office:value="0.968182563235206">
            <text:p>0.9681825632</text:p>
          </table:table-cell>
          <table:table-cell table:formula="of:=INT([.D971]/[.$B$1]*1024)" office:value-type="float" office:value="198">
            <text:p>198</text:p>
          </table:table-cell>
          <table:table-cell table:number-columns-repeated="10"/>
        </table:table-row>
        <table:table-row table:style-name="ro2">
          <table:table-cell table:formula="of:=[.A971]+[.$D$1]" office:value-type="float" office:value="76">
            <text:p>76</text:p>
          </table:table-cell>
          <table:table-cell table:formula="of:=[.$M$2]+[.$M$3]*[.A972]+[.$M$4]*[.A972]^2+[.$M$5]*[.A972]^3+[.$M$6]*[.A972]^4+[.$N$2]*[.A972]^5+[.$N$3]*[.A972]^6+[.$N$4]*[.A972]^7+[.$N$5]*[.A972]^8+[.$N$6]*[.A972]^9" office:value-type="float" office:value="9.97954887410897">
            <text:p>9.9795488741</text:p>
          </table:table-cell>
          <table:table-cell table:formula="of:=[.B972]/([.$B$2]+[.B972])*[.$B$1]" office:value-type="float" office:value="1.42987619063861">
            <text:p>1.4298761906</text:p>
          </table:table-cell>
          <table:table-cell table:formula="of:=[.$D$5]*[.C972]-[.$D$4]" office:value-type="float" office:value="0.964488588086511">
            <text:p>0.9644885881</text:p>
          </table:table-cell>
          <table:table-cell table:formula="of:=INT([.D972]/[.$B$1]*1024)" office:value-type="float" office:value="197">
            <text:p>197</text:p>
          </table:table-cell>
          <table:table-cell table:number-columns-repeated="10"/>
        </table:table-row>
        <table:table-row table:style-name="ro2">
          <table:table-cell table:formula="of:=[.A972]+[.$D$1]" office:value-type="float" office:value="76.1">
            <text:p>76.1</text:p>
          </table:table-cell>
          <table:table-cell table:formula="of:=[.$M$2]+[.$M$3]*[.A973]+[.$M$4]*[.A973]^2+[.$M$5]*[.A973]^3+[.$M$6]*[.A973]^4+[.$N$2]*[.A973]^5+[.$N$3]*[.A973]^6+[.$N$4]*[.A973]^7+[.$N$5]*[.A973]^8+[.$N$6]*[.A973]^9" office:value-type="float" office:value="9.954162109134">
            <text:p>9.9541621091</text:p>
          </table:table-cell>
          <table:table-cell table:formula="of:=[.B973]/([.$B$2]+[.B973])*[.$B$1]" office:value-type="float" office:value="1.42727708327889">
            <text:p>1.4272770833</text:p>
          </table:table-cell>
          <table:table-cell table:formula="of:=[.$D$5]*[.C973]-[.$D$4]" office:value-type="float" office:value="0.960801683407866">
            <text:p>0.9608016834</text:p>
          </table:table-cell>
          <table:table-cell table:formula="of:=INT([.D973]/[.$B$1]*1024)" office:value-type="float" office:value="196">
            <text:p>196</text:p>
          </table:table-cell>
          <table:table-cell table:number-columns-repeated="10"/>
        </table:table-row>
        <table:table-row table:style-name="ro2">
          <table:table-cell table:formula="of:=[.A973]+[.$D$1]" office:value-type="float" office:value="76.2">
            <text:p>76.2</text:p>
          </table:table-cell>
          <table:table-cell table:formula="of:=[.$M$2]+[.$M$3]*[.A974]+[.$M$4]*[.A974]^2+[.$M$5]*[.A974]^3+[.$M$6]*[.A974]^4+[.$N$2]*[.A974]^5+[.$N$3]*[.A974]^6+[.$N$4]*[.A974]^7+[.$N$5]*[.A974]^8+[.$N$6]*[.A974]^9" office:value-type="float" office:value="9.92886093703021">
            <text:p>9.928860937</text:p>
          </table:table-cell>
          <table:table-cell table:formula="of:=[.B974]/([.$B$2]+[.B974])*[.$B$1]" office:value-type="float" office:value="1.42468297095208">
            <text:p>1.424682971</text:p>
          </table:table-cell>
          <table:table-cell table:formula="of:=[.$D$5]*[.C974]-[.$D$4]" office:value-type="float" office:value="0.957121864319636">
            <text:p>0.9571218643</text:p>
          </table:table-cell>
          <table:table-cell table:formula="of:=INT([.D974]/[.$B$1]*1024)" office:value-type="float" office:value="196">
            <text:p>196</text:p>
          </table:table-cell>
          <table:table-cell table:number-columns-repeated="10"/>
        </table:table-row>
        <table:table-row table:style-name="ro2">
          <table:table-cell table:formula="of:=[.A974]+[.$D$1]" office:value-type="float" office:value="76.3">
            <text:p>76.3</text:p>
          </table:table-cell>
          <table:table-cell table:formula="of:=[.$M$2]+[.$M$3]*[.A975]+[.$M$4]*[.A975]^2+[.$M$5]*[.A975]^3+[.$M$6]*[.A975]^4+[.$N$2]*[.A975]^5+[.$N$3]*[.A975]^6+[.$N$4]*[.A975]^7+[.$N$5]*[.A975]^8+[.$N$6]*[.A975]^9" office:value-type="float" office:value="9.90364516786107">
            <text:p>9.9036451679</text:p>
          </table:table-cell>
          <table:table-cell table:formula="of:=[.B975]/([.$B$2]+[.B975])*[.$B$1]" office:value-type="float" office:value="1.42209386415993">
            <text:p>1.4220938642</text:p>
          </table:table-cell>
          <table:table-cell table:formula="of:=[.$D$5]*[.C975]-[.$D$4]" office:value-type="float" office:value="0.953449145718854">
            <text:p>0.9534491457</text:p>
          </table:table-cell>
          <table:table-cell table:formula="of:=INT([.D975]/[.$B$1]*1024)" office:value-type="float" office:value="195">
            <text:p>195</text:p>
          </table:table-cell>
          <table:table-cell table:number-columns-repeated="10"/>
        </table:table-row>
        <table:table-row table:style-name="ro2">
          <table:table-cell table:formula="of:=[.A975]+[.$D$1]" office:value-type="float" office:value="76.4">
            <text:p>76.4</text:p>
          </table:table-cell>
          <table:table-cell table:formula="of:=[.$M$2]+[.$M$3]*[.A976]+[.$M$4]*[.A976]^2+[.$M$5]*[.A976]^3+[.$M$6]*[.A976]^4+[.$N$2]*[.A976]^5+[.$N$3]*[.A976]^6+[.$N$4]*[.A976]^7+[.$N$5]*[.A976]^8+[.$N$6]*[.A976]^9" office:value-type="float" office:value="9.87851461112349">
            <text:p>9.8785146111</text:p>
          </table:table-cell>
          <table:table-cell table:formula="of:=[.B976]/([.$B$2]+[.B976])*[.$B$1]" office:value-type="float" office:value="1.41950977324611">
            <text:p>1.4195097732</text:p>
          </table:table-cell>
          <table:table-cell table:formula="of:=[.$D$5]*[.C976]-[.$D$4]" office:value-type="float" office:value="0.949783542278273">
            <text:p>0.9497835423</text:p>
          </table:table-cell>
          <table:table-cell table:formula="of:=INT([.D976]/[.$B$1]*1024)" office:value-type="float" office:value="194">
            <text:p>194</text:p>
          </table:table-cell>
          <table:table-cell table:number-columns-repeated="10"/>
        </table:table-row>
        <table:table-row table:style-name="ro2">
          <table:table-cell table:formula="of:=[.A976]+[.$D$1]" office:value-type="float" office:value="76.4999999999999">
            <text:p>76.5</text:p>
          </table:table-cell>
          <table:table-cell table:formula="of:=[.$M$2]+[.$M$3]*[.A977]+[.$M$4]*[.A977]^2+[.$M$5]*[.A977]^3+[.$M$6]*[.A977]^4+[.$N$2]*[.A977]^5+[.$N$3]*[.A977]^6+[.$N$4]*[.A977]^7+[.$N$5]*[.A977]^8+[.$N$6]*[.A977]^9" office:value-type="float" office:value="9.85346907574799">
            <text:p>9.8534690757</text:p>
          </table:table-cell>
          <table:table-cell table:formula="of:=[.B977]/([.$B$2]+[.B977])*[.$B$1]" office:value-type="float" office:value="1.4169307083954">
            <text:p>1.4169307084</text:p>
          </table:table-cell>
          <table:table-cell table:formula="of:=[.$D$5]*[.C977]-[.$D$4]" office:value-type="float" office:value="0.946125068445309">
            <text:p>0.9461250684</text:p>
          </table:table-cell>
          <table:table-cell table:formula="of:=INT([.D977]/[.$B$1]*1024)" office:value-type="float" office:value="193">
            <text:p>193</text:p>
          </table:table-cell>
          <table:table-cell table:number-columns-repeated="10"/>
        </table:table-row>
        <table:table-row table:style-name="ro2">
          <table:table-cell table:formula="of:=[.A977]+[.$D$1]" office:value-type="float" office:value="76.5999999999999">
            <text:p>76.6</text:p>
          </table:table-cell>
          <table:table-cell table:formula="of:=[.$M$2]+[.$M$3]*[.A978]+[.$M$4]*[.A978]^2+[.$M$5]*[.A978]^3+[.$M$6]*[.A978]^4+[.$N$2]*[.A978]^5+[.$N$3]*[.A978]^6+[.$N$4]*[.A978]^7+[.$N$5]*[.A978]^8+[.$N$6]*[.A978]^9" office:value-type="float" office:value="9.8285083700991">
            <text:p>9.8285083701</text:p>
          </table:table-cell>
          <table:table-cell table:formula="of:=[.B978]/([.$B$2]+[.B978])*[.$B$1]" office:value-type="float" office:value="1.41435667963304">
            <text:p>1.4143566796</text:p>
          </table:table-cell>
          <table:table-cell table:formula="of:=[.$D$5]*[.C978]-[.$D$4]" office:value-type="float" office:value="0.942473738441026">
            <text:p>0.9424737384</text:p>
          </table:table-cell>
          <table:table-cell table:formula="of:=INT([.D978]/[.$B$1]*1024)" office:value-type="float" office:value="193">
            <text:p>193</text:p>
          </table:table-cell>
          <table:table-cell table:number-columns-repeated="10"/>
        </table:table-row>
        <table:table-row table:style-name="ro2">
          <table:table-cell table:formula="of:=[.A978]+[.$D$1]" office:value-type="float" office:value="76.6999999999999">
            <text:p>76.7</text:p>
          </table:table-cell>
          <table:table-cell table:formula="of:=[.$M$2]+[.$M$3]*[.A979]+[.$M$4]*[.A979]^2+[.$M$5]*[.A979]^3+[.$M$6]*[.A979]^4+[.$N$2]*[.A979]^5+[.$N$3]*[.A979]^6+[.$N$4]*[.A979]^7+[.$N$5]*[.A979]^8+[.$N$6]*[.A979]^9" office:value-type="float" office:value="9.80363230197586">
            <text:p>9.803632302</text:p>
          </table:table-cell>
          <table:table-cell table:formula="of:=[.B979]/([.$B$2]+[.B979])*[.$B$1]" office:value-type="float" office:value="1.411787696824">
            <text:p>1.4117876968</text:p>
          </table:table-cell>
          <table:table-cell table:formula="of:=[.$D$5]*[.C979]-[.$D$4]" office:value-type="float" office:value="0.938829566259132">
            <text:p>0.9388295663</text:p>
          </table:table-cell>
          <table:table-cell table:formula="of:=INT([.D979]/[.$B$1]*1024)" office:value-type="float" office:value="192">
            <text:p>192</text:p>
          </table:table-cell>
          <table:table-cell table:number-columns-repeated="10"/>
        </table:table-row>
        <table:table-row table:style-name="ro2">
          <table:table-cell table:formula="of:=[.A979]+[.$D$1]" office:value-type="float" office:value="76.7999999999999">
            <text:p>76.8</text:p>
          </table:table-cell>
          <table:table-cell table:formula="of:=[.$M$2]+[.$M$3]*[.A980]+[.$M$4]*[.A980]^2+[.$M$5]*[.A980]^3+[.$M$6]*[.A980]^4+[.$N$2]*[.A980]^5+[.$N$3]*[.A980]^6+[.$N$4]*[.A980]^7+[.$N$5]*[.A980]^8+[.$N$6]*[.A980]^9" office:value-type="float" office:value="9.77884067861273">
            <text:p>9.7788406786</text:p>
          </table:table-cell>
          <table:table-cell table:formula="of:=[.B980]/([.$B$2]+[.B980])*[.$B$1]" office:value-type="float" office:value="1.40922376967229">
            <text:p>1.4092237697</text:p>
          </table:table-cell>
          <table:table-cell table:formula="of:=[.$D$5]*[.C980]-[.$D$4]" office:value-type="float" office:value="0.935192565665063">
            <text:p>0.9351925657</text:p>
          </table:table-cell>
          <table:table-cell table:formula="of:=INT([.D980]/[.$B$1]*1024)" office:value-type="float" office:value="191">
            <text:p>191</text:p>
          </table:table-cell>
          <table:table-cell table:number-columns-repeated="10"/>
        </table:table-row>
        <table:table-row table:style-name="ro2">
          <table:table-cell table:formula="of:=[.A980]+[.$D$1]" office:value-type="float" office:value="76.8999999999999">
            <text:p>76.9</text:p>
          </table:table-cell>
          <table:table-cell table:formula="of:=[.$M$2]+[.$M$3]*[.A981]+[.$M$4]*[.A981]^2+[.$M$5]*[.A981]^3+[.$M$6]*[.A981]^4+[.$N$2]*[.A981]^5+[.$N$3]*[.A981]^6+[.$N$4]*[.A981]^7+[.$N$5]*[.A981]^8+[.$N$6]*[.A981]^9" office:value-type="float" office:value="9.75413330667995">
            <text:p>9.7541333067</text:p>
          </table:table-cell>
          <table:table-cell table:formula="of:=[.B981]/([.$B$2]+[.B981])*[.$B$1]" office:value-type="float" office:value="1.40666490772032">
            <text:p>1.4066649077</text:p>
          </table:table-cell>
          <table:table-cell table:formula="of:=[.$D$5]*[.C981]-[.$D$4]" office:value-type="float" office:value="0.931562750194978">
            <text:p>0.9315627502</text:p>
          </table:table-cell>
          <table:table-cell table:formula="of:=INT([.D981]/[.$B$1]*1024)" office:value-type="float" office:value="190">
            <text:p>190</text:p>
          </table:table-cell>
          <table:table-cell table:number-columns-repeated="10"/>
        </table:table-row>
        <table:table-row table:style-name="ro2">
          <table:table-cell table:formula="of:=[.A981]+[.$D$1]" office:value-type="float" office:value="76.9999999999999">
            <text:p>77</text:p>
          </table:table-cell>
          <table:table-cell table:formula="of:=[.$M$2]+[.$M$3]*[.A982]+[.$M$4]*[.A982]^2+[.$M$5]*[.A982]^3+[.$M$6]*[.A982]^4+[.$N$2]*[.A982]^5+[.$N$3]*[.A982]^6+[.$N$4]*[.A982]^7+[.$N$5]*[.A982]^8+[.$N$6]*[.A982]^9" office:value-type="float" office:value="9.72950999228434">
            <text:p>9.7295099923</text:p>
          </table:table-cell>
          <table:table-cell table:formula="of:=[.B982]/([.$B$2]+[.B982])*[.$B$1]" office:value-type="float" office:value="1.40411112034821">
            <text:p>1.4041111203</text:p>
          </table:table-cell>
          <table:table-cell table:formula="of:=[.$D$5]*[.C982]-[.$D$4]" office:value-type="float" office:value="0.927940133154828">
            <text:p>0.9279401332</text:p>
          </table:table-cell>
          <table:table-cell table:formula="of:=INT([.D982]/[.$B$1]*1024)" office:value-type="float" office:value="190">
            <text:p>190</text:p>
          </table:table-cell>
          <table:table-cell table:number-columns-repeated="10"/>
        </table:table-row>
        <table:table-row table:style-name="ro2">
          <table:table-cell table:formula="of:=[.A982]+[.$D$1]" office:value-type="float" office:value="77.0999999999999">
            <text:p>77.1</text:p>
          </table:table-cell>
          <table:table-cell table:formula="of:=[.$M$2]+[.$M$3]*[.A983]+[.$M$4]*[.A983]^2+[.$M$5]*[.A983]^3+[.$M$6]*[.A983]^4+[.$N$2]*[.A983]^5+[.$N$3]*[.A983]^6+[.$N$4]*[.A983]^7+[.$N$5]*[.A983]^8+[.$N$6]*[.A983]^9" office:value-type="float" office:value="9.70497054097012">
            <text:p>9.704970541</text:p>
          </table:table-cell>
          <table:table-cell table:formula="of:=[.B983]/([.$B$2]+[.B983])*[.$B$1]" office:value-type="float" office:value="1.40156241677314">
            <text:p>1.4015624168</text:p>
          </table:table-cell>
          <table:table-cell table:formula="of:=[.$D$5]*[.C983]-[.$D$4]" office:value-type="float" office:value="0.924324727619444">
            <text:p>0.9243247276</text:p>
          </table:table-cell>
          <table:table-cell table:formula="of:=INT([.D983]/[.$B$1]*1024)" office:value-type="float" office:value="189">
            <text:p>189</text:p>
          </table:table-cell>
          <table:table-cell table:number-columns-repeated="10"/>
        </table:table-row>
        <table:table-row table:style-name="ro2">
          <table:table-cell table:formula="of:=[.A983]+[.$D$1]" office:value-type="float" office:value="77.1999999999999">
            <text:p>77.2</text:p>
          </table:table-cell>
          <table:table-cell table:formula="of:=[.$M$2]+[.$M$3]*[.A984]+[.$M$4]*[.A984]^2+[.$M$5]*[.A984]^3+[.$M$6]*[.A984]^4+[.$N$2]*[.A984]^5+[.$N$3]*[.A984]^6+[.$N$4]*[.A984]^7+[.$N$5]*[.A984]^8+[.$N$6]*[.A984]^9" office:value-type="float" office:value="9.6805147577195">
            <text:p>9.6805147577</text:p>
          </table:table-cell>
          <table:table-cell table:formula="of:=[.B984]/([.$B$2]+[.B984])*[.$B$1]" office:value-type="float" office:value="1.39901880604871">
            <text:p>1.399018806</text:p>
          </table:table-cell>
          <table:table-cell table:formula="of:=[.$D$5]*[.C984]-[.$D$4]" office:value-type="float" office:value="0.920716546431591">
            <text:p>0.9207165464</text:p>
          </table:table-cell>
          <table:table-cell table:formula="of:=INT([.D984]/[.$B$1]*1024)" office:value-type="float" office:value="188">
            <text:p>188</text:p>
          </table:table-cell>
          <table:table-cell table:number-columns-repeated="10"/>
        </table:table-row>
        <table:table-row table:style-name="ro2">
          <table:table-cell table:formula="of:=[.A984]+[.$D$1]" office:value-type="float" office:value="77.2999999999999">
            <text:p>77.3</text:p>
          </table:table-cell>
          <table:table-cell table:formula="of:=[.$M$2]+[.$M$3]*[.A985]+[.$M$4]*[.A985]^2+[.$M$5]*[.A985]^3+[.$M$6]*[.A985]^4+[.$N$2]*[.A985]^5+[.$N$3]*[.A985]^6+[.$N$4]*[.A985]^7+[.$N$5]*[.A985]^8+[.$N$6]*[.A985]^9" office:value-type="float" office:value="9.65614244695409">
            <text:p>9.656142447</text:p>
          </table:table-cell>
          <table:table-cell table:formula="of:=[.B985]/([.$B$2]+[.B985])*[.$B$1]" office:value-type="float" office:value="1.39648029706435">
            <text:p>1.3964802971</text:p>
          </table:table-cell>
          <table:table-cell table:formula="of:=[.$D$5]*[.C985]-[.$D$4]" office:value-type="float" office:value="0.917115602201164">
            <text:p>0.9171156022</text:p>
          </table:table-cell>
          <table:table-cell table:formula="of:=INT([.D985]/[.$B$1]*1024)" office:value-type="float" office:value="187">
            <text:p>187</text:p>
          </table:table-cell>
          <table:table-cell table:number-columns-repeated="10"/>
        </table:table-row>
        <table:table-row table:style-name="ro2">
          <table:table-cell table:formula="of:=[.A985]+[.$D$1]" office:value-type="float" office:value="77.3999999999999">
            <text:p>77.4</text:p>
          </table:table-cell>
          <table:table-cell table:formula="of:=[.$M$2]+[.$M$3]*[.A986]+[.$M$4]*[.A986]^2+[.$M$5]*[.A986]^3+[.$M$6]*[.A986]^4+[.$N$2]*[.A986]^5+[.$N$3]*[.A986]^6+[.$N$4]*[.A986]^7+[.$N$5]*[.A986]^8+[.$N$6]*[.A986]^9" office:value-type="float" office:value="9.63185341253513">
            <text:p>9.6318534125</text:p>
          </table:table-cell>
          <table:table-cell table:formula="of:=[.B986]/([.$B$2]+[.B986])*[.$B$1]" office:value-type="float" office:value="1.39394689854461">
            <text:p>1.3939468985</text:p>
          </table:table-cell>
          <table:table-cell table:formula="of:=[.$D$5]*[.C986]-[.$D$4]" office:value-type="float" office:value="0.913521907304194">
            <text:p>0.9135219073</text:p>
          </table:table-cell>
          <table:table-cell table:formula="of:=INT([.D986]/[.$B$1]*1024)" office:value-type="float" office:value="187">
            <text:p>187</text:p>
          </table:table-cell>
          <table:table-cell table:number-columns-repeated="10"/>
        </table:table-row>
        <table:table-row table:style-name="ro2">
          <table:table-cell table:formula="of:=[.A986]+[.$D$1]" office:value-type="float" office:value="77.4999999999999">
            <text:p>77.5</text:p>
          </table:table-cell>
          <table:table-cell table:formula="of:=[.$M$2]+[.$M$3]*[.A987]+[.$M$4]*[.A987]^2+[.$M$5]*[.A987]^3+[.$M$6]*[.A987]^4+[.$N$2]*[.A987]^5+[.$N$3]*[.A987]^6+[.$N$4]*[.A987]^7+[.$N$5]*[.A987]^8+[.$N$6]*[.A987]^9" office:value-type="float" office:value="9.60764745776505">
            <text:p>9.6076474578</text:p>
          </table:table-cell>
          <table:table-cell table:formula="of:=[.B987]/([.$B$2]+[.B987])*[.$B$1]" office:value-type="float" office:value="1.39141861904866">
            <text:p>1.391418619</text:p>
          </table:table-cell>
          <table:table-cell table:formula="of:=[.$D$5]*[.C987]-[.$D$4]" office:value-type="float" office:value="0.909935473882088">
            <text:p>0.9099354739</text:p>
          </table:table-cell>
          <table:table-cell table:formula="of:=INT([.D987]/[.$B$1]*1024)" office:value-type="float" office:value="186">
            <text:p>186</text:p>
          </table:table-cell>
          <table:table-cell table:number-columns-repeated="10"/>
        </table:table-row>
        <table:table-row table:style-name="ro2">
          <table:table-cell table:formula="of:=[.A987]+[.$D$1]" office:value-type="float" office:value="77.5999999999999">
            <text:p>77.6</text:p>
          </table:table-cell>
          <table:table-cell table:formula="of:=[.$M$2]+[.$M$3]*[.A988]+[.$M$4]*[.A988]^2+[.$M$5]*[.A988]^3+[.$M$6]*[.A988]^4+[.$N$2]*[.A988]^5+[.$N$3]*[.A988]^6+[.$N$4]*[.A988]^7+[.$N$5]*[.A988]^8+[.$N$6]*[.A988]^9" office:value-type="float" office:value="9.58352438538815">
            <text:p>9.5835243854</text:p>
          </table:table-cell>
          <table:table-cell table:formula="of:=[.B988]/([.$B$2]+[.B988])*[.$B$1]" office:value-type="float" office:value="1.38889546696963">
            <text:p>1.388895467</text:p>
          </table:table-cell>
          <table:table-cell table:formula="of:=[.$D$5]*[.C988]-[.$D$4]" office:value-type="float" office:value="0.906356313840729">
            <text:p>0.9063563138</text:p>
          </table:table-cell>
          <table:table-cell table:formula="of:=INT([.D988]/[.$B$1]*1024)" office:value-type="float" office:value="185">
            <text:p>185</text:p>
          </table:table-cell>
          <table:table-cell table:number-columns-repeated="10"/>
        </table:table-row>
        <table:table-row table:style-name="ro2">
          <table:table-cell table:formula="of:=[.A988]+[.$D$1]" office:value-type="float" office:value="77.6999999999999">
            <text:p>77.7</text:p>
          </table:table-cell>
          <table:table-cell table:formula="of:=[.$M$2]+[.$M$3]*[.A989]+[.$M$4]*[.A989]^2+[.$M$5]*[.A989]^3+[.$M$6]*[.A989]^4+[.$N$2]*[.A989]^5+[.$N$3]*[.A989]^6+[.$N$4]*[.A989]^7+[.$N$5]*[.A989]^8+[.$N$6]*[.A989]^9" office:value-type="float" office:value="9.5594839975919">
            <text:p>9.5594839976</text:p>
          </table:table-cell>
          <table:table-cell table:formula="of:=[.B989]/([.$B$2]+[.B989])*[.$B$1]" office:value-type="float" office:value="1.38637745053405">
            <text:p>1.3863774505</text:p>
          </table:table-cell>
          <table:table-cell table:formula="of:=[.$D$5]*[.C989]-[.$D$4]" office:value-type="float" office:value="0.902784438849678">
            <text:p>0.9027844388</text:p>
          </table:table-cell>
          <table:table-cell table:formula="of:=INT([.D989]/[.$B$1]*1024)" office:value-type="float" office:value="184">
            <text:p>184</text:p>
          </table:table-cell>
          <table:table-cell table:number-columns-repeated="10"/>
        </table:table-row>
        <table:table-row table:style-name="ro2">
          <table:table-cell table:formula="of:=[.A989]+[.$D$1]" office:value-type="float" office:value="77.7999999999999">
            <text:p>77.8</text:p>
          </table:table-cell>
          <table:table-cell table:formula="of:=[.$M$2]+[.$M$3]*[.A990]+[.$M$4]*[.A990]^2+[.$M$5]*[.A990]^3+[.$M$6]*[.A990]^4+[.$N$2]*[.A990]^5+[.$N$3]*[.A990]^6+[.$N$4]*[.A990]^7+[.$N$5]*[.A990]^8+[.$N$6]*[.A990]^9" office:value-type="float" office:value="9.53552609600799">
            <text:p>9.535526096</text:p>
          </table:table-cell>
          <table:table-cell table:formula="of:=[.B990]/([.$B$2]+[.B990])*[.$B$1]" office:value-type="float" office:value="1.38386457780129">
            <text:p>1.3838645778</text:p>
          </table:table-cell>
          <table:table-cell table:formula="of:=[.$D$5]*[.C990]-[.$D$4]" office:value-type="float" office:value="0.899219860341359">
            <text:p>0.8992198603</text:p>
          </table:table-cell>
          <table:table-cell table:formula="of:=INT([.D990]/[.$B$1]*1024)" office:value-type="float" office:value="184">
            <text:p>184</text:p>
          </table:table-cell>
          <table:table-cell table:number-columns-repeated="10"/>
        </table:table-row>
        <table:table-row table:style-name="ro2">
          <table:table-cell table:formula="of:=[.A990]+[.$D$1]" office:value-type="float" office:value="77.8999999999999">
            <text:p>77.9</text:p>
          </table:table-cell>
          <table:table-cell table:formula="of:=[.$M$2]+[.$M$3]*[.A991]+[.$M$4]*[.A991]^2+[.$M$5]*[.A991]^3+[.$M$6]*[.A991]^4+[.$N$2]*[.A991]^5+[.$N$3]*[.A991]^6+[.$N$4]*[.A991]^7+[.$N$5]*[.A991]^8+[.$N$6]*[.A991]^9" office:value-type="float" office:value="9.51165048171358">
            <text:p>9.5116504817</text:p>
          </table:table-cell>
          <table:table-cell table:formula="of:=[.B991]/([.$B$2]+[.B991])*[.$B$1]" office:value-type="float" office:value="1.38135685666297">
            <text:p>1.3813568567</text:p>
          </table:table-cell>
          <table:table-cell table:formula="of:=[.$D$5]*[.C991]-[.$D$4]" office:value-type="float" office:value="0.895662589510268">
            <text:p>0.8956625895</text:p>
          </table:table-cell>
          <table:table-cell table:formula="of:=INT([.D991]/[.$B$1]*1024)" office:value-type="float" office:value="183">
            <text:p>183</text:p>
          </table:table-cell>
          <table:table-cell table:number-columns-repeated="10"/>
        </table:table-row>
        <table:table-row table:style-name="ro2">
          <table:table-cell table:formula="of:=[.A991]+[.$D$1]" office:value-type="float" office:value="77.9999999999999">
            <text:p>78</text:p>
          </table:table-cell>
          <table:table-cell table:formula="of:=[.$M$2]+[.$M$3]*[.A992]+[.$M$4]*[.A992]^2+[.$M$5]*[.A992]^3+[.$M$6]*[.A992]^4+[.$N$2]*[.A992]^5+[.$N$3]*[.A992]^6+[.$N$4]*[.A992]^7+[.$N$5]*[.A992]^8+[.$N$6]*[.A992]^9" office:value-type="float" office:value="9.48785695523262">
            <text:p>9.4878569552</text:p>
          </table:table-cell>
          <table:table-cell table:formula="of:=[.B992]/([.$B$2]+[.B992])*[.$B$1]" office:value-type="float" office:value="1.37885429484246">
            <text:p>1.3788542948</text:p>
          </table:table-cell>
          <table:table-cell table:formula="of:=[.$D$5]*[.C992]-[.$D$4]" office:value-type="float" office:value="0.89211263731221">
            <text:p>0.8921126373</text:p>
          </table:table-cell>
          <table:table-cell table:formula="of:=INT([.D992]/[.$B$1]*1024)" office:value-type="float" office:value="182">
            <text:p>182</text:p>
          </table:table-cell>
          <table:table-cell table:number-columns-repeated="10"/>
        </table:table-row>
        <table:table-row table:style-name="ro2">
          <table:table-cell table:formula="of:=[.A992]+[.$D$1]" office:value-type="float" office:value="78.0999999999999">
            <text:p>78.1</text:p>
          </table:table-cell>
          <table:table-cell table:formula="of:=[.$M$2]+[.$M$3]*[.A993]+[.$M$4]*[.A993]^2+[.$M$5]*[.A993]^3+[.$M$6]*[.A993]^4+[.$N$2]*[.A993]^5+[.$N$3]*[.A993]^6+[.$N$4]*[.A993]^7+[.$N$5]*[.A993]^8+[.$N$6]*[.A993]^9" office:value-type="float" office:value="9.46414531653683">
            <text:p>9.4641453165</text:p>
          </table:table-cell>
          <table:table-cell table:formula="of:=[.B993]/([.$B$2]+[.B993])*[.$B$1]" office:value-type="float" office:value="1.3763568998943">
            <text:p>1.3763568999</text:p>
          </table:table-cell>
          <table:table-cell table:formula="of:=[.$D$5]*[.C993]-[.$D$4]" office:value-type="float" office:value="0.888570014463497">
            <text:p>0.8885700145</text:p>
          </table:table-cell>
          <table:table-cell table:formula="of:=INT([.D993]/[.$B$1]*1024)" office:value-type="float" office:value="181">
            <text:p>181</text:p>
          </table:table-cell>
          <table:table-cell table:number-columns-repeated="10"/>
        </table:table-row>
        <table:table-row table:style-name="ro2">
          <table:table-cell table:formula="of:=[.A993]+[.$D$1]" office:value-type="float" office:value="78.1999999999998">
            <text:p>78.2</text:p>
          </table:table-cell>
          <table:table-cell table:formula="of:=[.$M$2]+[.$M$3]*[.A994]+[.$M$4]*[.A994]^2+[.$M$5]*[.A994]^3+[.$M$6]*[.A994]^4+[.$N$2]*[.A994]^5+[.$N$3]*[.A994]^6+[.$N$4]*[.A994]^7+[.$N$5]*[.A994]^8+[.$N$6]*[.A994]^9" office:value-type="float" office:value="9.44051536504768">
            <text:p>9.440515365</text:p>
          </table:table-cell>
          <table:table-cell table:formula="of:=[.B994]/([.$B$2]+[.B994])*[.$B$1]" office:value-type="float" office:value="1.37386467920373">
            <text:p>1.3738646792</text:p>
          </table:table-cell>
          <table:table-cell table:formula="of:=[.$D$5]*[.C994]-[.$D$4]" office:value-type="float" office:value="0.885034731440294">
            <text:p>0.8850347314</text:p>
          </table:table-cell>
          <table:table-cell table:formula="of:=INT([.D994]/[.$B$1]*1024)" office:value-type="float" office:value="181">
            <text:p>181</text:p>
          </table:table-cell>
          <table:table-cell table:number-columns-repeated="10"/>
        </table:table-row>
        <table:table-row table:style-name="ro2">
          <table:table-cell table:formula="of:=[.A994]+[.$D$1]" office:value-type="float" office:value="78.2999999999998">
            <text:p>78.3</text:p>
          </table:table-cell>
          <table:table-cell table:formula="of:=[.$M$2]+[.$M$3]*[.A995]+[.$M$4]*[.A995]^2+[.$M$5]*[.A995]^3+[.$M$6]*[.A995]^4+[.$N$2]*[.A995]^5+[.$N$3]*[.A995]^6+[.$N$4]*[.A995]^7+[.$N$5]*[.A995]^8+[.$N$6]*[.A995]^9" office:value-type="float" office:value="9.41696689963708">
            <text:p>9.4169668996</text:p>
          </table:table-cell>
          <table:table-cell table:formula="of:=[.B995]/([.$B$2]+[.B995])*[.$B$1]" office:value-type="float" office:value="1.37137763998611">
            <text:p>1.37137764</text:p>
          </table:table-cell>
          <table:table-cell table:formula="of:=[.$D$5]*[.C995]-[.$D$4]" office:value-type="float" office:value="0.881506798477796">
            <text:p>0.8815067985</text:p>
          </table:table-cell>
          <table:table-cell table:formula="of:=INT([.D995]/[.$B$1]*1024)" office:value-type="float" office:value="180">
            <text:p>180</text:p>
          </table:table-cell>
          <table:table-cell table:number-columns-repeated="10"/>
        </table:table-row>
        <table:table-row table:style-name="ro2">
          <table:table-cell table:formula="of:=[.A995]+[.$D$1]" office:value-type="float" office:value="78.3999999999998">
            <text:p>78.4</text:p>
          </table:table-cell>
          <table:table-cell table:formula="of:=[.$M$2]+[.$M$3]*[.A996]+[.$M$4]*[.A996]^2+[.$M$5]*[.A996]^3+[.$M$6]*[.A996]^4+[.$N$2]*[.A996]^5+[.$N$3]*[.A996]^6+[.$N$4]*[.A996]^7+[.$N$5]*[.A996]^8+[.$N$6]*[.A996]^9" office:value-type="float" office:value="9.39349971862941">
            <text:p>9.3934997186</text:p>
          </table:table-cell>
          <table:table-cell table:formula="of:=[.B996]/([.$B$2]+[.B996])*[.$B$1]" office:value-type="float" office:value="1.36889578928649">
            <text:p>1.3688957893</text:p>
          </table:table-cell>
          <table:table-cell table:formula="of:=[.$D$5]*[.C996]-[.$D$4]" office:value-type="float" office:value="0.877986225569599">
            <text:p>0.8779862256</text:p>
          </table:table-cell>
          <table:table-cell table:formula="of:=INT([.D996]/[.$B$1]*1024)" office:value-type="float" office:value="179">
            <text:p>179</text:p>
          </table:table-cell>
          <table:table-cell table:number-columns-repeated="10"/>
        </table:table-row>
        <table:table-row table:style-name="ro2">
          <table:table-cell table:formula="of:=[.A996]+[.$D$1]" office:value-type="float" office:value="78.4999999999998">
            <text:p>78.5</text:p>
          </table:table-cell>
          <table:table-cell table:formula="of:=[.$M$2]+[.$M$3]*[.A997]+[.$M$4]*[.A997]^2+[.$M$5]*[.A997]^3+[.$M$6]*[.A997]^4+[.$N$2]*[.A997]^5+[.$N$3]*[.A997]^6+[.$N$4]*[.A997]^7+[.$N$5]*[.A997]^8+[.$N$6]*[.A997]^9" office:value-type="float" office:value="9.37011361980284">
            <text:p>9.3701136198</text:p>
          </table:table-cell>
          <table:table-cell table:formula="of:=[.B997]/([.$B$2]+[.B997])*[.$B$1]" office:value-type="float" office:value="1.36641913397911">
            <text:p>1.366419134</text:p>
          </table:table-cell>
          <table:table-cell table:formula="of:=[.$D$5]*[.C997]-[.$D$4]" office:value-type="float" office:value="0.874473022466991">
            <text:p>0.8744730225</text:p>
          </table:table-cell>
          <table:table-cell table:formula="of:=INT([.D997]/[.$B$1]*1024)" office:value-type="float" office:value="179">
            <text:p>179</text:p>
          </table:table-cell>
          <table:table-cell table:number-columns-repeated="10"/>
        </table:table-row>
        <table:table-row table:style-name="ro2">
          <table:table-cell table:formula="of:=[.A997]+[.$D$1]" office:value-type="float" office:value="78.5999999999998">
            <text:p>78.6</text:p>
          </table:table-cell>
          <table:table-cell table:formula="of:=[.$M$2]+[.$M$3]*[.A998]+[.$M$4]*[.A998]^2+[.$M$5]*[.A998]^3+[.$M$6]*[.A998]^4+[.$N$2]*[.A998]^5+[.$N$3]*[.A998]^6+[.$N$4]*[.A998]^7+[.$N$5]*[.A998]^8+[.$N$6]*[.A998]^9" office:value-type="float" office:value="9.34680840039077">
            <text:p>9.3468084004</text:p>
          </table:table-cell>
          <table:table-cell table:formula="of:=[.B998]/([.$B$2]+[.B998])*[.$B$1]" office:value-type="float" office:value="1.36394768076688">
            <text:p>1.3639476808</text:p>
          </table:table-cell>
          <table:table-cell table:formula="of:=[.$D$5]*[.C998]-[.$D$4]" office:value-type="float" office:value="0.870967198678249">
            <text:p>0.8709671987</text:p>
          </table:table-cell>
          <table:table-cell table:formula="of:=INT([.D998]/[.$B$1]*1024)" office:value-type="float" office:value="178">
            <text:p>178</text:p>
          </table:table-cell>
          <table:table-cell table:number-columns-repeated="10"/>
        </table:table-row>
        <table:table-row table:style-name="ro2">
          <table:table-cell table:formula="of:=[.A998]+[.$D$1]" office:value-type="float" office:value="78.6999999999998">
            <text:p>78.7</text:p>
          </table:table-cell>
          <table:table-cell table:formula="of:=[.$M$2]+[.$M$3]*[.A999]+[.$M$4]*[.A999]^2+[.$M$5]*[.A999]^3+[.$M$6]*[.A999]^4+[.$N$2]*[.A999]^5+[.$N$3]*[.A999]^6+[.$N$4]*[.A999]^7+[.$N$5]*[.A999]^8+[.$N$6]*[.A999]^9" office:value-type="float" office:value="9.32358385708382">
            <text:p>9.3235838571</text:p>
          </table:table-cell>
          <table:table-cell table:formula="of:=[.B999]/([.$B$2]+[.B999])*[.$B$1]" office:value-type="float" office:value="1.36148143618102">
            <text:p>1.3614814362</text:p>
          </table:table-cell>
          <table:table-cell table:formula="of:=[.$D$5]*[.C999]-[.$D$4]" office:value-type="float" office:value="0.867468763468058">
            <text:p>0.8674687635</text:p>
          </table:table-cell>
          <table:table-cell table:formula="of:=INT([.D999]/[.$B$1]*1024)" office:value-type="float" office:value="177">
            <text:p>177</text:p>
          </table:table-cell>
          <table:table-cell table:number-columns-repeated="10"/>
        </table:table-row>
        <table:table-row table:style-name="ro2">
          <table:table-cell table:formula="of:=[.A999]+[.$D$1]" office:value-type="float" office:value="78.7999999999998">
            <text:p>78.8</text:p>
          </table:table-cell>
          <table:table-cell table:formula="of:=[.$M$2]+[.$M$3]*[.A1000]+[.$M$4]*[.A1000]^2+[.$M$5]*[.A1000]^3+[.$M$6]*[.A1000]^4+[.$N$2]*[.A1000]^5+[.$N$3]*[.A1000]^6+[.$N$4]*[.A1000]^7+[.$N$5]*[.A1000]^8+[.$N$6]*[.A1000]^9" office:value-type="float" office:value="9.30043978603089">
            <text:p>9.300439786</text:p>
          </table:table-cell>
          <table:table-cell table:formula="of:=[.B1000]/([.$B$2]+[.B1000])*[.$B$1]" office:value-type="float" office:value="1.35902040658047">
            <text:p>1.3590204066</text:p>
          </table:table-cell>
          <table:table-cell table:formula="of:=[.$D$5]*[.C1000]-[.$D$4]" office:value-type="float" office:value="0.863977725856771">
            <text:p>0.8639777259</text:p>
          </table:table-cell>
          <table:table-cell table:formula="of:=INT([.D1000]/[.$B$1]*1024)" office:value-type="float" office:value="176">
            <text:p>176</text:p>
          </table:table-cell>
          <table:table-cell table:number-columns-repeated="10"/>
        </table:table-row>
        <table:table-row table:style-name="ro2">
          <table:table-cell table:formula="of:=[.A1000]+[.$D$1]" office:value-type="float" office:value="78.8999999999998">
            <text:p>78.9</text:p>
          </table:table-cell>
          <table:table-cell table:formula="of:=[.$M$2]+[.$M$3]*[.A1001]+[.$M$4]*[.A1001]^2+[.$M$5]*[.A1001]^3+[.$M$6]*[.A1001]^4+[.$N$2]*[.A1001]^5+[.$N$3]*[.A1001]^6+[.$N$4]*[.A1001]^7+[.$N$5]*[.A1001]^8+[.$N$6]*[.A1001]^9" office:value-type="float" office:value="9.27737598284154">
            <text:p>9.2773759828</text:p>
          </table:table-cell>
          <table:table-cell table:formula="of:=[.B1001]/([.$B$2]+[.B1001])*[.$B$1]" office:value-type="float" office:value="1.35656459815159">
            <text:p>1.3565645982</text:p>
          </table:table-cell>
          <table:table-cell table:formula="of:=[.$D$5]*[.C1001]-[.$D$4]" office:value-type="float" office:value="0.860494094619897">
            <text:p>0.8604940946</text:p>
          </table:table-cell>
          <table:table-cell table:formula="of:=INT([.D1001]/[.$B$1]*1024)" office:value-type="float" office:value="176">
            <text:p>176</text:p>
          </table:table-cell>
          <table:table-cell table:number-columns-repeated="10"/>
        </table:table-row>
        <table:table-row table:style-name="ro2">
          <table:table-cell table:formula="of:=[.A1001]+[.$D$1]" office:value-type="float" office:value="78.9999999999998">
            <text:p>79</text:p>
          </table:table-cell>
          <table:table-cell table:formula="of:=[.$M$2]+[.$M$3]*[.A1002]+[.$M$4]*[.A1002]^2+[.$M$5]*[.A1002]^3+[.$M$6]*[.A1002]^4+[.$N$2]*[.A1002]^5+[.$N$3]*[.A1002]^6+[.$N$4]*[.A1002]^7+[.$N$5]*[.A1002]^8+[.$N$6]*[.A1002]^9" office:value-type="float" office:value="9.25439224258763">
            <text:p>9.2543922426</text:p>
          </table:table-cell>
          <table:table-cell table:formula="of:=[.B1002]/([.$B$2]+[.B1002])*[.$B$1]" office:value-type="float" office:value="1.35411401690768">
            <text:p>1.3541140169</text:p>
          </table:table-cell>
          <table:table-cell table:formula="of:=[.$D$5]*[.C1002]-[.$D$4]" office:value-type="float" office:value="0.857017878287476">
            <text:p>0.8570178783</text:p>
          </table:table-cell>
          <table:table-cell table:formula="of:=INT([.D1002]/[.$B$1]*1024)" office:value-type="float" office:value="175">
            <text:p>175</text:p>
          </table:table-cell>
          <table:table-cell table:number-columns-repeated="10"/>
        </table:table-row>
        <table:table-row table:style-name="ro2">
          <table:table-cell table:formula="of:=[.A1002]+[.$D$1]" office:value-type="float" office:value="79.0999999999998">
            <text:p>79.1</text:p>
          </table:table-cell>
          <table:table-cell table:formula="of:=[.$M$2]+[.$M$3]*[.A1003]+[.$M$4]*[.A1003]^2+[.$M$5]*[.A1003]^3+[.$M$6]*[.A1003]^4+[.$N$2]*[.A1003]^5+[.$N$3]*[.A1003]^6+[.$N$4]*[.A1003]^7+[.$N$5]*[.A1003]^8+[.$N$6]*[.A1003]^9" office:value-type="float" office:value="9.23148835980461">
            <text:p>9.2314883598</text:p>
          </table:table-cell>
          <table:table-cell table:formula="of:=[.B1003]/([.$B$2]+[.B1003])*[.$B$1]" office:value-type="float" office:value="1.35166866868854">
            <text:p>1.3516686687</text:p>
          </table:table-cell>
          <table:table-cell table:formula="of:=[.$D$5]*[.C1003]-[.$D$4]" office:value-type="float" office:value="0.853549085143416">
            <text:p>0.8535490851</text:p>
          </table:table-cell>
          <table:table-cell table:formula="of:=INT([.D1003]/[.$B$1]*1024)" office:value-type="float" office:value="174">
            <text:p>174</text:p>
          </table:table-cell>
          <table:table-cell table:number-columns-repeated="10"/>
        </table:table-row>
        <table:table-row table:style-name="ro2">
          <table:table-cell table:formula="of:=[.A1003]+[.$D$1]" office:value-type="float" office:value="79.1999999999998">
            <text:p>79.2</text:p>
          </table:table-cell>
          <table:table-cell table:formula="of:=[.$M$2]+[.$M$3]*[.A1004]+[.$M$4]*[.A1004]^2+[.$M$5]*[.A1004]^3+[.$M$6]*[.A1004]^4+[.$N$2]*[.A1004]^5+[.$N$3]*[.A1004]^6+[.$N$4]*[.A1004]^7+[.$N$5]*[.A1004]^8+[.$N$6]*[.A1004]^9" office:value-type="float" office:value="9.20866412849409">
            <text:p>9.2086641285</text:p>
          </table:table-cell>
          <table:table-cell table:formula="of:=[.B1004]/([.$B$2]+[.B1004])*[.$B$1]" office:value-type="float" office:value="1.34922855916013">
            <text:p>1.3492285592</text:p>
          </table:table-cell>
          <table:table-cell table:formula="of:=[.$D$5]*[.C1004]-[.$D$4]" office:value-type="float" office:value="0.850087723225041">
            <text:p>0.8500877232</text:p>
          </table:table-cell>
          <table:table-cell table:formula="of:=INT([.D1004]/[.$B$1]*1024)" office:value-type="float" office:value="174">
            <text:p>174</text:p>
          </table:table-cell>
          <table:table-cell table:number-columns-repeated="10"/>
        </table:table-row>
        <table:table-row table:style-name="ro2">
          <table:table-cell table:formula="of:=[.A1004]+[.$D$1]" office:value-type="float" office:value="79.2999999999998">
            <text:p>79.3</text:p>
          </table:table-cell>
          <table:table-cell table:formula="of:=[.$M$2]+[.$M$3]*[.A1005]+[.$M$4]*[.A1005]^2+[.$M$5]*[.A1005]^3+[.$M$6]*[.A1005]^4+[.$N$2]*[.A1005]^5+[.$N$3]*[.A1005]^6+[.$N$4]*[.A1005]^7+[.$N$5]*[.A1005]^8+[.$N$6]*[.A1005]^9" office:value-type="float" office:value="9.18591934212547">
            <text:p>9.1859193421</text:p>
          </table:table-cell>
          <table:table-cell table:formula="of:=[.B1005]/([.$B$2]+[.B1005])*[.$B$1]" office:value-type="float" office:value="1.34679369381415">
            <text:p>1.3467936938</text:p>
          </table:table-cell>
          <table:table-cell table:formula="of:=[.$D$5]*[.C1005]-[.$D$4]" office:value-type="float" office:value="0.846633800322486">
            <text:p>0.8466338003</text:p>
          </table:table-cell>
          <table:table-cell table:formula="of:=INT([.D1005]/[.$B$1]*1024)" office:value-type="float" office:value="173">
            <text:p>173</text:p>
          </table:table-cell>
          <table:table-cell table:number-columns-repeated="10"/>
        </table:table-row>
        <table:table-row table:style-name="ro2">
          <table:table-cell table:formula="of:=[.A1005]+[.$D$1]" office:value-type="float" office:value="79.3999999999998">
            <text:p>79.4</text:p>
          </table:table-cell>
          <table:table-cell table:formula="of:=[.$M$2]+[.$M$3]*[.A1006]+[.$M$4]*[.A1006]^2+[.$M$5]*[.A1006]^3+[.$M$6]*[.A1006]^4+[.$N$2]*[.A1006]^5+[.$N$3]*[.A1006]^6+[.$N$4]*[.A1006]^7+[.$N$5]*[.A1006]^8+[.$N$6]*[.A1006]^9" office:value-type="float" office:value="9.16325379363772">
            <text:p>9.1632537936</text:p>
          </table:table-cell>
          <table:table-cell table:formula="of:=[.B1006]/([.$B$2]+[.B1006])*[.$B$1]" office:value-type="float" office:value="1.34436407796769">
            <text:p>1.344364078</text:p>
          </table:table-cell>
          <table:table-cell table:formula="of:=[.$D$5]*[.C1006]-[.$D$4]" office:value-type="float" office:value="0.843187323978157">
            <text:p>0.843187324</text:p>
          </table:table-cell>
          <table:table-cell table:formula="of:=INT([.D1006]/[.$B$1]*1024)" office:value-type="float" office:value="172">
            <text:p>172</text:p>
          </table:table-cell>
          <table:table-cell table:number-columns-repeated="10"/>
        </table:table-row>
        <table:table-row table:style-name="ro2">
          <table:table-cell table:formula="of:=[.A1006]+[.$D$1]" office:value-type="float" office:value="79.4999999999998">
            <text:p>79.5</text:p>
          </table:table-cell>
          <table:table-cell table:formula="of:=[.$M$2]+[.$M$3]*[.A1007]+[.$M$4]*[.A1007]^2+[.$M$5]*[.A1007]^3+[.$M$6]*[.A1007]^4+[.$N$2]*[.A1007]^5+[.$N$3]*[.A1007]^6+[.$N$4]*[.A1007]^7+[.$N$5]*[.A1007]^8+[.$N$6]*[.A1007]^9" office:value-type="float" office:value="9.14066727544193">
            <text:p>9.1406672754</text:p>
          </table:table-cell>
          <table:table-cell table:formula="of:=[.B1007]/([.$B$2]+[.B1007])*[.$B$1]" office:value-type="float" office:value="1.34193971676284">
            <text:p>1.3419397168</text:p>
          </table:table-cell>
          <table:table-cell table:formula="of:=[.$D$5]*[.C1007]-[.$D$4]" office:value-type="float" office:value="0.839748301486279">
            <text:p>0.8397483015</text:p>
          </table:table-cell>
          <table:table-cell table:formula="of:=INT([.D1007]/[.$B$1]*1024)" office:value-type="float" office:value="171">
            <text:p>171</text:p>
          </table:table-cell>
          <table:table-cell table:number-columns-repeated="10"/>
        </table:table-row>
        <table:table-row table:style-name="ro2">
          <table:table-cell table:formula="of:=[.A1007]+[.$D$1]" office:value-type="float" office:value="79.5999999999998">
            <text:p>79.6</text:p>
          </table:table-cell>
          <table:table-cell table:formula="of:=[.$M$2]+[.$M$3]*[.A1008]+[.$M$4]*[.A1008]^2+[.$M$5]*[.A1008]^3+[.$M$6]*[.A1008]^4+[.$N$2]*[.A1008]^5+[.$N$3]*[.A1008]^6+[.$N$4]*[.A1008]^7+[.$N$5]*[.A1008]^8+[.$N$6]*[.A1008]^9" office:value-type="float" office:value="9.1181595794227">
            <text:p>9.1181595794</text:p>
          </table:table-cell>
          <table:table-cell table:formula="of:=[.B1008]/([.$B$2]+[.B1008])*[.$B$1]" office:value-type="float" office:value="1.33952061516636">
            <text:p>1.3395206152</text:p>
          </table:table-cell>
          <table:table-cell table:formula="of:=[.$D$5]*[.C1008]-[.$D$4]" office:value-type="float" office:value="0.83631673989232">
            <text:p>0.8363167399</text:p>
          </table:table-cell>
          <table:table-cell table:formula="of:=INT([.D1008]/[.$B$1]*1024)" office:value-type="float" office:value="171">
            <text:p>171</text:p>
          </table:table-cell>
          <table:table-cell table:number-columns-repeated="10"/>
        </table:table-row>
        <table:table-row table:style-name="ro2">
          <table:table-cell table:formula="of:=[.A1008]+[.$D$1]" office:value-type="float" office:value="79.6999999999998">
            <text:p>79.7</text:p>
          </table:table-cell>
          <table:table-cell table:formula="of:=[.$M$2]+[.$M$3]*[.A1009]+[.$M$4]*[.A1009]^2+[.$M$5]*[.A1009]^3+[.$M$6]*[.A1009]^4+[.$N$2]*[.A1009]^5+[.$N$3]*[.A1009]^6+[.$N$4]*[.A1009]^7+[.$N$5]*[.A1009]^8+[.$N$6]*[.A1009]^9" office:value-type="float" office:value="9.09573049694119">
            <text:p>9.0957304969</text:p>
          </table:table-cell>
          <table:table-cell table:formula="of:=[.B1009]/([.$B$2]+[.B1009])*[.$B$1]" office:value-type="float" office:value="1.33710677796938">
            <text:p>1.337106778</text:p>
          </table:table-cell>
          <table:table-cell table:formula="of:=[.$D$5]*[.C1009]-[.$D$4]" office:value-type="float" office:value="0.832892645992641">
            <text:p>0.832892646</text:p>
          </table:table-cell>
          <table:table-cell table:formula="of:=INT([.D1009]/[.$B$1]*1024)" office:value-type="float" office:value="170">
            <text:p>170</text:p>
          </table:table-cell>
          <table:table-cell table:number-columns-repeated="10"/>
        </table:table-row>
        <table:table-row table:style-name="ro2">
          <table:table-cell table:formula="of:=[.A1009]+[.$D$1]" office:value-type="float" office:value="79.7999999999998">
            <text:p>79.8</text:p>
          </table:table-cell>
          <table:table-cell table:formula="of:=[.$M$2]+[.$M$3]*[.A1010]+[.$M$4]*[.A1010]^2+[.$M$5]*[.A1010]^3+[.$M$6]*[.A1010]^4+[.$N$2]*[.A1010]^5+[.$N$3]*[.A1010]^6+[.$N$4]*[.A1010]^7+[.$N$5]*[.A1010]^8+[.$N$6]*[.A1010]^9" office:value-type="float" office:value="9.07337981883616">
            <text:p>9.0733798188</text:p>
          </table:table-cell>
          <table:table-cell table:formula="of:=[.B1010]/([.$B$2]+[.B1010])*[.$B$1]" office:value-type="float" office:value="1.334698209787">
            <text:p>1.3346982098</text:p>
          </table:table-cell>
          <table:table-cell table:formula="of:=[.$D$5]*[.C1010]-[.$D$4]" office:value-type="float" office:value="0.829476026333874">
            <text:p>0.8294760263</text:p>
          </table:table-cell>
          <table:table-cell table:formula="of:=INT([.D1010]/[.$B$1]*1024)" office:value-type="float" office:value="169">
            <text:p>169</text:p>
          </table:table-cell>
          <table:table-cell table:number-columns-repeated="10"/>
        </table:table-row>
        <table:table-row table:style-name="ro2">
          <table:table-cell table:formula="of:=[.A1010]+[.$D$1]" office:value-type="float" office:value="79.8999999999998">
            <text:p>79.9</text:p>
          </table:table-cell>
          <table:table-cell table:formula="of:=[.$M$2]+[.$M$3]*[.A1011]+[.$M$4]*[.A1011]^2+[.$M$5]*[.A1011]^3+[.$M$6]*[.A1011]^4+[.$N$2]*[.A1011]^5+[.$N$3]*[.A1011]^6+[.$N$4]*[.A1011]^7+[.$N$5]*[.A1011]^8+[.$N$6]*[.A1011]^9" office:value-type="float" office:value="9.05110733542722">
            <text:p>9.0511073354</text:p>
          </table:table-cell>
          <table:table-cell table:formula="of:=[.B1011]/([.$B$2]+[.B1011])*[.$B$1]" office:value-type="float" office:value="1.33229491505806">
            <text:p>1.3322949151</text:p>
          </table:table-cell>
          <table:table-cell table:formula="of:=[.$D$5]*[.C1011]-[.$D$4]" office:value-type="float" office:value="0.826066887212647">
            <text:p>0.8260668872</text:p>
          </table:table-cell>
          <table:table-cell table:formula="of:=INT([.D1011]/[.$B$1]*1024)" office:value-type="float" office:value="169">
            <text:p>169</text:p>
          </table:table-cell>
          <table:table-cell table:number-columns-repeated="10"/>
        </table:table-row>
        <table:table-row table:style-name="ro2">
          <table:table-cell table:formula="of:=[.A1011]+[.$D$1]" office:value-type="float" office:value="79.9999999999997">
            <text:p>80</text:p>
          </table:table-cell>
          <table:table-cell table:formula="of:=[.$M$2]+[.$M$3]*[.A1012]+[.$M$4]*[.A1012]^2+[.$M$5]*[.A1012]^3+[.$M$6]*[.A1012]^4+[.$N$2]*[.A1012]^5+[.$N$3]*[.A1012]^6+[.$N$4]*[.A1012]^7+[.$N$5]*[.A1012]^8+[.$N$6]*[.A1012]^9" office:value-type="float" office:value="9.02891283651654">
            <text:p>9.0289128365</text:p>
          </table:table-cell>
          <table:table-cell table:formula="of:=[.B1012]/([.$B$2]+[.B1012])*[.$B$1]" office:value-type="float" office:value="1.32989689804481">
            <text:p>1.329896898</text:p>
          </table:table-cell>
          <table:table-cell table:formula="of:=[.$D$5]*[.C1012]-[.$D$4]" office:value-type="float" office:value="0.822665234675063">
            <text:p>0.8226652347</text:p>
          </table:table-cell>
          <table:table-cell table:formula="of:=INT([.D1012]/[.$B$1]*1024)" office:value-type="float" office:value="168">
            <text:p>168</text:p>
          </table:table-cell>
          <table:table-cell table:number-columns-repeated="10"/>
        </table:table-row>
        <table:table-row table:style-name="ro2">
          <table:table-cell table:formula="of:=[.A1012]+[.$D$1]" office:value-type="float" office:value="80.0999999999997">
            <text:p>80.1</text:p>
          </table:table-cell>
          <table:table-cell table:formula="of:=[.$M$2]+[.$M$3]*[.A1013]+[.$M$4]*[.A1013]^2+[.$M$5]*[.A1013]^3+[.$M$6]*[.A1013]^4+[.$N$2]*[.A1013]^5+[.$N$3]*[.A1013]^6+[.$N$4]*[.A1013]^7+[.$N$5]*[.A1013]^8+[.$N$6]*[.A1013]^9" office:value-type="float" office:value="9.00679611139109">
            <text:p>9.0067961114</text:p>
          </table:table-cell>
          <table:table-cell table:formula="of:=[.B1013]/([.$B$2]+[.B1013])*[.$B$1]" office:value-type="float" office:value="1.32750416283258">
            <text:p>1.3275041628</text:p>
          </table:table-cell>
          <table:table-cell table:formula="of:=[.$D$5]*[.C1013]-[.$D$4]" office:value-type="float" office:value="0.8192710745163">
            <text:p>0.8192710745</text:p>
          </table:table-cell>
          <table:table-cell table:formula="of:=INT([.D1013]/[.$B$1]*1024)" office:value-type="float" office:value="167">
            <text:p>167</text:p>
          </table:table-cell>
          <table:table-cell table:number-columns-repeated="10"/>
        </table:table-row>
        <table:table-row table:style-name="ro2">
          <table:table-cell table:formula="of:=[.A1013]+[.$D$1]" office:value-type="float" office:value="80.1999999999997">
            <text:p>80.2</text:p>
          </table:table-cell>
          <table:table-cell table:formula="of:=[.$M$2]+[.$M$3]*[.A1014]+[.$M$4]*[.A1014]^2+[.$M$5]*[.A1014]^3+[.$M$6]*[.A1014]^4+[.$N$2]*[.A1014]^5+[.$N$3]*[.A1014]^6+[.$N$4]*[.A1014]^7+[.$N$5]*[.A1014]^8+[.$N$6]*[.A1014]^9" office:value-type="float" office:value="8.98475694882562">
            <text:p>8.9847569488</text:p>
          </table:table-cell>
          <table:table-cell table:formula="of:=[.B1014]/([.$B$2]+[.B1014])*[.$B$1]" office:value-type="float" office:value="1.32511671332964">
            <text:p>1.3251167133</text:p>
          </table:table-cell>
          <table:table-cell table:formula="of:=[.$D$5]*[.C1014]-[.$D$4]" office:value-type="float" office:value="0.815884412280316">
            <text:p>0.8158844123</text:p>
          </table:table-cell>
          <table:table-cell table:formula="of:=INT([.D1014]/[.$B$1]*1024)" office:value-type="float" office:value="167">
            <text:p>167</text:p>
          </table:table-cell>
          <table:table-cell table:number-columns-repeated="10"/>
        </table:table-row>
        <table:table-row table:style-name="ro2">
          <table:table-cell table:formula="of:=[.A1014]+[.$D$1]" office:value-type="float" office:value="80.2999999999997">
            <text:p>80.3</text:p>
          </table:table-cell>
          <table:table-cell table:formula="of:=[.$M$2]+[.$M$3]*[.A1015]+[.$M$4]*[.A1015]^2+[.$M$5]*[.A1015]^3+[.$M$6]*[.A1015]^4+[.$N$2]*[.A1015]^5+[.$N$3]*[.A1015]^6+[.$N$4]*[.A1015]^7+[.$N$5]*[.A1015]^8+[.$N$6]*[.A1015]^9" office:value-type="float" office:value="8.96279513708446">
            <text:p>8.9627951371</text:p>
          </table:table-cell>
          <table:table-cell table:formula="of:=[.B1015]/([.$B$2]+[.B1015])*[.$B$1]" office:value-type="float" office:value="1.32273455326681">
            <text:p>1.3227345533</text:p>
          </table:table-cell>
          <table:table-cell table:formula="of:=[.$D$5]*[.C1015]-[.$D$4]" office:value-type="float" office:value="0.812505253259392">
            <text:p>0.8125052533</text:p>
          </table:table-cell>
          <table:table-cell table:formula="of:=INT([.D1015]/[.$B$1]*1024)" office:value-type="float" office:value="166">
            <text:p>166</text:p>
          </table:table-cell>
          <table:table-cell table:number-columns-repeated="10"/>
        </table:table-row>
        <table:table-row table:style-name="ro2">
          <table:table-cell table:formula="of:=[.A1015]+[.$D$1]" office:value-type="float" office:value="80.3999999999997">
            <text:p>80.4</text:p>
          </table:table-cell>
          <table:table-cell table:formula="of:=[.$M$2]+[.$M$3]*[.A1016]+[.$M$4]*[.A1016]^2+[.$M$5]*[.A1016]^3+[.$M$6]*[.A1016]^4+[.$N$2]*[.A1016]^5+[.$N$3]*[.A1016]^6+[.$N$4]*[.A1016]^7+[.$N$5]*[.A1016]^8+[.$N$6]*[.A1016]^9" office:value-type="float" office:value="8.9409104639242">
            <text:p>8.9409104639</text:p>
          </table:table-cell>
          <table:table-cell table:formula="of:=[.B1016]/([.$B$2]+[.B1016])*[.$B$1]" office:value-type="float" office:value="1.32035768619726">
            <text:p>1.3203576862</text:p>
          </table:table-cell>
          <table:table-cell table:formula="of:=[.$D$5]*[.C1016]-[.$D$4]" office:value-type="float" office:value="0.809133602493813">
            <text:p>0.8091336025</text:p>
          </table:table-cell>
          <table:table-cell table:formula="of:=INT([.D1016]/[.$B$1]*1024)" office:value-type="float" office:value="165">
            <text:p>165</text:p>
          </table:table-cell>
          <table:table-cell table:number-columns-repeated="10"/>
        </table:table-row>
        <table:table-row table:style-name="ro2">
          <table:table-cell table:formula="of:=[.A1016]+[.$D$1]" office:value-type="float" office:value="80.4999999999997">
            <text:p>80.5</text:p>
          </table:table-cell>
          <table:table-cell table:formula="of:=[.$M$2]+[.$M$3]*[.A1017]+[.$M$4]*[.A1017]^2+[.$M$5]*[.A1017]^3+[.$M$6]*[.A1017]^4+[.$N$2]*[.A1017]^5+[.$N$3]*[.A1017]^6+[.$N$4]*[.A1017]^7+[.$N$5]*[.A1017]^8+[.$N$6]*[.A1017]^9" office:value-type="float" office:value="8.91910271659632">
            <text:p>8.9191027166</text:p>
          </table:table-cell>
          <table:table-cell table:formula="of:=[.B1017]/([.$B$2]+[.B1017])*[.$B$1]" office:value-type="float" office:value="1.31798611549633">
            <text:p>1.3179861155</text:p>
          </table:table-cell>
          <table:table-cell table:formula="of:=[.$D$5]*[.C1017]-[.$D$4]" office:value-type="float" office:value="0.805769464771564">
            <text:p>0.8057694648</text:p>
          </table:table-cell>
          <table:table-cell table:formula="of:=INT([.D1017]/[.$B$1]*1024)" office:value-type="float" office:value="165">
            <text:p>165</text:p>
          </table:table-cell>
          <table:table-cell table:number-columns-repeated="10"/>
        </table:table-row>
        <table:table-row table:style-name="ro2">
          <table:table-cell table:formula="of:=[.A1017]+[.$D$1]" office:value-type="float" office:value="80.5999999999997">
            <text:p>80.6</text:p>
          </table:table-cell>
          <table:table-cell table:formula="of:=[.$M$2]+[.$M$3]*[.A1018]+[.$M$4]*[.A1018]^2+[.$M$5]*[.A1018]^3+[.$M$6]*[.A1018]^4+[.$N$2]*[.A1018]^5+[.$N$3]*[.A1018]^6+[.$N$4]*[.A1018]^7+[.$N$5]*[.A1018]^8+[.$N$6]*[.A1018]^9" office:value-type="float" office:value="8.89737168184957">
            <text:p>8.8973716818</text:p>
          </table:table-cell>
          <table:table-cell table:formula="of:=[.B1018]/([.$B$2]+[.B1018])*[.$B$1]" office:value-type="float" office:value="1.31561984436123">
            <text:p>1.3156198444</text:p>
          </table:table-cell>
          <table:table-cell table:formula="of:=[.$D$5]*[.C1018]-[.$D$4]" office:value-type="float" office:value="0.802412844627996">
            <text:p>0.8024128446</text:p>
          </table:table-cell>
          <table:table-cell table:formula="of:=INT([.D1018]/[.$B$1]*1024)" office:value-type="float" office:value="164">
            <text:p>164</text:p>
          </table:table-cell>
          <table:table-cell table:number-columns-repeated="10"/>
        </table:table-row>
        <table:table-row table:style-name="ro2">
          <table:table-cell table:formula="of:=[.A1018]+[.$D$1]" office:value-type="float" office:value="80.6999999999997">
            <text:p>80.7</text:p>
          </table:table-cell>
          <table:table-cell table:formula="of:=[.$M$2]+[.$M$3]*[.A1019]+[.$M$4]*[.A1019]^2+[.$M$5]*[.A1019]^3+[.$M$6]*[.A1019]^4+[.$N$2]*[.A1019]^5+[.$N$3]*[.A1019]^6+[.$N$4]*[.A1019]^7+[.$N$5]*[.A1019]^8+[.$N$6]*[.A1019]^9" office:value-type="float" office:value="8.87571714593269">
            <text:p>8.8757171459</text:p>
          </table:table-cell>
          <table:table-cell table:formula="of:=[.B1019]/([.$B$2]+[.B1019])*[.$B$1]" office:value-type="float" office:value="1.3132588758109">
            <text:p>1.3132588758</text:p>
          </table:table-cell>
          <table:table-cell table:formula="of:=[.$D$5]*[.C1019]-[.$D$4]" office:value-type="float" office:value="0.799063746345545">
            <text:p>0.7990637463</text:p>
          </table:table-cell>
          <table:table-cell table:formula="of:=INT([.D1019]/[.$B$1]*1024)" office:value-type="float" office:value="163">
            <text:p>163</text:p>
          </table:table-cell>
          <table:table-cell table:number-columns-repeated="10"/>
        </table:table-row>
        <table:table-row table:style-name="ro2">
          <table:table-cell table:formula="of:=[.A1019]+[.$D$1]" office:value-type="float" office:value="80.7999999999997">
            <text:p>80.8</text:p>
          </table:table-cell>
          <table:table-cell table:formula="of:=[.$M$2]+[.$M$3]*[.A1020]+[.$M$4]*[.A1020]^2+[.$M$5]*[.A1020]^3+[.$M$6]*[.A1020]^4+[.$N$2]*[.A1020]^5+[.$N$3]*[.A1020]^6+[.$N$4]*[.A1020]^7+[.$N$5]*[.A1020]^8+[.$N$6]*[.A1020]^9" office:value-type="float" office:value="8.85413889459691">
            <text:p>8.8541388946</text:p>
          </table:table-cell>
          <table:table-cell table:formula="of:=[.B1020]/([.$B$2]+[.B1020])*[.$B$1]" office:value-type="float" office:value="1.31090321268577">
            <text:p>1.3109032127</text:p>
          </table:table-cell>
          <table:table-cell table:formula="of:=[.$D$5]*[.C1020]-[.$D$4]" office:value-type="float" office:value="0.795722173953438">
            <text:p>0.795722174</text:p>
          </table:table-cell>
          <table:table-cell table:formula="of:=INT([.D1020]/[.$B$1]*1024)" office:value-type="float" office:value="162">
            <text:p>162</text:p>
          </table:table-cell>
          <table:table-cell table:number-columns-repeated="10"/>
        </table:table-row>
        <table:table-row table:style-name="ro2">
          <table:table-cell table:formula="of:=[.A1020]+[.$D$1]" office:value-type="float" office:value="80.8999999999997">
            <text:p>80.9</text:p>
          </table:table-cell>
          <table:table-cell table:formula="of:=[.$M$2]+[.$M$3]*[.A1021]+[.$M$4]*[.A1021]^2+[.$M$5]*[.A1021]^3+[.$M$6]*[.A1021]^4+[.$N$2]*[.A1021]^5+[.$N$3]*[.A1021]^6+[.$N$4]*[.A1021]^7+[.$N$5]*[.A1021]^8+[.$N$6]*[.A1021]^9" office:value-type="float" office:value="8.83263671309902">
            <text:p>8.8326367131</text:p>
          </table:table-cell>
          <table:table-cell table:formula="of:=[.B1021]/([.$B$2]+[.B1021])*[.$B$1]" office:value-type="float" office:value="1.30855285764763">
            <text:p>1.3085528576</text:p>
          </table:table-cell>
          <table:table-cell table:formula="of:=[.$D$5]*[.C1021]-[.$D$4]" office:value-type="float" office:value="0.792388131227499">
            <text:p>0.7923881312</text:p>
          </table:table-cell>
          <table:table-cell table:formula="of:=INT([.D1021]/[.$B$1]*1024)" office:value-type="float" office:value="162">
            <text:p>162</text:p>
          </table:table-cell>
          <table:table-cell table:number-columns-repeated="10"/>
        </table:table-row>
        <table:table-row table:style-name="ro2">
          <table:table-cell table:formula="of:=[.A1021]+[.$D$1]" office:value-type="float" office:value="80.9999999999997">
            <text:p>81</text:p>
          </table:table-cell>
          <table:table-cell table:formula="of:=[.$M$2]+[.$M$3]*[.A1022]+[.$M$4]*[.A1022]^2+[.$M$5]*[.A1022]^3+[.$M$6]*[.A1022]^4+[.$N$2]*[.A1022]^5+[.$N$3]*[.A1022]^6+[.$N$4]*[.A1022]^7+[.$N$5]*[.A1022]^8+[.$N$6]*[.A1022]^9" office:value-type="float" office:value="8.81121038620357">
            <text:p>8.8112103862</text:p>
          </table:table-cell>
          <table:table-cell table:formula="of:=[.B1022]/([.$B$2]+[.B1022])*[.$B$1]" office:value-type="float" office:value="1.30620781317941">
            <text:p>1.3062078132</text:p>
          </table:table-cell>
          <table:table-cell table:formula="of:=[.$D$5]*[.C1022]-[.$D$4]" office:value-type="float" office:value="0.789061621689829">
            <text:p>0.7890616217</text:p>
          </table:table-cell>
          <table:table-cell table:formula="of:=INT([.D1022]/[.$B$1]*1024)" office:value-type="float" office:value="161">
            <text:p>161</text:p>
          </table:table-cell>
          <table:table-cell table:number-columns-repeated="10"/>
        </table:table-row>
        <table:table-row table:style-name="ro2">
          <table:table-cell table:formula="of:=[.A1022]+[.$D$1]" office:value-type="float" office:value="81.0999999999997">
            <text:p>81.1</text:p>
          </table:table-cell>
          <table:table-cell table:formula="of:=[.$M$2]+[.$M$3]*[.A1023]+[.$M$4]*[.A1023]^2+[.$M$5]*[.A1023]^3+[.$M$6]*[.A1023]^4+[.$N$2]*[.A1023]^5+[.$N$3]*[.A1023]^6+[.$N$4]*[.A1023]^7+[.$N$5]*[.A1023]^8+[.$N$6]*[.A1023]^9" office:value-type="float" office:value="8.78985969818612">
            <text:p>8.7898596982</text:p>
          </table:table-cell>
          <table:table-cell table:formula="of:=[.B1023]/([.$B$2]+[.B1023])*[.$B$1]" office:value-type="float" office:value="1.30386808158506">
            <text:p>1.3038680816</text:p>
          </table:table-cell>
          <table:table-cell table:formula="of:=[.$D$5]*[.C1023]-[.$D$4]" office:value-type="float" office:value="0.78574264860866">
            <text:p>0.7857426486</text:p>
          </table:table-cell>
          <table:table-cell table:formula="of:=INT([.D1023]/[.$B$1]*1024)" office:value-type="float" office:value="160">
            <text:p>160</text:p>
          </table:table-cell>
          <table:table-cell table:number-columns-repeated="10"/>
        </table:table-row>
        <table:table-row table:style-name="ro2">
          <table:table-cell table:formula="of:=[.A1023]+[.$D$1]" office:value-type="float" office:value="81.1999999999997">
            <text:p>81.2</text:p>
          </table:table-cell>
          <table:table-cell table:formula="of:=[.$M$2]+[.$M$3]*[.A1024]+[.$M$4]*[.A1024]^2+[.$M$5]*[.A1024]^3+[.$M$6]*[.A1024]^4+[.$N$2]*[.A1024]^5+[.$N$3]*[.A1024]^6+[.$N$4]*[.A1024]^7+[.$N$5]*[.A1024]^8+[.$N$6]*[.A1024]^9" office:value-type="float" office:value="8.76858443283595">
            <text:p>8.7685844328</text:p>
          </table:table-cell>
          <table:table-cell table:formula="of:=[.B1024]/([.$B$2]+[.B1024])*[.$B$1]" office:value-type="float" office:value="1.30153366498943">
            <text:p>1.301533665</text:p>
          </table:table-cell>
          <table:table-cell table:formula="of:=[.$D$5]*[.C1024]-[.$D$4]" office:value-type="float" office:value="0.782431214998136">
            <text:p>0.782431215</text:p>
          </table:table-cell>
          <table:table-cell table:formula="of:=INT([.D1024]/[.$B$1]*1024)" office:value-type="float" office:value="160">
            <text:p>160</text:p>
          </table:table-cell>
          <table:table-cell table:number-columns-repeated="10"/>
        </table:table-row>
        <table:table-row table:style-name="ro2">
          <table:table-cell table:formula="of:=[.A1024]+[.$D$1]" office:value-type="float" office:value="81.2999999999997">
            <text:p>81.3</text:p>
          </table:table-cell>
          <table:table-cell table:formula="of:=[.$M$2]+[.$M$3]*[.A1025]+[.$M$4]*[.A1025]^2+[.$M$5]*[.A1025]^3+[.$M$6]*[.A1025]^4+[.$N$2]*[.A1025]^5+[.$N$3]*[.A1025]^6+[.$N$4]*[.A1025]^7+[.$N$5]*[.A1025]^8+[.$N$6]*[.A1025]^9" office:value-type="float" office:value="8.74738437345856">
            <text:p>8.7473843735</text:p>
          </table:table-cell>
          <table:table-cell table:formula="of:=[.B1025]/([.$B$2]+[.B1025])*[.$B$1]" office:value-type="float" office:value="1.29920456533806">
            <text:p>1.2992045653</text:p>
          </table:table-cell>
          <table:table-cell table:formula="of:=[.$D$5]*[.C1025]-[.$D$4]" office:value-type="float" office:value="0.779127323618071">
            <text:p>0.7791273236</text:p>
          </table:table-cell>
          <table:table-cell table:formula="of:=INT([.D1025]/[.$B$1]*1024)" office:value-type="float" office:value="159">
            <text:p>159</text:p>
          </table:table-cell>
          <table:table-cell table:number-columns-repeated="10"/>
        </table:table-row>
        <table:table-row table:style-name="ro2">
          <table:table-cell table:formula="of:=[.A1025]+[.$D$1]" office:value-type="float" office:value="81.3999999999997">
            <text:p>81.4</text:p>
          </table:table-cell>
          <table:table-cell table:formula="of:=[.$M$2]+[.$M$3]*[.A1026]+[.$M$4]*[.A1026]^2+[.$M$5]*[.A1026]^3+[.$M$6]*[.A1026]^4+[.$N$2]*[.A1026]^5+[.$N$3]*[.A1026]^6+[.$N$4]*[.A1026]^7+[.$N$5]*[.A1026]^8+[.$N$6]*[.A1026]^9" office:value-type="float" office:value="8.7262593028794">
            <text:p>8.7262593029</text:p>
          </table:table-cell>
          <table:table-cell table:formula="of:=[.B1026]/([.$B$2]+[.B1026])*[.$B$1]" office:value-type="float" office:value="1.29688078439721">
            <text:p>1.2968807844</text:p>
          </table:table-cell>
          <table:table-cell table:formula="of:=[.$D$5]*[.C1026]-[.$D$4]" office:value-type="float" office:value="0.775830976973925">
            <text:p>0.775830977</text:p>
          </table:table-cell>
          <table:table-cell table:formula="of:=INT([.D1026]/[.$B$1]*1024)" office:value-type="float" office:value="158">
            <text:p>158</text:p>
          </table:table-cell>
          <table:table-cell table:number-columns-repeated="10"/>
        </table:table-row>
        <table:table-row table:style-name="ro2">
          <table:table-cell table:formula="of:=[.A1026]+[.$D$1]" office:value-type="float" office:value="81.4999999999997">
            <text:p>81.5</text:p>
          </table:table-cell>
          <table:table-cell table:formula="of:=[.$M$2]+[.$M$3]*[.A1027]+[.$M$4]*[.A1027]^2+[.$M$5]*[.A1027]^3+[.$M$6]*[.A1027]^4+[.$N$2]*[.A1027]^5+[.$N$3]*[.A1027]^6+[.$N$4]*[.A1027]^7+[.$N$5]*[.A1027]^8+[.$N$6]*[.A1027]^9" office:value-type="float" office:value="8.705209003446">
            <text:p>8.7052090034</text:p>
          </table:table-cell>
          <table:table-cell table:formula="of:=[.B1027]/([.$B$2]+[.B1027])*[.$B$1]" office:value-type="float" office:value="1.29456232375359">
            <text:p>1.2945623238</text:p>
          </table:table-cell>
          <table:table-cell table:formula="of:=[.$D$5]*[.C1027]-[.$D$4]" office:value-type="float" office:value="0.772542177316518">
            <text:p>0.7725421773</text:p>
          </table:table-cell>
          <table:table-cell table:formula="of:=INT([.D1027]/[.$B$1]*1024)" office:value-type="float" office:value="158">
            <text:p>158</text:p>
          </table:table-cell>
          <table:table-cell table:number-columns-repeated="10"/>
        </table:table-row>
        <table:table-row table:style-name="ro2">
          <table:table-cell table:formula="of:=[.A1027]+[.$D$1]" office:value-type="float" office:value="81.5999999999996">
            <text:p>81.6</text:p>
          </table:table-cell>
          <table:table-cell table:formula="of:=[.$M$2]+[.$M$3]*[.A1028]+[.$M$4]*[.A1028]^2+[.$M$5]*[.A1028]^3+[.$M$6]*[.A1028]^4+[.$N$2]*[.A1028]^5+[.$N$3]*[.A1028]^6+[.$N$4]*[.A1028]^7+[.$N$5]*[.A1028]^8+[.$N$6]*[.A1028]^9" office:value-type="float" office:value="8.68423325703151">
            <text:p>8.684233257</text:p>
          </table:table-cell>
          <table:table-cell table:formula="of:=[.B1028]/([.$B$2]+[.B1028])*[.$B$1]" office:value-type="float" office:value="1.2922491848144">
            <text:p>1.2922491848</text:p>
          </table:table-cell>
          <table:table-cell table:formula="of:=[.$D$5]*[.C1028]-[.$D$4]" office:value-type="float" office:value="0.769260926641987">
            <text:p>0.7692609266</text:p>
          </table:table-cell>
          <table:table-cell table:formula="of:=INT([.D1028]/[.$B$1]*1024)" office:value-type="float" office:value="157">
            <text:p>157</text:p>
          </table:table-cell>
          <table:table-cell table:number-columns-repeated="10"/>
        </table:table-row>
        <table:table-row table:style-name="ro2">
          <table:table-cell table:formula="of:=[.A1028]+[.$D$1]" office:value-type="float" office:value="81.6999999999996">
            <text:p>81.7</text:p>
          </table:table-cell>
          <table:table-cell table:formula="of:=[.$M$2]+[.$M$3]*[.A1029]+[.$M$4]*[.A1029]^2+[.$M$5]*[.A1029]^3+[.$M$6]*[.A1029]^4+[.$N$2]*[.A1029]^5+[.$N$3]*[.A1029]^6+[.$N$4]*[.A1029]^7+[.$N$5]*[.A1029]^8+[.$N$6]*[.A1029]^9" office:value-type="float" office:value="8.66333184503765">
            <text:p>8.663331845</text:p>
          </table:table-cell>
          <table:table-cell table:formula="of:=[.B1029]/([.$B$2]+[.B1029])*[.$B$1]" office:value-type="float" office:value="1.28994136880721">
            <text:p>1.2899413688</text:p>
          </table:table-cell>
          <table:table-cell table:formula="of:=[.$D$5]*[.C1029]-[.$D$4]" office:value-type="float" office:value="0.765987226691676">
            <text:p>0.7659872267</text:p>
          </table:table-cell>
          <table:table-cell table:formula="of:=INT([.D1029]/[.$B$1]*1024)" office:value-type="float" office:value="156">
            <text:p>156</text:p>
          </table:table-cell>
          <table:table-cell table:number-columns-repeated="10"/>
        </table:table-row>
        <table:table-row table:style-name="ro2">
          <table:table-cell table:formula="of:=[.A1029]+[.$D$1]" office:value-type="float" office:value="81.7999999999996">
            <text:p>81.8</text:p>
          </table:table-cell>
          <table:table-cell table:formula="of:=[.$M$2]+[.$M$3]*[.A1030]+[.$M$4]*[.A1030]^2+[.$M$5]*[.A1030]^3+[.$M$6]*[.A1030]^4+[.$N$2]*[.A1030]^5+[.$N$3]*[.A1030]^6+[.$N$4]*[.A1030]^7+[.$N$5]*[.A1030]^8+[.$N$6]*[.A1030]^9" office:value-type="float" office:value="8.64250454839744">
            <text:p>8.6425045484</text:p>
          </table:table-cell>
          <table:table-cell table:formula="of:=[.B1030]/([.$B$2]+[.B1030])*[.$B$1]" office:value-type="float" office:value="1.28763887677986">
            <text:p>1.2876388768</text:p>
          </table:table-cell>
          <table:table-cell table:formula="of:=[.$D$5]*[.C1030]-[.$D$4]" office:value-type="float" office:value="0.762721078951981">
            <text:p>0.762721079</text:p>
          </table:table-cell>
          <table:table-cell table:formula="of:=INT([.D1030]/[.$B$1]*1024)" office:value-type="float" office:value="156">
            <text:p>156</text:p>
          </table:table-cell>
          <table:table-cell table:number-columns-repeated="10"/>
        </table:table-row>
        <table:table-row table:style-name="ro2">
          <table:table-cell table:formula="of:=[.A1030]+[.$D$1]" office:value-type="float" office:value="81.8999999999996">
            <text:p>81.9</text:p>
          </table:table-cell>
          <table:table-cell table:formula="of:=[.$M$2]+[.$M$3]*[.A1031]+[.$M$4]*[.A1031]^2+[.$M$5]*[.A1031]^3+[.$M$6]*[.A1031]^4+[.$N$2]*[.A1031]^5+[.$N$3]*[.A1031]^6+[.$N$4]*[.A1031]^7+[.$N$5]*[.A1031]^8+[.$N$6]*[.A1031]^9" office:value-type="float" office:value="8.62175114757919">
            <text:p>8.6217511476</text:p>
          </table:table-cell>
          <table:table-cell table:formula="of:=[.B1031]/([.$B$2]+[.B1031])*[.$B$1]" office:value-type="float" office:value="1.28534170960052">
            <text:p>1.2853417096</text:p>
          </table:table-cell>
          <table:table-cell table:formula="of:=[.$D$5]*[.C1031]-[.$D$4]" office:value-type="float" office:value="0.759462484654415">
            <text:p>0.7594624847</text:p>
          </table:table-cell>
          <table:table-cell table:formula="of:=INT([.D1031]/[.$B$1]*1024)" office:value-type="float" office:value="155">
            <text:p>155</text:p>
          </table:table-cell>
          <table:table-cell table:number-columns-repeated="10"/>
        </table:table-row>
        <table:table-row table:style-name="ro2">
          <table:table-cell table:formula="of:=[.A1031]+[.$D$1]" office:value-type="float" office:value="81.9999999999996">
            <text:p>82</text:p>
          </table:table-cell>
          <table:table-cell table:formula="of:=[.$M$2]+[.$M$3]*[.A1032]+[.$M$4]*[.A1032]^2+[.$M$5]*[.A1032]^3+[.$M$6]*[.A1032]^4+[.$N$2]*[.A1032]^5+[.$N$3]*[.A1032]^6+[.$N$4]*[.A1032]^7+[.$N$5]*[.A1032]^8+[.$N$6]*[.A1032]^9" office:value-type="float" office:value="8.60107142258863">
            <text:p>8.6010714226</text:p>
          </table:table-cell>
          <table:table-cell table:formula="of:=[.B1032]/([.$B$2]+[.B1032])*[.$B$1]" office:value-type="float" office:value="1.28304986795752">
            <text:p>1.283049868</text:p>
          </table:table-cell>
          <table:table-cell table:formula="of:=[.$D$5]*[.C1032]-[.$D$4]" office:value-type="float" office:value="0.756211444775398">
            <text:p>0.7562114448</text:p>
          </table:table-cell>
          <table:table-cell table:formula="of:=INT([.D1032]/[.$B$1]*1024)" office:value-type="float" office:value="154">
            <text:p>154</text:p>
          </table:table-cell>
          <table:table-cell table:number-columns-repeated="10"/>
        </table:table-row>
        <table:table-row table:style-name="ro2">
          <table:table-cell table:formula="of:=[.A1032]+[.$D$1]" office:value-type="float" office:value="82.0999999999996">
            <text:p>82.1</text:p>
          </table:table-cell>
          <table:table-cell table:formula="of:=[.$M$2]+[.$M$3]*[.A1033]+[.$M$4]*[.A1033]^2+[.$M$5]*[.A1033]^3+[.$M$6]*[.A1033]^4+[.$N$2]*[.A1033]^5+[.$N$3]*[.A1033]^6+[.$N$4]*[.A1033]^7+[.$N$5]*[.A1033]^8+[.$N$6]*[.A1033]^9" office:value-type="float" office:value="8.58046515297302">
            <text:p>8.580465153</text:p>
          </table:table-cell>
          <table:table-cell table:formula="of:=[.B1033]/([.$B$2]+[.B1033])*[.$B$1]" office:value-type="float" office:value="1.28076335235944">
            <text:p>1.2807633524</text:p>
          </table:table-cell>
          <table:table-cell table:formula="of:=[.$D$5]*[.C1033]-[.$D$4]" office:value-type="float" office:value="0.752967960036355">
            <text:p>0.75296796</text:p>
          </table:table-cell>
          <table:table-cell table:formula="of:=INT([.D1033]/[.$B$1]*1024)" office:value-type="float" office:value="154">
            <text:p>154</text:p>
          </table:table-cell>
          <table:table-cell table:number-columns-repeated="10"/>
        </table:table-row>
        <table:table-row table:style-name="ro2">
          <table:table-cell table:formula="of:=[.A1033]+[.$D$1]" office:value-type="float" office:value="82.1999999999996">
            <text:p>82.2</text:p>
          </table:table-cell>
          <table:table-cell table:formula="of:=[.$M$2]+[.$M$3]*[.A1034]+[.$M$4]*[.A1034]^2+[.$M$5]*[.A1034]^3+[.$M$6]*[.A1034]^4+[.$N$2]*[.A1034]^5+[.$N$3]*[.A1034]^6+[.$N$4]*[.A1034]^7+[.$N$5]*[.A1034]^8+[.$N$6]*[.A1034]^9" office:value-type="float" office:value="8.55993211782395">
            <text:p>8.5599321178</text:p>
          </table:table-cell>
          <table:table-cell table:formula="of:=[.B1034]/([.$B$2]+[.B1034])*[.$B$1]" office:value-type="float" office:value="1.27848216313502">
            <text:p>1.2784821631</text:p>
          </table:table-cell>
          <table:table-cell table:formula="of:=[.$D$5]*[.C1034]-[.$D$4]" office:value-type="float" office:value="0.749732030903638">
            <text:p>0.7497320309</text:p>
          </table:table-cell>
          <table:table-cell table:formula="of:=INT([.D1034]/[.$B$1]*1024)" office:value-type="float" office:value="153">
            <text:p>153</text:p>
          </table:table-cell>
          <table:table-cell table:number-columns-repeated="10"/>
        </table:table-row>
        <table:table-row table:style-name="ro2">
          <table:table-cell table:formula="of:=[.A1034]+[.$D$1]" office:value-type="float" office:value="82.2999999999996">
            <text:p>82.3</text:p>
          </table:table-cell>
          <table:table-cell table:formula="of:=[.$M$2]+[.$M$3]*[.A1035]+[.$M$4]*[.A1035]^2+[.$M$5]*[.A1035]^3+[.$M$6]*[.A1035]^4+[.$N$2]*[.A1035]^5+[.$N$3]*[.A1035]^6+[.$N$4]*[.A1035]^7+[.$N$5]*[.A1035]^8+[.$N$6]*[.A1035]^9" office:value-type="float" office:value="8.53947209578081">
            <text:p>8.5394720958</text:p>
          </table:table-cell>
          <table:table-cell table:formula="of:=[.B1035]/([.$B$2]+[.B1035])*[.$B$1]" office:value-type="float" office:value="1.27620630043323">
            <text:p>1.2762063004</text:p>
          </table:table-cell>
          <table:table-cell table:formula="of:=[.$D$5]*[.C1035]-[.$D$4]" office:value-type="float" office:value="0.746503657588545">
            <text:p>0.7465036576</text:p>
          </table:table-cell>
          <table:table-cell table:formula="of:=INT([.D1035]/[.$B$1]*1024)" office:value-type="float" office:value="152">
            <text:p>152</text:p>
          </table:table-cell>
          <table:table-cell table:number-columns-repeated="10"/>
        </table:table-row>
        <table:table-row table:style-name="ro2">
          <table:table-cell table:formula="of:=[.A1035]+[.$D$1]" office:value-type="float" office:value="82.3999999999996">
            <text:p>82.4</text:p>
          </table:table-cell>
          <table:table-cell table:formula="of:=[.$M$2]+[.$M$3]*[.A1036]+[.$M$4]*[.A1036]^2+[.$M$5]*[.A1036]^3+[.$M$6]*[.A1036]^4+[.$N$2]*[.A1036]^5+[.$N$3]*[.A1036]^6+[.$N$4]*[.A1036]^7+[.$N$5]*[.A1036]^8+[.$N$6]*[.A1036]^9" office:value-type="float" office:value="8.51908486503408">
            <text:p>8.519084865</text:p>
          </table:table-cell>
          <table:table-cell table:formula="of:=[.B1036]/([.$B$2]+[.B1036])*[.$B$1]" office:value-type="float" office:value="1.27393576422324">
            <text:p>1.2739357642</text:p>
          </table:table-cell>
          <table:table-cell table:formula="of:=[.$D$5]*[.C1036]-[.$D$4]" office:value-type="float" office:value="0.743282840047348">
            <text:p>0.74328284</text:p>
          </table:table-cell>
          <table:table-cell table:formula="of:=INT([.D1036]/[.$B$1]*1024)" office:value-type="float" office:value="152">
            <text:p>152</text:p>
          </table:table-cell>
          <table:table-cell table:number-columns-repeated="10"/>
        </table:table-row>
        <table:table-row table:style-name="ro2">
          <table:table-cell table:formula="of:=[.A1036]+[.$D$1]" office:value-type="float" office:value="82.4999999999996">
            <text:p>82.5</text:p>
          </table:table-cell>
          <table:table-cell table:formula="of:=[.$M$2]+[.$M$3]*[.A1037]+[.$M$4]*[.A1037]^2+[.$M$5]*[.A1037]^3+[.$M$6]*[.A1037]^4+[.$N$2]*[.A1037]^5+[.$N$3]*[.A1037]^6+[.$N$4]*[.A1037]^7+[.$N$5]*[.A1037]^8+[.$N$6]*[.A1037]^9" office:value-type="float" office:value="8.49877020332878">
            <text:p>8.4987702033</text:p>
          </table:table-cell>
          <table:table-cell table:formula="of:=[.B1037]/([.$B$2]+[.B1037])*[.$B$1]" office:value-type="float" office:value="1.27167055429447">
            <text:p>1.2716705543</text:p>
          </table:table-cell>
          <table:table-cell table:formula="of:=[.$D$5]*[.C1037]-[.$D$4]" office:value-type="float" office:value="0.740069577981332">
            <text:p>0.740069578</text:p>
          </table:table-cell>
          <table:table-cell table:formula="of:=INT([.D1037]/[.$B$1]*1024)" office:value-type="float" office:value="151">
            <text:p>151</text:p>
          </table:table-cell>
          <table:table-cell table:number-columns-repeated="10"/>
        </table:table-row>
        <table:table-row table:style-name="ro2">
          <table:table-cell table:formula="of:=[.A1037]+[.$D$1]" office:value-type="float" office:value="82.5999999999996">
            <text:p>82.6</text:p>
          </table:table-cell>
          <table:table-cell table:formula="of:=[.$M$2]+[.$M$3]*[.A1038]+[.$M$4]*[.A1038]^2+[.$M$5]*[.A1038]^3+[.$M$6]*[.A1038]^4+[.$N$2]*[.A1038]^5+[.$N$3]*[.A1038]^6+[.$N$4]*[.A1038]^7+[.$N$5]*[.A1038]^8+[.$N$6]*[.A1038]^9" office:value-type="float" office:value="8.47852788796782">
            <text:p>8.478527888</text:p>
          </table:table-cell>
          <table:table-cell table:formula="of:=[.B1038]/([.$B$2]+[.B1038])*[.$B$1]" office:value-type="float" office:value="1.26941067025663">
            <text:p>1.2694106703</text:p>
          </table:table-cell>
          <table:table-cell table:formula="of:=[.$D$5]*[.C1038]-[.$D$4]" office:value-type="float" office:value="0.736863870836845">
            <text:p>0.7368638708</text:p>
          </table:table-cell>
          <table:table-cell table:formula="of:=INT([.D1038]/[.$B$1]*1024)" office:value-type="float" office:value="150">
            <text:p>150</text:p>
          </table:table-cell>
          <table:table-cell table:number-columns-repeated="10"/>
        </table:table-row>
        <table:table-row table:style-name="ro2">
          <table:table-cell table:formula="of:=[.A1038]+[.$D$1]" office:value-type="float" office:value="82.6999999999996">
            <text:p>82.7</text:p>
          </table:table-cell>
          <table:table-cell table:formula="of:=[.$M$2]+[.$M$3]*[.A1039]+[.$M$4]*[.A1039]^2+[.$M$5]*[.A1039]^3+[.$M$6]*[.A1039]^4+[.$N$2]*[.A1039]^5+[.$N$3]*[.A1039]^6+[.$N$4]*[.A1039]^7+[.$N$5]*[.A1039]^8+[.$N$6]*[.A1039]^9" office:value-type="float" office:value="8.45835769581578">
            <text:p>8.4583576958</text:p>
          </table:table-cell>
          <table:table-cell table:formula="of:=[.B1039]/([.$B$2]+[.B1039])*[.$B$1]" office:value-type="float" office:value="1.26715611153977">
            <text:p>1.2671561115</text:p>
          </table:table-cell>
          <table:table-cell table:formula="of:=[.$D$5]*[.C1039]-[.$D$4]" office:value-type="float" office:value="0.733665717805431">
            <text:p>0.7336657178</text:p>
          </table:table-cell>
          <table:table-cell table:formula="of:=INT([.D1039]/[.$B$1]*1024)" office:value-type="float" office:value="150">
            <text:p>150</text:p>
          </table:table-cell>
          <table:table-cell table:number-columns-repeated="10"/>
        </table:table-row>
        <table:table-row table:style-name="ro2">
          <table:table-cell table:formula="of:=[.A1039]+[.$D$1]" office:value-type="float" office:value="82.7999999999996">
            <text:p>82.8</text:p>
          </table:table-cell>
          <table:table-cell table:formula="of:=[.$M$2]+[.$M$3]*[.A1040]+[.$M$4]*[.A1040]^2+[.$M$5]*[.A1040]^3+[.$M$6]*[.A1040]^4+[.$N$2]*[.A1040]^5+[.$N$3]*[.A1040]^6+[.$N$4]*[.A1040]^7+[.$N$5]*[.A1040]^8+[.$N$6]*[.A1040]^9" office:value-type="float" office:value="8.43825940330185">
            <text:p>8.4382594033</text:p>
          </table:table-cell>
          <table:table-cell table:formula="of:=[.B1040]/([.$B$2]+[.B1040])*[.$B$1]" office:value-type="float" office:value="1.26490687739435">
            <text:p>1.2649068774</text:p>
          </table:table-cell>
          <table:table-cell table:formula="of:=[.$D$5]*[.C1040]-[.$D$4]" office:value-type="float" office:value="0.730475117823828">
            <text:p>0.7304751178</text:p>
          </table:table-cell>
          <table:table-cell table:formula="of:=INT([.D1040]/[.$B$1]*1024)" office:value-type="float" office:value="149">
            <text:p>149</text:p>
          </table:table-cell>
          <table:table-cell table:number-columns-repeated="10"/>
        </table:table-row>
        <table:table-row table:style-name="ro2">
          <table:table-cell table:formula="of:=[.A1040]+[.$D$1]" office:value-type="float" office:value="82.8999999999996">
            <text:p>82.9</text:p>
          </table:table-cell>
          <table:table-cell table:formula="of:=[.$M$2]+[.$M$3]*[.A1041]+[.$M$4]*[.A1041]^2+[.$M$5]*[.A1041]^3+[.$M$6]*[.A1041]^4+[.$N$2]*[.A1041]^5+[.$N$3]*[.A1041]^6+[.$N$4]*[.A1041]^7+[.$N$5]*[.A1041]^8+[.$N$6]*[.A1041]^9" office:value-type="float" office:value="8.41823278642388">
            <text:p>8.4182327864</text:p>
          </table:table-cell>
          <table:table-cell table:formula="of:=[.B1041]/([.$B$2]+[.B1041])*[.$B$1]" office:value-type="float" office:value="1.26266296689134">
            <text:p>1.2626629669</text:p>
          </table:table-cell>
          <table:table-cell table:formula="of:=[.$D$5]*[.C1041]-[.$D$4]" office:value-type="float" office:value="0.727292069574168">
            <text:p>0.7272920696</text:p>
          </table:table-cell>
          <table:table-cell table:formula="of:=INT([.D1041]/[.$B$1]*1024)" office:value-type="float" office:value="148">
            <text:p>148</text:p>
          </table:table-cell>
          <table:table-cell table:number-columns-repeated="10"/>
        </table:table-row>
        <table:table-row table:style-name="ro2">
          <table:table-cell table:formula="of:=[.A1041]+[.$D$1]" office:value-type="float" office:value="82.9999999999996">
            <text:p>83</text:p>
          </table:table-cell>
          <table:table-cell table:formula="of:=[.$M$2]+[.$M$3]*[.A1042]+[.$M$4]*[.A1042]^2+[.$M$5]*[.A1042]^3+[.$M$6]*[.A1042]^4+[.$N$2]*[.A1042]^5+[.$N$3]*[.A1042]^6+[.$N$4]*[.A1042]^7+[.$N$5]*[.A1042]^8+[.$N$6]*[.A1042]^9" office:value-type="float" office:value="8.39827762075228">
            <text:p>8.3982776208</text:p>
          </table:table-cell>
          <table:table-cell table:formula="of:=[.B1042]/([.$B$2]+[.B1042])*[.$B$1]" office:value-type="float" office:value="1.26042437892232">
            <text:p>1.2604243789</text:p>
          </table:table-cell>
          <table:table-cell table:formula="of:=[.$D$5]*[.C1042]-[.$D$4]" office:value-type="float" office:value="0.724116571484155">
            <text:p>0.7241165715</text:p>
          </table:table-cell>
          <table:table-cell table:formula="of:=INT([.D1042]/[.$B$1]*1024)" office:value-type="float" office:value="148">
            <text:p>148</text:p>
          </table:table-cell>
          <table:table-cell table:number-columns-repeated="10"/>
        </table:table-row>
        <table:table-row table:style-name="ro2">
          <table:table-cell table:formula="of:=[.A1042]+[.$D$1]" office:value-type="float" office:value="83.0999999999996">
            <text:p>83.1</text:p>
          </table:table-cell>
          <table:table-cell table:formula="of:=[.$M$2]+[.$M$3]*[.A1043]+[.$M$4]*[.A1043]^2+[.$M$5]*[.A1043]^3+[.$M$6]*[.A1043]^4+[.$N$2]*[.A1043]^5+[.$N$3]*[.A1043]^6+[.$N$4]*[.A1043]^7+[.$N$5]*[.A1043]^8+[.$N$6]*[.A1043]^9" office:value-type="float" office:value="8.37839368143253">
            <text:p>8.3783936814</text:p>
          </table:table-cell>
          <table:table-cell table:formula="of:=[.B1043]/([.$B$2]+[.B1043])*[.$B$1]" office:value-type="float" office:value="1.25819111219953">
            <text:p>1.2581911122</text:p>
          </table:table-cell>
          <table:table-cell table:formula="of:=[.$D$5]*[.C1043]-[.$D$4]" office:value-type="float" office:value="0.720948621727039">
            <text:p>0.7209486217</text:p>
          </table:table-cell>
          <table:table-cell table:formula="of:=INT([.D1043]/[.$B$1]*1024)" office:value-type="float" office:value="147">
            <text:p>147</text:p>
          </table:table-cell>
          <table:table-cell table:number-columns-repeated="10"/>
        </table:table-row>
        <table:table-row table:style-name="ro2">
          <table:table-cell table:formula="of:=[.A1043]+[.$D$1]" office:value-type="float" office:value="83.1999999999996">
            <text:p>83.2</text:p>
          </table:table-cell>
          <table:table-cell table:formula="of:=[.$M$2]+[.$M$3]*[.A1044]+[.$M$4]*[.A1044]^2+[.$M$5]*[.A1044]^3+[.$M$6]*[.A1044]^4+[.$N$2]*[.A1044]^5+[.$N$3]*[.A1044]^6+[.$N$4]*[.A1044]^7+[.$N$5]*[.A1044]^8+[.$N$6]*[.A1044]^9" office:value-type="float" office:value="8.35858074319005">
            <text:p>8.3585807432</text:p>
          </table:table-cell>
          <table:table-cell table:formula="of:=[.B1044]/([.$B$2]+[.B1044])*[.$B$1]" office:value-type="float" office:value="1.25596316525605">
            <text:p>1.2559631653</text:p>
          </table:table-cell>
          <table:table-cell table:formula="of:=[.$D$5]*[.C1044]-[.$D$4]" office:value-type="float" office:value="0.717788218221983">
            <text:p>0.7177882182</text:p>
          </table:table-cell>
          <table:table-cell table:formula="of:=INT([.D1044]/[.$B$1]*1024)" office:value-type="float" office:value="147">
            <text:p>147</text:p>
          </table:table-cell>
          <table:table-cell table:number-columns-repeated="10"/>
        </table:table-row>
        <table:table-row table:style-name="ro2">
          <table:table-cell table:formula="of:=[.A1044]+[.$D$1]" office:value-type="float" office:value="83.2999999999996">
            <text:p>83.3</text:p>
          </table:table-cell>
          <table:table-cell table:formula="of:=[.$M$2]+[.$M$3]*[.A1045]+[.$M$4]*[.A1045]^2+[.$M$5]*[.A1045]^3+[.$M$6]*[.A1045]^4+[.$N$2]*[.A1045]^5+[.$N$3]*[.A1045]^6+[.$N$4]*[.A1045]^7+[.$N$5]*[.A1045]^8+[.$N$6]*[.A1045]^9" office:value-type="float" office:value="8.33883858033333">
            <text:p>8.3388385803</text:p>
          </table:table-cell>
          <table:table-cell table:formula="of:=[.B1045]/([.$B$2]+[.B1045])*[.$B$1]" office:value-type="float" office:value="1.25374053644594">
            <text:p>1.2537405364</text:p>
          </table:table-cell>
          <table:table-cell table:formula="of:=[.$D$5]*[.C1045]-[.$D$4]" office:value-type="float" office:value="0.714635358634153">
            <text:p>0.7146353586</text:p>
          </table:table-cell>
          <table:table-cell table:formula="of:=INT([.D1045]/[.$B$1]*1024)" office:value-type="float" office:value="146">
            <text:p>146</text:p>
          </table:table-cell>
          <table:table-cell table:number-columns-repeated="10"/>
        </table:table-row>
        <table:table-row table:style-name="ro2">
          <table:table-cell table:formula="of:=[.A1045]+[.$D$1]" office:value-type="float" office:value="83.3999999999996">
            <text:p>83.4</text:p>
          </table:table-cell>
          <table:table-cell table:formula="of:=[.$M$2]+[.$M$3]*[.A1046]+[.$M$4]*[.A1046]^2+[.$M$5]*[.A1046]^3+[.$M$6]*[.A1046]^4+[.$N$2]*[.A1046]^5+[.$N$3]*[.A1046]^6+[.$N$4]*[.A1046]^7+[.$N$5]*[.A1046]^8+[.$N$6]*[.A1046]^9" office:value-type="float" office:value="8.31916696675781">
            <text:p>8.3191669668</text:p>
          </table:table-cell>
          <table:table-cell table:formula="of:=[.B1046]/([.$B$2]+[.B1046])*[.$B$1]" office:value-type="float" office:value="1.25152322394434">
            <text:p>1.2515232239</text:p>
          </table:table-cell>
          <table:table-cell table:formula="of:=[.$D$5]*[.C1046]-[.$D$4]" office:value-type="float" office:value="0.711490040374942">
            <text:p>0.7114900404</text:p>
          </table:table-cell>
          <table:table-cell table:formula="of:=INT([.D1046]/[.$B$1]*1024)" office:value-type="float" office:value="145">
            <text:p>145</text:p>
          </table:table-cell>
          <table:table-cell table:number-columns-repeated="10"/>
        </table:table-row>
        <table:table-row table:style-name="ro2">
          <table:table-cell table:formula="of:=[.A1046]+[.$D$1]" office:value-type="float" office:value="83.4999999999996">
            <text:p>83.5</text:p>
          </table:table-cell>
          <table:table-cell table:formula="of:=[.$M$2]+[.$M$3]*[.A1047]+[.$M$4]*[.A1047]^2+[.$M$5]*[.A1047]^3+[.$M$6]*[.A1047]^4+[.$N$2]*[.A1047]^5+[.$N$3]*[.A1047]^6+[.$N$4]*[.A1047]^7+[.$N$5]*[.A1047]^8+[.$N$6]*[.A1047]^9" office:value-type="float" office:value="8.29956567594944">
            <text:p>8.2995656759</text:p>
          </table:table-cell>
          <table:table-cell table:formula="of:=[.B1047]/([.$B$2]+[.B1047])*[.$B$1]" office:value-type="float" office:value="1.24931122574763">
            <text:p>1.2493112257</text:p>
          </table:table-cell>
          <table:table-cell table:formula="of:=[.$D$5]*[.C1047]-[.$D$4]" office:value-type="float" office:value="0.708352260602173">
            <text:p>0.7083522606</text:p>
          </table:table-cell>
          <table:table-cell table:formula="of:=INT([.D1047]/[.$B$1]*1024)" office:value-type="float" office:value="145">
            <text:p>145</text:p>
          </table:table-cell>
          <table:table-cell table:number-columns-repeated="10"/>
        </table:table-row>
        <table:table-row table:style-name="ro2">
          <table:table-cell table:formula="of:=[.A1047]+[.$D$1]" office:value-type="float" office:value="83.5999999999995">
            <text:p>83.6</text:p>
          </table:table-cell>
          <table:table-cell table:formula="of:=[.$M$2]+[.$M$3]*[.A1048]+[.$M$4]*[.A1048]^2+[.$M$5]*[.A1048]^3+[.$M$6]*[.A1048]^4+[.$N$2]*[.A1048]^5+[.$N$3]*[.A1048]^6+[.$N$4]*[.A1048]^7+[.$N$5]*[.A1048]^8+[.$N$6]*[.A1048]^9" office:value-type="float" office:value="8.28003448098902">
            <text:p>8.280034481</text:p>
          </table:table-cell>
          <table:table-cell table:formula="of:=[.B1048]/([.$B$2]+[.B1048])*[.$B$1]" office:value-type="float" office:value="1.24710453967368">
            <text:p>1.2471045397</text:p>
          </table:table-cell>
          <table:table-cell table:formula="of:=[.$D$5]*[.C1048]-[.$D$4]" office:value-type="float" office:value="0.705222016220409">
            <text:p>0.7052220162</text:p>
          </table:table-cell>
          <table:table-cell table:formula="of:=INT([.D1048]/[.$B$1]*1024)" office:value-type="float" office:value="144">
            <text:p>144</text:p>
          </table:table-cell>
          <table:table-cell table:number-columns-repeated="10"/>
        </table:table-row>
        <table:table-row table:style-name="ro2">
          <table:table-cell table:formula="of:=[.A1048]+[.$D$1]" office:value-type="float" office:value="83.6999999999995">
            <text:p>83.7</text:p>
          </table:table-cell>
          <table:table-cell table:formula="of:=[.$M$2]+[.$M$3]*[.A1049]+[.$M$4]*[.A1049]^2+[.$M$5]*[.A1049]^3+[.$M$6]*[.A1049]^4+[.$N$2]*[.A1049]^5+[.$N$3]*[.A1049]^6+[.$N$4]*[.A1049]^7+[.$N$5]*[.A1049]^8+[.$N$6]*[.A1049]^9" office:value-type="float" office:value="8.26057315455576">
            <text:p>8.2605731546</text:p>
          </table:table-cell>
          <table:table-cell table:formula="of:=[.B1049]/([.$B$2]+[.B1049])*[.$B$1]" office:value-type="float" office:value="1.24490316336195">
            <text:p>1.2449031634</text:p>
          </table:table-cell>
          <table:table-cell table:formula="of:=[.$D$5]*[.C1049]-[.$D$4]" office:value-type="float" office:value="0.702099303881172">
            <text:p>0.7020993039</text:p>
          </table:table-cell>
          <table:table-cell table:formula="of:=INT([.D1049]/[.$B$1]*1024)" office:value-type="float" office:value="143">
            <text:p>143</text:p>
          </table:table-cell>
          <table:table-cell table:number-columns-repeated="10"/>
        </table:table-row>
        <table:table-row table:style-name="ro2">
          <table:table-cell table:formula="of:=[.A1049]+[.$D$1]" office:value-type="float" office:value="83.7999999999995">
            <text:p>83.8</text:p>
          </table:table-cell>
          <table:table-cell table:formula="of:=[.$M$2]+[.$M$3]*[.A1050]+[.$M$4]*[.A1050]^2+[.$M$5]*[.A1050]^3+[.$M$6]*[.A1050]^4+[.$N$2]*[.A1050]^5+[.$N$3]*[.A1050]^6+[.$N$4]*[.A1050]^7+[.$N$5]*[.A1050]^8+[.$N$6]*[.A1050]^9" office:value-type="float" office:value="8.2411814689311">
            <text:p>8.2411814689</text:p>
          </table:table-cell>
          <table:table-cell table:formula="of:=[.B1050]/([.$B$2]+[.B1050])*[.$B$1]" office:value-type="float" office:value="1.2427070942737">
            <text:p>1.2427070943</text:p>
          </table:table-cell>
          <table:table-cell table:formula="of:=[.$D$5]*[.C1050]-[.$D$4]" office:value-type="float" office:value="0.698984119983211">
            <text:p>0.69898412</text:p>
          </table:table-cell>
          <table:table-cell table:formula="of:=INT([.D1050]/[.$B$1]*1024)" office:value-type="float" office:value="143">
            <text:p>143</text:p>
          </table:table-cell>
          <table:table-cell table:number-columns-repeated="10"/>
        </table:table-row>
        <table:table-row table:style-name="ro2">
          <table:table-cell table:formula="of:=[.A1050]+[.$D$1]" office:value-type="float" office:value="83.8999999999995">
            <text:p>83.9</text:p>
          </table:table-cell>
          <table:table-cell table:formula="of:=[.$M$2]+[.$M$3]*[.A1051]+[.$M$4]*[.A1051]^2+[.$M$5]*[.A1051]^3+[.$M$6]*[.A1051]^4+[.$N$2]*[.A1051]^5+[.$N$3]*[.A1051]^6+[.$N$4]*[.A1051]^7+[.$N$5]*[.A1051]^8+[.$N$6]*[.A1051]^9" office:value-type="float" office:value="8.22185919600303">
            <text:p>8.221859196</text:p>
          </table:table-cell>
          <table:table-cell table:formula="of:=[.B1051]/([.$B$2]+[.B1051])*[.$B$1]" office:value-type="float" office:value="1.24051632969229">
            <text:p>1.2405163297</text:p>
          </table:table-cell>
          <table:table-cell table:formula="of:=[.$D$5]*[.C1051]-[.$D$4]" office:value-type="float" office:value="0.69587646067286">
            <text:p>0.6958764607</text:p>
          </table:table-cell>
          <table:table-cell table:formula="of:=INT([.D1051]/[.$B$1]*1024)" office:value-type="float" office:value="142">
            <text:p>142</text:p>
          </table:table-cell>
          <table:table-cell table:number-columns-repeated="10"/>
        </table:table-row>
        <table:table-row table:style-name="ro2">
          <table:table-cell table:formula="of:=[.A1051]+[.$D$1]" office:value-type="float" office:value="83.9999999999995">
            <text:p>84</text:p>
          </table:table-cell>
          <table:table-cell table:formula="of:=[.$M$2]+[.$M$3]*[.A1052]+[.$M$4]*[.A1052]^2+[.$M$5]*[.A1052]^3+[.$M$6]*[.A1052]^4+[.$N$2]*[.A1052]^5+[.$N$3]*[.A1052]^6+[.$N$4]*[.A1052]^7+[.$N$5]*[.A1052]^8+[.$N$6]*[.A1052]^9" office:value-type="float" office:value="8.20260610726966">
            <text:p>8.2026061073</text:p>
          </table:table-cell>
          <table:table-cell table:formula="of:=[.B1052]/([.$B$2]+[.B1052])*[.$B$1]" office:value-type="float" office:value="1.23833086672326">
            <text:p>1.2383308667</text:p>
          </table:table-cell>
          <table:table-cell table:formula="of:=[.$D$5]*[.C1052]-[.$D$4]" office:value-type="float" office:value="0.692776321844285">
            <text:p>0.6927763218</text:p>
          </table:table-cell>
          <table:table-cell table:formula="of:=INT([.D1052]/[.$B$1]*1024)" office:value-type="float" office:value="141">
            <text:p>141</text:p>
          </table:table-cell>
          <table:table-cell table:number-columns-repeated="10"/>
        </table:table-row>
        <table:table-row table:style-name="ro2">
          <table:table-cell table:formula="of:=[.A1052]+[.$D$1]" office:value-type="float" office:value="84.0999999999995">
            <text:p>84.1</text:p>
          </table:table-cell>
          <table:table-cell table:formula="of:=[.$M$2]+[.$M$3]*[.A1053]+[.$M$4]*[.A1053]^2+[.$M$5]*[.A1053]^3+[.$M$6]*[.A1053]^4+[.$N$2]*[.A1053]^5+[.$N$3]*[.A1053]^6+[.$N$4]*[.A1053]^7+[.$N$5]*[.A1053]^8+[.$N$6]*[.A1053]^9" office:value-type="float" office:value="8.1834219738433">
            <text:p>8.1834219738</text:p>
          </table:table-cell>
          <table:table-cell table:formula="of:=[.B1053]/([.$B$2]+[.B1053])*[.$B$1]" office:value-type="float" office:value="1.23615070229468">
            <text:p>1.2361507023</text:p>
          </table:table-cell>
          <table:table-cell table:formula="of:=[.$D$5]*[.C1053]-[.$D$4]" office:value-type="float" office:value="0.689683699139833">
            <text:p>0.6896836991</text:p>
          </table:table-cell>
          <table:table-cell table:formula="of:=INT([.D1053]/[.$B$1]*1024)" office:value-type="float" office:value="141">
            <text:p>141</text:p>
          </table:table-cell>
          <table:table-cell table:number-columns-repeated="10"/>
        </table:table-row>
        <table:table-row table:style-name="ro2">
          <table:table-cell table:formula="of:=[.A1053]+[.$D$1]" office:value-type="float" office:value="84.1999999999995">
            <text:p>84.2</text:p>
          </table:table-cell>
          <table:table-cell table:formula="of:=[.$M$2]+[.$M$3]*[.A1054]+[.$M$4]*[.A1054]^2+[.$M$5]*[.A1054]^3+[.$M$6]*[.A1054]^4+[.$N$2]*[.A1054]^5+[.$N$3]*[.A1054]^6+[.$N$4]*[.A1054]^7+[.$N$5]*[.A1054]^8+[.$N$6]*[.A1054]^9" office:value-type="float" office:value="8.16430656645517">
            <text:p>8.1643065665</text:p>
          </table:table-cell>
          <table:table-cell table:formula="of:=[.B1054]/([.$B$2]+[.B1054])*[.$B$1]" office:value-type="float" office:value="1.23397583315737">
            <text:p>1.2339758332</text:p>
          </table:table-cell>
          <table:table-cell table:formula="of:=[.$D$5]*[.C1054]-[.$D$4]" office:value-type="float" office:value="0.686598587950489">
            <text:p>0.686598588</text:p>
          </table:table-cell>
          <table:table-cell table:formula="of:=INT([.D1054]/[.$B$1]*1024)" office:value-type="float" office:value="140">
            <text:p>140</text:p>
          </table:table-cell>
          <table:table-cell table:number-columns-repeated="10"/>
        </table:table-row>
        <table:table-row table:style-name="ro2">
          <table:table-cell table:formula="of:=[.A1054]+[.$D$1]" office:value-type="float" office:value="84.2999999999995">
            <text:p>84.3</text:p>
          </table:table-cell>
          <table:table-cell table:formula="of:=[.$M$2]+[.$M$3]*[.A1055]+[.$M$4]*[.A1055]^2+[.$M$5]*[.A1055]^3+[.$M$6]*[.A1055]^4+[.$N$2]*[.A1055]^5+[.$N$3]*[.A1055]^6+[.$N$4]*[.A1055]^7+[.$N$5]*[.A1055]^8+[.$N$6]*[.A1055]^9" office:value-type="float" office:value="8.14525965545852">
            <text:p>8.1452596555</text:p>
          </table:table-cell>
          <table:table-cell table:formula="of:=[.B1055]/([.$B$2]+[.B1055])*[.$B$1]" office:value-type="float" office:value="1.23180625588514">
            <text:p>1.2318062559</text:p>
          </table:table-cell>
          <table:table-cell table:formula="of:=[.$D$5]*[.C1055]-[.$D$4]" office:value-type="float" office:value="0.683520983416086">
            <text:p>0.6835209834</text:p>
          </table:table-cell>
          <table:table-cell table:formula="of:=INT([.D1055]/[.$B$1]*1024)" office:value-type="float" office:value="139">
            <text:p>139</text:p>
          </table:table-cell>
          <table:table-cell table:number-columns-repeated="10"/>
        </table:table-row>
        <table:table-row table:style-name="ro2">
          <table:table-cell table:formula="of:=[.A1055]+[.$D$1]" office:value-type="float" office:value="84.3999999999995">
            <text:p>84.4</text:p>
          </table:table-cell>
          <table:table-cell table:formula="of:=[.$M$2]+[.$M$3]*[.A1056]+[.$M$4]*[.A1056]^2+[.$M$5]*[.A1056]^3+[.$M$6]*[.A1056]^4+[.$N$2]*[.A1056]^5+[.$N$3]*[.A1056]^6+[.$N$4]*[.A1056]^7+[.$N$5]*[.A1056]^8+[.$N$6]*[.A1056]^9" office:value-type="float" office:value="8.12628101083338">
            <text:p>8.1262810108</text:p>
          </table:table-cell>
          <table:table-cell table:formula="of:=[.B1056]/([.$B$2]+[.B1056])*[.$B$1]" office:value-type="float" office:value="1.22964196687507">
            <text:p>1.2296419669</text:p>
          </table:table-cell>
          <table:table-cell table:formula="of:=[.$D$5]*[.C1056]-[.$D$4]" office:value-type="float" office:value="0.6804508804258">
            <text:p>0.6804508804</text:p>
          </table:table-cell>
          <table:table-cell table:formula="of:=INT([.D1056]/[.$B$1]*1024)" office:value-type="float" office:value="139">
            <text:p>139</text:p>
          </table:table-cell>
          <table:table-cell table:number-columns-repeated="10"/>
        </table:table-row>
        <table:table-row table:style-name="ro2">
          <table:table-cell table:formula="of:=[.A1056]+[.$D$1]" office:value-type="float" office:value="84.4999999999995">
            <text:p>84.5</text:p>
          </table:table-cell>
          <table:table-cell table:formula="of:=[.$M$2]+[.$M$3]*[.A1057]+[.$M$4]*[.A1057]^2+[.$M$5]*[.A1057]^3+[.$M$6]*[.A1057]^4+[.$N$2]*[.A1057]^5+[.$N$3]*[.A1057]^6+[.$N$4]*[.A1057]^7+[.$N$5]*[.A1057]^8+[.$N$6]*[.A1057]^9" office:value-type="float" office:value="8.10737040219077">
            <text:p>8.1073704022</text:p>
          </table:table-cell>
          <table:table-cell table:formula="of:=[.B1057]/([.$B$2]+[.B1057])*[.$B$1]" office:value-type="float" office:value="1.22748296234785">
            <text:p>1.2274829623</text:p>
          </table:table-cell>
          <table:table-cell table:formula="of:=[.$D$5]*[.C1057]-[.$D$4]" office:value-type="float" office:value="0.677388273618559">
            <text:p>0.6773882736</text:p>
          </table:table-cell>
          <table:table-cell table:formula="of:=INT([.D1057]/[.$B$1]*1024)" office:value-type="float" office:value="138">
            <text:p>138</text:p>
          </table:table-cell>
          <table:table-cell table:number-columns-repeated="10"/>
        </table:table-row>
        <table:table-row table:style-name="ro2">
          <table:table-cell table:formula="of:=[.A1057]+[.$D$1]" office:value-type="float" office:value="84.5999999999995">
            <text:p>84.6</text:p>
          </table:table-cell>
          <table:table-cell table:formula="of:=[.$M$2]+[.$M$3]*[.A1058]+[.$M$4]*[.A1058]^2+[.$M$5]*[.A1058]^3+[.$M$6]*[.A1058]^4+[.$N$2]*[.A1058]^5+[.$N$3]*[.A1058]^6+[.$N$4]*[.A1058]^7+[.$N$5]*[.A1058]^8+[.$N$6]*[.A1058]^9" office:value-type="float" office:value="8.08852759877641">
            <text:p>8.0885275988</text:p>
          </table:table-cell>
          <table:table-cell table:formula="of:=[.B1058]/([.$B$2]+[.B1058])*[.$B$1]" office:value-type="float" office:value="1.22532923834798">
            <text:p>1.2253292383</text:p>
          </table:table-cell>
          <table:table-cell table:formula="of:=[.$D$5]*[.C1058]-[.$D$4]" office:value-type="float" office:value="0.674333157383388">
            <text:p>0.6743331574</text:p>
          </table:table-cell>
          <table:table-cell table:formula="of:=INT([.D1058]/[.$B$1]*1024)" office:value-type="float" office:value="138">
            <text:p>138</text:p>
          </table:table-cell>
          <table:table-cell table:number-columns-repeated="10"/>
        </table:table-row>
        <table:table-row table:style-name="ro2">
          <table:table-cell table:formula="of:=[.A1058]+[.$D$1]" office:value-type="float" office:value="84.6999999999995">
            <text:p>84.7</text:p>
          </table:table-cell>
          <table:table-cell table:formula="of:=[.$M$2]+[.$M$3]*[.A1059]+[.$M$4]*[.A1059]^2+[.$M$5]*[.A1059]^3+[.$M$6]*[.A1059]^4+[.$N$2]*[.A1059]^5+[.$N$3]*[.A1059]^6+[.$N$4]*[.A1059]^7+[.$N$5]*[.A1059]^8+[.$N$6]*[.A1059]^9" office:value-type="float" office:value="8.06975236947532">
            <text:p>8.0697523695</text:p>
          </table:table-cell>
          <table:table-cell table:formula="of:=[.B1059]/([.$B$2]+[.B1059])*[.$B$1]" office:value-type="float" office:value="1.22318079074416">
            <text:p>1.2231807907</text:p>
          </table:table-cell>
          <table:table-cell table:formula="of:=[.$D$5]*[.C1059]-[.$D$4]" office:value-type="float" office:value="0.671285525859918">
            <text:p>0.6712855259</text:p>
          </table:table-cell>
          <table:table-cell table:formula="of:=INT([.D1059]/[.$B$1]*1024)" office:value-type="float" office:value="137">
            <text:p>137</text:p>
          </table:table-cell>
          <table:table-cell table:number-columns-repeated="10"/>
        </table:table-row>
        <table:table-row table:style-name="ro2">
          <table:table-cell table:formula="of:=[.A1059]+[.$D$1]" office:value-type="float" office:value="84.7999999999995">
            <text:p>84.8</text:p>
          </table:table-cell>
          <table:table-cell table:formula="of:=[.$M$2]+[.$M$3]*[.A1060]+[.$M$4]*[.A1060]^2+[.$M$5]*[.A1060]^3+[.$M$6]*[.A1060]^4+[.$N$2]*[.A1060]^5+[.$N$3]*[.A1060]^6+[.$N$4]*[.A1060]^7+[.$N$5]*[.A1060]^8+[.$N$6]*[.A1060]^9" office:value-type="float" office:value="8.05104448281653">
            <text:p>8.0510444828</text:p>
          </table:table-cell>
          <table:table-cell table:formula="of:=[.B1060]/([.$B$2]+[.B1060])*[.$B$1]" office:value-type="float" office:value="1.22103761522963">
            <text:p>1.2210376152</text:p>
          </table:table-cell>
          <table:table-cell table:formula="of:=[.$D$5]*[.C1060]-[.$D$4]" office:value-type="float" office:value="0.668245372938904">
            <text:p>0.6682453729</text:p>
          </table:table-cell>
          <table:table-cell table:formula="of:=INT([.D1060]/[.$B$1]*1024)" office:value-type="float" office:value="136">
            <text:p>136</text:p>
          </table:table-cell>
          <table:table-cell table:number-columns-repeated="10"/>
        </table:table-row>
        <table:table-row table:style-name="ro2">
          <table:table-cell table:formula="of:=[.A1060]+[.$D$1]" office:value-type="float" office:value="84.8999999999995">
            <text:p>84.9</text:p>
          </table:table-cell>
          <table:table-cell table:formula="of:=[.$M$2]+[.$M$3]*[.A1061]+[.$M$4]*[.A1061]^2+[.$M$5]*[.A1061]^3+[.$M$6]*[.A1061]^4+[.$N$2]*[.A1061]^5+[.$N$3]*[.A1061]^6+[.$N$4]*[.A1061]^7+[.$N$5]*[.A1061]^8+[.$N$6]*[.A1061]^9" office:value-type="float" office:value="8.03240370697638">
            <text:p>8.032403707</text:p>
          </table:table-cell>
          <table:table-cell table:formula="of:=[.B1061]/([.$B$2]+[.B1061])*[.$B$1]" office:value-type="float" office:value="1.21889970732242">
            <text:p>1.2188997073</text:p>
          </table:table-cell>
          <table:table-cell table:formula="of:=[.$D$5]*[.C1061]-[.$D$4]" office:value-type="float" office:value="0.66521269226255">
            <text:p>0.6652126923</text:p>
          </table:table-cell>
          <table:table-cell table:formula="of:=INT([.D1061]/[.$B$1]*1024)" office:value-type="float" office:value="136">
            <text:p>136</text:p>
          </table:table-cell>
          <table:table-cell table:number-columns-repeated="10"/>
        </table:table-row>
        <table:table-row table:style-name="ro2">
          <table:table-cell table:formula="of:=[.A1061]+[.$D$1]" office:value-type="float" office:value="84.9999999999995">
            <text:p>85</text:p>
          </table:table-cell>
          <table:table-cell table:formula="of:=[.$M$2]+[.$M$3]*[.A1062]+[.$M$4]*[.A1062]^2+[.$M$5]*[.A1062]^3+[.$M$6]*[.A1062]^4+[.$N$2]*[.A1062]^5+[.$N$3]*[.A1062]^6+[.$N$4]*[.A1062]^7+[.$N$5]*[.A1062]^8+[.$N$6]*[.A1062]^9" office:value-type="float" office:value="8.01382980978368">
            <text:p>8.0138298098</text:p>
          </table:table-cell>
          <table:table-cell table:formula="of:=[.B1062]/([.$B$2]+[.B1062])*[.$B$1]" office:value-type="float" office:value="1.21676706236579">
            <text:p>1.2167670624</text:p>
          </table:table-cell>
          <table:table-cell table:formula="of:=[.$D$5]*[.C1062]-[.$D$4]" office:value-type="float" office:value="0.662187477225131">
            <text:p>0.6621874772</text:p>
          </table:table-cell>
          <table:table-cell table:formula="of:=INT([.D1062]/[.$B$1]*1024)" office:value-type="float" office:value="135">
            <text:p>135</text:p>
          </table:table-cell>
          <table:table-cell table:number-columns-repeated="10"/>
        </table:table-row>
        <table:table-row table:style-name="ro2">
          <table:table-cell table:formula="of:=[.A1062]+[.$D$1]" office:value-type="float" office:value="85.0999999999995">
            <text:p>85.1</text:p>
          </table:table-cell>
          <table:table-cell table:formula="of:=[.$M$2]+[.$M$3]*[.A1063]+[.$M$4]*[.A1063]^2+[.$M$5]*[.A1063]^3+[.$M$6]*[.A1063]^4+[.$N$2]*[.A1063]^5+[.$N$3]*[.A1063]^6+[.$N$4]*[.A1063]^7+[.$N$5]*[.A1063]^8+[.$N$6]*[.A1063]^9" office:value-type="float" office:value="7.99532255872376">
            <text:p>7.9953225587</text:p>
          </table:table-cell>
          <table:table-cell table:formula="of:=[.B1063]/([.$B$2]+[.B1063])*[.$B$1]" office:value-type="float" office:value="1.21463967552854">
            <text:p>1.2146396755</text:p>
          </table:table-cell>
          <table:table-cell table:formula="of:=[.$D$5]*[.C1063]-[.$D$4]" office:value-type="float" office:value="0.659169720973456">
            <text:p>0.659169721</text:p>
          </table:table-cell>
          <table:table-cell table:formula="of:=INT([.D1063]/[.$B$1]*1024)" office:value-type="float" office:value="134">
            <text:p>134</text:p>
          </table:table-cell>
          <table:table-cell table:number-columns-repeated="10"/>
        </table:table-row>
        <table:table-row table:style-name="ro2">
          <table:table-cell table:formula="of:=[.A1063]+[.$D$1]" office:value-type="float" office:value="85.1999999999994">
            <text:p>85.2</text:p>
          </table:table-cell>
          <table:table-cell table:formula="of:=[.$M$2]+[.$M$3]*[.A1064]+[.$M$4]*[.A1064]^2+[.$M$5]*[.A1064]^3+[.$M$6]*[.A1064]^4+[.$N$2]*[.A1064]^5+[.$N$3]*[.A1064]^6+[.$N$4]*[.A1064]^7+[.$N$5]*[.A1064]^8+[.$N$6]*[.A1064]^9" office:value-type="float" office:value="7.97688172094277">
            <text:p>7.9768817209</text:p>
          </table:table-cell>
          <table:table-cell table:formula="of:=[.B1064]/([.$B$2]+[.B1064])*[.$B$1]" office:value-type="float" office:value="1.21251754180536">
            <text:p>1.2125175418</text:p>
          </table:table-cell>
          <table:table-cell table:formula="of:=[.$D$5]*[.C1064]-[.$D$4]" office:value-type="float" office:value="0.656159416407378">
            <text:p>0.6561594164</text:p>
          </table:table-cell>
          <table:table-cell table:formula="of:=INT([.D1064]/[.$B$1]*1024)" office:value-type="float" office:value="134">
            <text:p>134</text:p>
          </table:table-cell>
          <table:table-cell table:number-columns-repeated="10"/>
        </table:table-row>
        <table:table-row table:style-name="ro2">
          <table:table-cell table:formula="of:=[.A1064]+[.$D$1]" office:value-type="float" office:value="85.2999999999994">
            <text:p>85.3</text:p>
          </table:table-cell>
          <table:table-cell table:formula="of:=[.$M$2]+[.$M$3]*[.A1065]+[.$M$4]*[.A1065]^2+[.$M$5]*[.A1065]^3+[.$M$6]*[.A1065]^4+[.$N$2]*[.A1065]^5+[.$N$3]*[.A1065]^6+[.$N$4]*[.A1065]^7+[.$N$5]*[.A1065]^8+[.$N$6]*[.A1065]^9" office:value-type="float" office:value="7.95850706325275">
            <text:p>7.9585070633</text:p>
          </table:table-cell>
          <table:table-cell table:formula="of:=[.B1065]/([.$B$2]+[.B1065])*[.$B$1]" office:value-type="float" office:value="1.21040065601734">
            <text:p>1.210400656</text:p>
          </table:table-cell>
          <table:table-cell table:formula="of:=[.$D$5]*[.C1065]-[.$D$4]" office:value-type="float" office:value="0.653156556180447">
            <text:p>0.6531565562</text:p>
          </table:table-cell>
          <table:table-cell table:formula="of:=INT([.D1065]/[.$B$1]*1024)" office:value-type="float" office:value="133">
            <text:p>133</text:p>
          </table:table-cell>
          <table:table-cell table:number-columns-repeated="10"/>
        </table:table-row>
        <table:table-row table:style-name="ro2">
          <table:table-cell table:formula="of:=[.A1065]+[.$D$1]" office:value-type="float" office:value="85.3999999999994">
            <text:p>85.4</text:p>
          </table:table-cell>
          <table:table-cell table:formula="of:=[.$M$2]+[.$M$3]*[.A1066]+[.$M$4]*[.A1066]^2+[.$M$5]*[.A1066]^3+[.$M$6]*[.A1066]^4+[.$N$2]*[.A1066]^5+[.$N$3]*[.A1066]^6+[.$N$4]*[.A1066]^7+[.$N$5]*[.A1066]^8+[.$N$6]*[.A1066]^9" office:value-type="float" office:value="7.94019835213533">
            <text:p>7.9401983521</text:p>
          </table:table-cell>
          <table:table-cell table:formula="of:=[.B1066]/([.$B$2]+[.B1066])*[.$B$1]" office:value-type="float" office:value="1.20828901281221">
            <text:p>1.2082890128</text:p>
          </table:table-cell>
          <table:table-cell table:formula="of:=[.$D$5]*[.C1066]-[.$D$4]" office:value-type="float" office:value="0.650161132700345">
            <text:p>0.6501611327</text:p>
          </table:table-cell>
          <table:table-cell table:formula="of:=INT([.D1066]/[.$B$1]*1024)" office:value-type="float" office:value="133">
            <text:p>133</text:p>
          </table:table-cell>
          <table:table-cell table:number-columns-repeated="10"/>
        </table:table-row>
        <table:table-row table:style-name="ro2">
          <table:table-cell table:formula="of:=[.A1066]+[.$D$1]" office:value-type="float" office:value="85.4999999999994">
            <text:p>85.5</text:p>
          </table:table-cell>
          <table:table-cell table:formula="of:=[.$M$2]+[.$M$3]*[.A1067]+[.$M$4]*[.A1067]^2+[.$M$5]*[.A1067]^3+[.$M$6]*[.A1067]^4+[.$N$2]*[.A1067]^5+[.$N$3]*[.A1067]^6+[.$N$4]*[.A1067]^7+[.$N$5]*[.A1067]^8+[.$N$6]*[.A1067]^9" office:value-type="float" office:value="7.92195535374676">
            <text:p>7.9219553537</text:p>
          </table:table-cell>
          <table:table-cell table:formula="of:=[.B1067]/([.$B$2]+[.B1067])*[.$B$1]" office:value-type="float" office:value="1.20618260666488">
            <text:p>1.2061826067</text:p>
          </table:table-cell>
          <table:table-cell table:formula="of:=[.$D$5]*[.C1067]-[.$D$4]" office:value-type="float" office:value="0.647173138129557">
            <text:p>0.6471731381</text:p>
          </table:table-cell>
          <table:table-cell table:formula="of:=INT([.D1067]/[.$B$1]*1024)" office:value-type="float" office:value="132">
            <text:p>132</text:p>
          </table:table-cell>
          <table:table-cell table:number-columns-repeated="10"/>
        </table:table-row>
        <table:table-row table:style-name="ro2">
          <table:table-cell table:formula="of:=[.A1067]+[.$D$1]" office:value-type="float" office:value="85.5999999999994">
            <text:p>85.6</text:p>
          </table:table-cell>
          <table:table-cell table:formula="of:=[.$M$2]+[.$M$3]*[.A1068]+[.$M$4]*[.A1068]^2+[.$M$5]*[.A1068]^3+[.$M$6]*[.A1068]^4+[.$N$2]*[.A1068]^5+[.$N$3]*[.A1068]^6+[.$N$4]*[.A1068]^7+[.$N$5]*[.A1068]^8+[.$N$6]*[.A1068]^9" office:value-type="float" office:value="7.90377783392205">
            <text:p>7.9037778339</text:p>
          </table:table-cell>
          <table:table-cell table:formula="of:=[.B1068]/([.$B$2]+[.B1068])*[.$B$1]" office:value-type="float" office:value="1.20408143187775">
            <text:p>1.2040814319</text:p>
          </table:table-cell>
          <table:table-cell table:formula="of:=[.$D$5]*[.C1068]-[.$D$4]" office:value-type="float" office:value="0.6441925643859">
            <text:p>0.6441925644</text:p>
          </table:table-cell>
          <table:table-cell table:formula="of:=INT([.D1068]/[.$B$1]*1024)" office:value-type="float" office:value="131">
            <text:p>131</text:p>
          </table:table-cell>
          <table:table-cell table:number-columns-repeated="10"/>
        </table:table-row>
        <table:table-row table:style-name="ro2">
          <table:table-cell table:formula="of:=[.A1068]+[.$D$1]" office:value-type="float" office:value="85.6999999999994">
            <text:p>85.7</text:p>
          </table:table-cell>
          <table:table-cell table:formula="of:=[.$M$2]+[.$M$3]*[.A1069]+[.$M$4]*[.A1069]^2+[.$M$5]*[.A1069]^3+[.$M$6]*[.A1069]^4+[.$N$2]*[.A1069]^5+[.$N$3]*[.A1069]^6+[.$N$4]*[.A1069]^7+[.$N$5]*[.A1069]^8+[.$N$6]*[.A1069]^9" office:value-type="float" office:value="7.88566555818009">
            <text:p>7.8856655582</text:p>
          </table:table-cell>
          <table:table-cell table:formula="of:=[.B1069]/([.$B$2]+[.B1069])*[.$B$1]" office:value-type="float" office:value="1.20198548258125">
            <text:p>1.2019854826</text:p>
          </table:table-cell>
          <table:table-cell table:formula="of:=[.$D$5]*[.C1069]-[.$D$4]" office:value-type="float" office:value="0.64121940314323">
            <text:p>0.6412194031</text:p>
          </table:table-cell>
          <table:table-cell table:formula="of:=INT([.D1069]/[.$B$1]*1024)" office:value-type="float" office:value="131">
            <text:p>131</text:p>
          </table:table-cell>
          <table:table-cell table:number-columns-repeated="10"/>
        </table:table-row>
        <table:table-row table:style-name="ro2">
          <table:table-cell table:formula="of:=[.A1069]+[.$D$1]" office:value-type="float" office:value="85.7999999999994">
            <text:p>85.8</text:p>
          </table:table-cell>
          <table:table-cell table:formula="of:=[.$M$2]+[.$M$3]*[.A1070]+[.$M$4]*[.A1070]^2+[.$M$5]*[.A1070]^3+[.$M$6]*[.A1070]^4+[.$N$2]*[.A1070]^5+[.$N$3]*[.A1070]^6+[.$N$4]*[.A1070]^7+[.$N$5]*[.A1070]^8+[.$N$6]*[.A1070]^9" office:value-type="float" office:value="7.86761829172784">
            <text:p>7.8676182917</text:p>
          </table:table-cell>
          <table:table-cell table:formula="of:=[.B1070]/([.$B$2]+[.B1070])*[.$B$1]" office:value-type="float" office:value="1.19989475273424">
            <text:p>1.1998947527</text:p>
          </table:table-cell>
          <table:table-cell table:formula="of:=[.$D$5]*[.C1070]-[.$D$4]" office:value-type="float" office:value="0.638253645832013">
            <text:p>0.6382536458</text:p>
          </table:table-cell>
          <table:table-cell table:formula="of:=INT([.D1070]/[.$B$1]*1024)" office:value-type="float" office:value="130">
            <text:p>130</text:p>
          </table:table-cell>
          <table:table-cell table:number-columns-repeated="10"/>
        </table:table-row>
        <table:table-row table:style-name="ro2">
          <table:table-cell table:formula="of:=[.A1070]+[.$D$1]" office:value-type="float" office:value="85.8999999999994">
            <text:p>85.9</text:p>
          </table:table-cell>
          <table:table-cell table:formula="of:=[.$M$2]+[.$M$3]*[.A1071]+[.$M$4]*[.A1071]^2+[.$M$5]*[.A1071]^3+[.$M$6]*[.A1071]^4+[.$N$2]*[.A1071]^5+[.$N$3]*[.A1071]^6+[.$N$4]*[.A1071]^7+[.$N$5]*[.A1071]^8+[.$N$6]*[.A1071]^9" office:value-type="float" office:value="7.84963579946504">
            <text:p>7.8496357995</text:p>
          </table:table-cell>
          <table:table-cell table:formula="of:=[.B1071]/([.$B$2]+[.B1071])*[.$B$1]" office:value-type="float" office:value="1.19780923612445">
            <text:p>1.1978092361</text:p>
          </table:table-cell>
          <table:table-cell table:formula="of:=[.$D$5]*[.C1071]-[.$D$4]" office:value-type="float" office:value="0.635295283639976">
            <text:p>0.6352952836</text:p>
          </table:table-cell>
          <table:table-cell table:formula="of:=INT([.D1071]/[.$B$1]*1024)" office:value-type="float" office:value="130">
            <text:p>130</text:p>
          </table:table-cell>
          <table:table-cell table:number-columns-repeated="10"/>
        </table:table-row>
        <table:table-row table:style-name="ro2">
          <table:table-cell table:formula="of:=[.A1071]+[.$D$1]" office:value-type="float" office:value="85.9999999999994">
            <text:p>86</text:p>
          </table:table-cell>
          <table:table-cell table:formula="of:=[.$M$2]+[.$M$3]*[.A1072]+[.$M$4]*[.A1072]^2+[.$M$5]*[.A1072]^3+[.$M$6]*[.A1072]^4+[.$N$2]*[.A1072]^5+[.$N$3]*[.A1072]^6+[.$N$4]*[.A1072]^7+[.$N$5]*[.A1072]^8+[.$N$6]*[.A1072]^9" office:value-type="float" office:value="7.8317178459891">
            <text:p>7.831717846</text:p>
          </table:table-cell>
          <table:table-cell table:formula="of:=[.B1072]/([.$B$2]+[.B1072])*[.$B$1]" office:value-type="float" office:value="1.19572892636899">
            <text:p>1.1957289264</text:p>
          </table:table-cell>
          <table:table-cell table:formula="of:=[.$D$5]*[.C1072]-[.$D$4]" office:value-type="float" office:value="0.632344307512826">
            <text:p>0.6323443075</text:p>
          </table:table-cell>
          <table:table-cell table:formula="of:=INT([.D1072]/[.$B$1]*1024)" office:value-type="float" office:value="129">
            <text:p>129</text:p>
          </table:table-cell>
          <table:table-cell table:number-columns-repeated="10"/>
        </table:table-row>
        <table:table-row table:style-name="ro2">
          <table:table-cell table:formula="of:=[.A1072]+[.$D$1]" office:value-type="float" office:value="86.0999999999994">
            <text:p>86.1</text:p>
          </table:table-cell>
          <table:table-cell table:formula="of:=[.$M$2]+[.$M$3]*[.A1073]+[.$M$4]*[.A1073]^2+[.$M$5]*[.A1073]^3+[.$M$6]*[.A1073]^4+[.$N$2]*[.A1073]^5+[.$N$3]*[.A1073]^6+[.$N$4]*[.A1073]^7+[.$N$5]*[.A1073]^8+[.$N$6]*[.A1073]^9" office:value-type="float" office:value="7.8138641955995">
            <text:p>7.8138641956</text:p>
          </table:table-cell>
          <table:table-cell table:formula="of:=[.B1073]/([.$B$2]+[.B1073])*[.$B$1]" office:value-type="float" office:value="1.19365381691481">
            <text:p>1.1936538169</text:p>
          </table:table-cell>
          <table:table-cell table:formula="of:=[.$D$5]*[.C1073]-[.$D$4]" office:value-type="float" office:value="0.62940070815487">
            <text:p>0.6294007082</text:p>
          </table:table-cell>
          <table:table-cell table:formula="of:=INT([.D1073]/[.$B$1]*1024)" office:value-type="float" office:value="128">
            <text:p>128</text:p>
          </table:table-cell>
          <table:table-cell table:number-columns-repeated="10"/>
        </table:table-row>
        <table:table-row table:style-name="ro2">
          <table:table-cell table:formula="of:=[.A1073]+[.$D$1]" office:value-type="float" office:value="86.1999999999994">
            <text:p>86.2</text:p>
          </table:table-cell>
          <table:table-cell table:formula="of:=[.$M$2]+[.$M$3]*[.A1074]+[.$M$4]*[.A1074]^2+[.$M$5]*[.A1074]^3+[.$M$6]*[.A1074]^4+[.$N$2]*[.A1074]^5+[.$N$3]*[.A1074]^6+[.$N$4]*[.A1074]^7+[.$N$5]*[.A1074]^8+[.$N$6]*[.A1074]^9" office:value-type="float" office:value="7.79607461230283">
            <text:p>7.7960746123</text:p>
          </table:table-cell>
          <table:table-cell table:formula="of:=[.B1074]/([.$B$2]+[.B1074])*[.$B$1]" office:value-type="float" office:value="1.1915839010392">
            <text:p>1.191583901</text:p>
          </table:table-cell>
          <table:table-cell table:formula="of:=[.$D$5]*[.C1074]-[.$D$4]" office:value-type="float" office:value="0.626464476029773">
            <text:p>0.626464476</text:p>
          </table:table-cell>
          <table:table-cell table:formula="of:=INT([.D1074]/[.$B$1]*1024)" office:value-type="float" office:value="128">
            <text:p>128</text:p>
          </table:table-cell>
          <table:table-cell table:number-columns-repeated="10"/>
        </table:table-row>
        <table:table-row table:style-name="ro2">
          <table:table-cell table:formula="of:=[.A1074]+[.$D$1]" office:value-type="float" office:value="86.2999999999994">
            <text:p>86.3</text:p>
          </table:table-cell>
          <table:table-cell table:formula="of:=[.$M$2]+[.$M$3]*[.A1075]+[.$M$4]*[.A1075]^2+[.$M$5]*[.A1075]^3+[.$M$6]*[.A1075]^4+[.$N$2]*[.A1075]^5+[.$N$3]*[.A1075]^6+[.$N$4]*[.A1075]^7+[.$N$5]*[.A1075]^8+[.$N$6]*[.A1075]^9" office:value-type="float" office:value="7.7783488598172">
            <text:p>7.7783488598</text:p>
          </table:table-cell>
          <table:table-cell table:formula="of:=[.B1075]/([.$B$2]+[.B1075])*[.$B$1]" office:value-type="float" office:value="1.18951917185029">
            <text:p>1.1895191719</text:p>
          </table:table-cell>
          <table:table-cell table:formula="of:=[.$D$5]*[.C1075]-[.$D$4]" office:value-type="float" office:value="0.623535601361221">
            <text:p>0.6235356014</text:p>
          </table:table-cell>
          <table:table-cell table:formula="of:=INT([.D1075]/[.$B$1]*1024)" office:value-type="float" office:value="127">
            <text:p>127</text:p>
          </table:table-cell>
          <table:table-cell table:number-columns-repeated="10"/>
        </table:table-row>
        <table:table-row table:style-name="ro2">
          <table:table-cell table:formula="of:=[.A1075]+[.$D$1]" office:value-type="float" office:value="86.3999999999994">
            <text:p>86.4</text:p>
          </table:table-cell>
          <table:table-cell table:formula="of:=[.$M$2]+[.$M$3]*[.A1076]+[.$M$4]*[.A1076]^2+[.$M$5]*[.A1076]^3+[.$M$6]*[.A1076]^4+[.$N$2]*[.A1076]^5+[.$N$3]*[.A1076]^6+[.$N$4]*[.A1076]^7+[.$N$5]*[.A1076]^8+[.$N$6]*[.A1076]^9" office:value-type="float" office:value="7.76068670157754">
            <text:p>7.7606867016</text:p>
          </table:table-cell>
          <table:table-cell table:formula="of:=[.B1076]/([.$B$2]+[.B1076])*[.$B$1]" office:value-type="float" office:value="1.1874596222876">
            <text:p>1.1874596223</text:p>
          </table:table-cell>
          <table:table-cell table:formula="of:=[.$D$5]*[.C1076]-[.$D$4]" office:value-type="float" office:value="0.620614074133732">
            <text:p>0.6206140741</text:p>
          </table:table-cell>
          <table:table-cell table:formula="of:=INT([.D1076]/[.$B$1]*1024)" office:value-type="float" office:value="127">
            <text:p>127</text:p>
          </table:table-cell>
          <table:table-cell table:number-columns-repeated="10"/>
        </table:table-row>
        <table:table-row table:style-name="ro2">
          <table:table-cell table:formula="of:=[.A1076]+[.$D$1]" office:value-type="float" office:value="86.4999999999994">
            <text:p>86.5</text:p>
          </table:table-cell>
          <table:table-cell table:formula="of:=[.$M$2]+[.$M$3]*[.A1077]+[.$M$4]*[.A1077]^2+[.$M$5]*[.A1077]^3+[.$M$6]*[.A1077]^4+[.$N$2]*[.A1077]^5+[.$N$3]*[.A1077]^6+[.$N$4]*[.A1077]^7+[.$N$5]*[.A1077]^8+[.$N$6]*[.A1077]^9" office:value-type="float" office:value="7.74308790074">
            <text:p>7.7430879007</text:p>
          </table:table-cell>
          <table:table-cell table:formula="of:=[.B1077]/([.$B$2]+[.B1077])*[.$B$1]" office:value-type="float" office:value="1.18540524512253">
            <text:p>1.1854052451</text:p>
          </table:table-cell>
          <table:table-cell table:formula="of:=[.$D$5]*[.C1077]-[.$D$4]" office:value-type="float" office:value="0.617699884093344">
            <text:p>0.6176998841</text:p>
          </table:table-cell>
          <table:table-cell table:formula="of:=INT([.D1077]/[.$B$1]*1024)" office:value-type="float" office:value="126">
            <text:p>126</text:p>
          </table:table-cell>
          <table:table-cell table:number-columns-repeated="10"/>
        </table:table-row>
        <table:table-row table:style-name="ro2">
          <table:table-cell table:formula="of:=[.A1077]+[.$D$1]" office:value-type="float" office:value="86.5999999999994">
            <text:p>86.6</text:p>
          </table:table-cell>
          <table:table-cell table:formula="of:=[.$M$2]+[.$M$3]*[.A1078]+[.$M$4]*[.A1078]^2+[.$M$5]*[.A1078]^3+[.$M$6]*[.A1078]^4+[.$N$2]*[.A1078]^5+[.$N$3]*[.A1078]^6+[.$N$4]*[.A1078]^7+[.$N$5]*[.A1078]^8+[.$N$6]*[.A1078]^9" office:value-type="float" office:value="7.72555222018703">
            <text:p>7.7255522202</text:p>
          </table:table-cell>
          <table:table-cell table:formula="of:=[.B1078]/([.$B$2]+[.B1078])*[.$B$1]" office:value-type="float" office:value="1.18335603295893">
            <text:p>1.183356033</text:p>
          </table:table-cell>
          <table:table-cell table:formula="of:=[.$D$5]*[.C1078]-[.$D$4]" office:value-type="float" office:value="0.614793020748409">
            <text:p>0.6147930207</text:p>
          </table:table-cell>
          <table:table-cell table:formula="of:=INT([.D1078]/[.$B$1]*1024)" office:value-type="float" office:value="125">
            <text:p>125</text:p>
          </table:table-cell>
          <table:table-cell table:number-columns-repeated="10"/>
        </table:table-row>
        <table:table-row table:style-name="ro2">
          <table:table-cell table:formula="of:=[.A1078]+[.$D$1]" office:value-type="float" office:value="86.6999999999994">
            <text:p>86.7</text:p>
          </table:table-cell>
          <table:table-cell table:formula="of:=[.$M$2]+[.$M$3]*[.A1079]+[.$M$4]*[.A1079]^2+[.$M$5]*[.A1079]^3+[.$M$6]*[.A1079]^4+[.$N$2]*[.A1079]^5+[.$N$3]*[.A1079]^6+[.$N$4]*[.A1079]^7+[.$N$5]*[.A1079]^8+[.$N$6]*[.A1079]^9" office:value-type="float" office:value="7.70807942253185">
            <text:p>7.7080794225</text:p>
          </table:table-cell>
          <table:table-cell table:formula="of:=[.B1079]/([.$B$2]+[.B1079])*[.$B$1]" office:value-type="float" office:value="1.1813119782336">
            <text:p>1.1813119782</text:p>
          </table:table-cell>
          <table:table-cell table:formula="of:=[.$D$5]*[.C1079]-[.$D$4]" office:value-type="float" office:value="0.611893473370325">
            <text:p>0.6118934734</text:p>
          </table:table-cell>
          <table:table-cell table:formula="of:=INT([.D1079]/[.$B$1]*1024)" office:value-type="float" office:value="125">
            <text:p>125</text:p>
          </table:table-cell>
          <table:table-cell table:number-columns-repeated="10"/>
        </table:table-row>
        <table:table-row table:style-name="ro2">
          <table:table-cell table:formula="of:=[.A1079]+[.$D$1]" office:value-type="float" office:value="86.7999999999994">
            <text:p>86.8</text:p>
          </table:table-cell>
          <table:table-cell table:formula="of:=[.$M$2]+[.$M$3]*[.A1080]+[.$M$4]*[.A1080]^2+[.$M$5]*[.A1080]^3+[.$M$6]*[.A1080]^4+[.$N$2]*[.A1080]^5+[.$N$3]*[.A1080]^6+[.$N$4]*[.A1080]^7+[.$N$5]*[.A1080]^8+[.$N$6]*[.A1080]^9" office:value-type="float" office:value="7.69066927012435">
            <text:p>7.6906692701</text:p>
          </table:table-cell>
          <table:table-cell table:formula="of:=[.B1080]/([.$B$2]+[.B1080])*[.$B$1]" office:value-type="float" office:value="1.17927307321696">
            <text:p>1.1792730732</text:p>
          </table:table-cell>
          <table:table-cell table:formula="of:=[.$D$5]*[.C1080]-[.$D$4]" office:value-type="float" office:value="0.609001230994481">
            <text:p>0.609001231</text:p>
          </table:table-cell>
          <table:table-cell table:formula="of:=INT([.D1080]/[.$B$1]*1024)" office:value-type="float" office:value="124">
            <text:p>124</text:p>
          </table:table-cell>
          <table:table-cell table:number-columns-repeated="10"/>
        </table:table-row>
        <table:table-row table:style-name="ro2">
          <table:table-cell table:formula="of:=[.A1080]+[.$D$1]" office:value-type="float" office:value="86.8999999999994">
            <text:p>86.9</text:p>
          </table:table-cell>
          <table:table-cell table:formula="of:=[.$M$2]+[.$M$3]*[.A1081]+[.$M$4]*[.A1081]^2+[.$M$5]*[.A1081]^3+[.$M$6]*[.A1081]^4+[.$N$2]*[.A1081]^5+[.$N$3]*[.A1081]^6+[.$N$4]*[.A1081]^7+[.$N$5]*[.A1081]^8+[.$N$6]*[.A1081]^9" office:value-type="float" office:value="7.67332152505495">
            <text:p>7.6733215251</text:p>
          </table:table-cell>
          <table:table-cell table:formula="of:=[.B1081]/([.$B$2]+[.B1081])*[.$B$1]" office:value-type="float" office:value="1.17723931001353">
            <text:p>1.17723931</text:p>
          </table:table-cell>
          <table:table-cell table:formula="of:=[.$D$5]*[.C1081]-[.$D$4]" office:value-type="float" office:value="0.606116282420907">
            <text:p>0.6061162824</text:p>
          </table:table-cell>
          <table:table-cell table:formula="of:=INT([.D1081]/[.$B$1]*1024)" office:value-type="float" office:value="124">
            <text:p>124</text:p>
          </table:table-cell>
          <table:table-cell table:number-columns-repeated="10"/>
        </table:table-row>
        <table:table-row table:style-name="ro2">
          <table:table-cell table:formula="of:=[.A1081]+[.$D$1]" office:value-type="float" office:value="86.9999999999994">
            <text:p>87</text:p>
          </table:table-cell>
          <table:table-cell table:formula="of:=[.$M$2]+[.$M$3]*[.A1082]+[.$M$4]*[.A1082]^2+[.$M$5]*[.A1082]^3+[.$M$6]*[.A1082]^4+[.$N$2]*[.A1082]^5+[.$N$3]*[.A1082]^6+[.$N$4]*[.A1082]^7+[.$N$5]*[.A1082]^8+[.$N$6]*[.A1082]^9" office:value-type="float" office:value="7.65603594916009">
            <text:p>7.6560359492</text:p>
          </table:table-cell>
          <table:table-cell table:formula="of:=[.B1082]/([.$B$2]+[.B1082])*[.$B$1]" office:value-type="float" office:value="1.17521068056254">
            <text:p>1.1752106806</text:p>
          </table:table-cell>
          <table:table-cell table:formula="of:=[.$D$5]*[.C1082]-[.$D$4]" office:value-type="float" office:value="0.60323861621519">
            <text:p>0.6032386162</text:p>
          </table:table-cell>
          <table:table-cell table:formula="of:=INT([.D1082]/[.$B$1]*1024)" office:value-type="float" office:value="123">
            <text:p>123</text:p>
          </table:table-cell>
          <table:table-cell table:number-columns-repeated="10"/>
        </table:table-row>
        <table:table-row table:style-name="ro2">
          <table:table-cell table:formula="of:=[.A1082]+[.$D$1]" office:value-type="float" office:value="87.0999999999993">
            <text:p>87.1</text:p>
          </table:table-cell>
          <table:table-cell table:formula="of:=[.$M$2]+[.$M$3]*[.A1083]+[.$M$4]*[.A1083]^2+[.$M$5]*[.A1083]^3+[.$M$6]*[.A1083]^4+[.$N$2]*[.A1083]^5+[.$N$3]*[.A1083]^6+[.$N$4]*[.A1083]^7+[.$N$5]*[.A1083]^8+[.$N$6]*[.A1083]^9" office:value-type="float" office:value="7.63881230402729">
            <text:p>7.638812304</text:p>
          </table:table-cell>
          <table:table-cell table:formula="of:=[.B1083]/([.$B$2]+[.B1083])*[.$B$1]" office:value-type="float" office:value="1.17318717663855">
            <text:p>1.1731871766</text:p>
          </table:table-cell>
          <table:table-cell table:formula="of:=[.$D$5]*[.C1083]-[.$D$4]" office:value-type="float" office:value="0.600368220709325">
            <text:p>0.6003682207</text:p>
          </table:table-cell>
          <table:table-cell table:formula="of:=INT([.D1083]/[.$B$1]*1024)" office:value-type="float" office:value="122">
            <text:p>122</text:p>
          </table:table-cell>
          <table:table-cell table:number-columns-repeated="10"/>
        </table:table-row>
        <table:table-row table:style-name="ro2">
          <table:table-cell table:formula="of:=[.A1083]+[.$D$1]" office:value-type="float" office:value="87.1999999999993">
            <text:p>87.2</text:p>
          </table:table-cell>
          <table:table-cell table:formula="of:=[.$M$2]+[.$M$3]*[.A1084]+[.$M$4]*[.A1084]^2+[.$M$5]*[.A1084]^3+[.$M$6]*[.A1084]^4+[.$N$2]*[.A1084]^5+[.$N$3]*[.A1084]^6+[.$N$4]*[.A1084]^7+[.$N$5]*[.A1084]^8+[.$N$6]*[.A1084]^9" office:value-type="float" office:value="7.62165035099994">
            <text:p>7.621650351</text:p>
          </table:table-cell>
          <table:table-cell table:formula="of:=[.B1084]/([.$B$2]+[.B1084])*[.$B$1]" office:value-type="float" office:value="1.17116878985205">
            <text:p>1.1711687899</text:p>
          </table:table-cell>
          <table:table-cell table:formula="of:=[.$D$5]*[.C1084]-[.$D$4]" office:value-type="float" office:value="0.59750508400255">
            <text:p>0.597505084</text:p>
          </table:table-cell>
          <table:table-cell table:formula="of:=INT([.D1084]/[.$B$1]*1024)" office:value-type="float" office:value="122">
            <text:p>122</text:p>
          </table:table-cell>
          <table:table-cell table:number-columns-repeated="10"/>
        </table:table-row>
        <table:table-row table:style-name="ro2">
          <table:table-cell table:formula="of:=[.A1084]+[.$D$1]" office:value-type="float" office:value="87.2999999999993">
            <text:p>87.3</text:p>
          </table:table-cell>
          <table:table-cell table:formula="of:=[.$M$2]+[.$M$3]*[.A1085]+[.$M$4]*[.A1085]^2+[.$M$5]*[.A1085]^3+[.$M$6]*[.A1085]^4+[.$N$2]*[.A1085]^5+[.$N$3]*[.A1085]^6+[.$N$4]*[.A1085]^7+[.$N$5]*[.A1085]^8+[.$N$6]*[.A1085]^9" office:value-type="float" office:value="7.60454985118264">
            <text:p>7.6045498512</text:p>
          </table:table-cell>
          <table:table-cell table:formula="of:=[.B1085]/([.$B$2]+[.B1085])*[.$B$1]" office:value-type="float" office:value="1.16915551165009">
            <text:p>1.1691555117</text:p>
          </table:table-cell>
          <table:table-cell table:formula="of:=[.$D$5]*[.C1085]-[.$D$4]" office:value-type="float" office:value="0.594649193962266">
            <text:p>0.594649194</text:p>
          </table:table-cell>
          <table:table-cell table:formula="of:=INT([.D1085]/[.$B$1]*1024)" office:value-type="float" office:value="121">
            <text:p>121</text:p>
          </table:table-cell>
          <table:table-cell table:number-columns-repeated="10"/>
        </table:table-row>
        <table:table-row table:style-name="ro2">
          <table:table-cell table:formula="of:=[.A1085]+[.$D$1]" office:value-type="float" office:value="87.3999999999993">
            <text:p>87.4</text:p>
          </table:table-cell>
          <table:table-cell table:formula="of:=[.$M$2]+[.$M$3]*[.A1086]+[.$M$4]*[.A1086]^2+[.$M$5]*[.A1086]^3+[.$M$6]*[.A1086]^4+[.$N$2]*[.A1086]^5+[.$N$3]*[.A1086]^6+[.$N$4]*[.A1086]^7+[.$N$5]*[.A1086]^8+[.$N$6]*[.A1086]^9" office:value-type="float" office:value="7.58751056544617">
            <text:p>7.5875105654</text:p>
          </table:table-cell>
          <table:table-cell table:formula="of:=[.B1086]/([.$B$2]+[.B1086])*[.$B$1]" office:value-type="float" office:value="1.16714733331688">
            <text:p>1.1671473333</text:p>
          </table:table-cell>
          <table:table-cell table:formula="of:=[.$D$5]*[.C1086]-[.$D$4]" office:value-type="float" office:value="0.591800538224916">
            <text:p>0.5918005382</text:p>
          </table:table-cell>
          <table:table-cell table:formula="of:=INT([.D1086]/[.$B$1]*1024)" office:value-type="float" office:value="121">
            <text:p>121</text:p>
          </table:table-cell>
          <table:table-cell table:number-columns-repeated="10"/>
        </table:table-row>
        <table:table-row table:style-name="ro2">
          <table:table-cell table:formula="of:=[.A1086]+[.$D$1]" office:value-type="float" office:value="87.4999999999993">
            <text:p>87.5</text:p>
          </table:table-cell>
          <table:table-cell table:formula="of:=[.$M$2]+[.$M$3]*[.A1087]+[.$M$4]*[.A1087]^2+[.$M$5]*[.A1087]^3+[.$M$6]*[.A1087]^4+[.$N$2]*[.A1087]^5+[.$N$3]*[.A1087]^6+[.$N$4]*[.A1087]^7+[.$N$5]*[.A1087]^8+[.$N$6]*[.A1087]^9" office:value-type="float" office:value="7.57053225443221">
            <text:p>7.5705322544</text:p>
          </table:table-cell>
          <table:table-cell table:formula="of:=[.B1087]/([.$B$2]+[.B1087])*[.$B$1]" office:value-type="float" office:value="1.16514424597445">
            <text:p>1.165144246</text:p>
          </table:table-cell>
          <table:table-cell table:formula="of:=[.$D$5]*[.C1087]-[.$D$4]" office:value-type="float" office:value="0.588959104196836">
            <text:p>0.5889591042</text:p>
          </table:table-cell>
          <table:table-cell table:formula="of:=INT([.D1087]/[.$B$1]*1024)" office:value-type="float" office:value="120">
            <text:p>120</text:p>
          </table:table-cell>
          <table:table-cell table:number-columns-repeated="10"/>
        </table:table-row>
        <table:table-row table:style-name="ro2">
          <table:table-cell table:formula="of:=[.A1087]+[.$D$1]" office:value-type="float" office:value="87.5999999999993">
            <text:p>87.6</text:p>
          </table:table-cell>
          <table:table-cell table:formula="of:=[.$M$2]+[.$M$3]*[.A1088]+[.$M$4]*[.A1088]^2+[.$M$5]*[.A1088]^3+[.$M$6]*[.A1088]^4+[.$N$2]*[.A1088]^5+[.$N$3]*[.A1088]^6+[.$N$4]*[.A1088]^7+[.$N$5]*[.A1088]^8+[.$N$6]*[.A1088]^9" office:value-type="float" office:value="7.55361467855914">
            <text:p>7.5536146786</text:p>
          </table:table-cell>
          <table:table-cell table:formula="of:=[.B1088]/([.$B$2]+[.B1088])*[.$B$1]" office:value-type="float" office:value="1.16314624058332">
            <text:p>1.1631462406</text:p>
          </table:table-cell>
          <table:table-cell table:formula="of:=[.$D$5]*[.C1088]-[.$D$4]" office:value-type="float" office:value="0.586124879055285">
            <text:p>0.5861248791</text:p>
          </table:table-cell>
          <table:table-cell table:formula="of:=INT([.D1088]/[.$B$1]*1024)" office:value-type="float" office:value="120">
            <text:p>120</text:p>
          </table:table-cell>
          <table:table-cell table:number-columns-repeated="10"/>
        </table:table-row>
        <table:table-row table:style-name="ro2">
          <table:table-cell table:formula="of:=[.A1088]+[.$D$1]" office:value-type="float" office:value="87.6999999999993">
            <text:p>87.7</text:p>
          </table:table-cell>
          <table:table-cell table:formula="of:=[.$M$2]+[.$M$3]*[.A1089]+[.$M$4]*[.A1089]^2+[.$M$5]*[.A1089]^3+[.$M$6]*[.A1089]^4+[.$N$2]*[.A1089]^5+[.$N$3]*[.A1089]^6+[.$N$4]*[.A1089]^7+[.$N$5]*[.A1089]^8+[.$N$6]*[.A1089]^9" office:value-type="float" office:value="7.53675759802723">
            <text:p>7.536757598</text:p>
          </table:table-cell>
          <table:table-cell table:formula="of:=[.B1089]/([.$B$2]+[.B1089])*[.$B$1]" office:value-type="float" office:value="1.1611533079432">
            <text:p>1.1611533079</text:p>
          </table:table-cell>
          <table:table-cell table:formula="of:=[.$D$5]*[.C1089]-[.$D$4]" office:value-type="float" office:value="0.583297849749394">
            <text:p>0.5832978497</text:p>
          </table:table-cell>
          <table:table-cell table:formula="of:=INT([.D1089]/[.$B$1]*1024)" office:value-type="float" office:value="119">
            <text:p>119</text:p>
          </table:table-cell>
          <table:table-cell table:number-columns-repeated="10"/>
        </table:table-row>
        <table:table-row table:style-name="ro2">
          <table:table-cell table:formula="of:=[.A1089]+[.$D$1]" office:value-type="float" office:value="87.7999999999993">
            <text:p>87.8</text:p>
          </table:table-cell>
          <table:table-cell table:formula="of:=[.$M$2]+[.$M$3]*[.A1090]+[.$M$4]*[.A1090]^2+[.$M$5]*[.A1090]^3+[.$M$6]*[.A1090]^4+[.$N$2]*[.A1090]^5+[.$N$3]*[.A1090]^6+[.$N$4]*[.A1090]^7+[.$N$5]*[.A1090]^8+[.$N$6]*[.A1090]^9" office:value-type="float" office:value="7.51996077282279">
            <text:p>7.5199607728</text:p>
          </table:table-cell>
          <table:table-cell table:formula="of:=[.B1090]/([.$B$2]+[.B1090])*[.$B$1]" office:value-type="float" office:value="1.15916543869353">
            <text:p>1.1591654387</text:p>
          </table:table-cell>
          <table:table-cell table:formula="of:=[.$D$5]*[.C1090]-[.$D$4]" office:value-type="float" office:value="0.580478003000952">
            <text:p>0.580478003</text:p>
          </table:table-cell>
          <table:table-cell table:formula="of:=INT([.D1090]/[.$B$1]*1024)" office:value-type="float" office:value="118">
            <text:p>118</text:p>
          </table:table-cell>
          <table:table-cell table:number-columns-repeated="10"/>
        </table:table-row>
        <table:table-row table:style-name="ro2">
          <table:table-cell table:formula="of:=[.A1090]+[.$D$1]" office:value-type="float" office:value="87.8999999999993">
            <text:p>87.9</text:p>
          </table:table-cell>
          <table:table-cell table:formula="of:=[.$M$2]+[.$M$3]*[.A1091]+[.$M$4]*[.A1091]^2+[.$M$5]*[.A1091]^3+[.$M$6]*[.A1091]^4+[.$N$2]*[.A1091]^5+[.$N$3]*[.A1091]^6+[.$N$4]*[.A1091]^7+[.$N$5]*[.A1091]^8+[.$N$6]*[.A1091]^9" office:value-type="float" office:value="7.50322396272453">
            <text:p>7.5032239627</text:p>
          </table:table-cell>
          <table:table-cell table:formula="of:=[.B1091]/([.$B$2]+[.B1091])*[.$B$1]" office:value-type="float" office:value="1.1571826233143">
            <text:p>1.1571826233</text:p>
          </table:table-cell>
          <table:table-cell table:formula="of:=[.$D$5]*[.C1091]-[.$D$4]" office:value-type="float" office:value="0.577665325305573">
            <text:p>0.5776653253</text:p>
          </table:table-cell>
          <table:table-cell table:formula="of:=INT([.D1091]/[.$B$1]*1024)" office:value-type="float" office:value="118">
            <text:p>118</text:p>
          </table:table-cell>
          <table:table-cell table:number-columns-repeated="10"/>
        </table:table-row>
        <table:table-row table:style-name="ro2">
          <table:table-cell table:formula="of:=[.A1091]+[.$D$1]" office:value-type="float" office:value="87.9999999999993">
            <text:p>88</text:p>
          </table:table-cell>
          <table:table-cell table:formula="of:=[.$M$2]+[.$M$3]*[.A1092]+[.$M$4]*[.A1092]^2+[.$M$5]*[.A1092]^3+[.$M$6]*[.A1092]^4+[.$N$2]*[.A1092]^5+[.$N$3]*[.A1092]^6+[.$N$4]*[.A1092]^7+[.$N$5]*[.A1092]^8+[.$N$6]*[.A1092]^9" office:value-type="float" office:value="7.48654692730847">
            <text:p>7.4865469273</text:p>
          </table:table-cell>
          <table:table-cell table:formula="of:=[.B1092]/([.$B$2]+[.B1092])*[.$B$1]" office:value-type="float" office:value="1.15520485212671">
            <text:p>1.1552048521</text:p>
          </table:table-cell>
          <table:table-cell table:formula="of:=[.$D$5]*[.C1092]-[.$D$4]" office:value-type="float" office:value="0.574859802933618">
            <text:p>0.5748598029</text:p>
          </table:table-cell>
          <table:table-cell table:formula="of:=INT([.D1092]/[.$B$1]*1024)" office:value-type="float" office:value="117">
            <text:p>117</text:p>
          </table:table-cell>
          <table:table-cell table:number-columns-repeated="10"/>
        </table:table-row>
        <table:table-row table:style-name="ro2">
          <table:table-cell table:formula="of:=[.A1092]+[.$D$1]" office:value-type="float" office:value="88.0999999999993">
            <text:p>88.1</text:p>
          </table:table-cell>
          <table:table-cell table:formula="of:=[.$M$2]+[.$M$3]*[.A1093]+[.$M$4]*[.A1093]^2+[.$M$5]*[.A1093]^3+[.$M$6]*[.A1093]^4+[.$N$2]*[.A1093]^5+[.$N$3]*[.A1093]^6+[.$N$4]*[.A1093]^7+[.$N$5]*[.A1093]^8+[.$N$6]*[.A1093]^9" office:value-type="float" office:value="7.46992942595289">
            <text:p>7.469929426</text:p>
          </table:table-cell>
          <table:table-cell table:formula="of:=[.B1093]/([.$B$2]+[.B1093])*[.$B$1]" office:value-type="float" office:value="1.15323211529385">
            <text:p>1.1532321153</text:p>
          </table:table-cell>
          <table:table-cell table:formula="of:=[.$D$5]*[.C1093]-[.$D$4]" office:value-type="float" office:value="0.572061421931156">
            <text:p>0.5720614219</text:p>
          </table:table-cell>
          <table:table-cell table:formula="of:=INT([.D1093]/[.$B$1]*1024)" office:value-type="float" office:value="117">
            <text:p>117</text:p>
          </table:table-cell>
          <table:table-cell table:number-columns-repeated="10"/>
        </table:table-row>
        <table:table-row table:style-name="ro2">
          <table:table-cell table:formula="of:=[.A1093]+[.$D$1]" office:value-type="float" office:value="88.1999999999993">
            <text:p>88.2</text:p>
          </table:table-cell>
          <table:table-cell table:formula="of:=[.$M$2]+[.$M$3]*[.A1094]+[.$M$4]*[.A1094]^2+[.$M$5]*[.A1094]^3+[.$M$6]*[.A1094]^4+[.$N$2]*[.A1094]^5+[.$N$3]*[.A1094]^6+[.$N$4]*[.A1094]^7+[.$N$5]*[.A1094]^8+[.$N$6]*[.A1094]^9" office:value-type="float" office:value="7.45337121784414">
            <text:p>7.4533712178</text:p>
          </table:table-cell>
          <table:table-cell table:formula="of:=[.B1094]/([.$B$2]+[.B1094])*[.$B$1]" office:value-type="float" office:value="1.15126440282147">
            <text:p>1.1512644028</text:p>
          </table:table-cell>
          <table:table-cell table:formula="of:=[.$D$5]*[.C1094]-[.$D$4]" office:value-type="float" office:value="0.569270168121064">
            <text:p>0.5692701681</text:p>
          </table:table-cell>
          <table:table-cell table:formula="of:=INT([.D1094]/[.$B$1]*1024)" office:value-type="float" office:value="116">
            <text:p>116</text:p>
          </table:table-cell>
          <table:table-cell table:number-columns-repeated="10"/>
        </table:table-row>
        <table:table-row table:style-name="ro2">
          <table:table-cell table:formula="of:=[.A1094]+[.$D$1]" office:value-type="float" office:value="88.2999999999993">
            <text:p>88.3</text:p>
          </table:table-cell>
          <table:table-cell table:formula="of:=[.$M$2]+[.$M$3]*[.A1095]+[.$M$4]*[.A1095]^2+[.$M$5]*[.A1095]^3+[.$M$6]*[.A1095]^4+[.$N$2]*[.A1095]^5+[.$N$3]*[.A1095]^6+[.$N$4]*[.A1095]^7+[.$N$5]*[.A1095]^8+[.$N$6]*[.A1095]^9" office:value-type="float" office:value="7.43687206198152">
            <text:p>7.436872062</text:p>
          </table:table-cell>
          <table:table-cell table:formula="of:=[.B1095]/([.$B$2]+[.B1095])*[.$B$1]" office:value-type="float" office:value="1.14930170455864">
            <text:p>1.1493017046</text:p>
          </table:table-cell>
          <table:table-cell table:formula="of:=[.$D$5]*[.C1095]-[.$D$4]" office:value-type="float" office:value="0.566486027103981">
            <text:p>0.5664860271</text:p>
          </table:table-cell>
          <table:table-cell table:formula="of:=INT([.D1095]/[.$B$1]*1024)" office:value-type="float" office:value="116">
            <text:p>116</text:p>
          </table:table-cell>
          <table:table-cell table:number-columns-repeated="10"/>
        </table:table-row>
        <table:table-row table:style-name="ro2">
          <table:table-cell table:formula="of:=[.A1095]+[.$D$1]" office:value-type="float" office:value="88.3999999999993">
            <text:p>88.4</text:p>
          </table:table-cell>
          <table:table-cell table:formula="of:=[.$M$2]+[.$M$3]*[.A1096]+[.$M$4]*[.A1096]^2+[.$M$5]*[.A1096]^3+[.$M$6]*[.A1096]^4+[.$N$2]*[.A1096]^5+[.$N$3]*[.A1096]^6+[.$N$4]*[.A1096]^7+[.$N$5]*[.A1096]^8+[.$N$6]*[.A1096]^9" office:value-type="float" office:value="7.42043171718267">
            <text:p>7.4204317172</text:p>
          </table:table-cell>
          <table:table-cell table:formula="of:=[.B1096]/([.$B$2]+[.B1096])*[.$B$1]" office:value-type="float" office:value="1.14734401019853">
            <text:p>1.1473440102</text:p>
          </table:table-cell>
          <table:table-cell table:formula="of:=[.$D$5]*[.C1096]-[.$D$4]" office:value-type="float" office:value="0.563708984259374">
            <text:p>0.5637089843</text:p>
          </table:table-cell>
          <table:table-cell table:formula="of:=INT([.D1096]/[.$B$1]*1024)" office:value-type="float" office:value="115">
            <text:p>115</text:p>
          </table:table-cell>
          <table:table-cell table:number-columns-repeated="10"/>
        </table:table-row>
        <table:table-row table:style-name="ro2">
          <table:table-cell table:formula="of:=[.A1096]+[.$D$1]" office:value-type="float" office:value="88.4999999999993">
            <text:p>88.5</text:p>
          </table:table-cell>
          <table:table-cell table:formula="of:=[.$M$2]+[.$M$3]*[.A1097]+[.$M$4]*[.A1097]^2+[.$M$5]*[.A1097]^3+[.$M$6]*[.A1097]^4+[.$N$2]*[.A1097]^5+[.$N$3]*[.A1097]^6+[.$N$4]*[.A1097]^7+[.$N$5]*[.A1097]^8+[.$N$6]*[.A1097]^9" office:value-type="float" office:value="7.40404994208937">
            <text:p>7.4040499421</text:p>
          </table:table-cell>
          <table:table-cell table:formula="of:=[.B1097]/([.$B$2]+[.B1097])*[.$B$1]" office:value-type="float" office:value="1.14539130927916">
            <text:p>1.1453913093</text:p>
          </table:table-cell>
          <table:table-cell table:formula="of:=[.$D$5]*[.C1097]-[.$D$4]" office:value-type="float" office:value="0.560939024746665">
            <text:p>0.5609390247</text:p>
          </table:table-cell>
          <table:table-cell table:formula="of:=INT([.D1097]/[.$B$1]*1024)" office:value-type="float" office:value="114">
            <text:p>114</text:p>
          </table:table-cell>
          <table:table-cell table:number-columns-repeated="10"/>
        </table:table-row>
        <table:table-row table:style-name="ro2">
          <table:table-cell table:formula="of:=[.A1097]+[.$D$1]" office:value-type="float" office:value="88.5999999999993">
            <text:p>88.6</text:p>
          </table:table-cell>
          <table:table-cell table:formula="of:=[.$M$2]+[.$M$3]*[.A1098]+[.$M$4]*[.A1098]^2+[.$M$5]*[.A1098]^3+[.$M$6]*[.A1098]^4+[.$N$2]*[.A1098]^5+[.$N$3]*[.A1098]^6+[.$N$4]*[.A1098]^7+[.$N$5]*[.A1098]^8+[.$N$6]*[.A1098]^9" office:value-type="float" office:value="7.38772649517256">
            <text:p>7.3877264952</text:p>
          </table:table-cell>
          <table:table-cell table:formula="of:=[.B1098]/([.$B$2]+[.B1098])*[.$B$1]" office:value-type="float" office:value="1.14344359118418">
            <text:p>1.1434435912</text:p>
          </table:table-cell>
          <table:table-cell table:formula="of:=[.$D$5]*[.C1098]-[.$D$4]" office:value-type="float" office:value="0.558176133506251">
            <text:p>0.5581761335</text:p>
          </table:table-cell>
          <table:table-cell table:formula="of:=INT([.D1098]/[.$B$1]*1024)" office:value-type="float" office:value="114">
            <text:p>114</text:p>
          </table:table-cell>
          <table:table-cell table:number-columns-repeated="10"/>
        </table:table-row>
        <table:table-row table:style-name="ro2">
          <table:table-cell table:formula="of:=[.A1098]+[.$D$1]" office:value-type="float" office:value="88.6999999999992">
            <text:p>88.7</text:p>
          </table:table-cell>
          <table:table-cell table:formula="of:=[.$M$2]+[.$M$3]*[.A1099]+[.$M$4]*[.A1099]^2+[.$M$5]*[.A1099]^3+[.$M$6]*[.A1099]^4+[.$N$2]*[.A1099]^5+[.$N$3]*[.A1099]^6+[.$N$4]*[.A1099]^7+[.$N$5]*[.A1099]^8+[.$N$6]*[.A1099]^9" office:value-type="float" office:value="7.37146113473745">
            <text:p>7.3714611347</text:p>
          </table:table-cell>
          <table:table-cell table:formula="of:=[.B1099]/([.$B$2]+[.B1099])*[.$B$1]" office:value-type="float" office:value="1.14150084514354">
            <text:p>1.1415008451</text:p>
          </table:table-cell>
          <table:table-cell table:formula="of:=[.$D$5]*[.C1099]-[.$D$4]" office:value-type="float" office:value="0.555420295260534">
            <text:p>0.5554202953</text:p>
          </table:table-cell>
          <table:table-cell table:formula="of:=INT([.D1099]/[.$B$1]*1024)" office:value-type="float" office:value="113">
            <text:p>113</text:p>
          </table:table-cell>
          <table:table-cell table:number-columns-repeated="10"/>
        </table:table-row>
        <table:table-row table:style-name="ro2">
          <table:table-cell table:formula="of:=[.A1099]+[.$D$1]" office:value-type="float" office:value="88.7999999999992">
            <text:p>88.8</text:p>
          </table:table-cell>
          <table:table-cell table:formula="of:=[.$M$2]+[.$M$3]*[.A1100]+[.$M$4]*[.A1100]^2+[.$M$5]*[.A1100]^3+[.$M$6]*[.A1100]^4+[.$N$2]*[.A1100]^5+[.$N$3]*[.A1100]^6+[.$N$4]*[.A1100]^7+[.$N$5]*[.A1100]^8+[.$N$6]*[.A1100]^9" office:value-type="float" office:value="7.35525361892986">
            <text:p>7.3552536189</text:p>
          </table:table-cell>
          <table:table-cell table:formula="of:=[.B1100]/([.$B$2]+[.B1100])*[.$B$1]" office:value-type="float" office:value="1.13956306023443">
            <text:p>1.1395630602</text:p>
          </table:table-cell>
          <table:table-cell table:formula="of:=[.$D$5]*[.C1100]-[.$D$4]" office:value-type="float" office:value="0.552671494515188">
            <text:p>0.5526714945</text:p>
          </table:table-cell>
          <table:table-cell table:formula="of:=INT([.D1100]/[.$B$1]*1024)" office:value-type="float" office:value="113">
            <text:p>113</text:p>
          </table:table-cell>
          <table:table-cell table:number-columns-repeated="10"/>
        </table:table-row>
        <table:table-row table:style-name="ro2">
          <table:table-cell table:formula="of:=[.A1100]+[.$D$1]" office:value-type="float" office:value="88.8999999999992">
            <text:p>88.9</text:p>
          </table:table-cell>
          <table:table-cell table:formula="of:=[.$M$2]+[.$M$3]*[.A1101]+[.$M$4]*[.A1101]^2+[.$M$5]*[.A1101]^3+[.$M$6]*[.A1101]^4+[.$N$2]*[.A1101]^5+[.$N$3]*[.A1101]^6+[.$N$4]*[.A1101]^7+[.$N$5]*[.A1101]^8+[.$N$6]*[.A1101]^9" office:value-type="float" office:value="7.33910370574082">
            <text:p>7.3391037057</text:p>
          </table:table-cell>
          <table:table-cell table:formula="of:=[.B1101]/([.$B$2]+[.B1101])*[.$B$1]" office:value-type="float" office:value="1.13763022538191">
            <text:p>1.1376302254</text:p>
          </table:table-cell>
          <table:table-cell table:formula="of:=[.$D$5]*[.C1101]-[.$D$4]" office:value-type="float" office:value="0.549929715560132">
            <text:p>0.5499297156</text:p>
          </table:table-cell>
          <table:table-cell table:formula="of:=INT([.D1101]/[.$B$1]*1024)" office:value-type="float" office:value="112">
            <text:p>112</text:p>
          </table:table-cell>
          <table:table-cell table:number-columns-repeated="10"/>
        </table:table-row>
        <table:table-row table:style-name="ro2">
          <table:table-cell table:formula="of:=[.A1101]+[.$D$1]" office:value-type="float" office:value="88.9999999999992">
            <text:p>89</text:p>
          </table:table-cell>
          <table:table-cell table:formula="of:=[.$M$2]+[.$M$3]*[.A1102]+[.$M$4]*[.A1102]^2+[.$M$5]*[.A1102]^3+[.$M$6]*[.A1102]^4+[.$N$2]*[.A1102]^5+[.$N$3]*[.A1102]^6+[.$N$4]*[.A1102]^7+[.$N$5]*[.A1102]^8+[.$N$6]*[.A1102]^9" office:value-type="float" office:value="7.32301115301256">
            <text:p>7.323011153</text:p>
          </table:table-cell>
          <table:table-cell table:formula="of:=[.B1102]/([.$B$2]+[.B1102])*[.$B$1]" office:value-type="float" office:value="1.13570232935982">
            <text:p>1.1357023294</text:p>
          </table:table-cell>
          <table:table-cell table:formula="of:=[.$D$5]*[.C1102]-[.$D$4]" office:value-type="float" office:value="0.547194942470745">
            <text:p>0.5471949425</text:p>
          </table:table-cell>
          <table:table-cell table:formula="of:=INT([.D1102]/[.$B$1]*1024)" office:value-type="float" office:value="112">
            <text:p>112</text:p>
          </table:table-cell>
          <table:table-cell table:number-columns-repeated="10"/>
        </table:table-row>
        <table:table-row table:style-name="ro2">
          <table:table-cell table:formula="of:=[.A1102]+[.$D$1]" office:value-type="float" office:value="89.0999999999992">
            <text:p>89.1</text:p>
          </table:table-cell>
          <table:table-cell table:formula="of:=[.$M$2]+[.$M$3]*[.A1103]+[.$M$4]*[.A1103]^2+[.$M$5]*[.A1103]^3+[.$M$6]*[.A1103]^4+[.$N$2]*[.A1103]^5+[.$N$3]*[.A1103]^6+[.$N$4]*[.A1103]^7+[.$N$5]*[.A1103]^8+[.$N$6]*[.A1103]^9" office:value-type="float" office:value="7.30697571844358">
            <text:p>7.3069757184</text:p>
          </table:table-cell>
          <table:table-cell table:formula="of:=[.B1103]/([.$B$2]+[.B1103])*[.$B$1]" office:value-type="float" office:value="1.1337793607915">
            <text:p>1.1337793608</text:p>
          </table:table-cell>
          <table:table-cell table:formula="of:=[.$D$5]*[.C1103]-[.$D$4]" office:value-type="float" office:value="0.544467159108935">
            <text:p>0.5444671591</text:p>
          </table:table-cell>
          <table:table-cell table:formula="of:=INT([.D1103]/[.$B$1]*1024)" office:value-type="float" office:value="111">
            <text:p>111</text:p>
          </table:table-cell>
          <table:table-cell table:number-columns-repeated="10"/>
        </table:table-row>
        <table:table-row table:style-name="ro2">
          <table:table-cell table:formula="of:=[.A1103]+[.$D$1]" office:value-type="float" office:value="89.1999999999992">
            <text:p>89.2</text:p>
          </table:table-cell>
          <table:table-cell table:formula="of:=[.$M$2]+[.$M$3]*[.A1104]+[.$M$4]*[.A1104]^2+[.$M$5]*[.A1104]^3+[.$M$6]*[.A1104]^4+[.$N$2]*[.A1104]^5+[.$N$3]*[.A1104]^6+[.$N$4]*[.A1104]^7+[.$N$5]*[.A1104]^8+[.$N$6]*[.A1104]^9" office:value-type="float" office:value="7.29099715959494">
            <text:p>7.2909971596</text:p>
          </table:table-cell>
          <table:table-cell table:formula="of:=[.B1104]/([.$B$2]+[.B1104])*[.$B$1]" office:value-type="float" office:value="1.13186130815075">
            <text:p>1.1318613082</text:p>
          </table:table-cell>
          <table:table-cell table:formula="of:=[.$D$5]*[.C1104]-[.$D$4]" office:value-type="float" office:value="0.541746349124443">
            <text:p>0.5417463491</text:p>
          </table:table-cell>
          <table:table-cell table:formula="of:=INT([.D1104]/[.$B$1]*1024)" office:value-type="float" office:value="110">
            <text:p>110</text:p>
          </table:table-cell>
          <table:table-cell table:number-columns-repeated="10"/>
        </table:table-row>
        <table:table-row table:style-name="ro2">
          <table:table-cell table:formula="of:=[.A1104]+[.$D$1]" office:value-type="float" office:value="89.2999999999992">
            <text:p>89.3</text:p>
          </table:table-cell>
          <table:table-cell table:formula="of:=[.$M$2]+[.$M$3]*[.A1105]+[.$M$4]*[.A1105]^2+[.$M$5]*[.A1105]^3+[.$M$6]*[.A1105]^4+[.$N$2]*[.A1105]^5+[.$N$3]*[.A1105]^6+[.$N$4]*[.A1105]^7+[.$N$5]*[.A1105]^8+[.$N$6]*[.A1105]^9" office:value-type="float" office:value="7.2750752338948">
            <text:p>7.2750752339</text:p>
          </table:table-cell>
          <table:table-cell table:formula="of:=[.B1105]/([.$B$2]+[.B1105])*[.$B$1]" office:value-type="float" office:value="1.12994815976246">
            <text:p>1.1299481598</text:p>
          </table:table-cell>
          <table:table-cell table:formula="of:=[.$D$5]*[.C1105]-[.$D$4]" office:value-type="float" office:value="0.539032495955833">
            <text:p>0.539032496</text:p>
          </table:table-cell>
          <table:table-cell table:formula="of:=INT([.D1105]/[.$B$1]*1024)" office:value-type="float" office:value="110">
            <text:p>110</text:p>
          </table:table-cell>
          <table:table-cell table:number-columns-repeated="10"/>
        </table:table-row>
        <table:table-row table:style-name="ro2">
          <table:table-cell table:formula="of:=[.A1105]+[.$D$1]" office:value-type="float" office:value="89.3999999999992">
            <text:p>89.4</text:p>
          </table:table-cell>
          <table:table-cell table:formula="of:=[.$M$2]+[.$M$3]*[.A1106]+[.$M$4]*[.A1106]^2+[.$M$5]*[.A1106]^3+[.$M$6]*[.A1106]^4+[.$N$2]*[.A1106]^5+[.$N$3]*[.A1106]^6+[.$N$4]*[.A1106]^7+[.$N$5]*[.A1106]^8+[.$N$6]*[.A1106]^9" office:value-type="float" office:value="7.25920969864474">
            <text:p>7.2592096986</text:p>
          </table:table-cell>
          <table:table-cell table:formula="of:=[.B1106]/([.$B$2]+[.B1106])*[.$B$1]" office:value-type="float" office:value="1.1280399038036">
            <text:p>1.1280399038</text:p>
          </table:table-cell>
          <table:table-cell table:formula="of:=[.$D$5]*[.C1106]-[.$D$4]" office:value-type="float" office:value="0.536325582831812">
            <text:p>0.5363255828</text:p>
          </table:table-cell>
          <table:table-cell table:formula="of:=INT([.D1106]/[.$B$1]*1024)" office:value-type="float" office:value="109">
            <text:p>109</text:p>
          </table:table-cell>
          <table:table-cell table:number-columns-repeated="10"/>
        </table:table-row>
        <table:table-row table:style-name="ro2">
          <table:table-cell table:formula="of:=[.A1106]+[.$D$1]" office:value-type="float" office:value="89.4999999999992">
            <text:p>89.5</text:p>
          </table:table-cell>
          <table:table-cell table:formula="of:=[.$M$2]+[.$M$3]*[.A1107]+[.$M$4]*[.A1107]^2+[.$M$5]*[.A1107]^3+[.$M$6]*[.A1107]^4+[.$N$2]*[.A1107]^5+[.$N$3]*[.A1107]^6+[.$N$4]*[.A1107]^7+[.$N$5]*[.A1107]^8+[.$N$6]*[.A1107]^9" office:value-type="float" office:value="7.24340031102527">
            <text:p>7.243400311</text:p>
          </table:table-cell>
          <table:table-cell table:formula="of:=[.B1107]/([.$B$2]+[.B1107])*[.$B$1]" office:value-type="float" office:value="1.12613652830405">
            <text:p>1.1261365283</text:p>
          </table:table-cell>
          <table:table-cell table:formula="of:=[.$D$5]*[.C1107]-[.$D$4]" office:value-type="float" office:value="0.533625592772423">
            <text:p>0.5336255928</text:p>
          </table:table-cell>
          <table:table-cell table:formula="of:=INT([.D1107]/[.$B$1]*1024)" office:value-type="float" office:value="109">
            <text:p>109</text:p>
          </table:table-cell>
          <table:table-cell table:number-columns-repeated="10"/>
        </table:table-row>
        <table:table-row table:style-name="ro2">
          <table:table-cell table:formula="of:=[.A1107]+[.$D$1]" office:value-type="float" office:value="89.5999999999992">
            <text:p>89.6</text:p>
          </table:table-cell>
          <table:table-cell table:formula="of:=[.$M$2]+[.$M$3]*[.A1108]+[.$M$4]*[.A1108]^2+[.$M$5]*[.A1108]^3+[.$M$6]*[.A1108]^4+[.$N$2]*[.A1108]^5+[.$N$3]*[.A1108]^6+[.$N$4]*[.A1108]^7+[.$N$5]*[.A1108]^8+[.$N$6]*[.A1108]^9" office:value-type="float" office:value="7.22764682810098">
            <text:p>7.2276468281</text:p>
          </table:table-cell>
          <table:table-cell table:formula="of:=[.B1108]/([.$B$2]+[.B1108])*[.$B$1]" office:value-type="float" office:value="1.12423802114736">
            <text:p>1.1242380211</text:p>
          </table:table-cell>
          <table:table-cell table:formula="of:=[.$D$5]*[.C1108]-[.$D$4]" office:value-type="float" office:value="0.53093250859017">
            <text:p>0.5309325086</text:p>
          </table:table-cell>
          <table:table-cell table:formula="of:=INT([.D1108]/[.$B$1]*1024)" office:value-type="float" office:value="108">
            <text:p>108</text:p>
          </table:table-cell>
          <table:table-cell table:number-columns-repeated="10"/>
        </table:table-row>
        <table:table-row table:style-name="ro2">
          <table:table-cell table:formula="of:=[.A1108]+[.$D$1]" office:value-type="float" office:value="89.6999999999992">
            <text:p>89.7</text:p>
          </table:table-cell>
          <table:table-cell table:formula="of:=[.$M$2]+[.$M$3]*[.A1109]+[.$M$4]*[.A1109]^2+[.$M$5]*[.A1109]^3+[.$M$6]*[.A1109]^4+[.$N$2]*[.A1109]^5+[.$N$3]*[.A1109]^6+[.$N$4]*[.A1109]^7+[.$N$5]*[.A1109]^8+[.$N$6]*[.A1109]^9" office:value-type="float" office:value="7.21194900682681">
            <text:p>7.2119490068</text:p>
          </table:table-cell>
          <table:table-cell table:formula="of:=[.B1109]/([.$B$2]+[.B1109])*[.$B$1]" office:value-type="float" office:value="1.12234437007174">
            <text:p>1.1223443701</text:p>
          </table:table-cell>
          <table:table-cell table:formula="of:=[.$D$5]*[.C1109]-[.$D$4]" office:value-type="float" office:value="0.528246312891361">
            <text:p>0.5282463129</text:p>
          </table:table-cell>
          <table:table-cell table:formula="of:=INT([.D1109]/[.$B$1]*1024)" office:value-type="float" office:value="108">
            <text:p>108</text:p>
          </table:table-cell>
          <table:table-cell table:number-columns-repeated="10"/>
        </table:table-row>
        <table:table-row table:style-name="ro2">
          <table:table-cell table:formula="of:=[.A1109]+[.$D$1]" office:value-type="float" office:value="89.7999999999992">
            <text:p>89.8</text:p>
          </table:table-cell>
          <table:table-cell table:formula="of:=[.$M$2]+[.$M$3]*[.A1110]+[.$M$4]*[.A1110]^2+[.$M$5]*[.A1110]^3+[.$M$6]*[.A1110]^4+[.$N$2]*[.A1110]^5+[.$N$3]*[.A1110]^6+[.$N$4]*[.A1110]^7+[.$N$5]*[.A1110]^8+[.$N$6]*[.A1110]^9" office:value-type="float" office:value="7.19630660405287">
            <text:p>7.1963066041</text:p>
          </table:table-cell>
          <table:table-cell table:formula="of:=[.B1110]/([.$B$2]+[.B1110])*[.$B$1]" office:value-type="float" office:value="1.12045556267081">
            <text:p>1.1204555627</text:p>
          </table:table-cell>
          <table:table-cell table:formula="of:=[.$D$5]*[.C1110]-[.$D$4]" office:value-type="float" office:value="0.525566988077211">
            <text:p>0.5255669881</text:p>
          </table:table-cell>
          <table:table-cell table:formula="of:=INT([.D1110]/[.$B$1]*1024)" office:value-type="float" office:value="107">
            <text:p>107</text:p>
          </table:table-cell>
          <table:table-cell table:number-columns-repeated="10"/>
        </table:table-row>
        <table:table-row table:style-name="ro2">
          <table:table-cell table:formula="of:=[.A1110]+[.$D$1]" office:value-type="float" office:value="89.8999999999992">
            <text:p>89.9</text:p>
          </table:table-cell>
          <table:table-cell table:formula="of:=[.$M$2]+[.$M$3]*[.A1111]+[.$M$4]*[.A1111]^2+[.$M$5]*[.A1111]^3+[.$M$6]*[.A1111]^4+[.$N$2]*[.A1111]^5+[.$N$3]*[.A1111]^6+[.$N$4]*[.A1111]^7+[.$N$5]*[.A1111]^8+[.$N$6]*[.A1111]^9" office:value-type="float" office:value="7.18071937653124">
            <text:p>7.1807193765</text:p>
          </table:table-cell>
          <table:table-cell table:formula="of:=[.B1111]/([.$B$2]+[.B1111])*[.$B$1]" office:value-type="float" office:value="1.11857158639463">
            <text:p>1.1185715864</text:p>
          </table:table-cell>
          <table:table-cell table:formula="of:=[.$D$5]*[.C1111]-[.$D$4]" office:value-type="float" office:value="0.522894516345276">
            <text:p>0.5228945163</text:p>
          </table:table-cell>
          <table:table-cell table:formula="of:=INT([.D1111]/[.$B$1]*1024)" office:value-type="float" office:value="107">
            <text:p>107</text:p>
          </table:table-cell>
          <table:table-cell table:number-columns-repeated="10"/>
        </table:table-row>
        <table:table-row table:style-name="ro2">
          <table:table-cell table:formula="of:=[.A1111]+[.$D$1]" office:value-type="float" office:value="89.9999999999992">
            <text:p>90</text:p>
          </table:table-cell>
          <table:table-cell table:formula="of:=[.$M$2]+[.$M$3]*[.A1112]+[.$M$4]*[.A1112]^2+[.$M$5]*[.A1112]^3+[.$M$6]*[.A1112]^4+[.$N$2]*[.A1112]^5+[.$N$3]*[.A1112]^6+[.$N$4]*[.A1112]^7+[.$N$5]*[.A1112]^8+[.$N$6]*[.A1112]^9" office:value-type="float" office:value="7.16518708092068">
            <text:p>7.1651870809</text:p>
          </table:table-cell>
          <table:table-cell table:formula="of:=[.B1112]/([.$B$2]+[.B1112])*[.$B$1]" office:value-type="float" office:value="1.11669242855046">
            <text:p>1.1166924286</text:p>
          </table:table-cell>
          <table:table-cell table:formula="of:=[.$D$5]*[.C1112]-[.$D$4]" office:value-type="float" office:value="0.520228879690565">
            <text:p>0.5202288797</text:p>
          </table:table-cell>
          <table:table-cell table:formula="of:=INT([.D1112]/[.$B$1]*1024)" office:value-type="float" office:value="106">
            <text:p>106</text:p>
          </table:table-cell>
          <table:table-cell table:number-columns-repeated="10"/>
        </table:table-row>
        <table:table-row table:style-name="ro2">
          <table:table-cell table:formula="of:=[.A1112]+[.$D$1]" office:value-type="float" office:value="90.0999999999992">
            <text:p>90.1</text:p>
          </table:table-cell>
          <table:table-cell table:formula="of:=[.$M$2]+[.$M$3]*[.A1113]+[.$M$4]*[.A1113]^2+[.$M$5]*[.A1113]^3+[.$M$6]*[.A1113]^4+[.$N$2]*[.A1113]^5+[.$N$3]*[.A1113]^6+[.$N$4]*[.A1113]^7+[.$N$5]*[.A1113]^8+[.$N$6]*[.A1113]^9" office:value-type="float" office:value="7.14970947379291">
            <text:p>7.1497094738</text:p>
          </table:table-cell>
          <table:table-cell table:formula="of:=[.B1113]/([.$B$2]+[.B1113])*[.$B$1]" office:value-type="float" office:value="1.11481807630373">
            <text:p>1.1148180763</text:p>
          </table:table-cell>
          <table:table-cell table:formula="of:=[.$D$5]*[.C1113]-[.$D$4]" office:value-type="float" office:value="0.517570059906908">
            <text:p>0.5175700599</text:p>
          </table:table-cell>
          <table:table-cell table:formula="of:=INT([.D1113]/[.$B$1]*1024)" office:value-type="float" office:value="105">
            <text:p>105</text:p>
          </table:table-cell>
          <table:table-cell table:number-columns-repeated="10"/>
        </table:table-row>
        <table:table-row table:style-name="ro2">
          <table:table-cell table:formula="of:=[.A1113]+[.$D$1]" office:value-type="float" office:value="90.1999999999992">
            <text:p>90.2</text:p>
          </table:table-cell>
          <table:table-cell table:formula="of:=[.$M$2]+[.$M$3]*[.A1114]+[.$M$4]*[.A1114]^2+[.$M$5]*[.A1114]^3+[.$M$6]*[.A1114]^4+[.$N$2]*[.A1114]^5+[.$N$3]*[.A1114]^6+[.$N$4]*[.A1114]^7+[.$N$5]*[.A1114]^8+[.$N$6]*[.A1114]^9" office:value-type="float" office:value="7.13428631163784">
            <text:p>7.1342863116</text:p>
          </table:table-cell>
          <table:table-cell table:formula="of:=[.B1114]/([.$B$2]+[.B1114])*[.$B$1]" office:value-type="float" office:value="1.11294851667894">
            <text:p>1.1129485167</text:p>
          </table:table-cell>
          <table:table-cell table:formula="of:=[.$D$5]*[.C1114]-[.$D$4]" office:value-type="float" office:value="0.514918038588166">
            <text:p>0.5149180386</text:p>
          </table:table-cell>
          <table:table-cell table:formula="of:=INT([.D1114]/[.$B$1]*1024)" office:value-type="float" office:value="105">
            <text:p>105</text:p>
          </table:table-cell>
          <table:table-cell table:number-columns-repeated="10"/>
        </table:table-row>
        <table:table-row table:style-name="ro2">
          <table:table-cell table:formula="of:=[.A1114]+[.$D$1]" office:value-type="float" office:value="90.2999999999992">
            <text:p>90.3</text:p>
          </table:table-cell>
          <table:table-cell table:formula="of:=[.$M$2]+[.$M$3]*[.A1115]+[.$M$4]*[.A1115]^2+[.$M$5]*[.A1115]^3+[.$M$6]*[.A1115]^4+[.$N$2]*[.A1115]^5+[.$N$3]*[.A1115]^6+[.$N$4]*[.A1115]^7+[.$N$5]*[.A1115]^8+[.$N$6]*[.A1115]^9" office:value-type="float" office:value="7.11891735087001">
            <text:p>7.1189173509</text:p>
          </table:table-cell>
          <table:table-cell table:formula="of:=[.B1115]/([.$B$2]+[.B1115])*[.$B$1]" office:value-type="float" office:value="1.11108373656056">
            <text:p>1.1110837366</text:p>
          </table:table-cell>
          <table:table-cell table:formula="of:=[.$D$5]*[.C1115]-[.$D$4]" office:value-type="float" office:value="0.512272797129647">
            <text:p>0.5122727971</text:p>
          </table:table-cell>
          <table:table-cell table:formula="of:=INT([.D1115]/[.$B$1]*1024)" office:value-type="float" office:value="104">
            <text:p>104</text:p>
          </table:table-cell>
          <table:table-cell table:number-columns-repeated="10"/>
        </table:table-row>
        <table:table-row table:style-name="ro2">
          <table:table-cell table:formula="of:=[.A1115]+[.$D$1]" office:value-type="float" office:value="90.3999999999992">
            <text:p>90.4</text:p>
          </table:table-cell>
          <table:table-cell table:formula="of:=[.$M$2]+[.$M$3]*[.A1116]+[.$M$4]*[.A1116]^2+[.$M$5]*[.A1116]^3+[.$M$6]*[.A1116]^4+[.$N$2]*[.A1116]^5+[.$N$3]*[.A1116]^6+[.$N$4]*[.A1116]^7+[.$N$5]*[.A1116]^8+[.$N$6]*[.A1116]^9" office:value-type="float" office:value="7.10360234783366">
            <text:p>7.1036023478</text:p>
          </table:table-cell>
          <table:table-cell table:formula="of:=[.B1116]/([.$B$2]+[.B1116])*[.$B$1]" office:value-type="float" office:value="1.109223722694">
            <text:p>1.1092237227</text:p>
          </table:table-cell>
          <table:table-cell table:formula="of:=[.$D$5]*[.C1116]-[.$D$4]" office:value-type="float" office:value="0.509634316729314">
            <text:p>0.5096343167</text:p>
          </table:table-cell>
          <table:table-cell table:formula="of:=INT([.D1116]/[.$B$1]*1024)" office:value-type="float" office:value="104">
            <text:p>104</text:p>
          </table:table-cell>
          <table:table-cell table:number-columns-repeated="10"/>
        </table:table-row>
        <table:table-row table:style-name="ro2">
          <table:table-cell table:formula="of:=[.A1116]+[.$D$1]" office:value-type="float" office:value="90.4999999999992">
            <text:p>90.5</text:p>
          </table:table-cell>
          <table:table-cell table:formula="of:=[.$M$2]+[.$M$3]*[.A1117]+[.$M$4]*[.A1117]^2+[.$M$5]*[.A1117]^3+[.$M$6]*[.A1117]^4+[.$N$2]*[.A1117]^5+[.$N$3]*[.A1117]^6+[.$N$4]*[.A1117]^7+[.$N$5]*[.A1117]^8+[.$N$6]*[.A1117]^9" office:value-type="float" office:value="7.08834105880894">
            <text:p>7.0883410588</text:p>
          </table:table-cell>
          <table:table-cell table:formula="of:=[.B1117]/([.$B$2]+[.B1117])*[.$B$1]" office:value-type="float" office:value="1.10736846168649">
            <text:p>1.1073684617</text:p>
          </table:table-cell>
          <table:table-cell table:formula="of:=[.$D$5]*[.C1117]-[.$D$4]" office:value-type="float" office:value="0.507002578389179">
            <text:p>0.5070025784</text:p>
          </table:table-cell>
          <table:table-cell table:formula="of:=INT([.D1117]/[.$B$1]*1024)" office:value-type="float" office:value="103">
            <text:p>103</text:p>
          </table:table-cell>
          <table:table-cell table:number-columns-repeated="10"/>
        </table:table-row>
        <table:table-row table:style-name="ro2">
          <table:table-cell table:formula="of:=[.A1117]+[.$D$1]" office:value-type="float" office:value="90.5999999999991">
            <text:p>90.6</text:p>
          </table:table-cell>
          <table:table-cell table:formula="of:=[.$M$2]+[.$M$3]*[.A1118]+[.$M$4]*[.A1118]^2+[.$M$5]*[.A1118]^3+[.$M$6]*[.A1118]^4+[.$N$2]*[.A1118]^5+[.$N$3]*[.A1118]^6+[.$N$4]*[.A1118]^7+[.$N$5]*[.A1118]^8+[.$N$6]*[.A1118]^9" office:value-type="float" office:value="7.07313324001755">
            <text:p>7.07313324</text:p>
          </table:table-cell>
          <table:table-cell table:formula="of:=[.B1118]/([.$B$2]+[.B1118])*[.$B$1]" office:value-type="float" office:value="1.10551794000807">
            <text:p>1.10551794</text:p>
          </table:table-cell>
          <table:table-cell table:formula="of:=[.$D$5]*[.C1118]-[.$D$4]" office:value-type="float" office:value="0.504377562916616">
            <text:p>0.5043775629</text:p>
          </table:table-cell>
          <table:table-cell table:formula="of:=INT([.D1118]/[.$B$1]*1024)" office:value-type="float" office:value="103">
            <text:p>103</text:p>
          </table:table-cell>
          <table:table-cell table:number-columns-repeated="10"/>
        </table:table-row>
        <table:table-row table:style-name="ro2">
          <table:table-cell table:formula="of:=[.A1118]+[.$D$1]" office:value-type="float" office:value="90.6999999999991">
            <text:p>90.7</text:p>
          </table:table-cell>
          <table:table-cell table:formula="of:=[.$M$2]+[.$M$3]*[.A1119]+[.$M$4]*[.A1119]^2+[.$M$5]*[.A1119]^3+[.$M$6]*[.A1119]^4+[.$N$2]*[.A1119]^5+[.$N$3]*[.A1119]^6+[.$N$4]*[.A1119]^7+[.$N$5]*[.A1119]^8+[.$N$6]*[.A1119]^9" office:value-type="float" office:value="7.05797864762893">
            <text:p>7.0579786476</text:p>
          </table:table-cell>
          <table:table-cell table:formula="of:=[.B1119]/([.$B$2]+[.B1119])*[.$B$1]" office:value-type="float" office:value="1.10367214399255">
            <text:p>1.103672144</text:p>
          </table:table-cell>
          <table:table-cell table:formula="of:=[.$D$5]*[.C1119]-[.$D$4]" office:value-type="float" office:value="0.501759250925778">
            <text:p>0.5017592509</text:p>
          </table:table-cell>
          <table:table-cell table:formula="of:=INT([.D1119]/[.$B$1]*1024)" office:value-type="float" office:value="102">
            <text:p>102</text:p>
          </table:table-cell>
          <table:table-cell table:number-columns-repeated="10"/>
        </table:table-row>
        <table:table-row table:style-name="ro2">
          <table:table-cell table:formula="of:=[.A1119]+[.$D$1]" office:value-type="float" office:value="90.7999999999991">
            <text:p>90.8</text:p>
          </table:table-cell>
          <table:table-cell table:formula="of:=[.$M$2]+[.$M$3]*[.A1120]+[.$M$4]*[.A1120]^2+[.$M$5]*[.A1120]^3+[.$M$6]*[.A1120]^4+[.$N$2]*[.A1120]^5+[.$N$3]*[.A1120]^6+[.$N$4]*[.A1120]^7+[.$N$5]*[.A1120]^8+[.$N$6]*[.A1120]^9" office:value-type="float" office:value="7.04287703776512">
            <text:p>7.0428770378</text:p>
          </table:table-cell>
          <table:table-cell table:formula="of:=[.B1120]/([.$B$2]+[.B1120])*[.$B$1]" office:value-type="float" office:value="1.1018310598384">
            <text:p>1.1018310598</text:p>
          </table:table-cell>
          <table:table-cell table:formula="of:=[.$D$5]*[.C1120]-[.$D$4]" office:value-type="float" office:value="0.499147622838794">
            <text:p>0.4991476228</text:p>
          </table:table-cell>
          <table:table-cell table:formula="of:=INT([.D1120]/[.$B$1]*1024)" office:value-type="float" office:value="102">
            <text:p>102</text:p>
          </table:table-cell>
          <table:table-cell table:number-columns-repeated="10"/>
        </table:table-row>
        <table:table-row table:style-name="ro2">
          <table:table-cell table:formula="of:=[.A1120]+[.$D$1]" office:value-type="float" office:value="90.8999999999991">
            <text:p>90.9</text:p>
          </table:table-cell>
          <table:table-cell table:formula="of:=[.$M$2]+[.$M$3]*[.A1121]+[.$M$4]*[.A1121]^2+[.$M$5]*[.A1121]^3+[.$M$6]*[.A1121]^4+[.$N$2]*[.A1121]^5+[.$N$3]*[.A1121]^6+[.$N$4]*[.A1121]^7+[.$N$5]*[.A1121]^8+[.$N$6]*[.A1121]^9" office:value-type="float" office:value="7.02782816650793">
            <text:p>7.0278281665</text:p>
          </table:table-cell>
          <table:table-cell table:formula="of:=[.B1121]/([.$B$2]+[.B1121])*[.$B$1]" office:value-type="float" office:value="1.09999467360982">
            <text:p>1.0999946736</text:p>
          </table:table-cell>
          <table:table-cell table:formula="of:=[.$D$5]*[.C1121]-[.$D$4]" office:value-type="float" office:value="0.496542658887373">
            <text:p>0.4965426589</text:p>
          </table:table-cell>
          <table:table-cell table:formula="of:=INT([.D1121]/[.$B$1]*1024)" office:value-type="float" office:value="101">
            <text:p>101</text:p>
          </table:table-cell>
          <table:table-cell table:number-columns-repeated="10"/>
        </table:table-row>
        <table:table-row table:style-name="ro2">
          <table:table-cell table:formula="of:=[.A1121]+[.$D$1]" office:value-type="float" office:value="90.9999999999991">
            <text:p>91</text:p>
          </table:table-cell>
          <table:table-cell table:formula="of:=[.$M$2]+[.$M$3]*[.A1122]+[.$M$4]*[.A1122]^2+[.$M$5]*[.A1122]^3+[.$M$6]*[.A1122]^4+[.$N$2]*[.A1122]^5+[.$N$3]*[.A1122]^6+[.$N$4]*[.A1122]^7+[.$N$5]*[.A1122]^8+[.$N$6]*[.A1122]^9" office:value-type="float" office:value="7.01283178990371">
            <text:p>7.0128317899</text:p>
          </table:table-cell>
          <table:table-cell table:formula="of:=[.B1122]/([.$B$2]+[.B1122])*[.$B$1]" office:value-type="float" office:value="1.09816297123763">
            <text:p>1.0981629712</text:p>
          </table:table-cell>
          <table:table-cell table:formula="of:=[.$D$5]*[.C1122]-[.$D$4]" office:value-type="float" office:value="0.493944339113994">
            <text:p>0.4939443391</text:p>
          </table:table-cell>
          <table:table-cell table:formula="of:=INT([.D1122]/[.$B$1]*1024)" office:value-type="float" office:value="101">
            <text:p>101</text:p>
          </table:table-cell>
          <table:table-cell table:number-columns-repeated="10"/>
        </table:table-row>
        <table:table-row table:style-name="ro2">
          <table:table-cell table:formula="of:=[.A1122]+[.$D$1]" office:value-type="float" office:value="91.0999999999991">
            <text:p>91.1</text:p>
          </table:table-cell>
          <table:table-cell table:formula="of:=[.$M$2]+[.$M$3]*[.A1123]+[.$M$4]*[.A1123]^2+[.$M$5]*[.A1123]^3+[.$M$6]*[.A1123]^4+[.$N$2]*[.A1123]^5+[.$N$3]*[.A1123]^6+[.$N$4]*[.A1123]^7+[.$N$5]*[.A1123]^8+[.$N$6]*[.A1123]^9" office:value-type="float" office:value="6.99788766396981">
            <text:p>6.997887664</text:p>
          </table:table-cell>
          <table:table-cell table:formula="of:=[.B1123]/([.$B$2]+[.B1123])*[.$B$1]" office:value-type="float" office:value="1.09633593852032">
            <text:p>1.0963359385</text:p>
          </table:table-cell>
          <table:table-cell table:formula="of:=[.$D$5]*[.C1123]-[.$D$4]" office:value-type="float" office:value="0.491352643373415">
            <text:p>0.4913526434</text:p>
          </table:table-cell>
          <table:table-cell table:formula="of:=INT([.D1123]/[.$B$1]*1024)" office:value-type="float" office:value="100">
            <text:p>100</text:p>
          </table:table-cell>
          <table:table-cell table:number-columns-repeated="10"/>
        </table:table-row>
        <table:table-row table:style-name="ro2">
          <table:table-cell table:formula="of:=[.A1123]+[.$D$1]" office:value-type="float" office:value="91.1999999999991">
            <text:p>91.2</text:p>
          </table:table-cell>
          <table:table-cell table:formula="of:=[.$M$2]+[.$M$3]*[.A1124]+[.$M$4]*[.A1124]^2+[.$M$5]*[.A1124]^3+[.$M$6]*[.A1124]^4+[.$N$2]*[.A1124]^5+[.$N$3]*[.A1124]^6+[.$N$4]*[.A1124]^7+[.$N$5]*[.A1124]^8+[.$N$6]*[.A1124]^9" office:value-type="float" office:value="6.98299554470054">
            <text:p>6.9829955447</text:p>
          </table:table-cell>
          <table:table-cell table:formula="of:=[.B1124]/([.$B$2]+[.B1124])*[.$B$1]" office:value-type="float" office:value="1.09451356112503">
            <text:p>1.0945135611</text:p>
          </table:table-cell>
          <table:table-cell table:formula="of:=[.$D$5]*[.C1124]-[.$D$4]" office:value-type="float" office:value="0.488767551334084">
            <text:p>0.4887675513</text:p>
          </table:table-cell>
          <table:table-cell table:formula="of:=INT([.D1124]/[.$B$1]*1024)" office:value-type="float" office:value="100">
            <text:p>100</text:p>
          </table:table-cell>
          <table:table-cell table:number-columns-repeated="10"/>
        </table:table-row>
        <table:table-row table:style-name="ro2">
          <table:table-cell table:formula="of:=[.A1124]+[.$D$1]" office:value-type="float" office:value="91.2999999999991">
            <text:p>91.3</text:p>
          </table:table-cell>
          <table:table-cell table:formula="of:=[.$M$2]+[.$M$3]*[.A1125]+[.$M$4]*[.A1125]^2+[.$M$5]*[.A1125]^3+[.$M$6]*[.A1125]^4+[.$N$2]*[.A1125]^5+[.$N$3]*[.A1125]^6+[.$N$4]*[.A1125]^7+[.$N$5]*[.A1125]^8+[.$N$6]*[.A1125]^9" office:value-type="float" office:value="6.96815518807267">
            <text:p>6.9681551881</text:p>
          </table:table-cell>
          <table:table-cell table:formula="of:=[.B1125]/([.$B$2]+[.B1125])*[.$B$1]" office:value-type="float" office:value="1.0926958245885">
            <text:p>1.0926958246</text:p>
          </table:table-cell>
          <table:table-cell table:formula="of:=[.$D$5]*[.C1125]-[.$D$4]" office:value-type="float" office:value="0.486189042479493">
            <text:p>0.4861890425</text:p>
          </table:table-cell>
          <table:table-cell table:formula="of:=INT([.D1125]/[.$B$1]*1024)" office:value-type="float" office:value="99">
            <text:p>99</text:p>
          </table:table-cell>
          <table:table-cell table:number-columns-repeated="10"/>
        </table:table-row>
        <table:table-row table:style-name="ro2">
          <table:table-cell table:formula="of:=[.A1125]+[.$D$1]" office:value-type="float" office:value="91.3999999999991">
            <text:p>91.4</text:p>
          </table:table-cell>
          <table:table-cell table:formula="of:=[.$M$2]+[.$M$3]*[.A1126]+[.$M$4]*[.A1126]^2+[.$M$5]*[.A1126]^3+[.$M$6]*[.A1126]^4+[.$N$2]*[.A1126]^5+[.$N$3]*[.A1126]^6+[.$N$4]*[.A1126]^7+[.$N$5]*[.A1126]^8+[.$N$6]*[.A1126]^9" office:value-type="float" office:value="6.95336635005148">
            <text:p>6.9533663501</text:p>
          </table:table-cell>
          <table:table-cell table:formula="of:=[.B1126]/([.$B$2]+[.B1126])*[.$B$1]" office:value-type="float" office:value="1.09088271431813">
            <text:p>1.0908827143</text:p>
          </table:table-cell>
          <table:table-cell table:formula="of:=[.$D$5]*[.C1126]-[.$D$4]" office:value-type="float" office:value="0.483617096109626">
            <text:p>0.4836170961</text:p>
          </table:table-cell>
          <table:table-cell table:formula="of:=INT([.D1126]/[.$B$1]*1024)" office:value-type="float" office:value="99">
            <text:p>99</text:p>
          </table:table-cell>
          <table:table-cell table:number-columns-repeated="10"/>
        </table:table-row>
        <table:table-row table:style-name="ro2">
          <table:table-cell table:formula="of:=[.A1126]+[.$D$1]" office:value-type="float" office:value="91.4999999999991">
            <text:p>91.5</text:p>
          </table:table-cell>
          <table:table-cell table:formula="of:=[.$M$2]+[.$M$3]*[.A1127]+[.$M$4]*[.A1127]^2+[.$M$5]*[.A1127]^3+[.$M$6]*[.A1127]^4+[.$N$2]*[.A1127]^5+[.$N$3]*[.A1127]^6+[.$N$4]*[.A1127]^7+[.$N$5]*[.A1127]^8+[.$N$6]*[.A1127]^9" office:value-type="float" office:value="6.93862878659713">
            <text:p>6.9386287866</text:p>
          </table:table-cell>
          <table:table-cell table:formula="of:=[.B1127]/([.$B$2]+[.B1127])*[.$B$1]" office:value-type="float" office:value="1.08907421559302">
            <text:p>1.0890742156</text:p>
          </table:table-cell>
          <table:table-cell table:formula="of:=[.$D$5]*[.C1127]-[.$D$4]" office:value-type="float" office:value="0.481051691342483">
            <text:p>0.4810516913</text:p>
          </table:table-cell>
          <table:table-cell table:formula="of:=INT([.D1127]/[.$B$1]*1024)" office:value-type="float" office:value="98">
            <text:p>98</text:p>
          </table:table-cell>
          <table:table-cell table:number-columns-repeated="10"/>
        </table:table-row>
        <table:table-row table:style-name="ro2">
          <table:table-cell table:formula="of:=[.A1127]+[.$D$1]" office:value-type="float" office:value="91.5999999999991">
            <text:p>91.6</text:p>
          </table:table-cell>
          <table:table-cell table:formula="of:=[.$M$2]+[.$M$3]*[.A1128]+[.$M$4]*[.A1128]^2+[.$M$5]*[.A1128]^3+[.$M$6]*[.A1128]^4+[.$N$2]*[.A1128]^5+[.$N$3]*[.A1128]^6+[.$N$4]*[.A1128]^7+[.$N$5]*[.A1128]^8+[.$N$6]*[.A1128]^9" office:value-type="float" office:value="6.92394225367033">
            <text:p>6.9239422537</text:p>
          </table:table-cell>
          <table:table-cell table:formula="of:=[.B1128]/([.$B$2]+[.B1128])*[.$B$1]" office:value-type="float" office:value="1.08727031356495">
            <text:p>1.0872703136</text:p>
          </table:table-cell>
          <table:table-cell table:formula="of:=[.$D$5]*[.C1128]-[.$D$4]" office:value-type="float" office:value="0.47849280711547">
            <text:p>0.4784928071</text:p>
          </table:table-cell>
          <table:table-cell table:formula="of:=INT([.D1128]/[.$B$1]*1024)" office:value-type="float" office:value="97">
            <text:p>97</text:p>
          </table:table-cell>
          <table:table-cell table:number-columns-repeated="10"/>
        </table:table-row>
        <table:table-row table:style-name="ro2">
          <table:table-cell table:formula="of:=[.A1128]+[.$D$1]" office:value-type="float" office:value="91.6999999999991">
            <text:p>91.7</text:p>
          </table:table-cell>
          <table:table-cell table:formula="of:=[.$M$2]+[.$M$3]*[.A1129]+[.$M$4]*[.A1129]^2+[.$M$5]*[.A1129]^3+[.$M$6]*[.A1129]^4+[.$N$2]*[.A1129]^5+[.$N$3]*[.A1129]^6+[.$N$4]*[.A1129]^7+[.$N$5]*[.A1129]^8+[.$N$6]*[.A1129]^9" office:value-type="float" office:value="6.90930650723779">
            <text:p>6.9093065072</text:p>
          </table:table-cell>
          <table:table-cell table:formula="of:=[.B1129]/([.$B$2]+[.B1129])*[.$B$1]" office:value-type="float" office:value="1.08547099325938">
            <text:p>1.0854709933</text:p>
          </table:table-cell>
          <table:table-cell table:formula="of:=[.$D$5]*[.C1129]-[.$D$4]" office:value-type="float" office:value="0.475940422186783">
            <text:p>0.4759404222</text:p>
          </table:table-cell>
          <table:table-cell table:formula="of:=INT([.D1129]/[.$B$1]*1024)" office:value-type="float" office:value="97">
            <text:p>97</text:p>
          </table:table-cell>
          <table:table-cell table:number-columns-repeated="10"/>
        </table:table-row>
        <table:table-row table:style-name="ro2">
          <table:table-cell table:formula="of:=[.A1129]+[.$D$1]" office:value-type="float" office:value="91.7999999999991">
            <text:p>91.8</text:p>
          </table:table-cell>
          <table:table-cell table:formula="of:=[.$M$2]+[.$M$3]*[.A1130]+[.$M$4]*[.A1130]^2+[.$M$5]*[.A1130]^3+[.$M$6]*[.A1130]^4+[.$N$2]*[.A1130]^5+[.$N$3]*[.A1130]^6+[.$N$4]*[.A1130]^7+[.$N$5]*[.A1130]^8+[.$N$6]*[.A1130]^9" office:value-type="float" office:value="6.89472130327932">
            <text:p>6.8947213033</text:p>
          </table:table-cell>
          <table:table-cell table:formula="of:=[.B1130]/([.$B$2]+[.B1130])*[.$B$1]" office:value-type="float" office:value="1.0836762395766">
            <text:p>1.0836762396</text:p>
          </table:table-cell>
          <table:table-cell table:formula="of:=[.$D$5]*[.C1130]-[.$D$4]" office:value-type="float" office:value="0.473394515137075">
            <text:p>0.4733945151</text:p>
          </table:table-cell>
          <table:table-cell table:formula="of:=INT([.D1130]/[.$B$1]*1024)" office:value-type="float" office:value="96">
            <text:p>96</text:p>
          </table:table-cell>
          <table:table-cell table:number-columns-repeated="10"/>
        </table:table-row>
        <table:table-row table:style-name="ro2">
          <table:table-cell table:formula="of:=[.A1130]+[.$D$1]" office:value-type="float" office:value="91.8999999999991">
            <text:p>91.9</text:p>
          </table:table-cell>
          <table:table-cell table:formula="of:=[.$M$2]+[.$M$3]*[.A1131]+[.$M$4]*[.A1131]^2+[.$M$5]*[.A1131]^3+[.$M$6]*[.A1131]^4+[.$N$2]*[.A1131]^5+[.$N$3]*[.A1131]^6+[.$N$4]*[.A1131]^7+[.$N$5]*[.A1131]^8+[.$N$6]*[.A1131]^9" office:value-type="float" office:value="6.88018639779289">
            <text:p>6.8801863978</text:p>
          </table:table-cell>
          <table:table-cell table:formula="of:=[.B1131]/([.$B$2]+[.B1131])*[.$B$1]" office:value-type="float" office:value="1.08188603729267">
            <text:p>1.0818860373</text:p>
          </table:table-cell>
          <table:table-cell table:formula="of:=[.$D$5]*[.C1131]-[.$D$4]" office:value-type="float" office:value="0.470855064370764">
            <text:p>0.4708550644</text:p>
          </table:table-cell>
          <table:table-cell table:formula="of:=INT([.D1131]/[.$B$1]*1024)" office:value-type="float" office:value="96">
            <text:p>96</text:p>
          </table:table-cell>
          <table:table-cell table:number-columns-repeated="10"/>
        </table:table-row>
        <table:table-row table:style-name="ro2">
          <table:table-cell table:formula="of:=[.A1131]+[.$D$1]" office:value-type="float" office:value="91.9999999999991">
            <text:p>92</text:p>
          </table:table-cell>
          <table:table-cell table:formula="of:=[.$M$2]+[.$M$3]*[.A1132]+[.$M$4]*[.A1132]^2+[.$M$5]*[.A1132]^3+[.$M$6]*[.A1132]^4+[.$N$2]*[.A1132]^5+[.$N$3]*[.A1132]^6+[.$N$4]*[.A1132]^7+[.$N$5]*[.A1132]^8+[.$N$6]*[.A1132]^9" office:value-type="float" office:value="6.86570154680111">
            <text:p>6.8657015468</text:p>
          </table:table-cell>
          <table:table-cell table:formula="of:=[.B1132]/([.$B$2]+[.B1132])*[.$B$1]" office:value-type="float" office:value="1.08010037106052">
            <text:p>1.0801003711</text:p>
          </table:table-cell>
          <table:table-cell table:formula="of:=[.$D$5]*[.C1132]-[.$D$4]" office:value-type="float" office:value="0.468322048117629">
            <text:p>0.4683220481</text:p>
          </table:table-cell>
          <table:table-cell table:formula="of:=INT([.D1132]/[.$B$1]*1024)" office:value-type="float" office:value="95">
            <text:p>95</text:p>
          </table:table-cell>
          <table:table-cell table:number-columns-repeated="10"/>
        </table:table-row>
        <table:table-row table:style-name="ro2">
          <table:table-cell table:formula="of:=[.A1132]+[.$D$1]" office:value-type="float" office:value="92.0999999999991">
            <text:p>92.1</text:p>
          </table:table-cell>
          <table:table-cell table:formula="of:=[.$M$2]+[.$M$3]*[.A1133]+[.$M$4]*[.A1133]^2+[.$M$5]*[.A1133]^3+[.$M$6]*[.A1133]^4+[.$N$2]*[.A1133]^5+[.$N$3]*[.A1133]^6+[.$N$4]*[.A1133]^7+[.$N$5]*[.A1133]^8+[.$N$6]*[.A1133]^9" office:value-type="float" office:value="6.851266506357">
            <text:p>6.8512665064</text:p>
          </table:table-cell>
          <table:table-cell table:formula="of:=[.B1133]/([.$B$2]+[.B1133])*[.$B$1]" office:value-type="float" office:value="1.078319225411">
            <text:p>1.0783192254</text:p>
          </table:table-cell>
          <table:table-cell table:formula="of:=[.$D$5]*[.C1133]-[.$D$4]" office:value-type="float" office:value="0.465795444434249">
            <text:p>0.4657954444</text:p>
          </table:table-cell>
          <table:table-cell table:formula="of:=INT([.D1133]/[.$B$1]*1024)" office:value-type="float" office:value="95">
            <text:p>95</text:p>
          </table:table-cell>
          <table:table-cell table:number-columns-repeated="10"/>
        </table:table-row>
        <table:table-row table:style-name="ro2">
          <table:table-cell table:formula="of:=[.A1133]+[.$D$1]" office:value-type="float" office:value="92.1999999999991">
            <text:p>92.2</text:p>
          </table:table-cell>
          <table:table-cell table:formula="of:=[.$M$2]+[.$M$3]*[.A1134]+[.$M$4]*[.A1134]^2+[.$M$5]*[.A1134]^3+[.$M$6]*[.A1134]^4+[.$N$2]*[.A1134]^5+[.$N$3]*[.A1134]^6+[.$N$4]*[.A1134]^7+[.$N$5]*[.A1134]^8+[.$N$6]*[.A1134]^9" office:value-type="float" office:value="6.83688103255046">
            <text:p>6.8368810326</text:p>
          </table:table-cell>
          <table:table-cell table:formula="of:=[.B1134]/([.$B$2]+[.B1134])*[.$B$1]" office:value-type="float" office:value="1.07654258475398">
            <text:p>1.0765425848</text:p>
          </table:table-cell>
          <table:table-cell table:formula="of:=[.$D$5]*[.C1134]-[.$D$4]" office:value-type="float" office:value="0.463275231205608">
            <text:p>0.4632752312</text:p>
          </table:table-cell>
          <table:table-cell table:formula="of:=INT([.D1134]/[.$B$1]*1024)" office:value-type="float" office:value="94">
            <text:p>94</text:p>
          </table:table-cell>
          <table:table-cell table:number-columns-repeated="10"/>
        </table:table-row>
        <table:table-row table:style-name="ro2">
          <table:table-cell table:formula="of:=[.A1134]+[.$D$1]" office:value-type="float" office:value="92.299999999999">
            <text:p>92.3</text:p>
          </table:table-cell>
          <table:table-cell table:formula="of:=[.$M$2]+[.$M$3]*[.A1135]+[.$M$4]*[.A1135]^2+[.$M$5]*[.A1135]^3+[.$M$6]*[.A1135]^4+[.$N$2]*[.A1135]^5+[.$N$3]*[.A1135]^6+[.$N$4]*[.A1135]^7+[.$N$5]*[.A1135]^8+[.$N$6]*[.A1135]^9" office:value-type="float" office:value="6.82254488151362">
            <text:p>6.8225448815</text:p>
          </table:table-cell>
          <table:table-cell table:formula="of:=[.B1135]/([.$B$2]+[.B1135])*[.$B$1]" office:value-type="float" office:value="1.07477043337936">
            <text:p>1.0747704334</text:p>
          </table:table-cell>
          <table:table-cell table:formula="of:=[.$D$5]*[.C1135]-[.$D$4]" office:value-type="float" office:value="0.460761386146488">
            <text:p>0.4607613861</text:p>
          </table:table-cell>
          <table:table-cell table:formula="of:=INT([.D1135]/[.$B$1]*1024)" office:value-type="float" office:value="94">
            <text:p>94</text:p>
          </table:table-cell>
          <table:table-cell table:number-columns-repeated="10"/>
        </table:table-row>
        <table:table-row table:style-name="ro2">
          <table:table-cell table:formula="of:=[.A1135]+[.$D$1]" office:value-type="float" office:value="92.399999999999">
            <text:p>92.4</text:p>
          </table:table-cell>
          <table:table-cell table:formula="of:=[.$M$2]+[.$M$3]*[.A1136]+[.$M$4]*[.A1136]^2+[.$M$5]*[.A1136]^3+[.$M$6]*[.A1136]^4+[.$N$2]*[.A1136]^5+[.$N$3]*[.A1136]^6+[.$N$4]*[.A1136]^7+[.$N$5]*[.A1136]^8+[.$N$6]*[.A1136]^9" office:value-type="float" office:value="6.80825780942768">
            <text:p>6.8082578094</text:p>
          </table:table-cell>
          <table:table-cell table:formula="of:=[.B1136]/([.$B$2]+[.B1136])*[.$B$1]" office:value-type="float" office:value="1.07300275545822">
            <text:p>1.0730027555</text:p>
          </table:table-cell>
          <table:table-cell table:formula="of:=[.$D$5]*[.C1136]-[.$D$4]" office:value-type="float" office:value="0.45825388680314">
            <text:p>0.4582538868</text:p>
          </table:table-cell>
          <table:table-cell table:formula="of:=INT([.D1136]/[.$B$1]*1024)" office:value-type="float" office:value="93">
            <text:p>93</text:p>
          </table:table-cell>
          <table:table-cell table:number-columns-repeated="10"/>
        </table:table-row>
        <table:table-row table:style-name="ro2">
          <table:table-cell table:formula="of:=[.A1136]+[.$D$1]" office:value-type="float" office:value="92.499999999999">
            <text:p>92.5</text:p>
          </table:table-cell>
          <table:table-cell table:formula="of:=[.$M$2]+[.$M$3]*[.A1137]+[.$M$4]*[.A1137]^2+[.$M$5]*[.A1137]^3+[.$M$6]*[.A1137]^4+[.$N$2]*[.A1137]^5+[.$N$3]*[.A1137]^6+[.$N$4]*[.A1137]^7+[.$N$5]*[.A1137]^8+[.$N$6]*[.A1137]^9" office:value-type="float" office:value="6.79401957252858">
            <text:p>6.7940195725</text:p>
          </table:table-cell>
          <table:table-cell table:formula="of:=[.B1137]/([.$B$2]+[.B1137])*[.$B$1]" office:value-type="float" office:value="1.07123953504388">
            <text:p>1.071239535</text:p>
          </table:table-cell>
          <table:table-cell table:formula="of:=[.$D$5]*[.C1137]-[.$D$4]" office:value-type="float" office:value="0.455752710554759">
            <text:p>0.4557527106</text:p>
          </table:table-cell>
          <table:table-cell table:formula="of:=INT([.D1137]/[.$B$1]*1024)" office:value-type="float" office:value="93">
            <text:p>93</text:p>
          </table:table-cell>
          <table:table-cell table:number-columns-repeated="10"/>
        </table:table-row>
        <table:table-row table:style-name="ro2">
          <table:table-cell table:formula="of:=[.A1137]+[.$D$1]" office:value-type="float" office:value="92.599999999999">
            <text:p>92.6</text:p>
          </table:table-cell>
          <table:table-cell table:formula="of:=[.$M$2]+[.$M$3]*[.A1138]+[.$M$4]*[.A1138]^2+[.$M$5]*[.A1138]^3+[.$M$6]*[.A1138]^4+[.$N$2]*[.A1138]^5+[.$N$3]*[.A1138]^6+[.$N$4]*[.A1138]^7+[.$N$5]*[.A1138]^8+[.$N$6]*[.A1138]^9" office:value-type="float" office:value="6.77982992711292">
            <text:p>6.7798299271</text:p>
          </table:table-cell>
          <table:table-cell table:formula="of:=[.B1138]/([.$B$2]+[.B1138])*[.$B$1]" office:value-type="float" office:value="1.06948075607295">
            <text:p>1.0694807561</text:p>
          </table:table-cell>
          <table:table-cell table:formula="of:=[.$D$5]*[.C1138]-[.$D$4]" office:value-type="float" office:value="0.453257834615002">
            <text:p>0.4532578346</text:p>
          </table:table-cell>
          <table:table-cell table:formula="of:=INT([.D1138]/[.$B$1]*1024)" office:value-type="float" office:value="92">
            <text:p>92</text:p>
          </table:table-cell>
          <table:table-cell table:number-columns-repeated="10"/>
        </table:table-row>
        <table:table-row table:style-name="ro2">
          <table:table-cell table:formula="of:=[.A1138]+[.$D$1]" office:value-type="float" office:value="92.699999999999">
            <text:p>92.7</text:p>
          </table:table-cell>
          <table:table-cell table:formula="of:=[.$M$2]+[.$M$3]*[.A1139]+[.$M$4]*[.A1139]^2+[.$M$5]*[.A1139]^3+[.$M$6]*[.A1139]^4+[.$N$2]*[.A1139]^5+[.$N$3]*[.A1139]^6+[.$N$4]*[.A1139]^7+[.$N$5]*[.A1139]^8+[.$N$6]*[.A1139]^9" office:value-type="float" office:value="6.76568862954442">
            <text:p>6.7656886295</text:p>
          </table:table-cell>
          <table:table-cell table:formula="of:=[.B1139]/([.$B$2]+[.B1139])*[.$B$1]" office:value-type="float" office:value="1.06772640236652">
            <text:p>1.0677264024</text:p>
          </table:table-cell>
          <table:table-cell table:formula="of:=[.$D$5]*[.C1139]-[.$D$4]" office:value-type="float" office:value="0.450769236033621">
            <text:p>0.450769236</text:p>
          </table:table-cell>
          <table:table-cell table:formula="of:=INT([.D1139]/[.$B$1]*1024)" office:value-type="float" office:value="92">
            <text:p>92</text:p>
          </table:table-cell>
          <table:table-cell table:number-columns-repeated="10"/>
        </table:table-row>
        <table:table-row table:style-name="ro2">
          <table:table-cell table:formula="of:=[.A1139]+[.$D$1]" office:value-type="float" office:value="92.799999999999">
            <text:p>92.8</text:p>
          </table:table-cell>
          <table:table-cell table:formula="of:=[.$M$2]+[.$M$3]*[.A1140]+[.$M$4]*[.A1140]^2+[.$M$5]*[.A1140]^3+[.$M$6]*[.A1140]^4+[.$N$2]*[.A1140]^5+[.$N$3]*[.A1140]^6+[.$N$4]*[.A1140]^7+[.$N$5]*[.A1140]^8+[.$N$6]*[.A1140]^9" office:value-type="float" office:value="6.75159543626007">
            <text:p>6.7515954363</text:p>
          </table:table-cell>
          <table:table-cell table:formula="of:=[.B1140]/([.$B$2]+[.B1140])*[.$B$1]" office:value-type="float" office:value="1.06597645763121">
            <text:p>1.0659764576</text:p>
          </table:table-cell>
          <table:table-cell table:formula="of:=[.$D$5]*[.C1140]-[.$D$4]" office:value-type="float" office:value="0.448286891698031">
            <text:p>0.4482868917</text:p>
          </table:table-cell>
          <table:table-cell table:formula="of:=INT([.D1140]/[.$B$1]*1024)" office:value-type="float" office:value="91">
            <text:p>91</text:p>
          </table:table-cell>
          <table:table-cell table:number-columns-repeated="10"/>
        </table:table-row>
        <table:table-row table:style-name="ro2">
          <table:table-cell table:formula="of:=[.A1140]+[.$D$1]" office:value-type="float" office:value="92.899999999999">
            <text:p>92.9</text:p>
          </table:table-cell>
          <table:table-cell table:formula="of:=[.$M$2]+[.$M$3]*[.A1141]+[.$M$4]*[.A1141]^2+[.$M$5]*[.A1141]^3+[.$M$6]*[.A1141]^4+[.$N$2]*[.A1141]^5+[.$N$3]*[.A1141]^6+[.$N$4]*[.A1141]^7+[.$N$5]*[.A1141]^8+[.$N$6]*[.A1141]^9" office:value-type="float" office:value="6.73755010377582">
            <text:p>6.7375501038</text:p>
          </table:table-cell>
          <table:table-cell table:formula="of:=[.B1141]/([.$B$2]+[.B1141])*[.$B$1]" office:value-type="float" office:value="1.06423090546028">
            <text:p>1.0642309055</text:p>
          </table:table-cell>
          <table:table-cell table:formula="of:=[.$D$5]*[.C1141]-[.$D$4]" office:value-type="float" office:value="0.44581077833482">
            <text:p>0.4458107783</text:p>
          </table:table-cell>
          <table:table-cell table:formula="of:=INT([.D1141]/[.$B$1]*1024)" office:value-type="float" office:value="91">
            <text:p>91</text:p>
          </table:table-cell>
          <table:table-cell table:number-columns-repeated="10"/>
        </table:table-row>
        <table:table-row table:style-name="ro2">
          <table:table-cell table:formula="of:=[.A1141]+[.$D$1]" office:value-type="float" office:value="92.999999999999">
            <text:p>93</text:p>
          </table:table-cell>
          <table:table-cell table:formula="of:=[.$M$2]+[.$M$3]*[.A1142]+[.$M$4]*[.A1142]^2+[.$M$5]*[.A1142]^3+[.$M$6]*[.A1142]^4+[.$N$2]*[.A1142]^5+[.$N$3]*[.A1142]^6+[.$N$4]*[.A1142]^7+[.$N$5]*[.A1142]^8+[.$N$6]*[.A1142]^9" office:value-type="float" office:value="6.72355238869294">
            <text:p>6.7235523887</text:p>
          </table:table-cell>
          <table:table-cell table:formula="of:=[.B1142]/([.$B$2]+[.B1142])*[.$B$1]" office:value-type="float" office:value="1.06248972933476">
            <text:p>1.0624897293</text:p>
          </table:table-cell>
          <table:table-cell table:formula="of:=[.$D$5]*[.C1142]-[.$D$4]" office:value-type="float" office:value="0.44334087251138">
            <text:p>0.4433408725</text:p>
          </table:table-cell>
          <table:table-cell table:formula="of:=INT([.D1142]/[.$B$1]*1024)" office:value-type="float" office:value="90">
            <text:p>90</text:p>
          </table:table-cell>
          <table:table-cell table:number-columns-repeated="10"/>
        </table:table-row>
        <table:table-row table:style-name="ro2">
          <table:table-cell table:formula="of:=[.A1142]+[.$D$1]" office:value-type="float" office:value="93.099999999999">
            <text:p>93.1</text:p>
          </table:table-cell>
          <table:table-cell table:formula="of:=[.$M$2]+[.$M$3]*[.A1143]+[.$M$4]*[.A1143]^2+[.$M$5]*[.A1143]^3+[.$M$6]*[.A1143]^4+[.$N$2]*[.A1143]^5+[.$N$3]*[.A1143]^6+[.$N$4]*[.A1143]^7+[.$N$5]*[.A1143]^8+[.$N$6]*[.A1143]^9" office:value-type="float" office:value="6.70960204770465">
            <text:p>6.7096020477</text:p>
          </table:table-cell>
          <table:table-cell table:formula="of:=[.B1143]/([.$B$2]+[.B1143])*[.$B$1]" office:value-type="float" office:value="1.06075291262464">
            <text:p>1.0607529126</text:p>
          </table:table-cell>
          <table:table-cell table:formula="of:=[.$D$5]*[.C1143]-[.$D$4]" office:value-type="float" office:value="0.440877150637586">
            <text:p>0.4408771506</text:p>
          </table:table-cell>
          <table:table-cell table:formula="of:=INT([.D1143]/[.$B$1]*1024)" office:value-type="float" office:value="90">
            <text:p>90</text:p>
          </table:table-cell>
          <table:table-cell table:number-columns-repeated="10"/>
        </table:table-row>
        <table:table-row table:style-name="ro2">
          <table:table-cell table:formula="of:=[.A1143]+[.$D$1]" office:value-type="float" office:value="93.199999999999">
            <text:p>93.2</text:p>
          </table:table-cell>
          <table:table-cell table:formula="of:=[.$M$2]+[.$M$3]*[.A1144]+[.$M$4]*[.A1144]^2+[.$M$5]*[.A1144]^3+[.$M$6]*[.A1144]^4+[.$N$2]*[.A1144]^5+[.$N$3]*[.A1144]^6+[.$N$4]*[.A1144]^7+[.$N$5]*[.A1144]^8+[.$N$6]*[.A1144]^9" office:value-type="float" office:value="6.69569883760128">
            <text:p>6.6956988376</text:p>
          </table:table-cell>
          <table:table-cell table:formula="of:=[.B1144]/([.$B$2]+[.B1144])*[.$B$1]" office:value-type="float" office:value="1.05902043858988">
            <text:p>1.0590204386</text:p>
          </table:table-cell>
          <table:table-cell table:formula="of:=[.$D$5]*[.C1144]-[.$D$4]" office:value-type="float" office:value="0.438419588967228">
            <text:p>0.438419589</text:p>
          </table:table-cell>
          <table:table-cell table:formula="of:=INT([.D1144]/[.$B$1]*1024)" office:value-type="float" office:value="89">
            <text:p>89</text:p>
          </table:table-cell>
          <table:table-cell table:number-columns-repeated="10"/>
        </table:table-row>
        <table:table-row table:style-name="ro2">
          <table:table-cell table:formula="of:=[.A1144]+[.$D$1]" office:value-type="float" office:value="93.299999999999">
            <text:p>93.3</text:p>
          </table:table-cell>
          <table:table-cell table:formula="of:=[.$M$2]+[.$M$3]*[.A1145]+[.$M$4]*[.A1145]^2+[.$M$5]*[.A1145]^3+[.$M$6]*[.A1145]^4+[.$N$2]*[.A1145]^5+[.$N$3]*[.A1145]^6+[.$N$4]*[.A1145]^7+[.$N$5]*[.A1145]^8+[.$N$6]*[.A1145]^9" office:value-type="float" office:value="6.68184251527728">
            <text:p>6.6818425153</text:p>
          </table:table-cell>
          <table:table-cell table:formula="of:=[.B1145]/([.$B$2]+[.B1145])*[.$B$1]" office:value-type="float" office:value="1.05729229038164">
            <text:p>1.0572922904</text:p>
          </table:table-cell>
          <table:table-cell table:formula="of:=[.$D$5]*[.C1145]-[.$D$4]" office:value-type="float" office:value="0.435968163599774">
            <text:p>0.4359681636</text:p>
          </table:table-cell>
          <table:table-cell table:formula="of:=INT([.D1145]/[.$B$1]*1024)" office:value-type="float" office:value="89">
            <text:p>89</text:p>
          </table:table-cell>
          <table:table-cell table:number-columns-repeated="10"/>
        </table:table-row>
        <table:table-row table:style-name="ro2">
          <table:table-cell table:formula="of:=[.A1145]+[.$D$1]" office:value-type="float" office:value="93.399999999999">
            <text:p>93.4</text:p>
          </table:table-cell>
          <table:table-cell table:formula="of:=[.$M$2]+[.$M$3]*[.A1146]+[.$M$4]*[.A1146]^2+[.$M$5]*[.A1146]^3+[.$M$6]*[.A1146]^4+[.$N$2]*[.A1146]^5+[.$N$3]*[.A1146]^6+[.$N$4]*[.A1146]^7+[.$N$5]*[.A1146]^8+[.$N$6]*[.A1146]^9" office:value-type="float" office:value="6.66803283773674">
            <text:p>6.6680328377</text:p>
          </table:table-cell>
          <table:table-cell table:formula="of:=[.B1146]/([.$B$2]+[.B1146])*[.$B$1]" office:value-type="float" office:value="1.05556845104337">
            <text:p>1.055568451</text:p>
          </table:table-cell>
          <table:table-cell table:formula="of:=[.$D$5]*[.C1146]-[.$D$4]" office:value-type="float" office:value="0.433522850481886">
            <text:p>0.4335228505</text:p>
          </table:table-cell>
          <table:table-cell table:formula="of:=INT([.D1146]/[.$B$1]*1024)" office:value-type="float" office:value="88">
            <text:p>88</text:p>
          </table:table-cell>
          <table:table-cell table:number-columns-repeated="10"/>
        </table:table-row>
        <table:table-row table:style-name="ro2">
          <table:table-cell table:formula="of:=[.A1146]+[.$D$1]" office:value-type="float" office:value="93.499999999999">
            <text:p>93.5</text:p>
          </table:table-cell>
          <table:table-cell table:formula="of:=[.$M$2]+[.$M$3]*[.A1147]+[.$M$4]*[.A1147]^2+[.$M$5]*[.A1147]^3+[.$M$6]*[.A1147]^4+[.$N$2]*[.A1147]^5+[.$N$3]*[.A1147]^6+[.$N$4]*[.A1147]^7+[.$N$5]*[.A1147]^8+[.$N$6]*[.A1147]^9" office:value-type="float" office:value="6.65426956210049">
            <text:p>6.6542695621</text:p>
          </table:table-cell>
          <table:table-cell table:formula="of:=[.B1147]/([.$B$2]+[.B1147])*[.$B$1]" office:value-type="float" office:value="1.05384890351203">
            <text:p>1.0538489035</text:p>
          </table:table-cell>
          <table:table-cell table:formula="of:=[.$D$5]*[.C1147]-[.$D$4]" office:value-type="float" office:value="0.431083625409199">
            <text:p>0.4310836254</text:p>
          </table:table-cell>
          <table:table-cell table:formula="of:=INT([.D1147]/[.$B$1]*1024)" office:value-type="float" office:value="88">
            <text:p>88</text:p>
          </table:table-cell>
          <table:table-cell table:number-columns-repeated="10"/>
        </table:table-row>
        <table:table-row table:style-name="ro2">
          <table:table-cell table:formula="of:=[.A1147]+[.$D$1]" office:value-type="float" office:value="93.599999999999">
            <text:p>93.6</text:p>
          </table:table-cell>
          <table:table-cell table:formula="of:=[.$M$2]+[.$M$3]*[.A1148]+[.$M$4]*[.A1148]^2+[.$M$5]*[.A1148]^3+[.$M$6]*[.A1148]^4+[.$N$2]*[.A1148]^5+[.$N$3]*[.A1148]^6+[.$N$4]*[.A1148]^7+[.$N$5]*[.A1148]^8+[.$N$6]*[.A1148]^9" office:value-type="float" office:value="6.64055244561138">
            <text:p>6.6405524456</text:p>
          </table:table-cell>
          <table:table-cell table:formula="of:=[.B1148]/([.$B$2]+[.B1148])*[.$B$1]" office:value-type="float" office:value="1.0521336306192">
            <text:p>1.0521336306</text:p>
          </table:table-cell>
          <table:table-cell table:formula="of:=[.$D$5]*[.C1148]-[.$D$4]" office:value-type="float" office:value="0.428650464027813">
            <text:p>0.428650464</text:p>
          </table:table-cell>
          <table:table-cell table:formula="of:=INT([.D1148]/[.$B$1]*1024)" office:value-type="float" office:value="87">
            <text:p>87</text:p>
          </table:table-cell>
          <table:table-cell table:number-columns-repeated="10"/>
        </table:table-row>
        <table:table-row table:style-name="ro2">
          <table:table-cell table:formula="of:=[.A1148]+[.$D$1]" office:value-type="float" office:value="93.699999999999">
            <text:p>93.7</text:p>
          </table:table-cell>
          <table:table-cell table:formula="of:=[.$M$2]+[.$M$3]*[.A1149]+[.$M$4]*[.A1149]^2+[.$M$5]*[.A1149]^3+[.$M$6]*[.A1149]^4+[.$N$2]*[.A1149]^5+[.$N$3]*[.A1149]^6+[.$N$4]*[.A1149]^7+[.$N$5]*[.A1149]^8+[.$N$6]*[.A1149]^9" office:value-type="float" office:value="6.62688124564057">
            <text:p>6.6268812456</text:p>
          </table:table-cell>
          <table:table-cell table:formula="of:=[.B1149]/([.$B$2]+[.B1149])*[.$B$1]" office:value-type="float" office:value="1.05042261509218">
            <text:p>1.0504226151</text:p>
          </table:table-cell>
          <table:table-cell table:formula="of:=[.$D$5]*[.C1149]-[.$D$4]" office:value-type="float" office:value="0.426223341835947">
            <text:p>0.4262233418</text:p>
          </table:table-cell>
          <table:table-cell table:formula="of:=INT([.D1149]/[.$B$1]*1024)" office:value-type="float" office:value="87">
            <text:p>87</text:p>
          </table:table-cell>
          <table:table-cell table:number-columns-repeated="10"/>
        </table:table-row>
        <table:table-row table:style-name="ro2">
          <table:table-cell table:formula="of:=[.A1149]+[.$D$1]" office:value-type="float" office:value="93.799999999999">
            <text:p>93.8</text:p>
          </table:table-cell>
          <table:table-cell table:formula="of:=[.$M$2]+[.$M$3]*[.A1150]+[.$M$4]*[.A1150]^2+[.$M$5]*[.A1150]^3+[.$M$6]*[.A1150]^4+[.$N$2]*[.A1150]^5+[.$N$3]*[.A1150]^6+[.$N$4]*[.A1150]^7+[.$N$5]*[.A1150]^8+[.$N$6]*[.A1150]^9" office:value-type="float" office:value="6.61325571969427">
            <text:p>6.6132557197</text:p>
          </table:table-cell>
          <table:table-cell table:formula="of:=[.B1150]/([.$B$2]+[.B1150])*[.$B$1]" office:value-type="float" office:value="1.04871583955526">
            <text:p>1.0487158396</text:p>
          </table:table-cell>
          <table:table-cell table:formula="of:=[.$D$5]*[.C1150]-[.$D$4]" office:value-type="float" office:value="0.423802234185695">
            <text:p>0.4238022342</text:p>
          </table:table-cell>
          <table:table-cell table:formula="of:=INT([.D1150]/[.$B$1]*1024)" office:value-type="float" office:value="86">
            <text:p>86</text:p>
          </table:table-cell>
          <table:table-cell table:number-columns-repeated="10"/>
        </table:table-row>
        <table:table-row table:style-name="ro2">
          <table:table-cell table:formula="of:=[.A1150]+[.$D$1]" office:value-type="float" office:value="93.899999999999">
            <text:p>93.9</text:p>
          </table:table-cell>
          <table:table-cell table:formula="of:=[.$M$2]+[.$M$3]*[.A1151]+[.$M$4]*[.A1151]^2+[.$M$5]*[.A1151]^3+[.$M$6]*[.A1151]^4+[.$N$2]*[.A1151]^5+[.$N$3]*[.A1151]^6+[.$N$4]*[.A1151]^7+[.$N$5]*[.A1151]^8+[.$N$6]*[.A1151]^9" office:value-type="float" office:value="6.59967562541943">
            <text:p>6.5996756254</text:p>
          </table:table-cell>
          <table:table-cell table:formula="of:=[.B1151]/([.$B$2]+[.B1151])*[.$B$1]" office:value-type="float" office:value="1.04701328653085">
            <text:p>1.0470132865</text:p>
          </table:table-cell>
          <table:table-cell table:formula="of:=[.$D$5]*[.C1151]-[.$D$4]" office:value-type="float" office:value="0.42138711628459">
            <text:p>0.4213871163</text:p>
          </table:table-cell>
          <table:table-cell table:formula="of:=INT([.D1151]/[.$B$1]*1024)" office:value-type="float" office:value="86">
            <text:p>86</text:p>
          </table:table-cell>
          <table:table-cell table:number-columns-repeated="10"/>
        </table:table-row>
        <table:table-row table:style-name="ro2">
          <table:table-cell table:formula="of:=[.A1151]+[.$D$1]" office:value-type="float" office:value="93.999999999999">
            <text:p>94</text:p>
          </table:table-cell>
          <table:table-cell table:formula="of:=[.$M$2]+[.$M$3]*[.A1152]+[.$M$4]*[.A1152]^2+[.$M$5]*[.A1152]^3+[.$M$6]*[.A1152]^4+[.$N$2]*[.A1152]^5+[.$N$3]*[.A1152]^6+[.$N$4]*[.A1152]^7+[.$N$5]*[.A1152]^8+[.$N$6]*[.A1152]^9" office:value-type="float" office:value="6.58614072061078">
            <text:p>6.5861407206</text:p>
          </table:table-cell>
          <table:table-cell table:formula="of:=[.B1152]/([.$B$2]+[.B1152])*[.$B$1]" office:value-type="float" office:value="1.0453149384407">
            <text:p>1.0453149384</text:p>
          </table:table-cell>
          <table:table-cell table:formula="of:=[.$D$5]*[.C1152]-[.$D$4]" office:value-type="float" office:value="0.418977963197421">
            <text:p>0.4189779632</text:p>
          </table:table-cell>
          <table:table-cell table:formula="of:=INT([.D1152]/[.$B$1]*1024)" office:value-type="float" office:value="85">
            <text:p>85</text:p>
          </table:table-cell>
          <table:table-cell table:number-columns-repeated="10"/>
        </table:table-row>
        <table:table-row table:style-name="ro2">
          <table:table-cell table:formula="of:=[.A1152]+[.$D$1]" office:value-type="float" office:value="94.0999999999989">
            <text:p>94.1</text:p>
          </table:table-cell>
          <table:table-cell table:formula="of:=[.$M$2]+[.$M$3]*[.A1153]+[.$M$4]*[.A1153]^2+[.$M$5]*[.A1153]^3+[.$M$6]*[.A1153]^4+[.$N$2]*[.A1153]^5+[.$N$3]*[.A1153]^6+[.$N$4]*[.A1153]^7+[.$N$5]*[.A1153]^8+[.$N$6]*[.A1153]^9" office:value-type="float" office:value="6.57265076321557">
            <text:p>6.5726507632</text:p>
          </table:table-cell>
          <table:table-cell table:formula="of:=[.B1153]/([.$B$2]+[.B1153])*[.$B$1]" office:value-type="float" office:value="1.04362077760693">
            <text:p>1.0436207776</text:p>
          </table:table-cell>
          <table:table-cell table:formula="of:=[.$D$5]*[.C1153]-[.$D$4]" office:value-type="float" office:value="0.416574749847645">
            <text:p>0.4165747498</text:p>
          </table:table-cell>
          <table:table-cell table:formula="of:=INT([.D1153]/[.$B$1]*1024)" office:value-type="float" office:value="85">
            <text:p>85</text:p>
          </table:table-cell>
          <table:table-cell table:number-columns-repeated="10"/>
        </table:table-row>
        <table:table-row table:style-name="ro2">
          <table:table-cell table:formula="of:=[.A1153]+[.$D$1]" office:value-type="float" office:value="94.1999999999989">
            <text:p>94.2</text:p>
          </table:table-cell>
          <table:table-cell table:formula="of:=[.$M$2]+[.$M$3]*[.A1154]+[.$M$4]*[.A1154]^2+[.$M$5]*[.A1154]^3+[.$M$6]*[.A1154]^4+[.$N$2]*[.A1154]^5+[.$N$3]*[.A1154]^6+[.$N$4]*[.A1154]^7+[.$N$5]*[.A1154]^8+[.$N$6]*[.A1154]^9" office:value-type="float" office:value="6.55920551134119">
            <text:p>6.5592055113</text:p>
          </table:table-cell>
          <table:table-cell table:formula="of:=[.B1154]/([.$B$2]+[.B1154])*[.$B$1]" office:value-type="float" office:value="1.04193078625342">
            <text:p>1.0419307863</text:p>
          </table:table-cell>
          <table:table-cell table:formula="of:=[.$D$5]*[.C1154]-[.$D$4]" office:value-type="float" office:value="0.414177451019319">
            <text:p>0.414177451</text:p>
          </table:table-cell>
          <table:table-cell table:formula="of:=INT([.D1154]/[.$B$1]*1024)" office:value-type="float" office:value="84">
            <text:p>84</text:p>
          </table:table-cell>
          <table:table-cell table:number-columns-repeated="10"/>
        </table:table-row>
        <table:table-row table:style-name="ro2">
          <table:table-cell table:formula="of:=[.A1154]+[.$D$1]" office:value-type="float" office:value="94.2999999999989">
            <text:p>94.3</text:p>
          </table:table-cell>
          <table:table-cell table:formula="of:=[.$M$2]+[.$M$3]*[.A1155]+[.$M$4]*[.A1155]^2+[.$M$5]*[.A1155]^3+[.$M$6]*[.A1155]^4+[.$N$2]*[.A1155]^5+[.$N$3]*[.A1155]^6+[.$N$4]*[.A1155]^7+[.$N$5]*[.A1155]^8+[.$N$6]*[.A1155]^9" office:value-type="float" office:value="6.54580472326089">
            <text:p>6.5458047233</text:p>
          </table:table-cell>
          <table:table-cell table:formula="of:=[.B1155]/([.$B$2]+[.B1155])*[.$B$1]" office:value-type="float" office:value="1.04024494650686">
            <text:p>1.0402449465</text:p>
          </table:table-cell>
          <table:table-cell table:formula="of:=[.$D$5]*[.C1155]-[.$D$4]" office:value-type="float" office:value="0.4117860413587">
            <text:p>0.4117860414</text:p>
          </table:table-cell>
          <table:table-cell table:formula="of:=INT([.D1155]/[.$B$1]*1024)" office:value-type="float" office:value="84">
            <text:p>84</text:p>
          </table:table-cell>
          <table:table-cell table:number-columns-repeated="10"/>
        </table:table-row>
        <table:table-row table:style-name="ro2">
          <table:table-cell table:formula="of:=[.A1155]+[.$D$1]" office:value-type="float" office:value="94.3999999999989">
            <text:p>94.4</text:p>
          </table:table-cell>
          <table:table-cell table:formula="of:=[.$M$2]+[.$M$3]*[.A1156]+[.$M$4]*[.A1156]^2+[.$M$5]*[.A1156]^3+[.$M$6]*[.A1156]^4+[.$N$2]*[.A1156]^5+[.$N$3]*[.A1156]^6+[.$N$4]*[.A1156]^7+[.$N$5]*[.A1156]^8+[.$N$6]*[.A1156]^9" office:value-type="float" office:value="6.53244815741984">
            <text:p>6.5324481574</text:p>
          </table:table-cell>
          <table:table-cell table:formula="of:=[.B1156]/([.$B$2]+[.B1156])*[.$B$1]" office:value-type="float" office:value="1.03856324039801">
            <text:p>1.0385632404</text:p>
          </table:table-cell>
          <table:table-cell table:formula="of:=[.$D$5]*[.C1156]-[.$D$4]" office:value-type="float" office:value="0.409400495375901">
            <text:p>0.4094004954</text:p>
          </table:table-cell>
          <table:table-cell table:formula="of:=INT([.D1156]/[.$B$1]*1024)" office:value-type="float" office:value="83">
            <text:p>83</text:p>
          </table:table-cell>
          <table:table-cell table:number-columns-repeated="10"/>
        </table:table-row>
        <table:table-row table:style-name="ro2">
          <table:table-cell table:formula="of:=[.A1156]+[.$D$1]" office:value-type="float" office:value="94.4999999999989">
            <text:p>94.5</text:p>
          </table:table-cell>
          <table:table-cell table:formula="of:=[.$M$2]+[.$M$3]*[.A1157]+[.$M$4]*[.A1157]^2+[.$M$5]*[.A1157]^3+[.$M$6]*[.A1157]^4+[.$N$2]*[.A1157]^5+[.$N$3]*[.A1157]^6+[.$N$4]*[.A1157]^7+[.$N$5]*[.A1157]^8+[.$N$6]*[.A1157]^9" office:value-type="float" office:value="6.51913557244191">
            <text:p>6.5191355724</text:p>
          </table:table-cell>
          <table:table-cell table:formula="of:=[.B1157]/([.$B$2]+[.B1157])*[.$B$1]" office:value-type="float" office:value="1.0368856498629">
            <text:p>1.0368856499</text:p>
          </table:table-cell>
          <table:table-cell table:formula="of:=[.$D$5]*[.C1157]-[.$D$4]" office:value-type="float" office:value="0.407020787446702">
            <text:p>0.4070207874</text:p>
          </table:table-cell>
          <table:table-cell table:formula="of:=INT([.D1157]/[.$B$1]*1024)" office:value-type="float" office:value="83">
            <text:p>83</text:p>
          </table:table-cell>
          <table:table-cell table:number-columns-repeated="10"/>
        </table:table-row>
        <table:table-row table:style-name="ro2">
          <table:table-cell table:formula="of:=[.A1157]+[.$D$1]" office:value-type="float" office:value="94.5999999999989">
            <text:p>94.6</text:p>
          </table:table-cell>
          <table:table-cell table:formula="of:=[.$M$2]+[.$M$3]*[.A1158]+[.$M$4]*[.A1158]^2+[.$M$5]*[.A1158]^3+[.$M$6]*[.A1158]^4+[.$N$2]*[.A1158]^5+[.$N$3]*[.A1158]^6+[.$N$4]*[.A1158]^7+[.$N$5]*[.A1158]^8+[.$N$6]*[.A1158]^9" office:value-type="float" office:value="6.5058667271349">
            <text:p>6.5058667271</text:p>
          </table:table-cell>
          <table:table-cell table:formula="of:=[.B1158]/([.$B$2]+[.B1158])*[.$B$1]" office:value-type="float" office:value="1.03521215674393">
            <text:p>1.0352121567</text:p>
          </table:table-cell>
          <table:table-cell table:formula="of:=[.$D$5]*[.C1158]-[.$D$4]" office:value-type="float" office:value="0.404646891814067">
            <text:p>0.4046468918</text:p>
          </table:table-cell>
          <table:table-cell table:formula="of:=INT([.D1158]/[.$B$1]*1024)" office:value-type="float" office:value="82">
            <text:p>82</text:p>
          </table:table-cell>
          <table:table-cell table:number-columns-repeated="10"/>
        </table:table-row>
        <table:table-row table:style-name="ro2">
          <table:table-cell table:formula="of:=[.A1158]+[.$D$1]" office:value-type="float" office:value="94.6999999999989">
            <text:p>94.7</text:p>
          </table:table-cell>
          <table:table-cell table:formula="of:=[.$M$2]+[.$M$3]*[.A1159]+[.$M$4]*[.A1159]^2+[.$M$5]*[.A1159]^3+[.$M$6]*[.A1159]^4+[.$N$2]*[.A1159]^5+[.$N$3]*[.A1159]^6+[.$N$4]*[.A1159]^7+[.$N$5]*[.A1159]^8+[.$N$6]*[.A1159]^9" office:value-type="float" office:value="6.49264138049835">
            <text:p>6.4926413805</text:p>
          </table:table-cell>
          <table:table-cell table:formula="of:=[.B1159]/([.$B$2]+[.B1159])*[.$B$1]" office:value-type="float" office:value="1.03354274279131">
            <text:p>1.0335427428</text:p>
          </table:table-cell>
          <table:table-cell table:formula="of:=[.$D$5]*[.C1159]-[.$D$4]" office:value-type="float" office:value="0.402278782590144">
            <text:p>0.4022787826</text:p>
          </table:table-cell>
          <table:table-cell table:formula="of:=INT([.D1159]/[.$B$1]*1024)" office:value-type="float" office:value="82">
            <text:p>82</text:p>
          </table:table-cell>
          <table:table-cell table:number-columns-repeated="10"/>
        </table:table-row>
        <table:table-row table:style-name="ro2">
          <table:table-cell table:formula="of:=[.A1159]+[.$D$1]" office:value-type="float" office:value="94.7999999999989">
            <text:p>94.8</text:p>
          </table:table-cell>
          <table:table-cell table:formula="of:=[.$M$2]+[.$M$3]*[.A1160]+[.$M$4]*[.A1160]^2+[.$M$5]*[.A1160]^3+[.$M$6]*[.A1160]^4+[.$N$2]*[.A1160]^5+[.$N$3]*[.A1160]^6+[.$N$4]*[.A1160]^7+[.$N$5]*[.A1160]^8+[.$N$6]*[.A1160]^9" office:value-type="float" office:value="6.47945929172841">
            <text:p>6.4794592917</text:p>
          </table:table-cell>
          <table:table-cell table:formula="of:=[.B1160]/([.$B$2]+[.B1160])*[.$B$1]" office:value-type="float" office:value="1.03187738966404">
            <text:p>1.0318773897</text:p>
          </table:table-cell>
          <table:table-cell table:formula="of:=[.$D$5]*[.C1160]-[.$D$4]" office:value-type="float" office:value="0.399916433757739">
            <text:p>0.3999164338</text:p>
          </table:table-cell>
          <table:table-cell table:formula="of:=INT([.D1160]/[.$B$1]*1024)" office:value-type="float" office:value="81">
            <text:p>81</text:p>
          </table:table-cell>
          <table:table-cell table:number-columns-repeated="10"/>
        </table:table-row>
        <table:table-row table:style-name="ro2">
          <table:table-cell table:formula="of:=[.A1160]+[.$D$1]" office:value-type="float" office:value="94.8999999999989">
            <text:p>94.9</text:p>
          </table:table-cell>
          <table:table-cell table:formula="of:=[.$M$2]+[.$M$3]*[.A1161]+[.$M$4]*[.A1161]^2+[.$M$5]*[.A1161]^3+[.$M$6]*[.A1161]^4+[.$N$2]*[.A1161]^5+[.$N$3]*[.A1161]^6+[.$N$4]*[.A1161]^7+[.$N$5]*[.A1161]^8+[.$N$6]*[.A1161]^9" office:value-type="float" office:value="6.46632022022484">
            <text:p>6.4663202202</text:p>
          </table:table-cell>
          <table:table-cell table:formula="of:=[.B1161]/([.$B$2]+[.B1161])*[.$B$1]" office:value-type="float" office:value="1.03021607893126">
            <text:p>1.0302160789</text:p>
          </table:table-cell>
          <table:table-cell table:formula="of:=[.$D$5]*[.C1161]-[.$D$4]" office:value-type="float" office:value="0.397559819172171">
            <text:p>0.3975598192</text:p>
          </table:table-cell>
          <table:table-cell table:formula="of:=INT([.D1161]/[.$B$1]*1024)" office:value-type="float" office:value="81">
            <text:p>81</text:p>
          </table:table-cell>
          <table:table-cell table:number-columns-repeated="10"/>
        </table:table-row>
        <table:table-row table:style-name="ro2">
          <table:table-cell table:formula="of:=[.A1161]+[.$D$1]" office:value-type="float" office:value="94.9999999999989">
            <text:p>95</text:p>
          </table:table-cell>
          <table:table-cell table:formula="of:=[.$M$2]+[.$M$3]*[.A1162]+[.$M$4]*[.A1162]^2+[.$M$5]*[.A1162]^3+[.$M$6]*[.A1162]^4+[.$N$2]*[.A1162]^5+[.$N$3]*[.A1162]^6+[.$N$4]*[.A1162]^7+[.$N$5]*[.A1162]^8+[.$N$6]*[.A1162]^9" office:value-type="float" office:value="6.4532239255967">
            <text:p>6.4532239256</text:p>
          </table:table-cell>
          <table:table-cell table:formula="of:=[.B1162]/([.$B$2]+[.B1162])*[.$B$1]" office:value-type="float" office:value="1.02855879207339">
            <text:p>1.0285587921</text:p>
          </table:table-cell>
          <table:table-cell table:formula="of:=[.$D$5]*[.C1162]-[.$D$4]" office:value-type="float" office:value="0.395208912562909">
            <text:p>0.3952089126</text:p>
          </table:table-cell>
          <table:table-cell table:formula="of:=INT([.D1162]/[.$B$1]*1024)" office:value-type="float" office:value="80">
            <text:p>80</text:p>
          </table:table-cell>
          <table:table-cell table:number-columns-repeated="10"/>
        </table:table-row>
        <table:table-row table:style-name="ro2">
          <table:table-cell table:formula="of:=[.A1162]+[.$D$1]" office:value-type="float" office:value="95.0999999999989">
            <text:p>95.1</text:p>
          </table:table-cell>
          <table:table-cell table:formula="of:=[.$M$2]+[.$M$3]*[.A1163]+[.$M$4]*[.A1163]^2+[.$M$5]*[.A1163]^3+[.$M$6]*[.A1163]^4+[.$N$2]*[.A1163]^5+[.$N$3]*[.A1163]^6+[.$N$4]*[.A1163]^7+[.$N$5]*[.A1163]^8+[.$N$6]*[.A1163]^9" office:value-type="float" office:value="6.44017016766946">
            <text:p>6.4401701677</text:p>
          </table:table-cell>
          <table:table-cell table:formula="of:=[.B1163]/([.$B$2]+[.B1163])*[.$B$1]" office:value-type="float" office:value="1.02690551048346">
            <text:p>1.0269055105</text:p>
          </table:table-cell>
          <table:table-cell table:formula="of:=[.$D$5]*[.C1163]-[.$D$4]" office:value-type="float" office:value="0.392863687535463">
            <text:p>0.3928636875</text:p>
          </table:table-cell>
          <table:table-cell table:formula="of:=INT([.D1163]/[.$B$1]*1024)" office:value-type="float" office:value="80">
            <text:p>80</text:p>
          </table:table-cell>
          <table:table-cell table:number-columns-repeated="10"/>
        </table:table-row>
        <table:table-row table:style-name="ro2">
          <table:table-cell table:formula="of:=[.A1163]+[.$D$1]" office:value-type="float" office:value="95.1999999999989">
            <text:p>95.2</text:p>
          </table:table-cell>
          <table:table-cell table:formula="of:=[.$M$2]+[.$M$3]*[.A1164]+[.$M$4]*[.A1164]^2+[.$M$5]*[.A1164]^3+[.$M$6]*[.A1164]^4+[.$N$2]*[.A1164]^5+[.$N$3]*[.A1164]^6+[.$N$4]*[.A1164]^7+[.$N$5]*[.A1164]^8+[.$N$6]*[.A1164]^9" office:value-type="float" office:value="6.42715870649056">
            <text:p>6.4271587065</text:p>
          </table:table-cell>
          <table:table-cell table:formula="of:=[.B1164]/([.$B$2]+[.B1164])*[.$B$1]" office:value-type="float" office:value="1.02525621546825">
            <text:p>1.0252562155</text:p>
          </table:table-cell>
          <table:table-cell table:formula="of:=[.$D$5]*[.C1164]-[.$D$4]" office:value-type="float" office:value="0.390524117572993">
            <text:p>0.3905241176</text:p>
          </table:table-cell>
          <table:table-cell table:formula="of:=INT([.D1164]/[.$B$1]*1024)" office:value-type="float" office:value="79">
            <text:p>79</text:p>
          </table:table-cell>
          <table:table-cell table:number-columns-repeated="10"/>
        </table:table-row>
        <table:table-row table:style-name="ro2">
          <table:table-cell table:formula="of:=[.A1164]+[.$D$1]" office:value-type="float" office:value="95.2999999999989">
            <text:p>95.3</text:p>
          </table:table-cell>
          <table:table-cell table:formula="of:=[.$M$2]+[.$M$3]*[.A1165]+[.$M$4]*[.A1165]^2+[.$M$5]*[.A1165]^3+[.$M$6]*[.A1165]^4+[.$N$2]*[.A1165]^5+[.$N$3]*[.A1165]^6+[.$N$4]*[.A1165]^7+[.$N$5]*[.A1165]^8+[.$N$6]*[.A1165]^9" office:value-type="float" office:value="6.4141893023361">
            <text:p>6.4141893023</text:p>
          </table:table-cell>
          <table:table-cell table:formula="of:=[.B1165]/([.$B$2]+[.B1165])*[.$B$1]" office:value-type="float" office:value="1.0236108882496">
            <text:p>1.0236108882</text:p>
          </table:table-cell>
          <table:table-cell table:formula="of:=[.$D$5]*[.C1165]-[.$D$4]" office:value-type="float" office:value="0.38819017603815">
            <text:p>0.388190176</text:p>
          </table:table-cell>
          <table:table-cell table:formula="of:=INT([.D1165]/[.$B$1]*1024)" office:value-type="float" office:value="79">
            <text:p>79</text:p>
          </table:table-cell>
          <table:table-cell table:number-columns-repeated="10"/>
        </table:table-row>
        <table:table-row table:style-name="ro2">
          <table:table-cell table:formula="of:=[.A1165]+[.$D$1]" office:value-type="float" office:value="95.3999999999989">
            <text:p>95.4</text:p>
          </table:table-cell>
          <table:table-cell table:formula="of:=[.$M$2]+[.$M$3]*[.A1166]+[.$M$4]*[.A1166]^2+[.$M$5]*[.A1166]^3+[.$M$6]*[.A1166]^4+[.$N$2]*[.A1166]^5+[.$N$3]*[.A1166]^6+[.$N$4]*[.A1166]^7+[.$N$5]*[.A1166]^8+[.$N$6]*[.A1166]^9" office:value-type="float" office:value="6.40126171571724">
            <text:p>6.4012617157</text:p>
          </table:table-cell>
          <table:table-cell table:formula="of:=[.B1166]/([.$B$2]+[.B1166])*[.$B$1]" office:value-type="float" office:value="1.02196950996561">
            <text:p>1.02196951</text:p>
          </table:table-cell>
          <table:table-cell table:formula="of:=[.$D$5]*[.C1166]-[.$D$4]" office:value-type="float" office:value="0.385861836174837">
            <text:p>0.3858618362</text:p>
          </table:table-cell>
          <table:table-cell table:formula="of:=INT([.D1166]/[.$B$1]*1024)" office:value-type="float" office:value="79">
            <text:p>79</text:p>
          </table:table-cell>
          <table:table-cell table:number-columns-repeated="10"/>
        </table:table-row>
        <table:table-row table:style-name="ro2">
          <table:table-cell table:formula="of:=[.A1166]+[.$D$1]" office:value-type="float" office:value="95.4999999999989">
            <text:p>95.5</text:p>
          </table:table-cell>
          <table:table-cell table:formula="of:=[.$M$2]+[.$M$3]*[.A1167]+[.$M$4]*[.A1167]^2+[.$M$5]*[.A1167]^3+[.$M$6]*[.A1167]^4+[.$N$2]*[.A1167]^5+[.$N$3]*[.A1167]^6+[.$N$4]*[.A1167]^7+[.$N$5]*[.A1167]^8+[.$N$6]*[.A1167]^9" office:value-type="float" office:value="6.38837570738524">
            <text:p>6.3883757074</text:p>
          </table:table-cell>
          <table:table-cell table:formula="of:=[.B1167]/([.$B$2]+[.B1167])*[.$B$1]" office:value-type="float" office:value="1.02033206167178">
            <text:p>1.0203320617</text:p>
          </table:table-cell>
          <table:table-cell table:formula="of:=[.$D$5]*[.C1167]-[.$D$4]" office:value-type="float" office:value="0.383539071109761">
            <text:p>0.3835390711</text:p>
          </table:table-cell>
          <table:table-cell table:formula="of:=INT([.D1167]/[.$B$1]*1024)" office:value-type="float" office:value="78">
            <text:p>78</text:p>
          </table:table-cell>
          <table:table-cell table:number-columns-repeated="10"/>
        </table:table-row>
        <table:table-row table:style-name="ro2">
          <table:table-cell table:formula="of:=[.A1167]+[.$D$1]" office:value-type="float" office:value="95.5999999999989">
            <text:p>95.6</text:p>
          </table:table-cell>
          <table:table-cell table:formula="of:=[.$M$2]+[.$M$3]*[.A1168]+[.$M$4]*[.A1168]^2+[.$M$5]*[.A1168]^3+[.$M$6]*[.A1168]^4+[.$N$2]*[.A1168]^5+[.$N$3]*[.A1168]^6+[.$N$4]*[.A1168]^7+[.$N$5]*[.A1168]^8+[.$N$6]*[.A1168]^9" office:value-type="float" office:value="6.37553103833983">
            <text:p>6.3755310383</text:p>
          </table:table-cell>
          <table:table-cell table:formula="of:=[.B1168]/([.$B$2]+[.B1168])*[.$B$1]" office:value-type="float" office:value="1.01869852434251">
            <text:p>1.0186985243</text:p>
          </table:table-cell>
          <table:table-cell table:formula="of:=[.$D$5]*[.C1168]-[.$D$4]" office:value-type="float" office:value="0.381221853854574">
            <text:p>0.3812218539</text:p>
          </table:table-cell>
          <table:table-cell table:formula="of:=INT([.D1168]/[.$B$1]*1024)" office:value-type="float" office:value="78">
            <text:p>78</text:p>
          </table:table-cell>
          <table:table-cell table:number-columns-repeated="10"/>
        </table:table-row>
        <table:table-row table:style-name="ro2">
          <table:table-cell table:formula="of:=[.A1168]+[.$D$1]" office:value-type="float" office:value="95.6999999999989">
            <text:p>95.7</text:p>
          </table:table-cell>
          <table:table-cell table:formula="of:=[.$M$2]+[.$M$3]*[.A1169]+[.$M$4]*[.A1169]^2+[.$M$5]*[.A1169]^3+[.$M$6]*[.A1169]^4+[.$N$2]*[.A1169]^5+[.$N$3]*[.A1169]^6+[.$N$4]*[.A1169]^7+[.$N$5]*[.A1169]^8+[.$N$6]*[.A1169]^9" office:value-type="float" office:value="6.3627274698339">
            <text:p>6.3627274698</text:p>
          </table:table-cell>
          <table:table-cell table:formula="of:=[.B1169]/([.$B$2]+[.B1169])*[.$B$1]" office:value-type="float" office:value="1.01706887887212">
            <text:p>1.0170688789</text:p>
          </table:table-cell>
          <table:table-cell table:formula="of:=[.$D$5]*[.C1169]-[.$D$4]" office:value-type="float" office:value="0.378910157307351">
            <text:p>0.3789101573</text:p>
          </table:table-cell>
          <table:table-cell table:formula="of:=INT([.D1169]/[.$B$1]*1024)" office:value-type="float" office:value="77">
            <text:p>77</text:p>
          </table:table-cell>
          <table:table-cell table:number-columns-repeated="10"/>
        </table:table-row>
        <table:table-row table:style-name="ro2">
          <table:table-cell table:formula="of:=[.A1169]+[.$D$1]" office:value-type="float" office:value="95.7999999999988">
            <text:p>95.8</text:p>
          </table:table-cell>
          <table:table-cell table:formula="of:=[.$M$2]+[.$M$3]*[.A1170]+[.$M$4]*[.A1170]^2+[.$M$5]*[.A1170]^3+[.$M$6]*[.A1170]^4+[.$N$2]*[.A1170]^5+[.$N$3]*[.A1170]^6+[.$N$4]*[.A1170]^7+[.$N$5]*[.A1170]^8+[.$N$6]*[.A1170]^9" office:value-type="float" office:value="6.34996476338045">
            <text:p>6.3499647634</text:p>
          </table:table-cell>
          <table:table-cell table:formula="of:=[.B1170]/([.$B$2]+[.B1170])*[.$B$1]" office:value-type="float" office:value="1.0154431060762">
            <text:p>1.0154431061</text:p>
          </table:table-cell>
          <table:table-cell table:formula="of:=[.$D$5]*[.C1170]-[.$D$4]" office:value-type="float" office:value="0.376603954254494">
            <text:p>0.3766039543</text:p>
          </table:table-cell>
          <table:table-cell table:formula="of:=INT([.D1170]/[.$B$1]*1024)" office:value-type="float" office:value="77">
            <text:p>77</text:p>
          </table:table-cell>
          <table:table-cell table:number-columns-repeated="10"/>
        </table:table-row>
        <table:table-row table:style-name="ro2">
          <table:table-cell table:formula="of:=[.A1170]+[.$D$1]" office:value-type="float" office:value="95.8999999999988">
            <text:p>95.9</text:p>
          </table:table-cell>
          <table:table-cell table:formula="of:=[.$M$2]+[.$M$3]*[.A1171]+[.$M$4]*[.A1171]^2+[.$M$5]*[.A1171]^3+[.$M$6]*[.A1171]^4+[.$N$2]*[.A1171]^5+[.$N$3]*[.A1171]^6+[.$N$4]*[.A1171]^7+[.$N$5]*[.A1171]^8+[.$N$6]*[.A1171]^9" office:value-type="float" office:value="6.33724268075835">
            <text:p>6.3372426808</text:p>
          </table:table-cell>
          <table:table-cell table:formula="of:=[.B1171]/([.$B$2]+[.B1171])*[.$B$1]" office:value-type="float" office:value="1.01382118669282">
            <text:p>1.0138211867</text:p>
          </table:table-cell>
          <table:table-cell table:formula="of:=[.$D$5]*[.C1171]-[.$D$4]" office:value-type="float" office:value="0.374303217372415">
            <text:p>0.3743032174</text:p>
          </table:table-cell>
          <table:table-cell table:formula="of:=INT([.D1171]/[.$B$1]*1024)" office:value-type="float" office:value="76">
            <text:p>76</text:p>
          </table:table-cell>
          <table:table-cell table:number-columns-repeated="10"/>
        </table:table-row>
        <table:table-row table:style-name="ro2">
          <table:table-cell table:formula="of:=[.A1171]+[.$D$1]" office:value-type="float" office:value="95.9999999999988">
            <text:p>96</text:p>
          </table:table-cell>
          <table:table-cell table:formula="of:=[.$M$2]+[.$M$3]*[.A1172]+[.$M$4]*[.A1172]^2+[.$M$5]*[.A1172]^3+[.$M$6]*[.A1172]^4+[.$N$2]*[.A1172]^5+[.$N$3]*[.A1172]^6+[.$N$4]*[.A1172]^7+[.$N$5]*[.A1172]^8+[.$N$6]*[.A1172]^9" office:value-type="float" office:value="6.32456098401958">
            <text:p>6.324560984</text:p>
          </table:table-cell>
          <table:table-cell table:formula="of:=[.B1172]/([.$B$2]+[.B1172])*[.$B$1]" office:value-type="float" office:value="1.01220310138387">
            <text:p>1.0122031014</text:p>
          </table:table-cell>
          <table:table-cell table:formula="of:=[.$D$5]*[.C1172]-[.$D$4]" office:value-type="float" office:value="0.372007919229496">
            <text:p>0.3720079192</text:p>
          </table:table-cell>
          <table:table-cell table:formula="of:=INT([.D1172]/[.$B$1]*1024)" office:value-type="float" office:value="76">
            <text:p>76</text:p>
          </table:table-cell>
          <table:table-cell table:number-columns-repeated="10"/>
        </table:table-row>
        <table:table-row table:style-name="ro2">
          <table:table-cell table:formula="of:=[.A1172]+[.$D$1]" office:value-type="float" office:value="96.0999999999988">
            <text:p>96.1</text:p>
          </table:table-cell>
          <table:table-cell table:formula="of:=[.$M$2]+[.$M$3]*[.A1173]+[.$M$4]*[.A1173]^2+[.$M$5]*[.A1173]^3+[.$M$6]*[.A1173]^4+[.$N$2]*[.A1173]^5+[.$N$3]*[.A1173]^6+[.$N$4]*[.A1173]^7+[.$N$5]*[.A1173]^8+[.$N$6]*[.A1173]^9" office:value-type="float" office:value="6.31191943549468">
            <text:p>6.3119194355</text:p>
          </table:table-cell>
          <table:table-cell table:formula="of:=[.B1173]/([.$B$2]+[.B1173])*[.$B$1]" office:value-type="float" office:value="1.01058883073626">
            <text:p>1.0105888307</text:p>
          </table:table-cell>
          <table:table-cell table:formula="of:=[.$D$5]*[.C1173]-[.$D$4]" office:value-type="float" office:value="0.369718032287727">
            <text:p>0.3697180323</text:p>
          </table:table-cell>
          <table:table-cell table:formula="of:=INT([.D1173]/[.$B$1]*1024)" office:value-type="float" office:value="75">
            <text:p>75</text:p>
          </table:table-cell>
          <table:table-cell table:number-columns-repeated="10"/>
        </table:table-row>
        <table:table-row table:style-name="ro2">
          <table:table-cell table:formula="of:=[.A1173]+[.$D$1]" office:value-type="float" office:value="96.1999999999988">
            <text:p>96.2</text:p>
          </table:table-cell>
          <table:table-cell table:formula="of:=[.$M$2]+[.$M$3]*[.A1174]+[.$M$4]*[.A1174]^2+[.$M$5]*[.A1174]^3+[.$M$6]*[.A1174]^4+[.$N$2]*[.A1174]^5+[.$N$3]*[.A1174]^6+[.$N$4]*[.A1174]^7+[.$N$5]*[.A1174]^8+[.$N$6]*[.A1174]^9" office:value-type="float" office:value="6.29931779779904">
            <text:p>6.2993177978</text:p>
          </table:table-cell>
          <table:table-cell table:formula="of:=[.B1174]/([.$B$2]+[.B1174])*[.$B$1]" office:value-type="float" office:value="1.00897835526315">
            <text:p>1.0089783553</text:p>
          </table:table-cell>
          <table:table-cell table:formula="of:=[.$D$5]*[.C1174]-[.$D$4]" office:value-type="float" office:value="0.367433528904505">
            <text:p>0.3674335289</text:p>
          </table:table-cell>
          <table:table-cell table:formula="of:=INT([.D1174]/[.$B$1]*1024)" office:value-type="float" office:value="75">
            <text:p>75</text:p>
          </table:table-cell>
          <table:table-cell table:number-columns-repeated="10"/>
        </table:table-row>
        <table:table-row table:style-name="ro2">
          <table:table-cell table:formula="of:=[.A1174]+[.$D$1]" office:value-type="float" office:value="96.2999999999988">
            <text:p>96.3</text:p>
          </table:table-cell>
          <table:table-cell table:formula="of:=[.$M$2]+[.$M$3]*[.A1175]+[.$M$4]*[.A1175]^2+[.$M$5]*[.A1175]^3+[.$M$6]*[.A1175]^4+[.$N$2]*[.A1175]^5+[.$N$3]*[.A1175]^6+[.$N$4]*[.A1175]^7+[.$N$5]*[.A1175]^8+[.$N$6]*[.A1175]^9" office:value-type="float" office:value="6.28675583384037">
            <text:p>6.2867558338</text:p>
          </table:table-cell>
          <table:table-cell table:formula="of:=[.B1175]/([.$B$2]+[.B1175])*[.$B$1]" office:value-type="float" office:value="1.0073716554054">
            <text:p>1.0073716554</text:p>
          </table:table-cell>
          <table:table-cell table:formula="of:=[.$D$5]*[.C1175]-[.$D$4]" office:value-type="float" office:value="0.365154381334644">
            <text:p>0.3651543813</text:p>
          </table:table-cell>
          <table:table-cell table:formula="of:=INT([.D1175]/[.$B$1]*1024)" office:value-type="float" office:value="74">
            <text:p>74</text:p>
          </table:table-cell>
          <table:table-cell table:number-columns-repeated="10"/>
        </table:table-row>
        <table:table-row table:style-name="ro2">
          <table:table-cell table:formula="of:=[.A1175]+[.$D$1]" office:value-type="float" office:value="96.3999999999988">
            <text:p>96.4</text:p>
          </table:table-cell>
          <table:table-cell table:formula="of:=[.$M$2]+[.$M$3]*[.A1176]+[.$M$4]*[.A1176]^2+[.$M$5]*[.A1176]^3+[.$M$6]*[.A1176]^4+[.$N$2]*[.A1176]^5+[.$N$3]*[.A1176]^6+[.$N$4]*[.A1176]^7+[.$N$5]*[.A1176]^8+[.$N$6]*[.A1176]^9" office:value-type="float" office:value="6.27423330682282">
            <text:p>6.2742333068</text:p>
          </table:table-cell>
          <table:table-cell table:formula="of:=[.B1176]/([.$B$2]+[.B1176])*[.$B$1]" office:value-type="float" office:value="1.00576871153254">
            <text:p>1.0057687115</text:p>
          </table:table-cell>
          <table:table-cell table:formula="of:=[.$D$5]*[.C1176]-[.$D$4]" office:value-type="float" office:value="0.362880561731785">
            <text:p>0.3628805617</text:p>
          </table:table-cell>
          <table:table-cell table:formula="of:=INT([.D1176]/[.$B$1]*1024)" office:value-type="float" office:value="74">
            <text:p>74</text:p>
          </table:table-cell>
          <table:table-cell table:number-columns-repeated="10"/>
        </table:table-row>
        <table:table-row table:style-name="ro2">
          <table:table-cell table:formula="of:=[.A1176]+[.$D$1]" office:value-type="float" office:value="96.4999999999988">
            <text:p>96.5</text:p>
          </table:table-cell>
          <table:table-cell table:formula="of:=[.$M$2]+[.$M$3]*[.A1177]+[.$M$4]*[.A1177]^2+[.$M$5]*[.A1177]^3+[.$M$6]*[.A1177]^4+[.$N$2]*[.A1177]^5+[.$N$3]*[.A1177]^6+[.$N$4]*[.A1177]^7+[.$N$5]*[.A1177]^8+[.$N$6]*[.A1177]^9" office:value-type="float" office:value="6.26174998025582">
            <text:p>6.2617499803</text:p>
          </table:table-cell>
          <table:table-cell table:formula="of:=[.B1177]/([.$B$2]+[.B1177])*[.$B$1]" office:value-type="float" office:value="1.00416950394437">
            <text:p>1.0041695039</text:p>
          </table:table-cell>
          <table:table-cell table:formula="of:=[.$D$5]*[.C1177]-[.$D$4]" office:value-type="float" office:value="0.360612042150668">
            <text:p>0.3606120422</text:p>
          </table:table-cell>
          <table:table-cell table:formula="of:=INT([.D1177]/[.$B$1]*1024)" office:value-type="float" office:value="73">
            <text:p>73</text:p>
          </table:table-cell>
          <table:table-cell table:number-columns-repeated="10"/>
        </table:table-row>
        <table:table-row table:style-name="ro2">
          <table:table-cell table:formula="of:=[.A1177]+[.$D$1]" office:value-type="float" office:value="96.5999999999988">
            <text:p>96.6</text:p>
          </table:table-cell>
          <table:table-cell table:formula="of:=[.$M$2]+[.$M$3]*[.A1178]+[.$M$4]*[.A1178]^2+[.$M$5]*[.A1178]^3+[.$M$6]*[.A1178]^4+[.$N$2]*[.A1178]^5+[.$N$3]*[.A1178]^6+[.$N$4]*[.A1178]^7+[.$N$5]*[.A1178]^8+[.$N$6]*[.A1178]^9" office:value-type="float" office:value="6.24930561795858">
            <text:p>6.249305618</text:p>
          </table:table-cell>
          <table:table-cell table:formula="of:=[.B1178]/([.$B$2]+[.B1178])*[.$B$1]" office:value-type="float" office:value="1.00257401287203">
            <text:p>1.0025740129</text:p>
          </table:table-cell>
          <table:table-cell table:formula="of:=[.$D$5]*[.C1178]-[.$D$4]" office:value-type="float" office:value="0.358348794548621">
            <text:p>0.3583487945</text:p>
          </table:table-cell>
          <table:table-cell table:formula="of:=INT([.D1178]/[.$B$1]*1024)" office:value-type="float" office:value="73">
            <text:p>73</text:p>
          </table:table-cell>
          <table:table-cell table:number-columns-repeated="10"/>
        </table:table-row>
        <table:table-row table:style-name="ro2">
          <table:table-cell table:formula="of:=[.A1178]+[.$D$1]" office:value-type="float" office:value="96.6999999999988">
            <text:p>96.7</text:p>
          </table:table-cell>
          <table:table-cell table:formula="of:=[.$M$2]+[.$M$3]*[.A1179]+[.$M$4]*[.A1179]^2+[.$M$5]*[.A1179]^3+[.$M$6]*[.A1179]^4+[.$N$2]*[.A1179]^5+[.$N$3]*[.A1179]^6+[.$N$4]*[.A1179]^7+[.$N$5]*[.A1179]^8+[.$N$6]*[.A1179]^9" office:value-type="float" office:value="6.23689998406658">
            <text:p>6.2368999841</text:p>
          </table:table-cell>
          <table:table-cell table:formula="of:=[.B1179]/([.$B$2]+[.B1179])*[.$B$1]" office:value-type="float" office:value="1.00098221847929">
            <text:p>1.0009822185</text:p>
          </table:table-cell>
          <table:table-cell table:formula="of:=[.$D$5]*[.C1179]-[.$D$4]" office:value-type="float" office:value="0.356090790787408">
            <text:p>0.3560907908</text:p>
          </table:table-cell>
          <table:table-cell table:formula="of:=INT([.D1179]/[.$B$1]*1024)" office:value-type="float" office:value="72">
            <text:p>72</text:p>
          </table:table-cell>
          <table:table-cell table:number-columns-repeated="10"/>
        </table:table-row>
        <table:table-row table:style-name="ro2">
          <table:table-cell table:formula="of:=[.A1179]+[.$D$1]" office:value-type="float" office:value="96.7999999999988">
            <text:p>96.8</text:p>
          </table:table-cell>
          <table:table-cell table:formula="of:=[.$M$2]+[.$M$3]*[.A1180]+[.$M$4]*[.A1180]^2+[.$M$5]*[.A1180]^3+[.$M$6]*[.A1180]^4+[.$N$2]*[.A1180]^5+[.$N$3]*[.A1180]^6+[.$N$4]*[.A1180]^7+[.$N$5]*[.A1180]^8+[.$N$6]*[.A1180]^9" office:value-type="float" office:value="6.22453284303864">
            <text:p>6.224532843</text:p>
          </table:table-cell>
          <table:table-cell table:formula="of:=[.B1180]/([.$B$2]+[.B1180])*[.$B$1]" office:value-type="float" office:value="0.999394100863932">
            <text:p>0.9993941009</text:p>
          </table:table-cell>
          <table:table-cell table:formula="of:=[.$D$5]*[.C1180]-[.$D$4]" office:value-type="float" office:value="0.353838002635195">
            <text:p>0.3538380026</text:p>
          </table:table-cell>
          <table:table-cell table:formula="of:=INT([.D1180]/[.$B$1]*1024)" office:value-type="float" office:value="72">
            <text:p>72</text:p>
          </table:table-cell>
          <table:table-cell table:number-columns-repeated="10"/>
        </table:table-row>
        <table:table-row table:style-name="ro2">
          <table:table-cell table:formula="of:=[.A1180]+[.$D$1]" office:value-type="float" office:value="96.8999999999988">
            <text:p>96.9</text:p>
          </table:table-cell>
          <table:table-cell table:formula="of:=[.$M$2]+[.$M$3]*[.A1181]+[.$M$4]*[.A1181]^2+[.$M$5]*[.A1181]^3+[.$M$6]*[.A1181]^4+[.$N$2]*[.A1181]^5+[.$N$3]*[.A1181]^6+[.$N$4]*[.A1181]^7+[.$N$5]*[.A1181]^8+[.$N$6]*[.A1181]^9" office:value-type="float" office:value="6.21220395966295">
            <text:p>6.2122039597</text:p>
          </table:table-cell>
          <table:table-cell table:formula="of:=[.B1181]/([.$B$2]+[.B1181])*[.$B$1]" office:value-type="float" office:value="0.997809640059008">
            <text:p>0.9978096401</text:p>
          </table:table-cell>
          <table:table-cell table:formula="of:=[.$D$5]*[.C1181]-[.$D$4]" office:value-type="float" office:value="0.351590401768321">
            <text:p>0.3515904018</text:p>
          </table:table-cell>
          <table:table-cell table:formula="of:=INT([.D1181]/[.$B$1]*1024)" office:value-type="float" office:value="72">
            <text:p>72</text:p>
          </table:table-cell>
          <table:table-cell table:number-columns-repeated="10"/>
        </table:table-row>
        <table:table-row table:style-name="ro2">
          <table:table-cell table:formula="of:=[.A1181]+[.$D$1]" office:value-type="float" office:value="96.9999999999988">
            <text:p>97</text:p>
          </table:table-cell>
          <table:table-cell table:formula="of:=[.$M$2]+[.$M$3]*[.A1182]+[.$M$4]*[.A1182]^2+[.$M$5]*[.A1182]^3+[.$M$6]*[.A1182]^4+[.$N$2]*[.A1182]^5+[.$N$3]*[.A1182]^6+[.$N$4]*[.A1182]^7+[.$N$5]*[.A1182]^8+[.$N$6]*[.A1182]^9" office:value-type="float" office:value="6.19991309906274">
            <text:p>6.1999130991</text:p>
          </table:table-cell>
          <table:table-cell table:formula="of:=[.B1182]/([.$B$2]+[.B1182])*[.$B$1]" office:value-type="float" office:value="0.99622881603405">
            <text:p>0.996228816</text:p>
          </table:table-cell>
          <table:table-cell table:formula="of:=[.$D$5]*[.C1182]-[.$D$4]" office:value-type="float" office:value="0.349347959773019">
            <text:p>0.3493479598</text:p>
          </table:table-cell>
          <table:table-cell table:formula="of:=INT([.D1182]/[.$B$1]*1024)" office:value-type="float" office:value="71">
            <text:p>71</text:p>
          </table:table-cell>
          <table:table-cell table:number-columns-repeated="10"/>
        </table:table-row>
        <table:table-row table:style-name="ro2">
          <table:table-cell table:formula="of:=[.A1182]+[.$D$1]" office:value-type="float" office:value="97.0999999999988">
            <text:p>97.1</text:p>
          </table:table-cell>
          <table:table-cell table:formula="of:=[.$M$2]+[.$M$3]*[.A1183]+[.$M$4]*[.A1183]^2+[.$M$5]*[.A1183]^3+[.$M$6]*[.A1183]^4+[.$N$2]*[.A1183]^5+[.$N$3]*[.A1183]^6+[.$N$4]*[.A1183]^7+[.$N$5]*[.A1183]^8+[.$N$6]*[.A1183]^9" office:value-type="float" office:value="6.18766002670286">
            <text:p>6.1876600267</text:p>
          </table:table-cell>
          <table:table-cell table:formula="of:=[.B1183]/([.$B$2]+[.B1183])*[.$B$1]" office:value-type="float" office:value="0.99465160869639">
            <text:p>0.9946516087</text:p>
          </table:table-cell>
          <table:table-cell table:formula="of:=[.$D$5]*[.C1183]-[.$D$4]" office:value-type="float" office:value="0.347110648147292">
            <text:p>0.3471106481</text:p>
          </table:table-cell>
          <table:table-cell table:formula="of:=INT([.D1183]/[.$B$1]*1024)" office:value-type="float" office:value="71">
            <text:p>71</text:p>
          </table:table-cell>
          <table:table-cell table:number-columns-repeated="10"/>
        </table:table-row>
        <table:table-row table:style-name="ro2">
          <table:table-cell table:formula="of:=[.A1183]+[.$D$1]" office:value-type="float" office:value="97.1999999999988">
            <text:p>97.2</text:p>
          </table:table-cell>
          <table:table-cell table:formula="of:=[.$M$2]+[.$M$3]*[.A1184]+[.$M$4]*[.A1184]^2+[.$M$5]*[.A1184]^3+[.$M$6]*[.A1184]^4+[.$N$2]*[.A1184]^5+[.$N$3]*[.A1184]^6+[.$N$4]*[.A1184]^7+[.$N$5]*[.A1184]^8+[.$N$6]*[.A1184]^9" office:value-type="float" office:value="6.17544450839716">
            <text:p>6.1754445084</text:p>
          </table:table-cell>
          <table:table-cell table:formula="of:=[.B1184]/([.$B$2]+[.B1184])*[.$B$1]" office:value-type="float" office:value="0.9930779978926">
            <text:p>0.9930779979</text:p>
          </table:table-cell>
          <table:table-cell table:formula="of:=[.$D$5]*[.C1184]-[.$D$4]" office:value-type="float" office:value="0.344878438302951">
            <text:p>0.3448784383</text:p>
          </table:table-cell>
          <table:table-cell table:formula="of:=INT([.D1184]/[.$B$1]*1024)" office:value-type="float" office:value="70">
            <text:p>70</text:p>
          </table:table-cell>
          <table:table-cell table:number-columns-repeated="10"/>
        </table:table-row>
        <table:table-row table:style-name="ro2">
          <table:table-cell table:formula="of:=[.A1184]+[.$D$1]" office:value-type="float" office:value="97.2999999999988">
            <text:p>97.3</text:p>
          </table:table-cell>
          <table:table-cell table:formula="of:=[.$M$2]+[.$M$3]*[.A1185]+[.$M$4]*[.A1185]^2+[.$M$5]*[.A1185]^3+[.$M$6]*[.A1185]^4+[.$N$2]*[.A1185]^5+[.$N$3]*[.A1185]^6+[.$N$4]*[.A1185]^7+[.$N$5]*[.A1185]^8+[.$N$6]*[.A1185]^9" office:value-type="float" office:value="6.16326631031273">
            <text:p>6.1632663103</text:p>
          </table:table-cell>
          <table:table-cell table:formula="of:=[.B1185]/([.$B$2]+[.B1185])*[.$B$1]" office:value-type="float" office:value="0.991507963409519">
            <text:p>0.9915079634</text:p>
          </table:table-cell>
          <table:table-cell table:formula="of:=[.$D$5]*[.C1185]-[.$D$4]" office:value-type="float" office:value="0.34265130156708">
            <text:p>0.3426513016</text:p>
          </table:table-cell>
          <table:table-cell table:formula="of:=INT([.D1185]/[.$B$1]*1024)" office:value-type="float" office:value="70">
            <text:p>70</text:p>
          </table:table-cell>
          <table:table-cell table:number-columns-repeated="10"/>
        </table:table-row>
        <table:table-row table:style-name="ro2">
          <table:table-cell table:formula="of:=[.A1185]+[.$D$1]" office:value-type="float" office:value="97.3999999999988">
            <text:p>97.4</text:p>
          </table:table-cell>
          <table:table-cell table:formula="of:=[.$M$2]+[.$M$3]*[.A1186]+[.$M$4]*[.A1186]^2+[.$M$5]*[.A1186]^3+[.$M$6]*[.A1186]^4+[.$N$2]*[.A1186]^5+[.$N$3]*[.A1186]^6+[.$N$4]*[.A1186]^7+[.$N$5]*[.A1186]^8+[.$N$6]*[.A1186]^9" office:value-type="float" office:value="6.15112519897791">
            <text:p>6.151125199</text:p>
          </table:table-cell>
          <table:table-cell table:formula="of:=[.B1186]/([.$B$2]+[.B1186])*[.$B$1]" office:value-type="float" office:value="0.989941484975777">
            <text:p>0.989941485</text:p>
          </table:table-cell>
          <table:table-cell table:formula="of:=[.$D$5]*[.C1186]-[.$D$4]" office:value-type="float" office:value="0.340429209184184">
            <text:p>0.3404292092</text:p>
          </table:table-cell>
          <table:table-cell table:formula="of:=INT([.D1186]/[.$B$1]*1024)" office:value-type="float" office:value="69">
            <text:p>69</text:p>
          </table:table-cell>
          <table:table-cell table:number-columns-repeated="10"/>
        </table:table-row>
        <table:table-row table:style-name="ro2">
          <table:table-cell table:formula="of:=[.A1186]+[.$D$1]" office:value-type="float" office:value="97.4999999999988">
            <text:p>97.5</text:p>
          </table:table-cell>
          <table:table-cell table:formula="of:=[.$M$2]+[.$M$3]*[.A1187]+[.$M$4]*[.A1187]^2+[.$M$5]*[.A1187]^3+[.$M$6]*[.A1187]^4+[.$N$2]*[.A1187]^5+[.$N$3]*[.A1187]^6+[.$N$4]*[.A1187]^7+[.$N$5]*[.A1187]^8+[.$N$6]*[.A1187]^9" office:value-type="float" office:value="6.13902094128774">
            <text:p>6.1390209413</text:p>
          </table:table-cell>
          <table:table-cell table:formula="of:=[.B1187]/([.$B$2]+[.B1187])*[.$B$1]" office:value-type="float" office:value="0.988378542262985">
            <text:p>0.9883785423</text:p>
          </table:table-cell>
          <table:table-cell table:formula="of:=[.$D$5]*[.C1187]-[.$D$4]" office:value-type="float" office:value="0.33821213231789">
            <text:p>0.3382121323</text:p>
          </table:table-cell>
          <table:table-cell table:formula="of:=INT([.D1187]/[.$B$1]*1024)" office:value-type="float" office:value="69">
            <text:p>69</text:p>
          </table:table-cell>
          <table:table-cell table:number-columns-repeated="10"/>
        </table:table-row>
        <table:table-row table:style-name="ro2">
          <table:table-cell table:formula="of:=[.A1187]+[.$D$1]" office:value-type="float" office:value="97.5999999999987">
            <text:p>97.6</text:p>
          </table:table-cell>
          <table:table-cell table:formula="of:=[.$M$2]+[.$M$3]*[.A1188]+[.$M$4]*[.A1188]^2+[.$M$5]*[.A1188]^3+[.$M$6]*[.A1188]^4+[.$N$2]*[.A1188]^5+[.$N$3]*[.A1188]^6+[.$N$4]*[.A1188]^7+[.$N$5]*[.A1188]^8+[.$N$6]*[.A1188]^9" office:value-type="float" office:value="6.12695330451039">
            <text:p>6.1269533045</text:p>
          </table:table-cell>
          <table:table-cell table:formula="of:=[.B1188]/([.$B$2]+[.B1188])*[.$B$1]" office:value-type="float" office:value="0.986819114887053">
            <text:p>0.9868191149</text:p>
          </table:table-cell>
          <table:table-cell table:formula="of:=[.$D$5]*[.C1188]-[.$D$4]" office:value-type="float" office:value="0.33600004205281">
            <text:p>0.3360000421</text:p>
          </table:table-cell>
          <table:table-cell table:formula="of:=INT([.D1188]/[.$B$1]*1024)" office:value-type="float" office:value="68">
            <text:p>68</text:p>
          </table:table-cell>
          <table:table-cell table:number-columns-repeated="10"/>
        </table:table-row>
        <table:table-row table:style-name="ro2">
          <table:table-cell table:formula="of:=[.A1188]+[.$D$1]" office:value-type="float" office:value="97.6999999999987">
            <text:p>97.7</text:p>
          </table:table-cell>
          <table:table-cell table:formula="of:=[.$M$2]+[.$M$3]*[.A1189]+[.$M$4]*[.A1189]^2+[.$M$5]*[.A1189]^3+[.$M$6]*[.A1189]^4+[.$N$2]*[.A1189]^5+[.$N$3]*[.A1189]^6+[.$N$4]*[.A1189]^7+[.$N$5]*[.A1189]^8+[.$N$6]*[.A1189]^9" office:value-type="float" office:value="6.11492205629342">
            <text:p>6.1149220563</text:p>
          </table:table-cell>
          <table:table-cell table:formula="of:=[.B1189]/([.$B$2]+[.B1189])*[.$B$1]" office:value-type="float" office:value="0.985263182409497">
            <text:p>0.9852631824</text:p>
          </table:table-cell>
          <table:table-cell table:formula="of:=[.$D$5]*[.C1189]-[.$D$4]" office:value-type="float" office:value="0.333792909396397">
            <text:p>0.3337929094</text:p>
          </table:table-cell>
          <table:table-cell table:formula="of:=INT([.D1189]/[.$B$1]*1024)" office:value-type="float" office:value="68">
            <text:p>68</text:p>
          </table:table-cell>
          <table:table-cell table:number-columns-repeated="10"/>
        </table:table-row>
        <table:table-row table:style-name="ro2">
          <table:table-cell table:formula="of:=[.A1189]+[.$D$1]" office:value-type="float" office:value="97.7999999999987">
            <text:p>97.8</text:p>
          </table:table-cell>
          <table:table-cell table:formula="of:=[.$M$2]+[.$M$3]*[.A1190]+[.$M$4]*[.A1190]^2+[.$M$5]*[.A1190]^3+[.$M$6]*[.A1190]^4+[.$N$2]*[.A1190]^5+[.$N$3]*[.A1190]^6+[.$N$4]*[.A1190]^7+[.$N$5]*[.A1190]^8+[.$N$6]*[.A1190]^9" office:value-type="float" office:value="6.10292696467019">
            <text:p>6.1029269647</text:p>
          </table:table-cell>
          <table:table-cell table:formula="of:=[.B1190]/([.$B$2]+[.B1190])*[.$B$1]" office:value-type="float" office:value="0.983710724338754">
            <text:p>0.9837107243</text:p>
          </table:table-cell>
          <table:table-cell table:formula="of:=[.$D$5]*[.C1190]-[.$D$4]" office:value-type="float" office:value="0.331590705280812">
            <text:p>0.3315907053</text:p>
          </table:table-cell>
          <table:table-cell table:formula="of:=INT([.D1190]/[.$B$1]*1024)" office:value-type="float" office:value="67">
            <text:p>67</text:p>
          </table:table-cell>
          <table:table-cell table:number-columns-repeated="10"/>
        </table:table-row>
        <table:table-row table:style-name="ro2">
          <table:table-cell table:formula="of:=[.A1190]+[.$D$1]" office:value-type="float" office:value="97.8999999999987">
            <text:p>97.9</text:p>
          </table:table-cell>
          <table:table-cell table:formula="of:=[.$M$2]+[.$M$3]*[.A1191]+[.$M$4]*[.A1191]^2+[.$M$5]*[.A1191]^3+[.$M$6]*[.A1191]^4+[.$N$2]*[.A1191]^5+[.$N$3]*[.A1191]^6+[.$N$4]*[.A1191]^7+[.$N$5]*[.A1191]^8+[.$N$6]*[.A1191]^9" office:value-type="float" office:value="6.09096779806596">
            <text:p>6.0909677981</text:p>
          </table:table-cell>
          <table:table-cell table:formula="of:=[.B1191]/([.$B$2]+[.B1191])*[.$B$1]" office:value-type="float" office:value="0.982161720131473">
            <text:p>0.9821617201</text:p>
          </table:table-cell>
          <table:table-cell table:formula="of:=[.$D$5]*[.C1191]-[.$D$4]" office:value-type="float" office:value="0.329393400564749">
            <text:p>0.3293934006</text:p>
          </table:table-cell>
          <table:table-cell table:formula="of:=INT([.D1191]/[.$B$1]*1024)" office:value-type="float" office:value="67">
            <text:p>67</text:p>
          </table:table-cell>
          <table:table-cell table:number-columns-repeated="10"/>
        </table:table-row>
        <table:table-row table:style-name="ro2">
          <table:table-cell table:formula="of:=[.A1191]+[.$D$1]" office:value-type="float" office:value="97.9999999999987">
            <text:p>98</text:p>
          </table:table-cell>
          <table:table-cell table:formula="of:=[.$M$2]+[.$M$3]*[.A1192]+[.$M$4]*[.A1192]^2+[.$M$5]*[.A1192]^3+[.$M$6]*[.A1192]^4+[.$N$2]*[.A1192]^5+[.$N$3]*[.A1192]^6+[.$N$4]*[.A1192]^7+[.$N$5]*[.A1192]^8+[.$N$6]*[.A1192]^9" office:value-type="float" office:value="6.07904432530396">
            <text:p>6.0790443253</text:p>
          </table:table-cell>
          <table:table-cell table:formula="of:=[.B1192]/([.$B$2]+[.B1192])*[.$B$1]" office:value-type="float" office:value="0.980616149193796">
            <text:p>0.9806161492</text:p>
          </table:table-cell>
          <table:table-cell table:formula="of:=[.$D$5]*[.C1192]-[.$D$4]" office:value-type="float" office:value="0.327200966035259">
            <text:p>0.327200966</text:p>
          </table:table-cell>
          <table:table-cell table:formula="of:=INT([.D1192]/[.$B$1]*1024)" office:value-type="float" office:value="67">
            <text:p>67</text:p>
          </table:table-cell>
          <table:table-cell table:number-columns-repeated="10"/>
        </table:table-row>
        <table:table-row table:style-name="ro2">
          <table:table-cell table:formula="of:=[.A1192]+[.$D$1]" office:value-type="float" office:value="98.0999999999987">
            <text:p>98.1</text:p>
          </table:table-cell>
          <table:table-cell table:formula="of:=[.$M$2]+[.$M$3]*[.A1193]+[.$M$4]*[.A1193]^2+[.$M$5]*[.A1193]^3+[.$M$6]*[.A1193]^4+[.$N$2]*[.A1193]^5+[.$N$3]*[.A1193]^6+[.$N$4]*[.A1193]^7+[.$N$5]*[.A1193]^8+[.$N$6]*[.A1193]^9" office:value-type="float" office:value="6.06715631561216">
            <text:p>6.0671563156</text:p>
          </table:table-cell>
          <table:table-cell table:formula="of:=[.B1193]/([.$B$2]+[.B1193])*[.$B$1]" office:value-type="float" office:value="0.979073990882732">
            <text:p>0.9790739909</text:p>
          </table:table-cell>
          <table:table-cell table:formula="of:=[.$D$5]*[.C1193]-[.$D$4]" office:value-type="float" office:value="0.325013372409697">
            <text:p>0.3250133724</text:p>
          </table:table-cell>
          <table:table-cell table:formula="of:=INT([.D1193]/[.$B$1]*1024)" office:value-type="float" office:value="66">
            <text:p>66</text:p>
          </table:table-cell>
          <table:table-cell table:number-columns-repeated="10"/>
        </table:table-row>
        <table:table-row table:style-name="ro2">
          <table:table-cell table:formula="of:=[.A1193]+[.$D$1]" office:value-type="float" office:value="98.1999999999987">
            <text:p>98.2</text:p>
          </table:table-cell>
          <table:table-cell table:formula="of:=[.$M$2]+[.$M$3]*[.A1194]+[.$M$4]*[.A1194]^2+[.$M$5]*[.A1194]^3+[.$M$6]*[.A1194]^4+[.$N$2]*[.A1194]^5+[.$N$3]*[.A1194]^6+[.$N$4]*[.A1194]^7+[.$N$5]*[.A1194]^8+[.$N$6]*[.A1194]^9" office:value-type="float" office:value="6.05530353862873">
            <text:p>6.0553035386</text:p>
          </table:table-cell>
          <table:table-cell table:formula="of:=[.B1194]/([.$B$2]+[.B1194])*[.$B$1]" office:value-type="float" office:value="0.977535224507363">
            <text:p>0.9775352245</text:p>
          </table:table-cell>
          <table:table-cell table:formula="of:=[.$D$5]*[.C1194]-[.$D$4]" office:value-type="float" office:value="0.32283059033743">
            <text:p>0.3228305903</text:p>
          </table:table-cell>
          <table:table-cell table:formula="of:=INT([.D1194]/[.$B$1]*1024)" office:value-type="float" office:value="66">
            <text:p>66</text:p>
          </table:table-cell>
          <table:table-cell table:number-columns-repeated="10"/>
        </table:table-row>
        <table:table-row table:style-name="ro2">
          <table:table-cell table:formula="of:=[.A1194]+[.$D$1]" office:value-type="float" office:value="98.2999999999987">
            <text:p>98.3</text:p>
          </table:table-cell>
          <table:table-cell table:formula="of:=[.$M$2]+[.$M$3]*[.A1195]+[.$M$4]*[.A1195]^2+[.$M$5]*[.A1195]^3+[.$M$6]*[.A1195]^4+[.$N$2]*[.A1195]^5+[.$N$3]*[.A1195]^6+[.$N$4]*[.A1195]^7+[.$N$5]*[.A1195]^8+[.$N$6]*[.A1195]^9" office:value-type="float" office:value="6.04348576440938">
            <text:p>6.0434857644</text:p>
          </table:table-cell>
          <table:table-cell table:formula="of:=[.B1195]/([.$B$2]+[.B1195])*[.$B$1]" office:value-type="float" office:value="0.975999829330305">
            <text:p>0.9759998293</text:p>
          </table:table-cell>
          <table:table-cell table:formula="of:=[.$D$5]*[.C1195]-[.$D$4]" office:value-type="float" office:value="0.320652590401916">
            <text:p>0.3206525904</text:p>
          </table:table-cell>
          <table:table-cell table:formula="of:=INT([.D1195]/[.$B$1]*1024)" office:value-type="float" office:value="65">
            <text:p>65</text:p>
          </table:table-cell>
          <table:table-cell table:number-columns-repeated="10"/>
        </table:table-row>
        <table:table-row table:style-name="ro2">
          <table:table-cell table:formula="of:=[.A1195]+[.$D$1]" office:value-type="float" office:value="98.3999999999987">
            <text:p>98.4</text:p>
          </table:table-cell>
          <table:table-cell table:formula="of:=[.$M$2]+[.$M$3]*[.A1196]+[.$M$4]*[.A1196]^2+[.$M$5]*[.A1196]^3+[.$M$6]*[.A1196]^4+[.$N$2]*[.A1196]^5+[.$N$3]*[.A1196]^6+[.$N$4]*[.A1196]^7+[.$N$5]*[.A1196]^8+[.$N$6]*[.A1196]^9" office:value-type="float" office:value="6.03170276343265">
            <text:p>6.0317027634</text:p>
          </table:table-cell>
          <table:table-cell table:formula="of:=[.B1196]/([.$B$2]+[.B1196])*[.$B$1]" office:value-type="float" office:value="0.974467784568889">
            <text:p>0.9744677846</text:p>
          </table:table-cell>
          <table:table-cell table:formula="of:=[.$D$5]*[.C1196]-[.$D$4]" office:value-type="float" office:value="0.318479343122368">
            <text:p>0.3184793431</text:p>
          </table:table-cell>
          <table:table-cell table:formula="of:=INT([.D1196]/[.$B$1]*1024)" office:value-type="float" office:value="65">
            <text:p>65</text:p>
          </table:table-cell>
          <table:table-cell table:number-columns-repeated="10"/>
        </table:table-row>
        <table:table-row table:style-name="ro2">
          <table:table-cell table:formula="of:=[.A1196]+[.$D$1]" office:value-type="float" office:value="98.4999999999987">
            <text:p>98.5</text:p>
          </table:table-cell>
          <table:table-cell table:formula="of:=[.$M$2]+[.$M$3]*[.A1197]+[.$M$4]*[.A1197]^2+[.$M$5]*[.A1197]^3+[.$M$6]*[.A1197]^4+[.$N$2]*[.A1197]^5+[.$N$3]*[.A1197]^6+[.$N$4]*[.A1197]^7+[.$N$5]*[.A1197]^8+[.$N$6]*[.A1197]^9" office:value-type="float" office:value="6.01995430660593">
            <text:p>6.0199543066</text:p>
          </table:table-cell>
          <table:table-cell table:formula="of:=[.B1197]/([.$B$2]+[.B1197])*[.$B$1]" office:value-type="float" office:value="0.972939069396449">
            <text:p>0.9729390694</text:p>
          </table:table-cell>
          <table:table-cell table:formula="of:=[.$D$5]*[.C1197]-[.$D$4]" office:value-type="float" office:value="0.316310818955597">
            <text:p>0.316310819</text:p>
          </table:table-cell>
          <table:table-cell table:formula="of:=INT([.D1197]/[.$B$1]*1024)" office:value-type="float" office:value="64">
            <text:p>64</text:p>
          </table:table-cell>
          <table:table-cell table:number-columns-repeated="10"/>
        </table:table-row>
        <table:table-row table:style-name="ro2">
          <table:table-cell table:formula="of:=[.A1197]+[.$D$1]" office:value-type="float" office:value="98.5999999999987">
            <text:p>98.6</text:p>
          </table:table-cell>
          <table:table-cell table:formula="of:=[.$M$2]+[.$M$3]*[.A1198]+[.$M$4]*[.A1198]^2+[.$M$5]*[.A1198]^3+[.$M$6]*[.A1198]^4+[.$N$2]*[.A1198]^5+[.$N$3]*[.A1198]^6+[.$N$4]*[.A1198]^7+[.$N$5]*[.A1198]^8+[.$N$6]*[.A1198]^9" office:value-type="float" office:value="6.00824016527307">
            <text:p>6.0082401653</text:p>
          </table:table-cell>
          <table:table-cell table:formula="of:=[.B1198]/([.$B$2]+[.B1198])*[.$B$1]" office:value-type="float" office:value="0.971413662943824">
            <text:p>0.9714136629</text:p>
          </table:table-cell>
          <table:table-cell table:formula="of:=[.$D$5]*[.C1198]-[.$D$4]" office:value-type="float" office:value="0.314146988298125">
            <text:p>0.3141469883</text:p>
          </table:table-cell>
          <table:table-cell table:formula="of:=INT([.D1198]/[.$B$1]*1024)" office:value-type="float" office:value="64">
            <text:p>64</text:p>
          </table:table-cell>
          <table:table-cell table:number-columns-repeated="10"/>
        </table:table-row>
        <table:table-row table:style-name="ro2">
          <table:table-cell table:formula="of:=[.A1198]+[.$D$1]" office:value-type="float" office:value="98.6999999999987">
            <text:p>98.7</text:p>
          </table:table-cell>
          <table:table-cell table:formula="of:=[.$M$2]+[.$M$3]*[.A1199]+[.$M$4]*[.A1199]^2+[.$M$5]*[.A1199]^3+[.$M$6]*[.A1199]^4+[.$N$2]*[.A1199]^5+[.$N$3]*[.A1199]^6+[.$N$4]*[.A1199]^7+[.$N$5]*[.A1199]^8+[.$N$6]*[.A1199]^9" office:value-type="float" office:value="5.9965601112191">
            <text:p>5.9965601112</text:p>
          </table:table-cell>
          <table:table-cell table:formula="of:=[.B1199]/([.$B$2]+[.B1199])*[.$B$1]" office:value-type="float" office:value="0.969891544300464">
            <text:p>0.9698915443</text:p>
          </table:table-cell>
          <table:table-cell table:formula="of:=[.$D$5]*[.C1199]-[.$D$4]" office:value-type="float" office:value="0.31198782148777">
            <text:p>0.3119878215</text:p>
          </table:table-cell>
          <table:table-cell table:formula="of:=INT([.D1199]/[.$B$1]*1024)" office:value-type="float" office:value="63">
            <text:p>63</text:p>
          </table:table-cell>
          <table:table-cell table:number-columns-repeated="10"/>
        </table:table-row>
        <table:table-row table:style-name="ro2">
          <table:table-cell table:formula="of:=[.A1199]+[.$D$1]" office:value-type="float" office:value="98.7999999999987">
            <text:p>98.8</text:p>
          </table:table-cell>
          <table:table-cell table:formula="of:=[.$M$2]+[.$M$3]*[.A1200]+[.$M$4]*[.A1200]^2+[.$M$5]*[.A1200]^3+[.$M$6]*[.A1200]^4+[.$N$2]*[.A1200]^5+[.$N$3]*[.A1200]^6+[.$N$4]*[.A1200]^7+[.$N$5]*[.A1200]^8+[.$N$6]*[.A1200]^9" office:value-type="float" office:value="5.98491391667685">
            <text:p>5.9849139167</text:p>
          </table:table-cell>
          <table:table-cell table:formula="of:=[.B1200]/([.$B$2]+[.B1200])*[.$B$1]" office:value-type="float" office:value="0.968372692515813">
            <text:p>0.9683726925</text:p>
          </table:table-cell>
          <table:table-cell table:formula="of:=[.$D$5]*[.C1200]-[.$D$4]" office:value-type="float" office:value="0.309833288805594">
            <text:p>0.3098332888</text:p>
          </table:table-cell>
          <table:table-cell table:formula="of:=INT([.D1200]/[.$B$1]*1024)" office:value-type="float" office:value="63">
            <text:p>63</text:p>
          </table:table-cell>
          <table:table-cell table:number-columns-repeated="10"/>
        </table:table-row>
        <table:table-row table:style-name="ro2">
          <table:table-cell table:formula="of:=[.A1200]+[.$D$1]" office:value-type="float" office:value="98.8999999999987">
            <text:p>98.9</text:p>
          </table:table-cell>
          <table:table-cell table:formula="of:=[.$M$2]+[.$M$3]*[.A1201]+[.$M$4]*[.A1201]^2+[.$M$5]*[.A1201]^3+[.$M$6]*[.A1201]^4+[.$N$2]*[.A1201]^5+[.$N$3]*[.A1201]^6+[.$N$4]*[.A1201]^7+[.$N$5]*[.A1201]^8+[.$N$6]*[.A1201]^9" office:value-type="float" office:value="5.97330135433414">
            <text:p>5.9733013543</text:p>
          </table:table-cell>
          <table:table-cell table:formula="of:=[.B1201]/([.$B$2]+[.B1201])*[.$B$1]" office:value-type="float" office:value="0.966857086600749">
            <text:p>0.9668570866</text:p>
          </table:table-cell>
          <table:table-cell table:formula="of:=[.$D$5]*[.C1201]-[.$D$4]" office:value-type="float" office:value="0.307683360477956">
            <text:p>0.3076833605</text:p>
          </table:table-cell>
          <table:table-cell table:formula="of:=INT([.D1201]/[.$B$1]*1024)" office:value-type="float" office:value="63">
            <text:p>63</text:p>
          </table:table-cell>
          <table:table-cell table:number-columns-repeated="10"/>
        </table:table-row>
        <table:table-row table:style-name="ro2">
          <table:table-cell table:formula="of:=[.A1201]+[.$D$1]" office:value-type="float" office:value="98.9999999999987">
            <text:p>99</text:p>
          </table:table-cell>
          <table:table-cell table:formula="of:=[.$M$2]+[.$M$3]*[.A1202]+[.$M$4]*[.A1202]^2+[.$M$5]*[.A1202]^3+[.$M$6]*[.A1202]^4+[.$N$2]*[.A1202]^5+[.$N$3]*[.A1202]^6+[.$N$4]*[.A1202]^7+[.$N$5]*[.A1202]^8+[.$N$6]*[.A1202]^9" office:value-type="float" office:value="5.96172219733803">
            <text:p>5.9617221973</text:p>
          </table:table-cell>
          <table:table-cell table:formula="of:=[.B1202]/([.$B$2]+[.B1202])*[.$B$1]" office:value-type="float" office:value="0.965344705528646">
            <text:p>0.9653447055</text:p>
          </table:table-cell>
          <table:table-cell table:formula="of:=[.$D$5]*[.C1202]-[.$D$4]" office:value-type="float" office:value="0.305538006678014">
            <text:p>0.3055380067</text:p>
          </table:table-cell>
          <table:table-cell table:formula="of:=INT([.D1202]/[.$B$1]*1024)" office:value-type="float" office:value="62">
            <text:p>62</text:p>
          </table:table-cell>
          <table:table-cell table:number-columns-repeated="10"/>
        </table:table-row>
        <table:table-row table:style-name="ro2">
          <table:table-cell table:formula="of:=[.A1202]+[.$D$1]" office:value-type="float" office:value="99.0999999999987">
            <text:p>99.1</text:p>
          </table:table-cell>
          <table:table-cell table:formula="of:=[.$M$2]+[.$M$3]*[.A1203]+[.$M$4]*[.A1203]^2+[.$M$5]*[.A1203]^3+[.$M$6]*[.A1203]^4+[.$N$2]*[.A1203]^5+[.$N$3]*[.A1203]^6+[.$N$4]*[.A1203]^7+[.$N$5]*[.A1203]^8+[.$N$6]*[.A1203]^9" office:value-type="float" office:value="5.95017621930286">
            <text:p>5.9501762193</text:p>
          </table:table-cell>
          <table:table-cell table:formula="of:=[.B1203]/([.$B$2]+[.B1203])*[.$B$1]" office:value-type="float" office:value="0.963835528236934">
            <text:p>0.9638355282</text:p>
          </table:table-cell>
          <table:table-cell table:formula="of:=[.$D$5]*[.C1203]-[.$D$4]" office:value-type="float" office:value="0.303397197527937">
            <text:p>0.3033971975</text:p>
          </table:table-cell>
          <table:table-cell table:formula="of:=INT([.D1203]/[.$B$1]*1024)" office:value-type="float" office:value="62">
            <text:p>62</text:p>
          </table:table-cell>
          <table:table-cell table:number-columns-repeated="10"/>
        </table:table-row>
        <table:table-row table:style-name="ro2">
          <table:table-cell table:formula="of:=[.A1203]+[.$D$1]" office:value-type="float" office:value="99.1999999999987">
            <text:p>99.2</text:p>
          </table:table-cell>
          <table:table-cell table:formula="of:=[.$M$2]+[.$M$3]*[.A1204]+[.$M$4]*[.A1204]^2+[.$M$5]*[.A1204]^3+[.$M$6]*[.A1204]^4+[.$N$2]*[.A1204]^5+[.$N$3]*[.A1204]^6+[.$N$4]*[.A1204]^7+[.$N$5]*[.A1204]^8+[.$N$6]*[.A1204]^9" office:value-type="float" office:value="5.93866319431556">
            <text:p>5.9386631943</text:p>
          </table:table-cell>
          <table:table-cell table:formula="of:=[.B1204]/([.$B$2]+[.B1204])*[.$B$1]" office:value-type="float" office:value="0.962329533628306">
            <text:p>0.9623295336</text:p>
          </table:table-cell>
          <table:table-cell table:formula="of:=[.$D$5]*[.C1204]-[.$D$4]" office:value-type="float" office:value="0.301260903100621">
            <text:p>0.3012609031</text:p>
          </table:table-cell>
          <table:table-cell table:formula="of:=INT([.D1204]/[.$B$1]*1024)" office:value-type="float" office:value="61">
            <text:p>61</text:p>
          </table:table-cell>
          <table:table-cell table:number-columns-repeated="10"/>
        </table:table-row>
        <table:table-row table:style-name="ro2">
          <table:table-cell table:formula="of:=[.A1204]+[.$D$1]" office:value-type="float" office:value="99.2999999999987">
            <text:p>99.3</text:p>
          </table:table-cell>
          <table:table-cell table:formula="of:=[.$M$2]+[.$M$3]*[.A1205]+[.$M$4]*[.A1205]^2+[.$M$5]*[.A1205]^3+[.$M$6]*[.A1205]^4+[.$N$2]*[.A1205]^5+[.$N$3]*[.A1205]^6+[.$N$4]*[.A1205]^7+[.$N$5]*[.A1205]^8+[.$N$6]*[.A1205]^9" office:value-type="float" office:value="5.92718289694158">
            <text:p>5.9271828969</text:p>
          </table:table-cell>
          <table:table-cell table:formula="of:=[.B1205]/([.$B$2]+[.B1205])*[.$B$1]" office:value-type="float" office:value="0.960826700572007">
            <text:p>0.9608267006</text:p>
          </table:table-cell>
          <table:table-cell table:formula="of:=[.$D$5]*[.C1205]-[.$D$4]" office:value-type="float" office:value="0.299129093421512">
            <text:p>0.2991290934</text:p>
          </table:table-cell>
          <table:table-cell table:formula="of:=INT([.D1205]/[.$B$1]*1024)" office:value-type="float" office:value="61">
            <text:p>61</text:p>
          </table:table-cell>
          <table:table-cell table:number-columns-repeated="10"/>
        </table:table-row>
        <table:table-row table:style-name="ro2">
          <table:table-cell table:formula="of:=[.A1205]+[.$D$1]" office:value-type="float" office:value="99.3999999999986">
            <text:p>99.4</text:p>
          </table:table-cell>
          <table:table-cell table:formula="of:=[.$M$2]+[.$M$3]*[.A1206]+[.$M$4]*[.A1206]^2+[.$M$5]*[.A1206]^3+[.$M$6]*[.A1206]^4+[.$N$2]*[.A1206]^5+[.$N$3]*[.A1206]^6+[.$N$4]*[.A1206]^7+[.$N$5]*[.A1206]^8+[.$N$6]*[.A1206]^9" office:value-type="float" office:value="5.91573510223166">
            <text:p>5.9157351022</text:p>
          </table:table-cell>
          <table:table-cell table:formula="of:=[.B1206]/([.$B$2]+[.B1206])*[.$B$1]" office:value-type="float" office:value="0.959327007905224">
            <text:p>0.9593270079</text:p>
          </table:table-cell>
          <table:table-cell table:formula="of:=[.$D$5]*[.C1206]-[.$D$4]" office:value-type="float" office:value="0.297001738470584">
            <text:p>0.2970017385</text:p>
          </table:table-cell>
          <table:table-cell table:formula="of:=INT([.D1206]/[.$B$1]*1024)" office:value-type="float" office:value="60">
            <text:p>60</text:p>
          </table:table-cell>
          <table:table-cell table:number-columns-repeated="10"/>
        </table:table-row>
        <table:table-row table:style-name="ro2">
          <table:table-cell table:formula="of:=[.A1206]+[.$D$1]" office:value-type="float" office:value="99.4999999999986">
            <text:p>99.5</text:p>
          </table:table-cell>
          <table:table-cell table:formula="of:=[.$M$2]+[.$M$3]*[.A1207]+[.$M$4]*[.A1207]^2+[.$M$5]*[.A1207]^3+[.$M$6]*[.A1207]^4+[.$N$2]*[.A1207]^5+[.$N$3]*[.A1207]^6+[.$N$4]*[.A1207]^7+[.$N$5]*[.A1207]^8+[.$N$6]*[.A1207]^9" office:value-type="float" office:value="5.90431958572727">
            <text:p>5.9043195857</text:p>
          </table:table-cell>
          <table:table-cell table:formula="of:=[.B1207]/([.$B$2]+[.B1207])*[.$B$1]" office:value-type="float" office:value="0.957830434434325">
            <text:p>0.9578304344</text:p>
          </table:table-cell>
          <table:table-cell table:formula="of:=[.$D$5]*[.C1207]-[.$D$4]" office:value-type="float" office:value="0.294878808184091">
            <text:p>0.2948788082</text:p>
          </table:table-cell>
          <table:table-cell table:formula="of:=INT([.D1207]/[.$B$1]*1024)" office:value-type="float" office:value="60">
            <text:p>60</text:p>
          </table:table-cell>
          <table:table-cell table:number-columns-repeated="10"/>
        </table:table-row>
        <table:table-row table:style-name="ro2">
          <table:table-cell table:formula="of:=[.A1207]+[.$D$1]" office:value-type="float" office:value="99.5999999999986">
            <text:p>99.6</text:p>
          </table:table-cell>
          <table:table-cell table:formula="of:=[.$M$2]+[.$M$3]*[.A1208]+[.$M$4]*[.A1208]^2+[.$M$5]*[.A1208]^3+[.$M$6]*[.A1208]^4+[.$N$2]*[.A1208]^5+[.$N$3]*[.A1208]^6+[.$N$4]*[.A1208]^7+[.$N$5]*[.A1208]^8+[.$N$6]*[.A1208]^9" office:value-type="float" office:value="5.89293612346748">
            <text:p>5.8929361235</text:p>
          </table:table-cell>
          <table:table-cell table:formula="of:=[.B1208]/([.$B$2]+[.B1208])*[.$B$1]" office:value-type="float" office:value="0.956336958936263">
            <text:p>0.9563369589</text:p>
          </table:table-cell>
          <table:table-cell table:formula="of:=[.$D$5]*[.C1208]-[.$D$4]" office:value-type="float" office:value="0.292760272456562">
            <text:p>0.2927602725</text:p>
          </table:table-cell>
          <table:table-cell table:formula="of:=INT([.D1208]/[.$B$1]*1024)" office:value-type="float" office:value="59">
            <text:p>59</text:p>
          </table:table-cell>
          <table:table-cell table:number-columns-repeated="10"/>
        </table:table-row>
        <table:table-row table:style-name="ro2">
          <table:table-cell table:formula="of:=[.A1208]+[.$D$1]" office:value-type="float" office:value="99.6999999999986">
            <text:p>99.7</text:p>
          </table:table-cell>
          <table:table-cell table:formula="of:=[.$M$2]+[.$M$3]*[.A1209]+[.$M$4]*[.A1209]^2+[.$M$5]*[.A1209]^3+[.$M$6]*[.A1209]^4+[.$N$2]*[.A1209]^5+[.$N$3]*[.A1209]^6+[.$N$4]*[.A1209]^7+[.$N$5]*[.A1209]^8+[.$N$6]*[.A1209]^9" office:value-type="float" office:value="5.88158449199469">
            <text:p>5.881584492</text:p>
          </table:table-cell>
          <table:table-cell table:formula="of:=[.B1209]/([.$B$2]+[.B1209])*[.$B$1]" office:value-type="float" office:value="0.954846560159844">
            <text:p>0.9548465602</text:p>
          </table:table-cell>
          <table:table-cell table:formula="of:=[.$D$5]*[.C1209]-[.$D$4]" office:value-type="float" office:value="0.290646101142599">
            <text:p>0.2906461011</text:p>
          </table:table-cell>
          <table:table-cell table:formula="of:=INT([.D1209]/[.$B$1]*1024)" office:value-type="float" office:value="59">
            <text:p>59</text:p>
          </table:table-cell>
          <table:table-cell table:number-columns-repeated="10"/>
        </table:table-row>
        <table:table-row table:style-name="ro2">
          <table:table-cell table:formula="of:=[.A1209]+[.$D$1]" office:value-type="float" office:value="99.7999999999986">
            <text:p>99.8</text:p>
          </table:table-cell>
          <table:table-cell table:formula="of:=[.$M$2]+[.$M$3]*[.A1210]+[.$M$4]*[.A1210]^2+[.$M$5]*[.A1210]^3+[.$M$6]*[.A1210]^4+[.$N$2]*[.A1210]^5+[.$N$3]*[.A1210]^6+[.$N$4]*[.A1210]^7+[.$N$5]*[.A1210]^8+[.$N$6]*[.A1210]^9" office:value-type="float" office:value="5.87026446836078">
            <text:p>5.8702644684</text:p>
          </table:table-cell>
          <table:table-cell table:formula="of:=[.B1210]/([.$B$2]+[.B1210])*[.$B$1]" office:value-type="float" office:value="0.953359216827057">
            <text:p>0.9533592168</text:p>
          </table:table-cell>
          <table:table-cell table:formula="of:=[.$D$5]*[.C1210]-[.$D$4]" office:value-type="float" office:value="0.288536264058765">
            <text:p>0.2885362641</text:p>
          </table:table-cell>
          <table:table-cell table:formula="of:=INT([.D1210]/[.$B$1]*1024)" office:value-type="float" office:value="59">
            <text:p>59</text:p>
          </table:table-cell>
          <table:table-cell table:number-columns-repeated="10"/>
        </table:table-row>
        <table:table-row table:style-name="ro2">
          <table:table-cell table:formula="of:=[.A1210]+[.$D$1]" office:value-type="float" office:value="99.8999999999986">
            <text:p>99.9</text:p>
          </table:table-cell>
          <table:table-cell table:formula="of:=[.$M$2]+[.$M$3]*[.A1211]+[.$M$4]*[.A1211]^2+[.$M$5]*[.A1211]^3+[.$M$6]*[.A1211]^4+[.$N$2]*[.A1211]^5+[.$N$3]*[.A1211]^6+[.$N$4]*[.A1211]^7+[.$N$5]*[.A1211]^8+[.$N$6]*[.A1211]^9" office:value-type="float" office:value="5.85897583013295">
            <text:p>5.8589758301</text:p>
          </table:table-cell>
          <table:table-cell table:formula="of:=[.B1211]/([.$B$2]+[.B1211])*[.$B$1]" office:value-type="float" office:value="0.951874907634348">
            <text:p>0.9518749076</text:p>
          </table:table-cell>
          <table:table-cell table:formula="of:=[.$D$5]*[.C1211]-[.$D$4]" office:value-type="float" office:value="0.286430730985385">
            <text:p>0.286430731</text:p>
          </table:table-cell>
          <table:table-cell table:formula="of:=INT([.D1211]/[.$B$1]*1024)" office:value-type="float" office:value="58">
            <text:p>58</text:p>
          </table:table-cell>
          <table:table-cell table:number-columns-repeated="10"/>
        </table:table-row>
        <table:table-row table:style-name="ro2">
          <table:table-cell table:formula="of:=[.A1211]+[.$D$1]" office:value-type="float" office:value="99.9999999999986">
            <text:p>100</text:p>
          </table:table-cell>
          <table:table-cell table:formula="of:=[.$M$2]+[.$M$3]*[.A1212]+[.$M$4]*[.A1212]^2+[.$M$5]*[.A1212]^3+[.$M$6]*[.A1212]^4+[.$N$2]*[.A1212]^5+[.$N$3]*[.A1212]^6+[.$N$4]*[.A1212]^7+[.$N$5]*[.A1212]^8+[.$N$6]*[.A1212]^9" office:value-type="float" office:value="5.8477183554003">
            <text:p>5.8477183554</text:p>
          </table:table-cell>
          <table:table-cell table:formula="of:=[.B1212]/([.$B$2]+[.B1212])*[.$B$1]" office:value-type="float" office:value="0.950393611254013">
            <text:p>0.9503936113</text:p>
          </table:table-cell>
          <table:table-cell table:formula="of:=[.$D$5]*[.C1212]-[.$D$4]" office:value-type="float" office:value="0.284329471668529">
            <text:p>0.2843294717</text:p>
          </table:table-cell>
          <table:table-cell table:formula="of:=INT([.D1212]/[.$B$1]*1024)" office:value-type="float" office:value="58">
            <text:p>58</text:p>
          </table:table-cell>
          <table:table-cell table:number-columns-repeated="10"/>
        </table:table-row>
        <table:table-row table:style-name="ro2">
          <table:table-cell table:formula="of:=[.A1212]+[.$D$1]" office:value-type="float" office:value="100.099999999999">
            <text:p>100.1</text:p>
          </table:table-cell>
          <table:table-cell table:formula="of:=[.$M$2]+[.$M$3]*[.A1213]+[.$M$4]*[.A1213]^2+[.$M$5]*[.A1213]^3+[.$M$6]*[.A1213]^4+[.$N$2]*[.A1213]^5+[.$N$3]*[.A1213]^6+[.$N$4]*[.A1213]^7+[.$N$5]*[.A1213]^8+[.$N$6]*[.A1213]^9" office:value-type="float" office:value="5.83649182277931">
            <text:p>5.8364918228</text:p>
          </table:table-cell>
          <table:table-cell table:formula="of:=[.B1213]/([.$B$2]+[.B1213])*[.$B$1]" office:value-type="float" office:value="0.948915306335423">
            <text:p>0.9489153063</text:p>
          </table:table-cell>
          <table:table-cell table:formula="of:=[.$D$5]*[.C1213]-[.$D$4]" office:value-type="float" office:value="0.282232455821748">
            <text:p>0.2822324558</text:p>
          </table:table-cell>
          <table:table-cell table:formula="of:=INT([.D1213]/[.$B$1]*1024)" office:value-type="float" office:value="57">
            <text:p>57</text:p>
          </table:table-cell>
          <table:table-cell table:number-columns-repeated="10"/>
        </table:table-row>
        <table:table-row table:style-name="ro2">
          <table:table-cell table:formula="of:=[.A1213]+[.$D$1]" office:value-type="float" office:value="100.199999999999">
            <text:p>100.2</text:p>
          </table:table-cell>
          <table:table-cell table:formula="of:=[.$M$2]+[.$M$3]*[.A1214]+[.$M$4]*[.A1214]^2+[.$M$5]*[.A1214]^3+[.$M$6]*[.A1214]^4+[.$N$2]*[.A1214]^5+[.$N$3]*[.A1214]^6+[.$N$4]*[.A1214]^7+[.$N$5]*[.A1214]^8+[.$N$6]*[.A1214]^9" office:value-type="float" office:value="5.82529601142079">
            <text:p>5.8252960114</text:p>
          </table:table-cell>
          <table:table-cell table:formula="of:=[.B1214]/([.$B$2]+[.B1214])*[.$B$1]" office:value-type="float" office:value="0.947439971506469">
            <text:p>0.9474399715</text:p>
          </table:table-cell>
          <table:table-cell table:formula="of:=[.$D$5]*[.C1214]-[.$D$4]" office:value-type="float" office:value="0.280139653128125">
            <text:p>0.2801396531</text:p>
          </table:table-cell>
          <table:table-cell table:formula="of:=INT([.D1214]/[.$B$1]*1024)" office:value-type="float" office:value="57">
            <text:p>57</text:p>
          </table:table-cell>
          <table:table-cell table:number-columns-repeated="10"/>
        </table:table-row>
        <table:table-row table:style-name="ro2">
          <table:table-cell table:formula="of:=[.A1214]+[.$D$1]" office:value-type="float" office:value="100.299999999999">
            <text:p>100.3</text:p>
          </table:table-cell>
          <table:table-cell table:formula="of:=[.$M$2]+[.$M$3]*[.A1215]+[.$M$4]*[.A1215]^2+[.$M$5]*[.A1215]^3+[.$M$6]*[.A1215]^4+[.$N$2]*[.A1215]^5+[.$N$3]*[.A1215]^6+[.$N$4]*[.A1215]^7+[.$N$5]*[.A1215]^8+[.$N$6]*[.A1215]^9" office:value-type="float" office:value="5.81413070101485">
            <text:p>5.814130701</text:p>
          </table:table-cell>
          <table:table-cell table:formula="of:=[.B1215]/([.$B$2]+[.B1215])*[.$B$1]" office:value-type="float" office:value="0.94596758537473">
            <text:p>0.9459675854</text:p>
          </table:table-cell>
          <table:table-cell table:formula="of:=[.$D$5]*[.C1215]-[.$D$4]" office:value-type="float" office:value="0.278051033241923">
            <text:p>0.2780510332</text:p>
          </table:table-cell>
          <table:table-cell table:formula="of:=INT([.D1215]/[.$B$1]*1024)" office:value-type="float" office:value="56">
            <text:p>56</text:p>
          </table:table-cell>
          <table:table-cell table:number-columns-repeated="10"/>
        </table:table-row>
        <table:table-row table:style-name="ro2">
          <table:table-cell table:formula="of:=[.A1215]+[.$D$1]" office:value-type="float" office:value="100.399999999999">
            <text:p>100.4</text:p>
          </table:table-cell>
          <table:table-cell table:formula="of:=[.$M$2]+[.$M$3]*[.A1216]+[.$M$4]*[.A1216]^2+[.$M$5]*[.A1216]^3+[.$M$6]*[.A1216]^4+[.$N$2]*[.A1216]^5+[.$N$3]*[.A1216]^6+[.$N$4]*[.A1216]^7+[.$N$5]*[.A1216]^8+[.$N$6]*[.A1216]^9" office:value-type="float" office:value="5.80299567179842">
            <text:p>5.8029956718</text:p>
          </table:table-cell>
          <table:table-cell table:formula="of:=[.B1216]/([.$B$2]+[.B1216])*[.$B$1]" office:value-type="float" office:value="0.944498126528983">
            <text:p>0.9444981265</text:p>
          </table:table-cell>
          <table:table-cell table:formula="of:=[.$D$5]*[.C1216]-[.$D$4]" office:value-type="float" office:value="0.275966565790742">
            <text:p>0.2759665658</text:p>
          </table:table-cell>
          <table:table-cell table:formula="of:=INT([.D1216]/[.$B$1]*1024)" office:value-type="float" office:value="56">
            <text:p>56</text:p>
          </table:table-cell>
          <table:table-cell table:number-columns-repeated="10"/>
        </table:table-row>
        <table:table-row table:style-name="ro2">
          <table:table-cell table:formula="of:=[.A1216]+[.$D$1]" office:value-type="float" office:value="100.499999999999">
            <text:p>100.5</text:p>
          </table:table-cell>
          <table:table-cell table:formula="of:=[.$M$2]+[.$M$3]*[.A1217]+[.$M$4]*[.A1217]^2+[.$M$5]*[.A1217]^3+[.$M$6]*[.A1217]^4+[.$N$2]*[.A1217]^5+[.$N$3]*[.A1217]^6+[.$N$4]*[.A1217]^7+[.$N$5]*[.A1217]^8+[.$N$6]*[.A1217]^9" office:value-type="float" office:value="5.79189070455875">
            <text:p>5.7918907046</text:p>
          </table:table-cell>
          <table:table-cell table:formula="of:=[.B1217]/([.$B$2]+[.B1217])*[.$B$1]" office:value-type="float" office:value="0.94303157354019">
            <text:p>0.9430315735</text:p>
          </table:table-cell>
          <table:table-cell table:formula="of:=[.$D$5]*[.C1217]-[.$D$4]" office:value-type="float" office:value="0.273886220376903">
            <text:p>0.2738862204</text:p>
          </table:table-cell>
          <table:table-cell table:formula="of:=INT([.D1217]/[.$B$1]*1024)" office:value-type="float" office:value="56">
            <text:p>56</text:p>
          </table:table-cell>
          <table:table-cell table:number-columns-repeated="10"/>
        </table:table-row>
        <table:table-row table:style-name="ro2">
          <table:table-cell table:formula="of:=[.A1217]+[.$D$1]" office:value-type="float" office:value="100.599999999999">
            <text:p>100.6</text:p>
          </table:table-cell>
          <table:table-cell table:formula="of:=[.$M$2]+[.$M$3]*[.A1218]+[.$M$4]*[.A1218]^2+[.$M$5]*[.A1218]^3+[.$M$6]*[.A1218]^4+[.$N$2]*[.A1218]^5+[.$N$3]*[.A1218]^6+[.$N$4]*[.A1218]^7+[.$N$5]*[.A1218]^8+[.$N$6]*[.A1218]^9" office:value-type="float" office:value="5.78081558064227">
            <text:p>5.7808155806</text:p>
          </table:table-cell>
          <table:table-cell table:formula="of:=[.B1218]/([.$B$2]+[.B1218])*[.$B$1]" office:value-type="float" office:value="0.941567904963178">
            <text:p>0.941567905</text:p>
          </table:table-cell>
          <table:table-cell table:formula="of:=[.$D$5]*[.C1218]-[.$D$4]" office:value-type="float" office:value="0.271809966579848">
            <text:p>0.2718099666</text:p>
          </table:table-cell>
          <table:table-cell table:formula="of:=INT([.D1218]/[.$B$1]*1024)" office:value-type="float" office:value="55">
            <text:p>55</text:p>
          </table:table-cell>
          <table:table-cell table:number-columns-repeated="10"/>
        </table:table-row>
        <table:table-row table:style-name="ro2">
          <table:table-cell table:formula="of:=[.A1218]+[.$D$1]" office:value-type="float" office:value="100.699999999999">
            <text:p>100.7</text:p>
          </table:table-cell>
          <table:table-cell table:formula="of:=[.$M$2]+[.$M$3]*[.A1219]+[.$M$4]*[.A1219]^2+[.$M$5]*[.A1219]^3+[.$M$6]*[.A1219]^4+[.$N$2]*[.A1219]^5+[.$N$3]*[.A1219]^6+[.$N$4]*[.A1219]^7+[.$N$5]*[.A1219]^8+[.$N$6]*[.A1219]^9" office:value-type="float" office:value="5.76977008195909">
            <text:p>5.769770082</text:p>
          </table:table-cell>
          <table:table-cell table:formula="of:=[.B1219]/([.$B$2]+[.B1219])*[.$B$1]" office:value-type="float" office:value="0.940107099337764">
            <text:p>0.9401070993</text:p>
          </table:table-cell>
          <table:table-cell table:formula="of:=[.$D$5]*[.C1219]-[.$D$4]" office:value-type="float" office:value="0.26973777395772">
            <text:p>0.269737774</text:p>
          </table:table-cell>
          <table:table-cell table:formula="of:=INT([.D1219]/[.$B$1]*1024)" office:value-type="float" office:value="55">
            <text:p>55</text:p>
          </table:table-cell>
          <table:table-cell table:number-columns-repeated="10"/>
        </table:table-row>
        <table:table-row table:style-name="ro2">
          <table:table-cell table:formula="of:=[.A1219]+[.$D$1]" office:value-type="float" office:value="100.799999999999">
            <text:p>100.8</text:p>
          </table:table-cell>
          <table:table-cell table:formula="of:=[.$M$2]+[.$M$3]*[.A1220]+[.$M$4]*[.A1220]^2+[.$M$5]*[.A1220]^3+[.$M$6]*[.A1220]^4+[.$N$2]*[.A1220]^5+[.$N$3]*[.A1220]^6+[.$N$4]*[.A1220]^7+[.$N$5]*[.A1220]^8+[.$N$6]*[.A1220]^9" office:value-type="float" office:value="5.7587539909889">
            <text:p>5.758753991</text:p>
          </table:table-cell>
          <table:table-cell table:formula="of:=[.B1220]/([.$B$2]+[.B1220])*[.$B$1]" office:value-type="float" office:value="0.938649135190051">
            <text:p>0.9386491352</text:p>
          </table:table-cell>
          <table:table-cell table:formula="of:=[.$D$5]*[.C1220]-[.$D$4]" office:value-type="float" office:value="0.26766961204921">
            <text:p>0.267669612</text:p>
          </table:table-cell>
          <table:table-cell table:formula="of:=INT([.D1220]/[.$B$1]*1024)" office:value-type="float" office:value="54">
            <text:p>54</text:p>
          </table:table-cell>
          <table:table-cell table:number-columns-repeated="10"/>
        </table:table-row>
        <table:table-row table:style-name="ro2">
          <table:table-cell table:formula="of:=[.A1220]+[.$D$1]" office:value-type="float" office:value="100.899999999999">
            <text:p>100.9</text:p>
          </table:table-cell>
          <table:table-cell table:formula="of:=[.$M$2]+[.$M$3]*[.A1221]+[.$M$4]*[.A1221]^2+[.$M$5]*[.A1221]^3+[.$M$6]*[.A1221]^4+[.$N$2]*[.A1221]^5+[.$N$3]*[.A1221]^6+[.$N$4]*[.A1221]^7+[.$N$5]*[.A1221]^8+[.$N$6]*[.A1221]^9" office:value-type="float" office:value="5.74776709078768">
            <text:p>5.7477670908</text:p>
          </table:table-cell>
          <table:table-cell table:formula="of:=[.B1221]/([.$B$2]+[.B1221])*[.$B$1]" office:value-type="float" office:value="0.937193991033838">
            <text:p>0.937193991</text:p>
          </table:table-cell>
          <table:table-cell table:formula="of:=[.$D$5]*[.C1221]-[.$D$4]" office:value-type="float" office:value="0.265605450375554">
            <text:p>0.2656054504</text:p>
          </table:table-cell>
          <table:table-cell table:formula="of:=INT([.D1221]/[.$B$1]*1024)" office:value-type="float" office:value="54">
            <text:p>54</text:p>
          </table:table-cell>
          <table:table-cell table:number-columns-repeated="10"/>
        </table:table-row>
        <table:table-row table:style-name="ro2">
          <table:table-cell table:formula="of:=[.A1221]+[.$D$1]" office:value-type="float" office:value="100.999999999999">
            <text:p>101</text:p>
          </table:table-cell>
          <table:table-cell table:formula="of:=[.$M$2]+[.$M$3]*[.A1222]+[.$M$4]*[.A1222]^2+[.$M$5]*[.A1222]^3+[.$M$6]*[.A1222]^4+[.$N$2]*[.A1222]^5+[.$N$3]*[.A1222]^6+[.$N$4]*[.A1222]^7+[.$N$5]*[.A1222]^8+[.$N$6]*[.A1222]^9" office:value-type="float" office:value="5.73680916499316">
            <text:p>5.736809165</text:p>
          </table:table-cell>
          <table:table-cell table:formula="of:=[.B1222]/([.$B$2]+[.B1222])*[.$B$1]" office:value-type="float" office:value="0.935741645371863">
            <text:p>0.9357416454</text:p>
          </table:table-cell>
          <table:table-cell table:formula="of:=[.$D$5]*[.C1222]-[.$D$4]" office:value-type="float" office:value="0.263545258442305">
            <text:p>0.2635452584</text:p>
          </table:table-cell>
          <table:table-cell table:formula="of:=INT([.D1222]/[.$B$1]*1024)" office:value-type="float" office:value="53">
            <text:p>53</text:p>
          </table:table-cell>
          <table:table-cell table:number-columns-repeated="10"/>
        </table:table-row>
        <table:table-row table:style-name="ro2">
          <table:table-cell table:formula="of:=[.A1222]+[.$D$1]" office:value-type="float" office:value="101.099999999999">
            <text:p>101.1</text:p>
          </table:table-cell>
          <table:table-cell table:formula="of:=[.$M$2]+[.$M$3]*[.A1223]+[.$M$4]*[.A1223]^2+[.$M$5]*[.A1223]^3+[.$M$6]*[.A1223]^4+[.$N$2]*[.A1223]^5+[.$N$3]*[.A1223]^6+[.$N$4]*[.A1223]^7+[.$N$5]*[.A1223]^8+[.$N$6]*[.A1223]^9" office:value-type="float" office:value="5.72587999783014">
            <text:p>5.7258799978</text:p>
          </table:table-cell>
          <table:table-cell table:formula="of:=[.B1223]/([.$B$2]+[.B1223])*[.$B$1]" office:value-type="float" office:value="0.934292076697033">
            <text:p>0.9342920767</text:p>
          </table:table-cell>
          <table:table-cell table:formula="of:=[.$D$5]*[.C1223]-[.$D$4]" office:value-type="float" office:value="0.261489005741059">
            <text:p>0.2614890057</text:p>
          </table:table-cell>
          <table:table-cell table:formula="of:=INT([.D1223]/[.$B$1]*1024)" office:value-type="float" office:value="53">
            <text:p>53</text:p>
          </table:table-cell>
          <table:table-cell table:number-columns-repeated="10"/>
        </table:table-row>
        <table:table-row table:style-name="ro2">
          <table:table-cell table:formula="of:=[.A1223]+[.$D$1]" office:value-type="float" office:value="101.199999999999">
            <text:p>101.2</text:p>
          </table:table-cell>
          <table:table-cell table:formula="of:=[.$M$2]+[.$M$3]*[.A1224]+[.$M$4]*[.A1224]^2+[.$M$5]*[.A1224]^3+[.$M$6]*[.A1224]^4+[.$N$2]*[.A1224]^5+[.$N$3]*[.A1224]^6+[.$N$4]*[.A1224]^7+[.$N$5]*[.A1224]^8+[.$N$6]*[.A1224]^9" office:value-type="float" office:value="5.71497937411816">
            <text:p>5.7149793741</text:p>
          </table:table-cell>
          <table:table-cell table:formula="of:=[.B1224]/([.$B$2]+[.B1224])*[.$B$1]" office:value-type="float" office:value="0.932845263493959">
            <text:p>0.9328452635</text:p>
          </table:table-cell>
          <table:table-cell table:formula="of:=[.$D$5]*[.C1224]-[.$D$4]" office:value-type="float" office:value="0.259436661751653">
            <text:p>0.2594366618</text:p>
          </table:table-cell>
          <table:table-cell table:formula="of:=INT([.D1224]/[.$B$1]*1024)" office:value-type="float" office:value="53">
            <text:p>53</text:p>
          </table:table-cell>
          <table:table-cell table:number-columns-repeated="10"/>
        </table:table-row>
        <table:table-row table:style-name="ro2">
          <table:table-cell table:formula="of:=[.A1224]+[.$D$1]" office:value-type="float" office:value="101.299999999999">
            <text:p>101.3</text:p>
          </table:table-cell>
          <table:table-cell table:formula="of:=[.$M$2]+[.$M$3]*[.A1225]+[.$M$4]*[.A1225]^2+[.$M$5]*[.A1225]^3+[.$M$6]*[.A1225]^4+[.$N$2]*[.A1225]^5+[.$N$3]*[.A1225]^6+[.$N$4]*[.A1225]^7+[.$N$5]*[.A1225]^8+[.$N$6]*[.A1225]^9" office:value-type="float" office:value="5.70410707927597">
            <text:p>5.7041070793</text:p>
          </table:table-cell>
          <table:table-cell table:formula="of:=[.B1225]/([.$B$2]+[.B1225])*[.$B$1]" office:value-type="float" office:value="0.931401184240077">
            <text:p>0.9314011842</text:p>
          </table:table-cell>
          <table:table-cell table:formula="of:=[.$D$5]*[.C1225]-[.$D$4]" office:value-type="float" office:value="0.257388195943743">
            <text:p>0.2573881959</text:p>
          </table:table-cell>
          <table:table-cell table:formula="of:=INT([.D1225]/[.$B$1]*1024)" office:value-type="float" office:value="52">
            <text:p>52</text:p>
          </table:table-cell>
          <table:table-cell table:number-columns-repeated="10"/>
        </table:table-row>
        <table:table-row table:style-name="ro2">
          <table:table-cell table:formula="of:=[.A1225]+[.$D$1]" office:value-type="float" office:value="101.399999999999">
            <text:p>101.4</text:p>
          </table:table-cell>
          <table:table-cell table:formula="of:=[.$M$2]+[.$M$3]*[.A1226]+[.$M$4]*[.A1226]^2+[.$M$5]*[.A1226]^3+[.$M$6]*[.A1226]^4+[.$N$2]*[.A1226]^5+[.$N$3]*[.A1226]^6+[.$N$4]*[.A1226]^7+[.$N$5]*[.A1226]^8+[.$N$6]*[.A1226]^9" office:value-type="float" office:value="5.69326289932785">
            <text:p>5.6932628993</text:p>
          </table:table-cell>
          <table:table-cell table:formula="of:=[.B1226]/([.$B$2]+[.B1226])*[.$B$1]" office:value-type="float" office:value="0.929959817407002">
            <text:p>0.9299598174</text:p>
          </table:table-cell>
          <table:table-cell table:formula="of:=[.$D$5]*[.C1226]-[.$D$4]" office:value-type="float" office:value="0.255343577778726">
            <text:p>0.2553435778</text:p>
          </table:table-cell>
          <table:table-cell table:formula="of:=INT([.D1226]/[.$B$1]*1024)" office:value-type="float" office:value="52">
            <text:p>52</text:p>
          </table:table-cell>
          <table:table-cell table:number-columns-repeated="10"/>
        </table:table-row>
        <table:table-row table:style-name="ro2">
          <table:table-cell table:formula="of:=[.A1226]+[.$D$1]" office:value-type="float" office:value="101.499999999999">
            <text:p>101.5</text:p>
          </table:table-cell>
          <table:table-cell table:formula="of:=[.$M$2]+[.$M$3]*[.A1227]+[.$M$4]*[.A1227]^2+[.$M$5]*[.A1227]^3+[.$M$6]*[.A1227]^4+[.$N$2]*[.A1227]^5+[.$N$3]*[.A1227]^6+[.$N$4]*[.A1227]^7+[.$N$5]*[.A1227]^8+[.$N$6]*[.A1227]^9" office:value-type="float" office:value="5.68244662090898">
            <text:p>5.6824466209</text:p>
          </table:table-cell>
          <table:table-cell table:formula="of:=[.B1227]/([.$B$2]+[.B1227])*[.$B$1]" office:value-type="float" office:value="0.92852114146177">
            <text:p>0.9285211415</text:p>
          </table:table-cell>
          <table:table-cell table:formula="of:=[.$D$5]*[.C1227]-[.$D$4]" office:value-type="float" office:value="0.253302776711508">
            <text:p>0.2533027767</text:p>
          </table:table-cell>
          <table:table-cell table:formula="of:=INT([.D1227]/[.$B$1]*1024)" office:value-type="float" office:value="51">
            <text:p>51</text:p>
          </table:table-cell>
          <table:table-cell table:number-columns-repeated="10"/>
        </table:table-row>
        <table:table-row table:style-name="ro2">
          <table:table-cell table:formula="of:=[.A1227]+[.$D$1]" office:value-type="float" office:value="101.599999999999">
            <text:p>101.6</text:p>
          </table:table-cell>
          <table:table-cell table:formula="of:=[.$M$2]+[.$M$3]*[.A1228]+[.$M$4]*[.A1228]^2+[.$M$5]*[.A1228]^3+[.$M$6]*[.A1228]^4+[.$N$2]*[.A1228]^5+[.$N$3]*[.A1228]^6+[.$N$4]*[.A1228]^7+[.$N$5]*[.A1228]^8+[.$N$6]*[.A1228]^9" office:value-type="float" office:value="5.67165803127291">
            <text:p>5.6716580313</text:p>
          </table:table-cell>
          <table:table-cell table:formula="of:=[.B1228]/([.$B$2]+[.B1228])*[.$B$1]" office:value-type="float" office:value="0.927085134868352">
            <text:p>0.9270851349</text:p>
          </table:table-cell>
          <table:table-cell table:formula="of:=[.$D$5]*[.C1228]-[.$D$4]" office:value-type="float" office:value="0.251265762192642">
            <text:p>0.2512657622</text:p>
          </table:table-cell>
          <table:table-cell table:formula="of:=INT([.D1228]/[.$B$1]*1024)" office:value-type="float" office:value="51">
            <text:p>51</text:p>
          </table:table-cell>
          <table:table-cell table:number-columns-repeated="10"/>
        </table:table-row>
        <table:table-row table:style-name="ro2">
          <table:table-cell table:formula="of:=[.A1228]+[.$D$1]" office:value-type="float" office:value="101.699999999999">
            <text:p>101.7</text:p>
          </table:table-cell>
          <table:table-cell table:formula="of:=[.$M$2]+[.$M$3]*[.A1229]+[.$M$4]*[.A1229]^2+[.$M$5]*[.A1229]^3+[.$M$6]*[.A1229]^4+[.$N$2]*[.A1229]^5+[.$N$3]*[.A1229]^6+[.$N$4]*[.A1229]^7+[.$N$5]*[.A1229]^8+[.$N$6]*[.A1229]^9" office:value-type="float" office:value="5.66089691829571">
            <text:p>5.6608969183</text:p>
          </table:table-cell>
          <table:table-cell table:formula="of:=[.B1229]/([.$B$2]+[.B1229])*[.$B$1]" office:value-type="float" office:value="0.92565177608873">
            <text:p>0.9256517761</text:p>
          </table:table-cell>
          <table:table-cell table:formula="of:=[.$D$5]*[.C1229]-[.$D$4]" office:value-type="float" office:value="0.249232503669864">
            <text:p>0.2492325037</text:p>
          </table:table-cell>
          <table:table-cell table:formula="of:=INT([.D1229]/[.$B$1]*1024)" office:value-type="float" office:value="51">
            <text:p>51</text:p>
          </table:table-cell>
          <table:table-cell table:number-columns-repeated="10"/>
        </table:table-row>
        <table:table-row table:style-name="ro2">
          <table:table-cell table:formula="of:=[.A1229]+[.$D$1]" office:value-type="float" office:value="101.799999999999">
            <text:p>101.8</text:p>
          </table:table-cell>
          <table:table-cell table:formula="of:=[.$M$2]+[.$M$3]*[.A1230]+[.$M$4]*[.A1230]^2+[.$M$5]*[.A1230]^3+[.$M$6]*[.A1230]^4+[.$N$2]*[.A1230]^5+[.$N$3]*[.A1230]^6+[.$N$4]*[.A1230]^7+[.$N$5]*[.A1230]^8+[.$N$6]*[.A1230]^9" office:value-type="float" office:value="5.65016307048198">
            <text:p>5.6501630705</text:p>
          </table:table-cell>
          <table:table-cell table:formula="of:=[.B1230]/([.$B$2]+[.B1230])*[.$B$1]" office:value-type="float" office:value="0.92422104358422">
            <text:p>0.9242210436</text:p>
          </table:table-cell>
          <table:table-cell table:formula="of:=[.$D$5]*[.C1230]-[.$D$4]" office:value-type="float" office:value="0.247202970589961">
            <text:p>0.2472029706</text:p>
          </table:table-cell>
          <table:table-cell table:formula="of:=INT([.D1230]/[.$B$1]*1024)" office:value-type="float" office:value="50">
            <text:p>50</text:p>
          </table:table-cell>
          <table:table-cell table:number-columns-repeated="10"/>
        </table:table-row>
        <table:table-row table:style-name="ro2">
          <table:table-cell table:formula="of:=[.A1230]+[.$D$1]" office:value-type="float" office:value="101.899999999999">
            <text:p>101.9</text:p>
          </table:table-cell>
          <table:table-cell table:formula="of:=[.$M$2]+[.$M$3]*[.A1231]+[.$M$4]*[.A1231]^2+[.$M$5]*[.A1231]^3+[.$M$6]*[.A1231]^4+[.$N$2]*[.A1231]^5+[.$N$3]*[.A1231]^6+[.$N$4]*[.A1231]^7+[.$N$5]*[.A1231]^8+[.$N$6]*[.A1231]^9" office:value-type="float" office:value="5.63945627697219">
            <text:p>5.639456277</text:p>
          </table:table-cell>
          <table:table-cell table:formula="of:=[.B1231]/([.$B$2]+[.B1231])*[.$B$1]" office:value-type="float" office:value="0.922792915816971">
            <text:p>0.9227929158</text:p>
          </table:table-cell>
          <table:table-cell table:formula="of:=[.$D$5]*[.C1231]-[.$D$4]" office:value-type="float" office:value="0.245177132400906">
            <text:p>0.2451771324</text:p>
          </table:table-cell>
          <table:table-cell table:formula="of:=INT([.D1231]/[.$B$1]*1024)" office:value-type="float" office:value="50">
            <text:p>50</text:p>
          </table:table-cell>
          <table:table-cell table:number-columns-repeated="10"/>
        </table:table-row>
        <table:table-row table:style-name="ro2">
          <table:table-cell table:formula="of:=[.A1231]+[.$D$1]" office:value-type="float" office:value="101.999999999999">
            <text:p>102</text:p>
          </table:table-cell>
          <table:table-cell table:formula="of:=[.$M$2]+[.$M$3]*[.A1232]+[.$M$4]*[.A1232]^2+[.$M$5]*[.A1232]^3+[.$M$6]*[.A1232]^4+[.$N$2]*[.A1232]^5+[.$N$3]*[.A1232]^6+[.$N$4]*[.A1232]^7+[.$N$5]*[.A1232]^8+[.$N$6]*[.A1232]^9" office:value-type="float" office:value="5.62877632754649">
            <text:p>5.6287763275</text:p>
          </table:table-cell>
          <table:table-cell table:formula="of:=[.B1232]/([.$B$2]+[.B1232])*[.$B$1]" office:value-type="float" office:value="0.921367371250997">
            <text:p>0.9213673713</text:p>
          </table:table-cell>
          <table:table-cell table:formula="of:=[.$D$5]*[.C1232]-[.$D$4]" office:value-type="float" office:value="0.243154958553314">
            <text:p>0.2431549586</text:p>
          </table:table-cell>
          <table:table-cell table:formula="of:=INT([.D1232]/[.$B$1]*1024)" office:value-type="float" office:value="49">
            <text:p>49</text:p>
          </table:table-cell>
          <table:table-cell table:number-columns-repeated="10"/>
        </table:table-row>
        <table:table-row table:style-name="ro2">
          <table:table-cell table:formula="of:=[.A1232]+[.$D$1]" office:value-type="float" office:value="102.099999999998">
            <text:p>102.1</text:p>
          </table:table-cell>
          <table:table-cell table:formula="of:=[.$M$2]+[.$M$3]*[.A1233]+[.$M$4]*[.A1233]^2+[.$M$5]*[.A1233]^3+[.$M$6]*[.A1233]^4+[.$N$2]*[.A1233]^5+[.$N$3]*[.A1233]^6+[.$N$4]*[.A1233]^7+[.$N$5]*[.A1233]^8+[.$N$6]*[.A1233]^9" office:value-type="float" office:value="5.61812301263164">
            <text:p>5.6181230126</text:p>
          </table:table-cell>
          <table:table-cell table:formula="of:=[.B1233]/([.$B$2]+[.B1233])*[.$B$1]" office:value-type="float" office:value="0.919944388353628">
            <text:p>0.9199443884</text:p>
          </table:table-cell>
          <table:table-cell table:formula="of:=[.$D$5]*[.C1233]-[.$D$4]" office:value-type="float" office:value="0.241136418502507">
            <text:p>0.2411364185</text:p>
          </table:table-cell>
          <table:table-cell table:formula="of:=INT([.D1233]/[.$B$1]*1024)" office:value-type="float" office:value="49">
            <text:p>49</text:p>
          </table:table-cell>
          <table:table-cell table:number-columns-repeated="10"/>
        </table:table-row>
        <table:table-row table:style-name="ro2">
          <table:table-cell table:formula="of:=[.A1233]+[.$D$1]" office:value-type="float" office:value="102.199999999999">
            <text:p>102.2</text:p>
          </table:table-cell>
          <table:table-cell table:formula="of:=[.$M$2]+[.$M$3]*[.A1234]+[.$M$4]*[.A1234]^2+[.$M$5]*[.A1234]^3+[.$M$6]*[.A1234]^4+[.$N$2]*[.A1234]^5+[.$N$3]*[.A1234]^6+[.$N$4]*[.A1234]^7+[.$N$5]*[.A1234]^8+[.$N$6]*[.A1234]^9" office:value-type="float" office:value="5.6074961233067">
            <text:p>5.6074961233</text:p>
          </table:table-cell>
          <table:table-cell table:formula="of:=[.B1234]/([.$B$2]+[.B1234])*[.$B$1]" office:value-type="float" office:value="0.918523945596786">
            <text:p>0.9185239456</text:p>
          </table:table-cell>
          <table:table-cell table:formula="of:=[.$D$5]*[.C1234]-[.$D$4]" office:value-type="float" office:value="0.239121481710318">
            <text:p>0.2391214817</text:p>
          </table:table-cell>
          <table:table-cell table:formula="of:=INT([.D1234]/[.$B$1]*1024)" office:value-type="float" office:value="48">
            <text:p>48</text:p>
          </table:table-cell>
          <table:table-cell table:number-columns-repeated="10"/>
        </table:table-row>
        <table:table-row table:style-name="ro2">
          <table:table-cell table:formula="of:=[.A1234]+[.$D$1]" office:value-type="float" office:value="102.299999999998">
            <text:p>102.3</text:p>
          </table:table-cell>
          <table:table-cell table:formula="of:=[.$M$2]+[.$M$3]*[.A1235]+[.$M$4]*[.A1235]^2+[.$M$5]*[.A1235]^3+[.$M$6]*[.A1235]^4+[.$N$2]*[.A1235]^5+[.$N$3]*[.A1235]^6+[.$N$4]*[.A1235]^7+[.$N$5]*[.A1235]^8+[.$N$6]*[.A1235]^9" office:value-type="float" office:value="5.59689545130896">
            <text:p>5.5968954513</text:p>
          </table:table-cell>
          <table:table-cell table:formula="of:=[.B1235]/([.$B$2]+[.B1235])*[.$B$1]" office:value-type="float" office:value="0.917106021458311">
            <text:p>0.9171060215</text:p>
          </table:table-cell>
          <table:table-cell table:formula="of:=[.$D$5]*[.C1235]-[.$D$4]" office:value-type="float" office:value="0.237110117646975">
            <text:p>0.2371101176</text:p>
          </table:table-cell>
          <table:table-cell table:formula="of:=INT([.D1235]/[.$B$1]*1024)" office:value-type="float" office:value="48">
            <text:p>48</text:p>
          </table:table-cell>
          <table:table-cell table:number-columns-repeated="10"/>
        </table:table-row>
        <table:table-row table:style-name="ro2">
          <table:table-cell table:formula="of:=[.A1235]+[.$D$1]" office:value-type="float" office:value="102.399999999998">
            <text:p>102.4</text:p>
          </table:table-cell>
          <table:table-cell table:formula="of:=[.$M$2]+[.$M$3]*[.A1236]+[.$M$4]*[.A1236]^2+[.$M$5]*[.A1236]^3+[.$M$6]*[.A1236]^4+[.$N$2]*[.A1236]^5+[.$N$3]*[.A1236]^6+[.$N$4]*[.A1236]^7+[.$N$5]*[.A1236]^8+[.$N$6]*[.A1236]^9" office:value-type="float" office:value="5.58632078903896">
            <text:p>5.586320789</text:p>
          </table:table-cell>
          <table:table-cell table:formula="of:=[.B1236]/([.$B$2]+[.B1236])*[.$B$1]" office:value-type="float" office:value="0.915690594423139">
            <text:p>0.9156905944</text:p>
          </table:table-cell>
          <table:table-cell table:formula="of:=[.$D$5]*[.C1236]-[.$D$4]" office:value-type="float" office:value="0.235102295792775">
            <text:p>0.2351022958</text:p>
          </table:table-cell>
          <table:table-cell table:formula="of:=INT([.D1236]/[.$B$1]*1024)" office:value-type="float" office:value="48">
            <text:p>48</text:p>
          </table:table-cell>
          <table:table-cell table:number-columns-repeated="10"/>
        </table:table-row>
        <table:table-row table:style-name="ro2">
          <table:table-cell table:formula="of:=[.A1236]+[.$D$1]" office:value-type="float" office:value="102.499999999998">
            <text:p>102.5</text:p>
          </table:table-cell>
          <table:table-cell table:formula="of:=[.$M$2]+[.$M$3]*[.A1237]+[.$M$4]*[.A1237]^2+[.$M$5]*[.A1237]^3+[.$M$6]*[.A1237]^4+[.$N$2]*[.A1237]^5+[.$N$3]*[.A1237]^6+[.$N$4]*[.A1237]^7+[.$N$5]*[.A1237]^8+[.$N$6]*[.A1237]^9" office:value-type="float" office:value="5.57577192956614">
            <text:p>5.5757719296</text:p>
          </table:table-cell>
          <table:table-cell table:formula="of:=[.B1237]/([.$B$2]+[.B1237])*[.$B$1]" office:value-type="float" office:value="0.9142776429846">
            <text:p>0.914277643</text:p>
          </table:table-cell>
          <table:table-cell table:formula="of:=[.$D$5]*[.C1237]-[.$D$4]" office:value-type="float" office:value="0.233097985639917">
            <text:p>0.2330979856</text:p>
          </table:table-cell>
          <table:table-cell table:formula="of:=INT([.D1237]/[.$B$1]*1024)" office:value-type="float" office:value="47">
            <text:p>47</text:p>
          </table:table-cell>
          <table:table-cell table:number-columns-repeated="10"/>
        </table:table-row>
        <table:table-row table:style-name="ro2">
          <table:table-cell table:formula="of:=[.A1237]+[.$D$1]" office:value-type="float" office:value="102.599999999998">
            <text:p>102.6</text:p>
          </table:table-cell>
          <table:table-cell table:formula="of:=[.$M$2]+[.$M$3]*[.A1238]+[.$M$4]*[.A1238]^2+[.$M$5]*[.A1238]^3+[.$M$6]*[.A1238]^4+[.$N$2]*[.A1238]^5+[.$N$3]*[.A1238]^6+[.$N$4]*[.A1238]^7+[.$N$5]*[.A1238]^8+[.$N$6]*[.A1238]^9" office:value-type="float" office:value="5.56524866663592">
            <text:p>5.5652486666</text:p>
          </table:table-cell>
          <table:table-cell table:formula="of:=[.B1238]/([.$B$2]+[.B1238])*[.$B$1]" office:value-type="float" office:value="0.912867145645871">
            <text:p>0.9128671456</text:p>
          </table:table-cell>
          <table:table-cell table:formula="of:=[.$D$5]*[.C1238]-[.$D$4]" office:value-type="float" office:value="0.231097156694576">
            <text:p>0.2310971567</text:p>
          </table:table-cell>
          <table:table-cell table:formula="of:=INT([.D1238]/[.$B$1]*1024)" office:value-type="float" office:value="47">
            <text:p>47</text:p>
          </table:table-cell>
          <table:table-cell table:number-columns-repeated="10"/>
        </table:table-row>
        <table:table-row table:style-name="ro2">
          <table:table-cell table:formula="of:=[.A1238]+[.$D$1]" office:value-type="float" office:value="102.699999999998">
            <text:p>102.7</text:p>
          </table:table-cell>
          <table:table-cell table:formula="of:=[.$M$2]+[.$M$3]*[.A1239]+[.$M$4]*[.A1239]^2+[.$M$5]*[.A1239]^3+[.$M$6]*[.A1239]^4+[.$N$2]*[.A1239]^5+[.$N$3]*[.A1239]^6+[.$N$4]*[.A1239]^7+[.$N$5]*[.A1239]^8+[.$N$6]*[.A1239]^9" office:value-type="float" office:value="5.55475079467395">
            <text:p>5.5547507947</text:p>
          </table:table-cell>
          <table:table-cell table:formula="of:=[.B1239]/([.$B$2]+[.B1239])*[.$B$1]" office:value-type="float" office:value="0.911459080921081">
            <text:p>0.9114590809</text:p>
          </table:table-cell>
          <table:table-cell table:formula="of:=[.$D$5]*[.C1239]-[.$D$4]" office:value-type="float" office:value="0.229099778478455">
            <text:p>0.2290997785</text:p>
          </table:table-cell>
          <table:table-cell table:formula="of:=INT([.D1239]/[.$B$1]*1024)" office:value-type="float" office:value="46">
            <text:p>46</text:p>
          </table:table-cell>
          <table:table-cell table:number-columns-repeated="10"/>
        </table:table-row>
        <table:table-row table:style-name="ro2">
          <table:table-cell table:formula="of:=[.A1239]+[.$D$1]" office:value-type="float" office:value="102.799999999998">
            <text:p>102.8</text:p>
          </table:table-cell>
          <table:table-cell table:formula="of:=[.$M$2]+[.$M$3]*[.A1240]+[.$M$4]*[.A1240]^2+[.$M$5]*[.A1240]^3+[.$M$6]*[.A1240]^4+[.$N$2]*[.A1240]^5+[.$N$3]*[.A1240]^6+[.$N$4]*[.A1240]^7+[.$N$5]*[.A1240]^8+[.$N$6]*[.A1240]^9" office:value-type="float" office:value="5.54427810879251">
            <text:p>5.5442781088</text:p>
          </table:table-cell>
          <table:table-cell table:formula="of:=[.B1240]/([.$B$2]+[.B1240])*[.$B$1]" office:value-type="float" office:value="0.910053427336685">
            <text:p>0.9100534273</text:p>
          </table:table-cell>
          <table:table-cell table:formula="of:=[.$D$5]*[.C1240]-[.$D$4]" office:value-type="float" office:value="0.227105820530745">
            <text:p>0.2271058205</text:p>
          </table:table-cell>
          <table:table-cell table:formula="of:=INT([.D1240]/[.$B$1]*1024)" office:value-type="float" office:value="46">
            <text:p>46</text:p>
          </table:table-cell>
          <table:table-cell table:number-columns-repeated="10"/>
        </table:table-row>
        <table:table-row table:style-name="ro2">
          <table:table-cell table:formula="of:=[.A1240]+[.$D$1]" office:value-type="float" office:value="102.899999999998">
            <text:p>102.9</text:p>
          </table:table-cell>
          <table:table-cell table:formula="of:=[.$M$2]+[.$M$3]*[.A1241]+[.$M$4]*[.A1241]^2+[.$M$5]*[.A1241]^3+[.$M$6]*[.A1241]^4+[.$N$2]*[.A1241]^5+[.$N$3]*[.A1241]^6+[.$N$4]*[.A1241]^7+[.$N$5]*[.A1241]^8+[.$N$6]*[.A1241]^9" office:value-type="float" office:value="5.5338304047955">
            <text:p>5.5338304048</text:p>
          </table:table-cell>
          <table:table-cell table:formula="of:=[.B1241]/([.$B$2]+[.B1241])*[.$B$1]" office:value-type="float" office:value="0.908650163432655">
            <text:p>0.9086501634</text:p>
          </table:table-cell>
          <table:table-cell table:formula="of:=[.$D$5]*[.C1241]-[.$D$4]" office:value-type="float" office:value="0.225115252409811">
            <text:p>0.2251152524</text:p>
          </table:table-cell>
          <table:table-cell table:formula="of:=INT([.D1241]/[.$B$1]*1024)" office:value-type="float" office:value="46">
            <text:p>46</text:p>
          </table:table-cell>
          <table:table-cell table:number-columns-repeated="10"/>
        </table:table-row>
        <table:table-row table:style-name="ro2">
          <table:table-cell table:formula="of:=[.A1241]+[.$D$1]" office:value-type="float" office:value="102.999999999998">
            <text:p>103</text:p>
          </table:table-cell>
          <table:table-cell table:formula="of:=[.$M$2]+[.$M$3]*[.A1242]+[.$M$4]*[.A1242]^2+[.$M$5]*[.A1242]^3+[.$M$6]*[.A1242]^4+[.$N$2]*[.A1242]^5+[.$N$3]*[.A1242]^6+[.$N$4]*[.A1242]^7+[.$N$5]*[.A1242]^8+[.$N$6]*[.A1242]^9" office:value-type="float" office:value="5.52340747918519">
            <text:p>5.5234074792</text:p>
          </table:table-cell>
          <table:table-cell table:formula="of:=[.B1242]/([.$B$2]+[.B1242])*[.$B$1]" office:value-type="float" office:value="0.907249267763914">
            <text:p>0.9072492678</text:p>
          </table:table-cell>
          <table:table-cell table:formula="of:=[.$D$5]*[.C1242]-[.$D$4]" office:value-type="float" office:value="0.223128043695226">
            <text:p>0.2231280437</text:p>
          </table:table-cell>
          <table:table-cell table:formula="of:=INT([.D1242]/[.$B$1]*1024)" office:value-type="float" office:value="45">
            <text:p>45</text:p>
          </table:table-cell>
          <table:table-cell table:number-columns-repeated="10"/>
        </table:table-row>
        <table:table-row table:style-name="ro2">
          <table:table-cell table:formula="of:=[.A1242]+[.$D$1]" office:value-type="float" office:value="103.099999999998">
            <text:p>103.1</text:p>
          </table:table-cell>
          <table:table-cell table:formula="of:=[.$M$2]+[.$M$3]*[.A1243]+[.$M$4]*[.A1243]^2+[.$M$5]*[.A1243]^3+[.$M$6]*[.A1243]^4+[.$N$2]*[.A1243]^5+[.$N$3]*[.A1243]^6+[.$N$4]*[.A1243]^7+[.$N$5]*[.A1243]^8+[.$N$6]*[.A1243]^9" office:value-type="float" office:value="5.51300912916642">
            <text:p>5.5130091292</text:p>
          </table:table-cell>
          <table:table-cell table:formula="of:=[.B1243]/([.$B$2]+[.B1243])*[.$B$1]" office:value-type="float" office:value="0.905850718901418">
            <text:p>0.9058507189</text:p>
          </table:table-cell>
          <table:table-cell table:formula="of:=[.$D$5]*[.C1243]-[.$D$4]" office:value-type="float" office:value="0.221144163989306">
            <text:p>0.221144164</text:p>
          </table:table-cell>
          <table:table-cell table:formula="of:=INT([.D1243]/[.$B$1]*1024)" office:value-type="float" office:value="45">
            <text:p>45</text:p>
          </table:table-cell>
          <table:table-cell table:number-columns-repeated="10"/>
        </table:table-row>
        <table:table-row table:style-name="ro2">
          <table:table-cell table:formula="of:=[.A1243]+[.$D$1]" office:value-type="float" office:value="103.199999999998">
            <text:p>103.2</text:p>
          </table:table-cell>
          <table:table-cell table:formula="of:=[.$M$2]+[.$M$3]*[.A1244]+[.$M$4]*[.A1244]^2+[.$M$5]*[.A1244]^3+[.$M$6]*[.A1244]^4+[.$N$2]*[.A1244]^5+[.$N$3]*[.A1244]^6+[.$N$4]*[.A1244]^7+[.$N$5]*[.A1244]^8+[.$N$6]*[.A1244]^9" office:value-type="float" office:value="5.50263515265321">
            <text:p>5.5026351527</text:p>
          </table:table-cell>
          <table:table-cell table:formula="of:=[.B1244]/([.$B$2]+[.B1244])*[.$B$1]" office:value-type="float" office:value="0.904454495433563">
            <text:p>0.9044544954</text:p>
          </table:table-cell>
          <table:table-cell table:formula="of:=[.$D$5]*[.C1244]-[.$D$4]" office:value-type="float" office:value="0.21916358291911">
            <text:p>0.2191635829</text:p>
          </table:table-cell>
          <table:table-cell table:formula="of:=INT([.D1244]/[.$B$1]*1024)" office:value-type="float" office:value="44">
            <text:p>44</text:p>
          </table:table-cell>
          <table:table-cell table:number-columns-repeated="10"/>
        </table:table-row>
        <table:table-row table:style-name="ro2">
          <table:table-cell table:formula="of:=[.A1244]+[.$D$1]" office:value-type="float" office:value="103.299999999998">
            <text:p>103.3</text:p>
          </table:table-cell>
          <table:table-cell table:formula="of:=[.$M$2]+[.$M$3]*[.A1245]+[.$M$4]*[.A1245]^2+[.$M$5]*[.A1245]^3+[.$M$6]*[.A1245]^4+[.$N$2]*[.A1245]^5+[.$N$3]*[.A1245]^6+[.$N$4]*[.A1245]^7+[.$N$5]*[.A1245]^8+[.$N$6]*[.A1245]^9" office:value-type="float" office:value="5.49228534827394">
            <text:p>5.4922853483</text:p>
          </table:table-cell>
          <table:table-cell table:formula="of:=[.B1245]/([.$B$2]+[.B1245])*[.$B$1]" office:value-type="float" office:value="0.903060575967414">
            <text:p>0.903060576</text:p>
          </table:table-cell>
          <table:table-cell table:formula="of:=[.$D$5]*[.C1245]-[.$D$4]" office:value-type="float" office:value="0.217186270138172">
            <text:p>0.2171862701</text:p>
          </table:table-cell>
          <table:table-cell table:formula="of:=INT([.D1245]/[.$B$1]*1024)" office:value-type="float" office:value="44">
            <text:p>44</text:p>
          </table:table-cell>
          <table:table-cell table:number-columns-repeated="10"/>
        </table:table-row>
        <table:table-row table:style-name="ro2">
          <table:table-cell table:formula="of:=[.A1245]+[.$D$1]" office:value-type="float" office:value="103.399999999998">
            <text:p>103.4</text:p>
          </table:table-cell>
          <table:table-cell table:formula="of:=[.$M$2]+[.$M$3]*[.A1246]+[.$M$4]*[.A1246]^2+[.$M$5]*[.A1246]^3+[.$M$6]*[.A1246]^4+[.$N$2]*[.A1246]^5+[.$N$3]*[.A1246]^6+[.$N$4]*[.A1246]^7+[.$N$5]*[.A1246]^8+[.$N$6]*[.A1246]^9" office:value-type="float" office:value="5.48195951537691">
            <text:p>5.4819595154</text:p>
          </table:table-cell>
          <table:table-cell table:formula="of:=[.B1246]/([.$B$2]+[.B1246])*[.$B$1]" office:value-type="float" office:value="0.901668939129962">
            <text:p>0.9016689391</text:p>
          </table:table-cell>
          <table:table-cell table:formula="of:=[.$D$5]*[.C1246]-[.$D$4]" office:value-type="float" office:value="0.2152121953283">
            <text:p>0.2152121953</text:p>
          </table:table-cell>
          <table:table-cell table:formula="of:=INT([.D1246]/[.$B$1]*1024)" office:value-type="float" office:value="44">
            <text:p>44</text:p>
          </table:table-cell>
          <table:table-cell table:number-columns-repeated="10"/>
        </table:table-row>
        <table:table-row table:style-name="ro2">
          <table:table-cell table:formula="of:=[.A1246]+[.$D$1]" office:value-type="float" office:value="103.499999999998">
            <text:p>103.5</text:p>
          </table:table-cell>
          <table:table-cell table:formula="of:=[.$M$2]+[.$M$3]*[.A1247]+[.$M$4]*[.A1247]^2+[.$M$5]*[.A1247]^3+[.$M$6]*[.A1247]^4+[.$N$2]*[.A1247]^5+[.$N$3]*[.A1247]^6+[.$N$4]*[.A1247]^7+[.$N$5]*[.A1247]^8+[.$N$6]*[.A1247]^9" office:value-type="float" office:value="5.47165745403605">
            <text:p>5.471657454</text:p>
          </table:table-cell>
          <table:table-cell table:formula="of:=[.B1247]/([.$B$2]+[.B1247])*[.$B$1]" office:value-type="float" office:value="0.900279563569422">
            <text:p>0.9002795636</text:p>
          </table:table-cell>
          <table:table-cell table:formula="of:=[.$D$5]*[.C1247]-[.$D$4]" office:value-type="float" office:value="0.213241328201402">
            <text:p>0.2132413282</text:p>
          </table:table-cell>
          <table:table-cell table:formula="of:=INT([.D1247]/[.$B$1]*1024)" office:value-type="float" office:value="43">
            <text:p>43</text:p>
          </table:table-cell>
          <table:table-cell table:number-columns-repeated="10"/>
        </table:table-row>
        <table:table-row table:style-name="ro2">
          <table:table-cell table:formula="of:=[.A1247]+[.$D$1]" office:value-type="float" office:value="103.599999999998">
            <text:p>103.6</text:p>
          </table:table-cell>
          <table:table-cell table:formula="of:=[.$M$2]+[.$M$3]*[.A1248]+[.$M$4]*[.A1248]^2+[.$M$5]*[.A1248]^3+[.$M$6]*[.A1248]^4+[.$N$2]*[.A1248]^5+[.$N$3]*[.A1248]^6+[.$N$4]*[.A1248]^7+[.$N$5]*[.A1248]^8+[.$N$6]*[.A1248]^9" office:value-type="float" office:value="5.46137896505595">
            <text:p>5.4613789651</text:p>
          </table:table-cell>
          <table:table-cell table:formula="of:=[.B1248]/([.$B$2]+[.B1248])*[.$B$1]" office:value-type="float" office:value="0.898892427956432">
            <text:p>0.898892428</text:p>
          </table:table-cell>
          <table:table-cell table:formula="of:=[.$D$5]*[.C1248]-[.$D$4]" office:value-type="float" office:value="0.211273638501196">
            <text:p>0.2112736385</text:p>
          </table:table-cell>
          <table:table-cell table:formula="of:=INT([.D1248]/[.$B$1]*1024)" office:value-type="float" office:value="43">
            <text:p>43</text:p>
          </table:table-cell>
          <table:table-cell table:number-columns-repeated="10"/>
        </table:table-row>
        <table:table-row table:style-name="ro2">
          <table:table-cell table:formula="of:=[.A1248]+[.$D$1]" office:value-type="float" office:value="103.699999999998">
            <text:p>103.7</text:p>
          </table:table-cell>
          <table:table-cell table:formula="of:=[.$M$2]+[.$M$3]*[.A1249]+[.$M$4]*[.A1249]^2+[.$M$5]*[.A1249]^3+[.$M$6]*[.A1249]^4+[.$N$2]*[.A1249]^5+[.$N$3]*[.A1249]^6+[.$N$4]*[.A1249]^7+[.$N$5]*[.A1249]^8+[.$N$6]*[.A1249]^9" office:value-type="float" office:value="5.45112384997773">
            <text:p>5.45112385</text:p>
          </table:table-cell>
          <table:table-cell table:formula="of:=[.B1249]/([.$B$2]+[.B1249])*[.$B$1]" office:value-type="float" office:value="0.897507510985359">
            <text:p>0.897507511</text:p>
          </table:table-cell>
          <table:table-cell table:formula="of:=[.$D$5]*[.C1249]-[.$D$4]" office:value-type="float" office:value="0.209309096005061">
            <text:p>0.209309096</text:p>
          </table:table-cell>
          <table:table-cell table:formula="of:=INT([.D1249]/[.$B$1]*1024)" office:value-type="float" office:value="42">
            <text:p>42</text:p>
          </table:table-cell>
          <table:table-cell table:number-columns-repeated="10"/>
        </table:table-row>
        <table:table-row table:style-name="ro2">
          <table:table-cell table:formula="of:=[.A1249]+[.$D$1]" office:value-type="float" office:value="103.799999999998">
            <text:p>103.8</text:p>
          </table:table-cell>
          <table:table-cell table:formula="of:=[.$M$2]+[.$M$3]*[.A1250]+[.$M$4]*[.A1250]^2+[.$M$5]*[.A1250]^3+[.$M$6]*[.A1250]^4+[.$N$2]*[.A1250]^5+[.$N$3]*[.A1250]^6+[.$N$4]*[.A1250]^7+[.$N$5]*[.A1250]^8+[.$N$6]*[.A1250]^9" office:value-type="float" office:value="5.44089191108457">
            <text:p>5.4408919111</text:p>
          </table:table-cell>
          <table:table-cell table:formula="of:=[.B1250]/([.$B$2]+[.B1250])*[.$B$1]" office:value-type="float" office:value="0.896124791375573">
            <text:p>0.8961247914</text:p>
          </table:table-cell>
          <table:table-cell table:formula="of:=[.$D$5]*[.C1250]-[.$D$4]" office:value-type="float" office:value="0.207347670525844">
            <text:p>0.2073476705</text:p>
          </table:table-cell>
          <table:table-cell table:formula="of:=INT([.D1250]/[.$B$1]*1024)" office:value-type="float" office:value="42">
            <text:p>42</text:p>
          </table:table-cell>
          <table:table-cell table:number-columns-repeated="10"/>
        </table:table-row>
        <table:table-row table:style-name="ro2">
          <table:table-cell table:formula="of:=[.A1250]+[.$D$1]" office:value-type="float" office:value="103.899999999998">
            <text:p>103.9</text:p>
          </table:table-cell>
          <table:table-cell table:formula="of:=[.$M$2]+[.$M$3]*[.A1251]+[.$M$4]*[.A1251]^2+[.$M$5]*[.A1251]^3+[.$M$6]*[.A1251]^4+[.$N$2]*[.A1251]^5+[.$N$3]*[.A1251]^6+[.$N$4]*[.A1251]^7+[.$N$5]*[.A1251]^8+[.$N$6]*[.A1251]^9" office:value-type="float" office:value="5.43068295140729">
            <text:p>5.4306829514</text:p>
          </table:table-cell>
          <table:table-cell table:formula="of:=[.B1251]/([.$B$2]+[.B1251])*[.$B$1]" office:value-type="float" office:value="0.894744247872712">
            <text:p>0.8947442479</text:p>
          </table:table-cell>
          <table:table-cell table:formula="of:=[.$D$5]*[.C1251]-[.$D$4]" office:value-type="float" office:value="0.205389331913651">
            <text:p>0.2053893319</text:p>
          </table:table-cell>
          <table:table-cell table:formula="of:=INT([.D1251]/[.$B$1]*1024)" office:value-type="float" office:value="42">
            <text:p>42</text:p>
          </table:table-cell>
          <table:table-cell table:number-columns-repeated="10"/>
        </table:table-row>
        <table:table-row table:style-name="ro2">
          <table:table-cell table:formula="of:=[.A1251]+[.$D$1]" office:value-type="float" office:value="103.999999999998">
            <text:p>104</text:p>
          </table:table-cell>
          <table:table-cell table:formula="of:=[.$M$2]+[.$M$3]*[.A1252]+[.$M$4]*[.A1252]^2+[.$M$5]*[.A1252]^3+[.$M$6]*[.A1252]^4+[.$N$2]*[.A1252]^5+[.$N$3]*[.A1252]^6+[.$N$4]*[.A1252]^7+[.$N$5]*[.A1252]^8+[.$N$6]*[.A1252]^9" office:value-type="float" office:value="5.42049677472861">
            <text:p>5.4204967747</text:p>
          </table:table-cell>
          <table:table-cell table:formula="of:=[.B1252]/([.$B$2]+[.B1252])*[.$B$1]" office:value-type="float" office:value="0.893365859249786">
            <text:p>0.8933658592</text:p>
          </table:table-cell>
          <table:table-cell table:formula="of:=[.$D$5]*[.C1252]-[.$D$4]" office:value-type="float" office:value="0.203434050057419">
            <text:p>0.2034340501</text:p>
          </table:table-cell>
          <table:table-cell table:formula="of:=INT([.D1252]/[.$B$1]*1024)" office:value-type="float" office:value="41">
            <text:p>41</text:p>
          </table:table-cell>
          <table:table-cell table:number-columns-repeated="10"/>
        </table:table-row>
        <table:table-row table:style-name="ro2">
          <table:table-cell table:formula="of:=[.A1252]+[.$D$1]" office:value-type="float" office:value="104.099999999998">
            <text:p>104.1</text:p>
          </table:table-cell>
          <table:table-cell table:formula="of:=[.$M$2]+[.$M$3]*[.A1253]+[.$M$4]*[.A1253]^2+[.$M$5]*[.A1253]^3+[.$M$6]*[.A1253]^4+[.$N$2]*[.A1253]^5+[.$N$3]*[.A1253]^6+[.$N$4]*[.A1253]^7+[.$N$5]*[.A1253]^8+[.$N$6]*[.A1253]^9" office:value-type="float" office:value="5.41033318558994">
            <text:p>5.4103331856</text:p>
          </table:table-cell>
          <table:table-cell table:formula="of:=[.B1253]/([.$B$2]+[.B1253])*[.$B$1]" office:value-type="float" office:value="0.891989604308608">
            <text:p>0.8919896043</text:p>
          </table:table-cell>
          <table:table-cell table:formula="of:=[.$D$5]*[.C1253]-[.$D$4]" office:value-type="float" office:value="0.201481794886942">
            <text:p>0.2014817949</text:p>
          </table:table-cell>
          <table:table-cell table:formula="of:=INT([.D1253]/[.$B$1]*1024)" office:value-type="float" office:value="41">
            <text:p>41</text:p>
          </table:table-cell>
          <table:table-cell table:number-columns-repeated="10"/>
        </table:table-row>
        <table:table-row table:style-name="ro2">
          <table:table-cell table:formula="of:=[.A1253]+[.$D$1]" office:value-type="float" office:value="104.199999999998">
            <text:p>104.2</text:p>
          </table:table-cell>
          <table:table-cell table:formula="of:=[.$M$2]+[.$M$3]*[.A1254]+[.$M$4]*[.A1254]^2+[.$M$5]*[.A1254]^3+[.$M$6]*[.A1254]^4+[.$N$2]*[.A1254]^5+[.$N$3]*[.A1254]^6+[.$N$4]*[.A1254]^7+[.$N$5]*[.A1254]^8+[.$N$6]*[.A1254]^9" office:value-type="float" office:value="5.40019198929603">
            <text:p>5.4001919893</text:p>
          </table:table-cell>
          <table:table-cell table:formula="of:=[.B1254]/([.$B$2]+[.B1254])*[.$B$1]" office:value-type="float" office:value="0.890615461880945">
            <text:p>0.8906154619</text:p>
          </table:table-cell>
          <table:table-cell table:formula="of:=[.$D$5]*[.C1254]-[.$D$4]" office:value-type="float" office:value="0.199532536374502">
            <text:p>0.1995325364</text:p>
          </table:table-cell>
          <table:table-cell table:formula="of:=INT([.D1254]/[.$B$1]*1024)" office:value-type="float" office:value="40">
            <text:p>40</text:p>
          </table:table-cell>
          <table:table-cell table:number-columns-repeated="10"/>
        </table:table-row>
        <table:table-row table:style-name="ro2">
          <table:table-cell table:formula="of:=[.A1254]+[.$D$1]" office:value-type="float" office:value="104.299999999998">
            <text:p>104.3</text:p>
          </table:table-cell>
          <table:table-cell table:formula="of:=[.$M$2]+[.$M$3]*[.A1255]+[.$M$4]*[.A1255]^2+[.$M$5]*[.A1255]^3+[.$M$6]*[.A1255]^4+[.$N$2]*[.A1255]^5+[.$N$3]*[.A1255]^6+[.$N$4]*[.A1255]^7+[.$N$5]*[.A1255]^8+[.$N$6]*[.A1255]^9" office:value-type="float" office:value="5.39007299192047">
            <text:p>5.3900729919</text:p>
          </table:table-cell>
          <table:table-cell table:formula="of:=[.B1255]/([.$B$2]+[.B1255])*[.$B$1]" office:value-type="float" office:value="0.889243410829776">
            <text:p>0.8892434108</text:p>
          </table:table-cell>
          <table:table-cell table:formula="of:=[.$D$5]*[.C1255]-[.$D$4]" office:value-type="float" office:value="0.197586244536661">
            <text:p>0.1975862445</text:p>
          </table:table-cell>
          <table:table-cell table:formula="of:=INT([.D1255]/[.$B$1]*1024)" office:value-type="float" office:value="40">
            <text:p>40</text:p>
          </table:table-cell>
          <table:table-cell table:number-columns-repeated="10"/>
        </table:table-row>
        <table:table-row table:style-name="ro2">
          <table:table-cell table:formula="of:=[.A1255]+[.$D$1]" office:value-type="float" office:value="104.399999999998">
            <text:p>104.4</text:p>
          </table:table-cell>
          <table:table-cell table:formula="of:=[.$M$2]+[.$M$3]*[.A1256]+[.$M$4]*[.A1256]^2+[.$M$5]*[.A1256]^3+[.$M$6]*[.A1256]^4+[.$N$2]*[.A1256]^5+[.$N$3]*[.A1256]^6+[.$N$4]*[.A1256]^7+[.$N$5]*[.A1256]^8+[.$N$6]*[.A1256]^9" office:value-type="float" office:value="5.37997600031123">
            <text:p>5.3799760003</text:p>
          </table:table-cell>
          <table:table-cell table:formula="of:=[.B1256]/([.$B$2]+[.B1256])*[.$B$1]" office:value-type="float" office:value="0.88787343005057">
            <text:p>0.8878734301</text:p>
          </table:table-cell>
          <table:table-cell table:formula="of:=[.$D$5]*[.C1256]-[.$D$4]" office:value-type="float" office:value="0.195642889436064">
            <text:p>0.1956428894</text:p>
          </table:table-cell>
          <table:table-cell table:formula="of:=INT([.D1256]/[.$B$1]*1024)" office:value-type="float" office:value="40">
            <text:p>40</text:p>
          </table:table-cell>
          <table:table-cell table:number-columns-repeated="10"/>
        </table:table-row>
        <table:table-row table:style-name="ro2">
          <table:table-cell table:formula="of:=[.A1256]+[.$D$1]" office:value-type="float" office:value="104.499999999998">
            <text:p>104.5</text:p>
          </table:table-cell>
          <table:table-cell table:formula="of:=[.$M$2]+[.$M$3]*[.A1257]+[.$M$4]*[.A1257]^2+[.$M$5]*[.A1257]^3+[.$M$6]*[.A1257]^4+[.$N$2]*[.A1257]^5+[.$N$3]*[.A1257]^6+[.$N$4]*[.A1257]^7+[.$N$5]*[.A1257]^8+[.$N$6]*[.A1257]^9" office:value-type="float" office:value="5.36990082209565">
            <text:p>5.3699008221</text:p>
          </table:table-cell>
          <table:table-cell table:formula="of:=[.B1257]/([.$B$2]+[.B1257])*[.$B$1]" office:value-type="float" office:value="0.886505498472472">
            <text:p>0.8865054985</text:p>
          </table:table-cell>
          <table:table-cell table:formula="of:=[.$D$5]*[.C1257]-[.$D$4]" office:value-type="float" office:value="0.19370244118313">
            <text:p>0.1937024412</text:p>
          </table:table-cell>
          <table:table-cell table:formula="of:=INT([.D1257]/[.$B$1]*1024)" office:value-type="float" office:value="39">
            <text:p>39</text:p>
          </table:table-cell>
          <table:table-cell table:number-columns-repeated="10"/>
        </table:table-row>
        <table:table-row table:style-name="ro2">
          <table:table-cell table:formula="of:=[.A1257]+[.$D$1]" office:value-type="float" office:value="104.599999999998">
            <text:p>104.6</text:p>
          </table:table-cell>
          <table:table-cell table:formula="of:=[.$M$2]+[.$M$3]*[.A1258]+[.$M$4]*[.A1258]^2+[.$M$5]*[.A1258]^3+[.$M$6]*[.A1258]^4+[.$N$2]*[.A1258]^5+[.$N$3]*[.A1258]^6+[.$N$4]*[.A1258]^7+[.$N$5]*[.A1258]^8+[.$N$6]*[.A1258]^9" office:value-type="float" office:value="5.35984726568559">
            <text:p>5.3598472657</text:p>
          </table:table-cell>
          <table:table-cell table:formula="of:=[.B1258]/([.$B$2]+[.B1258])*[.$B$1]" office:value-type="float" office:value="0.885139595059522">
            <text:p>0.8851395951</text:p>
          </table:table-cell>
          <table:table-cell table:formula="of:=[.$D$5]*[.C1258]-[.$D$4]" office:value-type="float" office:value="0.191764869937774">
            <text:p>0.1917648699</text:p>
          </table:table-cell>
          <table:table-cell table:formula="of:=INT([.D1258]/[.$B$1]*1024)" office:value-type="float" office:value="39">
            <text:p>39</text:p>
          </table:table-cell>
          <table:table-cell table:number-columns-repeated="10"/>
        </table:table-row>
        <table:table-row table:style-name="ro2">
          <table:table-cell table:formula="of:=[.A1258]+[.$D$1]" office:value-type="float" office:value="104.699999999998">
            <text:p>104.7</text:p>
          </table:table-cell>
          <table:table-cell table:formula="of:=[.$M$2]+[.$M$3]*[.A1259]+[.$M$4]*[.A1259]^2+[.$M$5]*[.A1259]^3+[.$M$6]*[.A1259]^4+[.$N$2]*[.A1259]^5+[.$N$3]*[.A1259]^6+[.$N$4]*[.A1259]^7+[.$N$5]*[.A1259]^8+[.$N$6]*[.A1259]^9" office:value-type="float" office:value="5.34981514028243">
            <text:p>5.3498151403</text:p>
          </table:table-cell>
          <table:table-cell table:formula="of:=[.B1259]/([.$B$2]+[.B1259])*[.$B$1]" office:value-type="float" office:value="0.883775698811849">
            <text:p>0.8837756988</text:p>
          </table:table-cell>
          <table:table-cell table:formula="of:=[.$D$5]*[.C1259]-[.$D$4]" office:value-type="float" office:value="0.189830145911109">
            <text:p>0.1898301459</text:p>
          </table:table-cell>
          <table:table-cell table:formula="of:=INT([.D1259]/[.$B$1]*1024)" office:value-type="float" office:value="38">
            <text:p>38</text:p>
          </table:table-cell>
          <table:table-cell table:number-columns-repeated="10"/>
        </table:table-row>
        <table:table-row table:style-name="ro2">
          <table:table-cell table:formula="of:=[.A1259]+[.$D$1]" office:value-type="float" office:value="104.799999999998">
            <text:p>104.8</text:p>
          </table:table-cell>
          <table:table-cell table:formula="of:=[.$M$2]+[.$M$3]*[.A1260]+[.$M$4]*[.A1260]^2+[.$M$5]*[.A1260]^3+[.$M$6]*[.A1260]^4+[.$N$2]*[.A1260]^5+[.$N$3]*[.A1260]^6+[.$N$4]*[.A1260]^7+[.$N$5]*[.A1260]^8+[.$N$6]*[.A1260]^9" office:value-type="float" office:value="5.33980425588421">
            <text:p>5.3398042559</text:p>
          </table:table-cell>
          <table:table-cell table:formula="of:=[.B1260]/([.$B$2]+[.B1260])*[.$B$1]" office:value-type="float" office:value="0.882413788767157">
            <text:p>0.8824137888</text:p>
          </table:table-cell>
          <table:table-cell table:formula="of:=[.$D$5]*[.C1260]-[.$D$4]" office:value-type="float" office:value="0.187898239367544">
            <text:p>0.1878982394</text:p>
          </table:table-cell>
          <table:table-cell table:formula="of:=INT([.D1260]/[.$B$1]*1024)" office:value-type="float" office:value="38">
            <text:p>38</text:p>
          </table:table-cell>
          <table:table-cell table:number-columns-repeated="10"/>
        </table:table-row>
        <table:table-row table:style-name="ro2">
          <table:table-cell table:formula="of:=[.A1260]+[.$D$1]" office:value-type="float" office:value="104.899999999998">
            <text:p>104.9</text:p>
          </table:table-cell>
          <table:table-cell table:formula="of:=[.$M$2]+[.$M$3]*[.A1261]+[.$M$4]*[.A1261]^2+[.$M$5]*[.A1261]^3+[.$M$6]*[.A1261]^4+[.$N$2]*[.A1261]^5+[.$N$3]*[.A1261]^6+[.$N$4]*[.A1261]^7+[.$N$5]*[.A1261]^8+[.$N$6]*[.A1261]^9" office:value-type="float" office:value="5.32981442328797">
            <text:p>5.3298144233</text:p>
          </table:table-cell>
          <table:table-cell table:formula="of:=[.B1261]/([.$B$2]+[.B1261])*[.$B$1]" office:value-type="float" office:value="0.881053844001566">
            <text:p>0.881053844</text:p>
          </table:table-cell>
          <table:table-cell table:formula="of:=[.$D$5]*[.C1261]-[.$D$4]" office:value-type="float" office:value="0.185969120625984">
            <text:p>0.1859691206</text:p>
          </table:table-cell>
          <table:table-cell table:formula="of:=INT([.D1261]/[.$B$1]*1024)" office:value-type="float" office:value="38">
            <text:p>38</text:p>
          </table:table-cell>
          <table:table-cell table:number-columns-repeated="10"/>
        </table:table-row>
        <table:table-row table:style-name="ro2">
          <table:table-cell table:formula="of:=[.A1261]+[.$D$1]" office:value-type="float" office:value="104.999999999998">
            <text:p>105</text:p>
          </table:table-cell>
          <table:table-cell table:formula="of:=[.$M$2]+[.$M$3]*[.A1262]+[.$M$4]*[.A1262]^2+[.$M$5]*[.A1262]^3+[.$M$6]*[.A1262]^4+[.$N$2]*[.A1262]^5+[.$N$3]*[.A1262]^6+[.$N$4]*[.A1262]^7+[.$N$5]*[.A1262]^8+[.$N$6]*[.A1262]^9" office:value-type="float" office:value="5.31984545409672">
            <text:p>5.3198454541</text:p>
          </table:table-cell>
          <table:table-cell table:formula="of:=[.B1262]/([.$B$2]+[.B1262])*[.$B$1]" office:value-type="float" office:value="0.87969584363106">
            <text:p>0.8796958436</text:p>
          </table:table-cell>
          <table:table-cell table:formula="of:=[.$D$5]*[.C1262]-[.$D$4]" office:value-type="float" office:value="0.184042760061887">
            <text:p>0.1840427601</text:p>
          </table:table-cell>
          <table:table-cell table:formula="of:=INT([.D1262]/[.$B$1]*1024)" office:value-type="float" office:value="37">
            <text:p>37</text:p>
          </table:table-cell>
          <table:table-cell table:number-columns-repeated="10"/>
        </table:table-row>
        <table:table-row table:style-name="ro2">
          <table:table-cell table:formula="of:=[.A1262]+[.$D$1]" office:value-type="float" office:value="105.099999999998">
            <text:p>105.1</text:p>
          </table:table-cell>
          <table:table-cell table:formula="of:=[.$M$2]+[.$M$3]*[.A1263]+[.$M$4]*[.A1263]^2+[.$M$5]*[.A1263]^3+[.$M$6]*[.A1263]^4+[.$N$2]*[.A1263]^5+[.$N$3]*[.A1263]^6+[.$N$4]*[.A1263]^7+[.$N$5]*[.A1263]^8+[.$N$6]*[.A1263]^9" office:value-type="float" office:value="5.3098971607248">
            <text:p>5.3098971607</text:p>
          </table:table-cell>
          <table:table-cell table:formula="of:=[.B1263]/([.$B$2]+[.B1263])*[.$B$1]" office:value-type="float" office:value="0.87833976681275">
            <text:p>0.8783397668</text:p>
          </table:table-cell>
          <table:table-cell table:formula="of:=[.$D$5]*[.C1263]-[.$D$4]" office:value-type="float" office:value="0.182119128109042">
            <text:p>0.1821191281</text:p>
          </table:table-cell>
          <table:table-cell table:formula="of:=INT([.D1263]/[.$B$1]*1024)" office:value-type="float" office:value="37">
            <text:p>37</text:p>
          </table:table-cell>
          <table:table-cell table:number-columns-repeated="10"/>
        </table:table-row>
        <table:table-row table:style-name="ro2">
          <table:table-cell table:formula="of:=[.A1263]+[.$D$1]" office:value-type="float" office:value="105.199999999998">
            <text:p>105.2</text:p>
          </table:table-cell>
          <table:table-cell table:formula="of:=[.$M$2]+[.$M$3]*[.A1264]+[.$M$4]*[.A1264]^2+[.$M$5]*[.A1264]^3+[.$M$6]*[.A1264]^4+[.$N$2]*[.A1264]^5+[.$N$3]*[.A1264]^6+[.$N$4]*[.A1264]^7+[.$N$5]*[.A1264]^8+[.$N$6]*[.A1264]^9" office:value-type="float" office:value="5.29996935640137">
            <text:p>5.2999693564</text:p>
          </table:table-cell>
          <table:table-cell table:formula="of:=[.B1264]/([.$B$2]+[.B1264])*[.$B$1]" office:value-type="float" office:value="0.876985592745851">
            <text:p>0.8769855927</text:p>
          </table:table-cell>
          <table:table-cell table:formula="of:=[.$D$5]*[.C1264]-[.$D$4]" office:value-type="float" office:value="0.180198195260969">
            <text:p>0.1801981953</text:p>
          </table:table-cell>
          <table:table-cell table:formula="of:=INT([.D1264]/[.$B$1]*1024)" office:value-type="float" office:value="36">
            <text:p>36</text:p>
          </table:table-cell>
          <table:table-cell table:number-columns-repeated="10"/>
        </table:table-row>
        <table:table-row table:style-name="ro2">
          <table:table-cell table:formula="of:=[.A1264]+[.$D$1]" office:value-type="float" office:value="105.299999999998">
            <text:p>105.3</text:p>
          </table:table-cell>
          <table:table-cell table:formula="of:=[.$M$2]+[.$M$3]*[.A1265]+[.$M$4]*[.A1265]^2+[.$M$5]*[.A1265]^3+[.$M$6]*[.A1265]^4+[.$N$2]*[.A1265]^5+[.$N$3]*[.A1265]^6+[.$N$4]*[.A1265]^7+[.$N$5]*[.A1265]^8+[.$N$6]*[.A1265]^9" office:value-type="float" office:value="5.29006185517687">
            <text:p>5.2900618552</text:p>
          </table:table-cell>
          <table:table-cell table:formula="of:=[.B1265]/([.$B$2]+[.B1265])*[.$B$1]" office:value-type="float" office:value="0.875633300673078">
            <text:p>0.8756333007</text:p>
          </table:table-cell>
          <table:table-cell table:formula="of:=[.$D$5]*[.C1265]-[.$D$4]" office:value-type="float" office:value="0.178279932072896">
            <text:p>0.1782799321</text:p>
          </table:table-cell>
          <table:table-cell table:formula="of:=INT([.D1265]/[.$B$1]*1024)" office:value-type="float" office:value="36">
            <text:p>36</text:p>
          </table:table-cell>
          <table:table-cell table:number-columns-repeated="10"/>
        </table:table-row>
        <table:table-row table:style-name="ro2">
          <table:table-cell table:formula="of:=[.A1265]+[.$D$1]" office:value-type="float" office:value="105.399999999998">
            <text:p>105.4</text:p>
          </table:table-cell>
          <table:table-cell table:formula="of:=[.$M$2]+[.$M$3]*[.A1266]+[.$M$4]*[.A1266]^2+[.$M$5]*[.A1266]^3+[.$M$6]*[.A1266]^4+[.$N$2]*[.A1266]^5+[.$N$3]*[.A1266]^6+[.$N$4]*[.A1266]^7+[.$N$5]*[.A1266]^8+[.$N$6]*[.A1266]^9" office:value-type="float" office:value="5.28017447192882">
            <text:p>5.2801744719</text:p>
          </table:table-cell>
          <table:table-cell table:formula="of:=[.B1266]/([.$B$2]+[.B1266])*[.$B$1]" office:value-type="float" office:value="0.874282869881958">
            <text:p>0.8742828699</text:p>
          </table:table-cell>
          <table:table-cell table:formula="of:=[.$D$5]*[.C1266]-[.$D$4]" office:value-type="float" office:value="0.17636430916361">
            <text:p>0.1763643092</text:p>
          </table:table-cell>
          <table:table-cell table:formula="of:=INT([.D1266]/[.$B$1]*1024)" office:value-type="float" office:value="36">
            <text:p>36</text:p>
          </table:table-cell>
          <table:table-cell table:number-columns-repeated="10"/>
        </table:table-row>
        <table:table-row table:style-name="ro2">
          <table:table-cell table:formula="of:=[.A1266]+[.$D$1]" office:value-type="float" office:value="105.499999999998">
            <text:p>105.5</text:p>
          </table:table-cell>
          <table:table-cell table:formula="of:=[.$M$2]+[.$M$3]*[.A1267]+[.$M$4]*[.A1267]^2+[.$M$5]*[.A1267]^3+[.$M$6]*[.A1267]^4+[.$N$2]*[.A1267]^5+[.$N$3]*[.A1267]^6+[.$N$4]*[.A1267]^7+[.$N$5]*[.A1267]^8+[.$N$6]*[.A1267]^9" office:value-type="float" office:value="5.27030702236371">
            <text:p>5.2703070224</text:p>
          </table:table-cell>
          <table:table-cell table:formula="of:=[.B1267]/([.$B$2]+[.B1267])*[.$B$1]" office:value-type="float" office:value="0.872934279705589">
            <text:p>0.8729342797</text:p>
          </table:table-cell>
          <table:table-cell table:formula="of:=[.$D$5]*[.C1267]-[.$D$4]" office:value-type="float" office:value="0.174451297216553">
            <text:p>0.1744512972</text:p>
          </table:table-cell>
          <table:table-cell table:formula="of:=INT([.D1267]/[.$B$1]*1024)" office:value-type="float" office:value="35">
            <text:p>35</text:p>
          </table:table-cell>
          <table:table-cell table:number-columns-repeated="10"/>
        </table:table-row>
        <table:table-row table:style-name="ro2">
          <table:table-cell table:formula="of:=[.A1267]+[.$D$1]" office:value-type="float" office:value="105.599999999998">
            <text:p>105.6</text:p>
          </table:table-cell>
          <table:table-cell table:formula="of:=[.$M$2]+[.$M$3]*[.A1268]+[.$M$4]*[.A1268]^2+[.$M$5]*[.A1268]^3+[.$M$6]*[.A1268]^4+[.$N$2]*[.A1268]^5+[.$N$3]*[.A1268]^6+[.$N$4]*[.A1268]^7+[.$N$5]*[.A1268]^8+[.$N$6]*[.A1268]^9" office:value-type="float" office:value="5.26045932302606">
            <text:p>5.260459323</text:p>
          </table:table-cell>
          <table:table-cell table:formula="of:=[.B1268]/([.$B$2]+[.B1268])*[.$B$1]" office:value-type="float" office:value="0.871587509524404">
            <text:p>0.8715875095</text:p>
          </table:table-cell>
          <table:table-cell table:formula="of:=[.$D$5]*[.C1268]-[.$D$4]" office:value-type="float" office:value="0.172540866982303">
            <text:p>0.172540867</text:p>
          </table:table-cell>
          <table:table-cell table:formula="of:=INT([.D1268]/[.$B$1]*1024)" office:value-type="float" office:value="35">
            <text:p>35</text:p>
          </table:table-cell>
          <table:table-cell table:number-columns-repeated="10"/>
        </table:table-row>
        <table:table-row table:style-name="ro2">
          <table:table-cell table:formula="of:=[.A1268]+[.$D$1]" office:value-type="float" office:value="105.699999999998">
            <text:p>105.7</text:p>
          </table:table-cell>
          <table:table-cell table:formula="of:=[.$M$2]+[.$M$3]*[.A1269]+[.$M$4]*[.A1269]^2+[.$M$5]*[.A1269]^3+[.$M$6]*[.A1269]^4+[.$N$2]*[.A1269]^5+[.$N$3]*[.A1269]^6+[.$N$4]*[.A1269]^7+[.$N$5]*[.A1269]^8+[.$N$6]*[.A1269]^9" office:value-type="float" office:value="5.25063119130036">
            <text:p>5.2506311913</text:p>
          </table:table-cell>
          <table:table-cell table:formula="of:=[.B1269]/([.$B$2]+[.B1269])*[.$B$1]" office:value-type="float" office:value="0.870242538766935">
            <text:p>0.8702425388</text:p>
          </table:table-cell>
          <table:table-cell table:formula="of:=[.$D$5]*[.C1269]-[.$D$4]" office:value-type="float" office:value="0.170632989279671">
            <text:p>0.1706329893</text:p>
          </table:table-cell>
          <table:table-cell table:formula="of:=INT([.D1269]/[.$B$1]*1024)" office:value-type="float" office:value="34">
            <text:p>34</text:p>
          </table:table-cell>
          <table:table-cell table:number-columns-repeated="10"/>
        </table:table-row>
        <table:table-row table:style-name="ro2">
          <table:table-cell table:formula="of:=[.A1269]+[.$D$1]" office:value-type="float" office:value="105.799999999998">
            <text:p>105.8</text:p>
          </table:table-cell>
          <table:table-cell table:formula="of:=[.$M$2]+[.$M$3]*[.A1270]+[.$M$4]*[.A1270]^2+[.$M$5]*[.A1270]^3+[.$M$6]*[.A1270]^4+[.$N$2]*[.A1270]^5+[.$N$3]*[.A1270]^6+[.$N$4]*[.A1270]^7+[.$N$5]*[.A1270]^8+[.$N$6]*[.A1270]^9" office:value-type="float" office:value="5.24082244541753">
            <text:p>5.2408224454</text:p>
          </table:table-cell>
          <table:table-cell table:formula="of:=[.B1270]/([.$B$2]+[.B1270])*[.$B$1]" office:value-type="float" office:value="0.868899346911214">
            <text:p>0.8688993469</text:p>
          </table:table-cell>
          <table:table-cell table:formula="of:=[.$D$5]*[.C1270]-[.$D$4]" office:value-type="float" office:value="0.168727634997687">
            <text:p>0.168727635</text:p>
          </table:table-cell>
          <table:table-cell table:formula="of:=INT([.D1270]/[.$B$1]*1024)" office:value-type="float" office:value="34">
            <text:p>34</text:p>
          </table:table-cell>
          <table:table-cell table:number-columns-repeated="10"/>
        </table:table-row>
        <table:table-row table:style-name="ro2">
          <table:table-cell table:formula="of:=[.A1270]+[.$D$1]" office:value-type="float" office:value="105.899999999998">
            <text:p>105.9</text:p>
          </table:table-cell>
          <table:table-cell table:formula="of:=[.$M$2]+[.$M$3]*[.A1271]+[.$M$4]*[.A1271]^2+[.$M$5]*[.A1271]^3+[.$M$6]*[.A1271]^4+[.$N$2]*[.A1271]^5+[.$N$3]*[.A1271]^6+[.$N$4]*[.A1271]^7+[.$N$5]*[.A1271]^8+[.$N$6]*[.A1271]^9" office:value-type="float" office:value="5.23103290445942">
            <text:p>5.2310329045</text:p>
          </table:table-cell>
          <table:table-cell table:formula="of:=[.B1271]/([.$B$2]+[.B1271])*[.$B$1]" office:value-type="float" office:value="0.867557913485901">
            <text:p>0.8675579135</text:p>
          </table:table-cell>
          <table:table-cell table:formula="of:=[.$D$5]*[.C1271]-[.$D$4]" office:value-type="float" office:value="0.166824775097197">
            <text:p>0.1668247751</text:p>
          </table:table-cell>
          <table:table-cell table:formula="of:=INT([.D1271]/[.$B$1]*1024)" office:value-type="float" office:value="34">
            <text:p>34</text:p>
          </table:table-cell>
          <table:table-cell table:number-columns-repeated="10"/>
        </table:table-row>
        <table:table-row table:style-name="ro2">
          <table:table-cell table:formula="of:=[.A1271]+[.$D$1]" office:value-type="float" office:value="105.999999999998">
            <text:p>106</text:p>
          </table:table-cell>
          <table:table-cell table:formula="of:=[.$M$2]+[.$M$3]*[.A1272]+[.$M$4]*[.A1272]^2+[.$M$5]*[.A1272]^3+[.$M$6]*[.A1272]^4+[.$N$2]*[.A1272]^5+[.$N$3]*[.A1272]^6+[.$N$4]*[.A1272]^7+[.$N$5]*[.A1272]^8+[.$N$6]*[.A1272]^9" office:value-type="float" office:value="5.22126238836346">
            <text:p>5.2212623884</text:p>
          </table:table-cell>
          <table:table-cell table:formula="of:=[.B1272]/([.$B$2]+[.B1272])*[.$B$1]" office:value-type="float" office:value="0.866218218071427">
            <text:p>0.8662182181</text:p>
          </table:table-cell>
          <table:table-cell table:formula="of:=[.$D$5]*[.C1272]-[.$D$4]" office:value-type="float" office:value="0.164924380612484">
            <text:p>0.1649243806</text:p>
          </table:table-cell>
          <table:table-cell table:formula="of:=INT([.D1272]/[.$B$1]*1024)" office:value-type="float" office:value="33">
            <text:p>33</text:p>
          </table:table-cell>
          <table:table-cell table:number-columns-repeated="10"/>
        </table:table-row>
        <table:table-row table:style-name="ro2">
          <table:table-cell table:formula="of:=[.A1272]+[.$D$1]" office:value-type="float" office:value="106.099999999998">
            <text:p>106.1</text:p>
          </table:table-cell>
          <table:table-cell table:formula="of:=[.$M$2]+[.$M$3]*[.A1273]+[.$M$4]*[.A1273]^2+[.$M$5]*[.A1273]^3+[.$M$6]*[.A1273]^4+[.$N$2]*[.A1273]^5+[.$N$3]*[.A1273]^6+[.$N$4]*[.A1273]^7+[.$N$5]*[.A1273]^8+[.$N$6]*[.A1273]^9" office:value-type="float" office:value="5.21151071792816">
            <text:p>5.2115107179</text:p>
          </table:table-cell>
          <table:table-cell table:formula="of:=[.B1273]/([.$B$2]+[.B1273])*[.$B$1]" office:value-type="float" office:value="0.86488024030126">
            <text:p>0.8648802403</text:p>
          </table:table-cell>
          <table:table-cell table:formula="of:=[.$D$5]*[.C1273]-[.$D$4]" office:value-type="float" office:value="0.16302642265307">
            <text:p>0.1630264227</text:p>
          </table:table-cell>
          <table:table-cell table:formula="of:=INT([.D1273]/[.$B$1]*1024)" office:value-type="float" office:value="33">
            <text:p>33</text:p>
          </table:table-cell>
          <table:table-cell table:number-columns-repeated="10"/>
        </table:table-row>
        <table:table-row table:style-name="ro2">
          <table:table-cell table:formula="of:=[.A1273]+[.$D$1]" office:value-type="float" office:value="106.199999999998">
            <text:p>106.2</text:p>
          </table:table-cell>
          <table:table-cell table:formula="of:=[.$M$2]+[.$M$3]*[.A1274]+[.$M$4]*[.A1274]^2+[.$M$5]*[.A1274]^3+[.$M$6]*[.A1274]^4+[.$N$2]*[.A1274]^5+[.$N$3]*[.A1274]^6+[.$N$4]*[.A1274]^7+[.$N$5]*[.A1274]^8+[.$N$6]*[.A1274]^9" office:value-type="float" office:value="5.20177771481765">
            <text:p>5.2017777148</text:p>
          </table:table-cell>
          <table:table-cell table:formula="of:=[.B1274]/([.$B$2]+[.B1274])*[.$B$1]" office:value-type="float" office:value="0.863543959863037">
            <text:p>0.8635439599</text:p>
          </table:table-cell>
          <table:table-cell table:formula="of:=[.$D$5]*[.C1274]-[.$D$4]" office:value-type="float" office:value="0.161130872405312">
            <text:p>0.1611308724</text:p>
          </table:table-cell>
          <table:table-cell table:formula="of:=INT([.D1274]/[.$B$1]*1024)" office:value-type="float" office:value="32">
            <text:p>32</text:p>
          </table:table-cell>
          <table:table-cell table:number-columns-repeated="10"/>
        </table:table-row>
        <table:table-row table:style-name="ro2">
          <table:table-cell table:formula="of:=[.A1274]+[.$D$1]" office:value-type="float" office:value="106.299999999998">
            <text:p>106.3</text:p>
          </table:table-cell>
          <table:table-cell table:formula="of:=[.$M$2]+[.$M$3]*[.A1275]+[.$M$4]*[.A1275]^2+[.$M$5]*[.A1275]^3+[.$M$6]*[.A1275]^4+[.$N$2]*[.A1275]^5+[.$N$3]*[.A1275]^6+[.$N$4]*[.A1275]^7+[.$N$5]*[.A1275]^8+[.$N$6]*[.A1275]^9" office:value-type="float" office:value="5.19206320156624">
            <text:p>5.1920632016</text:p>
          </table:table-cell>
          <table:table-cell table:formula="of:=[.B1275]/([.$B$2]+[.B1275])*[.$B$1]" office:value-type="float" office:value="0.862209356499699">
            <text:p>0.8622093565</text:p>
          </table:table-cell>
          <table:table-cell table:formula="of:=[.$D$5]*[.C1275]-[.$D$4]" office:value-type="float" office:value="0.159237701134018">
            <text:p>0.1592377011</text:p>
          </table:table-cell>
          <table:table-cell table:formula="of:=INT([.D1275]/[.$B$1]*1024)" office:value-type="float" office:value="32">
            <text:p>32</text:p>
          </table:table-cell>
          <table:table-cell table:number-columns-repeated="10"/>
        </table:table-row>
        <table:table-row table:style-name="ro2">
          <table:table-cell table:formula="of:=[.A1275]+[.$D$1]" office:value-type="float" office:value="106.399999999998">
            <text:p>106.4</text:p>
          </table:table-cell>
          <table:table-cell table:formula="of:=[.$M$2]+[.$M$3]*[.A1276]+[.$M$4]*[.A1276]^2+[.$M$5]*[.A1276]^3+[.$M$6]*[.A1276]^4+[.$N$2]*[.A1276]^5+[.$N$3]*[.A1276]^6+[.$N$4]*[.A1276]^7+[.$N$5]*[.A1276]^8+[.$N$6]*[.A1276]^9" office:value-type="float" office:value="5.18236700158406">
            <text:p>5.1823670016</text:p>
          </table:table-cell>
          <table:table-cell table:formula="of:=[.B1276]/([.$B$2]+[.B1276])*[.$B$1]" office:value-type="float" office:value="0.86087641001077">
            <text:p>0.86087641</text:p>
          </table:table-cell>
          <table:table-cell table:formula="of:=[.$D$5]*[.C1276]-[.$D$4]" office:value-type="float" office:value="0.157346880184264">
            <text:p>0.1573468802</text:p>
          </table:table-cell>
          <table:table-cell table:formula="of:=INT([.D1276]/[.$B$1]*1024)" office:value-type="float" office:value="32">
            <text:p>32</text:p>
          </table:table-cell>
          <table:table-cell table:number-columns-repeated="10"/>
        </table:table-row>
        <table:table-row table:style-name="ro2">
          <table:table-cell table:formula="of:=[.A1276]+[.$D$1]" office:value-type="float" office:value="106.499999999998">
            <text:p>106.5</text:p>
          </table:table-cell>
          <table:table-cell table:formula="of:=[.$M$2]+[.$M$3]*[.A1277]+[.$M$4]*[.A1277]^2+[.$M$5]*[.A1277]^3+[.$M$6]*[.A1277]^4+[.$N$2]*[.A1277]^5+[.$N$3]*[.A1277]^6+[.$N$4]*[.A1277]^7+[.$N$5]*[.A1277]^8+[.$N$6]*[.A1277]^9" office:value-type="float" office:value="5.17268893916046">
            <text:p>5.1726889392</text:p>
          </table:table-cell>
          <table:table-cell table:formula="of:=[.B1277]/([.$B$2]+[.B1277])*[.$B$1]" office:value-type="float" office:value="0.859545100253334">
            <text:p>0.8595451003</text:p>
          </table:table-cell>
          <table:table-cell table:formula="of:=[.$D$5]*[.C1277]-[.$D$4]" office:value-type="float" office:value="0.155458380982774">
            <text:p>0.155458381</text:p>
          </table:table-cell>
          <table:table-cell table:formula="of:=INT([.D1277]/[.$B$1]*1024)" office:value-type="float" office:value="31">
            <text:p>31</text:p>
          </table:table-cell>
          <table:table-cell table:number-columns-repeated="10"/>
        </table:table-row>
        <table:table-row table:style-name="ro2">
          <table:table-cell table:formula="of:=[.A1277]+[.$D$1]" office:value-type="float" office:value="106.599999999998">
            <text:p>106.6</text:p>
          </table:table-cell>
          <table:table-cell table:formula="of:=[.$M$2]+[.$M$3]*[.A1278]+[.$M$4]*[.A1278]^2+[.$M$5]*[.A1278]^3+[.$M$6]*[.A1278]^4+[.$N$2]*[.A1278]^5+[.$N$3]*[.A1278]^6+[.$N$4]*[.A1278]^7+[.$N$5]*[.A1278]^8+[.$N$6]*[.A1278]^9" office:value-type="float" office:value="5.16302883946982">
            <text:p>5.1630288395</text:p>
          </table:table-cell>
          <table:table-cell table:formula="of:=[.B1278]/([.$B$2]+[.B1278])*[.$B$1]" office:value-type="float" office:value="0.858215407143344">
            <text:p>0.8582154071</text:p>
          </table:table-cell>
          <table:table-cell table:formula="of:=[.$D$5]*[.C1278]-[.$D$4]" office:value-type="float" office:value="0.153572175039779">
            <text:p>0.153572175</text:p>
          </table:table-cell>
          <table:table-cell table:formula="of:=INT([.D1278]/[.$B$1]*1024)" office:value-type="float" office:value="31">
            <text:p>31</text:p>
          </table:table-cell>
          <table:table-cell table:number-columns-repeated="10"/>
        </table:table-row>
        <table:table-row table:style-name="ro2">
          <table:table-cell table:formula="of:=[.A1278]+[.$D$1]" office:value-type="float" office:value="106.699999999998">
            <text:p>106.7</text:p>
          </table:table-cell>
          <table:table-cell table:formula="of:=[.$M$2]+[.$M$3]*[.A1279]+[.$M$4]*[.A1279]^2+[.$M$5]*[.A1279]^3+[.$M$6]*[.A1279]^4+[.$N$2]*[.A1279]^5+[.$N$3]*[.A1279]^6+[.$N$4]*[.A1279]^7+[.$N$5]*[.A1279]^8+[.$N$6]*[.A1279]^9" office:value-type="float" office:value="5.15338652857629">
            <text:p>5.1533865286</text:p>
          </table:table-cell>
          <table:table-cell table:formula="of:=[.B1279]/([.$B$2]+[.B1279])*[.$B$1]" office:value-type="float" office:value="0.856887310656775">
            <text:p>0.8568873107</text:p>
          </table:table-cell>
          <table:table-cell table:formula="of:=[.$D$5]*[.C1279]-[.$D$4]" office:value-type="float" office:value="0.151688233950654">
            <text:p>0.151688234</text:p>
          </table:table-cell>
          <table:table-cell table:formula="of:=INT([.D1279]/[.$B$1]*1024)" office:value-type="float" office:value="31">
            <text:p>31</text:p>
          </table:table-cell>
          <table:table-cell table:number-columns-repeated="10"/>
        </table:table-row>
        <table:table-row table:style-name="ro2">
          <table:table-cell table:formula="of:=[.A1279]+[.$D$1]" office:value-type="float" office:value="106.799999999998">
            <text:p>106.8</text:p>
          </table:table-cell>
          <table:table-cell table:formula="of:=[.$M$2]+[.$M$3]*[.A1280]+[.$M$4]*[.A1280]^2+[.$M$5]*[.A1280]^3+[.$M$6]*[.A1280]^4+[.$N$2]*[.A1280]^5+[.$N$3]*[.A1280]^6+[.$N$4]*[.A1280]^7+[.$N$5]*[.A1280]^8+[.$N$6]*[.A1280]^9" office:value-type="float" office:value="5.14376183343795">
            <text:p>5.1437618334</text:p>
          </table:table-cell>
          <table:table-cell table:formula="of:=[.B1280]/([.$B$2]+[.B1280])*[.$B$1]" office:value-type="float" office:value="0.855560790830708">
            <text:p>0.8555607908</text:p>
          </table:table-cell>
          <table:table-cell table:formula="of:=[.$D$5]*[.C1280]-[.$D$4]" office:value-type="float" office:value="0.149806529397452">
            <text:p>0.1498065294</text:p>
          </table:table-cell>
          <table:table-cell table:formula="of:=INT([.D1280]/[.$B$1]*1024)" office:value-type="float" office:value="30">
            <text:p>30</text:p>
          </table:table-cell>
          <table:table-cell table:number-columns-repeated="10"/>
        </table:table-row>
        <table:table-row table:style-name="ro2">
          <table:table-cell table:formula="of:=[.A1280]+[.$D$1]" office:value-type="float" office:value="106.899999999998">
            <text:p>106.9</text:p>
          </table:table-cell>
          <table:table-cell table:formula="of:=[.$M$2]+[.$M$3]*[.A1281]+[.$M$4]*[.A1281]^2+[.$M$5]*[.A1281]^3+[.$M$6]*[.A1281]^4+[.$N$2]*[.A1281]^5+[.$N$3]*[.A1281]^6+[.$N$4]*[.A1281]^7+[.$N$5]*[.A1281]^8+[.$N$6]*[.A1281]^9" office:value-type="float" office:value="5.13415458191167">
            <text:p>5.1341545819</text:p>
          </table:table-cell>
          <table:table-cell table:formula="of:=[.B1281]/([.$B$2]+[.B1281])*[.$B$1]" office:value-type="float" office:value="0.854235827764503">
            <text:p>0.8542358278</text:p>
          </table:table-cell>
          <table:table-cell table:formula="of:=[.$D$5]*[.C1281]-[.$D$4]" office:value-type="float" office:value="0.147927033150575">
            <text:p>0.1479270332</text:p>
          </table:table-cell>
          <table:table-cell table:formula="of:=INT([.D1281]/[.$B$1]*1024)" office:value-type="float" office:value="30">
            <text:p>30</text:p>
          </table:table-cell>
          <table:table-cell table:number-columns-repeated="10"/>
        </table:table-row>
        <table:table-row table:style-name="ro2">
          <table:table-cell table:formula="of:=[.A1281]+[.$D$1]" office:value-type="float" office:value="106.999999999998">
            <text:p>107</text:p>
          </table:table-cell>
          <table:table-cell table:formula="of:=[.$M$2]+[.$M$3]*[.A1282]+[.$M$4]*[.A1282]^2+[.$M$5]*[.A1282]^3+[.$M$6]*[.A1282]^4+[.$N$2]*[.A1282]^5+[.$N$3]*[.A1282]^6+[.$N$4]*[.A1282]^7+[.$N$5]*[.A1282]^8+[.$N$6]*[.A1282]^9" office:value-type="float" office:value="5.12456460275739">
            <text:p>5.1245646028</text:p>
          </table:table-cell>
          <table:table-cell table:formula="of:=[.B1282]/([.$B$2]+[.B1282])*[.$B$1]" office:value-type="float" office:value="0.85291240162089">
            <text:p>0.8529124016</text:p>
          </table:table-cell>
          <table:table-cell table:formula="of:=[.$D$5]*[.C1282]-[.$D$4]" office:value-type="float" office:value="0.146049717070313">
            <text:p>0.1460497171</text:p>
          </table:table-cell>
          <table:table-cell table:formula="of:=INT([.D1282]/[.$B$1]*1024)" office:value-type="float" office:value="29">
            <text:p>29</text:p>
          </table:table-cell>
          <table:table-cell table:number-columns-repeated="10"/>
        </table:table-row>
        <table:table-row table:style-name="ro2">
          <table:table-cell table:formula="of:=[.A1282]+[.$D$1]" office:value-type="float" office:value="107.099999999998">
            <text:p>107.1</text:p>
          </table:table-cell>
          <table:table-cell table:formula="of:=[.$M$2]+[.$M$3]*[.A1283]+[.$M$4]*[.A1283]^2+[.$M$5]*[.A1283]^3+[.$M$6]*[.A1283]^4+[.$N$2]*[.A1283]^5+[.$N$3]*[.A1283]^6+[.$N$4]*[.A1283]^7+[.$N$5]*[.A1283]^8+[.$N$6]*[.A1283]^9" office:value-type="float" office:value="5.11499172564372">
            <text:p>5.1149917256</text:p>
          </table:table-cell>
          <table:table-cell table:formula="of:=[.B1283]/([.$B$2]+[.B1283])*[.$B$1]" office:value-type="float" office:value="0.851590492627256">
            <text:p>0.8515904926</text:p>
          </table:table-cell>
          <table:table-cell table:formula="of:=[.$D$5]*[.C1283]-[.$D$4]" office:value-type="float" office:value="0.144174553108675">
            <text:p>0.1441745531</text:p>
          </table:table-cell>
          <table:table-cell table:formula="of:=INT([.D1283]/[.$B$1]*1024)" office:value-type="float" office:value="29">
            <text:p>29</text:p>
          </table:table-cell>
          <table:table-cell table:number-columns-repeated="10"/>
        </table:table-row>
        <table:table-row table:style-name="ro2">
          <table:table-cell table:formula="of:=[.A1283]+[.$D$1]" office:value-type="float" office:value="107.199999999998">
            <text:p>107.2</text:p>
          </table:table-cell>
          <table:table-cell table:formula="of:=[.$M$2]+[.$M$3]*[.A1284]+[.$M$4]*[.A1284]^2+[.$M$5]*[.A1284]^3+[.$M$6]*[.A1284]^4+[.$N$2]*[.A1284]^5+[.$N$3]*[.A1284]^6+[.$N$4]*[.A1284]^7+[.$N$5]*[.A1284]^8+[.$N$6]*[.A1284]^9" office:value-type="float" office:value="5.10543578115127">
            <text:p>5.1054357812</text:p>
          </table:table-cell>
          <table:table-cell table:formula="of:=[.B1284]/([.$B$2]+[.B1284])*[.$B$1]" office:value-type="float" office:value="0.850270081076595">
            <text:p>0.8502700811</text:p>
          </table:table-cell>
          <table:table-cell table:formula="of:=[.$D$5]*[.C1284]-[.$D$4]" office:value-type="float" office:value="0.142301513310736">
            <text:p>0.1423015133</text:p>
          </table:table-cell>
          <table:table-cell table:formula="of:=INT([.D1284]/[.$B$1]*1024)" office:value-type="float" office:value="29">
            <text:p>29</text:p>
          </table:table-cell>
          <table:table-cell table:number-columns-repeated="10"/>
        </table:table-row>
        <table:table-row table:style-name="ro2">
          <table:table-cell table:formula="of:=[.A1284]+[.$D$1]" office:value-type="float" office:value="107.299999999998">
            <text:p>107.3</text:p>
          </table:table-cell>
          <table:table-cell table:formula="of:=[.$M$2]+[.$M$3]*[.A1285]+[.$M$4]*[.A1285]^2+[.$M$5]*[.A1285]^3+[.$M$6]*[.A1285]^4+[.$N$2]*[.A1285]^5+[.$N$3]*[.A1285]^6+[.$N$4]*[.A1285]^7+[.$N$5]*[.A1285]^8+[.$N$6]*[.A1285]^9" office:value-type="float" office:value="5.0958966007786">
            <text:p>5.0958966008</text:p>
          </table:table-cell>
          <table:table-cell table:formula="of:=[.B1285]/([.$B$2]+[.B1285])*[.$B$1]" office:value-type="float" office:value="0.848951147328845">
            <text:p>0.8489511473</text:p>
          </table:table-cell>
          <table:table-cell table:formula="of:=[.$D$5]*[.C1285]-[.$D$4]" office:value-type="float" office:value="0.140430569816533">
            <text:p>0.1404305698</text:p>
          </table:table-cell>
          <table:table-cell table:formula="of:=INT([.D1285]/[.$B$1]*1024)" office:value-type="float" office:value="28">
            <text:p>28</text:p>
          </table:table-cell>
          <table:table-cell table:number-columns-repeated="10"/>
        </table:table-row>
        <table:table-row table:style-name="ro2">
          <table:table-cell table:formula="of:=[.A1285]+[.$D$1]" office:value-type="float" office:value="107.399999999998">
            <text:p>107.4</text:p>
          </table:table-cell>
          <table:table-cell table:formula="of:=[.$M$2]+[.$M$3]*[.A1286]+[.$M$4]*[.A1286]^2+[.$M$5]*[.A1286]^3+[.$M$6]*[.A1286]^4+[.$N$2]*[.A1286]^5+[.$N$3]*[.A1286]^6+[.$N$4]*[.A1286]^7+[.$N$5]*[.A1286]^8+[.$N$6]*[.A1286]^9" office:value-type="float" office:value="5.08637401694486">
            <text:p>5.0863740169</text:p>
          </table:table-cell>
          <table:table-cell table:formula="of:=[.B1286]/([.$B$2]+[.B1286])*[.$B$1]" office:value-type="float" office:value="0.847633671811752">
            <text:p>0.8476336718</text:p>
          </table:table-cell>
          <table:table-cell table:formula="of:=[.$D$5]*[.C1286]-[.$D$4]" office:value-type="float" office:value="0.138561694862289">
            <text:p>0.1385616949</text:p>
          </table:table-cell>
          <table:table-cell table:formula="of:=INT([.D1286]/[.$B$1]*1024)" office:value-type="float" office:value="28">
            <text:p>28</text:p>
          </table:table-cell>
          <table:table-cell table:number-columns-repeated="10"/>
        </table:table-row>
        <table:table-row table:style-name="ro2">
          <table:table-cell table:formula="of:=[.A1286]+[.$D$1]" office:value-type="float" office:value="107.499999999998">
            <text:p>107.5</text:p>
          </table:table-cell>
          <table:table-cell table:formula="of:=[.$M$2]+[.$M$3]*[.A1287]+[.$M$4]*[.A1287]^2+[.$M$5]*[.A1287]^3+[.$M$6]*[.A1287]^4+[.$N$2]*[.A1287]^5+[.$N$3]*[.A1287]^6+[.$N$4]*[.A1287]^7+[.$N$5]*[.A1287]^8+[.$N$6]*[.A1287]^9" office:value-type="float" office:value="5.07686786299524">
            <text:p>5.076867863</text:p>
          </table:table-cell>
          <table:table-cell table:formula="of:=[.B1287]/([.$B$2]+[.B1287])*[.$B$1]" office:value-type="float" office:value="0.846317635022124">
            <text:p>0.846317635</text:p>
          </table:table-cell>
          <table:table-cell table:formula="of:=[.$D$5]*[.C1287]-[.$D$4]" office:value-type="float" office:value="0.136694860782193">
            <text:p>0.1366948608</text:p>
          </table:table-cell>
          <table:table-cell table:formula="of:=INT([.D1287]/[.$B$1]*1024)" office:value-type="float" office:value="27">
            <text:p>27</text:p>
          </table:table-cell>
          <table:table-cell table:number-columns-repeated="10"/>
        </table:table-row>
        <table:table-row table:style-name="ro2">
          <table:table-cell table:formula="of:=[.A1287]+[.$D$1]" office:value-type="float" office:value="107.599999999998">
            <text:p>107.6</text:p>
          </table:table-cell>
          <table:table-cell table:formula="of:=[.$M$2]+[.$M$3]*[.A1288]+[.$M$4]*[.A1288]^2+[.$M$5]*[.A1288]^3+[.$M$6]*[.A1288]^4+[.$N$2]*[.A1288]^5+[.$N$3]*[.A1288]^6+[.$N$4]*[.A1288]^7+[.$N$5]*[.A1288]^8+[.$N$6]*[.A1288]^9" office:value-type="float" office:value="5.06737797320617">
            <text:p>5.0673779732</text:p>
          </table:table-cell>
          <table:table-cell table:formula="of:=[.B1288]/([.$B$2]+[.B1288])*[.$B$1]" office:value-type="float" office:value="0.845003017527051">
            <text:p>0.8450030175</text:p>
          </table:table-cell>
          <table:table-cell table:formula="of:=[.$D$5]*[.C1288]-[.$D$4]" office:value-type="float" office:value="0.134830040010135">
            <text:p>0.13483004</text:p>
          </table:table-cell>
          <table:table-cell table:formula="of:=INT([.D1288]/[.$B$1]*1024)" office:value-type="float" office:value="27">
            <text:p>27</text:p>
          </table:table-cell>
          <table:table-cell table:number-columns-repeated="10"/>
        </table:table-row>
        <table:table-row table:style-name="ro2">
          <table:table-cell table:formula="of:=[.A1288]+[.$D$1]" office:value-type="float" office:value="107.699999999998">
            <text:p>107.7</text:p>
          </table:table-cell>
          <table:table-cell table:formula="of:=[.$M$2]+[.$M$3]*[.A1289]+[.$M$4]*[.A1289]^2+[.$M$5]*[.A1289]^3+[.$M$6]*[.A1289]^4+[.$N$2]*[.A1289]^5+[.$N$3]*[.A1289]^6+[.$N$4]*[.A1289]^7+[.$N$5]*[.A1289]^8+[.$N$6]*[.A1289]^9" office:value-type="float" office:value="5.05790418278883">
            <text:p>5.0579041828</text:p>
          </table:table-cell>
          <table:table-cell table:formula="of:=[.B1289]/([.$B$2]+[.B1289])*[.$B$1]" office:value-type="float" office:value="0.8436897999649">
            <text:p>0.8436898</text:p>
          </table:table-cell>
          <table:table-cell table:formula="of:=[.$D$5]*[.C1289]-[.$D$4]" office:value-type="float" office:value="0.132967205081109">
            <text:p>0.1329672051</text:p>
          </table:table-cell>
          <table:table-cell table:formula="of:=INT([.D1289]/[.$B$1]*1024)" office:value-type="float" office:value="27">
            <text:p>27</text:p>
          </table:table-cell>
          <table:table-cell table:number-columns-repeated="10"/>
        </table:table-row>
        <table:table-row table:style-name="ro2">
          <table:table-cell table:formula="of:=[.A1289]+[.$D$1]" office:value-type="float" office:value="107.799999999998">
            <text:p>107.8</text:p>
          </table:table-cell>
          <table:table-cell table:formula="of:=[.$M$2]+[.$M$3]*[.A1290]+[.$M$4]*[.A1290]^2+[.$M$5]*[.A1290]^3+[.$M$6]*[.A1290]^4+[.$N$2]*[.A1290]^5+[.$N$3]*[.A1290]^6+[.$N$4]*[.A1290]^7+[.$N$5]*[.A1290]^8+[.$N$6]*[.A1290]^9" office:value-type="float" office:value="5.04844632789333">
            <text:p>5.0484463279</text:p>
          </table:table-cell>
          <table:table-cell table:formula="of:=[.B1290]/([.$B$2]+[.B1290])*[.$B$1]" office:value-type="float" office:value="0.842377963046388">
            <text:p>0.842377963</text:p>
          </table:table-cell>
          <table:table-cell table:formula="of:=[.$D$5]*[.C1290]-[.$D$4]" office:value-type="float" office:value="0.131106328632741">
            <text:p>0.1311063286</text:p>
          </table:table-cell>
          <table:table-cell table:formula="of:=INT([.D1290]/[.$B$1]*1024)" office:value-type="float" office:value="26">
            <text:p>26</text:p>
          </table:table-cell>
          <table:table-cell table:number-columns-repeated="10"/>
        </table:table-row>
        <table:table-row table:style-name="ro2">
          <table:table-cell table:formula="of:=[.A1290]+[.$D$1]" office:value-type="float" office:value="107.899999999998">
            <text:p>107.9</text:p>
          </table:table-cell>
          <table:table-cell table:formula="of:=[.$M$2]+[.$M$3]*[.A1291]+[.$M$4]*[.A1291]^2+[.$M$5]*[.A1291]^3+[.$M$6]*[.A1291]^4+[.$N$2]*[.A1291]^5+[.$N$3]*[.A1291]^6+[.$N$4]*[.A1291]^7+[.$N$5]*[.A1291]^8+[.$N$6]*[.A1291]^9" office:value-type="float" office:value="5.0390042456134">
            <text:p>5.0390042456</text:p>
          </table:table-cell>
          <table:table-cell table:formula="of:=[.B1291]/([.$B$2]+[.B1291])*[.$B$1]" office:value-type="float" office:value="0.841067487555735">
            <text:p>0.8410674876</text:p>
          </table:table-cell>
          <table:table-cell table:formula="of:=[.$D$5]*[.C1291]-[.$D$4]" office:value-type="float" office:value="0.129247383406923">
            <text:p>0.1292473834</text:p>
          </table:table-cell>
          <table:table-cell table:formula="of:=INT([.D1291]/[.$B$1]*1024)" office:value-type="float" office:value="26">
            <text:p>26</text:p>
          </table:table-cell>
          <table:table-cell table:number-columns-repeated="10"/>
        </table:table-row>
        <table:table-row table:style-name="ro2">
          <table:table-cell table:formula="of:=[.A1291]+[.$D$1]" office:value-type="float" office:value="107.999999999998">
            <text:p>108</text:p>
          </table:table-cell>
          <table:table-cell table:formula="of:=[.$M$2]+[.$M$3]*[.A1292]+[.$M$4]*[.A1292]^2+[.$M$5]*[.A1292]^3+[.$M$6]*[.A1292]^4+[.$N$2]*[.A1292]^5+[.$N$3]*[.A1292]^6+[.$N$4]*[.A1292]^7+[.$N$5]*[.A1292]^8+[.$N$6]*[.A1292]^9" office:value-type="float" office:value="5.02957777399141">
            <text:p>5.029577774</text:p>
          </table:table-cell>
          <table:table-cell table:formula="of:=[.B1292]/([.$B$2]+[.B1292])*[.$B$1]" office:value-type="float" office:value="0.839758354351861">
            <text:p>0.8397583544</text:p>
          </table:table-cell>
          <table:table-cell table:formula="of:=[.$D$5]*[.C1292]-[.$D$4]" office:value-type="float" office:value="0.12739034225151">
            <text:p>0.1273903423</text:p>
          </table:table-cell>
          <table:table-cell table:formula="of:=INT([.D1292]/[.$B$1]*1024)" office:value-type="float" office:value="26">
            <text:p>26</text:p>
          </table:table-cell>
          <table:table-cell table:number-columns-repeated="10"/>
        </table:table-row>
        <table:table-row table:style-name="ro2">
          <table:table-cell table:formula="of:=[.A1292]+[.$D$1]" office:value-type="float" office:value="108.099999999998">
            <text:p>108.1</text:p>
          </table:table-cell>
          <table:table-cell table:formula="of:=[.$M$2]+[.$M$3]*[.A1293]+[.$M$4]*[.A1293]^2+[.$M$5]*[.A1293]^3+[.$M$6]*[.A1293]^4+[.$N$2]*[.A1293]^5+[.$N$3]*[.A1293]^6+[.$N$4]*[.A1293]^7+[.$N$5]*[.A1293]^8+[.$N$6]*[.A1293]^9" office:value-type="float" office:value="5.02016675202061">
            <text:p>5.020166752</text:p>
          </table:table-cell>
          <table:table-cell table:formula="of:=[.B1293]/([.$B$2]+[.B1293])*[.$B$1]" office:value-type="float" office:value="0.838450544369196">
            <text:p>0.8384505444</text:p>
          </table:table-cell>
          <table:table-cell table:formula="of:=[.$D$5]*[.C1293]-[.$D$4]" office:value-type="float" office:value="0.125535178121473">
            <text:p>0.1255351781</text:p>
          </table:table-cell>
          <table:table-cell table:formula="of:=INT([.D1293]/[.$B$1]*1024)" office:value-type="float" office:value="25">
            <text:p>25</text:p>
          </table:table-cell>
          <table:table-cell table:number-columns-repeated="10"/>
        </table:table-row>
        <table:table-row table:style-name="ro2">
          <table:table-cell table:formula="of:=[.A1293]+[.$D$1]" office:value-type="float" office:value="108.199999999998">
            <text:p>108.2</text:p>
          </table:table-cell>
          <table:table-cell table:formula="of:=[.$M$2]+[.$M$3]*[.A1294]+[.$M$4]*[.A1294]^2+[.$M$5]*[.A1294]^3+[.$M$6]*[.A1294]^4+[.$N$2]*[.A1294]^5+[.$N$3]*[.A1294]^6+[.$N$4]*[.A1294]^7+[.$N$5]*[.A1294]^8+[.$N$6]*[.A1294]^9" office:value-type="float" office:value="5.01077101965237">
            <text:p>5.0107710197</text:p>
          </table:table-cell>
          <table:table-cell table:formula="of:=[.B1294]/([.$B$2]+[.B1294])*[.$B$1]" office:value-type="float" office:value="0.83714403861918">
            <text:p>0.8371440386</text:p>
          </table:table-cell>
          <table:table-cell table:formula="of:=[.$D$5]*[.C1294]-[.$D$4]" office:value-type="float" office:value="0.12368186408102">
            <text:p>0.1236818641</text:p>
          </table:table-cell>
          <table:table-cell table:formula="of:=INT([.D1294]/[.$B$1]*1024)" office:value-type="float" office:value="25">
            <text:p>25</text:p>
          </table:table-cell>
          <table:table-cell table:number-columns-repeated="10"/>
        </table:table-row>
        <table:table-row table:style-name="ro2">
          <table:table-cell table:formula="of:=[.A1294]+[.$D$1]" office:value-type="float" office:value="108.299999999998">
            <text:p>108.3</text:p>
          </table:table-cell>
          <table:table-cell table:formula="of:=[.$M$2]+[.$M$3]*[.A1295]+[.$M$4]*[.A1295]^2+[.$M$5]*[.A1295]^3+[.$M$6]*[.A1295]^4+[.$N$2]*[.A1295]^5+[.$N$3]*[.A1295]^6+[.$N$4]*[.A1295]^7+[.$N$5]*[.A1295]^8+[.$N$6]*[.A1295]^9" office:value-type="float" office:value="5.00139041779726">
            <text:p>5.0013904178</text:p>
          </table:table-cell>
          <table:table-cell table:formula="of:=[.B1295]/([.$B$2]+[.B1295])*[.$B$1]" office:value-type="float" office:value="0.835838818190923">
            <text:p>0.8358388182</text:p>
          </table:table-cell>
          <table:table-cell table:formula="of:=[.$D$5]*[.C1295]-[.$D$4]" office:value-type="float" office:value="0.12183037330454">
            <text:p>0.1218303733</text:p>
          </table:table-cell>
          <table:table-cell table:formula="of:=INT([.D1295]/[.$B$1]*1024)" office:value-type="float" office:value="24">
            <text:p>24</text:p>
          </table:table-cell>
          <table:table-cell table:number-columns-repeated="10"/>
        </table:table-row>
        <table:table-row table:style-name="ro2">
          <table:table-cell table:formula="of:=[.A1295]+[.$D$1]" office:value-type="float" office:value="108.399999999998">
            <text:p>108.4</text:p>
          </table:table-cell>
          <table:table-cell table:formula="of:=[.$M$2]+[.$M$3]*[.A1296]+[.$M$4]*[.A1296]^2+[.$M$5]*[.A1296]^3+[.$M$6]*[.A1296]^4+[.$N$2]*[.A1296]^5+[.$N$3]*[.A1296]^6+[.$N$4]*[.A1296]^7+[.$N$5]*[.A1296]^8+[.$N$6]*[.A1296]^9" office:value-type="float" office:value="4.99202478833142">
            <text:p>4.9920247883</text:p>
          </table:table-cell>
          <table:table-cell table:formula="of:=[.B1296]/([.$B$2]+[.B1296])*[.$B$1]" office:value-type="float" office:value="0.834534864252576">
            <text:p>0.8345348643</text:p>
          </table:table-cell>
          <table:table-cell table:formula="of:=[.$D$5]*[.C1296]-[.$D$4]" office:value-type="float" office:value="0.119980679078538">
            <text:p>0.1199806791</text:p>
          </table:table-cell>
          <table:table-cell table:formula="of:=INT([.D1296]/[.$B$1]*1024)" office:value-type="float" office:value="24">
            <text:p>24</text:p>
          </table:table-cell>
          <table:table-cell table:number-columns-repeated="10"/>
        </table:table-row>
        <table:table-row table:style-name="ro2">
          <table:table-cell table:formula="of:=[.A1296]+[.$D$1]" office:value-type="float" office:value="108.499999999998">
            <text:p>108.5</text:p>
          </table:table-cell>
          <table:table-cell table:formula="of:=[.$M$2]+[.$M$3]*[.A1297]+[.$M$4]*[.A1297]^2+[.$M$5]*[.A1297]^3+[.$M$6]*[.A1297]^4+[.$N$2]*[.A1297]^5+[.$N$3]*[.A1297]^6+[.$N$4]*[.A1297]^7+[.$N$5]*[.A1297]^8+[.$N$6]*[.A1297]^9" office:value-type="float" office:value="4.98267397410014">
            <text:p>4.9826739741</text:p>
          </table:table-cell>
          <table:table-cell table:formula="of:=[.B1297]/([.$B$2]+[.B1297])*[.$B$1]" office:value-type="float" office:value="0.833232158052335">
            <text:p>0.8332321581</text:p>
          </table:table-cell>
          <table:table-cell table:formula="of:=[.$D$5]*[.C1297]-[.$D$4]" office:value-type="float" office:value="0.118132754803071">
            <text:p>0.1181327548</text:p>
          </table:table-cell>
          <table:table-cell table:formula="of:=INT([.D1297]/[.$B$1]*1024)" office:value-type="float" office:value="24">
            <text:p>24</text:p>
          </table:table-cell>
          <table:table-cell table:number-columns-repeated="10"/>
        </table:table-row>
        <table:table-row table:style-name="ro2">
          <table:table-cell table:formula="of:=[.A1297]+[.$D$1]" office:value-type="float" office:value="108.599999999998">
            <text:p>108.6</text:p>
          </table:table-cell>
          <table:table-cell table:formula="of:=[.$M$2]+[.$M$3]*[.A1298]+[.$M$4]*[.A1298]^2+[.$M$5]*[.A1298]^3+[.$M$6]*[.A1298]^4+[.$N$2]*[.A1298]^5+[.$N$3]*[.A1298]^6+[.$N$4]*[.A1298]^7+[.$N$5]*[.A1298]^8+[.$N$6]*[.A1298]^9" office:value-type="float" office:value="4.97333781892095">
            <text:p>4.9733378189</text:p>
          </table:table-cell>
          <table:table-cell table:formula="of:=[.B1298]/([.$B$2]+[.B1298])*[.$B$1]" office:value-type="float" office:value="0.831930680919365">
            <text:p>0.8319306809</text:p>
          </table:table-cell>
          <table:table-cell table:formula="of:=[.$D$5]*[.C1298]-[.$D$4]" office:value-type="float" office:value="0.116286573993051">
            <text:p>0.116286574</text:p>
          </table:table-cell>
          <table:table-cell table:formula="of:=INT([.D1298]/[.$B$1]*1024)" office:value-type="float" office:value="23">
            <text:p>23</text:p>
          </table:table-cell>
          <table:table-cell table:number-columns-repeated="10"/>
        </table:table-row>
        <table:table-row table:style-name="ro2">
          <table:table-cell table:formula="of:=[.A1298]+[.$D$1]" office:value-type="float" office:value="108.699999999998">
            <text:p>108.7</text:p>
          </table:table-cell>
          <table:table-cell table:formula="of:=[.$M$2]+[.$M$3]*[.A1299]+[.$M$4]*[.A1299]^2+[.$M$5]*[.A1299]^3+[.$M$6]*[.A1299]^4+[.$N$2]*[.A1299]^5+[.$N$3]*[.A1299]^6+[.$N$4]*[.A1299]^7+[.$N$5]*[.A1299]^8+[.$N$6]*[.A1299]^9" office:value-type="float" office:value="4.96401616758876">
            <text:p>4.9640161676</text:p>
          </table:table-cell>
          <table:table-cell table:formula="of:=[.B1299]/([.$B$2]+[.B1299])*[.$B$1]" office:value-type="float" office:value="0.830630414265013">
            <text:p>0.8306304143</text:p>
          </table:table-cell>
          <table:table-cell table:formula="of:=[.$D$5]*[.C1299]-[.$D$4]" office:value-type="float" office:value="0.114442110279964">
            <text:p>0.1144421103</text:p>
          </table:table-cell>
          <table:table-cell table:formula="of:=INT([.D1299]/[.$B$1]*1024)" office:value-type="float" office:value="23">
            <text:p>23</text:p>
          </table:table-cell>
          <table:table-cell table:number-columns-repeated="10"/>
        </table:table-row>
        <table:table-row table:style-name="ro2">
          <table:table-cell table:formula="of:=[.A1299]+[.$D$1]" office:value-type="float" office:value="108.799999999998">
            <text:p>108.8</text:p>
          </table:table-cell>
          <table:table-cell table:formula="of:=[.$M$2]+[.$M$3]*[.A1300]+[.$M$4]*[.A1300]^2+[.$M$5]*[.A1300]^3+[.$M$6]*[.A1300]^4+[.$N$2]*[.A1300]^5+[.$N$3]*[.A1300]^6+[.$N$4]*[.A1300]^7+[.$N$5]*[.A1300]^8+[.$N$6]*[.A1300]^9" office:value-type="float" office:value="4.954708865881">
            <text:p>4.9547088659</text:p>
          </table:table-cell>
          <table:table-cell table:formula="of:=[.B1300]/([.$B$2]+[.B1300])*[.$B$1]" office:value-type="float" office:value="0.829331339584022">
            <text:p>0.8293313396</text:p>
          </table:table-cell>
          <table:table-cell table:formula="of:=[.$D$5]*[.C1300]-[.$D$4]" office:value-type="float" office:value="0.112599337413602">
            <text:p>0.1125993374</text:p>
          </table:table-cell>
          <table:table-cell table:formula="of:=INT([.D1300]/[.$B$1]*1024)" office:value-type="float" office:value="23">
            <text:p>23</text:p>
          </table:table-cell>
          <table:table-cell table:number-columns-repeated="10"/>
        </table:table-row>
        <table:table-row table:style-name="ro2">
          <table:table-cell table:formula="of:=[.A1300]+[.$D$1]" office:value-type="float" office:value="108.899999999998">
            <text:p>108.9</text:p>
          </table:table-cell>
          <table:table-cell table:formula="of:=[.$M$2]+[.$M$3]*[.A1301]+[.$M$4]*[.A1301]^2+[.$M$5]*[.A1301]^3+[.$M$6]*[.A1301]^4+[.$N$2]*[.A1301]^5+[.$N$3]*[.A1301]^6+[.$N$4]*[.A1301]^7+[.$N$5]*[.A1301]^8+[.$N$6]*[.A1301]^9" office:value-type="float" office:value="4.94541576055831">
            <text:p>4.9454157606</text:p>
          </table:table-cell>
          <table:table-cell table:formula="of:=[.B1301]/([.$B$2]+[.B1301])*[.$B$1]" office:value-type="float" office:value="0.828033438455122">
            <text:p>0.8280334385</text:p>
          </table:table-cell>
          <table:table-cell table:formula="of:=[.$D$5]*[.C1301]-[.$D$4]" office:value-type="float" office:value="0.110758229262887">
            <text:p>0.1107582293</text:p>
          </table:table-cell>
          <table:table-cell table:formula="of:=INT([.D1301]/[.$B$1]*1024)" office:value-type="float" office:value="22">
            <text:p>22</text:p>
          </table:table-cell>
          <table:table-cell table:number-columns-repeated="10"/>
        </table:table-row>
        <table:table-row table:style-name="ro2">
          <table:table-cell table:formula="of:=[.A1301]+[.$D$1]" office:value-type="float" office:value="108.999999999998">
            <text:p>109</text:p>
          </table:table-cell>
          <table:table-cell table:formula="of:=[.$M$2]+[.$M$3]*[.A1302]+[.$M$4]*[.A1302]^2+[.$M$5]*[.A1302]^3+[.$M$6]*[.A1302]^4+[.$N$2]*[.A1302]^5+[.$N$3]*[.A1302]^6+[.$N$4]*[.A1302]^7+[.$N$5]*[.A1302]^8+[.$N$6]*[.A1302]^9" office:value-type="float" office:value="4.9361366993725">
            <text:p>4.9361366994</text:p>
          </table:table-cell>
          <table:table-cell table:formula="of:=[.B1302]/([.$B$2]+[.B1302])*[.$B$1]" office:value-type="float" office:value="0.82673669254264">
            <text:p>0.8267366925</text:p>
          </table:table-cell>
          <table:table-cell table:formula="of:=[.$D$5]*[.C1302]-[.$D$4]" office:value-type="float" office:value="0.108918759818169">
            <text:p>0.1089187598</text:p>
          </table:table-cell>
          <table:table-cell table:formula="of:=INT([.D1302]/[.$B$1]*1024)" office:value-type="float" office:value="22">
            <text:p>22</text:p>
          </table:table-cell>
          <table:table-cell table:number-columns-repeated="10"/>
        </table:table-row>
        <table:table-row table:style-name="ro2">
          <table:table-cell table:formula="of:=[.A1302]+[.$D$1]" office:value-type="float" office:value="109.099999999998">
            <text:p>109.1</text:p>
          </table:table-cell>
          <table:table-cell table:formula="of:=[.$M$2]+[.$M$3]*[.A1303]+[.$M$4]*[.A1303]^2+[.$M$5]*[.A1303]^3+[.$M$6]*[.A1303]^4+[.$N$2]*[.A1303]^5+[.$N$3]*[.A1303]^6+[.$N$4]*[.A1303]^7+[.$N$5]*[.A1303]^8+[.$N$6]*[.A1303]^9" office:value-type="float" office:value="4.92687153106665">
            <text:p>4.9268715311</text:p>
          </table:table-cell>
          <table:table-cell table:formula="of:=[.B1303]/([.$B$2]+[.B1303])*[.$B$1]" office:value-type="float" office:value="0.825441083596998">
            <text:p>0.8254410836</text:p>
          </table:table-cell>
          <table:table-cell table:formula="of:=[.$D$5]*[.C1303]-[.$D$4]" office:value-type="float" office:value="0.107080903191924">
            <text:p>0.1070809032</text:p>
          </table:table-cell>
          <table:table-cell table:formula="of:=INT([.D1303]/[.$B$1]*1024)" office:value-type="float" office:value="21">
            <text:p>21</text:p>
          </table:table-cell>
          <table:table-cell table:number-columns-repeated="10"/>
        </table:table-row>
        <table:table-row table:style-name="ro2">
          <table:table-cell table:formula="of:=[.A1303]+[.$D$1]" office:value-type="float" office:value="109.199999999998">
            <text:p>109.2</text:p>
          </table:table-cell>
          <table:table-cell table:formula="of:=[.$M$2]+[.$M$3]*[.A1304]+[.$M$4]*[.A1304]^2+[.$M$5]*[.A1304]^3+[.$M$6]*[.A1304]^4+[.$N$2]*[.A1304]^5+[.$N$3]*[.A1304]^6+[.$N$4]*[.A1304]^7+[.$N$5]*[.A1304]^8+[.$N$6]*[.A1304]^9" office:value-type="float" office:value="4.917620105382">
            <text:p>4.9176201054</text:p>
          </table:table-cell>
          <table:table-cell table:formula="of:=[.B1304]/([.$B$2]+[.B1304])*[.$B$1]" office:value-type="float" office:value="0.824146593456185">
            <text:p>0.8241465935</text:p>
          </table:table-cell>
          <table:table-cell table:formula="of:=[.$D$5]*[.C1304]-[.$D$4]" office:value-type="float" office:value="0.105244633620844">
            <text:p>0.1052446336</text:p>
          </table:table-cell>
          <table:table-cell table:formula="of:=INT([.D1304]/[.$B$1]*1024)" office:value-type="float" office:value="21">
            <text:p>21</text:p>
          </table:table-cell>
          <table:table-cell table:number-columns-repeated="10"/>
        </table:table-row>
        <table:table-row table:style-name="ro2">
          <table:table-cell table:formula="of:=[.A1304]+[.$D$1]" office:value-type="float" office:value="109.299999999998">
            <text:p>109.3</text:p>
          </table:table-cell>
          <table:table-cell table:formula="of:=[.$M$2]+[.$M$3]*[.A1305]+[.$M$4]*[.A1305]^2+[.$M$5]*[.A1305]^3+[.$M$6]*[.A1305]^4+[.$N$2]*[.A1305]^5+[.$N$3]*[.A1305]^6+[.$N$4]*[.A1305]^7+[.$N$5]*[.A1305]^8+[.$N$6]*[.A1305]^9" office:value-type="float" office:value="4.90838227306049">
            <text:p>4.9083822731</text:p>
          </table:table-cell>
          <table:table-cell table:formula="of:=[.B1305]/([.$B$2]+[.B1305])*[.$B$1]" office:value-type="float" office:value="0.822853204046599">
            <text:p>0.822853204</text:p>
          </table:table-cell>
          <table:table-cell table:formula="of:=[.$D$5]*[.C1305]-[.$D$4]" office:value-type="float" office:value="0.10340992546703">
            <text:p>0.1034099255</text:p>
          </table:table-cell>
          <table:table-cell table:formula="of:=INT([.D1305]/[.$B$1]*1024)" office:value-type="float" office:value="21">
            <text:p>21</text:p>
          </table:table-cell>
          <table:table-cell table:number-columns-repeated="10"/>
        </table:table-row>
        <table:table-row table:style-name="ro2">
          <table:table-cell table:formula="of:=[.A1305]+[.$D$1]" office:value-type="float" office:value="109.399999999998">
            <text:p>109.4</text:p>
          </table:table-cell>
          <table:table-cell table:formula="of:=[.$M$2]+[.$M$3]*[.A1306]+[.$M$4]*[.A1306]^2+[.$M$5]*[.A1306]^3+[.$M$6]*[.A1306]^4+[.$N$2]*[.A1306]^5+[.$N$3]*[.A1306]^6+[.$N$4]*[.A1306]^7+[.$N$5]*[.A1306]^8+[.$N$6]*[.A1306]^9" office:value-type="float" office:value="4.89915788584886">
            <text:p>4.8991578858</text:p>
          </table:table-cell>
          <table:table-cell table:formula="of:=[.B1306]/([.$B$2]+[.B1306])*[.$B$1]" office:value-type="float" office:value="0.82156089738411">
            <text:p>0.8215608974</text:p>
          </table:table-cell>
          <table:table-cell table:formula="of:=[.$D$5]*[.C1306]-[.$D$4]" office:value-type="float" office:value="0.101576753219505">
            <text:p>0.1015767532</text:p>
          </table:table-cell>
          <table:table-cell table:formula="of:=INT([.D1306]/[.$B$1]*1024)" office:value-type="float" office:value="20">
            <text:p>20</text:p>
          </table:table-cell>
          <table:table-cell table:number-columns-repeated="10"/>
        </table:table-row>
        <table:table-row table:style-name="ro2">
          <table:table-cell table:formula="of:=[.A1306]+[.$D$1]" office:value-type="float" office:value="109.499999999998">
            <text:p>109.5</text:p>
          </table:table-cell>
          <table:table-cell table:formula="of:=[.$M$2]+[.$M$3]*[.A1307]+[.$M$4]*[.A1307]^2+[.$M$5]*[.A1307]^3+[.$M$6]*[.A1307]^4+[.$N$2]*[.A1307]^5+[.$N$3]*[.A1307]^6+[.$N$4]*[.A1307]^7+[.$N$5]*[.A1307]^8+[.$N$6]*[.A1307]^9" office:value-type="float" office:value="4.88994679650193">
            <text:p>4.8899467965</text:p>
          </table:table-cell>
          <table:table-cell table:formula="of:=[.B1307]/([.$B$2]+[.B1307])*[.$B$1]" office:value-type="float" office:value="0.820269655575022">
            <text:p>0.8202696556</text:p>
          </table:table-cell>
          <table:table-cell table:formula="of:=[.$D$5]*[.C1307]-[.$D$4]" office:value-type="float" office:value="0.0997450914955729">
            <text:p>0.0997450915</text:p>
          </table:table-cell>
          <table:table-cell table:formula="of:=INT([.D1307]/[.$B$1]*1024)" office:value-type="float" office:value="20">
            <text:p>20</text:p>
          </table:table-cell>
          <table:table-cell table:number-columns-repeated="10"/>
        </table:table-row>
        <table:table-row table:style-name="ro2">
          <table:table-cell table:formula="of:=[.A1307]+[.$D$1]" office:value-type="float" office:value="109.599999999998">
            <text:p>109.6</text:p>
          </table:table-cell>
          <table:table-cell table:formula="of:=[.$M$2]+[.$M$3]*[.A1308]+[.$M$4]*[.A1308]^2+[.$M$5]*[.A1308]^3+[.$M$6]*[.A1308]^4+[.$N$2]*[.A1308]^5+[.$N$3]*[.A1308]^6+[.$N$4]*[.A1308]^7+[.$N$5]*[.A1308]^8+[.$N$6]*[.A1308]^9" office:value-type="float" office:value="4.88074885878721">
            <text:p>4.8807488588</text:p>
          </table:table-cell>
          <table:table-cell table:formula="of:=[.B1308]/([.$B$2]+[.B1308])*[.$B$1]" office:value-type="float" office:value="0.818979460817205">
            <text:p>0.8189794608</text:p>
          </table:table-cell>
          <table:table-cell table:formula="of:=[.$D$5]*[.C1308]-[.$D$4]" office:value-type="float" office:value="0.0979149150424254">
            <text:p>0.097914915</text:p>
          </table:table-cell>
          <table:table-cell table:formula="of:=INT([.D1308]/[.$B$1]*1024)" office:value-type="float" office:value="20">
            <text:p>20</text:p>
          </table:table-cell>
          <table:table-cell table:number-columns-repeated="10"/>
        </table:table-row>
        <table:table-row table:style-name="ro2">
          <table:table-cell table:formula="of:=[.A1308]+[.$D$1]" office:value-type="float" office:value="109.699999999998">
            <text:p>109.7</text:p>
          </table:table-cell>
          <table:table-cell table:formula="of:=[.$M$2]+[.$M$3]*[.A1309]+[.$M$4]*[.A1309]^2+[.$M$5]*[.A1309]^3+[.$M$6]*[.A1309]^4+[.$N$2]*[.A1309]^5+[.$N$3]*[.A1309]^6+[.$N$4]*[.A1309]^7+[.$N$5]*[.A1309]^8+[.$N$6]*[.A1309]^9" office:value-type="float" office:value="4.87156392748774">
            <text:p>4.8715639275</text:p>
          </table:table-cell>
          <table:table-cell table:formula="of:=[.B1309]/([.$B$2]+[.B1309])*[.$B$1]" office:value-type="float" office:value="0.817690295400988">
            <text:p>0.8176902954</text:p>
          </table:table-cell>
          <table:table-cell table:formula="of:=[.$D$5]*[.C1309]-[.$D$4]" office:value-type="float" office:value="0.096086198738413">
            <text:p>0.0960861987</text:p>
          </table:table-cell>
          <table:table-cell table:formula="of:=INT([.D1309]/[.$B$1]*1024)" office:value-type="float" office:value="19">
            <text:p>19</text:p>
          </table:table-cell>
          <table:table-cell table:number-columns-repeated="10"/>
        </table:table-row>
        <table:table-row table:style-name="ro2">
          <table:table-cell table:formula="of:=[.A1309]+[.$D$1]" office:value-type="float" office:value="109.799999999998">
            <text:p>109.8</text:p>
          </table:table-cell>
          <table:table-cell table:formula="of:=[.$M$2]+[.$M$3]*[.A1310]+[.$M$4]*[.A1310]^2+[.$M$5]*[.A1310]^3+[.$M$6]*[.A1310]^4+[.$N$2]*[.A1310]^5+[.$N$3]*[.A1310]^6+[.$N$4]*[.A1310]^7+[.$N$5]*[.A1310]^8+[.$N$6]*[.A1310]^9" office:value-type="float" office:value="4.86239185840699">
            <text:p>4.8623918584</text:p>
          </table:table-cell>
          <table:table-cell table:formula="of:=[.B1310]/([.$B$2]+[.B1310])*[.$B$1]" office:value-type="float" office:value="0.816402141710341">
            <text:p>0.8164021417</text:p>
          </table:table-cell>
          <table:table-cell table:formula="of:=[.$D$5]*[.C1310]-[.$D$4]" office:value-type="float" office:value="0.0942589175947148">
            <text:p>0.0942589176</text:p>
          </table:table-cell>
          <table:table-cell table:formula="of:=INT([.D1310]/[.$B$1]*1024)" office:value-type="float" office:value="19">
            <text:p>19</text:p>
          </table:table-cell>
          <table:table-cell table:number-columns-repeated="10"/>
        </table:table-row>
        <table:table-row table:style-name="ro2">
          <table:table-cell table:formula="of:=[.A1310]+[.$D$1]" office:value-type="float" office:value="109.899999999998">
            <text:p>109.9</text:p>
          </table:table-cell>
          <table:table-cell table:formula="of:=[.$M$2]+[.$M$3]*[.A1311]+[.$M$4]*[.A1311]^2+[.$M$5]*[.A1311]^3+[.$M$6]*[.A1311]^4+[.$N$2]*[.A1311]^5+[.$N$3]*[.A1311]^6+[.$N$4]*[.A1311]^7+[.$N$5]*[.A1311]^8+[.$N$6]*[.A1311]^9" office:value-type="float" office:value="4.85323250837148">
            <text:p>4.8532325084</text:p>
          </table:table-cell>
          <table:table-cell table:formula="of:=[.B1311]/([.$B$2]+[.B1311])*[.$B$1]" office:value-type="float" office:value="0.815114982223726">
            <text:p>0.8151149822</text:p>
          </table:table-cell>
          <table:table-cell table:formula="of:=[.$D$5]*[.C1311]-[.$D$4]" office:value-type="float" office:value="0.0924330467565528">
            <text:p>0.0924330468</text:p>
          </table:table-cell>
          <table:table-cell table:formula="of:=INT([.D1311]/[.$B$1]*1024)" office:value-type="float" office:value="18">
            <text:p>18</text:p>
          </table:table-cell>
          <table:table-cell table:number-columns-repeated="10"/>
        </table:table-row>
        <table:table-row table:style-name="ro2">
          <table:table-cell table:formula="of:=[.A1311]+[.$D$1]" office:value-type="float" office:value="109.999999999998">
            <text:p>110</text:p>
          </table:table-cell>
          <table:table-cell table:formula="of:=[.$M$2]+[.$M$3]*[.A1312]+[.$M$4]*[.A1312]^2+[.$M$5]*[.A1312]^3+[.$M$6]*[.A1312]^4+[.$N$2]*[.A1312]^5+[.$N$3]*[.A1312]^6+[.$N$4]*[.A1312]^7+[.$N$5]*[.A1312]^8+[.$N$6]*[.A1312]^9" office:value-type="float" office:value="4.8440857352341">
            <text:p>4.8440857352</text:p>
          </table:table-cell>
          <table:table-cell table:formula="of:=[.B1312]/([.$B$2]+[.B1312])*[.$B$1]" office:value-type="float" office:value="0.813828799515066">
            <text:p>0.8138287995</text:p>
          </table:table-cell>
          <table:table-cell table:formula="of:=[.$D$5]*[.C1312]-[.$D$4]" office:value-type="float" office:value="0.09060856150456">
            <text:p>0.0906085615</text:p>
          </table:table-cell>
          <table:table-cell table:formula="of:=INT([.D1312]/[.$B$1]*1024)" office:value-type="float" office:value="18">
            <text:p>18</text:p>
          </table:table-cell>
          <table:table-cell table:number-columns-repeated="10"/>
        </table:table-row>
        <table:table-row table:style-name="ro2">
          <table:table-cell table:formula="of:=[.A1312]+[.$D$1]" office:value-type="float" office:value="110.099999999998">
            <text:p>110.1</text:p>
          </table:table-cell>
          <table:table-cell table:formula="of:=[.$M$2]+[.$M$3]*[.A1313]+[.$M$4]*[.A1313]^2+[.$M$5]*[.A1313]^3+[.$M$6]*[.A1313]^4+[.$N$2]*[.A1313]^5+[.$N$3]*[.A1313]^6+[.$N$4]*[.A1313]^7+[.$N$5]*[.A1313]^8+[.$N$6]*[.A1313]^9" office:value-type="float" office:value="4.83495139787899">
            <text:p>4.8349513979</text:p>
          </table:table-cell>
          <table:table-cell table:formula="of:=[.B1313]/([.$B$2]+[.B1313])*[.$B$1]" office:value-type="float" office:value="0.812543576254913">
            <text:p>0.8125435763</text:p>
          </table:table-cell>
          <table:table-cell table:formula="of:=[.$D$5]*[.C1313]-[.$D$4]" office:value-type="float" office:value="0.0887854372564436">
            <text:p>0.0887854373</text:p>
          </table:table-cell>
          <table:table-cell table:formula="of:=INT([.D1313]/[.$B$1]*1024)" office:value-type="float" office:value="18">
            <text:p>18</text:p>
          </table:table-cell>
          <table:table-cell table:number-columns-repeated="10"/>
        </table:table-row>
        <table:table-row table:style-name="ro2">
          <table:table-cell table:formula="of:=[.A1313]+[.$D$1]" office:value-type="float" office:value="110.199999999998">
            <text:p>110.2</text:p>
          </table:table-cell>
          <table:table-cell table:formula="of:=[.$M$2]+[.$M$3]*[.A1314]+[.$M$4]*[.A1314]^2+[.$M$5]*[.A1314]^3+[.$M$6]*[.A1314]^4+[.$N$2]*[.A1314]^5+[.$N$3]*[.A1314]^6+[.$N$4]*[.A1314]^7+[.$N$5]*[.A1314]^8+[.$N$6]*[.A1314]^9" office:value-type="float" office:value="4.82582935622386">
            <text:p>4.8258293562</text:p>
          </table:table-cell>
          <table:table-cell table:formula="of:=[.B1314]/([.$B$2]+[.B1314])*[.$B$1]" office:value-type="float" office:value="0.811259295211272">
            <text:p>0.8112592952</text:p>
          </table:table-cell>
          <table:table-cell table:formula="of:=[.$D$5]*[.C1314]-[.$D$4]" office:value-type="float" office:value="0.0869636495681487">
            <text:p>0.0869636496</text:p>
          </table:table-cell>
          <table:table-cell table:formula="of:=INT([.D1314]/[.$B$1]*1024)" office:value-type="float" office:value="17">
            <text:p>17</text:p>
          </table:table-cell>
          <table:table-cell table:number-columns-repeated="10"/>
        </table:table-row>
        <table:table-row table:style-name="ro2">
          <table:table-cell table:formula="of:=[.A1314]+[.$D$1]" office:value-type="float" office:value="110.299999999998">
            <text:p>110.3</text:p>
          </table:table-cell>
          <table:table-cell table:formula="of:=[.$M$2]+[.$M$3]*[.A1315]+[.$M$4]*[.A1315]^2+[.$M$5]*[.A1315]^3+[.$M$6]*[.A1315]^4+[.$N$2]*[.A1315]^5+[.$N$3]*[.A1315]^6+[.$N$4]*[.A1315]^7+[.$N$5]*[.A1315]^8+[.$N$6]*[.A1315]^9" office:value-type="float" office:value="4.81671947122444">
            <text:p>4.8167194712</text:p>
          </table:table-cell>
          <table:table-cell table:formula="of:=[.B1315]/([.$B$2]+[.B1315])*[.$B$1]" office:value-type="float" office:value="0.809975939250712">
            <text:p>0.8099759393</text:p>
          </table:table-cell>
          <table:table-cell table:formula="of:=[.$D$5]*[.C1315]-[.$D$4]" office:value-type="float" office:value="0.0851431741354329">
            <text:p>0.0851431741</text:p>
          </table:table-cell>
          <table:table-cell table:formula="of:=INT([.D1315]/[.$B$1]*1024)" office:value-type="float" office:value="17">
            <text:p>17</text:p>
          </table:table-cell>
          <table:table-cell table:number-columns-repeated="10"/>
        </table:table-row>
        <table:table-row table:style-name="ro2">
          <table:table-cell table:formula="of:=[.A1315]+[.$D$1]" office:value-type="float" office:value="110.399999999998">
            <text:p>110.4</text:p>
          </table:table-cell>
          <table:table-cell table:formula="of:=[.$M$2]+[.$M$3]*[.A1316]+[.$M$4]*[.A1316]^2+[.$M$5]*[.A1316]^3+[.$M$6]*[.A1316]^4+[.$N$2]*[.A1316]^5+[.$N$3]*[.A1316]^6+[.$N$4]*[.A1316]^7+[.$N$5]*[.A1316]^8+[.$N$6]*[.A1316]^9" office:value-type="float" office:value="4.80762160487708">
            <text:p>4.8076216049</text:p>
          </table:table-cell>
          <table:table-cell table:formula="of:=[.B1316]/([.$B$2]+[.B1316])*[.$B$1]" office:value-type="float" office:value="0.808693491339225">
            <text:p>0.8086934913</text:p>
          </table:table-cell>
          <table:table-cell table:formula="of:=[.$D$5]*[.C1316]-[.$D$4]" office:value-type="float" office:value="0.0833239867950961">
            <text:p>0.0833239868</text:p>
          </table:table-cell>
          <table:table-cell table:formula="of:=INT([.D1316]/[.$B$1]*1024)" office:value-type="float" office:value="17">
            <text:p>17</text:p>
          </table:table-cell>
          <table:table-cell table:number-columns-repeated="10"/>
        </table:table-row>
        <table:table-row table:style-name="ro2">
          <table:table-cell table:formula="of:=[.A1316]+[.$D$1]" office:value-type="float" office:value="110.499999999998">
            <text:p>110.5</text:p>
          </table:table-cell>
          <table:table-cell table:formula="of:=[.$M$2]+[.$M$3]*[.A1317]+[.$M$4]*[.A1317]^2+[.$M$5]*[.A1317]^3+[.$M$6]*[.A1317]^4+[.$N$2]*[.A1317]^5+[.$N$3]*[.A1317]^6+[.$N$4]*[.A1317]^7+[.$N$5]*[.A1317]^8+[.$N$6]*[.A1317]^9" office:value-type="float" office:value="4.79853562022343">
            <text:p>4.7985356202</text:p>
          </table:table-cell>
          <table:table-cell table:formula="of:=[.B1317]/([.$B$2]+[.B1317])*[.$B$1]" office:value-type="float" office:value="0.807411934543375">
            <text:p>0.8074119345</text:p>
          </table:table-cell>
          <table:table-cell table:formula="of:=[.$D$5]*[.C1317]-[.$D$4]" office:value-type="float" office:value="0.0815060635265927">
            <text:p>0.0815060635</text:p>
          </table:table-cell>
          <table:table-cell table:formula="of:=INT([.D1317]/[.$B$1]*1024)" office:value-type="float" office:value="16">
            <text:p>16</text:p>
          </table:table-cell>
          <table:table-cell table:number-columns-repeated="10"/>
        </table:table-row>
        <table:table-row table:style-name="ro2">
          <table:table-cell table:formula="of:=[.A1317]+[.$D$1]" office:value-type="float" office:value="110.599999999998">
            <text:p>110.6</text:p>
          </table:table-cell>
          <table:table-cell table:formula="of:=[.$M$2]+[.$M$3]*[.A1318]+[.$M$4]*[.A1318]^2+[.$M$5]*[.A1318]^3+[.$M$6]*[.A1318]^4+[.$N$2]*[.A1318]^5+[.$N$3]*[.A1318]^6+[.$N$4]*[.A1318]^7+[.$N$5]*[.A1318]^8+[.$N$6]*[.A1318]^9" office:value-type="float" office:value="4.78946138135171">
            <text:p>4.7894613814</text:p>
          </table:table-cell>
          <table:table-cell table:formula="of:=[.B1318]/([.$B$2]+[.B1318])*[.$B$1]" office:value-type="float" office:value="0.806131252030964">
            <text:p>0.806131252</text:p>
          </table:table-cell>
          <table:table-cell table:formula="of:=[.$D$5]*[.C1318]-[.$D$4]" office:value-type="float" office:value="0.0796893804529943">
            <text:p>0.0796893805</text:p>
          </table:table-cell>
          <table:table-cell table:formula="of:=INT([.D1318]/[.$B$1]*1024)" office:value-type="float" office:value="16">
            <text:p>16</text:p>
          </table:table-cell>
          <table:table-cell table:number-columns-repeated="10"/>
        </table:table-row>
        <table:table-row table:style-name="ro2">
          <table:table-cell table:formula="of:=[.A1318]+[.$D$1]" office:value-type="float" office:value="110.699999999998">
            <text:p>110.7</text:p>
          </table:table-cell>
          <table:table-cell table:formula="of:=[.$M$2]+[.$M$3]*[.A1319]+[.$M$4]*[.A1319]^2+[.$M$5]*[.A1319]^3+[.$M$6]*[.A1319]^4+[.$N$2]*[.A1319]^5+[.$N$3]*[.A1319]^6+[.$N$4]*[.A1319]^7+[.$N$5]*[.A1319]^8+[.$N$6]*[.A1319]^9" office:value-type="float" office:value="4.78039875340186">
            <text:p>4.7803987534</text:p>
          </table:table-cell>
          <table:table-cell table:formula="of:=[.B1319]/([.$B$2]+[.B1319])*[.$B$1]" office:value-type="float" office:value="0.804851427072255">
            <text:p>0.8048514271</text:p>
          </table:table-cell>
          <table:table-cell table:formula="of:=[.$D$5]*[.C1319]-[.$D$4]" office:value-type="float" office:value="0.0778739138427116">
            <text:p>0.0778739138</text:p>
          </table:table-cell>
          <table:table-cell table:formula="of:=INT([.D1319]/[.$B$1]*1024)" office:value-type="float" office:value="15">
            <text:p>15</text:p>
          </table:table-cell>
          <table:table-cell table:number-columns-repeated="10"/>
        </table:table-row>
        <table:table-row table:style-name="ro2">
          <table:table-cell table:formula="of:=[.A1319]+[.$D$1]" office:value-type="float" office:value="110.799999999998">
            <text:p>110.8</text:p>
          </table:table-cell>
          <table:table-cell table:formula="of:=[.$M$2]+[.$M$3]*[.A1320]+[.$M$4]*[.A1320]^2+[.$M$5]*[.A1320]^3+[.$M$6]*[.A1320]^4+[.$N$2]*[.A1320]^5+[.$N$3]*[.A1320]^6+[.$N$4]*[.A1320]^7+[.$N$5]*[.A1320]^8+[.$N$6]*[.A1320]^9" office:value-type="float" office:value="4.77134760256909">
            <text:p>4.7713476026</text:p>
          </table:table-cell>
          <table:table-cell table:formula="of:=[.B1320]/([.$B$2]+[.B1320])*[.$B$1]" office:value-type="float" office:value="0.803572443040953">
            <text:p>0.803572443</text:p>
          </table:table-cell>
          <table:table-cell table:formula="of:=[.$D$5]*[.C1320]-[.$D$4]" office:value-type="float" office:value="0.0760596401108904">
            <text:p>0.0760596401</text:p>
          </table:table-cell>
          <table:table-cell table:formula="of:=INT([.D1320]/[.$B$1]*1024)" office:value-type="float" office:value="15">
            <text:p>15</text:p>
          </table:table-cell>
          <table:table-cell table:number-columns-repeated="10"/>
        </table:table-row>
        <table:table-row table:style-name="ro2">
          <table:table-cell table:formula="of:=[.A1320]+[.$D$1]" office:value-type="float" office:value="110.899999999998">
            <text:p>110.9</text:p>
          </table:table-cell>
          <table:table-cell table:formula="of:=[.$M$2]+[.$M$3]*[.A1321]+[.$M$4]*[.A1321]^2+[.$M$5]*[.A1321]^3+[.$M$6]*[.A1321]^4+[.$N$2]*[.A1321]^5+[.$N$3]*[.A1321]^6+[.$N$4]*[.A1321]^7+[.$N$5]*[.A1321]^8+[.$N$6]*[.A1321]^9" office:value-type="float" office:value="4.76230779610498">
            <text:p>4.7623077961</text:p>
          </table:table-cell>
          <table:table-cell table:formula="of:=[.B1321]/([.$B$2]+[.B1321])*[.$B$1]" office:value-type="float" office:value="0.802294283414853">
            <text:p>0.8022942834</text:p>
          </table:table-cell>
          <table:table-cell table:formula="of:=[.$D$5]*[.C1321]-[.$D$4]" office:value-type="float" office:value="0.0742465358203346">
            <text:p>0.0742465358</text:p>
          </table:table-cell>
          <table:table-cell table:formula="of:=INT([.D1321]/[.$B$1]*1024)" office:value-type="float" office:value="15">
            <text:p>15</text:p>
          </table:table-cell>
          <table:table-cell table:number-columns-repeated="10"/>
        </table:table-row>
        <table:table-row table:style-name="ro2">
          <table:table-cell table:formula="of:=[.A1321]+[.$D$1]" office:value-type="float" office:value="110.999999999998">
            <text:p>111</text:p>
          </table:table-cell>
          <table:table-cell table:formula="of:=[.$M$2]+[.$M$3]*[.A1322]+[.$M$4]*[.A1322]^2+[.$M$5]*[.A1322]^3+[.$M$6]*[.A1322]^4+[.$N$2]*[.A1322]^5+[.$N$3]*[.A1322]^6+[.$N$4]*[.A1322]^7+[.$N$5]*[.A1322]^8+[.$N$6]*[.A1322]^9" office:value-type="float" office:value="4.75327920232343">
            <text:p>4.7532792023</text:p>
          </table:table-cell>
          <table:table-cell table:formula="of:=[.B1322]/([.$B$2]+[.B1322])*[.$B$1]" office:value-type="float" office:value="0.801016931777173">
            <text:p>0.8010169318</text:p>
          </table:table-cell>
          <table:table-cell table:formula="of:=[.$D$5]*[.C1322]-[.$D$4]" office:value-type="float" office:value="0.0724345776833879">
            <text:p>0.0724345777</text:p>
          </table:table-cell>
          <table:table-cell table:formula="of:=INT([.D1322]/[.$B$1]*1024)" office:value-type="float" office:value="14">
            <text:p>14</text:p>
          </table:table-cell>
          <table:table-cell table:number-columns-repeated="10"/>
        </table:table-row>
        <table:table-row table:style-name="ro2">
          <table:table-cell table:formula="of:=[.A1322]+[.$D$1]" office:value-type="float" office:value="111.099999999998">
            <text:p>111.1</text:p>
          </table:table-cell>
          <table:table-cell table:formula="of:=[.$M$2]+[.$M$3]*[.A1323]+[.$M$4]*[.A1323]^2+[.$M$5]*[.A1323]^3+[.$M$6]*[.A1323]^4+[.$N$2]*[.A1323]^5+[.$N$3]*[.A1323]^6+[.$N$4]*[.A1323]^7+[.$N$5]*[.A1323]^8+[.$N$6]*[.A1323]^9" office:value-type="float" office:value="4.74426169060147">
            <text:p>4.7442616906</text:p>
          </table:table-cell>
          <table:table-cell table:formula="of:=[.B1323]/([.$B$2]+[.B1323])*[.$B$1]" office:value-type="float" office:value="0.799740371817148">
            <text:p>0.7997403718</text:p>
          </table:table-cell>
          <table:table-cell table:formula="of:=[.$D$5]*[.C1323]-[.$D$4]" office:value-type="float" office:value="0.0706237425627891">
            <text:p>0.0706237426</text:p>
          </table:table-cell>
          <table:table-cell table:formula="of:=INT([.D1323]/[.$B$1]*1024)" office:value-type="float" office:value="14">
            <text:p>14</text:p>
          </table:table-cell>
          <table:table-cell table:number-columns-repeated="10"/>
        </table:table-row>
        <table:table-row table:style-name="ro2">
          <table:table-cell table:formula="of:=[.A1323]+[.$D$1]" office:value-type="float" office:value="111.199999999998">
            <text:p>111.2</text:p>
          </table:table-cell>
          <table:table-cell table:formula="of:=[.$M$2]+[.$M$3]*[.A1324]+[.$M$4]*[.A1324]^2+[.$M$5]*[.A1324]^3+[.$M$6]*[.A1324]^4+[.$N$2]*[.A1324]^5+[.$N$3]*[.A1324]^6+[.$N$4]*[.A1324]^7+[.$N$5]*[.A1324]^8+[.$N$6]*[.A1324]^9" office:value-type="float" office:value="4.73525513138451">
            <text:p>4.7352551314</text:p>
          </table:table-cell>
          <table:table-cell table:formula="of:=[.B1324]/([.$B$2]+[.B1324])*[.$B$1]" office:value-type="float" office:value="0.798464587331272">
            <text:p>0.7984645873</text:p>
          </table:table-cell>
          <table:table-cell table:formula="of:=[.$D$5]*[.C1324]-[.$D$4]" office:value-type="float" office:value="0.0688140074734211">
            <text:p>0.0688140075</text:p>
          </table:table-cell>
          <table:table-cell table:formula="of:=INT([.D1324]/[.$B$1]*1024)" office:value-type="float" office:value="14">
            <text:p>14</text:p>
          </table:table-cell>
          <table:table-cell table:number-columns-repeated="10"/>
        </table:table-row>
        <table:table-row table:style-name="ro2">
          <table:table-cell table:formula="of:=[.A1324]+[.$D$1]" office:value-type="float" office:value="111.299999999998">
            <text:p>111.3</text:p>
          </table:table-cell>
          <table:table-cell table:formula="of:=[.$M$2]+[.$M$3]*[.A1325]+[.$M$4]*[.A1325]^2+[.$M$5]*[.A1325]^3+[.$M$6]*[.A1325]^4+[.$N$2]*[.A1325]^5+[.$N$3]*[.A1325]^6+[.$N$4]*[.A1325]^7+[.$N$5]*[.A1325]^8+[.$N$6]*[.A1325]^9" office:value-type="float" office:value="4.72625939618793">
            <text:p>4.7262593962</text:p>
          </table:table-cell>
          <table:table-cell table:formula="of:=[.B1325]/([.$B$2]+[.B1325])*[.$B$1]" office:value-type="float" office:value="0.797189562224005">
            <text:p>0.7971895622</text:p>
          </table:table-cell>
          <table:table-cell table:formula="of:=[.$D$5]*[.C1325]-[.$D$4]" office:value-type="float" office:value="0.0670053495833203">
            <text:p>0.0670053496</text:p>
          </table:table-cell>
          <table:table-cell table:formula="of:=INT([.D1325]/[.$B$1]*1024)" office:value-type="float" office:value="13">
            <text:p>13</text:p>
          </table:table-cell>
          <table:table-cell table:number-columns-repeated="10"/>
        </table:table-row>
        <table:table-row table:style-name="ro2">
          <table:table-cell table:formula="of:=[.A1325]+[.$D$1]" office:value-type="float" office:value="111.399999999998">
            <text:p>111.4</text:p>
          </table:table-cell>
          <table:table-cell table:formula="of:=[.$M$2]+[.$M$3]*[.A1326]+[.$M$4]*[.A1326]^2+[.$M$5]*[.A1326]^3+[.$M$6]*[.A1326]^4+[.$N$2]*[.A1326]^5+[.$N$3]*[.A1326]^6+[.$N$4]*[.A1326]^7+[.$N$5]*[.A1326]^8+[.$N$6]*[.A1326]^9" office:value-type="float" office:value="4.71727435760047">
            <text:p>4.7172743576</text:p>
          </table:table-cell>
          <table:table-cell table:formula="of:=[.B1326]/([.$B$2]+[.B1326])*[.$B$1]" office:value-type="float" office:value="0.795915280508734">
            <text:p>0.7959152805</text:p>
          </table:table-cell>
          <table:table-cell table:formula="of:=[.$D$5]*[.C1326]-[.$D$4]" office:value-type="float" office:value="0.0651977462150428">
            <text:p>0.0651977462</text:p>
          </table:table-cell>
          <table:table-cell table:formula="of:=INT([.D1326]/[.$B$1]*1024)" office:value-type="float" office:value="13">
            <text:p>13</text:p>
          </table:table-cell>
          <table:table-cell table:number-columns-repeated="10"/>
        </table:table-row>
        <table:table-row table:style-name="ro2">
          <table:table-cell table:formula="of:=[.A1326]+[.$D$1]" office:value-type="float" office:value="111.499999999998">
            <text:p>111.5</text:p>
          </table:table-cell>
          <table:table-cell table:formula="of:=[.$M$2]+[.$M$3]*[.A1327]+[.$M$4]*[.A1327]^2+[.$M$5]*[.A1327]^3+[.$M$6]*[.A1327]^4+[.$N$2]*[.A1327]^5+[.$N$3]*[.A1327]^6+[.$N$4]*[.A1327]^7+[.$N$5]*[.A1327]^8+[.$N$6]*[.A1327]^9" office:value-type="float" office:value="4.70829988928742">
            <text:p>4.7082998893</text:p>
          </table:table-cell>
          <table:table-cell table:formula="of:=[.B1327]/([.$B$2]+[.B1327])*[.$B$1]" office:value-type="float" office:value="0.794641726308727">
            <text:p>0.7946417263</text:p>
          </table:table-cell>
          <table:table-cell table:formula="of:=[.$D$5]*[.C1327]-[.$D$4]" office:value-type="float" office:value="0.0633911748470084">
            <text:p>0.0633911748</text:p>
          </table:table-cell>
          <table:table-cell table:formula="of:=INT([.D1327]/[.$B$1]*1024)" office:value-type="float" office:value="12">
            <text:p>12</text:p>
          </table:table-cell>
          <table:table-cell table:number-columns-repeated="10"/>
        </table:table-row>
        <table:table-row table:style-name="ro2">
          <table:table-cell table:formula="of:=[.A1327]+[.$D$1]" office:value-type="float" office:value="111.599999999998">
            <text:p>111.6</text:p>
          </table:table-cell>
          <table:table-cell table:formula="of:=[.$M$2]+[.$M$3]*[.A1328]+[.$M$4]*[.A1328]^2+[.$M$5]*[.A1328]^3+[.$M$6]*[.A1328]^4+[.$N$2]*[.A1328]^5+[.$N$3]*[.A1328]^6+[.$N$4]*[.A1328]^7+[.$N$5]*[.A1328]^8+[.$N$6]*[.A1328]^9" office:value-type="float" office:value="4.6993358659939">
            <text:p>4.699335866</text:p>
          </table:table-cell>
          <table:table-cell table:formula="of:=[.B1328]/([.$B$2]+[.B1328])*[.$B$1]" office:value-type="float" office:value="0.793368883858077">
            <text:p>0.7933688839</text:p>
          </table:table-cell>
          <table:table-cell table:formula="of:=[.$D$5]*[.C1328]-[.$D$4]" office:value-type="float" office:value="0.06158561311485">
            <text:p>0.0615856131</text:p>
          </table:table-cell>
          <table:table-cell table:formula="of:=INT([.D1328]/[.$B$1]*1024)" office:value-type="float" office:value="12">
            <text:p>12</text:p>
          </table:table-cell>
          <table:table-cell table:number-columns-repeated="10"/>
        </table:table-row>
        <table:table-row table:style-name="ro2">
          <table:table-cell table:formula="of:=[.A1328]+[.$D$1]" office:value-type="float" office:value="111.699999999998">
            <text:p>111.7</text:p>
          </table:table-cell>
          <table:table-cell table:formula="of:=[.$M$2]+[.$M$3]*[.A1329]+[.$M$4]*[.A1329]^2+[.$M$5]*[.A1329]^3+[.$M$6]*[.A1329]^4+[.$N$2]*[.A1329]^5+[.$N$3]*[.A1329]^6+[.$N$4]*[.A1329]^7+[.$N$5]*[.A1329]^8+[.$N$6]*[.A1329]^9" office:value-type="float" office:value="4.69038216354814">
            <text:p>4.6903821635</text:p>
          </table:table-cell>
          <table:table-cell table:formula="of:=[.B1329]/([.$B$2]+[.B1329])*[.$B$1]" office:value-type="float" office:value="0.792096737502653">
            <text:p>0.7920967375</text:p>
          </table:table-cell>
          <table:table-cell table:formula="of:=[.$D$5]*[.C1329]-[.$D$4]" office:value-type="float" office:value="0.0597810388127553">
            <text:p>0.0597810388</text:p>
          </table:table-cell>
          <table:table-cell table:formula="of:=INT([.D1329]/[.$B$1]*1024)" office:value-type="float" office:value="12">
            <text:p>12</text:p>
          </table:table-cell>
          <table:table-cell table:number-columns-repeated="10"/>
        </table:table-row>
        <table:table-row table:style-name="ro2">
          <table:table-cell table:formula="of:=[.A1329]+[.$D$1]" office:value-type="float" office:value="111.799999999998">
            <text:p>111.8</text:p>
          </table:table-cell>
          <table:table-cell table:formula="of:=[.$M$2]+[.$M$3]*[.A1330]+[.$M$4]*[.A1330]^2+[.$M$5]*[.A1330]^3+[.$M$6]*[.A1330]^4+[.$N$2]*[.A1330]^5+[.$N$3]*[.A1330]^6+[.$N$4]*[.A1330]^7+[.$N$5]*[.A1330]^8+[.$N$6]*[.A1330]^9" office:value-type="float" office:value="4.68143865886291">
            <text:p>4.6814386589</text:p>
          </table:table-cell>
          <table:table-cell table:formula="of:=[.B1330]/([.$B$2]+[.B1330])*[.$B$1]" office:value-type="float" office:value="0.790825271700794">
            <text:p>0.7908252717</text:p>
          </table:table-cell>
          <table:table-cell table:formula="of:=[.$D$5]*[.C1330]-[.$D$4]" office:value-type="float" office:value="0.0579774298944544">
            <text:p>0.0579774299</text:p>
          </table:table-cell>
          <table:table-cell table:formula="of:=INT([.D1330]/[.$B$1]*1024)" office:value-type="float" office:value="11">
            <text:p>11</text:p>
          </table:table-cell>
          <table:table-cell table:number-columns-repeated="10"/>
        </table:table-row>
        <table:table-row table:style-name="ro2">
          <table:table-cell table:formula="of:=[.A1330]+[.$D$1]" office:value-type="float" office:value="111.899999999998">
            <text:p>111.9</text:p>
          </table:table-cell>
          <table:table-cell table:formula="of:=[.$M$2]+[.$M$3]*[.A1331]+[.$M$4]*[.A1331]^2+[.$M$5]*[.A1331]^3+[.$M$6]*[.A1331]^4+[.$N$2]*[.A1331]^5+[.$N$3]*[.A1331]^6+[.$N$4]*[.A1331]^7+[.$N$5]*[.A1331]^8+[.$N$6]*[.A1331]^9" office:value-type="float" office:value="4.67250522993928">
            <text:p>4.6725052299</text:p>
          </table:table-cell>
          <table:table-cell table:formula="of:=[.B1331]/([.$B$2]+[.B1331])*[.$B$1]" office:value-type="float" office:value="0.789554471024332">
            <text:p>0.789554471</text:p>
          </table:table-cell>
          <table:table-cell table:formula="of:=[.$D$5]*[.C1331]-[.$D$4]" office:value-type="float" office:value="0.0561747644746695">
            <text:p>0.0561747645</text:p>
          </table:table-cell>
          <table:table-cell table:formula="of:=INT([.D1331]/[.$B$1]*1024)" office:value-type="float" office:value="11">
            <text:p>11</text:p>
          </table:table-cell>
          <table:table-cell table:number-columns-repeated="10"/>
        </table:table-row>
        <table:table-row table:style-name="ro2">
          <table:table-cell table:formula="of:=[.A1331]+[.$D$1]" office:value-type="float" office:value="111.999999999998">
            <text:p>112</text:p>
          </table:table-cell>
          <table:table-cell table:formula="of:=[.$M$2]+[.$M$3]*[.A1332]+[.$M$4]*[.A1332]^2+[.$M$5]*[.A1332]^3+[.$M$6]*[.A1332]^4+[.$N$2]*[.A1332]^5+[.$N$3]*[.A1332]^6+[.$N$4]*[.A1332]^7+[.$N$5]*[.A1332]^8+[.$N$6]*[.A1332]^9" office:value-type="float" office:value="4.66358175587">
            <text:p>4.6635817559</text:p>
          </table:table-cell>
          <table:table-cell table:formula="of:=[.B1332]/([.$B$2]+[.B1332])*[.$B$1]" office:value-type="float" office:value="0.788284320159551">
            <text:p>0.7882843202</text:p>
          </table:table-cell>
          <table:table-cell table:formula="of:=[.$D$5]*[.C1332]-[.$D$4]" office:value-type="float" office:value="0.0543730208304774">
            <text:p>0.0543730208</text:p>
          </table:table-cell>
          <table:table-cell table:formula="of:=INT([.D1332]/[.$B$1]*1024)" office:value-type="float" office:value="11">
            <text:p>11</text:p>
          </table:table-cell>
          <table:table-cell table:number-columns-repeated="10"/>
        </table:table-row>
        <table:table-row table:style-name="ro2">
          <table:table-cell table:formula="of:=[.A1332]+[.$D$1]" office:value-type="float" office:value="112.099999999998">
            <text:p>112.1</text:p>
          </table:table-cell>
          <table:table-cell table:formula="of:=[.$M$2]+[.$M$3]*[.A1333]+[.$M$4]*[.A1333]^2+[.$M$5]*[.A1333]^3+[.$M$6]*[.A1333]^4+[.$N$2]*[.A1333]^5+[.$N$3]*[.A1333]^6+[.$N$4]*[.A1333]^7+[.$N$5]*[.A1333]^8+[.$N$6]*[.A1333]^9" office:value-type="float" office:value="4.65466811684156">
            <text:p>4.6546681168</text:p>
          </table:table-cell>
          <table:table-cell table:formula="of:=[.B1333]/([.$B$2]+[.B1333])*[.$B$1]" office:value-type="float" office:value="0.787014803907975">
            <text:p>0.7870148039</text:p>
          </table:table-cell>
          <table:table-cell table:formula="of:=[.$D$5]*[.C1333]-[.$D$4]" office:value-type="float" office:value="0.0525721774024259">
            <text:p>0.0525721774</text:p>
          </table:table-cell>
          <table:table-cell table:formula="of:=INT([.D1333]/[.$B$1]*1024)" office:value-type="float" office:value="10">
            <text:p>10</text:p>
          </table:table-cell>
          <table:table-cell table:number-columns-repeated="10"/>
        </table:table-row>
        <table:table-row table:style-name="ro2">
          <table:table-cell table:formula="of:=[.A1333]+[.$D$1]" office:value-type="float" office:value="112.199999999998">
            <text:p>112.2</text:p>
          </table:table-cell>
          <table:table-cell table:formula="of:=[.$M$2]+[.$M$3]*[.A1334]+[.$M$4]*[.A1334]^2+[.$M$5]*[.A1334]^3+[.$M$6]*[.A1334]^4+[.$N$2]*[.A1334]^5+[.$N$3]*[.A1334]^6+[.$N$4]*[.A1334]^7+[.$N$5]*[.A1334]^8+[.$N$6]*[.A1334]^9" office:value-type="float" office:value="4.64576419413743">
            <text:p>4.6457641941</text:p>
          </table:table-cell>
          <table:table-cell table:formula="of:=[.B1334]/([.$B$2]+[.B1334])*[.$B$1]" office:value-type="float" office:value="0.785745907187313">
            <text:p>0.7857459072</text:p>
          </table:table-cell>
          <table:table-cell table:formula="of:=[.$D$5]*[.C1334]-[.$D$4]" office:value-type="float" office:value="0.050772212795873">
            <text:p>0.0507722128</text:p>
          </table:table-cell>
          <table:table-cell table:formula="of:=INT([.D1334]/[.$B$1]*1024)" office:value-type="float" office:value="10">
            <text:p>10</text:p>
          </table:table-cell>
          <table:table-cell table:number-columns-repeated="10"/>
        </table:table-row>
        <table:table-row table:style-name="ro2">
          <table:table-cell table:formula="of:=[.A1334]+[.$D$1]" office:value-type="float" office:value="112.299999999998">
            <text:p>112.3</text:p>
          </table:table-cell>
          <table:table-cell table:formula="of:=[.$M$2]+[.$M$3]*[.A1335]+[.$M$4]*[.A1335]^2+[.$M$5]*[.A1335]^3+[.$M$6]*[.A1335]^4+[.$N$2]*[.A1335]^5+[.$N$3]*[.A1335]^6+[.$N$4]*[.A1335]^7+[.$N$5]*[.A1335]^8+[.$N$6]*[.A1335]^9" office:value-type="float" office:value="4.63686987013984">
            <text:p>4.6368698701</text:p>
          </table:table-cell>
          <table:table-cell table:formula="of:=[.B1335]/([.$B$2]+[.B1335])*[.$B$1]" office:value-type="float" office:value="0.784477615032197">
            <text:p>0.784477615</text:p>
          </table:table-cell>
          <table:table-cell table:formula="of:=[.$D$5]*[.C1335]-[.$D$4]" office:value-type="float" office:value="0.0489731057820351">
            <text:p>0.0489731058</text:p>
          </table:table-cell>
          <table:table-cell table:formula="of:=INT([.D1335]/[.$B$1]*1024)" office:value-type="float" office:value="10">
            <text:p>10</text:p>
          </table:table-cell>
          <table:table-cell table:number-columns-repeated="10"/>
        </table:table-row>
        <table:table-row table:style-name="ro2">
          <table:table-cell table:formula="of:=[.A1335]+[.$D$1]" office:value-type="float" office:value="112.399999999998">
            <text:p>112.4</text:p>
          </table:table-cell>
          <table:table-cell table:formula="of:=[.$M$2]+[.$M$3]*[.A1336]+[.$M$4]*[.A1336]^2+[.$M$5]*[.A1336]^3+[.$M$6]*[.A1336]^4+[.$N$2]*[.A1336]^5+[.$N$3]*[.A1336]^6+[.$N$4]*[.A1336]^7+[.$N$5]*[.A1336]^8+[.$N$6]*[.A1336]^9" office:value-type="float" office:value="4.62798502833348">
            <text:p>4.6279850283</text:p>
          </table:table-cell>
          <table:table-cell table:formula="of:=[.B1336]/([.$B$2]+[.B1336])*[.$B$1]" office:value-type="float" office:value="0.783209912595194">
            <text:p>0.7832099126</text:p>
          </table:table-cell>
          <table:table-cell table:formula="of:=[.$D$5]*[.C1336]-[.$D$4]" office:value-type="float" office:value="0.0471748352994257">
            <text:p>0.0471748353</text:p>
          </table:table-cell>
          <table:table-cell table:formula="of:=INT([.D1336]/[.$B$1]*1024)" office:value-type="float" office:value="9">
            <text:p>9</text:p>
          </table:table-cell>
          <table:table-cell table:number-columns-repeated="10"/>
        </table:table-row>
        <table:table-row table:style-name="ro2">
          <table:table-cell table:formula="of:=[.A1336]+[.$D$1]" office:value-type="float" office:value="112.499999999998">
            <text:p>112.5</text:p>
          </table:table-cell>
          <table:table-cell table:formula="of:=[.$M$2]+[.$M$3]*[.A1337]+[.$M$4]*[.A1337]^2+[.$M$5]*[.A1337]^3+[.$M$6]*[.A1337]^4+[.$N$2]*[.A1337]^5+[.$N$3]*[.A1337]^6+[.$N$4]*[.A1337]^7+[.$N$5]*[.A1337]^8+[.$N$6]*[.A1337]^9" office:value-type="float" office:value="4.61910955330816">
            <text:p>4.6191095533</text:p>
          </table:table-cell>
          <table:table-cell table:formula="of:=[.B1337]/([.$B$2]+[.B1337])*[.$B$1]" office:value-type="float" office:value="0.781942785147681">
            <text:p>0.7819427851</text:p>
          </table:table-cell>
          <table:table-cell table:formula="of:=[.$D$5]*[.C1337]-[.$D$4]" office:value-type="float" office:value="0.0453773804550901">
            <text:p>0.0453773805</text:p>
          </table:table-cell>
          <table:table-cell table:formula="of:=INT([.D1337]/[.$B$1]*1024)" office:value-type="float" office:value="9">
            <text:p>9</text:p>
          </table:table-cell>
          <table:table-cell table:number-columns-repeated="10"/>
        </table:table-row>
        <table:table-row table:style-name="ro2">
          <table:table-cell table:formula="of:=[.A1337]+[.$D$1]" office:value-type="float" office:value="112.599999999998">
            <text:p>112.6</text:p>
          </table:table-cell>
          <table:table-cell table:formula="of:=[.$M$2]+[.$M$3]*[.A1338]+[.$M$4]*[.A1338]^2+[.$M$5]*[.A1338]^3+[.$M$6]*[.A1338]^4+[.$N$2]*[.A1338]^5+[.$N$3]*[.A1338]^6+[.$N$4]*[.A1338]^7+[.$N$5]*[.A1338]^8+[.$N$6]*[.A1338]^9" office:value-type="float" office:value="4.61024333075994">
            <text:p>4.6102433308</text:p>
          </table:table-cell>
          <table:table-cell table:formula="of:=[.B1338]/([.$B$2]+[.B1338])*[.$B$1]" office:value-type="float" office:value="0.780676218080479">
            <text:p>0.7806762181</text:p>
          </table:table-cell>
          <table:table-cell table:formula="of:=[.$D$5]*[.C1338]-[.$D$4]" office:value-type="float" office:value="0.043580720525509">
            <text:p>0.0435807205</text:p>
          </table:table-cell>
          <table:table-cell table:formula="of:=INT([.D1338]/[.$B$1]*1024)" office:value-type="float" office:value="8">
            <text:p>8</text:p>
          </table:table-cell>
          <table:table-cell table:number-columns-repeated="10"/>
        </table:table-row>
        <table:table-row table:style-name="ro2">
          <table:table-cell table:formula="of:=[.A1338]+[.$D$1]" office:value-type="float" office:value="112.699999999998">
            <text:p>112.7</text:p>
          </table:table-cell>
          <table:table-cell table:formula="of:=[.$M$2]+[.$M$3]*[.A1339]+[.$M$4]*[.A1339]^2+[.$M$5]*[.A1339]^3+[.$M$6]*[.A1339]^4+[.$N$2]*[.A1339]^5+[.$N$3]*[.A1339]^6+[.$N$4]*[.A1339]^7+[.$N$5]*[.A1339]^8+[.$N$6]*[.A1339]^9" office:value-type="float" office:value="4.6013862474958">
            <text:p>4.6013862475</text:p>
          </table:table-cell>
          <table:table-cell table:formula="of:=[.B1339]/([.$B$2]+[.B1339])*[.$B$1]" office:value-type="float" office:value="0.779410196905015">
            <text:p>0.7794101969</text:p>
          </table:table-cell>
          <table:table-cell table:formula="of:=[.$D$5]*[.C1339]-[.$D$4]" office:value-type="float" office:value="0.0417848349582475">
            <text:p>0.041784835</text:p>
          </table:table-cell>
          <table:table-cell table:formula="of:=INT([.D1339]/[.$B$1]*1024)" office:value-type="float" office:value="8">
            <text:p>8</text:p>
          </table:table-cell>
          <table:table-cell table:number-columns-repeated="10"/>
        </table:table-row>
        <table:table-row table:style-name="ro2">
          <table:table-cell table:formula="of:=[.A1339]+[.$D$1]" office:value-type="float" office:value="112.799999999998">
            <text:p>112.8</text:p>
          </table:table-cell>
          <table:table-cell table:formula="of:=[.$M$2]+[.$M$3]*[.A1340]+[.$M$4]*[.A1340]^2+[.$M$5]*[.A1340]^3+[.$M$6]*[.A1340]^4+[.$N$2]*[.A1340]^5+[.$N$3]*[.A1340]^6+[.$N$4]*[.A1340]^7+[.$N$5]*[.A1340]^8+[.$N$6]*[.A1340]^9" office:value-type="float" office:value="4.59253819143424">
            <text:p>4.5925381914</text:p>
          </table:table-cell>
          <table:table-cell table:formula="of:=[.B1340]/([.$B$2]+[.B1340])*[.$B$1]" office:value-type="float" office:value="0.778144707253893">
            <text:p>0.7781447073</text:p>
          </table:table-cell>
          <table:table-cell table:formula="of:=[.$D$5]*[.C1340]-[.$D$4]" office:value-type="float" office:value="0.0399897033727632">
            <text:p>0.0399897034</text:p>
          </table:table-cell>
          <table:table-cell table:formula="of:=INT([.D1340]/[.$B$1]*1024)" office:value-type="float" office:value="8">
            <text:p>8</text:p>
          </table:table-cell>
          <table:table-cell table:number-columns-repeated="10"/>
        </table:table-row>
        <table:table-row table:style-name="ro2">
          <table:table-cell table:formula="of:=[.A1340]+[.$D$1]" office:value-type="float" office:value="112.899999999998">
            <text:p>112.9</text:p>
          </table:table-cell>
          <table:table-cell table:formula="of:=[.$M$2]+[.$M$3]*[.A1341]+[.$M$4]*[.A1341]^2+[.$M$5]*[.A1341]^3+[.$M$6]*[.A1341]^4+[.$N$2]*[.A1341]^5+[.$N$3]*[.A1341]^6+[.$N$4]*[.A1341]^7+[.$N$5]*[.A1341]^8+[.$N$6]*[.A1341]^9" office:value-type="float" office:value="4.58369905160861">
            <text:p>4.5836990516</text:p>
          </table:table-cell>
          <table:table-cell table:formula="of:=[.B1341]/([.$B$2]+[.B1341])*[.$B$1]" office:value-type="float" office:value="0.776879734881854">
            <text:p>0.7768797349</text:p>
          </table:table-cell>
          <table:table-cell table:formula="of:=[.$D$5]*[.C1341]-[.$D$4]" office:value-type="float" office:value="0.0381953055617648">
            <text:p>0.0381953056</text:p>
          </table:table-cell>
          <table:table-cell table:formula="of:=INT([.D1341]/[.$B$1]*1024)" office:value-type="float" office:value="7">
            <text:p>7</text:p>
          </table:table-cell>
          <table:table-cell table:number-columns-repeated="10"/>
        </table:table-row>
        <table:table-row table:style-name="ro2">
          <table:table-cell table:formula="of:=[.A1341]+[.$D$1]" office:value-type="float" office:value="112.999999999998">
            <text:p>113</text:p>
          </table:table-cell>
          <table:table-cell table:formula="of:=[.$M$2]+[.$M$3]*[.A1342]+[.$M$4]*[.A1342]^2+[.$M$5]*[.A1342]^3+[.$M$6]*[.A1342]^4+[.$N$2]*[.A1342]^5+[.$N$3]*[.A1342]^6+[.$N$4]*[.A1342]^7+[.$N$5]*[.A1342]^8+[.$N$6]*[.A1342]^9" office:value-type="float" office:value="4.57486871816994">
            <text:p>4.5748687182</text:p>
          </table:table-cell>
          <table:table-cell table:formula="of:=[.B1342]/([.$B$2]+[.B1342])*[.$B$1]" office:value-type="float" office:value="0.775615265666662">
            <text:p>0.7756152657</text:p>
          </table:table-cell>
          <table:table-cell table:formula="of:=[.$D$5]*[.C1342]-[.$D$4]" office:value-type="float" office:value="0.0364016214924776">
            <text:p>0.0364016215</text:p>
          </table:table-cell>
          <table:table-cell table:formula="of:=INT([.D1342]/[.$B$1]*1024)" office:value-type="float" office:value="7">
            <text:p>7</text:p>
          </table:table-cell>
          <table:table-cell table:number-columns-repeated="10"/>
        </table:table-row>
        <table:table-row table:style-name="ro2">
          <table:table-cell table:formula="of:=[.A1342]+[.$D$1]" office:value-type="float" office:value="113.099999999998">
            <text:p>113.1</text:p>
          </table:table-cell>
          <table:table-cell table:formula="of:=[.$M$2]+[.$M$3]*[.A1343]+[.$M$4]*[.A1343]^2+[.$M$5]*[.A1343]^3+[.$M$6]*[.A1343]^4+[.$N$2]*[.A1343]^5+[.$N$3]*[.A1343]^6+[.$N$4]*[.A1343]^7+[.$N$5]*[.A1343]^8+[.$N$6]*[.A1343]^9" office:value-type="float" office:value="4.5660470823888">
            <text:p>4.5660470824</text:p>
          </table:table-cell>
          <table:table-cell table:formula="of:=[.B1343]/([.$B$2]+[.B1343])*[.$B$1]" office:value-type="float" office:value="0.774351285609867">
            <text:p>0.7743512856</text:p>
          </table:table-cell>
          <table:table-cell table:formula="of:=[.$D$5]*[.C1343]-[.$D$4]" office:value-type="float" office:value="0.0346086313077183">
            <text:p>0.0346086313</text:p>
          </table:table-cell>
          <table:table-cell table:formula="of:=INT([.D1343]/[.$B$1]*1024)" office:value-type="float" office:value="7">
            <text:p>7</text:p>
          </table:table-cell>
          <table:table-cell table:number-columns-repeated="10"/>
        </table:table-row>
        <table:table-row table:style-name="ro2">
          <table:table-cell table:formula="of:=[.A1343]+[.$D$1]" office:value-type="float" office:value="113.199999999998">
            <text:p>113.2</text:p>
          </table:table-cell>
          <table:table-cell table:formula="of:=[.$M$2]+[.$M$3]*[.A1344]+[.$M$4]*[.A1344]^2+[.$M$5]*[.A1344]^3+[.$M$6]*[.A1344]^4+[.$N$2]*[.A1344]^5+[.$N$3]*[.A1344]^6+[.$N$4]*[.A1344]^7+[.$N$5]*[.A1344]^8+[.$N$6]*[.A1344]^9" office:value-type="float" office:value="4.55723403665643">
            <text:p>4.5572340367</text:p>
          </table:table-cell>
          <table:table-cell table:formula="of:=[.B1344]/([.$B$2]+[.B1344])*[.$B$1]" office:value-type="float" office:value="0.773087780837442">
            <text:p>0.7730877808</text:p>
          </table:table-cell>
          <table:table-cell table:formula="of:=[.$D$5]*[.C1344]-[.$D$4]" office:value-type="float" office:value="0.032816315326802">
            <text:p>0.0328163153</text:p>
          </table:table-cell>
          <table:table-cell table:formula="of:=INT([.D1344]/[.$B$1]*1024)" office:value-type="float" office:value="6">
            <text:p>6</text:p>
          </table:table-cell>
          <table:table-cell table:number-columns-repeated="10"/>
        </table:table-row>
        <table:table-row table:style-name="ro2">
          <table:table-cell table:formula="of:=[.A1344]+[.$D$1]" office:value-type="float" office:value="113.299999999998">
            <text:p>113.3</text:p>
          </table:table-cell>
          <table:table-cell table:formula="of:=[.$M$2]+[.$M$3]*[.A1345]+[.$M$4]*[.A1345]^2+[.$M$5]*[.A1345]^3+[.$M$6]*[.A1345]^4+[.$N$2]*[.A1345]^5+[.$N$3]*[.A1345]^6+[.$N$4]*[.A1345]^7+[.$N$5]*[.A1345]^8+[.$N$6]*[.A1345]^9" office:value-type="float" office:value="4.54842947448983">
            <text:p>4.5484294745</text:p>
          </table:table-cell>
          <table:table-cell table:formula="of:=[.B1345]/([.$B$2]+[.B1345])*[.$B$1]" office:value-type="float" office:value="0.771824737601009">
            <text:p>0.7718247376</text:p>
          </table:table-cell>
          <table:table-cell table:formula="of:=[.$D$5]*[.C1345]-[.$D$4]" office:value-type="float" office:value="0.0310246540472765">
            <text:p>0.031024654</text:p>
          </table:table-cell>
          <table:table-cell table:formula="of:=INT([.D1345]/[.$B$1]*1024)" office:value-type="float" office:value="6">
            <text:p>6</text:p>
          </table:table-cell>
          <table:table-cell table:number-columns-repeated="10"/>
        </table:table-row>
        <table:table-row table:style-name="ro2">
          <table:table-cell table:formula="of:=[.A1345]+[.$D$1]" office:value-type="float" office:value="113.399999999998">
            <text:p>113.4</text:p>
          </table:table-cell>
          <table:table-cell table:formula="of:=[.$M$2]+[.$M$3]*[.A1346]+[.$M$4]*[.A1346]^2+[.$M$5]*[.A1346]^3+[.$M$6]*[.A1346]^4+[.$N$2]*[.A1346]^5+[.$N$3]*[.A1346]^6+[.$N$4]*[.A1346]^7+[.$N$5]*[.A1346]^8+[.$N$6]*[.A1346]^9" office:value-type="float" office:value="4.53963329053199">
            <text:p>4.5396332905</text:p>
          </table:table-cell>
          <table:table-cell table:formula="of:=[.B1346]/([.$B$2]+[.B1346])*[.$B$1]" office:value-type="float" office:value="0.770562142278345">
            <text:p>0.7705621423</text:p>
          </table:table-cell>
          <table:table-cell table:formula="of:=[.$D$5]*[.C1346]-[.$D$4]" office:value-type="float" office:value="0.0292336281456498">
            <text:p>0.0292336281</text:p>
          </table:table-cell>
          <table:table-cell table:formula="of:=INT([.D1346]/[.$B$1]*1024)" office:value-type="float" office:value="5">
            <text:p>5</text:p>
          </table:table-cell>
          <table:table-cell table:number-columns-repeated="10"/>
        </table:table-row>
        <table:table-row table:style-name="ro2">
          <table:table-cell table:formula="of:=[.A1346]+[.$D$1]" office:value-type="float" office:value="113.499999999998">
            <text:p>113.5</text:p>
          </table:table-cell>
          <table:table-cell table:formula="of:=[.$M$2]+[.$M$3]*[.A1347]+[.$M$4]*[.A1347]^2+[.$M$5]*[.A1347]^3+[.$M$6]*[.A1347]^4+[.$N$2]*[.A1347]^5+[.$N$3]*[.A1347]^6+[.$N$4]*[.A1347]^7+[.$N$5]*[.A1347]^8+[.$N$6]*[.A1347]^9" office:value-type="float" office:value="4.53084538055375">
            <text:p>4.5308453806</text:p>
          </table:table-cell>
          <table:table-cell table:formula="of:=[.B1347]/([.$B$2]+[.B1347])*[.$B$1]" office:value-type="float" office:value="0.769299981374146">
            <text:p>0.7692999814</text:p>
          </table:table-cell>
          <table:table-cell table:formula="of:=[.$D$5]*[.C1347]-[.$D$4]" office:value-type="float" office:value="0.027443218478465">
            <text:p>0.0274432185</text:p>
          </table:table-cell>
          <table:table-cell table:formula="of:=INT([.D1347]/[.$B$1]*1024)" office:value-type="float" office:value="5">
            <text:p>5</text:p>
          </table:table-cell>
          <table:table-cell table:number-columns-repeated="10"/>
        </table:table-row>
        <table:table-row table:style-name="ro2">
          <table:table-cell table:formula="of:=[.A1347]+[.$D$1]" office:value-type="float" office:value="113.599999999998">
            <text:p>113.6</text:p>
          </table:table-cell>
          <table:table-cell table:formula="of:=[.$M$2]+[.$M$3]*[.A1348]+[.$M$4]*[.A1348]^2+[.$M$5]*[.A1348]^3+[.$M$6]*[.A1348]^4+[.$N$2]*[.A1348]^5+[.$N$3]*[.A1348]^6+[.$N$4]*[.A1348]^7+[.$N$5]*[.A1348]^8+[.$N$6]*[.A1348]^9" office:value-type="float" office:value="4.52206564145715">
            <text:p>4.5220656415</text:p>
          </table:table-cell>
          <table:table-cell table:formula="of:=[.B1348]/([.$B$2]+[.B1348])*[.$B$1]" office:value-type="float" office:value="0.76803824152099">
            <text:p>0.7680382415</text:p>
          </table:table-cell>
          <table:table-cell table:formula="of:=[.$D$5]*[.C1348]-[.$D$4]" office:value-type="float" office:value="0.0256534060836664">
            <text:p>0.0256534061</text:p>
          </table:table-cell>
          <table:table-cell table:formula="of:=INT([.D1348]/[.$B$1]*1024)" office:value-type="float" office:value="5">
            <text:p>5</text:p>
          </table:table-cell>
          <table:table-cell table:number-columns-repeated="10"/>
        </table:table-row>
        <table:table-row table:style-name="ro2">
          <table:table-cell table:formula="of:=[.A1348]+[.$D$1]" office:value-type="float" office:value="113.699999999998">
            <text:p>113.7</text:p>
          </table:table-cell>
          <table:table-cell table:formula="of:=[.$M$2]+[.$M$3]*[.A1349]+[.$M$4]*[.A1349]^2+[.$M$5]*[.A1349]^3+[.$M$6]*[.A1349]^4+[.$N$2]*[.A1349]^5+[.$N$3]*[.A1349]^6+[.$N$4]*[.A1349]^7+[.$N$5]*[.A1349]^8+[.$N$6]*[.A1349]^9" office:value-type="float" office:value="4.51329397127763">
            <text:p>4.5132939713</text:p>
          </table:table-cell>
          <table:table-cell table:formula="of:=[.B1349]/([.$B$2]+[.B1349])*[.$B$1]" office:value-type="float" office:value="0.766776909480136">
            <text:p>0.7667769095</text:p>
          </table:table-cell>
          <table:table-cell table:formula="of:=[.$D$5]*[.C1349]-[.$D$4]" office:value-type="float" office:value="0.0238641721817425">
            <text:p>0.0238641722</text:p>
          </table:table-cell>
          <table:table-cell table:formula="of:=INT([.D1349]/[.$B$1]*1024)" office:value-type="float" office:value="4">
            <text:p>4</text:p>
          </table:table-cell>
          <table:table-cell table:number-columns-repeated="10"/>
        </table:table-row>
        <table:table-row table:style-name="ro2">
          <table:table-cell table:formula="of:=[.A1349]+[.$D$1]" office:value-type="float" office:value="113.799999999998">
            <text:p>113.8</text:p>
          </table:table-cell>
          <table:table-cell table:formula="of:=[.$M$2]+[.$M$3]*[.A1350]+[.$M$4]*[.A1350]^2+[.$M$5]*[.A1350]^3+[.$M$6]*[.A1350]^4+[.$N$2]*[.A1350]^5+[.$N$3]*[.A1350]^6+[.$N$4]*[.A1350]^7+[.$N$5]*[.A1350]^8+[.$N$6]*[.A1350]^9" office:value-type="float" office:value="4.50453026918495">
            <text:p>4.5045302692</text:p>
          </table:table-cell>
          <table:table-cell table:formula="of:=[.B1350]/([.$B$2]+[.B1350])*[.$B$1]" office:value-type="float" office:value="0.765515972142148">
            <text:p>0.7655159721</text:p>
          </table:table-cell>
          <table:table-cell table:formula="of:=[.$D$5]*[.C1350]-[.$D$4]" office:value-type="float" office:value="0.0220754981765987">
            <text:p>0.0220754982</text:p>
          </table:table-cell>
          <table:table-cell table:formula="of:=INT([.D1350]/[.$B$1]*1024)" office:value-type="float" office:value="4">
            <text:p>4</text:p>
          </table:table-cell>
          <table:table-cell table:number-columns-repeated="10"/>
        </table:table-row>
        <table:table-row table:style-name="ro2">
          <table:table-cell table:formula="of:=[.A1350]+[.$D$1]" office:value-type="float" office:value="113.899999999998">
            <text:p>113.9</text:p>
          </table:table-cell>
          <table:table-cell table:formula="of:=[.$M$2]+[.$M$3]*[.A1351]+[.$M$4]*[.A1351]^2+[.$M$5]*[.A1351]^3+[.$M$6]*[.A1351]^4+[.$N$2]*[.A1351]^5+[.$N$3]*[.A1351]^6+[.$N$4]*[.A1351]^7+[.$N$5]*[.A1351]^8+[.$N$6]*[.A1351]^9" office:value-type="float" office:value="4.4957744354853">
            <text:p>4.4957744355</text:p>
          </table:table-cell>
          <table:table-cell table:formula="of:=[.B1351]/([.$B$2]+[.B1351])*[.$B$1]" office:value-type="float" office:value="0.76425541652768">
            <text:p>0.7642554165</text:p>
          </table:table-cell>
          <table:table-cell table:formula="of:=[.$D$5]*[.C1351]-[.$D$4]" office:value-type="float" office:value="0.0202873656566795">
            <text:p>0.0202873657</text:p>
          </table:table-cell>
          <table:table-cell table:formula="of:=INT([.D1351]/[.$B$1]*1024)" office:value-type="float" office:value="4">
            <text:p>4</text:p>
          </table:table-cell>
          <table:table-cell table:number-columns-repeated="10"/>
        </table:table-row>
        <table:table-row table:style-name="ro2">
          <table:table-cell table:formula="of:=[.A1351]+[.$D$1]" office:value-type="float" office:value="113.999999999998">
            <text:p>114</text:p>
          </table:table-cell>
          <table:table-cell table:formula="of:=[.$M$2]+[.$M$3]*[.A1352]+[.$M$4]*[.A1352]^2+[.$M$5]*[.A1352]^3+[.$M$6]*[.A1352]^4+[.$N$2]*[.A1352]^5+[.$N$3]*[.A1352]^6+[.$N$4]*[.A1352]^7+[.$N$5]*[.A1352]^8+[.$N$6]*[.A1352]^9" office:value-type="float" office:value="4.48702637162517">
            <text:p>4.4870263716</text:p>
          </table:table-cell>
          <table:table-cell table:formula="of:=[.B1352]/([.$B$2]+[.B1352])*[.$B$1]" office:value-type="float" office:value="0.76299522978852">
            <text:p>0.7629952298</text:p>
          </table:table-cell>
          <table:table-cell table:formula="of:=[.$D$5]*[.C1352]-[.$D$4]" office:value-type="float" office:value="0.0184997563964462">
            <text:p>0.0184997564</text:p>
          </table:table-cell>
          <table:table-cell table:formula="of:=INT([.D1352]/[.$B$1]*1024)" office:value-type="float" office:value="3">
            <text:p>3</text:p>
          </table:table-cell>
          <table:table-cell table:number-columns-repeated="10"/>
        </table:table-row>
        <table:table-row table:style-name="ro2">
          <table:table-cell table:formula="of:=[.A1352]+[.$D$1]" office:value-type="float" office:value="114.099999999998">
            <text:p>114.1</text:p>
          </table:table-cell>
          <table:table-cell table:formula="of:=[.$M$2]+[.$M$3]*[.A1353]+[.$M$4]*[.A1353]^2+[.$M$5]*[.A1353]^3+[.$M$6]*[.A1353]^4+[.$N$2]*[.A1353]^5+[.$N$3]*[.A1353]^6+[.$N$4]*[.A1353]^7+[.$N$5]*[.A1353]^8+[.$N$6]*[.A1353]^9" office:value-type="float" office:value="4.47828598019029">
            <text:p>4.4782859802</text:p>
          </table:table-cell>
          <table:table-cell table:formula="of:=[.B1353]/([.$B$2]+[.B1353])*[.$B$1]" office:value-type="float" office:value="0.761735399207927">
            <text:p>0.7617353992</text:p>
          </table:table-cell>
          <table:table-cell table:formula="of:=[.$D$5]*[.C1353]-[.$D$4]" office:value-type="float" office:value="0.0167126523568537">
            <text:p>0.0167126524</text:p>
          </table:table-cell>
          <table:table-cell table:formula="of:=INT([.D1353]/[.$B$1]*1024)" office:value-type="float" office:value="3">
            <text:p>3</text:p>
          </table:table-cell>
          <table:table-cell table:number-columns-repeated="10"/>
        </table:table-row>
        <table:table-row table:style-name="ro2">
          <table:table-cell table:formula="of:=[.A1353]+[.$D$1]" office:value-type="float" office:value="114.199999999998">
            <text:p>114.2</text:p>
          </table:table-cell>
          <table:table-cell table:formula="of:=[.$M$2]+[.$M$3]*[.A1354]+[.$M$4]*[.A1354]^2+[.$M$5]*[.A1354]^3+[.$M$6]*[.A1354]^4+[.$N$2]*[.A1354]^5+[.$N$3]*[.A1354]^6+[.$N$4]*[.A1354]^7+[.$N$5]*[.A1354]^8+[.$N$6]*[.A1354]^9" office:value-type="float" office:value="4.46955316491086">
            <text:p>4.4695531649</text:p>
          </table:table-cell>
          <table:table-cell table:formula="of:=[.B1354]/([.$B$2]+[.B1354])*[.$B$1]" office:value-type="float" office:value="0.760475912201868">
            <text:p>0.7604759122</text:p>
          </table:table-cell>
          <table:table-cell table:formula="of:=[.$D$5]*[.C1354]-[.$D$4]" office:value-type="float" office:value="0.0149260356871084">
            <text:p>0.0149260357</text:p>
          </table:table-cell>
          <table:table-cell table:formula="of:=INT([.D1354]/[.$B$1]*1024)" office:value-type="float" office:value="3">
            <text:p>3</text:p>
          </table:table-cell>
          <table:table-cell table:number-columns-repeated="10"/>
        </table:table-row>
        <table:table-row table:style-name="ro2">
          <table:table-cell table:formula="of:=[.A1354]+[.$D$1]" office:value-type="float" office:value="114.299999999998">
            <text:p>114.3</text:p>
          </table:table-cell>
          <table:table-cell table:formula="of:=[.$M$2]+[.$M$3]*[.A1355]+[.$M$4]*[.A1355]^2+[.$M$5]*[.A1355]^3+[.$M$6]*[.A1355]^4+[.$N$2]*[.A1355]^5+[.$N$3]*[.A1355]^6+[.$N$4]*[.A1355]^7+[.$N$5]*[.A1355]^8+[.$N$6]*[.A1355]^9" office:value-type="float" office:value="4.46082783066073">
            <text:p>4.4608278307</text:p>
          </table:table-cell>
          <table:table-cell table:formula="of:=[.B1355]/([.$B$2]+[.B1355])*[.$B$1]" office:value-type="float" office:value="0.759216756319387">
            <text:p>0.7592167563</text:p>
          </table:table-cell>
          <table:table-cell table:formula="of:=[.$D$5]*[.C1355]-[.$D$4]" office:value-type="float" office:value="0.0131398887251901">
            <text:p>0.0131398887</text:p>
          </table:table-cell>
          <table:table-cell table:formula="of:=INT([.D1355]/[.$B$1]*1024)" office:value-type="float" office:value="2">
            <text:p>2</text:p>
          </table:table-cell>
          <table:table-cell table:number-columns-repeated="10"/>
        </table:table-row>
        <table:table-row table:style-name="ro2">
          <table:table-cell table:formula="of:=[.A1355]+[.$D$1]" office:value-type="float" office:value="114.399999999998">
            <text:p>114.4</text:p>
          </table:table-cell>
          <table:table-cell table:formula="of:=[.$M$2]+[.$M$3]*[.A1356]+[.$M$4]*[.A1356]^2+[.$M$5]*[.A1356]^3+[.$M$6]*[.A1356]^4+[.$N$2]*[.A1356]^5+[.$N$3]*[.A1356]^6+[.$N$4]*[.A1356]^7+[.$N$5]*[.A1356]^8+[.$N$6]*[.A1356]^9" office:value-type="float" office:value="4.45210988345973">
            <text:p>4.4521098835</text:p>
          </table:table-cell>
          <table:table-cell table:formula="of:=[.B1356]/([.$B$2]+[.B1356])*[.$B$1]" office:value-type="float" office:value="0.757957919243425">
            <text:p>0.7579579192</text:p>
          </table:table-cell>
          <table:table-cell table:formula="of:=[.$D$5]*[.C1356]-[.$D$4]" office:value-type="float" office:value="0.0113541939990127">
            <text:p>0.011354194</text:p>
          </table:table-cell>
          <table:table-cell table:formula="of:=INT([.D1356]/[.$B$1]*1024)" office:value-type="float" office:value="2">
            <text:p>2</text:p>
          </table:table-cell>
          <table:table-cell table:number-columns-repeated="10"/>
        </table:table-row>
        <table:table-row table:style-name="ro2">
          <table:table-cell table:formula="of:=[.A1356]+[.$D$1]" office:value-type="float" office:value="114.499999999998">
            <text:p>114.5</text:p>
          </table:table-cell>
          <table:table-cell table:formula="of:=[.$M$2]+[.$M$3]*[.A1357]+[.$M$4]*[.A1357]^2+[.$M$5]*[.A1357]^3+[.$M$6]*[.A1357]^4+[.$N$2]*[.A1357]^5+[.$N$3]*[.A1357]^6+[.$N$4]*[.A1357]^7+[.$N$5]*[.A1357]^8+[.$N$6]*[.A1357]^9" office:value-type="float" office:value="4.44339923047579">
            <text:p>4.4433992305</text:p>
          </table:table-cell>
          <table:table-cell table:formula="of:=[.B1357]/([.$B$2]+[.B1357])*[.$B$1]" office:value-type="float" office:value="0.756699388791619">
            <text:p>0.7566993888</text:p>
          </table:table-cell>
          <table:table-cell table:formula="of:=[.$D$5]*[.C1357]-[.$D$4]" office:value-type="float" office:value="0.00956893422756511">
            <text:p>0.0095689342</text:p>
          </table:table-cell>
          <table:table-cell table:formula="of:=INT([.D1357]/[.$B$1]*1024)" office:value-type="float" office:value="1">
            <text:p>1</text:p>
          </table:table-cell>
          <table:table-cell table:number-columns-repeated="10"/>
        </table:table-row>
        <table:table-row table:style-name="ro2">
          <table:table-cell table:formula="of:=[.A1357]+[.$D$1]" office:value-type="float" office:value="114.599999999998">
            <text:p>114.6</text:p>
          </table:table-cell>
          <table:table-cell table:formula="of:=[.$M$2]+[.$M$3]*[.A1358]+[.$M$4]*[.A1358]^2+[.$M$5]*[.A1358]^3+[.$M$6]*[.A1358]^4+[.$N$2]*[.A1358]^5+[.$N$3]*[.A1358]^6+[.$N$4]*[.A1358]^7+[.$N$5]*[.A1358]^8+[.$N$6]*[.A1358]^9" office:value-type="float" office:value="4.43469578002821">
            <text:p>4.43469578</text:p>
          </table:table-cell>
          <table:table-cell table:formula="of:=[.B1358]/([.$B$2]+[.B1358])*[.$B$1]" office:value-type="float" office:value="0.755441152917255">
            <text:p>0.7554411529</text:p>
          </table:table-cell>
          <table:table-cell table:formula="of:=[.$D$5]*[.C1358]-[.$D$4]" office:value-type="float" office:value="0.00778409232225275">
            <text:p>0.0077840923</text:p>
          </table:table-cell>
          <table:table-cell table:formula="of:=INT([.D1358]/[.$B$1]*1024)" office:value-type="float" office:value="1">
            <text:p>1</text:p>
          </table:table-cell>
          <table:table-cell table:number-columns-repeated="10"/>
        </table:table-row>
        <table:table-row table:style-name="ro2">
          <table:table-cell table:formula="of:=[.A1358]+[.$D$1]" office:value-type="float" office:value="114.699999999998">
            <text:p>114.7</text:p>
          </table:table-cell>
          <table:table-cell table:formula="of:=[.$M$2]+[.$M$3]*[.A1359]+[.$M$4]*[.A1359]^2+[.$M$5]*[.A1359]^3+[.$M$6]*[.A1359]^4+[.$N$2]*[.A1359]^5+[.$N$3]*[.A1359]^6+[.$N$4]*[.A1359]^7+[.$N$5]*[.A1359]^8+[.$N$6]*[.A1359]^9" office:value-type="float" office:value="4.42599944158572">
            <text:p>4.4259994416</text:p>
          </table:table-cell>
          <table:table-cell table:formula="of:=[.B1359]/([.$B$2]+[.B1359])*[.$B$1]" office:value-type="float" office:value="0.75418319970948">
            <text:p>0.7541831997</text:p>
          </table:table-cell>
          <table:table-cell table:formula="of:=[.$D$5]*[.C1359]-[.$D$4]" office:value-type="float" office:value="0.00599965138720715">
            <text:p>0.0059996514</text:p>
          </table:table-cell>
          <table:table-cell table:formula="of:=INT([.D1359]/[.$B$1]*1024)" office:value-type="float" office:value="1">
            <text:p>1</text:p>
          </table:table-cell>
          <table:table-cell table:number-columns-repeated="10"/>
        </table:table-row>
        <table:table-row table:style-name="ro2">
          <table:table-cell table:formula="of:=[.A1359]+[.$D$1]" office:value-type="float" office:value="114.799999999998">
            <text:p>114.8</text:p>
          </table:table-cell>
          <table:table-cell table:formula="of:=[.$M$2]+[.$M$3]*[.A1360]+[.$M$4]*[.A1360]^2+[.$M$5]*[.A1360]^3+[.$M$6]*[.A1360]^4+[.$N$2]*[.A1360]^5+[.$N$3]*[.A1360]^6+[.$N$4]*[.A1360]^7+[.$N$5]*[.A1360]^8+[.$N$6]*[.A1360]^9" office:value-type="float" office:value="4.41731012577157">
            <text:p>4.4173101258</text:p>
          </table:table-cell>
          <table:table-cell table:formula="of:=[.B1360]/([.$B$2]+[.B1360])*[.$B$1]" office:value-type="float" office:value="0.75292551739452">
            <text:p>0.7529255174</text:p>
          </table:table-cell>
          <table:table-cell table:formula="of:=[.$D$5]*[.C1360]-[.$D$4]" office:value-type="float" office:value="0.0042155947210063">
            <text:p>0.0042155947</text:p>
          </table:table-cell>
          <table:table-cell table:formula="of:=INT([.D1360]/[.$B$1]*1024)" office:value-type="float" office:value="0">
            <text:p>0</text:p>
          </table:table-cell>
          <table:table-cell table:number-columns-repeated="10"/>
        </table:table-row>
        <table:table-row table:style-name="ro2">
          <table:table-cell table:formula="of:=[.A1360]+[.$D$1]" office:value-type="float" office:value="114.899999999998">
            <text:p>114.9</text:p>
          </table:table-cell>
          <table:table-cell table:formula="of:=[.$M$2]+[.$M$3]*[.A1361]+[.$M$4]*[.A1361]^2+[.$M$5]*[.A1361]^3+[.$M$6]*[.A1361]^4+[.$N$2]*[.A1361]^5+[.$N$3]*[.A1361]^6+[.$N$4]*[.A1361]^7+[.$N$5]*[.A1361]^8+[.$N$6]*[.A1361]^9" office:value-type="float" office:value="4.40862774436332">
            <text:p>4.4086277444</text:p>
          </table:table-cell>
          <table:table-cell table:formula="of:=[.B1361]/([.$B$2]+[.B1361])*[.$B$1]" office:value-type="float" office:value="0.75166809433614">
            <text:p>0.7516680943</text:p>
          </table:table-cell>
          <table:table-cell table:formula="of:=[.$D$5]*[.C1361]-[.$D$4]" office:value-type="float" office:value="0.00243190581733654">
            <text:p>0.0024319058</text:p>
          </table:table-cell>
          <table:table-cell table:formula="of:=INT([.D1361]/[.$B$1]*1024)" office:value-type="float" office:value="0">
            <text:p>0</text:p>
          </table:table-cell>
          <table:table-cell table:number-columns-repeated="10"/>
        </table:table-row>
        <table:table-row table:style-name="ro2">
          <table:table-cell table:formula="of:=[.A1361]+[.$D$1]" office:value-type="float" office:value="114.999999999998">
            <text:p>115</text:p>
          </table:table-cell>
          <table:table-cell table:formula="of:=[.$M$2]+[.$M$3]*[.A1362]+[.$M$4]*[.A1362]^2+[.$M$5]*[.A1362]^3+[.$M$6]*[.A1362]^4+[.$N$2]*[.A1362]^5+[.$N$3]*[.A1362]^6+[.$N$4]*[.A1362]^7+[.$N$5]*[.A1362]^8+[.$N$6]*[.A1362]^9" office:value-type="float" office:value="4.39995221029409">
            <text:p>4.3999522103</text:p>
          </table:table-cell>
          <table:table-cell table:formula="of:=[.B1362]/([.$B$2]+[.B1362])*[.$B$1]" office:value-type="float" office:value="0.750410919036313">
            <text:p>0.750410919</text:p>
          </table:table-cell>
          <table:table-cell table:formula="of:=[.$D$5]*[.C1362]-[.$D$4]" office:value-type="float" office:value="0.000648568365931412">
            <text:p>0.0006485684</text:p>
          </table:table-cell>
          <table:table-cell table:formula="of:=INT([.D1362]/[.$B$1]*1024)" office:value-type="float" office:value="0">
            <text:p>0</text:p>
          </table:table-cell>
          <table:table-cell table:number-columns-repeated="10"/>
        </table:table-row>
        <table:table-row table:style-name="ro2">
          <table:table-cell table:formula="of:=[.A1362]+[.$D$1]" office:value-type="float" office:value="115.099999999998">
            <text:p>115.1</text:p>
          </table:table-cell>
          <table:table-cell table:formula="of:=[.$M$2]+[.$M$3]*[.A1363]+[.$M$4]*[.A1363]^2+[.$M$5]*[.A1363]^3+[.$M$6]*[.A1363]^4+[.$N$2]*[.A1363]^5+[.$N$3]*[.A1363]^6+[.$N$4]*[.A1363]^7+[.$N$5]*[.A1363]^8+[.$N$6]*[.A1363]^9" office:value-type="float" office:value="4.39128343765525">
            <text:p>4.3912834377</text:p>
          </table:table-cell>
          <table:table-cell table:formula="of:=[.B1363]/([.$B$2]+[.B1363])*[.$B$1]" office:value-type="float" office:value="0.749153980136096">
            <text:p>0.7491539801</text:p>
          </table:table-cell>
          <table:table-cell table:formula="of:=[.$D$5]*[.C1363]-[.$D$4]" office:value-type="float" office:value="-0.00113443374617805">
            <text:p>-0.0011344337</text:p>
          </table:table-cell>
          <table:table-cell table:formula="of:=INT([.D1363]/[.$B$1]*1024)" office:value-type="float" office:value="-1">
            <text:p>-1</text:p>
          </table:table-cell>
          <table:table-cell table:number-columns-repeated="10"/>
        </table:table-row>
        <table:table-row table:style-name="ro2">
          <table:table-cell table:formula="of:=[.A1363]+[.$D$1]" office:value-type="float" office:value="115.199999999998">
            <text:p>115.2</text:p>
          </table:table-cell>
          <table:table-cell table:formula="of:=[.$M$2]+[.$M$3]*[.A1364]+[.$M$4]*[.A1364]^2+[.$M$5]*[.A1364]^3+[.$M$6]*[.A1364]^4+[.$N$2]*[.A1364]^5+[.$N$3]*[.A1364]^6+[.$N$4]*[.A1364]^7+[.$N$5]*[.A1364]^8+[.$N$6]*[.A1364]^9" office:value-type="float" office:value="4.38262134169757">
            <text:p>4.3826213417</text:p>
          </table:table-cell>
          <table:table-cell table:formula="of:=[.B1364]/([.$B$2]+[.B1364])*[.$B$1]" office:value-type="float" office:value="0.747897266416284">
            <text:p>0.7478972664</text:p>
          </table:table-cell>
          <table:table-cell table:formula="of:=[.$D$5]*[.C1364]-[.$D$4]" office:value-type="float" office:value="-0.00291711643374337">
            <text:p>-0.0029171164</text:p>
          </table:table-cell>
          <table:table-cell table:formula="of:=INT([.D1364]/[.$B$1]*1024)" office:value-type="float" office:value="-1">
            <text:p>-1</text:p>
          </table:table-cell>
          <table:table-cell table:number-columns-repeated="10"/>
        </table:table-row>
        <table:table-row table:style-name="ro2">
          <table:table-cell table:formula="of:=[.A1364]+[.$D$1]" office:value-type="float" office:value="115.299999999998">
            <text:p>115.3</text:p>
          </table:table-cell>
          <table:table-cell table:formula="of:=[.$M$2]+[.$M$3]*[.A1365]+[.$M$4]*[.A1365]^2+[.$M$5]*[.A1365]^3+[.$M$6]*[.A1365]^4+[.$N$2]*[.A1365]^5+[.$N$3]*[.A1365]^6+[.$N$4]*[.A1365]^7+[.$N$5]*[.A1365]^8+[.$N$6]*[.A1365]^9" office:value-type="float" office:value="4.37396583883148">
            <text:p>4.3739658388</text:p>
          </table:table-cell>
          <table:table-cell table:formula="of:=[.B1365]/([.$B$2]+[.B1365])*[.$B$1]" office:value-type="float" office:value="0.74664076679794">
            <text:p>0.7466407668</text:p>
          </table:table-cell>
          <table:table-cell table:formula="of:=[.$D$5]*[.C1365]-[.$D$4]" office:value-type="float" office:value="-0.00469949541253589">
            <text:p>-0.0046994954</text:p>
          </table:table-cell>
          <table:table-cell table:formula="of:=INT([.D1365]/[.$B$1]*1024)" office:value-type="float" office:value="-1">
            <text:p>-1</text:p>
          </table:table-cell>
          <table:table-cell table:number-columns-repeated="10"/>
        </table:table-row>
        <table:table-row table:style-name="ro2">
          <table:table-cell table:formula="of:=[.A1365]+[.$D$1]" office:value-type="float" office:value="115.399999999998">
            <text:p>115.4</text:p>
          </table:table-cell>
          <table:table-cell table:formula="of:=[.$M$2]+[.$M$3]*[.A1366]+[.$M$4]*[.A1366]^2+[.$M$5]*[.A1366]^3+[.$M$6]*[.A1366]^4+[.$N$2]*[.A1366]^5+[.$N$3]*[.A1366]^6+[.$N$4]*[.A1366]^7+[.$N$5]*[.A1366]^8+[.$N$6]*[.A1366]^9" office:value-type="float" office:value="4.36531684662958">
            <text:p>4.3653168466</text:p>
          </table:table-cell>
          <table:table-cell table:formula="of:=[.B1366]/([.$B$2]+[.B1366])*[.$B$1]" office:value-type="float" office:value="0.74538447034324">
            <text:p>0.7453844703</text:p>
          </table:table-cell>
          <table:table-cell table:formula="of:=[.$D$5]*[.C1366]-[.$D$4]" office:value-type="float" office:value="-0.00648158619815908">
            <text:p>-0.0064815862</text:p>
          </table:table-cell>
          <table:table-cell table:formula="of:=INT([.D1366]/[.$B$1]*1024)" office:value-type="float" office:value="-2">
            <text:p>-2</text:p>
          </table:table-cell>
          <table:table-cell table:number-columns-repeated="10"/>
        </table:table-row>
        <table:table-row table:style-name="ro2">
          <table:table-cell table:formula="of:=[.A1366]+[.$D$1]" office:value-type="float" office:value="115.499999999998">
            <text:p>115.5</text:p>
          </table:table-cell>
          <table:table-cell table:formula="of:=[.$M$2]+[.$M$3]*[.A1367]+[.$M$4]*[.A1367]^2+[.$M$5]*[.A1367]^3+[.$M$6]*[.A1367]^4+[.$N$2]*[.A1367]^5+[.$N$3]*[.A1367]^6+[.$N$4]*[.A1367]^7+[.$N$5]*[.A1367]^8+[.$N$6]*[.A1367]^9" office:value-type="float" office:value="4.35667428382785">
            <text:p>4.3566742838</text:p>
          </table:table-cell>
          <table:table-cell table:formula="of:=[.B1367]/([.$B$2]+[.B1367])*[.$B$1]" office:value-type="float" office:value="0.744128366256142">
            <text:p>0.7441283663</text:p>
          </table:table-cell>
          <table:table-cell table:formula="of:=[.$D$5]*[.C1367]-[.$D$4]" office:value-type="float" office:value="-0.00826340410509108">
            <text:p>-0.0082634041</text:p>
          </table:table-cell>
          <table:table-cell table:formula="of:=INT([.D1367]/[.$B$1]*1024)" office:value-type="float" office:value="-2">
            <text:p>-2</text:p>
          </table:table-cell>
          <table:table-cell table:number-columns-repeated="10"/>
        </table:table-row>
        <table:table-row table:style-name="ro2">
          <table:table-cell table:formula="of:=[.A1367]+[.$D$1]" office:value-type="float" office:value="115.599999999998">
            <text:p>115.6</text:p>
          </table:table-cell>
          <table:table-cell table:formula="of:=[.$M$2]+[.$M$3]*[.A1368]+[.$M$4]*[.A1368]^2+[.$M$5]*[.A1368]^3+[.$M$6]*[.A1368]^4+[.$N$2]*[.A1368]^5+[.$N$3]*[.A1368]^6+[.$N$4]*[.A1368]^7+[.$N$5]*[.A1368]^8+[.$N$6]*[.A1368]^9" office:value-type="float" office:value="4.34803807032591">
            <text:p>4.3480380703</text:p>
          </table:table-cell>
          <table:table-cell table:formula="of:=[.B1368]/([.$B$2]+[.B1368])*[.$B$1]" office:value-type="float" office:value="0.742872443882915">
            <text:p>0.7428724439</text:p>
          </table:table-cell>
          <table:table-cell table:formula="of:=[.$D$5]*[.C1368]-[.$D$4]" office:value-type="float" office:value="-0.0100449642459406">
            <text:p>-0.0100449642</text:p>
          </table:table-cell>
          <table:table-cell table:formula="of:=INT([.D1368]/[.$B$1]*1024)" office:value-type="float" office:value="-3">
            <text:p>-3</text:p>
          </table:table-cell>
          <table:table-cell table:number-columns-repeated="10"/>
        </table:table-row>
        <table:table-row table:style-name="ro2">
          <table:table-cell table:formula="of:=[.A1368]+[.$D$1]" office:value-type="float" office:value="115.699999999998">
            <text:p>115.7</text:p>
          </table:table-cell>
          <table:table-cell table:formula="of:=[.$M$2]+[.$M$3]*[.A1369]+[.$M$4]*[.A1369]^2+[.$M$5]*[.A1369]^3+[.$M$6]*[.A1369]^4+[.$N$2]*[.A1369]^5+[.$N$3]*[.A1369]^6+[.$N$4]*[.A1369]^7+[.$N$5]*[.A1369]^8+[.$N$6]*[.A1369]^9" office:value-type="float" office:value="4.33940812718961">
            <text:p>4.3394081272</text:p>
          </table:table-cell>
          <table:table-cell table:formula="of:=[.B1369]/([.$B$2]+[.B1369])*[.$B$1]" office:value-type="float" office:value="0.741616692712999">
            <text:p>0.7416166927</text:p>
          </table:table-cell>
          <table:table-cell table:formula="of:=[.$D$5]*[.C1369]-[.$D$4]" office:value-type="float" office:value="-0.011826281530225">
            <text:p>-0.0118262815</text:p>
          </table:table-cell>
          <table:table-cell table:formula="of:=INT([.D1369]/[.$B$1]*1024)" office:value-type="float" office:value="-3">
            <text:p>-3</text:p>
          </table:table-cell>
          <table:table-cell table:number-columns-repeated="10"/>
        </table:table-row>
        <table:table-row table:style-name="ro2">
          <table:table-cell table:formula="of:=[.A1369]+[.$D$1]" office:value-type="float" office:value="115.799999999998">
            <text:p>115.8</text:p>
          </table:table-cell>
          <table:table-cell table:formula="of:=[.$M$2]+[.$M$3]*[.A1370]+[.$M$4]*[.A1370]^2+[.$M$5]*[.A1370]^3+[.$M$6]*[.A1370]^4+[.$N$2]*[.A1370]^5+[.$N$3]*[.A1370]^6+[.$N$4]*[.A1370]^7+[.$N$5]*[.A1370]^8+[.$N$6]*[.A1370]^9" office:value-type="float" office:value="4.33078437665107">
            <text:p>4.3307843767</text:p>
          </table:table-cell>
          <table:table-cell table:formula="of:=[.B1370]/([.$B$2]+[.B1370])*[.$B$1]" office:value-type="float" office:value="0.740361102379502">
            <text:p>0.7403611024</text:p>
          </table:table-cell>
          <table:table-cell table:formula="of:=[.$D$5]*[.C1370]-[.$D$4]" office:value-type="float" office:value="-0.0136073706636621">
            <text:p>-0.0136073707</text:p>
          </table:table-cell>
          <table:table-cell table:formula="of:=INT([.D1370]/[.$B$1]*1024)" office:value-type="float" office:value="-3">
            <text:p>-3</text:p>
          </table:table-cell>
          <table:table-cell table:number-columns-repeated="10"/>
        </table:table-row>
        <table:table-row table:style-name="ro2">
          <table:table-cell table:formula="of:=[.A1370]+[.$D$1]" office:value-type="float" office:value="115.899999999998">
            <text:p>115.9</text:p>
          </table:table-cell>
          <table:table-cell table:formula="of:=[.$M$2]+[.$M$3]*[.A1371]+[.$M$4]*[.A1371]^2+[.$M$5]*[.A1371]^3+[.$M$6]*[.A1371]^4+[.$N$2]*[.A1371]^5+[.$N$3]*[.A1371]^6+[.$N$4]*[.A1371]^7+[.$N$5]*[.A1371]^8+[.$N$6]*[.A1371]^9" office:value-type="float" office:value="4.32216674211015">
            <text:p>4.3221667421</text:p>
          </table:table-cell>
          <table:table-cell table:formula="of:=[.B1371]/([.$B$2]+[.B1371])*[.$B$1]" office:value-type="float" office:value="0.739105662659904">
            <text:p>0.7391056627</text:p>
          </table:table-cell>
          <table:table-cell table:formula="of:=[.$D$5]*[.C1371]-[.$D$4]" office:value-type="float" office:value="-0.0153882461471762">
            <text:p>-0.0153882461</text:p>
          </table:table-cell>
          <table:table-cell table:formula="of:=INT([.D1371]/[.$B$1]*1024)" office:value-type="float" office:value="-4">
            <text:p>-4</text:p>
          </table:table-cell>
          <table:table-cell table:number-columns-repeated="10"/>
        </table:table-row>
        <table:table-row table:style-name="ro2">
          <table:table-cell table:formula="of:=[.A1371]+[.$D$1]" office:value-type="float" office:value="115.999999999998">
            <text:p>116</text:p>
          </table:table-cell>
          <table:table-cell table:formula="of:=[.$M$2]+[.$M$3]*[.A1372]+[.$M$4]*[.A1372]^2+[.$M$5]*[.A1372]^3+[.$M$6]*[.A1372]^4+[.$N$2]*[.A1372]^5+[.$N$3]*[.A1372]^6+[.$N$4]*[.A1372]^7+[.$N$5]*[.A1372]^8+[.$N$6]*[.A1372]^9" office:value-type="float" office:value="4.313555148136">
            <text:p>4.3135551481</text:p>
          </table:table-cell>
          <table:table-cell table:formula="of:=[.B1372]/([.$B$2]+[.B1372])*[.$B$1]" office:value-type="float" office:value="0.737850363476773">
            <text:p>0.7378503635</text:p>
          </table:table-cell>
          <table:table-cell table:formula="of:=[.$D$5]*[.C1372]-[.$D$4]" office:value-type="float" office:value="-0.0171689222758773">
            <text:p>-0.0171689223</text:p>
          </table:table-cell>
          <table:table-cell table:formula="of:=INT([.D1372]/[.$B$1]*1024)" office:value-type="float" office:value="-4">
            <text:p>-4</text:p>
          </table:table-cell>
          <table:table-cell table:number-columns-repeated="10"/>
        </table:table-row>
        <table:table-row table:style-name="ro2">
          <table:table-cell table:formula="of:=[.A1372]+[.$D$1]" office:value-type="float" office:value="116.099999999998">
            <text:p>116.1</text:p>
          </table:table-cell>
          <table:table-cell table:formula="of:=[.$M$2]+[.$M$3]*[.A1373]+[.$M$4]*[.A1373]^2+[.$M$5]*[.A1373]^3+[.$M$6]*[.A1373]^4+[.$N$2]*[.A1373]^5+[.$N$3]*[.A1373]^6+[.$N$4]*[.A1373]^7+[.$N$5]*[.A1373]^8+[.$N$6]*[.A1373]^9" office:value-type="float" office:value="4.30494952046668">
            <text:p>4.3049495205</text:p>
          </table:table-cell>
          <table:table-cell table:formula="of:=[.B1373]/([.$B$2]+[.B1373])*[.$B$1]" office:value-type="float" office:value="0.736595194898196">
            <text:p>0.7365951949</text:p>
          </table:table-cell>
          <table:table-cell table:formula="of:=[.$D$5]*[.C1373]-[.$D$4]" office:value-type="float" office:value="-0.018949413138458">
            <text:p>-0.0189494131</text:p>
          </table:table-cell>
          <table:table-cell table:formula="of:=INT([.D1373]/[.$B$1]*1024)" office:value-type="float" office:value="-4">
            <text:p>-4</text:p>
          </table:table-cell>
          <table:table-cell table:number-columns-repeated="10"/>
        </table:table-row>
        <table:table-row table:style-name="ro2">
          <table:table-cell table:formula="of:=[.A1373]+[.$D$1]" office:value-type="float" office:value="116.199999999998">
            <text:p>116.2</text:p>
          </table:table-cell>
          <table:table-cell table:formula="of:=[.$M$2]+[.$M$3]*[.A1374]+[.$M$4]*[.A1374]^2+[.$M$5]*[.A1374]^3+[.$M$6]*[.A1374]^4+[.$N$2]*[.A1374]^5+[.$N$3]*[.A1374]^6+[.$N$4]*[.A1374]^7+[.$N$5]*[.A1374]^8+[.$N$6]*[.A1374]^9" office:value-type="float" office:value="4.29634978601204">
            <text:p>4.296349786</text:p>
          </table:table-cell>
          <table:table-cell table:formula="of:=[.B1374]/([.$B$2]+[.B1374])*[.$B$1]" office:value-type="float" office:value="0.735340147138694">
            <text:p>0.7353401471</text:p>
          </table:table-cell>
          <table:table-cell table:formula="of:=[.$D$5]*[.C1374]-[.$D$4]" office:value-type="float" office:value="-0.0207297326158851">
            <text:p>-0.0207297326</text:p>
          </table:table-cell>
          <table:table-cell table:formula="of:=INT([.D1374]/[.$B$1]*1024)" office:value-type="float" office:value="-5">
            <text:p>-5</text:p>
          </table:table-cell>
          <table:table-cell table:number-columns-repeated="10"/>
        </table:table-row>
        <table:table-row table:style-name="ro2">
          <table:table-cell table:formula="of:=[.A1374]+[.$D$1]" office:value-type="float" office:value="116.299999999998">
            <text:p>116.3</text:p>
          </table:table-cell>
          <table:table-cell table:formula="of:=[.$M$2]+[.$M$3]*[.A1375]+[.$M$4]*[.A1375]^2+[.$M$5]*[.A1375]^3+[.$M$6]*[.A1375]^4+[.$N$2]*[.A1375]^5+[.$N$3]*[.A1375]^6+[.$N$4]*[.A1375]^7+[.$N$5]*[.A1375]^8+[.$N$6]*[.A1375]^9" office:value-type="float" office:value="4.28775587285277">
            <text:p>4.2877558729</text:p>
          </table:table-cell>
          <table:table-cell table:formula="of:=[.B1375]/([.$B$2]+[.B1375])*[.$B$1]" office:value-type="float" office:value="0.734085210559566">
            <text:p>0.7340852106</text:p>
          </table:table-cell>
          <table:table-cell table:formula="of:=[.$D$5]*[.C1375]-[.$D$4]" office:value-type="float" office:value="-0.0225098943809183">
            <text:p>-0.0225098944</text:p>
          </table:table-cell>
          <table:table-cell table:formula="of:=INT([.D1375]/[.$B$1]*1024)" office:value-type="float" office:value="-5">
            <text:p>-5</text:p>
          </table:table-cell>
          <table:table-cell table:number-columns-repeated="10"/>
        </table:table-row>
        <table:table-row table:style-name="ro2">
          <table:table-cell table:formula="of:=[.A1375]+[.$D$1]" office:value-type="float" office:value="116.399999999998">
            <text:p>116.4</text:p>
          </table:table-cell>
          <table:table-cell table:formula="of:=[.$M$2]+[.$M$3]*[.A1376]+[.$M$4]*[.A1376]^2+[.$M$5]*[.A1376]^3+[.$M$6]*[.A1376]^4+[.$N$2]*[.A1376]^5+[.$N$3]*[.A1376]^6+[.$N$4]*[.A1376]^7+[.$N$5]*[.A1376]^8+[.$N$6]*[.A1376]^9" office:value-type="float" office:value="4.27916771024258">
            <text:p>4.2791677102</text:p>
          </table:table-cell>
          <table:table-cell table:formula="of:=[.B1376]/([.$B$2]+[.B1376])*[.$B$1]" office:value-type="float" office:value="0.732830375669708">
            <text:p>0.7328303757</text:p>
          </table:table-cell>
          <table:table-cell table:formula="of:=[.$D$5]*[.C1376]-[.$D$4]" office:value-type="float" office:value="-0.0242899118969491">
            <text:p>-0.0242899119</text:p>
          </table:table-cell>
          <table:table-cell table:formula="of:=INT([.D1376]/[.$B$1]*1024)" office:value-type="float" office:value="-5">
            <text:p>-5</text:p>
          </table:table-cell>
          <table:table-cell table:number-columns-repeated="10"/>
        </table:table-row>
        <table:table-row table:style-name="ro2">
          <table:table-cell table:formula="of:=[.A1376]+[.$D$1]" office:value-type="float" office:value="116.499999999998">
            <text:p>116.5</text:p>
          </table:table-cell>
          <table:table-cell table:formula="of:=[.$M$2]+[.$M$3]*[.A1377]+[.$M$4]*[.A1377]^2+[.$M$5]*[.A1377]^3+[.$M$6]*[.A1377]^4+[.$N$2]*[.A1377]^5+[.$N$3]*[.A1377]^6+[.$N$4]*[.A1377]^7+[.$N$5]*[.A1377]^8+[.$N$6]*[.A1377]^9" office:value-type="float" office:value="4.27058522860887">
            <text:p>4.2705852286</text:p>
          </table:table-cell>
          <table:table-cell table:formula="of:=[.B1377]/([.$B$2]+[.B1377])*[.$B$1]" office:value-type="float" office:value="0.731575633126196">
            <text:p>0.7315756331</text:p>
          </table:table-cell>
          <table:table-cell table:formula="of:=[.$D$5]*[.C1377]-[.$D$4]" office:value-type="float" office:value="-0.0260697984171703">
            <text:p>-0.0260697984</text:p>
          </table:table-cell>
          <table:table-cell table:formula="of:=INT([.D1377]/[.$B$1]*1024)" office:value-type="float" office:value="-6">
            <text:p>-6</text:p>
          </table:table-cell>
          <table:table-cell table:number-columns-repeated="10"/>
        </table:table-row>
        <table:table-row table:style-name="ro2">
          <table:table-cell table:formula="of:=[.A1377]+[.$D$1]" office:value-type="float" office:value="116.599999999998">
            <text:p>116.6</text:p>
          </table:table-cell>
          <table:table-cell table:formula="of:=[.$M$2]+[.$M$3]*[.A1378]+[.$M$4]*[.A1378]^2+[.$M$5]*[.A1378]^3+[.$M$6]*[.A1378]^4+[.$N$2]*[.A1378]^5+[.$N$3]*[.A1378]^6+[.$N$4]*[.A1378]^7+[.$N$5]*[.A1378]^8+[.$N$6]*[.A1378]^9" office:value-type="float" office:value="4.26200835955214">
            <text:p>4.2620083596</text:p>
          </table:table-cell>
          <table:table-cell table:formula="of:=[.B1378]/([.$B$2]+[.B1378])*[.$B$1]" office:value-type="float" office:value="0.730320973734687">
            <text:p>0.7303209737</text:p>
          </table:table-cell>
          <table:table-cell table:formula="of:=[.$D$5]*[.C1378]-[.$D$4]" office:value-type="float" office:value="-0.0278495669840058">
            <text:p>-0.027849567</text:p>
          </table:table-cell>
          <table:table-cell table:formula="of:=INT([.D1378]/[.$B$1]*1024)" office:value-type="float" office:value="-6">
            <text:p>-6</text:p>
          </table:table-cell>
          <table:table-cell table:number-columns-repeated="10"/>
        </table:table-row>
        <table:table-row table:style-name="ro2">
          <table:table-cell table:formula="of:=[.A1378]+[.$D$1]" office:value-type="float" office:value="116.699999999998">
            <text:p>116.7</text:p>
          </table:table-cell>
          <table:table-cell table:formula="of:=[.$M$2]+[.$M$3]*[.A1379]+[.$M$4]*[.A1379]^2+[.$M$5]*[.A1379]^3+[.$M$6]*[.A1379]^4+[.$N$2]*[.A1379]^5+[.$N$3]*[.A1379]^6+[.$N$4]*[.A1379]^7+[.$N$5]*[.A1379]^8+[.$N$6]*[.A1379]^9" office:value-type="float" office:value="4.25343703584794">
            <text:p>4.2534370358</text:p>
          </table:table-cell>
          <table:table-cell table:formula="of:=[.B1379]/([.$B$2]+[.B1379])*[.$B$1]" office:value-type="float" office:value="0.729066388450203">
            <text:p>0.7290663885</text:p>
          </table:table-cell>
          <table:table-cell table:formula="of:=[.$D$5]*[.C1379]-[.$D$4]" office:value-type="float" office:value="-0.029629230428007">
            <text:p>-0.0296292304</text:p>
          </table:table-cell>
          <table:table-cell table:formula="of:=INT([.D1379]/[.$B$1]*1024)" office:value-type="float" office:value="-7">
            <text:p>-7</text:p>
          </table:table-cell>
          <table:table-cell table:number-columns-repeated="10"/>
        </table:table-row>
        <table:table-row table:style-name="ro2">
          <table:table-cell table:formula="of:=[.A1379]+[.$D$1]" office:value-type="float" office:value="116.799999999998">
            <text:p>116.8</text:p>
          </table:table-cell>
          <table:table-cell table:formula="of:=[.$M$2]+[.$M$3]*[.A1380]+[.$M$4]*[.A1380]^2+[.$M$5]*[.A1380]^3+[.$M$6]*[.A1380]^4+[.$N$2]*[.A1380]^5+[.$N$3]*[.A1380]^6+[.$N$4]*[.A1380]^7+[.$N$5]*[.A1380]^8+[.$N$6]*[.A1380]^9" office:value-type="float" office:value="4.2448711914484">
            <text:p>4.2448711914</text:p>
          </table:table-cell>
          <table:table-cell table:formula="of:=[.B1380]/([.$B$2]+[.B1380])*[.$B$1]" office:value-type="float" office:value="0.727811868377841">
            <text:p>0.7278118684</text:p>
          </table:table-cell>
          <table:table-cell table:formula="of:=[.$D$5]*[.C1380]-[.$D$4]" office:value-type="float" office:value="-0.0314088013668332">
            <text:p>-0.0314088014</text:p>
          </table:table-cell>
          <table:table-cell table:formula="of:=INT([.D1380]/[.$B$1]*1024)" office:value-type="float" office:value="-7">
            <text:p>-7</text:p>
          </table:table-cell>
          <table:table-cell table:number-columns-repeated="10"/>
        </table:table-row>
        <table:table-row table:style-name="ro2">
          <table:table-cell table:formula="of:=[.A1380]+[.$D$1]" office:value-type="float" office:value="116.899999999998">
            <text:p>116.9</text:p>
          </table:table-cell>
          <table:table-cell table:formula="of:=[.$M$2]+[.$M$3]*[.A1381]+[.$M$4]*[.A1381]^2+[.$M$5]*[.A1381]^3+[.$M$6]*[.A1381]^4+[.$N$2]*[.A1381]^5+[.$N$3]*[.A1381]^6+[.$N$4]*[.A1381]^7+[.$N$5]*[.A1381]^8+[.$N$6]*[.A1381]^9" office:value-type="float" office:value="4.23631076148084">
            <text:p>4.2363107615</text:p>
          </table:table-cell>
          <table:table-cell table:formula="of:=[.B1381]/([.$B$2]+[.B1381])*[.$B$1]" office:value-type="float" office:value="0.726557404773065">
            <text:p>0.7265574048</text:p>
          </table:table-cell>
          <table:table-cell table:formula="of:=[.$D$5]*[.C1381]-[.$D$4]" office:value-type="float" office:value="-0.0331882922048483">
            <text:p>-0.0331882922</text:p>
          </table:table-cell>
          <table:table-cell table:formula="of:=INT([.D1381]/[.$B$1]*1024)" office:value-type="float" office:value="-7">
            <text:p>-7</text:p>
          </table:table-cell>
          <table:table-cell table:number-columns-repeated="10"/>
        </table:table-row>
        <table:table-row table:style-name="ro2">
          <table:table-cell table:formula="of:=[.A1381]+[.$D$1]" office:value-type="float" office:value="116.999999999998">
            <text:p>117</text:p>
          </table:table-cell>
          <table:table-cell table:formula="of:=[.$M$2]+[.$M$3]*[.A1382]+[.$M$4]*[.A1382]^2+[.$M$5]*[.A1382]^3+[.$M$6]*[.A1382]^4+[.$N$2]*[.A1382]^5+[.$N$3]*[.A1382]^6+[.$N$4]*[.A1382]^7+[.$N$5]*[.A1382]^8+[.$N$6]*[.A1382]^9" office:value-type="float" office:value="4.22775568224927">
            <text:p>4.2277556822</text:p>
          </table:table-cell>
          <table:table-cell table:formula="of:=[.B1382]/([.$B$2]+[.B1382])*[.$B$1]" office:value-type="float" office:value="0.725302989042416">
            <text:p>0.725302989</text:p>
          </table:table-cell>
          <table:table-cell table:formula="of:=[.$D$5]*[.C1382]-[.$D$4]" office:value-type="float" office:value="-0.0349677151321088">
            <text:p>-0.0349677151</text:p>
          </table:table-cell>
          <table:table-cell table:formula="of:=INT([.D1382]/[.$B$1]*1024)" office:value-type="float" office:value="-8">
            <text:p>-8</text:p>
          </table:table-cell>
          <table:table-cell table:number-columns-repeated="10"/>
        </table:table-row>
        <table:table-row table:style-name="ro2">
          <table:table-cell table:formula="of:=[.A1382]+[.$D$1]" office:value-type="float" office:value="117.099999999998">
            <text:p>117.1</text:p>
          </table:table-cell>
          <table:table-cell table:formula="of:=[.$M$2]+[.$M$3]*[.A1383]+[.$M$4]*[.A1383]^2+[.$M$5]*[.A1383]^3+[.$M$6]*[.A1383]^4+[.$N$2]*[.A1383]^5+[.$N$3]*[.A1383]^6+[.$N$4]*[.A1383]^7+[.$N$5]*[.A1383]^8+[.$N$6]*[.A1383]^9" office:value-type="float" office:value="4.21920589123536">
            <text:p>4.2192058912</text:p>
          </table:table-cell>
          <table:table-cell table:formula="of:=[.B1383]/([.$B$2]+[.B1383])*[.$B$1]" office:value-type="float" office:value="0.724048612744147">
            <text:p>0.7240486127</text:p>
          </table:table-cell>
          <table:table-cell table:formula="of:=[.$D$5]*[.C1383]-[.$D$4]" office:value-type="float" office:value="-0.0367470821234632">
            <text:p>-0.0367470821</text:p>
          </table:table-cell>
          <table:table-cell table:formula="of:=INT([.D1383]/[.$B$1]*1024)" office:value-type="float" office:value="-8">
            <text:p>-8</text:p>
          </table:table-cell>
          <table:table-cell table:number-columns-repeated="10"/>
        </table:table-row>
        <table:table-row table:style-name="ro2">
          <table:table-cell table:formula="of:=[.A1383]+[.$D$1]" office:value-type="float" office:value="117.199999999998">
            <text:p>117.2</text:p>
          </table:table-cell>
          <table:table-cell table:formula="of:=[.$M$2]+[.$M$3]*[.A1384]+[.$M$4]*[.A1384]^2+[.$M$5]*[.A1384]^3+[.$M$6]*[.A1384]^4+[.$N$2]*[.A1384]^5+[.$N$3]*[.A1384]^6+[.$N$4]*[.A1384]^7+[.$N$5]*[.A1384]^8+[.$N$6]*[.A1384]^9" office:value-type="float" office:value="4.21066132709727">
            <text:p>4.2106613271</text:p>
          </table:table-cell>
          <table:table-cell table:formula="of:=[.B1384]/([.$B$2]+[.B1384])*[.$B$1]" office:value-type="float" office:value="0.722794267588541">
            <text:p>0.7227942676</text:p>
          </table:table-cell>
          <table:table-cell table:formula="of:=[.$D$5]*[.C1384]-[.$D$4]" office:value-type="float" office:value="-0.0385264049381002">
            <text:p>-0.0385264049</text:p>
          </table:table-cell>
          <table:table-cell table:formula="of:=INT([.D1384]/[.$B$1]*1024)" office:value-type="float" office:value="-8">
            <text:p>-8</text:p>
          </table:table-cell>
          <table:table-cell table:number-columns-repeated="10"/>
        </table:table-row>
        <table:table-row table:style-name="ro2">
          <table:table-cell table:formula="of:=[.A1384]+[.$D$1]" office:value-type="float" office:value="117.299999999998">
            <text:p>117.3</text:p>
          </table:table-cell>
          <table:table-cell table:formula="of:=[.$M$2]+[.$M$3]*[.A1385]+[.$M$4]*[.A1385]^2+[.$M$5]*[.A1385]^3+[.$M$6]*[.A1385]^4+[.$N$2]*[.A1385]^5+[.$N$3]*[.A1385]^6+[.$N$4]*[.A1385]^7+[.$N$5]*[.A1385]^8+[.$N$6]*[.A1385]^9" office:value-type="float" office:value="4.20212192967296">
            <text:p>4.2021219297</text:p>
          </table:table-cell>
          <table:table-cell table:formula="of:=[.B1385]/([.$B$2]+[.B1385])*[.$B$1]" office:value-type="float" office:value="0.721539945438896">
            <text:p>0.7215399454</text:p>
          </table:table-cell>
          <table:table-cell table:formula="of:=[.$D$5]*[.C1385]-[.$D$4]" office:value-type="float" office:value="-0.0403056951181551">
            <text:p>-0.0403056951</text:p>
          </table:table-cell>
          <table:table-cell table:formula="of:=INT([.D1385]/[.$B$1]*1024)" office:value-type="float" office:value="-9">
            <text:p>-9</text:p>
          </table:table-cell>
          <table:table-cell table:number-columns-repeated="10"/>
        </table:table-row>
        <table:table-row table:style-name="ro2">
          <table:table-cell table:formula="of:=[.A1385]+[.$D$1]" office:value-type="float" office:value="117.399999999998">
            <text:p>117.4</text:p>
          </table:table-cell>
          <table:table-cell table:formula="of:=[.$M$2]+[.$M$3]*[.A1386]+[.$M$4]*[.A1386]^2+[.$M$5]*[.A1386]^3+[.$M$6]*[.A1386]^4+[.$N$2]*[.A1386]^5+[.$N$3]*[.A1386]^6+[.$N$4]*[.A1386]^7+[.$N$5]*[.A1386]^8+[.$N$6]*[.A1386]^9" office:value-type="float" office:value="4.19358763997829">
            <text:p>4.19358764</text:p>
          </table:table-cell>
          <table:table-cell table:formula="of:=[.B1386]/([.$B$2]+[.B1386])*[.$B$1]" office:value-type="float" office:value="0.720285638311734">
            <text:p>0.7202856383</text:p>
          </table:table-cell>
          <table:table-cell table:formula="of:=[.$D$5]*[.C1386]-[.$D$4]" office:value-type="float" office:value="-0.0420849639884064">
            <text:p>-0.042084964</text:p>
          </table:table-cell>
          <table:table-cell table:formula="of:=INT([.D1386]/[.$B$1]*1024)" office:value-type="float" office:value="-9">
            <text:p>-9</text:p>
          </table:table-cell>
          <table:table-cell table:number-columns-repeated="10"/>
        </table:table-row>
        <table:table-row table:style-name="ro2">
          <table:table-cell table:formula="of:=[.A1386]+[.$D$1]" office:value-type="float" office:value="117.499999999998">
            <text:p>117.5</text:p>
          </table:table-cell>
          <table:table-cell table:formula="of:=[.$M$2]+[.$M$3]*[.A1387]+[.$M$4]*[.A1387]^2+[.$M$5]*[.A1387]^3+[.$M$6]*[.A1387]^4+[.$N$2]*[.A1387]^5+[.$N$3]*[.A1387]^6+[.$N$4]*[.A1387]^7+[.$N$5]*[.A1387]^8+[.$N$6]*[.A1387]^9" office:value-type="float" office:value="4.18505840020681">
            <text:p>4.1850584002</text:p>
          </table:table-cell>
          <table:table-cell table:formula="of:=[.B1387]/([.$B$2]+[.B1387])*[.$B$1]" office:value-type="float" office:value="0.719031338377266">
            <text:p>0.7190313384</text:p>
          </table:table-cell>
          <table:table-cell table:formula="of:=[.$D$5]*[.C1387]-[.$D$4]" office:value-type="float" office:value="-0.0438642226556265">
            <text:p>-0.0438642227</text:p>
          </table:table-cell>
          <table:table-cell table:formula="of:=INT([.D1387]/[.$B$1]*1024)" office:value-type="float" office:value="-9">
            <text:p>-9</text:p>
          </table:table-cell>
          <table:table-cell table:number-columns-repeated="10"/>
        </table:table-row>
        <table:table-row table:style-name="ro2">
          <table:table-cell table:formula="of:=[.A1387]+[.$D$1]" office:value-type="float" office:value="117.599999999998">
            <text:p>117.6</text:p>
          </table:table-cell>
          <table:table-cell table:formula="of:=[.$M$2]+[.$M$3]*[.A1388]+[.$M$4]*[.A1388]^2+[.$M$5]*[.A1388]^3+[.$M$6]*[.A1388]^4+[.$N$2]*[.A1388]^5+[.$N$3]*[.A1388]^6+[.$N$4]*[.A1388]^7+[.$N$5]*[.A1388]^8+[.$N$6]*[.A1388]^9" office:value-type="float" office:value="4.17653415373204">
            <text:p>4.1765341537</text:p>
          </table:table-cell>
          <table:table-cell table:formula="of:=[.B1388]/([.$B$2]+[.B1388])*[.$B$1]" office:value-type="float" office:value="0.717777037960216">
            <text:p>0.717777038</text:p>
          </table:table-cell>
          <table:table-cell table:formula="of:=[.$D$5]*[.C1388]-[.$D$4]" office:value-type="float" office:value="-0.0456434820074014">
            <text:p>-0.045643482</text:p>
          </table:table-cell>
          <table:table-cell table:formula="of:=INT([.D1388]/[.$B$1]*1024)" office:value-type="float" office:value="-10">
            <text:p>-10</text:p>
          </table:table-cell>
          <table:table-cell table:number-columns-repeated="10"/>
        </table:table-row>
        <table:table-row table:style-name="ro2">
          <table:table-cell table:formula="of:=[.A1388]+[.$D$1]" office:value-type="float" office:value="117.699999999998">
            <text:p>117.7</text:p>
          </table:table-cell>
          <table:table-cell table:formula="of:=[.$M$2]+[.$M$3]*[.A1389]+[.$M$4]*[.A1389]^2+[.$M$5]*[.A1389]^3+[.$M$6]*[.A1389]^4+[.$N$2]*[.A1389]^5+[.$N$3]*[.A1389]^6+[.$N$4]*[.A1389]^7+[.$N$5]*[.A1389]^8+[.$N$6]*[.A1389]^9" office:value-type="float" office:value="4.1680148451069">
            <text:p>4.1680148451</text:p>
          </table:table-cell>
          <table:table-cell table:formula="of:=[.B1389]/([.$B$2]+[.B1389])*[.$B$1]" office:value-type="float" office:value="0.716522729540243">
            <text:p>0.7165227295</text:p>
          </table:table-cell>
          <table:table-cell table:formula="of:=[.$D$5]*[.C1389]-[.$D$4]" office:value-type="float" office:value="-0.0474227527115421">
            <text:p>-0.0474227527</text:p>
          </table:table-cell>
          <table:table-cell table:formula="of:=INT([.D1389]/[.$B$1]*1024)" office:value-type="float" office:value="-10">
            <text:p>-10</text:p>
          </table:table-cell>
          <table:table-cell table:number-columns-repeated="10"/>
        </table:table-row>
        <table:table-row table:style-name="ro2">
          <table:table-cell table:formula="of:=[.A1389]+[.$D$1]" office:value-type="float" office:value="117.799999999998">
            <text:p>117.8</text:p>
          </table:table-cell>
          <table:table-cell table:formula="of:=[.$M$2]+[.$M$3]*[.A1390]+[.$M$4]*[.A1390]^2+[.$M$5]*[.A1390]^3+[.$M$6]*[.A1390]^4+[.$N$2]*[.A1390]^5+[.$N$3]*[.A1390]^6+[.$N$4]*[.A1390]^7+[.$N$5]*[.A1390]^8+[.$N$6]*[.A1390]^9" office:value-type="float" office:value="4.1595004200633">
            <text:p>4.1595004201</text:p>
          </table:table-cell>
          <table:table-cell table:formula="of:=[.B1390]/([.$B$2]+[.B1390])*[.$B$1]" office:value-type="float" office:value="0.715268405752359">
            <text:p>0.7152684058</text:p>
          </table:table-cell>
          <table:table-cell table:formula="of:=[.$D$5]*[.C1390]-[.$D$4]" office:value-type="float" office:value="-0.0492020452154824">
            <text:p>-0.0492020452</text:p>
          </table:table-cell>
          <table:table-cell table:formula="of:=INT([.D1390]/[.$B$1]*1024)" office:value-type="float" office:value="-11">
            <text:p>-11</text:p>
          </table:table-cell>
          <table:table-cell table:number-columns-repeated="10"/>
        </table:table-row>
        <table:table-row table:style-name="ro2">
          <table:table-cell table:formula="of:=[.A1390]+[.$D$1]" office:value-type="float" office:value="117.899999999998">
            <text:p>117.9</text:p>
          </table:table-cell>
          <table:table-cell table:formula="of:=[.$M$2]+[.$M$3]*[.A1391]+[.$M$4]*[.A1391]^2+[.$M$5]*[.A1391]^3+[.$M$6]*[.A1391]^4+[.$N$2]*[.A1391]^5+[.$N$3]*[.A1391]^6+[.$N$4]*[.A1391]^7+[.$N$5]*[.A1391]^8+[.$N$6]*[.A1391]^9" office:value-type="float" office:value="4.15099082551293">
            <text:p>4.1509908255</text:p>
          </table:table-cell>
          <table:table-cell table:formula="of:=[.B1391]/([.$B$2]+[.B1391])*[.$B$1]" office:value-type="float" office:value="0.714014059387554">
            <text:p>0.7140140594</text:p>
          </table:table-cell>
          <table:table-cell table:formula="of:=[.$D$5]*[.C1391]-[.$D$4]" office:value-type="float" office:value="-0.0509813697454016">
            <text:p>-0.0509813697</text:p>
          </table:table-cell>
          <table:table-cell table:formula="of:=INT([.D1391]/[.$B$1]*1024)" office:value-type="float" office:value="-11">
            <text:p>-11</text:p>
          </table:table-cell>
          <table:table-cell table:number-columns-repeated="10"/>
        </table:table-row>
        <table:table-row table:style-name="ro2">
          <table:table-cell table:formula="of:=[.A1391]+[.$D$1]" office:value-type="float" office:value="117.999999999998">
            <text:p>118</text:p>
          </table:table-cell>
          <table:table-cell table:formula="of:=[.$M$2]+[.$M$3]*[.A1392]+[.$M$4]*[.A1392]^2+[.$M$5]*[.A1392]^3+[.$M$6]*[.A1392]^4+[.$N$2]*[.A1392]^5+[.$N$3]*[.A1392]^6+[.$N$4]*[.A1392]^7+[.$N$5]*[.A1392]^8+[.$N$6]*[.A1392]^9" office:value-type="float" office:value="4.14248600954727">
            <text:p>4.1424860095</text:p>
          </table:table-cell>
          <table:table-cell table:formula="of:=[.B1392]/([.$B$2]+[.B1392])*[.$B$1]" office:value-type="float" office:value="0.712759683393279">
            <text:p>0.7127596834</text:p>
          </table:table-cell>
          <table:table-cell table:formula="of:=[.$D$5]*[.C1392]-[.$D$4]" office:value-type="float" office:value="-0.0527607363055318">
            <text:p>-0.0527607363</text:p>
          </table:table-cell>
          <table:table-cell table:formula="of:=INT([.D1392]/[.$B$1]*1024)" office:value-type="float" office:value="-11">
            <text:p>-11</text:p>
          </table:table-cell>
          <table:table-cell table:number-columns-repeated="10"/>
        </table:table-row>
        <table:table-row table:style-name="ro2">
          <table:table-cell table:formula="of:=[.A1392]+[.$D$1]" office:value-type="float" office:value="118.099999999998">
            <text:p>118.1</text:p>
          </table:table-cell>
          <table:table-cell table:formula="of:=[.$M$2]+[.$M$3]*[.A1393]+[.$M$4]*[.A1393]^2+[.$M$5]*[.A1393]^3+[.$M$6]*[.A1393]^4+[.$N$2]*[.A1393]^5+[.$N$3]*[.A1393]^6+[.$N$4]*[.A1393]^7+[.$N$5]*[.A1393]^8+[.$N$6]*[.A1393]^9" office:value-type="float" office:value="4.133985921437">
            <text:p>4.1339859214</text:p>
          </table:table-cell>
          <table:table-cell table:formula="of:=[.B1393]/([.$B$2]+[.B1393])*[.$B$1]" office:value-type="float" office:value="0.71150527087387">
            <text:p>0.7115052709</text:p>
          </table:table-cell>
          <table:table-cell table:formula="of:=[.$D$5]*[.C1393]-[.$D$4]" office:value-type="float" office:value="-0.0545401546775619">
            <text:p>-0.0545401547</text:p>
          </table:table-cell>
          <table:table-cell table:formula="of:=INT([.D1393]/[.$B$1]*1024)" office:value-type="float" office:value="-12">
            <text:p>-12</text:p>
          </table:table-cell>
          <table:table-cell table:number-columns-repeated="10"/>
        </table:table-row>
        <table:table-row table:style-name="ro2">
          <table:table-cell table:formula="of:=[.A1393]+[.$D$1]" office:value-type="float" office:value="118.199999999998">
            <text:p>118.2</text:p>
          </table:table-cell>
          <table:table-cell table:formula="of:=[.$M$2]+[.$M$3]*[.A1394]+[.$M$4]*[.A1394]^2+[.$M$5]*[.A1394]^3+[.$M$6]*[.A1394]^4+[.$N$2]*[.A1394]^5+[.$N$3]*[.A1394]^6+[.$N$4]*[.A1394]^7+[.$N$5]*[.A1394]^8+[.$N$6]*[.A1394]^9" office:value-type="float" office:value="4.12549051163242">
            <text:p>4.1254905116</text:p>
          </table:table-cell>
          <table:table-cell table:formula="of:=[.B1394]/([.$B$2]+[.B1394])*[.$B$1]" office:value-type="float" office:value="0.710250815091088">
            <text:p>0.7102508151</text:p>
          </table:table-cell>
          <table:table-cell table:formula="of:=[.$D$5]*[.C1394]-[.$D$4]" office:value-type="float" office:value="-0.056319634419866">
            <text:p>-0.0563196344</text:p>
          </table:table-cell>
          <table:table-cell table:formula="of:=INT([.D1394]/[.$B$1]*1024)" office:value-type="float" office:value="-12">
            <text:p>-12</text:p>
          </table:table-cell>
          <table:table-cell table:number-columns-repeated="10"/>
        </table:table-row>
        <table:table-row table:style-name="ro2">
          <table:table-cell table:formula="of:=[.A1394]+[.$D$1]" office:value-type="float" office:value="118.299999999998">
            <text:p>118.3</text:p>
          </table:table-cell>
          <table:table-cell table:formula="of:=[.$M$2]+[.$M$3]*[.A1395]+[.$M$4]*[.A1395]^2+[.$M$5]*[.A1395]^3+[.$M$6]*[.A1395]^4+[.$N$2]*[.A1395]^5+[.$N$3]*[.A1395]^6+[.$N$4]*[.A1395]^7+[.$N$5]*[.A1395]^8+[.$N$6]*[.A1395]^9" office:value-type="float" office:value="4.1169997317643">
            <text:p>4.1169997318</text:p>
          </table:table-cell>
          <table:table-cell table:formula="of:=[.B1395]/([.$B$2]+[.B1395])*[.$B$1]" office:value-type="float" office:value="0.708996309464752">
            <text:p>0.7089963095</text:p>
          </table:table-cell>
          <table:table-cell table:formula="of:=[.$D$5]*[.C1395]-[.$D$4]" office:value-type="float" office:value="-0.0580991848666104">
            <text:p>-0.0580991849</text:p>
          </table:table-cell>
          <table:table-cell table:formula="of:=INT([.D1395]/[.$B$1]*1024)" office:value-type="float" office:value="-12">
            <text:p>-12</text:p>
          </table:table-cell>
          <table:table-cell table:number-columns-repeated="10"/>
        </table:table-row>
        <table:table-row table:style-name="ro2">
          <table:table-cell table:formula="of:=[.A1395]+[.$D$1]" office:value-type="float" office:value="118.399999999998">
            <text:p>118.4</text:p>
          </table:table-cell>
          <table:table-cell table:formula="of:=[.$M$2]+[.$M$3]*[.A1396]+[.$M$4]*[.A1396]^2+[.$M$5]*[.A1396]^3+[.$M$6]*[.A1396]^4+[.$N$2]*[.A1396]^5+[.$N$3]*[.A1396]^6+[.$N$4]*[.A1396]^7+[.$N$5]*[.A1396]^8+[.$N$6]*[.A1396]^9" office:value-type="float" office:value="4.1085135346423">
            <text:p>4.1085135346</text:p>
          </table:table-cell>
          <table:table-cell table:formula="of:=[.B1396]/([.$B$2]+[.B1396])*[.$B$1]" office:value-type="float" office:value="0.707741747573">
            <text:p>0.7077417476</text:p>
          </table:table-cell>
          <table:table-cell table:formula="of:=[.$D$5]*[.C1396]-[.$D$4]" office:value-type="float" office:value="-0.0598788151273824">
            <text:p>-0.0598788151</text:p>
          </table:table-cell>
          <table:table-cell table:formula="of:=INT([.D1396]/[.$B$1]*1024)" office:value-type="float" office:value="-13">
            <text:p>-13</text:p>
          </table:table-cell>
          <table:table-cell table:number-columns-repeated="10"/>
        </table:table-row>
        <table:table-row table:style-name="ro2">
          <table:table-cell table:formula="of:=[.A1396]+[.$D$1]" office:value-type="float" office:value="118.499999999998">
            <text:p>118.5</text:p>
          </table:table-cell>
          <table:table-cell table:formula="of:=[.$M$2]+[.$M$3]*[.A1397]+[.$M$4]*[.A1397]^2+[.$M$5]*[.A1397]^3+[.$M$6]*[.A1397]^4+[.$N$2]*[.A1397]^5+[.$N$3]*[.A1397]^6+[.$N$4]*[.A1397]^7+[.$N$5]*[.A1397]^8+[.$N$6]*[.A1397]^9" office:value-type="float" office:value="4.10003187425414">
            <text:p>4.1000318743</text:p>
          </table:table-cell>
          <table:table-cell table:formula="of:=[.B1397]/([.$B$2]+[.B1397])*[.$B$1]" office:value-type="float" office:value="0.706487123152655">
            <text:p>0.7064871232</text:p>
          </table:table-cell>
          <table:table-cell table:formula="of:=[.$D$5]*[.C1397]-[.$D$4]" office:value-type="float" office:value="-0.0616585340866676">
            <text:p>-0.0616585341</text:p>
          </table:table-cell>
          <table:table-cell table:formula="of:=INT([.D1397]/[.$B$1]*1024)" office:value-type="float" office:value="-13">
            <text:p>-13</text:p>
          </table:table-cell>
          <table:table-cell table:number-columns-repeated="10"/>
        </table:table-row>
        <table:table-row table:style-name="ro2">
          <table:table-cell table:formula="of:=[.A1397]+[.$D$1]" office:value-type="float" office:value="118.599999999998">
            <text:p>118.6</text:p>
          </table:table-cell>
          <table:table-cell table:formula="of:=[.$M$2]+[.$M$3]*[.A1398]+[.$M$4]*[.A1398]^2+[.$M$5]*[.A1398]^3+[.$M$6]*[.A1398]^4+[.$N$2]*[.A1398]^5+[.$N$3]*[.A1398]^6+[.$N$4]*[.A1398]^7+[.$N$5]*[.A1398]^8+[.$N$6]*[.A1398]^9" office:value-type="float" office:value="4.09155470576825">
            <text:p>4.0915547058</text:p>
          </table:table-cell>
          <table:table-cell table:formula="of:=[.B1398]/([.$B$2]+[.B1398])*[.$B$1]" office:value-type="float" office:value="0.705232430100121">
            <text:p>0.7052324301</text:p>
          </table:table-cell>
          <table:table-cell table:formula="of:=[.$D$5]*[.C1398]-[.$D$4]" office:value-type="float" office:value="-0.0634383504025868">
            <text:p>-0.0634383504</text:p>
          </table:table-cell>
          <table:table-cell table:formula="of:=INT([.D1398]/[.$B$1]*1024)" office:value-type="float" office:value="-13">
            <text:p>-13</text:p>
          </table:table-cell>
          <table:table-cell table:number-columns-repeated="10"/>
        </table:table-row>
        <table:table-row table:style-name="ro2">
          <table:table-cell table:formula="of:=[.A1398]+[.$D$1]" office:value-type="float" office:value="118.699999999998">
            <text:p>118.7</text:p>
          </table:table-cell>
          <table:table-cell table:formula="of:=[.$M$2]+[.$M$3]*[.A1399]+[.$M$4]*[.A1399]^2+[.$M$5]*[.A1399]^3+[.$M$6]*[.A1399]^4+[.$N$2]*[.A1399]^5+[.$N$3]*[.A1399]^6+[.$N$4]*[.A1399]^7+[.$N$5]*[.A1399]^8+[.$N$6]*[.A1399]^9" office:value-type="float" office:value="4.08308198553107">
            <text:p>4.0830819855</text:p>
          </table:table-cell>
          <table:table-cell table:formula="of:=[.B1399]/([.$B$2]+[.B1399])*[.$B$1]" office:value-type="float" office:value="0.703977662471476">
            <text:p>0.7039776625</text:p>
          </table:table-cell>
          <table:table-cell table:formula="of:=[.$D$5]*[.C1399]-[.$D$4]" office:value-type="float" office:value="-0.0652182725067515">
            <text:p>-0.0652182725</text:p>
          </table:table-cell>
          <table:table-cell table:formula="of:=INT([.D1399]/[.$B$1]*1024)" office:value-type="float" office:value="-14">
            <text:p>-14</text:p>
          </table:table-cell>
          <table:table-cell table:number-columns-repeated="10"/>
        </table:table-row>
        <table:table-row table:style-name="ro2">
          <table:table-cell table:formula="of:=[.A1399]+[.$D$1]" office:value-type="float" office:value="118.799999999998">
            <text:p>118.8</text:p>
          </table:table-cell>
          <table:table-cell table:formula="of:=[.$M$2]+[.$M$3]*[.A1400]+[.$M$4]*[.A1400]^2+[.$M$5]*[.A1400]^3+[.$M$6]*[.A1400]^4+[.$N$2]*[.A1400]^5+[.$N$3]*[.A1400]^6+[.$N$4]*[.A1400]^7+[.$N$5]*[.A1400]^8+[.$N$6]*[.A1400]^9" office:value-type="float" office:value="4.07461367106781">
            <text:p>4.0746136711</text:p>
          </table:table-cell>
          <table:table-cell table:formula="of:=[.B1400]/([.$B$2]+[.B1400])*[.$B$1]" office:value-type="float" office:value="0.702722814483084">
            <text:p>0.7027228145</text:p>
          </table:table-cell>
          <table:table-cell table:formula="of:=[.$D$5]*[.C1400]-[.$D$4]" office:value-type="float" office:value="-0.0669983086034102">
            <text:p>-0.0669983086</text:p>
          </table:table-cell>
          <table:table-cell table:formula="of:=INT([.D1400]/[.$B$1]*1024)" office:value-type="float" office:value="-14">
            <text:p>-14</text:p>
          </table:table-cell>
          <table:table-cell table:number-columns-repeated="10"/>
        </table:table-row>
        <table:table-row table:style-name="ro2">
          <table:table-cell table:formula="of:=[.A1400]+[.$D$1]" office:value-type="float" office:value="118.899999999998">
            <text:p>118.9</text:p>
          </table:table-cell>
          <table:table-cell table:formula="of:=[.$M$2]+[.$M$3]*[.A1401]+[.$M$4]*[.A1401]^2+[.$M$5]*[.A1401]^3+[.$M$6]*[.A1401]^4+[.$N$2]*[.A1401]^5+[.$N$3]*[.A1401]^6+[.$N$4]*[.A1401]^7+[.$N$5]*[.A1401]^8+[.$N$6]*[.A1401]^9" office:value-type="float" office:value="4.06614972108045">
            <text:p>4.0661497211</text:p>
          </table:table-cell>
          <table:table-cell table:formula="of:=[.B1401]/([.$B$2]+[.B1401])*[.$B$1]" office:value-type="float" office:value="0.701467880511792">
            <text:p>0.7014678805</text:p>
          </table:table-cell>
          <table:table-cell table:formula="of:=[.$D$5]*[.C1401]-[.$D$4]" office:value-type="float" office:value="-0.0687784666691578">
            <text:p>-0.0687784667</text:p>
          </table:table-cell>
          <table:table-cell table:formula="of:=INT([.D1401]/[.$B$1]*1024)" office:value-type="float" office:value="-15">
            <text:p>-15</text:p>
          </table:table-cell>
          <table:table-cell table:number-columns-repeated="10"/>
        </table:table-row>
        <table:table-row table:style-name="ro2">
          <table:table-cell table:formula="of:=[.A1401]+[.$D$1]" office:value-type="float" office:value="118.999999999998">
            <text:p>119</text:p>
          </table:table-cell>
          <table:table-cell table:formula="of:=[.$M$2]+[.$M$3]*[.A1402]+[.$M$4]*[.A1402]^2+[.$M$5]*[.A1402]^3+[.$M$6]*[.A1402]^4+[.$N$2]*[.A1402]^5+[.$N$3]*[.A1402]^6+[.$N$4]*[.A1402]^7+[.$N$5]*[.A1402]^8+[.$N$6]*[.A1402]^9" office:value-type="float" office:value="4.05769009545091">
            <text:p>4.0576900955</text:p>
          </table:table-cell>
          <table:table-cell table:formula="of:=[.B1402]/([.$B$2]+[.B1402])*[.$B$1]" office:value-type="float" office:value="0.700212855095899">
            <text:p>0.7002128551</text:p>
          </table:table-cell>
          <table:table-cell table:formula="of:=[.$D$5]*[.C1402]-[.$D$4]" office:value-type="float" office:value="-0.0705587544515666">
            <text:p>-0.0705587545</text:p>
          </table:table-cell>
          <table:table-cell table:formula="of:=INT([.D1402]/[.$B$1]*1024)" office:value-type="float" office:value="-15">
            <text:p>-15</text:p>
          </table:table-cell>
          <table:table-cell table:number-columns-repeated="10"/>
        </table:table-row>
        <table:table-row table:style-name="ro2">
          <table:table-cell table:formula="of:=[.A1402]+[.$D$1]" office:value-type="float" office:value="119.099999999998">
            <text:p>119.1</text:p>
          </table:table-cell>
          <table:table-cell table:formula="of:=[.$M$2]+[.$M$3]*[.A1403]+[.$M$4]*[.A1403]^2+[.$M$5]*[.A1403]^3+[.$M$6]*[.A1403]^4+[.$N$2]*[.A1403]^5+[.$N$3]*[.A1403]^6+[.$N$4]*[.A1403]^7+[.$N$5]*[.A1403]^8+[.$N$6]*[.A1403]^9" office:value-type="float" office:value="4.04923475523543">
            <text:p>4.0492347552</text:p>
          </table:table-cell>
          <table:table-cell table:formula="of:=[.B1403]/([.$B$2]+[.B1403])*[.$B$1]" office:value-type="float" office:value="0.69895773293482">
            <text:p>0.6989577329</text:p>
          </table:table-cell>
          <table:table-cell table:formula="of:=[.$D$5]*[.C1403]-[.$D$4]" office:value-type="float" office:value="-0.0723391794696587">
            <text:p>-0.0723391795</text:p>
          </table:table-cell>
          <table:table-cell table:formula="of:=INT([.D1403]/[.$B$1]*1024)" office:value-type="float" office:value="-15">
            <text:p>-15</text:p>
          </table:table-cell>
          <table:table-cell table:number-columns-repeated="10"/>
        </table:table-row>
        <table:table-row table:style-name="ro2">
          <table:table-cell table:formula="of:=[.A1403]+[.$D$1]" office:value-type="float" office:value="119.199999999998">
            <text:p>119.2</text:p>
          </table:table-cell>
          <table:table-cell table:formula="of:=[.$M$2]+[.$M$3]*[.A1404]+[.$M$4]*[.A1404]^2+[.$M$5]*[.A1404]^3+[.$M$6]*[.A1404]^4+[.$N$2]*[.A1404]^5+[.$N$3]*[.A1404]^6+[.$N$4]*[.A1404]^7+[.$N$5]*[.A1404]^8+[.$N$6]*[.A1404]^9" office:value-type="float" office:value="4.04078366266911">
            <text:p>4.0407836627</text:p>
          </table:table-cell>
          <table:table-cell table:formula="of:=[.B1404]/([.$B$2]+[.B1404])*[.$B$1]" office:value-type="float" office:value="0.697702508890258">
            <text:p>0.6977025089</text:p>
          </table:table-cell>
          <table:table-cell table:formula="of:=[.$D$5]*[.C1404]-[.$D$4]" office:value-type="float" office:value="-0.0741197490122519">
            <text:p>-0.074119749</text:p>
          </table:table-cell>
          <table:table-cell table:formula="of:=INT([.D1404]/[.$B$1]*1024)" office:value-type="float" office:value="-16">
            <text:p>-16</text:p>
          </table:table-cell>
          <table:table-cell table:number-columns-repeated="10"/>
        </table:table-row>
        <table:table-row table:style-name="ro2">
          <table:table-cell table:formula="of:=[.A1404]+[.$D$1]" office:value-type="float" office:value="119.299999999998">
            <text:p>119.3</text:p>
          </table:table-cell>
          <table:table-cell table:formula="of:=[.$M$2]+[.$M$3]*[.A1405]+[.$M$4]*[.A1405]^2+[.$M$5]*[.A1405]^3+[.$M$6]*[.A1405]^4+[.$N$2]*[.A1405]^5+[.$N$3]*[.A1405]^6+[.$N$4]*[.A1405]^7+[.$N$5]*[.A1405]^8+[.$N$6]*[.A1405]^9" office:value-type="float" office:value="4.03233678116096">
            <text:p>4.0323367812</text:p>
          </table:table-cell>
          <table:table-cell table:formula="of:=[.B1405]/([.$B$2]+[.B1405])*[.$B$1]" office:value-type="float" office:value="0.696447177985964">
            <text:p>0.696447178</text:p>
          </table:table-cell>
          <table:table-cell table:formula="of:=[.$D$5]*[.C1405]-[.$D$4]" office:value-type="float" office:value="-0.0759004701382889">
            <text:p>-0.0759004701</text:p>
          </table:table-cell>
          <table:table-cell table:formula="of:=INT([.D1405]/[.$B$1]*1024)" office:value-type="float" office:value="-16">
            <text:p>-16</text:p>
          </table:table-cell>
          <table:table-cell table:number-columns-repeated="10"/>
        </table:table-row>
        <table:table-row table:style-name="ro2">
          <table:table-cell table:formula="of:=[.A1405]+[.$D$1]" office:value-type="float" office:value="119.399999999998">
            <text:p>119.4</text:p>
          </table:table-cell>
          <table:table-cell table:formula="of:=[.$M$2]+[.$M$3]*[.A1406]+[.$M$4]*[.A1406]^2+[.$M$5]*[.A1406]^3+[.$M$6]*[.A1406]^4+[.$N$2]*[.A1406]^5+[.$N$3]*[.A1406]^6+[.$N$4]*[.A1406]^7+[.$N$5]*[.A1406]^8+[.$N$6]*[.A1406]^9" office:value-type="float" office:value="4.02389407529718">
            <text:p>4.0238940753</text:p>
          </table:table-cell>
          <table:table-cell table:formula="of:=[.B1406]/([.$B$2]+[.B1406])*[.$B$1]" office:value-type="float" office:value="0.695191735408723">
            <text:p>0.6951917354</text:p>
          </table:table-cell>
          <table:table-cell table:formula="of:=[.$D$5]*[.C1406]-[.$D$4]" office:value-type="float" office:value="-0.077681349675446">
            <text:p>-0.0776813497</text:p>
          </table:table-cell>
          <table:table-cell table:formula="of:=INT([.D1406]/[.$B$1]*1024)" office:value-type="float" office:value="-16">
            <text:p>-16</text:p>
          </table:table-cell>
          <table:table-cell table:number-columns-repeated="10"/>
        </table:table-row>
        <table:table-row table:style-name="ro2">
          <table:table-cell table:formula="of:=[.A1406]+[.$D$1]" office:value-type="float" office:value="119.499999999998">
            <text:p>119.5</text:p>
          </table:table-cell>
          <table:table-cell table:formula="of:=[.$M$2]+[.$M$3]*[.A1407]+[.$M$4]*[.A1407]^2+[.$M$5]*[.A1407]^3+[.$M$6]*[.A1407]^4+[.$N$2]*[.A1407]^5+[.$N$3]*[.A1407]^6+[.$N$4]*[.A1407]^7+[.$N$5]*[.A1407]^8+[.$N$6]*[.A1407]^9" office:value-type="float" office:value="4.01545551083709">
            <text:p>4.0154555108</text:p>
          </table:table-cell>
          <table:table-cell table:formula="of:=[.B1407]/([.$B$2]+[.B1407])*[.$B$1]" office:value-type="float" office:value="0.693936176508253">
            <text:p>0.6939361765</text:p>
          </table:table-cell>
          <table:table-cell table:formula="of:=[.$D$5]*[.C1407]-[.$D$4]" office:value-type="float" office:value="-0.0794623942202773">
            <text:p>-0.0794623942</text:p>
          </table:table-cell>
          <table:table-cell table:formula="of:=INT([.D1407]/[.$B$1]*1024)" office:value-type="float" office:value="-17">
            <text:p>-17</text:p>
          </table:table-cell>
          <table:table-cell table:number-columns-repeated="10"/>
        </table:table-row>
        <table:table-row table:style-name="ro2">
          <table:table-cell table:formula="of:=[.A1407]+[.$D$1]" office:value-type="float" office:value="119.599999999997">
            <text:p>119.6</text:p>
          </table:table-cell>
          <table:table-cell table:formula="of:=[.$M$2]+[.$M$3]*[.A1408]+[.$M$4]*[.A1408]^2+[.$M$5]*[.A1408]^3+[.$M$6]*[.A1408]^4+[.$N$2]*[.A1408]^5+[.$N$3]*[.A1408]^6+[.$N$4]*[.A1408]^7+[.$N$5]*[.A1408]^8+[.$N$6]*[.A1408]^9" office:value-type="float" office:value="4.00702105471487">
            <text:p>4.0070210547</text:p>
          </table:table-cell>
          <table:table-cell table:formula="of:=[.B1408]/([.$B$2]+[.B1408])*[.$B$1]" office:value-type="float" office:value="0.692680496797953">
            <text:p>0.6926804968</text:p>
          </table:table-cell>
          <table:table-cell table:formula="of:=[.$D$5]*[.C1408]-[.$D$4]" office:value-type="float" office:value="-0.0812436101371478">
            <text:p>-0.0812436101</text:p>
          </table:table-cell>
          <table:table-cell table:formula="of:=INT([.D1408]/[.$B$1]*1024)" office:value-type="float" office:value="-17">
            <text:p>-17</text:p>
          </table:table-cell>
          <table:table-cell table:number-columns-repeated="10"/>
        </table:table-row>
        <table:table-row table:style-name="ro2">
          <table:table-cell table:formula="of:=[.A1408]+[.$D$1]" office:value-type="float" office:value="119.699999999998">
            <text:p>119.7</text:p>
          </table:table-cell>
          <table:table-cell table:formula="of:=[.$M$2]+[.$M$3]*[.A1409]+[.$M$4]*[.A1409]^2+[.$M$5]*[.A1409]^3+[.$M$6]*[.A1409]^4+[.$N$2]*[.A1409]^5+[.$N$3]*[.A1409]^6+[.$N$4]*[.A1409]^7+[.$N$5]*[.A1409]^8+[.$N$6]*[.A1409]^9" office:value-type="float" office:value="3.99859067503836">
            <text:p>3.998590675</text:p>
          </table:table-cell>
          <table:table-cell table:formula="of:=[.B1409]/([.$B$2]+[.B1409])*[.$B$1]" office:value-type="float" office:value="0.691424691955226">
            <text:p>0.691424692</text:p>
          </table:table-cell>
          <table:table-cell table:formula="of:=[.$D$5]*[.C1409]-[.$D$4]" office:value-type="float" office:value="-0.0830250035577785">
            <text:p>-0.0830250036</text:p>
          </table:table-cell>
          <table:table-cell table:formula="of:=INT([.D1409]/[.$B$1]*1024)" office:value-type="float" office:value="-18">
            <text:p>-18</text:p>
          </table:table-cell>
          <table:table-cell table:number-columns-repeated="10"/>
        </table:table-row>
        <table:table-row table:style-name="ro2">
          <table:table-cell table:formula="of:=[.A1409]+[.$D$1]" office:value-type="float" office:value="119.799999999997">
            <text:p>119.8</text:p>
          </table:table-cell>
          <table:table-cell table:formula="of:=[.$M$2]+[.$M$3]*[.A1410]+[.$M$4]*[.A1410]^2+[.$M$5]*[.A1410]^3+[.$M$6]*[.A1410]^4+[.$N$2]*[.A1410]^5+[.$N$3]*[.A1410]^6+[.$N$4]*[.A1410]^7+[.$N$5]*[.A1410]^8+[.$N$6]*[.A1410]^9" office:value-type="float" office:value="3.99016434108495">
            <text:p>3.9901643411</text:p>
          </table:table-cell>
          <table:table-cell table:formula="of:=[.B1410]/([.$B$2]+[.B1410])*[.$B$1]" office:value-type="float" office:value="0.690168757821368">
            <text:p>0.6901687578</text:p>
          </table:table-cell>
          <table:table-cell table:formula="of:=[.$D$5]*[.C1410]-[.$D$4]" office:value-type="float" office:value="-0.0848065803814041">
            <text:p>-0.0848065804</text:p>
          </table:table-cell>
          <table:table-cell table:formula="of:=INT([.D1410]/[.$B$1]*1024)" office:value-type="float" office:value="-18">
            <text:p>-18</text:p>
          </table:table-cell>
          <table:table-cell table:number-columns-repeated="10"/>
        </table:table-row>
        <table:table-row table:style-name="ro2">
          <table:table-cell table:formula="of:=[.A1410]+[.$D$1]" office:value-type="float" office:value="119.899999999997">
            <text:p>119.9</text:p>
          </table:table-cell>
          <table:table-cell table:formula="of:=[.$M$2]+[.$M$3]*[.A1411]+[.$M$4]*[.A1411]^2+[.$M$5]*[.A1411]^3+[.$M$6]*[.A1411]^4+[.$N$2]*[.A1411]^5+[.$N$3]*[.A1411]^6+[.$N$4]*[.A1411]^7+[.$N$5]*[.A1411]^8+[.$N$6]*[.A1411]^9" office:value-type="float" office:value="3.98174202330721">
            <text:p>3.9817420233</text:p>
          </table:table-cell>
          <table:table-cell table:formula="of:=[.B1411]/([.$B$2]+[.B1411])*[.$B$1]" office:value-type="float" office:value="0.688912690402904">
            <text:p>0.6889126904</text:p>
          </table:table-cell>
          <table:table-cell table:formula="of:=[.$D$5]*[.C1411]-[.$D$4]" office:value-type="float" office:value="-0.0865883462728789">
            <text:p>-0.0865883463</text:p>
          </table:table-cell>
          <table:table-cell table:formula="of:=INT([.D1411]/[.$B$1]*1024)" office:value-type="float" office:value="-18">
            <text:p>-18</text:p>
          </table:table-cell>
          <table:table-cell table:number-columns-repeated="10"/>
        </table:table-row>
        <table:table-row table:style-name="ro2">
          <table:table-cell table:formula="of:=[.A1411]+[.$D$1]" office:value-type="float" office:value="119.999999999997">
            <text:p>120</text:p>
          </table:table-cell>
          <table:table-cell table:formula="of:=[.$M$2]+[.$M$3]*[.A1412]+[.$M$4]*[.A1412]^2+[.$M$5]*[.A1412]^3+[.$M$6]*[.A1412]^4+[.$N$2]*[.A1412]^5+[.$N$3]*[.A1412]^6+[.$N$4]*[.A1412]^7+[.$N$5]*[.A1412]^8+[.$N$6]*[.A1412]^9" office:value-type="float" office:value="3.97332369332392">
            <text:p>3.9733236933</text:p>
          </table:table-cell>
          <table:table-cell table:formula="of:=[.B1412]/([.$B$2]+[.B1412])*[.$B$1]" office:value-type="float" office:value="0.68765648587075">
            <text:p>0.6876564859</text:p>
          </table:table-cell>
          <table:table-cell table:formula="of:=[.$D$5]*[.C1412]-[.$D$4]" office:value-type="float" office:value="-0.0883703066638627">
            <text:p>-0.0883703067</text:p>
          </table:table-cell>
          <table:table-cell table:formula="of:=INT([.D1412]/[.$B$1]*1024)" office:value-type="float" office:value="-19">
            <text:p>-19</text:p>
          </table:table-cell>
          <table:table-cell table:number-columns-repeated="10"/>
        </table:table-row>
        <table:table-row table:style-name="ro2">
          <table:table-cell table:formula="of:=[.A1412]+[.$D$1]" office:value-type="float" office:value="120.099999999997">
            <text:p>120.1</text:p>
          </table:table-cell>
          <table:table-cell table:formula="of:=[.$M$2]+[.$M$3]*[.A1413]+[.$M$4]*[.A1413]^2+[.$M$5]*[.A1413]^3+[.$M$6]*[.A1413]^4+[.$N$2]*[.A1413]^5+[.$N$3]*[.A1413]^6+[.$N$4]*[.A1413]^7+[.$N$5]*[.A1413]^8+[.$N$6]*[.A1413]^9" office:value-type="float" office:value="3.96490932392796">
            <text:p>3.9649093239</text:p>
          </table:table-cell>
          <table:table-cell table:formula="of:=[.B1413]/([.$B$2]+[.B1413])*[.$B$1]" office:value-type="float" office:value="0.686400140561885">
            <text:p>0.6864001406</text:p>
          </table:table-cell>
          <table:table-cell table:formula="of:=[.$D$5]*[.C1413]-[.$D$4]" office:value-type="float" office:value="-0.0901524667504505">
            <text:p>-0.0901524668</text:p>
          </table:table-cell>
          <table:table-cell table:formula="of:=INT([.D1413]/[.$B$1]*1024)" office:value-type="float" office:value="-19">
            <text:p>-19</text:p>
          </table:table-cell>
          <table:table-cell table:number-columns-repeated="10"/>
        </table:table-row>
        <table:table-row table:style-name="ro2">
          <table:table-cell table:formula="of:=[.A1413]+[.$D$1]" office:value-type="float" office:value="120.199999999997">
            <text:p>120.2</text:p>
          </table:table-cell>
          <table:table-cell table:formula="of:=[.$M$2]+[.$M$3]*[.A1414]+[.$M$4]*[.A1414]^2+[.$M$5]*[.A1414]^3+[.$M$6]*[.A1414]^4+[.$N$2]*[.A1414]^5+[.$N$3]*[.A1414]^6+[.$N$4]*[.A1414]^7+[.$N$5]*[.A1414]^8+[.$N$6]*[.A1414]^9" office:value-type="float" office:value="3.95649888907609">
            <text:p>3.9564988891</text:p>
          </table:table-cell>
          <table:table-cell table:formula="of:=[.B1414]/([.$B$2]+[.B1414])*[.$B$1]" office:value-type="float" office:value="0.685143650978333">
            <text:p>0.685143651</text:p>
          </table:table-cell>
          <table:table-cell table:formula="of:=[.$D$5]*[.C1414]-[.$D$4]" office:value-type="float" office:value="-0.0919348314946173">
            <text:p>-0.0919348315</text:p>
          </table:table-cell>
          <table:table-cell table:formula="of:=INT([.D1414]/[.$B$1]*1024)" office:value-type="float" office:value="-19">
            <text:p>-19</text:p>
          </table:table-cell>
          <table:table-cell table:number-columns-repeated="10"/>
        </table:table-row>
        <table:table-row table:style-name="ro2">
          <table:table-cell table:formula="of:=[.A1414]+[.$D$1]" office:value-type="float" office:value="120.299999999997">
            <text:p>120.3</text:p>
          </table:table-cell>
          <table:table-cell table:formula="of:=[.$M$2]+[.$M$3]*[.A1415]+[.$M$4]*[.A1415]^2+[.$M$5]*[.A1415]^3+[.$M$6]*[.A1415]^4+[.$N$2]*[.A1415]^5+[.$N$3]*[.A1415]^6+[.$N$4]*[.A1415]^7+[.$N$5]*[.A1415]^8+[.$N$6]*[.A1415]^9" office:value-type="float" office:value="3.94809236389466">
            <text:p>3.9480923639</text:p>
          </table:table-cell>
          <table:table-cell table:formula="of:=[.B1415]/([.$B$2]+[.B1415])*[.$B$1]" office:value-type="float" office:value="0.683887013788505">
            <text:p>0.6838870138</text:p>
          </table:table-cell>
          <table:table-cell table:formula="of:=[.$D$5]*[.C1415]-[.$D$4]" office:value-type="float" office:value="-0.0937174056223125">
            <text:p>-0.0937174056</text:p>
          </table:table-cell>
          <table:table-cell table:formula="of:=INT([.D1415]/[.$B$1]*1024)" office:value-type="float" office:value="-20">
            <text:p>-20</text:p>
          </table:table-cell>
          <table:table-cell table:number-columns-repeated="10"/>
        </table:table-row>
        <table:table-row table:style-name="ro2">
          <table:table-cell table:formula="of:=[.A1415]+[.$D$1]" office:value-type="float" office:value="120.399999999997">
            <text:p>120.4</text:p>
          </table:table-cell>
          <table:table-cell table:formula="of:=[.$M$2]+[.$M$3]*[.A1416]+[.$M$4]*[.A1416]^2+[.$M$5]*[.A1416]^3+[.$M$6]*[.A1416]^4+[.$N$2]*[.A1416]^5+[.$N$3]*[.A1416]^6+[.$N$4]*[.A1416]^7+[.$N$5]*[.A1416]^8+[.$N$6]*[.A1416]^9" office:value-type="float" office:value="3.93968972467515">
            <text:p>3.9396897247</text:p>
          </table:table-cell>
          <table:table-cell table:formula="of:=[.B1416]/([.$B$2]+[.B1416])*[.$B$1]" office:value-type="float" office:value="0.682630225827037">
            <text:p>0.6826302258</text:p>
          </table:table-cell>
          <table:table-cell table:formula="of:=[.$D$5]*[.C1416]-[.$D$4]" office:value-type="float" office:value="-0.0955001936236905">
            <text:p>-0.0955001936</text:p>
          </table:table-cell>
          <table:table-cell table:formula="of:=INT([.D1416]/[.$B$1]*1024)" office:value-type="float" office:value="-20">
            <text:p>-20</text:p>
          </table:table-cell>
          <table:table-cell table:number-columns-repeated="10"/>
        </table:table-row>
        <table:table-row table:style-name="ro2">
          <table:table-cell table:formula="of:=[.A1416]+[.$D$1]" office:value-type="float" office:value="120.499999999997">
            <text:p>120.5</text:p>
          </table:table-cell>
          <table:table-cell table:formula="of:=[.$M$2]+[.$M$3]*[.A1417]+[.$M$4]*[.A1417]^2+[.$M$5]*[.A1417]^3+[.$M$6]*[.A1417]^4+[.$N$2]*[.A1417]^5+[.$N$3]*[.A1417]^6+[.$N$4]*[.A1417]^7+[.$N$5]*[.A1417]^8+[.$N$6]*[.A1417]^9" office:value-type="float" office:value="3.93129094887539">
            <text:p>3.9312909489</text:p>
          </table:table-cell>
          <table:table-cell table:formula="of:=[.B1417]/([.$B$2]+[.B1417])*[.$B$1]" office:value-type="float" office:value="0.681373284095473">
            <text:p>0.6813732841</text:p>
          </table:table-cell>
          <table:table-cell table:formula="of:=[.$D$5]*[.C1417]-[.$D$4]" office:value-type="float" office:value="-0.0972831997521445">
            <text:p>-0.0972831998</text:p>
          </table:table-cell>
          <table:table-cell table:formula="of:=INT([.D1417]/[.$B$1]*1024)" office:value-type="float" office:value="-20">
            <text:p>-20</text:p>
          </table:table-cell>
          <table:table-cell table:number-columns-repeated="10"/>
        </table:table-row>
        <table:table-row table:style-name="ro2">
          <table:table-cell table:formula="of:=[.A1417]+[.$D$1]" office:value-type="float" office:value="120.599999999997">
            <text:p>120.6</text:p>
          </table:table-cell>
          <table:table-cell table:formula="of:=[.$M$2]+[.$M$3]*[.A1418]+[.$M$4]*[.A1418]^2+[.$M$5]*[.A1418]^3+[.$M$6]*[.A1418]^4+[.$N$2]*[.A1418]^5+[.$N$3]*[.A1418]^6+[.$N$4]*[.A1418]^7+[.$N$5]*[.A1418]^8+[.$N$6]*[.A1418]^9" office:value-type="float" office:value="3.92289601511519">
            <text:p>3.9228960151</text:p>
          </table:table-cell>
          <table:table-cell table:formula="of:=[.B1418]/([.$B$2]+[.B1418])*[.$B$1]" office:value-type="float" office:value="0.680116185762107">
            <text:p>0.6801161858</text:p>
          </table:table-cell>
          <table:table-cell table:formula="of:=[.$D$5]*[.C1418]-[.$D$4]" office:value-type="float" office:value="-0.0990664280245255">
            <text:p>-0.099066428</text:p>
          </table:table-cell>
          <table:table-cell table:formula="of:=INT([.D1418]/[.$B$1]*1024)" office:value-type="float" office:value="-21">
            <text:p>-21</text:p>
          </table:table-cell>
          <table:table-cell table:number-columns-repeated="10"/>
        </table:table-row>
        <table:table-row table:style-name="ro2">
          <table:table-cell table:formula="of:=[.A1418]+[.$D$1]" office:value-type="float" office:value="120.699999999997">
            <text:p>120.7</text:p>
          </table:table-cell>
          <table:table-cell table:formula="of:=[.$M$2]+[.$M$3]*[.A1419]+[.$M$4]*[.A1419]^2+[.$M$5]*[.A1419]^3+[.$M$6]*[.A1419]^4+[.$N$2]*[.A1419]^5+[.$N$3]*[.A1419]^6+[.$N$4]*[.A1419]^7+[.$N$5]*[.A1419]^8+[.$N$6]*[.A1419]^9" office:value-type="float" office:value="3.91450490317766">
            <text:p>3.9145049032</text:p>
          </table:table-cell>
          <table:table-cell table:formula="of:=[.B1419]/([.$B$2]+[.B1419])*[.$B$1]" office:value-type="float" office:value="0.678858928162682">
            <text:p>0.6788589282</text:p>
          </table:table-cell>
          <table:table-cell table:formula="of:=[.$D$5]*[.C1419]-[.$D$4]" office:value-type="float" office:value="-0.100849882220155">
            <text:p>-0.1008498822</text:p>
          </table:table-cell>
          <table:table-cell table:formula="of:=INT([.D1419]/[.$B$1]*1024)" office:value-type="float" office:value="-21">
            <text:p>-21</text:p>
          </table:table-cell>
          <table:table-cell table:number-columns-repeated="10"/>
        </table:table-row>
        <table:table-row table:style-name="ro2">
          <table:table-cell table:formula="of:=[.A1419]+[.$D$1]" office:value-type="float" office:value="120.799999999997">
            <text:p>120.8</text:p>
          </table:table-cell>
          <table:table-cell table:formula="of:=[.$M$2]+[.$M$3]*[.A1420]+[.$M$4]*[.A1420]^2+[.$M$5]*[.A1420]^3+[.$M$6]*[.A1420]^4+[.$N$2]*[.A1420]^5+[.$N$3]*[.A1420]^6+[.$N$4]*[.A1420]^7+[.$N$5]*[.A1420]^8+[.$N$6]*[.A1420]^9" office:value-type="float" office:value="3.906117594005">
            <text:p>3.906117594</text:p>
          </table:table-cell>
          <table:table-cell table:formula="of:=[.B1420]/([.$B$2]+[.B1420])*[.$B$1]" office:value-type="float" office:value="0.677601508800256">
            <text:p>0.6776015088</text:p>
          </table:table-cell>
          <table:table-cell table:formula="of:=[.$D$5]*[.C1420]-[.$D$4]" office:value-type="float" office:value="-0.102633565881014">
            <text:p>-0.1026335659</text:p>
          </table:table-cell>
          <table:table-cell table:formula="of:=INT([.D1420]/[.$B$1]*1024)" office:value-type="float" office:value="-22">
            <text:p>-22</text:p>
          </table:table-cell>
          <table:table-cell table:number-columns-repeated="10"/>
        </table:table-row>
        <table:table-row table:style-name="ro2">
          <table:table-cell table:formula="of:=[.A1420]+[.$D$1]" office:value-type="float" office:value="120.899999999997">
            <text:p>120.9</text:p>
          </table:table-cell>
          <table:table-cell table:formula="of:=[.$M$2]+[.$M$3]*[.A1421]+[.$M$4]*[.A1421]^2+[.$M$5]*[.A1421]^3+[.$M$6]*[.A1421]^4+[.$N$2]*[.A1421]^5+[.$N$3]*[.A1421]^6+[.$N$4]*[.A1421]^7+[.$N$5]*[.A1421]^8+[.$N$6]*[.A1421]^9" office:value-type="float" office:value="3.8977340697019">
            <text:p>3.8977340697</text:p>
          </table:table-cell>
          <table:table-cell table:formula="of:=[.B1421]/([.$B$2]+[.B1421])*[.$B$1]" office:value-type="float" office:value="0.676343925346215">
            <text:p>0.6763439253</text:p>
          </table:table-cell>
          <table:table-cell table:formula="of:=[.$D$5]*[.C1421]-[.$D$4]" office:value-type="float" office:value="-0.104417482310304">
            <text:p>-0.1044174823</text:p>
          </table:table-cell>
          <table:table-cell table:formula="of:=INT([.D1421]/[.$B$1]*1024)" office:value-type="float" office:value="-22">
            <text:p>-22</text:p>
          </table:table-cell>
          <table:table-cell table:number-columns-repeated="10"/>
        </table:table-row>
        <table:table-row table:style-name="ro2">
          <table:table-cell table:formula="of:=[.A1421]+[.$D$1]" office:value-type="float" office:value="120.999999999997">
            <text:p>121</text:p>
          </table:table-cell>
          <table:table-cell table:formula="of:=[.$M$2]+[.$M$3]*[.A1422]+[.$M$4]*[.A1422]^2+[.$M$5]*[.A1422]^3+[.$M$6]*[.A1422]^4+[.$N$2]*[.A1422]^5+[.$N$3]*[.A1422]^6+[.$N$4]*[.A1422]^7+[.$N$5]*[.A1422]^8+[.$N$6]*[.A1422]^9" office:value-type="float" office:value="3.88935431352878">
            <text:p>3.8893543135</text:p>
          </table:table-cell>
          <table:table-cell table:formula="of:=[.B1422]/([.$B$2]+[.B1422])*[.$B$1]" office:value-type="float" office:value="0.675086175639755">
            <text:p>0.6750861756</text:p>
          </table:table-cell>
          <table:table-cell table:formula="of:=[.$D$5]*[.C1422]-[.$D$4]" office:value-type="float" office:value="-0.106201634573183">
            <text:p>-0.1062016346</text:p>
          </table:table-cell>
          <table:table-cell table:formula="of:=INT([.D1422]/[.$B$1]*1024)" office:value-type="float" office:value="-22">
            <text:p>-22</text:p>
          </table:table-cell>
          <table:table-cell table:number-columns-repeated="10"/>
        </table:table-row>
        <table:table-row table:style-name="ro2">
          <table:table-cell table:formula="of:=[.A1422]+[.$D$1]" office:value-type="float" office:value="121.099999999997">
            <text:p>121.1</text:p>
          </table:table-cell>
          <table:table-cell table:formula="of:=[.$M$2]+[.$M$3]*[.A1423]+[.$M$4]*[.A1423]^2+[.$M$5]*[.A1423]^3+[.$M$6]*[.A1423]^4+[.$N$2]*[.A1423]^5+[.$N$3]*[.A1423]^6+[.$N$4]*[.A1423]^7+[.$N$5]*[.A1423]^8+[.$N$6]*[.A1423]^9" office:value-type="float" office:value="3.88097830990294">
            <text:p>3.8809783099</text:p>
          </table:table-cell>
          <table:table-cell table:formula="of:=[.B1423]/([.$B$2]+[.B1423])*[.$B$1]" office:value-type="float" office:value="0.673828257688556">
            <text:p>0.6738282577</text:p>
          </table:table-cell>
          <table:table-cell table:formula="of:=[.$D$5]*[.C1423]-[.$D$4]" office:value-type="float" office:value="-0.107986025495816">
            <text:p>-0.1079860255</text:p>
          </table:table-cell>
          <table:table-cell table:formula="of:=INT([.D1423]/[.$B$1]*1024)" office:value-type="float" office:value="-23">
            <text:p>-23</text:p>
          </table:table-cell>
          <table:table-cell table:number-columns-repeated="10"/>
        </table:table-row>
        <table:table-row table:style-name="ro2">
          <table:table-cell table:formula="of:=[.A1423]+[.$D$1]" office:value-type="float" office:value="121.199999999997">
            <text:p>121.2</text:p>
          </table:table-cell>
          <table:table-cell table:formula="of:=[.$M$2]+[.$M$3]*[.A1424]+[.$M$4]*[.A1424]^2+[.$M$5]*[.A1424]^3+[.$M$6]*[.A1424]^4+[.$N$2]*[.A1424]^5+[.$N$3]*[.A1424]^6+[.$N$4]*[.A1424]^7+[.$N$5]*[.A1424]^8+[.$N$6]*[.A1424]^9" office:value-type="float" office:value="3.87260604439781">
            <text:p>3.8726060444</text:p>
          </table:table-cell>
          <table:table-cell table:formula="of:=[.B1424]/([.$B$2]+[.B1424])*[.$B$1]" office:value-type="float" office:value="0.672570169669165">
            <text:p>0.6725701697</text:p>
          </table:table-cell>
          <table:table-cell table:formula="of:=[.$D$5]*[.C1424]-[.$D$4]" office:value-type="float" office:value="-0.109770657664815">
            <text:p>-0.1097706577</text:p>
          </table:table-cell>
          <table:table-cell table:formula="of:=INT([.D1424]/[.$B$1]*1024)" office:value-type="float" office:value="-23">
            <text:p>-23</text:p>
          </table:table-cell>
          <table:table-cell table:number-columns-repeated="10"/>
        </table:table-row>
        <table:table-row table:style-name="ro2">
          <table:table-cell table:formula="of:=[.A1424]+[.$D$1]" office:value-type="float" office:value="121.299999999997">
            <text:p>121.3</text:p>
          </table:table-cell>
          <table:table-cell table:formula="of:=[.$M$2]+[.$M$3]*[.A1425]+[.$M$4]*[.A1425]^2+[.$M$5]*[.A1425]^3+[.$M$6]*[.A1425]^4+[.$N$2]*[.A1425]^5+[.$N$3]*[.A1425]^6+[.$N$4]*[.A1425]^7+[.$N$5]*[.A1425]^8+[.$N$6]*[.A1425]^9" office:value-type="float" office:value="3.86423750373737">
            <text:p>3.8642375037</text:p>
          </table:table-cell>
          <table:table-cell table:formula="of:=[.B1425]/([.$B$2]+[.B1425])*[.$B$1]" office:value-type="float" office:value="0.671311909926664">
            <text:p>0.6713119099</text:p>
          </table:table-cell>
          <table:table-cell table:formula="of:=[.$D$5]*[.C1425]-[.$D$4]" office:value-type="float" office:value="-0.111555533427732">
            <text:p>-0.1115555334</text:p>
          </table:table-cell>
          <table:table-cell table:formula="of:=INT([.D1425]/[.$B$1]*1024)" office:value-type="float" office:value="-23">
            <text:p>-23</text:p>
          </table:table-cell>
          <table:table-cell table:number-columns-repeated="10"/>
        </table:table-row>
        <table:table-row table:style-name="ro2">
          <table:table-cell table:formula="of:=[.A1425]+[.$D$1]" office:value-type="float" office:value="121.399999999997">
            <text:p>121.4</text:p>
          </table:table-cell>
          <table:table-cell table:formula="of:=[.$M$2]+[.$M$3]*[.A1426]+[.$M$4]*[.A1426]^2+[.$M$5]*[.A1426]^3+[.$M$6]*[.A1426]^4+[.$N$2]*[.A1426]^5+[.$N$3]*[.A1426]^6+[.$N$4]*[.A1426]^7+[.$N$5]*[.A1426]^8+[.$N$6]*[.A1426]^9" office:value-type="float" office:value="3.85587267580036">
            <text:p>3.8558726758</text:p>
          </table:table-cell>
          <table:table-cell table:formula="of:=[.B1426]/([.$B$2]+[.B1426])*[.$B$1]" office:value-type="float" office:value="0.670053476975792">
            <text:p>0.670053477</text:p>
          </table:table-cell>
          <table:table-cell table:formula="of:=[.$D$5]*[.C1426]-[.$D$4]" office:value-type="float" office:value="-0.113340654891445">
            <text:p>-0.1133406549</text:p>
          </table:table-cell>
          <table:table-cell table:formula="of:=INT([.D1426]/[.$B$1]*1024)" office:value-type="float" office:value="-24">
            <text:p>-24</text:p>
          </table:table-cell>
          <table:table-cell table:number-columns-repeated="10"/>
        </table:table-row>
        <table:table-row table:style-name="ro2">
          <table:table-cell table:formula="of:=[.A1426]+[.$D$1]" office:value-type="float" office:value="121.499999999997">
            <text:p>121.5</text:p>
          </table:table-cell>
          <table:table-cell table:formula="of:=[.$M$2]+[.$M$3]*[.A1427]+[.$M$4]*[.A1427]^2+[.$M$5]*[.A1427]^3+[.$M$6]*[.A1427]^4+[.$N$2]*[.A1427]^5+[.$N$3]*[.A1427]^6+[.$N$4]*[.A1427]^7+[.$N$5]*[.A1427]^8+[.$N$6]*[.A1427]^9" office:value-type="float" office:value="3.84751154961273">
            <text:p>3.8475115496</text:p>
          </table:table-cell>
          <table:table-cell table:formula="of:=[.B1427]/([.$B$2]+[.B1427])*[.$B$1]" office:value-type="float" office:value="0.668794869500319">
            <text:p>0.6687948695</text:p>
          </table:table-cell>
          <table:table-cell table:formula="of:=[.$D$5]*[.C1427]-[.$D$4]" office:value-type="float" office:value="-0.115126023923066">
            <text:p>-0.1151260239</text:p>
          </table:table-cell>
          <table:table-cell table:formula="of:=INT([.D1427]/[.$B$1]*1024)" office:value-type="float" office:value="-24">
            <text:p>-24</text:p>
          </table:table-cell>
          <table:table-cell table:number-columns-repeated="10"/>
        </table:table-row>
        <table:table-row table:style-name="ro2">
          <table:table-cell table:formula="of:=[.A1427]+[.$D$1]" office:value-type="float" office:value="121.599999999997">
            <text:p>121.6</text:p>
          </table:table-cell>
          <table:table-cell table:formula="of:=[.$M$2]+[.$M$3]*[.A1428]+[.$M$4]*[.A1428]^2+[.$M$5]*[.A1428]^3+[.$M$6]*[.A1428]^4+[.$N$2]*[.A1428]^5+[.$N$3]*[.A1428]^6+[.$N$4]*[.A1428]^7+[.$N$5]*[.A1428]^8+[.$N$6]*[.A1428]^9" office:value-type="float" office:value="3.83915411535095">
            <text:p>3.8391541154</text:p>
          </table:table-cell>
          <table:table-cell table:formula="of:=[.B1428]/([.$B$2]+[.B1428])*[.$B$1]" office:value-type="float" office:value="0.667536086354031">
            <text:p>0.6675360864</text:p>
          </table:table-cell>
          <table:table-cell table:formula="of:=[.$D$5]*[.C1428]-[.$D$4]" office:value-type="float" office:value="-0.116911642148528">
            <text:p>-0.1169116421</text:p>
          </table:table-cell>
          <table:table-cell table:formula="of:=INT([.D1428]/[.$B$1]*1024)" office:value-type="float" office:value="-24">
            <text:p>-24</text:p>
          </table:table-cell>
          <table:table-cell table:number-columns-repeated="10"/>
        </table:table-row>
        <table:table-row table:style-name="ro2">
          <table:table-cell table:formula="of:=[.A1428]+[.$D$1]" office:value-type="float" office:value="121.699999999997">
            <text:p>121.7</text:p>
          </table:table-cell>
          <table:table-cell table:formula="of:=[.$M$2]+[.$M$3]*[.A1429]+[.$M$4]*[.A1429]^2+[.$M$5]*[.A1429]^3+[.$M$6]*[.A1429]^4+[.$N$2]*[.A1429]^5+[.$N$3]*[.A1429]^6+[.$N$4]*[.A1429]^7+[.$N$5]*[.A1429]^8+[.$N$6]*[.A1429]^9" office:value-type="float" office:value="3.83080036433572">
            <text:p>3.8308003643</text:p>
          </table:table-cell>
          <table:table-cell table:formula="of:=[.B1429]/([.$B$2]+[.B1429])*[.$B$1]" office:value-type="float" office:value="0.666277126560294">
            <text:p>0.6662771266</text:p>
          </table:table-cell>
          <table:table-cell table:formula="of:=[.$D$5]*[.C1429]-[.$D$4]" office:value-type="float" office:value="-0.118697510953216">
            <text:p>-0.118697511</text:p>
          </table:table-cell>
          <table:table-cell table:formula="of:=INT([.D1429]/[.$B$1]*1024)" office:value-type="float" office:value="-25">
            <text:p>-25</text:p>
          </table:table-cell>
          <table:table-cell table:number-columns-repeated="10"/>
        </table:table-row>
        <table:table-row table:style-name="ro2">
          <table:table-cell table:formula="of:=[.A1429]+[.$D$1]" office:value-type="float" office:value="121.799999999997">
            <text:p>121.8</text:p>
          </table:table-cell>
          <table:table-cell table:formula="of:=[.$M$2]+[.$M$3]*[.A1430]+[.$M$4]*[.A1430]^2+[.$M$5]*[.A1430]^3+[.$M$6]*[.A1430]^4+[.$N$2]*[.A1430]^5+[.$N$3]*[.A1430]^6+[.$N$4]*[.A1430]^7+[.$N$5]*[.A1430]^8+[.$N$6]*[.A1430]^9" office:value-type="float" office:value="3.82245028903256">
            <text:p>3.822450289</text:p>
          </table:table-cell>
          <table:table-cell table:formula="of:=[.B1430]/([.$B$2]+[.B1430])*[.$B$1]" office:value-type="float" office:value="0.665017989312633">
            <text:p>0.6650179893</text:p>
          </table:table-cell>
          <table:table-cell table:formula="of:=[.$D$5]*[.C1430]-[.$D$4]" office:value-type="float" office:value="-0.120483631481134">
            <text:p>-0.1204836315</text:p>
          </table:table-cell>
          <table:table-cell table:formula="of:=INT([.D1430]/[.$B$1]*1024)" office:value-type="float" office:value="-25">
            <text:p>-25</text:p>
          </table:table-cell>
          <table:table-cell table:number-columns-repeated="10"/>
        </table:table-row>
        <table:table-row table:style-name="ro2">
          <table:table-cell table:formula="of:=[.A1430]+[.$D$1]" office:value-type="float" office:value="121.899999999997">
            <text:p>121.9</text:p>
          </table:table-cell>
          <table:table-cell table:formula="of:=[.$M$2]+[.$M$3]*[.A1431]+[.$M$4]*[.A1431]^2+[.$M$5]*[.A1431]^3+[.$M$6]*[.A1431]^4+[.$N$2]*[.A1431]^5+[.$N$3]*[.A1431]^6+[.$N$4]*[.A1431]^7+[.$N$5]*[.A1431]^8+[.$N$6]*[.A1431]^9" office:value-type="float" office:value="3.8141038830492">
            <text:p>3.814103883</text:p>
          </table:table-cell>
          <table:table-cell table:formula="of:=[.B1431]/([.$B$2]+[.B1431])*[.$B$1]" office:value-type="float" office:value="0.663758673974836">
            <text:p>0.663758674</text:p>
          </table:table-cell>
          <table:table-cell table:formula="of:=[.$D$5]*[.C1431]-[.$D$4]" office:value-type="float" office:value="-0.122270004634768">
            <text:p>-0.1222700046</text:p>
          </table:table-cell>
          <table:table-cell table:formula="of:=INT([.D1431]/[.$B$1]*1024)" office:value-type="float" office:value="-26">
            <text:p>-26</text:p>
          </table:table-cell>
          <table:table-cell table:number-columns-repeated="10"/>
        </table:table-row>
        <table:table-row table:style-name="ro2">
          <table:table-cell table:formula="of:=[.A1431]+[.$D$1]" office:value-type="float" office:value="121.999999999997">
            <text:p>122</text:p>
          </table:table-cell>
          <table:table-cell table:formula="of:=[.$M$2]+[.$M$3]*[.A1432]+[.$M$4]*[.A1432]^2+[.$M$5]*[.A1432]^3+[.$M$6]*[.A1432]^4+[.$N$2]*[.A1432]^5+[.$N$3]*[.A1432]^6+[.$N$4]*[.A1432]^7+[.$N$5]*[.A1432]^8+[.$N$6]*[.A1432]^9" office:value-type="float" office:value="3.80576114113461">
            <text:p>3.8057611411</text:p>
          </table:table-cell>
          <table:table-cell table:formula="of:=[.B1432]/([.$B$2]+[.B1432])*[.$B$1]" office:value-type="float" office:value="0.662499180081312">
            <text:p>0.6624991801</text:p>
          </table:table-cell>
          <table:table-cell table:formula="of:=[.$D$5]*[.C1432]-[.$D$4]" office:value-type="float" office:value="-0.12405663107457">
            <text:p>-0.1240566311</text:p>
          </table:table-cell>
          <table:table-cell table:formula="of:=INT([.D1432]/[.$B$1]*1024)" office:value-type="float" office:value="-26">
            <text:p>-26</text:p>
          </table:table-cell>
          <table:table-cell table:number-columns-repeated="10"/>
        </table:table-row>
        <table:table-row table:style-name="ro2">
          <table:table-cell table:formula="of:=[.A1432]+[.$D$1]" office:value-type="float" office:value="122.099999999997">
            <text:p>122.1</text:p>
          </table:table-cell>
          <table:table-cell table:formula="of:=[.$M$2]+[.$M$3]*[.A1433]+[.$M$4]*[.A1433]^2+[.$M$5]*[.A1433]^3+[.$M$6]*[.A1433]^4+[.$N$2]*[.A1433]^5+[.$N$3]*[.A1433]^6+[.$N$4]*[.A1433]^7+[.$N$5]*[.A1433]^8+[.$N$6]*[.A1433]^9" office:value-type="float" office:value="3.79742205917606">
            <text:p>3.7974220592</text:p>
          </table:table-cell>
          <table:table-cell table:formula="of:=[.B1433]/([.$B$2]+[.B1433])*[.$B$1]" office:value-type="float" office:value="0.66123950733714">
            <text:p>0.6612395073</text:p>
          </table:table-cell>
          <table:table-cell table:formula="of:=[.$D$5]*[.C1433]-[.$D$4]" office:value-type="float" office:value="-0.125843511218894">
            <text:p>-0.1258435112</text:p>
          </table:table-cell>
          <table:table-cell table:formula="of:=INT([.D1433]/[.$B$1]*1024)" office:value-type="float" office:value="-26">
            <text:p>-26</text:p>
          </table:table-cell>
          <table:table-cell table:number-columns-repeated="10"/>
        </table:table-row>
        <table:table-row table:style-name="ro2">
          <table:table-cell table:formula="of:=[.A1433]+[.$D$1]" office:value-type="float" office:value="122.199999999997">
            <text:p>122.2</text:p>
          </table:table-cell>
          <table:table-cell table:formula="of:=[.$M$2]+[.$M$3]*[.A1434]+[.$M$4]*[.A1434]^2+[.$M$5]*[.A1434]^3+[.$M$6]*[.A1434]^4+[.$N$2]*[.A1434]^5+[.$N$3]*[.A1434]^6+[.$N$4]*[.A1434]^7+[.$N$5]*[.A1434]^8+[.$N$6]*[.A1434]^9" office:value-type="float" office:value="3.78908663419574">
            <text:p>3.7890866342</text:p>
          </table:table-cell>
          <table:table-cell table:formula="of:=[.B1434]/([.$B$2]+[.B1434])*[.$B$1]" office:value-type="float" office:value="0.65997965561806">
            <text:p>0.6599796556</text:p>
          </table:table-cell>
          <table:table-cell table:formula="of:=[.$D$5]*[.C1434]-[.$D$4]" office:value-type="float" office:value="-0.127630645244007">
            <text:p>-0.1276306452</text:p>
          </table:table-cell>
          <table:table-cell table:formula="of:=INT([.D1434]/[.$B$1]*1024)" office:value-type="float" office:value="-27">
            <text:p>-27</text:p>
          </table:table-cell>
          <table:table-cell table:number-columns-repeated="10"/>
        </table:table-row>
        <table:table-row table:style-name="ro2">
          <table:table-cell table:formula="of:=[.A1434]+[.$D$1]" office:value-type="float" office:value="122.299999999997">
            <text:p>122.3</text:p>
          </table:table-cell>
          <table:table-cell table:formula="of:=[.$M$2]+[.$M$3]*[.A1435]+[.$M$4]*[.A1435]^2+[.$M$5]*[.A1435]^3+[.$M$6]*[.A1435]^4+[.$N$2]*[.A1435]^5+[.$N$3]*[.A1435]^6+[.$N$4]*[.A1435]^7+[.$N$5]*[.A1435]^8+[.$N$6]*[.A1435]^9" office:value-type="float" office:value="3.78075486435019">
            <text:p>3.7807548644</text:p>
          </table:table-cell>
          <table:table-cell table:formula="of:=[.B1435]/([.$B$2]+[.B1435])*[.$B$1]" office:value-type="float" office:value="0.658719624970878">
            <text:p>0.658719625</text:p>
          </table:table-cell>
          <table:table-cell table:formula="of:=[.$D$5]*[.C1435]-[.$D$4]" office:value-type="float" office:value="-0.129418033083514">
            <text:p>-0.1294180331</text:p>
          </table:table-cell>
          <table:table-cell table:formula="of:=INT([.D1435]/[.$B$1]*1024)" office:value-type="float" office:value="-27">
            <text:p>-27</text:p>
          </table:table-cell>
          <table:table-cell table:number-columns-repeated="10"/>
        </table:table-row>
        <table:table-row table:style-name="ro2">
          <table:table-cell table:formula="of:=[.A1435]+[.$D$1]" office:value-type="float" office:value="122.399999999997">
            <text:p>122.4</text:p>
          </table:table-cell>
          <table:table-cell table:formula="of:=[.$M$2]+[.$M$3]*[.A1436]+[.$M$4]*[.A1436]^2+[.$M$5]*[.A1436]^3+[.$M$6]*[.A1436]^4+[.$N$2]*[.A1436]^5+[.$N$3]*[.A1436]^6+[.$N$4]*[.A1436]^7+[.$N$5]*[.A1436]^8+[.$N$6]*[.A1436]^9" office:value-type="float" office:value="3.77242674892803">
            <text:p>3.7724267489</text:p>
          </table:table-cell>
          <table:table-cell table:formula="of:=[.B1436]/([.$B$2]+[.B1436])*[.$B$1]" office:value-type="float" office:value="0.657459415613625">
            <text:p>0.6574594156</text:p>
          </table:table-cell>
          <table:table-cell table:formula="of:=[.$D$5]*[.C1436]-[.$D$4]" office:value-type="float" office:value="-0.131205674428128">
            <text:p>-0.1312056744</text:p>
          </table:table-cell>
          <table:table-cell table:formula="of:=INT([.D1436]/[.$B$1]*1024)" office:value-type="float" office:value="-27">
            <text:p>-27</text:p>
          </table:table-cell>
          <table:table-cell table:number-columns-repeated="10"/>
        </table:table-row>
        <table:table-row table:style-name="ro2">
          <table:table-cell table:formula="of:=[.A1436]+[.$D$1]" office:value-type="float" office:value="122.499999999997">
            <text:p>122.5</text:p>
          </table:table-cell>
          <table:table-cell table:formula="of:=[.$M$2]+[.$M$3]*[.A1437]+[.$M$4]*[.A1437]^2+[.$M$5]*[.A1437]^3+[.$M$6]*[.A1437]^4+[.$N$2]*[.A1437]^5+[.$N$3]*[.A1437]^6+[.$N$4]*[.A1437]^7+[.$N$5]*[.A1437]^8+[.$N$6]*[.A1437]^9" office:value-type="float" office:value="3.76410228834905">
            <text:p>3.7641022883</text:p>
          </table:table-cell>
          <table:table-cell table:formula="of:=[.B1437]/([.$B$2]+[.B1437])*[.$B$1]" office:value-type="float" office:value="0.656199027935917">
            <text:p>0.6561990279</text:p>
          </table:table-cell>
          <table:table-cell table:formula="of:=[.$D$5]*[.C1437]-[.$D$4]" office:value-type="float" office:value="-0.132993568725174">
            <text:p>-0.1329935687</text:p>
          </table:table-cell>
          <table:table-cell table:formula="of:=INT([.D1437]/[.$B$1]*1024)" office:value-type="float" office:value="-28">
            <text:p>-28</text:p>
          </table:table-cell>
          <table:table-cell table:number-columns-repeated="10"/>
        </table:table-row>
        <table:table-row table:style-name="ro2">
          <table:table-cell table:formula="of:=[.A1437]+[.$D$1]" office:value-type="float" office:value="122.599999999997">
            <text:p>122.6</text:p>
          </table:table-cell>
          <table:table-cell table:formula="of:=[.$M$2]+[.$M$3]*[.A1438]+[.$M$4]*[.A1438]^2+[.$M$5]*[.A1438]^3+[.$M$6]*[.A1438]^4+[.$N$2]*[.A1438]^5+[.$N$3]*[.A1438]^6+[.$N$4]*[.A1438]^7+[.$N$5]*[.A1438]^8+[.$N$6]*[.A1438]^9" office:value-type="float" office:value="3.75578148415667">
            <text:p>3.7557814842</text:p>
          </table:table-cell>
          <table:table-cell table:formula="of:=[.B1438]/([.$B$2]+[.B1438])*[.$B$1]" office:value-type="float" office:value="0.654938462498302">
            <text:p>0.6549384625</text:p>
          </table:table-cell>
          <table:table-cell table:formula="of:=[.$D$5]*[.C1438]-[.$D$4]" office:value-type="float" office:value="-0.134781715179494">
            <text:p>-0.1347817152</text:p>
          </table:table-cell>
          <table:table-cell table:formula="of:=INT([.D1438]/[.$B$1]*1024)" office:value-type="float" office:value="-28">
            <text:p>-28</text:p>
          </table:table-cell>
          <table:table-cell table:number-columns-repeated="10"/>
        </table:table-row>
        <table:table-row table:style-name="ro2">
          <table:table-cell table:formula="of:=[.A1438]+[.$D$1]" office:value-type="float" office:value="122.699999999997">
            <text:p>122.7</text:p>
          </table:table-cell>
          <table:table-cell table:formula="of:=[.$M$2]+[.$M$3]*[.A1439]+[.$M$4]*[.A1439]^2+[.$M$5]*[.A1439]^3+[.$M$6]*[.A1439]^4+[.$N$2]*[.A1439]^5+[.$N$3]*[.A1439]^6+[.$N$4]*[.A1439]^7+[.$N$5]*[.A1439]^8+[.$N$6]*[.A1439]^9" office:value-type="float" office:value="3.74746433902234">
            <text:p>3.747464339</text:p>
          </table:table-cell>
          <table:table-cell table:formula="of:=[.B1439]/([.$B$2]+[.B1439])*[.$B$1]" office:value-type="float" office:value="0.653677720033431">
            <text:p>0.65367772</text:p>
          </table:table-cell>
          <table:table-cell table:formula="of:=[.$D$5]*[.C1439]-[.$D$4]" office:value-type="float" office:value="-0.136570112751807">
            <text:p>-0.1365701128</text:p>
          </table:table-cell>
          <table:table-cell table:formula="of:=INT([.D1439]/[.$B$1]*1024)" office:value-type="float" office:value="-28">
            <text:p>-28</text:p>
          </table:table-cell>
          <table:table-cell table:number-columns-repeated="10"/>
        </table:table-row>
        <table:table-row table:style-name="ro2">
          <table:table-cell table:formula="of:=[.A1439]+[.$D$1]" office:value-type="float" office:value="122.799999999997">
            <text:p>122.8</text:p>
          </table:table-cell>
          <table:table-cell table:formula="of:=[.$M$2]+[.$M$3]*[.A1440]+[.$M$4]*[.A1440]^2+[.$M$5]*[.A1440]^3+[.$M$6]*[.A1440]^4+[.$N$2]*[.A1440]^5+[.$N$3]*[.A1440]^6+[.$N$4]*[.A1440]^7+[.$N$5]*[.A1440]^8+[.$N$6]*[.A1440]^9" office:value-type="float" office:value="3.73915085673897">
            <text:p>3.7391508567</text:p>
          </table:table-cell>
          <table:table-cell table:formula="of:=[.B1440]/([.$B$2]+[.B1440])*[.$B$1]" office:value-type="float" office:value="0.652416801445552">
            <text:p>0.6524168014</text:p>
          </table:table-cell>
          <table:table-cell table:formula="of:=[.$D$5]*[.C1440]-[.$D$4]" office:value-type="float" office:value="-0.138358760159409">
            <text:p>-0.1383587602</text:p>
          </table:table-cell>
          <table:table-cell table:formula="of:=INT([.D1440]/[.$B$1]*1024)" office:value-type="float" office:value="-29">
            <text:p>-29</text:p>
          </table:table-cell>
          <table:table-cell table:number-columns-repeated="10"/>
        </table:table-row>
        <table:table-row table:style-name="ro2">
          <table:table-cell table:formula="of:=[.A1440]+[.$D$1]" office:value-type="float" office:value="122.899999999997">
            <text:p>122.9</text:p>
          </table:table-cell>
          <table:table-cell table:formula="of:=[.$M$2]+[.$M$3]*[.A1441]+[.$M$4]*[.A1441]^2+[.$M$5]*[.A1441]^3+[.$M$6]*[.A1441]^4+[.$N$2]*[.A1441]^5+[.$N$3]*[.A1441]^6+[.$N$4]*[.A1441]^7+[.$N$5]*[.A1441]^8+[.$N$6]*[.A1441]^9" office:value-type="float" office:value="3.73084104221894">
            <text:p>3.7308410422</text:p>
          </table:table-cell>
          <table:table-cell table:formula="of:=[.B1441]/([.$B$2]+[.B1441])*[.$B$1]" office:value-type="float" office:value="0.651155707810707">
            <text:p>0.6511557078</text:p>
          </table:table-cell>
          <table:table-cell table:formula="of:=[.$D$5]*[.C1441]-[.$D$4]" office:value-type="float" office:value="-0.140147655875907">
            <text:p>-0.1401476559</text:p>
          </table:table-cell>
          <table:table-cell table:formula="of:=INT([.D1441]/[.$B$1]*1024)" office:value-type="float" office:value="-29">
            <text:p>-29</text:p>
          </table:table-cell>
          <table:table-cell table:number-columns-repeated="10"/>
        </table:table-row>
        <table:table-row table:style-name="ro2">
          <table:table-cell table:formula="of:=[.A1441]+[.$D$1]" office:value-type="float" office:value="122.999999999997">
            <text:p>123</text:p>
          </table:table-cell>
          <table:table-cell table:formula="of:=[.$M$2]+[.$M$3]*[.A1442]+[.$M$4]*[.A1442]^2+[.$M$5]*[.A1442]^3+[.$M$6]*[.A1442]^4+[.$N$2]*[.A1442]^5+[.$N$3]*[.A1442]^6+[.$N$4]*[.A1442]^7+[.$N$5]*[.A1442]^8+[.$N$6]*[.A1442]^9" office:value-type="float" office:value="3.72253490149143">
            <text:p>3.7225349015</text:p>
          </table:table-cell>
          <table:table-cell table:formula="of:=[.B1442]/([.$B$2]+[.B1442])*[.$B$1]" office:value-type="float" office:value="0.649894440376819">
            <text:p>0.6498944404</text:p>
          </table:table-cell>
          <table:table-cell table:formula="of:=[.$D$5]*[.C1442]-[.$D$4]" office:value-type="float" office:value="-0.141936798131088">
            <text:p>-0.1419367981</text:p>
          </table:table-cell>
          <table:table-cell table:formula="of:=INT([.D1442]/[.$B$1]*1024)" office:value-type="float" office:value="-30">
            <text:p>-30</text:p>
          </table:table-cell>
          <table:table-cell table:number-columns-repeated="10"/>
        </table:table-row>
        <table:table-row table:style-name="ro2">
          <table:table-cell table:formula="of:=[.A1442]+[.$D$1]" office:value-type="float" office:value="123.099999999997">
            <text:p>123.1</text:p>
          </table:table-cell>
          <table:table-cell table:formula="of:=[.$M$2]+[.$M$3]*[.A1443]+[.$M$4]*[.A1443]^2+[.$M$5]*[.A1443]^3+[.$M$6]*[.A1443]^4+[.$N$2]*[.A1443]^5+[.$N$3]*[.A1443]^6+[.$N$4]*[.A1443]^7+[.$N$5]*[.A1443]^8+[.$N$6]*[.A1443]^9" office:value-type="float" office:value="3.71423244170192">
            <text:p>3.7142324417</text:p>
          </table:table-cell>
          <table:table-cell table:formula="of:=[.B1443]/([.$B$2]+[.B1443])*[.$B$1]" office:value-type="float" office:value="0.64863300056411">
            <text:p>0.6486330006</text:p>
          </table:table-cell>
          <table:table-cell table:formula="of:=[.$D$5]*[.C1443]-[.$D$4]" office:value-type="float" office:value="-0.143726184910327">
            <text:p>-0.1437261849</text:p>
          </table:table-cell>
          <table:table-cell table:formula="of:=INT([.D1443]/[.$B$1]*1024)" office:value-type="float" office:value="-30">
            <text:p>-30</text:p>
          </table:table-cell>
          <table:table-cell table:number-columns-repeated="10"/>
        </table:table-row>
        <table:table-row table:style-name="ro2">
          <table:table-cell table:formula="of:=[.A1443]+[.$D$1]" office:value-type="float" office:value="123.199999999997">
            <text:p>123.2</text:p>
          </table:table-cell>
          <table:table-cell table:formula="of:=[.$M$2]+[.$M$3]*[.A1444]+[.$M$4]*[.A1444]^2+[.$M$5]*[.A1444]^3+[.$M$6]*[.A1444]^4+[.$N$2]*[.A1444]^5+[.$N$3]*[.A1444]^6+[.$N$4]*[.A1444]^7+[.$N$5]*[.A1444]^8+[.$N$6]*[.A1444]^9" office:value-type="float" office:value="3.70593367110709">
            <text:p>3.7059336711</text:p>
          </table:table-cell>
          <table:table-cell table:formula="of:=[.B1444]/([.$B$2]+[.B1444])*[.$B$1]" office:value-type="float" office:value="0.64737138996482">
            <text:p>0.64737139</text:p>
          </table:table-cell>
          <table:table-cell table:formula="of:=[.$D$5]*[.C1444]-[.$D$4]" office:value-type="float" office:value="-0.145515813954991">
            <text:p>-0.145515814</text:p>
          </table:table-cell>
          <table:table-cell table:formula="of:=INT([.D1444]/[.$B$1]*1024)" office:value-type="float" office:value="-30">
            <text:p>-30</text:p>
          </table:table-cell>
          <table:table-cell table:number-columns-repeated="10"/>
        </table:table-row>
        <table:table-row table:style-name="ro2">
          <table:table-cell table:formula="of:=[.A1444]+[.$D$1]" office:value-type="float" office:value="123.299999999997">
            <text:p>123.3</text:p>
          </table:table-cell>
          <table:table-cell table:formula="of:=[.$M$2]+[.$M$3]*[.A1445]+[.$M$4]*[.A1445]^2+[.$M$5]*[.A1445]^3+[.$M$6]*[.A1445]^4+[.$N$2]*[.A1445]^5+[.$N$3]*[.A1445]^6+[.$N$4]*[.A1445]^7+[.$N$5]*[.A1445]^8+[.$N$6]*[.A1445]^9" office:value-type="float" office:value="3.69763859907393">
            <text:p>3.6976385991</text:p>
          </table:table-cell>
          <table:table-cell table:formula="of:=[.B1445]/([.$B$2]+[.B1445])*[.$B$1]" office:value-type="float" office:value="0.646109610343566">
            <text:p>0.6461096103</text:p>
          </table:table-cell>
          <table:table-cell table:formula="of:=[.$D$5]*[.C1445]-[.$D$4]" office:value-type="float" office:value="-0.147305682761919">
            <text:p>-0.1473056828</text:p>
          </table:table-cell>
          <table:table-cell table:formula="of:=INT([.D1445]/[.$B$1]*1024)" office:value-type="float" office:value="-31">
            <text:p>-31</text:p>
          </table:table-cell>
          <table:table-cell table:number-columns-repeated="10"/>
        </table:table-row>
        <table:table-row table:style-name="ro2">
          <table:table-cell table:formula="of:=[.A1445]+[.$D$1]" office:value-type="float" office:value="123.399999999997">
            <text:p>123.4</text:p>
          </table:table-cell>
          <table:table-cell table:formula="of:=[.$M$2]+[.$M$3]*[.A1446]+[.$M$4]*[.A1446]^2+[.$M$5]*[.A1446]^3+[.$M$6]*[.A1446]^4+[.$N$2]*[.A1446]^5+[.$N$3]*[.A1446]^6+[.$N$4]*[.A1446]^7+[.$N$5]*[.A1446]^8+[.$N$6]*[.A1446]^9" office:value-type="float" office:value="3.68934723607492">
            <text:p>3.6893472361</text:p>
          </table:table-cell>
          <table:table-cell table:formula="of:=[.B1446]/([.$B$2]+[.B1446])*[.$B$1]" office:value-type="float" office:value="0.644847663637103">
            <text:p>0.6448476636</text:p>
          </table:table-cell>
          <table:table-cell table:formula="of:=[.$D$5]*[.C1446]-[.$D$4]" office:value-type="float" office:value="-0.149095788583775">
            <text:p>-0.1490957886</text:p>
          </table:table-cell>
          <table:table-cell table:formula="of:=INT([.D1446]/[.$B$1]*1024)" office:value-type="float" office:value="-31">
            <text:p>-31</text:p>
          </table:table-cell>
          <table:table-cell table:number-columns-repeated="10"/>
        </table:table-row>
        <table:table-row table:style-name="ro2">
          <table:table-cell table:formula="of:=[.A1446]+[.$D$1]" office:value-type="float" office:value="123.499999999997">
            <text:p>123.5</text:p>
          </table:table-cell>
          <table:table-cell table:formula="of:=[.$M$2]+[.$M$3]*[.A1447]+[.$M$4]*[.A1447]^2+[.$M$5]*[.A1447]^3+[.$M$6]*[.A1447]^4+[.$N$2]*[.A1447]^5+[.$N$3]*[.A1447]^6+[.$N$4]*[.A1447]^7+[.$N$5]*[.A1447]^8+[.$N$6]*[.A1447]^9" office:value-type="float" office:value="3.68105959368791">
            <text:p>3.6810595937</text:p>
          </table:table-cell>
          <table:table-cell table:formula="of:=[.B1447]/([.$B$2]+[.B1447])*[.$B$1]" office:value-type="float" office:value="0.643585551954787">
            <text:p>0.643585552</text:p>
          </table:table-cell>
          <table:table-cell table:formula="of:=[.$D$5]*[.C1447]-[.$D$4]" office:value-type="float" office:value="-0.150886128428377">
            <text:p>-0.1508861284</text:p>
          </table:table-cell>
          <table:table-cell table:formula="of:=INT([.D1447]/[.$B$1]*1024)" office:value-type="float" office:value="-31">
            <text:p>-31</text:p>
          </table:table-cell>
          <table:table-cell table:number-columns-repeated="10"/>
        </table:table-row>
        <table:table-row table:style-name="ro2">
          <table:table-cell table:formula="of:=[.A1447]+[.$D$1]" office:value-type="float" office:value="123.599999999997">
            <text:p>123.6</text:p>
          </table:table-cell>
          <table:table-cell table:formula="of:=[.$M$2]+[.$M$3]*[.A1448]+[.$M$4]*[.A1448]^2+[.$M$5]*[.A1448]^3+[.$M$6]*[.A1448]^4+[.$N$2]*[.A1448]^5+[.$N$3]*[.A1448]^6+[.$N$4]*[.A1448]^7+[.$N$5]*[.A1448]^8+[.$N$6]*[.A1448]^9" office:value-type="float" office:value="3.6727756845893">
            <text:p>3.6727756846</text:p>
          </table:table-cell>
          <table:table-cell table:formula="of:=[.B1448]/([.$B$2]+[.B1448])*[.$B$1]" office:value-type="float" office:value="0.642323277578045">
            <text:p>0.6423232776</text:p>
          </table:table-cell>
          <table:table-cell table:formula="of:=[.$D$5]*[.C1448]-[.$D$4]" office:value-type="float" office:value="-0.15267669905946">
            <text:p>-0.1526766991</text:p>
          </table:table-cell>
          <table:table-cell table:formula="of:=INT([.D1448]/[.$B$1]*1024)" office:value-type="float" office:value="-32">
            <text:p>-32</text:p>
          </table:table-cell>
          <table:table-cell table:number-columns-repeated="10"/>
        </table:table-row>
        <table:table-row table:style-name="ro2">
          <table:table-cell table:formula="of:=[.A1448]+[.$D$1]" office:value-type="float" office:value="123.699999999997">
            <text:p>123.7</text:p>
          </table:table-cell>
          <table:table-cell table:formula="of:=[.$M$2]+[.$M$3]*[.A1449]+[.$M$4]*[.A1449]^2+[.$M$5]*[.A1449]^3+[.$M$6]*[.A1449]^4+[.$N$2]*[.A1449]^5+[.$N$3]*[.A1449]^6+[.$N$4]*[.A1449]^7+[.$N$5]*[.A1449]^8+[.$N$6]*[.A1449]^9" office:value-type="float" office:value="3.66449552255644">
            <text:p>3.6644955226</text:p>
          </table:table-cell>
          <table:table-cell table:formula="of:=[.B1449]/([.$B$2]+[.B1449])*[.$B$1]" office:value-type="float" office:value="0.641060842961214">
            <text:p>0.641060843</text:p>
          </table:table-cell>
          <table:table-cell table:formula="of:=[.$D$5]*[.C1449]-[.$D$4]" office:value-type="float" office:value="-0.15446749699548">
            <text:p>-0.154467497</text:p>
          </table:table-cell>
          <table:table-cell table:formula="of:=INT([.D1449]/[.$B$1]*1024)" office:value-type="float" office:value="-32">
            <text:p>-32</text:p>
          </table:table-cell>
          <table:table-cell table:number-columns-repeated="10"/>
        </table:table-row>
        <table:table-row table:style-name="ro2">
          <table:table-cell table:formula="of:=[.A1449]+[.$D$1]" office:value-type="float" office:value="123.799999999997">
            <text:p>123.8</text:p>
          </table:table-cell>
          <table:table-cell table:formula="of:=[.$M$2]+[.$M$3]*[.A1450]+[.$M$4]*[.A1450]^2+[.$M$5]*[.A1450]^3+[.$M$6]*[.A1450]^4+[.$N$2]*[.A1450]^5+[.$N$3]*[.A1450]^6+[.$N$4]*[.A1450]^7+[.$N$5]*[.A1450]^8+[.$N$6]*[.A1450]^9" office:value-type="float" office:value="3.65621912246037">
            <text:p>3.6562191225</text:p>
          </table:table-cell>
          <table:table-cell table:formula="of:=[.B1450]/([.$B$2]+[.B1450])*[.$B$1]" office:value-type="float" office:value="0.639798250730935">
            <text:p>0.6397982507</text:p>
          </table:table-cell>
          <table:table-cell table:formula="of:=[.$D$5]*[.C1450]-[.$D$4]" office:value-type="float" office:value="-0.156258518510473">
            <text:p>-0.1562585185</text:p>
          </table:table-cell>
          <table:table-cell table:formula="of:=INT([.D1450]/[.$B$1]*1024)" office:value-type="float" office:value="-33">
            <text:p>-33</text:p>
          </table:table-cell>
          <table:table-cell table:number-columns-repeated="10"/>
        </table:table-row>
        <table:table-row table:style-name="ro2">
          <table:table-cell table:formula="of:=[.A1450]+[.$D$1]" office:value-type="float" office:value="123.899999999997">
            <text:p>123.9</text:p>
          </table:table-cell>
          <table:table-cell table:formula="of:=[.$M$2]+[.$M$3]*[.A1451]+[.$M$4]*[.A1451]^2+[.$M$5]*[.A1451]^3+[.$M$6]*[.A1451]^4+[.$N$2]*[.A1451]^5+[.$N$3]*[.A1451]^6+[.$N$4]*[.A1451]^7+[.$N$5]*[.A1451]^8+[.$N$6]*[.A1451]^9" office:value-type="float" office:value="3.64794650026461">
            <text:p>3.6479465003</text:p>
          </table:table-cell>
          <table:table-cell table:formula="of:=[.B1451]/([.$B$2]+[.B1451])*[.$B$1]" office:value-type="float" office:value="0.638535503686453">
            <text:p>0.6385355037</text:p>
          </table:table-cell>
          <table:table-cell table:formula="of:=[.$D$5]*[.C1451]-[.$D$4]" office:value-type="float" office:value="-0.158049759633637">
            <text:p>-0.1580497596</text:p>
          </table:table-cell>
          <table:table-cell table:formula="of:=INT([.D1451]/[.$B$1]*1024)" office:value-type="float" office:value="-33">
            <text:p>-33</text:p>
          </table:table-cell>
          <table:table-cell table:number-columns-repeated="10"/>
        </table:table-row>
        <table:table-row table:style-name="ro2">
          <table:table-cell table:formula="of:=[.A1451]+[.$D$1]" office:value-type="float" office:value="123.999999999997">
            <text:p>124</text:p>
          </table:table-cell>
          <table:table-cell table:formula="of:=[.$M$2]+[.$M$3]*[.A1452]+[.$M$4]*[.A1452]^2+[.$M$5]*[.A1452]^3+[.$M$6]*[.A1452]^4+[.$N$2]*[.A1452]^5+[.$N$3]*[.A1452]^6+[.$N$4]*[.A1452]^7+[.$N$5]*[.A1452]^8+[.$N$6]*[.A1452]^9" office:value-type="float" office:value="3.63967767302175">
            <text:p>3.639677673</text:p>
          </table:table-cell>
          <table:table-cell table:formula="of:=[.B1452]/([.$B$2]+[.B1452])*[.$B$1]" office:value-type="float" office:value="0.637272604799586">
            <text:p>0.6372726048</text:p>
          </table:table-cell>
          <table:table-cell table:formula="of:=[.$D$5]*[.C1452]-[.$D$4]" office:value-type="float" office:value="-0.159841216149366">
            <text:p>-0.1598412161</text:p>
          </table:table-cell>
          <table:table-cell table:formula="of:=INT([.D1452]/[.$B$1]*1024)" office:value-type="float" office:value="-33">
            <text:p>-33</text:p>
          </table:table-cell>
          <table:table-cell table:number-columns-repeated="10"/>
        </table:table-row>
        <table:table-row table:style-name="ro2">
          <table:table-cell table:formula="of:=[.A1452]+[.$D$1]" office:value-type="float" office:value="124.099999999997">
            <text:p>124.1</text:p>
          </table:table-cell>
          <table:table-cell table:formula="of:=[.$M$2]+[.$M$3]*[.A1453]+[.$M$4]*[.A1453]^2+[.$M$5]*[.A1453]^3+[.$M$6]*[.A1453]^4+[.$N$2]*[.A1453]^5+[.$N$3]*[.A1453]^6+[.$N$4]*[.A1453]^7+[.$N$5]*[.A1453]^8+[.$N$6]*[.A1453]^9" office:value-type="float" office:value="3.63141265886979">
            <text:p>3.6314126589</text:p>
          </table:table-cell>
          <table:table-cell table:formula="of:=[.B1453]/([.$B$2]+[.B1453])*[.$B$1]" office:value-type="float" office:value="0.636009557214652">
            <text:p>0.6360095572</text:p>
          </table:table-cell>
          <table:table-cell table:formula="of:=[.$D$5]*[.C1453]-[.$D$4]" office:value-type="float" office:value="-0.161632883597357">
            <text:p>-0.1616328836</text:p>
          </table:table-cell>
          <table:table-cell table:formula="of:=INT([.D1453]/[.$B$1]*1024)" office:value-type="float" office:value="-34">
            <text:p>-34</text:p>
          </table:table-cell>
          <table:table-cell table:number-columns-repeated="10"/>
        </table:table-row>
        <table:table-row table:style-name="ro2">
          <table:table-cell table:formula="of:=[.A1453]+[.$D$1]" office:value-type="float" office:value="124.199999999997">
            <text:p>124.2</text:p>
          </table:table-cell>
          <table:table-cell table:formula="of:=[.$M$2]+[.$M$3]*[.A1454]+[.$M$4]*[.A1454]^2+[.$M$5]*[.A1454]^3+[.$M$6]*[.A1454]^4+[.$N$2]*[.A1454]^5+[.$N$3]*[.A1454]^6+[.$N$4]*[.A1454]^7+[.$N$5]*[.A1454]^8+[.$N$6]*[.A1454]^9" office:value-type="float" office:value="3.62315147703039">
            <text:p>3.623151477</text:p>
          </table:table-cell>
          <table:table-cell table:formula="of:=[.B1454]/([.$B$2]+[.B1454])*[.$B$1]" office:value-type="float" office:value="0.634746364248691">
            <text:p>0.6347463642</text:p>
          </table:table-cell>
          <table:table-cell table:formula="of:=[.$D$5]*[.C1454]-[.$D$4]" office:value-type="float" office:value="-0.163424757272301">
            <text:p>-0.1634247573</text:p>
          </table:table-cell>
          <table:table-cell table:formula="of:=INT([.D1454]/[.$B$1]*1024)" office:value-type="float" office:value="-34">
            <text:p>-34</text:p>
          </table:table-cell>
          <table:table-cell table:number-columns-repeated="10"/>
        </table:table-row>
        <table:table-row table:style-name="ro2">
          <table:table-cell table:formula="of:=[.A1454]+[.$D$1]" office:value-type="float" office:value="124.299999999997">
            <text:p>124.3</text:p>
          </table:table-cell>
          <table:table-cell table:formula="of:=[.$M$2]+[.$M$3]*[.A1455]+[.$M$4]*[.A1455]^2+[.$M$5]*[.A1455]^3+[.$M$6]*[.A1455]^4+[.$N$2]*[.A1455]^5+[.$N$3]*[.A1455]^6+[.$N$4]*[.A1455]^7+[.$N$5]*[.A1455]^8+[.$N$6]*[.A1455]^9" office:value-type="float" office:value="3.61489414780405">
            <text:p>3.6148941478</text:p>
          </table:table-cell>
          <table:table-cell table:formula="of:=[.B1455]/([.$B$2]+[.B1455])*[.$B$1]" office:value-type="float" office:value="0.63348302939121">
            <text:p>0.6334830294</text:p>
          </table:table-cell>
          <table:table-cell table:formula="of:=[.$D$5]*[.C1455]-[.$D$4]" office:value-type="float" office:value="-0.165216832224236">
            <text:p>-0.1652168322</text:p>
          </table:table-cell>
          <table:table-cell table:formula="of:=INT([.D1455]/[.$B$1]*1024)" office:value-type="float" office:value="-34">
            <text:p>-34</text:p>
          </table:table-cell>
          <table:table-cell table:number-columns-repeated="10"/>
        </table:table-row>
        <table:table-row table:style-name="ro2">
          <table:table-cell table:formula="of:=[.A1455]+[.$D$1]" office:value-type="float" office:value="124.399999999997">
            <text:p>124.4</text:p>
          </table:table-cell>
          <table:table-cell table:formula="of:=[.$M$2]+[.$M$3]*[.A1456]+[.$M$4]*[.A1456]^2+[.$M$5]*[.A1456]^3+[.$M$6]*[.A1456]^4+[.$N$2]*[.A1456]^5+[.$N$3]*[.A1456]^6+[.$N$4]*[.A1456]^7+[.$N$5]*[.A1456]^8+[.$N$6]*[.A1456]^9" office:value-type="float" office:value="3.606640692567">
            <text:p>3.6066406926</text:p>
          </table:table-cell>
          <table:table-cell table:formula="of:=[.B1456]/([.$B$2]+[.B1456])*[.$B$1]" office:value-type="float" office:value="0.632219556304195">
            <text:p>0.6322195563</text:p>
          </table:table-cell>
          <table:table-cell table:formula="of:=[.$D$5]*[.C1456]-[.$D$4]" office:value-type="float" office:value="-0.167009103258536">
            <text:p>-0.1670091033</text:p>
          </table:table-cell>
          <table:table-cell table:formula="of:=INT([.D1456]/[.$B$1]*1024)" office:value-type="float" office:value="-35">
            <text:p>-35</text:p>
          </table:table-cell>
          <table:table-cell table:number-columns-repeated="10"/>
        </table:table-row>
        <table:table-row table:style-name="ro2">
          <table:table-cell table:formula="of:=[.A1456]+[.$D$1]" office:value-type="float" office:value="124.499999999997">
            <text:p>124.5</text:p>
          </table:table-cell>
          <table:table-cell table:formula="of:=[.$M$2]+[.$M$3]*[.A1457]+[.$M$4]*[.A1457]^2+[.$M$5]*[.A1457]^3+[.$M$6]*[.A1457]^4+[.$N$2]*[.A1457]^5+[.$N$3]*[.A1457]^6+[.$N$4]*[.A1457]^7+[.$N$5]*[.A1457]^8+[.$N$6]*[.A1457]^9" office:value-type="float" office:value="3.5983911337708">
            <text:p>3.5983911338</text:p>
          </table:table-cell>
          <table:table-cell table:formula="of:=[.B1457]/([.$B$2]+[.B1457])*[.$B$1]" office:value-type="float" office:value="0.630955948822534">
            <text:p>0.6309559488</text:p>
          </table:table-cell>
          <table:table-cell table:formula="of:=[.$D$5]*[.C1457]-[.$D$4]" office:value-type="float" office:value="-0.168801564935306">
            <text:p>-0.1688015649</text:p>
          </table:table-cell>
          <table:table-cell table:formula="of:=INT([.D1457]/[.$B$1]*1024)" office:value-type="float" office:value="-35">
            <text:p>-35</text:p>
          </table:table-cell>
          <table:table-cell table:number-columns-repeated="10"/>
        </table:table-row>
        <table:table-row table:style-name="ro2">
          <table:table-cell table:formula="of:=[.A1457]+[.$D$1]" office:value-type="float" office:value="124.599999999997">
            <text:p>124.6</text:p>
          </table:table-cell>
          <table:table-cell table:formula="of:=[.$M$2]+[.$M$3]*[.A1458]+[.$M$4]*[.A1458]^2+[.$M$5]*[.A1458]^3+[.$M$6]*[.A1458]^4+[.$N$2]*[.A1458]^5+[.$N$3]*[.A1458]^6+[.$N$4]*[.A1458]^7+[.$N$5]*[.A1458]^8+[.$N$6]*[.A1458]^9" office:value-type="float" office:value="3.59014549493331">
            <text:p>3.5901454949</text:p>
          </table:table-cell>
          <table:table-cell table:formula="of:=[.B1458]/([.$B$2]+[.B1458])*[.$B$1]" office:value-type="float" office:value="0.62969221095311">
            <text:p>0.629692211</text:p>
          </table:table-cell>
          <table:table-cell table:formula="of:=[.$D$5]*[.C1458]-[.$D$4]" office:value-type="float" office:value="-0.170594211570673">
            <text:p>-0.1705942116</text:p>
          </table:table-cell>
          <table:table-cell table:formula="of:=INT([.D1458]/[.$B$1]*1024)" office:value-type="float" office:value="-35">
            <text:p>-35</text:p>
          </table:table-cell>
          <table:table-cell table:number-columns-repeated="10"/>
        </table:table-row>
        <table:table-row table:style-name="ro2">
          <table:table-cell table:formula="of:=[.A1458]+[.$D$1]" office:value-type="float" office:value="124.699999999997">
            <text:p>124.7</text:p>
          </table:table-cell>
          <table:table-cell table:formula="of:=[.$M$2]+[.$M$3]*[.A1459]+[.$M$4]*[.A1459]^2+[.$M$5]*[.A1459]^3+[.$M$6]*[.A1459]^4+[.$N$2]*[.A1459]^5+[.$N$3]*[.A1459]^6+[.$N$4]*[.A1459]^7+[.$N$5]*[.A1459]^8+[.$N$6]*[.A1459]^9" office:value-type="float" office:value="3.58190380064055">
            <text:p>3.5819038006</text:p>
          </table:table-cell>
          <table:table-cell table:formula="of:=[.B1459]/([.$B$2]+[.B1459])*[.$B$1]" office:value-type="float" office:value="0.62842834687558">
            <text:p>0.6284283469</text:p>
          </table:table-cell>
          <table:table-cell table:formula="of:=[.$D$5]*[.C1459]-[.$D$4]" office:value-type="float" office:value="-0.172387037235682">
            <text:p>-0.1723870372</text:p>
          </table:table-cell>
          <table:table-cell table:formula="of:=INT([.D1459]/[.$B$1]*1024)" office:value-type="float" office:value="-36">
            <text:p>-36</text:p>
          </table:table-cell>
          <table:table-cell table:number-columns-repeated="10"/>
        </table:table-row>
        <table:table-row table:style-name="ro2">
          <table:table-cell table:formula="of:=[.A1459]+[.$D$1]" office:value-type="float" office:value="124.799999999997">
            <text:p>124.8</text:p>
          </table:table-cell>
          <table:table-cell table:formula="of:=[.$M$2]+[.$M$3]*[.A1460]+[.$M$4]*[.A1460]^2+[.$M$5]*[.A1460]^3+[.$M$6]*[.A1460]^4+[.$N$2]*[.A1460]^5+[.$N$3]*[.A1460]^6+[.$N$4]*[.A1460]^7+[.$N$5]*[.A1460]^8+[.$N$6]*[.A1460]^9" office:value-type="float" office:value="3.57366607654102">
            <text:p>3.5736660765</text:p>
          </table:table-cell>
          <table:table-cell table:formula="of:=[.B1460]/([.$B$2]+[.B1460])*[.$B$1]" office:value-type="float" office:value="0.627164360941976">
            <text:p>0.6271643609</text:p>
          </table:table-cell>
          <table:table-cell table:formula="of:=[.$D$5]*[.C1460]-[.$D$4]" office:value-type="float" office:value="-0.174180035756855">
            <text:p>-0.1741800358</text:p>
          </table:table-cell>
          <table:table-cell table:formula="of:=INT([.D1460]/[.$B$1]*1024)" office:value-type="float" office:value="-36">
            <text:p>-36</text:p>
          </table:table-cell>
          <table:table-cell table:number-columns-repeated="10"/>
        </table:table-row>
        <table:table-row table:style-name="ro2">
          <table:table-cell table:formula="of:=[.A1460]+[.$D$1]" office:value-type="float" office:value="124.899999999997">
            <text:p>124.9</text:p>
          </table:table-cell>
          <table:table-cell table:formula="of:=[.$M$2]+[.$M$3]*[.A1461]+[.$M$4]*[.A1461]^2+[.$M$5]*[.A1461]^3+[.$M$6]*[.A1461]^4+[.$N$2]*[.A1461]^5+[.$N$3]*[.A1461]^6+[.$N$4]*[.A1461]^7+[.$N$5]*[.A1461]^8+[.$N$6]*[.A1461]^9" office:value-type="float" office:value="3.56543234933979">
            <text:p>3.5654323493</text:p>
          </table:table-cell>
          <table:table-cell table:formula="of:=[.B1461]/([.$B$2]+[.B1461])*[.$B$1]" office:value-type="float" office:value="0.625900257676278">
            <text:p>0.6259002577</text:p>
          </table:table-cell>
          <table:table-cell table:formula="of:=[.$D$5]*[.C1461]-[.$D$4]" office:value-type="float" office:value="-0.175973200716804">
            <text:p>-0.1759732007</text:p>
          </table:table-cell>
          <table:table-cell table:formula="of:=INT([.D1461]/[.$B$1]*1024)" office:value-type="float" office:value="-37">
            <text:p>-37</text:p>
          </table:table-cell>
          <table:table-cell table:number-columns-repeated="10"/>
        </table:table-row>
        <table:table-row table:style-name="ro2">
          <table:table-cell table:formula="of:=[.A1461]+[.$D$1]" office:value-type="float" office:value="124.999999999997">
            <text:p>125</text:p>
          </table:table-cell>
          <table:table-cell table:formula="of:=[.$M$2]+[.$M$3]*[.A1462]+[.$M$4]*[.A1462]^2+[.$M$5]*[.A1462]^3+[.$M$6]*[.A1462]^4+[.$N$2]*[.A1462]^5+[.$N$3]*[.A1462]^6+[.$N$4]*[.A1462]^7+[.$N$5]*[.A1462]^8+[.$N$6]*[.A1462]^9" office:value-type="float" office:value="3.55720264680086">
            <text:p>3.5572026468</text:p>
          </table:table-cell>
          <table:table-cell table:formula="of:=[.B1462]/([.$B$2]+[.B1462])*[.$B$1]" office:value-type="float" office:value="0.624636041775259">
            <text:p>0.6246360418</text:p>
          </table:table-cell>
          <table:table-cell table:formula="of:=[.$D$5]*[.C1462]-[.$D$4]" office:value-type="float" office:value="-0.177766525453027">
            <text:p>-0.1777665255</text:p>
          </table:table-cell>
          <table:table-cell table:formula="of:=INT([.D1462]/[.$B$1]*1024)" office:value-type="float" office:value="-37">
            <text:p>-37</text:p>
          </table:table-cell>
          <table:table-cell table:number-columns-repeated="10"/>
        </table:table-row>
        <table:table-row table:style-name="ro2">
          <table:table-cell table:formula="of:=[.A1462]+[.$D$1]" office:value-type="float" office:value="125.099999999997">
            <text:p>125.1</text:p>
          </table:table-cell>
          <table:table-cell table:formula="of:=[.$M$2]+[.$M$3]*[.A1463]+[.$M$4]*[.A1463]^2+[.$M$5]*[.A1463]^3+[.$M$6]*[.A1463]^4+[.$N$2]*[.A1463]^5+[.$N$3]*[.A1463]^6+[.$N$4]*[.A1463]^7+[.$N$5]*[.A1463]^8+[.$N$6]*[.A1463]^9" office:value-type="float" office:value="3.54897699773795">
            <text:p>3.5489769977</text:p>
          </table:table-cell>
          <table:table-cell table:formula="of:=[.B1463]/([.$B$2]+[.B1463])*[.$B$1]" office:value-type="float" office:value="0.623371718107545">
            <text:p>0.6233717181</text:p>
          </table:table-cell>
          <table:table-cell table:formula="of:=[.$D$5]*[.C1463]-[.$D$4]" office:value-type="float" office:value="-0.179560003059247">
            <text:p>-0.1795600031</text:p>
          </table:table-cell>
          <table:table-cell table:formula="of:=INT([.D1463]/[.$B$1]*1024)" office:value-type="float" office:value="-37">
            <text:p>-37</text:p>
          </table:table-cell>
          <table:table-cell table:number-columns-repeated="10"/>
        </table:table-row>
        <table:table-row table:style-name="ro2">
          <table:table-cell table:formula="of:=[.A1463]+[.$D$1]" office:value-type="float" office:value="125.199999999997">
            <text:p>125.2</text:p>
          </table:table-cell>
          <table:table-cell table:formula="of:=[.$M$2]+[.$M$3]*[.A1464]+[.$M$4]*[.A1464]^2+[.$M$5]*[.A1464]^3+[.$M$6]*[.A1464]^4+[.$N$2]*[.A1464]^5+[.$N$3]*[.A1464]^6+[.$N$4]*[.A1464]^7+[.$N$5]*[.A1464]^8+[.$N$6]*[.A1464]^9" office:value-type="float" office:value="3.54075543201301">
            <text:p>3.540755432</text:p>
          </table:table-cell>
          <table:table-cell table:formula="of:=[.B1464]/([.$B$2]+[.B1464])*[.$B$1]" office:value-type="float" office:value="0.622107291713862">
            <text:p>0.6221072917</text:p>
          </table:table-cell>
          <table:table-cell table:formula="of:=[.$D$5]*[.C1464]-[.$D$4]" office:value-type="float" office:value="-0.181353626385055">
            <text:p>-0.1813536264</text:p>
          </table:table-cell>
          <table:table-cell table:formula="of:=INT([.D1464]/[.$B$1]*1024)" office:value-type="float" office:value="-38">
            <text:p>-38</text:p>
          </table:table-cell>
          <table:table-cell table:number-columns-repeated="10"/>
        </table:table-row>
        <table:table-row table:style-name="ro2">
          <table:table-cell table:formula="of:=[.A1464]+[.$D$1]" office:value-type="float" office:value="125.299999999997">
            <text:p>125.3</text:p>
          </table:table-cell>
          <table:table-cell table:formula="of:=[.$M$2]+[.$M$3]*[.A1465]+[.$M$4]*[.A1465]^2+[.$M$5]*[.A1465]^3+[.$M$6]*[.A1465]^4+[.$N$2]*[.A1465]^5+[.$N$3]*[.A1465]^6+[.$N$4]*[.A1465]^7+[.$N$5]*[.A1465]^8+[.$N$6]*[.A1465]^9" office:value-type="float" office:value="3.53253798053234">
            <text:p>3.5325379805</text:p>
          </table:table-cell>
          <table:table-cell table:formula="of:=[.B1465]/([.$B$2]+[.B1465])*[.$B$1]" office:value-type="float" office:value="0.620842767806917">
            <text:p>0.6208427678</text:p>
          </table:table-cell>
          <table:table-cell table:formula="of:=[.$D$5]*[.C1465]-[.$D$4]" office:value-type="float" office:value="-0.183147388036086">
            <text:p>-0.183147388</text:p>
          </table:table-cell>
          <table:table-cell table:formula="of:=INT([.D1465]/[.$B$1]*1024)" office:value-type="float" office:value="-38">
            <text:p>-38</text:p>
          </table:table-cell>
          <table:table-cell table:number-columns-repeated="10"/>
        </table:table-row>
        <table:table-row table:style-name="ro2">
          <table:table-cell table:formula="of:=[.A1465]+[.$D$1]" office:value-type="float" office:value="125.399999999997">
            <text:p>125.4</text:p>
          </table:table-cell>
          <table:table-cell table:formula="of:=[.$M$2]+[.$M$3]*[.A1466]+[.$M$4]*[.A1466]^2+[.$M$5]*[.A1466]^3+[.$M$6]*[.A1466]^4+[.$N$2]*[.A1466]^5+[.$N$3]*[.A1466]^6+[.$N$4]*[.A1466]^7+[.$N$5]*[.A1466]^8+[.$N$6]*[.A1466]^9" office:value-type="float" office:value="3.52432467524252">
            <text:p>3.5243246752</text:p>
          </table:table-cell>
          <table:table-cell table:formula="of:=[.B1466]/([.$B$2]+[.B1466])*[.$B$1]" office:value-type="float" office:value="0.619578151771243">
            <text:p>0.6195781518</text:p>
          </table:table-cell>
          <table:table-cell table:formula="of:=[.$D$5]*[.C1466]-[.$D$4]" office:value-type="float" office:value="-0.18494128037423">
            <text:p>-0.1849412804</text:p>
          </table:table-cell>
          <table:table-cell table:formula="of:=INT([.D1466]/[.$B$1]*1024)" office:value-type="float" office:value="-38">
            <text:p>-38</text:p>
          </table:table-cell>
          <table:table-cell table:number-columns-repeated="10"/>
        </table:table-row>
        <table:table-row table:style-name="ro2">
          <table:table-cell table:formula="of:=[.A1466]+[.$D$1]" office:value-type="float" office:value="125.499999999997">
            <text:p>125.5</text:p>
          </table:table-cell>
          <table:table-cell table:formula="of:=[.$M$2]+[.$M$3]*[.A1467]+[.$M$4]*[.A1467]^2+[.$M$5]*[.A1467]^3+[.$M$6]*[.A1467]^4+[.$N$2]*[.A1467]^5+[.$N$3]*[.A1467]^6+[.$N$4]*[.A1467]^7+[.$N$5]*[.A1467]^8+[.$N$6]*[.A1467]^9" office:value-type="float" office:value="3.51611554912682">
            <text:p>3.5161155491</text:p>
          </table:table-cell>
          <table:table-cell table:formula="of:=[.B1467]/([.$B$2]+[.B1467])*[.$B$1]" office:value-type="float" office:value="0.618313449163119">
            <text:p>0.6183134492</text:p>
          </table:table-cell>
          <table:table-cell table:formula="of:=[.$D$5]*[.C1467]-[.$D$4]" office:value-type="float" office:value="-0.186735295517757">
            <text:p>-0.1867352955</text:p>
          </table:table-cell>
          <table:table-cell table:formula="of:=INT([.D1467]/[.$B$1]*1024)" office:value-type="float" office:value="-39">
            <text:p>-39</text:p>
          </table:table-cell>
          <table:table-cell table:number-columns-repeated="10"/>
        </table:table-row>
        <table:table-row table:style-name="ro2">
          <table:table-cell table:formula="of:=[.A1467]+[.$D$1]" office:value-type="float" office:value="125.599999999997">
            <text:p>125.6</text:p>
          </table:table-cell>
          <table:table-cell table:formula="of:=[.$M$2]+[.$M$3]*[.A1468]+[.$M$4]*[.A1468]^2+[.$M$5]*[.A1468]^3+[.$M$6]*[.A1468]^4+[.$N$2]*[.A1468]^5+[.$N$3]*[.A1468]^6+[.$N$4]*[.A1468]^7+[.$N$5]*[.A1468]^8+[.$N$6]*[.A1468]^9" office:value-type="float" office:value="3.5079106362013">
            <text:p>3.5079106362</text:p>
          </table:table-cell>
          <table:table-cell table:formula="of:=[.B1468]/([.$B$2]+[.B1468])*[.$B$1]" office:value-type="float" office:value="0.61704866571044">
            <text:p>0.6170486657</text:p>
          </table:table-cell>
          <table:table-cell table:formula="of:=[.$D$5]*[.C1468]-[.$D$4]" office:value-type="float" office:value="-0.18852942534149">
            <text:p>-0.1885294253</text:p>
          </table:table-cell>
          <table:table-cell table:formula="of:=INT([.D1468]/[.$B$1]*1024)" office:value-type="float" office:value="-39">
            <text:p>-39</text:p>
          </table:table-cell>
          <table:table-cell table:number-columns-repeated="10"/>
        </table:table-row>
        <table:table-row table:style-name="ro2">
          <table:table-cell table:formula="of:=[.A1468]+[.$D$1]" office:value-type="float" office:value="125.699999999997">
            <text:p>125.7</text:p>
          </table:table-cell>
          <table:table-cell table:formula="of:=[.$M$2]+[.$M$3]*[.A1469]+[.$M$4]*[.A1469]^2+[.$M$5]*[.A1469]^3+[.$M$6]*[.A1469]^4+[.$N$2]*[.A1469]^5+[.$N$3]*[.A1469]^6+[.$N$4]*[.A1469]^7+[.$N$5]*[.A1469]^8+[.$N$6]*[.A1469]^9" office:value-type="float" office:value="3.49970997151058">
            <text:p>3.4997099715</text:p>
          </table:table-cell>
          <table:table-cell table:formula="of:=[.B1469]/([.$B$2]+[.B1469])*[.$B$1]" office:value-type="float" office:value="0.615783807312537">
            <text:p>0.6157838073</text:p>
          </table:table-cell>
          <table:table-cell table:formula="of:=[.$D$5]*[.C1469]-[.$D$4]" office:value-type="float" office:value="-0.190323661477068">
            <text:p>-0.1903236615</text:p>
          </table:table-cell>
          <table:table-cell table:formula="of:=INT([.D1469]/[.$B$1]*1024)" office:value-type="float" office:value="-39">
            <text:p>-39</text:p>
          </table:table-cell>
          <table:table-cell table:number-columns-repeated="10"/>
        </table:table-row>
        <table:table-row table:style-name="ro2">
          <table:table-cell table:formula="of:=[.A1469]+[.$D$1]" office:value-type="float" office:value="125.799999999997">
            <text:p>125.8</text:p>
          </table:table-cell>
          <table:table-cell table:formula="of:=[.$M$2]+[.$M$3]*[.A1470]+[.$M$4]*[.A1470]^2+[.$M$5]*[.A1470]^3+[.$M$6]*[.A1470]^4+[.$N$2]*[.A1470]^5+[.$N$3]*[.A1470]^6+[.$N$4]*[.A1470]^7+[.$N$5]*[.A1470]^8+[.$N$6]*[.A1470]^9" office:value-type="float" office:value="3.49151359112321">
            <text:p>3.4915135911</text:p>
          </table:table-cell>
          <table:table-cell table:formula="of:=[.B1470]/([.$B$2]+[.B1470])*[.$B$1]" office:value-type="float" office:value="0.614518880039926">
            <text:p>0.61451888</text:p>
          </table:table-cell>
          <table:table-cell table:formula="of:=[.$D$5]*[.C1470]-[.$D$4]" office:value-type="float" office:value="-0.192117995313297">
            <text:p>-0.1921179953</text:p>
          </table:table-cell>
          <table:table-cell table:formula="of:=INT([.D1470]/[.$B$1]*1024)" office:value-type="float" office:value="-40">
            <text:p>-40</text:p>
          </table:table-cell>
          <table:table-cell table:number-columns-repeated="10"/>
        </table:table-row>
        <table:table-row table:style-name="ro2">
          <table:table-cell table:formula="of:=[.A1470]+[.$D$1]" office:value-type="float" office:value="125.899999999997">
            <text:p>125.9</text:p>
          </table:table-cell>
          <table:table-cell table:formula="of:=[.$M$2]+[.$M$3]*[.A1471]+[.$M$4]*[.A1471]^2+[.$M$5]*[.A1471]^3+[.$M$6]*[.A1471]^4+[.$N$2]*[.A1471]^5+[.$N$3]*[.A1471]^6+[.$N$4]*[.A1471]^7+[.$N$5]*[.A1471]^8+[.$N$6]*[.A1471]^9" office:value-type="float" office:value="3.48332153212851">
            <text:p>3.4833215321</text:p>
          </table:table-cell>
          <table:table-cell table:formula="of:=[.B1471]/([.$B$2]+[.B1471])*[.$B$1]" office:value-type="float" office:value="0.613253890134294">
            <text:p>0.6132538901</text:p>
          </table:table-cell>
          <table:table-cell table:formula="of:=[.$D$5]*[.C1471]-[.$D$4]" office:value-type="float" office:value="-0.193912417996174">
            <text:p>-0.193912418</text:p>
          </table:table-cell>
          <table:table-cell table:formula="of:=INT([.D1471]/[.$B$1]*1024)" office:value-type="float" office:value="-40">
            <text:p>-40</text:p>
          </table:table-cell>
          <table:table-cell table:number-columns-repeated="10"/>
        </table:table-row>
        <table:table-row table:style-name="ro2">
          <table:table-cell table:formula="of:=[.A1471]+[.$D$1]" office:value-type="float" office:value="125.999999999997">
            <text:p>126</text:p>
          </table:table-cell>
          <table:table-cell table:formula="of:=[.$M$2]+[.$M$3]*[.A1472]+[.$M$4]*[.A1472]^2+[.$M$5]*[.A1472]^3+[.$M$6]*[.A1472]^4+[.$N$2]*[.A1472]^5+[.$N$3]*[.A1472]^6+[.$N$4]*[.A1472]^7+[.$N$5]*[.A1472]^8+[.$N$6]*[.A1472]^9" office:value-type="float" office:value="3.47513383263345">
            <text:p>3.4751338326</text:p>
          </table:table-cell>
          <table:table-cell table:formula="of:=[.B1472]/([.$B$2]+[.B1472])*[.$B$1]" office:value-type="float" office:value="0.611988844008474">
            <text:p>0.611988844</text:p>
          </table:table-cell>
          <table:table-cell table:formula="of:=[.$D$5]*[.C1472]-[.$D$4]" office:value-type="float" office:value="-0.195706920428921">
            <text:p>-0.1957069204</text:p>
          </table:table-cell>
          <table:table-cell table:formula="of:=INT([.D1472]/[.$B$1]*1024)" office:value-type="float" office:value="-41">
            <text:p>-41</text:p>
          </table:table-cell>
          <table:table-cell table:number-columns-repeated="10"/>
        </table:table-row>
        <table:table-row table:style-name="ro2">
          <table:table-cell table:formula="of:=[.A1472]+[.$D$1]" office:value-type="float" office:value="126.099999999997">
            <text:p>126.1</text:p>
          </table:table-cell>
          <table:table-cell table:formula="of:=[.$M$2]+[.$M$3]*[.A1473]+[.$M$4]*[.A1473]^2+[.$M$5]*[.A1473]^3+[.$M$6]*[.A1473]^4+[.$N$2]*[.A1473]^5+[.$N$3]*[.A1473]^6+[.$N$4]*[.A1473]^7+[.$N$5]*[.A1473]^8+[.$N$6]*[.A1473]^9" office:value-type="float" office:value="3.46695053175506">
            <text:p>3.4669505318</text:p>
          </table:table-cell>
          <table:table-cell table:formula="of:=[.B1473]/([.$B$2]+[.B1473])*[.$B$1]" office:value-type="float" office:value="0.610723748245747">
            <text:p>0.6107237482</text:p>
          </table:table-cell>
          <table:table-cell table:formula="of:=[.$D$5]*[.C1473]-[.$D$4]" office:value-type="float" office:value="-0.197501493272976">
            <text:p>-0.1975014933</text:p>
          </table:table-cell>
          <table:table-cell table:formula="of:=INT([.D1473]/[.$B$1]*1024)" office:value-type="float" office:value="-41">
            <text:p>-41</text:p>
          </table:table-cell>
          <table:table-cell table:number-columns-repeated="10"/>
        </table:table-row>
        <table:table-row table:style-name="ro2">
          <table:table-cell table:formula="of:=[.A1473]+[.$D$1]" office:value-type="float" office:value="126.199999999997">
            <text:p>126.2</text:p>
          </table:table-cell>
          <table:table-cell table:formula="of:=[.$M$2]+[.$M$3]*[.A1474]+[.$M$4]*[.A1474]^2+[.$M$5]*[.A1474]^3+[.$M$6]*[.A1474]^4+[.$N$2]*[.A1474]^5+[.$N$3]*[.A1474]^6+[.$N$4]*[.A1474]^7+[.$N$5]*[.A1474]^8+[.$N$6]*[.A1474]^9" office:value-type="float" office:value="3.45877166962055">
            <text:p>3.4587716696</text:p>
          </table:table-cell>
          <table:table-cell table:formula="of:=[.B1474]/([.$B$2]+[.B1474])*[.$B$1]" office:value-type="float" office:value="0.609458609600307">
            <text:p>0.6094586096</text:p>
          </table:table-cell>
          <table:table-cell table:formula="of:=[.$D$5]*[.C1474]-[.$D$4]" office:value-type="float" office:value="-0.199296126947327">
            <text:p>-0.1992961269</text:p>
          </table:table-cell>
          <table:table-cell table:formula="of:=INT([.D1474]/[.$B$1]*1024)" office:value-type="float" office:value="-41">
            <text:p>-41</text:p>
          </table:table-cell>
          <table:table-cell table:number-columns-repeated="10"/>
        </table:table-row>
        <table:table-row table:style-name="ro2">
          <table:table-cell table:formula="of:=[.A1474]+[.$D$1]" office:value-type="float" office:value="126.299999999997">
            <text:p>126.3</text:p>
          </table:table-cell>
          <table:table-cell table:formula="of:=[.$M$2]+[.$M$3]*[.A1475]+[.$M$4]*[.A1475]^2+[.$M$5]*[.A1475]^3+[.$M$6]*[.A1475]^4+[.$N$2]*[.A1475]^5+[.$N$3]*[.A1475]^6+[.$N$4]*[.A1475]^7+[.$N$5]*[.A1475]^8+[.$N$6]*[.A1475]^9" office:value-type="float" office:value="3.45059728735791">
            <text:p>3.4505972874</text:p>
          </table:table-cell>
          <table:table-cell table:formula="of:=[.B1475]/([.$B$2]+[.B1475])*[.$B$1]" office:value-type="float" office:value="0.608193434996286">
            <text:p>0.608193435</text:p>
          </table:table-cell>
          <table:table-cell table:formula="of:=[.$D$5]*[.C1475]-[.$D$4]" office:value-type="float" office:value="-0.201090811629907">
            <text:p>-0.2010908116</text:p>
          </table:table-cell>
          <table:table-cell table:formula="of:=INT([.D1475]/[.$B$1]*1024)" office:value-type="float" office:value="-42">
            <text:p>-42</text:p>
          </table:table-cell>
          <table:table-cell table:number-columns-repeated="10"/>
        </table:table-row>
        <table:table-row table:style-name="ro2">
          <table:table-cell table:formula="of:=[.A1475]+[.$D$1]" office:value-type="float" office:value="126.399999999997">
            <text:p>126.4</text:p>
          </table:table-cell>
          <table:table-cell table:formula="of:=[.$M$2]+[.$M$3]*[.A1476]+[.$M$4]*[.A1476]^2+[.$M$5]*[.A1476]^3+[.$M$6]*[.A1476]^4+[.$N$2]*[.A1476]^5+[.$N$3]*[.A1476]^6+[.$N$4]*[.A1476]^7+[.$N$5]*[.A1476]^8+[.$N$6]*[.A1476]^9" office:value-type="float" office:value="3.4424274270971">
            <text:p>3.4424274271</text:p>
          </table:table-cell>
          <table:table-cell table:formula="of:=[.B1476]/([.$B$2]+[.B1476])*[.$B$1]" office:value-type="float" office:value="0.606928231528381">
            <text:p>0.6069282315</text:p>
          </table:table-cell>
          <table:table-cell table:formula="of:=[.$D$5]*[.C1476]-[.$D$4]" office:value-type="float" office:value="-0.202885537256694">
            <text:p>-0.2028855373</text:p>
          </table:table-cell>
          <table:table-cell table:formula="of:=INT([.D1476]/[.$B$1]*1024)" office:value-type="float" office:value="-42">
            <text:p>-42</text:p>
          </table:table-cell>
          <table:table-cell table:number-columns-repeated="10"/>
        </table:table-row>
        <table:table-row table:style-name="ro2">
          <table:table-cell table:formula="of:=[.A1476]+[.$D$1]" office:value-type="float" office:value="126.499999999997">
            <text:p>126.5</text:p>
          </table:table-cell>
          <table:table-cell table:formula="of:=[.$M$2]+[.$M$3]*[.A1477]+[.$M$4]*[.A1477]^2+[.$M$5]*[.A1477]^3+[.$M$6]*[.A1477]^4+[.$N$2]*[.A1477]^5+[.$N$3]*[.A1477]^6+[.$N$4]*[.A1477]^7+[.$N$5]*[.A1477]^8+[.$N$6]*[.A1477]^9" office:value-type="float" office:value="3.43426213196165">
            <text:p>3.434262132</text:p>
          </table:table-cell>
          <table:table-cell table:formula="of:=[.B1477]/([.$B$2]+[.B1477])*[.$B$1]" office:value-type="float" office:value="0.605663006461015">
            <text:p>0.6056630065</text:p>
          </table:table-cell>
          <table:table-cell table:formula="of:=[.$D$5]*[.C1477]-[.$D$4]" office:value-type="float" office:value="-0.204680293522904">
            <text:p>-0.2046802935</text:p>
          </table:table-cell>
          <table:table-cell table:formula="of:=INT([.D1477]/[.$B$1]*1024)" office:value-type="float" office:value="-42">
            <text:p>-42</text:p>
          </table:table-cell>
          <table:table-cell table:number-columns-repeated="10"/>
        </table:table-row>
        <table:table-row table:style-name="ro2">
          <table:table-cell table:formula="of:=[.A1477]+[.$D$1]" office:value-type="float" office:value="126.599999999997">
            <text:p>126.6</text:p>
          </table:table-cell>
          <table:table-cell table:formula="of:=[.$M$2]+[.$M$3]*[.A1478]+[.$M$4]*[.A1478]^2+[.$M$5]*[.A1478]^3+[.$M$6]*[.A1478]^4+[.$N$2]*[.A1478]^5+[.$N$3]*[.A1478]^6+[.$N$4]*[.A1478]^7+[.$N$5]*[.A1478]^8+[.$N$6]*[.A1478]^9" office:value-type="float" office:value="3.4261014460649">
            <text:p>3.4261014461</text:p>
          </table:table-cell>
          <table:table-cell table:formula="of:=[.B1478]/([.$B$2]+[.B1478])*[.$B$1]" office:value-type="float" office:value="0.604397767228219">
            <text:p>0.6043977672</text:p>
          </table:table-cell>
          <table:table-cell table:formula="of:=[.$D$5]*[.C1478]-[.$D$4]" office:value-type="float" office:value="-0.206475069883165">
            <text:p>-0.2064750699</text:p>
          </table:table-cell>
          <table:table-cell table:formula="of:=INT([.D1478]/[.$B$1]*1024)" office:value-type="float" office:value="-43">
            <text:p>-43</text:p>
          </table:table-cell>
          <table:table-cell table:number-columns-repeated="10"/>
        </table:table-row>
        <table:table-row table:style-name="ro2">
          <table:table-cell table:formula="of:=[.A1478]+[.$D$1]" office:value-type="float" office:value="126.699999999997">
            <text:p>126.7</text:p>
          </table:table-cell>
          <table:table-cell table:formula="of:=[.$M$2]+[.$M$3]*[.A1479]+[.$M$4]*[.A1479]^2+[.$M$5]*[.A1479]^3+[.$M$6]*[.A1479]^4+[.$N$2]*[.A1479]^5+[.$N$3]*[.A1479]^6+[.$N$4]*[.A1479]^7+[.$N$5]*[.A1479]^8+[.$N$6]*[.A1479]^9" office:value-type="float" office:value="3.41794541450761">
            <text:p>3.4179454145</text:p>
          </table:table-cell>
          <table:table-cell table:formula="of:=[.B1479]/([.$B$2]+[.B1479])*[.$B$1]" office:value-type="float" office:value="0.603132521433694">
            <text:p>0.6031325214</text:p>
          </table:table-cell>
          <table:table-cell table:formula="of:=[.$D$5]*[.C1479]-[.$D$4]" office:value-type="float" office:value="-0.208269855551416">
            <text:p>-0.2082698556</text:p>
          </table:table-cell>
          <table:table-cell table:formula="of:=INT([.D1479]/[.$B$1]*1024)" office:value-type="float" office:value="-43">
            <text:p>-43</text:p>
          </table:table-cell>
          <table:table-cell table:number-columns-repeated="10"/>
        </table:table-row>
        <table:table-row table:style-name="ro2">
          <table:table-cell table:formula="of:=[.A1479]+[.$D$1]" office:value-type="float" office:value="126.799999999997">
            <text:p>126.8</text:p>
          </table:table-cell>
          <table:table-cell table:formula="of:=[.$M$2]+[.$M$3]*[.A1480]+[.$M$4]*[.A1480]^2+[.$M$5]*[.A1480]^3+[.$M$6]*[.A1480]^4+[.$N$2]*[.A1480]^5+[.$N$3]*[.A1480]^6+[.$N$4]*[.A1480]^7+[.$N$5]*[.A1480]^8+[.$N$6]*[.A1480]^9" office:value-type="float" office:value="3.40979408337026">
            <text:p>3.4097940834</text:p>
          </table:table-cell>
          <table:table-cell table:formula="of:=[.B1480]/([.$B$2]+[.B1480])*[.$B$1]" office:value-type="float" office:value="0.60186727685009">
            <text:p>0.6018672769</text:p>
          </table:table-cell>
          <table:table-cell table:formula="of:=[.$D$5]*[.C1480]-[.$D$4]" office:value-type="float" office:value="-0.210064639501943">
            <text:p>-0.2100646395</text:p>
          </table:table-cell>
          <table:table-cell table:formula="of:=INT([.D1480]/[.$B$1]*1024)" office:value-type="float" office:value="-44">
            <text:p>-44</text:p>
          </table:table-cell>
          <table:table-cell table:number-columns-repeated="10"/>
        </table:table-row>
        <table:table-row table:style-name="ro2">
          <table:table-cell table:formula="of:=[.A1480]+[.$D$1]" office:value-type="float" office:value="126.899999999997">
            <text:p>126.9</text:p>
          </table:table-cell>
          <table:table-cell table:formula="of:=[.$M$2]+[.$M$3]*[.A1481]+[.$M$4]*[.A1481]^2+[.$M$5]*[.A1481]^3+[.$M$6]*[.A1481]^4+[.$N$2]*[.A1481]^5+[.$N$3]*[.A1481]^6+[.$N$4]*[.A1481]^7+[.$N$5]*[.A1481]^8+[.$N$6]*[.A1481]^9" office:value-type="float" office:value="3.40164749971098">
            <text:p>3.4016474997</text:p>
          </table:table-cell>
          <table:table-cell table:formula="of:=[.B1481]/([.$B$2]+[.B1481])*[.$B$1]" office:value-type="float" office:value="0.60060204141912">
            <text:p>0.6006020414</text:p>
          </table:table-cell>
          <table:table-cell table:formula="of:=[.$D$5]*[.C1481]-[.$D$4]" office:value-type="float" office:value="-0.211859410469209">
            <text:p>-0.2118594105</text:p>
          </table:table-cell>
          <table:table-cell table:formula="of:=INT([.D1481]/[.$B$1]*1024)" office:value-type="float" office:value="-44">
            <text:p>-44</text:p>
          </table:table-cell>
          <table:table-cell table:number-columns-repeated="10"/>
        </table:table-row>
        <table:table-row table:style-name="ro2">
          <table:table-cell table:formula="of:=[.A1481]+[.$D$1]" office:value-type="float" office:value="126.999999999997">
            <text:p>127</text:p>
          </table:table-cell>
          <table:table-cell table:formula="of:=[.$M$2]+[.$M$3]*[.A1482]+[.$M$4]*[.A1482]^2+[.$M$5]*[.A1482]^3+[.$M$6]*[.A1482]^4+[.$N$2]*[.A1482]^5+[.$N$3]*[.A1482]^6+[.$N$4]*[.A1482]^7+[.$N$5]*[.A1482]^8+[.$N$6]*[.A1482]^9" office:value-type="float" office:value="3.39350571155947">
            <text:p>3.3935057116</text:p>
          </table:table-cell>
          <table:table-cell table:formula="of:=[.B1482]/([.$B$2]+[.B1482])*[.$B$1]" office:value-type="float" office:value="0.599336823251071">
            <text:p>0.5993368233</text:p>
          </table:table-cell>
          <table:table-cell table:formula="of:=[.$D$5]*[.C1482]-[.$D$4]" office:value-type="float" office:value="-0.213654156948551">
            <text:p>-0.2136541569</text:p>
          </table:table-cell>
          <table:table-cell table:formula="of:=INT([.D1482]/[.$B$1]*1024)" office:value-type="float" office:value="-44">
            <text:p>-44</text:p>
          </table:table-cell>
          <table:table-cell table:number-columns-repeated="10"/>
        </table:table-row>
        <table:table-row table:style-name="ro2">
          <table:table-cell table:formula="of:=[.A1482]+[.$D$1]" office:value-type="float" office:value="127.099999999997">
            <text:p>127.1</text:p>
          </table:table-cell>
          <table:table-cell table:formula="of:=[.$M$2]+[.$M$3]*[.A1483]+[.$M$4]*[.A1483]^2+[.$M$5]*[.A1483]^3+[.$M$6]*[.A1483]^4+[.$N$2]*[.A1483]^5+[.$N$3]*[.A1483]^6+[.$N$4]*[.A1483]^7+[.$N$5]*[.A1483]^8+[.$N$6]*[.A1483]^9" office:value-type="float" office:value="3.38536876791377">
            <text:p>3.3853687679</text:p>
          </table:table-cell>
          <table:table-cell table:formula="of:=[.B1483]/([.$B$2]+[.B1483])*[.$B$1]" office:value-type="float" office:value="0.598071630624739">
            <text:p>0.5980716306</text:p>
          </table:table-cell>
          <table:table-cell table:formula="of:=[.$D$5]*[.C1483]-[.$D$4]" office:value-type="float" office:value="-0.21544886719627">
            <text:p>-0.2154488672</text:p>
          </table:table-cell>
          <table:table-cell table:formula="of:=INT([.D1483]/[.$B$1]*1024)" office:value-type="float" office:value="-45">
            <text:p>-45</text:p>
          </table:table-cell>
          <table:table-cell table:number-columns-repeated="10"/>
        </table:table-row>
        <table:table-row table:style-name="ro2">
          <table:table-cell table:formula="of:=[.A1483]+[.$D$1]" office:value-type="float" office:value="127.199999999997">
            <text:p>127.2</text:p>
          </table:table-cell>
          <table:table-cell table:formula="of:=[.$M$2]+[.$M$3]*[.A1484]+[.$M$4]*[.A1484]^2+[.$M$5]*[.A1484]^3+[.$M$6]*[.A1484]^4+[.$N$2]*[.A1484]^5+[.$N$3]*[.A1484]^6+[.$N$4]*[.A1484]^7+[.$N$5]*[.A1484]^8+[.$N$6]*[.A1484]^9" office:value-type="float" office:value="3.37723671873258">
            <text:p>3.3772367187</text:p>
          </table:table-cell>
          <table:table-cell table:formula="of:=[.B1484]/([.$B$2]+[.B1484])*[.$B$1]" office:value-type="float" office:value="0.596806471986684">
            <text:p>0.596806472</text:p>
          </table:table-cell>
          <table:table-cell table:formula="of:=[.$D$5]*[.C1484]-[.$D$4]" office:value-type="float" office:value="-0.217243529230692">
            <text:p>-0.2172435292</text:p>
          </table:table-cell>
          <table:table-cell table:formula="of:=INT([.D1484]/[.$B$1]*1024)" office:value-type="float" office:value="-45">
            <text:p>-45</text:p>
          </table:table-cell>
          <table:table-cell table:number-columns-repeated="10"/>
        </table:table-row>
        <table:table-row table:style-name="ro2">
          <table:table-cell table:formula="of:=[.A1484]+[.$D$1]" office:value-type="float" office:value="127.299999999997">
            <text:p>127.3</text:p>
          </table:table-cell>
          <table:table-cell table:formula="of:=[.$M$2]+[.$M$3]*[.A1485]+[.$M$4]*[.A1485]^2+[.$M$5]*[.A1485]^3+[.$M$6]*[.A1485]^4+[.$N$2]*[.A1485]^5+[.$N$3]*[.A1485]^6+[.$N$4]*[.A1485]^7+[.$N$5]*[.A1485]^8+[.$N$6]*[.A1485]^9" office:value-type="float" office:value="3.36910961493285">
            <text:p>3.3691096149</text:p>
          </table:table-cell>
          <table:table-cell table:formula="of:=[.B1485]/([.$B$2]+[.B1485])*[.$B$1]" office:value-type="float" office:value="0.595541355951302">
            <text:p>0.595541356</text:p>
          </table:table-cell>
          <table:table-cell table:formula="of:=[.$D$5]*[.C1485]-[.$D$4]" office:value-type="float" office:value="-0.21903813083206">
            <text:p>-0.2190381308</text:p>
          </table:table-cell>
          <table:table-cell table:formula="of:=INT([.D1485]/[.$B$1]*1024)" office:value-type="float" office:value="-45">
            <text:p>-45</text:p>
          </table:table-cell>
          <table:table-cell table:number-columns-repeated="10"/>
        </table:table-row>
        <table:table-row table:style-name="ro2">
          <table:table-cell table:formula="of:=[.A1485]+[.$D$1]" office:value-type="float" office:value="127.399999999997">
            <text:p>127.4</text:p>
          </table:table-cell>
          <table:table-cell table:formula="of:=[.$M$2]+[.$M$3]*[.A1486]+[.$M$4]*[.A1486]^2+[.$M$5]*[.A1486]^3+[.$M$6]*[.A1486]^4+[.$N$2]*[.A1486]^5+[.$N$3]*[.A1486]^6+[.$N$4]*[.A1486]^7+[.$N$5]*[.A1486]^8+[.$N$6]*[.A1486]^9" office:value-type="float" office:value="3.36098750838573">
            <text:p>3.3609875084</text:p>
          </table:table-cell>
          <table:table-cell table:formula="of:=[.B1486]/([.$B$2]+[.B1486])*[.$B$1]" office:value-type="float" office:value="0.594276291300618">
            <text:p>0.5942762913</text:p>
          </table:table-cell>
          <table:table-cell table:formula="of:=[.$D$5]*[.C1486]-[.$D$4]" office:value-type="float" office:value="-0.220832659542833">
            <text:p>-0.2208326595</text:p>
          </table:table-cell>
          <table:table-cell table:formula="of:=INT([.D1486]/[.$B$1]*1024)" office:value-type="float" office:value="-46">
            <text:p>-46</text:p>
          </table:table-cell>
          <table:table-cell table:number-columns-repeated="10"/>
        </table:table-row>
        <table:table-row table:style-name="ro2">
          <table:table-cell table:formula="of:=[.A1486]+[.$D$1]" office:value-type="float" office:value="127.499999999997">
            <text:p>127.5</text:p>
          </table:table-cell>
          <table:table-cell table:formula="of:=[.$M$2]+[.$M$3]*[.A1487]+[.$M$4]*[.A1487]^2+[.$M$5]*[.A1487]^3+[.$M$6]*[.A1487]^4+[.$N$2]*[.A1487]^5+[.$N$3]*[.A1487]^6+[.$N$4]*[.A1487]^7+[.$N$5]*[.A1487]^8+[.$N$6]*[.A1487]^9" office:value-type="float" office:value="3.35287045190807">
            <text:p>3.3528704519</text:p>
          </table:table-cell>
          <table:table-cell table:formula="of:=[.B1487]/([.$B$2]+[.B1487])*[.$B$1]" office:value-type="float" office:value="0.593011286983413">
            <text:p>0.593011287</text:p>
          </table:table-cell>
          <table:table-cell table:formula="of:=[.$D$5]*[.C1487]-[.$D$4]" office:value-type="float" office:value="-0.222627102668919">
            <text:p>-0.2226271027</text:p>
          </table:table-cell>
          <table:table-cell table:formula="of:=INT([.D1487]/[.$B$1]*1024)" office:value-type="float" office:value="-46">
            <text:p>-46</text:p>
          </table:table-cell>
          <table:table-cell table:number-columns-repeated="10"/>
        </table:table-row>
        <table:table-row table:style-name="ro2">
          <table:table-cell table:formula="of:=[.A1487]+[.$D$1]" office:value-type="float" office:value="127.599999999997">
            <text:p>127.6</text:p>
          </table:table-cell>
          <table:table-cell table:formula="of:=[.$M$2]+[.$M$3]*[.A1488]+[.$M$4]*[.A1488]^2+[.$M$5]*[.A1488]^3+[.$M$6]*[.A1488]^4+[.$N$2]*[.A1488]^5+[.$N$3]*[.A1488]^6+[.$N$4]*[.A1488]^7+[.$N$5]*[.A1488]^8+[.$N$6]*[.A1488]^9" office:value-type="float" office:value="3.34475849926068">
            <text:p>3.3447584993</text:p>
          </table:table-cell>
          <table:table-cell table:formula="of:=[.B1488]/([.$B$2]+[.B1488])*[.$B$1]" office:value-type="float" office:value="0.591746352115382">
            <text:p>0.5917463521</text:p>
          </table:table-cell>
          <table:table-cell table:formula="of:=[.$D$5]*[.C1488]-[.$D$4]" office:value-type="float" office:value="-0.224421447279459">
            <text:p>-0.2244214473</text:p>
          </table:table-cell>
          <table:table-cell table:formula="of:=INT([.D1488]/[.$B$1]*1024)" office:value-type="float" office:value="-46">
            <text:p>-46</text:p>
          </table:table-cell>
          <table:table-cell table:number-columns-repeated="10"/>
        </table:table-row>
        <table:table-row table:style-name="ro2">
          <table:table-cell table:formula="of:=[.A1488]+[.$D$1]" office:value-type="float" office:value="127.699999999997">
            <text:p>127.7</text:p>
          </table:table-cell>
          <table:table-cell table:formula="of:=[.$M$2]+[.$M$3]*[.A1489]+[.$M$4]*[.A1489]^2+[.$M$5]*[.A1489]^3+[.$M$6]*[.A1489]^4+[.$N$2]*[.A1489]^5+[.$N$3]*[.A1489]^6+[.$N$4]*[.A1489]^7+[.$N$5]*[.A1489]^8+[.$N$6]*[.A1489]^9" office:value-type="float" office:value="3.33665170514257">
            <text:p>3.3366517051</text:p>
          </table:table-cell>
          <table:table-cell table:formula="of:=[.B1489]/([.$B$2]+[.B1489])*[.$B$1]" office:value-type="float" office:value="0.590481495978669">
            <text:p>0.590481496</text:p>
          </table:table-cell>
          <table:table-cell table:formula="of:=[.$D$5]*[.C1489]-[.$D$4]" office:value-type="float" office:value="-0.226215680207476">
            <text:p>-0.2262156802</text:p>
          </table:table-cell>
          <table:table-cell table:formula="of:=INT([.D1489]/[.$B$1]*1024)" office:value-type="float" office:value="-47">
            <text:p>-47</text:p>
          </table:table-cell>
          <table:table-cell table:number-columns-repeated="10"/>
        </table:table-row>
        <table:table-row table:style-name="ro2">
          <table:table-cell table:formula="of:=[.A1489]+[.$D$1]" office:value-type="float" office:value="127.799999999997">
            <text:p>127.8</text:p>
          </table:table-cell>
          <table:table-cell table:formula="of:=[.$M$2]+[.$M$3]*[.A1490]+[.$M$4]*[.A1490]^2+[.$M$5]*[.A1490]^3+[.$M$6]*[.A1490]^4+[.$N$2]*[.A1490]^5+[.$N$3]*[.A1490]^6+[.$N$4]*[.A1490]^7+[.$N$5]*[.A1490]^8+[.$N$6]*[.A1490]^9" office:value-type="float" office:value="3.32855012518527">
            <text:p>3.3285501252</text:p>
          </table:table-cell>
          <table:table-cell table:formula="of:=[.B1490]/([.$B$2]+[.B1490])*[.$B$1]" office:value-type="float" office:value="0.589216728021409">
            <text:p>0.589216728</text:p>
          </table:table-cell>
          <table:table-cell table:formula="of:=[.$D$5]*[.C1490]-[.$D$4]" office:value-type="float" office:value="-0.228009788050534">
            <text:p>-0.2280097881</text:p>
          </table:table-cell>
          <table:table-cell table:formula="of:=INT([.D1490]/[.$B$1]*1024)" office:value-type="float" office:value="-47">
            <text:p>-47</text:p>
          </table:table-cell>
          <table:table-cell table:number-columns-repeated="10"/>
        </table:table-row>
        <table:table-row table:style-name="ro2">
          <table:table-cell table:formula="of:=[.A1490]+[.$D$1]" office:value-type="float" office:value="127.899999999997">
            <text:p>127.9</text:p>
          </table:table-cell>
          <table:table-cell table:formula="of:=[.$M$2]+[.$M$3]*[.A1491]+[.$M$4]*[.A1491]^2+[.$M$5]*[.A1491]^3+[.$M$6]*[.A1491]^4+[.$N$2]*[.A1491]^5+[.$N$3]*[.A1491]^6+[.$N$4]*[.A1491]^7+[.$N$5]*[.A1491]^8+[.$N$6]*[.A1491]^9" office:value-type="float" office:value="3.32045381594585">
            <text:p>3.3204538159</text:p>
          </table:table-cell>
          <table:table-cell table:formula="of:=[.B1491]/([.$B$2]+[.B1491])*[.$B$1]" office:value-type="float" office:value="0.587952057857067">
            <text:p>0.5879520579</text:p>
          </table:table-cell>
          <table:table-cell table:formula="of:=[.$D$5]*[.C1491]-[.$D$4]" office:value-type="float" office:value="-0.22980375717167">
            <text:p>-0.2298037572</text:p>
          </table:table-cell>
          <table:table-cell table:formula="of:=INT([.D1491]/[.$B$1]*1024)" office:value-type="float" office:value="-48">
            <text:p>-48</text:p>
          </table:table-cell>
          <table:table-cell table:number-columns-repeated="10"/>
        </table:table-row>
        <table:table-row table:style-name="ro2">
          <table:table-cell table:formula="of:=[.A1491]+[.$D$1]" office:value-type="float" office:value="127.999999999997">
            <text:p>128</text:p>
          </table:table-cell>
          <table:table-cell table:formula="of:=[.$M$2]+[.$M$3]*[.A1492]+[.$M$4]*[.A1492]^2+[.$M$5]*[.A1492]^3+[.$M$6]*[.A1492]^4+[.$N$2]*[.A1492]^5+[.$N$3]*[.A1492]^6+[.$N$4]*[.A1492]^7+[.$N$5]*[.A1492]^8+[.$N$6]*[.A1492]^9" office:value-type="float" office:value="3.31236283490728">
            <text:p>3.3123628349</text:p>
          </table:table-cell>
          <table:table-cell table:formula="of:=[.B1492]/([.$B$2]+[.B1492])*[.$B$1]" office:value-type="float" office:value="0.58668749526492">
            <text:p>0.5866874953</text:p>
          </table:table-cell>
          <table:table-cell table:formula="of:=[.$D$5]*[.C1492]-[.$D$4]" office:value-type="float" office:value="-0.231597573698715">
            <text:p>-0.2315975737</text:p>
          </table:table-cell>
          <table:table-cell table:formula="of:=INT([.D1492]/[.$B$1]*1024)" office:value-type="float" office:value="-48">
            <text:p>-48</text:p>
          </table:table-cell>
          <table:table-cell table:number-columns-repeated="10"/>
        </table:table-row>
        <table:table-row table:style-name="ro2">
          <table:table-cell table:formula="of:=[.A1492]+[.$D$1]" office:value-type="float" office:value="128.099999999997">
            <text:p>128.1</text:p>
          </table:table-cell>
          <table:table-cell table:formula="of:=[.$M$2]+[.$M$3]*[.A1493]+[.$M$4]*[.A1493]^2+[.$M$5]*[.A1493]^3+[.$M$6]*[.A1493]^4+[.$N$2]*[.A1493]^5+[.$N$3]*[.A1493]^6+[.$N$4]*[.A1493]^7+[.$N$5]*[.A1493]^8+[.$N$6]*[.A1493]^9" office:value-type="float" office:value="3.3042772404666">
            <text:p>3.3042772405</text:p>
          </table:table-cell>
          <table:table-cell table:formula="of:=[.B1493]/([.$B$2]+[.B1493])*[.$B$1]" office:value-type="float" office:value="0.585423050188633">
            <text:p>0.5854230502</text:p>
          </table:table-cell>
          <table:table-cell table:formula="of:=[.$D$5]*[.C1493]-[.$D$4]" office:value-type="float" office:value="-0.233391223526307">
            <text:p>-0.2333912235</text:p>
          </table:table-cell>
          <table:table-cell table:formula="of:=INT([.D1493]/[.$B$1]*1024)" office:value-type="float" office:value="-48">
            <text:p>-48</text:p>
          </table:table-cell>
          <table:table-cell table:number-columns-repeated="10"/>
        </table:table-row>
        <table:table-row table:style-name="ro2">
          <table:table-cell table:formula="of:=[.A1493]+[.$D$1]" office:value-type="float" office:value="128.199999999997">
            <text:p>128.2</text:p>
          </table:table-cell>
          <table:table-cell table:formula="of:=[.$M$2]+[.$M$3]*[.A1494]+[.$M$4]*[.A1494]^2+[.$M$5]*[.A1494]^3+[.$M$6]*[.A1494]^4+[.$N$2]*[.A1494]^5+[.$N$3]*[.A1494]^6+[.$N$4]*[.A1494]^7+[.$N$5]*[.A1494]^8+[.$N$6]*[.A1494]^9" office:value-type="float" office:value="3.29619709193472">
            <text:p>3.2961970919</text:p>
          </table:table-cell>
          <table:table-cell table:formula="of:=[.B1494]/([.$B$2]+[.B1494])*[.$B$1]" office:value-type="float" office:value="0.584158732736638">
            <text:p>0.5841587327</text:p>
          </table:table-cell>
          <table:table-cell table:formula="of:=[.$D$5]*[.C1494]-[.$D$4]" office:value-type="float" office:value="-0.23518469231536">
            <text:p>-0.2351846923</text:p>
          </table:table-cell>
          <table:table-cell table:formula="of:=INT([.D1494]/[.$B$1]*1024)" office:value-type="float" office:value="-49">
            <text:p>-49</text:p>
          </table:table-cell>
          <table:table-cell table:number-columns-repeated="10"/>
        </table:table-row>
        <table:table-row table:style-name="ro2">
          <table:table-cell table:formula="of:=[.A1494]+[.$D$1]" office:value-type="float" office:value="128.299999999997">
            <text:p>128.3</text:p>
          </table:table-cell>
          <table:table-cell table:formula="of:=[.$M$2]+[.$M$3]*[.A1495]+[.$M$4]*[.A1495]^2+[.$M$5]*[.A1495]^3+[.$M$6]*[.A1495]^4+[.$N$2]*[.A1495]^5+[.$N$3]*[.A1495]^6+[.$N$4]*[.A1495]^7+[.$N$5]*[.A1495]^8+[.$N$6]*[.A1495]^9" office:value-type="float" office:value="3.28812244952761">
            <text:p>3.2881224495</text:p>
          </table:table-cell>
          <table:table-cell table:formula="of:=[.B1495]/([.$B$2]+[.B1495])*[.$B$1]" office:value-type="float" office:value="0.582894553181186">
            <text:p>0.5828945532</text:p>
          </table:table-cell>
          <table:table-cell table:formula="of:=[.$D$5]*[.C1495]-[.$D$4]" office:value-type="float" office:value="-0.236977965494406">
            <text:p>-0.2369779655</text:p>
          </table:table-cell>
          <table:table-cell table:formula="of:=INT([.D1495]/[.$B$1]*1024)" office:value-type="float" office:value="-49">
            <text:p>-49</text:p>
          </table:table-cell>
          <table:table-cell table:number-columns-repeated="10"/>
        </table:table-row>
        <table:table-row table:style-name="ro2">
          <table:table-cell table:formula="of:=[.A1495]+[.$D$1]" office:value-type="float" office:value="128.399999999997">
            <text:p>128.4</text:p>
          </table:table-cell>
          <table:table-cell table:formula="of:=[.$M$2]+[.$M$3]*[.A1496]+[.$M$4]*[.A1496]^2+[.$M$5]*[.A1496]^3+[.$M$6]*[.A1496]^4+[.$N$2]*[.A1496]^5+[.$N$3]*[.A1496]^6+[.$N$4]*[.A1496]^7+[.$N$5]*[.A1496]^8+[.$N$6]*[.A1496]^9" office:value-type="float" office:value="3.28005337436244">
            <text:p>3.2800533744</text:p>
          </table:table-cell>
          <table:table-cell table:formula="of:=[.B1496]/([.$B$2]+[.B1496])*[.$B$1]" office:value-type="float" office:value="0.581630521958148">
            <text:p>0.581630522</text:p>
          </table:table-cell>
          <table:table-cell table:formula="of:=[.$D$5]*[.C1496]-[.$D$4]" office:value-type="float" office:value="-0.238771028259875">
            <text:p>-0.2387710283</text:p>
          </table:table-cell>
          <table:table-cell table:formula="of:=INT([.D1496]/[.$B$1]*1024)" office:value-type="float" office:value="-49">
            <text:p>-49</text:p>
          </table:table-cell>
          <table:table-cell table:number-columns-repeated="10"/>
        </table:table-row>
        <table:table-row table:style-name="ro2">
          <table:table-cell table:formula="of:=[.A1496]+[.$D$1]" office:value-type="float" office:value="128.499999999997">
            <text:p>128.5</text:p>
          </table:table-cell>
          <table:table-cell table:formula="of:=[.$M$2]+[.$M$3]*[.A1497]+[.$M$4]*[.A1497]^2+[.$M$5]*[.A1497]^3+[.$M$6]*[.A1497]^4+[.$N$2]*[.A1497]^5+[.$N$3]*[.A1497]^6+[.$N$4]*[.A1497]^7+[.$N$5]*[.A1497]^8+[.$N$6]*[.A1497]^9" office:value-type="float" office:value="3.27198992845396">
            <text:p>3.2719899285</text:p>
          </table:table-cell>
          <table:table-cell table:formula="of:=[.B1497]/([.$B$2]+[.B1497])*[.$B$1]" office:value-type="float" office:value="0.580366649666864">
            <text:p>0.5803666497</text:p>
          </table:table-cell>
          <table:table-cell table:formula="of:=[.$D$5]*[.C1497]-[.$D$4]" office:value-type="float" office:value="-0.240563865576318">
            <text:p>-0.2405638656</text:p>
          </table:table-cell>
          <table:table-cell table:formula="of:=INT([.D1497]/[.$B$1]*1024)" office:value-type="float" office:value="-50">
            <text:p>-50</text:p>
          </table:table-cell>
          <table:table-cell table:number-columns-repeated="10"/>
        </table:table-row>
        <table:table-row table:style-name="ro2">
          <table:table-cell table:formula="of:=[.A1497]+[.$D$1]" office:value-type="float" office:value="128.599999999997">
            <text:p>128.6</text:p>
          </table:table-cell>
          <table:table-cell table:formula="of:=[.$M$2]+[.$M$3]*[.A1498]+[.$M$4]*[.A1498]^2+[.$M$5]*[.A1498]^3+[.$M$6]*[.A1498]^4+[.$N$2]*[.A1498]^5+[.$N$3]*[.A1498]^6+[.$N$4]*[.A1498]^7+[.$N$5]*[.A1498]^8+[.$N$6]*[.A1498]^9" office:value-type="float" office:value="3.26393217470198">
            <text:p>3.2639321747</text:p>
          </table:table-cell>
          <table:table-cell table:formula="of:=[.B1498]/([.$B$2]+[.B1498])*[.$B$1]" office:value-type="float" office:value="0.579102947068587">
            <text:p>0.5791029471</text:p>
          </table:table-cell>
          <table:table-cell table:formula="of:=[.$D$5]*[.C1498]-[.$D$4]" office:value-type="float" office:value="-0.242356462178602">
            <text:p>-0.2423564622</text:p>
          </table:table-cell>
          <table:table-cell table:formula="of:=INT([.D1498]/[.$B$1]*1024)" office:value-type="float" office:value="-50">
            <text:p>-50</text:p>
          </table:table-cell>
          <table:table-cell table:number-columns-repeated="10"/>
        </table:table-row>
        <table:table-row table:style-name="ro2">
          <table:table-cell table:formula="of:=[.A1498]+[.$D$1]" office:value-type="float" office:value="128.699999999997">
            <text:p>128.7</text:p>
          </table:table-cell>
          <table:table-cell table:formula="of:=[.$M$2]+[.$M$3]*[.A1499]+[.$M$4]*[.A1499]^2+[.$M$5]*[.A1499]^3+[.$M$6]*[.A1499]^4+[.$N$2]*[.A1499]^5+[.$N$3]*[.A1499]^6+[.$N$4]*[.A1499]^7+[.$N$5]*[.A1499]^8+[.$N$6]*[.A1499]^9" office:value-type="float" office:value="3.25588017689824">
            <text:p>3.2558801769</text:p>
          </table:table-cell>
          <table:table-cell table:formula="of:=[.B1499]/([.$B$2]+[.B1499])*[.$B$1]" office:value-type="float" office:value="0.577839425087973">
            <text:p>0.5778394251</text:p>
          </table:table-cell>
          <table:table-cell table:formula="of:=[.$D$5]*[.C1499]-[.$D$4]" office:value-type="float" office:value="-0.244148802569806">
            <text:p>-0.2441488026</text:p>
          </table:table-cell>
          <table:table-cell table:formula="of:=INT([.D1499]/[.$B$1]*1024)" office:value-type="float" office:value="-51">
            <text:p>-51</text:p>
          </table:table-cell>
          <table:table-cell table:number-columns-repeated="10"/>
        </table:table-row>
        <table:table-row table:style-name="ro2">
          <table:table-cell table:formula="of:=[.A1499]+[.$D$1]" office:value-type="float" office:value="128.799999999997">
            <text:p>128.8</text:p>
          </table:table-cell>
          <table:table-cell table:formula="of:=[.$M$2]+[.$M$3]*[.A1500]+[.$M$4]*[.A1500]^2+[.$M$5]*[.A1500]^3+[.$M$6]*[.A1500]^4+[.$N$2]*[.A1500]^5+[.$N$3]*[.A1500]^6+[.$N$4]*[.A1500]^7+[.$N$5]*[.A1500]^8+[.$N$6]*[.A1500]^9" office:value-type="float" office:value="3.2478339997075">
            <text:p>3.2478339997</text:p>
          </table:table-cell>
          <table:table-cell table:formula="of:=[.B1500]/([.$B$2]+[.B1500])*[.$B$1]" office:value-type="float" office:value="0.576576094810505">
            <text:p>0.5765760948</text:p>
          </table:table-cell>
          <table:table-cell table:formula="of:=[.$D$5]*[.C1500]-[.$D$4]" office:value-type="float" office:value="-0.245940871024867">
            <text:p>-0.245940871</text:p>
          </table:table-cell>
          <table:table-cell table:formula="of:=INT([.D1500]/[.$B$1]*1024)" office:value-type="float" office:value="-51">
            <text:p>-51</text:p>
          </table:table-cell>
          <table:table-cell table:number-columns-repeated="10"/>
        </table:table-row>
        <table:table-row table:style-name="ro2">
          <table:table-cell table:formula="of:=[.A1500]+[.$D$1]" office:value-type="float" office:value="128.899999999997">
            <text:p>128.9</text:p>
          </table:table-cell>
          <table:table-cell table:formula="of:=[.$M$2]+[.$M$3]*[.A1501]+[.$M$4]*[.A1501]^2+[.$M$5]*[.A1501]^3+[.$M$6]*[.A1501]^4+[.$N$2]*[.A1501]^5+[.$N$3]*[.A1501]^6+[.$N$4]*[.A1501]^7+[.$N$5]*[.A1501]^8+[.$N$6]*[.A1501]^9" office:value-type="float" office:value="3.23979370866837">
            <text:p>3.2397937087</text:p>
          </table:table-cell>
          <table:table-cell table:formula="of:=[.B1501]/([.$B$2]+[.B1501])*[.$B$1]" office:value-type="float" office:value="0.575312967483043">
            <text:p>0.5753129675</text:p>
          </table:table-cell>
          <table:table-cell table:formula="of:=[.$D$5]*[.C1501]-[.$D$4]" office:value-type="float" office:value="-0.247732651589811">
            <text:p>-0.2477326516</text:p>
          </table:table-cell>
          <table:table-cell table:formula="of:=INT([.D1501]/[.$B$1]*1024)" office:value-type="float" office:value="-51">
            <text:p>-51</text:p>
          </table:table-cell>
          <table:table-cell table:number-columns-repeated="10"/>
        </table:table-row>
        <table:table-row table:style-name="ro2">
          <table:table-cell table:formula="of:=[.A1501]+[.$D$1]" office:value-type="float" office:value="128.999999999997">
            <text:p>129</text:p>
          </table:table-cell>
          <table:table-cell table:formula="of:=[.$M$2]+[.$M$3]*[.A1502]+[.$M$4]*[.A1502]^2+[.$M$5]*[.A1502]^3+[.$M$6]*[.A1502]^4+[.$N$2]*[.A1502]^5+[.$N$3]*[.A1502]^6+[.$N$4]*[.A1502]^7+[.$N$5]*[.A1502]^8+[.$N$6]*[.A1502]^9" office:value-type="float" office:value="3.23175937018868">
            <text:p>3.2317593702</text:p>
          </table:table-cell>
          <table:table-cell table:formula="of:=[.B1502]/([.$B$2]+[.B1502])*[.$B$1]" office:value-type="float" office:value="0.574050054513472">
            <text:p>0.5740500545</text:p>
          </table:table-cell>
          <table:table-cell table:formula="of:=[.$D$5]*[.C1502]-[.$D$4]" office:value-type="float" office:value="-0.249524128082238">
            <text:p>-0.2495241281</text:p>
          </table:table-cell>
          <table:table-cell table:formula="of:=INT([.D1502]/[.$B$1]*1024)" office:value-type="float" office:value="-52">
            <text:p>-52</text:p>
          </table:table-cell>
          <table:table-cell table:number-columns-repeated="10"/>
        </table:table-row>
        <table:table-row table:style-name="ro2">
          <table:table-cell table:formula="of:=[.A1502]+[.$D$1]" office:value-type="float" office:value="129.099999999997">
            <text:p>129.1</text:p>
          </table:table-cell>
          <table:table-cell table:formula="of:=[.$M$2]+[.$M$3]*[.A1503]+[.$M$4]*[.A1503]^2+[.$M$5]*[.A1503]^3+[.$M$6]*[.A1503]^4+[.$N$2]*[.A1503]^5+[.$N$3]*[.A1503]^6+[.$N$4]*[.A1503]^7+[.$N$5]*[.A1503]^8+[.$N$6]*[.A1503]^9" office:value-type="float" office:value="3.22373105154045">
            <text:p>3.2237310515</text:p>
          </table:table-cell>
          <table:table-cell table:formula="of:=[.B1503]/([.$B$2]+[.B1503])*[.$B$1]" office:value-type="float" office:value="0.572787367470324">
            <text:p>0.5727873675</text:p>
          </table:table-cell>
          <table:table-cell table:formula="of:=[.$D$5]*[.C1503]-[.$D$4]" office:value-type="float" office:value="-0.251315284091872">
            <text:p>-0.2513152841</text:p>
          </table:table-cell>
          <table:table-cell table:formula="of:=INT([.D1503]/[.$B$1]*1024)" office:value-type="float" office:value="-52">
            <text:p>-52</text:p>
          </table:table-cell>
          <table:table-cell table:number-columns-repeated="10"/>
        </table:table-row>
        <table:table-row table:style-name="ro2">
          <table:table-cell table:formula="of:=[.A1503]+[.$D$1]" office:value-type="float" office:value="129.199999999997">
            <text:p>129.2</text:p>
          </table:table-cell>
          <table:table-cell table:formula="of:=[.$M$2]+[.$M$3]*[.A1504]+[.$M$4]*[.A1504]^2+[.$M$5]*[.A1504]^3+[.$M$6]*[.A1504]^4+[.$N$2]*[.A1504]^5+[.$N$3]*[.A1504]^6+[.$N$4]*[.A1504]^7+[.$N$5]*[.A1504]^8+[.$N$6]*[.A1504]^9" office:value-type="float" office:value="3.2157088208449">
            <text:p>3.2157088208</text:p>
          </table:table-cell>
          <table:table-cell table:formula="of:=[.B1504]/([.$B$2]+[.B1504])*[.$B$1]" office:value-type="float" office:value="0.571524918080803">
            <text:p>0.5715249181</text:p>
          </table:table-cell>
          <table:table-cell table:formula="of:=[.$D$5]*[.C1504]-[.$D$4]" office:value-type="float" office:value="-0.253106102983355">
            <text:p>-0.253106103</text:p>
          </table:table-cell>
          <table:table-cell table:formula="of:=INT([.D1504]/[.$B$1]*1024)" office:value-type="float" office:value="-52">
            <text:p>-52</text:p>
          </table:table-cell>
          <table:table-cell table:number-columns-repeated="10"/>
        </table:table-row>
        <table:table-row table:style-name="ro2">
          <table:table-cell table:formula="of:=[.A1504]+[.$D$1]" office:value-type="float" office:value="129.299999999997">
            <text:p>129.3</text:p>
          </table:table-cell>
          <table:table-cell table:formula="of:=[.$M$2]+[.$M$3]*[.A1505]+[.$M$4]*[.A1505]^2+[.$M$5]*[.A1505]^3+[.$M$6]*[.A1505]^4+[.$N$2]*[.A1505]^5+[.$N$3]*[.A1505]^6+[.$N$4]*[.A1505]^7+[.$N$5]*[.A1505]^8+[.$N$6]*[.A1505]^9" office:value-type="float" office:value="3.20769274707834">
            <text:p>3.2076927471</text:p>
          </table:table-cell>
          <table:table-cell table:formula="of:=[.B1505]/([.$B$2]+[.B1505])*[.$B$1]" office:value-type="float" office:value="0.570262718232106">
            <text:p>0.5702627182</text:p>
          </table:table-cell>
          <table:table-cell table:formula="of:=[.$D$5]*[.C1505]-[.$D$4]" office:value-type="float" office:value="-0.254896567894374">
            <text:p>-0.2548965679</text:p>
          </table:table-cell>
          <table:table-cell table:formula="of:=INT([.D1505]/[.$B$1]*1024)" office:value-type="float" office:value="-53">
            <text:p>-53</text:p>
          </table:table-cell>
          <table:table-cell table:number-columns-repeated="10"/>
        </table:table-row>
        <table:table-row table:style-name="ro2">
          <table:table-cell table:formula="of:=[.A1505]+[.$D$1]" office:value-type="float" office:value="129.399999999997">
            <text:p>129.4</text:p>
          </table:table-cell>
          <table:table-cell table:formula="of:=[.$M$2]+[.$M$3]*[.A1506]+[.$M$4]*[.A1506]^2+[.$M$5]*[.A1506]^3+[.$M$6]*[.A1506]^4+[.$N$2]*[.A1506]^5+[.$N$3]*[.A1506]^6+[.$N$4]*[.A1506]^7+[.$N$5]*[.A1506]^8+[.$N$6]*[.A1506]^9" office:value-type="float" office:value="3.19968290006156">
            <text:p>3.1996829001</text:p>
          </table:table-cell>
          <table:table-cell table:formula="of:=[.B1506]/([.$B$2]+[.B1506])*[.$B$1]" office:value-type="float" office:value="0.569000779970128">
            <text:p>0.56900078</text:p>
          </table:table-cell>
          <table:table-cell table:formula="of:=[.$D$5]*[.C1506]-[.$D$4]" office:value-type="float" office:value="-0.256686661737497">
            <text:p>-0.2566866617</text:p>
          </table:table-cell>
          <table:table-cell table:formula="of:=INT([.D1506]/[.$B$1]*1024)" office:value-type="float" office:value="-53">
            <text:p>-53</text:p>
          </table:table-cell>
          <table:table-cell table:number-columns-repeated="10"/>
        </table:table-row>
        <table:table-row table:style-name="ro2">
          <table:table-cell table:formula="of:=[.A1506]+[.$D$1]" office:value-type="float" office:value="129.499999999997">
            <text:p>129.5</text:p>
          </table:table-cell>
          <table:table-cell table:formula="of:=[.$M$2]+[.$M$3]*[.A1507]+[.$M$4]*[.A1507]^2+[.$M$5]*[.A1507]^3+[.$M$6]*[.A1507]^4+[.$N$2]*[.A1507]^5+[.$N$3]*[.A1507]^6+[.$N$4]*[.A1507]^7+[.$N$5]*[.A1507]^8+[.$N$6]*[.A1507]^9" office:value-type="float" office:value="3.19167935045036">
            <text:p>3.1916793505</text:p>
          </table:table-cell>
          <table:table-cell table:formula="of:=[.B1507]/([.$B$2]+[.B1507])*[.$B$1]" office:value-type="float" office:value="0.567739115498363">
            <text:p>0.5677391155</text:p>
          </table:table-cell>
          <table:table-cell table:formula="of:=[.$D$5]*[.C1507]-[.$D$4]" office:value-type="float" office:value="-0.258476367201735">
            <text:p>-0.2584763672</text:p>
          </table:table-cell>
          <table:table-cell table:formula="of:=INT([.D1507]/[.$B$1]*1024)" office:value-type="float" office:value="-53">
            <text:p>-53</text:p>
          </table:table-cell>
          <table:table-cell table:number-columns-repeated="10"/>
        </table:table-row>
        <table:table-row table:style-name="ro2">
          <table:table-cell table:formula="of:=[.A1507]+[.$D$1]" office:value-type="float" office:value="129.599999999997">
            <text:p>129.6</text:p>
          </table:table-cell>
          <table:table-cell table:formula="of:=[.$M$2]+[.$M$3]*[.A1508]+[.$M$4]*[.A1508]^2+[.$M$5]*[.A1508]^3+[.$M$6]*[.A1508]^4+[.$N$2]*[.A1508]^5+[.$N$3]*[.A1508]^6+[.$N$4]*[.A1508]^7+[.$N$5]*[.A1508]^8+[.$N$6]*[.A1508]^9" office:value-type="float" office:value="3.18368216973317">
            <text:p>3.1836821697</text:p>
          </table:table-cell>
          <table:table-cell table:formula="of:=[.B1508]/([.$B$2]+[.B1508])*[.$B$1]" office:value-type="float" office:value="0.566477737177902">
            <text:p>0.5664777372</text:p>
          </table:table-cell>
          <table:table-cell table:formula="of:=[.$D$5]*[.C1508]-[.$D$4]" office:value-type="float" office:value="-0.260265666752544">
            <text:p>-0.2602656668</text:p>
          </table:table-cell>
          <table:table-cell table:formula="of:=INT([.D1508]/[.$B$1]*1024)" office:value-type="float" office:value="-54">
            <text:p>-54</text:p>
          </table:table-cell>
          <table:table-cell table:number-columns-repeated="10"/>
        </table:table-row>
        <table:table-row table:style-name="ro2">
          <table:table-cell table:formula="of:=[.A1508]+[.$D$1]" office:value-type="float" office:value="129.699999999997">
            <text:p>129.7</text:p>
          </table:table-cell>
          <table:table-cell table:formula="of:=[.$M$2]+[.$M$3]*[.A1509]+[.$M$4]*[.A1509]^2+[.$M$5]*[.A1509]^3+[.$M$6]*[.A1509]^4+[.$N$2]*[.A1509]^5+[.$N$3]*[.A1509]^6+[.$N$4]*[.A1509]^7+[.$N$5]*[.A1509]^8+[.$N$6]*[.A1509]^9" office:value-type="float" office:value="3.17569143022786">
            <text:p>3.1756914302</text:p>
          </table:table-cell>
          <table:table-cell table:formula="of:=[.B1509]/([.$B$2]+[.B1509])*[.$B$1]" office:value-type="float" office:value="0.565216657527303">
            <text:p>0.5652166575</text:p>
          </table:table-cell>
          <table:table-cell table:formula="of:=[.$D$5]*[.C1509]-[.$D$4]" office:value-type="float" office:value="-0.262054542632009">
            <text:p>-0.2620545426</text:p>
          </table:table-cell>
          <table:table-cell table:formula="of:=INT([.D1509]/[.$B$1]*1024)" office:value-type="float" office:value="-54">
            <text:p>-54</text:p>
          </table:table-cell>
          <table:table-cell table:number-columns-repeated="10"/>
        </table:table-row>
        <table:table-row table:style-name="ro2">
          <table:table-cell table:formula="of:=[.A1509]+[.$D$1]" office:value-type="float" office:value="129.799999999997">
            <text:p>129.8</text:p>
          </table:table-cell>
          <table:table-cell table:formula="of:=[.$M$2]+[.$M$3]*[.A1510]+[.$M$4]*[.A1510]^2+[.$M$5]*[.A1510]^3+[.$M$6]*[.A1510]^4+[.$N$2]*[.A1510]^5+[.$N$3]*[.A1510]^6+[.$N$4]*[.A1510]^7+[.$N$5]*[.A1510]^8+[.$N$6]*[.A1510]^9" office:value-type="float" office:value="3.16770720506832">
            <text:p>3.1677072051</text:p>
          </table:table-cell>
          <table:table-cell table:formula="of:=[.B1510]/([.$B$2]+[.B1510])*[.$B$1]" office:value-type="float" office:value="0.563955889220854">
            <text:p>0.5639558892</text:p>
          </table:table-cell>
          <table:table-cell table:formula="of:=[.$D$5]*[.C1510]-[.$D$4]" office:value-type="float" office:value="-0.263842976861304">
            <text:p>-0.2638429769</text:p>
          </table:table-cell>
          <table:table-cell table:formula="of:=INT([.D1510]/[.$B$1]*1024)" office:value-type="float" office:value="-55">
            <text:p>-55</text:p>
          </table:table-cell>
          <table:table-cell table:number-columns-repeated="10"/>
        </table:table-row>
        <table:table-row table:style-name="ro2">
          <table:table-cell table:formula="of:=[.A1510]+[.$D$1]" office:value-type="float" office:value="129.899999999997">
            <text:p>129.9</text:p>
          </table:table-cell>
          <table:table-cell table:formula="of:=[.$M$2]+[.$M$3]*[.A1511]+[.$M$4]*[.A1511]^2+[.$M$5]*[.A1511]^3+[.$M$6]*[.A1511]^4+[.$N$2]*[.A1511]^5+[.$N$3]*[.A1511]^6+[.$N$4]*[.A1511]^7+[.$N$5]*[.A1511]^8+[.$N$6]*[.A1511]^9" office:value-type="float" office:value="3.15972956820499">
            <text:p>3.1597295682</text:p>
          </table:table-cell>
          <table:table-cell table:formula="of:=[.B1511]/([.$B$2]+[.B1511])*[.$B$1]" office:value-type="float" office:value="0.562695445089013">
            <text:p>0.5626954451</text:p>
          </table:table-cell>
          <table:table-cell table:formula="of:=[.$D$5]*[.C1511]-[.$D$4]" office:value-type="float" office:value="-0.265630951240075">
            <text:p>-0.2656309512</text:p>
          </table:table-cell>
          <table:table-cell table:formula="of:=INT([.D1511]/[.$B$1]*1024)" office:value-type="float" office:value="-55">
            <text:p>-55</text:p>
          </table:table-cell>
          <table:table-cell table:number-columns-repeated="10"/>
        </table:table-row>
        <table:table-row table:style-name="ro2">
          <table:table-cell table:formula="of:=[.A1511]+[.$D$1]" office:value-type="float" office:value="129.999999999997">
            <text:p>130</text:p>
          </table:table-cell>
          <table:table-cell table:formula="of:=[.$M$2]+[.$M$3]*[.A1512]+[.$M$4]*[.A1512]^2+[.$M$5]*[.A1512]^3+[.$M$6]*[.A1512]^4+[.$N$2]*[.A1512]^5+[.$N$3]*[.A1512]^6+[.$N$4]*[.A1512]^7+[.$N$5]*[.A1512]^8+[.$N$6]*[.A1512]^9" office:value-type="float" office:value="3.15175859439447">
            <text:p>3.1517585944</text:p>
          </table:table-cell>
          <table:table-cell table:formula="of:=[.B1512]/([.$B$2]+[.B1512])*[.$B$1]" office:value-type="float" office:value="0.561435338117143">
            <text:p>0.5614353381</text:p>
          </table:table-cell>
          <table:table-cell table:formula="of:=[.$D$5]*[.C1512]-[.$D$4]" office:value-type="float" office:value="-0.267418447348232">
            <text:p>-0.2674184473</text:p>
          </table:table-cell>
          <table:table-cell table:formula="of:=INT([.D1512]/[.$B$1]*1024)" office:value-type="float" office:value="-55">
            <text:p>-55</text:p>
          </table:table-cell>
          <table:table-cell table:number-columns-repeated="10"/>
        </table:table-row>
        <table:table-row table:style-name="ro2">
          <table:table-cell table:formula="of:=[.A1512]+[.$D$1]" office:value-type="float" office:value="130.099999999997">
            <text:p>130.1</text:p>
          </table:table-cell>
          <table:table-cell table:formula="of:=[.$M$2]+[.$M$3]*[.A1513]+[.$M$4]*[.A1513]^2+[.$M$5]*[.A1513]^3+[.$M$6]*[.A1513]^4+[.$N$2]*[.A1513]^5+[.$N$3]*[.A1513]^6+[.$N$4]*[.A1513]^7+[.$N$5]*[.A1513]^8+[.$N$6]*[.A1513]^9" office:value-type="float" office:value="3.14379435919392">
            <text:p>3.1437943592</text:p>
          </table:table-cell>
          <table:table-cell table:formula="of:=[.B1513]/([.$B$2]+[.B1513])*[.$B$1]" office:value-type="float" office:value="0.560175581444984">
            <text:p>0.5601755814</text:p>
          </table:table-cell>
          <table:table-cell table:formula="of:=[.$D$5]*[.C1513]-[.$D$4]" office:value-type="float" office:value="-0.269205446546695">
            <text:p>-0.2692054465</text:p>
          </table:table-cell>
          <table:table-cell table:formula="of:=INT([.D1513]/[.$B$1]*1024)" office:value-type="float" office:value="-56">
            <text:p>-56</text:p>
          </table:table-cell>
          <table:table-cell table:number-columns-repeated="10"/>
        </table:table-row>
        <table:table-row table:style-name="ro2">
          <table:table-cell table:formula="of:=[.A1513]+[.$D$1]" office:value-type="float" office:value="130.199999999997">
            <text:p>130.2</text:p>
          </table:table-cell>
          <table:table-cell table:formula="of:=[.$M$2]+[.$M$3]*[.A1514]+[.$M$4]*[.A1514]^2+[.$M$5]*[.A1514]^3+[.$M$6]*[.A1514]^4+[.$N$2]*[.A1514]^5+[.$N$3]*[.A1514]^6+[.$N$4]*[.A1514]^7+[.$N$5]*[.A1514]^8+[.$N$6]*[.A1514]^9" office:value-type="float" office:value="3.13583693895839">
            <text:p>3.135836939</text:p>
          </table:table-cell>
          <table:table-cell table:formula="of:=[.B1514]/([.$B$2]+[.B1514])*[.$B$1]" office:value-type="float" office:value="0.558916188366585">
            <text:p>0.5589161884</text:p>
          </table:table-cell>
          <table:table-cell table:formula="of:=[.$D$5]*[.C1514]-[.$D$4]" office:value-type="float" office:value="-0.270991929977494">
            <text:p>-0.27099193</text:p>
          </table:table-cell>
          <table:table-cell table:formula="of:=INT([.D1514]/[.$B$1]*1024)" office:value-type="float" office:value="-56">
            <text:p>-56</text:p>
          </table:table-cell>
          <table:table-cell table:number-columns-repeated="10"/>
        </table:table-row>
        <table:table-row table:style-name="ro2">
          <table:table-cell table:formula="of:=[.A1514]+[.$D$1]" office:value-type="float" office:value="130.299999999997">
            <text:p>130.3</text:p>
          </table:table-cell>
          <table:table-cell table:formula="of:=[.$M$2]+[.$M$3]*[.A1515]+[.$M$4]*[.A1515]^2+[.$M$5]*[.A1515]^3+[.$M$6]*[.A1515]^4+[.$N$2]*[.A1515]^5+[.$N$3]*[.A1515]^6+[.$N$4]*[.A1515]^7+[.$N$5]*[.A1515]^8+[.$N$6]*[.A1515]^9" office:value-type="float" office:value="3.12788641082727">
            <text:p>3.1278864108</text:p>
          </table:table-cell>
          <table:table-cell table:formula="of:=[.B1515]/([.$B$2]+[.B1515])*[.$B$1]" office:value-type="float" office:value="0.557657172328516">
            <text:p>0.5576571723</text:p>
          </table:table-cell>
          <table:table-cell table:formula="of:=[.$D$5]*[.C1515]-[.$D$4]" office:value-type="float" office:value="-0.2727778785663">
            <text:p>-0.2727778786</text:p>
          </table:table-cell>
          <table:table-cell table:formula="of:=INT([.D1515]/[.$B$1]*1024)" office:value-type="float" office:value="-56">
            <text:p>-56</text:p>
          </table:table-cell>
          <table:table-cell table:number-columns-repeated="10"/>
        </table:table-row>
        <table:table-row table:style-name="ro2">
          <table:table-cell table:formula="of:=[.A1515]+[.$D$1]" office:value-type="float" office:value="130.399999999997">
            <text:p>130.4</text:p>
          </table:table-cell>
          <table:table-cell table:formula="of:=[.$M$2]+[.$M$3]*[.A1516]+[.$M$4]*[.A1516]^2+[.$M$5]*[.A1516]^3+[.$M$6]*[.A1516]^4+[.$N$2]*[.A1516]^5+[.$N$3]*[.A1516]^6+[.$N$4]*[.A1516]^7+[.$N$5]*[.A1516]^8+[.$N$6]*[.A1516]^9" office:value-type="float" office:value="3.11994285272493">
            <text:p>3.1199428527</text:p>
          </table:table-cell>
          <table:table-cell table:formula="of:=[.B1516]/([.$B$2]+[.B1516])*[.$B$1]" office:value-type="float" office:value="0.556398546930323">
            <text:p>0.5563985469</text:p>
          </table:table-cell>
          <table:table-cell table:formula="of:=[.$D$5]*[.C1516]-[.$D$4]" office:value-type="float" office:value="-0.274563273021787">
            <text:p>-0.274563273</text:p>
          </table:table-cell>
          <table:table-cell table:formula="of:=INT([.D1516]/[.$B$1]*1024)" office:value-type="float" office:value="-57">
            <text:p>-57</text:p>
          </table:table-cell>
          <table:table-cell table:number-columns-repeated="10"/>
        </table:table-row>
        <table:table-row table:style-name="ro2">
          <table:table-cell table:formula="of:=[.A1516]+[.$D$1]" office:value-type="float" office:value="130.499999999997">
            <text:p>130.5</text:p>
          </table:table-cell>
          <table:table-cell table:formula="of:=[.$M$2]+[.$M$3]*[.A1517]+[.$M$4]*[.A1517]^2+[.$M$5]*[.A1517]^3+[.$M$6]*[.A1517]^4+[.$N$2]*[.A1517]^5+[.$N$3]*[.A1517]^6+[.$N$4]*[.A1517]^7+[.$N$5]*[.A1517]^8+[.$N$6]*[.A1517]^9" office:value-type="float" office:value="3.11200634335196">
            <text:p>3.1120063434</text:p>
          </table:table-cell>
          <table:table-cell table:formula="of:=[.B1517]/([.$B$2]+[.B1517])*[.$B$1]" office:value-type="float" office:value="0.555140325923485">
            <text:p>0.5551403259</text:p>
          </table:table-cell>
          <table:table-cell table:formula="of:=[.$D$5]*[.C1517]-[.$D$4]" office:value-type="float" office:value="-0.276348093837109">
            <text:p>-0.2763480938</text:p>
          </table:table-cell>
          <table:table-cell table:formula="of:=INT([.D1517]/[.$B$1]*1024)" office:value-type="float" office:value="-57">
            <text:p>-57</text:p>
          </table:table-cell>
          <table:table-cell table:number-columns-repeated="10"/>
        </table:table-row>
        <table:table-row table:style-name="ro2">
          <table:table-cell table:formula="of:=[.A1517]+[.$D$1]" office:value-type="float" office:value="130.599999999997">
            <text:p>130.6</text:p>
          </table:table-cell>
          <table:table-cell table:formula="of:=[.$M$2]+[.$M$3]*[.A1518]+[.$M$4]*[.A1518]^2+[.$M$5]*[.A1518]^3+[.$M$6]*[.A1518]^4+[.$N$2]*[.A1518]^5+[.$N$3]*[.A1518]^6+[.$N$4]*[.A1518]^7+[.$N$5]*[.A1518]^8+[.$N$6]*[.A1518]^9" office:value-type="float" office:value="3.10407696217672">
            <text:p>3.1040769622</text:p>
          </table:table-cell>
          <table:table-cell table:formula="of:=[.B1518]/([.$B$2]+[.B1518])*[.$B$1]" office:value-type="float" office:value="0.553882523210412">
            <text:p>0.5538825232</text:p>
          </table:table-cell>
          <table:table-cell table:formula="of:=[.$D$5]*[.C1518]-[.$D$4]" office:value-type="float" office:value="-0.278132321291315">
            <text:p>-0.2781323213</text:p>
          </table:table-cell>
          <table:table-cell table:formula="of:=INT([.D1518]/[.$B$1]*1024)" office:value-type="float" office:value="-57">
            <text:p>-57</text:p>
          </table:table-cell>
          <table:table-cell table:number-columns-repeated="10"/>
        </table:table-row>
        <table:table-row table:style-name="ro2">
          <table:table-cell table:formula="of:=[.A1518]+[.$D$1]" office:value-type="float" office:value="130.699999999997">
            <text:p>130.7</text:p>
          </table:table-cell>
          <table:table-cell table:formula="of:=[.$M$2]+[.$M$3]*[.A1519]+[.$M$4]*[.A1519]^2+[.$M$5]*[.A1519]^3+[.$M$6]*[.A1519]^4+[.$N$2]*[.A1519]^5+[.$N$3]*[.A1519]^6+[.$N$4]*[.A1519]^7+[.$N$5]*[.A1519]^8+[.$N$6]*[.A1519]^9" office:value-type="float" office:value="3.09615478943107">
            <text:p>3.0961547894</text:p>
          </table:table-cell>
          <table:table-cell table:formula="of:=[.B1519]/([.$B$2]+[.B1519])*[.$B$1]" office:value-type="float" office:value="0.55262515284412">
            <text:p>0.5526251528</text:p>
          </table:table-cell>
          <table:table-cell table:formula="of:=[.$D$5]*[.C1519]-[.$D$4]" office:value-type="float" office:value="-0.279915935449821">
            <text:p>-0.2799159354</text:p>
          </table:table-cell>
          <table:table-cell table:formula="of:=INT([.D1519]/[.$B$1]*1024)" office:value-type="float" office:value="-58">
            <text:p>-58</text:p>
          </table:table-cell>
          <table:table-cell table:number-columns-repeated="10"/>
        </table:table-row>
        <table:table-row table:style-name="ro2">
          <table:table-cell table:formula="of:=[.A1519]+[.$D$1]" office:value-type="float" office:value="130.799999999997">
            <text:p>130.8</text:p>
          </table:table-cell>
          <table:table-cell table:formula="of:=[.$M$2]+[.$M$3]*[.A1520]+[.$M$4]*[.A1520]^2+[.$M$5]*[.A1520]^3+[.$M$6]*[.A1520]^4+[.$N$2]*[.A1520]^5+[.$N$3]*[.A1520]^6+[.$N$4]*[.A1520]^7+[.$N$5]*[.A1520]^8+[.$N$6]*[.A1520]^9" office:value-type="float" office:value="3.08823990610031">
            <text:p>3.0882399061</text:p>
          </table:table-cell>
          <table:table-cell table:formula="of:=[.B1520]/([.$B$2]+[.B1520])*[.$B$1]" office:value-type="float" office:value="0.551368229026956">
            <text:p>0.551368229</text:p>
          </table:table-cell>
          <table:table-cell table:formula="of:=[.$D$5]*[.C1520]-[.$D$4]" office:value-type="float" office:value="-0.28169891616621">
            <text:p>-0.2816989162</text:p>
          </table:table-cell>
          <table:table-cell table:formula="of:=INT([.D1520]/[.$B$1]*1024)" office:value-type="float" office:value="-58">
            <text:p>-58</text:p>
          </table:table-cell>
          <table:table-cell table:number-columns-repeated="10"/>
        </table:table-row>
        <table:table-row table:style-name="ro2">
          <table:table-cell table:formula="of:=[.A1520]+[.$D$1]" office:value-type="float" office:value="130.899999999997">
            <text:p>130.9</text:p>
          </table:table-cell>
          <table:table-cell table:formula="of:=[.$M$2]+[.$M$3]*[.A1521]+[.$M$4]*[.A1521]^2+[.$M$5]*[.A1521]^3+[.$M$6]*[.A1521]^4+[.$N$2]*[.A1521]^5+[.$N$3]*[.A1521]^6+[.$N$4]*[.A1521]^7+[.$N$5]*[.A1521]^8+[.$N$6]*[.A1521]^9" office:value-type="float" office:value="3.08033239392142">
            <text:p>3.0803323939</text:p>
          </table:table-cell>
          <table:table-cell table:formula="of:=[.B1521]/([.$B$2]+[.B1521])*[.$B$1]" office:value-type="float" office:value="0.550111766110653">
            <text:p>0.5501117661</text:p>
          </table:table-cell>
          <table:table-cell table:formula="of:=[.$D$5]*[.C1521]-[.$D$4]" office:value-type="float" office:value="-0.283481243082156">
            <text:p>-0.2834812431</text:p>
          </table:table-cell>
          <table:table-cell table:formula="of:=INT([.D1521]/[.$B$1]*1024)" office:value-type="float" office:value="-59">
            <text:p>-59</text:p>
          </table:table-cell>
          <table:table-cell table:number-columns-repeated="10"/>
        </table:table-row>
        <table:table-row table:style-name="ro2">
          <table:table-cell table:formula="of:=[.A1521]+[.$D$1]" office:value-type="float" office:value="130.999999999997">
            <text:p>131</text:p>
          </table:table-cell>
          <table:table-cell table:formula="of:=[.$M$2]+[.$M$3]*[.A1522]+[.$M$4]*[.A1522]^2+[.$M$5]*[.A1522]^3+[.$M$6]*[.A1522]^4+[.$N$2]*[.A1522]^5+[.$N$3]*[.A1522]^6+[.$N$4]*[.A1522]^7+[.$N$5]*[.A1522]^8+[.$N$6]*[.A1522]^9" office:value-type="float" office:value="3.07243233537511">
            <text:p>3.0724323354</text:p>
          </table:table-cell>
          <table:table-cell table:formula="of:=[.B1522]/([.$B$2]+[.B1522])*[.$B$1]" office:value-type="float" office:value="0.548855778595399">
            <text:p>0.5488557786</text:p>
          </table:table-cell>
          <table:table-cell table:formula="of:=[.$D$5]*[.C1522]-[.$D$4]" office:value-type="float" office:value="-0.285262895628748">
            <text:p>-0.2852628956</text:p>
          </table:table-cell>
          <table:table-cell table:formula="of:=INT([.D1522]/[.$B$1]*1024)" office:value-type="float" office:value="-59">
            <text:p>-59</text:p>
          </table:table-cell>
          <table:table-cell table:number-columns-repeated="10"/>
        </table:table-row>
        <table:table-row table:style-name="ro2">
          <table:table-cell table:formula="of:=[.A1522]+[.$D$1]" office:value-type="float" office:value="131.099999999997">
            <text:p>131.1</text:p>
          </table:table-cell>
          <table:table-cell table:formula="of:=[.$M$2]+[.$M$3]*[.A1523]+[.$M$4]*[.A1523]^2+[.$M$5]*[.A1523]^3+[.$M$6]*[.A1523]^4+[.$N$2]*[.A1523]^5+[.$N$3]*[.A1523]^6+[.$N$4]*[.A1523]^7+[.$N$5]*[.A1523]^8+[.$N$6]*[.A1523]^9" office:value-type="float" office:value="3.06453981367611">
            <text:p>3.0645398137</text:p>
          </table:table-cell>
          <table:table-cell table:formula="of:=[.B1523]/([.$B$2]+[.B1523])*[.$B$1]" office:value-type="float" office:value="0.547600281128614">
            <text:p>0.5476002811</text:p>
          </table:table-cell>
          <table:table-cell table:formula="of:=[.$D$5]*[.C1523]-[.$D$4]" office:value-type="float" office:value="-0.287043853028223">
            <text:p>-0.287043853</text:p>
          </table:table-cell>
          <table:table-cell table:formula="of:=INT([.D1523]/[.$B$1]*1024)" office:value-type="float" office:value="-59">
            <text:p>-59</text:p>
          </table:table-cell>
          <table:table-cell table:number-columns-repeated="10"/>
        </table:table-row>
        <table:table-row table:style-name="ro2">
          <table:table-cell table:formula="of:=[.A1523]+[.$D$1]" office:value-type="float" office:value="131.199999999997">
            <text:p>131.2</text:p>
          </table:table-cell>
          <table:table-cell table:formula="of:=[.$M$2]+[.$M$3]*[.A1524]+[.$M$4]*[.A1524]^2+[.$M$5]*[.A1524]^3+[.$M$6]*[.A1524]^4+[.$N$2]*[.A1524]^5+[.$N$3]*[.A1524]^6+[.$N$4]*[.A1524]^7+[.$N$5]*[.A1524]^8+[.$N$6]*[.A1524]^9" office:value-type="float" office:value="3.05665491276667">
            <text:p>3.0566549128</text:p>
          </table:table-cell>
          <table:table-cell table:formula="of:=[.B1524]/([.$B$2]+[.B1524])*[.$B$1]" office:value-type="float" office:value="0.546345288504233">
            <text:p>0.5463452885</text:p>
          </table:table-cell>
          <table:table-cell table:formula="of:=[.$D$5]*[.C1524]-[.$D$4]" office:value-type="float" office:value="-0.288824094294976">
            <text:p>-0.2888240943</text:p>
          </table:table-cell>
          <table:table-cell table:formula="of:=INT([.D1524]/[.$B$1]*1024)" office:value-type="float" office:value="-60">
            <text:p>-60</text:p>
          </table:table-cell>
          <table:table-cell table:number-columns-repeated="10"/>
        </table:table-row>
        <table:table-row table:style-name="ro2">
          <table:table-cell table:formula="of:=[.A1524]+[.$D$1]" office:value-type="float" office:value="131.299999999997">
            <text:p>131.3</text:p>
          </table:table-cell>
          <table:table-cell table:formula="of:=[.$M$2]+[.$M$3]*[.A1525]+[.$M$4]*[.A1525]^2+[.$M$5]*[.A1525]^3+[.$M$6]*[.A1525]^4+[.$N$2]*[.A1525]^5+[.$N$3]*[.A1525]^6+[.$N$4]*[.A1525]^7+[.$N$5]*[.A1525]^8+[.$N$6]*[.A1525]^9" office:value-type="float" office:value="3.04877771731532">
            <text:p>3.0487777173</text:p>
          </table:table-cell>
          <table:table-cell table:formula="of:=[.B1525]/([.$B$2]+[.B1525])*[.$B$1]" office:value-type="float" office:value="0.545090815662822">
            <text:p>0.5450908157</text:p>
          </table:table-cell>
          <table:table-cell table:formula="of:=[.$D$5]*[.C1525]-[.$D$4]" office:value-type="float" office:value="-0.29060359823541">
            <text:p>-0.2906035982</text:p>
          </table:table-cell>
          <table:table-cell table:formula="of:=INT([.D1525]/[.$B$1]*1024)" office:value-type="float" office:value="-60">
            <text:p>-60</text:p>
          </table:table-cell>
          <table:table-cell table:number-columns-repeated="10"/>
        </table:table-row>
        <table:table-row table:style-name="ro2">
          <table:table-cell table:formula="of:=[.A1525]+[.$D$1]" office:value-type="float" office:value="131.399999999997">
            <text:p>131.4</text:p>
          </table:table-cell>
          <table:table-cell table:formula="of:=[.$M$2]+[.$M$3]*[.A1526]+[.$M$4]*[.A1526]^2+[.$M$5]*[.A1526]^3+[.$M$6]*[.A1526]^4+[.$N$2]*[.A1526]^5+[.$N$3]*[.A1526]^6+[.$N$4]*[.A1526]^7+[.$N$5]*[.A1526]^8+[.$N$6]*[.A1526]^9" office:value-type="float" office:value="3.04090831270048">
            <text:p>3.0409083127</text:p>
          </table:table-cell>
          <table:table-cell table:formula="of:=[.B1526]/([.$B$2]+[.B1526])*[.$B$1]" office:value-type="float" office:value="0.543836877689287">
            <text:p>0.5438368777</text:p>
          </table:table-cell>
          <table:table-cell table:formula="of:=[.$D$5]*[.C1526]-[.$D$4]" office:value-type="float" office:value="-0.292382343451173">
            <text:p>-0.2923823435</text:p>
          </table:table-cell>
          <table:table-cell table:formula="of:=INT([.D1526]/[.$B$1]*1024)" office:value-type="float" office:value="-60">
            <text:p>-60</text:p>
          </table:table-cell>
          <table:table-cell table:number-columns-repeated="10"/>
        </table:table-row>
        <table:table-row table:style-name="ro2">
          <table:table-cell table:formula="of:=[.A1526]+[.$D$1]" office:value-type="float" office:value="131.499999999997">
            <text:p>131.5</text:p>
          </table:table-cell>
          <table:table-cell table:formula="of:=[.$M$2]+[.$M$3]*[.A1527]+[.$M$4]*[.A1527]^2+[.$M$5]*[.A1527]^3+[.$M$6]*[.A1527]^4+[.$N$2]*[.A1527]^5+[.$N$3]*[.A1527]^6+[.$N$4]*[.A1527]^7+[.$N$5]*[.A1527]^8+[.$N$6]*[.A1527]^9" office:value-type="float" office:value="3.03304678501456">
            <text:p>3.033046785</text:p>
          </table:table-cell>
          <table:table-cell table:formula="of:=[.B1527]/([.$B$2]+[.B1527])*[.$B$1]" office:value-type="float" office:value="0.542583489813823">
            <text:p>0.5425834898</text:p>
          </table:table-cell>
          <table:table-cell table:formula="of:=[.$D$5]*[.C1527]-[.$D$4]" office:value-type="float" office:value="-0.294160308337821">
            <text:p>-0.2941603083</text:p>
          </table:table-cell>
          <table:table-cell table:formula="of:=INT([.D1527]/[.$B$1]*1024)" office:value-type="float" office:value="-61">
            <text:p>-61</text:p>
          </table:table-cell>
          <table:table-cell table:number-columns-repeated="10"/>
        </table:table-row>
        <table:table-row table:style-name="ro2">
          <table:table-cell table:formula="of:=[.A1527]+[.$D$1]" office:value-type="float" office:value="131.599999999997">
            <text:p>131.6</text:p>
          </table:table-cell>
          <table:table-cell table:formula="of:=[.$M$2]+[.$M$3]*[.A1528]+[.$M$4]*[.A1528]^2+[.$M$5]*[.A1528]^3+[.$M$6]*[.A1528]^4+[.$N$2]*[.A1528]^5+[.$N$3]*[.A1528]^6+[.$N$4]*[.A1528]^7+[.$N$5]*[.A1528]^8+[.$N$6]*[.A1528]^9" office:value-type="float" office:value="3.02519322104675">
            <text:p>3.025193221</text:p>
          </table:table-cell>
          <table:table-cell table:formula="of:=[.B1528]/([.$B$2]+[.B1528])*[.$B$1]" office:value-type="float" office:value="0.541330667409475">
            <text:p>0.5413306674</text:p>
          </table:table-cell>
          <table:table-cell table:formula="of:=[.$D$5]*[.C1528]-[.$D$4]" office:value-type="float" office:value="-0.295937471088267">
            <text:p>-0.2959374711</text:p>
          </table:table-cell>
          <table:table-cell table:formula="of:=INT([.D1528]/[.$B$1]*1024)" office:value-type="float" office:value="-61">
            <text:p>-61</text:p>
          </table:table-cell>
          <table:table-cell table:number-columns-repeated="10"/>
        </table:table-row>
        <table:table-row table:style-name="ro2">
          <table:table-cell table:formula="of:=[.A1528]+[.$D$1]" office:value-type="float" office:value="131.699999999997">
            <text:p>131.7</text:p>
          </table:table-cell>
          <table:table-cell table:formula="of:=[.$M$2]+[.$M$3]*[.A1529]+[.$M$4]*[.A1529]^2+[.$M$5]*[.A1529]^3+[.$M$6]*[.A1529]^4+[.$N$2]*[.A1529]^5+[.$N$3]*[.A1529]^6+[.$N$4]*[.A1529]^7+[.$N$5]*[.A1529]^8+[.$N$6]*[.A1529]^9" office:value-type="float" office:value="3.01734770828236">
            <text:p>3.0173477083</text:p>
          </table:table-cell>
          <table:table-cell table:formula="of:=[.B1529]/([.$B$2]+[.B1529])*[.$B$1]" office:value-type="float" office:value="0.540078425992337">
            <text:p>0.540078426</text:p>
          </table:table-cell>
          <table:table-cell table:formula="of:=[.$D$5]*[.C1529]-[.$D$4]" office:value-type="float" office:value="-0.297713809692509">
            <text:p>-0.2977138097</text:p>
          </table:table-cell>
          <table:table-cell table:formula="of:=INT([.D1529]/[.$B$1]*1024)" office:value-type="float" office:value="-61">
            <text:p>-61</text:p>
          </table:table-cell>
          <table:table-cell table:number-columns-repeated="10"/>
        </table:table-row>
        <table:table-row table:style-name="ro2">
          <table:table-cell table:formula="of:=[.A1529]+[.$D$1]" office:value-type="float" office:value="131.799999999997">
            <text:p>131.8</text:p>
          </table:table-cell>
          <table:table-cell table:formula="of:=[.$M$2]+[.$M$3]*[.A1530]+[.$M$4]*[.A1530]^2+[.$M$5]*[.A1530]^3+[.$M$6]*[.A1530]^4+[.$N$2]*[.A1530]^5+[.$N$3]*[.A1530]^6+[.$N$4]*[.A1530]^7+[.$N$5]*[.A1530]^8+[.$N$6]*[.A1530]^9" office:value-type="float" office:value="3.00951033489343">
            <text:p>3.0095103349</text:p>
          </table:table-cell>
          <table:table-cell table:formula="of:=[.B1530]/([.$B$2]+[.B1530])*[.$B$1]" office:value-type="float" office:value="0.538826781220339">
            <text:p>0.5388267812</text:p>
          </table:table-cell>
          <table:table-cell table:formula="of:=[.$D$5]*[.C1530]-[.$D$4]" office:value-type="float" office:value="-0.299489301939347">
            <text:p>-0.2994893019</text:p>
          </table:table-cell>
          <table:table-cell table:formula="of:=INT([.D1530]/[.$B$1]*1024)" office:value-type="float" office:value="-62">
            <text:p>-62</text:p>
          </table:table-cell>
          <table:table-cell table:number-columns-repeated="10"/>
        </table:table-row>
        <table:table-row table:style-name="ro2">
          <table:table-cell table:formula="of:=[.A1530]+[.$D$1]" office:value-type="float" office:value="131.899999999997">
            <text:p>131.9</text:p>
          </table:table-cell>
          <table:table-cell table:formula="of:=[.$M$2]+[.$M$3]*[.A1531]+[.$M$4]*[.A1531]^2+[.$M$5]*[.A1531]^3+[.$M$6]*[.A1531]^4+[.$N$2]*[.A1531]^5+[.$N$3]*[.A1531]^6+[.$N$4]*[.A1531]^7+[.$N$5]*[.A1531]^8+[.$N$6]*[.A1531]^9" office:value-type="float" office:value="3.00168118973346">
            <text:p>3.0016811897</text:p>
          </table:table-cell>
          <table:table-cell table:formula="of:=[.B1531]/([.$B$2]+[.B1531])*[.$B$1]" office:value-type="float" office:value="0.537575748892693">
            <text:p>0.5375757489</text:p>
          </table:table-cell>
          <table:table-cell table:formula="of:=[.$D$5]*[.C1531]-[.$D$4]" office:value-type="float" office:value="-0.301263925417168">
            <text:p>-0.3012639254</text:p>
          </table:table-cell>
          <table:table-cell table:formula="of:=INT([.D1531]/[.$B$1]*1024)" office:value-type="float" office:value="-62">
            <text:p>-62</text:p>
          </table:table-cell>
          <table:table-cell table:number-columns-repeated="10"/>
        </table:table-row>
        <table:table-row table:style-name="ro2">
          <table:table-cell table:formula="of:=[.A1531]+[.$D$1]" office:value-type="float" office:value="131.999999999997">
            <text:p>132</text:p>
          </table:table-cell>
          <table:table-cell table:formula="of:=[.$M$2]+[.$M$3]*[.A1532]+[.$M$4]*[.A1532]^2+[.$M$5]*[.A1532]^3+[.$M$6]*[.A1532]^4+[.$N$2]*[.A1532]^5+[.$N$3]*[.A1532]^6+[.$N$4]*[.A1532]^7+[.$N$5]*[.A1532]^8+[.$N$6]*[.A1532]^9" office:value-type="float" office:value="2.99386036232556">
            <text:p>2.9938603623</text:p>
          </table:table-cell>
          <table:table-cell table:formula="of:=[.B1532]/([.$B$2]+[.B1532])*[.$B$1]" office:value-type="float" office:value="0.53632534494829">
            <text:p>0.5363253449</text:p>
          </table:table-cell>
          <table:table-cell table:formula="of:=[.$D$5]*[.C1532]-[.$D$4]" office:value-type="float" office:value="-0.30303765751622">
            <text:p>-0.3030376575</text:p>
          </table:table-cell>
          <table:table-cell table:formula="of:=INT([.D1532]/[.$B$1]*1024)" office:value-type="float" office:value="-63">
            <text:p>-63</text:p>
          </table:table-cell>
          <table:table-cell table:number-columns-repeated="10"/>
        </table:table-row>
        <table:table-row table:style-name="ro2">
          <table:table-cell table:formula="of:=[.A1532]+[.$D$1]" office:value-type="float" office:value="132.099999999997">
            <text:p>132.1</text:p>
          </table:table-cell>
          <table:table-cell table:formula="of:=[.$M$2]+[.$M$3]*[.A1533]+[.$M$4]*[.A1533]^2+[.$M$5]*[.A1533]^3+[.$M$6]*[.A1533]^4+[.$N$2]*[.A1533]^5+[.$N$3]*[.A1533]^6+[.$N$4]*[.A1533]^7+[.$N$5]*[.A1533]^8+[.$N$6]*[.A1533]^9" office:value-type="float" office:value="2.98604794285978">
            <text:p>2.9860479429</text:p>
          </table:table-cell>
          <table:table-cell table:formula="of:=[.B1533]/([.$B$2]+[.B1533])*[.$B$1]" office:value-type="float" office:value="0.535075585465547">
            <text:p>0.5350755855</text:p>
          </table:table-cell>
          <table:table-cell table:formula="of:=[.$D$5]*[.C1533]-[.$D$4]" office:value-type="float" office:value="-0.304810475428831">
            <text:p>-0.3048104754</text:p>
          </table:table-cell>
          <table:table-cell table:formula="of:=INT([.D1533]/[.$B$1]*1024)" office:value-type="float" office:value="-63">
            <text:p>-63</text:p>
          </table:table-cell>
          <table:table-cell table:number-columns-repeated="10"/>
        </table:table-row>
        <table:table-row table:style-name="ro2">
          <table:table-cell table:formula="of:=[.A1533]+[.$D$1]" office:value-type="float" office:value="132.199999999997">
            <text:p>132.2</text:p>
          </table:table-cell>
          <table:table-cell table:formula="of:=[.$M$2]+[.$M$3]*[.A1534]+[.$M$4]*[.A1534]^2+[.$M$5]*[.A1534]^3+[.$M$6]*[.A1534]^4+[.$N$2]*[.A1534]^5+[.$N$3]*[.A1534]^6+[.$N$4]*[.A1534]^7+[.$N$5]*[.A1534]^8+[.$N$6]*[.A1534]^9" office:value-type="float" office:value="2.97824402218671">
            <text:p>2.9782440222</text:p>
          </table:table-cell>
          <table:table-cell table:formula="of:=[.B1534]/([.$B$2]+[.B1534])*[.$B$1]" office:value-type="float" office:value="0.533826486661659">
            <text:p>0.5338264867</text:p>
          </table:table-cell>
          <table:table-cell table:formula="of:=[.$D$5]*[.C1534]-[.$D$4]" office:value-type="float" office:value="-0.306582356150465">
            <text:p>-0.3065823562</text:p>
          </table:table-cell>
          <table:table-cell table:formula="of:=INT([.D1534]/[.$B$1]*1024)" office:value-type="float" office:value="-63">
            <text:p>-63</text:p>
          </table:table-cell>
          <table:table-cell table:number-columns-repeated="10"/>
        </table:table-row>
        <table:table-row table:style-name="ro2">
          <table:table-cell table:formula="of:=[.A1534]+[.$D$1]" office:value-type="float" office:value="132.299999999997">
            <text:p>132.3</text:p>
          </table:table-cell>
          <table:table-cell table:formula="of:=[.$M$2]+[.$M$3]*[.A1535]+[.$M$4]*[.A1535]^2+[.$M$5]*[.A1535]^3+[.$M$6]*[.A1535]^4+[.$N$2]*[.A1535]^5+[.$N$3]*[.A1535]^6+[.$N$4]*[.A1535]^7+[.$N$5]*[.A1535]^8+[.$N$6]*[.A1535]^9" office:value-type="float" office:value="2.97044869180525">
            <text:p>2.9704486918</text:p>
          </table:table-cell>
          <table:table-cell table:formula="of:=[.B1535]/([.$B$2]+[.B1535])*[.$B$1]" office:value-type="float" office:value="0.532578064890912">
            <text:p>0.5325780649</text:p>
          </table:table-cell>
          <table:table-cell table:formula="of:=[.$D$5]*[.C1535]-[.$D$4]" office:value-type="float" office:value="-0.308353276482124">
            <text:p>-0.3083532765</text:p>
          </table:table-cell>
          <table:table-cell table:formula="of:=INT([.D1535]/[.$B$1]*1024)" office:value-type="float" office:value="-64">
            <text:p>-64</text:p>
          </table:table-cell>
          <table:table-cell table:number-columns-repeated="10"/>
        </table:table-row>
        <table:table-row table:style-name="ro2">
          <table:table-cell table:formula="of:=[.A1535]+[.$D$1]" office:value-type="float" office:value="132.399999999997">
            <text:p>132.4</text:p>
          </table:table-cell>
          <table:table-cell table:formula="of:=[.$M$2]+[.$M$3]*[.A1536]+[.$M$4]*[.A1536]^2+[.$M$5]*[.A1536]^3+[.$M$6]*[.A1536]^4+[.$N$2]*[.A1536]^5+[.$N$3]*[.A1536]^6+[.$N$4]*[.A1536]^7+[.$N$5]*[.A1536]^8+[.$N$6]*[.A1536]^9" office:value-type="float" office:value="2.96266204385685">
            <text:p>2.9626620439</text:p>
          </table:table-cell>
          <table:table-cell table:formula="of:=[.B1536]/([.$B$2]+[.B1536])*[.$B$1]" office:value-type="float" office:value="0.531330336644031">
            <text:p>0.5313303366</text:p>
          </table:table-cell>
          <table:table-cell table:formula="of:=[.$D$5]*[.C1536]-[.$D$4]" office:value-type="float" office:value="-0.310123213031263">
            <text:p>-0.310123213</text:p>
          </table:table-cell>
          <table:table-cell table:formula="of:=INT([.D1536]/[.$B$1]*1024)" office:value-type="float" office:value="-64">
            <text:p>-64</text:p>
          </table:table-cell>
          <table:table-cell table:number-columns-repeated="10"/>
        </table:table-row>
        <table:table-row table:style-name="ro2">
          <table:table-cell table:formula="of:=[.A1536]+[.$D$1]" office:value-type="float" office:value="132.499999999997">
            <text:p>132.5</text:p>
          </table:table-cell>
          <table:table-cell table:formula="of:=[.$M$2]+[.$M$3]*[.A1537]+[.$M$4]*[.A1537]^2+[.$M$5]*[.A1537]^3+[.$M$6]*[.A1537]^4+[.$N$2]*[.A1537]^5+[.$N$3]*[.A1537]^6+[.$N$4]*[.A1537]^7+[.$N$5]*[.A1537]^8+[.$N$6]*[.A1537]^9" office:value-type="float" office:value="2.95488417112293">
            <text:p>2.9548841711</text:p>
          </table:table-cell>
          <table:table-cell table:formula="of:=[.B1537]/([.$B$2]+[.B1537])*[.$B$1]" office:value-type="float" office:value="0.530083318548012">
            <text:p>0.5300833185</text:p>
          </table:table-cell>
          <table:table-cell table:formula="of:=[.$D$5]*[.C1537]-[.$D$4]" office:value-type="float" office:value="-0.311892142212036">
            <text:p>-0.3118921422</text:p>
          </table:table-cell>
          <table:table-cell table:formula="of:=INT([.D1537]/[.$B$1]*1024)" office:value-type="float" office:value="-64">
            <text:p>-64</text:p>
          </table:table-cell>
          <table:table-cell table:number-columns-repeated="10"/>
        </table:table-row>
        <table:table-row table:style-name="ro2">
          <table:table-cell table:formula="of:=[.A1537]+[.$D$1]" office:value-type="float" office:value="132.599999999997">
            <text:p>132.6</text:p>
          </table:table-cell>
          <table:table-cell table:formula="of:=[.$M$2]+[.$M$3]*[.A1538]+[.$M$4]*[.A1538]^2+[.$M$5]*[.A1538]^3+[.$M$6]*[.A1538]^4+[.$N$2]*[.A1538]^5+[.$N$3]*[.A1538]^6+[.$N$4]*[.A1538]^7+[.$N$5]*[.A1538]^8+[.$N$6]*[.A1538]^9" office:value-type="float" office:value="2.94711516700818">
            <text:p>2.947115167</text:p>
          </table:table-cell>
          <table:table-cell table:formula="of:=[.B1538]/([.$B$2]+[.B1538])*[.$B$1]" office:value-type="float" office:value="0.528837027363718">
            <text:p>0.5288370274</text:p>
          </table:table-cell>
          <table:table-cell table:formula="of:=[.$D$5]*[.C1538]-[.$D$4]" office:value-type="float" office:value="-0.3136600402487">
            <text:p>-0.3136600402</text:p>
          </table:table-cell>
          <table:table-cell table:formula="of:=INT([.D1538]/[.$B$1]*1024)" office:value-type="float" office:value="-65">
            <text:p>-65</text:p>
          </table:table-cell>
          <table:table-cell table:number-columns-repeated="10"/>
        </table:table-row>
        <table:table-row table:style-name="ro2">
          <table:table-cell table:formula="of:=[.A1538]+[.$D$1]" office:value-type="float" office:value="132.699999999997">
            <text:p>132.7</text:p>
          </table:table-cell>
          <table:table-cell table:formula="of:=[.$M$2]+[.$M$3]*[.A1539]+[.$M$4]*[.A1539]^2+[.$M$5]*[.A1539]^3+[.$M$6]*[.A1539]^4+[.$N$2]*[.A1539]^5+[.$N$3]*[.A1539]^6+[.$N$4]*[.A1539]^7+[.$N$5]*[.A1539]^8+[.$N$6]*[.A1539]^9" office:value-type="float" office:value="2.93935512554333">
            <text:p>2.9393551255</text:p>
          </table:table-cell>
          <table:table-cell table:formula="of:=[.B1539]/([.$B$2]+[.B1539])*[.$B$1]" office:value-type="float" office:value="0.527591479986562">
            <text:p>0.52759148</text:p>
          </table:table-cell>
          <table:table-cell table:formula="of:=[.$D$5]*[.C1539]-[.$D$4]" office:value-type="float" office:value="-0.315426883174653">
            <text:p>-0.3154268832</text:p>
          </table:table-cell>
          <table:table-cell table:formula="of:=INT([.D1539]/[.$B$1]*1024)" office:value-type="float" office:value="-65">
            <text:p>-65</text:p>
          </table:table-cell>
          <table:table-cell table:number-columns-repeated="10"/>
        </table:table-row>
        <table:table-row table:style-name="ro2">
          <table:table-cell table:formula="of:=[.A1539]+[.$D$1]" office:value-type="float" office:value="132.799999999997">
            <text:p>132.8</text:p>
          </table:table-cell>
          <table:table-cell table:formula="of:=[.$M$2]+[.$M$3]*[.A1540]+[.$M$4]*[.A1540]^2+[.$M$5]*[.A1540]^3+[.$M$6]*[.A1540]^4+[.$N$2]*[.A1540]^5+[.$N$3]*[.A1540]^6+[.$N$4]*[.A1540]^7+[.$N$5]*[.A1540]^8+[.$N$6]*[.A1540]^9" office:value-type="float" office:value="2.93160414137026">
            <text:p>2.9316041414</text:p>
          </table:table-cell>
          <table:table-cell table:formula="of:=[.B1540]/([.$B$2]+[.B1540])*[.$B$1]" office:value-type="float" office:value="0.526346693444365">
            <text:p>0.5263466934</text:p>
          </table:table-cell>
          <table:table-cell table:formula="of:=[.$D$5]*[.C1540]-[.$D$4]" office:value-type="float" office:value="-0.317192646835464">
            <text:p>-0.3171926468</text:p>
          </table:table-cell>
          <table:table-cell table:formula="of:=INT([.D1540]/[.$B$1]*1024)" office:value-type="float" office:value="-65">
            <text:p>-65</text:p>
          </table:table-cell>
          <table:table-cell table:number-columns-repeated="10"/>
        </table:table-row>
        <table:table-row table:style-name="ro2">
          <table:table-cell table:formula="of:=[.A1540]+[.$D$1]" office:value-type="float" office:value="132.899999999997">
            <text:p>132.9</text:p>
          </table:table-cell>
          <table:table-cell table:formula="of:=[.$M$2]+[.$M$3]*[.A1541]+[.$M$4]*[.A1541]^2+[.$M$5]*[.A1541]^3+[.$M$6]*[.A1541]^4+[.$N$2]*[.A1541]^5+[.$N$3]*[.A1541]^6+[.$N$4]*[.A1541]^7+[.$N$5]*[.A1541]^8+[.$N$6]*[.A1541]^9" office:value-type="float" office:value="2.92386230973545">
            <text:p>2.9238623097</text:p>
          </table:table-cell>
          <table:table-cell table:formula="of:=[.B1541]/([.$B$2]+[.B1541])*[.$B$1]" office:value-type="float" office:value="0.525102684896551">
            <text:p>0.5251026849</text:p>
          </table:table-cell>
          <table:table-cell table:formula="of:=[.$D$5]*[.C1541]-[.$D$4]" office:value-type="float" office:value="-0.318957306890025">
            <text:p>-0.3189573069</text:p>
          </table:table-cell>
          <table:table-cell table:formula="of:=INT([.D1541]/[.$B$1]*1024)" office:value-type="float" office:value="-66">
            <text:p>-66</text:p>
          </table:table-cell>
          <table:table-cell table:number-columns-repeated="10"/>
        </table:table-row>
        <table:table-row table:style-name="ro2">
          <table:table-cell table:formula="of:=[.A1541]+[.$D$1]" office:value-type="float" office:value="132.999999999997">
            <text:p>133</text:p>
          </table:table-cell>
          <table:table-cell table:formula="of:=[.$M$2]+[.$M$3]*[.A1542]+[.$M$4]*[.A1542]^2+[.$M$5]*[.A1542]^3+[.$M$6]*[.A1542]^4+[.$N$2]*[.A1542]^5+[.$N$3]*[.A1542]^6+[.$N$4]*[.A1542]^7+[.$N$5]*[.A1542]^8+[.$N$6]*[.A1542]^9" office:value-type="float" office:value="2.91612972648835">
            <text:p>2.9161297265</text:p>
          </table:table-cell>
          <table:table-cell table:formula="of:=[.B1542]/([.$B$2]+[.B1542])*[.$B$1]" office:value-type="float" office:value="0.523859471634107">
            <text:p>0.5238594716</text:p>
          </table:table-cell>
          <table:table-cell table:formula="of:=[.$D$5]*[.C1542]-[.$D$4]" office:value-type="float" office:value="-0.320720838810597">
            <text:p>-0.3207208388</text:p>
          </table:table-cell>
          <table:table-cell table:formula="of:=INT([.D1542]/[.$B$1]*1024)" office:value-type="float" office:value="-66">
            <text:p>-66</text:p>
          </table:table-cell>
          <table:table-cell table:number-columns-repeated="10"/>
        </table:table-row>
        <table:table-row table:style-name="ro2">
          <table:table-cell table:formula="of:=[.A1542]+[.$D$1]" office:value-type="float" office:value="133.099999999997">
            <text:p>133.1</text:p>
          </table:table-cell>
          <table:table-cell table:formula="of:=[.$M$2]+[.$M$3]*[.A1543]+[.$M$4]*[.A1543]^2+[.$M$5]*[.A1543]^3+[.$M$6]*[.A1543]^4+[.$N$2]*[.A1543]^5+[.$N$3]*[.A1543]^6+[.$N$4]*[.A1543]^7+[.$N$5]*[.A1543]^8+[.$N$6]*[.A1543]^9" office:value-type="float" office:value="2.90840648806292">
            <text:p>2.9084064881</text:p>
          </table:table-cell>
          <table:table-cell table:formula="of:=[.B1543]/([.$B$2]+[.B1543])*[.$B$1]" office:value-type="float" office:value="0.522617071076864">
            <text:p>0.5226170711</text:p>
          </table:table-cell>
          <table:table-cell table:formula="of:=[.$D$5]*[.C1543]-[.$D$4]" office:value-type="float" office:value="-0.322483217886676">
            <text:p>-0.3224832179</text:p>
          </table:table-cell>
          <table:table-cell table:formula="of:=INT([.D1543]/[.$B$1]*1024)" office:value-type="float" office:value="-67">
            <text:p>-67</text:p>
          </table:table-cell>
          <table:table-cell table:number-columns-repeated="10"/>
        </table:table-row>
        <table:table-row table:style-name="ro2">
          <table:table-cell table:formula="of:=[.A1543]+[.$D$1]" office:value-type="float" office:value="133.199999999997">
            <text:p>133.2</text:p>
          </table:table-cell>
          <table:table-cell table:formula="of:=[.$M$2]+[.$M$3]*[.A1544]+[.$M$4]*[.A1544]^2+[.$M$5]*[.A1544]^3+[.$M$6]*[.A1544]^4+[.$N$2]*[.A1544]^5+[.$N$3]*[.A1544]^6+[.$N$4]*[.A1544]^7+[.$N$5]*[.A1544]^8+[.$N$6]*[.A1544]^9" office:value-type="float" office:value="2.90069269147853">
            <text:p>2.9006926915</text:p>
          </table:table-cell>
          <table:table-cell table:formula="of:=[.B1544]/([.$B$2]+[.B1544])*[.$B$1]" office:value-type="float" office:value="0.521375500773848">
            <text:p>0.5213755008</text:p>
          </table:table-cell>
          <table:table-cell table:formula="of:=[.$D$5]*[.C1544]-[.$D$4]" office:value-type="float" office:value="-0.324244419224489">
            <text:p>-0.3242444192</text:p>
          </table:table-cell>
          <table:table-cell table:formula="of:=INT([.D1544]/[.$B$1]*1024)" office:value-type="float" office:value="-67">
            <text:p>-67</text:p>
          </table:table-cell>
          <table:table-cell table:number-columns-repeated="10"/>
        </table:table-row>
        <table:table-row table:style-name="ro2">
          <table:table-cell table:formula="of:=[.A1544]+[.$D$1]" office:value-type="float" office:value="133.299999999997">
            <text:p>133.3</text:p>
          </table:table-cell>
          <table:table-cell table:formula="of:=[.$M$2]+[.$M$3]*[.A1545]+[.$M$4]*[.A1545]^2+[.$M$5]*[.A1545]^3+[.$M$6]*[.A1545]^4+[.$N$2]*[.A1545]^5+[.$N$3]*[.A1545]^6+[.$N$4]*[.A1545]^7+[.$N$5]*[.A1545]^8+[.$N$6]*[.A1545]^9" office:value-type="float" office:value="2.89298843433087">
            <text:p>2.8929884343</text:p>
          </table:table-cell>
          <table:table-cell table:formula="of:=[.B1545]/([.$B$2]+[.B1545])*[.$B$1]" office:value-type="float" office:value="0.520134778402054">
            <text:p>0.5201347784</text:p>
          </table:table-cell>
          <table:table-cell table:formula="of:=[.$D$5]*[.C1545]-[.$D$4]" office:value-type="float" office:value="-0.326004417748737">
            <text:p>-0.3260044177</text:p>
          </table:table-cell>
          <table:table-cell table:formula="of:=INT([.D1545]/[.$B$1]*1024)" office:value-type="float" office:value="-67">
            <text:p>-67</text:p>
          </table:table-cell>
          <table:table-cell table:number-columns-repeated="10"/>
        </table:table-row>
        <table:table-row table:style-name="ro2">
          <table:table-cell table:formula="of:=[.A1545]+[.$D$1]" office:value-type="float" office:value="133.399999999997">
            <text:p>133.4</text:p>
          </table:table-cell>
          <table:table-cell table:formula="of:=[.$M$2]+[.$M$3]*[.A1546]+[.$M$4]*[.A1546]^2+[.$M$5]*[.A1546]^3+[.$M$6]*[.A1546]^4+[.$N$2]*[.A1546]^5+[.$N$3]*[.A1546]^6+[.$N$4]*[.A1546]^7+[.$N$5]*[.A1546]^8+[.$N$6]*[.A1546]^9" office:value-type="float" office:value="2.88529381478151">
            <text:p>2.8852938148</text:p>
          </table:table-cell>
          <table:table-cell table:formula="of:=[.B1546]/([.$B$2]+[.B1546])*[.$B$1]" office:value-type="float" office:value="0.518894921764962">
            <text:p>0.5188949218</text:p>
          </table:table-cell>
          <table:table-cell table:formula="of:=[.$D$5]*[.C1546]-[.$D$4]" office:value-type="float" office:value="-0.327763188204698">
            <text:p>-0.3277631882</text:p>
          </table:table-cell>
          <table:table-cell table:formula="of:=INT([.D1546]/[.$B$1]*1024)" office:value-type="float" office:value="-68">
            <text:p>-68</text:p>
          </table:table-cell>
          <table:table-cell table:number-columns-repeated="10"/>
        </table:table-row>
        <table:table-row table:style-name="ro2">
          <table:table-cell table:formula="of:=[.A1546]+[.$D$1]" office:value-type="float" office:value="133.499999999997">
            <text:p>133.5</text:p>
          </table:table-cell>
          <table:table-cell table:formula="of:=[.$M$2]+[.$M$3]*[.A1547]+[.$M$4]*[.A1547]^2+[.$M$5]*[.A1547]^3+[.$M$6]*[.A1547]^4+[.$N$2]*[.A1547]^5+[.$N$3]*[.A1547]^6+[.$N$4]*[.A1547]^7+[.$N$5]*[.A1547]^8+[.$N$6]*[.A1547]^9" office:value-type="float" office:value="2.87760893155144">
            <text:p>2.8776089316</text:p>
          </table:table-cell>
          <table:table-cell table:formula="of:=[.B1547]/([.$B$2]+[.B1547])*[.$B$1]" office:value-type="float" office:value="0.517655948791724">
            <text:p>0.5176559488</text:p>
          </table:table-cell>
          <table:table-cell table:formula="of:=[.$D$5]*[.C1547]-[.$D$4]" office:value-type="float" office:value="-0.32952070515938">
            <text:p>-0.3295207052</text:p>
          </table:table-cell>
          <table:table-cell table:formula="of:=INT([.D1547]/[.$B$1]*1024)" office:value-type="float" office:value="-68">
            <text:p>-68</text:p>
          </table:table-cell>
          <table:table-cell table:number-columns-repeated="10"/>
        </table:table-row>
        <table:table-row table:style-name="ro2">
          <table:table-cell table:formula="of:=[.A1547]+[.$D$1]" office:value-type="float" office:value="133.599999999997">
            <text:p>133.6</text:p>
          </table:table-cell>
          <table:table-cell table:formula="of:=[.$M$2]+[.$M$3]*[.A1548]+[.$M$4]*[.A1548]^2+[.$M$5]*[.A1548]^3+[.$M$6]*[.A1548]^4+[.$N$2]*[.A1548]^5+[.$N$3]*[.A1548]^6+[.$N$4]*[.A1548]^7+[.$N$5]*[.A1548]^8+[.$N$6]*[.A1548]^9" office:value-type="float" office:value="2.86993388391008">
            <text:p>2.8699338839</text:p>
          </table:table-cell>
          <table:table-cell table:formula="of:=[.B1548]/([.$B$2]+[.B1548])*[.$B$1]" office:value-type="float" office:value="0.516417877535582">
            <text:p>0.5164178775</text:p>
          </table:table-cell>
          <table:table-cell table:formula="of:=[.$D$5]*[.C1548]-[.$D$4]" office:value-type="float" office:value="-0.331276943003768">
            <text:p>-0.331276943</text:p>
          </table:table-cell>
          <table:table-cell table:formula="of:=INT([.D1548]/[.$B$1]*1024)" office:value-type="float" office:value="-68">
            <text:p>-68</text:p>
          </table:table-cell>
          <table:table-cell table:number-columns-repeated="10"/>
        </table:table-row>
        <table:table-row table:style-name="ro2">
          <table:table-cell table:formula="of:=[.A1548]+[.$D$1]" office:value-type="float" office:value="133.699999999997">
            <text:p>133.7</text:p>
          </table:table-cell>
          <table:table-cell table:formula="of:=[.$M$2]+[.$M$3]*[.A1549]+[.$M$4]*[.A1549]^2+[.$M$5]*[.A1549]^3+[.$M$6]*[.A1549]^4+[.$N$2]*[.A1549]^5+[.$N$3]*[.A1549]^6+[.$N$4]*[.A1549]^7+[.$N$5]*[.A1549]^8+[.$N$6]*[.A1549]^9" office:value-type="float" office:value="2.86226877167678">
            <text:p>2.8622687717</text:p>
          </table:table-cell>
          <table:table-cell table:formula="of:=[.B1549]/([.$B$2]+[.B1549])*[.$B$1]" office:value-type="float" office:value="0.515180726174315">
            <text:p>0.5151807262</text:p>
          </table:table-cell>
          <table:table-cell table:formula="of:=[.$D$5]*[.C1549]-[.$D$4]" office:value-type="float" office:value="-0.333031875952187">
            <text:p>-0.333031876</text:p>
          </table:table-cell>
          <table:table-cell table:formula="of:=INT([.D1549]/[.$B$1]*1024)" office:value-type="float" office:value="-69">
            <text:p>-69</text:p>
          </table:table-cell>
          <table:table-cell table:number-columns-repeated="10"/>
        </table:table-row>
        <table:table-row table:style-name="ro2">
          <table:table-cell table:formula="of:=[.A1549]+[.$D$1]" office:value-type="float" office:value="133.799999999997">
            <text:p>133.8</text:p>
          </table:table-cell>
          <table:table-cell table:formula="of:=[.$M$2]+[.$M$3]*[.A1550]+[.$M$4]*[.A1550]^2+[.$M$5]*[.A1550]^3+[.$M$6]*[.A1550]^4+[.$N$2]*[.A1550]^5+[.$N$3]*[.A1550]^6+[.$N$4]*[.A1550]^7+[.$N$5]*[.A1550]^8+[.$N$6]*[.A1550]^9" office:value-type="float" office:value="2.85461369519939">
            <text:p>2.8546136952</text:p>
          </table:table-cell>
          <table:table-cell table:formula="of:=[.B1550]/([.$B$2]+[.B1550])*[.$B$1]" office:value-type="float" office:value="0.51394451300697">
            <text:p>0.513944513</text:p>
          </table:table-cell>
          <table:table-cell table:formula="of:=[.$D$5]*[.C1550]-[.$D$4]" office:value-type="float" office:value="-0.334785478046938">
            <text:p>-0.334785478</text:p>
          </table:table-cell>
          <table:table-cell table:formula="of:=INT([.D1550]/[.$B$1]*1024)" office:value-type="float" office:value="-69">
            <text:p>-69</text:p>
          </table:table-cell>
          <table:table-cell table:number-columns-repeated="10"/>
        </table:table-row>
        <table:table-row table:style-name="ro2">
          <table:table-cell table:formula="of:=[.A1550]+[.$D$1]" office:value-type="float" office:value="133.899999999997">
            <text:p>133.9</text:p>
          </table:table-cell>
          <table:table-cell table:formula="of:=[.$M$2]+[.$M$3]*[.A1551]+[.$M$4]*[.A1551]^2+[.$M$5]*[.A1551]^3+[.$M$6]*[.A1551]^4+[.$N$2]*[.A1551]^5+[.$N$3]*[.A1551]^6+[.$N$4]*[.A1551]^7+[.$N$5]*[.A1551]^8+[.$N$6]*[.A1551]^9" office:value-type="float" office:value="2.84696875535789">
            <text:p>2.8469687554</text:p>
          </table:table-cell>
          <table:table-cell table:formula="of:=[.B1551]/([.$B$2]+[.B1551])*[.$B$1]" office:value-type="float" office:value="0.512709256454642">
            <text:p>0.5127092565</text:p>
          </table:table-cell>
          <table:table-cell table:formula="of:=[.$D$5]*[.C1551]-[.$D$4]" office:value-type="float" office:value="-0.336537723157196">
            <text:p>-0.3365377232</text:p>
          </table:table-cell>
          <table:table-cell table:formula="of:=INT([.D1551]/[.$B$1]*1024)" office:value-type="float" office:value="-69">
            <text:p>-69</text:p>
          </table:table-cell>
          <table:table-cell table:number-columns-repeated="10"/>
        </table:table-row>
        <table:table-row table:style-name="ro2">
          <table:table-cell table:formula="of:=[.A1551]+[.$D$1]" office:value-type="float" office:value="133.999999999997">
            <text:p>134</text:p>
          </table:table-cell>
          <table:table-cell table:formula="of:=[.$M$2]+[.$M$3]*[.A1552]+[.$M$4]*[.A1552]^2+[.$M$5]*[.A1552]^3+[.$M$6]*[.A1552]^4+[.$N$2]*[.A1552]^5+[.$N$3]*[.A1552]^6+[.$N$4]*[.A1552]^7+[.$N$5]*[.A1552]^8+[.$N$6]*[.A1552]^9" office:value-type="float" office:value="2.83933405354782">
            <text:p>2.8393340535</text:p>
          </table:table-cell>
          <table:table-cell table:formula="of:=[.B1552]/([.$B$2]+[.B1552])*[.$B$1]" office:value-type="float" office:value="0.511474975057971">
            <text:p>0.5114749751</text:p>
          </table:table-cell>
          <table:table-cell table:formula="of:=[.$D$5]*[.C1552]-[.$D$4]" office:value-type="float" office:value="-0.338288584982559">
            <text:p>-0.338288585</text:p>
          </table:table-cell>
          <table:table-cell table:formula="of:=INT([.D1552]/[.$B$1]*1024)" office:value-type="float" office:value="-70">
            <text:p>-70</text:p>
          </table:table-cell>
          <table:table-cell table:number-columns-repeated="10"/>
        </table:table-row>
        <table:table-row table:style-name="ro2">
          <table:table-cell table:formula="of:=[.A1552]+[.$D$1]" office:value-type="float" office:value="134.099999999997">
            <text:p>134.1</text:p>
          </table:table-cell>
          <table:table-cell table:formula="of:=[.$M$2]+[.$M$3]*[.A1553]+[.$M$4]*[.A1553]^2+[.$M$5]*[.A1553]^3+[.$M$6]*[.A1553]^4+[.$N$2]*[.A1553]^5+[.$N$3]*[.A1553]^6+[.$N$4]*[.A1553]^7+[.$N$5]*[.A1553]^8+[.$N$6]*[.A1553]^9" office:value-type="float" office:value="2.83170969167674">
            <text:p>2.8317096917</text:p>
          </table:table-cell>
          <table:table-cell table:formula="of:=[.B1553]/([.$B$2]+[.B1553])*[.$B$1]" office:value-type="float" office:value="0.510241687476753">
            <text:p>0.5102416875</text:p>
          </table:table-cell>
          <table:table-cell table:formula="of:=[.$D$5]*[.C1553]-[.$D$4]" office:value-type="float" office:value="-0.340038037053596">
            <text:p>-0.3400380371</text:p>
          </table:table-cell>
          <table:table-cell table:formula="of:=INT([.D1553]/[.$B$1]*1024)" office:value-type="float" office:value="-70">
            <text:p>-70</text:p>
          </table:table-cell>
          <table:table-cell table:number-columns-repeated="10"/>
        </table:table-row>
        <table:table-row table:style-name="ro2">
          <table:table-cell table:formula="of:=[.A1553]+[.$D$1]" office:value-type="float" office:value="134.199999999997">
            <text:p>134.2</text:p>
          </table:table-cell>
          <table:table-cell table:formula="of:=[.$M$2]+[.$M$3]*[.A1554]+[.$M$4]*[.A1554]^2+[.$M$5]*[.A1554]^3+[.$M$6]*[.A1554]^4+[.$N$2]*[.A1554]^5+[.$N$3]*[.A1554]^6+[.$N$4]*[.A1554]^7+[.$N$5]*[.A1554]^8+[.$N$6]*[.A1554]^9" office:value-type="float" office:value="2.82409577215785">
            <text:p>2.8240957722</text:p>
          </table:table-cell>
          <table:table-cell table:formula="of:=[.B1554]/([.$B$2]+[.B1554])*[.$B$1]" office:value-type="float" office:value="0.509009412489075">
            <text:p>0.5090094125</text:p>
          </table:table-cell>
          <table:table-cell table:formula="of:=[.$D$5]*[.C1554]-[.$D$4]" office:value-type="float" office:value="-0.341786052733079">
            <text:p>-0.3417860527</text:p>
          </table:table-cell>
          <table:table-cell table:formula="of:=INT([.D1554]/[.$B$1]*1024)" office:value-type="float" office:value="-70">
            <text:p>-70</text:p>
          </table:table-cell>
          <table:table-cell table:number-columns-repeated="10"/>
        </table:table-row>
        <table:table-row table:style-name="ro2">
          <table:table-cell table:formula="of:=[.A1554]+[.$D$1]" office:value-type="float" office:value="134.299999999997">
            <text:p>134.3</text:p>
          </table:table-cell>
          <table:table-cell table:formula="of:=[.$M$2]+[.$M$3]*[.A1555]+[.$M$4]*[.A1555]^2+[.$M$5]*[.A1555]^3+[.$M$6]*[.A1555]^4+[.$N$2]*[.A1555]^5+[.$N$3]*[.A1555]^6+[.$N$4]*[.A1555]^7+[.$N$5]*[.A1555]^8+[.$N$6]*[.A1555]^9" office:value-type="float" office:value="2.81649239789496">
            <text:p>2.8164923979</text:p>
          </table:table-cell>
          <table:table-cell table:formula="of:=[.B1555]/([.$B$2]+[.B1555])*[.$B$1]" office:value-type="float" office:value="0.507778168989049">
            <text:p>0.507778169</text:p>
          </table:table-cell>
          <table:table-cell table:formula="of:=[.$D$5]*[.C1555]-[.$D$4]" office:value-type="float" office:value="-0.343532605219194">
            <text:p>-0.3435326052</text:p>
          </table:table-cell>
          <table:table-cell table:formula="of:=INT([.D1555]/[.$B$1]*1024)" office:value-type="float" office:value="-71">
            <text:p>-71</text:p>
          </table:table-cell>
          <table:table-cell table:number-columns-repeated="10"/>
        </table:table-row>
        <table:table-row table:style-name="ro2">
          <table:table-cell table:formula="of:=[.A1555]+[.$D$1]" office:value-type="float" office:value="134.399999999997">
            <text:p>134.4</text:p>
          </table:table-cell>
          <table:table-cell table:formula="of:=[.$M$2]+[.$M$3]*[.A1556]+[.$M$4]*[.A1556]^2+[.$M$5]*[.A1556]^3+[.$M$6]*[.A1556]^4+[.$N$2]*[.A1556]^5+[.$N$3]*[.A1556]^6+[.$N$4]*[.A1556]^7+[.$N$5]*[.A1556]^8+[.$N$6]*[.A1556]^9" office:value-type="float" office:value="2.8088996722804">
            <text:p>2.8088996723</text:p>
          </table:table-cell>
          <table:table-cell table:formula="of:=[.B1556]/([.$B$2]+[.B1556])*[.$B$1]" office:value-type="float" office:value="0.506547975986631">
            <text:p>0.506547976</text:p>
          </table:table-cell>
          <table:table-cell table:formula="of:=[.$D$5]*[.C1556]-[.$D$4]" office:value-type="float" office:value="-0.345277667545801">
            <text:p>-0.3452776675</text:p>
          </table:table-cell>
          <table:table-cell table:formula="of:=INT([.D1556]/[.$B$1]*1024)" office:value-type="float" office:value="-71">
            <text:p>-71</text:p>
          </table:table-cell>
          <table:table-cell table:number-columns-repeated="10"/>
        </table:table-row>
        <table:table-row table:style-name="ro2">
          <table:table-cell table:formula="of:=[.A1556]+[.$D$1]" office:value-type="float" office:value="134.499999999997">
            <text:p>134.5</text:p>
          </table:table-cell>
          <table:table-cell table:formula="of:=[.$M$2]+[.$M$3]*[.A1557]+[.$M$4]*[.A1557]^2+[.$M$5]*[.A1557]^3+[.$M$6]*[.A1557]^4+[.$N$2]*[.A1557]^5+[.$N$3]*[.A1557]^6+[.$N$4]*[.A1557]^7+[.$N$5]*[.A1557]^8+[.$N$6]*[.A1557]^9" office:value-type="float" office:value="2.80131769918435">
            <text:p>2.8013176992</text:p>
          </table:table-cell>
          <table:table-cell table:formula="of:=[.B1557]/([.$B$2]+[.B1557])*[.$B$1]" office:value-type="float" office:value="0.505318852606048">
            <text:p>0.5053188526</text:p>
          </table:table-cell>
          <table:table-cell table:formula="of:=[.$D$5]*[.C1557]-[.$D$4]" office:value-type="float" office:value="-0.347021212584661">
            <text:p>-0.3470212126</text:p>
          </table:table-cell>
          <table:table-cell table:formula="of:=INT([.D1557]/[.$B$1]*1024)" office:value-type="float" office:value="-72">
            <text:p>-72</text:p>
          </table:table-cell>
          <table:table-cell table:number-columns-repeated="10"/>
        </table:table-row>
        <table:table-row table:style-name="ro2">
          <table:table-cell table:formula="of:=[.A1557]+[.$D$1]" office:value-type="float" office:value="134.599999999997">
            <text:p>134.6</text:p>
          </table:table-cell>
          <table:table-cell table:formula="of:=[.$M$2]+[.$M$3]*[.A1558]+[.$M$4]*[.A1558]^2+[.$M$5]*[.A1558]^3+[.$M$6]*[.A1558]^4+[.$N$2]*[.A1558]^5+[.$N$3]*[.A1558]^6+[.$N$4]*[.A1558]^7+[.$N$5]*[.A1558]^8+[.$N$6]*[.A1558]^9" office:value-type="float" office:value="2.79374658294509">
            <text:p>2.7937465829</text:p>
          </table:table-cell>
          <table:table-cell table:formula="of:=[.B1558]/([.$B$2]+[.B1558])*[.$B$1]" office:value-type="float" office:value="0.50409081808437">
            <text:p>0.5040908181</text:p>
          </table:table-cell>
          <table:table-cell table:formula="of:=[.$D$5]*[.C1558]-[.$D$4]" office:value-type="float" office:value="-0.348763213047467">
            <text:p>-0.348763213</text:p>
          </table:table-cell>
          <table:table-cell table:formula="of:=INT([.D1558]/[.$B$1]*1024)" office:value-type="float" office:value="-72">
            <text:p>-72</text:p>
          </table:table-cell>
          <table:table-cell table:number-columns-repeated="10"/>
        </table:table-row>
        <table:table-row table:style-name="ro2">
          <table:table-cell table:formula="of:=[.A1558]+[.$D$1]" office:value-type="float" office:value="134.699999999997">
            <text:p>134.7</text:p>
          </table:table-cell>
          <table:table-cell table:formula="of:=[.$M$2]+[.$M$3]*[.A1559]+[.$M$4]*[.A1559]^2+[.$M$5]*[.A1559]^3+[.$M$6]*[.A1559]^4+[.$N$2]*[.A1559]^5+[.$N$3]*[.A1559]^6+[.$N$4]*[.A1559]^7+[.$N$5]*[.A1559]^8+[.$N$6]*[.A1559]^9" office:value-type="float" office:value="2.7861864283644">
            <text:p>2.7861864284</text:p>
          </table:table-cell>
          <table:table-cell table:formula="of:=[.B1559]/([.$B$2]+[.B1559])*[.$B$1]" office:value-type="float" office:value="0.502863891770897">
            <text:p>0.5028638918</text:p>
          </table:table-cell>
          <table:table-cell table:formula="of:=[.$D$5]*[.C1559]-[.$D$4]" office:value-type="float" office:value="-0.350503641486709">
            <text:p>-0.3505036415</text:p>
          </table:table-cell>
          <table:table-cell table:formula="of:=INT([.D1559]/[.$B$1]*1024)" office:value-type="float" office:value="-72">
            <text:p>-72</text:p>
          </table:table-cell>
          <table:table-cell table:number-columns-repeated="10"/>
        </table:table-row>
        <table:table-row table:style-name="ro2">
          <table:table-cell table:formula="of:=[.A1559]+[.$D$1]" office:value-type="float" office:value="134.799999999997">
            <text:p>134.8</text:p>
          </table:table-cell>
          <table:table-cell table:formula="of:=[.$M$2]+[.$M$3]*[.A1560]+[.$M$4]*[.A1560]^2+[.$M$5]*[.A1560]^3+[.$M$6]*[.A1560]^4+[.$N$2]*[.A1560]^5+[.$N$3]*[.A1560]^6+[.$N$4]*[.A1560]^7+[.$N$5]*[.A1560]^8+[.$N$6]*[.A1560]^9" office:value-type="float" office:value="2.77863734069598">
            <text:p>2.7786373407</text:p>
          </table:table-cell>
          <table:table-cell table:formula="of:=[.B1560]/([.$B$2]+[.B1560])*[.$B$1]" office:value-type="float" office:value="0.501638093125419">
            <text:p>0.5016380931</text:p>
          </table:table-cell>
          <table:table-cell table:formula="of:=[.$D$5]*[.C1560]-[.$D$4]" office:value-type="float" office:value="-0.352242470298142">
            <text:p>-0.3522424703</text:p>
          </table:table-cell>
          <table:table-cell table:formula="of:=INT([.D1560]/[.$B$1]*1024)" office:value-type="float" office:value="-73">
            <text:p>-73</text:p>
          </table:table-cell>
          <table:table-cell table:number-columns-repeated="10"/>
        </table:table-row>
        <table:table-row table:style-name="ro2">
          <table:table-cell table:formula="of:=[.A1560]+[.$D$1]" office:value-type="float" office:value="134.899999999997">
            <text:p>134.9</text:p>
          </table:table-cell>
          <table:table-cell table:formula="of:=[.$M$2]+[.$M$3]*[.A1561]+[.$M$4]*[.A1561]^2+[.$M$5]*[.A1561]^3+[.$M$6]*[.A1561]^4+[.$N$2]*[.A1561]^5+[.$N$3]*[.A1561]^6+[.$N$4]*[.A1561]^7+[.$N$5]*[.A1561]^8+[.$N$6]*[.A1561]^9" office:value-type="float" office:value="2.77109942563533">
            <text:p>2.7710994256</text:p>
          </table:table-cell>
          <table:table-cell table:formula="of:=[.B1561]/([.$B$2]+[.B1561])*[.$B$1]" office:value-type="float" office:value="0.50041344171671">
            <text:p>0.5004134417</text:p>
          </table:table-cell>
          <table:table-cell table:formula="of:=[.$D$5]*[.C1561]-[.$D$4]" office:value-type="float" office:value="-0.35397967172293">
            <text:p>-0.3539796717</text:p>
          </table:table-cell>
          <table:table-cell table:formula="of:=INT([.D1561]/[.$B$1]*1024)" office:value-type="float" office:value="-73">
            <text:p>-73</text:p>
          </table:table-cell>
          <table:table-cell table:number-columns-repeated="10"/>
        </table:table-row>
        <table:table-row table:style-name="ro2">
          <table:table-cell table:formula="of:=[.A1561]+[.$D$1]" office:value-type="float" office:value="134.999999999997">
            <text:p>135</text:p>
          </table:table-cell>
          <table:table-cell table:formula="of:=[.$M$2]+[.$M$3]*[.A1562]+[.$M$4]*[.A1562]^2+[.$M$5]*[.A1562]^3+[.$M$6]*[.A1562]^4+[.$N$2]*[.A1562]^5+[.$N$3]*[.A1562]^6+[.$N$4]*[.A1562]^7+[.$N$5]*[.A1562]^8+[.$N$6]*[.A1562]^9" office:value-type="float" office:value="2.76357278931857">
            <text:p>2.7635727893</text:p>
          </table:table-cell>
          <table:table-cell table:formula="of:=[.B1562]/([.$B$2]+[.B1562])*[.$B$1]" office:value-type="float" office:value="0.49918995722245">
            <text:p>0.4991899572</text:p>
          </table:table-cell>
          <table:table-cell table:formula="of:=[.$D$5]*[.C1562]-[.$D$4]" office:value-type="float" office:value="-0.355715217847743">
            <text:p>-0.3557152178</text:p>
          </table:table-cell>
          <table:table-cell table:formula="of:=INT([.D1562]/[.$B$1]*1024)" office:value-type="float" office:value="-73">
            <text:p>-73</text:p>
          </table:table-cell>
          <table:table-cell table:number-columns-repeated="10"/>
        </table:table-row>
        <table:table-row table:style-name="ro2">
          <table:table-cell table:formula="of:=[.A1562]+[.$D$1]" office:value-type="float" office:value="135.099999999997">
            <text:p>135.1</text:p>
          </table:table-cell>
          <table:table-cell table:formula="of:=[.$M$2]+[.$M$3]*[.A1563]+[.$M$4]*[.A1563]^2+[.$M$5]*[.A1563]^3+[.$M$6]*[.A1563]^4+[.$N$2]*[.A1563]^5+[.$N$3]*[.A1563]^6+[.$N$4]*[.A1563]^7+[.$N$5]*[.A1563]^8+[.$N$6]*[.A1563]^9" office:value-type="float" office:value="2.75605753830433">
            <text:p>2.7560575383</text:p>
          </table:table-cell>
          <table:table-cell table:formula="of:=[.B1563]/([.$B$2]+[.B1563])*[.$B$1]" office:value-type="float" office:value="0.497967659426406">
            <text:p>0.4979676594</text:p>
          </table:table-cell>
          <table:table-cell table:formula="of:=[.$D$5]*[.C1563]-[.$D$4]" office:value-type="float" office:value="-0.357449080608773">
            <text:p>-0.3574490806</text:p>
          </table:table-cell>
          <table:table-cell table:formula="of:=INT([.D1563]/[.$B$1]*1024)" office:value-type="float" office:value="-74">
            <text:p>-74</text:p>
          </table:table-cell>
          <table:table-cell table:number-columns-repeated="10"/>
        </table:table-row>
        <table:table-row table:style-name="ro2">
          <table:table-cell table:formula="of:=[.A1563]+[.$D$1]" office:value-type="float" office:value="135.199999999997">
            <text:p>135.2</text:p>
          </table:table-cell>
          <table:table-cell table:formula="of:=[.$M$2]+[.$M$3]*[.A1564]+[.$M$4]*[.A1564]^2+[.$M$5]*[.A1564]^3+[.$M$6]*[.A1564]^4+[.$N$2]*[.A1564]^5+[.$N$3]*[.A1564]^6+[.$N$4]*[.A1564]^7+[.$N$5]*[.A1564]^8+[.$N$6]*[.A1564]^9" office:value-type="float" office:value="2.74855377957377">
            <text:p>2.7485537796</text:p>
          </table:table-cell>
          <table:table-cell table:formula="of:=[.B1564]/([.$B$2]+[.B1564])*[.$B$1]" office:value-type="float" office:value="0.496746568218544">
            <text:p>0.4967465682</text:p>
          </table:table-cell>
          <table:table-cell table:formula="of:=[.$D$5]*[.C1564]-[.$D$4]" office:value-type="float" office:value="-0.359181231791556">
            <text:p>-0.3591812318</text:p>
          </table:table-cell>
          <table:table-cell table:formula="of:=INT([.D1564]/[.$B$1]*1024)" office:value-type="float" office:value="-74">
            <text:p>-74</text:p>
          </table:table-cell>
          <table:table-cell table:number-columns-repeated="10"/>
        </table:table-row>
        <table:table-row table:style-name="ro2">
          <table:table-cell table:formula="of:=[.A1564]+[.$D$1]" office:value-type="float" office:value="135.299999999997">
            <text:p>135.3</text:p>
          </table:table-cell>
          <table:table-cell table:formula="of:=[.$M$2]+[.$M$3]*[.A1565]+[.$M$4]*[.A1565]^2+[.$M$5]*[.A1565]^3+[.$M$6]*[.A1565]^4+[.$N$2]*[.A1565]^5+[.$N$3]*[.A1565]^6+[.$N$4]*[.A1565]^7+[.$N$5]*[.A1565]^8+[.$N$6]*[.A1565]^9" office:value-type="float" office:value="2.74106162051299">
            <text:p>2.7410616205</text:p>
          </table:table-cell>
          <table:table-cell table:formula="of:=[.B1565]/([.$B$2]+[.B1565])*[.$B$1]" office:value-type="float" office:value="0.49552670359228">
            <text:p>0.4955267036</text:p>
          </table:table-cell>
          <table:table-cell table:formula="of:=[.$D$5]*[.C1565]-[.$D$4]" office:value-type="float" office:value="-0.360911643034889">
            <text:p>-0.360911643</text:p>
          </table:table-cell>
          <table:table-cell table:formula="of:=INT([.D1565]/[.$B$1]*1024)" office:value-type="float" office:value="-74">
            <text:p>-74</text:p>
          </table:table-cell>
          <table:table-cell table:number-columns-repeated="10"/>
        </table:table-row>
        <table:table-row table:style-name="ro2">
          <table:table-cell table:formula="of:=[.A1565]+[.$D$1]" office:value-type="float" office:value="135.399999999997">
            <text:p>135.4</text:p>
          </table:table-cell>
          <table:table-cell table:formula="of:=[.$M$2]+[.$M$3]*[.A1566]+[.$M$4]*[.A1566]^2+[.$M$5]*[.A1566]^3+[.$M$6]*[.A1566]^4+[.$N$2]*[.A1566]^5+[.$N$3]*[.A1566]^6+[.$N$4]*[.A1566]^7+[.$N$5]*[.A1566]^8+[.$N$6]*[.A1566]^9" office:value-type="float" office:value="2.73358116891558">
            <text:p>2.7335811689</text:p>
          </table:table-cell>
          <table:table-cell table:formula="of:=[.B1566]/([.$B$2]+[.B1566])*[.$B$1]" office:value-type="float" office:value="0.494308085644983">
            <text:p>0.4943080856</text:p>
          </table:table-cell>
          <table:table-cell table:formula="of:=[.$D$5]*[.C1566]-[.$D$4]" office:value-type="float" office:value="-0.362640285830104">
            <text:p>-0.3626402858</text:p>
          </table:table-cell>
          <table:table-cell table:formula="of:=INT([.D1566]/[.$B$1]*1024)" office:value-type="float" office:value="-75">
            <text:p>-75</text:p>
          </table:table-cell>
          <table:table-cell table:number-columns-repeated="10"/>
        </table:table-row>
        <table:table-row table:style-name="ro2">
          <table:table-cell table:formula="of:=[.A1566]+[.$D$1]" office:value-type="float" office:value="135.499999999997">
            <text:p>135.5</text:p>
          </table:table-cell>
          <table:table-cell table:formula="of:=[.$M$2]+[.$M$3]*[.A1567]+[.$M$4]*[.A1567]^2+[.$M$5]*[.A1567]^3+[.$M$6]*[.A1567]^4+[.$N$2]*[.A1567]^5+[.$N$3]*[.A1567]^6+[.$N$4]*[.A1567]^7+[.$N$5]*[.A1567]^8+[.$N$6]*[.A1567]^9" office:value-type="float" office:value="2.72611253296373">
            <text:p>2.726112533</text:p>
          </table:table-cell>
          <table:table-cell table:formula="of:=[.B1567]/([.$B$2]+[.B1567])*[.$B$1]" office:value-type="float" office:value="0.493090734575006">
            <text:p>0.4930907346</text:p>
          </table:table-cell>
          <table:table-cell table:formula="of:=[.$D$5]*[.C1567]-[.$D$4]" office:value-type="float" office:value="-0.36436713152529">
            <text:p>-0.3643671315</text:p>
          </table:table-cell>
          <table:table-cell table:formula="of:=INT([.D1567]/[.$B$1]*1024)" office:value-type="float" office:value="-75">
            <text:p>-75</text:p>
          </table:table-cell>
          <table:table-cell table:number-columns-repeated="10"/>
        </table:table-row>
        <table:table-row table:style-name="ro2">
          <table:table-cell table:formula="of:=[.A1567]+[.$D$1]" office:value-type="float" office:value="135.599999999997">
            <text:p>135.6</text:p>
          </table:table-cell>
          <table:table-cell table:formula="of:=[.$M$2]+[.$M$3]*[.A1568]+[.$M$4]*[.A1568]^2+[.$M$5]*[.A1568]^3+[.$M$6]*[.A1568]^4+[.$N$2]*[.A1568]^5+[.$N$3]*[.A1568]^6+[.$N$4]*[.A1568]^7+[.$N$5]*[.A1568]^8+[.$N$6]*[.A1568]^9" office:value-type="float" office:value="2.71865582122314">
            <text:p>2.7186558212</text:p>
          </table:table-cell>
          <table:table-cell table:formula="of:=[.B1568]/([.$B$2]+[.B1568])*[.$B$1]" office:value-type="float" office:value="0.491874670680931">
            <text:p>0.4918746707</text:p>
          </table:table-cell>
          <table:table-cell table:formula="of:=[.$D$5]*[.C1568]-[.$D$4]" office:value-type="float" office:value="-0.366092151326349">
            <text:p>-0.3660921513</text:p>
          </table:table-cell>
          <table:table-cell table:formula="of:=INT([.D1568]/[.$B$1]*1024)" office:value-type="float" office:value="-75">
            <text:p>-75</text:p>
          </table:table-cell>
          <table:table-cell table:number-columns-repeated="10"/>
        </table:table-row>
        <table:table-row table:style-name="ro2">
          <table:table-cell table:formula="of:=[.A1568]+[.$D$1]" office:value-type="float" office:value="135.699999999997">
            <text:p>135.7</text:p>
          </table:table-cell>
          <table:table-cell table:formula="of:=[.$M$2]+[.$M$3]*[.A1569]+[.$M$4]*[.A1569]^2+[.$M$5]*[.A1569]^3+[.$M$6]*[.A1569]^4+[.$N$2]*[.A1569]^5+[.$N$3]*[.A1569]^6+[.$N$4]*[.A1569]^7+[.$N$5]*[.A1569]^8+[.$N$6]*[.A1569]^9" office:value-type="float" office:value="2.71121114263673">
            <text:p>2.7112111426</text:p>
          </table:table-cell>
          <table:table-cell table:formula="of:=[.B1569]/([.$B$2]+[.B1569])*[.$B$1]" office:value-type="float" office:value="0.490659914360634">
            <text:p>0.4906599144</text:p>
          </table:table-cell>
          <table:table-cell table:formula="of:=[.$D$5]*[.C1569]-[.$D$4]" office:value-type="float" office:value="-0.367815316298343">
            <text:p>-0.3678153163</text:p>
          </table:table-cell>
          <table:table-cell table:formula="of:=INT([.D1569]/[.$B$1]*1024)" office:value-type="float" office:value="-76">
            <text:p>-76</text:p>
          </table:table-cell>
          <table:table-cell table:number-columns-repeated="10"/>
        </table:table-row>
        <table:table-row table:style-name="ro2">
          <table:table-cell table:formula="of:=[.A1569]+[.$D$1]" office:value-type="float" office:value="135.799999999997">
            <text:p>135.8</text:p>
          </table:table-cell>
          <table:table-cell table:formula="of:=[.$M$2]+[.$M$3]*[.A1570]+[.$M$4]*[.A1570]^2+[.$M$5]*[.A1570]^3+[.$M$6]*[.A1570]^4+[.$N$2]*[.A1570]^5+[.$N$3]*[.A1570]^6+[.$N$4]*[.A1570]^7+[.$N$5]*[.A1570]^8+[.$N$6]*[.A1570]^9" office:value-type="float" office:value="2.70377860651166">
            <text:p>2.7037786065</text:p>
          </table:table-cell>
          <table:table-cell table:formula="of:=[.B1570]/([.$B$2]+[.B1570])*[.$B$1]" office:value-type="float" office:value="0.489446486109237">
            <text:p>0.4894464861</text:p>
          </table:table-cell>
          <table:table-cell table:formula="of:=[.$D$5]*[.C1570]-[.$D$4]" office:value-type="float" office:value="-0.369536597368379">
            <text:p>-0.3695365974</text:p>
          </table:table-cell>
          <table:table-cell table:formula="of:=INT([.D1570]/[.$B$1]*1024)" office:value-type="float" office:value="-76">
            <text:p>-76</text:p>
          </table:table-cell>
          <table:table-cell table:number-columns-repeated="10"/>
        </table:table-row>
        <table:table-row table:style-name="ro2">
          <table:table-cell table:formula="of:=[.A1570]+[.$D$1]" office:value-type="float" office:value="135.899999999997">
            <text:p>135.9</text:p>
          </table:table-cell>
          <table:table-cell table:formula="of:=[.$M$2]+[.$M$3]*[.A1571]+[.$M$4]*[.A1571]^2+[.$M$5]*[.A1571]^3+[.$M$6]*[.A1571]^4+[.$N$2]*[.A1571]^5+[.$N$3]*[.A1571]^6+[.$N$4]*[.A1571]^7+[.$N$5]*[.A1571]^8+[.$N$6]*[.A1571]^9" office:value-type="float" office:value="2.69635832251305">
            <text:p>2.6963583225</text:p>
          </table:table-cell>
          <table:table-cell table:formula="of:=[.B1571]/([.$B$2]+[.B1571])*[.$B$1]" office:value-type="float" office:value="0.488234406518153">
            <text:p>0.4882344065</text:p>
          </table:table-cell>
          <table:table-cell table:formula="of:=[.$D$5]*[.C1571]-[.$D$4]" office:value-type="float" office:value="-0.371255965326977">
            <text:p>-0.3712559653</text:p>
          </table:table-cell>
          <table:table-cell table:formula="of:=INT([.D1571]/[.$B$1]*1024)" office:value-type="float" office:value="-77">
            <text:p>-77</text:p>
          </table:table-cell>
          <table:table-cell table:number-columns-repeated="10"/>
        </table:table-row>
        <table:table-row table:style-name="ro2">
          <table:table-cell table:formula="of:=[.A1571]+[.$D$1]" office:value-type="float" office:value="135.999999999997">
            <text:p>136</text:p>
          </table:table-cell>
          <table:table-cell table:formula="of:=[.$M$2]+[.$M$3]*[.A1572]+[.$M$4]*[.A1572]^2+[.$M$5]*[.A1572]^3+[.$M$6]*[.A1572]^4+[.$N$2]*[.A1572]^5+[.$N$3]*[.A1572]^6+[.$N$4]*[.A1572]^7+[.$N$5]*[.A1572]^8+[.$N$6]*[.A1572]^9" office:value-type="float" office:value="2.68895040065468">
            <text:p>2.6889504007</text:p>
          </table:table-cell>
          <table:table-cell table:formula="of:=[.B1572]/([.$B$2]+[.B1572])*[.$B$1]" office:value-type="float" office:value="0.487023696273632">
            <text:p>0.4870236963</text:p>
          </table:table-cell>
          <table:table-cell table:formula="of:=[.$D$5]*[.C1572]-[.$D$4]" office:value-type="float" office:value="-0.372973390830128">
            <text:p>-0.3729733908</text:p>
          </table:table-cell>
          <table:table-cell table:formula="of:=INT([.D1572]/[.$B$1]*1024)" office:value-type="float" office:value="-77">
            <text:p>-77</text:p>
          </table:table-cell>
          <table:table-cell table:number-columns-repeated="10"/>
        </table:table-row>
        <table:table-row table:style-name="ro2">
          <table:table-cell table:formula="of:=[.A1572]+[.$D$1]" office:value-type="float" office:value="136.099999999997">
            <text:p>136.1</text:p>
          </table:table-cell>
          <table:table-cell table:formula="of:=[.$M$2]+[.$M$3]*[.A1573]+[.$M$4]*[.A1573]^2+[.$M$5]*[.A1573]^3+[.$M$6]*[.A1573]^4+[.$N$2]*[.A1573]^5+[.$N$3]*[.A1573]^6+[.$N$4]*[.A1573]^7+[.$N$5]*[.A1573]^8+[.$N$6]*[.A1573]^9" office:value-type="float" office:value="2.68155495128855">
            <text:p>2.6815549513</text:p>
          </table:table-cell>
          <table:table-cell table:formula="of:=[.B1573]/([.$B$2]+[.B1573])*[.$B$1]" office:value-type="float" office:value="0.485814376155109">
            <text:p>0.4858143762</text:p>
          </table:table-cell>
          <table:table-cell table:formula="of:=[.$D$5]*[.C1573]-[.$D$4]" office:value-type="float" office:value="-0.374688844401636">
            <text:p>-0.3746888444</text:p>
          </table:table-cell>
          <table:table-cell table:formula="of:=INT([.D1573]/[.$B$1]*1024)" office:value-type="float" office:value="-77">
            <text:p>-77</text:p>
          </table:table-cell>
          <table:table-cell table:number-columns-repeated="10"/>
        </table:table-row>
        <table:table-row table:style-name="ro2">
          <table:table-cell table:formula="of:=[.A1573]+[.$D$1]" office:value-type="float" office:value="136.199999999997">
            <text:p>136.2</text:p>
          </table:table-cell>
          <table:table-cell table:formula="of:=[.$M$2]+[.$M$3]*[.A1574]+[.$M$4]*[.A1574]^2+[.$M$5]*[.A1574]^3+[.$M$6]*[.A1574]^4+[.$N$2]*[.A1574]^5+[.$N$3]*[.A1574]^6+[.$N$4]*[.A1574]^7+[.$N$5]*[.A1574]^8+[.$N$6]*[.A1574]^9" office:value-type="float" office:value="2.67417208509818">
            <text:p>2.6741720851</text:p>
          </table:table-cell>
          <table:table-cell table:formula="of:=[.B1574]/([.$B$2]+[.B1574])*[.$B$1]" office:value-type="float" office:value="0.484606467034157">
            <text:p>0.484606467</text:p>
          </table:table-cell>
          <table:table-cell table:formula="of:=[.$D$5]*[.C1574]-[.$D$4]" office:value-type="float" office:value="-0.376402296434605">
            <text:p>-0.3764022964</text:p>
          </table:table-cell>
          <table:table-cell table:formula="of:=INT([.D1574]/[.$B$1]*1024)" office:value-type="float" office:value="-78">
            <text:p>-78</text:p>
          </table:table-cell>
          <table:table-cell table:number-columns-repeated="10"/>
        </table:table-row>
        <table:table-row table:style-name="ro2">
          <table:table-cell table:formula="of:=[.A1574]+[.$D$1]" office:value-type="float" office:value="136.299999999997">
            <text:p>136.3</text:p>
          </table:table-cell>
          <table:table-cell table:formula="of:=[.$M$2]+[.$M$3]*[.A1575]+[.$M$4]*[.A1575]^2+[.$M$5]*[.A1575]^3+[.$M$6]*[.A1575]^4+[.$N$2]*[.A1575]^5+[.$N$3]*[.A1575]^6+[.$N$4]*[.A1575]^7+[.$N$5]*[.A1575]^8+[.$N$6]*[.A1575]^9" office:value-type="float" office:value="2.66680191308973">
            <text:p>2.6668019131</text:p>
          </table:table-cell>
          <table:table-cell table:formula="of:=[.B1575]/([.$B$2]+[.B1575])*[.$B$1]" office:value-type="float" office:value="0.483399989873081">
            <text:p>0.4833999899</text:p>
          </table:table-cell>
          <table:table-cell table:formula="of:=[.$D$5]*[.C1575]-[.$D$4]" office:value-type="float" office:value="-0.378113717193435">
            <text:p>-0.3781137172</text:p>
          </table:table-cell>
          <table:table-cell table:formula="of:=INT([.D1575]/[.$B$1]*1024)" office:value-type="float" office:value="-78">
            <text:p>-78</text:p>
          </table:table-cell>
          <table:table-cell table:number-columns-repeated="10"/>
        </table:table-row>
        <table:table-row table:style-name="ro2">
          <table:table-cell table:formula="of:=[.A1575]+[.$D$1]" office:value-type="float" office:value="136.399999999997">
            <text:p>136.4</text:p>
          </table:table-cell>
          <table:table-cell table:formula="of:=[.$M$2]+[.$M$3]*[.A1576]+[.$M$4]*[.A1576]^2+[.$M$5]*[.A1576]^3+[.$M$6]*[.A1576]^4+[.$N$2]*[.A1576]^5+[.$N$3]*[.A1576]^6+[.$N$4]*[.A1576]^7+[.$N$5]*[.A1576]^8+[.$N$6]*[.A1576]^9" office:value-type="float" office:value="2.65944454657608">
            <text:p>2.6594445466</text:p>
          </table:table-cell>
          <table:table-cell table:formula="of:=[.B1576]/([.$B$2]+[.B1576])*[.$B$1]" office:value-type="float" office:value="0.482194965722345">
            <text:p>0.4821949657</text:p>
          </table:table-cell>
          <table:table-cell table:formula="of:=[.$D$5]*[.C1576]-[.$D$4]" office:value-type="float" office:value="-0.379823076817466">
            <text:p>-0.3798230768</text:p>
          </table:table-cell>
          <table:table-cell table:formula="of:=INT([.D1576]/[.$B$1]*1024)" office:value-type="float" office:value="-78">
            <text:p>-78</text:p>
          </table:table-cell>
          <table:table-cell table:number-columns-repeated="10"/>
        </table:table-row>
        <table:table-row table:style-name="ro2">
          <table:table-cell table:formula="of:=[.A1576]+[.$D$1]" office:value-type="float" office:value="136.499999999997">
            <text:p>136.5</text:p>
          </table:table-cell>
          <table:table-cell table:formula="of:=[.$M$2]+[.$M$3]*[.A1577]+[.$M$4]*[.A1577]^2+[.$M$5]*[.A1577]^3+[.$M$6]*[.A1577]^4+[.$N$2]*[.A1577]^5+[.$N$3]*[.A1577]^6+[.$N$4]*[.A1577]^7+[.$N$5]*[.A1577]^8+[.$N$6]*[.A1577]^9" office:value-type="float" office:value="2.65210009717947">
            <text:p>2.6521000972</text:p>
          </table:table-cell>
          <table:table-cell table:formula="of:=[.B1577]/([.$B$2]+[.B1577])*[.$B$1]" office:value-type="float" office:value="0.480991415721038">
            <text:p>0.4809914157</text:p>
          </table:table-cell>
          <table:table-cell table:formula="of:=[.$D$5]*[.C1577]-[.$D$4]" office:value-type="float" office:value="-0.381530345320328">
            <text:p>-0.3815303453</text:p>
          </table:table-cell>
          <table:table-cell table:formula="of:=INT([.D1577]/[.$B$1]*1024)" office:value-type="float" office:value="-79">
            <text:p>-79</text:p>
          </table:table-cell>
          <table:table-cell table:number-columns-repeated="10"/>
        </table:table-row>
        <table:table-row table:style-name="ro2">
          <table:table-cell table:formula="of:=[.A1577]+[.$D$1]" office:value-type="float" office:value="136.599999999997">
            <text:p>136.6</text:p>
          </table:table-cell>
          <table:table-cell table:formula="of:=[.$M$2]+[.$M$3]*[.A1578]+[.$M$4]*[.A1578]^2+[.$M$5]*[.A1578]^3+[.$M$6]*[.A1578]^4+[.$N$2]*[.A1578]^5+[.$N$3]*[.A1578]^6+[.$N$4]*[.A1578]^7+[.$N$5]*[.A1578]^8+[.$N$6]*[.A1578]^9" office:value-type="float" office:value="2.64476867681458">
            <text:p>2.6447686768</text:p>
          </table:table-cell>
          <table:table-cell table:formula="of:=[.B1578]/([.$B$2]+[.B1578])*[.$B$1]" office:value-type="float" office:value="0.479789361094124">
            <text:p>0.4797893611</text:p>
          </table:table-cell>
          <table:table-cell table:formula="of:=[.$D$5]*[.C1578]-[.$D$4]" office:value-type="float" office:value="-0.383235492593827">
            <text:p>-0.3832354926</text:p>
          </table:table-cell>
          <table:table-cell table:formula="of:=INT([.D1578]/[.$B$1]*1024)" office:value-type="float" office:value="-79">
            <text:p>-79</text:p>
          </table:table-cell>
          <table:table-cell table:number-columns-repeated="10"/>
        </table:table-row>
        <table:table-row table:style-name="ro2">
          <table:table-cell table:formula="of:=[.A1578]+[.$D$1]" office:value-type="float" office:value="136.699999999997">
            <text:p>136.7</text:p>
          </table:table-cell>
          <table:table-cell table:formula="of:=[.$M$2]+[.$M$3]*[.A1579]+[.$M$4]*[.A1579]^2+[.$M$5]*[.A1579]^3+[.$M$6]*[.A1579]^4+[.$N$2]*[.A1579]^5+[.$N$3]*[.A1579]^6+[.$N$4]*[.A1579]^7+[.$N$5]*[.A1579]^8+[.$N$6]*[.A1579]^9" office:value-type="float" office:value="2.63745039767758">
            <text:p>2.6374503977</text:p>
          </table:table-cell>
          <table:table-cell table:formula="of:=[.B1579]/([.$B$2]+[.B1579])*[.$B$1]" office:value-type="float" office:value="0.478588823150666">
            <text:p>0.4785888232</text:p>
          </table:table-cell>
          <table:table-cell table:formula="of:=[.$D$5]*[.C1579]-[.$D$4]" office:value-type="float" office:value="-0.384938488410477">
            <text:p>-0.3849384884</text:p>
          </table:table-cell>
          <table:table-cell table:formula="of:=INT([.D1579]/[.$B$1]*1024)" office:value-type="float" office:value="-79">
            <text:p>-79</text:p>
          </table:table-cell>
          <table:table-cell table:number-columns-repeated="10"/>
        </table:table-row>
        <table:table-row table:style-name="ro2">
          <table:table-cell table:formula="of:=[.A1579]+[.$D$1]" office:value-type="float" office:value="136.799999999997">
            <text:p>136.8</text:p>
          </table:table-cell>
          <table:table-cell table:formula="of:=[.$M$2]+[.$M$3]*[.A1580]+[.$M$4]*[.A1580]^2+[.$M$5]*[.A1580]^3+[.$M$6]*[.A1580]^4+[.$N$2]*[.A1580]^5+[.$N$3]*[.A1580]^6+[.$N$4]*[.A1580]^7+[.$N$5]*[.A1580]^8+[.$N$6]*[.A1580]^9" office:value-type="float" office:value="2.63014537224313">
            <text:p>2.6301453722</text:p>
          </table:table-cell>
          <table:table-cell table:formula="of:=[.B1580]/([.$B$2]+[.B1580])*[.$B$1]" office:value-type="float" office:value="0.477389823283342">
            <text:p>0.4773898233</text:p>
          </table:table-cell>
          <table:table-cell table:formula="of:=[.$D$5]*[.C1580]-[.$D$4]" office:value-type="float" office:value="-0.386639302424182">
            <text:p>-0.3866393024</text:p>
          </table:table-cell>
          <table:table-cell table:formula="of:=INT([.D1580]/[.$B$1]*1024)" office:value-type="float" office:value="-80">
            <text:p>-80</text:p>
          </table:table-cell>
          <table:table-cell table:number-columns-repeated="10"/>
        </table:table-row>
        <table:table-row table:style-name="ro2">
          <table:table-cell table:formula="of:=[.A1580]+[.$D$1]" office:value-type="float" office:value="136.899999999997">
            <text:p>136.9</text:p>
          </table:table-cell>
          <table:table-cell table:formula="of:=[.$M$2]+[.$M$3]*[.A1581]+[.$M$4]*[.A1581]^2+[.$M$5]*[.A1581]^3+[.$M$6]*[.A1581]^4+[.$N$2]*[.A1581]^5+[.$N$3]*[.A1581]^6+[.$N$4]*[.A1581]^7+[.$N$5]*[.A1581]^8+[.$N$6]*[.A1581]^9" office:value-type="float" office:value="2.62285371325288">
            <text:p>2.6228537133</text:p>
          </table:table-cell>
          <table:table-cell table:formula="of:=[.B1581]/([.$B$2]+[.B1581])*[.$B$1]" office:value-type="float" office:value="0.476192382966562">
            <text:p>0.476192383</text:p>
          </table:table-cell>
          <table:table-cell table:formula="of:=[.$D$5]*[.C1581]-[.$D$4]" office:value-type="float" office:value="-0.388337904172904">
            <text:p>-0.3883379042</text:p>
          </table:table-cell>
          <table:table-cell table:formula="of:=INT([.D1581]/[.$B$1]*1024)" office:value-type="float" office:value="-80">
            <text:p>-80</text:p>
          </table:table-cell>
          <table:table-cell table:number-columns-repeated="10"/>
        </table:table-row>
        <table:table-row table:style-name="ro2">
          <table:table-cell table:formula="of:=[.A1581]+[.$D$1]" office:value-type="float" office:value="136.999999999997">
            <text:p>137</text:p>
          </table:table-cell>
          <table:table-cell table:formula="of:=[.$M$2]+[.$M$3]*[.A1582]+[.$M$4]*[.A1582]^2+[.$M$5]*[.A1582]^3+[.$M$6]*[.A1582]^4+[.$N$2]*[.A1582]^5+[.$N$3]*[.A1582]^6+[.$N$4]*[.A1582]^7+[.$N$5]*[.A1582]^8+[.$N$6]*[.A1582]^9" office:value-type="float" office:value="2.61557553370375">
            <text:p>2.6155755337</text:p>
          </table:table-cell>
          <table:table-cell table:formula="of:=[.B1582]/([.$B$2]+[.B1582])*[.$B$1]" office:value-type="float" office:value="0.474996523754546">
            <text:p>0.4749965238</text:p>
          </table:table-cell>
          <table:table-cell table:formula="of:=[.$D$5]*[.C1582]-[.$D$4]" office:value-type="float" office:value="-0.390034263081394">
            <text:p>-0.3900342631</text:p>
          </table:table-cell>
          <table:table-cell table:formula="of:=INT([.D1582]/[.$B$1]*1024)" office:value-type="float" office:value="-80">
            <text:p>-80</text:p>
          </table:table-cell>
          <table:table-cell table:number-columns-repeated="10"/>
        </table:table-row>
        <table:table-row table:style-name="ro2">
          <table:table-cell table:formula="of:=[.A1582]+[.$D$1]" office:value-type="float" office:value="137.099999999997">
            <text:p>137.1</text:p>
          </table:table-cell>
          <table:table-cell table:formula="of:=[.$M$2]+[.$M$3]*[.A1583]+[.$M$4]*[.A1583]^2+[.$M$5]*[.A1583]^3+[.$M$6]*[.A1583]^4+[.$N$2]*[.A1583]^5+[.$N$3]*[.A1583]^6+[.$N$4]*[.A1583]^7+[.$N$5]*[.A1583]^8+[.$N$6]*[.A1583]^9" office:value-type="float" office:value="2.60831094684033">
            <text:p>2.6083109468</text:p>
          </table:table-cell>
          <table:table-cell table:formula="of:=[.B1583]/([.$B$2]+[.B1583])*[.$B$1]" office:value-type="float" office:value="0.473802267280062">
            <text:p>0.4738022673</text:p>
          </table:table-cell>
          <table:table-cell table:formula="of:=[.$D$5]*[.C1583]-[.$D$4]" office:value-type="float" office:value="-0.391728348462981">
            <text:p>-0.3917283485</text:p>
          </table:table-cell>
          <table:table-cell table:formula="of:=INT([.D1583]/[.$B$1]*1024)" office:value-type="float" office:value="-81">
            <text:p>-81</text:p>
          </table:table-cell>
          <table:table-cell table:number-columns-repeated="10"/>
        </table:table-row>
        <table:table-row table:style-name="ro2">
          <table:table-cell table:formula="of:=[.A1583]+[.$D$1]" office:value-type="float" office:value="137.199999999997">
            <text:p>137.2</text:p>
          </table:table-cell>
          <table:table-cell table:formula="of:=[.$M$2]+[.$M$3]*[.A1584]+[.$M$4]*[.A1584]^2+[.$M$5]*[.A1584]^3+[.$M$6]*[.A1584]^4+[.$N$2]*[.A1584]^5+[.$N$3]*[.A1584]^6+[.$N$4]*[.A1584]^7+[.$N$5]*[.A1584]^8+[.$N$6]*[.A1584]^9" office:value-type="float" office:value="2.6010600661466">
            <text:p>2.6010600661</text:p>
          </table:table-cell>
          <table:table-cell table:formula="of:=[.B1584]/([.$B$2]+[.B1584])*[.$B$1]" office:value-type="float" office:value="0.472609635253048">
            <text:p>0.4726096353</text:p>
          </table:table-cell>
          <table:table-cell table:formula="of:=[.$D$5]*[.C1584]-[.$D$4]" office:value-type="float" office:value="-0.393420129521528">
            <text:p>-0.3934201295</text:p>
          </table:table-cell>
          <table:table-cell table:formula="of:=INT([.D1584]/[.$B$1]*1024)" office:value-type="float" office:value="-81">
            <text:p>-81</text:p>
          </table:table-cell>
          <table:table-cell table:number-columns-repeated="10"/>
        </table:table-row>
        <table:table-row table:style-name="ro2">
          <table:table-cell table:formula="of:=[.A1584]+[.$D$1]" office:value-type="float" office:value="137.299999999997">
            <text:p>137.3</text:p>
          </table:table-cell>
          <table:table-cell table:formula="of:=[.$M$2]+[.$M$3]*[.A1585]+[.$M$4]*[.A1585]^2+[.$M$5]*[.A1585]^3+[.$M$6]*[.A1585]^4+[.$N$2]*[.A1585]^5+[.$N$3]*[.A1585]^6+[.$N$4]*[.A1585]^7+[.$N$5]*[.A1585]^8+[.$N$6]*[.A1585]^9" office:value-type="float" office:value="2.59382300533548">
            <text:p>2.5938230053</text:p>
          </table:table-cell>
          <table:table-cell table:formula="of:=[.B1585]/([.$B$2]+[.B1585])*[.$B$1]" office:value-type="float" office:value="0.471418649458875">
            <text:p>0.4714186495</text:p>
          </table:table-cell>
          <table:table-cell table:formula="of:=[.$D$5]*[.C1585]-[.$D$4]" office:value-type="float" office:value="-0.395109575353889">
            <text:p>-0.3951095754</text:p>
          </table:table-cell>
          <table:table-cell table:formula="of:=INT([.D1585]/[.$B$1]*1024)" office:value-type="float" office:value="-81">
            <text:p>-81</text:p>
          </table:table-cell>
          <table:table-cell table:number-columns-repeated="10"/>
        </table:table-row>
        <table:table-row table:style-name="ro2">
          <table:table-cell table:formula="of:=[.A1585]+[.$D$1]" office:value-type="float" office:value="137.399999999996">
            <text:p>137.4</text:p>
          </table:table-cell>
          <table:table-cell table:formula="of:=[.$M$2]+[.$M$3]*[.A1586]+[.$M$4]*[.A1586]^2+[.$M$5]*[.A1586]^3+[.$M$6]*[.A1586]^4+[.$N$2]*[.A1586]^5+[.$N$3]*[.A1586]^6+[.$N$4]*[.A1586]^7+[.$N$5]*[.A1586]^8+[.$N$6]*[.A1586]^9" office:value-type="float" office:value="2.58659987833852">
            <text:p>2.5865998783</text:p>
          </table:table-cell>
          <table:table-cell table:formula="of:=[.B1586]/([.$B$2]+[.B1586])*[.$B$1]" office:value-type="float" office:value="0.47022933175662">
            <text:p>0.4702293318</text:p>
          </table:table-cell>
          <table:table-cell table:formula="of:=[.$D$5]*[.C1586]-[.$D$4]" office:value-type="float" office:value="-0.396796654952368">
            <text:p>-0.396796655</text:p>
          </table:table-cell>
          <table:table-cell table:formula="of:=INT([.D1586]/[.$B$1]*1024)" office:value-type="float" office:value="-82">
            <text:p>-82</text:p>
          </table:table-cell>
          <table:table-cell table:number-columns-repeated="10"/>
        </table:table-row>
        <table:table-row table:style-name="ro2">
          <table:table-cell table:formula="of:=[.A1586]+[.$D$1]" office:value-type="float" office:value="137.499999999996">
            <text:p>137.5</text:p>
          </table:table-cell>
          <table:table-cell table:formula="of:=[.$M$2]+[.$M$3]*[.A1587]+[.$M$4]*[.A1587]^2+[.$M$5]*[.A1587]^3+[.$M$6]*[.A1587]^4+[.$N$2]*[.A1587]^5+[.$N$3]*[.A1587]^6+[.$N$4]*[.A1587]^7+[.$N$5]*[.A1587]^8+[.$N$6]*[.A1587]^9" office:value-type="float" office:value="2.57939079929696">
            <text:p>2.5793907993</text:p>
          </table:table-cell>
          <table:table-cell table:formula="of:=[.B1587]/([.$B$2]+[.B1587])*[.$B$1]" office:value-type="float" office:value="0.46904170407756">
            <text:p>0.4690417041</text:p>
          </table:table-cell>
          <table:table-cell table:formula="of:=[.$D$5]*[.C1587]-[.$D$4]" office:value-type="float" office:value="-0.398481337206851">
            <text:p>-0.3984813372</text:p>
          </table:table-cell>
          <table:table-cell table:formula="of:=INT([.D1587]/[.$B$1]*1024)" office:value-type="float" office:value="-82">
            <text:p>-82</text:p>
          </table:table-cell>
          <table:table-cell table:number-columns-repeated="10"/>
        </table:table-row>
        <table:table-row table:style-name="ro2">
          <table:table-cell table:formula="of:=[.A1587]+[.$D$1]" office:value-type="float" office:value="137.599999999996">
            <text:p>137.6</text:p>
          </table:table-cell>
          <table:table-cell table:formula="of:=[.$M$2]+[.$M$3]*[.A1588]+[.$M$4]*[.A1588]^2+[.$M$5]*[.A1588]^3+[.$M$6]*[.A1588]^4+[.$N$2]*[.A1588]^5+[.$N$3]*[.A1588]^6+[.$N$4]*[.A1588]^7+[.$N$5]*[.A1588]^8+[.$N$6]*[.A1588]^9" office:value-type="float" office:value="2.57219588255538">
            <text:p>2.5721958826</text:p>
          </table:table-cell>
          <table:table-cell table:formula="of:=[.B1588]/([.$B$2]+[.B1588])*[.$B$1]" office:value-type="float" office:value="0.467855788424079">
            <text:p>0.4678557884</text:p>
          </table:table-cell>
          <table:table-cell table:formula="of:=[.$D$5]*[.C1588]-[.$D$4]" office:value-type="float" office:value="-0.400163590906357">
            <text:p>-0.4001635909</text:p>
          </table:table-cell>
          <table:table-cell table:formula="of:=INT([.D1588]/[.$B$1]*1024)" office:value-type="float" office:value="-82">
            <text:p>-82</text:p>
          </table:table-cell>
          <table:table-cell table:number-columns-repeated="10"/>
        </table:table-row>
        <table:table-row table:style-name="ro2">
          <table:table-cell table:formula="of:=[.A1588]+[.$D$1]" office:value-type="float" office:value="137.699999999996">
            <text:p>137.7</text:p>
          </table:table-cell>
          <table:table-cell table:formula="of:=[.$M$2]+[.$M$3]*[.A1589]+[.$M$4]*[.A1589]^2+[.$M$5]*[.A1589]^3+[.$M$6]*[.A1589]^4+[.$N$2]*[.A1589]^5+[.$N$3]*[.A1589]^6+[.$N$4]*[.A1589]^7+[.$N$5]*[.A1589]^8+[.$N$6]*[.A1589]^9" office:value-type="float" office:value="2.56501524264576">
            <text:p>2.5650152426</text:p>
          </table:table-cell>
          <table:table-cell table:formula="of:=[.B1589]/([.$B$2]+[.B1589])*[.$B$1]" office:value-type="float" office:value="0.466671606866996">
            <text:p>0.4666716069</text:p>
          </table:table-cell>
          <table:table-cell table:formula="of:=[.$D$5]*[.C1589]-[.$D$4]" office:value-type="float" office:value="-0.401843384742824">
            <text:p>-0.4018433847</text:p>
          </table:table-cell>
          <table:table-cell table:formula="of:=INT([.D1589]/[.$B$1]*1024)" office:value-type="float" office:value="-83">
            <text:p>-83</text:p>
          </table:table-cell>
          <table:table-cell table:number-columns-repeated="10"/>
        </table:table-row>
        <table:table-row table:style-name="ro2">
          <table:table-cell table:formula="of:=[.A1589]+[.$D$1]" office:value-type="float" office:value="137.799999999996">
            <text:p>137.8</text:p>
          </table:table-cell>
          <table:table-cell table:formula="of:=[.$M$2]+[.$M$3]*[.A1590]+[.$M$4]*[.A1590]^2+[.$M$5]*[.A1590]^3+[.$M$6]*[.A1590]^4+[.$N$2]*[.A1590]^5+[.$N$3]*[.A1590]^6+[.$N$4]*[.A1590]^7+[.$N$5]*[.A1590]^8+[.$N$6]*[.A1590]^9" office:value-type="float" office:value="2.55784899428517">
            <text:p>2.5578489943</text:p>
          </table:table-cell>
          <table:table-cell table:formula="of:=[.B1590]/([.$B$2]+[.B1590])*[.$B$1]" office:value-type="float" office:value="0.46548918154513">
            <text:p>0.4654891815</text:p>
          </table:table-cell>
          <table:table-cell table:formula="of:=[.$D$5]*[.C1590]-[.$D$4]" office:value-type="float" office:value="-0.403520687311737">
            <text:p>-0.4035206873</text:p>
          </table:table-cell>
          <table:table-cell table:formula="of:=INT([.D1590]/[.$B$1]*1024)" office:value-type="float" office:value="-83">
            <text:p>-83</text:p>
          </table:table-cell>
          <table:table-cell table:number-columns-repeated="10"/>
        </table:table-row>
        <table:table-row table:style-name="ro2">
          <table:table-cell table:formula="of:=[.A1590]+[.$D$1]" office:value-type="float" office:value="137.899999999996">
            <text:p>137.9</text:p>
          </table:table-cell>
          <table:table-cell table:formula="of:=[.$M$2]+[.$M$3]*[.A1591]+[.$M$4]*[.A1591]^2+[.$M$5]*[.A1591]^3+[.$M$6]*[.A1591]^4+[.$N$2]*[.A1591]^5+[.$N$3]*[.A1591]^6+[.$N$4]*[.A1591]^7+[.$N$5]*[.A1591]^8+[.$N$6]*[.A1591]^9" office:value-type="float" office:value="2.55069725235882">
            <text:p>2.5506972524</text:p>
          </table:table-cell>
          <table:table-cell table:formula="of:=[.B1591]/([.$B$2]+[.B1591])*[.$B$1]" office:value-type="float" office:value="0.464308534662434">
            <text:p>0.4643085347</text:p>
          </table:table-cell>
          <table:table-cell table:formula="of:=[.$D$5]*[.C1591]-[.$D$4]" office:value-type="float" office:value="-0.405195467116182">
            <text:p>-0.4051954671</text:p>
          </table:table-cell>
          <table:table-cell table:formula="of:=INT([.D1591]/[.$B$1]*1024)" office:value-type="float" office:value="-83">
            <text:p>-83</text:p>
          </table:table-cell>
          <table:table-cell table:number-columns-repeated="10"/>
        </table:table-row>
        <table:table-row table:style-name="ro2">
          <table:table-cell table:formula="of:=[.A1591]+[.$D$1]" office:value-type="float" office:value="137.999999999996">
            <text:p>138</text:p>
          </table:table-cell>
          <table:table-cell table:formula="of:=[.$M$2]+[.$M$3]*[.A1592]+[.$M$4]*[.A1592]^2+[.$M$5]*[.A1592]^3+[.$M$6]*[.A1592]^4+[.$N$2]*[.A1592]^5+[.$N$3]*[.A1592]^6+[.$N$4]*[.A1592]^7+[.$N$5]*[.A1592]^8+[.$N$6]*[.A1592]^9" office:value-type="float" office:value="2.54356013191597">
            <text:p>2.5435601319</text:p>
          </table:table-cell>
          <table:table-cell table:formula="of:=[.B1592]/([.$B$2]+[.B1592])*[.$B$1]" office:value-type="float" office:value="0.463129688487257">
            <text:p>0.4631296885</text:p>
          </table:table-cell>
          <table:table-cell table:formula="of:=[.$D$5]*[.C1592]-[.$D$4]" office:value-type="float" office:value="-0.406867692567896">
            <text:p>-0.4068676926</text:p>
          </table:table-cell>
          <table:table-cell table:formula="of:=INT([.D1592]/[.$B$1]*1024)" office:value-type="float" office:value="-84">
            <text:p>-84</text:p>
          </table:table-cell>
          <table:table-cell table:number-columns-repeated="10"/>
        </table:table-row>
        <table:table-row table:style-name="ro2">
          <table:table-cell table:formula="of:=[.A1592]+[.$D$1]" office:value-type="float" office:value="138.099999999996">
            <text:p>138.1</text:p>
          </table:table-cell>
          <table:table-cell table:formula="of:=[.$M$2]+[.$M$3]*[.A1593]+[.$M$4]*[.A1593]^2+[.$M$5]*[.A1593]^3+[.$M$6]*[.A1593]^4+[.$N$2]*[.A1593]^5+[.$N$3]*[.A1593]^6+[.$N$4]*[.A1593]^7+[.$N$5]*[.A1593]^8+[.$N$6]*[.A1593]^9" office:value-type="float" office:value="2.53643774815822">
            <text:p>2.5364377482</text:p>
          </table:table-cell>
          <table:table-cell table:formula="of:=[.B1593]/([.$B$2]+[.B1593])*[.$B$1]" office:value-type="float" office:value="0.461952665350332">
            <text:p>0.4619526654</text:p>
          </table:table-cell>
          <table:table-cell table:formula="of:=[.$D$5]*[.C1593]-[.$D$4]" office:value-type="float" office:value="-0.40853733199013">
            <text:p>-0.408537332</text:p>
          </table:table-cell>
          <table:table-cell table:formula="of:=INT([.D1593]/[.$B$1]*1024)" office:value-type="float" office:value="-84">
            <text:p>-84</text:p>
          </table:table-cell>
          <table:table-cell table:number-columns-repeated="10"/>
        </table:table-row>
        <table:table-row table:style-name="ro2">
          <table:table-cell table:formula="of:=[.A1593]+[.$D$1]" office:value-type="float" office:value="138.199999999996">
            <text:p>138.2</text:p>
          </table:table-cell>
          <table:table-cell table:formula="of:=[.$M$2]+[.$M$3]*[.A1594]+[.$M$4]*[.A1594]^2+[.$M$5]*[.A1594]^3+[.$M$6]*[.A1594]^4+[.$N$2]*[.A1594]^5+[.$N$3]*[.A1594]^6+[.$N$4]*[.A1594]^7+[.$N$5]*[.A1594]^8+[.$N$6]*[.A1594]^9" office:value-type="float" office:value="2.52933021643167">
            <text:p>2.5293302164</text:p>
          </table:table-cell>
          <table:table-cell table:formula="of:=[.B1594]/([.$B$2]+[.B1594])*[.$B$1]" office:value-type="float" office:value="0.460777487643395">
            <text:p>0.4607774876</text:p>
          </table:table-cell>
          <table:table-cell table:formula="of:=[.$D$5]*[.C1594]-[.$D$4]" office:value-type="float" office:value="-0.410204353619592">
            <text:p>-0.4102043536</text:p>
          </table:table-cell>
          <table:table-cell table:formula="of:=INT([.D1594]/[.$B$1]*1024)" office:value-type="float" office:value="-85">
            <text:p>-85</text:p>
          </table:table-cell>
          <table:table-cell table:number-columns-repeated="10"/>
        </table:table-row>
        <table:table-row table:style-name="ro2">
          <table:table-cell table:formula="of:=[.A1594]+[.$D$1]" office:value-type="float" office:value="138.299999999996">
            <text:p>138.3</text:p>
          </table:table-cell>
          <table:table-cell table:formula="of:=[.$M$2]+[.$M$3]*[.A1595]+[.$M$4]*[.A1595]^2+[.$M$5]*[.A1595]^3+[.$M$6]*[.A1595]^4+[.$N$2]*[.A1595]^5+[.$N$3]*[.A1595]^6+[.$N$4]*[.A1595]^7+[.$N$5]*[.A1595]^8+[.$N$6]*[.A1595]^9" office:value-type="float" office:value="2.52223765221225">
            <text:p>2.5222376522</text:p>
          </table:table-cell>
          <table:table-cell table:formula="of:=[.B1595]/([.$B$2]+[.B1595])*[.$B$1]" office:value-type="float" office:value="0.459604177816672">
            <text:p>0.4596041778</text:p>
          </table:table-cell>
          <table:table-cell table:formula="of:=[.$D$5]*[.C1595]-[.$D$4]" office:value-type="float" office:value="-0.411868725610026">
            <text:p>-0.4118687256</text:p>
          </table:table-cell>
          <table:table-cell table:formula="of:=INT([.D1595]/[.$B$1]*1024)" office:value-type="float" office:value="-85">
            <text:p>-85</text:p>
          </table:table-cell>
          <table:table-cell table:number-columns-repeated="10"/>
        </table:table-row>
        <table:table-row table:style-name="ro2">
          <table:table-cell table:formula="of:=[.A1595]+[.$D$1]" office:value-type="float" office:value="138.399999999996">
            <text:p>138.4</text:p>
          </table:table-cell>
          <table:table-cell table:formula="of:=[.$M$2]+[.$M$3]*[.A1596]+[.$M$4]*[.A1596]^2+[.$M$5]*[.A1596]^3+[.$M$6]*[.A1596]^4+[.$N$2]*[.A1596]^5+[.$N$3]*[.A1596]^6+[.$N$4]*[.A1596]^7+[.$N$5]*[.A1596]^8+[.$N$6]*[.A1596]^9" office:value-type="float" office:value="2.51516017110254">
            <text:p>2.5151601711</text:p>
          </table:table-cell>
          <table:table-cell table:formula="of:=[.B1596]/([.$B$2]+[.B1596])*[.$B$1]" office:value-type="float" office:value="0.458432758378257">
            <text:p>0.4584327584</text:p>
          </table:table-cell>
          <table:table-cell table:formula="of:=[.$D$5]*[.C1596]-[.$D$4]" office:value-type="float" office:value="-0.413530416033085">
            <text:p>-0.413530416</text:p>
          </table:table-cell>
          <table:table-cell table:formula="of:=INT([.D1596]/[.$B$1]*1024)" office:value-type="float" office:value="-85">
            <text:p>-85</text:p>
          </table:table-cell>
          <table:table-cell table:number-columns-repeated="10"/>
        </table:table-row>
        <table:table-row table:style-name="ro2">
          <table:table-cell table:formula="of:=[.A1596]+[.$D$1]" office:value-type="float" office:value="138.499999999996">
            <text:p>138.5</text:p>
          </table:table-cell>
          <table:table-cell table:formula="of:=[.$M$2]+[.$M$3]*[.A1597]+[.$M$4]*[.A1597]^2+[.$M$5]*[.A1597]^3+[.$M$6]*[.A1597]^4+[.$N$2]*[.A1597]^5+[.$N$3]*[.A1597]^6+[.$N$4]*[.A1597]^7+[.$N$5]*[.A1597]^8+[.$N$6]*[.A1597]^9" office:value-type="float" office:value="2.50809788881628">
            <text:p>2.5080978888</text:p>
          </table:table-cell>
          <table:table-cell table:formula="of:=[.B1597]/([.$B$2]+[.B1597])*[.$B$1]" office:value-type="float" office:value="0.457263251891447">
            <text:p>0.4572632519</text:p>
          </table:table-cell>
          <table:table-cell table:formula="of:=[.$D$5]*[.C1597]-[.$D$4]" office:value-type="float" office:value="-0.415189392882117">
            <text:p>-0.4151893929</text:p>
          </table:table-cell>
          <table:table-cell table:formula="of:=INT([.D1597]/[.$B$1]*1024)" office:value-type="float" office:value="-86">
            <text:p>-86</text:p>
          </table:table-cell>
          <table:table-cell table:number-columns-repeated="10"/>
        </table:table-row>
        <table:table-row table:style-name="ro2">
          <table:table-cell table:formula="of:=[.A1597]+[.$D$1]" office:value-type="float" office:value="138.599999999996">
            <text:p>138.6</text:p>
          </table:table-cell>
          <table:table-cell table:formula="of:=[.$M$2]+[.$M$3]*[.A1598]+[.$M$4]*[.A1598]^2+[.$M$5]*[.A1598]^3+[.$M$6]*[.A1598]^4+[.$N$2]*[.A1598]^5+[.$N$3]*[.A1598]^6+[.$N$4]*[.A1598]^7+[.$N$5]*[.A1598]^8+[.$N$6]*[.A1598]^9" office:value-type="float" office:value="2.50105092117269">
            <text:p>2.5010509212</text:p>
          </table:table-cell>
          <table:table-cell table:formula="of:=[.B1598]/([.$B$2]+[.B1598])*[.$B$1]" office:value-type="float" office:value="0.456095680973686">
            <text:p>0.456095681</text:p>
          </table:table-cell>
          <table:table-cell table:formula="of:=[.$D$5]*[.C1598]-[.$D$4]" office:value-type="float" office:value="-0.416845624073664">
            <text:p>-0.4168456241</text:p>
          </table:table-cell>
          <table:table-cell table:formula="of:=INT([.D1598]/[.$B$1]*1024)" office:value-type="float" office:value="-86">
            <text:p>-86</text:p>
          </table:table-cell>
          <table:table-cell table:number-columns-repeated="10"/>
        </table:table-row>
        <table:table-row table:style-name="ro2">
          <table:table-cell table:formula="of:=[.A1598]+[.$D$1]" office:value-type="float" office:value="138.699999999996">
            <text:p>138.7</text:p>
          </table:table-cell>
          <table:table-cell table:formula="of:=[.$M$2]+[.$M$3]*[.A1599]+[.$M$4]*[.A1599]^2+[.$M$5]*[.A1599]^3+[.$M$6]*[.A1599]^4+[.$N$2]*[.A1599]^5+[.$N$3]*[.A1599]^6+[.$N$4]*[.A1599]^7+[.$N$5]*[.A1599]^8+[.$N$6]*[.A1599]^9" office:value-type="float" office:value="2.49401938408431">
            <text:p>2.4940193841</text:p>
          </table:table-cell>
          <table:table-cell table:formula="of:=[.B1599]/([.$B$2]+[.B1599])*[.$B$1]" office:value-type="float" office:value="0.454930068294435">
            <text:p>0.4549300683</text:p>
          </table:table-cell>
          <table:table-cell table:formula="of:=[.$D$5]*[.C1599]-[.$D$4]" office:value-type="float" office:value="-0.418499077450474">
            <text:p>-0.4184990775</text:p>
          </table:table-cell>
          <table:table-cell table:formula="of:=INT([.D1599]/[.$B$1]*1024)" office:value-type="float" office:value="-86">
            <text:p>-86</text:p>
          </table:table-cell>
          <table:table-cell table:number-columns-repeated="10"/>
        </table:table-row>
        <table:table-row table:style-name="ro2">
          <table:table-cell table:formula="of:=[.A1599]+[.$D$1]" office:value-type="float" office:value="138.799999999996">
            <text:p>138.8</text:p>
          </table:table-cell>
          <table:table-cell table:formula="of:=[.$M$2]+[.$M$3]*[.A1600]+[.$M$4]*[.A1600]^2+[.$M$5]*[.A1600]^3+[.$M$6]*[.A1600]^4+[.$N$2]*[.A1600]^5+[.$N$3]*[.A1600]^6+[.$N$4]*[.A1600]^7+[.$N$5]*[.A1600]^8+[.$N$6]*[.A1600]^9" office:value-type="float" office:value="2.48700339354593">
            <text:p>2.4870033935</text:p>
          </table:table-cell>
          <table:table-cell table:formula="of:=[.B1600]/([.$B$2]+[.B1600])*[.$B$1]" office:value-type="float" office:value="0.453766436573216">
            <text:p>0.4537664366</text:p>
          </table:table-cell>
          <table:table-cell table:formula="of:=[.$D$5]*[.C1600]-[.$D$4]" office:value-type="float" office:value="-0.420149720784285">
            <text:p>-0.4201497208</text:p>
          </table:table-cell>
          <table:table-cell table:formula="of:=INT([.D1600]/[.$B$1]*1024)" office:value-type="float" office:value="-87">
            <text:p>-87</text:p>
          </table:table-cell>
          <table:table-cell table:number-columns-repeated="10"/>
        </table:table-row>
        <table:table-row table:style-name="ro2">
          <table:table-cell table:formula="of:=[.A1600]+[.$D$1]" office:value-type="float" office:value="138.899999999996">
            <text:p>138.9</text:p>
          </table:table-cell>
          <table:table-cell table:formula="of:=[.$M$2]+[.$M$3]*[.A1601]+[.$M$4]*[.A1601]^2+[.$M$5]*[.A1601]^3+[.$M$6]*[.A1601]^4+[.$N$2]*[.A1601]^5+[.$N$3]*[.A1601]^6+[.$N$4]*[.A1601]^7+[.$N$5]*[.A1601]^8+[.$N$6]*[.A1601]^9" office:value-type="float" office:value="2.48000306563017">
            <text:p>2.4800030656</text:p>
          </table:table-cell>
          <table:table-cell table:formula="of:=[.B1601]/([.$B$2]+[.B1601])*[.$B$1]" office:value-type="float" office:value="0.452604808578746">
            <text:p>0.4526048086</text:p>
          </table:table-cell>
          <table:table-cell table:formula="of:=[.$D$5]*[.C1601]-[.$D$4]" office:value-type="float" office:value="-0.421797521777054">
            <text:p>-0.4217975218</text:p>
          </table:table-cell>
          <table:table-cell table:formula="of:=INT([.D1601]/[.$B$1]*1024)" office:value-type="float" office:value="-87">
            <text:p>-87</text:p>
          </table:table-cell>
          <table:table-cell table:number-columns-repeated="10"/>
        </table:table-row>
        <table:table-row table:style-name="ro2">
          <table:table-cell table:formula="of:=[.A1601]+[.$D$1]" office:value-type="float" office:value="138.999999999996">
            <text:p>139</text:p>
          </table:table-cell>
          <table:table-cell table:formula="of:=[.$M$2]+[.$M$3]*[.A1602]+[.$M$4]*[.A1602]^2+[.$M$5]*[.A1602]^3+[.$M$6]*[.A1602]^4+[.$N$2]*[.A1602]^5+[.$N$3]*[.A1602]^6+[.$N$4]*[.A1602]^7+[.$N$5]*[.A1602]^8+[.$N$6]*[.A1602]^9" office:value-type="float" office:value="2.47301851647262">
            <text:p>2.4730185165</text:p>
          </table:table-cell>
          <table:table-cell table:formula="of:=[.B1602]/([.$B$2]+[.B1602])*[.$B$1]" office:value-type="float" office:value="0.451445207126334">
            <text:p>0.4514452071</text:p>
          </table:table-cell>
          <table:table-cell table:formula="of:=[.$D$5]*[.C1602]-[.$D$4]" office:value-type="float" office:value="-0.423442448064641">
            <text:p>-0.4234424481</text:p>
          </table:table-cell>
          <table:table-cell table:formula="of:=INT([.D1602]/[.$B$1]*1024)" office:value-type="float" office:value="-87">
            <text:p>-87</text:p>
          </table:table-cell>
          <table:table-cell table:number-columns-repeated="10"/>
        </table:table-row>
        <table:table-row table:style-name="ro2">
          <table:table-cell table:formula="of:=[.A1602]+[.$D$1]" office:value-type="float" office:value="139.099999999996">
            <text:p>139.1</text:p>
          </table:table-cell>
          <table:table-cell table:formula="of:=[.$M$2]+[.$M$3]*[.A1603]+[.$M$4]*[.A1603]^2+[.$M$5]*[.A1603]^3+[.$M$6]*[.A1603]^4+[.$N$2]*[.A1603]^5+[.$N$3]*[.A1603]^6+[.$N$4]*[.A1603]^7+[.$N$5]*[.A1603]^8+[.$N$6]*[.A1603]^9" office:value-type="float" office:value="2.46604986226043">
            <text:p>2.4660498623</text:p>
          </table:table-cell>
          <table:table-cell table:formula="of:=[.B1603]/([.$B$2]+[.B1603])*[.$B$1]" office:value-type="float" office:value="0.450287655075844">
            <text:p>0.4502876551</text:p>
          </table:table-cell>
          <table:table-cell table:formula="of:=[.$D$5]*[.C1603]-[.$D$4]" office:value-type="float" office:value="-0.425084467219705">
            <text:p>-0.4250844672</text:p>
          </table:table-cell>
          <table:table-cell table:formula="of:=INT([.D1603]/[.$B$1]*1024)" office:value-type="float" office:value="-88">
            <text:p>-88</text:p>
          </table:table-cell>
          <table:table-cell table:number-columns-repeated="10"/>
        </table:table-row>
        <table:table-row table:style-name="ro2">
          <table:table-cell table:formula="of:=[.A1603]+[.$D$1]" office:value-type="float" office:value="139.199999999996">
            <text:p>139.2</text:p>
          </table:table-cell>
          <table:table-cell table:formula="of:=[.$M$2]+[.$M$3]*[.A1604]+[.$M$4]*[.A1604]^2+[.$M$5]*[.A1604]^3+[.$M$6]*[.A1604]^4+[.$N$2]*[.A1604]^5+[.$N$3]*[.A1604]^6+[.$N$4]*[.A1604]^7+[.$N$5]*[.A1604]^8+[.$N$6]*[.A1604]^9" office:value-type="float" office:value="2.45909721922607">
            <text:p>2.4590972192</text:p>
          </table:table-cell>
          <table:table-cell table:formula="of:=[.B1604]/([.$B$2]+[.B1604])*[.$B$1]" office:value-type="float" office:value="0.449132175330503">
            <text:p>0.4491321753</text:p>
          </table:table-cell>
          <table:table-cell table:formula="of:=[.$D$5]*[.C1604]-[.$D$4]" office:value-type="float" office:value="-0.426723546753395">
            <text:p>-0.4267235468</text:p>
          </table:table-cell>
          <table:table-cell table:formula="of:=INT([.D1604]/[.$B$1]*1024)" office:value-type="float" office:value="-88">
            <text:p>-88</text:p>
          </table:table-cell>
          <table:table-cell table:number-columns-repeated="10"/>
        </table:table-row>
        <table:table-row table:style-name="ro2">
          <table:table-cell table:formula="of:=[.A1604]+[.$D$1]" office:value-type="float" office:value="139.299999999996">
            <text:p>139.3</text:p>
          </table:table-cell>
          <table:table-cell table:formula="of:=[.$M$2]+[.$M$3]*[.A1605]+[.$M$4]*[.A1605]^2+[.$M$5]*[.A1605]^3+[.$M$6]*[.A1605]^4+[.$N$2]*[.A1605]^5+[.$N$3]*[.A1605]^6+[.$N$4]*[.A1605]^7+[.$N$5]*[.A1605]^8+[.$N$6]*[.A1605]^9" office:value-type="float" office:value="2.45216070364074">
            <text:p>2.4521607036</text:p>
          </table:table-cell>
          <table:table-cell table:formula="of:=[.B1605]/([.$B$2]+[.B1605])*[.$B$1]" office:value-type="float" office:value="0.447978790835655">
            <text:p>0.4479787908</text:p>
          </table:table-cell>
          <table:table-cell table:formula="of:=[.$D$5]*[.C1605]-[.$D$4]" office:value-type="float" office:value="-0.428359654117113">
            <text:p>-0.4283596541</text:p>
          </table:table-cell>
          <table:table-cell table:formula="of:=INT([.D1605]/[.$B$1]*1024)" office:value-type="float" office:value="-88">
            <text:p>-88</text:p>
          </table:table-cell>
          <table:table-cell table:number-columns-repeated="10"/>
        </table:table-row>
        <table:table-row table:style-name="ro2">
          <table:table-cell table:formula="of:=[.A1605]+[.$D$1]" office:value-type="float" office:value="139.399999999996">
            <text:p>139.4</text:p>
          </table:table-cell>
          <table:table-cell table:formula="of:=[.$M$2]+[.$M$3]*[.A1606]+[.$M$4]*[.A1606]^2+[.$M$5]*[.A1606]^3+[.$M$6]*[.A1606]^4+[.$N$2]*[.A1606]^5+[.$N$3]*[.A1606]^6+[.$N$4]*[.A1606]^7+[.$N$5]*[.A1606]^8+[.$N$6]*[.A1606]^9" office:value-type="float" office:value="2.44524043179246">
            <text:p>2.4452404318</text:p>
          </table:table-cell>
          <table:table-cell table:formula="of:=[.B1606]/([.$B$2]+[.B1606])*[.$B$1]" office:value-type="float" office:value="0.446827524574944">
            <text:p>0.4468275246</text:p>
          </table:table-cell>
          <table:table-cell table:formula="of:=[.$D$5]*[.C1606]-[.$D$4]" office:value-type="float" office:value="-0.429992756707935">
            <text:p>-0.4299927567</text:p>
          </table:table-cell>
          <table:table-cell table:formula="of:=INT([.D1606]/[.$B$1]*1024)" office:value-type="float" office:value="-89">
            <text:p>-89</text:p>
          </table:table-cell>
          <table:table-cell table:number-columns-repeated="10"/>
        </table:table-row>
        <table:table-row table:style-name="ro2">
          <table:table-cell table:formula="of:=[.A1606]+[.$D$1]" office:value-type="float" office:value="139.499999999996">
            <text:p>139.5</text:p>
          </table:table-cell>
          <table:table-cell table:formula="of:=[.$M$2]+[.$M$3]*[.A1607]+[.$M$4]*[.A1607]^2+[.$M$5]*[.A1607]^3+[.$M$6]*[.A1607]^4+[.$N$2]*[.A1607]^5+[.$N$3]*[.A1607]^6+[.$N$4]*[.A1607]^7+[.$N$5]*[.A1607]^8+[.$N$6]*[.A1607]^9" office:value-type="float" office:value="2.43833651998847">
            <text:p>2.43833652</text:p>
          </table:table-cell>
          <table:table-cell table:formula="of:=[.B1607]/([.$B$2]+[.B1607])*[.$B$1]" office:value-type="float" office:value="0.445678399570552">
            <text:p>0.4456783996</text:p>
          </table:table-cell>
          <table:table-cell table:formula="of:=[.$D$5]*[.C1607]-[.$D$4]" office:value-type="float" office:value="-0.431622821868267">
            <text:p>-0.4316228219</text:p>
          </table:table-cell>
          <table:table-cell table:formula="of:=INT([.D1607]/[.$B$1]*1024)" office:value-type="float" office:value="-89">
            <text:p>-89</text:p>
          </table:table-cell>
          <table:table-cell table:number-columns-repeated="10"/>
        </table:table-row>
        <table:table-row table:style-name="ro2">
          <table:table-cell table:formula="of:=[.A1607]+[.$D$1]" office:value-type="float" office:value="139.599999999996">
            <text:p>139.6</text:p>
          </table:table-cell>
          <table:table-cell table:formula="of:=[.$M$2]+[.$M$3]*[.A1608]+[.$M$4]*[.A1608]^2+[.$M$5]*[.A1608]^3+[.$M$6]*[.A1608]^4+[.$N$2]*[.A1608]^5+[.$N$3]*[.A1608]^6+[.$N$4]*[.A1608]^7+[.$N$5]*[.A1608]^8+[.$N$6]*[.A1608]^9" office:value-type="float" office:value="2.43144908453866">
            <text:p>2.4314490845</text:p>
          </table:table-cell>
          <table:table-cell table:formula="of:=[.B1608]/([.$B$2]+[.B1608])*[.$B$1]" office:value-type="float" office:value="0.444531438880252">
            <text:p>0.4445314389</text:p>
          </table:table-cell>
          <table:table-cell table:formula="of:=[.$D$5]*[.C1608]-[.$D$4]" office:value-type="float" office:value="-0.43324981689003">
            <text:p>-0.4332498169</text:p>
          </table:table-cell>
          <table:table-cell table:formula="of:=INT([.D1608]/[.$B$1]*1024)" office:value-type="float" office:value="-89">
            <text:p>-89</text:p>
          </table:table-cell>
          <table:table-cell table:number-columns-repeated="10"/>
        </table:table-row>
        <table:table-row table:style-name="ro2">
          <table:table-cell table:formula="of:=[.A1608]+[.$D$1]" office:value-type="float" office:value="139.699999999996">
            <text:p>139.7</text:p>
          </table:table-cell>
          <table:table-cell table:formula="of:=[.$M$2]+[.$M$3]*[.A1609]+[.$M$4]*[.A1609]^2+[.$M$5]*[.A1609]^3+[.$M$6]*[.A1609]^4+[.$N$2]*[.A1609]^5+[.$N$3]*[.A1609]^6+[.$N$4]*[.A1609]^7+[.$N$5]*[.A1609]^8+[.$N$6]*[.A1609]^9" office:value-type="float" office:value="2.42457824174863">
            <text:p>2.4245782417</text:p>
          </table:table-cell>
          <table:table-cell table:formula="of:=[.B1609]/([.$B$2]+[.B1609])*[.$B$1]" office:value-type="float" office:value="0.443386665596077">
            <text:p>0.4433866656</text:p>
          </table:table-cell>
          <table:table-cell table:formula="of:=[.$D$5]*[.C1609]-[.$D$4]" office:value-type="float" office:value="-0.434873709016545">
            <text:p>-0.434873709</text:p>
          </table:table-cell>
          <table:table-cell table:formula="of:=INT([.D1609]/[.$B$1]*1024)" office:value-type="float" office:value="-90">
            <text:p>-90</text:p>
          </table:table-cell>
          <table:table-cell table:number-columns-repeated="10"/>
        </table:table-row>
        <table:table-row table:style-name="ro2">
          <table:table-cell table:formula="of:=[.A1609]+[.$D$1]" office:value-type="float" office:value="139.799999999996">
            <text:p>139.8</text:p>
          </table:table-cell>
          <table:table-cell table:formula="of:=[.$M$2]+[.$M$3]*[.A1610]+[.$M$4]*[.A1610]^2+[.$M$5]*[.A1610]^3+[.$M$6]*[.A1610]^4+[.$N$2]*[.A1610]^5+[.$N$3]*[.A1610]^6+[.$N$4]*[.A1610]^7+[.$N$5]*[.A1610]^8+[.$N$6]*[.A1610]^9" office:value-type="float" office:value="2.4177241079027">
            <text:p>2.4177241079</text:p>
          </table:table-cell>
          <table:table-cell table:formula="of:=[.B1610]/([.$B$2]+[.B1610])*[.$B$1]" office:value-type="float" office:value="0.442244102841286">
            <text:p>0.4422441028</text:p>
          </table:table-cell>
          <table:table-cell table:formula="of:=[.$D$5]*[.C1610]-[.$D$4]" office:value-type="float" office:value="-0.436494465446837">
            <text:p>-0.4364944654</text:p>
          </table:table-cell>
          <table:table-cell table:formula="of:=INT([.D1610]/[.$B$1]*1024)" office:value-type="float" office:value="-90">
            <text:p>-90</text:p>
          </table:table-cell>
          <table:table-cell table:number-columns-repeated="10"/>
        </table:table-row>
        <table:table-row table:style-name="ro2">
          <table:table-cell table:formula="of:=[.A1610]+[.$D$1]" office:value-type="float" office:value="139.899999999996">
            <text:p>139.9</text:p>
          </table:table-cell>
          <table:table-cell table:formula="of:=[.$M$2]+[.$M$3]*[.A1611]+[.$M$4]*[.A1611]^2+[.$M$5]*[.A1611]^3+[.$M$6]*[.A1611]^4+[.$N$2]*[.A1611]^5+[.$N$3]*[.A1611]^6+[.$N$4]*[.A1611]^7+[.$N$5]*[.A1611]^8+[.$N$6]*[.A1611]^9" office:value-type="float" office:value="2.41088679926224">
            <text:p>2.4108867993</text:p>
          </table:table-cell>
          <table:table-cell table:formula="of:=[.B1611]/([.$B$2]+[.B1611])*[.$B$1]" office:value-type="float" office:value="0.4411037737699">
            <text:p>0.4411037738</text:p>
          </table:table-cell>
          <table:table-cell table:formula="of:=[.$D$5]*[.C1611]-[.$D$4]" office:value-type="float" office:value="-0.438112053336297">
            <text:p>-0.4381120533</text:p>
          </table:table-cell>
          <table:table-cell table:formula="of:=INT([.D1611]/[.$B$1]*1024)" office:value-type="float" office:value="-90">
            <text:p>-90</text:p>
          </table:table-cell>
          <table:table-cell table:number-columns-repeated="10"/>
        </table:table-row>
        <table:table-row table:style-name="ro2">
          <table:table-cell table:formula="of:=[.A1611]+[.$D$1]" office:value-type="float" office:value="139.999999999996">
            <text:p>140</text:p>
          </table:table-cell>
          <table:table-cell table:formula="of:=[.$M$2]+[.$M$3]*[.A1612]+[.$M$4]*[.A1612]^2+[.$M$5]*[.A1612]^3+[.$M$6]*[.A1612]^4+[.$N$2]*[.A1612]^5+[.$N$3]*[.A1612]^6+[.$N$4]*[.A1612]^7+[.$N$5]*[.A1612]^8+[.$N$6]*[.A1612]^9" office:value-type="float" office:value="2.40406643205398">
            <text:p>2.4040664321</text:p>
          </table:table-cell>
          <table:table-cell table:formula="of:=[.B1612]/([.$B$2]+[.B1612])*[.$B$1]" office:value-type="float" office:value="0.439965701564535">
            <text:p>0.4399657016</text:p>
          </table:table-cell>
          <table:table-cell table:formula="of:=[.$D$5]*[.C1612]-[.$D$4]" office:value-type="float" office:value="-0.439726439799752">
            <text:p>-0.4397264398</text:p>
          </table:table-cell>
          <table:table-cell table:formula="of:=INT([.D1612]/[.$B$1]*1024)" office:value-type="float" office:value="-91">
            <text:p>-91</text:p>
          </table:table-cell>
          <table:table-cell table:number-columns-repeated="10"/>
        </table:table-row>
        <table:table-row table:style-name="ro2">
          <table:table-cell table:formula="of:=[.A1612]+[.$D$1]" office:value-type="float" office:value="140.099999999996">
            <text:p>140.1</text:p>
          </table:table-cell>
          <table:table-cell table:formula="of:=[.$M$2]+[.$M$3]*[.A1613]+[.$M$4]*[.A1613]^2+[.$M$5]*[.A1613]^3+[.$M$6]*[.A1613]^4+[.$N$2]*[.A1613]^5+[.$N$3]*[.A1613]^6+[.$N$4]*[.A1613]^7+[.$N$5]*[.A1613]^8+[.$N$6]*[.A1613]^9" office:value-type="float" office:value="2.39726312245193">
            <text:p>2.3972631225</text:p>
          </table:table-cell>
          <table:table-cell table:formula="of:=[.B1613]/([.$B$2]+[.B1613])*[.$B$1]" office:value-type="float" office:value="0.438829909433181">
            <text:p>0.4388299094</text:p>
          </table:table-cell>
          <table:table-cell table:formula="of:=[.$D$5]*[.C1613]-[.$D$4]" office:value-type="float" office:value="-0.441337591916035">
            <text:p>-0.4413375919</text:p>
          </table:table-cell>
          <table:table-cell table:formula="of:=INT([.D1613]/[.$B$1]*1024)" office:value-type="float" office:value="-91">
            <text:p>-91</text:p>
          </table:table-cell>
          <table:table-cell table:number-columns-repeated="10"/>
        </table:table-row>
        <table:table-row table:style-name="ro2">
          <table:table-cell table:formula="of:=[.A1613]+[.$D$1]" office:value-type="float" office:value="140.199999999996">
            <text:p>140.2</text:p>
          </table:table-cell>
          <table:table-cell table:formula="of:=[.$M$2]+[.$M$3]*[.A1614]+[.$M$4]*[.A1614]^2+[.$M$5]*[.A1614]^3+[.$M$6]*[.A1614]^4+[.$N$2]*[.A1614]^5+[.$N$3]*[.A1614]^6+[.$N$4]*[.A1614]^7+[.$N$5]*[.A1614]^8+[.$N$6]*[.A1614]^9" office:value-type="float" office:value="2.3904769865772">
            <text:p>2.3904769866</text:p>
          </table:table-cell>
          <table:table-cell table:formula="of:=[.B1614]/([.$B$2]+[.B1614])*[.$B$1]" office:value-type="float" office:value="0.437696420608945">
            <text:p>0.4376964206</text:p>
          </table:table-cell>
          <table:table-cell table:formula="of:=[.$D$5]*[.C1614]-[.$D$4]" office:value-type="float" office:value="-0.442945476728349">
            <text:p>-0.4429454767</text:p>
          </table:table-cell>
          <table:table-cell table:formula="of:=INT([.D1614]/[.$B$1]*1024)" office:value-type="float" office:value="-91">
            <text:p>-91</text:p>
          </table:table-cell>
          <table:table-cell table:number-columns-repeated="10"/>
        </table:table-row>
        <table:table-row table:style-name="ro2">
          <table:table-cell table:formula="of:=[.A1614]+[.$D$1]" office:value-type="float" office:value="140.299999999996">
            <text:p>140.3</text:p>
          </table:table-cell>
          <table:table-cell table:formula="of:=[.$M$2]+[.$M$3]*[.A1615]+[.$M$4]*[.A1615]^2+[.$M$5]*[.A1615]^3+[.$M$6]*[.A1615]^4+[.$N$2]*[.A1615]^5+[.$N$3]*[.A1615]^6+[.$N$4]*[.A1615]^7+[.$N$5]*[.A1615]^8+[.$N$6]*[.A1615]^9" office:value-type="float" office:value="2.3837081404842">
            <text:p>2.3837081405</text:p>
          </table:table-cell>
          <table:table-cell table:formula="of:=[.B1615]/([.$B$2]+[.B1615])*[.$B$1]" office:value-type="float" office:value="0.43656525834753">
            <text:p>0.4365652583</text:p>
          </table:table-cell>
          <table:table-cell table:formula="of:=[.$D$5]*[.C1615]-[.$D$4]" office:value-type="float" office:value="-0.444550061247847">
            <text:p>-0.4445500612</text:p>
          </table:table-cell>
          <table:table-cell table:formula="of:=INT([.D1615]/[.$B$1]*1024)" office:value-type="float" office:value="-92">
            <text:p>-92</text:p>
          </table:table-cell>
          <table:table-cell table:number-columns-repeated="10"/>
        </table:table-row>
        <table:table-row table:style-name="ro2">
          <table:table-cell table:formula="of:=[.A1615]+[.$D$1]" office:value-type="float" office:value="140.399999999996">
            <text:p>140.4</text:p>
          </table:table-cell>
          <table:table-cell table:formula="of:=[.$M$2]+[.$M$3]*[.A1616]+[.$M$4]*[.A1616]^2+[.$M$5]*[.A1616]^3+[.$M$6]*[.A1616]^4+[.$N$2]*[.A1616]^5+[.$N$3]*[.A1616]^6+[.$N$4]*[.A1616]^7+[.$N$5]*[.A1616]^8+[.$N$6]*[.A1616]^9" office:value-type="float" office:value="2.3769567001458">
            <text:p>2.3769567001</text:p>
          </table:table-cell>
          <table:table-cell table:formula="of:=[.B1616]/([.$B$2]+[.B1616])*[.$B$1]" office:value-type="float" office:value="0.435436445924511">
            <text:p>0.4354364459</text:p>
          </table:table-cell>
          <table:table-cell table:formula="of:=[.$D$5]*[.C1616]-[.$D$4]" office:value-type="float" office:value="-0.44615131245749">
            <text:p>-0.4461513125</text:p>
          </table:table-cell>
          <table:table-cell table:formula="of:=INT([.D1616]/[.$B$1]*1024)" office:value-type="float" office:value="-92">
            <text:p>-92</text:p>
          </table:table-cell>
          <table:table-cell table:number-columns-repeated="10"/>
        </table:table-row>
        <table:table-row table:style-name="ro2">
          <table:table-cell table:formula="of:=[.A1616]+[.$D$1]" office:value-type="float" office:value="140.499999999996">
            <text:p>140.5</text:p>
          </table:table-cell>
          <table:table-cell table:formula="of:=[.$M$2]+[.$M$3]*[.A1617]+[.$M$4]*[.A1617]^2+[.$M$5]*[.A1617]^3+[.$M$6]*[.A1617]^4+[.$N$2]*[.A1617]^5+[.$N$3]*[.A1617]^6+[.$N$4]*[.A1617]^7+[.$N$5]*[.A1617]^8+[.$N$6]*[.A1617]^9" office:value-type="float" office:value="2.3702227814498">
            <text:p>2.3702227814</text:p>
          </table:table-cell>
          <table:table-cell table:formula="of:=[.B1617]/([.$B$2]+[.B1617])*[.$B$1]" office:value-type="float" office:value="0.434310006634516">
            <text:p>0.4343100066</text:p>
          </table:table-cell>
          <table:table-cell table:formula="of:=[.$D$5]*[.C1617]-[.$D$4]" office:value-type="float" office:value="-0.447749197313213">
            <text:p>-0.4477491973</text:p>
          </table:table-cell>
          <table:table-cell table:formula="of:=INT([.D1617]/[.$B$1]*1024)" office:value-type="float" office:value="-92">
            <text:p>-92</text:p>
          </table:table-cell>
          <table:table-cell table:number-columns-repeated="10"/>
        </table:table-row>
        <table:table-row table:style-name="ro2">
          <table:table-cell table:formula="of:=[.A1617]+[.$D$1]" office:value-type="float" office:value="140.599999999996">
            <text:p>140.6</text:p>
          </table:table-cell>
          <table:table-cell table:formula="of:=[.$M$2]+[.$M$3]*[.A1618]+[.$M$4]*[.A1618]^2+[.$M$5]*[.A1618]^3+[.$M$6]*[.A1618]^4+[.$N$2]*[.A1618]^5+[.$N$3]*[.A1618]^6+[.$N$4]*[.A1618]^7+[.$N$5]*[.A1618]^8+[.$N$6]*[.A1618]^9" office:value-type="float" office:value="2.36350650018335">
            <text:p>2.3635065002</text:p>
          </table:table-cell>
          <table:table-cell table:formula="of:=[.B1618]/([.$B$2]+[.B1618])*[.$B$1]" office:value-type="float" office:value="0.433185963788367">
            <text:p>0.4331859638</text:p>
          </table:table-cell>
          <table:table-cell table:formula="of:=[.$D$5]*[.C1618]-[.$D$4]" office:value-type="float" office:value="-0.449343682747978">
            <text:p>-0.4493436827</text:p>
          </table:table-cell>
          <table:table-cell table:formula="of:=INT([.D1618]/[.$B$1]*1024)" office:value-type="float" office:value="-93">
            <text:p>-93</text:p>
          </table:table-cell>
          <table:table-cell table:number-columns-repeated="10"/>
        </table:table-row>
        <table:table-row table:style-name="ro2">
          <table:table-cell table:formula="of:=[.A1618]+[.$D$1]" office:value-type="float" office:value="140.699999999996">
            <text:p>140.7</text:p>
          </table:table-cell>
          <table:table-cell table:formula="of:=[.$M$2]+[.$M$3]*[.A1619]+[.$M$4]*[.A1619]^2+[.$M$5]*[.A1619]^3+[.$M$6]*[.A1619]^4+[.$N$2]*[.A1619]^5+[.$N$3]*[.A1619]^6+[.$N$4]*[.A1619]^7+[.$N$5]*[.A1619]^8+[.$N$6]*[.A1619]^9" office:value-type="float" office:value="2.35680797202696">
            <text:p>2.356807972</text:p>
          </table:table-cell>
          <table:table-cell table:formula="of:=[.B1619]/([.$B$2]+[.B1619])*[.$B$1]" office:value-type="float" office:value="0.432064340711826">
            <text:p>0.4320643407</text:p>
          </table:table-cell>
          <table:table-cell table:formula="of:=[.$D$5]*[.C1619]-[.$D$4]" office:value-type="float" office:value="-0.450934735673557">
            <text:p>-0.4509347357</text:p>
          </table:table-cell>
          <table:table-cell table:formula="of:=INT([.D1619]/[.$B$1]*1024)" office:value-type="float" office:value="-93">
            <text:p>-93</text:p>
          </table:table-cell>
          <table:table-cell table:number-columns-repeated="10"/>
        </table:table-row>
        <table:table-row table:style-name="ro2">
          <table:table-cell table:formula="of:=[.A1619]+[.$D$1]" office:value-type="float" office:value="140.799999999996">
            <text:p>140.8</text:p>
          </table:table-cell>
          <table:table-cell table:formula="of:=[.$M$2]+[.$M$3]*[.A1620]+[.$M$4]*[.A1620]^2+[.$M$5]*[.A1620]^3+[.$M$6]*[.A1620]^4+[.$N$2]*[.A1620]^5+[.$N$3]*[.A1620]^6+[.$N$4]*[.A1620]^7+[.$N$5]*[.A1620]^8+[.$N$6]*[.A1620]^9" office:value-type="float" office:value="2.35012731254136">
            <text:p>2.3501273125</text:p>
          </table:table-cell>
          <table:table-cell table:formula="of:=[.B1620]/([.$B$2]+[.B1620])*[.$B$1]" office:value-type="float" office:value="0.43094516074314">
            <text:p>0.4309451607</text:p>
          </table:table-cell>
          <table:table-cell table:formula="of:=[.$D$5]*[.C1620]-[.$D$4]" office:value-type="float" office:value="-0.452522322984011">
            <text:p>-0.452522323</text:p>
          </table:table-cell>
          <table:table-cell table:formula="of:=INT([.D1620]/[.$B$1]*1024)" office:value-type="float" office:value="-93">
            <text:p>-93</text:p>
          </table:table-cell>
          <table:table-cell table:number-columns-repeated="10"/>
        </table:table-row>
        <table:table-row table:style-name="ro2">
          <table:table-cell table:formula="of:=[.A1620]+[.$D$1]" office:value-type="float" office:value="140.899999999996">
            <text:p>140.9</text:p>
          </table:table-cell>
          <table:table-cell table:formula="of:=[.$M$2]+[.$M$3]*[.A1621]+[.$M$4]*[.A1621]^2+[.$M$5]*[.A1621]^3+[.$M$6]*[.A1621]^4+[.$N$2]*[.A1621]^5+[.$N$3]*[.A1621]^6+[.$N$4]*[.A1621]^7+[.$N$5]*[.A1621]^8+[.$N$6]*[.A1621]^9" office:value-type="float" office:value="2.3434646371565">
            <text:p>2.3434646372</text:p>
          </table:table-cell>
          <table:table-cell table:formula="of:=[.B1621]/([.$B$2]+[.B1621])*[.$B$1]" office:value-type="float" office:value="0.429828447230924">
            <text:p>0.4298284472</text:p>
          </table:table-cell>
          <table:table-cell table:formula="of:=[.$D$5]*[.C1621]-[.$D$4]" office:value-type="float" office:value="-0.454106411558689">
            <text:p>-0.4541064116</text:p>
          </table:table-cell>
          <table:table-cell table:formula="of:=INT([.D1621]/[.$B$1]*1024)" office:value-type="float" office:value="-94">
            <text:p>-94</text:p>
          </table:table-cell>
          <table:table-cell table:number-columns-repeated="10"/>
        </table:table-row>
        <table:table-row table:style-name="ro2">
          <table:table-cell table:formula="of:=[.A1621]+[.$D$1]" office:value-type="float" office:value="140.999999999996">
            <text:p>141</text:p>
          </table:table-cell>
          <table:table-cell table:formula="of:=[.$M$2]+[.$M$3]*[.A1622]+[.$M$4]*[.A1622]^2+[.$M$5]*[.A1622]^3+[.$M$6]*[.A1622]^4+[.$N$2]*[.A1622]^5+[.$N$3]*[.A1622]^6+[.$N$4]*[.A1622]^7+[.$N$5]*[.A1622]^8+[.$N$6]*[.A1622]^9" office:value-type="float" office:value="2.3368200611622">
            <text:p>2.3368200612</text:p>
          </table:table-cell>
          <table:table-cell table:formula="of:=[.B1622]/([.$B$2]+[.B1622])*[.$B$1]" office:value-type="float" office:value="0.42871422353233">
            <text:p>0.4287142235</text:p>
          </table:table-cell>
          <table:table-cell table:formula="of:=[.$D$5]*[.C1622]-[.$D$4]" office:value-type="float" office:value="-0.455686968264838">
            <text:p>-0.4556869683</text:p>
          </table:table-cell>
          <table:table-cell table:formula="of:=INT([.D1622]/[.$B$1]*1024)" office:value-type="float" office:value="-94">
            <text:p>-94</text:p>
          </table:table-cell>
          <table:table-cell table:number-columns-repeated="10"/>
        </table:table-row>
        <table:table-row table:style-name="ro2">
          <table:table-cell table:formula="of:=[.A1622]+[.$D$1]" office:value-type="float" office:value="141.099999999996">
            <text:p>141.1</text:p>
          </table:table-cell>
          <table:table-cell table:formula="of:=[.$M$2]+[.$M$3]*[.A1623]+[.$M$4]*[.A1623]^2+[.$M$5]*[.A1623]^3+[.$M$6]*[.A1623]^4+[.$N$2]*[.A1623]^5+[.$N$3]*[.A1623]^6+[.$N$4]*[.A1623]^7+[.$N$5]*[.A1623]^8+[.$N$6]*[.A1623]^9" office:value-type="float" office:value="2.33019369969821">
            <text:p>2.3301936997</text:p>
          </table:table-cell>
          <table:table-cell table:formula="of:=[.B1623]/([.$B$2]+[.B1623])*[.$B$1]" office:value-type="float" office:value="0.427602513011096">
            <text:p>0.427602513</text:p>
          </table:table-cell>
          <table:table-cell table:formula="of:=[.$D$5]*[.C1623]-[.$D$4]" office:value-type="float" office:value="-0.457263959960356">
            <text:p>-0.45726396</text:p>
          </table:table-cell>
          <table:table-cell table:formula="of:=INT([.D1623]/[.$B$1]*1024)" office:value-type="float" office:value="-94">
            <text:p>-94</text:p>
          </table:table-cell>
          <table:table-cell table:number-columns-repeated="10"/>
        </table:table-row>
        <table:table-row table:style-name="ro2">
          <table:table-cell table:formula="of:=[.A1623]+[.$D$1]" office:value-type="float" office:value="141.199999999996">
            <text:p>141.2</text:p>
          </table:table-cell>
          <table:table-cell table:formula="of:=[.$M$2]+[.$M$3]*[.A1624]+[.$M$4]*[.A1624]^2+[.$M$5]*[.A1624]^3+[.$M$6]*[.A1624]^4+[.$N$2]*[.A1624]^5+[.$N$3]*[.A1624]^6+[.$N$4]*[.A1624]^7+[.$N$5]*[.A1624]^8+[.$N$6]*[.A1624]^9" office:value-type="float" office:value="2.32358566774587">
            <text:p>2.3235856677</text:p>
          </table:table-cell>
          <table:table-cell table:formula="of:=[.B1624]/([.$B$2]+[.B1624])*[.$B$1]" office:value-type="float" office:value="0.426493339035862">
            <text:p>0.426493339</text:p>
          </table:table-cell>
          <table:table-cell table:formula="of:=[.$D$5]*[.C1624]-[.$D$4]" office:value-type="float" office:value="-0.458837353496192">
            <text:p>-0.4588373535</text:p>
          </table:table-cell>
          <table:table-cell table:formula="of:=INT([.D1624]/[.$B$1]*1024)" office:value-type="float" office:value="-94">
            <text:p>-94</text:p>
          </table:table-cell>
          <table:table-cell table:number-columns-repeated="10"/>
        </table:table-row>
        <table:table-row table:style-name="ro2">
          <table:table-cell table:formula="of:=[.A1624]+[.$D$1]" office:value-type="float" office:value="141.299999999996">
            <text:p>141.3</text:p>
          </table:table-cell>
          <table:table-cell table:formula="of:=[.$M$2]+[.$M$3]*[.A1625]+[.$M$4]*[.A1625]^2+[.$M$5]*[.A1625]^3+[.$M$6]*[.A1625]^4+[.$N$2]*[.A1625]^5+[.$N$3]*[.A1625]^6+[.$N$4]*[.A1625]^7+[.$N$5]*[.A1625]^8+[.$N$6]*[.A1625]^9" office:value-type="float" office:value="2.31699608011053">
            <text:p>2.3169960801</text:p>
          </table:table-cell>
          <table:table-cell table:formula="of:=[.B1625]/([.$B$2]+[.B1625])*[.$B$1]" office:value-type="float" office:value="0.425386724976925">
            <text:p>0.425386725</text:p>
          </table:table-cell>
          <table:table-cell table:formula="of:=[.$D$5]*[.C1625]-[.$D$4]" office:value-type="float" office:value="-0.460407115720938">
            <text:p>-0.4604071157</text:p>
          </table:table-cell>
          <table:table-cell table:formula="of:=INT([.D1625]/[.$B$1]*1024)" office:value-type="float" office:value="-95">
            <text:p>-95</text:p>
          </table:table-cell>
          <table:table-cell table:number-columns-repeated="10"/>
        </table:table-row>
        <table:table-row table:style-name="ro2">
          <table:table-cell table:formula="of:=[.A1625]+[.$D$1]" office:value-type="float" office:value="141.399999999996">
            <text:p>141.4</text:p>
          </table:table-cell>
          <table:table-cell table:formula="of:=[.$M$2]+[.$M$3]*[.A1626]+[.$M$4]*[.A1626]^2+[.$M$5]*[.A1626]^3+[.$M$6]*[.A1626]^4+[.$N$2]*[.A1626]^5+[.$N$3]*[.A1626]^6+[.$N$4]*[.A1626]^7+[.$N$5]*[.A1626]^8+[.$N$6]*[.A1626]^9" office:value-type="float" office:value="2.31042505141784">
            <text:p>2.3104250514</text:p>
          </table:table-cell>
          <table:table-cell table:formula="of:=[.B1626]/([.$B$2]+[.B1626])*[.$B$1]" office:value-type="float" office:value="0.424282694205327">
            <text:p>0.4242826942</text:p>
          </table:table-cell>
          <table:table-cell table:formula="of:=[.$D$5]*[.C1626]-[.$D$4]" office:value-type="float" office:value="-0.461973213482137">
            <text:p>-0.4619732135</text:p>
          </table:table-cell>
          <table:table-cell table:formula="of:=INT([.D1626]/[.$B$1]*1024)" office:value-type="float" office:value="-95">
            <text:p>-95</text:p>
          </table:table-cell>
          <table:table-cell table:number-columns-repeated="10"/>
        </table:table-row>
        <table:table-row table:style-name="ro2">
          <table:table-cell table:formula="of:=[.A1626]+[.$D$1]" office:value-type="float" office:value="141.499999999996">
            <text:p>141.5</text:p>
          </table:table-cell>
          <table:table-cell table:formula="of:=[.$M$2]+[.$M$3]*[.A1627]+[.$M$4]*[.A1627]^2+[.$M$5]*[.A1627]^3+[.$M$6]*[.A1627]^4+[.$N$2]*[.A1627]^5+[.$N$3]*[.A1627]^6+[.$N$4]*[.A1627]^7+[.$N$5]*[.A1627]^8+[.$N$6]*[.A1627]^9" office:value-type="float" office:value="2.30387269610162">
            <text:p>2.3038726961</text:p>
          </table:table-cell>
          <table:table-cell table:formula="of:=[.B1627]/([.$B$2]+[.B1627])*[.$B$1]" office:value-type="float" office:value="0.4231812700905">
            <text:p>0.4231812701</text:p>
          </table:table-cell>
          <table:table-cell table:formula="of:=[.$D$5]*[.C1627]-[.$D$4]" office:value-type="float" office:value="-0.463535613629612">
            <text:p>-0.4635356136</text:p>
          </table:table-cell>
          <table:table-cell table:formula="of:=INT([.D1627]/[.$B$1]*1024)" office:value-type="float" office:value="-95">
            <text:p>-95</text:p>
          </table:table-cell>
          <table:table-cell table:number-columns-repeated="10"/>
        </table:table-row>
        <table:table-row table:style-name="ro2">
          <table:table-cell table:formula="of:=[.A1627]+[.$D$1]" office:value-type="float" office:value="141.599999999996">
            <text:p>141.6</text:p>
          </table:table-cell>
          <table:table-cell table:formula="of:=[.$M$2]+[.$M$3]*[.A1628]+[.$M$4]*[.A1628]^2+[.$M$5]*[.A1628]^3+[.$M$6]*[.A1628]^4+[.$N$2]*[.A1628]^5+[.$N$3]*[.A1628]^6+[.$N$4]*[.A1628]^7+[.$N$5]*[.A1628]^8+[.$N$6]*[.A1628]^9" office:value-type="float" office:value="2.29733912838918">
            <text:p>2.2973391284</text:p>
          </table:table-cell>
          <table:table-cell table:formula="of:=[.B1628]/([.$B$2]+[.B1628])*[.$B$1]" office:value-type="float" office:value="0.422082475997491">
            <text:p>0.422082476</text:p>
          </table:table-cell>
          <table:table-cell table:formula="of:=[.$D$5]*[.C1628]-[.$D$4]" office:value-type="float" office:value="-0.465094283019407">
            <text:p>-0.465094283</text:p>
          </table:table-cell>
          <table:table-cell table:formula="of:=INT([.D1628]/[.$B$1]*1024)" office:value-type="float" office:value="-96">
            <text:p>-96</text:p>
          </table:table-cell>
          <table:table-cell table:number-columns-repeated="10"/>
        </table:table-row>
        <table:table-row table:style-name="ro2">
          <table:table-cell table:formula="of:=[.A1628]+[.$D$1]" office:value-type="float" office:value="141.699999999996">
            <text:p>141.7</text:p>
          </table:table-cell>
          <table:table-cell table:formula="of:=[.$M$2]+[.$M$3]*[.A1629]+[.$M$4]*[.A1629]^2+[.$M$5]*[.A1629]^3+[.$M$6]*[.A1629]^4+[.$N$2]*[.A1629]^5+[.$N$3]*[.A1629]^6+[.$N$4]*[.A1629]^7+[.$N$5]*[.A1629]^8+[.$N$6]*[.A1629]^9" office:value-type="float" office:value="2.29082446229938">
            <text:p>2.2908244623</text:p>
          </table:table-cell>
          <table:table-cell table:formula="of:=[.B1629]/([.$B$2]+[.B1629])*[.$B$1]" office:value-type="float" office:value="0.42098633528632">
            <text:p>0.4209863353</text:p>
          </table:table-cell>
          <table:table-cell table:formula="of:=[.$D$5]*[.C1629]-[.$D$4]" office:value-type="float" office:value="-0.466649188514694">
            <text:p>-0.4666491885</text:p>
          </table:table-cell>
          <table:table-cell table:formula="of:=INT([.D1629]/[.$B$1]*1024)" office:value-type="float" office:value="-96">
            <text:p>-96</text:p>
          </table:table-cell>
          <table:table-cell table:number-columns-repeated="10"/>
        </table:table-row>
        <table:table-row table:style-name="ro2">
          <table:table-cell table:formula="of:=[.A1629]+[.$D$1]" office:value-type="float" office:value="141.799999999996">
            <text:p>141.8</text:p>
          </table:table-cell>
          <table:table-cell table:formula="of:=[.$M$2]+[.$M$3]*[.A1630]+[.$M$4]*[.A1630]^2+[.$M$5]*[.A1630]^3+[.$M$6]*[.A1630]^4+[.$N$2]*[.A1630]^5+[.$N$3]*[.A1630]^6+[.$N$4]*[.A1630]^7+[.$N$5]*[.A1630]^8+[.$N$6]*[.A1630]^9" office:value-type="float" office:value="2.28432881162223">
            <text:p>2.2843288116</text:p>
          </table:table-cell>
          <table:table-cell table:formula="of:=[.B1630]/([.$B$2]+[.B1630])*[.$B$1]" office:value-type="float" office:value="0.419892871308223">
            <text:p>0.4198928713</text:p>
          </table:table-cell>
          <table:table-cell table:formula="of:=[.$D$5]*[.C1630]-[.$D$4]" office:value-type="float" office:value="-0.468200296991111">
            <text:p>-0.468200297</text:p>
          </table:table-cell>
          <table:table-cell table:formula="of:=INT([.D1630]/[.$B$1]*1024)" office:value-type="float" office:value="-96">
            <text:p>-96</text:p>
          </table:table-cell>
          <table:table-cell table:number-columns-repeated="10"/>
        </table:table-row>
        <table:table-row table:style-name="ro2">
          <table:table-cell table:formula="of:=[.A1630]+[.$D$1]" office:value-type="float" office:value="141.899999999996">
            <text:p>141.9</text:p>
          </table:table-cell>
          <table:table-cell table:formula="of:=[.$M$2]+[.$M$3]*[.A1631]+[.$M$4]*[.A1631]^2+[.$M$5]*[.A1631]^3+[.$M$6]*[.A1631]^4+[.$N$2]*[.A1631]^5+[.$N$3]*[.A1631]^6+[.$N$4]*[.A1631]^7+[.$N$5]*[.A1631]^8+[.$N$6]*[.A1631]^9" office:value-type="float" office:value="2.27785228991223">
            <text:p>2.2778522899</text:p>
          </table:table-cell>
          <table:table-cell table:formula="of:=[.B1631]/([.$B$2]+[.B1631])*[.$B$1]" office:value-type="float" office:value="0.418802107404199">
            <text:p>0.4188021074</text:p>
          </table:table-cell>
          <table:table-cell table:formula="of:=[.$D$5]*[.C1631]-[.$D$4]" office:value-type="float" office:value="-0.469747575338811">
            <text:p>-0.4697475753</text:p>
          </table:table-cell>
          <table:table-cell table:formula="of:=INT([.D1631]/[.$B$1]*1024)" office:value-type="float" office:value="-97">
            <text:p>-97</text:p>
          </table:table-cell>
          <table:table-cell table:number-columns-repeated="10"/>
        </table:table-row>
        <table:table-row table:style-name="ro2">
          <table:table-cell table:formula="of:=[.A1631]+[.$D$1]" office:value-type="float" office:value="141.999999999996">
            <text:p>142</text:p>
          </table:table-cell>
          <table:table-cell table:formula="of:=[.$M$2]+[.$M$3]*[.A1632]+[.$M$4]*[.A1632]^2+[.$M$5]*[.A1632]^3+[.$M$6]*[.A1632]^4+[.$N$2]*[.A1632]^5+[.$N$3]*[.A1632]^6+[.$N$4]*[.A1632]^7+[.$N$5]*[.A1632]^8+[.$N$6]*[.A1632]^9" office:value-type="float" office:value="2.27139501048464">
            <text:p>2.2713950105</text:p>
          </table:table-cell>
          <table:table-cell table:formula="of:=[.B1632]/([.$B$2]+[.B1632])*[.$B$1]" office:value-type="float" office:value="0.417714066904045">
            <text:p>0.4177140669</text:p>
          </table:table-cell>
          <table:table-cell table:formula="of:=[.$D$5]*[.C1632]-[.$D$4]" office:value-type="float" office:value="-0.471290990463844">
            <text:p>-0.4712909905</text:p>
          </table:table-cell>
          <table:table-cell table:formula="of:=INT([.D1632]/[.$B$1]*1024)" office:value-type="float" office:value="-97">
            <text:p>-97</text:p>
          </table:table-cell>
          <table:table-cell table:number-columns-repeated="10"/>
        </table:table-row>
        <table:table-row table:style-name="ro2">
          <table:table-cell table:formula="of:=[.A1632]+[.$D$1]" office:value-type="float" office:value="142.099999999996">
            <text:p>142.1</text:p>
          </table:table-cell>
          <table:table-cell table:formula="of:=[.$M$2]+[.$M$3]*[.A1633]+[.$M$4]*[.A1633]^2+[.$M$5]*[.A1633]^3+[.$M$6]*[.A1633]^4+[.$N$2]*[.A1633]^5+[.$N$3]*[.A1633]^6+[.$N$4]*[.A1633]^7+[.$N$5]*[.A1633]^8+[.$N$6]*[.A1633]^9" office:value-type="float" office:value="2.26495708639061">
            <text:p>2.2649570864</text:p>
          </table:table-cell>
          <table:table-cell table:formula="of:=[.B1633]/([.$B$2]+[.B1633])*[.$B$1]" office:value-type="float" office:value="0.416628773121826">
            <text:p>0.4166287731</text:p>
          </table:table-cell>
          <table:table-cell table:formula="of:=[.$D$5]*[.C1633]-[.$D$4]" office:value-type="float" office:value="-0.472830509294571">
            <text:p>-0.4728305093</text:p>
          </table:table-cell>
          <table:table-cell table:formula="of:=INT([.D1633]/[.$B$1]*1024)" office:value-type="float" office:value="-97">
            <text:p>-97</text:p>
          </table:table-cell>
          <table:table-cell table:number-columns-repeated="10"/>
        </table:table-row>
        <table:table-row table:style-name="ro2">
          <table:table-cell table:formula="of:=[.A1633]+[.$D$1]" office:value-type="float" office:value="142.199999999996">
            <text:p>142.2</text:p>
          </table:table-cell>
          <table:table-cell table:formula="of:=[.$M$2]+[.$M$3]*[.A1634]+[.$M$4]*[.A1634]^2+[.$M$5]*[.A1634]^3+[.$M$6]*[.A1634]^4+[.$N$2]*[.A1634]^5+[.$N$3]*[.A1634]^6+[.$N$4]*[.A1634]^7+[.$N$5]*[.A1634]^8+[.$N$6]*[.A1634]^9" office:value-type="float" office:value="2.25853863041846">
            <text:p>2.2585386304</text:p>
          </table:table-cell>
          <table:table-cell table:formula="of:=[.B1634]/([.$B$2]+[.B1634])*[.$B$1]" office:value-type="float" office:value="0.415546249355735">
            <text:p>0.4155462494</text:p>
          </table:table-cell>
          <table:table-cell table:formula="of:=[.$D$5]*[.C1634]-[.$D$4]" office:value-type="float" office:value="-0.474366098781869">
            <text:p>-0.4743660988</text:p>
          </table:table-cell>
          <table:table-cell table:formula="of:=INT([.D1634]/[.$B$1]*1024)" office:value-type="float" office:value="-98">
            <text:p>-98</text:p>
          </table:table-cell>
          <table:table-cell table:number-columns-repeated="10"/>
        </table:table-row>
        <table:table-row table:style-name="ro2">
          <table:table-cell table:formula="of:=[.A1634]+[.$D$1]" office:value-type="float" office:value="142.299999999996">
            <text:p>142.3</text:p>
          </table:table-cell>
          <table:table-cell table:formula="of:=[.$M$2]+[.$M$3]*[.A1635]+[.$M$4]*[.A1635]^2+[.$M$5]*[.A1635]^3+[.$M$6]*[.A1635]^4+[.$N$2]*[.A1635]^5+[.$N$3]*[.A1635]^6+[.$N$4]*[.A1635]^7+[.$N$5]*[.A1635]^8+[.$N$6]*[.A1635]^9" office:value-type="float" office:value="2.25213975508228">
            <text:p>2.2521397551</text:p>
          </table:table-cell>
          <table:table-cell table:formula="of:=[.B1635]/([.$B$2]+[.B1635])*[.$B$1]" office:value-type="float" office:value="0.414466518885824">
            <text:p>0.4144665189</text:p>
          </table:table-cell>
          <table:table-cell table:formula="of:=[.$D$5]*[.C1635]-[.$D$4]" office:value-type="float" office:value="-0.475897725902352">
            <text:p>-0.4758977259</text:p>
          </table:table-cell>
          <table:table-cell table:formula="of:=INT([.D1635]/[.$B$1]*1024)" office:value-type="float" office:value="-98">
            <text:p>-98</text:p>
          </table:table-cell>
          <table:table-cell table:number-columns-repeated="10"/>
        </table:table-row>
        <table:table-row table:style-name="ro2">
          <table:table-cell table:formula="of:=[.A1635]+[.$D$1]" office:value-type="float" office:value="142.399999999996">
            <text:p>142.4</text:p>
          </table:table-cell>
          <table:table-cell table:formula="of:=[.$M$2]+[.$M$3]*[.A1636]+[.$M$4]*[.A1636]^2+[.$M$5]*[.A1636]^3+[.$M$6]*[.A1636]^4+[.$N$2]*[.A1636]^5+[.$N$3]*[.A1636]^6+[.$N$4]*[.A1636]^7+[.$N$5]*[.A1636]^8+[.$N$6]*[.A1636]^9" office:value-type="float" office:value="2.24576057259839">
            <text:p>2.2457605726</text:p>
          </table:table-cell>
          <table:table-cell table:formula="of:=[.B1636]/([.$B$2]+[.B1636])*[.$B$1]" office:value-type="float" office:value="0.413389604969661">
            <text:p>0.413389605</text:p>
          </table:table-cell>
          <table:table-cell table:formula="of:=[.$D$5]*[.C1636]-[.$D$4]" office:value-type="float" office:value="-0.477425357664523">
            <text:p>-0.4774253577</text:p>
          </table:table-cell>
          <table:table-cell table:formula="of:=INT([.D1636]/[.$B$1]*1024)" office:value-type="float" office:value="-98">
            <text:p>-98</text:p>
          </table:table-cell>
          <table:table-cell table:number-columns-repeated="10"/>
        </table:table-row>
        <table:table-row table:style-name="ro2">
          <table:table-cell table:formula="of:=[.A1636]+[.$D$1]" office:value-type="float" office:value="142.499999999996">
            <text:p>142.5</text:p>
          </table:table-cell>
          <table:table-cell table:formula="of:=[.$M$2]+[.$M$3]*[.A1637]+[.$M$4]*[.A1637]^2+[.$M$5]*[.A1637]^3+[.$M$6]*[.A1637]^4+[.$N$2]*[.A1637]^5+[.$N$3]*[.A1637]^6+[.$N$4]*[.A1637]^7+[.$N$5]*[.A1637]^8+[.$N$6]*[.A1637]^9" office:value-type="float" office:value="2.23940119489453">
            <text:p>2.2394011949</text:p>
          </table:table-cell>
          <table:table-cell table:formula="of:=[.B1637]/([.$B$2]+[.B1637])*[.$B$1]" office:value-type="float" office:value="0.412315530843523">
            <text:p>0.4123155308</text:p>
          </table:table-cell>
          <table:table-cell table:formula="of:=[.$D$5]*[.C1637]-[.$D$4]" office:value-type="float" office:value="-0.47894896110709">
            <text:p>-0.4789489611</text:p>
          </table:table-cell>
          <table:table-cell table:formula="of:=INT([.D1637]/[.$B$1]*1024)" office:value-type="float" office:value="-99">
            <text:p>-99</text:p>
          </table:table-cell>
          <table:table-cell table:number-columns-repeated="10"/>
        </table:table-row>
        <table:table-row table:style-name="ro2">
          <table:table-cell table:formula="of:=[.A1637]+[.$D$1]" office:value-type="float" office:value="142.599999999996">
            <text:p>142.6</text:p>
          </table:table-cell>
          <table:table-cell table:formula="of:=[.$M$2]+[.$M$3]*[.A1638]+[.$M$4]*[.A1638]^2+[.$M$5]*[.A1638]^3+[.$M$6]*[.A1638]^4+[.$N$2]*[.A1638]^5+[.$N$3]*[.A1638]^6+[.$N$4]*[.A1638]^7+[.$N$5]*[.A1638]^8+[.$N$6]*[.A1638]^9" office:value-type="float" office:value="2.23306173357849">
            <text:p>2.2330617336</text:p>
          </table:table-cell>
          <table:table-cell table:formula="of:=[.B1638]/([.$B$2]+[.B1638])*[.$B$1]" office:value-type="float" office:value="0.411244319716721">
            <text:p>0.4112443197</text:p>
          </table:table-cell>
          <table:table-cell table:formula="of:=[.$D$5]*[.C1638]-[.$D$4]" office:value-type="float" office:value="-0.480468503307013">
            <text:p>-0.4804685033</text:p>
          </table:table-cell>
          <table:table-cell table:formula="of:=INT([.D1638]/[.$B$1]*1024)" office:value-type="float" office:value="-99">
            <text:p>-99</text:p>
          </table:table-cell>
          <table:table-cell table:number-columns-repeated="10"/>
        </table:table-row>
        <table:table-row table:style-name="ro2">
          <table:table-cell table:formula="of:=[.A1638]+[.$D$1]" office:value-type="float" office:value="142.699999999996">
            <text:p>142.7</text:p>
          </table:table-cell>
          <table:table-cell table:formula="of:=[.$M$2]+[.$M$3]*[.A1639]+[.$M$4]*[.A1639]^2+[.$M$5]*[.A1639]^3+[.$M$6]*[.A1639]^4+[.$N$2]*[.A1639]^5+[.$N$3]*[.A1639]^6+[.$N$4]*[.A1639]^7+[.$N$5]*[.A1639]^8+[.$N$6]*[.A1639]^9" office:value-type="float" office:value="2.22674229994925">
            <text:p>2.2267422999</text:p>
          </table:table-cell>
          <table:table-cell table:formula="of:=[.B1639]/([.$B$2]+[.B1639])*[.$B$1]" office:value-type="float" office:value="0.410175994773096">
            <text:p>0.4101759948</text:p>
          </table:table-cell>
          <table:table-cell table:formula="of:=[.$D$5]*[.C1639]-[.$D$4]" office:value-type="float" office:value="-0.481983951377381">
            <text:p>-0.4819839514</text:p>
          </table:table-cell>
          <table:table-cell table:formula="of:=INT([.D1639]/[.$B$1]*1024)" office:value-type="float" office:value="-99">
            <text:p>-99</text:p>
          </table:table-cell>
          <table:table-cell table:number-columns-repeated="10"/>
        </table:table-row>
        <table:table-row table:style-name="ro2">
          <table:table-cell table:formula="of:=[.A1639]+[.$D$1]" office:value-type="float" office:value="142.799999999996">
            <text:p>142.8</text:p>
          </table:table-cell>
          <table:table-cell table:formula="of:=[.$M$2]+[.$M$3]*[.A1640]+[.$M$4]*[.A1640]^2+[.$M$5]*[.A1640]^3+[.$M$6]*[.A1640]^4+[.$N$2]*[.A1640]^5+[.$N$3]*[.A1640]^6+[.$N$4]*[.A1640]^7+[.$N$5]*[.A1640]^8+[.$N$6]*[.A1640]^9" office:value-type="float" office:value="2.22044300496555">
            <text:p>2.220443005</text:p>
          </table:table-cell>
          <table:table-cell table:formula="of:=[.B1640]/([.$B$2]+[.B1640])*[.$B$1]" office:value-type="float" office:value="0.409110579165335">
            <text:p>0.4091105792</text:p>
          </table:table-cell>
          <table:table-cell table:formula="of:=[.$D$5]*[.C1640]-[.$D$4]" office:value-type="float" office:value="-0.483495272475475">
            <text:p>-0.4834952725</text:p>
          </table:table-cell>
          <table:table-cell table:formula="of:=INT([.D1640]/[.$B$1]*1024)" office:value-type="float" office:value="-100">
            <text:p>-100</text:p>
          </table:table-cell>
          <table:table-cell table:number-columns-repeated="10"/>
        </table:table-row>
        <table:table-row table:style-name="ro2">
          <table:table-cell table:formula="of:=[.A1640]+[.$D$1]" office:value-type="float" office:value="142.899999999996">
            <text:p>142.9</text:p>
          </table:table-cell>
          <table:table-cell table:formula="of:=[.$M$2]+[.$M$3]*[.A1641]+[.$M$4]*[.A1641]^2+[.$M$5]*[.A1641]^3+[.$M$6]*[.A1641]^4+[.$N$2]*[.A1641]^5+[.$N$3]*[.A1641]^6+[.$N$4]*[.A1641]^7+[.$N$5]*[.A1641]^8+[.$N$6]*[.A1641]^9" office:value-type="float" office:value="2.2141639592466">
            <text:p>2.2141639592</text:p>
          </table:table-cell>
          <table:table-cell table:formula="of:=[.B1641]/([.$B$2]+[.B1641])*[.$B$1]" office:value-type="float" office:value="0.408048096014693">
            <text:p>0.408048096</text:p>
          </table:table-cell>
          <table:table-cell table:formula="of:=[.$D$5]*[.C1641]-[.$D$4]" office:value-type="float" office:value="-0.485002433803166">
            <text:p>-0.4850024338</text:p>
          </table:table-cell>
          <table:table-cell table:formula="of:=INT([.D1641]/[.$B$1]*1024)" office:value-type="float" office:value="-100">
            <text:p>-100</text:p>
          </table:table-cell>
          <table:table-cell table:number-columns-repeated="10"/>
        </table:table-row>
        <table:table-row table:style-name="ro2">
          <table:table-cell table:formula="of:=[.A1641]+[.$D$1]" office:value-type="float" office:value="142.999999999996">
            <text:p>143</text:p>
          </table:table-cell>
          <table:table-cell table:formula="of:=[.$M$2]+[.$M$3]*[.A1642]+[.$M$4]*[.A1642]^2+[.$M$5]*[.A1642]^3+[.$M$6]*[.A1642]^4+[.$N$2]*[.A1642]^5+[.$N$3]*[.A1642]^6+[.$N$4]*[.A1642]^7+[.$N$5]*[.A1642]^8+[.$N$6]*[.A1642]^9" office:value-type="float" office:value="2.2079052730586">
            <text:p>2.2079052731</text:p>
          </table:table-cell>
          <table:table-cell table:formula="of:=[.B1642]/([.$B$2]+[.B1642])*[.$B$1]" office:value-type="float" office:value="0.406988568408305">
            <text:p>0.4069885684</text:p>
          </table:table-cell>
          <table:table-cell table:formula="of:=[.$D$5]*[.C1642]-[.$D$4]" office:value-type="float" office:value="-0.486505402610722">
            <text:p>-0.4865054026</text:p>
          </table:table-cell>
          <table:table-cell table:formula="of:=INT([.D1642]/[.$B$1]*1024)" office:value-type="float" office:value="-100">
            <text:p>-100</text:p>
          </table:table-cell>
          <table:table-cell table:number-columns-repeated="10"/>
        </table:table-row>
        <table:table-row table:style-name="ro2">
          <table:table-cell table:formula="of:=[.A1642]+[.$D$1]" office:value-type="float" office:value="143.099999999996">
            <text:p>143.1</text:p>
          </table:table-cell>
          <table:table-cell table:formula="of:=[.$M$2]+[.$M$3]*[.A1643]+[.$M$4]*[.A1643]^2+[.$M$5]*[.A1643]^3+[.$M$6]*[.A1643]^4+[.$N$2]*[.A1643]^5+[.$N$3]*[.A1643]^6+[.$N$4]*[.A1643]^7+[.$N$5]*[.A1643]^8+[.$N$6]*[.A1643]^9" office:value-type="float" office:value="2.20166705630982">
            <text:p>2.2016670563</text:p>
          </table:table-cell>
          <table:table-cell table:formula="of:=[.B1643]/([.$B$2]+[.B1643])*[.$B$1]" office:value-type="float" office:value="0.405932019397971">
            <text:p>0.4059320194</text:p>
          </table:table-cell>
          <table:table-cell table:formula="of:=[.$D$5]*[.C1643]-[.$D$4]" office:value-type="float" office:value="-0.488004146198535">
            <text:p>-0.4880041462</text:p>
          </table:table-cell>
          <table:table-cell table:formula="of:=INT([.D1643]/[.$B$1]*1024)" office:value-type="float" office:value="-100">
            <text:p>-100</text:p>
          </table:table-cell>
          <table:table-cell table:number-columns-repeated="10"/>
        </table:table-row>
        <table:table-row table:style-name="ro2">
          <table:table-cell table:formula="of:=[.A1643]+[.$D$1]" office:value-type="float" office:value="143.199999999996">
            <text:p>143.2</text:p>
          </table:table-cell>
          <table:table-cell table:formula="of:=[.$M$2]+[.$M$3]*[.A1644]+[.$M$4]*[.A1644]^2+[.$M$5]*[.A1644]^3+[.$M$6]*[.A1644]^4+[.$N$2]*[.A1644]^5+[.$N$3]*[.A1644]^6+[.$N$4]*[.A1644]^7+[.$N$5]*[.A1644]^8+[.$N$6]*[.A1644]^9" office:value-type="float" office:value="2.19544941852263">
            <text:p>2.1954494185</text:p>
          </table:table-cell>
          <table:table-cell table:formula="of:=[.B1644]/([.$B$2]+[.B1644])*[.$B$1]" office:value-type="float" office:value="0.404878471994999">
            <text:p>0.404878472</text:p>
          </table:table-cell>
          <table:table-cell table:formula="of:=[.$D$5]*[.C1644]-[.$D$4]" office:value-type="float" office:value="-0.489498631924439">
            <text:p>-0.4894986319</text:p>
          </table:table-cell>
          <table:table-cell table:formula="of:=INT([.D1644]/[.$B$1]*1024)" office:value-type="float" office:value="-101">
            <text:p>-101</text:p>
          </table:table-cell>
          <table:table-cell table:number-columns-repeated="10"/>
        </table:table-row>
        <table:table-row table:style-name="ro2">
          <table:table-cell table:formula="of:=[.A1644]+[.$D$1]" office:value-type="float" office:value="143.299999999996">
            <text:p>143.3</text:p>
          </table:table-cell>
          <table:table-cell table:formula="of:=[.$M$2]+[.$M$3]*[.A1645]+[.$M$4]*[.A1645]^2+[.$M$5]*[.A1645]^3+[.$M$6]*[.A1645]^4+[.$N$2]*[.A1645]^5+[.$N$3]*[.A1645]^6+[.$N$4]*[.A1645]^7+[.$N$5]*[.A1645]^8+[.$N$6]*[.A1645]^9" office:value-type="float" office:value="2.18925246884453">
            <text:p>2.1892524688</text:p>
          </table:table-cell>
          <table:table-cell table:formula="of:=[.B1645]/([.$B$2]+[.B1645])*[.$B$1]" office:value-type="float" office:value="0.403827949171657">
            <text:p>0.4038279492</text:p>
          </table:table-cell>
          <table:table-cell table:formula="of:=[.$D$5]*[.C1645]-[.$D$4]" office:value-type="float" office:value="-0.490988827201645">
            <text:p>-0.4909888272</text:p>
          </table:table-cell>
          <table:table-cell table:formula="of:=INT([.D1645]/[.$B$1]*1024)" office:value-type="float" office:value="-101">
            <text:p>-101</text:p>
          </table:table-cell>
          <table:table-cell table:number-columns-repeated="10"/>
        </table:table-row>
        <table:table-row table:style-name="ro2">
          <table:table-cell table:formula="of:=[.A1645]+[.$D$1]" office:value-type="float" office:value="143.399999999996">
            <text:p>143.4</text:p>
          </table:table-cell>
          <table:table-cell table:formula="of:=[.$M$2]+[.$M$3]*[.A1646]+[.$M$4]*[.A1646]^2+[.$M$5]*[.A1646]^3+[.$M$6]*[.A1646]^4+[.$N$2]*[.A1646]^5+[.$N$3]*[.A1646]^6+[.$N$4]*[.A1646]^7+[.$N$5]*[.A1646]^8+[.$N$6]*[.A1646]^9" office:value-type="float" office:value="2.18307631602335">
            <text:p>2.183076316</text:p>
          </table:table-cell>
          <table:table-cell table:formula="of:=[.B1646]/([.$B$2]+[.B1646])*[.$B$1]" office:value-type="float" office:value="0.402780473856557">
            <text:p>0.4027804739</text:p>
          </table:table-cell>
          <table:table-cell table:formula="of:=[.$D$5]*[.C1646]-[.$D$4]" office:value-type="float" office:value="-0.492474699505291">
            <text:p>-0.4924746995</text:p>
          </table:table-cell>
          <table:table-cell table:formula="of:=INT([.D1646]/[.$B$1]*1024)" office:value-type="float" office:value="-101">
            <text:p>-101</text:p>
          </table:table-cell>
          <table:table-cell table:number-columns-repeated="10"/>
        </table:table-row>
        <table:table-row table:style-name="ro2">
          <table:table-cell table:formula="of:=[.A1646]+[.$D$1]" office:value-type="float" office:value="143.499999999996">
            <text:p>143.5</text:p>
          </table:table-cell>
          <table:table-cell table:formula="of:=[.$M$2]+[.$M$3]*[.A1647]+[.$M$4]*[.A1647]^2+[.$M$5]*[.A1647]^3+[.$M$6]*[.A1647]^4+[.$N$2]*[.A1647]^5+[.$N$3]*[.A1647]^6+[.$N$4]*[.A1647]^7+[.$N$5]*[.A1647]^8+[.$N$6]*[.A1647]^9" office:value-type="float" office:value="2.1769210683982">
            <text:p>2.1769210684</text:p>
          </table:table-cell>
          <table:table-cell table:formula="of:=[.B1647]/([.$B$2]+[.B1647])*[.$B$1]" office:value-type="float" office:value="0.401736068932695">
            <text:p>0.4017360689</text:p>
          </table:table-cell>
          <table:table-cell table:formula="of:=[.$D$5]*[.C1647]-[.$D$4]" office:value-type="float" office:value="-0.493956216375222">
            <text:p>-0.4939562164</text:p>
          </table:table-cell>
          <table:table-cell table:formula="of:=INT([.D1647]/[.$B$1]*1024)" office:value-type="float" office:value="-102">
            <text:p>-102</text:p>
          </table:table-cell>
          <table:table-cell table:number-columns-repeated="10"/>
        </table:table-row>
        <table:table-row table:style-name="ro2">
          <table:table-cell table:formula="of:=[.A1647]+[.$D$1]" office:value-type="float" office:value="143.599999999996">
            <text:p>143.6</text:p>
          </table:table-cell>
          <table:table-cell table:formula="of:=[.$M$2]+[.$M$3]*[.A1648]+[.$M$4]*[.A1648]^2+[.$M$5]*[.A1648]^3+[.$M$6]*[.A1648]^4+[.$N$2]*[.A1648]^5+[.$N$3]*[.A1648]^6+[.$N$4]*[.A1648]^7+[.$N$5]*[.A1648]^8+[.$N$6]*[.A1648]^9" office:value-type="float" office:value="2.17078683389479">
            <text:p>2.1707868339</text:p>
          </table:table-cell>
          <table:table-cell table:formula="of:=[.B1648]/([.$B$2]+[.B1648])*[.$B$1]" office:value-type="float" office:value="0.400694757236221">
            <text:p>0.4006947572</text:p>
          </table:table-cell>
          <table:table-cell table:formula="of:=[.$D$5]*[.C1648]-[.$D$4]" office:value-type="float" office:value="-0.495433345417738">
            <text:p>-0.4954333454</text:p>
          </table:table-cell>
          <table:table-cell table:formula="of:=INT([.D1648]/[.$B$1]*1024)" office:value-type="float" office:value="-102">
            <text:p>-102</text:p>
          </table:table-cell>
          <table:table-cell table:number-columns-repeated="10"/>
        </table:table-row>
        <table:table-row table:style-name="ro2">
          <table:table-cell table:formula="of:=[.A1648]+[.$D$1]" office:value-type="float" office:value="143.699999999996">
            <text:p>143.7</text:p>
          </table:table-cell>
          <table:table-cell table:formula="of:=[.$M$2]+[.$M$3]*[.A1649]+[.$M$4]*[.A1649]^2+[.$M$5]*[.A1649]^3+[.$M$6]*[.A1649]^4+[.$N$2]*[.A1649]^5+[.$N$3]*[.A1649]^6+[.$N$4]*[.A1649]^7+[.$N$5]*[.A1649]^8+[.$N$6]*[.A1649]^9" office:value-type="float" office:value="2.1646737200067">
            <text:p>2.16467372</text:p>
          </table:table-cell>
          <table:table-cell table:formula="of:=[.B1649]/([.$B$2]+[.B1649])*[.$B$1]" office:value-type="float" office:value="0.39965656155283">
            <text:p>0.3996565616</text:p>
          </table:table-cell>
          <table:table-cell table:formula="of:=[.$D$5]*[.C1649]-[.$D$4]" office:value-type="float" office:value="-0.496906054310708">
            <text:p>-0.4969060543</text:p>
          </table:table-cell>
          <table:table-cell table:formula="of:=INT([.D1649]/[.$B$1]*1024)" office:value-type="float" office:value="-102">
            <text:p>-102</text:p>
          </table:table-cell>
          <table:table-cell table:number-columns-repeated="10"/>
        </table:table-row>
        <table:table-row table:style-name="ro2">
          <table:table-cell table:formula="of:=[.A1649]+[.$D$1]" office:value-type="float" office:value="143.799999999996">
            <text:p>143.8</text:p>
          </table:table-cell>
          <table:table-cell table:formula="of:=[.$M$2]+[.$M$3]*[.A1650]+[.$M$4]*[.A1650]^2+[.$M$5]*[.A1650]^3+[.$M$6]*[.A1650]^4+[.$N$2]*[.A1650]^5+[.$N$3]*[.A1650]^6+[.$N$4]*[.A1650]^7+[.$N$5]*[.A1650]^8+[.$N$6]*[.A1650]^9" office:value-type="float" office:value="2.15858183379123">
            <text:p>2.1585818338</text:p>
          </table:table-cell>
          <table:table-cell table:formula="of:=[.B1650]/([.$B$2]+[.B1650])*[.$B$1]" office:value-type="float" office:value="0.398621504616615">
            <text:p>0.3986215046</text:p>
          </table:table-cell>
          <table:table-cell table:formula="of:=[.$D$5]*[.C1650]-[.$D$4]" office:value-type="float" office:value="-0.498374310805202">
            <text:p>-0.4983743108</text:p>
          </table:table-cell>
          <table:table-cell table:formula="of:=INT([.D1650]/[.$B$1]*1024)" office:value-type="float" office:value="-103">
            <text:p>-103</text:p>
          </table:table-cell>
          <table:table-cell table:number-columns-repeated="10"/>
        </table:table-row>
        <table:table-row table:style-name="ro2">
          <table:table-cell table:formula="of:=[.A1650]+[.$D$1]" office:value-type="float" office:value="143.899999999996">
            <text:p>143.9</text:p>
          </table:table-cell>
          <table:table-cell table:formula="of:=[.$M$2]+[.$M$3]*[.A1651]+[.$M$4]*[.A1651]^2+[.$M$5]*[.A1651]^3+[.$M$6]*[.A1651]^4+[.$N$2]*[.A1651]^5+[.$N$3]*[.A1651]^6+[.$N$4]*[.A1651]^7+[.$N$5]*[.A1651]^8+[.$N$6]*[.A1651]^9" office:value-type="float" office:value="2.15251128184678">
            <text:p>2.1525112818</text:p>
          </table:table-cell>
          <table:table-cell table:formula="of:=[.B1651]/([.$B$2]+[.B1651])*[.$B$1]" office:value-type="float" office:value="0.397589609105778">
            <text:p>0.3975896091</text:p>
          </table:table-cell>
          <table:table-cell table:formula="of:=[.$D$5]*[.C1651]-[.$D$4]" office:value-type="float" office:value="-0.499838082731572">
            <text:p>-0.4998380827</text:p>
          </table:table-cell>
          <table:table-cell table:formula="of:=INT([.D1651]/[.$B$1]*1024)" office:value-type="float" office:value="-103">
            <text:p>-103</text:p>
          </table:table-cell>
          <table:table-cell table:number-columns-repeated="10"/>
        </table:table-row>
        <table:table-row table:style-name="ro2">
          <table:table-cell table:formula="of:=[.A1651]+[.$D$1]" office:value-type="float" office:value="143.999999999996">
            <text:p>144</text:p>
          </table:table-cell>
          <table:table-cell table:formula="of:=[.$M$2]+[.$M$3]*[.A1652]+[.$M$4]*[.A1652]^2+[.$M$5]*[.A1652]^3+[.$M$6]*[.A1652]^4+[.$N$2]*[.A1652]^5+[.$N$3]*[.A1652]^6+[.$N$4]*[.A1652]^7+[.$N$5]*[.A1652]^8+[.$N$6]*[.A1652]^9" office:value-type="float" office:value="2.14646217032771">
            <text:p>2.1464621703</text:p>
          </table:table-cell>
          <table:table-cell table:formula="of:=[.B1652]/([.$B$2]+[.B1652])*[.$B$1]" office:value-type="float" office:value="0.3965608976447">
            <text:p>0.3965608976</text:p>
          </table:table-cell>
          <table:table-cell table:formula="of:=[.$D$5]*[.C1652]-[.$D$4]" office:value-type="float" office:value="-0.501297337996516">
            <text:p>-0.501297338</text:p>
          </table:table-cell>
          <table:table-cell table:formula="of:=INT([.D1652]/[.$B$1]*1024)" office:value-type="float" office:value="-103">
            <text:p>-103</text:p>
          </table:table-cell>
          <table:table-cell table:number-columns-repeated="10"/>
        </table:table-row>
        <table:table-row table:style-name="ro2">
          <table:table-cell table:formula="of:=[.A1652]+[.$D$1]" office:value-type="float" office:value="144.099999999996">
            <text:p>144.1</text:p>
          </table:table-cell>
          <table:table-cell table:formula="of:=[.$M$2]+[.$M$3]*[.A1653]+[.$M$4]*[.A1653]^2+[.$M$5]*[.A1653]^3+[.$M$6]*[.A1653]^4+[.$N$2]*[.A1653]^5+[.$N$3]*[.A1653]^6+[.$N$4]*[.A1653]^7+[.$N$5]*[.A1653]^8+[.$N$6]*[.A1653]^9" office:value-type="float" office:value="2.14043460489927">
            <text:p>2.1404346049</text:p>
          </table:table-cell>
          <table:table-cell table:formula="of:=[.B1653]/([.$B$2]+[.B1653])*[.$B$1]" office:value-type="float" office:value="0.395535392795831">
            <text:p>0.3955353928</text:p>
          </table:table-cell>
          <table:table-cell table:formula="of:=[.$D$5]*[.C1653]-[.$D$4]" office:value-type="float" office:value="-0.502752044594584">
            <text:p>-0.5027520446</text:p>
          </table:table-cell>
          <table:table-cell table:formula="of:=INT([.D1653]/[.$B$1]*1024)" office:value-type="float" office:value="-103">
            <text:p>-103</text:p>
          </table:table-cell>
          <table:table-cell table:number-columns-repeated="10"/>
        </table:table-row>
        <table:table-row table:style-name="ro2">
          <table:table-cell table:formula="of:=[.A1653]+[.$D$1]" office:value-type="float" office:value="144.199999999996">
            <text:p>144.2</text:p>
          </table:table-cell>
          <table:table-cell table:formula="of:=[.$M$2]+[.$M$3]*[.A1654]+[.$M$4]*[.A1654]^2+[.$M$5]*[.A1654]^3+[.$M$6]*[.A1654]^4+[.$N$2]*[.A1654]^5+[.$N$3]*[.A1654]^6+[.$N$4]*[.A1654]^7+[.$N$5]*[.A1654]^8+[.$N$6]*[.A1654]^9" office:value-type="float" office:value="2.13442869075095">
            <text:p>2.1344286908</text:p>
          </table:table-cell>
          <table:table-cell table:formula="of:=[.B1654]/([.$B$2]+[.B1654])*[.$B$1]" office:value-type="float" office:value="0.394513117061489">
            <text:p>0.3945131171</text:p>
          </table:table-cell>
          <table:table-cell table:formula="of:=[.$D$5]*[.C1654]-[.$D$4]" office:value-type="float" office:value="-0.504202170605622">
            <text:p>-0.5042021706</text:p>
          </table:table-cell>
          <table:table-cell table:formula="of:=INT([.D1654]/[.$B$1]*1024)" office:value-type="float" office:value="-104">
            <text:p>-104</text:p>
          </table:table-cell>
          <table:table-cell table:number-columns-repeated="10"/>
        </table:table-row>
        <table:table-row table:style-name="ro2">
          <table:table-cell table:formula="of:=[.A1654]+[.$D$1]" office:value-type="float" office:value="144.299999999996">
            <text:p>144.3</text:p>
          </table:table-cell>
          <table:table-cell table:formula="of:=[.$M$2]+[.$M$3]*[.A1655]+[.$M$4]*[.A1655]^2+[.$M$5]*[.A1655]^3+[.$M$6]*[.A1655]^4+[.$N$2]*[.A1655]^5+[.$N$3]*[.A1655]^6+[.$N$4]*[.A1655]^7+[.$N$5]*[.A1655]^8+[.$N$6]*[.A1655]^9" office:value-type="float" office:value="2.12844453258219">
            <text:p>2.1284445326</text:p>
          </table:table-cell>
          <table:table-cell table:formula="of:=[.B1655]/([.$B$2]+[.B1655])*[.$B$1]" office:value-type="float" office:value="0.393494092880968">
            <text:p>0.3934940929</text:p>
          </table:table-cell>
          <table:table-cell table:formula="of:=[.$D$5]*[.C1655]-[.$D$4]" office:value-type="float" office:value="-0.505647684198882">
            <text:p>-0.5056476842</text:p>
          </table:table-cell>
          <table:table-cell table:formula="of:=INT([.D1655]/[.$B$1]*1024)" office:value-type="float" office:value="-104">
            <text:p>-104</text:p>
          </table:table-cell>
          <table:table-cell table:number-columns-repeated="10"/>
        </table:table-row>
        <table:table-row table:style-name="ro2">
          <table:table-cell table:formula="of:=[.A1655]+[.$D$1]" office:value-type="float" office:value="144.399999999996">
            <text:p>144.4</text:p>
          </table:table-cell>
          <table:table-cell table:formula="of:=[.$M$2]+[.$M$3]*[.A1656]+[.$M$4]*[.A1656]^2+[.$M$5]*[.A1656]^3+[.$M$6]*[.A1656]^4+[.$N$2]*[.A1656]^5+[.$N$3]*[.A1656]^6+[.$N$4]*[.A1656]^7+[.$N$5]*[.A1656]^8+[.$N$6]*[.A1656]^9" office:value-type="float" office:value="2.12248223457817">
            <text:p>2.1224822346</text:p>
          </table:table-cell>
          <table:table-cell table:formula="of:=[.B1656]/([.$B$2]+[.B1656])*[.$B$1]" office:value-type="float" office:value="0.392478342625943">
            <text:p>0.3924783426</text:p>
          </table:table-cell>
          <table:table-cell table:formula="of:=[.$D$5]*[.C1656]-[.$D$4]" office:value-type="float" office:value="-0.507088553639533">
            <text:p>-0.5070885536</text:p>
          </table:table-cell>
          <table:table-cell table:formula="of:=INT([.D1656]/[.$B$1]*1024)" office:value-type="float" office:value="-104">
            <text:p>-104</text:p>
          </table:table-cell>
          <table:table-cell table:number-columns-repeated="10"/>
        </table:table-row>
        <table:table-row table:style-name="ro2">
          <table:table-cell table:formula="of:=[.A1656]+[.$D$1]" office:value-type="float" office:value="144.499999999996">
            <text:p>144.5</text:p>
          </table:table-cell>
          <table:table-cell table:formula="of:=[.$M$2]+[.$M$3]*[.A1657]+[.$M$4]*[.A1657]^2+[.$M$5]*[.A1657]^3+[.$M$6]*[.A1657]^4+[.$N$2]*[.A1657]^5+[.$N$3]*[.A1657]^6+[.$N$4]*[.A1657]^7+[.$N$5]*[.A1657]^8+[.$N$6]*[.A1657]^9" office:value-type="float" office:value="2.11654190041781">
            <text:p>2.1165419004</text:p>
          </table:table-cell>
          <table:table-cell table:formula="of:=[.B1657]/([.$B$2]+[.B1657])*[.$B$1]" office:value-type="float" office:value="0.391465888601357">
            <text:p>0.3914658886</text:p>
          </table:table-cell>
          <table:table-cell table:formula="of:=[.$D$5]*[.C1657]-[.$D$4]" office:value-type="float" office:value="-0.508524747287402">
            <text:p>-0.5085247473</text:p>
          </table:table-cell>
          <table:table-cell table:formula="of:=INT([.D1657]/[.$B$1]*1024)" office:value-type="float" office:value="-105">
            <text:p>-105</text:p>
          </table:table-cell>
          <table:table-cell table:number-columns-repeated="10"/>
        </table:table-row>
        <table:table-row table:style-name="ro2">
          <table:table-cell table:formula="of:=[.A1657]+[.$D$1]" office:value-type="float" office:value="144.599999999996">
            <text:p>144.6</text:p>
          </table:table-cell>
          <table:table-cell table:formula="of:=[.$M$2]+[.$M$3]*[.A1658]+[.$M$4]*[.A1658]^2+[.$M$5]*[.A1658]^3+[.$M$6]*[.A1658]^4+[.$N$2]*[.A1658]^5+[.$N$3]*[.A1658]^6+[.$N$4]*[.A1658]^7+[.$N$5]*[.A1658]^8+[.$N$6]*[.A1658]^9" office:value-type="float" office:value="2.11062363324942">
            <text:p>2.1106236332</text:p>
          </table:table-cell>
          <table:table-cell table:formula="of:=[.B1658]/([.$B$2]+[.B1658])*[.$B$1]" office:value-type="float" office:value="0.39045675304079">
            <text:p>0.390456753</text:p>
          </table:table-cell>
          <table:table-cell table:formula="of:=[.$D$5]*[.C1658]-[.$D$4]" office:value-type="float" office:value="-0.509956233603551">
            <text:p>-0.5099562336</text:p>
          </table:table-cell>
          <table:table-cell table:formula="of:=INT([.D1658]/[.$B$1]*1024)" office:value-type="float" office:value="-105">
            <text:p>-105</text:p>
          </table:table-cell>
          <table:table-cell table:number-columns-repeated="10"/>
        </table:table-row>
        <table:table-row table:style-name="ro2">
          <table:table-cell table:formula="of:=[.A1658]+[.$D$1]" office:value-type="float" office:value="144.699999999996">
            <text:p>144.7</text:p>
          </table:table-cell>
          <table:table-cell table:formula="of:=[.$M$2]+[.$M$3]*[.A1659]+[.$M$4]*[.A1659]^2+[.$M$5]*[.A1659]^3+[.$M$6]*[.A1659]^4+[.$N$2]*[.A1659]^5+[.$N$3]*[.A1659]^6+[.$N$4]*[.A1659]^7+[.$N$5]*[.A1659]^8+[.$N$6]*[.A1659]^9" office:value-type="float" office:value="2.10472753568229">
            <text:p>2.1047275357</text:p>
          </table:table-cell>
          <table:table-cell table:formula="of:=[.B1659]/([.$B$2]+[.B1659])*[.$B$1]" office:value-type="float" office:value="0.389450958104545">
            <text:p>0.3894509581</text:p>
          </table:table-cell>
          <table:table-cell table:formula="of:=[.$D$5]*[.C1659]-[.$D$4]" office:value-type="float" office:value="-0.511382981152987">
            <text:p>-0.5113829812</text:p>
          </table:table-cell>
          <table:table-cell table:formula="of:=INT([.D1659]/[.$B$1]*1024)" office:value-type="float" office:value="-105">
            <text:p>-105</text:p>
          </table:table-cell>
          <table:table-cell table:number-columns-repeated="10"/>
        </table:table-row>
        <table:table-row table:style-name="ro2">
          <table:table-cell table:formula="of:=[.A1659]+[.$D$1]" office:value-type="float" office:value="144.799999999996">
            <text:p>144.8</text:p>
          </table:table-cell>
          <table:table-cell table:formula="of:=[.$M$2]+[.$M$3]*[.A1660]+[.$M$4]*[.A1660]^2+[.$M$5]*[.A1660]^3+[.$M$6]*[.A1660]^4+[.$N$2]*[.A1660]^5+[.$N$3]*[.A1660]^6+[.$N$4]*[.A1660]^7+[.$N$5]*[.A1660]^8+[.$N$6]*[.A1660]^9" office:value-type="float" office:value="2.09885370977918">
            <text:p>2.0988537098</text:p>
          </table:table-cell>
          <table:table-cell table:formula="of:=[.B1660]/([.$B$2]+[.B1660])*[.$B$1]" office:value-type="float" office:value="0.388448525877869">
            <text:p>0.3884485259</text:p>
          </table:table-cell>
          <table:table-cell table:formula="of:=[.$D$5]*[.C1660]-[.$D$4]" office:value-type="float" office:value="-0.512804958607183">
            <text:p>-0.5128049586</text:p>
          </table:table-cell>
          <table:table-cell table:formula="of:=INT([.D1660]/[.$B$1]*1024)" office:value-type="float" office:value="-106">
            <text:p>-106</text:p>
          </table:table-cell>
          <table:table-cell table:number-columns-repeated="10"/>
        </table:table-row>
        <table:table-row table:style-name="ro2">
          <table:table-cell table:formula="of:=[.A1660]+[.$D$1]" office:value-type="float" office:value="144.899999999996">
            <text:p>144.9</text:p>
          </table:table-cell>
          <table:table-cell table:formula="of:=[.$M$2]+[.$M$3]*[.A1661]+[.$M$4]*[.A1661]^2+[.$M$5]*[.A1661]^3+[.$M$6]*[.A1661]^4+[.$N$2]*[.A1661]^5+[.$N$3]*[.A1661]^6+[.$N$4]*[.A1661]^7+[.$N$5]*[.A1661]^8+[.$N$6]*[.A1661]^9" office:value-type="float" office:value="2.09300225704334">
            <text:p>2.093002257</text:p>
          </table:table-cell>
          <table:table-cell table:formula="of:=[.B1661]/([.$B$2]+[.B1661])*[.$B$1]" office:value-type="float" office:value="0.38744947836825">
            <text:p>0.3874494784</text:p>
          </table:table-cell>
          <table:table-cell table:formula="of:=[.$D$5]*[.C1661]-[.$D$4]" office:value-type="float" office:value="-0.514222134747919">
            <text:p>-0.5142221347</text:p>
          </table:table-cell>
          <table:table-cell table:formula="of:=INT([.D1661]/[.$B$1]*1024)" office:value-type="float" office:value="-106">
            <text:p>-106</text:p>
          </table:table-cell>
          <table:table-cell table:number-columns-repeated="10"/>
        </table:table-row>
        <table:table-row table:style-name="ro2">
          <table:table-cell table:formula="of:=[.A1661]+[.$D$1]" office:value-type="float" office:value="144.999999999996">
            <text:p>145</text:p>
          </table:table-cell>
          <table:table-cell table:formula="of:=[.$M$2]+[.$M$3]*[.A1662]+[.$M$4]*[.A1662]^2+[.$M$5]*[.A1662]^3+[.$M$6]*[.A1662]^4+[.$N$2]*[.A1662]^5+[.$N$3]*[.A1662]^6+[.$N$4]*[.A1662]^7+[.$N$5]*[.A1662]^8+[.$N$6]*[.A1662]^9" office:value-type="float" office:value="2.08717327841049">
            <text:p>2.0871732784</text:p>
          </table:table-cell>
          <table:table-cell table:formula="of:=[.B1662]/([.$B$2]+[.B1662])*[.$B$1]" office:value-type="float" office:value="0.386453837503546">
            <text:p>0.3864538375</text:p>
          </table:table-cell>
          <table:table-cell table:formula="of:=[.$D$5]*[.C1662]-[.$D$4]" office:value-type="float" office:value="-0.515634478469928">
            <text:p>-0.5156344785</text:p>
          </table:table-cell>
          <table:table-cell table:formula="of:=INT([.D1662]/[.$B$1]*1024)" office:value-type="float" office:value="-106">
            <text:p>-106</text:p>
          </table:table-cell>
          <table:table-cell table:number-columns-repeated="10"/>
        </table:table-row>
        <table:table-row table:style-name="ro2">
          <table:table-cell table:formula="of:=[.A1662]+[.$D$1]" office:value-type="float" office:value="145.099999999996">
            <text:p>145.1</text:p>
          </table:table-cell>
          <table:table-cell table:formula="of:=[.$M$2]+[.$M$3]*[.A1663]+[.$M$4]*[.A1663]^2+[.$M$5]*[.A1663]^3+[.$M$6]*[.A1663]^4+[.$N$2]*[.A1663]^5+[.$N$3]*[.A1663]^6+[.$N$4]*[.A1663]^7+[.$N$5]*[.A1663]^8+[.$N$6]*[.A1663]^9" office:value-type="float" office:value="2.08136687422967">
            <text:p>2.0813668742</text:p>
          </table:table-cell>
          <table:table-cell table:formula="of:=[.B1663]/([.$B$2]+[.B1663])*[.$B$1]" office:value-type="float" office:value="0.385461625128216">
            <text:p>0.3854616251</text:p>
          </table:table-cell>
          <table:table-cell table:formula="of:=[.$D$5]*[.C1663]-[.$D$4]" office:value-type="float" office:value="-0.517041958786251">
            <text:p>-0.5170419588</text:p>
          </table:table-cell>
          <table:table-cell table:formula="of:=INT([.D1663]/[.$B$1]*1024)" office:value-type="float" office:value="-106">
            <text:p>-106</text:p>
          </table:table-cell>
          <table:table-cell table:number-columns-repeated="10"/>
        </table:table-row>
        <table:table-row table:style-name="ro2">
          <table:table-cell table:formula="of:=[.A1663]+[.$D$1]" office:value-type="float" office:value="145.199999999996">
            <text:p>145.2</text:p>
          </table:table-cell>
          <table:table-cell table:formula="of:=[.$M$2]+[.$M$3]*[.A1664]+[.$M$4]*[.A1664]^2+[.$M$5]*[.A1664]^3+[.$M$6]*[.A1664]^4+[.$N$2]*[.A1664]^5+[.$N$3]*[.A1664]^6+[.$N$4]*[.A1664]^7+[.$N$5]*[.A1664]^8+[.$N$6]*[.A1664]^9" office:value-type="float" office:value="2.07558314426194">
            <text:p>2.0755831443</text:p>
          </table:table-cell>
          <table:table-cell table:formula="of:=[.B1664]/([.$B$2]+[.B1664])*[.$B$1]" office:value-type="float" office:value="0.384472863002585">
            <text:p>0.384472863</text:p>
          </table:table-cell>
          <table:table-cell table:formula="of:=[.$D$5]*[.C1664]-[.$D$4]" office:value-type="float" office:value="-0.518444544829272">
            <text:p>-0.5184445448</text:p>
          </table:table-cell>
          <table:table-cell table:formula="of:=INT([.D1664]/[.$B$1]*1024)" office:value-type="float" office:value="-107">
            <text:p>-107</text:p>
          </table:table-cell>
          <table:table-cell table:number-columns-repeated="10"/>
        </table:table-row>
        <table:table-row table:style-name="ro2">
          <table:table-cell table:formula="of:=[.A1664]+[.$D$1]" office:value-type="float" office:value="145.299999999996">
            <text:p>145.3</text:p>
          </table:table-cell>
          <table:table-cell table:formula="of:=[.$M$2]+[.$M$3]*[.A1665]+[.$M$4]*[.A1665]^2+[.$M$5]*[.A1665]^3+[.$M$6]*[.A1665]^4+[.$N$2]*[.A1665]^5+[.$N$3]*[.A1665]^6+[.$N$4]*[.A1665]^7+[.$N$5]*[.A1665]^8+[.$N$6]*[.A1665]^9" office:value-type="float" office:value="2.06982218766211">
            <text:p>2.0698221877</text:p>
          </table:table-cell>
          <table:table-cell table:formula="of:=[.B1665]/([.$B$2]+[.B1665])*[.$B$1]" office:value-type="float" office:value="0.383487572799216">
            <text:p>0.3834875728</text:p>
          </table:table-cell>
          <table:table-cell table:formula="of:=[.$D$5]*[.C1665]-[.$D$4]" office:value-type="float" office:value="-0.519842205855871">
            <text:p>-0.5198422059</text:p>
          </table:table-cell>
          <table:table-cell table:formula="of:=INT([.D1665]/[.$B$1]*1024)" office:value-type="float" office:value="-107">
            <text:p>-107</text:p>
          </table:table-cell>
          <table:table-cell table:number-columns-repeated="10"/>
        </table:table-row>
        <table:table-row table:style-name="ro2">
          <table:table-cell table:formula="of:=[.A1665]+[.$D$1]" office:value-type="float" office:value="145.399999999996">
            <text:p>145.4</text:p>
          </table:table-cell>
          <table:table-cell table:formula="of:=[.$M$2]+[.$M$3]*[.A1666]+[.$M$4]*[.A1666]^2+[.$M$5]*[.A1666]^3+[.$M$6]*[.A1666]^4+[.$N$2]*[.A1666]^5+[.$N$3]*[.A1666]^6+[.$N$4]*[.A1666]^7+[.$N$5]*[.A1666]^8+[.$N$6]*[.A1666]^9" office:value-type="float" office:value="2.06408410297649">
            <text:p>2.064084103</text:p>
          </table:table-cell>
          <table:table-cell table:formula="of:=[.B1666]/([.$B$2]+[.B1666])*[.$B$1]" office:value-type="float" office:value="0.382505776102004">
            <text:p>0.3825057761</text:p>
          </table:table-cell>
          <table:table-cell table:formula="of:=[.$D$5]*[.C1666]-[.$D$4]" office:value-type="float" office:value="-0.521234911248702">
            <text:p>-0.5212349112</text:p>
          </table:table-cell>
          <table:table-cell table:formula="of:=INT([.D1666]/[.$B$1]*1024)" office:value-type="float" office:value="-107">
            <text:p>-107</text:p>
          </table:table-cell>
          <table:table-cell table:number-columns-repeated="10"/>
        </table:table-row>
        <table:table-row table:style-name="ro2">
          <table:table-cell table:formula="of:=[.A1666]+[.$D$1]" office:value-type="float" office:value="145.499999999996">
            <text:p>145.5</text:p>
          </table:table-cell>
          <table:table-cell table:formula="of:=[.$M$2]+[.$M$3]*[.A1667]+[.$M$4]*[.A1667]^2+[.$M$5]*[.A1667]^3+[.$M$6]*[.A1667]^4+[.$N$2]*[.A1667]^5+[.$N$3]*[.A1667]^6+[.$N$4]*[.A1667]^7+[.$N$5]*[.A1667]^8+[.$N$6]*[.A1667]^9" office:value-type="float" office:value="2.05836898812089">
            <text:p>2.0583689881</text:p>
          </table:table-cell>
          <table:table-cell table:formula="of:=[.B1667]/([.$B$2]+[.B1667])*[.$B$1]" office:value-type="float" office:value="0.381527494401899">
            <text:p>0.3815274944</text:p>
          </table:table-cell>
          <table:table-cell table:formula="of:=[.$D$5]*[.C1667]-[.$D$4]" office:value-type="float" office:value="-0.522622630522269">
            <text:p>-0.5226226305</text:p>
          </table:table-cell>
          <table:table-cell table:formula="of:=INT([.D1667]/[.$B$1]*1024)" office:value-type="float" office:value="-108">
            <text:p>-108</text:p>
          </table:table-cell>
          <table:table-cell table:number-columns-repeated="10"/>
        </table:table-row>
        <table:table-row table:style-name="ro2">
          <table:table-cell table:formula="of:=[.A1667]+[.$D$1]" office:value-type="float" office:value="145.599999999996">
            <text:p>145.6</text:p>
          </table:table-cell>
          <table:table-cell table:formula="of:=[.$M$2]+[.$M$3]*[.A1668]+[.$M$4]*[.A1668]^2+[.$M$5]*[.A1668]^3+[.$M$6]*[.A1668]^4+[.$N$2]*[.A1668]^5+[.$N$3]*[.A1668]^6+[.$N$4]*[.A1668]^7+[.$N$5]*[.A1668]^8+[.$N$6]*[.A1668]^9" office:value-type="float" office:value="2.05267694037843">
            <text:p>2.0526769404</text:p>
          </table:table-cell>
          <table:table-cell table:formula="of:=[.B1668]/([.$B$2]+[.B1668])*[.$B$1]" office:value-type="float" office:value="0.380552749096006">
            <text:p>0.3805527491</text:p>
          </table:table-cell>
          <table:table-cell table:formula="of:=[.$D$5]*[.C1668]-[.$D$4]" office:value-type="float" office:value="-0.524005333324193">
            <text:p>-0.5240053333</text:p>
          </table:table-cell>
          <table:table-cell table:formula="of:=INT([.D1668]/[.$B$1]*1024)" office:value-type="float" office:value="-108">
            <text:p>-108</text:p>
          </table:table-cell>
          <table:table-cell table:number-columns-repeated="10"/>
        </table:table-row>
        <table:table-row table:style-name="ro2">
          <table:table-cell table:formula="of:=[.A1668]+[.$D$1]" office:value-type="float" office:value="145.699999999996">
            <text:p>145.7</text:p>
          </table:table-cell>
          <table:table-cell table:formula="of:=[.$M$2]+[.$M$3]*[.A1669]+[.$M$4]*[.A1669]^2+[.$M$5]*[.A1669]^3+[.$M$6]*[.A1669]^4+[.$N$2]*[.A1669]^5+[.$N$3]*[.A1669]^6+[.$N$4]*[.A1669]^7+[.$N$5]*[.A1669]^8+[.$N$6]*[.A1669]^9" office:value-type="float" office:value="2.0470080563839">
            <text:p>2.0470080564</text:p>
          </table:table-cell>
          <table:table-cell table:formula="of:=[.B1669]/([.$B$2]+[.B1669])*[.$B$1]" office:value-type="float" office:value="0.379581561484376">
            <text:p>0.3795815615</text:p>
          </table:table-cell>
          <table:table-cell table:formula="of:=[.$D$5]*[.C1669]-[.$D$4]" office:value-type="float" office:value="-0.52538298943977">
            <text:p>-0.5253829894</text:p>
          </table:table-cell>
          <table:table-cell table:formula="of:=INT([.D1669]/[.$B$1]*1024)" office:value-type="float" office:value="-108">
            <text:p>-108</text:p>
          </table:table-cell>
          <table:table-cell table:number-columns-repeated="10"/>
        </table:table-row>
        <table:table-row table:style-name="ro2">
          <table:table-cell table:formula="of:=[.A1669]+[.$D$1]" office:value-type="float" office:value="145.799999999996">
            <text:p>145.8</text:p>
          </table:table-cell>
          <table:table-cell table:formula="of:=[.$M$2]+[.$M$3]*[.A1670]+[.$M$4]*[.A1670]^2+[.$M$5]*[.A1670]^3+[.$M$6]*[.A1670]^4+[.$N$2]*[.A1670]^5+[.$N$3]*[.A1670]^6+[.$N$4]*[.A1670]^7+[.$N$5]*[.A1670]^8+[.$N$6]*[.A1670]^9" office:value-type="float" office:value="2.04136243211542">
            <text:p>2.0413624321</text:p>
          </table:table-cell>
          <table:table-cell table:formula="of:=[.B1670]/([.$B$2]+[.B1670])*[.$B$1]" office:value-type="float" office:value="0.378613952768057">
            <text:p>0.3786139528</text:p>
          </table:table-cell>
          <table:table-cell table:formula="of:=[.$D$5]*[.C1670]-[.$D$4]" office:value-type="float" office:value="-0.526755568794739">
            <text:p>-0.5267555688</text:p>
          </table:table-cell>
          <table:table-cell table:formula="of:=INT([.D1670]/[.$B$1]*1024)" office:value-type="float" office:value="-108">
            <text:p>-108</text:p>
          </table:table-cell>
          <table:table-cell table:number-columns-repeated="10"/>
        </table:table-row>
        <table:table-row table:style-name="ro2">
          <table:table-cell table:formula="of:=[.A1670]+[.$D$1]" office:value-type="float" office:value="145.899999999996">
            <text:p>145.9</text:p>
          </table:table-cell>
          <table:table-cell table:formula="of:=[.$M$2]+[.$M$3]*[.A1671]+[.$M$4]*[.A1671]^2+[.$M$5]*[.A1671]^3+[.$M$6]*[.A1671]^4+[.$N$2]*[.A1671]^5+[.$N$3]*[.A1671]^6+[.$N$4]*[.A1671]^7+[.$N$5]*[.A1671]^8+[.$N$6]*[.A1671]^9" office:value-type="float" office:value="2.03574016288098">
            <text:p>2.0357401629</text:p>
          </table:table-cell>
          <table:table-cell table:formula="of:=[.B1671]/([.$B$2]+[.B1671])*[.$B$1]" office:value-type="float" office:value="0.377649944046243">
            <text:p>0.377649944</text:p>
          </table:table-cell>
          <table:table-cell table:formula="of:=[.$D$5]*[.C1671]-[.$D$4]" office:value-type="float" office:value="-0.528123041459314">
            <text:p>-0.5281230415</text:p>
          </table:table-cell>
          <table:table-cell table:formula="of:=INT([.D1671]/[.$B$1]*1024)" office:value-type="float" office:value="-109">
            <text:p>-109</text:p>
          </table:table-cell>
          <table:table-cell table:number-columns-repeated="10"/>
        </table:table-row>
        <table:table-row table:style-name="ro2">
          <table:table-cell table:formula="of:=[.A1671]+[.$D$1]" office:value-type="float" office:value="145.999999999996">
            <text:p>146</text:p>
          </table:table-cell>
          <table:table-cell table:formula="of:=[.$M$2]+[.$M$3]*[.A1672]+[.$M$4]*[.A1672]^2+[.$M$5]*[.A1672]^3+[.$M$6]*[.A1672]^4+[.$N$2]*[.A1672]^5+[.$N$3]*[.A1672]^6+[.$N$4]*[.A1672]^7+[.$N$5]*[.A1672]^8+[.$N$6]*[.A1672]^9" office:value-type="float" office:value="2.03014134331346">
            <text:p>2.0301413433</text:p>
          </table:table-cell>
          <table:table-cell table:formula="of:=[.B1672]/([.$B$2]+[.B1672])*[.$B$1]" office:value-type="float" office:value="0.376689556314887">
            <text:p>0.3766895563</text:p>
          </table:table-cell>
          <table:table-cell table:formula="of:=[.$D$5]*[.C1672]-[.$D$4]" office:value-type="float" office:value="-0.529485377650163">
            <text:p>-0.5294853777</text:p>
          </table:table-cell>
          <table:table-cell table:formula="of:=INT([.D1672]/[.$B$1]*1024)" office:value-type="float" office:value="-109">
            <text:p>-109</text:p>
          </table:table-cell>
          <table:table-cell table:number-columns-repeated="10"/>
        </table:table-row>
        <table:table-row table:style-name="ro2">
          <table:table-cell table:formula="of:=[.A1672]+[.$D$1]" office:value-type="float" office:value="146.099999999996">
            <text:p>146.1</text:p>
          </table:table-cell>
          <table:table-cell table:formula="of:=[.$M$2]+[.$M$3]*[.A1673]+[.$M$4]*[.A1673]^2+[.$M$5]*[.A1673]^3+[.$M$6]*[.A1673]^4+[.$N$2]*[.A1673]^5+[.$N$3]*[.A1673]^6+[.$N$4]*[.A1673]^7+[.$N$5]*[.A1673]^8+[.$N$6]*[.A1673]^9" office:value-type="float" office:value="2.02456606734756">
            <text:p>2.0245660673</text:p>
          </table:table-cell>
          <table:table-cell table:formula="of:=[.B1673]/([.$B$2]+[.B1673])*[.$B$1]" office:value-type="float" office:value="0.37573281046221">
            <text:p>0.3757328105</text:p>
          </table:table-cell>
          <table:table-cell table:formula="of:=[.$D$5]*[.C1673]-[.$D$4]" office:value-type="float" office:value="-0.530842547736777">
            <text:p>-0.5308425477</text:p>
          </table:table-cell>
          <table:table-cell table:formula="of:=INT([.D1673]/[.$B$1]*1024)" office:value-type="float" office:value="-109">
            <text:p>-109</text:p>
          </table:table-cell>
          <table:table-cell table:number-columns-repeated="10"/>
        </table:table-row>
        <table:table-row table:style-name="ro2">
          <table:table-cell table:formula="of:=[.A1673]+[.$D$1]" office:value-type="float" office:value="146.199999999996">
            <text:p>146.2</text:p>
          </table:table-cell>
          <table:table-cell table:formula="of:=[.$M$2]+[.$M$3]*[.A1674]+[.$M$4]*[.A1674]^2+[.$M$5]*[.A1674]^3+[.$M$6]*[.A1674]^4+[.$N$2]*[.A1674]^5+[.$N$3]*[.A1674]^6+[.$N$4]*[.A1674]^7+[.$N$5]*[.A1674]^8+[.$N$6]*[.A1674]^9" office:value-type="float" office:value="2.01901442822486">
            <text:p>2.0190144282</text:p>
          </table:table-cell>
          <table:table-cell table:formula="of:=[.B1674]/([.$B$2]+[.B1674])*[.$B$1]" office:value-type="float" office:value="0.374779727269013">
            <text:p>0.3747797273</text:p>
          </table:table-cell>
          <table:table-cell table:formula="of:=[.$D$5]*[.C1674]-[.$D$4]" office:value-type="float" office:value="-0.532194522241022">
            <text:p>-0.5321945222</text:p>
          </table:table-cell>
          <table:table-cell table:formula="of:=INT([.D1674]/[.$B$1]*1024)" office:value-type="float" office:value="-109">
            <text:p>-109</text:p>
          </table:table-cell>
          <table:table-cell table:number-columns-repeated="10"/>
        </table:table-row>
        <table:table-row table:style-name="ro2">
          <table:table-cell table:formula="of:=[.A1674]+[.$D$1]" office:value-type="float" office:value="146.299999999996">
            <text:p>146.3</text:p>
          </table:table-cell>
          <table:table-cell table:formula="of:=[.$M$2]+[.$M$3]*[.A1675]+[.$M$4]*[.A1675]^2+[.$M$5]*[.A1675]^3+[.$M$6]*[.A1675]^4+[.$N$2]*[.A1675]^5+[.$N$3]*[.A1675]^6+[.$N$4]*[.A1675]^7+[.$N$5]*[.A1675]^8+[.$N$6]*[.A1675]^9" office:value-type="float" office:value="2.01348651847002">
            <text:p>2.0134865185</text:p>
          </table:table-cell>
          <table:table-cell table:formula="of:=[.B1675]/([.$B$2]+[.B1675])*[.$B$1]" office:value-type="float" office:value="0.373830327404053">
            <text:p>0.3738303274</text:p>
          </table:table-cell>
          <table:table-cell table:formula="of:=[.$D$5]*[.C1675]-[.$D$4]" office:value-type="float" office:value="-0.533541271843703">
            <text:p>-0.5335412718</text:p>
          </table:table-cell>
          <table:table-cell table:formula="of:=INT([.D1675]/[.$B$1]*1024)" office:value-type="float" office:value="-110">
            <text:p>-110</text:p>
          </table:table-cell>
          <table:table-cell table:number-columns-repeated="10"/>
        </table:table-row>
        <table:table-row table:style-name="ro2">
          <table:table-cell table:formula="of:=[.A1675]+[.$D$1]" office:value-type="float" office:value="146.399999999996">
            <text:p>146.4</text:p>
          </table:table-cell>
          <table:table-cell table:formula="of:=[.$M$2]+[.$M$3]*[.A1676]+[.$M$4]*[.A1676]^2+[.$M$5]*[.A1676]^3+[.$M$6]*[.A1676]^4+[.$N$2]*[.A1676]^5+[.$N$3]*[.A1676]^6+[.$N$4]*[.A1676]^7+[.$N$5]*[.A1676]^8+[.$N$6]*[.A1676]^9" office:value-type="float" office:value="2.00798242988174">
            <text:p>2.0079824299</text:p>
          </table:table-cell>
          <table:table-cell table:formula="of:=[.B1676]/([.$B$2]+[.B1676])*[.$B$1]" office:value-type="float" office:value="0.372884631421941">
            <text:p>0.3728846314</text:p>
          </table:table-cell>
          <table:table-cell table:formula="of:=[.$D$5]*[.C1676]-[.$D$4]" office:value-type="float" office:value="-0.534882767387544">
            <text:p>-0.5348827674</text:p>
          </table:table-cell>
          <table:table-cell table:formula="of:=INT([.D1676]/[.$B$1]*1024)" office:value-type="float" office:value="-110">
            <text:p>-110</text:p>
          </table:table-cell>
          <table:table-cell table:number-columns-repeated="10"/>
        </table:table-row>
        <table:table-row table:style-name="ro2">
          <table:table-cell table:formula="of:=[.A1676]+[.$D$1]" office:value-type="float" office:value="146.499999999996">
            <text:p>146.5</text:p>
          </table:table-cell>
          <table:table-cell table:formula="of:=[.$M$2]+[.$M$3]*[.A1677]+[.$M$4]*[.A1677]^2+[.$M$5]*[.A1677]^3+[.$M$6]*[.A1677]^4+[.$N$2]*[.A1677]^5+[.$N$3]*[.A1677]^6+[.$N$4]*[.A1677]^7+[.$N$5]*[.A1677]^8+[.$N$6]*[.A1677]^9" office:value-type="float" office:value="2.00250225353443">
            <text:p>2.0025022535</text:p>
          </table:table-cell>
          <table:table-cell table:formula="of:=[.B1677]/([.$B$2]+[.B1677])*[.$B$1]" office:value-type="float" office:value="0.371942659762869">
            <text:p>0.3719426598</text:p>
          </table:table-cell>
          <table:table-cell table:formula="of:=[.$D$5]*[.C1677]-[.$D$4]" office:value-type="float" office:value="-0.536218979877572">
            <text:p>-0.5362189799</text:p>
          </table:table-cell>
          <table:table-cell table:formula="of:=INT([.D1677]/[.$B$1]*1024)" office:value-type="float" office:value="-110">
            <text:p>-110</text:p>
          </table:table-cell>
          <table:table-cell table:number-columns-repeated="10"/>
        </table:table-row>
        <table:table-row table:style-name="ro2">
          <table:table-cell table:formula="of:=[.A1677]+[.$D$1]" office:value-type="float" office:value="146.599999999996">
            <text:p>146.6</text:p>
          </table:table-cell>
          <table:table-cell table:formula="of:=[.$M$2]+[.$M$3]*[.A1678]+[.$M$4]*[.A1678]^2+[.$M$5]*[.A1678]^3+[.$M$6]*[.A1678]^4+[.$N$2]*[.A1678]^5+[.$N$3]*[.A1678]^6+[.$N$4]*[.A1678]^7+[.$N$5]*[.A1678]^8+[.$N$6]*[.A1678]^9" office:value-type="float" office:value="1.99704607974729">
            <text:p>1.9970460797</text:p>
          </table:table-cell>
          <table:table-cell table:formula="of:=[.B1678]/([.$B$2]+[.B1678])*[.$B$1]" office:value-type="float" office:value="0.371004432746747">
            <text:p>0.3710044327</text:p>
          </table:table-cell>
          <table:table-cell table:formula="of:=[.$D$5]*[.C1678]-[.$D$4]" office:value-type="float" office:value="-0.537549880489445">
            <text:p>-0.5375498805</text:p>
          </table:table-cell>
          <table:table-cell table:formula="of:=INT([.D1678]/[.$B$1]*1024)" office:value-type="float" office:value="-111">
            <text:p>-111</text:p>
          </table:table-cell>
          <table:table-cell table:number-columns-repeated="10"/>
        </table:table-row>
        <table:table-row table:style-name="ro2">
          <table:table-cell table:formula="of:=[.A1678]+[.$D$1]" office:value-type="float" office:value="146.699999999996">
            <text:p>146.7</text:p>
          </table:table-cell>
          <table:table-cell table:formula="of:=[.$M$2]+[.$M$3]*[.A1679]+[.$M$4]*[.A1679]^2+[.$M$5]*[.A1679]^3+[.$M$6]*[.A1679]^4+[.$N$2]*[.A1679]^5+[.$N$3]*[.A1679]^6+[.$N$4]*[.A1679]^7+[.$N$5]*[.A1679]^8+[.$N$6]*[.A1679]^9" office:value-type="float" office:value="1.99161399808975">
            <text:p>1.9916139981</text:p>
          </table:table-cell>
          <table:table-cell table:formula="of:=[.B1679]/([.$B$2]+[.B1679])*[.$B$1]" office:value-type="float" office:value="0.370069970573574">
            <text:p>0.3700699706</text:p>
          </table:table-cell>
          <table:table-cell table:formula="of:=[.$D$5]*[.C1679]-[.$D$4]" office:value-type="float" office:value="-0.53887544056891">
            <text:p>-0.5388754406</text:p>
          </table:table-cell>
          <table:table-cell table:formula="of:=INT([.D1679]/[.$B$1]*1024)" office:value-type="float" office:value="-111">
            <text:p>-111</text:p>
          </table:table-cell>
          <table:table-cell table:number-columns-repeated="10"/>
        </table:table-row>
        <table:table-row table:style-name="ro2">
          <table:table-cell table:formula="of:=[.A1679]+[.$D$1]" office:value-type="float" office:value="146.799999999996">
            <text:p>146.8</text:p>
          </table:table-cell>
          <table:table-cell table:formula="of:=[.$M$2]+[.$M$3]*[.A1680]+[.$M$4]*[.A1680]^2+[.$M$5]*[.A1680]^3+[.$M$6]*[.A1680]^4+[.$N$2]*[.A1680]^5+[.$N$3]*[.A1680]^6+[.$N$4]*[.A1680]^7+[.$N$5]*[.A1680]^8+[.$N$6]*[.A1680]^9" office:value-type="float" office:value="1.98620609736258">
            <text:p>1.9862060974</text:p>
          </table:table-cell>
          <table:table-cell table:formula="of:=[.B1680]/([.$B$2]+[.B1680])*[.$B$1]" office:value-type="float" office:value="0.369139293319635">
            <text:p>0.3691392933</text:p>
          </table:table-cell>
          <table:table-cell table:formula="of:=[.$D$5]*[.C1680]-[.$D$4]" office:value-type="float" office:value="-0.540195631637212">
            <text:p>-0.5401956316</text:p>
          </table:table-cell>
          <table:table-cell table:formula="of:=INT([.D1680]/[.$B$1]*1024)" office:value-type="float" office:value="-111">
            <text:p>-111</text:p>
          </table:table-cell>
          <table:table-cell table:number-columns-repeated="10"/>
        </table:table-row>
        <table:table-row table:style-name="ro2">
          <table:table-cell table:formula="of:=[.A1680]+[.$D$1]" office:value-type="float" office:value="146.899999999996">
            <text:p>146.9</text:p>
          </table:table-cell>
          <table:table-cell table:formula="of:=[.$M$2]+[.$M$3]*[.A1681]+[.$M$4]*[.A1681]^2+[.$M$5]*[.A1681]^3+[.$M$6]*[.A1681]^4+[.$N$2]*[.A1681]^5+[.$N$3]*[.A1681]^6+[.$N$4]*[.A1681]^7+[.$N$5]*[.A1681]^8+[.$N$6]*[.A1681]^9" office:value-type="float" office:value="1.98082246558863">
            <text:p>1.9808224656</text:p>
          </table:table-cell>
          <table:table-cell table:formula="of:=[.B1681]/([.$B$2]+[.B1681])*[.$B$1]" office:value-type="float" office:value="0.368212420935332">
            <text:p>0.3682124209</text:p>
          </table:table-cell>
          <table:table-cell table:formula="of:=[.$D$5]*[.C1681]-[.$D$4]" office:value-type="float" office:value="-0.541510425394158">
            <text:p>-0.5415104254</text:p>
          </table:table-cell>
          <table:table-cell table:formula="of:=INT([.D1681]/[.$B$1]*1024)" office:value-type="float" office:value="-111">
            <text:p>-111</text:p>
          </table:table-cell>
          <table:table-cell table:number-columns-repeated="10"/>
        </table:table-row>
      </table:table>
      <table:table table:name="Reverse Process" table:style-name="ta1" table:print="false">
        <table:table-column table:style-name="co1" table:number-columns-repeated="5" table:default-cell-style-name="Default"/>
        <table:table-row table:style-name="ro1">
          <table:table-cell office:value-type="string">
            <text:p>Vcc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2">
          <table:table-cell office:value-type="string">
            <text:p>R</text:p>
          </table:table-cell>
          <table:table-cell office:value-type="float" office:value="24.917">
            <text:p>24.917</text:p>
          </table:table-cell>
          <table:table-cell table:number-columns-repeated="3"/>
        </table:table-row>
        <table:table-row table:style-name="ro2">
          <table:table-cell table:number-columns-repeated="5"/>
        </table:table-row>
        <table:table-row table:style-name="ro1">
          <table:table-cell office:value-type="string">
            <text:p>Rf</text:p>
          </table:table-cell>
          <table:table-cell office:value-type="float" office:value="10">
            <text:p>10</text:p>
          </table:table-cell>
          <table:table-cell office:value-type="string">
            <text:p>Voff</text:p>
          </table:table-cell>
          <table:table-cell table:formula="of:=[.$B$1]*([.$B$6]/([.$B$6]+[.$B$5]))*[.$B$4]/[.$D$6]" office:value-type="float" office:value="1.06382978723404">
            <text:p>1.0638297872</text:p>
          </table:table-cell>
          <table:table-cell/>
        </table:table-row>
        <table:table-row table:style-name="ro2">
          <table:table-cell office:value-type="string">
            <text:p>R1</text:p>
          </table:table-cell>
          <table:table-cell office:value-type="float" office:value="47">
            <text:p>47</text:p>
          </table:table-cell>
          <table:table-cell office:value-type="string">
            <text:p>A</text:p>
          </table:table-cell>
          <table:table-cell table:formula="of:=[.$B$4]/[.$D$6]+1" office:value-type="float" office:value="1.41852727431924">
            <text:p>1.4185272743</text:p>
          </table:table-cell>
          <table:table-cell/>
        </table:table-row>
        <table:table-row table:style-name="ro1">
          <table:table-cell office:value-type="string">
            <text:p>R2</text:p>
          </table:table-cell>
          <table:table-cell office:value-type="float" office:value="48.6">
            <text:p>48.6</text:p>
          </table:table-cell>
          <table:table-cell office:value-type="string">
            <text:p>Ri</text:p>
          </table:table-cell>
          <table:table-cell table:formula="of:=[.$B$5]*[.$B$6]/([.$B$5]+[.$B$6])" office:value-type="float" office:value="23.8933054393305">
            <text:p>23.8933054393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1">
          <table:table-cell office:value-type="string">
            <text:p>Sample/Index</text:p>
          </table:table-cell>
          <table:table-cell office:value-type="string">
            <text:p>Amp Out</text:p>
          </table:table-cell>
          <table:table-cell office:value-type="string">
            <text:p>Vrt</text:p>
          </table:table-cell>
          <table:table-cell office:value-type="string">
            <text:p>Rt</text:p>
          </table:table-cell>
          <table:table-cell office:value-type="string">
            <text:p>F</text:p>
          </table:table-cell>
        </table:table-row>
        <table:table-row table:style-name="ro2">
          <table:table-cell office:value-type="float" office:value="0">
            <text:p>0</text:p>
          </table:table-cell>
          <table:table-cell table:formula="of:=[.$B$1]*[.A9]/1024" office:value-type="float" office:value="0">
            <text:p>0</text:p>
          </table:table-cell>
          <table:table-cell table:formula="of:=([.B9]+[.$D$4])/[.$D$5]" office:value-type="float" office:value="0.749953706561323">
            <text:p>0.7499537066</text:p>
          </table:table-cell>
          <table:table-cell table:formula="of:=[.C9]*[.$B$2]/([.$B$1]-[.C9])" office:value-type="float" office:value="4.39679834434681">
            <text:p>4.3967983443</text:p>
          </table:table-cell>
          <table:table-cell/>
        </table:table-row>
        <table:table-row table:style-name="ro2">
          <table:table-cell table:formula="of:=[.A9]+1" office:value-type="float" office:value="1">
            <text:p>1</text:p>
          </table:table-cell>
          <table:table-cell table:formula="of:=[.$B$1]*[.A10]/1024" office:value-type="float" office:value="0.0048828125">
            <text:p>0.0048828125</text:p>
          </table:table-cell>
          <table:table-cell table:formula="of:=([.B10]+[.$D$4])/[.$D$5]" office:value-type="float" office:value="0.753395876894173">
            <text:p>0.7533958769</text:p>
          </table:table-cell>
          <table:table-cell table:formula="of:=[.C10]*[.$B$2]/([.$B$1]-[.C10])" office:value-type="float" office:value="4.42055923283064">
            <text:p>4.4205592328</text:p>
          </table:table-cell>
          <table:table-cell/>
        </table:table-row>
        <table:table-row table:style-name="ro2">
          <table:table-cell table:formula="of:=[.A10]+1" office:value-type="float" office:value="2">
            <text:p>2</text:p>
          </table:table-cell>
          <table:table-cell table:formula="of:=[.$B$1]*[.A11]/1024" office:value-type="float" office:value="0.009765625">
            <text:p>0.009765625</text:p>
          </table:table-cell>
          <table:table-cell table:formula="of:=([.B11]+[.$D$4])/[.$D$5]" office:value-type="float" office:value="0.756838047227023">
            <text:p>0.7568380472</text:p>
          </table:table-cell>
          <table:table-cell table:formula="of:=[.C11]*[.$B$2]/([.$B$1]-[.C11])" office:value-type="float" office:value="4.44435867229429">
            <text:p>4.4443586723</text:p>
          </table:table-cell>
          <table:table-cell/>
        </table:table-row>
        <table:table-row table:style-name="ro2">
          <table:table-cell table:formula="of:=[.A11]+1" office:value-type="float" office:value="3">
            <text:p>3</text:p>
          </table:table-cell>
          <table:table-cell table:formula="of:=[.$B$1]*[.A12]/1024" office:value-type="float" office:value="0.0146484375">
            <text:p>0.0146484375</text:p>
          </table:table-cell>
          <table:table-cell table:formula="of:=([.B12]+[.$D$4])/[.$D$5]" office:value-type="float" office:value="0.760280217559873">
            <text:p>0.7602802176</text:p>
          </table:table-cell>
          <table:table-cell table:formula="of:=[.C12]*[.$B$2]/([.$B$1]-[.C12])" office:value-type="float" office:value="4.46819675663479">
            <text:p>4.4681967566</text:p>
          </table:table-cell>
          <table:table-cell/>
        </table:table-row>
        <table:table-row table:style-name="ro2">
          <table:table-cell table:formula="of:=[.A12]+1" office:value-type="float" office:value="4">
            <text:p>4</text:p>
          </table:table-cell>
          <table:table-cell table:formula="of:=[.$B$1]*[.A13]/1024" office:value-type="float" office:value="0.01953125">
            <text:p>0.01953125</text:p>
          </table:table-cell>
          <table:table-cell table:formula="of:=([.B13]+[.$D$4])/[.$D$5]" office:value-type="float" office:value="0.763722387892723">
            <text:p>0.7637223879</text:p>
          </table:table-cell>
          <table:table-cell table:formula="of:=[.C13]*[.$B$2]/([.$B$1]-[.C13])" office:value-type="float" office:value="4.49207358005438">
            <text:p>4.4920735801</text:p>
          </table:table-cell>
          <table:table-cell/>
        </table:table-row>
        <table:table-row table:style-name="ro2">
          <table:table-cell table:formula="of:=[.A13]+1" office:value-type="float" office:value="5">
            <text:p>5</text:p>
          </table:table-cell>
          <table:table-cell table:formula="of:=[.$B$1]*[.A14]/1024" office:value-type="float" office:value="0.0244140625">
            <text:p>0.0244140625</text:p>
          </table:table-cell>
          <table:table-cell table:formula="of:=([.B14]+[.$D$4])/[.$D$5]" office:value-type="float" office:value="0.767164558225572">
            <text:p>0.7671645582</text:p>
          </table:table-cell>
          <table:table-cell table:formula="of:=[.C14]*[.$B$2]/([.$B$1]-[.C14])" office:value-type="float" office:value="4.51598923706169">
            <text:p>4.5159892371</text:p>
          </table:table-cell>
          <table:table-cell/>
        </table:table-row>
        <table:table-row table:style-name="ro2">
          <table:table-cell table:formula="of:=[.A14]+1" office:value-type="float" office:value="6">
            <text:p>6</text:p>
          </table:table-cell>
          <table:table-cell table:formula="of:=[.$B$1]*[.A15]/1024" office:value-type="float" office:value="0.029296875">
            <text:p>0.029296875</text:p>
          </table:table-cell>
          <table:table-cell table:formula="of:=([.B15]+[.$D$4])/[.$D$5]" office:value-type="float" office:value="0.770606728558422">
            <text:p>0.7706067286</text:p>
          </table:table-cell>
          <table:table-cell table:formula="of:=[.C15]*[.$B$2]/([.$B$1]-[.C15])" office:value-type="float" office:value="4.53994382247303">
            <text:p>4.5399438225</text:p>
          </table:table-cell>
          <table:table-cell/>
        </table:table-row>
        <table:table-row table:style-name="ro2">
          <table:table-cell table:formula="of:=[.A15]+1" office:value-type="float" office:value="7">
            <text:p>7</text:p>
          </table:table-cell>
          <table:table-cell table:formula="of:=[.$B$1]*[.A16]/1024" office:value-type="float" office:value="0.0341796875">
            <text:p>0.0341796875</text:p>
          </table:table-cell>
          <table:table-cell table:formula="of:=([.B16]+[.$D$4])/[.$D$5]" office:value-type="float" office:value="0.774048898891272">
            <text:p>0.7740488989</text:p>
          </table:table-cell>
          <table:table-cell table:formula="of:=[.C16]*[.$B$2]/([.$B$1]-[.C16])" office:value-type="float" office:value="4.56393743141364">
            <text:p>4.5639374314</text:p>
          </table:table-cell>
          <table:table-cell/>
        </table:table-row>
        <table:table-row table:style-name="ro2">
          <table:table-cell table:formula="of:=[.A16]+1" office:value-type="float" office:value="8">
            <text:p>8</text:p>
          </table:table-cell>
          <table:table-cell table:formula="of:=[.$B$1]*[.A17]/1024" office:value-type="float" office:value="0.0390625">
            <text:p>0.0390625</text:p>
          </table:table-cell>
          <table:table-cell table:formula="of:=([.B17]+[.$D$4])/[.$D$5]" office:value-type="float" office:value="0.777491069224122">
            <text:p>0.7774910692</text:p>
          </table:table-cell>
          <table:table-cell table:formula="of:=[.C17]*[.$B$2]/([.$B$1]-[.C17])" office:value-type="float" office:value="4.58797015931894">
            <text:p>4.5879701593</text:p>
          </table:table-cell>
          <table:table-cell/>
        </table:table-row>
        <table:table-row table:style-name="ro2">
          <table:table-cell table:formula="of:=[.A17]+1" office:value-type="float" office:value="9">
            <text:p>9</text:p>
          </table:table-cell>
          <table:table-cell table:formula="of:=[.$B$1]*[.A18]/1024" office:value-type="float" office:value="0.0439453125">
            <text:p>0.0439453125</text:p>
          </table:table-cell>
          <table:table-cell table:formula="of:=([.B18]+[.$D$4])/[.$D$5]" office:value-type="float" office:value="0.780933239556972">
            <text:p>0.7809332396</text:p>
          </table:table-cell>
          <table:table-cell table:formula="of:=[.C18]*[.$B$2]/([.$B$1]-[.C18])" office:value-type="float" office:value="4.61204210193578">
            <text:p>4.6120421019</text:p>
          </table:table-cell>
          <table:table-cell/>
        </table:table-row>
        <table:table-row table:style-name="ro2">
          <table:table-cell table:formula="of:=[.A18]+1" office:value-type="float" office:value="10">
            <text:p>10</text:p>
          </table:table-cell>
          <table:table-cell table:formula="of:=[.$B$1]*[.A19]/1024" office:value-type="float" office:value="0.048828125">
            <text:p>0.048828125</text:p>
          </table:table-cell>
          <table:table-cell table:formula="of:=([.B19]+[.$D$4])/[.$D$5]" office:value-type="float" office:value="0.784375409889822">
            <text:p>0.7843754099</text:p>
          </table:table-cell>
          <table:table-cell table:formula="of:=[.C19]*[.$B$2]/([.$B$1]-[.C19])" office:value-type="float" office:value="4.63615335532377">
            <text:p>4.6361533553</text:p>
          </table:table-cell>
          <table:table-cell/>
        </table:table-row>
        <table:table-row table:style-name="ro2">
          <table:table-cell table:formula="of:=[.A19]+1" office:value-type="float" office:value="11">
            <text:p>11</text:p>
          </table:table-cell>
          <table:table-cell table:formula="of:=[.$B$1]*[.A20]/1024" office:value-type="float" office:value="0.0537109375">
            <text:p>0.0537109375</text:p>
          </table:table-cell>
          <table:table-cell table:formula="of:=([.B20]+[.$D$4])/[.$D$5]" office:value-type="float" office:value="0.787817580222671">
            <text:p>0.7878175802</text:p>
          </table:table-cell>
          <table:table-cell table:formula="of:=[.C20]*[.$B$2]/([.$B$1]-[.C20])" office:value-type="float" office:value="4.66030401585647">
            <text:p>4.6603040159</text:p>
          </table:table-cell>
          <table:table-cell/>
        </table:table-row>
        <table:table-row table:style-name="ro2">
          <table:table-cell table:formula="of:=[.A20]+1" office:value-type="float" office:value="12">
            <text:p>12</text:p>
          </table:table-cell>
          <table:table-cell table:formula="of:=[.$B$1]*[.A21]/1024" office:value-type="float" office:value="0.05859375">
            <text:p>0.05859375</text:p>
          </table:table-cell>
          <table:table-cell table:formula="of:=([.B21]+[.$D$4])/[.$D$5]" office:value-type="float" office:value="0.791259750555521">
            <text:p>0.7912597506</text:p>
          </table:table-cell>
          <table:table-cell table:formula="of:=[.C21]*[.$B$2]/([.$B$1]-[.C21])" office:value-type="float" office:value="4.68449418022275">
            <text:p>4.6844941802</text:p>
          </table:table-cell>
          <table:table-cell/>
        </table:table-row>
        <table:table-row table:style-name="ro2">
          <table:table-cell table:formula="of:=[.A21]+1" office:value-type="float" office:value="13">
            <text:p>13</text:p>
          </table:table-cell>
          <table:table-cell table:formula="of:=[.$B$1]*[.A22]/1024" office:value-type="float" office:value="0.0634765625">
            <text:p>0.0634765625</text:p>
          </table:table-cell>
          <table:table-cell table:formula="of:=([.B22]+[.$D$4])/[.$D$5]" office:value-type="float" office:value="0.794701920888371">
            <text:p>0.7947019209</text:p>
          </table:table-cell>
          <table:table-cell table:formula="of:=[.C22]*[.$B$2]/([.$B$1]-[.C22])" office:value-type="float" office:value="4.70872394542806">
            <text:p>4.7087239454</text:p>
          </table:table-cell>
          <table:table-cell/>
        </table:table-row>
        <table:table-row table:style-name="ro2">
          <table:table-cell table:formula="of:=[.A22]+1" office:value-type="float" office:value="14">
            <text:p>14</text:p>
          </table:table-cell>
          <table:table-cell table:formula="of:=[.$B$1]*[.A23]/1024" office:value-type="float" office:value="0.068359375">
            <text:p>0.068359375</text:p>
          </table:table-cell>
          <table:table-cell table:formula="of:=([.B23]+[.$D$4])/[.$D$5]" office:value-type="float" office:value="0.798144091221221">
            <text:p>0.7981440912</text:p>
          </table:table-cell>
          <table:table-cell table:formula="of:=[.C23]*[.$B$2]/([.$B$1]-[.C23])" office:value-type="float" office:value="4.73299340879568">
            <text:p>4.7329934088</text:p>
          </table:table-cell>
          <table:table-cell/>
        </table:table-row>
        <table:table-row table:style-name="ro2">
          <table:table-cell table:formula="of:=[.A23]+1" office:value-type="float" office:value="15">
            <text:p>15</text:p>
          </table:table-cell>
          <table:table-cell table:formula="of:=[.$B$1]*[.A24]/1024" office:value-type="float" office:value="0.0732421875">
            <text:p>0.0732421875</text:p>
          </table:table-cell>
          <table:table-cell table:formula="of:=([.B24]+[.$D$4])/[.$D$5]" office:value-type="float" office:value="0.801586261554071">
            <text:p>0.8015862616</text:p>
          </table:table-cell>
          <table:table-cell table:formula="of:=[.C24]*[.$B$2]/([.$B$1]-[.C24])" office:value-type="float" office:value="4.75730266796811">
            <text:p>4.757302668</text:p>
          </table:table-cell>
          <table:table-cell/>
        </table:table-row>
        <table:table-row table:style-name="ro2">
          <table:table-cell table:formula="of:=[.A24]+1" office:value-type="float" office:value="16">
            <text:p>16</text:p>
          </table:table-cell>
          <table:table-cell table:formula="of:=[.$B$1]*[.A25]/1024" office:value-type="float" office:value="0.078125">
            <text:p>0.078125</text:p>
          </table:table-cell>
          <table:table-cell table:formula="of:=([.B25]+[.$D$4])/[.$D$5]" office:value-type="float" office:value="0.80502843188692">
            <text:p>0.8050284319</text:p>
          </table:table-cell>
          <table:table-cell table:formula="of:=[.C25]*[.$B$2]/([.$B$1]-[.C25])" office:value-type="float" office:value="4.78165182090829">
            <text:p>4.7816518209</text:p>
          </table:table-cell>
          <table:table-cell/>
        </table:table-row>
        <table:table-row table:style-name="ro2">
          <table:table-cell table:formula="of:=[.A25]+1" office:value-type="float" office:value="17">
            <text:p>17</text:p>
          </table:table-cell>
          <table:table-cell table:formula="of:=[.$B$1]*[.A26]/1024" office:value-type="float" office:value="0.0830078125">
            <text:p>0.0830078125</text:p>
          </table:table-cell>
          <table:table-cell table:formula="of:=([.B26]+[.$D$4])/[.$D$5]" office:value-type="float" office:value="0.80847060221977">
            <text:p>0.8084706022</text:p>
          </table:table-cell>
          <table:table-cell table:formula="of:=[.C26]*[.$B$2]/([.$B$1]-[.C26])" office:value-type="float" office:value="4.80604096590097">
            <text:p>4.8060409659</text:p>
          </table:table-cell>
          <table:table-cell/>
        </table:table-row>
        <table:table-row table:style-name="ro2">
          <table:table-cell table:formula="of:=[.A26]+1" office:value-type="float" office:value="18">
            <text:p>18</text:p>
          </table:table-cell>
          <table:table-cell table:formula="of:=[.$B$1]*[.A27]/1024" office:value-type="float" office:value="0.087890625">
            <text:p>0.087890625</text:p>
          </table:table-cell>
          <table:table-cell table:formula="of:=([.B27]+[.$D$4])/[.$D$5]" office:value-type="float" office:value="0.81191277255262">
            <text:p>0.8119127726</text:p>
          </table:table-cell>
          <table:table-cell table:formula="of:=[.C27]*[.$B$2]/([.$B$1]-[.C27])" office:value-type="float" office:value="4.83047020155404">
            <text:p>4.8304702016</text:p>
          </table:table-cell>
          <table:table-cell/>
        </table:table-row>
        <table:table-row table:style-name="ro2">
          <table:table-cell table:formula="of:=[.A27]+1" office:value-type="float" office:value="19">
            <text:p>19</text:p>
          </table:table-cell>
          <table:table-cell table:formula="of:=[.$B$1]*[.A28]/1024" office:value-type="float" office:value="0.0927734375">
            <text:p>0.0927734375</text:p>
          </table:table-cell>
          <table:table-cell table:formula="of:=([.B28]+[.$D$4])/[.$D$5]" office:value-type="float" office:value="0.81535494288547">
            <text:p>0.8153549429</text:p>
          </table:table-cell>
          <table:table-cell table:formula="of:=[.C28]*[.$B$2]/([.$B$1]-[.C28])" office:value-type="float" office:value="4.8549396267998">
            <text:p>4.8549396268</text:p>
          </table:table-cell>
          <table:table-cell/>
        </table:table-row>
        <table:table-row table:style-name="ro2">
          <table:table-cell table:formula="of:=[.A28]+1" office:value-type="float" office:value="20">
            <text:p>20</text:p>
          </table:table-cell>
          <table:table-cell table:formula="of:=[.$B$1]*[.A29]/1024" office:value-type="float" office:value="0.09765625">
            <text:p>0.09765625</text:p>
          </table:table-cell>
          <table:table-cell table:formula="of:=([.B29]+[.$D$4])/[.$D$5]" office:value-type="float" office:value="0.81879711321832">
            <text:p>0.8187971132</text:p>
          </table:table-cell>
          <table:table-cell table:formula="of:=[.C29]*[.$B$2]/([.$B$1]-[.C29])" office:value-type="float" office:value="4.87944934089637">
            <text:p>4.8794493409</text:p>
          </table:table-cell>
          <table:table-cell/>
        </table:table-row>
        <table:table-row table:style-name="ro2">
          <table:table-cell table:formula="of:=[.A29]+1" office:value-type="float" office:value="21">
            <text:p>21</text:p>
          </table:table-cell>
          <table:table-cell table:formula="of:=[.$B$1]*[.A30]/1024" office:value-type="float" office:value="0.1025390625">
            <text:p>0.1025390625</text:p>
          </table:table-cell>
          <table:table-cell table:formula="of:=([.B30]+[.$D$4])/[.$D$5]" office:value-type="float" office:value="0.822239283551169">
            <text:p>0.8222392836</text:p>
          </table:table-cell>
          <table:table-cell table:formula="of:=[.C30]*[.$B$2]/([.$B$1]-[.C30])" office:value-type="float" office:value="4.90399944342897">
            <text:p>4.9039994434</text:p>
          </table:table-cell>
          <table:table-cell/>
        </table:table-row>
        <table:table-row table:style-name="ro2">
          <table:table-cell table:formula="of:=[.A30]+1" office:value-type="float" office:value="22">
            <text:p>22</text:p>
          </table:table-cell>
          <table:table-cell table:formula="of:=[.$B$1]*[.A31]/1024" office:value-type="float" office:value="0.107421875">
            <text:p>0.107421875</text:p>
          </table:table-cell>
          <table:table-cell table:formula="of:=([.B31]+[.$D$4])/[.$D$5]" office:value-type="float" office:value="0.825681453884019">
            <text:p>0.8256814539</text:p>
          </table:table-cell>
          <table:table-cell table:formula="of:=[.C31]*[.$B$2]/([.$B$1]-[.C31])" office:value-type="float" office:value="4.92859003431131">
            <text:p>4.9285900343</text:p>
          </table:table-cell>
          <table:table-cell/>
        </table:table-row>
        <table:table-row table:style-name="ro2">
          <table:table-cell table:formula="of:=[.A31]+1" office:value-type="float" office:value="23">
            <text:p>23</text:p>
          </table:table-cell>
          <table:table-cell table:formula="of:=[.$B$1]*[.A32]/1024" office:value-type="float" office:value="0.1123046875">
            <text:p>0.1123046875</text:p>
          </table:table-cell>
          <table:table-cell table:formula="of:=([.B32]+[.$D$4])/[.$D$5]" office:value-type="float" office:value="0.829123624216869">
            <text:p>0.8291236242</text:p>
          </table:table-cell>
          <table:table-cell table:formula="of:=[.C32]*[.$B$2]/([.$B$1]-[.C32])" office:value-type="float" office:value="4.95322121378693">
            <text:p>4.9532212138</text:p>
          </table:table-cell>
          <table:table-cell/>
        </table:table-row>
        <table:table-row table:style-name="ro2">
          <table:table-cell table:formula="of:=[.A32]+1" office:value-type="float" office:value="24">
            <text:p>24</text:p>
          </table:table-cell>
          <table:table-cell table:formula="of:=[.$B$1]*[.A33]/1024" office:value-type="float" office:value="0.1171875">
            <text:p>0.1171875</text:p>
          </table:table-cell>
          <table:table-cell table:formula="of:=([.B33]+[.$D$4])/[.$D$5]" office:value-type="float" office:value="0.832565794549719">
            <text:p>0.8325657945</text:p>
          </table:table-cell>
          <table:table-cell table:formula="of:=[.C33]*[.$B$2]/([.$B$1]-[.C33])" office:value-type="float" office:value="4.97789308243054">
            <text:p>4.9778930824</text:p>
          </table:table-cell>
          <table:table-cell/>
        </table:table-row>
        <table:table-row table:style-name="ro2">
          <table:table-cell table:formula="of:=[.A33]+1" office:value-type="float" office:value="25">
            <text:p>25</text:p>
          </table:table-cell>
          <table:table-cell table:formula="of:=[.$B$1]*[.A34]/1024" office:value-type="float" office:value="0.1220703125">
            <text:p>0.1220703125</text:p>
          </table:table-cell>
          <table:table-cell table:formula="of:=([.B34]+[.$D$4])/[.$D$5]" office:value-type="float" office:value="0.836007964882569">
            <text:p>0.8360079649</text:p>
          </table:table-cell>
          <table:table-cell table:formula="of:=[.C34]*[.$B$2]/([.$B$1]-[.C34])" office:value-type="float" office:value="5.00260574114943">
            <text:p>5.0026057411</text:p>
          </table:table-cell>
          <table:table-cell/>
        </table:table-row>
        <table:table-row table:style-name="ro2">
          <table:table-cell table:formula="of:=[.A34]+1" office:value-type="float" office:value="26">
            <text:p>26</text:p>
          </table:table-cell>
          <table:table-cell table:formula="of:=[.$B$1]*[.A35]/1024" office:value-type="float" office:value="0.126953125">
            <text:p>0.126953125</text:p>
          </table:table-cell>
          <table:table-cell table:formula="of:=([.B35]+[.$D$4])/[.$D$5]" office:value-type="float" office:value="0.839450135215419">
            <text:p>0.8394501352</text:p>
          </table:table-cell>
          <table:table-cell table:formula="of:=[.C35]*[.$B$2]/([.$B$1]-[.C35])" office:value-type="float" office:value="5.02735929118484">
            <text:p>5.0273592912</text:p>
          </table:table-cell>
          <table:table-cell/>
        </table:table-row>
        <table:table-row table:style-name="ro2">
          <table:table-cell table:formula="of:=[.A35]+1" office:value-type="float" office:value="27">
            <text:p>27</text:p>
          </table:table-cell>
          <table:table-cell table:formula="of:=[.$B$1]*[.A36]/1024" office:value-type="float" office:value="0.1318359375">
            <text:p>0.1318359375</text:p>
          </table:table-cell>
          <table:table-cell table:formula="of:=([.B36]+[.$D$4])/[.$D$5]" office:value-type="float" office:value="0.842892305548268">
            <text:p>0.8428923055</text:p>
          </table:table-cell>
          <table:table-cell table:formula="of:=[.C36]*[.$B$2]/([.$B$1]-[.C36])" office:value-type="float" office:value="5.0521538341133">
            <text:p>5.0521538341</text:p>
          </table:table-cell>
          <table:table-cell/>
        </table:table-row>
        <table:table-row table:style-name="ro2">
          <table:table-cell table:formula="of:=[.A36]+1" office:value-type="float" office:value="28">
            <text:p>28</text:p>
          </table:table-cell>
          <table:table-cell table:formula="of:=[.$B$1]*[.A37]/1024" office:value-type="float" office:value="0.13671875">
            <text:p>0.13671875</text:p>
          </table:table-cell>
          <table:table-cell table:formula="of:=([.B37]+[.$D$4])/[.$D$5]" office:value-type="float" office:value="0.846334475881118">
            <text:p>0.8463344759</text:p>
          </table:table-cell>
          <table:table-cell table:formula="of:=[.C37]*[.$B$2]/([.$B$1]-[.C37])" office:value-type="float" office:value="5.07698947184806">
            <text:p>5.0769894718</text:p>
          </table:table-cell>
          <table:table-cell/>
        </table:table-row>
        <table:table-row table:style-name="ro2">
          <table:table-cell table:formula="of:=[.A37]+1" office:value-type="float" office:value="29">
            <text:p>29</text:p>
          </table:table-cell>
          <table:table-cell table:formula="of:=[.$B$1]*[.A38]/1024" office:value-type="float" office:value="0.1416015625">
            <text:p>0.1416015625</text:p>
          </table:table-cell>
          <table:table-cell table:formula="of:=([.B38]+[.$D$4])/[.$D$5]" office:value-type="float" office:value="0.849776646213968">
            <text:p>0.8497766462</text:p>
          </table:table-cell>
          <table:table-cell table:formula="of:=[.C38]*[.$B$2]/([.$B$1]-[.C38])" office:value-type="float" office:value="5.10186630664049">
            <text:p>5.1018663066</text:p>
          </table:table-cell>
          <table:table-cell/>
        </table:table-row>
        <table:table-row table:style-name="ro2">
          <table:table-cell table:formula="of:=[.A38]+1" office:value-type="float" office:value="30">
            <text:p>30</text:p>
          </table:table-cell>
          <table:table-cell table:formula="of:=[.$B$1]*[.A39]/1024" office:value-type="float" office:value="0.146484375">
            <text:p>0.146484375</text:p>
          </table:table-cell>
          <table:table-cell table:formula="of:=([.B39]+[.$D$4])/[.$D$5]" office:value-type="float" office:value="0.853218816546818">
            <text:p>0.8532188165</text:p>
          </table:table-cell>
          <table:table-cell table:formula="of:=[.C39]*[.$B$2]/([.$B$1]-[.C39])" office:value-type="float" office:value="5.12678444108144">
            <text:p>5.1267844411</text:p>
          </table:table-cell>
          <table:table-cell/>
        </table:table-row>
        <table:table-row table:style-name="ro2">
          <table:table-cell table:formula="of:=[.A39]+1" office:value-type="float" office:value="31">
            <text:p>31</text:p>
          </table:table-cell>
          <table:table-cell table:formula="of:=[.$B$1]*[.A40]/1024" office:value-type="float" office:value="0.1513671875">
            <text:p>0.1513671875</text:p>
          </table:table-cell>
          <table:table-cell table:formula="of:=([.B40]+[.$D$4])/[.$D$5]" office:value-type="float" office:value="0.856660986879668">
            <text:p>0.8566609869</text:p>
          </table:table-cell>
          <table:table-cell table:formula="of:=[.C40]*[.$B$2]/([.$B$1]-[.C40])" office:value-type="float" office:value="5.15174397810271">
            <text:p>5.1517439781</text:p>
          </table:table-cell>
          <table:table-cell/>
        </table:table-row>
        <table:table-row table:style-name="ro2">
          <table:table-cell table:formula="of:=[.A40]+1" office:value-type="float" office:value="32">
            <text:p>32</text:p>
          </table:table-cell>
          <table:table-cell table:formula="of:=[.$B$1]*[.A41]/1024" office:value-type="float" office:value="0.15625">
            <text:p>0.15625</text:p>
          </table:table-cell>
          <table:table-cell table:formula="of:=([.B41]+[.$D$4])/[.$D$5]" office:value-type="float" office:value="0.860103157212518">
            <text:p>0.8601031572</text:p>
          </table:table-cell>
          <table:table-cell table:formula="of:=[.C41]*[.$B$2]/([.$B$1]-[.C41])" office:value-type="float" office:value="5.1767450209784">
            <text:p>5.176745021</text:p>
          </table:table-cell>
          <table:table-cell/>
        </table:table-row>
        <table:table-row table:style-name="ro2">
          <table:table-cell table:formula="of:=[.A41]+1" office:value-type="float" office:value="33">
            <text:p>33</text:p>
          </table:table-cell>
          <table:table-cell table:formula="of:=[.$B$1]*[.A42]/1024" office:value-type="float" office:value="0.1611328125">
            <text:p>0.1611328125</text:p>
          </table:table-cell>
          <table:table-cell table:formula="of:=([.B42]+[.$D$4])/[.$D$5]" office:value-type="float" office:value="0.863545327545367">
            <text:p>0.8635453275</text:p>
          </table:table-cell>
          <table:table-cell table:formula="of:=[.C42]*[.$B$2]/([.$B$1]-[.C42])" office:value-type="float" office:value="5.20178767332641">
            <text:p>5.2017876733</text:p>
          </table:table-cell>
          <table:table-cell/>
        </table:table-row>
        <table:table-row table:style-name="ro2">
          <table:table-cell table:formula="of:=[.A42]+1" office:value-type="float" office:value="34">
            <text:p>34</text:p>
          </table:table-cell>
          <table:table-cell table:formula="of:=[.$B$1]*[.A43]/1024" office:value-type="float" office:value="0.166015625">
            <text:p>0.166015625</text:p>
          </table:table-cell>
          <table:table-cell table:formula="of:=([.B43]+[.$D$4])/[.$D$5]" office:value-type="float" office:value="0.866987497878217">
            <text:p>0.8669874979</text:p>
          </table:table-cell>
          <table:table-cell table:formula="of:=[.C43]*[.$B$2]/([.$B$1]-[.C43])" office:value-type="float" office:value="5.22687203910979">
            <text:p>5.2268720391</text:p>
          </table:table-cell>
          <table:table-cell/>
        </table:table-row>
        <table:table-row table:style-name="ro2">
          <table:table-cell table:formula="of:=[.A43]+1" office:value-type="float" office:value="35">
            <text:p>35</text:p>
          </table:table-cell>
          <table:table-cell table:formula="of:=[.$B$1]*[.A44]/1024" office:value-type="float" office:value="0.1708984375">
            <text:p>0.1708984375</text:p>
          </table:table-cell>
          <table:table-cell table:formula="of:=([.B44]+[.$D$4])/[.$D$5]" office:value-type="float" office:value="0.870429668211067">
            <text:p>0.8704296682</text:p>
          </table:table-cell>
          <table:table-cell table:formula="of:=[.C44]*[.$B$2]/([.$B$1]-[.C44])" office:value-type="float" office:value="5.25199822263826">
            <text:p>5.2519982226</text:p>
          </table:table-cell>
          <table:table-cell/>
        </table:table-row>
        <table:table-row table:style-name="ro2">
          <table:table-cell table:formula="of:=[.A44]+1" office:value-type="float" office:value="36">
            <text:p>36</text:p>
          </table:table-cell>
          <table:table-cell table:formula="of:=[.$B$1]*[.A45]/1024" office:value-type="float" office:value="0.17578125">
            <text:p>0.17578125</text:p>
          </table:table-cell>
          <table:table-cell table:formula="of:=([.B45]+[.$D$4])/[.$D$5]" office:value-type="float" office:value="0.873871838543917">
            <text:p>0.8738718385</text:p>
          </table:table-cell>
          <table:table-cell table:formula="of:=[.C45]*[.$B$2]/([.$B$1]-[.C45])" office:value-type="float" office:value="5.27716632856959">
            <text:p>5.2771663286</text:p>
          </table:table-cell>
          <table:table-cell/>
        </table:table-row>
        <table:table-row table:style-name="ro2">
          <table:table-cell table:formula="of:=[.A45]+1" office:value-type="float" office:value="37">
            <text:p>37</text:p>
          </table:table-cell>
          <table:table-cell table:formula="of:=[.$B$1]*[.A46]/1024" office:value-type="float" office:value="0.1806640625">
            <text:p>0.1806640625</text:p>
          </table:table-cell>
          <table:table-cell table:formula="of:=([.B46]+[.$D$4])/[.$D$5]" office:value-type="float" office:value="0.877314008876767">
            <text:p>0.8773140089</text:p>
          </table:table-cell>
          <table:table-cell table:formula="of:=[.C46]*[.$B$2]/([.$B$1]-[.C46])" office:value-type="float" office:value="5.30237646191108">
            <text:p>5.3023764619</text:p>
          </table:table-cell>
          <table:table-cell/>
        </table:table-row>
        <table:table-row table:style-name="ro2">
          <table:table-cell table:formula="of:=[.A46]+1" office:value-type="float" office:value="38">
            <text:p>38</text:p>
          </table:table-cell>
          <table:table-cell table:formula="of:=[.$B$1]*[.A47]/1024" office:value-type="float" office:value="0.185546875">
            <text:p>0.185546875</text:p>
          </table:table-cell>
          <table:table-cell table:formula="of:=([.B47]+[.$D$4])/[.$D$5]" office:value-type="float" office:value="0.880756179209617">
            <text:p>0.8807561792</text:p>
          </table:table-cell>
          <table:table-cell table:formula="of:=[.C47]*[.$B$2]/([.$B$1]-[.C47])" office:value-type="float" office:value="5.32762872802105">
            <text:p>5.327628728</text:p>
          </table:table-cell>
          <table:table-cell/>
        </table:table-row>
        <table:table-row table:style-name="ro2">
          <table:table-cell table:formula="of:=[.A47]+1" office:value-type="float" office:value="39">
            <text:p>39</text:p>
          </table:table-cell>
          <table:table-cell table:formula="of:=[.$B$1]*[.A48]/1024" office:value-type="float" office:value="0.1904296875">
            <text:p>0.1904296875</text:p>
          </table:table-cell>
          <table:table-cell table:formula="of:=([.B48]+[.$D$4])/[.$D$5]" office:value-type="float" office:value="0.884198349542466">
            <text:p>0.8841983495</text:p>
          </table:table-cell>
          <table:table-cell table:formula="of:=[.C48]*[.$B$2]/([.$B$1]-[.C48])" office:value-type="float" office:value="5.35292323261022">
            <text:p>5.3529232326</text:p>
          </table:table-cell>
          <table:table-cell/>
        </table:table-row>
        <table:table-row table:style-name="ro2">
          <table:table-cell table:formula="of:=[.A48]+1" office:value-type="float" office:value="40">
            <text:p>40</text:p>
          </table:table-cell>
          <table:table-cell table:formula="of:=[.$B$1]*[.A49]/1024" office:value-type="float" office:value="0.1953125">
            <text:p>0.1953125</text:p>
          </table:table-cell>
          <table:table-cell table:formula="of:=([.B49]+[.$D$4])/[.$D$5]" office:value-type="float" office:value="0.887640519875316">
            <text:p>0.8876405199</text:p>
          </table:table-cell>
          <table:table-cell table:formula="of:=[.C49]*[.$B$2]/([.$B$1]-[.C49])" office:value-type="float" office:value="5.37826008174331">
            <text:p>5.3782600817</text:p>
          </table:table-cell>
          <table:table-cell/>
        </table:table-row>
        <table:table-row table:style-name="ro2">
          <table:table-cell table:formula="of:=[.A49]+1" office:value-type="float" office:value="41">
            <text:p>41</text:p>
          </table:table-cell>
          <table:table-cell table:formula="of:=[.$B$1]*[.A50]/1024" office:value-type="float" office:value="0.2001953125">
            <text:p>0.2001953125</text:p>
          </table:table-cell>
          <table:table-cell table:formula="of:=([.B50]+[.$D$4])/[.$D$5]" office:value-type="float" office:value="0.891082690208166">
            <text:p>0.8910826902</text:p>
          </table:table-cell>
          <table:table-cell table:formula="of:=[.C50]*[.$B$2]/([.$B$1]-[.C50])" office:value-type="float" office:value="5.4036393818404">
            <text:p>5.4036393818</text:p>
          </table:table-cell>
          <table:table-cell/>
        </table:table-row>
        <table:table-row table:style-name="ro2">
          <table:table-cell table:formula="of:=[.A50]+1" office:value-type="float" office:value="42">
            <text:p>42</text:p>
          </table:table-cell>
          <table:table-cell table:formula="of:=[.$B$1]*[.A51]/1024" office:value-type="float" office:value="0.205078125">
            <text:p>0.205078125</text:p>
          </table:table-cell>
          <table:table-cell table:formula="of:=([.B51]+[.$D$4])/[.$D$5]" office:value-type="float" office:value="0.894524860541016">
            <text:p>0.8945248605</text:p>
          </table:table-cell>
          <table:table-cell table:formula="of:=[.C51]*[.$B$2]/([.$B$1]-[.C51])" office:value-type="float" office:value="5.42906123967851">
            <text:p>5.4290612397</text:p>
          </table:table-cell>
          <table:table-cell/>
        </table:table-row>
        <table:table-row table:style-name="ro2">
          <table:table-cell table:formula="of:=[.A51]+1" office:value-type="float" office:value="43">
            <text:p>43</text:p>
          </table:table-cell>
          <table:table-cell table:formula="of:=[.$B$1]*[.A52]/1024" office:value-type="float" office:value="0.2099609375">
            <text:p>0.2099609375</text:p>
          </table:table-cell>
          <table:table-cell table:formula="of:=([.B52]+[.$D$4])/[.$D$5]" office:value-type="float" office:value="0.897967030873866">
            <text:p>0.8979670309</text:p>
          </table:table-cell>
          <table:table-cell table:formula="of:=[.C52]*[.$B$2]/([.$B$1]-[.C52])" office:value-type="float" office:value="5.45452576239304">
            <text:p>5.4545257624</text:p>
          </table:table-cell>
          <table:table-cell/>
        </table:table-row>
        <table:table-row table:style-name="ro2">
          <table:table-cell table:formula="of:=[.A52]+1" office:value-type="float" office:value="44">
            <text:p>44</text:p>
          </table:table-cell>
          <table:table-cell table:formula="of:=[.$B$1]*[.A53]/1024" office:value-type="float" office:value="0.21484375">
            <text:p>0.21484375</text:p>
          </table:table-cell>
          <table:table-cell table:formula="of:=([.B53]+[.$D$4])/[.$D$5]" office:value-type="float" office:value="0.901409201206716">
            <text:p>0.9014092012</text:p>
          </table:table-cell>
          <table:table-cell table:formula="of:=[.C53]*[.$B$2]/([.$B$1]-[.C53])" office:value-type="float" office:value="5.48003305747931">
            <text:p>5.4800330575</text:p>
          </table:table-cell>
          <table:table-cell/>
        </table:table-row>
        <table:table-row table:style-name="ro2">
          <table:table-cell table:formula="of:=[.A53]+1" office:value-type="float" office:value="45">
            <text:p>45</text:p>
          </table:table-cell>
          <table:table-cell table:formula="of:=[.$B$1]*[.A54]/1024" office:value-type="float" office:value="0.2197265625">
            <text:p>0.2197265625</text:p>
          </table:table-cell>
          <table:table-cell table:formula="of:=([.B54]+[.$D$4])/[.$D$5]" office:value-type="float" office:value="0.904851371539565">
            <text:p>0.9048513715</text:p>
          </table:table-cell>
          <table:table-cell table:formula="of:=[.C54]*[.$B$2]/([.$B$1]-[.C54])" office:value-type="float" office:value="5.50558323279406">
            <text:p>5.5055832328</text:p>
          </table:table-cell>
          <table:table-cell/>
        </table:table-row>
        <table:table-row table:style-name="ro2">
          <table:table-cell table:formula="of:=[.A54]+1" office:value-type="float" office:value="46">
            <text:p>46</text:p>
          </table:table-cell>
          <table:table-cell table:formula="of:=[.$B$1]*[.A55]/1024" office:value-type="float" office:value="0.224609375">
            <text:p>0.224609375</text:p>
          </table:table-cell>
          <table:table-cell table:formula="of:=([.B55]+[.$D$4])/[.$D$5]" office:value-type="float" office:value="0.908293541872415">
            <text:p>0.9082935419</text:p>
          </table:table-cell>
          <table:table-cell table:formula="of:=[.C55]*[.$B$2]/([.$B$1]-[.C55])" office:value-type="float" office:value="5.53117639655696">
            <text:p>5.5311763966</text:p>
          </table:table-cell>
          <table:table-cell/>
        </table:table-row>
        <table:table-row table:style-name="ro2">
          <table:table-cell table:formula="of:=[.A55]+1" office:value-type="float" office:value="47">
            <text:p>47</text:p>
          </table:table-cell>
          <table:table-cell table:formula="of:=[.$B$1]*[.A56]/1024" office:value-type="float" office:value="0.2294921875">
            <text:p>0.2294921875</text:p>
          </table:table-cell>
          <table:table-cell table:formula="of:=([.B56]+[.$D$4])/[.$D$5]" office:value-type="float" office:value="0.911735712205265">
            <text:p>0.9117357122</text:p>
          </table:table-cell>
          <table:table-cell table:formula="of:=[.C56]*[.$B$2]/([.$B$1]-[.C56])" office:value-type="float" office:value="5.55681265735216">
            <text:p>5.5568126574</text:p>
          </table:table-cell>
          <table:table-cell/>
        </table:table-row>
        <table:table-row table:style-name="ro2">
          <table:table-cell table:formula="of:=[.A56]+1" office:value-type="float" office:value="48">
            <text:p>48</text:p>
          </table:table-cell>
          <table:table-cell table:formula="of:=[.$B$1]*[.A57]/1024" office:value-type="float" office:value="0.234375">
            <text:p>0.234375</text:p>
          </table:table-cell>
          <table:table-cell table:formula="of:=([.B57]+[.$D$4])/[.$D$5]" office:value-type="float" office:value="0.915177882538115">
            <text:p>0.9151778825</text:p>
          </table:table-cell>
          <table:table-cell table:formula="of:=[.C57]*[.$B$2]/([.$B$1]-[.C57])" office:value-type="float" office:value="5.58249212412981">
            <text:p>5.5824921241</text:p>
          </table:table-cell>
          <table:table-cell/>
        </table:table-row>
        <table:table-row table:style-name="ro2">
          <table:table-cell table:formula="of:=[.A57]+1" office:value-type="float" office:value="49">
            <text:p>49</text:p>
          </table:table-cell>
          <table:table-cell table:formula="of:=[.$B$1]*[.A58]/1024" office:value-type="float" office:value="0.2392578125">
            <text:p>0.2392578125</text:p>
          </table:table-cell>
          <table:table-cell table:formula="of:=([.B58]+[.$D$4])/[.$D$5]" office:value-type="float" office:value="0.918620052870965">
            <text:p>0.9186200529</text:p>
          </table:table-cell>
          <table:table-cell table:formula="of:=[.C58]*[.$B$2]/([.$B$1]-[.C58])" office:value-type="float" office:value="5.6082149062076">
            <text:p>5.6082149062</text:p>
          </table:table-cell>
          <table:table-cell/>
        </table:table-row>
        <table:table-row table:style-name="ro2">
          <table:table-cell table:formula="of:=[.A58]+1" office:value-type="float" office:value="50">
            <text:p>50</text:p>
          </table:table-cell>
          <table:table-cell table:formula="of:=[.$B$1]*[.A59]/1024" office:value-type="float" office:value="0.244140625">
            <text:p>0.244140625</text:p>
          </table:table-cell>
          <table:table-cell table:formula="of:=([.B59]+[.$D$4])/[.$D$5]" office:value-type="float" office:value="0.922062223203814">
            <text:p>0.9220622232</text:p>
          </table:table-cell>
          <table:table-cell table:formula="of:=[.C59]*[.$B$2]/([.$B$1]-[.C59])" office:value-type="float" office:value="5.63398111327233">
            <text:p>5.6339811133</text:p>
          </table:table-cell>
          <table:table-cell/>
        </table:table-row>
        <table:table-row table:style-name="ro2">
          <table:table-cell table:formula="of:=[.A59]+1" office:value-type="float" office:value="51">
            <text:p>51</text:p>
          </table:table-cell>
          <table:table-cell table:formula="of:=[.$B$1]*[.A60]/1024" office:value-type="float" office:value="0.2490234375">
            <text:p>0.2490234375</text:p>
          </table:table-cell>
          <table:table-cell table:formula="of:=([.B60]+[.$D$4])/[.$D$5]" office:value-type="float" office:value="0.925504393536664">
            <text:p>0.9255043935</text:p>
          </table:table-cell>
          <table:table-cell table:formula="of:=[.C60]*[.$B$2]/([.$B$1]-[.C60])" office:value-type="float" office:value="5.65979085538145">
            <text:p>5.6597908554</text:p>
          </table:table-cell>
          <table:table-cell/>
        </table:table-row>
        <table:table-row table:style-name="ro2">
          <table:table-cell table:formula="of:=[.A60]+1" office:value-type="float" office:value="52">
            <text:p>52</text:p>
          </table:table-cell>
          <table:table-cell table:formula="of:=[.$B$1]*[.A61]/1024" office:value-type="float" office:value="0.25390625">
            <text:p>0.25390625</text:p>
          </table:table-cell>
          <table:table-cell table:formula="of:=([.B61]+[.$D$4])/[.$D$5]" office:value-type="float" office:value="0.928946563869514">
            <text:p>0.9289465639</text:p>
          </table:table-cell>
          <table:table-cell table:formula="of:=[.C61]*[.$B$2]/([.$B$1]-[.C61])" office:value-type="float" office:value="5.68564424296463">
            <text:p>5.685644243</text:p>
          </table:table-cell>
          <table:table-cell/>
        </table:table-row>
        <table:table-row table:style-name="ro2">
          <table:table-cell table:formula="of:=[.A61]+1" office:value-type="float" office:value="53">
            <text:p>53</text:p>
          </table:table-cell>
          <table:table-cell table:formula="of:=[.$B$1]*[.A62]/1024" office:value-type="float" office:value="0.2587890625">
            <text:p>0.2587890625</text:p>
          </table:table-cell>
          <table:table-cell table:formula="of:=([.B62]+[.$D$4])/[.$D$5]" office:value-type="float" office:value="0.932388734202364">
            <text:p>0.9323887342</text:p>
          </table:table-cell>
          <table:table-cell table:formula="of:=[.C62]*[.$B$2]/([.$B$1]-[.C62])" office:value-type="float" office:value="5.71154138682537">
            <text:p>5.7115413868</text:p>
          </table:table-cell>
          <table:table-cell/>
        </table:table-row>
        <table:table-row table:style-name="ro2">
          <table:table-cell table:formula="of:=[.A62]+1" office:value-type="float" office:value="54">
            <text:p>54</text:p>
          </table:table-cell>
          <table:table-cell table:formula="of:=[.$B$1]*[.A63]/1024" office:value-type="float" office:value="0.263671875">
            <text:p>0.263671875</text:p>
          </table:table-cell>
          <table:table-cell table:formula="of:=([.B63]+[.$D$4])/[.$D$5]" office:value-type="float" office:value="0.935830904535214">
            <text:p>0.9358309045</text:p>
          </table:table-cell>
          <table:table-cell table:formula="of:=[.C63]*[.$B$2]/([.$B$1]-[.C63])" office:value-type="float" office:value="5.7374823981425">
            <text:p>5.7374823981</text:p>
          </table:table-cell>
          <table:table-cell/>
        </table:table-row>
        <table:table-row table:style-name="ro2">
          <table:table-cell table:formula="of:=[.A63]+1" office:value-type="float" office:value="55">
            <text:p>55</text:p>
          </table:table-cell>
          <table:table-cell table:formula="of:=[.$B$1]*[.A64]/1024" office:value-type="float" office:value="0.2685546875">
            <text:p>0.2685546875</text:p>
          </table:table-cell>
          <table:table-cell table:formula="of:=([.B64]+[.$D$4])/[.$D$5]" office:value-type="float" office:value="0.939273074868064">
            <text:p>0.9392730749</text:p>
          </table:table-cell>
          <table:table-cell table:formula="of:=[.C64]*[.$B$2]/([.$B$1]-[.C64])" office:value-type="float" office:value="5.76346738847186">
            <text:p>5.7634673885</text:p>
          </table:table-cell>
          <table:table-cell/>
        </table:table-row>
        <table:table-row table:style-name="ro2">
          <table:table-cell table:formula="of:=[.A64]+1" office:value-type="float" office:value="56">
            <text:p>56</text:p>
          </table:table-cell>
          <table:table-cell table:formula="of:=[.$B$1]*[.A65]/1024" office:value-type="float" office:value="0.2734375">
            <text:p>0.2734375</text:p>
          </table:table-cell>
          <table:table-cell table:formula="of:=([.B65]+[.$D$4])/[.$D$5]" office:value-type="float" office:value="0.942715245200913">
            <text:p>0.9427152452</text:p>
          </table:table-cell>
          <table:table-cell table:formula="of:=[.C65]*[.$B$2]/([.$B$1]-[.C65])" office:value-type="float" office:value="5.78949646974787">
            <text:p>5.7894964697</text:p>
          </table:table-cell>
          <table:table-cell/>
        </table:table-row>
        <table:table-row table:style-name="ro2">
          <table:table-cell table:formula="of:=[.A65]+1" office:value-type="float" office:value="57">
            <text:p>57</text:p>
          </table:table-cell>
          <table:table-cell table:formula="of:=[.$B$1]*[.A66]/1024" office:value-type="float" office:value="0.2783203125">
            <text:p>0.2783203125</text:p>
          </table:table-cell>
          <table:table-cell table:formula="of:=([.B66]+[.$D$4])/[.$D$5]" office:value-type="float" office:value="0.946157415533763">
            <text:p>0.9461574155</text:p>
          </table:table-cell>
          <table:table-cell table:formula="of:=[.C66]*[.$B$2]/([.$B$1]-[.C66])" office:value-type="float" office:value="5.8155697542851">
            <text:p>5.8155697543</text:p>
          </table:table-cell>
          <table:table-cell/>
        </table:table-row>
        <table:table-row table:style-name="ro2">
          <table:table-cell table:formula="of:=[.A66]+1" office:value-type="float" office:value="58">
            <text:p>58</text:p>
          </table:table-cell>
          <table:table-cell table:formula="of:=[.$B$1]*[.A67]/1024" office:value-type="float" office:value="0.283203125">
            <text:p>0.283203125</text:p>
          </table:table-cell>
          <table:table-cell table:formula="of:=([.B67]+[.$D$4])/[.$D$5]" office:value-type="float" office:value="0.949599585866613">
            <text:p>0.9495995859</text:p>
          </table:table-cell>
          <table:table-cell table:formula="of:=[.C67]*[.$B$2]/([.$B$1]-[.C67])" office:value-type="float" office:value="5.84168735477993">
            <text:p>5.8416873548</text:p>
          </table:table-cell>
          <table:table-cell/>
        </table:table-row>
        <table:table-row table:style-name="ro2">
          <table:table-cell table:formula="of:=[.A67]+1" office:value-type="float" office:value="59">
            <text:p>59</text:p>
          </table:table-cell>
          <table:table-cell table:formula="of:=[.$B$1]*[.A68]/1024" office:value-type="float" office:value="0.2880859375">
            <text:p>0.2880859375</text:p>
          </table:table-cell>
          <table:table-cell table:formula="of:=([.B68]+[.$D$4])/[.$D$5]" office:value-type="float" office:value="0.953041756199463">
            <text:p>0.9530417562</text:p>
          </table:table-cell>
          <table:table-cell table:formula="of:=[.C68]*[.$B$2]/([.$B$1]-[.C68])" office:value-type="float" office:value="5.86784938431217">
            <text:p>5.8678493843</text:p>
          </table:table-cell>
          <table:table-cell/>
        </table:table-row>
        <table:table-row table:style-name="ro2">
          <table:table-cell table:formula="of:=[.A68]+1" office:value-type="float" office:value="60">
            <text:p>60</text:p>
          </table:table-cell>
          <table:table-cell table:formula="of:=[.$B$1]*[.A69]/1024" office:value-type="float" office:value="0.29296875">
            <text:p>0.29296875</text:p>
          </table:table-cell>
          <table:table-cell table:formula="of:=([.B69]+[.$D$4])/[.$D$5]" office:value-type="float" office:value="0.956483926532313">
            <text:p>0.9564839265</text:p>
          </table:table-cell>
          <table:table-cell table:formula="of:=[.C69]*[.$B$2]/([.$B$1]-[.C69])" office:value-type="float" office:value="5.89405595634665">
            <text:p>5.8940559563</text:p>
          </table:table-cell>
          <table:table-cell/>
        </table:table-row>
        <table:table-row table:style-name="ro2">
          <table:table-cell table:formula="of:=[.A69]+1" office:value-type="float" office:value="61">
            <text:p>61</text:p>
          </table:table-cell>
          <table:table-cell table:formula="of:=[.$B$1]*[.A70]/1024" office:value-type="float" office:value="0.2978515625">
            <text:p>0.2978515625</text:p>
          </table:table-cell>
          <table:table-cell table:formula="of:=([.B70]+[.$D$4])/[.$D$5]" office:value-type="float" office:value="0.959926096865163">
            <text:p>0.9599260969</text:p>
          </table:table-cell>
          <table:table-cell table:formula="of:=[.C70]*[.$B$2]/([.$B$1]-[.C70])" office:value-type="float" office:value="5.92030718473493">
            <text:p>5.9203071847</text:p>
          </table:table-cell>
          <table:table-cell/>
        </table:table-row>
        <table:table-row table:style-name="ro2">
          <table:table-cell table:formula="of:=[.A70]+1" office:value-type="float" office:value="62">
            <text:p>62</text:p>
          </table:table-cell>
          <table:table-cell table:formula="of:=[.$B$1]*[.A71]/1024" office:value-type="float" office:value="0.302734375">
            <text:p>0.302734375</text:p>
          </table:table-cell>
          <table:table-cell table:formula="of:=([.B71]+[.$D$4])/[.$D$5]" office:value-type="float" office:value="0.963368267198012">
            <text:p>0.9633682672</text:p>
          </table:table-cell>
          <table:table-cell table:formula="of:=[.C71]*[.$B$2]/([.$B$1]-[.C71])" office:value-type="float" office:value="5.94660318371688">
            <text:p>5.9466031837</text:p>
          </table:table-cell>
          <table:table-cell/>
        </table:table-row>
        <table:table-row table:style-name="ro2">
          <table:table-cell table:formula="of:=[.A71]+1" office:value-type="float" office:value="63">
            <text:p>63</text:p>
          </table:table-cell>
          <table:table-cell table:formula="of:=[.$B$1]*[.A72]/1024" office:value-type="float" office:value="0.3076171875">
            <text:p>0.3076171875</text:p>
          </table:table-cell>
          <table:table-cell table:formula="of:=([.B72]+[.$D$4])/[.$D$5]" office:value-type="float" office:value="0.966810437530862">
            <text:p>0.9668104375</text:p>
          </table:table-cell>
          <table:table-cell table:formula="of:=[.C72]*[.$B$2]/([.$B$1]-[.C72])" office:value-type="float" office:value="5.97294406792238">
            <text:p>5.9729440679</text:p>
          </table:table-cell>
          <table:table-cell/>
        </table:table-row>
        <table:table-row table:style-name="ro2">
          <table:table-cell table:formula="of:=[.A72]+1" office:value-type="float" office:value="64">
            <text:p>64</text:p>
          </table:table-cell>
          <table:table-cell table:formula="of:=[.$B$1]*[.A73]/1024" office:value-type="float" office:value="0.3125">
            <text:p>0.3125</text:p>
          </table:table-cell>
          <table:table-cell table:formula="of:=([.B73]+[.$D$4])/[.$D$5]" office:value-type="float" office:value="0.970252607863712">
            <text:p>0.9702526079</text:p>
          </table:table-cell>
          <table:table-cell table:formula="of:=[.C73]*[.$B$2]/([.$B$1]-[.C73])" office:value-type="float" office:value="5.99932995237297">
            <text:p>5.9993299524</text:p>
          </table:table-cell>
          <table:table-cell/>
        </table:table-row>
        <table:table-row table:style-name="ro2">
          <table:table-cell table:formula="of:=[.A73]+1" office:value-type="float" office:value="65">
            <text:p>65</text:p>
          </table:table-cell>
          <table:table-cell table:formula="of:=[.$B$1]*[.A74]/1024" office:value-type="float" office:value="0.3173828125">
            <text:p>0.3173828125</text:p>
          </table:table-cell>
          <table:table-cell table:formula="of:=([.B74]+[.$D$4])/[.$D$5]" office:value-type="float" office:value="0.973694778196562">
            <text:p>0.9736947782</text:p>
          </table:table-cell>
          <table:table-cell table:formula="of:=[.C74]*[.$B$2]/([.$B$1]-[.C74])" office:value-type="float" office:value="6.02576095248354">
            <text:p>6.0257609525</text:p>
          </table:table-cell>
          <table:table-cell/>
        </table:table-row>
        <table:table-row table:style-name="ro2">
          <table:table-cell table:formula="of:=[.A74]+1" office:value-type="float" office:value="66">
            <text:p>66</text:p>
          </table:table-cell>
          <table:table-cell table:formula="of:=[.$B$1]*[.A75]/1024" office:value-type="float" office:value="0.322265625">
            <text:p>0.322265625</text:p>
          </table:table-cell>
          <table:table-cell table:formula="of:=([.B75]+[.$D$4])/[.$D$5]" office:value-type="float" office:value="0.977136948529412">
            <text:p>0.9771369485</text:p>
          </table:table-cell>
          <table:table-cell table:formula="of:=[.C75]*[.$B$2]/([.$B$1]-[.C75])" office:value-type="float" office:value="6.05223718406397">
            <text:p>6.0522371841</text:p>
          </table:table-cell>
          <table:table-cell/>
        </table:table-row>
        <table:table-row table:style-name="ro2">
          <table:table-cell table:formula="of:=[.A75]+1" office:value-type="float" office:value="67">
            <text:p>67</text:p>
          </table:table-cell>
          <table:table-cell table:formula="of:=[.$B$1]*[.A76]/1024" office:value-type="float" office:value="0.3271484375">
            <text:p>0.3271484375</text:p>
          </table:table-cell>
          <table:table-cell table:formula="of:=([.B76]+[.$D$4])/[.$D$5]" office:value-type="float" office:value="0.980579118862262">
            <text:p>0.9805791189</text:p>
          </table:table-cell>
          <table:table-cell table:formula="of:=[.C76]*[.$B$2]/([.$B$1]-[.C76])" office:value-type="float" office:value="6.07875876332088">
            <text:p>6.0787587633</text:p>
          </table:table-cell>
          <table:table-cell/>
        </table:table-row>
        <table:table-row table:style-name="ro2">
          <table:table-cell table:formula="of:=[.A76]+1" office:value-type="float" office:value="68">
            <text:p>68</text:p>
          </table:table-cell>
          <table:table-cell table:formula="of:=[.$B$1]*[.A77]/1024" office:value-type="float" office:value="0.33203125">
            <text:p>0.33203125</text:p>
          </table:table-cell>
          <table:table-cell table:formula="of:=([.B77]+[.$D$4])/[.$D$5]" office:value-type="float" office:value="0.984021289195111">
            <text:p>0.9840212892</text:p>
          </table:table-cell>
          <table:table-cell table:formula="of:=[.C77]*[.$B$2]/([.$B$1]-[.C77])" office:value-type="float" office:value="6.10532580685929">
            <text:p>6.1053258069</text:p>
          </table:table-cell>
          <table:table-cell/>
        </table:table-row>
        <table:table-row table:style-name="ro2">
          <table:table-cell table:formula="of:=[.A77]+1" office:value-type="float" office:value="69">
            <text:p>69</text:p>
          </table:table-cell>
          <table:table-cell table:formula="of:=[.$B$1]*[.A78]/1024" office:value-type="float" office:value="0.3369140625">
            <text:p>0.3369140625</text:p>
          </table:table-cell>
          <table:table-cell table:formula="of:=([.B78]+[.$D$4])/[.$D$5]" office:value-type="float" office:value="0.987463459527961">
            <text:p>0.9874634595</text:p>
          </table:table-cell>
          <table:table-cell table:formula="of:=[.C78]*[.$B$2]/([.$B$1]-[.C78])" office:value-type="float" office:value="6.13193843168434">
            <text:p>6.1319384317</text:p>
          </table:table-cell>
          <table:table-cell/>
        </table:table-row>
        <table:table-row table:style-name="ro2">
          <table:table-cell table:formula="of:=[.A78]+1" office:value-type="float" office:value="70">
            <text:p>70</text:p>
          </table:table-cell>
          <table:table-cell table:formula="of:=[.$B$1]*[.A79]/1024" office:value-type="float" office:value="0.341796875">
            <text:p>0.341796875</text:p>
          </table:table-cell>
          <table:table-cell table:formula="of:=([.B79]+[.$D$4])/[.$D$5]" office:value-type="float" office:value="0.990905629860811">
            <text:p>0.9909056299</text:p>
          </table:table-cell>
          <table:table-cell table:formula="of:=[.C79]*[.$B$2]/([.$B$1]-[.C79])" office:value-type="float" office:value="6.158596755203">
            <text:p>6.1585967552</text:p>
          </table:table-cell>
          <table:table-cell/>
        </table:table-row>
        <table:table-row table:style-name="ro2">
          <table:table-cell table:formula="of:=[.A79]+1" office:value-type="float" office:value="71">
            <text:p>71</text:p>
          </table:table-cell>
          <table:table-cell table:formula="of:=[.$B$1]*[.A80]/1024" office:value-type="float" office:value="0.3466796875">
            <text:p>0.3466796875</text:p>
          </table:table-cell>
          <table:table-cell table:formula="of:=([.B80]+[.$D$4])/[.$D$5]" office:value-type="float" office:value="0.994347800193661">
            <text:p>0.9943478002</text:p>
          </table:table-cell>
          <table:table-cell table:formula="of:=[.C80]*[.$B$2]/([.$B$1]-[.C80])" office:value-type="float" office:value="6.18530089522583">
            <text:p>6.1853008952</text:p>
          </table:table-cell>
          <table:table-cell/>
        </table:table-row>
        <table:table-row table:style-name="ro2">
          <table:table-cell table:formula="of:=[.A80]+1" office:value-type="float" office:value="72">
            <text:p>72</text:p>
          </table:table-cell>
          <table:table-cell table:formula="of:=[.$B$1]*[.A81]/1024" office:value-type="float" office:value="0.3515625">
            <text:p>0.3515625</text:p>
          </table:table-cell>
          <table:table-cell table:formula="of:=([.B81]+[.$D$4])/[.$D$5]" office:value-type="float" office:value="0.997789970526511">
            <text:p>0.9977899705</text:p>
          </table:table-cell>
          <table:table-cell table:formula="of:=[.C81]*[.$B$2]/([.$B$1]-[.C81])" office:value-type="float" office:value="6.21205096996865">
            <text:p>6.21205097</text:p>
          </table:table-cell>
          <table:table-cell/>
        </table:table-row>
        <table:table-row table:style-name="ro2">
          <table:table-cell table:formula="of:=[.A81]+1" office:value-type="float" office:value="73">
            <text:p>73</text:p>
          </table:table-cell>
          <table:table-cell table:formula="of:=[.$B$1]*[.A82]/1024" office:value-type="float" office:value="0.3564453125">
            <text:p>0.3564453125</text:p>
          </table:table-cell>
          <table:table-cell table:formula="of:=([.B82]+[.$D$4])/[.$D$5]" office:value-type="float" office:value="1.00123214085936">
            <text:p>1.0012321409</text:p>
          </table:table-cell>
          <table:table-cell table:formula="of:=[.C82]*[.$B$2]/([.$B$1]-[.C82])" office:value-type="float" office:value="6.23884709805438">
            <text:p>6.2388470981</text:p>
          </table:table-cell>
          <table:table-cell/>
        </table:table-row>
        <table:table-row table:style-name="ro2">
          <table:table-cell table:formula="of:=[.A82]+1" office:value-type="float" office:value="74">
            <text:p>74</text:p>
          </table:table-cell>
          <table:table-cell table:formula="of:=[.$B$1]*[.A83]/1024" office:value-type="float" office:value="0.361328125">
            <text:p>0.361328125</text:p>
          </table:table-cell>
          <table:table-cell table:formula="of:=([.B83]+[.$D$4])/[.$D$5]" office:value-type="float" office:value="1.00467431119221">
            <text:p>1.0046743112</text:p>
          </table:table-cell>
          <table:table-cell table:formula="of:=[.C83]*[.$B$2]/([.$B$1]-[.C83])" office:value-type="float" office:value="6.26568939851467">
            <text:p>6.2656893985</text:p>
          </table:table-cell>
          <table:table-cell/>
        </table:table-row>
        <table:table-row table:style-name="ro2">
          <table:table-cell table:formula="of:=[.A83]+1" office:value-type="float" office:value="75">
            <text:p>75</text:p>
          </table:table-cell>
          <table:table-cell table:formula="of:=[.$B$1]*[.A84]/1024" office:value-type="float" office:value="0.3662109375">
            <text:p>0.3662109375</text:p>
          </table:table-cell>
          <table:table-cell table:formula="of:=([.B84]+[.$D$4])/[.$D$5]" office:value-type="float" office:value="1.00811648152506">
            <text:p>1.0081164815</text:p>
          </table:table-cell>
          <table:table-cell table:formula="of:=[.C84]*[.$B$2]/([.$B$1]-[.C84])" office:value-type="float" office:value="6.2925779907918">
            <text:p>6.2925779908</text:p>
          </table:table-cell>
          <table:table-cell/>
        </table:table-row>
        <table:table-row table:style-name="ro2">
          <table:table-cell table:formula="of:=[.A84]+1" office:value-type="float" office:value="76">
            <text:p>76</text:p>
          </table:table-cell>
          <table:table-cell table:formula="of:=[.$B$1]*[.A85]/1024" office:value-type="float" office:value="0.37109375">
            <text:p>0.37109375</text:p>
          </table:table-cell>
          <table:table-cell table:formula="of:=([.B85]+[.$D$4])/[.$D$5]" office:value-type="float" office:value="1.01155865185791">
            <text:p>1.0115586519</text:p>
          </table:table-cell>
          <table:table-cell table:formula="of:=[.C85]*[.$B$2]/([.$B$1]-[.C85])" office:value-type="float" office:value="6.31951299474032">
            <text:p>6.3195129947</text:p>
          </table:table-cell>
          <table:table-cell/>
        </table:table-row>
        <table:table-row table:style-name="ro2">
          <table:table-cell table:formula="of:=[.A85]+1" office:value-type="float" office:value="77">
            <text:p>77</text:p>
          </table:table-cell>
          <table:table-cell table:formula="of:=[.$B$1]*[.A86]/1024" office:value-type="float" office:value="0.3759765625">
            <text:p>0.3759765625</text:p>
          </table:table-cell>
          <table:table-cell table:formula="of:=([.B86]+[.$D$4])/[.$D$5]" office:value-type="float" office:value="1.01500082219076">
            <text:p>1.0150008222</text:p>
          </table:table-cell>
          <table:table-cell table:formula="of:=[.C86]*[.$B$2]/([.$B$1]-[.C86])" office:value-type="float" office:value="6.34649453062894">
            <text:p>6.3464945306</text:p>
          </table:table-cell>
          <table:table-cell/>
        </table:table-row>
        <table:table-row table:style-name="ro2">
          <table:table-cell table:formula="of:=[.A86]+1" office:value-type="float" office:value="78">
            <text:p>78</text:p>
          </table:table-cell>
          <table:table-cell table:formula="of:=[.$B$1]*[.A87]/1024" office:value-type="float" office:value="0.380859375">
            <text:p>0.380859375</text:p>
          </table:table-cell>
          <table:table-cell table:formula="of:=([.B87]+[.$D$4])/[.$D$5]" office:value-type="float" office:value="1.01844299252361">
            <text:p>1.0184429925</text:p>
          </table:table-cell>
          <table:table-cell table:formula="of:=[.C87]*[.$B$2]/([.$B$1]-[.C87])" office:value-type="float" office:value="6.37352271914225">
            <text:p>6.3735227191</text:p>
          </table:table-cell>
          <table:table-cell/>
        </table:table-row>
        <table:table-row table:style-name="ro2">
          <table:table-cell table:formula="of:=[.A87]+1" office:value-type="float" office:value="79">
            <text:p>79</text:p>
          </table:table-cell>
          <table:table-cell table:formula="of:=[.$B$1]*[.A88]/1024" office:value-type="float" office:value="0.3857421875">
            <text:p>0.3857421875</text:p>
          </table:table-cell>
          <table:table-cell table:formula="of:=([.B88]+[.$D$4])/[.$D$5]" office:value-type="float" office:value="1.02188516285646">
            <text:p>1.0218851629</text:p>
          </table:table-cell>
          <table:table-cell table:formula="of:=[.C88]*[.$B$2]/([.$B$1]-[.C88])" office:value-type="float" office:value="6.40059768138253">
            <text:p>6.4005976814</text:p>
          </table:table-cell>
          <table:table-cell/>
        </table:table-row>
        <table:table-row table:style-name="ro2">
          <table:table-cell table:formula="of:=[.A88]+1" office:value-type="float" office:value="80">
            <text:p>80</text:p>
          </table:table-cell>
          <table:table-cell table:formula="of:=[.$B$1]*[.A89]/1024" office:value-type="float" office:value="0.390625">
            <text:p>0.390625</text:p>
          </table:table-cell>
          <table:table-cell table:formula="of:=([.B89]+[.$D$4])/[.$D$5]" office:value-type="float" office:value="1.02532733318931">
            <text:p>1.0253273332</text:p>
          </table:table-cell>
          <table:table-cell table:formula="of:=[.C89]*[.$B$2]/([.$B$1]-[.C89])" office:value-type="float" office:value="6.42771953887161">
            <text:p>6.4277195389</text:p>
          </table:table-cell>
          <table:table-cell/>
        </table:table-row>
        <table:table-row table:style-name="ro2">
          <table:table-cell table:formula="of:=[.A89]+1" office:value-type="float" office:value="81">
            <text:p>81</text:p>
          </table:table-cell>
          <table:table-cell table:formula="of:=[.$B$1]*[.A90]/1024" office:value-type="float" office:value="0.3955078125">
            <text:p>0.3955078125</text:p>
          </table:table-cell>
          <table:table-cell table:formula="of:=([.B90]+[.$D$4])/[.$D$5]" office:value-type="float" office:value="1.02876950352216">
            <text:p>1.0287695035</text:p>
          </table:table-cell>
          <table:table-cell table:formula="of:=[.C90]*[.$B$2]/([.$B$1]-[.C90])" office:value-type="float" office:value="6.45488841355262">
            <text:p>6.4548884136</text:p>
          </table:table-cell>
          <table:table-cell/>
        </table:table-row>
        <table:table-row table:style-name="ro2">
          <table:table-cell table:formula="of:=[.A90]+1" office:value-type="float" office:value="82">
            <text:p>82</text:p>
          </table:table-cell>
          <table:table-cell table:formula="of:=[.$B$1]*[.A91]/1024" office:value-type="float" office:value="0.400390625">
            <text:p>0.400390625</text:p>
          </table:table-cell>
          <table:table-cell table:formula="of:=([.B91]+[.$D$4])/[.$D$5]" office:value-type="float" office:value="1.03221167385501">
            <text:p>1.0322116739</text:p>
          </table:table-cell>
          <table:table-cell table:formula="of:=[.C91]*[.$B$2]/([.$B$1]-[.C91])" office:value-type="float" office:value="6.48210442779185">
            <text:p>6.4821044278</text:p>
          </table:table-cell>
          <table:table-cell/>
        </table:table-row>
        <table:table-row table:style-name="ro2">
          <table:table-cell table:formula="of:=[.A91]+1" office:value-type="float" office:value="83">
            <text:p>83</text:p>
          </table:table-cell>
          <table:table-cell table:formula="of:=[.$B$1]*[.A92]/1024" office:value-type="float" office:value="0.4052734375">
            <text:p>0.4052734375</text:p>
          </table:table-cell>
          <table:table-cell table:formula="of:=([.B92]+[.$D$4])/[.$D$5]" office:value-type="float" office:value="1.03565384418786">
            <text:p>1.0356538442</text:p>
          </table:table-cell>
          <table:table-cell table:formula="of:=[.C92]*[.$B$2]/([.$B$1]-[.C92])" office:value-type="float" office:value="6.50936770438059">
            <text:p>6.5093677044</text:p>
          </table:table-cell>
          <table:table-cell/>
        </table:table-row>
        <table:table-row table:style-name="ro2">
          <table:table-cell table:formula="of:=[.A92]+1" office:value-type="float" office:value="84">
            <text:p>84</text:p>
          </table:table-cell>
          <table:table-cell table:formula="of:=[.$B$1]*[.A93]/1024" office:value-type="float" office:value="0.41015625">
            <text:p>0.41015625</text:p>
          </table:table-cell>
          <table:table-cell table:formula="of:=([.B93]+[.$D$4])/[.$D$5]" office:value-type="float" office:value="1.03909601452071">
            <text:p>1.0390960145</text:p>
          </table:table-cell>
          <table:table-cell table:formula="of:=[.C93]*[.$B$2]/([.$B$1]-[.C93])" office:value-type="float" office:value="6.53667836653696">
            <text:p>6.5366783665</text:p>
          </table:table-cell>
          <table:table-cell/>
        </table:table-row>
        <table:table-row table:style-name="ro2">
          <table:table-cell table:formula="of:=[.A93]+1" office:value-type="float" office:value="85">
            <text:p>85</text:p>
          </table:table-cell>
          <table:table-cell table:formula="of:=[.$B$1]*[.A94]/1024" office:value-type="float" office:value="0.4150390625">
            <text:p>0.4150390625</text:p>
          </table:table-cell>
          <table:table-cell table:formula="of:=([.B94]+[.$D$4])/[.$D$5]" office:value-type="float" office:value="1.04253818485356">
            <text:p>1.0425381849</text:p>
          </table:table-cell>
          <table:table-cell table:formula="of:=[.C94]*[.$B$2]/([.$B$1]-[.C94])" office:value-type="float" office:value="6.56403653790779">
            <text:p>6.5640365379</text:p>
          </table:table-cell>
          <table:table-cell/>
        </table:table-row>
        <table:table-row table:style-name="ro2">
          <table:table-cell table:formula="of:=[.A94]+1" office:value-type="float" office:value="86">
            <text:p>86</text:p>
          </table:table-cell>
          <table:table-cell table:formula="of:=[.$B$1]*[.A95]/1024" office:value-type="float" office:value="0.419921875">
            <text:p>0.419921875</text:p>
          </table:table-cell>
          <table:table-cell table:formula="of:=([.B95]+[.$D$4])/[.$D$5]" office:value-type="float" office:value="1.04598035518641">
            <text:p>1.0459803552</text:p>
          </table:table-cell>
          <table:table-cell table:formula="of:=[.C95]*[.$B$2]/([.$B$1]-[.C95])" office:value-type="float" office:value="6.59144234257046">
            <text:p>6.5914423426</text:p>
          </table:table-cell>
          <table:table-cell/>
        </table:table-row>
        <table:table-row table:style-name="ro2">
          <table:table-cell table:formula="of:=[.A95]+1" office:value-type="float" office:value="87">
            <text:p>87</text:p>
          </table:table-cell>
          <table:table-cell table:formula="of:=[.$B$1]*[.A96]/1024" office:value-type="float" office:value="0.4248046875">
            <text:p>0.4248046875</text:p>
          </table:table-cell>
          <table:table-cell table:formula="of:=([.B96]+[.$D$4])/[.$D$5]" office:value-type="float" office:value="1.04942252551926">
            <text:p>1.0494225255</text:p>
          </table:table-cell>
          <table:table-cell table:formula="of:=[.C96]*[.$B$2]/([.$B$1]-[.C96])" office:value-type="float" office:value="6.61889590503481">
            <text:p>6.618895905</text:p>
          </table:table-cell>
          <table:table-cell/>
        </table:table-row>
        <table:table-row table:style-name="ro2">
          <table:table-cell table:formula="of:=[.A96]+1" office:value-type="float" office:value="88">
            <text:p>88</text:p>
          </table:table-cell>
          <table:table-cell table:formula="of:=[.$B$1]*[.A97]/1024" office:value-type="float" office:value="0.4296875">
            <text:p>0.4296875</text:p>
          </table:table-cell>
          <table:table-cell table:formula="of:=([.B97]+[.$D$4])/[.$D$5]" office:value-type="float" office:value="1.05286469585211">
            <text:p>1.0528646959</text:p>
          </table:table-cell>
          <table:table-cell table:formula="of:=[.C97]*[.$B$2]/([.$B$1]-[.C97])" office:value-type="float" office:value="6.64639735024498">
            <text:p>6.6463973502</text:p>
          </table:table-cell>
          <table:table-cell/>
        </table:table-row>
        <table:table-row table:style-name="ro2">
          <table:table-cell table:formula="of:=[.A97]+1" office:value-type="float" office:value="89">
            <text:p>89</text:p>
          </table:table-cell>
          <table:table-cell table:formula="of:=[.$B$1]*[.A98]/1024" office:value-type="float" office:value="0.4345703125">
            <text:p>0.4345703125</text:p>
          </table:table-cell>
          <table:table-cell table:formula="of:=([.B98]+[.$D$4])/[.$D$5]" office:value-type="float" office:value="1.05630686618496">
            <text:p>1.0563068662</text:p>
          </table:table-cell>
          <table:table-cell table:formula="of:=[.C98]*[.$B$2]/([.$B$1]-[.C98])" office:value-type="float" office:value="6.67394680358134">
            <text:p>6.6739468036</text:p>
          </table:table-cell>
          <table:table-cell/>
        </table:table-row>
        <table:table-row table:style-name="ro2">
          <table:table-cell table:formula="of:=[.A98]+1" office:value-type="float" office:value="90">
            <text:p>90</text:p>
          </table:table-cell>
          <table:table-cell table:formula="of:=[.$B$1]*[.A99]/1024" office:value-type="float" office:value="0.439453125">
            <text:p>0.439453125</text:p>
          </table:table-cell>
          <table:table-cell table:formula="of:=([.B99]+[.$D$4])/[.$D$5]" office:value-type="float" office:value="1.05974903651781">
            <text:p>1.0597490365</text:p>
          </table:table-cell>
          <table:table-cell table:formula="of:=[.C99]*[.$B$2]/([.$B$1]-[.C99])" office:value-type="float" office:value="6.70154439086239">
            <text:p>6.7015443909</text:p>
          </table:table-cell>
          <table:table-cell/>
        </table:table-row>
        <table:table-row table:style-name="ro2">
          <table:table-cell table:formula="of:=[.A99]+1" office:value-type="float" office:value="91">
            <text:p>91</text:p>
          </table:table-cell>
          <table:table-cell table:formula="of:=[.$B$1]*[.A100]/1024" office:value-type="float" office:value="0.4443359375">
            <text:p>0.4443359375</text:p>
          </table:table-cell>
          <table:table-cell table:formula="of:=([.B100]+[.$D$4])/[.$D$5]" office:value-type="float" office:value="1.06319120685066">
            <text:p>1.0631912069</text:p>
          </table:table-cell>
          <table:table-cell table:formula="of:=[.C100]*[.$B$2]/([.$B$1]-[.C100])" office:value-type="float" office:value="6.72919023834665">
            <text:p>6.7291902383</text:p>
          </table:table-cell>
          <table:table-cell/>
        </table:table-row>
        <table:table-row table:style-name="ro2">
          <table:table-cell table:formula="of:=[.A100]+1" office:value-type="float" office:value="92">
            <text:p>92</text:p>
          </table:table-cell>
          <table:table-cell table:formula="of:=[.$B$1]*[.A101]/1024" office:value-type="float" office:value="0.44921875">
            <text:p>0.44921875</text:p>
          </table:table-cell>
          <table:table-cell table:formula="of:=([.B101]+[.$D$4])/[.$D$5]" office:value-type="float" office:value="1.06663337718351">
            <text:p>1.0666333772</text:p>
          </table:table-cell>
          <table:table-cell table:formula="of:=[.C101]*[.$B$2]/([.$B$1]-[.C101])" office:value-type="float" office:value="6.75688447273464">
            <text:p>6.7568844727</text:p>
          </table:table-cell>
          <table:table-cell/>
        </table:table-row>
        <table:table-row table:style-name="ro2">
          <table:table-cell table:formula="of:=[.A101]+1" office:value-type="float" office:value="93">
            <text:p>93</text:p>
          </table:table-cell>
          <table:table-cell table:formula="of:=[.$B$1]*[.A102]/1024" office:value-type="float" office:value="0.4541015625">
            <text:p>0.4541015625</text:p>
          </table:table-cell>
          <table:table-cell table:formula="of:=([.B102]+[.$D$4])/[.$D$5]" office:value-type="float" office:value="1.07007554751636">
            <text:p>1.0700755475</text:p>
          </table:table-cell>
          <table:table-cell table:formula="of:=[.C102]*[.$B$2]/([.$B$1]-[.C102])" office:value-type="float" office:value="6.78462722117075">
            <text:p>6.7846272212</text:p>
          </table:table-cell>
          <table:table-cell/>
        </table:table-row>
        <table:table-row table:style-name="ro2">
          <table:table-cell table:formula="of:=[.A102]+1" office:value-type="float" office:value="94">
            <text:p>94</text:p>
          </table:table-cell>
          <table:table-cell table:formula="of:=[.$B$1]*[.A103]/1024" office:value-type="float" office:value="0.458984375">
            <text:p>0.458984375</text:p>
          </table:table-cell>
          <table:table-cell table:formula="of:=([.B103]+[.$D$4])/[.$D$5]" office:value-type="float" office:value="1.07351771784921">
            <text:p>1.0735177178</text:p>
          </table:table-cell>
          <table:table-cell table:formula="of:=[.C103]*[.$B$2]/([.$B$1]-[.C103])" office:value-type="float" office:value="6.81241861124522">
            <text:p>6.8124186112</text:p>
          </table:table-cell>
          <table:table-cell/>
        </table:table-row>
        <table:table-row table:style-name="ro2">
          <table:table-cell table:formula="of:=[.A103]+1" office:value-type="float" office:value="95">
            <text:p>95</text:p>
          </table:table-cell>
          <table:table-cell table:formula="of:=[.$B$1]*[.A104]/1024" office:value-type="float" office:value="0.4638671875">
            <text:p>0.4638671875</text:p>
          </table:table-cell>
          <table:table-cell table:formula="of:=([.B104]+[.$D$4])/[.$D$5]" office:value-type="float" office:value="1.07695988818206">
            <text:p>1.0769598882</text:p>
          </table:table-cell>
          <table:table-cell table:formula="of:=[.C104]*[.$B$2]/([.$B$1]-[.C104])" office:value-type="float" office:value="6.84025877099612">
            <text:p>6.840258771</text:p>
          </table:table-cell>
          <table:table-cell/>
        </table:table-row>
        <table:table-row table:style-name="ro2">
          <table:table-cell table:formula="of:=[.A104]+1" office:value-type="float" office:value="96">
            <text:p>96</text:p>
          </table:table-cell>
          <table:table-cell table:formula="of:=[.$B$1]*[.A105]/1024" office:value-type="float" office:value="0.46875">
            <text:p>0.46875</text:p>
          </table:table-cell>
          <table:table-cell table:formula="of:=([.B105]+[.$D$4])/[.$D$5]" office:value-type="float" office:value="1.08040205851491">
            <text:p>1.0804020585</text:p>
          </table:table-cell>
          <table:table-cell table:formula="of:=[.C105]*[.$B$2]/([.$B$1]-[.C105])" office:value-type="float" office:value="6.86814782891127">
            <text:p>6.8681478289</text:p>
          </table:table-cell>
          <table:table-cell/>
        </table:table-row>
        <table:table-row table:style-name="ro2">
          <table:table-cell table:formula="of:=[.A105]+1" office:value-type="float" office:value="97">
            <text:p>97</text:p>
          </table:table-cell>
          <table:table-cell table:formula="of:=[.$B$1]*[.A106]/1024" office:value-type="float" office:value="0.4736328125">
            <text:p>0.4736328125</text:p>
          </table:table-cell>
          <table:table-cell table:formula="of:=([.B106]+[.$D$4])/[.$D$5]" office:value-type="float" office:value="1.08384422884776">
            <text:p>1.0838442288</text:p>
          </table:table-cell>
          <table:table-cell table:formula="of:=[.C106]*[.$B$2]/([.$B$1]-[.C106])" office:value-type="float" office:value="6.89608591393023">
            <text:p>6.8960859139</text:p>
          </table:table-cell>
          <table:table-cell/>
        </table:table-row>
        <table:table-row table:style-name="ro2">
          <table:table-cell table:formula="of:=[.A106]+1" office:value-type="float" office:value="98">
            <text:p>98</text:p>
          </table:table-cell>
          <table:table-cell table:formula="of:=[.$B$1]*[.A107]/1024" office:value-type="float" office:value="0.478515625">
            <text:p>0.478515625</text:p>
          </table:table-cell>
          <table:table-cell table:formula="of:=([.B107]+[.$D$4])/[.$D$5]" office:value-type="float" office:value="1.08728639918061">
            <text:p>1.0872863992</text:p>
          </table:table-cell>
          <table:table-cell table:formula="of:=[.C107]*[.$B$2]/([.$B$1]-[.C107])" office:value-type="float" office:value="6.92407315544629">
            <text:p>6.9240731554</text:p>
          </table:table-cell>
          <table:table-cell/>
        </table:table-row>
        <table:table-row table:style-name="ro2">
          <table:table-cell table:formula="of:=[.A107]+1" office:value-type="float" office:value="99">
            <text:p>99</text:p>
          </table:table-cell>
          <table:table-cell table:formula="of:=[.$B$1]*[.A108]/1024" office:value-type="float" office:value="0.4833984375">
            <text:p>0.4833984375</text:p>
          </table:table-cell>
          <table:table-cell table:formula="of:=([.B108]+[.$D$4])/[.$D$5]" office:value-type="float" office:value="1.09072856951346">
            <text:p>1.0907285695</text:p>
          </table:table-cell>
          <table:table-cell table:formula="of:=[.C108]*[.$B$2]/([.$B$1]-[.C108])" office:value-type="float" office:value="6.9521096833085">
            <text:p>6.9521096833</text:p>
          </table:table-cell>
          <table:table-cell/>
        </table:table-row>
        <table:table-row table:style-name="ro2">
          <table:table-cell table:formula="of:=[.A108]+1" office:value-type="float" office:value="100">
            <text:p>100</text:p>
          </table:table-cell>
          <table:table-cell table:formula="of:=[.$B$1]*[.A109]/1024" office:value-type="float" office:value="0.48828125">
            <text:p>0.48828125</text:p>
          </table:table-cell>
          <table:table-cell table:formula="of:=([.B109]+[.$D$4])/[.$D$5]" office:value-type="float" office:value="1.09417073984631">
            <text:p>1.0941707398</text:p>
          </table:table-cell>
          <table:table-cell table:formula="of:=[.C109]*[.$B$2]/([.$B$1]-[.C109])" office:value-type="float" office:value="6.98019562782363">
            <text:p>6.9801956278</text:p>
          </table:table-cell>
          <table:table-cell/>
        </table:table-row>
        <table:table-row table:style-name="ro2">
          <table:table-cell table:formula="of:=[.A109]+1" office:value-type="float" office:value="101">
            <text:p>101</text:p>
          </table:table-cell>
          <table:table-cell table:formula="of:=[.$B$1]*[.A110]/1024" office:value-type="float" office:value="0.4931640625">
            <text:p>0.4931640625</text:p>
          </table:table-cell>
          <table:table-cell table:formula="of:=([.B110]+[.$D$4])/[.$D$5]" office:value-type="float" office:value="1.09761291017916">
            <text:p>1.0976129102</text:p>
          </table:table-cell>
          <table:table-cell table:formula="of:=[.C110]*[.$B$2]/([.$B$1]-[.C110])" office:value-type="float" office:value="7.00833111975819">
            <text:p>7.0083311198</text:p>
          </table:table-cell>
          <table:table-cell/>
        </table:table-row>
        <table:table-row table:style-name="ro2">
          <table:table-cell table:formula="of:=[.A110]+1" office:value-type="float" office:value="102">
            <text:p>102</text:p>
          </table:table-cell>
          <table:table-cell table:formula="of:=[.$B$1]*[.A111]/1024" office:value-type="float" office:value="0.498046875">
            <text:p>0.498046875</text:p>
          </table:table-cell>
          <table:table-cell table:formula="of:=([.B111]+[.$D$4])/[.$D$5]" office:value-type="float" office:value="1.10105508051201">
            <text:p>1.1010550805</text:p>
          </table:table-cell>
          <table:table-cell table:formula="of:=[.C111]*[.$B$2]/([.$B$1]-[.C111])" office:value-type="float" office:value="7.03651629034051">
            <text:p>7.0365162903</text:p>
          </table:table-cell>
          <table:table-cell/>
        </table:table-row>
        <table:table-row table:style-name="ro2">
          <table:table-cell table:formula="of:=[.A111]+1" office:value-type="float" office:value="103">
            <text:p>103</text:p>
          </table:table-cell>
          <table:table-cell table:formula="of:=[.$B$1]*[.A112]/1024" office:value-type="float" office:value="0.5029296875">
            <text:p>0.5029296875</text:p>
          </table:table-cell>
          <table:table-cell table:formula="of:=([.B112]+[.$D$4])/[.$D$5]" office:value-type="float" office:value="1.10449725084486">
            <text:p>1.1044972508</text:p>
          </table:table-cell>
          <table:table-cell table:formula="of:=[.C112]*[.$B$2]/([.$B$1]-[.C112])" office:value-type="float" office:value="7.06475127126273">
            <text:p>7.0647512713</text:p>
          </table:table-cell>
          <table:table-cell/>
        </table:table-row>
        <table:table-row table:style-name="ro2">
          <table:table-cell table:formula="of:=[.A112]+1" office:value-type="float" office:value="104">
            <text:p>104</text:p>
          </table:table-cell>
          <table:table-cell table:formula="of:=[.$B$1]*[.A113]/1024" office:value-type="float" office:value="0.5078125">
            <text:p>0.5078125</text:p>
          </table:table-cell>
          <table:table-cell table:formula="of:=([.B113]+[.$D$4])/[.$D$5]" office:value-type="float" office:value="1.10793942117771">
            <text:p>1.1079394212</text:p>
          </table:table-cell>
          <table:table-cell table:formula="of:=[.C113]*[.$B$2]/([.$B$1]-[.C113])" office:value-type="float" office:value="7.09303619468287">
            <text:p>7.0930361947</text:p>
          </table:table-cell>
          <table:table-cell/>
        </table:table-row>
        <table:table-row table:style-name="ro2">
          <table:table-cell table:formula="of:=[.A113]+1" office:value-type="float" office:value="105">
            <text:p>105</text:p>
          </table:table-cell>
          <table:table-cell table:formula="of:=[.$B$1]*[.A114]/1024" office:value-type="float" office:value="0.5126953125">
            <text:p>0.5126953125</text:p>
          </table:table-cell>
          <table:table-cell table:formula="of:=([.B114]+[.$D$4])/[.$D$5]" office:value-type="float" office:value="1.11138159151056">
            <text:p>1.1113815915</text:p>
          </table:table-cell>
          <table:table-cell table:formula="of:=[.C114]*[.$B$2]/([.$B$1]-[.C114])" office:value-type="float" office:value="7.12137119322688">
            <text:p>7.1213711932</text:p>
          </table:table-cell>
          <table:table-cell/>
        </table:table-row>
        <table:table-row table:style-name="ro2">
          <table:table-cell table:formula="of:=[.A114]+1" office:value-type="float" office:value="106">
            <text:p>106</text:p>
          </table:table-cell>
          <table:table-cell table:formula="of:=[.$B$1]*[.A115]/1024" office:value-type="float" office:value="0.517578125">
            <text:p>0.517578125</text:p>
          </table:table-cell>
          <table:table-cell table:formula="of:=([.B115]+[.$D$4])/[.$D$5]" office:value-type="float" office:value="1.1148237618434">
            <text:p>1.1148237618</text:p>
          </table:table-cell>
          <table:table-cell table:formula="of:=[.C115]*[.$B$2]/([.$B$1]-[.C115])" office:value-type="float" office:value="7.14975639999075">
            <text:p>7.1497564</text:p>
          </table:table-cell>
          <table:table-cell/>
        </table:table-row>
        <table:table-row table:style-name="ro2">
          <table:table-cell table:formula="of:=[.A115]+1" office:value-type="float" office:value="107">
            <text:p>107</text:p>
          </table:table-cell>
          <table:table-cell table:formula="of:=[.$B$1]*[.A116]/1024" office:value-type="float" office:value="0.5224609375">
            <text:p>0.5224609375</text:p>
          </table:table-cell>
          <table:table-cell table:formula="of:=([.B116]+[.$D$4])/[.$D$5]" office:value-type="float" office:value="1.11826593217625">
            <text:p>1.1182659322</text:p>
          </table:table-cell>
          <table:table-cell table:formula="of:=[.C116]*[.$B$2]/([.$B$1]-[.C116])" office:value-type="float" office:value="7.17819194854255">
            <text:p>7.1781919485</text:p>
          </table:table-cell>
          <table:table-cell/>
        </table:table-row>
        <table:table-row table:style-name="ro2">
          <table:table-cell table:formula="of:=[.A116]+1" office:value-type="float" office:value="108">
            <text:p>108</text:p>
          </table:table-cell>
          <table:table-cell table:formula="of:=[.$B$1]*[.A117]/1024" office:value-type="float" office:value="0.52734375">
            <text:p>0.52734375</text:p>
          </table:table-cell>
          <table:table-cell table:formula="of:=([.B117]+[.$D$4])/[.$D$5]" office:value-type="float" office:value="1.1217081025091">
            <text:p>1.1217081025</text:p>
          </table:table-cell>
          <table:table-cell table:formula="of:=[.C117]*[.$B$2]/([.$B$1]-[.C117])" office:value-type="float" office:value="7.20667797292454">
            <text:p>7.2066779729</text:p>
          </table:table-cell>
          <table:table-cell/>
        </table:table-row>
        <table:table-row table:style-name="ro2">
          <table:table-cell table:formula="of:=[.A117]+1" office:value-type="float" office:value="109">
            <text:p>109</text:p>
          </table:table-cell>
          <table:table-cell table:formula="of:=[.$B$1]*[.A118]/1024" office:value-type="float" office:value="0.5322265625">
            <text:p>0.5322265625</text:p>
          </table:table-cell>
          <table:table-cell table:formula="of:=([.B118]+[.$D$4])/[.$D$5]" office:value-type="float" office:value="1.12515027284195">
            <text:p>1.1251502728</text:p>
          </table:table-cell>
          <table:table-cell table:formula="of:=[.C118]*[.$B$2]/([.$B$1]-[.C118])" office:value-type="float" office:value="7.23521460765528">
            <text:p>7.2352146077</text:p>
          </table:table-cell>
          <table:table-cell/>
        </table:table-row>
        <table:table-row table:style-name="ro2">
          <table:table-cell table:formula="of:=[.A118]+1" office:value-type="float" office:value="110">
            <text:p>110</text:p>
          </table:table-cell>
          <table:table-cell table:formula="of:=[.$B$1]*[.A119]/1024" office:value-type="float" office:value="0.537109375">
            <text:p>0.537109375</text:p>
          </table:table-cell>
          <table:table-cell table:formula="of:=([.B119]+[.$D$4])/[.$D$5]" office:value-type="float" office:value="1.1285924431748">
            <text:p>1.1285924432</text:p>
          </table:table-cell>
          <table:table-cell table:formula="of:=[.C119]*[.$B$2]/([.$B$1]-[.C119])" office:value-type="float" office:value="7.26380198773175">
            <text:p>7.2638019877</text:p>
          </table:table-cell>
          <table:table-cell/>
        </table:table-row>
        <table:table-row table:style-name="ro2">
          <table:table-cell table:formula="of:=[.A119]+1" office:value-type="float" office:value="111">
            <text:p>111</text:p>
          </table:table-cell>
          <table:table-cell table:formula="of:=[.$B$1]*[.A120]/1024" office:value-type="float" office:value="0.5419921875">
            <text:p>0.5419921875</text:p>
          </table:table-cell>
          <table:table-cell table:formula="of:=([.B120]+[.$D$4])/[.$D$5]" office:value-type="float" office:value="1.13203461350765">
            <text:p>1.1320346135</text:p>
          </table:table-cell>
          <table:table-cell table:formula="of:=[.C120]*[.$B$2]/([.$B$1]-[.C120])" office:value-type="float" office:value="7.29244024863148">
            <text:p>7.2924402486</text:p>
          </table:table-cell>
          <table:table-cell/>
        </table:table-row>
        <table:table-row table:style-name="ro2">
          <table:table-cell table:formula="of:=[.A120]+1" office:value-type="float" office:value="112">
            <text:p>112</text:p>
          </table:table-cell>
          <table:table-cell table:formula="of:=[.$B$1]*[.A121]/1024" office:value-type="float" office:value="0.546875">
            <text:p>0.546875</text:p>
          </table:table-cell>
          <table:table-cell table:formula="of:=([.B121]+[.$D$4])/[.$D$5]" office:value-type="float" office:value="1.1354767838405">
            <text:p>1.1354767838</text:p>
          </table:table-cell>
          <table:table-cell table:formula="of:=[.C121]*[.$B$2]/([.$B$1]-[.C121])" office:value-type="float" office:value="7.32112952631467">
            <text:p>7.3211295263</text:p>
          </table:table-cell>
          <table:table-cell/>
        </table:table-row>
        <table:table-row table:style-name="ro2">
          <table:table-cell table:formula="of:=[.A121]+1" office:value-type="float" office:value="113">
            <text:p>113</text:p>
          </table:table-cell>
          <table:table-cell table:formula="of:=[.$B$1]*[.A122]/1024" office:value-type="float" office:value="0.5517578125">
            <text:p>0.5517578125</text:p>
          </table:table-cell>
          <table:table-cell table:formula="of:=([.B122]+[.$D$4])/[.$D$5]" office:value-type="float" office:value="1.13891895417335">
            <text:p>1.1389189542</text:p>
          </table:table-cell>
          <table:table-cell table:formula="of:=[.C122]*[.$B$2]/([.$B$1]-[.C122])" office:value-type="float" office:value="7.34986995722637">
            <text:p>7.3498699572</text:p>
          </table:table-cell>
          <table:table-cell/>
        </table:table-row>
        <table:table-row table:style-name="ro2">
          <table:table-cell table:formula="of:=[.A122]+1" office:value-type="float" office:value="114">
            <text:p>114</text:p>
          </table:table-cell>
          <table:table-cell table:formula="of:=[.$B$1]*[.A123]/1024" office:value-type="float" office:value="0.556640625">
            <text:p>0.556640625</text:p>
          </table:table-cell>
          <table:table-cell table:formula="of:=([.B123]+[.$D$4])/[.$D$5]" office:value-type="float" office:value="1.1423611245062">
            <text:p>1.1423611245</text:p>
          </table:table-cell>
          <table:table-cell table:formula="of:=[.C123]*[.$B$2]/([.$B$1]-[.C123])" office:value-type="float" office:value="7.37866167829862">
            <text:p>7.3786616783</text:p>
          </table:table-cell>
          <table:table-cell/>
        </table:table-row>
        <table:table-row table:style-name="ro2">
          <table:table-cell table:formula="of:=[.A123]+1" office:value-type="float" office:value="115">
            <text:p>115</text:p>
          </table:table-cell>
          <table:table-cell table:formula="of:=[.$B$1]*[.A124]/1024" office:value-type="float" office:value="0.5615234375">
            <text:p>0.5615234375</text:p>
          </table:table-cell>
          <table:table-cell table:formula="of:=([.B124]+[.$D$4])/[.$D$5]" office:value-type="float" office:value="1.14580329483905">
            <text:p>1.1458032948</text:p>
          </table:table-cell>
          <table:table-cell table:formula="of:=[.C124]*[.$B$2]/([.$B$1]-[.C124])" office:value-type="float" office:value="7.40750482695264">
            <text:p>7.407504827</text:p>
          </table:table-cell>
          <table:table-cell/>
        </table:table-row>
        <table:table-row table:style-name="ro2">
          <table:table-cell table:formula="of:=[.A124]+1" office:value-type="float" office:value="116">
            <text:p>116</text:p>
          </table:table-cell>
          <table:table-cell table:formula="of:=[.$B$1]*[.A125]/1024" office:value-type="float" office:value="0.56640625">
            <text:p>0.56640625</text:p>
          </table:table-cell>
          <table:table-cell table:formula="of:=([.B125]+[.$D$4])/[.$D$5]" office:value-type="float" office:value="1.1492454651719">
            <text:p>1.1492454652</text:p>
          </table:table-cell>
          <table:table-cell table:formula="of:=[.C125]*[.$B$2]/([.$B$1]-[.C125])" office:value-type="float" office:value="7.43639954110101">
            <text:p>7.4363995411</text:p>
          </table:table-cell>
          <table:table-cell/>
        </table:table-row>
        <table:table-row table:style-name="ro2">
          <table:table-cell table:formula="of:=[.A125]+1" office:value-type="float" office:value="117">
            <text:p>117</text:p>
          </table:table-cell>
          <table:table-cell table:formula="of:=[.$B$1]*[.A126]/1024" office:value-type="float" office:value="0.5712890625">
            <text:p>0.5712890625</text:p>
          </table:table-cell>
          <table:table-cell table:formula="of:=([.B126]+[.$D$4])/[.$D$5]" office:value-type="float" office:value="1.15268763550475">
            <text:p>1.1526876355</text:p>
          </table:table-cell>
          <table:table-cell table:formula="of:=[.C126]*[.$B$2]/([.$B$1]-[.C126])" office:value-type="float" office:value="7.46534595914987">
            <text:p>7.4653459591</text:p>
          </table:table-cell>
          <table:table-cell/>
        </table:table-row>
        <table:table-row table:style-name="ro2">
          <table:table-cell table:formula="of:=[.A126]+1" office:value-type="float" office:value="118">
            <text:p>118</text:p>
          </table:table-cell>
          <table:table-cell table:formula="of:=[.$B$1]*[.A127]/1024" office:value-type="float" office:value="0.576171875">
            <text:p>0.576171875</text:p>
          </table:table-cell>
          <table:table-cell table:formula="of:=([.B127]+[.$D$4])/[.$D$5]" office:value-type="float" office:value="1.1561298058376">
            <text:p>1.1561298058</text:p>
          </table:table-cell>
          <table:table-cell table:formula="of:=[.C127]*[.$B$2]/([.$B$1]-[.C127])" office:value-type="float" office:value="7.49434422000112">
            <text:p>7.49434422</text:p>
          </table:table-cell>
          <table:table-cell/>
        </table:table-row>
        <table:table-row table:style-name="ro2">
          <table:table-cell table:formula="of:=[.A127]+1" office:value-type="float" office:value="119">
            <text:p>119</text:p>
          </table:table-cell>
          <table:table-cell table:formula="of:=[.$B$1]*[.A128]/1024" office:value-type="float" office:value="0.5810546875">
            <text:p>0.5810546875</text:p>
          </table:table-cell>
          <table:table-cell table:formula="of:=([.B128]+[.$D$4])/[.$D$5]" office:value-type="float" office:value="1.15957197617045">
            <text:p>1.1595719762</text:p>
          </table:table-cell>
          <table:table-cell table:formula="of:=[.C128]*[.$B$2]/([.$B$1]-[.C128])" office:value-type="float" office:value="7.52339446305466">
            <text:p>7.5233944631</text:p>
          </table:table-cell>
          <table:table-cell/>
        </table:table-row>
        <table:table-row table:style-name="ro2">
          <table:table-cell table:formula="of:=[.A128]+1" office:value-type="float" office:value="120">
            <text:p>120</text:p>
          </table:table-cell>
          <table:table-cell table:formula="of:=[.$B$1]*[.A129]/1024" office:value-type="float" office:value="0.5859375">
            <text:p>0.5859375</text:p>
          </table:table-cell>
          <table:table-cell table:formula="of:=([.B129]+[.$D$4])/[.$D$5]" office:value-type="float" office:value="1.1630141465033">
            <text:p>1.1630141465</text:p>
          </table:table-cell>
          <table:table-cell table:formula="of:=[.C129]*[.$B$2]/([.$B$1]-[.C129])" office:value-type="float" office:value="7.55249682821061">
            <text:p>7.5524968282</text:p>
          </table:table-cell>
          <table:table-cell/>
        </table:table-row>
        <table:table-row table:style-name="ro2">
          <table:table-cell table:formula="of:=[.A129]+1" office:value-type="float" office:value="121">
            <text:p>121</text:p>
          </table:table-cell>
          <table:table-cell table:formula="of:=[.$B$1]*[.A130]/1024" office:value-type="float" office:value="0.5908203125">
            <text:p>0.5908203125</text:p>
          </table:table-cell>
          <table:table-cell table:formula="of:=([.B130]+[.$D$4])/[.$D$5]" office:value-type="float" office:value="1.16645631683615">
            <text:p>1.1664563168</text:p>
          </table:table-cell>
          <table:table-cell table:formula="of:=[.C130]*[.$B$2]/([.$B$1]-[.C130])" office:value-type="float" office:value="7.58165145587156">
            <text:p>7.5816514559</text:p>
          </table:table-cell>
          <table:table-cell/>
        </table:table-row>
        <table:table-row table:style-name="ro2">
          <table:table-cell table:formula="of:=[.A130]+1" office:value-type="float" office:value="122">
            <text:p>122</text:p>
          </table:table-cell>
          <table:table-cell table:formula="of:=[.$B$1]*[.A131]/1024" office:value-type="float" office:value="0.595703125">
            <text:p>0.595703125</text:p>
          </table:table-cell>
          <table:table-cell table:formula="of:=([.B131]+[.$D$4])/[.$D$5]" office:value-type="float" office:value="1.169898487169">
            <text:p>1.1698984872</text:p>
          </table:table-cell>
          <table:table-cell table:formula="of:=[.C131]*[.$B$2]/([.$B$1]-[.C131])" office:value-type="float" office:value="7.61085848694483">
            <text:p>7.6108584869</text:p>
          </table:table-cell>
          <table:table-cell/>
        </table:table-row>
        <table:table-row table:style-name="ro2">
          <table:table-cell table:formula="of:=[.A131]+1" office:value-type="float" office:value="123">
            <text:p>123</text:p>
          </table:table-cell>
          <table:table-cell table:formula="of:=[.$B$1]*[.A132]/1024" office:value-type="float" office:value="0.6005859375">
            <text:p>0.6005859375</text:p>
          </table:table-cell>
          <table:table-cell table:formula="of:=([.B132]+[.$D$4])/[.$D$5]" office:value-type="float" office:value="1.17334065750185">
            <text:p>1.1733406575</text:p>
          </table:table-cell>
          <table:table-cell table:formula="of:=[.C132]*[.$B$2]/([.$B$1]-[.C132])" office:value-type="float" office:value="7.64011806284473">
            <text:p>7.6401180628</text:p>
          </table:table-cell>
          <table:table-cell/>
        </table:table-row>
        <table:table-row table:style-name="ro2">
          <table:table-cell table:formula="of:=[.A132]+1" office:value-type="float" office:value="124">
            <text:p>124</text:p>
          </table:table-cell>
          <table:table-cell table:formula="of:=[.$B$1]*[.A133]/1024" office:value-type="float" office:value="0.60546875">
            <text:p>0.60546875</text:p>
          </table:table-cell>
          <table:table-cell table:formula="of:=([.B133]+[.$D$4])/[.$D$5]" office:value-type="float" office:value="1.1767828278347">
            <text:p>1.1767828278</text:p>
          </table:table-cell>
          <table:table-cell table:formula="of:=[.C133]*[.$B$2]/([.$B$1]-[.C133])" office:value-type="float" office:value="7.66943032549486">
            <text:p>7.6694303255</text:p>
          </table:table-cell>
          <table:table-cell/>
        </table:table-row>
        <table:table-row table:style-name="ro2">
          <table:table-cell table:formula="of:=[.A133]+1" office:value-type="float" office:value="125">
            <text:p>125</text:p>
          </table:table-cell>
          <table:table-cell table:formula="of:=[.$B$1]*[.A134]/1024" office:value-type="float" office:value="0.6103515625">
            <text:p>0.6103515625</text:p>
          </table:table-cell>
          <table:table-cell table:formula="of:=([.B134]+[.$D$4])/[.$D$5]" office:value-type="float" office:value="1.18022499816755">
            <text:p>1.1802249982</text:p>
          </table:table-cell>
          <table:table-cell table:formula="of:=[.C134]*[.$B$2]/([.$B$1]-[.C134])" office:value-type="float" office:value="7.6987954173304">
            <text:p>7.6987954173</text:p>
          </table:table-cell>
          <table:table-cell/>
        </table:table-row>
        <table:table-row table:style-name="ro2">
          <table:table-cell table:formula="of:=[.A134]+1" office:value-type="float" office:value="126">
            <text:p>126</text:p>
          </table:table-cell>
          <table:table-cell table:formula="of:=[.$B$1]*[.A135]/1024" office:value-type="float" office:value="0.615234375">
            <text:p>0.615234375</text:p>
          </table:table-cell>
          <table:table-cell table:formula="of:=([.B135]+[.$D$4])/[.$D$5]" office:value-type="float" office:value="1.1836671685004">
            <text:p>1.1836671685</text:p>
          </table:table-cell>
          <table:table-cell table:formula="of:=[.C135]*[.$B$2]/([.$B$1]-[.C135])" office:value-type="float" office:value="7.72821348130039">
            <text:p>7.7282134813</text:p>
          </table:table-cell>
          <table:table-cell/>
        </table:table-row>
        <table:table-row table:style-name="ro2">
          <table:table-cell table:formula="of:=[.A135]+1" office:value-type="float" office:value="127">
            <text:p>127</text:p>
          </table:table-cell>
          <table:table-cell table:formula="of:=[.$B$1]*[.A136]/1024" office:value-type="float" office:value="0.6201171875">
            <text:p>0.6201171875</text:p>
          </table:table-cell>
          <table:table-cell table:formula="of:=([.B136]+[.$D$4])/[.$D$5]" office:value-type="float" office:value="1.18710933883325">
            <text:p>1.1871093388</text:p>
          </table:table-cell>
          <table:table-cell table:formula="of:=[.C136]*[.$B$2]/([.$B$1]-[.C136])" office:value-type="float" office:value="7.75768466087009">
            <text:p>7.7576846609</text:p>
          </table:table-cell>
          <table:table-cell/>
        </table:table-row>
        <table:table-row table:style-name="ro2">
          <table:table-cell table:formula="of:=[.A136]+1" office:value-type="float" office:value="128">
            <text:p>128</text:p>
          </table:table-cell>
          <table:table-cell table:formula="of:=[.$B$1]*[.A137]/1024" office:value-type="float" office:value="0.625">
            <text:p>0.625</text:p>
          </table:table-cell>
          <table:table-cell table:formula="of:=([.B137]+[.$D$4])/[.$D$5]" office:value-type="float" office:value="1.1905515091661">
            <text:p>1.1905515092</text:p>
          </table:table-cell>
          <table:table-cell table:formula="of:=[.C137]*[.$B$2]/([.$B$1]-[.C137])" office:value-type="float" office:value="7.78720910002329">
            <text:p>7.7872091</text:p>
          </table:table-cell>
          <table:table-cell/>
        </table:table-row>
        <table:table-row table:style-name="ro2">
          <table:table-cell table:formula="of:=[.A137]+1" office:value-type="float" office:value="129">
            <text:p>129</text:p>
          </table:table-cell>
          <table:table-cell table:formula="of:=[.$B$1]*[.A138]/1024" office:value-type="float" office:value="0.6298828125">
            <text:p>0.6298828125</text:p>
          </table:table-cell>
          <table:table-cell table:formula="of:=([.B138]+[.$D$4])/[.$D$5]" office:value-type="float" office:value="1.19399367949895">
            <text:p>1.1939936795</text:p>
          </table:table-cell>
          <table:table-cell table:formula="of:=[.C138]*[.$B$2]/([.$B$1]-[.C138])" office:value-type="float" office:value="7.81678694326466">
            <text:p>7.8167869433</text:p>
          </table:table-cell>
          <table:table-cell/>
        </table:table-row>
        <table:table-row table:style-name="ro2">
          <table:table-cell table:formula="of:=[.A138]+1" office:value-type="float" office:value="130">
            <text:p>130</text:p>
          </table:table-cell>
          <table:table-cell table:formula="of:=[.$B$1]*[.A139]/1024" office:value-type="float" office:value="0.634765625">
            <text:p>0.634765625</text:p>
          </table:table-cell>
          <table:table-cell table:formula="of:=([.B139]+[.$D$4])/[.$D$5]" office:value-type="float" office:value="1.1974358498318">
            <text:p>1.1974358498</text:p>
          </table:table-cell>
          <table:table-cell table:formula="of:=[.C139]*[.$B$2]/([.$B$1]-[.C139])" office:value-type="float" office:value="7.84641833562209">
            <text:p>7.8464183356</text:p>
          </table:table-cell>
          <table:table-cell/>
        </table:table-row>
        <table:table-row table:style-name="ro2">
          <table:table-cell table:formula="of:=[.A139]+1" office:value-type="float" office:value="131">
            <text:p>131</text:p>
          </table:table-cell>
          <table:table-cell table:formula="of:=[.$B$1]*[.A140]/1024" office:value-type="float" office:value="0.6396484375">
            <text:p>0.6396484375</text:p>
          </table:table-cell>
          <table:table-cell table:formula="of:=([.B140]+[.$D$4])/[.$D$5]" office:value-type="float" office:value="1.20087802016465">
            <text:p>1.2008780202</text:p>
          </table:table-cell>
          <table:table-cell table:formula="of:=[.C140]*[.$B$2]/([.$B$1]-[.C140])" office:value-type="float" office:value="7.87610342264909">
            <text:p>7.8761034226</text:p>
          </table:table-cell>
          <table:table-cell/>
        </table:table-row>
        <table:table-row table:style-name="ro2">
          <table:table-cell table:formula="of:=[.A140]+1" office:value-type="float" office:value="132">
            <text:p>132</text:p>
          </table:table-cell>
          <table:table-cell table:formula="of:=[.$B$1]*[.A141]/1024" office:value-type="float" office:value="0.64453125">
            <text:p>0.64453125</text:p>
          </table:table-cell>
          <table:table-cell table:formula="of:=([.B141]+[.$D$4])/[.$D$5]" office:value-type="float" office:value="1.2043201904975">
            <text:p>1.2043201905</text:p>
          </table:table-cell>
          <table:table-cell table:formula="of:=[.C141]*[.$B$2]/([.$B$1]-[.C141])" office:value-type="float" office:value="7.90584235042717">
            <text:p>7.9058423504</text:p>
          </table:table-cell>
          <table:table-cell/>
        </table:table-row>
        <table:table-row table:style-name="ro2">
          <table:table-cell table:formula="of:=[.A141]+1" office:value-type="float" office:value="133">
            <text:p>133</text:p>
          </table:table-cell>
          <table:table-cell table:formula="of:=[.$B$1]*[.A142]/1024" office:value-type="float" office:value="0.6494140625">
            <text:p>0.6494140625</text:p>
          </table:table-cell>
          <table:table-cell table:formula="of:=([.B142]+[.$D$4])/[.$D$5]" office:value-type="float" office:value="1.20776236083035">
            <text:p>1.2077623608</text:p>
          </table:table-cell>
          <table:table-cell table:formula="of:=[.C142]*[.$B$2]/([.$B$1]-[.C142])" office:value-type="float" office:value="7.93563526556822">
            <text:p>7.9356352656</text:p>
          </table:table-cell>
          <table:table-cell/>
        </table:table-row>
        <table:table-row table:style-name="ro2">
          <table:table-cell table:formula="of:=[.A142]+1" office:value-type="float" office:value="134">
            <text:p>134</text:p>
          </table:table-cell>
          <table:table-cell table:formula="of:=[.$B$1]*[.A143]/1024" office:value-type="float" office:value="0.654296875">
            <text:p>0.654296875</text:p>
          </table:table-cell>
          <table:table-cell table:formula="of:=([.B143]+[.$D$4])/[.$D$5]" office:value-type="float" office:value="1.2112045311632">
            <text:p>1.2112045312</text:p>
          </table:table-cell>
          <table:table-cell table:formula="of:=[.C143]*[.$B$2]/([.$B$1]-[.C143])" office:value-type="float" office:value="7.9654823152169">
            <text:p>7.9654823152</text:p>
          </table:table-cell>
          <table:table-cell/>
        </table:table-row>
        <table:table-row table:style-name="ro2">
          <table:table-cell table:formula="of:=[.A143]+1" office:value-type="float" office:value="135">
            <text:p>135</text:p>
          </table:table-cell>
          <table:table-cell table:formula="of:=[.$B$1]*[.A144]/1024" office:value-type="float" office:value="0.6591796875">
            <text:p>0.6591796875</text:p>
          </table:table-cell>
          <table:table-cell table:formula="of:=([.B144]+[.$D$4])/[.$D$5]" office:value-type="float" office:value="1.21464670149605">
            <text:p>1.2146467015</text:p>
          </table:table-cell>
          <table:table-cell table:formula="of:=[.C144]*[.$B$2]/([.$B$1]-[.C144])" office:value-type="float" office:value="7.99538364705312">
            <text:p>7.9953836471</text:p>
          </table:table-cell>
          <table:table-cell/>
        </table:table-row>
        <table:table-row table:style-name="ro2">
          <table:table-cell table:formula="of:=[.A144]+1" office:value-type="float" office:value="136">
            <text:p>136</text:p>
          </table:table-cell>
          <table:table-cell table:formula="of:=[.$B$1]*[.A145]/1024" office:value-type="float" office:value="0.6640625">
            <text:p>0.6640625</text:p>
          </table:table-cell>
          <table:table-cell table:formula="of:=([.B145]+[.$D$4])/[.$D$5]" office:value-type="float" office:value="1.2180888718289">
            <text:p>1.2180888718</text:p>
          </table:table-cell>
          <table:table-cell table:formula="of:=[.C145]*[.$B$2]/([.$B$1]-[.C145])" office:value-type="float" office:value="8.02533940929443">
            <text:p>8.0253394093</text:p>
          </table:table-cell>
          <table:table-cell/>
        </table:table-row>
        <table:table-row table:style-name="ro2">
          <table:table-cell table:formula="of:=[.A145]+1" office:value-type="float" office:value="137">
            <text:p>137</text:p>
          </table:table-cell>
          <table:table-cell table:formula="of:=[.$B$1]*[.A146]/1024" office:value-type="float" office:value="0.6689453125">
            <text:p>0.6689453125</text:p>
          </table:table-cell>
          <table:table-cell table:formula="of:=([.B146]+[.$D$4])/[.$D$5]" office:value-type="float" office:value="1.22153104216175">
            <text:p>1.2215310422</text:p>
          </table:table-cell>
          <table:table-cell table:formula="of:=[.C146]*[.$B$2]/([.$B$1]-[.C146])" office:value-type="float" office:value="8.05534975069848">
            <text:p>8.0553497507</text:p>
          </table:table-cell>
          <table:table-cell/>
        </table:table-row>
        <table:table-row table:style-name="ro2">
          <table:table-cell table:formula="of:=[.A146]+1" office:value-type="float" office:value="138">
            <text:p>138</text:p>
          </table:table-cell>
          <table:table-cell table:formula="of:=[.$B$1]*[.A147]/1024" office:value-type="float" office:value="0.673828125">
            <text:p>0.673828125</text:p>
          </table:table-cell>
          <table:table-cell table:formula="of:=([.B147]+[.$D$4])/[.$D$5]" office:value-type="float" office:value="1.2249732124946">
            <text:p>1.2249732125</text:p>
          </table:table-cell>
          <table:table-cell table:formula="of:=[.C147]*[.$B$2]/([.$B$1]-[.C147])" office:value-type="float" office:value="8.0854148205655">
            <text:p>8.0854148206</text:p>
          </table:table-cell>
          <table:table-cell/>
        </table:table-row>
        <table:table-row table:style-name="ro2">
          <table:table-cell table:formula="of:=[.A147]+1" office:value-type="float" office:value="139">
            <text:p>139</text:p>
          </table:table-cell>
          <table:table-cell table:formula="of:=[.$B$1]*[.A148]/1024" office:value-type="float" office:value="0.6787109375">
            <text:p>0.6787109375</text:p>
          </table:table-cell>
          <table:table-cell table:formula="of:=([.B148]+[.$D$4])/[.$D$5]" office:value-type="float" office:value="1.22841538282745">
            <text:p>1.2284153828</text:p>
          </table:table-cell>
          <table:table-cell table:formula="of:=[.C148]*[.$B$2]/([.$B$1]-[.C148])" office:value-type="float" office:value="8.11553476874073">
            <text:p>8.1155347687</text:p>
          </table:table-cell>
          <table:table-cell/>
        </table:table-row>
        <table:table-row table:style-name="ro2">
          <table:table-cell table:formula="of:=[.A148]+1" office:value-type="float" office:value="140">
            <text:p>140</text:p>
          </table:table-cell>
          <table:table-cell table:formula="of:=[.$B$1]*[.A149]/1024" office:value-type="float" office:value="0.68359375">
            <text:p>0.68359375</text:p>
          </table:table-cell>
          <table:table-cell table:formula="of:=([.B149]+[.$D$4])/[.$D$5]" office:value-type="float" office:value="1.2318575531603">
            <text:p>1.2318575532</text:p>
          </table:table-cell>
          <table:table-cell table:formula="of:=[.C149]*[.$B$2]/([.$B$1]-[.C149])" office:value-type="float" office:value="8.14570974561698">
            <text:p>8.1457097456</text:p>
          </table:table-cell>
          <table:table-cell/>
        </table:table-row>
        <table:table-row table:style-name="ro2">
          <table:table-cell table:formula="of:=[.A149]+1" office:value-type="float" office:value="141">
            <text:p>141</text:p>
          </table:table-cell>
          <table:table-cell table:formula="of:=[.$B$1]*[.A150]/1024" office:value-type="float" office:value="0.6884765625">
            <text:p>0.6884765625</text:p>
          </table:table-cell>
          <table:table-cell table:formula="of:=([.B150]+[.$D$4])/[.$D$5]" office:value-type="float" office:value="1.23529972349315">
            <text:p>1.2352997235</text:p>
          </table:table-cell>
          <table:table-cell table:formula="of:=[.C150]*[.$B$2]/([.$B$1]-[.C150])" office:value-type="float" office:value="8.17593990213706">
            <text:p>8.1759399021</text:p>
          </table:table-cell>
          <table:table-cell/>
        </table:table-row>
        <table:table-row table:style-name="ro2">
          <table:table-cell table:formula="of:=[.A150]+1" office:value-type="float" office:value="142">
            <text:p>142</text:p>
          </table:table-cell>
          <table:table-cell table:formula="of:=[.$B$1]*[.A151]/1024" office:value-type="float" office:value="0.693359375">
            <text:p>0.693359375</text:p>
          </table:table-cell>
          <table:table-cell table:formula="of:=([.B151]+[.$D$4])/[.$D$5]" office:value-type="float" office:value="1.238741893826">
            <text:p>1.2387418938</text:p>
          </table:table-cell>
          <table:table-cell table:formula="of:=[.C151]*[.$B$2]/([.$B$1]-[.C151])" office:value-type="float" office:value="8.20622538979634">
            <text:p>8.2062253898</text:p>
          </table:table-cell>
          <table:table-cell/>
        </table:table-row>
        <table:table-row table:style-name="ro2">
          <table:table-cell table:formula="of:=[.A151]+1" office:value-type="float" office:value="143">
            <text:p>143</text:p>
          </table:table-cell>
          <table:table-cell table:formula="of:=[.$B$1]*[.A152]/1024" office:value-type="float" office:value="0.6982421875">
            <text:p>0.6982421875</text:p>
          </table:table-cell>
          <table:table-cell table:formula="of:=([.B152]+[.$D$4])/[.$D$5]" office:value-type="float" office:value="1.24218406415885">
            <text:p>1.2421840642</text:p>
          </table:table-cell>
          <table:table-cell table:formula="of:=[.C152]*[.$B$2]/([.$B$1]-[.C152])" office:value-type="float" office:value="8.23656636064529">
            <text:p>8.2365663606</text:p>
          </table:table-cell>
          <table:table-cell/>
        </table:table-row>
        <table:table-row table:style-name="ro2">
          <table:table-cell table:formula="of:=[.A152]+1" office:value-type="float" office:value="144">
            <text:p>144</text:p>
          </table:table-cell>
          <table:table-cell table:formula="of:=[.$B$1]*[.A153]/1024" office:value-type="float" office:value="0.703125">
            <text:p>0.703125</text:p>
          </table:table-cell>
          <table:table-cell table:formula="of:=([.B153]+[.$D$4])/[.$D$5]" office:value-type="float" office:value="1.2456262344917">
            <text:p>1.2456262345</text:p>
          </table:table-cell>
          <table:table-cell table:formula="of:=[.C153]*[.$B$2]/([.$B$1]-[.C153])" office:value-type="float" office:value="8.26696296729197">
            <text:p>8.2669629673</text:p>
          </table:table-cell>
          <table:table-cell/>
        </table:table-row>
        <table:table-row table:style-name="ro2">
          <table:table-cell table:formula="of:=[.A153]+1" office:value-type="float" office:value="145">
            <text:p>145</text:p>
          </table:table-cell>
          <table:table-cell table:formula="of:=[.$B$1]*[.A154]/1024" office:value-type="float" office:value="0.7080078125">
            <text:p>0.7080078125</text:p>
          </table:table-cell>
          <table:table-cell table:formula="of:=([.B154]+[.$D$4])/[.$D$5]" office:value-type="float" office:value="1.24906840482455">
            <text:p>1.2490684048</text:p>
          </table:table-cell>
          <table:table-cell table:formula="of:=[.C154]*[.$B$2]/([.$B$1]-[.C154])" office:value-type="float" office:value="8.29741536290466">
            <text:p>8.2974153629</text:p>
          </table:table-cell>
          <table:table-cell/>
        </table:table-row>
        <table:table-row table:style-name="ro2">
          <table:table-cell table:formula="of:=[.A154]+1" office:value-type="float" office:value="146">
            <text:p>146</text:p>
          </table:table-cell>
          <table:table-cell table:formula="of:=[.$B$1]*[.A155]/1024" office:value-type="float" office:value="0.712890625">
            <text:p>0.712890625</text:p>
          </table:table-cell>
          <table:table-cell table:formula="of:=([.B155]+[.$D$4])/[.$D$5]" office:value-type="float" office:value="1.2525105751574">
            <text:p>1.2525105752</text:p>
          </table:table-cell>
          <table:table-cell table:formula="of:=[.C155]*[.$B$2]/([.$B$1]-[.C155])" office:value-type="float" office:value="8.32792370121436">
            <text:p>8.3279237012</text:p>
          </table:table-cell>
          <table:table-cell/>
        </table:table-row>
        <table:table-row table:style-name="ro2">
          <table:table-cell table:formula="of:=[.A155]+1" office:value-type="float" office:value="147">
            <text:p>147</text:p>
          </table:table-cell>
          <table:table-cell table:formula="of:=[.$B$1]*[.A156]/1024" office:value-type="float" office:value="0.7177734375">
            <text:p>0.7177734375</text:p>
          </table:table-cell>
          <table:table-cell table:formula="of:=([.B156]+[.$D$4])/[.$D$5]" office:value-type="float" office:value="1.25595274549025">
            <text:p>1.2559527455</text:p>
          </table:table-cell>
          <table:table-cell table:formula="of:=[.C156]*[.$B$2]/([.$B$1]-[.C156])" office:value-type="float" office:value="8.35848813651745">
            <text:p>8.3584881365</text:p>
          </table:table-cell>
          <table:table-cell/>
        </table:table-row>
        <table:table-row table:style-name="ro2">
          <table:table-cell table:formula="of:=[.A156]+1" office:value-type="float" office:value="148">
            <text:p>148</text:p>
          </table:table-cell>
          <table:table-cell table:formula="of:=[.$B$1]*[.A157]/1024" office:value-type="float" office:value="0.72265625">
            <text:p>0.72265625</text:p>
          </table:table-cell>
          <table:table-cell table:formula="of:=([.B157]+[.$D$4])/[.$D$5]" office:value-type="float" office:value="1.2593949158231">
            <text:p>1.2593949158</text:p>
          </table:table-cell>
          <table:table-cell table:formula="of:=[.C157]*[.$B$2]/([.$B$1]-[.C157])" office:value-type="float" office:value="8.38910882367823">
            <text:p>8.3891088237</text:p>
          </table:table-cell>
          <table:table-cell/>
        </table:table-row>
        <table:table-row table:style-name="ro2">
          <table:table-cell table:formula="of:=[.A157]+1" office:value-type="float" office:value="149">
            <text:p>149</text:p>
          </table:table-cell>
          <table:table-cell table:formula="of:=[.$B$1]*[.A158]/1024" office:value-type="float" office:value="0.7275390625">
            <text:p>0.7275390625</text:p>
          </table:table-cell>
          <table:table-cell table:formula="of:=([.B158]+[.$D$4])/[.$D$5]" office:value-type="float" office:value="1.26283708615595">
            <text:p>1.2628370862</text:p>
          </table:table-cell>
          <table:table-cell table:formula="of:=[.C158]*[.$B$2]/([.$B$1]-[.C158])" office:value-type="float" office:value="8.41978591813158">
            <text:p>8.4197859181</text:p>
          </table:table-cell>
          <table:table-cell/>
        </table:table-row>
        <table:table-row table:style-name="ro2">
          <table:table-cell table:formula="of:=[.A158]+1" office:value-type="float" office:value="150">
            <text:p>150</text:p>
          </table:table-cell>
          <table:table-cell table:formula="of:=[.$B$1]*[.A159]/1024" office:value-type="float" office:value="0.732421875">
            <text:p>0.732421875</text:p>
          </table:table-cell>
          <table:table-cell table:formula="of:=([.B159]+[.$D$4])/[.$D$5]" office:value-type="float" office:value="1.2662792564888">
            <text:p>1.2662792565</text:p>
          </table:table-cell>
          <table:table-cell table:formula="of:=[.C159]*[.$B$2]/([.$B$1]-[.C159])" office:value-type="float" office:value="8.45051957588555">
            <text:p>8.4505195759</text:p>
          </table:table-cell>
          <table:table-cell/>
        </table:table-row>
        <table:table-row table:style-name="ro2">
          <table:table-cell table:formula="of:=[.A159]+1" office:value-type="float" office:value="151">
            <text:p>151</text:p>
          </table:table-cell>
          <table:table-cell table:formula="of:=[.$B$1]*[.A160]/1024" office:value-type="float" office:value="0.7373046875">
            <text:p>0.7373046875</text:p>
          </table:table-cell>
          <table:table-cell table:formula="of:=([.B160]+[.$D$4])/[.$D$5]" office:value-type="float" office:value="1.26972142682165">
            <text:p>1.2697214268</text:p>
          </table:table-cell>
          <table:table-cell table:formula="of:=[.C160]*[.$B$2]/([.$B$1]-[.C160])" office:value-type="float" office:value="8.48130995352403">
            <text:p>8.4813099535</text:p>
          </table:table-cell>
          <table:table-cell/>
        </table:table-row>
        <table:table-row table:style-name="ro2">
          <table:table-cell table:formula="of:=[.A160]+1" office:value-type="float" office:value="152">
            <text:p>152</text:p>
          </table:table-cell>
          <table:table-cell table:formula="of:=[.$B$1]*[.A161]/1024" office:value-type="float" office:value="0.7421875">
            <text:p>0.7421875</text:p>
          </table:table-cell>
          <table:table-cell table:formula="of:=([.B161]+[.$D$4])/[.$D$5]" office:value-type="float" office:value="1.2731635971545">
            <text:p>1.2731635972</text:p>
          </table:table-cell>
          <table:table-cell table:formula="of:=[.C161]*[.$B$2]/([.$B$1]-[.C161])" office:value-type="float" office:value="8.51215720820941">
            <text:p>8.5121572082</text:p>
          </table:table-cell>
          <table:table-cell/>
        </table:table-row>
        <table:table-row table:style-name="ro2">
          <table:table-cell table:formula="of:=[.A161]+1" office:value-type="float" office:value="153">
            <text:p>153</text:p>
          </table:table-cell>
          <table:table-cell table:formula="of:=[.$B$1]*[.A162]/1024" office:value-type="float" office:value="0.7470703125">
            <text:p>0.7470703125</text:p>
          </table:table-cell>
          <table:table-cell table:formula="of:=([.B162]+[.$D$4])/[.$D$5]" office:value-type="float" office:value="1.27660576748735">
            <text:p>1.2766057675</text:p>
          </table:table-cell>
          <table:table-cell table:formula="of:=[.C162]*[.$B$2]/([.$B$1]-[.C162])" office:value-type="float" office:value="8.54306149768526">
            <text:p>8.5430614977</text:p>
          </table:table-cell>
          <table:table-cell/>
        </table:table-row>
        <table:table-row table:style-name="ro2">
          <table:table-cell table:formula="of:=[.A162]+1" office:value-type="float" office:value="154">
            <text:p>154</text:p>
          </table:table-cell>
          <table:table-cell table:formula="of:=[.$B$1]*[.A163]/1024" office:value-type="float" office:value="0.751953125">
            <text:p>0.751953125</text:p>
          </table:table-cell>
          <table:table-cell table:formula="of:=([.B163]+[.$D$4])/[.$D$5]" office:value-type="float" office:value="1.2800479378202">
            <text:p>1.2800479378</text:p>
          </table:table-cell>
          <table:table-cell table:formula="of:=[.C163]*[.$B$2]/([.$B$1]-[.C163])" office:value-type="float" office:value="8.57402298027898">
            <text:p>8.5740229803</text:p>
          </table:table-cell>
          <table:table-cell/>
        </table:table-row>
        <table:table-row table:style-name="ro2">
          <table:table-cell table:formula="of:=[.A163]+1" office:value-type="float" office:value="155">
            <text:p>155</text:p>
          </table:table-cell>
          <table:table-cell table:formula="of:=[.$B$1]*[.A164]/1024" office:value-type="float" office:value="0.7568359375">
            <text:p>0.7568359375</text:p>
          </table:table-cell>
          <table:table-cell table:formula="of:=([.B164]+[.$D$4])/[.$D$5]" office:value-type="float" office:value="1.28349010815305">
            <text:p>1.2834901082</text:p>
          </table:table-cell>
          <table:table-cell table:formula="of:=[.C164]*[.$B$2]/([.$B$1]-[.C164])" office:value-type="float" office:value="8.60504181490456">
            <text:p>8.6050418149</text:p>
          </table:table-cell>
          <table:table-cell/>
        </table:table-row>
        <table:table-row table:style-name="ro2">
          <table:table-cell table:formula="of:=[.A164]+1" office:value-type="float" office:value="156">
            <text:p>156</text:p>
          </table:table-cell>
          <table:table-cell table:formula="of:=[.$B$1]*[.A165]/1024" office:value-type="float" office:value="0.76171875">
            <text:p>0.76171875</text:p>
          </table:table-cell>
          <table:table-cell table:formula="of:=([.B165]+[.$D$4])/[.$D$5]" office:value-type="float" office:value="1.2869322784859">
            <text:p>1.2869322785</text:p>
          </table:table-cell>
          <table:table-cell table:formula="of:=[.C165]*[.$B$2]/([.$B$1]-[.C165])" office:value-type="float" office:value="8.63611816106524">
            <text:p>8.6361181611</text:p>
          </table:table-cell>
          <table:table-cell/>
        </table:table-row>
        <table:table-row table:style-name="ro2">
          <table:table-cell table:formula="of:=[.A165]+1" office:value-type="float" office:value="157">
            <text:p>157</text:p>
          </table:table-cell>
          <table:table-cell table:formula="of:=[.$B$1]*[.A166]/1024" office:value-type="float" office:value="0.7666015625">
            <text:p>0.7666015625</text:p>
          </table:table-cell>
          <table:table-cell table:formula="of:=([.B166]+[.$D$4])/[.$D$5]" office:value-type="float" office:value="1.29037444881875">
            <text:p>1.2903744488</text:p>
          </table:table-cell>
          <table:table-cell table:formula="of:=[.C166]*[.$B$2]/([.$B$1]-[.C166])" office:value-type="float" office:value="8.66725217885629">
            <text:p>8.6672521789</text:p>
          </table:table-cell>
          <table:table-cell/>
        </table:table-row>
        <table:table-row table:style-name="ro2">
          <table:table-cell table:formula="of:=[.A166]+1" office:value-type="float" office:value="158">
            <text:p>158</text:p>
          </table:table-cell>
          <table:table-cell table:formula="of:=[.$B$1]*[.A167]/1024" office:value-type="float" office:value="0.771484375">
            <text:p>0.771484375</text:p>
          </table:table-cell>
          <table:table-cell table:formula="of:=([.B167]+[.$D$4])/[.$D$5]" office:value-type="float" office:value="1.2938166191516">
            <text:p>1.2938166192</text:p>
          </table:table-cell>
          <table:table-cell table:formula="of:=[.C167]*[.$B$2]/([.$B$1]-[.C167])" office:value-type="float" office:value="8.69844402896775">
            <text:p>8.698444029</text:p>
          </table:table-cell>
          <table:table-cell/>
        </table:table-row>
        <table:table-row table:style-name="ro2">
          <table:table-cell table:formula="of:=[.A167]+1" office:value-type="float" office:value="159">
            <text:p>159</text:p>
          </table:table-cell>
          <table:table-cell table:formula="of:=[.$B$1]*[.A168]/1024" office:value-type="float" office:value="0.7763671875">
            <text:p>0.7763671875</text:p>
          </table:table-cell>
          <table:table-cell table:formula="of:=([.B168]+[.$D$4])/[.$D$5]" office:value-type="float" office:value="1.29725878948445">
            <text:p>1.2972587895</text:p>
          </table:table-cell>
          <table:table-cell table:formula="of:=[.C168]*[.$B$2]/([.$B$1]-[.C168])" office:value-type="float" office:value="8.72969387268717">
            <text:p>8.7296938727</text:p>
          </table:table-cell>
          <table:table-cell/>
        </table:table-row>
        <table:table-row table:style-name="ro2">
          <table:table-cell table:formula="of:=[.A168]+1" office:value-type="float" office:value="160">
            <text:p>160</text:p>
          </table:table-cell>
          <table:table-cell table:formula="of:=[.$B$1]*[.A169]/1024" office:value-type="float" office:value="0.78125">
            <text:p>0.78125</text:p>
          </table:table-cell>
          <table:table-cell table:formula="of:=([.B169]+[.$D$4])/[.$D$5]" office:value-type="float" office:value="1.3007009598173">
            <text:p>1.3007009598</text:p>
          </table:table-cell>
          <table:table-cell table:formula="of:=[.C169]*[.$B$2]/([.$B$1]-[.C169])" office:value-type="float" office:value="8.76100187190243">
            <text:p>8.7610018719</text:p>
          </table:table-cell>
          <table:table-cell/>
        </table:table-row>
        <table:table-row table:style-name="ro2">
          <table:table-cell table:formula="of:=[.A169]+1" office:value-type="float" office:value="161">
            <text:p>161</text:p>
          </table:table-cell>
          <table:table-cell table:formula="of:=[.$B$1]*[.A170]/1024" office:value-type="float" office:value="0.7861328125">
            <text:p>0.7861328125</text:p>
          </table:table-cell>
          <table:table-cell table:formula="of:=([.B170]+[.$D$4])/[.$D$5]" office:value-type="float" office:value="1.30414313015015">
            <text:p>1.3041431302</text:p>
          </table:table-cell>
          <table:table-cell table:formula="of:=[.C170]*[.$B$2]/([.$B$1]-[.C170])" office:value-type="float" office:value="8.79236818910449">
            <text:p>8.7923681891</text:p>
          </table:table-cell>
          <table:table-cell/>
        </table:table-row>
        <table:table-row table:style-name="ro2">
          <table:table-cell table:formula="of:=[.A170]+1" office:value-type="float" office:value="162">
            <text:p>162</text:p>
          </table:table-cell>
          <table:table-cell table:formula="of:=[.$B$1]*[.A171]/1024" office:value-type="float" office:value="0.791015625">
            <text:p>0.791015625</text:p>
          </table:table-cell>
          <table:table-cell table:formula="of:=([.B171]+[.$D$4])/[.$D$5]" office:value-type="float" office:value="1.307585300483">
            <text:p>1.3075853005</text:p>
          </table:table-cell>
          <table:table-cell table:formula="of:=[.C171]*[.$B$2]/([.$B$1]-[.C171])" office:value-type="float" office:value="8.82379298739024">
            <text:p>8.8237929874</text:p>
          </table:table-cell>
          <table:table-cell/>
        </table:table-row>
        <table:table-row table:style-name="ro2">
          <table:table-cell table:formula="of:=[.A171]+1" office:value-type="float" office:value="163">
            <text:p>163</text:p>
          </table:table-cell>
          <table:table-cell table:formula="of:=[.$B$1]*[.A172]/1024" office:value-type="float" office:value="0.7958984375">
            <text:p>0.7958984375</text:p>
          </table:table-cell>
          <table:table-cell table:formula="of:=([.B172]+[.$D$4])/[.$D$5]" office:value-type="float" office:value="1.31102747081584">
            <text:p>1.3110274708</text:p>
          </table:table-cell>
          <table:table-cell table:formula="of:=[.C172]*[.$B$2]/([.$B$1]-[.C172])" office:value-type="float" office:value="8.8552764304653">
            <text:p>8.8552764305</text:p>
          </table:table-cell>
          <table:table-cell/>
        </table:table-row>
        <table:table-row table:style-name="ro2">
          <table:table-cell table:formula="of:=[.A172]+1" office:value-type="float" office:value="164">
            <text:p>164</text:p>
          </table:table-cell>
          <table:table-cell table:formula="of:=[.$B$1]*[.A173]/1024" office:value-type="float" office:value="0.80078125">
            <text:p>0.80078125</text:p>
          </table:table-cell>
          <table:table-cell table:formula="of:=([.B173]+[.$D$4])/[.$D$5]" office:value-type="float" office:value="1.31446964114869">
            <text:p>1.3144696411</text:p>
          </table:table-cell>
          <table:table-cell table:formula="of:=[.C173]*[.$B$2]/([.$B$1]-[.C173])" office:value-type="float" office:value="8.88681868264688">
            <text:p>8.8868186826</text:p>
          </table:table-cell>
          <table:table-cell/>
        </table:table-row>
        <table:table-row table:style-name="ro2">
          <table:table-cell table:formula="of:=[.A173]+1" office:value-type="float" office:value="165">
            <text:p>165</text:p>
          </table:table-cell>
          <table:table-cell table:formula="of:=[.$B$1]*[.A174]/1024" office:value-type="float" office:value="0.8056640625">
            <text:p>0.8056640625</text:p>
          </table:table-cell>
          <table:table-cell table:formula="of:=([.B174]+[.$D$4])/[.$D$5]" office:value-type="float" office:value="1.31791181148154">
            <text:p>1.3179118115</text:p>
          </table:table-cell>
          <table:table-cell table:formula="of:=[.C174]*[.$B$2]/([.$B$1]-[.C174])" office:value-type="float" office:value="8.91841990886663">
            <text:p>8.9184199089</text:p>
          </table:table-cell>
          <table:table-cell/>
        </table:table-row>
        <table:table-row table:style-name="ro2">
          <table:table-cell table:formula="of:=[.A174]+1" office:value-type="float" office:value="166">
            <text:p>166</text:p>
          </table:table-cell>
          <table:table-cell table:formula="of:=[.$B$1]*[.A175]/1024" office:value-type="float" office:value="0.810546875">
            <text:p>0.810546875</text:p>
          </table:table-cell>
          <table:table-cell table:formula="of:=([.B175]+[.$D$4])/[.$D$5]" office:value-type="float" office:value="1.32135398181439">
            <text:p>1.3213539818</text:p>
          </table:table-cell>
          <table:table-cell table:formula="of:=[.C175]*[.$B$2]/([.$B$1]-[.C175])" office:value-type="float" office:value="8.95008027467352">
            <text:p>8.9500802747</text:p>
          </table:table-cell>
          <table:table-cell/>
        </table:table-row>
        <table:table-row table:style-name="ro2">
          <table:table-cell table:formula="of:=[.A175]+1" office:value-type="float" office:value="167">
            <text:p>167</text:p>
          </table:table-cell>
          <table:table-cell table:formula="of:=[.$B$1]*[.A176]/1024" office:value-type="float" office:value="0.8154296875">
            <text:p>0.8154296875</text:p>
          </table:table-cell>
          <table:table-cell table:formula="of:=([.B176]+[.$D$4])/[.$D$5]" office:value-type="float" office:value="1.32479615214724">
            <text:p>1.3247961521</text:p>
          </table:table-cell>
          <table:table-cell table:formula="of:=[.C176]*[.$B$2]/([.$B$1]-[.C176])" office:value-type="float" office:value="8.98179994623672">
            <text:p>8.9817999462</text:p>
          </table:table-cell>
          <table:table-cell/>
        </table:table-row>
        <table:table-row table:style-name="ro2">
          <table:table-cell table:formula="of:=[.A176]+1" office:value-type="float" office:value="168">
            <text:p>168</text:p>
          </table:table-cell>
          <table:table-cell table:formula="of:=[.$B$1]*[.A177]/1024" office:value-type="float" office:value="0.8203125">
            <text:p>0.8203125</text:p>
          </table:table-cell>
          <table:table-cell table:formula="of:=([.B177]+[.$D$4])/[.$D$5]" office:value-type="float" office:value="1.32823832248009">
            <text:p>1.3282383225</text:p>
          </table:table-cell>
          <table:table-cell table:formula="of:=[.C177]*[.$B$2]/([.$B$1]-[.C177])" office:value-type="float" office:value="9.01357909034854">
            <text:p>9.0135790903</text:p>
          </table:table-cell>
          <table:table-cell/>
        </table:table-row>
        <table:table-row table:style-name="ro2">
          <table:table-cell table:formula="of:=[.A177]+1" office:value-type="float" office:value="169">
            <text:p>169</text:p>
          </table:table-cell>
          <table:table-cell table:formula="of:=[.$B$1]*[.A178]/1024" office:value-type="float" office:value="0.8251953125">
            <text:p>0.8251953125</text:p>
          </table:table-cell>
          <table:table-cell table:formula="of:=([.B178]+[.$D$4])/[.$D$5]" office:value-type="float" office:value="1.33168049281294">
            <text:p>1.3316804928</text:p>
          </table:table-cell>
          <table:table-cell table:formula="of:=[.C178]*[.$B$2]/([.$B$1]-[.C178])" office:value-type="float" office:value="9.04541787442729">
            <text:p>9.0454178744</text:p>
          </table:table-cell>
          <table:table-cell/>
        </table:table-row>
        <table:table-row table:style-name="ro2">
          <table:table-cell table:formula="of:=[.A178]+1" office:value-type="float" office:value="170">
            <text:p>170</text:p>
          </table:table-cell>
          <table:table-cell table:formula="of:=[.$B$1]*[.A179]/1024" office:value-type="float" office:value="0.830078125">
            <text:p>0.830078125</text:p>
          </table:table-cell>
          <table:table-cell table:formula="of:=([.B179]+[.$D$4])/[.$D$5]" office:value-type="float" office:value="1.33512266314579">
            <text:p>1.3351226631</text:p>
          </table:table-cell>
          <table:table-cell table:formula="of:=[.C179]*[.$B$2]/([.$B$1]-[.C179])" office:value-type="float" office:value="9.0773164665203">
            <text:p>9.0773164665</text:p>
          </table:table-cell>
          <table:table-cell/>
        </table:table-row>
        <table:table-row table:style-name="ro2">
          <table:table-cell table:formula="of:=[.A179]+1" office:value-type="float" office:value="171">
            <text:p>171</text:p>
          </table:table-cell>
          <table:table-cell table:formula="of:=[.$B$1]*[.A180]/1024" office:value-type="float" office:value="0.8349609375">
            <text:p>0.8349609375</text:p>
          </table:table-cell>
          <table:table-cell table:formula="of:=([.B180]+[.$D$4])/[.$D$5]" office:value-type="float" office:value="1.33856483347864">
            <text:p>1.3385648335</text:p>
          </table:table-cell>
          <table:table-cell table:formula="of:=[.C180]*[.$B$2]/([.$B$1]-[.C180])" office:value-type="float" office:value="9.10927503530679">
            <text:p>9.1092750353</text:p>
          </table:table-cell>
          <table:table-cell/>
        </table:table-row>
        <table:table-row table:style-name="ro2">
          <table:table-cell table:formula="of:=[.A180]+1" office:value-type="float" office:value="172">
            <text:p>172</text:p>
          </table:table-cell>
          <table:table-cell table:formula="of:=[.$B$1]*[.A181]/1024" office:value-type="float" office:value="0.83984375">
            <text:p>0.83984375</text:p>
          </table:table-cell>
          <table:table-cell table:formula="of:=([.B181]+[.$D$4])/[.$D$5]" office:value-type="float" office:value="1.34200700381149">
            <text:p>1.3420070038</text:p>
          </table:table-cell>
          <table:table-cell table:formula="of:=[.C181]*[.$B$2]/([.$B$1]-[.C181])" office:value-type="float" office:value="9.14129375010093">
            <text:p>9.1412937501</text:p>
          </table:table-cell>
          <table:table-cell/>
        </table:table-row>
        <table:table-row table:style-name="ro2">
          <table:table-cell table:formula="of:=[.A181]+1" office:value-type="float" office:value="173">
            <text:p>173</text:p>
          </table:table-cell>
          <table:table-cell table:formula="of:=[.$B$1]*[.A182]/1024" office:value-type="float" office:value="0.8447265625">
            <text:p>0.8447265625</text:p>
          </table:table-cell>
          <table:table-cell table:formula="of:=([.B182]+[.$D$4])/[.$D$5]" office:value-type="float" office:value="1.34544917414434">
            <text:p>1.3454491741</text:p>
          </table:table-cell>
          <table:table-cell table:formula="of:=[.C182]*[.$B$2]/([.$B$1]-[.C182])" office:value-type="float" office:value="9.17337278085477">
            <text:p>9.1733727809</text:p>
          </table:table-cell>
          <table:table-cell/>
        </table:table-row>
        <table:table-row table:style-name="ro2">
          <table:table-cell table:formula="of:=[.A182]+1" office:value-type="float" office:value="174">
            <text:p>174</text:p>
          </table:table-cell>
          <table:table-cell table:formula="of:=[.$B$1]*[.A183]/1024" office:value-type="float" office:value="0.849609375">
            <text:p>0.849609375</text:p>
          </table:table-cell>
          <table:table-cell table:formula="of:=([.B183]+[.$D$4])/[.$D$5]" office:value-type="float" office:value="1.34889134447719">
            <text:p>1.3488913445</text:p>
          </table:table-cell>
          <table:table-cell table:formula="of:=[.C183]*[.$B$2]/([.$B$1]-[.C183])" office:value-type="float" office:value="9.20551229816126">
            <text:p>9.2055122982</text:p>
          </table:table-cell>
          <table:table-cell/>
        </table:table-row>
        <table:table-row table:style-name="ro2">
          <table:table-cell table:formula="of:=[.A183]+1" office:value-type="float" office:value="175">
            <text:p>175</text:p>
          </table:table-cell>
          <table:table-cell table:formula="of:=[.$B$1]*[.A184]/1024" office:value-type="float" office:value="0.8544921875">
            <text:p>0.8544921875</text:p>
          </table:table-cell>
          <table:table-cell table:formula="of:=([.B184]+[.$D$4])/[.$D$5]" office:value-type="float" office:value="1.35233351481004">
            <text:p>1.3523335148</text:p>
          </table:table-cell>
          <table:table-cell table:formula="of:=[.C184]*[.$B$2]/([.$B$1]-[.C184])" office:value-type="float" office:value="9.23771247325729">
            <text:p>9.2377124733</text:p>
          </table:table-cell>
          <table:table-cell/>
        </table:table-row>
        <table:table-row table:style-name="ro2">
          <table:table-cell table:formula="of:=[.A184]+1" office:value-type="float" office:value="176">
            <text:p>176</text:p>
          </table:table-cell>
          <table:table-cell table:formula="of:=[.$B$1]*[.A185]/1024" office:value-type="float" office:value="0.859375">
            <text:p>0.859375</text:p>
          </table:table-cell>
          <table:table-cell table:formula="of:=([.B185]+[.$D$4])/[.$D$5]" office:value-type="float" office:value="1.35577568514289">
            <text:p>1.3557756851</text:p>
          </table:table-cell>
          <table:table-cell table:formula="of:=[.C185]*[.$B$2]/([.$B$1]-[.C185])" office:value-type="float" office:value="9.26997347802671">
            <text:p>9.269973478</text:p>
          </table:table-cell>
          <table:table-cell/>
        </table:table-row>
        <table:table-row table:style-name="ro2">
          <table:table-cell table:formula="of:=[.A185]+1" office:value-type="float" office:value="177">
            <text:p>177</text:p>
          </table:table-cell>
          <table:table-cell table:formula="of:=[.$B$1]*[.A186]/1024" office:value-type="float" office:value="0.8642578125">
            <text:p>0.8642578125</text:p>
          </table:table-cell>
          <table:table-cell table:formula="of:=([.B186]+[.$D$4])/[.$D$5]" office:value-type="float" office:value="1.35921785547574">
            <text:p>1.3592178555</text:p>
          </table:table-cell>
          <table:table-cell table:formula="of:=[.C186]*[.$B$2]/([.$B$1]-[.C186])" office:value-type="float" office:value="9.30229548500342">
            <text:p>9.302295485</text:p>
          </table:table-cell>
          <table:table-cell/>
        </table:table-row>
        <table:table-row table:style-name="ro2">
          <table:table-cell table:formula="of:=[.A186]+1" office:value-type="float" office:value="178">
            <text:p>178</text:p>
          </table:table-cell>
          <table:table-cell table:formula="of:=[.$B$1]*[.A187]/1024" office:value-type="float" office:value="0.869140625">
            <text:p>0.869140625</text:p>
          </table:table-cell>
          <table:table-cell table:formula="of:=([.B187]+[.$D$4])/[.$D$5]" office:value-type="float" office:value="1.36266002580859">
            <text:p>1.3626600258</text:p>
          </table:table-cell>
          <table:table-cell table:formula="of:=[.C187]*[.$B$2]/([.$B$1]-[.C187])" office:value-type="float" office:value="9.3346786673744">
            <text:p>9.3346786674</text:p>
          </table:table-cell>
          <table:table-cell/>
        </table:table-row>
        <table:table-row table:style-name="ro2">
          <table:table-cell table:formula="of:=[.A187]+1" office:value-type="float" office:value="179">
            <text:p>179</text:p>
          </table:table-cell>
          <table:table-cell table:formula="of:=[.$B$1]*[.A188]/1024" office:value-type="float" office:value="0.8740234375">
            <text:p>0.8740234375</text:p>
          </table:table-cell>
          <table:table-cell table:formula="of:=([.B188]+[.$D$4])/[.$D$5]" office:value-type="float" office:value="1.36610219614144">
            <text:p>1.3661021961</text:p>
          </table:table-cell>
          <table:table-cell table:formula="of:=[.C188]*[.$B$2]/([.$B$1]-[.C188])" office:value-type="float" office:value="9.36712319898285">
            <text:p>9.367123199</text:p>
          </table:table-cell>
          <table:table-cell/>
        </table:table-row>
        <table:table-row table:style-name="ro2">
          <table:table-cell table:formula="of:=[.A188]+1" office:value-type="float" office:value="180">
            <text:p>180</text:p>
          </table:table-cell>
          <table:table-cell table:formula="of:=[.$B$1]*[.A189]/1024" office:value-type="float" office:value="0.87890625">
            <text:p>0.87890625</text:p>
          </table:table-cell>
          <table:table-cell table:formula="of:=([.B189]+[.$D$4])/[.$D$5]" office:value-type="float" office:value="1.36954436647429">
            <text:p>1.3695443665</text:p>
          </table:table-cell>
          <table:table-cell table:formula="of:=[.C189]*[.$B$2]/([.$B$1]-[.C189])" office:value-type="float" office:value="9.39962925433125">
            <text:p>9.3996292543</text:p>
          </table:table-cell>
          <table:table-cell/>
        </table:table-row>
        <table:table-row table:style-name="ro2">
          <table:table-cell table:formula="of:=[.A189]+1" office:value-type="float" office:value="181">
            <text:p>181</text:p>
          </table:table-cell>
          <table:table-cell table:formula="of:=[.$B$1]*[.A190]/1024" office:value-type="float" office:value="0.8837890625">
            <text:p>0.8837890625</text:p>
          </table:table-cell>
          <table:table-cell table:formula="of:=([.B190]+[.$D$4])/[.$D$5]" office:value-type="float" office:value="1.37298653680714">
            <text:p>1.3729865368</text:p>
          </table:table-cell>
          <table:table-cell table:formula="of:=[.C190]*[.$B$2]/([.$B$1]-[.C190])" office:value-type="float" office:value="9.43219700858454">
            <text:p>9.4321970086</text:p>
          </table:table-cell>
          <table:table-cell/>
        </table:table-row>
        <table:table-row table:style-name="ro2">
          <table:table-cell table:formula="of:=[.A190]+1" office:value-type="float" office:value="182">
            <text:p>182</text:p>
          </table:table-cell>
          <table:table-cell table:formula="of:=[.$B$1]*[.A191]/1024" office:value-type="float" office:value="0.888671875">
            <text:p>0.888671875</text:p>
          </table:table-cell>
          <table:table-cell table:formula="of:=([.B191]+[.$D$4])/[.$D$5]" office:value-type="float" office:value="1.37642870713999">
            <text:p>1.3764287071</text:p>
          </table:table-cell>
          <table:table-cell table:formula="of:=[.C191]*[.$B$2]/([.$B$1]-[.C191])" office:value-type="float" office:value="9.46482663757326">
            <text:p>9.4648266376</text:p>
          </table:table-cell>
          <table:table-cell/>
        </table:table-row>
        <table:table-row table:style-name="ro2">
          <table:table-cell table:formula="of:=[.A191]+1" office:value-type="float" office:value="183">
            <text:p>183</text:p>
          </table:table-cell>
          <table:table-cell table:formula="of:=[.$B$1]*[.A192]/1024" office:value-type="float" office:value="0.8935546875">
            <text:p>0.8935546875</text:p>
          </table:table-cell>
          <table:table-cell table:formula="of:=([.B192]+[.$D$4])/[.$D$5]" office:value-type="float" office:value="1.37987087747284">
            <text:p>1.3798708775</text:p>
          </table:table-cell>
          <table:table-cell table:formula="of:=[.C192]*[.$B$2]/([.$B$1]-[.C192])" office:value-type="float" office:value="9.49751831779665">
            <text:p>9.4975183178</text:p>
          </table:table-cell>
          <table:table-cell/>
        </table:table-row>
        <table:table-row table:style-name="ro2">
          <table:table-cell table:formula="of:=[.A192]+1" office:value-type="float" office:value="184">
            <text:p>184</text:p>
          </table:table-cell>
          <table:table-cell table:formula="of:=[.$B$1]*[.A193]/1024" office:value-type="float" office:value="0.8984375">
            <text:p>0.8984375</text:p>
          </table:table-cell>
          <table:table-cell table:formula="of:=([.B193]+[.$D$4])/[.$D$5]" office:value-type="float" office:value="1.38331304780569">
            <text:p>1.3833130478</text:p>
          </table:table-cell>
          <table:table-cell table:formula="of:=[.C193]*[.$B$2]/([.$B$1]-[.C193])" office:value-type="float" office:value="9.53027222642591">
            <text:p>9.5302722264</text:p>
          </table:table-cell>
          <table:table-cell/>
        </table:table-row>
        <table:table-row table:style-name="ro2">
          <table:table-cell table:formula="of:=[.A193]+1" office:value-type="float" office:value="185">
            <text:p>185</text:p>
          </table:table-cell>
          <table:table-cell table:formula="of:=[.$B$1]*[.A194]/1024" office:value-type="float" office:value="0.9033203125">
            <text:p>0.9033203125</text:p>
          </table:table-cell>
          <table:table-cell table:formula="of:=([.B194]+[.$D$4])/[.$D$5]" office:value-type="float" office:value="1.38675521813854">
            <text:p>1.3867552181</text:p>
          </table:table-cell>
          <table:table-cell table:formula="of:=[.C194]*[.$B$2]/([.$B$1]-[.C194])" office:value-type="float" office:value="9.56308854130739">
            <text:p>9.5630885413</text:p>
          </table:table-cell>
          <table:table-cell/>
        </table:table-row>
        <table:table-row table:style-name="ro2">
          <table:table-cell table:formula="of:=[.A194]+1" office:value-type="float" office:value="186">
            <text:p>186</text:p>
          </table:table-cell>
          <table:table-cell table:formula="of:=[.$B$1]*[.A195]/1024" office:value-type="float" office:value="0.908203125">
            <text:p>0.908203125</text:p>
          </table:table-cell>
          <table:table-cell table:formula="of:=([.B195]+[.$D$4])/[.$D$5]" office:value-type="float" office:value="1.39019738847139">
            <text:p>1.3901973885</text:p>
          </table:table-cell>
          <table:table-cell table:formula="of:=[.C195]*[.$B$2]/([.$B$1]-[.C195])" office:value-type="float" office:value="9.59596744096574">
            <text:p>9.595967441</text:p>
          </table:table-cell>
          <table:table-cell/>
        </table:table-row>
        <table:table-row table:style-name="ro2">
          <table:table-cell table:formula="of:=[.A195]+1" office:value-type="float" office:value="187">
            <text:p>187</text:p>
          </table:table-cell>
          <table:table-cell table:formula="of:=[.$B$1]*[.A196]/1024" office:value-type="float" office:value="0.9130859375">
            <text:p>0.9130859375</text:p>
          </table:table-cell>
          <table:table-cell table:formula="of:=([.B196]+[.$D$4])/[.$D$5]" office:value-type="float" office:value="1.39363955880424">
            <text:p>1.3936395588</text:p>
          </table:table-cell>
          <table:table-cell table:formula="of:=[.C196]*[.$B$2]/([.$B$1]-[.C196])" office:value-type="float" office:value="9.62890910460725">
            <text:p>9.6289091046</text:p>
          </table:table-cell>
          <table:table-cell/>
        </table:table-row>
        <table:table-row table:style-name="ro2">
          <table:table-cell table:formula="of:=[.A196]+1" office:value-type="float" office:value="188">
            <text:p>188</text:p>
          </table:table-cell>
          <table:table-cell table:formula="of:=[.$B$1]*[.A197]/1024" office:value-type="float" office:value="0.91796875">
            <text:p>0.91796875</text:p>
          </table:table-cell>
          <table:table-cell table:formula="of:=([.B197]+[.$D$4])/[.$D$5]" office:value-type="float" office:value="1.39708172913709">
            <text:p>1.3970817291</text:p>
          </table:table-cell>
          <table:table-cell table:formula="of:=[.C197]*[.$B$2]/([.$B$1]-[.C197])" office:value-type="float" office:value="9.66191371212301">
            <text:p>9.6619137121</text:p>
          </table:table-cell>
          <table:table-cell/>
        </table:table-row>
        <table:table-row table:style-name="ro2">
          <table:table-cell table:formula="of:=[.A197]+1" office:value-type="float" office:value="189">
            <text:p>189</text:p>
          </table:table-cell>
          <table:table-cell table:formula="of:=[.$B$1]*[.A198]/1024" office:value-type="float" office:value="0.9228515625">
            <text:p>0.9228515625</text:p>
          </table:table-cell>
          <table:table-cell table:formula="of:=([.B198]+[.$D$4])/[.$D$5]" office:value-type="float" office:value="1.40052389946994">
            <text:p>1.4005238995</text:p>
          </table:table-cell>
          <table:table-cell table:formula="of:=[.C198]*[.$B$2]/([.$B$1]-[.C198])" office:value-type="float" office:value="9.69498144409226">
            <text:p>9.6949814441</text:p>
          </table:table-cell>
          <table:table-cell/>
        </table:table-row>
        <table:table-row table:style-name="ro2">
          <table:table-cell table:formula="of:=[.A198]+1" office:value-type="float" office:value="190">
            <text:p>190</text:p>
          </table:table-cell>
          <table:table-cell table:formula="of:=[.$B$1]*[.A199]/1024" office:value-type="float" office:value="0.927734375">
            <text:p>0.927734375</text:p>
          </table:table-cell>
          <table:table-cell table:formula="of:=([.B199]+[.$D$4])/[.$D$5]" office:value-type="float" office:value="1.40396606980279">
            <text:p>1.4039660698</text:p>
          </table:table-cell>
          <table:table-cell table:formula="of:=[.C199]*[.$B$2]/([.$B$1]-[.C199])" office:value-type="float" office:value="9.72811248178563">
            <text:p>9.7281124818</text:p>
          </table:table-cell>
          <table:table-cell/>
        </table:table-row>
        <table:table-row table:style-name="ro2">
          <table:table-cell table:formula="of:=[.A199]+1" office:value-type="float" office:value="191">
            <text:p>191</text:p>
          </table:table-cell>
          <table:table-cell table:formula="of:=[.$B$1]*[.A200]/1024" office:value-type="float" office:value="0.9326171875">
            <text:p>0.9326171875</text:p>
          </table:table-cell>
          <table:table-cell table:formula="of:=([.B200]+[.$D$4])/[.$D$5]" office:value-type="float" office:value="1.40740824013564">
            <text:p>1.4074082401</text:p>
          </table:table-cell>
          <table:table-cell table:formula="of:=[.C200]*[.$B$2]/([.$B$1]-[.C200])" office:value-type="float" office:value="9.76130700716849">
            <text:p>9.7613070072</text:p>
          </table:table-cell>
          <table:table-cell/>
        </table:table-row>
        <table:table-row table:style-name="ro2">
          <table:table-cell table:formula="of:=[.A200]+1" office:value-type="float" office:value="192">
            <text:p>192</text:p>
          </table:table-cell>
          <table:table-cell table:formula="of:=[.$B$1]*[.A201]/1024" office:value-type="float" office:value="0.9375">
            <text:p>0.9375</text:p>
          </table:table-cell>
          <table:table-cell table:formula="of:=([.B201]+[.$D$4])/[.$D$5]" office:value-type="float" office:value="1.41085041046849">
            <text:p>1.4108504105</text:p>
          </table:table-cell>
          <table:table-cell table:formula="of:=[.C201]*[.$B$2]/([.$B$1]-[.C201])" office:value-type="float" office:value="9.79456520290424">
            <text:p>9.7945652029</text:p>
          </table:table-cell>
          <table:table-cell/>
        </table:table-row>
        <table:table-row table:style-name="ro2">
          <table:table-cell table:formula="of:=[.A201]+1" office:value-type="float" office:value="193">
            <text:p>193</text:p>
          </table:table-cell>
          <table:table-cell table:formula="of:=[.$B$1]*[.A202]/1024" office:value-type="float" office:value="0.9423828125">
            <text:p>0.9423828125</text:p>
          </table:table-cell>
          <table:table-cell table:formula="of:=([.B202]+[.$D$4])/[.$D$5]" office:value-type="float" office:value="1.41429258080134">
            <text:p>1.4142925808</text:p>
          </table:table-cell>
          <table:table-cell table:formula="of:=[.C202]*[.$B$2]/([.$B$1]-[.C202])" office:value-type="float" office:value="9.82788725235771">
            <text:p>9.8278872524</text:p>
          </table:table-cell>
          <table:table-cell/>
        </table:table-row>
        <table:table-row table:style-name="ro2">
          <table:table-cell table:formula="of:=[.A202]+1" office:value-type="float" office:value="194">
            <text:p>194</text:p>
          </table:table-cell>
          <table:table-cell table:formula="of:=[.$B$1]*[.A203]/1024" office:value-type="float" office:value="0.947265625">
            <text:p>0.947265625</text:p>
          </table:table-cell>
          <table:table-cell table:formula="of:=([.B203]+[.$D$4])/[.$D$5]" office:value-type="float" office:value="1.41773475113419">
            <text:p>1.4177347511</text:p>
          </table:table-cell>
          <table:table-cell table:formula="of:=[.C203]*[.$B$2]/([.$B$1]-[.C203])" office:value-type="float" office:value="9.8612733395985">
            <text:p>9.8612733396</text:p>
          </table:table-cell>
          <table:table-cell/>
        </table:table-row>
        <table:table-row table:style-name="ro2">
          <table:table-cell table:formula="of:=[.A203]+1" office:value-type="float" office:value="195">
            <text:p>195</text:p>
          </table:table-cell>
          <table:table-cell table:formula="of:=[.$B$1]*[.A204]/1024" office:value-type="float" office:value="0.9521484375">
            <text:p>0.9521484375</text:p>
          </table:table-cell>
          <table:table-cell table:formula="of:=([.B204]+[.$D$4])/[.$D$5]" office:value-type="float" office:value="1.42117692146704">
            <text:p>1.4211769215</text:p>
          </table:table-cell>
          <table:table-cell table:formula="of:=[.C204]*[.$B$2]/([.$B$1]-[.C204])" office:value-type="float" office:value="9.89472364940437">
            <text:p>9.8947236494</text:p>
          </table:table-cell>
          <table:table-cell/>
        </table:table-row>
        <table:table-row table:style-name="ro2">
          <table:table-cell table:formula="of:=[.A204]+1" office:value-type="float" office:value="196">
            <text:p>196</text:p>
          </table:table-cell>
          <table:table-cell table:formula="of:=[.$B$1]*[.A205]/1024" office:value-type="float" office:value="0.95703125">
            <text:p>0.95703125</text:p>
          </table:table-cell>
          <table:table-cell table:formula="of:=([.B205]+[.$D$4])/[.$D$5]" office:value-type="float" office:value="1.42461909179989">
            <text:p>1.4246190918</text:p>
          </table:table-cell>
          <table:table-cell table:formula="of:=[.C205]*[.$B$2]/([.$B$1]-[.C205])" office:value-type="float" office:value="9.92823836726464">
            <text:p>9.9282383673</text:p>
          </table:table-cell>
          <table:table-cell/>
        </table:table-row>
        <table:table-row table:style-name="ro2">
          <table:table-cell table:formula="of:=[.A205]+1" office:value-type="float" office:value="197">
            <text:p>197</text:p>
          </table:table-cell>
          <table:table-cell table:formula="of:=[.$B$1]*[.A206]/1024" office:value-type="float" office:value="0.9619140625">
            <text:p>0.9619140625</text:p>
          </table:table-cell>
          <table:table-cell table:formula="of:=([.B206]+[.$D$4])/[.$D$5]" office:value-type="float" office:value="1.42806126213274">
            <text:p>1.4280612621</text:p>
          </table:table-cell>
          <table:table-cell table:formula="of:=[.C206]*[.$B$2]/([.$B$1]-[.C206])" office:value-type="float" office:value="9.96181767938367">
            <text:p>9.9618176794</text:p>
          </table:table-cell>
          <table:table-cell/>
        </table:table-row>
        <table:table-row table:style-name="ro2">
          <table:table-cell table:formula="of:=[.A206]+1" office:value-type="float" office:value="198">
            <text:p>198</text:p>
          </table:table-cell>
          <table:table-cell table:formula="of:=[.$B$1]*[.A207]/1024" office:value-type="float" office:value="0.966796875">
            <text:p>0.966796875</text:p>
          </table:table-cell>
          <table:table-cell table:formula="of:=([.B207]+[.$D$4])/[.$D$5]" office:value-type="float" office:value="1.43150343246559">
            <text:p>1.4315034325</text:p>
          </table:table-cell>
          <table:table-cell table:formula="of:=[.C207]*[.$B$2]/([.$B$1]-[.C207])" office:value-type="float" office:value="9.99546177268423">
            <text:p>9.9954617727</text:p>
          </table:table-cell>
          <table:table-cell/>
        </table:table-row>
        <table:table-row table:style-name="ro2">
          <table:table-cell table:formula="of:=[.A207]+1" office:value-type="float" office:value="199">
            <text:p>199</text:p>
          </table:table-cell>
          <table:table-cell table:formula="of:=[.$B$1]*[.A208]/1024" office:value-type="float" office:value="0.9716796875">
            <text:p>0.9716796875</text:p>
          </table:table-cell>
          <table:table-cell table:formula="of:=([.B208]+[.$D$4])/[.$D$5]" office:value-type="float" office:value="1.43494560279844">
            <text:p>1.4349456028</text:p>
          </table:table-cell>
          <table:table-cell table:formula="of:=[.C208]*[.$B$2]/([.$B$1]-[.C208])" office:value-type="float" office:value="10.029170834811">
            <text:p>10.0291708348</text:p>
          </table:table-cell>
          <table:table-cell/>
        </table:table-row>
        <table:table-row table:style-name="ro2">
          <table:table-cell table:formula="of:=[.A208]+1" office:value-type="float" office:value="200">
            <text:p>200</text:p>
          </table:table-cell>
          <table:table-cell table:formula="of:=[.$B$1]*[.A209]/1024" office:value-type="float" office:value="0.9765625">
            <text:p>0.9765625</text:p>
          </table:table-cell>
          <table:table-cell table:formula="of:=([.B209]+[.$D$4])/[.$D$5]" office:value-type="float" office:value="1.43838777313129">
            <text:p>1.4383877731</text:p>
          </table:table-cell>
          <table:table-cell table:formula="of:=[.C209]*[.$B$2]/([.$B$1]-[.C209])" office:value-type="float" office:value="10.0629450541342">
            <text:p>10.0629450541</text:p>
          </table:table-cell>
          <table:table-cell/>
        </table:table-row>
        <table:table-row table:style-name="ro2">
          <table:table-cell table:formula="of:=[.A209]+1" office:value-type="float" office:value="201">
            <text:p>201</text:p>
          </table:table-cell>
          <table:table-cell table:formula="of:=[.$B$1]*[.A210]/1024" office:value-type="float" office:value="0.9814453125">
            <text:p>0.9814453125</text:p>
          </table:table-cell>
          <table:table-cell table:formula="of:=([.B210]+[.$D$4])/[.$D$5]" office:value-type="float" office:value="1.44182994346414">
            <text:p>1.4418299435</text:p>
          </table:table-cell>
          <table:table-cell table:formula="of:=[.C210]*[.$B$2]/([.$B$1]-[.C210])" office:value-type="float" office:value="10.0967846197527">
            <text:p>10.0967846198</text:p>
          </table:table-cell>
          <table:table-cell/>
        </table:table-row>
        <table:table-row table:style-name="ro2">
          <table:table-cell table:formula="of:=[.A210]+1" office:value-type="float" office:value="202">
            <text:p>202</text:p>
          </table:table-cell>
          <table:table-cell table:formula="of:=[.$B$1]*[.A211]/1024" office:value-type="float" office:value="0.986328125">
            <text:p>0.986328125</text:p>
          </table:table-cell>
          <table:table-cell table:formula="of:=([.B211]+[.$D$4])/[.$D$5]" office:value-type="float" office:value="1.44527211379699">
            <text:p>1.4452721138</text:p>
          </table:table-cell>
          <table:table-cell table:formula="of:=[.C211]*[.$B$2]/([.$B$1]-[.C211])" office:value-type="float" office:value="10.1306897214981">
            <text:p>10.1306897215</text:p>
          </table:table-cell>
          <table:table-cell/>
        </table:table-row>
        <table:table-row table:style-name="ro2">
          <table:table-cell table:formula="of:=[.A211]+1" office:value-type="float" office:value="203">
            <text:p>203</text:p>
          </table:table-cell>
          <table:table-cell table:formula="of:=[.$B$1]*[.A212]/1024" office:value-type="float" office:value="0.9912109375">
            <text:p>0.9912109375</text:p>
          </table:table-cell>
          <table:table-cell table:formula="of:=([.B212]+[.$D$4])/[.$D$5]" office:value-type="float" office:value="1.44871428412984">
            <text:p>1.4487142841</text:p>
          </table:table-cell>
          <table:table-cell table:formula="of:=[.C212]*[.$B$2]/([.$B$1]-[.C212])" office:value-type="float" office:value="10.1646605499378">
            <text:p>10.1646605499</text:p>
          </table:table-cell>
          <table:table-cell/>
        </table:table-row>
        <table:table-row table:style-name="ro2">
          <table:table-cell table:formula="of:=[.A212]+1" office:value-type="float" office:value="204">
            <text:p>204</text:p>
          </table:table-cell>
          <table:table-cell table:formula="of:=[.$B$1]*[.A213]/1024" office:value-type="float" office:value="0.99609375">
            <text:p>0.99609375</text:p>
          </table:table-cell>
          <table:table-cell table:formula="of:=([.B213]+[.$D$4])/[.$D$5]" office:value-type="float" office:value="1.45215645446269">
            <text:p>1.4521564545</text:p>
          </table:table-cell>
          <table:table-cell table:formula="of:=[.C213]*[.$B$2]/([.$B$1]-[.C213])" office:value-type="float" office:value="10.1986972963789">
            <text:p>10.1986972964</text:p>
          </table:table-cell>
          <table:table-cell/>
        </table:table-row>
        <table:table-row table:style-name="ro2">
          <table:table-cell table:formula="of:=[.A213]+1" office:value-type="float" office:value="205">
            <text:p>205</text:p>
          </table:table-cell>
          <table:table-cell table:formula="of:=[.$B$1]*[.A214]/1024" office:value-type="float" office:value="1.0009765625">
            <text:p>1.0009765625</text:p>
          </table:table-cell>
          <table:table-cell table:formula="of:=([.B214]+[.$D$4])/[.$D$5]" office:value-type="float" office:value="1.45559862479554">
            <text:p>1.4555986248</text:p>
          </table:table-cell>
          <table:table-cell table:formula="of:=[.C214]*[.$B$2]/([.$B$1]-[.C214])" office:value-type="float" office:value="10.2328001528716">
            <text:p>10.2328001529</text:p>
          </table:table-cell>
          <table:table-cell/>
        </table:table-row>
        <table:table-row table:style-name="ro2">
          <table:table-cell table:formula="of:=[.A214]+1" office:value-type="float" office:value="206">
            <text:p>206</text:p>
          </table:table-cell>
          <table:table-cell table:formula="of:=[.$B$1]*[.A215]/1024" office:value-type="float" office:value="1.005859375">
            <text:p>1.005859375</text:p>
          </table:table-cell>
          <table:table-cell table:formula="of:=([.B215]+[.$D$4])/[.$D$5]" office:value-type="float" office:value="1.45904079512839">
            <text:p>1.4590407951</text:p>
          </table:table-cell>
          <table:table-cell table:formula="of:=[.C215]*[.$B$2]/([.$B$1]-[.C215])" office:value-type="float" office:value="10.2669693122127">
            <text:p>10.2669693122</text:p>
          </table:table-cell>
          <table:table-cell/>
        </table:table-row>
        <table:table-row table:style-name="ro2">
          <table:table-cell table:formula="of:=[.A215]+1" office:value-type="float" office:value="207">
            <text:p>207</text:p>
          </table:table-cell>
          <table:table-cell table:formula="of:=[.$B$1]*[.A216]/1024" office:value-type="float" office:value="1.0107421875">
            <text:p>1.0107421875</text:p>
          </table:table-cell>
          <table:table-cell table:formula="of:=([.B216]+[.$D$4])/[.$D$5]" office:value-type="float" office:value="1.46248296546124">
            <text:p>1.4624829655</text:p>
          </table:table-cell>
          <table:table-cell table:formula="of:=[.C216]*[.$B$2]/([.$B$1]-[.C216])" office:value-type="float" office:value="10.3012049679498">
            <text:p>10.3012049679</text:p>
          </table:table-cell>
          <table:table-cell/>
        </table:table-row>
        <table:table-row table:style-name="ro2">
          <table:table-cell table:formula="of:=[.A216]+1" office:value-type="float" office:value="208">
            <text:p>208</text:p>
          </table:table-cell>
          <table:table-cell table:formula="of:=[.$B$1]*[.A217]/1024" office:value-type="float" office:value="1.015625">
            <text:p>1.015625</text:p>
          </table:table-cell>
          <table:table-cell table:formula="of:=([.B217]+[.$D$4])/[.$D$5]" office:value-type="float" office:value="1.46592513579409">
            <text:p>1.4659251358</text:p>
          </table:table-cell>
          <table:table-cell table:formula="of:=[.C217]*[.$B$2]/([.$B$1]-[.C217])" office:value-type="float" office:value="10.3355073143841">
            <text:p>10.3355073144</text:p>
          </table:table-cell>
          <table:table-cell/>
        </table:table-row>
        <table:table-row table:style-name="ro2">
          <table:table-cell table:formula="of:=[.A217]+1" office:value-type="float" office:value="209">
            <text:p>209</text:p>
          </table:table-cell>
          <table:table-cell table:formula="of:=[.$B$1]*[.A218]/1024" office:value-type="float" office:value="1.0205078125">
            <text:p>1.0205078125</text:p>
          </table:table-cell>
          <table:table-cell table:formula="of:=([.B218]+[.$D$4])/[.$D$5]" office:value-type="float" office:value="1.46936730612694">
            <text:p>1.4693673061</text:p>
          </table:table-cell>
          <table:table-cell table:formula="of:=[.C218]*[.$B$2]/([.$B$1]-[.C218])" office:value-type="float" office:value="10.3698765465749">
            <text:p>10.3698765466</text:p>
          </table:table-cell>
          <table:table-cell/>
        </table:table-row>
        <table:table-row table:style-name="ro2">
          <table:table-cell table:formula="of:=[.A218]+1" office:value-type="float" office:value="210">
            <text:p>210</text:p>
          </table:table-cell>
          <table:table-cell table:formula="of:=[.$B$1]*[.A219]/1024" office:value-type="float" office:value="1.025390625">
            <text:p>1.025390625</text:p>
          </table:table-cell>
          <table:table-cell table:formula="of:=([.B219]+[.$D$4])/[.$D$5]" office:value-type="float" office:value="1.47280947645979">
            <text:p>1.4728094765</text:p>
          </table:table-cell>
          <table:table-cell table:formula="of:=[.C219]*[.$B$2]/([.$B$1]-[.C219])" office:value-type="float" office:value="10.4043128603427">
            <text:p>10.4043128603</text:p>
          </table:table-cell>
          <table:table-cell/>
        </table:table-row>
        <table:table-row table:style-name="ro2">
          <table:table-cell table:formula="of:=[.A219]+1" office:value-type="float" office:value="211">
            <text:p>211</text:p>
          </table:table-cell>
          <table:table-cell table:formula="of:=[.$B$1]*[.A220]/1024" office:value-type="float" office:value="1.0302734375">
            <text:p>1.0302734375</text:p>
          </table:table-cell>
          <table:table-cell table:formula="of:=([.B220]+[.$D$4])/[.$D$5]" office:value-type="float" office:value="1.47625164679264">
            <text:p>1.4762516468</text:p>
          </table:table-cell>
          <table:table-cell table:formula="of:=[.C220]*[.$B$2]/([.$B$1]-[.C220])" office:value-type="float" office:value="10.4388164522733">
            <text:p>10.4388164523</text:p>
          </table:table-cell>
          <table:table-cell/>
        </table:table-row>
        <table:table-row table:style-name="ro2">
          <table:table-cell table:formula="of:=[.A220]+1" office:value-type="float" office:value="212">
            <text:p>212</text:p>
          </table:table-cell>
          <table:table-cell table:formula="of:=[.$B$1]*[.A221]/1024" office:value-type="float" office:value="1.03515625">
            <text:p>1.03515625</text:p>
          </table:table-cell>
          <table:table-cell table:formula="of:=([.B221]+[.$D$4])/[.$D$5]" office:value-type="float" office:value="1.47969381712549">
            <text:p>1.4796938171</text:p>
          </table:table-cell>
          <table:table-cell table:formula="of:=[.C221]*[.$B$2]/([.$B$1]-[.C221])" office:value-type="float" office:value="10.4733875197213">
            <text:p>10.4733875197</text:p>
          </table:table-cell>
          <table:table-cell/>
        </table:table-row>
        <table:table-row table:style-name="ro2">
          <table:table-cell table:formula="of:=[.A221]+1" office:value-type="float" office:value="213">
            <text:p>213</text:p>
          </table:table-cell>
          <table:table-cell table:formula="of:=[.$B$1]*[.A222]/1024" office:value-type="float" office:value="1.0400390625">
            <text:p>1.0400390625</text:p>
          </table:table-cell>
          <table:table-cell table:formula="of:=([.B222]+[.$D$4])/[.$D$5]" office:value-type="float" office:value="1.48313598745834">
            <text:p>1.4831359875</text:p>
          </table:table-cell>
          <table:table-cell table:formula="of:=[.C222]*[.$B$2]/([.$B$1]-[.C222])" office:value-type="float" office:value="10.508026260814">
            <text:p>10.5080262608</text:p>
          </table:table-cell>
          <table:table-cell/>
        </table:table-row>
        <table:table-row table:style-name="ro2">
          <table:table-cell table:formula="of:=[.A222]+1" office:value-type="float" office:value="214">
            <text:p>214</text:p>
          </table:table-cell>
          <table:table-cell table:formula="of:=[.$B$1]*[.A223]/1024" office:value-type="float" office:value="1.044921875">
            <text:p>1.044921875</text:p>
          </table:table-cell>
          <table:table-cell table:formula="of:=([.B223]+[.$D$4])/[.$D$5]" office:value-type="float" office:value="1.48657815779119">
            <text:p>1.4865781578</text:p>
          </table:table-cell>
          <table:table-cell table:formula="of:=[.C223]*[.$B$2]/([.$B$1]-[.C223])" office:value-type="float" office:value="10.542732874455">
            <text:p>10.5427328745</text:p>
          </table:table-cell>
          <table:table-cell/>
        </table:table-row>
        <table:table-row table:style-name="ro2">
          <table:table-cell table:formula="of:=[.A223]+1" office:value-type="float" office:value="215">
            <text:p>215</text:p>
          </table:table-cell>
          <table:table-cell table:formula="of:=[.$B$1]*[.A224]/1024" office:value-type="float" office:value="1.0498046875">
            <text:p>1.0498046875</text:p>
          </table:table-cell>
          <table:table-cell table:formula="of:=([.B224]+[.$D$4])/[.$D$5]" office:value-type="float" office:value="1.49002032812404">
            <text:p>1.4900203281</text:p>
          </table:table-cell>
          <table:table-cell table:formula="of:=[.C224]*[.$B$2]/([.$B$1]-[.C224])" office:value-type="float" office:value="10.5775075603283">
            <text:p>10.5775075603</text:p>
          </table:table-cell>
          <table:table-cell/>
        </table:table-row>
        <table:table-row table:style-name="ro2">
          <table:table-cell table:formula="of:=[.A224]+1" office:value-type="float" office:value="216">
            <text:p>216</text:p>
          </table:table-cell>
          <table:table-cell table:formula="of:=[.$B$1]*[.A225]/1024" office:value-type="float" office:value="1.0546875">
            <text:p>1.0546875</text:p>
          </table:table-cell>
          <table:table-cell table:formula="of:=([.B225]+[.$D$4])/[.$D$5]" office:value-type="float" office:value="1.49346249845689">
            <text:p>1.4934624985</text:p>
          </table:table-cell>
          <table:table-cell table:formula="of:=[.C225]*[.$B$2]/([.$B$1]-[.C225])" office:value-type="float" office:value="10.612350518902">
            <text:p>10.6123505189</text:p>
          </table:table-cell>
          <table:table-cell/>
        </table:table-row>
        <table:table-row table:style-name="ro2">
          <table:table-cell table:formula="of:=[.A225]+1" office:value-type="float" office:value="217">
            <text:p>217</text:p>
          </table:table-cell>
          <table:table-cell table:formula="of:=[.$B$1]*[.A226]/1024" office:value-type="float" office:value="1.0595703125">
            <text:p>1.0595703125</text:p>
          </table:table-cell>
          <table:table-cell table:formula="of:=([.B226]+[.$D$4])/[.$D$5]" office:value-type="float" office:value="1.49690466878974">
            <text:p>1.4969046688</text:p>
          </table:table-cell>
          <table:table-cell table:formula="of:=[.C226]*[.$B$2]/([.$B$1]-[.C226])" office:value-type="float" office:value="10.6472619514319">
            <text:p>10.6472619514</text:p>
          </table:table-cell>
          <table:table-cell/>
        </table:table-row>
        <table:table-row table:style-name="ro2">
          <table:table-cell table:formula="of:=[.A226]+1" office:value-type="float" office:value="218">
            <text:p>218</text:p>
          </table:table-cell>
          <table:table-cell table:formula="of:=[.$B$1]*[.A227]/1024" office:value-type="float" office:value="1.064453125">
            <text:p>1.064453125</text:p>
          </table:table-cell>
          <table:table-cell table:formula="of:=([.B227]+[.$D$4])/[.$D$5]" office:value-type="float" office:value="1.50034683912259">
            <text:p>1.5003468391</text:p>
          </table:table-cell>
          <table:table-cell table:formula="of:=[.C227]*[.$B$2]/([.$B$1]-[.C227])" office:value-type="float" office:value="10.6822420599659">
            <text:p>10.68224206</text:p>
          </table:table-cell>
          <table:table-cell/>
        </table:table-row>
        <table:table-row table:style-name="ro2">
          <table:table-cell table:formula="of:=[.A227]+1" office:value-type="float" office:value="219">
            <text:p>219</text:p>
          </table:table-cell>
          <table:table-cell table:formula="of:=[.$B$1]*[.A228]/1024" office:value-type="float" office:value="1.0693359375">
            <text:p>1.0693359375</text:p>
          </table:table-cell>
          <table:table-cell table:formula="of:=([.B228]+[.$D$4])/[.$D$5]" office:value-type="float" office:value="1.50378900945544">
            <text:p>1.5037890095</text:p>
          </table:table-cell>
          <table:table-cell table:formula="of:=[.C228]*[.$B$2]/([.$B$1]-[.C228])" office:value-type="float" office:value="10.7172910473475">
            <text:p>10.7172910473</text:p>
          </table:table-cell>
          <table:table-cell/>
        </table:table-row>
        <table:table-row table:style-name="ro2">
          <table:table-cell table:formula="of:=[.A228]+1" office:value-type="float" office:value="220">
            <text:p>220</text:p>
          </table:table-cell>
          <table:table-cell table:formula="of:=[.$B$1]*[.A229]/1024" office:value-type="float" office:value="1.07421875">
            <text:p>1.07421875</text:p>
          </table:table-cell>
          <table:table-cell table:formula="of:=([.B229]+[.$D$4])/[.$D$5]" office:value-type="float" office:value="1.50723117978829">
            <text:p>1.5072311798</text:p>
          </table:table-cell>
          <table:table-cell table:formula="of:=[.C229]*[.$B$2]/([.$B$1]-[.C229])" office:value-type="float" office:value="10.7524091172196">
            <text:p>10.7524091172</text:p>
          </table:table-cell>
          <table:table-cell/>
        </table:table-row>
        <table:table-row table:style-name="ro2">
          <table:table-cell table:formula="of:=[.A229]+1" office:value-type="float" office:value="221">
            <text:p>221</text:p>
          </table:table-cell>
          <table:table-cell table:formula="of:=[.$B$1]*[.A230]/1024" office:value-type="float" office:value="1.0791015625">
            <text:p>1.0791015625</text:p>
          </table:table-cell>
          <table:table-cell table:formula="of:=([.B230]+[.$D$4])/[.$D$5]" office:value-type="float" office:value="1.51067335012113">
            <text:p>1.5106733501</text:p>
          </table:table-cell>
          <table:table-cell table:formula="of:=[.C230]*[.$B$2]/([.$B$1]-[.C230])" office:value-type="float" office:value="10.7875964740289">
            <text:p>10.787596474</text:p>
          </table:table-cell>
          <table:table-cell/>
        </table:table-row>
        <table:table-row table:style-name="ro2">
          <table:table-cell table:formula="of:=[.A230]+1" office:value-type="float" office:value="222">
            <text:p>222</text:p>
          </table:table-cell>
          <table:table-cell table:formula="of:=[.$B$1]*[.A231]/1024" office:value-type="float" office:value="1.083984375">
            <text:p>1.083984375</text:p>
          </table:table-cell>
          <table:table-cell table:formula="of:=([.B231]+[.$D$4])/[.$D$5]" office:value-type="float" office:value="1.51411552045398">
            <text:p>1.5141155205</text:p>
          </table:table-cell>
          <table:table-cell table:formula="of:=[.C231]*[.$B$2]/([.$B$1]-[.C231])" office:value-type="float" office:value="10.8228533230296">
            <text:p>10.822853323</text:p>
          </table:table-cell>
          <table:table-cell/>
        </table:table-row>
        <table:table-row table:style-name="ro2">
          <table:table-cell table:formula="of:=[.A231]+1" office:value-type="float" office:value="223">
            <text:p>223</text:p>
          </table:table-cell>
          <table:table-cell table:formula="of:=[.$B$1]*[.A232]/1024" office:value-type="float" office:value="1.0888671875">
            <text:p>1.0888671875</text:p>
          </table:table-cell>
          <table:table-cell table:formula="of:=([.B232]+[.$D$4])/[.$D$5]" office:value-type="float" office:value="1.51755769078683">
            <text:p>1.5175576908</text:p>
          </table:table-cell>
          <table:table-cell table:formula="of:=[.C232]*[.$B$2]/([.$B$1]-[.C232])" office:value-type="float" office:value="10.8581798702874">
            <text:p>10.8581798703</text:p>
          </table:table-cell>
          <table:table-cell/>
        </table:table-row>
        <table:table-row table:style-name="ro2">
          <table:table-cell table:formula="of:=[.A232]+1" office:value-type="float" office:value="224">
            <text:p>224</text:p>
          </table:table-cell>
          <table:table-cell table:formula="of:=[.$B$1]*[.A233]/1024" office:value-type="float" office:value="1.09375">
            <text:p>1.09375</text:p>
          </table:table-cell>
          <table:table-cell table:formula="of:=([.B233]+[.$D$4])/[.$D$5]" office:value-type="float" office:value="1.52099986111968">
            <text:p>1.5209998611</text:p>
          </table:table-cell>
          <table:table-cell table:formula="of:=[.C233]*[.$B$2]/([.$B$1]-[.C233])" office:value-type="float" office:value="10.8935763226835">
            <text:p>10.8935763227</text:p>
          </table:table-cell>
          <table:table-cell/>
        </table:table-row>
        <table:table-row table:style-name="ro2">
          <table:table-cell table:formula="of:=[.A233]+1" office:value-type="float" office:value="225">
            <text:p>225</text:p>
          </table:table-cell>
          <table:table-cell table:formula="of:=[.$B$1]*[.A234]/1024" office:value-type="float" office:value="1.0986328125">
            <text:p>1.0986328125</text:p>
          </table:table-cell>
          <table:table-cell table:formula="of:=([.B234]+[.$D$4])/[.$D$5]" office:value-type="float" office:value="1.52444203145253">
            <text:p>1.5244420315</text:p>
          </table:table-cell>
          <table:table-cell table:formula="of:=[.C234]*[.$B$2]/([.$B$1]-[.C234])" office:value-type="float" office:value="10.9290428879187">
            <text:p>10.9290428879</text:p>
          </table:table-cell>
          <table:table-cell/>
        </table:table-row>
        <table:table-row table:style-name="ro2">
          <table:table-cell table:formula="of:=[.A234]+1" office:value-type="float" office:value="226">
            <text:p>226</text:p>
          </table:table-cell>
          <table:table-cell table:formula="of:=[.$B$1]*[.A235]/1024" office:value-type="float" office:value="1.103515625">
            <text:p>1.103515625</text:p>
          </table:table-cell>
          <table:table-cell table:formula="of:=([.B235]+[.$D$4])/[.$D$5]" office:value-type="float" office:value="1.52788420178538">
            <text:p>1.5278842018</text:p>
          </table:table-cell>
          <table:table-cell table:formula="of:=[.C235]*[.$B$2]/([.$B$1]-[.C235])" office:value-type="float" office:value="10.9645797745174">
            <text:p>10.9645797745</text:p>
          </table:table-cell>
          <table:table-cell/>
        </table:table-row>
        <table:table-row table:style-name="ro2">
          <table:table-cell table:formula="of:=[.A235]+1" office:value-type="float" office:value="227">
            <text:p>227</text:p>
          </table:table-cell>
          <table:table-cell table:formula="of:=[.$B$1]*[.A236]/1024" office:value-type="float" office:value="1.1083984375">
            <text:p>1.1083984375</text:p>
          </table:table-cell>
          <table:table-cell table:formula="of:=([.B236]+[.$D$4])/[.$D$5]" office:value-type="float" office:value="1.53132637211823">
            <text:p>1.5313263721</text:p>
          </table:table-cell>
          <table:table-cell table:formula="of:=[.C236]*[.$B$2]/([.$B$1]-[.C236])" office:value-type="float" office:value="11.0001871918319">
            <text:p>11.0001871918</text:p>
          </table:table-cell>
          <table:table-cell/>
        </table:table-row>
        <table:table-row table:style-name="ro2">
          <table:table-cell table:formula="of:=[.A236]+1" office:value-type="float" office:value="228">
            <text:p>228</text:p>
          </table:table-cell>
          <table:table-cell table:formula="of:=[.$B$1]*[.A237]/1024" office:value-type="float" office:value="1.11328125">
            <text:p>1.11328125</text:p>
          </table:table-cell>
          <table:table-cell table:formula="of:=([.B237]+[.$D$4])/[.$D$5]" office:value-type="float" office:value="1.53476854245108">
            <text:p>1.5347685425</text:p>
          </table:table-cell>
          <table:table-cell table:formula="of:=[.C237]*[.$B$2]/([.$B$1]-[.C237])" office:value-type="float" office:value="11.035865350046">
            <text:p>11.03586535</text:p>
          </table:table-cell>
          <table:table-cell/>
        </table:table-row>
        <table:table-row table:style-name="ro2">
          <table:table-cell table:formula="of:=[.A237]+1" office:value-type="float" office:value="229">
            <text:p>229</text:p>
          </table:table-cell>
          <table:table-cell table:formula="of:=[.$B$1]*[.A238]/1024" office:value-type="float" office:value="1.1181640625">
            <text:p>1.1181640625</text:p>
          </table:table-cell>
          <table:table-cell table:formula="of:=([.B238]+[.$D$4])/[.$D$5]" office:value-type="float" office:value="1.53821071278393">
            <text:p>1.5382107128</text:p>
          </table:table-cell>
          <table:table-cell table:formula="of:=[.C238]*[.$B$2]/([.$B$1]-[.C238])" office:value-type="float" office:value="11.0716144601799">
            <text:p>11.0716144602</text:p>
          </table:table-cell>
          <table:table-cell/>
        </table:table-row>
        <table:table-row table:style-name="ro2">
          <table:table-cell table:formula="of:=[.A238]+1" office:value-type="float" office:value="230">
            <text:p>230</text:p>
          </table:table-cell>
          <table:table-cell table:formula="of:=[.$B$1]*[.A239]/1024" office:value-type="float" office:value="1.123046875">
            <text:p>1.123046875</text:p>
          </table:table-cell>
          <table:table-cell table:formula="of:=([.B239]+[.$D$4])/[.$D$5]" office:value-type="float" office:value="1.54165288311678">
            <text:p>1.5416528831</text:p>
          </table:table-cell>
          <table:table-cell table:formula="of:=[.C239]*[.$B$2]/([.$B$1]-[.C239])" office:value-type="float" office:value="11.1074347340935">
            <text:p>11.1074347341</text:p>
          </table:table-cell>
          <table:table-cell/>
        </table:table-row>
        <table:table-row table:style-name="ro2">
          <table:table-cell table:formula="of:=[.A239]+1" office:value-type="float" office:value="231">
            <text:p>231</text:p>
          </table:table-cell>
          <table:table-cell table:formula="of:=[.$B$1]*[.A240]/1024" office:value-type="float" office:value="1.1279296875">
            <text:p>1.1279296875</text:p>
          </table:table-cell>
          <table:table-cell table:formula="of:=([.B240]+[.$D$4])/[.$D$5]" office:value-type="float" office:value="1.54509505344963">
            <text:p>1.5450950534</text:p>
          </table:table-cell>
          <table:table-cell table:formula="of:=[.C240]*[.$B$2]/([.$B$1]-[.C240])" office:value-type="float" office:value="11.1433263844914">
            <text:p>11.1433263845</text:p>
          </table:table-cell>
          <table:table-cell/>
        </table:table-row>
        <table:table-row table:style-name="ro2">
          <table:table-cell table:formula="of:=[.A240]+1" office:value-type="float" office:value="232">
            <text:p>232</text:p>
          </table:table-cell>
          <table:table-cell table:formula="of:=[.$B$1]*[.A241]/1024" office:value-type="float" office:value="1.1328125">
            <text:p>1.1328125</text:p>
          </table:table-cell>
          <table:table-cell table:formula="of:=([.B241]+[.$D$4])/[.$D$5]" office:value-type="float" office:value="1.54853722378248">
            <text:p>1.5485372238</text:p>
          </table:table-cell>
          <table:table-cell table:formula="of:=[.C241]*[.$B$2]/([.$B$1]-[.C241])" office:value-type="float" office:value="11.1792896249264">
            <text:p>11.1792896249</text:p>
          </table:table-cell>
          <table:table-cell/>
        </table:table-row>
        <table:table-row table:style-name="ro2">
          <table:table-cell table:formula="of:=[.A241]+1" office:value-type="float" office:value="233">
            <text:p>233</text:p>
          </table:table-cell>
          <table:table-cell table:formula="of:=[.$B$1]*[.A242]/1024" office:value-type="float" office:value="1.1376953125">
            <text:p>1.1376953125</text:p>
          </table:table-cell>
          <table:table-cell table:formula="of:=([.B242]+[.$D$4])/[.$D$5]" office:value-type="float" office:value="1.55197939411533">
            <text:p>1.5519793941</text:p>
          </table:table-cell>
          <table:table-cell table:formula="of:=[.C242]*[.$B$2]/([.$B$1]-[.C242])" office:value-type="float" office:value="11.2153246698043">
            <text:p>11.2153246698</text:p>
          </table:table-cell>
          <table:table-cell/>
        </table:table-row>
        <table:table-row table:style-name="ro2">
          <table:table-cell table:formula="of:=[.A242]+1" office:value-type="float" office:value="234">
            <text:p>234</text:p>
          </table:table-cell>
          <table:table-cell table:formula="of:=[.$B$1]*[.A243]/1024" office:value-type="float" office:value="1.142578125">
            <text:p>1.142578125</text:p>
          </table:table-cell>
          <table:table-cell table:formula="of:=([.B243]+[.$D$4])/[.$D$5]" office:value-type="float" office:value="1.55542156444818">
            <text:p>1.5554215644</text:p>
          </table:table-cell>
          <table:table-cell table:formula="of:=[.C243]*[.$B$2]/([.$B$1]-[.C243])" office:value-type="float" office:value="11.2514317343877">
            <text:p>11.2514317344</text:p>
          </table:table-cell>
          <table:table-cell/>
        </table:table-row>
        <table:table-row table:style-name="ro2">
          <table:table-cell table:formula="of:=[.A243]+1" office:value-type="float" office:value="235">
            <text:p>235</text:p>
          </table:table-cell>
          <table:table-cell table:formula="of:=[.$B$1]*[.A244]/1024" office:value-type="float" office:value="1.1474609375">
            <text:p>1.1474609375</text:p>
          </table:table-cell>
          <table:table-cell table:formula="of:=([.B244]+[.$D$4])/[.$D$5]" office:value-type="float" office:value="1.55886373478103">
            <text:p>1.5588637348</text:p>
          </table:table-cell>
          <table:table-cell table:formula="of:=[.C244]*[.$B$2]/([.$B$1]-[.C244])" office:value-type="float" office:value="11.2876110348008">
            <text:p>11.2876110348</text:p>
          </table:table-cell>
          <table:table-cell/>
        </table:table-row>
        <table:table-row table:style-name="ro2">
          <table:table-cell table:formula="of:=[.A244]+1" office:value-type="float" office:value="236">
            <text:p>236</text:p>
          </table:table-cell>
          <table:table-cell table:formula="of:=[.$B$1]*[.A245]/1024" office:value-type="float" office:value="1.15234375">
            <text:p>1.15234375</text:p>
          </table:table-cell>
          <table:table-cell table:formula="of:=([.B245]+[.$D$4])/[.$D$5]" office:value-type="float" office:value="1.56230590511388">
            <text:p>1.5623059051</text:p>
          </table:table-cell>
          <table:table-cell table:formula="of:=[.C245]*[.$B$2]/([.$B$1]-[.C245])" office:value-type="float" office:value="11.3238627880333">
            <text:p>11.323862788</text:p>
          </table:table-cell>
          <table:table-cell/>
        </table:table-row>
        <table:table-row table:style-name="ro2">
          <table:table-cell table:formula="of:=[.A245]+1" office:value-type="float" office:value="237">
            <text:p>237</text:p>
          </table:table-cell>
          <table:table-cell table:formula="of:=[.$B$1]*[.A246]/1024" office:value-type="float" office:value="1.1572265625">
            <text:p>1.1572265625</text:p>
          </table:table-cell>
          <table:table-cell table:formula="of:=([.B246]+[.$D$4])/[.$D$5]" office:value-type="float" office:value="1.56574807544673">
            <text:p>1.5657480754</text:p>
          </table:table-cell>
          <table:table-cell table:formula="of:=[.C246]*[.$B$2]/([.$B$1]-[.C246])" office:value-type="float" office:value="11.3601872119446">
            <text:p>11.3601872119</text:p>
          </table:table-cell>
          <table:table-cell/>
        </table:table-row>
        <table:table-row table:style-name="ro2">
          <table:table-cell table:formula="of:=[.A246]+1" office:value-type="float" office:value="238">
            <text:p>238</text:p>
          </table:table-cell>
          <table:table-cell table:formula="of:=[.$B$1]*[.A247]/1024" office:value-type="float" office:value="1.162109375">
            <text:p>1.162109375</text:p>
          </table:table-cell>
          <table:table-cell table:formula="of:=([.B247]+[.$D$4])/[.$D$5]" office:value-type="float" office:value="1.56919024577958">
            <text:p>1.5691902458</text:p>
          </table:table-cell>
          <table:table-cell table:formula="of:=[.C247]*[.$B$2]/([.$B$1]-[.C247])" office:value-type="float" office:value="11.3965845252688">
            <text:p>11.3965845253</text:p>
          </table:table-cell>
          <table:table-cell/>
        </table:table-row>
        <table:table-row table:style-name="ro2">
          <table:table-cell table:formula="of:=[.A247]+1" office:value-type="float" office:value="239">
            <text:p>239</text:p>
          </table:table-cell>
          <table:table-cell table:formula="of:=[.$B$1]*[.A248]/1024" office:value-type="float" office:value="1.1669921875">
            <text:p>1.1669921875</text:p>
          </table:table-cell>
          <table:table-cell table:formula="of:=([.B248]+[.$D$4])/[.$D$5]" office:value-type="float" office:value="1.57263241611243">
            <text:p>1.5726324161</text:p>
          </table:table-cell>
          <table:table-cell table:formula="of:=[.C248]*[.$B$2]/([.$B$1]-[.C248])" office:value-type="float" office:value="11.4330549476186">
            <text:p>11.4330549476</text:p>
          </table:table-cell>
          <table:table-cell/>
        </table:table-row>
        <table:table-row table:style-name="ro2">
          <table:table-cell table:formula="of:=[.A248]+1" office:value-type="float" office:value="240">
            <text:p>240</text:p>
          </table:table-cell>
          <table:table-cell table:formula="of:=[.$B$1]*[.A249]/1024" office:value-type="float" office:value="1.171875">
            <text:p>1.171875</text:p>
          </table:table-cell>
          <table:table-cell table:formula="of:=([.B249]+[.$D$4])/[.$D$5]" office:value-type="float" office:value="1.57607458644528">
            <text:p>1.5760745864</text:p>
          </table:table-cell>
          <table:table-cell table:formula="of:=[.C249]*[.$B$2]/([.$B$1]-[.C249])" office:value-type="float" office:value="11.4695986994897">
            <text:p>11.4695986995</text:p>
          </table:table-cell>
          <table:table-cell/>
        </table:table-row>
        <table:table-row table:style-name="ro2">
          <table:table-cell table:formula="of:=[.A249]+1" office:value-type="float" office:value="241">
            <text:p>241</text:p>
          </table:table-cell>
          <table:table-cell table:formula="of:=[.$B$1]*[.A250]/1024" office:value-type="float" office:value="1.1767578125">
            <text:p>1.1767578125</text:p>
          </table:table-cell>
          <table:table-cell table:formula="of:=([.B250]+[.$D$4])/[.$D$5]" office:value-type="float" office:value="1.57951675677813">
            <text:p>1.5795167568</text:p>
          </table:table-cell>
          <table:table-cell table:formula="of:=[.C250]*[.$B$2]/([.$B$1]-[.C250])" office:value-type="float" office:value="11.5062160022656">
            <text:p>11.5062160023</text:p>
          </table:table-cell>
          <table:table-cell/>
        </table:table-row>
        <table:table-row table:style-name="ro2">
          <table:table-cell table:formula="of:=[.A250]+1" office:value-type="float" office:value="242">
            <text:p>242</text:p>
          </table:table-cell>
          <table:table-cell table:formula="of:=[.$B$1]*[.A251]/1024" office:value-type="float" office:value="1.181640625">
            <text:p>1.181640625</text:p>
          </table:table-cell>
          <table:table-cell table:formula="of:=([.B251]+[.$D$4])/[.$D$5]" office:value-type="float" office:value="1.58295892711098">
            <text:p>1.5829589271</text:p>
          </table:table-cell>
          <table:table-cell table:formula="of:=[.C251]*[.$B$2]/([.$B$1]-[.C251])" office:value-type="float" office:value="11.5429070782215">
            <text:p>11.5429070782</text:p>
          </table:table-cell>
          <table:table-cell/>
        </table:table-row>
        <table:table-row table:style-name="ro2">
          <table:table-cell table:formula="of:=[.A251]+1" office:value-type="float" office:value="243">
            <text:p>243</text:p>
          </table:table-cell>
          <table:table-cell table:formula="of:=[.$B$1]*[.A252]/1024" office:value-type="float" office:value="1.1865234375">
            <text:p>1.1865234375</text:p>
          </table:table-cell>
          <table:table-cell table:formula="of:=([.B252]+[.$D$4])/[.$D$5]" office:value-type="float" office:value="1.58640109744383">
            <text:p>1.5864010974</text:p>
          </table:table-cell>
          <table:table-cell table:formula="of:=[.C252]*[.$B$2]/([.$B$1]-[.C252])" office:value-type="float" office:value="11.5796721505296">
            <text:p>11.5796721505</text:p>
          </table:table-cell>
          <table:table-cell/>
        </table:table-row>
        <table:table-row table:style-name="ro2">
          <table:table-cell table:formula="of:=[.A252]+1" office:value-type="float" office:value="244">
            <text:p>244</text:p>
          </table:table-cell>
          <table:table-cell table:formula="of:=[.$B$1]*[.A253]/1024" office:value-type="float" office:value="1.19140625">
            <text:p>1.19140625</text:p>
          </table:table-cell>
          <table:table-cell table:formula="of:=([.B253]+[.$D$4])/[.$D$5]" office:value-type="float" office:value="1.58984326777668">
            <text:p>1.5898432678</text:p>
          </table:table-cell>
          <table:table-cell table:formula="of:=[.C253]*[.$B$2]/([.$B$1]-[.C253])" office:value-type="float" office:value="11.6165114432627">
            <text:p>11.6165114433</text:p>
          </table:table-cell>
          <table:table-cell/>
        </table:table-row>
        <table:table-row table:style-name="ro2">
          <table:table-cell table:formula="of:=[.A253]+1" office:value-type="float" office:value="245">
            <text:p>245</text:p>
          </table:table-cell>
          <table:table-cell table:formula="of:=[.$B$1]*[.A254]/1024" office:value-type="float" office:value="1.1962890625">
            <text:p>1.1962890625</text:p>
          </table:table-cell>
          <table:table-cell table:formula="of:=([.B254]+[.$D$4])/[.$D$5]" office:value-type="float" office:value="1.59328543810953">
            <text:p>1.5932854381</text:p>
          </table:table-cell>
          <table:table-cell table:formula="of:=[.C254]*[.$B$2]/([.$B$1]-[.C254])" office:value-type="float" office:value="11.6534251813996">
            <text:p>11.6534251814</text:p>
          </table:table-cell>
          <table:table-cell/>
        </table:table-row>
        <table:table-row table:style-name="ro2">
          <table:table-cell table:formula="of:=[.A254]+1" office:value-type="float" office:value="246">
            <text:p>246</text:p>
          </table:table-cell>
          <table:table-cell table:formula="of:=[.$B$1]*[.A255]/1024" office:value-type="float" office:value="1.201171875">
            <text:p>1.201171875</text:p>
          </table:table-cell>
          <table:table-cell table:formula="of:=([.B255]+[.$D$4])/[.$D$5]" office:value-type="float" office:value="1.59672760844238">
            <text:p>1.5967276084</text:p>
          </table:table-cell>
          <table:table-cell table:formula="of:=[.C255]*[.$B$2]/([.$B$1]-[.C255])" office:value-type="float" office:value="11.6904135908291">
            <text:p>11.6904135908</text:p>
          </table:table-cell>
          <table:table-cell/>
        </table:table-row>
        <table:table-row table:style-name="ro2">
          <table:table-cell table:formula="of:=[.A255]+1" office:value-type="float" office:value="247">
            <text:p>247</text:p>
          </table:table-cell>
          <table:table-cell table:formula="of:=[.$B$1]*[.A256]/1024" office:value-type="float" office:value="1.2060546875">
            <text:p>1.2060546875</text:p>
          </table:table-cell>
          <table:table-cell table:formula="of:=([.B256]+[.$D$4])/[.$D$5]" office:value-type="float" office:value="1.60016977877523">
            <text:p>1.6001697788</text:p>
          </table:table-cell>
          <table:table-cell table:formula="of:=[.C256]*[.$B$2]/([.$B$1]-[.C256])" office:value-type="float" office:value="11.7274768983549">
            <text:p>11.7274768984</text:p>
          </table:table-cell>
          <table:table-cell/>
        </table:table-row>
        <table:table-row table:style-name="ro2">
          <table:table-cell table:formula="of:=[.A256]+1" office:value-type="float" office:value="248">
            <text:p>248</text:p>
          </table:table-cell>
          <table:table-cell table:formula="of:=[.$B$1]*[.A257]/1024" office:value-type="float" office:value="1.2109375">
            <text:p>1.2109375</text:p>
          </table:table-cell>
          <table:table-cell table:formula="of:=([.B257]+[.$D$4])/[.$D$5]" office:value-type="float" office:value="1.60361194910808">
            <text:p>1.6036119491</text:p>
          </table:table-cell>
          <table:table-cell table:formula="of:=[.C257]*[.$B$2]/([.$B$1]-[.C257])" office:value-type="float" office:value="11.7646153317001">
            <text:p>11.7646153317</text:p>
          </table:table-cell>
          <table:table-cell/>
        </table:table-row>
        <table:table-row table:style-name="ro2">
          <table:table-cell table:formula="of:=[.A257]+1" office:value-type="float" office:value="249">
            <text:p>249</text:p>
          </table:table-cell>
          <table:table-cell table:formula="of:=[.$B$1]*[.A258]/1024" office:value-type="float" office:value="1.2158203125">
            <text:p>1.2158203125</text:p>
          </table:table-cell>
          <table:table-cell table:formula="of:=([.B258]+[.$D$4])/[.$D$5]" office:value-type="float" office:value="1.60705411944093">
            <text:p>1.6070541194</text:p>
          </table:table-cell>
          <table:table-cell table:formula="of:=[.C258]*[.$B$2]/([.$B$1]-[.C258])" office:value-type="float" office:value="11.8018291195118">
            <text:p>11.8018291195</text:p>
          </table:table-cell>
          <table:table-cell/>
        </table:table-row>
        <table:table-row table:style-name="ro2">
          <table:table-cell table:formula="of:=[.A258]+1" office:value-type="float" office:value="250">
            <text:p>250</text:p>
          </table:table-cell>
          <table:table-cell table:formula="of:=[.$B$1]*[.A259]/1024" office:value-type="float" office:value="1.220703125">
            <text:p>1.220703125</text:p>
          </table:table-cell>
          <table:table-cell table:formula="of:=([.B259]+[.$D$4])/[.$D$5]" office:value-type="float" office:value="1.61049628977378">
            <text:p>1.6104962898</text:p>
          </table:table-cell>
          <table:table-cell table:formula="of:=[.C259]*[.$B$2]/([.$B$1]-[.C259])" office:value-type="float" office:value="11.8391184913661">
            <text:p>11.8391184914</text:p>
          </table:table-cell>
          <table:table-cell/>
        </table:table-row>
        <table:table-row table:style-name="ro2">
          <table:table-cell table:formula="of:=[.A259]+1" office:value-type="float" office:value="251">
            <text:p>251</text:p>
          </table:table-cell>
          <table:table-cell table:formula="of:=[.$B$1]*[.A260]/1024" office:value-type="float" office:value="1.2255859375">
            <text:p>1.2255859375</text:p>
          </table:table-cell>
          <table:table-cell table:formula="of:=([.B260]+[.$D$4])/[.$D$5]" office:value-type="float" office:value="1.61393846010663">
            <text:p>1.6139384601</text:p>
          </table:table-cell>
          <table:table-cell table:formula="of:=[.C260]*[.$B$2]/([.$B$1]-[.C260])" office:value-type="float" office:value="11.8764836777725">
            <text:p>11.8764836778</text:p>
          </table:table-cell>
          <table:table-cell/>
        </table:table-row>
        <table:table-row table:style-name="ro2">
          <table:table-cell table:formula="of:=[.A260]+1" office:value-type="float" office:value="252">
            <text:p>252</text:p>
          </table:table-cell>
          <table:table-cell table:formula="of:=[.$B$1]*[.A261]/1024" office:value-type="float" office:value="1.23046875">
            <text:p>1.23046875</text:p>
          </table:table-cell>
          <table:table-cell table:formula="of:=([.B261]+[.$D$4])/[.$D$5]" office:value-type="float" office:value="1.61738063043948">
            <text:p>1.6173806304</text:p>
          </table:table-cell>
          <table:table-cell table:formula="of:=[.C261]*[.$B$2]/([.$B$1]-[.C261])" office:value-type="float" office:value="11.9139249101788">
            <text:p>11.9139249102</text:p>
          </table:table-cell>
          <table:table-cell/>
        </table:table-row>
        <table:table-row table:style-name="ro2">
          <table:table-cell table:formula="of:=[.A261]+1" office:value-type="float" office:value="253">
            <text:p>253</text:p>
          </table:table-cell>
          <table:table-cell table:formula="of:=[.$B$1]*[.A262]/1024" office:value-type="float" office:value="1.2353515625">
            <text:p>1.2353515625</text:p>
          </table:table-cell>
          <table:table-cell table:formula="of:=([.B262]+[.$D$4])/[.$D$5]" office:value-type="float" office:value="1.62082280077233">
            <text:p>1.6208228008</text:p>
          </table:table-cell>
          <table:table-cell table:formula="of:=[.C262]*[.$B$2]/([.$B$1]-[.C262])" office:value-type="float" office:value="11.9514424209759">
            <text:p>11.951442421</text:p>
          </table:table-cell>
          <table:table-cell/>
        </table:table-row>
        <table:table-row table:style-name="ro2">
          <table:table-cell table:formula="of:=[.A262]+1" office:value-type="float" office:value="254">
            <text:p>254</text:p>
          </table:table-cell>
          <table:table-cell table:formula="of:=[.$B$1]*[.A263]/1024" office:value-type="float" office:value="1.240234375">
            <text:p>1.240234375</text:p>
          </table:table-cell>
          <table:table-cell table:formula="of:=([.B263]+[.$D$4])/[.$D$5]" office:value-type="float" office:value="1.62426497110518">
            <text:p>1.6242649711</text:p>
          </table:table-cell>
          <table:table-cell table:formula="of:=[.C263]*[.$B$2]/([.$B$1]-[.C263])" office:value-type="float" office:value="11.9890364435024">
            <text:p>11.9890364435</text:p>
          </table:table-cell>
          <table:table-cell/>
        </table:table-row>
        <table:table-row table:style-name="ro2">
          <table:table-cell table:formula="of:=[.A263]+1" office:value-type="float" office:value="255">
            <text:p>255</text:p>
          </table:table-cell>
          <table:table-cell table:formula="of:=[.$B$1]*[.A264]/1024" office:value-type="float" office:value="1.2451171875">
            <text:p>1.2451171875</text:p>
          </table:table-cell>
          <table:table-cell table:formula="of:=([.B264]+[.$D$4])/[.$D$5]" office:value-type="float" office:value="1.62770714143803">
            <text:p>1.6277071414</text:p>
          </table:table-cell>
          <table:table-cell table:formula="of:=[.C264]*[.$B$2]/([.$B$1]-[.C264])" office:value-type="float" office:value="12.0267072120498">
            <text:p>12.026707212</text:p>
          </table:table-cell>
          <table:table-cell/>
        </table:table-row>
        <table:table-row table:style-name="ro2">
          <table:table-cell table:formula="of:=[.A264]+1" office:value-type="float" office:value="256">
            <text:p>256</text:p>
          </table:table-cell>
          <table:table-cell table:formula="of:=[.$B$1]*[.A265]/1024" office:value-type="float" office:value="1.25">
            <text:p>1.25</text:p>
          </table:table-cell>
          <table:table-cell table:formula="of:=([.B265]+[.$D$4])/[.$D$5]" office:value-type="float" office:value="1.63114931177088">
            <text:p>1.6311493118</text:p>
          </table:table-cell>
          <table:table-cell table:formula="of:=[.C265]*[.$B$2]/([.$B$1]-[.C265])" office:value-type="float" office:value="12.064454961867">
            <text:p>12.0644549619</text:p>
          </table:table-cell>
          <table:table-cell/>
        </table:table-row>
        <table:table-row table:style-name="ro2">
          <table:table-cell table:formula="of:=[.A265]+1" office:value-type="float" office:value="257">
            <text:p>257</text:p>
          </table:table-cell>
          <table:table-cell table:formula="of:=[.$B$1]*[.A266]/1024" office:value-type="float" office:value="1.2548828125">
            <text:p>1.2548828125</text:p>
          </table:table-cell>
          <table:table-cell table:formula="of:=([.B266]+[.$D$4])/[.$D$5]" office:value-type="float" office:value="1.63459148210373">
            <text:p>1.6345914821</text:p>
          </table:table-cell>
          <table:table-cell table:formula="of:=[.C266]*[.$B$2]/([.$B$1]-[.C266])" office:value-type="float" office:value="12.1022799291655">
            <text:p>12.1022799292</text:p>
          </table:table-cell>
          <table:table-cell/>
        </table:table-row>
        <table:table-row table:style-name="ro2">
          <table:table-cell table:formula="of:=[.A266]+1" office:value-type="float" office:value="258">
            <text:p>258</text:p>
          </table:table-cell>
          <table:table-cell table:formula="of:=[.$B$1]*[.A267]/1024" office:value-type="float" office:value="1.259765625">
            <text:p>1.259765625</text:p>
          </table:table-cell>
          <table:table-cell table:formula="of:=([.B267]+[.$D$4])/[.$D$5]" office:value-type="float" office:value="1.63803365243658">
            <text:p>1.6380336524</text:p>
          </table:table-cell>
          <table:table-cell table:formula="of:=[.C267]*[.$B$2]/([.$B$1]-[.C267])" office:value-type="float" office:value="12.140182351124">
            <text:p>12.1401823511</text:p>
          </table:table-cell>
          <table:table-cell/>
        </table:table-row>
        <table:table-row table:style-name="ro2">
          <table:table-cell table:formula="of:=[.A267]+1" office:value-type="float" office:value="259">
            <text:p>259</text:p>
          </table:table-cell>
          <table:table-cell table:formula="of:=[.$B$1]*[.A268]/1024" office:value-type="float" office:value="1.2646484375">
            <text:p>1.2646484375</text:p>
          </table:table-cell>
          <table:table-cell table:formula="of:=([.B268]+[.$D$4])/[.$D$5]" office:value-type="float" office:value="1.64147582276943">
            <text:p>1.6414758228</text:p>
          </table:table-cell>
          <table:table-cell table:formula="of:=[.C268]*[.$B$2]/([.$B$1]-[.C268])" office:value-type="float" office:value="12.1781624658937">
            <text:p>12.1781624659</text:p>
          </table:table-cell>
          <table:table-cell/>
        </table:table-row>
        <table:table-row table:style-name="ro2">
          <table:table-cell table:formula="of:=[.A268]+1" office:value-type="float" office:value="260">
            <text:p>260</text:p>
          </table:table-cell>
          <table:table-cell table:formula="of:=[.$B$1]*[.A269]/1024" office:value-type="float" office:value="1.26953125">
            <text:p>1.26953125</text:p>
          </table:table-cell>
          <table:table-cell table:formula="of:=([.B269]+[.$D$4])/[.$D$5]" office:value-type="float" office:value="1.64491799310228">
            <text:p>1.6449179931</text:p>
          </table:table-cell>
          <table:table-cell table:formula="of:=[.C269]*[.$B$2]/([.$B$1]-[.C269])" office:value-type="float" office:value="12.2162205126031">
            <text:p>12.2162205126</text:p>
          </table:table-cell>
          <table:table-cell/>
        </table:table-row>
        <table:table-row table:style-name="ro2">
          <table:table-cell table:formula="of:=[.A269]+1" office:value-type="float" office:value="261">
            <text:p>261</text:p>
          </table:table-cell>
          <table:table-cell table:formula="of:=[.$B$1]*[.A270]/1024" office:value-type="float" office:value="1.2744140625">
            <text:p>1.2744140625</text:p>
          </table:table-cell>
          <table:table-cell table:formula="of:=([.B270]+[.$D$4])/[.$D$5]" office:value-type="float" office:value="1.64836016343513">
            <text:p>1.6483601634</text:p>
          </table:table-cell>
          <table:table-cell table:formula="of:=[.C270]*[.$B$2]/([.$B$1]-[.C270])" office:value-type="float" office:value="12.254356731363">
            <text:p>12.2543567314</text:p>
          </table:table-cell>
          <table:table-cell/>
        </table:table-row>
        <table:table-row table:style-name="ro2">
          <table:table-cell table:formula="of:=[.A270]+1" office:value-type="float" office:value="262">
            <text:p>262</text:p>
          </table:table-cell>
          <table:table-cell table:formula="of:=[.$B$1]*[.A271]/1024" office:value-type="float" office:value="1.279296875">
            <text:p>1.279296875</text:p>
          </table:table-cell>
          <table:table-cell table:formula="of:=([.B271]+[.$D$4])/[.$D$5]" office:value-type="float" office:value="1.65180233376798">
            <text:p>1.6518023338</text:p>
          </table:table-cell>
          <table:table-cell table:formula="of:=[.C271]*[.$B$2]/([.$B$1]-[.C271])" office:value-type="float" office:value="12.2925713632716">
            <text:p>12.2925713633</text:p>
          </table:table-cell>
          <table:table-cell/>
        </table:table-row>
        <table:table-row table:style-name="ro2">
          <table:table-cell table:formula="of:=[.A271]+1" office:value-type="float" office:value="263">
            <text:p>263</text:p>
          </table:table-cell>
          <table:table-cell table:formula="of:=[.$B$1]*[.A272]/1024" office:value-type="float" office:value="1.2841796875">
            <text:p>1.2841796875</text:p>
          </table:table-cell>
          <table:table-cell table:formula="of:=([.B272]+[.$D$4])/[.$D$5]" office:value-type="float" office:value="1.65524450410083">
            <text:p>1.6552445041</text:p>
          </table:table-cell>
          <table:table-cell table:formula="of:=[.C272]*[.$B$2]/([.$B$1]-[.C272])" office:value-type="float" office:value="12.3308646504198">
            <text:p>12.3308646504</text:p>
          </table:table-cell>
          <table:table-cell/>
        </table:table-row>
        <table:table-row table:style-name="ro2">
          <table:table-cell table:formula="of:=[.A272]+1" office:value-type="float" office:value="264">
            <text:p>264</text:p>
          </table:table-cell>
          <table:table-cell table:formula="of:=[.$B$1]*[.A273]/1024" office:value-type="float" office:value="1.2890625">
            <text:p>1.2890625</text:p>
          </table:table-cell>
          <table:table-cell table:formula="of:=([.B273]+[.$D$4])/[.$D$5]" office:value-type="float" office:value="1.65868667443368">
            <text:p>1.6586866744</text:p>
          </table:table-cell>
          <table:table-cell table:formula="of:=[.C273]*[.$B$2]/([.$B$1]-[.C273])" office:value-type="float" office:value="12.3692368358956">
            <text:p>12.3692368359</text:p>
          </table:table-cell>
          <table:table-cell/>
        </table:table-row>
        <table:table-row table:style-name="ro2">
          <table:table-cell table:formula="of:=[.A273]+1" office:value-type="float" office:value="265">
            <text:p>265</text:p>
          </table:table-cell>
          <table:table-cell table:formula="of:=[.$B$1]*[.A274]/1024" office:value-type="float" office:value="1.2939453125">
            <text:p>1.2939453125</text:p>
          </table:table-cell>
          <table:table-cell table:formula="of:=([.B274]+[.$D$4])/[.$D$5]" office:value-type="float" office:value="1.66212884476653">
            <text:p>1.6621288448</text:p>
          </table:table-cell>
          <table:table-cell table:formula="of:=[.C274]*[.$B$2]/([.$B$1]-[.C274])" office:value-type="float" office:value="12.4076881637903">
            <text:p>12.4076881638</text:p>
          </table:table-cell>
          <table:table-cell/>
        </table:table-row>
        <table:table-row table:style-name="ro2">
          <table:table-cell table:formula="of:=[.A274]+1" office:value-type="float" office:value="266">
            <text:p>266</text:p>
          </table:table-cell>
          <table:table-cell table:formula="of:=[.$B$1]*[.A275]/1024" office:value-type="float" office:value="1.298828125">
            <text:p>1.298828125</text:p>
          </table:table-cell>
          <table:table-cell table:formula="of:=([.B275]+[.$D$4])/[.$D$5]" office:value-type="float" office:value="1.66557101509938">
            <text:p>1.6655710151</text:p>
          </table:table-cell>
          <table:table-cell table:formula="of:=[.C275]*[.$B$2]/([.$B$1]-[.C275])" office:value-type="float" office:value="12.4462188792028">
            <text:p>12.4462188792</text:p>
          </table:table-cell>
          <table:table-cell/>
        </table:table-row>
        <table:table-row table:style-name="ro2">
          <table:table-cell table:formula="of:=[.A275]+1" office:value-type="float" office:value="267">
            <text:p>267</text:p>
          </table:table-cell>
          <table:table-cell table:formula="of:=[.$B$1]*[.A276]/1024" office:value-type="float" office:value="1.3037109375">
            <text:p>1.3037109375</text:p>
          </table:table-cell>
          <table:table-cell table:formula="of:=([.B276]+[.$D$4])/[.$D$5]" office:value-type="float" office:value="1.66901318543223">
            <text:p>1.6690131854</text:p>
          </table:table-cell>
          <table:table-cell table:formula="of:=[.C276]*[.$B$2]/([.$B$1]-[.C276])" office:value-type="float" office:value="12.4848292282451">
            <text:p>12.4848292282</text:p>
          </table:table-cell>
          <table:table-cell/>
        </table:table-row>
        <table:table-row table:style-name="ro2">
          <table:table-cell table:formula="of:=[.A276]+1" office:value-type="float" office:value="268">
            <text:p>268</text:p>
          </table:table-cell>
          <table:table-cell table:formula="of:=[.$B$1]*[.A277]/1024" office:value-type="float" office:value="1.30859375">
            <text:p>1.30859375</text:p>
          </table:table-cell>
          <table:table-cell table:formula="of:=([.B277]+[.$D$4])/[.$D$5]" office:value-type="float" office:value="1.67245535576508">
            <text:p>1.6724553558</text:p>
          </table:table-cell>
          <table:table-cell table:formula="of:=[.C277]*[.$B$2]/([.$B$1]-[.C277])" office:value-type="float" office:value="12.5235194580477">
            <text:p>12.523519458</text:p>
          </table:table-cell>
          <table:table-cell/>
        </table:table-row>
        <table:table-row table:style-name="ro2">
          <table:table-cell table:formula="of:=[.A277]+1" office:value-type="float" office:value="269">
            <text:p>269</text:p>
          </table:table-cell>
          <table:table-cell table:formula="of:=[.$B$1]*[.A278]/1024" office:value-type="float" office:value="1.3134765625">
            <text:p>1.3134765625</text:p>
          </table:table-cell>
          <table:table-cell table:formula="of:=([.B278]+[.$D$4])/[.$D$5]" office:value-type="float" office:value="1.67589752609793">
            <text:p>1.6758975261</text:p>
          </table:table-cell>
          <table:table-cell table:formula="of:=[.C278]*[.$B$2]/([.$B$1]-[.C278])" office:value-type="float" office:value="12.5622898167646">
            <text:p>12.5622898168</text:p>
          </table:table-cell>
          <table:table-cell/>
        </table:table-row>
        <table:table-row table:style-name="ro2">
          <table:table-cell table:formula="of:=[.A278]+1" office:value-type="float" office:value="270">
            <text:p>270</text:p>
          </table:table-cell>
          <table:table-cell table:formula="of:=[.$B$1]*[.A279]/1024" office:value-type="float" office:value="1.318359375">
            <text:p>1.318359375</text:p>
          </table:table-cell>
          <table:table-cell table:formula="of:=([.B279]+[.$D$4])/[.$D$5]" office:value-type="float" office:value="1.67933969643078">
            <text:p>1.6793396964</text:p>
          </table:table-cell>
          <table:table-cell table:formula="of:=[.C279]*[.$B$2]/([.$B$1]-[.C279])" office:value-type="float" office:value="12.6011405535789">
            <text:p>12.6011405536</text:p>
          </table:table-cell>
          <table:table-cell/>
        </table:table-row>
        <table:table-row table:style-name="ro2">
          <table:table-cell table:formula="of:=[.A279]+1" office:value-type="float" office:value="271">
            <text:p>271</text:p>
          </table:table-cell>
          <table:table-cell table:formula="of:=[.$B$1]*[.A280]/1024" office:value-type="float" office:value="1.3232421875">
            <text:p>1.3232421875</text:p>
          </table:table-cell>
          <table:table-cell table:formula="of:=([.B280]+[.$D$4])/[.$D$5]" office:value-type="float" office:value="1.68278186676363">
            <text:p>1.6827818668</text:p>
          </table:table-cell>
          <table:table-cell table:formula="of:=[.C280]*[.$B$2]/([.$B$1]-[.C280])" office:value-type="float" office:value="12.6400719187078">
            <text:p>12.6400719187</text:p>
          </table:table-cell>
          <table:table-cell/>
        </table:table-row>
        <table:table-row table:style-name="ro2">
          <table:table-cell table:formula="of:=[.A280]+1" office:value-type="float" office:value="272">
            <text:p>272</text:p>
          </table:table-cell>
          <table:table-cell table:formula="of:=[.$B$1]*[.A281]/1024" office:value-type="float" office:value="1.328125">
            <text:p>1.328125</text:p>
          </table:table-cell>
          <table:table-cell table:formula="of:=([.B281]+[.$D$4])/[.$D$5]" office:value-type="float" office:value="1.68622403709648">
            <text:p>1.6862240371</text:p>
          </table:table-cell>
          <table:table-cell table:formula="of:=[.C281]*[.$B$2]/([.$B$1]-[.C281])" office:value-type="float" office:value="12.6790841634082">
            <text:p>12.6790841634</text:p>
          </table:table-cell>
          <table:table-cell/>
        </table:table-row>
        <table:table-row table:style-name="ro2">
          <table:table-cell table:formula="of:=[.A281]+1" office:value-type="float" office:value="273">
            <text:p>273</text:p>
          </table:table-cell>
          <table:table-cell table:formula="of:=[.$B$1]*[.A282]/1024" office:value-type="float" office:value="1.3330078125">
            <text:p>1.3330078125</text:p>
          </table:table-cell>
          <table:table-cell table:formula="of:=([.B282]+[.$D$4])/[.$D$5]" office:value-type="float" office:value="1.68966620742933">
            <text:p>1.6896662074</text:p>
          </table:table-cell>
          <table:table-cell table:formula="of:=[.C282]*[.$B$2]/([.$B$1]-[.C282])" office:value-type="float" office:value="12.7181775399822">
            <text:p>12.71817754</text:p>
          </table:table-cell>
          <table:table-cell/>
        </table:table-row>
        <table:table-row table:style-name="ro2">
          <table:table-cell table:formula="of:=[.A282]+1" office:value-type="float" office:value="274">
            <text:p>274</text:p>
          </table:table-cell>
          <table:table-cell table:formula="of:=[.$B$1]*[.A283]/1024" office:value-type="float" office:value="1.337890625">
            <text:p>1.337890625</text:p>
          </table:table-cell>
          <table:table-cell table:formula="of:=([.B283]+[.$D$4])/[.$D$5]" office:value-type="float" office:value="1.69310837776218">
            <text:p>1.6931083778</text:p>
          </table:table-cell>
          <table:table-cell table:formula="of:=[.C283]*[.$B$2]/([.$B$1]-[.C283])" office:value-type="float" office:value="12.7573523017822">
            <text:p>12.7573523018</text:p>
          </table:table-cell>
          <table:table-cell/>
        </table:table-row>
        <table:table-row table:style-name="ro2">
          <table:table-cell table:formula="of:=[.A283]+1" office:value-type="float" office:value="275">
            <text:p>275</text:p>
          </table:table-cell>
          <table:table-cell table:formula="of:=[.$B$1]*[.A284]/1024" office:value-type="float" office:value="1.3427734375">
            <text:p>1.3427734375</text:p>
          </table:table-cell>
          <table:table-cell table:formula="of:=([.B284]+[.$D$4])/[.$D$5]" office:value-type="float" office:value="1.69655054809503">
            <text:p>1.6965505481</text:p>
          </table:table-cell>
          <table:table-cell table:formula="of:=[.C284]*[.$B$2]/([.$B$1]-[.C284])" office:value-type="float" office:value="12.7966087032167">
            <text:p>12.7966087032</text:p>
          </table:table-cell>
          <table:table-cell/>
        </table:table-row>
        <table:table-row table:style-name="ro2">
          <table:table-cell table:formula="of:=[.A284]+1" office:value-type="float" office:value="276">
            <text:p>276</text:p>
          </table:table-cell>
          <table:table-cell table:formula="of:=[.$B$1]*[.A285]/1024" office:value-type="float" office:value="1.34765625">
            <text:p>1.34765625</text:p>
          </table:table-cell>
          <table:table-cell table:formula="of:=([.B285]+[.$D$4])/[.$D$5]" office:value-type="float" office:value="1.69999271842788">
            <text:p>1.6999927184</text:p>
          </table:table-cell>
          <table:table-cell table:formula="of:=[.C285]*[.$B$2]/([.$B$1]-[.C285])" office:value-type="float" office:value="12.8359469997556">
            <text:p>12.8359469998</text:p>
          </table:table-cell>
          <table:table-cell/>
        </table:table-row>
        <table:table-row table:style-name="ro2">
          <table:table-cell table:formula="of:=[.A285]+1" office:value-type="float" office:value="277">
            <text:p>277</text:p>
          </table:table-cell>
          <table:table-cell table:formula="of:=[.$B$1]*[.A286]/1024" office:value-type="float" office:value="1.3525390625">
            <text:p>1.3525390625</text:p>
          </table:table-cell>
          <table:table-cell table:formula="of:=([.B286]+[.$D$4])/[.$D$5]" office:value-type="float" office:value="1.70343488876073">
            <text:p>1.7034348888</text:p>
          </table:table-cell>
          <table:table-cell table:formula="of:=[.C286]*[.$B$2]/([.$B$1]-[.C286])" office:value-type="float" office:value="12.8753674479358">
            <text:p>12.8753674479</text:p>
          </table:table-cell>
          <table:table-cell/>
        </table:table-row>
        <table:table-row table:style-name="ro2">
          <table:table-cell table:formula="of:=[.A286]+1" office:value-type="float" office:value="278">
            <text:p>278</text:p>
          </table:table-cell>
          <table:table-cell table:formula="of:=[.$B$1]*[.A287]/1024" office:value-type="float" office:value="1.357421875">
            <text:p>1.357421875</text:p>
          </table:table-cell>
          <table:table-cell table:formula="of:=([.B287]+[.$D$4])/[.$D$5]" office:value-type="float" office:value="1.70687705909357">
            <text:p>1.7068770591</text:p>
          </table:table-cell>
          <table:table-cell table:formula="of:=[.C287]*[.$B$2]/([.$B$1]-[.C287])" office:value-type="float" office:value="12.9148703053668">
            <text:p>12.9148703054</text:p>
          </table:table-cell>
          <table:table-cell/>
        </table:table-row>
        <table:table-row table:style-name="ro2">
          <table:table-cell table:formula="of:=[.A287]+1" office:value-type="float" office:value="279">
            <text:p>279</text:p>
          </table:table-cell>
          <table:table-cell table:formula="of:=[.$B$1]*[.A288]/1024" office:value-type="float" office:value="1.3623046875">
            <text:p>1.3623046875</text:p>
          </table:table-cell>
          <table:table-cell table:formula="of:=([.B288]+[.$D$4])/[.$D$5]" office:value-type="float" office:value="1.71031922942642">
            <text:p>1.7103192294</text:p>
          </table:table-cell>
          <table:table-cell table:formula="of:=[.C288]*[.$B$2]/([.$B$1]-[.C288])" office:value-type="float" office:value="12.9544558307364">
            <text:p>12.9544558307</text:p>
          </table:table-cell>
          <table:table-cell/>
        </table:table-row>
        <table:table-row table:style-name="ro2">
          <table:table-cell table:formula="of:=[.A288]+1" office:value-type="float" office:value="280">
            <text:p>280</text:p>
          </table:table-cell>
          <table:table-cell table:formula="of:=[.$B$1]*[.A289]/1024" office:value-type="float" office:value="1.3671875">
            <text:p>1.3671875</text:p>
          </table:table-cell>
          <table:table-cell table:formula="of:=([.B289]+[.$D$4])/[.$D$5]" office:value-type="float" office:value="1.71376139975927">
            <text:p>1.7137613998</text:p>
          </table:table-cell>
          <table:table-cell table:formula="of:=[.C289]*[.$B$2]/([.$B$1]-[.C289])" office:value-type="float" office:value="12.9941242838161">
            <text:p>12.9941242838</text:p>
          </table:table-cell>
          <table:table-cell/>
        </table:table-row>
        <table:table-row table:style-name="ro2">
          <table:table-cell table:formula="of:=[.A289]+1" office:value-type="float" office:value="281">
            <text:p>281</text:p>
          </table:table-cell>
          <table:table-cell table:formula="of:=[.$B$1]*[.A290]/1024" office:value-type="float" office:value="1.3720703125">
            <text:p>1.3720703125</text:p>
          </table:table-cell>
          <table:table-cell table:formula="of:=([.B290]+[.$D$4])/[.$D$5]" office:value-type="float" office:value="1.71720357009212">
            <text:p>1.7172035701</text:p>
          </table:table-cell>
          <table:table-cell table:formula="of:=[.C290]*[.$B$2]/([.$B$1]-[.C290])" office:value-type="float" office:value="13.0338759254671">
            <text:p>13.0338759255</text:p>
          </table:table-cell>
          <table:table-cell/>
        </table:table-row>
        <table:table-row table:style-name="ro2">
          <table:table-cell table:formula="of:=[.A290]+1" office:value-type="float" office:value="282">
            <text:p>282</text:p>
          </table:table-cell>
          <table:table-cell table:formula="of:=[.$B$1]*[.A291]/1024" office:value-type="float" office:value="1.376953125">
            <text:p>1.376953125</text:p>
          </table:table-cell>
          <table:table-cell table:formula="of:=([.B291]+[.$D$4])/[.$D$5]" office:value-type="float" office:value="1.72064574042497">
            <text:p>1.7206457404</text:p>
          </table:table-cell>
          <table:table-cell table:formula="of:=[.C291]*[.$B$2]/([.$B$1]-[.C291])" office:value-type="float" office:value="13.0737110176456">
            <text:p>13.0737110176</text:p>
          </table:table-cell>
          <table:table-cell/>
        </table:table-row>
        <table:table-row table:style-name="ro2">
          <table:table-cell table:formula="of:=[.A291]+1" office:value-type="float" office:value="283">
            <text:p>283</text:p>
          </table:table-cell>
          <table:table-cell table:formula="of:=[.$B$1]*[.A292]/1024" office:value-type="float" office:value="1.3818359375">
            <text:p>1.3818359375</text:p>
          </table:table-cell>
          <table:table-cell table:formula="of:=([.B292]+[.$D$4])/[.$D$5]" office:value-type="float" office:value="1.72408791075782">
            <text:p>1.7240879108</text:p>
          </table:table-cell>
          <table:table-cell table:formula="of:=[.C292]*[.$B$2]/([.$B$1]-[.C292])" office:value-type="float" office:value="13.1136298234091">
            <text:p>13.1136298234</text:p>
          </table:table-cell>
          <table:table-cell/>
        </table:table-row>
        <table:table-row table:style-name="ro2">
          <table:table-cell table:formula="of:=[.A292]+1" office:value-type="float" office:value="284">
            <text:p>284</text:p>
          </table:table-cell>
          <table:table-cell table:formula="of:=[.$B$1]*[.A293]/1024" office:value-type="float" office:value="1.38671875">
            <text:p>1.38671875</text:p>
          </table:table-cell>
          <table:table-cell table:formula="of:=([.B293]+[.$D$4])/[.$D$5]" office:value-type="float" office:value="1.72753008109067">
            <text:p>1.7275300811</text:p>
          </table:table-cell>
          <table:table-cell table:formula="of:=[.C293]*[.$B$2]/([.$B$1]-[.C293])" office:value-type="float" office:value="13.1536326069218">
            <text:p>13.1536326069</text:p>
          </table:table-cell>
          <table:table-cell/>
        </table:table-row>
        <table:table-row table:style-name="ro2">
          <table:table-cell table:formula="of:=[.A293]+1" office:value-type="float" office:value="285">
            <text:p>285</text:p>
          </table:table-cell>
          <table:table-cell table:formula="of:=[.$B$1]*[.A294]/1024" office:value-type="float" office:value="1.3916015625">
            <text:p>1.3916015625</text:p>
          </table:table-cell>
          <table:table-cell table:formula="of:=([.B294]+[.$D$4])/[.$D$5]" office:value-type="float" office:value="1.73097225142352">
            <text:p>1.7309722514</text:p>
          </table:table-cell>
          <table:table-cell table:formula="of:=[.C294]*[.$B$2]/([.$B$1]-[.C294])" office:value-type="float" office:value="13.1937196334603">
            <text:p>13.1937196335</text:p>
          </table:table-cell>
          <table:table-cell/>
        </table:table-row>
        <table:table-row table:style-name="ro2">
          <table:table-cell table:formula="of:=[.A294]+1" office:value-type="float" office:value="286">
            <text:p>286</text:p>
          </table:table-cell>
          <table:table-cell table:formula="of:=[.$B$1]*[.A295]/1024" office:value-type="float" office:value="1.396484375">
            <text:p>1.396484375</text:p>
          </table:table-cell>
          <table:table-cell table:formula="of:=([.B295]+[.$D$4])/[.$D$5]" office:value-type="float" office:value="1.73441442175637">
            <text:p>1.7344144218</text:p>
          </table:table-cell>
          <table:table-cell table:formula="of:=[.C295]*[.$B$2]/([.$B$1]-[.C295])" office:value-type="float" office:value="13.23389116942">
            <text:p>13.2338911694</text:p>
          </table:table-cell>
          <table:table-cell/>
        </table:table-row>
        <table:table-row table:style-name="ro2">
          <table:table-cell table:formula="of:=[.A295]+1" office:value-type="float" office:value="287">
            <text:p>287</text:p>
          </table:table-cell>
          <table:table-cell table:formula="of:=[.$B$1]*[.A296]/1024" office:value-type="float" office:value="1.4013671875">
            <text:p>1.4013671875</text:p>
          </table:table-cell>
          <table:table-cell table:formula="of:=([.B296]+[.$D$4])/[.$D$5]" office:value-type="float" office:value="1.73785659208922">
            <text:p>1.7378565921</text:p>
          </table:table-cell>
          <table:table-cell table:formula="of:=[.C296]*[.$B$2]/([.$B$1]-[.C296])" office:value-type="float" office:value="13.2741474823205">
            <text:p>13.2741474823</text:p>
          </table:table-cell>
          <table:table-cell/>
        </table:table-row>
        <table:table-row table:style-name="ro2">
          <table:table-cell table:formula="of:=[.A296]+1" office:value-type="float" office:value="288">
            <text:p>288</text:p>
          </table:table-cell>
          <table:table-cell table:formula="of:=[.$B$1]*[.A297]/1024" office:value-type="float" office:value="1.40625">
            <text:p>1.40625</text:p>
          </table:table-cell>
          <table:table-cell table:formula="of:=([.B297]+[.$D$4])/[.$D$5]" office:value-type="float" office:value="1.74129876242207">
            <text:p>1.7412987624</text:p>
          </table:table-cell>
          <table:table-cell table:formula="of:=[.C297]*[.$B$2]/([.$B$1]-[.C297])" office:value-type="float" office:value="13.3144888408118">
            <text:p>13.3144888408</text:p>
          </table:table-cell>
          <table:table-cell/>
        </table:table-row>
        <table:table-row table:style-name="ro2">
          <table:table-cell table:formula="of:=[.A297]+1" office:value-type="float" office:value="289">
            <text:p>289</text:p>
          </table:table-cell>
          <table:table-cell table:formula="of:=[.$B$1]*[.A298]/1024" office:value-type="float" office:value="1.4111328125">
            <text:p>1.4111328125</text:p>
          </table:table-cell>
          <table:table-cell table:formula="of:=([.B298]+[.$D$4])/[.$D$5]" office:value-type="float" office:value="1.74474093275492">
            <text:p>1.7447409328</text:p>
          </table:table-cell>
          <table:table-cell table:formula="of:=[.C298]*[.$B$2]/([.$B$1]-[.C298])" office:value-type="float" office:value="13.3549155146801">
            <text:p>13.3549155147</text:p>
          </table:table-cell>
          <table:table-cell/>
        </table:table-row>
        <table:table-row table:style-name="ro2">
          <table:table-cell table:formula="of:=[.A298]+1" office:value-type="float" office:value="290">
            <text:p>290</text:p>
          </table:table-cell>
          <table:table-cell table:formula="of:=[.$B$1]*[.A299]/1024" office:value-type="float" office:value="1.416015625">
            <text:p>1.416015625</text:p>
          </table:table-cell>
          <table:table-cell table:formula="of:=([.B299]+[.$D$4])/[.$D$5]" office:value-type="float" office:value="1.74818310308777">
            <text:p>1.7481831031</text:p>
          </table:table-cell>
          <table:table-cell table:formula="of:=[.C299]*[.$B$2]/([.$B$1]-[.C299])" office:value-type="float" office:value="13.3954277748541">
            <text:p>13.3954277749</text:p>
          </table:table-cell>
          <table:table-cell/>
        </table:table-row>
        <table:table-row table:style-name="ro2">
          <table:table-cell table:formula="of:=[.A299]+1" office:value-type="float" office:value="291">
            <text:p>291</text:p>
          </table:table-cell>
          <table:table-cell table:formula="of:=[.$B$1]*[.A300]/1024" office:value-type="float" office:value="1.4208984375">
            <text:p>1.4208984375</text:p>
          </table:table-cell>
          <table:table-cell table:formula="of:=([.B300]+[.$D$4])/[.$D$5]" office:value-type="float" office:value="1.75162527342062">
            <text:p>1.7516252734</text:p>
          </table:table-cell>
          <table:table-cell table:formula="of:=[.C300]*[.$B$2]/([.$B$1]-[.C300])" office:value-type="float" office:value="13.4360258934108">
            <text:p>13.4360258934</text:p>
          </table:table-cell>
          <table:table-cell/>
        </table:table-row>
        <table:table-row table:style-name="ro2">
          <table:table-cell table:formula="of:=[.A300]+1" office:value-type="float" office:value="292">
            <text:p>292</text:p>
          </table:table-cell>
          <table:table-cell table:formula="of:=[.$B$1]*[.A301]/1024" office:value-type="float" office:value="1.42578125">
            <text:p>1.42578125</text:p>
          </table:table-cell>
          <table:table-cell table:formula="of:=([.B301]+[.$D$4])/[.$D$5]" office:value-type="float" office:value="1.75506744375347">
            <text:p>1.7550674438</text:p>
          </table:table-cell>
          <table:table-cell table:formula="of:=[.C301]*[.$B$2]/([.$B$1]-[.C301])" office:value-type="float" office:value="13.4767101435815">
            <text:p>13.4767101436</text:p>
          </table:table-cell>
          <table:table-cell/>
        </table:table-row>
        <table:table-row table:style-name="ro2">
          <table:table-cell table:formula="of:=[.A301]+1" office:value-type="float" office:value="293">
            <text:p>293</text:p>
          </table:table-cell>
          <table:table-cell table:formula="of:=[.$B$1]*[.A302]/1024" office:value-type="float" office:value="1.4306640625">
            <text:p>1.4306640625</text:p>
          </table:table-cell>
          <table:table-cell table:formula="of:=([.B302]+[.$D$4])/[.$D$5]" office:value-type="float" office:value="1.75850961408632">
            <text:p>1.7585096141</text:p>
          </table:table-cell>
          <table:table-cell table:formula="of:=[.C302]*[.$B$2]/([.$B$1]-[.C302])" office:value-type="float" office:value="13.5174807997582">
            <text:p>13.5174807998</text:p>
          </table:table-cell>
          <table:table-cell/>
        </table:table-row>
        <table:table-row table:style-name="ro2">
          <table:table-cell table:formula="of:=[.A302]+1" office:value-type="float" office:value="294">
            <text:p>294</text:p>
          </table:table-cell>
          <table:table-cell table:formula="of:=[.$B$1]*[.A303]/1024" office:value-type="float" office:value="1.435546875">
            <text:p>1.435546875</text:p>
          </table:table-cell>
          <table:table-cell table:formula="of:=([.B303]+[.$D$4])/[.$D$5]" office:value-type="float" office:value="1.76195178441917">
            <text:p>1.7619517844</text:p>
          </table:table-cell>
          <table:table-cell table:formula="of:=[.C303]*[.$B$2]/([.$B$1]-[.C303])" office:value-type="float" office:value="13.5583381374997">
            <text:p>13.5583381375</text:p>
          </table:table-cell>
          <table:table-cell/>
        </table:table-row>
        <table:table-row table:style-name="ro2">
          <table:table-cell table:formula="of:=[.A303]+1" office:value-type="float" office:value="295">
            <text:p>295</text:p>
          </table:table-cell>
          <table:table-cell table:formula="of:=[.$B$1]*[.A304]/1024" office:value-type="float" office:value="1.4404296875">
            <text:p>1.4404296875</text:p>
          </table:table-cell>
          <table:table-cell table:formula="of:=([.B304]+[.$D$4])/[.$D$5]" office:value-type="float" office:value="1.76539395475202">
            <text:p>1.7653939548</text:p>
          </table:table-cell>
          <table:table-cell table:formula="of:=[.C304]*[.$B$2]/([.$B$1]-[.C304])" office:value-type="float" office:value="13.5992824335378">
            <text:p>13.5992824335</text:p>
          </table:table-cell>
          <table:table-cell/>
        </table:table-row>
        <table:table-row table:style-name="ro2">
          <table:table-cell table:formula="of:=[.A304]+1" office:value-type="float" office:value="296">
            <text:p>296</text:p>
          </table:table-cell>
          <table:table-cell table:formula="of:=[.$B$1]*[.A305]/1024" office:value-type="float" office:value="1.4453125">
            <text:p>1.4453125</text:p>
          </table:table-cell>
          <table:table-cell table:formula="of:=([.B305]+[.$D$4])/[.$D$5]" office:value-type="float" office:value="1.76883612508487">
            <text:p>1.7688361251</text:p>
          </table:table-cell>
          <table:table-cell table:formula="of:=[.C305]*[.$B$2]/([.$B$1]-[.C305])" office:value-type="float" office:value="13.6403139657834">
            <text:p>13.6403139658</text:p>
          </table:table-cell>
          <table:table-cell/>
        </table:table-row>
        <table:table-row table:style-name="ro2">
          <table:table-cell table:formula="of:=[.A305]+1" office:value-type="float" office:value="297">
            <text:p>297</text:p>
          </table:table-cell>
          <table:table-cell table:formula="of:=[.$B$1]*[.A306]/1024" office:value-type="float" office:value="1.4501953125">
            <text:p>1.4501953125</text:p>
          </table:table-cell>
          <table:table-cell table:formula="of:=([.B306]+[.$D$4])/[.$D$5]" office:value-type="float" office:value="1.77227829541772">
            <text:p>1.7722782954</text:p>
          </table:table-cell>
          <table:table-cell table:formula="of:=[.C306]*[.$B$2]/([.$B$1]-[.C306])" office:value-type="float" office:value="13.681433013333">
            <text:p>13.6814330133</text:p>
          </table:table-cell>
          <table:table-cell/>
        </table:table-row>
        <table:table-row table:style-name="ro2">
          <table:table-cell table:formula="of:=[.A306]+1" office:value-type="float" office:value="298">
            <text:p>298</text:p>
          </table:table-cell>
          <table:table-cell table:formula="of:=[.$B$1]*[.A307]/1024" office:value-type="float" office:value="1.455078125">
            <text:p>1.455078125</text:p>
          </table:table-cell>
          <table:table-cell table:formula="of:=([.B307]+[.$D$4])/[.$D$5]" office:value-type="float" office:value="1.77572046575057">
            <text:p>1.7757204658</text:p>
          </table:table-cell>
          <table:table-cell table:formula="of:=[.C307]*[.$B$2]/([.$B$1]-[.C307])" office:value-type="float" office:value="13.7226398564747">
            <text:p>13.7226398565</text:p>
          </table:table-cell>
          <table:table-cell/>
        </table:table-row>
        <table:table-row table:style-name="ro2">
          <table:table-cell table:formula="of:=[.A307]+1" office:value-type="float" office:value="299">
            <text:p>299</text:p>
          </table:table-cell>
          <table:table-cell table:formula="of:=[.$B$1]*[.A308]/1024" office:value-type="float" office:value="1.4599609375">
            <text:p>1.4599609375</text:p>
          </table:table-cell>
          <table:table-cell table:formula="of:=([.B308]+[.$D$4])/[.$D$5]" office:value-type="float" office:value="1.77916263608342">
            <text:p>1.7791626361</text:p>
          </table:table-cell>
          <table:table-cell table:formula="of:=[.C308]*[.$B$2]/([.$B$1]-[.C308])" office:value-type="float" office:value="13.7639347766952">
            <text:p>13.7639347767</text:p>
          </table:table-cell>
          <table:table-cell/>
        </table:table-row>
        <table:table-row table:style-name="ro2">
          <table:table-cell table:formula="of:=[.A308]+1" office:value-type="float" office:value="300">
            <text:p>300</text:p>
          </table:table-cell>
          <table:table-cell table:formula="of:=[.$B$1]*[.A309]/1024" office:value-type="float" office:value="1.46484375">
            <text:p>1.46484375</text:p>
          </table:table-cell>
          <table:table-cell table:formula="of:=([.B309]+[.$D$4])/[.$D$5]" office:value-type="float" office:value="1.78260480641627">
            <text:p>1.7826048064</text:p>
          </table:table-cell>
          <table:table-cell table:formula="of:=[.C309]*[.$B$2]/([.$B$1]-[.C309])" office:value-type="float" office:value="13.8053180566854">
            <text:p>13.8053180567</text:p>
          </table:table-cell>
          <table:table-cell/>
        </table:table-row>
        <table:table-row table:style-name="ro2">
          <table:table-cell table:formula="of:=[.A309]+1" office:value-type="float" office:value="301">
            <text:p>301</text:p>
          </table:table-cell>
          <table:table-cell table:formula="of:=[.$B$1]*[.A310]/1024" office:value-type="float" office:value="1.4697265625">
            <text:p>1.4697265625</text:p>
          </table:table-cell>
          <table:table-cell table:formula="of:=([.B310]+[.$D$4])/[.$D$5]" office:value-type="float" office:value="1.78604697674912">
            <text:p>1.7860469767</text:p>
          </table:table-cell>
          <table:table-cell table:formula="of:=[.C310]*[.$B$2]/([.$B$1]-[.C310])" office:value-type="float" office:value="13.8467899803475">
            <text:p>13.8467899803</text:p>
          </table:table-cell>
          <table:table-cell/>
        </table:table-row>
        <table:table-row table:style-name="ro2">
          <table:table-cell table:formula="of:=[.A310]+1" office:value-type="float" office:value="302">
            <text:p>302</text:p>
          </table:table-cell>
          <table:table-cell table:formula="of:=[.$B$1]*[.A311]/1024" office:value-type="float" office:value="1.474609375">
            <text:p>1.474609375</text:p>
          </table:table-cell>
          <table:table-cell table:formula="of:=([.B311]+[.$D$4])/[.$D$5]" office:value-type="float" office:value="1.78948914708197">
            <text:p>1.7894891471</text:p>
          </table:table-cell>
          <table:table-cell table:formula="of:=[.C311]*[.$B$2]/([.$B$1]-[.C311])" office:value-type="float" office:value="13.8883508328012">
            <text:p>13.8883508328</text:p>
          </table:table-cell>
          <table:table-cell/>
        </table:table-row>
        <table:table-row table:style-name="ro2">
          <table:table-cell table:formula="of:=[.A311]+1" office:value-type="float" office:value="303">
            <text:p>303</text:p>
          </table:table-cell>
          <table:table-cell table:formula="of:=[.$B$1]*[.A312]/1024" office:value-type="float" office:value="1.4794921875">
            <text:p>1.4794921875</text:p>
          </table:table-cell>
          <table:table-cell table:formula="of:=([.B312]+[.$D$4])/[.$D$5]" office:value-type="float" office:value="1.79293131741482">
            <text:p>1.7929313174</text:p>
          </table:table-cell>
          <table:table-cell table:formula="of:=[.C312]*[.$B$2]/([.$B$1]-[.C312])" office:value-type="float" office:value="13.9300009003903">
            <text:p>13.9300009004</text:p>
          </table:table-cell>
          <table:table-cell/>
        </table:table-row>
        <table:table-row table:style-name="ro2">
          <table:table-cell table:formula="of:=[.A312]+1" office:value-type="float" office:value="304">
            <text:p>304</text:p>
          </table:table-cell>
          <table:table-cell table:formula="of:=[.$B$1]*[.A313]/1024" office:value-type="float" office:value="1.484375">
            <text:p>1.484375</text:p>
          </table:table-cell>
          <table:table-cell table:formula="of:=([.B313]+[.$D$4])/[.$D$5]" office:value-type="float" office:value="1.79637348774767">
            <text:p>1.7963734877</text:p>
          </table:table-cell>
          <table:table-cell table:formula="of:=[.C313]*[.$B$2]/([.$B$1]-[.C313])" office:value-type="float" office:value="13.9717404706892">
            <text:p>13.9717404707</text:p>
          </table:table-cell>
          <table:table-cell/>
        </table:table-row>
        <table:table-row table:style-name="ro2">
          <table:table-cell table:formula="of:=[.A313]+1" office:value-type="float" office:value="305">
            <text:p>305</text:p>
          </table:table-cell>
          <table:table-cell table:formula="of:=[.$B$1]*[.A314]/1024" office:value-type="float" office:value="1.4892578125">
            <text:p>1.4892578125</text:p>
          </table:table-cell>
          <table:table-cell table:formula="of:=([.B314]+[.$D$4])/[.$D$5]" office:value-type="float" office:value="1.79981565808052">
            <text:p>1.7998156581</text:p>
          </table:table-cell>
          <table:table-cell table:formula="of:=[.C314]*[.$B$2]/([.$B$1]-[.C314])" office:value-type="float" office:value="14.0135698325096">
            <text:p>14.0135698325</text:p>
          </table:table-cell>
          <table:table-cell/>
        </table:table-row>
        <table:table-row table:style-name="ro2">
          <table:table-cell table:formula="of:=[.A314]+1" office:value-type="float" office:value="306">
            <text:p>306</text:p>
          </table:table-cell>
          <table:table-cell table:formula="of:=[.$B$1]*[.A315]/1024" office:value-type="float" office:value="1.494140625">
            <text:p>1.494140625</text:p>
          </table:table-cell>
          <table:table-cell table:formula="of:=([.B315]+[.$D$4])/[.$D$5]" office:value-type="float" office:value="1.80325782841337">
            <text:p>1.8032578284</text:p>
          </table:table-cell>
          <table:table-cell table:formula="of:=[.C315]*[.$B$2]/([.$B$1]-[.C315])" office:value-type="float" office:value="14.0554892759071">
            <text:p>14.0554892759</text:p>
          </table:table-cell>
          <table:table-cell/>
        </table:table-row>
        <table:table-row table:style-name="ro2">
          <table:table-cell table:formula="of:=[.A315]+1" office:value-type="float" office:value="307">
            <text:p>307</text:p>
          </table:table-cell>
          <table:table-cell table:formula="of:=[.$B$1]*[.A316]/1024" office:value-type="float" office:value="1.4990234375">
            <text:p>1.4990234375</text:p>
          </table:table-cell>
          <table:table-cell table:formula="of:=([.B316]+[.$D$4])/[.$D$5]" office:value-type="float" office:value="1.80669999874622">
            <text:p>1.8066999987</text:p>
          </table:table-cell>
          <table:table-cell table:formula="of:=[.C316]*[.$B$2]/([.$B$1]-[.C316])" office:value-type="float" office:value="14.0974990921881">
            <text:p>14.0974990922</text:p>
          </table:table-cell>
          <table:table-cell/>
        </table:table-row>
        <table:table-row table:style-name="ro2">
          <table:table-cell table:formula="of:=[.A316]+1" office:value-type="float" office:value="308">
            <text:p>308</text:p>
          </table:table-cell>
          <table:table-cell table:formula="of:=[.$B$1]*[.A317]/1024" office:value-type="float" office:value="1.50390625">
            <text:p>1.50390625</text:p>
          </table:table-cell>
          <table:table-cell table:formula="of:=([.B317]+[.$D$4])/[.$D$5]" office:value-type="float" office:value="1.81014216907907">
            <text:p>1.8101421691</text:p>
          </table:table-cell>
          <table:table-cell table:formula="of:=[.C317]*[.$B$2]/([.$B$1]-[.C317])" office:value-type="float" office:value="14.1395995739163">
            <text:p>14.1395995739</text:p>
          </table:table-cell>
          <table:table-cell/>
        </table:table-row>
        <table:table-row table:style-name="ro2">
          <table:table-cell table:formula="of:=[.A317]+1" office:value-type="float" office:value="309">
            <text:p>309</text:p>
          </table:table-cell>
          <table:table-cell table:formula="of:=[.$B$1]*[.A318]/1024" office:value-type="float" office:value="1.5087890625">
            <text:p>1.5087890625</text:p>
          </table:table-cell>
          <table:table-cell table:formula="of:=([.B318]+[.$D$4])/[.$D$5]" office:value-type="float" office:value="1.81358433941192">
            <text:p>1.8135843394</text:p>
          </table:table-cell>
          <table:table-cell table:formula="of:=[.C318]*[.$B$2]/([.$B$1]-[.C318])" office:value-type="float" office:value="14.1817910149195">
            <text:p>14.1817910149</text:p>
          </table:table-cell>
          <table:table-cell/>
        </table:table-row>
        <table:table-row table:style-name="ro2">
          <table:table-cell table:formula="of:=[.A318]+1" office:value-type="float" office:value="310">
            <text:p>310</text:p>
          </table:table-cell>
          <table:table-cell table:formula="of:=[.$B$1]*[.A319]/1024" office:value-type="float" office:value="1.513671875">
            <text:p>1.513671875</text:p>
          </table:table-cell>
          <table:table-cell table:formula="of:=([.B319]+[.$D$4])/[.$D$5]" office:value-type="float" office:value="1.81702650974477">
            <text:p>1.8170265097</text:p>
          </table:table-cell>
          <table:table-cell table:formula="of:=[.C319]*[.$B$2]/([.$B$1]-[.C319])" office:value-type="float" office:value="14.2240737102966">
            <text:p>14.2240737103</text:p>
          </table:table-cell>
          <table:table-cell/>
        </table:table-row>
        <table:table-row table:style-name="ro2">
          <table:table-cell table:formula="of:=[.A319]+1" office:value-type="float" office:value="311">
            <text:p>311</text:p>
          </table:table-cell>
          <table:table-cell table:formula="of:=[.$B$1]*[.A320]/1024" office:value-type="float" office:value="1.5185546875">
            <text:p>1.5185546875</text:p>
          </table:table-cell>
          <table:table-cell table:formula="of:=([.B320]+[.$D$4])/[.$D$5]" office:value-type="float" office:value="1.82046868007762">
            <text:p>1.8204686801</text:p>
          </table:table-cell>
          <table:table-cell table:formula="of:=[.C320]*[.$B$2]/([.$B$1]-[.C320])" office:value-type="float" office:value="14.2664479564244">
            <text:p>14.2664479564</text:p>
          </table:table-cell>
          <table:table-cell/>
        </table:table-row>
        <table:table-row table:style-name="ro2">
          <table:table-cell table:formula="of:=[.A320]+1" office:value-type="float" office:value="312">
            <text:p>312</text:p>
          </table:table-cell>
          <table:table-cell table:formula="of:=[.$B$1]*[.A321]/1024" office:value-type="float" office:value="1.5234375">
            <text:p>1.5234375</text:p>
          </table:table-cell>
          <table:table-cell table:formula="of:=([.B321]+[.$D$4])/[.$D$5]" office:value-type="float" office:value="1.82391085041047">
            <text:p>1.8239108504</text:p>
          </table:table-cell>
          <table:table-cell table:formula="of:=[.C321]*[.$B$2]/([.$B$1]-[.C321])" office:value-type="float" office:value="14.3089140509645">
            <text:p>14.308914051</text:p>
          </table:table-cell>
          <table:table-cell/>
        </table:table-row>
        <table:table-row table:style-name="ro2">
          <table:table-cell table:formula="of:=[.A321]+1" office:value-type="float" office:value="313">
            <text:p>313</text:p>
          </table:table-cell>
          <table:table-cell table:formula="of:=[.$B$1]*[.A322]/1024" office:value-type="float" office:value="1.5283203125">
            <text:p>1.5283203125</text:p>
          </table:table-cell>
          <table:table-cell table:formula="of:=([.B322]+[.$D$4])/[.$D$5]" office:value-type="float" office:value="1.82735302074332">
            <text:p>1.8273530207</text:p>
          </table:table-cell>
          <table:table-cell table:formula="of:=[.C322]*[.$B$2]/([.$B$1]-[.C322])" office:value-type="float" office:value="14.3514722928704">
            <text:p>14.3514722929</text:p>
          </table:table-cell>
          <table:table-cell/>
        </table:table-row>
        <table:table-row table:style-name="ro2">
          <table:table-cell table:formula="of:=[.A322]+1" office:value-type="float" office:value="314">
            <text:p>314</text:p>
          </table:table-cell>
          <table:table-cell table:formula="of:=[.$B$1]*[.A323]/1024" office:value-type="float" office:value="1.533203125">
            <text:p>1.533203125</text:p>
          </table:table-cell>
          <table:table-cell table:formula="of:=([.B323]+[.$D$4])/[.$D$5]" office:value-type="float" office:value="1.83079519107617">
            <text:p>1.8307951911</text:p>
          </table:table-cell>
          <table:table-cell table:formula="of:=[.C323]*[.$B$2]/([.$B$1]-[.C323])" office:value-type="float" office:value="14.3941229823942">
            <text:p>14.3941229824</text:p>
          </table:table-cell>
          <table:table-cell/>
        </table:table-row>
        <table:table-row table:style-name="ro2">
          <table:table-cell table:formula="of:=[.A323]+1" office:value-type="float" office:value="315">
            <text:p>315</text:p>
          </table:table-cell>
          <table:table-cell table:formula="of:=[.$B$1]*[.A324]/1024" office:value-type="float" office:value="1.5380859375">
            <text:p>1.5380859375</text:p>
          </table:table-cell>
          <table:table-cell table:formula="of:=([.B324]+[.$D$4])/[.$D$5]" office:value-type="float" office:value="1.83423736140902">
            <text:p>1.8342373614</text:p>
          </table:table-cell>
          <table:table-cell table:formula="of:=[.C324]*[.$B$2]/([.$B$1]-[.C324])" office:value-type="float" office:value="14.4368664210941">
            <text:p>14.4368664211</text:p>
          </table:table-cell>
          <table:table-cell/>
        </table:table-row>
        <table:table-row table:style-name="ro2">
          <table:table-cell table:formula="of:=[.A324]+1" office:value-type="float" office:value="316">
            <text:p>316</text:p>
          </table:table-cell>
          <table:table-cell table:formula="of:=[.$B$1]*[.A325]/1024" office:value-type="float" office:value="1.54296875">
            <text:p>1.54296875</text:p>
          </table:table-cell>
          <table:table-cell table:formula="of:=([.B325]+[.$D$4])/[.$D$5]" office:value-type="float" office:value="1.83767953174187">
            <text:p>1.8376795317</text:p>
          </table:table-cell>
          <table:table-cell table:formula="of:=[.C325]*[.$B$2]/([.$B$1]-[.C325])" office:value-type="float" office:value="14.4797029118411">
            <text:p>14.4797029118</text:p>
          </table:table-cell>
          <table:table-cell/>
        </table:table-row>
        <table:table-row table:style-name="ro2">
          <table:table-cell table:formula="of:=[.A325]+1" office:value-type="float" office:value="317">
            <text:p>317</text:p>
          </table:table-cell>
          <table:table-cell table:formula="of:=[.$B$1]*[.A326]/1024" office:value-type="float" office:value="1.5478515625">
            <text:p>1.5478515625</text:p>
          </table:table-cell>
          <table:table-cell table:formula="of:=([.B326]+[.$D$4])/[.$D$5]" office:value-type="float" office:value="1.84112170207472">
            <text:p>1.8411217021</text:p>
          </table:table-cell>
          <table:table-cell table:formula="of:=[.C326]*[.$B$2]/([.$B$1]-[.C326])" office:value-type="float" office:value="14.5226327588265">
            <text:p>14.5226327588</text:p>
          </table:table-cell>
          <table:table-cell/>
        </table:table-row>
        <table:table-row table:style-name="ro2">
          <table:table-cell table:formula="of:=[.A326]+1" office:value-type="float" office:value="318">
            <text:p>318</text:p>
          </table:table-cell>
          <table:table-cell table:formula="of:=[.$B$1]*[.A327]/1024" office:value-type="float" office:value="1.552734375">
            <text:p>1.552734375</text:p>
          </table:table-cell>
          <table:table-cell table:formula="of:=([.B327]+[.$D$4])/[.$D$5]" office:value-type="float" office:value="1.84456387240757">
            <text:p>1.8445638724</text:p>
          </table:table-cell>
          <table:table-cell table:formula="of:=[.C327]*[.$B$2]/([.$B$1]-[.C327])" office:value-type="float" office:value="14.5656562675687">
            <text:p>14.5656562676</text:p>
          </table:table-cell>
          <table:table-cell/>
        </table:table-row>
        <table:table-row table:style-name="ro2">
          <table:table-cell table:formula="of:=[.A327]+1" office:value-type="float" office:value="319">
            <text:p>319</text:p>
          </table:table-cell>
          <table:table-cell table:formula="of:=[.$B$1]*[.A328]/1024" office:value-type="float" office:value="1.5576171875">
            <text:p>1.5576171875</text:p>
          </table:table-cell>
          <table:table-cell table:formula="of:=([.B328]+[.$D$4])/[.$D$5]" office:value-type="float" office:value="1.84800604274042">
            <text:p>1.8480060427</text:p>
          </table:table-cell>
          <table:table-cell table:formula="of:=[.C328]*[.$B$2]/([.$B$1]-[.C328])" office:value-type="float" office:value="14.6087737449209">
            <text:p>14.6087737449</text:p>
          </table:table-cell>
          <table:table-cell/>
        </table:table-row>
        <table:table-row table:style-name="ro2">
          <table:table-cell table:formula="of:=[.A328]+1" office:value-type="float" office:value="320">
            <text:p>320</text:p>
          </table:table-cell>
          <table:table-cell table:formula="of:=[.$B$1]*[.A329]/1024" office:value-type="float" office:value="1.5625">
            <text:p>1.5625</text:p>
          </table:table-cell>
          <table:table-cell table:formula="of:=([.B329]+[.$D$4])/[.$D$5]" office:value-type="float" office:value="1.85144821307327">
            <text:p>1.8514482131</text:p>
          </table:table-cell>
          <table:table-cell table:formula="of:=[.C329]*[.$B$2]/([.$B$1]-[.C329])" office:value-type="float" office:value="14.651985499078">
            <text:p>14.6519854991</text:p>
          </table:table-cell>
          <table:table-cell/>
        </table:table-row>
        <table:table-row table:style-name="ro2">
          <table:table-cell table:formula="of:=[.A329]+1" office:value-type="float" office:value="321">
            <text:p>321</text:p>
          </table:table-cell>
          <table:table-cell table:formula="of:=[.$B$1]*[.A330]/1024" office:value-type="float" office:value="1.5673828125">
            <text:p>1.5673828125</text:p>
          </table:table-cell>
          <table:table-cell table:formula="of:=([.B330]+[.$D$4])/[.$D$5]" office:value-type="float" office:value="1.85489038340612">
            <text:p>1.8548903834</text:p>
          </table:table-cell>
          <table:table-cell table:formula="of:=[.C330]*[.$B$2]/([.$B$1]-[.C330])" office:value-type="float" office:value="14.6952918395843">
            <text:p>14.6952918396</text:p>
          </table:table-cell>
          <table:table-cell/>
        </table:table-row>
        <table:table-row table:style-name="ro2">
          <table:table-cell table:formula="of:=[.A330]+1" office:value-type="float" office:value="322">
            <text:p>322</text:p>
          </table:table-cell>
          <table:table-cell table:formula="of:=[.$B$1]*[.A331]/1024" office:value-type="float" office:value="1.572265625">
            <text:p>1.572265625</text:p>
          </table:table-cell>
          <table:table-cell table:formula="of:=([.B331]+[.$D$4])/[.$D$5]" office:value-type="float" office:value="1.85833255373897">
            <text:p>1.8583325537</text:p>
          </table:table-cell>
          <table:table-cell table:formula="of:=[.C331]*[.$B$2]/([.$B$1]-[.C331])" office:value-type="float" office:value="14.7386930773406">
            <text:p>14.7386930773</text:p>
          </table:table-cell>
          <table:table-cell/>
        </table:table-row>
        <table:table-row table:style-name="ro2">
          <table:table-cell table:formula="of:=[.A331]+1" office:value-type="float" office:value="323">
            <text:p>323</text:p>
          </table:table-cell>
          <table:table-cell table:formula="of:=[.$B$1]*[.A332]/1024" office:value-type="float" office:value="1.5771484375">
            <text:p>1.5771484375</text:p>
          </table:table-cell>
          <table:table-cell table:formula="of:=([.B332]+[.$D$4])/[.$D$5]" office:value-type="float" office:value="1.86177472407182">
            <text:p>1.8617747241</text:p>
          </table:table-cell>
          <table:table-cell table:formula="of:=[.C332]*[.$B$2]/([.$B$1]-[.C332])" office:value-type="float" office:value="14.7821895246118">
            <text:p>14.7821895246</text:p>
          </table:table-cell>
          <table:table-cell/>
        </table:table-row>
        <table:table-row table:style-name="ro2">
          <table:table-cell table:formula="of:=[.A332]+1" office:value-type="float" office:value="324">
            <text:p>324</text:p>
          </table:table-cell>
          <table:table-cell table:formula="of:=[.$B$1]*[.A333]/1024" office:value-type="float" office:value="1.58203125">
            <text:p>1.58203125</text:p>
          </table:table-cell>
          <table:table-cell table:formula="of:=([.B333]+[.$D$4])/[.$D$5]" office:value-type="float" office:value="1.86521689440467">
            <text:p>1.8652168944</text:p>
          </table:table-cell>
          <table:table-cell table:formula="of:=[.C333]*[.$B$2]/([.$B$1]-[.C333])" office:value-type="float" office:value="14.8257814950342">
            <text:p>14.825781495</text:p>
          </table:table-cell>
          <table:table-cell/>
        </table:table-row>
        <table:table-row table:style-name="ro2">
          <table:table-cell table:formula="of:=[.A333]+1" office:value-type="float" office:value="325">
            <text:p>325</text:p>
          </table:table-cell>
          <table:table-cell table:formula="of:=[.$B$1]*[.A334]/1024" office:value-type="float" office:value="1.5869140625">
            <text:p>1.5869140625</text:p>
          </table:table-cell>
          <table:table-cell table:formula="of:=([.B334]+[.$D$4])/[.$D$5]" office:value-type="float" office:value="1.86865906473752">
            <text:p>1.8686590647</text:p>
          </table:table-cell>
          <table:table-cell table:formula="of:=[.C334]*[.$B$2]/([.$B$1]-[.C334])" office:value-type="float" office:value="14.8694693036233">
            <text:p>14.8694693036</text:p>
          </table:table-cell>
          <table:table-cell/>
        </table:table-row>
        <table:table-row table:style-name="ro2">
          <table:table-cell table:formula="of:=[.A334]+1" office:value-type="float" office:value="326">
            <text:p>326</text:p>
          </table:table-cell>
          <table:table-cell table:formula="of:=[.$B$1]*[.A335]/1024" office:value-type="float" office:value="1.591796875">
            <text:p>1.591796875</text:p>
          </table:table-cell>
          <table:table-cell table:formula="of:=([.B335]+[.$D$4])/[.$D$5]" office:value-type="float" office:value="1.87210123507037">
            <text:p>1.8721012351</text:p>
          </table:table-cell>
          <table:table-cell table:formula="of:=[.C335]*[.$B$2]/([.$B$1]-[.C335])" office:value-type="float" office:value="14.9132532667814">
            <text:p>14.9132532668</text:p>
          </table:table-cell>
          <table:table-cell/>
        </table:table-row>
        <table:table-row table:style-name="ro2">
          <table:table-cell table:formula="of:=[.A335]+1" office:value-type="float" office:value="327">
            <text:p>327</text:p>
          </table:table-cell>
          <table:table-cell table:formula="of:=[.$B$1]*[.A336]/1024" office:value-type="float" office:value="1.5966796875">
            <text:p>1.5966796875</text:p>
          </table:table-cell>
          <table:table-cell table:formula="of:=([.B336]+[.$D$4])/[.$D$5]" office:value-type="float" office:value="1.87554340540322">
            <text:p>1.8755434054</text:p>
          </table:table-cell>
          <table:table-cell table:formula="of:=[.C336]*[.$B$2]/([.$B$1]-[.C336])" office:value-type="float" office:value="14.9571337023048">
            <text:p>14.9571337023</text:p>
          </table:table-cell>
          <table:table-cell/>
        </table:table-row>
        <table:table-row table:style-name="ro2">
          <table:table-cell table:formula="of:=[.A336]+1" office:value-type="float" office:value="328">
            <text:p>328</text:p>
          </table:table-cell>
          <table:table-cell table:formula="of:=[.$B$1]*[.A337]/1024" office:value-type="float" office:value="1.6015625">
            <text:p>1.6015625</text:p>
          </table:table-cell>
          <table:table-cell table:formula="of:=([.B337]+[.$D$4])/[.$D$5]" office:value-type="float" office:value="1.87898557573607">
            <text:p>1.8789855757</text:p>
          </table:table-cell>
          <table:table-cell table:formula="of:=[.C337]*[.$B$2]/([.$B$1]-[.C337])" office:value-type="float" office:value="15.0011109293919">
            <text:p>15.0011109294</text:p>
          </table:table-cell>
          <table:table-cell/>
        </table:table-row>
        <table:table-row table:style-name="ro2">
          <table:table-cell table:formula="of:=[.A337]+1" office:value-type="float" office:value="329">
            <text:p>329</text:p>
          </table:table-cell>
          <table:table-cell table:formula="of:=[.$B$1]*[.A338]/1024" office:value-type="float" office:value="1.6064453125">
            <text:p>1.6064453125</text:p>
          </table:table-cell>
          <table:table-cell table:formula="of:=([.B338]+[.$D$4])/[.$D$5]" office:value-type="float" office:value="1.88242774606892">
            <text:p>1.8824277461</text:p>
          </table:table-cell>
          <table:table-cell table:formula="of:=[.C338]*[.$B$2]/([.$B$1]-[.C338])" office:value-type="float" office:value="15.045185268651">
            <text:p>15.0451852687</text:p>
          </table:table-cell>
          <table:table-cell/>
        </table:table-row>
        <table:table-row table:style-name="ro2">
          <table:table-cell table:formula="of:=[.A338]+1" office:value-type="float" office:value="330">
            <text:p>330</text:p>
          </table:table-cell>
          <table:table-cell table:formula="of:=[.$B$1]*[.A339]/1024" office:value-type="float" office:value="1.611328125">
            <text:p>1.611328125</text:p>
          </table:table-cell>
          <table:table-cell table:formula="of:=([.B339]+[.$D$4])/[.$D$5]" office:value-type="float" office:value="1.88586991640177">
            <text:p>1.8858699164</text:p>
          </table:table-cell>
          <table:table-cell table:formula="of:=[.C339]*[.$B$2]/([.$B$1]-[.C339])" office:value-type="float" office:value="15.0893570421078">
            <text:p>15.0893570421</text:p>
          </table:table-cell>
          <table:table-cell/>
        </table:table-row>
        <table:table-row table:style-name="ro2">
          <table:table-cell table:formula="of:=[.A339]+1" office:value-type="float" office:value="331">
            <text:p>331</text:p>
          </table:table-cell>
          <table:table-cell table:formula="of:=[.$B$1]*[.A340]/1024" office:value-type="float" office:value="1.6162109375">
            <text:p>1.6162109375</text:p>
          </table:table-cell>
          <table:table-cell table:formula="of:=([.B340]+[.$D$4])/[.$D$5]" office:value-type="float" office:value="1.88931208673462">
            <text:p>1.8893120867</text:p>
          </table:table-cell>
          <table:table-cell table:formula="of:=[.C340]*[.$B$2]/([.$B$1]-[.C340])" office:value-type="float" office:value="15.1336265732133">
            <text:p>15.1336265732</text:p>
          </table:table-cell>
          <table:table-cell/>
        </table:table-row>
        <table:table-row table:style-name="ro2">
          <table:table-cell table:formula="of:=[.A340]+1" office:value-type="float" office:value="332">
            <text:p>332</text:p>
          </table:table-cell>
          <table:table-cell table:formula="of:=[.$B$1]*[.A341]/1024" office:value-type="float" office:value="1.62109375">
            <text:p>1.62109375</text:p>
          </table:table-cell>
          <table:table-cell table:formula="of:=([.B341]+[.$D$4])/[.$D$5]" office:value-type="float" office:value="1.89275425706747">
            <text:p>1.8927542571</text:p>
          </table:table-cell>
          <table:table-cell table:formula="of:=[.C341]*[.$B$2]/([.$B$1]-[.C341])" office:value-type="float" office:value="15.1779941868518">
            <text:p>15.1779941869</text:p>
          </table:table-cell>
          <table:table-cell/>
        </table:table-row>
        <table:table-row table:style-name="ro2">
          <table:table-cell table:formula="of:=[.A341]+1" office:value-type="float" office:value="333">
            <text:p>333</text:p>
          </table:table-cell>
          <table:table-cell table:formula="of:=[.$B$1]*[.A342]/1024" office:value-type="float" office:value="1.6259765625">
            <text:p>1.6259765625</text:p>
          </table:table-cell>
          <table:table-cell table:formula="of:=([.B342]+[.$D$4])/[.$D$5]" office:value-type="float" office:value="1.89619642740032">
            <text:p>1.8961964274</text:p>
          </table:table-cell>
          <table:table-cell table:formula="of:=[.C342]*[.$B$2]/([.$B$1]-[.C342])" office:value-type="float" office:value="15.2224602093489">
            <text:p>15.2224602093</text:p>
          </table:table-cell>
          <table:table-cell/>
        </table:table-row>
        <table:table-row table:style-name="ro2">
          <table:table-cell table:formula="of:=[.A342]+1" office:value-type="float" office:value="334">
            <text:p>334</text:p>
          </table:table-cell>
          <table:table-cell table:formula="of:=[.$B$1]*[.A343]/1024" office:value-type="float" office:value="1.630859375">
            <text:p>1.630859375</text:p>
          </table:table-cell>
          <table:table-cell table:formula="of:=([.B343]+[.$D$4])/[.$D$5]" office:value-type="float" office:value="1.89963859773317">
            <text:p>1.8996385977</text:p>
          </table:table-cell>
          <table:table-cell table:formula="of:=[.C343]*[.$B$2]/([.$B$1]-[.C343])" office:value-type="float" office:value="15.2670249684793">
            <text:p>15.2670249685</text:p>
          </table:table-cell>
          <table:table-cell/>
        </table:table-row>
        <table:table-row table:style-name="ro2">
          <table:table-cell table:formula="of:=[.A343]+1" office:value-type="float" office:value="335">
            <text:p>335</text:p>
          </table:table-cell>
          <table:table-cell table:formula="of:=[.$B$1]*[.A344]/1024" office:value-type="float" office:value="1.6357421875">
            <text:p>1.6357421875</text:p>
          </table:table-cell>
          <table:table-cell table:formula="of:=([.B344]+[.$D$4])/[.$D$5]" office:value-type="float" office:value="1.90308076806601">
            <text:p>1.9030807681</text:p>
          </table:table-cell>
          <table:table-cell table:formula="of:=[.C344]*[.$B$2]/([.$B$1]-[.C344])" office:value-type="float" office:value="15.311688793475">
            <text:p>15.3116887935</text:p>
          </table:table-cell>
          <table:table-cell/>
        </table:table-row>
        <table:table-row table:style-name="ro2">
          <table:table-cell table:formula="of:=[.A344]+1" office:value-type="float" office:value="336">
            <text:p>336</text:p>
          </table:table-cell>
          <table:table-cell table:formula="of:=[.$B$1]*[.A345]/1024" office:value-type="float" office:value="1.640625">
            <text:p>1.640625</text:p>
          </table:table-cell>
          <table:table-cell table:formula="of:=([.B345]+[.$D$4])/[.$D$5]" office:value-type="float" office:value="1.90652293839886">
            <text:p>1.9065229384</text:p>
          </table:table-cell>
          <table:table-cell table:formula="of:=[.C345]*[.$B$2]/([.$B$1]-[.C345])" office:value-type="float" office:value="15.3564520150334">
            <text:p>15.356452015</text:p>
          </table:table-cell>
          <table:table-cell/>
        </table:table-row>
        <table:table-row table:style-name="ro2">
          <table:table-cell table:formula="of:=[.A345]+1" office:value-type="float" office:value="337">
            <text:p>337</text:p>
          </table:table-cell>
          <table:table-cell table:formula="of:=[.$B$1]*[.A346]/1024" office:value-type="float" office:value="1.6455078125">
            <text:p>1.6455078125</text:p>
          </table:table-cell>
          <table:table-cell table:formula="of:=([.B346]+[.$D$4])/[.$D$5]" office:value-type="float" office:value="1.90996510873171">
            <text:p>1.9099651087</text:p>
          </table:table-cell>
          <table:table-cell table:formula="of:=[.C346]*[.$B$2]/([.$B$1]-[.C346])" office:value-type="float" office:value="15.4013149653255">
            <text:p>15.4013149653</text:p>
          </table:table-cell>
          <table:table-cell/>
        </table:table-row>
        <table:table-row table:style-name="ro2">
          <table:table-cell table:formula="of:=[.A346]+1" office:value-type="float" office:value="338">
            <text:p>338</text:p>
          </table:table-cell>
          <table:table-cell table:formula="of:=[.$B$1]*[.A347]/1024" office:value-type="float" office:value="1.650390625">
            <text:p>1.650390625</text:p>
          </table:table-cell>
          <table:table-cell table:formula="of:=([.B347]+[.$D$4])/[.$D$5]" office:value-type="float" office:value="1.91340727906456">
            <text:p>1.9134072791</text:p>
          </table:table-cell>
          <table:table-cell table:formula="of:=[.C347]*[.$B$2]/([.$B$1]-[.C347])" office:value-type="float" office:value="15.4462779780038">
            <text:p>15.446277978</text:p>
          </table:table-cell>
          <table:table-cell/>
        </table:table-row>
        <table:table-row table:style-name="ro2">
          <table:table-cell table:formula="of:=[.A347]+1" office:value-type="float" office:value="339">
            <text:p>339</text:p>
          </table:table-cell>
          <table:table-cell table:formula="of:=[.$B$1]*[.A348]/1024" office:value-type="float" office:value="1.6552734375">
            <text:p>1.6552734375</text:p>
          </table:table-cell>
          <table:table-cell table:formula="of:=([.B348]+[.$D$4])/[.$D$5]" office:value-type="float" office:value="1.91684944939741">
            <text:p>1.9168494494</text:p>
          </table:table-cell>
          <table:table-cell table:formula="of:=[.C348]*[.$B$2]/([.$B$1]-[.C348])" office:value-type="float" office:value="15.491341388211">
            <text:p>15.4913413882</text:p>
          </table:table-cell>
          <table:table-cell/>
        </table:table-row>
        <table:table-row table:style-name="ro2">
          <table:table-cell table:formula="of:=[.A348]+1" office:value-type="float" office:value="340">
            <text:p>340</text:p>
          </table:table-cell>
          <table:table-cell table:formula="of:=[.$B$1]*[.A349]/1024" office:value-type="float" office:value="1.66015625">
            <text:p>1.66015625</text:p>
          </table:table-cell>
          <table:table-cell table:formula="of:=([.B349]+[.$D$4])/[.$D$5]" office:value-type="float" office:value="1.92029161973026">
            <text:p>1.9202916197</text:p>
          </table:table-cell>
          <table:table-cell table:formula="of:=[.C349]*[.$B$2]/([.$B$1]-[.C349])" office:value-type="float" office:value="15.5365055325882">
            <text:p>15.5365055326</text:p>
          </table:table-cell>
          <table:table-cell/>
        </table:table-row>
        <table:table-row table:style-name="ro2">
          <table:table-cell table:formula="of:=[.A349]+1" office:value-type="float" office:value="341">
            <text:p>341</text:p>
          </table:table-cell>
          <table:table-cell table:formula="of:=[.$B$1]*[.A350]/1024" office:value-type="float" office:value="1.6650390625">
            <text:p>1.6650390625</text:p>
          </table:table-cell>
          <table:table-cell table:formula="of:=([.B350]+[.$D$4])/[.$D$5]" office:value-type="float" office:value="1.92373379006311">
            <text:p>1.9237337901</text:p>
          </table:table-cell>
          <table:table-cell table:formula="of:=[.C350]*[.$B$2]/([.$B$1]-[.C350])" office:value-type="float" office:value="15.5817707492831">
            <text:p>15.5817707493</text:p>
          </table:table-cell>
          <table:table-cell/>
        </table:table-row>
        <table:table-row table:style-name="ro2">
          <table:table-cell table:formula="of:=[.A350]+1" office:value-type="float" office:value="342">
            <text:p>342</text:p>
          </table:table-cell>
          <table:table-cell table:formula="of:=[.$B$1]*[.A351]/1024" office:value-type="float" office:value="1.669921875">
            <text:p>1.669921875</text:p>
          </table:table-cell>
          <table:table-cell table:formula="of:=([.B351]+[.$D$4])/[.$D$5]" office:value-type="float" office:value="1.92717596039596">
            <text:p>1.9271759604</text:p>
          </table:table-cell>
          <table:table-cell table:formula="of:=[.C351]*[.$B$2]/([.$B$1]-[.C351])" office:value-type="float" office:value="15.6271373779587">
            <text:p>15.627137378</text:p>
          </table:table-cell>
          <table:table-cell/>
        </table:table-row>
        <table:table-row table:style-name="ro2">
          <table:table-cell table:formula="of:=[.A351]+1" office:value-type="float" office:value="343">
            <text:p>343</text:p>
          </table:table-cell>
          <table:table-cell table:formula="of:=[.$B$1]*[.A352]/1024" office:value-type="float" office:value="1.6748046875">
            <text:p>1.6748046875</text:p>
          </table:table-cell>
          <table:table-cell table:formula="of:=([.B352]+[.$D$4])/[.$D$5]" office:value-type="float" office:value="1.93061813072881">
            <text:p>1.9306181307</text:p>
          </table:table-cell>
          <table:table-cell table:formula="of:=[.C352]*[.$B$2]/([.$B$1]-[.C352])" office:value-type="float" office:value="15.6726057598015">
            <text:p>15.6726057598</text:p>
          </table:table-cell>
          <table:table-cell/>
        </table:table-row>
        <table:table-row table:style-name="ro2">
          <table:table-cell table:formula="of:=[.A352]+1" office:value-type="float" office:value="344">
            <text:p>344</text:p>
          </table:table-cell>
          <table:table-cell table:formula="of:=[.$B$1]*[.A353]/1024" office:value-type="float" office:value="1.6796875">
            <text:p>1.6796875</text:p>
          </table:table-cell>
          <table:table-cell table:formula="of:=([.B353]+[.$D$4])/[.$D$5]" office:value-type="float" office:value="1.93406030106166">
            <text:p>1.9340603011</text:p>
          </table:table-cell>
          <table:table-cell table:formula="of:=[.C353]*[.$B$2]/([.$B$1]-[.C353])" office:value-type="float" office:value="15.7181762375303">
            <text:p>15.7181762375</text:p>
          </table:table-cell>
          <table:table-cell/>
        </table:table-row>
        <table:table-row table:style-name="ro2">
          <table:table-cell table:formula="of:=[.A353]+1" office:value-type="float" office:value="345">
            <text:p>345</text:p>
          </table:table-cell>
          <table:table-cell table:formula="of:=[.$B$1]*[.A354]/1024" office:value-type="float" office:value="1.6845703125">
            <text:p>1.6845703125</text:p>
          </table:table-cell>
          <table:table-cell table:formula="of:=([.B354]+[.$D$4])/[.$D$5]" office:value-type="float" office:value="1.93750247139451">
            <text:p>1.9375024714</text:p>
          </table:table-cell>
          <table:table-cell table:formula="of:=[.C354]*[.$B$2]/([.$B$1]-[.C354])" office:value-type="float" office:value="15.7638491554049">
            <text:p>15.7638491554</text:p>
          </table:table-cell>
          <table:table-cell/>
        </table:table-row>
        <table:table-row table:style-name="ro2">
          <table:table-cell table:formula="of:=[.A354]+1" office:value-type="float" office:value="346">
            <text:p>346</text:p>
          </table:table-cell>
          <table:table-cell table:formula="of:=[.$B$1]*[.A355]/1024" office:value-type="float" office:value="1.689453125">
            <text:p>1.689453125</text:p>
          </table:table-cell>
          <table:table-cell table:formula="of:=([.B355]+[.$D$4])/[.$D$5]" office:value-type="float" office:value="1.94094464172736">
            <text:p>1.9409446417</text:p>
          </table:table-cell>
          <table:table-cell table:formula="of:=[.C355]*[.$B$2]/([.$B$1]-[.C355])" office:value-type="float" office:value="15.8096248592342">
            <text:p>15.8096248592</text:p>
          </table:table-cell>
          <table:table-cell/>
        </table:table-row>
        <table:table-row table:style-name="ro2">
          <table:table-cell table:formula="of:=[.A355]+1" office:value-type="float" office:value="347">
            <text:p>347</text:p>
          </table:table-cell>
          <table:table-cell table:formula="of:=[.$B$1]*[.A356]/1024" office:value-type="float" office:value="1.6943359375">
            <text:p>1.6943359375</text:p>
          </table:table-cell>
          <table:table-cell table:formula="of:=([.B356]+[.$D$4])/[.$D$5]" office:value-type="float" office:value="1.94438681206021">
            <text:p>1.9443868121</text:p>
          </table:table-cell>
          <table:table-cell table:formula="of:=[.C356]*[.$B$2]/([.$B$1]-[.C356])" office:value-type="float" office:value="15.8555036963857">
            <text:p>15.8555036964</text:p>
          </table:table-cell>
          <table:table-cell/>
        </table:table-row>
        <table:table-row table:style-name="ro2">
          <table:table-cell table:formula="of:=[.A356]+1" office:value-type="float" office:value="348">
            <text:p>348</text:p>
          </table:table-cell>
          <table:table-cell table:formula="of:=[.$B$1]*[.A357]/1024" office:value-type="float" office:value="1.69921875">
            <text:p>1.69921875</text:p>
          </table:table-cell>
          <table:table-cell table:formula="of:=([.B357]+[.$D$4])/[.$D$5]" office:value-type="float" office:value="1.94782898239306">
            <text:p>1.9478289824</text:p>
          </table:table-cell>
          <table:table-cell table:formula="of:=[.C357]*[.$B$2]/([.$B$1]-[.C357])" office:value-type="float" office:value="15.9014860157938">
            <text:p>15.9014860158</text:p>
          </table:table-cell>
          <table:table-cell/>
        </table:table-row>
        <table:table-row table:style-name="ro2">
          <table:table-cell table:formula="of:=[.A357]+1" office:value-type="float" office:value="349">
            <text:p>349</text:p>
          </table:table-cell>
          <table:table-cell table:formula="of:=[.$B$1]*[.A358]/1024" office:value-type="float" office:value="1.7041015625">
            <text:p>1.7041015625</text:p>
          </table:table-cell>
          <table:table-cell table:formula="of:=([.B358]+[.$D$4])/[.$D$5]" office:value-type="float" office:value="1.95127115272591">
            <text:p>1.9512711527</text:p>
          </table:table-cell>
          <table:table-cell table:formula="of:=[.C358]*[.$B$2]/([.$B$1]-[.C358])" office:value-type="float" office:value="15.9475721679687">
            <text:p>15.947572168</text:p>
          </table:table-cell>
          <table:table-cell/>
        </table:table-row>
        <table:table-row table:style-name="ro2">
          <table:table-cell table:formula="of:=[.A358]+1" office:value-type="float" office:value="350">
            <text:p>350</text:p>
          </table:table-cell>
          <table:table-cell table:formula="of:=[.$B$1]*[.A359]/1024" office:value-type="float" office:value="1.708984375">
            <text:p>1.708984375</text:p>
          </table:table-cell>
          <table:table-cell table:formula="of:=([.B359]+[.$D$4])/[.$D$5]" office:value-type="float" office:value="1.95471332305876">
            <text:p>1.9547133231</text:p>
          </table:table-cell>
          <table:table-cell table:formula="of:=[.C359]*[.$B$2]/([.$B$1]-[.C359])" office:value-type="float" office:value="15.9937625050054">
            <text:p>15.993762505</text:p>
          </table:table-cell>
          <table:table-cell/>
        </table:table-row>
        <table:table-row table:style-name="ro2">
          <table:table-cell table:formula="of:=[.A359]+1" office:value-type="float" office:value="351">
            <text:p>351</text:p>
          </table:table-cell>
          <table:table-cell table:formula="of:=[.$B$1]*[.A360]/1024" office:value-type="float" office:value="1.7138671875">
            <text:p>1.7138671875</text:p>
          </table:table-cell>
          <table:table-cell table:formula="of:=([.B360]+[.$D$4])/[.$D$5]" office:value-type="float" office:value="1.95815549339161">
            <text:p>1.9581554934</text:p>
          </table:table-cell>
          <table:table-cell table:formula="of:=[.C360]*[.$B$2]/([.$B$1]-[.C360])" office:value-type="float" office:value="16.0400573805926">
            <text:p>16.0400573806</text:p>
          </table:table-cell>
          <table:table-cell/>
        </table:table-row>
        <table:table-row table:style-name="ro2">
          <table:table-cell table:formula="of:=[.A360]+1" office:value-type="float" office:value="352">
            <text:p>352</text:p>
          </table:table-cell>
          <table:table-cell table:formula="of:=[.$B$1]*[.A361]/1024" office:value-type="float" office:value="1.71875">
            <text:p>1.71875</text:p>
          </table:table-cell>
          <table:table-cell table:formula="of:=([.B361]+[.$D$4])/[.$D$5]" office:value-type="float" office:value="1.96159766372446">
            <text:p>1.9615976637</text:p>
          </table:table-cell>
          <table:table-cell table:formula="of:=[.C361]*[.$B$2]/([.$B$1]-[.C361])" office:value-type="float" office:value="16.0864571500217">
            <text:p>16.08645715</text:p>
          </table:table-cell>
          <table:table-cell/>
        </table:table-row>
        <table:table-row table:style-name="ro2">
          <table:table-cell table:formula="of:=[.A361]+1" office:value-type="float" office:value="353">
            <text:p>353</text:p>
          </table:table-cell>
          <table:table-cell table:formula="of:=[.$B$1]*[.A362]/1024" office:value-type="float" office:value="1.7236328125">
            <text:p>1.7236328125</text:p>
          </table:table-cell>
          <table:table-cell table:formula="of:=([.B362]+[.$D$4])/[.$D$5]" office:value-type="float" office:value="1.96503983405731">
            <text:p>1.9650398341</text:p>
          </table:table-cell>
          <table:table-cell table:formula="of:=[.C362]*[.$B$2]/([.$B$1]-[.C362])" office:value-type="float" office:value="16.1329621701963">
            <text:p>16.1329621702</text:p>
          </table:table-cell>
          <table:table-cell/>
        </table:table-row>
        <table:table-row table:style-name="ro2">
          <table:table-cell table:formula="of:=[.A362]+1" office:value-type="float" office:value="354">
            <text:p>354</text:p>
          </table:table-cell>
          <table:table-cell table:formula="of:=[.$B$1]*[.A363]/1024" office:value-type="float" office:value="1.728515625">
            <text:p>1.728515625</text:p>
          </table:table-cell>
          <table:table-cell table:formula="of:=([.B363]+[.$D$4])/[.$D$5]" office:value-type="float" office:value="1.96848200439016">
            <text:p>1.9684820044</text:p>
          </table:table-cell>
          <table:table-cell table:formula="of:=[.C363]*[.$B$2]/([.$B$1]-[.C363])" office:value-type="float" office:value="16.1795727996405">
            <text:p>16.1795727996</text:p>
          </table:table-cell>
          <table:table-cell/>
        </table:table-row>
        <table:table-row table:style-name="ro2">
          <table:table-cell table:formula="of:=[.A363]+1" office:value-type="float" office:value="355">
            <text:p>355</text:p>
          </table:table-cell>
          <table:table-cell table:formula="of:=[.$B$1]*[.A364]/1024" office:value-type="float" office:value="1.7333984375">
            <text:p>1.7333984375</text:p>
          </table:table-cell>
          <table:table-cell table:formula="of:=([.B364]+[.$D$4])/[.$D$5]" office:value-type="float" office:value="1.97192417472301">
            <text:p>1.9719241747</text:p>
          </table:table-cell>
          <table:table-cell table:formula="of:=[.C364]*[.$B$2]/([.$B$1]-[.C364])" office:value-type="float" office:value="16.226289398509">
            <text:p>16.2262893985</text:p>
          </table:table-cell>
          <table:table-cell/>
        </table:table-row>
        <table:table-row table:style-name="ro2">
          <table:table-cell table:formula="of:=[.A364]+1" office:value-type="float" office:value="356">
            <text:p>356</text:p>
          </table:table-cell>
          <table:table-cell table:formula="of:=[.$B$1]*[.A365]/1024" office:value-type="float" office:value="1.73828125">
            <text:p>1.73828125</text:p>
          </table:table-cell>
          <table:table-cell table:formula="of:=([.B365]+[.$D$4])/[.$D$5]" office:value-type="float" office:value="1.97536634505586">
            <text:p>1.9753663451</text:p>
          </table:table-cell>
          <table:table-cell table:formula="of:=[.C365]*[.$B$2]/([.$B$1]-[.C365])" office:value-type="float" office:value="16.2731123285957">
            <text:p>16.2731123286</text:p>
          </table:table-cell>
          <table:table-cell/>
        </table:table-row>
        <table:table-row table:style-name="ro2">
          <table:table-cell table:formula="of:=[.A365]+1" office:value-type="float" office:value="357">
            <text:p>357</text:p>
          </table:table-cell>
          <table:table-cell table:formula="of:=[.$B$1]*[.A366]/1024" office:value-type="float" office:value="1.7431640625">
            <text:p>1.7431640625</text:p>
          </table:table-cell>
          <table:table-cell table:formula="of:=([.B366]+[.$D$4])/[.$D$5]" office:value-type="float" office:value="1.97880851538871">
            <text:p>1.9788085154</text:p>
          </table:table-cell>
          <table:table-cell table:formula="of:=[.C366]*[.$B$2]/([.$B$1]-[.C366])" office:value-type="float" office:value="16.3200419533435">
            <text:p>16.3200419533</text:p>
          </table:table-cell>
          <table:table-cell/>
        </table:table-row>
        <table:table-row table:style-name="ro2">
          <table:table-cell table:formula="of:=[.A366]+1" office:value-type="float" office:value="358">
            <text:p>358</text:p>
          </table:table-cell>
          <table:table-cell table:formula="of:=[.$B$1]*[.A367]/1024" office:value-type="float" office:value="1.748046875">
            <text:p>1.748046875</text:p>
          </table:table-cell>
          <table:table-cell table:formula="of:=([.B367]+[.$D$4])/[.$D$5]" office:value-type="float" office:value="1.98225068572156">
            <text:p>1.9822506857</text:p>
          </table:table-cell>
          <table:table-cell table:formula="of:=[.C367]*[.$B$2]/([.$B$1]-[.C367])" office:value-type="float" office:value="16.3670786378536">
            <text:p>16.3670786379</text:p>
          </table:table-cell>
          <table:table-cell/>
        </table:table-row>
        <table:table-row table:style-name="ro2">
          <table:table-cell table:formula="of:=[.A367]+1" office:value-type="float" office:value="359">
            <text:p>359</text:p>
          </table:table-cell>
          <table:table-cell table:formula="of:=[.$B$1]*[.A368]/1024" office:value-type="float" office:value="1.7529296875">
            <text:p>1.7529296875</text:p>
          </table:table-cell>
          <table:table-cell table:formula="of:=([.B368]+[.$D$4])/[.$D$5]" office:value-type="float" office:value="1.98569285605441">
            <text:p>1.9856928561</text:p>
          </table:table-cell>
          <table:table-cell table:formula="of:=[.C368]*[.$B$2]/([.$B$1]-[.C368])" office:value-type="float" office:value="16.4142227488948">
            <text:p>16.4142227489</text:p>
          </table:table-cell>
          <table:table-cell/>
        </table:table-row>
        <table:table-row table:style-name="ro2">
          <table:table-cell table:formula="of:=[.A368]+1" office:value-type="float" office:value="360">
            <text:p>360</text:p>
          </table:table-cell>
          <table:table-cell table:formula="of:=[.$B$1]*[.A369]/1024" office:value-type="float" office:value="1.7578125">
            <text:p>1.7578125</text:p>
          </table:table-cell>
          <table:table-cell table:formula="of:=([.B369]+[.$D$4])/[.$D$5]" office:value-type="float" office:value="1.98913502638726">
            <text:p>1.9891350264</text:p>
          </table:table-cell>
          <table:table-cell table:formula="of:=[.C369]*[.$B$2]/([.$B$1]-[.C369])" office:value-type="float" office:value="16.461474654913">
            <text:p>16.4614746549</text:p>
          </table:table-cell>
          <table:table-cell/>
        </table:table-row>
        <table:table-row table:style-name="ro2">
          <table:table-cell table:formula="of:=[.A369]+1" office:value-type="float" office:value="361">
            <text:p>361</text:p>
          </table:table-cell>
          <table:table-cell table:formula="of:=[.$B$1]*[.A370]/1024" office:value-type="float" office:value="1.7626953125">
            <text:p>1.7626953125</text:p>
          </table:table-cell>
          <table:table-cell table:formula="of:=([.B370]+[.$D$4])/[.$D$5]" office:value-type="float" office:value="1.99257719672011">
            <text:p>1.9925771967</text:p>
          </table:table-cell>
          <table:table-cell table:formula="of:=[.C370]*[.$B$2]/([.$B$1]-[.C370])" office:value-type="float" office:value="16.5088347260411">
            <text:p>16.508834726</text:p>
          </table:table-cell>
          <table:table-cell/>
        </table:table-row>
        <table:table-row table:style-name="ro2">
          <table:table-cell table:formula="of:=[.A370]+1" office:value-type="float" office:value="362">
            <text:p>362</text:p>
          </table:table-cell>
          <table:table-cell table:formula="of:=[.$B$1]*[.A371]/1024" office:value-type="float" office:value="1.767578125">
            <text:p>1.767578125</text:p>
          </table:table-cell>
          <table:table-cell table:formula="of:=([.B371]+[.$D$4])/[.$D$5]" office:value-type="float" office:value="1.99601936705296">
            <text:p>1.9960193671</text:p>
          </table:table-cell>
          <table:table-cell table:formula="of:=[.C371]*[.$B$2]/([.$B$1]-[.C371])" office:value-type="float" office:value="16.5563033341086">
            <text:p>16.5563033341</text:p>
          </table:table-cell>
          <table:table-cell/>
        </table:table-row>
        <table:table-row table:style-name="ro2">
          <table:table-cell table:formula="of:=[.A371]+1" office:value-type="float" office:value="363">
            <text:p>363</text:p>
          </table:table-cell>
          <table:table-cell table:formula="of:=[.$B$1]*[.A372]/1024" office:value-type="float" office:value="1.7724609375">
            <text:p>1.7724609375</text:p>
          </table:table-cell>
          <table:table-cell table:formula="of:=([.B372]+[.$D$4])/[.$D$5]" office:value-type="float" office:value="1.99946153738581">
            <text:p>1.9994615374</text:p>
          </table:table-cell>
          <table:table-cell table:formula="of:=[.C372]*[.$B$2]/([.$B$1]-[.C372])" office:value-type="float" office:value="16.6038808526509">
            <text:p>16.6038808527</text:p>
          </table:table-cell>
          <table:table-cell/>
        </table:table-row>
        <table:table-row table:style-name="ro2">
          <table:table-cell table:formula="of:=[.A372]+1" office:value-type="float" office:value="364">
            <text:p>364</text:p>
          </table:table-cell>
          <table:table-cell table:formula="of:=[.$B$1]*[.A373]/1024" office:value-type="float" office:value="1.77734375">
            <text:p>1.77734375</text:p>
          </table:table-cell>
          <table:table-cell table:formula="of:=([.B373]+[.$D$4])/[.$D$5]" office:value-type="float" office:value="2.00290370771866">
            <text:p>2.0029037077</text:p>
          </table:table-cell>
          <table:table-cell table:formula="of:=[.C373]*[.$B$2]/([.$B$1]-[.C373])" office:value-type="float" office:value="16.6515676569197">
            <text:p>16.6515676569</text:p>
          </table:table-cell>
          <table:table-cell/>
        </table:table-row>
        <table:table-row table:style-name="ro2">
          <table:table-cell table:formula="of:=[.A373]+1" office:value-type="float" office:value="365">
            <text:p>365</text:p>
          </table:table-cell>
          <table:table-cell table:formula="of:=[.$B$1]*[.A374]/1024" office:value-type="float" office:value="1.7822265625">
            <text:p>1.7822265625</text:p>
          </table:table-cell>
          <table:table-cell table:formula="of:=([.B374]+[.$D$4])/[.$D$5]" office:value-type="float" office:value="2.00634587805151">
            <text:p>2.0063458781</text:p>
          </table:table-cell>
          <table:table-cell table:formula="of:=[.C374]*[.$B$2]/([.$B$1]-[.C374])" office:value-type="float" office:value="16.6993641238925">
            <text:p>16.6993641239</text:p>
          </table:table-cell>
          <table:table-cell/>
        </table:table-row>
        <table:table-row table:style-name="ro2">
          <table:table-cell table:formula="of:=[.A374]+1" office:value-type="float" office:value="366">
            <text:p>366</text:p>
          </table:table-cell>
          <table:table-cell table:formula="of:=[.$B$1]*[.A375]/1024" office:value-type="float" office:value="1.787109375">
            <text:p>1.787109375</text:p>
          </table:table-cell>
          <table:table-cell table:formula="of:=([.B375]+[.$D$4])/[.$D$5]" office:value-type="float" office:value="2.00978804838436">
            <text:p>2.0097880484</text:p>
          </table:table-cell>
          <table:table-cell table:formula="of:=[.C375]*[.$B$2]/([.$B$1]-[.C375])" office:value-type="float" office:value="16.7472706322826">
            <text:p>16.7472706323</text:p>
          </table:table-cell>
          <table:table-cell/>
        </table:table-row>
        <table:table-row table:style-name="ro2">
          <table:table-cell table:formula="of:=[.A375]+1" office:value-type="float" office:value="367">
            <text:p>367</text:p>
          </table:table-cell>
          <table:table-cell table:formula="of:=[.$B$1]*[.A376]/1024" office:value-type="float" office:value="1.7919921875">
            <text:p>1.7919921875</text:p>
          </table:table-cell>
          <table:table-cell table:formula="of:=([.B376]+[.$D$4])/[.$D$5]" office:value-type="float" office:value="2.01323021871721">
            <text:p>2.0132302187</text:p>
          </table:table-cell>
          <table:table-cell table:formula="of:=[.C376]*[.$B$2]/([.$B$1]-[.C376])" office:value-type="float" office:value="16.7952875625492">
            <text:p>16.7952875625</text:p>
          </table:table-cell>
          <table:table-cell/>
        </table:table-row>
        <table:table-row table:style-name="ro2">
          <table:table-cell table:formula="of:=[.A376]+1" office:value-type="float" office:value="368">
            <text:p>368</text:p>
          </table:table-cell>
          <table:table-cell table:formula="of:=[.$B$1]*[.A377]/1024" office:value-type="float" office:value="1.796875">
            <text:p>1.796875</text:p>
          </table:table-cell>
          <table:table-cell table:formula="of:=([.B377]+[.$D$4])/[.$D$5]" office:value-type="float" office:value="2.01667238905006">
            <text:p>2.0166723891</text:p>
          </table:table-cell>
          <table:table-cell table:formula="of:=[.C377]*[.$B$2]/([.$B$1]-[.C377])" office:value-type="float" office:value="16.8434152969074">
            <text:p>16.8434152969</text:p>
          </table:table-cell>
          <table:table-cell/>
        </table:table-row>
        <table:table-row table:style-name="ro2">
          <table:table-cell table:formula="of:=[.A377]+1" office:value-type="float" office:value="369">
            <text:p>369</text:p>
          </table:table-cell>
          <table:table-cell table:formula="of:=[.$B$1]*[.A378]/1024" office:value-type="float" office:value="1.8017578125">
            <text:p>1.8017578125</text:p>
          </table:table-cell>
          <table:table-cell table:formula="of:=([.B378]+[.$D$4])/[.$D$5]" office:value-type="float" office:value="2.02011455938291">
            <text:p>2.0201145594</text:p>
          </table:table-cell>
          <table:table-cell table:formula="of:=[.C378]*[.$B$2]/([.$B$1]-[.C378])" office:value-type="float" office:value="16.8916542193381">
            <text:p>16.8916542193</text:p>
          </table:table-cell>
          <table:table-cell/>
        </table:table-row>
        <table:table-row table:style-name="ro2">
          <table:table-cell table:formula="of:=[.A378]+1" office:value-type="float" office:value="370">
            <text:p>370</text:p>
          </table:table-cell>
          <table:table-cell table:formula="of:=[.$B$1]*[.A379]/1024" office:value-type="float" office:value="1.806640625">
            <text:p>1.806640625</text:p>
          </table:table-cell>
          <table:table-cell table:formula="of:=([.B379]+[.$D$4])/[.$D$5]" office:value-type="float" office:value="2.02355672971576">
            <text:p>2.0235567297</text:p>
          </table:table-cell>
          <table:table-cell table:formula="of:=[.C379]*[.$B$2]/([.$B$1]-[.C379])" office:value-type="float" office:value="16.9400047155989">
            <text:p>16.9400047156</text:p>
          </table:table-cell>
          <table:table-cell/>
        </table:table-row>
        <table:table-row table:style-name="ro2">
          <table:table-cell table:formula="of:=[.A379]+1" office:value-type="float" office:value="371">
            <text:p>371</text:p>
          </table:table-cell>
          <table:table-cell table:formula="of:=[.$B$1]*[.A380]/1024" office:value-type="float" office:value="1.8115234375">
            <text:p>1.8115234375</text:p>
          </table:table-cell>
          <table:table-cell table:formula="of:=([.B380]+[.$D$4])/[.$D$5]" office:value-type="float" office:value="2.02699890004861">
            <text:p>2.0269989</text:p>
          </table:table-cell>
          <table:table-cell table:formula="of:=[.C380]*[.$B$2]/([.$B$1]-[.C380])" office:value-type="float" office:value="16.9884671732335">
            <text:p>16.9884671732</text:p>
          </table:table-cell>
          <table:table-cell/>
        </table:table-row>
        <table:table-row table:style-name="ro2">
          <table:table-cell table:formula="of:=[.A380]+1" office:value-type="float" office:value="372">
            <text:p>372</text:p>
          </table:table-cell>
          <table:table-cell table:formula="of:=[.$B$1]*[.A381]/1024" office:value-type="float" office:value="1.81640625">
            <text:p>1.81640625</text:p>
          </table:table-cell>
          <table:table-cell table:formula="of:=([.B381]+[.$D$4])/[.$D$5]" office:value-type="float" office:value="2.03044107038146">
            <text:p>2.0304410704</text:p>
          </table:table-cell>
          <table:table-cell table:formula="of:=[.C381]*[.$B$2]/([.$B$1]-[.C381])" office:value-type="float" office:value="17.0370419815827">
            <text:p>17.0370419816</text:p>
          </table:table-cell>
          <table:table-cell/>
        </table:table-row>
        <table:table-row table:style-name="ro2">
          <table:table-cell table:formula="of:=[.A381]+1" office:value-type="float" office:value="373">
            <text:p>373</text:p>
          </table:table-cell>
          <table:table-cell table:formula="of:=[.$B$1]*[.A382]/1024" office:value-type="float" office:value="1.8212890625">
            <text:p>1.8212890625</text:p>
          </table:table-cell>
          <table:table-cell table:formula="of:=([.B382]+[.$D$4])/[.$D$5]" office:value-type="float" office:value="2.03388324071431">
            <text:p>2.0338832407</text:p>
          </table:table-cell>
          <table:table-cell table:formula="of:=[.C382]*[.$B$2]/([.$B$1]-[.C382])" office:value-type="float" office:value="17.0857295317946">
            <text:p>17.0857295318</text:p>
          </table:table-cell>
          <table:table-cell/>
        </table:table-row>
        <table:table-row table:style-name="ro2">
          <table:table-cell table:formula="of:=[.A382]+1" office:value-type="float" office:value="374">
            <text:p>374</text:p>
          </table:table-cell>
          <table:table-cell table:formula="of:=[.$B$1]*[.A383]/1024" office:value-type="float" office:value="1.826171875">
            <text:p>1.826171875</text:p>
          </table:table-cell>
          <table:table-cell table:formula="of:=([.B383]+[.$D$4])/[.$D$5]" office:value-type="float" office:value="2.03732541104716">
            <text:p>2.037325411</text:p>
          </table:table-cell>
          <table:table-cell table:formula="of:=[.C383]*[.$B$2]/([.$B$1]-[.C383])" office:value-type="float" office:value="17.1345302168351">
            <text:p>17.1345302168</text:p>
          </table:table-cell>
          <table:table-cell/>
        </table:table-row>
        <table:table-row table:style-name="ro2">
          <table:table-cell table:formula="of:=[.A383]+1" office:value-type="float" office:value="375">
            <text:p>375</text:p>
          </table:table-cell>
          <table:table-cell table:formula="of:=[.$B$1]*[.A384]/1024" office:value-type="float" office:value="1.8310546875">
            <text:p>1.8310546875</text:p>
          </table:table-cell>
          <table:table-cell table:formula="of:=([.B384]+[.$D$4])/[.$D$5]" office:value-type="float" office:value="2.04076758138001">
            <text:p>2.0407675814</text:p>
          </table:table-cell>
          <table:table-cell table:formula="of:=[.C384]*[.$B$2]/([.$B$1]-[.C384])" office:value-type="float" office:value="17.1834444314985">
            <text:p>17.1834444315</text:p>
          </table:table-cell>
          <table:table-cell/>
        </table:table-row>
        <table:table-row table:style-name="ro2">
          <table:table-cell table:formula="of:=[.A384]+1" office:value-type="float" office:value="376">
            <text:p>376</text:p>
          </table:table-cell>
          <table:table-cell table:formula="of:=[.$B$1]*[.A385]/1024" office:value-type="float" office:value="1.8359375">
            <text:p>1.8359375</text:p>
          </table:table-cell>
          <table:table-cell table:formula="of:=([.B385]+[.$D$4])/[.$D$5]" office:value-type="float" office:value="2.04420975171286">
            <text:p>2.0442097517</text:p>
          </table:table-cell>
          <table:table-cell table:formula="of:=[.C385]*[.$B$2]/([.$B$1]-[.C385])" office:value-type="float" office:value="17.2324725724182">
            <text:p>17.2324725724</text:p>
          </table:table-cell>
          <table:table-cell/>
        </table:table-row>
        <table:table-row table:style-name="ro2">
          <table:table-cell table:formula="of:=[.A385]+1" office:value-type="float" office:value="377">
            <text:p>377</text:p>
          </table:table-cell>
          <table:table-cell table:formula="of:=[.$B$1]*[.A386]/1024" office:value-type="float" office:value="1.8408203125">
            <text:p>1.8408203125</text:p>
          </table:table-cell>
          <table:table-cell table:formula="of:=([.B386]+[.$D$4])/[.$D$5]" office:value-type="float" office:value="2.04765192204571">
            <text:p>2.047651922</text:p>
          </table:table-cell>
          <table:table-cell table:formula="of:=[.C386]*[.$B$2]/([.$B$1]-[.C386])" office:value-type="float" office:value="17.2816150380771">
            <text:p>17.2816150381</text:p>
          </table:table-cell>
          <table:table-cell/>
        </table:table-row>
        <table:table-row table:style-name="ro2">
          <table:table-cell table:formula="of:=[.A386]+1" office:value-type="float" office:value="378">
            <text:p>378</text:p>
          </table:table-cell>
          <table:table-cell table:formula="of:=[.$B$1]*[.A387]/1024" office:value-type="float" office:value="1.845703125">
            <text:p>1.845703125</text:p>
          </table:table-cell>
          <table:table-cell table:formula="of:=([.B387]+[.$D$4])/[.$D$5]" office:value-type="float" office:value="2.05109409237856">
            <text:p>2.0510940924</text:p>
          </table:table-cell>
          <table:table-cell table:formula="of:=[.C387]*[.$B$2]/([.$B$1]-[.C387])" office:value-type="float" office:value="17.3308722288189">
            <text:p>17.3308722288</text:p>
          </table:table-cell>
          <table:table-cell/>
        </table:table-row>
        <table:table-row table:style-name="ro2">
          <table:table-cell table:formula="of:=[.A387]+1" office:value-type="float" office:value="379">
            <text:p>379</text:p>
          </table:table-cell>
          <table:table-cell table:formula="of:=[.$B$1]*[.A388]/1024" office:value-type="float" office:value="1.8505859375">
            <text:p>1.8505859375</text:p>
          </table:table-cell>
          <table:table-cell table:formula="of:=([.B388]+[.$D$4])/[.$D$5]" office:value-type="float" office:value="2.05453626271141">
            <text:p>2.0545362627</text:p>
          </table:table-cell>
          <table:table-cell table:formula="of:=[.C388]*[.$B$2]/([.$B$1]-[.C388])" office:value-type="float" office:value="17.3802445468587">
            <text:p>17.3802445469</text:p>
          </table:table-cell>
          <table:table-cell/>
        </table:table-row>
        <table:table-row table:style-name="ro2">
          <table:table-cell table:formula="of:=[.A388]+1" office:value-type="float" office:value="380">
            <text:p>380</text:p>
          </table:table-cell>
          <table:table-cell table:formula="of:=[.$B$1]*[.A389]/1024" office:value-type="float" office:value="1.85546875">
            <text:p>1.85546875</text:p>
          </table:table-cell>
          <table:table-cell table:formula="of:=([.B389]+[.$D$4])/[.$D$5]" office:value-type="float" office:value="2.05797843304426">
            <text:p>2.057978433</text:p>
          </table:table-cell>
          <table:table-cell table:formula="of:=[.C389]*[.$B$2]/([.$B$1]-[.C389])" office:value-type="float" office:value="17.4297323962939">
            <text:p>17.4297323963</text:p>
          </table:table-cell>
          <table:table-cell/>
        </table:table-row>
        <table:table-row table:style-name="ro2">
          <table:table-cell table:formula="of:=[.A389]+1" office:value-type="float" office:value="381">
            <text:p>381</text:p>
          </table:table-cell>
          <table:table-cell table:formula="of:=[.$B$1]*[.A390]/1024" office:value-type="float" office:value="1.8603515625">
            <text:p>1.8603515625</text:p>
          </table:table-cell>
          <table:table-cell table:formula="of:=([.B390]+[.$D$4])/[.$D$5]" office:value-type="float" office:value="2.06142060337711">
            <text:p>2.0614206034</text:p>
          </table:table-cell>
          <table:table-cell table:formula="of:=[.C390]*[.$B$2]/([.$B$1]-[.C390])" office:value-type="float" office:value="17.4793361831152">
            <text:p>17.4793361831</text:p>
          </table:table-cell>
          <table:table-cell/>
        </table:table-row>
        <table:table-row table:style-name="ro2">
          <table:table-cell table:formula="of:=[.A390]+1" office:value-type="float" office:value="382">
            <text:p>382</text:p>
          </table:table-cell>
          <table:table-cell table:formula="of:=[.$B$1]*[.A391]/1024" office:value-type="float" office:value="1.865234375">
            <text:p>1.865234375</text:p>
          </table:table-cell>
          <table:table-cell table:formula="of:=([.B391]+[.$D$4])/[.$D$5]" office:value-type="float" office:value="2.06486277370996">
            <text:p>2.0648627737</text:p>
          </table:table-cell>
          <table:table-cell table:formula="of:=[.C391]*[.$B$2]/([.$B$1]-[.C391])" office:value-type="float" office:value="17.529056315218">
            <text:p>17.5290563152</text:p>
          </table:table-cell>
          <table:table-cell/>
        </table:table-row>
        <table:table-row table:style-name="ro2">
          <table:table-cell table:formula="of:=[.A391]+1" office:value-type="float" office:value="383">
            <text:p>383</text:p>
          </table:table-cell>
          <table:table-cell table:formula="of:=[.$B$1]*[.A392]/1024" office:value-type="float" office:value="1.8701171875">
            <text:p>1.8701171875</text:p>
          </table:table-cell>
          <table:table-cell table:formula="of:=([.B392]+[.$D$4])/[.$D$5]" office:value-type="float" office:value="2.06830494404281">
            <text:p>2.068304944</text:p>
          </table:table-cell>
          <table:table-cell table:formula="of:=[.C392]*[.$B$2]/([.$B$1]-[.C392])" office:value-type="float" office:value="17.5788932024133">
            <text:p>17.5788932024</text:p>
          </table:table-cell>
          <table:table-cell/>
        </table:table-row>
        <table:table-row table:style-name="ro2">
          <table:table-cell table:formula="of:=[.A392]+1" office:value-type="float" office:value="384">
            <text:p>384</text:p>
          </table:table-cell>
          <table:table-cell table:formula="of:=[.$B$1]*[.A393]/1024" office:value-type="float" office:value="1.875">
            <text:p>1.875</text:p>
          </table:table-cell>
          <table:table-cell table:formula="of:=([.B393]+[.$D$4])/[.$D$5]" office:value-type="float" office:value="2.07174711437566">
            <text:p>2.0717471144</text:p>
          </table:table-cell>
          <table:table-cell table:formula="of:=[.C393]*[.$B$2]/([.$B$1]-[.C393])" office:value-type="float" office:value="17.628847256439">
            <text:p>17.6288472564</text:p>
          </table:table-cell>
          <table:table-cell/>
        </table:table-row>
        <table:table-row table:style-name="ro2">
          <table:table-cell table:formula="of:=[.A393]+1" office:value-type="float" office:value="385">
            <text:p>385</text:p>
          </table:table-cell>
          <table:table-cell table:formula="of:=[.$B$1]*[.A394]/1024" office:value-type="float" office:value="1.8798828125">
            <text:p>1.8798828125</text:p>
          </table:table-cell>
          <table:table-cell table:formula="of:=([.B394]+[.$D$4])/[.$D$5]" office:value-type="float" office:value="2.07518928470851">
            <text:p>2.0751892847</text:p>
          </table:table-cell>
          <table:table-cell table:formula="of:=[.C394]*[.$B$2]/([.$B$1]-[.C394])" office:value-type="float" office:value="17.6789188909712">
            <text:p>17.678918891</text:p>
          </table:table-cell>
          <table:table-cell/>
        </table:table-row>
        <table:table-row table:style-name="ro2">
          <table:table-cell table:formula="of:=[.A394]+1" office:value-type="float" office:value="386">
            <text:p>386</text:p>
          </table:table-cell>
          <table:table-cell table:formula="of:=[.$B$1]*[.A395]/1024" office:value-type="float" office:value="1.884765625">
            <text:p>1.884765625</text:p>
          </table:table-cell>
          <table:table-cell table:formula="of:=([.B395]+[.$D$4])/[.$D$5]" office:value-type="float" office:value="2.07863145504136">
            <text:p>2.078631455</text:p>
          </table:table-cell>
          <table:table-cell table:formula="of:=[.C395]*[.$B$2]/([.$B$1]-[.C395])" office:value-type="float" office:value="17.7291085216359">
            <text:p>17.7291085216</text:p>
          </table:table-cell>
          <table:table-cell/>
        </table:table-row>
        <table:table-row table:style-name="ro2">
          <table:table-cell table:formula="of:=[.A395]+1" office:value-type="float" office:value="387">
            <text:p>387</text:p>
          </table:table-cell>
          <table:table-cell table:formula="of:=[.$B$1]*[.A396]/1024" office:value-type="float" office:value="1.8896484375">
            <text:p>1.8896484375</text:p>
          </table:table-cell>
          <table:table-cell table:formula="of:=([.B396]+[.$D$4])/[.$D$5]" office:value-type="float" office:value="2.08207362537421">
            <text:p>2.0820736254</text:p>
          </table:table-cell>
          <table:table-cell table:formula="of:=[.C396]*[.$B$2]/([.$B$1]-[.C396])" office:value-type="float" office:value="17.7794165660202">
            <text:p>17.779416566</text:p>
          </table:table-cell>
          <table:table-cell/>
        </table:table-row>
        <table:table-row table:style-name="ro2">
          <table:table-cell table:formula="of:=[.A396]+1" office:value-type="float" office:value="388">
            <text:p>388</text:p>
          </table:table-cell>
          <table:table-cell table:formula="of:=[.$B$1]*[.A397]/1024" office:value-type="float" office:value="1.89453125">
            <text:p>1.89453125</text:p>
          </table:table-cell>
          <table:table-cell table:formula="of:=([.B397]+[.$D$4])/[.$D$5]" office:value-type="float" office:value="2.08551579570706">
            <text:p>2.0855157957</text:p>
          </table:table-cell>
          <table:table-cell table:formula="of:=[.C397]*[.$B$2]/([.$B$1]-[.C397])" office:value-type="float" office:value="17.8298434436838">
            <text:p>17.8298434437</text:p>
          </table:table-cell>
          <table:table-cell/>
        </table:table-row>
        <table:table-row table:style-name="ro2">
          <table:table-cell table:formula="of:=[.A397]+1" office:value-type="float" office:value="389">
            <text:p>389</text:p>
          </table:table-cell>
          <table:table-cell table:formula="of:=[.$B$1]*[.A398]/1024" office:value-type="float" office:value="1.8994140625">
            <text:p>1.8994140625</text:p>
          </table:table-cell>
          <table:table-cell table:formula="of:=([.B398]+[.$D$4])/[.$D$5]" office:value-type="float" office:value="2.08895796603991">
            <text:p>2.088957966</text:p>
          </table:table-cell>
          <table:table-cell table:formula="of:=[.C398]*[.$B$2]/([.$B$1]-[.C398])" office:value-type="float" office:value="17.8803895761712">
            <text:p>17.8803895762</text:p>
          </table:table-cell>
          <table:table-cell/>
        </table:table-row>
        <table:table-row table:style-name="ro2">
          <table:table-cell table:formula="of:=[.A398]+1" office:value-type="float" office:value="390">
            <text:p>390</text:p>
          </table:table-cell>
          <table:table-cell table:formula="of:=[.$B$1]*[.A399]/1024" office:value-type="float" office:value="1.904296875">
            <text:p>1.904296875</text:p>
          </table:table-cell>
          <table:table-cell table:formula="of:=([.B399]+[.$D$4])/[.$D$5]" office:value-type="float" office:value="2.09240013637275">
            <text:p>2.0924001364</text:p>
          </table:table-cell>
          <table:table-cell table:formula="of:=[.C399]*[.$B$2]/([.$B$1]-[.C399])" office:value-type="float" office:value="17.9310553870228">
            <text:p>17.931055387</text:p>
          </table:table-cell>
          <table:table-cell/>
        </table:table-row>
        <table:table-row table:style-name="ro2">
          <table:table-cell table:formula="of:=[.A399]+1" office:value-type="float" office:value="391">
            <text:p>391</text:p>
          </table:table-cell>
          <table:table-cell table:formula="of:=[.$B$1]*[.A400]/1024" office:value-type="float" office:value="1.9091796875">
            <text:p>1.9091796875</text:p>
          </table:table-cell>
          <table:table-cell table:formula="of:=([.B400]+[.$D$4])/[.$D$5]" office:value-type="float" office:value="2.0958423067056">
            <text:p>2.0958423067</text:p>
          </table:table-cell>
          <table:table-cell table:formula="of:=[.C400]*[.$B$2]/([.$B$1]-[.C400])" office:value-type="float" office:value="17.981841301787">
            <text:p>17.9818413018</text:p>
          </table:table-cell>
          <table:table-cell/>
        </table:table-row>
        <table:table-row table:style-name="ro2">
          <table:table-cell table:formula="of:=[.A400]+1" office:value-type="float" office:value="392">
            <text:p>392</text:p>
          </table:table-cell>
          <table:table-cell table:formula="of:=[.$B$1]*[.A401]/1024" office:value-type="float" office:value="1.9140625">
            <text:p>1.9140625</text:p>
          </table:table-cell>
          <table:table-cell table:formula="of:=([.B401]+[.$D$4])/[.$D$5]" office:value-type="float" office:value="2.09928447703845">
            <text:p>2.099284477</text:p>
          </table:table-cell>
          <table:table-cell table:formula="of:=[.C401]*[.$B$2]/([.$B$1]-[.C401])" office:value-type="float" office:value="18.0327477480323">
            <text:p>18.032747748</text:p>
          </table:table-cell>
          <table:table-cell/>
        </table:table-row>
        <table:table-row table:style-name="ro2">
          <table:table-cell table:formula="of:=[.A401]+1" office:value-type="float" office:value="393">
            <text:p>393</text:p>
          </table:table-cell>
          <table:table-cell table:formula="of:=[.$B$1]*[.A402]/1024" office:value-type="float" office:value="1.9189453125">
            <text:p>1.9189453125</text:p>
          </table:table-cell>
          <table:table-cell table:formula="of:=([.B402]+[.$D$4])/[.$D$5]" office:value-type="float" office:value="2.1027266473713">
            <text:p>2.1027266474</text:p>
          </table:table-cell>
          <table:table-cell table:formula="of:=[.C402]*[.$B$2]/([.$B$1]-[.C402])" office:value-type="float" office:value="18.0837751553591">
            <text:p>18.0837751554</text:p>
          </table:table-cell>
          <table:table-cell/>
        </table:table-row>
        <table:table-row table:style-name="ro2">
          <table:table-cell table:formula="of:=[.A402]+1" office:value-type="float" office:value="394">
            <text:p>394</text:p>
          </table:table-cell>
          <table:table-cell table:formula="of:=[.$B$1]*[.A403]/1024" office:value-type="float" office:value="1.923828125">
            <text:p>1.923828125</text:p>
          </table:table-cell>
          <table:table-cell table:formula="of:=([.B403]+[.$D$4])/[.$D$5]" office:value-type="float" office:value="2.10616881770415">
            <text:p>2.1061688177</text:p>
          </table:table-cell>
          <table:table-cell table:formula="of:=[.C403]*[.$B$2]/([.$B$1]-[.C403])" office:value-type="float" office:value="18.1349239554117">
            <text:p>18.1349239554</text:p>
          </table:table-cell>
          <table:table-cell/>
        </table:table-row>
        <table:table-row table:style-name="ro2">
          <table:table-cell table:formula="of:=[.A403]+1" office:value-type="float" office:value="395">
            <text:p>395</text:p>
          </table:table-cell>
          <table:table-cell table:formula="of:=[.$B$1]*[.A404]/1024" office:value-type="float" office:value="1.9287109375">
            <text:p>1.9287109375</text:p>
          </table:table-cell>
          <table:table-cell table:formula="of:=([.B404]+[.$D$4])/[.$D$5]" office:value-type="float" office:value="2.109610988037">
            <text:p>2.109610988</text:p>
          </table:table-cell>
          <table:table-cell table:formula="of:=[.C404]*[.$B$2]/([.$B$1]-[.C404])" office:value-type="float" office:value="18.1861945818908">
            <text:p>18.1861945819</text:p>
          </table:table-cell>
          <table:table-cell/>
        </table:table-row>
        <table:table-row table:style-name="ro2">
          <table:table-cell table:formula="of:=[.A404]+1" office:value-type="float" office:value="396">
            <text:p>396</text:p>
          </table:table-cell>
          <table:table-cell table:formula="of:=[.$B$1]*[.A405]/1024" office:value-type="float" office:value="1.93359375">
            <text:p>1.93359375</text:p>
          </table:table-cell>
          <table:table-cell table:formula="of:=([.B405]+[.$D$4])/[.$D$5]" office:value-type="float" office:value="2.11305315836985">
            <text:p>2.1130531584</text:p>
          </table:table-cell>
          <table:table-cell table:formula="of:=[.C405]*[.$B$2]/([.$B$1]-[.C405])" office:value-type="float" office:value="18.2375874705652">
            <text:p>18.2375874706</text:p>
          </table:table-cell>
          <table:table-cell/>
        </table:table-row>
        <table:table-row table:style-name="ro2">
          <table:table-cell table:formula="of:=[.A405]+1" office:value-type="float" office:value="397">
            <text:p>397</text:p>
          </table:table-cell>
          <table:table-cell table:formula="of:=[.$B$1]*[.A406]/1024" office:value-type="float" office:value="1.9384765625">
            <text:p>1.9384765625</text:p>
          </table:table-cell>
          <table:table-cell table:formula="of:=([.B406]+[.$D$4])/[.$D$5]" office:value-type="float" office:value="2.1164953287027">
            <text:p>2.1164953287</text:p>
          </table:table-cell>
          <table:table-cell table:formula="of:=[.C406]*[.$B$2]/([.$B$1]-[.C406])" office:value-type="float" office:value="18.2891030592848">
            <text:p>18.2891030593</text:p>
          </table:table-cell>
          <table:table-cell/>
        </table:table-row>
        <table:table-row table:style-name="ro2">
          <table:table-cell table:formula="of:=[.A406]+1" office:value-type="float" office:value="398">
            <text:p>398</text:p>
          </table:table-cell>
          <table:table-cell table:formula="of:=[.$B$1]*[.A407]/1024" office:value-type="float" office:value="1.943359375">
            <text:p>1.943359375</text:p>
          </table:table-cell>
          <table:table-cell table:formula="of:=([.B407]+[.$D$4])/[.$D$5]" office:value-type="float" office:value="2.11993749903555">
            <text:p>2.119937499</text:p>
          </table:table-cell>
          <table:table-cell table:formula="of:=[.C407]*[.$B$2]/([.$B$1]-[.C407])" office:value-type="float" office:value="18.3407417879925">
            <text:p>18.340741788</text:p>
          </table:table-cell>
          <table:table-cell/>
        </table:table-row>
        <table:table-row table:style-name="ro2">
          <table:table-cell table:formula="of:=[.A407]+1" office:value-type="float" office:value="399">
            <text:p>399</text:p>
          </table:table-cell>
          <table:table-cell table:formula="of:=[.$B$1]*[.A408]/1024" office:value-type="float" office:value="1.9482421875">
            <text:p>1.9482421875</text:p>
          </table:table-cell>
          <table:table-cell table:formula="of:=([.B408]+[.$D$4])/[.$D$5]" office:value-type="float" office:value="2.1233796693684">
            <text:p>2.1233796694</text:p>
          </table:table-cell>
          <table:table-cell table:formula="of:=[.C408]*[.$B$2]/([.$B$1]-[.C408])" office:value-type="float" office:value="18.3925040987372">
            <text:p>18.3925040987</text:p>
          </table:table-cell>
          <table:table-cell/>
        </table:table-row>
        <table:table-row table:style-name="ro2">
          <table:table-cell table:formula="of:=[.A408]+1" office:value-type="float" office:value="400">
            <text:p>400</text:p>
          </table:table-cell>
          <table:table-cell table:formula="of:=[.$B$1]*[.A409]/1024" office:value-type="float" office:value="1.953125">
            <text:p>1.953125</text:p>
          </table:table-cell>
          <table:table-cell table:formula="of:=([.B409]+[.$D$4])/[.$D$5]" office:value-type="float" office:value="2.12682183970125">
            <text:p>2.1268218397</text:p>
          </table:table-cell>
          <table:table-cell table:formula="of:=[.C409]*[.$B$2]/([.$B$1]-[.C409])" office:value-type="float" office:value="18.444390435686">
            <text:p>18.4443904357</text:p>
          </table:table-cell>
          <table:table-cell/>
        </table:table-row>
        <table:table-row table:style-name="ro2">
          <table:table-cell table:formula="of:=[.A409]+1" office:value-type="float" office:value="401">
            <text:p>401</text:p>
          </table:table-cell>
          <table:table-cell table:formula="of:=[.$B$1]*[.A410]/1024" office:value-type="float" office:value="1.9580078125">
            <text:p>1.9580078125</text:p>
          </table:table-cell>
          <table:table-cell table:formula="of:=([.B410]+[.$D$4])/[.$D$5]" office:value-type="float" office:value="2.1302640100341">
            <text:p>2.13026401</text:p>
          </table:table-cell>
          <table:table-cell table:formula="of:=[.C410]*[.$B$2]/([.$B$1]-[.C410])" office:value-type="float" office:value="18.496401245137">
            <text:p>18.4964012451</text:p>
          </table:table-cell>
          <table:table-cell/>
        </table:table-row>
        <table:table-row table:style-name="ro2">
          <table:table-cell table:formula="of:=[.A410]+1" office:value-type="float" office:value="402">
            <text:p>402</text:p>
          </table:table-cell>
          <table:table-cell table:formula="of:=[.$B$1]*[.A411]/1024" office:value-type="float" office:value="1.962890625">
            <text:p>1.962890625</text:p>
          </table:table-cell>
          <table:table-cell table:formula="of:=([.B411]+[.$D$4])/[.$D$5]" office:value-type="float" office:value="2.13370618036695">
            <text:p>2.1337061804</text:p>
          </table:table-cell>
          <table:table-cell table:formula="of:=[.C411]*[.$B$2]/([.$B$1]-[.C411])" office:value-type="float" office:value="18.5485369755323">
            <text:p>18.5485369755</text:p>
          </table:table-cell>
          <table:table-cell/>
        </table:table-row>
        <table:table-row table:style-name="ro2">
          <table:table-cell table:formula="of:=[.A411]+1" office:value-type="float" office:value="403">
            <text:p>403</text:p>
          </table:table-cell>
          <table:table-cell table:formula="of:=[.$B$1]*[.A412]/1024" office:value-type="float" office:value="1.9677734375">
            <text:p>1.9677734375</text:p>
          </table:table-cell>
          <table:table-cell table:formula="of:=([.B412]+[.$D$4])/[.$D$5]" office:value-type="float" office:value="2.1371483506998">
            <text:p>2.1371483507</text:p>
          </table:table-cell>
          <table:table-cell table:formula="of:=[.C412]*[.$B$2]/([.$B$1]-[.C412])" office:value-type="float" office:value="18.6007980774707">
            <text:p>18.6007980775</text:p>
          </table:table-cell>
          <table:table-cell/>
        </table:table-row>
        <table:table-row table:style-name="ro2">
          <table:table-cell table:formula="of:=[.A412]+1" office:value-type="float" office:value="404">
            <text:p>404</text:p>
          </table:table-cell>
          <table:table-cell table:formula="of:=[.$B$1]*[.A413]/1024" office:value-type="float" office:value="1.97265625">
            <text:p>1.97265625</text:p>
          </table:table-cell>
          <table:table-cell table:formula="of:=([.B413]+[.$D$4])/[.$D$5]" office:value-type="float" office:value="2.14059052103265">
            <text:p>2.140590521</text:p>
          </table:table-cell>
          <table:table-cell table:formula="of:=[.C413]*[.$B$2]/([.$B$1]-[.C413])" office:value-type="float" office:value="18.6531850037207">
            <text:p>18.6531850037</text:p>
          </table:table-cell>
          <table:table-cell/>
        </table:table-row>
        <table:table-row table:style-name="ro2">
          <table:table-cell table:formula="of:=[.A413]+1" office:value-type="float" office:value="405">
            <text:p>405</text:p>
          </table:table-cell>
          <table:table-cell table:formula="of:=[.$B$1]*[.A414]/1024" office:value-type="float" office:value="1.9775390625">
            <text:p>1.9775390625</text:p>
          </table:table-cell>
          <table:table-cell table:formula="of:=([.B414]+[.$D$4])/[.$D$5]" office:value-type="float" office:value="2.1440326913655">
            <text:p>2.1440326914</text:p>
          </table:table-cell>
          <table:table-cell table:formula="of:=[.C414]*[.$B$2]/([.$B$1]-[.C414])" office:value-type="float" office:value="18.7056982092337">
            <text:p>18.7056982092</text:p>
          </table:table-cell>
          <table:table-cell/>
        </table:table-row>
        <table:table-row table:style-name="ro2">
          <table:table-cell table:formula="of:=[.A414]+1" office:value-type="float" office:value="406">
            <text:p>406</text:p>
          </table:table-cell>
          <table:table-cell table:formula="of:=[.$B$1]*[.A415]/1024" office:value-type="float" office:value="1.982421875">
            <text:p>1.982421875</text:p>
          </table:table-cell>
          <table:table-cell table:formula="of:=([.B415]+[.$D$4])/[.$D$5]" office:value-type="float" office:value="2.14747486169835">
            <text:p>2.1474748617</text:p>
          </table:table-cell>
          <table:table-cell table:formula="of:=[.C415]*[.$B$2]/([.$B$1]-[.C415])" office:value-type="float" office:value="18.7583381511569">
            <text:p>18.7583381512</text:p>
          </table:table-cell>
          <table:table-cell/>
        </table:table-row>
        <table:table-row table:style-name="ro2">
          <table:table-cell table:formula="of:=[.A415]+1" office:value-type="float" office:value="407">
            <text:p>407</text:p>
          </table:table-cell>
          <table:table-cell table:formula="of:=[.$B$1]*[.A416]/1024" office:value-type="float" office:value="1.9873046875">
            <text:p>1.9873046875</text:p>
          </table:table-cell>
          <table:table-cell table:formula="of:=([.B416]+[.$D$4])/[.$D$5]" office:value-type="float" office:value="2.1509170320312">
            <text:p>2.150917032</text:p>
          </table:table-cell>
          <table:table-cell table:formula="of:=[.C416]*[.$B$2]/([.$B$1]-[.C416])" office:value-type="float" office:value="18.8111052888469">
            <text:p>18.8111052888</text:p>
          </table:table-cell>
          <table:table-cell/>
        </table:table-row>
        <table:table-row table:style-name="ro2">
          <table:table-cell table:formula="of:=[.A416]+1" office:value-type="float" office:value="408">
            <text:p>408</text:p>
          </table:table-cell>
          <table:table-cell table:formula="of:=[.$B$1]*[.A417]/1024" office:value-type="float" office:value="1.9921875">
            <text:p>1.9921875</text:p>
          </table:table-cell>
          <table:table-cell table:formula="of:=([.B417]+[.$D$4])/[.$D$5]" office:value-type="float" office:value="2.15435920236405">
            <text:p>2.1543592024</text:p>
          </table:table-cell>
          <table:table-cell table:formula="of:=[.C417]*[.$B$2]/([.$B$1]-[.C417])" office:value-type="float" office:value="18.8640000838829">
            <text:p>18.8640000839</text:p>
          </table:table-cell>
          <table:table-cell/>
        </table:table-row>
        <table:table-row table:style-name="ro2">
          <table:table-cell table:formula="of:=[.A417]+1" office:value-type="float" office:value="409">
            <text:p>409</text:p>
          </table:table-cell>
          <table:table-cell table:formula="of:=[.$B$1]*[.A418]/1024" office:value-type="float" office:value="1.9970703125">
            <text:p>1.9970703125</text:p>
          </table:table-cell>
          <table:table-cell table:formula="of:=([.B418]+[.$D$4])/[.$D$5]" office:value-type="float" office:value="2.1578013726969">
            <text:p>2.1578013727</text:p>
          </table:table-cell>
          <table:table-cell table:formula="of:=[.C418]*[.$B$2]/([.$B$1]-[.C418])" office:value-type="float" office:value="18.9170230000801">
            <text:p>18.9170230001</text:p>
          </table:table-cell>
          <table:table-cell/>
        </table:table-row>
        <table:table-row table:style-name="ro2">
          <table:table-cell table:formula="of:=[.A418]+1" office:value-type="float" office:value="410">
            <text:p>410</text:p>
          </table:table-cell>
          <table:table-cell table:formula="of:=[.$B$1]*[.A419]/1024" office:value-type="float" office:value="2.001953125">
            <text:p>2.001953125</text:p>
          </table:table-cell>
          <table:table-cell table:formula="of:=([.B419]+[.$D$4])/[.$D$5]" office:value-type="float" office:value="2.16124354302975">
            <text:p>2.161243543</text:p>
          </table:table-cell>
          <table:table-cell table:formula="of:=[.C419]*[.$B$2]/([.$B$1]-[.C419])" office:value-type="float" office:value="18.9701745035033">
            <text:p>18.9701745035</text:p>
          </table:table-cell>
          <table:table-cell/>
        </table:table-row>
        <table:table-row table:style-name="ro2">
          <table:table-cell table:formula="of:=[.A419]+1" office:value-type="float" office:value="411">
            <text:p>411</text:p>
          </table:table-cell>
          <table:table-cell table:formula="of:=[.$B$1]*[.A420]/1024" office:value-type="float" office:value="2.0068359375">
            <text:p>2.0068359375</text:p>
          </table:table-cell>
          <table:table-cell table:formula="of:=([.B420]+[.$D$4])/[.$D$5]" office:value-type="float" office:value="2.1646857133626">
            <text:p>2.1646857134</text:p>
          </table:table-cell>
          <table:table-cell table:formula="of:=[.C420]*[.$B$2]/([.$B$1]-[.C420])" office:value-type="float" office:value="19.0234550624807">
            <text:p>19.0234550625</text:p>
          </table:table-cell>
          <table:table-cell/>
        </table:table-row>
        <table:table-row table:style-name="ro2">
          <table:table-cell table:formula="of:=[.A420]+1" office:value-type="float" office:value="412">
            <text:p>412</text:p>
          </table:table-cell>
          <table:table-cell table:formula="of:=[.$B$1]*[.A421]/1024" office:value-type="float" office:value="2.01171875">
            <text:p>2.01171875</text:p>
          </table:table-cell>
          <table:table-cell table:formula="of:=([.B421]+[.$D$4])/[.$D$5]" office:value-type="float" office:value="2.16812788369545">
            <text:p>2.1681278837</text:p>
          </table:table-cell>
          <table:table-cell table:formula="of:=[.C421]*[.$B$2]/([.$B$1]-[.C421])" office:value-type="float" office:value="19.0768651476173">
            <text:p>19.0768651476</text:p>
          </table:table-cell>
          <table:table-cell/>
        </table:table-row>
        <table:table-row table:style-name="ro2">
          <table:table-cell table:formula="of:=[.A421]+1" office:value-type="float" office:value="413">
            <text:p>413</text:p>
          </table:table-cell>
          <table:table-cell table:formula="of:=[.$B$1]*[.A422]/1024" office:value-type="float" office:value="2.0166015625">
            <text:p>2.0166015625</text:p>
          </table:table-cell>
          <table:table-cell table:formula="of:=([.B422]+[.$D$4])/[.$D$5]" office:value-type="float" office:value="2.1715700540283">
            <text:p>2.171570054</text:p>
          </table:table-cell>
          <table:table-cell table:formula="of:=[.C422]*[.$B$2]/([.$B$1]-[.C422])" office:value-type="float" office:value="19.1304052318093">
            <text:p>19.1304052318</text:p>
          </table:table-cell>
          <table:table-cell/>
        </table:table-row>
        <table:table-row table:style-name="ro2">
          <table:table-cell table:formula="of:=[.A422]+1" office:value-type="float" office:value="414">
            <text:p>414</text:p>
          </table:table-cell>
          <table:table-cell table:formula="of:=[.$B$1]*[.A423]/1024" office:value-type="float" office:value="2.021484375">
            <text:p>2.021484375</text:p>
          </table:table-cell>
          <table:table-cell table:formula="of:=([.B423]+[.$D$4])/[.$D$5]" office:value-type="float" office:value="2.17501222436115">
            <text:p>2.1750122244</text:p>
          </table:table-cell>
          <table:table-cell table:formula="of:=[.C423]*[.$B$2]/([.$B$1]-[.C423])" office:value-type="float" office:value="19.1840757902576">
            <text:p>19.1840757903</text:p>
          </table:table-cell>
          <table:table-cell/>
        </table:table-row>
        <table:table-row table:style-name="ro2">
          <table:table-cell table:formula="of:=[.A423]+1" office:value-type="float" office:value="415">
            <text:p>415</text:p>
          </table:table-cell>
          <table:table-cell table:formula="of:=[.$B$1]*[.A424]/1024" office:value-type="float" office:value="2.0263671875">
            <text:p>2.0263671875</text:p>
          </table:table-cell>
          <table:table-cell table:formula="of:=([.B424]+[.$D$4])/[.$D$5]" office:value-type="float" office:value="2.178454394694">
            <text:p>2.1784543947</text:p>
          </table:table-cell>
          <table:table-cell table:formula="of:=[.C424]*[.$B$2]/([.$B$1]-[.C424])" office:value-type="float" office:value="19.2378773004818">
            <text:p>19.2378773005</text:p>
          </table:table-cell>
          <table:table-cell/>
        </table:table-row>
        <table:table-row table:style-name="ro2">
          <table:table-cell table:formula="of:=[.A424]+1" office:value-type="float" office:value="416">
            <text:p>416</text:p>
          </table:table-cell>
          <table:table-cell table:formula="of:=[.$B$1]*[.A425]/1024" office:value-type="float" office:value="2.03125">
            <text:p>2.03125</text:p>
          </table:table-cell>
          <table:table-cell table:formula="of:=([.B425]+[.$D$4])/[.$D$5]" office:value-type="float" office:value="2.18189656502685">
            <text:p>2.181896565</text:p>
          </table:table-cell>
          <table:table-cell table:formula="of:=[.C425]*[.$B$2]/([.$B$1]-[.C425])" office:value-type="float" office:value="19.2918102423348">
            <text:p>19.2918102423</text:p>
          </table:table-cell>
          <table:table-cell/>
        </table:table-row>
        <table:table-row table:style-name="ro2">
          <table:table-cell table:formula="of:=[.A425]+1" office:value-type="float" office:value="417">
            <text:p>417</text:p>
          </table:table-cell>
          <table:table-cell table:formula="of:=[.$B$1]*[.A426]/1024" office:value-type="float" office:value="2.0361328125">
            <text:p>2.0361328125</text:p>
          </table:table-cell>
          <table:table-cell table:formula="of:=([.B426]+[.$D$4])/[.$D$5]" office:value-type="float" office:value="2.1853387353597">
            <text:p>2.1853387354</text:p>
          </table:table-cell>
          <table:table-cell table:formula="of:=[.C426]*[.$B$2]/([.$B$1]-[.C426])" office:value-type="float" office:value="19.3458750980169">
            <text:p>19.345875098</text:p>
          </table:table-cell>
          <table:table-cell/>
        </table:table-row>
        <table:table-row table:style-name="ro2">
          <table:table-cell table:formula="of:=[.A426]+1" office:value-type="float" office:value="418">
            <text:p>418</text:p>
          </table:table-cell>
          <table:table-cell table:formula="of:=[.$B$1]*[.A427]/1024" office:value-type="float" office:value="2.041015625">
            <text:p>2.041015625</text:p>
          </table:table-cell>
          <table:table-cell table:formula="of:=([.B427]+[.$D$4])/[.$D$5]" office:value-type="float" office:value="2.18878090569255">
            <text:p>2.1887809057</text:p>
          </table:table-cell>
          <table:table-cell table:formula="of:=[.C427]*[.$B$2]/([.$B$1]-[.C427])" office:value-type="float" office:value="19.4000723520899">
            <text:p>19.4000723521</text:p>
          </table:table-cell>
          <table:table-cell/>
        </table:table-row>
        <table:table-row table:style-name="ro2">
          <table:table-cell table:formula="of:=[.A427]+1" office:value-type="float" office:value="419">
            <text:p>419</text:p>
          </table:table-cell>
          <table:table-cell table:formula="of:=[.$B$1]*[.A428]/1024" office:value-type="float" office:value="2.0458984375">
            <text:p>2.0458984375</text:p>
          </table:table-cell>
          <table:table-cell table:formula="of:=([.B428]+[.$D$4])/[.$D$5]" office:value-type="float" office:value="2.1922230760254">
            <text:p>2.192223076</text:p>
          </table:table-cell>
          <table:table-cell table:formula="of:=[.C428]*[.$B$2]/([.$B$1]-[.C428])" office:value-type="float" office:value="19.4544024914919">
            <text:p>19.4544024915</text:p>
          </table:table-cell>
          <table:table-cell/>
        </table:table-row>
        <table:table-row table:style-name="ro2">
          <table:table-cell table:formula="of:=[.A428]+1" office:value-type="float" office:value="420">
            <text:p>420</text:p>
          </table:table-cell>
          <table:table-cell table:formula="of:=[.$B$1]*[.A429]/1024" office:value-type="float" office:value="2.05078125">
            <text:p>2.05078125</text:p>
          </table:table-cell>
          <table:table-cell table:formula="of:=([.B429]+[.$D$4])/[.$D$5]" office:value-type="float" office:value="2.19566524635825">
            <text:p>2.1956652464</text:p>
          </table:table-cell>
          <table:table-cell table:formula="of:=[.C429]*[.$B$2]/([.$B$1]-[.C429])" office:value-type="float" office:value="19.5088660055516">
            <text:p>19.5088660056</text:p>
          </table:table-cell>
          <table:table-cell/>
        </table:table-row>
        <table:table-row table:style-name="ro2">
          <table:table-cell table:formula="of:=[.A429]+1" office:value-type="float" office:value="421">
            <text:p>421</text:p>
          </table:table-cell>
          <table:table-cell table:formula="of:=[.$B$1]*[.A430]/1024" office:value-type="float" office:value="2.0556640625">
            <text:p>2.0556640625</text:p>
          </table:table-cell>
          <table:table-cell table:formula="of:=([.B430]+[.$D$4])/[.$D$5]" office:value-type="float" office:value="2.1991074166911">
            <text:p>2.1991074167</text:p>
          </table:table-cell>
          <table:table-cell table:formula="of:=[.C430]*[.$B$2]/([.$B$1]-[.C430])" office:value-type="float" office:value="19.5634633860034">
            <text:p>19.563463386</text:p>
          </table:table-cell>
          <table:table-cell/>
        </table:table-row>
        <table:table-row table:style-name="ro2">
          <table:table-cell table:formula="of:=[.A430]+1" office:value-type="float" office:value="422">
            <text:p>422</text:p>
          </table:table-cell>
          <table:table-cell table:formula="of:=[.$B$1]*[.A431]/1024" office:value-type="float" office:value="2.060546875">
            <text:p>2.060546875</text:p>
          </table:table-cell>
          <table:table-cell table:formula="of:=([.B431]+[.$D$4])/[.$D$5]" office:value-type="float" office:value="2.20254958702395">
            <text:p>2.202549587</text:p>
          </table:table-cell>
          <table:table-cell table:formula="of:=[.C431]*[.$B$2]/([.$B$1]-[.C431])" office:value-type="float" office:value="19.6181951270017">
            <text:p>19.618195127</text:p>
          </table:table-cell>
          <table:table-cell/>
        </table:table-row>
        <table:table-row table:style-name="ro2">
          <table:table-cell table:formula="of:=[.A431]+1" office:value-type="float" office:value="423">
            <text:p>423</text:p>
          </table:table-cell>
          <table:table-cell table:formula="of:=[.$B$1]*[.A432]/1024" office:value-type="float" office:value="2.0654296875">
            <text:p>2.0654296875</text:p>
          </table:table-cell>
          <table:table-cell table:formula="of:=([.B432]+[.$D$4])/[.$D$5]" office:value-type="float" office:value="2.2059917573568">
            <text:p>2.2059917574</text:p>
          </table:table-cell>
          <table:table-cell table:formula="of:=[.C432]*[.$B$2]/([.$B$1]-[.C432])" office:value-type="float" office:value="19.6730617251363">
            <text:p>19.6730617251</text:p>
          </table:table-cell>
          <table:table-cell/>
        </table:table-row>
        <table:table-row table:style-name="ro2">
          <table:table-cell table:formula="of:=[.A432]+1" office:value-type="float" office:value="424">
            <text:p>424</text:p>
          </table:table-cell>
          <table:table-cell table:formula="of:=[.$B$1]*[.A433]/1024" office:value-type="float" office:value="2.0703125">
            <text:p>2.0703125</text:p>
          </table:table-cell>
          <table:table-cell table:formula="of:=([.B433]+[.$D$4])/[.$D$5]" office:value-type="float" office:value="2.20943392768965">
            <text:p>2.2094339277</text:p>
          </table:table-cell>
          <table:table-cell table:formula="of:=[.C433]*[.$B$2]/([.$B$1]-[.C433])" office:value-type="float" office:value="19.728063679447">
            <text:p>19.7280636794</text:p>
          </table:table-cell>
          <table:table-cell/>
        </table:table-row>
        <table:table-row table:style-name="ro2">
          <table:table-cell table:formula="of:=[.A433]+1" office:value-type="float" office:value="425">
            <text:p>425</text:p>
          </table:table-cell>
          <table:table-cell table:formula="of:=[.$B$1]*[.A434]/1024" office:value-type="float" office:value="2.0751953125">
            <text:p>2.0751953125</text:p>
          </table:table-cell>
          <table:table-cell table:formula="of:=([.B434]+[.$D$4])/[.$D$5]" office:value-type="float" office:value="2.2128760980225">
            <text:p>2.212876098</text:p>
          </table:table-cell>
          <table:table-cell table:formula="of:=[.C434]*[.$B$2]/([.$B$1]-[.C434])" office:value-type="float" office:value="19.783201491439">
            <text:p>19.7832014914</text:p>
          </table:table-cell>
          <table:table-cell/>
        </table:table-row>
        <table:table-row table:style-name="ro2">
          <table:table-cell table:formula="of:=[.A434]+1" office:value-type="float" office:value="426">
            <text:p>426</text:p>
          </table:table-cell>
          <table:table-cell table:formula="of:=[.$B$1]*[.A435]/1024" office:value-type="float" office:value="2.080078125">
            <text:p>2.080078125</text:p>
          </table:table-cell>
          <table:table-cell table:formula="of:=([.B435]+[.$D$4])/[.$D$5]" office:value-type="float" office:value="2.21631826835535">
            <text:p>2.2163182684</text:p>
          </table:table-cell>
          <table:table-cell table:formula="of:=[.C435]*[.$B$2]/([.$B$1]-[.C435])" office:value-type="float" office:value="19.838475665098">
            <text:p>19.8384756651</text:p>
          </table:table-cell>
          <table:table-cell/>
        </table:table-row>
        <table:table-row table:style-name="ro2">
          <table:table-cell table:formula="of:=[.A435]+1" office:value-type="float" office:value="427">
            <text:p>427</text:p>
          </table:table-cell>
          <table:table-cell table:formula="of:=[.$B$1]*[.A436]/1024" office:value-type="float" office:value="2.0849609375">
            <text:p>2.0849609375</text:p>
          </table:table-cell>
          <table:table-cell table:formula="of:=([.B436]+[.$D$4])/[.$D$5]" office:value-type="float" office:value="2.2197604386882">
            <text:p>2.2197604387</text:p>
          </table:table-cell>
          <table:table-cell table:formula="of:=[.C436]*[.$B$2]/([.$B$1]-[.C436])" office:value-type="float" office:value="19.8938867069056">
            <text:p>19.8938867069</text:p>
          </table:table-cell>
          <table:table-cell/>
        </table:table-row>
        <table:table-row table:style-name="ro2">
          <table:table-cell table:formula="of:=[.A436]+1" office:value-type="float" office:value="428">
            <text:p>428</text:p>
          </table:table-cell>
          <table:table-cell table:formula="of:=[.$B$1]*[.A437]/1024" office:value-type="float" office:value="2.08984375">
            <text:p>2.08984375</text:p>
          </table:table-cell>
          <table:table-cell table:formula="of:=([.B437]+[.$D$4])/[.$D$5]" office:value-type="float" office:value="2.22320260902105">
            <text:p>2.223202609</text:p>
          </table:table-cell>
          <table:table-cell table:formula="of:=[.C437]*[.$B$2]/([.$B$1]-[.C437])" office:value-type="float" office:value="19.9494351258548">
            <text:p>19.9494351259</text:p>
          </table:table-cell>
          <table:table-cell/>
        </table:table-row>
        <table:table-row table:style-name="ro2">
          <table:table-cell table:formula="of:=[.A437]+1" office:value-type="float" office:value="429">
            <text:p>429</text:p>
          </table:table-cell>
          <table:table-cell table:formula="of:=[.$B$1]*[.A438]/1024" office:value-type="float" office:value="2.0947265625">
            <text:p>2.0947265625</text:p>
          </table:table-cell>
          <table:table-cell table:formula="of:=([.B438]+[.$D$4])/[.$D$5]" office:value-type="float" office:value="2.2266447793539">
            <text:p>2.2266447794</text:p>
          </table:table-cell>
          <table:table-cell table:formula="of:=[.C438]*[.$B$2]/([.$B$1]-[.C438])" office:value-type="float" office:value="20.0051214334656">
            <text:p>20.0051214335</text:p>
          </table:table-cell>
          <table:table-cell/>
        </table:table-row>
        <table:table-row table:style-name="ro2">
          <table:table-cell table:formula="of:=[.A438]+1" office:value-type="float" office:value="430">
            <text:p>430</text:p>
          </table:table-cell>
          <table:table-cell table:formula="of:=[.$B$1]*[.A439]/1024" office:value-type="float" office:value="2.099609375">
            <text:p>2.099609375</text:p>
          </table:table-cell>
          <table:table-cell table:formula="of:=([.B439]+[.$D$4])/[.$D$5]" office:value-type="float" office:value="2.23008694968675">
            <text:p>2.2300869497</text:p>
          </table:table-cell>
          <table:table-cell table:formula="of:=[.C439]*[.$B$2]/([.$B$1]-[.C439])" office:value-type="float" office:value="20.0609461438006">
            <text:p>20.0609461438</text:p>
          </table:table-cell>
          <table:table-cell/>
        </table:table-row>
        <table:table-row table:style-name="ro2">
          <table:table-cell table:formula="of:=[.A439]+1" office:value-type="float" office:value="431">
            <text:p>431</text:p>
          </table:table-cell>
          <table:table-cell table:formula="of:=[.$B$1]*[.A440]/1024" office:value-type="float" office:value="2.1044921875">
            <text:p>2.1044921875</text:p>
          </table:table-cell>
          <table:table-cell table:formula="of:=([.B440]+[.$D$4])/[.$D$5]" office:value-type="float" office:value="2.2335291200196">
            <text:p>2.23352912</text:p>
          </table:table-cell>
          <table:table-cell table:formula="of:=[.C440]*[.$B$2]/([.$B$1]-[.C440])" office:value-type="float" office:value="20.116909773481">
            <text:p>20.1169097735</text:p>
          </table:table-cell>
          <table:table-cell/>
        </table:table-row>
        <table:table-row table:style-name="ro2">
          <table:table-cell table:formula="of:=[.A440]+1" office:value-type="float" office:value="432">
            <text:p>432</text:p>
          </table:table-cell>
          <table:table-cell table:formula="of:=[.$B$1]*[.A441]/1024" office:value-type="float" office:value="2.109375">
            <text:p>2.109375</text:p>
          </table:table-cell>
          <table:table-cell table:formula="of:=([.B441]+[.$D$4])/[.$D$5]" office:value-type="float" office:value="2.23697129035245">
            <text:p>2.2369712904</text:p>
          </table:table-cell>
          <table:table-cell table:formula="of:=[.C441]*[.$B$2]/([.$B$1]-[.C441])" office:value-type="float" office:value="20.1730128417022">
            <text:p>20.1730128417</text:p>
          </table:table-cell>
          <table:table-cell/>
        </table:table-row>
        <table:table-row table:style-name="ro2">
          <table:table-cell table:formula="of:=[.A441]+1" office:value-type="float" office:value="433">
            <text:p>433</text:p>
          </table:table-cell>
          <table:table-cell table:formula="of:=[.$B$1]*[.A442]/1024" office:value-type="float" office:value="2.1142578125">
            <text:p>2.1142578125</text:p>
          </table:table-cell>
          <table:table-cell table:formula="of:=([.B442]+[.$D$4])/[.$D$5]" office:value-type="float" office:value="2.2404134606853">
            <text:p>2.2404134607</text:p>
          </table:table-cell>
          <table:table-cell table:formula="of:=[.C442]*[.$B$2]/([.$B$1]-[.C442])" office:value-type="float" office:value="20.2292558702503">
            <text:p>20.2292558703</text:p>
          </table:table-cell>
          <table:table-cell/>
        </table:table-row>
        <table:table-row table:style-name="ro2">
          <table:table-cell table:formula="of:=[.A442]+1" office:value-type="float" office:value="434">
            <text:p>434</text:p>
          </table:table-cell>
          <table:table-cell table:formula="of:=[.$B$1]*[.A443]/1024" office:value-type="float" office:value="2.119140625">
            <text:p>2.119140625</text:p>
          </table:table-cell>
          <table:table-cell table:formula="of:=([.B443]+[.$D$4])/[.$D$5]" office:value-type="float" office:value="2.24385563101815">
            <text:p>2.243855631</text:p>
          </table:table-cell>
          <table:table-cell table:formula="of:=[.C443]*[.$B$2]/([.$B$1]-[.C443])" office:value-type="float" office:value="20.2856393835178">
            <text:p>20.2856393835</text:p>
          </table:table-cell>
          <table:table-cell/>
        </table:table-row>
        <table:table-row table:style-name="ro2">
          <table:table-cell table:formula="of:=[.A443]+1" office:value-type="float" office:value="435">
            <text:p>435</text:p>
          </table:table-cell>
          <table:table-cell table:formula="of:=[.$B$1]*[.A444]/1024" office:value-type="float" office:value="2.1240234375">
            <text:p>2.1240234375</text:p>
          </table:table-cell>
          <table:table-cell table:formula="of:=([.B444]+[.$D$4])/[.$D$5]" office:value-type="float" office:value="2.247297801351">
            <text:p>2.2472978014</text:p>
          </table:table-cell>
          <table:table-cell table:formula="of:=[.C444]*[.$B$2]/([.$B$1]-[.C444])" office:value-type="float" office:value="20.3421639085205">
            <text:p>20.3421639085</text:p>
          </table:table-cell>
          <table:table-cell/>
        </table:table-row>
        <table:table-row table:style-name="ro2">
          <table:table-cell table:formula="of:=[.A444]+1" office:value-type="float" office:value="436">
            <text:p>436</text:p>
          </table:table-cell>
          <table:table-cell table:formula="of:=[.$B$1]*[.A445]/1024" office:value-type="float" office:value="2.12890625">
            <text:p>2.12890625</text:p>
          </table:table-cell>
          <table:table-cell table:formula="of:=([.B445]+[.$D$4])/[.$D$5]" office:value-type="float" office:value="2.25073997168385">
            <text:p>2.2507399717</text:p>
          </table:table-cell>
          <table:table-cell table:formula="of:=[.C445]*[.$B$2]/([.$B$1]-[.C445])" office:value-type="float" office:value="20.3988299749133">
            <text:p>20.3988299749</text:p>
          </table:table-cell>
          <table:table-cell/>
        </table:table-row>
        <table:table-row table:style-name="ro2">
          <table:table-cell table:formula="of:=[.A445]+1" office:value-type="float" office:value="437">
            <text:p>437</text:p>
          </table:table-cell>
          <table:table-cell table:formula="of:=[.$B$1]*[.A446]/1024" office:value-type="float" office:value="2.1337890625">
            <text:p>2.1337890625</text:p>
          </table:table-cell>
          <table:table-cell table:formula="of:=([.B446]+[.$D$4])/[.$D$5]" office:value-type="float" office:value="2.2541821420167">
            <text:p>2.254182142</text:p>
          </table:table-cell>
          <table:table-cell table:formula="of:=[.C446]*[.$B$2]/([.$B$1]-[.C446])" office:value-type="float" office:value="20.455638115007">
            <text:p>20.455638115</text:p>
          </table:table-cell>
          <table:table-cell/>
        </table:table-row>
        <table:table-row table:style-name="ro2">
          <table:table-cell table:formula="of:=[.A446]+1" office:value-type="float" office:value="438">
            <text:p>438</text:p>
          </table:table-cell>
          <table:table-cell table:formula="of:=[.$B$1]*[.A447]/1024" office:value-type="float" office:value="2.138671875">
            <text:p>2.138671875</text:p>
          </table:table-cell>
          <table:table-cell table:formula="of:=([.B447]+[.$D$4])/[.$D$5]" office:value-type="float" office:value="2.25762431234955">
            <text:p>2.2576243123</text:p>
          </table:table-cell>
          <table:table-cell table:formula="of:=[.C447]*[.$B$2]/([.$B$1]-[.C447])" office:value-type="float" office:value="20.5125888637851">
            <text:p>20.5125888638</text:p>
          </table:table-cell>
          <table:table-cell/>
        </table:table-row>
        <table:table-row table:style-name="ro2">
          <table:table-cell table:formula="of:=[.A447]+1" office:value-type="float" office:value="439">
            <text:p>439</text:p>
          </table:table-cell>
          <table:table-cell table:formula="of:=[.$B$1]*[.A448]/1024" office:value-type="float" office:value="2.1435546875">
            <text:p>2.1435546875</text:p>
          </table:table-cell>
          <table:table-cell table:formula="of:=([.B448]+[.$D$4])/[.$D$5]" office:value-type="float" office:value="2.2610664826824">
            <text:p>2.2610664827</text:p>
          </table:table-cell>
          <table:table-cell table:formula="of:=[.C448]*[.$B$2]/([.$B$1]-[.C448])" office:value-type="float" office:value="20.5696827589205">
            <text:p>20.5696827589</text:p>
          </table:table-cell>
          <table:table-cell/>
        </table:table-row>
        <table:table-row table:style-name="ro2">
          <table:table-cell table:formula="of:=[.A448]+1" office:value-type="float" office:value="440">
            <text:p>440</text:p>
          </table:table-cell>
          <table:table-cell table:formula="of:=[.$B$1]*[.A449]/1024" office:value-type="float" office:value="2.1484375">
            <text:p>2.1484375</text:p>
          </table:table-cell>
          <table:table-cell table:formula="of:=([.B449]+[.$D$4])/[.$D$5]" office:value-type="float" office:value="2.26450865301525">
            <text:p>2.264508653</text:p>
          </table:table-cell>
          <table:table-cell table:formula="of:=[.C449]*[.$B$2]/([.$B$1]-[.C449])" office:value-type="float" office:value="20.6269203407922">
            <text:p>20.6269203408</text:p>
          </table:table-cell>
          <table:table-cell/>
        </table:table-row>
        <table:table-row table:style-name="ro2">
          <table:table-cell table:formula="of:=[.A449]+1" office:value-type="float" office:value="441">
            <text:p>441</text:p>
          </table:table-cell>
          <table:table-cell table:formula="of:=[.$B$1]*[.A450]/1024" office:value-type="float" office:value="2.1533203125">
            <text:p>2.1533203125</text:p>
          </table:table-cell>
          <table:table-cell table:formula="of:=([.B450]+[.$D$4])/[.$D$5]" office:value-type="float" office:value="2.2679508233481">
            <text:p>2.2679508233</text:p>
          </table:table-cell>
          <table:table-cell table:formula="of:=[.C450]*[.$B$2]/([.$B$1]-[.C450])" office:value-type="float" office:value="20.6843021525028">
            <text:p>20.6843021525</text:p>
          </table:table-cell>
          <table:table-cell/>
        </table:table-row>
        <table:table-row table:style-name="ro2">
          <table:table-cell table:formula="of:=[.A450]+1" office:value-type="float" office:value="442">
            <text:p>442</text:p>
          </table:table-cell>
          <table:table-cell table:formula="of:=[.$B$1]*[.A451]/1024" office:value-type="float" office:value="2.158203125">
            <text:p>2.158203125</text:p>
          </table:table-cell>
          <table:table-cell table:formula="of:=([.B451]+[.$D$4])/[.$D$5]" office:value-type="float" office:value="2.27139299368095">
            <text:p>2.2713929937</text:p>
          </table:table-cell>
          <table:table-cell table:formula="of:=[.C451]*[.$B$2]/([.$B$1]-[.C451])" office:value-type="float" office:value="20.7418287398953">
            <text:p>20.7418287399</text:p>
          </table:table-cell>
          <table:table-cell/>
        </table:table-row>
        <table:table-row table:style-name="ro2">
          <table:table-cell table:formula="of:=[.A451]+1" office:value-type="float" office:value="443">
            <text:p>443</text:p>
          </table:table-cell>
          <table:table-cell table:formula="of:=[.$B$1]*[.A452]/1024" office:value-type="float" office:value="2.1630859375">
            <text:p>2.1630859375</text:p>
          </table:table-cell>
          <table:table-cell table:formula="of:=([.B452]+[.$D$4])/[.$D$5]" office:value-type="float" office:value="2.2748351640138">
            <text:p>2.274835164</text:p>
          </table:table-cell>
          <table:table-cell table:formula="of:=[.C452]*[.$B$2]/([.$B$1]-[.C452])" office:value-type="float" office:value="20.7995006515704">
            <text:p>20.7995006516</text:p>
          </table:table-cell>
          <table:table-cell/>
        </table:table-row>
        <table:table-row table:style-name="ro2">
          <table:table-cell table:formula="of:=[.A452]+1" office:value-type="float" office:value="444">
            <text:p>444</text:p>
          </table:table-cell>
          <table:table-cell table:formula="of:=[.$B$1]*[.A453]/1024" office:value-type="float" office:value="2.16796875">
            <text:p>2.16796875</text:p>
          </table:table-cell>
          <table:table-cell table:formula="of:=([.B453]+[.$D$4])/[.$D$5]" office:value-type="float" office:value="2.27827733434665">
            <text:p>2.2782773343</text:p>
          </table:table-cell>
          <table:table-cell table:formula="of:=[.C453]*[.$B$2]/([.$B$1]-[.C453])" office:value-type="float" office:value="20.8573184389043">
            <text:p>20.8573184389</text:p>
          </table:table-cell>
          <table:table-cell/>
        </table:table-row>
        <table:table-row table:style-name="ro2">
          <table:table-cell table:formula="of:=[.A453]+1" office:value-type="float" office:value="445">
            <text:p>445</text:p>
          </table:table-cell>
          <table:table-cell table:formula="of:=[.$B$1]*[.A454]/1024" office:value-type="float" office:value="2.1728515625">
            <text:p>2.1728515625</text:p>
          </table:table-cell>
          <table:table-cell table:formula="of:=([.B454]+[.$D$4])/[.$D$5]" office:value-type="float" office:value="2.2817195046795">
            <text:p>2.2817195047</text:p>
          </table:table-cell>
          <table:table-cell table:formula="of:=[.C454]*[.$B$2]/([.$B$1]-[.C454])" office:value-type="float" office:value="20.9152826560658">
            <text:p>20.9152826561</text:p>
          </table:table-cell>
          <table:table-cell/>
        </table:table-row>
        <table:table-row table:style-name="ro2">
          <table:table-cell table:formula="of:=[.A454]+1" office:value-type="float" office:value="446">
            <text:p>446</text:p>
          </table:table-cell>
          <table:table-cell table:formula="of:=[.$B$1]*[.A455]/1024" office:value-type="float" office:value="2.177734375">
            <text:p>2.177734375</text:p>
          </table:table-cell>
          <table:table-cell table:formula="of:=([.B455]+[.$D$4])/[.$D$5]" office:value-type="float" office:value="2.28516167501235">
            <text:p>2.285161675</text:p>
          </table:table-cell>
          <table:table-cell table:formula="of:=[.C455]*[.$B$2]/([.$B$1]-[.C455])" office:value-type="float" office:value="20.9733938600346">
            <text:p>20.97339386</text:p>
          </table:table-cell>
          <table:table-cell/>
        </table:table-row>
        <table:table-row table:style-name="ro2">
          <table:table-cell table:formula="of:=[.A455]+1" office:value-type="float" office:value="447">
            <text:p>447</text:p>
          </table:table-cell>
          <table:table-cell table:formula="of:=[.$B$1]*[.A456]/1024" office:value-type="float" office:value="2.1826171875">
            <text:p>2.1826171875</text:p>
          </table:table-cell>
          <table:table-cell table:formula="of:=([.B456]+[.$D$4])/[.$D$5]" office:value-type="float" office:value="2.28860384534519">
            <text:p>2.2886038453</text:p>
          </table:table-cell>
          <table:table-cell table:formula="of:=[.C456]*[.$B$2]/([.$B$1]-[.C456])" office:value-type="float" office:value="21.0316526106183">
            <text:p>21.0316526106</text:p>
          </table:table-cell>
          <table:table-cell/>
        </table:table-row>
        <table:table-row table:style-name="ro2">
          <table:table-cell table:formula="of:=[.A456]+1" office:value-type="float" office:value="448">
            <text:p>448</text:p>
          </table:table-cell>
          <table:table-cell table:formula="of:=[.$B$1]*[.A457]/1024" office:value-type="float" office:value="2.1875">
            <text:p>2.1875</text:p>
          </table:table-cell>
          <table:table-cell table:formula="of:=([.B457]+[.$D$4])/[.$D$5]" office:value-type="float" office:value="2.29204601567804">
            <text:p>2.2920460157</text:p>
          </table:table-cell>
          <table:table-cell table:formula="of:=[.C457]*[.$B$2]/([.$B$1]-[.C457])" office:value-type="float" office:value="21.0900594704713">
            <text:p>21.0900594705</text:p>
          </table:table-cell>
          <table:table-cell/>
        </table:table-row>
        <table:table-row table:style-name="ro2">
          <table:table-cell table:formula="of:=[.A457]+1" office:value-type="float" office:value="449">
            <text:p>449</text:p>
          </table:table-cell>
          <table:table-cell table:formula="of:=[.$B$1]*[.A458]/1024" office:value-type="float" office:value="2.1923828125">
            <text:p>2.1923828125</text:p>
          </table:table-cell>
          <table:table-cell table:formula="of:=([.B458]+[.$D$4])/[.$D$5]" office:value-type="float" office:value="2.29548818601089">
            <text:p>2.295488186</text:p>
          </table:table-cell>
          <table:table-cell table:formula="of:=[.C458]*[.$B$2]/([.$B$1]-[.C458])" office:value-type="float" office:value="21.1486150051123">
            <text:p>21.1486150051</text:p>
          </table:table-cell>
          <table:table-cell/>
        </table:table-row>
        <table:table-row table:style-name="ro2">
          <table:table-cell table:formula="of:=[.A458]+1" office:value-type="float" office:value="450">
            <text:p>450</text:p>
          </table:table-cell>
          <table:table-cell table:formula="of:=[.$B$1]*[.A459]/1024" office:value-type="float" office:value="2.197265625">
            <text:p>2.197265625</text:p>
          </table:table-cell>
          <table:table-cell table:formula="of:=([.B459]+[.$D$4])/[.$D$5]" office:value-type="float" office:value="2.29893035634374">
            <text:p>2.2989303563</text:p>
          </table:table-cell>
          <table:table-cell table:formula="of:=[.C459]*[.$B$2]/([.$B$1]-[.C459])" office:value-type="float" office:value="21.2073197829426">
            <text:p>21.2073197829</text:p>
          </table:table-cell>
          <table:table-cell/>
        </table:table-row>
        <table:table-row table:style-name="ro2">
          <table:table-cell table:formula="of:=[.A459]+1" office:value-type="float" office:value="451">
            <text:p>451</text:p>
          </table:table-cell>
          <table:table-cell table:formula="of:=[.$B$1]*[.A460]/1024" office:value-type="float" office:value="2.2021484375">
            <text:p>2.2021484375</text:p>
          </table:table-cell>
          <table:table-cell table:formula="of:=([.B460]+[.$D$4])/[.$D$5]" office:value-type="float" office:value="2.30237252667659">
            <text:p>2.3023725267</text:p>
          </table:table-cell>
          <table:table-cell table:formula="of:=[.C460]*[.$B$2]/([.$B$1]-[.C460])" office:value-type="float" office:value="21.2661743752649">
            <text:p>21.2661743753</text:p>
          </table:table-cell>
          <table:table-cell/>
        </table:table-row>
        <table:table-row table:style-name="ro2">
          <table:table-cell table:formula="of:=[.A460]+1" office:value-type="float" office:value="452">
            <text:p>452</text:p>
          </table:table-cell>
          <table:table-cell table:formula="of:=[.$B$1]*[.A461]/1024" office:value-type="float" office:value="2.20703125">
            <text:p>2.20703125</text:p>
          </table:table-cell>
          <table:table-cell table:formula="of:=([.B461]+[.$D$4])/[.$D$5]" office:value-type="float" office:value="2.30581469700944">
            <text:p>2.305814697</text:p>
          </table:table-cell>
          <table:table-cell table:formula="of:=[.C461]*[.$B$2]/([.$B$1]-[.C461])" office:value-type="float" office:value="21.3251793563012">
            <text:p>21.3251793563</text:p>
          </table:table-cell>
          <table:table-cell/>
        </table:table-row>
        <table:table-row table:style-name="ro2">
          <table:table-cell table:formula="of:=[.A461]+1" office:value-type="float" office:value="453">
            <text:p>453</text:p>
          </table:table-cell>
          <table:table-cell table:formula="of:=[.$B$1]*[.A462]/1024" office:value-type="float" office:value="2.2119140625">
            <text:p>2.2119140625</text:p>
          </table:table-cell>
          <table:table-cell table:formula="of:=([.B462]+[.$D$4])/[.$D$5]" office:value-type="float" office:value="2.30925686734229">
            <text:p>2.3092568673</text:p>
          </table:table-cell>
          <table:table-cell table:formula="of:=[.C462]*[.$B$2]/([.$B$1]-[.C462])" office:value-type="float" office:value="21.3843353032122">
            <text:p>21.3843353032</text:p>
          </table:table-cell>
          <table:table-cell/>
        </table:table-row>
        <table:table-row table:style-name="ro2">
          <table:table-cell table:formula="of:=[.A462]+1" office:value-type="float" office:value="454">
            <text:p>454</text:p>
          </table:table-cell>
          <table:table-cell table:formula="of:=[.$B$1]*[.A463]/1024" office:value-type="float" office:value="2.216796875">
            <text:p>2.216796875</text:p>
          </table:table-cell>
          <table:table-cell table:formula="of:=([.B463]+[.$D$4])/[.$D$5]" office:value-type="float" office:value="2.31269903767514">
            <text:p>2.3126990377</text:p>
          </table:table-cell>
          <table:table-cell table:formula="of:=[.C463]*[.$B$2]/([.$B$1]-[.C463])" office:value-type="float" office:value="21.4436427961155">
            <text:p>21.4436427961</text:p>
          </table:table-cell>
          <table:table-cell/>
        </table:table-row>
        <table:table-row table:style-name="ro2">
          <table:table-cell table:formula="of:=[.A463]+1" office:value-type="float" office:value="455">
            <text:p>455</text:p>
          </table:table-cell>
          <table:table-cell table:formula="of:=[.$B$1]*[.A464]/1024" office:value-type="float" office:value="2.2216796875">
            <text:p>2.2216796875</text:p>
          </table:table-cell>
          <table:table-cell table:formula="of:=([.B464]+[.$D$4])/[.$D$5]" office:value-type="float" office:value="2.31614120800799">
            <text:p>2.316141208</text:p>
          </table:table-cell>
          <table:table-cell table:formula="of:=[.C464]*[.$B$2]/([.$B$1]-[.C464])" office:value-type="float" office:value="21.5031024181048">
            <text:p>21.5031024181</text:p>
          </table:table-cell>
          <table:table-cell/>
        </table:table-row>
        <table:table-row table:style-name="ro2">
          <table:table-cell table:formula="of:=[.A464]+1" office:value-type="float" office:value="456">
            <text:p>456</text:p>
          </table:table-cell>
          <table:table-cell table:formula="of:=[.$B$1]*[.A465]/1024" office:value-type="float" office:value="2.2265625">
            <text:p>2.2265625</text:p>
          </table:table-cell>
          <table:table-cell table:formula="of:=([.B465]+[.$D$4])/[.$D$5]" office:value-type="float" office:value="2.31958337834084">
            <text:p>2.3195833783</text:p>
          </table:table-cell>
          <table:table-cell table:formula="of:=[.C465]*[.$B$2]/([.$B$1]-[.C465])" office:value-type="float" office:value="21.5627147552692">
            <text:p>21.5627147553</text:p>
          </table:table-cell>
          <table:table-cell/>
        </table:table-row>
        <table:table-row table:style-name="ro2">
          <table:table-cell table:formula="of:=[.A465]+1" office:value-type="float" office:value="457">
            <text:p>457</text:p>
          </table:table-cell>
          <table:table-cell table:formula="of:=[.$B$1]*[.A466]/1024" office:value-type="float" office:value="2.2314453125">
            <text:p>2.2314453125</text:p>
          </table:table-cell>
          <table:table-cell table:formula="of:=([.B466]+[.$D$4])/[.$D$5]" office:value-type="float" office:value="2.32302554867369">
            <text:p>2.3230255487</text:p>
          </table:table-cell>
          <table:table-cell table:formula="of:=[.C466]*[.$B$2]/([.$B$1]-[.C466])" office:value-type="float" office:value="21.6224803967122">
            <text:p>21.6224803967</text:p>
          </table:table-cell>
          <table:table-cell/>
        </table:table-row>
        <table:table-row table:style-name="ro2">
          <table:table-cell table:formula="of:=[.A466]+1" office:value-type="float" office:value="458">
            <text:p>458</text:p>
          </table:table-cell>
          <table:table-cell table:formula="of:=[.$B$1]*[.A467]/1024" office:value-type="float" office:value="2.236328125">
            <text:p>2.236328125</text:p>
          </table:table-cell>
          <table:table-cell table:formula="of:=([.B467]+[.$D$4])/[.$D$5]" office:value-type="float" office:value="2.32646771900654">
            <text:p>2.326467719</text:p>
          </table:table-cell>
          <table:table-cell table:formula="of:=[.C467]*[.$B$2]/([.$B$1]-[.C467])" office:value-type="float" office:value="21.682399934571">
            <text:p>21.6823999346</text:p>
          </table:table-cell>
          <table:table-cell/>
        </table:table-row>
        <table:table-row table:style-name="ro2">
          <table:table-cell table:formula="of:=[.A467]+1" office:value-type="float" office:value="459">
            <text:p>459</text:p>
          </table:table-cell>
          <table:table-cell table:formula="of:=[.$B$1]*[.A468]/1024" office:value-type="float" office:value="2.2412109375">
            <text:p>2.2412109375</text:p>
          </table:table-cell>
          <table:table-cell table:formula="of:=([.B468]+[.$D$4])/[.$D$5]" office:value-type="float" office:value="2.32990988933939">
            <text:p>2.3299098893</text:p>
          </table:table-cell>
          <table:table-cell table:formula="of:=[.C468]*[.$B$2]/([.$B$1]-[.C468])" office:value-type="float" office:value="21.7424739640365">
            <text:p>21.742473964</text:p>
          </table:table-cell>
          <table:table-cell/>
        </table:table-row>
        <table:table-row table:style-name="ro2">
          <table:table-cell table:formula="of:=[.A468]+1" office:value-type="float" office:value="460">
            <text:p>460</text:p>
          </table:table-cell>
          <table:table-cell table:formula="of:=[.$B$1]*[.A469]/1024" office:value-type="float" office:value="2.24609375">
            <text:p>2.24609375</text:p>
          </table:table-cell>
          <table:table-cell table:formula="of:=([.B469]+[.$D$4])/[.$D$5]" office:value-type="float" office:value="2.33335205967224">
            <text:p>2.3333520597</text:p>
          </table:table-cell>
          <table:table-cell table:formula="of:=[.C469]*[.$B$2]/([.$B$1]-[.C469])" office:value-type="float" office:value="21.8027030833726">
            <text:p>21.8027030834</text:p>
          </table:table-cell>
          <table:table-cell/>
        </table:table-row>
        <table:table-row table:style-name="ro2">
          <table:table-cell table:formula="of:=[.A469]+1" office:value-type="float" office:value="461">
            <text:p>461</text:p>
          </table:table-cell>
          <table:table-cell table:formula="of:=[.$B$1]*[.A470]/1024" office:value-type="float" office:value="2.2509765625">
            <text:p>2.2509765625</text:p>
          </table:table-cell>
          <table:table-cell table:formula="of:=([.B470]+[.$D$4])/[.$D$5]" office:value-type="float" office:value="2.33679423000509">
            <text:p>2.33679423</text:p>
          </table:table-cell>
          <table:table-cell table:formula="of:=[.C470]*[.$B$2]/([.$B$1]-[.C470])" office:value-type="float" office:value="21.8630878939363">
            <text:p>21.8630878939</text:p>
          </table:table-cell>
          <table:table-cell/>
        </table:table-row>
        <table:table-row table:style-name="ro2">
          <table:table-cell table:formula="of:=[.A470]+1" office:value-type="float" office:value="462">
            <text:p>462</text:p>
          </table:table-cell>
          <table:table-cell table:formula="of:=[.$B$1]*[.A471]/1024" office:value-type="float" office:value="2.255859375">
            <text:p>2.255859375</text:p>
          </table:table-cell>
          <table:table-cell table:formula="of:=([.B471]+[.$D$4])/[.$D$5]" office:value-type="float" office:value="2.34023640033794">
            <text:p>2.3402364003</text:p>
          </table:table-cell>
          <table:table-cell table:formula="of:=[.C471]*[.$B$2]/([.$B$1]-[.C471])" office:value-type="float" office:value="21.9236290001974">
            <text:p>21.9236290002</text:p>
          </table:table-cell>
          <table:table-cell/>
        </table:table-row>
        <table:table-row table:style-name="ro2">
          <table:table-cell table:formula="of:=[.A471]+1" office:value-type="float" office:value="463">
            <text:p>463</text:p>
          </table:table-cell>
          <table:table-cell table:formula="of:=[.$B$1]*[.A472]/1024" office:value-type="float" office:value="2.2607421875">
            <text:p>2.2607421875</text:p>
          </table:table-cell>
          <table:table-cell table:formula="of:=([.B472]+[.$D$4])/[.$D$5]" office:value-type="float" office:value="2.34367857067079">
            <text:p>2.3436785707</text:p>
          </table:table-cell>
          <table:table-cell table:formula="of:=[.C472]*[.$B$2]/([.$B$1]-[.C472])" office:value-type="float" office:value="21.9843270097591">
            <text:p>21.9843270098</text:p>
          </table:table-cell>
          <table:table-cell/>
        </table:table-row>
        <table:table-row table:style-name="ro2">
          <table:table-cell table:formula="of:=[.A472]+1" office:value-type="float" office:value="464">
            <text:p>464</text:p>
          </table:table-cell>
          <table:table-cell table:formula="of:=[.$B$1]*[.A473]/1024" office:value-type="float" office:value="2.265625">
            <text:p>2.265625</text:p>
          </table:table-cell>
          <table:table-cell table:formula="of:=([.B473]+[.$D$4])/[.$D$5]" office:value-type="float" office:value="2.34712074100364">
            <text:p>2.347120741</text:p>
          </table:table-cell>
          <table:table-cell table:formula="of:=[.C473]*[.$B$2]/([.$B$1]-[.C473])" office:value-type="float" office:value="22.0451825333782">
            <text:p>22.0451825334</text:p>
          </table:table-cell>
          <table:table-cell/>
        </table:table-row>
        <table:table-row table:style-name="ro2">
          <table:table-cell table:formula="of:=[.A473]+1" office:value-type="float" office:value="465">
            <text:p>465</text:p>
          </table:table-cell>
          <table:table-cell table:formula="of:=[.$B$1]*[.A474]/1024" office:value-type="float" office:value="2.2705078125">
            <text:p>2.2705078125</text:p>
          </table:table-cell>
          <table:table-cell table:formula="of:=([.B474]+[.$D$4])/[.$D$5]" office:value-type="float" office:value="2.35056291133649">
            <text:p>2.3505629113</text:p>
          </table:table-cell>
          <table:table-cell table:formula="of:=[.C474]*[.$B$2]/([.$B$1]-[.C474])" office:value-type="float" office:value="22.1061961849851">
            <text:p>22.106196185</text:p>
          </table:table-cell>
          <table:table-cell/>
        </table:table-row>
        <table:table-row table:style-name="ro2">
          <table:table-cell table:formula="of:=[.A474]+1" office:value-type="float" office:value="466">
            <text:p>466</text:p>
          </table:table-cell>
          <table:table-cell table:formula="of:=[.$B$1]*[.A475]/1024" office:value-type="float" office:value="2.275390625">
            <text:p>2.275390625</text:p>
          </table:table-cell>
          <table:table-cell table:formula="of:=([.B475]+[.$D$4])/[.$D$5]" office:value-type="float" office:value="2.35400508166934">
            <text:p>2.3540050817</text:p>
          </table:table-cell>
          <table:table-cell table:formula="of:=[.C475]*[.$B$2]/([.$B$1]-[.C475])" office:value-type="float" office:value="22.1673685817053">
            <text:p>22.1673685817</text:p>
          </table:table-cell>
          <table:table-cell/>
        </table:table-row>
        <table:table-row table:style-name="ro2">
          <table:table-cell table:formula="of:=[.A475]+1" office:value-type="float" office:value="467">
            <text:p>467</text:p>
          </table:table-cell>
          <table:table-cell table:formula="of:=[.$B$1]*[.A476]/1024" office:value-type="float" office:value="2.2802734375">
            <text:p>2.2802734375</text:p>
          </table:table-cell>
          <table:table-cell table:formula="of:=([.B476]+[.$D$4])/[.$D$5]" office:value-type="float" office:value="2.35744725200219">
            <text:p>2.357447252</text:p>
          </table:table-cell>
          <table:table-cell table:formula="of:=[.C476]*[.$B$2]/([.$B$1]-[.C476])" office:value-type="float" office:value="22.2287003438795">
            <text:p>22.2287003439</text:p>
          </table:table-cell>
          <table:table-cell/>
        </table:table-row>
        <table:table-row table:style-name="ro2">
          <table:table-cell table:formula="of:=[.A476]+1" office:value-type="float" office:value="468">
            <text:p>468</text:p>
          </table:table-cell>
          <table:table-cell table:formula="of:=[.$B$1]*[.A477]/1024" office:value-type="float" office:value="2.28515625">
            <text:p>2.28515625</text:p>
          </table:table-cell>
          <table:table-cell table:formula="of:=([.B477]+[.$D$4])/[.$D$5]" office:value-type="float" office:value="2.36088942233504">
            <text:p>2.3608894223</text:p>
          </table:table-cell>
          <table:table-cell table:formula="of:=[.C477]*[.$B$2]/([.$B$1]-[.C477])" office:value-type="float" office:value="22.2901920950848">
            <text:p>22.2901920951</text:p>
          </table:table-cell>
          <table:table-cell/>
        </table:table-row>
        <table:table-row table:style-name="ro2">
          <table:table-cell table:formula="of:=[.A477]+1" office:value-type="float" office:value="469">
            <text:p>469</text:p>
          </table:table-cell>
          <table:table-cell table:formula="of:=[.$B$1]*[.A478]/1024" office:value-type="float" office:value="2.2900390625">
            <text:p>2.2900390625</text:p>
          </table:table-cell>
          <table:table-cell table:formula="of:=([.B478]+[.$D$4])/[.$D$5]" office:value-type="float" office:value="2.36433159266789">
            <text:p>2.3643315927</text:p>
          </table:table-cell>
          <table:table-cell table:formula="of:=[.C478]*[.$B$2]/([.$B$1]-[.C478])" office:value-type="float" office:value="22.351844462156">
            <text:p>22.3518444622</text:p>
          </table:table-cell>
          <table:table-cell/>
        </table:table-row>
        <table:table-row table:style-name="ro2">
          <table:table-cell table:formula="of:=[.A478]+1" office:value-type="float" office:value="470">
            <text:p>470</text:p>
          </table:table-cell>
          <table:table-cell table:formula="of:=[.$B$1]*[.A479]/1024" office:value-type="float" office:value="2.294921875">
            <text:p>2.294921875</text:p>
          </table:table-cell>
          <table:table-cell table:formula="of:=([.B479]+[.$D$4])/[.$D$5]" office:value-type="float" office:value="2.36777376300074">
            <text:p>2.367773763</text:p>
          </table:table-cell>
          <table:table-cell table:formula="of:=[.C479]*[.$B$2]/([.$B$1]-[.C479])" office:value-type="float" office:value="22.4136580752067">
            <text:p>22.4136580752</text:p>
          </table:table-cell>
          <table:table-cell/>
        </table:table-row>
        <table:table-row table:style-name="ro2">
          <table:table-cell table:formula="of:=[.A479]+1" office:value-type="float" office:value="471">
            <text:p>471</text:p>
          </table:table-cell>
          <table:table-cell table:formula="of:=[.$B$1]*[.A480]/1024" office:value-type="float" office:value="2.2998046875">
            <text:p>2.2998046875</text:p>
          </table:table-cell>
          <table:table-cell table:formula="of:=([.B480]+[.$D$4])/[.$D$5]" office:value-type="float" office:value="2.37121593333359">
            <text:p>2.3712159333</text:p>
          </table:table-cell>
          <table:table-cell table:formula="of:=[.C480]*[.$B$2]/([.$B$1]-[.C480])" office:value-type="float" office:value="22.4756335676508">
            <text:p>22.4756335677</text:p>
          </table:table-cell>
          <table:table-cell/>
        </table:table-row>
        <table:table-row table:style-name="ro2">
          <table:table-cell table:formula="of:=[.A480]+1" office:value-type="float" office:value="472">
            <text:p>472</text:p>
          </table:table-cell>
          <table:table-cell table:formula="of:=[.$B$1]*[.A481]/1024" office:value-type="float" office:value="2.3046875">
            <text:p>2.3046875</text:p>
          </table:table-cell>
          <table:table-cell table:formula="of:=([.B481]+[.$D$4])/[.$D$5]" office:value-type="float" office:value="2.37465810366644">
            <text:p>2.3746581037</text:p>
          </table:table-cell>
          <table:table-cell table:formula="of:=[.C481]*[.$B$2]/([.$B$1]-[.C481])" office:value-type="float" office:value="22.5377715762241">
            <text:p>22.5377715762</text:p>
          </table:table-cell>
          <table:table-cell/>
        </table:table-row>
        <table:table-row table:style-name="ro2">
          <table:table-cell table:formula="of:=[.A481]+1" office:value-type="float" office:value="473">
            <text:p>473</text:p>
          </table:table-cell>
          <table:table-cell table:formula="of:=[.$B$1]*[.A482]/1024" office:value-type="float" office:value="2.3095703125">
            <text:p>2.3095703125</text:p>
          </table:table-cell>
          <table:table-cell table:formula="of:=([.B482]+[.$D$4])/[.$D$5]" office:value-type="float" office:value="2.37810027399929">
            <text:p>2.378100274</text:p>
          </table:table-cell>
          <table:table-cell table:formula="of:=[.C482]*[.$B$2]/([.$B$1]-[.C482])" office:value-type="float" office:value="22.6000727410062">
            <text:p>22.600072741</text:p>
          </table:table-cell>
          <table:table-cell/>
        </table:table-row>
        <table:table-row table:style-name="ro2">
          <table:table-cell table:formula="of:=[.A482]+1" office:value-type="float" office:value="474">
            <text:p>474</text:p>
          </table:table-cell>
          <table:table-cell table:formula="of:=[.$B$1]*[.A483]/1024" office:value-type="float" office:value="2.314453125">
            <text:p>2.314453125</text:p>
          </table:table-cell>
          <table:table-cell table:formula="of:=([.B483]+[.$D$4])/[.$D$5]" office:value-type="float" office:value="2.38154244433214">
            <text:p>2.3815424443</text:p>
          </table:table-cell>
          <table:table-cell table:formula="of:=[.C483]*[.$B$2]/([.$B$1]-[.C483])" office:value-type="float" office:value="22.6625377054426">
            <text:p>22.6625377054</text:p>
          </table:table-cell>
          <table:table-cell/>
        </table:table-row>
        <table:table-row table:style-name="ro2">
          <table:table-cell table:formula="of:=[.A483]+1" office:value-type="float" office:value="475">
            <text:p>475</text:p>
          </table:table-cell>
          <table:table-cell table:formula="of:=[.$B$1]*[.A484]/1024" office:value-type="float" office:value="2.3193359375">
            <text:p>2.3193359375</text:p>
          </table:table-cell>
          <table:table-cell table:formula="of:=([.B484]+[.$D$4])/[.$D$5]" office:value-type="float" office:value="2.38498461466499">
            <text:p>2.3849846147</text:p>
          </table:table-cell>
          <table:table-cell table:formula="of:=[.C484]*[.$B$2]/([.$B$1]-[.C484])" office:value-type="float" office:value="22.7251671163665">
            <text:p>22.7251671164</text:p>
          </table:table-cell>
          <table:table-cell/>
        </table:table-row>
        <table:table-row table:style-name="ro2">
          <table:table-cell table:formula="of:=[.A484]+1" office:value-type="float" office:value="476">
            <text:p>476</text:p>
          </table:table-cell>
          <table:table-cell table:formula="of:=[.$B$1]*[.A485]/1024" office:value-type="float" office:value="2.32421875">
            <text:p>2.32421875</text:p>
          </table:table-cell>
          <table:table-cell table:formula="of:=([.B485]+[.$D$4])/[.$D$5]" office:value-type="float" office:value="2.38842678499784">
            <text:p>2.388426785</text:p>
          </table:table-cell>
          <table:table-cell table:formula="of:=[.C485]*[.$B$2]/([.$B$1]-[.C485])" office:value-type="float" office:value="22.7879616240213">
            <text:p>22.787961624</text:p>
          </table:table-cell>
          <table:table-cell/>
        </table:table-row>
        <table:table-row table:style-name="ro2">
          <table:table-cell table:formula="of:=[.A485]+1" office:value-type="float" office:value="477">
            <text:p>477</text:p>
          </table:table-cell>
          <table:table-cell table:formula="of:=[.$B$1]*[.A486]/1024" office:value-type="float" office:value="2.3291015625">
            <text:p>2.3291015625</text:p>
          </table:table-cell>
          <table:table-cell table:formula="of:=([.B486]+[.$D$4])/[.$D$5]" office:value-type="float" office:value="2.39186895533069">
            <text:p>2.3918689553</text:p>
          </table:table-cell>
          <table:table-cell table:formula="of:=[.C486]*[.$B$2]/([.$B$1]-[.C486])" office:value-type="float" office:value="22.8509218820833">
            <text:p>22.8509218821</text:p>
          </table:table-cell>
          <table:table-cell/>
        </table:table-row>
        <table:table-row table:style-name="ro2">
          <table:table-cell table:formula="of:=[.A486]+1" office:value-type="float" office:value="478">
            <text:p>478</text:p>
          </table:table-cell>
          <table:table-cell table:formula="of:=[.$B$1]*[.A487]/1024" office:value-type="float" office:value="2.333984375">
            <text:p>2.333984375</text:p>
          </table:table-cell>
          <table:table-cell table:formula="of:=([.B487]+[.$D$4])/[.$D$5]" office:value-type="float" office:value="2.39531112566354">
            <text:p>2.3953111257</text:p>
          </table:table-cell>
          <table:table-cell table:formula="of:=[.C487]*[.$B$2]/([.$B$1]-[.C487])" office:value-type="float" office:value="22.9140485476841">
            <text:p>22.9140485477</text:p>
          </table:table-cell>
          <table:table-cell/>
        </table:table-row>
        <table:table-row table:style-name="ro2">
          <table:table-cell table:formula="of:=[.A487]+1" office:value-type="float" office:value="479">
            <text:p>479</text:p>
          </table:table-cell>
          <table:table-cell table:formula="of:=[.$B$1]*[.A488]/1024" office:value-type="float" office:value="2.3388671875">
            <text:p>2.3388671875</text:p>
          </table:table-cell>
          <table:table-cell table:formula="of:=([.B488]+[.$D$4])/[.$D$5]" office:value-type="float" office:value="2.39875329599639">
            <text:p>2.398753296</text:p>
          </table:table-cell>
          <table:table-cell table:formula="of:=[.C488]*[.$B$2]/([.$B$1]-[.C488])" office:value-type="float" office:value="22.9773422814336">
            <text:p>22.9773422814</text:p>
          </table:table-cell>
          <table:table-cell/>
        </table:table-row>
        <table:table-row table:style-name="ro2">
          <table:table-cell table:formula="of:=[.A488]+1" office:value-type="float" office:value="480">
            <text:p>480</text:p>
          </table:table-cell>
          <table:table-cell table:formula="of:=[.$B$1]*[.A489]/1024" office:value-type="float" office:value="2.34375">
            <text:p>2.34375</text:p>
          </table:table-cell>
          <table:table-cell table:formula="of:=([.B489]+[.$D$4])/[.$D$5]" office:value-type="float" office:value="2.40219546632924">
            <text:p>2.4021954663</text:p>
          </table:table-cell>
          <table:table-cell table:formula="of:=[.C489]*[.$B$2]/([.$B$1]-[.C489])" office:value-type="float" office:value="23.040803747443">
            <text:p>23.0408037474</text:p>
          </table:table-cell>
          <table:table-cell/>
        </table:table-row>
        <table:table-row table:style-name="ro2">
          <table:table-cell table:formula="of:=[.A489]+1" office:value-type="float" office:value="481">
            <text:p>481</text:p>
          </table:table-cell>
          <table:table-cell table:formula="of:=[.$B$1]*[.A490]/1024" office:value-type="float" office:value="2.3486328125">
            <text:p>2.3486328125</text:p>
          </table:table-cell>
          <table:table-cell table:formula="of:=([.B490]+[.$D$4])/[.$D$5]" office:value-type="float" office:value="2.40563763666209">
            <text:p>2.4056376367</text:p>
          </table:table-cell>
          <table:table-cell table:formula="of:=[.C490]*[.$B$2]/([.$B$1]-[.C490])" office:value-type="float" office:value="23.104433613348">
            <text:p>23.1044336133</text:p>
          </table:table-cell>
          <table:table-cell/>
        </table:table-row>
        <table:table-row table:style-name="ro2">
          <table:table-cell table:formula="of:=[.A490]+1" office:value-type="float" office:value="482">
            <text:p>482</text:p>
          </table:table-cell>
          <table:table-cell table:formula="of:=[.$B$1]*[.A491]/1024" office:value-type="float" office:value="2.353515625">
            <text:p>2.353515625</text:p>
          </table:table-cell>
          <table:table-cell table:formula="of:=([.B491]+[.$D$4])/[.$D$5]" office:value-type="float" office:value="2.40907980699494">
            <text:p>2.409079807</text:p>
          </table:table-cell>
          <table:table-cell table:formula="of:=[.C491]*[.$B$2]/([.$B$1]-[.C491])" office:value-type="float" office:value="23.1682325503322">
            <text:p>23.1682325503</text:p>
          </table:table-cell>
          <table:table-cell/>
        </table:table-row>
        <table:table-row table:style-name="ro2">
          <table:table-cell table:formula="of:=[.A491]+1" office:value-type="float" office:value="483">
            <text:p>483</text:p>
          </table:table-cell>
          <table:table-cell table:formula="of:=[.$B$1]*[.A492]/1024" office:value-type="float" office:value="2.3583984375">
            <text:p>2.3583984375</text:p>
          </table:table-cell>
          <table:table-cell table:formula="of:=([.B492]+[.$D$4])/[.$D$5]" office:value-type="float" office:value="2.41252197732779">
            <text:p>2.4125219773</text:p>
          </table:table-cell>
          <table:table-cell table:formula="of:=[.C492]*[.$B$2]/([.$B$1]-[.C492])" office:value-type="float" office:value="23.232201233151">
            <text:p>23.2322012332</text:p>
          </table:table-cell>
          <table:table-cell/>
        </table:table-row>
        <table:table-row table:style-name="ro2">
          <table:table-cell table:formula="of:=[.A492]+1" office:value-type="float" office:value="484">
            <text:p>484</text:p>
          </table:table-cell>
          <table:table-cell table:formula="of:=[.$B$1]*[.A493]/1024" office:value-type="float" office:value="2.36328125">
            <text:p>2.36328125</text:p>
          </table:table-cell>
          <table:table-cell table:formula="of:=([.B493]+[.$D$4])/[.$D$5]" office:value-type="float" office:value="2.41596414766064">
            <text:p>2.4159641477</text:p>
          </table:table-cell>
          <table:table-cell table:formula="of:=[.C493]*[.$B$2]/([.$B$1]-[.C493])" office:value-type="float" office:value="23.2963403401549">
            <text:p>23.2963403402</text:p>
          </table:table-cell>
          <table:table-cell/>
        </table:table-row>
        <table:table-row table:style-name="ro2">
          <table:table-cell table:formula="of:=[.A493]+1" office:value-type="float" office:value="485">
            <text:p>485</text:p>
          </table:table-cell>
          <table:table-cell table:formula="of:=[.$B$1]*[.A494]/1024" office:value-type="float" office:value="2.3681640625">
            <text:p>2.3681640625</text:p>
          </table:table-cell>
          <table:table-cell table:formula="of:=([.B494]+[.$D$4])/[.$D$5]" office:value-type="float" office:value="2.41940631799349">
            <text:p>2.419406318</text:p>
          </table:table-cell>
          <table:table-cell table:formula="of:=[.C494]*[.$B$2]/([.$B$1]-[.C494])" office:value-type="float" office:value="23.3606505533139">
            <text:p>23.3606505533</text:p>
          </table:table-cell>
          <table:table-cell/>
        </table:table-row>
        <table:table-row table:style-name="ro2">
          <table:table-cell table:formula="of:=[.A494]+1" office:value-type="float" office:value="486">
            <text:p>486</text:p>
          </table:table-cell>
          <table:table-cell table:formula="of:=[.$B$1]*[.A495]/1024" office:value-type="float" office:value="2.373046875">
            <text:p>2.373046875</text:p>
          </table:table-cell>
          <table:table-cell table:formula="of:=([.B495]+[.$D$4])/[.$D$5]" office:value-type="float" office:value="2.42284848832634">
            <text:p>2.4228484883</text:p>
          </table:table-cell>
          <table:table-cell table:formula="of:=[.C495]*[.$B$2]/([.$B$1]-[.C495])" office:value-type="float" office:value="23.4251325582413">
            <text:p>23.4251325582</text:p>
          </table:table-cell>
          <table:table-cell/>
        </table:table-row>
        <table:table-row table:style-name="ro2">
          <table:table-cell table:formula="of:=[.A495]+1" office:value-type="float" office:value="487">
            <text:p>487</text:p>
          </table:table-cell>
          <table:table-cell table:formula="of:=[.$B$1]*[.A496]/1024" office:value-type="float" office:value="2.3779296875">
            <text:p>2.3779296875</text:p>
          </table:table-cell>
          <table:table-cell table:formula="of:=([.B496]+[.$D$4])/[.$D$5]" office:value-type="float" office:value="2.42629065865919">
            <text:p>2.4262906587</text:p>
          </table:table-cell>
          <table:table-cell table:formula="of:=[.C496]*[.$B$2]/([.$B$1]-[.C496])" office:value-type="float" office:value="23.4897870442183">
            <text:p>23.4897870442</text:p>
          </table:table-cell>
          <table:table-cell/>
        </table:table-row>
        <table:table-row table:style-name="ro2">
          <table:table-cell table:formula="of:=[.A496]+1" office:value-type="float" office:value="488">
            <text:p>488</text:p>
          </table:table-cell>
          <table:table-cell table:formula="of:=[.$B$1]*[.A497]/1024" office:value-type="float" office:value="2.3828125">
            <text:p>2.3828125</text:p>
          </table:table-cell>
          <table:table-cell table:formula="of:=([.B497]+[.$D$4])/[.$D$5]" office:value-type="float" office:value="2.42973282899204">
            <text:p>2.429732829</text:p>
          </table:table-cell>
          <table:table-cell table:formula="of:=[.C497]*[.$B$2]/([.$B$1]-[.C497])" office:value-type="float" office:value="23.5546147042186">
            <text:p>23.5546147042</text:p>
          </table:table-cell>
          <table:table-cell/>
        </table:table-row>
        <table:table-row table:style-name="ro2">
          <table:table-cell table:formula="of:=[.A497]+1" office:value-type="float" office:value="489">
            <text:p>489</text:p>
          </table:table-cell>
          <table:table-cell table:formula="of:=[.$B$1]*[.A498]/1024" office:value-type="float" office:value="2.3876953125">
            <text:p>2.3876953125</text:p>
          </table:table-cell>
          <table:table-cell table:formula="of:=([.B498]+[.$D$4])/[.$D$5]" office:value-type="float" office:value="2.43317499932489">
            <text:p>2.4331749993</text:p>
          </table:table-cell>
          <table:table-cell table:formula="of:=[.C498]*[.$B$2]/([.$B$1]-[.C498])" office:value-type="float" office:value="23.6196162349332">
            <text:p>23.6196162349</text:p>
          </table:table-cell>
          <table:table-cell/>
        </table:table-row>
        <table:table-row table:style-name="ro2">
          <table:table-cell table:formula="of:=[.A498]+1" office:value-type="float" office:value="490">
            <text:p>490</text:p>
          </table:table-cell>
          <table:table-cell table:formula="of:=[.$B$1]*[.A499]/1024" office:value-type="float" office:value="2.392578125">
            <text:p>2.392578125</text:p>
          </table:table-cell>
          <table:table-cell table:formula="of:=([.B499]+[.$D$4])/[.$D$5]" office:value-type="float" office:value="2.43661716965774">
            <text:p>2.4366171697</text:p>
          </table:table-cell>
          <table:table-cell table:formula="of:=[.C499]*[.$B$2]/([.$B$1]-[.C499])" office:value-type="float" office:value="23.6847923367948">
            <text:p>23.6847923368</text:p>
          </table:table-cell>
          <table:table-cell/>
        </table:table-row>
        <table:table-row table:style-name="ro2">
          <table:table-cell table:formula="of:=[.A499]+1" office:value-type="float" office:value="491">
            <text:p>491</text:p>
          </table:table-cell>
          <table:table-cell table:formula="of:=[.$B$1]*[.A500]/1024" office:value-type="float" office:value="2.3974609375">
            <text:p>2.3974609375</text:p>
          </table:table-cell>
          <table:table-cell table:formula="of:=([.B500]+[.$D$4])/[.$D$5]" office:value-type="float" office:value="2.44005933999059">
            <text:p>2.44005934</text:p>
          </table:table-cell>
          <table:table-cell table:formula="of:=[.C500]*[.$B$2]/([.$B$1]-[.C500])" office:value-type="float" office:value="23.7501437140039">
            <text:p>23.750143714</text:p>
          </table:table-cell>
          <table:table-cell/>
        </table:table-row>
        <table:table-row table:style-name="ro2">
          <table:table-cell table:formula="of:=[.A500]+1" office:value-type="float" office:value="492">
            <text:p>492</text:p>
          </table:table-cell>
          <table:table-cell table:formula="of:=[.$B$1]*[.A501]/1024" office:value-type="float" office:value="2.40234375">
            <text:p>2.40234375</text:p>
          </table:table-cell>
          <table:table-cell table:formula="of:=([.B501]+[.$D$4])/[.$D$5]" office:value-type="float" office:value="2.44350151032344">
            <text:p>2.4435015103</text:p>
          </table:table-cell>
          <table:table-cell table:formula="of:=[.C501]*[.$B$2]/([.$B$1]-[.C501])" office:value-type="float" office:value="23.8156710745532">
            <text:p>23.8156710746</text:p>
          </table:table-cell>
          <table:table-cell/>
        </table:table-row>
        <table:table-row table:style-name="ro2">
          <table:table-cell table:formula="of:=[.A501]+1" office:value-type="float" office:value="493">
            <text:p>493</text:p>
          </table:table-cell>
          <table:table-cell table:formula="of:=[.$B$1]*[.A502]/1024" office:value-type="float" office:value="2.4072265625">
            <text:p>2.4072265625</text:p>
          </table:table-cell>
          <table:table-cell table:formula="of:=([.B502]+[.$D$4])/[.$D$5]" office:value-type="float" office:value="2.44694368065629">
            <text:p>2.4469436807</text:p>
          </table:table-cell>
          <table:table-cell table:formula="of:=[.C502]*[.$B$2]/([.$B$1]-[.C502])" office:value-type="float" office:value="23.881375130254">
            <text:p>23.8813751303</text:p>
          </table:table-cell>
          <table:table-cell/>
        </table:table-row>
        <table:table-row table:style-name="ro2">
          <table:table-cell table:formula="of:=[.A502]+1" office:value-type="float" office:value="494">
            <text:p>494</text:p>
          </table:table-cell>
          <table:table-cell table:formula="of:=[.$B$1]*[.A503]/1024" office:value-type="float" office:value="2.412109375">
            <text:p>2.412109375</text:p>
          </table:table-cell>
          <table:table-cell table:formula="of:=([.B503]+[.$D$4])/[.$D$5]" office:value-type="float" office:value="2.45038585098914">
            <text:p>2.450385851</text:p>
          </table:table-cell>
          <table:table-cell table:formula="of:=[.C503]*[.$B$2]/([.$B$1]-[.C503])" office:value-type="float" office:value="23.9472565967613">
            <text:p>23.9472565968</text:p>
          </table:table-cell>
          <table:table-cell/>
        </table:table-row>
        <table:table-row table:style-name="ro2">
          <table:table-cell table:formula="of:=[.A503]+1" office:value-type="float" office:value="495">
            <text:p>495</text:p>
          </table:table-cell>
          <table:table-cell table:formula="of:=[.$B$1]*[.A504]/1024" office:value-type="float" office:value="2.4169921875">
            <text:p>2.4169921875</text:p>
          </table:table-cell>
          <table:table-cell table:formula="of:=([.B504]+[.$D$4])/[.$D$5]" office:value-type="float" office:value="2.45382802132199">
            <text:p>2.4538280213</text:p>
          </table:table-cell>
          <table:table-cell table:formula="of:=[.C504]*[.$B$2]/([.$B$1]-[.C504])" office:value-type="float" office:value="24.0133161936003">
            <text:p>24.0133161936</text:p>
          </table:table-cell>
          <table:table-cell/>
        </table:table-row>
        <table:table-row table:style-name="ro2">
          <table:table-cell table:formula="of:=[.A504]+1" office:value-type="float" office:value="496">
            <text:p>496</text:p>
          </table:table-cell>
          <table:table-cell table:formula="of:=[.$B$1]*[.A505]/1024" office:value-type="float" office:value="2.421875">
            <text:p>2.421875</text:p>
          </table:table-cell>
          <table:table-cell table:formula="of:=([.B505]+[.$D$4])/[.$D$5]" office:value-type="float" office:value="2.45727019165484">
            <text:p>2.4572701917</text:p>
          </table:table-cell>
          <table:table-cell table:formula="of:=[.C505]*[.$B$2]/([.$B$1]-[.C505])" office:value-type="float" office:value="24.0795546441921">
            <text:p>24.0795546442</text:p>
          </table:table-cell>
          <table:table-cell/>
        </table:table-row>
        <table:table-row table:style-name="ro2">
          <table:table-cell table:formula="of:=[.A505]+1" office:value-type="float" office:value="497">
            <text:p>497</text:p>
          </table:table-cell>
          <table:table-cell table:formula="of:=[.$B$1]*[.A506]/1024" office:value-type="float" office:value="2.4267578125">
            <text:p>2.4267578125</text:p>
          </table:table-cell>
          <table:table-cell table:formula="of:=([.B506]+[.$D$4])/[.$D$5]" office:value-type="float" office:value="2.46071236198769">
            <text:p>2.460712362</text:p>
          </table:table-cell>
          <table:table-cell table:formula="of:=[.C506]*[.$B$2]/([.$B$1]-[.C506])" office:value-type="float" office:value="24.1459726758808">
            <text:p>24.1459726759</text:p>
          </table:table-cell>
          <table:table-cell/>
        </table:table-row>
        <table:table-row table:style-name="ro2">
          <table:table-cell table:formula="of:=[.A506]+1" office:value-type="float" office:value="498">
            <text:p>498</text:p>
          </table:table-cell>
          <table:table-cell table:formula="of:=[.$B$1]*[.A507]/1024" office:value-type="float" office:value="2.431640625">
            <text:p>2.431640625</text:p>
          </table:table-cell>
          <table:table-cell table:formula="of:=([.B507]+[.$D$4])/[.$D$5]" office:value-type="float" office:value="2.46415453232054">
            <text:p>2.4641545323</text:p>
          </table:table-cell>
          <table:table-cell table:formula="of:=[.C507]*[.$B$2]/([.$B$1]-[.C507])" office:value-type="float" office:value="24.2125710199593">
            <text:p>24.21257102</text:p>
          </table:table-cell>
          <table:table-cell/>
        </table:table-row>
        <table:table-row table:style-name="ro2">
          <table:table-cell table:formula="of:=[.A507]+1" office:value-type="float" office:value="499">
            <text:p>499</text:p>
          </table:table-cell>
          <table:table-cell table:formula="of:=[.$B$1]*[.A508]/1024" office:value-type="float" office:value="2.4365234375">
            <text:p>2.4365234375</text:p>
          </table:table-cell>
          <table:table-cell table:formula="of:=([.B508]+[.$D$4])/[.$D$5]" office:value-type="float" office:value="2.46759670265339">
            <text:p>2.4675967027</text:p>
          </table:table-cell>
          <table:table-cell table:formula="of:=[.C508]*[.$B$2]/([.$B$1]-[.C508])" office:value-type="float" office:value="24.2793504116966">
            <text:p>24.2793504117</text:p>
          </table:table-cell>
          <table:table-cell/>
        </table:table-row>
        <table:table-row table:style-name="ro2">
          <table:table-cell table:formula="of:=[.A508]+1" office:value-type="float" office:value="500">
            <text:p>500</text:p>
          </table:table-cell>
          <table:table-cell table:formula="of:=[.$B$1]*[.A509]/1024" office:value-type="float" office:value="2.44140625">
            <text:p>2.44140625</text:p>
          </table:table-cell>
          <table:table-cell table:formula="of:=([.B509]+[.$D$4])/[.$D$5]" office:value-type="float" office:value="2.47103887298624">
            <text:p>2.471038873</text:p>
          </table:table-cell>
          <table:table-cell table:formula="of:=[.C509]*[.$B$2]/([.$B$1]-[.C509])" office:value-type="float" office:value="24.3463115903651">
            <text:p>24.3463115904</text:p>
          </table:table-cell>
          <table:table-cell/>
        </table:table-row>
        <table:table-row table:style-name="ro2">
          <table:table-cell table:formula="of:=[.A509]+1" office:value-type="float" office:value="501">
            <text:p>501</text:p>
          </table:table-cell>
          <table:table-cell table:formula="of:=[.$B$1]*[.A510]/1024" office:value-type="float" office:value="2.4462890625">
            <text:p>2.4462890625</text:p>
          </table:table-cell>
          <table:table-cell table:formula="of:=([.B510]+[.$D$4])/[.$D$5]" office:value-type="float" office:value="2.47448104331909">
            <text:p>2.4744810433</text:p>
          </table:table-cell>
          <table:table-cell table:formula="of:=[.C510]*[.$B$2]/([.$B$1]-[.C510])" office:value-type="float" office:value="24.4134552992673">
            <text:p>24.4134552993</text:p>
          </table:table-cell>
          <table:table-cell/>
        </table:table-row>
        <table:table-row table:style-name="ro2">
          <table:table-cell table:formula="of:=[.A510]+1" office:value-type="float" office:value="502">
            <text:p>502</text:p>
          </table:table-cell>
          <table:table-cell table:formula="of:=[.$B$1]*[.A511]/1024" office:value-type="float" office:value="2.451171875">
            <text:p>2.451171875</text:p>
          </table:table-cell>
          <table:table-cell table:formula="of:=([.B511]+[.$D$4])/[.$D$5]" office:value-type="float" office:value="2.47792321365194">
            <text:p>2.4779232137</text:p>
          </table:table-cell>
          <table:table-cell table:formula="of:=[.C511]*[.$B$2]/([.$B$1]-[.C511])" office:value-type="float" office:value="24.4807822857636">
            <text:p>24.4807822858</text:p>
          </table:table-cell>
          <table:table-cell/>
        </table:table-row>
        <table:table-row table:style-name="ro2">
          <table:table-cell table:formula="of:=[.A511]+1" office:value-type="float" office:value="503">
            <text:p>503</text:p>
          </table:table-cell>
          <table:table-cell table:formula="of:=[.$B$1]*[.A512]/1024" office:value-type="float" office:value="2.4560546875">
            <text:p>2.4560546875</text:p>
          </table:table-cell>
          <table:table-cell table:formula="of:=([.B512]+[.$D$4])/[.$D$5]" office:value-type="float" office:value="2.48136538398479">
            <text:p>2.481365384</text:p>
          </table:table-cell>
          <table:table-cell table:formula="of:=[.C512]*[.$B$2]/([.$B$1]-[.C512])" office:value-type="float" office:value="24.5482933013001">
            <text:p>24.5482933013</text:p>
          </table:table-cell>
          <table:table-cell/>
        </table:table-row>
        <table:table-row table:style-name="ro2">
          <table:table-cell table:formula="of:=[.A512]+1" office:value-type="float" office:value="504">
            <text:p>504</text:p>
          </table:table-cell>
          <table:table-cell table:formula="of:=[.$B$1]*[.A513]/1024" office:value-type="float" office:value="2.4609375">
            <text:p>2.4609375</text:p>
          </table:table-cell>
          <table:table-cell table:formula="of:=([.B513]+[.$D$4])/[.$D$5]" office:value-type="float" office:value="2.48480755431763">
            <text:p>2.4848075543</text:p>
          </table:table-cell>
          <table:table-cell table:formula="of:=[.C513]*[.$B$2]/([.$B$1]-[.C513])" office:value-type="float" office:value="24.6159891014365">
            <text:p>24.6159891014</text:p>
          </table:table-cell>
          <table:table-cell/>
        </table:table-row>
        <table:table-row table:style-name="ro2">
          <table:table-cell table:formula="of:=[.A513]+1" office:value-type="float" office:value="505">
            <text:p>505</text:p>
          </table:table-cell>
          <table:table-cell table:formula="of:=[.$B$1]*[.A514]/1024" office:value-type="float" office:value="2.4658203125">
            <text:p>2.4658203125</text:p>
          </table:table-cell>
          <table:table-cell table:formula="of:=([.B514]+[.$D$4])/[.$D$5]" office:value-type="float" office:value="2.48824972465048">
            <text:p>2.4882497247</text:p>
          </table:table-cell>
          <table:table-cell table:formula="of:=[.C514]*[.$B$2]/([.$B$1]-[.C514])" office:value-type="float" office:value="24.6838704458741">
            <text:p>24.6838704459</text:p>
          </table:table-cell>
          <table:table-cell/>
        </table:table-row>
        <table:table-row table:style-name="ro2">
          <table:table-cell table:formula="of:=[.A514]+1" office:value-type="float" office:value="506">
            <text:p>506</text:p>
          </table:table-cell>
          <table:table-cell table:formula="of:=[.$B$1]*[.A515]/1024" office:value-type="float" office:value="2.470703125">
            <text:p>2.470703125</text:p>
          </table:table-cell>
          <table:table-cell table:formula="of:=([.B515]+[.$D$4])/[.$D$5]" office:value-type="float" office:value="2.49169189498333">
            <text:p>2.491691895</text:p>
          </table:table-cell>
          <table:table-cell table:formula="of:=[.C515]*[.$B$2]/([.$B$1]-[.C515])" office:value-type="float" office:value="24.7519380984846">
            <text:p>24.7519380985</text:p>
          </table:table-cell>
          <table:table-cell/>
        </table:table-row>
        <table:table-row table:style-name="ro2">
          <table:table-cell table:formula="of:=[.A515]+1" office:value-type="float" office:value="507">
            <text:p>507</text:p>
          </table:table-cell>
          <table:table-cell table:formula="of:=[.$B$1]*[.A516]/1024" office:value-type="float" office:value="2.4755859375">
            <text:p>2.4755859375</text:p>
          </table:table-cell>
          <table:table-cell table:formula="of:=([.B516]+[.$D$4])/[.$D$5]" office:value-type="float" office:value="2.49513406531618">
            <text:p>2.4951340653</text:p>
          </table:table-cell>
          <table:table-cell table:formula="of:=[.C516]*[.$B$2]/([.$B$1]-[.C516])" office:value-type="float" office:value="24.8201928273383">
            <text:p>24.8201928273</text:p>
          </table:table-cell>
          <table:table-cell/>
        </table:table-row>
        <table:table-row table:style-name="ro2">
          <table:table-cell table:formula="of:=[.A516]+1" office:value-type="float" office:value="508">
            <text:p>508</text:p>
          </table:table-cell>
          <table:table-cell table:formula="of:=[.$B$1]*[.A517]/1024" office:value-type="float" office:value="2.48046875">
            <text:p>2.48046875</text:p>
          </table:table-cell>
          <table:table-cell table:formula="of:=([.B517]+[.$D$4])/[.$D$5]" office:value-type="float" office:value="2.49857623564903">
            <text:p>2.4985762356</text:p>
          </table:table-cell>
          <table:table-cell table:formula="of:=[.C517]*[.$B$2]/([.$B$1]-[.C517])" office:value-type="float" office:value="24.8886354047334">
            <text:p>24.8886354047</text:p>
          </table:table-cell>
          <table:table-cell/>
        </table:table-row>
        <table:table-row table:style-name="ro2">
          <table:table-cell table:formula="of:=[.A517]+1" office:value-type="float" office:value="509">
            <text:p>509</text:p>
          </table:table-cell>
          <table:table-cell table:formula="of:=[.$B$1]*[.A518]/1024" office:value-type="float" office:value="2.4853515625">
            <text:p>2.4853515625</text:p>
          </table:table-cell>
          <table:table-cell table:formula="of:=([.B518]+[.$D$4])/[.$D$5]" office:value-type="float" office:value="2.50201840598188">
            <text:p>2.502018406</text:p>
          </table:table-cell>
          <table:table-cell table:formula="of:=[.C518]*[.$B$2]/([.$B$1]-[.C518])" office:value-type="float" office:value="24.9572666072248">
            <text:p>24.9572666072</text:p>
          </table:table-cell>
          <table:table-cell/>
        </table:table-row>
        <table:table-row table:style-name="ro2">
          <table:table-cell table:formula="of:=[.A518]+1" office:value-type="float" office:value="510">
            <text:p>510</text:p>
          </table:table-cell>
          <table:table-cell table:formula="of:=[.$B$1]*[.A519]/1024" office:value-type="float" office:value="2.490234375">
            <text:p>2.490234375</text:p>
          </table:table-cell>
          <table:table-cell table:formula="of:=([.B519]+[.$D$4])/[.$D$5]" office:value-type="float" office:value="2.50546057631473">
            <text:p>2.5054605763</text:p>
          </table:table-cell>
          <table:table-cell table:formula="of:=[.C519]*[.$B$2]/([.$B$1]-[.C519])" office:value-type="float" office:value="25.0260872156538">
            <text:p>25.0260872157</text:p>
          </table:table-cell>
          <table:table-cell/>
        </table:table-row>
        <table:table-row table:style-name="ro2">
          <table:table-cell table:formula="of:=[.A519]+1" office:value-type="float" office:value="511">
            <text:p>511</text:p>
          </table:table-cell>
          <table:table-cell table:formula="of:=[.$B$1]*[.A520]/1024" office:value-type="float" office:value="2.4951171875">
            <text:p>2.4951171875</text:p>
          </table:table-cell>
          <table:table-cell table:formula="of:=([.B520]+[.$D$4])/[.$D$5]" office:value-type="float" office:value="2.50890274664758">
            <text:p>2.5089027466</text:p>
          </table:table-cell>
          <table:table-cell table:formula="of:=[.C520]*[.$B$2]/([.$B$1]-[.C520])" office:value-type="float" office:value="25.0950980151773">
            <text:p>25.0950980152</text:p>
          </table:table-cell>
          <table:table-cell/>
        </table:table-row>
        <table:table-row table:style-name="ro2">
          <table:table-cell table:formula="of:=[.A520]+1" office:value-type="float" office:value="512">
            <text:p>512</text:p>
          </table:table-cell>
          <table:table-cell table:formula="of:=[.$B$1]*[.A521]/1024" office:value-type="float" office:value="2.5">
            <text:p>2.5</text:p>
          </table:table-cell>
          <table:table-cell table:formula="of:=([.B521]+[.$D$4])/[.$D$5]" office:value-type="float" office:value="2.51234491698043">
            <text:p>2.512344917</text:p>
          </table:table-cell>
          <table:table-cell table:formula="of:=[.C521]*[.$B$2]/([.$B$1]-[.C521])" office:value-type="float" office:value="25.1642997952981">
            <text:p>25.1642997953</text:p>
          </table:table-cell>
          <table:table-cell/>
        </table:table-row>
        <table:table-row table:style-name="ro2">
          <table:table-cell table:formula="of:=[.A521]+1" office:value-type="float" office:value="513">
            <text:p>513</text:p>
          </table:table-cell>
          <table:table-cell table:formula="of:=[.$B$1]*[.A522]/1024" office:value-type="float" office:value="2.5048828125">
            <text:p>2.5048828125</text:p>
          </table:table-cell>
          <table:table-cell table:formula="of:=([.B522]+[.$D$4])/[.$D$5]" office:value-type="float" office:value="2.51578708731328">
            <text:p>2.5157870873</text:p>
          </table:table-cell>
          <table:table-cell table:formula="of:=[.C522]*[.$B$2]/([.$B$1]-[.C522])" office:value-type="float" office:value="25.2336933498946">
            <text:p>25.2336933499</text:p>
          </table:table-cell>
          <table:table-cell/>
        </table:table-row>
        <table:table-row table:style-name="ro2">
          <table:table-cell table:formula="of:=[.A522]+1" office:value-type="float" office:value="514">
            <text:p>514</text:p>
          </table:table-cell>
          <table:table-cell table:formula="of:=[.$B$1]*[.A523]/1024" office:value-type="float" office:value="2.509765625">
            <text:p>2.509765625</text:p>
          </table:table-cell>
          <table:table-cell table:formula="of:=([.B523]+[.$D$4])/[.$D$5]" office:value-type="float" office:value="2.51922925764613">
            <text:p>2.5192292576</text:p>
          </table:table-cell>
          <table:table-cell table:formula="of:=[.C523]*[.$B$2]/([.$B$1]-[.C523])" office:value-type="float" office:value="25.3032794772516">
            <text:p>25.3032794773</text:p>
          </table:table-cell>
          <table:table-cell/>
        </table:table-row>
        <table:table-row table:style-name="ro2">
          <table:table-cell table:formula="of:=[.A523]+1" office:value-type="float" office:value="515">
            <text:p>515</text:p>
          </table:table-cell>
          <table:table-cell table:formula="of:=[.$B$1]*[.A524]/1024" office:value-type="float" office:value="2.5146484375">
            <text:p>2.5146484375</text:p>
          </table:table-cell>
          <table:table-cell table:formula="of:=([.B524]+[.$D$4])/[.$D$5]" office:value-type="float" office:value="2.52267142797898">
            <text:p>2.522671428</text:p>
          </table:table-cell>
          <table:table-cell table:formula="of:=[.C524]*[.$B$2]/([.$B$1]-[.C524])" office:value-type="float" office:value="25.3730589800904">
            <text:p>25.3730589801</text:p>
          </table:table-cell>
          <table:table-cell/>
        </table:table-row>
        <table:table-row table:style-name="ro2">
          <table:table-cell table:formula="of:=[.A524]+1" office:value-type="float" office:value="516">
            <text:p>516</text:p>
          </table:table-cell>
          <table:table-cell table:formula="of:=[.$B$1]*[.A525]/1024" office:value-type="float" office:value="2.51953125">
            <text:p>2.51953125</text:p>
          </table:table-cell>
          <table:table-cell table:formula="of:=([.B525]+[.$D$4])/[.$D$5]" office:value-type="float" office:value="2.52611359831183">
            <text:p>2.5261135983</text:p>
          </table:table-cell>
          <table:table-cell table:formula="of:=[.C525]*[.$B$2]/([.$B$1]-[.C525])" office:value-type="float" office:value="25.4430326656001">
            <text:p>25.4430326656</text:p>
          </table:table-cell>
          <table:table-cell/>
        </table:table-row>
        <table:table-row table:style-name="ro2">
          <table:table-cell table:formula="of:=[.A525]+1" office:value-type="float" office:value="517">
            <text:p>517</text:p>
          </table:table-cell>
          <table:table-cell table:formula="of:=[.$B$1]*[.A526]/1024" office:value-type="float" office:value="2.5244140625">
            <text:p>2.5244140625</text:p>
          </table:table-cell>
          <table:table-cell table:formula="of:=([.B526]+[.$D$4])/[.$D$5]" office:value-type="float" office:value="2.52955576864468">
            <text:p>2.5295557686</text:p>
          </table:table-cell>
          <table:table-cell table:formula="of:=[.C526]*[.$B$2]/([.$B$1]-[.C526])" office:value-type="float" office:value="25.5132013454686">
            <text:p>25.5132013455</text:p>
          </table:table-cell>
          <table:table-cell/>
        </table:table-row>
        <table:table-row table:style-name="ro2">
          <table:table-cell table:formula="of:=[.A526]+1" office:value-type="float" office:value="518">
            <text:p>518</text:p>
          </table:table-cell>
          <table:table-cell table:formula="of:=[.$B$1]*[.A527]/1024" office:value-type="float" office:value="2.529296875">
            <text:p>2.529296875</text:p>
          </table:table-cell>
          <table:table-cell table:formula="of:=([.B527]+[.$D$4])/[.$D$5]" office:value-type="float" office:value="2.53299793897753">
            <text:p>2.532997939</text:p>
          </table:table-cell>
          <table:table-cell table:formula="of:=[.C527]*[.$B$2]/([.$B$1]-[.C527])" office:value-type="float" office:value="25.5835658359137">
            <text:p>25.5835658359</text:p>
          </table:table-cell>
          <table:table-cell/>
        </table:table-row>
        <table:table-row table:style-name="ro2">
          <table:table-cell table:formula="of:=[.A527]+1" office:value-type="float" office:value="519">
            <text:p>519</text:p>
          </table:table-cell>
          <table:table-cell table:formula="of:=[.$B$1]*[.A528]/1024" office:value-type="float" office:value="2.5341796875">
            <text:p>2.5341796875</text:p>
          </table:table-cell>
          <table:table-cell table:formula="of:=([.B528]+[.$D$4])/[.$D$5]" office:value-type="float" office:value="2.53644010931038">
            <text:p>2.5364401093</text:p>
          </table:table-cell>
          <table:table-cell table:formula="of:=[.C528]*[.$B$2]/([.$B$1]-[.C528])" office:value-type="float" office:value="25.6541269577153">
            <text:p>25.6541269577</text:p>
          </table:table-cell>
          <table:table-cell/>
        </table:table-row>
        <table:table-row table:style-name="ro2">
          <table:table-cell table:formula="of:=[.A528]+1" office:value-type="float" office:value="520">
            <text:p>520</text:p>
          </table:table-cell>
          <table:table-cell table:formula="of:=[.$B$1]*[.A529]/1024" office:value-type="float" office:value="2.5390625">
            <text:p>2.5390625</text:p>
          </table:table-cell>
          <table:table-cell table:formula="of:=([.B529]+[.$D$4])/[.$D$5]" office:value-type="float" office:value="2.53988227964323">
            <text:p>2.5398822796</text:p>
          </table:table-cell>
          <table:table-cell table:formula="of:=[.C529]*[.$B$2]/([.$B$1]-[.C529])" office:value-type="float" office:value="25.7248855362469">
            <text:p>25.7248855362</text:p>
          </table:table-cell>
          <table:table-cell/>
        </table:table-row>
        <table:table-row table:style-name="ro2">
          <table:table-cell table:formula="of:=[.A529]+1" office:value-type="float" office:value="521">
            <text:p>521</text:p>
          </table:table-cell>
          <table:table-cell table:formula="of:=[.$B$1]*[.A530]/1024" office:value-type="float" office:value="2.5439453125">
            <text:p>2.5439453125</text:p>
          </table:table-cell>
          <table:table-cell table:formula="of:=([.B530]+[.$D$4])/[.$D$5]" office:value-type="float" office:value="2.54332444997608">
            <text:p>2.54332445</text:p>
          </table:table-cell>
          <table:table-cell table:formula="of:=[.C530]*[.$B$2]/([.$B$1]-[.C530])" office:value-type="float" office:value="25.7958424015076">
            <text:p>25.7958424015</text:p>
          </table:table-cell>
          <table:table-cell/>
        </table:table-row>
        <table:table-row table:style-name="ro2">
          <table:table-cell table:formula="of:=[.A530]+1" office:value-type="float" office:value="522">
            <text:p>522</text:p>
          </table:table-cell>
          <table:table-cell table:formula="of:=[.$B$1]*[.A531]/1024" office:value-type="float" office:value="2.548828125">
            <text:p>2.548828125</text:p>
          </table:table-cell>
          <table:table-cell table:formula="of:=([.B531]+[.$D$4])/[.$D$5]" office:value-type="float" office:value="2.54676662030893">
            <text:p>2.5467666203</text:p>
          </table:table-cell>
          <table:table-cell table:formula="of:=[.C531]*[.$B$2]/([.$B$1]-[.C531])" office:value-type="float" office:value="25.8669983881553">
            <text:p>25.8669983882</text:p>
          </table:table-cell>
          <table:table-cell/>
        </table:table-row>
        <table:table-row table:style-name="ro2">
          <table:table-cell table:formula="of:=[.A531]+1" office:value-type="float" office:value="523">
            <text:p>523</text:p>
          </table:table-cell>
          <table:table-cell table:formula="of:=[.$B$1]*[.A532]/1024" office:value-type="float" office:value="2.5537109375">
            <text:p>2.5537109375</text:p>
          </table:table-cell>
          <table:table-cell table:formula="of:=([.B532]+[.$D$4])/[.$D$5]" office:value-type="float" office:value="2.55020879064178">
            <text:p>2.5502087906</text:p>
          </table:table-cell>
          <table:table-cell table:formula="of:=[.C532]*[.$B$2]/([.$B$1]-[.C532])" office:value-type="float" office:value="25.9383543355387">
            <text:p>25.9383543355</text:p>
          </table:table-cell>
          <table:table-cell/>
        </table:table-row>
        <table:table-row table:style-name="ro2">
          <table:table-cell table:formula="of:=[.A532]+1" office:value-type="float" office:value="524">
            <text:p>524</text:p>
          </table:table-cell>
          <table:table-cell table:formula="of:=[.$B$1]*[.A533]/1024" office:value-type="float" office:value="2.55859375">
            <text:p>2.55859375</text:p>
          </table:table-cell>
          <table:table-cell table:formula="of:=([.B533]+[.$D$4])/[.$D$5]" office:value-type="float" office:value="2.55365096097463">
            <text:p>2.553650961</text:p>
          </table:table-cell>
          <table:table-cell table:formula="of:=[.C533]*[.$B$2]/([.$B$1]-[.C533])" office:value-type="float" office:value="26.0099110877305">
            <text:p>26.0099110877</text:p>
          </table:table-cell>
          <table:table-cell/>
        </table:table-row>
        <table:table-row table:style-name="ro2">
          <table:table-cell table:formula="of:=[.A533]+1" office:value-type="float" office:value="525">
            <text:p>525</text:p>
          </table:table-cell>
          <table:table-cell table:formula="of:=[.$B$1]*[.A534]/1024" office:value-type="float" office:value="2.5634765625">
            <text:p>2.5634765625</text:p>
          </table:table-cell>
          <table:table-cell table:formula="of:=([.B534]+[.$D$4])/[.$D$5]" office:value-type="float" office:value="2.55709313130748">
            <text:p>2.5570931313</text:p>
          </table:table-cell>
          <table:table-cell table:formula="of:=[.C534]*[.$B$2]/([.$B$1]-[.C534])" office:value-type="float" office:value="26.0816694935611">
            <text:p>26.0816694936</text:p>
          </table:table-cell>
          <table:table-cell/>
        </table:table-row>
        <table:table-row table:style-name="ro2">
          <table:table-cell table:formula="of:=[.A534]+1" office:value-type="float" office:value="526">
            <text:p>526</text:p>
          </table:table-cell>
          <table:table-cell table:formula="of:=[.$B$1]*[.A535]/1024" office:value-type="float" office:value="2.568359375">
            <text:p>2.568359375</text:p>
          </table:table-cell>
          <table:table-cell table:formula="of:=([.B535]+[.$D$4])/[.$D$5]" office:value-type="float" office:value="2.56053530164033">
            <text:p>2.5605353016</text:p>
          </table:table-cell>
          <table:table-cell table:formula="of:=[.C535]*[.$B$2]/([.$B$1]-[.C535])" office:value-type="float" office:value="26.1536304066514">
            <text:p>26.1536304067</text:p>
          </table:table-cell>
          <table:table-cell/>
        </table:table-row>
        <table:table-row table:style-name="ro2">
          <table:table-cell table:formula="of:=[.A535]+1" office:value-type="float" office:value="527">
            <text:p>527</text:p>
          </table:table-cell>
          <table:table-cell table:formula="of:=[.$B$1]*[.A536]/1024" office:value-type="float" office:value="2.5732421875">
            <text:p>2.5732421875</text:p>
          </table:table-cell>
          <table:table-cell table:formula="of:=([.B536]+[.$D$4])/[.$D$5]" office:value-type="float" office:value="2.56397747197318">
            <text:p>2.563977472</text:p>
          </table:table-cell>
          <table:table-cell table:formula="of:=[.C536]*[.$B$2]/([.$B$1]-[.C536])" office:value-type="float" office:value="26.2257946854473">
            <text:p>26.2257946854</text:p>
          </table:table-cell>
          <table:table-cell/>
        </table:table-row>
        <table:table-row table:style-name="ro2">
          <table:table-cell table:formula="of:=[.A536]+1" office:value-type="float" office:value="528">
            <text:p>528</text:p>
          </table:table-cell>
          <table:table-cell table:formula="of:=[.$B$1]*[.A537]/1024" office:value-type="float" office:value="2.578125">
            <text:p>2.578125</text:p>
          </table:table-cell>
          <table:table-cell table:formula="of:=([.B537]+[.$D$4])/[.$D$5]" office:value-type="float" office:value="2.56741964230603">
            <text:p>2.5674196423</text:p>
          </table:table-cell>
          <table:table-cell table:formula="of:=[.C537]*[.$B$2]/([.$B$1]-[.C537])" office:value-type="float" office:value="26.2981631932537">
            <text:p>26.2981631933</text:p>
          </table:table-cell>
          <table:table-cell/>
        </table:table-row>
        <table:table-row table:style-name="ro2">
          <table:table-cell table:formula="of:=[.A537]+1" office:value-type="float" office:value="529">
            <text:p>529</text:p>
          </table:table-cell>
          <table:table-cell table:formula="of:=[.$B$1]*[.A538]/1024" office:value-type="float" office:value="2.5830078125">
            <text:p>2.5830078125</text:p>
          </table:table-cell>
          <table:table-cell table:formula="of:=([.B538]+[.$D$4])/[.$D$5]" office:value-type="float" office:value="2.57086181263888">
            <text:p>2.5708618126</text:p>
          </table:table-cell>
          <table:table-cell table:formula="of:=[.C538]*[.$B$2]/([.$B$1]-[.C538])" office:value-type="float" office:value="26.3707367982684">
            <text:p>26.3707367983</text:p>
          </table:table-cell>
          <table:table-cell/>
        </table:table-row>
        <table:table-row table:style-name="ro2">
          <table:table-cell table:formula="of:=[.A538]+1" office:value-type="float" office:value="530">
            <text:p>530</text:p>
          </table:table-cell>
          <table:table-cell table:formula="of:=[.$B$1]*[.A539]/1024" office:value-type="float" office:value="2.587890625">
            <text:p>2.587890625</text:p>
          </table:table-cell>
          <table:table-cell table:formula="of:=([.B539]+[.$D$4])/[.$D$5]" office:value-type="float" office:value="2.57430398297173">
            <text:p>2.574303983</text:p>
          </table:table-cell>
          <table:table-cell table:formula="of:=[.C539]*[.$B$2]/([.$B$1]-[.C539])" office:value-type="float" office:value="26.4435163736178">
            <text:p>26.4435163736</text:p>
          </table:table-cell>
          <table:table-cell/>
        </table:table-row>
        <table:table-row table:style-name="ro2">
          <table:table-cell table:formula="of:=[.A539]+1" office:value-type="float" office:value="531">
            <text:p>531</text:p>
          </table:table-cell>
          <table:table-cell table:formula="of:=[.$B$1]*[.A540]/1024" office:value-type="float" office:value="2.5927734375">
            <text:p>2.5927734375</text:p>
          </table:table-cell>
          <table:table-cell table:formula="of:=([.B540]+[.$D$4])/[.$D$5]" office:value-type="float" office:value="2.57774615330458">
            <text:p>2.5777461533</text:p>
          </table:table-cell>
          <table:table-cell table:formula="of:=[.C540]*[.$B$2]/([.$B$1]-[.C540])" office:value-type="float" office:value="26.516502797391">
            <text:p>26.5165027974</text:p>
          </table:table-cell>
          <table:table-cell/>
        </table:table-row>
        <table:table-row table:style-name="ro2">
          <table:table-cell table:formula="of:=[.A540]+1" office:value-type="float" office:value="532">
            <text:p>532</text:p>
          </table:table-cell>
          <table:table-cell table:formula="of:=[.$B$1]*[.A541]/1024" office:value-type="float" office:value="2.59765625">
            <text:p>2.59765625</text:p>
          </table:table-cell>
          <table:table-cell table:formula="of:=([.B541]+[.$D$4])/[.$D$5]" office:value-type="float" office:value="2.58118832363743">
            <text:p>2.5811883236</text:p>
          </table:table-cell>
          <table:table-cell table:formula="of:=[.C541]*[.$B$2]/([.$B$1]-[.C541])" office:value-type="float" office:value="26.5896969526755">
            <text:p>26.5896969527</text:p>
          </table:table-cell>
          <table:table-cell/>
        </table:table-row>
        <table:table-row table:style-name="ro2">
          <table:table-cell table:formula="of:=[.A541]+1" office:value-type="float" office:value="533">
            <text:p>533</text:p>
          </table:table-cell>
          <table:table-cell table:formula="of:=[.$B$1]*[.A542]/1024" office:value-type="float" office:value="2.6025390625">
            <text:p>2.6025390625</text:p>
          </table:table-cell>
          <table:table-cell table:formula="of:=([.B542]+[.$D$4])/[.$D$5]" office:value-type="float" office:value="2.58463049397028">
            <text:p>2.584630494</text:p>
          </table:table-cell>
          <table:table-cell table:formula="of:=[.C542]*[.$B$2]/([.$B$1]-[.C542])" office:value-type="float" office:value="26.663099727593">
            <text:p>26.6630997276</text:p>
          </table:table-cell>
          <table:table-cell/>
        </table:table-row>
        <table:table-row table:style-name="ro2">
          <table:table-cell table:formula="of:=[.A542]+1" office:value-type="float" office:value="534">
            <text:p>534</text:p>
          </table:table-cell>
          <table:table-cell table:formula="of:=[.$B$1]*[.A543]/1024" office:value-type="float" office:value="2.607421875">
            <text:p>2.607421875</text:p>
          </table:table-cell>
          <table:table-cell table:formula="of:=([.B543]+[.$D$4])/[.$D$5]" office:value-type="float" office:value="2.58807266430313">
            <text:p>2.5880726643</text:p>
          </table:table-cell>
          <table:table-cell table:formula="of:=[.C543]*[.$B$2]/([.$B$1]-[.C543])" office:value-type="float" office:value="26.7367120153349">
            <text:p>26.7367120153</text:p>
          </table:table-cell>
          <table:table-cell/>
        </table:table-row>
        <table:table-row table:style-name="ro2">
          <table:table-cell table:formula="of:=[.A543]+1" office:value-type="float" office:value="535">
            <text:p>535</text:p>
          </table:table-cell>
          <table:table-cell table:formula="of:=[.$B$1]*[.A544]/1024" office:value-type="float" office:value="2.6123046875">
            <text:p>2.6123046875</text:p>
          </table:table-cell>
          <table:table-cell table:formula="of:=([.B544]+[.$D$4])/[.$D$5]" office:value-type="float" office:value="2.59151483463598">
            <text:p>2.5915148346</text:p>
          </table:table-cell>
          <table:table-cell table:formula="of:=[.C544]*[.$B$2]/([.$B$1]-[.C544])" office:value-type="float" office:value="26.8105347141987">
            <text:p>26.8105347142</text:p>
          </table:table-cell>
          <table:table-cell/>
        </table:table-row>
        <table:table-row table:style-name="ro2">
          <table:table-cell table:formula="of:=[.A544]+1" office:value-type="float" office:value="536">
            <text:p>536</text:p>
          </table:table-cell>
          <table:table-cell table:formula="of:=[.$B$1]*[.A545]/1024" office:value-type="float" office:value="2.6171875">
            <text:p>2.6171875</text:p>
          </table:table-cell>
          <table:table-cell table:formula="of:=([.B545]+[.$D$4])/[.$D$5]" office:value-type="float" office:value="2.59495700496883">
            <text:p>2.594957005</text:p>
          </table:table-cell>
          <table:table-cell table:formula="of:=[.C545]*[.$B$2]/([.$B$1]-[.C545])" office:value-type="float" office:value="26.8845687276249">
            <text:p>26.8845687276</text:p>
          </table:table-cell>
          <table:table-cell/>
        </table:table-row>
        <table:table-row table:style-name="ro2">
          <table:table-cell table:formula="of:=[.A545]+1" office:value-type="float" office:value="537">
            <text:p>537</text:p>
          </table:table-cell>
          <table:table-cell table:formula="of:=[.$B$1]*[.A546]/1024" office:value-type="float" office:value="2.6220703125">
            <text:p>2.6220703125</text:p>
          </table:table-cell>
          <table:table-cell table:formula="of:=([.B546]+[.$D$4])/[.$D$5]" office:value-type="float" office:value="2.59839917530168">
            <text:p>2.5983991753</text:p>
          </table:table-cell>
          <table:table-cell table:formula="of:=[.C546]*[.$B$2]/([.$B$1]-[.C546])" office:value-type="float" office:value="26.9588149642332">
            <text:p>26.9588149642</text:p>
          </table:table-cell>
          <table:table-cell/>
        </table:table-row>
        <table:table-row table:style-name="ro2">
          <table:table-cell table:formula="of:=[.A546]+1" office:value-type="float" office:value="538">
            <text:p>538</text:p>
          </table:table-cell>
          <table:table-cell table:formula="of:=[.$B$1]*[.A547]/1024" office:value-type="float" office:value="2.626953125">
            <text:p>2.626953125</text:p>
          </table:table-cell>
          <table:table-cell table:formula="of:=([.B547]+[.$D$4])/[.$D$5]" office:value-type="float" office:value="2.60184134563453">
            <text:p>2.6018413456</text:p>
          </table:table-cell>
          <table:table-cell table:formula="of:=[.C547]*[.$B$2]/([.$B$1]-[.C547])" office:value-type="float" office:value="27.0332743378602">
            <text:p>27.0332743379</text:p>
          </table:table-cell>
          <table:table-cell/>
        </table:table-row>
        <table:table-row table:style-name="ro2">
          <table:table-cell table:formula="of:=[.A547]+1" office:value-type="float" office:value="539">
            <text:p>539</text:p>
          </table:table-cell>
          <table:table-cell table:formula="of:=[.$B$1]*[.A548]/1024" office:value-type="float" office:value="2.6318359375">
            <text:p>2.6318359375</text:p>
          </table:table-cell>
          <table:table-cell table:formula="of:=([.B548]+[.$D$4])/[.$D$5]" office:value-type="float" office:value="2.60528351596738">
            <text:p>2.605283516</text:p>
          </table:table-cell>
          <table:table-cell table:formula="of:=[.C548]*[.$B$2]/([.$B$1]-[.C548])" office:value-type="float" office:value="27.1079477675967">
            <text:p>27.1079477676</text:p>
          </table:table-cell>
          <table:table-cell/>
        </table:table-row>
        <table:table-row table:style-name="ro2">
          <table:table-cell table:formula="of:=[.A548]+1" office:value-type="float" office:value="540">
            <text:p>540</text:p>
          </table:table-cell>
          <table:table-cell table:formula="of:=[.$B$1]*[.A549]/1024" office:value-type="float" office:value="2.63671875">
            <text:p>2.63671875</text:p>
          </table:table-cell>
          <table:table-cell table:formula="of:=([.B549]+[.$D$4])/[.$D$5]" office:value-type="float" office:value="2.60872568630023">
            <text:p>2.6087256863</text:p>
          </table:table-cell>
          <table:table-cell table:formula="of:=[.C549]*[.$B$2]/([.$B$1]-[.C549])" office:value-type="float" office:value="27.1828361778254">
            <text:p>27.1828361778</text:p>
          </table:table-cell>
          <table:table-cell/>
        </table:table-row>
        <table:table-row table:style-name="ro2">
          <table:table-cell table:formula="of:=[.A549]+1" office:value-type="float" office:value="541">
            <text:p>541</text:p>
          </table:table-cell>
          <table:table-cell table:formula="of:=[.$B$1]*[.A550]/1024" office:value-type="float" office:value="2.6416015625">
            <text:p>2.6416015625</text:p>
          </table:table-cell>
          <table:table-cell table:formula="of:=([.B550]+[.$D$4])/[.$D$5]" office:value-type="float" office:value="2.61216785663308">
            <text:p>2.6121678566</text:p>
          </table:table-cell>
          <table:table-cell table:formula="of:=[.C550]*[.$B$2]/([.$B$1]-[.C550])" office:value-type="float" office:value="27.2579404982593">
            <text:p>27.2579404983</text:p>
          </table:table-cell>
          <table:table-cell/>
        </table:table-row>
        <table:table-row table:style-name="ro2">
          <table:table-cell table:formula="of:=[.A550]+1" office:value-type="float" office:value="542">
            <text:p>542</text:p>
          </table:table-cell>
          <table:table-cell table:formula="of:=[.$B$1]*[.A551]/1024" office:value-type="float" office:value="2.646484375">
            <text:p>2.646484375</text:p>
          </table:table-cell>
          <table:table-cell table:formula="of:=([.B551]+[.$D$4])/[.$D$5]" office:value-type="float" office:value="2.61561002696593">
            <text:p>2.615610027</text:p>
          </table:table-cell>
          <table:table-cell table:formula="of:=[.C551]*[.$B$2]/([.$B$1]-[.C551])" office:value-type="float" office:value="27.3332616639798">
            <text:p>27.333261664</text:p>
          </table:table-cell>
          <table:table-cell/>
        </table:table-row>
        <table:table-row table:style-name="ro2">
          <table:table-cell table:formula="of:=[.A551]+1" office:value-type="float" office:value="543">
            <text:p>543</text:p>
          </table:table-cell>
          <table:table-cell table:formula="of:=[.$B$1]*[.A552]/1024" office:value-type="float" office:value="2.6513671875">
            <text:p>2.6513671875</text:p>
          </table:table-cell>
          <table:table-cell table:formula="of:=([.B552]+[.$D$4])/[.$D$5]" office:value-type="float" office:value="2.61905219729878">
            <text:p>2.6190521973</text:p>
          </table:table-cell>
          <table:table-cell table:formula="of:=[.C552]*[.$B$2]/([.$B$1]-[.C552])" office:value-type="float" office:value="27.4088006154761">
            <text:p>27.4088006155</text:p>
          </table:table-cell>
          <table:table-cell/>
        </table:table-row>
        <table:table-row table:style-name="ro2">
          <table:table-cell table:formula="of:=[.A552]+1" office:value-type="float" office:value="544">
            <text:p>544</text:p>
          </table:table-cell>
          <table:table-cell table:formula="of:=[.$B$1]*[.A553]/1024" office:value-type="float" office:value="2.65625">
            <text:p>2.65625</text:p>
          </table:table-cell>
          <table:table-cell table:formula="of:=([.B553]+[.$D$4])/[.$D$5]" office:value-type="float" office:value="2.62249436763163">
            <text:p>2.6224943676</text:p>
          </table:table-cell>
          <table:table-cell table:formula="of:=[.C553]*[.$B$2]/([.$B$1]-[.C553])" office:value-type="float" office:value="27.4845582986837">
            <text:p>27.4845582987</text:p>
          </table:table-cell>
          <table:table-cell/>
        </table:table-row>
        <table:table-row table:style-name="ro2">
          <table:table-cell table:formula="of:=[.A553]+1" office:value-type="float" office:value="545">
            <text:p>545</text:p>
          </table:table-cell>
          <table:table-cell table:formula="of:=[.$B$1]*[.A554]/1024" office:value-type="float" office:value="2.6611328125">
            <text:p>2.6611328125</text:p>
          </table:table-cell>
          <table:table-cell table:formula="of:=([.B554]+[.$D$4])/[.$D$5]" office:value-type="float" office:value="2.62593653796448">
            <text:p>2.625936538</text:p>
          </table:table-cell>
          <table:table-cell table:formula="of:=[.C554]*[.$B$2]/([.$B$1]-[.C554])" office:value-type="float" office:value="27.5605356650242">
            <text:p>27.560535665</text:p>
          </table:table-cell>
          <table:table-cell/>
        </table:table-row>
        <table:table-row table:style-name="ro2">
          <table:table-cell table:formula="of:=[.A554]+1" office:value-type="float" office:value="546">
            <text:p>546</text:p>
          </table:table-cell>
          <table:table-cell table:formula="of:=[.$B$1]*[.A555]/1024" office:value-type="float" office:value="2.666015625">
            <text:p>2.666015625</text:p>
          </table:table-cell>
          <table:table-cell table:formula="of:=([.B555]+[.$D$4])/[.$D$5]" office:value-type="float" office:value="2.62937870829733">
            <text:p>2.6293787083</text:p>
          </table:table-cell>
          <table:table-cell table:formula="of:=[.C555]*[.$B$2]/([.$B$1]-[.C555])" office:value-type="float" office:value="27.6367336714453">
            <text:p>27.6367336714</text:p>
          </table:table-cell>
          <table:table-cell/>
        </table:table-row>
        <table:table-row table:style-name="ro2">
          <table:table-cell table:formula="of:=[.A555]+1" office:value-type="float" office:value="547">
            <text:p>547</text:p>
          </table:table-cell>
          <table:table-cell table:formula="of:=[.$B$1]*[.A556]/1024" office:value-type="float" office:value="2.6708984375">
            <text:p>2.6708984375</text:p>
          </table:table-cell>
          <table:table-cell table:formula="of:=([.B556]+[.$D$4])/[.$D$5]" office:value-type="float" office:value="2.63282087863018">
            <text:p>2.6328208786</text:p>
          </table:table-cell>
          <table:table-cell table:formula="of:=[.C556]*[.$B$2]/([.$B$1]-[.C556])" office:value-type="float" office:value="27.7131532804607">
            <text:p>27.7131532805</text:p>
          </table:table-cell>
          <table:table-cell/>
        </table:table-row>
        <table:table-row table:style-name="ro2">
          <table:table-cell table:formula="of:=[.A556]+1" office:value-type="float" office:value="548">
            <text:p>548</text:p>
          </table:table-cell>
          <table:table-cell table:formula="of:=[.$B$1]*[.A557]/1024" office:value-type="float" office:value="2.67578125">
            <text:p>2.67578125</text:p>
          </table:table-cell>
          <table:table-cell table:formula="of:=([.B557]+[.$D$4])/[.$D$5]" office:value-type="float" office:value="2.63626304896303">
            <text:p>2.636263049</text:p>
          </table:table-cell>
          <table:table-cell table:formula="of:=[.C557]*[.$B$2]/([.$B$1]-[.C557])" office:value-type="float" office:value="27.7897954601905">
            <text:p>27.7897954602</text:p>
          </table:table-cell>
          <table:table-cell/>
        </table:table-row>
        <table:table-row table:style-name="ro2">
          <table:table-cell table:formula="of:=[.A557]+1" office:value-type="float" office:value="549">
            <text:p>549</text:p>
          </table:table-cell>
          <table:table-cell table:formula="of:=[.$B$1]*[.A558]/1024" office:value-type="float" office:value="2.6806640625">
            <text:p>2.6806640625</text:p>
          </table:table-cell>
          <table:table-cell table:formula="of:=([.B558]+[.$D$4])/[.$D$5]" office:value-type="float" office:value="2.63970521929588">
            <text:p>2.6397052193</text:p>
          </table:table-cell>
          <table:table-cell table:formula="of:=[.C558]*[.$B$2]/([.$B$1]-[.C558])" office:value-type="float" office:value="27.8666611844025">
            <text:p>27.8666611844</text:p>
          </table:table-cell>
          <table:table-cell/>
        </table:table-row>
        <table:table-row table:style-name="ro2">
          <table:table-cell table:formula="of:=[.A558]+1" office:value-type="float" office:value="550">
            <text:p>550</text:p>
          </table:table-cell>
          <table:table-cell table:formula="of:=[.$B$1]*[.A559]/1024" office:value-type="float" office:value="2.685546875">
            <text:p>2.685546875</text:p>
          </table:table-cell>
          <table:table-cell table:formula="of:=([.B559]+[.$D$4])/[.$D$5]" office:value-type="float" office:value="2.64314738962873">
            <text:p>2.6431473896</text:p>
          </table:table-cell>
          <table:table-cell table:formula="of:=[.C559]*[.$B$2]/([.$B$1]-[.C559])" office:value-type="float" office:value="27.9437514325532">
            <text:p>27.9437514326</text:p>
          </table:table-cell>
          <table:table-cell/>
        </table:table-row>
        <table:table-row table:style-name="ro2">
          <table:table-cell table:formula="of:=[.A559]+1" office:value-type="float" office:value="551">
            <text:p>551</text:p>
          </table:table-cell>
          <table:table-cell table:formula="of:=[.$B$1]*[.A560]/1024" office:value-type="float" office:value="2.6904296875">
            <text:p>2.6904296875</text:p>
          </table:table-cell>
          <table:table-cell table:formula="of:=([.B560]+[.$D$4])/[.$D$5]" office:value-type="float" office:value="2.64658955996158">
            <text:p>2.64658956</text:p>
          </table:table-cell>
          <table:table-cell table:formula="of:=[.C560]*[.$B$2]/([.$B$1]-[.C560])" office:value-type="float" office:value="28.0210671898294">
            <text:p>28.0210671898</text:p>
          </table:table-cell>
          <table:table-cell/>
        </table:table-row>
        <table:table-row table:style-name="ro2">
          <table:table-cell table:formula="of:=[.A560]+1" office:value-type="float" office:value="552">
            <text:p>552</text:p>
          </table:table-cell>
          <table:table-cell table:formula="of:=[.$B$1]*[.A561]/1024" office:value-type="float" office:value="2.6953125">
            <text:p>2.6953125</text:p>
          </table:table-cell>
          <table:table-cell table:formula="of:=([.B561]+[.$D$4])/[.$D$5]" office:value-type="float" office:value="2.65003173029443">
            <text:p>2.6500317303</text:p>
          </table:table-cell>
          <table:table-cell table:formula="of:=[.C561]*[.$B$2]/([.$B$1]-[.C561])" office:value-type="float" office:value="28.0986094471902">
            <text:p>28.0986094472</text:p>
          </table:table-cell>
          <table:table-cell/>
        </table:table-row>
        <table:table-row table:style-name="ro2">
          <table:table-cell table:formula="of:=[.A561]+1" office:value-type="float" office:value="553">
            <text:p>553</text:p>
          </table:table-cell>
          <table:table-cell table:formula="of:=[.$B$1]*[.A562]/1024" office:value-type="float" office:value="2.7001953125">
            <text:p>2.7001953125</text:p>
          </table:table-cell>
          <table:table-cell table:formula="of:=([.B562]+[.$D$4])/[.$D$5]" office:value-type="float" office:value="2.65347390062728">
            <text:p>2.6534739006</text:p>
          </table:table-cell>
          <table:table-cell table:formula="of:=[.C562]*[.$B$2]/([.$B$1]-[.C562])" office:value-type="float" office:value="28.1763792014094">
            <text:p>28.1763792014</text:p>
          </table:table-cell>
          <table:table-cell/>
        </table:table-row>
        <table:table-row table:style-name="ro2">
          <table:table-cell table:formula="of:=[.A562]+1" office:value-type="float" office:value="554">
            <text:p>554</text:p>
          </table:table-cell>
          <table:table-cell table:formula="of:=[.$B$1]*[.A563]/1024" office:value-type="float" office:value="2.705078125">
            <text:p>2.705078125</text:p>
          </table:table-cell>
          <table:table-cell table:formula="of:=([.B563]+[.$D$4])/[.$D$5]" office:value-type="float" office:value="2.65691607096013">
            <text:p>2.656916071</text:p>
          </table:table-cell>
          <table:table-cell table:formula="of:=[.C563]*[.$B$2]/([.$B$1]-[.C563])" office:value-type="float" office:value="28.254377455118">
            <text:p>28.2543774551</text:p>
          </table:table-cell>
          <table:table-cell/>
        </table:table-row>
        <table:table-row table:style-name="ro2">
          <table:table-cell table:formula="of:=[.A563]+1" office:value-type="float" office:value="555">
            <text:p>555</text:p>
          </table:table-cell>
          <table:table-cell table:formula="of:=[.$B$1]*[.A564]/1024" office:value-type="float" office:value="2.7099609375">
            <text:p>2.7099609375</text:p>
          </table:table-cell>
          <table:table-cell table:formula="of:=([.B564]+[.$D$4])/[.$D$5]" office:value-type="float" office:value="2.66035824129298">
            <text:p>2.6603582413</text:p>
          </table:table-cell>
          <table:table-cell table:formula="of:=[.C564]*[.$B$2]/([.$B$1]-[.C564])" office:value-type="float" office:value="28.3326052168476">
            <text:p>28.3326052168</text:p>
          </table:table-cell>
          <table:table-cell/>
        </table:table-row>
        <table:table-row table:style-name="ro2">
          <table:table-cell table:formula="of:=[.A564]+1" office:value-type="float" office:value="556">
            <text:p>556</text:p>
          </table:table-cell>
          <table:table-cell table:formula="of:=[.$B$1]*[.A565]/1024" office:value-type="float" office:value="2.71484375">
            <text:p>2.71484375</text:p>
          </table:table-cell>
          <table:table-cell table:formula="of:=([.B565]+[.$D$4])/[.$D$5]" office:value-type="float" office:value="2.66380041162583">
            <text:p>2.6638004116</text:p>
          </table:table-cell>
          <table:table-cell table:formula="of:=[.C565]*[.$B$2]/([.$B$1]-[.C565])" office:value-type="float" office:value="28.4110635010736">
            <text:p>28.4110635011</text:p>
          </table:table-cell>
          <table:table-cell/>
        </table:table-row>
        <table:table-row table:style-name="ro2">
          <table:table-cell table:formula="of:=[.A565]+1" office:value-type="float" office:value="557">
            <text:p>557</text:p>
          </table:table-cell>
          <table:table-cell table:formula="of:=[.$B$1]*[.A566]/1024" office:value-type="float" office:value="2.7197265625">
            <text:p>2.7197265625</text:p>
          </table:table-cell>
          <table:table-cell table:formula="of:=([.B566]+[.$D$4])/[.$D$5]" office:value-type="float" office:value="2.66724258195868">
            <text:p>2.667242582</text:p>
          </table:table-cell>
          <table:table-cell table:formula="of:=[.C566]*[.$B$2]/([.$B$1]-[.C566])" office:value-type="float" office:value="28.4897533282593">
            <text:p>28.4897533283</text:p>
          </table:table-cell>
          <table:table-cell/>
        </table:table-row>
        <table:table-row table:style-name="ro2">
          <table:table-cell table:formula="of:=[.A566]+1" office:value-type="float" office:value="558">
            <text:p>558</text:p>
          </table:table-cell>
          <table:table-cell table:formula="of:=[.$B$1]*[.A567]/1024" office:value-type="float" office:value="2.724609375">
            <text:p>2.724609375</text:p>
          </table:table-cell>
          <table:table-cell table:formula="of:=([.B567]+[.$D$4])/[.$D$5]" office:value-type="float" office:value="2.67068475229153">
            <text:p>2.6706847523</text:p>
          </table:table-cell>
          <table:table-cell table:formula="of:=[.C567]*[.$B$2]/([.$B$1]-[.C567])" office:value-type="float" office:value="28.5686757248998">
            <text:p>28.5686757249</text:p>
          </table:table-cell>
          <table:table-cell/>
        </table:table-row>
        <table:table-row table:style-name="ro2">
          <table:table-cell table:formula="of:=[.A567]+1" office:value-type="float" office:value="559">
            <text:p>559</text:p>
          </table:table-cell>
          <table:table-cell table:formula="of:=[.$B$1]*[.A568]/1024" office:value-type="float" office:value="2.7294921875">
            <text:p>2.7294921875</text:p>
          </table:table-cell>
          <table:table-cell table:formula="of:=([.B568]+[.$D$4])/[.$D$5]" office:value-type="float" office:value="2.67412692262438">
            <text:p>2.6741269226</text:p>
          </table:table-cell>
          <table:table-cell table:formula="of:=[.C568]*[.$B$2]/([.$B$1]-[.C568])" office:value-type="float" office:value="28.6478317235669">
            <text:p>28.6478317236</text:p>
          </table:table-cell>
          <table:table-cell/>
        </table:table-row>
        <table:table-row table:style-name="ro2">
          <table:table-cell table:formula="of:=[.A568]+1" office:value-type="float" office:value="560">
            <text:p>560</text:p>
          </table:table-cell>
          <table:table-cell table:formula="of:=[.$B$1]*[.A569]/1024" office:value-type="float" office:value="2.734375">
            <text:p>2.734375</text:p>
          </table:table-cell>
          <table:table-cell table:formula="of:=([.B569]+[.$D$4])/[.$D$5]" office:value-type="float" office:value="2.67756909295723">
            <text:p>2.677569093</text:p>
          </table:table-cell>
          <table:table-cell table:formula="of:=[.C569]*[.$B$2]/([.$B$1]-[.C569])" office:value-type="float" office:value="28.7272223629542">
            <text:p>28.727222363</text:p>
          </table:table-cell>
          <table:table-cell/>
        </table:table-row>
        <table:table-row table:style-name="ro2">
          <table:table-cell table:formula="of:=[.A569]+1" office:value-type="float" office:value="561">
            <text:p>561</text:p>
          </table:table-cell>
          <table:table-cell table:formula="of:=[.$B$1]*[.A570]/1024" office:value-type="float" office:value="2.7392578125">
            <text:p>2.7392578125</text:p>
          </table:table-cell>
          <table:table-cell table:formula="of:=([.B570]+[.$D$4])/[.$D$5]" office:value-type="float" office:value="2.68101126329007">
            <text:p>2.6810112633</text:p>
          </table:table-cell>
          <table:table-cell table:formula="of:=[.C570]*[.$B$2]/([.$B$1]-[.C570])" office:value-type="float" office:value="28.8068486879223">
            <text:p>28.8068486879</text:p>
          </table:table-cell>
          <table:table-cell/>
        </table:table-row>
        <table:table-row table:style-name="ro2">
          <table:table-cell table:formula="of:=[.A570]+1" office:value-type="float" office:value="562">
            <text:p>562</text:p>
          </table:table-cell>
          <table:table-cell table:formula="of:=[.$B$1]*[.A571]/1024" office:value-type="float" office:value="2.744140625">
            <text:p>2.744140625</text:p>
          </table:table-cell>
          <table:table-cell table:formula="of:=([.B571]+[.$D$4])/[.$D$5]" office:value-type="float" office:value="2.68445343362292">
            <text:p>2.6844534336</text:p>
          </table:table-cell>
          <table:table-cell table:formula="of:=[.C571]*[.$B$2]/([.$B$1]-[.C571])" office:value-type="float" office:value="28.8867117495446">
            <text:p>28.8867117495</text:p>
          </table:table-cell>
          <table:table-cell/>
        </table:table-row>
        <table:table-row table:style-name="ro2">
          <table:table-cell table:formula="of:=[.A571]+1" office:value-type="float" office:value="563">
            <text:p>563</text:p>
          </table:table-cell>
          <table:table-cell table:formula="of:=[.$B$1]*[.A572]/1024" office:value-type="float" office:value="2.7490234375">
            <text:p>2.7490234375</text:p>
          </table:table-cell>
          <table:table-cell table:formula="of:=([.B572]+[.$D$4])/[.$D$5]" office:value-type="float" office:value="2.68789560395577">
            <text:p>2.687895604</text:p>
          </table:table-cell>
          <table:table-cell table:formula="of:=[.C572]*[.$B$2]/([.$B$1]-[.C572])" office:value-type="float" office:value="28.9668126051541">
            <text:p>28.9668126052</text:p>
          </table:table-cell>
          <table:table-cell/>
        </table:table-row>
        <table:table-row table:style-name="ro2">
          <table:table-cell table:formula="of:=[.A572]+1" office:value-type="float" office:value="564">
            <text:p>564</text:p>
          </table:table-cell>
          <table:table-cell table:formula="of:=[.$B$1]*[.A573]/1024" office:value-type="float" office:value="2.75390625">
            <text:p>2.75390625</text:p>
          </table:table-cell>
          <table:table-cell table:formula="of:=([.B573]+[.$D$4])/[.$D$5]" office:value-type="float" office:value="2.69133777428862">
            <text:p>2.6913377743</text:p>
          </table:table-cell>
          <table:table-cell table:formula="of:=[.C573]*[.$B$2]/([.$B$1]-[.C573])" office:value-type="float" office:value="29.0471523183892">
            <text:p>29.0471523184</text:p>
          </table:table-cell>
          <table:table-cell/>
        </table:table-row>
        <table:table-row table:style-name="ro2">
          <table:table-cell table:formula="of:=[.A573]+1" office:value-type="float" office:value="565">
            <text:p>565</text:p>
          </table:table-cell>
          <table:table-cell table:formula="of:=[.$B$1]*[.A574]/1024" office:value-type="float" office:value="2.7587890625">
            <text:p>2.7587890625</text:p>
          </table:table-cell>
          <table:table-cell table:formula="of:=([.B574]+[.$D$4])/[.$D$5]" office:value-type="float" office:value="2.69477994462147">
            <text:p>2.6947799446</text:p>
          </table:table-cell>
          <table:table-cell table:formula="of:=[.C574]*[.$B$2]/([.$B$1]-[.C574])" office:value-type="float" office:value="29.1277319592414">
            <text:p>29.1277319592</text:p>
          </table:table-cell>
          <table:table-cell/>
        </table:table-row>
        <table:table-row table:style-name="ro2">
          <table:table-cell table:formula="of:=[.A574]+1" office:value-type="float" office:value="566">
            <text:p>566</text:p>
          </table:table-cell>
          <table:table-cell table:formula="of:=[.$B$1]*[.A575]/1024" office:value-type="float" office:value="2.763671875">
            <text:p>2.763671875</text:p>
          </table:table-cell>
          <table:table-cell table:formula="of:=([.B575]+[.$D$4])/[.$D$5]" office:value-type="float" office:value="2.69822211495432">
            <text:p>2.698222115</text:p>
          </table:table-cell>
          <table:table-cell table:formula="of:=[.C575]*[.$B$2]/([.$B$1]-[.C575])" office:value-type="float" office:value="29.2085526041027">
            <text:p>29.2085526041</text:p>
          </table:table-cell>
          <table:table-cell/>
        </table:table-row>
        <table:table-row table:style-name="ro2">
          <table:table-cell table:formula="of:=[.A575]+1" office:value-type="float" office:value="567">
            <text:p>567</text:p>
          </table:table-cell>
          <table:table-cell table:formula="of:=[.$B$1]*[.A576]/1024" office:value-type="float" office:value="2.7685546875">
            <text:p>2.7685546875</text:p>
          </table:table-cell>
          <table:table-cell table:formula="of:=([.B576]+[.$D$4])/[.$D$5]" office:value-type="float" office:value="2.70166428528717">
            <text:p>2.7016642853</text:p>
          </table:table-cell>
          <table:table-cell table:formula="of:=[.C576]*[.$B$2]/([.$B$1]-[.C576])" office:value-type="float" office:value="29.2896153358134">
            <text:p>29.2896153358</text:p>
          </table:table-cell>
          <table:table-cell/>
        </table:table-row>
        <table:table-row table:style-name="ro2">
          <table:table-cell table:formula="of:=[.A576]+1" office:value-type="float" office:value="568">
            <text:p>568</text:p>
          </table:table-cell>
          <table:table-cell table:formula="of:=[.$B$1]*[.A577]/1024" office:value-type="float" office:value="2.7734375">
            <text:p>2.7734375</text:p>
          </table:table-cell>
          <table:table-cell table:formula="of:=([.B577]+[.$D$4])/[.$D$5]" office:value-type="float" office:value="2.70510645562002">
            <text:p>2.7051064556</text:p>
          </table:table-cell>
          <table:table-cell table:formula="of:=[.C577]*[.$B$2]/([.$B$1]-[.C577])" office:value-type="float" office:value="29.3709212437106">
            <text:p>29.3709212437</text:p>
          </table:table-cell>
          <table:table-cell/>
        </table:table-row>
        <table:table-row table:style-name="ro2">
          <table:table-cell table:formula="of:=[.A577]+1" office:value-type="float" office:value="569">
            <text:p>569</text:p>
          </table:table-cell>
          <table:table-cell table:formula="of:=[.$B$1]*[.A578]/1024" office:value-type="float" office:value="2.7783203125">
            <text:p>2.7783203125</text:p>
          </table:table-cell>
          <table:table-cell table:formula="of:=([.B578]+[.$D$4])/[.$D$5]" office:value-type="float" office:value="2.70854862595287">
            <text:p>2.708548626</text:p>
          </table:table-cell>
          <table:table-cell table:formula="of:=[.C578]*[.$B$2]/([.$B$1]-[.C578])" office:value-type="float" office:value="29.4524714236767">
            <text:p>29.4524714237</text:p>
          </table:table-cell>
          <table:table-cell/>
        </table:table-row>
        <table:table-row table:style-name="ro2">
          <table:table-cell table:formula="of:=[.A578]+1" office:value-type="float" office:value="570">
            <text:p>570</text:p>
          </table:table-cell>
          <table:table-cell table:formula="of:=[.$B$1]*[.A579]/1024" office:value-type="float" office:value="2.783203125">
            <text:p>2.783203125</text:p>
          </table:table-cell>
          <table:table-cell table:formula="of:=([.B579]+[.$D$4])/[.$D$5]" office:value-type="float" office:value="2.71199079628572">
            <text:p>2.7119907963</text:p>
          </table:table-cell>
          <table:table-cell table:formula="of:=[.C579]*[.$B$2]/([.$B$1]-[.C579])" office:value-type="float" office:value="29.5342669781891">
            <text:p>29.5342669782</text:p>
          </table:table-cell>
          <table:table-cell/>
        </table:table-row>
        <table:table-row table:style-name="ro2">
          <table:table-cell table:formula="of:=[.A579]+1" office:value-type="float" office:value="571">
            <text:p>571</text:p>
          </table:table-cell>
          <table:table-cell table:formula="of:=[.$B$1]*[.A580]/1024" office:value-type="float" office:value="2.7880859375">
            <text:p>2.7880859375</text:p>
          </table:table-cell>
          <table:table-cell table:formula="of:=([.B580]+[.$D$4])/[.$D$5]" office:value-type="float" office:value="2.71543296661857">
            <text:p>2.7154329666</text:p>
          </table:table-cell>
          <table:table-cell table:formula="of:=[.C580]*[.$B$2]/([.$B$1]-[.C580])" office:value-type="float" office:value="29.6163090163696">
            <text:p>29.6163090164</text:p>
          </table:table-cell>
          <table:table-cell/>
        </table:table-row>
        <table:table-row table:style-name="ro2">
          <table:table-cell table:formula="of:=[.A580]+1" office:value-type="float" office:value="572">
            <text:p>572</text:p>
          </table:table-cell>
          <table:table-cell table:formula="of:=[.$B$1]*[.A581]/1024" office:value-type="float" office:value="2.79296875">
            <text:p>2.79296875</text:p>
          </table:table-cell>
          <table:table-cell table:formula="of:=([.B581]+[.$D$4])/[.$D$5]" office:value-type="float" office:value="2.71887513695142">
            <text:p>2.718875137</text:p>
          </table:table-cell>
          <table:table-cell table:formula="of:=[.C581]*[.$B$2]/([.$B$1]-[.C581])" office:value-type="float" office:value="29.6985986540343">
            <text:p>29.698598654</text:p>
          </table:table-cell>
          <table:table-cell/>
        </table:table-row>
        <table:table-row table:style-name="ro2">
          <table:table-cell table:formula="of:=[.A581]+1" office:value-type="float" office:value="573">
            <text:p>573</text:p>
          </table:table-cell>
          <table:table-cell table:formula="of:=[.$B$1]*[.A582]/1024" office:value-type="float" office:value="2.7978515625">
            <text:p>2.7978515625</text:p>
          </table:table-cell>
          <table:table-cell table:formula="of:=([.B582]+[.$D$4])/[.$D$5]" office:value-type="float" office:value="2.72231730728427">
            <text:p>2.7223173073</text:p>
          </table:table-cell>
          <table:table-cell table:formula="of:=[.C582]*[.$B$2]/([.$B$1]-[.C582])" office:value-type="float" office:value="29.7811370137448">
            <text:p>29.7811370137</text:p>
          </table:table-cell>
          <table:table-cell/>
        </table:table-row>
        <table:table-row table:style-name="ro2">
          <table:table-cell table:formula="of:=[.A582]+1" office:value-type="float" office:value="574">
            <text:p>574</text:p>
          </table:table-cell>
          <table:table-cell table:formula="of:=[.$B$1]*[.A583]/1024" office:value-type="float" office:value="2.802734375">
            <text:p>2.802734375</text:p>
          </table:table-cell>
          <table:table-cell table:formula="of:=([.B583]+[.$D$4])/[.$D$5]" office:value-type="float" office:value="2.72575947761712">
            <text:p>2.7257594776</text:p>
          </table:table-cell>
          <table:table-cell table:formula="of:=[.C583]*[.$B$2]/([.$B$1]-[.C583])" office:value-type="float" office:value="29.8639252248587">
            <text:p>29.8639252249</text:p>
          </table:table-cell>
          <table:table-cell/>
        </table:table-row>
        <table:table-row table:style-name="ro2">
          <table:table-cell table:formula="of:=[.A583]+1" office:value-type="float" office:value="575">
            <text:p>575</text:p>
          </table:table-cell>
          <table:table-cell table:formula="of:=[.$B$1]*[.A584]/1024" office:value-type="float" office:value="2.8076171875">
            <text:p>2.8076171875</text:p>
          </table:table-cell>
          <table:table-cell table:formula="of:=([.B584]+[.$D$4])/[.$D$5]" office:value-type="float" office:value="2.72920164794997">
            <text:p>2.7292016479</text:p>
          </table:table-cell>
          <table:table-cell table:formula="of:=[.C584]*[.$B$2]/([.$B$1]-[.C584])" office:value-type="float" office:value="29.9469644235814">
            <text:p>29.9469644236</text:p>
          </table:table-cell>
          <table:table-cell/>
        </table:table-row>
        <table:table-row table:style-name="ro2">
          <table:table-cell table:formula="of:=[.A584]+1" office:value-type="float" office:value="576">
            <text:p>576</text:p>
          </table:table-cell>
          <table:table-cell table:formula="of:=[.$B$1]*[.A585]/1024" office:value-type="float" office:value="2.8125">
            <text:p>2.8125</text:p>
          </table:table-cell>
          <table:table-cell table:formula="of:=([.B585]+[.$D$4])/[.$D$5]" office:value-type="float" office:value="2.73264381828282">
            <text:p>2.7326438183</text:p>
          </table:table-cell>
          <table:table-cell table:formula="of:=[.C585]*[.$B$2]/([.$B$1]-[.C585])" office:value-type="float" office:value="30.0302557530179">
            <text:p>30.030255753</text:p>
          </table:table-cell>
          <table:table-cell/>
        </table:table-row>
        <table:table-row table:style-name="ro2">
          <table:table-cell table:formula="of:=[.A585]+1" office:value-type="float" office:value="577">
            <text:p>577</text:p>
          </table:table-cell>
          <table:table-cell table:formula="of:=[.$B$1]*[.A586]/1024" office:value-type="float" office:value="2.8173828125">
            <text:p>2.8173828125</text:p>
          </table:table-cell>
          <table:table-cell table:formula="of:=([.B586]+[.$D$4])/[.$D$5]" office:value-type="float" office:value="2.73608598861567">
            <text:p>2.7360859886</text:p>
          </table:table-cell>
          <table:table-cell table:formula="of:=[.C586]*[.$B$2]/([.$B$1]-[.C586])" office:value-type="float" office:value="30.1138003632255">
            <text:p>30.1138003632</text:p>
          </table:table-cell>
          <table:table-cell/>
        </table:table-row>
        <table:table-row table:style-name="ro2">
          <table:table-cell table:formula="of:=[.A586]+1" office:value-type="float" office:value="578">
            <text:p>578</text:p>
          </table:table-cell>
          <table:table-cell table:formula="of:=[.$B$1]*[.A587]/1024" office:value-type="float" office:value="2.822265625">
            <text:p>2.822265625</text:p>
          </table:table-cell>
          <table:table-cell table:formula="of:=([.B587]+[.$D$4])/[.$D$5]" office:value-type="float" office:value="2.73952815894852">
            <text:p>2.7395281589</text:p>
          </table:table-cell>
          <table:table-cell table:formula="of:=[.C587]*[.$B$2]/([.$B$1]-[.C587])" office:value-type="float" office:value="30.1975994112664">
            <text:p>30.1975994113</text:p>
          </table:table-cell>
          <table:table-cell/>
        </table:table-row>
        <table:table-row table:style-name="ro2">
          <table:table-cell table:formula="of:=[.A587]+1" office:value-type="float" office:value="579">
            <text:p>579</text:p>
          </table:table-cell>
          <table:table-cell table:formula="of:=[.$B$1]*[.A588]/1024" office:value-type="float" office:value="2.8271484375">
            <text:p>2.8271484375</text:p>
          </table:table-cell>
          <table:table-cell table:formula="of:=([.B588]+[.$D$4])/[.$D$5]" office:value-type="float" office:value="2.74297032928137">
            <text:p>2.7429703293</text:p>
          </table:table-cell>
          <table:table-cell table:formula="of:=[.C588]*[.$B$2]/([.$B$1]-[.C588])" office:value-type="float" office:value="30.2816540612613">
            <text:p>30.2816540613</text:p>
          </table:table-cell>
          <table:table-cell/>
        </table:table-row>
        <table:table-row table:style-name="ro2">
          <table:table-cell table:formula="of:=[.A588]+1" office:value-type="float" office:value="580">
            <text:p>580</text:p>
          </table:table-cell>
          <table:table-cell table:formula="of:=[.$B$1]*[.A589]/1024" office:value-type="float" office:value="2.83203125">
            <text:p>2.83203125</text:p>
          </table:table-cell>
          <table:table-cell table:formula="of:=([.B589]+[.$D$4])/[.$D$5]" office:value-type="float" office:value="2.74641249961422">
            <text:p>2.7464124996</text:p>
          </table:table-cell>
          <table:table-cell table:formula="of:=[.C589]*[.$B$2]/([.$B$1]-[.C589])" office:value-type="float" office:value="30.3659654844434">
            <text:p>30.3659654844</text:p>
          </table:table-cell>
          <table:table-cell/>
        </table:table-row>
        <table:table-row table:style-name="ro2">
          <table:table-cell table:formula="of:=[.A589]+1" office:value-type="float" office:value="581">
            <text:p>581</text:p>
          </table:table-cell>
          <table:table-cell table:formula="of:=[.$B$1]*[.A590]/1024" office:value-type="float" office:value="2.8369140625">
            <text:p>2.8369140625</text:p>
          </table:table-cell>
          <table:table-cell table:formula="of:=([.B590]+[.$D$4])/[.$D$5]" office:value-type="float" office:value="2.74985466994707">
            <text:p>2.7498546699</text:p>
          </table:table-cell>
          <table:table-cell table:formula="of:=[.C590]*[.$B$2]/([.$B$1]-[.C590])" office:value-type="float" office:value="30.4505348592126">
            <text:p>30.4505348592</text:p>
          </table:table-cell>
          <table:table-cell/>
        </table:table-row>
        <table:table-row table:style-name="ro2">
          <table:table-cell table:formula="of:=[.A590]+1" office:value-type="float" office:value="582">
            <text:p>582</text:p>
          </table:table-cell>
          <table:table-cell table:formula="of:=[.$B$1]*[.A591]/1024" office:value-type="float" office:value="2.841796875">
            <text:p>2.841796875</text:p>
          </table:table-cell>
          <table:table-cell table:formula="of:=([.B591]+[.$D$4])/[.$D$5]" office:value-type="float" office:value="2.75329684027992">
            <text:p>2.7532968403</text:p>
          </table:table-cell>
          <table:table-cell table:formula="of:=[.C591]*[.$B$2]/([.$B$1]-[.C591])" office:value-type="float" office:value="30.5353633711907">
            <text:p>30.5353633712</text:p>
          </table:table-cell>
          <table:table-cell/>
        </table:table-row>
        <table:table-row table:style-name="ro2">
          <table:table-cell table:formula="of:=[.A591]+1" office:value-type="float" office:value="583">
            <text:p>583</text:p>
          </table:table-cell>
          <table:table-cell table:formula="of:=[.$B$1]*[.A592]/1024" office:value-type="float" office:value="2.8466796875">
            <text:p>2.8466796875</text:p>
          </table:table-cell>
          <table:table-cell table:formula="of:=([.B592]+[.$D$4])/[.$D$5]" office:value-type="float" office:value="2.75673901061277">
            <text:p>2.7567390106</text:p>
          </table:table-cell>
          <table:table-cell table:formula="of:=[.C592]*[.$B$2]/([.$B$1]-[.C592])" office:value-type="float" office:value="30.6204522132762">
            <text:p>30.6204522133</text:p>
          </table:table-cell>
          <table:table-cell/>
        </table:table-row>
        <table:table-row table:style-name="ro2">
          <table:table-cell table:formula="of:=[.A592]+1" office:value-type="float" office:value="584">
            <text:p>584</text:p>
          </table:table-cell>
          <table:table-cell table:formula="of:=[.$B$1]*[.A593]/1024" office:value-type="float" office:value="2.8515625">
            <text:p>2.8515625</text:p>
          </table:table-cell>
          <table:table-cell table:formula="of:=([.B593]+[.$D$4])/[.$D$5]" office:value-type="float" office:value="2.76018118094562">
            <text:p>2.7601811809</text:p>
          </table:table-cell>
          <table:table-cell table:formula="of:=[.C593]*[.$B$2]/([.$B$1]-[.C593])" office:value-type="float" office:value="30.7058025857011">
            <text:p>30.7058025857</text:p>
          </table:table-cell>
          <table:table-cell/>
        </table:table-row>
        <table:table-row table:style-name="ro2">
          <table:table-cell table:formula="of:=[.A593]+1" office:value-type="float" office:value="585">
            <text:p>585</text:p>
          </table:table-cell>
          <table:table-cell table:formula="of:=[.$B$1]*[.A594]/1024" office:value-type="float" office:value="2.8564453125">
            <text:p>2.8564453125</text:p>
          </table:table-cell>
          <table:table-cell table:formula="of:=([.B594]+[.$D$4])/[.$D$5]" office:value-type="float" office:value="2.76362335127847">
            <text:p>2.7636233513</text:p>
          </table:table-cell>
          <table:table-cell table:formula="of:=[.C594]*[.$B$2]/([.$B$1]-[.C594])" office:value-type="float" office:value="30.7914156960866">
            <text:p>30.7914156961</text:p>
          </table:table-cell>
          <table:table-cell/>
        </table:table-row>
        <table:table-row table:style-name="ro2">
          <table:table-cell table:formula="of:=[.A594]+1" office:value-type="float" office:value="586">
            <text:p>586</text:p>
          </table:table-cell>
          <table:table-cell table:formula="of:=[.$B$1]*[.A595]/1024" office:value-type="float" office:value="2.861328125">
            <text:p>2.861328125</text:p>
          </table:table-cell>
          <table:table-cell table:formula="of:=([.B595]+[.$D$4])/[.$D$5]" office:value-type="float" office:value="2.76706552161132">
            <text:p>2.7670655216</text:p>
          </table:table-cell>
          <table:table-cell table:formula="of:=[.C595]*[.$B$2]/([.$B$1]-[.C595])" office:value-type="float" office:value="30.8772927595003">
            <text:p>30.8772927595</text:p>
          </table:table-cell>
          <table:table-cell/>
        </table:table-row>
        <table:table-row table:style-name="ro2">
          <table:table-cell table:formula="of:=[.A595]+1" office:value-type="float" office:value="587">
            <text:p>587</text:p>
          </table:table-cell>
          <table:table-cell table:formula="of:=[.$B$1]*[.A596]/1024" office:value-type="float" office:value="2.8662109375">
            <text:p>2.8662109375</text:p>
          </table:table-cell>
          <table:table-cell table:formula="of:=([.B596]+[.$D$4])/[.$D$5]" office:value-type="float" office:value="2.77050769194417">
            <text:p>2.7705076919</text:p>
          </table:table-cell>
          <table:table-cell table:formula="of:=[.C596]*[.$B$2]/([.$B$1]-[.C596])" office:value-type="float" office:value="30.9634349985137">
            <text:p>30.9634349985</text:p>
          </table:table-cell>
          <table:table-cell/>
        </table:table-row>
        <table:table-row table:style-name="ro2">
          <table:table-cell table:formula="of:=[.A596]+1" office:value-type="float" office:value="588">
            <text:p>588</text:p>
          </table:table-cell>
          <table:table-cell table:formula="of:=[.$B$1]*[.A597]/1024" office:value-type="float" office:value="2.87109375">
            <text:p>2.87109375</text:p>
          </table:table-cell>
          <table:table-cell table:formula="of:=([.B597]+[.$D$4])/[.$D$5]" office:value-type="float" office:value="2.77394986227702">
            <text:p>2.7739498623</text:p>
          </table:table-cell>
          <table:table-cell table:formula="of:=[.C597]*[.$B$2]/([.$B$1]-[.C597])" office:value-type="float" office:value="31.0498436432603">
            <text:p>31.0498436433</text:p>
          </table:table-cell>
          <table:table-cell/>
        </table:table-row>
        <table:table-row table:style-name="ro2">
          <table:table-cell table:formula="of:=[.A597]+1" office:value-type="float" office:value="589">
            <text:p>589</text:p>
          </table:table-cell>
          <table:table-cell table:formula="of:=[.$B$1]*[.A598]/1024" office:value-type="float" office:value="2.8759765625">
            <text:p>2.8759765625</text:p>
          </table:table-cell>
          <table:table-cell table:formula="of:=([.B598]+[.$D$4])/[.$D$5]" office:value-type="float" office:value="2.77739203260987">
            <text:p>2.7773920326</text:p>
          </table:table-cell>
          <table:table-cell table:formula="of:=[.C598]*[.$B$2]/([.$B$1]-[.C598])" office:value-type="float" office:value="31.136519931494">
            <text:p>31.1365199315</text:p>
          </table:table-cell>
          <table:table-cell/>
        </table:table-row>
        <table:table-row table:style-name="ro2">
          <table:table-cell table:formula="of:=[.A598]+1" office:value-type="float" office:value="590">
            <text:p>590</text:p>
          </table:table-cell>
          <table:table-cell table:formula="of:=[.$B$1]*[.A599]/1024" office:value-type="float" office:value="2.880859375">
            <text:p>2.880859375</text:p>
          </table:table-cell>
          <table:table-cell table:formula="of:=([.B599]+[.$D$4])/[.$D$5]" office:value-type="float" office:value="2.78083420294272">
            <text:p>2.7808342029</text:p>
          </table:table-cell>
          <table:table-cell table:formula="of:=[.C599]*[.$B$2]/([.$B$1]-[.C599])" office:value-type="float" office:value="31.2234651086483">
            <text:p>31.2234651086</text:p>
          </table:table-cell>
          <table:table-cell/>
        </table:table-row>
        <table:table-row table:style-name="ro2">
          <table:table-cell table:formula="of:=[.A599]+1" office:value-type="float" office:value="591">
            <text:p>591</text:p>
          </table:table-cell>
          <table:table-cell table:formula="of:=[.$B$1]*[.A600]/1024" office:value-type="float" office:value="2.8857421875">
            <text:p>2.8857421875</text:p>
          </table:table-cell>
          <table:table-cell table:formula="of:=([.B600]+[.$D$4])/[.$D$5]" office:value-type="float" office:value="2.78427637327557">
            <text:p>2.7842763733</text:p>
          </table:table-cell>
          <table:table-cell table:formula="of:=[.C600]*[.$B$2]/([.$B$1]-[.C600])" office:value-type="float" office:value="31.310680427896">
            <text:p>31.3106804279</text:p>
          </table:table-cell>
          <table:table-cell/>
        </table:table-row>
        <table:table-row table:style-name="ro2">
          <table:table-cell table:formula="of:=[.A600]+1" office:value-type="float" office:value="592">
            <text:p>592</text:p>
          </table:table-cell>
          <table:table-cell table:formula="of:=[.$B$1]*[.A601]/1024" office:value-type="float" office:value="2.890625">
            <text:p>2.890625</text:p>
          </table:table-cell>
          <table:table-cell table:formula="of:=([.B601]+[.$D$4])/[.$D$5]" office:value-type="float" office:value="2.78771854360842">
            <text:p>2.7877185436</text:p>
          </table:table-cell>
          <table:table-cell table:formula="of:=[.C601]*[.$B$2]/([.$B$1]-[.C601])" office:value-type="float" office:value="31.3981671502092">
            <text:p>31.3981671502</text:p>
          </table:table-cell>
          <table:table-cell/>
        </table:table-row>
        <table:table-row table:style-name="ro2">
          <table:table-cell table:formula="of:=[.A601]+1" office:value-type="float" office:value="593">
            <text:p>593</text:p>
          </table:table-cell>
          <table:table-cell table:formula="of:=[.$B$1]*[.A602]/1024" office:value-type="float" office:value="2.8955078125">
            <text:p>2.8955078125</text:p>
          </table:table-cell>
          <table:table-cell table:formula="of:=([.B602]+[.$D$4])/[.$D$5]" office:value-type="float" office:value="2.79116071394127">
            <text:p>2.7911607139</text:p>
          </table:table-cell>
          <table:table-cell table:formula="of:=[.C602]*[.$B$2]/([.$B$1]-[.C602])" office:value-type="float" office:value="31.4859265444201">
            <text:p>31.4859265444</text:p>
          </table:table-cell>
          <table:table-cell/>
        </table:table-row>
        <table:table-row table:style-name="ro2">
          <table:table-cell table:formula="of:=[.A602]+1" office:value-type="float" office:value="594">
            <text:p>594</text:p>
          </table:table-cell>
          <table:table-cell table:formula="of:=[.$B$1]*[.A603]/1024" office:value-type="float" office:value="2.900390625">
            <text:p>2.900390625</text:p>
          </table:table-cell>
          <table:table-cell table:formula="of:=([.B603]+[.$D$4])/[.$D$5]" office:value-type="float" office:value="2.79460288427412">
            <text:p>2.7946028843</text:p>
          </table:table-cell>
          <table:table-cell table:formula="of:=[.C603]*[.$B$2]/([.$B$1]-[.C603])" office:value-type="float" office:value="31.5739598872828">
            <text:p>31.5739598873</text:p>
          </table:table-cell>
          <table:table-cell/>
        </table:table-row>
        <table:table-row table:style-name="ro2">
          <table:table-cell table:formula="of:=[.A603]+1" office:value-type="float" office:value="595">
            <text:p>595</text:p>
          </table:table-cell>
          <table:table-cell table:formula="of:=[.$B$1]*[.A604]/1024" office:value-type="float" office:value="2.9052734375">
            <text:p>2.9052734375</text:p>
          </table:table-cell>
          <table:table-cell table:formula="of:=([.B604]+[.$D$4])/[.$D$5]" office:value-type="float" office:value="2.79804505460697">
            <text:p>2.7980450546</text:p>
          </table:table-cell>
          <table:table-cell table:formula="of:=[.C604]*[.$B$2]/([.$B$1]-[.C604])" office:value-type="float" office:value="31.6622684635346">
            <text:p>31.6622684635</text:p>
          </table:table-cell>
          <table:table-cell/>
        </table:table-row>
        <table:table-row table:style-name="ro2">
          <table:table-cell table:formula="of:=[.A604]+1" office:value-type="float" office:value="596">
            <text:p>596</text:p>
          </table:table-cell>
          <table:table-cell table:formula="of:=[.$B$1]*[.A605]/1024" office:value-type="float" office:value="2.91015625">
            <text:p>2.91015625</text:p>
          </table:table-cell>
          <table:table-cell table:formula="of:=([.B605]+[.$D$4])/[.$D$5]" office:value-type="float" office:value="2.80148722493982">
            <text:p>2.8014872249</text:p>
          </table:table-cell>
          <table:table-cell table:formula="of:=[.C605]*[.$B$2]/([.$B$1]-[.C605])" office:value-type="float" office:value="31.7508535659588">
            <text:p>31.750853566</text:p>
          </table:table-cell>
          <table:table-cell/>
        </table:table-row>
        <table:table-row table:style-name="ro2">
          <table:table-cell table:formula="of:=[.A605]+1" office:value-type="float" office:value="597">
            <text:p>597</text:p>
          </table:table-cell>
          <table:table-cell table:formula="of:=[.$B$1]*[.A606]/1024" office:value-type="float" office:value="2.9150390625">
            <text:p>2.9150390625</text:p>
          </table:table-cell>
          <table:table-cell table:formula="of:=([.B606]+[.$D$4])/[.$D$5]" office:value-type="float" office:value="2.80492939527267">
            <text:p>2.8049293953</text:p>
          </table:table-cell>
          <table:table-cell table:formula="of:=[.C606]*[.$B$2]/([.$B$1]-[.C606])" office:value-type="float" office:value="31.8397164954477">
            <text:p>31.8397164954</text:p>
          </table:table-cell>
          <table:table-cell/>
        </table:table-row>
        <table:table-row table:style-name="ro2">
          <table:table-cell table:formula="of:=[.A606]+1" office:value-type="float" office:value="598">
            <text:p>598</text:p>
          </table:table-cell>
          <table:table-cell table:formula="of:=[.$B$1]*[.A607]/1024" office:value-type="float" office:value="2.919921875">
            <text:p>2.919921875</text:p>
          </table:table-cell>
          <table:table-cell table:formula="of:=([.B607]+[.$D$4])/[.$D$5]" office:value-type="float" office:value="2.80837156560552">
            <text:p>2.8083715656</text:p>
          </table:table-cell>
          <table:table-cell table:formula="of:=[.C607]*[.$B$2]/([.$B$1]-[.C607])" office:value-type="float" office:value="31.9288585610664">
            <text:p>31.9288585611</text:p>
          </table:table-cell>
          <table:table-cell/>
        </table:table-row>
        <table:table-row table:style-name="ro2">
          <table:table-cell table:formula="of:=[.A607]+1" office:value-type="float" office:value="599">
            <text:p>599</text:p>
          </table:table-cell>
          <table:table-cell table:formula="of:=[.$B$1]*[.A608]/1024" office:value-type="float" office:value="2.9248046875">
            <text:p>2.9248046875</text:p>
          </table:table-cell>
          <table:table-cell table:formula="of:=([.B608]+[.$D$4])/[.$D$5]" office:value-type="float" office:value="2.81181373593837">
            <text:p>2.8118137359</text:p>
          </table:table-cell>
          <table:table-cell table:formula="of:=[.C608]*[.$B$2]/([.$B$1]-[.C608])" office:value-type="float" office:value="32.0182810801169">
            <text:p>32.0182810801</text:p>
          </table:table-cell>
          <table:table-cell/>
        </table:table-row>
        <table:table-row table:style-name="ro2">
          <table:table-cell table:formula="of:=[.A608]+1" office:value-type="float" office:value="600">
            <text:p>600</text:p>
          </table:table-cell>
          <table:table-cell table:formula="of:=[.$B$1]*[.A609]/1024" office:value-type="float" office:value="2.9296875">
            <text:p>2.9296875</text:p>
          </table:table-cell>
          <table:table-cell table:formula="of:=([.B609]+[.$D$4])/[.$D$5]" office:value-type="float" office:value="2.81525590627122">
            <text:p>2.8152559063</text:p>
          </table:table-cell>
          <table:table-cell table:formula="of:=[.C609]*[.$B$2]/([.$B$1]-[.C609])" office:value-type="float" office:value="32.1079853782034">
            <text:p>32.1079853782</text:p>
          </table:table-cell>
          <table:table-cell/>
        </table:table-row>
        <table:table-row table:style-name="ro2">
          <table:table-cell table:formula="of:=[.A609]+1" office:value-type="float" office:value="601">
            <text:p>601</text:p>
          </table:table-cell>
          <table:table-cell table:formula="of:=[.$B$1]*[.A610]/1024" office:value-type="float" office:value="2.9345703125">
            <text:p>2.9345703125</text:p>
          </table:table-cell>
          <table:table-cell table:formula="of:=([.B610]+[.$D$4])/[.$D$5]" office:value-type="float" office:value="2.81869807660407">
            <text:p>2.8186980766</text:p>
          </table:table-cell>
          <table:table-cell table:formula="of:=[.C610]*[.$B$2]/([.$B$1]-[.C610])" office:value-type="float" office:value="32.1979727892971">
            <text:p>32.1979727893</text:p>
          </table:table-cell>
          <table:table-cell/>
        </table:table-row>
        <table:table-row table:style-name="ro2">
          <table:table-cell table:formula="of:=[.A610]+1" office:value-type="float" office:value="602">
            <text:p>602</text:p>
          </table:table-cell>
          <table:table-cell table:formula="of:=[.$B$1]*[.A611]/1024" office:value-type="float" office:value="2.939453125">
            <text:p>2.939453125</text:p>
          </table:table-cell>
          <table:table-cell table:formula="of:=([.B611]+[.$D$4])/[.$D$5]" office:value-type="float" office:value="2.82214024693692">
            <text:p>2.8221402469</text:p>
          </table:table-cell>
          <table:table-cell table:formula="of:=[.C611]*[.$B$2]/([.$B$1]-[.C611])" office:value-type="float" office:value="32.2882446558028">
            <text:p>32.2882446558</text:p>
          </table:table-cell>
          <table:table-cell/>
        </table:table-row>
        <table:table-row table:style-name="ro2">
          <table:table-cell table:formula="of:=[.A611]+1" office:value-type="float" office:value="603">
            <text:p>603</text:p>
          </table:table-cell>
          <table:table-cell table:formula="of:=[.$B$1]*[.A612]/1024" office:value-type="float" office:value="2.9443359375">
            <text:p>2.9443359375</text:p>
          </table:table-cell>
          <table:table-cell table:formula="of:=([.B612]+[.$D$4])/[.$D$5]" office:value-type="float" office:value="2.82558241726977">
            <text:p>2.8255824173</text:p>
          </table:table-cell>
          <table:table-cell table:formula="of:=[.C612]*[.$B$2]/([.$B$1]-[.C612])" office:value-type="float" office:value="32.3788023286259">
            <text:p>32.3788023286</text:p>
          </table:table-cell>
          <table:table-cell/>
        </table:table-row>
        <table:table-row table:style-name="ro2">
          <table:table-cell table:formula="of:=[.A612]+1" office:value-type="float" office:value="604">
            <text:p>604</text:p>
          </table:table-cell>
          <table:table-cell table:formula="of:=[.$B$1]*[.A613]/1024" office:value-type="float" office:value="2.94921875">
            <text:p>2.94921875</text:p>
          </table:table-cell>
          <table:table-cell table:formula="of:=([.B613]+[.$D$4])/[.$D$5]" office:value-type="float" office:value="2.82902458760262">
            <text:p>2.8290245876</text:p>
          </table:table-cell>
          <table:table-cell table:formula="of:=[.C613]*[.$B$2]/([.$B$1]-[.C613])" office:value-type="float" office:value="32.4696471672391">
            <text:p>32.4696471672</text:p>
          </table:table-cell>
          <table:table-cell/>
        </table:table-row>
        <table:table-row table:style-name="ro2">
          <table:table-cell table:formula="of:=[.A613]+1" office:value-type="float" office:value="605">
            <text:p>605</text:p>
          </table:table-cell>
          <table:table-cell table:formula="of:=[.$B$1]*[.A614]/1024" office:value-type="float" office:value="2.9541015625">
            <text:p>2.9541015625</text:p>
          </table:table-cell>
          <table:table-cell table:formula="of:=([.B614]+[.$D$4])/[.$D$5]" office:value-type="float" office:value="2.83246675793547">
            <text:p>2.8324667579</text:p>
          </table:table-cell>
          <table:table-cell table:formula="of:=[.C614]*[.$B$2]/([.$B$1]-[.C614])" office:value-type="float" office:value="32.5607805397509">
            <text:p>32.5607805398</text:p>
          </table:table-cell>
          <table:table-cell/>
        </table:table-row>
        <table:table-row table:style-name="ro2">
          <table:table-cell table:formula="of:=[.A614]+1" office:value-type="float" office:value="606">
            <text:p>606</text:p>
          </table:table-cell>
          <table:table-cell table:formula="of:=[.$B$1]*[.A615]/1024" office:value-type="float" office:value="2.958984375">
            <text:p>2.958984375</text:p>
          </table:table-cell>
          <table:table-cell table:formula="of:=([.B615]+[.$D$4])/[.$D$5]" office:value-type="float" office:value="2.83590892826832">
            <text:p>2.8359089283</text:p>
          </table:table-cell>
          <table:table-cell table:formula="of:=[.C615]*[.$B$2]/([.$B$1]-[.C615])" office:value-type="float" office:value="32.6522038229742">
            <text:p>32.652203823</text:p>
          </table:table-cell>
          <table:table-cell/>
        </table:table-row>
        <table:table-row table:style-name="ro2">
          <table:table-cell table:formula="of:=[.A615]+1" office:value-type="float" office:value="607">
            <text:p>607</text:p>
          </table:table-cell>
          <table:table-cell table:formula="of:=[.$B$1]*[.A616]/1024" office:value-type="float" office:value="2.9638671875">
            <text:p>2.9638671875</text:p>
          </table:table-cell>
          <table:table-cell table:formula="of:=([.B616]+[.$D$4])/[.$D$5]" office:value-type="float" office:value="2.83935109860117">
            <text:p>2.8393510986</text:p>
          </table:table-cell>
          <table:table-cell table:formula="of:=[.C616]*[.$B$2]/([.$B$1]-[.C616])" office:value-type="float" office:value="32.7439184024957">
            <text:p>32.7439184025</text:p>
          </table:table-cell>
          <table:table-cell/>
        </table:table-row>
        <table:table-row table:style-name="ro2">
          <table:table-cell table:formula="of:=[.A616]+1" office:value-type="float" office:value="608">
            <text:p>608</text:p>
          </table:table-cell>
          <table:table-cell table:formula="of:=[.$B$1]*[.A617]/1024" office:value-type="float" office:value="2.96875">
            <text:p>2.96875</text:p>
          </table:table-cell>
          <table:table-cell table:formula="of:=([.B617]+[.$D$4])/[.$D$5]" office:value-type="float" office:value="2.84279326893402">
            <text:p>2.8427932689</text:p>
          </table:table-cell>
          <table:table-cell table:formula="of:=[.C617]*[.$B$2]/([.$B$1]-[.C617])" office:value-type="float" office:value="32.8359256727455">
            <text:p>32.8359256727</text:p>
          </table:table-cell>
          <table:table-cell/>
        </table:table-row>
        <table:table-row table:style-name="ro2">
          <table:table-cell table:formula="of:=[.A617]+1" office:value-type="float" office:value="609">
            <text:p>609</text:p>
          </table:table-cell>
          <table:table-cell table:formula="of:=[.$B$1]*[.A618]/1024" office:value-type="float" office:value="2.9736328125">
            <text:p>2.9736328125</text:p>
          </table:table-cell>
          <table:table-cell table:formula="of:=([.B618]+[.$D$4])/[.$D$5]" office:value-type="float" office:value="2.84623543926687">
            <text:p>2.8462354393</text:p>
          </table:table-cell>
          <table:table-cell table:formula="of:=[.C618]*[.$B$2]/([.$B$1]-[.C618])" office:value-type="float" office:value="32.9282270370684">
            <text:p>32.9282270371</text:p>
          </table:table-cell>
          <table:table-cell/>
        </table:table-row>
        <table:table-row table:style-name="ro2">
          <table:table-cell table:formula="of:=[.A618]+1" office:value-type="float" office:value="610">
            <text:p>610</text:p>
          </table:table-cell>
          <table:table-cell table:formula="of:=[.$B$1]*[.A619]/1024" office:value-type="float" office:value="2.978515625">
            <text:p>2.978515625</text:p>
          </table:table-cell>
          <table:table-cell table:formula="of:=([.B619]+[.$D$4])/[.$D$5]" office:value-type="float" office:value="2.84967760959972">
            <text:p>2.8496776096</text:p>
          </table:table-cell>
          <table:table-cell table:formula="of:=[.C619]*[.$B$2]/([.$B$1]-[.C619])" office:value-type="float" office:value="33.0208239077948">
            <text:p>33.0208239078</text:p>
          </table:table-cell>
          <table:table-cell/>
        </table:table-row>
        <table:table-row table:style-name="ro2">
          <table:table-cell table:formula="of:=[.A619]+1" office:value-type="float" office:value="611">
            <text:p>611</text:p>
          </table:table-cell>
          <table:table-cell table:formula="of:=[.$B$1]*[.A620]/1024" office:value-type="float" office:value="2.9833984375">
            <text:p>2.9833984375</text:p>
          </table:table-cell>
          <table:table-cell table:formula="of:=([.B620]+[.$D$4])/[.$D$5]" office:value-type="float" office:value="2.85311977993257">
            <text:p>2.8531197799</text:p>
          </table:table-cell>
          <table:table-cell table:formula="of:=[.C620]*[.$B$2]/([.$B$1]-[.C620])" office:value-type="float" office:value="33.1137177063128">
            <text:p>33.1137177063</text:p>
          </table:table-cell>
          <table:table-cell/>
        </table:table-row>
        <table:table-row table:style-name="ro2">
          <table:table-cell table:formula="of:=[.A620]+1" office:value-type="float" office:value="612">
            <text:p>612</text:p>
          </table:table-cell>
          <table:table-cell table:formula="of:=[.$B$1]*[.A621]/1024" office:value-type="float" office:value="2.98828125">
            <text:p>2.98828125</text:p>
          </table:table-cell>
          <table:table-cell table:formula="of:=([.B621]+[.$D$4])/[.$D$5]" office:value-type="float" office:value="2.85656195026542">
            <text:p>2.8565619503</text:p>
          </table:table-cell>
          <table:table-cell table:formula="of:=[.C621]*[.$B$2]/([.$B$1]-[.C621])" office:value-type="float" office:value="33.2069098631411">
            <text:p>33.2069098631</text:p>
          </table:table-cell>
          <table:table-cell/>
        </table:table-row>
        <table:table-row table:style-name="ro2">
          <table:table-cell table:formula="of:=[.A621]+1" office:value-type="float" office:value="613">
            <text:p>613</text:p>
          </table:table-cell>
          <table:table-cell table:formula="of:=[.$B$1]*[.A622]/1024" office:value-type="float" office:value="2.9931640625">
            <text:p>2.9931640625</text:p>
          </table:table-cell>
          <table:table-cell table:formula="of:=([.B622]+[.$D$4])/[.$D$5]" office:value-type="float" office:value="2.86000412059827">
            <text:p>2.8600041206</text:p>
          </table:table-cell>
          <table:table-cell table:formula="of:=[.C622]*[.$B$2]/([.$B$1]-[.C622])" office:value-type="float" office:value="33.3004018180023">
            <text:p>33.300401818</text:p>
          </table:table-cell>
          <table:table-cell/>
        </table:table-row>
        <table:table-row table:style-name="ro2">
          <table:table-cell table:formula="of:=[.A622]+1" office:value-type="float" office:value="614">
            <text:p>614</text:p>
          </table:table-cell>
          <table:table-cell table:formula="of:=[.$B$1]*[.A623]/1024" office:value-type="float" office:value="2.998046875">
            <text:p>2.998046875</text:p>
          </table:table-cell>
          <table:table-cell table:formula="of:=([.B623]+[.$D$4])/[.$D$5]" office:value-type="float" office:value="2.86344629093112">
            <text:p>2.8634462909</text:p>
          </table:table-cell>
          <table:table-cell table:formula="of:=[.C623]*[.$B$2]/([.$B$1]-[.C623])" office:value-type="float" office:value="33.394195019897">
            <text:p>33.3941950199</text:p>
          </table:table-cell>
          <table:table-cell/>
        </table:table-row>
        <table:table-row table:style-name="ro2">
          <table:table-cell table:formula="of:=[.A623]+1" office:value-type="float" office:value="615">
            <text:p>615</text:p>
          </table:table-cell>
          <table:table-cell table:formula="of:=[.$B$1]*[.A624]/1024" office:value-type="float" office:value="3.0029296875">
            <text:p>3.0029296875</text:p>
          </table:table-cell>
          <table:table-cell table:formula="of:=([.B624]+[.$D$4])/[.$D$5]" office:value-type="float" office:value="2.86688846126397">
            <text:p>2.8668884613</text:p>
          </table:table-cell>
          <table:table-cell table:formula="of:=[.C624]*[.$B$2]/([.$B$1]-[.C624])" office:value-type="float" office:value="33.4882909271787">
            <text:p>33.4882909272</text:p>
          </table:table-cell>
          <table:table-cell/>
        </table:table-row>
        <table:table-row table:style-name="ro2">
          <table:table-cell table:formula="of:=[.A624]+1" office:value-type="float" office:value="616">
            <text:p>616</text:p>
          </table:table-cell>
          <table:table-cell table:formula="of:=[.$B$1]*[.A625]/1024" office:value-type="float" office:value="3.0078125">
            <text:p>3.0078125</text:p>
          </table:table-cell>
          <table:table-cell table:formula="of:=([.B625]+[.$D$4])/[.$D$5]" office:value-type="float" office:value="2.87033063159682">
            <text:p>2.8703306316</text:p>
          </table:table-cell>
          <table:table-cell table:formula="of:=[.C625]*[.$B$2]/([.$B$1]-[.C625])" office:value-type="float" office:value="33.5826910076296">
            <text:p>33.5826910076</text:p>
          </table:table-cell>
          <table:table-cell/>
        </table:table-row>
        <table:table-row table:style-name="ro2">
          <table:table-cell table:formula="of:=[.A625]+1" office:value-type="float" office:value="617">
            <text:p>617</text:p>
          </table:table-cell>
          <table:table-cell table:formula="of:=[.$B$1]*[.A626]/1024" office:value-type="float" office:value="3.0126953125">
            <text:p>3.0126953125</text:p>
          </table:table-cell>
          <table:table-cell table:formula="of:=([.B626]+[.$D$4])/[.$D$5]" office:value-type="float" office:value="2.87377280192966">
            <text:p>2.8737728019</text:p>
          </table:table-cell>
          <table:table-cell table:formula="of:=[.C626]*[.$B$2]/([.$B$1]-[.C626])" office:value-type="float" office:value="33.6773967385365">
            <text:p>33.6773967385</text:p>
          </table:table-cell>
          <table:table-cell/>
        </table:table-row>
        <table:table-row table:style-name="ro2">
          <table:table-cell table:formula="of:=[.A626]+1" office:value-type="float" office:value="618">
            <text:p>618</text:p>
          </table:table-cell>
          <table:table-cell table:formula="of:=[.$B$1]*[.A627]/1024" office:value-type="float" office:value="3.017578125">
            <text:p>3.017578125</text:p>
          </table:table-cell>
          <table:table-cell table:formula="of:=([.B627]+[.$D$4])/[.$D$5]" office:value-type="float" office:value="2.87721497226251">
            <text:p>2.8772149723</text:p>
          </table:table-cell>
          <table:table-cell table:formula="of:=[.C627]*[.$B$2]/([.$B$1]-[.C627])" office:value-type="float" office:value="33.7724096067682">
            <text:p>33.7724096068</text:p>
          </table:table-cell>
          <table:table-cell/>
        </table:table-row>
        <table:table-row table:style-name="ro2">
          <table:table-cell table:formula="of:=[.A627]+1" office:value-type="float" office:value="619">
            <text:p>619</text:p>
          </table:table-cell>
          <table:table-cell table:formula="of:=[.$B$1]*[.A628]/1024" office:value-type="float" office:value="3.0224609375">
            <text:p>3.0224609375</text:p>
          </table:table-cell>
          <table:table-cell table:formula="of:=([.B628]+[.$D$4])/[.$D$5]" office:value-type="float" office:value="2.88065714259536">
            <text:p>2.8806571426</text:p>
          </table:table-cell>
          <table:table-cell table:formula="of:=[.C628]*[.$B$2]/([.$B$1]-[.C628])" office:value-type="float" office:value="33.8677311088532">
            <text:p>33.8677311089</text:p>
          </table:table-cell>
          <table:table-cell/>
        </table:table-row>
        <table:table-row table:style-name="ro2">
          <table:table-cell table:formula="of:=[.A628]+1" office:value-type="float" office:value="620">
            <text:p>620</text:p>
          </table:table-cell>
          <table:table-cell table:formula="of:=[.$B$1]*[.A629]/1024" office:value-type="float" office:value="3.02734375">
            <text:p>3.02734375</text:p>
          </table:table-cell>
          <table:table-cell table:formula="of:=([.B629]+[.$D$4])/[.$D$5]" office:value-type="float" office:value="2.88409931292821">
            <text:p>2.8840993129</text:p>
          </table:table-cell>
          <table:table-cell table:formula="of:=[.C629]*[.$B$2]/([.$B$1]-[.C629])" office:value-type="float" office:value="33.9633627510582">
            <text:p>33.9633627511</text:p>
          </table:table-cell>
          <table:table-cell/>
        </table:table-row>
        <table:table-row table:style-name="ro2">
          <table:table-cell table:formula="of:=[.A629]+1" office:value-type="float" office:value="621">
            <text:p>621</text:p>
          </table:table-cell>
          <table:table-cell table:formula="of:=[.$B$1]*[.A630]/1024" office:value-type="float" office:value="3.0322265625">
            <text:p>3.0322265625</text:p>
          </table:table-cell>
          <table:table-cell table:formula="of:=([.B630]+[.$D$4])/[.$D$5]" office:value-type="float" office:value="2.88754148326106">
            <text:p>2.8875414833</text:p>
          </table:table-cell>
          <table:table-cell table:formula="of:=[.C630]*[.$B$2]/([.$B$1]-[.C630])" office:value-type="float" office:value="34.0593060494677">
            <text:p>34.0593060495</text:p>
          </table:table-cell>
          <table:table-cell/>
        </table:table-row>
        <table:table-row table:style-name="ro2">
          <table:table-cell table:formula="of:=[.A630]+1" office:value-type="float" office:value="622">
            <text:p>622</text:p>
          </table:table-cell>
          <table:table-cell table:formula="of:=[.$B$1]*[.A631]/1024" office:value-type="float" office:value="3.037109375">
            <text:p>3.037109375</text:p>
          </table:table-cell>
          <table:table-cell table:formula="of:=([.B631]+[.$D$4])/[.$D$5]" office:value-type="float" office:value="2.89098365359391">
            <text:p>2.8909836536</text:p>
          </table:table-cell>
          <table:table-cell table:formula="of:=[.C631]*[.$B$2]/([.$B$1]-[.C631])" office:value-type="float" office:value="34.1555625300637">
            <text:p>34.1555625301</text:p>
          </table:table-cell>
          <table:table-cell/>
        </table:table-row>
        <table:table-row table:style-name="ro2">
          <table:table-cell table:formula="of:=[.A631]+1" office:value-type="float" office:value="623">
            <text:p>623</text:p>
          </table:table-cell>
          <table:table-cell table:formula="of:=[.$B$1]*[.A632]/1024" office:value-type="float" office:value="3.0419921875">
            <text:p>3.0419921875</text:p>
          </table:table-cell>
          <table:table-cell table:formula="of:=([.B632]+[.$D$4])/[.$D$5]" office:value-type="float" office:value="2.89442582392676">
            <text:p>2.8944258239</text:p>
          </table:table-cell>
          <table:table-cell table:formula="of:=[.C632]*[.$B$2]/([.$B$1]-[.C632])" office:value-type="float" office:value="34.252133728807">
            <text:p>34.2521337288</text:p>
          </table:table-cell>
          <table:table-cell/>
        </table:table-row>
        <table:table-row table:style-name="ro2">
          <table:table-cell table:formula="of:=[.A632]+1" office:value-type="float" office:value="624">
            <text:p>624</text:p>
          </table:table-cell>
          <table:table-cell table:formula="of:=[.$B$1]*[.A633]/1024" office:value-type="float" office:value="3.046875">
            <text:p>3.046875</text:p>
          </table:table-cell>
          <table:table-cell table:formula="of:=([.B633]+[.$D$4])/[.$D$5]" office:value-type="float" office:value="2.89786799425961">
            <text:p>2.8978679943</text:p>
          </table:table-cell>
          <table:table-cell table:formula="of:=[.C633]*[.$B$2]/([.$B$1]-[.C633])" office:value-type="float" office:value="34.3490211917188">
            <text:p>34.3490211917</text:p>
          </table:table-cell>
          <table:table-cell/>
        </table:table-row>
        <table:table-row table:style-name="ro2">
          <table:table-cell table:formula="of:=[.A633]+1" office:value-type="float" office:value="625">
            <text:p>625</text:p>
          </table:table-cell>
          <table:table-cell table:formula="of:=[.$B$1]*[.A634]/1024" office:value-type="float" office:value="3.0517578125">
            <text:p>3.0517578125</text:p>
          </table:table-cell>
          <table:table-cell table:formula="of:=([.B634]+[.$D$4])/[.$D$5]" office:value-type="float" office:value="2.90131016459246">
            <text:p>2.9013101646</text:p>
          </table:table-cell>
          <table:table-cell table:formula="of:=[.C634]*[.$B$2]/([.$B$1]-[.C634])" office:value-type="float" office:value="34.4462264749628">
            <text:p>34.446226475</text:p>
          </table:table-cell>
          <table:table-cell/>
        </table:table-row>
        <table:table-row table:style-name="ro2">
          <table:table-cell table:formula="of:=[.A634]+1" office:value-type="float" office:value="626">
            <text:p>626</text:p>
          </table:table-cell>
          <table:table-cell table:formula="of:=[.$B$1]*[.A635]/1024" office:value-type="float" office:value="3.056640625">
            <text:p>3.056640625</text:p>
          </table:table-cell>
          <table:table-cell table:formula="of:=([.B635]+[.$D$4])/[.$D$5]" office:value-type="float" office:value="2.90475233492531">
            <text:p>2.9047523349</text:p>
          </table:table-cell>
          <table:table-cell table:formula="of:=[.C635]*[.$B$2]/([.$B$1]-[.C635])" office:value-type="float" office:value="34.5437511449292">
            <text:p>34.5437511449</text:p>
          </table:table-cell>
          <table:table-cell/>
        </table:table-row>
        <table:table-row table:style-name="ro2">
          <table:table-cell table:formula="of:=[.A635]+1" office:value-type="float" office:value="627">
            <text:p>627</text:p>
          </table:table-cell>
          <table:table-cell table:formula="of:=[.$B$1]*[.A636]/1024" office:value-type="float" office:value="3.0615234375">
            <text:p>3.0615234375</text:p>
          </table:table-cell>
          <table:table-cell table:formula="of:=([.B636]+[.$D$4])/[.$D$5]" office:value-type="float" office:value="2.90819450525816">
            <text:p>2.9081945053</text:p>
          </table:table-cell>
          <table:table-cell table:formula="of:=[.C636]*[.$B$2]/([.$B$1]-[.C636])" office:value-type="float" office:value="34.6415967783185">
            <text:p>34.6415967783</text:p>
          </table:table-cell>
          <table:table-cell/>
        </table:table-row>
        <table:table-row table:style-name="ro2">
          <table:table-cell table:formula="of:=[.A636]+1" office:value-type="float" office:value="628">
            <text:p>628</text:p>
          </table:table-cell>
          <table:table-cell table:formula="of:=[.$B$1]*[.A637]/1024" office:value-type="float" office:value="3.06640625">
            <text:p>3.06640625</text:p>
          </table:table-cell>
          <table:table-cell table:formula="of:=([.B637]+[.$D$4])/[.$D$5]" office:value-type="float" office:value="2.91163667559101">
            <text:p>2.9116366756</text:p>
          </table:table-cell>
          <table:table-cell table:formula="of:=[.C637]*[.$B$2]/([.$B$1]-[.C637])" office:value-type="float" office:value="34.7397649622261">
            <text:p>34.7397649622</text:p>
          </table:table-cell>
          <table:table-cell/>
        </table:table-row>
        <table:table-row table:style-name="ro2">
          <table:table-cell table:formula="of:=[.A637]+1" office:value-type="float" office:value="629">
            <text:p>629</text:p>
          </table:table-cell>
          <table:table-cell table:formula="of:=[.$B$1]*[.A638]/1024" office:value-type="float" office:value="3.0712890625">
            <text:p>3.0712890625</text:p>
          </table:table-cell>
          <table:table-cell table:formula="of:=([.B638]+[.$D$4])/[.$D$5]" office:value-type="float" office:value="2.91507884592386">
            <text:p>2.9150788459</text:p>
          </table:table-cell>
          <table:table-cell table:formula="of:=[.C638]*[.$B$2]/([.$B$1]-[.C638])" office:value-type="float" office:value="34.8382572942288">
            <text:p>34.8382572942</text:p>
          </table:table-cell>
          <table:table-cell/>
        </table:table-row>
        <table:table-row table:style-name="ro2">
          <table:table-cell table:formula="of:=[.A638]+1" office:value-type="float" office:value="630">
            <text:p>630</text:p>
          </table:table-cell>
          <table:table-cell table:formula="of:=[.$B$1]*[.A639]/1024" office:value-type="float" office:value="3.076171875">
            <text:p>3.076171875</text:p>
          </table:table-cell>
          <table:table-cell table:formula="of:=([.B639]+[.$D$4])/[.$D$5]" office:value-type="float" office:value="2.91852101625671">
            <text:p>2.9185210163</text:p>
          </table:table-cell>
          <table:table-cell table:formula="of:=[.C639]*[.$B$2]/([.$B$1]-[.C639])" office:value-type="float" office:value="34.9370753824711">
            <text:p>34.9370753825</text:p>
          </table:table-cell>
          <table:table-cell/>
        </table:table-row>
        <table:table-row table:style-name="ro2">
          <table:table-cell table:formula="of:=[.A639]+1" office:value-type="float" office:value="631">
            <text:p>631</text:p>
          </table:table-cell>
          <table:table-cell table:formula="of:=[.$B$1]*[.A640]/1024" office:value-type="float" office:value="3.0810546875">
            <text:p>3.0810546875</text:p>
          </table:table-cell>
          <table:table-cell table:formula="of:=([.B640]+[.$D$4])/[.$D$5]" office:value-type="float" office:value="2.92196318658956">
            <text:p>2.9219631866</text:p>
          </table:table-cell>
          <table:table-cell table:formula="of:=[.C640]*[.$B$2]/([.$B$1]-[.C640])" office:value-type="float" office:value="35.0362208457526">
            <text:p>35.0362208458</text:p>
          </table:table-cell>
          <table:table-cell/>
        </table:table-row>
        <table:table-row table:style-name="ro2">
          <table:table-cell table:formula="of:=[.A640]+1" office:value-type="float" office:value="632">
            <text:p>632</text:p>
          </table:table-cell>
          <table:table-cell table:formula="of:=[.$B$1]*[.A641]/1024" office:value-type="float" office:value="3.0859375">
            <text:p>3.0859375</text:p>
          </table:table-cell>
          <table:table-cell table:formula="of:=([.B641]+[.$D$4])/[.$D$5]" office:value-type="float" office:value="2.92540535692241">
            <text:p>2.9254053569</text:p>
          </table:table-cell>
          <table:table-cell table:formula="of:=[.C641]*[.$B$2]/([.$B$1]-[.C641])" office:value-type="float" office:value="35.1356953136168">
            <text:p>35.1356953136</text:p>
          </table:table-cell>
          <table:table-cell/>
        </table:table-row>
        <table:table-row table:style-name="ro2">
          <table:table-cell table:formula="of:=[.A641]+1" office:value-type="float" office:value="633">
            <text:p>633</text:p>
          </table:table-cell>
          <table:table-cell table:formula="of:=[.$B$1]*[.A642]/1024" office:value-type="float" office:value="3.0908203125">
            <text:p>3.0908203125</text:p>
          </table:table-cell>
          <table:table-cell table:formula="of:=([.B642]+[.$D$4])/[.$D$5]" office:value-type="float" office:value="2.92884752725526">
            <text:p>2.9288475273</text:p>
          </table:table-cell>
          <table:table-cell table:formula="of:=[.C642]*[.$B$2]/([.$B$1]-[.C642])" office:value-type="float" office:value="35.23550042644">
            <text:p>35.2355004264</text:p>
          </table:table-cell>
          <table:table-cell/>
        </table:table-row>
        <table:table-row table:style-name="ro2">
          <table:table-cell table:formula="of:=[.A642]+1" office:value-type="float" office:value="634">
            <text:p>634</text:p>
          </table:table-cell>
          <table:table-cell table:formula="of:=[.$B$1]*[.A643]/1024" office:value-type="float" office:value="3.095703125">
            <text:p>3.095703125</text:p>
          </table:table-cell>
          <table:table-cell table:formula="of:=([.B643]+[.$D$4])/[.$D$5]" office:value-type="float" office:value="2.93228969758811">
            <text:p>2.9322896976</text:p>
          </table:table-cell>
          <table:table-cell table:formula="of:=[.C643]*[.$B$2]/([.$B$1]-[.C643])" office:value-type="float" office:value="35.3356378355214">
            <text:p>35.3356378355</text:p>
          </table:table-cell>
          <table:table-cell/>
        </table:table-row>
        <table:table-row table:style-name="ro2">
          <table:table-cell table:formula="of:=[.A643]+1" office:value-type="float" office:value="635">
            <text:p>635</text:p>
          </table:table-cell>
          <table:table-cell table:formula="of:=[.$B$1]*[.A644]/1024" office:value-type="float" office:value="3.1005859375">
            <text:p>3.1005859375</text:p>
          </table:table-cell>
          <table:table-cell table:formula="of:=([.B644]+[.$D$4])/[.$D$5]" office:value-type="float" office:value="2.93573186792096">
            <text:p>2.9357318679</text:p>
          </table:table-cell>
          <table:table-cell table:formula="of:=[.C644]*[.$B$2]/([.$B$1]-[.C644])" office:value-type="float" office:value="35.4361092031749">
            <text:p>35.4361092032</text:p>
          </table:table-cell>
          <table:table-cell/>
        </table:table-row>
        <table:table-row table:style-name="ro2">
          <table:table-cell table:formula="of:=[.A644]+1" office:value-type="float" office:value="636">
            <text:p>636</text:p>
          </table:table-cell>
          <table:table-cell table:formula="of:=[.$B$1]*[.A645]/1024" office:value-type="float" office:value="3.10546875">
            <text:p>3.10546875</text:p>
          </table:table-cell>
          <table:table-cell table:formula="of:=([.B645]+[.$D$4])/[.$D$5]" office:value-type="float" office:value="2.93917403825381">
            <text:p>2.9391740383</text:p>
          </table:table-cell>
          <table:table-cell table:formula="of:=[.C645]*[.$B$2]/([.$B$1]-[.C645])" office:value-type="float" office:value="35.53691620282">
            <text:p>35.5369162028</text:p>
          </table:table-cell>
          <table:table-cell/>
        </table:table-row>
        <table:table-row table:style-name="ro2">
          <table:table-cell table:formula="of:=[.A645]+1" office:value-type="float" office:value="637">
            <text:p>637</text:p>
          </table:table-cell>
          <table:table-cell table:formula="of:=[.$B$1]*[.A646]/1024" office:value-type="float" office:value="3.1103515625">
            <text:p>3.1103515625</text:p>
          </table:table-cell>
          <table:table-cell table:formula="of:=([.B646]+[.$D$4])/[.$D$5]" office:value-type="float" office:value="2.94261620858666">
            <text:p>2.9426162086</text:p>
          </table:table-cell>
          <table:table-cell table:formula="of:=[.C646]*[.$B$2]/([.$B$1]-[.C646])" office:value-type="float" office:value="35.6380605190756">
            <text:p>35.6380605191</text:p>
          </table:table-cell>
          <table:table-cell/>
        </table:table-row>
        <table:table-row table:style-name="ro2">
          <table:table-cell table:formula="of:=[.A646]+1" office:value-type="float" office:value="638">
            <text:p>638</text:p>
          </table:table-cell>
          <table:table-cell table:formula="of:=[.$B$1]*[.A647]/1024" office:value-type="float" office:value="3.115234375">
            <text:p>3.115234375</text:p>
          </table:table-cell>
          <table:table-cell table:formula="of:=([.B647]+[.$D$4])/[.$D$5]" office:value-type="float" office:value="2.94605837891951">
            <text:p>2.9460583789</text:p>
          </table:table-cell>
          <table:table-cell table:formula="of:=[.C647]*[.$B$2]/([.$B$1]-[.C647])" office:value-type="float" office:value="35.7395438478535">
            <text:p>35.7395438479</text:p>
          </table:table-cell>
          <table:table-cell/>
        </table:table-row>
        <table:table-row table:style-name="ro2">
          <table:table-cell table:formula="of:=[.A647]+1" office:value-type="float" office:value="639">
            <text:p>639</text:p>
          </table:table-cell>
          <table:table-cell table:formula="of:=[.$B$1]*[.A648]/1024" office:value-type="float" office:value="3.1201171875">
            <text:p>3.1201171875</text:p>
          </table:table-cell>
          <table:table-cell table:formula="of:=([.B648]+[.$D$4])/[.$D$5]" office:value-type="float" office:value="2.94950054925236">
            <text:p>2.9495005493</text:p>
          </table:table-cell>
          <table:table-cell table:formula="of:=[.C648]*[.$B$2]/([.$B$1]-[.C648])" office:value-type="float" office:value="35.8413678964531">
            <text:p>35.8413678965</text:p>
          </table:table-cell>
          <table:table-cell/>
        </table:table-row>
        <table:table-row table:style-name="ro2">
          <table:table-cell table:formula="of:=[.A648]+1" office:value-type="float" office:value="640">
            <text:p>640</text:p>
          </table:table-cell>
          <table:table-cell table:formula="of:=[.$B$1]*[.A649]/1024" office:value-type="float" office:value="3.125">
            <text:p>3.125</text:p>
          </table:table-cell>
          <table:table-cell table:formula="of:=([.B649]+[.$D$4])/[.$D$5]" office:value-type="float" office:value="2.95294271958521">
            <text:p>2.9529427196</text:p>
          </table:table-cell>
          <table:table-cell table:formula="of:=[.C649]*[.$B$2]/([.$B$1]-[.C649])" office:value-type="float" office:value="35.9435343836572">
            <text:p>35.9435343837</text:p>
          </table:table-cell>
          <table:table-cell/>
        </table:table-row>
        <table:table-row table:style-name="ro2">
          <table:table-cell table:formula="of:=[.A649]+1" office:value-type="float" office:value="641">
            <text:p>641</text:p>
          </table:table-cell>
          <table:table-cell table:formula="of:=[.$B$1]*[.A650]/1024" office:value-type="float" office:value="3.1298828125">
            <text:p>3.1298828125</text:p>
          </table:table-cell>
          <table:table-cell table:formula="of:=([.B650]+[.$D$4])/[.$D$5]" office:value-type="float" office:value="2.95638488991806">
            <text:p>2.9563848899</text:p>
          </table:table-cell>
          <table:table-cell table:formula="of:=[.C650]*[.$B$2]/([.$B$1]-[.C650])" office:value-type="float" office:value="36.0460450398288">
            <text:p>36.0460450398</text:p>
          </table:table-cell>
          <table:table-cell/>
        </table:table-row>
        <table:table-row table:style-name="ro2">
          <table:table-cell table:formula="of:=[.A650]+1" office:value-type="float" office:value="642">
            <text:p>642</text:p>
          </table:table-cell>
          <table:table-cell table:formula="of:=[.$B$1]*[.A651]/1024" office:value-type="float" office:value="3.134765625">
            <text:p>3.134765625</text:p>
          </table:table-cell>
          <table:table-cell table:formula="of:=([.B651]+[.$D$4])/[.$D$5]" office:value-type="float" office:value="2.95982706025091">
            <text:p>2.9598270603</text:p>
          </table:table-cell>
          <table:table-cell table:formula="of:=[.C651]*[.$B$2]/([.$B$1]-[.C651])" office:value-type="float" office:value="36.1489016070089">
            <text:p>36.148901607</text:p>
          </table:table-cell>
          <table:table-cell/>
        </table:table-row>
        <table:table-row table:style-name="ro2">
          <table:table-cell table:formula="of:=[.A651]+1" office:value-type="float" office:value="643">
            <text:p>643</text:p>
          </table:table-cell>
          <table:table-cell table:formula="of:=[.$B$1]*[.A652]/1024" office:value-type="float" office:value="3.1396484375">
            <text:p>3.1396484375</text:p>
          </table:table-cell>
          <table:table-cell table:formula="of:=([.B652]+[.$D$4])/[.$D$5]" office:value-type="float" office:value="2.96326923058376">
            <text:p>2.9632692306</text:p>
          </table:table-cell>
          <table:table-cell table:formula="of:=[.C652]*[.$B$2]/([.$B$1]-[.C652])" office:value-type="float" office:value="36.2521058390148">
            <text:p>36.252105839</text:p>
          </table:table-cell>
          <table:table-cell/>
        </table:table-row>
        <table:table-row table:style-name="ro2">
          <table:table-cell table:formula="of:=[.A652]+1" office:value-type="float" office:value="644">
            <text:p>644</text:p>
          </table:table-cell>
          <table:table-cell table:formula="of:=[.$B$1]*[.A653]/1024" office:value-type="float" office:value="3.14453125">
            <text:p>3.14453125</text:p>
          </table:table-cell>
          <table:table-cell table:formula="of:=([.B653]+[.$D$4])/[.$D$5]" office:value-type="float" office:value="2.96671140091661">
            <text:p>2.9667114009</text:p>
          </table:table-cell>
          <table:table-cell table:formula="of:=[.C653]*[.$B$2]/([.$B$1]-[.C653])" office:value-type="float" office:value="36.3556595015401">
            <text:p>36.3556595015</text:p>
          </table:table-cell>
          <table:table-cell/>
        </table:table-row>
        <table:table-row table:style-name="ro2">
          <table:table-cell table:formula="of:=[.A653]+1" office:value-type="float" office:value="645">
            <text:p>645</text:p>
          </table:table-cell>
          <table:table-cell table:formula="of:=[.$B$1]*[.A654]/1024" office:value-type="float" office:value="3.1494140625">
            <text:p>3.1494140625</text:p>
          </table:table-cell>
          <table:table-cell table:formula="of:=([.B654]+[.$D$4])/[.$D$5]" office:value-type="float" office:value="2.97015357124946">
            <text:p>2.9701535712</text:p>
          </table:table-cell>
          <table:table-cell table:formula="of:=[.C654]*[.$B$2]/([.$B$1]-[.C654])" office:value-type="float" office:value="36.4595643722553">
            <text:p>36.4595643723</text:p>
          </table:table-cell>
          <table:table-cell/>
        </table:table-row>
        <table:table-row table:style-name="ro2">
          <table:table-cell table:formula="of:=[.A654]+1" office:value-type="float" office:value="646">
            <text:p>646</text:p>
          </table:table-cell>
          <table:table-cell table:formula="of:=[.$B$1]*[.A655]/1024" office:value-type="float" office:value="3.154296875">
            <text:p>3.154296875</text:p>
          </table:table-cell>
          <table:table-cell table:formula="of:=([.B655]+[.$D$4])/[.$D$5]" office:value-type="float" office:value="2.97359574158231">
            <text:p>2.9735957416</text:p>
          </table:table-cell>
          <table:table-cell table:formula="of:=[.C655]*[.$B$2]/([.$B$1]-[.C655])" office:value-type="float" office:value="36.5638222409095">
            <text:p>36.5638222409</text:p>
          </table:table-cell>
          <table:table-cell/>
        </table:table-row>
        <table:table-row table:style-name="ro2">
          <table:table-cell table:formula="of:=[.A655]+1" office:value-type="float" office:value="647">
            <text:p>647</text:p>
          </table:table-cell>
          <table:table-cell table:formula="of:=[.$B$1]*[.A656]/1024" office:value-type="float" office:value="3.1591796875">
            <text:p>3.1591796875</text:p>
          </table:table-cell>
          <table:table-cell table:formula="of:=([.B656]+[.$D$4])/[.$D$5]" office:value-type="float" office:value="2.97703791191516">
            <text:p>2.9770379119</text:p>
          </table:table-cell>
          <table:table-cell table:formula="of:=[.C656]*[.$B$2]/([.$B$1]-[.C656])" office:value-type="float" office:value="36.6684349094332">
            <text:p>36.6684349094</text:p>
          </table:table-cell>
          <table:table-cell/>
        </table:table-row>
        <table:table-row table:style-name="ro2">
          <table:table-cell table:formula="of:=[.A656]+1" office:value-type="float" office:value="648">
            <text:p>648</text:p>
          </table:table-cell>
          <table:table-cell table:formula="of:=[.$B$1]*[.A657]/1024" office:value-type="float" office:value="3.1640625">
            <text:p>3.1640625</text:p>
          </table:table-cell>
          <table:table-cell table:formula="of:=([.B657]+[.$D$4])/[.$D$5]" office:value-type="float" office:value="2.98048008224801">
            <text:p>2.9804800822</text:p>
          </table:table-cell>
          <table:table-cell table:formula="of:=[.C657]*[.$B$2]/([.$B$1]-[.C657])" office:value-type="float" office:value="36.7734041920422">
            <text:p>36.773404192</text:p>
          </table:table-cell>
          <table:table-cell/>
        </table:table-row>
        <table:table-row table:style-name="ro2">
          <table:table-cell table:formula="of:=[.A657]+1" office:value-type="float" office:value="649">
            <text:p>649</text:p>
          </table:table-cell>
          <table:table-cell table:formula="of:=[.$B$1]*[.A658]/1024" office:value-type="float" office:value="3.1689453125">
            <text:p>3.1689453125</text:p>
          </table:table-cell>
          <table:table-cell table:formula="of:=([.B658]+[.$D$4])/[.$D$5]" office:value-type="float" office:value="2.98392225258086">
            <text:p>2.9839222526</text:p>
          </table:table-cell>
          <table:table-cell table:formula="of:=[.C658]*[.$B$2]/([.$B$1]-[.C658])" office:value-type="float" office:value="36.8787319153421">
            <text:p>36.8787319153</text:p>
          </table:table-cell>
          <table:table-cell/>
        </table:table-row>
        <table:table-row table:style-name="ro2">
          <table:table-cell table:formula="of:=[.A658]+1" office:value-type="float" office:value="650">
            <text:p>650</text:p>
          </table:table-cell>
          <table:table-cell table:formula="of:=[.$B$1]*[.A659]/1024" office:value-type="float" office:value="3.173828125">
            <text:p>3.173828125</text:p>
          </table:table-cell>
          <table:table-cell table:formula="of:=([.B659]+[.$D$4])/[.$D$5]" office:value-type="float" office:value="2.98736442291371">
            <text:p>2.9873644229</text:p>
          </table:table-cell>
          <table:table-cell table:formula="of:=[.C659]*[.$B$2]/([.$B$1]-[.C659])" office:value-type="float" office:value="36.9844199184349">
            <text:p>36.9844199184</text:p>
          </table:table-cell>
          <table:table-cell/>
        </table:table-row>
        <table:table-row table:style-name="ro2">
          <table:table-cell table:formula="of:=[.A659]+1" office:value-type="float" office:value="651">
            <text:p>651</text:p>
          </table:table-cell>
          <table:table-cell table:formula="of:=[.$B$1]*[.A660]/1024" office:value-type="float" office:value="3.1787109375">
            <text:p>3.1787109375</text:p>
          </table:table-cell>
          <table:table-cell table:formula="of:=([.B660]+[.$D$4])/[.$D$5]" office:value-type="float" office:value="2.99080659324656">
            <text:p>2.9908065932</text:p>
          </table:table-cell>
          <table:table-cell table:formula="of:=[.C660]*[.$B$2]/([.$B$1]-[.C660])" office:value-type="float" office:value="37.0904700530254">
            <text:p>37.090470053</text:p>
          </table:table-cell>
          <table:table-cell/>
        </table:table-row>
        <table:table-row table:style-name="ro2">
          <table:table-cell table:formula="of:=[.A660]+1" office:value-type="float" office:value="652">
            <text:p>652</text:p>
          </table:table-cell>
          <table:table-cell table:formula="of:=[.$B$1]*[.A661]/1024" office:value-type="float" office:value="3.18359375">
            <text:p>3.18359375</text:p>
          </table:table-cell>
          <table:table-cell table:formula="of:=([.B661]+[.$D$4])/[.$D$5]" office:value-type="float" office:value="2.99424876357941">
            <text:p>2.9942487636</text:p>
          </table:table-cell>
          <table:table-cell table:formula="of:=[.C661]*[.$B$2]/([.$B$1]-[.C661])" office:value-type="float" office:value="37.1968841835297">
            <text:p>37.1968841835</text:p>
          </table:table-cell>
          <table:table-cell/>
        </table:table-row>
        <table:table-row table:style-name="ro2">
          <table:table-cell table:formula="of:=[.A661]+1" office:value-type="float" office:value="653">
            <text:p>653</text:p>
          </table:table-cell>
          <table:table-cell table:formula="of:=[.$B$1]*[.A662]/1024" office:value-type="float" office:value="3.1884765625">
            <text:p>3.1884765625</text:p>
          </table:table-cell>
          <table:table-cell table:formula="of:=([.B662]+[.$D$4])/[.$D$5]" office:value-type="float" office:value="2.99769093391226">
            <text:p>2.9976909339</text:p>
          </table:table-cell>
          <table:table-cell table:formula="of:=[.C662]*[.$B$2]/([.$B$1]-[.C662])" office:value-type="float" office:value="37.3036641871843">
            <text:p>37.3036641872</text:p>
          </table:table-cell>
          <table:table-cell/>
        </table:table-row>
        <table:table-row table:style-name="ro2">
          <table:table-cell table:formula="of:=[.A662]+1" office:value-type="float" office:value="654">
            <text:p>654</text:p>
          </table:table-cell>
          <table:table-cell table:formula="of:=[.$B$1]*[.A663]/1024" office:value-type="float" office:value="3.193359375">
            <text:p>3.193359375</text:p>
          </table:table-cell>
          <table:table-cell table:formula="of:=([.B663]+[.$D$4])/[.$D$5]" office:value-type="float" office:value="3.00113310424511">
            <text:p>3.0011331042</text:p>
          </table:table-cell>
          <table:table-cell table:formula="of:=[.C663]*[.$B$2]/([.$B$1]-[.C663])" office:value-type="float" office:value="37.4108119541568">
            <text:p>37.4108119542</text:p>
          </table:table-cell>
          <table:table-cell/>
        </table:table-row>
        <table:table-row table:style-name="ro2">
          <table:table-cell table:formula="of:=[.A663]+1" office:value-type="float" office:value="655">
            <text:p>655</text:p>
          </table:table-cell>
          <table:table-cell table:formula="of:=[.$B$1]*[.A664]/1024" office:value-type="float" office:value="3.1982421875">
            <text:p>3.1982421875</text:p>
          </table:table-cell>
          <table:table-cell table:formula="of:=([.B664]+[.$D$4])/[.$D$5]" office:value-type="float" office:value="3.00457527457796">
            <text:p>3.0045752746</text:p>
          </table:table-cell>
          <table:table-cell table:formula="of:=[.C664]*[.$B$2]/([.$B$1]-[.C664])" office:value-type="float" office:value="37.5183293876569">
            <text:p>37.5183293877</text:p>
          </table:table-cell>
          <table:table-cell/>
        </table:table-row>
        <table:table-row table:style-name="ro2">
          <table:table-cell table:formula="of:=[.A664]+1" office:value-type="float" office:value="656">
            <text:p>656</text:p>
          </table:table-cell>
          <table:table-cell table:formula="of:=[.$B$1]*[.A665]/1024" office:value-type="float" office:value="3.203125">
            <text:p>3.203125</text:p>
          </table:table-cell>
          <table:table-cell table:formula="of:=([.B665]+[.$D$4])/[.$D$5]" office:value-type="float" office:value="3.00801744491081">
            <text:p>3.0080174449</text:p>
          </table:table-cell>
          <table:table-cell table:formula="of:=[.C665]*[.$B$2]/([.$B$1]-[.C665])" office:value-type="float" office:value="37.6262184040496">
            <text:p>37.626218404</text:p>
          </table:table-cell>
          <table:table-cell/>
        </table:table-row>
        <table:table-row table:style-name="ro2">
          <table:table-cell table:formula="of:=[.A665]+1" office:value-type="float" office:value="657">
            <text:p>657</text:p>
          </table:table-cell>
          <table:table-cell table:formula="of:=[.$B$1]*[.A666]/1024" office:value-type="float" office:value="3.2080078125">
            <text:p>3.2080078125</text:p>
          </table:table-cell>
          <table:table-cell table:formula="of:=([.B666]+[.$D$4])/[.$D$5]" office:value-type="float" office:value="3.01145961524366">
            <text:p>3.0114596152</text:p>
          </table:table-cell>
          <table:table-cell table:formula="of:=[.C666]*[.$B$2]/([.$B$1]-[.C666])" office:value-type="float" office:value="37.7344809329686">
            <text:p>37.734480933</text:p>
          </table:table-cell>
          <table:table-cell/>
        </table:table-row>
        <table:table-row table:style-name="ro2">
          <table:table-cell table:formula="of:=[.A666]+1" office:value-type="float" office:value="658">
            <text:p>658</text:p>
          </table:table-cell>
          <table:table-cell table:formula="of:=[.$B$1]*[.A667]/1024" office:value-type="float" office:value="3.212890625">
            <text:p>3.212890625</text:p>
          </table:table-cell>
          <table:table-cell table:formula="of:=([.B667]+[.$D$4])/[.$D$5]" office:value-type="float" office:value="3.01490178557651">
            <text:p>3.0149017856</text:p>
          </table:table-cell>
          <table:table-cell table:formula="of:=[.C667]*[.$B$2]/([.$B$1]-[.C667])" office:value-type="float" office:value="37.8431189174319">
            <text:p>37.8431189174</text:p>
          </table:table-cell>
          <table:table-cell/>
        </table:table-row>
        <table:table-row table:style-name="ro2">
          <table:table-cell table:formula="of:=[.A667]+1" office:value-type="float" office:value="659">
            <text:p>659</text:p>
          </table:table-cell>
          <table:table-cell table:formula="of:=[.$B$1]*[.A668]/1024" office:value-type="float" office:value="3.2177734375">
            <text:p>3.2177734375</text:p>
          </table:table-cell>
          <table:table-cell table:formula="of:=([.B668]+[.$D$4])/[.$D$5]" office:value-type="float" office:value="3.01834395590936">
            <text:p>3.0183439559</text:p>
          </table:table-cell>
          <table:table-cell table:formula="of:=[.C668]*[.$B$2]/([.$B$1]-[.C668])" office:value-type="float" office:value="37.9521343139574">
            <text:p>37.952134314</text:p>
          </table:table-cell>
          <table:table-cell/>
        </table:table-row>
        <table:table-row table:style-name="ro2">
          <table:table-cell table:formula="of:=[.A668]+1" office:value-type="float" office:value="660">
            <text:p>660</text:p>
          </table:table-cell>
          <table:table-cell table:formula="of:=[.$B$1]*[.A669]/1024" office:value-type="float" office:value="3.22265625">
            <text:p>3.22265625</text:p>
          </table:table-cell>
          <table:table-cell table:formula="of:=([.B669]+[.$D$4])/[.$D$5]" office:value-type="float" office:value="3.02178612624221">
            <text:p>3.0217861262</text:p>
          </table:table-cell>
          <table:table-cell table:formula="of:=[.C669]*[.$B$2]/([.$B$1]-[.C669])" office:value-type="float" office:value="38.0615290926808">
            <text:p>38.0615290927</text:p>
          </table:table-cell>
          <table:table-cell/>
        </table:table-row>
        <table:table-row table:style-name="ro2">
          <table:table-cell table:formula="of:=[.A669]+1" office:value-type="float" office:value="661">
            <text:p>661</text:p>
          </table:table-cell>
          <table:table-cell table:formula="of:=[.$B$1]*[.A670]/1024" office:value-type="float" office:value="3.2275390625">
            <text:p>3.2275390625</text:p>
          </table:table-cell>
          <table:table-cell table:formula="of:=([.B670]+[.$D$4])/[.$D$5]" office:value-type="float" office:value="3.02522829657506">
            <text:p>3.0252282966</text:p>
          </table:table-cell>
          <table:table-cell table:formula="of:=[.C670]*[.$B$2]/([.$B$1]-[.C670])" office:value-type="float" office:value="38.1713052374744">
            <text:p>38.1713052375</text:p>
          </table:table-cell>
          <table:table-cell/>
        </table:table-row>
        <table:table-row table:style-name="ro2">
          <table:table-cell table:formula="of:=[.A670]+1" office:value-type="float" office:value="662">
            <text:p>662</text:p>
          </table:table-cell>
          <table:table-cell table:formula="of:=[.$B$1]*[.A671]/1024" office:value-type="float" office:value="3.232421875">
            <text:p>3.232421875</text:p>
          </table:table-cell>
          <table:table-cell table:formula="of:=([.B671]+[.$D$4])/[.$D$5]" office:value-type="float" office:value="3.02867046690791">
            <text:p>3.0286704669</text:p>
          </table:table-cell>
          <table:table-cell table:formula="of:=[.C671]*[.$B$2]/([.$B$1]-[.C671])" office:value-type="float" office:value="38.2814647460663">
            <text:p>38.2814647461</text:p>
          </table:table-cell>
          <table:table-cell/>
        </table:table-row>
        <table:table-row table:style-name="ro2">
          <table:table-cell table:formula="of:=[.A671]+1" office:value-type="float" office:value="663">
            <text:p>663</text:p>
          </table:table-cell>
          <table:table-cell table:formula="of:=[.$B$1]*[.A672]/1024" office:value-type="float" office:value="3.2373046875">
            <text:p>3.2373046875</text:p>
          </table:table-cell>
          <table:table-cell table:formula="of:=([.B672]+[.$D$4])/[.$D$5]" office:value-type="float" office:value="3.03211263724076">
            <text:p>3.0321126372</text:p>
          </table:table-cell>
          <table:table-cell table:formula="of:=[.C672]*[.$B$2]/([.$B$1]-[.C672])" office:value-type="float" office:value="38.3920096301625">
            <text:p>38.3920096302</text:p>
          </table:table-cell>
          <table:table-cell/>
        </table:table-row>
        <table:table-row table:style-name="ro2">
          <table:table-cell table:formula="of:=[.A672]+1" office:value-type="float" office:value="664">
            <text:p>664</text:p>
          </table:table-cell>
          <table:table-cell table:formula="of:=[.$B$1]*[.A673]/1024" office:value-type="float" office:value="3.2421875">
            <text:p>3.2421875</text:p>
          </table:table-cell>
          <table:table-cell table:formula="of:=([.B673]+[.$D$4])/[.$D$5]" office:value-type="float" office:value="3.03555480757361">
            <text:p>3.0355548076</text:p>
          </table:table-cell>
          <table:table-cell table:formula="of:=[.C673]*[.$B$2]/([.$B$1]-[.C673])" office:value-type="float" office:value="38.5029419155687">
            <text:p>38.5029419156</text:p>
          </table:table-cell>
          <table:table-cell/>
        </table:table-row>
        <table:table-row table:style-name="ro2">
          <table:table-cell table:formula="of:=[.A673]+1" office:value-type="float" office:value="665">
            <text:p>665</text:p>
          </table:table-cell>
          <table:table-cell table:formula="of:=[.$B$1]*[.A674]/1024" office:value-type="float" office:value="3.2470703125">
            <text:p>3.2470703125</text:p>
          </table:table-cell>
          <table:table-cell table:formula="of:=([.B674]+[.$D$4])/[.$D$5]" office:value-type="float" office:value="3.03899697790646">
            <text:p>3.0389969779</text:p>
          </table:table-cell>
          <table:table-cell table:formula="of:=[.C674]*[.$B$2]/([.$B$1]-[.C674])" office:value-type="float" office:value="38.6142636423143">
            <text:p>38.6142636423</text:p>
          </table:table-cell>
          <table:table-cell/>
        </table:table-row>
        <table:table-row table:style-name="ro2">
          <table:table-cell table:formula="of:=[.A674]+1" office:value-type="float" office:value="666">
            <text:p>666</text:p>
          </table:table-cell>
          <table:table-cell table:formula="of:=[.$B$1]*[.A675]/1024" office:value-type="float" office:value="3.251953125">
            <text:p>3.251953125</text:p>
          </table:table-cell>
          <table:table-cell table:formula="of:=([.B675]+[.$D$4])/[.$D$5]" office:value-type="float" office:value="3.04243914823931">
            <text:p>3.0424391482</text:p>
          </table:table-cell>
          <table:table-cell table:formula="of:=[.C675]*[.$B$2]/([.$B$1]-[.C675])" office:value-type="float" office:value="38.7259768647775">
            <text:p>38.7259768648</text:p>
          </table:table-cell>
          <table:table-cell/>
        </table:table-row>
        <table:table-row table:style-name="ro2">
          <table:table-cell table:formula="of:=[.A675]+1" office:value-type="float" office:value="667">
            <text:p>667</text:p>
          </table:table-cell>
          <table:table-cell table:formula="of:=[.$B$1]*[.A676]/1024" office:value-type="float" office:value="3.2568359375">
            <text:p>3.2568359375</text:p>
          </table:table-cell>
          <table:table-cell table:formula="of:=([.B676]+[.$D$4])/[.$D$5]" office:value-type="float" office:value="3.04588131857216">
            <text:p>3.0458813186</text:p>
          </table:table-cell>
          <table:table-cell table:formula="of:=[.C676]*[.$B$2]/([.$B$1]-[.C676])" office:value-type="float" office:value="38.8380836518116">
            <text:p>38.8380836518</text:p>
          </table:table-cell>
          <table:table-cell/>
        </table:table-row>
        <table:table-row table:style-name="ro2">
          <table:table-cell table:formula="of:=[.A676]+1" office:value-type="float" office:value="668">
            <text:p>668</text:p>
          </table:table-cell>
          <table:table-cell table:formula="of:=[.$B$1]*[.A677]/1024" office:value-type="float" office:value="3.26171875">
            <text:p>3.26171875</text:p>
          </table:table-cell>
          <table:table-cell table:formula="of:=([.B677]+[.$D$4])/[.$D$5]" office:value-type="float" office:value="3.04932348890501">
            <text:p>3.0493234889</text:p>
          </table:table-cell>
          <table:table-cell table:formula="of:=[.C677]*[.$B$2]/([.$B$1]-[.C677])" office:value-type="float" office:value="38.9505860868727">
            <text:p>38.9505860869</text:p>
          </table:table-cell>
          <table:table-cell/>
        </table:table-row>
        <table:table-row table:style-name="ro2">
          <table:table-cell table:formula="of:=[.A677]+1" office:value-type="float" office:value="669">
            <text:p>669</text:p>
          </table:table-cell>
          <table:table-cell table:formula="of:=[.$B$1]*[.A678]/1024" office:value-type="float" office:value="3.2666015625">
            <text:p>3.2666015625</text:p>
          </table:table-cell>
          <table:table-cell table:formula="of:=([.B678]+[.$D$4])/[.$D$5]" office:value-type="float" office:value="3.05276565923786">
            <text:p>3.0527656592</text:p>
          </table:table-cell>
          <table:table-cell table:formula="of:=[.C678]*[.$B$2]/([.$B$1]-[.C678])" office:value-type="float" office:value="39.0634862681487">
            <text:p>39.0634862681</text:p>
          </table:table-cell>
          <table:table-cell/>
        </table:table-row>
        <table:table-row table:style-name="ro2">
          <table:table-cell table:formula="of:=[.A678]+1" office:value-type="float" office:value="670">
            <text:p>670</text:p>
          </table:table-cell>
          <table:table-cell table:formula="of:=[.$B$1]*[.A679]/1024" office:value-type="float" office:value="3.271484375">
            <text:p>3.271484375</text:p>
          </table:table-cell>
          <table:table-cell table:formula="of:=([.B679]+[.$D$4])/[.$D$5]" office:value-type="float" office:value="3.05620782957071">
            <text:p>3.0562078296</text:p>
          </table:table-cell>
          <table:table-cell table:formula="of:=[.C679]*[.$B$2]/([.$B$1]-[.C679])" office:value-type="float" office:value="39.1767863086901">
            <text:p>39.1767863087</text:p>
          </table:table-cell>
          <table:table-cell/>
        </table:table-row>
        <table:table-row table:style-name="ro2">
          <table:table-cell table:formula="of:=[.A679]+1" office:value-type="float" office:value="671">
            <text:p>671</text:p>
          </table:table-cell>
          <table:table-cell table:formula="of:=[.$B$1]*[.A680]/1024" office:value-type="float" office:value="3.2763671875">
            <text:p>3.2763671875</text:p>
          </table:table-cell>
          <table:table-cell table:formula="of:=([.B680]+[.$D$4])/[.$D$5]" office:value-type="float" office:value="3.05964999990356">
            <text:p>3.0596499999</text:p>
          </table:table-cell>
          <table:table-cell table:formula="of:=[.C680]*[.$B$2]/([.$B$1]-[.C680])" office:value-type="float" office:value="39.2904883365411">
            <text:p>39.2904883365</text:p>
          </table:table-cell>
          <table:table-cell/>
        </table:table-row>
        <table:table-row table:style-name="ro2">
          <table:table-cell table:formula="of:=[.A680]+1" office:value-type="float" office:value="672">
            <text:p>672</text:p>
          </table:table-cell>
          <table:table-cell table:formula="of:=[.$B$1]*[.A681]/1024" office:value-type="float" office:value="3.28125">
            <text:p>3.28125</text:p>
          </table:table-cell>
          <table:table-cell table:formula="of:=([.B681]+[.$D$4])/[.$D$5]" office:value-type="float" office:value="3.06309217023641">
            <text:p>3.0630921702</text:p>
          </table:table-cell>
          <table:table-cell table:formula="of:=[.C681]*[.$B$2]/([.$B$1]-[.C681])" office:value-type="float" office:value="39.4045944948738">
            <text:p>39.4045944949</text:p>
          </table:table-cell>
          <table:table-cell/>
        </table:table-row>
        <table:table-row table:style-name="ro2">
          <table:table-cell table:formula="of:=[.A681]+1" office:value-type="float" office:value="673">
            <text:p>673</text:p>
          </table:table-cell>
          <table:table-cell table:formula="of:=[.$B$1]*[.A682]/1024" office:value-type="float" office:value="3.2861328125">
            <text:p>3.2861328125</text:p>
          </table:table-cell>
          <table:table-cell table:formula="of:=([.B682]+[.$D$4])/[.$D$5]" office:value-type="float" office:value="3.06653434056926">
            <text:p>3.0665343406</text:p>
          </table:table-cell>
          <table:table-cell table:formula="of:=[.C682]*[.$B$2]/([.$B$1]-[.C682])" office:value-type="float" office:value="39.5191069421221">
            <text:p>39.5191069421</text:p>
          </table:table-cell>
          <table:table-cell/>
        </table:table-row>
        <table:table-row table:style-name="ro2">
          <table:table-cell table:formula="of:=[.A682]+1" office:value-type="float" office:value="674">
            <text:p>674</text:p>
          </table:table-cell>
          <table:table-cell table:formula="of:=[.$B$1]*[.A683]/1024" office:value-type="float" office:value="3.291015625">
            <text:p>3.291015625</text:p>
          </table:table-cell>
          <table:table-cell table:formula="of:=([.B683]+[.$D$4])/[.$D$5]" office:value-type="float" office:value="3.0699765109021">
            <text:p>3.0699765109</text:p>
          </table:table-cell>
          <table:table-cell table:formula="of:=[.C683]*[.$B$2]/([.$B$1]-[.C683])" office:value-type="float" office:value="39.6340278521179">
            <text:p>39.6340278521</text:p>
          </table:table-cell>
          <table:table-cell/>
        </table:table-row>
        <table:table-row table:style-name="ro2">
          <table:table-cell table:formula="of:=[.A683]+1" office:value-type="float" office:value="675">
            <text:p>675</text:p>
          </table:table-cell>
          <table:table-cell table:formula="of:=[.$B$1]*[.A684]/1024" office:value-type="float" office:value="3.2958984375">
            <text:p>3.2958984375</text:p>
          </table:table-cell>
          <table:table-cell table:formula="of:=([.B684]+[.$D$4])/[.$D$5]" office:value-type="float" office:value="3.07341868123495">
            <text:p>3.0734186812</text:p>
          </table:table-cell>
          <table:table-cell table:formula="of:=[.C684]*[.$B$2]/([.$B$1]-[.C684])" office:value-type="float" office:value="39.7493594142292">
            <text:p>39.7493594142</text:p>
          </table:table-cell>
          <table:table-cell/>
        </table:table-row>
        <table:table-row table:style-name="ro2">
          <table:table-cell table:formula="of:=[.A684]+1" office:value-type="float" office:value="676">
            <text:p>676</text:p>
          </table:table-cell>
          <table:table-cell table:formula="of:=[.$B$1]*[.A685]/1024" office:value-type="float" office:value="3.30078125">
            <text:p>3.30078125</text:p>
          </table:table-cell>
          <table:table-cell table:formula="of:=([.B685]+[.$D$4])/[.$D$5]" office:value-type="float" office:value="3.0768608515678">
            <text:p>3.0768608516</text:p>
          </table:table-cell>
          <table:table-cell table:formula="of:=[.C685]*[.$B$2]/([.$B$1]-[.C685])" office:value-type="float" office:value="39.8651038334983">
            <text:p>39.8651038335</text:p>
          </table:table-cell>
          <table:table-cell/>
        </table:table-row>
        <table:table-row table:style-name="ro2">
          <table:table-cell table:formula="of:=[.A685]+1" office:value-type="float" office:value="677">
            <text:p>677</text:p>
          </table:table-cell>
          <table:table-cell table:formula="of:=[.$B$1]*[.A686]/1024" office:value-type="float" office:value="3.3056640625">
            <text:p>3.3056640625</text:p>
          </table:table-cell>
          <table:table-cell table:formula="of:=([.B686]+[.$D$4])/[.$D$5]" office:value-type="float" office:value="3.08030302190065">
            <text:p>3.0803030219</text:p>
          </table:table-cell>
          <table:table-cell table:formula="of:=[.C686]*[.$B$2]/([.$B$1]-[.C686])" office:value-type="float" office:value="39.9812633307832">
            <text:p>39.9812633308</text:p>
          </table:table-cell>
          <table:table-cell/>
        </table:table-row>
        <table:table-row table:style-name="ro2">
          <table:table-cell table:formula="of:=[.A686]+1" office:value-type="float" office:value="678">
            <text:p>678</text:p>
          </table:table-cell>
          <table:table-cell table:formula="of:=[.$B$1]*[.A687]/1024" office:value-type="float" office:value="3.310546875">
            <text:p>3.310546875</text:p>
          </table:table-cell>
          <table:table-cell table:formula="of:=([.B687]+[.$D$4])/[.$D$5]" office:value-type="float" office:value="3.0837451922335">
            <text:p>3.0837451922</text:p>
          </table:table-cell>
          <table:table-cell table:formula="of:=[.C687]*[.$B$2]/([.$B$1]-[.C687])" office:value-type="float" office:value="40.0978401428988">
            <text:p>40.0978401429</text:p>
          </table:table-cell>
          <table:table-cell/>
        </table:table-row>
        <table:table-row table:style-name="ro2">
          <table:table-cell table:formula="of:=[.A687]+1" office:value-type="float" office:value="679">
            <text:p>679</text:p>
          </table:table-cell>
          <table:table-cell table:formula="of:=[.$B$1]*[.A688]/1024" office:value-type="float" office:value="3.3154296875">
            <text:p>3.3154296875</text:p>
          </table:table-cell>
          <table:table-cell table:formula="of:=([.B688]+[.$D$4])/[.$D$5]" office:value-type="float" office:value="3.08718736256635">
            <text:p>3.0871873626</text:p>
          </table:table-cell>
          <table:table-cell table:formula="of:=[.C688]*[.$B$2]/([.$B$1]-[.C688])" office:value-type="float" office:value="40.2148365227613">
            <text:p>40.2148365228</text:p>
          </table:table-cell>
          <table:table-cell/>
        </table:table-row>
        <table:table-row table:style-name="ro2">
          <table:table-cell table:formula="of:=[.A688]+1" office:value-type="float" office:value="680">
            <text:p>680</text:p>
          </table:table-cell>
          <table:table-cell table:formula="of:=[.$B$1]*[.A689]/1024" office:value-type="float" office:value="3.3203125">
            <text:p>3.3203125</text:p>
          </table:table-cell>
          <table:table-cell table:formula="of:=([.B689]+[.$D$4])/[.$D$5]" office:value-type="float" office:value="3.0906295328992">
            <text:p>3.0906295329</text:p>
          </table:table-cell>
          <table:table-cell table:formula="of:=[.C689]*[.$B$2]/([.$B$1]-[.C689])" office:value-type="float" office:value="40.3322547395325">
            <text:p>40.3322547395</text:p>
          </table:table-cell>
          <table:table-cell/>
        </table:table-row>
        <table:table-row table:style-name="ro2">
          <table:table-cell table:formula="of:=[.A689]+1" office:value-type="float" office:value="681">
            <text:p>681</text:p>
          </table:table-cell>
          <table:table-cell table:formula="of:=[.$B$1]*[.A690]/1024" office:value-type="float" office:value="3.3251953125">
            <text:p>3.3251953125</text:p>
          </table:table-cell>
          <table:table-cell table:formula="of:=([.B690]+[.$D$4])/[.$D$5]" office:value-type="float" office:value="3.09407170323205">
            <text:p>3.0940717032</text:p>
          </table:table-cell>
          <table:table-cell table:formula="of:=[.C690]*[.$B$2]/([.$B$1]-[.C690])" office:value-type="float" office:value="40.4500970787673">
            <text:p>40.4500970788</text:p>
          </table:table-cell>
          <table:table-cell/>
        </table:table-row>
        <table:table-row table:style-name="ro2">
          <table:table-cell table:formula="of:=[.A690]+1" office:value-type="float" office:value="682">
            <text:p>682</text:p>
          </table:table-cell>
          <table:table-cell table:formula="of:=[.$B$1]*[.A691]/1024" office:value-type="float" office:value="3.330078125">
            <text:p>3.330078125</text:p>
          </table:table-cell>
          <table:table-cell table:formula="of:=([.B691]+[.$D$4])/[.$D$5]" office:value-type="float" office:value="3.0975138735649">
            <text:p>3.0975138736</text:p>
          </table:table-cell>
          <table:table-cell table:formula="of:=[.C691]*[.$B$2]/([.$B$1]-[.C691])" office:value-type="float" office:value="40.5683658425615">
            <text:p>40.5683658426</text:p>
          </table:table-cell>
          <table:table-cell/>
        </table:table-row>
        <table:table-row table:style-name="ro2">
          <table:table-cell table:formula="of:=[.A691]+1" office:value-type="float" office:value="683">
            <text:p>683</text:p>
          </table:table-cell>
          <table:table-cell table:formula="of:=[.$B$1]*[.A692]/1024" office:value-type="float" office:value="3.3349609375">
            <text:p>3.3349609375</text:p>
          </table:table-cell>
          <table:table-cell table:formula="of:=([.B692]+[.$D$4])/[.$D$5]" office:value-type="float" office:value="3.10095604389775">
            <text:p>3.1009560439</text:p>
          </table:table-cell>
          <table:table-cell table:formula="of:=[.C692]*[.$B$2]/([.$B$1]-[.C692])" office:value-type="float" office:value="40.6870633497018">
            <text:p>40.6870633497</text:p>
          </table:table-cell>
          <table:table-cell/>
        </table:table-row>
        <table:table-row table:style-name="ro2">
          <table:table-cell table:formula="of:=[.A692]+1" office:value-type="float" office:value="684">
            <text:p>684</text:p>
          </table:table-cell>
          <table:table-cell table:formula="of:=[.$B$1]*[.A693]/1024" office:value-type="float" office:value="3.33984375">
            <text:p>3.33984375</text:p>
          </table:table-cell>
          <table:table-cell table:formula="of:=([.B693]+[.$D$4])/[.$D$5]" office:value-type="float" office:value="3.1043982142306">
            <text:p>3.1043982142</text:p>
          </table:table-cell>
          <table:table-cell table:formula="of:=[.C693]*[.$B$2]/([.$B$1]-[.C693])" office:value-type="float" office:value="40.8061919358173">
            <text:p>40.8061919358</text:p>
          </table:table-cell>
          <table:table-cell/>
        </table:table-row>
        <table:table-row table:style-name="ro2">
          <table:table-cell table:formula="of:=[.A693]+1" office:value-type="float" office:value="685">
            <text:p>685</text:p>
          </table:table-cell>
          <table:table-cell table:formula="of:=[.$B$1]*[.A694]/1024" office:value-type="float" office:value="3.3447265625">
            <text:p>3.3447265625</text:p>
          </table:table-cell>
          <table:table-cell table:formula="of:=([.B694]+[.$D$4])/[.$D$5]" office:value-type="float" office:value="3.10784038456345">
            <text:p>3.1078403846</text:p>
          </table:table-cell>
          <table:table-cell table:formula="of:=[.C694]*[.$B$2]/([.$B$1]-[.C694])" office:value-type="float" office:value="40.9257539535329">
            <text:p>40.9257539535</text:p>
          </table:table-cell>
          <table:table-cell/>
        </table:table-row>
        <table:table-row table:style-name="ro2">
          <table:table-cell table:formula="of:=[.A694]+1" office:value-type="float" office:value="686">
            <text:p>686</text:p>
          </table:table-cell>
          <table:table-cell table:formula="of:=[.$B$1]*[.A695]/1024" office:value-type="float" office:value="3.349609375">
            <text:p>3.349609375</text:p>
          </table:table-cell>
          <table:table-cell table:formula="of:=([.B695]+[.$D$4])/[.$D$5]" office:value-type="float" office:value="3.1112825548963">
            <text:p>3.1112825549</text:p>
          </table:table-cell>
          <table:table-cell table:formula="of:=[.C695]*[.$B$2]/([.$B$1]-[.C695])" office:value-type="float" office:value="41.0457517726241">
            <text:p>41.0457517726</text:p>
          </table:table-cell>
          <table:table-cell/>
        </table:table-row>
        <table:table-row table:style-name="ro2">
          <table:table-cell table:formula="of:=[.A695]+1" office:value-type="float" office:value="687">
            <text:p>687</text:p>
          </table:table-cell>
          <table:table-cell table:formula="of:=[.$B$1]*[.A696]/1024" office:value-type="float" office:value="3.3544921875">
            <text:p>3.3544921875</text:p>
          </table:table-cell>
          <table:table-cell table:formula="of:=([.B696]+[.$D$4])/[.$D$5]" office:value-type="float" office:value="3.11472472522915">
            <text:p>3.1147247252</text:p>
          </table:table-cell>
          <table:table-cell table:formula="of:=[.C696]*[.$B$2]/([.$B$1]-[.C696])" office:value-type="float" office:value="41.1661877801735">
            <text:p>41.1661877802</text:p>
          </table:table-cell>
          <table:table-cell/>
        </table:table-row>
        <table:table-row table:style-name="ro2">
          <table:table-cell table:formula="of:=[.A696]+1" office:value-type="float" office:value="688">
            <text:p>688</text:p>
          </table:table-cell>
          <table:table-cell table:formula="of:=[.$B$1]*[.A697]/1024" office:value-type="float" office:value="3.359375">
            <text:p>3.359375</text:p>
          </table:table-cell>
          <table:table-cell table:formula="of:=([.B697]+[.$D$4])/[.$D$5]" office:value-type="float" office:value="3.118166895562">
            <text:p>3.1181668956</text:p>
          </table:table-cell>
          <table:table-cell table:formula="of:=[.C697]*[.$B$2]/([.$B$1]-[.C697])" office:value-type="float" office:value="41.2870643807289">
            <text:p>41.2870643807</text:p>
          </table:table-cell>
          <table:table-cell/>
        </table:table-row>
        <table:table-row table:style-name="ro2">
          <table:table-cell table:formula="of:=[.A697]+1" office:value-type="float" office:value="689">
            <text:p>689</text:p>
          </table:table-cell>
          <table:table-cell table:formula="of:=[.$B$1]*[.A698]/1024" office:value-type="float" office:value="3.3642578125">
            <text:p>3.3642578125</text:p>
          </table:table-cell>
          <table:table-cell table:formula="of:=([.B698]+[.$D$4])/[.$D$5]" office:value-type="float" office:value="3.12160906589485">
            <text:p>3.1216090659</text:p>
          </table:table-cell>
          <table:table-cell table:formula="of:=[.C698]*[.$B$2]/([.$B$1]-[.C698])" office:value-type="float" office:value="41.4083839964637">
            <text:p>41.4083839965</text:p>
          </table:table-cell>
          <table:table-cell/>
        </table:table-row>
        <table:table-row table:style-name="ro2">
          <table:table-cell table:formula="of:=[.A698]+1" office:value-type="float" office:value="690">
            <text:p>690</text:p>
          </table:table-cell>
          <table:table-cell table:formula="of:=[.$B$1]*[.A699]/1024" office:value-type="float" office:value="3.369140625">
            <text:p>3.369140625</text:p>
          </table:table-cell>
          <table:table-cell table:formula="of:=([.B699]+[.$D$4])/[.$D$5]" office:value-type="float" office:value="3.1250512362277">
            <text:p>3.1250512362</text:p>
          </table:table-cell>
          <table:table-cell table:formula="of:=[.C699]*[.$B$2]/([.$B$1]-[.C699])" office:value-type="float" office:value="41.5301490673386">
            <text:p>41.5301490673</text:p>
          </table:table-cell>
          <table:table-cell/>
        </table:table-row>
        <table:table-row table:style-name="ro2">
          <table:table-cell table:formula="of:=[.A699]+1" office:value-type="float" office:value="691">
            <text:p>691</text:p>
          </table:table-cell>
          <table:table-cell table:formula="of:=[.$B$1]*[.A700]/1024" office:value-type="float" office:value="3.3740234375">
            <text:p>3.3740234375</text:p>
          </table:table-cell>
          <table:table-cell table:formula="of:=([.B700]+[.$D$4])/[.$D$5]" office:value-type="float" office:value="3.12849340656055">
            <text:p>3.1284934066</text:p>
          </table:table-cell>
          <table:table-cell table:formula="of:=[.C700]*[.$B$2]/([.$B$1]-[.C700])" office:value-type="float" office:value="41.6523620512649">
            <text:p>41.6523620513</text:p>
          </table:table-cell>
          <table:table-cell/>
        </table:table-row>
        <table:table-row table:style-name="ro2">
          <table:table-cell table:formula="of:=[.A700]+1" office:value-type="float" office:value="692">
            <text:p>692</text:p>
          </table:table-cell>
          <table:table-cell table:formula="of:=[.$B$1]*[.A701]/1024" office:value-type="float" office:value="3.37890625">
            <text:p>3.37890625</text:p>
          </table:table-cell>
          <table:table-cell table:formula="of:=([.B701]+[.$D$4])/[.$D$5]" office:value-type="float" office:value="3.1319355768934">
            <text:p>3.1319355769</text:p>
          </table:table-cell>
          <table:table-cell table:formula="of:=[.C701]*[.$B$2]/([.$B$1]-[.C701])" office:value-type="float" office:value="41.7750254242703">
            <text:p>41.7750254243</text:p>
          </table:table-cell>
          <table:table-cell/>
        </table:table-row>
        <table:table-row table:style-name="ro2">
          <table:table-cell table:formula="of:=[.A701]+1" office:value-type="float" office:value="693">
            <text:p>693</text:p>
          </table:table-cell>
          <table:table-cell table:formula="of:=[.$B$1]*[.A702]/1024" office:value-type="float" office:value="3.3837890625">
            <text:p>3.3837890625</text:p>
          </table:table-cell>
          <table:table-cell table:formula="of:=([.B702]+[.$D$4])/[.$D$5]" office:value-type="float" office:value="3.13537774722625">
            <text:p>3.1353777472</text:p>
          </table:table-cell>
          <table:table-cell table:formula="of:=[.C702]*[.$B$2]/([.$B$1]-[.C702])" office:value-type="float" office:value="41.8981416806657">
            <text:p>41.8981416807</text:p>
          </table:table-cell>
          <table:table-cell/>
        </table:table-row>
        <table:table-row table:style-name="ro2">
          <table:table-cell table:formula="of:=[.A702]+1" office:value-type="float" office:value="694">
            <text:p>694</text:p>
          </table:table-cell>
          <table:table-cell table:formula="of:=[.$B$1]*[.A703]/1024" office:value-type="float" office:value="3.388671875">
            <text:p>3.388671875</text:p>
          </table:table-cell>
          <table:table-cell table:formula="of:=([.B703]+[.$D$4])/[.$D$5]" office:value-type="float" office:value="3.1388199175591">
            <text:p>3.1388199176</text:p>
          </table:table-cell>
          <table:table-cell table:formula="of:=[.C703]*[.$B$2]/([.$B$1]-[.C703])" office:value-type="float" office:value="42.0217133332146">
            <text:p>42.0217133332</text:p>
          </table:table-cell>
          <table:table-cell/>
        </table:table-row>
        <table:table-row table:style-name="ro2">
          <table:table-cell table:formula="of:=[.A703]+1" office:value-type="float" office:value="695">
            <text:p>695</text:p>
          </table:table-cell>
          <table:table-cell table:formula="of:=[.$B$1]*[.A704]/1024" office:value-type="float" office:value="3.3935546875">
            <text:p>3.3935546875</text:p>
          </table:table-cell>
          <table:table-cell table:formula="of:=([.B704]+[.$D$4])/[.$D$5]" office:value-type="float" office:value="3.14226208789195">
            <text:p>3.1422620879</text:p>
          </table:table-cell>
          <table:table-cell table:formula="of:=[.C704]*[.$B$2]/([.$B$1]-[.C704])" office:value-type="float" office:value="42.1457429133039">
            <text:p>42.1457429133</text:p>
          </table:table-cell>
          <table:table-cell/>
        </table:table-row>
        <table:table-row table:style-name="ro2">
          <table:table-cell table:formula="of:=[.A704]+1" office:value-type="float" office:value="696">
            <text:p>696</text:p>
          </table:table-cell>
          <table:table-cell table:formula="of:=[.$B$1]*[.A705]/1024" office:value-type="float" office:value="3.3984375">
            <text:p>3.3984375</text:p>
          </table:table-cell>
          <table:table-cell table:formula="of:=([.B705]+[.$D$4])/[.$D$5]" office:value-type="float" office:value="3.1457042582248">
            <text:p>3.1457042582</text:p>
          </table:table-cell>
          <table:table-cell table:formula="of:=[.C705]*[.$B$2]/([.$B$1]-[.C705])" office:value-type="float" office:value="42.2702329711167">
            <text:p>42.2702329711</text:p>
          </table:table-cell>
          <table:table-cell/>
        </table:table-row>
        <table:table-row table:style-name="ro2">
          <table:table-cell table:formula="of:=[.A705]+1" office:value-type="float" office:value="697">
            <text:p>697</text:p>
          </table:table-cell>
          <table:table-cell table:formula="of:=[.$B$1]*[.A706]/1024" office:value-type="float" office:value="3.4033203125">
            <text:p>3.4033203125</text:p>
          </table:table-cell>
          <table:table-cell table:formula="of:=([.B706]+[.$D$4])/[.$D$5]" office:value-type="float" office:value="3.14914642855765">
            <text:p>3.1491464286</text:p>
          </table:table-cell>
          <table:table-cell table:formula="of:=[.C706]*[.$B$2]/([.$B$1]-[.C706])" office:value-type="float" office:value="42.3951860758074">
            <text:p>42.3951860758</text:p>
          </table:table-cell>
          <table:table-cell/>
        </table:table-row>
        <table:table-row table:style-name="ro2">
          <table:table-cell table:formula="of:=[.A706]+1" office:value-type="float" office:value="698">
            <text:p>698</text:p>
          </table:table-cell>
          <table:table-cell table:formula="of:=[.$B$1]*[.A707]/1024" office:value-type="float" office:value="3.408203125">
            <text:p>3.408203125</text:p>
          </table:table-cell>
          <table:table-cell table:formula="of:=([.B707]+[.$D$4])/[.$D$5]" office:value-type="float" office:value="3.1525885988905">
            <text:p>3.1525885989</text:p>
          </table:table-cell>
          <table:table-cell table:formula="of:=[.C707]*[.$B$2]/([.$B$1]-[.C707])" office:value-type="float" office:value="42.5206048156778">
            <text:p>42.5206048157</text:p>
          </table:table-cell>
          <table:table-cell/>
        </table:table-row>
        <table:table-row table:style-name="ro2">
          <table:table-cell table:formula="of:=[.A707]+1" office:value-type="float" office:value="699">
            <text:p>699</text:p>
          </table:table-cell>
          <table:table-cell table:formula="of:=[.$B$1]*[.A708]/1024" office:value-type="float" office:value="3.4130859375">
            <text:p>3.4130859375</text:p>
          </table:table-cell>
          <table:table-cell table:formula="of:=([.B708]+[.$D$4])/[.$D$5]" office:value-type="float" office:value="3.15603076922335">
            <text:p>3.1560307692</text:p>
          </table:table-cell>
          <table:table-cell table:formula="of:=[.C708]*[.$B$2]/([.$B$1]-[.C708])" office:value-type="float" office:value="42.6464917983566">
            <text:p>42.6464917984</text:p>
          </table:table-cell>
          <table:table-cell/>
        </table:table-row>
        <table:table-row table:style-name="ro2">
          <table:table-cell table:formula="of:=[.A708]+1" office:value-type="float" office:value="700">
            <text:p>700</text:p>
          </table:table-cell>
          <table:table-cell table:formula="of:=[.$B$1]*[.A709]/1024" office:value-type="float" office:value="3.41796875">
            <text:p>3.41796875</text:p>
          </table:table-cell>
          <table:table-cell table:formula="of:=([.B709]+[.$D$4])/[.$D$5]" office:value-type="float" office:value="3.1594729395562">
            <text:p>3.1594729396</text:p>
          </table:table-cell>
          <table:table-cell table:formula="of:=[.C709]*[.$B$2]/([.$B$1]-[.C709])" office:value-type="float" office:value="42.7728496509795">
            <text:p>42.772849651</text:p>
          </table:table-cell>
          <table:table-cell/>
        </table:table-row>
        <table:table-row table:style-name="ro2">
          <table:table-cell table:formula="of:=[.A709]+1" office:value-type="float" office:value="701">
            <text:p>701</text:p>
          </table:table-cell>
          <table:table-cell table:formula="of:=[.$B$1]*[.A710]/1024" office:value-type="float" office:value="3.4228515625">
            <text:p>3.4228515625</text:p>
          </table:table-cell>
          <table:table-cell table:formula="of:=([.B710]+[.$D$4])/[.$D$5]" office:value-type="float" office:value="3.16291510988905">
            <text:p>3.1629151099</text:p>
          </table:table-cell>
          <table:table-cell table:formula="of:=[.C710]*[.$B$2]/([.$B$1]-[.C710])" office:value-type="float" office:value="42.8996810203723">
            <text:p>42.8996810204</text:p>
          </table:table-cell>
          <table:table-cell/>
        </table:table-row>
        <table:table-row table:style-name="ro2">
          <table:table-cell table:formula="of:=[.A710]+1" office:value-type="float" office:value="702">
            <text:p>702</text:p>
          </table:table-cell>
          <table:table-cell table:formula="of:=[.$B$1]*[.A711]/1024" office:value-type="float" office:value="3.427734375">
            <text:p>3.427734375</text:p>
          </table:table-cell>
          <table:table-cell table:formula="of:=([.B711]+[.$D$4])/[.$D$5]" office:value-type="float" office:value="3.1663572802219">
            <text:p>3.1663572802</text:p>
          </table:table-cell>
          <table:table-cell table:formula="of:=[.C711]*[.$B$2]/([.$B$1]-[.C711])" office:value-type="float" office:value="43.0269885732357">
            <text:p>43.0269885732</text:p>
          </table:table-cell>
          <table:table-cell/>
        </table:table-row>
        <table:table-row table:style-name="ro2">
          <table:table-cell table:formula="of:=[.A711]+1" office:value-type="float" office:value="703">
            <text:p>703</text:p>
          </table:table-cell>
          <table:table-cell table:formula="of:=[.$B$1]*[.A712]/1024" office:value-type="float" office:value="3.4326171875">
            <text:p>3.4326171875</text:p>
          </table:table-cell>
          <table:table-cell table:formula="of:=([.B712]+[.$D$4])/[.$D$5]" office:value-type="float" office:value="3.16979945055475">
            <text:p>3.1697994506</text:p>
          </table:table-cell>
          <table:table-cell table:formula="of:=[.C712]*[.$B$2]/([.$B$1]-[.C712])" office:value-type="float" office:value="43.1547749963319">
            <text:p>43.1547749963</text:p>
          </table:table-cell>
          <table:table-cell/>
        </table:table-row>
        <table:table-row table:style-name="ro2">
          <table:table-cell table:formula="of:=[.A712]+1" office:value-type="float" office:value="704">
            <text:p>704</text:p>
          </table:table-cell>
          <table:table-cell table:formula="of:=[.$B$1]*[.A713]/1024" office:value-type="float" office:value="3.4375">
            <text:p>3.4375</text:p>
          </table:table-cell>
          <table:table-cell table:formula="of:=([.B713]+[.$D$4])/[.$D$5]" office:value-type="float" office:value="3.1732416208876">
            <text:p>3.1732416209</text:p>
          </table:table-cell>
          <table:table-cell table:formula="of:=[.C713]*[.$B$2]/([.$B$1]-[.C713])" office:value-type="float" office:value="43.2830429966739">
            <text:p>43.2830429967</text:p>
          </table:table-cell>
          <table:table-cell/>
        </table:table-row>
        <table:table-row table:style-name="ro2">
          <table:table-cell table:formula="of:=[.A713]+1" office:value-type="float" office:value="705">
            <text:p>705</text:p>
          </table:table-cell>
          <table:table-cell table:formula="of:=[.$B$1]*[.A714]/1024" office:value-type="float" office:value="3.4423828125">
            <text:p>3.4423828125</text:p>
          </table:table-cell>
          <table:table-cell table:formula="of:=([.B714]+[.$D$4])/[.$D$5]" office:value-type="float" office:value="3.17668379122045">
            <text:p>3.1766837912</text:p>
          </table:table-cell>
          <table:table-cell table:formula="of:=[.C714]*[.$B$2]/([.$B$1]-[.C714])" office:value-type="float" office:value="43.4117953017167">
            <text:p>43.4117953017</text:p>
          </table:table-cell>
          <table:table-cell/>
        </table:table-row>
        <table:table-row table:style-name="ro2">
          <table:table-cell table:formula="of:=[.A714]+1" office:value-type="float" office:value="706">
            <text:p>706</text:p>
          </table:table-cell>
          <table:table-cell table:formula="of:=[.$B$1]*[.A715]/1024" office:value-type="float" office:value="3.447265625">
            <text:p>3.447265625</text:p>
          </table:table-cell>
          <table:table-cell table:formula="of:=([.B715]+[.$D$4])/[.$D$5]" office:value-type="float" office:value="3.1801259615533">
            <text:p>3.1801259616</text:p>
          </table:table-cell>
          <table:table-cell table:formula="of:=[.C715]*[.$B$2]/([.$B$1]-[.C715])" office:value-type="float" office:value="43.5410346595503">
            <text:p>43.5410346596</text:p>
          </table:table-cell>
          <table:table-cell/>
        </table:table-row>
        <table:table-row table:style-name="ro2">
          <table:table-cell table:formula="of:=[.A715]+1" office:value-type="float" office:value="707">
            <text:p>707</text:p>
          </table:table-cell>
          <table:table-cell table:formula="of:=[.$B$1]*[.A716]/1024" office:value-type="float" office:value="3.4521484375">
            <text:p>3.4521484375</text:p>
          </table:table-cell>
          <table:table-cell table:formula="of:=([.B716]+[.$D$4])/[.$D$5]" office:value-type="float" office:value="3.18356813188615">
            <text:p>3.1835681319</text:p>
          </table:table-cell>
          <table:table-cell table:formula="of:=[.C716]*[.$B$2]/([.$B$1]-[.C716])" office:value-type="float" office:value="43.6707638390956">
            <text:p>43.6707638391</text:p>
          </table:table-cell>
          <table:table-cell/>
        </table:table-row>
        <table:table-row table:style-name="ro2">
          <table:table-cell table:formula="of:=[.A716]+1" office:value-type="float" office:value="708">
            <text:p>708</text:p>
          </table:table-cell>
          <table:table-cell table:formula="of:=[.$B$1]*[.A717]/1024" office:value-type="float" office:value="3.45703125">
            <text:p>3.45703125</text:p>
          </table:table-cell>
          <table:table-cell table:formula="of:=([.B717]+[.$D$4])/[.$D$5]" office:value-type="float" office:value="3.187010302219">
            <text:p>3.1870103022</text:p>
          </table:table-cell>
          <table:table-cell table:formula="of:=[.C717]*[.$B$2]/([.$B$1]-[.C717])" office:value-type="float" office:value="43.8009856303018">
            <text:p>43.8009856303</text:p>
          </table:table-cell>
          <table:table-cell/>
        </table:table-row>
        <table:table-row table:style-name="ro2">
          <table:table-cell table:formula="of:=[.A717]+1" office:value-type="float" office:value="709">
            <text:p>709</text:p>
          </table:table-cell>
          <table:table-cell table:formula="of:=[.$B$1]*[.A718]/1024" office:value-type="float" office:value="3.4619140625">
            <text:p>3.4619140625</text:p>
          </table:table-cell>
          <table:table-cell table:formula="of:=([.B718]+[.$D$4])/[.$D$5]" office:value-type="float" office:value="3.19045247255185">
            <text:p>3.1904524726</text:p>
          </table:table-cell>
          <table:table-cell table:formula="of:=[.C718]*[.$B$2]/([.$B$1]-[.C718])" office:value-type="float" office:value="43.9317028443467">
            <text:p>43.9317028443</text:p>
          </table:table-cell>
          <table:table-cell/>
        </table:table-row>
        <table:table-row table:style-name="ro2">
          <table:table-cell table:formula="of:=[.A718]+1" office:value-type="float" office:value="710">
            <text:p>710</text:p>
          </table:table-cell>
          <table:table-cell table:formula="of:=[.$B$1]*[.A719]/1024" office:value-type="float" office:value="3.466796875">
            <text:p>3.466796875</text:p>
          </table:table-cell>
          <table:table-cell table:formula="of:=([.B719]+[.$D$4])/[.$D$5]" office:value-type="float" office:value="3.1938946428847">
            <text:p>3.1938946429</text:p>
          </table:table-cell>
          <table:table-cell table:formula="of:=[.C719]*[.$B$2]/([.$B$1]-[.C719])" office:value-type="float" office:value="44.0629183138387">
            <text:p>44.0629183138</text:p>
          </table:table-cell>
          <table:table-cell/>
        </table:table-row>
        <table:table-row table:style-name="ro2">
          <table:table-cell table:formula="of:=[.A719]+1" office:value-type="float" office:value="711">
            <text:p>711</text:p>
          </table:table-cell>
          <table:table-cell table:formula="of:=[.$B$1]*[.A720]/1024" office:value-type="float" office:value="3.4716796875">
            <text:p>3.4716796875</text:p>
          </table:table-cell>
          <table:table-cell table:formula="of:=([.B720]+[.$D$4])/[.$D$5]" office:value-type="float" office:value="3.19733681321755">
            <text:p>3.1973368132</text:p>
          </table:table-cell>
          <table:table-cell table:formula="of:=[.C720]*[.$B$2]/([.$B$1]-[.C720])" office:value-type="float" office:value="44.1946348930218">
            <text:p>44.194634893</text:p>
          </table:table-cell>
          <table:table-cell/>
        </table:table-row>
        <table:table-row table:style-name="ro2">
          <table:table-cell table:formula="of:=[.A720]+1" office:value-type="float" office:value="712">
            <text:p>712</text:p>
          </table:table-cell>
          <table:table-cell table:formula="of:=[.$B$1]*[.A721]/1024" office:value-type="float" office:value="3.4765625">
            <text:p>3.4765625</text:p>
          </table:table-cell>
          <table:table-cell table:formula="of:=([.B721]+[.$D$4])/[.$D$5]" office:value-type="float" office:value="3.2007789835504">
            <text:p>3.2007789836</text:p>
          </table:table-cell>
          <table:table-cell table:formula="of:=[.C721]*[.$B$2]/([.$B$1]-[.C721])" office:value-type="float" office:value="44.3268554579822">
            <text:p>44.326855458</text:p>
          </table:table-cell>
          <table:table-cell/>
        </table:table-row>
        <table:table-row table:style-name="ro2">
          <table:table-cell table:formula="of:=[.A721]+1" office:value-type="float" office:value="713">
            <text:p>713</text:p>
          </table:table-cell>
          <table:table-cell table:formula="of:=[.$B$1]*[.A722]/1024" office:value-type="float" office:value="3.4814453125">
            <text:p>3.4814453125</text:p>
          </table:table-cell>
          <table:table-cell table:formula="of:=([.B722]+[.$D$4])/[.$D$5]" office:value-type="float" office:value="3.20422115388325">
            <text:p>3.2042211539</text:p>
          </table:table-cell>
          <table:table-cell table:formula="of:=[.C722]*[.$B$2]/([.$B$1]-[.C722])" office:value-type="float" office:value="44.4595829068577">
            <text:p>44.4595829069</text:p>
          </table:table-cell>
          <table:table-cell/>
        </table:table-row>
        <table:table-row table:style-name="ro2">
          <table:table-cell table:formula="of:=[.A722]+1" office:value-type="float" office:value="714">
            <text:p>714</text:p>
          </table:table-cell>
          <table:table-cell table:formula="of:=[.$B$1]*[.A723]/1024" office:value-type="float" office:value="3.486328125">
            <text:p>3.486328125</text:p>
          </table:table-cell>
          <table:table-cell table:formula="of:=([.B723]+[.$D$4])/[.$D$5]" office:value-type="float" office:value="3.2076633242161">
            <text:p>3.2076633242</text:p>
          </table:table-cell>
          <table:table-cell table:formula="of:=[.C723]*[.$B$2]/([.$B$1]-[.C723])" office:value-type="float" office:value="44.5928201600495">
            <text:p>44.59282016</text:p>
          </table:table-cell>
          <table:table-cell/>
        </table:table-row>
        <table:table-row table:style-name="ro2">
          <table:table-cell table:formula="of:=[.A723]+1" office:value-type="float" office:value="715">
            <text:p>715</text:p>
          </table:table-cell>
          <table:table-cell table:formula="of:=[.$B$1]*[.A724]/1024" office:value-type="float" office:value="3.4912109375">
            <text:p>3.4912109375</text:p>
          </table:table-cell>
          <table:table-cell table:formula="of:=([.B724]+[.$D$4])/[.$D$5]" office:value-type="float" office:value="3.21110549454895">
            <text:p>3.2111054945</text:p>
          </table:table-cell>
          <table:table-cell table:formula="of:=[.C724]*[.$B$2]/([.$B$1]-[.C724])" office:value-type="float" office:value="44.7265701604367">
            <text:p>44.7265701604</text:p>
          </table:table-cell>
          <table:table-cell/>
        </table:table-row>
        <table:table-row table:style-name="ro2">
          <table:table-cell table:formula="of:=[.A724]+1" office:value-type="float" office:value="716">
            <text:p>716</text:p>
          </table:table-cell>
          <table:table-cell table:formula="of:=[.$B$1]*[.A725]/1024" office:value-type="float" office:value="3.49609375">
            <text:p>3.49609375</text:p>
          </table:table-cell>
          <table:table-cell table:formula="of:=([.B725]+[.$D$4])/[.$D$5]" office:value-type="float" office:value="3.2145476648818">
            <text:p>3.2145476649</text:p>
          </table:table-cell>
          <table:table-cell table:formula="of:=[.C725]*[.$B$2]/([.$B$1]-[.C725])" office:value-type="float" office:value="44.8608358735923">
            <text:p>44.8608358736</text:p>
          </table:table-cell>
          <table:table-cell/>
        </table:table-row>
        <table:table-row table:style-name="ro2">
          <table:table-cell table:formula="of:=[.A725]+1" office:value-type="float" office:value="717">
            <text:p>717</text:p>
          </table:table-cell>
          <table:table-cell table:formula="of:=[.$B$1]*[.A726]/1024" office:value-type="float" office:value="3.5009765625">
            <text:p>3.5009765625</text:p>
          </table:table-cell>
          <table:table-cell table:formula="of:=([.B726]+[.$D$4])/[.$D$5]" office:value-type="float" office:value="3.21798983521465">
            <text:p>3.2179898352</text:p>
          </table:table-cell>
          <table:table-cell table:formula="of:=[.C726]*[.$B$2]/([.$B$1]-[.C726])" office:value-type="float" office:value="44.995620288003">
            <text:p>44.995620288</text:p>
          </table:table-cell>
          <table:table-cell/>
        </table:table-row>
        <table:table-row table:style-name="ro2">
          <table:table-cell table:formula="of:=[.A726]+1" office:value-type="float" office:value="718">
            <text:p>718</text:p>
          </table:table-cell>
          <table:table-cell table:formula="of:=[.$B$1]*[.A727]/1024" office:value-type="float" office:value="3.505859375">
            <text:p>3.505859375</text:p>
          </table:table-cell>
          <table:table-cell table:formula="of:=([.B727]+[.$D$4])/[.$D$5]" office:value-type="float" office:value="3.2214320055475">
            <text:p>3.2214320055</text:p>
          </table:table-cell>
          <table:table-cell table:formula="of:=[.C727]*[.$B$2]/([.$B$1]-[.C727])" office:value-type="float" office:value="45.1309264152907">
            <text:p>45.1309264153</text:p>
          </table:table-cell>
          <table:table-cell/>
        </table:table-row>
        <table:table-row table:style-name="ro2">
          <table:table-cell table:formula="of:=[.A727]+1" office:value-type="float" office:value="719">
            <text:p>719</text:p>
          </table:table-cell>
          <table:table-cell table:formula="of:=[.$B$1]*[.A728]/1024" office:value-type="float" office:value="3.5107421875">
            <text:p>3.5107421875</text:p>
          </table:table-cell>
          <table:table-cell table:formula="of:=([.B728]+[.$D$4])/[.$D$5]" office:value-type="float" office:value="3.22487417588035">
            <text:p>3.2248741759</text:p>
          </table:table-cell>
          <table:table-cell table:formula="of:=[.C728]*[.$B$2]/([.$B$1]-[.C728])" office:value-type="float" office:value="45.2667572904366">
            <text:p>45.2667572904</text:p>
          </table:table-cell>
          <table:table-cell/>
        </table:table-row>
        <table:table-row table:style-name="ro2">
          <table:table-cell table:formula="of:=[.A728]+1" office:value-type="float" office:value="720">
            <text:p>720</text:p>
          </table:table-cell>
          <table:table-cell table:formula="of:=[.$B$1]*[.A729]/1024" office:value-type="float" office:value="3.515625">
            <text:p>3.515625</text:p>
          </table:table-cell>
          <table:table-cell table:formula="of:=([.B729]+[.$D$4])/[.$D$5]" office:value-type="float" office:value="3.2283163462132">
            <text:p>3.2283163462</text:p>
          </table:table-cell>
          <table:table-cell table:formula="of:=[.C729]*[.$B$2]/([.$B$1]-[.C729])" office:value-type="float" office:value="45.4031159720087">
            <text:p>45.403115972</text:p>
          </table:table-cell>
          <table:table-cell/>
        </table:table-row>
        <table:table-row table:style-name="ro2">
          <table:table-cell table:formula="of:=[.A729]+1" office:value-type="float" office:value="721">
            <text:p>721</text:p>
          </table:table-cell>
          <table:table-cell table:formula="of:=[.$B$1]*[.A730]/1024" office:value-type="float" office:value="3.5205078125">
            <text:p>3.5205078125</text:p>
          </table:table-cell>
          <table:table-cell table:formula="of:=([.B730]+[.$D$4])/[.$D$5]" office:value-type="float" office:value="3.23175851654605">
            <text:p>3.2317585165</text:p>
          </table:table-cell>
          <table:table-cell table:formula="of:=[.C730]*[.$B$2]/([.$B$1]-[.C730])" office:value-type="float" office:value="45.5400055423905">
            <text:p>45.5400055424</text:p>
          </table:table-cell>
          <table:table-cell/>
        </table:table-row>
        <table:table-row table:style-name="ro2">
          <table:table-cell table:formula="of:=[.A730]+1" office:value-type="float" office:value="722">
            <text:p>722</text:p>
          </table:table-cell>
          <table:table-cell table:formula="of:=[.$B$1]*[.A731]/1024" office:value-type="float" office:value="3.525390625">
            <text:p>3.525390625</text:p>
          </table:table-cell>
          <table:table-cell table:formula="of:=([.B731]+[.$D$4])/[.$D$5]" office:value-type="float" office:value="3.2352006868789">
            <text:p>3.2352006869</text:p>
          </table:table-cell>
          <table:table-cell table:formula="of:=[.C731]*[.$B$2]/([.$B$1]-[.C731])" office:value-type="float" office:value="45.6774291080143">
            <text:p>45.677429108</text:p>
          </table:table-cell>
          <table:table-cell/>
        </table:table-row>
        <table:table-row table:style-name="ro2">
          <table:table-cell table:formula="of:=[.A731]+1" office:value-type="float" office:value="723">
            <text:p>723</text:p>
          </table:table-cell>
          <table:table-cell table:formula="of:=[.$B$1]*[.A732]/1024" office:value-type="float" office:value="3.5302734375">
            <text:p>3.5302734375</text:p>
          </table:table-cell>
          <table:table-cell table:formula="of:=([.B732]+[.$D$4])/[.$D$5]" office:value-type="float" office:value="3.23864285721175">
            <text:p>3.2386428572</text:p>
          </table:table-cell>
          <table:table-cell table:formula="of:=[.C732]*[.$B$2]/([.$B$1]-[.C732])" office:value-type="float" office:value="45.8153897995952">
            <text:p>45.8153897996</text:p>
          </table:table-cell>
          <table:table-cell/>
        </table:table-row>
        <table:table-row table:style-name="ro2">
          <table:table-cell table:formula="of:=[.A732]+1" office:value-type="float" office:value="724">
            <text:p>724</text:p>
          </table:table-cell>
          <table:table-cell table:formula="of:=[.$B$1]*[.A733]/1024" office:value-type="float" office:value="3.53515625">
            <text:p>3.53515625</text:p>
          </table:table-cell>
          <table:table-cell table:formula="of:=([.B733]+[.$D$4])/[.$D$5]" office:value-type="float" office:value="3.2420850275446">
            <text:p>3.2420850275</text:p>
          </table:table-cell>
          <table:table-cell table:formula="of:=[.C733]*[.$B$2]/([.$B$1]-[.C733])" office:value-type="float" office:value="45.9538907723696">
            <text:p>45.9538907724</text:p>
          </table:table-cell>
          <table:table-cell/>
        </table:table-row>
        <table:table-row table:style-name="ro2">
          <table:table-cell table:formula="of:=[.A733]+1" office:value-type="float" office:value="725">
            <text:p>725</text:p>
          </table:table-cell>
          <table:table-cell table:formula="of:=[.$B$1]*[.A734]/1024" office:value-type="float" office:value="3.5400390625">
            <text:p>3.5400390625</text:p>
          </table:table-cell>
          <table:table-cell table:formula="of:=([.B734]+[.$D$4])/[.$D$5]" office:value-type="float" office:value="3.24552719787745">
            <text:p>3.2455271979</text:p>
          </table:table-cell>
          <table:table-cell table:formula="of:=[.C734]*[.$B$2]/([.$B$1]-[.C734])" office:value-type="float" office:value="46.0929352063353">
            <text:p>46.0929352063</text:p>
          </table:table-cell>
          <table:table-cell/>
        </table:table-row>
        <table:table-row table:style-name="ro2">
          <table:table-cell table:formula="of:=[.A734]+1" office:value-type="float" office:value="726">
            <text:p>726</text:p>
          </table:table-cell>
          <table:table-cell table:formula="of:=[.$B$1]*[.A735]/1024" office:value-type="float" office:value="3.544921875">
            <text:p>3.544921875</text:p>
          </table:table-cell>
          <table:table-cell table:formula="of:=([.B735]+[.$D$4])/[.$D$5]" office:value-type="float" office:value="3.2489693682103">
            <text:p>3.2489693682</text:p>
          </table:table-cell>
          <table:table-cell table:formula="of:=[.C735]*[.$B$2]/([.$B$1]-[.C735])" office:value-type="float" office:value="46.232526306495">
            <text:p>46.2325263065</text:p>
          </table:table-cell>
          <table:table-cell/>
        </table:table-row>
        <table:table-row table:style-name="ro2">
          <table:table-cell table:formula="of:=[.A735]+1" office:value-type="float" office:value="727">
            <text:p>727</text:p>
          </table:table-cell>
          <table:table-cell table:formula="of:=[.$B$1]*[.A736]/1024" office:value-type="float" office:value="3.5498046875">
            <text:p>3.5498046875</text:p>
          </table:table-cell>
          <table:table-cell table:formula="of:=([.B736]+[.$D$4])/[.$D$5]" office:value-type="float" office:value="3.25241153854315">
            <text:p>3.2524115385</text:p>
          </table:table-cell>
          <table:table-cell table:formula="of:=[.C736]*[.$B$2]/([.$B$1]-[.C736])" office:value-type="float" office:value="46.3726673031026">
            <text:p>46.3726673031</text:p>
          </table:table-cell>
          <table:table-cell/>
        </table:table-row>
        <table:table-row table:style-name="ro2">
          <table:table-cell table:formula="of:=[.A736]+1" office:value-type="float" office:value="728">
            <text:p>728</text:p>
          </table:table-cell>
          <table:table-cell table:formula="of:=[.$B$1]*[.A737]/1024" office:value-type="float" office:value="3.5546875">
            <text:p>3.5546875</text:p>
          </table:table-cell>
          <table:table-cell table:formula="of:=([.B737]+[.$D$4])/[.$D$5]" office:value-type="float" office:value="3.255853708876">
            <text:p>3.2558537089</text:p>
          </table:table-cell>
          <table:table-cell table:formula="of:=[.C737]*[.$B$2]/([.$B$1]-[.C737])" office:value-type="float" office:value="46.5133614519124">
            <text:p>46.5133614519</text:p>
          </table:table-cell>
          <table:table-cell/>
        </table:table-row>
        <table:table-row table:style-name="ro2">
          <table:table-cell table:formula="of:=[.A737]+1" office:value-type="float" office:value="729">
            <text:p>729</text:p>
          </table:table-cell>
          <table:table-cell table:formula="of:=[.$B$1]*[.A738]/1024" office:value-type="float" office:value="3.5595703125">
            <text:p>3.5595703125</text:p>
          </table:table-cell>
          <table:table-cell table:formula="of:=([.B738]+[.$D$4])/[.$D$5]" office:value-type="float" office:value="3.25929587920885">
            <text:p>3.2592958792</text:p>
          </table:table-cell>
          <table:table-cell table:formula="of:=[.C738]*[.$B$2]/([.$B$1]-[.C738])" office:value-type="float" office:value="46.6546120344311">
            <text:p>46.6546120344</text:p>
          </table:table-cell>
          <table:table-cell/>
        </table:table-row>
        <table:table-row table:style-name="ro2">
          <table:table-cell table:formula="of:=[.A738]+1" office:value-type="float" office:value="730">
            <text:p>730</text:p>
          </table:table-cell>
          <table:table-cell table:formula="of:=[.$B$1]*[.A739]/1024" office:value-type="float" office:value="3.564453125">
            <text:p>3.564453125</text:p>
          </table:table-cell>
          <table:table-cell table:formula="of:=([.B739]+[.$D$4])/[.$D$5]" office:value-type="float" office:value="3.2627380495417">
            <text:p>3.2627380495</text:p>
          </table:table-cell>
          <table:table-cell table:formula="of:=[.C739]*[.$B$2]/([.$B$1]-[.C739])" office:value-type="float" office:value="46.7964223581731">
            <text:p>46.7964223582</text:p>
          </table:table-cell>
          <table:table-cell/>
        </table:table-row>
        <table:table-row table:style-name="ro2">
          <table:table-cell table:formula="of:=[.A739]+1" office:value-type="float" office:value="731">
            <text:p>731</text:p>
          </table:table-cell>
          <table:table-cell table:formula="of:=[.$B$1]*[.A740]/1024" office:value-type="float" office:value="3.5693359375">
            <text:p>3.5693359375</text:p>
          </table:table-cell>
          <table:table-cell table:formula="of:=([.B740]+[.$D$4])/[.$D$5]" office:value-type="float" office:value="3.26618021987454">
            <text:p>3.2661802199</text:p>
          </table:table-cell>
          <table:table-cell table:formula="of:=[.C740]*[.$B$2]/([.$B$1]-[.C740])" office:value-type="float" office:value="46.9387957569185">
            <text:p>46.9387957569</text:p>
          </table:table-cell>
          <table:table-cell/>
        </table:table-row>
        <table:table-row table:style-name="ro2">
          <table:table-cell table:formula="of:=[.A740]+1" office:value-type="float" office:value="732">
            <text:p>732</text:p>
          </table:table-cell>
          <table:table-cell table:formula="of:=[.$B$1]*[.A741]/1024" office:value-type="float" office:value="3.57421875">
            <text:p>3.57421875</text:p>
          </table:table-cell>
          <table:table-cell table:formula="of:=([.B741]+[.$D$4])/[.$D$5]" office:value-type="float" office:value="3.26962239020739">
            <text:p>3.2696223902</text:p>
          </table:table-cell>
          <table:table-cell table:formula="of:=[.C741]*[.$B$2]/([.$B$1]-[.C741])" office:value-type="float" office:value="47.0817355909744">
            <text:p>47.081735591</text:p>
          </table:table-cell>
          <table:table-cell/>
        </table:table-row>
        <table:table-row table:style-name="ro2">
          <table:table-cell table:formula="of:=[.A741]+1" office:value-type="float" office:value="733">
            <text:p>733</text:p>
          </table:table-cell>
          <table:table-cell table:formula="of:=[.$B$1]*[.A742]/1024" office:value-type="float" office:value="3.5791015625">
            <text:p>3.5791015625</text:p>
          </table:table-cell>
          <table:table-cell table:formula="of:=([.B742]+[.$D$4])/[.$D$5]" office:value-type="float" office:value="3.27306456054024">
            <text:p>3.2730645605</text:p>
          </table:table-cell>
          <table:table-cell table:formula="of:=[.C742]*[.$B$2]/([.$B$1]-[.C742])" office:value-type="float" office:value="47.2252452474393">
            <text:p>47.2252452474</text:p>
          </table:table-cell>
          <table:table-cell/>
        </table:table-row>
        <table:table-row table:style-name="ro2">
          <table:table-cell table:formula="of:=[.A742]+1" office:value-type="float" office:value="734">
            <text:p>734</text:p>
          </table:table-cell>
          <table:table-cell table:formula="of:=[.$B$1]*[.A743]/1024" office:value-type="float" office:value="3.583984375">
            <text:p>3.583984375</text:p>
          </table:table-cell>
          <table:table-cell table:formula="of:=([.B743]+[.$D$4])/[.$D$5]" office:value-type="float" office:value="3.27650673087309">
            <text:p>3.2765067309</text:p>
          </table:table-cell>
          <table:table-cell table:formula="of:=[.C743]*[.$B$2]/([.$B$1]-[.C743])" office:value-type="float" office:value="47.3693281404707">
            <text:p>47.3693281405</text:p>
          </table:table-cell>
          <table:table-cell/>
        </table:table-row>
        <table:table-row table:style-name="ro2">
          <table:table-cell table:formula="of:=[.A743]+1" office:value-type="float" office:value="735">
            <text:p>735</text:p>
          </table:table-cell>
          <table:table-cell table:formula="of:=[.$B$1]*[.A744]/1024" office:value-type="float" office:value="3.5888671875">
            <text:p>3.5888671875</text:p>
          </table:table-cell>
          <table:table-cell table:formula="of:=([.B744]+[.$D$4])/[.$D$5]" office:value-type="float" office:value="3.27994890120594">
            <text:p>3.2799489012</text:p>
          </table:table-cell>
          <table:table-cell table:formula="of:=[.C744]*[.$B$2]/([.$B$1]-[.C744])" office:value-type="float" office:value="47.5139877115556">
            <text:p>47.5139877116</text:p>
          </table:table-cell>
          <table:table-cell/>
        </table:table-row>
        <table:table-row table:style-name="ro2">
          <table:table-cell table:formula="of:=[.A744]+1" office:value-type="float" office:value="736">
            <text:p>736</text:p>
          </table:table-cell>
          <table:table-cell table:formula="of:=[.$B$1]*[.A745]/1024" office:value-type="float" office:value="3.59375">
            <text:p>3.59375</text:p>
          </table:table-cell>
          <table:table-cell table:formula="of:=([.B745]+[.$D$4])/[.$D$5]" office:value-type="float" office:value="3.28339107153879">
            <text:p>3.2833910715</text:p>
          </table:table-cell>
          <table:table-cell table:formula="of:=[.C745]*[.$B$2]/([.$B$1]-[.C745])" office:value-type="float" office:value="47.659227429785">
            <text:p>47.6592274298</text:p>
          </table:table-cell>
          <table:table-cell/>
        </table:table-row>
        <table:table-row table:style-name="ro2">
          <table:table-cell table:formula="of:=[.A745]+1" office:value-type="float" office:value="737">
            <text:p>737</text:p>
          </table:table-cell>
          <table:table-cell table:formula="of:=[.$B$1]*[.A746]/1024" office:value-type="float" office:value="3.5986328125">
            <text:p>3.5986328125</text:p>
          </table:table-cell>
          <table:table-cell table:formula="of:=([.B746]+[.$D$4])/[.$D$5]" office:value-type="float" office:value="3.28683324187164">
            <text:p>3.2868332419</text:p>
          </table:table-cell>
          <table:table-cell table:formula="of:=[.C746]*[.$B$2]/([.$B$1]-[.C746])" office:value-type="float" office:value="47.8050507921306">
            <text:p>47.8050507921</text:p>
          </table:table-cell>
          <table:table-cell/>
        </table:table-row>
        <table:table-row table:style-name="ro2">
          <table:table-cell table:formula="of:=[.A746]+1" office:value-type="float" office:value="738">
            <text:p>738</text:p>
          </table:table-cell>
          <table:table-cell table:formula="of:=[.$B$1]*[.A747]/1024" office:value-type="float" office:value="3.603515625">
            <text:p>3.603515625</text:p>
          </table:table-cell>
          <table:table-cell table:formula="of:=([.B747]+[.$D$4])/[.$D$5]" office:value-type="float" office:value="3.29027541220449">
            <text:p>3.2902754122</text:p>
          </table:table-cell>
          <table:table-cell table:formula="of:=[.C747]*[.$B$2]/([.$B$1]-[.C747])" office:value-type="float" office:value="47.9514613237259">
            <text:p>47.9514613237</text:p>
          </table:table-cell>
          <table:table-cell/>
        </table:table-row>
        <table:table-row table:style-name="ro2">
          <table:table-cell table:formula="of:=[.A747]+1" office:value-type="float" office:value="739">
            <text:p>739</text:p>
          </table:table-cell>
          <table:table-cell table:formula="of:=[.$B$1]*[.A748]/1024" office:value-type="float" office:value="3.6083984375">
            <text:p>3.6083984375</text:p>
          </table:table-cell>
          <table:table-cell table:formula="of:=([.B748]+[.$D$4])/[.$D$5]" office:value-type="float" office:value="3.29371758253734">
            <text:p>3.2937175825</text:p>
          </table:table-cell>
          <table:table-cell table:formula="of:=[.C748]*[.$B$2]/([.$B$1]-[.C748])" office:value-type="float" office:value="48.0984625781501">
            <text:p>48.0984625782</text:p>
          </table:table-cell>
          <table:table-cell/>
        </table:table-row>
        <table:table-row table:style-name="ro2">
          <table:table-cell table:formula="of:=[.A748]+1" office:value-type="float" office:value="740">
            <text:p>740</text:p>
          </table:table-cell>
          <table:table-cell table:formula="of:=[.$B$1]*[.A749]/1024" office:value-type="float" office:value="3.61328125">
            <text:p>3.61328125</text:p>
          </table:table-cell>
          <table:table-cell table:formula="of:=([.B749]+[.$D$4])/[.$D$5]" office:value-type="float" office:value="3.29715975287019">
            <text:p>3.2971597529</text:p>
          </table:table-cell>
          <table:table-cell table:formula="of:=[.C749]*[.$B$2]/([.$B$1]-[.C749])" office:value-type="float" office:value="48.2460581377156">
            <text:p>48.2460581377</text:p>
          </table:table-cell>
          <table:table-cell/>
        </table:table-row>
        <table:table-row table:style-name="ro2">
          <table:table-cell table:formula="of:=[.A749]+1" office:value-type="float" office:value="741">
            <text:p>741</text:p>
          </table:table-cell>
          <table:table-cell table:formula="of:=[.$B$1]*[.A750]/1024" office:value-type="float" office:value="3.6181640625">
            <text:p>3.6181640625</text:p>
          </table:table-cell>
          <table:table-cell table:formula="of:=([.B750]+[.$D$4])/[.$D$5]" office:value-type="float" office:value="3.30060192320304">
            <text:p>3.3006019232</text:p>
          </table:table-cell>
          <table:table-cell table:formula="of:=[.C750]*[.$B$2]/([.$B$1]-[.C750])" office:value-type="float" office:value="48.3942516137591">
            <text:p>48.3942516138</text:p>
          </table:table-cell>
          <table:table-cell/>
        </table:table-row>
        <table:table-row table:style-name="ro2">
          <table:table-cell table:formula="of:=[.A750]+1" office:value-type="float" office:value="742">
            <text:p>742</text:p>
          </table:table-cell>
          <table:table-cell table:formula="of:=[.$B$1]*[.A751]/1024" office:value-type="float" office:value="3.623046875">
            <text:p>3.623046875</text:p>
          </table:table-cell>
          <table:table-cell table:formula="of:=([.B751]+[.$D$4])/[.$D$5]" office:value-type="float" office:value="3.30404409353589">
            <text:p>3.3040440935</text:p>
          </table:table-cell>
          <table:table-cell table:formula="of:=[.C751]*[.$B$2]/([.$B$1]-[.C751])" office:value-type="float" office:value="48.5430466469361">
            <text:p>48.5430466469</text:p>
          </table:table-cell>
          <table:table-cell/>
        </table:table-row>
        <table:table-row table:style-name="ro2">
          <table:table-cell table:formula="of:=[.A751]+1" office:value-type="float" office:value="743">
            <text:p>743</text:p>
          </table:table-cell>
          <table:table-cell table:formula="of:=[.$B$1]*[.A752]/1024" office:value-type="float" office:value="3.6279296875">
            <text:p>3.6279296875</text:p>
          </table:table-cell>
          <table:table-cell table:formula="of:=([.B752]+[.$D$4])/[.$D$5]" office:value-type="float" office:value="3.30748626386874">
            <text:p>3.3074862639</text:p>
          </table:table-cell>
          <table:table-cell table:formula="of:=[.C752]*[.$B$2]/([.$B$1]-[.C752])" office:value-type="float" office:value="48.6924469075188">
            <text:p>48.6924469075</text:p>
          </table:table-cell>
          <table:table-cell/>
        </table:table-row>
        <table:table-row table:style-name="ro2">
          <table:table-cell table:formula="of:=[.A752]+1" office:value-type="float" office:value="744">
            <text:p>744</text:p>
          </table:table-cell>
          <table:table-cell table:formula="of:=[.$B$1]*[.A753]/1024" office:value-type="float" office:value="3.6328125">
            <text:p>3.6328125</text:p>
          </table:table-cell>
          <table:table-cell table:formula="of:=([.B753]+[.$D$4])/[.$D$5]" office:value-type="float" office:value="3.31092843420159">
            <text:p>3.3109284342</text:p>
          </table:table-cell>
          <table:table-cell table:formula="of:=[.C753]*[.$B$2]/([.$B$1]-[.C753])" office:value-type="float" office:value="48.8424560956983">
            <text:p>48.8424560957</text:p>
          </table:table-cell>
          <table:table-cell/>
        </table:table-row>
        <table:table-row table:style-name="ro2">
          <table:table-cell table:formula="of:=[.A753]+1" office:value-type="float" office:value="745">
            <text:p>745</text:p>
          </table:table-cell>
          <table:table-cell table:formula="of:=[.$B$1]*[.A754]/1024" office:value-type="float" office:value="3.6376953125">
            <text:p>3.6376953125</text:p>
          </table:table-cell>
          <table:table-cell table:formula="of:=([.B754]+[.$D$4])/[.$D$5]" office:value-type="float" office:value="3.31437060453444">
            <text:p>3.3143706045</text:p>
          </table:table-cell>
          <table:table-cell table:formula="of:=[.C754]*[.$B$2]/([.$B$1]-[.C754])" office:value-type="float" office:value="48.9930779418899">
            <text:p>48.9930779419</text:p>
          </table:table-cell>
          <table:table-cell/>
        </table:table-row>
        <table:table-row table:style-name="ro2">
          <table:table-cell table:formula="of:=[.A754]+1" office:value-type="float" office:value="746">
            <text:p>746</text:p>
          </table:table-cell>
          <table:table-cell table:formula="of:=[.$B$1]*[.A755]/1024" office:value-type="float" office:value="3.642578125">
            <text:p>3.642578125</text:p>
          </table:table-cell>
          <table:table-cell table:formula="of:=([.B755]+[.$D$4])/[.$D$5]" office:value-type="float" office:value="3.31781277486729">
            <text:p>3.3178127749</text:p>
          </table:table-cell>
          <table:table-cell table:formula="of:=[.C755]*[.$B$2]/([.$B$1]-[.C755])" office:value-type="float" office:value="49.144316207042">
            <text:p>49.144316207</text:p>
          </table:table-cell>
          <table:table-cell/>
        </table:table-row>
        <table:table-row table:style-name="ro2">
          <table:table-cell table:formula="of:=[.A755]+1" office:value-type="float" office:value="747">
            <text:p>747</text:p>
          </table:table-cell>
          <table:table-cell table:formula="of:=[.$B$1]*[.A756]/1024" office:value-type="float" office:value="3.6474609375">
            <text:p>3.6474609375</text:p>
          </table:table-cell>
          <table:table-cell table:formula="of:=([.B756]+[.$D$4])/[.$D$5]" office:value-type="float" office:value="3.32125494520014">
            <text:p>3.3212549452</text:p>
          </table:table-cell>
          <table:table-cell table:formula="of:=[.C756]*[.$B$2]/([.$B$1]-[.C756])" office:value-type="float" office:value="49.2961746829498">
            <text:p>49.2961746829</text:p>
          </table:table-cell>
          <table:table-cell/>
        </table:table-row>
        <table:table-row table:style-name="ro2">
          <table:table-cell table:formula="of:=[.A756]+1" office:value-type="float" office:value="748">
            <text:p>748</text:p>
          </table:table-cell>
          <table:table-cell table:formula="of:=[.$B$1]*[.A757]/1024" office:value-type="float" office:value="3.65234375">
            <text:p>3.65234375</text:p>
          </table:table-cell>
          <table:table-cell table:formula="of:=([.B757]+[.$D$4])/[.$D$5]" office:value-type="float" office:value="3.32469711553299">
            <text:p>3.3246971155</text:p>
          </table:table-cell>
          <table:table-cell table:formula="of:=[.C757]*[.$B$2]/([.$B$1]-[.C757])" office:value-type="float" office:value="49.4486571925717">
            <text:p>49.4486571926</text:p>
          </table:table-cell>
          <table:table-cell/>
        </table:table-row>
        <table:table-row table:style-name="ro2">
          <table:table-cell table:formula="of:=[.A757]+1" office:value-type="float" office:value="749">
            <text:p>749</text:p>
          </table:table-cell>
          <table:table-cell table:formula="of:=[.$B$1]*[.A758]/1024" office:value-type="float" office:value="3.6572265625">
            <text:p>3.6572265625</text:p>
          </table:table-cell>
          <table:table-cell table:formula="of:=([.B758]+[.$D$4])/[.$D$5]" office:value-type="float" office:value="3.32813928586584">
            <text:p>3.3281392859</text:p>
          </table:table-cell>
          <table:table-cell table:formula="of:=[.C758]*[.$B$2]/([.$B$1]-[.C758])" office:value-type="float" office:value="49.6017675903501">
            <text:p>49.6017675904</text:p>
          </table:table-cell>
          <table:table-cell/>
        </table:table-row>
        <table:table-row table:style-name="ro2">
          <table:table-cell table:formula="of:=[.A758]+1" office:value-type="float" office:value="750">
            <text:p>750</text:p>
          </table:table-cell>
          <table:table-cell table:formula="of:=[.$B$1]*[.A759]/1024" office:value-type="float" office:value="3.662109375">
            <text:p>3.662109375</text:p>
          </table:table-cell>
          <table:table-cell table:formula="of:=([.B759]+[.$D$4])/[.$D$5]" office:value-type="float" office:value="3.33158145619869">
            <text:p>3.3315814562</text:p>
          </table:table-cell>
          <table:table-cell table:formula="of:=[.C759]*[.$B$2]/([.$B$1]-[.C759])" office:value-type="float" office:value="49.7555097625364">
            <text:p>49.7555097625</text:p>
          </table:table-cell>
          <table:table-cell/>
        </table:table-row>
        <table:table-row table:style-name="ro2">
          <table:table-cell table:formula="of:=[.A759]+1" office:value-type="float" office:value="751">
            <text:p>751</text:p>
          </table:table-cell>
          <table:table-cell table:formula="of:=[.$B$1]*[.A760]/1024" office:value-type="float" office:value="3.6669921875">
            <text:p>3.6669921875</text:p>
          </table:table-cell>
          <table:table-cell table:formula="of:=([.B760]+[.$D$4])/[.$D$5]" office:value-type="float" office:value="3.33502362653154">
            <text:p>3.3350236265</text:p>
          </table:table-cell>
          <table:table-cell table:formula="of:=[.C760]*[.$B$2]/([.$B$1]-[.C760])" office:value-type="float" office:value="49.9098876275199">
            <text:p>49.9098876275</text:p>
          </table:table-cell>
          <table:table-cell/>
        </table:table-row>
        <table:table-row table:style-name="ro2">
          <table:table-cell table:formula="of:=[.A760]+1" office:value-type="float" office:value="752">
            <text:p>752</text:p>
          </table:table-cell>
          <table:table-cell table:formula="of:=[.$B$1]*[.A761]/1024" office:value-type="float" office:value="3.671875">
            <text:p>3.671875</text:p>
          </table:table-cell>
          <table:table-cell table:formula="of:=([.B761]+[.$D$4])/[.$D$5]" office:value-type="float" office:value="3.33846579686439">
            <text:p>3.3384657969</text:p>
          </table:table-cell>
          <table:table-cell table:formula="of:=[.C761]*[.$B$2]/([.$B$1]-[.C761])" office:value-type="float" office:value="50.0649051361604">
            <text:p>50.0649051362</text:p>
          </table:table-cell>
          <table:table-cell/>
        </table:table-row>
        <table:table-row table:style-name="ro2">
          <table:table-cell table:formula="of:=[.A761]+1" office:value-type="float" office:value="753">
            <text:p>753</text:p>
          </table:table-cell>
          <table:table-cell table:formula="of:=[.$B$1]*[.A762]/1024" office:value-type="float" office:value="3.6767578125">
            <text:p>3.6767578125</text:p>
          </table:table-cell>
          <table:table-cell table:formula="of:=([.B762]+[.$D$4])/[.$D$5]" office:value-type="float" office:value="3.34190796719724">
            <text:p>3.3419079672</text:p>
          </table:table-cell>
          <table:table-cell table:formula="of:=[.C762]*[.$B$2]/([.$B$1]-[.C762])" office:value-type="float" office:value="50.2205662721252">
            <text:p>50.2205662721</text:p>
          </table:table-cell>
          <table:table-cell/>
        </table:table-row>
        <table:table-row table:style-name="ro2">
          <table:table-cell table:formula="of:=[.A762]+1" office:value-type="float" office:value="754">
            <text:p>754</text:p>
          </table:table-cell>
          <table:table-cell table:formula="of:=[.$B$1]*[.A763]/1024" office:value-type="float" office:value="3.681640625">
            <text:p>3.681640625</text:p>
          </table:table-cell>
          <table:table-cell table:formula="of:=([.B763]+[.$D$4])/[.$D$5]" office:value-type="float" office:value="3.34535013753009">
            <text:p>3.3453501375</text:p>
          </table:table-cell>
          <table:table-cell table:formula="of:=[.C763]*[.$B$2]/([.$B$1]-[.C763])" office:value-type="float" office:value="50.3768750522307">
            <text:p>50.3768750522</text:p>
          </table:table-cell>
          <table:table-cell/>
        </table:table-row>
        <table:table-row table:style-name="ro2">
          <table:table-cell table:formula="of:=[.A763]+1" office:value-type="float" office:value="755">
            <text:p>755</text:p>
          </table:table-cell>
          <table:table-cell table:formula="of:=[.$B$1]*[.A764]/1024" office:value-type="float" office:value="3.6865234375">
            <text:p>3.6865234375</text:p>
          </table:table-cell>
          <table:table-cell table:formula="of:=([.B764]+[.$D$4])/[.$D$5]" office:value-type="float" office:value="3.34879230786294">
            <text:p>3.3487923079</text:p>
          </table:table-cell>
          <table:table-cell table:formula="of:=[.C764]*[.$B$2]/([.$B$1]-[.C764])" office:value-type="float" office:value="50.5338355267877">
            <text:p>50.5338355268</text:p>
          </table:table-cell>
          <table:table-cell/>
        </table:table-row>
        <table:table-row table:style-name="ro2">
          <table:table-cell table:formula="of:=[.A764]+1" office:value-type="float" office:value="756">
            <text:p>756</text:p>
          </table:table-cell>
          <table:table-cell table:formula="of:=[.$B$1]*[.A765]/1024" office:value-type="float" office:value="3.69140625">
            <text:p>3.69140625</text:p>
          </table:table-cell>
          <table:table-cell table:formula="of:=([.B765]+[.$D$4])/[.$D$5]" office:value-type="float" office:value="3.35223447819579">
            <text:p>3.3522344782</text:p>
          </table:table-cell>
          <table:table-cell table:formula="of:=[.C765]*[.$B$2]/([.$B$1]-[.C765])" office:value-type="float" office:value="50.6914517799514">
            <text:p>50.69145178</text:p>
          </table:table-cell>
          <table:table-cell/>
        </table:table-row>
        <table:table-row table:style-name="ro2">
          <table:table-cell table:formula="of:=[.A765]+1" office:value-type="float" office:value="757">
            <text:p>757</text:p>
          </table:table-cell>
          <table:table-cell table:formula="of:=[.$B$1]*[.A766]/1024" office:value-type="float" office:value="3.6962890625">
            <text:p>3.6962890625</text:p>
          </table:table-cell>
          <table:table-cell table:formula="of:=([.B766]+[.$D$4])/[.$D$5]" office:value-type="float" office:value="3.35567664852864">
            <text:p>3.3556766485</text:p>
          </table:table-cell>
          <table:table-cell table:formula="of:=[.C766]*[.$B$2]/([.$B$1]-[.C766])" office:value-type="float" office:value="50.8497279300753">
            <text:p>50.8497279301</text:p>
          </table:table-cell>
          <table:table-cell/>
        </table:table-row>
        <table:table-row table:style-name="ro2">
          <table:table-cell table:formula="of:=[.A766]+1" office:value-type="float" office:value="758">
            <text:p>758</text:p>
          </table:table-cell>
          <table:table-cell table:formula="of:=[.$B$1]*[.A767]/1024" office:value-type="float" office:value="3.701171875">
            <text:p>3.701171875</text:p>
          </table:table-cell>
          <table:table-cell table:formula="of:=([.B767]+[.$D$4])/[.$D$5]" office:value-type="float" office:value="3.35911881886149">
            <text:p>3.3591188189</text:p>
          </table:table-cell>
          <table:table-cell table:formula="of:=[.C767]*[.$B$2]/([.$B$1]-[.C767])" office:value-type="float" office:value="51.0086681300702">
            <text:p>51.0086681301</text:p>
          </table:table-cell>
          <table:table-cell/>
        </table:table-row>
        <table:table-row table:style-name="ro2">
          <table:table-cell table:formula="of:=[.A767]+1" office:value-type="float" office:value="759">
            <text:p>759</text:p>
          </table:table-cell>
          <table:table-cell table:formula="of:=[.$B$1]*[.A768]/1024" office:value-type="float" office:value="3.7060546875">
            <text:p>3.7060546875</text:p>
          </table:table-cell>
          <table:table-cell table:formula="of:=([.B768]+[.$D$4])/[.$D$5]" office:value-type="float" office:value="3.36256098919434">
            <text:p>3.3625609892</text:p>
          </table:table-cell>
          <table:table-cell table:formula="of:=[.C768]*[.$B$2]/([.$B$1]-[.C768])" office:value-type="float" office:value="51.1682765677674">
            <text:p>51.1682765678</text:p>
          </table:table-cell>
          <table:table-cell/>
        </table:table-row>
        <table:table-row table:style-name="ro2">
          <table:table-cell table:formula="of:=[.A768]+1" office:value-type="float" office:value="760">
            <text:p>760</text:p>
          </table:table-cell>
          <table:table-cell table:formula="of:=[.$B$1]*[.A769]/1024" office:value-type="float" office:value="3.7109375">
            <text:p>3.7109375</text:p>
          </table:table-cell>
          <table:table-cell table:formula="of:=([.B769]+[.$D$4])/[.$D$5]" office:value-type="float" office:value="3.36600315952719">
            <text:p>3.3660031595</text:p>
          </table:table-cell>
          <table:table-cell table:formula="of:=[.C769]*[.$B$2]/([.$B$1]-[.C769])" office:value-type="float" office:value="51.3285574662864">
            <text:p>51.3285574663</text:p>
          </table:table-cell>
          <table:table-cell/>
        </table:table-row>
        <table:table-row table:style-name="ro2">
          <table:table-cell table:formula="of:=[.A769]+1" office:value-type="float" office:value="761">
            <text:p>761</text:p>
          </table:table-cell>
          <table:table-cell table:formula="of:=[.$B$1]*[.A770]/1024" office:value-type="float" office:value="3.7158203125">
            <text:p>3.7158203125</text:p>
          </table:table-cell>
          <table:table-cell table:formula="of:=([.B770]+[.$D$4])/[.$D$5]" office:value-type="float" office:value="3.36944532986004">
            <text:p>3.3694453299</text:p>
          </table:table-cell>
          <table:table-cell table:formula="of:=[.C770]*[.$B$2]/([.$B$1]-[.C770])" office:value-type="float" office:value="51.4895150844075">
            <text:p>51.4895150844</text:p>
          </table:table-cell>
          <table:table-cell/>
        </table:table-row>
        <table:table-row table:style-name="ro2">
          <table:table-cell table:formula="of:=[.A770]+1" office:value-type="float" office:value="762">
            <text:p>762</text:p>
          </table:table-cell>
          <table:table-cell table:formula="of:=[.$B$1]*[.A771]/1024" office:value-type="float" office:value="3.720703125">
            <text:p>3.720703125</text:p>
          </table:table-cell>
          <table:table-cell table:formula="of:=([.B771]+[.$D$4])/[.$D$5]" office:value-type="float" office:value="3.37288750019289">
            <text:p>3.3728875002</text:p>
          </table:table-cell>
          <table:table-cell table:formula="of:=[.C771]*[.$B$2]/([.$B$1]-[.C771])" office:value-type="float" office:value="51.651153716949">
            <text:p>51.6511537169</text:p>
          </table:table-cell>
          <table:table-cell/>
        </table:table-row>
        <table:table-row table:style-name="ro2">
          <table:table-cell table:formula="of:=[.A771]+1" office:value-type="float" office:value="763">
            <text:p>763</text:p>
          </table:table-cell>
          <table:table-cell table:formula="of:=[.$B$1]*[.A772]/1024" office:value-type="float" office:value="3.7255859375">
            <text:p>3.7255859375</text:p>
          </table:table-cell>
          <table:table-cell table:formula="of:=([.B772]+[.$D$4])/[.$D$5]" office:value-type="float" office:value="3.37632967052574">
            <text:p>3.3763296705</text:p>
          </table:table-cell>
          <table:table-cell table:formula="of:=[.C772]*[.$B$2]/([.$B$1]-[.C772])" office:value-type="float" office:value="51.813477695149">
            <text:p>51.8134776951</text:p>
          </table:table-cell>
          <table:table-cell/>
        </table:table-row>
        <table:table-row table:style-name="ro2">
          <table:table-cell table:formula="of:=[.A772]+1" office:value-type="float" office:value="764">
            <text:p>764</text:p>
          </table:table-cell>
          <table:table-cell table:formula="of:=[.$B$1]*[.A773]/1024" office:value-type="float" office:value="3.73046875">
            <text:p>3.73046875</text:p>
          </table:table-cell>
          <table:table-cell table:formula="of:=([.B773]+[.$D$4])/[.$D$5]" office:value-type="float" office:value="3.37977184085859">
            <text:p>3.3797718409</text:p>
          </table:table-cell>
          <table:table-cell table:formula="of:=[.C773]*[.$B$2]/([.$B$1]-[.C773])" office:value-type="float" office:value="51.9764913870525">
            <text:p>51.9764913871</text:p>
          </table:table-cell>
          <table:table-cell/>
        </table:table-row>
        <table:table-row table:style-name="ro2">
          <table:table-cell table:formula="of:=[.A773]+1" office:value-type="float" office:value="765">
            <text:p>765</text:p>
          </table:table-cell>
          <table:table-cell table:formula="of:=[.$B$1]*[.A774]/1024" office:value-type="float" office:value="3.7353515625">
            <text:p>3.7353515625</text:p>
          </table:table-cell>
          <table:table-cell table:formula="of:=([.B774]+[.$D$4])/[.$D$5]" office:value-type="float" office:value="3.38321401119144">
            <text:p>3.3832140112</text:p>
          </table:table-cell>
          <table:table-cell table:formula="of:=[.C774]*[.$B$2]/([.$B$1]-[.C774])" office:value-type="float" office:value="52.1401991979031">
            <text:p>52.1401991979</text:p>
          </table:table-cell>
          <table:table-cell/>
        </table:table-row>
        <table:table-row table:style-name="ro2">
          <table:table-cell table:formula="of:=[.A774]+1" office:value-type="float" office:value="766">
            <text:p>766</text:p>
          </table:table-cell>
          <table:table-cell table:formula="of:=[.$B$1]*[.A775]/1024" office:value-type="float" office:value="3.740234375">
            <text:p>3.740234375</text:p>
          </table:table-cell>
          <table:table-cell table:formula="of:=([.B775]+[.$D$4])/[.$D$5]" office:value-type="float" office:value="3.38665618152429">
            <text:p>3.3866561815</text:p>
          </table:table-cell>
          <table:table-cell table:formula="of:=[.C775]*[.$B$2]/([.$B$1]-[.C775])" office:value-type="float" office:value="52.3046055705399">
            <text:p>52.3046055705</text:p>
          </table:table-cell>
          <table:table-cell/>
        </table:table-row>
        <table:table-row table:style-name="ro2">
          <table:table-cell table:formula="of:=[.A775]+1" office:value-type="float" office:value="767">
            <text:p>767</text:p>
          </table:table-cell>
          <table:table-cell table:formula="of:=[.$B$1]*[.A776]/1024" office:value-type="float" office:value="3.7451171875">
            <text:p>3.7451171875</text:p>
          </table:table-cell>
          <table:table-cell table:formula="of:=([.B776]+[.$D$4])/[.$D$5]" office:value-type="float" office:value="3.39009835185714">
            <text:p>3.3900983519</text:p>
          </table:table-cell>
          <table:table-cell table:formula="of:=[.C776]*[.$B$2]/([.$B$1]-[.C776])" office:value-type="float" office:value="52.4697149857992">
            <text:p>52.4697149858</text:p>
          </table:table-cell>
          <table:table-cell/>
        </table:table-row>
        <table:table-row table:style-name="ro2">
          <table:table-cell table:formula="of:=[.A776]+1" office:value-type="float" office:value="768">
            <text:p>768</text:p>
          </table:table-cell>
          <table:table-cell table:formula="of:=[.$B$1]*[.A777]/1024" office:value-type="float" office:value="3.75">
            <text:p>3.75</text:p>
          </table:table-cell>
          <table:table-cell table:formula="of:=([.B777]+[.$D$4])/[.$D$5]" office:value-type="float" office:value="3.39354052218999">
            <text:p>3.3935405222</text:p>
          </table:table-cell>
          <table:table-cell table:formula="of:=[.C777]*[.$B$2]/([.$B$1]-[.C777])" office:value-type="float" office:value="52.6355319629221">
            <text:p>52.6355319629</text:p>
          </table:table-cell>
          <table:table-cell/>
        </table:table-row>
        <table:table-row table:style-name="ro2">
          <table:table-cell table:formula="of:=[.A777]+1" office:value-type="float" office:value="769">
            <text:p>769</text:p>
          </table:table-cell>
          <table:table-cell table:formula="of:=[.$B$1]*[.A778]/1024" office:value-type="float" office:value="3.7548828125">
            <text:p>3.7548828125</text:p>
          </table:table-cell>
          <table:table-cell table:formula="of:=([.B778]+[.$D$4])/[.$D$5]" office:value-type="float" office:value="3.39698269252284">
            <text:p>3.3969826925</text:p>
          </table:table-cell>
          <table:table-cell table:formula="of:=[.C778]*[.$B$2]/([.$B$1]-[.C778])" office:value-type="float" office:value="52.8020610599661">
            <text:p>52.80206106</text:p>
          </table:table-cell>
          <table:table-cell/>
        </table:table-row>
        <table:table-row table:style-name="ro2">
          <table:table-cell table:formula="of:=[.A778]+1" office:value-type="float" office:value="770">
            <text:p>770</text:p>
          </table:table-cell>
          <table:table-cell table:formula="of:=[.$B$1]*[.A779]/1024" office:value-type="float" office:value="3.759765625">
            <text:p>3.759765625</text:p>
          </table:table-cell>
          <table:table-cell table:formula="of:=([.B779]+[.$D$4])/[.$D$5]" office:value-type="float" office:value="3.40042486285569">
            <text:p>3.4004248629</text:p>
          </table:table-cell>
          <table:table-cell table:formula="of:=[.C779]*[.$B$2]/([.$B$1]-[.C779])" office:value-type="float" office:value="52.9693068742235">
            <text:p>52.9693068742</text:p>
          </table:table-cell>
          <table:table-cell/>
        </table:table-row>
        <table:table-row table:style-name="ro2">
          <table:table-cell table:formula="of:=[.A779]+1" office:value-type="float" office:value="771">
            <text:p>771</text:p>
          </table:table-cell>
          <table:table-cell table:formula="of:=[.$B$1]*[.A780]/1024" office:value-type="float" office:value="3.7646484375">
            <text:p>3.7646484375</text:p>
          </table:table-cell>
          <table:table-cell table:formula="of:=([.B780]+[.$D$4])/[.$D$5]" office:value-type="float" office:value="3.40386703318854">
            <text:p>3.4038670332</text:p>
          </table:table-cell>
          <table:table-cell table:formula="of:=[.C780]*[.$B$2]/([.$B$1]-[.C780])" office:value-type="float" office:value="53.1372740426439">
            <text:p>53.1372740426</text:p>
          </table:table-cell>
          <table:table-cell/>
        </table:table-row>
        <table:table-row table:style-name="ro2">
          <table:table-cell table:formula="of:=[.A780]+1" office:value-type="float" office:value="772">
            <text:p>772</text:p>
          </table:table-cell>
          <table:table-cell table:formula="of:=[.$B$1]*[.A781]/1024" office:value-type="float" office:value="3.76953125">
            <text:p>3.76953125</text:p>
          </table:table-cell>
          <table:table-cell table:formula="of:=([.B781]+[.$D$4])/[.$D$5]" office:value-type="float" office:value="3.40730920352139">
            <text:p>3.4073092035</text:p>
          </table:table-cell>
          <table:table-cell table:formula="of:=[.C781]*[.$B$2]/([.$B$1]-[.C781])" office:value-type="float" office:value="53.3059672422629">
            <text:p>53.3059672423</text:p>
          </table:table-cell>
          <table:table-cell/>
        </table:table-row>
        <table:table-row table:style-name="ro2">
          <table:table-cell table:formula="of:=[.A781]+1" office:value-type="float" office:value="773">
            <text:p>773</text:p>
          </table:table-cell>
          <table:table-cell table:formula="of:=[.$B$1]*[.A782]/1024" office:value-type="float" office:value="3.7744140625">
            <text:p>3.7744140625</text:p>
          </table:table-cell>
          <table:table-cell table:formula="of:=([.B782]+[.$D$4])/[.$D$5]" office:value-type="float" office:value="3.41075137385424">
            <text:p>3.4107513739</text:p>
          </table:table-cell>
          <table:table-cell table:formula="of:=[.C782]*[.$B$2]/([.$B$1]-[.C782])" office:value-type="float" office:value="53.4753911906364">
            <text:p>53.4753911906</text:p>
          </table:table-cell>
          <table:table-cell/>
        </table:table-row>
        <table:table-row table:style-name="ro2">
          <table:table-cell table:formula="of:=[.A782]+1" office:value-type="float" office:value="774">
            <text:p>774</text:p>
          </table:table-cell>
          <table:table-cell table:formula="of:=[.$B$1]*[.A783]/1024" office:value-type="float" office:value="3.779296875">
            <text:p>3.779296875</text:p>
          </table:table-cell>
          <table:table-cell table:formula="of:=([.B783]+[.$D$4])/[.$D$5]" office:value-type="float" office:value="3.41419354418709">
            <text:p>3.4141935442</text:p>
          </table:table-cell>
          <table:table-cell table:formula="of:=[.C783]*[.$B$2]/([.$B$1]-[.C783])" office:value-type="float" office:value="53.6455506462802">
            <text:p>53.6455506463</text:p>
          </table:table-cell>
          <table:table-cell/>
        </table:table-row>
        <table:table-row table:style-name="ro2">
          <table:table-cell table:formula="of:=[.A783]+1" office:value-type="float" office:value="775">
            <text:p>775</text:p>
          </table:table-cell>
          <table:table-cell table:formula="of:=[.$B$1]*[.A784]/1024" office:value-type="float" office:value="3.7841796875">
            <text:p>3.7841796875</text:p>
          </table:table-cell>
          <table:table-cell table:formula="of:=([.B784]+[.$D$4])/[.$D$5]" office:value-type="float" office:value="3.41763571451994">
            <text:p>3.4176357145</text:p>
          </table:table-cell>
          <table:table-cell table:formula="of:=[.C784]*[.$B$2]/([.$B$1]-[.C784])" office:value-type="float" office:value="53.8164504091155">
            <text:p>53.8164504091</text:p>
          </table:table-cell>
          <table:table-cell/>
        </table:table-row>
        <table:table-row table:style-name="ro2">
          <table:table-cell table:formula="of:=[.A784]+1" office:value-type="float" office:value="776">
            <text:p>776</text:p>
          </table:table-cell>
          <table:table-cell table:formula="of:=[.$B$1]*[.A785]/1024" office:value-type="float" office:value="3.7890625">
            <text:p>3.7890625</text:p>
          </table:table-cell>
          <table:table-cell table:formula="of:=([.B785]+[.$D$4])/[.$D$5]" office:value-type="float" office:value="3.42107788485279">
            <text:p>3.4210778849</text:p>
          </table:table-cell>
          <table:table-cell table:formula="of:=[.C785]*[.$B$2]/([.$B$1]-[.C785])" office:value-type="float" office:value="53.9880953209204">
            <text:p>53.9880953209</text:p>
          </table:table-cell>
          <table:table-cell/>
        </table:table-row>
        <table:table-row table:style-name="ro2">
          <table:table-cell table:formula="of:=[.A785]+1" office:value-type="float" office:value="777">
            <text:p>777</text:p>
          </table:table-cell>
          <table:table-cell table:formula="of:=[.$B$1]*[.A786]/1024" office:value-type="float" office:value="3.7939453125">
            <text:p>3.7939453125</text:p>
          </table:table-cell>
          <table:table-cell table:formula="of:=([.B786]+[.$D$4])/[.$D$5]" office:value-type="float" office:value="3.42452005518564">
            <text:p>3.4245200552</text:p>
          </table:table-cell>
          <table:table-cell table:formula="of:=[.C786]*[.$B$2]/([.$B$1]-[.C786])" office:value-type="float" office:value="54.1604902657867">
            <text:p>54.1604902658</text:p>
          </table:table-cell>
          <table:table-cell/>
        </table:table-row>
        <table:table-row table:style-name="ro2">
          <table:table-cell table:formula="of:=[.A786]+1" office:value-type="float" office:value="778">
            <text:p>778</text:p>
          </table:table-cell>
          <table:table-cell table:formula="of:=[.$B$1]*[.A787]/1024" office:value-type="float" office:value="3.798828125">
            <text:p>3.798828125</text:p>
          </table:table-cell>
          <table:table-cell table:formula="of:=([.B787]+[.$D$4])/[.$D$5]" office:value-type="float" office:value="3.42796222551849">
            <text:p>3.4279622255</text:p>
          </table:table-cell>
          <table:table-cell table:formula="of:=[.C787]*[.$B$2]/([.$B$1]-[.C787])" office:value-type="float" office:value="54.333640170584">
            <text:p>54.3336401706</text:p>
          </table:table-cell>
          <table:table-cell/>
        </table:table-row>
        <table:table-row table:style-name="ro2">
          <table:table-cell table:formula="of:=[.A787]+1" office:value-type="float" office:value="779">
            <text:p>779</text:p>
          </table:table-cell>
          <table:table-cell table:formula="of:=[.$B$1]*[.A788]/1024" office:value-type="float" office:value="3.8037109375">
            <text:p>3.8037109375</text:p>
          </table:table-cell>
          <table:table-cell table:formula="of:=([.B788]+[.$D$4])/[.$D$5]" office:value-type="float" office:value="3.43140439585134">
            <text:p>3.4314043959</text:p>
          </table:table-cell>
          <table:table-cell table:formula="of:=[.C788]*[.$B$2]/([.$B$1]-[.C788])" office:value-type="float" office:value="54.507550005428">
            <text:p>54.5075500054</text:p>
          </table:table-cell>
          <table:table-cell/>
        </table:table-row>
        <table:table-row table:style-name="ro2">
          <table:table-cell table:formula="of:=[.A788]+1" office:value-type="float" office:value="780">
            <text:p>780</text:p>
          </table:table-cell>
          <table:table-cell table:formula="of:=[.$B$1]*[.A789]/1024" office:value-type="float" office:value="3.80859375">
            <text:p>3.80859375</text:p>
          </table:table-cell>
          <table:table-cell table:formula="of:=([.B789]+[.$D$4])/[.$D$5]" office:value-type="float" office:value="3.43484656618419">
            <text:p>3.4348465662</text:p>
          </table:table-cell>
          <table:table-cell table:formula="of:=[.C789]*[.$B$2]/([.$B$1]-[.C789])" office:value-type="float" office:value="54.6822247841569">
            <text:p>54.6822247842</text:p>
          </table:table-cell>
          <table:table-cell/>
        </table:table-row>
        <table:table-row table:style-name="ro2">
          <table:table-cell table:formula="of:=[.A789]+1" office:value-type="float" office:value="781">
            <text:p>781</text:p>
          </table:table-cell>
          <table:table-cell table:formula="of:=[.$B$1]*[.A790]/1024" office:value-type="float" office:value="3.8134765625">
            <text:p>3.8134765625</text:p>
          </table:table-cell>
          <table:table-cell table:formula="of:=([.B790]+[.$D$4])/[.$D$5]" office:value-type="float" office:value="3.43828873651704">
            <text:p>3.4382887365</text:p>
          </table:table-cell>
          <table:table-cell table:formula="of:=[.C790]*[.$B$2]/([.$B$1]-[.C790])" office:value-type="float" office:value="54.857669564813">
            <text:p>54.8576695648</text:p>
          </table:table-cell>
          <table:table-cell/>
        </table:table-row>
        <table:table-row table:style-name="ro2">
          <table:table-cell table:formula="of:=[.A790]+1" office:value-type="float" office:value="782">
            <text:p>782</text:p>
          </table:table-cell>
          <table:table-cell table:formula="of:=[.$B$1]*[.A791]/1024" office:value-type="float" office:value="3.818359375">
            <text:p>3.818359375</text:p>
          </table:table-cell>
          <table:table-cell table:formula="of:=([.B791]+[.$D$4])/[.$D$5]" office:value-type="float" office:value="3.44173090684989">
            <text:p>3.4417309068</text:p>
          </table:table-cell>
          <table:table-cell table:formula="of:=[.C791]*[.$B$2]/([.$B$1]-[.C791])" office:value-type="float" office:value="55.0338894501306">
            <text:p>55.0338894501</text:p>
          </table:table-cell>
          <table:table-cell/>
        </table:table-row>
        <table:table-row table:style-name="ro2">
          <table:table-cell table:formula="of:=[.A791]+1" office:value-type="float" office:value="783">
            <text:p>783</text:p>
          </table:table-cell>
          <table:table-cell table:formula="of:=[.$B$1]*[.A792]/1024" office:value-type="float" office:value="3.8232421875">
            <text:p>3.8232421875</text:p>
          </table:table-cell>
          <table:table-cell table:formula="of:=([.B792]+[.$D$4])/[.$D$5]" office:value-type="float" office:value="3.44517307718274">
            <text:p>3.4451730772</text:p>
          </table:table-cell>
          <table:table-cell table:formula="of:=[.C792]*[.$B$2]/([.$B$1]-[.C792])" office:value-type="float" office:value="55.2108895880312">
            <text:p>55.210889588</text:p>
          </table:table-cell>
          <table:table-cell/>
        </table:table-row>
        <table:table-row table:style-name="ro2">
          <table:table-cell table:formula="of:=[.A792]+1" office:value-type="float" office:value="784">
            <text:p>784</text:p>
          </table:table-cell>
          <table:table-cell table:formula="of:=[.$B$1]*[.A793]/1024" office:value-type="float" office:value="3.828125">
            <text:p>3.828125</text:p>
          </table:table-cell>
          <table:table-cell table:formula="of:=([.B793]+[.$D$4])/[.$D$5]" office:value-type="float" office:value="3.44861524751559">
            <text:p>3.4486152475</text:p>
          </table:table-cell>
          <table:table-cell table:formula="of:=[.C793]*[.$B$2]/([.$B$1]-[.C793])" office:value-type="float" office:value="55.3886751721244">
            <text:p>55.3886751721</text:p>
          </table:table-cell>
          <table:table-cell/>
        </table:table-row>
        <table:table-row table:style-name="ro2">
          <table:table-cell table:formula="of:=[.A793]+1" office:value-type="float" office:value="785">
            <text:p>785</text:p>
          </table:table-cell>
          <table:table-cell table:formula="of:=[.$B$1]*[.A794]/1024" office:value-type="float" office:value="3.8330078125">
            <text:p>3.8330078125</text:p>
          </table:table-cell>
          <table:table-cell table:formula="of:=([.B794]+[.$D$4])/[.$D$5]" office:value-type="float" office:value="3.45205741784844">
            <text:p>3.4520574178</text:p>
          </table:table-cell>
          <table:table-cell table:formula="of:=[.C794]*[.$B$2]/([.$B$1]-[.C794])" office:value-type="float" office:value="55.5672514422163">
            <text:p>55.5672514422</text:p>
          </table:table-cell>
          <table:table-cell/>
        </table:table-row>
        <table:table-row table:style-name="ro2">
          <table:table-cell table:formula="of:=[.A794]+1" office:value-type="float" office:value="786">
            <text:p>786</text:p>
          </table:table-cell>
          <table:table-cell table:formula="of:=[.$B$1]*[.A795]/1024" office:value-type="float" office:value="3.837890625">
            <text:p>3.837890625</text:p>
          </table:table-cell>
          <table:table-cell table:formula="of:=([.B795]+[.$D$4])/[.$D$5]" office:value-type="float" office:value="3.45549958818129">
            <text:p>3.4554995882</text:p>
          </table:table-cell>
          <table:table-cell table:formula="of:=[.C795]*[.$B$2]/([.$B$1]-[.C795])" office:value-type="float" office:value="55.7466236848237">
            <text:p>55.7466236848</text:p>
          </table:table-cell>
          <table:table-cell/>
        </table:table-row>
        <table:table-row table:style-name="ro2">
          <table:table-cell table:formula="of:=[.A795]+1" office:value-type="float" office:value="787">
            <text:p>787</text:p>
          </table:table-cell>
          <table:table-cell table:formula="of:=[.$B$1]*[.A796]/1024" office:value-type="float" office:value="3.8427734375">
            <text:p>3.8427734375</text:p>
          </table:table-cell>
          <table:table-cell table:formula="of:=([.B796]+[.$D$4])/[.$D$5]" office:value-type="float" office:value="3.45894175851414">
            <text:p>3.4589417585</text:p>
          </table:table-cell>
          <table:table-cell table:formula="of:=[.C796]*[.$B$2]/([.$B$1]-[.C796])" office:value-type="float" office:value="55.9267972336964">
            <text:p>55.9267972337</text:p>
          </table:table-cell>
          <table:table-cell/>
        </table:table-row>
        <table:table-row table:style-name="ro2">
          <table:table-cell table:formula="of:=[.A796]+1" office:value-type="float" office:value="788">
            <text:p>788</text:p>
          </table:table-cell>
          <table:table-cell table:formula="of:=[.$B$1]*[.A797]/1024" office:value-type="float" office:value="3.84765625">
            <text:p>3.84765625</text:p>
          </table:table-cell>
          <table:table-cell table:formula="of:=([.B797]+[.$D$4])/[.$D$5]" office:value-type="float" office:value="3.46238392884698">
            <text:p>3.4623839288</text:p>
          </table:table-cell>
          <table:table-cell table:formula="of:=[.C797]*[.$B$2]/([.$B$1]-[.C797])" office:value-type="float" office:value="56.1077774703455">
            <text:p>56.1077774703</text:p>
          </table:table-cell>
          <table:table-cell/>
        </table:table-row>
        <table:table-row table:style-name="ro2">
          <table:table-cell table:formula="of:=[.A797]+1" office:value-type="float" office:value="789">
            <text:p>789</text:p>
          </table:table-cell>
          <table:table-cell table:formula="of:=[.$B$1]*[.A798]/1024" office:value-type="float" office:value="3.8525390625">
            <text:p>3.8525390625</text:p>
          </table:table-cell>
          <table:table-cell table:formula="of:=([.B798]+[.$D$4])/[.$D$5]" office:value-type="float" office:value="3.46582609917983">
            <text:p>3.4658260992</text:p>
          </table:table-cell>
          <table:table-cell table:formula="of:=[.C798]*[.$B$2]/([.$B$1]-[.C798])" office:value-type="float" office:value="56.2895698245793">
            <text:p>56.2895698246</text:p>
          </table:table-cell>
          <table:table-cell/>
        </table:table-row>
        <table:table-row table:style-name="ro2">
          <table:table-cell table:formula="of:=[.A798]+1" office:value-type="float" office:value="790">
            <text:p>790</text:p>
          </table:table-cell>
          <table:table-cell table:formula="of:=[.$B$1]*[.A799]/1024" office:value-type="float" office:value="3.857421875">
            <text:p>3.857421875</text:p>
          </table:table-cell>
          <table:table-cell table:formula="of:=([.B799]+[.$D$4])/[.$D$5]" office:value-type="float" office:value="3.46926826951268">
            <text:p>3.4692682695</text:p>
          </table:table-cell>
          <table:table-cell table:formula="of:=[.C799]*[.$B$2]/([.$B$1]-[.C799])" office:value-type="float" office:value="56.4721797750464">
            <text:p>56.472179775</text:p>
          </table:table-cell>
          <table:table-cell/>
        </table:table-row>
        <table:table-row table:style-name="ro2">
          <table:table-cell table:formula="of:=[.A799]+1" office:value-type="float" office:value="791">
            <text:p>791</text:p>
          </table:table-cell>
          <table:table-cell table:formula="of:=[.$B$1]*[.A800]/1024" office:value-type="float" office:value="3.8623046875">
            <text:p>3.8623046875</text:p>
          </table:table-cell>
          <table:table-cell table:formula="of:=([.B800]+[.$D$4])/[.$D$5]" office:value-type="float" office:value="3.47271043984553">
            <text:p>3.4727104398</text:p>
          </table:table-cell>
          <table:table-cell table:formula="of:=[.C800]*[.$B$2]/([.$B$1]-[.C800])" office:value-type="float" office:value="56.6556128497859">
            <text:p>56.6556128498</text:p>
          </table:table-cell>
          <table:table-cell/>
        </table:table-row>
        <table:table-row table:style-name="ro2">
          <table:table-cell table:formula="of:=[.A800]+1" office:value-type="float" office:value="792">
            <text:p>792</text:p>
          </table:table-cell>
          <table:table-cell table:formula="of:=[.$B$1]*[.A801]/1024" office:value-type="float" office:value="3.8671875">
            <text:p>3.8671875</text:p>
          </table:table-cell>
          <table:table-cell table:formula="of:=([.B801]+[.$D$4])/[.$D$5]" office:value-type="float" office:value="3.47615261017838">
            <text:p>3.4761526102</text:p>
          </table:table-cell>
          <table:table-cell table:formula="of:=[.C801]*[.$B$2]/([.$B$1]-[.C801])" office:value-type="float" office:value="56.8398746267854">
            <text:p>56.8398746268</text:p>
          </table:table-cell>
          <table:table-cell/>
        </table:table-row>
        <table:table-row table:style-name="ro2">
          <table:table-cell table:formula="of:=[.A801]+1" office:value-type="float" office:value="793">
            <text:p>793</text:p>
          </table:table-cell>
          <table:table-cell table:formula="of:=[.$B$1]*[.A802]/1024" office:value-type="float" office:value="3.8720703125">
            <text:p>3.8720703125</text:p>
          </table:table-cell>
          <table:table-cell table:formula="of:=([.B802]+[.$D$4])/[.$D$5]" office:value-type="float" office:value="3.47959478051123">
            <text:p>3.4795947805</text:p>
          </table:table-cell>
          <table:table-cell table:formula="of:=[.C802]*[.$B$2]/([.$B$1]-[.C802])" office:value-type="float" office:value="57.0249707345464">
            <text:p>57.0249707345</text:p>
          </table:table-cell>
          <table:table-cell/>
        </table:table-row>
        <table:table-row table:style-name="ro2">
          <table:table-cell table:formula="of:=[.A802]+1" office:value-type="float" office:value="794">
            <text:p>794</text:p>
          </table:table-cell>
          <table:table-cell table:formula="of:=[.$B$1]*[.A803]/1024" office:value-type="float" office:value="3.876953125">
            <text:p>3.876953125</text:p>
          </table:table-cell>
          <table:table-cell table:formula="of:=([.B803]+[.$D$4])/[.$D$5]" office:value-type="float" office:value="3.48303695084408">
            <text:p>3.4830369508</text:p>
          </table:table-cell>
          <table:table-cell table:formula="of:=[.C803]*[.$B$2]/([.$B$1]-[.C803])" office:value-type="float" office:value="57.2109068526573">
            <text:p>57.2109068527</text:p>
          </table:table-cell>
          <table:table-cell/>
        </table:table-row>
        <table:table-row table:style-name="ro2">
          <table:table-cell table:formula="of:=[.A803]+1" office:value-type="float" office:value="795">
            <text:p>795</text:p>
          </table:table-cell>
          <table:table-cell table:formula="of:=[.$B$1]*[.A804]/1024" office:value-type="float" office:value="3.8818359375">
            <text:p>3.8818359375</text:p>
          </table:table-cell>
          <table:table-cell table:formula="of:=([.B804]+[.$D$4])/[.$D$5]" office:value-type="float" office:value="3.48647912117693">
            <text:p>3.4864791212</text:p>
          </table:table-cell>
          <table:table-cell table:formula="of:=[.C804]*[.$B$2]/([.$B$1]-[.C804])" office:value-type="float" office:value="57.3976887123744">
            <text:p>57.3976887124</text:p>
          </table:table-cell>
          <table:table-cell/>
        </table:table-row>
        <table:table-row table:style-name="ro2">
          <table:table-cell table:formula="of:=[.A804]+1" office:value-type="float" office:value="796">
            <text:p>796</text:p>
          </table:table-cell>
          <table:table-cell table:formula="of:=[.$B$1]*[.A805]/1024" office:value-type="float" office:value="3.88671875">
            <text:p>3.88671875</text:p>
          </table:table-cell>
          <table:table-cell table:formula="of:=([.B805]+[.$D$4])/[.$D$5]" office:value-type="float" office:value="3.48992129150978">
            <text:p>3.4899212915</text:p>
          </table:table-cell>
          <table:table-cell table:formula="of:=[.C805]*[.$B$2]/([.$B$1]-[.C805])" office:value-type="float" office:value="57.5853220972109">
            <text:p>57.5853220972</text:p>
          </table:table-cell>
          <table:table-cell/>
        </table:table-row>
        <table:table-row table:style-name="ro2">
          <table:table-cell table:formula="of:=[.A805]+1" office:value-type="float" office:value="797">
            <text:p>797</text:p>
          </table:table-cell>
          <table:table-cell table:formula="of:=[.$B$1]*[.A806]/1024" office:value-type="float" office:value="3.8916015625">
            <text:p>3.8916015625</text:p>
          </table:table-cell>
          <table:table-cell table:formula="of:=([.B806]+[.$D$4])/[.$D$5]" office:value-type="float" office:value="3.49336346184263">
            <text:p>3.4933634618</text:p>
          </table:table-cell>
          <table:table-cell table:formula="of:=[.C806]*[.$B$2]/([.$B$1]-[.C806])" office:value-type="float" office:value="57.7738128435335">
            <text:p>57.7738128435</text:p>
          </table:table-cell>
          <table:table-cell/>
        </table:table-row>
        <table:table-row table:style-name="ro2">
          <table:table-cell table:formula="of:=[.A806]+1" office:value-type="float" office:value="798">
            <text:p>798</text:p>
          </table:table-cell>
          <table:table-cell table:formula="of:=[.$B$1]*[.A807]/1024" office:value-type="float" office:value="3.896484375">
            <text:p>3.896484375</text:p>
          </table:table-cell>
          <table:table-cell table:formula="of:=([.B807]+[.$D$4])/[.$D$5]" office:value-type="float" office:value="3.49680563217548">
            <text:p>3.4968056322</text:p>
          </table:table-cell>
          <table:table-cell table:formula="of:=[.C807]*[.$B$2]/([.$B$1]-[.C807])" office:value-type="float" office:value="57.963166841168">
            <text:p>57.9631668412</text:p>
          </table:table-cell>
          <table:table-cell/>
        </table:table-row>
        <table:table-row table:style-name="ro2">
          <table:table-cell table:formula="of:=[.A807]+1" office:value-type="float" office:value="799">
            <text:p>799</text:p>
          </table:table-cell>
          <table:table-cell table:formula="of:=[.$B$1]*[.A808]/1024" office:value-type="float" office:value="3.9013671875">
            <text:p>3.9013671875</text:p>
          </table:table-cell>
          <table:table-cell table:formula="of:=([.B808]+[.$D$4])/[.$D$5]" office:value-type="float" office:value="3.50024780250833">
            <text:p>3.5002478025</text:p>
          </table:table-cell>
          <table:table-cell table:formula="of:=[.C808]*[.$B$2]/([.$B$1]-[.C808])" office:value-type="float" office:value="58.1533900340124">
            <text:p>58.153390034</text:p>
          </table:table-cell>
          <table:table-cell/>
        </table:table-row>
        <table:table-row table:style-name="ro2">
          <table:table-cell table:formula="of:=[.A808]+1" office:value-type="float" office:value="800">
            <text:p>800</text:p>
          </table:table-cell>
          <table:table-cell table:formula="of:=[.$B$1]*[.A809]/1024" office:value-type="float" office:value="3.90625">
            <text:p>3.90625</text:p>
          </table:table-cell>
          <table:table-cell table:formula="of:=([.B809]+[.$D$4])/[.$D$5]" office:value-type="float" office:value="3.50368997284118">
            <text:p>3.5036899728</text:p>
          </table:table-cell>
          <table:table-cell table:formula="of:=[.C809]*[.$B$2]/([.$B$1]-[.C809])" office:value-type="float" office:value="58.3444884206592">
            <text:p>58.3444884207</text:p>
          </table:table-cell>
          <table:table-cell/>
        </table:table-row>
        <table:table-row table:style-name="ro2">
          <table:table-cell table:formula="of:=[.A809]+1" office:value-type="float" office:value="801">
            <text:p>801</text:p>
          </table:table-cell>
          <table:table-cell table:formula="of:=[.$B$1]*[.A810]/1024" office:value-type="float" office:value="3.9111328125">
            <text:p>3.9111328125</text:p>
          </table:table-cell>
          <table:table-cell table:formula="of:=([.B810]+[.$D$4])/[.$D$5]" office:value-type="float" office:value="3.50713214317403">
            <text:p>3.5071321432</text:p>
          </table:table-cell>
          <table:table-cell table:formula="of:=[.C810]*[.$B$2]/([.$B$1]-[.C810])" office:value-type="float" office:value="58.5364680550254">
            <text:p>58.536468055</text:p>
          </table:table-cell>
          <table:table-cell/>
        </table:table-row>
        <table:table-row table:style-name="ro2">
          <table:table-cell table:formula="of:=[.A810]+1" office:value-type="float" office:value="802">
            <text:p>802</text:p>
          </table:table-cell>
          <table:table-cell table:formula="of:=[.$B$1]*[.A811]/1024" office:value-type="float" office:value="3.916015625">
            <text:p>3.916015625</text:p>
          </table:table-cell>
          <table:table-cell table:formula="of:=([.B811]+[.$D$4])/[.$D$5]" office:value-type="float" office:value="3.51057431350688">
            <text:p>3.5105743135</text:p>
          </table:table-cell>
          <table:table-cell table:formula="of:=[.C811]*[.$B$2]/([.$B$1]-[.C811])" office:value-type="float" office:value="58.7293350469925">
            <text:p>58.729335047</text:p>
          </table:table-cell>
          <table:table-cell/>
        </table:table-row>
        <table:table-row table:style-name="ro2">
          <table:table-cell table:formula="of:=[.A811]+1" office:value-type="float" office:value="803">
            <text:p>803</text:p>
          </table:table-cell>
          <table:table-cell table:formula="of:=[.$B$1]*[.A812]/1024" office:value-type="float" office:value="3.9208984375">
            <text:p>3.9208984375</text:p>
          </table:table-cell>
          <table:table-cell table:formula="of:=([.B812]+[.$D$4])/[.$D$5]" office:value-type="float" office:value="3.51401648383973">
            <text:p>3.5140164838</text:p>
          </table:table-cell>
          <table:table-cell table:formula="of:=[.C812]*[.$B$2]/([.$B$1]-[.C812])" office:value-type="float" office:value="58.9230955630541">
            <text:p>58.9230955631</text:p>
          </table:table-cell>
          <table:table-cell/>
        </table:table-row>
        <table:table-row table:style-name="ro2">
          <table:table-cell table:formula="of:=[.A812]+1" office:value-type="float" office:value="804">
            <text:p>804</text:p>
          </table:table-cell>
          <table:table-cell table:formula="of:=[.$B$1]*[.A813]/1024" office:value-type="float" office:value="3.92578125">
            <text:p>3.92578125</text:p>
          </table:table-cell>
          <table:table-cell table:formula="of:=([.B813]+[.$D$4])/[.$D$5]" office:value-type="float" office:value="3.51745865417258">
            <text:p>3.5174586542</text:p>
          </table:table-cell>
          <table:table-cell table:formula="of:=[.C813]*[.$B$2]/([.$B$1]-[.C813])" office:value-type="float" office:value="59.1177558269737">
            <text:p>59.117755827</text:p>
          </table:table-cell>
          <table:table-cell/>
        </table:table-row>
        <table:table-row table:style-name="ro2">
          <table:table-cell table:formula="of:=[.A813]+1" office:value-type="float" office:value="805">
            <text:p>805</text:p>
          </table:table-cell>
          <table:table-cell table:formula="of:=[.$B$1]*[.A814]/1024" office:value-type="float" office:value="3.9306640625">
            <text:p>3.9306640625</text:p>
          </table:table-cell>
          <table:table-cell table:formula="of:=([.B814]+[.$D$4])/[.$D$5]" office:value-type="float" office:value="3.52090082450543">
            <text:p>3.5209008245</text:p>
          </table:table-cell>
          <table:table-cell table:formula="of:=[.C814]*[.$B$2]/([.$B$1]-[.C814])" office:value-type="float" office:value="59.3133221204504">
            <text:p>59.3133221205</text:p>
          </table:table-cell>
          <table:table-cell/>
        </table:table-row>
        <table:table-row table:style-name="ro2">
          <table:table-cell table:formula="of:=[.A814]+1" office:value-type="float" office:value="806">
            <text:p>806</text:p>
          </table:table-cell>
          <table:table-cell table:formula="of:=[.$B$1]*[.A815]/1024" office:value-type="float" office:value="3.935546875">
            <text:p>3.935546875</text:p>
          </table:table-cell>
          <table:table-cell table:formula="of:=([.B815]+[.$D$4])/[.$D$5]" office:value-type="float" office:value="3.52434299483828">
            <text:p>3.5243429948</text:p>
          </table:table-cell>
          <table:table-cell table:formula="of:=[.C815]*[.$B$2]/([.$B$1]-[.C815])" office:value-type="float" office:value="59.5098007837951">
            <text:p>59.5098007838</text:p>
          </table:table-cell>
          <table:table-cell/>
        </table:table-row>
        <table:table-row table:style-name="ro2">
          <table:table-cell table:formula="of:=[.A815]+1" office:value-type="float" office:value="807">
            <text:p>807</text:p>
          </table:table-cell>
          <table:table-cell table:formula="of:=[.$B$1]*[.A816]/1024" office:value-type="float" office:value="3.9404296875">
            <text:p>3.9404296875</text:p>
          </table:table-cell>
          <table:table-cell table:formula="of:=([.B816]+[.$D$4])/[.$D$5]" office:value-type="float" office:value="3.52778516517113">
            <text:p>3.5277851652</text:p>
          </table:table-cell>
          <table:table-cell table:formula="of:=[.C816]*[.$B$2]/([.$B$1]-[.C816])" office:value-type="float" office:value="59.7071982166155">
            <text:p>59.7071982166</text:p>
          </table:table-cell>
          <table:table-cell/>
        </table:table-row>
        <table:table-row table:style-name="ro2">
          <table:table-cell table:formula="of:=[.A816]+1" office:value-type="float" office:value="808">
            <text:p>808</text:p>
          </table:table-cell>
          <table:table-cell table:formula="of:=[.$B$1]*[.A817]/1024" office:value-type="float" office:value="3.9453125">
            <text:p>3.9453125</text:p>
          </table:table-cell>
          <table:table-cell table:formula="of:=([.B817]+[.$D$4])/[.$D$5]" office:value-type="float" office:value="3.53122733550398">
            <text:p>3.5312273355</text:p>
          </table:table-cell>
          <table:table-cell table:formula="of:=[.C817]*[.$B$2]/([.$B$1]-[.C817])" office:value-type="float" office:value="59.9055208785112">
            <text:p>59.9055208785</text:p>
          </table:table-cell>
          <table:table-cell/>
        </table:table-row>
        <table:table-row table:style-name="ro2">
          <table:table-cell table:formula="of:=[.A817]+1" office:value-type="float" office:value="809">
            <text:p>809</text:p>
          </table:table-cell>
          <table:table-cell table:formula="of:=[.$B$1]*[.A818]/1024" office:value-type="float" office:value="3.9501953125">
            <text:p>3.9501953125</text:p>
          </table:table-cell>
          <table:table-cell table:formula="of:=([.B818]+[.$D$4])/[.$D$5]" office:value-type="float" office:value="3.53466950583683">
            <text:p>3.5346695058</text:p>
          </table:table-cell>
          <table:table-cell table:formula="of:=[.C818]*[.$B$2]/([.$B$1]-[.C818])" office:value-type="float" office:value="60.1047752897778">
            <text:p>60.1047752898</text:p>
          </table:table-cell>
          <table:table-cell/>
        </table:table-row>
        <table:table-row table:style-name="ro2">
          <table:table-cell table:formula="of:=[.A818]+1" office:value-type="float" office:value="810">
            <text:p>810</text:p>
          </table:table-cell>
          <table:table-cell table:formula="of:=[.$B$1]*[.A819]/1024" office:value-type="float" office:value="3.955078125">
            <text:p>3.955078125</text:p>
          </table:table-cell>
          <table:table-cell table:formula="of:=([.B819]+[.$D$4])/[.$D$5]" office:value-type="float" office:value="3.53811167616968">
            <text:p>3.5381116762</text:p>
          </table:table-cell>
          <table:table-cell table:formula="of:=[.C819]*[.$B$2]/([.$B$1]-[.C819])" office:value-type="float" office:value="60.3049680321221">
            <text:p>60.3049680321</text:p>
          </table:table-cell>
          <table:table-cell/>
        </table:table-row>
        <table:table-row table:style-name="ro2">
          <table:table-cell table:formula="of:=[.A819]+1" office:value-type="float" office:value="811">
            <text:p>811</text:p>
          </table:table-cell>
          <table:table-cell table:formula="of:=[.$B$1]*[.A820]/1024" office:value-type="float" office:value="3.9599609375">
            <text:p>3.9599609375</text:p>
          </table:table-cell>
          <table:table-cell table:formula="of:=([.B820]+[.$D$4])/[.$D$5]" office:value-type="float" office:value="3.54155384650253">
            <text:p>3.5415538465</text:p>
          </table:table-cell>
          <table:table-cell table:formula="of:=[.C820]*[.$B$2]/([.$B$1]-[.C820])" office:value-type="float" office:value="60.5061057493863">
            <text:p>60.5061057494</text:p>
          </table:table-cell>
          <table:table-cell/>
        </table:table-row>
        <table:table-row table:style-name="ro2">
          <table:table-cell table:formula="of:=[.A820]+1" office:value-type="float" office:value="812">
            <text:p>812</text:p>
          </table:table-cell>
          <table:table-cell table:formula="of:=[.$B$1]*[.A821]/1024" office:value-type="float" office:value="3.96484375">
            <text:p>3.96484375</text:p>
          </table:table-cell>
          <table:table-cell table:formula="of:=([.B821]+[.$D$4])/[.$D$5]" office:value-type="float" office:value="3.54499601683538">
            <text:p>3.5449960168</text:p>
          </table:table-cell>
          <table:table-cell table:formula="of:=[.C821]*[.$B$2]/([.$B$1]-[.C821])" office:value-type="float" office:value="60.7081951482833">
            <text:p>60.7081951483</text:p>
          </table:table-cell>
          <table:table-cell/>
        </table:table-row>
        <table:table-row table:style-name="ro2">
          <table:table-cell table:formula="of:=[.A821]+1" office:value-type="float" office:value="813">
            <text:p>813</text:p>
          </table:table-cell>
          <table:table-cell table:formula="of:=[.$B$1]*[.A822]/1024" office:value-type="float" office:value="3.9697265625">
            <text:p>3.9697265625</text:p>
          </table:table-cell>
          <table:table-cell table:formula="of:=([.B822]+[.$D$4])/[.$D$5]" office:value-type="float" office:value="3.54843818716823">
            <text:p>3.5484381872</text:p>
          </table:table-cell>
          <table:table-cell table:formula="of:=[.C822]*[.$B$2]/([.$B$1]-[.C822])" office:value-type="float" office:value="60.9112429991419">
            <text:p>60.9112429991</text:p>
          </table:table-cell>
          <table:table-cell/>
        </table:table-row>
        <table:table-row table:style-name="ro2">
          <table:table-cell table:formula="of:=[.A822]+1" office:value-type="float" office:value="814">
            <text:p>814</text:p>
          </table:table-cell>
          <table:table-cell table:formula="of:=[.$B$1]*[.A823]/1024" office:value-type="float" office:value="3.974609375">
            <text:p>3.974609375</text:p>
          </table:table-cell>
          <table:table-cell table:formula="of:=([.B823]+[.$D$4])/[.$D$5]" office:value-type="float" office:value="3.55188035750108">
            <text:p>3.5518803575</text:p>
          </table:table-cell>
          <table:table-cell table:formula="of:=[.C823]*[.$B$2]/([.$B$1]-[.C823])" office:value-type="float" office:value="61.1152561366631">
            <text:p>61.1152561367</text:p>
          </table:table-cell>
          <table:table-cell/>
        </table:table-row>
        <table:table-row table:style-name="ro2">
          <table:table-cell table:formula="of:=[.A823]+1" office:value-type="float" office:value="815">
            <text:p>815</text:p>
          </table:table-cell>
          <table:table-cell table:formula="of:=[.$B$1]*[.A824]/1024" office:value-type="float" office:value="3.9794921875">
            <text:p>3.9794921875</text:p>
          </table:table-cell>
          <table:table-cell table:formula="of:=([.B824]+[.$D$4])/[.$D$5]" office:value-type="float" office:value="3.55532252783393">
            <text:p>3.5553225278</text:p>
          </table:table-cell>
          <table:table-cell table:formula="of:=[.C824]*[.$B$2]/([.$B$1]-[.C824])" office:value-type="float" office:value="61.3202414606868">
            <text:p>61.3202414607</text:p>
          </table:table-cell>
          <table:table-cell/>
        </table:table-row>
        <table:table-row table:style-name="ro2">
          <table:table-cell table:formula="of:=[.A824]+1" office:value-type="float" office:value="816">
            <text:p>816</text:p>
          </table:table-cell>
          <table:table-cell table:formula="of:=[.$B$1]*[.A825]/1024" office:value-type="float" office:value="3.984375">
            <text:p>3.984375</text:p>
          </table:table-cell>
          <table:table-cell table:formula="of:=([.B825]+[.$D$4])/[.$D$5]" office:value-type="float" office:value="3.55876469816678">
            <text:p>3.5587646982</text:p>
          </table:table-cell>
          <table:table-cell table:formula="of:=[.C825]*[.$B$2]/([.$B$1]-[.C825])" office:value-type="float" office:value="61.5262059369699">
            <text:p>61.526205937</text:p>
          </table:table-cell>
          <table:table-cell/>
        </table:table-row>
        <table:table-row table:style-name="ro2">
          <table:table-cell table:formula="of:=[.A825]+1" office:value-type="float" office:value="817">
            <text:p>817</text:p>
          </table:table-cell>
          <table:table-cell table:formula="of:=[.$B$1]*[.A826]/1024" office:value-type="float" office:value="3.9892578125">
            <text:p>3.9892578125</text:p>
          </table:table-cell>
          <table:table-cell table:formula="of:=([.B826]+[.$D$4])/[.$D$5]" office:value-type="float" office:value="3.56220686849963">
            <text:p>3.5622068685</text:p>
          </table:table-cell>
          <table:table-cell table:formula="of:=[.C826]*[.$B$2]/([.$B$1]-[.C826])" office:value-type="float" office:value="61.7331565979751">
            <text:p>61.733156598</text:p>
          </table:table-cell>
          <table:table-cell/>
        </table:table-row>
        <table:table-row table:style-name="ro2">
          <table:table-cell table:formula="of:=[.A826]+1" office:value-type="float" office:value="818">
            <text:p>818</text:p>
          </table:table-cell>
          <table:table-cell table:formula="of:=[.$B$1]*[.A827]/1024" office:value-type="float" office:value="3.994140625">
            <text:p>3.994140625</text:p>
          </table:table-cell>
          <table:table-cell table:formula="of:=([.B827]+[.$D$4])/[.$D$5]" office:value-type="float" office:value="3.56564903883248">
            <text:p>3.5656490388</text:p>
          </table:table-cell>
          <table:table-cell table:formula="of:=[.C827]*[.$B$2]/([.$B$1]-[.C827])" office:value-type="float" office:value="61.9411005436713">
            <text:p>61.9411005437</text:p>
          </table:table-cell>
          <table:table-cell/>
        </table:table-row>
        <table:table-row table:style-name="ro2">
          <table:table-cell table:formula="of:=[.A827]+1" office:value-type="float" office:value="819">
            <text:p>819</text:p>
          </table:table-cell>
          <table:table-cell table:formula="of:=[.$B$1]*[.A828]/1024" office:value-type="float" office:value="3.9990234375">
            <text:p>3.9990234375</text:p>
          </table:table-cell>
          <table:table-cell table:formula="of:=([.B828]+[.$D$4])/[.$D$5]" office:value-type="float" office:value="3.56909120916533">
            <text:p>3.5690912092</text:p>
          </table:table-cell>
          <table:table-cell table:formula="of:=[.C828]*[.$B$2]/([.$B$1]-[.C828])" office:value-type="float" office:value="62.1500449423459">
            <text:p>62.1500449423</text:p>
          </table:table-cell>
          <table:table-cell/>
        </table:table-row>
        <table:table-row table:style-name="ro2">
          <table:table-cell table:formula="of:=[.A828]+1" office:value-type="float" office:value="820">
            <text:p>820</text:p>
          </table:table-cell>
          <table:table-cell table:formula="of:=[.$B$1]*[.A829]/1024" office:value-type="float" office:value="4.00390625">
            <text:p>4.00390625</text:p>
          </table:table-cell>
          <table:table-cell table:formula="of:=([.B829]+[.$D$4])/[.$D$5]" office:value-type="float" office:value="3.57253337949818">
            <text:p>3.5725333795</text:p>
          </table:table-cell>
          <table:table-cell table:formula="of:=[.C829]*[.$B$2]/([.$B$1]-[.C829])" office:value-type="float" office:value="62.359997031428">
            <text:p>62.3599970314</text:p>
          </table:table-cell>
          <table:table-cell/>
        </table:table-row>
        <table:table-row table:style-name="ro2">
          <table:table-cell table:formula="of:=[.A829]+1" office:value-type="float" office:value="821">
            <text:p>821</text:p>
          </table:table-cell>
          <table:table-cell table:formula="of:=[.$B$1]*[.A830]/1024" office:value-type="float" office:value="4.0087890625">
            <text:p>4.0087890625</text:p>
          </table:table-cell>
          <table:table-cell table:formula="of:=([.B830]+[.$D$4])/[.$D$5]" office:value-type="float" office:value="3.57597554983103">
            <text:p>3.5759755498</text:p>
          </table:table-cell>
          <table:table-cell table:formula="of:=[.C830]*[.$B$2]/([.$B$1]-[.C830])" office:value-type="float" office:value="62.5709641183247">
            <text:p>62.5709641183</text:p>
          </table:table-cell>
          <table:table-cell/>
        </table:table-row>
        <table:table-row table:style-name="ro2">
          <table:table-cell table:formula="of:=[.A830]+1" office:value-type="float" office:value="822">
            <text:p>822</text:p>
          </table:table-cell>
          <table:table-cell table:formula="of:=[.$B$1]*[.A831]/1024" office:value-type="float" office:value="4.013671875">
            <text:p>4.013671875</text:p>
          </table:table-cell>
          <table:table-cell table:formula="of:=([.B831]+[.$D$4])/[.$D$5]" office:value-type="float" office:value="3.57941772016388">
            <text:p>3.5794177202</text:p>
          </table:table-cell>
          <table:table-cell table:formula="of:=[.C831]*[.$B$2]/([.$B$1]-[.C831])" office:value-type="float" office:value="62.7829535812682">
            <text:p>62.7829535813</text:p>
          </table:table-cell>
          <table:table-cell/>
        </table:table-row>
        <table:table-row table:style-name="ro2">
          <table:table-cell table:formula="of:=[.A831]+1" office:value-type="float" office:value="823">
            <text:p>823</text:p>
          </table:table-cell>
          <table:table-cell table:formula="of:=[.$B$1]*[.A832]/1024" office:value-type="float" office:value="4.0185546875">
            <text:p>4.0185546875</text:p>
          </table:table-cell>
          <table:table-cell table:formula="of:=([.B832]+[.$D$4])/[.$D$5]" office:value-type="float" office:value="3.58285989049673">
            <text:p>3.5828598905</text:p>
          </table:table-cell>
          <table:table-cell table:formula="of:=[.C832]*[.$B$2]/([.$B$1]-[.C832])" office:value-type="float" office:value="62.9959728701765">
            <text:p>62.9959728702</text:p>
          </table:table-cell>
          <table:table-cell/>
        </table:table-row>
        <table:table-row table:style-name="ro2">
          <table:table-cell table:formula="of:=[.A832]+1" office:value-type="float" office:value="824">
            <text:p>824</text:p>
          </table:table-cell>
          <table:table-cell table:formula="of:=[.$B$1]*[.A833]/1024" office:value-type="float" office:value="4.0234375">
            <text:p>4.0234375</text:p>
          </table:table-cell>
          <table:table-cell table:formula="of:=([.B833]+[.$D$4])/[.$D$5]" office:value-type="float" office:value="3.58630206082958">
            <text:p>3.5863020608</text:p>
          </table:table-cell>
          <table:table-cell table:formula="of:=[.C833]*[.$B$2]/([.$B$1]-[.C833])" office:value-type="float" office:value="63.2100295075257">
            <text:p>63.2100295075</text:p>
          </table:table-cell>
          <table:table-cell/>
        </table:table-row>
        <table:table-row table:style-name="ro2">
          <table:table-cell table:formula="of:=[.A833]+1" office:value-type="float" office:value="825">
            <text:p>825</text:p>
          </table:table-cell>
          <table:table-cell table:formula="of:=[.$B$1]*[.A834]/1024" office:value-type="float" office:value="4.0283203125">
            <text:p>4.0283203125</text:p>
          </table:table-cell>
          <table:table-cell table:formula="of:=([.B834]+[.$D$4])/[.$D$5]" office:value-type="float" office:value="3.58974423116243">
            <text:p>3.5897442312</text:p>
          </table:table-cell>
          <table:table-cell table:formula="of:=[.C834]*[.$B$2]/([.$B$1]-[.C834])" office:value-type="float" office:value="63.425131089236">
            <text:p>63.4251310892</text:p>
          </table:table-cell>
          <table:table-cell/>
        </table:table-row>
        <table:table-row table:style-name="ro2">
          <table:table-cell table:formula="of:=[.A834]+1" office:value-type="float" office:value="826">
            <text:p>826</text:p>
          </table:table-cell>
          <table:table-cell table:formula="of:=[.$B$1]*[.A835]/1024" office:value-type="float" office:value="4.033203125">
            <text:p>4.033203125</text:p>
          </table:table-cell>
          <table:table-cell table:formula="of:=([.B835]+[.$D$4])/[.$D$5]" office:value-type="float" office:value="3.59318640149528">
            <text:p>3.5931864015</text:p>
          </table:table-cell>
          <table:table-cell table:formula="of:=[.C835]*[.$B$2]/([.$B$1]-[.C835])" office:value-type="float" office:value="63.6412852855697">
            <text:p>63.6412852856</text:p>
          </table:table-cell>
          <table:table-cell/>
        </table:table-row>
        <table:table-row table:style-name="ro2">
          <table:table-cell table:formula="of:=[.A835]+1" office:value-type="float" office:value="827">
            <text:p>827</text:p>
          </table:table-cell>
          <table:table-cell table:formula="of:=[.$B$1]*[.A836]/1024" office:value-type="float" office:value="4.0380859375">
            <text:p>4.0380859375</text:p>
          </table:table-cell>
          <table:table-cell table:formula="of:=([.B836]+[.$D$4])/[.$D$5]" office:value-type="float" office:value="3.59662857182813">
            <text:p>3.5966285718</text:p>
          </table:table-cell>
          <table:table-cell table:formula="of:=[.C836]*[.$B$2]/([.$B$1]-[.C836])" office:value-type="float" office:value="63.8584998420433">
            <text:p>63.858499842</text:p>
          </table:table-cell>
          <table:table-cell/>
        </table:table-row>
        <table:table-row table:style-name="ro2">
          <table:table-cell table:formula="of:=[.A836]+1" office:value-type="float" office:value="828">
            <text:p>828</text:p>
          </table:table-cell>
          <table:table-cell table:formula="of:=[.$B$1]*[.A837]/1024" office:value-type="float" office:value="4.04296875">
            <text:p>4.04296875</text:p>
          </table:table-cell>
          <table:table-cell table:formula="of:=([.B837]+[.$D$4])/[.$D$5]" office:value-type="float" office:value="3.60007074216098">
            <text:p>3.6000707422</text:p>
          </table:table-cell>
          <table:table-cell table:formula="of:=[.C837]*[.$B$2]/([.$B$1]-[.C837])" office:value-type="float" office:value="64.0767825803524">
            <text:p>64.0767825804</text:p>
          </table:table-cell>
          <table:table-cell/>
        </table:table-row>
        <table:table-row table:style-name="ro2">
          <table:table-cell table:formula="of:=[.A837]+1" office:value-type="float" office:value="829">
            <text:p>829</text:p>
          </table:table-cell>
          <table:table-cell table:formula="of:=[.$B$1]*[.A838]/1024" office:value-type="float" office:value="4.0478515625">
            <text:p>4.0478515625</text:p>
          </table:table-cell>
          <table:table-cell table:formula="of:=([.B838]+[.$D$4])/[.$D$5]" office:value-type="float" office:value="3.60351291249383">
            <text:p>3.6035129125</text:p>
          </table:table-cell>
          <table:table-cell table:formula="of:=[.C838]*[.$B$2]/([.$B$1]-[.C838])" office:value-type="float" office:value="64.2961413993109">
            <text:p>64.2961413993</text:p>
          </table:table-cell>
          <table:table-cell/>
        </table:table-row>
        <table:table-row table:style-name="ro2">
          <table:table-cell table:formula="of:=[.A838]+1" office:value-type="float" office:value="830">
            <text:p>830</text:p>
          </table:table-cell>
          <table:table-cell table:formula="of:=[.$B$1]*[.A839]/1024" office:value-type="float" office:value="4.052734375">
            <text:p>4.052734375</text:p>
          </table:table-cell>
          <table:table-cell table:formula="of:=([.B839]+[.$D$4])/[.$D$5]" office:value-type="float" office:value="3.60695508282668">
            <text:p>3.6069550828</text:p>
          </table:table-cell>
          <table:table-cell table:formula="of:=[.C839]*[.$B$2]/([.$B$1]-[.C839])" office:value-type="float" office:value="64.5165842758035">
            <text:p>64.5165842758</text:p>
          </table:table-cell>
          <table:table-cell/>
        </table:table-row>
        <table:table-row table:style-name="ro2">
          <table:table-cell table:formula="of:=[.A839]+1" office:value-type="float" office:value="831">
            <text:p>831</text:p>
          </table:table-cell>
          <table:table-cell table:formula="of:=[.$B$1]*[.A840]/1024" office:value-type="float" office:value="4.0576171875">
            <text:p>4.0576171875</text:p>
          </table:table-cell>
          <table:table-cell table:formula="of:=([.B840]+[.$D$4])/[.$D$5]" office:value-type="float" office:value="3.61039725315953">
            <text:p>3.6103972532</text:p>
          </table:table-cell>
          <table:table-cell table:formula="of:=[.C840]*[.$B$2]/([.$B$1]-[.C840])" office:value-type="float" office:value="64.7381192657526">
            <text:p>64.7381192658</text:p>
          </table:table-cell>
          <table:table-cell/>
        </table:table-row>
        <table:table-row table:style-name="ro2">
          <table:table-cell table:formula="of:=[.A840]+1" office:value-type="float" office:value="832">
            <text:p>832</text:p>
          </table:table-cell>
          <table:table-cell table:formula="of:=[.$B$1]*[.A841]/1024" office:value-type="float" office:value="4.0625">
            <text:p>4.0625</text:p>
          </table:table-cell>
          <table:table-cell table:formula="of:=([.B841]+[.$D$4])/[.$D$5]" office:value-type="float" office:value="3.61383942349238">
            <text:p>3.6138394235</text:p>
          </table:table-cell>
          <table:table-cell table:formula="of:=[.C841]*[.$B$2]/([.$B$1]-[.C841])" office:value-type="float" office:value="64.9607545051">
            <text:p>64.9607545051</text:p>
          </table:table-cell>
          <table:table-cell/>
        </table:table-row>
        <table:table-row table:style-name="ro2">
          <table:table-cell table:formula="of:=[.A841]+1" office:value-type="float" office:value="833">
            <text:p>833</text:p>
          </table:table-cell>
          <table:table-cell table:formula="of:=[.$B$1]*[.A842]/1024" office:value-type="float" office:value="4.0673828125">
            <text:p>4.0673828125</text:p>
          </table:table-cell>
          <table:table-cell table:formula="of:=([.B842]+[.$D$4])/[.$D$5]" office:value-type="float" office:value="3.61728159382523">
            <text:p>3.6172815938</text:p>
          </table:table-cell>
          <table:table-cell table:formula="of:=[.C842]*[.$B$2]/([.$B$1]-[.C842])" office:value-type="float" office:value="65.1844982108025">
            <text:p>65.1844982108</text:p>
          </table:table-cell>
          <table:table-cell/>
        </table:table-row>
        <table:table-row table:style-name="ro2">
          <table:table-cell table:formula="of:=[.A842]+1" office:value-type="float" office:value="834">
            <text:p>834</text:p>
          </table:table-cell>
          <table:table-cell table:formula="of:=[.$B$1]*[.A843]/1024" office:value-type="float" office:value="4.072265625">
            <text:p>4.072265625</text:p>
          </table:table-cell>
          <table:table-cell table:formula="of:=([.B843]+[.$D$4])/[.$D$5]" office:value-type="float" office:value="3.62072376415808">
            <text:p>3.6207237642</text:p>
          </table:table-cell>
          <table:table-cell table:formula="of:=[.C843]*[.$B$2]/([.$B$1]-[.C843])" office:value-type="float" office:value="65.4093586818432">
            <text:p>65.4093586818</text:p>
          </table:table-cell>
          <table:table-cell/>
        </table:table-row>
        <table:table-row table:style-name="ro2">
          <table:table-cell table:formula="of:=[.A843]+1" office:value-type="float" office:value="835">
            <text:p>835</text:p>
          </table:table-cell>
          <table:table-cell table:formula="of:=[.$B$1]*[.A844]/1024" office:value-type="float" office:value="4.0771484375">
            <text:p>4.0771484375</text:p>
          </table:table-cell>
          <table:table-cell table:formula="of:=([.B844]+[.$D$4])/[.$D$5]" office:value-type="float" office:value="3.62416593449093">
            <text:p>3.6241659345</text:p>
          </table:table-cell>
          <table:table-cell table:formula="of:=[.C844]*[.$B$2]/([.$B$1]-[.C844])" office:value-type="float" office:value="65.6353443002571">
            <text:p>65.6353443003</text:p>
          </table:table-cell>
          <table:table-cell/>
        </table:table-row>
        <table:table-row table:style-name="ro2">
          <table:table-cell table:formula="of:=[.A844]+1" office:value-type="float" office:value="836">
            <text:p>836</text:p>
          </table:table-cell>
          <table:table-cell table:formula="of:=[.$B$1]*[.A845]/1024" office:value-type="float" office:value="4.08203125">
            <text:p>4.08203125</text:p>
          </table:table-cell>
          <table:table-cell table:formula="of:=([.B845]+[.$D$4])/[.$D$5]" office:value-type="float" office:value="3.62760810482378">
            <text:p>3.6276081048</text:p>
          </table:table-cell>
          <table:table-cell table:formula="of:=[.C845]*[.$B$2]/([.$B$1]-[.C845])" office:value-type="float" office:value="65.8624635321732">
            <text:p>65.8624635322</text:p>
          </table:table-cell>
          <table:table-cell/>
        </table:table-row>
        <table:table-row table:style-name="ro2">
          <table:table-cell table:formula="of:=[.A845]+1" office:value-type="float" office:value="837">
            <text:p>837</text:p>
          </table:table-cell>
          <table:table-cell table:formula="of:=[.$B$1]*[.A846]/1024" office:value-type="float" office:value="4.0869140625">
            <text:p>4.0869140625</text:p>
          </table:table-cell>
          <table:table-cell table:formula="of:=([.B846]+[.$D$4])/[.$D$5]" office:value-type="float" office:value="3.63105027515663">
            <text:p>3.6310502752</text:p>
          </table:table-cell>
          <table:table-cell table:formula="of:=[.C846]*[.$B$2]/([.$B$1]-[.C846])" office:value-type="float" office:value="66.0907249288715">
            <text:p>66.0907249289</text:p>
          </table:table-cell>
          <table:table-cell/>
        </table:table-row>
        <table:table-row table:style-name="ro2">
          <table:table-cell table:formula="of:=[.A846]+1" office:value-type="float" office:value="838">
            <text:p>838</text:p>
          </table:table-cell>
          <table:table-cell table:formula="of:=[.$B$1]*[.A847]/1024" office:value-type="float" office:value="4.091796875">
            <text:p>4.091796875</text:p>
          </table:table-cell>
          <table:table-cell table:formula="of:=([.B847]+[.$D$4])/[.$D$5]" office:value-type="float" office:value="3.63449244548948">
            <text:p>3.6344924455</text:p>
          </table:table-cell>
          <table:table-cell table:formula="of:=[.C847]*[.$B$2]/([.$B$1]-[.C847])" office:value-type="float" office:value="66.320137127856">
            <text:p>66.3201371279</text:p>
          </table:table-cell>
          <table:table-cell/>
        </table:table-row>
        <table:table-row table:style-name="ro2">
          <table:table-cell table:formula="of:=[.A847]+1" office:value-type="float" office:value="839">
            <text:p>839</text:p>
          </table:table-cell>
          <table:table-cell table:formula="of:=[.$B$1]*[.A848]/1024" office:value-type="float" office:value="4.0966796875">
            <text:p>4.0966796875</text:p>
          </table:table-cell>
          <table:table-cell table:formula="of:=([.B848]+[.$D$4])/[.$D$5]" office:value-type="float" office:value="3.63793461582233">
            <text:p>3.6379346158</text:p>
          </table:table-cell>
          <table:table-cell table:formula="of:=[.C848]*[.$B$2]/([.$B$1]-[.C848])" office:value-type="float" office:value="66.5507088539448">
            <text:p>66.5507088539</text:p>
          </table:table-cell>
          <table:table-cell/>
        </table:table-row>
        <table:table-row table:style-name="ro2">
          <table:table-cell table:formula="of:=[.A848]+1" office:value-type="float" office:value="840">
            <text:p>840</text:p>
          </table:table-cell>
          <table:table-cell table:formula="of:=[.$B$1]*[.A849]/1024" office:value-type="float" office:value="4.1015625">
            <text:p>4.1015625</text:p>
          </table:table-cell>
          <table:table-cell table:formula="of:=([.B849]+[.$D$4])/[.$D$5]" office:value-type="float" office:value="3.64137678615518">
            <text:p>3.6413767862</text:p>
          </table:table-cell>
          <table:table-cell table:formula="of:=[.C849]*[.$B$2]/([.$B$1]-[.C849])" office:value-type="float" office:value="66.7824489203756">
            <text:p>66.7824489204</text:p>
          </table:table-cell>
          <table:table-cell/>
        </table:table-row>
        <table:table-row table:style-name="ro2">
          <table:table-cell table:formula="of:=[.A849]+1" office:value-type="float" office:value="841">
            <text:p>841</text:p>
          </table:table-cell>
          <table:table-cell table:formula="of:=[.$B$1]*[.A850]/1024" office:value-type="float" office:value="4.1064453125">
            <text:p>4.1064453125</text:p>
          </table:table-cell>
          <table:table-cell table:formula="of:=([.B850]+[.$D$4])/[.$D$5]" office:value-type="float" office:value="3.64481895648803">
            <text:p>3.6448189565</text:p>
          </table:table-cell>
          <table:table-cell table:formula="of:=[.C850]*[.$B$2]/([.$B$1]-[.C850])" office:value-type="float" office:value="67.0153662299289">
            <text:p>67.0153662299</text:p>
          </table:table-cell>
          <table:table-cell/>
        </table:table-row>
        <table:table-row table:style-name="ro2">
          <table:table-cell table:formula="of:=[.A850]+1" office:value-type="float" office:value="842">
            <text:p>842</text:p>
          </table:table-cell>
          <table:table-cell table:formula="of:=[.$B$1]*[.A851]/1024" office:value-type="float" office:value="4.111328125">
            <text:p>4.111328125</text:p>
          </table:table-cell>
          <table:table-cell table:formula="of:=([.B851]+[.$D$4])/[.$D$5]" office:value-type="float" office:value="3.64826112682088">
            <text:p>3.6482611268</text:p>
          </table:table-cell>
          <table:table-cell table:formula="of:=[.C851]*[.$B$2]/([.$B$1]-[.C851])" office:value-type="float" office:value="67.249469776068">
            <text:p>67.2494697761</text:p>
          </table:table-cell>
          <table:table-cell/>
        </table:table-row>
        <table:table-row table:style-name="ro2">
          <table:table-cell table:formula="of:=[.A851]+1" office:value-type="float" office:value="843">
            <text:p>843</text:p>
          </table:table-cell>
          <table:table-cell table:formula="of:=[.$B$1]*[.A852]/1024" office:value-type="float" office:value="4.1162109375">
            <text:p>4.1162109375</text:p>
          </table:table-cell>
          <table:table-cell table:formula="of:=([.B852]+[.$D$4])/[.$D$5]" office:value-type="float" office:value="3.65170329715373">
            <text:p>3.6517032972</text:p>
          </table:table-cell>
          <table:table-cell table:formula="of:=[.C852]*[.$B$2]/([.$B$1]-[.C852])" office:value-type="float" office:value="67.4847686440968">
            <text:p>67.4847686441</text:p>
          </table:table-cell>
          <table:table-cell/>
        </table:table-row>
        <table:table-row table:style-name="ro2">
          <table:table-cell table:formula="of:=[.A852]+1" office:value-type="float" office:value="844">
            <text:p>844</text:p>
          </table:table-cell>
          <table:table-cell table:formula="of:=[.$B$1]*[.A853]/1024" office:value-type="float" office:value="4.12109375">
            <text:p>4.12109375</text:p>
          </table:table-cell>
          <table:table-cell table:formula="of:=([.B853]+[.$D$4])/[.$D$5]" office:value-type="float" office:value="3.65514546748658">
            <text:p>3.6551454675</text:p>
          </table:table-cell>
          <table:table-cell table:formula="of:=[.C853]*[.$B$2]/([.$B$1]-[.C853])" office:value-type="float" office:value="67.7212720123348">
            <text:p>67.7212720123</text:p>
          </table:table-cell>
          <table:table-cell/>
        </table:table-row>
        <table:table-row table:style-name="ro2">
          <table:table-cell table:formula="of:=[.A853]+1" office:value-type="float" office:value="845">
            <text:p>845</text:p>
          </table:table-cell>
          <table:table-cell table:formula="of:=[.$B$1]*[.A854]/1024" office:value-type="float" office:value="4.1259765625">
            <text:p>4.1259765625</text:p>
          </table:table-cell>
          <table:table-cell table:formula="of:=([.B854]+[.$D$4])/[.$D$5]" office:value-type="float" office:value="3.65858763781942">
            <text:p>3.6585876378</text:p>
          </table:table-cell>
          <table:table-cell table:formula="of:=[.C854]*[.$B$2]/([.$B$1]-[.C854])" office:value-type="float" office:value="67.9589891533107">
            <text:p>67.9589891533</text:p>
          </table:table-cell>
          <table:table-cell/>
        </table:table-row>
        <table:table-row table:style-name="ro2">
          <table:table-cell table:formula="of:=[.A854]+1" office:value-type="float" office:value="846">
            <text:p>846</text:p>
          </table:table-cell>
          <table:table-cell table:formula="of:=[.$B$1]*[.A855]/1024" office:value-type="float" office:value="4.130859375">
            <text:p>4.130859375</text:p>
          </table:table-cell>
          <table:table-cell table:formula="of:=([.B855]+[.$D$4])/[.$D$5]" office:value-type="float" office:value="3.66202980815227">
            <text:p>3.6620298082</text:p>
          </table:table-cell>
          <table:table-cell table:formula="of:=[.C855]*[.$B$2]/([.$B$1]-[.C855])" office:value-type="float" office:value="68.1979294349743">
            <text:p>68.197929435</text:p>
          </table:table-cell>
          <table:table-cell/>
        </table:table-row>
        <table:table-row table:style-name="ro2">
          <table:table-cell table:formula="of:=[.A855]+1" office:value-type="float" office:value="847">
            <text:p>847</text:p>
          </table:table-cell>
          <table:table-cell table:formula="of:=[.$B$1]*[.A856]/1024" office:value-type="float" office:value="4.1357421875">
            <text:p>4.1357421875</text:p>
          </table:table-cell>
          <table:table-cell table:formula="of:=([.B856]+[.$D$4])/[.$D$5]" office:value-type="float" office:value="3.66547197848512">
            <text:p>3.6654719785</text:p>
          </table:table-cell>
          <table:table-cell table:formula="of:=[.C856]*[.$B$2]/([.$B$1]-[.C856])" office:value-type="float" office:value="68.438102321927">
            <text:p>68.4381023219</text:p>
          </table:table-cell>
          <table:table-cell/>
        </table:table-row>
        <table:table-row table:style-name="ro2">
          <table:table-cell table:formula="of:=[.A856]+1" office:value-type="float" office:value="848">
            <text:p>848</text:p>
          </table:table-cell>
          <table:table-cell table:formula="of:=[.$B$1]*[.A857]/1024" office:value-type="float" office:value="4.140625">
            <text:p>4.140625</text:p>
          </table:table-cell>
          <table:table-cell table:formula="of:=([.B857]+[.$D$4])/[.$D$5]" office:value-type="float" office:value="3.66891414881797">
            <text:p>3.6689141488</text:p>
          </table:table-cell>
          <table:table-cell table:formula="of:=[.C857]*[.$B$2]/([.$B$1]-[.C857])" office:value-type="float" office:value="68.6795173766715">
            <text:p>68.6795173767</text:p>
          </table:table-cell>
          <table:table-cell/>
        </table:table-row>
        <table:table-row table:style-name="ro2">
          <table:table-cell table:formula="of:=[.A857]+1" office:value-type="float" office:value="849">
            <text:p>849</text:p>
          </table:table-cell>
          <table:table-cell table:formula="of:=[.$B$1]*[.A858]/1024" office:value-type="float" office:value="4.1455078125">
            <text:p>4.1455078125</text:p>
          </table:table-cell>
          <table:table-cell table:formula="of:=([.B858]+[.$D$4])/[.$D$5]" office:value-type="float" office:value="3.67235631915082">
            <text:p>3.6723563192</text:p>
          </table:table-cell>
          <table:table-cell table:formula="of:=[.C858]*[.$B$2]/([.$B$1]-[.C858])" office:value-type="float" office:value="68.922184260881">
            <text:p>68.9221842609</text:p>
          </table:table-cell>
          <table:table-cell/>
        </table:table-row>
        <table:table-row table:style-name="ro2">
          <table:table-cell table:formula="of:=[.A858]+1" office:value-type="float" office:value="850">
            <text:p>850</text:p>
          </table:table-cell>
          <table:table-cell table:formula="of:=[.$B$1]*[.A859]/1024" office:value-type="float" office:value="4.150390625">
            <text:p>4.150390625</text:p>
          </table:table-cell>
          <table:table-cell table:formula="of:=([.B859]+[.$D$4])/[.$D$5]" office:value-type="float" office:value="3.67579848948367">
            <text:p>3.6757984895</text:p>
          </table:table-cell>
          <table:table-cell table:formula="of:=[.C859]*[.$B$2]/([.$B$1]-[.C859])" office:value-type="float" office:value="69.166112736688">
            <text:p>69.1661127367</text:p>
          </table:table-cell>
          <table:table-cell/>
        </table:table-row>
        <table:table-row table:style-name="ro2">
          <table:table-cell table:formula="of:=[.A859]+1" office:value-type="float" office:value="851">
            <text:p>851</text:p>
          </table:table-cell>
          <table:table-cell table:formula="of:=[.$B$1]*[.A860]/1024" office:value-type="float" office:value="4.1552734375">
            <text:p>4.1552734375</text:p>
          </table:table-cell>
          <table:table-cell table:formula="of:=([.B860]+[.$D$4])/[.$D$5]" office:value-type="float" office:value="3.67924065981652">
            <text:p>3.6792406598</text:p>
          </table:table-cell>
          <table:table-cell table:formula="of:=[.C860]*[.$B$2]/([.$B$1]-[.C860])" office:value-type="float" office:value="69.4113126679937">
            <text:p>69.411312668</text:p>
          </table:table-cell>
          <table:table-cell/>
        </table:table-row>
        <table:table-row table:style-name="ro2">
          <table:table-cell table:formula="of:=[.A860]+1" office:value-type="float" office:value="852">
            <text:p>852</text:p>
          </table:table-cell>
          <table:table-cell table:formula="of:=[.$B$1]*[.A861]/1024" office:value-type="float" office:value="4.16015625">
            <text:p>4.16015625</text:p>
          </table:table-cell>
          <table:table-cell table:formula="of:=([.B861]+[.$D$4])/[.$D$5]" office:value-type="float" office:value="3.68268283014937">
            <text:p>3.6826828301</text:p>
          </table:table-cell>
          <table:table-cell table:formula="of:=[.C861]*[.$B$2]/([.$B$1]-[.C861])" office:value-type="float" office:value="69.6577940217974">
            <text:p>69.6577940218</text:p>
          </table:table-cell>
          <table:table-cell/>
        </table:table-row>
        <table:table-row table:style-name="ro2">
          <table:table-cell table:formula="of:=[.A861]+1" office:value-type="float" office:value="853">
            <text:p>853</text:p>
          </table:table-cell>
          <table:table-cell table:formula="of:=[.$B$1]*[.A862]/1024" office:value-type="float" office:value="4.1650390625">
            <text:p>4.1650390625</text:p>
          </table:table-cell>
          <table:table-cell table:formula="of:=([.B862]+[.$D$4])/[.$D$5]" office:value-type="float" office:value="3.68612500048222">
            <text:p>3.6861250005</text:p>
          </table:table-cell>
          <table:table-cell table:formula="of:=[.C862]*[.$B$2]/([.$B$1]-[.C862])" office:value-type="float" office:value="69.9055668695467">
            <text:p>69.9055668695</text:p>
          </table:table-cell>
          <table:table-cell/>
        </table:table-row>
        <table:table-row table:style-name="ro2">
          <table:table-cell table:formula="of:=[.A862]+1" office:value-type="float" office:value="854">
            <text:p>854</text:p>
          </table:table-cell>
          <table:table-cell table:formula="of:=[.$B$1]*[.A863]/1024" office:value-type="float" office:value="4.169921875">
            <text:p>4.169921875</text:p>
          </table:table-cell>
          <table:table-cell table:formula="of:=([.B863]+[.$D$4])/[.$D$5]" office:value-type="float" office:value="3.68956717081507">
            <text:p>3.6895671708</text:p>
          </table:table-cell>
          <table:table-cell table:formula="of:=[.C863]*[.$B$2]/([.$B$1]-[.C863])" office:value-type="float" office:value="70.1546413885101">
            <text:p>70.1546413885</text:p>
          </table:table-cell>
          <table:table-cell/>
        </table:table-row>
        <table:table-row table:style-name="ro2">
          <table:table-cell table:formula="of:=[.A863]+1" office:value-type="float" office:value="855">
            <text:p>855</text:p>
          </table:table-cell>
          <table:table-cell table:formula="of:=[.$B$1]*[.A864]/1024" office:value-type="float" office:value="4.1748046875">
            <text:p>4.1748046875</text:p>
          </table:table-cell>
          <table:table-cell table:formula="of:=([.B864]+[.$D$4])/[.$D$5]" office:value-type="float" office:value="3.69300934114792">
            <text:p>3.6930093411</text:p>
          </table:table-cell>
          <table:table-cell table:formula="of:=[.C864]*[.$B$2]/([.$B$1]-[.C864])" office:value-type="float" office:value="70.4050278631696">
            <text:p>70.4050278632</text:p>
          </table:table-cell>
          <table:table-cell/>
        </table:table-row>
        <table:table-row table:style-name="ro2">
          <table:table-cell table:formula="of:=[.A864]+1" office:value-type="float" office:value="856">
            <text:p>856</text:p>
          </table:table-cell>
          <table:table-cell table:formula="of:=[.$B$1]*[.A865]/1024" office:value-type="float" office:value="4.1796875">
            <text:p>4.1796875</text:p>
          </table:table-cell>
          <table:table-cell table:formula="of:=([.B865]+[.$D$4])/[.$D$5]" office:value-type="float" office:value="3.69645151148077">
            <text:p>3.6964515115</text:p>
          </table:table-cell>
          <table:table-cell table:formula="of:=[.C865]*[.$B$2]/([.$B$1]-[.C865])" office:value-type="float" office:value="70.6567366866369">
            <text:p>70.6567366866</text:p>
          </table:table-cell>
          <table:table-cell/>
        </table:table-row>
        <table:table-row table:style-name="ro2">
          <table:table-cell table:formula="of:=[.A865]+1" office:value-type="float" office:value="857">
            <text:p>857</text:p>
          </table:table-cell>
          <table:table-cell table:formula="of:=[.$B$1]*[.A866]/1024" office:value-type="float" office:value="4.1845703125">
            <text:p>4.1845703125</text:p>
          </table:table-cell>
          <table:table-cell table:formula="of:=([.B866]+[.$D$4])/[.$D$5]" office:value-type="float" office:value="3.69989368181362">
            <text:p>3.6998936818</text:p>
          </table:table-cell>
          <table:table-cell table:formula="of:=[.C866]*[.$B$2]/([.$B$1]-[.C866])" office:value-type="float" office:value="70.9097783620909">
            <text:p>70.9097783621</text:p>
          </table:table-cell>
          <table:table-cell/>
        </table:table-row>
        <table:table-row table:style-name="ro2">
          <table:table-cell table:formula="of:=[.A866]+1" office:value-type="float" office:value="858">
            <text:p>858</text:p>
          </table:table-cell>
          <table:table-cell table:formula="of:=[.$B$1]*[.A867]/1024" office:value-type="float" office:value="4.189453125">
            <text:p>4.189453125</text:p>
          </table:table-cell>
          <table:table-cell table:formula="of:=([.B867]+[.$D$4])/[.$D$5]" office:value-type="float" office:value="3.70333585214647">
            <text:p>3.7033358521</text:p>
          </table:table-cell>
          <table:table-cell table:formula="of:=[.C867]*[.$B$2]/([.$B$1]-[.C867])" office:value-type="float" office:value="71.1641635042394">
            <text:p>71.1641635042</text:p>
          </table:table-cell>
          <table:table-cell/>
        </table:table-row>
        <table:table-row table:style-name="ro2">
          <table:table-cell table:formula="of:=[.A867]+1" office:value-type="float" office:value="859">
            <text:p>859</text:p>
          </table:table-cell>
          <table:table-cell table:formula="of:=[.$B$1]*[.A868]/1024" office:value-type="float" office:value="4.1943359375">
            <text:p>4.1943359375</text:p>
          </table:table-cell>
          <table:table-cell table:formula="of:=([.B868]+[.$D$4])/[.$D$5]" office:value-type="float" office:value="3.70677802247932">
            <text:p>3.7067780225</text:p>
          </table:table-cell>
          <table:table-cell table:formula="of:=[.C868]*[.$B$2]/([.$B$1]-[.C868])" office:value-type="float" office:value="71.4199028408025">
            <text:p>71.4199028408</text:p>
          </table:table-cell>
          <table:table-cell/>
        </table:table-row>
        <table:table-row table:style-name="ro2">
          <table:table-cell table:formula="of:=[.A868]+1" office:value-type="float" office:value="860">
            <text:p>860</text:p>
          </table:table-cell>
          <table:table-cell table:formula="of:=[.$B$1]*[.A869]/1024" office:value-type="float" office:value="4.19921875">
            <text:p>4.19921875</text:p>
          </table:table-cell>
          <table:table-cell table:formula="of:=([.B869]+[.$D$4])/[.$D$5]" office:value-type="float" office:value="3.71022019281217">
            <text:p>3.7102201928</text:p>
          </table:table-cell>
          <table:table-cell table:formula="of:=[.C869]*[.$B$2]/([.$B$1]-[.C869])" office:value-type="float" office:value="71.6770072140213">
            <text:p>71.677007214</text:p>
          </table:table-cell>
          <table:table-cell/>
        </table:table-row>
        <table:table-row table:style-name="ro2">
          <table:table-cell table:formula="of:=[.A869]+1" office:value-type="float" office:value="861">
            <text:p>861</text:p>
          </table:table-cell>
          <table:table-cell table:formula="of:=[.$B$1]*[.A870]/1024" office:value-type="float" office:value="4.2041015625">
            <text:p>4.2041015625</text:p>
          </table:table-cell>
          <table:table-cell table:formula="of:=([.B870]+[.$D$4])/[.$D$5]" office:value-type="float" office:value="3.71366236314502">
            <text:p>3.7136623631</text:p>
          </table:table-cell>
          <table:table-cell table:formula="of:=[.C870]*[.$B$2]/([.$B$1]-[.C870])" office:value-type="float" office:value="71.9354875821897">
            <text:p>71.9354875822</text:p>
          </table:table-cell>
          <table:table-cell/>
        </table:table-row>
        <table:table-row table:style-name="ro2">
          <table:table-cell table:formula="of:=[.A870]+1" office:value-type="float" office:value="862">
            <text:p>862</text:p>
          </table:table-cell>
          <table:table-cell table:formula="of:=[.$B$1]*[.A871]/1024" office:value-type="float" office:value="4.208984375">
            <text:p>4.208984375</text:p>
          </table:table-cell>
          <table:table-cell table:formula="of:=([.B871]+[.$D$4])/[.$D$5]" office:value-type="float" office:value="3.71710453347787">
            <text:p>3.7171045335</text:p>
          </table:table-cell>
          <table:table-cell table:formula="of:=[.C871]*[.$B$2]/([.$B$1]-[.C871])" office:value-type="float" office:value="72.1953550212118">
            <text:p>72.1953550212</text:p>
          </table:table-cell>
          <table:table-cell/>
        </table:table-row>
        <table:table-row table:style-name="ro2">
          <table:table-cell table:formula="of:=[.A871]+1" office:value-type="float" office:value="863">
            <text:p>863</text:p>
          </table:table-cell>
          <table:table-cell table:formula="of:=[.$B$1]*[.A872]/1024" office:value-type="float" office:value="4.2138671875">
            <text:p>4.2138671875</text:p>
          </table:table-cell>
          <table:table-cell table:formula="of:=([.B872]+[.$D$4])/[.$D$5]" office:value-type="float" office:value="3.72054670381072">
            <text:p>3.7205467038</text:p>
          </table:table-cell>
          <table:table-cell table:formula="of:=[.C872]*[.$B$2]/([.$B$1]-[.C872])" office:value-type="float" office:value="72.4566207261834">
            <text:p>72.4566207262</text:p>
          </table:table-cell>
          <table:table-cell/>
        </table:table-row>
        <table:table-row table:style-name="ro2">
          <table:table-cell table:formula="of:=[.A872]+1" office:value-type="float" office:value="864">
            <text:p>864</text:p>
          </table:table-cell>
          <table:table-cell table:formula="of:=[.$B$1]*[.A873]/1024" office:value-type="float" office:value="4.21875">
            <text:p>4.21875</text:p>
          </table:table-cell>
          <table:table-cell table:formula="of:=([.B873]+[.$D$4])/[.$D$5]" office:value-type="float" office:value="3.72398887414357">
            <text:p>3.7239888741</text:p>
          </table:table-cell>
          <table:table-cell table:formula="of:=[.C873]*[.$B$2]/([.$B$1]-[.C873])" office:value-type="float" office:value="72.7192960130003">
            <text:p>72.719296013</text:p>
          </table:table-cell>
          <table:table-cell/>
        </table:table-row>
        <table:table-row table:style-name="ro2">
          <table:table-cell table:formula="of:=[.A873]+1" office:value-type="float" office:value="865">
            <text:p>865</text:p>
          </table:table-cell>
          <table:table-cell table:formula="of:=[.$B$1]*[.A874]/1024" office:value-type="float" office:value="4.2236328125">
            <text:p>4.2236328125</text:p>
          </table:table-cell>
          <table:table-cell table:formula="of:=([.B874]+[.$D$4])/[.$D$5]" office:value-type="float" office:value="3.72743104447642">
            <text:p>3.7274310445</text:p>
          </table:table-cell>
          <table:table-cell table:formula="of:=[.C874]*[.$B$2]/([.$B$1]-[.C874])" office:value-type="float" office:value="72.9833923199914">
            <text:p>72.98339232</text:p>
          </table:table-cell>
          <table:table-cell/>
        </table:table-row>
        <table:table-row table:style-name="ro2">
          <table:table-cell table:formula="of:=[.A874]+1" office:value-type="float" office:value="866">
            <text:p>866</text:p>
          </table:table-cell>
          <table:table-cell table:formula="of:=[.$B$1]*[.A875]/1024" office:value-type="float" office:value="4.228515625">
            <text:p>4.228515625</text:p>
          </table:table-cell>
          <table:table-cell table:formula="of:=([.B875]+[.$D$4])/[.$D$5]" office:value-type="float" office:value="3.73087321480927">
            <text:p>3.7308732148</text:p>
          </table:table-cell>
          <table:table-cell table:formula="of:=[.C875]*[.$B$2]/([.$B$1]-[.C875])" office:value-type="float" office:value="73.2489212095795">
            <text:p>73.2489212096</text:p>
          </table:table-cell>
          <table:table-cell/>
        </table:table-row>
        <table:table-row table:style-name="ro2">
          <table:table-cell table:formula="of:=[.A875]+1" office:value-type="float" office:value="867">
            <text:p>867</text:p>
          </table:table-cell>
          <table:table-cell table:formula="of:=[.$B$1]*[.A876]/1024" office:value-type="float" office:value="4.2333984375">
            <text:p>4.2333984375</text:p>
          </table:table-cell>
          <table:table-cell table:formula="of:=([.B876]+[.$D$4])/[.$D$5]" office:value-type="float" office:value="3.73431538514212">
            <text:p>3.7343153851</text:p>
          </table:table-cell>
          <table:table-cell table:formula="of:=[.C876]*[.$B$2]/([.$B$1]-[.C876])" office:value-type="float" office:value="73.5158943699686">
            <text:p>73.51589437</text:p>
          </table:table-cell>
          <table:table-cell/>
        </table:table-row>
        <table:table-row table:style-name="ro2">
          <table:table-cell table:formula="of:=[.A876]+1" office:value-type="float" office:value="868">
            <text:p>868</text:p>
          </table:table-cell>
          <table:table-cell table:formula="of:=[.$B$1]*[.A877]/1024" office:value-type="float" office:value="4.23828125">
            <text:p>4.23828125</text:p>
          </table:table-cell>
          <table:table-cell table:formula="of:=([.B877]+[.$D$4])/[.$D$5]" office:value-type="float" office:value="3.73775755547497">
            <text:p>3.7377575555</text:p>
          </table:table-cell>
          <table:table-cell table:formula="of:=[.C877]*[.$B$2]/([.$B$1]-[.C877])" office:value-type="float" office:value="73.7843236168589">
            <text:p>73.7843236169</text:p>
          </table:table-cell>
          <table:table-cell/>
        </table:table-row>
        <table:table-row table:style-name="ro2">
          <table:table-cell table:formula="of:=[.A877]+1" office:value-type="float" office:value="869">
            <text:p>869</text:p>
          </table:table-cell>
          <table:table-cell table:formula="of:=[.$B$1]*[.A878]/1024" office:value-type="float" office:value="4.2431640625">
            <text:p>4.2431640625</text:p>
          </table:table-cell>
          <table:table-cell table:formula="of:=([.B878]+[.$D$4])/[.$D$5]" office:value-type="float" office:value="3.74119972580782">
            <text:p>3.7411997258</text:p>
          </table:table-cell>
          <table:table-cell table:formula="of:=[.C878]*[.$B$2]/([.$B$1]-[.C878])" office:value-type="float" office:value="74.0542208951901">
            <text:p>74.0542208952</text:p>
          </table:table-cell>
          <table:table-cell/>
        </table:table-row>
        <table:table-row table:style-name="ro2">
          <table:table-cell table:formula="of:=[.A878]+1" office:value-type="float" office:value="870">
            <text:p>870</text:p>
          </table:table-cell>
          <table:table-cell table:formula="of:=[.$B$1]*[.A879]/1024" office:value-type="float" office:value="4.248046875">
            <text:p>4.248046875</text:p>
          </table:table-cell>
          <table:table-cell table:formula="of:=([.B879]+[.$D$4])/[.$D$5]" office:value-type="float" office:value="3.74464189614067">
            <text:p>3.7446418961</text:p>
          </table:table-cell>
          <table:table-cell table:formula="of:=[.C879]*[.$B$2]/([.$B$1]-[.C879])" office:value-type="float" office:value="74.3255982809129">
            <text:p>74.3255982809</text:p>
          </table:table-cell>
          <table:table-cell/>
        </table:table-row>
        <table:table-row table:style-name="ro2">
          <table:table-cell table:formula="of:=[.A879]+1" office:value-type="float" office:value="871">
            <text:p>871</text:p>
          </table:table-cell>
          <table:table-cell table:formula="of:=[.$B$1]*[.A880]/1024" office:value-type="float" office:value="4.2529296875">
            <text:p>4.2529296875</text:p>
          </table:table-cell>
          <table:table-cell table:formula="of:=([.B880]+[.$D$4])/[.$D$5]" office:value-type="float" office:value="3.74808406647352">
            <text:p>3.7480840665</text:p>
          </table:table-cell>
          <table:table-cell table:formula="of:=[.C880]*[.$B$2]/([.$B$1]-[.C880])" office:value-type="float" office:value="74.5984679827908">
            <text:p>74.5984679828</text:p>
          </table:table-cell>
          <table:table-cell/>
        </table:table-row>
        <table:table-row table:style-name="ro2">
          <table:table-cell table:formula="of:=[.A880]+1" office:value-type="float" office:value="872">
            <text:p>872</text:p>
          </table:table-cell>
          <table:table-cell table:formula="of:=[.$B$1]*[.A881]/1024" office:value-type="float" office:value="4.2578125">
            <text:p>4.2578125</text:p>
          </table:table-cell>
          <table:table-cell table:formula="of:=([.B881]+[.$D$4])/[.$D$5]" office:value-type="float" office:value="3.75152623680637">
            <text:p>3.7515262368</text:p>
          </table:table-cell>
          <table:table-cell table:formula="of:=[.C881]*[.$B$2]/([.$B$1]-[.C881])" office:value-type="float" office:value="74.8728423442302">
            <text:p>74.8728423442</text:p>
          </table:table-cell>
          <table:table-cell/>
        </table:table-row>
        <table:table-row table:style-name="ro2">
          <table:table-cell table:formula="of:=[.A881]+1" office:value-type="float" office:value="873">
            <text:p>873</text:p>
          </table:table-cell>
          <table:table-cell table:formula="of:=[.$B$1]*[.A882]/1024" office:value-type="float" office:value="4.2626953125">
            <text:p>4.2626953125</text:p>
          </table:table-cell>
          <table:table-cell table:formula="of:=([.B882]+[.$D$4])/[.$D$5]" office:value-type="float" office:value="3.75496840713922">
            <text:p>3.7549684071</text:p>
          </table:table-cell>
          <table:table-cell table:formula="of:=[.C882]*[.$B$2]/([.$B$1]-[.C882])" office:value-type="float" office:value="75.148733845142">
            <text:p>75.1487338451</text:p>
          </table:table-cell>
          <table:table-cell/>
        </table:table-row>
        <table:table-row table:style-name="ro2">
          <table:table-cell table:formula="of:=[.A882]+1" office:value-type="float" office:value="874">
            <text:p>874</text:p>
          </table:table-cell>
          <table:table-cell table:formula="of:=[.$B$1]*[.A883]/1024" office:value-type="float" office:value="4.267578125">
            <text:p>4.267578125</text:p>
          </table:table-cell>
          <table:table-cell table:formula="of:=([.B883]+[.$D$4])/[.$D$5]" office:value-type="float" office:value="3.75841057747207">
            <text:p>3.7584105775</text:p>
          </table:table-cell>
          <table:table-cell table:formula="of:=[.C883]*[.$B$2]/([.$B$1]-[.C883])" office:value-type="float" office:value="75.4261551038342">
            <text:p>75.4261551038</text:p>
          </table:table-cell>
          <table:table-cell/>
        </table:table-row>
        <table:table-row table:style-name="ro2">
          <table:table-cell table:formula="of:=[.A883]+1" office:value-type="float" office:value="875">
            <text:p>875</text:p>
          </table:table-cell>
          <table:table-cell table:formula="of:=[.$B$1]*[.A884]/1024" office:value-type="float" office:value="4.2724609375">
            <text:p>4.2724609375</text:p>
          </table:table-cell>
          <table:table-cell table:formula="of:=([.B884]+[.$D$4])/[.$D$5]" office:value-type="float" office:value="3.76185274780492">
            <text:p>3.7618527478</text:p>
          </table:table-cell>
          <table:table-cell table:formula="of:=[.C884]*[.$B$2]/([.$B$1]-[.C884])" office:value-type="float" office:value="75.705118878935">
            <text:p>75.7051188789</text:p>
          </table:table-cell>
          <table:table-cell/>
        </table:table-row>
        <table:table-row table:style-name="ro2">
          <table:table-cell table:formula="of:=[.A884]+1" office:value-type="float" office:value="876">
            <text:p>876</text:p>
          </table:table-cell>
          <table:table-cell table:formula="of:=[.$B$1]*[.A885]/1024" office:value-type="float" office:value="4.27734375">
            <text:p>4.27734375</text:p>
          </table:table-cell>
          <table:table-cell table:formula="of:=([.B885]+[.$D$4])/[.$D$5]" office:value-type="float" office:value="3.76529491813777">
            <text:p>3.7652949181</text:p>
          </table:table-cell>
          <table:table-cell table:formula="of:=[.C885]*[.$B$2]/([.$B$1]-[.C885])" office:value-type="float" office:value="75.985638071349">
            <text:p>75.9856380713</text:p>
          </table:table-cell>
          <table:table-cell/>
        </table:table-row>
        <table:table-row table:style-name="ro2">
          <table:table-cell table:formula="of:=[.A885]+1" office:value-type="float" office:value="877">
            <text:p>877</text:p>
          </table:table-cell>
          <table:table-cell table:formula="of:=[.$B$1]*[.A886]/1024" office:value-type="float" office:value="4.2822265625">
            <text:p>4.2822265625</text:p>
          </table:table-cell>
          <table:table-cell table:formula="of:=([.B886]+[.$D$4])/[.$D$5]" office:value-type="float" office:value="3.76873708847062">
            <text:p>3.7687370885</text:p>
          </table:table-cell>
          <table:table-cell table:formula="of:=[.C886]*[.$B$2]/([.$B$1]-[.C886])" office:value-type="float" office:value="76.2677257262464">
            <text:p>76.2677257262</text:p>
          </table:table-cell>
          <table:table-cell/>
        </table:table-row>
        <table:table-row table:style-name="ro2">
          <table:table-cell table:formula="of:=[.A886]+1" office:value-type="float" office:value="878">
            <text:p>878</text:p>
          </table:table-cell>
          <table:table-cell table:formula="of:=[.$B$1]*[.A887]/1024" office:value-type="float" office:value="4.287109375">
            <text:p>4.287109375</text:p>
          </table:table-cell>
          <table:table-cell table:formula="of:=([.B887]+[.$D$4])/[.$D$5]" office:value-type="float" office:value="3.77217925880347">
            <text:p>3.7721792588</text:p>
          </table:table-cell>
          <table:table-cell table:formula="of:=[.C887]*[.$B$2]/([.$B$1]-[.C887])" office:value-type="float" office:value="76.5513950350846">
            <text:p>76.5513950351</text:p>
          </table:table-cell>
          <table:table-cell/>
        </table:table-row>
        <table:table-row table:style-name="ro2">
          <table:table-cell table:formula="of:=[.A887]+1" office:value-type="float" office:value="879">
            <text:p>879</text:p>
          </table:table-cell>
          <table:table-cell table:formula="of:=[.$B$1]*[.A888]/1024" office:value-type="float" office:value="4.2919921875">
            <text:p>4.2919921875</text:p>
          </table:table-cell>
          <table:table-cell table:formula="of:=([.B888]+[.$D$4])/[.$D$5]" office:value-type="float" office:value="3.77562142913632">
            <text:p>3.7756214291</text:p>
          </table:table-cell>
          <table:table-cell table:formula="of:=[.C888]*[.$B$2]/([.$B$1]-[.C888])" office:value-type="float" office:value="76.8366593376649">
            <text:p>76.8366593377</text:p>
          </table:table-cell>
          <table:table-cell/>
        </table:table-row>
        <table:table-row table:style-name="ro2">
          <table:table-cell table:formula="of:=[.A888]+1" office:value-type="float" office:value="880">
            <text:p>880</text:p>
          </table:table-cell>
          <table:table-cell table:formula="of:=[.$B$1]*[.A889]/1024" office:value-type="float" office:value="4.296875">
            <text:p>4.296875</text:p>
          </table:table-cell>
          <table:table-cell table:formula="of:=([.B889]+[.$D$4])/[.$D$5]" office:value-type="float" office:value="3.77906359946917">
            <text:p>3.7790635995</text:p>
          </table:table-cell>
          <table:table-cell table:formula="of:=[.C889]*[.$B$2]/([.$B$1]-[.C889])" office:value-type="float" office:value="77.1235321242235">
            <text:p>77.1235321242</text:p>
          </table:table-cell>
          <table:table-cell/>
        </table:table-row>
        <table:table-row table:style-name="ro2">
          <table:table-cell table:formula="of:=[.A889]+1" office:value-type="float" office:value="881">
            <text:p>881</text:p>
          </table:table-cell>
          <table:table-cell table:formula="of:=[.$B$1]*[.A890]/1024" office:value-type="float" office:value="4.3017578125">
            <text:p>4.3017578125</text:p>
          </table:table-cell>
          <table:table-cell table:formula="of:=([.B890]+[.$D$4])/[.$D$5]" office:value-type="float" office:value="3.78250576980202">
            <text:p>3.7825057698</text:p>
          </table:table-cell>
          <table:table-cell table:formula="of:=[.C890]*[.$B$2]/([.$B$1]-[.C890])" office:value-type="float" office:value="77.412027037558">
            <text:p>77.4120270376</text:p>
          </table:table-cell>
          <table:table-cell/>
        </table:table-row>
        <table:table-row table:style-name="ro2">
          <table:table-cell table:formula="of:=[.A890]+1" office:value-type="float" office:value="882">
            <text:p>882</text:p>
          </table:table-cell>
          <table:table-cell table:formula="of:=[.$B$1]*[.A891]/1024" office:value-type="float" office:value="4.306640625">
            <text:p>4.306640625</text:p>
          </table:table-cell>
          <table:table-cell table:formula="of:=([.B891]+[.$D$4])/[.$D$5]" office:value-type="float" office:value="3.78594794013487">
            <text:p>3.7859479401</text:p>
          </table:table-cell>
          <table:table-cell table:formula="of:=[.C891]*[.$B$2]/([.$B$1]-[.C891])" office:value-type="float" office:value="77.7021578751904">
            <text:p>77.7021578752</text:p>
          </table:table-cell>
          <table:table-cell/>
        </table:table-row>
        <table:table-row table:style-name="ro2">
          <table:table-cell table:formula="of:=[.A891]+1" office:value-type="float" office:value="883">
            <text:p>883</text:p>
          </table:table-cell>
          <table:table-cell table:formula="of:=[.$B$1]*[.A892]/1024" office:value-type="float" office:value="4.3115234375">
            <text:p>4.3115234375</text:p>
          </table:table-cell>
          <table:table-cell table:formula="of:=([.B892]+[.$D$4])/[.$D$5]" office:value-type="float" office:value="3.78939011046772">
            <text:p>3.7893901105</text:p>
          </table:table-cell>
          <table:table-cell table:formula="of:=[.C892]*[.$B$2]/([.$B$1]-[.C892])" office:value-type="float" office:value="77.9939385915667">
            <text:p>77.9939385916</text:p>
          </table:table-cell>
          <table:table-cell/>
        </table:table-row>
        <table:table-row table:style-name="ro2">
          <table:table-cell table:formula="of:=[.A892]+1" office:value-type="float" office:value="884">
            <text:p>884</text:p>
          </table:table-cell>
          <table:table-cell table:formula="of:=[.$B$1]*[.A893]/1024" office:value-type="float" office:value="4.31640625">
            <text:p>4.31640625</text:p>
          </table:table-cell>
          <table:table-cell table:formula="of:=([.B893]+[.$D$4])/[.$D$5]" office:value-type="float" office:value="3.79283228080057">
            <text:p>3.7928322808</text:p>
          </table:table-cell>
          <table:table-cell table:formula="of:=[.C893]*[.$B$2]/([.$B$1]-[.C893])" office:value-type="float" office:value="78.2873833002942">
            <text:p>78.2873833003</text:p>
          </table:table-cell>
          <table:table-cell/>
        </table:table-row>
        <table:table-row table:style-name="ro2">
          <table:table-cell table:formula="of:=[.A893]+1" office:value-type="float" office:value="885">
            <text:p>885</text:p>
          </table:table-cell>
          <table:table-cell table:formula="of:=[.$B$1]*[.A894]/1024" office:value-type="float" office:value="4.3212890625">
            <text:p>4.3212890625</text:p>
          </table:table-cell>
          <table:table-cell table:formula="of:=([.B894]+[.$D$4])/[.$D$5]" office:value-type="float" office:value="3.79627445113342">
            <text:p>3.7962744511</text:p>
          </table:table-cell>
          <table:table-cell table:formula="of:=[.C894]*[.$B$2]/([.$B$1]-[.C894])" office:value-type="float" office:value="78.5825062764168">
            <text:p>78.5825062764</text:p>
          </table:table-cell>
          <table:table-cell/>
        </table:table-row>
        <table:table-row table:style-name="ro2">
          <table:table-cell table:formula="of:=[.A894]+1" office:value-type="float" office:value="886">
            <text:p>886</text:p>
          </table:table-cell>
          <table:table-cell table:formula="of:=[.$B$1]*[.A895]/1024" office:value-type="float" office:value="4.326171875">
            <text:p>4.326171875</text:p>
          </table:table-cell>
          <table:table-cell table:formula="of:=([.B895]+[.$D$4])/[.$D$5]" office:value-type="float" office:value="3.79971662146627">
            <text:p>3.7997166215</text:p>
          </table:table-cell>
          <table:table-cell table:formula="of:=[.C895]*[.$B$2]/([.$B$1]-[.C895])" office:value-type="float" office:value="78.8793219587305">
            <text:p>78.8793219587</text:p>
          </table:table-cell>
          <table:table-cell/>
        </table:table-row>
        <table:table-row table:style-name="ro2">
          <table:table-cell table:formula="of:=[.A895]+1" office:value-type="float" office:value="887">
            <text:p>887</text:p>
          </table:table-cell>
          <table:table-cell table:formula="of:=[.$B$1]*[.A896]/1024" office:value-type="float" office:value="4.3310546875">
            <text:p>4.3310546875</text:p>
          </table:table-cell>
          <table:table-cell table:formula="of:=([.B896]+[.$D$4])/[.$D$5]" office:value-type="float" office:value="3.80315879179912">
            <text:p>3.8031587918</text:p>
          </table:table-cell>
          <table:table-cell table:formula="of:=[.C896]*[.$B$2]/([.$B$1]-[.C896])" office:value-type="float" office:value="79.1778449521377">
            <text:p>79.1778449521</text:p>
          </table:table-cell>
          <table:table-cell/>
        </table:table-row>
        <table:table-row table:style-name="ro2">
          <table:table-cell table:formula="of:=[.A896]+1" office:value-type="float" office:value="888">
            <text:p>888</text:p>
          </table:table-cell>
          <table:table-cell table:formula="of:=[.$B$1]*[.A897]/1024" office:value-type="float" office:value="4.3359375">
            <text:p>4.3359375</text:p>
          </table:table-cell>
          <table:table-cell table:formula="of:=([.B897]+[.$D$4])/[.$D$5]" office:value-type="float" office:value="3.80660096213197">
            <text:p>3.8066009621</text:p>
          </table:table-cell>
          <table:table-cell table:formula="of:=[.C897]*[.$B$2]/([.$B$1]-[.C897])" office:value-type="float" office:value="79.4780900300431">
            <text:p>79.47809003</text:p>
          </table:table-cell>
          <table:table-cell/>
        </table:table-row>
        <table:table-row table:style-name="ro2">
          <table:table-cell table:formula="of:=[.A897]+1" office:value-type="float" office:value="889">
            <text:p>889</text:p>
          </table:table-cell>
          <table:table-cell table:formula="of:=[.$B$1]*[.A898]/1024" office:value-type="float" office:value="4.3408203125">
            <text:p>4.3408203125</text:p>
          </table:table-cell>
          <table:table-cell table:formula="of:=([.B898]+[.$D$4])/[.$D$5]" office:value-type="float" office:value="3.81004313246482">
            <text:p>3.8100431325</text:p>
          </table:table-cell>
          <table:table-cell table:formula="of:=[.C898]*[.$B$2]/([.$B$1]-[.C898])" office:value-type="float" office:value="79.7800721367903">
            <text:p>79.7800721368</text:p>
          </table:table-cell>
          <table:table-cell/>
        </table:table-row>
        <table:table-row table:style-name="ro2">
          <table:table-cell table:formula="of:=[.A898]+1" office:value-type="float" office:value="890">
            <text:p>890</text:p>
          </table:table-cell>
          <table:table-cell table:formula="of:=[.$B$1]*[.A899]/1024" office:value-type="float" office:value="4.345703125">
            <text:p>4.345703125</text:p>
          </table:table-cell>
          <table:table-cell table:formula="of:=([.B899]+[.$D$4])/[.$D$5]" office:value-type="float" office:value="3.81348530279767">
            <text:p>3.8134853028</text:p>
          </table:table-cell>
          <table:table-cell table:formula="of:=[.C899]*[.$B$2]/([.$B$1]-[.C899])" office:value-type="float" office:value="80.0838063901419">
            <text:p>80.0838063901</text:p>
          </table:table-cell>
          <table:table-cell/>
        </table:table-row>
        <table:table-row table:style-name="ro2">
          <table:table-cell table:formula="of:=[.A899]+1" office:value-type="float" office:value="891">
            <text:p>891</text:p>
          </table:table-cell>
          <table:table-cell table:formula="of:=[.$B$1]*[.A900]/1024" office:value-type="float" office:value="4.3505859375">
            <text:p>4.3505859375</text:p>
          </table:table-cell>
          <table:table-cell table:formula="of:=([.B900]+[.$D$4])/[.$D$5]" office:value-type="float" office:value="3.81692747313052">
            <text:p>3.8169274731</text:p>
          </table:table-cell>
          <table:table-cell table:formula="of:=[.C900]*[.$B$2]/([.$B$1]-[.C900])" office:value-type="float" office:value="80.3893080838021">
            <text:p>80.3893080838</text:p>
          </table:table-cell>
          <table:table-cell/>
        </table:table-row>
        <table:table-row table:style-name="ro2">
          <table:table-cell table:formula="of:=[.A900]+1" office:value-type="float" office:value="892">
            <text:p>892</text:p>
          </table:table-cell>
          <table:table-cell table:formula="of:=[.$B$1]*[.A901]/1024" office:value-type="float" office:value="4.35546875">
            <text:p>4.35546875</text:p>
          </table:table-cell>
          <table:table-cell table:formula="of:=([.B901]+[.$D$4])/[.$D$5]" office:value-type="float" office:value="3.82036964346337">
            <text:p>3.8203696435</text:p>
          </table:table-cell>
          <table:table-cell table:formula="of:=[.C901]*[.$B$2]/([.$B$1]-[.C901])" office:value-type="float" office:value="80.6965926899835">
            <text:p>80.69659269</text:p>
          </table:table-cell>
          <table:table-cell/>
        </table:table-row>
        <table:table-row table:style-name="ro2">
          <table:table-cell table:formula="of:=[.A901]+1" office:value-type="float" office:value="893">
            <text:p>893</text:p>
          </table:table-cell>
          <table:table-cell table:formula="of:=[.$B$1]*[.A902]/1024" office:value-type="float" office:value="4.3603515625">
            <text:p>4.3603515625</text:p>
          </table:table-cell>
          <table:table-cell table:formula="of:=([.B902]+[.$D$4])/[.$D$5]" office:value-type="float" office:value="3.82381181379622">
            <text:p>3.8238118138</text:p>
          </table:table-cell>
          <table:table-cell table:formula="of:=[.C902]*[.$B$2]/([.$B$1]-[.C902])" office:value-type="float" office:value="81.0056758620195">
            <text:p>81.005675862</text:p>
          </table:table-cell>
          <table:table-cell/>
        </table:table-row>
        <table:table-row table:style-name="ro2">
          <table:table-cell table:formula="of:=[.A902]+1" office:value-type="float" office:value="894">
            <text:p>894</text:p>
          </table:table-cell>
          <table:table-cell table:formula="of:=[.$B$1]*[.A903]/1024" office:value-type="float" office:value="4.365234375">
            <text:p>4.365234375</text:p>
          </table:table-cell>
          <table:table-cell table:formula="of:=([.B903]+[.$D$4])/[.$D$5]" office:value-type="float" office:value="3.82725398412907">
            <text:p>3.8272539841</text:p>
          </table:table-cell>
          <table:table-cell table:formula="of:=[.C903]*[.$B$2]/([.$B$1]-[.C903])" office:value-type="float" office:value="81.3165734370222">
            <text:p>81.316573437</text:p>
          </table:table-cell>
          <table:table-cell/>
        </table:table-row>
        <table:table-row table:style-name="ro2">
          <table:table-cell table:formula="of:=[.A903]+1" office:value-type="float" office:value="895">
            <text:p>895</text:p>
          </table:table-cell>
          <table:table-cell table:formula="of:=[.$B$1]*[.A904]/1024" office:value-type="float" office:value="4.3701171875">
            <text:p>4.3701171875</text:p>
          </table:table-cell>
          <table:table-cell table:formula="of:=([.B904]+[.$D$4])/[.$D$5]" office:value-type="float" office:value="3.83069615446192">
            <text:p>3.8306961545</text:p>
          </table:table-cell>
          <table:table-cell table:formula="of:=[.C904]*[.$B$2]/([.$B$1]-[.C904])" office:value-type="float" office:value="81.6293014385873">
            <text:p>81.6293014386</text:p>
          </table:table-cell>
          <table:table-cell/>
        </table:table-row>
        <table:table-row table:style-name="ro2">
          <table:table-cell table:formula="of:=[.A904]+1" office:value-type="float" office:value="896">
            <text:p>896</text:p>
          </table:table-cell>
          <table:table-cell table:formula="of:=[.$B$1]*[.A905]/1024" office:value-type="float" office:value="4.375">
            <text:p>4.375</text:p>
          </table:table-cell>
          <table:table-cell table:formula="of:=([.B905]+[.$D$4])/[.$D$5]" office:value-type="float" office:value="3.83413832479477">
            <text:p>3.8341383248</text:p>
          </table:table-cell>
          <table:table-cell table:formula="of:=[.C905]*[.$B$2]/([.$B$1]-[.C905])" office:value-type="float" office:value="81.9438760795474">
            <text:p>81.9438760795</text:p>
          </table:table-cell>
          <table:table-cell/>
        </table:table-row>
        <table:table-row table:style-name="ro2">
          <table:table-cell table:formula="of:=[.A905]+1" office:value-type="float" office:value="897">
            <text:p>897</text:p>
          </table:table-cell>
          <table:table-cell table:formula="of:=[.$B$1]*[.A906]/1024" office:value-type="float" office:value="4.3798828125">
            <text:p>4.3798828125</text:p>
          </table:table-cell>
          <table:table-cell table:formula="of:=([.B906]+[.$D$4])/[.$D$5]" office:value-type="float" office:value="3.83758049512762">
            <text:p>3.8375804951</text:p>
          </table:table-cell>
          <table:table-cell table:formula="of:=[.C906]*[.$B$2]/([.$B$1]-[.C906])" office:value-type="float" office:value="82.2603137647734">
            <text:p>82.2603137648</text:p>
          </table:table-cell>
          <table:table-cell/>
        </table:table-row>
        <table:table-row table:style-name="ro2">
          <table:table-cell table:formula="of:=[.A906]+1" office:value-type="float" office:value="898">
            <text:p>898</text:p>
          </table:table-cell>
          <table:table-cell table:formula="of:=[.$B$1]*[.A907]/1024" office:value-type="float" office:value="4.384765625">
            <text:p>4.384765625</text:p>
          </table:table-cell>
          <table:table-cell table:formula="of:=([.B907]+[.$D$4])/[.$D$5]" office:value-type="float" office:value="3.84102266546047">
            <text:p>3.8410226655</text:p>
          </table:table-cell>
          <table:table-cell table:formula="of:=[.C907]*[.$B$2]/([.$B$1]-[.C907])" office:value-type="float" office:value="82.5786310940266">
            <text:p>82.578631094</text:p>
          </table:table-cell>
          <table:table-cell/>
        </table:table-row>
        <table:table-row table:style-name="ro2">
          <table:table-cell table:formula="of:=[.A907]+1" office:value-type="float" office:value="899">
            <text:p>899</text:p>
          </table:table-cell>
          <table:table-cell table:formula="of:=[.$B$1]*[.A908]/1024" office:value-type="float" office:value="4.3896484375">
            <text:p>4.3896484375</text:p>
          </table:table-cell>
          <table:table-cell table:formula="of:=([.B908]+[.$D$4])/[.$D$5]" office:value-type="float" office:value="3.84446483579332">
            <text:p>3.8444648358</text:p>
          </table:table-cell>
          <table:table-cell table:formula="of:=[.C908]*[.$B$2]/([.$B$1]-[.C908])" office:value-type="float" office:value="82.8988448648614">
            <text:p>82.8988448649</text:p>
          </table:table-cell>
          <table:table-cell/>
        </table:table-row>
        <table:table-row table:style-name="ro2">
          <table:table-cell table:formula="of:=[.A908]+1" office:value-type="float" office:value="900">
            <text:p>900</text:p>
          </table:table-cell>
          <table:table-cell table:formula="of:=[.$B$1]*[.A909]/1024" office:value-type="float" office:value="4.39453125">
            <text:p>4.39453125</text:p>
          </table:table-cell>
          <table:table-cell table:formula="of:=([.B909]+[.$D$4])/[.$D$5]" office:value-type="float" office:value="3.84790700612617">
            <text:p>3.8479070061</text:p>
          </table:table-cell>
          <table:table-cell table:formula="of:=[.C909]*[.$B$2]/([.$B$1]-[.C909])" office:value-type="float" office:value="83.2209720755799">
            <text:p>83.2209720756</text:p>
          </table:table-cell>
          <table:table-cell/>
        </table:table-row>
        <table:table-row table:style-name="ro2">
          <table:table-cell table:formula="of:=[.A909]+1" office:value-type="float" office:value="901">
            <text:p>901</text:p>
          </table:table-cell>
          <table:table-cell table:formula="of:=[.$B$1]*[.A910]/1024" office:value-type="float" office:value="4.3994140625">
            <text:p>4.3994140625</text:p>
          </table:table-cell>
          <table:table-cell table:formula="of:=([.B910]+[.$D$4])/[.$D$5]" office:value-type="float" office:value="3.85134917645902">
            <text:p>3.8513491765</text:p>
          </table:table-cell>
          <table:table-cell table:formula="of:=[.C910]*[.$B$2]/([.$B$1]-[.C910])" office:value-type="float" office:value="83.5450299282402">
            <text:p>83.5450299282</text:p>
          </table:table-cell>
          <table:table-cell/>
        </table:table-row>
        <table:table-row table:style-name="ro2">
          <table:table-cell table:formula="of:=[.A910]+1" office:value-type="float" office:value="902">
            <text:p>902</text:p>
          </table:table-cell>
          <table:table-cell table:formula="of:=[.$B$1]*[.A911]/1024" office:value-type="float" office:value="4.404296875">
            <text:p>4.404296875</text:p>
          </table:table-cell>
          <table:table-cell table:formula="of:=([.B911]+[.$D$4])/[.$D$5]" office:value-type="float" office:value="3.85479134679187">
            <text:p>3.8547913468</text:p>
          </table:table-cell>
          <table:table-cell table:formula="of:=[.C911]*[.$B$2]/([.$B$1]-[.C911])" office:value-type="float" office:value="83.8710358317179">
            <text:p>83.8710358317</text:p>
          </table:table-cell>
          <table:table-cell/>
        </table:table-row>
        <table:table-row table:style-name="ro2">
          <table:table-cell table:formula="of:=[.A911]+1" office:value-type="float" office:value="903">
            <text:p>903</text:p>
          </table:table-cell>
          <table:table-cell table:formula="of:=[.$B$1]*[.A912]/1024" office:value-type="float" office:value="4.4091796875">
            <text:p>4.4091796875</text:p>
          </table:table-cell>
          <table:table-cell table:formula="of:=([.B912]+[.$D$4])/[.$D$5]" office:value-type="float" office:value="3.85823351712471">
            <text:p>3.8582335171</text:p>
          </table:table-cell>
          <table:table-cell table:formula="of:=[.C912]*[.$B$2]/([.$B$1]-[.C912])" office:value-type="float" office:value="84.1990074048245">
            <text:p>84.1990074048</text:p>
          </table:table-cell>
          <table:table-cell/>
        </table:table-row>
        <table:table-row table:style-name="ro2">
          <table:table-cell table:formula="of:=[.A912]+1" office:value-type="float" office:value="904">
            <text:p>904</text:p>
          </table:table-cell>
          <table:table-cell table:formula="of:=[.$B$1]*[.A913]/1024" office:value-type="float" office:value="4.4140625">
            <text:p>4.4140625</text:p>
          </table:table-cell>
          <table:table-cell table:formula="of:=([.B913]+[.$D$4])/[.$D$5]" office:value-type="float" office:value="3.86167568745756">
            <text:p>3.8616756875</text:p>
          </table:table-cell>
          <table:table-cell table:formula="of:=[.C913]*[.$B$2]/([.$B$1]-[.C913])" office:value-type="float" office:value="84.5289624794807">
            <text:p>84.5289624795</text:p>
          </table:table-cell>
          <table:table-cell/>
        </table:table-row>
        <table:table-row table:style-name="ro2">
          <table:table-cell table:formula="of:=[.A913]+1" office:value-type="float" office:value="905">
            <text:p>905</text:p>
          </table:table-cell>
          <table:table-cell table:formula="of:=[.$B$1]*[.A914]/1024" office:value-type="float" office:value="4.4189453125">
            <text:p>4.4189453125</text:p>
          </table:table-cell>
          <table:table-cell table:formula="of:=([.B914]+[.$D$4])/[.$D$5]" office:value-type="float" office:value="3.86511785779041">
            <text:p>3.8651178578</text:p>
          </table:table-cell>
          <table:table-cell table:formula="of:=[.C914]*[.$B$2]/([.$B$1]-[.C914])" office:value-type="float" office:value="84.8609191039489">
            <text:p>84.8609191039</text:p>
          </table:table-cell>
          <table:table-cell/>
        </table:table-row>
        <table:table-row table:style-name="ro2">
          <table:table-cell table:formula="of:=[.A914]+1" office:value-type="float" office:value="906">
            <text:p>906</text:p>
          </table:table-cell>
          <table:table-cell table:formula="of:=[.$B$1]*[.A915]/1024" office:value-type="float" office:value="4.423828125">
            <text:p>4.423828125</text:p>
          </table:table-cell>
          <table:table-cell table:formula="of:=([.B915]+[.$D$4])/[.$D$5]" office:value-type="float" office:value="3.86856002812326">
            <text:p>3.8685600281</text:p>
          </table:table-cell>
          <table:table-cell table:formula="of:=[.C915]*[.$B$2]/([.$B$1]-[.C915])" office:value-type="float" office:value="85.1948955461235">
            <text:p>85.1948955461</text:p>
          </table:table-cell>
          <table:table-cell/>
        </table:table-row>
        <table:table-row table:style-name="ro2">
          <table:table-cell table:formula="of:=[.A915]+1" office:value-type="float" office:value="907">
            <text:p>907</text:p>
          </table:table-cell>
          <table:table-cell table:formula="of:=[.$B$1]*[.A916]/1024" office:value-type="float" office:value="4.4287109375">
            <text:p>4.4287109375</text:p>
          </table:table-cell>
          <table:table-cell table:formula="of:=([.B916]+[.$D$4])/[.$D$5]" office:value-type="float" office:value="3.87200219845611">
            <text:p>3.8720021985</text:p>
          </table:table-cell>
          <table:table-cell table:formula="of:=[.C916]*[.$B$2]/([.$B$1]-[.C916])" office:value-type="float" office:value="85.5309102968827">
            <text:p>85.5309102969</text:p>
          </table:table-cell>
          <table:table-cell/>
        </table:table-row>
        <table:table-row table:style-name="ro2">
          <table:table-cell table:formula="of:=[.A916]+1" office:value-type="float" office:value="908">
            <text:p>908</text:p>
          </table:table-cell>
          <table:table-cell table:formula="of:=[.$B$1]*[.A917]/1024" office:value-type="float" office:value="4.43359375">
            <text:p>4.43359375</text:p>
          </table:table-cell>
          <table:table-cell table:formula="of:=([.B917]+[.$D$4])/[.$D$5]" office:value-type="float" office:value="3.87544436878896">
            <text:p>3.8754443688</text:p>
          </table:table-cell>
          <table:table-cell table:formula="of:=[.C917]*[.$B$2]/([.$B$1]-[.C917])" office:value-type="float" office:value="85.8689820735006">
            <text:p>85.8689820735</text:p>
          </table:table-cell>
          <table:table-cell/>
        </table:table-row>
        <table:table-row table:style-name="ro2">
          <table:table-cell table:formula="of:=[.A917]+1" office:value-type="float" office:value="909">
            <text:p>909</text:p>
          </table:table-cell>
          <table:table-cell table:formula="of:=[.$B$1]*[.A918]/1024" office:value-type="float" office:value="4.4384765625">
            <text:p>4.4384765625</text:p>
          </table:table-cell>
          <table:table-cell table:formula="of:=([.B918]+[.$D$4])/[.$D$5]" office:value-type="float" office:value="3.87888653912181">
            <text:p>3.8788865391</text:p>
          </table:table-cell>
          <table:table-cell table:formula="of:=[.C918]*[.$B$2]/([.$B$1]-[.C918])" office:value-type="float" office:value="86.209129823123">
            <text:p>86.2091298231</text:p>
          </table:table-cell>
          <table:table-cell/>
        </table:table-row>
        <table:table-row table:style-name="ro2">
          <table:table-cell table:formula="of:=[.A918]+1" office:value-type="float" office:value="910">
            <text:p>910</text:p>
          </table:table-cell>
          <table:table-cell table:formula="of:=[.$B$1]*[.A919]/1024" office:value-type="float" office:value="4.443359375">
            <text:p>4.443359375</text:p>
          </table:table-cell>
          <table:table-cell table:formula="of:=([.B919]+[.$D$4])/[.$D$5]" office:value-type="float" office:value="3.88232870945466">
            <text:p>3.8823287095</text:p>
          </table:table-cell>
          <table:table-cell table:formula="of:=[.C919]*[.$B$2]/([.$B$1]-[.C919])" office:value-type="float" office:value="86.5513727263069">
            <text:p>86.5513727263</text:p>
          </table:table-cell>
          <table:table-cell/>
        </table:table-row>
        <table:table-row table:style-name="ro2">
          <table:table-cell table:formula="of:=[.A919]+1" office:value-type="float" office:value="911">
            <text:p>911</text:p>
          </table:table-cell>
          <table:table-cell table:formula="of:=[.$B$1]*[.A920]/1024" office:value-type="float" office:value="4.4482421875">
            <text:p>4.4482421875</text:p>
          </table:table-cell>
          <table:table-cell table:formula="of:=([.B920]+[.$D$4])/[.$D$5]" office:value-type="float" office:value="3.88577087978751">
            <text:p>3.8857708798</text:p>
          </table:table-cell>
          <table:table-cell table:formula="of:=[.C920]*[.$B$2]/([.$B$1]-[.C920])" office:value-type="float" office:value="86.8957302006263">
            <text:p>86.8957302006</text:p>
          </table:table-cell>
          <table:table-cell/>
        </table:table-row>
        <table:table-row table:style-name="ro2">
          <table:table-cell table:formula="of:=[.A920]+1" office:value-type="float" office:value="912">
            <text:p>912</text:p>
          </table:table-cell>
          <table:table-cell table:formula="of:=[.$B$1]*[.A921]/1024" office:value-type="float" office:value="4.453125">
            <text:p>4.453125</text:p>
          </table:table-cell>
          <table:table-cell table:formula="of:=([.B921]+[.$D$4])/[.$D$5]" office:value-type="float" office:value="3.88921305012036">
            <text:p>3.8892130501</text:p>
          </table:table-cell>
          <table:table-cell table:formula="of:=[.C921]*[.$B$2]/([.$B$1]-[.C921])" office:value-type="float" office:value="87.2422219043444">
            <text:p>87.2422219043</text:p>
          </table:table-cell>
          <table:table-cell/>
        </table:table-row>
        <table:table-row table:style-name="ro2">
          <table:table-cell table:formula="of:=[.A921]+1" office:value-type="float" office:value="913">
            <text:p>913</text:p>
          </table:table-cell>
          <table:table-cell table:formula="of:=[.$B$1]*[.A922]/1024" office:value-type="float" office:value="4.4580078125">
            <text:p>4.4580078125</text:p>
          </table:table-cell>
          <table:table-cell table:formula="of:=([.B922]+[.$D$4])/[.$D$5]" office:value-type="float" office:value="3.89265522045321">
            <text:p>3.8926552205</text:p>
          </table:table-cell>
          <table:table-cell table:formula="of:=[.C922]*[.$B$2]/([.$B$1]-[.C922])" office:value-type="float" office:value="87.5908677401541">
            <text:p>87.5908677402</text:p>
          </table:table-cell>
          <table:table-cell/>
        </table:table-row>
        <table:table-row table:style-name="ro2">
          <table:table-cell table:formula="of:=[.A922]+1" office:value-type="float" office:value="914">
            <text:p>914</text:p>
          </table:table-cell>
          <table:table-cell table:formula="of:=[.$B$1]*[.A923]/1024" office:value-type="float" office:value="4.462890625">
            <text:p>4.462890625</text:p>
          </table:table-cell>
          <table:table-cell table:formula="of:=([.B923]+[.$D$4])/[.$D$5]" office:value-type="float" office:value="3.89609739078606">
            <text:p>3.8960973908</text:p>
          </table:table-cell>
          <table:table-cell table:formula="of:=[.C923]*[.$B$2]/([.$B$1]-[.C923])" office:value-type="float" office:value="87.9416878589897">
            <text:p>87.941687859</text:p>
          </table:table-cell>
          <table:table-cell/>
        </table:table-row>
        <table:table-row table:style-name="ro2">
          <table:table-cell table:formula="of:=[.A923]+1" office:value-type="float" office:value="915">
            <text:p>915</text:p>
          </table:table-cell>
          <table:table-cell table:formula="of:=[.$B$1]*[.A924]/1024" office:value-type="float" office:value="4.4677734375">
            <text:p>4.4677734375</text:p>
          </table:table-cell>
          <table:table-cell table:formula="of:=([.B924]+[.$D$4])/[.$D$5]" office:value-type="float" office:value="3.89953956111891">
            <text:p>3.8995395611</text:p>
          </table:table-cell>
          <table:table-cell table:formula="of:=[.C924]*[.$B$2]/([.$B$1]-[.C924])" office:value-type="float" office:value="88.2947026639086">
            <text:p>88.2947026639</text:p>
          </table:table-cell>
          <table:table-cell/>
        </table:table-row>
        <table:table-row table:style-name="ro2">
          <table:table-cell table:formula="of:=[.A924]+1" office:value-type="float" office:value="916">
            <text:p>916</text:p>
          </table:table-cell>
          <table:table-cell table:formula="of:=[.$B$1]*[.A925]/1024" office:value-type="float" office:value="4.47265625">
            <text:p>4.47265625</text:p>
          </table:table-cell>
          <table:table-cell table:formula="of:=([.B925]+[.$D$4])/[.$D$5]" office:value-type="float" office:value="3.90298173145176">
            <text:p>3.9029817315</text:p>
          </table:table-cell>
          <table:table-cell table:formula="of:=[.C925]*[.$B$2]/([.$B$1]-[.C925])" office:value-type="float" office:value="88.6499328140472">
            <text:p>88.649932814</text:p>
          </table:table-cell>
          <table:table-cell/>
        </table:table-row>
        <table:table-row table:style-name="ro2">
          <table:table-cell table:formula="of:=[.A925]+1" office:value-type="float" office:value="917">
            <text:p>917</text:p>
          </table:table-cell>
          <table:table-cell table:formula="of:=[.$B$1]*[.A926]/1024" office:value-type="float" office:value="4.4775390625">
            <text:p>4.4775390625</text:p>
          </table:table-cell>
          <table:table-cell table:formula="of:=([.B926]+[.$D$4])/[.$D$5]" office:value-type="float" office:value="3.90642390178461">
            <text:p>3.9064239018</text:p>
          </table:table-cell>
          <table:table-cell table:formula="of:=[.C926]*[.$B$2]/([.$B$1]-[.C926])" office:value-type="float" office:value="89.0073992286508">
            <text:p>89.0073992287</text:p>
          </table:table-cell>
          <table:table-cell/>
        </table:table-row>
        <table:table-row table:style-name="ro2">
          <table:table-cell table:formula="of:=[.A926]+1" office:value-type="float" office:value="918">
            <text:p>918</text:p>
          </table:table-cell>
          <table:table-cell table:formula="of:=[.$B$1]*[.A927]/1024" office:value-type="float" office:value="4.482421875">
            <text:p>4.482421875</text:p>
          </table:table-cell>
          <table:table-cell table:formula="of:=([.B927]+[.$D$4])/[.$D$5]" office:value-type="float" office:value="3.90986607211746">
            <text:p>3.9098660721</text:p>
          </table:table-cell>
          <table:table-cell table:formula="of:=[.C927]*[.$B$2]/([.$B$1]-[.C927])" office:value-type="float" office:value="89.3671230911805">
            <text:p>89.3671230912</text:p>
          </table:table-cell>
          <table:table-cell/>
        </table:table-row>
        <table:table-row table:style-name="ro2">
          <table:table-cell table:formula="of:=[.A927]+1" office:value-type="float" office:value="919">
            <text:p>919</text:p>
          </table:table-cell>
          <table:table-cell table:formula="of:=[.$B$1]*[.A928]/1024" office:value-type="float" office:value="4.4873046875">
            <text:p>4.4873046875</text:p>
          </table:table-cell>
          <table:table-cell table:formula="of:=([.B928]+[.$D$4])/[.$D$5]" office:value-type="float" office:value="3.91330824245031">
            <text:p>3.9133082425</text:p>
          </table:table-cell>
          <table:table-cell table:formula="of:=[.C928]*[.$B$2]/([.$B$1]-[.C928])" office:value-type="float" office:value="89.7291258534976">
            <text:p>89.7291258535</text:p>
          </table:table-cell>
          <table:table-cell/>
        </table:table-row>
        <table:table-row table:style-name="ro2">
          <table:table-cell table:formula="of:=[.A928]+1" office:value-type="float" office:value="920">
            <text:p>920</text:p>
          </table:table-cell>
          <table:table-cell table:formula="of:=[.$B$1]*[.A929]/1024" office:value-type="float" office:value="4.4921875">
            <text:p>4.4921875</text:p>
          </table:table-cell>
          <table:table-cell table:formula="of:=([.B929]+[.$D$4])/[.$D$5]" office:value-type="float" office:value="3.91675041278316">
            <text:p>3.9167504128</text:p>
          </table:table-cell>
          <table:table-cell table:formula="of:=[.C929]*[.$B$2]/([.$B$1]-[.C929])" office:value-type="float" office:value="90.093429240128">
            <text:p>90.0934292401</text:p>
          </table:table-cell>
          <table:table-cell/>
        </table:table-row>
        <table:table-row table:style-name="ro2">
          <table:table-cell table:formula="of:=[.A929]+1" office:value-type="float" office:value="921">
            <text:p>921</text:p>
          </table:table-cell>
          <table:table-cell table:formula="of:=[.$B$1]*[.A930]/1024" office:value-type="float" office:value="4.4970703125">
            <text:p>4.4970703125</text:p>
          </table:table-cell>
          <table:table-cell table:formula="of:=([.B930]+[.$D$4])/[.$D$5]" office:value-type="float" office:value="3.92019258311601">
            <text:p>3.9201925831</text:p>
          </table:table-cell>
          <table:table-cell table:formula="of:=[.C930]*[.$B$2]/([.$B$1]-[.C930])" office:value-type="float" office:value="90.4600552526082">
            <text:p>90.4600552526</text:p>
          </table:table-cell>
          <table:table-cell/>
        </table:table-row>
        <table:table-row table:style-name="ro2">
          <table:table-cell table:formula="of:=[.A930]+1" office:value-type="float" office:value="922">
            <text:p>922</text:p>
          </table:table-cell>
          <table:table-cell table:formula="of:=[.$B$1]*[.A931]/1024" office:value-type="float" office:value="4.501953125">
            <text:p>4.501953125</text:p>
          </table:table-cell>
          <table:table-cell table:formula="of:=([.B931]+[.$D$4])/[.$D$5]" office:value-type="float" office:value="3.92363475344886">
            <text:p>3.9236347534</text:p>
          </table:table-cell>
          <table:table-cell table:formula="of:=[.C931]*[.$B$2]/([.$B$1]-[.C931])" office:value-type="float" office:value="90.8290261739145">
            <text:p>90.8290261739</text:p>
          </table:table-cell>
          <table:table-cell/>
        </table:table-row>
        <table:table-row table:style-name="ro2">
          <table:table-cell table:formula="of:=[.A931]+1" office:value-type="float" office:value="923">
            <text:p>923</text:p>
          </table:table-cell>
          <table:table-cell table:formula="of:=[.$B$1]*[.A932]/1024" office:value-type="float" office:value="4.5068359375">
            <text:p>4.5068359375</text:p>
          </table:table-cell>
          <table:table-cell table:formula="of:=([.B932]+[.$D$4])/[.$D$5]" office:value-type="float" office:value="3.92707692378171">
            <text:p>3.9270769238</text:p>
          </table:table-cell>
          <table:table-cell table:formula="of:=[.C932]*[.$B$2]/([.$B$1]-[.C932])" office:value-type="float" office:value="91.200364572978">
            <text:p>91.200364573</text:p>
          </table:table-cell>
          <table:table-cell/>
        </table:table-row>
        <table:table-row table:style-name="ro2">
          <table:table-cell table:formula="of:=[.A932]+1" office:value-type="float" office:value="924">
            <text:p>924</text:p>
          </table:table-cell>
          <table:table-cell table:formula="of:=[.$B$1]*[.A933]/1024" office:value-type="float" office:value="4.51171875">
            <text:p>4.51171875</text:p>
          </table:table-cell>
          <table:table-cell table:formula="of:=([.B933]+[.$D$4])/[.$D$5]" office:value-type="float" office:value="3.93051909411456">
            <text:p>3.9305190941</text:p>
          </table:table-cell>
          <table:table-cell table:formula="of:=[.C933]*[.$B$2]/([.$B$1]-[.C933])" office:value-type="float" office:value="91.5740933092857">
            <text:p>91.5740933093</text:p>
          </table:table-cell>
          <table:table-cell/>
        </table:table-row>
        <table:table-row table:style-name="ro2">
          <table:table-cell table:formula="of:=[.A933]+1" office:value-type="float" office:value="925">
            <text:p>925</text:p>
          </table:table-cell>
          <table:table-cell table:formula="of:=[.$B$1]*[.A934]/1024" office:value-type="float" office:value="4.5166015625">
            <text:p>4.5166015625</text:p>
          </table:table-cell>
          <table:table-cell table:formula="of:=([.B934]+[.$D$4])/[.$D$5]" office:value-type="float" office:value="3.93396126444741">
            <text:p>3.9339612644</text:p>
          </table:table-cell>
          <table:table-cell table:formula="of:=[.C934]*[.$B$2]/([.$B$1]-[.C934])" office:value-type="float" office:value="91.9502355375722">
            <text:p>91.9502355376</text:p>
          </table:table-cell>
          <table:table-cell/>
        </table:table-row>
        <table:table-row table:style-name="ro2">
          <table:table-cell table:formula="of:=[.A934]+1" office:value-type="float" office:value="926">
            <text:p>926</text:p>
          </table:table-cell>
          <table:table-cell table:formula="of:=[.$B$1]*[.A935]/1024" office:value-type="float" office:value="4.521484375">
            <text:p>4.521484375</text:p>
          </table:table-cell>
          <table:table-cell table:formula="of:=([.B935]+[.$D$4])/[.$D$5]" office:value-type="float" office:value="3.93740343478026">
            <text:p>3.9374034348</text:p>
          </table:table-cell>
          <table:table-cell table:formula="of:=[.C935]*[.$B$2]/([.$B$1]-[.C935])" office:value-type="float" office:value="92.3288147126012">
            <text:p>92.3288147126</text:p>
          </table:table-cell>
          <table:table-cell/>
        </table:table-row>
        <table:table-row table:style-name="ro2">
          <table:table-cell table:formula="of:=[.A935]+1" office:value-type="float" office:value="927">
            <text:p>927</text:p>
          </table:table-cell>
          <table:table-cell table:formula="of:=[.$B$1]*[.A936]/1024" office:value-type="float" office:value="4.5263671875">
            <text:p>4.5263671875</text:p>
          </table:table-cell>
          <table:table-cell table:formula="of:=([.B936]+[.$D$4])/[.$D$5]" office:value-type="float" office:value="3.94084560511311">
            <text:p>3.9408456051</text:p>
          </table:table-cell>
          <table:table-cell table:formula="of:=[.C936]*[.$B$2]/([.$B$1]-[.C936])" office:value-type="float" office:value="92.7098545940414">
            <text:p>92.709854594</text:p>
          </table:table-cell>
          <table:table-cell/>
        </table:table-row>
        <table:table-row table:style-name="ro2">
          <table:table-cell table:formula="of:=[.A936]+1" office:value-type="float" office:value="928">
            <text:p>928</text:p>
          </table:table-cell>
          <table:table-cell table:formula="of:=[.$B$1]*[.A937]/1024" office:value-type="float" office:value="4.53125">
            <text:p>4.53125</text:p>
          </table:table-cell>
          <table:table-cell table:formula="of:=([.B937]+[.$D$4])/[.$D$5]" office:value-type="float" office:value="3.94428777544596">
            <text:p>3.9442877754</text:p>
          </table:table-cell>
          <table:table-cell table:formula="of:=[.C937]*[.$B$2]/([.$B$1]-[.C937])" office:value-type="float" office:value="93.0933792514366">
            <text:p>93.0933792514</text:p>
          </table:table-cell>
          <table:table-cell/>
        </table:table-row>
        <table:table-row table:style-name="ro2">
          <table:table-cell table:formula="of:=[.A937]+1" office:value-type="float" office:value="929">
            <text:p>929</text:p>
          </table:table-cell>
          <table:table-cell table:formula="of:=[.$B$1]*[.A938]/1024" office:value-type="float" office:value="4.5361328125">
            <text:p>4.5361328125</text:p>
          </table:table-cell>
          <table:table-cell table:formula="of:=([.B938]+[.$D$4])/[.$D$5]" office:value-type="float" office:value="3.94772994577881">
            <text:p>3.9477299458</text:p>
          </table:table-cell>
          <table:table-cell table:formula="of:=[.C938]*[.$B$2]/([.$B$1]-[.C938])" office:value-type="float" office:value="93.4794130692747">
            <text:p>93.4794130693</text:p>
          </table:table-cell>
          <table:table-cell/>
        </table:table-row>
        <table:table-row table:style-name="ro2">
          <table:table-cell table:formula="of:=[.A938]+1" office:value-type="float" office:value="930">
            <text:p>930</text:p>
          </table:table-cell>
          <table:table-cell table:formula="of:=[.$B$1]*[.A939]/1024" office:value-type="float" office:value="4.541015625">
            <text:p>4.541015625</text:p>
          </table:table-cell>
          <table:table-cell table:formula="of:=([.B939]+[.$D$4])/[.$D$5]" office:value-type="float" office:value="3.95117211611166">
            <text:p>3.9511721161</text:p>
          </table:table-cell>
          <table:table-cell table:formula="of:=[.C939]*[.$B$2]/([.$B$1]-[.C939])" office:value-type="float" office:value="93.8679807521551">
            <text:p>93.8679807522</text:p>
          </table:table-cell>
          <table:table-cell/>
        </table:table-row>
        <table:table-row table:style-name="ro2">
          <table:table-cell table:formula="of:=[.A939]+1" office:value-type="float" office:value="931">
            <text:p>931</text:p>
          </table:table-cell>
          <table:table-cell table:formula="of:=[.$B$1]*[.A940]/1024" office:value-type="float" office:value="4.5458984375">
            <text:p>4.5458984375</text:p>
          </table:table-cell>
          <table:table-cell table:formula="of:=([.B940]+[.$D$4])/[.$D$5]" office:value-type="float" office:value="3.95461428644451">
            <text:p>3.9546142864</text:p>
          </table:table-cell>
          <table:table-cell table:formula="of:=[.C940]*[.$B$2]/([.$B$1]-[.C940])" office:value-type="float" office:value="94.2591073300596">
            <text:p>94.2591073301</text:p>
          </table:table-cell>
          <table:table-cell/>
        </table:table-row>
        <table:table-row table:style-name="ro2">
          <table:table-cell table:formula="of:=[.A940]+1" office:value-type="float" office:value="932">
            <text:p>932</text:p>
          </table:table-cell>
          <table:table-cell table:formula="of:=[.$B$1]*[.A941]/1024" office:value-type="float" office:value="4.55078125">
            <text:p>4.55078125</text:p>
          </table:table-cell>
          <table:table-cell table:formula="of:=([.B941]+[.$D$4])/[.$D$5]" office:value-type="float" office:value="3.95805645677736">
            <text:p>3.9580564568</text:p>
          </table:table-cell>
          <table:table-cell table:formula="of:=[.C941]*[.$B$2]/([.$B$1]-[.C941])" office:value-type="float" office:value="94.6528181637265">
            <text:p>94.6528181637</text:p>
          </table:table-cell>
          <table:table-cell/>
        </table:table-row>
        <table:table-row table:style-name="ro2">
          <table:table-cell table:formula="of:=[.A941]+1" office:value-type="float" office:value="933">
            <text:p>933</text:p>
          </table:table-cell>
          <table:table-cell table:formula="of:=[.$B$1]*[.A942]/1024" office:value-type="float" office:value="4.5556640625">
            <text:p>4.5556640625</text:p>
          </table:table-cell>
          <table:table-cell table:formula="of:=([.B942]+[.$D$4])/[.$D$5]" office:value-type="float" office:value="3.96149862711021">
            <text:p>3.9614986271</text:p>
          </table:table-cell>
          <table:table-cell table:formula="of:=[.C942]*[.$B$2]/([.$B$1]-[.C942])" office:value-type="float" office:value="95.0491389501326">
            <text:p>95.0491389501</text:p>
          </table:table-cell>
          <table:table-cell/>
        </table:table-row>
        <table:table-row table:style-name="ro2">
          <table:table-cell table:formula="of:=[.A942]+1" office:value-type="float" office:value="934">
            <text:p>934</text:p>
          </table:table-cell>
          <table:table-cell table:formula="of:=[.$B$1]*[.A943]/1024" office:value-type="float" office:value="4.560546875">
            <text:p>4.560546875</text:p>
          </table:table-cell>
          <table:table-cell table:formula="of:=([.B943]+[.$D$4])/[.$D$5]" office:value-type="float" office:value="3.96494079744306">
            <text:p>3.9649407974</text:p>
          </table:table-cell>
          <table:table-cell table:formula="of:=[.C943]*[.$B$2]/([.$B$1]-[.C943])" office:value-type="float" office:value="95.4480957280836">
            <text:p>95.4480957281</text:p>
          </table:table-cell>
          <table:table-cell/>
        </table:table-row>
        <table:table-row table:style-name="ro2">
          <table:table-cell table:formula="of:=[.A943]+1" office:value-type="float" office:value="935">
            <text:p>935</text:p>
          </table:table-cell>
          <table:table-cell table:formula="of:=[.$B$1]*[.A944]/1024" office:value-type="float" office:value="4.5654296875">
            <text:p>4.5654296875</text:p>
          </table:table-cell>
          <table:table-cell table:formula="of:=([.B944]+[.$D$4])/[.$D$5]" office:value-type="float" office:value="3.96838296777591">
            <text:p>3.9683829678</text:p>
          </table:table-cell>
          <table:table-cell table:formula="of:=[.C944]*[.$B$2]/([.$B$1]-[.C944])" office:value-type="float" office:value="95.8497148839176">
            <text:p>95.8497148839</text:p>
          </table:table-cell>
          <table:table-cell/>
        </table:table-row>
        <table:table-row table:style-name="ro2">
          <table:table-cell table:formula="of:=[.A944]+1" office:value-type="float" office:value="936">
            <text:p>936</text:p>
          </table:table-cell>
          <table:table-cell table:formula="of:=[.$B$1]*[.A945]/1024" office:value-type="float" office:value="4.5703125">
            <text:p>4.5703125</text:p>
          </table:table-cell>
          <table:table-cell table:formula="of:=([.B945]+[.$D$4])/[.$D$5]" office:value-type="float" office:value="3.97182513810876">
            <text:p>3.9718251381</text:p>
          </table:table-cell>
          <table:table-cell table:formula="of:=[.C945]*[.$B$2]/([.$B$1]-[.C945])" office:value-type="float" office:value="96.2540231573221">
            <text:p>96.2540231573</text:p>
          </table:table-cell>
          <table:table-cell/>
        </table:table-row>
        <table:table-row table:style-name="ro2">
          <table:table-cell table:formula="of:=[.A945]+1" office:value-type="float" office:value="937">
            <text:p>937</text:p>
          </table:table-cell>
          <table:table-cell table:formula="of:=[.$B$1]*[.A946]/1024" office:value-type="float" office:value="4.5751953125">
            <text:p>4.5751953125</text:p>
          </table:table-cell>
          <table:table-cell table:formula="of:=([.B946]+[.$D$4])/[.$D$5]" office:value-type="float" office:value="3.97526730844161">
            <text:p>3.9752673084</text:p>
          </table:table-cell>
          <table:table-cell table:formula="of:=[.C946]*[.$B$2]/([.$B$1]-[.C946])" office:value-type="float" office:value="96.6610476472688">
            <text:p>96.6610476473</text:p>
          </table:table-cell>
          <table:table-cell/>
        </table:table-row>
        <table:table-row table:style-name="ro2">
          <table:table-cell table:formula="of:=[.A946]+1" office:value-type="float" office:value="938">
            <text:p>938</text:p>
          </table:table-cell>
          <table:table-cell table:formula="of:=[.$B$1]*[.A947]/1024" office:value-type="float" office:value="4.580078125">
            <text:p>4.580078125</text:p>
          </table:table-cell>
          <table:table-cell table:formula="of:=([.B947]+[.$D$4])/[.$D$5]" office:value-type="float" office:value="3.97870947877446">
            <text:p>3.9787094788</text:p>
          </table:table-cell>
          <table:table-cell table:formula="of:=[.C947]*[.$B$2]/([.$B$1]-[.C947])" office:value-type="float" office:value="97.070815818068">
            <text:p>97.0708158181</text:p>
          </table:table-cell>
          <table:table-cell/>
        </table:table-row>
        <table:table-row table:style-name="ro2">
          <table:table-cell table:formula="of:=[.A947]+1" office:value-type="float" office:value="939">
            <text:p>939</text:p>
          </table:table-cell>
          <table:table-cell table:formula="of:=[.$B$1]*[.A948]/1024" office:value-type="float" office:value="4.5849609375">
            <text:p>4.5849609375</text:p>
          </table:table-cell>
          <table:table-cell table:formula="of:=([.B948]+[.$D$4])/[.$D$5]" office:value-type="float" office:value="3.98215164910731">
            <text:p>3.9821516491</text:p>
          </table:table-cell>
          <table:table-cell table:formula="of:=[.C948]*[.$B$2]/([.$B$1]-[.C948])" office:value-type="float" office:value="97.4833555055469">
            <text:p>97.4833555055</text:p>
          </table:table-cell>
          <table:table-cell/>
        </table:table-row>
        <table:table-row table:style-name="ro2">
          <table:table-cell table:formula="of:=[.A948]+1" office:value-type="float" office:value="940">
            <text:p>940</text:p>
          </table:table-cell>
          <table:table-cell table:formula="of:=[.$B$1]*[.A949]/1024" office:value-type="float" office:value="4.58984375">
            <text:p>4.58984375</text:p>
          </table:table-cell>
          <table:table-cell table:formula="of:=([.B949]+[.$D$4])/[.$D$5]" office:value-type="float" office:value="3.98559381944016">
            <text:p>3.9855938194</text:p>
          </table:table-cell>
          <table:table-cell table:formula="of:=[.C949]*[.$B$2]/([.$B$1]-[.C949])" office:value-type="float" office:value="97.8986949233518">
            <text:p>97.8986949234</text:p>
          </table:table-cell>
          <table:table-cell/>
        </table:table-row>
        <table:table-row table:style-name="ro2">
          <table:table-cell table:formula="of:=[.A949]+1" office:value-type="float" office:value="941">
            <text:p>941</text:p>
          </table:table-cell>
          <table:table-cell table:formula="of:=[.$B$1]*[.A950]/1024" office:value-type="float" office:value="4.5947265625">
            <text:p>4.5947265625</text:p>
          </table:table-cell>
          <table:table-cell table:formula="of:=([.B950]+[.$D$4])/[.$D$5]" office:value-type="float" office:value="3.98903598977301">
            <text:p>3.9890359898</text:p>
          </table:table-cell>
          <table:table-cell table:formula="of:=[.C950]*[.$B$2]/([.$B$1]-[.C950])" office:value-type="float" office:value="98.3168626693812">
            <text:p>98.3168626694</text:p>
          </table:table-cell>
          <table:table-cell/>
        </table:table-row>
        <table:table-row table:style-name="ro2">
          <table:table-cell table:formula="of:=[.A950]+1" office:value-type="float" office:value="942">
            <text:p>942</text:p>
          </table:table-cell>
          <table:table-cell table:formula="of:=[.$B$1]*[.A951]/1024" office:value-type="float" office:value="4.599609375">
            <text:p>4.599609375</text:p>
          </table:table-cell>
          <table:table-cell table:formula="of:=([.B951]+[.$D$4])/[.$D$5]" office:value-type="float" office:value="3.99247816010586">
            <text:p>3.9924781601</text:p>
          </table:table-cell>
          <table:table-cell table:formula="of:=[.C951]*[.$B$2]/([.$B$1]-[.C951])" office:value-type="float" office:value="98.7378877323492">
            <text:p>98.7378877323</text:p>
          </table:table-cell>
          <table:table-cell/>
        </table:table-row>
        <table:table-row table:style-name="ro2">
          <table:table-cell table:formula="of:=[.A951]+1" office:value-type="float" office:value="943">
            <text:p>943</text:p>
          </table:table-cell>
          <table:table-cell table:formula="of:=[.$B$1]*[.A952]/1024" office:value-type="float" office:value="4.6044921875">
            <text:p>4.6044921875</text:p>
          </table:table-cell>
          <table:table-cell table:formula="of:=([.B952]+[.$D$4])/[.$D$5]" office:value-type="float" office:value="3.99592033043871">
            <text:p>3.9959203304</text:p>
          </table:table-cell>
          <table:table-cell table:formula="of:=[.C952]*[.$B$2]/([.$B$1]-[.C952])" office:value-type="float" office:value="99.1617994984844">
            <text:p>99.1617994985</text:p>
          </table:table-cell>
          <table:table-cell/>
        </table:table-row>
        <table:table-row table:style-name="ro2">
          <table:table-cell table:formula="of:=[.A952]+1" office:value-type="float" office:value="944">
            <text:p>944</text:p>
          </table:table-cell>
          <table:table-cell table:formula="of:=[.$B$1]*[.A953]/1024" office:value-type="float" office:value="4.609375">
            <text:p>4.609375</text:p>
          </table:table-cell>
          <table:table-cell table:formula="of:=([.B953]+[.$D$4])/[.$D$5]" office:value-type="float" office:value="3.99936250077156">
            <text:p>3.9993625008</text:p>
          </table:table-cell>
          <table:table-cell table:formula="of:=[.C953]*[.$B$2]/([.$B$1]-[.C953])" office:value-type="float" office:value="99.5886277583673">
            <text:p>99.5886277584</text:p>
          </table:table-cell>
          <table:table-cell/>
        </table:table-row>
        <table:table-row table:style-name="ro2">
          <table:table-cell table:formula="of:=[.A953]+1" office:value-type="float" office:value="945">
            <text:p>945</text:p>
          </table:table-cell>
          <table:table-cell table:formula="of:=[.$B$1]*[.A954]/1024" office:value-type="float" office:value="4.6142578125">
            <text:p>4.6142578125</text:p>
          </table:table-cell>
          <table:table-cell table:formula="of:=([.B954]+[.$D$4])/[.$D$5]" office:value-type="float" office:value="4.00280467110441">
            <text:p>4.0028046711</text:p>
          </table:table-cell>
          <table:table-cell table:formula="of:=[.C954]*[.$B$2]/([.$B$1]-[.C954])" office:value-type="float" office:value="100.018402713909">
            <text:p>100.0184027139</text:p>
          </table:table-cell>
          <table:table-cell/>
        </table:table-row>
        <table:table-row table:style-name="ro2">
          <table:table-cell table:formula="of:=[.A954]+1" office:value-type="float" office:value="946">
            <text:p>946</text:p>
          </table:table-cell>
          <table:table-cell table:formula="of:=[.$B$1]*[.A955]/1024" office:value-type="float" office:value="4.619140625">
            <text:p>4.619140625</text:p>
          </table:table-cell>
          <table:table-cell table:formula="of:=([.B955]+[.$D$4])/[.$D$5]" office:value-type="float" office:value="4.00624684143726">
            <text:p>4.0062468414</text:p>
          </table:table-cell>
          <table:table-cell table:formula="of:=[.C955]*[.$B$2]/([.$B$1]-[.C955])" office:value-type="float" office:value="100.451154985476">
            <text:p>100.4511549855</text:p>
          </table:table-cell>
          <table:table-cell/>
        </table:table-row>
        <table:table-row table:style-name="ro2">
          <table:table-cell table:formula="of:=[.A955]+1" office:value-type="float" office:value="947">
            <text:p>947</text:p>
          </table:table-cell>
          <table:table-cell table:formula="of:=[.$B$1]*[.A956]/1024" office:value-type="float" office:value="4.6240234375">
            <text:p>4.6240234375</text:p>
          </table:table-cell>
          <table:table-cell table:formula="of:=([.B956]+[.$D$4])/[.$D$5]" office:value-type="float" office:value="4.00968901177011">
            <text:p>4.0096890118</text:p>
          </table:table-cell>
          <table:table-cell table:formula="of:=[.C956]*[.$B$2]/([.$B$1]-[.C956])" office:value-type="float" office:value="100.88691561916">
            <text:p>100.8869156192</text:p>
          </table:table-cell>
          <table:table-cell/>
        </table:table-row>
        <table:table-row table:style-name="ro2">
          <table:table-cell table:formula="of:=[.A956]+1" office:value-type="float" office:value="948">
            <text:p>948</text:p>
          </table:table-cell>
          <table:table-cell table:formula="of:=[.$B$1]*[.A957]/1024" office:value-type="float" office:value="4.62890625">
            <text:p>4.62890625</text:p>
          </table:table-cell>
          <table:table-cell table:formula="of:=([.B957]+[.$D$4])/[.$D$5]" office:value-type="float" office:value="4.01313118210296">
            <text:p>4.0131311821</text:p>
          </table:table-cell>
          <table:table-cell table:formula="of:=[.C957]*[.$B$2]/([.$B$1]-[.C957])" office:value-type="float" office:value="101.325716094205">
            <text:p>101.3257160942</text:p>
          </table:table-cell>
          <table:table-cell/>
        </table:table-row>
        <table:table-row table:style-name="ro2">
          <table:table-cell table:formula="of:=[.A957]+1" office:value-type="float" office:value="949">
            <text:p>949</text:p>
          </table:table-cell>
          <table:table-cell table:formula="of:=[.$B$1]*[.A958]/1024" office:value-type="float" office:value="4.6337890625">
            <text:p>4.6337890625</text:p>
          </table:table-cell>
          <table:table-cell table:formula="of:=([.B958]+[.$D$4])/[.$D$5]" office:value-type="float" office:value="4.01657335243581">
            <text:p>4.0165733524</text:p>
          </table:table-cell>
          <table:table-cell table:formula="of:=[.C958]*[.$B$2]/([.$B$1]-[.C958])" office:value-type="float" office:value="101.767588330588">
            <text:p>101.7675883306</text:p>
          </table:table-cell>
          <table:table-cell/>
        </table:table-row>
        <table:table-row table:style-name="ro2">
          <table:table-cell table:formula="of:=[.A958]+1" office:value-type="float" office:value="950">
            <text:p>950</text:p>
          </table:table-cell>
          <table:table-cell table:formula="of:=[.$B$1]*[.A959]/1024" office:value-type="float" office:value="4.638671875">
            <text:p>4.638671875</text:p>
          </table:table-cell>
          <table:table-cell table:formula="of:=([.B959]+[.$D$4])/[.$D$5]" office:value-type="float" office:value="4.02001552276866">
            <text:p>4.0200155228</text:p>
          </table:table-cell>
          <table:table-cell table:formula="of:=[.C959]*[.$B$2]/([.$B$1]-[.C959])" office:value-type="float" office:value="102.212564696757">
            <text:p>102.2125646968</text:p>
          </table:table-cell>
          <table:table-cell/>
        </table:table-row>
        <table:table-row table:style-name="ro2">
          <table:table-cell table:formula="of:=[.A959]+1" office:value-type="float" office:value="951">
            <text:p>951</text:p>
          </table:table-cell>
          <table:table-cell table:formula="of:=[.$B$1]*[.A960]/1024" office:value-type="float" office:value="4.6435546875">
            <text:p>4.6435546875</text:p>
          </table:table-cell>
          <table:table-cell table:formula="of:=([.B960]+[.$D$4])/[.$D$5]" office:value-type="float" office:value="4.02345769310151">
            <text:p>4.0234576931</text:p>
          </table:table-cell>
          <table:table-cell table:formula="of:=[.C960]*[.$B$2]/([.$B$1]-[.C960])" office:value-type="float" office:value="102.660678017538">
            <text:p>102.6606780175</text:p>
          </table:table-cell>
          <table:table-cell/>
        </table:table-row>
        <table:table-row table:style-name="ro2">
          <table:table-cell table:formula="of:=[.A960]+1" office:value-type="float" office:value="952">
            <text:p>952</text:p>
          </table:table-cell>
          <table:table-cell table:formula="of:=[.$B$1]*[.A961]/1024" office:value-type="float" office:value="4.6484375">
            <text:p>4.6484375</text:p>
          </table:table-cell>
          <table:table-cell table:formula="of:=([.B961]+[.$D$4])/[.$D$5]" office:value-type="float" office:value="4.02689986343436">
            <text:p>4.0268998634</text:p>
          </table:table-cell>
          <table:table-cell table:formula="of:=[.C961]*[.$B$2]/([.$B$1]-[.C961])" office:value-type="float" office:value="103.111961582204">
            <text:p>103.1119615822</text:p>
          </table:table-cell>
          <table:table-cell/>
        </table:table-row>
        <table:table-row table:style-name="ro2">
          <table:table-cell table:formula="of:=[.A961]+1" office:value-type="float" office:value="953">
            <text:p>953</text:p>
          </table:table-cell>
          <table:table-cell table:formula="of:=[.$B$1]*[.A962]/1024" office:value-type="float" office:value="4.6533203125">
            <text:p>4.6533203125</text:p>
          </table:table-cell>
          <table:table-cell table:formula="of:=([.B962]+[.$D$4])/[.$D$5]" office:value-type="float" office:value="4.03034203376721">
            <text:p>4.0303420338</text:p>
          </table:table-cell>
          <table:table-cell table:formula="of:=[.C962]*[.$B$2]/([.$B$1]-[.C962])" office:value-type="float" office:value="103.566449152719">
            <text:p>103.5664491527</text:p>
          </table:table-cell>
          <table:table-cell/>
        </table:table-row>
        <table:table-row table:style-name="ro2">
          <table:table-cell table:formula="of:=[.A962]+1" office:value-type="float" office:value="954">
            <text:p>954</text:p>
          </table:table-cell>
          <table:table-cell table:formula="of:=[.$B$1]*[.A963]/1024" office:value-type="float" office:value="4.658203125">
            <text:p>4.658203125</text:p>
          </table:table-cell>
          <table:table-cell table:formula="of:=([.B963]+[.$D$4])/[.$D$5]" office:value-type="float" office:value="4.03378420410006">
            <text:p>4.0337842041</text:p>
          </table:table-cell>
          <table:table-cell table:formula="of:=[.C963]*[.$B$2]/([.$B$1]-[.C963])" office:value-type="float" office:value="104.02417497216">
            <text:p>104.0241749722</text:p>
          </table:table-cell>
          <table:table-cell/>
        </table:table-row>
        <table:table-row table:style-name="ro2">
          <table:table-cell table:formula="of:=[.A963]+1" office:value-type="float" office:value="955">
            <text:p>955</text:p>
          </table:table-cell>
          <table:table-cell table:formula="of:=[.$B$1]*[.A964]/1024" office:value-type="float" office:value="4.6630859375">
            <text:p>4.6630859375</text:p>
          </table:table-cell>
          <table:table-cell table:formula="of:=([.B964]+[.$D$4])/[.$D$5]" office:value-type="float" office:value="4.03722637443291">
            <text:p>4.0372263744</text:p>
          </table:table-cell>
          <table:table-cell table:formula="of:=[.C964]*[.$B$2]/([.$B$1]-[.C964])" office:value-type="float" office:value="104.485173773317">
            <text:p>104.4851737733</text:p>
          </table:table-cell>
          <table:table-cell/>
        </table:table-row>
        <table:table-row table:style-name="ro2">
          <table:table-cell table:formula="of:=[.A964]+1" office:value-type="float" office:value="956">
            <text:p>956</text:p>
          </table:table-cell>
          <table:table-cell table:formula="of:=[.$B$1]*[.A965]/1024" office:value-type="float" office:value="4.66796875">
            <text:p>4.66796875</text:p>
          </table:table-cell>
          <table:table-cell table:formula="of:=([.B965]+[.$D$4])/[.$D$5]" office:value-type="float" office:value="4.04066854476576">
            <text:p>4.0406685448</text:p>
          </table:table-cell>
          <table:table-cell table:formula="of:=[.C965]*[.$B$2]/([.$B$1]-[.C965])" office:value-type="float" office:value="104.949480787477">
            <text:p>104.9494807875</text:p>
          </table:table-cell>
          <table:table-cell/>
        </table:table-row>
        <table:table-row table:style-name="ro2">
          <table:table-cell table:formula="of:=[.A965]+1" office:value-type="float" office:value="957">
            <text:p>957</text:p>
          </table:table-cell>
          <table:table-cell table:formula="of:=[.$B$1]*[.A966]/1024" office:value-type="float" office:value="4.6728515625">
            <text:p>4.6728515625</text:p>
          </table:table-cell>
          <table:table-cell table:formula="of:=([.B966]+[.$D$4])/[.$D$5]" office:value-type="float" office:value="4.04411071509861">
            <text:p>4.0441107151</text:p>
          </table:table-cell>
          <table:table-cell table:formula="of:=[.C966]*[.$B$2]/([.$B$1]-[.C966])" office:value-type="float" office:value="105.417131753398">
            <text:p>105.4171317534</text:p>
          </table:table-cell>
          <table:table-cell/>
        </table:table-row>
        <table:table-row table:style-name="ro2">
          <table:table-cell table:formula="of:=[.A966]+1" office:value-type="float" office:value="958">
            <text:p>958</text:p>
          </table:table-cell>
          <table:table-cell table:formula="of:=[.$B$1]*[.A967]/1024" office:value-type="float" office:value="4.677734375">
            <text:p>4.677734375</text:p>
          </table:table-cell>
          <table:table-cell table:formula="of:=([.B967]+[.$D$4])/[.$D$5]" office:value-type="float" office:value="4.04755288543146">
            <text:p>4.0475528854</text:p>
          </table:table-cell>
          <table:table-cell table:formula="of:=[.C967]*[.$B$2]/([.$B$1]-[.C967])" office:value-type="float" office:value="105.888162926486">
            <text:p>105.8881629265</text:p>
          </table:table-cell>
          <table:table-cell/>
        </table:table-row>
        <table:table-row table:style-name="ro2">
          <table:table-cell table:formula="of:=[.A967]+1" office:value-type="float" office:value="959">
            <text:p>959</text:p>
          </table:table-cell>
          <table:table-cell table:formula="of:=[.$B$1]*[.A968]/1024" office:value-type="float" office:value="4.6826171875">
            <text:p>4.6826171875</text:p>
          </table:table-cell>
          <table:table-cell table:formula="of:=([.B968]+[.$D$4])/[.$D$5]" office:value-type="float" office:value="4.05099505576431">
            <text:p>4.0509950558</text:p>
          </table:table-cell>
          <table:table-cell table:formula="of:=[.C968]*[.$B$2]/([.$B$1]-[.C968])" office:value-type="float" office:value="106.362611088157">
            <text:p>106.3626110882</text:p>
          </table:table-cell>
          <table:table-cell/>
        </table:table-row>
        <table:table-row table:style-name="ro2">
          <table:table-cell table:formula="of:=[.A968]+1" office:value-type="float" office:value="960">
            <text:p>960</text:p>
          </table:table-cell>
          <table:table-cell table:formula="of:=[.$B$1]*[.A969]/1024" office:value-type="float" office:value="4.6875">
            <text:p>4.6875</text:p>
          </table:table-cell>
          <table:table-cell table:formula="of:=([.B969]+[.$D$4])/[.$D$5]" office:value-type="float" office:value="4.05443722609716">
            <text:p>4.0544372261</text:p>
          </table:table-cell>
          <table:table-cell table:formula="of:=[.C969]*[.$B$2]/([.$B$1]-[.C969])" office:value-type="float" office:value="106.840513555415">
            <text:p>106.8405135554</text:p>
          </table:table-cell>
          <table:table-cell/>
        </table:table-row>
        <table:table-row table:style-name="ro2">
          <table:table-cell table:formula="of:=[.A969]+1" office:value-type="float" office:value="961">
            <text:p>961</text:p>
          </table:table-cell>
          <table:table-cell table:formula="of:=[.$B$1]*[.A970]/1024" office:value-type="float" office:value="4.6923828125">
            <text:p>4.6923828125</text:p>
          </table:table-cell>
          <table:table-cell table:formula="of:=([.B970]+[.$D$4])/[.$D$5]" office:value-type="float" office:value="4.05787939643001">
            <text:p>4.0578793964</text:p>
          </table:table-cell>
          <table:table-cell table:formula="of:=[.C970]*[.$B$2]/([.$B$1]-[.C970])" office:value-type="float" office:value="107.321908190637">
            <text:p>107.3219081906</text:p>
          </table:table-cell>
          <table:table-cell/>
        </table:table-row>
        <table:table-row table:style-name="ro2">
          <table:table-cell table:formula="of:=[.A970]+1" office:value-type="float" office:value="962">
            <text:p>962</text:p>
          </table:table-cell>
          <table:table-cell table:formula="of:=[.$B$1]*[.A971]/1024" office:value-type="float" office:value="4.697265625">
            <text:p>4.697265625</text:p>
          </table:table-cell>
          <table:table-cell table:formula="of:=([.B971]+[.$D$4])/[.$D$5]" office:value-type="float" office:value="4.06132156676286">
            <text:p>4.0613215668</text:p>
          </table:table-cell>
          <table:table-cell table:formula="of:=[.C971]*[.$B$2]/([.$B$1]-[.C971])" office:value-type="float" office:value="107.80683341157">
            <text:p>107.8068334116</text:p>
          </table:table-cell>
          <table:table-cell/>
        </table:table-row>
        <table:table-row table:style-name="ro2">
          <table:table-cell table:formula="of:=[.A971]+1" office:value-type="float" office:value="963">
            <text:p>963</text:p>
          </table:table-cell>
          <table:table-cell table:formula="of:=[.$B$1]*[.A972]/1024" office:value-type="float" office:value="4.7021484375">
            <text:p>4.7021484375</text:p>
          </table:table-cell>
          <table:table-cell table:formula="of:=([.B972]+[.$D$4])/[.$D$5]" office:value-type="float" office:value="4.0647637370957">
            <text:p>4.0647637371</text:p>
          </table:table-cell>
          <table:table-cell table:formula="of:=[.C972]*[.$B$2]/([.$B$1]-[.C972])" office:value-type="float" office:value="108.295328201552">
            <text:p>108.2953282016</text:p>
          </table:table-cell>
          <table:table-cell/>
        </table:table-row>
        <table:table-row table:style-name="ro2">
          <table:table-cell table:formula="of:=[.A972]+1" office:value-type="float" office:value="964">
            <text:p>964</text:p>
          </table:table-cell>
          <table:table-cell table:formula="of:=[.$B$1]*[.A973]/1024" office:value-type="float" office:value="4.70703125">
            <text:p>4.70703125</text:p>
          </table:table-cell>
          <table:table-cell table:formula="of:=([.B973]+[.$D$4])/[.$D$5]" office:value-type="float" office:value="4.06820590742855">
            <text:p>4.0682059074</text:p>
          </table:table-cell>
          <table:table-cell table:formula="of:=[.C973]*[.$B$2]/([.$B$1]-[.C973])" office:value-type="float" office:value="108.787432119962">
            <text:p>108.78743212</text:p>
          </table:table-cell>
          <table:table-cell/>
        </table:table-row>
        <table:table-row table:style-name="ro2">
          <table:table-cell table:formula="of:=[.A973]+1" office:value-type="float" office:value="965">
            <text:p>965</text:p>
          </table:table-cell>
          <table:table-cell table:formula="of:=[.$B$1]*[.A974]/1024" office:value-type="float" office:value="4.7119140625">
            <text:p>4.7119140625</text:p>
          </table:table-cell>
          <table:table-cell table:formula="of:=([.B974]+[.$D$4])/[.$D$5]" office:value-type="float" office:value="4.0716480777614">
            <text:p>4.0716480778</text:p>
          </table:table-cell>
          <table:table-cell table:formula="of:=[.C974]*[.$B$2]/([.$B$1]-[.C974])" office:value-type="float" office:value="109.283185312893">
            <text:p>109.2831853129</text:p>
          </table:table-cell>
          <table:table-cell/>
        </table:table-row>
        <table:table-row table:style-name="ro2">
          <table:table-cell table:formula="of:=[.A974]+1" office:value-type="float" office:value="966">
            <text:p>966</text:p>
          </table:table-cell>
          <table:table-cell table:formula="of:=[.$B$1]*[.A975]/1024" office:value-type="float" office:value="4.716796875">
            <text:p>4.716796875</text:p>
          </table:table-cell>
          <table:table-cell table:formula="of:=([.B975]+[.$D$4])/[.$D$5]" office:value-type="float" office:value="4.07509024809425">
            <text:p>4.0750902481</text:p>
          </table:table-cell>
          <table:table-cell table:formula="of:=[.C975]*[.$B$2]/([.$B$1]-[.C975])" office:value-type="float" office:value="109.782628524077">
            <text:p>109.7826285241</text:p>
          </table:table-cell>
          <table:table-cell/>
        </table:table-row>
        <table:table-row table:style-name="ro2">
          <table:table-cell table:formula="of:=[.A975]+1" office:value-type="float" office:value="967">
            <text:p>967</text:p>
          </table:table-cell>
          <table:table-cell table:formula="of:=[.$B$1]*[.A976]/1024" office:value-type="float" office:value="4.7216796875">
            <text:p>4.7216796875</text:p>
          </table:table-cell>
          <table:table-cell table:formula="of:=([.B976]+[.$D$4])/[.$D$5]" office:value-type="float" office:value="4.0785324184271">
            <text:p>4.0785324184</text:p>
          </table:table-cell>
          <table:table-cell table:formula="of:=[.C976]*[.$B$2]/([.$B$1]-[.C976])" office:value-type="float" office:value="110.285803106041">
            <text:p>110.285803106</text:p>
          </table:table-cell>
          <table:table-cell/>
        </table:table-row>
        <table:table-row table:style-name="ro2">
          <table:table-cell table:formula="of:=[.A976]+1" office:value-type="float" office:value="968">
            <text:p>968</text:p>
          </table:table-cell>
          <table:table-cell table:formula="of:=[.$B$1]*[.A977]/1024" office:value-type="float" office:value="4.7265625">
            <text:p>4.7265625</text:p>
          </table:table-cell>
          <table:table-cell table:formula="of:=([.B977]+[.$D$4])/[.$D$5]" office:value-type="float" office:value="4.08197458875995">
            <text:p>4.0819745888</text:p>
          </table:table-cell>
          <table:table-cell table:formula="of:=[.C977]*[.$B$2]/([.$B$1]-[.C977])" office:value-type="float" office:value="110.792751031525">
            <text:p>110.7927510315</text:p>
          </table:table-cell>
          <table:table-cell/>
        </table:table-row>
        <table:table-row table:style-name="ro2">
          <table:table-cell table:formula="of:=[.A977]+1" office:value-type="float" office:value="969">
            <text:p>969</text:p>
          </table:table-cell>
          <table:table-cell table:formula="of:=[.$B$1]*[.A978]/1024" office:value-type="float" office:value="4.7314453125">
            <text:p>4.7314453125</text:p>
          </table:table-cell>
          <table:table-cell table:formula="of:=([.B978]+[.$D$4])/[.$D$5]" office:value-type="float" office:value="4.0854167590928">
            <text:p>4.0854167591</text:p>
          </table:table-cell>
          <table:table-cell table:formula="of:=[.C978]*[.$B$2]/([.$B$1]-[.C978])" office:value-type="float" office:value="111.303514905151">
            <text:p>111.3035149052</text:p>
          </table:table-cell>
          <table:table-cell/>
        </table:table-row>
        <table:table-row table:style-name="ro2">
          <table:table-cell table:formula="of:=[.A978]+1" office:value-type="float" office:value="970">
            <text:p>970</text:p>
          </table:table-cell>
          <table:table-cell table:formula="of:=[.$B$1]*[.A979]/1024" office:value-type="float" office:value="4.736328125">
            <text:p>4.736328125</text:p>
          </table:table-cell>
          <table:table-cell table:formula="of:=([.B979]+[.$D$4])/[.$D$5]" office:value-type="float" office:value="4.08885892942565">
            <text:p>4.0888589294</text:p>
          </table:table-cell>
          <table:table-cell table:formula="of:=[.C979]*[.$B$2]/([.$B$1]-[.C979])" office:value-type="float" office:value="111.818137975359">
            <text:p>111.8181379754</text:p>
          </table:table-cell>
          <table:table-cell/>
        </table:table-row>
        <table:table-row table:style-name="ro2">
          <table:table-cell table:formula="of:=[.A979]+1" office:value-type="float" office:value="971">
            <text:p>971</text:p>
          </table:table-cell>
          <table:table-cell table:formula="of:=[.$B$1]*[.A980]/1024" office:value-type="float" office:value="4.7412109375">
            <text:p>4.7412109375</text:p>
          </table:table-cell>
          <table:table-cell table:formula="of:=([.B980]+[.$D$4])/[.$D$5]" office:value-type="float" office:value="4.0923010997585">
            <text:p>4.0923010998</text:p>
          </table:table-cell>
          <table:table-cell table:formula="of:=[.C980]*[.$B$2]/([.$B$1]-[.C980])" office:value-type="float" office:value="112.336664146617">
            <text:p>112.3366641466</text:p>
          </table:table-cell>
          <table:table-cell/>
        </table:table-row>
        <table:table-row table:style-name="ro2">
          <table:table-cell table:formula="of:=[.A980]+1" office:value-type="float" office:value="972">
            <text:p>972</text:p>
          </table:table-cell>
          <table:table-cell table:formula="of:=[.$B$1]*[.A981]/1024" office:value-type="float" office:value="4.74609375">
            <text:p>4.74609375</text:p>
          </table:table-cell>
          <table:table-cell table:formula="of:=([.B981]+[.$D$4])/[.$D$5]" office:value-type="float" office:value="4.09574327009135">
            <text:p>4.0957432701</text:p>
          </table:table-cell>
          <table:table-cell table:formula="of:=[.C981]*[.$B$2]/([.$B$1]-[.C981])" office:value-type="float" office:value="112.859137991902">
            <text:p>112.8591379919</text:p>
          </table:table-cell>
          <table:table-cell/>
        </table:table-row>
        <table:table-row table:style-name="ro2">
          <table:table-cell table:formula="of:=[.A981]+1" office:value-type="float" office:value="973">
            <text:p>973</text:p>
          </table:table-cell>
          <table:table-cell table:formula="of:=[.$B$1]*[.A982]/1024" office:value-type="float" office:value="4.7509765625">
            <text:p>4.7509765625</text:p>
          </table:table-cell>
          <table:table-cell table:formula="of:=([.B982]+[.$D$4])/[.$D$5]" office:value-type="float" office:value="4.0991854404242">
            <text:p>4.0991854404</text:p>
          </table:table-cell>
          <table:table-cell table:formula="of:=[.C982]*[.$B$2]/([.$B$1]-[.C982])" office:value-type="float" office:value="113.385604765478">
            <text:p>113.3856047655</text:p>
          </table:table-cell>
          <table:table-cell/>
        </table:table-row>
        <table:table-row table:style-name="ro2">
          <table:table-cell table:formula="of:=[.A982]+1" office:value-type="float" office:value="974">
            <text:p>974</text:p>
          </table:table-cell>
          <table:table-cell table:formula="of:=[.$B$1]*[.A983]/1024" office:value-type="float" office:value="4.755859375">
            <text:p>4.755859375</text:p>
          </table:table-cell>
          <table:table-cell table:formula="of:=([.B983]+[.$D$4])/[.$D$5]" office:value-type="float" office:value="4.10262761075705">
            <text:p>4.1026276108</text:p>
          </table:table-cell>
          <table:table-cell table:formula="of:=[.C983]*[.$B$2]/([.$B$1]-[.C983])" office:value-type="float" office:value="113.91611041596">
            <text:p>113.916110416</text:p>
          </table:table-cell>
          <table:table-cell/>
        </table:table-row>
        <table:table-row table:style-name="ro2">
          <table:table-cell table:formula="of:=[.A983]+1" office:value-type="float" office:value="975">
            <text:p>975</text:p>
          </table:table-cell>
          <table:table-cell table:formula="of:=[.$B$1]*[.A984]/1024" office:value-type="float" office:value="4.7607421875">
            <text:p>4.7607421875</text:p>
          </table:table-cell>
          <table:table-cell table:formula="of:=([.B984]+[.$D$4])/[.$D$5]" office:value-type="float" office:value="4.1060697810899">
            <text:p>4.1060697811</text:p>
          </table:table-cell>
          <table:table-cell table:formula="of:=[.C984]*[.$B$2]/([.$B$1]-[.C984])" office:value-type="float" office:value="114.450701599681">
            <text:p>114.4507015997</text:p>
          </table:table-cell>
          <table:table-cell/>
        </table:table-row>
        <table:table-row table:style-name="ro2">
          <table:table-cell table:formula="of:=[.A984]+1" office:value-type="float" office:value="976">
            <text:p>976</text:p>
          </table:table-cell>
          <table:table-cell table:formula="of:=[.$B$1]*[.A985]/1024" office:value-type="float" office:value="4.765625">
            <text:p>4.765625</text:p>
          </table:table-cell>
          <table:table-cell table:formula="of:=([.B985]+[.$D$4])/[.$D$5]" office:value-type="float" office:value="4.10951195142275">
            <text:p>4.1095119514</text:p>
          </table:table-cell>
          <table:table-cell table:formula="of:=[.C985]*[.$B$2]/([.$B$1]-[.C985])" office:value-type="float" office:value="114.989425694373">
            <text:p>114.9894256944</text:p>
          </table:table-cell>
          <table:table-cell/>
        </table:table-row>
        <table:table-row table:style-name="ro2">
          <table:table-cell table:formula="of:=[.A985]+1" office:value-type="float" office:value="977">
            <text:p>977</text:p>
          </table:table-cell>
          <table:table-cell table:formula="of:=[.$B$1]*[.A986]/1024" office:value-type="float" office:value="4.7705078125">
            <text:p>4.7705078125</text:p>
          </table:table-cell>
          <table:table-cell table:formula="of:=([.B986]+[.$D$4])/[.$D$5]" office:value-type="float" office:value="4.1129541217556">
            <text:p>4.1129541218</text:p>
          </table:table-cell>
          <table:table-cell table:formula="of:=[.C986]*[.$B$2]/([.$B$1]-[.C986])" office:value-type="float" office:value="115.532330813163">
            <text:p>115.5323308132</text:p>
          </table:table-cell>
          <table:table-cell/>
        </table:table-row>
        <table:table-row table:style-name="ro2">
          <table:table-cell table:formula="of:=[.A986]+1" office:value-type="float" office:value="978">
            <text:p>978</text:p>
          </table:table-cell>
          <table:table-cell table:formula="of:=[.$B$1]*[.A987]/1024" office:value-type="float" office:value="4.775390625">
            <text:p>4.775390625</text:p>
          </table:table-cell>
          <table:table-cell table:formula="of:=([.B987]+[.$D$4])/[.$D$5]" office:value-type="float" office:value="4.11639629208845">
            <text:p>4.1163962921</text:p>
          </table:table-cell>
          <table:table-cell table:formula="of:=[.C987]*[.$B$2]/([.$B$1]-[.C987])" office:value-type="float" office:value="116.079465818896">
            <text:p>116.0794658189</text:p>
          </table:table-cell>
          <table:table-cell/>
        </table:table-row>
        <table:table-row table:style-name="ro2">
          <table:table-cell table:formula="of:=[.A987]+1" office:value-type="float" office:value="979">
            <text:p>979</text:p>
          </table:table-cell>
          <table:table-cell table:formula="of:=[.$B$1]*[.A988]/1024" office:value-type="float" office:value="4.7802734375">
            <text:p>4.7802734375</text:p>
          </table:table-cell>
          <table:table-cell table:formula="of:=([.B988]+[.$D$4])/[.$D$5]" office:value-type="float" office:value="4.1198384624213">
            <text:p>4.1198384624</text:p>
          </table:table-cell>
          <table:table-cell table:formula="of:=[.C988]*[.$B$2]/([.$B$1]-[.C988])" office:value-type="float" office:value="116.630880338796">
            <text:p>116.6308803388</text:p>
          </table:table-cell>
          <table:table-cell/>
        </table:table-row>
        <table:table-row table:style-name="ro2">
          <table:table-cell table:formula="of:=[.A988]+1" office:value-type="float" office:value="980">
            <text:p>980</text:p>
          </table:table-cell>
          <table:table-cell table:formula="of:=[.$B$1]*[.A989]/1024" office:value-type="float" office:value="4.78515625">
            <text:p>4.78515625</text:p>
          </table:table-cell>
          <table:table-cell table:formula="of:=([.B989]+[.$D$4])/[.$D$5]" office:value-type="float" office:value="4.12328063275415">
            <text:p>4.1232806328</text:p>
          </table:table-cell>
          <table:table-cell table:formula="of:=[.C989]*[.$B$2]/([.$B$1]-[.C989])" office:value-type="float" office:value="117.186624779472">
            <text:p>117.1866247795</text:p>
          </table:table-cell>
          <table:table-cell/>
        </table:table-row>
        <table:table-row table:style-name="ro2">
          <table:table-cell table:formula="of:=[.A989]+1" office:value-type="float" office:value="981">
            <text:p>981</text:p>
          </table:table-cell>
          <table:table-cell table:formula="of:=[.$B$1]*[.A990]/1024" office:value-type="float" office:value="4.7900390625">
            <text:p>4.7900390625</text:p>
          </table:table-cell>
          <table:table-cell table:formula="of:=([.B990]+[.$D$4])/[.$D$5]" office:value-type="float" office:value="4.126722803087">
            <text:p>4.1267228031</text:p>
          </table:table-cell>
          <table:table-cell table:formula="of:=[.C990]*[.$B$2]/([.$B$1]-[.C990])" office:value-type="float" office:value="117.746750342278">
            <text:p>117.7467503423</text:p>
          </table:table-cell>
          <table:table-cell/>
        </table:table-row>
        <table:table-row table:style-name="ro2">
          <table:table-cell table:formula="of:=[.A990]+1" office:value-type="float" office:value="982">
            <text:p>982</text:p>
          </table:table-cell>
          <table:table-cell table:formula="of:=[.$B$1]*[.A991]/1024" office:value-type="float" office:value="4.794921875">
            <text:p>4.794921875</text:p>
          </table:table-cell>
          <table:table-cell table:formula="of:=([.B991]+[.$D$4])/[.$D$5]" office:value-type="float" office:value="4.13016497341985">
            <text:p>4.1301649734</text:p>
          </table:table-cell>
          <table:table-cell table:formula="of:=[.C991]*[.$B$2]/([.$B$1]-[.C991])" office:value-type="float" office:value="118.311309039036">
            <text:p>118.311309039</text:p>
          </table:table-cell>
          <table:table-cell/>
        </table:table-row>
        <table:table-row table:style-name="ro2">
          <table:table-cell table:formula="of:=[.A991]+1" office:value-type="float" office:value="983">
            <text:p>983</text:p>
          </table:table-cell>
          <table:table-cell table:formula="of:=[.$B$1]*[.A992]/1024" office:value-type="float" office:value="4.7998046875">
            <text:p>4.7998046875</text:p>
          </table:table-cell>
          <table:table-cell table:formula="of:=([.B992]+[.$D$4])/[.$D$5]" office:value-type="float" office:value="4.1336071437527">
            <text:p>4.1336071438</text:p>
          </table:table-cell>
          <table:table-cell table:formula="of:=[.C992]*[.$B$2]/([.$B$1]-[.C992])" office:value-type="float" office:value="118.880353708142">
            <text:p>118.8803537081</text:p>
          </table:table-cell>
          <table:table-cell/>
        </table:table-row>
        <table:table-row table:style-name="ro2">
          <table:table-cell table:formula="of:=[.A992]+1" office:value-type="float" office:value="984">
            <text:p>984</text:p>
          </table:table-cell>
          <table:table-cell table:formula="of:=[.$B$1]*[.A993]/1024" office:value-type="float" office:value="4.8046875">
            <text:p>4.8046875</text:p>
          </table:table-cell>
          <table:table-cell table:formula="of:=([.B993]+[.$D$4])/[.$D$5]" office:value-type="float" office:value="4.13704931408555">
            <text:p>4.1370493141</text:p>
          </table:table-cell>
          <table:table-cell table:formula="of:=[.C993]*[.$B$2]/([.$B$1]-[.C993])" office:value-type="float" office:value="119.453938031042">
            <text:p>119.453938031</text:p>
          </table:table-cell>
          <table:table-cell/>
        </table:table-row>
        <table:table-row table:style-name="ro2">
          <table:table-cell table:formula="of:=[.A993]+1" office:value-type="float" office:value="985">
            <text:p>985</text:p>
          </table:table-cell>
          <table:table-cell table:formula="of:=[.$B$1]*[.A994]/1024" office:value-type="float" office:value="4.8095703125">
            <text:p>4.8095703125</text:p>
          </table:table-cell>
          <table:table-cell table:formula="of:=([.B994]+[.$D$4])/[.$D$5]" office:value-type="float" office:value="4.1404914844184">
            <text:p>4.1404914844</text:p>
          </table:table-cell>
          <table:table-cell table:formula="of:=[.C994]*[.$B$2]/([.$B$1]-[.C994])" office:value-type="float" office:value="120.032116549122">
            <text:p>120.0321165491</text:p>
          </table:table-cell>
          <table:table-cell/>
        </table:table-row>
        <table:table-row table:style-name="ro2">
          <table:table-cell table:formula="of:=[.A994]+1" office:value-type="float" office:value="986">
            <text:p>986</text:p>
          </table:table-cell>
          <table:table-cell table:formula="of:=[.$B$1]*[.A995]/1024" office:value-type="float" office:value="4.814453125">
            <text:p>4.814453125</text:p>
          </table:table-cell>
          <table:table-cell table:formula="of:=([.B995]+[.$D$4])/[.$D$5]" office:value-type="float" office:value="4.14393365475125">
            <text:p>4.1439336548</text:p>
          </table:table-cell>
          <table:table-cell table:formula="of:=[.C995]*[.$B$2]/([.$B$1]-[.C995])" office:value-type="float" office:value="120.614944680992">
            <text:p>120.614944681</text:p>
          </table:table-cell>
          <table:table-cell/>
        </table:table-row>
        <table:table-row table:style-name="ro2">
          <table:table-cell table:formula="of:=[.A995]+1" office:value-type="float" office:value="987">
            <text:p>987</text:p>
          </table:table-cell>
          <table:table-cell table:formula="of:=[.$B$1]*[.A996]/1024" office:value-type="float" office:value="4.8193359375">
            <text:p>4.8193359375</text:p>
          </table:table-cell>
          <table:table-cell table:formula="of:=([.B996]+[.$D$4])/[.$D$5]" office:value-type="float" office:value="4.1473758250841">
            <text:p>4.1473758251</text:p>
          </table:table-cell>
          <table:table-cell table:formula="of:=[.C996]*[.$B$2]/([.$B$1]-[.C996])" office:value-type="float" office:value="121.202478740195">
            <text:p>121.2024787402</text:p>
          </table:table-cell>
          <table:table-cell/>
        </table:table-row>
        <table:table-row table:style-name="ro2">
          <table:table-cell table:formula="of:=[.A996]+1" office:value-type="float" office:value="988">
            <text:p>988</text:p>
          </table:table-cell>
          <table:table-cell table:formula="of:=[.$B$1]*[.A997]/1024" office:value-type="float" office:value="4.82421875">
            <text:p>4.82421875</text:p>
          </table:table-cell>
          <table:table-cell table:formula="of:=([.B997]+[.$D$4])/[.$D$5]" office:value-type="float" office:value="4.15081799541695">
            <text:p>4.1508179954</text:p>
          </table:table-cell>
          <table:table-cell table:formula="of:=[.C997]*[.$B$2]/([.$B$1]-[.C997])" office:value-type="float" office:value="121.794775953344">
            <text:p>121.7947759533</text:p>
          </table:table-cell>
          <table:table-cell/>
        </table:table-row>
        <table:table-row table:style-name="ro2">
          <table:table-cell table:formula="of:=[.A997]+1" office:value-type="float" office:value="989">
            <text:p>989</text:p>
          </table:table-cell>
          <table:table-cell table:formula="of:=[.$B$1]*[.A998]/1024" office:value-type="float" office:value="4.8291015625">
            <text:p>4.8291015625</text:p>
          </table:table-cell>
          <table:table-cell table:formula="of:=([.B998]+[.$D$4])/[.$D$5]" office:value-type="float" office:value="4.1542601657498">
            <text:p>4.1542601657</text:p>
          </table:table-cell>
          <table:table-cell table:formula="of:=[.C998]*[.$B$2]/([.$B$1]-[.C998])" office:value-type="float" office:value="122.391894478705">
            <text:p>122.3918944787</text:p>
          </table:table-cell>
          <table:table-cell/>
        </table:table-row>
        <table:table-row table:style-name="ro2">
          <table:table-cell table:formula="of:=[.A998]+1" office:value-type="float" office:value="990">
            <text:p>990</text:p>
          </table:table-cell>
          <table:table-cell table:formula="of:=[.$B$1]*[.A999]/1024" office:value-type="float" office:value="4.833984375">
            <text:p>4.833984375</text:p>
          </table:table-cell>
          <table:table-cell table:formula="of:=([.B999]+[.$D$4])/[.$D$5]" office:value-type="float" office:value="4.15770233608265">
            <text:p>4.1577023361</text:p>
          </table:table-cell>
          <table:table-cell table:formula="of:=[.C999]*[.$B$2]/([.$B$1]-[.C999])" office:value-type="float" office:value="122.993893425231">
            <text:p>122.9938934252</text:p>
          </table:table-cell>
          <table:table-cell/>
        </table:table-row>
        <table:table-row table:style-name="ro2">
          <table:table-cell table:formula="of:=[.A999]+1" office:value-type="float" office:value="991">
            <text:p>991</text:p>
          </table:table-cell>
          <table:table-cell table:formula="of:=[.$B$1]*[.A1000]/1024" office:value-type="float" office:value="4.8388671875">
            <text:p>4.8388671875</text:p>
          </table:table-cell>
          <table:table-cell table:formula="of:=([.B1000]+[.$D$4])/[.$D$5]" office:value-type="float" office:value="4.1611445064155">
            <text:p>4.1611445064</text:p>
          </table:table-cell>
          <table:table-cell table:formula="of:=[.C1000]*[.$B$2]/([.$B$1]-[.C1000])" office:value-type="float" office:value="123.600832872069">
            <text:p>123.6008328721</text:p>
          </table:table-cell>
          <table:table-cell/>
        </table:table-row>
        <table:table-row table:style-name="ro2">
          <table:table-cell table:formula="of:=[.A1000]+1" office:value-type="float" office:value="992">
            <text:p>992</text:p>
          </table:table-cell>
          <table:table-cell table:formula="of:=[.$B$1]*[.A1001]/1024" office:value-type="float" office:value="4.84375">
            <text:p>4.84375</text:p>
          </table:table-cell>
          <table:table-cell table:formula="of:=([.B1001]+[.$D$4])/[.$D$5]" office:value-type="float" office:value="4.16458667674835">
            <text:p>4.1645866767</text:p>
          </table:table-cell>
          <table:table-cell table:formula="of:=[.C1001]*[.$B$2]/([.$B$1]-[.C1001])" office:value-type="float" office:value="124.212773888549">
            <text:p>124.2127738886</text:p>
          </table:table-cell>
          <table:table-cell/>
        </table:table-row>
        <table:table-row table:style-name="ro2">
          <table:table-cell table:formula="of:=[.A1001]+1" office:value-type="float" office:value="993">
            <text:p>993</text:p>
          </table:table-cell>
          <table:table-cell table:formula="of:=[.$B$1]*[.A1002]/1024" office:value-type="float" office:value="4.8486328125">
            <text:p>4.8486328125</text:p>
          </table:table-cell>
          <table:table-cell table:formula="of:=([.B1002]+[.$D$4])/[.$D$5]" office:value-type="float" office:value="4.1680288470812">
            <text:p>4.1680288471</text:p>
          </table:table-cell>
          <table:table-cell table:formula="of:=[.C1002]*[.$B$2]/([.$B$1]-[.C1002])" office:value-type="float" office:value="124.829778554664">
            <text:p>124.8297785547</text:p>
          </table:table-cell>
          <table:table-cell/>
        </table:table-row>
        <table:table-row table:style-name="ro2">
          <table:table-cell table:formula="of:=[.A1002]+1" office:value-type="float" office:value="994">
            <text:p>994</text:p>
          </table:table-cell>
          <table:table-cell table:formula="of:=[.$B$1]*[.A1003]/1024" office:value-type="float" office:value="4.853515625">
            <text:p>4.853515625</text:p>
          </table:table-cell>
          <table:table-cell table:formula="of:=([.B1003]+[.$D$4])/[.$D$5]" office:value-type="float" office:value="4.17147101741405">
            <text:p>4.1714710174</text:p>
          </table:table-cell>
          <table:table-cell table:formula="of:=[.C1003]*[.$B$2]/([.$B$1]-[.C1003])" office:value-type="float" office:value="125.451909982067">
            <text:p>125.4519099821</text:p>
          </table:table-cell>
          <table:table-cell/>
        </table:table-row>
        <table:table-row table:style-name="ro2">
          <table:table-cell table:formula="of:=[.A1003]+1" office:value-type="float" office:value="995">
            <text:p>995</text:p>
          </table:table-cell>
          <table:table-cell table:formula="of:=[.$B$1]*[.A1004]/1024" office:value-type="float" office:value="4.8583984375">
            <text:p>4.8583984375</text:p>
          </table:table-cell>
          <table:table-cell table:formula="of:=([.B1004]+[.$D$4])/[.$D$5]" office:value-type="float" office:value="4.1749131877469">
            <text:p>4.1749131877</text:p>
          </table:table-cell>
          <table:table-cell table:formula="of:=[.C1004]*[.$B$2]/([.$B$1]-[.C1004])" office:value-type="float" office:value="126.079232335589">
            <text:p>126.0792323356</text:p>
          </table:table-cell>
          <table:table-cell/>
        </table:table-row>
        <table:table-row table:style-name="ro2">
          <table:table-cell table:formula="of:=[.A1004]+1" office:value-type="float" office:value="996">
            <text:p>996</text:p>
          </table:table-cell>
          <table:table-cell table:formula="of:=[.$B$1]*[.A1005]/1024" office:value-type="float" office:value="4.86328125">
            <text:p>4.86328125</text:p>
          </table:table-cell>
          <table:table-cell table:formula="of:=([.B1005]+[.$D$4])/[.$D$5]" office:value-type="float" office:value="4.17835535807975">
            <text:p>4.1783553581</text:p>
          </table:table-cell>
          <table:table-cell table:formula="of:=[.C1005]*[.$B$2]/([.$B$1]-[.C1005])" office:value-type="float" office:value="126.711810855304">
            <text:p>126.7118108553</text:p>
          </table:table-cell>
          <table:table-cell/>
        </table:table-row>
        <table:table-row table:style-name="ro2">
          <table:table-cell table:formula="of:=[.A1005]+1" office:value-type="float" office:value="997">
            <text:p>997</text:p>
          </table:table-cell>
          <table:table-cell table:formula="of:=[.$B$1]*[.A1006]/1024" office:value-type="float" office:value="4.8681640625">
            <text:p>4.8681640625</text:p>
          </table:table-cell>
          <table:table-cell table:formula="of:=([.B1006]+[.$D$4])/[.$D$5]" office:value-type="float" office:value="4.1817975284126">
            <text:p>4.1817975284</text:p>
          </table:table-cell>
          <table:table-cell table:formula="of:=[.C1006]*[.$B$2]/([.$B$1]-[.C1006])" office:value-type="float" office:value="127.349711879141">
            <text:p>127.3497118791</text:p>
          </table:table-cell>
          <table:table-cell/>
        </table:table-row>
        <table:table-row table:style-name="ro2">
          <table:table-cell table:formula="of:=[.A1006]+1" office:value-type="float" office:value="998">
            <text:p>998</text:p>
          </table:table-cell>
          <table:table-cell table:formula="of:=[.$B$1]*[.A1007]/1024" office:value-type="float" office:value="4.873046875">
            <text:p>4.873046875</text:p>
          </table:table-cell>
          <table:table-cell table:formula="of:=([.B1007]+[.$D$4])/[.$D$5]" office:value-type="float" office:value="4.18523969874545">
            <text:p>4.1852396987</text:p>
          </table:table-cell>
          <table:table-cell table:formula="of:=[.C1007]*[.$B$2]/([.$B$1]-[.C1007])" office:value-type="float" office:value="127.993002866078">
            <text:p>127.9930028661</text:p>
          </table:table-cell>
          <table:table-cell/>
        </table:table-row>
        <table:table-row table:style-name="ro2">
          <table:table-cell table:formula="of:=[.A1007]+1" office:value-type="float" office:value="999">
            <text:p>999</text:p>
          </table:table-cell>
          <table:table-cell table:formula="of:=[.$B$1]*[.A1008]/1024" office:value-type="float" office:value="4.8779296875">
            <text:p>4.8779296875</text:p>
          </table:table-cell>
          <table:table-cell table:formula="of:=([.B1008]+[.$D$4])/[.$D$5]" office:value-type="float" office:value="4.1886818690783">
            <text:p>4.1886818691</text:p>
          </table:table-cell>
          <table:table-cell table:formula="of:=[.C1008]*[.$B$2]/([.$B$1]-[.C1008])" office:value-type="float" office:value="128.641752419923">
            <text:p>128.6417524199</text:p>
          </table:table-cell>
          <table:table-cell/>
        </table:table-row>
        <table:table-row table:style-name="ro2">
          <table:table-cell table:formula="of:=[.A1008]+1" office:value-type="float" office:value="1000">
            <text:p>1000</text:p>
          </table:table-cell>
          <table:table-cell table:formula="of:=[.$B$1]*[.A1009]/1024" office:value-type="float" office:value="4.8828125">
            <text:p>4.8828125</text:p>
          </table:table-cell>
          <table:table-cell table:formula="of:=([.B1009]+[.$D$4])/[.$D$5]" office:value-type="float" office:value="4.19212403941115">
            <text:p>4.1921240394</text:p>
          </table:table-cell>
          <table:table-cell table:formula="of:=[.C1009]*[.$B$2]/([.$B$1]-[.C1009])" office:value-type="float" office:value="129.296030313702">
            <text:p>129.2960303137</text:p>
          </table:table-cell>
          <table:table-cell/>
        </table:table-row>
        <table:table-row table:style-name="ro2">
          <table:table-cell table:formula="of:=[.A1009]+1" office:value-type="float" office:value="1001">
            <text:p>1001</text:p>
          </table:table-cell>
          <table:table-cell table:formula="of:=[.$B$1]*[.A1010]/1024" office:value-type="float" office:value="4.8876953125">
            <text:p>4.8876953125</text:p>
          </table:table-cell>
          <table:table-cell table:formula="of:=([.B1010]+[.$D$4])/[.$D$5]" office:value-type="float" office:value="4.195566209744">
            <text:p>4.1955662097</text:p>
          </table:table-cell>
          <table:table-cell table:formula="of:=[.C1010]*[.$B$2]/([.$B$1]-[.C1010])" office:value-type="float" office:value="129.955907514678">
            <text:p>129.9559075147</text:p>
          </table:table-cell>
          <table:table-cell/>
        </table:table-row>
        <table:table-row table:style-name="ro2">
          <table:table-cell table:formula="of:=[.A1010]+1" office:value-type="float" office:value="1002">
            <text:p>1002</text:p>
          </table:table-cell>
          <table:table-cell table:formula="of:=[.$B$1]*[.A1011]/1024" office:value-type="float" office:value="4.892578125">
            <text:p>4.892578125</text:p>
          </table:table-cell>
          <table:table-cell table:formula="of:=([.B1011]+[.$D$4])/[.$D$5]" office:value-type="float" office:value="4.19900838007685">
            <text:p>4.1990083801</text:p>
          </table:table-cell>
          <table:table-cell table:formula="of:=[.C1011]*[.$B$2]/([.$B$1]-[.C1011])" office:value-type="float" office:value="130.621456210007">
            <text:p>130.62145621</text:p>
          </table:table-cell>
          <table:table-cell/>
        </table:table-row>
        <table:table-row table:style-name="ro2">
          <table:table-cell table:formula="of:=[.A1011]+1" office:value-type="float" office:value="1003">
            <text:p>1003</text:p>
          </table:table-cell>
          <table:table-cell table:formula="of:=[.$B$1]*[.A1012]/1024" office:value-type="float" office:value="4.8974609375">
            <text:p>4.8974609375</text:p>
          </table:table-cell>
          <table:table-cell table:formula="of:=([.B1012]+[.$D$4])/[.$D$5]" office:value-type="float" office:value="4.2024505504097">
            <text:p>4.2024505504</text:p>
          </table:table-cell>
          <table:table-cell table:formula="of:=[.C1012]*[.$B$2]/([.$B$1]-[.C1012])" office:value-type="float" office:value="131.292749833065">
            <text:p>131.2927498331</text:p>
          </table:table-cell>
          <table:table-cell/>
        </table:table-row>
        <table:table-row table:style-name="ro2">
          <table:table-cell table:formula="of:=[.A1012]+1" office:value-type="float" office:value="1004">
            <text:p>1004</text:p>
          </table:table-cell>
          <table:table-cell table:formula="of:=[.$B$1]*[.A1013]/1024" office:value-type="float" office:value="4.90234375">
            <text:p>4.90234375</text:p>
          </table:table-cell>
          <table:table-cell table:formula="of:=([.B1013]+[.$D$4])/[.$D$5]" office:value-type="float" office:value="4.20589272074255">
            <text:p>4.2058927207</text:p>
          </table:table-cell>
          <table:table-cell table:formula="of:=[.C1013]*[.$B$2]/([.$B$1]-[.C1013])" office:value-type="float" office:value="131.969863090458">
            <text:p>131.9698630905</text:p>
          </table:table-cell>
          <table:table-cell/>
        </table:table-row>
        <table:table-row table:style-name="ro2">
          <table:table-cell table:formula="of:=[.A1013]+1" office:value-type="float" office:value="1005">
            <text:p>1005</text:p>
          </table:table-cell>
          <table:table-cell table:formula="of:=[.$B$1]*[.A1014]/1024" office:value-type="float" office:value="4.9072265625">
            <text:p>4.9072265625</text:p>
          </table:table-cell>
          <table:table-cell table:formula="of:=([.B1014]+[.$D$4])/[.$D$5]" office:value-type="float" office:value="4.2093348910754">
            <text:p>4.2093348911</text:p>
          </table:table-cell>
          <table:table-cell table:formula="of:=[.C1014]*[.$B$2]/([.$B$1]-[.C1014])" office:value-type="float" office:value="132.652871989736">
            <text:p>132.6528719897</text:p>
          </table:table-cell>
          <table:table-cell/>
        </table:table-row>
        <table:table-row table:style-name="ro2">
          <table:table-cell table:formula="of:=[.A1014]+1" office:value-type="float" office:value="1006">
            <text:p>1006</text:p>
          </table:table-cell>
          <table:table-cell table:formula="of:=[.$B$1]*[.A1015]/1024" office:value-type="float" office:value="4.912109375">
            <text:p>4.912109375</text:p>
          </table:table-cell>
          <table:table-cell table:formula="of:=([.B1015]+[.$D$4])/[.$D$5]" office:value-type="float" office:value="4.21277706140825">
            <text:p>4.2127770614</text:p>
          </table:table-cell>
          <table:table-cell table:formula="of:=[.C1015]*[.$B$2]/([.$B$1]-[.C1015])" office:value-type="float" office:value="133.341853867835">
            <text:p>133.3418538678</text:p>
          </table:table-cell>
          <table:table-cell/>
        </table:table-row>
        <table:table-row table:style-name="ro2">
          <table:table-cell table:formula="of:=[.A1015]+1" office:value-type="float" office:value="1007">
            <text:p>1007</text:p>
          </table:table-cell>
          <table:table-cell table:formula="of:=[.$B$1]*[.A1016]/1024" office:value-type="float" office:value="4.9169921875">
            <text:p>4.9169921875</text:p>
          </table:table-cell>
          <table:table-cell table:formula="of:=([.B1016]+[.$D$4])/[.$D$5]" office:value-type="float" office:value="4.2162192317411">
            <text:p>4.2162192317</text:p>
          </table:table-cell>
          <table:table-cell table:formula="of:=[.C1016]*[.$B$2]/([.$B$1]-[.C1016])" office:value-type="float" office:value="134.036887420272">
            <text:p>134.0368874203</text:p>
          </table:table-cell>
          <table:table-cell/>
        </table:table-row>
        <table:table-row table:style-name="ro2">
          <table:table-cell table:formula="of:=[.A1016]+1" office:value-type="float" office:value="1008">
            <text:p>1008</text:p>
          </table:table-cell>
          <table:table-cell table:formula="of:=[.$B$1]*[.A1017]/1024" office:value-type="float" office:value="4.921875">
            <text:p>4.921875</text:p>
          </table:table-cell>
          <table:table-cell table:formula="of:=([.B1017]+[.$D$4])/[.$D$5]" office:value-type="float" office:value="4.21966140207395">
            <text:p>4.2196614021</text:p>
          </table:table-cell>
          <table:table-cell table:formula="of:=[.C1017]*[.$B$2]/([.$B$1]-[.C1017])" office:value-type="float" office:value="134.738052731104">
            <text:p>134.7380527311</text:p>
          </table:table-cell>
          <table:table-cell/>
        </table:table-row>
        <table:table-row table:style-name="ro2">
          <table:table-cell table:formula="of:=[.A1017]+1" office:value-type="float" office:value="1009">
            <text:p>1009</text:p>
          </table:table-cell>
          <table:table-cell table:formula="of:=[.$B$1]*[.A1018]/1024" office:value-type="float" office:value="4.9267578125">
            <text:p>4.9267578125</text:p>
          </table:table-cell>
          <table:table-cell table:formula="of:=([.B1018]+[.$D$4])/[.$D$5]" office:value-type="float" office:value="4.2231035724068">
            <text:p>4.2231035724</text:p>
          </table:table-cell>
          <table:table-cell table:formula="of:=[.C1018]*[.$B$2]/([.$B$1]-[.C1018])" office:value-type="float" office:value="135.445431303694">
            <text:p>135.4454313037</text:p>
          </table:table-cell>
          <table:table-cell/>
        </table:table-row>
        <table:table-row table:style-name="ro2">
          <table:table-cell table:formula="of:=[.A1018]+1" office:value-type="float" office:value="1010">
            <text:p>1010</text:p>
          </table:table-cell>
          <table:table-cell table:formula="of:=[.$B$1]*[.A1019]/1024" office:value-type="float" office:value="4.931640625">
            <text:p>4.931640625</text:p>
          </table:table-cell>
          <table:table-cell table:formula="of:=([.B1019]+[.$D$4])/[.$D$5]" office:value-type="float" office:value="4.22654574273965">
            <text:p>4.2265457427</text:p>
          </table:table-cell>
          <table:table-cell table:formula="of:=[.C1019]*[.$B$2]/([.$B$1]-[.C1019])" office:value-type="float" office:value="136.159106092287">
            <text:p>136.1591060923</text:p>
          </table:table-cell>
          <table:table-cell/>
        </table:table-row>
        <table:table-row table:style-name="ro2">
          <table:table-cell table:formula="of:=[.A1019]+1" office:value-type="float" office:value="1011">
            <text:p>1011</text:p>
          </table:table-cell>
          <table:table-cell table:formula="of:=[.$B$1]*[.A1020]/1024" office:value-type="float" office:value="4.9365234375">
            <text:p>4.9365234375</text:p>
          </table:table-cell>
          <table:table-cell table:formula="of:=([.B1020]+[.$D$4])/[.$D$5]" office:value-type="float" office:value="4.2299879130725">
            <text:p>4.2299879131</text:p>
          </table:table-cell>
          <table:table-cell table:formula="of:=[.C1020]*[.$B$2]/([.$B$1]-[.C1020])" office:value-type="float" office:value="136.879161534448">
            <text:p>136.8791615344</text:p>
          </table:table-cell>
          <table:table-cell/>
        </table:table-row>
        <table:table-row table:style-name="ro2">
          <table:table-cell table:formula="of:=[.A1020]+1" office:value-type="float" office:value="1012">
            <text:p>1012</text:p>
          </table:table-cell>
          <table:table-cell table:formula="of:=[.$B$1]*[.A1021]/1024" office:value-type="float" office:value="4.94140625">
            <text:p>4.94140625</text:p>
          </table:table-cell>
          <table:table-cell table:formula="of:=([.B1021]+[.$D$4])/[.$D$5]" office:value-type="float" office:value="4.23343008340535">
            <text:p>4.2334300834</text:p>
          </table:table-cell>
          <table:table-cell table:formula="of:=[.C1021]*[.$B$2]/([.$B$1]-[.C1021])" office:value-type="float" office:value="137.605683584357">
            <text:p>137.6056835844</text:p>
          </table:table-cell>
          <table:table-cell/>
        </table:table-row>
        <table:table-row table:style-name="ro2">
          <table:table-cell table:formula="of:=[.A1021]+1" office:value-type="float" office:value="1013">
            <text:p>1013</text:p>
          </table:table-cell>
          <table:table-cell table:formula="of:=[.$B$1]*[.A1022]/1024" office:value-type="float" office:value="4.9462890625">
            <text:p>4.9462890625</text:p>
          </table:table-cell>
          <table:table-cell table:formula="of:=([.B1022]+[.$D$4])/[.$D$5]" office:value-type="float" office:value="4.2368722537382">
            <text:p>4.2368722537</text:p>
          </table:table-cell>
          <table:table-cell table:formula="of:=[.C1022]*[.$B$2]/([.$B$1]-[.C1022])" office:value-type="float" office:value="138.338759747017">
            <text:p>138.338759747</text:p>
          </table:table-cell>
          <table:table-cell/>
        </table:table-row>
        <table:table-row table:style-name="ro2">
          <table:table-cell table:formula="of:=[.A1022]+1" office:value-type="float" office:value="1014">
            <text:p>1014</text:p>
          </table:table-cell>
          <table:table-cell table:formula="of:=[.$B$1]*[.A1023]/1024" office:value-type="float" office:value="4.951171875">
            <text:p>4.951171875</text:p>
          </table:table-cell>
          <table:table-cell table:formula="of:=([.B1023]+[.$D$4])/[.$D$5]" office:value-type="float" office:value="4.24031442407105">
            <text:p>4.2403144241</text:p>
          </table:table-cell>
          <table:table-cell table:formula="of:=[.C1023]*[.$B$2]/([.$B$1]-[.C1023])" office:value-type="float" office:value="139.078479113389">
            <text:p>139.0784791134</text:p>
          </table:table-cell>
          <table:table-cell/>
        </table:table-row>
        <table:table-row table:style-name="ro2">
          <table:table-cell table:formula="of:=[.A1023]+1" office:value-type="float" office:value="1015">
            <text:p>1015</text:p>
          </table:table-cell>
          <table:table-cell table:formula="of:=[.$B$1]*[.A1024]/1024" office:value-type="float" office:value="4.9560546875">
            <text:p>4.9560546875</text:p>
          </table:table-cell>
          <table:table-cell table:formula="of:=([.B1024]+[.$D$4])/[.$D$5]" office:value-type="float" office:value="4.2437565944039">
            <text:p>4.2437565944</text:p>
          </table:table-cell>
          <table:table-cell table:formula="of:=[.C1024]*[.$B$2]/([.$B$1]-[.C1024])" office:value-type="float" office:value="139.824932396484">
            <text:p>139.8249323965</text:p>
          </table:table-cell>
          <table:table-cell/>
        </table:table-row>
        <table:table-row table:style-name="ro2">
          <table:table-cell table:formula="of:=[.A1024]+1" office:value-type="float" office:value="1016">
            <text:p>1016</text:p>
          </table:table-cell>
          <table:table-cell table:formula="of:=[.$B$1]*[.A1025]/1024" office:value-type="float" office:value="4.9609375">
            <text:p>4.9609375</text:p>
          </table:table-cell>
          <table:table-cell table:formula="of:=([.B1025]+[.$D$4])/[.$D$5]" office:value-type="float" office:value="4.24719876473675">
            <text:p>4.2471987647</text:p>
          </table:table-cell>
          <table:table-cell table:formula="of:=[.C1025]*[.$B$2]/([.$B$1]-[.C1025])" office:value-type="float" office:value="140.578211968446">
            <text:p>140.5782119684</text:p>
          </table:table-cell>
          <table:table-cell/>
        </table:table-row>
        <table:table-row table:style-name="ro2">
          <table:table-cell table:formula="of:=[.A1025]+1" office:value-type="float" office:value="1017">
            <text:p>1017</text:p>
          </table:table-cell>
          <table:table-cell table:formula="of:=[.$B$1]*[.A1026]/1024" office:value-type="float" office:value="4.9658203125">
            <text:p>4.9658203125</text:p>
          </table:table-cell>
          <table:table-cell table:formula="of:=([.B1026]+[.$D$4])/[.$D$5]" office:value-type="float" office:value="4.2506409350696">
            <text:p>4.2506409351</text:p>
          </table:table-cell>
          <table:table-cell table:formula="of:=[.C1026]*[.$B$2]/([.$B$1]-[.C1026])" office:value-type="float" office:value="141.338411898661">
            <text:p>141.3384118987</text:p>
          </table:table-cell>
          <table:table-cell/>
        </table:table-row>
        <table:table-row table:style-name="ro2">
          <table:table-cell table:formula="of:=[.A1026]+1" office:value-type="float" office:value="1018">
            <text:p>1018</text:p>
          </table:table-cell>
          <table:table-cell table:formula="of:=[.$B$1]*[.A1027]/1024" office:value-type="float" office:value="4.970703125">
            <text:p>4.970703125</text:p>
          </table:table-cell>
          <table:table-cell table:formula="of:=([.B1027]+[.$D$4])/[.$D$5]" office:value-type="float" office:value="4.25408310540244">
            <text:p>4.2540831054</text:p>
          </table:table-cell>
          <table:table-cell table:formula="of:=[.C1027]*[.$B$2]/([.$B$1]-[.C1027])" office:value-type="float" office:value="142.105627992918">
            <text:p>142.1056279929</text:p>
          </table:table-cell>
          <table:table-cell/>
        </table:table-row>
        <table:table-row table:style-name="ro2">
          <table:table-cell table:formula="of:=[.A1027]+1" office:value-type="float" office:value="1019">
            <text:p>1019</text:p>
          </table:table-cell>
          <table:table-cell table:formula="of:=[.$B$1]*[.A1028]/1024" office:value-type="float" office:value="4.9755859375">
            <text:p>4.9755859375</text:p>
          </table:table-cell>
          <table:table-cell table:formula="of:=([.B1028]+[.$D$4])/[.$D$5]" office:value-type="float" office:value="4.25752527573529">
            <text:p>4.2575252757</text:p>
          </table:table-cell>
          <table:table-cell table:formula="of:=[.C1028]*[.$B$2]/([.$B$1]-[.C1028])" office:value-type="float" office:value="142.879957833656">
            <text:p>142.8799578337</text:p>
          </table:table-cell>
          <table:table-cell/>
        </table:table-row>
        <table:table-row table:style-name="ro2">
          <table:table-cell table:formula="of:=[.A1028]+1" office:value-type="float" office:value="1020">
            <text:p>1020</text:p>
          </table:table-cell>
          <table:table-cell table:formula="of:=[.$B$1]*[.A1029]/1024" office:value-type="float" office:value="4.98046875">
            <text:p>4.98046875</text:p>
          </table:table-cell>
          <table:table-cell table:formula="of:=([.B1029]+[.$D$4])/[.$D$5]" office:value-type="float" office:value="4.26096744606814">
            <text:p>4.2609674461</text:p>
          </table:table-cell>
          <table:table-cell table:formula="of:=[.C1029]*[.$B$2]/([.$B$1]-[.C1029])" office:value-type="float" office:value="143.661500821342">
            <text:p>143.6615008213</text:p>
          </table:table-cell>
          <table:table-cell/>
        </table:table-row>
        <table:table-row table:style-name="ro2">
          <table:table-cell table:formula="of:=[.A1029]+1" office:value-type="float" office:value="1021">
            <text:p>1021</text:p>
          </table:table-cell>
          <table:table-cell table:formula="of:=[.$B$1]*[.A1030]/1024" office:value-type="float" office:value="4.9853515625">
            <text:p>4.9853515625</text:p>
          </table:table-cell>
          <table:table-cell table:formula="of:=([.B1030]+[.$D$4])/[.$D$5]" office:value-type="float" office:value="4.26440961640099">
            <text:p>4.2644096164</text:p>
          </table:table-cell>
          <table:table-cell table:formula="of:=[.C1030]*[.$B$2]/([.$B$1]-[.C1030])" office:value-type="float" office:value="144.450358217009">
            <text:p>144.450358217</text:p>
          </table:table-cell>
          <table:table-cell/>
        </table:table-row>
        <table:table-row table:style-name="ro2">
          <table:table-cell table:formula="of:=[.A1030]+1" office:value-type="float" office:value="1022">
            <text:p>1022</text:p>
          </table:table-cell>
          <table:table-cell table:formula="of:=[.$B$1]*[.A1031]/1024" office:value-type="float" office:value="4.990234375">
            <text:p>4.990234375</text:p>
          </table:table-cell>
          <table:table-cell table:formula="of:=([.B1031]+[.$D$4])/[.$D$5]" office:value-type="float" office:value="4.26785178673384">
            <text:p>4.2678517867</text:p>
          </table:table-cell>
          <table:table-cell table:formula="of:=[.C1031]*[.$B$2]/([.$B$1]-[.C1031])" office:value-type="float" office:value="145.24663318599">
            <text:p>145.246633186</text:p>
          </table:table-cell>
          <table:table-cell/>
        </table:table-row>
        <table:table-row table:style-name="ro2">
          <table:table-cell table:formula="of:=[.A1031]+1" office:value-type="float" office:value="1023">
            <text:p>1023</text:p>
          </table:table-cell>
          <table:table-cell table:formula="of:=[.$B$1]*[.A1032]/1024" office:value-type="float" office:value="4.9951171875">
            <text:p>4.9951171875</text:p>
          </table:table-cell>
          <table:table-cell table:formula="of:=([.B1032]+[.$D$4])/[.$D$5]" office:value-type="float" office:value="4.27129395706669">
            <text:p>4.2712939571</text:p>
          </table:table-cell>
          <table:table-cell table:formula="of:=[.C1032]*[.$B$2]/([.$B$1]-[.C1032])" office:value-type="float" office:value="146.050430842896">
            <text:p>146.0504308429</text:p>
          </table:table-cell>
          <table:table-cell/>
        </table:table-row>
      </table:table>
      <table:table table:name="Therm Data" table:style-name="ta1" table:print="false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1"/>
        <table:table-column table:style-name="co1" table:number-columns-repeated="3" table:default-cell-style-name="Default"/>
        <table:table-row table:style-name="ro2">
          <table:table-cell table:style-name="ce2" table:number-columns-repeated="2"/>
          <table:table-cell table:number-columns-repeated="2"/>
          <table:table-cell office:value-type="string">
            <text:p>Formula</text:p>
          </table:table-cell>
          <table:table-cell office:value-type="string">
            <text:p>(a+bF)/(1+cF+dF^2)</text:p>
          </table:table-cell>
          <table:table-cell table:number-columns-repeated="2"/>
          <table:table-cell office:value-type="string">
            <text:p>a+bF+cF^2+dF^3+...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>
            <text:p>a</text:p>
          </table:table-cell>
          <table:table-cell office:value-type="float" office:value="77.226">
            <text:p>77.226</text:p>
          </table:table-cell>
          <table:table-cell/>
          <table:table-cell table:style-name="ce1" office:value-type="float" office:value="77.3759745285">
            <text:p>7.74E+001</text:p>
          </table:table-cell>
          <table:table-cell office:value-type="float" office:value="0.0000000392996719646">
            <text:p>3.93E-008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>
            <text:p>b</text:p>
          </table:table-cell>
          <table:table-cell office:value-type="float" office:value="-0.39848">
            <text:p>-0.39848</text:p>
          </table:table-cell>
          <table:table-cell/>
          <table:table-cell table:style-name="ce1" office:value-type="float" office:value="-2.37495975063">
            <text:p>-2.37E+000</text:p>
          </table:table-cell>
          <table:table-cell office:value-type="float" office:value="-0.000000000693695706632">
            <text:p>-6.94E-010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>
            <text:p>c</text:p>
          </table:table-cell>
          <table:table-cell office:value-type="float" office:value="0.025551">
            <text:p>0.025551</text:p>
          </table:table-cell>
          <table:table-cell/>
          <table:table-cell table:style-name="ce1" office:value-type="float" office:value="0.0445001891604">
            <text:p>4.45E-002</text:p>
          </table:table-cell>
          <table:table-cell office:value-type="float" office:value="0.00000000000453286511074">
            <text:p>4.53E-012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>
            <text:p>d</text:p>
          </table:table-cell>
          <table:table-cell table:style-name="ce1" office:value-type="float" office:value="0.00022405">
            <text:p>2.24E-004</text:p>
          </table:table-cell>
          <table:table-cell/>
          <table:table-cell table:style-name="ce1" office:value-type="float" office:value="-0.000561417684203">
            <text:p>-5.61E-004</text:p>
          </table:table-cell>
          <table:table-cell office:value-type="float" office:value="-0.0000000000000139685794136">
            <text:p>-1.40E-014</text:p>
          </table:table-cell>
          <table:table-cell table:number-columns-repeated="3"/>
        </table:table-row>
        <table:table-row table:style-name="ro2">
          <table:table-cell table:number-columns-repeated="7"/>
          <table:table-cell table:style-name="ce1" office:value-type="float" office:value="0.00000252632267812">
            <text:p>2.53E-006</text:p>
          </table:table-cell>
          <table:table-cell office:value-type="float" office:value="1.68495137249E-017">
            <text:p>1.68E-017</text:p>
          </table:table-cell>
          <table:table-cell table:number-columns-repeated="3"/>
        </table:table-row>
        <table:table-row table:style-name="ro2">
          <table:table-cell office:value-type="string">
            <text:p>C</text:p>
          </table:table-cell>
          <table:table-cell office:value-type="string">
            <text:p>F</text:p>
          </table:table-cell>
          <table:table-cell office:value-type="string">
            <text:p>Rt</text:p>
          </table:table-cell>
          <table:table-cell/>
          <table:table-cell office:value-type="string">
            <text:p>Prediction</text:p>
          </table:table-cell>
          <table:table-cell office:value-type="string">
            <text:p>Error^2</text:p>
          </table:table-cell>
          <table:table-cell table:number-columns-repeated="6"/>
        </table:table-row>
        <table:table-row table:style-name="ro2">
          <table:table-cell table:style-name="ce2" office:value-type="float" office:value="-40">
            <text:p>-40</text:p>
          </table:table-cell>
          <table:table-cell table:style-name="ce2" table:formula="of:=9*[.A8]/5+32" office:value-type="float" office:value="-40">
            <text:p>-40</text:p>
          </table:table-cell>
          <table:table-cell table:style-name="ce2" office:value-type="float" office:value="277.2">
            <text:p>277.2</text:p>
          </table:table-cell>
          <table:table-cell table:style-name="ce2"/>
          <table:table-cell table:formula="of:=([.$F$2]+[.$F$3]*[.B8])/(1+[.$F$4]*[.B8]+[.$F$5]*[.B8]*[.B8])" office:value-type="float" office:value="276.91475448817">
            <text:p>276.9147544882</text:p>
          </table:table-cell>
          <table:table-cell table:formula="of:=([.C8]-[.E8])^2" office:value-type="float" office:value="0.0813650020190606">
            <text:p>0.081365002</text:p>
          </table:table-cell>
          <table:table-cell/>
          <table:table-cell table:formula="of:=[.$H$2]+[.$H$3]*[.B8]+[.$H$4]*[.B8]^2+[.$H$5]*[.B8]^3+[.$H$6]*[.B8]^4+[.$I$2]*[.B8]^5+[.$I$3]*[.B8]^6+[.$I$4]*[.B8]^7+[.$I$5]*[.B8]^8+[.$I$6]*[.B8]^9" office:value-type="float" office:value="278.268494931065">
            <text:p>278.2684949311</text:p>
          </table:table-cell>
          <table:table-cell table:formula="of:=([.C8]-[.H8])^2" office:value-type="float" office:value="1.14168141771161">
            <text:p>1.14E+000</text:p>
          </table:table-cell>
          <table:table-cell table:number-columns-repeated="3"/>
        </table:table-row>
        <table:table-row table:style-name="ro2">
          <table:table-cell table:formula="of:=[.A8]+1" office:value-type="float" office:value="-39">
            <text:p>-39</text:p>
          </table:table-cell>
          <table:table-cell table:style-name="ce2" table:formula="of:=9*[.A9]/5+32" office:value-type="float" office:value="-38.2">
            <text:p>-38.2</text:p>
          </table:table-cell>
          <table:table-cell table:style-name="ce2" office:value-type="float" office:value="263.6">
            <text:p>263.6</text:p>
          </table:table-cell>
          <table:table-cell table:style-name="ce2"/>
          <table:table-cell table:formula="of:=([.$F$2]+[.$F$3]*[.B9])/(1+[.$F$4]*[.B9]+[.$F$5]*[.B9]*[.B9])" office:value-type="float" office:value="263.463605738479">
            <text:p>263.4636057385</text:p>
          </table:table-cell>
          <table:table-cell table:formula="of:=([.C9]-[.E9])^2" office:value-type="float" office:value="0.018603394575934">
            <text:p>0.0186033946</text:p>
          </table:table-cell>
          <table:table-cell/>
          <table:table-cell table:formula="of:=[.$H$2]+[.$H$3]*[.B9]+[.$H$4]*[.B9]^2+[.$H$5]*[.B9]^3+[.$H$6]*[.B9]^4+[.$I$2]*[.B9]^5+[.$I$3]*[.B9]^6+[.$I$4]*[.B9]^7+[.$I$5]*[.B9]^8+[.$I$6]*[.B9]^9" office:value-type="float" office:value="263.753953434363">
            <text:p>263.7539534344</text:p>
          </table:table-cell>
          <table:table-cell table:formula="of:=([.C9]-[.H9])^2" office:value-type="float" office:value="0.0237016599522031">
            <text:p>2.37E-002</text:p>
          </table:table-cell>
          <table:table-cell table:number-columns-repeated="2"/>
          <table:table-cell>
            <draw:frame table:end-cell-address="'Therm Data'.Z28" table:end-x="0.2756in" table:end-y="0.1783in" draw:z-index="1" draw:style-name="gr1" svg:width="12.376in" svg:height="3.5457in" svg:x="0.3457in" svg:y="0.0106in">
              <draw:object draw:notify-on-update-of-ranges="'Therm Data'.B8:'Therm Data'.B148 'Therm Data'.C7:'Therm Data'.C7 'Therm Data'.C8:'Therm Data'.C148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</table:table-row>
        <table:table-row table:style-name="ro2">
          <table:table-cell table:formula="of:=[.A9]+1" office:value-type="float" office:value="-38">
            <text:p>-38</text:p>
          </table:table-cell>
          <table:table-cell table:style-name="ce2" table:formula="of:=9*[.A10]/5+32" office:value-type="float" office:value="-36.4">
            <text:p>-36.4</text:p>
          </table:table-cell>
          <table:table-cell table:style-name="ce2" office:value-type="float" office:value="250.1">
            <text:p>250.1</text:p>
          </table:table-cell>
          <table:table-cell table:style-name="ce2"/>
          <table:table-cell table:formula="of:=([.$F$2]+[.$F$3]*[.B10])/(1+[.$F$4]*[.B10]+[.$F$5]*[.B10]*[.B10])" office:value-type="float" office:value="250.083015066201">
            <text:p>250.0830150662</text:p>
          </table:table-cell>
          <table:table-cell table:formula="of:=([.C10]-[.E10])^2" office:value-type="float" office:value="0.000288487976150432">
            <text:p>0.000288488</text:p>
          </table:table-cell>
          <table:table-cell/>
          <table:table-cell table:formula="of:=[.$H$2]+[.$H$3]*[.B10]+[.$H$4]*[.B10]^2+[.$H$5]*[.B10]^3+[.$H$6]*[.B10]^4+[.$I$2]*[.B10]^5+[.$I$3]*[.B10]^6+[.$I$4]*[.B10]^7+[.$I$5]*[.B10]^8+[.$I$6]*[.B10]^9" office:value-type="float" office:value="249.743310655443">
            <text:p>249.7433106554</text:p>
          </table:table-cell>
          <table:table-cell table:formula="of:=([.C10]-[.H10])^2" office:value-type="float" office:value="0.127227288520156">
            <text:p>1.27E-001</text:p>
          </table:table-cell>
          <table:table-cell table:number-columns-repeated="3"/>
        </table:table-row>
        <table:table-row table:style-name="ro2">
          <table:table-cell table:formula="of:=[.A10]+1" office:value-type="float" office:value="-37">
            <text:p>-37</text:p>
          </table:table-cell>
          <table:table-cell table:style-name="ce2" table:formula="of:=9*[.A11]/5+32" office:value-type="float" office:value="-34.6">
            <text:p>-34.6</text:p>
          </table:table-cell>
          <table:table-cell table:style-name="ce2" office:value-type="float" office:value="236.8">
            <text:p>236.8</text:p>
          </table:table-cell>
          <table:table-cell table:style-name="ce2"/>
          <table:table-cell table:formula="of:=([.$F$2]+[.$F$3]*[.B11])/(1+[.$F$4]*[.B11]+[.$F$5]*[.B11]*[.B11])" office:value-type="float" office:value="236.915924870273">
            <text:p>236.9159248703</text:p>
          </table:table-cell>
          <table:table-cell table:formula="of:=([.C11]-[.E11])^2" office:value-type="float" office:value="0.0134385755478856">
            <text:p>0.0134385755</text:p>
          </table:table-cell>
          <table:table-cell/>
          <table:table-cell table:formula="of:=[.$H$2]+[.$H$3]*[.B11]+[.$H$4]*[.B11]^2+[.$H$5]*[.B11]^3+[.$H$6]*[.B11]^4+[.$I$2]*[.B11]^5+[.$I$3]*[.B11]^6+[.$I$4]*[.B11]^7+[.$I$5]*[.B11]^8+[.$I$6]*[.B11]^9" office:value-type="float" office:value="236.261019522725">
            <text:p>236.2610195227</text:p>
          </table:table-cell>
          <table:table-cell table:formula="of:=([.C11]-[.H11])^2" office:value-type="float" office:value="0.290499954883285">
            <text:p>2.90E-001</text:p>
          </table:table-cell>
          <table:table-cell table:number-columns-repeated="3"/>
        </table:table-row>
        <table:table-row table:style-name="ro2">
          <table:table-cell table:formula="of:=[.A11]+1" office:value-type="float" office:value="-36">
            <text:p>-36</text:p>
          </table:table-cell>
          <table:table-cell table:style-name="ce2" table:formula="of:=9*[.A12]/5+32" office:value-type="float" office:value="-32.8">
            <text:p>-32.8</text:p>
          </table:table-cell>
          <table:table-cell table:style-name="ce2" office:value-type="float" office:value="224">
            <text:p>224</text:p>
          </table:table-cell>
          <table:table-cell table:style-name="ce2"/>
          <table:table-cell table:formula="of:=([.$F$2]+[.$F$3]*[.B12])/(1+[.$F$4]*[.B12]+[.$F$5]*[.B12]*[.B12])" office:value-type="float" office:value="224.077062851699">
            <text:p>224.0770628517</text:p>
          </table:table-cell>
          <table:table-cell table:formula="of:=([.C12]-[.E12])^2" office:value-type="float" office:value="0.00593868311202546">
            <text:p>0.0059386831</text:p>
          </table:table-cell>
          <table:table-cell/>
          <table:table-cell table:formula="of:=[.$H$2]+[.$H$3]*[.B12]+[.$H$4]*[.B12]^2+[.$H$5]*[.B12]^3+[.$H$6]*[.B12]^4+[.$I$2]*[.B12]^5+[.$I$3]*[.B12]^6+[.$I$4]*[.B12]^7+[.$I$5]*[.B12]^8+[.$I$6]*[.B12]^9" office:value-type="float" office:value="223.324489627429">
            <text:p>223.3244896274</text:p>
          </table:table-cell>
          <table:table-cell table:formula="of:=([.C12]-[.H12])^2" office:value-type="float" office:value="0.456314263451219">
            <text:p>4.56E-001</text:p>
          </table:table-cell>
          <table:table-cell table:number-columns-repeated="3"/>
        </table:table-row>
        <table:table-row table:style-name="ro2">
          <table:table-cell table:formula="of:=[.A12]+1" office:value-type="float" office:value="-35">
            <text:p>-35</text:p>
          </table:table-cell>
          <table:table-cell table:style-name="ce2" table:formula="of:=9*[.A13]/5+32" office:value-type="float" office:value="-31">
            <text:p>-31</text:p>
          </table:table-cell>
          <table:table-cell table:style-name="ce2" office:value-type="float" office:value="211.5">
            <text:p>211.5</text:p>
          </table:table-cell>
          <table:table-cell table:style-name="ce2"/>
          <table:table-cell table:formula="of:=([.$F$2]+[.$F$3]*[.B13])/(1+[.$F$4]*[.B13]+[.$F$5]*[.B13]*[.B13])" office:value-type="float" office:value="211.654792340968">
            <text:p>211.654792341</text:p>
          </table:table-cell>
          <table:table-cell table:formula="of:=([.C13]-[.E13])^2" office:value-type="float" office:value="0.0239606688224551">
            <text:p>0.0239606688</text:p>
          </table:table-cell>
          <table:table-cell/>
          <table:table-cell table:formula="of:=[.$H$2]+[.$H$3]*[.B13]+[.$H$4]*[.B13]^2+[.$H$5]*[.B13]^3+[.$H$6]*[.B13]^4+[.$I$2]*[.B13]^5+[.$I$3]*[.B13]^6+[.$I$4]*[.B13]^7+[.$I$5]*[.B13]^8+[.$I$6]*[.B13]^9" office:value-type="float" office:value="210.944870981658">
            <text:p>210.9448709817</text:p>
          </table:table-cell>
          <table:table-cell table:formula="of:=([.C13]-[.H13])^2" office:value-type="float" office:value="0.308168227005227">
            <text:p>3.08E-001</text:p>
          </table:table-cell>
          <table:table-cell table:number-columns-repeated="3"/>
        </table:table-row>
        <table:table-row table:style-name="ro2">
          <table:table-cell table:formula="of:=[.A13]+1" office:value-type="float" office:value="-34">
            <text:p>-34</text:p>
          </table:table-cell>
          <table:table-cell table:style-name="ce2" table:formula="of:=9*[.A14]/5+32" office:value-type="float" office:value="-29.2">
            <text:p>-29.2</text:p>
          </table:table-cell>
          <table:table-cell table:style-name="ce2" office:value-type="float" office:value="199.6">
            <text:p>199.6</text:p>
          </table:table-cell>
          <table:table-cell table:style-name="ce2"/>
          <table:table-cell table:formula="of:=([.$F$2]+[.$F$3]*[.B14])/(1+[.$F$4]*[.B14]+[.$F$5]*[.B14]*[.B14])" office:value-type="float" office:value="199.713801796786">
            <text:p>199.7138017968</text:p>
          </table:table-cell>
          <table:table-cell table:formula="of:=([.C14]-[.E14])^2" office:value-type="float" office:value="0.0129508489516297">
            <text:p>0.012950849</text:p>
          </table:table-cell>
          <table:table-cell/>
          <table:table-cell table:formula="of:=[.$H$2]+[.$H$3]*[.B14]+[.$H$4]*[.B14]^2+[.$H$5]*[.B14]^3+[.$H$6]*[.B14]^4+[.$I$2]*[.B14]^5+[.$I$3]*[.B14]^6+[.$I$4]*[.B14]^7+[.$I$5]*[.B14]^8+[.$I$6]*[.B14]^9" office:value-type="float" office:value="199.127780979918">
            <text:p>199.1277809799</text:p>
          </table:table-cell>
          <table:table-cell table:formula="of:=([.C14]-[.H14])^2" office:value-type="float" office:value="0.222990802927131">
            <text:p>2.23E-001</text:p>
          </table:table-cell>
          <table:table-cell table:number-columns-repeated="3"/>
        </table:table-row>
        <table:table-row table:style-name="ro2">
          <table:table-cell table:formula="of:=[.A14]+1" office:value-type="float" office:value="-33">
            <text:p>-33</text:p>
          </table:table-cell>
          <table:table-cell table:style-name="ce2" table:formula="of:=9*[.A15]/5+32" office:value-type="float" office:value="-27.4">
            <text:p>-27.4</text:p>
          </table:table-cell>
          <table:table-cell table:style-name="ce2" office:value-type="float" office:value="188.1">
            <text:p>188.1</text:p>
          </table:table-cell>
          <table:table-cell table:style-name="ce2"/>
          <table:table-cell table:formula="of:=([.$F$2]+[.$F$3]*[.B15])/(1+[.$F$4]*[.B15]+[.$F$5]*[.B15]*[.B15])" office:value-type="float" office:value="188.298222262443">
            <text:p>188.2982222624</text:p>
          </table:table-cell>
          <table:table-cell table:formula="of:=([.C15]-[.E15])^2" office:value-type="float" office:value="0.0392920653278343">
            <text:p>0.0392920653</text:p>
          </table:table-cell>
          <table:table-cell/>
          <table:table-cell table:formula="of:=[.$H$2]+[.$H$3]*[.B15]+[.$H$4]*[.B15]^2+[.$H$5]*[.B15]^3+[.$H$6]*[.B15]^4+[.$I$2]*[.B15]^5+[.$I$3]*[.B15]^6+[.$I$4]*[.B15]^7+[.$I$5]*[.B15]^8+[.$I$6]*[.B15]^9" office:value-type="float" office:value="187.873977337646">
            <text:p>187.8739773376</text:p>
          </table:table-cell>
          <table:table-cell table:formula="of:=([.C15]-[.H15])^2" office:value-type="float" office:value="0.0510862438974159">
            <text:p>5.11E-002</text:p>
          </table:table-cell>
          <table:table-cell table:number-columns-repeated="3"/>
        </table:table-row>
        <table:table-row table:style-name="ro2">
          <table:table-cell table:formula="of:=[.A15]+1" office:value-type="float" office:value="-32">
            <text:p>-32</text:p>
          </table:table-cell>
          <table:table-cell table:style-name="ce2" table:formula="of:=9*[.A16]/5+32" office:value-type="float" office:value="-25.6">
            <text:p>-25.6</text:p>
          </table:table-cell>
          <table:table-cell table:style-name="ce2" office:value-type="float" office:value="177.3">
            <text:p>177.3</text:p>
          </table:table-cell>
          <table:table-cell table:style-name="ce2"/>
          <table:table-cell table:formula="of:=([.$F$2]+[.$F$3]*[.B16])/(1+[.$F$4]*[.B16]+[.$F$5]*[.B16]*[.B16])" office:value-type="float" office:value="177.434856690694">
            <text:p>177.4348566907</text:p>
          </table:table-cell>
          <table:table-cell table:formula="of:=([.C16]-[.E16])^2" office:value-type="float" office:value="0.0181863270250428">
            <text:p>0.018186327</text:p>
          </table:table-cell>
          <table:table-cell/>
          <table:table-cell table:formula="of:=[.$H$2]+[.$H$3]*[.B16]+[.$H$4]*[.B16]^2+[.$H$5]*[.B16]^3+[.$H$6]*[.B16]^4+[.$I$2]*[.B16]^5+[.$I$3]*[.B16]^6+[.$I$4]*[.B16]^7+[.$I$5]*[.B16]^8+[.$I$6]*[.B16]^9" office:value-type="float" office:value="177.179979696179">
            <text:p>177.1799796962</text:p>
          </table:table-cell>
          <table:table-cell table:formula="of:=([.C16]-[.H16])^2" office:value-type="float" office:value="0.0144048733292529">
            <text:p>1.44E-002</text:p>
          </table:table-cell>
          <table:table-cell table:number-columns-repeated="3"/>
        </table:table-row>
        <table:table-row table:style-name="ro2">
          <table:table-cell table:formula="of:=[.A16]+1" office:value-type="float" office:value="-31">
            <text:p>-31</text:p>
          </table:table-cell>
          <table:table-cell table:style-name="ce2" table:formula="of:=9*[.A17]/5+32" office:value-type="float" office:value="-23.8">
            <text:p>-23.8</text:p>
          </table:table-cell>
          <table:table-cell table:style-name="ce2" office:value-type="float" office:value="167">
            <text:p>167</text:p>
          </table:table-cell>
          <table:table-cell table:style-name="ce2"/>
          <table:table-cell table:formula="of:=([.$F$2]+[.$F$3]*[.B17])/(1+[.$F$4]*[.B17]+[.$F$5]*[.B17]*[.B17])" office:value-type="float" office:value="167.1362985808">
            <text:p>167.1362985808</text:p>
          </table:table-cell>
          <table:table-cell table:formula="of:=([.C17]-[.E17])^2" office:value-type="float" office:value="0.0185773031281876">
            <text:p>0.0185773031</text:p>
          </table:table-cell>
          <table:table-cell/>
          <table:table-cell table:formula="of:=[.$H$2]+[.$H$3]*[.B17]+[.$H$4]*[.B17]^2+[.$H$5]*[.B17]^3+[.$H$6]*[.B17]^4+[.$I$2]*[.B17]^5+[.$I$3]*[.B17]^6+[.$I$4]*[.B17]^7+[.$I$5]*[.B17]^8+[.$I$6]*[.B17]^9" office:value-type="float" office:value="167.038642500612">
            <text:p>167.0386425006</text:p>
          </table:table-cell>
          <table:table-cell table:formula="of:=([.C17]-[.H17])^2" office:value-type="float" office:value="0.00149324285356703">
            <text:p>1.49E-003</text:p>
          </table:table-cell>
          <table:table-cell table:number-columns-repeated="3"/>
        </table:table-row>
        <table:table-row table:style-name="ro2">
          <table:table-cell table:formula="of:=[.A17]+1" office:value-type="float" office:value="-30">
            <text:p>-30</text:p>
          </table:table-cell>
          <table:table-cell table:style-name="ce2" table:formula="of:=9*[.A18]/5+32" office:value-type="float" office:value="-22">
            <text:p>-22</text:p>
          </table:table-cell>
          <table:table-cell table:style-name="ce2" office:value-type="float" office:value="157.2">
            <text:p>157.2</text:p>
          </table:table-cell>
          <table:table-cell table:style-name="ce2"/>
          <table:table-cell table:formula="of:=([.$F$2]+[.$F$3]*[.B18])/(1+[.$F$4]*[.B18]+[.$F$5]*[.B18]*[.B18])" office:value-type="float" office:value="157.403798738537">
            <text:p>157.4037987385</text:p>
          </table:table-cell>
          <table:table-cell table:formula="of:=([.C18]-[.E18])^2" office:value-type="float" office:value="0.0415339258294069">
            <text:p>0.0415339258</text:p>
          </table:table-cell>
          <table:table-cell/>
          <table:table-cell table:formula="of:=[.$H$2]+[.$H$3]*[.B18]+[.$H$4]*[.B18]^2+[.$H$5]*[.B18]^3+[.$H$6]*[.B18]^4+[.$I$2]*[.B18]^5+[.$I$3]*[.B18]^6+[.$I$4]*[.B18]^7+[.$I$5]*[.B18]^8+[.$I$6]*[.B18]^9" office:value-type="float" office:value="157.439681675283">
            <text:p>157.4396816753</text:p>
          </table:table-cell>
          <table:table-cell table:formula="of:=([.C18]-[.H18])^2" office:value-type="float" office:value="0.0574473054662654">
            <text:p>5.74E-002</text:p>
          </table:table-cell>
          <table:table-cell table:number-columns-repeated="3"/>
        </table:table-row>
        <table:table-row table:style-name="ro2">
          <table:table-cell table:formula="of:=[.A18]+1" office:value-type="float" office:value="-29">
            <text:p>-29</text:p>
          </table:table-cell>
          <table:table-cell table:style-name="ce2" table:formula="of:=9*[.A19]/5+32" office:value-type="float" office:value="-20.2">
            <text:p>-20.2</text:p>
          </table:table-cell>
          <table:table-cell table:style-name="ce2" office:value-type="float" office:value="148.1">
            <text:p>148.1</text:p>
          </table:table-cell>
          <table:table-cell table:style-name="ce2"/>
          <table:table-cell table:formula="of:=([.$F$2]+[.$F$3]*[.B19])/(1+[.$F$4]*[.B19]+[.$F$5]*[.B19]*[.B19])" office:value-type="float" office:value="148.229803676351">
            <text:p>148.2298036764</text:p>
          </table:table-cell>
          <table:table-cell table:formula="of:=([.C19]-[.E19])^2" office:value-type="float" office:value="0.0168489943943023">
            <text:p>0.0168489944</text:p>
          </table:table-cell>
          <table:table-cell/>
          <table:table-cell table:formula="of:=[.$H$2]+[.$H$3]*[.B19]+[.$H$4]*[.B19]^2+[.$H$5]*[.B19]^3+[.$H$6]*[.B19]^4+[.$I$2]*[.B19]^5+[.$I$3]*[.B19]^6+[.$I$4]*[.B19]^7+[.$I$5]*[.B19]^8+[.$I$6]*[.B19]^9" office:value-type="float" office:value="148.370157541062">
            <text:p>148.3701575411</text:p>
          </table:table-cell>
          <table:table-cell table:formula="of:=([.C19]-[.H19])^2" office:value-type="float" office:value="0.0729850969927996">
            <text:p>7.30E-002</text:p>
          </table:table-cell>
          <table:table-cell table:number-columns-repeated="3"/>
        </table:table-row>
        <table:table-row table:style-name="ro2">
          <table:table-cell table:formula="of:=[.A19]+1" office:value-type="float" office:value="-28">
            <text:p>-28</text:p>
          </table:table-cell>
          <table:table-cell table:style-name="ce2" table:formula="of:=9*[.A20]/5+32" office:value-type="float" office:value="-18.4">
            <text:p>-18.4</text:p>
          </table:table-cell>
          <table:table-cell table:style-name="ce2" office:value-type="float" office:value="139.4">
            <text:p>139.4</text:p>
          </table:table-cell>
          <table:table-cell table:style-name="ce2"/>
          <table:table-cell table:formula="of:=([.$F$2]+[.$F$3]*[.B20])/(1+[.$F$4]*[.B20]+[.$F$5]*[.B20]*[.B20])" office:value-type="float" office:value="139.600136808677">
            <text:p>139.6001368087</text:p>
          </table:table-cell>
          <table:table-cell table:formula="of:=([.C20]-[.E20])^2" office:value-type="float" office:value="0.0400547421872554">
            <text:p>0.0400547422</text:p>
          </table:table-cell>
          <table:table-cell/>
          <table:table-cell table:formula="of:=[.$H$2]+[.$H$3]*[.B20]+[.$H$4]*[.B20]^2+[.$H$5]*[.B20]^3+[.$H$6]*[.B20]^4+[.$I$2]*[.B20]^5+[.$I$3]*[.B20]^6+[.$I$4]*[.B20]^7+[.$I$5]*[.B20]^8+[.$I$6]*[.B20]^9" office:value-type="float" office:value="139.814916339347">
            <text:p>139.8149163393</text:p>
          </table:table-cell>
          <table:table-cell table:formula="of:=([.C20]-[.H20])^2" office:value-type="float" office:value="0.17215556865681">
            <text:p>1.72E-001</text:p>
          </table:table-cell>
          <table:table-cell table:number-columns-repeated="3"/>
        </table:table-row>
        <table:table-row table:style-name="ro2">
          <table:table-cell table:formula="of:=[.A20]+1" office:value-type="float" office:value="-27">
            <text:p>-27</text:p>
          </table:table-cell>
          <table:table-cell table:style-name="ce2" table:formula="of:=9*[.A21]/5+32" office:value-type="float" office:value="-16.6">
            <text:p>-16.6</text:p>
          </table:table-cell>
          <table:table-cell table:style-name="ce2" office:value-type="float" office:value="131.3">
            <text:p>131.3</text:p>
          </table:table-cell>
          <table:table-cell table:style-name="ce2"/>
          <table:table-cell table:formula="of:=([.$F$2]+[.$F$3]*[.B21])/(1+[.$F$4]*[.B21]+[.$F$5]*[.B21]*[.B21])" office:value-type="float" office:value="131.495826069931">
            <text:p>131.4958260699</text:p>
          </table:table-cell>
          <table:table-cell table:formula="of:=([.C21]-[.E21])^2" office:value-type="float" office:value="0.0383478496646438">
            <text:p>0.0383478497</text:p>
          </table:table-cell>
          <table:table-cell/>
          <table:table-cell table:formula="of:=[.$H$2]+[.$H$3]*[.B21]+[.$H$4]*[.B21]^2+[.$H$5]*[.B21]^3+[.$H$6]*[.B21]^4+[.$I$2]*[.B21]^5+[.$I$3]*[.B21]^6+[.$I$4]*[.B21]^7+[.$I$5]*[.B21]^8+[.$I$6]*[.B21]^9" office:value-type="float" office:value="131.756992649513">
            <text:p>131.7569926495</text:p>
          </table:table-cell>
          <table:table-cell table:formula="of:=([.C21]-[.H21])^2" office:value-type="float" office:value="0.208842281708715">
            <text:p>2.09E-001</text:p>
          </table:table-cell>
          <table:table-cell table:number-columns-repeated="3"/>
        </table:table-row>
        <table:table-row table:style-name="ro2">
          <table:table-cell table:formula="of:=[.A21]+1" office:value-type="float" office:value="-26">
            <text:p>-26</text:p>
          </table:table-cell>
          <table:table-cell table:style-name="ce2" table:formula="of:=9*[.A22]/5+32" office:value-type="float" office:value="-14.8">
            <text:p>-14.8</text:p>
          </table:table-cell>
          <table:table-cell table:style-name="ce2" office:value-type="float" office:value="123.7">
            <text:p>123.7</text:p>
          </table:table-cell>
          <table:table-cell table:style-name="ce2"/>
          <table:table-cell table:formula="of:=([.$F$2]+[.$F$3]*[.B22])/(1+[.$F$4]*[.B22]+[.$F$5]*[.B22]*[.B22])" office:value-type="float" office:value="123.89460178442">
            <text:p>123.8946017844</text:p>
          </table:table-cell>
          <table:table-cell table:formula="of:=([.C22]-[.E22])^2" office:value-type="float" office:value="0.0378698544992994">
            <text:p>0.0378698545</text:p>
          </table:table-cell>
          <table:table-cell/>
          <table:table-cell table:formula="of:=[.$H$2]+[.$H$3]*[.B22]+[.$H$4]*[.B22]^2+[.$H$5]*[.B22]^3+[.$H$6]*[.B22]^4+[.$I$2]*[.B22]^5+[.$I$3]*[.B22]^6+[.$I$4]*[.B22]^7+[.$I$5]*[.B22]^8+[.$I$6]*[.B22]^9" office:value-type="float" office:value="124.177974909736">
            <text:p>124.1779749097</text:p>
          </table:table-cell>
          <table:table-cell table:formula="of:=([.C22]-[.H22])^2" office:value-type="float" office:value="0.228460014336803">
            <text:p>2.28E-001</text:p>
          </table:table-cell>
          <table:table-cell table:number-columns-repeated="3"/>
        </table:table-row>
        <table:table-row table:style-name="ro2">
          <table:table-cell table:formula="of:=[.A22]+1" office:value-type="float" office:value="-25">
            <text:p>-25</text:p>
          </table:table-cell>
          <table:table-cell table:style-name="ce2" table:formula="of:=9*[.A23]/5+32" office:value-type="float" office:value="-13">
            <text:p>-13</text:p>
          </table:table-cell>
          <table:table-cell table:style-name="ce2" office:value-type="float" office:value="116.6">
            <text:p>116.6</text:p>
          </table:table-cell>
          <table:table-cell table:style-name="ce2"/>
          <table:table-cell table:formula="of:=([.$F$2]+[.$F$3]*[.B23])/(1+[.$F$4]*[.B23]+[.$F$5]*[.B23]*[.B23])" office:value-type="float" office:value="116.772099589706">
            <text:p>116.7720995897</text:p>
          </table:table-cell>
          <table:table-cell table:formula="of:=([.C23]-[.E23])^2" office:value-type="float" office:value="0.0296182687770056">
            <text:p>0.0296182688</text:p>
          </table:table-cell>
          <table:table-cell/>
          <table:table-cell table:formula="of:=[.$H$2]+[.$H$3]*[.B23]+[.$H$4]*[.B23]^2+[.$H$5]*[.B23]^3+[.$H$6]*[.B23]^4+[.$I$2]*[.B23]^5+[.$I$3]*[.B23]^6+[.$I$4]*[.B23]^7+[.$I$5]*[.B23]^8+[.$I$6]*[.B23]^9" office:value-type="float" office:value="117.058336175375">
            <text:p>117.0583361754</text:p>
          </table:table-cell>
          <table:table-cell table:formula="of:=([.C23]-[.H23])^2" office:value-type="float" office:value="0.210072049657496">
            <text:p>2.10E-001</text:p>
          </table:table-cell>
          <table:table-cell table:number-columns-repeated="3"/>
        </table:table-row>
        <table:table-row table:style-name="ro2">
          <table:table-cell table:formula="of:=[.A23]+1" office:value-type="float" office:value="-24">
            <text:p>-24</text:p>
          </table:table-cell>
          <table:table-cell table:style-name="ce2" table:formula="of:=9*[.A24]/5+32" office:value-type="float" office:value="-11.2">
            <text:p>-11.2</text:p>
          </table:table-cell>
          <table:table-cell table:style-name="ce2" office:value-type="float" office:value="110">
            <text:p>110</text:p>
          </table:table-cell>
          <table:table-cell table:style-name="ce2"/>
          <table:table-cell table:formula="of:=([.$F$2]+[.$F$3]*[.B24])/(1+[.$F$4]*[.B24]+[.$F$5]*[.B24]*[.B24])" office:value-type="float" office:value="110.102807686173">
            <text:p>110.1028076862</text:p>
          </table:table-cell>
          <table:table-cell table:formula="of:=([.C24]-[.E24])^2" office:value-type="float" office:value="0.0105694203362887">
            <text:p>0.0105694203</text:p>
          </table:table-cell>
          <table:table-cell/>
          <table:table-cell table:formula="of:=[.$H$2]+[.$H$3]*[.B24]+[.$H$4]*[.B24]^2+[.$H$5]*[.B24]^3+[.$H$6]*[.B24]^4+[.$I$2]*[.B24]^5+[.$I$3]*[.B24]^6+[.$I$4]*[.B24]^7+[.$I$5]*[.B24]^8+[.$I$6]*[.B24]^9" office:value-type="float" office:value="110.377732174678">
            <text:p>110.3777321747</text:p>
          </table:table-cell>
          <table:table-cell table:formula="of:=([.C24]-[.H24])^2" office:value-type="float" office:value="0.142681595787305">
            <text:p>1.43E-001</text:p>
          </table:table-cell>
          <table:table-cell table:number-columns-repeated="3"/>
        </table:table-row>
        <table:table-row table:style-name="ro2">
          <table:table-cell table:formula="of:=[.A24]+1" office:value-type="float" office:value="-23">
            <text:p>-23</text:p>
          </table:table-cell>
          <table:table-cell table:style-name="ce2" table:formula="of:=9*[.A25]/5+32" office:value-type="float" office:value="-9.4">
            <text:p>-9.4</text:p>
          </table:table-cell>
          <table:table-cell table:style-name="ce2" office:value-type="float" office:value="103.7">
            <text:p>103.7</text:p>
          </table:table-cell>
          <table:table-cell table:style-name="ce2"/>
          <table:table-cell table:formula="of:=([.$F$2]+[.$F$3]*[.B25])/(1+[.$F$4]*[.B25]+[.$F$5]*[.B25]*[.B25])" office:value-type="float" office:value="103.860797878439">
            <text:p>103.8607978784</text:p>
          </table:table-cell>
          <table:table-cell table:formula="of:=([.C25]-[.E25])^2" office:value-type="float" office:value="0.0258559577104875">
            <text:p>0.0258559577</text:p>
          </table:table-cell>
          <table:table-cell/>
          <table:table-cell table:formula="of:=[.$H$2]+[.$H$3]*[.B25]+[.$H$4]*[.B25]^2+[.$H$5]*[.B25]^3+[.$H$6]*[.B25]^4+[.$I$2]*[.B25]^5+[.$I$3]*[.B25]^6+[.$I$4]*[.B25]^7+[.$I$5]*[.B25]^8+[.$I$6]*[.B25]^9" office:value-type="float" office:value="104.115268648298">
            <text:p>104.1152686483</text:p>
          </table:table-cell>
          <table:table-cell table:formula="of:=([.C25]-[.H25])^2" office:value-type="float" office:value="0.172448050258832">
            <text:p>1.72E-001</text:p>
          </table:table-cell>
          <table:table-cell table:number-columns-repeated="3"/>
        </table:table-row>
        <table:table-row table:style-name="ro2">
          <table:table-cell table:formula="of:=[.A25]+1" office:value-type="float" office:value="-22">
            <text:p>-22</text:p>
          </table:table-cell>
          <table:table-cell table:style-name="ce2" table:formula="of:=9*[.A26]/5+32" office:value-type="float" office:value="-7.6">
            <text:p>-7.6</text:p>
          </table:table-cell>
          <table:table-cell office:value-type="float" office:value="97.9">
            <text:p>97.9</text:p>
          </table:table-cell>
          <table:table-cell/>
          <table:table-cell table:formula="of:=([.$F$2]+[.$F$3]*[.B26])/(1+[.$F$4]*[.B26]+[.$F$5]*[.B26]*[.B26])" office:value-type="float" office:value="98.0202774772043">
            <text:p>98.0202774772</text:p>
          </table:table-cell>
          <table:table-cell table:formula="of:=([.C26]-[.E26])^2" office:value-type="float" office:value="0.0144666715226405">
            <text:p>0.0144666715</text:p>
          </table:table-cell>
          <table:table-cell/>
          <table:table-cell table:formula="of:=[.$H$2]+[.$H$3]*[.B26]+[.$H$4]*[.B26]^2+[.$H$5]*[.B26]^3+[.$H$6]*[.B26]^4+[.$I$2]*[.B26]^5+[.$I$3]*[.B26]^6+[.$I$4]*[.B26]^7+[.$I$5]*[.B26]^8+[.$I$6]*[.B26]^9" office:value-type="float" office:value="98.2497398870773">
            <text:p>98.2497398871</text:p>
          </table:table-cell>
          <table:table-cell table:formula="of:=([.C26]-[.H26])^2" office:value-type="float" office:value="0.122317988612866">
            <text:p>1.22E-001</text:p>
          </table:table-cell>
          <table:table-cell table:number-columns-repeated="3"/>
        </table:table-row>
        <table:table-row table:style-name="ro2">
          <table:table-cell table:formula="of:=[.A26]+1" office:value-type="float" office:value="-21">
            <text:p>-21</text:p>
          </table:table-cell>
          <table:table-cell table:style-name="ce2" table:formula="of:=9*[.A27]/5+32" office:value-type="float" office:value="-5.8">
            <text:p>-5.8</text:p>
          </table:table-cell>
          <table:table-cell office:value-type="float" office:value="92.5">
            <text:p>92.5</text:p>
          </table:table-cell>
          <table:table-cell/>
          <table:table-cell table:formula="of:=([.$F$2]+[.$F$3]*[.B27])/(1+[.$F$4]*[.B27]+[.$F$5]*[.B27]*[.B27])" office:value-type="float" office:value="92.5559953516114">
            <text:p>92.5559953516</text:p>
          </table:table-cell>
          <table:table-cell table:formula="of:=([.C27]-[.E27])^2" office:value-type="float" office:value="0.00313547940208758">
            <text:p>0.0031354794</text:p>
          </table:table-cell>
          <table:table-cell/>
          <table:table-cell table:formula="of:=[.$H$2]+[.$H$3]*[.B27]+[.$H$4]*[.B27]^2+[.$H$5]*[.B27]^3+[.$H$6]*[.B27]^4+[.$I$2]*[.B27]^5+[.$I$3]*[.B27]^6+[.$I$4]*[.B27]^7+[.$I$5]*[.B27]^8+[.$I$6]*[.B27]^9" office:value-type="float" office:value="92.7598403117497">
            <text:p>92.7598403117</text:p>
          </table:table-cell>
          <table:table-cell table:formula="of:=([.C27]-[.H27])^2" office:value-type="float" office:value="0.0675169876101953">
            <text:p>6.75E-002</text:p>
          </table:table-cell>
          <table:table-cell table:number-columns-repeated="3"/>
        </table:table-row>
        <table:table-row table:style-name="ro2">
          <table:table-cell table:formula="of:=[.A27]+1" office:value-type="float" office:value="-20">
            <text:p>-20</text:p>
          </table:table-cell>
          <table:table-cell table:style-name="ce2" table:formula="of:=9*[.A28]/5+32" office:value-type="float" office:value="-4">
            <text:p>-4</text:p>
          </table:table-cell>
          <table:table-cell office:value-type="float" office:value="87.43">
            <text:p>87.43</text:p>
          </table:table-cell>
          <table:table-cell/>
          <table:table-cell table:formula="of:=([.$F$2]+[.$F$3]*[.B28])/(1+[.$F$4]*[.B28]+[.$F$5]*[.B28]*[.B28])" office:value-type="float" office:value="87.4435310803159">
            <text:p>87.4435310803</text:p>
          </table:table-cell>
          <table:table-cell table:formula="of:=([.C28]-[.E28])^2" office:value-type="float" office:value="0.00018309013451457">
            <text:p>0.0001830901</text:p>
          </table:table-cell>
          <table:table-cell/>
          <table:table-cell table:formula="of:=[.$H$2]+[.$H$3]*[.B28]+[.$H$4]*[.B28]^2+[.$H$5]*[.B28]^3+[.$H$6]*[.B28]^4+[.$I$2]*[.B28]^5+[.$I$3]*[.B28]^6+[.$I$4]*[.B28]^7+[.$I$5]*[.B28]^8+[.$I$6]*[.B28]^9" office:value-type="float" office:value="87.624350868553">
            <text:p>87.6243508686</text:p>
          </table:table-cell>
          <table:table-cell table:formula="of:=([.C28]-[.H28])^2" office:value-type="float" office:value="0.0377722601072897">
            <text:p>3.78E-002</text:p>
          </table:table-cell>
          <table:table-cell table:number-columns-repeated="3"/>
        </table:table-row>
        <table:table-row table:style-name="ro2">
          <table:table-cell table:formula="of:=[.A28]+1" office:value-type="float" office:value="-19">
            <text:p>-19</text:p>
          </table:table-cell>
          <table:table-cell table:style-name="ce2" table:formula="of:=9*[.A29]/5+32" office:value-type="float" office:value="-2.2">
            <text:p>-2.2</text:p>
          </table:table-cell>
          <table:table-cell office:value-type="float" office:value="82.79">
            <text:p>82.79</text:p>
          </table:table-cell>
          <table:table-cell/>
          <table:table-cell table:formula="of:=([.$F$2]+[.$F$3]*[.B29])/(1+[.$F$4]*[.B29]+[.$F$5]*[.B29]*[.B29])" office:value-type="float" office:value="82.6594917647921">
            <text:p>82.6594917648</text:p>
          </table:table-cell>
          <table:table-cell table:formula="of:=([.C29]-[.E29])^2" office:value-type="float" office:value="0.0170323994570764">
            <text:p>0.0170323995</text:p>
          </table:table-cell>
          <table:table-cell/>
          <table:table-cell table:formula="of:=[.$H$2]+[.$H$3]*[.B29]+[.$H$4]*[.B29]^2+[.$H$5]*[.B29]^3+[.$H$6]*[.B29]^4+[.$I$2]*[.B29]^5+[.$I$3]*[.B29]^6+[.$I$4]*[.B29]^7+[.$I$5]*[.B29]^8+[.$I$6]*[.B29]^9" office:value-type="float" office:value="82.8223019463983">
            <text:p>82.8223019464</text:p>
          </table:table-cell>
          <table:table-cell table:formula="of:=([.C29]-[.H29])^2" office:value-type="float" office:value="0.00104341574111902">
            <text:p>1.04E-003</text:p>
          </table:table-cell>
          <table:table-cell table:number-columns-repeated="2"/>
          <table:table-cell>
            <draw:frame table:end-cell-address="'Therm Data'.Y54" table:end-x="0.5823in" table:end-y="0.1677in" draw:z-index="0" draw:style-name="gr1" svg:width="11.926in" svg:height="4.4555in" svg:x="0.2134in" svg:y="0.1575in">
              <draw:object draw:notify-on-update-of-ranges="'Therm Data'.A8:'Therm Data'.A148 'Therm Data'.C7:'Therm Data'.C7 'Therm Data'.C8:'Therm Data'.C148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2">
          <table:table-cell table:formula="of:=[.A29]+1" office:value-type="float" office:value="-18">
            <text:p>-18</text:p>
          </table:table-cell>
          <table:table-cell table:style-name="ce2" table:formula="of:=9*[.A30]/5+32" office:value-type="float" office:value="-0.399999999999999">
            <text:p>-0.4</text:p>
          </table:table-cell>
          <table:table-cell office:value-type="float" office:value="78.44">
            <text:p>78.44</text:p>
          </table:table-cell>
          <table:table-cell/>
          <table:table-cell table:formula="of:=([.$F$2]+[.$F$3]*[.B30])/(1+[.$F$4]*[.B30]+[.$F$5]*[.B30]*[.B30])" office:value-type="float" office:value="78.1816369469311">
            <text:p>78.1816369469</text:p>
          </table:table-cell>
          <table:table-cell table:formula="of:=([.C30]-[.E30])^2" office:value-type="float" office:value="0.0667514671910638">
            <text:p>0.0667514672</text:p>
          </table:table-cell>
          <table:table-cell/>
          <table:table-cell table:formula="of:=[.$H$2]+[.$H$3]*[.B30]+[.$H$4]*[.B30]^2+[.$H$5]*[.B30]^3+[.$H$6]*[.B30]^4+[.$I$2]*[.B30]^5+[.$I$3]*[.B30]^6+[.$I$4]*[.B30]^7+[.$I$5]*[.B30]^8+[.$I$6]*[.B30]^9" office:value-type="float" office:value="78.333114454018">
            <text:p>78.333114454</text:p>
          </table:table-cell>
          <table:table-cell table:formula="of:=([.C30]-[.H30])^2" office:value-type="float" office:value="0.0114245199398663">
            <text:p>1.14E-002</text:p>
          </table:table-cell>
          <table:table-cell table:number-columns-repeated="3"/>
        </table:table-row>
        <table:table-row table:style-name="ro2">
          <table:table-cell table:formula="of:=[.A30]+1" office:value-type="float" office:value="-17">
            <text:p>-17</text:p>
          </table:table-cell>
          <table:table-cell table:style-name="ce2" table:formula="of:=9*[.A31]/5+32" office:value-type="float" office:value="1.4">
            <text:p>1.4</text:p>
          </table:table-cell>
          <table:table-cell office:value-type="float" office:value="74.36">
            <text:p>74.36</text:p>
          </table:table-cell>
          <table:table-cell/>
          <table:table-cell table:formula="of:=([.$F$2]+[.$F$3]*[.B31])/(1+[.$F$4]*[.B31]+[.$F$5]*[.B31]*[.B31])" office:value-type="float" office:value="73.9889483733469">
            <text:p>73.9889483733</text:p>
          </table:table-cell>
          <table:table-cell table:formula="of:=([.C31]-[.E31])^2" office:value-type="float" office:value="0.137679309641921">
            <text:p>0.1376793096</text:p>
          </table:table-cell>
          <table:table-cell/>
          <table:table-cell table:formula="of:=[.$H$2]+[.$H$3]*[.B31]+[.$H$4]*[.B31]^2+[.$H$5]*[.B31]^3+[.$H$6]*[.B31]^4+[.$I$2]*[.B31]^5+[.$I$3]*[.B31]^6+[.$I$4]*[.B31]^7+[.$I$5]*[.B31]^8+[.$I$6]*[.B31]^9" office:value-type="float" office:value="74.1367206295556">
            <text:p>74.1367206296</text:p>
          </table:table-cell>
          <table:table-cell table:formula="of:=([.C31]-[.H31])^2" office:value-type="float" office:value="0.0498536772660676">
            <text:p>4.99E-002</text:p>
          </table:table-cell>
          <table:table-cell table:number-columns-repeated="3"/>
        </table:table-row>
        <table:table-row table:style-name="ro2">
          <table:table-cell table:formula="of:=[.A31]+1" office:value-type="float" office:value="-16">
            <text:p>-16</text:p>
          </table:table-cell>
          <table:table-cell table:style-name="ce2" table:formula="of:=9*[.A32]/5+32" office:value-type="float" office:value="3.2">
            <text:p>3.2</text:p>
          </table:table-cell>
          <table:table-cell office:value-type="float" office:value="70.53">
            <text:p>70.53</text:p>
          </table:table-cell>
          <table:table-cell/>
          <table:table-cell table:formula="of:=([.$F$2]+[.$F$3]*[.B32])/(1+[.$F$4]*[.B32]+[.$F$5]*[.B32]*[.B32])" office:value-type="float" office:value="70.0616581331954">
            <text:p>70.0616581332</text:p>
          </table:table-cell>
          <table:table-cell table:formula="of:=([.C32]-[.E32])^2" office:value-type="float" office:value="0.219344104202064">
            <text:p>0.2193441042</text:p>
          </table:table-cell>
          <table:table-cell/>
          <table:table-cell table:formula="of:=[.$H$2]+[.$H$3]*[.B32]+[.$H$4]*[.B32]^2+[.$H$5]*[.B32]^3+[.$H$6]*[.B32]^4+[.$I$2]*[.B32]^5+[.$I$3]*[.B32]^6+[.$I$4]*[.B32]^7+[.$I$5]*[.B32]^8+[.$I$6]*[.B32]^9" office:value-type="float" office:value="70.2136660902968">
            <text:p>70.2136660903</text:p>
          </table:table-cell>
          <table:table-cell table:formula="of:=([.C32]-[.H32])^2" office:value-type="float" office:value="0.100067142428115">
            <text:p>1.00E-001</text:p>
          </table:table-cell>
          <table:table-cell table:number-columns-repeated="3"/>
        </table:table-row>
        <table:table-row table:style-name="ro2">
          <table:table-cell table:formula="of:=[.A32]+1" office:value-type="float" office:value="-15">
            <text:p>-15</text:p>
          </table:table-cell>
          <table:table-cell table:style-name="ce2" table:formula="of:=9*[.A33]/5+32" office:value-type="float" office:value="5">
            <text:p>5</text:p>
          </table:table-cell>
          <table:table-cell office:value-type="float" office:value="66.92">
            <text:p>66.92</text:p>
          </table:table-cell>
          <table:table-cell/>
          <table:table-cell table:formula="of:=([.$F$2]+[.$F$3]*[.B33])/(1+[.$F$4]*[.B33]+[.$F$5]*[.B33]*[.B33])" office:value-type="float" office:value="66.3812459674529">
            <text:p>66.3812459675</text:p>
          </table:table-cell>
          <table:table-cell table:formula="of:=([.C33]-[.E33])^2" office:value-type="float" office:value="0.290255907585812">
            <text:p>0.2902559076</text:p>
          </table:table-cell>
          <table:table-cell/>
          <table:table-cell table:formula="of:=[.$H$2]+[.$H$3]*[.B33]+[.$H$4]*[.B33]^2+[.$H$5]*[.B33]^3+[.$H$6]*[.B33]^4+[.$I$2]*[.B33]^5+[.$I$3]*[.B33]^6+[.$I$4]*[.B33]^7+[.$I$5]*[.B33]^8+[.$I$6]*[.B33]^9" office:value-type="float" office:value="66.5451945666944">
            <text:p>66.5451945667</text:p>
          </table:table-cell>
          <table:table-cell table:formula="of:=([.C33]-[.H33])^2" office:value-type="float" office:value="0.140479112835374">
            <text:p>1.40E-001</text:p>
          </table:table-cell>
          <table:table-cell table:number-columns-repeated="3"/>
        </table:table-row>
        <table:table-row table:style-name="ro2">
          <table:table-cell table:formula="of:=[.A33]+1" office:value-type="float" office:value="-14">
            <text:p>-14</text:p>
          </table:table-cell>
          <table:table-cell table:style-name="ce2" table:formula="of:=9*[.A34]/5+32" office:value-type="float" office:value="6.8">
            <text:p>6.8</text:p>
          </table:table-cell>
          <table:table-cell office:value-type="float" office:value="63.54">
            <text:p>63.54</text:p>
          </table:table-cell>
          <table:table-cell/>
          <table:table-cell table:formula="of:=([.$F$2]+[.$F$3]*[.B34])/(1+[.$F$4]*[.B34]+[.$F$5]*[.B34]*[.B34])" office:value-type="float" office:value="62.9304142742953">
            <text:p>62.9304142743</text:p>
          </table:table-cell>
          <table:table-cell table:formula="of:=([.C34]-[.E34])^2" office:value-type="float" office:value="0.371594756982888">
            <text:p>0.371594757</text:p>
          </table:table-cell>
          <table:table-cell/>
          <table:table-cell table:formula="of:=[.$H$2]+[.$H$3]*[.B34]+[.$H$4]*[.B34]^2+[.$H$5]*[.B34]^3+[.$H$6]*[.B34]^4+[.$I$2]*[.B34]^5+[.$I$3]*[.B34]^6+[.$I$4]*[.B34]^7+[.$I$5]*[.B34]^8+[.$I$6]*[.B34]^9" office:value-type="float" office:value="63.1133167025007">
            <text:p>63.1133167025</text:p>
          </table:table-cell>
          <table:table-cell table:formula="of:=([.C34]-[.H34])^2" office:value-type="float" office:value="0.18205863636486">
            <text:p>1.82E-001</text:p>
          </table:table-cell>
          <table:table-cell table:number-columns-repeated="3"/>
        </table:table-row>
        <table:table-row table:style-name="ro2">
          <table:table-cell table:formula="of:=[.A34]+1" office:value-type="float" office:value="-13">
            <text:p>-13</text:p>
          </table:table-cell>
          <table:table-cell table:style-name="ce2" table:formula="of:=9*[.A35]/5+32" office:value-type="float" office:value="8.6">
            <text:p>8.6</text:p>
          </table:table-cell>
          <table:table-cell office:value-type="float" office:value="60.34">
            <text:p>60.34</text:p>
          </table:table-cell>
          <table:table-cell/>
          <table:table-cell table:formula="of:=([.$F$2]+[.$F$3]*[.B35])/(1+[.$F$4]*[.B35]+[.$F$5]*[.B35]*[.B35])" office:value-type="float" office:value="59.693047469322">
            <text:p>59.6930474693</text:p>
          </table:table-cell>
          <table:table-cell table:formula="of:=([.C35]-[.E35])^2" office:value-type="float" office:value="0.418547576950733">
            <text:p>0.418547577</text:p>
          </table:table-cell>
          <table:table-cell/>
          <table:table-cell table:formula="of:=[.$H$2]+[.$H$3]*[.B35]+[.$H$4]*[.B35]^2+[.$H$5]*[.B35]^3+[.$H$6]*[.B35]^4+[.$I$2]*[.B35]^5+[.$I$3]*[.B35]^6+[.$I$4]*[.B35]^7+[.$I$5]*[.B35]^8+[.$I$6]*[.B35]^9" office:value-type="float" office:value="59.9008642417022">
            <text:p>59.9008642417</text:p>
          </table:table-cell>
          <table:table-cell table:formula="of:=([.C35]-[.H35])^2" office:value-type="float" office:value="0.192840214215779">
            <text:p>1.93E-001</text:p>
          </table:table-cell>
          <table:table-cell table:number-columns-repeated="3"/>
        </table:table-row>
        <table:table-row table:style-name="ro2">
          <table:table-cell table:formula="of:=[.A35]+1" office:value-type="float" office:value="-12">
            <text:p>-12</text:p>
          </table:table-cell>
          <table:table-cell table:style-name="ce2" table:formula="of:=9*[.A36]/5+32" office:value-type="float" office:value="10.4">
            <text:p>10.4</text:p>
          </table:table-cell>
          <table:table-cell office:value-type="float" office:value="57.33">
            <text:p>57.33</text:p>
          </table:table-cell>
          <table:table-cell/>
          <table:table-cell table:formula="of:=([.$F$2]+[.$F$3]*[.B36])/(1+[.$F$4]*[.B36]+[.$F$5]*[.B36]*[.B36])" office:value-type="float" office:value="56.6541608465543">
            <text:p>56.6541608466</text:p>
          </table:table-cell>
          <table:table-cell table:formula="of:=([.C36]-[.E36])^2" office:value-type="float" office:value="0.456758561330143">
            <text:p>0.4567585613</text:p>
          </table:table-cell>
          <table:table-cell/>
          <table:table-cell table:formula="of:=[.$H$2]+[.$H$3]*[.B36]+[.$H$4]*[.B36]^2+[.$H$5]*[.B36]^3+[.$H$6]*[.B36]^4+[.$I$2]*[.B36]^5+[.$I$3]*[.B36]^6+[.$I$4]*[.B36]^7+[.$I$5]*[.B36]^8+[.$I$6]*[.B36]^9" office:value-type="float" office:value="56.8915308630401">
            <text:p>56.891530863</text:p>
          </table:table-cell>
          <table:table-cell table:formula="of:=([.C36]-[.H36])^2" office:value-type="float" office:value="0.19225518406638">
            <text:p>1.92E-001</text:p>
          </table:table-cell>
          <table:table-cell table:number-columns-repeated="3"/>
        </table:table-row>
        <table:table-row table:style-name="ro2">
          <table:table-cell table:formula="of:=[.A36]+1" office:value-type="float" office:value="-11">
            <text:p>-11</text:p>
          </table:table-cell>
          <table:table-cell table:style-name="ce2" table:formula="of:=9*[.A37]/5+32" office:value-type="float" office:value="12.2">
            <text:p>12.2</text:p>
          </table:table-cell>
          <table:table-cell office:value-type="float" office:value="54.5">
            <text:p>54.5</text:p>
          </table:table-cell>
          <table:table-cell/>
          <table:table-cell table:formula="of:=([.$F$2]+[.$F$3]*[.B37])/(1+[.$F$4]*[.B37]+[.$F$5]*[.B37]*[.B37])" office:value-type="float" office:value="53.7998428723924">
            <text:p>53.7998428724</text:p>
          </table:table-cell>
          <table:table-cell table:formula="of:=([.C37]-[.E37])^2" office:value-type="float" office:value="0.49022000333969">
            <text:p>0.4902200033</text:p>
          </table:table-cell>
          <table:table-cell/>
          <table:table-cell table:formula="of:=[.$H$2]+[.$H$3]*[.B37]+[.$H$4]*[.B37]^2+[.$H$5]*[.B37]^3+[.$H$6]*[.B37]^4+[.$I$2]*[.B37]^5+[.$I$3]*[.B37]^6+[.$I$4]*[.B37]^7+[.$I$5]*[.B37]^8+[.$I$6]*[.B37]^9" office:value-type="float" office:value="54.0699008642026">
            <text:p>54.0699008642</text:p>
          </table:table-cell>
          <table:table-cell table:formula="of:=([.C37]-[.H37])^2" office:value-type="float" office:value="0.184985266613638">
            <text:p>1.85E-001</text:p>
          </table:table-cell>
          <table:table-cell table:number-columns-repeated="3"/>
        </table:table-row>
        <table:table-row table:style-name="ro2">
          <table:table-cell table:formula="of:=[.A37]+1" office:value-type="float" office:value="-10">
            <text:p>-10</text:p>
          </table:table-cell>
          <table:table-cell table:style-name="ce2" table:formula="of:=9*[.A38]/5+32" office:value-type="float" office:value="14">
            <text:p>14</text:p>
          </table:table-cell>
          <table:table-cell office:value-type="float" office:value="51.82">
            <text:p>51.82</text:p>
          </table:table-cell>
          <table:table-cell/>
          <table:table-cell table:formula="of:=([.$F$2]+[.$F$3]*[.B38])/(1+[.$F$4]*[.B38]+[.$F$5]*[.B38]*[.B38])" office:value-type="float" office:value="51.1171938798588">
            <text:p>51.1171938799</text:p>
          </table:table-cell>
          <table:table-cell table:formula="of:=([.C38]-[.E38])^2" office:value-type="float" office:value="0.493936442507883">
            <text:p>0.4939364425</text:p>
          </table:table-cell>
          <table:table-cell/>
          <table:table-cell table:formula="of:=[.$H$2]+[.$H$3]*[.B38]+[.$H$4]*[.B38]^2+[.$H$5]*[.B38]^3+[.$H$6]*[.B38]^4+[.$I$2]*[.B38]^5+[.$I$3]*[.B38]^6+[.$I$4]*[.B38]^7+[.$I$5]*[.B38]^8+[.$I$6]*[.B38]^9" office:value-type="float" office:value="51.421466840293">
            <text:p>51.4214668403</text:p>
          </table:table-cell>
          <table:table-cell table:formula="of:=([.C38]-[.H38])^2" office:value-type="float" office:value="0.158828679386023">
            <text:p>1.59E-001</text:p>
          </table:table-cell>
          <table:table-cell table:number-columns-repeated="3"/>
        </table:table-row>
        <table:table-row table:style-name="ro2">
          <table:table-cell table:formula="of:=[.A38]+1" office:value-type="float" office:value="-9">
            <text:p>-9</text:p>
          </table:table-cell>
          <table:table-cell table:style-name="ce2" table:formula="of:=9*[.A39]/5+32" office:value-type="float" office:value="15.8">
            <text:p>15.8</text:p>
          </table:table-cell>
          <table:table-cell office:value-type="float" office:value="49.28">
            <text:p>49.28</text:p>
          </table:table-cell>
          <table:table-cell/>
          <table:table-cell table:formula="of:=([.$F$2]+[.$F$3]*[.B39])/(1+[.$F$4]*[.B39]+[.$F$5]*[.B39]*[.B39])" office:value-type="float" office:value="48.5942633699221">
            <text:p>48.5942633699</text:p>
          </table:table-cell>
          <table:table-cell table:formula="of:=([.C39]-[.E39])^2" office:value-type="float" office:value="0.47023472583067">
            <text:p>0.4702347258</text:p>
          </table:table-cell>
          <table:table-cell/>
          <table:table-cell table:formula="of:=[.$H$2]+[.$H$3]*[.B39]+[.$H$4]*[.B39]^2+[.$H$5]*[.B39]^3+[.$H$6]*[.B39]^4+[.$I$2]*[.B39]^5+[.$I$3]*[.B39]^6+[.$I$4]*[.B39]^7+[.$I$5]*[.B39]^8+[.$I$6]*[.B39]^9" office:value-type="float" office:value="48.9326374449033">
            <text:p>48.9326374449</text:p>
          </table:table-cell>
          <table:table-cell table:formula="of:=([.C39]-[.H39])^2" office:value-type="float" office:value="0.120660744683304">
            <text:p>1.21E-001</text:p>
          </table:table-cell>
          <table:table-cell table:number-columns-repeated="3"/>
        </table:table-row>
        <table:table-row table:style-name="ro2">
          <table:table-cell table:formula="of:=[.A39]+1" office:value-type="float" office:value="-8">
            <text:p>-8</text:p>
          </table:table-cell>
          <table:table-cell table:style-name="ce2" table:formula="of:=9*[.A40]/5+32" office:value-type="float" office:value="17.6">
            <text:p>17.6</text:p>
          </table:table-cell>
          <table:table-cell office:value-type="float" office:value="46.89">
            <text:p>46.89</text:p>
          </table:table-cell>
          <table:table-cell/>
          <table:table-cell table:formula="of:=([.$F$2]+[.$F$3]*[.B40])/(1+[.$F$4]*[.B40]+[.$F$5]*[.B40]*[.B40])" office:value-type="float" office:value="46.2199875319805">
            <text:p>46.219987532</text:p>
          </table:table-cell>
          <table:table-cell table:formula="of:=([.C40]-[.E40])^2" office:value-type="float" office:value="0.448916707301553">
            <text:p>0.4489167073</text:p>
          </table:table-cell>
          <table:table-cell/>
          <table:table-cell table:formula="of:=[.$H$2]+[.$H$3]*[.B40]+[.$H$4]*[.B40]^2+[.$H$5]*[.B40]^3+[.$H$6]*[.B40]^4+[.$I$2]*[.B40]^5+[.$I$3]*[.B40]^6+[.$I$4]*[.B40]^7+[.$I$5]*[.B40]^8+[.$I$6]*[.B40]^9" office:value-type="float" office:value="46.5907362670684">
            <text:p>46.5907362671</text:p>
          </table:table-cell>
          <table:table-cell table:formula="of:=([.C40]-[.H40])^2" office:value-type="float" office:value="0.0895587818481686">
            <text:p>8.96E-002</text:p>
          </table:table-cell>
          <table:table-cell table:number-columns-repeated="3"/>
        </table:table-row>
        <table:table-row table:style-name="ro2">
          <table:table-cell table:formula="of:=[.A40]+1" office:value-type="float" office:value="-7">
            <text:p>-7</text:p>
          </table:table-cell>
          <table:table-cell table:style-name="ce2" table:formula="of:=9*[.A41]/5+32" office:value-type="float" office:value="19.4">
            <text:p>19.4</text:p>
          </table:table-cell>
          <table:table-cell office:value-type="float" office:value="44.62">
            <text:p>44.62</text:p>
          </table:table-cell>
          <table:table-cell/>
          <table:table-cell table:formula="of:=([.$F$2]+[.$F$3]*[.B41])/(1+[.$F$4]*[.B41]+[.$F$5]*[.B41]*[.B41])" office:value-type="float" office:value="43.9841281342281">
            <text:p>43.9841281342</text:p>
          </table:table-cell>
          <table:table-cell table:formula="of:=([.C41]-[.E41])^2" office:value-type="float" office:value="0.404333029680197">
            <text:p>0.4043330297</text:p>
          </table:table-cell>
          <table:table-cell/>
          <table:table-cell table:formula="of:=[.$H$2]+[.$H$3]*[.B41]+[.$H$4]*[.B41]^2+[.$H$5]*[.B41]^3+[.$H$6]*[.B41]^4+[.$I$2]*[.B41]^5+[.$I$3]*[.B41]^6+[.$I$4]*[.B41]^7+[.$I$5]*[.B41]^8+[.$I$6]*[.B41]^9" office:value-type="float" office:value="44.3839928035273">
            <text:p>44.3839928035</text:p>
          </table:table-cell>
          <table:table-cell table:formula="of:=([.C41]-[.H41])^2" office:value-type="float" office:value="0.0556993967869196">
            <text:p>5.57E-002</text:p>
          </table:table-cell>
          <table:table-cell table:number-columns-repeated="3"/>
        </table:table-row>
        <table:table-row table:style-name="ro2">
          <table:table-cell table:formula="of:=[.A41]+1" office:value-type="float" office:value="-6">
            <text:p>-6</text:p>
          </table:table-cell>
          <table:table-cell table:style-name="ce2" table:formula="of:=9*[.A42]/5+32" office:value-type="float" office:value="21.2">
            <text:p>21.2</text:p>
          </table:table-cell>
          <table:table-cell office:value-type="float" office:value="42.48">
            <text:p>42.48</text:p>
          </table:table-cell>
          <table:table-cell/>
          <table:table-cell table:formula="of:=([.$F$2]+[.$F$3]*[.B42])/(1+[.$F$4]*[.B42]+[.$F$5]*[.B42]*[.B42])" office:value-type="float" office:value="41.8772135796305">
            <text:p>41.8772135796</text:p>
          </table:table-cell>
          <table:table-cell table:formula="of:=([.C42]-[.E42])^2" office:value-type="float" office:value="0.36335146858183">
            <text:p>0.3633514686</text:p>
          </table:table-cell>
          <table:table-cell/>
          <table:table-cell table:formula="of:=[.$H$2]+[.$H$3]*[.B42]+[.$H$4]*[.B42]^2+[.$H$5]*[.B42]^3+[.$H$6]*[.B42]^4+[.$I$2]*[.B42]^5+[.$I$3]*[.B42]^6+[.$I$4]*[.B42]^7+[.$I$5]*[.B42]^8+[.$I$6]*[.B42]^9" office:value-type="float" office:value="42.3015264530868">
            <text:p>42.3015264531</text:p>
          </table:table-cell>
          <table:table-cell table:formula="of:=([.C42]-[.H42])^2" office:value-type="float" office:value="0.0318528069477768">
            <text:p>3.19E-002</text:p>
          </table:table-cell>
          <table:table-cell table:number-columns-repeated="3"/>
        </table:table-row>
        <table:table-row table:style-name="ro2">
          <table:table-cell table:formula="of:=[.A42]+1" office:value-type="float" office:value="-5">
            <text:p>-5</text:p>
          </table:table-cell>
          <table:table-cell table:style-name="ce2" table:formula="of:=9*[.A43]/5+32" office:value-type="float" office:value="23">
            <text:p>23</text:p>
          </table:table-cell>
          <table:table-cell office:value-type="float" office:value="40.45">
            <text:p>40.45</text:p>
          </table:table-cell>
          <table:table-cell/>
          <table:table-cell table:formula="of:=([.$F$2]+[.$F$3]*[.B43])/(1+[.$F$4]*[.B43]+[.$F$5]*[.B43]*[.B43])" office:value-type="float" office:value="39.8904826525003">
            <text:p>39.8904826525</text:p>
          </table:table-cell>
          <table:table-cell table:formula="of:=([.C43]-[.E43])^2" office:value-type="float" office:value="0.313059662153068">
            <text:p>0.3130596622</text:p>
          </table:table-cell>
          <table:table-cell/>
          <table:table-cell table:formula="of:=[.$H$2]+[.$H$3]*[.B43]+[.$H$4]*[.B43]^2+[.$H$5]*[.B43]^3+[.$H$6]*[.B43]^4+[.$I$2]*[.B43]^5+[.$I$3]*[.B43]^6+[.$I$4]*[.B43]^7+[.$I$5]*[.B43]^8+[.$I$6]*[.B43]^9" office:value-type="float" office:value="40.3333244084629">
            <text:p>40.3333244085</text:p>
          </table:table-cell>
          <table:table-cell table:formula="of:=([.C43]-[.H43])^2" office:value-type="float" office:value="0.0136131936605362">
            <text:p>1.36E-002</text:p>
          </table:table-cell>
          <table:table-cell table:number-columns-repeated="3"/>
        </table:table-row>
        <table:table-row table:style-name="ro2">
          <table:table-cell table:formula="of:=[.A43]+1" office:value-type="float" office:value="-4">
            <text:p>-4</text:p>
          </table:table-cell>
          <table:table-cell table:style-name="ce2" table:formula="of:=9*[.A44]/5+32" office:value-type="float" office:value="24.8">
            <text:p>24.8</text:p>
          </table:table-cell>
          <table:table-cell office:value-type="float" office:value="38.53">
            <text:p>38.53</text:p>
          </table:table-cell>
          <table:table-cell/>
          <table:table-cell table:formula="of:=([.$F$2]+[.$F$3]*[.B44])/(1+[.$F$4]*[.B44]+[.$F$5]*[.B44]*[.B44])" office:value-type="float" office:value="38.0158312762181">
            <text:p>38.0158312762</text:p>
          </table:table-cell>
          <table:table-cell table:formula="of:=([.C44]-[.E44])^2" office:value-type="float" office:value="0.264369476515537">
            <text:p>0.2643694765</text:p>
          </table:table-cell>
          <table:table-cell/>
          <table:table-cell table:formula="of:=[.$H$2]+[.$H$3]*[.B44]+[.$H$4]*[.B44]^2+[.$H$5]*[.B44]^3+[.$H$6]*[.B44]^4+[.$I$2]*[.B44]^5+[.$I$3]*[.B44]^6+[.$I$4]*[.B44]^7+[.$I$5]*[.B44]^8+[.$I$6]*[.B44]^9" office:value-type="float" office:value="38.4702142707672">
            <text:p>38.4702142708</text:p>
          </table:table-cell>
          <table:table-cell table:formula="of:=([.C44]-[.H44])^2" office:value-type="float" office:value="0.00357433341989599">
            <text:p>3.57E-003</text:p>
          </table:table-cell>
          <table:table-cell table:number-columns-repeated="3"/>
        </table:table-row>
        <table:table-row table:style-name="ro2">
          <table:table-cell table:formula="of:=[.A44]+1" office:value-type="float" office:value="-3">
            <text:p>-3</text:p>
          </table:table-cell>
          <table:table-cell table:style-name="ce2" table:formula="of:=9*[.A45]/5+32" office:value-type="float" office:value="26.6">
            <text:p>26.6</text:p>
          </table:table-cell>
          <table:table-cell office:value-type="float" office:value="36.7">
            <text:p>36.7</text:p>
          </table:table-cell>
          <table:table-cell/>
          <table:table-cell table:formula="of:=([.$F$2]+[.$F$3]*[.B45])/(1+[.$F$4]*[.B45]+[.$F$5]*[.B45]*[.B45])" office:value-type="float" office:value="36.2457624500642">
            <text:p>36.2457624501</text:p>
          </table:table-cell>
          <table:table-cell table:formula="of:=([.C45]-[.E45])^2" office:value-type="float" office:value="0.206331751771663">
            <text:p>0.2063317518</text:p>
          </table:table-cell>
          <table:table-cell/>
          <table:table-cell table:formula="of:=[.$H$2]+[.$H$3]*[.B45]+[.$H$4]*[.B45]^2+[.$H$5]*[.B45]^3+[.$H$6]*[.B45]^4+[.$I$2]*[.B45]^5+[.$I$3]*[.B45]^6+[.$I$4]*[.B45]^7+[.$I$5]*[.B45]^8+[.$I$6]*[.B45]^9" office:value-type="float" office:value="36.7038321628141">
            <text:p>36.7038321628</text:p>
          </table:table-cell>
          <table:table-cell table:formula="of:=([.C45]-[.H45])^2" office:value-type="float" office:value="0.0000146854718335465">
            <text:p>1.47E-005</text:p>
          </table:table-cell>
          <table:table-cell table:number-columns-repeated="3"/>
        </table:table-row>
        <table:table-row table:style-name="ro2">
          <table:table-cell table:formula="of:=[.A45]+1" office:value-type="float" office:value="-2">
            <text:p>-2</text:p>
          </table:table-cell>
          <table:table-cell table:style-name="ce2" table:formula="of:=9*[.A46]/5+32" office:value-type="float" office:value="28.4">
            <text:p>28.4</text:p>
          </table:table-cell>
          <table:table-cell office:value-type="float" office:value="34.97">
            <text:p>34.97</text:p>
          </table:table-cell>
          <table:table-cell/>
          <table:table-cell table:formula="of:=([.$F$2]+[.$F$3]*[.B46])/(1+[.$F$4]*[.B46]+[.$F$5]*[.B46]*[.B46])" office:value-type="float" office:value="34.5733394208637">
            <text:p>34.5733394209</text:p>
          </table:table-cell>
          <table:table-cell table:formula="of:=([.C46]-[.E46])^2" office:value-type="float" office:value="0.157339615040707">
            <text:p>0.157339615</text:p>
          </table:table-cell>
          <table:table-cell/>
          <table:table-cell table:formula="of:=[.$H$2]+[.$H$3]*[.B46]+[.$H$4]*[.B46]^2+[.$H$5]*[.B46]^3+[.$H$6]*[.B46]^4+[.$I$2]*[.B46]^5+[.$I$3]*[.B46]^6+[.$I$4]*[.B46]^7+[.$I$5]*[.B46]^8+[.$I$6]*[.B46]^9" office:value-type="float" office:value="35.0265870696391">
            <text:p>35.0265870696</text:p>
          </table:table-cell>
          <table:table-cell table:formula="of:=([.C46]-[.H46])^2" office:value-type="float" office:value="0.00320209645033716">
            <text:p>3.20E-003</text:p>
          </table:table-cell>
          <table:table-cell table:number-columns-repeated="3"/>
        </table:table-row>
        <table:table-row table:style-name="ro2">
          <table:table-cell table:formula="of:=[.A46]+1" office:value-type="float" office:value="-1">
            <text:p>-1</text:p>
          </table:table-cell>
          <table:table-cell table:style-name="ce2" table:formula="of:=9*[.A47]/5+32" office:value-type="float" office:value="30.2">
            <text:p>30.2</text:p>
          </table:table-cell>
          <table:table-cell office:value-type="float" office:value="33.33">
            <text:p>33.33</text:p>
          </table:table-cell>
          <table:table-cell/>
          <table:table-cell table:formula="of:=([.$F$2]+[.$F$3]*[.B47])/(1+[.$F$4]*[.B47]+[.$F$5]*[.B47]*[.B47])" office:value-type="float" office:value="32.9921420640409">
            <text:p>32.992142064</text:p>
          </table:table-cell>
          <table:table-cell table:formula="of:=([.C47]-[.E47])^2" office:value-type="float" office:value="0.114147984890515">
            <text:p>0.1141479849</text:p>
          </table:table-cell>
          <table:table-cell/>
          <table:table-cell table:formula="of:=[.$H$2]+[.$H$3]*[.B47]+[.$H$4]*[.B47]^2+[.$H$5]*[.B47]^3+[.$H$6]*[.B47]^4+[.$I$2]*[.B47]^5+[.$I$3]*[.B47]^6+[.$I$4]*[.B47]^7+[.$I$5]*[.B47]^8+[.$I$6]*[.B47]^9" office:value-type="float" office:value="33.4316220880547">
            <text:p>33.4316220881</text:p>
          </table:table-cell>
          <table:table-cell table:formula="of:=([.C47]-[.H47])^2" office:value-type="float" office:value="0.0103270487805922">
            <text:p>1.03E-002</text:p>
          </table:table-cell>
          <table:table-cell table:number-columns-repeated="3"/>
        </table:table-row>
        <table:table-row table:style-name="ro2">
          <table:table-cell table:formula="of:=[.A47]+1" office:value-type="float" office:value="0">
            <text:p>0</text:p>
          </table:table-cell>
          <table:table-cell table:style-name="ce2" table:formula="of:=9*[.A48]/5+32" office:value-type="float" office:value="32">
            <text:p>32</text:p>
          </table:table-cell>
          <table:table-cell office:value-type="float" office:value="31.77">
            <text:p>31.77</text:p>
          </table:table-cell>
          <table:table-cell/>
          <table:table-cell table:formula="of:=([.$F$2]+[.$F$3]*[.B48])/(1+[.$F$4]*[.B48]+[.$F$5]*[.B48]*[.B48])" office:value-type="float" office:value="31.4962263914986">
            <text:p>31.4962263915</text:p>
          </table:table-cell>
          <table:table-cell table:formula="of:=([.C48]-[.E48])^2" office:value-type="float" office:value="0.0749519887118821">
            <text:p>0.0749519887</text:p>
          </table:table-cell>
          <table:table-cell/>
          <table:table-cell table:formula="of:=[.$H$2]+[.$H$3]*[.B48]+[.$H$4]*[.B48]^2+[.$H$5]*[.B48]^3+[.$H$6]*[.B48]^4+[.$I$2]*[.B48]^5+[.$I$3]*[.B48]^6+[.$I$4]*[.B48]^7+[.$I$5]*[.B48]^8+[.$I$6]*[.B48]^9" office:value-type="float" office:value="31.9127732217106">
            <text:p>31.9127732217</text:p>
          </table:table-cell>
          <table:table-cell table:formula="of:=([.C48]-[.H48])^2" office:value-type="float" office:value="0.0203841928376298">
            <text:p>2.04E-002</text:p>
          </table:table-cell>
          <table:table-cell table:number-columns-repeated="3"/>
        </table:table-row>
        <table:table-row table:style-name="ro2">
          <table:table-cell table:formula="of:=[.A48]+1" office:value-type="float" office:value="1">
            <text:p>1</text:p>
          </table:table-cell>
          <table:table-cell table:style-name="ce2" table:formula="of:=9*[.A49]/5+32" office:value-type="float" office:value="33.8">
            <text:p>33.8</text:p>
          </table:table-cell>
          <table:table-cell office:value-type="float" office:value="30.25">
            <text:p>30.25</text:p>
          </table:table-cell>
          <table:table-cell/>
          <table:table-cell table:formula="of:=([.$F$2]+[.$F$3]*[.B49])/(1+[.$F$4]*[.B49]+[.$F$5]*[.B49]*[.B49])" office:value-type="float" office:value="30.0800870647905">
            <text:p>30.0800870648</text:p>
          </table:table-cell>
          <table:table-cell table:formula="of:=([.C49]-[.E49])^2" office:value-type="float" office:value="0.0288704055515183">
            <text:p>0.0288704056</text:p>
          </table:table-cell>
          <table:table-cell/>
          <table:table-cell table:formula="of:=[.$H$2]+[.$H$3]*[.B49]+[.$H$4]*[.B49]^2+[.$H$5]*[.B49]^3+[.$H$6]*[.B49]^4+[.$I$2]*[.B49]^5+[.$I$3]*[.B49]^6+[.$I$4]*[.B49]^7+[.$I$5]*[.B49]^8+[.$I$6]*[.B49]^9" office:value-type="float" office:value="30.4645263139853">
            <text:p>30.464526314</text:p>
          </table:table-cell>
          <table:table-cell table:formula="of:=([.C49]-[.H49])^2" office:value-type="float" office:value="0.0460215393921268">
            <text:p>4.60E-002</text:p>
          </table:table-cell>
          <table:table-cell table:number-columns-repeated="3"/>
        </table:table-row>
        <table:table-row table:style-name="ro2">
          <table:table-cell table:formula="of:=[.A49]+1" office:value-type="float" office:value="2">
            <text:p>2</text:p>
          </table:table-cell>
          <table:table-cell table:style-name="ce2" table:formula="of:=9*[.A50]/5+32" office:value-type="float" office:value="35.6">
            <text:p>35.6</text:p>
          </table:table-cell>
          <table:table-cell office:value-type="float" office:value="28.82">
            <text:p>28.82</text:p>
          </table:table-cell>
          <table:table-cell/>
          <table:table-cell table:formula="of:=([.$F$2]+[.$F$3]*[.B50])/(1+[.$F$4]*[.B50]+[.$F$5]*[.B50]*[.B50])" office:value-type="float" office:value="28.7386227668985">
            <text:p>28.7386227669</text:p>
          </table:table-cell>
          <table:table-cell table:formula="of:=([.C50]-[.E50])^2" office:value-type="float" office:value="0.00662225406724758">
            <text:p>0.0066222541</text:p>
          </table:table-cell>
          <table:table-cell/>
          <table:table-cell table:formula="of:=[.$H$2]+[.$H$3]*[.B50]+[.$H$4]*[.B50]^2+[.$H$5]*[.B50]^3+[.$H$6]*[.B50]^4+[.$I$2]*[.B50]^5+[.$I$3]*[.B50]^6+[.$I$4]*[.B50]^7+[.$I$5]*[.B50]^8+[.$I$6]*[.B50]^9" office:value-type="float" office:value="29.0819726681036">
            <text:p>29.0819726681</text:p>
          </table:table-cell>
          <table:table-cell table:formula="of:=([.C50]-[.H50])^2" office:value-type="float" office:value="0.0686296788333055">
            <text:p>6.86E-002</text:p>
          </table:table-cell>
          <table:table-cell table:number-columns-repeated="3"/>
        </table:table-row>
        <table:table-row table:style-name="ro2">
          <table:table-cell table:formula="of:=[.A50]+1" office:value-type="float" office:value="3">
            <text:p>3</text:p>
          </table:table-cell>
          <table:table-cell table:style-name="ce2" table:formula="of:=9*[.A51]/5+32" office:value-type="float" office:value="37.4">
            <text:p>37.4</text:p>
          </table:table-cell>
          <table:table-cell office:value-type="float" office:value="27.45">
            <text:p>27.45</text:p>
          </table:table-cell>
          <table:table-cell/>
          <table:table-cell table:formula="of:=([.$F$2]+[.$F$3]*[.B51])/(1+[.$F$4]*[.B51]+[.$F$5]*[.B51]*[.B51])" office:value-type="float" office:value="27.4671042710965">
            <text:p>27.4671042711</text:p>
          </table:table-cell>
          <table:table-cell table:formula="of:=([.C51]-[.E51])^2" office:value-type="float" office:value="0.000292556089743163">
            <text:p>0.0002925561</text:p>
          </table:table-cell>
          <table:table-cell/>
          <table:table-cell table:formula="of:=[.$H$2]+[.$H$3]*[.B51]+[.$H$4]*[.B51]^2+[.$H$5]*[.B51]^3+[.$H$6]*[.B51]^4+[.$I$2]*[.B51]^5+[.$I$3]*[.B51]^6+[.$I$4]*[.B51]^7+[.$I$5]*[.B51]^8+[.$I$6]*[.B51]^9" office:value-type="float" office:value="27.7607638621597">
            <text:p>27.7607638622</text:p>
          </table:table-cell>
          <table:table-cell table:formula="of:=([.C51]-[.H51])^2" office:value-type="float" office:value="0.0965741780244173">
            <text:p>9.66E-002</text:p>
          </table:table-cell>
          <table:table-cell table:number-columns-repeated="3"/>
        </table:table-row>
        <table:table-row table:style-name="ro2">
          <table:table-cell table:formula="of:=[.A51]+1" office:value-type="float" office:value="4">
            <text:p>4</text:p>
          </table:table-cell>
          <table:table-cell table:style-name="ce2" table:formula="of:=9*[.A52]/5+32" office:value-type="float" office:value="39.2">
            <text:p>39.2</text:p>
          </table:table-cell>
          <table:table-cell office:value-type="float" office:value="26.16">
            <text:p>26.16</text:p>
          </table:table-cell>
          <table:table-cell/>
          <table:table-cell table:formula="of:=([.$F$2]+[.$F$3]*[.B52])/(1+[.$F$4]*[.B52]+[.$F$5]*[.B52]*[.B52])" office:value-type="float" office:value="26.2611450381929">
            <text:p>26.2611450382</text:p>
          </table:table-cell>
          <table:table-cell table:formula="of:=([.C52]-[.E52])^2" office:value-type="float" office:value="0.0102303187510483">
            <text:p>0.0102303188</text:p>
          </table:table-cell>
          <table:table-cell/>
          <table:table-cell table:formula="of:=[.$H$2]+[.$H$3]*[.B52]+[.$H$4]*[.B52]^2+[.$H$5]*[.B52]^3+[.$H$6]*[.B52]^4+[.$I$2]*[.B52]^5+[.$I$3]*[.B52]^6+[.$I$4]*[.B52]^7+[.$I$5]*[.B52]^8+[.$I$6]*[.B52]^9" office:value-type="float" office:value="26.4970662262201">
            <text:p>26.4970662262</text:p>
          </table:table-cell>
          <table:table-cell table:formula="of:=([.C52]-[.H52])^2" office:value-type="float" office:value="0.113613640858237">
            <text:p>1.14E-001</text:p>
          </table:table-cell>
          <table:table-cell table:number-columns-repeated="3"/>
        </table:table-row>
        <table:table-row table:style-name="ro2">
          <table:table-cell table:formula="of:=[.A52]+1" office:value-type="float" office:value="5">
            <text:p>5</text:p>
          </table:table-cell>
          <table:table-cell table:style-name="ce2" table:formula="of:=9*[.A53]/5+32" office:value-type="float" office:value="41">
            <text:p>41</text:p>
          </table:table-cell>
          <table:table-cell office:value-type="float" office:value="24.94">
            <text:p>24.94</text:p>
          </table:table-cell>
          <table:table-cell/>
          <table:table-cell table:formula="of:=([.$F$2]+[.$F$3]*[.B53])/(1+[.$F$4]*[.B53]+[.$F$5]*[.B53]*[.B53])" office:value-type="float" office:value="25.1166741718328">
            <text:p>25.1166741718</text:p>
          </table:table-cell>
          <table:table-cell table:formula="of:=([.C53]-[.E53])^2" office:value-type="float" office:value="0.0312137629927984">
            <text:p>0.031213763</text:p>
          </table:table-cell>
          <table:table-cell/>
          <table:table-cell table:formula="of:=[.$H$2]+[.$H$3]*[.B53]+[.$H$4]*[.B53]^2+[.$H$5]*[.B53]^3+[.$H$6]*[.B53]^4+[.$I$2]*[.B53]^5+[.$I$3]*[.B53]^6+[.$I$4]*[.B53]^7+[.$I$5]*[.B53]^8+[.$I$6]*[.B53]^9" office:value-type="float" office:value="25.287515409388">
            <text:p>25.2875154094</text:p>
          </table:table-cell>
          <table:table-cell table:formula="of:=([.C53]-[.H53])^2" office:value-type="float" office:value="0.120766959762108">
            <text:p>1.21E-001</text:p>
          </table:table-cell>
          <table:table-cell table:number-columns-repeated="3"/>
        </table:table-row>
        <table:table-row table:style-name="ro2">
          <table:table-cell table:formula="of:=[.A53]+1" office:value-type="float" office:value="6">
            <text:p>6</text:p>
          </table:table-cell>
          <table:table-cell table:style-name="ce2" table:formula="of:=9*[.A54]/5+32" office:value-type="float" office:value="42.8">
            <text:p>42.8</text:p>
          </table:table-cell>
          <table:table-cell office:value-type="float" office:value="23.77">
            <text:p>23.77</text:p>
          </table:table-cell>
          <table:table-cell/>
          <table:table-cell table:formula="of:=([.$F$2]+[.$F$3]*[.B54])/(1+[.$F$4]*[.B54]+[.$F$5]*[.B54]*[.B54])" office:value-type="float" office:value="24.0299115639055">
            <text:p>24.0299115639</text:p>
          </table:table-cell>
          <table:table-cell table:formula="of:=([.C54]-[.E54])^2" office:value-type="float" office:value="0.0675540210518143">
            <text:p>0.0675540211</text:p>
          </table:table-cell>
          <table:table-cell/>
          <table:table-cell table:formula="of:=[.$H$2]+[.$H$3]*[.B54]+[.$H$4]*[.B54]^2+[.$H$5]*[.B54]^3+[.$H$6]*[.B54]^4+[.$I$2]*[.B54]^5+[.$I$3]*[.B54]^6+[.$I$4]*[.B54]^7+[.$I$5]*[.B54]^8+[.$I$6]*[.B54]^9" office:value-type="float" office:value="24.1291714266355">
            <text:p>24.1291714266</text:p>
          </table:table-cell>
          <table:table-cell table:formula="of:=([.C54]-[.H54])^2" office:value-type="float" office:value="0.129004113711392">
            <text:p>1.29E-001</text:p>
          </table:table-cell>
          <table:table-cell table:number-columns-repeated="3"/>
        </table:table-row>
        <table:table-row table:style-name="ro2">
          <table:table-cell table:formula="of:=[.A54]+1" office:value-type="float" office:value="7">
            <text:p>7</text:p>
          </table:table-cell>
          <table:table-cell table:style-name="ce2" table:formula="of:=9*[.A55]/5+32" office:value-type="float" office:value="44.6">
            <text:p>44.6</text:p>
          </table:table-cell>
          <table:table-cell office:value-type="float" office:value="22.67">
            <text:p>22.67</text:p>
          </table:table-cell>
          <table:table-cell/>
          <table:table-cell table:formula="of:=([.$F$2]+[.$F$3]*[.B55])/(1+[.$F$4]*[.B55]+[.$F$5]*[.B55]*[.B55])" office:value-type="float" office:value="22.9973450672505">
            <text:p>22.9973450673</text:p>
          </table:table-cell>
          <table:table-cell table:formula="of:=([.C55]-[.E55])^2" office:value-type="float" office:value="0.107154793053259">
            <text:p>0.1071547931</text:p>
          </table:table-cell>
          <table:table-cell/>
          <table:table-cell table:formula="of:=[.$H$2]+[.$H$3]*[.B55]+[.$H$4]*[.B55]^2+[.$H$5]*[.B55]^3+[.$H$6]*[.B55]^4+[.$I$2]*[.B55]^5+[.$I$3]*[.B55]^6+[.$I$4]*[.B55]^7+[.$I$5]*[.B55]^8+[.$I$6]*[.B55]^9" office:value-type="float" office:value="23.0194745383401">
            <text:p>23.0194745383</text:p>
          </table:table-cell>
          <table:table-cell table:formula="of:=([.C55]-[.H55])^2" office:value-type="float" office:value="0.122132452948004">
            <text:p>1.22E-001</text:p>
          </table:table-cell>
          <table:table-cell table:number-columns-repeated="3"/>
        </table:table-row>
        <table:table-row table:style-name="ro2">
          <table:table-cell table:formula="of:=[.A55]+1" office:value-type="float" office:value="8">
            <text:p>8</text:p>
          </table:table-cell>
          <table:table-cell table:style-name="ce2" table:formula="of:=9*[.A56]/5+32" office:value-type="float" office:value="46.4">
            <text:p>46.4</text:p>
          </table:table-cell>
          <table:table-cell office:value-type="float" office:value="21.62">
            <text:p>21.62</text:p>
          </table:table-cell>
          <table:table-cell/>
          <table:table-cell table:formula="of:=([.$F$2]+[.$F$3]*[.B56])/(1+[.$F$4]*[.B56]+[.$F$5]*[.B56]*[.B56])" office:value-type="float" office:value="22.0157095398495">
            <text:p>22.0157095398</text:p>
          </table:table-cell>
          <table:table-cell table:formula="of:=([.C56]-[.E56])^2" office:value-type="float" office:value="0.156586039927933">
            <text:p>0.1565860399</text:p>
          </table:table-cell>
          <table:table-cell/>
          <table:table-cell table:formula="of:=[.$H$2]+[.$H$3]*[.B56]+[.$H$4]*[.B56]^2+[.$H$5]*[.B56]^3+[.$H$6]*[.B56]^4+[.$I$2]*[.B56]^5+[.$I$3]*[.B56]^6+[.$I$4]*[.B56]^7+[.$I$5]*[.B56]^8+[.$I$6]*[.B56]^9" office:value-type="float" office:value="21.9562022798122">
            <text:p>21.9562022798</text:p>
          </table:table-cell>
          <table:table-cell table:formula="of:=([.C56]-[.H56])^2" office:value-type="float" office:value="0.113031972950929">
            <text:p>1.13E-001</text:p>
          </table:table-cell>
          <table:table-cell table:number-columns-repeated="3"/>
        </table:table-row>
        <table:table-row table:style-name="ro2">
          <table:table-cell table:formula="of:=[.A56]+1" office:value-type="float" office:value="9">
            <text:p>9</text:p>
          </table:table-cell>
          <table:table-cell table:style-name="ce2" table:formula="of:=9*[.A57]/5+32" office:value-type="float" office:value="48.2">
            <text:p>48.2</text:p>
          </table:table-cell>
          <table:table-cell office:value-type="float" office:value="20.63">
            <text:p>20.63</text:p>
          </table:table-cell>
          <table:table-cell/>
          <table:table-cell table:formula="of:=([.$F$2]+[.$F$3]*[.B57])/(1+[.$F$4]*[.B57]+[.$F$5]*[.B57]*[.B57])" office:value-type="float" office:value="21.0819676128601">
            <text:p>21.0819676129</text:p>
          </table:table-cell>
          <table:table-cell table:formula="of:=([.C57]-[.E57])^2" office:value-type="float" office:value="0.20427472307443">
            <text:p>0.2042747231</text:p>
          </table:table-cell>
          <table:table-cell/>
          <table:table-cell table:formula="of:=[.$H$2]+[.$H$3]*[.B57]+[.$H$4]*[.B57]^2+[.$H$5]*[.B57]^3+[.$H$6]*[.B57]^4+[.$I$2]*[.B57]^5+[.$I$3]*[.B57]^6+[.$I$4]*[.B57]^7+[.$I$5]*[.B57]^8+[.$I$6]*[.B57]^9" office:value-type="float" office:value="20.9374279236592">
            <text:p>20.9374279237</text:p>
          </table:table-cell>
          <table:table-cell table:formula="of:=([.C57]-[.H57])^2" office:value-type="float" office:value="0.094511928245423">
            <text:p>9.45E-002</text:p>
          </table:table-cell>
          <table:table-cell table:number-columns-repeated="3"/>
        </table:table-row>
        <table:table-row table:style-name="ro2">
          <table:table-cell table:formula="of:=[.A57]+1" office:value-type="float" office:value="10">
            <text:p>10</text:p>
          </table:table-cell>
          <table:table-cell table:style-name="ce2" table:formula="of:=9*[.A58]/5+32" office:value-type="float" office:value="50">
            <text:p>50</text:p>
          </table:table-cell>
          <table:table-cell office:value-type="float" office:value="19.68">
            <text:p>19.68</text:p>
          </table:table-cell>
          <table:table-cell/>
          <table:table-cell table:formula="of:=([.$F$2]+[.$F$3]*[.B58])/(1+[.$F$4]*[.B58]+[.$F$5]*[.B58]*[.B58])" office:value-type="float" office:value="20.1932920436625">
            <text:p>20.1932920437</text:p>
          </table:table-cell>
          <table:table-cell table:formula="of:=([.C58]-[.E58])^2" office:value-type="float" office:value="0.263468722087229">
            <text:p>0.2634687221</text:p>
          </table:table-cell>
          <table:table-cell/>
          <table:table-cell table:formula="of:=[.$H$2]+[.$H$3]*[.B58]+[.$H$4]*[.B58]^2+[.$H$5]*[.B58]^3+[.$H$6]*[.B58]^4+[.$I$2]*[.B58]^5+[.$I$3]*[.B58]^6+[.$I$4]*[.B58]^7+[.$I$5]*[.B58]^8+[.$I$6]*[.B58]^9" office:value-type="float" office:value="19.9614806246033">
            <text:p>19.9614806246</text:p>
          </table:table-cell>
          <table:table-cell table:formula="of:=([.C58]-[.H58])^2" office:value-type="float" office:value="0.0792313420270744">
            <text:p>7.92E-002</text:p>
          </table:table-cell>
          <table:table-cell table:number-columns-repeated="3"/>
        </table:table-row>
        <table:table-row table:style-name="ro2">
          <table:table-cell table:formula="of:=[.A58]+1" office:value-type="float" office:value="11">
            <text:p>11</text:p>
          </table:table-cell>
          <table:table-cell table:style-name="ce2" table:formula="of:=9*[.A59]/5+32" office:value-type="float" office:value="51.8">
            <text:p>51.8</text:p>
          </table:table-cell>
          <table:table-cell office:value-type="float" office:value="18.87">
            <text:p>18.87</text:p>
          </table:table-cell>
          <table:table-cell/>
          <table:table-cell table:formula="of:=([.$F$2]+[.$F$3]*[.B59])/(1+[.$F$4]*[.B59]+[.$F$5]*[.B59]*[.B59])" office:value-type="float" office:value="19.3470495241872">
            <text:p>19.3470495242</text:p>
          </table:table-cell>
          <table:table-cell table:formula="of:=([.C59]-[.E59])^2" office:value-type="float" office:value="0.227576248527208">
            <text:p>0.2275762485</text:p>
          </table:table-cell>
          <table:table-cell/>
          <table:table-cell table:formula="of:=[.$H$2]+[.$H$3]*[.B59]+[.$H$4]*[.B59]^2+[.$H$5]*[.B59]^3+[.$H$6]*[.B59]^4+[.$I$2]*[.B59]^5+[.$I$3]*[.B59]^6+[.$I$4]*[.B59]^7+[.$I$5]*[.B59]^8+[.$I$6]*[.B59]^9" office:value-type="float" office:value="19.0269074643579">
            <text:p>19.0269074644</text:p>
          </table:table-cell>
          <table:table-cell table:formula="of:=([.C59]-[.H59])^2" office:value-type="float" office:value="0.0246199523712379">
            <text:p>2.46E-002</text:p>
          </table:table-cell>
          <table:table-cell table:number-columns-repeated="3"/>
        </table:table-row>
        <table:table-row table:style-name="ro2">
          <table:table-cell table:formula="of:=[.A59]+1" office:value-type="float" office:value="12">
            <text:p>12</text:p>
          </table:table-cell>
          <table:table-cell table:style-name="ce2" table:formula="of:=9*[.A60]/5+32" office:value-type="float" office:value="53.6">
            <text:p>53.6</text:p>
          </table:table-cell>
          <table:table-cell office:value-type="float" office:value="17.93">
            <text:p>17.93</text:p>
          </table:table-cell>
          <table:table-cell/>
          <table:table-cell table:formula="of:=([.$F$2]+[.$F$3]*[.B60])/(1+[.$F$4]*[.B60]+[.$F$5]*[.B60]*[.B60])" office:value-type="float" office:value="18.5407858238873">
            <text:p>18.5407858239</text:p>
          </table:table-cell>
          <table:table-cell table:formula="of:=([.C60]-[.E60])^2" office:value-type="float" office:value="0.373059322661685">
            <text:p>0.3730593227</text:p>
          </table:table-cell>
          <table:table-cell/>
          <table:table-cell table:formula="of:=[.$H$2]+[.$H$3]*[.B60]+[.$H$4]*[.B60]^2+[.$H$5]*[.B60]^3+[.$H$6]*[.B60]^4+[.$I$2]*[.B60]^5+[.$I$3]*[.B60]^6+[.$I$4]*[.B60]^7+[.$I$5]*[.B60]^8+[.$I$6]*[.B60]^9" office:value-type="float" office:value="18.1324375833643">
            <text:p>18.1324375834</text:p>
          </table:table-cell>
          <table:table-cell table:formula="of:=([.C60]-[.H60])^2" office:value-type="float" office:value="0.0409809751583854">
            <text:p>4.10E-002</text:p>
          </table:table-cell>
          <table:table-cell table:number-columns-repeated="3"/>
        </table:table-row>
        <table:table-row table:style-name="ro2">
          <table:table-cell table:formula="of:=[.A60]+1" office:value-type="float" office:value="13">
            <text:p>13</text:p>
          </table:table-cell>
          <table:table-cell table:style-name="ce2" table:formula="of:=9*[.A61]/5+32" office:value-type="float" office:value="55.4">
            <text:p>55.4</text:p>
          </table:table-cell>
          <table:table-cell office:value-type="float" office:value="17.12">
            <text:p>17.12</text:p>
          </table:table-cell>
          <table:table-cell/>
          <table:table-cell table:formula="of:=([.$F$2]+[.$F$3]*[.B61])/(1+[.$F$4]*[.B61]+[.$F$5]*[.B61]*[.B61])" office:value-type="float" office:value="17.7722121556331">
            <text:p>17.7722121556</text:p>
          </table:table-cell>
          <table:table-cell table:formula="of:=([.C61]-[.E61])^2" office:value-type="float" office:value="0.425380695955549">
            <text:p>0.425380696</text:p>
          </table:table-cell>
          <table:table-cell/>
          <table:table-cell table:formula="of:=[.$H$2]+[.$H$3]*[.B61]+[.$H$4]*[.B61]^2+[.$H$5]*[.B61]^3+[.$H$6]*[.B61]^4+[.$I$2]*[.B61]^5+[.$I$3]*[.B61]^6+[.$I$4]*[.B61]^7+[.$I$5]*[.B61]^8+[.$I$6]*[.B61]^9" office:value-type="float" office:value="17.2769485566021">
            <text:p>17.2769485566</text:p>
          </table:table-cell>
          <table:table-cell table:formula="of:=([.C61]-[.H61])^2" office:value-type="float" office:value="0.0246328494194768">
            <text:p>2.46E-002</text:p>
          </table:table-cell>
          <table:table-cell table:number-columns-repeated="3"/>
        </table:table-row>
        <table:table-row table:style-name="ro2">
          <table:table-cell table:formula="of:=[.A61]+1" office:value-type="float" office:value="14">
            <text:p>14</text:p>
          </table:table-cell>
          <table:table-cell table:style-name="ce2" table:formula="of:=9*[.A62]/5+32" office:value-type="float" office:value="57.2">
            <text:p>57.2</text:p>
          </table:table-cell>
          <table:table-cell office:value-type="float" office:value="16.35">
            <text:p>16.35</text:p>
          </table:table-cell>
          <table:table-cell/>
          <table:table-cell table:formula="of:=([.$F$2]+[.$F$3]*[.B62])/(1+[.$F$4]*[.B62]+[.$F$5]*[.B62]*[.B62])" office:value-type="float" office:value="17.0391926613921">
            <text:p>17.0391926614</text:p>
          </table:table-cell>
          <table:table-cell table:formula="of:=([.C62]-[.E62])^2" office:value-type="float" office:value="0.47498652451668">
            <text:p>0.4749865245</text:p>
          </table:table-cell>
          <table:table-cell/>
          <table:table-cell table:formula="of:=[.$H$2]+[.$H$3]*[.B62]+[.$H$4]*[.B62]^2+[.$H$5]*[.B62]^3+[.$H$6]*[.B62]^4+[.$I$2]*[.B62]^5+[.$I$3]*[.B62]^6+[.$I$4]*[.B62]^7+[.$I$5]*[.B62]^8+[.$I$6]*[.B62]^9" office:value-type="float" office:value="16.4594351423108">
            <text:p>16.4594351423</text:p>
          </table:table-cell>
          <table:table-cell table:formula="of:=([.C62]-[.H62])^2" office:value-type="float" office:value="0.0119760503725759">
            <text:p>1.20E-002</text:p>
          </table:table-cell>
          <table:table-cell table:number-columns-repeated="3"/>
        </table:table-row>
        <table:table-row table:style-name="ro2">
          <table:table-cell table:formula="of:=[.A62]+1" office:value-type="float" office:value="15">
            <text:p>15</text:p>
          </table:table-cell>
          <table:table-cell table:style-name="ce2" table:formula="of:=9*[.A63]/5+32" office:value-type="float" office:value="59">
            <text:p>59</text:p>
          </table:table-cell>
          <table:table-cell office:value-type="float" office:value="15.62">
            <text:p>15.62</text:p>
          </table:table-cell>
          <table:table-cell/>
          <table:table-cell table:formula="of:=([.$F$2]+[.$F$3]*[.B63])/(1+[.$F$4]*[.B63]+[.$F$5]*[.B63]*[.B63])" office:value-type="float" office:value="16.3397329227427">
            <text:p>16.3397329227</text:p>
          </table:table-cell>
          <table:table-cell table:formula="of:=([.C63]-[.E63])^2" office:value-type="float" office:value="0.518015480079789">
            <text:p>0.5180154801</text:p>
          </table:table-cell>
          <table:table-cell/>
          <table:table-cell table:formula="of:=[.$H$2]+[.$H$3]*[.B63]+[.$H$4]*[.B63]^2+[.$H$5]*[.B63]^3+[.$H$6]*[.B63]^4+[.$I$2]*[.B63]^5+[.$I$3]*[.B63]^6+[.$I$4]*[.B63]^7+[.$I$5]*[.B63]^8+[.$I$6]*[.B63]^9" office:value-type="float" office:value="15.6789805052975">
            <text:p>15.6789805053</text:p>
          </table:table-cell>
          <table:table-cell table:formula="of:=([.C63]-[.H63])^2" office:value-type="float" office:value="0.00347870000514715">
            <text:p>3.48E-003</text:p>
          </table:table-cell>
          <table:table-cell table:number-columns-repeated="3"/>
        </table:table-row>
        <table:table-row table:style-name="ro2">
          <table:table-cell table:formula="of:=[.A63]+1" office:value-type="float" office:value="16">
            <text:p>16</text:p>
          </table:table-cell>
          <table:table-cell table:style-name="ce2" table:formula="of:=9*[.A64]/5+32" office:value-type="float" office:value="60.8">
            <text:p>60.8</text:p>
          </table:table-cell>
          <table:table-cell office:value-type="float" office:value="14.93">
            <text:p>14.93</text:p>
          </table:table-cell>
          <table:table-cell/>
          <table:table-cell table:formula="of:=([.$F$2]+[.$F$3]*[.B64])/(1+[.$F$4]*[.B64]+[.$F$5]*[.B64]*[.B64])" office:value-type="float" office:value="15.6719694089911">
            <text:p>15.671969409</text:p>
          </table:table-cell>
          <table:table-cell table:formula="of:=([.C64]-[.E64])^2" office:value-type="float" office:value="0.550518603878628">
            <text:p>0.5505186039</text:p>
          </table:table-cell>
          <table:table-cell/>
          <table:table-cell table:formula="of:=[.$H$2]+[.$H$3]*[.B64]+[.$H$4]*[.B64]^2+[.$H$5]*[.B64]^3+[.$H$6]*[.B64]^4+[.$I$2]*[.B64]^5+[.$I$3]*[.B64]^6+[.$I$4]*[.B64]^7+[.$I$5]*[.B64]^8+[.$I$6]*[.B64]^9" office:value-type="float" office:value="14.9347299905546">
            <text:p>14.9347299906</text:p>
          </table:table-cell>
          <table:table-cell table:formula="of:=([.C64]-[.H64])^2" office:value-type="float" office:value="0.0000223728106462638">
            <text:p>2.24E-005</text:p>
          </table:table-cell>
          <table:table-cell table:number-columns-repeated="3"/>
        </table:table-row>
        <table:table-row table:style-name="ro2">
          <table:table-cell table:formula="of:=[.A64]+1" office:value-type="float" office:value="17">
            <text:p>17</text:p>
          </table:table-cell>
          <table:table-cell table:style-name="ce2" table:formula="of:=9*[.A65]/5+32" office:value-type="float" office:value="62.6">
            <text:p>62.6</text:p>
          </table:table-cell>
          <table:table-cell office:value-type="float" office:value="14.26">
            <text:p>14.26</text:p>
          </table:table-cell>
          <table:table-cell/>
          <table:table-cell table:formula="of:=([.$F$2]+[.$F$3]*[.B65])/(1+[.$F$4]*[.B65]+[.$F$5]*[.B65]*[.B65])" office:value-type="float" office:value="15.0341597828962">
            <text:p>15.0341597829</text:p>
          </table:table-cell>
          <table:table-cell table:formula="of:=([.C65]-[.E65])^2" office:value-type="float" office:value="0.599323369453884">
            <text:p>0.5993233695</text:p>
          </table:table-cell>
          <table:table-cell/>
          <table:table-cell table:formula="of:=[.$H$2]+[.$H$3]*[.B65]+[.$H$4]*[.B65]^2+[.$H$5]*[.B65]^3+[.$H$6]*[.B65]^4+[.$I$2]*[.B65]^5+[.$I$3]*[.B65]^6+[.$I$4]*[.B65]^7+[.$I$5]*[.B65]^8+[.$I$6]*[.B65]^9" office:value-type="float" office:value="14.2258674981738">
            <text:p>14.2258674982</text:p>
          </table:table-cell>
          <table:table-cell table:formula="of:=([.C65]-[.H65])^2" office:value-type="float" office:value="0.00116502768091504">
            <text:p>1.17E-003</text:p>
          </table:table-cell>
          <table:table-cell table:number-columns-repeated="3"/>
        </table:table-row>
        <table:table-row table:style-name="ro2">
          <table:table-cell table:formula="of:=[.A65]+1" office:value-type="float" office:value="18">
            <text:p>18</text:p>
          </table:table-cell>
          <table:table-cell table:style-name="ce2" table:formula="of:=9*[.A66]/5+32" office:value-type="float" office:value="64.4">
            <text:p>64.4</text:p>
          </table:table-cell>
          <table:table-cell office:value-type="float" office:value="13.63">
            <text:p>13.63</text:p>
          </table:table-cell>
          <table:table-cell/>
          <table:table-cell table:formula="of:=([.$F$2]+[.$F$3]*[.B66])/(1+[.$F$4]*[.B66]+[.$F$5]*[.B66]*[.B66])" office:value-type="float" office:value="14.4246739907497">
            <text:p>14.4246739907</text:p>
          </table:table-cell>
          <table:table-cell table:formula="of:=([.C66]-[.E66])^2" office:value-type="float" office:value="0.631506751574075">
            <text:p>0.6315067516</text:p>
          </table:table-cell>
          <table:table-cell/>
          <table:table-cell table:formula="of:=[.$H$2]+[.$H$3]*[.B66]+[.$H$4]*[.B66]^2+[.$H$5]*[.B66]^3+[.$H$6]*[.B66]^4+[.$I$2]*[.B66]^5+[.$I$3]*[.B66]^6+[.$I$4]*[.B66]^7+[.$I$5]*[.B66]^8+[.$I$6]*[.B66]^9" office:value-type="float" office:value="13.5515944870201">
            <text:p>13.551594487</text:p>
          </table:table-cell>
          <table:table-cell table:formula="of:=([.C66]-[.H66])^2" office:value-type="float" office:value="0.00614742446563576">
            <text:p>6.15E-003</text:p>
          </table:table-cell>
          <table:table-cell table:number-columns-repeated="3"/>
        </table:table-row>
        <table:table-row table:style-name="ro2">
          <table:table-cell table:formula="of:=[.A66]+1" office:value-type="float" office:value="19">
            <text:p>19</text:p>
          </table:table-cell>
          <table:table-cell table:style-name="ce2" table:formula="of:=9*[.A67]/5+32" office:value-type="float" office:value="66.2">
            <text:p>66.2</text:p>
          </table:table-cell>
          <table:table-cell office:value-type="float" office:value="13.04">
            <text:p>13.04</text:p>
          </table:table-cell>
          <table:table-cell/>
          <table:table-cell table:formula="of:=([.$F$2]+[.$F$3]*[.B67])/(1+[.$F$4]*[.B67]+[.$F$5]*[.B67]*[.B67])" office:value-type="float" office:value="13.8419860698059">
            <text:p>13.8419860698</text:p>
          </table:table-cell>
          <table:table-cell table:formula="of:=([.C67]-[.E67])^2" office:value-type="float" office:value="0.643181656162718">
            <text:p>0.6431816562</text:p>
          </table:table-cell>
          <table:table-cell/>
          <table:table-cell table:formula="of:=[.$H$2]+[.$H$3]*[.B67]+[.$H$4]*[.B67]^2+[.$H$5]*[.B67]^3+[.$H$6]*[.B67]^4+[.$I$2]*[.B67]^5+[.$I$3]*[.B67]^6+[.$I$4]*[.B67]^7+[.$I$5]*[.B67]^8+[.$I$6]*[.B67]^9" office:value-type="float" office:value="12.9111116123151">
            <text:p>12.9111116123</text:p>
          </table:table-cell>
          <table:table-cell table:formula="of:=([.C67]-[.H67])^2" office:value-type="float" office:value="0.0166122164800257">
            <text:p>1.66E-002</text:p>
          </table:table-cell>
          <table:table-cell table:number-columns-repeated="3"/>
        </table:table-row>
        <table:table-row table:style-name="ro2">
          <table:table-cell table:formula="of:=[.A67]+1" office:value-type="float" office:value="20">
            <text:p>20</text:p>
          </table:table-cell>
          <table:table-cell table:style-name="ce2" table:formula="of:=9*[.A68]/5+32" office:value-type="float" office:value="68">
            <text:p>68</text:p>
          </table:table-cell>
          <table:table-cell office:value-type="float" office:value="12.47">
            <text:p>12.47</text:p>
          </table:table-cell>
          <table:table-cell/>
          <table:table-cell table:formula="of:=([.$F$2]+[.$F$3]*[.B68])/(1+[.$F$4]*[.B68]+[.$F$5]*[.B68]*[.B68])" office:value-type="float" office:value="13.2846666118277">
            <text:p>13.2846666118</text:p>
          </table:table-cell>
          <table:table-cell table:formula="of:=([.C68]-[.E68])^2" office:value-type="float" office:value="0.663681688426883">
            <text:p>0.6636816884</text:p>
          </table:table-cell>
          <table:table-cell/>
          <table:table-cell table:formula="of:=[.$H$2]+[.$H$3]*[.B68]+[.$H$4]*[.B68]^2+[.$H$5]*[.B68]^3+[.$H$6]*[.B68]^4+[.$I$2]*[.B68]^5+[.$I$3]*[.B68]^6+[.$I$4]*[.B68]^7+[.$I$5]*[.B68]^8+[.$I$6]*[.B68]^9" office:value-type="float" office:value="12.3036029811811">
            <text:p>12.3036029812</text:p>
          </table:table-cell>
          <table:table-cell table:formula="of:=([.C68]-[.H68])^2" office:value-type="float" office:value="0.027687967871805">
            <text:p>2.77E-002</text:p>
          </table:table-cell>
          <table:table-cell table:number-columns-repeated="3"/>
        </table:table-row>
        <table:table-row table:style-name="ro2">
          <table:table-cell table:formula="of:=[.A68]+1" office:value-type="float" office:value="21">
            <text:p>21</text:p>
          </table:table-cell>
          <table:table-cell table:style-name="ce2" table:formula="of:=9*[.A69]/5+32" office:value-type="float" office:value="69.8">
            <text:p>69.8</text:p>
          </table:table-cell>
          <table:table-cell office:value-type="float" office:value="11.92">
            <text:p>11.92</text:p>
          </table:table-cell>
          <table:table-cell/>
          <table:table-cell table:formula="of:=([.$F$2]+[.$F$3]*[.B69])/(1+[.$F$4]*[.B69]+[.$F$5]*[.B69]*[.B69])" office:value-type="float" office:value="12.7513758268307">
            <text:p>12.7513758268</text:p>
          </table:table-cell>
          <table:table-cell table:formula="of:=([.C69]-[.E69])^2" office:value-type="float" office:value="0.691185765438394">
            <text:p>0.6911857654</text:p>
          </table:table-cell>
          <table:table-cell/>
          <table:table-cell table:formula="of:=[.$H$2]+[.$H$3]*[.B69]+[.$H$4]*[.B69]^2+[.$H$5]*[.B69]^3+[.$H$6]*[.B69]^4+[.$I$2]*[.B69]^5+[.$I$3]*[.B69]^6+[.$I$4]*[.B69]^7+[.$I$5]*[.B69]^8+[.$I$6]*[.B69]^9" office:value-type="float" office:value="11.728222990314">
            <text:p>11.7282229903</text:p>
          </table:table-cell>
          <table:table-cell table:formula="of:=([.C69]-[.H69])^2" office:value-type="float" office:value="0.0367784214441224">
            <text:p>3.68E-002</text:p>
          </table:table-cell>
          <table:table-cell table:number-columns-repeated="3"/>
        </table:table-row>
        <table:table-row table:style-name="ro2">
          <table:table-cell table:formula="of:=[.A69]+1" office:value-type="float" office:value="22">
            <text:p>22</text:p>
          </table:table-cell>
          <table:table-cell table:style-name="ce2" table:formula="of:=9*[.A70]/5+32" office:value-type="float" office:value="71.6">
            <text:p>71.6</text:p>
          </table:table-cell>
          <table:table-cell office:value-type="float" office:value="11.41">
            <text:p>11.41</text:p>
          </table:table-cell>
          <table:table-cell/>
          <table:table-cell table:formula="of:=([.$F$2]+[.$F$3]*[.B70])/(1+[.$F$4]*[.B70]+[.$F$5]*[.B70]*[.B70])" office:value-type="float" office:value="12.2408571559846">
            <text:p>12.240857156</text:p>
          </table:table-cell>
          <table:table-cell table:formula="of:=([.C70]-[.E70])^2" office:value-type="float" office:value="0.690323613650796">
            <text:p>0.6903236137</text:p>
          </table:table-cell>
          <table:table-cell/>
          <table:table-cell table:formula="of:=[.$H$2]+[.$H$3]*[.B70]+[.$H$4]*[.B70]^2+[.$H$5]*[.B70]^3+[.$H$6]*[.B70]^4+[.$I$2]*[.B70]^5+[.$I$3]*[.B70]^6+[.$I$4]*[.B70]^7+[.$I$5]*[.B70]^8+[.$I$6]*[.B70]^9" office:value-type="float" office:value="11.1840856912735">
            <text:p>11.1840856913</text:p>
          </table:table-cell>
          <table:table-cell table:formula="of:=([.C70]-[.H70])^2" office:value-type="float" office:value="0.0510372748873739">
            <text:p>5.10E-002</text:p>
          </table:table-cell>
          <table:table-cell table:number-columns-repeated="3"/>
        </table:table-row>
        <table:table-row table:style-name="ro2">
          <table:table-cell table:formula="of:=[.A70]+1" office:value-type="float" office:value="23">
            <text:p>23</text:p>
          </table:table-cell>
          <table:table-cell table:style-name="ce2" table:formula="of:=9*[.A71]/5+32" office:value-type="float" office:value="73.4">
            <text:p>73.4</text:p>
          </table:table-cell>
          <table:table-cell office:value-type="float" office:value="10.91">
            <text:p>10.91</text:p>
          </table:table-cell>
          <table:table-cell/>
          <table:table-cell table:formula="of:=([.$F$2]+[.$F$3]*[.B71])/(1+[.$F$4]*[.B71]+[.$F$5]*[.B71]*[.B71])" office:value-type="float" office:value="11.7519313871066">
            <text:p>11.7519313871</text:p>
          </table:table-cell>
          <table:table-cell table:formula="of:=([.C71]-[.E71])^2" office:value-type="float" office:value="0.708848460595321">
            <text:p>0.7088484606</text:p>
          </table:table-cell>
          <table:table-cell/>
          <table:table-cell table:formula="of:=[.$H$2]+[.$H$3]*[.B71]+[.$H$4]*[.B71]^2+[.$H$5]*[.B71]^3+[.$H$6]*[.B71]^4+[.$I$2]*[.B71]^5+[.$I$3]*[.B71]^6+[.$I$4]*[.B71]^7+[.$I$5]*[.B71]^8+[.$I$6]*[.B71]^9" office:value-type="float" office:value="10.6702566114271">
            <text:p>10.6702566114</text:p>
          </table:table-cell>
          <table:table-cell table:formula="of:=([.C71]-[.H71])^2" office:value-type="float" office:value="0.0574768923644237">
            <text:p>5.75E-002</text:p>
          </table:table-cell>
          <table:table-cell table:number-columns-repeated="3"/>
        </table:table-row>
        <table:table-row table:style-name="ro2">
          <table:table-cell table:formula="of:=[.A71]+1" office:value-type="float" office:value="24">
            <text:p>24</text:p>
          </table:table-cell>
          <table:table-cell table:style-name="ce2" table:formula="of:=9*[.A72]/5+32" office:value-type="float" office:value="75.2">
            <text:p>75.2</text:p>
          </table:table-cell>
          <table:table-cell office:value-type="float" office:value="10.45">
            <text:p>10.45</text:p>
          </table:table-cell>
          <table:table-cell/>
          <table:table-cell table:formula="of:=([.$F$2]+[.$F$3]*[.B72])/(1+[.$F$4]*[.B72]+[.$F$5]*[.B72]*[.B72])" office:value-type="float" office:value="11.2834912302692">
            <text:p>11.2834912303</text:p>
          </table:table-cell>
          <table:table-cell table:formula="of:=([.C72]-[.E72])^2" office:value-type="float" office:value="0.69470763093562">
            <text:p>0.6947076309</text:p>
          </table:table-cell>
          <table:table-cell/>
          <table:table-cell table:formula="of:=[.$H$2]+[.$H$3]*[.B72]+[.$H$4]*[.B72]^2+[.$H$5]*[.B72]^3+[.$H$6]*[.B72]^4+[.$I$2]*[.B72]^5+[.$I$3]*[.B72]^6+[.$I$4]*[.B72]^7+[.$I$5]*[.B72]^8+[.$I$6]*[.B72]^9" office:value-type="float" office:value="10.1857469423288">
            <text:p>10.1857469423</text:p>
          </table:table-cell>
          <table:table-cell table:formula="of:=([.C72]-[.H72])^2" office:value-type="float" office:value="0.0698296784885632">
            <text:p>6.98E-002</text:p>
          </table:table-cell>
          <table:table-cell table:number-columns-repeated="3"/>
        </table:table-row>
        <table:table-row table:style-name="ro2">
          <table:table-cell table:formula="of:=[.A72]+1" office:value-type="float" office:value="25">
            <text:p>25</text:p>
          </table:table-cell>
          <table:table-cell table:style-name="ce2" table:formula="of:=9*[.A73]/5+32" office:value-type="float" office:value="77">
            <text:p>77</text:p>
          </table:table-cell>
          <table:table-cell office:value-type="float" office:value="10">
            <text:p>10</text:p>
          </table:table-cell>
          <table:table-cell/>
          <table:table-cell table:formula="of:=([.$F$2]+[.$F$3]*[.B73])/(1+[.$F$4]*[.B73]+[.$F$5]*[.B73]*[.B73])" office:value-type="float" office:value="10.8344963147834">
            <text:p>10.8344963148</text:p>
          </table:table-cell>
          <table:table-cell table:formula="of:=([.C73]-[.E73])^2" office:value-type="float" office:value="0.69638409938713">
            <text:p>0.6963840994</text:p>
          </table:table-cell>
          <table:table-cell/>
          <table:table-cell table:formula="of:=[.$H$2]+[.$H$3]*[.B73]+[.$H$4]*[.B73]^2+[.$H$5]*[.B73]^3+[.$H$6]*[.B73]^4+[.$I$2]*[.B73]^5+[.$I$3]*[.B73]^6+[.$I$4]*[.B73]^7+[.$I$5]*[.B73]^8+[.$I$6]*[.B73]^9" office:value-type="float" office:value="9.7295099922843">
            <text:p>9.7295099923</text:p>
          </table:table-cell>
          <table:table-cell table:formula="of:=([.C73]-[.H73])^2" office:value-type="float" office:value="0.0731648442740398">
            <text:p>7.32E-002</text:p>
          </table:table-cell>
          <table:table-cell table:number-columns-repeated="3"/>
        </table:table-row>
        <table:table-row table:style-name="ro2">
          <table:table-cell table:formula="of:=[.A73]+1" office:value-type="float" office:value="26">
            <text:p>26</text:p>
          </table:table-cell>
          <table:table-cell table:style-name="ce2" table:formula="of:=9*[.A74]/5+32" office:value-type="float" office:value="78.8">
            <text:p>78.8</text:p>
          </table:table-cell>
          <table:table-cell office:value-type="float" office:value="9.575">
            <text:p>9.575</text:p>
          </table:table-cell>
          <table:table-cell/>
          <table:table-cell table:formula="of:=([.$F$2]+[.$F$3]*[.B74])/(1+[.$F$4]*[.B74]+[.$F$5]*[.B74]*[.B74])" office:value-type="float" office:value="10.4039685722312">
            <text:p>10.4039685722</text:p>
          </table:table-cell>
          <table:table-cell table:formula="of:=([.C74]-[.E74])^2" office:value-type="float" office:value="0.687188893747033">
            <text:p>0.6871888937</text:p>
          </table:table-cell>
          <table:table-cell/>
          <table:table-cell table:formula="of:=[.$H$2]+[.$H$3]*[.B74]+[.$H$4]*[.B74]^2+[.$H$5]*[.B74]^3+[.$H$6]*[.B74]^4+[.$I$2]*[.B74]^5+[.$I$3]*[.B74]^6+[.$I$4]*[.B74]^7+[.$I$5]*[.B74]^8+[.$I$6]*[.B74]^9" office:value-type="float" office:value="9.30043978603085">
            <text:p>9.300439786</text:p>
          </table:table-cell>
          <table:table-cell table:formula="of:=([.C74]-[.H74])^2" office:value-type="float" office:value="0.075383311094785">
            <text:p>7.54E-002</text:p>
          </table:table-cell>
          <table:table-cell table:number-columns-repeated="3"/>
        </table:table-row>
        <table:table-row table:style-name="ro2">
          <table:table-cell table:formula="of:=[.A74]+1" office:value-type="float" office:value="27">
            <text:p>27</text:p>
          </table:table-cell>
          <table:table-cell table:style-name="ce2" table:formula="of:=9*[.A75]/5+32" office:value-type="float" office:value="80.6">
            <text:p>80.6</text:p>
          </table:table-cell>
          <table:table-cell office:value-type="float" office:value="9.17">
            <text:p>9.17</text:p>
          </table:table-cell>
          <table:table-cell/>
          <table:table-cell table:formula="of:=([.$F$2]+[.$F$3]*[.B75])/(1+[.$F$4]*[.B75]+[.$F$5]*[.B75]*[.B75])" office:value-type="float" office:value="9.9909879733246">
            <text:p>9.9909879733</text:p>
          </table:table-cell>
          <table:table-cell table:formula="of:=([.C75]-[.E75])^2" office:value-type="float" office:value="0.674021252343634">
            <text:p>0.6740212523</text:p>
          </table:table-cell>
          <table:table-cell/>
          <table:table-cell table:formula="of:=[.$H$2]+[.$H$3]*[.B75]+[.$H$4]*[.B75]^2+[.$H$5]*[.B75]^3+[.$H$6]*[.B75]^4+[.$I$2]*[.B75]^5+[.$I$3]*[.B75]^6+[.$I$4]*[.B75]^7+[.$I$5]*[.B75]^8+[.$I$6]*[.B75]^9" office:value-type="float" office:value="8.89737168184951">
            <text:p>8.8973716818</text:p>
          </table:table-cell>
          <table:table-cell table:formula="of:=([.C75]-[.H75])^2" office:value-type="float" office:value="0.0743261998575648">
            <text:p>7.43E-002</text:p>
          </table:table-cell>
          <table:table-cell table:number-columns-repeated="3"/>
        </table:table-row>
        <table:table-row table:style-name="ro2">
          <table:table-cell table:formula="of:=[.A75]+1" office:value-type="float" office:value="28">
            <text:p>28</text:p>
          </table:table-cell>
          <table:table-cell table:style-name="ce2" table:formula="of:=9*[.A76]/5+32" office:value-type="float" office:value="82.4">
            <text:p>82.4</text:p>
          </table:table-cell>
          <table:table-cell office:value-type="float" office:value="8.784">
            <text:p>8.784</text:p>
          </table:table-cell>
          <table:table-cell/>
          <table:table-cell table:formula="of:=([.$F$2]+[.$F$3]*[.B76])/(1+[.$F$4]*[.B76]+[.$F$5]*[.B76]*[.B76])" office:value-type="float" office:value="9.59468858920753">
            <text:p>9.5946885892</text:p>
          </table:table-cell>
          <table:table-cell table:formula="of:=([.C76]-[.E76])^2" office:value-type="float" office:value="0.657215988671298">
            <text:p>0.6572159887</text:p>
          </table:table-cell>
          <table:table-cell/>
          <table:table-cell table:formula="of:=[.$H$2]+[.$H$3]*[.B76]+[.$H$4]*[.B76]^2+[.$H$5]*[.B76]^3+[.$H$6]*[.B76]^4+[.$I$2]*[.B76]^5+[.$I$3]*[.B76]^6+[.$I$4]*[.B76]^7+[.$I$5]*[.B76]^8+[.$I$6]*[.B76]^9" office:value-type="float" office:value="8.51908486503401">
            <text:p>8.519084865</text:p>
          </table:table-cell>
          <table:table-cell table:formula="of:=([.C76]-[.H76])^2" office:value-type="float" office:value="0.0701800287340481">
            <text:p>7.02E-002</text:p>
          </table:table-cell>
          <table:table-cell table:number-columns-repeated="3"/>
        </table:table-row>
        <table:table-row table:style-name="ro2">
          <table:table-cell table:formula="of:=[.A76]+1" office:value-type="float" office:value="29">
            <text:p>29</text:p>
          </table:table-cell>
          <table:table-cell table:style-name="ce2" table:formula="of:=9*[.A77]/5+32" office:value-type="float" office:value="84.2">
            <text:p>84.2</text:p>
          </table:table-cell>
          <table:table-cell office:value-type="float" office:value="8.416">
            <text:p>8.416</text:p>
          </table:table-cell>
          <table:table-cell/>
          <table:table-cell table:formula="of:=([.$F$2]+[.$F$3]*[.B77])/(1+[.$F$4]*[.B77]+[.$F$5]*[.B77]*[.B77])" office:value-type="float" office:value="9.21425495039088">
            <text:p>9.2142549504</text:p>
          </table:table-cell>
          <table:table-cell table:formula="of:=([.C77]-[.E77])^2" office:value-type="float" office:value="0.637210965823539">
            <text:p>0.6372109658</text:p>
          </table:table-cell>
          <table:table-cell/>
          <table:table-cell table:formula="of:=[.$H$2]+[.$H$3]*[.B77]+[.$H$4]*[.B77]^2+[.$H$5]*[.B77]^3+[.$H$6]*[.B77]^4+[.$I$2]*[.B77]^5+[.$I$3]*[.B77]^6+[.$I$4]*[.B77]^7+[.$I$5]*[.B77]^8+[.$I$6]*[.B77]^9" office:value-type="float" office:value="8.16430656645506">
            <text:p>8.1643065665</text:p>
          </table:table-cell>
          <table:table-cell table:formula="of:=([.C77]-[.H77])^2" office:value-type="float" office:value="0.0633495844896429">
            <text:p>6.33E-002</text:p>
          </table:table-cell>
          <table:table-cell table:number-columns-repeated="3"/>
        </table:table-row>
        <table:table-row table:style-name="ro2">
          <table:table-cell table:formula="of:=[.A77]+1" office:value-type="float" office:value="30">
            <text:p>30</text:p>
          </table:table-cell>
          <table:table-cell table:style-name="ce2" table:formula="of:=9*[.A78]/5+32" office:value-type="float" office:value="86">
            <text:p>86</text:p>
          </table:table-cell>
          <table:table-cell office:value-type="float" office:value="8.064">
            <text:p>8.064</text:p>
          </table:table-cell>
          <table:table-cell/>
          <table:table-cell table:formula="of:=([.$F$2]+[.$F$3]*[.B78])/(1+[.$F$4]*[.B78]+[.$F$5]*[.B78]*[.B78])" office:value-type="float" office:value="8.84891867886103">
            <text:p>8.8489186789</text:p>
          </table:table-cell>
          <table:table-cell table:formula="of:=([.C78]-[.E78])^2" office:value-type="float" office:value="0.616097332424951">
            <text:p>0.6160973324</text:p>
          </table:table-cell>
          <table:table-cell/>
          <table:table-cell table:formula="of:=[.$H$2]+[.$H$3]*[.B78]+[.$H$4]*[.B78]^2+[.$H$5]*[.B78]^3+[.$H$6]*[.B78]^4+[.$I$2]*[.B78]^5+[.$I$3]*[.B78]^6+[.$I$4]*[.B78]^7+[.$I$5]*[.B78]^8+[.$I$6]*[.B78]^9" office:value-type="float" office:value="7.83171784598895">
            <text:p>7.831717846</text:p>
          </table:table-cell>
          <table:table-cell table:formula="of:=([.C78]-[.H78])^2" office:value-type="float" office:value="0.0539549990720126">
            <text:p>5.40E-002</text:p>
          </table:table-cell>
          <table:table-cell table:number-columns-repeated="3"/>
        </table:table-row>
        <table:table-row table:style-name="ro2">
          <table:table-cell table:formula="of:=[.A78]+1" office:value-type="float" office:value="31">
            <text:p>31</text:p>
          </table:table-cell>
          <table:table-cell table:style-name="ce2" table:formula="of:=9*[.A79]/5+32" office:value-type="float" office:value="87.8">
            <text:p>87.8</text:p>
          </table:table-cell>
          <table:table-cell office:value-type="float" office:value="7.73">
            <text:p>7.73</text:p>
          </table:table-cell>
          <table:table-cell/>
          <table:table-cell table:formula="of:=([.$F$2]+[.$F$3]*[.B79])/(1+[.$F$4]*[.B79]+[.$F$5]*[.B79]*[.B79])" office:value-type="float" office:value="8.49795537103732">
            <text:p>8.497955371</text:p>
          </table:table-cell>
          <table:table-cell table:formula="of:=([.C79]-[.E79])^2" office:value-type="float" office:value="0.589755451905063">
            <text:p>0.5897554519</text:p>
          </table:table-cell>
          <table:table-cell/>
          <table:table-cell table:formula="of:=[.$H$2]+[.$H$3]*[.B79]+[.$H$4]*[.B79]^2+[.$H$5]*[.B79]^3+[.$H$6]*[.B79]^4+[.$I$2]*[.B79]^5+[.$I$3]*[.B79]^6+[.$I$4]*[.B79]^7+[.$I$5]*[.B79]^8+[.$I$6]*[.B79]^9" office:value-type="float" office:value="7.51996077282259">
            <text:p>7.5199607728</text:p>
          </table:table-cell>
          <table:table-cell table:formula="of:=([.C79]-[.H79])^2" office:value-type="float" office:value="0.0441164769532834">
            <text:p>4.41E-002</text:p>
          </table:table-cell>
          <table:table-cell table:number-columns-repeated="3"/>
        </table:table-row>
        <table:table-row table:style-name="ro2">
          <table:table-cell table:formula="of:=[.A79]+1" office:value-type="float" office:value="32">
            <text:p>32</text:p>
          </table:table-cell>
          <table:table-cell table:style-name="ce2" table:formula="of:=9*[.A80]/5+32" office:value-type="float" office:value="89.6">
            <text:p>89.6</text:p>
          </table:table-cell>
          <table:table-cell office:value-type="float" office:value="7.41">
            <text:p>7.41</text:p>
          </table:table-cell>
          <table:table-cell/>
          <table:table-cell table:formula="of:=([.$F$2]+[.$F$3]*[.B80])/(1+[.$F$4]*[.B80]+[.$F$5]*[.B80]*[.B80])" office:value-type="float" office:value="8.16068171119663">
            <text:p>8.1606817112</text:p>
          </table:table-cell>
          <table:table-cell table:formula="of:=([.C80]-[.E80])^2" office:value-type="float" office:value="0.563523031525096">
            <text:p>0.5635230315</text:p>
          </table:table-cell>
          <table:table-cell/>
          <table:table-cell table:formula="of:=[.$H$2]+[.$H$3]*[.B80]+[.$H$4]*[.B80]^2+[.$H$5]*[.B80]^3+[.$H$6]*[.B80]^4+[.$I$2]*[.B80]^5+[.$I$3]*[.B80]^6+[.$I$4]*[.B80]^7+[.$I$5]*[.B80]^8+[.$I$6]*[.B80]^9" office:value-type="float" office:value="7.22764682810089">
            <text:p>7.2276468281</text:p>
          </table:table-cell>
          <table:table-cell table:formula="of:=([.C80]-[.H80])^2" office:value-type="float" office:value="0.0332526793016677">
            <text:p>3.33E-002</text:p>
          </table:table-cell>
          <table:table-cell table:number-columns-repeated="3"/>
        </table:table-row>
        <table:table-row table:style-name="ro2">
          <table:table-cell table:formula="of:=[.A80]+1" office:value-type="float" office:value="33">
            <text:p>33</text:p>
          </table:table-cell>
          <table:table-cell table:style-name="ce2" table:formula="of:=9*[.A81]/5+32" office:value-type="float" office:value="91.4">
            <text:p>91.4</text:p>
          </table:table-cell>
          <table:table-cell office:value-type="float" office:value="7.016">
            <text:p>7.016</text:p>
          </table:table-cell>
          <table:table-cell/>
          <table:table-cell table:formula="of:=([.$F$2]+[.$F$3]*[.B81])/(1+[.$F$4]*[.B81]+[.$F$5]*[.B81]*[.B81])" office:value-type="float" office:value="7.83645279675147">
            <text:p>7.8364527968</text:p>
          </table:table-cell>
          <table:table-cell table:formula="of:=([.C81]-[.E81])^2" office:value-type="float" office:value="0.673142791697313">
            <text:p>0.6731427917</text:p>
          </table:table-cell>
          <table:table-cell/>
          <table:table-cell table:formula="of:=[.$H$2]+[.$H$3]*[.B81]+[.$H$4]*[.B81]^2+[.$H$5]*[.B81]^3+[.$H$6]*[.B81]^4+[.$I$2]*[.B81]^5+[.$I$3]*[.B81]^6+[.$I$4]*[.B81]^7+[.$I$5]*[.B81]^8+[.$I$6]*[.B81]^9" office:value-type="float" office:value="6.9533663500514">
            <text:p>6.9533663501</text:p>
          </table:table-cell>
          <table:table-cell table:formula="of:=([.C81]-[.H81])^2" office:value-type="float" office:value="0.0039229741058844">
            <text:p>3.92E-003</text:p>
          </table:table-cell>
          <table:table-cell table:number-columns-repeated="3"/>
        </table:table-row>
        <table:table-row table:style-name="ro2">
          <table:table-cell table:formula="of:=[.A81]+1" office:value-type="float" office:value="34">
            <text:p>34</text:p>
          </table:table-cell>
          <table:table-cell table:style-name="ce2" table:formula="of:=9*[.A82]/5+32" office:value-type="float" office:value="93.2">
            <text:p>93.2</text:p>
          </table:table-cell>
          <table:table-cell office:value-type="float" office:value="6.815">
            <text:p>6.815</text:p>
          </table:table-cell>
          <table:table-cell/>
          <table:table-cell table:formula="of:=([.$F$2]+[.$F$3]*[.B82])/(1+[.$F$4]*[.B82]+[.$F$5]*[.B82]*[.B82])" office:value-type="float" office:value="7.52465965837527">
            <text:p>7.5246596584</text:p>
          </table:table-cell>
          <table:table-cell table:formula="of:=([.C82]-[.E82])^2" office:value-type="float" office:value="0.50361683072531">
            <text:p>0.5036168307</text:p>
          </table:table-cell>
          <table:table-cell/>
          <table:table-cell table:formula="of:=[.$H$2]+[.$H$3]*[.B82]+[.$H$4]*[.B82]^2+[.$H$5]*[.B82]^3+[.$H$6]*[.B82]^4+[.$I$2]*[.B82]^5+[.$I$3]*[.B82]^6+[.$I$4]*[.B82]^7+[.$I$5]*[.B82]^8+[.$I$6]*[.B82]^9" office:value-type="float" office:value="6.69569883760118">
            <text:p>6.6956988376</text:p>
          </table:table-cell>
          <table:table-cell table:formula="of:=([.C82]-[.H82])^2" office:value-type="float" office:value="0.0142327673497106">
            <text:p>1.42E-002</text:p>
          </table:table-cell>
          <table:table-cell table:number-columns-repeated="3"/>
        </table:table-row>
        <table:table-row table:style-name="ro2">
          <table:table-cell table:formula="of:=[.A82]+1" office:value-type="float" office:value="35">
            <text:p>35</text:p>
          </table:table-cell>
          <table:table-cell table:style-name="ce2" table:formula="of:=9*[.A83]/5+32" office:value-type="float" office:value="95">
            <text:p>95</text:p>
          </table:table-cell>
          <table:table-cell office:value-type="float" office:value="6.538">
            <text:p>6.538</text:p>
          </table:table-cell>
          <table:table-cell/>
          <table:table-cell table:formula="of:=([.$F$2]+[.$F$3]*[.B83])/(1+[.$F$4]*[.B83]+[.$F$5]*[.B83]*[.B83])" office:value-type="float" office:value="7.22472695943152">
            <text:p>7.2247269594</text:p>
          </table:table-cell>
          <table:table-cell table:formula="of:=([.C83]-[.E83])^2" office:value-type="float" office:value="0.471593916810053">
            <text:p>0.4715939168</text:p>
          </table:table-cell>
          <table:table-cell/>
          <table:table-cell table:formula="of:=[.$H$2]+[.$H$3]*[.B83]+[.$H$4]*[.B83]^2+[.$H$5]*[.B83]^3+[.$H$6]*[.B83]^4+[.$I$2]*[.B83]^5+[.$I$3]*[.B83]^6+[.$I$4]*[.B83]^7+[.$I$5]*[.B83]^8+[.$I$6]*[.B83]^9" office:value-type="float" office:value="6.45322392559643">
            <text:p>6.4532239256</text:p>
          </table:table-cell>
          <table:table-cell table:formula="of:=([.C83]-[.H83])^2" office:value-type="float" office:value="0.00718698279127921">
            <text:p>7.19E-003</text:p>
          </table:table-cell>
          <table:table-cell table:number-columns-repeated="3"/>
        </table:table-row>
        <table:table-row table:style-name="ro2">
          <table:table-cell table:formula="of:=[.A83]+1" office:value-type="float" office:value="36">
            <text:p>36</text:p>
          </table:table-cell>
          <table:table-cell table:style-name="ce2" table:formula="of:=9*[.A84]/5+32" office:value-type="float" office:value="96.8">
            <text:p>96.8</text:p>
          </table:table-cell>
          <table:table-cell office:value-type="float" office:value="6.273">
            <text:p>6.273</text:p>
          </table:table-cell>
          <table:table-cell/>
          <table:table-cell table:formula="of:=([.$F$2]+[.$F$3]*[.B84])/(1+[.$F$4]*[.B84]+[.$F$5]*[.B84]*[.B84])" office:value-type="float" office:value="6.93611086049428">
            <text:p>6.9361108605</text:p>
          </table:table-cell>
          <table:table-cell table:formula="of:=([.C84]-[.E84])^2" office:value-type="float" office:value="0.439716013305462">
            <text:p>0.4397160133</text:p>
          </table:table-cell>
          <table:table-cell/>
          <table:table-cell table:formula="of:=[.$H$2]+[.$H$3]*[.B84]+[.$H$4]*[.B84]^2+[.$H$5]*[.B84]^3+[.$H$6]*[.B84]^4+[.$I$2]*[.B84]^5+[.$I$3]*[.B84]^6+[.$I$4]*[.B84]^7+[.$I$5]*[.B84]^8+[.$I$6]*[.B84]^9" office:value-type="float" office:value="6.22453284303851">
            <text:p>6.224532843</text:p>
          </table:table-cell>
          <table:table-cell table:formula="of:=([.C84]-[.H84])^2" office:value-type="float" office:value="0.00234906530393019">
            <text:p>2.35E-003</text:p>
          </table:table-cell>
          <table:table-cell table:number-columns-repeated="3"/>
        </table:table-row>
        <table:table-row table:style-name="ro2">
          <table:table-cell table:formula="of:=[.A84]+1" office:value-type="float" office:value="37">
            <text:p>37</text:p>
          </table:table-cell>
          <table:table-cell table:style-name="ce2" table:formula="of:=9*[.A85]/5+32" office:value-type="float" office:value="98.6">
            <text:p>98.6</text:p>
          </table:table-cell>
          <table:table-cell office:value-type="float" office:value="6.02">
            <text:p>6.02</text:p>
          </table:table-cell>
          <table:table-cell/>
          <table:table-cell table:formula="of:=([.$F$2]+[.$F$3]*[.B85])/(1+[.$F$4]*[.B85]+[.$F$5]*[.B85]*[.B85])" office:value-type="float" office:value="6.65829703595868">
            <text:p>6.658297036</text:p>
          </table:table-cell>
          <table:table-cell table:formula="of:=([.C85]-[.E85])^2" office:value-type="float" office:value="0.407423106113642">
            <text:p>0.4074231061</text:p>
          </table:table-cell>
          <table:table-cell/>
          <table:table-cell table:formula="of:=[.$H$2]+[.$H$3]*[.B85]+[.$H$4]*[.B85]^2+[.$H$5]*[.B85]^3+[.$H$6]*[.B85]^4+[.$I$2]*[.B85]^5+[.$I$3]*[.B85]^6+[.$I$4]*[.B85]^7+[.$I$5]*[.B85]^8+[.$I$6]*[.B85]^9" office:value-type="float" office:value="6.00824016527303">
            <text:p>6.0082401653</text:p>
          </table:table-cell>
          <table:table-cell table:formula="of:=([.C85]-[.H85])^2" office:value-type="float" office:value="0.000138293712805729">
            <text:p>1.38E-004</text:p>
          </table:table-cell>
          <table:table-cell table:number-columns-repeated="3"/>
        </table:table-row>
        <table:table-row table:style-name="ro2">
          <table:table-cell table:formula="of:=[.A85]+1" office:value-type="float" office:value="38">
            <text:p>38</text:p>
          </table:table-cell>
          <table:table-cell table:style-name="ce2" table:formula="of:=9*[.A86]/5+32" office:value-type="float" office:value="100.4">
            <text:p>100.4</text:p>
          </table:table-cell>
          <table:table-cell office:value-type="float" office:value="5.778">
            <text:p>5.778</text:p>
          </table:table-cell>
          <table:table-cell/>
          <table:table-cell table:formula="of:=([.$F$2]+[.$F$3]*[.B86])/(1+[.$F$4]*[.B86]+[.$F$5]*[.B86]*[.B86])" office:value-type="float" office:value="6.39079883084215">
            <text:p>6.3907988308</text:p>
          </table:table-cell>
          <table:table-cell table:formula="of:=([.C86]-[.E86])^2" office:value-type="float" office:value="0.375522407081501">
            <text:p>0.3755224071</text:p>
          </table:table-cell>
          <table:table-cell/>
          <table:table-cell table:formula="of:=[.$H$2]+[.$H$3]*[.B86]+[.$H$4]*[.B86]^2+[.$H$5]*[.B86]^3+[.$H$6]*[.B86]^4+[.$I$2]*[.B86]^5+[.$I$3]*[.B86]^6+[.$I$4]*[.B86]^7+[.$I$5]*[.B86]^8+[.$I$6]*[.B86]^9" office:value-type="float" office:value="5.80299567179814">
            <text:p>5.8029956718</text:p>
          </table:table-cell>
          <table:table-cell table:formula="of:=([.C86]-[.H86])^2" office:value-type="float" office:value="0.000624783608640303">
            <text:p>6.25E-004</text:p>
          </table:table-cell>
          <table:table-cell table:number-columns-repeated="3"/>
        </table:table-row>
        <table:table-row table:style-name="ro2">
          <table:table-cell table:formula="of:=[.A86]+1" office:value-type="float" office:value="39">
            <text:p>39</text:p>
          </table:table-cell>
          <table:table-cell table:style-name="ce2" table:formula="of:=9*[.A87]/5+32" office:value-type="float" office:value="102.2">
            <text:p>102.2</text:p>
          </table:table-cell>
          <table:table-cell office:value-type="float" office:value="5.548">
            <text:p>5.548</text:p>
          </table:table-cell>
          <table:table-cell/>
          <table:table-cell table:formula="of:=([.$F$2]+[.$F$3]*[.B87])/(1+[.$F$4]*[.B87]+[.$F$5]*[.B87]*[.B87])" office:value-type="float" office:value="6.13315554688102">
            <text:p>6.1331555469</text:p>
          </table:table-cell>
          <table:table-cell table:formula="of:=([.C87]-[.E87])^2" office:value-type="float" office:value="0.342407014045623">
            <text:p>0.342407014</text:p>
          </table:table-cell>
          <table:table-cell/>
          <table:table-cell table:formula="of:=[.$H$2]+[.$H$3]*[.B87]+[.$H$4]*[.B87]^2+[.$H$5]*[.B87]^3+[.$H$6]*[.B87]^4+[.$I$2]*[.B87]^5+[.$I$3]*[.B87]^6+[.$I$4]*[.B87]^7+[.$I$5]*[.B87]^8+[.$I$6]*[.B87]^9" office:value-type="float" office:value="5.60749612330657">
            <text:p>5.6074961233</text:p>
          </table:table-cell>
          <table:table-cell table:formula="of:=([.C87]-[.H87])^2" office:value-type="float" office:value="0.00353978868851075">
            <text:p>3.54E-003</text:p>
          </table:table-cell>
          <table:table-cell table:number-columns-repeated="3"/>
        </table:table-row>
        <table:table-row table:style-name="ro2">
          <table:table-cell table:formula="of:=[.A87]+1" office:value-type="float" office:value="40">
            <text:p>40</text:p>
          </table:table-cell>
          <table:table-cell table:style-name="ce2" table:formula="of:=9*[.A88]/5+32" office:value-type="float" office:value="104">
            <text:p>104</text:p>
          </table:table-cell>
          <table:table-cell office:value-type="float" office:value="5.327">
            <text:p>5.327</text:p>
          </table:table-cell>
          <table:table-cell/>
          <table:table-cell table:formula="of:=([.$F$2]+[.$F$3]*[.B88])/(1+[.$F$4]*[.B88]+[.$F$5]*[.B88]*[.B88])" office:value-type="float" office:value="5.88493084794125">
            <text:p>5.8849308479</text:p>
          </table:table-cell>
          <table:table-cell table:formula="of:=([.C88]-[.E88])^2" office:value-type="float" office:value="0.311286831084445">
            <text:p>0.3112868311</text:p>
          </table:table-cell>
          <table:table-cell/>
          <table:table-cell table:formula="of:=[.$H$2]+[.$H$3]*[.B88]+[.$H$4]*[.B88]^2+[.$H$5]*[.B88]^3+[.$H$6]*[.B88]^4+[.$I$2]*[.B88]^5+[.$I$3]*[.B88]^6+[.$I$4]*[.B88]^7+[.$I$5]*[.B88]^8+[.$I$6]*[.B88]^9" office:value-type="float" office:value="5.42049677472833">
            <text:p>5.4204967747</text:p>
          </table:table-cell>
          <table:table-cell table:formula="of:=([.C88]-[.H88])^2" office:value-type="float" office:value="0.00874164688460033">
            <text:p>8.74E-003</text:p>
          </table:table-cell>
          <table:table-cell table:number-columns-repeated="3"/>
        </table:table-row>
        <table:table-row table:style-name="ro2">
          <table:table-cell table:formula="of:=[.A88]+1" office:value-type="float" office:value="41">
            <text:p>41</text:p>
          </table:table-cell>
          <table:table-cell table:style-name="ce2" table:formula="of:=9*[.A89]/5+32" office:value-type="float" office:value="105.8">
            <text:p>105.8</text:p>
          </table:table-cell>
          <table:table-cell office:value-type="float" office:value="5.117">
            <text:p>5.117</text:p>
          </table:table-cell>
          <table:table-cell/>
          <table:table-cell table:formula="of:=([.$F$2]+[.$F$3]*[.B89])/(1+[.$F$4]*[.B89]+[.$F$5]*[.B89]*[.B89])" office:value-type="float" office:value="5.64571127559455">
            <text:p>5.6457112756</text:p>
          </table:table-cell>
          <table:table-cell table:formula="of:=([.C89]-[.E89])^2" office:value-type="float" office:value="0.279535612940811">
            <text:p>0.2795356129</text:p>
          </table:table-cell>
          <table:table-cell/>
          <table:table-cell table:formula="of:=[.$H$2]+[.$H$3]*[.B89]+[.$H$4]*[.B89]^2+[.$H$5]*[.B89]^3+[.$H$6]*[.B89]^4+[.$I$2]*[.B89]^5+[.$I$3]*[.B89]^6+[.$I$4]*[.B89]^7+[.$I$5]*[.B89]^8+[.$I$6]*[.B89]^9" office:value-type="float" office:value="5.24082244541731">
            <text:p>5.2408224454</text:p>
          </table:table-cell>
          <table:table-cell table:formula="of:=([.C89]-[.H89])^2" office:value-type="float" office:value="0.0153319979891222">
            <text:p>1.53E-002</text:p>
          </table:table-cell>
          <table:table-cell table:number-columns-repeated="3"/>
        </table:table-row>
        <table:table-row table:style-name="ro2">
          <table:table-cell table:formula="of:=[.A89]+1" office:value-type="float" office:value="42">
            <text:p>42</text:p>
          </table:table-cell>
          <table:table-cell table:style-name="ce2" table:formula="of:=9*[.A90]/5+32" office:value-type="float" office:value="107.6">
            <text:p>107.6</text:p>
          </table:table-cell>
          <table:table-cell office:value-type="float" office:value="4.915">
            <text:p>4.915</text:p>
          </table:table-cell>
          <table:table-cell/>
          <table:table-cell table:formula="of:=([.$F$2]+[.$F$3]*[.B90])/(1+[.$F$4]*[.B90]+[.$F$5]*[.B90]*[.B90])" office:value-type="float" office:value="5.41510486647037">
            <text:p>5.4151048665</text:p>
          </table:table-cell>
          <table:table-cell table:formula="of:=([.C90]-[.E90])^2" office:value-type="float" office:value="0.25010487746735">
            <text:p>0.2501048775</text:p>
          </table:table-cell>
          <table:table-cell/>
          <table:table-cell table:formula="of:=[.$H$2]+[.$H$3]*[.B90]+[.$H$4]*[.B90]^2+[.$H$5]*[.B90]^3+[.$H$6]*[.B90]^4+[.$I$2]*[.B90]^5+[.$I$3]*[.B90]^6+[.$I$4]*[.B90]^7+[.$I$5]*[.B90]^8+[.$I$6]*[.B90]^9" office:value-type="float" office:value="5.06737797320618">
            <text:p>5.0673779732</text:p>
          </table:table-cell>
          <table:table-cell table:formula="of:=([.C90]-[.H90])^2" office:value-type="float" office:value="0.0232190467184247">
            <text:p>2.32E-002</text:p>
          </table:table-cell>
          <table:table-cell table:number-columns-repeated="3"/>
        </table:table-row>
        <table:table-row table:style-name="ro2">
          <table:table-cell table:formula="of:=[.A90]+1" office:value-type="float" office:value="43">
            <text:p>43</text:p>
          </table:table-cell>
          <table:table-cell table:style-name="ce2" table:formula="of:=9*[.A91]/5+32" office:value-type="float" office:value="109.4">
            <text:p>109.4</text:p>
          </table:table-cell>
          <table:table-cell office:value-type="float" office:value="4.723">
            <text:p>4.723</text:p>
          </table:table-cell>
          <table:table-cell/>
          <table:table-cell table:formula="of:=([.$F$2]+[.$F$3]*[.B91])/(1+[.$F$4]*[.B91]+[.$F$5]*[.B91]*[.B91])" office:value-type="float" office:value="5.19273986368635">
            <text:p>5.1927398637</text:p>
          </table:table-cell>
          <table:table-cell table:formula="of:=([.C91]-[.E91])^2" office:value-type="float" office:value="0.220655539536073">
            <text:p>0.2206555395</text:p>
          </table:table-cell>
          <table:table-cell/>
          <table:table-cell table:formula="of:=[.$H$2]+[.$H$3]*[.B91]+[.$H$4]*[.B91]^2+[.$H$5]*[.B91]^3+[.$H$6]*[.B91]^4+[.$I$2]*[.B91]^5+[.$I$3]*[.B91]^6+[.$I$4]*[.B91]^7+[.$I$5]*[.B91]^8+[.$I$6]*[.B91]^9" office:value-type="float" office:value="4.89915788584873">
            <text:p>4.8991578858</text:p>
          </table:table-cell>
          <table:table-cell table:formula="of:=([.C91]-[.H91])^2" office:value-type="float" office:value="0.0310316007466943">
            <text:p>3.10E-002</text:p>
          </table:table-cell>
          <table:table-cell table:number-columns-repeated="3"/>
        </table:table-row>
        <table:table-row table:style-name="ro2">
          <table:table-cell table:formula="of:=[.A91]+1" office:value-type="float" office:value="44">
            <text:p>44</text:p>
          </table:table-cell>
          <table:table-cell table:style-name="ce2" table:formula="of:=9*[.A92]/5+32" office:value-type="float" office:value="111.2">
            <text:p>111.2</text:p>
          </table:table-cell>
          <table:table-cell office:value-type="float" office:value="4.539">
            <text:p>4.539</text:p>
          </table:table-cell>
          <table:table-cell/>
          <table:table-cell table:formula="of:=([.$F$2]+[.$F$3]*[.B92])/(1+[.$F$4]*[.B92]+[.$F$5]*[.B92]*[.B92])" office:value-type="float" office:value="4.97826351529059">
            <text:p>4.9782635153</text:p>
          </table:table-cell>
          <table:table-cell table:formula="of:=([.C92]-[.E92])^2" office:value-type="float" office:value="0.19295243586545">
            <text:p>0.1929524359</text:p>
          </table:table-cell>
          <table:table-cell/>
          <table:table-cell table:formula="of:=[.$H$2]+[.$H$3]*[.B92]+[.$H$4]*[.B92]^2+[.$H$5]*[.B92]^3+[.$H$6]*[.B92]^4+[.$I$2]*[.B92]^5+[.$I$3]*[.B92]^6+[.$I$4]*[.B92]^7+[.$I$5]*[.B92]^8+[.$I$6]*[.B92]^9" office:value-type="float" office:value="4.73525513138473">
            <text:p>4.7352551314</text:p>
          </table:table-cell>
          <table:table-cell table:formula="of:=([.C92]-[.H92])^2" office:value-type="float" office:value="0.0385160765948361">
            <text:p>3.85E-002</text:p>
          </table:table-cell>
          <table:table-cell table:number-columns-repeated="3"/>
        </table:table-row>
        <table:table-row table:style-name="ro2">
          <table:table-cell table:formula="of:=[.A92]+1" office:value-type="float" office:value="45">
            <text:p>45</text:p>
          </table:table-cell>
          <table:table-cell table:style-name="ce2" table:formula="of:=9*[.A93]/5+32" office:value-type="float" office:value="113">
            <text:p>113</text:p>
          </table:table-cell>
          <table:table-cell office:value-type="float" office:value="4.363">
            <text:p>4.363</text:p>
          </table:table-cell>
          <table:table-cell/>
          <table:table-cell table:formula="of:=([.$F$2]+[.$F$3]*[.B93])/(1+[.$F$4]*[.B93]+[.$F$5]*[.B93]*[.B93])" office:value-type="float" office:value="4.77134095322568">
            <text:p>4.7713409532</text:p>
          </table:table-cell>
          <table:table-cell table:formula="of:=([.C93]-[.E93])^2" office:value-type="float" office:value="0.16674233408126">
            <text:p>0.1667423341</text:p>
          </table:table-cell>
          <table:table-cell/>
          <table:table-cell table:formula="of:=[.$H$2]+[.$H$3]*[.B93]+[.$H$4]*[.B93]^2+[.$H$5]*[.B93]^3+[.$H$6]*[.B93]^4+[.$I$2]*[.B93]^5+[.$I$3]*[.B93]^6+[.$I$4]*[.B93]^7+[.$I$5]*[.B93]^8+[.$I$6]*[.B93]^9" office:value-type="float" office:value="4.57486871816966">
            <text:p>4.5748687182</text:p>
          </table:table-cell>
          <table:table-cell table:formula="of:=([.C93]-[.H93])^2" office:value-type="float" office:value="0.0448883537388554">
            <text:p>4.49E-002</text:p>
          </table:table-cell>
          <table:table-cell table:number-columns-repeated="3"/>
        </table:table-row>
        <table:table-row table:style-name="ro2">
          <table:table-cell table:formula="of:=[.A93]+1" office:value-type="float" office:value="46">
            <text:p>46</text:p>
          </table:table-cell>
          <table:table-cell table:style-name="ce2" table:formula="of:=9*[.A94]/5+32" office:value-type="float" office:value="114.8">
            <text:p>114.8</text:p>
          </table:table-cell>
          <table:table-cell office:value-type="float" office:value="4.195">
            <text:p>4.195</text:p>
          </table:table-cell>
          <table:table-cell/>
          <table:table-cell table:formula="of:=([.$F$2]+[.$F$3]*[.B94])/(1+[.$F$4]*[.B94]+[.$F$5]*[.B94]*[.B94])" office:value-type="float" office:value="4.57165414684978">
            <text:p>4.5716541468</text:p>
          </table:table-cell>
          <table:table-cell table:formula="of:=([.C94]-[.E94])^2" office:value-type="float" office:value="0.141868346339137">
            <text:p>0.1418683463</text:p>
          </table:table-cell>
          <table:table-cell/>
          <table:table-cell table:formula="of:=[.$H$2]+[.$H$3]*[.B94]+[.$H$4]*[.B94]^2+[.$H$5]*[.B94]^3+[.$H$6]*[.B94]^4+[.$I$2]*[.B94]^5+[.$I$3]*[.B94]^6+[.$I$4]*[.B94]^7+[.$I$5]*[.B94]^8+[.$I$6]*[.B94]^9" office:value-type="float" office:value="4.41731012577171">
            <text:p>4.4173101258</text:p>
          </table:table-cell>
          <table:table-cell table:formula="of:=([.C94]-[.H94])^2" office:value-type="float" office:value="0.049421792020635">
            <text:p>4.94E-002</text:p>
          </table:table-cell>
          <table:table-cell table:number-columns-repeated="3"/>
        </table:table-row>
        <table:table-row table:style-name="ro2">
          <table:table-cell table:formula="of:=[.A94]+1" office:value-type="float" office:value="47">
            <text:p>47</text:p>
          </table:table-cell>
          <table:table-cell table:style-name="ce2" table:formula="of:=9*[.A95]/5+32" office:value-type="float" office:value="116.6">
            <text:p>116.6</text:p>
          </table:table-cell>
          <table:table-cell office:value-type="float" office:value="4.034">
            <text:p>4.034</text:p>
          </table:table-cell>
          <table:table-cell/>
          <table:table-cell table:formula="of:=([.$F$2]+[.$F$3]*[.B95])/(1+[.$F$4]*[.B95]+[.$F$5]*[.B95]*[.B95])" office:value-type="float" office:value="4.37890092553063">
            <text:p>4.3789009255</text:p>
          </table:table-cell>
          <table:table-cell table:formula="of:=([.C95]-[.E95])^2" office:value-type="float" office:value="0.118956648431886">
            <text:p>0.1189566484</text:p>
          </table:table-cell>
          <table:table-cell/>
          <table:table-cell table:formula="of:=[.$H$2]+[.$H$3]*[.B95]+[.$H$4]*[.B95]^2+[.$H$5]*[.B95]^3+[.$H$6]*[.B95]^4+[.$I$2]*[.B95]^5+[.$I$3]*[.B95]^6+[.$I$4]*[.B95]^7+[.$I$5]*[.B95]^8+[.$I$6]*[.B95]^9" office:value-type="float" office:value="4.26200835955137">
            <text:p>4.2620083596</text:p>
          </table:table-cell>
          <table:table-cell table:formula="of:=([.C95]-[.H95])^2" office:value-type="float" office:value="0.0519878120253084">
            <text:p>5.20E-002</text:p>
          </table:table-cell>
          <table:table-cell table:number-columns-repeated="3"/>
        </table:table-row>
        <table:table-row table:style-name="ro2">
          <table:table-cell table:formula="of:=[.A95]+1" office:value-type="float" office:value="48">
            <text:p>48</text:p>
          </table:table-cell>
          <table:table-cell table:style-name="ce2" table:formula="of:=9*[.A96]/5+32" office:value-type="float" office:value="118.4">
            <text:p>118.4</text:p>
          </table:table-cell>
          <table:table-cell office:value-type="float" office:value="3.88">
            <text:p>3.88</text:p>
          </table:table-cell>
          <table:table-cell/>
          <table:table-cell table:formula="of:=([.$F$2]+[.$F$3]*[.B96])/(1+[.$F$4]*[.B96]+[.$F$5]*[.B96]*[.B96])" office:value-type="float" office:value="4.19279406526708">
            <text:p>4.1927940653</text:p>
          </table:table-cell>
          <table:table-cell table:formula="of:=([.C96]-[.E96])^2" office:value-type="float" office:value="0.0978401272663052">
            <text:p>0.0978401273</text:p>
          </table:table-cell>
          <table:table-cell/>
          <table:table-cell table:formula="of:=[.$H$2]+[.$H$3]*[.B96]+[.$H$4]*[.B96]^2+[.$H$5]*[.B96]^3+[.$H$6]*[.B96]^4+[.$I$2]*[.B96]^5+[.$I$3]*[.B96]^6+[.$I$4]*[.B96]^7+[.$I$5]*[.B96]^8+[.$I$6]*[.B96]^9" office:value-type="float" office:value="4.10851353464138">
            <text:p>4.1085135346</text:p>
          </table:table-cell>
          <table:table-cell table:formula="of:=([.C96]-[.H96])^2" office:value-type="float" office:value="0.052218435514295">
            <text:p>5.22E-002</text:p>
          </table:table-cell>
          <table:table-cell table:number-columns-repeated="3"/>
        </table:table-row>
        <table:table-row table:style-name="ro2">
          <table:table-cell table:formula="of:=[.A96]+1" office:value-type="float" office:value="49">
            <text:p>49</text:p>
          </table:table-cell>
          <table:table-cell table:style-name="ce2" table:formula="of:=9*[.A97]/5+32" office:value-type="float" office:value="120.2">
            <text:p>120.2</text:p>
          </table:table-cell>
          <table:table-cell office:value-type="float" office:value="3.733">
            <text:p>3.733</text:p>
          </table:table-cell>
          <table:table-cell/>
          <table:table-cell table:formula="of:=([.$F$2]+[.$F$3]*[.B97])/(1+[.$F$4]*[.B97]+[.$F$5]*[.B97]*[.B97])" office:value-type="float" office:value="4.01306043469403">
            <text:p>4.0130604347</text:p>
          </table:table-cell>
          <table:table-cell table:formula="of:=([.C97]-[.E97])^2" office:value-type="float" office:value="0.0784338470810087">
            <text:p>0.0784338471</text:p>
          </table:table-cell>
          <table:table-cell/>
          <table:table-cell table:formula="of:=[.$H$2]+[.$H$3]*[.B97]+[.$H$4]*[.B97]^2+[.$H$5]*[.B97]^3+[.$H$6]*[.B97]^4+[.$I$2]*[.B97]^5+[.$I$3]*[.B97]^6+[.$I$4]*[.B97]^7+[.$I$5]*[.B97]^8+[.$I$6]*[.B97]^9" office:value-type="float" office:value="3.95649888907539">
            <text:p>3.9564988891</text:p>
          </table:table-cell>
          <table:table-cell table:formula="of:=([.C97]-[.H97])^2" office:value-type="float" office:value="0.0499517534179339">
            <text:p>5.00E-002</text:p>
          </table:table-cell>
          <table:table-cell table:number-columns-repeated="3"/>
        </table:table-row>
        <table:table-row table:style-name="ro2">
          <table:table-cell table:formula="of:=[.A97]+1" office:value-type="float" office:value="50">
            <text:p>50</text:p>
          </table:table-cell>
          <table:table-cell table:style-name="ce2" table:formula="of:=9*[.A98]/5+32" office:value-type="float" office:value="122">
            <text:p>122</text:p>
          </table:table-cell>
          <table:table-cell office:value-type="float" office:value="3.592">
            <text:p>3.592</text:p>
          </table:table-cell>
          <table:table-cell/>
          <table:table-cell table:formula="of:=([.$F$2]+[.$F$3]*[.B98])/(1+[.$F$4]*[.B98]+[.$F$5]*[.B98]*[.B98])" office:value-type="float" office:value="3.8394401961937">
            <text:p>3.8394401962</text:p>
          </table:table-cell>
          <table:table-cell table:formula="of:=([.C98]-[.E98])^2" office:value-type="float" office:value="0.061226650692379">
            <text:p>0.0612266507</text:p>
          </table:table-cell>
          <table:table-cell/>
          <table:table-cell table:formula="of:=[.$H$2]+[.$H$3]*[.B98]+[.$H$4]*[.B98]^2+[.$H$5]*[.B98]^3+[.$H$6]*[.B98]^4+[.$I$2]*[.B98]^5+[.$I$3]*[.B98]^6+[.$I$4]*[.B98]^7+[.$I$5]*[.B98]^8+[.$I$6]*[.B98]^9" office:value-type="float" office:value="3.80576114113438">
            <text:p>3.8057611411</text:p>
          </table:table-cell>
          <table:table-cell table:formula="of:=([.C98]-[.H98])^2" office:value-type="float" office:value="0.0456938254590735">
            <text:p>4.57E-002</text:p>
          </table:table-cell>
          <table:table-cell table:number-columns-repeated="3"/>
        </table:table-row>
        <table:table-row table:style-name="ro2">
          <table:table-cell table:formula="of:=[.A98]+1" office:value-type="float" office:value="51">
            <text:p>51</text:p>
          </table:table-cell>
          <table:table-cell table:style-name="ce2" table:formula="of:=9*[.A99]/5+32" office:value-type="float" office:value="123.8">
            <text:p>123.8</text:p>
          </table:table-cell>
          <table:table-cell office:value-type="float" office:value="3.457">
            <text:p>3.457</text:p>
          </table:table-cell>
          <table:table-cell/>
          <table:table-cell table:formula="of:=([.$F$2]+[.$F$3]*[.B99])/(1+[.$F$4]*[.B99]+[.$F$5]*[.B99]*[.B99])" office:value-type="float" office:value="3.67168605817193">
            <text:p>3.6716860582</text:p>
          </table:table-cell>
          <table:table-cell table:formula="of:=([.C99]-[.E99])^2" office:value-type="float" office:value="0.0460901035734026">
            <text:p>0.0460901036</text:p>
          </table:table-cell>
          <table:table-cell/>
          <table:table-cell table:formula="of:=[.$H$2]+[.$H$3]*[.B99]+[.$H$4]*[.B99]^2+[.$H$5]*[.B99]^3+[.$H$6]*[.B99]^4+[.$I$2]*[.B99]^5+[.$I$3]*[.B99]^6+[.$I$4]*[.B99]^7+[.$I$5]*[.B99]^8+[.$I$6]*[.B99]^9" office:value-type="float" office:value="3.6562191224599">
            <text:p>3.6562191225</text:p>
          </table:table-cell>
          <table:table-cell table:formula="of:=([.C99]-[.H99])^2" office:value-type="float" office:value="0.0396882587536934">
            <text:p>3.97E-002</text:p>
          </table:table-cell>
          <table:table-cell table:number-columns-repeated="3"/>
        </table:table-row>
        <table:table-row table:style-name="ro2">
          <table:table-cell table:formula="of:=[.A99]+1" office:value-type="float" office:value="52">
            <text:p>52</text:p>
          </table:table-cell>
          <table:table-cell table:style-name="ce2" table:formula="of:=9*[.A100]/5+32" office:value-type="float" office:value="125.6">
            <text:p>125.6</text:p>
          </table:table-cell>
          <table:table-cell office:value-type="float" office:value="3.328">
            <text:p>3.328</text:p>
          </table:table-cell>
          <table:table-cell/>
          <table:table-cell table:formula="of:=([.$F$2]+[.$F$3]*[.B100])/(1+[.$F$4]*[.B100]+[.$F$5]*[.B100]*[.B100])" office:value-type="float" office:value="3.50956257486574">
            <text:p>3.5095625749</text:p>
          </table:table-cell>
          <table:table-cell table:formula="of:=([.C100]-[.E100])^2" office:value-type="float" office:value="0.0329649685918793">
            <text:p>0.0329649686</text:p>
          </table:table-cell>
          <table:table-cell/>
          <table:table-cell table:formula="of:=[.$H$2]+[.$H$3]*[.B100]+[.$H$4]*[.B100]^2+[.$H$5]*[.B100]^3+[.$H$6]*[.B100]^4+[.$I$2]*[.B100]^5+[.$I$3]*[.B100]^6+[.$I$4]*[.B100]^7+[.$I$5]*[.B100]^8+[.$I$6]*[.B100]^9" office:value-type="float" office:value="3.50791063620116">
            <text:p>3.5079106362</text:p>
          </table:table-cell>
          <table:table-cell table:formula="of:=([.C100]-[.H100])^2" office:value-type="float" office:value="0.0323678370183062">
            <text:p>3.24E-002</text:p>
          </table:table-cell>
          <table:table-cell table:number-columns-repeated="3"/>
        </table:table-row>
        <table:table-row table:style-name="ro2">
          <table:table-cell table:formula="of:=[.A100]+1" office:value-type="float" office:value="53">
            <text:p>53</text:p>
          </table:table-cell>
          <table:table-cell table:style-name="ce2" table:formula="of:=9*[.A101]/5+32" office:value-type="float" office:value="127.4">
            <text:p>127.4</text:p>
          </table:table-cell>
          <table:table-cell office:value-type="float" office:value="3.204">
            <text:p>3.204</text:p>
          </table:table-cell>
          <table:table-cell/>
          <table:table-cell table:formula="of:=([.$F$2]+[.$F$3]*[.B101])/(1+[.$F$4]*[.B101]+[.$F$5]*[.B101]*[.B101])" office:value-type="float" office:value="3.35284549033022">
            <text:p>3.3528454903</text:p>
          </table:table-cell>
          <table:table-cell table:formula="of:=([.C101]-[.E101])^2" office:value-type="float" office:value="0.0221549799916429">
            <text:p>0.02215498</text:p>
          </table:table-cell>
          <table:table-cell/>
          <table:table-cell table:formula="of:=[.$H$2]+[.$H$3]*[.B101]+[.$H$4]*[.B101]^2+[.$H$5]*[.B101]^3+[.$H$6]*[.B101]^4+[.$I$2]*[.B101]^5+[.$I$3]*[.B101]^6+[.$I$4]*[.B101]^7+[.$I$5]*[.B101]^8+[.$I$6]*[.B101]^9" office:value-type="float" office:value="3.36098750838534">
            <text:p>3.3609875084</text:p>
          </table:table-cell>
          <table:table-cell table:formula="of:=([.C101]-[.H101])^2" office:value-type="float" office:value="0.0246450777890357">
            <text:p>2.46E-002</text:p>
          </table:table-cell>
          <table:table-cell table:number-columns-repeated="3"/>
        </table:table-row>
        <table:table-row table:style-name="ro2">
          <table:table-cell table:formula="of:=[.A101]+1" office:value-type="float" office:value="54">
            <text:p>54</text:p>
          </table:table-cell>
          <table:table-cell table:style-name="ce2" table:formula="of:=9*[.A102]/5+32" office:value-type="float" office:value="129.2">
            <text:p>129.2</text:p>
          </table:table-cell>
          <table:table-cell office:value-type="float" office:value="3.086">
            <text:p>3.086</text:p>
          </table:table-cell>
          <table:table-cell/>
          <table:table-cell table:formula="of:=([.$F$2]+[.$F$3]*[.B102])/(1+[.$F$4]*[.B102]+[.$F$5]*[.B102]*[.B102])" office:value-type="float" office:value="3.20132112351072">
            <text:p>3.2013211235</text:p>
          </table:table-cell>
          <table:table-cell table:formula="of:=([.C102]-[.E102])^2" office:value-type="float" office:value="0.0132989615277756">
            <text:p>0.0132989615</text:p>
          </table:table-cell>
          <table:table-cell/>
          <table:table-cell table:formula="of:=[.$H$2]+[.$H$3]*[.B102]+[.$H$4]*[.B102]^2+[.$H$5]*[.B102]^3+[.$H$6]*[.B102]^4+[.$I$2]*[.B102]^5+[.$I$3]*[.B102]^6+[.$I$4]*[.B102]^7+[.$I$5]*[.B102]^8+[.$I$6]*[.B102]^9" office:value-type="float" office:value="3.21570882084453">
            <text:p>3.2157088208</text:p>
          </table:table-cell>
          <table:table-cell table:formula="of:=([.C102]-[.H102])^2" office:value-type="float" office:value="0.0168243782048774">
            <text:p>1.68E-002</text:p>
          </table:table-cell>
          <table:table-cell table:number-columns-repeated="3"/>
        </table:table-row>
        <table:table-row table:style-name="ro2">
          <table:table-cell table:formula="of:=[.A102]+1" office:value-type="float" office:value="55">
            <text:p>55</text:p>
          </table:table-cell>
          <table:table-cell table:style-name="ce2" table:formula="of:=9*[.A103]/5+32" office:value-type="float" office:value="131">
            <text:p>131</text:p>
          </table:table-cell>
          <table:table-cell office:value-type="float" office:value="2.972">
            <text:p>2.972</text:p>
          </table:table-cell>
          <table:table-cell/>
          <table:table-cell table:formula="of:=([.$F$2]+[.$F$3]*[.B103])/(1+[.$F$4]*[.B103]+[.$F$5]*[.B103]*[.B103])" office:value-type="float" office:value="3.05478579154348">
            <text:p>3.0547857915</text:p>
          </table:table-cell>
          <table:table-cell table:formula="of:=([.C103]-[.E103])^2" office:value-type="float" office:value="0.0068534872814803">
            <text:p>0.0068534873</text:p>
          </table:table-cell>
          <table:table-cell/>
          <table:table-cell table:formula="of:=[.$H$2]+[.$H$3]*[.B103]+[.$H$4]*[.B103]^2+[.$H$5]*[.B103]^3+[.$H$6]*[.B103]^4+[.$I$2]*[.B103]^5+[.$I$3]*[.B103]^6+[.$I$4]*[.B103]^7+[.$I$5]*[.B103]^8+[.$I$6]*[.B103]^9" office:value-type="float" office:value="3.07243233537523">
            <text:p>3.0724323354</text:p>
          </table:table-cell>
          <table:table-cell table:formula="of:=([.C103]-[.H103])^2" office:value-type="float" office:value="0.0100866539889218">
            <text:p>1.01E-002</text:p>
          </table:table-cell>
          <table:table-cell table:number-columns-repeated="3"/>
        </table:table-row>
        <table:table-row table:style-name="ro2">
          <table:table-cell table:formula="of:=[.A103]+1" office:value-type="float" office:value="56">
            <text:p>56</text:p>
          </table:table-cell>
          <table:table-cell table:style-name="ce2" table:formula="of:=9*[.A104]/5+32" office:value-type="float" office:value="132.8">
            <text:p>132.8</text:p>
          </table:table-cell>
          <table:table-cell office:value-type="float" office:value="2.863">
            <text:p>2.863</text:p>
          </table:table-cell>
          <table:table-cell/>
          <table:table-cell table:formula="of:=([.$F$2]+[.$F$3]*[.B104])/(1+[.$F$4]*[.B104]+[.$F$5]*[.B104]*[.B104])" office:value-type="float" office:value="2.91304526864459">
            <text:p>2.9130452686</text:p>
          </table:table-cell>
          <table:table-cell table:formula="of:=([.C104]-[.E104])^2" office:value-type="float" office:value="0.00250452891370914">
            <text:p>0.0025045289</text:p>
          </table:table-cell>
          <table:table-cell/>
          <table:table-cell table:formula="of:=[.$H$2]+[.$H$3]*[.B104]+[.$H$4]*[.B104]^2+[.$H$5]*[.B104]^3+[.$H$6]*[.B104]^4+[.$I$2]*[.B104]^5+[.$I$3]*[.B104]^6+[.$I$4]*[.B104]^7+[.$I$5]*[.B104]^8+[.$I$6]*[.B104]^9" office:value-type="float" office:value="2.93160414137043">
            <text:p>2.9316041414</text:p>
          </table:table-cell>
          <table:table-cell table:formula="of:=([.C104]-[.H104])^2" office:value-type="float" office:value="0.00470652821317372">
            <text:p>4.71E-003</text:p>
          </table:table-cell>
          <table:table-cell table:number-columns-repeated="3"/>
        </table:table-row>
        <table:table-row table:style-name="ro2">
          <table:table-cell table:formula="of:=[.A104]+1" office:value-type="float" office:value="57">
            <text:p>57</text:p>
          </table:table-cell>
          <table:table-cell table:style-name="ce2" table:formula="of:=9*[.A105]/5+32" office:value-type="float" office:value="134.6">
            <text:p>134.6</text:p>
          </table:table-cell>
          <table:table-cell office:value-type="float" office:value="2.759">
            <text:p>2.759</text:p>
          </table:table-cell>
          <table:table-cell/>
          <table:table-cell table:formula="of:=([.$F$2]+[.$F$3]*[.B105])/(1+[.$F$4]*[.B105]+[.$F$5]*[.B105]*[.B105])" office:value-type="float" office:value="2.77591427814712">
            <text:p>2.7759142781</text:p>
          </table:table-cell>
          <table:table-cell table:formula="of:=([.C105]-[.E105])^2" office:value-type="float" office:value="0.000286092805238047">
            <text:p>0.0002860928</text:p>
          </table:table-cell>
          <table:table-cell/>
          <table:table-cell table:formula="of:=[.$H$2]+[.$H$3]*[.B105]+[.$H$4]*[.B105]^2+[.$H$5]*[.B105]^3+[.$H$6]*[.B105]^4+[.$I$2]*[.B105]^5+[.$I$3]*[.B105]^6+[.$I$4]*[.B105]^7+[.$I$5]*[.B105]^8+[.$I$6]*[.B105]^9" office:value-type="float" office:value="2.79374658294554">
            <text:p>2.7937465829</text:p>
          </table:table-cell>
          <table:table-cell table:formula="of:=([.C105]-[.H105])^2" office:value-type="float" office:value="0.00120732502639163">
            <text:p>1.21E-003</text:p>
          </table:table-cell>
          <table:table-cell table:number-columns-repeated="3"/>
        </table:table-row>
        <table:table-row table:style-name="ro2">
          <table:table-cell table:formula="of:=[.A105]+1" office:value-type="float" office:value="58">
            <text:p>58</text:p>
          </table:table-cell>
          <table:table-cell table:style-name="ce2" table:formula="of:=9*[.A106]/5+32" office:value-type="float" office:value="136.4">
            <text:p>136.4</text:p>
          </table:table-cell>
          <table:table-cell office:value-type="float" office:value="2.659">
            <text:p>2.659</text:p>
          </table:table-cell>
          <table:table-cell/>
          <table:table-cell table:formula="of:=([.$F$2]+[.$F$3]*[.B106])/(1+[.$F$4]*[.B106]+[.$F$5]*[.B106]*[.B106])" office:value-type="float" office:value="2.64321601542889">
            <text:p>2.6432160154</text:p>
          </table:table-cell>
          <table:table-cell table:formula="of:=([.C106]-[.E106])^2" office:value-type="float" office:value="0.000249134168941132">
            <text:p>0.0002491342</text:p>
          </table:table-cell>
          <table:table-cell/>
          <table:table-cell table:formula="of:=[.$H$2]+[.$H$3]*[.B106]+[.$H$4]*[.B106]^2+[.$H$5]*[.B106]^3+[.$H$6]*[.B106]^4+[.$I$2]*[.B106]^5+[.$I$3]*[.B106]^6+[.$I$4]*[.B106]^7+[.$I$5]*[.B106]^8+[.$I$6]*[.B106]^9" office:value-type="float" office:value="2.65944454657608">
            <text:p>2.6594445466</text:p>
          </table:table-cell>
          <table:table-cell table:formula="of:=([.C106]-[.H106])^2" office:value-type="float" office:value="0.000000197621658307073">
            <text:p>1.98E-007</text:p>
          </table:table-cell>
          <table:table-cell table:number-columns-repeated="3"/>
        </table:table-row>
        <table:table-row table:style-name="ro2">
          <table:table-cell table:formula="of:=[.A106]+1" office:value-type="float" office:value="59">
            <text:p>59</text:p>
          </table:table-cell>
          <table:table-cell table:style-name="ce2" table:formula="of:=9*[.A107]/5+32" office:value-type="float" office:value="138.2">
            <text:p>138.2</text:p>
          </table:table-cell>
          <table:table-cell office:value-type="float" office:value="2.564">
            <text:p>2.564</text:p>
          </table:table-cell>
          <table:table-cell/>
          <table:table-cell table:formula="of:=([.$F$2]+[.$F$3]*[.B107])/(1+[.$F$4]*[.B107]+[.$F$5]*[.B107]*[.B107])" office:value-type="float" office:value="2.51478169964211">
            <text:p>2.5147816996</text:p>
          </table:table-cell>
          <table:table-cell table:formula="of:=([.C107]-[.E107])^2" office:value-type="float" office:value="0.00242244109011942">
            <text:p>0.0024224411</text:p>
          </table:table-cell>
          <table:table-cell/>
          <table:table-cell table:formula="of:=[.$H$2]+[.$H$3]*[.B107]+[.$H$4]*[.B107]^2+[.$H$5]*[.B107]^3+[.$H$6]*[.B107]^4+[.$I$2]*[.B107]^5+[.$I$3]*[.B107]^6+[.$I$4]*[.B107]^7+[.$I$5]*[.B107]^8+[.$I$6]*[.B107]^9" office:value-type="float" office:value="2.52933021643173">
            <text:p>2.5293302164</text:p>
          </table:table-cell>
          <table:table-cell table:formula="of:=([.C107]-[.H107])^2" office:value-type="float" office:value="0.00120199389267061">
            <text:p>1.20E-003</text:p>
          </table:table-cell>
          <table:table-cell table:number-columns-repeated="3"/>
        </table:table-row>
        <table:table-row table:style-name="ro2">
          <table:table-cell table:formula="of:=[.A107]+1" office:value-type="float" office:value="60">
            <text:p>60</text:p>
          </table:table-cell>
          <table:table-cell table:style-name="ce2" table:formula="of:=9*[.A108]/5+32" office:value-type="float" office:value="140">
            <text:p>140</text:p>
          </table:table-cell>
          <table:table-cell office:value-type="float" office:value="2.472">
            <text:p>2.472</text:p>
          </table:table-cell>
          <table:table-cell/>
          <table:table-cell table:formula="of:=([.$F$2]+[.$F$3]*[.B108])/(1+[.$F$4]*[.B108]+[.$F$5]*[.B108]*[.B108])" office:value-type="float" office:value="2.39045015231053">
            <text:p>2.3904501523</text:p>
          </table:table-cell>
          <table:table-cell table:formula="of:=([.C108]-[.E108])^2" office:value-type="float" office:value="0.00665037765817649">
            <text:p>0.0066503777</text:p>
          </table:table-cell>
          <table:table-cell/>
          <table:table-cell table:formula="of:=[.$H$2]+[.$H$3]*[.B108]+[.$H$4]*[.B108]^2+[.$H$5]*[.B108]^3+[.$H$6]*[.B108]^4+[.$I$2]*[.B108]^5+[.$I$3]*[.B108]^6+[.$I$4]*[.B108]^7+[.$I$5]*[.B108]^8+[.$I$6]*[.B108]^9" office:value-type="float" office:value="2.40406643205284">
            <text:p>2.4040664321</text:p>
          </table:table-cell>
          <table:table-cell table:formula="of:=([.C108]-[.H108])^2" office:value-type="float" office:value="0.00461496965403092">
            <text:p>4.61E-003</text:p>
          </table:table-cell>
          <table:table-cell table:number-columns-repeated="3"/>
        </table:table-row>
        <table:table-row table:style-name="ro2">
          <table:table-cell table:formula="of:=[.A108]+1" office:value-type="float" office:value="61">
            <text:p>61</text:p>
          </table:table-cell>
          <table:table-cell table:style-name="ce2" table:formula="of:=9*[.A109]/5+32" office:value-type="float" office:value="141.8">
            <text:p>141.8</text:p>
          </table:table-cell>
          <table:table-cell office:value-type="float" office:value="2.384">
            <text:p>2.384</text:p>
          </table:table-cell>
          <table:table-cell/>
          <table:table-cell table:formula="of:=([.$F$2]+[.$F$3]*[.B109])/(1+[.$F$4]*[.B109]+[.$F$5]*[.B109]*[.B109])" office:value-type="float" office:value="2.27006740100224">
            <text:p>2.270067401</text:p>
          </table:table-cell>
          <table:table-cell table:formula="of:=([.C109]-[.E109])^2" office:value-type="float" office:value="0.0129806371143835">
            <text:p>0.0129806371</text:p>
          </table:table-cell>
          <table:table-cell/>
          <table:table-cell table:formula="of:=[.$H$2]+[.$H$3]*[.B109]+[.$H$4]*[.B109]^2+[.$H$5]*[.B109]^3+[.$H$6]*[.B109]^4+[.$I$2]*[.B109]^5+[.$I$3]*[.B109]^6+[.$I$4]*[.B109]^7+[.$I$5]*[.B109]^8+[.$I$6]*[.B109]^9" office:value-type="float" office:value="2.28432881162183">
            <text:p>2.2843288116</text:p>
          </table:table-cell>
          <table:table-cell table:formula="of:=([.C109]-[.H109])^2" office:value-type="float" office:value="0.00993434579271599">
            <text:p>9.93E-003</text:p>
          </table:table-cell>
          <table:table-cell table:number-columns-repeated="3"/>
        </table:table-row>
        <table:table-row table:style-name="ro2">
          <table:table-cell table:formula="of:=[.A109]+1" office:value-type="float" office:value="62">
            <text:p>62</text:p>
          </table:table-cell>
          <table:table-cell table:style-name="ce2" table:formula="of:=9*[.A110]/5+32" office:value-type="float" office:value="143.6">
            <text:p>143.6</text:p>
          </table:table-cell>
          <table:table-cell office:value-type="float" office:value="2.299">
            <text:p>2.299</text:p>
          </table:table-cell>
          <table:table-cell/>
          <table:table-cell table:formula="of:=([.$F$2]+[.$F$3]*[.B110])/(1+[.$F$4]*[.B110]+[.$F$5]*[.B110]*[.B110])" office:value-type="float" office:value="2.15348630641739">
            <text:p>2.1534863064</text:p>
          </table:table-cell>
          <table:table-cell table:formula="of:=([.C110]-[.E110])^2" office:value-type="float" office:value="0.0211742350200542">
            <text:p>0.021174235</text:p>
          </table:table-cell>
          <table:table-cell/>
          <table:table-cell table:formula="of:=[.$H$2]+[.$H$3]*[.B110]+[.$H$4]*[.B110]^2+[.$H$5]*[.B110]^3+[.$H$6]*[.B110]^4+[.$I$2]*[.B110]^5+[.$I$3]*[.B110]^6+[.$I$4]*[.B110]^7+[.$I$5]*[.B110]^8+[.$I$6]*[.B110]^9" office:value-type="float" office:value="2.17078683389525">
            <text:p>2.1707868339</text:p>
          </table:table-cell>
          <table:table-cell table:formula="of:=([.C110]-[.H110])^2" office:value-type="float" office:value="0.0164386159626044">
            <text:p>1.64E-002</text:p>
          </table:table-cell>
          <table:table-cell table:number-columns-repeated="3"/>
        </table:table-row>
        <table:table-row table:style-name="ro2">
          <table:table-cell table:formula="of:=[.A110]+1" office:value-type="float" office:value="63">
            <text:p>63</text:p>
          </table:table-cell>
          <table:table-cell table:style-name="ce2" table:formula="of:=9*[.A111]/5+32" office:value-type="float" office:value="145.4">
            <text:p>145.4</text:p>
          </table:table-cell>
          <table:table-cell office:value-type="float" office:value="2.218">
            <text:p>2.218</text:p>
          </table:table-cell>
          <table:table-cell/>
          <table:table-cell table:formula="of:=([.$F$2]+[.$F$3]*[.B111])/(1+[.$F$4]*[.B111]+[.$F$5]*[.B111]*[.B111])" office:value-type="float" office:value="2.04056621135032">
            <text:p>2.0405662114</text:p>
          </table:table-cell>
          <table:table-cell table:formula="of:=([.C111]-[.E111])^2" office:value-type="float" office:value="0.0314827493545798">
            <text:p>0.0314827494</text:p>
          </table:table-cell>
          <table:table-cell/>
          <table:table-cell table:formula="of:=[.$H$2]+[.$H$3]*[.B111]+[.$H$4]*[.B111]^2+[.$H$5]*[.B111]^3+[.$H$6]*[.B111]^4+[.$I$2]*[.B111]^5+[.$I$3]*[.B111]^6+[.$I$4]*[.B111]^7+[.$I$5]*[.B111]^8+[.$I$6]*[.B111]^9" office:value-type="float" office:value="2.06408410297655">
            <text:p>2.064084103</text:p>
          </table:table-cell>
          <table:table-cell table:formula="of:=([.C111]-[.H111])^2" office:value-type="float" office:value="0.0236901033565329">
            <text:p>2.37E-002</text:p>
          </table:table-cell>
          <table:table-cell table:number-columns-repeated="3"/>
        </table:table-row>
        <table:table-row table:style-name="ro2">
          <table:table-cell table:formula="of:=[.A111]+1" office:value-type="float" office:value="64">
            <text:p>64</text:p>
          </table:table-cell>
          <table:table-cell table:style-name="ce2" table:formula="of:=9*[.A112]/5+32" office:value-type="float" office:value="147.2">
            <text:p>147.2</text:p>
          </table:table-cell>
          <table:table-cell office:value-type="float" office:value="2.141">
            <text:p>2.141</text:p>
          </table:table-cell>
          <table:table-cell/>
          <table:table-cell table:formula="of:=([.$F$2]+[.$F$3]*[.B112])/(1+[.$F$4]*[.B112]+[.$F$5]*[.B112]*[.B112])" office:value-type="float" office:value="1.93117261009742">
            <text:p>1.9311726101</text:p>
          </table:table-cell>
          <table:table-cell table:formula="of:=([.C112]-[.E112])^2" office:value-type="float" office:value="0.0440275335533309">
            <text:p>0.0440275336</text:p>
          </table:table-cell>
          <table:table-cell/>
          <table:table-cell table:formula="of:=[.$H$2]+[.$H$3]*[.B112]+[.$H$4]*[.B112]^2+[.$H$5]*[.B112]^3+[.$H$6]*[.B112]^4+[.$I$2]*[.B112]^5+[.$I$3]*[.B112]^6+[.$I$4]*[.B112]^7+[.$I$5]*[.B112]^8+[.$I$6]*[.B112]^9" office:value-type="float" office:value="1.96481805232088">
            <text:p>1.9648180523</text:p>
          </table:table-cell>
          <table:table-cell table:formula="of:=([.C112]-[.H112])^2" office:value-type="float" office:value="0.0310400786880084">
            <text:p>3.10E-002</text:p>
          </table:table-cell>
          <table:table-cell table:number-columns-repeated="3"/>
        </table:table-row>
        <table:table-row table:style-name="ro2">
          <table:table-cell table:formula="of:=[.A112]+1" office:value-type="float" office:value="65">
            <text:p>65</text:p>
          </table:table-cell>
          <table:table-cell table:style-name="ce2" table:formula="of:=9*[.A113]/5+32" office:value-type="float" office:value="149">
            <text:p>149</text:p>
          </table:table-cell>
          <table:table-cell office:value-type="float" office:value="2.066">
            <text:p>2.066</text:p>
          </table:table-cell>
          <table:table-cell/>
          <table:table-cell table:formula="of:=([.$F$2]+[.$F$3]*[.B113])/(1+[.$F$4]*[.B113]+[.$F$5]*[.B113]*[.B113])" office:value-type="float" office:value="1.82517683698376">
            <text:p>1.825176837</text:p>
          </table:table-cell>
          <table:table-cell table:formula="of:=([.C113]-[.E113])^2" office:value-type="float" office:value="0.0579957958451475">
            <text:p>0.0579957958</text:p>
          </table:table-cell>
          <table:table-cell/>
          <table:table-cell table:formula="of:=[.$H$2]+[.$H$3]*[.B113]+[.$H$4]*[.B113]^2+[.$H$5]*[.B113]^3+[.$H$6]*[.B113]^4+[.$I$2]*[.B113]^5+[.$I$3]*[.B113]^6+[.$I$4]*[.B113]^7+[.$I$5]*[.B113]^8+[.$I$6]*[.B113]^9" office:value-type="float" office:value="1.87351937785718">
            <text:p>1.8735193779</text:p>
          </table:table-cell>
          <table:table-cell table:formula="of:=([.C113]-[.H113])^2" office:value-type="float" office:value="0.0370487899004876">
            <text:p>3.70E-002</text:p>
          </table:table-cell>
          <table:table-cell table:number-columns-repeated="3"/>
        </table:table-row>
        <table:table-row table:style-name="ro2">
          <table:table-cell table:formula="of:=[.A113]+1" office:value-type="float" office:value="66">
            <text:p>66</text:p>
          </table:table-cell>
          <table:table-cell table:style-name="ce2" table:formula="of:=9*[.A114]/5+32" office:value-type="float" office:value="150.8">
            <text:p>150.8</text:p>
          </table:table-cell>
          <table:table-cell office:value-type="float" office:value="1.994">
            <text:p>1.994</text:p>
          </table:table-cell>
          <table:table-cell/>
          <table:table-cell table:formula="of:=([.$F$2]+[.$F$3]*[.B114])/(1+[.$F$4]*[.B114]+[.$F$5]*[.B114]*[.B114])" office:value-type="float" office:value="1.72245577277666">
            <text:p>1.7224557728</text:p>
          </table:table-cell>
          <table:table-cell table:formula="of:=([.C114]-[.E114])^2" office:value-type="float" office:value="0.0737362673383194">
            <text:p>0.0737362673</text:p>
          </table:table-cell>
          <table:table-cell/>
          <table:table-cell table:formula="of:=[.$H$2]+[.$H$3]*[.B114]+[.$H$4]*[.B114]^2+[.$H$5]*[.B114]^3+[.$H$6]*[.B114]^4+[.$I$2]*[.B114]^5+[.$I$3]*[.B114]^6+[.$I$4]*[.B114]^7+[.$I$5]*[.B114]^8+[.$I$6]*[.B114]^9" office:value-type="float" office:value="1.79063152482195">
            <text:p>1.7906315248</text:p>
          </table:table-cell>
          <table:table-cell table:formula="of:=([.C114]-[.H114])^2" office:value-type="float" office:value="0.0413587366962463">
            <text:p>4.14E-002</text:p>
          </table:table-cell>
          <table:table-cell table:number-columns-repeated="3"/>
        </table:table-row>
        <table:table-row table:style-name="ro2">
          <table:table-cell table:formula="of:=[.A114]+1" office:value-type="float" office:value="67">
            <text:p>67</text:p>
          </table:table-cell>
          <table:table-cell table:style-name="ce2" table:formula="of:=9*[.A115]/5+32" office:value-type="float" office:value="152.6">
            <text:p>152.6</text:p>
          </table:table-cell>
          <table:table-cell office:value-type="float" office:value="1.926">
            <text:p>1.926</text:p>
          </table:table-cell>
          <table:table-cell/>
          <table:table-cell table:formula="of:=([.$F$2]+[.$F$3]*[.B115])/(1+[.$F$4]*[.B115]+[.$F$5]*[.B115]*[.B115])" office:value-type="float" office:value="1.62289156784116">
            <text:p>1.6228915678</text:p>
          </table:table-cell>
          <table:table-cell table:formula="of:=([.C115]-[.E115])^2" office:value-type="float" office:value="0.0918747216457909">
            <text:p>0.0918747216</text:p>
          </table:table-cell>
          <table:table-cell/>
          <table:table-cell table:formula="of:=[.$H$2]+[.$H$3]*[.B115]+[.$H$4]*[.B115]^2+[.$H$5]*[.B115]^3+[.$H$6]*[.B115]^4+[.$I$2]*[.B115]^5+[.$I$3]*[.B115]^6+[.$I$4]*[.B115]^7+[.$I$5]*[.B115]^8+[.$I$6]*[.B115]^9" office:value-type="float" office:value="1.71649058879302">
            <text:p>1.7164905888</text:p>
          </table:table-cell>
          <table:table-cell table:formula="of:=([.C115]-[.H115])^2" office:value-type="float" office:value="0.0438941933842948">
            <text:p>4.39E-002</text:p>
          </table:table-cell>
          <table:table-cell table:number-columns-repeated="3"/>
        </table:table-row>
        <table:table-row table:style-name="ro2">
          <table:table-cell table:formula="of:=[.A115]+1" office:value-type="float" office:value="68">
            <text:p>68</text:p>
          </table:table-cell>
          <table:table-cell table:style-name="ce2" table:formula="of:=9*[.A116]/5+32" office:value-type="float" office:value="154.4">
            <text:p>154.4</text:p>
          </table:table-cell>
          <table:table-cell office:value-type="float" office:value="1.86">
            <text:p>1.86</text:p>
          </table:table-cell>
          <table:table-cell/>
          <table:table-cell table:formula="of:=([.$F$2]+[.$F$3]*[.B116])/(1+[.$F$4]*[.B116]+[.$F$5]*[.B116]*[.B116])" office:value-type="float" office:value="1.52637138097299">
            <text:p>1.526371381</text:p>
          </table:table-cell>
          <table:table-cell table:formula="of:=([.C116]-[.E116])^2" office:value-type="float" office:value="0.111308055433868">
            <text:p>0.1113080554</text:p>
          </table:table-cell>
          <table:table-cell/>
          <table:table-cell table:formula="of:=[.$H$2]+[.$H$3]*[.B116]+[.$H$4]*[.B116]^2+[.$H$5]*[.B116]^3+[.$H$6]*[.B116]^4+[.$I$2]*[.B116]^5+[.$I$3]*[.B116]^6+[.$I$4]*[.B116]^7+[.$I$5]*[.B116]^8+[.$I$6]*[.B116]^9" office:value-type="float" office:value="1.65130602850923">
            <text:p>1.6513060285</text:p>
          </table:table-cell>
          <table:table-cell table:formula="of:=([.C116]-[.H116])^2" office:value-type="float" office:value="0.0435531737365923">
            <text:p>4.36E-002</text:p>
          </table:table-cell>
          <table:table-cell table:number-columns-repeated="3"/>
        </table:table-row>
        <table:table-row table:style-name="ro2">
          <table:table-cell table:formula="of:=[.A116]+1" office:value-type="float" office:value="69">
            <text:p>69</text:p>
          </table:table-cell>
          <table:table-cell table:style-name="ce2" table:formula="of:=9*[.A117]/5+32" office:value-type="float" office:value="156.2">
            <text:p>156.2</text:p>
          </table:table-cell>
          <table:table-cell office:value-type="float" office:value="1.796">
            <text:p>1.796</text:p>
          </table:table-cell>
          <table:table-cell/>
          <table:table-cell table:formula="of:=([.$F$2]+[.$F$3]*[.B117])/(1+[.$F$4]*[.B117]+[.$F$5]*[.B117]*[.B117])" office:value-type="float" office:value="1.43278713291919">
            <text:p>1.4327871329</text:p>
          </table:table-cell>
          <table:table-cell table:formula="of:=([.C117]-[.E117])^2" office:value-type="float" office:value="0.131923586813065">
            <text:p>0.1319235868</text:p>
          </table:table-cell>
          <table:table-cell/>
          <table:table-cell table:formula="of:=[.$H$2]+[.$H$3]*[.B117]+[.$H$4]*[.B117]^2+[.$H$5]*[.B117]^3+[.$H$6]*[.B117]^4+[.$I$2]*[.B117]^5+[.$I$3]*[.B117]^6+[.$I$4]*[.B117]^7+[.$I$5]*[.B117]^8+[.$I$6]*[.B117]^9" office:value-type="float" office:value="1.5951426264287">
            <text:p>1.5951426264</text:p>
          </table:table-cell>
          <table:table-cell table:formula="of:=([.C117]-[.H117])^2" office:value-type="float" office:value="0.0403436845179622">
            <text:p>4.03E-002</text:p>
          </table:table-cell>
          <table:table-cell table:number-columns-repeated="3"/>
        </table:table-row>
        <table:table-row table:style-name="ro2">
          <table:table-cell table:formula="of:=[.A117]+1" office:value-type="float" office:value="70">
            <text:p>70</text:p>
          </table:table-cell>
          <table:table-cell table:style-name="ce2" table:formula="of:=9*[.A118]/5+32" office:value-type="float" office:value="158">
            <text:p>158</text:p>
          </table:table-cell>
          <table:table-cell office:value-type="float" office:value="1.735">
            <text:p>1.735</text:p>
          </table:table-cell>
          <table:table-cell/>
          <table:table-cell table:formula="of:=([.$F$2]+[.$F$3]*[.B118])/(1+[.$F$4]*[.B118]+[.$F$5]*[.B118]*[.B118])" office:value-type="float" office:value="1.34203527366479">
            <text:p>1.3420352737</text:p>
          </table:table-cell>
          <table:table-cell table:formula="of:=([.C118]-[.E118])^2" office:value-type="float" office:value="0.154421276143707">
            <text:p>0.1544212761</text:p>
          </table:table-cell>
          <table:table-cell/>
          <table:table-cell table:formula="of:=[.$H$2]+[.$H$3]*[.B118]+[.$H$4]*[.B118]^2+[.$H$5]*[.B118]^3+[.$H$6]*[.B118]^4+[.$I$2]*[.B118]^5+[.$I$3]*[.B118]^6+[.$I$4]*[.B118]^7+[.$I$5]*[.B118]^8+[.$I$6]*[.B118]^9" office:value-type="float" office:value="1.54790417248114">
            <text:p>1.5479041725</text:p>
          </table:table-cell>
          <table:table-cell table:formula="of:=([.C118]-[.H118])^2" office:value-type="float" office:value="0.0350048486749671">
            <text:p>3.50E-002</text:p>
          </table:table-cell>
          <table:table-cell table:number-columns-repeated="3"/>
        </table:table-row>
        <table:table-row table:style-name="ro2">
          <table:table-cell table:formula="of:=[.A118]+1" office:value-type="float" office:value="71">
            <text:p>71</text:p>
          </table:table-cell>
          <table:table-cell table:style-name="ce2" table:formula="of:=9*[.A119]/5+32" office:value-type="float" office:value="159.8">
            <text:p>159.8</text:p>
          </table:table-cell>
          <table:table-cell office:value-type="float" office:value="1.677">
            <text:p>1.677</text:p>
          </table:table-cell>
          <table:table-cell/>
          <table:table-cell table:formula="of:=([.$F$2]+[.$F$3]*[.B119])/(1+[.$F$4]*[.B119]+[.$F$5]*[.B119]*[.B119])" office:value-type="float" office:value="1.25401656262812">
            <text:p>1.2540165626</text:p>
          </table:table-cell>
          <table:table-cell table:formula="of:=([.C119]-[.E119])^2" office:value-type="float" office:value="0.178914988290933">
            <text:p>0.1789149883</text:p>
          </table:table-cell>
          <table:table-cell/>
          <table:table-cell table:formula="of:=[.$H$2]+[.$H$3]*[.B119]+[.$H$4]*[.B119]^2+[.$H$5]*[.B119]^3+[.$H$6]*[.B119]^4+[.$I$2]*[.B119]^5+[.$I$3]*[.B119]^6+[.$I$4]*[.B119]^7+[.$I$5]*[.B119]^8+[.$I$6]*[.B119]^9" office:value-type="float" office:value="1.50931938729605">
            <text:p>1.5093193873</text:p>
          </table:table-cell>
          <table:table-cell table:formula="of:=([.C119]-[.H119])^2" office:value-type="float" office:value="0.0281167878767736">
            <text:p>2.81E-002</text:p>
          </table:table-cell>
          <table:table-cell table:number-columns-repeated="3"/>
        </table:table-row>
        <table:table-row table:style-name="ro2">
          <table:table-cell table:formula="of:=[.A119]+1" office:value-type="float" office:value="72">
            <text:p>72</text:p>
          </table:table-cell>
          <table:table-cell table:style-name="ce2" table:formula="of:=9*[.A120]/5+32" office:value-type="float" office:value="161.6">
            <text:p>161.6</text:p>
          </table:table-cell>
          <table:table-cell office:value-type="float" office:value="1.621">
            <text:p>1.621</text:p>
          </table:table-cell>
          <table:table-cell/>
          <table:table-cell table:formula="of:=([.$F$2]+[.$F$3]*[.B120])/(1+[.$F$4]*[.B120]+[.$F$5]*[.B120]*[.B120])" office:value-type="float" office:value="1.16863586096546">
            <text:p>1.168635861</text:p>
          </table:table-cell>
          <table:table-cell table:formula="of:=([.C120]-[.E120])^2" office:value-type="float" office:value="0.204633314284459">
            <text:p>0.2046333143</text:p>
          </table:table-cell>
          <table:table-cell/>
          <table:table-cell table:formula="of:=[.$H$2]+[.$H$3]*[.B120]+[.$H$4]*[.B120]^2+[.$H$5]*[.B120]^3+[.$H$6]*[.B120]^4+[.$I$2]*[.B120]^5+[.$I$3]*[.B120]^6+[.$I$4]*[.B120]^7+[.$I$5]*[.B120]^8+[.$I$6]*[.B120]^9" office:value-type="float" office:value="1.4789306430157">
            <text:p>1.478930643</text:p>
          </table:table-cell>
          <table:table-cell table:formula="of:=([.C120]-[.H120])^2" office:value-type="float" office:value="0.0201837021939321">
            <text:p>2.02E-002</text:p>
          </table:table-cell>
          <table:table-cell table:number-columns-repeated="3"/>
        </table:table-row>
        <table:table-row table:style-name="ro2">
          <table:table-cell table:formula="of:=[.A120]+1" office:value-type="float" office:value="73">
            <text:p>73</text:p>
          </table:table-cell>
          <table:table-cell table:style-name="ce2" table:formula="of:=9*[.A121]/5+32" office:value-type="float" office:value="163.4">
            <text:p>163.4</text:p>
          </table:table-cell>
          <table:table-cell office:value-type="float" office:value="1.567">
            <text:p>1.567</text:p>
          </table:table-cell>
          <table:table-cell/>
          <table:table-cell table:formula="of:=([.$F$2]+[.$F$3]*[.B121])/(1+[.$F$4]*[.B121]+[.$F$5]*[.B121]*[.B121])" office:value-type="float" office:value="1.0858019352407">
            <text:p>1.0858019352</text:p>
          </table:table-cell>
          <table:table-cell table:formula="of:=([.C121]-[.E121])^2" office:value-type="float" office:value="0.231551577528097">
            <text:p>0.2315515775</text:p>
          </table:table-cell>
          <table:table-cell/>
          <table:table-cell table:formula="of:=[.$H$2]+[.$H$3]*[.B121]+[.$H$4]*[.B121]^2+[.$H$5]*[.B121]^3+[.$H$6]*[.B121]^4+[.$I$2]*[.B121]^5+[.$I$3]*[.B121]^6+[.$I$4]*[.B121]^7+[.$I$5]*[.B121]^8+[.$I$6]*[.B121]^9" office:value-type="float" office:value="1.45608608318753">
            <text:p>1.4560860832</text:p>
          </table:table-cell>
          <table:table-cell table:formula="of:=([.C121]-[.H121])^2" office:value-type="float" office:value="0.0123018969426838">
            <text:p>1.23E-002</text:p>
          </table:table-cell>
          <table:table-cell table:number-columns-repeated="3"/>
        </table:table-row>
        <table:table-row table:style-name="ro2">
          <table:table-cell table:formula="of:=[.A121]+1" office:value-type="float" office:value="74">
            <text:p>74</text:p>
          </table:table-cell>
          <table:table-cell table:style-name="ce2" table:formula="of:=9*[.A122]/5+32" office:value-type="float" office:value="165.2">
            <text:p>165.2</text:p>
          </table:table-cell>
          <table:table-cell office:value-type="float" office:value="1.515">
            <text:p>1.515</text:p>
          </table:table-cell>
          <table:table-cell/>
          <table:table-cell table:formula="of:=([.$F$2]+[.$F$3]*[.B122])/(1+[.$F$4]*[.B122]+[.$F$5]*[.B122]*[.B122])" office:value-type="float" office:value="1.00542727176565">
            <text:p>1.0054272718</text:p>
          </table:table-cell>
          <table:table-cell table:formula="of:=([.C122]-[.E122])^2" office:value-type="float" office:value="0.259664365360201">
            <text:p>0.2596643654</text:p>
          </table:table-cell>
          <table:table-cell/>
          <table:table-cell table:formula="of:=[.$H$2]+[.$H$3]*[.B122]+[.$H$4]*[.B122]^2+[.$H$5]*[.B122]^3+[.$H$6]*[.B122]^4+[.$I$2]*[.B122]^5+[.$I$3]*[.B122]^6+[.$I$4]*[.B122]^7+[.$I$5]*[.B122]^8+[.$I$6]*[.B122]^9" office:value-type="float" office:value="1.43993578742743">
            <text:p>1.4399357874</text:p>
          </table:table-cell>
          <table:table-cell table:formula="of:=([.C122]-[.H122])^2" office:value-type="float" office:value="0.00563463600913998">
            <text:p>5.63E-003</text:p>
          </table:table-cell>
          <table:table-cell table:number-columns-repeated="3"/>
        </table:table-row>
        <table:table-row table:style-name="ro2">
          <table:table-cell table:formula="of:=[.A122]+1" office:value-type="float" office:value="75">
            <text:p>75</text:p>
          </table:table-cell>
          <table:table-cell table:style-name="ce2" table:formula="of:=9*[.A123]/5+32" office:value-type="float" office:value="167">
            <text:p>167</text:p>
          </table:table-cell>
          <table:table-cell office:value-type="float" office:value="1.465">
            <text:p>1.465</text:p>
          </table:table-cell>
          <table:table-cell/>
          <table:table-cell table:formula="of:=([.$F$2]+[.$F$3]*[.B123])/(1+[.$F$4]*[.B123]+[.$F$5]*[.B123]*[.B123])" office:value-type="float" office:value="0.927427900963578">
            <text:p>0.927427901</text:p>
          </table:table-cell>
          <table:table-cell table:formula="of:=([.C123]-[.E123])^2" office:value-type="float" office:value="0.288983761662425">
            <text:p>0.2889837617</text:p>
          </table:table-cell>
          <table:table-cell/>
          <table:table-cell table:formula="of:=[.$H$2]+[.$H$3]*[.B123]+[.$H$4]*[.B123]^2+[.$H$5]*[.B123]^3+[.$H$6]*[.B123]^4+[.$I$2]*[.B123]^5+[.$I$3]*[.B123]^6+[.$I$4]*[.B123]^7+[.$I$5]*[.B123]^8+[.$I$6]*[.B123]^9" office:value-type="float" office:value="1.42943267227361">
            <text:p>1.4294326723</text:p>
          </table:table-cell>
          <table:table-cell table:formula="of:=([.C123]-[.H123])^2" office:value-type="float" office:value="0.00126503480159673">
            <text:p>1.27E-003</text:p>
          </table:table-cell>
          <table:table-cell table:number-columns-repeated="3"/>
        </table:table-row>
        <table:table-row table:style-name="ro2">
          <table:table-cell table:formula="of:=[.A123]+1" office:value-type="float" office:value="76">
            <text:p>76</text:p>
          </table:table-cell>
          <table:table-cell table:style-name="ce2" table:formula="of:=9*[.A124]/5+32" office:value-type="float" office:value="168.8">
            <text:p>168.8</text:p>
          </table:table-cell>
          <table:table-cell office:value-type="float" office:value="1.717">
            <text:p>1.717</text:p>
          </table:table-cell>
          <table:table-cell/>
          <table:table-cell table:formula="of:=([.$F$2]+[.$F$3]*[.B124])/(1+[.$F$4]*[.B124]+[.$F$5]*[.B124]*[.B124])" office:value-type="float" office:value="0.851723231151677">
            <text:p>0.8517232312</text:p>
          </table:table-cell>
          <table:table-cell table:formula="of:=([.C124]-[.E124])^2" office:value-type="float" office:value="0.748703886708595">
            <text:p>0.7487038867</text:p>
          </table:table-cell>
          <table:table-cell/>
          <table:table-cell table:formula="of:=[.$H$2]+[.$H$3]*[.B124]+[.$H$4]*[.B124]^2+[.$H$5]*[.B124]^3+[.$H$6]*[.B124]^4+[.$I$2]*[.B124]^5+[.$I$3]*[.B124]^6+[.$I$4]*[.B124]^7+[.$I$5]*[.B124]^8+[.$I$6]*[.B124]^9" office:value-type="float" office:value="1.42333886644815">
            <text:p>1.4233388664</text:p>
          </table:table-cell>
          <table:table-cell table:formula="of:=([.C124]-[.H124])^2" office:value-type="float" office:value="0.0862368613589586">
            <text:p>8.62E-002</text:p>
          </table:table-cell>
          <table:table-cell table:number-columns-repeated="3"/>
        </table:table-row>
        <table:table-row table:style-name="ro2">
          <table:table-cell table:formula="of:=[.A124]+1" office:value-type="float" office:value="77">
            <text:p>77</text:p>
          </table:table-cell>
          <table:table-cell table:style-name="ce2" table:formula="of:=9*[.A125]/5+32" office:value-type="float" office:value="170.6">
            <text:p>170.6</text:p>
          </table:table-cell>
          <table:table-cell office:value-type="float" office:value="1.371">
            <text:p>1.371</text:p>
          </table:table-cell>
          <table:table-cell/>
          <table:table-cell table:formula="of:=([.$F$2]+[.$F$3]*[.B125])/(1+[.$F$4]*[.B125]+[.$F$5]*[.B125]*[.B125])" office:value-type="float" office:value="0.778235891178256">
            <text:p>0.7782358912</text:p>
          </table:table-cell>
          <table:table-cell table:formula="of:=([.C125]-[.E125])^2" office:value-type="float" office:value="0.351369288707237">
            <text:p>0.3513692887</text:p>
          </table:table-cell>
          <table:table-cell/>
          <table:table-cell table:formula="of:=[.$H$2]+[.$H$3]*[.B125]+[.$H$4]*[.B125]^2+[.$H$5]*[.B125]^3+[.$H$6]*[.B125]^4+[.$I$2]*[.B125]^5+[.$I$3]*[.B125]^6+[.$I$4]*[.B125]^7+[.$I$5]*[.B125]^8+[.$I$6]*[.B125]^9" office:value-type="float" office:value="1.42023834672636">
            <text:p>1.4202383467</text:p>
          </table:table-cell>
          <table:table-cell table:formula="of:=([.C125]-[.H125])^2" office:value-type="float" office:value="0.00242441478834568">
            <text:p>2.42E-003</text:p>
          </table:table-cell>
          <table:table-cell table:number-columns-repeated="3"/>
        </table:table-row>
        <table:table-row table:style-name="ro2">
          <table:table-cell table:formula="of:=[.A125]+1" office:value-type="float" office:value="78">
            <text:p>78</text:p>
          </table:table-cell>
          <table:table-cell table:style-name="ce2" table:formula="of:=9*[.A126]/5+32" office:value-type="float" office:value="172.4">
            <text:p>172.4</text:p>
          </table:table-cell>
          <table:table-cell office:value-type="float" office:value="1.326">
            <text:p>1.326</text:p>
          </table:table-cell>
          <table:table-cell/>
          <table:table-cell table:formula="of:=([.$F$2]+[.$F$3]*[.B126])/(1+[.$F$4]*[.B126]+[.$F$5]*[.B126]*[.B126])" office:value-type="float" office:value="0.70689158138781">
            <text:p>0.7068915814</text:p>
          </table:table-cell>
          <table:table-cell table:formula="of:=([.C126]-[.E126])^2" office:value-type="float" office:value="0.383295233996487">
            <text:p>0.383295234</text:p>
          </table:table-cell>
          <table:table-cell/>
          <table:table-cell table:formula="of:=[.$H$2]+[.$H$3]*[.B126]+[.$H$4]*[.B126]^2+[.$H$5]*[.B126]^3+[.$H$6]*[.B126]^4+[.$I$2]*[.B126]^5+[.$I$3]*[.B126]^6+[.$I$4]*[.B126]^7+[.$I$5]*[.B126]^8+[.$I$6]*[.B126]^9" office:value-type="float" office:value="1.41855666993024">
            <text:p>1.4185566699</text:p>
          </table:table-cell>
          <table:table-cell table:formula="of:=([.C126]-[.H126])^2" office:value-type="float" office:value="0.00856673714857536">
            <text:p>8.57E-003</text:p>
          </table:table-cell>
          <table:table-cell table:number-columns-repeated="3"/>
        </table:table-row>
        <table:table-row table:style-name="ro2">
          <table:table-cell table:formula="of:=[.A126]+1" office:value-type="float" office:value="79">
            <text:p>79</text:p>
          </table:table-cell>
          <table:table-cell table:style-name="ce2" table:formula="of:=9*[.A127]/5+32" office:value-type="float" office:value="174.2">
            <text:p>174.2</text:p>
          </table:table-cell>
          <table:table-cell office:value-type="float" office:value="1.284">
            <text:p>1.284</text:p>
          </table:table-cell>
          <table:table-cell/>
          <table:table-cell table:formula="of:=([.$F$2]+[.$F$3]*[.B127])/(1+[.$F$4]*[.B127]+[.$F$5]*[.B127]*[.B127])" office:value-type="float" office:value="0.637618932421528">
            <text:p>0.6376189324</text:p>
          </table:table-cell>
          <table:table-cell table:formula="of:=([.C127]-[.E127])^2" office:value-type="float" office:value="0.417808484523885">
            <text:p>0.4178084845</text:p>
          </table:table-cell>
          <table:table-cell/>
          <table:table-cell table:formula="of:=[.$H$2]+[.$H$3]*[.B127]+[.$H$4]*[.B127]^2+[.$H$5]*[.B127]^3+[.$H$6]*[.B127]^4+[.$I$2]*[.B127]^5+[.$I$3]*[.B127]^6+[.$I$4]*[.B127]^7+[.$I$5]*[.B127]^8+[.$I$6]*[.B127]^9" office:value-type="float" office:value="1.41658868697914">
            <text:p>1.416588687</text:p>
          </table:table-cell>
          <table:table-cell table:formula="of:=([.C127]-[.H127])^2" office:value-type="float" office:value="0.0175797599148522">
            <text:p>1.76E-002</text:p>
          </table:table-cell>
          <table:table-cell table:number-columns-repeated="3"/>
        </table:table-row>
        <table:table-row table:style-name="ro2">
          <table:table-cell table:formula="of:=[.A127]+1" office:value-type="float" office:value="80">
            <text:p>80</text:p>
          </table:table-cell>
          <table:table-cell table:style-name="ce2" table:formula="of:=9*[.A128]/5+32" office:value-type="float" office:value="176">
            <text:p>176</text:p>
          </table:table-cell>
          <table:table-cell office:value-type="float" office:value="1.243">
            <text:p>1.243</text:p>
          </table:table-cell>
          <table:table-cell/>
          <table:table-cell table:formula="of:=([.$F$2]+[.$F$3]*[.B128])/(1+[.$F$4]*[.B128]+[.$F$5]*[.B128]*[.B128])" office:value-type="float" office:value="0.570349371392902">
            <text:p>0.5703493714</text:p>
          </table:table-cell>
          <table:table-cell table:formula="of:=([.C128]-[.E128])^2" office:value-type="float" office:value="0.452458868165524">
            <text:p>0.4524588682</text:p>
          </table:table-cell>
          <table:table-cell/>
          <table:table-cell table:formula="of:=[.$H$2]+[.$H$3]*[.B128]+[.$H$4]*[.B128]^2+[.$H$5]*[.B128]^3+[.$H$6]*[.B128]^4+[.$I$2]*[.B128]^5+[.$I$3]*[.B128]^6+[.$I$4]*[.B128]^7+[.$I$5]*[.B128]^8+[.$I$6]*[.B128]^9" office:value-type="float" office:value="1.41253517660152">
            <text:p>1.4125351766</text:p>
          </table:table-cell>
          <table:table-cell table:formula="of:=([.C128]-[.H128])^2" office:value-type="float" office:value="0.0287421761053096">
            <text:p>2.87E-002</text:p>
          </table:table-cell>
          <table:table-cell table:number-columns-repeated="3"/>
        </table:table-row>
        <table:table-row table:style-name="ro2">
          <table:table-cell table:formula="of:=[.A128]+1" office:value-type="float" office:value="81">
            <text:p>81</text:p>
          </table:table-cell>
          <table:table-cell table:style-name="ce2" table:formula="of:=9*[.A129]/5+32" office:value-type="float" office:value="177.8">
            <text:p>177.8</text:p>
          </table:table-cell>
          <table:table-cell table:style-name="ce3" office:value-type="float" office:value="1.203">
            <text:p>1.203</text:p>
          </table:table-cell>
          <table:table-cell table:style-name="ce3"/>
          <table:table-cell table:formula="of:=([.$F$2]+[.$F$3]*[.B129])/(1+[.$F$4]*[.B129]+[.$F$5]*[.B129]*[.B129])" office:value-type="float" office:value="0.505016995007989">
            <text:p>0.505016995</text:p>
          </table:table-cell>
          <table:table-cell table:formula="of:=([.C129]-[.E129])^2" office:value-type="float" office:value="0.487180275257677">
            <text:p>0.4871802753</text:p>
          </table:table-cell>
          <table:table-cell/>
          <table:table-cell table:formula="of:=[.$H$2]+[.$H$3]*[.B129]+[.$H$4]*[.B129]^2+[.$H$5]*[.B129]^3+[.$H$6]*[.B129]^4+[.$I$2]*[.B129]^5+[.$I$3]*[.B129]^6+[.$I$4]*[.B129]^7+[.$I$5]*[.B129]^8+[.$I$6]*[.B129]^9" office:value-type="float" office:value="1.40454938919902">
            <text:p>1.4045493892</text:p>
          </table:table-cell>
          <table:table-cell table:formula="of:=([.C129]-[.H129])^2" office:value-type="float" office:value="0.0406221562864976">
            <text:p>4.06E-002</text:p>
          </table:table-cell>
          <table:table-cell table:number-columns-repeated="3"/>
        </table:table-row>
        <table:table-row table:style-name="ro2">
          <table:table-cell table:formula="of:=[.A129]+1" office:value-type="float" office:value="82">
            <text:p>82</text:p>
          </table:table-cell>
          <table:table-cell table:style-name="ce2" table:formula="of:=9*[.A130]/5+32" office:value-type="float" office:value="179.6">
            <text:p>179.6</text:p>
          </table:table-cell>
          <table:table-cell office:value-type="float" office:value="1.165">
            <text:p>1.165</text:p>
          </table:table-cell>
          <table:table-cell/>
          <table:table-cell table:formula="of:=([.$F$2]+[.$F$3]*[.B130])/(1+[.$F$4]*[.B130]+[.$F$5]*[.B130]*[.B130])" office:value-type="float" office:value="0.441558449227455">
            <text:p>0.4415584492</text:p>
          </table:table-cell>
          <table:table-cell table:formula="of:=([.C130]-[.E130])^2" office:value-type="float" office:value="0.523367677384185">
            <text:p>0.5233676774</text:p>
          </table:table-cell>
          <table:table-cell/>
          <table:table-cell table:formula="of:=[.$H$2]+[.$H$3]*[.B130]+[.$H$4]*[.B130]^2+[.$H$5]*[.B130]^3+[.$H$6]*[.B130]^4+[.$I$2]*[.B130]^5+[.$I$3]*[.B130]^6+[.$I$4]*[.B130]^7+[.$I$5]*[.B130]^8+[.$I$6]*[.B130]^9" office:value-type="float" office:value="1.39079454551575">
            <text:p>1.3907945455</text:p>
          </table:table-cell>
          <table:table-cell table:formula="of:=([.C130]-[.H130])^2" office:value-type="float" office:value="0.0509831767846623">
            <text:p>5.10E-002</text:p>
          </table:table-cell>
          <table:table-cell table:number-columns-repeated="3"/>
        </table:table-row>
        <table:table-row table:style-name="ro2">
          <table:table-cell table:formula="of:=[.A130]+1" office:value-type="float" office:value="83">
            <text:p>83</text:p>
          </table:table-cell>
          <table:table-cell table:style-name="ce2" table:formula="of:=9*[.A131]/5+32" office:value-type="float" office:value="181.4">
            <text:p>181.4</text:p>
          </table:table-cell>
          <table:table-cell office:value-type="float" office:value="1.128">
            <text:p>1.128</text:p>
          </table:table-cell>
          <table:table-cell/>
          <table:table-cell table:formula="of:=([.$F$2]+[.$F$3]*[.B131])/(1+[.$F$4]*[.B131]+[.$F$5]*[.B131]*[.B131])" office:value-type="float" office:value="0.379912815093374">
            <text:p>0.3799128151</text:p>
          </table:table-cell>
          <table:table-cell table:formula="of:=([.C131]-[.E131])^2" office:value-type="float" office:value="0.559634436221521">
            <text:p>0.5596344362</text:p>
          </table:table-cell>
          <table:table-cell/>
          <table:table-cell table:formula="of:=[.$H$2]+[.$H$3]*[.B131]+[.$H$4]*[.B131]^2+[.$H$5]*[.B131]^3+[.$H$6]*[.B131]^4+[.$I$2]*[.B131]^5+[.$I$3]*[.B131]^6+[.$I$4]*[.B131]^7+[.$I$5]*[.B131]^8+[.$I$6]*[.B131]^9" office:value-type="float" office:value="1.36951338993094">
            <text:p>1.3695133899</text:p>
          </table:table-cell>
          <table:table-cell table:formula="of:=([.C131]-[.H131])^2" office:value-type="float" office:value="0.0583287175159361">
            <text:p>5.83E-002</text:p>
          </table:table-cell>
          <table:table-cell table:number-columns-repeated="3"/>
        </table:table-row>
        <table:table-row table:style-name="ro2">
          <table:table-cell table:formula="of:=[.A131]+1" office:value-type="float" office:value="84">
            <text:p>84</text:p>
          </table:table-cell>
          <table:table-cell table:style-name="ce2" table:formula="of:=9*[.A132]/5+32" office:value-type="float" office:value="183.2">
            <text:p>183.2</text:p>
          </table:table-cell>
          <table:table-cell office:value-type="float" office:value="1.093">
            <text:p>1.093</text:p>
          </table:table-cell>
          <table:table-cell/>
          <table:table-cell table:formula="of:=([.$F$2]+[.$F$3]*[.B132])/(1+[.$F$4]*[.B132]+[.$F$5]*[.B132]*[.B132])" office:value-type="float" office:value="0.320021500367708">
            <text:p>0.3200215004</text:p>
          </table:table-cell>
          <table:table-cell table:formula="of:=([.C132]-[.E132])^2" office:value-type="float" office:value="0.597495760893789">
            <text:p>0.5974957609</text:p>
          </table:table-cell>
          <table:table-cell/>
          <table:table-cell table:formula="of:=[.$H$2]+[.$H$3]*[.B132]+[.$H$4]*[.B132]^2+[.$H$5]*[.B132]^3+[.$H$6]*[.B132]^4+[.$I$2]*[.B132]^5+[.$I$3]*[.B132]^6+[.$I$4]*[.B132]^7+[.$I$5]*[.B132]^8+[.$I$6]*[.B132]^9" office:value-type="float" office:value="1.33911095483563">
            <text:p>1.3391109548</text:p>
          </table:table-cell>
          <table:table-cell table:formula="of:=([.C132]-[.H132])^2" office:value-type="float" office:value="0.0605706020901068">
            <text:p>6.06E-002</text:p>
          </table:table-cell>
          <table:table-cell table:number-columns-repeated="3"/>
        </table:table-row>
        <table:table-row table:style-name="ro2">
          <table:table-cell table:formula="of:=[.A132]+1" office:value-type="float" office:value="85">
            <text:p>85</text:p>
          </table:table-cell>
          <table:table-cell table:style-name="ce2" table:formula="of:=9*[.A133]/5+32" office:value-type="float" office:value="185">
            <text:p>185</text:p>
          </table:table-cell>
          <table:table-cell office:value-type="float" office:value="1.059">
            <text:p>1.059</text:p>
          </table:table-cell>
          <table:table-cell/>
          <table:table-cell table:formula="of:=([.$F$2]+[.$F$3]*[.B133])/(1+[.$F$4]*[.B133]+[.$F$5]*[.B133]*[.B133])" office:value-type="float" office:value="0.261828136651636">
            <text:p>0.2618281367</text:p>
          </table:table-cell>
          <table:table-cell table:formula="of:=([.C133]-[.E133])^2" office:value-type="float" office:value="0.635482979714303">
            <text:p>0.6354829797</text:p>
          </table:table-cell>
          <table:table-cell/>
          <table:table-cell table:formula="of:=[.$H$2]+[.$H$3]*[.B133]+[.$H$4]*[.B133]^2+[.$H$5]*[.B133]^3+[.$H$6]*[.B133]^4+[.$I$2]*[.B133]^5+[.$I$3]*[.B133]^6+[.$I$4]*[.B133]^7+[.$I$5]*[.B133]^8+[.$I$6]*[.B133]^9" office:value-type="float" office:value="1.29825175032602">
            <text:p>1.2982517503</text:p>
          </table:table-cell>
          <table:table-cell table:formula="of:=([.C133]-[.H133])^2" office:value-type="float" office:value="0.0572414000340628">
            <text:p>5.72E-002</text:p>
          </table:table-cell>
          <table:table-cell table:number-columns-repeated="3"/>
        </table:table-row>
        <table:table-row table:style-name="ro2">
          <table:table-cell table:formula="of:=[.A133]+1" office:value-type="float" office:value="86">
            <text:p>86</text:p>
          </table:table-cell>
          <table:table-cell table:style-name="ce2" table:formula="of:=9*[.A134]/5+32" office:value-type="float" office:value="186.8">
            <text:p>186.8</text:p>
          </table:table-cell>
          <table:table-cell table:style-name="ce3" office:value-type="float" office:value="1.027">
            <text:p>1.027</text:p>
          </table:table-cell>
          <table:table-cell table:style-name="ce3"/>
          <table:table-cell table:formula="of:=([.$F$2]+[.$F$3]*[.B134])/(1+[.$F$4]*[.B134]+[.$F$5]*[.B134]*[.B134])" office:value-type="float" office:value="0.20527848167577">
            <text:p>0.2052784817</text:p>
          </table:table-cell>
          <table:table-cell table:formula="of:=([.C134]-[.E134])^2" office:value-type="float" office:value="0.675226253677078">
            <text:p>0.6752262537</text:p>
          </table:table-cell>
          <table:table-cell/>
          <table:table-cell table:formula="of:=[.$H$2]+[.$H$3]*[.B134]+[.$H$4]*[.B134]^2+[.$H$5]*[.B134]^3+[.$H$6]*[.B134]^4+[.$I$2]*[.B134]^5+[.$I$3]*[.B134]^6+[.$I$4]*[.B134]^7+[.$I$5]*[.B134]^8+[.$I$6]*[.B134]^9" office:value-type="float" office:value="1.24597265219563">
            <text:p>1.2459726522</text:p>
          </table:table-cell>
          <table:table-cell table:formula="of:=([.C134]-[.H134])^2" office:value-type="float" office:value="0.0479490224095896">
            <text:p>4.79E-002</text:p>
          </table:table-cell>
          <table:table-cell table:number-columns-repeated="3"/>
        </table:table-row>
        <table:table-row table:style-name="ro2">
          <table:table-cell table:formula="of:=[.A134]+1" office:value-type="float" office:value="87">
            <text:p>87</text:p>
          </table:table-cell>
          <table:table-cell table:style-name="ce2" table:formula="of:=9*[.A135]/5+32" office:value-type="float" office:value="188.6">
            <text:p>188.6</text:p>
          </table:table-cell>
          <table:table-cell office:value-type="float" office:value="0.9955">
            <text:p>0.9955</text:p>
          </table:table-cell>
          <table:table-cell/>
          <table:table-cell table:formula="of:=([.$F$2]+[.$F$3]*[.B135])/(1+[.$F$4]*[.B135]+[.$F$5]*[.B135]*[.B135])" office:value-type="float" office:value="0.150320326470529">
            <text:p>0.1503203265</text:p>
          </table:table-cell>
          <table:table-cell table:formula="of:=([.C135]-[.E135])^2" office:value-type="float" office:value="0.714328680547384">
            <text:p>0.7143286805</text:p>
          </table:table-cell>
          <table:table-cell/>
          <table:table-cell table:formula="of:=[.$H$2]+[.$H$3]*[.B135]+[.$H$4]*[.B135]^2+[.$H$5]*[.B135]^3+[.$H$6]*[.B135]^4+[.$I$2]*[.B135]^5+[.$I$3]*[.B135]^6+[.$I$4]*[.B135]^7+[.$I$5]*[.B135]^8+[.$I$6]*[.B135]^9" office:value-type="float" office:value="1.18181282159912">
            <text:p>1.1818128216</text:p>
          </table:table-cell>
          <table:table-cell table:formula="of:=([.C135]-[.H135])^2" office:value-type="float" office:value="0.0347124674922269">
            <text:p>3.47E-002</text:p>
          </table:table-cell>
          <table:table-cell table:number-columns-repeated="3"/>
        </table:table-row>
        <table:table-row table:style-name="ro2">
          <table:table-cell table:formula="of:=[.A135]+1" office:value-type="float" office:value="88">
            <text:p>88</text:p>
          </table:table-cell>
          <table:table-cell table:style-name="ce2" table:formula="of:=9*[.A136]/5+32" office:value-type="float" office:value="190.4">
            <text:p>190.4</text:p>
          </table:table-cell>
          <table:table-cell office:value-type="float" office:value="0.9654">
            <text:p>0.9654</text:p>
          </table:table-cell>
          <table:table-cell/>
          <table:table-cell table:formula="of:=([.$F$2]+[.$F$3]*[.B136])/(1+[.$F$4]*[.B136]+[.$F$5]*[.B136]*[.B136])" office:value-type="float" office:value="0.0969034071440639">
            <text:p>0.0969034071</text:p>
          </table:table-cell>
          <table:table-cell table:formula="of:=([.C136]-[.E136])^2" office:value-type="float" office:value="0.75428633180237">
            <text:p>0.7542863318</text:p>
          </table:table-cell>
          <table:table-cell/>
          <table:table-cell table:formula="of:=[.$H$2]+[.$H$3]*[.B136]+[.$H$4]*[.B136]^2+[.$H$5]*[.B136]^3+[.$H$6]*[.B136]^4+[.$I$2]*[.B136]^5+[.$I$3]*[.B136]^6+[.$I$4]*[.B136]^7+[.$I$5]*[.B136]^8+[.$I$6]*[.B136]^9" office:value-type="float" office:value="1.10596205100319">
            <text:p>1.105962051</text:p>
          </table:table-cell>
          <table:table-cell table:formula="of:=([.C136]-[.H136])^2" office:value-type="float" office:value="0.0197576901822231">
            <text:p>1.98E-002</text:p>
          </table:table-cell>
          <table:table-cell table:number-columns-repeated="3"/>
        </table:table-row>
        <table:table-row table:style-name="ro2">
          <table:table-cell table:formula="of:=[.A136]+1" office:value-type="float" office:value="89">
            <text:p>89</text:p>
          </table:table-cell>
          <table:table-cell table:style-name="ce2" table:formula="of:=9*[.A137]/5+32" office:value-type="float" office:value="192.2">
            <text:p>192.2</text:p>
          </table:table-cell>
          <table:table-cell office:value-type="float" office:value="0.9363">
            <text:p>0.9363</text:p>
          </table:table-cell>
          <table:table-cell/>
          <table:table-cell table:formula="of:=([.$F$2]+[.$F$3]*[.B137])/(1+[.$F$4]*[.B137]+[.$F$5]*[.B137]*[.B137])" office:value-type="float" office:value="0.0449793210118959">
            <text:p>0.044979321</text:p>
          </table:table-cell>
          <table:table-cell table:formula="of:=([.C137]-[.E137])^2" office:value-type="float" office:value="0.794452552791815">
            <text:p>0.7944525528</text:p>
          </table:table-cell>
          <table:table-cell/>
          <table:table-cell table:formula="of:=[.$H$2]+[.$H$3]*[.B137]+[.$H$4]*[.B137]^2+[.$H$5]*[.B137]^3+[.$H$6]*[.B137]^4+[.$I$2]*[.B137]^5+[.$I$3]*[.B137]^6+[.$I$4]*[.B137]^7+[.$I$5]*[.B137]^8+[.$I$6]*[.B137]^9" office:value-type="float" office:value="1.01942899367714">
            <text:p>1.0194289937</text:p>
          </table:table-cell>
          <table:table-cell table:formula="of:=([.C137]-[.H137])^2" office:value-type="float" office:value="0.0069104295897737">
            <text:p>6.91E-003</text:p>
          </table:table-cell>
          <table:table-cell table:number-columns-repeated="3"/>
        </table:table-row>
        <table:table-row table:style-name="ro2">
          <table:table-cell table:formula="of:=[.A137]+1" office:value-type="float" office:value="90">
            <text:p>90</text:p>
          </table:table-cell>
          <table:table-cell table:style-name="ce2" table:formula="of:=9*[.A138]/5+32" office:value-type="float" office:value="194">
            <text:p>194</text:p>
          </table:table-cell>
          <table:table-cell office:value-type="float" office:value="0.9083">
            <text:p>0.9083</text:p>
          </table:table-cell>
          <table:table-cell/>
          <table:table-cell table:formula="of:=([.$F$2]+[.$F$3]*[.B138])/(1+[.$F$4]*[.B138]+[.$F$5]*[.B138]*[.B138])" office:value-type="float" office:value="-0.00549855316192711">
            <text:p>-0.0054985532</text:p>
          </table:table-cell>
          <table:table-cell table:formula="of:=([.C138]-[.E138])^2" office:value-type="float" office:value="0.835027795760831">
            <text:p>0.8350277958</text:p>
          </table:table-cell>
          <table:table-cell/>
          <table:table-cell table:formula="of:=[.$H$2]+[.$H$3]*[.B138]+[.$H$4]*[.B138]^2+[.$H$5]*[.B138]^3+[.$H$6]*[.B138]^4+[.$I$2]*[.B138]^5+[.$I$3]*[.B138]^6+[.$I$4]*[.B138]^7+[.$I$5]*[.B138]^8+[.$I$6]*[.B138]^9" office:value-type="float" office:value="0.924230797681048">
            <text:p>0.9242307977</text:p>
          </table:table-cell>
          <table:table-cell table:formula="of:=([.C138]-[.H138])^2" office:value-type="float" office:value="0.000253790314754484">
            <text:p>2.54E-004</text:p>
          </table:table-cell>
          <table:table-cell table:number-columns-repeated="3"/>
        </table:table-row>
        <table:table-row table:style-name="ro2">
          <table:table-cell table:formula="of:=[.A138]+1" office:value-type="float" office:value="91">
            <text:p>91</text:p>
          </table:table-cell>
          <table:table-cell table:style-name="ce2" table:formula="of:=9*[.A139]/5+32" office:value-type="float" office:value="195.8">
            <text:p>195.8</text:p>
          </table:table-cell>
          <table:table-cell office:value-type="float" office:value="0.8812">
            <text:p>0.8812</text:p>
          </table:table-cell>
          <table:table-cell/>
          <table:table-cell table:formula="of:=([.$F$2]+[.$F$3]*[.B139])/(1+[.$F$4]*[.B139]+[.$F$5]*[.B139]*[.B139])" office:value-type="float" office:value="-0.0545751310376228">
            <text:p>-0.054575131</text:p>
          </table:table-cell>
          <table:table-cell table:formula="of:=([.C139]-[.E139])^2" office:value-type="float" office:value="0.87567509586848">
            <text:p>0.8756750959</text:p>
          </table:table-cell>
          <table:table-cell/>
          <table:table-cell table:formula="of:=[.$H$2]+[.$H$3]*[.B139]+[.$H$4]*[.B139]^2+[.$H$5]*[.B139]^3+[.$H$6]*[.B139]^4+[.$I$2]*[.B139]^5+[.$I$3]*[.B139]^6+[.$I$4]*[.B139]^7+[.$I$5]*[.B139]^8+[.$I$6]*[.B139]^9" office:value-type="float" office:value="0.823605730515737">
            <text:p>0.8236057305</text:p>
          </table:table-cell>
          <table:table-cell table:formula="of:=([.C139]-[.H139])^2" office:value-type="float" office:value="0.00331709987742588">
            <text:p>3.32E-003</text:p>
          </table:table-cell>
          <table:table-cell table:number-columns-repeated="3"/>
        </table:table-row>
        <table:table-row table:style-name="ro2">
          <table:table-cell table:formula="of:=[.A139]+1" office:value-type="float" office:value="92">
            <text:p>92</text:p>
          </table:table-cell>
          <table:table-cell table:style-name="ce2" table:formula="of:=9*[.A140]/5+32" office:value-type="float" office:value="197.6">
            <text:p>197.6</text:p>
          </table:table-cell>
          <table:table-cell office:value-type="float" office:value="0.855">
            <text:p>0.855</text:p>
          </table:table-cell>
          <table:table-cell/>
          <table:table-cell table:formula="of:=([.$F$2]+[.$F$3]*[.B140])/(1+[.$F$4]*[.B140]+[.$F$5]*[.B140]*[.B140])" office:value-type="float" office:value="-0.102293694898346">
            <text:p>-0.1022936949</text:p>
          </table:table-cell>
          <table:table-cell table:formula="of:=([.C140]-[.E140])^2" office:value-type="float" office:value="0.916411218292127">
            <text:p>0.9164112183</text:p>
          </table:table-cell>
          <table:table-cell/>
          <table:table-cell table:formula="of:=[.$H$2]+[.$H$3]*[.B140]+[.$H$4]*[.B140]^2+[.$H$5]*[.B140]^3+[.$H$6]*[.B140]^4+[.$I$2]*[.B140]^5+[.$I$3]*[.B140]^6+[.$I$4]*[.B140]^7+[.$I$5]*[.B140]^8+[.$I$6]*[.B140]^9" office:value-type="float" office:value="0.722250446629914">
            <text:p>0.7222504466</text:p>
          </table:table-cell>
          <table:table-cell table:formula="of:=([.C140]-[.H140])^2" office:value-type="float" office:value="0.0176224439199572">
            <text:p>1.76E-002</text:p>
          </table:table-cell>
          <table:table-cell table:number-columns-repeated="3"/>
        </table:table-row>
        <table:table-row table:style-name="ro2">
          <table:table-cell table:formula="of:=[.A140]+1" office:value-type="float" office:value="93">
            <text:p>93</text:p>
          </table:table-cell>
          <table:table-cell table:style-name="ce2" table:formula="of:=9*[.A141]/5+32" office:value-type="float" office:value="199.4">
            <text:p>199.4</text:p>
          </table:table-cell>
          <table:table-cell office:value-type="float" office:value="0.8297">
            <text:p>0.8297</text:p>
          </table:table-cell>
          <table:table-cell/>
          <table:table-cell table:formula="of:=([.$F$2]+[.$F$3]*[.B141])/(1+[.$F$4]*[.B141]+[.$F$5]*[.B141]*[.B141])" office:value-type="float" office:value="-0.148695962373815">
            <text:p>-0.1486959624</text:p>
          </table:table-cell>
          <table:table-cell table:formula="of:=([.C141]-[.E141])^2" office:value-type="float" office:value="0.957258659189384">
            <text:p>0.9572586592</text:p>
          </table:table-cell>
          <table:table-cell/>
          <table:table-cell table:formula="of:=[.$H$2]+[.$H$3]*[.B141]+[.$H$4]*[.B141]^2+[.$H$5]*[.B141]^3+[.$H$6]*[.B141]^4+[.$I$2]*[.B141]^5+[.$I$3]*[.B141]^6+[.$I$4]*[.B141]^7+[.$I$5]*[.B141]^8+[.$I$6]*[.B141]^9" office:value-type="float" office:value="0.626583617484357">
            <text:p>0.6265836175</text:p>
          </table:table-cell>
          <table:table-cell table:formula="of:=([.C141]-[.H141])^2" office:value-type="float" office:value="0.041256264846241">
            <text:p>4.13E-002</text:p>
          </table:table-cell>
          <table:table-cell table:number-columns-repeated="3"/>
        </table:table-row>
        <table:table-row table:style-name="ro2">
          <table:table-cell table:formula="of:=[.A141]+1" office:value-type="float" office:value="94">
            <text:p>94</text:p>
          </table:table-cell>
          <table:table-cell table:style-name="ce2" table:formula="of:=9*[.A142]/5+32" office:value-type="float" office:value="201.2">
            <text:p>201.2</text:p>
          </table:table-cell>
          <table:table-cell office:value-type="float" office:value="0.8052">
            <text:p>0.8052</text:p>
          </table:table-cell>
          <table:table-cell/>
          <table:table-cell table:formula="of:=([.$F$2]+[.$F$3]*[.B142])/(1+[.$F$4]*[.B142]+[.$F$5]*[.B142]*[.B142])" office:value-type="float" office:value="-0.193822151876105">
            <text:p>-0.1938221519</text:p>
          </table:table-cell>
          <table:table-cell table:formula="of:=([.C142]-[.E142])^2" office:value-type="float" office:value="0.998045259939164">
            <text:p>0.9980452599</text:p>
          </table:table-cell>
          <table:table-cell/>
          <table:table-cell table:formula="of:=[.$H$2]+[.$H$3]*[.B142]+[.$H$4]*[.B142]^2+[.$H$5]*[.B142]^3+[.$H$6]*[.B142]^4+[.$I$2]*[.B142]^5+[.$I$3]*[.B142]^6+[.$I$4]*[.B142]^7+[.$I$5]*[.B142]^8+[.$I$6]*[.B142]^9" office:value-type="float" office:value="0.545037712574413">
            <text:p>0.5450377126</text:p>
          </table:table-cell>
          <table:table-cell table:formula="of:=([.C142]-[.H142])^2" office:value-type="float" office:value="0.067684415798514">
            <text:p>6.77E-002</text:p>
          </table:table-cell>
          <table:table-cell table:number-columns-repeated="3"/>
        </table:table-row>
        <table:table-row table:style-name="ro2">
          <table:table-cell table:formula="of:=[.A142]+1" office:value-type="float" office:value="95">
            <text:p>95</text:p>
          </table:table-cell>
          <table:table-cell table:style-name="ce2" table:formula="of:=9*[.A143]/5+32" office:value-type="float" office:value="203">
            <text:p>203</text:p>
          </table:table-cell>
          <table:table-cell office:value-type="float" office:value="0.7816">
            <text:p>0.7816</text:p>
          </table:table-cell>
          <table:table-cell/>
          <table:table-cell table:formula="of:=([.$F$2]+[.$F$3]*[.B143])/(1+[.$F$4]*[.B143]+[.$F$5]*[.B143]*[.B143])" office:value-type="float" office:value="-0.237711044923685">
            <text:p>-0.2377110449</text:p>
          </table:table-cell>
          <table:table-cell table:formula="of:=([.C143]-[.E143])^2" office:value-type="float" office:value="1.03899500630341">
            <text:p>1.0389950063</text:p>
          </table:table-cell>
          <table:table-cell/>
          <table:table-cell table:formula="of:=[.$H$2]+[.$H$3]*[.B143]+[.$H$4]*[.B143]^2+[.$H$5]*[.B143]^3+[.$H$6]*[.B143]^4+[.$I$2]*[.B143]^5+[.$I$3]*[.B143]^6+[.$I$4]*[.B143]^7+[.$I$5]*[.B143]^8+[.$I$6]*[.B143]^9" office:value-type="float" office:value="0.488380789662187">
            <text:p>0.4883807897</text:p>
          </table:table-cell>
          <table:table-cell table:formula="of:=([.C143]-[.H143])^2" office:value-type="float" office:value="0.0859775053111304">
            <text:p>8.60E-002</text:p>
          </table:table-cell>
          <table:table-cell table:number-columns-repeated="3"/>
        </table:table-row>
        <table:table-row table:style-name="ro2">
          <table:table-cell table:formula="of:=[.A143]+1" office:value-type="float" office:value="96">
            <text:p>96</text:p>
          </table:table-cell>
          <table:table-cell table:style-name="ce2" table:formula="of:=9*[.A144]/5+32" office:value-type="float" office:value="204.8">
            <text:p>204.8</text:p>
          </table:table-cell>
          <table:table-cell office:value-type="float" office:value="0.7587">
            <text:p>0.7587</text:p>
          </table:table-cell>
          <table:table-cell/>
          <table:table-cell table:formula="of:=([.$F$2]+[.$F$3]*[.B144])/(1+[.$F$4]*[.B144]+[.$F$5]*[.B144]*[.B144])" office:value-type="float" office:value="-0.280400045519315">
            <text:p>-0.2804000455</text:p>
          </table:table-cell>
          <table:table-cell table:formula="of:=([.C144]-[.E144])^2" office:value-type="float" office:value="1.07972890459824">
            <text:p>1.0797289046</text:p>
          </table:table-cell>
          <table:table-cell/>
          <table:table-cell table:formula="of:=[.$H$2]+[.$H$3]*[.B144]+[.$H$4]*[.B144]^2+[.$H$5]*[.B144]^3+[.$H$6]*[.B144]^4+[.$I$2]*[.B144]^5+[.$I$3]*[.B144]^6+[.$I$4]*[.B144]^7+[.$I$5]*[.B144]^8+[.$I$6]*[.B144]^9" office:value-type="float" office:value="0.470070223427683">
            <text:p>0.4700702234</text:p>
          </table:table-cell>
          <table:table-cell table:formula="of:=([.C144]-[.H144])^2" office:value-type="float" office:value="0.0833071479241855">
            <text:p>8.33E-002</text:p>
          </table:table-cell>
          <table:table-cell table:number-columns-repeated="3"/>
        </table:table-row>
        <table:table-row table:style-name="ro2">
          <table:table-cell table:formula="of:=[.A144]+1" office:value-type="float" office:value="97">
            <text:p>97</text:p>
          </table:table-cell>
          <table:table-cell table:style-name="ce2" table:formula="of:=9*[.A145]/5+32" office:value-type="float" office:value="206.6">
            <text:p>206.6</text:p>
          </table:table-cell>
          <table:table-cell office:value-type="float" office:value="0.7366">
            <text:p>0.7366</text:p>
          </table:table-cell>
          <table:table-cell/>
          <table:table-cell table:formula="of:=([.$F$2]+[.$F$3]*[.B145])/(1+[.$F$4]*[.B145]+[.$F$5]*[.B145]*[.B145])" office:value-type="float" office:value="-0.321925236737752">
            <text:p>-0.3219252367</text:p>
          </table:table-cell>
          <table:table-cell table:formula="of:=([.C145]-[.E145])^2" office:value-type="float" office:value="1.12047567681071">
            <text:p>1.1204756768</text:p>
          </table:table-cell>
          <table:table-cell/>
          <table:table-cell table:formula="of:=[.$H$2]+[.$H$3]*[.B145]+[.$H$4]*[.B145]^2+[.$H$5]*[.B145]^3+[.$H$6]*[.B145]^4+[.$I$2]*[.B145]^5+[.$I$3]*[.B145]^6+[.$I$4]*[.B145]^7+[.$I$5]*[.B145]^8+[.$I$6]*[.B145]^9" office:value-type="float" office:value="0.506640374233029">
            <text:p>0.5066403742</text:p>
          </table:table-cell>
          <table:table-cell table:formula="of:=([.C145]-[.H145])^2" office:value-type="float" office:value="0.0528814294828852">
            <text:p>5.29E-002</text:p>
          </table:table-cell>
          <table:table-cell table:number-columns-repeated="3"/>
        </table:table-row>
        <table:table-row table:style-name="ro2">
          <table:table-cell table:formula="of:=[.A145]+1" office:value-type="float" office:value="98">
            <text:p>98</text:p>
          </table:table-cell>
          <table:table-cell table:style-name="ce2" table:formula="of:=9*[.A146]/5+32" office:value-type="float" office:value="208.4">
            <text:p>208.4</text:p>
          </table:table-cell>
          <table:table-cell office:value-type="float" office:value="0.7152">
            <text:p>0.7152</text:p>
          </table:table-cell>
          <table:table-cell/>
          <table:table-cell table:formula="of:=([.$F$2]+[.$F$3]*[.B146])/(1+[.$F$4]*[.B146]+[.$F$5]*[.B146]*[.B146])" office:value-type="float" office:value="-0.362321434670028">
            <text:p>-0.3623214347</text:p>
          </table:table-cell>
          <table:table-cell table:formula="of:=([.C146]-[.E146])^2" office:value-type="float" office:value="1.16105244217336">
            <text:p>1.1610524422</text:p>
          </table:table-cell>
          <table:table-cell/>
          <table:table-cell table:formula="of:=[.$H$2]+[.$H$3]*[.B146]+[.$H$4]*[.B146]^2+[.$H$5]*[.B146]^3+[.$H$6]*[.B146]^4+[.$I$2]*[.B146]^5+[.$I$3]*[.B146]^6+[.$I$4]*[.B146]^7+[.$I$5]*[.B146]^8+[.$I$6]*[.B146]^9" office:value-type="float" office:value="0.618126271912843">
            <text:p>0.6181262719</text:p>
          </table:table-cell>
          <table:table-cell table:formula="of:=([.C146]-[.H146])^2" office:value-type="float" office:value="0.00942330868473938">
            <text:p>9.42E-003</text:p>
          </table:table-cell>
          <table:table-cell table:number-columns-repeated="3"/>
        </table:table-row>
        <table:table-row table:style-name="ro2">
          <table:table-cell table:formula="of:=[.A146]+1" office:value-type="float" office:value="99">
            <text:p>99</text:p>
          </table:table-cell>
          <table:table-cell table:style-name="ce2" table:formula="of:=9*[.A147]/5+32" office:value-type="float" office:value="210.2">
            <text:p>210.2</text:p>
          </table:table-cell>
          <table:table-cell office:value-type="float" office:value="0.6945">
            <text:p>0.6945</text:p>
          </table:table-cell>
          <table:table-cell/>
          <table:table-cell table:formula="of:=([.$F$2]+[.$F$3]*[.B147])/(1+[.$F$4]*[.B147]+[.$F$5]*[.B147]*[.B147])" office:value-type="float" office:value="-0.401622239862559">
            <text:p>-0.4016222399</text:p>
          </table:table-cell>
          <table:table-cell table:formula="of:=([.C147]-[.E147])^2" office:value-type="float" office:value="1.20148396472131">
            <text:p>1.2014839647</text:p>
          </table:table-cell>
          <table:table-cell/>
          <table:table-cell table:formula="of:=[.$H$2]+[.$H$3]*[.B147]+[.$H$4]*[.B147]^2+[.$H$5]*[.B147]^3+[.$H$6]*[.B147]^4+[.$I$2]*[.B147]^5+[.$I$3]*[.B147]^6+[.$I$4]*[.B147]^7+[.$I$5]*[.B147]^8+[.$I$6]*[.B147]^9" office:value-type="float" office:value="0.828525464828999">
            <text:p>0.8285254648</text:p>
          </table:table-cell>
          <table:table-cell table:formula="of:=([.C147]-[.H147])^2" office:value-type="float" office:value="0.0179628252226293">
            <text:p>1.80E-002</text:p>
          </table:table-cell>
          <table:table-cell table:number-columns-repeated="3"/>
        </table:table-row>
        <table:table-row table:style-name="ro2">
          <table:table-cell table:formula="of:=[.A147]+1" office:value-type="float" office:value="100">
            <text:p>100</text:p>
          </table:table-cell>
          <table:table-cell table:style-name="ce2" table:formula="of:=9*[.A148]/5+32" office:value-type="float" office:value="212">
            <text:p>212</text:p>
          </table:table-cell>
          <table:table-cell office:value-type="float" office:value="0.6744">
            <text:p>0.6744</text:p>
          </table:table-cell>
          <table:table-cell/>
          <table:table-cell table:formula="of:=([.$F$2]+[.$F$3]*[.B148])/(1+[.$F$4]*[.B148]+[.$F$5]*[.B148]*[.B148])" office:value-type="float" office:value="-0.439860086381385">
            <text:p>-0.4398600864</text:p>
          </table:table-cell>
          <table:table-cell table:formula="of:=([.C148]-[.E148])^2" office:value-type="float" office:value="1.24157554010265">
            <text:p>1.2415755401</text:p>
          </table:table-cell>
          <table:table-cell/>
          <table:table-cell table:formula="of:=[.$H$2]+[.$H$3]*[.B148]+[.$H$4]*[.B148]^2+[.$H$5]*[.B148]^3+[.$H$6]*[.B148]^4+[.$I$2]*[.B148]^5+[.$I$3]*[.B148]^6+[.$I$4]*[.B148]^7+[.$I$5]*[.B148]^8+[.$I$6]*[.B148]^9" office:value-type="float" office:value="1.16630025931954">
            <text:p>1.1663002593</text:p>
          </table:table-cell>
          <table:table-cell table:formula="of:=([.C148]-[.H148])^2" office:value-type="float" office:value="0.241965865118632">
            <text:p>2.42E-001</text:p>
          </table:table-cell>
          <table:table-cell table:number-columns-repeated="3"/>
        </table:table-row>
        <table:table-row table:style-name="ro2" table:number-rows-repeated="278">
          <table:table-cell table:number-columns-repeated="12"/>
        </table:table-row>
        <table:table-row table:style-name="ro2">
          <table:table-cell office:value-type="string">
            <text:p>.</text:p>
          </table:table-cell>
          <table:table-cell table:number-columns-repeated="11"/>
        </table:table-row>
        <table:table-row table:style-name="ro2" table:number-rows-repeated="1048148">
          <table:table-cell table:number-columns-repeated="12"/>
        </table:table-row>
        <table:table-row table:style-name="ro2">
          <table:table-cell table:number-columns-repeated="12"/>
        </table:table-row>
      </table:table>
      <table:table table:name="Sheet4" table:style-name="ta1" table:print="false">
        <table:table-column table:style-name="co1" table:default-cell-style-name="Default"/>
        <table:table-column table:style-name="co1" table:number-columns-repeated="2" table:default-cell-style-name="ce2"/>
        <table:table-column table:style-name="co1" table:default-cell-style-name="Default"/>
        <table:table-column table:style-name="co8" table:default-cell-style-name="Default"/>
        <table:table-column table:style-name="co1" table:number-columns-repeated="6" table:default-cell-style-name="Default"/>
        <table:table-row table:style-name="ro2">
          <table:table-cell/>
          <table:table-cell table:style-name="Default" table:number-columns-repeated="2"/>
          <table:table-cell table:number-columns-repeated="2"/>
          <table:table-cell office:value-type="string">
            <text:p>B = 3950K</text:p>
          </table:table-cell>
          <table:table-cell office:value-type="float" office:value="3950">
            <text:p>3950</text:p>
          </table:table-cell>
          <table:table-cell table:number-columns-repeated="2"/>
          <table:table-cell office:value-type="string">
            <text:p>A</text:p>
          </table:table-cell>
          <table:table-cell table:style-name="ce1" office:value-type="float" office:value="0.00000446032511329">
            <text:p>4.46E-006</text:p>
          </table:table-cell>
        </table:table-row>
        <table:table-row table:style-name="ro2">
          <table:table-cell/>
          <table:table-cell table:style-name="Default" table:number-columns-repeated="2"/>
          <table:table-cell table:number-columns-repeated="2"/>
          <table:table-cell office:value-type="string">
            <text:p>T0</text:p>
          </table:table-cell>
          <table:table-cell table:formula="of:=25+273.15" office:value-type="float" office:value="298.15">
            <text:p>298.15</text:p>
          </table:table-cell>
          <table:table-cell table:number-columns-repeated="2"/>
          <table:table-cell office:value-type="string">
            <text:p>B</text:p>
          </table:table-cell>
          <table:table-cell table:style-name="ce1" office:value-type="float" office:value="0.000617408427161">
            <text:p>6.17E-004</text:p>
          </table:table-cell>
        </table:table-row>
        <table:table-row table:style-name="ro2">
          <table:table-cell/>
          <table:table-cell table:style-name="Default" table:number-columns-repeated="2"/>
          <table:table-cell table:number-columns-repeated="2"/>
          <table:table-cell office:value-type="string">
            <text:p>R0</text:p>
          </table:table-cell>
          <table:table-cell office:value-type="float" office:value="10000">
            <text:p>10000</text:p>
          </table:table-cell>
          <table:table-cell table:number-columns-repeated="2"/>
          <table:table-cell office:value-type="string">
            <text:p>C</text:p>
          </table:table-cell>
          <table:table-cell table:style-name="ce1" office:value-type="float" office:value="-0.0000429829286805">
            <text:p>-4.30E-005</text:p>
          </table:table-cell>
        </table:table-row>
        <table:table-row table:style-name="ro2">
          <table:table-cell/>
          <table:table-cell table:style-name="Default" table:number-columns-repeated="2"/>
          <table:table-cell table:number-columns-repeated="6"/>
          <table:table-cell office:value-type="string">
            <text:p>D</text:p>
          </table:table-cell>
          <table:table-cell table:style-name="ce1" office:value-type="float" office:value="0.00000168027171424">
            <text:p>1.68E-006</text:p>
          </table:table-cell>
        </table:table-row>
        <table:table-row table:style-name="ro2">
          <table:table-cell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office:value-type="string">
            <text:p>1/T = A + B ln(R) + Cln(R)^3</text:p>
          </table:table-cell>
          <table:table-cell table:number-columns-repeated="3"/>
        </table:table-row>
        <table:table-row table:style-name="ro1">
          <table:table-cell office:value-type="string">
            <text:p>C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K</text:p>
          </table:table-cell>
          <table:table-cell office:value-type="string">
            <text:p>Rt</text:p>
          </table:table-cell>
          <table:table-cell/>
          <table:table-cell office:value-type="string">
            <text:p>1/T = 1/T0+1/Bln(R/R0)</text:p>
          </table:table-cell>
          <table:table-cell/>
          <table:table-cell office:value-type="string">
            <text:p>ln(R)</text:p>
          </table:table-cell>
          <table:table-cell office:value-type="string">
            <text:p>1/T</text:p>
          </table:table-cell>
          <table:table-cell table:number-columns-repeated="2"/>
        </table:table-row>
        <table:table-row table:style-name="ro2">
          <table:table-cell table:style-name="ce2" office:value-type="float" office:value="-40">
            <text:p>-40</text:p>
          </table:table-cell>
          <table:table-cell table:formula="of:=9*[.A8]/5+32" office:value-type="float" office:value="-40">
            <text:p>-40</text:p>
          </table:table-cell>
          <table:table-cell table:formula="of:=[.A8]+273.15" office:value-type="float" office:value="233.15">
            <text:p>233.15</text:p>
          </table:table-cell>
          <table:table-cell table:style-name="ce2" office:value-type="float" office:value="277.2">
            <text:p>277.2</text:p>
          </table:table-cell>
          <table:table-cell/>
          <table:table-cell table:formula="of:=1/(1/[.$G$2]+(1/[.$G$1])*LN([.D8]*1000/[.$G$3]))-273.15" office:value-type="float" office:value="-34.7748484290677">
            <text:p>-34.7748484291</text:p>
          </table:table-cell>
          <table:table-cell/>
          <table:table-cell table:formula="of:=LN([.D8]*1000)" office:value-type="float" office:value="12.5324945462979">
            <text:p>12.5324945463</text:p>
          </table:table-cell>
          <table:table-cell table:formula="of:=1/[.C8]" office:value-type="float" office:value="0.00428908428050611">
            <text:p>0.0042890843</text:p>
          </table:table-cell>
          <table:table-cell table:formula="of:=(1/([.$K$1]+[.$K$2]*[.H8]+[.$K$3]*[.H8]*[.H8]+[.$K$4]*[.H8]*[.H8]*[.H8]))-273.15" office:value-type="float" office:value="-40.5119620672001">
            <text:p>-40.5119620672</text:p>
          </table:table-cell>
          <table:table-cell/>
        </table:table-row>
        <table:table-row table:style-name="ro2">
          <table:table-cell table:formula="of:=[.A8]+1" office:value-type="float" office:value="-39">
            <text:p>-39</text:p>
          </table:table-cell>
          <table:table-cell table:formula="of:=9*[.A9]/5+32" office:value-type="float" office:value="-38.2">
            <text:p>-38.2</text:p>
          </table:table-cell>
          <table:table-cell table:formula="of:=[.A9]+273.15" office:value-type="float" office:value="234.15">
            <text:p>234.15</text:p>
          </table:table-cell>
          <table:table-cell table:style-name="ce2" office:value-type="float" office:value="263.6">
            <text:p>263.6</text:p>
          </table:table-cell>
          <table:table-cell/>
          <table:table-cell table:formula="of:=1/(1/[.$G$2]+(1/[.$G$1])*LN([.D9]*1000/[.$G$3]))-273.15" office:value-type="float" office:value="-34.0489612134558">
            <text:p>-34.0489612135</text:p>
          </table:table-cell>
          <table:table-cell/>
          <table:table-cell table:formula="of:=LN([.D9]*1000)" office:value-type="float" office:value="12.4821880816105">
            <text:p>12.4821880816</text:p>
          </table:table-cell>
          <table:table-cell table:formula="of:=1/[.C9]" office:value-type="float" office:value="0.00427076660260517">
            <text:p>0.0042707666</text:p>
          </table:table-cell>
          <table:table-cell table:formula="of:=(1/([.$K$1]+[.$K$2]*[.H9]+[.$K$3]*[.H9]*[.H9]+[.$K$4]*[.H9]*[.H9]*[.H9]))-273.15" office:value-type="float" office:value="-39.6079381003815">
            <text:p>-39.6079381004</text:p>
          </table:table-cell>
          <table:table-cell/>
        </table:table-row>
        <table:table-row table:style-name="ro2">
          <table:table-cell table:formula="of:=[.A9]+1" office:value-type="float" office:value="-38">
            <text:p>-38</text:p>
          </table:table-cell>
          <table:table-cell table:formula="of:=9*[.A10]/5+32" office:value-type="float" office:value="-36.4">
            <text:p>-36.4</text:p>
          </table:table-cell>
          <table:table-cell table:formula="of:=[.A10]+273.15" office:value-type="float" office:value="235.15">
            <text:p>235.15</text:p>
          </table:table-cell>
          <table:table-cell table:style-name="ce2" office:value-type="float" office:value="250.1">
            <text:p>250.1</text:p>
          </table:table-cell>
          <table:table-cell/>
          <table:table-cell table:formula="of:=1/(1/[.$G$2]+(1/[.$G$1])*LN([.D10]*1000/[.$G$3]))-273.15" office:value-type="float" office:value="-33.2856453481403">
            <text:p>-33.2856453481</text:p>
          </table:table-cell>
          <table:table-cell/>
          <table:table-cell table:formula="of:=LN([.D10]*1000)" office:value-type="float" office:value="12.4296161168657">
            <text:p>12.4296161169</text:p>
          </table:table-cell>
          <table:table-cell table:formula="of:=1/[.C10]" office:value-type="float" office:value="0.00425260472039124">
            <text:p>0.0042526047</text:p>
          </table:table-cell>
          <table:table-cell table:formula="of:=(1/([.$K$1]+[.$K$2]*[.H10]+[.$K$3]*[.H10]*[.H10]+[.$K$4]*[.H10]*[.H10]*[.H10]))-273.15" office:value-type="float" office:value="-38.6615921268913">
            <text:p>-38.6615921269</text:p>
          </table:table-cell>
          <table:table-cell/>
        </table:table-row>
        <table:table-row table:style-name="ro2">
          <table:table-cell table:formula="of:=[.A10]+1" office:value-type="float" office:value="-37">
            <text:p>-37</text:p>
          </table:table-cell>
          <table:table-cell table:formula="of:=9*[.A11]/5+32" office:value-type="float" office:value="-34.6">
            <text:p>-34.6</text:p>
          </table:table-cell>
          <table:table-cell table:formula="of:=[.A11]+273.15" office:value-type="float" office:value="236.15">
            <text:p>236.15</text:p>
          </table:table-cell>
          <table:table-cell table:style-name="ce2" office:value-type="float" office:value="236.8">
            <text:p>236.8</text:p>
          </table:table-cell>
          <table:table-cell/>
          <table:table-cell table:formula="of:=1/(1/[.$G$2]+(1/[.$G$1])*LN([.D11]*1000/[.$G$3]))-273.15" office:value-type="float" office:value="-32.4870481720676">
            <text:p>-32.4870481721</text:p>
          </table:table-cell>
          <table:table-cell/>
          <table:table-cell table:formula="of:=LN([.D11]*1000)" office:value-type="float" office:value="12.374971181992">
            <text:p>12.374971182</text:p>
          </table:table-cell>
          <table:table-cell table:formula="of:=1/[.C11]" office:value-type="float" office:value="0.00423459665466864">
            <text:p>0.0042345967</text:p>
          </table:table-cell>
          <table:table-cell table:formula="of:=(1/([.$K$1]+[.$K$2]*[.H11]+[.$K$3]*[.H11]*[.H11]+[.$K$4]*[.H11]*[.H11]*[.H11]))-273.15" office:value-type="float" office:value="-37.6761571403807">
            <text:p>-37.6761571404</text:p>
          </table:table-cell>
          <table:table-cell/>
        </table:table-row>
        <table:table-row table:style-name="ro2">
          <table:table-cell table:formula="of:=[.A11]+1" office:value-type="float" office:value="-36">
            <text:p>-36</text:p>
          </table:table-cell>
          <table:table-cell table:formula="of:=9*[.A12]/5+32" office:value-type="float" office:value="-32.8">
            <text:p>-32.8</text:p>
          </table:table-cell>
          <table:table-cell table:formula="of:=[.A12]+273.15" office:value-type="float" office:value="237.15">
            <text:p>237.15</text:p>
          </table:table-cell>
          <table:table-cell table:style-name="ce2" office:value-type="float" office:value="224">
            <text:p>224</text:p>
          </table:table-cell>
          <table:table-cell/>
          <table:table-cell table:formula="of:=1/(1/[.$G$2]+(1/[.$G$1])*LN([.D12]*1000/[.$G$3]))-273.15" office:value-type="float" office:value="-31.6694620486115">
            <text:p>-31.6694620486</text:p>
          </table:table-cell>
          <table:table-cell/>
          <table:table-cell table:formula="of:=LN([.D12]*1000)" office:value-type="float" office:value="12.3194013308372">
            <text:p>12.3194013308</text:p>
          </table:table-cell>
          <table:table-cell table:formula="of:=1/[.C12]" office:value-type="float" office:value="0.00421674045962471">
            <text:p>0.0042167405</text:p>
          </table:table-cell>
          <table:table-cell table:formula="of:=(1/([.$K$1]+[.$K$2]*[.H12]+[.$K$3]*[.H12]*[.H12]+[.$K$4]*[.H12]*[.H12]*[.H12]))-273.15" office:value-type="float" office:value="-36.6721553870302">
            <text:p>-36.672155387</text:p>
          </table:table-cell>
          <table:table-cell/>
        </table:table-row>
        <table:table-row table:style-name="ro2">
          <table:table-cell table:formula="of:=[.A12]+1" office:value-type="float" office:value="-35">
            <text:p>-35</text:p>
          </table:table-cell>
          <table:table-cell table:formula="of:=9*[.A13]/5+32" office:value-type="float" office:value="-31">
            <text:p>-31</text:p>
          </table:table-cell>
          <table:table-cell table:formula="of:=[.A13]+273.15" office:value-type="float" office:value="238.15">
            <text:p>238.15</text:p>
          </table:table-cell>
          <table:table-cell table:style-name="ce2" office:value-type="float" office:value="211.5">
            <text:p>211.5</text:p>
          </table:table-cell>
          <table:table-cell/>
          <table:table-cell table:formula="of:=1/(1/[.$G$2]+(1/[.$G$1])*LN([.D13]*1000/[.$G$3]))-273.15" office:value-type="float" office:value="-30.8187833519962">
            <text:p>-30.818783352</text:p>
          </table:table-cell>
          <table:table-cell/>
          <table:table-cell table:formula="of:=LN([.D13]*1000)" office:value-type="float" office:value="12.2619802774685">
            <text:p>12.2619802775</text:p>
          </table:table-cell>
          <table:table-cell table:formula="of:=1/[.C13]" office:value-type="float" office:value="0.00419903422212891">
            <text:p>0.0041990342</text:p>
          </table:table-cell>
          <table:table-cell table:formula="of:=(1/([.$K$1]+[.$K$2]*[.H13]+[.$K$3]*[.H13]*[.H13]+[.$K$4]*[.H13]*[.H13]*[.H13]))-273.15" office:value-type="float" office:value="-35.6326694961918">
            <text:p>-35.6326694962</text:p>
          </table:table-cell>
          <table:table-cell/>
        </table:table-row>
        <table:table-row table:style-name="ro2">
          <table:table-cell table:formula="of:=[.A13]+1" office:value-type="float" office:value="-34">
            <text:p>-34</text:p>
          </table:table-cell>
          <table:table-cell table:formula="of:=9*[.A14]/5+32" office:value-type="float" office:value="-29.2">
            <text:p>-29.2</text:p>
          </table:table-cell>
          <table:table-cell table:formula="of:=[.A14]+273.15" office:value-type="float" office:value="239.15">
            <text:p>239.15</text:p>
          </table:table-cell>
          <table:table-cell table:style-name="ce2" office:value-type="float" office:value="199.6">
            <text:p>199.6</text:p>
          </table:table-cell>
          <table:table-cell/>
          <table:table-cell table:formula="of:=1/(1/[.$G$2]+(1/[.$G$1])*LN([.D14]*1000/[.$G$3]))-273.15" office:value-type="float" office:value="-29.9547746112451">
            <text:p>-29.9547746112</text:p>
          </table:table-cell>
          <table:table-cell/>
          <table:table-cell table:formula="of:=LN([.D14]*1000)" office:value-type="float" office:value="12.2040706428595">
            <text:p>12.2040706429</text:p>
          </table:table-cell>
          <table:table-cell table:formula="of:=1/[.C14]" office:value-type="float" office:value="0.00418147606104955">
            <text:p>0.0041814761</text:p>
          </table:table-cell>
          <table:table-cell table:formula="of:=(1/([.$K$1]+[.$K$2]*[.H14]+[.$K$3]*[.H14]*[.H14]+[.$K$4]*[.H14]*[.H14]*[.H14]))-273.15" office:value-type="float" office:value="-34.582198733259">
            <text:p>-34.5821987333</text:p>
          </table:table-cell>
          <table:table-cell/>
        </table:table-row>
        <table:table-row table:style-name="ro2">
          <table:table-cell table:formula="of:=[.A14]+1" office:value-type="float" office:value="-33">
            <text:p>-33</text:p>
          </table:table-cell>
          <table:table-cell table:formula="of:=9*[.A15]/5+32" office:value-type="float" office:value="-27.4">
            <text:p>-27.4</text:p>
          </table:table-cell>
          <table:table-cell table:formula="of:=[.A15]+273.15" office:value-type="float" office:value="240.15">
            <text:p>240.15</text:p>
          </table:table-cell>
          <table:table-cell table:style-name="ce2" office:value-type="float" office:value="188.1">
            <text:p>188.1</text:p>
          </table:table-cell>
          <table:table-cell/>
          <table:table-cell table:formula="of:=1/(1/[.$G$2]+(1/[.$G$1])*LN([.D15]*1000/[.$G$3]))-273.15" office:value-type="float" office:value="-29.0629856806321">
            <text:p>-29.0629856806</text:p>
          </table:table-cell>
          <table:table-cell/>
          <table:table-cell table:formula="of:=LN([.D15]*1000)" office:value-type="float" office:value="12.1447290152891">
            <text:p>12.1447290153</text:p>
          </table:table-cell>
          <table:table-cell table:formula="of:=1/[.C15]" office:value-type="float" office:value="0.00416406412658755">
            <text:p>0.0041640641</text:p>
          </table:table-cell>
          <table:table-cell table:formula="of:=(1/([.$K$1]+[.$K$2]*[.H15]+[.$K$3]*[.H15]*[.H15]+[.$K$4]*[.H15]*[.H15]*[.H15]))-273.15" office:value-type="float" office:value="-33.5034745866614">
            <text:p>-33.5034745867</text:p>
          </table:table-cell>
          <table:table-cell/>
        </table:table-row>
        <table:table-row table:style-name="ro2">
          <table:table-cell table:formula="of:=[.A15]+1" office:value-type="float" office:value="-32">
            <text:p>-32</text:p>
          </table:table-cell>
          <table:table-cell table:formula="of:=9*[.A16]/5+32" office:value-type="float" office:value="-25.6">
            <text:p>-25.6</text:p>
          </table:table-cell>
          <table:table-cell table:formula="of:=[.A16]+273.15" office:value-type="float" office:value="241.15">
            <text:p>241.15</text:p>
          </table:table-cell>
          <table:table-cell table:style-name="ce2" office:value-type="float" office:value="177.3">
            <text:p>177.3</text:p>
          </table:table-cell>
          <table:table-cell/>
          <table:table-cell table:formula="of:=1/(1/[.$G$2]+(1/[.$G$1])*LN([.D16]*1000/[.$G$3]))-273.15" office:value-type="float" office:value="-28.1678399161603">
            <text:p>-28.1678399162</text:p>
          </table:table-cell>
          <table:table-cell/>
          <table:table-cell table:formula="of:=LN([.D16]*1000)" office:value-type="float" office:value="12.0855984920623">
            <text:p>12.0855984921</text:p>
          </table:table-cell>
          <table:table-cell table:formula="of:=1/[.C16]" office:value-type="float" office:value="0.00414679659962679">
            <text:p>0.0041467966</text:p>
          </table:table-cell>
          <table:table-cell table:formula="of:=(1/([.$K$1]+[.$K$2]*[.H16]+[.$K$3]*[.H16]*[.H16]+[.$K$4]*[.H16]*[.H16]*[.H16]))-273.15" office:value-type="float" office:value="-32.4262440792049">
            <text:p>-32.4262440792</text:p>
          </table:table-cell>
          <table:table-cell/>
        </table:table-row>
        <table:table-row table:style-name="ro2">
          <table:table-cell table:formula="of:=[.A16]+1" office:value-type="float" office:value="-31">
            <text:p>-31</text:p>
          </table:table-cell>
          <table:table-cell table:formula="of:=9*[.A17]/5+32" office:value-type="float" office:value="-23.8">
            <text:p>-23.8</text:p>
          </table:table-cell>
          <table:table-cell table:formula="of:=[.A17]+273.15" office:value-type="float" office:value="242.15">
            <text:p>242.15</text:p>
          </table:table-cell>
          <table:table-cell table:style-name="ce2" office:value-type="float" office:value="167">
            <text:p>167</text:p>
          </table:table-cell>
          <table:table-cell/>
          <table:table-cell table:formula="of:=1/(1/[.$G$2]+(1/[.$G$1])*LN([.D17]*1000/[.$G$3]))-273.15" office:value-type="float" office:value="-27.2551007437773">
            <text:p>-27.2551007438</text:p>
          </table:table-cell>
          <table:table-cell/>
          <table:table-cell table:formula="of:=LN([.D17]*1000)" office:value-type="float" office:value="12.0257490913989">
            <text:p>12.0257490914</text:p>
          </table:table-cell>
          <table:table-cell table:formula="of:=1/[.C17]" office:value-type="float" office:value="0.00412967169110056">
            <text:p>0.0041296717</text:p>
          </table:table-cell>
          <table:table-cell table:formula="of:=(1/([.$K$1]+[.$K$2]*[.H17]+[.$K$3]*[.H17]*[.H17]+[.$K$4]*[.H17]*[.H17]*[.H17]))-273.15" office:value-type="float" office:value="-31.3334794637885">
            <text:p>-31.3334794638</text:p>
          </table:table-cell>
          <table:table-cell/>
        </table:table-row>
        <table:table-row table:style-name="ro2">
          <table:table-cell table:formula="of:=[.A17]+1" office:value-type="float" office:value="-30">
            <text:p>-30</text:p>
          </table:table-cell>
          <table:table-cell table:formula="of:=9*[.A18]/5+32" office:value-type="float" office:value="-22">
            <text:p>-22</text:p>
          </table:table-cell>
          <table:table-cell table:formula="of:=[.A18]+273.15" office:value-type="float" office:value="243.15">
            <text:p>243.15</text:p>
          </table:table-cell>
          <table:table-cell table:style-name="ce2" office:value-type="float" office:value="157.2">
            <text:p>157.2</text:p>
          </table:table-cell>
          <table:table-cell/>
          <table:table-cell table:formula="of:=1/(1/[.$G$2]+(1/[.$G$1])*LN([.D18]*1000/[.$G$3]))-273.15" office:value-type="float" office:value="-26.3258874802868">
            <text:p>-26.3258874803</text:p>
          </table:table-cell>
          <table:table-cell/>
          <table:table-cell table:formula="of:=LN([.D18]*1000)" office:value-type="float" office:value="11.9652741589772">
            <text:p>11.965274159</text:p>
          </table:table-cell>
          <table:table-cell table:formula="of:=1/[.C18]" office:value-type="float" office:value="0.00411268764137364">
            <text:p>0.0041126876</text:p>
          </table:table-cell>
          <table:table-cell table:formula="of:=(1/([.$K$1]+[.$K$2]*[.H18]+[.$K$3]*[.H18]*[.H18]+[.$K$4]*[.H18]*[.H18]*[.H18]))-273.15" office:value-type="float" office:value="-30.2267428588828">
            <text:p>-30.2267428589</text:p>
          </table:table-cell>
          <table:table-cell/>
        </table:table-row>
        <table:table-row table:style-name="ro2">
          <table:table-cell table:formula="of:=[.A18]+1" office:value-type="float" office:value="-29">
            <text:p>-29</text:p>
          </table:table-cell>
          <table:table-cell table:formula="of:=9*[.A19]/5+32" office:value-type="float" office:value="-20.2">
            <text:p>-20.2</text:p>
          </table:table-cell>
          <table:table-cell table:formula="of:=[.A19]+273.15" office:value-type="float" office:value="244.15">
            <text:p>244.15</text:p>
          </table:table-cell>
          <table:table-cell table:style-name="ce2" office:value-type="float" office:value="148.1">
            <text:p>148.1</text:p>
          </table:table-cell>
          <table:table-cell/>
          <table:table-cell table:formula="of:=1/(1/[.$G$2]+(1/[.$G$1])*LN([.D19]*1000/[.$G$3]))-273.15" office:value-type="float" office:value="-25.4027367818586">
            <text:p>-25.4027367819</text:p>
          </table:table-cell>
          <table:table-cell/>
          <table:table-cell table:formula="of:=LN([.D19]*1000)" office:value-type="float" office:value="11.9056430002559">
            <text:p>11.9056430003</text:p>
          </table:table-cell>
          <table:table-cell table:formula="of:=1/[.C19]" office:value-type="float" office:value="0.00409584271963957">
            <text:p>0.0040958427</text:p>
          </table:table-cell>
          <table:table-cell table:formula="of:=(1/([.$K$1]+[.$K$2]*[.H19]+[.$K$3]*[.H19]*[.H19]+[.$K$4]*[.H19]*[.H19]*[.H19]))-273.15" office:value-type="float" office:value="-29.1328756305698">
            <text:p>-29.1328756306</text:p>
          </table:table-cell>
          <table:table-cell/>
        </table:table-row>
        <table:table-row table:style-name="ro2">
          <table:table-cell table:formula="of:=[.A19]+1" office:value-type="float" office:value="-28">
            <text:p>-28</text:p>
          </table:table-cell>
          <table:table-cell table:formula="of:=9*[.A20]/5+32" office:value-type="float" office:value="-18.4">
            <text:p>-18.4</text:p>
          </table:table-cell>
          <table:table-cell table:formula="of:=[.A20]+273.15" office:value-type="float" office:value="245.15">
            <text:p>245.15</text:p>
          </table:table-cell>
          <table:table-cell table:style-name="ce2" office:value-type="float" office:value="139.4">
            <text:p>139.4</text:p>
          </table:table-cell>
          <table:table-cell/>
          <table:table-cell table:formula="of:=1/(1/[.$G$2]+(1/[.$G$1])*LN([.D20]*1000/[.$G$3]))-273.15" office:value-type="float" office:value="-24.4584218339617">
            <text:p>-24.458421834</text:p>
          </table:table-cell>
          <table:table-cell/>
          <table:table-cell table:formula="of:=LN([.D20]*1000)" office:value-type="float" office:value="11.8451027773086">
            <text:p>11.8451027773</text:p>
          </table:table-cell>
          <table:table-cell table:formula="of:=1/[.C20]" office:value-type="float" office:value="0.00407913522333265">
            <text:p>0.0040791352</text:p>
          </table:table-cell>
          <table:table-cell table:formula="of:=(1/([.$K$1]+[.$K$2]*[.H20]+[.$K$3]*[.H20]*[.H20]+[.$K$4]*[.H20]*[.H20]*[.H20]))-273.15" office:value-type="float" office:value="-28.0196536166151">
            <text:p>-28.0196536166</text:p>
          </table:table-cell>
          <table:table-cell/>
        </table:table-row>
        <table:table-row table:style-name="ro2">
          <table:table-cell table:formula="of:=[.A20]+1" office:value-type="float" office:value="-27">
            <text:p>-27</text:p>
          </table:table-cell>
          <table:table-cell table:formula="of:=9*[.A21]/5+32" office:value-type="float" office:value="-16.6">
            <text:p>-16.6</text:p>
          </table:table-cell>
          <table:table-cell table:formula="of:=[.A21]+273.15" office:value-type="float" office:value="246.15">
            <text:p>246.15</text:p>
          </table:table-cell>
          <table:table-cell table:style-name="ce2" office:value-type="float" office:value="131.3">
            <text:p>131.3</text:p>
          </table:table-cell>
          <table:table-cell/>
          <table:table-cell table:formula="of:=1/(1/[.$G$2]+(1/[.$G$1])*LN([.D21]*1000/[.$G$3]))-273.15" office:value-type="float" office:value="-23.5175696179504">
            <text:p>-23.517569618</text:p>
          </table:table-cell>
          <table:table-cell/>
          <table:table-cell table:formula="of:=LN([.D21]*1000)" office:value-type="float" office:value="11.7852400602909">
            <text:p>11.7852400603</text:p>
          </table:table-cell>
          <table:table-cell table:formula="of:=1/[.C21]" office:value-type="float" office:value="0.00406256347755434">
            <text:p>0.0040625635</text:p>
          </table:table-cell>
          <table:table-cell table:formula="of:=(1/([.$K$1]+[.$K$2]*[.H21]+[.$K$3]*[.H21]*[.H21]+[.$K$4]*[.H21]*[.H21]*[.H21]))-273.15" office:value-type="float" office:value="-26.9161672263044">
            <text:p>-26.9161672263</text:p>
          </table:table-cell>
          <table:table-cell/>
        </table:table-row>
        <table:table-row table:style-name="ro2">
          <table:table-cell table:formula="of:=[.A21]+1" office:value-type="float" office:value="-26">
            <text:p>-26</text:p>
          </table:table-cell>
          <table:table-cell table:formula="of:=9*[.A22]/5+32" office:value-type="float" office:value="-14.8">
            <text:p>-14.8</text:p>
          </table:table-cell>
          <table:table-cell table:formula="of:=[.A22]+273.15" office:value-type="float" office:value="247.15">
            <text:p>247.15</text:p>
          </table:table-cell>
          <table:table-cell table:style-name="ce2" office:value-type="float" office:value="123.7">
            <text:p>123.7</text:p>
          </table:table-cell>
          <table:table-cell/>
          <table:table-cell table:formula="of:=1/(1/[.$G$2]+(1/[.$G$1])*LN([.D22]*1000/[.$G$3]))-273.15" office:value-type="float" office:value="-22.5733422820546">
            <text:p>-22.5733422821</text:p>
          </table:table-cell>
          <table:table-cell/>
          <table:table-cell table:formula="of:=LN([.D22]*1000)" office:value-type="float" office:value="11.7256145583806">
            <text:p>11.7256145584</text:p>
          </table:table-cell>
          <table:table-cell table:formula="of:=1/[.C22]" office:value-type="float" office:value="0.00404612583451345">
            <text:p>0.0040461258</text:p>
          </table:table-cell>
          <table:table-cell table:formula="of:=(1/([.$K$1]+[.$K$2]*[.H22]+[.$K$3]*[.H22]*[.H22]+[.$K$4]*[.H22]*[.H22]*[.H22]))-273.15" office:value-type="float" office:value="-25.8142918883621">
            <text:p>-25.8142918884</text:p>
          </table:table-cell>
          <table:table-cell/>
        </table:table-row>
        <table:table-row table:style-name="ro2">
          <table:table-cell table:formula="of:=[.A22]+1" office:value-type="float" office:value="-25">
            <text:p>-25</text:p>
          </table:table-cell>
          <table:table-cell table:formula="of:=9*[.A23]/5+32" office:value-type="float" office:value="-13">
            <text:p>-13</text:p>
          </table:table-cell>
          <table:table-cell table:formula="of:=[.A23]+273.15" office:value-type="float" office:value="248.15">
            <text:p>248.15</text:p>
          </table:table-cell>
          <table:table-cell table:style-name="ce2" office:value-type="float" office:value="116.6">
            <text:p>116.6</text:p>
          </table:table-cell>
          <table:table-cell/>
          <table:table-cell table:formula="of:=1/(1/[.$G$2]+(1/[.$G$1])*LN([.D23]*1000/[.$G$3]))-273.15" office:value-type="float" office:value="-21.6302011334701">
            <text:p>-21.6302011335</text:p>
          </table:table-cell>
          <table:table-cell/>
          <table:table-cell table:formula="of:=LN([.D23]*1000)" office:value-type="float" office:value="11.6665045528985">
            <text:p>11.6665045529</text:p>
          </table:table-cell>
          <table:table-cell table:formula="of:=1/[.C23]" office:value-type="float" office:value="0.00402982067298005">
            <text:p>0.0040298207</text:p>
          </table:table-cell>
          <table:table-cell table:formula="of:=(1/([.$K$1]+[.$K$2]*[.H23]+[.$K$3]*[.H23]*[.H23]+[.$K$4]*[.H23]*[.H23]*[.H23]))-273.15" office:value-type="float" office:value="-24.7191502342144">
            <text:p>-24.7191502342</text:p>
          </table:table-cell>
          <table:table-cell/>
        </table:table-row>
        <table:table-row table:style-name="ro2">
          <table:table-cell table:formula="of:=[.A23]+1" office:value-type="float" office:value="-24">
            <text:p>-24</text:p>
          </table:table-cell>
          <table:table-cell table:formula="of:=9*[.A24]/5+32" office:value-type="float" office:value="-11.2">
            <text:p>-11.2</text:p>
          </table:table-cell>
          <table:table-cell table:formula="of:=[.A24]+273.15" office:value-type="float" office:value="249.15">
            <text:p>249.15</text:p>
          </table:table-cell>
          <table:table-cell table:style-name="ce2" office:value-type="float" office:value="110">
            <text:p>110</text:p>
          </table:table-cell>
          <table:table-cell/>
          <table:table-cell table:formula="of:=1/(1/[.$G$2]+(1/[.$G$1])*LN([.D24]*1000/[.$G$3]))-273.15" office:value-type="float" office:value="-20.6935054711366">
            <text:p>-20.6935054711</text:p>
          </table:table-cell>
          <table:table-cell/>
          <table:table-cell table:formula="of:=LN([.D24]*1000)" office:value-type="float" office:value="11.6082356447746">
            <text:p>11.6082356448</text:p>
          </table:table-cell>
          <table:table-cell table:formula="of:=1/[.C24]" office:value-type="float" office:value="0.00401364639775236">
            <text:p>0.0040136464</text:p>
          </table:table-cell>
          <table:table-cell table:formula="of:=(1/([.$K$1]+[.$K$2]*[.H24]+[.$K$3]*[.H24]*[.H24]+[.$K$4]*[.H24]*[.H24]*[.H24]))-273.15" office:value-type="float" office:value="-23.6367976313938">
            <text:p>-23.6367976314</text:p>
          </table:table-cell>
          <table:table-cell/>
        </table:table-row>
        <table:table-row table:style-name="ro2">
          <table:table-cell table:formula="of:=[.A24]+1" office:value-type="float" office:value="-23">
            <text:p>-23</text:p>
          </table:table-cell>
          <table:table-cell table:formula="of:=9*[.A25]/5+32" office:value-type="float" office:value="-9.4">
            <text:p>-9.4</text:p>
          </table:table-cell>
          <table:table-cell table:formula="of:=[.A25]+273.15" office:value-type="float" office:value="250.15">
            <text:p>250.15</text:p>
          </table:table-cell>
          <table:table-cell table:style-name="ce2" office:value-type="float" office:value="103.7">
            <text:p>103.7</text:p>
          </table:table-cell>
          <table:table-cell/>
          <table:table-cell table:formula="of:=1/(1/[.$G$2]+(1/[.$G$1])*LN([.D25]*1000/[.$G$3]))-273.15" office:value-type="float" office:value="-19.7382752746791">
            <text:p>-19.7382752747</text:p>
          </table:table-cell>
          <table:table-cell/>
          <table:table-cell table:formula="of:=LN([.D25]*1000)" office:value-type="float" office:value="11.5492573942176">
            <text:p>11.5492573942</text:p>
          </table:table-cell>
          <table:table-cell table:formula="of:=1/[.C25]" office:value-type="float" office:value="0.00399760143913652">
            <text:p>0.0039976014</text:p>
          </table:table-cell>
          <table:table-cell table:formula="of:=(1/([.$K$1]+[.$K$2]*[.H25]+[.$K$3]*[.H25]*[.H25]+[.$K$4]*[.H25]*[.H25]*[.H25]))-273.15" office:value-type="float" office:value="-22.5383676894554">
            <text:p>-22.5383676895</text:p>
          </table:table-cell>
          <table:table-cell/>
        </table:table-row>
        <table:table-row table:style-name="ro2">
          <table:table-cell table:formula="of:=[.A25]+1" office:value-type="float" office:value="-22">
            <text:p>-22</text:p>
          </table:table-cell>
          <table:table-cell table:formula="of:=9*[.A26]/5+32" office:value-type="float" office:value="-7.6">
            <text:p>-7.6</text:p>
          </table:table-cell>
          <table:table-cell table:formula="of:=[.A26]+273.15" office:value-type="float" office:value="251.15">
            <text:p>251.15</text:p>
          </table:table-cell>
          <table:table-cell office:value-type="float" office:value="97.9">
            <text:p>97.9</text:p>
          </table:table-cell>
          <table:table-cell/>
          <table:table-cell table:formula="of:=1/(1/[.$G$2]+(1/[.$G$1])*LN([.D26]*1000/[.$G$3]))-273.15" office:value-type="float" office:value="-18.7990922639476">
            <text:p>-18.7990922639</text:p>
          </table:table-cell>
          <table:table-cell/>
          <table:table-cell table:formula="of:=LN([.D26]*1000)" office:value-type="float" office:value="11.4917018285186">
            <text:p>11.4917018285</text:p>
          </table:table-cell>
          <table:table-cell table:formula="of:=1/[.C26]" office:value-type="float" office:value="0.00398168425243878">
            <text:p>0.0039816843</text:p>
          </table:table-cell>
          <table:table-cell table:formula="of:=(1/([.$K$1]+[.$K$2]*[.H26]+[.$K$3]*[.H26]*[.H26]+[.$K$4]*[.H26]*[.H26]*[.H26]))-273.15" office:value-type="float" office:value="-21.4635439739347">
            <text:p>-21.4635439739</text:p>
          </table:table-cell>
          <table:table-cell/>
        </table:table-row>
        <table:table-row table:style-name="ro2">
          <table:table-cell table:formula="of:=[.A26]+1" office:value-type="float" office:value="-21">
            <text:p>-21</text:p>
          </table:table-cell>
          <table:table-cell table:formula="of:=9*[.A27]/5+32" office:value-type="float" office:value="-5.8">
            <text:p>-5.8</text:p>
          </table:table-cell>
          <table:table-cell table:formula="of:=[.A27]+273.15" office:value-type="float" office:value="252.15">
            <text:p>252.15</text:p>
          </table:table-cell>
          <table:table-cell office:value-type="float" office:value="92.5">
            <text:p>92.5</text:p>
          </table:table-cell>
          <table:table-cell/>
          <table:table-cell table:formula="of:=1/(1/[.$G$2]+(1/[.$G$1])*LN([.D27]*1000/[.$G$3]))-273.15" office:value-type="float" office:value="-17.8664128611444">
            <text:p>-17.8664128611</text:p>
          </table:table-cell>
          <table:table-cell/>
          <table:table-cell table:formula="of:=LN([.D27]*1000)" office:value-type="float" office:value="11.4349639235005">
            <text:p>11.4349639235</text:p>
          </table:table-cell>
          <table:table-cell table:formula="of:=1/[.C27]" office:value-type="float" office:value="0.00396589331746976">
            <text:p>0.0039658933</text:p>
          </table:table-cell>
          <table:table-cell table:formula="of:=(1/([.$K$1]+[.$K$2]*[.H27]+[.$K$3]*[.H27]*[.H27]+[.$K$4]*[.H27]*[.H27]*[.H27]))-273.15" office:value-type="float" office:value="-20.4011191818084">
            <text:p>-20.4011191818</text:p>
          </table:table-cell>
          <table:table-cell/>
        </table:table-row>
        <table:table-row table:style-name="ro2">
          <table:table-cell table:formula="of:=[.A27]+1" office:value-type="float" office:value="-20">
            <text:p>-20</text:p>
          </table:table-cell>
          <table:table-cell table:formula="of:=9*[.A28]/5+32" office:value-type="float" office:value="-4">
            <text:p>-4</text:p>
          </table:table-cell>
          <table:table-cell table:formula="of:=[.A28]+273.15" office:value-type="float" office:value="253.15">
            <text:p>253.15</text:p>
          </table:table-cell>
          <table:table-cell office:value-type="float" office:value="87.43">
            <text:p>87.43</text:p>
          </table:table-cell>
          <table:table-cell/>
          <table:table-cell table:formula="of:=1/(1/[.$G$2]+(1/[.$G$1])*LN([.D28]*1000/[.$G$3]))-273.15" office:value-type="float" office:value="-16.932979908066">
            <text:p>-16.9329799081</text:p>
          </table:table-cell>
          <table:table-cell/>
          <table:table-cell table:formula="of:=LN([.D28]*1000)" office:value-type="float" office:value="11.3785937521749">
            <text:p>11.3785937522</text:p>
          </table:table-cell>
          <table:table-cell table:formula="of:=1/[.C28]" office:value-type="float" office:value="0.00395022713806044">
            <text:p>0.0039502271</text:p>
          </table:table-cell>
          <table:table-cell table:formula="of:=(1/([.$K$1]+[.$K$2]*[.H28]+[.$K$3]*[.H28]*[.H28]+[.$K$4]*[.H28]*[.H28]*[.H28]))-273.15" office:value-type="float" office:value="-19.3426814459997">
            <text:p>-19.342681446</text:p>
          </table:table-cell>
          <table:table-cell/>
        </table:table-row>
        <table:table-row table:style-name="ro2">
          <table:table-cell table:formula="of:=[.A28]+1" office:value-type="float" office:value="-19">
            <text:p>-19</text:p>
          </table:table-cell>
          <table:table-cell table:formula="of:=9*[.A29]/5+32" office:value-type="float" office:value="-2.2">
            <text:p>-2.2</text:p>
          </table:table-cell>
          <table:table-cell table:formula="of:=[.A29]+273.15" office:value-type="float" office:value="254.15">
            <text:p>254.15</text:p>
          </table:table-cell>
          <table:table-cell office:value-type="float" office:value="82.79">
            <text:p>82.79</text:p>
          </table:table-cell>
          <table:table-cell/>
          <table:table-cell table:formula="of:=1/(1/[.$G$2]+(1/[.$G$1])*LN([.D29]*1000/[.$G$3]))-273.15" office:value-type="float" office:value="-16.0234798231195">
            <text:p>-16.0234798231</text:p>
          </table:table-cell>
          <table:table-cell/>
          <table:table-cell table:formula="of:=LN([.D29]*1000)" office:value-type="float" office:value="11.3240625601329">
            <text:p>11.3240625601</text:p>
          </table:table-cell>
          <table:table-cell table:formula="of:=1/[.C29]" office:value-type="float" office:value="0.00393468424158961">
            <text:p>0.0039346842</text:p>
          </table:table-cell>
          <table:table-cell table:formula="of:=(1/([.$K$1]+[.$K$2]*[.H29]+[.$K$3]*[.H29]*[.H29]+[.$K$4]*[.H29]*[.H29]*[.H29]))-273.15" office:value-type="float" office:value="-18.3159499850909">
            <text:p>-18.3159499851</text:p>
          </table:table-cell>
          <table:table-cell/>
        </table:table-row>
        <table:table-row table:style-name="ro2">
          <table:table-cell table:formula="of:=[.A29]+1" office:value-type="float" office:value="-18">
            <text:p>-18</text:p>
          </table:table-cell>
          <table:table-cell table:formula="of:=9*[.A30]/5+32" office:value-type="float" office:value="-0.399999999999999">
            <text:p>-0.4</text:p>
          </table:table-cell>
          <table:table-cell table:formula="of:=[.A30]+273.15" office:value-type="float" office:value="255.15">
            <text:p>255.15</text:p>
          </table:table-cell>
          <table:table-cell office:value-type="float" office:value="78.44">
            <text:p>78.44</text:p>
          </table:table-cell>
          <table:table-cell/>
          <table:table-cell table:formula="of:=1/(1/[.$G$2]+(1/[.$G$1])*LN([.D30]*1000/[.$G$3]))-273.15" office:value-type="float" office:value="-15.1169042788252">
            <text:p>-15.1169042788</text:p>
          </table:table-cell>
          <table:table-cell/>
          <table:table-cell table:formula="of:=LN([.D30]*1000)" office:value-type="float" office:value="11.2700892803103">
            <text:p>11.2700892803</text:p>
          </table:table-cell>
          <table:table-cell table:formula="of:=1/[.C30]" office:value-type="float" office:value="0.00391926317852244">
            <text:p>0.0039192632</text:p>
          </table:table-cell>
          <table:table-cell table:formula="of:=(1/([.$K$1]+[.$K$2]*[.H30]+[.$K$3]*[.H30]*[.H30]+[.$K$4]*[.H30]*[.H30]*[.H30]))-273.15" office:value-type="float" office:value="-17.296916034078">
            <text:p>-17.2969160341</text:p>
          </table:table-cell>
          <table:table-cell/>
        </table:table-row>
        <table:table-row table:style-name="ro2">
          <table:table-cell table:formula="of:=[.A30]+1" office:value-type="float" office:value="-17">
            <text:p>-17</text:p>
          </table:table-cell>
          <table:table-cell table:formula="of:=9*[.A31]/5+32" office:value-type="float" office:value="1.4">
            <text:p>1.4</text:p>
          </table:table-cell>
          <table:table-cell table:formula="of:=[.A31]+273.15" office:value-type="float" office:value="256.15">
            <text:p>256.15</text:p>
          </table:table-cell>
          <table:table-cell office:value-type="float" office:value="74.36">
            <text:p>74.36</text:p>
          </table:table-cell>
          <table:table-cell/>
          <table:table-cell table:formula="of:=1/(1/[.$G$2]+(1/[.$G$1])*LN([.D31]*1000/[.$G$3]))-273.15" office:value-type="float" office:value="-14.2133757937576">
            <text:p>-14.2133757938</text:p>
          </table:table-cell>
          <table:table-cell/>
          <table:table-cell table:formula="of:=LN([.D31]*1000)" office:value-type="float" office:value="11.2166734418354">
            <text:p>11.2166734418</text:p>
          </table:table-cell>
          <table:table-cell table:formula="of:=1/[.C31]" office:value-type="float" office:value="0.00390396252195979">
            <text:p>0.0039039625</text:p>
          </table:table-cell>
          <table:table-cell table:formula="of:=(1/([.$K$1]+[.$K$2]*[.H31]+[.$K$3]*[.H31]*[.H31]+[.$K$4]*[.H31]*[.H31]*[.H31]))-273.15" office:value-type="float" office:value="-16.2855846938807">
            <text:p>-16.2855846939</text:p>
          </table:table-cell>
          <table:table-cell/>
        </table:table-row>
        <table:table-row table:style-name="ro2">
          <table:table-cell table:formula="of:=[.A31]+1" office:value-type="float" office:value="-16">
            <text:p>-16</text:p>
          </table:table-cell>
          <table:table-cell table:formula="of:=9*[.A32]/5+32" office:value-type="float" office:value="3.2">
            <text:p>3.2</text:p>
          </table:table-cell>
          <table:table-cell table:formula="of:=[.A32]+273.15" office:value-type="float" office:value="257.15">
            <text:p>257.15</text:p>
          </table:table-cell>
          <table:table-cell office:value-type="float" office:value="70.53">
            <text:p>70.53</text:p>
          </table:table-cell>
          <table:table-cell/>
          <table:table-cell table:formula="of:=1/(1/[.$G$2]+(1/[.$G$1])*LN([.D32]*1000/[.$G$3]))-273.15" office:value-type="float" office:value="-13.3126564375199">
            <text:p>-13.3126564375</text:p>
          </table:table-cell>
          <table:table-cell/>
          <table:table-cell table:formula="of:=LN([.D32]*1000)" office:value-type="float" office:value="11.1637934302022">
            <text:p>11.1637934302</text:p>
          </table:table-cell>
          <table:table-cell table:formula="of:=1/[.C32]" office:value-type="float" office:value="0.00388878086719813">
            <text:p>0.0038887809</text:p>
          </table:table-cell>
          <table:table-cell table:formula="of:=(1/([.$K$1]+[.$K$2]*[.H32]+[.$K$3]*[.H32]*[.H32]+[.$K$4]*[.H32]*[.H32]*[.H32]))-273.15" office:value-type="float" office:value="-15.2815601745418">
            <text:p>-15.2815601745</text:p>
          </table:table-cell>
          <table:table-cell/>
        </table:table-row>
        <table:table-row table:style-name="ro2">
          <table:table-cell table:formula="of:=[.A32]+1" office:value-type="float" office:value="-15">
            <text:p>-15</text:p>
          </table:table-cell>
          <table:table-cell table:formula="of:=9*[.A33]/5+32" office:value-type="float" office:value="5">
            <text:p>5</text:p>
          </table:table-cell>
          <table:table-cell table:formula="of:=[.A33]+273.15" office:value-type="float" office:value="258.15">
            <text:p>258.15</text:p>
          </table:table-cell>
          <table:table-cell office:value-type="float" office:value="66.92">
            <text:p>66.92</text:p>
          </table:table-cell>
          <table:table-cell/>
          <table:table-cell table:formula="of:=1/(1/[.$G$2]+(1/[.$G$1])*LN([.D33]*1000/[.$G$3]))-273.15" office:value-type="float" office:value="-12.411496277765">
            <text:p>-12.4114962778</text:p>
          </table:table-cell>
          <table:table-cell/>
          <table:table-cell table:formula="of:=LN([.D33]*1000)" office:value-type="float" office:value="11.1112531551008">
            <text:p>11.1112531551</text:p>
          </table:table-cell>
          <table:table-cell table:formula="of:=1/[.C33]" office:value-type="float" office:value="0.00387371683129963">
            <text:p>0.0038737168</text:p>
          </table:table-cell>
          <table:table-cell table:formula="of:=(1/([.$K$1]+[.$K$2]*[.H33]+[.$K$3]*[.H33]*[.H33]+[.$K$4]*[.H33]*[.H33]*[.H33]))-273.15" office:value-type="float" office:value="-14.2811161654922">
            <text:p>-14.2811161655</text:p>
          </table:table-cell>
          <table:table-cell/>
        </table:table-row>
        <table:table-row table:style-name="ro2">
          <table:table-cell table:formula="of:=[.A33]+1" office:value-type="float" office:value="-14">
            <text:p>-14</text:p>
          </table:table-cell>
          <table:table-cell table:formula="of:=9*[.A34]/5+32" office:value-type="float" office:value="6.8">
            <text:p>6.8</text:p>
          </table:table-cell>
          <table:table-cell table:formula="of:=[.A34]+273.15" office:value-type="float" office:value="259.15">
            <text:p>259.15</text:p>
          </table:table-cell>
          <table:table-cell office:value-type="float" office:value="63.54">
            <text:p>63.54</text:p>
          </table:table-cell>
          <table:table-cell/>
          <table:table-cell table:formula="of:=1/(1/[.$G$2]+(1/[.$G$1])*LN([.D34]*1000/[.$G$3]))-273.15" office:value-type="float" office:value="-11.5164033888744">
            <text:p>-11.5164033889</text:p>
          </table:table-cell>
          <table:table-cell/>
          <table:table-cell table:formula="of:=LN([.D34]*1000)" office:value-type="float" office:value="11.0594249078235">
            <text:p>11.0594249078</text:p>
          </table:table-cell>
          <table:table-cell table:formula="of:=1/[.C34]" office:value-type="float" office:value="0.0038587690526722">
            <text:p>0.0038587691</text:p>
          </table:table-cell>
          <table:table-cell table:formula="of:=(1/([.$K$1]+[.$K$2]*[.H34]+[.$K$3]*[.H34]*[.H34]+[.$K$4]*[.H34]*[.H34]*[.H34]))-273.15" office:value-type="float" office:value="-13.291354100303">
            <text:p>-13.2913541003</text:p>
          </table:table-cell>
          <table:table-cell/>
        </table:table-row>
        <table:table-row table:style-name="ro2">
          <table:table-cell table:formula="of:=[.A34]+1" office:value-type="float" office:value="-13">
            <text:p>-13</text:p>
          </table:table-cell>
          <table:table-cell table:formula="of:=9*[.A35]/5+32" office:value-type="float" office:value="8.6">
            <text:p>8.6</text:p>
          </table:table-cell>
          <table:table-cell table:formula="of:=[.A35]+273.15" office:value-type="float" office:value="260.15">
            <text:p>260.15</text:p>
          </table:table-cell>
          <table:table-cell office:value-type="float" office:value="60.34">
            <text:p>60.34</text:p>
          </table:table-cell>
          <table:table-cell/>
          <table:table-cell table:formula="of:=1/(1/[.$G$2]+(1/[.$G$1])*LN([.D35]*1000/[.$G$3]))-273.15" office:value-type="float" office:value="-10.6178283541167">
            <text:p>-10.6178283541</text:p>
          </table:table-cell>
          <table:table-cell/>
          <table:table-cell table:formula="of:=LN([.D35]*1000)" office:value-type="float" office:value="11.0077505127131">
            <text:p>11.0077505127</text:p>
          </table:table-cell>
          <table:table-cell table:formula="of:=1/[.C35]" office:value-type="float" office:value="0.00384393619065924">
            <text:p>0.0038439362</text:p>
          </table:table-cell>
          <table:table-cell table:formula="of:=(1/([.$K$1]+[.$K$2]*[.H35]+[.$K$3]*[.H35]*[.H35]+[.$K$4]*[.H35]*[.H35]*[.H35]))-273.15" office:value-type="float" office:value="-12.3016122443796">
            <text:p>-12.3016122444</text:p>
          </table:table-cell>
          <table:table-cell/>
        </table:table-row>
        <table:table-row table:style-name="ro2">
          <table:table-cell table:formula="of:=[.A35]+1" office:value-type="float" office:value="-12">
            <text:p>-12</text:p>
          </table:table-cell>
          <table:table-cell table:formula="of:=9*[.A36]/5+32" office:value-type="float" office:value="10.4">
            <text:p>10.4</text:p>
          </table:table-cell>
          <table:table-cell table:formula="of:=[.A36]+273.15" office:value-type="float" office:value="261.15">
            <text:p>261.15</text:p>
          </table:table-cell>
          <table:table-cell office:value-type="float" office:value="57.33">
            <text:p>57.33</text:p>
          </table:table-cell>
          <table:table-cell/>
          <table:table-cell table:formula="of:=1/(1/[.$G$2]+(1/[.$G$1])*LN([.D36]*1000/[.$G$3]))-273.15" office:value-type="float" office:value="-9.72190053136512">
            <text:p>-9.7219005314</text:p>
          </table:table-cell>
          <table:table-cell/>
          <table:table-cell table:formula="of:=LN([.D36]*1000)" office:value-type="float" office:value="10.9565793259024">
            <text:p>10.9565793259</text:p>
          </table:table-cell>
          <table:table-cell table:formula="of:=1/[.C36]" office:value-type="float" office:value="0.00382921692513881">
            <text:p>0.0038292169</text:p>
          </table:table-cell>
          <table:table-cell table:formula="of:=(1/([.$K$1]+[.$K$2]*[.H36]+[.$K$3]*[.H36]*[.H36]+[.$K$4]*[.H36]*[.H36]*[.H36]))-273.15" office:value-type="float" office:value="-11.3185628998427">
            <text:p>-11.3185628998</text:p>
          </table:table-cell>
          <table:table-cell/>
        </table:table-row>
        <table:table-row table:style-name="ro2">
          <table:table-cell table:formula="of:=[.A36]+1" office:value-type="float" office:value="-11">
            <text:p>-11</text:p>
          </table:table-cell>
          <table:table-cell table:formula="of:=9*[.A37]/5+32" office:value-type="float" office:value="12.2">
            <text:p>12.2</text:p>
          </table:table-cell>
          <table:table-cell table:formula="of:=[.A37]+273.15" office:value-type="float" office:value="262.15">
            <text:p>262.15</text:p>
          </table:table-cell>
          <table:table-cell office:value-type="float" office:value="54.5">
            <text:p>54.5</text:p>
          </table:table-cell>
          <table:table-cell/>
          <table:table-cell table:formula="of:=1/(1/[.$G$2]+(1/[.$G$1])*LN([.D37]*1000/[.$G$3]))-273.15" office:value-type="float" office:value="-8.82952707000129">
            <text:p>-8.82952707</text:p>
          </table:table-cell>
          <table:table-cell/>
          <table:table-cell table:formula="of:=LN([.D37]*1000)" office:value-type="float" office:value="10.9059559806513">
            <text:p>10.9059559807</text:p>
          </table:table-cell>
          <table:table-cell table:formula="of:=1/[.C37]" office:value-type="float" office:value="0.00381460995613199">
            <text:p>0.00381461</text:p>
          </table:table-cell>
          <table:table-cell table:formula="of:=(1/([.$K$1]+[.$K$2]*[.H37]+[.$K$3]*[.H37]*[.H37]+[.$K$4]*[.H37]*[.H37]*[.H37]))-273.15" office:value-type="float" office:value="-10.3430792310941">
            <text:p>-10.3430792311</text:p>
          </table:table-cell>
          <table:table-cell/>
        </table:table-row>
        <table:table-row table:style-name="ro2">
          <table:table-cell table:formula="of:=[.A37]+1" office:value-type="float" office:value="-10">
            <text:p>-10</text:p>
          </table:table-cell>
          <table:table-cell table:formula="of:=9*[.A38]/5+32" office:value-type="float" office:value="14">
            <text:p>14</text:p>
          </table:table-cell>
          <table:table-cell table:formula="of:=[.A38]+273.15" office:value-type="float" office:value="263.15">
            <text:p>263.15</text:p>
          </table:table-cell>
          <table:table-cell office:value-type="float" office:value="51.82">
            <text:p>51.82</text:p>
          </table:table-cell>
          <table:table-cell/>
          <table:table-cell table:formula="of:=1/(1/[.$G$2]+(1/[.$G$1])*LN([.D38]*1000/[.$G$3]))-273.15" office:value-type="float" office:value="-7.93462764491807">
            <text:p>-7.9346276449</text:p>
          </table:table-cell>
          <table:table-cell/>
          <table:table-cell table:formula="of:=LN([.D38]*1000)" office:value-type="float" office:value="10.8555314541161">
            <text:p>10.8555314541</text:p>
          </table:table-cell>
          <table:table-cell table:formula="of:=1/[.C38]" office:value-type="float" office:value="0.0038001140034201">
            <text:p>0.003800114</text:p>
          </table:table-cell>
          <table:table-cell table:formula="of:=(1/([.$K$1]+[.$K$2]*[.H38]+[.$K$3]*[.H38]*[.H38]+[.$K$4]*[.H38]*[.H38]*[.H38]))-273.15" office:value-type="float" office:value="-9.36842573184305">
            <text:p>-9.3684257318</text:p>
          </table:table-cell>
          <table:table-cell/>
        </table:table-row>
        <table:table-row table:style-name="ro2">
          <table:table-cell table:formula="of:=[.A38]+1" office:value-type="float" office:value="-9">
            <text:p>-9</text:p>
          </table:table-cell>
          <table:table-cell table:formula="of:=9*[.A39]/5+32" office:value-type="float" office:value="15.8">
            <text:p>15.8</text:p>
          </table:table-cell>
          <table:table-cell table:formula="of:=[.A39]+273.15" office:value-type="float" office:value="264.15">
            <text:p>264.15</text:p>
          </table:table-cell>
          <table:table-cell office:value-type="float" office:value="49.28">
            <text:p>49.28</text:p>
          </table:table-cell>
          <table:table-cell/>
          <table:table-cell table:formula="of:=1/(1/[.$G$2]+(1/[.$G$1])*LN([.D39]*1000/[.$G$3]))-273.15" office:value-type="float" office:value="-7.03663611769923">
            <text:p>-7.0366361177</text:p>
          </table:table-cell>
          <table:table-cell/>
          <table:table-cell table:formula="of:=LN([.D39]*1000)" office:value-type="float" office:value="10.8052735982074">
            <text:p>10.8052735982</text:p>
          </table:table-cell>
          <table:table-cell table:formula="of:=1/[.C39]" office:value-type="float" office:value="0.00378572780617074">
            <text:p>0.0037857278</text:p>
          </table:table-cell>
          <table:table-cell table:formula="of:=(1/([.$K$1]+[.$K$2]*[.H39]+[.$K$3]*[.H39]*[.H39]+[.$K$4]*[.H39]*[.H39]*[.H39]))-273.15" office:value-type="float" office:value="-8.39393710723107">
            <text:p>-8.3939371072</text:p>
          </table:table-cell>
          <table:table-cell/>
        </table:table-row>
        <table:table-row table:style-name="ro2">
          <table:table-cell table:formula="of:=[.A39]+1" office:value-type="float" office:value="-8">
            <text:p>-8</text:p>
          </table:table-cell>
          <table:table-cell table:formula="of:=9*[.A40]/5+32" office:value-type="float" office:value="17.6">
            <text:p>17.6</text:p>
          </table:table-cell>
          <table:table-cell table:formula="of:=[.A40]+273.15" office:value-type="float" office:value="265.15">
            <text:p>265.15</text:p>
          </table:table-cell>
          <table:table-cell office:value-type="float" office:value="46.89">
            <text:p>46.89</text:p>
          </table:table-cell>
          <table:table-cell/>
          <table:table-cell table:formula="of:=1/(1/[.$G$2]+(1/[.$G$1])*LN([.D40]*1000/[.$G$3]))-273.15" office:value-type="float" office:value="-6.14236132680719">
            <text:p>-6.1423613268</text:p>
          </table:table-cell>
          <table:table-cell/>
          <table:table-cell table:formula="of:=LN([.D40]*1000)" office:value-type="float" office:value="10.7555597120836">
            <text:p>10.7555597121</text:p>
          </table:table-cell>
          <table:table-cell table:formula="of:=1/[.C40]" office:value-type="float" office:value="0.00377145012257213">
            <text:p>0.0037714501</text:p>
          </table:table-cell>
          <table:table-cell table:formula="of:=(1/([.$K$1]+[.$K$2]*[.H40]+[.$K$3]*[.H40]*[.H40]+[.$K$4]*[.H40]*[.H40]*[.H40]))-273.15" office:value-type="float" office:value="-7.42691687831695">
            <text:p>-7.4269168783</text:p>
          </table:table-cell>
          <table:table-cell/>
        </table:table-row>
        <table:table-row table:style-name="ro2">
          <table:table-cell table:formula="of:=[.A40]+1" office:value-type="float" office:value="-7">
            <text:p>-7</text:p>
          </table:table-cell>
          <table:table-cell table:formula="of:=9*[.A41]/5+32" office:value-type="float" office:value="19.4">
            <text:p>19.4</text:p>
          </table:table-cell>
          <table:table-cell table:formula="of:=[.A41]+273.15" office:value-type="float" office:value="266.15">
            <text:p>266.15</text:p>
          </table:table-cell>
          <table:table-cell office:value-type="float" office:value="44.62">
            <text:p>44.62</text:p>
          </table:table-cell>
          <table:table-cell/>
          <table:table-cell table:formula="of:=1/(1/[.$G$2]+(1/[.$G$1])*LN([.D41]*1000/[.$G$3]))-273.15" office:value-type="float" office:value="-5.24372104203485">
            <text:p>-5.243721042</text:p>
          </table:table-cell>
          <table:table-cell/>
          <table:table-cell table:formula="of:=LN([.D41]*1000)" office:value-type="float" office:value="10.7059374679865">
            <text:p>10.705937468</text:p>
          </table:table-cell>
          <table:table-cell table:formula="of:=1/[.C41]" office:value-type="float" office:value="0.00375727972947586">
            <text:p>0.0037572797</text:p>
          </table:table-cell>
          <table:table-cell table:formula="of:=(1/([.$K$1]+[.$K$2]*[.H41]+[.$K$3]*[.H41]*[.H41]+[.$K$4]*[.H41]*[.H41]*[.H41]))-273.15" office:value-type="float" office:value="-6.45854752634807">
            <text:p>-6.4585475263</text:p>
          </table:table-cell>
          <table:table-cell/>
        </table:table-row>
        <table:table-row table:style-name="ro2">
          <table:table-cell table:formula="of:=[.A41]+1" office:value-type="float" office:value="-6">
            <text:p>-6</text:p>
          </table:table-cell>
          <table:table-cell table:formula="of:=9*[.A42]/5+32" office:value-type="float" office:value="21.2">
            <text:p>21.2</text:p>
          </table:table-cell>
          <table:table-cell table:formula="of:=[.A42]+273.15" office:value-type="float" office:value="267.15">
            <text:p>267.15</text:p>
          </table:table-cell>
          <table:table-cell office:value-type="float" office:value="42.48">
            <text:p>42.48</text:p>
          </table:table-cell>
          <table:table-cell/>
          <table:table-cell table:formula="of:=1/(1/[.$G$2]+(1/[.$G$1])*LN([.D42]*1000/[.$G$3]))-273.15" office:value-type="float" office:value="-4.3476718594406">
            <text:p>-4.3476718594</text:p>
          </table:table-cell>
          <table:table-cell/>
          <table:table-cell table:formula="of:=LN([.D42]*1000)" office:value-type="float" office:value="10.6567886559158">
            <text:p>10.6567886559</text:p>
          </table:table-cell>
          <table:table-cell table:formula="of:=1/[.C42]" office:value-type="float" office:value="0.00374321542204754">
            <text:p>0.0037432154</text:p>
          </table:table-cell>
          <table:table-cell table:formula="of:=(1/([.$K$1]+[.$K$2]*[.H42]+[.$K$3]*[.H42]*[.H42]+[.$K$4]*[.H42]*[.H42]*[.H42]))-273.15" office:value-type="float" office:value="-5.49625469811929">
            <text:p>-5.4962546981</text:p>
          </table:table-cell>
          <table:table-cell/>
        </table:table-row>
        <table:table-row table:style-name="ro2">
          <table:table-cell table:formula="of:=[.A42]+1" office:value-type="float" office:value="-5">
            <text:p>-5</text:p>
          </table:table-cell>
          <table:table-cell table:formula="of:=9*[.A43]/5+32" office:value-type="float" office:value="23">
            <text:p>23</text:p>
          </table:table-cell>
          <table:table-cell table:formula="of:=[.A43]+273.15" office:value-type="float" office:value="268.15">
            <text:p>268.15</text:p>
          </table:table-cell>
          <table:table-cell office:value-type="float" office:value="40.45">
            <text:p>40.45</text:p>
          </table:table-cell>
          <table:table-cell/>
          <table:table-cell table:formula="of:=1/(1/[.$G$2]+(1/[.$G$1])*LN([.D43]*1000/[.$G$3]))-273.15" office:value-type="float" office:value="-3.44896163627857">
            <text:p>-3.4489616363</text:p>
          </table:table-cell>
          <table:table-cell/>
          <table:table-cell table:formula="of:=LN([.D43]*1000)" office:value-type="float" office:value="10.6078219224866">
            <text:p>10.6078219225</text:p>
          </table:table-cell>
          <table:table-cell table:formula="of:=1/[.C43]" office:value-type="float" office:value="0.00372925601342532">
            <text:p>0.003729256</text:p>
          </table:table-cell>
          <table:table-cell table:formula="of:=(1/([.$K$1]+[.$K$2]*[.H43]+[.$K$3]*[.H43]*[.H43]+[.$K$4]*[.H43]*[.H43]*[.H43]))-273.15" office:value-type="float" office:value="-4.53431790659147">
            <text:p>-4.5343179066</text:p>
          </table:table-cell>
          <table:table-cell/>
        </table:table-row>
        <table:table-row table:style-name="ro2">
          <table:table-cell table:formula="of:=[.A43]+1" office:value-type="float" office:value="-4">
            <text:p>-4</text:p>
          </table:table-cell>
          <table:table-cell table:formula="of:=9*[.A44]/5+32" office:value-type="float" office:value="24.8">
            <text:p>24.8</text:p>
          </table:table-cell>
          <table:table-cell table:formula="of:=[.A44]+273.15" office:value-type="float" office:value="269.15">
            <text:p>269.15</text:p>
          </table:table-cell>
          <table:table-cell office:value-type="float" office:value="38.53">
            <text:p>38.53</text:p>
          </table:table-cell>
          <table:table-cell/>
          <table:table-cell table:formula="of:=1/(1/[.$G$2]+(1/[.$G$1])*LN([.D44]*1000/[.$G$3]))-273.15" office:value-type="float" office:value="-2.55047375470667">
            <text:p>-2.5504737547</text:p>
          </table:table-cell>
          <table:table-cell/>
          <table:table-cell table:formula="of:=LN([.D44]*1000)" office:value-type="float" office:value="10.5591924376202">
            <text:p>10.5591924376</text:p>
          </table:table-cell>
          <table:table-cell table:formula="of:=1/[.C44]" office:value-type="float" office:value="0.00371540033438603">
            <text:p>0.0037154003</text:p>
          </table:table-cell>
          <table:table-cell table:formula="of:=(1/([.$K$1]+[.$K$2]*[.H44]+[.$K$3]*[.H44]*[.H44]+[.$K$4]*[.H44]*[.H44]*[.H44]))-273.15" office:value-type="float" office:value="-3.57575661086963">
            <text:p>-3.5757566109</text:p>
          </table:table-cell>
          <table:table-cell/>
        </table:table-row>
        <table:table-row table:style-name="ro2">
          <table:table-cell table:formula="of:=[.A44]+1" office:value-type="float" office:value="-3">
            <text:p>-3</text:p>
          </table:table-cell>
          <table:table-cell table:formula="of:=9*[.A45]/5+32" office:value-type="float" office:value="26.6">
            <text:p>26.6</text:p>
          </table:table-cell>
          <table:table-cell table:formula="of:=[.A45]+273.15" office:value-type="float" office:value="270.15">
            <text:p>270.15</text:p>
          </table:table-cell>
          <table:table-cell office:value-type="float" office:value="36.7">
            <text:p>36.7</text:p>
          </table:table-cell>
          <table:table-cell/>
          <table:table-cell table:formula="of:=1/(1/[.$G$2]+(1/[.$G$1])*LN([.D45]*1000/[.$G$3]))-273.15" office:value-type="float" office:value="-1.64540237642683">
            <text:p>-1.6454023764</text:p>
          </table:table-cell>
          <table:table-cell/>
          <table:table-cell table:formula="of:=LN([.D45]*1000)" office:value-type="float" office:value="10.5105320340427">
            <text:p>10.510532034</text:p>
          </table:table-cell>
          <table:table-cell table:formula="of:=1/[.C45]" office:value-type="float" office:value="0.00370164723301869">
            <text:p>0.0037016472</text:p>
          </table:table-cell>
          <table:table-cell table:formula="of:=(1/([.$K$1]+[.$K$2]*[.H45]+[.$K$3]*[.H45]*[.H45]+[.$K$4]*[.H45]*[.H45]*[.H45]))-273.15" office:value-type="float" office:value="-2.61326301559984">
            <text:p>-2.6132630156</text:p>
          </table:table-cell>
          <table:table-cell/>
        </table:table-row>
        <table:table-row table:style-name="ro2">
          <table:table-cell table:formula="of:=[.A45]+1" office:value-type="float" office:value="-2">
            <text:p>-2</text:p>
          </table:table-cell>
          <table:table-cell table:formula="of:=9*[.A46]/5+32" office:value-type="float" office:value="28.4">
            <text:p>28.4</text:p>
          </table:table-cell>
          <table:table-cell table:formula="of:=[.A46]+273.15" office:value-type="float" office:value="271.15">
            <text:p>271.15</text:p>
          </table:table-cell>
          <table:table-cell office:value-type="float" office:value="34.97">
            <text:p>34.97</text:p>
          </table:table-cell>
          <table:table-cell/>
          <table:table-cell table:formula="of:=1/(1/[.$G$2]+(1/[.$G$1])*LN([.D46]*1000/[.$G$3]))-273.15" office:value-type="float" office:value="-0.74128638102286">
            <text:p>-0.741286381</text:p>
          </table:table-cell>
          <table:table-cell/>
          <table:table-cell table:formula="of:=LN([.D46]*1000)" office:value-type="float" office:value="10.4622458300574">
            <text:p>10.4622458301</text:p>
          </table:table-cell>
          <table:table-cell table:formula="of:=1/[.C46]" office:value-type="float" office:value="0.00368799557440531">
            <text:p>0.0036879956</text:p>
          </table:table-cell>
          <table:table-cell table:formula="of:=(1/([.$K$1]+[.$K$2]*[.H46]+[.$K$3]*[.H46]*[.H46]+[.$K$4]*[.H46]*[.H46]*[.H46]))-273.15" office:value-type="float" office:value="-1.65480322647483">
            <text:p>-1.6548032265</text:p>
          </table:table-cell>
          <table:table-cell/>
        </table:table-row>
        <table:table-row table:style-name="ro2">
          <table:table-cell table:formula="of:=[.A46]+1" office:value-type="float" office:value="-1">
            <text:p>-1</text:p>
          </table:table-cell>
          <table:table-cell table:formula="of:=9*[.A47]/5+32" office:value-type="float" office:value="30.2">
            <text:p>30.2</text:p>
          </table:table-cell>
          <table:table-cell table:formula="of:=[.A47]+273.15" office:value-type="float" office:value="272.15">
            <text:p>272.15</text:p>
          </table:table-cell>
          <table:table-cell office:value-type="float" office:value="33.33">
            <text:p>33.33</text:p>
          </table:table-cell>
          <table:table-cell/>
          <table:table-cell table:formula="of:=1/(1/[.$G$2]+(1/[.$G$1])*LN([.D47]*1000/[.$G$3]))-273.15" office:value-type="float" office:value="0.164076168373413">
            <text:p>0.1640761684</text:p>
          </table:table-cell>
          <table:table-cell/>
          <table:table-cell table:formula="of:=LN([.D47]*1000)" office:value-type="float" office:value="10.4142131713018">
            <text:p>10.4142131713</text:p>
          </table:table-cell>
          <table:table-cell table:formula="of:=1/[.C47]" office:value-type="float" office:value="0.00367444424030865">
            <text:p>0.0036744442</text:p>
          </table:table-cell>
          <table:table-cell table:formula="of:=(1/([.$K$1]+[.$K$2]*[.H47]+[.$K$3]*[.H47]*[.H47]+[.$K$4]*[.H47]*[.H47]*[.H47]))-273.15" office:value-type="float" office:value="-0.697964864790492">
            <text:p>-0.6979648648</text:p>
          </table:table-cell>
          <table:table-cell/>
        </table:table-row>
        <table:table-row table:style-name="ro2">
          <table:table-cell table:formula="of:=[.A47]+1" office:value-type="float" office:value="0">
            <text:p>0</text:p>
          </table:table-cell>
          <table:table-cell table:formula="of:=9*[.A48]/5+32" office:value-type="float" office:value="32">
            <text:p>32</text:p>
          </table:table-cell>
          <table:table-cell table:formula="of:=[.A48]+273.15" office:value-type="float" office:value="273.15">
            <text:p>273.15</text:p>
          </table:table-cell>
          <table:table-cell office:value-type="float" office:value="31.77">
            <text:p>31.77</text:p>
          </table:table-cell>
          <table:table-cell/>
          <table:table-cell table:formula="of:=1/(1/[.$G$2]+(1/[.$G$1])*LN([.D48]*1000/[.$G$3]))-273.15" office:value-type="float" office:value="1.07362606224393">
            <text:p>1.0736260622</text:p>
          </table:table-cell>
          <table:table-cell/>
          <table:table-cell table:formula="of:=LN([.D48]*1000)" office:value-type="float" office:value="10.3662777272636">
            <text:p>10.3662777273</text:p>
          </table:table-cell>
          <table:table-cell table:formula="of:=1/[.C48]" office:value-type="float" office:value="0.00366099212886692">
            <text:p>0.0036609921</text:p>
          </table:table-cell>
          <table:table-cell table:formula="of:=(1/([.$K$1]+[.$K$2]*[.H48]+[.$K$3]*[.H48]*[.H48]+[.$K$4]*[.H48]*[.H48]*[.H48]))-273.15" office:value-type="float" office:value="0.260413076696295">
            <text:p>0.2604130767</text:p>
          </table:table-cell>
          <table:table-cell/>
        </table:table-row>
        <table:table-row table:style-name="ro2">
          <table:table-cell table:formula="of:=[.A48]+1" office:value-type="float" office:value="1">
            <text:p>1</text:p>
          </table:table-cell>
          <table:table-cell table:formula="of:=9*[.A49]/5+32" office:value-type="float" office:value="33.8">
            <text:p>33.8</text:p>
          </table:table-cell>
          <table:table-cell table:formula="of:=[.A49]+273.15" office:value-type="float" office:value="274.15">
            <text:p>274.15</text:p>
          </table:table-cell>
          <table:table-cell office:value-type="float" office:value="30.25">
            <text:p>30.25</text:p>
          </table:table-cell>
          <table:table-cell/>
          <table:table-cell table:formula="of:=1/(1/[.$G$2]+(1/[.$G$1])*LN([.D49]*1000/[.$G$3]))-273.15" office:value-type="float" office:value="2.01015698124831">
            <text:p>2.0101569812</text:p>
          </table:table-cell>
          <table:table-cell/>
          <table:table-cell table:formula="of:=LN([.D49]*1000)" office:value-type="float" office:value="10.317251463459">
            <text:p>10.3172514635</text:p>
          </table:table-cell>
          <table:table-cell table:formula="of:=1/[.C49]" office:value-type="float" office:value="0.00364763815429509">
            <text:p>0.0036476382</text:p>
          </table:table-cell>
          <table:table-cell table:formula="of:=(1/([.$K$1]+[.$K$2]*[.H49]+[.$K$3]*[.H49]*[.H49]+[.$K$4]*[.H49]*[.H49]*[.H49]))-273.15" office:value-type="float" office:value="1.24428153058687">
            <text:p>1.2442815306</text:p>
          </table:table-cell>
          <table:table-cell/>
        </table:table-row>
        <table:table-row table:style-name="ro2">
          <table:table-cell table:formula="of:=[.A49]+1" office:value-type="float" office:value="2">
            <text:p>2</text:p>
          </table:table-cell>
          <table:table-cell table:formula="of:=9*[.A50]/5+32" office:value-type="float" office:value="35.6">
            <text:p>35.6</text:p>
          </table:table-cell>
          <table:table-cell table:formula="of:=[.A50]+273.15" office:value-type="float" office:value="275.15">
            <text:p>275.15</text:p>
          </table:table-cell>
          <table:table-cell office:value-type="float" office:value="28.82">
            <text:p>28.82</text:p>
          </table:table-cell>
          <table:table-cell/>
          <table:table-cell table:formula="of:=1/(1/[.$G$2]+(1/[.$G$1])*LN([.D50]*1000/[.$G$3]))-273.15" office:value-type="float" office:value="2.94153388995693">
            <text:p>2.94153389</text:p>
          </table:table-cell>
          <table:table-cell/>
          <table:table-cell table:formula="of:=LN([.D50]*1000)" office:value-type="float" office:value="10.2688248695535">
            <text:p>10.2688248696</text:p>
          </table:table-cell>
          <table:table-cell table:formula="of:=1/[.C50]" office:value-type="float" office:value="0.00363438124659277">
            <text:p>0.0036343812</text:p>
          </table:table-cell>
          <table:table-cell table:formula="of:=(1/([.$K$1]+[.$K$2]*[.H50]+[.$K$3]*[.H50]*[.H50]+[.$K$4]*[.H50]*[.H50]*[.H50]))-273.15" office:value-type="float" office:value="2.2198621468923">
            <text:p>2.2198621469</text:p>
          </table:table-cell>
          <table:table-cell/>
        </table:table-row>
        <table:table-row table:style-name="ro2">
          <table:table-cell table:formula="of:=[.A50]+1" office:value-type="float" office:value="3">
            <text:p>3</text:p>
          </table:table-cell>
          <table:table-cell table:formula="of:=9*[.A51]/5+32" office:value-type="float" office:value="37.4">
            <text:p>37.4</text:p>
          </table:table-cell>
          <table:table-cell table:formula="of:=[.A51]+273.15" office:value-type="float" office:value="276.15">
            <text:p>276.15</text:p>
          </table:table-cell>
          <table:table-cell office:value-type="float" office:value="27.45">
            <text:p>27.45</text:p>
          </table:table-cell>
          <table:table-cell/>
          <table:table-cell table:formula="of:=1/(1/[.$G$2]+(1/[.$G$1])*LN([.D51]*1000/[.$G$3]))-273.15" office:value-type="float" office:value="3.88461601741511">
            <text:p>3.8846160174</text:p>
          </table:table-cell>
          <table:table-cell/>
          <table:table-cell table:formula="of:=LN([.D51]*1000)" office:value-type="float" office:value="10.2201214469377">
            <text:p>10.2201214469</text:p>
          </table:table-cell>
          <table:table-cell table:formula="of:=1/[.C51]" office:value-type="float" office:value="0.00362122035125837">
            <text:p>0.0036212204</text:p>
          </table:table-cell>
          <table:table-cell table:formula="of:=(1/([.$K$1]+[.$K$2]*[.H51]+[.$K$3]*[.H51]*[.H51]+[.$K$4]*[.H51]*[.H51]*[.H51]))-273.15" office:value-type="float" office:value="3.20486944365234">
            <text:p>3.2048694437</text:p>
          </table:table-cell>
          <table:table-cell/>
        </table:table-row>
        <table:table-row table:style-name="ro2">
          <table:table-cell table:formula="of:=[.A51]+1" office:value-type="float" office:value="4">
            <text:p>4</text:p>
          </table:table-cell>
          <table:table-cell table:formula="of:=9*[.A52]/5+32" office:value-type="float" office:value="39.2">
            <text:p>39.2</text:p>
          </table:table-cell>
          <table:table-cell table:formula="of:=[.A52]+273.15" office:value-type="float" office:value="277.15">
            <text:p>277.15</text:p>
          </table:table-cell>
          <table:table-cell office:value-type="float" office:value="26.16">
            <text:p>26.16</text:p>
          </table:table-cell>
          <table:table-cell/>
          <table:table-cell table:formula="of:=1/(1/[.$G$2]+(1/[.$G$1])*LN([.D52]*1000/[.$G$3]))-273.15" office:value-type="float" office:value="4.82303623110261">
            <text:p>4.8230362311</text:p>
          </table:table-cell>
          <table:table-cell/>
          <table:table-cell table:formula="of:=LN([.D52]*1000)" office:value-type="float" office:value="10.1719868055711">
            <text:p>10.1719868056</text:p>
          </table:table-cell>
          <table:table-cell table:formula="of:=1/[.C52]" office:value-type="float" office:value="0.00360815442900956">
            <text:p>0.0036081544</text:p>
          </table:table-cell>
          <table:table-cell table:formula="of:=(1/([.$K$1]+[.$K$2]*[.H52]+[.$K$3]*[.H52]*[.H52]+[.$K$4]*[.H52]*[.H52]*[.H52]))-273.15" office:value-type="float" office:value="4.18226156007165">
            <text:p>4.1822615601</text:p>
          </table:table-cell>
          <table:table-cell/>
        </table:table-row>
        <table:table-row table:style-name="ro2">
          <table:table-cell table:formula="of:=[.A52]+1" office:value-type="float" office:value="5">
            <text:p>5</text:p>
          </table:table-cell>
          <table:table-cell table:formula="of:=9*[.A53]/5+32" office:value-type="float" office:value="41">
            <text:p>41</text:p>
          </table:table-cell>
          <table:table-cell table:formula="of:=[.A53]+273.15" office:value-type="float" office:value="278.15">
            <text:p>278.15</text:p>
          </table:table-cell>
          <table:table-cell office:value-type="float" office:value="24.94">
            <text:p>24.94</text:p>
          </table:table-cell>
          <table:table-cell/>
          <table:table-cell table:formula="of:=1/(1/[.$G$2]+(1/[.$G$1])*LN([.D53]*1000/[.$G$3]))-273.15" office:value-type="float" office:value="5.76042941785227">
            <text:p>5.7604294179</text:p>
          </table:table-cell>
          <table:table-cell/>
          <table:table-cell table:formula="of:=LN([.D53]*1000)" office:value-type="float" office:value="10.124228219234">
            <text:p>10.1242282192</text:p>
          </table:table-cell>
          <table:table-cell table:formula="of:=1/[.C53]" office:value-type="float" office:value="0.00359518245550962">
            <text:p>0.0035951825</text:p>
          </table:table-cell>
          <table:table-cell table:formula="of:=(1/([.$K$1]+[.$K$2]*[.H53]+[.$K$3]*[.H53]*[.H53]+[.$K$4]*[.H53]*[.H53]*[.H53]))-273.15" office:value-type="float" office:value="5.15593288414107">
            <text:p>5.1559328841</text:p>
          </table:table-cell>
          <table:table-cell/>
        </table:table-row>
        <table:table-row table:style-name="ro2">
          <table:table-cell table:formula="of:=[.A53]+1" office:value-type="float" office:value="6">
            <text:p>6</text:p>
          </table:table-cell>
          <table:table-cell table:formula="of:=9*[.A54]/5+32" office:value-type="float" office:value="42.8">
            <text:p>42.8</text:p>
          </table:table-cell>
          <table:table-cell table:formula="of:=[.A54]+273.15" office:value-type="float" office:value="279.15">
            <text:p>279.15</text:p>
          </table:table-cell>
          <table:table-cell office:value-type="float" office:value="23.77">
            <text:p>23.77</text:p>
          </table:table-cell>
          <table:table-cell/>
          <table:table-cell table:formula="of:=1/(1/[.$G$2]+(1/[.$G$1])*LN([.D54]*1000/[.$G$3]))-273.15" office:value-type="float" office:value="6.70991774755686">
            <text:p>6.7099177476</text:p>
          </table:table-cell>
          <table:table-cell/>
          <table:table-cell table:formula="of:=LN([.D54]*1000)" office:value-type="float" office:value="10.0761795603542">
            <text:p>10.0761795604</text:p>
          </table:table-cell>
          <table:table-cell table:formula="of:=1/[.C54]" office:value-type="float" office:value="0.00358230342109977">
            <text:p>0.0035823034</text:p>
          </table:table-cell>
          <table:table-cell table:formula="of:=(1/([.$K$1]+[.$K$2]*[.H54]+[.$K$3]*[.H54]*[.H54]+[.$K$4]*[.H54]*[.H54]*[.H54]))-273.15" office:value-type="float" office:value="6.13955076404932">
            <text:p>6.139550764</text:p>
          </table:table-cell>
          <table:table-cell/>
        </table:table-row>
        <table:table-row table:style-name="ro2">
          <table:table-cell table:formula="of:=[.A54]+1" office:value-type="float" office:value="7">
            <text:p>7</text:p>
          </table:table-cell>
          <table:table-cell table:formula="of:=9*[.A55]/5+32" office:value-type="float" office:value="44.6">
            <text:p>44.6</text:p>
          </table:table-cell>
          <table:table-cell table:formula="of:=[.A55]+273.15" office:value-type="float" office:value="280.15">
            <text:p>280.15</text:p>
          </table:table-cell>
          <table:table-cell office:value-type="float" office:value="22.67">
            <text:p>22.67</text:p>
          </table:table-cell>
          <table:table-cell/>
          <table:table-cell table:formula="of:=1/(1/[.$G$2]+(1/[.$G$1])*LN([.D55]*1000/[.$G$3]))-273.15" office:value-type="float" office:value="7.65258063865946">
            <text:p>7.6525806387</text:p>
          </table:table-cell>
          <table:table-cell/>
          <table:table-cell table:formula="of:=LN([.D55]*1000)" office:value-type="float" office:value="10.0287977435016">
            <text:p>10.0287977435</text:p>
          </table:table-cell>
          <table:table-cell table:formula="of:=1/[.C55]" office:value-type="float" office:value="0.00356951633053721">
            <text:p>0.0035695163</text:p>
          </table:table-cell>
          <table:table-cell table:formula="of:=(1/([.$K$1]+[.$K$2]*[.H55]+[.$K$3]*[.H55]*[.H55]+[.$K$4]*[.H55]*[.H55]*[.H55]))-273.15" office:value-type="float" office:value="7.11357607767616">
            <text:p>7.1135760777</text:p>
          </table:table-cell>
          <table:table-cell/>
        </table:table-row>
        <table:table-row table:style-name="ro2">
          <table:table-cell table:formula="of:=[.A55]+1" office:value-type="float" office:value="8">
            <text:p>8</text:p>
          </table:table-cell>
          <table:table-cell table:formula="of:=9*[.A56]/5+32" office:value-type="float" office:value="46.4">
            <text:p>46.4</text:p>
          </table:table-cell>
          <table:table-cell table:formula="of:=[.A56]+273.15" office:value-type="float" office:value="281.15">
            <text:p>281.15</text:p>
          </table:table-cell>
          <table:table-cell office:value-type="float" office:value="21.62">
            <text:p>21.62</text:p>
          </table:table-cell>
          <table:table-cell/>
          <table:table-cell table:formula="of:=1/(1/[.$G$2]+(1/[.$G$1])*LN([.D56]*1000/[.$G$3]))-273.15" office:value-type="float" office:value="8.60245618589664">
            <text:p>8.6024561859</text:p>
          </table:table-cell>
          <table:table-cell/>
          <table:table-cell table:formula="of:=LN([.D56]*1000)" office:value-type="float" office:value="9.9813740911932">
            <text:p>9.9813740912</text:p>
          </table:table-cell>
          <table:table-cell table:formula="of:=1/[.C56]" office:value-type="float" office:value="0.00355682020273875">
            <text:p>0.0035568202</text:p>
          </table:table-cell>
          <table:table-cell table:formula="of:=(1/([.$K$1]+[.$K$2]*[.H56]+[.$K$3]*[.H56]*[.H56]+[.$K$4]*[.H56]*[.H56]*[.H56]))-273.15" office:value-type="float" office:value="8.09259586849663">
            <text:p>8.0925958685</text:p>
          </table:table-cell>
          <table:table-cell/>
        </table:table-row>
        <table:table-row table:style-name="ro2">
          <table:table-cell table:formula="of:=[.A56]+1" office:value-type="float" office:value="9">
            <text:p>9</text:p>
          </table:table-cell>
          <table:table-cell table:formula="of:=9*[.A57]/5+32" office:value-type="float" office:value="48.2">
            <text:p>48.2</text:p>
          </table:table-cell>
          <table:table-cell table:formula="of:=[.A57]+273.15" office:value-type="float" office:value="282.15">
            <text:p>282.15</text:p>
          </table:table-cell>
          <table:table-cell office:value-type="float" office:value="20.63">
            <text:p>20.63</text:p>
          </table:table-cell>
          <table:table-cell/>
          <table:table-cell table:formula="of:=1/(1/[.$G$2]+(1/[.$G$1])*LN([.D57]*1000/[.$G$3]))-273.15" office:value-type="float" office:value="9.54762799445365">
            <text:p>9.5476279945</text:p>
          </table:table-cell>
          <table:table-cell/>
          <table:table-cell table:formula="of:=LN([.D57]*1000)" office:value-type="float" office:value="9.9345016060653">
            <text:p>9.9345016061</text:p>
          </table:table-cell>
          <table:table-cell table:formula="of:=1/[.C57]" office:value-type="float" office:value="0.00354421407052986">
            <text:p>0.0035442141</text:p>
          </table:table-cell>
          <table:table-cell table:formula="of:=(1/([.$K$1]+[.$K$2]*[.H57]+[.$K$3]*[.H57]*[.H57]+[.$K$4]*[.H57]*[.H57]*[.H57]))-273.15" office:value-type="float" office:value="9.06440050451505">
            <text:p>9.0644005045</text:p>
          </table:table-cell>
          <table:table-cell/>
        </table:table-row>
        <table:table-row table:style-name="ro2">
          <table:table-cell table:formula="of:=[.A57]+1" office:value-type="float" office:value="10">
            <text:p>10</text:p>
          </table:table-cell>
          <table:table-cell table:formula="of:=9*[.A58]/5+32" office:value-type="float" office:value="50">
            <text:p>50</text:p>
          </table:table-cell>
          <table:table-cell table:formula="of:=[.A58]+273.15" office:value-type="float" office:value="283.15">
            <text:p>283.15</text:p>
          </table:table-cell>
          <table:table-cell office:value-type="float" office:value="19.68">
            <text:p>19.68</text:p>
          </table:table-cell>
          <table:table-cell/>
          <table:table-cell table:formula="of:=1/(1/[.$G$2]+(1/[.$G$1])*LN([.D58]*1000/[.$G$3]))-273.15" office:value-type="float" office:value="10.5046815743769">
            <text:p>10.5046815744</text:p>
          </table:table-cell>
          <table:table-cell/>
          <table:table-cell table:formula="of:=LN([.D58]*1000)" office:value-type="float" office:value="9.88735817060624">
            <text:p>9.8873581706</text:p>
          </table:table-cell>
          <table:table-cell table:formula="of:=1/[.C58]" office:value-type="float" office:value="0.00353169698039908">
            <text:p>0.003531697</text:p>
          </table:table-cell>
          <table:table-cell table:formula="of:=(1/([.$K$1]+[.$K$2]*[.H58]+[.$K$3]*[.H58]*[.H58]+[.$K$4]*[.H58]*[.H58]*[.H58]))-273.15" office:value-type="float" office:value="10.0460987425779">
            <text:p>10.0460987426</text:p>
          </table:table-cell>
          <table:table-cell/>
        </table:table-row>
        <table:table-row table:style-name="ro2">
          <table:table-cell table:formula="of:=[.A58]+1" office:value-type="float" office:value="11">
            <text:p>11</text:p>
          </table:table-cell>
          <table:table-cell table:formula="of:=9*[.A59]/5+32" office:value-type="float" office:value="51.8">
            <text:p>51.8</text:p>
          </table:table-cell>
          <table:table-cell table:formula="of:=[.A59]+273.15" office:value-type="float" office:value="284.15">
            <text:p>284.15</text:p>
          </table:table-cell>
          <table:table-cell office:value-type="float" office:value="18.87">
            <text:p>18.87</text:p>
          </table:table-cell>
          <table:table-cell/>
          <table:table-cell table:formula="of:=1/(1/[.$G$2]+(1/[.$G$1])*LN([.D59]*1000/[.$G$3]))-273.15" office:value-type="float" office:value="11.3633987320999">
            <text:p>11.3633987321</text:p>
          </table:table-cell>
          <table:table-cell/>
          <table:table-cell table:formula="of:=LN([.D59]*1000)" office:value-type="float" office:value="9.8453286383626">
            <text:p>9.8453286384</text:p>
          </table:table-cell>
          <table:table-cell table:formula="of:=1/[.C59]" office:value-type="float" office:value="0.00351926799225761">
            <text:p>0.003519268</text:p>
          </table:table-cell>
          <table:table-cell table:formula="of:=(1/([.$K$1]+[.$K$2]*[.H59]+[.$K$3]*[.H59]*[.H59]+[.$K$4]*[.H59]*[.H59]*[.H59]))-273.15" office:value-type="float" office:value="10.9250068109979">
            <text:p>10.925006811</text:p>
          </table:table-cell>
          <table:table-cell/>
        </table:table-row>
        <table:table-row table:style-name="ro2">
          <table:table-cell table:formula="of:=[.A59]+1" office:value-type="float" office:value="12">
            <text:p>12</text:p>
          </table:table-cell>
          <table:table-cell table:formula="of:=9*[.A60]/5+32" office:value-type="float" office:value="53.6">
            <text:p>53.6</text:p>
          </table:table-cell>
          <table:table-cell table:formula="of:=[.A60]+273.15" office:value-type="float" office:value="285.15">
            <text:p>285.15</text:p>
          </table:table-cell>
          <table:table-cell office:value-type="float" office:value="17.93">
            <text:p>17.93</text:p>
          </table:table-cell>
          <table:table-cell/>
          <table:table-cell table:formula="of:=1/(1/[.$G$2]+(1/[.$G$1])*LN([.D60]*1000/[.$G$3]))-273.15" office:value-type="float" office:value="12.4144266338238">
            <text:p>12.4144266338</text:p>
          </table:table-cell>
          <table:table-cell/>
          <table:table-cell table:formula="of:=LN([.D60]*1000)" office:value-type="float" office:value="9.79423056659918">
            <text:p>9.7942305666</text:p>
          </table:table-cell>
          <table:table-cell table:formula="of:=1/[.C60]" office:value-type="float" office:value="0.00350692617920393">
            <text:p>0.0035069262</text:p>
          </table:table-cell>
          <table:table-cell table:formula="of:=(1/([.$K$1]+[.$K$2]*[.H60]+[.$K$3]*[.H60]*[.H60]+[.$K$4]*[.H60]*[.H60]*[.H60]))-273.15" office:value-type="float" office:value="11.9983637208857">
            <text:p>11.9983637209</text:p>
          </table:table-cell>
          <table:table-cell/>
        </table:table-row>
        <table:table-row table:style-name="ro2">
          <table:table-cell table:formula="of:=[.A60]+1" office:value-type="float" office:value="13">
            <text:p>13</text:p>
          </table:table-cell>
          <table:table-cell table:formula="of:=9*[.A61]/5+32" office:value-type="float" office:value="55.4">
            <text:p>55.4</text:p>
          </table:table-cell>
          <table:table-cell table:formula="of:=[.A61]+273.15" office:value-type="float" office:value="286.15">
            <text:p>286.15</text:p>
          </table:table-cell>
          <table:table-cell office:value-type="float" office:value="17.12">
            <text:p>17.12</text:p>
          </table:table-cell>
          <table:table-cell/>
          <table:table-cell table:formula="of:=1/(1/[.$G$2]+(1/[.$G$1])*LN([.D61]*1000/[.$G$3]))-273.15" office:value-type="float" office:value="13.3719939154317">
            <text:p>13.3719939154</text:p>
          </table:table-cell>
          <table:table-cell/>
          <table:table-cell table:formula="of:=LN([.D61]*1000)" office:value-type="float" office:value="9.74800264969573">
            <text:p>9.7480026497</text:p>
          </table:table-cell>
          <table:table-cell table:formula="of:=1/[.C61]" office:value-type="float" office:value="0.00349467062729338">
            <text:p>0.0034946706</text:p>
          </table:table-cell>
          <table:table-cell table:formula="of:=(1/([.$K$1]+[.$K$2]*[.H61]+[.$K$3]*[.H61]*[.H61]+[.$K$4]*[.H61]*[.H61]*[.H61]))-273.15" office:value-type="float" office:value="12.9740754869662">
            <text:p>12.974075487</text:p>
          </table:table-cell>
          <table:table-cell/>
        </table:table-row>
        <table:table-row table:style-name="ro2">
          <table:table-cell table:formula="of:=[.A61]+1" office:value-type="float" office:value="14">
            <text:p>14</text:p>
          </table:table-cell>
          <table:table-cell table:formula="of:=9*[.A62]/5+32" office:value-type="float" office:value="57.2">
            <text:p>57.2</text:p>
          </table:table-cell>
          <table:table-cell table:formula="of:=[.A62]+273.15" office:value-type="float" office:value="287.15">
            <text:p>287.15</text:p>
          </table:table-cell>
          <table:table-cell office:value-type="float" office:value="16.35">
            <text:p>16.35</text:p>
          </table:table-cell>
          <table:table-cell/>
          <table:table-cell table:formula="of:=1/(1/[.$G$2]+(1/[.$G$1])*LN([.D62]*1000/[.$G$3]))-273.15" office:value-type="float" office:value="14.3316433957249">
            <text:p>14.3316433957</text:p>
          </table:table-cell>
          <table:table-cell/>
          <table:table-cell table:formula="of:=LN([.D62]*1000)" office:value-type="float" office:value="9.7019831763254">
            <text:p>9.7019831763</text:p>
          </table:table-cell>
          <table:table-cell table:formula="of:=1/[.C62]" office:value-type="float" office:value="0.00348250043531255">
            <text:p>0.0034825004</text:p>
          </table:table-cell>
          <table:table-cell table:formula="of:=(1/([.$K$1]+[.$K$2]*[.H62]+[.$K$3]*[.H62]*[.H62]+[.$K$4]*[.H62]*[.H62]*[.H62]))-273.15" office:value-type="float" office:value="13.9498887794584">
            <text:p>13.9498887795</text:p>
          </table:table-cell>
          <table:table-cell/>
        </table:table-row>
        <table:table-row table:style-name="ro2">
          <table:table-cell table:formula="of:=[.A62]+1" office:value-type="float" office:value="15">
            <text:p>15</text:p>
          </table:table-cell>
          <table:table-cell table:formula="of:=9*[.A63]/5+32" office:value-type="float" office:value="59">
            <text:p>59</text:p>
          </table:table-cell>
          <table:table-cell table:formula="of:=[.A63]+273.15" office:value-type="float" office:value="288.15">
            <text:p>288.15</text:p>
          </table:table-cell>
          <table:table-cell office:value-type="float" office:value="15.62">
            <text:p>15.62</text:p>
          </table:table-cell>
          <table:table-cell/>
          <table:table-cell table:formula="of:=1/(1/[.$G$2]+(1/[.$G$1])*LN([.D63]*1000/[.$G$3]))-273.15" office:value-type="float" office:value="15.2905029112123">
            <text:p>15.2905029112</text:p>
          </table:table-cell>
          <table:table-cell/>
          <table:table-cell table:formula="of:=LN([.D63]*1000)" office:value-type="float" office:value="9.65630742339368">
            <text:p>9.6563074234</text:p>
          </table:table-cell>
          <table:table-cell table:formula="of:=1/[.C63]" office:value-type="float" office:value="0.00347041471455839">
            <text:p>0.0034704147</text:p>
          </table:table-cell>
          <table:table-cell table:formula="of:=(1/([.$K$1]+[.$K$2]*[.H63]+[.$K$3]*[.H63]*[.H63]+[.$K$4]*[.H63]*[.H63]*[.H63]))-273.15" office:value-type="float" office:value="14.9229587650495">
            <text:p>14.922958765</text:p>
          </table:table-cell>
          <table:table-cell/>
        </table:table-row>
        <table:table-row table:style-name="ro2">
          <table:table-cell table:formula="of:=[.A63]+1" office:value-type="float" office:value="16">
            <text:p>16</text:p>
          </table:table-cell>
          <table:table-cell table:formula="of:=9*[.A64]/5+32" office:value-type="float" office:value="60.8">
            <text:p>60.8</text:p>
          </table:table-cell>
          <table:table-cell table:formula="of:=[.A64]+273.15" office:value-type="float" office:value="289.15">
            <text:p>289.15</text:p>
          </table:table-cell>
          <table:table-cell office:value-type="float" office:value="14.93">
            <text:p>14.93</text:p>
          </table:table-cell>
          <table:table-cell/>
          <table:table-cell table:formula="of:=1/(1/[.$G$2]+(1/[.$G$1])*LN([.D64]*1000/[.$G$3]))-273.15" office:value-type="float" office:value="16.2452586911846">
            <text:p>16.2452586912</text:p>
          </table:table-cell>
          <table:table-cell/>
          <table:table-cell table:formula="of:=LN([.D64]*1000)" office:value-type="float" office:value="9.61112789053324">
            <text:p>9.6111278905</text:p>
          </table:table-cell>
          <table:table-cell table:formula="of:=1/[.C64]" office:value-type="float" office:value="0.00345841258862182">
            <text:p>0.0034584126</text:p>
          </table:table-cell>
          <table:table-cell table:formula="of:=(1/([.$K$1]+[.$K$2]*[.H64]+[.$K$3]*[.H64]*[.H64]+[.$K$4]*[.H64]*[.H64]*[.H64]))-273.15" office:value-type="float" office:value="15.8900156230857">
            <text:p>15.8900156231</text:p>
          </table:table-cell>
          <table:table-cell/>
        </table:table-row>
        <table:table-row table:style-name="ro2">
          <table:table-cell table:formula="of:=[.A64]+1" office:value-type="float" office:value="17">
            <text:p>17</text:p>
          </table:table-cell>
          <table:table-cell table:formula="of:=9*[.A65]/5+32" office:value-type="float" office:value="62.6">
            <text:p>62.6</text:p>
          </table:table-cell>
          <table:table-cell table:formula="of:=[.A65]+273.15" office:value-type="float" office:value="290.15">
            <text:p>290.15</text:p>
          </table:table-cell>
          <table:table-cell office:value-type="float" office:value="14.26">
            <text:p>14.26</text:p>
          </table:table-cell>
          <table:table-cell/>
          <table:table-cell table:formula="of:=1/(1/[.$G$2]+(1/[.$G$1])*LN([.D65]*1000/[.$G$3]))-273.15" office:value-type="float" office:value="17.2220372022333">
            <text:p>17.2220372022</text:p>
          </table:table-cell>
          <table:table-cell/>
          <table:table-cell table:formula="of:=LN([.D65]*1000)" office:value-type="float" office:value="9.56521369396829">
            <text:p>9.565213694</text:p>
          </table:table-cell>
          <table:table-cell table:formula="of:=1/[.C65]" office:value-type="float" office:value="0.00344649319317594">
            <text:p>0.0034464932</text:p>
          </table:table-cell>
          <table:table-cell table:formula="of:=(1/([.$K$1]+[.$K$2]*[.H65]+[.$K$3]*[.H65]*[.H65]+[.$K$4]*[.H65]*[.H65]*[.H65]))-273.15" office:value-type="float" office:value="16.8775503269832">
            <text:p>16.877550327</text:p>
          </table:table-cell>
          <table:table-cell/>
        </table:table-row>
        <table:table-row table:style-name="ro2">
          <table:table-cell table:formula="of:=[.A65]+1" office:value-type="float" office:value="18">
            <text:p>18</text:p>
          </table:table-cell>
          <table:table-cell table:formula="of:=9*[.A66]/5+32" office:value-type="float" office:value="64.4">
            <text:p>64.4</text:p>
          </table:table-cell>
          <table:table-cell table:formula="of:=[.A66]+273.15" office:value-type="float" office:value="291.15">
            <text:p>291.15</text:p>
          </table:table-cell>
          <table:table-cell office:value-type="float" office:value="13.63">
            <text:p>13.63</text:p>
          </table:table-cell>
          <table:table-cell/>
          <table:table-cell table:formula="of:=1/(1/[.$G$2]+(1/[.$G$1])*LN([.D66]*1000/[.$G$3]))-273.15" office:value-type="float" office:value="18.1897653551652">
            <text:p>18.1897653552</text:p>
          </table:table-cell>
          <table:table-cell/>
          <table:table-cell table:formula="of:=LN([.D66]*1000)" office:value-type="float" office:value="9.52002852469058">
            <text:p>9.5200285247</text:p>
          </table:table-cell>
          <table:table-cell table:formula="of:=1/[.C66]" office:value-type="float" office:value="0.0034346556757685">
            <text:p>0.0034346557</text:p>
          </table:table-cell>
          <table:table-cell table:formula="of:=(1/([.$K$1]+[.$K$2]*[.H66]+[.$K$3]*[.H66]*[.H66]+[.$K$4]*[.H66]*[.H66]*[.H66]))-273.15" office:value-type="float" office:value="17.8541905256609">
            <text:p>17.8541905257</text:p>
          </table:table-cell>
          <table:table-cell/>
        </table:table-row>
        <table:table-row table:style-name="ro2">
          <table:table-cell table:formula="of:=[.A66]+1" office:value-type="float" office:value="19">
            <text:p>19</text:p>
          </table:table-cell>
          <table:table-cell table:formula="of:=9*[.A67]/5+32" office:value-type="float" office:value="66.2">
            <text:p>66.2</text:p>
          </table:table-cell>
          <table:table-cell table:formula="of:=[.A67]+273.15" office:value-type="float" office:value="292.15">
            <text:p>292.15</text:p>
          </table:table-cell>
          <table:table-cell office:value-type="float" office:value="13.04">
            <text:p>13.04</text:p>
          </table:table-cell>
          <table:table-cell/>
          <table:table-cell table:formula="of:=1/(1/[.$G$2]+(1/[.$G$1])*LN([.D67]*1000/[.$G$3]))-273.15" office:value-type="float" office:value="19.1437735123076">
            <text:p>19.1437735123</text:p>
          </table:table-cell>
          <table:table-cell/>
          <table:table-cell table:formula="of:=LN([.D67]*1000)" office:value-type="float" office:value="9.47577683548064">
            <text:p>9.4757768355</text:p>
          </table:table-cell>
          <table:table-cell table:formula="of:=1/[.C67]" office:value-type="float" office:value="0.00342289919561869">
            <text:p>0.0034228992</text:p>
          </table:table-cell>
          <table:table-cell table:formula="of:=(1/([.$K$1]+[.$K$2]*[.H67]+[.$K$3]*[.H67]*[.H67]+[.$K$4]*[.H67]*[.H67]*[.H67]))-273.15" office:value-type="float" office:value="18.8153611312742">
            <text:p>18.8153611313</text:p>
          </table:table-cell>
          <table:table-cell/>
        </table:table-row>
        <table:table-row table:style-name="ro2">
          <table:table-cell table:formula="of:=[.A67]+1" office:value-type="float" office:value="20">
            <text:p>20</text:p>
          </table:table-cell>
          <table:table-cell table:formula="of:=9*[.A68]/5+32" office:value-type="float" office:value="68">
            <text:p>68</text:p>
          </table:table-cell>
          <table:table-cell table:formula="of:=[.A68]+273.15" office:value-type="float" office:value="293.15">
            <text:p>293.15</text:p>
          </table:table-cell>
          <table:table-cell office:value-type="float" office:value="12.47">
            <text:p>12.47</text:p>
          </table:table-cell>
          <table:table-cell/>
          <table:table-cell table:formula="of:=1/(1/[.$G$2]+(1/[.$G$1])*LN([.D68]*1000/[.$G$3]))-273.15" office:value-type="float" office:value="20.1137193656205">
            <text:p>20.1137193656</text:p>
          </table:table-cell>
          <table:table-cell/>
          <table:table-cell table:formula="of:=LN([.D68]*1000)" office:value-type="float" office:value="9.43108103867408">
            <text:p>9.4310810387</text:p>
          </table:table-cell>
          <table:table-cell table:formula="of:=1/[.C68]" office:value-type="float" office:value="0.00341122292341805">
            <text:p>0.0034112229</text:p>
          </table:table-cell>
          <table:table-cell table:formula="of:=(1/([.$K$1]+[.$K$2]*[.H68]+[.$K$3]*[.H68]*[.H68]+[.$K$4]*[.H68]*[.H68]*[.H68]))-273.15" office:value-type="float" office:value="19.7910134227233">
            <text:p>19.7910134227</text:p>
          </table:table-cell>
          <table:table-cell/>
        </table:table-row>
        <table:table-row table:style-name="ro2">
          <table:table-cell table:formula="of:=[.A68]+1" office:value-type="float" office:value="21">
            <text:p>21</text:p>
          </table:table-cell>
          <table:table-cell table:formula="of:=9*[.A69]/5+32" office:value-type="float" office:value="69.8">
            <text:p>69.8</text:p>
          </table:table-cell>
          <table:table-cell table:formula="of:=[.A69]+273.15" office:value-type="float" office:value="294.15">
            <text:p>294.15</text:p>
          </table:table-cell>
          <table:table-cell office:value-type="float" office:value="11.92">
            <text:p>11.92</text:p>
          </table:table-cell>
          <table:table-cell/>
          <table:table-cell table:formula="of:=1/(1/[.$G$2]+(1/[.$G$1])*LN([.D69]*1000/[.$G$3]))-273.15" office:value-type="float" office:value="21.0991611927067">
            <text:p>21.0991611927</text:p>
          </table:table-cell>
          <table:table-cell/>
          <table:table-cell table:formula="of:=LN([.D69]*1000)" office:value-type="float" office:value="9.38597294061934">
            <text:p>9.3859729406</text:p>
          </table:table-cell>
          <table:table-cell table:formula="of:=1/[.C69]" office:value-type="float" office:value="0.00339962604113548">
            <text:p>0.003399626</text:p>
          </table:table-cell>
          <table:table-cell table:formula="of:=(1/([.$K$1]+[.$K$2]*[.H69]+[.$K$3]*[.H69]*[.H69]+[.$K$4]*[.H69]*[.H69]*[.H69]))-273.15" office:value-type="float" office:value="20.7807044635061">
            <text:p>20.7807044635</text:p>
          </table:table-cell>
          <table:table-cell/>
        </table:table-row>
        <table:table-row table:style-name="ro2">
          <table:table-cell table:formula="of:=[.A69]+1" office:value-type="float" office:value="22">
            <text:p>22</text:p>
          </table:table-cell>
          <table:table-cell table:formula="of:=9*[.A70]/5+32" office:value-type="float" office:value="71.6">
            <text:p>71.6</text:p>
          </table:table-cell>
          <table:table-cell table:formula="of:=[.A70]+273.15" office:value-type="float" office:value="295.15">
            <text:p>295.15</text:p>
          </table:table-cell>
          <table:table-cell office:value-type="float" office:value="11.41">
            <text:p>11.41</text:p>
          </table:table-cell>
          <table:table-cell/>
          <table:table-cell table:formula="of:=1/(1/[.$G$2]+(1/[.$G$1])*LN([.D70]*1000/[.$G$3]))-273.15" office:value-type="float" office:value="22.0607845044597">
            <text:p>22.0607845045</text:p>
          </table:table-cell>
          <table:table-cell/>
          <table:table-cell table:formula="of:=LN([.D70]*1000)" office:value-type="float" office:value="9.34224544285612">
            <text:p>9.3422454429</text:p>
          </table:table-cell>
          <table:table-cell table:formula="of:=1/[.C70]" office:value-type="float" office:value="0.00338810774182619">
            <text:p>0.0033881077</text:p>
          </table:table-cell>
          <table:table-cell table:formula="of:=(1/([.$K$1]+[.$K$2]*[.H70]+[.$K$3]*[.H70]*[.H70]+[.$K$4]*[.H70]*[.H70]*[.H70]))-273.15" office:value-type="float" office:value="21.7450453799244">
            <text:p>21.7450453799</text:p>
          </table:table-cell>
          <table:table-cell/>
        </table:table-row>
        <table:table-row table:style-name="ro2">
          <table:table-cell table:formula="of:=[.A70]+1" office:value-type="float" office:value="23">
            <text:p>23</text:p>
          </table:table-cell>
          <table:table-cell table:formula="of:=9*[.A71]/5+32" office:value-type="float" office:value="73.4">
            <text:p>73.4</text:p>
          </table:table-cell>
          <table:table-cell table:formula="of:=[.A71]+273.15" office:value-type="float" office:value="296.15">
            <text:p>296.15</text:p>
          </table:table-cell>
          <table:table-cell office:value-type="float" office:value="10.91">
            <text:p>10.91</text:p>
          </table:table-cell>
          <table:table-cell/>
          <table:table-cell table:formula="of:=1/(1/[.$G$2]+(1/[.$G$1])*LN([.D71]*1000/[.$G$3]))-273.15" office:value-type="float" office:value="23.0527640156335">
            <text:p>23.0527640156</text:p>
          </table:table-cell>
          <table:table-cell/>
          <table:table-cell table:formula="of:=LN([.D71]*1000)" office:value-type="float" office:value="9.29743507882712">
            <text:p>9.2974350788</text:p>
          </table:table-cell>
          <table:table-cell table:formula="of:=1/[.C71]" office:value-type="float" office:value="0.00337666722944454">
            <text:p>0.0033766672</text:p>
          </table:table-cell>
          <table:table-cell table:formula="of:=(1/([.$K$1]+[.$K$2]*[.H71]+[.$K$3]*[.H71]*[.H71]+[.$K$4]*[.H71]*[.H71]*[.H71]))-273.15" office:value-type="float" office:value="22.7384272083693">
            <text:p>22.7384272084</text:p>
          </table:table-cell>
          <table:table-cell/>
        </table:table-row>
        <table:table-row table:style-name="ro2">
          <table:table-cell table:formula="of:=[.A71]+1" office:value-type="float" office:value="24">
            <text:p>24</text:p>
          </table:table-cell>
          <table:table-cell table:formula="of:=9*[.A72]/5+32" office:value-type="float" office:value="75.2">
            <text:p>75.2</text:p>
          </table:table-cell>
          <table:table-cell table:formula="of:=[.A72]+273.15" office:value-type="float" office:value="297.15">
            <text:p>297.15</text:p>
          </table:table-cell>
          <table:table-cell office:value-type="float" office:value="10.45">
            <text:p>10.45</text:p>
          </table:table-cell>
          <table:table-cell/>
          <table:table-cell table:formula="of:=1/(1/[.$G$2]+(1/[.$G$1])*LN([.D72]*1000/[.$G$3]))-273.15" office:value-type="float" office:value="24.0126950472761">
            <text:p>24.0126950473</text:p>
          </table:table-cell>
          <table:table-cell/>
          <table:table-cell table:formula="of:=LN([.D72]*1000)" office:value-type="float" office:value="9.25435725739296">
            <text:p>9.2543572574</text:p>
          </table:table-cell>
          <table:table-cell table:formula="of:=1/[.C72]" office:value-type="float" office:value="0.00336530371866061">
            <text:p>0.0033653037</text:p>
          </table:table-cell>
          <table:table-cell table:formula="of:=(1/([.$K$1]+[.$K$2]*[.H72]+[.$K$3]*[.H72]*[.H72]+[.$K$4]*[.H72]*[.H72]*[.H72]))-273.15" office:value-type="float" office:value="23.6984343294616">
            <text:p>23.6984343295</text:p>
          </table:table-cell>
          <table:table-cell/>
        </table:table-row>
        <table:table-row table:style-name="ro2">
          <table:table-cell table:formula="of:=[.A72]+1" office:value-type="float" office:value="25">
            <text:p>25</text:p>
          </table:table-cell>
          <table:table-cell table:formula="of:=9*[.A73]/5+32" office:value-type="float" office:value="77">
            <text:p>77</text:p>
          </table:table-cell>
          <table:table-cell table:formula="of:=[.A73]+273.15" office:value-type="float" office:value="298.15">
            <text:p>298.15</text:p>
          </table:table-cell>
          <table:table-cell office:value-type="float" office:value="10">
            <text:p>10</text:p>
          </table:table-cell>
          <table:table-cell/>
          <table:table-cell table:formula="of:=1/(1/[.$G$2]+(1/[.$G$1])*LN([.D73]*1000/[.$G$3]))-273.15" office:value-type="float" office:value="25">
            <text:p>25</text:p>
          </table:table-cell>
          <table:table-cell/>
          <table:table-cell table:formula="of:=LN([.D73]*1000)" office:value-type="float" office:value="9.21034037197618">
            <text:p>9.210340372</text:p>
          </table:table-cell>
          <table:table-cell table:formula="of:=1/[.C73]" office:value-type="float" office:value="0.00335401643468053">
            <text:p>0.0033540164</text:p>
          </table:table-cell>
          <table:table-cell table:formula="of:=(1/([.$K$1]+[.$K$2]*[.H73]+[.$K$3]*[.H73]*[.H73]+[.$K$4]*[.H73]*[.H73]*[.H73]))-273.15" office:value-type="float" office:value="24.6845785875306">
            <text:p>24.6845785875</text:p>
          </table:table-cell>
          <table:table-cell/>
        </table:table-row>
        <table:table-row table:style-name="ro2">
          <table:table-cell table:formula="of:=[.A73]+1" office:value-type="float" office:value="26">
            <text:p>26</text:p>
          </table:table-cell>
          <table:table-cell table:formula="of:=9*[.A74]/5+32" office:value-type="float" office:value="78.8">
            <text:p>78.8</text:p>
          </table:table-cell>
          <table:table-cell table:formula="of:=[.A74]+273.15" office:value-type="float" office:value="299.15">
            <text:p>299.15</text:p>
          </table:table-cell>
          <table:table-cell office:value-type="float" office:value="9.575">
            <text:p>9.575</text:p>
          </table:table-cell>
          <table:table-cell/>
          <table:table-cell table:formula="of:=1/(1/[.$G$2]+(1/[.$G$1])*LN([.D74]*1000/[.$G$3]))-273.15" office:value-type="float" office:value="25.980582058446">
            <text:p>25.9805820584</text:p>
          </table:table-cell>
          <table:table-cell/>
          <table:table-cell table:formula="of:=LN([.D74]*1000)" office:value-type="float" office:value="9.16691081404885">
            <text:p>9.166910814</text:p>
          </table:table-cell>
          <table:table-cell table:formula="of:=1/[.C74]" office:value-type="float" office:value="0.00334280461307037">
            <text:p>0.0033428046</text:p>
          </table:table-cell>
          <table:table-cell table:formula="of:=(1/([.$K$1]+[.$K$2]*[.H74]+[.$K$3]*[.H74]*[.H74]+[.$K$4]*[.H74]*[.H74]*[.H74]))-273.15" office:value-type="float" office:value="25.6628386602382">
            <text:p>25.6628386602</text:p>
          </table:table-cell>
          <table:table-cell/>
        </table:table-row>
        <table:table-row table:style-name="ro2">
          <table:table-cell table:formula="of:=[.A74]+1" office:value-type="float" office:value="27">
            <text:p>27</text:p>
          </table:table-cell>
          <table:table-cell table:formula="of:=9*[.A75]/5+32" office:value-type="float" office:value="80.6">
            <text:p>80.6</text:p>
          </table:table-cell>
          <table:table-cell table:formula="of:=[.A75]+273.15" office:value-type="float" office:value="300.15">
            <text:p>300.15</text:p>
          </table:table-cell>
          <table:table-cell office:value-type="float" office:value="9.17">
            <text:p>9.17</text:p>
          </table:table-cell>
          <table:table-cell/>
          <table:table-cell table:formula="of:=1/(1/[.$G$2]+(1/[.$G$1])*LN([.D75]*1000/[.$G$3]))-273.15" office:value-type="float" office:value="26.9628171126027">
            <text:p>26.9628171126</text:p>
          </table:table-cell>
          <table:table-cell/>
          <table:table-cell table:formula="of:=LN([.D75]*1000)" office:value-type="float" office:value="9.12369256525051">
            <text:p>9.1236925653</text:p>
          </table:table-cell>
          <table:table-cell table:formula="of:=1/[.C75]" office:value-type="float" office:value="0.00333166749958354">
            <text:p>0.0033316675</text:p>
          </table:table-cell>
          <table:table-cell table:formula="of:=(1/([.$K$1]+[.$K$2]*[.H75]+[.$K$3]*[.H75]*[.H75]+[.$K$4]*[.H75]*[.H75]*[.H75]))-273.15" office:value-type="float" office:value="26.6416535888344">
            <text:p>26.6416535888</text:p>
          </table:table-cell>
          <table:table-cell/>
        </table:table-row>
        <table:table-row table:style-name="ro2">
          <table:table-cell table:formula="of:=[.A75]+1" office:value-type="float" office:value="28">
            <text:p>28</text:p>
          </table:table-cell>
          <table:table-cell table:formula="of:=9*[.A76]/5+32" office:value-type="float" office:value="82.4">
            <text:p>82.4</text:p>
          </table:table-cell>
          <table:table-cell table:formula="of:=[.A76]+273.15" office:value-type="float" office:value="301.15">
            <text:p>301.15</text:p>
          </table:table-cell>
          <table:table-cell office:value-type="float" office:value="8.784">
            <text:p>8.784</text:p>
          </table:table-cell>
          <table:table-cell/>
          <table:table-cell table:formula="of:=1/(1/[.$G$2]+(1/[.$G$1])*LN([.D76]*1000/[.$G$3]))-273.15" office:value-type="float" office:value="27.9466387318372">
            <text:p>27.9466387318</text:p>
          </table:table-cell>
          <table:table-cell/>
          <table:table-cell table:formula="of:=LN([.D76]*1000)" office:value-type="float" office:value="9.08068716374931">
            <text:p>9.0806871637</text:p>
          </table:table-cell>
          <table:table-cell table:formula="of:=1/[.C76]" office:value-type="float" office:value="0.0033206043499917">
            <text:p>0.0033206043</text:p>
          </table:table-cell>
          <table:table-cell table:formula="of:=(1/([.$K$1]+[.$K$2]*[.H76]+[.$K$3]*[.H76]*[.H76]+[.$K$4]*[.H76]*[.H76]*[.H76]))-273.15" office:value-type="float" office:value="27.6210248855727">
            <text:p>27.6210248856</text:p>
          </table:table-cell>
          <table:table-cell/>
        </table:table-row>
        <table:table-row table:style-name="ro2">
          <table:table-cell table:formula="of:=[.A76]+1" office:value-type="float" office:value="29">
            <text:p>29</text:p>
          </table:table-cell>
          <table:table-cell table:formula="of:=9*[.A77]/5+32" office:value-type="float" office:value="84.2">
            <text:p>84.2</text:p>
          </table:table-cell>
          <table:table-cell table:formula="of:=[.A77]+273.15" office:value-type="float" office:value="302.15">
            <text:p>302.15</text:p>
          </table:table-cell>
          <table:table-cell office:value-type="float" office:value="8.416">
            <text:p>8.416</text:p>
          </table:table-cell>
          <table:table-cell/>
          <table:table-cell table:formula="of:=1/(1/[.$G$2]+(1/[.$G$1])*LN([.D77]*1000/[.$G$3]))-273.15" office:value-type="float" office:value="28.9321225196023">
            <text:p>28.9321225196</text:p>
          </table:table-cell>
          <table:table-cell/>
          <table:table-cell table:formula="of:=LN([.D77]*1000)" office:value-type="float" office:value="9.03788993497749">
            <text:p>9.037889935</text:p>
          </table:table-cell>
          <table:table-cell table:formula="of:=1/[.C77]" office:value-type="float" office:value="0.00330961442991891">
            <text:p>0.0033096144</text:p>
          </table:table-cell>
          <table:table-cell table:formula="of:=(1/([.$K$1]+[.$K$2]*[.H77]+[.$K$3]*[.H77]*[.H77]+[.$K$4]*[.H77]*[.H77]*[.H77]))-273.15" office:value-type="float" office:value="28.6010952870255">
            <text:p>28.601095287</text:p>
          </table:table-cell>
          <table:table-cell/>
        </table:table-row>
        <table:table-row table:style-name="ro2">
          <table:table-cell table:formula="of:=[.A77]+1" office:value-type="float" office:value="30">
            <text:p>30</text:p>
          </table:table-cell>
          <table:table-cell table:formula="of:=9*[.A78]/5+32" office:value-type="float" office:value="86">
            <text:p>86</text:p>
          </table:table-cell>
          <table:table-cell table:formula="of:=[.A78]+273.15" office:value-type="float" office:value="303.15">
            <text:p>303.15</text:p>
          </table:table-cell>
          <table:table-cell office:value-type="float" office:value="8.064">
            <text:p>8.064</text:p>
          </table:table-cell>
          <table:table-cell/>
          <table:table-cell table:formula="of:=1/(1/[.$G$2]+(1/[.$G$1])*LN([.D78]*1000/[.$G$3]))-273.15" office:value-type="float" office:value="29.9223975351202">
            <text:p>29.9223975351</text:p>
          </table:table-cell>
          <table:table-cell/>
          <table:table-cell table:formula="of:=LN([.D78]*1000)" office:value-type="float" office:value="8.99516499031115">
            <text:p>8.9951649903</text:p>
          </table:table-cell>
          <table:table-cell table:formula="of:=1/[.C78]" office:value-type="float" office:value="0.0032986970146792">
            <text:p>0.003298697</text:p>
          </table:table-cell>
          <table:table-cell table:formula="of:=(1/([.$K$1]+[.$K$2]*[.H78]+[.$K$3]*[.H78]*[.H78]+[.$K$4]*[.H78]*[.H78]*[.H78]))-273.15" office:value-type="float" office:value="29.5850396628399">
            <text:p>29.5850396628</text:p>
          </table:table-cell>
          <table:table-cell/>
        </table:table-row>
        <table:table-row table:style-name="ro2">
          <table:table-cell table:formula="of:=[.A78]+1" office:value-type="float" office:value="31">
            <text:p>31</text:p>
          </table:table-cell>
          <table:table-cell table:formula="of:=9*[.A79]/5+32" office:value-type="float" office:value="87.8">
            <text:p>87.8</text:p>
          </table:table-cell>
          <table:table-cell table:formula="of:=[.A79]+273.15" office:value-type="float" office:value="304.15">
            <text:p>304.15</text:p>
          </table:table-cell>
          <table:table-cell office:value-type="float" office:value="7.73">
            <text:p>7.73</text:p>
          </table:table-cell>
          <table:table-cell/>
          <table:table-cell table:formula="of:=1/(1/[.$G$2]+(1/[.$G$1])*LN([.D79]*1000/[.$G$3]))-273.15" office:value-type="float" office:value="30.9092599393456">
            <text:p>30.9092599393</text:p>
          </table:table-cell>
          <table:table-cell/>
          <table:table-cell table:formula="of:=LN([.D79]*1000)" office:value-type="float" office:value="8.95286414158147">
            <text:p>8.9528641416</text:p>
          </table:table-cell>
          <table:table-cell table:formula="of:=1/[.C79]" office:value-type="float" office:value="0.00328785138911721">
            <text:p>0.0032878514</text:p>
          </table:table-cell>
          <table:table-cell table:formula="of:=(1/([.$K$1]+[.$K$2]*[.H79]+[.$K$3]*[.H79]*[.H79]+[.$K$4]*[.H79]*[.H79]*[.H79]))-273.15" office:value-type="float" office:value="30.5647761058246">
            <text:p>30.5647761058</text:p>
          </table:table-cell>
          <table:table-cell/>
        </table:table-row>
        <table:table-row table:style-name="ro2">
          <table:table-cell table:formula="of:=[.A79]+1" office:value-type="float" office:value="32">
            <text:p>32</text:p>
          </table:table-cell>
          <table:table-cell table:formula="of:=9*[.A80]/5+32" office:value-type="float" office:value="89.6">
            <text:p>89.6</text:p>
          </table:table-cell>
          <table:table-cell table:formula="of:=[.A80]+273.15" office:value-type="float" office:value="305.15">
            <text:p>305.15</text:p>
          </table:table-cell>
          <table:table-cell office:value-type="float" office:value="7.41">
            <text:p>7.41</text:p>
          </table:table-cell>
          <table:table-cell/>
          <table:table-cell table:formula="of:=1/(1/[.$G$2]+(1/[.$G$1])*LN([.D80]*1000/[.$G$3]))-273.15" office:value-type="float" office:value="31.9020418546218">
            <text:p>31.9020418546</text:p>
          </table:table-cell>
          <table:table-cell/>
          <table:table-cell table:formula="of:=LN([.D80]*1000)" office:value-type="float" office:value="8.91058571829013">
            <text:p>8.9105857183</text:p>
          </table:table-cell>
          <table:table-cell table:formula="of:=1/[.C80]" office:value-type="float" office:value="0.00327707684745207">
            <text:p>0.0032770768</text:p>
          </table:table-cell>
          <table:table-cell table:formula="of:=(1/([.$K$1]+[.$K$2]*[.H80]+[.$K$3]*[.H80]*[.H80]+[.$K$4]*[.H80]*[.H80]*[.H80]))-273.15" office:value-type="float" office:value="31.549637345388">
            <text:p>31.5496373454</text:p>
          </table:table-cell>
          <table:table-cell/>
        </table:table-row>
        <table:table-row table:style-name="ro2">
          <table:table-cell table:formula="of:=[.A80]+1" office:value-type="float" office:value="33">
            <text:p>33</text:p>
          </table:table-cell>
          <table:table-cell table:formula="of:=9*[.A81]/5+32" office:value-type="float" office:value="91.4">
            <text:p>91.4</text:p>
          </table:table-cell>
          <table:table-cell table:formula="of:=[.A81]+273.15" office:value-type="float" office:value="306.15">
            <text:p>306.15</text:p>
          </table:table-cell>
          <table:table-cell office:value-type="float" office:value="7.016">
            <text:p>7.016</text:p>
          </table:table-cell>
          <table:table-cell/>
          <table:table-cell table:formula="of:=1/(1/[.$G$2]+(1/[.$G$1])*LN([.D81]*1000/[.$G$3]))-273.15" office:value-type="float" office:value="33.194675592169">
            <text:p>33.1946755922</text:p>
          </table:table-cell>
          <table:table-cell/>
          <table:table-cell table:formula="of:=LN([.D81]*1000)" office:value-type="float" office:value="8.85594853405202">
            <text:p>8.8559485341</text:p>
          </table:table-cell>
          <table:table-cell table:formula="of:=1/[.C81]" office:value-type="float" office:value="0.00326637269312429">
            <text:p>0.0032663727</text:p>
          </table:table-cell>
          <table:table-cell table:formula="of:=(1/([.$K$1]+[.$K$2]*[.H81]+[.$K$3]*[.H81]*[.H81]+[.$K$4]*[.H81]*[.H81]*[.H81]))-273.15" office:value-type="float" office:value="32.8309439237658">
            <text:p>32.8309439238</text:p>
          </table:table-cell>
          <table:table-cell/>
        </table:table-row>
        <table:table-row table:style-name="ro2">
          <table:table-cell table:formula="of:=[.A81]+1" office:value-type="float" office:value="34">
            <text:p>34</text:p>
          </table:table-cell>
          <table:table-cell table:formula="of:=9*[.A82]/5+32" office:value-type="float" office:value="93.2">
            <text:p>93.2</text:p>
          </table:table-cell>
          <table:table-cell table:formula="of:=[.A82]+273.15" office:value-type="float" office:value="307.15">
            <text:p>307.15</text:p>
          </table:table-cell>
          <table:table-cell office:value-type="float" office:value="6.815">
            <text:p>6.815</text:p>
          </table:table-cell>
          <table:table-cell/>
          <table:table-cell table:formula="of:=1/(1/[.$G$2]+(1/[.$G$1])*LN([.D82]*1000/[.$G$3]))-273.15" office:value-type="float" office:value="33.8868360279758">
            <text:p>33.886836028</text:p>
          </table:table-cell>
          <table:table-cell/>
          <table:table-cell table:formula="of:=LN([.D82]*1000)" office:value-type="float" office:value="8.82688134413063">
            <text:p>8.8268813441</text:p>
          </table:table-cell>
          <table:table-cell table:formula="of:=1/[.C82]" office:value-type="float" office:value="0.00325573823864561">
            <text:p>0.0032557382</text:p>
          </table:table-cell>
          <table:table-cell table:formula="of:=(1/([.$K$1]+[.$K$2]*[.H82]+[.$K$3]*[.H82]*[.H82]+[.$K$4]*[.H82]*[.H82]*[.H82]))-273.15" office:value-type="float" office:value="33.5166159353565">
            <text:p>33.5166159354</text:p>
          </table:table-cell>
          <table:table-cell/>
        </table:table-row>
        <table:table-row table:style-name="ro2">
          <table:table-cell table:formula="of:=[.A82]+1" office:value-type="float" office:value="35">
            <text:p>35</text:p>
          </table:table-cell>
          <table:table-cell table:formula="of:=9*[.A83]/5+32" office:value-type="float" office:value="95">
            <text:p>95</text:p>
          </table:table-cell>
          <table:table-cell table:formula="of:=[.A83]+273.15" office:value-type="float" office:value="308.15">
            <text:p>308.15</text:p>
          </table:table-cell>
          <table:table-cell office:value-type="float" office:value="6.538">
            <text:p>6.538</text:p>
          </table:table-cell>
          <table:table-cell/>
          <table:table-cell table:formula="of:=1/(1/[.$G$2]+(1/[.$G$1])*LN([.D83]*1000/[.$G$3]))-273.15" office:value-type="float" office:value="34.8803640933597">
            <text:p>34.8803640934</text:p>
          </table:table-cell>
          <table:table-cell/>
          <table:table-cell table:formula="of:=LN([.D83]*1000)" office:value-type="float" office:value="8.78538658728416">
            <text:p>8.7853865873</text:p>
          </table:table-cell>
          <table:table-cell table:formula="of:=1/[.C83]" office:value-type="float" office:value="0.00324517280545189">
            <text:p>0.0032451728</text:p>
          </table:table-cell>
          <table:table-cell table:formula="of:=(1/([.$K$1]+[.$K$2]*[.H83]+[.$K$3]*[.H83]*[.H83]+[.$K$4]*[.H83]*[.H83]*[.H83]))-273.15" office:value-type="float" office:value="34.5003730585231">
            <text:p>34.5003730585</text:p>
          </table:table-cell>
          <table:table-cell/>
        </table:table-row>
        <table:table-row table:style-name="ro2">
          <table:table-cell table:formula="of:=[.A83]+1" office:value-type="float" office:value="36">
            <text:p>36</text:p>
          </table:table-cell>
          <table:table-cell table:formula="of:=9*[.A84]/5+32" office:value-type="float" office:value="96.8">
            <text:p>96.8</text:p>
          </table:table-cell>
          <table:table-cell table:formula="of:=[.A84]+273.15" office:value-type="float" office:value="309.15">
            <text:p>309.15</text:p>
          </table:table-cell>
          <table:table-cell office:value-type="float" office:value="6.273">
            <text:p>6.273</text:p>
          </table:table-cell>
          <table:table-cell/>
          <table:table-cell table:formula="of:=1/(1/[.$G$2]+(1/[.$G$1])*LN([.D84]*1000/[.$G$3]))-273.15" office:value-type="float" office:value="35.877486177456">
            <text:p>35.8774861775</text:p>
          </table:table-cell>
          <table:table-cell/>
          <table:table-cell table:formula="of:=LN([.D84]*1000)" office:value-type="float" office:value="8.74400998809674">
            <text:p>8.7440099881</text:p>
          </table:table-cell>
          <table:table-cell table:formula="of:=1/[.C84]" office:value-type="float" office:value="0.00323467572375869">
            <text:p>0.0032346757</text:p>
          </table:table-cell>
          <table:table-cell table:formula="of:=(1/([.$K$1]+[.$K$2]*[.H84]+[.$K$3]*[.H84]*[.H84]+[.$K$4]*[.H84]*[.H84]*[.H84]))-273.15" office:value-type="float" office:value="35.487208206093">
            <text:p>35.4872082061</text:p>
          </table:table-cell>
          <table:table-cell/>
        </table:table-row>
        <table:table-row table:style-name="ro2">
          <table:table-cell table:formula="of:=[.A84]+1" office:value-type="float" office:value="37">
            <text:p>37</text:p>
          </table:table-cell>
          <table:table-cell table:formula="of:=9*[.A85]/5+32" office:value-type="float" office:value="98.6">
            <text:p>98.6</text:p>
          </table:table-cell>
          <table:table-cell table:formula="of:=[.A85]+273.15" office:value-type="float" office:value="310.15">
            <text:p>310.15</text:p>
          </table:table-cell>
          <table:table-cell office:value-type="float" office:value="6.02">
            <text:p>6.02</text:p>
          </table:table-cell>
          <table:table-cell/>
          <table:table-cell table:formula="of:=1/(1/[.$G$2]+(1/[.$G$1])*LN([.D85]*1000/[.$G$3]))-273.15" office:value-type="float" office:value="36.875995418542">
            <text:p>36.8759954185</text:p>
          </table:table-cell>
          <table:table-cell/>
          <table:table-cell table:formula="of:=LN([.D85]*1000)" office:value-type="float" office:value="8.70284253830287">
            <text:p>8.7028425383</text:p>
          </table:table-cell>
          <table:table-cell table:formula="of:=1/[.C85]" office:value-type="float" office:value="0.0032242463324198">
            <text:p>0.0032242463</text:p>
          </table:table-cell>
          <table:table-cell table:formula="of:=(1/([.$K$1]+[.$K$2]*[.H85]+[.$K$3]*[.H85]*[.H85]+[.$K$4]*[.H85]*[.H85]*[.H85]))-273.15" office:value-type="float" office:value="36.4750016547096">
            <text:p>36.4750016547</text:p>
          </table:table-cell>
          <table:table-cell/>
        </table:table-row>
        <table:table-row table:style-name="ro2">
          <table:table-cell table:formula="of:=[.A85]+1" office:value-type="float" office:value="38">
            <text:p>38</text:p>
          </table:table-cell>
          <table:table-cell table:formula="of:=9*[.A86]/5+32" office:value-type="float" office:value="100.4">
            <text:p>100.4</text:p>
          </table:table-cell>
          <table:table-cell table:formula="of:=[.A86]+273.15" office:value-type="float" office:value="311.15">
            <text:p>311.15</text:p>
          </table:table-cell>
          <table:table-cell office:value-type="float" office:value="5.778">
            <text:p>5.778</text:p>
          </table:table-cell>
          <table:table-cell/>
          <table:table-cell table:formula="of:=1/(1/[.$G$2]+(1/[.$G$1])*LN([.D86]*1000/[.$G$3]))-273.15" office:value-type="float" office:value="37.8776035425016">
            <text:p>37.8776035425</text:p>
          </table:table-cell>
          <table:table-cell/>
          <table:table-cell table:formula="of:=LN([.D86]*1000)" office:value-type="float" office:value="8.66181288102618">
            <text:p>8.661812881</text:p>
          </table:table-cell>
          <table:table-cell table:formula="of:=1/[.C86]" office:value-type="float" office:value="0.00321388397878837">
            <text:p>0.003213884</text:p>
          </table:table-cell>
          <table:table-cell table:formula="of:=(1/([.$K$1]+[.$K$2]*[.H86]+[.$K$3]*[.H86]*[.H86]+[.$K$4]*[.H86]*[.H86]*[.H86]))-273.15" office:value-type="float" office:value="37.4655115965831">
            <text:p>37.4655115966</text:p>
          </table:table-cell>
          <table:table-cell/>
        </table:table-row>
        <table:table-row table:style-name="ro2">
          <table:table-cell table:formula="of:=[.A86]+1" office:value-type="float" office:value="39">
            <text:p>39</text:p>
          </table:table-cell>
          <table:table-cell table:formula="of:=9*[.A87]/5+32" office:value-type="float" office:value="102.2">
            <text:p>102.2</text:p>
          </table:table-cell>
          <table:table-cell table:formula="of:=[.A87]+273.15" office:value-type="float" office:value="312.15">
            <text:p>312.15</text:p>
          </table:table-cell>
          <table:table-cell office:value-type="float" office:value="5.548">
            <text:p>5.548</text:p>
          </table:table-cell>
          <table:table-cell/>
          <table:table-cell table:formula="of:=1/(1/[.$G$2]+(1/[.$G$1])*LN([.D87]*1000/[.$G$3]))-273.15" office:value-type="float" office:value="38.8756093358926">
            <text:p>38.8756093359</text:p>
          </table:table-cell>
          <table:table-cell/>
          <table:table-cell table:formula="of:=LN([.D87]*1000)" office:value-type="float" office:value="8.62119278143472">
            <text:p>8.6211927814</text:p>
          </table:table-cell>
          <table:table-cell table:formula="of:=1/[.C87]" office:value-type="float" office:value="0.00320358801858081">
            <text:p>0.003203588</text:p>
          </table:table-cell>
          <table:table-cell table:formula="of:=(1/([.$K$1]+[.$K$2]*[.H87]+[.$K$3]*[.H87]*[.H87]+[.$K$4]*[.H87]*[.H87]*[.H87]))-273.15" office:value-type="float" office:value="38.4521778492261">
            <text:p>38.4521778492</text:p>
          </table:table-cell>
          <table:table-cell/>
        </table:table-row>
        <table:table-row table:style-name="ro2">
          <table:table-cell table:formula="of:=[.A87]+1" office:value-type="float" office:value="40">
            <text:p>40</text:p>
          </table:table-cell>
          <table:table-cell table:formula="of:=9*[.A88]/5+32" office:value-type="float" office:value="104">
            <text:p>104</text:p>
          </table:table-cell>
          <table:table-cell table:formula="of:=[.A88]+273.15" office:value-type="float" office:value="313.15">
            <text:p>313.15</text:p>
          </table:table-cell>
          <table:table-cell office:value-type="float" office:value="5.327">
            <text:p>5.327</text:p>
          </table:table-cell>
          <table:table-cell/>
          <table:table-cell table:formula="of:=1/(1/[.$G$2]+(1/[.$G$1])*LN([.D88]*1000/[.$G$3]))-273.15" office:value-type="float" office:value="39.8807641679035">
            <text:p>39.8807641679</text:p>
          </table:table-cell>
          <table:table-cell/>
          <table:table-cell table:formula="of:=LN([.D88]*1000)" office:value-type="float" office:value="8.580543506917">
            <text:p>8.5805435069</text:p>
          </table:table-cell>
          <table:table-cell table:formula="of:=1/[.C88]" office:value-type="float" office:value="0.00319335781574325">
            <text:p>0.0031933578</text:p>
          </table:table-cell>
          <table:table-cell table:formula="of:=(1/([.$K$1]+[.$K$2]*[.H88]+[.$K$3]*[.H88]*[.H88]+[.$K$4]*[.H88]*[.H88]*[.H88]))-273.15" office:value-type="float" office:value="39.4456945051191">
            <text:p>39.4456945051</text:p>
          </table:table-cell>
          <table:table-cell/>
        </table:table-row>
        <table:table-row table:style-name="ro2">
          <table:table-cell table:formula="of:=[.A88]+1" office:value-type="float" office:value="41">
            <text:p>41</text:p>
          </table:table-cell>
          <table:table-cell table:formula="of:=9*[.A89]/5+32" office:value-type="float" office:value="105.8">
            <text:p>105.8</text:p>
          </table:table-cell>
          <table:table-cell table:formula="of:=[.A89]+273.15" office:value-type="float" office:value="314.15">
            <text:p>314.15</text:p>
          </table:table-cell>
          <table:table-cell office:value-type="float" office:value="5.117">
            <text:p>5.117</text:p>
          </table:table-cell>
          <table:table-cell/>
          <table:table-cell table:formula="of:=1/(1/[.$G$2]+(1/[.$G$1])*LN([.D89]*1000/[.$G$3]))-273.15" office:value-type="float" office:value="40.8816957120749">
            <text:p>40.8816957121</text:p>
          </table:table-cell>
          <table:table-cell/>
          <table:table-cell table:formula="of:=LN([.D89]*1000)" office:value-type="float" office:value="8.54032360880509">
            <text:p>8.5403236088</text:p>
          </table:table-cell>
          <table:table-cell table:formula="of:=1/[.C89]" office:value-type="float" office:value="0.00318319274232055">
            <text:p>0.0031831927</text:p>
          </table:table-cell>
          <table:table-cell table:formula="of:=(1/([.$K$1]+[.$K$2]*[.H89]+[.$K$3]*[.H89]*[.H89]+[.$K$4]*[.H89]*[.H89]*[.H89]))-273.15" office:value-type="float" office:value="40.434885290115">
            <text:p>40.4348852901</text:p>
          </table:table-cell>
          <table:table-cell/>
        </table:table-row>
        <table:table-row table:style-name="ro2">
          <table:table-cell table:formula="of:=[.A89]+1" office:value-type="float" office:value="42">
            <text:p>42</text:p>
          </table:table-cell>
          <table:table-cell table:formula="of:=9*[.A90]/5+32" office:value-type="float" office:value="107.6">
            <text:p>107.6</text:p>
          </table:table-cell>
          <table:table-cell table:formula="of:=[.A90]+273.15" office:value-type="float" office:value="315.15">
            <text:p>315.15</text:p>
          </table:table-cell>
          <table:table-cell office:value-type="float" office:value="4.915">
            <text:p>4.915</text:p>
          </table:table-cell>
          <table:table-cell/>
          <table:table-cell table:formula="of:=1/(1/[.$G$2]+(1/[.$G$1])*LN([.D90]*1000/[.$G$3]))-273.15" office:value-type="float" office:value="41.8904729750511">
            <text:p>41.8904729751</text:p>
          </table:table-cell>
          <table:table-cell/>
          <table:table-cell table:formula="of:=LN([.D90]*1000)" office:value-type="float" office:value="8.50004703258127">
            <text:p>8.5000470326</text:p>
          </table:table-cell>
          <table:table-cell table:formula="of:=1/[.C90]" office:value-type="float" office:value="0.00317309217832778">
            <text:p>0.0031730922</text:p>
          </table:table-cell>
          <table:table-cell table:formula="of:=(1/([.$K$1]+[.$K$2]*[.H90]+[.$K$3]*[.H90]*[.H90]+[.$K$4]*[.H90]*[.H90]*[.H90]))-273.15" office:value-type="float" office:value="41.4317421540241">
            <text:p>41.431742154</text:p>
          </table:table-cell>
          <table:table-cell/>
        </table:table-row>
        <table:table-row table:style-name="ro2">
          <table:table-cell table:formula="of:=[.A90]+1" office:value-type="float" office:value="43">
            <text:p>43</text:p>
          </table:table-cell>
          <table:table-cell table:formula="of:=9*[.A91]/5+32" office:value-type="float" office:value="109.4">
            <text:p>109.4</text:p>
          </table:table-cell>
          <table:table-cell table:formula="of:=[.A91]+273.15" office:value-type="float" office:value="316.15">
            <text:p>316.15</text:p>
          </table:table-cell>
          <table:table-cell office:value-type="float" office:value="4.723">
            <text:p>4.723</text:p>
          </table:table-cell>
          <table:table-cell/>
          <table:table-cell table:formula="of:=1/(1/[.$G$2]+(1/[.$G$1])*LN([.D91]*1000/[.$G$3]))-273.15" office:value-type="float" office:value="42.8949032829299">
            <text:p>42.8949032829</text:p>
          </table:table-cell>
          <table:table-cell/>
          <table:table-cell table:formula="of:=LN([.D91]*1000)" office:value-type="float" office:value="8.46019946989612">
            <text:p>8.4601994699</text:p>
          </table:table-cell>
          <table:table-cell table:formula="of:=1/[.C91]" office:value-type="float" office:value="0.00316305551162423">
            <text:p>0.0031630555</text:p>
          </table:table-cell>
          <table:table-cell table:formula="of:=(1/([.$K$1]+[.$K$2]*[.H91]+[.$K$3]*[.H91]*[.H91]+[.$K$4]*[.H91]*[.H91]*[.H91]))-273.15" office:value-type="float" office:value="42.4242803492613">
            <text:p>42.4242803493</text:p>
          </table:table-cell>
          <table:table-cell/>
        </table:table-row>
        <table:table-row table:style-name="ro2">
          <table:table-cell table:formula="of:=[.A91]+1" office:value-type="float" office:value="44">
            <text:p>44</text:p>
          </table:table-cell>
          <table:table-cell table:formula="of:=9*[.A92]/5+32" office:value-type="float" office:value="111.2">
            <text:p>111.2</text:p>
          </table:table-cell>
          <table:table-cell table:formula="of:=[.A92]+273.15" office:value-type="float" office:value="317.15">
            <text:p>317.15</text:p>
          </table:table-cell>
          <table:table-cell office:value-type="float" office:value="4.539">
            <text:p>4.539</text:p>
          </table:table-cell>
          <table:table-cell/>
          <table:table-cell table:formula="of:=1/(1/[.$G$2]+(1/[.$G$1])*LN([.D92]*1000/[.$G$3]))-273.15" office:value-type="float" office:value="43.9029570305358">
            <text:p>43.9029570305</text:p>
          </table:table-cell>
          <table:table-cell/>
          <table:table-cell table:formula="of:=LN([.D92]*1000)" office:value-type="float" office:value="8.42046200245647">
            <text:p>8.4204620025</text:p>
          </table:table-cell>
          <table:table-cell table:formula="of:=1/[.C92]" office:value-type="float" office:value="0.00315308213778969">
            <text:p>0.0031530821</text:p>
          </table:table-cell>
          <table:table-cell table:formula="of:=(1/([.$K$1]+[.$K$2]*[.H92]+[.$K$3]*[.H92]*[.H92]+[.$K$4]*[.H92]*[.H92]*[.H92]))-273.15" office:value-type="float" office:value="43.4204397579123">
            <text:p>43.4204397579</text:p>
          </table:table-cell>
          <table:table-cell/>
        </table:table-row>
        <table:table-row table:style-name="ro2">
          <table:table-cell table:formula="of:=[.A92]+1" office:value-type="float" office:value="45">
            <text:p>45</text:p>
          </table:table-cell>
          <table:table-cell table:formula="of:=9*[.A93]/5+32" office:value-type="float" office:value="113">
            <text:p>113</text:p>
          </table:table-cell>
          <table:table-cell table:formula="of:=[.A93]+273.15" office:value-type="float" office:value="318.15">
            <text:p>318.15</text:p>
          </table:table-cell>
          <table:table-cell office:value-type="float" office:value="4.363">
            <text:p>4.363</text:p>
          </table:table-cell>
          <table:table-cell/>
          <table:table-cell table:formula="of:=1/(1/[.$G$2]+(1/[.$G$1])*LN([.D93]*1000/[.$G$3]))-273.15" office:value-type="float" office:value="44.9125793868513">
            <text:p>44.9125793869</text:p>
          </table:table-cell>
          <table:table-cell/>
          <table:table-cell table:formula="of:=LN([.D93]*1000)" office:value-type="float" office:value="8.38091517312361">
            <text:p>8.3809151731</text:p>
          </table:table-cell>
          <table:table-cell table:formula="of:=1/[.C93]" office:value-type="float" office:value="0.00314317146000314">
            <text:p>0.0031431715</text:p>
          </table:table-cell>
          <table:table-cell table:formula="of:=(1/([.$K$1]+[.$K$2]*[.H93]+[.$K$3]*[.H93]*[.H93]+[.$K$4]*[.H93]*[.H93]*[.H93]))-273.15" office:value-type="float" office:value="44.4182533912469">
            <text:p>44.4182533912</text:p>
          </table:table-cell>
          <table:table-cell/>
        </table:table-row>
        <table:table-row table:style-name="ro2">
          <table:table-cell table:formula="of:=[.A93]+1" office:value-type="float" office:value="46">
            <text:p>46</text:p>
          </table:table-cell>
          <table:table-cell table:formula="of:=9*[.A94]/5+32" office:value-type="float" office:value="114.8">
            <text:p>114.8</text:p>
          </table:table-cell>
          <table:table-cell table:formula="of:=[.A94]+273.15" office:value-type="float" office:value="319.15">
            <text:p>319.15</text:p>
          </table:table-cell>
          <table:table-cell office:value-type="float" office:value="4.195">
            <text:p>4.195</text:p>
          </table:table-cell>
          <table:table-cell/>
          <table:table-cell table:formula="of:=1/(1/[.$G$2]+(1/[.$G$1])*LN([.D94]*1000/[.$G$3]))-273.15" office:value-type="float" office:value="45.9214284375666">
            <text:p>45.9214284376</text:p>
          </table:table-cell>
          <table:table-cell/>
          <table:table-cell table:formula="of:=LN([.D94]*1000)" office:value-type="float" office:value="8.34164861890131">
            <text:p>8.3416486189</text:p>
          </table:table-cell>
          <table:table-cell table:formula="of:=1/[.C94]" office:value-type="float" office:value="0.0031333228889237">
            <text:p>0.0031333229</text:p>
          </table:table-cell>
          <table:table-cell table:formula="of:=(1/([.$K$1]+[.$K$2]*[.H94]+[.$K$3]*[.H94]*[.H94]+[.$K$4]*[.H94]*[.H94]*[.H94]))-273.15" office:value-type="float" office:value="45.4154693840848">
            <text:p>45.4154693841</text:p>
          </table:table-cell>
          <table:table-cell/>
        </table:table-row>
        <table:table-row table:style-name="ro2">
          <table:table-cell table:formula="of:=[.A94]+1" office:value-type="float" office:value="47">
            <text:p>47</text:p>
          </table:table-cell>
          <table:table-cell table:formula="of:=9*[.A95]/5+32" office:value-type="float" office:value="116.6">
            <text:p>116.6</text:p>
          </table:table-cell>
          <table:table-cell table:formula="of:=[.A95]+273.15" office:value-type="float" office:value="320.15">
            <text:p>320.15</text:p>
          </table:table-cell>
          <table:table-cell office:value-type="float" office:value="4.034">
            <text:p>4.034</text:p>
          </table:table-cell>
          <table:table-cell/>
          <table:table-cell table:formula="of:=1/(1/[.$G$2]+(1/[.$G$1])*LN([.D95]*1000/[.$G$3]))-273.15" office:value-type="float" office:value="46.9332828884536">
            <text:p>46.9332828885</text:p>
          </table:table-cell>
          <table:table-cell/>
          <table:table-cell table:formula="of:=LN([.D95]*1000)" office:value-type="float" office:value="8.30251371851416">
            <text:p>8.3025137185</text:p>
          </table:table-cell>
          <table:table-cell table:formula="of:=1/[.C95]" office:value-type="float" office:value="0.00312353584257379">
            <text:p>0.0031235358</text:p>
          </table:table-cell>
          <table:table-cell table:formula="of:=(1/([.$K$1]+[.$K$2]*[.H95]+[.$K$3]*[.H95]*[.H95]+[.$K$4]*[.H95]*[.H95]*[.H95]))-273.15" office:value-type="float" office:value="46.4158854839378">
            <text:p>46.4158854839</text:p>
          </table:table-cell>
          <table:table-cell/>
        </table:table-row>
        <table:table-row table:style-name="ro2">
          <table:table-cell table:formula="of:=[.A95]+1" office:value-type="float" office:value="48">
            <text:p>48</text:p>
          </table:table-cell>
          <table:table-cell table:formula="of:=9*[.A96]/5+32" office:value-type="float" office:value="118.4">
            <text:p>118.4</text:p>
          </table:table-cell>
          <table:table-cell table:formula="of:=[.A96]+273.15" office:value-type="float" office:value="321.15">
            <text:p>321.15</text:p>
          </table:table-cell>
          <table:table-cell office:value-type="float" office:value="3.88">
            <text:p>3.88</text:p>
          </table:table-cell>
          <table:table-cell/>
          <table:table-cell table:formula="of:=1/(1/[.$G$2]+(1/[.$G$1])*LN([.D96]*1000/[.$G$3]))-273.15" office:value-type="float" office:value="47.9460517934568">
            <text:p>47.9460517935</text:p>
          </table:table-cell>
          <table:table-cell/>
          <table:table-cell table:formula="of:=LN([.D96]*1000)" office:value-type="float" office:value="8.26359043261732">
            <text:p>8.2635904326</text:p>
          </table:table-cell>
          <table:table-cell table:formula="of:=1/[.C96]" office:value-type="float" office:value="0.00311380974622451">
            <text:p>0.0031138097</text:p>
          </table:table-cell>
          <table:table-cell table:formula="of:=(1/([.$K$1]+[.$K$2]*[.H96]+[.$K$3]*[.H96]*[.H96]+[.$K$4]*[.H96]*[.H96]*[.H96]))-273.15" office:value-type="float" office:value="47.4174972183847">
            <text:p>47.4174972184</text:p>
          </table:table-cell>
          <table:table-cell/>
        </table:table-row>
        <table:table-row table:style-name="ro2">
          <table:table-cell table:formula="of:=[.A96]+1" office:value-type="float" office:value="49">
            <text:p>49</text:p>
          </table:table-cell>
          <table:table-cell table:formula="of:=9*[.A97]/5+32" office:value-type="float" office:value="120.2">
            <text:p>120.2</text:p>
          </table:table-cell>
          <table:table-cell table:formula="of:=[.A97]+273.15" office:value-type="float" office:value="322.15">
            <text:p>322.15</text:p>
          </table:table-cell>
          <table:table-cell office:value-type="float" office:value="3.733">
            <text:p>3.733</text:p>
          </table:table-cell>
          <table:table-cell/>
          <table:table-cell table:formula="of:=1/(1/[.$G$2]+(1/[.$G$1])*LN([.D97]*1000/[.$G$3]))-273.15" office:value-type="float" office:value="48.9573610985884">
            <text:p>48.9573610986</text:p>
          </table:table-cell>
          <table:table-cell/>
          <table:table-cell table:formula="of:=LN([.D97]*1000)" office:value-type="float" office:value="8.22496747891458">
            <text:p>8.2249674789</text:p>
          </table:table-cell>
          <table:table-cell table:formula="of:=1/[.C97]" office:value-type="float" office:value="0.0031041440322831">
            <text:p>0.003104144</text:p>
          </table:table-cell>
          <table:table-cell table:formula="of:=(1/([.$K$1]+[.$K$2]*[.H97]+[.$K$3]*[.H97]*[.H97]+[.$K$4]*[.H97]*[.H97]*[.H97]))-273.15" office:value-type="float" office:value="48.4180171148494">
            <text:p>48.4180171148</text:p>
          </table:table-cell>
          <table:table-cell/>
        </table:table-row>
        <table:table-row table:style-name="ro2">
          <table:table-cell table:formula="of:=[.A97]+1" office:value-type="float" office:value="50">
            <text:p>50</text:p>
          </table:table-cell>
          <table:table-cell table:formula="of:=9*[.A98]/5+32" office:value-type="float" office:value="122">
            <text:p>122</text:p>
          </table:table-cell>
          <table:table-cell table:formula="of:=[.A98]+273.15" office:value-type="float" office:value="323.15">
            <text:p>323.15</text:p>
          </table:table-cell>
          <table:table-cell office:value-type="float" office:value="3.592">
            <text:p>3.592</text:p>
          </table:table-cell>
          <table:table-cell/>
          <table:table-cell table:formula="of:=1/(1/[.$G$2]+(1/[.$G$1])*LN([.D98]*1000/[.$G$3]))-273.15" office:value-type="float" office:value="49.9718914967271">
            <text:p>49.9718914967</text:p>
          </table:table-cell>
          <table:table-cell/>
          <table:table-cell table:formula="of:=LN([.D98]*1000)" office:value-type="float" office:value="8.18646442942209">
            <text:p>8.1864644294</text:p>
          </table:table-cell>
          <table:table-cell table:formula="of:=1/[.C98]" office:value-type="float" office:value="0.00309453814018258">
            <text:p>0.0030945381</text:p>
          </table:table-cell>
          <table:table-cell table:formula="of:=(1/([.$K$1]+[.$K$2]*[.H98]+[.$K$3]*[.H98]*[.H98]+[.$K$4]*[.H98]*[.H98]*[.H98]))-273.15" office:value-type="float" office:value="49.4221370355913">
            <text:p>49.4221370356</text:p>
          </table:table-cell>
          <table:table-cell/>
        </table:table-row>
        <table:table-row table:style-name="ro2">
          <table:table-cell table:formula="of:=[.A98]+1" office:value-type="float" office:value="51">
            <text:p>51</text:p>
          </table:table-cell>
          <table:table-cell table:formula="of:=9*[.A99]/5+32" office:value-type="float" office:value="123.8">
            <text:p>123.8</text:p>
          </table:table-cell>
          <table:table-cell table:formula="of:=[.A99]+273.15" office:value-type="float" office:value="324.15">
            <text:p>324.15</text:p>
          </table:table-cell>
          <table:table-cell office:value-type="float" office:value="3.457">
            <text:p>3.457</text:p>
          </table:table-cell>
          <table:table-cell/>
          <table:table-cell table:formula="of:=1/(1/[.$G$2]+(1/[.$G$1])*LN([.D99]*1000/[.$G$3]))-273.15" office:value-type="float" office:value="50.9876445076278">
            <text:p>50.9876445076</text:p>
          </table:table-cell>
          <table:table-cell/>
          <table:table-cell table:formula="of:=LN([.D99]*1000)" office:value-type="float" office:value="8.14815643992162">
            <text:p>8.1481564399</text:p>
          </table:table-cell>
          <table:table-cell table:formula="of:=1/[.C99]" office:value-type="float" office:value="0.00308499151627333">
            <text:p>0.0030849915</text:p>
          </table:table-cell>
          <table:table-cell table:formula="of:=(1/([.$K$1]+[.$K$2]*[.H99]+[.$K$3]*[.H99]*[.H99]+[.$K$4]*[.H99]*[.H99]*[.H99]))-273.15" office:value-type="float" office:value="50.4279414102354">
            <text:p>50.4279414102</text:p>
          </table:table-cell>
          <table:table-cell/>
        </table:table-row>
        <table:table-row table:style-name="ro2">
          <table:table-cell table:formula="of:=[.A99]+1" office:value-type="float" office:value="52">
            <text:p>52</text:p>
          </table:table-cell>
          <table:table-cell table:formula="of:=9*[.A100]/5+32" office:value-type="float" office:value="125.6">
            <text:p>125.6</text:p>
          </table:table-cell>
          <table:table-cell table:formula="of:=[.A100]+273.15" office:value-type="float" office:value="325.15">
            <text:p>325.15</text:p>
          </table:table-cell>
          <table:table-cell office:value-type="float" office:value="3.328">
            <text:p>3.328</text:p>
          </table:table-cell>
          <table:table-cell/>
          <table:table-cell table:formula="of:=1/(1/[.$G$2]+(1/[.$G$1])*LN([.D100]*1000/[.$G$3]))-273.15" office:value-type="float" office:value="52.0023534064906">
            <text:p>52.0023534065</text:p>
          </table:table-cell>
          <table:table-cell/>
          <table:table-cell table:formula="of:=LN([.D100]*1000)" office:value-type="float" office:value="8.1101268019411">
            <text:p>8.1101268019</text:p>
          </table:table-cell>
          <table:table-cell table:formula="of:=1/[.C100]" office:value-type="float" office:value="0.00307550361371675">
            <text:p>0.0030755036</text:p>
          </table:table-cell>
          <table:table-cell table:formula="of:=(1/([.$K$1]+[.$K$2]*[.H100]+[.$K$3]*[.H100]*[.H100]+[.$K$4]*[.H100]*[.H100]*[.H100]))-273.15" office:value-type="float" office:value="51.4332447825307">
            <text:p>51.4332447825</text:p>
          </table:table-cell>
          <table:table-cell/>
        </table:table-row>
        <table:table-row table:style-name="ro2">
          <table:table-cell table:formula="of:=[.A100]+1" office:value-type="float" office:value="53">
            <text:p>53</text:p>
          </table:table-cell>
          <table:table-cell table:formula="of:=9*[.A101]/5+32" office:value-type="float" office:value="127.4">
            <text:p>127.4</text:p>
          </table:table-cell>
          <table:table-cell table:formula="of:=[.A101]+273.15" office:value-type="float" office:value="326.15">
            <text:p>326.15</text:p>
          </table:table-cell>
          <table:table-cell office:value-type="float" office:value="3.204">
            <text:p>3.204</text:p>
          </table:table-cell>
          <table:table-cell/>
          <table:table-cell table:formula="of:=1/(1/[.$G$2]+(1/[.$G$1])*LN([.D101]*1000/[.$G$3]))-273.15" office:value-type="float" office:value="53.0218692770857">
            <text:p>53.0218692771</text:p>
          </table:table-cell>
          <table:table-cell/>
          <table:table-cell table:formula="of:=LN([.D101]*1000)" office:value-type="float" office:value="8.07215530818825">
            <text:p>8.0721553082</text:p>
          </table:table-cell>
          <table:table-cell table:formula="of:=1/[.C101]" office:value-type="float" office:value="0.00306607389238081">
            <text:p>0.0030660739</text:p>
          </table:table-cell>
          <table:table-cell table:formula="of:=(1/([.$K$1]+[.$K$2]*[.H101]+[.$K$3]*[.H101]*[.H101]+[.$K$4]*[.H101]*[.H101]*[.H101]))-273.15" office:value-type="float" office:value="52.4439056515542">
            <text:p>52.4439056516</text:p>
          </table:table-cell>
          <table:table-cell/>
        </table:table-row>
        <table:table-row table:style-name="ro2">
          <table:table-cell table:formula="of:=[.A101]+1" office:value-type="float" office:value="54">
            <text:p>54</text:p>
          </table:table-cell>
          <table:table-cell table:formula="of:=9*[.A102]/5+32" office:value-type="float" office:value="129.2">
            <text:p>129.2</text:p>
          </table:table-cell>
          <table:table-cell table:formula="of:=[.A102]+273.15" office:value-type="float" office:value="327.15">
            <text:p>327.15</text:p>
          </table:table-cell>
          <table:table-cell office:value-type="float" office:value="3.086">
            <text:p>3.086</text:p>
          </table:table-cell>
          <table:table-cell/>
          <table:table-cell table:formula="of:=1/(1/[.$G$2]+(1/[.$G$1])*LN([.D102]*1000/[.$G$3]))-273.15" office:value-type="float" office:value="54.0356779563352">
            <text:p>54.0356779563</text:p>
          </table:table-cell>
          <table:table-cell/>
          <table:table-cell table:formula="of:=LN([.D102]*1000)" office:value-type="float" office:value="8.03463103292311">
            <text:p>8.0346310329</text:p>
          </table:table-cell>
          <table:table-cell table:formula="of:=1/[.C102]" office:value-type="float" office:value="0.00305670181873758">
            <text:p>0.0030567018</text:p>
          </table:table-cell>
          <table:table-cell table:formula="of:=(1/([.$K$1]+[.$K$2]*[.H102]+[.$K$3]*[.H102]*[.H102]+[.$K$4]*[.H102]*[.H102]*[.H102]))-273.15" office:value-type="float" office:value="53.4495579499415">
            <text:p>53.4495579499</text:p>
          </table:table-cell>
          <table:table-cell/>
        </table:table-row>
        <table:table-row table:style-name="ro2">
          <table:table-cell table:formula="of:=[.A102]+1" office:value-type="float" office:value="55">
            <text:p>55</text:p>
          </table:table-cell>
          <table:table-cell table:formula="of:=9*[.A103]/5+32" office:value-type="float" office:value="131">
            <text:p>131</text:p>
          </table:table-cell>
          <table:table-cell table:formula="of:=[.A103]+273.15" office:value-type="float" office:value="328.15">
            <text:p>328.15</text:p>
          </table:table-cell>
          <table:table-cell office:value-type="float" office:value="2.972">
            <text:p>2.972</text:p>
          </table:table-cell>
          <table:table-cell/>
          <table:table-cell table:formula="of:=1/(1/[.$G$2]+(1/[.$G$1])*LN([.D103]*1000/[.$G$3]))-273.15" office:value-type="float" office:value="55.0589815535432">
            <text:p>55.0589815535</text:p>
          </table:table-cell>
          <table:table-cell/>
          <table:table-cell table:formula="of:=LN([.D103]*1000)" office:value-type="float" office:value="7.99699040583765">
            <text:p>7.9969904058</text:p>
          </table:table-cell>
          <table:table-cell table:formula="of:=1/[.C103]" office:value-type="float" office:value="0.00304738686576261">
            <text:p>0.0030473869</text:p>
          </table:table-cell>
          <table:table-cell table:formula="of:=(1/([.$K$1]+[.$K$2]*[.H103]+[.$K$3]*[.H103]*[.H103]+[.$K$4]*[.H103]*[.H103]*[.H103]))-273.15" office:value-type="float" office:value="54.4653427750348">
            <text:p>54.465342775</text:p>
          </table:table-cell>
          <table:table-cell/>
        </table:table-row>
        <table:table-row table:style-name="ro2">
          <table:table-cell table:formula="of:=[.A103]+1" office:value-type="float" office:value="56">
            <text:p>56</text:p>
          </table:table-cell>
          <table:table-cell table:formula="of:=9*[.A104]/5+32" office:value-type="float" office:value="132.8">
            <text:p>132.8</text:p>
          </table:table-cell>
          <table:table-cell table:formula="of:=[.A104]+273.15" office:value-type="float" office:value="329.15">
            <text:p>329.15</text:p>
          </table:table-cell>
          <table:table-cell office:value-type="float" office:value="2.863">
            <text:p>2.863</text:p>
          </table:table-cell>
          <table:table-cell/>
          <table:table-cell table:formula="of:=1/(1/[.$G$2]+(1/[.$G$1])*LN([.D104]*1000/[.$G$3]))-273.15" office:value-type="float" office:value="56.0811452116413">
            <text:p>56.0811452116</text:p>
          </table:table-cell>
          <table:table-cell/>
          <table:table-cell table:formula="of:=LN([.D104]*1000)" office:value-type="float" office:value="7.95962530509812">
            <text:p>7.9596253051</text:p>
          </table:table-cell>
          <table:table-cell table:formula="of:=1/[.C104]" office:value-type="float" office:value="0.00303812851283609">
            <text:p>0.0030381285</text:p>
          </table:table-cell>
          <table:table-cell table:formula="of:=(1/([.$K$1]+[.$K$2]*[.H104]+[.$K$3]*[.H104]*[.H104]+[.$K$4]*[.H104]*[.H104]*[.H104]))-273.15" office:value-type="float" office:value="55.4807693186058">
            <text:p>55.4807693186</text:p>
          </table:table-cell>
          <table:table-cell/>
        </table:table-row>
        <table:table-row table:style-name="ro2">
          <table:table-cell table:formula="of:=[.A104]+1" office:value-type="float" office:value="57">
            <text:p>57</text:p>
          </table:table-cell>
          <table:table-cell table:formula="of:=9*[.A105]/5+32" office:value-type="float" office:value="134.6">
            <text:p>134.6</text:p>
          </table:table-cell>
          <table:table-cell table:formula="of:=[.A105]+273.15" office:value-type="float" office:value="330.15">
            <text:p>330.15</text:p>
          </table:table-cell>
          <table:table-cell office:value-type="float" office:value="2.759">
            <text:p>2.759</text:p>
          </table:table-cell>
          <table:table-cell/>
          <table:table-cell table:formula="of:=1/(1/[.$G$2]+(1/[.$G$1])*LN([.D105]*1000/[.$G$3]))-273.15" office:value-type="float" office:value="57.0996621106647">
            <text:p>57.0996621107</text:p>
          </table:table-cell>
          <table:table-cell/>
          <table:table-cell table:formula="of:=LN([.D105]*1000)" office:value-type="float" office:value="7.92262357421729">
            <text:p>7.9226235742</text:p>
          </table:table-cell>
          <table:table-cell table:formula="of:=1/[.C105]" office:value-type="float" office:value="0.00302892624564592">
            <text:p>0.0030289262</text:p>
          </table:table-cell>
          <table:table-cell table:formula="of:=(1/([.$K$1]+[.$K$2]*[.H105]+[.$K$3]*[.H105]*[.H105]+[.$K$4]*[.H105]*[.H105]*[.H105]))-273.15" office:value-type="float" office:value="56.4933980640829">
            <text:p>56.4933980641</text:p>
          </table:table-cell>
          <table:table-cell/>
        </table:table-row>
        <table:table-row table:style-name="ro2">
          <table:table-cell table:formula="of:=[.A105]+1" office:value-type="float" office:value="58">
            <text:p>58</text:p>
          </table:table-cell>
          <table:table-cell table:formula="of:=9*[.A106]/5+32" office:value-type="float" office:value="136.4">
            <text:p>136.4</text:p>
          </table:table-cell>
          <table:table-cell table:formula="of:=[.A106]+273.15" office:value-type="float" office:value="331.15">
            <text:p>331.15</text:p>
          </table:table-cell>
          <table:table-cell office:value-type="float" office:value="2.659">
            <text:p>2.659</text:p>
          </table:table-cell>
          <table:table-cell/>
          <table:table-cell table:formula="of:=1/(1/[.$G$2]+(1/[.$G$1])*LN([.D106]*1000/[.$G$3]))-273.15" office:value-type="float" office:value="58.1221791852858">
            <text:p>58.1221791853</text:p>
          </table:table-cell>
          <table:table-cell/>
          <table:table-cell table:formula="of:=LN([.D106]*1000)" office:value-type="float" office:value="7.88570539124302">
            <text:p>7.8857053912</text:p>
          </table:table-cell>
          <table:table-cell table:formula="of:=1/[.C106]" office:value-type="float" office:value="0.00301977955609241">
            <text:p>0.0030197796</text:p>
          </table:table-cell>
          <table:table-cell table:formula="of:=(1/([.$K$1]+[.$K$2]*[.H106]+[.$K$3]*[.H106]*[.H106]+[.$K$4]*[.H106]*[.H106]*[.H106]))-273.15" office:value-type="float" office:value="57.5108878997094">
            <text:p>57.5108878997</text:p>
          </table:table-cell>
          <table:table-cell/>
        </table:table-row>
        <table:table-row table:style-name="ro2">
          <table:table-cell table:formula="of:=[.A106]+1" office:value-type="float" office:value="59">
            <text:p>59</text:p>
          </table:table-cell>
          <table:table-cell table:formula="of:=9*[.A107]/5+32" office:value-type="float" office:value="138.2">
            <text:p>138.2</text:p>
          </table:table-cell>
          <table:table-cell table:formula="of:=[.A107]+273.15" office:value-type="float" office:value="332.15">
            <text:p>332.15</text:p>
          </table:table-cell>
          <table:table-cell office:value-type="float" office:value="2.564">
            <text:p>2.564</text:p>
          </table:table-cell>
          <table:table-cell/>
          <table:table-cell table:formula="of:=1/(1/[.$G$2]+(1/[.$G$1])*LN([.D107]*1000/[.$G$3]))-273.15" office:value-type="float" office:value="59.1360472632525">
            <text:p>59.1360472633</text:p>
          </table:table-cell>
          <table:table-cell/>
          <table:table-cell table:formula="of:=LN([.D107]*1000)" office:value-type="float" office:value="7.84932381804056">
            <text:p>7.849323818</text:p>
          </table:table-cell>
          <table:table-cell table:formula="of:=1/[.C107]" office:value-type="float" office:value="0.00301068794219479">
            <text:p>0.0030106879</text:p>
          </table:table-cell>
          <table:table-cell table:formula="of:=(1/([.$K$1]+[.$K$2]*[.H107]+[.$K$3]*[.H107]*[.H107]+[.$K$4]*[.H107]*[.H107]*[.H107]))-273.15" office:value-type="float" office:value="58.5207001471319">
            <text:p>58.5207001471</text:p>
          </table:table-cell>
          <table:table-cell/>
        </table:table-row>
        <table:table-row table:style-name="ro2">
          <table:table-cell table:formula="of:=[.A107]+1" office:value-type="float" office:value="60">
            <text:p>60</text:p>
          </table:table-cell>
          <table:table-cell table:formula="of:=9*[.A108]/5+32" office:value-type="float" office:value="140">
            <text:p>140</text:p>
          </table:table-cell>
          <table:table-cell table:formula="of:=[.A108]+273.15" office:value-type="float" office:value="333.15">
            <text:p>333.15</text:p>
          </table:table-cell>
          <table:table-cell office:value-type="float" office:value="2.472">
            <text:p>2.472</text:p>
          </table:table-cell>
          <table:table-cell/>
          <table:table-cell table:formula="of:=1/(1/[.$G$2]+(1/[.$G$1])*LN([.D108]*1000/[.$G$3]))-273.15" office:value-type="float" office:value="60.1606242310552">
            <text:p>60.1606242311</text:p>
          </table:table-cell>
          <table:table-cell/>
          <table:table-cell table:formula="of:=LN([.D108]*1000)" office:value-type="float" office:value="7.81278281857758">
            <text:p>7.8127828186</text:p>
          </table:table-cell>
          <table:table-cell table:formula="of:=1/[.C108]" office:value-type="float" office:value="0.0030016509079994">
            <text:p>0.0030016509</text:p>
          </table:table-cell>
          <table:table-cell table:formula="of:=(1/([.$K$1]+[.$K$2]*[.H108]+[.$K$3]*[.H108]*[.H108]+[.$K$4]*[.H108]*[.H108]*[.H108]))-273.15" office:value-type="float" office:value="59.5421724875939">
            <text:p>59.5421724876</text:p>
          </table:table-cell>
          <table:table-cell/>
        </table:table-row>
        <table:table-row table:style-name="ro2">
          <table:table-cell table:formula="of:=[.A108]+1" office:value-type="float" office:value="61">
            <text:p>61</text:p>
          </table:table-cell>
          <table:table-cell table:formula="of:=9*[.A109]/5+32" office:value-type="float" office:value="141.8">
            <text:p>141.8</text:p>
          </table:table-cell>
          <table:table-cell table:formula="of:=[.A109]+273.15" office:value-type="float" office:value="334.15">
            <text:p>334.15</text:p>
          </table:table-cell>
          <table:table-cell office:value-type="float" office:value="2.384">
            <text:p>2.384</text:p>
          </table:table-cell>
          <table:table-cell/>
          <table:table-cell table:formula="of:=1/(1/[.$G$2]+(1/[.$G$1])*LN([.D109]*1000/[.$G$3]))-273.15" office:value-type="float" office:value="61.1832415844839">
            <text:p>61.1832415845</text:p>
          </table:table-cell>
          <table:table-cell/>
          <table:table-cell table:formula="of:=LN([.D109]*1000)" office:value-type="float" office:value="7.77653502818524">
            <text:p>7.7765350282</text:p>
          </table:table-cell>
          <table:table-cell table:formula="of:=1/[.C109]" office:value-type="float" office:value="0.00299266796348945">
            <text:p>0.002992668</text:p>
          </table:table-cell>
          <table:table-cell table:formula="of:=(1/([.$K$1]+[.$K$2]*[.H109]+[.$K$3]*[.H109]*[.H109]+[.$K$4]*[.H109]*[.H109]*[.H109]))-273.15" office:value-type="float" office:value="60.5627414280705">
            <text:p>60.5627414281</text:p>
          </table:table-cell>
          <table:table-cell/>
        </table:table-row>
        <table:table-row table:style-name="ro2">
          <table:table-cell table:formula="of:=[.A109]+1" office:value-type="float" office:value="62">
            <text:p>62</text:p>
          </table:table-cell>
          <table:table-cell table:formula="of:=9*[.A110]/5+32" office:value-type="float" office:value="143.6">
            <text:p>143.6</text:p>
          </table:table-cell>
          <table:table-cell table:formula="of:=[.A110]+273.15" office:value-type="float" office:value="335.15">
            <text:p>335.15</text:p>
          </table:table-cell>
          <table:table-cell office:value-type="float" office:value="2.299">
            <text:p>2.299</text:p>
          </table:table-cell>
          <table:table-cell/>
          <table:table-cell table:formula="of:=1/(1/[.$G$2]+(1/[.$G$1])*LN([.D110]*1000/[.$G$3]))-273.15" office:value-type="float" office:value="62.2137964166811">
            <text:p>62.2137964167</text:p>
          </table:table-cell>
          <table:table-cell/>
          <table:table-cell table:formula="of:=LN([.D110]*1000)" office:value-type="float" office:value="7.74022952476318">
            <text:p>7.7402295248</text:p>
          </table:table-cell>
          <table:table-cell table:formula="of:=1/[.C110]" office:value-type="float" office:value="0.00298373862449649">
            <text:p>0.0029837386</text:p>
          </table:table-cell>
          <table:table-cell table:formula="of:=(1/([.$K$1]+[.$K$2]*[.H110]+[.$K$3]*[.H110]*[.H110]+[.$K$4]*[.H110]*[.H110]*[.H110]))-273.15" office:value-type="float" office:value="61.5923475684323">
            <text:p>61.5923475684</text:p>
          </table:table-cell>
          <table:table-cell/>
        </table:table-row>
        <table:table-row table:style-name="ro2">
          <table:table-cell table:formula="of:=[.A110]+1" office:value-type="float" office:value="63">
            <text:p>63</text:p>
          </table:table-cell>
          <table:table-cell table:formula="of:=9*[.A111]/5+32" office:value-type="float" office:value="145.4">
            <text:p>145.4</text:p>
          </table:table-cell>
          <table:table-cell table:formula="of:=[.A111]+273.15" office:value-type="float" office:value="336.15">
            <text:p>336.15</text:p>
          </table:table-cell>
          <table:table-cell office:value-type="float" office:value="2.218">
            <text:p>2.218</text:p>
          </table:table-cell>
          <table:table-cell/>
          <table:table-cell table:formula="of:=1/(1/[.$G$2]+(1/[.$G$1])*LN([.D111]*1000/[.$G$3]))-273.15" office:value-type="float" office:value="63.2382005385938">
            <text:p>63.2382005386</text:p>
          </table:table-cell>
          <table:table-cell/>
          <table:table-cell table:formula="of:=LN([.D111]*1000)" office:value-type="float" office:value="7.70436116791031">
            <text:p>7.7043611679</text:p>
          </table:table-cell>
          <table:table-cell table:formula="of:=1/[.C111]" office:value-type="float" office:value="0.00297486241261342">
            <text:p>0.0029748624</text:p>
          </table:table-cell>
          <table:table-cell table:formula="of:=(1/([.$K$1]+[.$K$2]*[.H111]+[.$K$3]*[.H111]*[.H111]+[.$K$4]*[.H111]*[.H111]*[.H111]))-273.15" office:value-type="float" office:value="62.6169717765812">
            <text:p>62.6169717766</text:p>
          </table:table-cell>
          <table:table-cell/>
        </table:table-row>
        <table:table-row table:style-name="ro2">
          <table:table-cell table:formula="of:=[.A111]+1" office:value-type="float" office:value="64">
            <text:p>64</text:p>
          </table:table-cell>
          <table:table-cell table:formula="of:=9*[.A112]/5+32" office:value-type="float" office:value="147.2">
            <text:p>147.2</text:p>
          </table:table-cell>
          <table:table-cell table:formula="of:=[.A112]+273.15" office:value-type="float" office:value="337.15">
            <text:p>337.15</text:p>
          </table:table-cell>
          <table:table-cell office:value-type="float" office:value="2.141">
            <text:p>2.141</text:p>
          </table:table-cell>
          <table:table-cell/>
          <table:table-cell table:formula="of:=1/(1/[.$G$2]+(1/[.$G$1])*LN([.D112]*1000/[.$G$3]))-273.15" office:value-type="float" office:value="64.2534486854545">
            <text:p>64.2534486855</text:p>
          </table:table-cell>
          <table:table-cell/>
          <table:table-cell table:formula="of:=LN([.D112]*1000)" office:value-type="float" office:value="7.66902828858968">
            <text:p>7.6690282886</text:p>
          </table:table-cell>
          <table:table-cell table:formula="of:=1/[.C112]" office:value-type="float" office:value="0.002966038855109">
            <text:p>0.0029660389</text:p>
          </table:table-cell>
          <table:table-cell table:formula="of:=(1/([.$K$1]+[.$K$2]*[.H112]+[.$K$3]*[.H112]*[.H112]+[.$K$4]*[.H112]*[.H112]*[.H112]))-273.15" office:value-type="float" office:value="63.6336337641124">
            <text:p>63.6336337641</text:p>
          </table:table-cell>
          <table:table-cell/>
        </table:table-row>
        <table:table-row table:style-name="ro2">
          <table:table-cell table:formula="of:=[.A112]+1" office:value-type="float" office:value="65">
            <text:p>65</text:p>
          </table:table-cell>
          <table:table-cell table:formula="of:=9*[.A113]/5+32" office:value-type="float" office:value="149">
            <text:p>149</text:p>
          </table:table-cell>
          <table:table-cell table:formula="of:=[.A113]+273.15" office:value-type="float" office:value="338.15">
            <text:p>338.15</text:p>
          </table:table-cell>
          <table:table-cell office:value-type="float" office:value="2.066">
            <text:p>2.066</text:p>
          </table:table-cell>
          <table:table-cell/>
          <table:table-cell table:formula="of:=1/(1/[.$G$2]+(1/[.$G$1])*LN([.D113]*1000/[.$G$3]))-273.15" office:value-type="float" office:value="65.284289349646">
            <text:p>65.2842893496</text:p>
          </table:table-cell>
          <table:table-cell/>
          <table:table-cell table:formula="of:=LN([.D113]*1000)" office:value-type="float" office:value="7.63336964967958">
            <text:p>7.6333696497</text:p>
          </table:table-cell>
          <table:table-cell table:formula="of:=1/[.C113]" office:value-type="float" office:value="0.002957267484844">
            <text:p>0.0029572675</text:p>
          </table:table-cell>
          <table:table-cell table:formula="of:=(1/([.$K$1]+[.$K$2]*[.H113]+[.$K$3]*[.H113]*[.H113]+[.$K$4]*[.H113]*[.H113]*[.H113]))-273.15" office:value-type="float" office:value="64.6671798431681">
            <text:p>64.6671798432</text:p>
          </table:table-cell>
          <table:table-cell/>
        </table:table-row>
        <table:table-row table:style-name="ro2">
          <table:table-cell table:formula="of:=[.A113]+1" office:value-type="float" office:value="66">
            <text:p>66</text:p>
          </table:table-cell>
          <table:table-cell table:formula="of:=9*[.A114]/5+32" office:value-type="float" office:value="150.8">
            <text:p>150.8</text:p>
          </table:table-cell>
          <table:table-cell table:formula="of:=[.A114]+273.15" office:value-type="float" office:value="339.15">
            <text:p>339.15</text:p>
          </table:table-cell>
          <table:table-cell office:value-type="float" office:value="1.994">
            <text:p>1.994</text:p>
          </table:table-cell>
          <table:table-cell/>
          <table:table-cell table:formula="of:=1/(1/[.$G$2]+(1/[.$G$1])*LN([.D114]*1000/[.$G$3]))-273.15" office:value-type="float" office:value="66.3159943391818">
            <text:p>66.3159943392</text:p>
          </table:table-cell>
          <table:table-cell/>
          <table:table-cell table:formula="of:=LN([.D114]*1000)" office:value-type="float" office:value="7.59789795052178">
            <text:p>7.5978979505</text:p>
          </table:table-cell>
          <table:table-cell table:formula="of:=1/[.C114]" office:value-type="float" office:value="0.00294854784018871">
            <text:p>0.0029485478</text:p>
          </table:table-cell>
          <table:table-cell table:formula="of:=(1/([.$K$1]+[.$K$2]*[.H114]+[.$K$3]*[.H114]*[.H114]+[.$K$4]*[.H114]*[.H114]*[.H114]))-273.15" office:value-type="float" office:value="65.7029255907735">
            <text:p>65.7029255908</text:p>
          </table:table-cell>
          <table:table-cell/>
        </table:table-row>
        <table:table-row table:style-name="ro2">
          <table:table-cell table:formula="of:=[.A114]+1" office:value-type="float" office:value="67">
            <text:p>67</text:p>
          </table:table-cell>
          <table:table-cell table:formula="of:=9*[.A115]/5+32" office:value-type="float" office:value="152.6">
            <text:p>152.6</text:p>
          </table:table-cell>
          <table:table-cell table:formula="of:=[.A115]+273.15" office:value-type="float" office:value="340.15">
            <text:p>340.15</text:p>
          </table:table-cell>
          <table:table-cell office:value-type="float" office:value="1.926">
            <text:p>1.926</text:p>
          </table:table-cell>
          <table:table-cell/>
          <table:table-cell table:formula="of:=1/(1/[.$G$2]+(1/[.$G$1])*LN([.D115]*1000/[.$G$3]))-273.15" office:value-type="float" office:value="67.3312813498654">
            <text:p>67.3312813499</text:p>
          </table:table-cell>
          <table:table-cell/>
          <table:table-cell table:formula="of:=LN([.D115]*1000)" office:value-type="float" office:value="7.56320059235807">
            <text:p>7.5632005924</text:p>
          </table:table-cell>
          <table:table-cell table:formula="of:=1/[.C115]" office:value-type="float" office:value="0.00293987946494194">
            <text:p>0.0029398795</text:p>
          </table:table-cell>
          <table:table-cell table:formula="of:=(1/([.$K$1]+[.$K$2]*[.H115]+[.$K$3]*[.H115]*[.H115]+[.$K$4]*[.H115]*[.H115]*[.H115]))-273.15" office:value-type="float" office:value="66.7235411690309">
            <text:p>66.723541169</text:p>
          </table:table-cell>
          <table:table-cell/>
        </table:table-row>
        <table:table-row table:style-name="ro2">
          <table:table-cell table:formula="of:=[.A115]+1" office:value-type="float" office:value="68">
            <text:p>68</text:p>
          </table:table-cell>
          <table:table-cell table:formula="of:=9*[.A116]/5+32" office:value-type="float" office:value="154.4">
            <text:p>154.4</text:p>
          </table:table-cell>
          <table:table-cell table:formula="of:=[.A116]+273.15" office:value-type="float" office:value="341.15">
            <text:p>341.15</text:p>
          </table:table-cell>
          <table:table-cell office:value-type="float" office:value="1.86">
            <text:p>1.86</text:p>
          </table:table-cell>
          <table:table-cell/>
          <table:table-cell table:formula="of:=1/(1/[.$G$2]+(1/[.$G$1])*LN([.D116]*1000/[.$G$3]))-273.15" office:value-type="float" office:value="68.357722358321">
            <text:p>68.3577223583</text:p>
          </table:table-cell>
          <table:table-cell/>
          <table:table-cell table:formula="of:=LN([.D116]*1000)" office:value-type="float" office:value="7.52833176670725">
            <text:p>7.5283317667</text:p>
          </table:table-cell>
          <table:table-cell table:formula="of:=1/[.C116]" office:value-type="float" office:value="0.0029312619082515">
            <text:p>0.0029312619</text:p>
          </table:table-cell>
          <table:table-cell table:formula="of:=(1/([.$K$1]+[.$K$2]*[.H116]+[.$K$3]*[.H116]*[.H116]+[.$K$4]*[.H116]*[.H116]*[.H116]))-273.15" office:value-type="float" office:value="67.7567826615662">
            <text:p>67.7567826616</text:p>
          </table:table-cell>
          <table:table-cell/>
        </table:table-row>
        <table:table-row table:style-name="ro2">
          <table:table-cell table:formula="of:=[.A116]+1" office:value-type="float" office:value="69">
            <text:p>69</text:p>
          </table:table-cell>
          <table:table-cell table:formula="of:=9*[.A117]/5+32" office:value-type="float" office:value="156.2">
            <text:p>156.2</text:p>
          </table:table-cell>
          <table:table-cell table:formula="of:=[.A117]+273.15" office:value-type="float" office:value="342.15">
            <text:p>342.15</text:p>
          </table:table-cell>
          <table:table-cell office:value-type="float" office:value="1.796">
            <text:p>1.796</text:p>
          </table:table-cell>
          <table:table-cell/>
          <table:table-cell table:formula="of:=1/(1/[.$G$2]+(1/[.$G$1])*LN([.D117]*1000/[.$G$3]))-273.15" office:value-type="float" office:value="69.3946986662393">
            <text:p>69.3946986662</text:p>
          </table:table-cell>
          <table:table-cell/>
          <table:table-cell table:formula="of:=LN([.D117]*1000)" office:value-type="float" office:value="7.49331724886215">
            <text:p>7.4933172489</text:p>
          </table:table-cell>
          <table:table-cell table:formula="of:=1/[.C117]" office:value-type="float" office:value="0.00292269472453602">
            <text:p>0.0029226947</text:p>
          </table:table-cell>
          <table:table-cell table:formula="of:=(1/([.$K$1]+[.$K$2]*[.H117]+[.$K$3]*[.H117]*[.H117]+[.$K$4]*[.H117]*[.H117]*[.H117]))-273.15" office:value-type="float" office:value="68.8021227988427">
            <text:p>68.8021227988</text:p>
          </table:table-cell>
          <table:table-cell/>
        </table:table-row>
        <table:table-row table:style-name="ro2">
          <table:table-cell table:formula="of:=[.A117]+1" office:value-type="float" office:value="70">
            <text:p>70</text:p>
          </table:table-cell>
          <table:table-cell table:formula="of:=9*[.A118]/5+32" office:value-type="float" office:value="158">
            <text:p>158</text:p>
          </table:table-cell>
          <table:table-cell table:formula="of:=[.A118]+273.15" office:value-type="float" office:value="343.15">
            <text:p>343.15</text:p>
          </table:table-cell>
          <table:table-cell office:value-type="float" office:value="1.735">
            <text:p>1.735</text:p>
          </table:table-cell>
          <table:table-cell/>
          <table:table-cell table:formula="of:=1/(1/[.$G$2]+(1/[.$G$1])*LN([.D118]*1000/[.$G$3]))-273.15" office:value-type="float" office:value="70.4242454337828">
            <text:p>70.4242454338</text:p>
          </table:table-cell>
          <table:table-cell/>
          <table:table-cell table:formula="of:=LN([.D118]*1000)" office:value-type="float" office:value="7.45876269238096">
            <text:p>7.4587626924</text:p>
          </table:table-cell>
          <table:table-cell table:formula="of:=1/[.C118]" office:value-type="float" office:value="0.00291417747340813">
            <text:p>0.0029141775</text:p>
          </table:table-cell>
          <table:table-cell table:formula="of:=(1/([.$K$1]+[.$K$2]*[.H118]+[.$K$3]*[.H118]*[.H118]+[.$K$4]*[.H118]*[.H118]*[.H118]))-273.15" office:value-type="float" office:value="69.8415084354051">
            <text:p>69.8415084354</text:p>
          </table:table-cell>
          <table:table-cell/>
        </table:table-row>
        <table:table-row table:style-name="ro2">
          <table:table-cell table:formula="of:=[.A118]+1" office:value-type="float" office:value="71">
            <text:p>71</text:p>
          </table:table-cell>
          <table:table-cell table:formula="of:=9*[.A119]/5+32" office:value-type="float" office:value="159.8">
            <text:p>159.8</text:p>
          </table:table-cell>
          <table:table-cell table:formula="of:=[.A119]+273.15" office:value-type="float" office:value="344.15">
            <text:p>344.15</text:p>
          </table:table-cell>
          <table:table-cell office:value-type="float" office:value="1.677">
            <text:p>1.677</text:p>
          </table:table-cell>
          <table:table-cell/>
          <table:table-cell table:formula="of:=1/(1/[.$G$2]+(1/[.$G$1])*LN([.D119]*1000/[.$G$3]))-273.15" office:value-type="float" office:value="71.4433557746482">
            <text:p>71.4433557746</text:p>
          </table:table-cell>
          <table:table-cell/>
          <table:table-cell table:formula="of:=LN([.D119]*1000)" office:value-type="float" office:value="7.42476176182321">
            <text:p>7.4247617618</text:p>
          </table:table-cell>
          <table:table-cell table:formula="of:=1/[.C119]" office:value-type="float" office:value="0.00290570971959901">
            <text:p>0.0029057097</text:p>
          </table:table-cell>
          <table:table-cell table:formula="of:=(1/([.$K$1]+[.$K$2]*[.H119]+[.$K$3]*[.H119]*[.H119]+[.$K$4]*[.H119]*[.H119]*[.H119]))-273.15" office:value-type="float" office:value="70.8719124843785">
            <text:p>70.8719124844</text:p>
          </table:table-cell>
          <table:table-cell/>
        </table:table-row>
        <table:table-row table:style-name="ro2">
          <table:table-cell table:formula="of:=[.A119]+1" office:value-type="float" office:value="72">
            <text:p>72</text:p>
          </table:table-cell>
          <table:table-cell table:formula="of:=9*[.A120]/5+32" office:value-type="float" office:value="161.6">
            <text:p>161.6</text:p>
          </table:table-cell>
          <table:table-cell table:formula="of:=[.A120]+273.15" office:value-type="float" office:value="345.15">
            <text:p>345.15</text:p>
          </table:table-cell>
          <table:table-cell office:value-type="float" office:value="1.621">
            <text:p>1.621</text:p>
          </table:table-cell>
          <table:table-cell/>
          <table:table-cell table:formula="of:=1/(1/[.$G$2]+(1/[.$G$1])*LN([.D120]*1000/[.$G$3]))-273.15" office:value-type="float" office:value="72.4673900786523">
            <text:p>72.4673900787</text:p>
          </table:table-cell>
          <table:table-cell/>
          <table:table-cell table:formula="of:=LN([.D120]*1000)" office:value-type="float" office:value="7.39079852173568">
            <text:p>7.3907985217</text:p>
          </table:table-cell>
          <table:table-cell table:formula="of:=1/[.C120]" office:value-type="float" office:value="0.00289729103288425">
            <text:p>0.002897291</text:p>
          </table:table-cell>
          <table:table-cell table:formula="of:=(1/([.$K$1]+[.$K$2]*[.H120]+[.$K$3]*[.H120]*[.H120]+[.$K$4]*[.H120]*[.H120]*[.H120]))-273.15" office:value-type="float" office:value="71.908900636112">
            <text:p>71.9089006361</text:p>
          </table:table-cell>
          <table:table-cell/>
        </table:table-row>
        <table:table-row table:style-name="ro2">
          <table:table-cell table:formula="of:=[.A120]+1" office:value-type="float" office:value="73">
            <text:p>73</text:p>
          </table:table-cell>
          <table:table-cell table:formula="of:=9*[.A121]/5+32" office:value-type="float" office:value="163.4">
            <text:p>163.4</text:p>
          </table:table-cell>
          <table:table-cell table:formula="of:=[.A121]+273.15" office:value-type="float" office:value="346.15">
            <text:p>346.15</text:p>
          </table:table-cell>
          <table:table-cell office:value-type="float" office:value="1.567">
            <text:p>1.567</text:p>
          </table:table-cell>
          <table:table-cell/>
          <table:table-cell table:formula="of:=1/(1/[.$G$2]+(1/[.$G$1])*LN([.D121]*1000/[.$G$3]))-273.15" office:value-type="float" office:value="73.495005043715">
            <text:p>73.4950050437</text:p>
          </table:table-cell>
          <table:table-cell/>
          <table:table-cell table:formula="of:=LN([.D121]*1000)" office:value-type="float" office:value="7.35691824235602">
            <text:p>7.3569182424</text:p>
          </table:table-cell>
          <table:table-cell table:formula="of:=1/[.C121]" office:value-type="float" office:value="0.00288892098801098">
            <text:p>0.002888921</text:p>
          </table:table-cell>
          <table:table-cell table:formula="of:=(1/([.$K$1]+[.$K$2]*[.H121]+[.$K$3]*[.H121]*[.H121]+[.$K$4]*[.H121]*[.H121]*[.H121]))-273.15" office:value-type="float" office:value="72.9511801548068">
            <text:p>72.9511801548</text:p>
          </table:table-cell>
          <table:table-cell/>
        </table:table-row>
        <table:table-row table:style-name="ro2">
          <table:table-cell table:formula="of:=[.A121]+1" office:value-type="float" office:value="74">
            <text:p>74</text:p>
          </table:table-cell>
          <table:table-cell table:formula="of:=9*[.A122]/5+32" office:value-type="float" office:value="165.2">
            <text:p>165.2</text:p>
          </table:table-cell>
          <table:table-cell table:formula="of:=[.A122]+273.15" office:value-type="float" office:value="347.15">
            <text:p>347.15</text:p>
          </table:table-cell>
          <table:table-cell office:value-type="float" office:value="1.515">
            <text:p>1.515</text:p>
          </table:table-cell>
          <table:table-cell/>
          <table:table-cell table:formula="of:=1/(1/[.$G$2]+(1/[.$G$1])*LN([.D122]*1000/[.$G$3]))-273.15" office:value-type="float" office:value="74.524686384405">
            <text:p>74.5246863844</text:p>
          </table:table-cell>
          <table:table-cell/>
          <table:table-cell table:formula="of:=LN([.D122]*1000)" office:value-type="float" office:value="7.32317071794347">
            <text:p>7.3231707179</text:p>
          </table:table-cell>
          <table:table-cell table:formula="of:=1/[.C122]" office:value-type="float" office:value="0.00288059916462624">
            <text:p>0.0028805992</text:p>
          </table:table-cell>
          <table:table-cell table:formula="of:=(1/([.$K$1]+[.$K$2]*[.H122]+[.$K$3]*[.H122]*[.H122]+[.$K$4]*[.H122]*[.H122]*[.H122]))-273.15" office:value-type="float" office:value="73.997276299347">
            <text:p>73.9972762993</text:p>
          </table:table-cell>
          <table:table-cell/>
        </table:table-row>
        <table:table-row table:style-name="ro2">
          <table:table-cell table:formula="of:=[.A122]+1" office:value-type="float" office:value="75">
            <text:p>75</text:p>
          </table:table-cell>
          <table:table-cell table:formula="of:=9*[.A123]/5+32" office:value-type="float" office:value="167">
            <text:p>167</text:p>
          </table:table-cell>
          <table:table-cell table:formula="of:=[.A123]+273.15" office:value-type="float" office:value="348.15">
            <text:p>348.15</text:p>
          </table:table-cell>
          <table:table-cell office:value-type="float" office:value="1.465">
            <text:p>1.465</text:p>
          </table:table-cell>
          <table:table-cell/>
          <table:table-cell table:formula="of:=1/(1/[.$G$2]+(1/[.$G$1])*LN([.D123]*1000/[.$G$3]))-273.15" office:value-type="float" office:value="75.5547364100282">
            <text:p>75.55473641</text:p>
          </table:table-cell>
          <table:table-cell/>
          <table:table-cell table:formula="of:=LN([.D123]*1000)" office:value-type="float" office:value="7.28961052145117">
            <text:p>7.2896105215</text:p>
          </table:table-cell>
          <table:table-cell table:formula="of:=1/[.C123]" office:value-type="float" office:value="0.00287232514720666">
            <text:p>0.0028723251</text:p>
          </table:table-cell>
          <table:table-cell table:formula="of:=(1/([.$K$1]+[.$K$2]*[.H123]+[.$K$3]*[.H123]*[.H123]+[.$K$4]*[.H123]*[.H123]*[.H123]))-273.15" office:value-type="float" office:value="75.0455175051526">
            <text:p>75.0455175052</text:p>
          </table:table-cell>
          <table:table-cell/>
        </table:table-row>
        <table:table-row table:style-name="ro2">
          <table:table-cell table:formula="of:=[.A123]+1" office:value-type="float" office:value="76">
            <text:p>76</text:p>
          </table:table-cell>
          <table:table-cell table:formula="of:=9*[.A124]/5+32" office:value-type="float" office:value="168.8">
            <text:p>168.8</text:p>
          </table:table-cell>
          <table:table-cell table:formula="of:=[.A124]+273.15" office:value-type="float" office:value="349.15">
            <text:p>349.15</text:p>
          </table:table-cell>
          <table:table-cell office:value-type="float" office:value="1.717">
            <text:p>1.717</text:p>
          </table:table-cell>
          <table:table-cell/>
          <table:table-cell table:formula="of:=1/(1/[.$G$2]+(1/[.$G$1])*LN([.D124]*1000/[.$G$3]))-273.15" office:value-type="float" office:value="70.7361874593643">
            <text:p>70.7361874594</text:p>
          </table:table-cell>
          <table:table-cell/>
          <table:table-cell table:formula="of:=LN([.D124]*1000)" office:value-type="float" office:value="7.44833386089748">
            <text:p>7.4483338609</text:p>
          </table:table-cell>
          <table:table-cell table:formula="of:=1/[.C124]" office:value-type="float" office:value="0.00286409852498926">
            <text:p>0.0028640985</text:p>
          </table:table-cell>
          <table:table-cell table:formula="of:=(1/([.$K$1]+[.$K$2]*[.H124]+[.$K$3]*[.H124]*[.H124]+[.$K$4]*[.H124]*[.H124]*[.H124]))-273.15" office:value-type="float" office:value="70.1567409204171">
            <text:p>70.1567409204</text:p>
          </table:table-cell>
          <table:table-cell/>
        </table:table-row>
        <table:table-row table:style-name="ro2">
          <table:table-cell table:formula="of:=[.A124]+1" office:value-type="float" office:value="77">
            <text:p>77</text:p>
          </table:table-cell>
          <table:table-cell table:formula="of:=9*[.A125]/5+32" office:value-type="float" office:value="170.6">
            <text:p>170.6</text:p>
          </table:table-cell>
          <table:table-cell table:formula="of:=[.A125]+273.15" office:value-type="float" office:value="350.15">
            <text:p>350.15</text:p>
          </table:table-cell>
          <table:table-cell office:value-type="float" office:value="1.371">
            <text:p>1.371</text:p>
          </table:table-cell>
          <table:table-cell/>
          <table:table-cell table:formula="of:=1/(1/[.$G$2]+(1/[.$G$1])*LN([.D125]*1000/[.$G$3]))-273.15" office:value-type="float" office:value="77.6081634505331">
            <text:p>77.6081634505</text:p>
          </table:table-cell>
          <table:table-cell/>
          <table:table-cell table:formula="of:=LN([.D125]*1000)" office:value-type="float" office:value="7.22329567956231">
            <text:p>7.2232956796</text:p>
          </table:table-cell>
          <table:table-cell table:formula="of:=1/[.C125]" office:value-type="float" office:value="0.00285591889190347">
            <text:p>0.0028559189</text:p>
          </table:table-cell>
          <table:table-cell table:formula="of:=(1/([.$K$1]+[.$K$2]*[.H125]+[.$K$3]*[.H125]*[.H125]+[.$K$4]*[.H125]*[.H125]*[.H125]))-273.15" office:value-type="float" office:value="77.1406776891218">
            <text:p>77.1406776891</text:p>
          </table:table-cell>
          <table:table-cell/>
        </table:table-row>
        <table:table-row table:style-name="ro2">
          <table:table-cell table:formula="of:=[.A125]+1" office:value-type="float" office:value="78">
            <text:p>78</text:p>
          </table:table-cell>
          <table:table-cell table:formula="of:=9*[.A126]/5+32" office:value-type="float" office:value="172.4">
            <text:p>172.4</text:p>
          </table:table-cell>
          <table:table-cell table:formula="of:=[.A126]+273.15" office:value-type="float" office:value="351.15">
            <text:p>351.15</text:p>
          </table:table-cell>
          <table:table-cell office:value-type="float" office:value="1.326">
            <text:p>1.326</text:p>
          </table:table-cell>
          <table:table-cell/>
          <table:table-cell table:formula="of:=1/(1/[.$G$2]+(1/[.$G$1])*LN([.D126]*1000/[.$G$3]))-273.15" office:value-type="float" office:value="78.6507432700427">
            <text:p>78.65074327</text:p>
          </table:table-cell>
          <table:table-cell/>
          <table:table-cell table:formula="of:=LN([.D126]*1000)" office:value-type="float" office:value="7.18992217074581">
            <text:p>7.1899221707</text:p>
          </table:table-cell>
          <table:table-cell table:formula="of:=1/[.C126]" office:value-type="float" office:value="0.00284778584650434">
            <text:p>0.0028477858</text:p>
          </table:table-cell>
          <table:table-cell table:formula="of:=(1/([.$K$1]+[.$K$2]*[.H126]+[.$K$3]*[.H126]*[.H126]+[.$K$4]*[.H126]*[.H126]*[.H126]))-273.15" office:value-type="float" office:value="78.2073277307304">
            <text:p>78.2073277307</text:p>
          </table:table-cell>
          <table:table-cell/>
        </table:table-row>
        <table:table-row table:style-name="ro2">
          <table:table-cell table:formula="of:=[.A126]+1" office:value-type="float" office:value="79">
            <text:p>79</text:p>
          </table:table-cell>
          <table:table-cell table:formula="of:=9*[.A127]/5+32" office:value-type="float" office:value="174.2">
            <text:p>174.2</text:p>
          </table:table-cell>
          <table:table-cell table:formula="of:=[.A127]+273.15" office:value-type="float" office:value="352.15">
            <text:p>352.15</text:p>
          </table:table-cell>
          <table:table-cell office:value-type="float" office:value="1.284">
            <text:p>1.284</text:p>
          </table:table-cell>
          <table:table-cell/>
          <table:table-cell table:formula="of:=1/(1/[.$G$2]+(1/[.$G$1])*LN([.D127]*1000/[.$G$3]))-273.15" office:value-type="float" office:value="79.662135100795">
            <text:p>79.6621351008</text:p>
          </table:table-cell>
          <table:table-cell/>
          <table:table-cell table:formula="of:=LN([.D127]*1000)" office:value-type="float" office:value="7.15773548424991">
            <text:p>7.1577354842</text:p>
          </table:table-cell>
          <table:table-cell table:formula="of:=1/[.C127]" office:value-type="float" office:value="0.00283969899190686">
            <text:p>0.002839699</text:p>
          </table:table-cell>
          <table:table-cell table:formula="of:=(1/([.$K$1]+[.$K$2]*[.H127]+[.$K$3]*[.H127]*[.H127]+[.$K$4]*[.H127]*[.H127]*[.H127]))-273.15" office:value-type="float" office:value="79.2439830818928">
            <text:p>79.2439830819</text:p>
          </table:table-cell>
          <table:table-cell/>
        </table:table-row>
        <table:table-row table:style-name="ro2">
          <table:table-cell table:formula="of:=[.A127]+1" office:value-type="float" office:value="80">
            <text:p>80</text:p>
          </table:table-cell>
          <table:table-cell table:formula="of:=9*[.A128]/5+32" office:value-type="float" office:value="176">
            <text:p>176</text:p>
          </table:table-cell>
          <table:table-cell table:formula="of:=[.A128]+273.15" office:value-type="float" office:value="353.15">
            <text:p>353.15</text:p>
          </table:table-cell>
          <table:table-cell office:value-type="float" office:value="1.243">
            <text:p>1.243</text:p>
          </table:table-cell>
          <table:table-cell/>
          <table:table-cell table:formula="of:=1/(1/[.$G$2]+(1/[.$G$1])*LN([.D128]*1000/[.$G$3]))-273.15" office:value-type="float" office:value="80.6877807556711">
            <text:p>80.6877807557</text:p>
          </table:table-cell>
          <table:table-cell/>
          <table:table-cell table:formula="of:=LN([.D128]*1000)" office:value-type="float" office:value="7.12528309151071">
            <text:p>7.1252830915</text:p>
          </table:table-cell>
          <table:table-cell table:formula="of:=1/[.C128]" office:value-type="float" office:value="0.00283165793572137">
            <text:p>0.0028316579</text:p>
          </table:table-cell>
          <table:table-cell table:formula="of:=(1/([.$K$1]+[.$K$2]*[.H128]+[.$K$3]*[.H128]*[.H128]+[.$K$4]*[.H128]*[.H128]*[.H128]))-273.15" office:value-type="float" office:value="80.2972166149859">
            <text:p>80.297216615</text:p>
          </table:table-cell>
          <table:table-cell/>
        </table:table-row>
        <table:table-row table:style-name="ro2">
          <table:table-cell table:formula="of:=[.A128]+1" office:value-type="float" office:value="81">
            <text:p>81</text:p>
          </table:table-cell>
          <table:table-cell table:formula="of:=9*[.A129]/5+32" office:value-type="float" office:value="177.8">
            <text:p>177.8</text:p>
          </table:table-cell>
          <table:table-cell table:formula="of:=[.A129]+273.15" office:value-type="float" office:value="354.15">
            <text:p>354.15</text:p>
          </table:table-cell>
          <table:table-cell table:style-name="ce3" office:value-type="float" office:value="1.203">
            <text:p>1.203</text:p>
          </table:table-cell>
          <table:table-cell/>
          <table:table-cell table:formula="of:=1/(1/[.$G$2]+(1/[.$G$1])*LN([.D129]*1000/[.$G$3]))-273.15" office:value-type="float" office:value="81.7276002315155">
            <text:p>81.7276002315</text:p>
          </table:table-cell>
          <table:table-cell/>
          <table:table-cell table:formula="of:=LN([.D129]*1000)" office:value-type="float" office:value="7.09257371597468">
            <text:p>7.092573716</text:p>
          </table:table-cell>
          <table:table-cell table:formula="of:=1/[.C129]" office:value-type="float" office:value="0.00282366228999012">
            <text:p>0.0028236623</text:p>
          </table:table-cell>
          <table:table-cell table:formula="of:=(1/([.$K$1]+[.$K$2]*[.H129]+[.$K$3]*[.H129]*[.H129]+[.$K$4]*[.H129]*[.H129]*[.H129]))-273.15" office:value-type="float" office:value="81.3670733430379">
            <text:p>81.367073343</text:p>
          </table:table-cell>
          <table:table-cell/>
        </table:table-row>
        <table:table-row table:style-name="ro2">
          <table:table-cell table:formula="of:=[.A129]+1" office:value-type="float" office:value="82">
            <text:p>82</text:p>
          </table:table-cell>
          <table:table-cell table:formula="of:=9*[.A130]/5+32" office:value-type="float" office:value="179.6">
            <text:p>179.6</text:p>
          </table:table-cell>
          <table:table-cell table:formula="of:=[.A130]+273.15" office:value-type="float" office:value="355.15">
            <text:p>355.15</text:p>
          </table:table-cell>
          <table:table-cell office:value-type="float" office:value="1.165">
            <text:p>1.165</text:p>
          </table:table-cell>
          <table:table-cell/>
          <table:table-cell table:formula="of:=1/(1/[.$G$2]+(1/[.$G$1])*LN([.D130]*1000/[.$G$3]))-273.15" office:value-type="float" office:value="82.7539217702716">
            <text:p>82.7539217703</text:p>
          </table:table-cell>
          <table:table-cell/>
          <table:table-cell table:formula="of:=LN([.D130]*1000)" office:value-type="float" office:value="7.0604763659998">
            <text:p>7.060476366</text:p>
          </table:table-cell>
          <table:table-cell table:formula="of:=1/[.C130]" office:value-type="float" office:value="0.00281571167112488">
            <text:p>0.0028157117</text:p>
          </table:table-cell>
          <table:table-cell table:formula="of:=(1/([.$K$1]+[.$K$2]*[.H130]+[.$K$3]*[.H130]*[.H130]+[.$K$4]*[.H130]*[.H130]*[.H130]))-273.15" office:value-type="float" office:value="82.425128166178">
            <text:p>82.4251281662</text:p>
          </table:table-cell>
          <table:table-cell/>
        </table:table-row>
        <table:table-row table:style-name="ro2">
          <table:table-cell table:formula="of:=[.A130]+1" office:value-type="float" office:value="83">
            <text:p>83</text:p>
          </table:table-cell>
          <table:table-cell table:formula="of:=9*[.A131]/5+32" office:value-type="float" office:value="181.4">
            <text:p>181.4</text:p>
          </table:table-cell>
          <table:table-cell table:formula="of:=[.A131]+273.15" office:value-type="float" office:value="356.15">
            <text:p>356.15</text:p>
          </table:table-cell>
          <table:table-cell office:value-type="float" office:value="1.128">
            <text:p>1.128</text:p>
          </table:table-cell>
          <table:table-cell/>
          <table:table-cell table:formula="of:=1/(1/[.$G$2]+(1/[.$G$1])*LN([.D131]*1000/[.$G$3]))-273.15" office:value-type="float" office:value="83.7919247523689">
            <text:p>83.7919247524</text:p>
          </table:table-cell>
          <table:table-cell/>
          <table:table-cell table:formula="of:=LN([.D131]*1000)" office:value-type="float" office:value="7.028201432058">
            <text:p>7.0282014321</text:p>
          </table:table-cell>
          <table:table-cell table:formula="of:=1/[.C131]" office:value-type="float" office:value="0.00280780569984557">
            <text:p>0.0028078057</text:p>
          </table:table-cell>
          <table:table-cell table:formula="of:=(1/([.$K$1]+[.$K$2]*[.H131]+[.$K$3]*[.H131]*[.H131]+[.$K$4]*[.H131]*[.H131]*[.H131]))-273.15" office:value-type="float" office:value="83.497377678743">
            <text:p>83.4973776787</text:p>
          </table:table-cell>
          <table:table-cell/>
        </table:table-row>
        <table:table-row table:style-name="ro2">
          <table:table-cell table:formula="of:=[.A131]+1" office:value-type="float" office:value="84">
            <text:p>84</text:p>
          </table:table-cell>
          <table:table-cell table:formula="of:=9*[.A132]/5+32" office:value-type="float" office:value="183.2">
            <text:p>183.2</text:p>
          </table:table-cell>
          <table:table-cell table:formula="of:=[.A132]+273.15" office:value-type="float" office:value="357.15">
            <text:p>357.15</text:p>
          </table:table-cell>
          <table:table-cell office:value-type="float" office:value="1.093">
            <text:p>1.093</text:p>
          </table:table-cell>
          <table:table-cell/>
          <table:table-cell table:formula="of:=1/(1/[.$G$2]+(1/[.$G$1])*LN([.D132]*1000/[.$G$3]))-273.15" office:value-type="float" office:value="84.8115069146212">
            <text:p>84.8115069146</text:p>
          </table:table-cell>
          <table:table-cell/>
          <table:table-cell table:formula="of:=LN([.D132]*1000)" office:value-type="float" office:value="6.99668148817654">
            <text:p>6.9966814882</text:p>
          </table:table-cell>
          <table:table-cell table:formula="of:=1/[.C132]" office:value-type="float" office:value="0.00279994400111998">
            <text:p>0.002799944</text:p>
          </table:table-cell>
          <table:table-cell table:formula="of:=(1/([.$K$1]+[.$K$2]*[.H132]+[.$K$3]*[.H132]*[.H132]+[.$K$4]*[.H132]*[.H132]*[.H132]))-273.15" office:value-type="float" office:value="84.552748219423">
            <text:p>84.5527482194</text:p>
          </table:table-cell>
          <table:table-cell/>
        </table:table-row>
        <table:table-row table:style-name="ro2">
          <table:table-cell table:formula="of:=[.A132]+1" office:value-type="float" office:value="85">
            <text:p>85</text:p>
          </table:table-cell>
          <table:table-cell table:formula="of:=9*[.A133]/5+32" office:value-type="float" office:value="185">
            <text:p>185</text:p>
          </table:table-cell>
          <table:table-cell table:formula="of:=[.A133]+273.15" office:value-type="float" office:value="358.15">
            <text:p>358.15</text:p>
          </table:table-cell>
          <table:table-cell office:value-type="float" office:value="1.059">
            <text:p>1.059</text:p>
          </table:table-cell>
          <table:table-cell/>
          <table:table-cell table:formula="of:=1/(1/[.$G$2]+(1/[.$G$1])*LN([.D133]*1000/[.$G$3]))-273.15" office:value-type="float" office:value="85.8395796930665">
            <text:p>85.8395796931</text:p>
          </table:table-cell>
          <table:table-cell/>
          <table:table-cell table:formula="of:=LN([.D133]*1000)" office:value-type="float" office:value="6.96508034560141">
            <text:p>6.9650803456</text:p>
          </table:table-cell>
          <table:table-cell table:formula="of:=1/[.C133]" office:value-type="float" office:value="0.00279212620410443">
            <text:p>0.0027921262</text:p>
          </table:table-cell>
          <table:table-cell table:formula="of:=(1/([.$K$1]+[.$K$2]*[.H133]+[.$K$3]*[.H133]*[.H133]+[.$K$4]*[.H133]*[.H133]*[.H133]))-273.15" office:value-type="float" office:value="85.619106870397">
            <text:p>85.6191068704</text:p>
          </table:table-cell>
          <table:table-cell/>
        </table:table-row>
        <table:table-row table:style-name="ro2">
          <table:table-cell table:formula="of:=[.A133]+1" office:value-type="float" office:value="86">
            <text:p>86</text:p>
          </table:table-cell>
          <table:table-cell table:formula="of:=9*[.A134]/5+32" office:value-type="float" office:value="186.8">
            <text:p>186.8</text:p>
          </table:table-cell>
          <table:table-cell table:formula="of:=[.A134]+273.15" office:value-type="float" office:value="359.15">
            <text:p>359.15</text:p>
          </table:table-cell>
          <table:table-cell table:style-name="ce3" office:value-type="float" office:value="1.027">
            <text:p>1.027</text:p>
          </table:table-cell>
          <table:table-cell/>
          <table:table-cell table:formula="of:=1/(1/[.$G$2]+(1/[.$G$1])*LN([.D134]*1000/[.$G$3]))-273.15" office:value-type="float" office:value="86.8434534253082">
            <text:p>86.8434534253</text:p>
          </table:table-cell>
          <table:table-cell/>
          <table:table-cell table:formula="of:=LN([.D134]*1000)" office:value-type="float" office:value="6.93439720992856">
            <text:p>6.9343972099</text:p>
          </table:table-cell>
          <table:table-cell table:formula="of:=1/[.C134]" office:value-type="float" office:value="0.00278435194208548">
            <text:p>0.0027843519</text:p>
          </table:table-cell>
          <table:table-cell table:formula="of:=(1/([.$K$1]+[.$K$2]*[.H134]+[.$K$3]*[.H134]*[.H134]+[.$K$4]*[.H134]*[.H134]*[.H134]))-273.15" office:value-type="float" office:value="86.6625368109424">
            <text:p>86.6625368109</text:p>
          </table:table-cell>
          <table:table-cell/>
        </table:table-row>
        <table:table-row table:style-name="ro2">
          <table:table-cell table:formula="of:=[.A134]+1" office:value-type="float" office:value="87">
            <text:p>87</text:p>
          </table:table-cell>
          <table:table-cell table:formula="of:=9*[.A135]/5+32" office:value-type="float" office:value="188.6">
            <text:p>188.6</text:p>
          </table:table-cell>
          <table:table-cell table:formula="of:=[.A135]+273.15" office:value-type="float" office:value="360.15">
            <text:p>360.15</text:p>
          </table:table-cell>
          <table:table-cell office:value-type="float" office:value="0.9955">
            <text:p>0.9955</text:p>
          </table:table-cell>
          <table:table-cell/>
          <table:table-cell table:formula="of:=1/(1/[.$G$2]+(1/[.$G$1])*LN([.D135]*1000/[.$G$3]))-273.15" office:value-type="float" office:value="87.8684301887967">
            <text:p>87.8684301888</text:p>
          </table:table-cell>
          <table:table-cell/>
          <table:table-cell table:formula="of:=LN([.D135]*1000)" office:value-type="float" office:value="6.90324512350425">
            <text:p>6.9032451235</text:p>
          </table:table-cell>
          <table:table-cell table:formula="of:=1/[.C135]" office:value-type="float" office:value="0.0027766208524226">
            <text:p>0.0027766209</text:p>
          </table:table-cell>
          <table:table-cell table:formula="of:=(1/([.$K$1]+[.$K$2]*[.H135]+[.$K$3]*[.H135]*[.H135]+[.$K$4]*[.H135]*[.H135]*[.H135]))-273.15" office:value-type="float" office:value="87.7301559169596">
            <text:p>87.730155917</text:p>
          </table:table-cell>
          <table:table-cell/>
        </table:table-row>
        <table:table-row table:style-name="ro2">
          <table:table-cell table:formula="of:=[.A135]+1" office:value-type="float" office:value="88">
            <text:p>88</text:p>
          </table:table-cell>
          <table:table-cell table:formula="of:=9*[.A136]/5+32" office:value-type="float" office:value="190.4">
            <text:p>190.4</text:p>
          </table:table-cell>
          <table:table-cell table:formula="of:=[.A136]+273.15" office:value-type="float" office:value="361.15">
            <text:p>361.15</text:p>
          </table:table-cell>
          <table:table-cell office:value-type="float" office:value="0.9654">
            <text:p>0.9654</text:p>
          </table:table-cell>
          <table:table-cell/>
          <table:table-cell table:formula="of:=1/(1/[.$G$2]+(1/[.$G$1])*LN([.D136]*1000/[.$G$3]))-273.15" office:value-type="float" office:value="88.8843448049391">
            <text:p>88.8843448049</text:p>
          </table:table-cell>
          <table:table-cell/>
          <table:table-cell table:formula="of:=LN([.D136]*1000)" office:value-type="float" office:value="6.87254252322639">
            <text:p>6.8725425232</text:p>
          </table:table-cell>
          <table:table-cell table:formula="of:=1/[.C136]" office:value-type="float" office:value="0.00276893257649176">
            <text:p>0.0027689326</text:p>
          </table:table-cell>
          <table:table-cell table:formula="of:=(1/([.$K$1]+[.$K$2]*[.H136]+[.$K$3]*[.H136]*[.H136]+[.$K$4]*[.H136]*[.H136]*[.H136]))-273.15" office:value-type="float" office:value="88.7906239806943">
            <text:p>88.7906239807</text:p>
          </table:table-cell>
          <table:table-cell/>
        </table:table-row>
        <table:table-row table:style-name="ro2">
          <table:table-cell table:formula="of:=[.A136]+1" office:value-type="float" office:value="89">
            <text:p>89</text:p>
          </table:table-cell>
          <table:table-cell table:formula="of:=9*[.A137]/5+32" office:value-type="float" office:value="192.2">
            <text:p>192.2</text:p>
          </table:table-cell>
          <table:table-cell table:formula="of:=[.A137]+273.15" office:value-type="float" office:value="362.15">
            <text:p>362.15</text:p>
          </table:table-cell>
          <table:table-cell office:value-type="float" office:value="0.9363">
            <text:p>0.9363</text:p>
          </table:table-cell>
          <table:table-cell/>
          <table:table-cell table:formula="of:=1/(1/[.$G$2]+(1/[.$G$1])*LN([.D137]*1000/[.$G$3]))-273.15" office:value-type="float" office:value="89.9027892254386">
            <text:p>89.9027892254</text:p>
          </table:table-cell>
          <table:table-cell/>
          <table:table-cell table:formula="of:=LN([.D137]*1000)" office:value-type="float" office:value="6.84193593794484">
            <text:p>6.8419359379</text:p>
          </table:table-cell>
          <table:table-cell table:formula="of:=1/[.C137]" office:value-type="float" office:value="0.00276128675962999">
            <text:p>0.0027612868</text:p>
          </table:table-cell>
          <table:table-cell table:formula="of:=(1/([.$K$1]+[.$K$2]*[.H137]+[.$K$3]*[.H137]*[.H137]+[.$K$4]*[.H137]*[.H137]*[.H137]))-273.15" office:value-type="float" office:value="89.8560592974091">
            <text:p>89.8560592974</text:p>
          </table:table-cell>
          <table:table-cell/>
        </table:table-row>
        <table:table-row table:style-name="ro2">
          <table:table-cell table:formula="of:=[.A137]+1" office:value-type="float" office:value="90">
            <text:p>90</text:p>
          </table:table-cell>
          <table:table-cell table:formula="of:=9*[.A138]/5+32" office:value-type="float" office:value="194">
            <text:p>194</text:p>
          </table:table-cell>
          <table:table-cell table:formula="of:=[.A138]+273.15" office:value-type="float" office:value="363.15">
            <text:p>363.15</text:p>
          </table:table-cell>
          <table:table-cell office:value-type="float" office:value="0.9083">
            <text:p>0.9083</text:p>
          </table:table-cell>
          <table:table-cell/>
          <table:table-cell table:formula="of:=1/(1/[.$G$2]+(1/[.$G$1])*LN([.D138]*1000/[.$G$3]))-273.15" office:value-type="float" office:value="90.9187460736971">
            <text:p>90.9187460737</text:p>
          </table:table-cell>
          <table:table-cell/>
          <table:table-cell table:formula="of:=LN([.D138]*1000)" office:value-type="float" office:value="6.81157472050817">
            <text:p>6.8115747205</text:p>
          </table:table-cell>
          <table:table-cell table:formula="of:=1/[.C138]" office:value-type="float" office:value="0.00275368305108082">
            <text:p>0.0027536831</text:p>
          </table:table-cell>
          <table:table-cell table:formula="of:=(1/([.$K$1]+[.$K$2]*[.H138]+[.$K$3]*[.H138]*[.H138]+[.$K$4]*[.H138]*[.H138]*[.H138]))-273.15" office:value-type="float" office:value="90.9212526288163">
            <text:p>90.9212526288</text:p>
          </table:table-cell>
          <table:table-cell/>
        </table:table-row>
        <table:table-row table:style-name="ro2">
          <table:table-cell table:formula="of:=[.A138]+1" office:value-type="float" office:value="91">
            <text:p>91</text:p>
          </table:table-cell>
          <table:table-cell table:formula="of:=9*[.A139]/5+32" office:value-type="float" office:value="195.8">
            <text:p>195.8</text:p>
          </table:table-cell>
          <table:table-cell table:formula="of:=[.A139]+273.15" office:value-type="float" office:value="364.15">
            <text:p>364.15</text:p>
          </table:table-cell>
          <table:table-cell office:value-type="float" office:value="0.8812">
            <text:p>0.8812</text:p>
          </table:table-cell>
          <table:table-cell/>
          <table:table-cell table:formula="of:=1/(1/[.$G$2]+(1/[.$G$1])*LN([.D139]*1000/[.$G$3]))-273.15" office:value-type="float" office:value="91.9380053067889">
            <text:p>91.9380053068</text:p>
          </table:table-cell>
          <table:table-cell/>
          <table:table-cell table:formula="of:=LN([.D139]*1000)" office:value-type="float" office:value="6.78128461492819">
            <text:p>6.7812846149</text:p>
          </table:table-cell>
          <table:table-cell table:formula="of:=1/[.C139]" office:value-type="float" office:value="0.00274612110394068">
            <text:p>0.0027461211</text:p>
          </table:table-cell>
          <table:table-cell table:formula="of:=(1/([.$K$1]+[.$K$2]*[.H139]+[.$K$3]*[.H139]*[.H139]+[.$K$4]*[.H139]*[.H139]*[.H139]))-273.15" office:value-type="float" office:value="91.9923167457291">
            <text:p>91.9923167457</text:p>
          </table:table-cell>
          <table:table-cell/>
        </table:table-row>
        <table:table-row table:style-name="ro2">
          <table:table-cell table:formula="of:=[.A139]+1" office:value-type="float" office:value="92">
            <text:p>92</text:p>
          </table:table-cell>
          <table:table-cell table:formula="of:=9*[.A140]/5+32" office:value-type="float" office:value="197.6">
            <text:p>197.6</text:p>
          </table:table-cell>
          <table:table-cell table:formula="of:=[.A140]+273.15" office:value-type="float" office:value="365.15">
            <text:p>365.15</text:p>
          </table:table-cell>
          <table:table-cell office:value-type="float" office:value="0.855">
            <text:p>0.855</text:p>
          </table:table-cell>
          <table:table-cell/>
          <table:table-cell table:formula="of:=1/(1/[.$G$2]+(1/[.$G$1])*LN([.D140]*1000/[.$G$3]))-273.15" office:value-type="float" office:value="92.9593581531313">
            <text:p>92.9593581531</text:p>
          </table:table-cell>
          <table:table-cell/>
          <table:table-cell table:formula="of:=LN([.D140]*1000)" office:value-type="float" office:value="6.75110146893676">
            <text:p>6.7511014689</text:p>
          </table:table-cell>
          <table:table-cell table:formula="of:=1/[.C140]" office:value-type="float" office:value="0.00273860057510612">
            <text:p>0.0027386006</text:p>
          </table:table-cell>
          <table:table-cell table:formula="of:=(1/([.$K$1]+[.$K$2]*[.H140]+[.$K$3]*[.H140]*[.H140]+[.$K$4]*[.H140]*[.H140]*[.H140]))-273.15" office:value-type="float" office:value="93.0680398804876">
            <text:p>93.0680398805</text:p>
          </table:table-cell>
          <table:table-cell/>
        </table:table-row>
        <table:table-row table:style-name="ro2">
          <table:table-cell table:formula="of:=[.A140]+1" office:value-type="float" office:value="93">
            <text:p>93</text:p>
          </table:table-cell>
          <table:table-cell table:formula="of:=9*[.A141]/5+32" office:value-type="float" office:value="199.4">
            <text:p>199.4</text:p>
          </table:table-cell>
          <table:table-cell table:formula="of:=[.A141]+273.15" office:value-type="float" office:value="366.15">
            <text:p>366.15</text:p>
          </table:table-cell>
          <table:table-cell office:value-type="float" office:value="0.8297">
            <text:p>0.8297</text:p>
          </table:table-cell>
          <table:table-cell/>
          <table:table-cell table:formula="of:=1/(1/[.$G$2]+(1/[.$G$1])*LN([.D141]*1000/[.$G$3]))-273.15" office:value-type="float" office:value="93.9814641422272">
            <text:p>93.9814641422</text:p>
          </table:table-cell>
          <table:table-cell/>
          <table:table-cell table:formula="of:=LN([.D141]*1000)" office:value-type="float" office:value="6.72106418967024">
            <text:p>6.7210641897</text:p>
          </table:table-cell>
          <table:table-cell table:formula="of:=1/[.C141]" office:value-type="float" office:value="0.0027311211252219">
            <text:p>0.0027311211</text:p>
          </table:table-cell>
          <table:table-cell table:formula="of:=(1/([.$K$1]+[.$K$2]*[.H141]+[.$K$3]*[.H141]*[.H141]+[.$K$4]*[.H141]*[.H141]*[.H141]))-273.15" office:value-type="float" office:value="94.1470596510434">
            <text:p>94.147059651</text:p>
          </table:table-cell>
          <table:table-cell/>
        </table:table-row>
        <table:table-row table:style-name="ro2">
          <table:table-cell table:formula="of:=[.A141]+1" office:value-type="float" office:value="94">
            <text:p>94</text:p>
          </table:table-cell>
          <table:table-cell table:formula="of:=9*[.A142]/5+32" office:value-type="float" office:value="201.2">
            <text:p>201.2</text:p>
          </table:table-cell>
          <table:table-cell table:formula="of:=[.A142]+273.15" office:value-type="float" office:value="367.15">
            <text:p>367.15</text:p>
          </table:table-cell>
          <table:table-cell office:value-type="float" office:value="0.8052">
            <text:p>0.8052</text:p>
          </table:table-cell>
          <table:table-cell/>
          <table:table-cell table:formula="of:=1/(1/[.$G$2]+(1/[.$G$1])*LN([.D142]*1000/[.$G$3]))-273.15" office:value-type="float" office:value="95.0071044855377">
            <text:p>95.0071044855</text:p>
          </table:table-cell>
          <table:table-cell/>
          <table:table-cell table:formula="of:=LN([.D142]*1000)" office:value-type="float" office:value="6.69109069376564">
            <text:p>6.6910906938</text:p>
          </table:table-cell>
          <table:table-cell table:formula="of:=1/[.C142]" office:value-type="float" office:value="0.00272368241862999">
            <text:p>0.0027236824</text:p>
          </table:table-cell>
          <table:table-cell table:formula="of:=(1/([.$K$1]+[.$K$2]*[.H142]+[.$K$3]*[.H142]*[.H142]+[.$K$4]*[.H142]*[.H142]*[.H142]))-273.15" office:value-type="float" office:value="95.2323670761065">
            <text:p>95.2323670761</text:p>
          </table:table-cell>
          <table:table-cell/>
        </table:table-row>
        <table:table-row table:style-name="ro2">
          <table:table-cell table:formula="of:=[.A142]+1" office:value-type="float" office:value="95">
            <text:p>95</text:p>
          </table:table-cell>
          <table:table-cell table:formula="of:=9*[.A143]/5+32" office:value-type="float" office:value="203">
            <text:p>203</text:p>
          </table:table-cell>
          <table:table-cell table:formula="of:=[.A143]+273.15" office:value-type="float" office:value="368.15">
            <text:p>368.15</text:p>
          </table:table-cell>
          <table:table-cell office:value-type="float" office:value="0.7816">
            <text:p>0.7816</text:p>
          </table:table-cell>
          <table:table-cell/>
          <table:table-cell table:formula="of:=1/(1/[.$G$2]+(1/[.$G$1])*LN([.D143]*1000/[.$G$3]))-273.15" office:value-type="float" office:value="96.0306965407466">
            <text:p>96.0306965407</text:p>
          </table:table-cell>
          <table:table-cell/>
          <table:table-cell table:formula="of:=LN([.D143]*1000)" office:value-type="float" office:value="6.66134310072857">
            <text:p>6.6613431007</text:p>
          </table:table-cell>
          <table:table-cell table:formula="of:=1/[.C143]" office:value-type="float" office:value="0.0027162841233193">
            <text:p>0.0027162841</text:p>
          </table:table-cell>
          <table:table-cell table:formula="of:=(1/([.$K$1]+[.$K$2]*[.H143]+[.$K$3]*[.H143]*[.H143]+[.$K$4]*[.H143]*[.H143]*[.H143]))-273.15" office:value-type="float" office:value="96.3180991630861">
            <text:p>96.3180991631</text:p>
          </table:table-cell>
          <table:table-cell/>
        </table:table-row>
        <table:table-row table:style-name="ro2">
          <table:table-cell table:formula="of:=[.A143]+1" office:value-type="float" office:value="96">
            <text:p>96</text:p>
          </table:table-cell>
          <table:table-cell table:formula="of:=9*[.A144]/5+32" office:value-type="float" office:value="204.8">
            <text:p>204.8</text:p>
          </table:table-cell>
          <table:table-cell table:formula="of:=[.A144]+273.15" office:value-type="float" office:value="369.15">
            <text:p>369.15</text:p>
          </table:table-cell>
          <table:table-cell office:value-type="float" office:value="0.7587">
            <text:p>0.7587</text:p>
          </table:table-cell>
          <table:table-cell/>
          <table:table-cell table:formula="of:=1/(1/[.$G$2]+(1/[.$G$1])*LN([.D144]*1000/[.$G$3]))-273.15" office:value-type="float" office:value="97.0596168725003">
            <text:p>97.0596168725</text:p>
          </table:table-cell>
          <table:table-cell/>
          <table:table-cell table:formula="of:=LN([.D144]*1000)" office:value-type="float" office:value="6.63160644234403">
            <text:p>6.6316064423</text:p>
          </table:table-cell>
          <table:table-cell table:formula="of:=1/[.C144]" office:value-type="float" office:value="0.00270892591087634">
            <text:p>0.0027089259</text:p>
          </table:table-cell>
          <table:table-cell table:formula="of:=(1/([.$K$1]+[.$K$2]*[.H144]+[.$K$3]*[.H144]*[.H144]+[.$K$4]*[.H144]*[.H144]*[.H144]))-273.15" office:value-type="float" office:value="97.4121317107586">
            <text:p>97.4121317108</text:p>
          </table:table-cell>
          <table:table-cell/>
        </table:table-row>
        <table:table-row table:style-name="ro2">
          <table:table-cell table:formula="of:=[.A144]+1" office:value-type="float" office:value="97">
            <text:p>97</text:p>
          </table:table-cell>
          <table:table-cell table:formula="of:=9*[.A145]/5+32" office:value-type="float" office:value="206.6">
            <text:p>206.6</text:p>
          </table:table-cell>
          <table:table-cell table:formula="of:=[.A145]+273.15" office:value-type="float" office:value="370.15">
            <text:p>370.15</text:p>
          </table:table-cell>
          <table:table-cell office:value-type="float" office:value="0.7366">
            <text:p>0.7366</text:p>
          </table:table-cell>
          <table:table-cell/>
          <table:table-cell table:formula="of:=1/(1/[.$G$2]+(1/[.$G$1])*LN([.D145]*1000/[.$G$3]))-273.15" office:value-type="float" office:value="98.088174882301">
            <text:p>98.0881748823</text:p>
          </table:table-cell>
          <table:table-cell/>
          <table:table-cell table:formula="of:=LN([.D145]*1000)" office:value-type="float" office:value="6.60204500401097">
            <text:p>6.602045004</text:p>
          </table:table-cell>
          <table:table-cell table:formula="of:=1/[.C145]" office:value-type="float" office:value="0.00270160745643658">
            <text:p>0.0027016075</text:p>
          </table:table-cell>
          <table:table-cell table:formula="of:=(1/([.$K$1]+[.$K$2]*[.H145]+[.$K$3]*[.H145]*[.H145]+[.$K$4]*[.H145]*[.H145]*[.H145]))-273.15" office:value-type="float" office:value="98.5084719888192">
            <text:p>98.5084719888</text:p>
          </table:table-cell>
          <table:table-cell/>
        </table:table-row>
        <table:table-row table:style-name="ro2">
          <table:table-cell table:formula="of:=[.A145]+1" office:value-type="float" office:value="98">
            <text:p>98</text:p>
          </table:table-cell>
          <table:table-cell table:formula="of:=9*[.A146]/5+32" office:value-type="float" office:value="208.4">
            <text:p>208.4</text:p>
          </table:table-cell>
          <table:table-cell table:formula="of:=[.A146]+273.15" office:value-type="float" office:value="371.15">
            <text:p>371.15</text:p>
          </table:table-cell>
          <table:table-cell office:value-type="float" office:value="0.7152">
            <text:p>0.7152</text:p>
          </table:table-cell>
          <table:table-cell/>
          <table:table-cell table:formula="of:=1/(1/[.$G$2]+(1/[.$G$1])*LN([.D146]*1000/[.$G$3]))-273.15" office:value-type="float" office:value="99.1197044039358">
            <text:p>99.1197044039</text:p>
          </table:table-cell>
          <table:table-cell/>
          <table:table-cell table:formula="of:=LN([.D146]*1000)" office:value-type="float" office:value="6.57256222385931">
            <text:p>6.5725622239</text:p>
          </table:table-cell>
          <table:table-cell table:formula="of:=1/[.C146]" office:value-type="float" office:value="0.00269432843863667">
            <text:p>0.0026943284</text:p>
          </table:table-cell>
          <table:table-cell table:formula="of:=(1/([.$K$1]+[.$K$2]*[.H146]+[.$K$3]*[.H146]*[.H146]+[.$K$4]*[.H146]*[.H146]*[.H146]))-273.15" office:value-type="float" office:value="99.6107225786836">
            <text:p>99.6107225787</text:p>
          </table:table-cell>
          <table:table-cell/>
        </table:table-row>
        <table:table-row table:style-name="ro2">
          <table:table-cell table:formula="of:=[.A146]+1" office:value-type="float" office:value="99">
            <text:p>99</text:p>
          </table:table-cell>
          <table:table-cell table:formula="of:=9*[.A147]/5+32" office:value-type="float" office:value="210.2">
            <text:p>210.2</text:p>
          </table:table-cell>
          <table:table-cell table:formula="of:=[.A147]+273.15" office:value-type="float" office:value="372.15">
            <text:p>372.15</text:p>
          </table:table-cell>
          <table:table-cell office:value-type="float" office:value="0.6945">
            <text:p>0.6945</text:p>
          </table:table-cell>
          <table:table-cell/>
          <table:table-cell table:formula="of:=1/(1/[.$G$2]+(1/[.$G$1])*LN([.D147]*1000/[.$G$3]))-273.15" office:value-type="float" office:value="100.153005627875">
            <text:p>100.1530056279</text:p>
          </table:table-cell>
          <table:table-cell/>
          <table:table-cell table:formula="of:=LN([.D147]*1000)" office:value-type="float" office:value="6.5431921621944">
            <text:p>6.5431921622</text:p>
          </table:table-cell>
          <table:table-cell table:formula="of:=1/[.C147]" office:value-type="float" office:value="0.00268708853956738">
            <text:p>0.0026870885</text:p>
          </table:table-cell>
          <table:table-cell table:formula="of:=(1/([.$K$1]+[.$K$2]*[.H147]+[.$K$3]*[.H147]*[.H147]+[.$K$4]*[.H147]*[.H147]*[.H147]))-273.15" office:value-type="float" office:value="100.717659097904">
            <text:p>100.7176590979</text:p>
          </table:table-cell>
          <table:table-cell/>
        </table:table-row>
        <table:table-row table:style-name="ro2">
          <table:table-cell table:formula="of:=[.A147]+1" office:value-type="float" office:value="100">
            <text:p>100</text:p>
          </table:table-cell>
          <table:table-cell table:formula="of:=9*[.A148]/5+32" office:value-type="float" office:value="212">
            <text:p>212</text:p>
          </table:table-cell>
          <table:table-cell table:formula="of:=[.A148]+273.15" office:value-type="float" office:value="373.15">
            <text:p>373.15</text:p>
          </table:table-cell>
          <table:table-cell office:value-type="float" office:value="0.6744">
            <text:p>0.6744</text:p>
          </table:table-cell>
          <table:table-cell/>
          <table:table-cell table:formula="of:=1/(1/[.$G$2]+(1/[.$G$1])*LN([.D148]*1000/[.$G$3]))-273.15" office:value-type="float" office:value="101.192012705346">
            <text:p>101.1920127053</text:p>
          </table:table-cell>
          <table:table-cell/>
          <table:table-cell table:formula="of:=LN([.D148]*1000)" office:value-type="float" office:value="6.51382340668765">
            <text:p>6.5138234067</text:p>
          </table:table-cell>
          <table:table-cell table:formula="of:=1/[.C148]" office:value-type="float" office:value="0.00267988744472732">
            <text:p>0.0026798874</text:p>
          </table:table-cell>
          <table:table-cell table:formula="of:=(1/([.$K$1]+[.$K$2]*[.H148]+[.$K$3]*[.H148]*[.H148]+[.$K$4]*[.H148]*[.H148]*[.H148]))-273.15" office:value-type="float" office:value="101.833565415472">
            <text:p>101.8335654155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7">11/17/2018</text:date>, <text:time>02:30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8-11-09T15:59:28.37</meta:creation-date>
    <dc:date>2018-11-17T02:30:03.74</dc:date>
    <meta:editing-duration>PT18H5M58S</meta:editing-duration>
    <meta:editing-cycles>7</meta:editing-cycles>
    <meta:generator>OpenOffice.org/3.3$Win32 OpenOffice.org_project/330m20$Build-9567</meta:generator>
    <meta:print-date>2018-11-10T01:00:17.73</meta:print-date>
    <meta:document-statistic meta:table-count="4" meta:cell-count="1466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0.293cm" svg:height="11.318cm" xlink:href=".." xlink:type="simple" chart:class="chart:scatter" chart:style-name="ch1">
        <chart:legend chart:legend-position="end" svg:x="29.14cm" svg:y="5.351cm" chart:style-name="ch2"/>
        <chart:plot-area chart:style-name="ch3" table:cell-range-address="'Therm Data'.A8:'Therm Data'.A148 'Therm Data'.C7:'Therm Data'.C148" chart:data-source-has-labels="row" svg:x="1.643cm" svg:y="1.039cm" svg:width="26.287cm" svg:height="9.045cm">
          <chartooo:coordinate-region svg:x="1.881cm" svg:y="1.251cm" svg:width="25.769cm" svg:height="8.16cm"/>
          <chart:axis chart:dimension="x" chart:name="primary-x" chart:style-name="ch4">
            <chart:title svg:x="14.61cm" svg:y="10.311cm" chart:style-name="ch5">
              <text:p>C</text:p>
            </chart:title>
          </chart:axis>
          <chart:axis chart:dimension="y" chart:name="primary-y" chart:style-name="ch4">
            <chart:title svg:x="0.451cm" svg:y="5.777cm" chart:style-name="ch6">
              <text:p>Rt</text:p>
            </chart:title>
            <chart:grid chart:style-name="ch7" chart:class="major"/>
          </chart:axis>
          <chart:series chart:style-name="ch8" chart:values-cell-range-address="'Therm Data'.C8:'Therm Data'.C148" chart:label-cell-address="'Therm Data'.C7:'Therm Data'.C7" chart:class="chart:scatter">
            <chart:domain table:cell-range-address="'Therm Data'.A8:'Therm Data'.A148"/>
            <chart:data-point chart:repeated="14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Rt</text:p>
                <draw:g>
                  <svg:desc>'Therm Data'.C7:'Therm Data'.C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40">
                <text:p>-40</text:p>
                <draw:g>
                  <svg:desc>'Therm Data'.A8:'Therm Data'.A148</svg:desc>
                </draw:g>
              </table:table-cell>
              <table:table-cell office:value-type="float" office:value="277.2">
                <text:p>277.2</text:p>
                <draw:g>
                  <svg:desc>'Therm Data'.C8:'Therm Data'.C14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39">
                <text:p>-39</text:p>
              </table:table-cell>
              <table:table-cell office:value-type="float" office:value="263.6">
                <text:p>263.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38">
                <text:p>-38</text:p>
              </table:table-cell>
              <table:table-cell office:value-type="float" office:value="250.1">
                <text:p>250.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37">
                <text:p>-37</text:p>
              </table:table-cell>
              <table:table-cell office:value-type="float" office:value="236.8">
                <text:p>236.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36">
                <text:p>-36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35">
                <text:p>-35</text:p>
              </table:table-cell>
              <table:table-cell office:value-type="float" office:value="211.5">
                <text:p>211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34">
                <text:p>-34</text:p>
              </table:table-cell>
              <table:table-cell office:value-type="float" office:value="199.6">
                <text:p>199.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33">
                <text:p>-33</text:p>
              </table:table-cell>
              <table:table-cell office:value-type="float" office:value="188.1">
                <text:p>188.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32">
                <text:p>-32</text:p>
              </table:table-cell>
              <table:table-cell office:value-type="float" office:value="177.3">
                <text:p>177.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31">
                <text:p>-31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30">
                <text:p>-30</text:p>
              </table:table-cell>
              <table:table-cell office:value-type="float" office:value="157.2">
                <text:p>157.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29">
                <text:p>-29</text:p>
              </table:table-cell>
              <table:table-cell office:value-type="float" office:value="148.1">
                <text:p>148.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28">
                <text:p>-28</text:p>
              </table:table-cell>
              <table:table-cell office:value-type="float" office:value="139.4">
                <text:p>139.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27">
                <text:p>-27</text:p>
              </table:table-cell>
              <table:table-cell office:value-type="float" office:value="131.3">
                <text:p>131.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26">
                <text:p>-26</text:p>
              </table:table-cell>
              <table:table-cell office:value-type="float" office:value="123.7">
                <text:p>123.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25">
                <text:p>-25</text:p>
              </table:table-cell>
              <table:table-cell office:value-type="float" office:value="116.6">
                <text:p>116.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24">
                <text:p>-24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23">
                <text:p>-23</text:p>
              </table:table-cell>
              <table:table-cell office:value-type="float" office:value="103.7">
                <text:p>103.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22">
                <text:p>-22</text:p>
              </table:table-cell>
              <table:table-cell office:value-type="float" office:value="97.9">
                <text:p>97.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21">
                <text:p>-21</text:p>
              </table:table-cell>
              <table:table-cell office:value-type="float" office:value="92.5">
                <text:p>92.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20">
                <text:p>-20</text:p>
              </table:table-cell>
              <table:table-cell office:value-type="float" office:value="87.43">
                <text:p>87.4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19">
                <text:p>-19</text:p>
              </table:table-cell>
              <table:table-cell office:value-type="float" office:value="82.79">
                <text:p>82.7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18">
                <text:p>-18</text:p>
              </table:table-cell>
              <table:table-cell office:value-type="float" office:value="78.44">
                <text:p>78.4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17">
                <text:p>-17</text:p>
              </table:table-cell>
              <table:table-cell office:value-type="float" office:value="74.36">
                <text:p>74.3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16">
                <text:p>-16</text:p>
              </table:table-cell>
              <table:table-cell office:value-type="float" office:value="70.53">
                <text:p>70.5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15">
                <text:p>-15</text:p>
              </table:table-cell>
              <table:table-cell office:value-type="float" office:value="66.92">
                <text:p>66.9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14">
                <text:p>-14</text:p>
              </table:table-cell>
              <table:table-cell office:value-type="float" office:value="63.54">
                <text:p>63.5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13">
                <text:p>-13</text:p>
              </table:table-cell>
              <table:table-cell office:value-type="float" office:value="60.34">
                <text:p>60.3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12">
                <text:p>-12</text:p>
              </table:table-cell>
              <table:table-cell office:value-type="float" office:value="57.33">
                <text:p>57.3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11">
                <text:p>-11</text:p>
              </table:table-cell>
              <table:table-cell office:value-type="float" office:value="54.5">
                <text:p>54.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10">
                <text:p>-10</text:p>
              </table:table-cell>
              <table:table-cell office:value-type="float" office:value="51.82">
                <text:p>51.8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9">
                <text:p>-9</text:p>
              </table:table-cell>
              <table:table-cell office:value-type="float" office:value="49.28">
                <text:p>49.2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8">
                <text:p>-8</text:p>
              </table:table-cell>
              <table:table-cell office:value-type="float" office:value="46.89">
                <text:p>46.8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7">
                <text:p>-7</text:p>
              </table:table-cell>
              <table:table-cell office:value-type="float" office:value="44.62">
                <text:p>44.6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6">
                <text:p>-6</text:p>
              </table:table-cell>
              <table:table-cell office:value-type="float" office:value="42.48">
                <text:p>42.4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5">
                <text:p>-5</text:p>
              </table:table-cell>
              <table:table-cell office:value-type="float" office:value="40.45">
                <text:p>40.4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4">
                <text:p>-4</text:p>
              </table:table-cell>
              <table:table-cell office:value-type="float" office:value="38.53">
                <text:p>38.5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3">
                <text:p>-3</text:p>
              </table:table-cell>
              <table:table-cell office:value-type="float" office:value="36.7">
                <text:p>36.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2">
                <text:p>-2</text:p>
              </table:table-cell>
              <table:table-cell office:value-type="float" office:value="34.97">
                <text:p>34.9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1">
                <text:p>-1</text:p>
              </table:table-cell>
              <table:table-cell office:value-type="float" office:value="33.33">
                <text:p>33.3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31.77">
                <text:p>31.7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">
                <text:p>1</text:p>
              </table:table-cell>
              <table:table-cell office:value-type="float" office:value="30.25">
                <text:p>30.2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">
                <text:p>2</text:p>
              </table:table-cell>
              <table:table-cell office:value-type="float" office:value="28.82">
                <text:p>28.8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">
                <text:p>3</text:p>
              </table:table-cell>
              <table:table-cell office:value-type="float" office:value="27.45">
                <text:p>27.4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">
                <text:p>4</text:p>
              </table:table-cell>
              <table:table-cell office:value-type="float" office:value="26.16">
                <text:p>26.1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">
                <text:p>5</text:p>
              </table:table-cell>
              <table:table-cell office:value-type="float" office:value="24.94">
                <text:p>24.9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">
                <text:p>6</text:p>
              </table:table-cell>
              <table:table-cell office:value-type="float" office:value="23.77">
                <text:p>23.7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">
                <text:p>7</text:p>
              </table:table-cell>
              <table:table-cell office:value-type="float" office:value="22.67">
                <text:p>22.6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8">
                <text:p>8</text:p>
              </table:table-cell>
              <table:table-cell office:value-type="float" office:value="21.62">
                <text:p>21.6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">
                <text:p>9</text:p>
              </table:table-cell>
              <table:table-cell office:value-type="float" office:value="20.63">
                <text:p>20.6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">
                <text:p>10</text:p>
              </table:table-cell>
              <table:table-cell office:value-type="float" office:value="19.68">
                <text:p>19.6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1">
                <text:p>11</text:p>
              </table:table-cell>
              <table:table-cell office:value-type="float" office:value="18.87">
                <text:p>18.8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2">
                <text:p>12</text:p>
              </table:table-cell>
              <table:table-cell office:value-type="float" office:value="17.93">
                <text:p>17.9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3">
                <text:p>13</text:p>
              </table:table-cell>
              <table:table-cell office:value-type="float" office:value="17.12">
                <text:p>17.1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4">
                <text:p>14</text:p>
              </table:table-cell>
              <table:table-cell office:value-type="float" office:value="16.35">
                <text:p>16.3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5">
                <text:p>15</text:p>
              </table:table-cell>
              <table:table-cell office:value-type="float" office:value="15.62">
                <text:p>15.6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6">
                <text:p>16</text:p>
              </table:table-cell>
              <table:table-cell office:value-type="float" office:value="14.93">
                <text:p>14.9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7">
                <text:p>17</text:p>
              </table:table-cell>
              <table:table-cell office:value-type="float" office:value="14.26">
                <text:p>14.2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8">
                <text:p>18</text:p>
              </table:table-cell>
              <table:table-cell office:value-type="float" office:value="13.63">
                <text:p>13.6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9">
                <text:p>19</text:p>
              </table:table-cell>
              <table:table-cell office:value-type="float" office:value="13.04">
                <text:p>13.0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0">
                <text:p>20</text:p>
              </table:table-cell>
              <table:table-cell office:value-type="float" office:value="12.47">
                <text:p>12.4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1">
                <text:p>21</text:p>
              </table:table-cell>
              <table:table-cell office:value-type="float" office:value="11.92">
                <text:p>11.9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2">
                <text:p>22</text:p>
              </table:table-cell>
              <table:table-cell office:value-type="float" office:value="11.41">
                <text:p>11.4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3">
                <text:p>23</text:p>
              </table:table-cell>
              <table:table-cell office:value-type="float" office:value="10.91">
                <text:p>10.9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4">
                <text:p>24</text:p>
              </table:table-cell>
              <table:table-cell office:value-type="float" office:value="10.45">
                <text:p>10.4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5">
                <text:p>2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6">
                <text:p>26</text:p>
              </table:table-cell>
              <table:table-cell office:value-type="float" office:value="9.575">
                <text:p>9.57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7">
                <text:p>27</text:p>
              </table:table-cell>
              <table:table-cell office:value-type="float" office:value="9.17">
                <text:p>9.1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8">
                <text:p>28</text:p>
              </table:table-cell>
              <table:table-cell office:value-type="float" office:value="8.784">
                <text:p>8.78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9">
                <text:p>29</text:p>
              </table:table-cell>
              <table:table-cell office:value-type="float" office:value="8.416">
                <text:p>8.41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0">
                <text:p>30</text:p>
              </table:table-cell>
              <table:table-cell office:value-type="float" office:value="8.064">
                <text:p>8.06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1">
                <text:p>31</text:p>
              </table:table-cell>
              <table:table-cell office:value-type="float" office:value="7.73">
                <text:p>7.7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2">
                <text:p>32</text:p>
              </table:table-cell>
              <table:table-cell office:value-type="float" office:value="7.41">
                <text:p>7.4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3">
                <text:p>33</text:p>
              </table:table-cell>
              <table:table-cell office:value-type="float" office:value="7.016">
                <text:p>7.01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4">
                <text:p>34</text:p>
              </table:table-cell>
              <table:table-cell office:value-type="float" office:value="6.815">
                <text:p>6.81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5">
                <text:p>35</text:p>
              </table:table-cell>
              <table:table-cell office:value-type="float" office:value="6.538">
                <text:p>6.53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6">
                <text:p>36</text:p>
              </table:table-cell>
              <table:table-cell office:value-type="float" office:value="6.273">
                <text:p>6.27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7">
                <text:p>37</text:p>
              </table:table-cell>
              <table:table-cell office:value-type="float" office:value="6.02">
                <text:p>6.0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8">
                <text:p>38</text:p>
              </table:table-cell>
              <table:table-cell office:value-type="float" office:value="5.778">
                <text:p>5.77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9">
                <text:p>39</text:p>
              </table:table-cell>
              <table:table-cell office:value-type="float" office:value="5.548">
                <text:p>5.54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0">
                <text:p>40</text:p>
              </table:table-cell>
              <table:table-cell office:value-type="float" office:value="5.327">
                <text:p>5.32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1">
                <text:p>41</text:p>
              </table:table-cell>
              <table:table-cell office:value-type="float" office:value="5.117">
                <text:p>5.11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2">
                <text:p>42</text:p>
              </table:table-cell>
              <table:table-cell office:value-type="float" office:value="4.915">
                <text:p>4.91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3">
                <text:p>43</text:p>
              </table:table-cell>
              <table:table-cell office:value-type="float" office:value="4.723">
                <text:p>4.72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4">
                <text:p>44</text:p>
              </table:table-cell>
              <table:table-cell office:value-type="float" office:value="4.539">
                <text:p>4.53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5">
                <text:p>45</text:p>
              </table:table-cell>
              <table:table-cell office:value-type="float" office:value="4.363">
                <text:p>4.36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6">
                <text:p>46</text:p>
              </table:table-cell>
              <table:table-cell office:value-type="float" office:value="4.195">
                <text:p>4.19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7">
                <text:p>47</text:p>
              </table:table-cell>
              <table:table-cell office:value-type="float" office:value="4.034">
                <text:p>4.03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8">
                <text:p>48</text:p>
              </table:table-cell>
              <table:table-cell office:value-type="float" office:value="3.88">
                <text:p>3.8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9">
                <text:p>49</text:p>
              </table:table-cell>
              <table:table-cell office:value-type="float" office:value="3.733">
                <text:p>3.73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0">
                <text:p>50</text:p>
              </table:table-cell>
              <table:table-cell office:value-type="float" office:value="3.592">
                <text:p>3.59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51">
                <text:p>51</text:p>
              </table:table-cell>
              <table:table-cell office:value-type="float" office:value="3.457">
                <text:p>3.45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52">
                <text:p>52</text:p>
              </table:table-cell>
              <table:table-cell office:value-type="float" office:value="3.328">
                <text:p>3.32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53">
                <text:p>53</text:p>
              </table:table-cell>
              <table:table-cell office:value-type="float" office:value="3.204">
                <text:p>3.20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54">
                <text:p>54</text:p>
              </table:table-cell>
              <table:table-cell office:value-type="float" office:value="3.086">
                <text:p>3.08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5">
                <text:p>55</text:p>
              </table:table-cell>
              <table:table-cell office:value-type="float" office:value="2.972">
                <text:p>2.97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56">
                <text:p>56</text:p>
              </table:table-cell>
              <table:table-cell office:value-type="float" office:value="2.863">
                <text:p>2.86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7">
                <text:p>57</text:p>
              </table:table-cell>
              <table:table-cell office:value-type="float" office:value="2.759">
                <text:p>2.75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8">
                <text:p>58</text:p>
              </table:table-cell>
              <table:table-cell office:value-type="float" office:value="2.659">
                <text:p>2.65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9">
                <text:p>59</text:p>
              </table:table-cell>
              <table:table-cell office:value-type="float" office:value="2.564">
                <text:p>2.56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60">
                <text:p>60</text:p>
              </table:table-cell>
              <table:table-cell office:value-type="float" office:value="2.472">
                <text:p>2.47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61">
                <text:p>61</text:p>
              </table:table-cell>
              <table:table-cell office:value-type="float" office:value="2.384">
                <text:p>2.38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62">
                <text:p>62</text:p>
              </table:table-cell>
              <table:table-cell office:value-type="float" office:value="2.299">
                <text:p>2.29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63">
                <text:p>63</text:p>
              </table:table-cell>
              <table:table-cell office:value-type="float" office:value="2.218">
                <text:p>2.21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64">
                <text:p>64</text:p>
              </table:table-cell>
              <table:table-cell office:value-type="float" office:value="2.141">
                <text:p>2.14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65">
                <text:p>65</text:p>
              </table:table-cell>
              <table:table-cell office:value-type="float" office:value="2.066">
                <text:p>2.06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66">
                <text:p>66</text:p>
              </table:table-cell>
              <table:table-cell office:value-type="float" office:value="1.994">
                <text:p>1.99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67">
                <text:p>67</text:p>
              </table:table-cell>
              <table:table-cell office:value-type="float" office:value="1.926">
                <text:p>1.92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68">
                <text:p>68</text:p>
              </table:table-cell>
              <table:table-cell office:value-type="float" office:value="1.86">
                <text:p>1.8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69">
                <text:p>69</text:p>
              </table:table-cell>
              <table:table-cell office:value-type="float" office:value="1.796">
                <text:p>1.79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70">
                <text:p>70</text:p>
              </table:table-cell>
              <table:table-cell office:value-type="float" office:value="1.735">
                <text:p>1.73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71">
                <text:p>71</text:p>
              </table:table-cell>
              <table:table-cell office:value-type="float" office:value="1.677">
                <text:p>1.67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72">
                <text:p>72</text:p>
              </table:table-cell>
              <table:table-cell office:value-type="float" office:value="1.621">
                <text:p>1.62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73">
                <text:p>73</text:p>
              </table:table-cell>
              <table:table-cell office:value-type="float" office:value="1.567">
                <text:p>1.56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74">
                <text:p>74</text:p>
              </table:table-cell>
              <table:table-cell office:value-type="float" office:value="1.515">
                <text:p>1.51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75">
                <text:p>75</text:p>
              </table:table-cell>
              <table:table-cell office:value-type="float" office:value="1.465">
                <text:p>1.46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76">
                <text:p>76</text:p>
              </table:table-cell>
              <table:table-cell office:value-type="float" office:value="1.717">
                <text:p>1.71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77">
                <text:p>77</text:p>
              </table:table-cell>
              <table:table-cell office:value-type="float" office:value="1.371">
                <text:p>1.37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78">
                <text:p>78</text:p>
              </table:table-cell>
              <table:table-cell office:value-type="float" office:value="1.326">
                <text:p>1.32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79">
                <text:p>79</text:p>
              </table:table-cell>
              <table:table-cell office:value-type="float" office:value="1.284">
                <text:p>1.28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80">
                <text:p>80</text:p>
              </table:table-cell>
              <table:table-cell office:value-type="float" office:value="1.243">
                <text:p>1.24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81">
                <text:p>81</text:p>
              </table:table-cell>
              <table:table-cell office:value-type="float" office:value="1.203">
                <text:p>1.20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82">
                <text:p>82</text:p>
              </table:table-cell>
              <table:table-cell office:value-type="float" office:value="1.165">
                <text:p>1.16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83">
                <text:p>83</text:p>
              </table:table-cell>
              <table:table-cell office:value-type="float" office:value="1.128">
                <text:p>1.12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84">
                <text:p>84</text:p>
              </table:table-cell>
              <table:table-cell office:value-type="float" office:value="1.093">
                <text:p>1.09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85">
                <text:p>85</text:p>
              </table:table-cell>
              <table:table-cell office:value-type="float" office:value="1.059">
                <text:p>1.05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86">
                <text:p>86</text:p>
              </table:table-cell>
              <table:table-cell office:value-type="float" office:value="1.027">
                <text:p>1.02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87">
                <text:p>87</text:p>
              </table:table-cell>
              <table:table-cell office:value-type="float" office:value="0.9955">
                <text:p>0.995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88">
                <text:p>88</text:p>
              </table:table-cell>
              <table:table-cell office:value-type="float" office:value="0.9654">
                <text:p>0.965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89">
                <text:p>89</text:p>
              </table:table-cell>
              <table:table-cell office:value-type="float" office:value="0.9363">
                <text:p>0.936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90">
                <text:p>90</text:p>
              </table:table-cell>
              <table:table-cell office:value-type="float" office:value="0.9083">
                <text:p>0.908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91">
                <text:p>91</text:p>
              </table:table-cell>
              <table:table-cell office:value-type="float" office:value="0.8812">
                <text:p>0.881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92">
                <text:p>92</text:p>
              </table:table-cell>
              <table:table-cell office:value-type="float" office:value="0.855">
                <text:p>0.85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93">
                <text:p>93</text:p>
              </table:table-cell>
              <table:table-cell office:value-type="float" office:value="0.8297">
                <text:p>0.829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94">
                <text:p>94</text:p>
              </table:table-cell>
              <table:table-cell office:value-type="float" office:value="0.8052">
                <text:p>0.805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95">
                <text:p>95</text:p>
              </table:table-cell>
              <table:table-cell office:value-type="float" office:value="0.7816">
                <text:p>0.781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96">
                <text:p>96</text:p>
              </table:table-cell>
              <table:table-cell office:value-type="float" office:value="0.7587">
                <text:p>0.758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97">
                <text:p>97</text:p>
              </table:table-cell>
              <table:table-cell office:value-type="float" office:value="0.7366">
                <text:p>0.736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98">
                <text:p>98</text:p>
              </table:table-cell>
              <table:table-cell office:value-type="float" office:value="0.7152">
                <text:p>0.715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99">
                <text:p>99</text:p>
              </table:table-cell>
              <table:table-cell office:value-type="float" office:value="0.6945">
                <text:p>0.694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00">
                <text:p>100</text:p>
              </table:table-cell>
              <table:table-cell office:value-type="float" office:value="0.6744">
                <text:p>0.674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1.436cm" svg:height="9.007cm" xlink:href=".." xlink:type="simple" chart:class="chart:scatter" chart:style-name="ch1">
        <chart:legend chart:legend-position="end" svg:x="30.283cm" svg:y="4.195cm" chart:style-name="ch2"/>
        <chart:plot-area chart:style-name="ch3" table:cell-range-address="'Therm Data'.B8:'Therm Data'.C148 'Therm Data'.C7:'Therm Data'.C7" chart:data-source-has-labels="row" svg:x="1.078cm" svg:y="0.855cm" svg:width="27.949cm" svg:height="7.552cm">
          <chartooo:coordinate-region svg:x="1.41cm" svg:y="1.067cm" svg:width="27.337cm" svg:height="6.66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Therm Data'.C8:'Therm Data'.C148" chart:label-cell-address="'Therm Data'.C7:'Therm Data'.C7" chart:class="chart:scatter">
            <chart:domain table:cell-range-address="'Therm Data'.B8:'Therm Data'.B148"/>
            <chart:data-point chart:repeated="14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Rt</text:p>
                <draw:g>
                  <svg:desc>'Therm Data'.C7:'Therm Data'.C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40">
                <text:p>-40</text:p>
                <draw:g>
                  <svg:desc>'Therm Data'.B8:'Therm Data'.B148</svg:desc>
                </draw:g>
              </table:table-cell>
              <table:table-cell office:value-type="float" office:value="277.2">
                <text:p>277.2</text:p>
                <draw:g>
                  <svg:desc>'Therm Data'.C8:'Therm Data'.C14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38.2">
                <text:p>-38.2</text:p>
              </table:table-cell>
              <table:table-cell office:value-type="float" office:value="263.6">
                <text:p>263.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36.4">
                <text:p>-36.4</text:p>
              </table:table-cell>
              <table:table-cell office:value-type="float" office:value="250.1">
                <text:p>250.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34.6">
                <text:p>-34.6</text:p>
              </table:table-cell>
              <table:table-cell office:value-type="float" office:value="236.8">
                <text:p>236.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32.8">
                <text:p>-32.8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31">
                <text:p>-31</text:p>
              </table:table-cell>
              <table:table-cell office:value-type="float" office:value="211.5">
                <text:p>211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29.2">
                <text:p>-29.2</text:p>
              </table:table-cell>
              <table:table-cell office:value-type="float" office:value="199.6">
                <text:p>199.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27.4">
                <text:p>-27.4</text:p>
              </table:table-cell>
              <table:table-cell office:value-type="float" office:value="188.1">
                <text:p>188.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25.6">
                <text:p>-25.6</text:p>
              </table:table-cell>
              <table:table-cell office:value-type="float" office:value="177.3">
                <text:p>177.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23.8">
                <text:p>-23.8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22">
                <text:p>-22</text:p>
              </table:table-cell>
              <table:table-cell office:value-type="float" office:value="157.2">
                <text:p>157.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20.2">
                <text:p>-20.2</text:p>
              </table:table-cell>
              <table:table-cell office:value-type="float" office:value="148.1">
                <text:p>148.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18.4">
                <text:p>-18.4</text:p>
              </table:table-cell>
              <table:table-cell office:value-type="float" office:value="139.4">
                <text:p>139.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16.6">
                <text:p>-16.6</text:p>
              </table:table-cell>
              <table:table-cell office:value-type="float" office:value="131.3">
                <text:p>131.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14.8">
                <text:p>-14.8</text:p>
              </table:table-cell>
              <table:table-cell office:value-type="float" office:value="123.7">
                <text:p>123.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13">
                <text:p>-13</text:p>
              </table:table-cell>
              <table:table-cell office:value-type="float" office:value="116.6">
                <text:p>116.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11.2">
                <text:p>-11.2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9.4">
                <text:p>-9.4</text:p>
              </table:table-cell>
              <table:table-cell office:value-type="float" office:value="103.7">
                <text:p>103.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7.6">
                <text:p>-7.6</text:p>
              </table:table-cell>
              <table:table-cell office:value-type="float" office:value="97.9">
                <text:p>97.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5.8">
                <text:p>-5.8</text:p>
              </table:table-cell>
              <table:table-cell office:value-type="float" office:value="92.5">
                <text:p>92.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4">
                <text:p>-4</text:p>
              </table:table-cell>
              <table:table-cell office:value-type="float" office:value="87.43">
                <text:p>87.4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2.2">
                <text:p>-2.2</text:p>
              </table:table-cell>
              <table:table-cell office:value-type="float" office:value="82.79">
                <text:p>82.7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0.399999999999999">
                <text:p>-0.399999999999999</text:p>
              </table:table-cell>
              <table:table-cell office:value-type="float" office:value="78.44">
                <text:p>78.4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4">
                <text:p>1.4</text:p>
              </table:table-cell>
              <table:table-cell office:value-type="float" office:value="74.36">
                <text:p>74.3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.2">
                <text:p>3.2</text:p>
              </table:table-cell>
              <table:table-cell office:value-type="float" office:value="70.53">
                <text:p>70.5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">
                <text:p>5</text:p>
              </table:table-cell>
              <table:table-cell office:value-type="float" office:value="66.92">
                <text:p>66.9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.8">
                <text:p>6.8</text:p>
              </table:table-cell>
              <table:table-cell office:value-type="float" office:value="63.54">
                <text:p>63.5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.6">
                <text:p>8.6</text:p>
              </table:table-cell>
              <table:table-cell office:value-type="float" office:value="60.34">
                <text:p>60.3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.4">
                <text:p>10.4</text:p>
              </table:table-cell>
              <table:table-cell office:value-type="float" office:value="57.33">
                <text:p>57.3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2.2">
                <text:p>12.2</text:p>
              </table:table-cell>
              <table:table-cell office:value-type="float" office:value="54.5">
                <text:p>54.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4">
                <text:p>14</text:p>
              </table:table-cell>
              <table:table-cell office:value-type="float" office:value="51.82">
                <text:p>51.8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.8">
                <text:p>15.8</text:p>
              </table:table-cell>
              <table:table-cell office:value-type="float" office:value="49.28">
                <text:p>49.2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7.6">
                <text:p>17.6</text:p>
              </table:table-cell>
              <table:table-cell office:value-type="float" office:value="46.89">
                <text:p>46.8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9.4">
                <text:p>19.4</text:p>
              </table:table-cell>
              <table:table-cell office:value-type="float" office:value="44.62">
                <text:p>44.6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1.2">
                <text:p>21.2</text:p>
              </table:table-cell>
              <table:table-cell office:value-type="float" office:value="42.48">
                <text:p>42.4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3">
                <text:p>23</text:p>
              </table:table-cell>
              <table:table-cell office:value-type="float" office:value="40.45">
                <text:p>40.4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4.8">
                <text:p>24.8</text:p>
              </table:table-cell>
              <table:table-cell office:value-type="float" office:value="38.53">
                <text:p>38.5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6.6">
                <text:p>26.6</text:p>
              </table:table-cell>
              <table:table-cell office:value-type="float" office:value="36.7">
                <text:p>36.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8.4">
                <text:p>28.4</text:p>
              </table:table-cell>
              <table:table-cell office:value-type="float" office:value="34.97">
                <text:p>34.9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0.2">
                <text:p>30.2</text:p>
              </table:table-cell>
              <table:table-cell office:value-type="float" office:value="33.33">
                <text:p>33.3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2">
                <text:p>32</text:p>
              </table:table-cell>
              <table:table-cell office:value-type="float" office:value="31.77">
                <text:p>31.7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3.8">
                <text:p>33.8</text:p>
              </table:table-cell>
              <table:table-cell office:value-type="float" office:value="30.25">
                <text:p>30.2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5.6">
                <text:p>35.6</text:p>
              </table:table-cell>
              <table:table-cell office:value-type="float" office:value="28.82">
                <text:p>28.8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7.4">
                <text:p>37.4</text:p>
              </table:table-cell>
              <table:table-cell office:value-type="float" office:value="27.45">
                <text:p>27.4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9.2">
                <text:p>39.2</text:p>
              </table:table-cell>
              <table:table-cell office:value-type="float" office:value="26.16">
                <text:p>26.1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1">
                <text:p>41</text:p>
              </table:table-cell>
              <table:table-cell office:value-type="float" office:value="24.94">
                <text:p>24.9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2.8">
                <text:p>42.8</text:p>
              </table:table-cell>
              <table:table-cell office:value-type="float" office:value="23.77">
                <text:p>23.7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4.6">
                <text:p>44.6</text:p>
              </table:table-cell>
              <table:table-cell office:value-type="float" office:value="22.67">
                <text:p>22.6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6.4">
                <text:p>46.4</text:p>
              </table:table-cell>
              <table:table-cell office:value-type="float" office:value="21.62">
                <text:p>21.6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8.2">
                <text:p>48.2</text:p>
              </table:table-cell>
              <table:table-cell office:value-type="float" office:value="20.63">
                <text:p>20.6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19.68">
                <text:p>19.6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.8">
                <text:p>51.8</text:p>
              </table:table-cell>
              <table:table-cell office:value-type="float" office:value="18.87">
                <text:p>18.8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.6">
                <text:p>53.6</text:p>
              </table:table-cell>
              <table:table-cell office:value-type="float" office:value="17.93">
                <text:p>17.9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5.4">
                <text:p>55.4</text:p>
              </table:table-cell>
              <table:table-cell office:value-type="float" office:value="17.12">
                <text:p>17.1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7.2">
                <text:p>57.2</text:p>
              </table:table-cell>
              <table:table-cell office:value-type="float" office:value="16.35">
                <text:p>16.3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9">
                <text:p>59</text:p>
              </table:table-cell>
              <table:table-cell office:value-type="float" office:value="15.62">
                <text:p>15.6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0.8">
                <text:p>60.8</text:p>
              </table:table-cell>
              <table:table-cell office:value-type="float" office:value="14.93">
                <text:p>14.9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2.6">
                <text:p>62.6</text:p>
              </table:table-cell>
              <table:table-cell office:value-type="float" office:value="14.26">
                <text:p>14.2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4.4">
                <text:p>64.4</text:p>
              </table:table-cell>
              <table:table-cell office:value-type="float" office:value="13.63">
                <text:p>13.6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6.2">
                <text:p>66.2</text:p>
              </table:table-cell>
              <table:table-cell office:value-type="float" office:value="13.04">
                <text:p>13.0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8">
                <text:p>68</text:p>
              </table:table-cell>
              <table:table-cell office:value-type="float" office:value="12.47">
                <text:p>12.4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9.8">
                <text:p>69.8</text:p>
              </table:table-cell>
              <table:table-cell office:value-type="float" office:value="11.92">
                <text:p>11.9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1.6">
                <text:p>71.6</text:p>
              </table:table-cell>
              <table:table-cell office:value-type="float" office:value="11.41">
                <text:p>11.4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3.4">
                <text:p>73.4</text:p>
              </table:table-cell>
              <table:table-cell office:value-type="float" office:value="10.91">
                <text:p>10.9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5.2">
                <text:p>75.2</text:p>
              </table:table-cell>
              <table:table-cell office:value-type="float" office:value="10.45">
                <text:p>10.4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7">
                <text:p>7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8.8">
                <text:p>78.8</text:p>
              </table:table-cell>
              <table:table-cell office:value-type="float" office:value="9.575">
                <text:p>9.57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80.6">
                <text:p>80.6</text:p>
              </table:table-cell>
              <table:table-cell office:value-type="float" office:value="9.17">
                <text:p>9.1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82.4">
                <text:p>82.4</text:p>
              </table:table-cell>
              <table:table-cell office:value-type="float" office:value="8.784">
                <text:p>8.78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84.2">
                <text:p>84.2</text:p>
              </table:table-cell>
              <table:table-cell office:value-type="float" office:value="8.416">
                <text:p>8.41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86">
                <text:p>86</text:p>
              </table:table-cell>
              <table:table-cell office:value-type="float" office:value="8.064">
                <text:p>8.06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87.8">
                <text:p>87.8</text:p>
              </table:table-cell>
              <table:table-cell office:value-type="float" office:value="7.73">
                <text:p>7.7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89.6">
                <text:p>89.6</text:p>
              </table:table-cell>
              <table:table-cell office:value-type="float" office:value="7.41">
                <text:p>7.4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91.4">
                <text:p>91.4</text:p>
              </table:table-cell>
              <table:table-cell office:value-type="float" office:value="7.016">
                <text:p>7.01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93.2">
                <text:p>93.2</text:p>
              </table:table-cell>
              <table:table-cell office:value-type="float" office:value="6.815">
                <text:p>6.81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95">
                <text:p>95</text:p>
              </table:table-cell>
              <table:table-cell office:value-type="float" office:value="6.538">
                <text:p>6.53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96.8">
                <text:p>96.8</text:p>
              </table:table-cell>
              <table:table-cell office:value-type="float" office:value="6.273">
                <text:p>6.27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98.6">
                <text:p>98.6</text:p>
              </table:table-cell>
              <table:table-cell office:value-type="float" office:value="6.02">
                <text:p>6.0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00.4">
                <text:p>100.4</text:p>
              </table:table-cell>
              <table:table-cell office:value-type="float" office:value="5.778">
                <text:p>5.77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02.2">
                <text:p>102.2</text:p>
              </table:table-cell>
              <table:table-cell office:value-type="float" office:value="5.548">
                <text:p>5.54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04">
                <text:p>104</text:p>
              </table:table-cell>
              <table:table-cell office:value-type="float" office:value="5.327">
                <text:p>5.32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05.8">
                <text:p>105.8</text:p>
              </table:table-cell>
              <table:table-cell office:value-type="float" office:value="5.117">
                <text:p>5.11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07.6">
                <text:p>107.6</text:p>
              </table:table-cell>
              <table:table-cell office:value-type="float" office:value="4.915">
                <text:p>4.91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09.4">
                <text:p>109.4</text:p>
              </table:table-cell>
              <table:table-cell office:value-type="float" office:value="4.723">
                <text:p>4.72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11.2">
                <text:p>111.2</text:p>
              </table:table-cell>
              <table:table-cell office:value-type="float" office:value="4.539">
                <text:p>4.53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13">
                <text:p>113</text:p>
              </table:table-cell>
              <table:table-cell office:value-type="float" office:value="4.363">
                <text:p>4.36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14.8">
                <text:p>114.8</text:p>
              </table:table-cell>
              <table:table-cell office:value-type="float" office:value="4.195">
                <text:p>4.19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16.6">
                <text:p>116.6</text:p>
              </table:table-cell>
              <table:table-cell office:value-type="float" office:value="4.034">
                <text:p>4.03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18.4">
                <text:p>118.4</text:p>
              </table:table-cell>
              <table:table-cell office:value-type="float" office:value="3.88">
                <text:p>3.8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20.2">
                <text:p>120.2</text:p>
              </table:table-cell>
              <table:table-cell office:value-type="float" office:value="3.733">
                <text:p>3.73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22">
                <text:p>122</text:p>
              </table:table-cell>
              <table:table-cell office:value-type="float" office:value="3.592">
                <text:p>3.59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23.8">
                <text:p>123.8</text:p>
              </table:table-cell>
              <table:table-cell office:value-type="float" office:value="3.457">
                <text:p>3.45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25.6">
                <text:p>125.6</text:p>
              </table:table-cell>
              <table:table-cell office:value-type="float" office:value="3.328">
                <text:p>3.32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27.4">
                <text:p>127.4</text:p>
              </table:table-cell>
              <table:table-cell office:value-type="float" office:value="3.204">
                <text:p>3.20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29.2">
                <text:p>129.2</text:p>
              </table:table-cell>
              <table:table-cell office:value-type="float" office:value="3.086">
                <text:p>3.08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31">
                <text:p>131</text:p>
              </table:table-cell>
              <table:table-cell office:value-type="float" office:value="2.972">
                <text:p>2.97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32.8">
                <text:p>132.8</text:p>
              </table:table-cell>
              <table:table-cell office:value-type="float" office:value="2.863">
                <text:p>2.86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34.6">
                <text:p>134.6</text:p>
              </table:table-cell>
              <table:table-cell office:value-type="float" office:value="2.759">
                <text:p>2.75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36.4">
                <text:p>136.4</text:p>
              </table:table-cell>
              <table:table-cell office:value-type="float" office:value="2.659">
                <text:p>2.65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38.2">
                <text:p>138.2</text:p>
              </table:table-cell>
              <table:table-cell office:value-type="float" office:value="2.564">
                <text:p>2.56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40">
                <text:p>140</text:p>
              </table:table-cell>
              <table:table-cell office:value-type="float" office:value="2.472">
                <text:p>2.47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41.8">
                <text:p>141.8</text:p>
              </table:table-cell>
              <table:table-cell office:value-type="float" office:value="2.384">
                <text:p>2.38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43.6">
                <text:p>143.6</text:p>
              </table:table-cell>
              <table:table-cell office:value-type="float" office:value="2.299">
                <text:p>2.29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45.4">
                <text:p>145.4</text:p>
              </table:table-cell>
              <table:table-cell office:value-type="float" office:value="2.218">
                <text:p>2.21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47.2">
                <text:p>147.2</text:p>
              </table:table-cell>
              <table:table-cell office:value-type="float" office:value="2.141">
                <text:p>2.14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49">
                <text:p>149</text:p>
              </table:table-cell>
              <table:table-cell office:value-type="float" office:value="2.066">
                <text:p>2.06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50.8">
                <text:p>150.8</text:p>
              </table:table-cell>
              <table:table-cell office:value-type="float" office:value="1.994">
                <text:p>1.99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52.6">
                <text:p>152.6</text:p>
              </table:table-cell>
              <table:table-cell office:value-type="float" office:value="1.926">
                <text:p>1.92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54.4">
                <text:p>154.4</text:p>
              </table:table-cell>
              <table:table-cell office:value-type="float" office:value="1.86">
                <text:p>1.8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56.2">
                <text:p>156.2</text:p>
              </table:table-cell>
              <table:table-cell office:value-type="float" office:value="1.796">
                <text:p>1.79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58">
                <text:p>158</text:p>
              </table:table-cell>
              <table:table-cell office:value-type="float" office:value="1.735">
                <text:p>1.73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59.8">
                <text:p>159.8</text:p>
              </table:table-cell>
              <table:table-cell office:value-type="float" office:value="1.677">
                <text:p>1.67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61.6">
                <text:p>161.6</text:p>
              </table:table-cell>
              <table:table-cell office:value-type="float" office:value="1.621">
                <text:p>1.62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63.4">
                <text:p>163.4</text:p>
              </table:table-cell>
              <table:table-cell office:value-type="float" office:value="1.567">
                <text:p>1.56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65.2">
                <text:p>165.2</text:p>
              </table:table-cell>
              <table:table-cell office:value-type="float" office:value="1.515">
                <text:p>1.51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67">
                <text:p>167</text:p>
              </table:table-cell>
              <table:table-cell office:value-type="float" office:value="1.465">
                <text:p>1.46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68.8">
                <text:p>168.8</text:p>
              </table:table-cell>
              <table:table-cell office:value-type="float" office:value="1.717">
                <text:p>1.71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70.6">
                <text:p>170.6</text:p>
              </table:table-cell>
              <table:table-cell office:value-type="float" office:value="1.371">
                <text:p>1.37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72.4">
                <text:p>172.4</text:p>
              </table:table-cell>
              <table:table-cell office:value-type="float" office:value="1.326">
                <text:p>1.32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74.2">
                <text:p>174.2</text:p>
              </table:table-cell>
              <table:table-cell office:value-type="float" office:value="1.284">
                <text:p>1.28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76">
                <text:p>176</text:p>
              </table:table-cell>
              <table:table-cell office:value-type="float" office:value="1.243">
                <text:p>1.24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77.8">
                <text:p>177.8</text:p>
              </table:table-cell>
              <table:table-cell office:value-type="float" office:value="1.203">
                <text:p>1.20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79.6">
                <text:p>179.6</text:p>
              </table:table-cell>
              <table:table-cell office:value-type="float" office:value="1.165">
                <text:p>1.16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81.4">
                <text:p>181.4</text:p>
              </table:table-cell>
              <table:table-cell office:value-type="float" office:value="1.128">
                <text:p>1.12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83.2">
                <text:p>183.2</text:p>
              </table:table-cell>
              <table:table-cell office:value-type="float" office:value="1.093">
                <text:p>1.09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85">
                <text:p>185</text:p>
              </table:table-cell>
              <table:table-cell office:value-type="float" office:value="1.059">
                <text:p>1.05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86.8">
                <text:p>186.8</text:p>
              </table:table-cell>
              <table:table-cell office:value-type="float" office:value="1.027">
                <text:p>1.02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88.6">
                <text:p>188.6</text:p>
              </table:table-cell>
              <table:table-cell office:value-type="float" office:value="0.9955">
                <text:p>0.995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90.4">
                <text:p>190.4</text:p>
              </table:table-cell>
              <table:table-cell office:value-type="float" office:value="0.9654">
                <text:p>0.965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92.2">
                <text:p>192.2</text:p>
              </table:table-cell>
              <table:table-cell office:value-type="float" office:value="0.9363">
                <text:p>0.936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94">
                <text:p>194</text:p>
              </table:table-cell>
              <table:table-cell office:value-type="float" office:value="0.9083">
                <text:p>0.908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95.8">
                <text:p>195.8</text:p>
              </table:table-cell>
              <table:table-cell office:value-type="float" office:value="0.8812">
                <text:p>0.881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97.6">
                <text:p>197.6</text:p>
              </table:table-cell>
              <table:table-cell office:value-type="float" office:value="0.855">
                <text:p>0.85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99.4">
                <text:p>199.4</text:p>
              </table:table-cell>
              <table:table-cell office:value-type="float" office:value="0.8297">
                <text:p>0.829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01.2">
                <text:p>201.2</text:p>
              </table:table-cell>
              <table:table-cell office:value-type="float" office:value="0.8052">
                <text:p>0.805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03">
                <text:p>203</text:p>
              </table:table-cell>
              <table:table-cell office:value-type="float" office:value="0.7816">
                <text:p>0.781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04.8">
                <text:p>204.8</text:p>
              </table:table-cell>
              <table:table-cell office:value-type="float" office:value="0.7587">
                <text:p>0.758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06.6">
                <text:p>206.6</text:p>
              </table:table-cell>
              <table:table-cell office:value-type="float" office:value="0.7366">
                <text:p>0.736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08.4">
                <text:p>208.4</text:p>
              </table:table-cell>
              <table:table-cell office:value-type="float" office:value="0.7152">
                <text:p>0.715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10.2">
                <text:p>210.2</text:p>
              </table:table-cell>
              <table:table-cell office:value-type="float" office:value="0.6945">
                <text:p>0.694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12">
                <text:p>212</text:p>
              </table:table-cell>
              <table:table-cell office:value-type="float" office:value="0.6744">
                <text:p>0.674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